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o1" style:family="table-column">
      <style:table-column-properties fo:break-before="auto" style:column-width="2.11666666666667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number-columns-repeated="16384" table:default-cell-style-name="ce1"/>
        <table:table-row table:style-name="ro1">
          <table:table-cell office:value-type="string" table:style-name="ce2">
            <text:p>Mền chào Tiki! Đây là lần đầu tiên mình mua hàng trên Tiki. Cảm nhận đầu tiên của mình là Tiki phục vụ rất tốt, từ khâu CSKH đến các khâu khác. Tuy nhiên, sp mình nhận về (chiếc điện thoại Vsmart Joy 3) tất cả đều ok, chỉ có điều là khi lắp SIM vào thì máy không nhận được, cứ báo KHÔNG CÓ THẺ SIM, và màn hình hay bị tối lại mặc dù mình không chỉnh độ sáng. Đây là cảm nhận của mình, mong Tiki hỗ trợ giải quyết giúp mình ạ. Cảm ơn Tiki, chúc Tiki ngày càng có nhiều KH hơn nữa.</text:p>
          </table:table-cell>
          <table:table-cell table:number-columns-repeated="16383"/>
        </table:table-row>
        <table:table-row table:style-name="ro1">
          <table:table-cell office:value-type="string" table:style-name="ce2">
            <text:p>Sản phẩm phù hợp với giá thành. <text:s/>Chỉ nên mua sản phẩm cho mục đích sử dụng để nghe gọi hoặc làm máy phụ. Kiểm tra qua phần mềm thì mình có 1 vài đánh giá nhỏ: 3 camera quá thừa về số lượng trong khi đó chất lượng của cam quá kém. Wifi kết nối không ổn định, màn hình tạm ổn trong tầm giá. Hiệu năng ổn. Đội ngũ phát triển phầm mềm quá tệ không đáng đánh giá. Dịch vụ của Tiki khá tốt.</text:p>
          </table:table-cell>
          <table:table-cell table:number-columns-repeated="16383"/>
        </table:table-row>
        <table:table-row table:style-name="ro1">
          <table:table-cell office:value-type="string" table:style-name="ce2">
            <text:p>Điện thoại chắc chắn, cứng cáp, liền mạch. Khá là to và nặng. Tuy nhiên nếu dùng ốp lưng thì lúc sạc phải tháo ốp lưng ra. Vì dây sạc nhanh to hơn cái lỗ cắm sạc của ốp lưng. Một lỗi nhỏ thôi nhưng lần sau vinsmart nên chăm chút kỹ hơn Tiki lần này gói hàng rất chán. Chỉ có mỗi hộp bìa bên ngoài không thèm bọc nilong chống sốc. Rất may mở hộp hàng không sao. Lần sau nhưng hàng điện tử tiki nên bọc cẩn thận hơn.</text:p>
          </table:table-cell>
          <table:table-cell table:number-columns-repeated="16383"/>
        </table:table-row>
        <table:table-row table:style-name="ro1">
          <table:table-cell office:value-type="string" table:style-name="ce2">
            <text:p>Tiki giao hàng nhanh thật, sản phẩm đẹp, nhưng có vấn đề về màn hình một chút. Mình có đi dán cường lực thì ông chủ dán vài cái mà cái nào cũng bị hơi tràn vào trong góc ở miếng dán màn hình, ông chủ bảo màn hơi bị lệch nên xảy ra trường hợp vậy, @@ rõ chán. Dùng 1 máy nên không chụp hình đăng được</text:p>
          </table:table-cell>
          <table:table-cell table:number-columns-repeated="16383"/>
        </table:table-row>
        <table:table-row table:style-name="ro1">
          <table:table-cell office:value-type="string" table:style-name="ce2">
            <text:p>Điện thoại nguyên seal của vínmart, đóng gói cẩn thận. Tiki bán hàng rất tốt, rất yên tâm khi mua hàng do Tiki trading bán. Đặt giao hàng ở Dĩ An, Bình Dương nên giao hành khá lâu, không được nhanh như ở Thủ Đức dù chỉ cách nhau có 5km</text:p>
          </table:table-cell>
          <table:table-cell table:number-columns-repeated="16383"/>
        </table:table-row>
        <table:table-row table:style-name="ro1">
          <table:table-cell office:value-type="string" table:style-name="ce2">
            <text:p>Sản phẩm tốt trong tầm giá. đã test thử thấy OK hầu hết các tính năng. Tiki giao hàng OK. Tuy nhiên có một chút vấn đề về phần cứng: cảm biến vân tay không hoạt động, đã liên hệ vs vsmart và sẽ review sau khi check lại</text:p>
          </table:table-cell>
          <table:table-cell table:number-columns-repeated="16383"/>
        </table:table-row>
        <table:table-row table:style-name="ro1">
          <table:table-cell office:value-type="string" table:style-name="ce2">
            <text:p>tiki giao hàng nguyên tem, đóng gói kỹ. sản phẩm chính hãng. chỉ có cái là chất lượng vỏ máy hoàn thiện kém. ọp ẹp</text:p>
          </table:table-cell>
          <table:table-cell table:number-columns-repeated="16383"/>
        </table:table-row>
        <table:table-row table:style-name="ro1">
          <table:table-cell office:value-type="string" table:style-name="ce2">
            <text:p>hàng tốt trong tầm giá,tuy nhiên do 2 lần k lấy hàng, nên mình xuống kho lấy hàng, có bạn nữ điều phối thái độ không tốt,khi mình hỏi chỉ lườm 1 phát.không trả lời,cảm thấy thiếu tôn trọng</text:p>
          </table:table-cell>
          <table:table-cell table:number-columns-repeated="16383"/>
        </table:table-row>
        <table:table-row table:style-name="ro1">
          <table:table-cell office:value-type="string" table:style-name="ce2">
            <text:p>sau 3 ngày trải nghiệm sp dùng rất tốt mượt nhanh camera chụp rất ổn ,phù hợp với giá tiền .chỉ có 1 khuyết điểm duy nhất là giao hàng hơi lâu.nói chung sẽ ủng hộ hàng việt nam</text:p>
          </table:table-cell>
          <table:table-cell table:number-columns-repeated="16383"/>
        </table:table-row>
        <table:table-row table:style-name="ro1">
          <table:table-cell office:value-type="string" table:style-name="ce2">
            <text:p>Cơ bản là ổn! Mới dùng được 2 ngày, thấy pin trâu. Mới cài những app cơ bản nên chạy mượt, không biết cài nhiều như thế nào? Nhưng thấy cơ bản ổn! Phù hợp với các bác trung niên!</text:p>
          </table:table-cell>
          <table:table-cell table:number-columns-repeated="16383"/>
        </table:table-row>
        <table:table-row table:style-name="ro1">
          <table:table-cell office:value-type="string" table:style-name="ce2">
            <text:p>Mình mua cho mẹ dùng, cũng chưa đụng vô sản phẩm. Mẹ kêu là dùng tốt, pin trâu. Tiki đưa cho Giao hàng nhanh giao hàng hàng lâu quá, lâu hơn 2 ngày so với dự kiến.</text:p>
          </table:table-cell>
          <table:table-cell table:number-columns-repeated="16383"/>
        </table:table-row>
        <table:table-row table:style-name="ro1">
          <table:table-cell office:value-type="string" table:style-name="ce2">
            <text:p>Hàng tốt hơn mong đợi. Gói gém tốt, mẫu mã đẹp. Cảm hơn tiki nhiều nhaaaaa. Sẽ luôn ủng hộ tiki</text:p>
          </table:table-cell>
          <table:table-cell table:number-columns-repeated="16383"/>
        </table:table-row>
        <table:table-row table:style-name="ro1">
          <table:table-cell office:value-type="string" table:style-name="ce2">
            <text:p>vạch bắt sóng wifi thì thấy yếu nhưng xem youtube vẫn nhanh như 1 số máy trong phân khúc. chip 632 nhưng hiệu ứng chuyển hơi lag cần tối ưu thêm.</text:p>
          </table:table-cell>
          <table:table-cell table:number-columns-repeated="16383"/>
        </table:table-row>
        <table:table-row table:style-name="ro1">
          <table:table-cell office:value-type="string" table:style-name="ce2">
            <text:p>mới được 1 ngày thì camera bị lỗi <text:s text:c="2"/>chỉ hộ mình cách khắc phục với ạ <text:s/>với lại bảo hành như thế nào vậy ??</text:p>
          </table:table-cell>
          <table:table-cell table:number-columns-repeated="16383"/>
        </table:table-row>
        <table:table-row table:style-name="ro1">
          <table:table-cell office:value-type="string" table:style-name="ce2">
            <text:p>đóng gói kỹ. đặt hàng từ hôm 29/3 đến hôm 3/4 là nhận được hàng. mua giả nợ vì trận đánh nhau nên không có ảnh. giá rẻ nói chung là được. m</text:p>
          </table:table-cell>
          <table:table-cell table:number-columns-repeated="16383"/>
        </table:table-row>
        <table:table-row table:style-name="ro1">
          <table:table-cell office:value-type="string" table:style-name="ce2">
            <text:p>màn hình bự thích hợp coi phim chip snap 632, ram 2GB tàm tạm chỉ thích hợp lướt fb và xem youtube pin trâu xài 1-2 ngày</text:p>
          </table:table-cell>
          <table:table-cell table:number-columns-repeated="16383"/>
        </table:table-row>
        <table:table-row table:style-name="ro1">
          <table:table-cell office:value-type="string" table:style-name="ce2">
            <text:p>joi3 màn hình hơi tối, camera chụp ảnh không được nét. màu sắc không tươi.nhân viên giao hàng thân thiện nhiệt tình</text:p>
          </table:table-cell>
          <table:table-cell table:number-columns-repeated="16383"/>
        </table:table-row>
        <table:table-row table:style-name="ro1">
          <table:table-cell office:value-type="string" table:style-name="ce2">
            <text:p>Giao hàng nhanh, tuy nhiên Tiki nên bọc lớp chống sốc thay vì để mấy tờ giấy như thế này</text:p>
          </table:table-cell>
          <table:table-cell table:number-columns-repeated="16383"/>
        </table:table-row>
        <table:table-row table:style-name="ro1">
          <table:table-cell office:value-type="string" table:style-name="ce2">
            <text:p>camera trước màu hơi tối, không biết do phần cứng hay phần mềm? còn lại mọi thứ ok trong tầm giá, pin trâu.</text:p>
          </table:table-cell>
          <table:table-cell table:number-columns-repeated="16383"/>
        </table:table-row>
        <table:table-row table:style-name="ro1">
          <table:table-cell office:value-type="string" table:style-name="ce2">
            <text:p>Với giá này cũng ổn rồi.</text:p>
          </table:table-cell>
          <table:table-cell table:number-columns-repeated="16383"/>
        </table:table-row>
        <table:table-row table:style-name="ro1">
          <table:table-cell office:value-type="string" table:style-name="ce2">
            <text:p>máy sài ok nhưng sạc rất nóng máy không biết máy mình mua bị lỗi hay là do dòng máy Joy3 nó bị vậy</text:p>
          </table:table-cell>
          <table:table-cell table:number-columns-repeated="16383"/>
        </table:table-row>
        <table:table-row table:style-name="ro1">
          <table:table-cell office:value-type="string" table:style-name="ce2">
            <text:p>vẫn là tiki giao hàng đóng gói cẩn thận, sản phẩm dùng bình thường chưa có lỗi nào</text:p>
          </table:table-cell>
          <table:table-cell table:number-columns-repeated="16383"/>
        </table:table-row>
        <table:table-row table:style-name="ro1">
          <table:table-cell office:value-type="string" table:style-name="ce2">
            <text:p>sản phẩm ổn trong tầm giá 2 triệu</text:p>
          </table:table-cell>
          <table:table-cell table:number-columns-repeated="16383"/>
        </table:table-row>
        <table:table-row table:style-name="ro1">
          <table:table-cell office:value-type="string" table:style-name="ce2">
            <text:p>rất hài lòng...giao hàng nhanh.. chất lượng tốt ...</text:p>
          </table:table-cell>
          <table:table-cell table:number-columns-repeated="16383"/>
        </table:table-row>
        <table:table-row table:style-name="ro1">
          <table:table-cell office:value-type="string" table:style-name="ce2">
            <text:p>Mọi thứ đều ngon lành, mua về là có cập nhật tháng 2 ngay. Máy nóng khi sạc pin do sạc nhanh.</text:p>
          </table:table-cell>
          <table:table-cell table:number-columns-repeated="16383"/>
        </table:table-row>
        <table:table-row table:style-name="ro1">
          <table:table-cell office:value-type="string" table:style-name="ce2">
            <text:p>Nói chung ủng hộ vsmart hàng tốt giá bình dân</text:p>
          </table:table-cell>
          <table:table-cell table:number-columns-repeated="16383"/>
        </table:table-row>
        <table:table-row table:style-name="ro1">
          <table:table-cell office:value-type="string" table:style-name="ce2">
            <text:p>Vô địch trong tầm giá,cho 2 thằng cháu nghịch game mẹo cả buổi chiều còn 50% pin,ghê thiệt</text:p>
          </table:table-cell>
          <table:table-cell table:number-columns-repeated="16383"/>
        </table:table-row>
        <table:table-row table:style-name="ro1">
          <table:table-cell office:value-type="string" table:style-name="ce2">
            <text:p>hầu như vsmart joy 3 nào cũng bị lỗi cảm ứng <text:s/>( 2- 3 ngón cùng lúc là lag di bị giật</text:p>
          </table:table-cell>
          <table:table-cell table:number-columns-repeated="16383"/>
        </table:table-row>
        <table:table-row table:style-name="ro1">
          <table:table-cell office:value-type="string" table:style-name="ce2">
            <text:p>giá rẻ ,cấu hình và ngoại hình rất đẹp trong tầm giá</text:p>
          </table:table-cell>
          <table:table-cell table:number-columns-repeated="16383"/>
        </table:table-row>
        <table:table-row table:style-name="ro1">
          <table:table-cell office:value-type="string" table:style-name="ce2">
            <text:p>máy mua tháng 8 kích hoạt bảo hành tháng 6 <text:s/>đonmgs hàng cẩn thận</text:p>
          </table:table-cell>
          <table:table-cell table:number-columns-repeated="16383"/>
        </table:table-row>
        <table:table-row table:style-name="ro1">
          <table:table-cell office:value-type="string" table:style-name="ce2">
            <text:p>Máy dùng ok, tuy nhiên hơi lag nếu bật chế độ tiết kiệm pin</text:p>
          </table:table-cell>
          <table:table-cell table:number-columns-repeated="16383"/>
        </table:table-row>
        <table:table-row table:style-name="ro1">
          <table:table-cell office:value-type="string" table:style-name="ce2">
            <text:p>hàng ok, nhưng đóng gói chưa chắc chắn, hộp bị móp hết</text:p>
          </table:table-cell>
          <table:table-cell table:number-columns-repeated="16383"/>
        </table:table-row>
        <table:table-row table:style-name="ro1">
          <table:table-cell office:value-type="string" table:style-name="ce2">
            <text:p>sản phẩm đúng như đặt hàng, đúng thời gian giao hàng</text:p>
          </table:table-cell>
          <table:table-cell table:number-columns-repeated="16383"/>
        </table:table-row>
        <table:table-row table:style-name="ro1">
          <table:table-cell office:value-type="string" table:style-name="ce2">
            <text:p>sản phẩm tốt. hàng chính hãng. nhưng giao thiếu ốp lưng</text:p>
          </table:table-cell>
          <table:table-cell table:number-columns-repeated="16383"/>
        </table:table-row>
        <table:table-row table:style-name="ro1">
          <table:table-cell office:value-type="string" table:style-name="ce2">
            <text:p>Khuyên mọi người thêm tiền lên hẳn active 3</text:p>
          </table:table-cell>
          <table:table-cell table:number-columns-repeated="16383"/>
        </table:table-row>
        <table:table-row table:style-name="ro1">
          <table:table-cell office:value-type="string" table:style-name="ce2">
            <text:p>giao hàng tốt,nhanh nhưng điện thoại hơi yếu</text:p>
          </table:table-cell>
          <table:table-cell table:number-columns-repeated="16383"/>
        </table:table-row>
        <table:table-row table:style-name="ro1">
          <table:table-cell office:value-type="string" table:style-name="ce2">
            <text:p>Ok nhưng không được chuẩn lắm</text:p>
          </table:table-cell>
          <table:table-cell table:number-columns-repeated="16383"/>
        </table:table-row>
        <table:table-row table:style-name="ro1">
          <table:table-cell office:value-type="string" table:style-name="ce2">
            <text:p>Full setting mượt mà</text:p>
          </table:table-cell>
          <table:table-cell table:number-columns-repeated="16383"/>
        </table:table-row>
        <table:table-row table:style-name="ro1">
          <table:table-cell office:value-type="string" table:style-name="ce2">
            <text:p>Sản phẩm dùng pin lâu, hình ảnh âm thanh rõ nét.</text:p>
          </table:table-cell>
          <table:table-cell table:number-columns-repeated="16383"/>
        </table:table-row>
        <table:table-row table:style-name="ro1">
          <table:table-cell office:value-type="string" table:style-name="ce2">
            <text:p>Máy đẹp fullbox vừa tầm tiền nên k đòi hỏi nhiều</text:p>
          </table:table-cell>
          <table:table-cell table:number-columns-repeated="16383"/>
        </table:table-row>
        <table:table-row table:style-name="ro1">
          <table:table-cell office:value-type="string" table:style-name="ce2">
            <text:p>điện thoại rẻ ngon nhất trong <text:s/>trong cùng tầm giá</text:p>
          </table:table-cell>
          <table:table-cell table:number-columns-repeated="16383"/>
        </table:table-row>
        <table:table-row table:style-name="ro1">
          <table:table-cell office:value-type="string" table:style-name="ce2">
            <text:p>ok mà giao hơi<text:s/></text:p>
          </table:table-cell>
          <table:table-cell table:number-columns-repeated="16383"/>
        </table:table-row>
        <table:table-row table:style-name="ro1">
          <table:table-cell office:value-type="string" table:style-name="ce2">
            <text:p>Máy rất đẹp nhưng bắt wifi hơi yếu một chút</text:p>
          </table:table-cell>
          <table:table-cell table:number-columns-repeated="16383"/>
        </table:table-row>
        <table:table-row table:style-name="ro1">
          <table:table-cell office:value-type="string" table:style-name="ce2">
            <text:p>hàng việt nam. ok, tạm thời dùng cũng ok</text:p>
          </table:table-cell>
          <table:table-cell table:number-columns-repeated="16383"/>
        </table:table-row>
        <table:table-row table:style-name="ro1">
          <table:table-cell office:value-type="string" table:style-name="ce2">
            <text:p>Máy rất ok rất dễ dàng sử dụng</text:p>
          </table:table-cell>
          <table:table-cell table:number-columns-repeated="16383"/>
        </table:table-row>
        <table:table-row table:style-name="ro1">
          <table:table-cell office:value-type="string" table:style-name="ce2">
            <text:p>giá hợp lý cho thương hiệu Việt</text:p>
          </table:table-cell>
          <table:table-cell table:number-columns-repeated="16383"/>
        </table:table-row>
        <table:table-row table:style-name="ro1">
          <table:table-cell office:value-type="string" table:style-name="ce2">
            <text:p>Tôi thấy tiện lợi.</text:p>
          </table:table-cell>
          <table:table-cell table:number-columns-repeated="16383"/>
        </table:table-row>
        <table:table-row table:style-name="ro1">
          <table:table-cell office:value-type="string" table:style-name="ce2">
            <text:p>Sản phẩm quá ổn trong tầm giá!</text:p>
          </table:table-cell>
          <table:table-cell table:number-columns-repeated="16383"/>
        </table:table-row>
        <table:table-row table:style-name="ro1">
          <table:table-cell office:value-type="string" table:style-name="ce2">
            <text:p>ủng hộ hàng Việt</text:p>
          </table:table-cell>
          <table:table-cell table:number-columns-repeated="16383"/>
        </table:table-row>
        <table:table-row table:style-name="ro1">
          <table:table-cell office:value-type="string" table:style-name="ce2">
            <text:p>Sử dụng tốt.</text:p>
          </table:table-cell>
          <table:table-cell table:number-columns-repeated="16383"/>
        </table:table-row>
        <table:table-row table:style-name="ro1">
          <table:table-cell office:value-type="string" table:style-name="ce2">
            <text:p>tầm giá rất ok</text:p>
          </table:table-cell>
          <table:table-cell table:number-columns-repeated="16383"/>
        </table:table-row>
        <table:table-row table:style-name="ro1">
          <table:table-cell office:value-type="string" table:style-name="ce2">
            <text:p>rất ok</text:p>
          </table:table-cell>
          <table:table-cell table:number-columns-repeated="16383"/>
        </table:table-row>
        <table:table-row table:style-name="ro1">
          <table:table-cell office:value-type="string" table:style-name="ce2">
            <text:p>ok</text:p>
          </table:table-cell>
          <table:table-cell table:number-columns-repeated="16383"/>
        </table:table-row>
        <table:table-row table:style-name="ro1">
          <table:table-cell office:value-type="string" table:style-name="ce2">
            <text:p>hài lòng với sản phẩm của vsmart, chỉ sợ làm gãy camera pop-up thôi <text:s/>) VOS chưa được linh hoạt, kết nối giữa các phần mềm với kho ảnh để up fb chém gió xạo sự còn lấn cấn Chất lượng ảnh xử lý chưa thật sự mượt mắt Mong các bản update sau sẽ giải quyết tốt</text:p>
          </table:table-cell>
          <table:table-cell table:number-columns-repeated="16383"/>
        </table:table-row>
        <table:table-row table:style-name="ro1">
          <table:table-cell office:value-type="string" table:style-name="ce2">
            <text:p>Cảm nhận đầu tiên khi cầm trên tay là máy đẹp, chắc chắn, màn hình xịn. Camera sau chup chưa ngon, cam trước hình ảnh trung thực . Màn hình tràn viền nên hiển thị rất đã. Mặt lưng rất đẹp và bóng bảy nên dễ bám dấu tay và khó lau sạch. Giá bán và dịch vụ trên tiki là tốt nhất rồi.</text:p>
          </table:table-cell>
          <table:table-cell table:number-columns-repeated="16383"/>
        </table:table-row>
        <table:table-row table:style-name="ro1">
          <table:table-cell office:value-type="string" table:style-name="ce2">
            <text:p>Mua cho mẹ dùng thay cho con grand prime cũ. Dùng mượt đẹp, chụp hình, quay phim, xem youtube ok. Phu huynh thích lắm nhưng mấy hôm đầu có 1 vài lỗi, đặc biệt là lỗi khá nghiêm trọng khi không sáng màn hình mặc dù máy bật. Sau khi reset thì từ hôm đó không thấy lỗi, có thể do phần mềm. Nói chung là ok, nếu không có lỗi kia thì mình cho sp 5 sao.</text:p>
          </table:table-cell>
          <table:table-cell table:number-columns-repeated="16383"/>
        </table:table-row>
        <table:table-row table:style-name="ro1">
          <table:table-cell office:value-type="string" table:style-name="ce2">
            <text:p>Ưu điểm: Điện thoại đẹp, giá rất tốt. Máy ảnh chụp ổn trong tầm giá.<text:s/></text:p>
          </table:table-cell>
          <table:table-cell table:number-columns-repeated="16383"/>
        </table:table-row>
        <table:table-row table:style-name="ro1">
          <table:table-cell office:value-type="string" table:style-name="ce2">
            <text:p>-Tiki giao hàng nhanh, đặt sáng chiều giao luôn, nhưng đóng gói điện thoại mà lại chỉ bỏ hộp điện thoại vào hộp tiki không có bọc chống sốc. <text:s/>- Điện thoại giá rẻ nên camera k tốt lắm, gọi video call làm mịn quá nên mặt bị tối mờ, chất lượng thu tiếng không lọc tạp âm gõ nhẹ hay cử động tay chân bên kia nghe rõ. Wifi bắt khoảng cách bình thường thỉnh thoảng lại bị lỗi wifi 1,2s cái này chắc do phần mềm chưa tối ưu. Camera thò thụt ấn nếu rơi thì cũng không thụt vào, khi thò thụt phát ra tiếng kêu lớn. Một số phần mềm không kết nối được như Vmessage ứng dụng nhắn tin của Vsmart mình không biết nên đã đăng nhập cái này nên không có ứng dụng SMS bình thường. -Điểm cộng cảm ứng vấn nay nhạy, sử dụng thao tác bình thường mượt. Nhưng với người dùng chỉ sử dụng bình thường không chơi game như mình thì nên chọn điện thoại samsung thì hơn.</text:p>
          </table:table-cell>
          <table:table-cell table:number-columns-repeated="16383"/>
        </table:table-row>
        <table:table-row table:style-name="ro1">
          <table:table-cell office:value-type="string" table:style-name="ce2">
            <text:p>Mình mua máy ngày 31|08|2020, máy hay tự động tắt nguồn khởi động lại. cho mình hỏi như vậy bên Tiki có bảo hành cho mình không? mới đầu máy oke nhưng thật sự máy tự khởi động kiểu này rất phiền và mình nghĩ nó lỗi. mong tiki phản hồi giúp mình</text:p>
          </table:table-cell>
          <table:table-cell table:number-columns-repeated="16383"/>
        </table:table-row>
        <table:table-row table:style-name="ro1">
          <table:table-cell office:value-type="string" table:style-name="ce2">
            <text:p>Hàng chính hãng, nguyên hộp , nhân viên chăm sóc kh của tổng đài xử lý chưa chuyên nghiệp khi nv giao hàng giao nhầm được thì đề nghị kh hủy đơn hàng để đặt lại đơn hàng khác. Lần đầu mua hàng trên tk thấy không thích, phiền phức thiếu chuyên nghiệp</text:p>
          </table:table-cell>
          <table:table-cell table:number-columns-repeated="16383"/>
        </table:table-row>
        <table:table-row table:style-name="ro1">
          <table:table-cell office:value-type="string" table:style-name="ce2">
            <text:p>Ngày thứ 3 mới giao đến nơi, làm mình sốt hết cả ruột. Tại các đơn hàng khác 1-2 là tới rồi. <text:s/>Máy thì dùng ngon. Lần đầu tiên mua online 1 món đồ mấy triệu lận. Cũng chút lo lắng, nhưng mà nói chung giờ là tốt. Chẳng ở đâu rẻ như tiki.</text:p>
          </table:table-cell>
          <table:table-cell table:number-columns-repeated="16383"/>
        </table:table-row>
        <table:table-row table:style-name="ro1">
          <table:table-cell office:value-type="string" table:style-name="ce2">
            <text:p>Khá Ok trong tầm giá <text:s/>Tiki được cái giao hàng nhanh với rẻ hơn khá nhiều đối với nơi khác nên khá kết em này vì ba mình sử dụng nên quá hợp lí <text:s/>Sạc là 18w mà hơi chậm <text:s/>còn lại thì lúc khác sẽ đánh giá tiếp</text:p>
          </table:table-cell>
          <table:table-cell table:number-columns-repeated="16383"/>
        </table:table-row>
        <table:table-row table:style-name="ro1">
          <table:table-cell office:value-type="string" table:style-name="ce2">
            <text:p>xem trên Youtube có thấy dòng máy này có ứng dụng mở máy bằng nhận diện khuôn mặt,đến khi lấy về không có chức năng đó là sao shop,liệu có phải hàng không chính hãng không shop,cần có câu trả lời thích đáng đi ạ</text:p>
          </table:table-cell>
          <table:table-cell table:number-columns-repeated="16383"/>
        </table:table-row>
        <table:table-row table:style-name="ro1">
          <table:table-cell office:value-type="string" table:style-name="ce2">
            <text:p>Mình mới nhận hàng vào sáng nay, nhưng mình không hiểu tại sao khi để không sử dụng đến hoặc sạc pin điện thoại đều bị nóng máy, mình nhờ Tiki hổ trợ giải thích giúp mình về trường hợp này nhé. Cảm ơn Tiki</text:p>
          </table:table-cell>
          <table:table-cell table:number-columns-repeated="16383"/>
        </table:table-row>
        <table:table-row table:style-name="ro1">
          <table:table-cell office:value-type="string" table:style-name="ce2">
            <text:p>Điện thoại tốt ngoài mong đợi. Chỉ có 2 điểm chưa hài lòng là điện thoại không dán sẵn kính cường lực và loa ngoài rất nhỏ. Sử dụng các ứng dụng thông thường đều mượt mà.</text:p>
          </table:table-cell>
          <table:table-cell table:number-columns-repeated="16383"/>
        </table:table-row>
        <table:table-row table:style-name="ro1">
          <table:table-cell office:value-type="string" table:style-name="ce2">
            <text:p>máy nguyên seal, đóng gói cẩn thận. tuy nhiên trừ 1* vì lần đầu mở máy không lên nguồn, hóa ra máy cạn kiệt pin phải sạc một lúc mới lên nguồn. để pin kiệt thế này thì nhanh chai lắm</text:p>
          </table:table-cell>
          <table:table-cell table:number-columns-repeated="16383"/>
        </table:table-row>
        <table:table-row table:style-name="ro1">
          <table:table-cell office:value-type="string" table:style-name="ce2">
            <text:p>mình mới nhận hàng hôm 08/08. mình đánh giá so với tầm tiền thì quá hợp lý còn bền thì phải cần thời gian mới đánh giá được chỉ có điều sóng hơi yếu cọc sóng chỉ được 1 2 vạch.</text:p>
          </table:table-cell>
          <table:table-cell table:number-columns-repeated="16383"/>
        </table:table-row>
        <table:table-row table:style-name="ro1">
          <table:table-cell office:value-type="string" table:style-name="ce2">
            <text:p>Điện thoại đẹp, giá tốt. Nhưng chi thêm tiền ship để nhận sớm ngày hôm sau - thứ 6(3/7). Nhưng đến 8/7 mới nhận được hàng</text:p>
          </table:table-cell>
          <table:table-cell table:number-columns-repeated="16383"/>
        </table:table-row>
        <table:table-row table:style-name="ro1">
          <table:table-cell office:value-type="string" table:style-name="ce2">
            <text:p>Mua giá 3.390.000 bản 6G/64G. Phần cứng thì Okay mà phần mềm và hệ điều hành cần được cải thiện. Hi vọng các bản nâng cấp phần mềm sau này sẽ có trải nhiệm mượt mà hơn.</text:p>
          </table:table-cell>
          <table:table-cell table:number-columns-repeated="16383"/>
        </table:table-row>
        <table:table-row table:style-name="ro1">
          <table:table-cell office:value-type="string" table:style-name="ce2">
            <text:p>đã mua thành công điện thoại, giao hàng đảm bảo chính hãng, mở lên mới kích hoạt bảo hành, ủng hộ Người Việt dùng hàng việt để đất nước phát triển</text:p>
          </table:table-cell>
          <table:table-cell table:number-columns-repeated="16383"/>
        </table:table-row>
        <table:table-row table:style-name="ro1">
          <table:table-cell office:value-type="string" table:style-name="ce2">
            <text:p>xài được 1 tuần thấy cảm ứng hay bị đơ lắm, lướt face muốn phóng to hình là đơ, coi youtube xoay ngang cái đơ 1 hồi. đó là mình không chơi game gì hết</text:p>
          </table:table-cell>
          <table:table-cell table:number-columns-repeated="16383"/>
        </table:table-row>
        <table:table-row table:style-name="ro1">
          <table:table-cell office:value-type="string" table:style-name="ce2">
            <text:p>Hộp rất cũ. Máy chưa active. Mới mới mở máy chưa thử chức năng gì nên chưa có đánh giá cụ thể</text:p>
          </table:table-cell>
          <table:table-cell table:number-columns-repeated="16383"/>
        </table:table-row>
        <table:table-row table:style-name="ro1">
          <table:table-cell office:value-type="string" table:style-name="ce2">
            <text:p>test vài game nặng thấy không bị nóng. mượt. nhận dạng vân tay ok. nếu xài bền 4-5 năm mà không giảm chất lượng thì xứng 6 sao cho tầm giá này.</text:p>
          </table:table-cell>
          <table:table-cell table:number-columns-repeated="16383"/>
        </table:table-row>
        <table:table-row table:style-name="ro1">
          <table:table-cell office:value-type="string" table:style-name="ce2">
            <text:p>vừa mua xong,máy đẹp giao hàng nhanh,độ bền thì để sử dụng xem rồi đánh giá tiếp,chán mỗi cái không có dán màn hình,giá mà có thì tốt</text:p>
          </table:table-cell>
          <table:table-cell table:number-columns-repeated="16383"/>
        </table:table-row>
        <table:table-row table:style-name="ro1">
          <table:table-cell office:value-type="string" table:style-name="ce2">
            <text:p>quá tuyệt với. giá tiền. tuy nhiên vuốt nhanh máy thi thoảng bị châm. <text:s text:c="2"/>khi nghe điên thoại chỗ ồn, đông người hơi khó chịu vì <text:s/>tiếng hơi bé.</text:p>
          </table:table-cell>
          <table:table-cell table:number-columns-repeated="16383"/>
        </table:table-row>
        <table:table-row table:style-name="ro1">
          <table:table-cell office:value-type="string" table:style-name="ce2">
            <text:p>Máy ổn trong tầm giá. Đã mua hai cái ủng hộ nhà sản xuất trong nước. Sau nếu có mua máy trong phân khúc này sẽ tiếp tục lựa chọn Vsmart!</text:p>
          </table:table-cell>
          <table:table-cell table:number-columns-repeated="16383"/>
        </table:table-row>
        <table:table-row table:style-name="ro1">
          <table:table-cell office:value-type="string" table:style-name="ce2">
            <text:p>sản phẩm chính hãng, nguyên hộp, giao hàng đúng hẹn. phầm mềm chưa được hoàn thiện, hy vọng có bản nâng cấp tốt.</text:p>
          </table:table-cell>
          <table:table-cell table:number-columns-repeated="16383"/>
        </table:table-row>
        <table:table-row table:style-name="ro1">
          <table:table-cell office:value-type="string" table:style-name="ce2">
            <text:p>Sản phẩm xài tốt nhưng giao hàng quá trễ. Đặt từ thứ 4 tuần trước, mãi đến thứ 4 tuần này mới nhận được</text:p>
          </table:table-cell>
          <table:table-cell table:number-columns-repeated="16383"/>
        </table:table-row>
        <table:table-row table:style-name="ro1">
          <table:table-cell office:value-type="string" table:style-name="ce2">
            <text:p>Sản phẩm tốt nhưng nhân viên nói chuyện khá cộc cằn và thô lỗ. Góp ý nhẹ để dịch vụ hoàn thiện hơn</text:p>
          </table:table-cell>
          <table:table-cell table:number-columns-repeated="16383"/>
        </table:table-row>
        <table:table-row table:style-name="ro1">
          <table:table-cell office:value-type="string" table:style-name="ce2">
            <text:p>giao hàng lâu, mất 5 ngày mới nhận được hàng. nhờ tiki kích hoạt bảo hành giúp mình</text:p>
          </table:table-cell>
          <table:table-cell table:number-columns-repeated="16383"/>
        </table:table-row>
        <table:table-row table:style-name="ro1">
          <table:table-cell office:value-type="string" table:style-name="ce2">
            <text:p>Giao hàng nhanh, hàng được đóng gói cẩn thân, đúng mẫu mã. Chỉ chất lượng camera không được như kỳ vọng.</text:p>
          </table:table-cell>
          <table:table-cell table:number-columns-repeated="16383"/>
        </table:table-row>
        <table:table-row table:style-name="ro1">
          <table:table-cell office:value-type="string" table:style-name="ce2">
            <text:p>Máy đẹp, ổn trong tầm giá nhưng nhân viên giao hàng Tiki lười, giao hàng không có trách nhiệm.</text:p>
          </table:table-cell>
          <table:table-cell table:number-columns-repeated="16383"/>
        </table:table-row>
        <table:table-row table:style-name="ro1">
          <table:table-cell office:value-type="string" table:style-name="ce2">
            <text:p>san pham ok!!!dap ung tot nhu cau co ban.ANH chj em nao co nhu cau mua cho cac be su dung thi nen mua.</text:p>
          </table:table-cell>
          <table:table-cell table:number-columns-repeated="16383"/>
        </table:table-row>
        <table:table-row table:style-name="ro1">
          <table:table-cell office:value-type="string" table:style-name="ce2">
            <text:p>Mình hài lòng về sản phẩm nhưng thất vọng về cách đóng gói rất sơ sài của Tiki.</text:p>
          </table:table-cell>
          <table:table-cell table:number-columns-repeated="16383"/>
        </table:table-row>
        <table:table-row table:style-name="ro1">
          <table:table-cell office:value-type="string" table:style-name="ce2">
            <text:p>Hài lòng. chả mong đợi gì hơn cho giá hơn 3tr mà 6GB Ram, màn hình Full HD Amoled.</text:p>
          </table:table-cell>
          <table:table-cell table:number-columns-repeated="16383"/>
        </table:table-row>
        <table:table-row table:style-name="ro1">
          <table:table-cell office:value-type="string" table:style-name="ce2">
            <text:p>Nguyên seal, dùng ổn trong tầm giá, cần thêm thời gian để trải nghiệm.</text:p>
          </table:table-cell>
          <table:table-cell table:number-columns-repeated="16383"/>
        </table:table-row>
        <table:table-row table:style-name="ro1">
          <table:table-cell office:value-type="string" table:style-name="ce2">
            <text:p>Ok trong tầm giá, sài thử xem độ bền ra sao?</text:p>
          </table:table-cell>
          <table:table-cell table:number-columns-repeated="16383"/>
        </table:table-row>
        <table:table-row table:style-name="ro1">
          <table:table-cell office:value-type="string" table:style-name="ce2">
            <text:p>ủng hộ hàng việt nam thôi. loa hơi sôi, sóng hơi yếu. tạm được.</text:p>
          </table:table-cell>
          <table:table-cell table:number-columns-repeated="16383"/>
        </table:table-row>
        <table:table-row table:style-name="ro1">
          <table:table-cell office:value-type="string" table:style-name="ce2">
            <text:p>vừa mua tiki giá 2850k thì máy giảm ngay còn 2790k. Hơi hẫng hụt chút</text:p>
          </table:table-cell>
          <table:table-cell table:number-columns-repeated="16383"/>
        </table:table-row>
        <table:table-row table:style-name="ro1">
          <table:table-cell office:value-type="string" table:style-name="ce2">
            <text:p>tốt nhất trong tầm giá. tuy nhiên lại hơi thiếu ốp lưng trên thị trường</text:p>
          </table:table-cell>
          <table:table-cell table:number-columns-repeated="16383"/>
        </table:table-row>
        <table:table-row table:style-name="ro1">
          <table:table-cell office:value-type="string" table:style-name="ce2">
            <text:p>Seal đầy đủ , giao hàng nhanh hơn cam kết. <text:s/>Máy đầy đủ phụ kiện <text:s/>Hài lòng</text:p>
          </table:table-cell>
          <table:table-cell table:number-columns-repeated="16383"/>
        </table:table-row>
        <table:table-row table:style-name="ro1">
          <table:table-cell office:value-type="string" table:style-name="ce2">
            <text:p>nguyên seal. ổn trong tầm giá</text:p>
          </table:table-cell>
          <table:table-cell table:number-columns-repeated="16383"/>
        </table:table-row>
        <table:table-row table:style-name="ro1">
          <table:table-cell office:value-type="string" table:style-name="ce2">
            <text:p>Hàng nguyên siu , mà mua về pin hết sạch nên phải sạc</text:p>
          </table:table-cell>
          <table:table-cell table:number-columns-repeated="16383"/>
        </table:table-row>
        <table:table-row table:style-name="ro1">
          <table:table-cell office:value-type="string" table:style-name="ce2">
            <text:p>giao hàng ok . sản phẩm đẹp mỗi tội bắt wifi yếu</text:p>
          </table:table-cell>
          <table:table-cell table:number-columns-repeated="16383"/>
        </table:table-row>
        <table:table-row table:style-name="ro1">
          <table:table-cell office:value-type="string" table:style-name="ce2">
            <text:p>Điện Thoại Vsmart Active 3 (6GB/64GB) - Hàng Chính Hãng rất đẹp</text:p>
          </table:table-cell>
          <table:table-cell table:number-columns-repeated="16383"/>
        </table:table-row>
        <table:table-row table:style-name="ro1">
          <table:table-cell office:value-type="string" table:style-name="ce2">
            <text:p>mọi thứ đều ổn, hi vọng ổn định lâu dài</text:p>
          </table:table-cell>
          <table:table-cell table:number-columns-repeated="16383"/>
        </table:table-row>
        <table:table-row table:style-name="ro1">
          <table:table-cell office:value-type="string" table:style-name="ce2">
            <text:p>sản phẩm mới ok chúc tiki ngày càng thành công</text:p>
          </table:table-cell>
          <table:table-cell table:number-columns-repeated="16383"/>
        </table:table-row>
        <table:table-row table:style-name="ro1">
          <table:table-cell office:value-type="string" table:style-name="ce2">
            <text:p>Hàng giao nhanh chóng , người giao hàng nhiệt tình</text:p>
          </table:table-cell>
          <table:table-cell table:number-columns-repeated="16383"/>
        </table:table-row>
        <table:table-row table:style-name="ro1">
          <table:table-cell office:value-type="string" table:style-name="ce2">
            <text:p>Ổn trong tầm giá.</text:p>
          </table:table-cell>
          <table:table-cell table:number-columns-repeated="16383"/>
        </table:table-row>
        <table:table-row table:style-name="ro1">
          <table:table-cell office:value-type="string" table:style-name="ce2">
            <text:p>Tiki giao hàng nhanh <text:s/>Điện thoại dùng rất tốt .</text:p>
          </table:table-cell>
          <table:table-cell table:number-columns-repeated="16383"/>
        </table:table-row>
        <table:table-row table:style-name="ro1">
          <table:table-cell office:value-type="string" table:style-name="ce2">
            <text:p>Phù hợp với giá tiền. Mẫu mã đẹp...</text:p>
          </table:table-cell>
          <table:table-cell table:number-columns-repeated="16383"/>
        </table:table-row>
        <table:table-row table:style-name="ro1">
          <table:table-cell office:value-type="string" table:style-name="ce2">
            <text:p>Hàng giống mô tả, đóng gói cẩn thận!</text:p>
          </table:table-cell>
          <table:table-cell table:number-columns-repeated="16383"/>
        </table:table-row>
        <table:table-row table:style-name="ro1">
          <table:table-cell office:value-type="string" table:style-name="ce2">
            <text:p>Hài lòng, còn pin thì chỉ trong 12 tiếng</text:p>
          </table:table-cell>
          <table:table-cell table:number-columns-repeated="16383"/>
        </table:table-row>
        <table:table-row table:style-name="ro1">
          <table:table-cell office:value-type="string" table:style-name="ce2">
            <text:p>đóng gói cẩn thận, giao hơi chậm</text:p>
          </table:table-cell>
          <table:table-cell table:number-columns-repeated="16383"/>
        </table:table-row>
        <table:table-row table:style-name="ro1">
          <table:table-cell office:value-type="string" table:style-name="ce2">
            <text:p>tạm ok.nhưng loa của mình hơi rè</text:p>
          </table:table-cell>
          <table:table-cell table:number-columns-repeated="16383"/>
        </table:table-row>
        <table:table-row table:style-name="ro1">
          <table:table-cell office:value-type="string" table:style-name="ce2">
            <text:p>máy nhanh dùng rất thích màn đep</text:p>
          </table:table-cell>
          <table:table-cell table:number-columns-repeated="16383"/>
        </table:table-row>
        <table:table-row table:style-name="ro1">
          <table:table-cell office:value-type="string" table:style-name="ce2">
            <text:p>Làm sao để kích hoạt bảo hành?</text:p>
          </table:table-cell>
          <table:table-cell table:number-columns-repeated="16383"/>
        </table:table-row>
        <table:table-row table:style-name="ro1">
          <table:table-cell office:value-type="string" table:style-name="ce2">
            <text:p>máy dẹp Giao hàng <text:s/>nhanh tem dầy dũ hài lòng</text:p>
          </table:table-cell>
          <table:table-cell table:number-columns-repeated="16383"/>
        </table:table-row>
        <table:table-row table:style-name="ro1">
          <table:table-cell office:value-type="string" table:style-name="ce2">
            <text:p>Đủ dùng cho nhu cầu cơ bản</text:p>
          </table:table-cell>
          <table:table-cell table:number-columns-repeated="16383"/>
        </table:table-row>
        <table:table-row table:style-name="ro1">
          <table:table-cell office:value-type="string" table:style-name="ce2">
            <text:p>ổn áp , giao nhanh , giá tốt</text:p>
          </table:table-cell>
          <table:table-cell table:number-columns-repeated="16383"/>
        </table:table-row>
        <table:table-row table:style-name="ro1">
          <table:table-cell office:value-type="string" table:style-name="ce2">
            <text:p>tạm được với giá thành.</text:p>
          </table:table-cell>
          <table:table-cell table:number-columns-repeated="16383"/>
        </table:table-row>
        <table:table-row table:style-name="ro1">
          <table:table-cell office:value-type="string" table:style-name="ce2">
            <text:p>hàng mới, hộp còn tem, đóng gói tốt.</text:p>
          </table:table-cell>
          <table:table-cell table:number-columns-repeated="16383"/>
        </table:table-row>
        <table:table-row table:style-name="ro1">
          <table:table-cell office:value-type="string" table:style-name="ce2">
            <text:p>sử dụng cũng OK, wifi bắt sóng yếu</text:p>
          </table:table-cell>
          <table:table-cell table:number-columns-repeated="16383"/>
        </table:table-row>
        <table:table-row table:style-name="ro1">
          <table:table-cell office:value-type="string" table:style-name="ce2">
            <text:p>máy ok. sử dụng <text:s/>rất tốt</text:p>
          </table:table-cell>
          <table:table-cell table:number-columns-repeated="16383"/>
        </table:table-row>
        <table:table-row table:style-name="ro1">
          <table:table-cell office:value-type="string" table:style-name="ce2">
            <text:p>Đạt yêu cầu, giá cả hợp lý.</text:p>
          </table:table-cell>
          <table:table-cell table:number-columns-repeated="16383"/>
        </table:table-row>
        <table:table-row table:style-name="ro1">
          <table:table-cell office:value-type="string" table:style-name="ce2">
            <text:p>thu wifi không tốt cho lắm</text:p>
          </table:table-cell>
          <table:table-cell table:number-columns-repeated="16383"/>
        </table:table-row>
        <table:table-row table:style-name="ro1">
          <table:table-cell office:value-type="string" table:style-name="ce2">
            <text:p>tôi thấy hài lòng trong tầm giá</text:p>
          </table:table-cell>
          <table:table-cell table:number-columns-repeated="16383"/>
        </table:table-row>
        <table:table-row table:style-name="ro1">
          <table:table-cell office:value-type="string" table:style-name="ce2">
            <text:p>điện thoại hơi dày, nặng</text:p>
          </table:table-cell>
          <table:table-cell table:number-columns-repeated="16383"/>
        </table:table-row>
        <table:table-row table:style-name="ro1">
          <table:table-cell office:value-type="string" table:style-name="ce2">
            <text:p>loa ngoài hơi nhỏ</text:p>
          </table:table-cell>
          <table:table-cell table:number-columns-repeated="16383"/>
        </table:table-row>
        <table:table-row table:style-name="ro1">
          <table:table-cell office:value-type="string" table:style-name="ce2">
            <text:p>Nguyên seal, chính hãng .</text:p>
          </table:table-cell>
          <table:table-cell table:number-columns-repeated="16383"/>
        </table:table-row>
        <table:table-row table:style-name="ro1">
          <table:table-cell office:value-type="string" table:style-name="ce2">
            <text:p>loa ngoài sp hơi rè</text:p>
          </table:table-cell>
          <table:table-cell table:number-columns-repeated="16383"/>
        </table:table-row>
        <table:table-row table:style-name="ro1">
          <table:table-cell office:value-type="string" table:style-name="ce2">
            <text:p>Tui sẽ mua nữa</text:p>
          </table:table-cell>
          <table:table-cell table:number-columns-repeated="16383"/>
        </table:table-row>
        <table:table-row table:style-name="ro1">
          <table:table-cell office:value-type="string" table:style-name="ce2">
            <text:p>cũng được</text:p>
          </table:table-cell>
          <table:table-cell table:number-columns-repeated="16383"/>
        </table:table-row>
        <table:table-row table:style-name="ro1">
          <table:table-cell office:value-type="string" table:style-name="ce2">
            <text:p>hang tot,ok</text:p>
          </table:table-cell>
          <table:table-cell table:number-columns-repeated="16383"/>
        </table:table-row>
        <table:table-row table:style-name="ro1">
          <table:table-cell office:value-type="string" table:style-name="ce2">
            <text:p>Hài lòng<text:s/></text:p>
          </table:table-cell>
          <table:table-cell table:number-columns-repeated="16383"/>
        </table:table-row>
        <table:table-row table:style-name="ro1">
          <table:table-cell office:value-type="string" table:style-name="ce2">
            <text:p>khá ổn</text:p>
          </table:table-cell>
          <table:table-cell table:number-columns-repeated="16383"/>
        </table:table-row>
        <table:table-row table:style-name="ro1">
          <table:table-cell office:value-type="string" table:style-name="ce2">
            <text:p>hài lòng</text:p>
          </table:table-cell>
          <table:table-cell table:number-columns-repeated="16383"/>
        </table:table-row>
        <table:table-row table:style-name="ro1">
          <table:table-cell office:value-type="string" table:style-name="ce2">
            <text:p>ok hang dep</text:p>
          </table:table-cell>
          <table:table-cell table:number-columns-repeated="16383"/>
        </table:table-row>
        <table:table-row table:style-name="ro1">
          <table:table-cell office:value-type="string" table:style-name="ce2">
            <text:p>Giao hàng nhanh (bị tốn phí 39k) điều này trừ 1*, hàng đẹp, mới ken, cho hỏi ngu tí nếu có bảo hành thì thông tin ghi trên mặt hộp phải không ah?</text:p>
          </table:table-cell>
          <table:table-cell table:number-columns-repeated="16383"/>
        </table:table-row>
        <table:table-row table:style-name="ro1">
          <table:table-cell office:value-type="string" table:style-name="ce2">
            <text:p>giao hàng nhanh. đóng gói hàng cần thận chu đáo. hàng nguyên hộp seri tem mác đầy đủ. bắt đầu dùng cảm thấy ổn</text:p>
          </table:table-cell>
          <table:table-cell table:number-columns-repeated="16383"/>
        </table:table-row>
        <table:table-row table:style-name="ro1">
          <table:table-cell office:value-type="string" table:style-name="ce2">
            <text:p>Cấu hình này để lướt web xem phim. không chơi game nổi nên bạn nào cần máy chơi game thì bỏ qua nha. Ngoài chơi game thì mọi thứ vẫn mượt trong tầm giá hàng chính hãng. <text:s/>Cho 4 sao là vì máy không có sẵn ốp lưng. Màu tím nhìn rất nữ tính</text:p>
          </table:table-cell>
          <table:table-cell table:number-columns-repeated="16383"/>
        </table:table-row>
        <table:table-row table:style-name="ro1">
          <table:table-cell office:value-type="string" table:style-name="ce2">
            <text:p>vừa mới khui hàng, còn nguyên seal, chưa kích hoạt bảo hành, điện thoại đẹp so với giá tiền, mua cho má xài...để xài thử 1 tháng xem chất lượng thế nào.</text:p>
          </table:table-cell>
          <table:table-cell table:number-columns-repeated="16383"/>
        </table:table-row>
        <table:table-row table:style-name="ro1">
          <table:table-cell office:value-type="string" table:style-name="ce2">
            <text:p>hài lòng vì giao nhanh nhưng kh hẹn được thời gian giao hàng. thật khó khăn với những người bận rộn. máy thì kh có seal màn hình nhưng cũng ok không trầy xước. sd một thời gian mới biết ổn hay k</text:p>
          </table:table-cell>
          <table:table-cell table:number-columns-repeated="16383"/>
        </table:table-row>
        <table:table-row table:style-name="ro1">
          <table:table-cell office:value-type="string" table:style-name="ce2">
            <text:p>Tất cả đều ổn . Nhưng sao hộp lại không có nắp ? Không sách hướng dẩn sử dụng . Mặt lưng không có tem mả vạch như các dòng máy khác . chưa sử dụng nên chưa biết thế nào</text:p>
          </table:table-cell>
          <table:table-cell table:number-columns-repeated="16383"/>
        </table:table-row>
        <table:table-row table:style-name="ro1">
          <table:table-cell office:value-type="string" table:style-name="ce2">
            <text:p>giao hàng nhanh, tuy đóng hộp đẹp, nhưng lại dễ hư đồ bên trong. đóng 2 hộp, hộp bên trong nhỏ hơn bênh ngoài rất nhiều, nhưng không có xốp gì cả, lắc kêu lộc cộc.</text:p>
          </table:table-cell>
          <table:table-cell table:number-columns-repeated="16383"/>
        </table:table-row>
        <table:table-row table:style-name="ro1">
          <table:table-cell office:value-type="string" table:style-name="ce2">
            <text:p>mình nhận máy từ ngày 04/6/20 nhưng cho đến nay chưa kích hoạt bảo hành, đề nghị tiki hỗ trợ kích hoạt, máy tốt, vân tay nhạy, chụp hình ok</text:p>
          </table:table-cell>
          <table:table-cell table:number-columns-repeated="16383"/>
        </table:table-row>
        <table:table-row table:style-name="ro1">
          <table:table-cell office:value-type="string" table:style-name="ce2">
            <text:p>Giao hàng cực nhanh, đúng phân loại hàng đã chọn, hộp sản phẩm còn nguyên seal, không có tai nghe kèm theo, đủ phụ kiện như mô tả. Dùng làm điện thoại dự phòng ổn.</text:p>
          </table:table-cell>
          <table:table-cell table:number-columns-repeated="16383"/>
        </table:table-row>
        <table:table-row table:style-name="ro1">
          <table:table-cell office:value-type="string" table:style-name="ce2">
            <text:p>tới thời điểm hiện tại thì tốt tiki kích hoạt bảo hành điện tử cho mình sau hai ngày giao,giao hàng nhanh siêu tốc luôn ,cảm ơn tiki</text:p>
          </table:table-cell>
          <table:table-cell table:number-columns-repeated="16383"/>
        </table:table-row>
        <table:table-row table:style-name="ro1">
          <table:table-cell office:value-type="string" table:style-name="ce2">
            <text:p>Điện thoại ổn. Phù hợp với nhu cầu bình thường Chỉ là không kích hoạt được bảo hành Samsung</text:p>
          </table:table-cell>
          <table:table-cell table:number-columns-repeated="16383"/>
        </table:table-row>
        <table:table-row table:style-name="ro1">
          <table:table-cell office:value-type="string" table:style-name="ce2">
            <text:p>Sản phẩm tốt trong tầm giá, giao hàng nhanh, hộp nguyên seal, đúng như mô tả sản phẩm trên web</text:p>
          </table:table-cell>
          <table:table-cell table:number-columns-repeated="16383"/>
        </table:table-row>
        <table:table-row table:style-name="ro1">
          <table:table-cell office:value-type="string" table:style-name="ce2">
            <text:p>ĐÃ NHẬN ĐƯỢC HÀNG HỒI CHIỀU , TIKI KÍCH HOẠT BẢO HÀNH CHO MÌNH NHA<text:s/></text:p>
          </table:table-cell>
          <table:table-cell table:number-columns-repeated="16383"/>
        </table:table-row>
        <table:table-row table:style-name="ro1">
          <table:table-cell office:value-type="string" table:style-name="ce2">
            <text:p>đã nhận được hàng. giao hàng nhanh , máy hình thức ok , mong shop sớm kích hoạt bảo hành.</text:p>
          </table:table-cell>
          <table:table-cell table:number-columns-repeated="16383"/>
        </table:table-row>
        <table:table-row table:style-name="ro1">
          <table:table-cell office:value-type="string" table:style-name="ce2">
            <text:p>Với số tiền bỏ ra mua mình thấy hài lòng nhờ Tiki kích hoạt bảo hành cho mình ha</text:p>
          </table:table-cell>
          <table:table-cell table:number-columns-repeated="16383"/>
        </table:table-row>
        <table:table-row table:style-name="ro1">
          <table:table-cell office:value-type="string" table:style-name="ce2">
            <text:p>Màu ánh kim loại không trong như trong hình. Sản phẩm tốt hợp giá tiền</text:p>
          </table:table-cell>
          <table:table-cell table:number-columns-repeated="16383"/>
        </table:table-row>
        <table:table-row table:style-name="ro1">
          <table:table-cell office:value-type="string" table:style-name="ce2">
            <text:p>Đặt hai ngày đã có, máy nhẹ, lướt êm, nhưng máy chưa kích hoạt như TGDĐ.</text:p>
          </table:table-cell>
          <table:table-cell table:number-columns-repeated="16383"/>
        </table:table-row>
        <table:table-row table:style-name="ro1">
          <table:table-cell office:value-type="string" table:style-name="ce2">
            <text:p>Nhìn đẹp giá cả hợp lý.chỉ còn về phần bảo hành máy là hơi khó chút</text:p>
          </table:table-cell>
          <table:table-cell table:number-columns-repeated="16383"/>
        </table:table-row>
        <table:table-row table:style-name="ro1">
          <table:table-cell office:value-type="string" table:style-name="ce2">
            <text:p>sản phẩm kg kèm tai nghe hơi thất vọng nhưng vẫn cho TIKI 4 sao</text:p>
          </table:table-cell>
          <table:table-cell table:number-columns-repeated="16383"/>
        </table:table-row>
        <table:table-row table:style-name="ro1">
          <table:table-cell office:value-type="string" table:style-name="ce2">
            <text:p>xuất sứ việt nam hay han quốc thì ok hẳn nói chung là được ok sốp</text:p>
          </table:table-cell>
          <table:table-cell table:number-columns-repeated="16383"/>
        </table:table-row>
        <table:table-row table:style-name="ro1">
          <table:table-cell office:value-type="string" table:style-name="ce2">
            <text:p>loa thoại nghe nhỏ,nên cho con chơi game</text:p>
          </table:table-cell>
          <table:table-cell table:number-columns-repeated="16383"/>
        </table:table-row>
        <table:table-row table:style-name="ro1">
          <table:table-cell office:value-type="string" table:style-name="ce2">
            <text:p>Hàng giao nhanh hộp đóng gói ok..</text:p>
          </table:table-cell>
          <table:table-cell table:number-columns-repeated="16383"/>
        </table:table-row>
        <table:table-row table:style-name="ro1">
          <table:table-cell office:value-type="string" table:style-name="ce2">
            <text:p>Hàng chính hãng, giao hàng nhanh</text:p>
          </table:table-cell>
          <table:table-cell table:number-columns-repeated="16383"/>
        </table:table-row>
        <table:table-row table:style-name="ro1">
          <table:table-cell office:value-type="string" table:style-name="ce2">
            <text:p>màu đẹp chức năng kiểu dáng tốt</text:p>
          </table:table-cell>
          <table:table-cell table:number-columns-repeated="16383"/>
        </table:table-row>
        <table:table-row table:style-name="ro1">
          <table:table-cell office:value-type="string" table:style-name="ce2">
            <text:p>dùng được</text:p>
          </table:table-cell>
          <table:table-cell table:number-columns-repeated="16383"/>
        </table:table-row>
        <table:table-row table:style-name="ro1">
          <table:table-cell office:value-type="string" table:style-name="ce2">
            <text:p>Hình thức đẹp, cầm vừa tay, dùng khá ổn, chưa thấy trục trặc gì! Chụp ảnh không được đẹp bằng cái Samsung cũ của mình, nhưng pin thì khủng hơn nhiều! Nếu dùng không nhiều thì phải 3 ngày mình mới phải sạc 1 lần! Với tầm giá chưa đến 4,5 triệu mà như này là quá ưng! Cám ơn Tiki!</text:p>
          </table:table-cell>
          <table:table-cell table:number-columns-repeated="16383"/>
        </table:table-row>
        <table:table-row table:style-name="ro1">
          <table:table-cell office:value-type="string" table:style-name="ce2">
            <text:p>Hộp còn nguyên tem niêm phong tuy nhiên không có màng bọc bên ngoài. <text:s/>Hộp sản phẩm không cứng cáp và hơi tệ Giao hàng nhanh. Xài ổn định. Giá rẻ.</text:p>
          </table:table-cell>
          <table:table-cell table:number-columns-repeated="16383"/>
        </table:table-row>
        <table:table-row table:style-name="ro1">
          <table:table-cell office:value-type="string" table:style-name="ce2">
            <text:p>Điện thoại nguyên seal, tốt trong tầm giá. tuy nhiên chưa kích hoạt được bảo hành điện tử. Đề nghị tiki hỗ trợ</text:p>
          </table:table-cell>
          <table:table-cell table:number-columns-repeated="16383"/>
        </table:table-row>
        <table:table-row table:style-name="ro1">
          <table:table-cell office:value-type="string" table:style-name="ce2">
            <text:p>Trước mắt, sản phẩm rất ok sau này không biết thế nào. Nhưng giao hàng quá chậm,cả tuần mới nhận được.</text:p>
          </table:table-cell>
          <table:table-cell table:number-columns-repeated="16383"/>
        </table:table-row>
        <table:table-row table:style-name="ro1">
          <table:table-cell office:value-type="string" table:style-name="ce2">
            <text:p>Nhìn chung sản phẩm tốt. Có một dấu cộm nhỏ trên lưng sản phẩm nhưng gắn ốp lưng thì che được.</text:p>
          </table:table-cell>
          <table:table-cell table:number-columns-repeated="16383"/>
        </table:table-row>
        <table:table-row table:style-name="ro1">
          <table:table-cell office:value-type="string" table:style-name="ce2">
            <text:p>hàng nguyên đai giao hàng nhanh <text:s/>nhưng chưa kích hoạt đươc bảo hành điện tử của samsung</text:p>
          </table:table-cell>
          <table:table-cell table:number-columns-repeated="16383"/>
        </table:table-row>
        <table:table-row table:style-name="ro1">
          <table:table-cell office:value-type="string" table:style-name="ce2">
            <text:p>Dung lượng pin lớn, hiệu năng tốt trong tầm giá, hài lòng</text:p>
          </table:table-cell>
          <table:table-cell table:number-columns-repeated="16383"/>
        </table:table-row>
        <table:table-row table:style-name="ro1">
          <table:table-cell office:value-type="string" table:style-name="ce2">
            <text:p>hàng full box, nguyên seal, <text:s/>nhưng giao hàng còn hơi lâu</text:p>
          </table:table-cell>
          <table:table-cell table:number-columns-repeated="16383"/>
        </table:table-row>
        <table:table-row table:style-name="ro1">
          <table:table-cell office:value-type="string" table:style-name="ce2">
            <text:p>kích hoạt bảo hành online kiểu gì vậy shop</text:p>
          </table:table-cell>
          <table:table-cell table:number-columns-repeated="16383"/>
        </table:table-row>
        <table:table-row table:style-name="ro1">
          <table:table-cell office:value-type="string" table:style-name="ce2">
            <text:p>ngon, bổ, rẻ, thả haha, tim, sad,... trong mess hơi lag, pin trâu cực, nhận diện mọi thứ khá nhanh, độ phân giải màn hình không ngon, chơi game đồ hoạ TB siêu mượt</text:p>
          </table:table-cell>
          <table:table-cell table:number-columns-repeated="16383"/>
        </table:table-row>
        <table:table-row table:style-name="ro1">
          <table:table-cell office:value-type="string" table:style-name="ce2">
            <text:p>đóng gói gọn máy chưa bóc tem ms xài nên chưa ns hết được hài lòng và sản phẩm</text:p>
          </table:table-cell>
          <table:table-cell table:number-columns-repeated="16383"/>
        </table:table-row>
        <table:table-row table:style-name="ro1">
          <table:table-cell office:value-type="string" table:style-name="ce2">
            <text:p>tốc độ khá mượt, tuy nhiên màn hình hơi chói, dù hạ độ sáng xuống thấp,</text:p>
          </table:table-cell>
          <table:table-cell table:number-columns-repeated="16383"/>
        </table:table-row>
        <table:table-row table:style-name="ro1">
          <table:table-cell office:value-type="string" table:style-name="ce2">
            <text:p>Hàng mới 100% đóg goi cẩn thận máy đẹp nếu có tay nghe kem theo nua thi om hon</text:p>
          </table:table-cell>
          <table:table-cell table:number-columns-repeated="16383"/>
        </table:table-row>
        <table:table-row table:style-name="ro1">
          <table:table-cell office:value-type="string" table:style-name="ce2">
            <text:p>so vơi realme thi may hơi bị nặng. <text:s/>tầm giá nay xai vây la ngon rồi</text:p>
          </table:table-cell>
          <table:table-cell table:number-columns-repeated="16383"/>
        </table:table-row>
        <table:table-row table:style-name="ro1">
          <table:table-cell office:value-type="string" table:style-name="ce2">
            <text:p>rất hài lòng nhưng sao không có tai nghe</text:p>
          </table:table-cell>
          <table:table-cell table:number-columns-repeated="16383"/>
        </table:table-row>
        <table:table-row table:style-name="ro1">
          <table:table-cell office:value-type="string" table:style-name="ce2">
            <text:p>rất tốt giá bình dân.mọi người nên mua</text:p>
          </table:table-cell>
          <table:table-cell table:number-columns-repeated="16383"/>
        </table:table-row>
        <table:table-row table:style-name="ro1">
          <table:table-cell office:value-type="string" table:style-name="ce2">
            <text:p>máy khỏe,pin bền.hình ảnh hơi kém.</text:p>
          </table:table-cell>
          <table:table-cell table:number-columns-repeated="16383"/>
        </table:table-row>
        <table:table-row table:style-name="ro1">
          <table:table-cell office:value-type="string" table:style-name="ce2">
            <text:p>mỗi xài 1 ngày . cam thi hơi tệ chút</text:p>
          </table:table-cell>
          <table:table-cell table:number-columns-repeated="16383"/>
        </table:table-row>
        <table:table-row table:style-name="ro1">
          <table:table-cell office:value-type="string" table:style-name="ce2">
            <text:p>hàng rất tốt tôi cảm ơn ad</text:p>
          </table:table-cell>
          <table:table-cell table:number-columns-repeated="16383"/>
        </table:table-row>
        <table:table-row table:style-name="ro1">
          <table:table-cell office:value-type="string" table:style-name="ce2">
            <text:p>bình thường</text:p>
          </table:table-cell>
          <table:table-cell table:number-columns-repeated="16383"/>
        </table:table-row>
        <table:table-row table:style-name="ro1">
          <table:table-cell office:value-type="string" table:style-name="ce2">
            <text:p>pin sài lâu</text:p>
          </table:table-cell>
          <table:table-cell table:number-columns-repeated="16383"/>
        </table:table-row>
        <table:table-row table:style-name="ro1">
          <table:table-cell office:value-type="string" table:style-name="ce2">
            <text:p>okhôngk</text:p>
          </table:table-cell>
          <table:table-cell table:number-columns-repeated="16383"/>
        </table:table-row>
        <table:table-row table:style-name="ro1">
          <table:table-cell office:value-type="string" table:style-name="ce2">
            <text:p>Ti ki giao hàng khá nhanh, sớm hơn 01 ngày so với ngày hẹn. Sản phẩm còn nguyên seal. Phím bấm êm, không bị nhảy phím. Điện thoại nghe rõ, không bị rè. Tuy nhiên, sau hơn 01 tuần sử dụng mình thấy pin không giống như phần quảng cáo, mình sạc đầy thì chỉ nghe, gọi được trong 01 ngày dù mình không sử dụng nhiều (khoảng 3 hoặc 4 cuộc gọi ngắn). Trước khi đi ngủ mình sạc đầy pin, đến sáng ra thì pin đã tuột khoảng 10% dù không sử dụng gì.</text:p>
          </table:table-cell>
          <table:table-cell table:number-columns-repeated="16383"/>
        </table:table-row>
        <table:table-row table:style-name="ro1">
          <table:table-cell office:value-type="string" table:style-name="ce2">
            <text:p>sản phẩm y như trong hộp nhưng không có tai nghe và trong ứng dụng trò chơi có một số ứng dụng không nên có Nói chung là tốt</text:p>
          </table:table-cell>
          <table:table-cell table:number-columns-repeated="16383"/>
        </table:table-row>
        <table:table-row table:style-name="ro1">
          <table:table-cell office:value-type="string" table:style-name="ce2">
            <text:p>trước mắt tạm ổn chưa có vấn đề gì đáng kể ,nhưng <text:s/>vỏ chưa được chắc chắn lắm nhìn mỏng manh quá rớt chắc là banh ,còn phần máy tạm thời on</text:p>
          </table:table-cell>
          <table:table-cell table:number-columns-repeated="16383"/>
        </table:table-row>
        <table:table-row table:style-name="ro1">
          <table:table-cell office:value-type="string" table:style-name="ce2">
            <text:p>Hàng nguyên seal ok, mà sao không thấy phiếu bảo hành or sms bảo hành điện tử</text:p>
          </table:table-cell>
          <table:table-cell table:number-columns-repeated="16383"/>
        </table:table-row>
        <table:table-row table:style-name="ro1">
          <table:table-cell office:value-type="string" table:style-name="ce2">
            <text:p>Tiki hỗ trợ bảo hành giúp mình vì hiện trạng loa trong rất nhỏ, đàm thoại phải mở loa ngoài mới nghe rõ.</text:p>
          </table:table-cell>
          <table:table-cell table:number-columns-repeated="16383"/>
        </table:table-row>
        <table:table-row table:style-name="ro1">
          <table:table-cell office:value-type="string" table:style-name="ce2">
            <text:p>Máy ok, đẹp, nhưng có ứng dụng rác, không xoá được, dịch vụ giao hàng tiki tốt, nhanh, đóng gói cẩn thận.</text:p>
          </table:table-cell>
          <table:table-cell table:number-columns-repeated="16383"/>
        </table:table-row>
        <table:table-row table:style-name="ro1">
          <table:table-cell office:value-type="string" table:style-name="ce2">
            <text:p>riêng e loại sản phẩm nầy rất tốt, nhưng sau này không biết nó ra làm sao thôi</text:p>
          </table:table-cell>
          <table:table-cell table:number-columns-repeated="16383"/>
        </table:table-row>
        <table:table-row table:style-name="ro1">
          <table:table-cell office:value-type="string" table:style-name="ce2">
            <text:p>Cảm ơn shop tiki Vậy là tôi đã nhận hàng giống như sản phẩm đã đặt</text:p>
          </table:table-cell>
          <table:table-cell table:number-columns-repeated="16383"/>
        </table:table-row>
        <table:table-row table:style-name="ro1">
          <table:table-cell office:value-type="string" table:style-name="ce2">
            <text:p>Hài Lòng Kích cỡ nhỏ vừa tay, màu tươi xinh, chức năng nghe gọi tốt</text:p>
          </table:table-cell>
          <table:table-cell table:number-columns-repeated="16383"/>
        </table:table-row>
        <table:table-row table:style-name="ro1">
          <table:table-cell office:value-type="string" table:style-name="ce2">
            <text:p>điện thoại tương đối ổn, pin lâu. hiện chưa có vấn đề gì</text:p>
          </table:table-cell>
          <table:table-cell table:number-columns-repeated="16383"/>
        </table:table-row>
        <table:table-row table:style-name="ro1">
          <table:table-cell office:value-type="string" table:style-name="ce2">
            <text:p>Loa hơi nhỏ, phải bật loa ngoài nếu chạy ngoài đường</text:p>
          </table:table-cell>
          <table:table-cell table:number-columns-repeated="16383"/>
        </table:table-row>
        <table:table-row table:style-name="ro1">
          <table:table-cell office:value-type="string" table:style-name="ce2">
            <text:p>sản phẩm tốt, đóng gói cẩn thận đang dùng ổn định !</text:p>
          </table:table-cell>
          <table:table-cell table:number-columns-repeated="16383"/>
        </table:table-row>
        <table:table-row table:style-name="ro1">
          <table:table-cell office:value-type="string" table:style-name="ce2">
            <text:p>dùng tốt</text:p>
          </table:table-cell>
          <table:table-cell table:number-columns-repeated="16383"/>
        </table:table-row>
        <table:table-row table:style-name="ro1">
          <table:table-cell office:value-type="string" table:style-name="ce2">
            <text:p>Hàng sử dụng tốt, đúng tầm tiền đã bỏ.Loa rõ, pin tốt, cấu hình tạm ổn.Duy có cái chụp ảnh trước sau thì màu k đẹp và thật lắm.Còn đâu là ưng. Dòng mới nên đi mua vỏ hơi khó, chắc phải chờ tầm 1 tháng nữa mới có hàng nên hơi xót vỏ vì vỏ ngoài nhựa giống kim loại, sang nhưng dễ xước.</text:p>
          </table:table-cell>
          <table:table-cell table:number-columns-repeated="16383"/>
        </table:table-row>
        <table:table-row table:style-name="ro1">
          <table:table-cell office:value-type="string" table:style-name="ce2">
            <text:p>Rất hài lòng trong mức giá này. Đáp ứng được các yêu cầu cơ bản về học tập và giải trí. Sau khi nhận máy được hai ngày thì tôi được Samsung báo số bảo hành điện tử một năm. Hy vọng chiếc tablet này có thể đồng hành học tập cùng con tôi lâu dài.</text:p>
          </table:table-cell>
          <table:table-cell table:number-columns-repeated="16383"/>
        </table:table-row>
        <table:table-row table:style-name="ro1">
          <table:table-cell office:value-type="string" table:style-name="ce2">
            <text:p>Máy phù hợp với việc xem phim, youtube hay các game nhẹ. Màn hình máy sắc nét cùng với màu săc rõ ràng. Loa to, rõ. Điểm yếu của máy là có cấu hình chỉ vừa đủ nên nhiều khi chơi game hoặc khi sử dụng tính năng chia đôi màn hình thì máy chạy chậm. Nhìn chung với khoảng 3 triệu thì máy rất đáng đồng tiền.</text:p>
          </table:table-cell>
          <table:table-cell table:number-columns-repeated="16383"/>
        </table:table-row>
        <table:table-row table:style-name="ro1">
          <table:table-cell office:value-type="string" table:style-name="ce2">
            <text:p>Các bác đã dùng máy này, cho em hỏi thăm là bàn phím gõ không phát âm thanh hả mọi người. Em đã mò mẫm trong phần cài đặt âm/cài đặt bàn phím nhưng vẫn không thấy. Chỉ có tải laban key về thì gõ mới có tiếng</text:p>
          </table:table-cell>
          <table:table-cell table:number-columns-repeated="16383"/>
        </table:table-row>
        <table:table-row table:style-name="ro1">
          <table:table-cell office:value-type="string" table:style-name="ce2">
            <text:p>Dùng cơ bản, coi film , nghe nhạc , chỉ chạy game nhẹ , màng hình trung bình , phù hợp vơi người lớn tuổi , tóm lại là cân xứng với mức giá 3050000đ</text:p>
          </table:table-cell>
          <table:table-cell table:number-columns-repeated="16383"/>
        </table:table-row>
        <table:table-row table:style-name="ro1">
          <table:table-cell office:value-type="string" table:style-name="ce2">
            <text:p>Mình mua chủ yếu cho trẻ học anh văn thì quá ổn. Nhưng màn hình cảm ứng có cảm giác không nhạy lắm và màu sắc k đẹp. Nên ai có ý định mua để chơi game thì k nên.</text:p>
          </table:table-cell>
          <table:table-cell table:number-columns-repeated="16383"/>
        </table:table-row>
        <table:table-row table:style-name="ro1">
          <table:table-cell office:value-type="string" table:style-name="ce2">
            <text:p>máy tốt cho nhu cầu xem youtube, lướt web. Riêng mình định mua để đọc trong thời gian dài như kindle thì rất nhanh mỏi mắt😭</text:p>
          </table:table-cell>
          <table:table-cell table:number-columns-repeated="16383"/>
        </table:table-row>
        <table:table-row table:style-name="ro1">
          <table:table-cell office:value-type="string" table:style-name="ce2">
            <text:p>Sản phẩm phù hợp tầm giá, chất lượng ok, tuỳ nhiên ai quen dùng Apple thì sẽ hơi hẫng</text:p>
          </table:table-cell>
          <table:table-cell table:number-columns-repeated="16383"/>
        </table:table-row>
        <table:table-row table:style-name="ro1">
          <table:table-cell office:value-type="string" table:style-name="ce2">
            <text:p>Tiki giao hàng nhanh. Hỗ trợ nhanh chóng, rất hài lòng về khâu chăm sóc kh. Máy tb mua cho bé dùng, máy xài ổn so với mức tiền</text:p>
          </table:table-cell>
          <table:table-cell table:number-columns-repeated="16383"/>
        </table:table-row>
        <table:table-row table:style-name="ro1">
          <table:table-cell office:value-type="string" table:style-name="ce2">
            <text:p>với mức giá này thì quá ổn k dám chê bai gì nhiều. Nhưng công nhận là thao tác của máy rất chậm</text:p>
          </table:table-cell>
          <table:table-cell table:number-columns-repeated="16383"/>
        </table:table-row>
        <table:table-row table:style-name="ro1">
          <table:table-cell office:value-type="string" table:style-name="ce2">
            <text:p>Máy chạy tốt, pin dùng lâu. Camera trước hơi mờ, chơi game lâu nóng máy. Với tầm giá này thì ok lắm rồi</text:p>
          </table:table-cell>
          <table:table-cell table:number-columns-repeated="16383"/>
        </table:table-row>
        <table:table-row table:style-name="ro1">
          <table:table-cell office:value-type="string" table:style-name="ce2">
            <text:p>Thi thoang bi giat xem phim cung tam cau hinh không cao May chi de cho con trai dung tam thui</text:p>
          </table:table-cell>
          <table:table-cell table:number-columns-repeated="16383"/>
        </table:table-row>
        <table:table-row table:style-name="ro1">
          <table:table-cell office:value-type="string" table:style-name="ce2">
            <text:p>Sản phẩm tốt trong tầm giá, màn hình hơi bị chói, nhưng giá này thì vậy là ok rồi!</text:p>
          </table:table-cell>
          <table:table-cell table:number-columns-repeated="16383"/>
        </table:table-row>
        <table:table-row table:style-name="ro1">
          <table:table-cell office:value-type="string" table:style-name="ce2">
            <text:p>Làm sao để nghe nhạc trong thẻ nhớ, mình cài vào nhưng chỉ xem được ảnh?</text:p>
          </table:table-cell>
          <table:table-cell table:number-columns-repeated="16383"/>
        </table:table-row>
        <table:table-row table:style-name="ro1">
          <table:table-cell office:value-type="string" table:style-name="ce2">
            <text:p>Giao hàng nhanh, muốn lấy hoá đơn VAT điện tử thì liên hệ như nào? Thank tiki</text:p>
          </table:table-cell>
          <table:table-cell table:number-columns-repeated="16383"/>
        </table:table-row>
        <table:table-row table:style-name="ro1">
          <table:table-cell office:value-type="string" table:style-name="ce2">
            <text:p>Sản phẩm chất lượng tốt phù hợp với giá tiền</text:p>
          </table:table-cell>
          <table:table-cell table:number-columns-repeated="16383"/>
        </table:table-row>
        <table:table-row table:style-name="ro1">
          <table:table-cell office:value-type="string" table:style-name="ce2">
            <text:p>Tốt trong tầm giá, phù hợp dùng dịch vụ kinh doanh, giao hàng nhanh</text:p>
          </table:table-cell>
          <table:table-cell table:number-columns-repeated="16383"/>
        </table:table-row>
        <table:table-row table:style-name="ro1">
          <table:table-cell office:value-type="string" table:style-name="ce2">
            <text:p>Xài ổn. Bảo hành đầy đủ.</text:p>
          </table:table-cell>
          <table:table-cell table:number-columns-repeated="16383"/>
        </table:table-row>
        <table:table-row table:style-name="ro1">
          <table:table-cell office:value-type="string" table:style-name="ce2">
            <text:p>Có ốp lưng củ máy này không bạn</text:p>
          </table:table-cell>
          <table:table-cell table:number-columns-repeated="16383"/>
        </table:table-row>
        <table:table-row table:style-name="ro1">
          <table:table-cell office:value-type="string" table:style-name="ce2">
            <text:p>dùng tốt,................</text:p>
          </table:table-cell>
          <table:table-cell table:number-columns-repeated="16383"/>
        </table:table-row>
        <table:table-row table:style-name="ro1">
          <table:table-cell office:value-type="string" table:style-name="ce2">
            <text:p>Mình mua cho mẹ dùng. Ưu điểm: cầm nhẹ, màn hình lớn, giao hàng nhanh, chụp ảnh ok.<text:s text:c="2"/></text:p>
          </table:table-cell>
          <table:table-cell table:number-columns-repeated="16383"/>
        </table:table-row>
        <table:table-row table:style-name="ro1">
          <table:table-cell office:value-type="string" table:style-name="ce2">
            <text:p>máy xài ổn mượt mà nhưng sao vẫn chưa được kích hoạt bảo hành điện tử <text:s/>khi tôi viết số IMEI gửi lên tổng đài 6060 thì tổng đài trả về tin nhắn chưa được Kích hoạt bảo hành</text:p>
          </table:table-cell>
          <table:table-cell table:number-columns-repeated="16383"/>
        </table:table-row>
        <table:table-row table:style-name="ro1">
          <table:table-cell office:value-type="string" table:style-name="ce2">
            <text:p>Đã mua hàng, chưa sử dụng, bao bì nguyên niêm. Tiki cho mình hỏi hàng bảo hành như thế nào với nhé. Cảm ơn.</text:p>
          </table:table-cell>
          <table:table-cell table:number-columns-repeated="16383"/>
        </table:table-row>
        <table:table-row table:style-name="ro1">
          <table:table-cell office:value-type="string" table:style-name="ce2">
            <text:p>nhận được hàng nguyên đai, nguyên kiện. chưa sử dụng nên chưa biết chất lương tn.</text:p>
          </table:table-cell>
          <table:table-cell table:number-columns-repeated="16383"/>
        </table:table-row>
        <table:table-row table:style-name="ro1">
          <table:table-cell office:value-type="string" table:style-name="ce2">
            <text:p>Moi mua chua bt được chất lượng mong kiti kích hoạt bảo hành giúp</text:p>
          </table:table-cell>
          <table:table-cell table:number-columns-repeated="16383"/>
        </table:table-row>
        <table:table-row table:style-name="ro1">
          <table:table-cell office:value-type="string" table:style-name="ce2">
            <text:p>Phù hợp giá tiền</text:p>
          </table:table-cell>
          <table:table-cell table:number-columns-repeated="16383"/>
        </table:table-row>
        <table:table-row table:style-name="ro1">
          <table:table-cell office:value-type="string" table:style-name="ce2">
            <text:p>điện thoại mỏng đẹp, tuy nhiên chụp ảnh xấu và màn hình hiển thị xấu</text:p>
          </table:table-cell>
          <table:table-cell table:number-columns-repeated="16383"/>
        </table:table-row>
        <table:table-row table:style-name="ro1">
          <table:table-cell office:value-type="string" table:style-name="ce2">
            <text:p>mình mua cái này là cái thứ 2 mà thiếu tai nghe theo máy là sao</text:p>
          </table:table-cell>
          <table:table-cell table:number-columns-repeated="16383"/>
        </table:table-row>
        <table:table-row table:style-name="ro1">
          <table:table-cell office:value-type="string" table:style-name="ce2">
            <text:p>ổn</text:p>
          </table:table-cell>
          <table:table-cell table:number-columns-repeated="16383"/>
        </table:table-row>
        <table:table-row table:style-name="ro1">
          <table:table-cell office:value-type="string" table:style-name="ce2">
            <text:p>Sp ok</text:p>
          </table:table-cell>
          <table:table-cell table:number-columns-repeated="16383"/>
        </table:table-row>
        <table:table-row table:style-name="ro1">
          <table:table-cell office:value-type="string" table:style-name="ce2">
            <text:p>Sản phẩm mẫu mã khá đẹp, tốt trong mức giá, hãng vivo có giá thành khá rẻ nhưng chất lượng lại khá ổn. Tiki giao hàng nhanh. Mình đặt 1 ngày là giao hàng tới rồi. Mình thích hàng <text:s text:c="2"/>và sẽ ủng hộ vivo và dịch vụ của tiki lâu dài<text:s text:c="2"/></text:p>
          </table:table-cell>
          <table:table-cell table:number-columns-repeated="16383"/>
        </table:table-row>
        <table:table-row table:style-name="ro1">
          <table:table-cell office:value-type="string" table:style-name="ce2">
            <text:p>cơ bản phù hợp với giá tiền, máy êm, không nóng</text:p>
          </table:table-cell>
          <table:table-cell table:number-columns-repeated="16383"/>
        </table:table-row>
        <table:table-row table:style-name="ro1">
          <table:table-cell office:value-type="string" table:style-name="ce2">
            <text:p>Sản phẩm tuyệt vời</text:p>
          </table:table-cell>
          <table:table-cell table:number-columns-repeated="16383"/>
        </table:table-row>
        <table:table-row table:style-name="ro1">
          <table:table-cell office:value-type="string" table:style-name="ce2">
            <text:p>máy xài rất tốt nên mua</text:p>
          </table:table-cell>
          <table:table-cell table:number-columns-repeated="16383"/>
        </table:table-row>
        <table:table-row table:style-name="ro1">
          <table:table-cell office:value-type="string" table:style-name="ce2">
            <text:p>rất là ok</text:p>
          </table:table-cell>
          <table:table-cell table:number-columns-repeated="16383"/>
        </table:table-row>
        <table:table-row table:style-name="ro1">
          <table:table-cell office:value-type="string" table:style-name="ce2">
            <text:p>Trước mình xài Android One xong chuyển qua xài thử em này. Cảm nhận khi chuyển đổi sang là: - Về tốc độ: Lag giựt, để ý sẽ thấy rất khó chịu. Điện thoại cũ chạy Android One của mình không có hiện tượng này. - Màn hình: Đẹp, rất nịnh mắt. Màu sắc rực rỡ. - Pin: Hao pin. Sạc đầy pin 100% tắt hết ứng dụng, đi ngủ (7 tiếng) sáng dậy còn 97% ?? :D ?? k biết nó chạy cái gì mà hao pin. Android One của mình cũng như vậy pin 100% sáng hôm sau. - Camera: Chụp khá ảo dịu, xử lý màu sắc hình ảnh tốt. Selfie hay chụp người, xử lý da mặt đẹp và tự nhiên. Nhu cầu chụp hình linh tinh + màn hình đẹp + giá phù hợp. Khuyên nên mua con này còn pin hay hiệu năng xử lý chỉ ở mức chấp nhận được</text:p>
          </table:table-cell>
          <table:table-cell table:number-columns-repeated="16383"/>
        </table:table-row>
        <table:table-row table:style-name="ro1">
          <table:table-cell office:value-type="string" table:style-name="ce2">
            <text:p>Sau một thời gian, tôi đã nhận được sản phẩm, sử dụng không chỉ không có vấn đề mà còn sử dụng rất hiệu quả. Sản phẩm đã được sử dụng với chất lượng đúng như mong đợi. Tuy nhiên vẫn chưa có điểm đặc biệt/mới, như việc thời gian ngắn hơn... nên tôi sẽ không cho 5 sao tối đa, mong đây sẽ là động lực cho hoạt động của TIKI sắp tới.</text:p>
          </table:table-cell>
          <table:table-cell table:number-columns-repeated="16383"/>
        </table:table-row>
        <table:table-row table:style-name="ro1">
          <table:table-cell office:value-type="string" table:style-name="ce2">
            <text:p>tình hình xài máy ổn. nhưng tôi kg hài lòng về quảng cáo web, cứ bấm xíu hay đang quay phim, chụp hình xíu là hiện trang web quảng cáo ra, mặc dù đã tắt nhìu chế độ nhưng cũng kg hết, mong nhà cung cấp hướng dẫn để chặn quảng cáo liên tục trên điện thoại thật sự rất bất tiện.</text:p>
          </table:table-cell>
          <table:table-cell table:number-columns-repeated="16383"/>
        </table:table-row>
        <table:table-row table:style-name="ro1">
          <table:table-cell office:value-type="string" table:style-name="ce2">
            <text:p>sản phẩm tốt, màu sắc đẹp, dung lượng nhiều, máy chạy mượt, tiếc là củ sạc bị hư mất thời gian mang đi bảo hành. điện thoại trung cấp đáng mua.</text:p>
          </table:table-cell>
          <table:table-cell table:number-columns-repeated="16383"/>
        </table:table-row>
        <table:table-row table:style-name="ro1">
          <table:table-cell office:value-type="string" table:style-name="ce2">
            <text:p>Nhận được hàng sớm nhưng giờ mới check được máy thì thấy có vết xước lớn ở phía cạnh bên phải, vừa mở ra đã thấy máy như thế thật sự không hài lòng</text:p>
          </table:table-cell>
          <table:table-cell table:number-columns-repeated="16383"/>
        </table:table-row>
        <table:table-row table:style-name="ro1">
          <table:table-cell office:value-type="string" table:style-name="ce2">
            <text:p>Hàng đóng gói cẩn thận, nguyên tem, giao hàng sớm hơn dự kiến 1 ngày. OK . Vấn để thông tin bảo hành máy <text:s/>bên mua đã làm theo hướng dẫn soạn MÃ IMEI gửi đến 6060 thì nhận được trả lời là tin nhắn không đúng, TIKI hỗ trợ về thông tin bảo hành nhé</text:p>
          </table:table-cell>
          <table:table-cell table:number-columns-repeated="16383"/>
        </table:table-row>
        <table:table-row table:style-name="ro1">
          <table:table-cell office:value-type="string" table:style-name="ce2">
            <text:p>chiếc vivo y51 sai dược 4nam. bat sang 100 hết 2chiec vivo y51 va Samsung A51 sam sung van am vang k sang bang y51 .xem cung 1video phim cung luc.nhung k sao moi điện thoại co cong dung va chúc nang riêng. van hai long vi dẹp va mới mạnh</text:p>
          </table:table-cell>
          <table:table-cell table:number-columns-repeated="16383"/>
        </table:table-row>
        <table:table-row table:style-name="ro1">
          <table:table-cell office:value-type="string" table:style-name="ce2">
            <text:p>đã nhận được nguyên hộp có đầy đủ phụ kiện, tuy hộp còn tem nhưng có vẻ cũ kỹ, giao hàng ngày 19/8/2020 nhưng hình như đã kích hoạt từ tháng 6/2020</text:p>
          </table:table-cell>
          <table:table-cell table:number-columns-repeated="16383"/>
        </table:table-row>
        <table:table-row table:style-name="ro1">
          <table:table-cell office:value-type="string" table:style-name="ce2">
            <text:p>Máy đẹp, mua được với gia <text:s/>5.900k 128GB/6GB hàng chính hãng tiki cung cấp, ban đầu thì thấy máy đẹp mượt nhưng không biết thời gian sdung thế nào, cám ơn nhà cung cấp tiki</text:p>
          </table:table-cell>
          <table:table-cell table:number-columns-repeated="16383"/>
        </table:table-row>
        <table:table-row table:style-name="ro1">
          <table:table-cell office:value-type="string" table:style-name="ce2">
            <text:p>giao hàng nhanh, đóng gói cẩn thận, sản phẩm nguyên tem đúng như quảng .hài lòng về chất lượng sản phẩm cũng như dịch vụ.</text:p>
          </table:table-cell>
          <table:table-cell table:number-columns-repeated="16383"/>
        </table:table-row>
        <table:table-row table:style-name="ro1">
          <table:table-cell office:value-type="string" table:style-name="ce2">
            <text:p>Giao hàng nhanh. Sản phẩm như mô tả. Tuy nhiên hơi chậm một tí so với mong đợi. Nhưng dù sao thì cũng phù hợp với giá tầm trung.</text:p>
          </table:table-cell>
          <table:table-cell table:number-columns-repeated="16383"/>
        </table:table-row>
        <table:table-row table:style-name="ro1">
          <table:table-cell office:value-type="string" table:style-name="ce2">
            <text:p>Nhận đủ hàng, chưa sử dụng nên chưa đánh giá nhìu được, cho mình hỏi nếu muốn bảo hành thì đi đâu được ạ</text:p>
          </table:table-cell>
          <table:table-cell table:number-columns-repeated="16383"/>
        </table:table-row>
        <table:table-row table:style-name="ro1">
          <table:table-cell office:value-type="string" table:style-name="ce2">
            <text:p>đóng gói cẩn thận.hàng nguyên hộp.còn trong lúc sử dũng nếu bị lỗi thì bh thế nào đây.</text:p>
          </table:table-cell>
          <table:table-cell table:number-columns-repeated="16383"/>
        </table:table-row>
        <table:table-row table:style-name="ro1">
          <table:table-cell office:value-type="string" table:style-name="ce2">
            <text:p>Tôi đã nhận được hàng , giơ tôi muốn biết lúc cần bảo hành thì phải làm như thế nào?</text:p>
          </table:table-cell>
          <table:table-cell table:number-columns-repeated="16383"/>
        </table:table-row>
        <table:table-row table:style-name="ro1">
          <table:table-cell office:value-type="string" table:style-name="ce2">
            <text:p>Cho mình hỏi Bảo Hành Điện Tử của máy mình có thể xem và kiểm tra ở đâu nhỉ?</text:p>
          </table:table-cell>
          <table:table-cell table:number-columns-repeated="16383"/>
        </table:table-row>
        <table:table-row table:style-name="ro1">
          <table:table-cell office:value-type="string" table:style-name="ce2">
            <text:p>good, sài thử được một tháng, làm sao kích hoạt bảo hành điện tử giờ</text:p>
          </table:table-cell>
          <table:table-cell table:number-columns-repeated="16383"/>
        </table:table-row>
        <table:table-row table:style-name="ro1">
          <table:table-cell office:value-type="string" table:style-name="ce2">
            <text:p>Mua con thứ hai trên tiki. nhưng con này chưa kích hoạt bảo hành tiki ạ</text:p>
          </table:table-cell>
          <table:table-cell table:number-columns-repeated="16383"/>
        </table:table-row>
        <table:table-row table:style-name="ro1">
          <table:table-cell office:value-type="string" table:style-name="ce2">
            <text:p>Cảm biến vân tay siêu âm chậm Còn lại tạm ổn trong tầm giá</text:p>
          </table:table-cell>
          <table:table-cell table:number-columns-repeated="16383"/>
        </table:table-row>
        <table:table-row table:style-name="ro1">
          <table:table-cell office:value-type="string" table:style-name="ce2">
            <text:p>mới mua hôm qua hôm nay giảm 200k. nói chung máy ok nhưng giá thì xuống nhanh quá</text:p>
          </table:table-cell>
          <table:table-cell table:number-columns-repeated="16383"/>
        </table:table-row>
        <table:table-row table:style-name="ro1">
          <table:table-cell office:value-type="string" table:style-name="ce2">
            <text:p>sản phẩm tốt , chụp hình đẹp, giao hàng nhanh, bao bì nguyên vẹn</text:p>
          </table:table-cell>
          <table:table-cell table:number-columns-repeated="16383"/>
        </table:table-row>
        <table:table-row table:style-name="ro1">
          <table:table-cell office:value-type="string" table:style-name="ce2">
            <text:p>màn hình điện thoại bị sao v??</text:p>
          </table:table-cell>
          <table:table-cell table:number-columns-repeated="16383"/>
        </table:table-row>
        <table:table-row table:style-name="ro1">
          <table:table-cell office:value-type="string" table:style-name="ce2">
            <text:p>Dùng được rất mượt , va khâu vận chuyển rất cẩn thận</text:p>
          </table:table-cell>
          <table:table-cell table:number-columns-repeated="16383"/>
        </table:table-row>
        <table:table-row table:style-name="ro1">
          <table:table-cell office:value-type="string" table:style-name="ce2">
            <text:p>Sản phẩm mới.thời gian bảo hành còn dài.Cũng hài lòng.</text:p>
          </table:table-cell>
          <table:table-cell table:number-columns-repeated="16383"/>
        </table:table-row>
        <table:table-row table:style-name="ro1">
          <table:table-cell office:value-type="string" table:style-name="ce2">
            <text:p>Tiki đóng gói cẩn thận, hàng còn nguyên seal, đẹp</text:p>
          </table:table-cell>
          <table:table-cell table:number-columns-repeated="16383"/>
        </table:table-row>
        <table:table-row table:style-name="ro1">
          <table:table-cell office:value-type="string" table:style-name="ce2">
            <text:p>đang chờ giảm giá mua tiếp 1 em nữa</text:p>
          </table:table-cell>
          <table:table-cell table:number-columns-repeated="16383"/>
        </table:table-row>
        <table:table-row table:style-name="ro1">
          <table:table-cell office:value-type="string" table:style-name="ce2">
            <text:p>Hàng tốt. chính hãng. không lỗi lầm</text:p>
          </table:table-cell>
          <table:table-cell table:number-columns-repeated="16383"/>
        </table:table-row>
        <table:table-row table:style-name="ro1">
          <table:table-cell office:value-type="string" table:style-name="ce2">
            <text:p>đẹp chạy ok, chính hãng</text:p>
          </table:table-cell>
          <table:table-cell table:number-columns-repeated="16383"/>
        </table:table-row>
        <table:table-row table:style-name="ro1">
          <table:table-cell office:value-type="string" table:style-name="ce2">
            <text:p>Sản phẩm đúng. Giao hàng lâu</text:p>
          </table:table-cell>
          <table:table-cell table:number-columns-repeated="16383"/>
        </table:table-row>
        <table:table-row table:style-name="ro1">
          <table:table-cell office:value-type="string" table:style-name="ce2">
            <text:p>Good</text:p>
          </table:table-cell>
          <table:table-cell table:number-columns-repeated="16383"/>
        </table:table-row>
        <table:table-row table:style-name="ro1">
          <table:table-cell office:value-type="string" table:style-name="ce2">
            <text:p>Dùng rất hài lòng, mượt <text:s text:c="2"/>Giao hàng tệ thật, ngoại thành mà hôm sau nhận hàng, giao sớm tận 5 hôm so với dự kiến hah <text:s text:c="2"/>chơi game bao phê, màn ổn nhưng sẽ bị viền đen do màn giá rẻ, không thể tránh được nhung vẫn khá nét, ổn. Trc khi mua cx tham khảo nỏte 8 pro và realme 6 nhưng h vẫn không hối hận, chip quá mát</text:p>
          </table:table-cell>
          <table:table-cell table:number-columns-repeated="16383"/>
        </table:table-row>
        <table:table-row table:style-name="ro1">
          <table:table-cell office:value-type="string" table:style-name="ce2">
            <text:p>Mới dùng thấy cũng ổn! Nhưng đang dùng ios quen dùng Androir thấy hơi bất tiện! không được thật cho lắm! Ảnh cứ ảo ảo kiểu gì đó!</text:p>
          </table:table-cell>
          <table:table-cell table:number-columns-repeated="16383"/>
        </table:table-row>
        <table:table-row table:style-name="ro1">
          <table:table-cell office:value-type="string" table:style-name="ce2">
            <text:p>Mới nhận được máy. Cho hỏi phải kích hoạt hay đã được kích hoạt bảo hành? Và xem thông tin bảo hành ở đâu ạ?</text:p>
          </table:table-cell>
          <table:table-cell table:number-columns-repeated="16383"/>
        </table:table-row>
        <table:table-row table:style-name="ro1">
          <table:table-cell office:value-type="string" table:style-name="ce2">
            <text:p>Cấu hình thì khỏi bàn. Máy dài hơn mức bt nên mang hơi cấn</text:p>
          </table:table-cell>
          <table:table-cell table:number-columns-repeated="16383"/>
        </table:table-row>
        <table:table-row table:style-name="ro1">
          <table:table-cell office:value-type="string" table:style-name="ce2">
            <text:p>Giao nhanh, hàng ổn. Dùng 1 tháng chưa thấy bất thường gì.</text:p>
          </table:table-cell>
          <table:table-cell table:number-columns-repeated="16383"/>
        </table:table-row>
        <table:table-row table:style-name="ro1">
          <table:table-cell office:value-type="string" table:style-name="ce2">
            <text:p>sao không thấy giấy bảo hành gì hết vậy shop</text:p>
          </table:table-cell>
          <table:table-cell table:number-columns-repeated="16383"/>
        </table:table-row>
        <table:table-row table:style-name="ro1">
          <table:table-cell office:value-type="string" table:style-name="ce2">
            <text:p>Giao hàng hơi chậm Chất lượng máy tốt</text:p>
          </table:table-cell>
          <table:table-cell table:number-columns-repeated="16383"/>
        </table:table-row>
        <table:table-row table:style-name="ro1">
          <table:table-cell office:value-type="string" table:style-name="ce2">
            <text:p>Ngon bổ rẻ, chạy đôi khi <text:s/>hơi lác</text:p>
          </table:table-cell>
          <table:table-cell table:number-columns-repeated="16383"/>
        </table:table-row>
        <table:table-row table:style-name="ro1">
          <table:table-cell office:value-type="string" table:style-name="ce2">
            <text:p>Máy đẹp , mới nhận máy dùng ok . Làm sao để kích hoạt bảo hành vậy shop</text:p>
          </table:table-cell>
          <table:table-cell table:number-columns-repeated="16383"/>
        </table:table-row>
        <table:table-row table:style-name="ro1">
          <table:table-cell office:value-type="string" table:style-name="ce2">
            <text:p>Sản phẩm xài rất ngon , rất tiện , đặc biệt thích redmi ở 1 chỗ là pin rất trâu , nhưng sạc hơi lâu 1 tí , nhưng không s</text:p>
          </table:table-cell>
          <table:table-cell table:number-columns-repeated="16383"/>
        </table:table-row>
        <table:table-row table:style-name="ro1">
          <table:table-cell office:value-type="string" table:style-name="ce2">
            <text:p>Giao hàng nhanh, như thường lệ, hàng chính hãng và đúng là rẻ nhất trong số các sàn điện tử chính hãng.</text:p>
          </table:table-cell>
          <table:table-cell table:number-columns-repeated="16383"/>
        </table:table-row>
        <table:table-row table:style-name="ro1">
          <table:table-cell office:value-type="string" table:style-name="ce2">
            <text:p>mau tuột pin, còn lại ổn. giá khá rẻ so với smartphone cùng phân khúc</text:p>
          </table:table-cell>
          <table:table-cell table:number-columns-repeated="16383"/>
        </table:table-row>
        <table:table-row table:style-name="ro1">
          <table:table-cell office:value-type="string" table:style-name="ce2">
            <text:p>m mua điện thoại về cho bố có vẻ như ông không biết dùng cứ kêu màn hình đen xi có lẽ ông động vào một chức năng ánh sáng nào đó vì mình không ở cạnh bên cũng không thể xem được ví dụ trong trường hợp cần bảo hành máy thì liên lạc như thế nào</text:p>
          </table:table-cell>
          <table:table-cell table:number-columns-repeated="16383"/>
        </table:table-row>
        <table:table-row table:style-name="ro1">
          <table:table-cell office:value-type="string" table:style-name="ce2">
            <text:p>điện thoại ổn nhưng lại không có tai nghe kèm theo máy là sao nhỉ</text:p>
          </table:table-cell>
          <table:table-cell table:number-columns-repeated="16383"/>
        </table:table-row>
        <table:table-row table:style-name="ro1">
          <table:table-cell office:value-type="string" table:style-name="ce2">
            <text:p>Điện Thoại Oppo A31 2020 (4GB/128GB) - Hàng Chính Hãng choi tot</text:p>
          </table:table-cell>
          <table:table-cell table:number-columns-repeated="16383"/>
        </table:table-row>
        <table:table-row table:style-name="ro1">
          <table:table-cell office:value-type="string" table:style-name="ce2">
            <text:p>tạm được</text:p>
          </table:table-cell>
          <table:table-cell table:number-columns-repeated="16383"/>
        </table:table-row>
        <table:table-row table:style-name="ro1">
          <table:table-cell office:value-type="string" table:style-name="ce2">
            <text:p>Hàng chính hãng, nguyên seal, shipper nhiệt tình. Tôi quên click vào ô trả góp để hưởng thêm khuyến mãi giảm 2tr khi thanh toán bằng thẻ HSBC. Đây là món hàng giá trị lớn, nếu bên dịch vụ Tiki khi lên đơn hàng mà có thể thông tin đến khách hàng để chắc chắn khách hàng quyết định chính xác nhất thì tôi đã hài lòng hơn.</text:p>
          </table:table-cell>
          <table:table-cell table:number-columns-repeated="16383"/>
        </table:table-row>
        <table:table-row table:style-name="ro1">
          <table:table-cell office:value-type="string" table:style-name="ce2">
            <text:p>Hàng giao đúng dự kiến. Dự kiến giao trước 21h thì 20h55 có anh shipper gọi nhận hàng . <text:s/>Máy chính hãng VN/A, đang xài thấy ổn, chưa có vấn đề gì nghiêm trọng.</text:p>
          </table:table-cell>
          <table:table-cell table:number-columns-repeated="16383"/>
        </table:table-row>
        <table:table-row table:style-name="ro1">
          <table:table-cell office:value-type="string" table:style-name="ce2">
            <text:p>Hàng nhận đúng ngày. Màu Tím đẹp lắm. Chỉ có một thắc mắc là nhân viên giao hàng kêu chụp hình mặt sau điện thoại gửi lên Tiki để bảo hành là sao? Không hiểu điểm này lắm.</text:p>
          </table:table-cell>
          <table:table-cell table:number-columns-repeated="16383"/>
        </table:table-row>
        <table:table-row table:style-name="ro1">
          <table:table-cell office:value-type="string" table:style-name="ce2">
            <text:p>Sản phẩm ok, chính hãng, check bảo hành ok. <text:s/>Tuy nhiên nếu nâng cấp từ X lên 11 thì cần xem xét do chất lượng hiển thị của X có vẻ tốt hơn so với 11</text:p>
          </table:table-cell>
          <table:table-cell table:number-columns-repeated="16383"/>
        </table:table-row>
        <table:table-row table:style-name="ro1">
          <table:table-cell office:value-type="string" table:style-name="ce2">
            <text:p>Hàng chính hãng, tiki now giao nhanh, mỗi tội 1 thẻ chỉ được áp dụng 1 lần nên không mua được cho người thân</text:p>
          </table:table-cell>
          <table:table-cell table:number-columns-repeated="16383"/>
        </table:table-row>
        <table:table-row table:style-name="ro1">
          <table:table-cell office:value-type="string" table:style-name="ce2">
            <text:p>Tạm thời thấy ok giao hàng nhanh đúng hẹn Tạm thời thấy ok giao hàng nhanh đúng hẹn</text:p>
          </table:table-cell>
          <table:table-cell table:number-columns-repeated="16383"/>
        </table:table-row>
        <table:table-row table:style-name="ro1">
          <table:table-cell office:value-type="string" table:style-name="ce2">
            <text:p>khá hài lòng, sản phẩm chạy mượt , chuẩn mã VN, xài 1 tuần thấy OK , hiện tại chưa phát sinh vấn đề gì</text:p>
          </table:table-cell>
          <table:table-cell table:number-columns-repeated="16383"/>
        </table:table-row>
        <table:table-row table:style-name="ro1">
          <table:table-cell office:value-type="string" table:style-name="ce2">
            <text:p>So với ảnh thì thực tế mày dày hơn và viền máy cũng bự hơn . Viền màu đen nên cảm giác máy có phần xấu hơn thực tế</text:p>
          </table:table-cell>
          <table:table-cell table:number-columns-repeated="16383"/>
        </table:table-row>
        <table:table-row table:style-name="ro1">
          <table:table-cell office:value-type="string" table:style-name="ce2">
            <text:p>Máy nguyên tem.đóng gói cẩn thận.không thấy hoá đơn như mua s10 như lần trước</text:p>
          </table:table-cell>
          <table:table-cell table:number-columns-repeated="16383"/>
        </table:table-row>
        <table:table-row table:style-name="ro1">
          <table:table-cell office:value-type="string" table:style-name="ce2">
            <text:p>Máy chính hãng , rất đẹp lưu nhỏ bạn nào hay đổ mồ hôi tay nên cân nhắc</text:p>
          </table:table-cell>
          <table:table-cell table:number-columns-repeated="16383"/>
        </table:table-row>
        <table:table-row table:style-name="ro1">
          <table:table-cell office:value-type="string" table:style-name="ce2">
            <text:p>Sản phẩm chính hãng. Lúc nhận vẫn chưa active và công nguyên deal</text:p>
          </table:table-cell>
          <table:table-cell table:number-columns-repeated="16383"/>
        </table:table-row>
        <table:table-row table:style-name="ro1">
          <table:table-cell office:value-type="string" table:style-name="ce2">
            <text:p>Điện thoại bình dân cục gạch thì Nokia vẫn là tốt nhất. Giá 340k mua dùng nhỏ gọn nhắn tin gọi điện cơ bản. Nắp đằng sau hơi lỏng, khay sim cỡ to nên sim micro đang dùng nhét rất khó, phải đi đổi sim khác.</text:p>
          </table:table-cell>
          <table:table-cell table:number-columns-repeated="16383"/>
        </table:table-row>
        <table:table-row table:style-name="ro1">
          <table:table-cell office:value-type="string" table:style-name="ce2">
            <text:p>Điện thoại nghe gọi được. Tuy nhiên, các phím bấm chữ bị hư, không gõ nhập danh bạ được<text:s text:c="2"/></text:p>
          </table:table-cell>
          <table:table-cell table:number-columns-repeated="16383"/>
        </table:table-row>
        <table:table-row table:style-name="ro1">
          <table:table-cell office:value-type="string" table:style-name="ce2">
            <text:p>pin được khoảng 1 tuần, vỏ sau hơi trơn, vỏ chưa chắc lắm, không mua được game gloft</text:p>
          </table:table-cell>
          <table:table-cell table:number-columns-repeated="16383"/>
        </table:table-row>
        <table:table-row table:style-name="ro1">
          <table:table-cell office:value-type="string" table:style-name="ce2">
            <text:p>Giao hàng nhanh chóng , gói OK , đúng mẫu , chưa Sài k pit s <text:s text:c="3"/>Vẫn cho 4 sao</text:p>
          </table:table-cell>
          <table:table-cell table:number-columns-repeated="16383"/>
        </table:table-row>
        <table:table-row table:style-name="ro1">
          <table:table-cell office:value-type="string" table:style-name="ce2">
            <text:p>5 nút di chuyển lên xuống trái phải chọn ở chung 1 nút hơi nhỏ. Bất tiện</text:p>
          </table:table-cell>
          <table:table-cell table:number-columns-repeated="16383"/>
        </table:table-row>
        <table:table-row table:style-name="ro1">
          <table:table-cell office:value-type="string" table:style-name="ce2">
            <text:p>Do mắt mẹ mình kém nên chữ hiển thị hơi bé, máy hđộng bình thường, chưa thấy lỗi!</text:p>
          </table:table-cell>
          <table:table-cell table:number-columns-repeated="16383"/>
        </table:table-row>
        <table:table-row table:style-name="ro1">
          <table:table-cell office:value-type="string" table:style-name="ce2">
            <text:p>game rác rất nhiều, nhạc chuông rất ít ,âm cũng không được to lắm</text:p>
          </table:table-cell>
          <table:table-cell table:number-columns-repeated="16383"/>
        </table:table-row>
        <table:table-row table:style-name="ro1">
          <table:table-cell office:value-type="string" table:style-name="ce2">
            <text:p>sản phẩm tốt sau khi sử dụng 3 tháng. hàng đong gói cẩn thận.</text:p>
          </table:table-cell>
          <table:table-cell table:number-columns-repeated="16383"/>
        </table:table-row>
        <table:table-row table:style-name="ro1">
          <table:table-cell office:value-type="string" table:style-name="ce2">
            <text:p>Sản phẩm chính hãng, giá cũng tương đương siêu thị <text:s/>Nói chung là khá ổn</text:p>
          </table:table-cell>
          <table:table-cell table:number-columns-repeated="16383"/>
        </table:table-row>
        <table:table-row table:style-name="ro1">
          <table:table-cell office:value-type="string" table:style-name="ce2">
            <text:p>Hàn Sài OK mình đi xe cầm không chặt rớt s đường mà không sao</text:p>
          </table:table-cell>
          <table:table-cell table:number-columns-repeated="16383"/>
        </table:table-row>
        <table:table-row table:style-name="ro1">
          <table:table-cell office:value-type="string" table:style-name="ce2">
            <text:p>sản phẩm hài lòng, nokia nghe gọi rõ, pin lâu, rất hài lòng về nokia</text:p>
          </table:table-cell>
          <table:table-cell table:number-columns-repeated="16383"/>
        </table:table-row>
        <table:table-row table:style-name="ro1">
          <table:table-cell office:value-type="string" table:style-name="ce2">
            <text:p>sản phẩm đẹp như hình. bàn phím nhạy . sài ổn<text:s/></text:p>
          </table:table-cell>
          <table:table-cell table:number-columns-repeated="16383"/>
        </table:table-row>
        <table:table-row table:style-name="ro1">
          <table:table-cell office:value-type="string" table:style-name="ce2">
            <text:p>Phím di chuyển và phím ok hơi dễ bấm lộn, còn lại ok</text:p>
          </table:table-cell>
          <table:table-cell table:number-columns-repeated="16383"/>
        </table:table-row>
        <table:table-row table:style-name="ro1">
          <table:table-cell office:value-type="string" table:style-name="ce2">
            <text:p>Giao hàng đúng chất lượng.</text:p>
          </table:table-cell>
          <table:table-cell table:number-columns-repeated="16383"/>
        </table:table-row>
        <table:table-row table:style-name="ro1">
          <table:table-cell office:value-type="string" table:style-name="ce2">
            <text:p>Hàng fpt chất lượng. Nhưng giao thiếu tai nghe</text:p>
          </table:table-cell>
          <table:table-cell table:number-columns-repeated="16383"/>
        </table:table-row>
        <table:table-row table:style-name="ro1">
          <table:table-cell office:value-type="string" table:style-name="ce2">
            <text:p>Giao hàng nhanh, chuẩn hàng nguyên seal, chưa active, tuy nhiên không cho chọn mã nước phân phối nên dính đúng bản của Nhật, J/A (cá nhân không ưng lắm) vì chụp ảnh kêu click chứ không silent được. Đối với mình thì hơi buồn chút nhưng không sao.</text:p>
          </table:table-cell>
          <table:table-cell table:number-columns-repeated="16383"/>
        </table:table-row>
        <table:table-row table:style-name="ro1">
          <table:table-cell office:value-type="string" table:style-name="ce2">
            <text:p>Điện thoại phiên bản quốc tế, xài tốt nhưng QuênMobile xử lý và gửi hoá đơn điện tử lâu hơn 3 tuần, phải hỏi nhiều lần mới được</text:p>
          </table:table-cell>
          <table:table-cell table:number-columns-repeated="16383"/>
        </table:table-row>
        <table:table-row table:style-name="ro1">
          <table:table-cell office:value-type="string" table:style-name="ce2">
            <text:p>Đã nhận hàng nguyên đai, nguyên kiện. Hài lòng đang test máy. Chắc là OK</text:p>
          </table:table-cell>
          <table:table-cell table:number-columns-repeated="16383"/>
        </table:table-row>
        <table:table-row table:style-name="ro1">
          <table:table-cell office:value-type="string" table:style-name="ce2">
            <text:p>Hợp lí vừa túi tiền</text:p>
          </table:table-cell>
          <table:table-cell table:number-columns-repeated="16383"/>
        </table:table-row>
        <table:table-row table:style-name="ro1">
          <table:table-cell office:value-type="string" table:style-name="ce2">
            <text:p>Hàng chính hãng, giao nhanh, đúng màu, màu xám lam ngọc rất đẹp. Tuy nhiên có lỗi gmail không thông báo khi có email mới, không có màn hình Always display on. Và không có chứng chỉ chống nước, chống bụi.</text:p>
          </table:table-cell>
          <table:table-cell table:number-columns-repeated="16383"/>
        </table:table-row>
        <table:table-row table:style-name="ro1">
          <table:table-cell office:value-type="string" table:style-name="ce2">
            <text:p>Sp giao nhanh có km Now24h. Hàng full seal, ngon như mô tả.</text:p>
          </table:table-cell>
          <table:table-cell table:number-columns-repeated="16383"/>
        </table:table-row>
        <table:table-row table:style-name="ro1">
          <table:table-cell office:value-type="string" table:style-name="ce2">
            <text:p>sau 1 tháng sử dụng điện thoại bị ám vàng như thế là bị làm sao ạ</text:p>
          </table:table-cell>
          <table:table-cell table:number-columns-repeated="16383"/>
        </table:table-row>
        <table:table-row table:style-name="ro1">
          <table:table-cell office:value-type="string" table:style-name="ce2">
            <text:p>Đã định đánh giá 5* nhưng do shop giao sai màu nên chỉ cho 4*</text:p>
          </table:table-cell>
          <table:table-cell table:number-columns-repeated="16383"/>
        </table:table-row>
        <table:table-row table:style-name="ro1">
          <table:table-cell office:value-type="string" table:style-name="ce2">
            <text:p>cảm ứng chơi liên quân không mượt, đi chuyển không tốt</text:p>
          </table:table-cell>
          <table:table-cell table:number-columns-repeated="16383"/>
        </table:table-row>
        <table:table-row table:style-name="ro1">
          <table:table-cell office:value-type="string" table:style-name="ce2">
            <text:p>Tiki cho hỏi, sau khi nhận máy, kiểm tra thì máy chưa kích hoạt bảo hành, tôi có cần phải kích hoạt bảo hành không?; nhờ Tiki hướng dẫn kích hoạt bảo hành online nếu cần phải kích hoạt. Thanks</text:p>
          </table:table-cell>
          <table:table-cell table:number-columns-repeated="16383"/>
        </table:table-row>
        <table:table-row table:style-name="ro1">
          <table:table-cell office:value-type="string" table:style-name="ce2">
            <text:p>Nhận vân tay chậm. còn lại ngon. đang xài thử 7 ngày xem ntn</text:p>
          </table:table-cell>
          <table:table-cell table:number-columns-repeated="16383"/>
        </table:table-row>
        <table:table-row table:style-name="ro1">
          <table:table-cell office:value-type="string" table:style-name="ce2">
            <text:p>Sp nguyên seal, kích hoạt bh điện tử đúng ngày nhận hàng.</text:p>
          </table:table-cell>
          <table:table-cell table:number-columns-repeated="16383"/>
        </table:table-row>
        <table:table-row table:style-name="ro1">
          <table:table-cell office:value-type="string" table:style-name="ce2">
            <text:p>Tiki giao hàng nhanh, màu sắc sp đẹp và đúng mô tả</text:p>
          </table:table-cell>
          <table:table-cell table:number-columns-repeated="16383"/>
        </table:table-row>
        <table:table-row table:style-name="ro1">
          <table:table-cell office:value-type="string" table:style-name="ce2">
            <text:p>SP tốt như quảng cáo</text:p>
          </table:table-cell>
          <table:table-cell table:number-columns-repeated="16383"/>
        </table:table-row>
        <table:table-row table:style-name="ro1">
          <table:table-cell office:value-type="string" table:style-name="ce2">
            <text:p>Sản phẩm chính hãng, nguyên seal, đúng yêu cầu. Tuy nhiên có một sự cố nhỏ là mình đặt TikiNow ship nhanh để kịp tặng quà, có ghi là giao trước 19h, nhưng mình ở công ty chờ mãi đến 19h30 vẫn chưa có. Đến lúc mình gọi điện phản ánh thì Tiki mới chịu hối thúc shipper, nhưng cũng mãi đến 20h30 mới giao tới. Mình nghĩ để tốt hơn tiki nên báo trước cho khách biết nếu hàng không thể giao đúng hẹn. TikiNow có tính thêm phụ phí giao nhanh nên không thể thoải mái giao trễ như đơn hàng thường được. Dù sao thì shipper cũng chịu khó giao đến tay mình nên mình chỉ trừ nhẹ 1 sao. Hy vọng Tiki cải thiện dịch vụ, như vậy mình mới cân nhắc mua gói TikiNow. Thân.</text:p>
          </table:table-cell>
          <table:table-cell table:number-columns-repeated="16383"/>
        </table:table-row>
        <table:table-row table:style-name="ro1">
          <table:table-cell office:value-type="string" table:style-name="ce2">
            <text:p>Hàng tốt. Check IMEI, bảo hành đều ok. Để 4 sao vì Tiki giao trễ hơn dự kiến 1 chút. Chất lượng thì cần thời gian để kiểm chứng. Khi đó sẽ review lại số sao. Mình mua từ Tiki Trading.</text:p>
          </table:table-cell>
          <table:table-cell table:number-columns-repeated="16383"/>
        </table:table-row>
        <table:table-row table:style-name="ro1">
          <table:table-cell office:value-type="string" table:style-name="ce2">
            <text:p>sp mới ra vẫn con bị lỗi tai nghe khi chơi pubg còn đâu ok</text:p>
          </table:table-cell>
          <table:table-cell table:number-columns-repeated="16383"/>
        </table:table-row>
        <table:table-row table:style-name="ro1">
          <table:table-cell office:value-type="string" table:style-name="ce2">
            <text:p>hang giao con niem phong. nhung su dung duc 1 thoi gian thi loa bi re. tiem can thi luc co luc khong. khong biet do A10s tinh hinh chung la vay hay chi co hang minh nhan online moi bi vay</text:p>
          </table:table-cell>
          <table:table-cell table:number-columns-repeated="16383"/>
        </table:table-row>
        <table:table-row table:style-name="ro1">
          <table:table-cell office:value-type="string" table:style-name="ce2">
            <text:p>hàng ok chính hãng đặt hàng chính hãng đặt hàng tối 31/8 chiều 1/9 đã nhận hàng giao hàng nhanh thiệt rẻ hơi thế giới di dộng 550k</text:p>
          </table:table-cell>
          <table:table-cell table:number-columns-repeated="16383"/>
        </table:table-row>
        <table:table-row table:style-name="ro1">
          <table:table-cell office:value-type="string" table:style-name="ce2">
            <text:p>Sp khi nhận nguyên vẹn, có cho đồng kiểm không kích hoạt, đếu này nên duy trì Sp khi kích hoạt và sử dụng vận hành ổn định</text:p>
          </table:table-cell>
          <table:table-cell table:number-columns-repeated="16383"/>
        </table:table-row>
        <table:table-row table:style-name="ro1">
          <table:table-cell office:value-type="string" table:style-name="ce2">
            <text:p>trước <text:s/>mắt k có <text:s/>vấn đề gì.........k biết kích hoạt <text:s/>bao hành ntn</text:p>
          </table:table-cell>
          <table:table-cell table:number-columns-repeated="16383"/>
        </table:table-row>
        <table:table-row table:style-name="ro1">
          <table:table-cell office:value-type="string" table:style-name="ce2">
            <text:p>sản phẩm phù hợp với mức giá, nhưng phụ kiện đi kèm thiếu tai nghe, ốp và dán màn hình</text:p>
          </table:table-cell>
          <table:table-cell table:number-columns-repeated="16383"/>
        </table:table-row>
        <table:table-row table:style-name="ro1">
          <table:table-cell office:value-type="string" table:style-name="ce2">
            <text:p>Điện thoại tốt, giá hợp lý cho người già, trẻ em dùng giải trí</text:p>
          </table:table-cell>
          <table:table-cell table:number-columns-repeated="16383"/>
        </table:table-row>
        <table:table-row table:style-name="ro1">
          <table:table-cell office:value-type="string" table:style-name="ce2">
            <text:p>nhờ shop kich hoạt bảo hành</text:p>
          </table:table-cell>
          <table:table-cell table:number-columns-repeated="16383"/>
        </table:table-row>
        <table:table-row table:style-name="ro1">
          <table:table-cell office:value-type="string" table:style-name="ce2">
            <text:p>Tiki cần giao hàng nhanh hơn nữa</text:p>
          </table:table-cell>
          <table:table-cell table:number-columns-repeated="16383"/>
        </table:table-row>
        <table:table-row table:style-name="ro1">
          <table:table-cell office:value-type="string" table:style-name="ce2">
            <text:p>tạm ổn. ủng hộ tiki nhiều hơn</text:p>
          </table:table-cell>
          <table:table-cell table:number-columns-repeated="16383"/>
        </table:table-row>
        <table:table-row table:style-name="ro1">
          <table:table-cell office:value-type="string" table:style-name="ce2">
            <text:p>Vỏ máy = nhôm seri 7000 mát mịn như sờ mông em bé😍. Lúc đầu tôi cũng khá lăn tăn lên chọn Samsung...s10 hay em này <text:s/>Và sau gần 1 tháng sử dụng tôi thấy quyết định của mình thật sự đúng đắn. Bác nào thích thì súc luôn cho nóng nhé <text:s text:c="2"/>máy VN đủ bảo hành của hãng 👌🏻 <text:s text:c="3"/>Tính cho 5⭐️ nhưng giao máy hơi chậm lên tớ cho 4⭐️ thôi . Lần sau mua tiki đẩy nhanh tiến độ hơn tớ cho điểm tối đa nhé 😘</text:p>
          </table:table-cell>
          <table:table-cell table:number-columns-repeated="16383"/>
        </table:table-row>
        <table:table-row table:style-name="ro1">
          <table:table-cell office:value-type="string" table:style-name="ce2">
            <text:p>Đây là lần thứ hai mình mua Iphone trên Tiki. Về sản phẩm thì mình tin tưởng Tiki, sản phẩm chính hãng Apple. Mã VN/A. Mình đang dùng thử, mới được 1 tuần. Hi vọng sản phẩm sẽ không có lỗi gì. Nhưng mình khá thất vọng vì việc giao hàng lần này. Thời gian giao hàng quá lâu. <text:s/>Nhân viên còn định gửi hàng cho cái quầy tạp hóa dưới tòa nhà mình ở, cầm hộ khi mình bảo chờ mình 10' (Vì giao hàng không có đúng ngày hẹn ban đầu nên mình phải vòng từ cty về)'.</text:p>
          </table:table-cell>
          <table:table-cell table:number-columns-repeated="16383"/>
        </table:table-row>
        <table:table-row table:style-name="ro1">
          <table:table-cell office:value-type="string" table:style-name="ce2">
            <text:p>Đóng gói quá tệ vỏ hộp bị xước nhiều có dấu hiệu bị rơi hộp (nhìn các vết xước dính nhiều đất khá dơ) Máy còn nguyên seal chưa active, hàng VNA nói chung mới 1 tuần máy chưa phát sinh lỗi nhưng vẫn cảm thấy thất vọng về hình thức sản phẩm khi nhận</text:p>
          </table:table-cell>
          <table:table-cell table:number-columns-repeated="16383"/>
        </table:table-row>
        <table:table-row table:style-name="ro1">
          <table:table-cell office:value-type="string" table:style-name="ce2">
            <text:p>Dùng tạm ổn, máy hơi nóngDùng tạm ổn, máy hơi nóngDùng tạm ổn, máy hơi nóngDùng tạm ổn, máy hơi nóngDùng tạm ổn, máy hơi nóngDùng tạm ổn, máy hơi nóng</text:p>
          </table:table-cell>
          <table:table-cell table:number-columns-repeated="16383"/>
        </table:table-row>
        <table:table-row table:style-name="ro1">
          <table:table-cell office:value-type="string" table:style-name="ce2">
            <text:p>Sp chính hãng, giao hàng nhanh may mà chuẩn bị tiền trc. Điểm trừ là <text:s/>Pin mới dùng được 1 tháng mà còn 98% vợ mình dùng chả biết thế nào!</text:p>
          </table:table-cell>
          <table:table-cell table:number-columns-repeated="16383"/>
        </table:table-row>
        <table:table-row table:style-name="ro1">
          <table:table-cell office:value-type="string" table:style-name="ce2">
            <text:p>Điện thoại dùng rất ổn định. Chỉ có điều dây sạc cứng như dây lô, và cây chọc sim nhìn rất rẻ tiền. Tính năng điện thoại và màu sắc Oke. Tks shop.</text:p>
          </table:table-cell>
          <table:table-cell table:number-columns-repeated="16383"/>
        </table:table-row>
        <table:table-row table:style-name="ro1">
          <table:table-cell office:value-type="string" table:style-name="ce2">
            <text:p>sản phẩm sử dụng tốt, không có lỗi hay hư hại nào. Dịch vụ giao và vận chuyển hàng của hệ thống đảm bảo, nhanh , thiết kiệm và làm việc nhiệt tình chuyên nghiệp.</text:p>
          </table:table-cell>
          <table:table-cell table:number-columns-repeated="16383"/>
        </table:table-row>
        <table:table-row table:style-name="ro1">
          <table:table-cell office:value-type="string" table:style-name="ce2">
            <text:p>Sản phẩm đúng như mong đợi. Tuy nhiên, mình có góp ý về đơn vị giao hàng nên gọi điện trước để xác nhận thời điểm giao hàng chính xác. Tránh hẹn nhiều lần.</text:p>
          </table:table-cell>
          <table:table-cell table:number-columns-repeated="16383"/>
        </table:table-row>
        <table:table-row table:style-name="ro1">
          <table:table-cell office:value-type="string" table:style-name="ce2">
            <text:p>nhận cả 2 chiếc đều bị lỗi không đăng nhập được id apple mà không biết vì sao, chiếc thứ 2 tiki đã thu hồi mà chưa trả lời kết quả, haizzz</text:p>
          </table:table-cell>
          <table:table-cell table:number-columns-repeated="16383"/>
        </table:table-row>
        <table:table-row table:style-name="ro1">
          <table:table-cell office:value-type="string" table:style-name="ce2">
            <text:p>Mình rất hài lòng về sản phẩm của tiki. Máy nguyên seal. Nhưng hơi tiếc là máy bị chảy mực mang hình và đang đợi gửi về Tiki<text:s text:c="2"/></text:p>
          </table:table-cell>
          <table:table-cell table:number-columns-repeated="16383"/>
        </table:table-row>
        <table:table-row table:style-name="ro1">
          <table:table-cell office:value-type="string" table:style-name="ce2">
            <text:p>Hàng chính hãng tuy nhiên giao hàng quá chậm, đặt hàng trước mà lại giao chậm hơn 1 người bạn đặt hàng sau. Tiki nên xem lại vấn đề này. Cảm ơn</text:p>
          </table:table-cell>
          <table:table-cell table:number-columns-repeated="16383"/>
        </table:table-row>
        <table:table-row table:style-name="ro1">
          <table:table-cell office:value-type="string" table:style-name="ce2">
            <text:p>- Tôi đã mua 2 sản phẩm 7plus này, nó vẫn còn nguyên zin, chưa active, tra IME ok chính hãng. Nói chung sản phầm good</text:p>
          </table:table-cell>
          <table:table-cell table:number-columns-repeated="16383"/>
        </table:table-row>
        <table:table-row table:style-name="ro1">
          <table:table-cell office:value-type="string" table:style-name="ce2">
            <text:p>Mình cũng vừa nhận hàng, mọi thứ đều OK nhưng không có jack chuyển 3.5 mm như trong phần mô tả sp là bị giao thiếu hay sao tiki ?</text:p>
          </table:table-cell>
          <table:table-cell table:number-columns-repeated="16383"/>
        </table:table-row>
        <table:table-row table:style-name="ro1">
          <table:table-cell office:value-type="string" table:style-name="ce2">
            <text:p>mình nhận máy hôm qua ngày 29.6. mới dùng thấy ổn. tuy nhiên hàng giao cho mình bị thiếu cây lấy sim.</text:p>
          </table:table-cell>
          <table:table-cell table:number-columns-repeated="16383"/>
        </table:table-row>
        <table:table-row table:style-name="ro1">
          <table:table-cell office:value-type="string" table:style-name="ce2">
            <text:p>sản phẩm đúng như quảng cáo, hàng chính hãng nguyên seal.</text:p>
          </table:table-cell>
          <table:table-cell table:number-columns-repeated="16383"/>
        </table:table-row>
        <table:table-row table:style-name="ro1">
          <table:table-cell office:value-type="string" table:style-name="ce2">
            <text:p>Đã mua được hơn 6 tháng, đến thời điểm máy vẫn dùng tốt</text:p>
          </table:table-cell>
          <table:table-cell table:number-columns-repeated="16383"/>
        </table:table-row>
        <table:table-row table:style-name="ro1">
          <table:table-cell office:value-type="string" table:style-name="ce2">
            <text:p>Sài 1 tuần thấy ổn, chưa thấy <text:s/>có <text:s/>vấn đề nào xảy ra</text:p>
          </table:table-cell>
          <table:table-cell table:number-columns-repeated="16383"/>
        </table:table-row>
        <table:table-row table:style-name="ro1">
          <table:table-cell office:value-type="string" table:style-name="ce2">
            <text:p>Sản phẩm đúng mới nguyên seal, chưa active, mình nhận ngày hôm nay dùng rất hài lòng. <text:s/>Tuy nhiên mình có ý kiến là tiki gói hàng hơi mong manh dễ vỡ quá, hàng giá trị cao mà không có nylon bong bóng chống sốc gì cả. một góc hộp bị cấn đùn, may sao máy còn nguyên.</text:p>
          </table:table-cell>
          <table:table-cell table:number-columns-repeated="16383"/>
        </table:table-row>
        <table:table-row table:style-name="ro1">
          <table:table-cell office:value-type="string" table:style-name="ce2">
            <text:p>Do cần gấp nên mình đã chọn tiki now giao nhanh trong 3h. chọn mua lúc hơn 12h ngày 28.11.2019 nhưng qua 16h mới có nhân viên gọi điện giao (sau khi mình đã liên hệ lại với tiki do quá hạn). Tối về mở máy thì check thấy đã active từ chục ngày trc.</text:p>
          </table:table-cell>
          <table:table-cell table:number-columns-repeated="16383"/>
        </table:table-row>
        <table:table-row table:style-name="ro1">
          <table:table-cell office:value-type="string" table:style-name="ce2">
            <text:p>Sau khi mua sử dụng khoảng 2 tuần thì mình có một vài đánh giá: - Sản phẩm chất lượng ổn định, đẹp, mượt mà. - Thời gian giao hàng nhanh. Tuy nhiên, sản phẩm điện tử giá trị lớn mà lúc nhận hàng hộp đóng gói bị móp méo, may mắn là có thể nó không ảnh hưởng gì đến hộp máy bên trong. Mong tiki để ý khâu vận chuyển.</text:p>
          </table:table-cell>
          <table:table-cell table:number-columns-repeated="16383"/>
        </table:table-row>
        <table:table-row table:style-name="ro1">
          <table:table-cell office:value-type="string" table:style-name="ce2">
            <text:p>sản phẩm giao nhanh. đóng gói toàn bằng giấy. không được 1 miếng bông bóng cá nào hết?? so với hàng điện tử mà đóng gói như vậy khá là buồn!!</text:p>
          </table:table-cell>
          <table:table-cell table:number-columns-repeated="16383"/>
        </table:table-row>
        <table:table-row table:style-name="ro1">
          <table:table-cell office:value-type="string" table:style-name="ce2">
            <text:p>Mua đúng ngày sale thẻ visa được off 2tr. Giá tốt hơn chút so với mua ngoài. Hết đợt sale lại có bản 64gb trắng nên hơi tiếc.</text:p>
          </table:table-cell>
          <table:table-cell table:number-columns-repeated="16383"/>
        </table:table-row>
        <table:table-row table:style-name="ro1">
          <table:table-cell office:value-type="string" table:style-name="ce2">
            <text:p>Giao sớm, xài ổn, sirri ngon lành. Hài lòng. Pin khá tốt. Sạc qua đêm k lo chai pin do IOS 13 đã khắc phục lỗi này</text:p>
          </table:table-cell>
          <table:table-cell table:number-columns-repeated="16383"/>
        </table:table-row>
        <table:table-row table:style-name="ro1">
          <table:table-cell office:value-type="string" table:style-name="ce2">
            <text:p>Dùng tốt, <text:s/>hàng sản xuất riêng chi tt việt, <text:s/>hy vọng không gặp phải lỗi pin như máy cũ</text:p>
          </table:table-cell>
          <table:table-cell table:number-columns-repeated="16383"/>
        </table:table-row>
        <table:table-row table:style-name="ro1">
          <table:table-cell office:value-type="string" table:style-name="ce2">
            <text:p>điện thoại dùng tốt, hàng chính hãng, giao nhanh hơn mong đợi</text:p>
          </table:table-cell>
          <table:table-cell table:number-columns-repeated="16383"/>
        </table:table-row>
        <table:table-row table:style-name="ro1">
          <table:table-cell office:value-type="string" table:style-name="ce2">
            <text:p>không phải hàng fpt. Nhưng khá OK</text:p>
          </table:table-cell>
          <table:table-cell table:number-columns-repeated="16383"/>
        </table:table-row>
        <table:table-row table:style-name="ro1">
          <table:table-cell office:value-type="string" table:style-name="ce2">
            <text:p>đóng gói cẩn thận</text:p>
          </table:table-cell>
          <table:table-cell table:number-columns-repeated="16383"/>
        </table:table-row>
        <table:table-row table:style-name="ro1">
          <table:table-cell office:value-type="string" table:style-name="ce2">
            <text:p>Hộp giao bị móp</text:p>
          </table:table-cell>
          <table:table-cell table:number-columns-repeated="16383"/>
        </table:table-row>
        <table:table-row table:style-name="ro1">
          <table:table-cell office:value-type="string" table:style-name="ce2">
            <text:p>Tiki đống gói cẩn thận giao nhanh hon dự kiến có điều có luc tự nhiên may bị nóng ran lên không hiểu nhu nào đang theo dõi xem còn bi không</text:p>
          </table:table-cell>
          <table:table-cell table:number-columns-repeated="16383"/>
        </table:table-row>
        <table:table-row table:style-name="ro1">
          <table:table-cell office:value-type="string" table:style-name="ce2">
            <text:p>Hàng chính hãng VNA chưa active, tiếc là chương trình km cho thẻ HSBC hết nhanh hơn so với thời gian thông báo</text:p>
          </table:table-cell>
          <table:table-cell table:number-columns-repeated="16383"/>
        </table:table-row>
        <table:table-row table:style-name="ro1">
          <table:table-cell office:value-type="string" table:style-name="ce2">
            <text:p>Điện thoại tốt, đẹp. Giao hàng đúng hạn. Chưa có hư gì nên không biết bảo hành như thế nào</text:p>
          </table:table-cell>
          <table:table-cell table:number-columns-repeated="16383"/>
        </table:table-row>
        <table:table-row table:style-name="ro1">
          <table:table-cell office:value-type="string" table:style-name="ce2">
            <text:p>- <text:s/>Bót 1 sao vì đặt tiki now nhưng 2 ngày sau mới nhận được. - Nói chung máy không thấy vấn đề gì bất ổn.</text:p>
          </table:table-cell>
          <table:table-cell table:number-columns-repeated="16383"/>
        </table:table-row>
        <table:table-row table:style-name="ro1">
          <table:table-cell office:value-type="string" table:style-name="ce2">
            <text:p>- Máy mới chưa active hàng chính hãng Vn/a - Nhưng các bạn giao hàng chậm quá<text:s text:c="3"/></text:p>
          </table:table-cell>
          <table:table-cell table:number-columns-repeated="16383"/>
        </table:table-row>
        <table:table-row table:style-name="ro1">
          <table:table-cell office:value-type="string" table:style-name="ce2">
            <text:p>Sản phẩm chính hãng đúng như trong ảnh đợi dùng một thời gian đánh giá tiếp cho anh em</text:p>
          </table:table-cell>
          <table:table-cell table:number-columns-repeated="16383"/>
        </table:table-row>
        <table:table-row table:style-name="ro1">
          <table:table-cell office:value-type="string" table:style-name="ce2">
            <text:p>Máy chính hãng, chạy ổn định, giao hàng nhanh chóng.</text:p>
          </table:table-cell>
          <table:table-cell table:number-columns-repeated="16383"/>
        </table:table-row>
        <table:table-row table:style-name="ro1">
          <table:table-cell office:value-type="string" table:style-name="ce2">
            <text:p>Tốt</text:p>
          </table:table-cell>
          <table:table-cell table:number-columns-repeated="16383"/>
        </table:table-row>
        <table:table-row table:style-name="ro1">
          <table:table-cell office:value-type="string" table:style-name="ce2">
            <text:p>điện thoại đẹp mới dùng thử <text:s/>thấy mượt</text:p>
          </table:table-cell>
          <table:table-cell table:number-columns-repeated="16383"/>
        </table:table-row>
        <table:table-row table:style-name="ro1">
          <table:table-cell office:value-type="string" table:style-name="ce2">
            <text:p>Hàng chính hãng, nguyên seal, chưa kích hoạt bảo hành. Hiện tại máy hoạt động tốt chưa phát hiện điều gì bất thường. <text:s/>Vừa nhận máy xong thì tiki lại giảm giá 200k. <text:s/>Tui buồn quá mà. <text:s/>Tiki giao hàng nhanh, đóng gói cận thận. Nhưng cực kỳ ghét bên vận chuyển Ninja Van. Nhận hàng hộp méo mó, tơi tả. Đồ điện tử và lại nhiều tiền. <text:s/>Tiki xem có chính sách gì không chứ nhận lần nào của Ninja Van cũng chán. không biết diễn tả sao nữa. <text:s/>Trừ 1 sao do vận chuyển.</text:p>
          </table:table-cell>
          <table:table-cell table:number-columns-repeated="16383"/>
        </table:table-row>
        <table:table-row table:style-name="ro1">
          <table:table-cell office:value-type="string" table:style-name="ce2">
            <text:p>Mình đặt mua máy màu đồng - đã nhận hàng mở ra không có vấn đề gì. Tuy nhiên bao da Clear View đi kèm <text:s/>lại giao màu đen - không biết có đổi lại màu được không nên cho 4 sao thôi.</text:p>
          </table:table-cell>
          <table:table-cell table:number-columns-repeated="16383"/>
        </table:table-row>
        <table:table-row table:style-name="ro1">
          <table:table-cell office:value-type="string" table:style-name="ce2">
            <text:p>Chất lượng đỉnh cao, mượt mà. Pin xài vừa đủ một ngày. Nên cải thiện thêm.</text:p>
          </table:table-cell>
          <table:table-cell table:number-columns-repeated="16383"/>
        </table:table-row>
        <table:table-row table:style-name="ro1">
          <table:table-cell office:value-type="string" table:style-name="ce2">
            <text:p>giao hàng nhanh, đóng gói cẩn thận, tạm thời ok cảm ơn tiki</text:p>
          </table:table-cell>
          <table:table-cell table:number-columns-repeated="16383"/>
        </table:table-row>
        <table:table-row table:style-name="ro1">
          <table:table-cell office:value-type="string" table:style-name="ce2">
            <text:p>may nguyên real,thay cung binh thuong,không co chuc nang gia dac biet, chup hinh không dẹp bang oppo</text:p>
          </table:table-cell>
          <table:table-cell table:number-columns-repeated="16383"/>
        </table:table-row>
        <table:table-row table:style-name="ro1">
          <table:table-cell office:value-type="string" table:style-name="ce2">
            <text:p>máy mới đúng mô tả.</text:p>
          </table:table-cell>
          <table:table-cell table:number-columns-repeated="16383"/>
        </table:table-row>
        <table:table-row table:style-name="ro1">
          <table:table-cell office:value-type="string" table:style-name="ce2">
            <text:p>Đáng lẻ cho 5 sao nhưng chắc do mình khó tính: - máy nguyên seal, chưa kích hoạt bh - khui hộp ra thì thấy mh hơi bụi, chắc do hộp không được bọc nilon seal như các hộp khác. nên bụi chui vào - nắp lưng soi kỹ thấy bị tróc sơn phía trong 1 chấm như đầu tăm, không để ý thì không sao nhưng nếu soi thì thấy rất khó chịu. - khi lột keo seal nilon dán viền thì thấy 1 chi tiết làm mình khá bất ngờ. đó là lớp seal nilon này bị mắc kẹt giữa màn hình và khung sườn. giống như máy bị thay mh hoặc khung nên lớp seal trong quá trình lắp ráp bị kẹt bên trong. - màn hình có vẻ không rực rỡ bằng so với máy trải nghiệm trong siêu thị một số chi tiết đó làm mình có cảm giác không hoàn hảo lắm, mặc dù xưa nay mình toàn mua hàng giá trị cao trên tiki.</text:p>
          </table:table-cell>
          <table:table-cell table:number-columns-repeated="16383"/>
        </table:table-row>
        <table:table-row table:style-name="ro1">
          <table:table-cell office:value-type="string" table:style-name="ce2">
            <text:p>Hàng chính hãng thì yên tâm rồi,giá cũng rẻ hơn các nơi. Có điều đặt giao hàng nhanh 2h mà hơn 3h mới nhận được(sau khi gọi chăm sóc khách hàng thắc mắc).Thái độ nhân viên giao hàng không thân thiện,cáu gắt,làm dịch vụ mà thế thì chả ai yêu thương cả</text:p>
          </table:table-cell>
          <table:table-cell table:number-columns-repeated="16383"/>
        </table:table-row>
        <table:table-row table:style-name="ro1">
          <table:table-cell office:value-type="string" table:style-name="ce2">
            <text:p>Sản phẩm đóng gói kỹ, nguyên seal. Nhưng sao mình kích hoạt bảo hành qua tin nhắn lại được báo IMEI này chưa đăng ký bảo hành, phải liên hệ lại bên bán. Tiki hướng dẫn lại giúp nhé</text:p>
          </table:table-cell>
          <table:table-cell table:number-columns-repeated="16383"/>
        </table:table-row>
        <table:table-row table:style-name="ro1">
          <table:table-cell office:value-type="string" table:style-name="ce2">
            <text:p>Điện thoại chính hãng, chưa kích hoạt bảo hành. Mình sử dụng tác vụ hàng ngày thấy tốt, không chơi game nặng nên chưa biết thế nào. Điện thoại nhanh hết pin, đủ sử dụng trong 1 ngày.</text:p>
          </table:table-cell>
          <table:table-cell table:number-columns-repeated="16383"/>
        </table:table-row>
        <table:table-row table:style-name="ro1">
          <table:table-cell office:value-type="string" table:style-name="ce2">
            <text:p>Còn nguyên tem <text:s text:c="4"/>Hàng chính hãng <text:s text:c="2"/>Mn có thể ytâm khi mua hàng trên tiki <text:s text:c="3"/>Lúc mua 6tr290</text:p>
          </table:table-cell>
          <table:table-cell table:number-columns-repeated="16383"/>
        </table:table-row>
        <table:table-row table:style-name="ro1">
          <table:table-cell office:value-type="string" table:style-name="ce2">
            <text:p>Hàng mới, chính hãng, nguyên seal, giao hàng nhanh. Nhưng sao mấy ngày rồi vẫn chưa được kích 6060 vậy Tiki?</text:p>
          </table:table-cell>
          <table:table-cell table:number-columns-repeated="16383"/>
        </table:table-row>
        <table:table-row table:style-name="ro1">
          <table:table-cell office:value-type="string" table:style-name="ce2">
            <text:p>Hàng đúng theo QC, đang trải nghiệm e nó ! !.............................................................</text:p>
          </table:table-cell>
          <table:table-cell table:number-columns-repeated="16383"/>
        </table:table-row>
        <table:table-row table:style-name="ro1">
          <table:table-cell office:value-type="string" table:style-name="ce2">
            <text:p>máy mượt, xử lý nhanh, nhận tin nhắn bảo hành chính hảng của samsung, có đều máy hơi nhẹ. bớt đi 1 sao là do cái hộp bị cũ và dơ</text:p>
          </table:table-cell>
          <table:table-cell table:number-columns-repeated="16383"/>
        </table:table-row>
        <table:table-row table:style-name="ro1">
          <table:table-cell office:value-type="string" table:style-name="ce2">
            <text:p>hàng còn nguyên tem, giao hàng nhanh chắc do gần kho của tiki</text:p>
          </table:table-cell>
          <table:table-cell table:number-columns-repeated="16383"/>
        </table:table-row>
        <table:table-row table:style-name="ro1">
          <table:table-cell office:value-type="string" table:style-name="ce2">
            <text:p>Mọi thứ tạm ổn, ngoại trừ việc hơi giật lag lúc set up ban đầu.</text:p>
          </table:table-cell>
          <table:table-cell table:number-columns-repeated="16383"/>
        </table:table-row>
        <table:table-row table:style-name="ro1">
          <table:table-cell office:value-type="string" table:style-name="ce2">
            <text:p>tạm được. mua cho mẹ mới được mấy tháng mà mẹ bảo là lâu lâu vẫn bị đơ<text:s/></text:p>
          </table:table-cell>
          <table:table-cell table:number-columns-repeated="16383"/>
        </table:table-row>
        <table:table-row table:style-name="ro1">
          <table:table-cell office:value-type="string" table:style-name="ce2">
            <text:p>điện thoại đẹp, nhưng mới sài điện thoại mấy ngày mà bị đứng rồi. haizz</text:p>
          </table:table-cell>
          <table:table-cell table:number-columns-repeated="16383"/>
        </table:table-row>
        <table:table-row table:style-name="ro1">
          <table:table-cell office:value-type="string" table:style-name="ce2">
            <text:p>Mình nhận thành công đơn hàng 585795615 , nhưng chưa kích hoạt được bảo hành</text:p>
          </table:table-cell>
          <table:table-cell table:number-columns-repeated="16383"/>
        </table:table-row>
        <table:table-row table:style-name="ro1">
          <table:table-cell office:value-type="string" table:style-name="ce2">
            <text:p>Máy mới sử dụng thấy ok. Chip hơi yếu nên có hiện tượng giật nhẹ</text:p>
          </table:table-cell>
          <table:table-cell table:number-columns-repeated="16383"/>
        </table:table-row>
        <table:table-row table:style-name="ro1">
          <table:table-cell office:value-type="string" table:style-name="ce2">
            <text:p>Xài ok! Việc kích hoạt bảo hành như thế nào?</text:p>
          </table:table-cell>
          <table:table-cell table:number-columns-repeated="16383"/>
        </table:table-row>
        <table:table-row table:style-name="ro1">
          <table:table-cell office:value-type="string" table:style-name="ce2">
            <text:p>Hài lòng với dịch vụ của Tiki. Sản phẩm ok</text:p>
          </table:table-cell>
          <table:table-cell table:number-columns-repeated="16383"/>
        </table:table-row>
        <table:table-row table:style-name="ro1">
          <table:table-cell office:value-type="string" table:style-name="ce2">
            <text:p>hàng chính hãng , rất ok</text:p>
          </table:table-cell>
          <table:table-cell table:number-columns-repeated="16383"/>
        </table:table-row>
        <table:table-row table:style-name="ro1">
          <table:table-cell office:value-type="string" table:style-name="ce2">
            <text:p>Chụp hình nét, bắt nét tốt. Màn hình màu nhợt nhạt xấu, không bằng màn hình asus zenfone max pro m1 mình mua năm rồi. HD+ nên bị rỗ nữa. mình xài cơ bản nên chưa có đo chip.</text:p>
          </table:table-cell>
          <table:table-cell table:number-columns-repeated="16383"/>
        </table:table-row>
        <table:table-row table:style-name="ro1">
          <table:table-cell office:value-type="string" table:style-name="ce2">
            <text:p>tầm giá này thì sản phẩm khá ổn, chụp hình đẹp, game tương đối ổn định, tiki giao hàng siêu nhanh</text:p>
          </table:table-cell>
          <table:table-cell table:number-columns-repeated="16383"/>
        </table:table-row>
        <table:table-row table:style-name="ro1">
          <table:table-cell office:value-type="string" table:style-name="ce2">
            <text:p>Sản phẩm còn nguyên seal nhưng sạc một lúc là nóng cả máy lẫn cục sạc. Như vậy có sao không?</text:p>
          </table:table-cell>
          <table:table-cell table:number-columns-repeated="16383"/>
        </table:table-row>
        <table:table-row table:style-name="ro1">
          <table:table-cell office:value-type="string" table:style-name="ce2">
            <text:p>Hàng nguyên seal , dùng mượt , <text:s/>pin dùng được lâu , với giá vậy thì tạm ổn rồi.</text:p>
          </table:table-cell>
          <table:table-cell table:number-columns-repeated="16383"/>
        </table:table-row>
        <table:table-row table:style-name="ro1">
          <table:table-cell office:value-type="string" table:style-name="ce2">
            <text:p>dùng ok nhưng cảm ứng hơi chậm, chơi PUBG lâu lâu bị drop fps khá là khó chịu</text:p>
          </table:table-cell>
          <table:table-cell table:number-columns-repeated="16383"/>
        </table:table-row>
        <table:table-row table:style-name="ro1">
          <table:table-cell office:value-type="string" table:style-name="ce2">
            <text:p>điện thoại thoại khá tốt nhưng khi chơi game phía cuối màng hình không ấn được</text:p>
          </table:table-cell>
          <table:table-cell table:number-columns-repeated="16383"/>
        </table:table-row>
        <table:table-row table:style-name="ro1">
          <table:table-cell office:value-type="string" table:style-name="ce2">
            <text:p>hàng tốt pin trâu.cubg mượt</text:p>
          </table:table-cell>
          <table:table-cell table:number-columns-repeated="16383"/>
        </table:table-row>
        <table:table-row table:style-name="ro1">
          <table:table-cell office:value-type="string" table:style-name="ce2">
            <text:p>xài tạm ổn</text:p>
          </table:table-cell>
          <table:table-cell table:number-columns-repeated="16383"/>
        </table:table-row>
        <table:table-row table:style-name="ro1">
          <table:table-cell office:value-type="string" table:style-name="ce2">
            <text:p>máy nguyên seal mà khui ra thấy khay đựng máy bị nhăn méo, cục sạc thì hơi lem nhem kiểu xài sơ rồi, spen thì lòi ra ngoài. Về phần nhân vật chính thì ok tạm thời chưa phát hiện j sau 30ph kiểm tra. Có thắc mắc về phần knox, gọi hỏi tiki thì nv không hiểu. chỉ trả lời là máy chính hãng samsung. điều mình thắc mắc là máy có chắc chắn về sau này không bị dính knox không thì tiki không trả lời rõ ràng được</text:p>
          </table:table-cell>
          <table:table-cell table:number-columns-repeated="16383"/>
        </table:table-row>
        <table:table-row table:style-name="ro1">
          <table:table-cell office:value-type="string" table:style-name="ce2">
            <text:p>hàng nguyên seal. Để sài 1 tuần sẽ đánh giá lại</text:p>
          </table:table-cell>
          <table:table-cell table:number-columns-repeated="16383"/>
        </table:table-row>
        <table:table-row table:style-name="ro1">
          <table:table-cell office:value-type="string" table:style-name="ce2">
            <text:p>mình chỉ cho bốn sao tại vì không thấy giao phiếu bảo hành; thứ hai là quà tặng kèm chưa thấy giao; Chú giao hàng có kiểm hàng trước mặt mình luôn Đánh giá trên mạng chê khá nhiều sợ với vsmart hay realme tầm giá này, nhưng vẫn quyết định mua vì cái bóng của thương hiệu Nokia trong lòng mình lớn quá! mình sẽ đánh giá thêm sau khi sd một hai tháng phần trả lời Ấn tượng ban đầu là máy đẹp ok, màn hình không đẹp lắm nhưng tầm giá này là ổn, chơi lq fbs 56-60, khá cao, giao diện ổn, cảm biến ok, loa nghe ok, tai nghe vs sạc hơi xấu màu đen, loa nghe gọi cũng khá, khi nghe nhạc cảm giác y như loa cục gạch; thiết kế ở dưới; mình nghĩ cái này không thicha hợp cho mấy ng thích mở loa điện thoại; mình xem trên mạng thấy máy này ng dùng than lỗi cổng sạc, sạc chậm, sạc chậm là hiển nhiên, nhưng lỗi cổng sạc thì quả là lỗi lớn, phải dùng mấy th mới đánh giá coi, cảm giác ban đầu là ghim sạc hơi khó khăn, so với máy Samsung cũng xài type c Tầm tốc độ này mà 3tr350k mình nhận định ổn, test camera thấy cũng ok Hi vọng sẽ có tiền để tiếp tục tậu về em Nokia 9.</text:p>
          </table:table-cell>
          <table:table-cell table:number-columns-repeated="16383"/>
        </table:table-row>
        <table:table-row table:style-name="ro1">
          <table:table-cell office:value-type="string" table:style-name="ce2">
            <text:p>Giao hàng nhanh. Nhưng mới dùng 1 tuần mà sao khi quét vân tay màn hình lại không mở lên nhỉ? Tiki có giao hàng lỗi k?</text:p>
          </table:table-cell>
          <table:table-cell table:number-columns-repeated="16383"/>
        </table:table-row>
        <table:table-row table:style-name="ro1">
          <table:table-cell office:value-type="string" table:style-name="ce2">
            <text:p>máy nguyên seal du fu kiện giao hàng nhanh k biết bao hành như thế nào để nghỉ tiki hg dân .</text:p>
          </table:table-cell>
          <table:table-cell table:number-columns-repeated="16383"/>
        </table:table-row>
        <table:table-row table:style-name="ro1">
          <table:table-cell office:value-type="string" table:style-name="ce2">
            <text:p>nhanh gọn,hàng đúng miêu tả,chất lượng đảm bảo.Cho shop 4 sao!</text:p>
          </table:table-cell>
          <table:table-cell table:number-columns-repeated="16383"/>
        </table:table-row>
        <table:table-row table:style-name="ro1">
          <table:table-cell office:value-type="string" table:style-name="ce2">
            <text:p>Vận chuyển làm hộp bị móp</text:p>
          </table:table-cell>
          <table:table-cell table:number-columns-repeated="16383"/>
        </table:table-row>
        <table:table-row table:style-name="ro1">
          <table:table-cell office:value-type="string" table:style-name="ce2">
            <text:p>tốt trong tầm gia</text:p>
          </table:table-cell>
          <table:table-cell table:number-columns-repeated="16383"/>
        </table:table-row>
        <table:table-row table:style-name="ro1">
          <table:table-cell office:value-type="string" table:style-name="ce2">
            <text:p>sản phẩm giống như hình.. xài rất ok.nhung không biết có được lâu không.. xài máy ngày xem sao</text:p>
          </table:table-cell>
          <table:table-cell table:number-columns-repeated="16383"/>
        </table:table-row>
        <table:table-row table:style-name="ro1">
          <table:table-cell office:value-type="string" table:style-name="ce2">
            <text:p>em muốn đổi lại màu điện thoại được không ạ em có mua 3cai nhưng màu vàng không hà không có cái đen shop cho em đổi lại được không ạ j</text:p>
          </table:table-cell>
          <table:table-cell table:number-columns-repeated="16383"/>
        </table:table-row>
        <table:table-row table:style-name="ro1">
          <table:table-cell office:value-type="string" table:style-name="ce2">
            <text:p>giờ phải dùng xem như nào mới biết được chất lượng có tốt hay không , hay chỉ là một trò lừa bịp mọi người Việt Nam chúng ta thôi</text:p>
          </table:table-cell>
          <table:table-cell table:number-columns-repeated="16383"/>
        </table:table-row>
        <table:table-row table:style-name="ro1">
          <table:table-cell office:value-type="string" table:style-name="ce2">
            <text:p>giống mô tả xài cũng ok độ bền thì thời gian mới biết . giá cả hợp lý .</text:p>
          </table:table-cell>
          <table:table-cell table:number-columns-repeated="16383"/>
        </table:table-row>
        <table:table-row table:style-name="ro1">
          <table:table-cell office:value-type="string" table:style-name="ce2">
            <text:p>kém xa quả chuối nokia chính hãng. Nhưng mua cho mẹ dùng, thấy khen lắm mà còn thiết kế đẹp</text:p>
          </table:table-cell>
          <table:table-cell table:number-columns-repeated="16383"/>
        </table:table-row>
        <table:table-row table:style-name="ro1">
          <table:table-cell office:value-type="string" table:style-name="ce2">
            <text:p>giao hàng nhanh Sài cũng ổn định</text:p>
          </table:table-cell>
          <table:table-cell table:number-columns-repeated="16383"/>
        </table:table-row>
        <table:table-row table:style-name="ro1">
          <table:table-cell office:value-type="string" table:style-name="ce2">
            <text:p>rất tốt và ok lắm ạ, mua đồ tiki lúc nào mik cũng hài lòng ạ</text:p>
          </table:table-cell>
          <table:table-cell table:number-columns-repeated="16383"/>
        </table:table-row>
        <table:table-row table:style-name="ro1">
          <table:table-cell office:value-type="string" table:style-name="ce2">
            <text:p>toi mua hang o tiki cug nhieu sản phẩm tiki rat quy tính</text:p>
          </table:table-cell>
          <table:table-cell table:number-columns-repeated="16383"/>
        </table:table-row>
        <table:table-row table:style-name="ro1">
          <table:table-cell office:value-type="string" table:style-name="ce2">
            <text:p>Nhận hàng đúng như hình, xài cũng ok! Mọi ng ghé ủng hộ shop nhé!</text:p>
          </table:table-cell>
          <table:table-cell table:number-columns-repeated="16383"/>
        </table:table-row>
        <table:table-row table:style-name="ro1">
          <table:table-cell office:value-type="string" table:style-name="ce2">
            <text:p>sản phẩm vừa nhận song kiểm tra kg có day phon</text:p>
          </table:table-cell>
          <table:table-cell table:number-columns-repeated="16383"/>
        </table:table-row>
        <table:table-row table:style-name="ro1">
          <table:table-cell office:value-type="string" table:style-name="ce2">
            <text:p>nói chung là tạm ổn, nói chung là tạm ổn, nói chung là tạm ổn</text:p>
          </table:table-cell>
          <table:table-cell table:number-columns-repeated="16383"/>
        </table:table-row>
        <table:table-row table:style-name="ro1">
          <table:table-cell office:value-type="string" table:style-name="ce2">
            <text:p>sau máy về mở nguồn không được shop</text:p>
          </table:table-cell>
          <table:table-cell table:number-columns-repeated="16383"/>
        </table:table-row>
        <table:table-row table:style-name="ro1">
          <table:table-cell office:value-type="string" table:style-name="ce2">
            <text:p>dùng duoc sp đúng nhu hình</text:p>
          </table:table-cell>
          <table:table-cell table:number-columns-repeated="16383"/>
        </table:table-row>
        <table:table-row table:style-name="ro1">
          <table:table-cell office:value-type="string" table:style-name="ce2">
            <text:p>Máy đang xài ok, chơi game hơi nóng, camera theo cảm nhận của mình k được đẹp, pin trụ được tầm 1 ngày. Mình đặt hôm 8/7 đến 10/7 thì nhận được máy, máy được kích hoạt ngày 8/7 luôn. Mình k hài lòng về tư vấn viên tiki, nghiệp vụ quá kém. Hỏi thông số máy thì trả lời k chính xác. Mình hỏi máy này ram mấy gb thì khẳng định 2gb, thực tế máy mua là 3gb, làm mình hoang mang, phải tìm hiểu cả tháng mới chắc dám mua vì k có ipad air 2019 có ram 2gb hết.</text:p>
          </table:table-cell>
          <table:table-cell table:number-columns-repeated="16383"/>
        </table:table-row>
        <table:table-row table:style-name="ro1">
          <table:table-cell office:value-type="string" table:style-name="ce2">
            <text:p>Máy mua hôm qua (30/1) nhưng hôm nay mới khui máy được. Vài đánh giá: - Giao hàng nhanh. Đặt hàng lúc 13h, đến 14h30 nhận được hàng. - Máy nguyên seal. Bản LL/A nên được sạc 2 chấu khá tiện. - Bảo hành: máy chưa kích hoạt, mình kích hoạt 31/1, trên web apple báo bảo hành đến 29/1/2021, trừ lệch múi giờ là ok. Thông tin trên ipad thì lại để bảo hành hết hạn 30/11/2020. Không biết cái này có vấn đề gì không hay được cập nhật sau? Các bạn tiki phản hồi giúp mình nhé. <text:s/>Tạm thời là hài lòng, sẽ dùng một thời gian rồi mới đánh giá tiếp được. Cám ơn Tiki.</text:p>
          </table:table-cell>
          <table:table-cell table:number-columns-repeated="16383"/>
        </table:table-row>
        <table:table-row table:style-name="ro1">
          <table:table-cell office:value-type="string" table:style-name="ce2">
            <text:p>Thanh toán qua trả góp chọn máy màu gold chọn giao nhanh nhưng mua từ 14/8 đến thứ 19/8 mới nhận được hàng, phản hồi liên tục với tiki thì được bù voucher giảm 5% (max 50k). Về máy thì LL/A, nguyên seal, đóng gói cẩn thận, bị 2 chấm xước nhỏ cạnh màn hình, còn lại thì ổn, để dùng 1 thời gian xem thế nào.</text:p>
          </table:table-cell>
          <table:table-cell table:number-columns-repeated="16383"/>
        </table:table-row>
        <table:table-row table:style-name="ro1">
          <table:table-cell office:value-type="string" table:style-name="ce2">
            <text:p>máy nguyên seal, nguyên kiện, tiki đóng gói đàng hoàng, bao đẹp. ngày kích hoạt bảo hành chính xác 11/06/2019 đến 10/06/2020. chưa thấy lỗi lầm gì.. trừ 0.5 sao vì trúng máy cho thị trường malaysia, sạc 3 chấu tốn tiền mua cục đổi 2 chấu..</text:p>
          </table:table-cell>
          <table:table-cell table:number-columns-repeated="16383"/>
        </table:table-row>
        <table:table-row table:style-name="ro1">
          <table:table-cell office:value-type="string" table:style-name="ce2">
            <text:p>Mua sản phẩm được hơn 1 tuần và rất hài lòng về sản phẩm. iPad Air 2019 chạy nhanh mượt đáp ứng tốt nhu cầu công việc của mình. Giao hàng mất 7 ngày, hơi chậm so với tốc độ bình thường của tiki. Hôm nay giảm thêm 400k nữa nên càng buồn hơn. Nhìn chung vẫn sẽ ủng hộ Tiki</text:p>
          </table:table-cell>
          <table:table-cell table:number-columns-repeated="16383"/>
        </table:table-row>
        <table:table-row table:style-name="ro1">
          <table:table-cell office:value-type="string" table:style-name="ce2">
            <text:p>Hàng nguyên seal. Kiểm tra thấy không lỗi lầm. Máy mỏng, nhẹ. Pin trụ 2-3 ngày xem youtube, lướt face.. Nói chung là được, ổn. không ưng cái là gói hàng lúc nhận bị cấn góc, chắc là do vận chuyển. Cũng may là không gặp vấn đề gì</text:p>
          </table:table-cell>
          <table:table-cell table:number-columns-repeated="16383"/>
        </table:table-row>
        <table:table-row table:style-name="ro1">
          <table:table-cell office:value-type="string" table:style-name="ce2">
            <text:p>Hàng hoá giao nhanh. Đóng gói kỹ càng. Sản phẩm còn mới tinh chưa có cài seri. Nói chung mua các sản phẩm trên tiki điều được kiểm duyệt và phân phối bởi tiki tranding. Mọi người có mua nên lựa chọn tiki Tranding mà mua. Vì tiki tranding là đơn vị nhập hàng về trực tiếp và hàng hoá đảm bảo đúng quy định của Apble</text:p>
          </table:table-cell>
          <table:table-cell table:number-columns-repeated="16383"/>
        </table:table-row>
        <table:table-row table:style-name="ro1">
          <table:table-cell office:value-type="string" table:style-name="ce2">
            <text:p>Mình happy với sản phẩm. Tạm thoi dùng chua thấy nhe lỗi gi. SP mỏng nhẹ và đẹp. Có điều khi mình active thì trên Ipad báo bảo hành đến 24/4/2020 ( mình mua ngay 23/6/2019) thì nên phai là 22/6/2020. Sau đó mình check trên apple thì thấy máy bảo hành đến 22/6/2020. Mình thắc mắc là tại sao lại ngày BH trên máy k trừng khớp với trên Apple web. Fone nhân viên tiKi thì ho cung K giải thích đuọc tại sao mà ho giai thích là bên bảo hành sẽ check trên Web Apple và sẽ dựa vào đó để bảo hành máy nên mình tạm thấy tạm Ok<text:s/></text:p>
          </table:table-cell>
          <table:table-cell table:number-columns-repeated="16383"/>
        </table:table-row>
        <table:table-row table:style-name="ro1">
          <table:table-cell office:value-type="string" table:style-name="ce2">
            <text:p>Tiki giao hàng nhanh, đóng gói kĩ Máy đẹp, xài mượt, pin trâu, hiển thị đẹp, chụp ảnh dù không được đánh giá cao nhưng mình thấy vẫn rất oke Duy chỉ có cáp sạc 3 chân là không thích lắm vì không phù hợp đa số ổ điện, mình phải mua thêm đồ chuyển nhìn cồng kềnh và xấu. Đọc nhận xét thấy không phải ai cũng bị giao như vậy. Chắc kiểu random :v</text:p>
          </table:table-cell>
          <table:table-cell table:number-columns-repeated="16383"/>
        </table:table-row>
        <table:table-row table:style-name="ro1">
          <table:table-cell office:value-type="string" table:style-name="ce2">
            <text:p>Chào tiki, Mình mua sản phẩm này và nhận hàng vào ngày 16/05/02019. Khi mình check serial number trên hộp của máy thì báo đã kích hoạt ngày 15/05/2019. Vậy sản phẩm này có được đổi trả không ? Mong nhận được phản hồi sơm nhất từ Tiki</text:p>
          </table:table-cell>
          <table:table-cell table:number-columns-repeated="16383"/>
        </table:table-row>
        <table:table-row table:style-name="ro1">
          <table:table-cell office:value-type="string" table:style-name="ce2">
            <text:p>Máy đẹp xuất sắc. Giao hàng khá nhanh sau khi đặt. Mọi thứ hiện tại rất ok. Không có bất cứ lỗi lầm gì</text:p>
          </table:table-cell>
          <table:table-cell table:number-columns-repeated="16383"/>
        </table:table-row>
        <table:table-row table:style-name="ro1">
          <table:table-cell office:value-type="string" table:style-name="ce2">
            <text:p>Máy đến thời điểm này là ổn. Nhưng mà lúc mổ hộp thì phía lưng máy bị bẩn và có vết xước mờ. Hi vọng Tiki giải đáp giúp mình về chính sách bảo đảm và bảo hành cụ thể ạ.</text:p>
          </table:table-cell>
          <table:table-cell table:number-columns-repeated="16383"/>
        </table:table-row>
        <table:table-row table:style-name="ro1">
          <table:table-cell office:value-type="string" table:style-name="ce2">
            <text:p>Mua 2 lần 1 sản phẩm nhưng lần hai giao hàng mình cảm thấy không hài lòng, <text:s/>Không chứng từ kèm theo, không có tem note cẩn thận hàng dễ vở, lúc nhận được hộp đồ không tin dô mắt mình luôn, hộp gói thì không chắc chắn</text:p>
          </table:table-cell>
          <table:table-cell table:number-columns-repeated="16383"/>
        </table:table-row>
        <table:table-row table:style-name="ro1">
          <table:table-cell office:value-type="string" table:style-name="ce2">
            <text:p>mình đặt hôm 30 1-7 có hàng. mà máy đã kích hoạt hôm 29-6 rồi.máy nguyên tem nguyên seal đúng mã imei serial trên vỏ hộp. nên không lăn tăn lắm. pgair chi cho tự kích hoạt thì mình cho 5 sao</text:p>
          </table:table-cell>
          <table:table-cell table:number-columns-repeated="16383"/>
        </table:table-row>
        <table:table-row table:style-name="ro1">
          <table:table-cell office:value-type="string" table:style-name="ce2">
            <text:p>Sán phẩm khá ok. Chỉ không hài lòng cách đóng gói thô sơ, mỏng manh. Vỏ hộp hơi móp tí</text:p>
          </table:table-cell>
          <table:table-cell table:number-columns-repeated="16383"/>
        </table:table-row>
        <table:table-row table:style-name="ro1">
          <table:table-cell office:value-type="string" table:style-name="ce2">
            <text:p>Mình nhận được sản phẩm bản LL, Tiki Now giao hàng đúng hẹn và nhanh. Sau một tuần sử dụng thì máy chạy mượt, tuy nhiên loa công suất hơi bé so với ipad pro</text:p>
          </table:table-cell>
          <table:table-cell table:number-columns-repeated="16383"/>
        </table:table-row>
        <table:table-row table:style-name="ro1">
          <table:table-cell office:value-type="string" table:style-name="ce2">
            <text:p>Máy mua được 1 tuần nghe nhạc youtube (khoảng 1h) mà chỗ gần nút home (mặt trc mặt sau đều nóng dữ dội) <text:s text:c="4"/>Active thấy ghi nhận trễ 1 ngày cũng không sao nhưng không biết có phải hàng bình thường hông hay lại cpo gì ạ??</text:p>
          </table:table-cell>
          <table:table-cell table:number-columns-repeated="16383"/>
        </table:table-row>
        <table:table-row table:style-name="ro1">
          <table:table-cell office:value-type="string" table:style-name="ce2">
            <text:p>nguyên seal đã thấy active ngày 23/5 mua ngày 25/5. màn hình hơi bẩn k biết tại sao</text:p>
          </table:table-cell>
          <table:table-cell table:number-columns-repeated="16383"/>
        </table:table-row>
        <table:table-row table:style-name="ro1">
          <table:table-cell office:value-type="string" table:style-name="ce2">
            <text:p>Nhận hàng mã LL, dùng cùng với bàn phím bluetooth thay cho Laptop khá ổn. Thất vọng vì mua hôm trước xong hôm sau giảm 500k.</text:p>
          </table:table-cell>
          <table:table-cell table:number-columns-repeated="16383"/>
        </table:table-row>
        <table:table-row table:style-name="ro1">
          <table:table-cell office:value-type="string" table:style-name="ce2">
            <text:p>máy về không hư hao. hàng chính hãng, chạy mượt. có nhiều tính năng hay! chắc sẽ sử dụng được lâu dài. chưa mua apple pencil nên chưa trải nghiệm được.</text:p>
          </table:table-cell>
          <table:table-cell table:number-columns-repeated="16383"/>
        </table:table-row>
        <table:table-row table:style-name="ro1">
          <table:table-cell office:value-type="string" table:style-name="ce2">
            <text:p>Đóng gói cẩn thận, hàng fullbox nhưng là của hongkhôngng Có điều không phải hàng chính hãng nên tiki nên để lại là ipad xách tay hay nhập khẩu được r</text:p>
          </table:table-cell>
          <table:table-cell table:number-columns-repeated="16383"/>
        </table:table-row>
        <table:table-row table:style-name="ro1">
          <table:table-cell office:value-type="string" table:style-name="ce2">
            <text:p>Sản phẩm tốt. Nhưng giao hàng chán quá. Hàng giá trị lớn mà không giao tận tay người mua<text:s/></text:p>
          </table:table-cell>
          <table:table-cell table:number-columns-repeated="16383"/>
        </table:table-row>
        <table:table-row table:style-name="ro1">
          <table:table-cell office:value-type="string" table:style-name="ce2">
            <text:p>Lần đầu tiên mua hàng điên tử giá trị lớn tại tiki. Giao hàng nhanh, đóng gói ổn, máy đẹp, xài bữa giờ cũng chưa thấy bị lỗi gì nha.</text:p>
          </table:table-cell>
          <table:table-cell table:number-columns-repeated="16383"/>
        </table:table-row>
        <table:table-row table:style-name="ro1">
          <table:table-cell office:value-type="string" table:style-name="ce2">
            <text:p>Hàng chính hãng, nguyên seal, còn thơm mùi mới. Nhưng giao hàng Tiki now hơi chậm, nói chung hài lòng về sản phẩm và chất lượng dịch vụ.</text:p>
          </table:table-cell>
          <table:table-cell table:number-columns-repeated="16383"/>
        </table:table-row>
        <table:table-row table:style-name="ro1">
          <table:table-cell office:value-type="string" table:style-name="ce2">
            <text:p>Hơi kén tai nghe, nếu k phải tai của apple thì chỉ nhận loa chứ k nhận mic. Liệu đây có phải là lỗi của sản phẩm k?</text:p>
          </table:table-cell>
          <table:table-cell table:number-columns-repeated="16383"/>
        </table:table-row>
        <table:table-row table:style-name="ro1">
          <table:table-cell office:value-type="string" table:style-name="ce2">
            <text:p>Máy đẹp nguyên seal không lỗi lầm j.chơi game rất mượt chỉ hơi nóng 1 xíu không đáng kể</text:p>
          </table:table-cell>
          <table:table-cell table:number-columns-repeated="16383"/>
        </table:table-row>
        <table:table-row table:style-name="ro1">
          <table:table-cell office:value-type="string" table:style-name="ce2">
            <text:p>mình nhận máy ngày 3 tháng 5 mới active khi active xong ngày bảo hành báo active ngày 1 tháng 5 là sao ta</text:p>
          </table:table-cell>
          <table:table-cell table:number-columns-repeated="16383"/>
        </table:table-row>
        <table:table-row table:style-name="ro1">
          <table:table-cell office:value-type="string" table:style-name="ce2">
            <text:p>Giao hàng đúng hẹn. Đóng gói kĩ. Nhân viên thân thiện. Nguyên seal sản phẩm.</text:p>
          </table:table-cell>
          <table:table-cell table:number-columns-repeated="16383"/>
        </table:table-row>
        <table:table-row table:style-name="ro1">
          <table:table-cell office:value-type="string" table:style-name="ce2">
            <text:p>giao hàng nhanh chính hãng nguyên seal bảo hãnh đủ 12tháng</text:p>
          </table:table-cell>
          <table:table-cell table:number-columns-repeated="16383"/>
        </table:table-row>
        <table:table-row table:style-name="ro1">
          <table:table-cell office:value-type="string" table:style-name="ce2">
            <text:p>Máy mới đẹp như hình, ship nhanh Cảm thấy tin tưởng ở tiki</text:p>
          </table:table-cell>
          <table:table-cell table:number-columns-repeated="16383"/>
        </table:table-row>
        <table:table-row table:style-name="ro1">
          <table:table-cell office:value-type="string" table:style-name="ce2">
            <text:p>Giao hàng nhanh, nhân viên nhiệt tình. Sản phẩm tạm thời hài lòng.</text:p>
          </table:table-cell>
          <table:table-cell table:number-columns-repeated="16383"/>
        </table:table-row>
        <table:table-row table:style-name="ro1">
          <table:table-cell office:value-type="string" table:style-name="ce2">
            <text:p>xài ok, camera chỉ đủ xài, nếu có tiền thì xài Ipad pro luôn</text:p>
          </table:table-cell>
          <table:table-cell table:number-columns-repeated="16383"/>
        </table:table-row>
        <table:table-row table:style-name="ro1">
          <table:table-cell office:value-type="string" table:style-name="ce2">
            <text:p>Tiki giao hàng nhanh. Máy còn nguyên seal, chưa kích hoạt.</text:p>
          </table:table-cell>
          <table:table-cell table:number-columns-repeated="16383"/>
        </table:table-row>
        <table:table-row table:style-name="ro1">
          <table:table-cell office:value-type="string" table:style-name="ce2">
            <text:p>Vừa nhận hàng tối nay xong. Hàng nguyên seal, nhân viên tiki now nhiệt tình. Máy bản LL/a quá ưng</text:p>
          </table:table-cell>
          <table:table-cell table:number-columns-repeated="16383"/>
        </table:table-row>
        <table:table-row table:style-name="ro1">
          <table:table-cell office:value-type="string" table:style-name="ce2">
            <text:p>Sản phẩm mới 100% chưa kích hoạt.nguyên seal, tuy nhiên đóng thùng hơi tệ, không có miếng xốp nào, toàn giấy, may là chỉ móp bên ngoài hộp ipad không ảnh hưởng bên trong</text:p>
          </table:table-cell>
          <table:table-cell table:number-columns-repeated="16383"/>
        </table:table-row>
        <table:table-row table:style-name="ro1">
          <table:table-cell office:value-type="string" table:style-name="ce2">
            <text:p>Sản phẩm đến tay người dùng nhanh. Cảm ơn tiki</text:p>
          </table:table-cell>
          <table:table-cell table:number-columns-repeated="16383"/>
        </table:table-row>
        <table:table-row table:style-name="ro1">
          <table:table-cell office:value-type="string" table:style-name="ce2">
            <text:p>vữa mới mua xong. hôm sau xuống 100k. đau lòng lắm chứ giỡn. hic chưa xài k biết sao chứ thấy kiểu dáng cũng bình thường</text:p>
          </table:table-cell>
          <table:table-cell table:number-columns-repeated="16383"/>
        </table:table-row>
        <table:table-row table:style-name="ro1">
          <table:table-cell office:value-type="string" table:style-name="ce2">
            <text:p>Điện thoại okie, pin trâu, đẹp lung linh nhưng có một điểm trừ là khi tặng cục sạc dự phòng giống như xài rồi và tụt pin khá nhanh.</text:p>
          </table:table-cell>
          <table:table-cell table:number-columns-repeated="16383"/>
        </table:table-row>
        <table:table-row table:style-name="ro1">
          <table:table-cell office:value-type="string" table:style-name="ce2">
            <text:p>Cho e hỏi sao máy đang xem bình thường tự nhiên cứ nhảy sang Chrome vào trang này là sao ạ?</text:p>
          </table:table-cell>
          <table:table-cell table:number-columns-repeated="16383"/>
        </table:table-row>
        <table:table-row table:style-name="ro1">
          <table:table-cell office:value-type="string" table:style-name="ce2">
            <text:p>Sản phẩm mới full hộp, nhìn đẹp như hình, <text:s/>chụp hình không được nét lắm như mong đợi ở oppo. Tiki gói hành rất kỹ.</text:p>
          </table:table-cell>
          <table:table-cell table:number-columns-repeated="16383"/>
        </table:table-row>
        <table:table-row table:style-name="ro1">
          <table:table-cell office:value-type="string" table:style-name="ce2">
            <text:p>mình đã dùng 1 thời gian,thấy sp cũng khá ổn! mong shop làm vc cố gắng hơn nữa</text:p>
          </table:table-cell>
          <table:table-cell table:number-columns-repeated="16383"/>
        </table:table-row>
        <table:table-row table:style-name="ro1">
          <table:table-cell office:value-type="string" table:style-name="ce2">
            <text:p>hang cua tiki ok lam .minh cam on</text:p>
          </table:table-cell>
          <table:table-cell table:number-columns-repeated="16383"/>
        </table:table-row>
        <table:table-row table:style-name="ro1">
          <table:table-cell office:value-type="string" table:style-name="ce2">
            <text:p>Về đóng gói, mặc dù bên ngoài có note hàng dễ vỡ nhưng đóng gói bên trong nếu vận chuyển tuyến đường xa sẽ vẫn có khả năng bị va đập , mình chọn giao hàng trong vòng 02 giờ nên không lo. Mình mới dùng 2 ngày cảm nhận điện thoại nhanh đầy pin và cũng nhanh hết pin, mình chỉ dùng để lướt facebook, zalo, đọc báo, không xem video, không game nhưng <text:s/>hết pin trong vòng 06 tiếng. <text:s/>khi xem video một lúc thì tự động thoát ra ngoài ? có bạn nào hướng dẫn giúp mình cách khắc phục không ạ ? Camera mờ , loa không rè nhưng nghe không hay, tầm giá này thì fai chấp nhận thôi, bạn nào muốn chụp hình đẹp, rõ nét thì chọn những smartphone nhiều tiền hơn nhé. Bắt wifi tốt, màn hình to , thiết kế đẹp , nói chung 1.2 tr mà như thế này là ok rồi</text:p>
          </table:table-cell>
          <table:table-cell table:number-columns-repeated="16383"/>
        </table:table-row>
        <table:table-row table:style-name="ro1">
          <table:table-cell office:value-type="string" table:style-name="ce2">
            <text:p>Hàng đẹp! Máy giá rẻ! Dùng cho người già hoặc máy phụ khá ổn! Camera và màn hình ở mức chấp nhận được với tầm tiền! Ship nhanh! Duy có điểm trừ là đi mua phụ kiện cho máy thì hơi nghèo nàn!</text:p>
          </table:table-cell>
          <table:table-cell table:number-columns-repeated="16383"/>
        </table:table-row>
        <table:table-row table:style-name="ro1">
          <table:table-cell office:value-type="string" table:style-name="ce2">
            <text:p>máy khá đẹp tuy nhiên có 1 vài điểm k vừa ý. camera chụp quá mờ, máy giật lac nhiều, bắt sóng k ổn định. dùng k khác cục gạch là mấy. hơi thất vọng</text:p>
          </table:table-cell>
          <table:table-cell table:number-columns-repeated="16383"/>
        </table:table-row>
        <table:table-row table:style-name="ro1">
          <table:table-cell office:value-type="string" table:style-name="ce2">
            <text:p>Hàng giao mới, may hoạt động chậm lác có thể do cấu hình máy.</text:p>
          </table:table-cell>
          <table:table-cell table:number-columns-repeated="16383"/>
        </table:table-row>
        <table:table-row table:style-name="ro1">
          <table:table-cell office:value-type="string" table:style-name="ce2">
            <text:p>máy khá ổn chs mấy tựa game nhẹ mượt nhưng cho mik hỏi mik chs game thỉnh thoảng bị đứng hình tầm 4 5s lí do tại sao ạ</text:p>
          </table:table-cell>
          <table:table-cell table:number-columns-repeated="16383"/>
        </table:table-row>
        <table:table-row table:style-name="ro1">
          <table:table-cell office:value-type="string" table:style-name="ce2">
            <text:p>giao hàng nhanh, đóng gói kĩ càng chắc chắn, điện thoại sử dụng khá mượt</text:p>
          </table:table-cell>
          <table:table-cell table:number-columns-repeated="16383"/>
        </table:table-row>
        <table:table-row table:style-name="ro1">
          <table:table-cell office:value-type="string" table:style-name="ce2">
            <text:p>hàng ổn mỗi tội chống sốc thì chán</text:p>
          </table:table-cell>
          <table:table-cell table:number-columns-repeated="16383"/>
        </table:table-row>
        <table:table-row table:style-name="ro1">
          <table:table-cell office:value-type="string" table:style-name="ce2">
            <text:p>hàng chính hãng không lo hàng nhậu khẩu</text:p>
          </table:table-cell>
          <table:table-cell table:number-columns-repeated="16383"/>
        </table:table-row>
        <table:table-row table:style-name="ro1">
          <table:table-cell office:value-type="string" table:style-name="ce2">
            <text:p>Ổn trong tầm giá</text:p>
          </table:table-cell>
          <table:table-cell table:number-columns-repeated="16383"/>
        </table:table-row>
        <table:table-row table:style-name="ro1">
          <table:table-cell office:value-type="string" table:style-name="ce2">
            <text:p>máy dùng được</text:p>
          </table:table-cell>
          <table:table-cell table:number-columns-repeated="16383"/>
        </table:table-row>
        <table:table-row table:style-name="ro1">
          <table:table-cell office:value-type="string" table:style-name="ce2">
            <text:p>Tôi mua sp iphone 8plus 128g silver. Bạn giao hàng không đưa hóa đơn và phiếu bảo hành cho tôi và nói tôi xem trên hóa đơn điện tử. Trên hóa đơn điện tử không có số imei sp. Tôi mới mở hộp carton bọc ngoài để ktra với bạn bán hàng nhưng chưa mở sp ra ktra. Tôi đang thấy có rủi ro là Khi tôi cần bảo hành, Tiki nói sp đi bảo hành không phải tiki bán hoặc rủi ro cho tiki nếu ai đó mang sp không mua của tiki và nói là sp của tiki để đi bảo hành thì ntn. Tôi cần xác nhận imei sp được tiki bảo hành thì thủ tục ntn? Đánh giá 4* vì vẫn còn phải hỏi. Xin cảm ơn.</text:p>
          </table:table-cell>
          <table:table-cell table:number-columns-repeated="16383"/>
        </table:table-row>
        <table:table-row table:style-name="ro1">
          <table:table-cell office:value-type="string" table:style-name="ce2">
            <text:p>Mình đã mua laptop, điện thoại ở Tiki vài lần. Hàng chuẩn active đúng ngày. Nếu không soi kỹ thì ok. Nếu soi kỹ thì thấy có vài lỗi nhỏ về lớp sơn, rất nhỏ thôi. Tuy nhiên máy sử dụng tốt không có phát sinh lỗi gì. Và với số tiền thấp hơn vài triệu đồng so với các shop lớn khác thì như vậy là chuẩn rồi.</text:p>
          </table:table-cell>
          <table:table-cell table:number-columns-repeated="16383"/>
        </table:table-row>
        <table:table-row table:style-name="ro1">
          <table:table-cell office:value-type="string" table:style-name="ce2">
            <text:p>Hàng đúng nhu mô tả. Giao hàng nhanh. Máy mở lên là IOS 12.1. Không có Jack chuyển 3.5. Khi vô tình bóp khu vực Camera có tiếng tách tách không biết vì sao.</text:p>
          </table:table-cell>
          <table:table-cell table:number-columns-repeated="16383"/>
        </table:table-row>
        <table:table-row table:style-name="ro1">
          <table:table-cell office:value-type="string" table:style-name="ce2">
            <text:p>Nhận hàng 12/7, mã VN/A chưa active, màu gold 19990k. Tạm chưa thấy vấn đề. <text:s/>Tuy nhiên pin có vẻ kém. 9h sáng sạc đầy, ngày vọc vọc xíu thì tới khoảng 7h tối còn 15-20%. Đang theo dõi tiếp...</text:p>
          </table:table-cell>
          <table:table-cell table:number-columns-repeated="16383"/>
        </table:table-row>
        <table:table-row table:style-name="ro1">
          <table:table-cell office:value-type="string" table:style-name="ce2">
            <text:p>Hàng tốt giống quảng cáo, tiki đóng gói và giao hàng nhanh</text:p>
          </table:table-cell>
          <table:table-cell table:number-columns-repeated="16383"/>
        </table:table-row>
        <table:table-row table:style-name="ro1">
          <table:table-cell office:value-type="string" table:style-name="ce2">
            <text:p>Đây là cái ipad thứ 3 mình mua trên tiki. <text:s text:c="2"/>cấu hình tốt nên máy mượt. Xem phim rất to, rất nét. Bọc máy bằng giấy - bảo vệ mội trường. Có dính tem hàng dễ vỡ nhưng càng dính tem đó - bên chuyển phát sẽ càng quăng mạnh... :D. Chỉ không hài lòng với nút home của máy. Giống nút home của con 6s thời tống. Ấn tầm 1 năm là hỏng. <text:s text:c="2"/>Nhưng lỗi này không p của tiki. <text:s/>Thank u TIKI</text:p>
          </table:table-cell>
          <table:table-cell table:number-columns-repeated="16383"/>
        </table:table-row>
        <table:table-row table:style-name="ro1">
          <table:table-cell office:value-type="string" table:style-name="ce2">
            <text:p>Tiki cần ghi rõ là hàng chính hãng Apple Singapore hoặc Malaysia nha. Hoặc ghi hàng nhập khẩu từ 2 nơi đó. Ghi hàng chính hãng vậy đánh lừa khách hàng thì không hay đâu. Mình rất dễ tính vì iPad không quan trọng là hàng VN, hàng ở nước nào cũng được. Chớ iPhone thì mình không chịu nhận hàng mà lộn xộn giữa mã VN/A - ZP/A vậy đâu. Chào Tiki.</text:p>
          </table:table-cell>
          <table:table-cell table:number-columns-repeated="16383"/>
        </table:table-row>
        <table:table-row table:style-name="ro1">
          <table:table-cell office:value-type="string" table:style-name="ce2">
            <text:p>Em vừa nhận máy sáng nay...TiKi giao hàng rất nhanh...10h tối hôm 11/10 đặt hàng...thì sáng 12/10 đã có hàng...đóng gói sp đẹp chắc chắn...cho em hỏi phiếu bảo hành sp đâu ạ!!!!...e không rành mấy vụ máy móc...lần đầu tự mua...mà mua onl nữa chứ...nên em hỏi hơi ngô nghê xíu...hihihi</text:p>
          </table:table-cell>
          <table:table-cell table:number-columns-repeated="16383"/>
        </table:table-row>
        <table:table-row table:style-name="ro1">
          <table:table-cell office:value-type="string" table:style-name="ce2">
            <text:p>Mình sài được gần một tuần, ban đầu khá phân vân vì sợ màn hình máy sẽ nhỏ hơn ipad air nhưng không ngờ nó lại vừa tay mình đến vậy, pin chính là thứ mình hài lòng nhất trên sản phẩm, quá trâu bò, mình dùng tận 8 giờ mà vẫn còn hơn 25%. Sức mạnh của con quái vật nhí này thì không còn gì để chê bai, tuy nhiên mình nhận hàng đã hơn 1 tuần nhưng vẫn chưa có xác nhận đã nhận hàng, không biết có ảnh hưởng đến việc bảo hành hay không?</text:p>
          </table:table-cell>
          <table:table-cell table:number-columns-repeated="16383"/>
        </table:table-row>
        <table:table-row table:style-name="ro1">
          <table:table-cell office:value-type="string" table:style-name="ce2">
            <text:p>Lần đầu mua hàng ở Tiki, cũng tìm hiểu trước thì thấy Tiki bán hàng khá ổn. Và Tiki không làm mình thất vọng: Đặt máy hẹn mình 5 ngày sau giao hàng, nhưng ngày mốt là giao rồi ^^, đóng gói kỹ càng, hộp máy nguyên seal, rất đẹp. Chỉ tiếc cái là ngày trước không mua trúng dịp sale máy này ở Tiki(nghe đâu chưa đến 9tr à), giờ quay lại thì tăng giá rồi <text:s/>, giá này cũng sắp ngang mấy shop khác rồi.</text:p>
          </table:table-cell>
          <table:table-cell table:number-columns-repeated="16383"/>
        </table:table-row>
        <table:table-row table:style-name="ro1">
          <table:table-cell office:value-type="string" table:style-name="ce2">
            <text:p>Tôi đã mua 1 ipad mini 5 vào tháng 7/2019 của tiki. tôi muốn biết việc thay đổi chính sách bảo hành của apple từ tháng 8/2019 thì ipad mua của tiki có được bảo hành chánh hãng hay không? hay bảo hành tại <text:s/>tiki theo diện hàng xách tay? và tiki giải quyết quyền lợi cho người mua như thế nào? mong sớm nhận được trả lời thỏa đáng</text:p>
          </table:table-cell>
          <table:table-cell table:number-columns-repeated="16383"/>
        </table:table-row>
        <table:table-row table:style-name="ro1">
          <table:table-cell office:value-type="string" table:style-name="ce2">
            <text:p>Máy tốt, chạy nhanh, giá ngon, giao hàng nhanh chóng, hạn bảo hành trước 1 ngày. <text:s/>Chỉ tiếc một cái là máy nhận được không phải bản Mỹ, sạc 3 chân hơi bất tiện cơ mà mua thêm cục đổi 3 chân sang 2 chân là xog, không có gì to tát. <text:s/>Nói chung là ok.</text:p>
          </table:table-cell>
          <table:table-cell table:number-columns-repeated="16383"/>
        </table:table-row>
        <table:table-row table:style-name="ro1">
          <table:table-cell office:value-type="string" table:style-name="ce2">
            <text:p>sạc 3 chấu máy canada và mua cái bao da smart cover nhưng máy không biết chổ bậc tính năng mở khóa smart cover mọi người hảo tâm dùng qua rồi coment chỉ em vì đả tìm rất nhiều nhưng k thấy chổ mở smart cover</text:p>
          </table:table-cell>
          <table:table-cell table:number-columns-repeated="16383"/>
        </table:table-row>
        <table:table-row table:style-name="ro1">
          <table:table-cell office:value-type="string" table:style-name="ce2">
            <text:p>Mới nhận lúc sáng. Phần hộp ngoài hơi méo 1 tí. bên trong thì cảm nhận ban đầu tuyệt vời. Chưa dùng nhiều. Đóng gói chưa kĩ lắm. Mong phát triển thêm.</text:p>
          </table:table-cell>
          <table:table-cell table:number-columns-repeated="16383"/>
        </table:table-row>
        <table:table-row table:style-name="ro1">
          <table:table-cell office:value-type="string" table:style-name="ce2">
            <text:p>Mua được một tháng trời dùng khá ổn, mã hàng của Canada. <text:s/>Giao hàng 2h tikinow nên nhanh gọn, <text:s/>Mình khoing có gì để chê nhưng về bảo hành nếu có cần tiki Liên Hệ để Hướng Dẫn cụ thể. Cám ơn Tiki</text:p>
          </table:table-cell>
          <table:table-cell table:number-columns-repeated="16383"/>
        </table:table-row>
        <table:table-row table:style-name="ro1">
          <table:table-cell office:value-type="string" table:style-name="ce2">
            <text:p>đóng gói sản phẩm không chắc chắn lăm, tiki cần khác phục điều này, <text:s/>sản phẩm ok đợi xài lâu mới biết được, <text:s/>sẽ đánh giá sau nữa, <text:s/>giá rẻ hơn tgdd 2tr, cảm ơn tiki</text:p>
          </table:table-cell>
          <table:table-cell table:number-columns-repeated="16383"/>
        </table:table-row>
        <table:table-row table:style-name="ro1">
          <table:table-cell office:value-type="string" table:style-name="ce2">
            <text:p>Thiết kế không nhiều thay đổi, nhưng chất lượng cải thiện rất nhiều so với những dòng mini trước đây. Vẫn là sản phẩm đáng lưu ý cho những ai thích sự nhỏ gọn. Tiki giao hàng nhanh, đóng gói cẩn thận.</text:p>
          </table:table-cell>
          <table:table-cell table:number-columns-repeated="16383"/>
        </table:table-row>
        <table:table-row table:style-name="ro1">
          <table:table-cell office:value-type="string" table:style-name="ce2">
            <text:p>TiKi giao hàng quá nhanh , đóng gói cẩn thận . nhân viên giao hàng mở hộp cho mình xem sản phẩm . máy thì tốt chơi game mượt . còn về pin thì sài lâu mới biết được.</text:p>
          </table:table-cell>
          <table:table-cell table:number-columns-repeated="16383"/>
        </table:table-row>
        <table:table-row table:style-name="ro1">
          <table:table-cell office:value-type="string" table:style-name="ce2">
            <text:p>Bảo hành? Hiện apple Vn đòi Có hóa đơn mới được bảo hành với những mãy mã không p hải là vn/a. Anh em mua nên chú ý. Tiki nên xuất hóa đơn cho anh em. Và giải thích rõ</text:p>
          </table:table-cell>
          <table:table-cell table:number-columns-repeated="16383"/>
        </table:table-row>
        <table:table-row table:style-name="ro1">
          <table:table-cell office:value-type="string" table:style-name="ce2">
            <text:p>Máy mã ZP dùng ổn. TikiNow giao hàng nhanh tuy nhiên đóng gói hơi sơ sài. Dù sao hộp của Apple cũng tốt nên không đáng lo. Nhìn chung xứng đáng giá tiền.</text:p>
          </table:table-cell>
          <table:table-cell table:number-columns-repeated="16383"/>
        </table:table-row>
        <table:table-row table:style-name="ro1">
          <table:table-cell office:value-type="string" table:style-name="ce2">
            <text:p>Mình mới mua ipad mới nhận được luôn mà đã kích hoạt được một tháng trước rồi ?? Tiki giải thích với</text:p>
          </table:table-cell>
          <table:table-cell table:number-columns-repeated="16383"/>
        </table:table-row>
        <table:table-row table:style-name="ro1">
          <table:table-cell office:value-type="string" table:style-name="ce2">
            <text:p>máy ok mới nhận được 1 tiếng bảo hành 12 tháng kiểm tra thấy tạm thời ok sau này k biết sao...</text:p>
          </table:table-cell>
          <table:table-cell table:number-columns-repeated="16383"/>
        </table:table-row>
        <table:table-row table:style-name="ro1">
          <table:table-cell office:value-type="string" table:style-name="ce2">
            <text:p>Hàng nguyên seal chĩnh hàng apple. Khi check bảo hành thì thấy kích hoạt trước ngày nhận hàng 2 hôm</text:p>
          </table:table-cell>
          <table:table-cell table:number-columns-repeated="16383"/>
        </table:table-row>
        <table:table-row table:style-name="ro1">
          <table:table-cell office:value-type="string" table:style-name="ce2">
            <text:p>- Máy đẹp, cấu hình cao, nhỏ gọn xài mượt - Camera không được đẹp lắm, nút home vậy lý không cảm ứng lực như ip7 - Tiki giao hàng nhanh</text:p>
          </table:table-cell>
          <table:table-cell table:number-columns-repeated="16383"/>
        </table:table-row>
        <table:table-row table:style-name="ro1">
          <table:table-cell office:value-type="string" table:style-name="ce2">
            <text:p>Sản phẩm tốt . Giao hàng quá chậm. 1 tuần mới có. Tiki nên ưu tiên giao hàng <text:s/>cho người mua trả tiền <text:s/>trước <text:s/>bằng chuyển khoản.</text:p>
          </table:table-cell>
          <table:table-cell table:number-columns-repeated="16383"/>
        </table:table-row>
        <table:table-row table:style-name="ro1">
          <table:table-cell office:value-type="string" table:style-name="ce2">
            <text:p>giao hàng nhanh, máy nhạy, mà chưa quen dùng iOs nên ban đầu có hơi bỡ ngỡ, giờ cũng quen hơn phần nào rùi ^^</text:p>
          </table:table-cell>
          <table:table-cell table:number-columns-repeated="16383"/>
        </table:table-row>
        <table:table-row table:style-name="ro1">
          <table:table-cell office:value-type="string" table:style-name="ce2">
            <text:p>tôi nhận được hàng ngày 6/8 máy dùng ok. nhưng tại sao không có hóa đơn? <text:s/>chính sách mới của apple phải có hóa đơn khi bảo hành</text:p>
          </table:table-cell>
          <table:table-cell table:number-columns-repeated="16383"/>
        </table:table-row>
        <table:table-row table:style-name="ro1">
          <table:table-cell office:value-type="string" table:style-name="ce2">
            <text:p>sản phẩm nguyên seal giá cả cảnh tranh nhưng kích hoạt lên lại thiếu ngày. đóng gói không được chắt chắn lắm</text:p>
          </table:table-cell>
          <table:table-cell table:number-columns-repeated="16383"/>
        </table:table-row>
        <table:table-row table:style-name="ro1">
          <table:table-cell office:value-type="string" table:style-name="ce2">
            <text:p>Máy nguyên seal, giá tốt. Tuy nhiên mình vẫn còn lo lắng về vấn đề bảo hành apple tại vn.</text:p>
          </table:table-cell>
          <table:table-cell table:number-columns-repeated="16383"/>
        </table:table-row>
        <table:table-row table:style-name="ro1">
          <table:table-cell office:value-type="string" table:style-name="ce2">
            <text:p>Sản phẩm của tiki trading do PADSHOP nhập khẩu, không biết có gì không</text:p>
          </table:table-cell>
          <table:table-cell table:number-columns-repeated="16383"/>
        </table:table-row>
        <table:table-row table:style-name="ro1">
          <table:table-cell office:value-type="string" table:style-name="ce2">
            <text:p>Hơi bùn 1 xíu vì ai cũng mua được hàng mã LL còn e thì mã ZP phải mua củ sạc khác để thay vào<text:s/></text:p>
          </table:table-cell>
          <table:table-cell table:number-columns-repeated="16383"/>
        </table:table-row>
        <table:table-row table:style-name="ro1">
          <table:table-cell office:value-type="string" table:style-name="ce2">
            <text:p>May minh moi mua hoi thang 8 am cuc sac da hu roi .minh muon hoi bao hanh nhu the nao va co sua doi cho minh duoc khong.</text:p>
          </table:table-cell>
          <table:table-cell table:number-columns-repeated="16383"/>
        </table:table-row>
        <table:table-row table:style-name="ro1">
          <table:table-cell office:value-type="string" table:style-name="ce2">
            <text:p>sao mình mua hôm nay (28/8/2019), khi mở máy kiểm tra thì hạn bảo hành là 20/6/2019 vậy tiki?</text:p>
          </table:table-cell>
          <table:table-cell table:number-columns-repeated="16383"/>
        </table:table-row>
        <table:table-row table:style-name="ro1">
          <table:table-cell office:value-type="string" table:style-name="ce2">
            <text:p>tuy là hàng nhập khẩu nhưng sử 2 tháng nay vẫn ok không 1 lỗi lầm :D giá cũng rẻ hơn.</text:p>
          </table:table-cell>
          <table:table-cell table:number-columns-repeated="16383"/>
        </table:table-row>
        <table:table-row table:style-name="ro1">
          <table:table-cell office:value-type="string" table:style-name="ce2">
            <text:p>Đã nhận hàng. nguyên seal. kích hoạt đủ bảo hành. màn hình đẹp pin trâu. tạm thời vậy đã.</text:p>
          </table:table-cell>
          <table:table-cell table:number-columns-repeated="16383"/>
        </table:table-row>
        <table:table-row table:style-name="ro1">
          <table:table-cell office:value-type="string" table:style-name="ce2">
            <text:p>Sao mình đặt mua màu gol mà về mở ra màu hồng mình cần được giải thích</text:p>
          </table:table-cell>
          <table:table-cell table:number-columns-repeated="16383"/>
        </table:table-row>
        <table:table-row table:style-name="ro1">
          <table:table-cell office:value-type="string" table:style-name="ce2">
            <text:p>Sao mình chọn mua trả góp mà thẻ lại trừ luôn tổng số tiền vậy tiki?</text:p>
          </table:table-cell>
          <table:table-cell table:number-columns-repeated="16383"/>
        </table:table-row>
        <table:table-row table:style-name="ro1">
          <table:table-cell office:value-type="string" table:style-name="ce2">
            <text:p>Active trc 1 ngày. Cảm thấy k vui vì điều đó <text:s text:c="2"/>còn lại cần trải nghiệm thêm</text:p>
          </table:table-cell>
          <table:table-cell table:number-columns-repeated="16383"/>
        </table:table-row>
        <table:table-row table:style-name="ro1">
          <table:table-cell office:value-type="string" table:style-name="ce2">
            <text:p>Cho 4 sao vì sự chậm trễ. Máy ổn định pin trâu. Xài rồi cảm nhận tiếp</text:p>
          </table:table-cell>
          <table:table-cell table:number-columns-repeated="16383"/>
        </table:table-row>
        <table:table-row table:style-name="ro1">
          <table:table-cell office:value-type="string" table:style-name="ce2">
            <text:p>Máy chạy tốt, không biết tương lai có vấn đề gì không.</text:p>
          </table:table-cell>
          <table:table-cell table:number-columns-repeated="16383"/>
        </table:table-row>
        <table:table-row table:style-name="ro1">
          <table:table-cell office:value-type="string" table:style-name="ce2">
            <text:p>Giao hàng nhanh, nhận đúng sp</text:p>
          </table:table-cell>
          <table:table-cell table:number-columns-repeated="16383"/>
        </table:table-row>
        <table:table-row table:style-name="ro1">
          <table:table-cell office:value-type="string" table:style-name="ce2">
            <text:p>máy đẹp, màu tối hơn trên hình nhiều. cài đặt ban đầu quá máy móc, khó quá cài mãi không được toàn báo lỗi. chán quá vứt xó hôm sauang ra cài mới được.</text:p>
          </table:table-cell>
          <table:table-cell table:number-columns-repeated="16383"/>
        </table:table-row>
        <table:table-row table:style-name="ro1">
          <table:table-cell office:value-type="string" table:style-name="ce2">
            <text:p>4 sao khi đag dùng điện thoại ,,còn 1 thời gian sao thì không biết</text:p>
          </table:table-cell>
          <table:table-cell table:number-columns-repeated="16383"/>
        </table:table-row>
        <table:table-row table:style-name="ro1">
          <table:table-cell office:value-type="string" table:style-name="ce2">
            <text:p>Máy đẹp, tốt</text:p>
          </table:table-cell>
          <table:table-cell table:number-columns-repeated="16383"/>
        </table:table-row>
        <table:table-row table:style-name="ro1">
          <table:table-cell office:value-type="string" table:style-name="ce2">
            <text:p>Tiki cho mình hỏi: <text:s text:c="2"/>1) Muốn lấy hoá đơn VAT thì làm thế nào? <text:s/>2) Không thấy có phiếu bảo hành, nếu có trục trặc thì làm thế nào. <text:s/>Cảm ơn Tiki.</text:p>
          </table:table-cell>
          <table:table-cell table:number-columns-repeated="16383"/>
        </table:table-row>
        <table:table-row table:style-name="ro1">
          <table:table-cell office:value-type="string" table:style-name="ce2">
            <text:p>Hài lòng về máy sau 1 tuần dùng. Điểm trừ giao hàng lâu quá. Quên hỏi về thông tin bảo hành ntn. <text:s/>Khuyên bạn: - sạc pin đầy lúc đầu tiên rồi sài - dùng chế độ máy bay nếu không cần đồng bộ dữ liệu - đặt thêm bao da vì bên ngoài không bán, mình chạy quanh tìm mua lo được thì lại đặt và chờ lâu - mua sách ebook bản quyền, sách lậu dịch sai và nhiều lỗi lắm và tôn trọng quyền tác giả <text:s/>Thích hợp với việc tận dụng thời gian để đọc sách. Tránh ánh mắt kì thị ng xung quanh khi ở nơi đông ng. Ngta không biết mình đọc gì. <text:s/>Khá hứng thú! Thân!</text:p>
          </table:table-cell>
          <table:table-cell table:number-columns-repeated="16383"/>
        </table:table-row>
        <table:table-row table:style-name="ro1">
          <table:table-cell office:value-type="string" table:style-name="ce2">
            <text:p>Mình mua của Tiki trading dù có so sánh giá vs một nhà cung cấp khác mắc hơn gần 300k. Nhận hàng sớm hơn dự kiến 1 ngày.Khá hài lòng vs ngoại quan sản phẩm. Tuy nhiên sp không kèm hdsd bằng tiếng Việt nên m phải tự tìm hiểu để kích hoạt máy và cách tải sách... Lúc đặt máy xong mình đặt luôn bao da đọc tt qcao thấy dùng cho kindle 10(2019) nhưng khi nhận bao bé không khớp vs máy nên hơi thất vọng! Chat vs mấy bạn bên tiki được cái hỗ trợ rất nhiệt tình, tuy vẫn không tìm được bao da thích hop ở Tiki nhưng cũng khá hài lòng! Bạn nào đã mua được bao da thích hợp vs dòng kindle này thì giới thiệu giùm m với. Thanks!</text:p>
          </table:table-cell>
          <table:table-cell table:number-columns-repeated="16383"/>
        </table:table-row>
        <table:table-row table:style-name="ro1">
          <table:table-cell office:value-type="string" table:style-name="ce2">
            <text:p>máy dùng để đọc sách rất tốt, đỡ đau mắt, gọn nhẹ tiện dùng đi lại, tuy nhiên mình dùng được 3-4 tháng rồi thấy đôi lúc nó hơi lag một xíu (nhảy trang, màn hình không xem được,...), để 1 lúc thì trở lại bình thường</text:p>
          </table:table-cell>
          <table:table-cell table:number-columns-repeated="16383"/>
        </table:table-row>
        <table:table-row table:style-name="ro1">
          <table:table-cell office:value-type="string" table:style-name="ce2">
            <text:p>Mua hàng ngày 5/4/2020 ngày 7 đã nhận được. Tiki giao hàng rất nhanh. Hộp máy còn nguyên seal, hơi móp nhẹ nhưng không sao. Máy tem nhãn đầy đủ. An toàn. Có điều tiki gói hàng hơi ọp ẹp.</text:p>
          </table:table-cell>
          <table:table-cell table:number-columns-repeated="16383"/>
        </table:table-row>
        <table:table-row table:style-name="ro1">
          <table:table-cell office:value-type="string" table:style-name="ce2">
            <text:p>Hàng tốt, cá nhân mình thấy con này pin tụt hơi hơi nhanh và cầm hơi khó chịu, nhanh mỏi tay và đặc biệt nếu nằm nghiêng về 1 bên để đọc thì còn khó cầm nữa <text:s/>) , mọi người có thể cân nhắc dành tiền mua Kindle Oasis cho dễ.</text:p>
          </table:table-cell>
          <table:table-cell table:number-columns-repeated="16383"/>
        </table:table-row>
        <table:table-row table:style-name="ro1">
          <table:table-cell office:value-type="string" table:style-name="ce2">
            <text:p>New 100%, nguyên seal. Confirm xác nhận thời hạn bảo hành của support amazon. Hàng cho thị trường Nhật nên không gỡ được quảng cáo. Hơi buồn tí thôi. Shop Akishop ok!</text:p>
          </table:table-cell>
          <table:table-cell table:number-columns-repeated="16383"/>
        </table:table-row>
        <table:table-row table:style-name="ro1">
          <table:table-cell office:value-type="string" table:style-name="ce2">
            <text:p>Giao hàng ok Chỉ có thắc mắc là mình đã chép sách từ máy tính qua theo đúng hướng dẫn mà trong máy đọc sách vẫn trống?</text:p>
          </table:table-cell>
          <table:table-cell table:number-columns-repeated="16383"/>
        </table:table-row>
        <table:table-row table:style-name="ro1">
          <table:table-cell office:value-type="string" table:style-name="ce2">
            <text:p>Máy dùng tốt &amp; giao hàng nhanh. Ban đầu dùng paperwhite không quen lắm vì không lật trang nhanh như ibooks. Nhưng sau quen thì ok, nếu có đk sẽ upgrade lên oasis</text:p>
          </table:table-cell>
          <table:table-cell table:number-columns-repeated="16383"/>
        </table:table-row>
        <table:table-row table:style-name="ro1">
          <table:table-cell office:value-type="string" table:style-name="ce2">
            <text:p>Máy rất tốt, tuy nhiên bao da mà tiki đề xuất mua kèm lại không vừa. Đánh giá 4 sao cho dịch vụ đề xuất bán hàng kèm của tiki.</text:p>
          </table:table-cell>
          <table:table-cell table:number-columns-repeated="16383"/>
        </table:table-row>
        <table:table-row table:style-name="ro1">
          <table:table-cell office:value-type="string" table:style-name="ce2">
            <text:p>Giao sớm hơn dự kiến, hộp bị móp 1 góc, máy xài được 10 hôm từ 100% pin hiện còn 45%</text:p>
          </table:table-cell>
          <table:table-cell table:number-columns-repeated="16383"/>
        </table:table-row>
        <table:table-row table:style-name="ro1">
          <table:table-cell office:value-type="string" table:style-name="ce2">
            <text:p>đã nhận được hàng, hàng nhận được sẽ có dây sạc, nhưng đầu sạc sẽ không có đâu các bạn nhé. khá gút</text:p>
          </table:table-cell>
          <table:table-cell table:number-columns-repeated="16383"/>
        </table:table-row>
        <table:table-row table:style-name="ro1">
          <table:table-cell office:value-type="string" table:style-name="ce2">
            <text:p>Mình mua của electronic express, hàng mới, tốt, dễ sử dụng, pin dùng lâu, tuy nhiên khả năng chống chói chưa cao.</text:p>
          </table:table-cell>
          <table:table-cell table:number-columns-repeated="16383"/>
        </table:table-row>
        <table:table-row table:style-name="ro1">
          <table:table-cell office:value-type="string" table:style-name="ce2">
            <text:p>Gọn nhẹ. Pin cũng dùng khá bền. Chữ dễ đọc. Tuy nhiên xử lý các thao tác hơi chậm</text:p>
          </table:table-cell>
          <table:table-cell table:number-columns-repeated="16383"/>
        </table:table-row>
        <table:table-row table:style-name="ro1">
          <table:table-cell office:value-type="string" table:style-name="ce2">
            <text:p>Sản phẩm chính hãng, dùng rất tốt. Shop gửi nhầm phiếu bảo hành của người khác. Còn lại hài lòng.</text:p>
          </table:table-cell>
          <table:table-cell table:number-columns-repeated="16383"/>
        </table:table-row>
        <table:table-row table:style-name="ro1">
          <table:table-cell office:value-type="string" table:style-name="ce2">
            <text:p>Lúc nhận sản phẩm mình không nhận được phiếu bảo hành. Không biết có được bảo hàng sp không.?</text:p>
          </table:table-cell>
          <table:table-cell table:number-columns-repeated="16383"/>
        </table:table-row>
        <table:table-row table:style-name="ro1">
          <table:table-cell office:value-type="string" table:style-name="ce2">
            <text:p>trải nghiệm rất tốt.nhưng theo mình máy đọc sách vẫn không thể thay thế sách giấy được</text:p>
          </table:table-cell>
          <table:table-cell table:number-columns-repeated="16383"/>
        </table:table-row>
        <table:table-row table:style-name="ro1">
          <table:table-cell office:value-type="string" table:style-name="ce2">
            <text:p>Nhẹ mỏng, mua đợt giảm giá nên không thể hài lòng hơn. Sẽ sống tốt trong đợt cách biệt cộng đồng</text:p>
          </table:table-cell>
          <table:table-cell table:number-columns-repeated="16383"/>
        </table:table-row>
        <table:table-row table:style-name="ro1">
          <table:table-cell office:value-type="string" table:style-name="ce2">
            <text:p>Mỗi cái giao hàng chậm. Mất nhiều thời gian chờ đợi nóng ruột kinh</text:p>
          </table:table-cell>
          <table:table-cell table:number-columns-repeated="16383"/>
        </table:table-row>
        <table:table-row table:style-name="ro1">
          <table:table-cell office:value-type="string" table:style-name="ce2">
            <text:p>Mặt máy không sần rám tạo cảm giác sờ như trang sách giống các model trước</text:p>
          </table:table-cell>
          <table:table-cell table:number-columns-repeated="16383"/>
        </table:table-row>
        <table:table-row table:style-name="ro1">
          <table:table-cell office:value-type="string" table:style-name="ce2">
            <text:p>Hàng tốt nhưng Shop giao lộn màu xanh.</text:p>
          </table:table-cell>
          <table:table-cell table:number-columns-repeated="16383"/>
        </table:table-row>
        <table:table-row table:style-name="ro1">
          <table:table-cell office:value-type="string" table:style-name="ce2">
            <text:p>Mình dùng chưa được 1 tuần đã hết pin rồi, không biết có sao không</text:p>
          </table:table-cell>
          <table:table-cell table:number-columns-repeated="16383"/>
        </table:table-row>
        <table:table-row table:style-name="ro1">
          <table:table-cell office:value-type="string" table:style-name="ce2">
            <text:p>Máy dùng ổn, không mỏi mắt như đọc ipad hay điện thoại.</text:p>
          </table:table-cell>
          <table:table-cell table:number-columns-repeated="16383"/>
        </table:table-row>
        <table:table-row table:style-name="ro1">
          <table:table-cell office:value-type="string" table:style-name="ce2">
            <text:p>Hơi chậm nhưng đọc tốt, pin lâu</text:p>
          </table:table-cell>
          <table:table-cell table:number-columns-repeated="16383"/>
        </table:table-row>
        <table:table-row table:style-name="ro1">
          <table:table-cell office:value-type="string" table:style-name="ce2">
            <text:p>Đọc rất thích, không bị mỏi mắt</text:p>
          </table:table-cell>
          <table:table-cell table:number-columns-repeated="16383"/>
        </table:table-row>
        <table:table-row table:style-name="ro1">
          <table:table-cell office:value-type="string" table:style-name="ce2">
            <text:p>Hài lòng với sản phẩm</text:p>
          </table:table-cell>
          <table:table-cell table:number-columns-repeated="16383"/>
        </table:table-row>
        <table:table-row table:style-name="ro1">
          <table:table-cell office:value-type="string" table:style-name="ce2">
            <text:p>Đọc sách rất tập trung , ổn</text:p>
          </table:table-cell>
          <table:table-cell table:number-columns-repeated="16383"/>
        </table:table-row>
        <table:table-row table:style-name="ro1">
          <table:table-cell office:value-type="string" table:style-name="ce2">
            <text:p>Da nhan hang , giao nhanh</text:p>
          </table:table-cell>
          <table:table-cell table:number-columns-repeated="16383"/>
        </table:table-row>
        <table:table-row table:style-name="ro1">
          <table:table-cell office:value-type="string" table:style-name="ce2">
            <text:p>Mình mua điện thoại này cho ba mình dùng, cảm nhận ban đầu là nhỏ gọn, hiệu năng tốt (đáp ứng cơ bản nghe gọi, lướt web, youtube, nghe nhạc ...), pin 3k nhưng khá trâu, sài hơn 1 ngày chưa hết. Màn 5.7 nhìn sắc nét nhỏ gọn, nhẹ, thích hợp cho người lớn tuổi Tiếc là không hỗ trợ sạc nhanh nên thời gian sạc lâu: cỡ 2h30</text:p>
          </table:table-cell>
          <table:table-cell table:number-columns-repeated="16383"/>
        </table:table-row>
        <table:table-row table:style-name="ro1">
          <table:table-cell office:value-type="string" table:style-name="ce2">
            <text:p>Sản phẩm chất lượng, giá tốt, khâu chờ active bảo hành hơi lâu, nt đến 6060 mãi không thành công. giờ phải chờ 10 ngày nữa xem có thành công không. Một điểm trừ rất tệ cho tiki là mình đặt màu xanh, giao màu đen, hơi thất vọng</text:p>
          </table:table-cell>
          <table:table-cell table:number-columns-repeated="16383"/>
        </table:table-row>
        <table:table-row table:style-name="ro1">
          <table:table-cell office:value-type="string" table:style-name="ce2">
            <text:p>Chưa dùng nên chưa đánh giá được nhiều. Nhưng có 2 điểm không hài lòng như những người mua trước đã đánh giá: 1./ không có tai nghe <text:s/>2./ Gửi 30 SMS vẫn chưa kích hoạt được bảo hành điện tử, nản thật!</text:p>
          </table:table-cell>
          <table:table-cell table:number-columns-repeated="16383"/>
        </table:table-row>
        <table:table-row table:style-name="ro1">
          <table:table-cell office:value-type="string" table:style-name="ce2">
            <text:p>Mình thấy hài lòng vì điện thoại được đóng gói cẩn thận, giao hàng sớm hơn dự kiến. Đáp ứng tốt các nhu cầu cơ bản như gọi nghe, zalo, fb, lướt web,...</text:p>
          </table:table-cell>
          <table:table-cell table:number-columns-repeated="16383"/>
        </table:table-row>
        <table:table-row table:style-name="ro1">
          <table:table-cell office:value-type="string" table:style-name="ce2">
            <text:p>Thân máy Trung Quốc sản xuất, chỉ có cục sạc là Việt Nam sản xuất. Máy mới 100%. Thời gian Tiki kích hoạt bảo hành thành công 7- 10 ngày hơi lâu.</text:p>
          </table:table-cell>
          <table:table-cell table:number-columns-repeated="16383"/>
        </table:table-row>
        <table:table-row table:style-name="ro1">
          <table:table-cell office:value-type="string" table:style-name="ce2">
            <text:p>Hàng đã giao .tiki giao hàng nhanh gọn . Còn máy thì k có tai nghe . Đúng như hình ảnh quảng cáo</text:p>
          </table:table-cell>
          <table:table-cell table:number-columns-repeated="16383"/>
        </table:table-row>
        <table:table-row table:style-name="ro1">
          <table:table-cell office:value-type="string" table:style-name="ce2">
            <text:p>Yêu cầu được nhận tai nghe. Mình mua tặng mà kg có tai nghe ak</text:p>
          </table:table-cell>
          <table:table-cell table:number-columns-repeated="16383"/>
        </table:table-row>
        <table:table-row table:style-name="ro1">
          <table:table-cell office:value-type="string" table:style-name="ce2">
            <text:p>Mình nhận được hàng !!! Nhưng chưa sử dụng nên chưa chị đánh giá đx</text:p>
          </table:table-cell>
          <table:table-cell table:number-columns-repeated="16383"/>
        </table:table-row>
        <table:table-row table:style-name="ro1">
          <table:table-cell office:value-type="string" table:style-name="ce2">
            <text:p>ok rất hài lòng nhưng không biết bão hành không.</text:p>
          </table:table-cell>
          <table:table-cell table:number-columns-repeated="16383"/>
        </table:table-row>
        <table:table-row table:style-name="ro1">
          <table:table-cell office:value-type="string" table:style-name="ce2">
            <text:p>Điện thoại dao hàng nhanh</text:p>
          </table:table-cell>
          <table:table-cell table:number-columns-repeated="16383"/>
        </table:table-row>
        <table:table-row table:style-name="ro1">
          <table:table-cell office:value-type="string" table:style-name="ce2">
            <text:p>Cũng OK, kg có tay nghe!</text:p>
          </table:table-cell>
          <table:table-cell table:number-columns-repeated="16383"/>
        </table:table-row>
        <table:table-row table:style-name="ro1">
          <table:table-cell office:value-type="string" table:style-name="ce2">
            <text:p>sản phẩm tốt trong tầm giá</text:p>
          </table:table-cell>
          <table:table-cell table:number-columns-repeated="16383"/>
        </table:table-row>
        <table:table-row table:style-name="ro1">
          <table:table-cell office:value-type="string" table:style-name="ce2">
            <text:p>Đặt tikinow nên giao rất nhanh. Đóng gói đầy đủ. Hàng nguyên seal. Hôm nay là ngày thứ 3 kể từ khi mua nhưng chưa thấy kích hoạt bảo hành. Nhìn chung điện thoại thì nhìn đẹp, màn hình to, mỏng. Tuy nhiên thấy nhiều ứng dụng khá rườm rà, đặc biệt nhận diện khuôn mặt rất tệ, khi được khi không. Giá trên tiki thì quá tốt so với ra cửa hàng mua.</text:p>
          </table:table-cell>
          <table:table-cell table:number-columns-repeated="16383"/>
        </table:table-row>
        <table:table-row table:style-name="ro1">
          <table:table-cell office:value-type="string" table:style-name="ce2">
            <text:p>Mới nhận hôm qua, mình mua cho bố ck, trải nghiệm thấy cũng ok. Thích hợp cho người có tuổi sài. Chứ mình thì vẫn trung thành với iphone.</text:p>
          </table:table-cell>
          <table:table-cell table:number-columns-repeated="16383"/>
        </table:table-row>
        <table:table-row table:style-name="ro1">
          <table:table-cell office:value-type="string" table:style-name="ce2">
            <text:p>mua cái điện thoại thứ 2 rồi, lần này tiki sai xót nha đặt <text:s/>64GB thực chất giao hàng 32GB, NV kịp thời gọi XL chấp nhận do thiếu xót, tạm hài lòng</text:p>
          </table:table-cell>
          <table:table-cell table:number-columns-repeated="16383"/>
        </table:table-row>
        <table:table-row table:style-name="ro1">
          <table:table-cell office:value-type="string" table:style-name="ce2">
            <text:p>hàng ok nha các bạn, lúc đầu mình cũng sợ sẽ bị dính hãng lỗi nhưng may quá không sao. giá cũng phải chăng nữa</text:p>
          </table:table-cell>
          <table:table-cell table:number-columns-repeated="16383"/>
        </table:table-row>
        <table:table-row table:style-name="ro1">
          <table:table-cell office:value-type="string" table:style-name="ce2">
            <text:p>Đã nhận máy rồi. Nhờ Tiki kích hoạt bảo hành điện tử giúp theo thômg tin máy như hình.</text:p>
          </table:table-cell>
          <table:table-cell table:number-columns-repeated="16383"/>
        </table:table-row>
        <table:table-row table:style-name="ro1">
          <table:table-cell office:value-type="string" table:style-name="ce2">
            <text:p>điện thoại mới 100% chưa kích hoạt. xài cũng ổn định .nhưng màu không được đẹp mấy</text:p>
          </table:table-cell>
          <table:table-cell table:number-columns-repeated="16383"/>
        </table:table-row>
        <table:table-row table:style-name="ro1">
          <table:table-cell office:value-type="string" table:style-name="ce2">
            <text:p>Mình mới mua nhưng kích hoạt bảo hành không được. Giờ phải làm sao đây shop</text:p>
          </table:table-cell>
          <table:table-cell table:number-columns-repeated="16383"/>
        </table:table-row>
        <table:table-row table:style-name="ro1">
          <table:table-cell office:value-type="string" table:style-name="ce2">
            <text:p>Sản phẩm bước đầu thấy ổn nhưng chưa được kích hoạt bảo hành!</text:p>
          </table:table-cell>
          <table:table-cell table:number-columns-repeated="16383"/>
        </table:table-row>
        <table:table-row table:style-name="ro1">
          <table:table-cell office:value-type="string" table:style-name="ce2">
            <text:p>Đã nhận hàng, sản phẩm đẹp, đề nghị kích hoạt bảo hành.</text:p>
          </table:table-cell>
          <table:table-cell table:number-columns-repeated="16383"/>
        </table:table-row>
        <table:table-row table:style-name="ro1">
          <table:table-cell office:value-type="string" table:style-name="ce2">
            <text:p>đóng gói kĩ điện thoại ok còn bền hay không thì để sd lâu mới biết</text:p>
          </table:table-cell>
          <table:table-cell table:number-columns-repeated="16383"/>
        </table:table-row>
        <table:table-row table:style-name="ro1">
          <table:table-cell office:value-type="string" table:style-name="ce2">
            <text:p>sau kg có tai nghe máy nào mua cũng có kèm tay nghe chứ</text:p>
          </table:table-cell>
          <table:table-cell table:number-columns-repeated="16383"/>
        </table:table-row>
        <table:table-row table:style-name="ro1">
          <table:table-cell office:value-type="string" table:style-name="ce2">
            <text:p>Giao hàng nhanh chóng, hài lòng dịch vụ.</text:p>
          </table:table-cell>
          <table:table-cell table:number-columns-repeated="16383"/>
        </table:table-row>
        <table:table-row table:style-name="ro1">
          <table:table-cell office:value-type="string" table:style-name="ce2">
            <text:p>Sản phẩm đúng như mô tả, giao hàng nhanh!</text:p>
          </table:table-cell>
          <table:table-cell table:number-columns-repeated="16383"/>
        </table:table-row>
        <table:table-row table:style-name="ro1">
          <table:table-cell office:value-type="string" table:style-name="ce2">
            <text:p>sản phẩm nguyên seal chưa active rất hài lòng</text:p>
          </table:table-cell>
          <table:table-cell table:number-columns-repeated="16383"/>
        </table:table-row>
        <table:table-row table:style-name="ro1">
          <table:table-cell office:value-type="string" table:style-name="ce2">
            <text:p>Sau khi đổi hàng tôi thấy ổn</text:p>
          </table:table-cell>
          <table:table-cell table:number-columns-repeated="16383"/>
        </table:table-row>
        <table:table-row table:style-name="ro1">
          <table:table-cell office:value-type="string" table:style-name="ce2">
            <text:p>giao hang nhanh, dong goi can than.</text:p>
          </table:table-cell>
          <table:table-cell table:number-columns-repeated="16383"/>
        </table:table-row>
        <table:table-row table:style-name="ro1">
          <table:table-cell office:value-type="string" table:style-name="ce2">
            <text:p>Hài lòng lắm, từ chăm sóc KH cho đến sản phẩm</text:p>
          </table:table-cell>
          <table:table-cell table:number-columns-repeated="16383"/>
        </table:table-row>
        <table:table-row table:style-name="ro1">
          <table:table-cell office:value-type="string" table:style-name="ce2">
            <text:p>Điện thoại thì ngon mà giao hàng siêu lâu</text:p>
          </table:table-cell>
          <table:table-cell table:number-columns-repeated="16383"/>
        </table:table-row>
        <table:table-row table:style-name="ro1">
          <table:table-cell office:value-type="string" table:style-name="ce2">
            <text:p>Good. Sản phẩm ok, đúng mong đợi</text:p>
          </table:table-cell>
          <table:table-cell table:number-columns-repeated="16383"/>
        </table:table-row>
        <table:table-row table:style-name="ro1">
          <table:table-cell office:value-type="string" table:style-name="ce2">
            <text:p>Máy nguyên seal. Hiện tại dùng không thấy lỗi lầm gì. Đóng gói hàng dễ vỡ nhưng không cẩn thận như xưa. Lúc bật máy hết sạch pin bật nguồn không lên tưởng làm sao chứ. Cắm nguồn lại ok. Nói chung tương đối hài lòng. Mình chọn giao tiki now. Nhận hàng khá nhanh</text:p>
          </table:table-cell>
          <table:table-cell table:number-columns-repeated="16383"/>
        </table:table-row>
        <table:table-row table:style-name="ro1">
          <table:table-cell office:value-type="string" table:style-name="ce2">
            <text:p>Máy mới nguyên seal, bản LL/A (Mỹ) có sẵn sim trắng bên trong, nhiều ae tưởng là máy cũ nhưng không phải nhé! Bản Mỹ thường vậy thôi. Góp ý là dạo này tiki đóng gói quá kém do chính sách vận chuyển mới thì phải, nhà cung cấp gói hàng rất sơ sài, chỉ có hộp IP bên ngoài là hộp carton to gấp đôi, không chống sốc j cả mà chỉ dán cái tem hàng dễ vỡ.</text:p>
          </table:table-cell>
          <table:table-cell table:number-columns-repeated="16383"/>
        </table:table-row>
        <table:table-row table:style-name="ro1">
          <table:table-cell office:value-type="string" table:style-name="ce2">
            <text:p>Về phụ kiện trong máy thì mình thấy cục sạc thì là cục vuông, chứ k phải cục dẹp như mình từng mua. nên mình k hài long lắm về phần này Còn về máy thì mình thấy khá ok, mình đã dung được 1 tuần và vẫn thấy mọi thứ ok</text:p>
          </table:table-cell>
          <table:table-cell table:number-columns-repeated="16383"/>
        </table:table-row>
        <table:table-row table:style-name="ro1">
          <table:table-cell office:value-type="string" table:style-name="ce2">
            <text:p>Giao hàng đúng như đơn , điện thoại mới chưa active, không trầy xước . Chưa thấy lỗi gì cả, hộp bị móp tí nhưng không ảnh hưởng đến điện thoại. <text:s/>Giao hàng thì không như ý, không liên lạc cho khách, giao Tiki now nhưng 2 ngày mới nhận được</text:p>
          </table:table-cell>
          <table:table-cell table:number-columns-repeated="16383"/>
        </table:table-row>
        <table:table-row table:style-name="ro1">
          <table:table-cell office:value-type="string" table:style-name="ce2">
            <text:p>Đã check Imei chưa kích hoạt, nhưng không biết sao không có cây chọt sim và bên trong điện thoại lại có một cái SIM để sẵn nhỉ?</text:p>
          </table:table-cell>
          <table:table-cell table:number-columns-repeated="16383"/>
        </table:table-row>
        <table:table-row table:style-name="ro1">
          <table:table-cell office:value-type="string" table:style-name="ce2">
            <text:p>Không thấy cây lấy sim đâu, dù ngoài hộp có ghi rõ là có cây lấy sim.</text:p>
          </table:table-cell>
          <table:table-cell table:number-columns-repeated="16383"/>
        </table:table-row>
        <table:table-row table:style-name="ro1">
          <table:table-cell office:value-type="string" table:style-name="ce2">
            <text:p>Hàng giao nhanh hơn dự kiến! Đóng gói cẩn thận! Do mình bận quá nên chưa có thời gian mở hộp xài thử! Nói chung Tiki bán đồ điện tử ok!</text:p>
          </table:table-cell>
          <table:table-cell table:number-columns-repeated="16383"/>
        </table:table-row>
        <table:table-row table:style-name="ro1">
          <table:table-cell office:value-type="string" table:style-name="ce2">
            <text:p>Rất tin tưởng khi mua điện thoại trên tiki.Hàng đóng gói kín kẽ, kiểm tra imei hàng chính hãng,được bảo hành điện tử ngày sau khi bỏ sim vào.Chụp hình không cần dùng phần mềm chỉnh sửa vẩn rất đẹp.</text:p>
          </table:table-cell>
          <table:table-cell table:number-columns-repeated="16383"/>
        </table:table-row>
        <table:table-row table:style-name="ro1">
          <table:table-cell office:value-type="string" table:style-name="ce2">
            <text:p>Đã nhận hàng,đóng gói cẩn thận nhân viên giao hàng nhiệt tình.Mới sự dụng sản phẩm chưa biết thế nào nói chung mẫu mã đẹp</text:p>
          </table:table-cell>
          <table:table-cell table:number-columns-repeated="16383"/>
        </table:table-row>
        <table:table-row table:style-name="ro1">
          <table:table-cell office:value-type="string" table:style-name="ce2">
            <text:p>cho 4 sao thôi vì dự kiến giao hàng 27 mà chưa gì hôm sau đã nhận được chưa kịp chuẩn bị tiền</text:p>
          </table:table-cell>
          <table:table-cell table:number-columns-repeated="16383"/>
        </table:table-row>
        <table:table-row table:style-name="ro1">
          <table:table-cell office:value-type="string" table:style-name="ce2">
            <text:p>Sam pham tot</text:p>
          </table:table-cell>
          <table:table-cell table:number-columns-repeated="16383"/>
        </table:table-row>
        <table:table-row table:style-name="ro1">
          <table:table-cell office:value-type="string" table:style-name="ce2">
            <text:p>hàng chuẩn đặt tối thứ 6 mà chiều thứ 2 đã có hàng. máy bóc nguyên seal đẹp, có một vết xước nhẹ ở cạnh máy không biết vì lí do gì, kích hoạt mới từ đầu. hàng tiki chuẩn chỉnh tiền nào của nấy</text:p>
          </table:table-cell>
          <table:table-cell table:number-columns-repeated="16383"/>
        </table:table-row>
        <table:table-row table:style-name="ro1">
          <table:table-cell office:value-type="string" table:style-name="ce2">
            <text:p>Lần đầu mua rất lo bởi ngày đầu tiên cài đặt máy rất nóng nên rất sợ định đổi lại nhưng hôm sau mở lại không còn nóng nên bớt lo</text:p>
          </table:table-cell>
          <table:table-cell table:number-columns-repeated="16383"/>
        </table:table-row>
        <table:table-row table:style-name="ro1">
          <table:table-cell office:value-type="string" table:style-name="ce2">
            <text:p>Hài lòng với sản phẩm, giao hàng nhanh, hộp nguyên vẹn không cấn móp.</text:p>
          </table:table-cell>
          <table:table-cell table:number-columns-repeated="16383"/>
        </table:table-row>
        <table:table-row table:style-name="ro1">
          <table:table-cell office:value-type="string" table:style-name="ce2">
            <text:p>Nếu trả góp mà vẫn áp dụng được voucher thì quá tuyệt</text:p>
          </table:table-cell>
          <table:table-cell table:number-columns-repeated="16383"/>
        </table:table-row>
        <table:table-row table:style-name="ro1">
          <table:table-cell office:value-type="string" table:style-name="ce2">
            <text:p>Màu không được đẹp lắm, nhưng với tầm giá này là ok</text:p>
          </table:table-cell>
          <table:table-cell table:number-columns-repeated="16383"/>
        </table:table-row>
        <table:table-row table:style-name="ro1">
          <table:table-cell office:value-type="string" table:style-name="ce2">
            <text:p>mới nhận được thấy OK để xác nhận sau</text:p>
          </table:table-cell>
          <table:table-cell table:number-columns-repeated="16383"/>
        </table:table-row>
        <table:table-row table:style-name="ro1">
          <table:table-cell office:value-type="string" table:style-name="ce2">
            <text:p>dùng được tốt camera tạm ổn</text:p>
          </table:table-cell>
          <table:table-cell table:number-columns-repeated="16383"/>
        </table:table-row>
        <table:table-row table:style-name="ro1">
          <table:table-cell office:value-type="string" table:style-name="ce2">
            <text:p>hài long</text:p>
          </table:table-cell>
          <table:table-cell table:number-columns-repeated="16383"/>
        </table:table-row>
        <table:table-row table:style-name="ro1">
          <table:table-cell office:value-type="string" table:style-name="ce2">
            <text:p>Tôi sử dụng cục sạc Mipow (10.000mA ver.2) để sạc cho IP11 Pro Max, đang sạc mà nhấc lên rồi sạc lại thì nó không nhận sạc nữa...và mỗi <text:s/>lần như vậy phải <text:s/>khởi động lại ip thì sạc được. Tôi đã reset lại máy nhưng không có kết quả, trong khi dùng cục đó sạc cho máy IP Xs Max thì không bị lỗi trên!</text:p>
          </table:table-cell>
          <table:table-cell table:number-columns-repeated="16383"/>
        </table:table-row>
        <table:table-row table:style-name="ro1">
          <table:table-cell office:value-type="string" table:style-name="ce2">
            <text:p>đã nhận hàng dùng thử được 1 ngày thấy cũng ok</text:p>
          </table:table-cell>
          <table:table-cell table:number-columns-repeated="16383"/>
        </table:table-row>
        <table:table-row table:style-name="ro1">
          <table:table-cell office:value-type="string" table:style-name="ce2">
            <text:p>mới dùng được mấy hôm máy rất ok.</text:p>
          </table:table-cell>
          <table:table-cell table:number-columns-repeated="16383"/>
        </table:table-row>
        <table:table-row table:style-name="ro1">
          <table:table-cell office:value-type="string" table:style-name="ce2">
            <text:p>tiki đóng gói càng ngày càng qua loa. hàng về bị móp góc.</text:p>
          </table:table-cell>
          <table:table-cell table:number-columns-repeated="16383"/>
        </table:table-row>
        <table:table-row table:style-name="ro1">
          <table:table-cell office:value-type="string" table:style-name="ce2">
            <text:p>Nhận hàng vào một ngày mưa gió. Tiếc là đặt nhầm màu vàng, yêu cầu tiki đổi lại sang màu xanh rêu mà k được</text:p>
          </table:table-cell>
          <table:table-cell table:number-columns-repeated="16383"/>
        </table:table-row>
        <table:table-row table:style-name="ro1">
          <table:table-cell office:value-type="string" table:style-name="ce2">
            <text:p>đẹp, hàng chính hãng, nguyên seal, kích hoạt bảo hành ngày mua</text:p>
          </table:table-cell>
          <table:table-cell table:number-columns-repeated="16383"/>
        </table:table-row>
        <table:table-row table:style-name="ro1">
          <table:table-cell office:value-type="string" table:style-name="ce2">
            <text:p>Giao hàng nhanh, máy chạy khá êm nhưng không được mượt lắm, cần thời gian để test thêm</text:p>
          </table:table-cell>
          <table:table-cell table:number-columns-repeated="16383"/>
        </table:table-row>
        <table:table-row table:style-name="ro1">
          <table:table-cell office:value-type="string" table:style-name="ce2">
            <text:p>Mới mua được khoảng tuần, dùng khá ok vì mình lướt web là chính, bắt wifi tốt. Vì là điện thoại mới nên cũng chưa dám khẳng định gì nhưng mới đầu rất hài lòng với sản phẩm. Tiki giao hàng nhanh</text:p>
          </table:table-cell>
          <table:table-cell table:number-columns-repeated="16383"/>
        </table:table-row>
        <table:table-row table:style-name="ro1">
          <table:table-cell office:value-type="string" table:style-name="ce2">
            <text:p>mới nhận, hàng nguyên hộp, seal, <text:s/>kg có tai nghe .</text:p>
          </table:table-cell>
          <table:table-cell table:number-columns-repeated="16383"/>
        </table:table-row>
        <table:table-row table:style-name="ro1">
          <table:table-cell office:value-type="string" table:style-name="ce2">
            <text:p>Sản phẩm đẹp, màng hình rõ. Tuy nhiên chụp ảnh hơi hòe nhưng sáng ảnh. Giá cả hợp lý.</text:p>
          </table:table-cell>
          <table:table-cell table:number-columns-repeated="16383"/>
        </table:table-row>
        <table:table-row table:style-name="ro1">
          <table:table-cell office:value-type="string" table:style-name="ce2">
            <text:p>tôi mua nửa tháng rồi. trong thời gian nay sao màn hình điện thoại này có vấn đề gì thế. tất nguồn r mở ra đều bị trắng kìa</text:p>
          </table:table-cell>
          <table:table-cell table:number-columns-repeated="16383"/>
        </table:table-row>
        <table:table-row table:style-name="ro1">
          <table:table-cell office:value-type="string" table:style-name="ce2">
            <text:p>Máy mua xài được vài tháng rồi, máy chạy ổn, chơi game nặng vẫn OK, lần đầu mua điện thoại trên mạng cũng sợ nhưng đã rất hài lòng.</text:p>
          </table:table-cell>
          <table:table-cell table:number-columns-repeated="16383"/>
        </table:table-row>
        <table:table-row table:style-name="ro1">
          <table:table-cell office:value-type="string" table:style-name="ce2">
            <text:p>Tầm giá này thì xài ok. Làm máy phụ ok. Cho 4 sao vì camera mờ nhoè quá thôi. Còn ổn cả. Mà không thấy có tai nghe cũng hơi buồn</text:p>
          </table:table-cell>
          <table:table-cell table:number-columns-repeated="16383"/>
        </table:table-row>
        <table:table-row table:style-name="ro1">
          <table:table-cell office:value-type="string" table:style-name="ce2">
            <text:p>hàng đẹp xứng đáng nên mua giá tốt và chất lượng nhưng không có tai nghe</text:p>
          </table:table-cell>
          <table:table-cell table:number-columns-repeated="16383"/>
        </table:table-row>
        <table:table-row table:style-name="ro1">
          <table:table-cell office:value-type="string" table:style-name="ce2">
            <text:p>Tốt trong tầm giá, tuy nhiên font chữ không được đẹp</text:p>
          </table:table-cell>
          <table:table-cell table:number-columns-repeated="16383"/>
        </table:table-row>
        <table:table-row table:style-name="ro1">
          <table:table-cell office:value-type="string" table:style-name="ce2">
            <text:p>hàng tốt và giá cả hợp lý</text:p>
          </table:table-cell>
          <table:table-cell table:number-columns-repeated="16383"/>
        </table:table-row>
        <table:table-row table:style-name="ro1">
          <table:table-cell office:value-type="string" table:style-name="ce2">
            <text:p>pin trâu xài tốt</text:p>
          </table:table-cell>
          <table:table-cell table:number-columns-repeated="16383"/>
        </table:table-row>
        <table:table-row table:style-name="ro1">
          <table:table-cell office:value-type="string" table:style-name="ce2">
            <text:p>được</text:p>
          </table:table-cell>
          <table:table-cell table:number-columns-repeated="16383"/>
        </table:table-row>
        <table:table-row table:style-name="ro1">
          <table:table-cell office:value-type="string" table:style-name="ce2">
            <text:p>Nguyên đai nguyên kiện. Giao hàng 3 tiếng đã đến. Pin hơi lởm- nhanh hết pin! Còn lại mọi thứ sau 3 ngày dùng thấy rất Ok.</text:p>
          </table:table-cell>
          <table:table-cell table:number-columns-repeated="16383"/>
        </table:table-row>
        <table:table-row table:style-name="ro1">
          <table:table-cell office:value-type="string" table:style-name="ce2">
            <text:p>Máy dùng tốt, có điều pin không được như kỳ vọng. Onscreen chỉ khoảng hơn 4h. Dịch vụ của tiki tốt.</text:p>
          </table:table-cell>
          <table:table-cell table:number-columns-repeated="16383"/>
        </table:table-row>
        <table:table-row table:style-name="ro1">
          <table:table-cell office:value-type="string" table:style-name="ce2">
            <text:p>hàng giá ok tuy nhiên chơi game mini bị lag <text:s/>pin trâu bò</text:p>
          </table:table-cell>
          <table:table-cell table:number-columns-repeated="16383"/>
        </table:table-row>
        <table:table-row table:style-name="ro1">
          <table:table-cell office:value-type="string" table:style-name="ce2">
            <text:p>giao không đúng màu đã chọn</text:p>
          </table:table-cell>
          <table:table-cell table:number-columns-repeated="16383"/>
        </table:table-row>
        <table:table-row table:style-name="ro1">
          <table:table-cell office:value-type="string" table:style-name="ce2">
            <text:p>Nhìn chung điện thoại này hơi nhẹ do pin chỉ có 800mah. Về hiển thị thì hình ảnh hạt nhiều màu sắc tệ. Hình có file như máy ảnh trong thẻ nhớ có sẵn thì ghi lỗi file không hiển thị. Loa ngoài nghe hơi nhỏ. Camera sau dùng để trang trí là chính do chụp hình nổ nét và nhè. Tiki giao hàng đúng hẹn. Hàng nguyên hộp. Vỏ máy nhám nên hơi thô. Cám ơn tiki cám ơn shop.</text:p>
          </table:table-cell>
          <table:table-cell table:number-columns-repeated="16383"/>
        </table:table-row>
        <table:table-row table:style-name="ro1">
          <table:table-cell office:value-type="string" table:style-name="ce2">
            <text:p>Điện thoại dùng tốt, tuy nhiên lại không nhận thẻ nhớ.</text:p>
          </table:table-cell>
          <table:table-cell table:number-columns-repeated="16383"/>
        </table:table-row>
        <table:table-row table:style-name="ro1">
          <table:table-cell office:value-type="string" table:style-name="ce2">
            <text:p>Giao hàng rất nhanh ( dự kiến thứ 7 nhưng thứ 6 đã giao ).Đóng gói khá cẩn thận, máy nguyên seal , chưa kích hoạt . Mọi người mua về để ý vào phần cài đặt chuyên sang tiếng Việt ,chứ máy ban đầu là tiếng Anh nhé .</text:p>
          </table:table-cell>
          <table:table-cell table:number-columns-repeated="16383"/>
        </table:table-row>
        <table:table-row table:style-name="ro1">
          <table:table-cell office:value-type="string" table:style-name="ce2">
            <text:p>giá cả họp lý.CHẤT LƯỢNG ,tôi thich,chỉ thiếu sản phẩm đi kèm:thẻ nhớ dán màng hình</text:p>
          </table:table-cell>
          <table:table-cell table:number-columns-repeated="16383"/>
        </table:table-row>
        <table:table-row table:style-name="ro1">
          <table:table-cell office:value-type="string" table:style-name="ce2">
            <text:p>nói chung được với những người sử dụng ít</text:p>
          </table:table-cell>
          <table:table-cell table:number-columns-repeated="16383"/>
        </table:table-row>
        <table:table-row table:style-name="ro1">
          <table:table-cell office:value-type="string" table:style-name="ce2">
            <text:p>không thích tải ứng dụng airpay không được , báo ID nước ngoài đang muốn tải airpay nhưng không được</text:p>
          </table:table-cell>
          <table:table-cell table:number-columns-repeated="16383"/>
        </table:table-row>
        <table:table-row table:style-name="ro1">
          <table:table-cell office:value-type="string" table:style-name="ce2">
            <text:p>Hàng chính hãng, nhận nhanh. rẻ hơn thegioididong mấy trăm nghìn.</text:p>
          </table:table-cell>
          <table:table-cell table:number-columns-repeated="16383"/>
        </table:table-row>
        <table:table-row table:style-name="ro1">
          <table:table-cell office:value-type="string" table:style-name="ce2">
            <text:p>điện thoại giá hợp lý,giao hàng nha kịp cho khách hàng sử dụng</text:p>
          </table:table-cell>
          <table:table-cell table:number-columns-repeated="16383"/>
        </table:table-row>
        <table:table-row table:style-name="ro1">
          <table:table-cell office:value-type="string" table:style-name="ce2">
            <text:p>Hài lòng trong tầm giá. Mình mua cho bố mình dùng, không yêu cầu nhiều về cấu hình cũng như camera</text:p>
          </table:table-cell>
          <table:table-cell table:number-columns-repeated="16383"/>
        </table:table-row>
        <table:table-row table:style-name="ro1">
          <table:table-cell office:value-type="string" table:style-name="ce2">
            <text:p>Dòng máy này nhỏ gọn, dễ cầm, dễ mang theo, có thể điều chỉnh ánh sáng, dùng để đọc những cuốn sách dày thì tiện hơn nhiều so với sách, giá tốt. <text:s/>Tuy vậy, mình vẫn sẽ mua sách để ủng hộ tác giả.</text:p>
          </table:table-cell>
          <table:table-cell table:number-columns-repeated="16383"/>
        </table:table-row>
        <table:table-row table:style-name="ro1">
          <table:table-cell office:value-type="string" table:style-name="ce2">
            <text:p>Tôi đã mua về và sử dụng được một thời gian, tiện gọn nhẹ là điều đầu tiền nhắc đến. Mặt màn hình giống như tờ giấy.. cách sử dụng khá đơn giản. Nói chung là khá ổn cho tầm giá này</text:p>
          </table:table-cell>
          <table:table-cell table:number-columns-repeated="16383"/>
        </table:table-row>
        <table:table-row table:style-name="ro1">
          <table:table-cell office:value-type="string" table:style-name="ce2">
            <text:p>vẻ ngoài trong có vẽ ộp ẹp rẽ tiền, nhưng sài thì ok, không khác paperwhite mấy, được cái rất nhẹ, lời khuyên là nên thêm vài trăm nghìn để mua paperwhite do paperwhite chắc chắn hơn, chống nước nữa.</text:p>
          </table:table-cell>
          <table:table-cell table:number-columns-repeated="16383"/>
        </table:table-row>
        <table:table-row table:style-name="ro1">
          <table:table-cell office:value-type="string" table:style-name="ce2">
            <text:p>Hàng mới, đẹp, nhỏ gọn, đọc rất thích, có thể đọc ban đêm đk luôn, vô cùng tiện, không biết chế độ bảo hành như thế nào thôi</text:p>
          </table:table-cell>
          <table:table-cell table:number-columns-repeated="16383"/>
        </table:table-row>
        <table:table-row table:style-name="ro1">
          <table:table-cell office:value-type="string" table:style-name="ce2">
            <text:p>quá tiện để đọc trong tối và đem đi mọi nơi, có điều chữ không rõ bằng sách giấy</text:p>
          </table:table-cell>
          <table:table-cell table:number-columns-repeated="16383"/>
        </table:table-row>
        <table:table-row table:style-name="ro1">
          <table:table-cell office:value-type="string" table:style-name="ce2">
            <text:p>Sản phẩm sử dụng tạm ổn, lâu lâu bị loạn cảm ứng, bị nhảy trang loạn xạ. Tắt máy bật lại thì chạy lại bình thường.</text:p>
          </table:table-cell>
          <table:table-cell table:number-columns-repeated="16383"/>
        </table:table-row>
        <table:table-row table:style-name="ro1">
          <table:table-cell office:value-type="string" table:style-name="ce2">
            <text:p>1 hộp bọc tiki, <text:s/>1 hộp bọc của hãng. Nhìn chung OK. Pin thì chưa hết nên chưa review được cho các bác. 2 Tuần thông (+ kết nối wifi) rồi mà vẫn còn 50%.</text:p>
          </table:table-cell>
          <table:table-cell table:number-columns-repeated="16383"/>
        </table:table-row>
        <table:table-row table:style-name="ro1">
          <table:table-cell office:value-type="string" table:style-name="ce2">
            <text:p>Rất tốt, giá cả phù hợp. Phù hợp cho mấy bạn lười đọc sách ; <text:s/>Chưa có đèn đọc đêm...nên 04 sao thôi!</text:p>
          </table:table-cell>
          <table:table-cell table:number-columns-repeated="16383"/>
        </table:table-row>
        <table:table-row table:style-name="ro1">
          <table:table-cell office:value-type="string" table:style-name="ce2">
            <text:p>Màn hình nhỏ, cảm ứng chậm không được như điện thoại. Cân nhắc khi cần mua. Đang trong quá trình dùng thử</text:p>
          </table:table-cell>
          <table:table-cell table:number-columns-repeated="16383"/>
        </table:table-row>
        <table:table-row table:style-name="ro1">
          <table:table-cell office:value-type="string" table:style-name="ce2">
            <text:p>Nhận hàng nhanh chóng, máy đọc sách chạy tốt và đúng với thông tin ở trang giới thiệu</text:p>
          </table:table-cell>
          <table:table-cell table:number-columns-repeated="16383"/>
        </table:table-row>
        <table:table-row table:style-name="ro1">
          <table:table-cell office:value-type="string" table:style-name="ce2">
            <text:p>Máy bị quảng cáo không tắt được chức năng vuốt mở khóa màn hình</text:p>
          </table:table-cell>
          <table:table-cell table:number-columns-repeated="16383"/>
        </table:table-row>
        <table:table-row table:style-name="ro1">
          <table:table-cell office:value-type="string" table:style-name="ce2">
            <text:p>Giao hàng nhanh, đóng gói kỹ. Tuy nhiên đây là bản Trung Quốc. Mặc dù không có vấn đề gì khi sử dụng nhưng máy này không gỡ được quảng cáo. Support của amazon.com cho biết vì máy mua ở amazon.cn nên amazon.com không thể hỗ trợ unsubscribe special offers.</text:p>
          </table:table-cell>
          <table:table-cell table:number-columns-repeated="16383"/>
        </table:table-row>
        <table:table-row table:style-name="ro1">
          <table:table-cell office:value-type="string" table:style-name="ce2">
            <text:p>Giao hang nhanh hang dung nhu hinh ve khong tot lam</text:p>
          </table:table-cell>
          <table:table-cell table:number-columns-repeated="16383"/>
        </table:table-row>
        <table:table-row table:style-name="ro1">
          <table:table-cell office:value-type="string" table:style-name="ce2">
            <text:p>Mọi thứ đều tốt:Tiếp nhận-giao hàng-đóng gói , tuy nhiên gắn Sim không nhận để rảnh test lại xem.</text:p>
          </table:table-cell>
          <table:table-cell table:number-columns-repeated="16383"/>
        </table:table-row>
        <table:table-row table:style-name="ro1">
          <table:table-cell office:value-type="string" table:style-name="ce2">
            <text:p>Ngoại hình thoạt nhìn y chang nokia 8110. Điện thoại nhẹ, phím bấm ok. màn hình độ phân giải k tốt lắm nhưng mình ưng cái font chữ. Với tầm giá này thì điện thoại ok rồi. xài lâu bền k biết sao</text:p>
          </table:table-cell>
          <table:table-cell table:number-columns-repeated="16383"/>
        </table:table-row>
        <table:table-row table:style-name="ro1">
          <table:table-cell office:value-type="string" table:style-name="ce2">
            <text:p>Chưa thích lặm vì cong mình kg thích, đóng gói kĩ giao hàng nhanh</text:p>
          </table:table-cell>
          <table:table-cell table:number-columns-repeated="16383"/>
        </table:table-row>
        <table:table-row table:style-name="ro1">
          <table:table-cell office:value-type="string" table:style-name="ce2">
            <text:p>Xài nghe ok, pin trâu, nhẹ, gọn</text:p>
          </table:table-cell>
          <table:table-cell table:number-columns-repeated="16383"/>
        </table:table-row>
        <table:table-row table:style-name="ro1">
          <table:table-cell office:value-type="string" table:style-name="ce2">
            <text:p>Hàng của Tiki thì tốt rồi, nhưng nên canh sales lớn nhất mà mua vì % khuyến mãi dao động nhanh quá mua xong lại tiếc. Máy chính hãng có quảng cáo, chat support với Amazon sẽ gỡ được. Pin mới sạc 1 lần dùng được 7 ngày, mỗi ngày đọc 1 tiếng truyện tranh và sách chữ, mắt mình yếu nên hơi chóng mặt còn người bình thường thì chắc dùng ổn.</text:p>
          </table:table-cell>
          <table:table-cell table:number-columns-repeated="16383"/>
        </table:table-row>
        <table:table-row table:style-name="ro1">
          <table:table-cell office:value-type="string" table:style-name="ce2">
            <text:p>Mình mới mua tuần trước, thấy tuần này tiki giảm thêm 50k rùi. Giá 2,8tr chấp nhận được rồi, máy nhỏ gọn, tiện lợi, đọc sách tốt, màn hình thiết kế như trang sách, nhám, mực in nên k mỏi mắt khi đọc, đọc chỗ thiếu sáng vẫn được, tuy nhiên sẽ không nhạy như smartphone nhé, dùng sẽ quen. Đúng nghĩa máy đọc sách vì không lướt web được, chơi game được nên mở máy là chỉ đọc sách thoy. mua thêm bọc máy để bảo vệ máy và nhìn cho đẹp nha, trên tiki có bán luôn: 140k</text:p>
          </table:table-cell>
          <table:table-cell table:number-columns-repeated="16383"/>
        </table:table-row>
        <table:table-row table:style-name="ro1">
          <table:table-cell office:value-type="string" table:style-name="ce2">
            <text:p>Mới xài 1 tuần nay thấy rất ưng ý. Máy gọn có thể cầm được 1 tay dễ dàng. Có đèn nền nên đọc trong tối tiện lợi. Đóng gói tốt, hộp còn mới nguyên. Chỉ không ưng là tiki giao hàng lâu quá làm mình phần hủy đơn đặt lại lần 2 với tiki now để nhận hàng sớm. <text:s/>Bạn nào đọc nhiều sách (1 tuần nhiều hơn 1 cuốn) thì rất nên mua nhé, không phí đâu.</text:p>
          </table:table-cell>
          <table:table-cell table:number-columns-repeated="16383"/>
        </table:table-row>
        <table:table-row table:style-name="ro1">
          <table:table-cell office:value-type="string" table:style-name="ce2">
            <text:p>Nhận hàng nguyên seal thích cực kì. Lúc mới dùng, máy chạy chậm nên thấy sờ sợ sao đó vì chưa quen. Sau hơn 30p mày mò đọc cách sử dụng trên mạng (do là hoàn toàn không có hướng dẫn sử dụng máy gì cả @@ nên căng thẳng lắm luôn) nhưng may trên mạng có đủ vậy là xài ngon ơ. Cái vụ gửi mail send-to-kindle thích dễ sợ, tha hồ có sách đọc, lại rõ ràng chứ không thấy đọc pdf trên Kindle ghê, xấu, ... như mọi người vẫn lo. Nói chung là mình thấy thích! rất ổn luôn!!! Mua luôn cái bọc máy - hơi bị nặng @@, cơ mà ổn thấy an toàn hơn hẳn hiiii Vừa mua xong thì thấy giá máy hạ nhiều, đúng là đồ công nghệ xuống giá nhanh quá!!!</text:p>
          </table:table-cell>
          <table:table-cell table:number-columns-repeated="16383"/>
        </table:table-row>
        <table:table-row table:style-name="ro1">
          <table:table-cell office:value-type="string" table:style-name="ce2">
            <text:p>Máy giao nhanh hơn dự kiến của Tiki. Mình vẫn đặt của Tiki Trading, chưa 1 lần thử chả shop khác. Đồ điện tử, Tiki có ghi thông báo khá chi tiét ở bên ngoài hộp, nhưng bên trong nếu có xốp bong bóng khí gói hàng thì 10 điểm. Máy rất ok!</text:p>
          </table:table-cell>
          <table:table-cell table:number-columns-repeated="16383"/>
        </table:table-row>
        <table:table-row table:style-name="ro1">
          <table:table-cell office:value-type="string" table:style-name="ce2">
            <text:p>Giao hàng nhanh kể cả trong mùa dịch. Nhận hàng trong vòng 24h. Check đúng S/N Amazon. Chất lượng hiển thị tốt, dịu cho mắt. Hiệu chỉnh font,size,spacing dễ dàng. Convert sang azw3 rồi cắm trực tiếp laptop để copy sang máy. Trình duyệt rất tệ, không đọc được các ebook dạng web như cuốn google sre.</text:p>
          </table:table-cell>
          <table:table-cell table:number-columns-repeated="16383"/>
        </table:table-row>
        <table:table-row table:style-name="ro1">
          <table:table-cell office:value-type="string" table:style-name="ce2">
            <text:p>Máy còn nguyên seal.Nhận được máy có 1 điểm chết trên màn hình, đã liên hệ với TIKI và được đổi sản phẩm mới khác. Tuy nhiên số hơi đen là sản phẩm đổi mới cũng có điểm chết. Thôi thì cũng không ảnh hưởng nhiều đến trải nghiệm nên không yêu cầu đổi nữa. Đánh giá dịch vụ bảo hành của TIKI rất tốt. Sẽ còn ủng hộ tiếp.</text:p>
          </table:table-cell>
          <table:table-cell table:number-columns-repeated="16383"/>
        </table:table-row>
        <table:table-row table:style-name="ro1">
          <table:table-cell office:value-type="string" table:style-name="ce2">
            <text:p>hài lòng vì giao hàng nhanh không hài lòng lắm vì không minh bạch, ghi của tiki trading nhưng dán mác của Padshop phân phối, lúc mua về mình mới biết. <text:s/>mình dùng 2 ngày nay thấy máy ổn, cầm rất thích vì nhẹ, nhỏ gọn vừa tay, đọc không hề chói hay mỏi mắt. <text:s/>review đã có sẵn trên mạng hết rồi, nếu đang cân nhắc mua kindle hay ipad thì phải tìm hiểu thật kĩ trước khi mua. mình không tìm hiểu kĩ về vụ đọc pdf trên kindle nên dùng kindle vẫn phải dùng ipad thêm.</text:p>
          </table:table-cell>
          <table:table-cell table:number-columns-repeated="16383"/>
        </table:table-row>
        <table:table-row table:style-name="ro1">
          <table:table-cell office:value-type="string" table:style-name="ce2">
            <text:p>- Giao hàng nhanh. - tuy nhiên mình rất thất vọng vì hàng điện tử mà không hề thấy phiếu bảo hành, đã lục tung mọi ngóc ngách của kiện hàng nhưng không có. Cũng tin tưởng TiKi, mà đây là lần thứ 2 mình mua hàng không bị thiếu cái này thì bị thiếu cái kia. - về sản phẩm thì không biết có phải dòng máy nó thế không, nhưng thấy máy chạy hơi chậm, đúng kiểu kiên trì dành cho người đọc sách.</text:p>
          </table:table-cell>
          <table:table-cell table:number-columns-repeated="16383"/>
        </table:table-row>
        <table:table-row table:style-name="ro1">
          <table:table-cell office:value-type="string" table:style-name="ce2">
            <text:p>Tôi đã mua sản phẩm Kindle Paper White của shop Fantasy được hơn 1 tuần và có nhận xét như sau: - Sản phẩm còn seal, gói cẩn thận. - Tôi mua qua Tiki now nên giao trong 2h. - Đèn nền ổn. Tuy nhiên khi đọc trong bóng đêm thì vẫn mỏi mắt. Cho nên tôi thường tắt luôn đèn nền và đọc bằng đèn để bàn. Nhìn chung thì như là đọc sách giấy. - Kết nối wifi tốt, pin sạc đầy sử dụng mỗi ngày 30-60 phút. Sau 1 tuần còn 45%. - Khi mua sử dụng sạc pin mọi người nên để ý nguồn điện sạc cho máy là 5.2V và không quá 1ampe. Nên để ý điểm này vì nhiều củ sạc điện thoại có nguồn điện cao . - Một số bạn không thích quảng cáo thì có <text:s/>liên lạc với amazon để gỡ các special offers này. Trong quá trình sử dụng, tôi thấy các special offers này có nhiều lợi ích nên không yêu cầu gỡ. Cụ thể, sách mua trực tiếp với amazon nếu mua qua special offers có giá rẻ hơn 1-3 USD. Special Offers còn giói thiệu sách mới: sách hay đoạt giải thưởng, hoặc sách cùng chủ để bạn quan tâm. - So với kindle thế hệ đầu thì màn hình hơi nhỏ. <text:s/>- Máy phù hợp để đọc các sách: truyện, phát triển bản thân, các sách non-fiction, kinh tế. Không phù hợp để dùng PDF vì quá nhỏ. Đối với bạn nào đọc sách tin học, kế toán, hay textbook thì nên dùng iPad hoặc in ra mà đọc, vì Kindle khá bất tiện khi đọc các biểu đồ, hoặc bảng tính.</text:p>
          </table:table-cell>
          <table:table-cell table:number-columns-repeated="16383"/>
        </table:table-row>
        <table:table-row table:style-name="ro1">
          <table:table-cell office:value-type="string" table:style-name="ce2">
            <text:p>Máy sử dụng tốt, đọc đỡ mỏi mắt. Các tính năng chống nước, audible mình vẫn chưa thử. Tiếc là mình order sớm nên giá hơi cao. Một điểm mọi ng nên lưu ý đây là bản mua từ Amazon Nhật nên không tắt được quảng cáo nhé. Mình đã thử liên hệ nhưng Amazon JP không support.</text:p>
          </table:table-cell>
          <table:table-cell table:number-columns-repeated="16383"/>
        </table:table-row>
        <table:table-row table:style-name="ro1">
          <table:table-cell office:value-type="string" table:style-name="ce2">
            <text:p>Lần đầu dùng máy đọc sách, mình xin review chút cho các bạn định mua xem xét: - Thiết kế gọn nhẹ, màn hình chống lóa, lưng bám nên cầm chắc tay. Chắc nên mua thêm cái cover để bỏ balo không bị trầy màn hình. Có quảng cáo sách dưới dạng screen saver, thấy nhiều bạn khác bảo có thể liên hệ Amazon tắt dễ dàng nhưng mình thấy để vậy cho vui. <text:s/>) - Hiệu năng: Khá ổn với kiểu màn hình e-ink. Tuy nhiên nếu không bật Refresh mỗi khi chuyển trang thì dễ bị dính lại tí chữ của trang trước, text thì không ảnh hưởng mấy nhưng hình thì dính khá nhiều. Tra từ điển đôi lúc bị chậm và rất khó rê con trỏ để chọn những từ nối (ví dụ mình không thể chọn chữ old trong year-old). Trừ 1 sao do phần hiệu năng này, hi vọng phần cứng sẽ cải thiện ở mấy bản sau. - Mua nội dung: Mua thì nhanh gọn với 1 chạm. Thông tin thanh toán đều được đồng bộ từ account Amazon. Tuy nhiên với những nội dung đăng kí dài hạn thì không thấy chỗ để hủy đăng kí mà phải lên website của Amazon. - Nội dung âm thanh: Không có tính năng vừa xem vừa nghe (đọc thấy chỉ hỗ trợ trên Android hoặc iOS). Bluetooth okay. Tuy nhiên mình mới down thử 2 cuốn audio book thì đã mất tầm 300mb rùi. Nếu hay nghe audible thì bạn nên mua bản 32Gb hơn 500k thì ngon hơn. - Chống nước: Chưa thử. <text:s/>) - Cáp kết nối: 2 cái móc nhỏ trên đầu micro usb của sợi cáp theo máy nhô ra hơi nhiều làm cắm vô máy khá khó. Không có củ sạc đi kèm. <text:s/>Nhìn chung với giá trên 3 triệu một tí thì mình hài lòng với sản phẩm này. :D</text:p>
          </table:table-cell>
          <table:table-cell table:number-columns-repeated="16383"/>
        </table:table-row>
        <table:table-row table:style-name="ro1">
          <table:table-cell office:value-type="string" table:style-name="ce2">
            <text:p>Máy mới, đẹp, nguyên seal. Độ sáng màn hình tăng không đều, từ 1 -&gt; 20 độ sáng thay đổi rất ít, từ 21 -&gt;24 thì độ sáng chênh lệch đáng kể. <text:s/>Đóng gói tệ, bao bọc sơ sài. Chắc do đợt sale sinh nhật chạy tiến độ nên cũng thông cảm. <text:s text:c="2"/>P/S: Bạn nào nhận máy về mà không thấy 2 tính năng mới là night mode và disable touch screen thì nhớ restart lại máy, nó sẽ tự động update firmware mới, thêm 2 tính năng đó vô</text:p>
          </table:table-cell>
          <table:table-cell table:number-columns-repeated="16383"/>
        </table:table-row>
        <table:table-row table:style-name="ro1">
          <table:table-cell office:value-type="string" table:style-name="ce2">
            <text:p>Đã mua và dùng được 2 tiếng. Nhược điểm là cảm ứng không được mượt như tưởng tượng, nhưng nhìn chung là ổn. Pin có vẻ không dùng được lâu như trong mô tả. Còn lại các tính năng đều ok. Sản phẩm đáng tiền mua.</text:p>
          </table:table-cell>
          <table:table-cell table:number-columns-repeated="16383"/>
        </table:table-row>
        <table:table-row table:style-name="ro1">
          <table:table-cell office:value-type="string" table:style-name="ce2">
            <text:p>Đóng gói kỹ và giao hàng nhanh. Tiki ktra giúp mình sp bị vệt màu trắng giữa màn hình là tại sao nhé. Ngoài ra pin cũng tụt khá nhanh. Chính sách đổi hàng ntn. Thanks</text:p>
          </table:table-cell>
          <table:table-cell table:number-columns-repeated="16383"/>
        </table:table-row>
        <table:table-row table:style-name="ro1">
          <table:table-cell office:value-type="string" table:style-name="ce2">
            <text:p>Mình nhận hôm qua nhưng hôm nay mới mở. Chưa sài được và còn chút thắc mắc là home page mặc định là amz jp hay sao mà toàn tiếng Nhật. Hay đây là bản Nhật vậy Tiki?</text:p>
          </table:table-cell>
          <table:table-cell table:number-columns-repeated="16383"/>
        </table:table-row>
        <table:table-row table:style-name="ro1">
          <table:table-cell office:value-type="string" table:style-name="ce2">
            <text:p>máy nhận ngày 3/6, ngoại hình không có lỗi, dùng cảm ứng tốt chỉ có nút nguồn cảm giác lung lay lỏng lẻo như kiểu sắp rơi ra. không biết là thiết kế ban đầu như vậy hay máy bị lỗi</text:p>
          </table:table-cell>
          <table:table-cell table:number-columns-repeated="16383"/>
        </table:table-row>
        <table:table-row table:style-name="ro1">
          <table:table-cell office:value-type="string" table:style-name="ce2">
            <text:p>Rấy tốt cho việc đọc sách đặc biệt là trước khi đi ngủ, không mỏi nắt hay phân tâm dễ mất ngủ như khi đọc bằng điện thoại. Nếu kindle hỗ trợ đổi hình nền khi tắt máy thì sẽ cho 5 sao.</text:p>
          </table:table-cell>
          <table:table-cell table:number-columns-repeated="16383"/>
        </table:table-row>
        <table:table-row table:style-name="ro1">
          <table:table-cell office:value-type="string" table:style-name="ce2">
            <text:p>Mình mua về mà không có sách hướng dẫn và củ sạc? <text:s/>Ngoài ra mình thắc mắc là:Sao tên sản phẩm lại có cả 2018 và 2019. Rất khó hiểu Giải thích dùm mình? <text:s/>Đang dùng thử nên mới cho 4 điểm.</text:p>
          </table:table-cell>
          <table:table-cell table:number-columns-repeated="16383"/>
        </table:table-row>
        <table:table-row table:style-name="ro1">
          <table:table-cell office:value-type="string" table:style-name="ce2">
            <text:p>Máy nguyên seal. <text:s/>Giắc cắm hơi khó cắm 1 chút, cảm ứng chậm chứ còn lâu mới được như điện thoại. Mình đọc trong bóng tối chỉ cần chỉnh ánh sáng lên mức 20 là ok</text:p>
          </table:table-cell>
          <table:table-cell table:number-columns-repeated="16383"/>
        </table:table-row>
        <table:table-row table:style-name="ro1">
          <table:table-cell office:value-type="string" table:style-name="ce2">
            <text:p>Sản phẩm ok. Cài từ điển Việt Anh và tra từ rất nhanh. Thuận lợi cho bạn nào chuyên đọc sách ngoại văn. Nhưng đọc nhiều thì vẫn mỏi mắt chứ không hoàn toàn như sách</text:p>
          </table:table-cell>
          <table:table-cell table:number-columns-repeated="16383"/>
        </table:table-row>
        <table:table-row table:style-name="ro1">
          <table:table-cell office:value-type="string" table:style-name="ce2">
            <text:p>tiki giao hàng rất nhanh dù mình không dùng tikinow. <text:s/>Máy ok tuy nhiên cáp sạc của máy lại không cắm được vào máy. Mình phải dùng cáp khác. <text:s/>ah vừa đặt xong thì giá máy giảm luôn 200k nên hơi bị tiếc tí</text:p>
          </table:table-cell>
          <table:table-cell table:number-columns-repeated="16383"/>
        </table:table-row>
        <table:table-row table:style-name="ro1">
          <table:table-cell office:value-type="string" table:style-name="ce2">
            <text:p>bước đầu ổn. ai mới dùng sẽ thấy khó khăn, cảm ứng chậm, không nhạy. đúng là dùng đọc sách, dễ chịu cho mắt. phải là file ebook thì mới ok nhé.</text:p>
          </table:table-cell>
          <table:table-cell table:number-columns-repeated="16383"/>
        </table:table-row>
        <table:table-row table:style-name="ro1">
          <table:table-cell office:value-type="string" table:style-name="ce2">
            <text:p>Kindle phù hợp với dòng Ebook, đọc đã hơn nhưng gen4 có vẻ hơi bị lỗi cảm ứng. Đè mạnh sẽ bị các chức năng đổi chữ hoặc độ sáng</text:p>
          </table:table-cell>
          <table:table-cell table:number-columns-repeated="16383"/>
        </table:table-row>
        <table:table-row table:style-name="ro1">
          <table:table-cell office:value-type="string" table:style-name="ce2">
            <text:p>Rất hài lòng và tiện lợi. Tuy nhiên ship hàng chậm mất 05 ngày so với ngày giao hàng dự kiến, tổng thời gian chờ đợi được giao hàng là 13 ngày @@.</text:p>
          </table:table-cell>
          <table:table-cell table:number-columns-repeated="16383"/>
        </table:table-row>
        <table:table-row table:style-name="ro1">
          <table:table-cell office:value-type="string" table:style-name="ce2">
            <text:p>Nhỏ nhẹ. pin sài lâu. không bị mất tập trung vào các vấn đề khác khi dùng. nên mua túi chống sốc hơn là bao da( đi xa tiện hơn).</text:p>
          </table:table-cell>
          <table:table-cell table:number-columns-repeated="16383"/>
        </table:table-row>
        <table:table-row table:style-name="ro1">
          <table:table-cell office:value-type="string" table:style-name="ce2">
            <text:p>giao hàng siêu nhanh, máy mới 100% , lâu nay đắn đo có nên mua hay không mua. thật tiêc vì giờ mình mới mua, lẽ ra nên mua 2 năm trc</text:p>
          </table:table-cell>
          <table:table-cell table:number-columns-repeated="16383"/>
        </table:table-row>
        <table:table-row table:style-name="ro1">
          <table:table-cell office:value-type="string" table:style-name="ce2">
            <text:p>Mình đã sử dụng sản phẩm và thấy rất hài lòng. Máy thiết kế đơn giản, nhỏ gọn, nhẹ, rất tiện khi cầm đọc sách hoặc lúc mang theo khi đi chuyển.</text:p>
          </table:table-cell>
          <table:table-cell table:number-columns-repeated="16383"/>
        </table:table-row>
        <table:table-row table:style-name="ro1">
          <table:table-cell office:value-type="string" table:style-name="ce2">
            <text:p>Hàng giao nhanh, sản phẩm trong hộp không tì cấn. Tuy nhiên lỗi nhỏ điểm sáng màn hình.</text:p>
          </table:table-cell>
          <table:table-cell table:number-columns-repeated="16383"/>
        </table:table-row>
        <table:table-row table:style-name="ro1">
          <table:table-cell office:value-type="string" table:style-name="ce2">
            <text:p>Hàng chính hãng còn nguyên seal, chưa đăng nhập amazon account. Tạm cho 4 sao nếu bền thì cho tiếp 1 sao nữa. Giao hàng sớm hơn lịch hẹn 2 ngày.</text:p>
          </table:table-cell>
          <table:table-cell table:number-columns-repeated="16383"/>
        </table:table-row>
        <table:table-row table:style-name="ro1">
          <table:table-cell office:value-type="string" table:style-name="ce2">
            <text:p>Máy ít hao pin. Tuy nhiên độ phân giải kém, chắc do mình quen sử dụng máy điện thoại nên đọc thấy chữ vỡ không rõ lắm</text:p>
          </table:table-cell>
          <table:table-cell table:number-columns-repeated="16383"/>
        </table:table-row>
        <table:table-row table:style-name="ro1">
          <table:table-cell office:value-type="string" table:style-name="ce2">
            <text:p>Máy nguyên seal, giá tốt sát với amazon, không có gì để phàn nàn. Ai định mua lưu ý đây là bản có Special Offers (quảng cáo).</text:p>
          </table:table-cell>
          <table:table-cell table:number-columns-repeated="16383"/>
        </table:table-row>
        <table:table-row table:style-name="ro1">
          <table:table-cell office:value-type="string" table:style-name="ce2">
            <text:p>Tiki giao hàng nhanh. Hàng đúng mẫu đặt hàng, cám ơn Tiki nhiều . Hài lòng với sản phẩm</text:p>
          </table:table-cell>
          <table:table-cell table:number-columns-repeated="16383"/>
        </table:table-row>
        <table:table-row table:style-name="ro1">
          <table:table-cell office:value-type="string" table:style-name="ce2">
            <text:p>Giao hàng nhanh, nhưng sợi cáp usb kèm theo máy gắn không khớp vào lỗ sạc của máy, phải dùng cáp sạc điện thoại xài đỡ.</text:p>
          </table:table-cell>
          <table:table-cell table:number-columns-repeated="16383"/>
        </table:table-row>
        <table:table-row table:style-name="ro1">
          <table:table-cell office:value-type="string" table:style-name="ce2">
            <text:p>Xài ổn, chưa gặp vấn đề gì hết. đọc khá tiện lợi so với sách thường</text:p>
          </table:table-cell>
          <table:table-cell table:number-columns-repeated="16383"/>
        </table:table-row>
        <table:table-row table:style-name="ro1">
          <table:table-cell office:value-type="string" table:style-name="ce2">
            <text:p>Bị 2 lần màn hình trắng bóc. Sẽ ủng hộ mua thiết bị điện tử trên tiki</text:p>
          </table:table-cell>
          <table:table-cell table:number-columns-repeated="16383"/>
        </table:table-row>
        <table:table-row table:style-name="ro1">
          <table:table-cell office:value-type="string" table:style-name="ce2">
            <text:p>Mới mua máy kèm case bảo vệ, tạm thời thấy máy sài ổn định</text:p>
          </table:table-cell>
          <table:table-cell table:number-columns-repeated="16383"/>
        </table:table-row>
        <table:table-row table:style-name="ro1">
          <table:table-cell office:value-type="string" table:style-name="ce2">
            <text:p>Máy tốt, nguyên seal. Tốt cho ng hay đọc sách đi du lịch mang theo</text:p>
          </table:table-cell>
          <table:table-cell table:number-columns-repeated="16383"/>
        </table:table-row>
        <table:table-row table:style-name="ro1">
          <table:table-cell office:value-type="string" table:style-name="ce2">
            <text:p>Sản phẩm khá tốt , mua đồ điện tử trên tiki minh rất yên tâm .</text:p>
          </table:table-cell>
          <table:table-cell table:number-columns-repeated="16383"/>
        </table:table-row>
        <table:table-row table:style-name="ro1">
          <table:table-cell office:value-type="string" table:style-name="ce2">
            <text:p>Màn hình bị giật và nháy. rất may khi đọc sách thì không bị</text:p>
          </table:table-cell>
          <table:table-cell table:number-columns-repeated="16383"/>
        </table:table-row>
        <table:table-row table:style-name="ro1">
          <table:table-cell office:value-type="string" table:style-name="ce2">
            <text:p>nguyên seal ok, xài tốt, có đèn nên chắc pin bằng dòng cũ nhưng hài lòng</text:p>
          </table:table-cell>
          <table:table-cell table:number-columns-repeated="16383"/>
        </table:table-row>
        <table:table-row table:style-name="ro1">
          <table:table-cell office:value-type="string" table:style-name="ce2">
            <text:p>Đã báo với CSKH từ hôm 19/9 mà đến hôm nay 26/9 vẫn phải chờ đợi</text:p>
          </table:table-cell>
          <table:table-cell table:number-columns-repeated="16383"/>
        </table:table-row>
        <table:table-row table:style-name="ro1">
          <table:table-cell office:value-type="string" table:style-name="ce2">
            <text:p>sản phẩm chuẩn . làm mình thích đọc sách lại</text:p>
          </table:table-cell>
          <table:table-cell table:number-columns-repeated="16383"/>
        </table:table-row>
        <table:table-row table:style-name="ro1">
          <table:table-cell office:value-type="string" table:style-name="ce2">
            <text:p>Tiki giao hàng đúng hẹn, đóng gói chắc chăc. Máy build tốt, pin ngon</text:p>
          </table:table-cell>
          <table:table-cell table:number-columns-repeated="16383"/>
        </table:table-row>
        <table:table-row table:style-name="ro1">
          <table:table-cell office:value-type="string" table:style-name="ce2">
            <text:p>may hoat dong kha tot, co nhieu noi dung hay de minh lua chon</text:p>
          </table:table-cell>
          <table:table-cell table:number-columns-repeated="16383"/>
        </table:table-row>
        <table:table-row table:style-name="ro1">
          <table:table-cell office:value-type="string" table:style-name="ce2">
            <text:p>Không có nổi cuốn sách hướng dẫn (Việt hoá)</text:p>
          </table:table-cell>
          <table:table-cell table:number-columns-repeated="16383"/>
        </table:table-row>
        <table:table-row table:style-name="ro1">
          <table:table-cell office:value-type="string" table:style-name="ce2">
            <text:p>mới nhận hàng, sản phẩm đẹp, tiện lợi!</text:p>
          </table:table-cell>
          <table:table-cell table:number-columns-repeated="16383"/>
        </table:table-row>
        <table:table-row table:style-name="ro1">
          <table:table-cell office:value-type="string" table:style-name="ce2">
            <text:p>Kindle đáng mua nhất trong tầm giá</text:p>
          </table:table-cell>
          <table:table-cell table:number-columns-repeated="16383"/>
        </table:table-row>
        <table:table-row table:style-name="ro1">
          <table:table-cell office:value-type="string" table:style-name="ce2">
            <text:p>cần chia sẻ ít nhất 25 ký tự</text:p>
          </table:table-cell>
          <table:table-cell table:number-columns-repeated="16383"/>
        </table:table-row>
        <table:table-row table:style-name="ro1">
          <table:table-cell office:value-type="string" table:style-name="ce2">
            <text:p>Thiết bị hoạt động tốt</text:p>
          </table:table-cell>
          <table:table-cell table:number-columns-repeated="16383"/>
        </table:table-row>
        <table:table-row table:style-name="ro1">
          <table:table-cell office:value-type="string" table:style-name="ce2">
            <text:p>dùng cũng tốt và tiện lợi</text:p>
          </table:table-cell>
          <table:table-cell table:number-columns-repeated="16383"/>
        </table:table-row>
        <table:table-row table:style-name="ro1">
          <table:table-cell office:value-type="string" table:style-name="ce2">
            <text:p>Nghe được audio quả là tuyệt, tuy nhiên điểm mình không thích lắm là cái logo Kindle nó màu trắng có thể gây 1 chút phân tâm khi đọc</text:p>
          </table:table-cell>
          <table:table-cell table:number-columns-repeated="16383"/>
        </table:table-row>
        <table:table-row table:style-name="ro1">
          <table:table-cell office:value-type="string" table:style-name="ce2">
            <text:p>Mình thấy tên là 2018 gen 4th? Hay đây là bản paperwhite gen 10 - 2019 vậy ad?</text:p>
          </table:table-cell>
          <table:table-cell table:number-columns-repeated="16383"/>
        </table:table-row>
        <table:table-row table:style-name="ro1">
          <table:table-cell office:value-type="string" table:style-name="ce2">
            <text:p>Giao hàng, sản phẩm thì ok nhưng mình mới làm rơi nhẹ thì bể màn hình rồi, không biết shop có mang hình thay thế không</text:p>
          </table:table-cell>
          <table:table-cell table:number-columns-repeated="16383"/>
        </table:table-row>
        <table:table-row table:style-name="ro1">
          <table:table-cell office:value-type="string" table:style-name="ce2">
            <text:p>Sao trong hộp mình không nhận được tai nghe. Máy thì rất tốt.</text:p>
          </table:table-cell>
          <table:table-cell table:number-columns-repeated="16383"/>
        </table:table-row>
        <table:table-row table:style-name="ro1">
          <table:table-cell office:value-type="string" table:style-name="ce2">
            <text:p>Chua nhan được thong tin bao hanh san pham</text:p>
          </table:table-cell>
          <table:table-cell table:number-columns-repeated="16383"/>
        </table:table-row>
        <table:table-row table:style-name="ro1">
          <table:table-cell office:value-type="string" table:style-name="ce2">
            <text:p>điện thoại dùng ổn.</text:p>
          </table:table-cell>
          <table:table-cell table:number-columns-repeated="16383"/>
        </table:table-row>
        <table:table-row table:style-name="ro1">
          <table:table-cell office:value-type="string" table:style-name="ce2">
            <text:p>sản phẩm khá ổn. <text:s/>không bt có bền không nhưng thấy hoạt động khá nóng.</text:p>
          </table:table-cell>
          <table:table-cell table:number-columns-repeated="16383"/>
        </table:table-row>
        <table:table-row table:style-name="ro1">
          <table:table-cell office:value-type="string" table:style-name="ce2">
            <text:p>máy tốt, chạy mượt,game nhẹ</text:p>
          </table:table-cell>
          <table:table-cell table:number-columns-repeated="16383"/>
        </table:table-row>
        <table:table-row table:style-name="ro1">
          <table:table-cell office:value-type="string" table:style-name="ce2">
            <text:p>Tất cả đều tốt Giá tốt: 19.440k sau khi đã trừ km citi bank 2 tr và được trả góp. <text:s/>Đã kích hoạt bảo hành: nhận điện thoại ngày 4/11, bảo hành kích hoạt từ 1/11 nên gần như không mất ngày nào. Nên bạn nào lo vấn đề này thì đừng quá lo lắng Điện thoại xài ok, nguyên đai nguyên kiện khi bóc. Còn seal Còn không biết có bị dán lại không thì không biết vì con tem của ss không có gì đặc biệt để nhận dạng Điểm trừ: thấy cạnh trên và dưới hơi xước (cái này là mở ra thấy rồi). Tuy nhiên xác định là sẽ quăng quật điện thoại nên chỉ quan tâm đến màn hình có bị sao không. Trộm vía 2-3 ngày nay vẫn ổn Mua của tiki trading nên hi vọng tiki không làm bạn thất vọng</text:p>
          </table:table-cell>
          <table:table-cell table:number-columns-repeated="16383"/>
        </table:table-row>
        <table:table-row table:style-name="ro1">
          <table:table-cell office:value-type="string" table:style-name="ce2">
            <text:p>Sản phẩm tuy thông báo đã được kích hoạt bảo hành điện tử, tuy nhiên khi gọi tổng đài CSKH của Samsung thì tính thời hạn bảo hành từ ngày mình bóc và mở máy luôn. Sản phẩm khi nhận nguyên seal đầy đủ. Giao hàng nhanh chóng.</text:p>
          </table:table-cell>
          <table:table-cell table:number-columns-repeated="16383"/>
        </table:table-row>
        <table:table-row table:style-name="ro1">
          <table:table-cell office:value-type="string" table:style-name="ce2">
            <text:p>Sản phẩm note 10 + giao hàng đúng thời gian, sp đúng như hình. Còn về máy thì pin không như mong đợi lắm, tụt pin hơi nhanh, tác vụ bình thường chỉ khoảng 15 tiếng hết pin. Mình phải cắt giảm độ phân giải màn hình, <text:s/>giảm chuyển động</text:p>
          </table:table-cell>
          <table:table-cell table:number-columns-repeated="16383"/>
        </table:table-row>
        <table:table-row table:style-name="ro1">
          <table:table-cell office:value-type="string" table:style-name="ce2">
            <text:p>Từ S9+ chuyển lên Note 10+, đã dùng 2 ngày. Máy nguyên seal, chạy nuột. Cam chụp tối sáng lên khá ổn, nhưng bắt hình động không tốt lắm, dễ gây nhòe. Life focus cam trước lấy nét hơi thô. Life focus cam sau mất option xem hình full như ở S9+.</text:p>
          </table:table-cell>
          <table:table-cell table:number-columns-repeated="16383"/>
        </table:table-row>
        <table:table-row table:style-name="ro1">
          <table:table-cell office:value-type="string" table:style-name="ce2">
            <text:p>Giá tốt. SPen xài ngon và tiện, nhất là cho dân vẽ và đồ hoạ. Máy cũng khá mượt mà. Điểm trừ là muốn xài vân tay nhạy thì phải lột hết miếng dán màn hình (kể cả loại mỏng bình thường). Còn lại khá ok.</text:p>
          </table:table-cell>
          <table:table-cell table:number-columns-repeated="16383"/>
        </table:table-row>
        <table:table-row table:style-name="ro1">
          <table:table-cell office:value-type="string" table:style-name="ce2">
            <text:p>Hàng giao đầy đủ, chắc chắn. Rất tiếc không có tikinow cho sản phẩm này. Hi vọng tiki bổ sung thêm tikinow cho các sản phẩm có giá trị cao. Nhân viên giao hàng tận tình</text:p>
          </table:table-cell>
          <table:table-cell table:number-columns-repeated="16383"/>
        </table:table-row>
        <table:table-row table:style-name="ro1">
          <table:table-cell office:value-type="string" table:style-name="ce2">
            <text:p>Mình có phản hồi về thời hạn bảo hành nhưng chưa thấy gởi qua mail ! Mong Tiki mau chóng phản hồi thời hạn bảo hành của sản phẩm !</text:p>
          </table:table-cell>
          <table:table-cell table:number-columns-repeated="16383"/>
        </table:table-row>
        <table:table-row table:style-name="ro1">
          <table:table-cell office:value-type="string" table:style-name="ce2">
            <text:p>Mọi thứ thấy đều ok ngoại trừ máy đã bị kích hoạt từ 31/8 tức là trước 2.5 tháng<text:s text:c="2"/></text:p>
          </table:table-cell>
          <table:table-cell table:number-columns-repeated="16383"/>
        </table:table-row>
        <table:table-row table:style-name="ro1">
          <table:table-cell office:value-type="string" table:style-name="ce2">
            <text:p>Giao ngay trong ngày, sản phẩm còn nguyên seal và đúng với cam kết thời hạn bảo hành.</text:p>
          </table:table-cell>
          <table:table-cell table:number-columns-repeated="16383"/>
        </table:table-row>
        <table:table-row table:style-name="ro1">
          <table:table-cell office:value-type="string" table:style-name="ce2">
            <text:p>Giá sản phẩm tốt, máy mới còn nguyên seal. Nhưng mình tra lại thấy chưa kích hoạt bảo hành điện tử, mong tiki kích hoạt sớm giúp mình.</text:p>
          </table:table-cell>
          <table:table-cell table:number-columns-repeated="16383"/>
        </table:table-row>
        <table:table-row table:style-name="ro1">
          <table:table-cell office:value-type="string" table:style-name="ce2">
            <text:p>Máy tốt, chạy mượt mà, màn hình hiển thị rất đẹp, giá cả phải chăng. Tôi chưa từng xài hãng này trước đây. Tuy nhiên lần đầu sử dụng ấn tượng rất tốt.</text:p>
          </table:table-cell>
          <table:table-cell table:number-columns-repeated="16383"/>
        </table:table-row>
        <table:table-row table:style-name="ro1">
          <table:table-cell office:value-type="string" table:style-name="ce2">
            <text:p>Mới ord lúc giá 3790k, hnay vào thấy giảm tiếp. Với mức giá đó và review của mn, mình cũng hy vọng, khi nhận máy thì còn hơn cả mong đợi. Mua tặng bố rất xứng</text:p>
          </table:table-cell>
          <table:table-cell table:number-columns-repeated="16383"/>
        </table:table-row>
        <table:table-row table:style-name="ro1">
          <table:table-cell office:value-type="string" table:style-name="ce2">
            <text:p>Mình vừa nhận được hôm qua..Mọi thứ đều OK..Để xài thử vài ngày xem chất lượng..</text:p>
          </table:table-cell>
          <table:table-cell table:number-columns-repeated="16383"/>
        </table:table-row>
        <table:table-row table:style-name="ro1">
          <table:table-cell office:value-type="string" table:style-name="ce2">
            <text:p>mày đẹp, nhiều chức năng bảo mật rất hay. mua dùm cho bà thím, bà rất ưng ý. ok</text:p>
          </table:table-cell>
          <table:table-cell table:number-columns-repeated="16383"/>
        </table:table-row>
        <table:table-row table:style-name="ro1">
          <table:table-cell office:value-type="string" table:style-name="ce2">
            <text:p>Sao e mua về mà khe bỏ sim k mở được vậy ah , giờ e pải lm sao</text:p>
          </table:table-cell>
          <table:table-cell table:number-columns-repeated="16383"/>
        </table:table-row>
        <table:table-row table:style-name="ro1">
          <table:table-cell office:value-type="string" table:style-name="ce2">
            <text:p>Máy là hàng mới 100% hả shop em đang có ý định mua mà phân vân quá</text:p>
          </table:table-cell>
          <table:table-cell table:number-columns-repeated="16383"/>
        </table:table-row>
        <table:table-row table:style-name="ro1">
          <table:table-cell office:value-type="string" table:style-name="ce2">
            <text:p>sản phẩm dùng rất tốt,nhìn rất đẹp</text:p>
          </table:table-cell>
          <table:table-cell table:number-columns-repeated="16383"/>
        </table:table-row>
        <table:table-row table:style-name="ro1">
          <table:table-cell office:value-type="string" table:style-name="ce2">
            <text:p>Đúng hàng mã vn. Mới 100% giá bán phù hợp. Rất hài lòng Tiki.</text:p>
          </table:table-cell>
          <table:table-cell table:number-columns-repeated="16383"/>
        </table:table-row>
        <table:table-row table:style-name="ro1">
          <table:table-cell office:value-type="string" table:style-name="ce2">
            <text:p>xài thấy bình thường, chạy không mượt lắm. Mình không chơi game thường xuyên thì pin hơn 2 ngày mới phải sạc lại.</text:p>
          </table:table-cell>
          <table:table-cell table:number-columns-repeated="16383"/>
        </table:table-row>
        <table:table-row table:style-name="ro1">
          <table:table-cell office:value-type="string" table:style-name="ce2">
            <text:p>sản phẩm dùng như giờ thiệu, đây đủ phụ kiện. bước đầu máy chạy tốt</text:p>
          </table:table-cell>
          <table:table-cell table:number-columns-repeated="16383"/>
        </table:table-row>
        <table:table-row table:style-name="ro1">
          <table:table-cell office:value-type="string" table:style-name="ce2">
            <text:p>Lúc mình xem có tặng loa mà sao lúc nhận hàng không có kèm loa nhỉ</text:p>
          </table:table-cell>
          <table:table-cell table:number-columns-repeated="16383"/>
        </table:table-row>
        <table:table-row table:style-name="ro1">
          <table:table-cell office:value-type="string" table:style-name="ce2">
            <text:p>Giúp mình kích hoạt bảo hành điện tử . Sản phảm tốt</text:p>
          </table:table-cell>
          <table:table-cell table:number-columns-repeated="16383"/>
        </table:table-row>
        <table:table-row table:style-name="ro1">
          <table:table-cell office:value-type="string" table:style-name="ce2">
            <text:p>Máy dùng ổn!</text:p>
          </table:table-cell>
          <table:table-cell table:number-columns-repeated="16383"/>
        </table:table-row>
        <table:table-row table:style-name="ro1">
          <table:table-cell office:value-type="string" table:style-name="ce2">
            <text:p>điện thoại ổn ,màu đỏ ở ngoài đẹp và đở chói hơn trong ảnh ,tuy nhiên kết cấu phím bấm nhỏ quá cho người ngón tay lớn</text:p>
          </table:table-cell>
          <table:table-cell table:number-columns-repeated="16383"/>
        </table:table-row>
        <table:table-row table:style-name="ro1">
          <table:table-cell office:value-type="string" table:style-name="ce2">
            <text:p>Đã nhận sản phẩm, giao hàng nhanh, đóng gói tốt. Hàng đúng loại, chưa sử dụng nên sẽ đánh giá sau</text:p>
          </table:table-cell>
          <table:table-cell table:number-columns-repeated="16383"/>
        </table:table-row>
        <table:table-row table:style-name="ro1">
          <table:table-cell office:value-type="string" table:style-name="ce2">
            <text:p>Máy sử dụng rât tốt, giá cả hợp lý. <text:s/>Sản phẩm được đóng gói cẩn thận</text:p>
          </table:table-cell>
          <table:table-cell table:number-columns-repeated="16383"/>
        </table:table-row>
        <table:table-row table:style-name="ro1">
          <table:table-cell office:value-type="string" table:style-name="ce2">
            <text:p>Hàng tốt, với cái giá này thì không thể đòi hỏi nhiều hơn, tiki giao hàng nhanh.</text:p>
          </table:table-cell>
          <table:table-cell table:number-columns-repeated="16383"/>
        </table:table-row>
        <table:table-row table:style-name="ro1">
          <table:table-cell office:value-type="string" table:style-name="ce2">
            <text:p>Mẫu mã đẹp quá cả hợp lý hàng hóa đóng gói cẩn thận.</text:p>
          </table:table-cell>
          <table:table-cell table:number-columns-repeated="16383"/>
        </table:table-row>
        <table:table-row table:style-name="ro1">
          <table:table-cell office:value-type="string" table:style-name="ce2">
            <text:p>Sản phẩm sử dụng tốt</text:p>
          </table:table-cell>
          <table:table-cell table:number-columns-repeated="16383"/>
        </table:table-row>
        <table:table-row table:style-name="ro1">
          <table:table-cell office:value-type="string" table:style-name="ce2">
            <text:p>Mua được 3 ngày nay, tới hiện tại thấy sản phẩm vẫn tốt :<text:s text:c="2"/></text:p>
          </table:table-cell>
          <table:table-cell table:number-columns-repeated="16383"/>
        </table:table-row>
        <table:table-row table:style-name="ro1">
          <table:table-cell office:value-type="string" table:style-name="ce2">
            <text:p>giống mô tả</text:p>
          </table:table-cell>
          <table:table-cell table:number-columns-repeated="16383"/>
        </table:table-row>
        <table:table-row table:style-name="ro1">
          <table:table-cell office:value-type="string" table:style-name="ce2">
            <text:p>không thể không mua sản phẩm này</text:p>
          </table:table-cell>
          <table:table-cell table:number-columns-repeated="16383"/>
        </table:table-row>
        <table:table-row table:style-name="ro1">
          <table:table-cell office:value-type="string" table:style-name="ce2">
            <text:p>mới dùng, pin được 2 ngày ở mức dùng bình thường thi thoảng lướt web, facebook, gọi điện...nếu dùng ở mức cao thì được trọn 1 ngày. Ban đầu thấy cảm ứng có vẻ hơi loạn, sau rồi thấy ổn định. Thử ngâm nước mang lên thì loa hơi rè...</text:p>
          </table:table-cell>
          <table:table-cell table:number-columns-repeated="16383"/>
        </table:table-row>
        <table:table-row table:style-name="ro1">
          <table:table-cell office:value-type="string" table:style-name="ce2">
            <text:p>Đóng gói bao bì cẩn thận, giao hàng nhanh hơn thông báo ban đầu.</text:p>
          </table:table-cell>
          <table:table-cell table:number-columns-repeated="16383"/>
        </table:table-row>
        <table:table-row table:style-name="ro1">
          <table:table-cell office:value-type="string" table:style-name="ce2">
            <text:p>Tiki gói hàng không cẩn thẩn lắm, cảm thấy rất ọp ẹp. Cũng mai mắn là sản phẩm đã được gói chính hãng rất cẩn thận. Mình mua máy của "Máy đọc sách tốt" Sau khi kiểm tra từ Amazon thì được biết đây là máy chính hãng của Amazon, thời gian bảo hành còn 12 tháng (có thể là lệch 1 tháng tính từ ngày shop lấy về) và đây là sản phẩm được đăng ký bới Amazon bên Nhật (Amazon.co.jp). <text:s/>Cho đến bây giờ thì theo mình hiểu là nếu mua máy từ Mỹ (Amazon.com) thì các bạn sẽ được 3 tháng tài khoản Kindle Ulimited trị giá khoảng 30 USD nhé! Đề nghị Tiki bỏ tiêu đề "Hàng Mỹ" để tránh hiểu lầm!</text:p>
          </table:table-cell>
          <table:table-cell table:number-columns-repeated="16383"/>
        </table:table-row>
        <table:table-row table:style-name="ro1">
          <table:table-cell office:value-type="string" table:style-name="ce2">
            <text:p>Máy nhận khá lâu nhưng vẫn chưa có hóa đơn, về máy thì quá trình sử dụng chưa có vấn đề gì phát sinh.</text:p>
          </table:table-cell>
          <table:table-cell table:number-columns-repeated="16383"/>
        </table:table-row>
        <table:table-row table:style-name="ro1">
          <table:table-cell office:value-type="string" table:style-name="ce2">
            <text:p>SP ok, nhưng không có thông tin liên hệ shop để hộ trợ sách. Thiếu sự dịch vụ này, giá trị giảm so với mua nơi khác</text:p>
          </table:table-cell>
          <table:table-cell table:number-columns-repeated="16383"/>
        </table:table-row>
        <table:table-row table:style-name="ro1">
          <table:table-cell office:value-type="string" table:style-name="ce2">
            <text:p>Mặc dù Tiki đã dán cảnh báo hàng rất dễ vỡ nhưng bên đối tác giao hộp sản phẩm ọp ẹp. May mà mình mua chung với sản phẩm khác nên thùng đồ khá rộng và được chèn giấy bảo vệ. Điện thoại chính hãng mới, nguyên seal. Giá tốt hơn chính hãng bên ngoài thị trường. Chất lượng của SE tốt, đẹp. Pin hơi yếu. Vẫn thích mẫu SE 2016 hơn.</text:p>
          </table:table-cell>
          <table:table-cell table:number-columns-repeated="16383"/>
        </table:table-row>
        <table:table-row table:style-name="ro1">
          <table:table-cell office:value-type="string" table:style-name="ce2">
            <text:p>Dùng được 1 tuần thì nói chung là khá ổn, vân tay, khuôn mặt, camera, chơi game đều tốt. Có điều khi nhận thì seal lại không có dán trên máy mà đặt ở một tấm nilon khác, bị lỗi lưu kho khá khó chịu.</text:p>
          </table:table-cell>
          <table:table-cell table:number-columns-repeated="16383"/>
        </table:table-row>
        <table:table-row table:style-name="ro1">
          <table:table-cell office:value-type="string" table:style-name="ce2">
            <text:p>máy đẹp, vân tay nhạy, nhưng lúc bóc lớp nilon ngoài hộp thì mình thấy hộp rất dơ, k hiểu tại sao lại dơ được luôn</text:p>
          </table:table-cell>
          <table:table-cell table:number-columns-repeated="16383"/>
        </table:table-row>
        <table:table-row table:style-name="ro1">
          <table:table-cell office:value-type="string" table:style-name="ce2">
            <text:p>hài lòng về sản phẩm không bể vỡ, hư hỏng, chạy tốt các chức năng chỉ là không có tai nghe như giới thiệu.</text:p>
          </table:table-cell>
          <table:table-cell table:number-columns-repeated="16383"/>
        </table:table-row>
        <table:table-row table:style-name="ro1">
          <table:table-cell office:value-type="string" table:style-name="ce2">
            <text:p>vừa nhận hàng hôm qua. xài ok. màn hình hơi mờ nhạt. tầm giá này thì cũng được</text:p>
          </table:table-cell>
          <table:table-cell table:number-columns-repeated="16383"/>
        </table:table-row>
        <table:table-row table:style-name="ro1">
          <table:table-cell office:value-type="string" table:style-name="ce2">
            <text:p>Trong đơn hàng có ghi bao gồm sạc,tai nghe nhưng gửi tới thì không có tai nghe</text:p>
          </table:table-cell>
          <table:table-cell table:number-columns-repeated="16383"/>
        </table:table-row>
        <table:table-row table:style-name="ro1">
          <table:table-cell office:value-type="string" table:style-name="ce2">
            <text:p>Với giá chỉ 2590000 đồng thì Vivo y11 là sự lựa chọn hợp lí.</text:p>
          </table:table-cell>
          <table:table-cell table:number-columns-repeated="16383"/>
        </table:table-row>
        <table:table-row table:style-name="ro1">
          <table:table-cell office:value-type="string" table:style-name="ce2">
            <text:p>máy mượt, tốt, min rất thích nhưng Sao phu kiện không có tai nghe?</text:p>
          </table:table-cell>
          <table:table-cell table:number-columns-repeated="16383"/>
        </table:table-row>
        <table:table-row table:style-name="ro1">
          <table:table-cell office:value-type="string" table:style-name="ce2">
            <text:p>sản phẩm tốt trong tầm giá! pin trâu sai không nóng máy!</text:p>
          </table:table-cell>
          <table:table-cell table:number-columns-repeated="16383"/>
        </table:table-row>
        <table:table-row table:style-name="ro1">
          <table:table-cell office:value-type="string" table:style-name="ce2">
            <text:p>tầm giá vừa phải.pin trâu.nên mua dùng.</text:p>
          </table:table-cell>
          <table:table-cell table:number-columns-repeated="16383"/>
        </table:table-row>
        <table:table-row table:style-name="ro1">
          <table:table-cell office:value-type="string" table:style-name="ce2">
            <text:p>Mua cho ba mình xài thấy, khá lâu r nhưng giờ mới viết nhận xét Chất lượng tốt, xài cũng gần 2 năm hay sao á nhưng đến bây giờ vẫn xài ổn Giao hàng nhanh</text:p>
          </table:table-cell>
          <table:table-cell table:number-columns-repeated="16383"/>
        </table:table-row>
        <table:table-row table:style-name="ro1">
          <table:table-cell office:value-type="string" table:style-name="ce2">
            <text:p>Máy dùng tốt, nắp lưng kim loại đẹp, nhưng không còn các điểm hay của Nokia ngày xưa, đặc biệt là không có trò con rắn.</text:p>
          </table:table-cell>
          <table:table-cell table:number-columns-repeated="16383"/>
        </table:table-row>
        <table:table-row table:style-name="ro1">
          <table:table-cell office:value-type="string" table:style-name="ce2">
            <text:p>Tiki giao hàng chính hãng. Đầy đủ phụ kiện. Máy dùng rất ổn..</text:p>
          </table:table-cell>
          <table:table-cell table:number-columns-repeated="16383"/>
        </table:table-row>
        <table:table-row table:style-name="ro1">
          <table:table-cell office:value-type="string" table:style-name="ce2">
            <text:p>Sản phẩm đang sử dụng tốt. Nhưng sao sản phẩm không có thẻ nhớ.</text:p>
          </table:table-cell>
          <table:table-cell table:number-columns-repeated="16383"/>
        </table:table-row>
        <table:table-row table:style-name="ro1">
          <table:table-cell office:value-type="string" table:style-name="ce2">
            <text:p>Về ưu điểm: kiểu dáng vẫn như tất cả các dòng sản phẩm đã ra trước đó, màu sác đen, đẹp, vỏ nhôm dày, pin trâu và hai sim. Về khuyết điểm thì mình không muốn nói, tóm lại mặt dù là dòng nokia nhưng các chức năng và phần mềm lại không như trước đó, lạ hoắc.</text:p>
            <text:p>Về giá: ổn.</text:p>
          </table:table-cell>
          <table:table-cell table:number-columns-repeated="16383"/>
        </table:table-row>
        <table:table-row table:style-name="ro1">
          <table:table-cell office:value-type="string" table:style-name="ce2">
            <text:p>Đây là điện thoại giá rẻ, dùng để dự phòng dùng kèm smartphone rất tốt. Pin trâu và hỗ trợ 2 SIM, thiết kế đẹp, mặt sau kim loại khắc nổi chữ Nokia rất đẹp. Không bị tình trạng mất sóng 1 SIM như những dòng dual trước.</text:p>
            <text:p>Nhược điểm là không cài được phần mềm, game java, tầm giá này không thể đòi hỏi gì thêm. 2 camera để trang trí <text:s text:c="2"/>chụp vui thôi, kèm theo 2 đèn flash làm đèn pin được. Hỗ trợ thẻ nhớ để nghe nhạc nhưng không kèm tai nghe.</text:p>
          </table:table-cell>
          <table:table-cell table:number-columns-repeated="16383"/>
        </table:table-row>
        <table:table-row table:style-name="ro1">
          <table:table-cell office:value-type="string" table:style-name="ce2">
            <text:p>Với dòng điện thoại bấm mà nói, giá khoảng 1 triệu thì đã thuộc vào loại khá đắt, nhưng lại phù hợp với chức năng mà chiếc điiện thoại này có được. Nhỏ gọn, đa năng, cấu hình khá ổn và pin siêu trâu phù hợp với nhiều nhu cầu của người dùng.</text:p>
          </table:table-cell>
          <table:table-cell table:number-columns-repeated="16383"/>
        </table:table-row>
        <table:table-row table:style-name="ro1">
          <table:table-cell office:value-type="string" table:style-name="ce2">
            <text:p>Sản phẩm như hình. Cảm ứng mượt, tuy nhiên tốc độ không được nhanh lắm, Phù hợp với những người k có yêu cầu cao về cấu hình. Giá tiền phù hợp</text:p>
          </table:table-cell>
          <table:table-cell table:number-columns-repeated="16383"/>
        </table:table-row>
        <table:table-row table:style-name="ro1">
          <table:table-cell office:value-type="string" table:style-name="ce2">
            <text:p>Chỉ không ghi rõ xuất xứ hàng nhập từ đâu, còn lại thì tuyệt vời k có gì chê. <text:s text:c="2"/>Hàng Hàn Quốc khi chụp ảnh k tắt tiếng được nên khá là bất tiện khi ngồi selfie ở chỗ đông người. <text:s text:c="2"/>Xài Iphone được cái là sắm ốp điện thoại thích lắm. Đủ thể loại luôn.</text:p>
          </table:table-cell>
          <table:table-cell table:number-columns-repeated="16383"/>
        </table:table-row>
        <table:table-row table:style-name="ro1">
          <table:table-cell office:value-type="string" table:style-name="ce2">
            <text:p>Dong goi can than, nguyen seal nhung toan bo manual bang tieng Han Quoc khong, khong co tieng ANh de xem.</text:p>
          </table:table-cell>
          <table:table-cell table:number-columns-repeated="16383"/>
        </table:table-row>
        <table:table-row table:style-name="ro1">
          <table:table-cell office:value-type="string" table:style-name="ce2">
            <text:p>Điện thoại rất ok, mọi thứ điều tốt chỉ là trong hộp bị thiếu que chọc sim thôi.</text:p>
          </table:table-cell>
          <table:table-cell table:number-columns-repeated="16383"/>
        </table:table-row>
        <table:table-row table:style-name="ro1">
          <table:table-cell office:value-type="string" table:style-name="ce2">
            <text:p>Máy LL/A. Chất lượng tốt</text:p>
          </table:table-cell>
          <table:table-cell table:number-columns-repeated="16383"/>
        </table:table-row>
        <table:table-row table:style-name="ro1">
          <table:table-cell office:value-type="string" table:style-name="ce2">
            <text:p>Sản phẩm new 100%, chính hãng. Ngoài việc phải tự kích hoạt, còn lại rất hài lòng. Máy sạc nhanh, âm thanh tốt, camera khá đẹp (so với giá tiền), độ phân giải và màu sắc của hình ảnh có hơi nhạt nếu so với A20, nhưng do không phải dân đam mê ảnh nên mình thấy khá hài lòng,</text:p>
          </table:table-cell>
          <table:table-cell table:number-columns-repeated="16383"/>
        </table:table-row>
        <table:table-row table:style-name="ro1">
          <table:table-cell office:value-type="string" table:style-name="ce2">
            <text:p>điện thoại đẹp nhưng hình như không có tính năng 2 chạm mở màn hình. có bạn nào biết thì chỉ mình với.</text:p>
          </table:table-cell>
          <table:table-cell table:number-columns-repeated="16383"/>
        </table:table-row>
        <table:table-row table:style-name="ro1">
          <table:table-cell office:value-type="string" table:style-name="ce2">
            <text:p>điện thoại xài bền,lâu hết pin, dùng tốt,cảm ứng mượt...</text:p>
          </table:table-cell>
          <table:table-cell table:number-columns-repeated="16383"/>
        </table:table-row>
        <table:table-row table:style-name="ro1">
          <table:table-cell office:value-type="string" table:style-name="ce2">
            <text:p>Với tầm tiền này thì chọn con này nếu cần cấu hình là khá oki</text:p>
          </table:table-cell>
          <table:table-cell table:number-columns-repeated="16383"/>
        </table:table-row>
        <table:table-row table:style-name="ro1">
          <table:table-cell office:value-type="string" table:style-name="ce2">
            <text:p>Hàng nguyên seal, nguyên hộp. Nhưng không thấy hóa đơn bán hàng gì cả./</text:p>
          </table:table-cell>
          <table:table-cell table:number-columns-repeated="16383"/>
        </table:table-row>
        <table:table-row table:style-name="ro1">
          <table:table-cell office:value-type="string" table:style-name="ce2">
            <text:p>Sản phẩm chính hãng, gói chắc chắn ok,giao hàng nhanh</text:p>
          </table:table-cell>
          <table:table-cell table:number-columns-repeated="16383"/>
        </table:table-row>
        <table:table-row table:style-name="ro1">
          <table:table-cell office:value-type="string" table:style-name="ce2">
            <text:p>Hang sai tot , dep , cau hinh tam on cho nhung ai it choi game</text:p>
          </table:table-cell>
          <table:table-cell table:number-columns-repeated="16383"/>
        </table:table-row>
        <table:table-row table:style-name="ro1">
          <table:table-cell office:value-type="string" table:style-name="ce2">
            <text:p>Giao hành nhanh, chất lượng ban đầu thì tốt lắm....</text:p>
          </table:table-cell>
          <table:table-cell table:number-columns-repeated="16383"/>
        </table:table-row>
        <table:table-row table:style-name="ro1">
          <table:table-cell office:value-type="string" table:style-name="ce2">
            <text:p>sản phẩm tốt, giao hàng nhanh theo kế hoạch của đơn hàng.</text:p>
          </table:table-cell>
          <table:table-cell table:number-columns-repeated="16383"/>
        </table:table-row>
        <table:table-row table:style-name="ro1">
          <table:table-cell office:value-type="string" table:style-name="ce2">
            <text:p>hàg ok, đẹp, sài mượt mà</text:p>
          </table:table-cell>
          <table:table-cell table:number-columns-repeated="16383"/>
        </table:table-row>
        <table:table-row table:style-name="ro1">
          <table:table-cell office:value-type="string" table:style-name="ce2">
            <text:p>rẻ &amp; nhiều tính năng tiện</text:p>
          </table:table-cell>
          <table:table-cell table:number-columns-repeated="16383"/>
        </table:table-row>
        <table:table-row table:style-name="ro1">
          <table:table-cell office:value-type="string" table:style-name="ce2">
            <text:p>Điện thoại đẹp, giá tốt. Nhưng bị một số lỗi nhỏ. Khe cắm sạc của chiếc Realme 6I mình mới mua có một lổ hỏng nhỏ. Khui hộp không có cây lấy sim và sách hướng dẫn sử dụng an toàn.</text:p>
          </table:table-cell>
          <table:table-cell table:number-columns-repeated="16383"/>
        </table:table-row>
        <table:table-row table:style-name="ro1">
          <table:table-cell office:value-type="string" table:style-name="ce2">
            <text:p>máy mượt mà sao k có cài tất cả tiếng việt vậy ad</text:p>
          </table:table-cell>
          <table:table-cell table:number-columns-repeated="16383"/>
        </table:table-row>
        <table:table-row table:style-name="ro1">
          <table:table-cell office:value-type="string" table:style-name="ce2">
            <text:p>Thanh toán qua Momo nên giao hàng cực nhanh. Hàng đẹp,nguyên seal,bấm khá êm,màn hình to,rõ,icon và phông chữ có thể chỉnh lớn nhỏ tùy thích.Mua để làm máy sơ cua là ổn. Đầy đủ phụ kiện.Hài lòng. 5* cho tiki,4* cho sản phẩm</text:p>
          </table:table-cell>
          <table:table-cell table:number-columns-repeated="16383"/>
        </table:table-row>
        <table:table-row table:style-name="ro1">
          <table:table-cell office:value-type="string" table:style-name="ce2">
            <text:p>Máy Chạy tốt,giá cả hợp lý,Còn này mà Nặng giống Còn C2-01 là cầm chắc tay,có 1 điều là cái chuông reo Nhạc cho Nokia truyền thống quá giở.Reo không như Nokia của các Dòng cũ.Nhưng nói chung là Được .Cảm ơn Tiki .</text:p>
          </table:table-cell>
          <table:table-cell table:number-columns-repeated="16383"/>
        </table:table-row>
        <table:table-row table:style-name="ro1">
          <table:table-cell office:value-type="string" table:style-name="ce2">
            <text:p>Đã nhận được hàng sau 2h30ph. Máy dùng ô kê. Chưa thấy phát sinh lỗi gì. Nhà cung cấp sản phẩm là Digiworld (DGW)</text:p>
          </table:table-cell>
          <table:table-cell table:number-columns-repeated="16383"/>
        </table:table-row>
        <table:table-row table:style-name="ro1">
          <table:table-cell office:value-type="string" table:style-name="ce2">
            <text:p>Chuông loa ngoài hơi rè. Trâu bò, gọn trong tay, hơi nhẹ. Nói chung với giá là 5* cho cái điện thoại như vầy</text:p>
          </table:table-cell>
          <table:table-cell table:number-columns-repeated="16383"/>
        </table:table-row>
        <table:table-row table:style-name="ro1">
          <table:table-cell office:value-type="string" table:style-name="ce2">
            <text:p>màn hình to mà chữ bàn phím không to lắm, 2 phím gọi &amp; cúp máy cũng không có màu, nên người già khó nhìn</text:p>
          </table:table-cell>
          <table:table-cell table:number-columns-repeated="16383"/>
        </table:table-row>
        <table:table-row table:style-name="ro1">
          <table:table-cell office:value-type="string" table:style-name="ce2">
            <text:p>Chất lượng nokia máy cỏ là số 1. Vẫn ủng hộ nokia dòng thấp. Còn dòng cao mặc định IP</text:p>
          </table:table-cell>
          <table:table-cell table:number-columns-repeated="16383"/>
        </table:table-row>
        <table:table-row table:style-name="ro1">
          <table:table-cell office:value-type="string" table:style-name="ce2">
            <text:p>Giao hàng nhanh quá. Cảm ơn.</text:p>
          </table:table-cell>
          <table:table-cell table:number-columns-repeated="16383"/>
        </table:table-row>
        <table:table-row table:style-name="ro1">
          <table:table-cell office:value-type="string" table:style-name="ce2">
            <text:p>sân phẩm như hình .giao hàng nhanh chóng.....oke shop....!</text:p>
          </table:table-cell>
          <table:table-cell table:number-columns-repeated="16383"/>
        </table:table-row>
        <table:table-row table:style-name="ro1">
          <table:table-cell office:value-type="string" table:style-name="ce2">
            <text:p>cảm ứng lệch khi chơi game</text:p>
          </table:table-cell>
          <table:table-cell table:number-columns-repeated="16383"/>
        </table:table-row>
        <table:table-row table:style-name="ro1">
          <table:table-cell office:value-type="string" table:style-name="ce2">
            <text:p>đúng mẫu đúng màu giao hàng nhanh đóng hàng <text:s/>đẹp</text:p>
          </table:table-cell>
          <table:table-cell table:number-columns-repeated="16383"/>
        </table:table-row>
        <table:table-row table:style-name="ro1">
          <table:table-cell office:value-type="string" table:style-name="ce2">
            <text:p>thấy đẹp chưa dung chưa biết</text:p>
          </table:table-cell>
          <table:table-cell table:number-columns-repeated="16383"/>
        </table:table-row>
        <table:table-row table:style-name="ro1">
          <table:table-cell office:value-type="string" table:style-name="ce2">
            <text:p>đẹp</text:p>
          </table:table-cell>
          <table:table-cell table:number-columns-repeated="16383"/>
        </table:table-row>
        <table:table-row table:style-name="ro1">
          <table:table-cell office:value-type="string" table:style-name="ce2">
            <text:p>Lần đầu tiên đặt cọc mua máy cảm thấy hài lòng với quyết định. Note 10+ chưa có j để chê. Tiki giao hàng đợt này hơi chậm hơn dự kiến, nhưng khuyến mãi tốt nhất trong các cửa hàng (đợt 2), voucher đã được đổi thành tiki xu. Mình nghĩ nhận tiki xu thì tiện hơn voucher nhiều thứ.</text:p>
          </table:table-cell>
          <table:table-cell table:number-columns-repeated="16383"/>
        </table:table-row>
        <table:table-row table:style-name="ro1">
          <table:table-cell office:value-type="string" table:style-name="ce2">
            <text:p>Sản phẩm đóng gói cẩn thận, kỹ càng, vuông vức. Mình đặt sớm được giảm giá 2tr và còn được tặng kèm theo voucher 1tr8 với đầy đủ quà tặng của Samsung (ốp clearview, sạc dự phòng không dây, vòng galaxy Fit). tính ra giá rất hời nếu so với các cửa hàng, lại còn được giao hàng tận nhà lúc 0h đêm 23/8. Đây là lần đầu tiền mình mua điện thoại trên Tiki nhưng hài lòng <text:s/>Tuy nhiên hiện voucher của mình chưa sử dụng được, nhờ tiki kiểm tra hỗ trợ giúp</text:p>
          </table:table-cell>
          <table:table-cell table:number-columns-repeated="16383"/>
        </table:table-row>
        <table:table-row table:style-name="ro1">
          <table:table-cell office:value-type="string" table:style-name="ce2">
            <text:p>1.Về giá: 5 sao, ổn nhất, trừ trực tiếp 2tr, bộ quà 5tr và voucher 1tr8 mong xài ok. nên dù đã đặt gạch shopee, tgdd cuối cùng lại trả 100% tiki. 2 về giao hàng: 3 sao, nhân viên giao hàng 5sao nhưng mà 1 sao cho tiki không dự kiến nhập hàng đủ cho khách sớm gì cả. omg đợt này kinh dị quá, chờ mòn mỏi, quá ngày giao dự kiến 2 ngày. ám ảnh "tiếp nhận đơn hàng" có lẽ do cháy mẫu cực quang nên chờ hàng về <text:s/>( 3.về hàng: 5 sao, đóng gói tốt, nhận 1 lần nguyên bộ máy và quà như mn nên khỏi chụp hình lại up chi. <text:s/>Cuối cùng cũng có ẻm, đỡ mệt ngày nào 2vc cũng vô tiki hóng. order ánh cực quang mà cuối cùng ốp clearview cũng không thấy gì cực quang. sau này chán clearview r gỡ z. Nhận hàng là xài Note liền, làm 1 bản tô màu chơi ngay và luôn. p/s: mong là voucher nhanh chóng được nhận và xài ok, gọi tiki mất công mất của quá.</text:p>
          </table:table-cell>
          <table:table-cell table:number-columns-repeated="16383"/>
        </table:table-row>
        <table:table-row table:style-name="ro1">
          <table:table-cell office:value-type="string" table:style-name="ce2">
            <text:p>Đặt hàng thứ 6, thứ 2 nhận hàng Note 10+ Đã chuẩn bị mua bao da, dán màn hình. Nhưng kèm theo hàng đã có bao silicon và dán màn hình sẵn rồi nên cứ thế là dùng được. Màu cực quang cũng không hay ho như mình mong đợi. Có lẽ màu xanh dương sẽ đẹp hơn. Màu nền màn hình tạo ra cảm giác giả tạo, mình thích sự chân thực của Sony hoặc Iphone hơn. Hao pin cũng nhanh. Xạc đầy lúc 23h tối hôm qua, đến 10h sáng nay còn 60%. Sẽ phải có xạc dự phòng. Máy chưa kích hoạt bảo hành, giờ không biết kích hoạt thế nào? Đánh giá chung sản phẩm chỉ là 4 sao. Vẫn còn những cảm nhận ban đầu chưa như mong đợi.</text:p>
          </table:table-cell>
          <table:table-cell table:number-columns-repeated="16383"/>
        </table:table-row>
        <table:table-row table:style-name="ro1">
          <table:table-cell office:value-type="string" table:style-name="ce2">
            <text:p>Mình đặt Note 10+ màu trắng, giao hàng đúng màu nhưng bao da clear view lại màu đen, cũng may là nhìn cũng hợp, hơi tiếc vì xem review thấy bao da màu trắng đẹp nhất. Voucher vẫn chưa thấy tiki gửi, mình có gọi hỏi thì họ nói sẽ gửi trong vòng 48h từ khi nhận máy. Hi vọng dùng được luôn.</text:p>
          </table:table-cell>
          <table:table-cell table:number-columns-repeated="16383"/>
        </table:table-row>
        <table:table-row table:style-name="ro1">
          <table:table-cell office:value-type="string" table:style-name="ce2">
            <text:p>máy nguyên seal đủ phụ kiện và đủ quà tặng. giao hàng lâu và đóng gói hời hợt. máy dùng rất ngon. chụp hình đẹp. pin lâu. sạc nhanh 1 tiếng là đầy trừ 1 sao vì giao hàng châmình và đóng gói ẩu</text:p>
          </table:table-cell>
          <table:table-cell table:number-columns-repeated="16383"/>
        </table:table-row>
        <table:table-row table:style-name="ro1">
          <table:table-cell office:value-type="string" table:style-name="ce2">
            <text:p>Giao hàng hơi lâu hơn mong đợi của tôi, nhất là các sản phẩm mới thế này. Còn chất lượng sản phẩm thì phải có thời gian thêm. <text:s/>Quà thì chưa thấy giao? <text:s/>Voucher mua hàng chưa thấy? <text:s/>Tại sao không giao hàng cùng 1 lúc cho đỡ mất thời gian 2 bên?</text:p>
          </table:table-cell>
          <table:table-cell table:number-columns-repeated="16383"/>
        </table:table-row>
        <table:table-row table:style-name="ro1">
          <table:table-cell office:value-type="string" table:style-name="ce2">
            <text:p>Sản phẩm chất lượng, tuy chỉ o hài lòng <text:s/>với số tổng đài chăm sóc khácg hàng của Tiki, vẫn sẽ ủng hộ tiki nhưng hi vọnh cải thiện lại bộ phận chăm sóc khách hàng, đường dây nóng mà gọi 1 ngày 10 cuộc điện thoại o ai bắt máy</text:p>
          </table:table-cell>
          <table:table-cell table:number-columns-repeated="16383"/>
        </table:table-row>
        <table:table-row table:style-name="ro1">
          <table:table-cell office:value-type="string" table:style-name="ce2">
            <text:p>tôi có soạn số emei để kích hoạt bảo hành, nhưng khi gửi tin nhắn báo lại là chưa được kích hoạt bảo hành, vui lòng liên hệ cửa hàng để được đăng ký bảo hành</text:p>
          </table:table-cell>
          <table:table-cell table:number-columns-repeated="16383"/>
        </table:table-row>
        <table:table-row table:style-name="ro1">
          <table:table-cell office:value-type="string" table:style-name="ce2">
            <text:p>Đã nhận máy, máy rất đẹp, chạy mượt. Đã nhận được thông báo voucher, nhưng nhập vào mua hàng thì báo không hợp lệ. Tiki xử lý giúp nhé, đơn hàng của mình là #908266125</text:p>
          </table:table-cell>
          <table:table-cell table:number-columns-repeated="16383"/>
        </table:table-row>
        <table:table-row table:style-name="ro1">
          <table:table-cell office:value-type="string" table:style-name="ce2">
            <text:p>Mình đặt chiều 22 mà sáng 24 nhận được rồi. đầy đủ quà. thiếu cái voucher 1.8tr không biết nhận ntn nữa<text:s text:c="2"/></text:p>
          </table:table-cell>
          <table:table-cell table:number-columns-repeated="16383"/>
        </table:table-row>
        <table:table-row table:style-name="ro1">
          <table:table-cell office:value-type="string" table:style-name="ce2">
            <text:p>Hàng giao nhanh, nguyên <text:s/>seal, Chưa kích hoạt bảo hành. Nhờ Tiki giúp kích hoạt bảo hành dùm</text:p>
          </table:table-cell>
          <table:table-cell table:number-columns-repeated="16383"/>
        </table:table-row>
        <table:table-row table:style-name="ro1">
          <table:table-cell office:value-type="string" table:style-name="ce2">
            <text:p>7/12/2019 nhận máy.chext ime đã kích hoạt 29/8/2019...11/12/2019.máy đã kích hoạt giảm 500k.còn máy chính hãng nguyên tem hơn thời điểm m mua 1củ.hơi bị nhọ .cố đợi 1 tuần là được cái sạc nhanh 45w roi.</text:p>
          </table:table-cell>
          <table:table-cell table:number-columns-repeated="16383"/>
        </table:table-row>
        <table:table-row table:style-name="ro1">
          <table:table-cell office:value-type="string" table:style-name="ce2">
            <text:p>tất cả đều OK hết,chụp không đẹp. Nhưng tầm tiền như vầy so với máy Trung Quốc thì quá OK, mình có sài hiệu wikhông rồi rất ok nhưng mẫu mới bây giờ rất đẹp,nói chung là ưng ý</text:p>
          </table:table-cell>
          <table:table-cell table:number-columns-repeated="16383"/>
        </table:table-row>
        <table:table-row table:style-name="ro1">
          <table:table-cell office:value-type="string" table:style-name="ce2">
            <text:p>Mọi thứ đều ổn. Mà camera mờ nhoè quá mức. Buồn mỗi vì cái cam thôi</text:p>
          </table:table-cell>
          <table:table-cell table:number-columns-repeated="16383"/>
        </table:table-row>
        <table:table-row table:style-name="ro1">
          <table:table-cell office:value-type="string" table:style-name="ce2">
            <text:p>ưng</text:p>
          </table:table-cell>
          <table:table-cell table:number-columns-repeated="16383"/>
        </table:table-row>
        <table:table-row table:style-name="ro1">
          <table:table-cell office:value-type="string" table:style-name="ce2">
            <text:p>Tiki giao hàng nhanh và cẩn thận, hàng đã tra bảo hành, kích hoạt tháng 7, máy dùng khá ổn, hôm đầu máy dùng nóng khá nhanh, chắc do cài đặt phần mềm nhiều. Nhìn chung là ổn</text:p>
          </table:table-cell>
          <table:table-cell table:number-columns-repeated="16383"/>
        </table:table-row>
        <table:table-row table:style-name="ro1">
          <table:table-cell office:value-type="string" table:style-name="ce2">
            <text:p>Mình hài lòng về sản phẩm này, trừ chức năng unlock bằng nhận diện khuôn mặt. Cực kỳ kém, khiến cho mình cảm thấy rất khó chịu.</text:p>
          </table:table-cell>
          <table:table-cell table:number-columns-repeated="16383"/>
        </table:table-row>
        <table:table-row table:style-name="ro1">
          <table:table-cell office:value-type="string" table:style-name="ce2">
            <text:p>Mình nhận được hàng rồi, máy vô cùng đẹp, còn nguyên seal mới 100%,nhưng mình đặt máy ngày 1/12 máy lại được kích hoạt trước đó vào ngày 30/11 rồi, cũng không ảnh hưởng cho lắm vì chỉ mới kích hoạt vài ngày, đang trong thời gian dùng thử nên trước mắt chưa thấy lỗi lầm gì</text:p>
          </table:table-cell>
          <table:table-cell table:number-columns-repeated="16383"/>
        </table:table-row>
        <table:table-row table:style-name="ro1">
          <table:table-cell office:value-type="string" table:style-name="ce2">
            <text:p>Trước đây có xài Android Mi5, nhưng thấy pin của Note 10 kém kém thế nào. Sạc xong 100% để không 2-3h là tụt 6%. <text:s/>Sản phẩm tốt, giao hàng now nhanh.</text:p>
          </table:table-cell>
          <table:table-cell table:number-columns-repeated="16383"/>
        </table:table-row>
        <table:table-row table:style-name="ro1">
          <table:table-cell office:value-type="string" table:style-name="ce2">
            <text:p>đã nhận hàng, đóng gói cẩn thận, san phẩm xài 3 ngày thấy ok. mình mua tiki nhiều rồi. chỉ lo phần giao nhận...</text:p>
          </table:table-cell>
          <table:table-cell table:number-columns-repeated="16383"/>
        </table:table-row>
        <table:table-row table:style-name="ro1">
          <table:table-cell office:value-type="string" table:style-name="ce2">
            <text:p>mình đã nhận được hàng. rất ưng ý nhưng số imei của mình không kích hoạt bảo hành được. tiki xem lại giúp</text:p>
          </table:table-cell>
          <table:table-cell table:number-columns-repeated="16383"/>
        </table:table-row>
        <table:table-row table:style-name="ro1">
          <table:table-cell office:value-type="string" table:style-name="ce2">
            <text:p>Đã nhận máy Note 10,máy nguyên seal và chưa kích hoạt bảo hành, thích TiKi.</text:p>
          </table:table-cell>
          <table:table-cell table:number-columns-repeated="16383"/>
        </table:table-row>
        <table:table-row table:style-name="ro1">
          <table:table-cell office:value-type="string" table:style-name="ce2">
            <text:p>Mới khui hộp thì ok , đẹp</text:p>
          </table:table-cell>
          <table:table-cell table:number-columns-repeated="16383"/>
        </table:table-row>
        <table:table-row table:style-name="ro1">
          <table:table-cell office:value-type="string" table:style-name="ce2">
            <text:p>Điện thoại chưa về mà về quà trước. Chưa hiểu luôn</text:p>
          </table:table-cell>
          <table:table-cell table:number-columns-repeated="16383"/>
        </table:table-row>
        <table:table-row table:style-name="ro1">
          <table:table-cell office:value-type="string" table:style-name="ce2">
            <text:p>Lần đầu mua hàng đã kích hoạt bảo hành điện tử nên có đôi chút hồi hộp. Nhưng thật bất ngờ đến ngày nhận máy thì máy vẫn còn nguyên seal và chỉ mới kích hoạt bảo hành điện tử cách đây 1-2 tuần. Cảm giác nhẹ nhỏm. Tuy nhiên, mình có thắc mắc tại sao máy lại được dán sẳn miếng bảo vệ màn hình? và dịch vụ vận chuyển hiện nay theo mình đánh giá không tốt bằng Ninjavan trước kia.</text:p>
          </table:table-cell>
          <table:table-cell table:number-columns-repeated="16383"/>
        </table:table-row>
        <table:table-row table:style-name="ro1">
          <table:table-cell office:value-type="string" table:style-name="ce2">
            <text:p>Giao hàng cực nhanh mới đặt hôm trước hôm sau đã có,đóng gói kỹ càng , hàng chất lượng uy tín , rất đáng với số tiền bỏ ra.</text:p>
          </table:table-cell>
          <table:table-cell table:number-columns-repeated="16383"/>
        </table:table-row>
        <table:table-row table:style-name="ro1">
          <table:table-cell office:value-type="string" table:style-name="ce2">
            <text:p>máy chưa kick hoạt bảo hành , nhận máy buổi sáng thì buổi chiều nhận tin nhắn kick hoạt bảo hành điện tử . mới nhận máy thì tổng quan không vấn đề gì ,để chờ xem sử dụng thêm thời gian xem sao .... có điều đóng gói không chèn ép tốt , chỉ ở mức tạm chấp nhận với món hàng trị giá gần 20tr . và có điều thắc mắc là tại sao máy mới lại không có seal hộp ( loại bọc nilon bao quanh hộp ) nên tạm cho 4 * <text:s/>về chất lượng dịch vụ , về máy thì chưa thể nhận xét gì nhiều</text:p>
          </table:table-cell>
          <table:table-cell table:number-columns-repeated="16383"/>
        </table:table-row>
        <table:table-row table:style-name="ro1">
          <table:table-cell office:value-type="string" table:style-name="ce2">
            <text:p>Về Tiki thì mình thấy giao hàng rất nhanh. Box k bị méo mó trầy xướt gì. Mình lỡ đặt sai địa chỉ cty cũ nhưng nhân viên giao hàng vẫn vui vẻ giao qua địa chỉ công ty mới. <text:s/>Còn về máy thì cảm thấy máy hơi chậm. Mình nghĩ với 3tr1 chỉ duy nhất chức năng đọc sách thì nó sẽ nhạy ít nhất là gấp hiện tại vài lần. Chỗ này không biết là do mình chưa biết setting hay gì, mình có tìm hiểu thì một số người dùng vẫn thế. Và khi chuyển đổi trang lại có nền màu đen xen vào nên k thích lắm. Nhờ máy này nên mình mới phát hiện ra rằng nội dung trên ebook và trên sách vật lý có nhiều chỗ dịch không giống nhau. Đọc sách vật lý vẫn hay hơn. Hihi</text:p>
          </table:table-cell>
          <table:table-cell table:number-columns-repeated="16383"/>
        </table:table-row>
        <table:table-row table:style-name="ro1">
          <table:table-cell office:value-type="string" table:style-name="ce2">
            <text:p>Chất lượng hàng mới như giới thiệu của nhà cung cấp. Giao hàng đúng thời gian nhà cung cấp đã thông báo.</text:p>
          </table:table-cell>
          <table:table-cell table:number-columns-repeated="16383"/>
        </table:table-row>
        <table:table-row table:style-name="ro1">
          <table:table-cell office:value-type="string" table:style-name="ce2">
            <text:p>Loa trong nghe nhỏ xíu,loa ngoai nghe to va rỏ.Co ho tro huong dan hay doi lai san pham duoc khong?</text:p>
          </table:table-cell>
          <table:table-cell table:number-columns-repeated="16383"/>
        </table:table-row>
        <table:table-row table:style-name="ro1">
          <table:table-cell office:value-type="string" table:style-name="ce2">
            <text:p>mới dùng thì cũng tốt để xem về lâu dài như thế nào mình sẽ cho hay nhé.</text:p>
          </table:table-cell>
          <table:table-cell table:number-columns-repeated="16383"/>
        </table:table-row>
        <table:table-row table:style-name="ro1">
          <table:table-cell office:value-type="string" table:style-name="ce2">
            <text:p>điện thoại đẹp moi cai nghe được kg pit về sau như thế nào.</text:p>
          </table:table-cell>
          <table:table-cell table:number-columns-repeated="16383"/>
        </table:table-row>
        <table:table-row table:style-name="ro1">
          <table:table-cell office:value-type="string" table:style-name="ce2">
            <text:p>máy đẹp lắm shop ơi , sử dụng ok .</text:p>
          </table:table-cell>
          <table:table-cell table:number-columns-repeated="16383"/>
        </table:table-row>
        <table:table-row table:style-name="ro1">
          <table:table-cell office:value-type="string" table:style-name="ce2">
            <text:p>hàng tốt nhưng chuông hơi nhỏ</text:p>
          </table:table-cell>
          <table:table-cell table:number-columns-repeated="16383"/>
        </table:table-row>
        <table:table-row table:style-name="ro1">
          <table:table-cell office:value-type="string" table:style-name="ce2">
            <text:p>sãn phẩm dùng tốt.thank shop</text:p>
          </table:table-cell>
          <table:table-cell table:number-columns-repeated="16383"/>
        </table:table-row>
        <table:table-row table:style-name="ro1">
          <table:table-cell office:value-type="string" table:style-name="ce2">
            <text:p>sản phẩm tốt. dóng gói kỹ</text:p>
          </table:table-cell>
          <table:table-cell table:number-columns-repeated="16383"/>
        </table:table-row>
        <table:table-row table:style-name="ro1">
          <table:table-cell office:value-type="string" table:style-name="ce2">
            <text:p>Điện thoại rảnh tay, nghe thoại rõ và thuận tiện.</text:p>
          </table:table-cell>
          <table:table-cell table:number-columns-repeated="16383"/>
        </table:table-row>
        <table:table-row table:style-name="ro1">
          <table:table-cell office:value-type="string" table:style-name="ce2">
            <text:p>Đáng lẽ đánh giá 5 * nhưng cái tai nghe làm mất lòng quá. <text:s/>Sản phẩm nghe gọi khá trong. Loa ngoài rất to, nghe FM rất to dù chỉ ở mức 3/10. Pin khá lâu, khoảng 4 ngày. Hệ điều hành và danh bạ thông minh, các chức năng dễ dùng. Điểm trừ là phím mở khoá; phải bấm nút # trên 3 giây</text:p>
          </table:table-cell>
          <table:table-cell table:number-columns-repeated="16383"/>
        </table:table-row>
        <table:table-row table:style-name="ro1">
          <table:table-cell office:value-type="string" table:style-name="ce2">
            <text:p>Loa ngoài nghe nhỏ, không lớn. Buil thì tạm ổn. Có kèm tai nghe để nghe radio, không có tăng được thêm kích cỡ chữ.</text:p>
          </table:table-cell>
          <table:table-cell table:number-columns-repeated="16383"/>
        </table:table-row>
        <table:table-row table:style-name="ro1">
          <table:table-cell office:value-type="string" table:style-name="ce2">
            <text:p>Dùng tạm ổn, bàn phím tốt, pin khỏe, chuông và rung hơi bé</text:p>
          </table:table-cell>
          <table:table-cell table:number-columns-repeated="16383"/>
        </table:table-row>
        <table:table-row table:style-name="ro1">
          <table:table-cell office:value-type="string" table:style-name="ce2">
            <text:p>Hàng dùng tạm được, nghe gọi tốt, bền thì phải chờ thời gian</text:p>
          </table:table-cell>
          <table:table-cell table:number-columns-repeated="16383"/>
        </table:table-row>
        <table:table-row table:style-name="ro1">
          <table:table-cell office:value-type="string" table:style-name="ce2">
            <text:p>Giao hàng sớm hơn dự kiến! Sản phẩm dùng ổn. Lâu dài mới biết được ntn!</text:p>
          </table:table-cell>
          <table:table-cell table:number-columns-repeated="16383"/>
        </table:table-row>
        <table:table-row table:style-name="ro1">
          <table:table-cell office:value-type="string" table:style-name="ce2">
            <text:p>sử dụng được 4g, nhưng loa hơi nhỏ.</text:p>
          </table:table-cell>
          <table:table-cell table:number-columns-repeated="16383"/>
        </table:table-row>
        <table:table-row table:style-name="ro1">
          <table:table-cell office:value-type="string" table:style-name="ce2">
            <text:p>máy tốt.</text:p>
          </table:table-cell>
          <table:table-cell table:number-columns-repeated="16383"/>
        </table:table-row>
        <table:table-row table:style-name="ro1">
          <table:table-cell office:value-type="string" table:style-name="ce2">
            <text:p>Dap ung yeu cau su dung san pham cho giai tri, cong viec, gia ca hop ly</text:p>
          </table:table-cell>
          <table:table-cell table:number-columns-repeated="16383"/>
        </table:table-row>
        <table:table-row table:style-name="ro1">
          <table:table-cell office:value-type="string" table:style-name="ce2">
            <text:p>chào tiki! mình mua sản phẩm từ 21/6/2019 đến 25/6/2019 thì nhận được sản phẩm, sau 9 ngày sử dụng mình thấy phím bấm enter bấm không được nhậy, phải tỳ tay mạnh mới được. mình muốn đổi sản phẩm khác thì phải có thủ tục gì.</text:p>
          </table:table-cell>
          <table:table-cell table:number-columns-repeated="16383"/>
        </table:table-row>
        <table:table-row table:style-name="ro1">
          <table:table-cell office:value-type="string" table:style-name="ce2">
            <text:p>Mẫu mã đẹp. Thời gian sử dụng pin lâu. Hộp đựng điện thoại bằng thiếc, sang trọng. Cổng sạc thuận tiện, tương thích với nhiều ổ cắm.</text:p>
          </table:table-cell>
          <table:table-cell table:number-columns-repeated="16383"/>
        </table:table-row>
        <table:table-row table:style-name="ro1">
          <table:table-cell office:value-type="string" table:style-name="ce2">
            <text:p>pin lâu. có điều viết chữ hơi khó</text:p>
          </table:table-cell>
          <table:table-cell table:number-columns-repeated="16383"/>
        </table:table-row>
        <table:table-row table:style-name="ro1">
          <table:table-cell office:value-type="string" table:style-name="ce2">
            <text:p>Đã nhận sản phẩm, đúng như mô tả. Chỉ phiền bộ phận CS liên quan đến chậm trễ giao hàng.</text:p>
          </table:table-cell>
          <table:table-cell table:number-columns-repeated="16383"/>
        </table:table-row>
        <table:table-row table:style-name="ro1">
          <table:table-cell office:value-type="string" table:style-name="ce2">
            <text:p>ipad mini 5 mới 100% không có gì để chê cả rất ok</text:p>
          </table:table-cell>
          <table:table-cell table:number-columns-repeated="16383"/>
        </table:table-row>
        <table:table-row table:style-name="ro1">
          <table:table-cell office:value-type="string" table:style-name="ce2">
            <text:p>Xài tốt. Máy mã LL.</text:p>
          </table:table-cell>
          <table:table-cell table:number-columns-repeated="16383"/>
        </table:table-row>
        <table:table-row table:style-name="ro1">
          <table:table-cell office:value-type="string" table:style-name="ce2">
            <text:p>Hang dung nhu <text:s/>giới thieu chi la không biết co bền không thui</text:p>
          </table:table-cell>
          <table:table-cell table:number-columns-repeated="16383"/>
        </table:table-row>
        <table:table-row table:style-name="ro1">
          <table:table-cell office:value-type="string" table:style-name="ce2">
            <text:p>mỏng. pin trâu. loa khủng</text:p>
          </table:table-cell>
          <table:table-cell table:number-columns-repeated="16383"/>
        </table:table-row>
        <table:table-row table:style-name="ro1">
          <table:table-cell office:value-type="string" table:style-name="ce2">
            <text:p>hình thức đẹp, rất dễ thương, pin khỏe, sóng tốt. Tiện liên lạc, từ hồi có điện thoại, mình đi đón con nhàn hẳn, có đến đón muộn cũng yên tâm gọi cho con dặn dò, không còn tình trạng 2 mẹ con mỏi mắt tìm nhau giữa biển người nữa.</text:p>
          </table:table-cell>
          <table:table-cell table:number-columns-repeated="16383"/>
        </table:table-row>
        <table:table-row table:style-name="ro1">
          <table:table-cell office:value-type="string" table:style-name="ce2">
            <text:p>Mới mua cho bé coca ở nhà , rất nhỏ gọn và dễ sử dụng đầy đủ các chức năng nghe gọi thông thường để dành cho bé ! Hay nhất là máy có định vị đề phòng bé lạc hay bé đang ở đâu mình có thể tìm bé dễ dàng hơn , thêm nữa màu sắc của máy và hình dáng rất cute nên bé ở nhà rất thích dùng ! Sản phẩm rất tốt !</text:p>
          </table:table-cell>
          <table:table-cell table:number-columns-repeated="16383"/>
        </table:table-row>
        <table:table-row table:style-name="ro1">
          <table:table-cell office:value-type="string" table:style-name="ce2">
            <text:p>khôngg co che do chinh am luong</text:p>
          </table:table-cell>
          <table:table-cell table:number-columns-repeated="16383"/>
        </table:table-row>
        <table:table-row table:style-name="ro1">
          <table:table-cell office:value-type="string" table:style-name="ce2">
            <text:p>Hài lòng với sản phẩm bị note 10lite</text:p>
          </table:table-cell>
          <table:table-cell table:number-columns-repeated="16383"/>
        </table:table-row>
        <table:table-row table:style-name="ro1">
          <table:table-cell office:value-type="string" table:style-name="ce2">
            <text:p>đặt hàng buổi sáng chiều đã nhận hàng máy đẹp nhưng gọi điện máy hú từng nất các chức năng khác đều tốt mong tiki hướng dẫn cách khắc phục</text:p>
          </table:table-cell>
          <table:table-cell table:number-columns-repeated="16383"/>
        </table:table-row>
        <table:table-row table:style-name="ro1">
          <table:table-cell office:value-type="string" table:style-name="ce2">
            <text:p>Hệ điều hành thuần google không quen lắm, nhưng gí rẻ, xài ổn với người lớn tuổi.</text:p>
          </table:table-cell>
          <table:table-cell table:number-columns-repeated="16383"/>
        </table:table-row>
        <table:table-row table:style-name="ro1">
          <table:table-cell office:value-type="string" table:style-name="ce2">
            <text:p>Mình mua cho mẹ dùng, thấy ổn, hình thức đẹp, cảm ứng khá nhậy. Thêm tai nghe nữa thì đầy đủ hơn.</text:p>
          </table:table-cell>
          <table:table-cell table:number-columns-repeated="16383"/>
        </table:table-row>
        <table:table-row table:style-name="ro1">
          <table:table-cell office:value-type="string" table:style-name="ce2">
            <text:p>Sản phẩm đẹp, giá tốt, không biết có bền kg. Tiếc là không có dán màn hình, ốp lưng và tai nghe</text:p>
          </table:table-cell>
          <table:table-cell table:number-columns-repeated="16383"/>
        </table:table-row>
        <table:table-row table:style-name="ro1">
          <table:table-cell office:value-type="string" table:style-name="ce2">
            <text:p>hài lòng vì mới mua 1 ngày- sao 7 ngày ok đánh giá 5 sao</text:p>
          </table:table-cell>
          <table:table-cell table:number-columns-repeated="16383"/>
        </table:table-row>
        <table:table-row table:style-name="ro1">
          <table:table-cell office:value-type="string" table:style-name="ce2">
            <text:p>hay bị mất tín hiệu mạng di động.</text:p>
          </table:table-cell>
          <table:table-cell table:number-columns-repeated="16383"/>
        </table:table-row>
        <table:table-row table:style-name="ro1">
          <table:table-cell office:value-type="string" table:style-name="ce2">
            <text:p>Kính màn hình dễ vỡ</text:p>
          </table:table-cell>
          <table:table-cell table:number-columns-repeated="16383"/>
        </table:table-row>
        <table:table-row table:style-name="ro1">
          <table:table-cell office:value-type="string" table:style-name="ce2">
            <text:p>₫óng gói cẩn thận tốt máy tốt</text:p>
          </table:table-cell>
          <table:table-cell table:number-columns-repeated="16383"/>
        </table:table-row>
        <table:table-row table:style-name="ro1">
          <table:table-cell office:value-type="string" table:style-name="ce2">
            <text:p>rất hài lòng</text:p>
          </table:table-cell>
          <table:table-cell table:number-columns-repeated="16383"/>
        </table:table-row>
        <table:table-row table:style-name="ro1">
          <table:table-cell office:value-type="string" table:style-name="ce2">
            <text:p>Shop ơi mình nhận được hàng rồi nhưng giao lâu quá, với cả mình có yc xuất hóa đơn , shop gửi hóa đơn gấp cho mình luôn đi. thanks shop</text:p>
          </table:table-cell>
          <table:table-cell table:number-columns-repeated="16383"/>
        </table:table-row>
        <table:table-row table:style-name="ro1">
          <table:table-cell office:value-type="string" table:style-name="ce2">
            <text:p>sản phẩm chính hảng, thái độ giao hàng tốt, đóng gói cẩn thận, chức năng điện thoại chua sử dụng chua khẳng định cụ thể được</text:p>
          </table:table-cell>
          <table:table-cell table:number-columns-repeated="16383"/>
        </table:table-row>
        <table:table-row table:style-name="ro1">
          <table:table-cell office:value-type="string" table:style-name="ce2">
            <text:p>Sản phẩm giống mô tả, nhân viên giao hàng nhiệt tình.</text:p>
          </table:table-cell>
          <table:table-cell table:number-columns-repeated="16383"/>
        </table:table-row>
        <table:table-row table:style-name="ro1">
          <table:table-cell office:value-type="string" table:style-name="ce2">
            <text:p>Sp giống mô tả nên hài lòng sẽ ủng hộ tiki nha thanhks</text:p>
          </table:table-cell>
          <table:table-cell table:number-columns-repeated="16383"/>
        </table:table-row>
        <table:table-row table:style-name="ro1">
          <table:table-cell office:value-type="string" table:style-name="ce2">
            <text:p>Sản phẩm good rất hài lòng nhưng cho 4* cảm nhận</text:p>
          </table:table-cell>
          <table:table-cell table:number-columns-repeated="16383"/>
        </table:table-row>
        <table:table-row table:style-name="ro1">
          <table:table-cell office:value-type="string" table:style-name="ce2">
            <text:p>hàng chính hãng <text:s/>đóng gói kỹ cẩn thận<text:s/></text:p>
          </table:table-cell>
          <table:table-cell table:number-columns-repeated="16383"/>
        </table:table-row>
        <table:table-row table:style-name="ro1">
          <table:table-cell office:value-type="string" table:style-name="ce2">
            <text:p>Tấm vải treo tường dùng làm background sáng sủa nhưng do là vải giống dư dù dày nên phản sáng nhiều và làm tối chủ thể. Nếu là vải bố hoặc kaki thì sẽ vừa đẹp vừa hợp hơn.</text:p>
          </table:table-cell>
          <table:table-cell table:number-columns-repeated="16383"/>
        </table:table-row>
        <table:table-row table:style-name="ro1">
          <table:table-cell office:value-type="string" table:style-name="ce2">
            <text:p>Khá hài lòng với chất lượng. 4*</text:p>
          </table:table-cell>
          <table:table-cell table:number-columns-repeated="16383"/>
        </table:table-row>
        <table:table-row table:style-name="ro1">
          <table:table-cell office:value-type="string" table:style-name="ce2">
            <text:p>Máy nói chung là được. Thiết kế thì bình thường và hơi dày. Phần mềm tùy biến thua Xiaomi</text:p>
          </table:table-cell>
          <table:table-cell table:number-columns-repeated="16383"/>
        </table:table-row>
        <table:table-row table:style-name="ro1">
          <table:table-cell office:value-type="string" table:style-name="ce2">
            <text:p>Nghe gọi tốt,chọn màu đen lại giao hàng màu trắng</text:p>
          </table:table-cell>
          <table:table-cell table:number-columns-repeated="16383"/>
        </table:table-row>
        <table:table-row table:style-name="ro1">
          <table:table-cell office:value-type="string" table:style-name="ce2">
            <text:p>Chưa sử dụng được hết các tính năng do không có tiếng Việt. không biết có cài đặt chuyển đổi tiếng Việt được không.</text:p>
          </table:table-cell>
          <table:table-cell table:number-columns-repeated="16383"/>
        </table:table-row>
        <table:table-row table:style-name="ro1">
          <table:table-cell office:value-type="string" table:style-name="ce2">
            <text:p>giao hàng nhanh chóng chất lượng nhưng tôi muốn đổi cái khác có hỗ trợ tiếng việt sao không được</text:p>
          </table:table-cell>
          <table:table-cell table:number-columns-repeated="16383"/>
        </table:table-row>
        <table:table-row table:style-name="ro1">
          <table:table-cell office:value-type="string" table:style-name="ce2">
            <text:p>Giao hàng chuẩn, máy mới, đã được dán màn hình rất đẹp. Còn có lớp dán bảo vệ mặt trước và sau rất cẩn thận. Hình dáng đẹp như ảnh giới thiệu. Pin dùng đúng với dung lượng 4k, khi sạc thì phần đầu máy nóng hơn so với máy khác. Camera trung bình, máy sony cùng tầm giá được 10 điểm thì máy này ảnh chỉ được 6 điểm. Nghe gọi tốt, cảm ứng tốt, các ứng dụng cơ bản mượt, không bị lag.</text:p>
          </table:table-cell>
          <table:table-cell table:number-columns-repeated="16383"/>
        </table:table-row>
        <table:table-row table:style-name="ro1">
          <table:table-cell office:value-type="string" table:style-name="ce2">
            <text:p>Máy bị ố vàng cạnh dưới gần chữ blackberry , tuy nhiên mọi thứ đều ok , chơi game mượt , cam đẹp loa nghe hay như blutooth , ứng dụng văn phòng mượt .</text:p>
          </table:table-cell>
          <table:table-cell table:number-columns-repeated="16383"/>
        </table:table-row>
        <table:table-row table:style-name="ro1">
          <table:table-cell office:value-type="string" table:style-name="ce2">
            <text:p>chụp hình không đẹp còn lại thì rất ổn so với giá 4tr2</text:p>
          </table:table-cell>
          <table:table-cell table:number-columns-repeated="16383"/>
        </table:table-row>
        <table:table-row table:style-name="ro1">
          <table:table-cell office:value-type="string" table:style-name="ce2">
            <text:p>máy mình mua cách đây 1 tuần, không có km tai nghe luôb</text:p>
          </table:table-cell>
          <table:table-cell table:number-columns-repeated="16383"/>
        </table:table-row>
        <table:table-row table:style-name="ro1">
          <table:table-cell office:value-type="string" table:style-name="ce2">
            <text:p>những mẫu điện thoại như này có mẫu nào hỗ trợ gắn sim di động, sử dụng các mạng viettel, <text:s/>vinaphone, <text:s/>mobifone... ở việt nam k?. <text:s/>tư vấn cho mình với. <text:s/>mình thích những mẫu như này, <text:s/>nếu gắn sim thì tốt, <text:s/>chứ mạng dây giờ chỉ có công ty, <text:s/>xí nghiệp, <text:s/>trường học, <text:s/>cơ quan mới dùng thôi, <text:s/>người dân giờ bỏ hết mạng dây rồi</text:p>
          </table:table-cell>
          <table:table-cell table:number-columns-repeated="16383"/>
        </table:table-row>
        <table:table-row table:style-name="ro1">
          <table:table-cell office:value-type="string" table:style-name="ce2">
            <text:p>Tiki giao hàng sớm hơn dự kiến 2 ngày (thời gian tự đặt ra nên mình thấy bình thường). Máy nguyên Seal 100%, còn bảo hành 11 tháng, mình mua bên Antam Trading, Service tốt, uy tín, giá chắc ổn nhất 15.350k. Mới dùng thử 1 ngày nên chưa biết có lỗi gì k, hy vọng là không.</text:p>
          </table:table-cell>
          <table:table-cell table:number-columns-repeated="16383"/>
        </table:table-row>
        <table:table-row table:style-name="ro1">
          <table:table-cell office:value-type="string" table:style-name="ce2">
            <text:p>Điện thoại đóng gói đẹp nguyên seal, mua ngày 20/11 bảo hành kich hoat từ ngày 16/11. Mua trả góp 6 tháng giá 16390k</text:p>
          </table:table-cell>
          <table:table-cell table:number-columns-repeated="16383"/>
        </table:table-row>
        <table:table-row table:style-name="ro1">
          <table:table-cell office:value-type="string" table:style-name="ce2">
            <text:p>Chưa thấy tiki xuất hoá đơn. Hàng xài tốt mượt hài lòng</text:p>
          </table:table-cell>
          <table:table-cell table:number-columns-repeated="16383"/>
        </table:table-row>
        <table:table-row table:style-name="ro1">
          <table:table-cell office:value-type="string" table:style-name="ce2">
            <text:p>Nếu mình không gọi điện hỏi hotline thì chắc quên giao luôn</text:p>
          </table:table-cell>
          <table:table-cell table:number-columns-repeated="16383"/>
        </table:table-row>
        <table:table-row table:style-name="ro1">
          <table:table-cell office:value-type="string" table:style-name="ce2">
            <text:p>Mình thấy đâu cần thẻ Citibank đâu. Thanh toán trực tiếp trên đây vẫn giá 18 tr? <text:s/>nếu dùng thẻ Citibank thì được giảm 2 tr nữa là mua 16tr ah???</text:p>
          </table:table-cell>
          <table:table-cell table:number-columns-repeated="16383"/>
        </table:table-row>
        <table:table-row table:style-name="ro1">
          <table:table-cell office:value-type="string" table:style-name="ce2">
            <text:p>Đã sử dụng được 2 tuần, máy chạy mượt mà; đã từ hồi dùng ipad 2 đến nay mới quay lại dùng sản phẩm của Apple. Nói chung là hài lòng với chiếc ipad mini này. (Thêm thông tin cho các bạn nào có quan tâm: máy mình là mã LL/A)</text:p>
          </table:table-cell>
          <table:table-cell table:number-columns-repeated="16383"/>
        </table:table-row>
        <table:table-row table:style-name="ro1">
          <table:table-cell office:value-type="string" table:style-name="ce2">
            <text:p>- Giao hàng nhanh hơn dự kiến - máy mới 100% nguyên seal <text:s/>- Tuy nhiên máy mã xuất xứ Singapore - không phải mã VN, chưa biết nếu cần bảo hành thì ntn. Chừa lại 1 sao về xuất xứ và vấn đề bảo hành (nếu có)</text:p>
          </table:table-cell>
          <table:table-cell table:number-columns-repeated="16383"/>
        </table:table-row>
        <table:table-row table:style-name="ro1">
          <table:table-cell office:value-type="string" table:style-name="ce2">
            <text:p>Điện thoại đẹp, mướt. Giao hàng nhanh Tuy nhiên, lúc đặt hàng đang khuyến mãi tặng vòng đeo tay. Nhận điện thoại trước trong khi dự kiến vòng đeo tay giao trước. chờ không thấy phải gọi lên tổng đài thì bên shipper báo giao không thành công. trong khi mình không hề nhận cuộc gọi nào. <text:s/>tiki báo hàng chuẩn bị trả về kho, nếu trả rồi thì không giao được nữa. ủa vậy tức là Khách hàng sai?? Khách hàng không được tặng quà nữa sao?? Trong khi KH không nhận được tin báo gì cả trên app hay điện thoại. chờ xem tiki giải quyết thế nào sẽ rate lại sau!!!</text:p>
          </table:table-cell>
          <table:table-cell table:number-columns-repeated="16383"/>
        </table:table-row>
        <table:table-row table:style-name="ro1">
          <table:table-cell office:value-type="string" table:style-name="ce2">
            <text:p>Dịch vụ giao hàng rất nhanh, đặt hôm trước hôm sau có ngay, đóng gói cẩn thận, máy vẫn còn nguyên seal, Cảm nhận ban đầu là chất lượng ok.Còn đánh giá toàn diện chờ thêm thời gian nữa sau khi dùng sản phẩm.</text:p>
          </table:table-cell>
          <table:table-cell table:number-columns-repeated="16383"/>
        </table:table-row>
        <table:table-row table:style-name="ro1">
          <table:table-cell office:value-type="string" table:style-name="ce2">
            <text:p>Mói dùng thử tháy chạy khá , nhưng hình như nhanh hết Pin vì giao diện lớn , trong một ngày có thể dùng hết 80% Pin , không game, không Youtube, múa 2 ngày rồi nhưng chưa được <text:s/>kích hoạt bảo hành</text:p>
          </table:table-cell>
          <table:table-cell table:number-columns-repeated="16383"/>
        </table:table-row>
        <table:table-row table:style-name="ro1">
          <table:table-cell office:value-type="string" table:style-name="ce2">
            <text:p>Sản phẩm đã nhận được 3 ngày nhưng chưa được kích hoạt bảo hành. Còn về sản phẩm thì nhận xét bước đầu là tốt.</text:p>
          </table:table-cell>
          <table:table-cell table:number-columns-repeated="16383"/>
        </table:table-row>
        <table:table-row table:style-name="ro1">
          <table:table-cell office:value-type="string" table:style-name="ce2">
            <text:p>Sản phẩm chính hãng. Giao hàng nhanh. Đang chờ tiki kích hoạt bảo hành điện tử</text:p>
          </table:table-cell>
          <table:table-cell table:number-columns-repeated="16383"/>
        </table:table-row>
        <table:table-row table:style-name="ro1">
          <table:table-cell office:value-type="string" table:style-name="ce2">
            <text:p>Sản phẩm chính hãng nguyên seal. Đẹp và xài thích lắm. Còn được tặng thêm cả vòng đeo tay. Giao hàng nhanh!</text:p>
          </table:table-cell>
          <table:table-cell table:number-columns-repeated="16383"/>
        </table:table-row>
        <table:table-row table:style-name="ro1">
          <table:table-cell office:value-type="string" table:style-name="ce2">
            <text:p>Nhờ tiki kích hoạt mã bảo hành samsung giúp mình nhé, mã đơn hàng #585748512, cảm ơn tiki nhiều nè</text:p>
          </table:table-cell>
          <table:table-cell table:number-columns-repeated="16383"/>
        </table:table-row>
        <table:table-row table:style-name="ro1">
          <table:table-cell office:value-type="string" table:style-name="ce2">
            <text:p>Mình mua nhưng không kích hoạt được bảo hành. Gửi tin nhắn yêu cầu phải liên hệ cửa hàng ?</text:p>
          </table:table-cell>
          <table:table-cell table:number-columns-repeated="16383"/>
        </table:table-row>
        <table:table-row table:style-name="ro1">
          <table:table-cell office:value-type="string" table:style-name="ce2">
            <text:p>Kiểm tra bh, máy đã được kích hoạt bh trước 2 tuần.</text:p>
          </table:table-cell>
          <table:table-cell table:number-columns-repeated="16383"/>
        </table:table-row>
        <table:table-row table:style-name="ro1">
          <table:table-cell office:value-type="string" table:style-name="ce2">
            <text:p>Máy dùng khá tốt. Tiki đóng gói khá cẩn thận <text:s/>Giao hàng nhanh đúng giờ</text:p>
          </table:table-cell>
          <table:table-cell table:number-columns-repeated="16383"/>
        </table:table-row>
        <table:table-row table:style-name="ro1">
          <table:table-cell office:value-type="string" table:style-name="ce2">
            <text:p>minh mua điện thoại tren tiki may lần deu ok. hi vong lan nay se ok hon nua<text:s/></text:p>
          </table:table-cell>
          <table:table-cell table:number-columns-repeated="16383"/>
        </table:table-row>
        <table:table-row table:style-name="ro1">
          <table:table-cell office:value-type="string" table:style-name="ce2">
            <text:p>Kích hoạt bảo hành không thành công shop ơi. Gởi 6060.</text:p>
          </table:table-cell>
          <table:table-cell table:number-columns-repeated="16383"/>
        </table:table-row>
        <table:table-row table:style-name="ro1">
          <table:table-cell office:value-type="string" table:style-name="ce2">
            <text:p>Mình nhận được điện thoại rồi.</text:p>
          </table:table-cell>
          <table:table-cell table:number-columns-repeated="16383"/>
        </table:table-row>
        <table:table-row table:style-name="ro1">
          <table:table-cell office:value-type="string" table:style-name="ce2">
            <text:p>Đóng gói cẩn thận, hàng xài Ok</text:p>
          </table:table-cell>
          <table:table-cell table:number-columns-repeated="16383"/>
        </table:table-row>
        <table:table-row table:style-name="ro1">
          <table:table-cell office:value-type="string" table:style-name="ce2">
            <text:p>cũng được đó sợ khác hàng nội địa <text:s/>cũng được đó sợ khác hàng nội địa</text:p>
          </table:table-cell>
          <table:table-cell table:number-columns-repeated="16383"/>
        </table:table-row>
        <table:table-row table:style-name="ro1">
          <table:table-cell office:value-type="string" table:style-name="ce2">
            <text:p>Là bảng quốc tế,chắc có rom tiếng việt rồi ạ? <text:s/>không lấy tai cầm có giảm giá không ạ?</text:p>
          </table:table-cell>
          <table:table-cell table:number-columns-repeated="16383"/>
        </table:table-row>
        <table:table-row table:style-name="ro1">
          <table:table-cell office:value-type="string" table:style-name="ce2">
            <text:p>Sau khi nhận hàng mình có 1 số nhận xét sau: thứ 1: bên ngoài hộp đựng nói hàng dễ vỡ nhưng bên trong hộp độn giấy carton mỏng mà không bao bọc bởi giấy xốp chống vỡ là 1 điểm trừ, thứ 2 khi mở hộp ra mình k tìm được 1 tờ giấy bảo hành nào. <text:s text:c="2"/>về việc trải nghiệm máy thì máy hoàn toàn full tiếng anh( ý là không có tiếng việt) ngoài ra còn 1 số tiếng khác toàn nước ngoài nên việc mài mò rất khó khăn! sau khi khởi động được rồi thì mình thấy dung lượng pin 4k mAh nhưng tụt pin khá là nhanh, màng hình của máy thì lúc sáng lúc tối cứ chập chờn mặc dù mình không bật chế độ auto độ sáng! còn về tốc độ chạy các ứng dụng thì khá nhanh( chắc do máy mới thôi) ! đó là 1 vài đánh giá sơ khảo của mình sau khi mở hộp còn về trải nghiệm dài lâu không biết sẽ có phát sinh thêm vấn đề gì nữa hay không thôi!</text:p>
          </table:table-cell>
          <table:table-cell table:number-columns-repeated="16383"/>
        </table:table-row>
        <table:table-row table:style-name="ro1">
          <table:table-cell office:value-type="string" table:style-name="ce2">
            <text:p>Máy dùng tốt, phù hợp với người lớn tuổi có nhu cầu cơ bản (đọc báo, xem phim, zalo...). Tuy nhiên, máy không hỗ trợ tiếng Việt nên người lớn tuổi hơi khó khăn khi sử dụng một chút.</text:p>
          </table:table-cell>
          <table:table-cell table:number-columns-repeated="16383"/>
        </table:table-row>
        <table:table-row table:style-name="ro1">
          <table:table-cell office:value-type="string" table:style-name="ce2">
            <text:p>máy y như hình , cấu hìn vừa phải , mình dùng chủ yếu đọc sách , xem phim , âm thanh vừa phải , với giá tiền như vậy là mình thấy quá tuyệt vời rồi .</text:p>
          </table:table-cell>
          <table:table-cell table:number-columns-repeated="16383"/>
        </table:table-row>
        <table:table-row table:style-name="ro1">
          <table:table-cell office:value-type="string" table:style-name="ce2">
            <text:p>Máy tính bảng rất tốt nhưng giao hàng đúng là thảm hoạ , mất hơn 2 tuần cho 1 đơn hàng chưa tới 10 cây số</text:p>
          </table:table-cell>
          <table:table-cell table:number-columns-repeated="16383"/>
        </table:table-row>
        <table:table-row table:style-name="ro1">
          <table:table-cell office:value-type="string" table:style-name="ce2">
            <text:p>Máy ok, phù hợp để đọc pdf và đọc báo. không phù hợp chơi game, làm tác vụ nặng. vận chuyển hơi lâu</text:p>
          </table:table-cell>
          <table:table-cell table:number-columns-repeated="16383"/>
        </table:table-row>
        <table:table-row table:style-name="ro1">
          <table:table-cell office:value-type="string" table:style-name="ce2">
            <text:p>Giao hàng nhanh. Máy đẹp, bóc seal kiểm tra bên ngoài không có trầy xước gì. Check ngày bảo hành 12 tháng, bị lùi lại 1 ngày so với ngày active (nhưng theo mình biết điều này là bình thường). Mới trải nghiệm được mấy ngày thôi <text:s/>về cơ bản là hài lòng. Độ bền phải chờ thời gian kiểm chứng.</text:p>
          </table:table-cell>
          <table:table-cell table:number-columns-repeated="16383"/>
        </table:table-row>
        <table:table-row table:style-name="ro1">
          <table:table-cell office:value-type="string" table:style-name="ce2">
            <text:p>Điện thoại có âm lượng phát to, rõ. Tuy nhiên âm lượng thu vào thì lại không rõ, vì vậy người nghe đầu dây bên kia có nhận xét là âm lượng điện thoại nhỏ, nghe không rõ. Ngoài ra, để có thể sử dụng đầy đủ chức năng của điện thoại (hiện số cuộc gọi đến, thêm danh bạ vào điện thoại,...), thì cần mua thêm 3 cục pin để vào. Nội dung này không hiển thị trên web, lúc mua về mình mới biết, lỡ rồi nên dùng luôn. Tiki cần yêu cầu nhà cung cấp bổ sung thêm thông tin này để tránh khách hàng khác hiểu lầm như mình. Ưu điểm: Giá thành phù hợp, phím bấm to, đường truyền khá ổn định.</text:p>
          </table:table-cell>
          <table:table-cell table:number-columns-repeated="16383"/>
        </table:table-row>
        <table:table-row table:style-name="ro1">
          <table:table-cell office:value-type="string" table:style-name="ce2">
            <text:p>tốt nhưng chuông hơi nhỏ</text:p>
          </table:table-cell>
          <table:table-cell table:number-columns-repeated="16383"/>
        </table:table-row>
        <table:table-row table:style-name="ro1">
          <table:table-cell office:value-type="string" table:style-name="ce2">
            <text:p>Giao hàng chậm, nút bấm phản hồi không ưng. Còn lại dùng bth</text:p>
          </table:table-cell>
          <table:table-cell table:number-columns-repeated="16383"/>
        </table:table-row>
        <table:table-row table:style-name="ro1">
          <table:table-cell office:value-type="string" table:style-name="ce2">
            <text:p>Sản phẩm tốt trong tầm giá nha mọi người, nghe gọi thời gian chờ lâu, pin trâu vs vẻ ngoài hầm hố .Nếu so với Nokia trong tầm giá, con này ngon hơn nha</text:p>
          </table:table-cell>
          <table:table-cell table:number-columns-repeated="16383"/>
        </table:table-row>
        <table:table-row table:style-name="ro1">
          <table:table-cell office:value-type="string" table:style-name="ce2">
            <text:p>tạm ổn. giao hàng sớm. mới dùng 4 ngày chưa sạc lại pin. dùng lâu sẽ đánh giá thêm</text:p>
          </table:table-cell>
          <table:table-cell table:number-columns-repeated="16383"/>
        </table:table-row>
        <table:table-row table:style-name="ro1">
          <table:table-cell office:value-type="string" table:style-name="ce2">
            <text:p>san phảm tốt với tầm giá, loa hơi nhỏ, bộ nhớ quá ít phải xài thêm thẻ nhớ.</text:p>
          </table:table-cell>
          <table:table-cell table:number-columns-repeated="16383"/>
        </table:table-row>
        <table:table-row table:style-name="ro1">
          <table:table-cell office:value-type="string" table:style-name="ce2">
            <text:p>Mới nhận thấy được, còn phải xài thời gian sau nữa mới biết tốt hay không</text:p>
          </table:table-cell>
          <table:table-cell table:number-columns-repeated="16383"/>
        </table:table-row>
        <table:table-row table:style-name="ro1">
          <table:table-cell office:value-type="string" table:style-name="ce2">
            <text:p>máy dùng tốt, pin bền sóng khỏe</text:p>
          </table:table-cell>
          <table:table-cell table:number-columns-repeated="16383"/>
        </table:table-row>
        <table:table-row table:style-name="ro1">
          <table:table-cell office:value-type="string" table:style-name="ce2">
            <text:p>Sản phẩm tốt, giống quảng cáo</text:p>
          </table:table-cell>
          <table:table-cell table:number-columns-repeated="16383"/>
        </table:table-row>
        <table:table-row table:style-name="ro1">
          <table:table-cell office:value-type="string" table:style-name="ce2">
            <text:p>Dịch vụ tạm được..rất hài long</text:p>
          </table:table-cell>
          <table:table-cell table:number-columns-repeated="16383"/>
        </table:table-row>
        <table:table-row table:style-name="ro1">
          <table:table-cell office:value-type="string" table:style-name="ce2">
            <text:p>Sau khi mua và sử dụng được hơn 1 tháng, tôi khá hài lòng về chất lượng sản phẩm. Những điều tôi đánh giá cao ơ máy đọc sách này: màn hình pape-like dễ chịu với mắt cận thị như mình, dung lượng pin tốt, có thể bổ sung những từ điển học tiếng Anh thay cho những từ điển có sẵn.</text:p>
          </table:table-cell>
          <table:table-cell table:number-columns-repeated="16383"/>
        </table:table-row>
        <table:table-row table:style-name="ro1">
          <table:table-cell office:value-type="string" table:style-name="ce2">
            <text:p>Dây cáp cable để sạc pin không đồng bộ với máy, không gắn vào được, kính đề nghị Tiki xem xét và đổi lại gấp.</text:p>
          </table:table-cell>
          <table:table-cell table:number-columns-repeated="16383"/>
        </table:table-row>
        <table:table-row table:style-name="ro1">
          <table:table-cell office:value-type="string" table:style-name="ce2">
            <text:p>đóng gói sp chưa tốt còn máy mới dùng thì ổn nhưng thấy pin sụt hơi nhanh, nói chung là ok</text:p>
          </table:table-cell>
          <table:table-cell table:number-columns-repeated="16383"/>
        </table:table-row>
        <table:table-row table:style-name="ro1">
          <table:table-cell office:value-type="string" table:style-name="ce2">
            <text:p>Nói chung là yêu đó. Sản phẩm vẫn đang xài. Bạn nào thích thì nhích nha</text:p>
          </table:table-cell>
          <table:table-cell table:number-columns-repeated="16383"/>
        </table:table-row>
        <table:table-row table:style-name="ro1">
          <table:table-cell office:value-type="string" table:style-name="ce2">
            <text:p>Máy ok. Đang nghiên cứu nguồn sách audible</text:p>
          </table:table-cell>
          <table:table-cell table:number-columns-repeated="16383"/>
        </table:table-row>
        <table:table-row table:style-name="ro1">
          <table:table-cell office:value-type="string" table:style-name="ce2">
            <text:p>Máy dung lượng có 8GB thì có hợp để nghe các file audible không, nếu nhiều files? Các files mp3 thì chuyển sang format AAX có khó khăn hoặc mất nhiều thời gian không?</text:p>
          </table:table-cell>
          <table:table-cell table:number-columns-repeated="16383"/>
        </table:table-row>
        <table:table-row table:style-name="ro1">
          <table:table-cell office:value-type="string" table:style-name="ce2">
            <text:p>không nhiều ứng dụng lắm nhưng để cho trẻ con xài xem youtube thì ổn. ^^</text:p>
          </table:table-cell>
          <table:table-cell table:number-columns-repeated="16383"/>
        </table:table-row>
        <table:table-row table:style-name="ro1">
          <table:table-cell office:value-type="string" table:style-name="ce2">
            <text:p>Điện thoại mua giống trong hình, mới xài nên chưa rõ bao lâu sẽ hư, nhưng trước mắt rất ok</text:p>
          </table:table-cell>
          <table:table-cell table:number-columns-repeated="16383"/>
        </table:table-row>
        <table:table-row table:style-name="ro1">
          <table:table-cell office:value-type="string" table:style-name="ce2">
            <text:p>xài ngày thứ 2. khá ổn. Pin ok, nghe gọi ổn. nhưng tiki giúp mình cách nào tắt cái âm mỗi khi bấm số được không? Bấm số nào nó cũng đọc, ví dụ bấm 090 thì cứ đọc lên không - chín - không, thế này người kế bên ng ta nghe hết số thì sao? <text:s/>còn cái thời gian nữa. đúng giờ là nó cũng đọc to lên, 7:00 thì đọc bảy không không, làm giật cả mình.</text:p>
          </table:table-cell>
          <table:table-cell table:number-columns-repeated="16383"/>
        </table:table-row>
        <table:table-row table:style-name="ro1">
          <table:table-cell office:value-type="string" table:style-name="ce2">
            <text:p>các chức năng tốt, pin khá. còn bền hay không phải có thời gian mới đánh giá được</text:p>
          </table:table-cell>
          <table:table-cell table:number-columns-repeated="16383"/>
        </table:table-row>
        <table:table-row table:style-name="ro1">
          <table:table-cell office:value-type="string" table:style-name="ce2">
            <text:p>Sản phẩm đúng như hình. Máy tốt màu đẹp ...................................................</text:p>
          </table:table-cell>
          <table:table-cell table:number-columns-repeated="16383"/>
        </table:table-row>
        <table:table-row table:style-name="ro1">
          <table:table-cell office:value-type="string" table:style-name="ce2">
            <text:p>Máy ổn <text:s/>với giá tiền người già sử dụng thì hợp hơn</text:p>
          </table:table-cell>
          <table:table-cell table:number-columns-repeated="16383"/>
        </table:table-row>
        <table:table-row table:style-name="ro1">
          <table:table-cell office:value-type="string" table:style-name="ce2">
            <text:p>điện thoại nghe gọi to rõ giá hợp lý,</text:p>
          </table:table-cell>
          <table:table-cell table:number-columns-repeated="16383"/>
        </table:table-row>
        <table:table-row table:style-name="ro1">
          <table:table-cell office:value-type="string" table:style-name="ce2">
            <text:p>máy tốt nhưng chuông quá nhỏ</text:p>
          </table:table-cell>
          <table:table-cell table:number-columns-repeated="16383"/>
        </table:table-row>
        <table:table-row table:style-name="ro1">
          <table:table-cell office:value-type="string" table:style-name="ce2">
            <text:p>rất tốt</text:p>
          </table:table-cell>
          <table:table-cell table:number-columns-repeated="16383"/>
        </table:table-row>
        <table:table-row table:style-name="ro1">
          <table:table-cell office:value-type="string" table:style-name="ce2">
            <text:p>sản <text:s/>phẩm <text:s/>nghe <text:s/>gọi <text:s/>tốt</text:p>
          </table:table-cell>
          <table:table-cell table:number-columns-repeated="16383"/>
        </table:table-row>
        <table:table-row table:style-name="ro1">
          <table:table-cell office:value-type="string" table:style-name="ce2">
            <text:p>Về giao hàng và đóng gói của Tiki thì miễn chê rồi :&gt; Còn về phần sản phẩm, mình thấy tạm ổn so với giá tiền. Máy chạy ok chứ chưa gọi là mượt. Nhưng vì giá rẻ nên mình chấp nhận. Chủ yếu mình mua để đọc sách, xem phim và nghe tiếng anh nên cũng không yêu cầu cao. Vẫn yêu và luôn ủng hộ Tiki nhé :&gt;</text:p>
          </table:table-cell>
          <table:table-cell table:number-columns-repeated="16383"/>
        </table:table-row>
        <table:table-row table:style-name="ro1">
          <table:table-cell office:value-type="string" table:style-name="ce2">
            <text:p>mới lấy hàng xong. được cái giao nhanh đóng gói cũng ổn. lấy máy háo hức . mua được cái cover thôi vì cường lực hết r. giá 1tr7 cũng ổn mình nhờ ng bán cài chplay luôn tiện. dùng app gì thì tải về. ưng bụng phết nhưng ram hơi it và chắc phải mua thêm thẻ nhớ để cài app nhỉ??? ai bít chỗ dán màm hình chỉ tui vs.</text:p>
          </table:table-cell>
          <table:table-cell table:number-columns-repeated="16383"/>
        </table:table-row>
        <table:table-row table:style-name="ro1">
          <table:table-cell office:value-type="string" table:style-name="ce2">
            <text:p>Đã mua và sử dụng được 1 tuần. Mình chọn Kindle Fire vì cần đọc nhiều tài liệu PDF màu và mỗi lần đọc không quá 30' nên màn hình ok. Máy dĩ nhiên chậm hơn so với tablet của Apple hay Samsung nhưng với số tiền 1tr6 thì không nên đòi hỏi nhiều. Mình chỉ cài thêm 3 apps là Messenger, Fb và Youtube. Ngoài ra còn check emails. Nhu cầu như vậy là vừa đủ.</text:p>
          </table:table-cell>
          <table:table-cell table:number-columns-repeated="16383"/>
        </table:table-row>
        <table:table-row table:style-name="ro1">
          <table:table-cell office:value-type="string" table:style-name="ce2">
            <text:p>Mới sử dụng thấy khá tốt cho mục đích đọc sách. Tuy nhiên màn hình không nhạy khi cuộn để xem các biểu tượng. <text:s/>Ứng dụng thì ít, đặc biệt một số phần mềm Antivirus cung cấp theo bộ không thể cài đặt bản quyền do không có GPS để xác định vị trí.</text:p>
          </table:table-cell>
          <table:table-cell table:number-columns-repeated="16383"/>
        </table:table-row>
        <table:table-row table:style-name="ro1">
          <table:table-cell office:value-type="string" table:style-name="ce2">
            <text:p>xài cũng tốt nhưng tiền nào của nấy vì amazon không hề có ứng dụng google play buộc bạn phải tải bên ngoài mình khuyên người dùng nên qua các trang nước ngoài uy tín như Android Police <text:s/>để xem hướng dẫn cũng như link tải cài đặt.</text:p>
          </table:table-cell>
          <table:table-cell table:number-columns-repeated="16383"/>
        </table:table-row>
        <table:table-row table:style-name="ro1">
          <table:table-cell office:value-type="string" table:style-name="ce2">
            <text:p>giao hàng nhanh. đóng gói gọn gàng, có chống va đập. sản phẩm 8th đúng với mô tả. đủ phụ kiện kèm theo.</text:p>
          </table:table-cell>
          <table:table-cell table:number-columns-repeated="16383"/>
        </table:table-row>
        <table:table-row table:style-name="ro1">
          <table:table-cell office:value-type="string" table:style-name="ce2">
            <text:p>Mình mua về để phục vụ nhu cầu đọc + viết là chính. Thử kết nối bluetooth với keyboard nhưng không được, mặc dù keyboard đó của mình vẫn hoạt động bt với các thiết bị khác</text:p>
          </table:table-cell>
          <table:table-cell table:number-columns-repeated="16383"/>
        </table:table-row>
        <table:table-row table:style-name="ro1">
          <table:table-cell office:value-type="string" table:style-name="ce2">
            <text:p>Với mức giá như thế này thì không thể đòi hỏi nhiều hơn, máy đùng để lướt web, xem video, đọc pdf khá tốt nhưng xử lý hơi chậm, thường bị giật, đứng máy.</text:p>
          </table:table-cell>
          <table:table-cell table:number-columns-repeated="16383"/>
        </table:table-row>
        <table:table-row table:style-name="ro1">
          <table:table-cell office:value-type="string" table:style-name="ce2">
            <text:p>Mình sử dụng không có gì phân vân, nhưng lúc mình cài đặt thì mail trả về trên gmail của mình là kindle năm 2018 không phải 2019. Hơi thắc mắc xíu thôi ạ.</text:p>
          </table:table-cell>
          <table:table-cell table:number-columns-repeated="16383"/>
        </table:table-row>
        <table:table-row table:style-name="ro1">
          <table:table-cell office:value-type="string" table:style-name="ce2">
            <text:p>máy tạm ổn so với tầm giá, pin tốt, dùng xem phim liên tục được khoảng 6h. Máy tốt so với tầm giá......</text:p>
          </table:table-cell>
          <table:table-cell table:number-columns-repeated="16383"/>
        </table:table-row>
        <table:table-row table:style-name="ro1">
          <table:table-cell office:value-type="string" table:style-name="ce2">
            <text:p>Đây là cái thứ 2 mình mua. Nhu cầu dạy học và đọc sách thôi. Máy khá bền, cấu hình ngang với những dòng máy đắt tiền gấp đôi.</text:p>
          </table:table-cell>
          <table:table-cell table:number-columns-repeated="16383"/>
        </table:table-row>
        <table:table-row table:style-name="ro1">
          <table:table-cell office:value-type="string" table:style-name="ce2">
            <text:p>Máy chạy mượt hơn mình nghĩ, dù Ram có 1.5 GB. Các tác vụ cơ bản như đọc báo, Youtube, đọc sách ok. <text:s/>Alexa rất ổn. <text:s/>Nhược điểm là màn hình ám vàng, loa nhỏ.</text:p>
          </table:table-cell>
          <table:table-cell table:number-columns-repeated="16383"/>
        </table:table-row>
        <table:table-row table:style-name="ro1">
          <table:table-cell office:value-type="string" table:style-name="ce2">
            <text:p>Chưa xài nên chưa bít thế nào nhưng máy mình khi liên kết với google thì hiện lên năm 2018 chứ hổng phải 2019 như ở tiêu đề.</text:p>
          </table:table-cell>
          <table:table-cell table:number-columns-repeated="16383"/>
        </table:table-row>
        <table:table-row table:style-name="ro1">
          <table:table-cell office:value-type="string" table:style-name="ce2">
            <text:p>Đóng gói cẩn thận, máy tốt với mức giá, để làm màn hình nhà thông minh thì hơi lagg. Máy bản này không root được Android, ai mua nhớ để ý.</text:p>
          </table:table-cell>
          <table:table-cell table:number-columns-repeated="16383"/>
        </table:table-row>
        <table:table-row table:style-name="ro1">
          <table:table-cell office:value-type="string" table:style-name="ce2">
            <text:p>bạn nào có nhu cầu như tiêu đề thì cứ múc, không lăn tăn. google play cài được ngay rồi cứ thế mà tải app. mình mua 1559k xanh. Hài lòng.</text:p>
          </table:table-cell>
          <table:table-cell table:number-columns-repeated="16383"/>
        </table:table-row>
        <table:table-row table:style-name="ro1">
          <table:table-cell office:value-type="string" table:style-name="ce2">
            <text:p>ưu điểm: máy chạy mượt các tác vụ cơ bản, pin lâu<text:s/></text:p>
          </table:table-cell>
          <table:table-cell table:number-columns-repeated="16383"/>
        </table:table-row>
        <table:table-row table:style-name="ro1">
          <table:table-cell office:value-type="string" table:style-name="ce2">
            <text:p>Nhưng cho 4 sao vì giao hàng không có tem vàng Hàng dễ vỡ, bên trong không có mốp... Tuy nhiên giao hàng nhanh trong 2h.</text:p>
          </table:table-cell>
          <table:table-cell table:number-columns-repeated="16383"/>
        </table:table-row>
        <table:table-row table:style-name="ro1">
          <table:table-cell office:value-type="string" table:style-name="ce2">
            <text:p>Mọi thứ đều ổn, tất nhiên là máy chạy không nhanh. Chỉ có điều là màn hình chất lượng không cao</text:p>
          </table:table-cell>
          <table:table-cell table:number-columns-repeated="16383"/>
        </table:table-row>
        <table:table-row table:style-name="ro1">
          <table:table-cell office:value-type="string" table:style-name="ce2">
            <text:p>Máy bền, đẹp tuy nhiên hơi chậm, màu sắc k được rõ nét, nhìn hơi mỏi mắt nhưng rất tốt so với giá tiền</text:p>
          </table:table-cell>
          <table:table-cell table:number-columns-repeated="16383"/>
        </table:table-row>
        <table:table-row table:style-name="ro1">
          <table:table-cell office:value-type="string" table:style-name="ce2">
            <text:p>Sản phẩm dùng khá mượt. Mình dùng chủ yếu xem youtube thì rất ok, không có gì phàn nàn. Tiki đóng gói cẩn thận.</text:p>
          </table:table-cell>
          <table:table-cell table:number-columns-repeated="16383"/>
        </table:table-row>
        <table:table-row table:style-name="ro1">
          <table:table-cell office:value-type="string" table:style-name="ce2">
            <text:p>cho mình hỏi làm sao tìm kiếm bằng giọng nói trên máy này, ngoại già rồi nên không gõ phím được?</text:p>
          </table:table-cell>
          <table:table-cell table:number-columns-repeated="16383"/>
        </table:table-row>
        <table:table-row table:style-name="ro1">
          <table:table-cell office:value-type="string" table:style-name="ce2">
            <text:p>giao diện k ưng ý cho lắm, chưa hỗ trợ tiếng việt nên mua cho người già dùng k thích hợp.</text:p>
          </table:table-cell>
          <table:table-cell table:number-columns-repeated="16383"/>
        </table:table-row>
        <table:table-row table:style-name="ro1">
          <table:table-cell office:value-type="string" table:style-name="ce2">
            <text:p>Nhận sản phẩm nhưng không có phiếu bảo hành, nếu muốn bảo hành thì như thế nào vậy? Mong Tiki giải đáp</text:p>
          </table:table-cell>
          <table:table-cell table:number-columns-repeated="16383"/>
        </table:table-row>
        <table:table-row table:style-name="ro1">
          <table:table-cell office:value-type="string" table:style-name="ce2">
            <text:p>Hài lòng với giá tiền, sử dụng còn chưa quen lắm. Thanks!</text:p>
          </table:table-cell>
          <table:table-cell table:number-columns-repeated="16383"/>
        </table:table-row>
        <table:table-row table:style-name="ro1">
          <table:table-cell office:value-type="string" table:style-name="ce2">
            <text:p>Giao hàng nhanh, đóng gói cẩn thận, chất lượng thi đợi <text:s/>thời gian</text:p>
          </table:table-cell>
          <table:table-cell table:number-columns-repeated="16383"/>
        </table:table-row>
        <table:table-row table:style-name="ro1">
          <table:table-cell office:value-type="string" table:style-name="ce2">
            <text:p>Tương đối tốt với tầm giá. Lướt web cũng khá mượt. Giá như thế là quá Ok.</text:p>
          </table:table-cell>
          <table:table-cell table:number-columns-repeated="16383"/>
        </table:table-row>
        <table:table-row table:style-name="ro1">
          <table:table-cell office:value-type="string" table:style-name="ce2">
            <text:p>Nhưng với giá 1,6 tr thì không thể đòi hỏi gì nhiều ở sản phẩm</text:p>
          </table:table-cell>
          <table:table-cell table:number-columns-repeated="16383"/>
        </table:table-row>
        <table:table-row table:style-name="ro1">
          <table:table-cell office:value-type="string" table:style-name="ce2">
            <text:p>Máy ổn, tốt trong tầm giá, máy còn nguyên seal, dùng khá ok</text:p>
          </table:table-cell>
          <table:table-cell table:number-columns-repeated="16383"/>
        </table:table-row>
        <table:table-row table:style-name="ro1">
          <table:table-cell office:value-type="string" table:style-name="ce2">
            <text:p>Máy dùng xem phim, nghe nhạc tốt. Thích hợp với nhu cầu giải trí đơn giản.</text:p>
          </table:table-cell>
          <table:table-cell table:number-columns-repeated="16383"/>
        </table:table-row>
        <table:table-row table:style-name="ro1">
          <table:table-cell office:value-type="string" table:style-name="ce2">
            <text:p>Sản phẩm đúng như mô tả. Dịch vụ tốt và giao hành nhanh chóng theo yêu cầu.</text:p>
          </table:table-cell>
          <table:table-cell table:number-columns-repeated="16383"/>
        </table:table-row>
        <table:table-row table:style-name="ro1">
          <table:table-cell office:value-type="string" table:style-name="ce2">
            <text:p>Hàng y hình, chất lượng tốt, cực lỳ hài lòng</text:p>
          </table:table-cell>
          <table:table-cell table:number-columns-repeated="16383"/>
        </table:table-row>
        <table:table-row table:style-name="ro1">
          <table:table-cell office:value-type="string" table:style-name="ce2">
            <text:p>Rất tốt, tuy nhiên chưa cài tiếng Việt.</text:p>
          </table:table-cell>
          <table:table-cell table:number-columns-repeated="16383"/>
        </table:table-row>
        <table:table-row table:style-name="ro1">
          <table:table-cell office:value-type="string" table:style-name="ce2">
            <text:p>Hàng xài chất lượng tốt, pin ổn</text:p>
          </table:table-cell>
          <table:table-cell table:number-columns-repeated="16383"/>
        </table:table-row>
        <table:table-row table:style-name="ro1">
          <table:table-cell office:value-type="string" table:style-name="ce2">
            <text:p>Nếu máy bị lỗi do nhà sản xuất có được đổi tra hay k? Nếu có thì sẽ được đổi trả ở đâu?</text:p>
          </table:table-cell>
          <table:table-cell table:number-columns-repeated="16383"/>
        </table:table-row>
        <table:table-row table:style-name="ro1">
          <table:table-cell office:value-type="string" table:style-name="ce2">
            <text:p>cũng ổn với giá tiền. còn chất lượng pải sử dụng mới biết được</text:p>
          </table:table-cell>
          <table:table-cell table:number-columns-repeated="16383"/>
        </table:table-row>
        <table:table-row table:style-name="ro1">
          <table:table-cell office:value-type="string" table:style-name="ce2">
            <text:p>Giá phù hợp, loa nghe tạm ổn, pin lì, mình xài nửa tháng mới sạc một lần. Với mình ít dùng đến việc nghe, gọi hay nhắn tin, chủ yếu để nghe radio nhưng mà loa ngoài hơi nhỏ, nên mình phải gắn loa ngoài. Tiki giao hàng nhanh, thân thiện, đóng hàng rất okie.</text:p>
          </table:table-cell>
          <table:table-cell table:number-columns-repeated="16383"/>
        </table:table-row>
        <table:table-row table:style-name="ro1">
          <table:table-cell office:value-type="string" table:style-name="ce2">
            <text:p>chuôn điện thoại nhỏ, phải để ý mới nghe được, mẫu mã như hình.</text:p>
          </table:table-cell>
          <table:table-cell table:number-columns-repeated="16383"/>
        </table:table-row>
        <table:table-row table:style-name="ro1">
          <table:table-cell office:value-type="string" table:style-name="ce2">
            <text:p>điện thoại xài ok to rõ dễ nhìn nhưng jack cắm sạc thì hơi cứng</text:p>
          </table:table-cell>
          <table:table-cell table:number-columns-repeated="16383"/>
        </table:table-row>
        <table:table-row table:style-name="ro1">
          <table:table-cell office:value-type="string" table:style-name="ce2">
            <text:p>hiện tại chưa có j bất thường kb sau này thì thế nào</text:p>
          </table:table-cell>
          <table:table-cell table:number-columns-repeated="16383"/>
        </table:table-row>
        <table:table-row table:style-name="ro1">
          <table:table-cell office:value-type="string" table:style-name="ce2">
            <text:p>Tiki đóng gói cẩn thận. Sản phẩm tốt</text:p>
          </table:table-cell>
          <table:table-cell table:number-columns-repeated="16383"/>
        </table:table-row>
        <table:table-row table:style-name="ro1">
          <table:table-cell office:value-type="string" table:style-name="ce2">
            <text:p>Hàng chính hãng. Tốt ngoài mong đợi!!</text:p>
          </table:table-cell>
          <table:table-cell table:number-columns-repeated="16383"/>
        </table:table-row>
        <table:table-row table:style-name="ro1">
          <table:table-cell office:value-type="string" table:style-name="ce2">
            <text:p>Rẻ bằng ở ngoài. Nhung <text:s/>cung được.</text:p>
          </table:table-cell>
          <table:table-cell table:number-columns-repeated="16383"/>
        </table:table-row>
        <table:table-row table:style-name="ro1">
          <table:table-cell office:value-type="string" table:style-name="ce2">
            <text:p>sản phẩm OK. Hài lòng 99%. sẽ tiếp tục ủng hộ tiki với nhiều sản phẩm hơn.</text:p>
          </table:table-cell>
          <table:table-cell table:number-columns-repeated="16383"/>
        </table:table-row>
        <table:table-row table:style-name="ro1">
          <table:table-cell office:value-type="string" table:style-name="ce2">
            <text:p>Tiki giao hàng rất nhanh, nhân viên rất nhiệt tình, đóng gói rất đẹp. Máy đẹp, màn hình to hơn máy A7 2017, chụp ảnh rõ nét và có thể chụp rộng do có 3 Camera. Có cảm biến vân tay ở cạnh cảm giác khá tiện, màn hình nhờ vậy cũng to hơn. Quà tặng JBL nghe rất thích. Tuy nhiên, máy lại không có Samsung Pay. Quà tặng Lotte Cinema và Highland đều yêu cầu thanh toán bằng Samsung Pay, vậy không biết lấy thưởng bằng cách nào.</text:p>
          </table:table-cell>
          <table:table-cell table:number-columns-repeated="16383"/>
        </table:table-row>
        <table:table-row table:style-name="ro1">
          <table:table-cell office:value-type="string" table:style-name="ce2">
            <text:p>- Máy khá đẹp, cầm không quá nặng dù màn hình lớn. - Có tặng kèm ốp lưng dẻo khá chắc chắn. - Camera sau với cụm 3 chụp hình quá ok - Hơi tiếc là công sạc Micro, ch71 không phải Type C. <text:s/>=&gt; Tóm lại là hài lòng với mức giá này. Tiki giao hành nhanh và thân thiện, đóng gói rất cẩn thận.</text:p>
          </table:table-cell>
          <table:table-cell table:number-columns-repeated="16383"/>
        </table:table-row>
        <table:table-row table:style-name="ro1">
          <table:table-cell office:value-type="string" table:style-name="ce2">
            <text:p>Sản phẩm tốt trong tầm giá, tiki giao nhanh và đóng gói cẩn thận. Mình đã mua được 2 tuần, pin dùng được khoảng 2 ngày với mức dùng trung bình, hình ảnh khá đẹp. Chụp hình tốt. Có sẵn ốp lưng nhựa dẻo và dán màn hình. Hiện tại chưa thấy lỗi nào. Giá tiki tương đối thấp hơn các nhà bán hàng chính hãng khác.</text:p>
          </table:table-cell>
          <table:table-cell table:number-columns-repeated="16383"/>
        </table:table-row>
        <table:table-row table:style-name="ro1">
          <table:table-cell office:value-type="string" table:style-name="ce2">
            <text:p>Hàng mới nguyên hộp, máy nhẹ nhưng viền màn hình hơi to. Hy vọng sản phẩm dùng tốt. Dịch vụ tiki tốt, giao hàng nhanh và đóng gói sản phẩm cẩn thận.</text:p>
          </table:table-cell>
          <table:table-cell table:number-columns-repeated="16383"/>
        </table:table-row>
        <table:table-row table:style-name="ro1">
          <table:table-cell office:value-type="string" table:style-name="ce2">
            <text:p>hơi thất vọng vì không có Samsung pay. còn mọi thứ tạm được trong tầm giá</text:p>
          </table:table-cell>
          <table:table-cell table:number-columns-repeated="16383"/>
        </table:table-row>
        <table:table-row table:style-name="ro1">
          <table:table-cell office:value-type="string" table:style-name="ce2">
            <text:p>Dán sẵn miếng dán màn hình và ốp lưng trong hộp, Máy đẹp, chất lượng tốt trong tầm giá</text:p>
          </table:table-cell>
          <table:table-cell table:number-columns-repeated="16383"/>
        </table:table-row>
        <table:table-row table:style-name="ro1">
          <table:table-cell office:value-type="string" table:style-name="ce2">
            <text:p>Hài lòng với sản phẩm Samsung Galaxy A7 (2018) , chạy tốt, mẫu mã vừa ý</text:p>
          </table:table-cell>
          <table:table-cell table:number-columns-repeated="16383"/>
        </table:table-row>
        <table:table-row table:style-name="ro1">
          <table:table-cell office:value-type="string" table:style-name="ce2">
            <text:p>máy điện thoại này có bào mật khuôn mặt không mọi người ơi</text:p>
          </table:table-cell>
          <table:table-cell table:number-columns-repeated="16383"/>
        </table:table-row>
        <table:table-row table:style-name="ro1">
          <table:table-cell office:value-type="string" table:style-name="ce2">
            <text:p>Máy e mua được một thời gian, dùng thấy ok, tuy nhiên cũng có một vài vấn đề. <text:s text:c="3"/>Cuộn chưa mướt lắm, hơi lì <text:s text:c="2"/>Khi bật 3G, nhưng trên biểu tượng lại hiện H không hiện 3G. Thường máy mà hiện chữ H thì hoạt động mạng sẽ chậm hơn 3G. Vậy máy e có vấn đề gì không? <text:s text:c="2"/>Cảm ơn.</text:p>
          </table:table-cell>
          <table:table-cell table:number-columns-repeated="16383"/>
        </table:table-row>
        <table:table-row table:style-name="ro1">
          <table:table-cell office:value-type="string" table:style-name="ce2">
            <text:p>E muốn mua trả góp qua thẻ được k ạ? Mà e có cmnd với bằng lái xe thì sao ạ? Tư vấn giúp e ?</text:p>
          </table:table-cell>
          <table:table-cell table:number-columns-repeated="16383"/>
        </table:table-row>
        <table:table-row table:style-name="ro1">
          <table:table-cell office:value-type="string" table:style-name="ce2">
            <text:p>bảo hành sao bạn, tại cửa hàng sam sung hay phải gửi đi bảo hành</text:p>
          </table:table-cell>
          <table:table-cell table:number-columns-repeated="16383"/>
        </table:table-row>
        <table:table-row table:style-name="ro1">
          <table:table-cell office:value-type="string" table:style-name="ce2">
            <text:p>Giá lên hơn vàng nữa ! <text:s/>) hôm qua nay mà lên 600 ,700k vl</text:p>
          </table:table-cell>
          <table:table-cell table:number-columns-repeated="16383"/>
        </table:table-row>
        <table:table-row table:style-name="ro1">
          <table:table-cell office:value-type="string" table:style-name="ce2">
            <text:p>Dùng tốt, nhưng máy vỏ nhựa hơi nhẹ, cảm giác cầm không chắc tay</text:p>
          </table:table-cell>
          <table:table-cell table:number-columns-repeated="16383"/>
        </table:table-row>
        <table:table-row table:style-name="ro1">
          <table:table-cell office:value-type="string" table:style-name="ce2">
            <text:p>Máy thiết kế đẹp, trang bị 4G lên mạng tốt, cảm ứng nhạy, mở máy bằng <text:s/>vân tay nhạy. <text:s/>Máy chơi game tốt ít khi lag. Camera chụp đẹp. Hơi tiếc là bộ nhớ trong có 16Gb nếu được 32Gb quá tốt rồi! Nói chung là máy rất đáng mua. Hãng Itel xài rất tốt, bền.</text:p>
          </table:table-cell>
          <table:table-cell table:number-columns-repeated="16383"/>
        </table:table-row>
        <table:table-row table:style-name="ro1">
          <table:table-cell office:value-type="string" table:style-name="ce2">
            <text:p>Ưu: vân tay, face unlock nhạy. Loa to. Camera tạm ổn. Máy mượt. Màn hiển thị tốt ở nhìu góc. Pin cũng ổn</text:p>
          </table:table-cell>
          <table:table-cell table:number-columns-repeated="16383"/>
        </table:table-row>
        <table:table-row table:style-name="ro1">
          <table:table-cell office:value-type="string" table:style-name="ce2">
            <text:p>máy sài ổn Tuy nhiên bên vận chuyển không cẩn thận rỏ ràng có tem cực kì dễ vỡ mà lúc nhận hộp hàng bị biến dạng</text:p>
          </table:table-cell>
          <table:table-cell table:number-columns-repeated="16383"/>
        </table:table-row>
        <table:table-row table:style-name="ro1">
          <table:table-cell office:value-type="string" table:style-name="ce2">
            <text:p>Chất lượng khá, sử dụng được, pin hơi kém so với quảng cáo, để chờ 1 ngày thì hết pin, sử dụng pin sạc khác thì nạp hơi lâu.</text:p>
          </table:table-cell>
          <table:table-cell table:number-columns-repeated="16383"/>
        </table:table-row>
        <table:table-row table:style-name="ro1">
          <table:table-cell office:value-type="string" table:style-name="ce2">
            <text:p>Hàng tốt, có điều pin hơi ít dung lượng, xài nhanh hết phải mua pin dung lượng cao hơn để dùng.</text:p>
          </table:table-cell>
          <table:table-cell table:number-columns-repeated="16383"/>
        </table:table-row>
        <table:table-row table:style-name="ro1">
          <table:table-cell office:value-type="string" table:style-name="ce2">
            <text:p>SKU trong thông tin máy là j nhỉ mà kt. không có nhỉ</text:p>
          </table:table-cell>
          <table:table-cell table:number-columns-repeated="16383"/>
        </table:table-row>
        <table:table-row table:style-name="ro1">
          <table:table-cell office:value-type="string" table:style-name="ce2">
            <text:p>Sản phẩm mới đúng như quảng cáo, đúng xuất xứ, đóng gói đẹp tuy nhiên giao hàng chưa được tốt nhân viên gọi điện hẹn giao hàng vào ngày 27/4/20 mà không giao được cũng như không điện báo lại cho khách, tôi gọi lại cho nhân viên giáo hàng cũng không nghe máy</text:p>
          </table:table-cell>
          <table:table-cell table:number-columns-repeated="16383"/>
        </table:table-row>
        <table:table-row table:style-name="ro1">
          <table:table-cell office:value-type="string" table:style-name="ce2">
            <text:p>Mua hàng trong thành phố mà hơn một tuần mới giao đến. Còn chậm hơn mua hàng từ nước ngoài. Nên cải thiện thời gian giao hàng nhanh hơn chút. Tks</text:p>
          </table:table-cell>
          <table:table-cell table:number-columns-repeated="16383"/>
        </table:table-row>
        <table:table-row table:style-name="ro1">
          <table:table-cell office:value-type="string" table:style-name="ce2">
            <text:p>Nhược điểm: chất liệu nhựa không được cao cấp, viền loa dễ tróc Ưu điểm: giá rẻ, loa to, pin trâu, màn đẹp, cầm khá chắc chắn -&gt; Đáng mua</text:p>
          </table:table-cell>
          <table:table-cell table:number-columns-repeated="16383"/>
        </table:table-row>
        <table:table-row table:style-name="ro1">
          <table:table-cell office:value-type="string" table:style-name="ce2">
            <text:p>Mình mới mua. Sử dụng từ hôm qua đến giờ. Mọi thứ có vẽ ổn. - Sạc và pin: máy còn 30% pin, cắm sạc 2h đầy pin, tuy nhiên máy hơi nóng. Sử dụng khá lâu, đúng với dung lượng. - Vân tay, nhận diện mặt: cực nhạy, chỉ cần không tới 50% độ sáng màn hình và tắt hết đèn trong phòng máy vẫn nhận diện khuôn mặt rất nhạy. - Cảm ứng mượt (chưa thử cắm tai nghe). - Phím ảo: hơi khó chịu vì bố trí khác dòng máy trước nên chưa quen, có thể vào chỉnh lại hiển thị bàn phím thành "nhỏ nhất" thì bàn phím trở lại như dòng máy cũ. Nhưng thỉnh thoảng bàn phím vẫn bị hiển thị theo kiểu mới. - Loa: khá. Chưa mở max volume vì sợ bị rè loa. - Camera: tuy không xuất sắc nhưng ổn. - Ốp lưng: có nút đậy khe cắm sạc rất tốt. Mình sẽ nhận xét thêm sau... hy vọng máy chạy ổn và bền theo thời gian. - Hình mình gửi ở trên về thông tin mình tự kích hoạt bảo hành với chức năng có sẵn trong máy. Tiki trả lời giúp mình là kích hoạt như vậy có hợp lệ không? Nếu không thì Tiki kích hoạt bảo hành giúp mình theo thông tin trong hình với tên chỉ máy: Lê Minh Quốc Thanks!</text:p>
          </table:table-cell>
          <table:table-cell table:number-columns-repeated="16383"/>
        </table:table-row>
        <table:table-row table:style-name="ro1">
          <table:table-cell office:value-type="string" table:style-name="ce2">
            <text:p>Mình mới xài VIVO S1 PRO trong 3 ngày , xài cũng oke lắm -Pin: trâu, mình ngồi lướt web, xem phim, đọc truyện thì hơn 1ngày rưỡi mới hết, còn mình chơi game nặng như PUG hay Identivy V thì chơi gần 1 ngày mới hết -Sạc pin nhanh, điện thoại mình 2% mà cỡ 40p đã 60% rồi -Chơi game nặng thì mình không thấy hiện tượng giật, lag, oke lắm -Vân tay nhạy, tốt, nhận diện khuôn mặt oke lắm, ưng - Phụ kiện đi kèm oke lắm, tai nghe thì mình chưa thử, còn đang xài cái tai nghe IP cũ, cắm vào nghe cũng đã lắm -Loa: mới đầu bật mã volumn thì hơi rè, sau thì hết rồi, nghe hay -Camera: màu sắc nét, chân thức nhưng phóng to lên thì chất lượng hơi tệ, mờ Có 1 điều mình cực kì không hiểu: điện thoại GIẬT LÊN XUỐNG NHƯ TIVI BỊ NHIỄU SÓNG VẬY, mình đang tra web hay đọc Wattpad hay bị, như khi thoát ra hay kéo thanh lên thì hết rồi, không hiểu bị gì... Ngoài cái trên ra thì tất cả đều hài lòng</text:p>
          </table:table-cell>
          <table:table-cell table:number-columns-repeated="16383"/>
        </table:table-row>
        <table:table-row table:style-name="ro1">
          <table:table-cell office:value-type="string" table:style-name="ce2">
            <text:p>Mọi thứ thấy cũng ổn . À có cái load cmt Facebook bị sao ấy, lắm lúc load k được. Với lại nhân bản thì có nhân bản Facebook , nhưng lại không nhân bản mesenger... cái này không biết có ai có cách nào k chỉ mình với . Chứ xài 2 fb mà lại có mỗi 1 mesenger<text:s text:c="2"/></text:p>
          </table:table-cell>
          <table:table-cell table:number-columns-repeated="16383"/>
        </table:table-row>
        <table:table-row table:style-name="ro1">
          <table:table-cell office:value-type="string" table:style-name="ce2">
            <text:p>máy đập hộp nguyên seol,đúng theo thông tin sản phẩm,mình đã dùng được 1 tuần cảm thấy lúc chơi game liên quân thi thoảng bị giật lang 1 tẹo,còn ngoài ra mõi thứ cảm thấy khá ổn</text:p>
          </table:table-cell>
          <table:table-cell table:number-columns-repeated="16383"/>
        </table:table-row>
        <table:table-row table:style-name="ro1">
          <table:table-cell office:value-type="string" table:style-name="ce2">
            <text:p>Mức giá tốt, cấu hình bộ nhớ cao, chip thì bình thường. Mình chuyển qua từ iPhone 7 vẫn chưa quen lắm, cầm máy kim loại vẫn thích hơn máy nhựa <text:s/>)</text:p>
          </table:table-cell>
          <table:table-cell table:number-columns-repeated="16383"/>
        </table:table-row>
        <table:table-row table:style-name="ro1">
          <table:table-cell office:value-type="string" table:style-name="ce2">
            <text:p>Sản phẩm rất tốt trong tầm giá. Máy cầm vừa tay. Pin dùng liên tục khoảng 10 h ở chế độ bình thường .</text:p>
          </table:table-cell>
          <table:table-cell table:number-columns-repeated="16383"/>
        </table:table-row>
        <table:table-row table:style-name="ro1">
          <table:table-cell office:value-type="string" table:style-name="ce2">
            <text:p>máy xài ok trong tầm giá Mà sao khi mình mua lại k có hoá đơn giá trị gia tăng với hoá đơn đỏ nhỉ <text:s/>)</text:p>
          </table:table-cell>
          <table:table-cell table:number-columns-repeated="16383"/>
        </table:table-row>
        <table:table-row table:style-name="ro1">
          <table:table-cell office:value-type="string" table:style-name="ce2">
            <text:p>máy tương đối ổn, tùy nhiên có điều mình k hài lòng là bắt sóng wifi yếu, load hình trên FB rất chậm</text:p>
          </table:table-cell>
          <table:table-cell table:number-columns-repeated="16383"/>
        </table:table-row>
        <table:table-row table:style-name="ro1">
          <table:table-cell office:value-type="string" table:style-name="ce2">
            <text:p>sài ngon rất ok pin châu chạy mượt</text:p>
          </table:table-cell>
          <table:table-cell table:number-columns-repeated="16383"/>
        </table:table-row>
        <table:table-row table:style-name="ro1">
          <table:table-cell office:value-type="string" table:style-name="ce2">
            <text:p>điện thoại sử dụng rất tốt, nhẹ, đẹp <text:s/>nhưng giá cả không được cân bằng cho lắm vì giá bị giảm tới 30% từ lúc mới ra mắt tới bây giờ</text:p>
          </table:table-cell>
          <table:table-cell table:number-columns-repeated="16383"/>
        </table:table-row>
        <table:table-row table:style-name="ro1">
          <table:table-cell office:value-type="string" table:style-name="ce2">
            <text:p>ứng dụng tiki này xác nhận phương thức mua hàng trả góp đâu k thấy nhạ</text:p>
          </table:table-cell>
          <table:table-cell table:number-columns-repeated="16383"/>
        </table:table-row>
        <table:table-row table:style-name="ro1">
          <table:table-cell office:value-type="string" table:style-name="ce2">
            <text:p>BB Key2 của mình hư cảm biến vân tay, giờ bảo hành như thế nào đây bạn?</text:p>
          </table:table-cell>
          <table:table-cell table:number-columns-repeated="16383"/>
        </table:table-row>
        <table:table-row table:style-name="ro1">
          <table:table-cell office:value-type="string" table:style-name="ce2">
            <text:p>Sản phẩm rất tốt, dùng ok, nhưng tiếc là lúc mua đã hết quà tặng kèm chính hãng!</text:p>
          </table:table-cell>
          <table:table-cell table:number-columns-repeated="16383"/>
        </table:table-row>
        <table:table-row table:style-name="ro1">
          <table:table-cell office:value-type="string" table:style-name="ce2">
            <text:p>Sản phẩm chính hãng, giao hàng nhanh theo yêu cầu.</text:p>
          </table:table-cell>
          <table:table-cell table:number-columns-repeated="16383"/>
        </table:table-row>
        <table:table-row table:style-name="ro1">
          <table:table-cell office:value-type="string" table:style-name="ce2">
            <text:p>Hàng rao rất nhanh 2 giờ CHất lượng tốt quà tặng khá đẹp</text:p>
          </table:table-cell>
          <table:table-cell table:number-columns-repeated="16383"/>
        </table:table-row>
        <table:table-row table:style-name="ro1">
          <table:table-cell office:value-type="string" table:style-name="ce2">
            <text:p>Mình đang dùng 1 chú KEY hàng Dâu Đen phân phối chính hãng thì thấy chất lượng hoàn thiện của máy này tốt hơn. Máy mình mua của Tiki do Optiemus (Ấn Độ) gia công, hộp làm dẹt, hình chữ nhật, trong hộp nhìn khá sang trọng nhưng chất lượng gia công của máy này khiến mình không hài lòng. Phần bàn phím hơi to hơn khung 1 chút xíu khiến khi cầm máy thì thấy có gờ giữa bàn phím và khung máy ở cạnh dưới và cạnh trái.. Nếu bỏ qua vấn đề này thì máy chạy rất mượt, cảm ứng nhạy hơn máy Dâu Đen mà mình đang dùng (có thể là do máy mới nên vậy). Vân tay thì hình như đời KEY2 này làm kém hơn KEYone hẳn (mình đã dùng KEYone hơn 1 năm trước khi đổi sang KEY2).</text:p>
          </table:table-cell>
          <table:table-cell table:number-columns-repeated="16383"/>
        </table:table-row>
        <table:table-row table:style-name="ro1">
          <table:table-cell office:value-type="string" table:style-name="ce2">
            <text:p>Hi tiki, điện thoại mình mua hơn đuợc một tháng. có trường hợp màn hình có vệt ngang khi xem các tấm ảnh tối màu. ban đầu, cứ nghĩ do thiếu sáng. tuy nhiên khi di chuyển tấm hình vệt sọc không thay đổi. tiki hỗ trợ kiểm tra và bảo hành giúp về truờng hợp này. khi kiểm tra thì thấy vẫn chưa kích hoạt bảo hành . thanks</text:p>
          </table:table-cell>
          <table:table-cell table:number-columns-repeated="16383"/>
        </table:table-row>
        <table:table-row table:style-name="ro1">
          <table:table-cell office:value-type="string" table:style-name="ce2">
            <text:p>Muốn mua trả góp thì cần liên hệ ai? Cần được tư vấn 0962114352</text:p>
          </table:table-cell>
          <table:table-cell table:number-columns-repeated="16383"/>
        </table:table-row>
        <table:table-row table:style-name="ro1">
          <table:table-cell office:value-type="string" table:style-name="ce2">
            <text:p>Hiện tại khi mua máy có khuyến mại or quà gì không add?</text:p>
          </table:table-cell>
          <table:table-cell table:number-columns-repeated="16383"/>
        </table:table-row>
        <table:table-row table:style-name="ro1">
          <table:table-cell office:value-type="string" table:style-name="ce2">
            <text:p>Điện thoại mới, còn nguyên seal. Có 1 vết trầy nhỏ bên hông máy (có thể do lỗi sản xuất) và khe gắn sim và thẻ nhớ cảm giác không được sát với thân máy cho lắm (không rõ là do thiết kế của máy hay là lỗi kĩ thuật). Nhưng nhìn chung máy hoạt động ổn. Thời gian giao hàng Tiki là khá nhanh, khoảng 2 ngày sau ngày đặt hàng.</text:p>
          </table:table-cell>
          <table:table-cell table:number-columns-repeated="16383"/>
        </table:table-row>
        <table:table-row table:style-name="ro1">
          <table:table-cell office:value-type="string" table:style-name="ce2">
            <text:p>Ưu: - Nguyên seal. - Sản phẩm đẹp như mô tả</text:p>
          </table:table-cell>
          <table:table-cell table:number-columns-repeated="16383"/>
        </table:table-row>
        <table:table-row table:style-name="ro1">
          <table:table-cell office:value-type="string" table:style-name="ce2">
            <text:p>hài lòng về sản phẩm. Khá đẹp và tốt. rất thích black berry.</text:p>
          </table:table-cell>
          <table:table-cell table:number-columns-repeated="16383"/>
        </table:table-row>
        <table:table-row table:style-name="ro1">
          <table:table-cell office:value-type="string" table:style-name="ce2">
            <text:p>giao hàng nhanh, máy chạy chưa mượt lắm, thích hợp cho bạn nào xài những tác vụ đơn giản.</text:p>
          </table:table-cell>
          <table:table-cell table:number-columns-repeated="16383"/>
        </table:table-row>
        <table:table-row table:style-name="ro1">
          <table:table-cell office:value-type="string" table:style-name="ce2">
            <text:p>Mới mua hôm trước thì hôm sau giảm xuống 200k. Hơi tiếc tí xíu. Nhưng máy đẹp, mượt mà êm ái như em gái 18.</text:p>
          </table:table-cell>
          <table:table-cell table:number-columns-repeated="16383"/>
        </table:table-row>
        <table:table-row table:style-name="ro1">
          <table:table-cell office:value-type="string" table:style-name="ce2">
            <text:p>Sp giao nhanh, nhg giá NY giao động cũng nhanh, hôm trước hôm sau lệch nhau</text:p>
          </table:table-cell>
          <table:table-cell table:number-columns-repeated="16383"/>
        </table:table-row>
        <table:table-row table:style-name="ro1">
          <table:table-cell office:value-type="string" table:style-name="ce2">
            <text:p>Điện thoại khá OK. Riêng lỗ chọc để lấy Sim không chuẩn, bị rách to, có cảm giác như hàng cũ.</text:p>
          </table:table-cell>
          <table:table-cell table:number-columns-repeated="16383"/>
        </table:table-row>
        <table:table-row table:style-name="ro1">
          <table:table-cell office:value-type="string" table:style-name="ce2">
            <text:p>mình đã đặt hàng trên tiki mà chưa thấy inbox lại cho mình hay điện thoại tư vấn nhỉ</text:p>
          </table:table-cell>
          <table:table-cell table:number-columns-repeated="16383"/>
        </table:table-row>
        <table:table-row table:style-name="ro1">
          <table:table-cell office:value-type="string" table:style-name="ce2">
            <text:p>Tôi đã dung và hài long với SP đã mua onle của Tiki Now. Thank!</text:p>
          </table:table-cell>
          <table:table-cell table:number-columns-repeated="16383"/>
        </table:table-row>
        <table:table-row table:style-name="ro1">
          <table:table-cell office:value-type="string" table:style-name="ce2">
            <text:p>các bạn dùng bb keyone có dán cuờng lực không? mình dán xong thấy cảm ứng có vẻ không đuợc chuẩn và nhạy cho lắm</text:p>
          </table:table-cell>
          <table:table-cell table:number-columns-repeated="16383"/>
        </table:table-row>
        <table:table-row table:style-name="ro1">
          <table:table-cell office:value-type="string" table:style-name="ce2">
            <text:p>shop cho mình hỏi máy này không chia sẻ Wi-Fi được à anh</text:p>
          </table:table-cell>
          <table:table-cell table:number-columns-repeated="16383"/>
        </table:table-row>
        <table:table-row table:style-name="ro1">
          <table:table-cell office:value-type="string" table:style-name="ce2">
            <text:p>Hàng chính hãng, hàng ở ngoài đẹp hơn hình, sau hơn 1 tuần sử dụng thấy rất thích các phím mở nhanh ứng dung bảo mật quá tuyệt vời vì không chơi game nên tốc độ máy khi lướt Web rất OK nhưng bàn phím máy mình được giao có 1 chấm nhỏ nhô lên ở phím D giống kiểu bàn phím máy tính mình nghĩ là lỗi nhưng thấy máy dùng tốt nên không yêu cầu đổi lại, cảm biến ở bàn phím đôi lúc bị đơ và bám vân tay bạn nào hay đổ mồ hồi dùng sẽ thấy hơi dính dính.</text:p>
          </table:table-cell>
          <table:table-cell table:number-columns-repeated="16383"/>
        </table:table-row>
        <table:table-row table:style-name="ro1">
          <table:table-cell office:value-type="string" table:style-name="ce2">
            <text:p>Chưa kiểm tra được thông tin bảo hành. Nhờ tiki kiểm tra giup</text:p>
          </table:table-cell>
          <table:table-cell table:number-columns-repeated="16383"/>
        </table:table-row>
        <table:table-row table:style-name="ro1">
          <table:table-cell office:value-type="string" table:style-name="ce2">
            <text:p>Điện thoại khi nhận mới, nguyên seal nhưng về vấn đề bảo hành còn chưa được rõ ràng lắm.</text:p>
          </table:table-cell>
          <table:table-cell table:number-columns-repeated="16383"/>
        </table:table-row>
        <table:table-row table:style-name="ro1">
          <table:table-cell office:value-type="string" table:style-name="ce2">
            <text:p>Giá tạm ổn, sử dụng mượt mà, lag nhẹ khi khởi động lại máy, bàn phím tốt gõ nhanh khi quen, loa to</text:p>
          </table:table-cell>
          <table:table-cell table:number-columns-repeated="16383"/>
        </table:table-row>
        <table:table-row table:style-name="ro1">
          <table:table-cell office:value-type="string" table:style-name="ce2">
            <text:p>Tôi đã nhận sản phẩm, nguyên sealed, chính hãng, như ý. thanks Tiki.</text:p>
          </table:table-cell>
          <table:table-cell table:number-columns-repeated="16383"/>
        </table:table-row>
        <table:table-row table:style-name="ro1">
          <table:table-cell office:value-type="string" table:style-name="ce2">
            <text:p>chính hãng Việt nam . chất lương dùng mới biết. hộp nguyên seal.</text:p>
          </table:table-cell>
          <table:table-cell table:number-columns-repeated="16383"/>
        </table:table-row>
        <table:table-row table:style-name="ro1">
          <table:table-cell office:value-type="string" table:style-name="ce2">
            <text:p>Điện thoại nhẹ, thao tác đơn giản. Chữ hơi to quá nên đọc phải kéo xuống hơi nhiều</text:p>
          </table:table-cell>
          <table:table-cell table:number-columns-repeated="16383"/>
        </table:table-row>
        <table:table-row table:style-name="ro1">
          <table:table-cell office:value-type="string" table:style-name="ce2">
            <text:p>Về hình thức bên ngoài thấy hơi hầm hố, nhưng bù lại có độ ma sát lớn nên cầm điện thoại chắc chắn(4 sao). Về độ bền, độ nhạy của máy và thời gian sử dụng của pin, phải chờ thời gian sử dung mới biết được. Giao hàng thì tiki uy tín rồi( của cá nhân ).</text:p>
          </table:table-cell>
          <table:table-cell table:number-columns-repeated="16383"/>
        </table:table-row>
        <table:table-row table:style-name="ro1">
          <table:table-cell office:value-type="string" table:style-name="ce2">
            <text:p>Máy tốt, màu đẹp, loa y như loa phường, chữ màn hình cũng to, chức năng vừa đủ nghe gọi nhắn tin. Máy cầm chắc tay, bàn phím nổi bật, nắp sau có lớp nhựa trong nhìn máy sang hẳn. Thành phần chỉ có máy, pin, sạc và hdsd ngắn gọn.</text:p>
          </table:table-cell>
          <table:table-cell table:number-columns-repeated="16383"/>
        </table:table-row>
        <table:table-row table:style-name="ro1">
          <table:table-cell office:value-type="string" table:style-name="ce2">
            <text:p>điện thoại nghe lớn pin ok</text:p>
          </table:table-cell>
          <table:table-cell table:number-columns-repeated="16383"/>
        </table:table-row>
        <table:table-row table:style-name="ro1">
          <table:table-cell office:value-type="string" table:style-name="ce2">
            <text:p>điện thoại xai ok pin trâu</text:p>
          </table:table-cell>
          <table:table-cell table:number-columns-repeated="16383"/>
        </table:table-row>
        <table:table-row table:style-name="ro1">
          <table:table-cell office:value-type="string" table:style-name="ce2">
            <text:p>Cảm thấy hài lòng,còn một số chức năng chưa sử dụng được.</text:p>
          </table:table-cell>
          <table:table-cell table:number-columns-repeated="16383"/>
        </table:table-row>
        <table:table-row table:style-name="ro1">
          <table:table-cell office:value-type="string" table:style-name="ce2">
            <text:p>Cục sạc không vào điện. Mình đã thử bằng cục sạc khác thì bình thường. Mình muốn đổi cục sạc thôi thì phải làm sao.</text:p>
          </table:table-cell>
          <table:table-cell table:number-columns-repeated="16383"/>
        </table:table-row>
        <table:table-row table:style-name="ro1">
          <table:table-cell office:value-type="string" table:style-name="ce2">
            <text:p>Chất lượng sản phẩm ok, có yêu cầu xuất VAT nhưng chưa thấy</text:p>
          </table:table-cell>
          <table:table-cell table:number-columns-repeated="16383"/>
        </table:table-row>
        <table:table-row table:style-name="ro1">
          <table:table-cell office:value-type="string" table:style-name="ce2">
            <text:p>Sản phẩm dùng tốt.</text:p>
          </table:table-cell>
          <table:table-cell table:number-columns-repeated="16383"/>
        </table:table-row>
        <table:table-row table:style-name="ro1">
          <table:table-cell office:value-type="string" table:style-name="ce2">
            <text:p>Mới gắn xài thử Chuông to nghe rõ Độ bền thì chưa biết được bao lâu So far so good</text:p>
          </table:table-cell>
          <table:table-cell table:number-columns-repeated="16383"/>
        </table:table-row>
        <table:table-row table:style-name="ro1">
          <table:table-cell office:value-type="string" table:style-name="ce2">
            <text:p>Dùng đã được 1 tháng thấy rất ok! Nhược điểm của máy phải bỏ 3 viênpin AA <text:s/>mới sử dụng được nhiều chức năng,có thể khắc phục bằng cách lấy 1 cục sạc di động 5v độ nối vào hộc pin</text:p>
          </table:table-cell>
          <table:table-cell table:number-columns-repeated="16383"/>
        </table:table-row>
        <table:table-row table:style-name="ro1">
          <table:table-cell office:value-type="string" table:style-name="ce2">
            <text:p>Trước mắt thì cấu hình đáp ứng được yêu cầu cá nhân. Đối với đọc sách báo, xem phim thì ổn. Không thích ở chỗ voe nhựa sơn phủ cao su, cầm mịn như mau dơ và qua thời gian bong tróc lớp sơn cao su thì sẽ rất xấu. Thích nhất vẫn là nhựa sơn mờ hoặc có vân như những phiên bản củ. Pin thì cũng hơi ít đối với mà hình 8 inches, nhưng dễ dàng giải quyết với pin sạc dự phòng. Nói chung là ổn so với tầm giá.</text:p>
          </table:table-cell>
          <table:table-cell table:number-columns-repeated="16383"/>
        </table:table-row>
        <table:table-row table:style-name="ro1">
          <table:table-cell office:value-type="string" table:style-name="ce2">
            <text:p>Hàng chính hãng, yên tâm, giao hàng sớm, bọc gói cẩn thận, nhưng về chất lượng sp thì thấy phản hồi cảm ứng bị chậm, nhiều lúc xoay màn hình bị lag đứng hình đứng tiếng 1 lúc ms được, tạm hài lòng về sp và rất hài lòng vs cách phục vụ của tiki</text:p>
          </table:table-cell>
          <table:table-cell table:number-columns-repeated="16383"/>
        </table:table-row>
        <table:table-row table:style-name="ro1">
          <table:table-cell office:value-type="string" table:style-name="ce2">
            <text:p>Xài được mấy bữa rồi. thấy cũng được lắm. chỉ tiếc là làm mất cây bút rồi thì không biết sao mua lại.</text:p>
          </table:table-cell>
          <table:table-cell table:number-columns-repeated="16383"/>
        </table:table-row>
        <table:table-row table:style-name="ro1">
          <table:table-cell office:value-type="string" table:style-name="ce2">
            <text:p>dùng tương đối, hiện vẫn chưa thấy lỗi lầm gì.......</text:p>
          </table:table-cell>
          <table:table-cell table:number-columns-repeated="16383"/>
        </table:table-row>
        <table:table-row table:style-name="ro1">
          <table:table-cell office:value-type="string" table:style-name="ce2">
            <text:p>toi moi mua may tinh nay....su dung oke....xin hoi co ban bao da may tinh nay không vaay......cam on ...</text:p>
          </table:table-cell>
          <table:table-cell table:number-columns-repeated="16383"/>
        </table:table-row>
        <table:table-row table:style-name="ro1">
          <table:table-cell office:value-type="string" table:style-name="ce2">
            <text:p>ƯU: với mức giá đó thì sản phẩm đáng được khen ngợi. ký hiệu phím to, dễ bấm, âm thanh cực to, rõ, sóng khỏe. shop đóng, chuyển hàng chuyên nghiệp, nhanh.</text:p>
          </table:table-cell>
          <table:table-cell table:number-columns-repeated="16383"/>
        </table:table-row>
        <table:table-row table:style-name="ro1">
          <table:table-cell office:value-type="string" table:style-name="ce2">
            <text:p>hàng chuẩn chính hãng. máy đúng thông số, mượt... nhưng vẫn chưa kích hoạt bảo hành được. Không biết hỗ trợ của wikhông đâu?</text:p>
          </table:table-cell>
          <table:table-cell table:number-columns-repeated="16383"/>
        </table:table-row>
        <table:table-row table:style-name="ro1">
          <table:table-cell office:value-type="string" table:style-name="ce2">
            <text:p>trang bị nội thất tốt, mình đã dùng 2 cái wikhông, ngoại hình có 2 khuyết điểm là tai thỏ to, loa ngoài đặt chưa phù họp</text:p>
          </table:table-cell>
          <table:table-cell table:number-columns-repeated="16383"/>
        </table:table-row>
        <table:table-row table:style-name="ro1">
          <table:table-cell office:value-type="string" table:style-name="ce2">
            <text:p>mình nhận hàng thấy khá hài lòng với sp. <text:s/>dưới 2tr đồng thì mình mua tặng cho dì mình để gọi video và lướt youtube nên không yêu cầu gì cao lắm</text:p>
          </table:table-cell>
          <table:table-cell table:number-columns-repeated="16383"/>
        </table:table-row>
        <table:table-row table:style-name="ro1">
          <table:table-cell office:value-type="string" table:style-name="ce2">
            <text:p>hàng chính hãng Pháp sản xuất gần 2 năm trước nhưng chạy rất ổn định, bền và trang nhã lại giá rẻ cần cho người lớn tuổi không cần thời trang.</text:p>
          </table:table-cell>
          <table:table-cell table:number-columns-repeated="16383"/>
        </table:table-row>
        <table:table-row table:style-name="ro1">
          <table:table-cell office:value-type="string" table:style-name="ce2">
            <text:p>nhận xét tui đâu rồi hả tiki</text:p>
          </table:table-cell>
          <table:table-cell table:number-columns-repeated="16383"/>
        </table:table-row>
        <table:table-row table:style-name="ro1">
          <table:table-cell office:value-type="string" table:style-name="ce2">
            <text:p>máy này có hỗ trợ tiếng việt không admin? xin cảm ơn!</text:p>
          </table:table-cell>
          <table:table-cell table:number-columns-repeated="16383"/>
        </table:table-row>
        <table:table-row table:style-name="ro1">
          <table:table-cell office:value-type="string" table:style-name="ce2">
            <text:p>Chỉ mỗi cái giao nhầm mầu. Đặt mầu hồng thì lại giao màu đen</text:p>
          </table:table-cell>
          <table:table-cell table:number-columns-repeated="16383"/>
        </table:table-row>
        <table:table-row table:style-name="ro1">
          <table:table-cell office:value-type="string" table:style-name="ce2">
            <text:p>máy đẹp,động gói kỹ, nhưng phím 3khongcai đặt được thời gian</text:p>
          </table:table-cell>
          <table:table-cell table:number-columns-repeated="16383"/>
        </table:table-row>
        <table:table-row table:style-name="ro1">
          <table:table-cell office:value-type="string" table:style-name="ce2">
            <text:p>Máy đẹp , chất lượng đọc tốt , pin không được trâu lắm , có 2 chế độ ánh sáng linh hoạt đọc ngày đêm không mỏi mắt</text:p>
          </table:table-cell>
          <table:table-cell table:number-columns-repeated="16383"/>
        </table:table-row>
        <table:table-row table:style-name="ro1">
          <table:table-cell office:value-type="string" table:style-name="ce2">
            <text:p>nge đàm thoại rất kém.loa rất nhỏ</text:p>
          </table:table-cell>
          <table:table-cell table:number-columns-repeated="16383"/>
        </table:table-row>
        <table:table-row table:style-name="ro1">
          <table:table-cell office:value-type="string" table:style-name="ce2">
            <text:p>có cho cục sạc không mà trong phụ kiện đi kèm không thấy nói</text:p>
          </table:table-cell>
          <table:table-cell table:number-columns-repeated="16383"/>
        </table:table-row>
        <table:table-row table:style-name="ro1">
          <table:table-cell office:value-type="string" table:style-name="ce2">
            <text:p>Hộp hơi cũ. Nhìn k được bắt mắt</text:p>
          </table:table-cell>
          <table:table-cell table:number-columns-repeated="16383"/>
        </table:table-row>
        <table:table-row table:style-name="ro1">
          <table:table-cell office:value-type="string" table:style-name="ce2">
            <text:p>P30 LIte hoàn hảo trong tầm giá với cấu hình và thiết kế mỏng nhẹ. Với giá lúc mình mua chỉ có 5.2tr thì kiếm đâu được RAM 6G và bộ nhớ tới 128G như thế này chứ? Điểm trừ duy nhất mà mình rất không thích là ảnh chụp lên với bất kỳ chế độ thông thường nào đều rất không trung thực, dòng Nova làm tốt hơn. Có lẽ vì P30 lite bị sử dụng hiệu ứng làm đẹp quá đà.</text:p>
          </table:table-cell>
          <table:table-cell table:number-columns-repeated="16383"/>
        </table:table-row>
        <table:table-row table:style-name="ro1">
          <table:table-cell office:value-type="string" table:style-name="ce2">
            <text:p>Gét tàu nhưng mua nó mới biết dùng ngon hơn samsung nhưng không thể so được với apple được cái rẻ</text:p>
          </table:table-cell>
          <table:table-cell table:number-columns-repeated="16383"/>
        </table:table-row>
        <table:table-row table:style-name="ro1">
          <table:table-cell office:value-type="string" table:style-name="ce2">
            <text:p>Mới mua dùng không có vấn đề gì cả. Ban đầu nghĩ cứ màn to là dùng sướng nhưng thực sự hơi to so với nhu cầu thật sự của mình. 11 inch có lẽ sẽ ổn hơn. 12.9 chuyên dành cho các bạn làm nghề thì hợp nhất. Nếu muốn tiện dụng nhỏ gọn đặc biệt là có thể cầm lên giường nằm thư giãn thì 11 nhẹ hơn nên sẽ oke hơn</text:p>
          </table:table-cell>
          <table:table-cell table:number-columns-repeated="16383"/>
        </table:table-row>
        <table:table-row table:style-name="ro1">
          <table:table-cell office:value-type="string" table:style-name="ce2">
            <text:p>Tiki giao chậm, bắt mình đợi tới 8h tối mà cuối cùng vẫn không giao đúng dù mình gọi điện và TIKI hẹn sẽ gọi lại. Mình hủy luôn đơn hàng thì quá trình trả lại tiền cũng rất kéo dài. Lần sau mình mua tiếp vì TIKI bán giá cũng phải chăng. Lần này giao 2h nhanh gọn. Đây là hàng chính hãng nhưng nhập từ Hongkhôngng nhe mọi người.</text:p>
          </table:table-cell>
          <table:table-cell table:number-columns-repeated="16383"/>
        </table:table-row>
        <table:table-row table:style-name="ro1">
          <table:table-cell office:value-type="string" table:style-name="ce2">
            <text:p>Mình mua máy giao hàng rất nhanh, mở ra thì máy phiên bản tiếng Nhật, phải cài app dịch vào điện thoại vừa quét camera vừa mò để chuyển sang tiếng Anh. Xong phải cập nhật firmware mới thì chạy được, không thì máy đơ quẹt không ăn. Các bạn yếu công nghệ mua về ngồi khóc. <text:s/>Dịch vụ Tiki thì tốt.</text:p>
          </table:table-cell>
          <table:table-cell table:number-columns-repeated="16383"/>
        </table:table-row>
        <table:table-row table:style-name="ro1">
          <table:table-cell office:value-type="string" table:style-name="ce2">
            <text:p>Xài gần tháng rồi thấy rất ok. Từ ngày mua 22/5 mới sạc pin 1 lần duy nhất <text:s/>) Cảm ứng chậm chạp nên sẽ hơi bực mình và tính năng search không tốt chút nào, nếu tính năng search mạnh như Google thì quá tuyệt.</text:p>
          </table:table-cell>
          <table:table-cell table:number-columns-repeated="16383"/>
        </table:table-row>
        <table:table-row table:style-name="ro1">
          <table:table-cell office:value-type="string" table:style-name="ce2">
            <text:p>Máy dùng tốt lắm! Thi thoảng hơi lag tí nhưng mà dùng vẫn tốt</text:p>
          </table:table-cell>
          <table:table-cell table:number-columns-repeated="16383"/>
        </table:table-row>
        <table:table-row table:style-name="ro1">
          <table:table-cell office:value-type="string" table:style-name="ce2">
            <text:p>Sản phẩm dùng tốt, ổn định, rất ok trong tầm giá .</text:p>
          </table:table-cell>
          <table:table-cell table:number-columns-repeated="16383"/>
        </table:table-row>
        <table:table-row table:style-name="ro1">
          <table:table-cell office:value-type="string" table:style-name="ce2">
            <text:p>Mình đã mua và trải nghiệm được 2 tuần. Sau 2 tuần đánh giá mọi thứ máy đọc sách này mình mua trên Tiki là rất hài lòng. Nếu bạn là “ mọt sách “ và hay đi di chuyển nhiều sẽ rất tiện lợi đấy.</text:p>
          </table:table-cell>
          <table:table-cell table:number-columns-repeated="16383"/>
        </table:table-row>
        <table:table-row table:style-name="ro1">
          <table:table-cell office:value-type="string" table:style-name="ce2">
            <text:p>Nói chung là như hình, nhưng có 1 cái mình không ưng là chế độ sáng màn hình kém quá. Nút bấm trung bình</text:p>
          </table:table-cell>
          <table:table-cell table:number-columns-repeated="16383"/>
        </table:table-row>
        <table:table-row table:style-name="ro1">
          <table:table-cell office:value-type="string" table:style-name="ce2">
            <text:p>ok,cám ơn bạn hàng như quảng cáo giao hàng cẩn thận tốt</text:p>
          </table:table-cell>
          <table:table-cell table:number-columns-repeated="16383"/>
        </table:table-row>
        <table:table-row table:style-name="ro1">
          <table:table-cell office:value-type="string" table:style-name="ce2">
            <text:p>Dùng được hơn 5 tháng rồi có một số nhận xét như sau: _ Bút viết note nhiều sẽ bị lệch và cần calibrate lại _ Chữ tương đối tốt tuy nhiên đối với mình có hơi nhỏ tí _ Dùng không ốp thì sẽ nhẹ, ốp vào thì cầm lâu sẽ bị mỏi tay _ Firmware còn thô sơ và cần thời gian nâng cấp ở các bản sau</text:p>
          </table:table-cell>
          <table:table-cell table:number-columns-repeated="16383"/>
        </table:table-row>
        <table:table-row table:style-name="ro1">
          <table:table-cell office:value-type="string" table:style-name="ce2">
            <text:p>điện thoại gon nhung pin hoi yếu chuyển hang nhanh bao dam</text:p>
          </table:table-cell>
          <table:table-cell table:number-columns-repeated="16383"/>
        </table:table-row>
        <table:table-row table:style-name="ro1">
          <table:table-cell office:value-type="string" table:style-name="ce2">
            <text:p>máy rất đep ạ</text:p>
          </table:table-cell>
          <table:table-cell table:number-columns-repeated="16383"/>
        </table:table-row>
        <table:table-row table:style-name="ro1">
          <table:table-cell office:value-type="string" table:style-name="ce2">
            <text:p>sản phẩm ok. chỉ không tiện cho người già phần mở khoá màn hình phải bấm tổ hợp phím (nếu làm phím bâm cơ là Ok)</text:p>
          </table:table-cell>
          <table:table-cell table:number-columns-repeated="16383"/>
        </table:table-row>
        <table:table-row table:style-name="ro1">
          <table:table-cell office:value-type="string" table:style-name="ce2">
            <text:p>San pham ok nhung de bi loi man hinh</text:p>
          </table:table-cell>
          <table:table-cell table:number-columns-repeated="16383"/>
        </table:table-row>
        <table:table-row table:style-name="ro1">
          <table:table-cell office:value-type="string" table:style-name="ce2">
            <text:p>Hài lòng với sản phẩm, kiểu dáng đẹp</text:p>
          </table:table-cell>
          <table:table-cell table:number-columns-repeated="16383"/>
        </table:table-row>
        <table:table-row table:style-name="ro1">
          <table:table-cell office:value-type="string" table:style-name="ce2">
            <text:p>Điên thoại này nghe to rõ và đầy đủ chức năng cần thiết.pin trâu thiệt.thít nhất đèn pin siêu sáng</text:p>
          </table:table-cell>
          <table:table-cell table:number-columns-repeated="16383"/>
        </table:table-row>
        <table:table-row table:style-name="ro1">
          <table:table-cell office:value-type="string" table:style-name="ce2">
            <text:p>Tích hợp với pocket rất thú vị, tuy một số trang tiếng Việt/Anh không được hỗ trợ. Đọc sách tiếng anh thì được. Tiếng việt sẽ phải tải thêm font. Không có tích hợp email như kindle nên load sách vào là phải kết nối usb. So với sách thật thì cùng bề rộng, nhưng ngắn hơn nên đọc pdf cũng không thoải mái lắm. Sách epub mình load vào bị lỗi điều hướng: bấm qua trang thành qua chương mà chưa biết xử lý. Nói chung tạm ổn.</text:p>
          </table:table-cell>
          <table:table-cell table:number-columns-repeated="16383"/>
        </table:table-row>
        <table:table-row table:style-name="ro1">
          <table:table-cell office:value-type="string" table:style-name="ce2">
            <text:p>Chất âm kém, đeo khá thoải mái đi tập gym ok. Thi thoảng lỗi vặt khi chuyển đổi giữ tính năng.</text:p>
          </table:table-cell>
          <table:table-cell table:number-columns-repeated="16383"/>
        </table:table-row>
        <table:table-row table:style-name="ro1">
          <table:table-cell office:value-type="string" table:style-name="ce2">
            <text:p>Gói hàng/hộp còn đẹp, không bị móp méo. Cảm ơn TiKi và người vận chuyển.</text:p>
          </table:table-cell>
          <table:table-cell table:number-columns-repeated="16383"/>
        </table:table-row>
        <table:table-row table:style-name="ro1">
          <table:table-cell office:value-type="string" table:style-name="ce2">
            <text:p>Mình mua vì nó chống nước thôi, còn lại thì tai nghe không có chức năng thông minh gì hết. Bỏ tai nghe ra nhạc vẫn phát, chỉ khi nào bỏ trong hộp mới ngắt kết nối thôi. Sẽ là điểm trừ lớn với ai có yêu cầu cao hơn. Với mình thì ổn.</text:p>
          </table:table-cell>
          <table:table-cell table:number-columns-repeated="16383"/>
        </table:table-row>
        <table:table-row table:style-name="ro1">
          <table:table-cell office:value-type="string" table:style-name="ce2">
            <text:p>giao hàng nhanh kết nối nhanh tuy nhiên khi kết nối với laptop thì tai nghe có những khoảng mất tiếng không biết đây có phải là lỗi của sản phẩm không<text:s/></text:p>
          </table:table-cell>
          <table:table-cell table:number-columns-repeated="16383"/>
        </table:table-row>
        <table:table-row table:style-name="ro1">
          <table:table-cell office:value-type="string" table:style-name="ce2">
            <text:p>Mình dùng lenovo T series thì thấy kết nối hay bị dán đoạn, còn dùng với di động thì rất ok.</text:p>
          </table:table-cell>
          <table:table-cell table:number-columns-repeated="16383"/>
        </table:table-row>
        <table:table-row table:style-name="ro1">
          <table:table-cell office:value-type="string" table:style-name="ce2">
            <text:p>khá hài lòng về mẫu mã, có thể phù hợp hơn với nữ vì hơi nhỏ. giao hàng nhanh. đúng là silent thật (đôi khi cảm thấy bấm nó không sướng vì không nghe thấy tiếng click. nhưng rất phù hợp làm việc ban đêm không ảnh hưởng đến người khác)</text:p>
          </table:table-cell>
          <table:table-cell table:number-columns-repeated="16383"/>
        </table:table-row>
        <table:table-row table:style-name="ro1">
          <table:table-cell office:value-type="string" table:style-name="ce2">
            <text:p>Mẫu mã khỏi phải bàn, bấm không ra tí tiếng động. Có điều kết nối mạng không dây hơi yếu. CPU máy công ty mình để dưới gầm bàn, ban đầu cắm vào ổ USD phía sau CPU thì bị giật lag, mình thử đổi pin vẫn không được nên thử cắm đầu kết nối vào USD phía trước CPU thì dùng okie. Mua chung với em K380 thành 1 cặp <text:s/>)</text:p>
          </table:table-cell>
          <table:table-cell table:number-columns-repeated="16383"/>
        </table:table-row>
        <table:table-row table:style-name="ro1">
          <table:table-cell office:value-type="string" table:style-name="ce2">
            <text:p>cũng không thật sự bền về âm lắm. lúc mới mua về dùng cũng tốt, âm ấn gần như lặng hoàn toàn, tuy nhiên do tính chất công việc mình dùng chuột gần như ấn muốn làm hỏng <text:s text:c="2"/>, thì giờ âm ấn cũng to to dần thì phải, sắp bằng con chuột cũ của mình :v độ hoàn thiện chưa tốt lắm. mình thấy trên chuột hình như có 2,3 chỗ hở ....</text:p>
          </table:table-cell>
          <table:table-cell table:number-columns-repeated="16383"/>
        </table:table-row>
        <table:table-row table:style-name="ro1">
          <table:table-cell office:value-type="string" table:style-name="ce2">
            <text:p>Mình mua com m331 silent được gần 1 tháng. Chuột dùng khá tốt, 2 nút trái phải bấm êm, không ồn. Mình mua màu xanh, nhìn đẹp nhưng xài mau dơ 2 bên hông. Sản phẩm tốt nhưng mình có cảm giác không hài lòng về cách làm của Tiki. Trên shop ghi là m331 silent plus nhưng lúc giao là m331 silent. Bên dưới chuột bị trầy xước, kiểu như đã rê chuột, dùng nhiều lần rồi ấy. Và số serial trong thân chuột không khớp với trên vỏ hộp. Đã liên hệ Tiki nhưng câu trả lời thật sự gây khó hiểu cho mình. Không muốn làm phiền phức sự việc thêm, chỉ mong Tiki đọc được nhận xét này và cải thiện chất lượng dịch vụ hơn nữa, vì trước giờ mình vẫn tin tưởng Tiki.</text:p>
          </table:table-cell>
          <table:table-cell table:number-columns-repeated="16383"/>
        </table:table-row>
        <table:table-row table:style-name="ro1">
          <table:table-cell office:value-type="string" table:style-name="ce2">
            <text:p>Giao hàng nhanh, gói cẩn thận, bạn shipper cực kì nhiệt tình luôn. Nhận xét về chuột thì cầm đầm tay, không nhỏ quá, bấm không nghe tiếng êm nhưng dùng xong mình lại thích nghe tiếng click click hơn -_-. So với chuột Genius mình đang xài được 2 năm thì mình thấy Genius rê chuột nhẹ, nhạy còn logitech cứ cảm thấy chậm và nặng kiểu gì í.</text:p>
          </table:table-cell>
          <table:table-cell table:number-columns-repeated="16383"/>
        </table:table-row>
        <table:table-row table:style-name="ro1">
          <table:table-cell office:value-type="string" table:style-name="ce2">
            <text:p>Sản phẩm ok so với tầm giá. Quên mất việc nghiên cứu chính sách bảo hành trước khi mua nên k biết có có bảo hành không bởi trên chuột k có bất kì tem dán gì. Chuột nhỏ phù hợp với các bạn tay vừa và nhỏ Click rất êm phù hợp làm việc trong môi trường yên tĩnh hoặc không muốn ảnh hưởng người khác</text:p>
          </table:table-cell>
          <table:table-cell table:number-columns-repeated="16383"/>
        </table:table-row>
        <table:table-row table:style-name="ro1">
          <table:table-cell office:value-type="string" table:style-name="ce2">
            <text:p>hàng được giao rất nhanh, tối đặt mà sáng hôm sau đã giao đến rồi. hàng mới nguyên chưa bị bóc ra. tuy nhiên mình gặp tình trạng giống nhiều bạn là nhận được con Silent chứ không phải Silent Plus như web ghi <text:s/>) dùng thì vẫn vẫn thích nhưng bán cái gì thì vẫn nên ghi đúng cái đó</text:p>
          </table:table-cell>
          <table:table-cell table:number-columns-repeated="16383"/>
        </table:table-row>
        <table:table-row table:style-name="ro1">
          <table:table-cell office:value-type="string" table:style-name="ce2">
            <text:p>Đúng là silent, click rất êm, cảm giác rất giống con Microsoft 3600 ngày xưa. Nhưng công nghệ tracking con này thua blue track technology của Microsoft, không di được trên mặt kính, một số bề mặt (gỗ, giấy báo) cũng không cho cảm giác di thật tốt. <text:s text:c="2"/>Dùng Logitech luôn có cảm giác ỳ ỳ kiều gì rất khó tả, di hơi chậm, click cũng hơi chậm, trước có 1 con của papa cũng cho cảm giác tương tự. Trải nghiệm vẫn ok nhưng không sướng. <text:s/>Được phần silent bù lại, thôi cho 4 sao.</text:p>
          </table:table-cell>
          <table:table-cell table:number-columns-repeated="16383"/>
        </table:table-row>
        <table:table-row table:style-name="ro1">
          <table:table-cell office:value-type="string" table:style-name="ce2">
            <text:p>- Hàng đóng gói kỹ, Tiki giao hàng nhanh. Đầy đủ tem từ nhà sản xuất và nhà phân phối. <text:s/>- Chuột cầm khá đầm tay và chắc chắn. Đúng với tên gọi Slient Plus, click khá êm và yên tĩnh nhưng vẫn mang lại cảm giác đang click.</text:p>
          </table:table-cell>
          <table:table-cell table:number-columns-repeated="16383"/>
        </table:table-row>
        <table:table-row table:style-name="ro1">
          <table:table-cell office:value-type="string" table:style-name="ce2">
            <text:p>Đây là lần thứ 2 mua hàng công nghệ trên Tiki , vẫn là rất hài lòng , chuột đẹp , mới , click rất êm đúng như quảng cáo ( tuy nhiên khi nhận hàng thì thấy hộp giấy có đường rọc , và bên trong hộp chuột cũng như ai đã tháo sẵn , trừ 1 sao vì điều này ) . Màu nào cũng rất đẹp , chọn mua màu đen cho sạch .</text:p>
          </table:table-cell>
          <table:table-cell table:number-columns-repeated="16383"/>
        </table:table-row>
        <table:table-row table:style-name="ro1">
          <table:table-cell office:value-type="string" table:style-name="ce2">
            <text:p>Mình vừa mua con thứ 3 màu xanh. Con đầu màu đỏ mua từ 2017 tới giờ vẫn còn xài được. Con thứ 2 màu đen mua từ 2018 vừa die . Con thứ 3 mới mua. Tổng quan chung là dùng thích, nút bấm êm, k nghe tiếng. Nhỏ gọn kiểu dáng thánh thoát. Chất lượng có vẻ tùy vào lô hàng thì phải. Như con màu đen mình mua sau mà lại die sớm. chưa rới 1 năm, con màu Đỏ mua lâu rồi mà vẫn còn xài ngon.</text:p>
          </table:table-cell>
          <table:table-cell table:number-columns-repeated="16383"/>
        </table:table-row>
        <table:table-row table:style-name="ro1">
          <table:table-cell office:value-type="string" table:style-name="ce2">
            <text:p>Hài lòng với dịch vụ giao hàng tiki, nhanh chóng. <text:s/>Hình thức sản phẩm đẹp, đáng mua mặc dù chưa test chất lượng. Nhưng không hiểu lí do tại sao hộp sản phẩm lại bị khui trước khi đến tay khách hàng mặc dù không thấu dán tem <text:s/>bảo hành</text:p>
          </table:table-cell>
          <table:table-cell table:number-columns-repeated="16383"/>
        </table:table-row>
        <table:table-row table:style-name="ro1">
          <table:table-cell office:value-type="string" table:style-name="ce2">
            <text:p>Khá hài lòng về sản phẩm, cảm giác thuận tiện khi dùng chuột, đặc biệt là khoảng click silent giúp giảm <text:s/>tiếng ồn rất tốt. Tuy nhiên vẫn còn 2 điểm chưa hài lòng: - Tên mô tả sản phẩm trên Tiki là M331 silent plus nhưng thực tế là M331 silent. Tiki nên xem lại vì theo mình đây là điểm critical khi quảng cáo và giới thiệu sản phẩm <text:s/>- Con lăn chuột vẫn phát ra tiếng động, nếu silent luôn thì quát tuyệt</text:p>
          </table:table-cell>
          <table:table-cell table:number-columns-repeated="16383"/>
        </table:table-row>
        <table:table-row table:style-name="ro1">
          <table:table-cell office:value-type="string" table:style-name="ce2">
            <text:p>Sp rất đẹp, gọn nhẹ, dễ sử dụng, đặc biệt màu đỏ nhìn rất chanh sả?. Hơi phân vân khi có bạn review phần nhô ra ở tay sẽ khó thao tác so với chuột truyền thống nhưng không hề, rất ôm tay và dễ sử dụng. Nchung mới dùng được mấy bữa thì thấy rất hài lòng. <text:s/>Tuy nhiên lúc mở hộp thì thấy phần vỏ bọc bên ngoài đầy bụi bẩn như kiểu k được lau chùi vậy. Mở ra thì chuột mới nhưng ấn tượng ban đầu nhìn vỏ bẩn bẩn hơi k được vui. Ít nhất lúc gói hàng cũng nên lau qua chứ. Nhìn k khác gi hàng tồn kho lâu ngày bụi bẩn bám đầy? trừ 1*</text:p>
          </table:table-cell>
          <table:table-cell table:number-columns-repeated="16383"/>
        </table:table-row>
        <table:table-row table:style-name="ro1">
          <table:table-cell office:value-type="string" table:style-name="ce2">
            <text:p>Mình mua con này là để thay thế con y chang mình mua 2 năm trước. Mở ra thấy bao bìa đã bị rạch, cái đầu receiver ghi là Logi chứ k giống hồi đó của mình là Logitech. Chắc do đợt hàng này mới nên đổi logo công ty. <text:s/>Bấm thì chất lượng như nhau, tuy nhiên số seri lại khác nhau. Tiki ráng đảm bảo hàng có seri giống nhau để mọi người an tâm nhé</text:p>
          </table:table-cell>
          <table:table-cell table:number-columns-repeated="16383"/>
        </table:table-row>
        <table:table-row table:style-name="ro1">
          <table:table-cell office:value-type="string" table:style-name="ce2">
            <text:p>Hàng xài êm tốt, vừa tay, chắc là thật, nhưng S/N cũng không trùng hộp như các bạn khác đã phản hồi. Không biết tiki giải thích việc này như thế nào. Hàng giao nhanh, 2 ngày là nhận được, nhưng tiki để thời gian dự kiến rất xa 4-5 ngày!!!</text:p>
          </table:table-cell>
          <table:table-cell table:number-columns-repeated="16383"/>
        </table:table-row>
        <table:table-row table:style-name="ro1">
          <table:table-cell office:value-type="string" table:style-name="ce2">
            <text:p>Ưu: - Giá rẻ. - Nhỏ, gọn, tiện dụng. - Dùng pin AA nên thời gian dùng rất lâu.<text:s/></text:p>
          </table:table-cell>
          <table:table-cell table:number-columns-repeated="16383"/>
        </table:table-row>
        <table:table-row table:style-name="ro1">
          <table:table-cell office:value-type="string" table:style-name="ce2">
            <text:p>Chuột sài khá là ok! Có điều tiki để là chuột M311 silent plus nhưng lại giao M311 silent vậy có phải đã giao đúng hàng cho khách hay chưa! Còn thắc mắc 1 điều là chế độ bảo hành thì như thế nào?</text:p>
          </table:table-cell>
          <table:table-cell table:number-columns-repeated="16383"/>
        </table:table-row>
        <table:table-row table:style-name="ro1">
          <table:table-cell office:value-type="string" table:style-name="ce2">
            <text:p>Nhận hàng trễ, odder từ ngày 28/5 cho đến hôm nay 5/6 mới nhận được hàng. Sản phẩm chất lượng tốt, click chuột êm ái, cầm vừa tay, lướt chuột nhẹ nhàng, thời lượng sử dụng pin thì phải đợi thêm</text:p>
          </table:table-cell>
          <table:table-cell table:number-columns-repeated="16383"/>
        </table:table-row>
        <table:table-row table:style-name="ro1">
          <table:table-cell office:value-type="string" table:style-name="ce2">
            <text:p>1. Được: <text:s text:c="2"/>ít ồn và thời lượng pin lâu, Di được trên bề mặt nhẵn bóng. Đã chek serial --&gt; chính hàng (không lấy đuọc 110% của tiki rồi hehe) <text:s/>2. Chưa được <text:s/>Chất lượng build không được như kỳ vọng. Lớp phủ cao su chống trơn không thật sự êm tay. Chỉ <text:s/>có 02 phí bấm (trái, phải) là có độ ồn thấp --&gt; chuột giữa + bánh xe vẫn kêu to như chuột bình thường. Đầu Reciever hơi to, không thể cắm liên tục vào cổng usb trên máy tính xác tay nếu dùng túi chống sốc. <text:s/>==&gt; <text:s/>thích hợp sử dụng cho văn phòng, và những người tay nhỏ.</text:p>
          </table:table-cell>
          <table:table-cell table:number-columns-repeated="16383"/>
        </table:table-row>
        <table:table-row table:style-name="ro1">
          <table:table-cell office:value-type="string" table:style-name="ce2">
            <text:p>Chuột hình thức mới đẹp thông tin sản xuất năm 2019, Ban đầu ấn chưa quen sau một hồi quen ấn khá thích nhạy.. <text:s/>Khi nhận hàng cực kỳ khó chịu với cách đóng gói, thùng hàng đã bị mở lắp nhìn thấy chuột bên trong, không chèn lót gì cả.. đóng gói cực thiếu chuyên nghiệp. lần sau thế nữa là không lấy đâu tiki ạ!</text:p>
          </table:table-cell>
          <table:table-cell table:number-columns-repeated="16383"/>
        </table:table-row>
        <table:table-row table:style-name="ro1">
          <table:table-cell office:value-type="string" table:style-name="ce2">
            <text:p>Đặt hàng buổi sáng buổi chiều giao liền! Quá nhanh Tiki êiiii!! <text:s/>Mình cx bị tình trạng chuột nhận đã bị bóc hộp, nhưng chắc là để dán tem bảo hành hehe. <text:s text:c="2"/>Chuột này mình có xài thử của bạn, thấy êm ái ok nên ms mua. Chất lượng miễn bàn r. Trc mắt cứ rate 5 sao, hư hỏng gì bsau vô report típ ^^</text:p>
          </table:table-cell>
          <table:table-cell table:number-columns-repeated="16383"/>
        </table:table-row>
        <table:table-row table:style-name="ro1">
          <table:table-cell office:value-type="string" table:style-name="ce2">
            <text:p>Sản phẩm ổn định, pin dùng lâu (pin rin theo máy). <text:s/>Tuy nhiên sản phẩm này có lỗi là sau khi thay pin hay bị lỗi chập chờn, không điều khiển được theo ý muốn. Tôi cùng với đồng nghiệp mua khá nhiều chuột này dùng 1 lần và có cùng trải nghiệm như vậy (tuy nhiên không phải chuột nào cũng bị)</text:p>
          </table:table-cell>
          <table:table-cell table:number-columns-repeated="16383"/>
        </table:table-row>
        <table:table-row table:style-name="ro1">
          <table:table-cell office:value-type="string" table:style-name="ce2">
            <text:p>Tiki giao hàng nhanh, nhưng hàng mình nhận bị tháo ra 1/3 vỏ, không còn full box nên đặt cho mình ít hoài nghi về tình trạng sản phẩm. Nhưng mở hộp ra sử dụng thì không có gì để chê. Chuột chạy mượt, vừa tay, có chế độ noise cancelling click nên rất tiện.</text:p>
          </table:table-cell>
          <table:table-cell table:number-columns-repeated="16383"/>
        </table:table-row>
        <table:table-row table:style-name="ro1">
          <table:table-cell office:value-type="string" table:style-name="ce2">
            <text:p>Nhìn hình sản phẩm trên tiki mình hông nghĩ nó có lớp màu xanh đậm hơn như thế này. Anyway mình vẫn giữ để sử dụng không đổi trả hàng, comment để tiki chọn hình sản phẩm kỹ và chân thực hơn</text:p>
          </table:table-cell>
          <table:table-cell table:number-columns-repeated="16383"/>
        </table:table-row>
        <table:table-row table:style-name="ro1">
          <table:table-cell office:value-type="string" table:style-name="ce2">
            <text:p>- Giao hàng nhanh: 2h nhưng tầm 45' đã có hàng - Về sản phẩm: + Thiết kế: đẹp, cầm chắc tay, màu sắc tương đối, nói chung 9đ về ngoai hình + Tính năng: chuột bấm không phát ra âm thanh ồn, con lăn rê chuột cũng khó ổn. Nhưng 9dôi lúc hơi lắc, không biết nguyên nhân gì. Nhìn chung khá hài lòng về sản phẩm này.</text:p>
          </table:table-cell>
          <table:table-cell table:number-columns-repeated="16383"/>
        </table:table-row>
        <table:table-row table:style-name="ro1">
          <table:table-cell office:value-type="string" table:style-name="ce2">
            <text:p>Mình mua chuột mới vì cần loại không gây tiếng ồn đến xung quanh. <text:s/>Loại này quá tốt, rất êm và gần như không phát ra âm thanh click khi sử dụng. <text:s/>Dùng tốt với cả macbook và windows. Cần cải thiện: nút cuộn có vẻ không êm lắm, nhưng dùng một hồi cũng quen.</text:p>
          </table:table-cell>
          <table:table-cell table:number-columns-repeated="16383"/>
        </table:table-row>
        <table:table-row table:style-name="ro1">
          <table:table-cell office:value-type="string" table:style-name="ce2">
            <text:p>Tiki giao hàng đúng hẹn, đóng gói tốt (có rút kinh nghiệm dán keo khi đã gỡ bao bì để dán tem bảo hành) <text:s/>thái độ nhân viên tốt. Nói về sản phẩm: cầm vừa tay, lớp nhựa bên hông có lớp nhựa mềm cầm thích tay,, bấm êm, nhưng hơi thất vọng ở con lăn kêu hơi to, click không có độ nảy cao, bạn nào vừa xài chuột có dây chuyển qua sẽ hơi khó chịu, nói chung sản phẩm đáng để trái nghiệm ^^</text:p>
          </table:table-cell>
          <table:table-cell table:number-columns-repeated="16383"/>
        </table:table-row>
        <table:table-row table:style-name="ro1">
          <table:table-cell office:value-type="string" table:style-name="ce2">
            <text:p>Lần đầu tiên xài chuột không dây của Logitech là con M235, mua hồi 01/2015 xài tới thời điểm này mới bị hư chuột trái (nhấp đơn ra nhấp đúp). Mình hay làm việc ban đêm nên mới quyết định mua em này, bản thân không mặn mà lắm vì sợ click êm quá độ nảy sẽ kém. Hôm nay nhận được hàng cảm thấy hài lòng hơn mong đợi. Chuột click vẫn có tiếng nhưng êm và đầm hơn hẳn chuột thường, có lẽ thời gian đầu chưa quen nên mình thấy độ nảy không bằng M235. Con lăn nếu quay nhanh vẫn phát ra tiếng, lăn không mượt bằng con lăn của M235 nhưng click nhẹ và êm hơn. Chuột màu đen nhìn cực sang chảnh, nhìn hình có vẻ hơn to nhưng cầm mới thấy vừa vặn ôm sát bàn tay (tay mình khá nhỏ). Hi vọng phần cao su sẽ không bị xỉn màu quá sớm. Lúc trước mình mua con chuột màu hồng cam xài 3 năm phần cao su xỉn thành màu vàng luôn <text:s/>( Chỉ thấy lạ là không thấy dán tem bảo hành như mọi lần mình mua.</text:p>
          </table:table-cell>
          <table:table-cell table:number-columns-repeated="16383"/>
        </table:table-row>
        <table:table-row table:style-name="ro1">
          <table:table-cell office:value-type="string" table:style-name="ce2">
            <text:p>Hàng mới, không trầy xước. Chuột cầm vừa tay, độ nhạy tốt. Dòng silent nên tiếng click chuột nhẹ, tuy nhiên con lăn giữa vẫn phát ra âm thanh hơi lớn. Sản phẩm xứng đáng với giá tiền. Chỉ có một vấn đề duy nhất khiến mình không hài lòng là tiki giao hàng khá chậm, phải mất 5 ngày mình mới nhận được hàng.</text:p>
          </table:table-cell>
          <table:table-cell table:number-columns-repeated="16383"/>
        </table:table-row>
        <table:table-row table:style-name="ro1">
          <table:table-cell office:value-type="string" table:style-name="ce2">
            <text:p>Chuột như mình mong đợi, tiếng nhấn và lăn chuột cực nhỏ chỉ khi trong phòng cực yên lặng hoặc để chuột sát lỗ tai mới nghe tiếng. Dù mình đặt tiki now nhưng giao hàng hơi chậm.</text:p>
          </table:table-cell>
          <table:table-cell table:number-columns-repeated="16383"/>
        </table:table-row>
        <table:table-row table:style-name="ro1">
          <table:table-cell office:value-type="string" table:style-name="ce2">
            <text:p>Nhận xét sau khi sử dụng tròn 3 tháng: Chất lượng hoàn thiện tốt, chuột cầm vừa tay và chắc chắn Pin sử dụng liên tục 3 tháng bắt đầu có hiện tượng drop/delay tuy rất ít Chuột silent âm phím khá êm nhưng phím cuộn lại kêu tạch tạch khi lăn nhanh, chưa được hoàn hảo lắm Giao hàng nhanh và đóng gói cẩn thận Kết luận là chất lượng tốt, đáng mua trừ khi bạn là tín đồ perfectionist<text:s text:c="2"/></text:p>
          </table:table-cell>
          <table:table-cell table:number-columns-repeated="16383"/>
        </table:table-row>
        <table:table-row table:style-name="ro1">
          <table:table-cell office:value-type="string" table:style-name="ce2">
            <text:p>Click chuột không gây tiếng ồn, tuy nhiên con lăn lại kêu khá to nên cho 4 sao. Về trải nghiệm thì dòng silent nên bạn nào chưa quen cảm giác lúc đầu click sẽ không được đàn hồi như chuột thường, cảm giác giống như phím liệt.</text:p>
          </table:table-cell>
          <table:table-cell table:number-columns-repeated="16383"/>
        </table:table-row>
        <table:table-row table:style-name="ro1">
          <table:table-cell office:value-type="string" table:style-name="ce2">
            <text:p>Đang xài bị chuột gặm phần con lăn với phần cao su phía ngón cái nên phải mua cái mới. Nói chung nhà sản xuất nên cải tiến sao cho mùi không hấp dẫn chột là được. Chứ mình xài thấy ok không phang nàn.</text:p>
          </table:table-cell>
          <table:table-cell table:number-columns-repeated="16383"/>
        </table:table-row>
        <table:table-row table:style-name="ro1">
          <table:table-cell office:value-type="string" table:style-name="ce2">
            <text:p>Trước khi mình mua con M331 này cũng đăng đo lắm. Đã có nhiều người review rồi, khách quan và chân thực nhất là những bạn đánh giá 3* và 4*. Chuột rất tốt, xài rất thích, chỉ khuyết điểm là con lăng hơi lỏng lẻo. Hi vọng xài được lâu. Còn một yếu tốt quyết định mình mua con chuột này nữa là nó có tính năng Unifying của Logitech. Nhà mình có bàn phím Logitech K400r (có đầu thu Unifying). Vì vậy, khi mua con chuột này về kết hợp với bàn phím K400r mà chỉ cần 1 đầu thu thôi nên rất tiện lợi.</text:p>
          </table:table-cell>
          <table:table-cell table:number-columns-repeated="16383"/>
        </table:table-row>
        <table:table-row table:style-name="ro1">
          <table:table-cell office:value-type="string" table:style-name="ce2">
            <text:p>Model này đã cải thiện nút click, êm, hơn các model cũ. Nhưng xài trên máy MAC đôi lúc nó lag, có lẻ do DPI thấp. Các dòng cao hơn thì hỗ trợ tính năng xài cho nhiều máy thì mình thấy lại không cần thiết, phải con này được DPI cao lên tí thì đắt hơn mình vẫn mua.</text:p>
          </table:table-cell>
          <table:table-cell table:number-columns-repeated="16383"/>
        </table:table-row>
        <table:table-row table:style-name="ro1">
          <table:table-cell office:value-type="string" table:style-name="ce2">
            <text:p>- Giao hàng: Tiki giao nhanh, đặt tối hôm trước, chiều hôm sau đã có. Đóng gói chắc chắn</text:p>
            <text:p>- Sản phẩm: khá tốt so với giá tiền (299k). Click chuột không ồn, cầm vừa tay, nhạy.</text:p>
            <text:p>- Tem bảo hành: tem dán ở mép chuột, mở hộp ra đã thấy rách rồi, chẳng biết sau này lỡ bảo hành sao!!!</text:p>
          </table:table-cell>
          <table:table-cell table:number-columns-repeated="16383"/>
        </table:table-row>
        <table:table-row table:style-name="ro1">
          <table:table-cell office:value-type="string" table:style-name="ce2">
            <text:p>Bao bì không bị khui ra như các bạn khác phản ánh, nhưng lại bị trày và dơ nhiều ở mặt dưới ở phần cao su, <text:s/>chất lượng thì cần thời gian để kiểm chứng.</text:p>
          </table:table-cell>
          <table:table-cell table:number-columns-repeated="16383"/>
        </table:table-row>
        <table:table-row table:style-name="ro1">
          <table:table-cell office:value-type="string" table:style-name="ce2">
            <text:p>Hàng còn nguyên seal, không bị bóc ra để dán tem bảo hành. Chuột dùng ổn, cảm giác cầm trên tay rất thích. Tuy nhiên hàng là bản M331 SILENT chứ không phải bản mới (SILENT PLUS) như mô tả của Tiki.</text:p>
          </table:table-cell>
          <table:table-cell table:number-columns-repeated="16383"/>
        </table:table-row>
        <table:table-row table:style-name="ro1">
          <table:table-cell office:value-type="string" table:style-name="ce2">
            <text:p>Chuột logitech xài rất tốt, vì đây là sản phẩm bảo hành trên tem nhưng có điều là cách mà tiki dán tem bảo hành không hợp lý. Chỗ cầm nắm chuột hay đụng vào tem khi đó tem có thể rách vậy thì sao chúng tôi an tâm sử dụng sản phẩm. Tiki cần xem lại cách dán tem cho hợp lý hơn.</text:p>
          </table:table-cell>
          <table:table-cell table:number-columns-repeated="16383"/>
        </table:table-row>
        <table:table-row table:style-name="ro1">
          <table:table-cell office:value-type="string" table:style-name="ce2">
            <text:p>Vừa nhận hàng dùng được 3 ngày, nói chung khá hài lòng. Tiếng click rất khẽ và êm tay. Sẽ dùng thời gian nữa xem sao rồi phản hồi tiếp. Sp nguyên đai nguyên kiện có tem Digiworld.</text:p>
          </table:table-cell>
          <table:table-cell table:number-columns-repeated="16383"/>
        </table:table-row>
        <table:table-row table:style-name="ro1">
          <table:table-cell office:value-type="string" table:style-name="ce2">
            <text:p>Giao hàng nhanh, đóng gói cẩn thận. Chuột dùng rất êm, nhẹ nhàng, kết nối với máy tính dễ dàng không cần cài đặt thêm phần mềm hỗ trợ, chất liệu &amp; kiểu dáng chấp nhận được. Đánh giá cá nhân là tốt trong tầm giá. Góp ý thêm với tiki là không thấy phiếu bảo hành cũng như thông tin bảo hành trên website.</text:p>
          </table:table-cell>
          <table:table-cell table:number-columns-repeated="16383"/>
        </table:table-row>
        <table:table-row table:style-name="ro1">
          <table:table-cell office:value-type="string" table:style-name="ce2">
            <text:p>Vừa cầm trên tay đã thấy đã tay rồi, chuột nhẹ nhàng, nhạy và đặc biệt siêu thích là bấm không hề có tiếng, cơ mà hơi có chút không thích là màu xanh không được như trong hình <text:s text:c="2"/>Tiki thì trước giờ giao hàng luôn nhanh chóng và chưa bao giờ làm mình thấy vọng</text:p>
          </table:table-cell>
          <table:table-cell table:number-columns-repeated="16383"/>
        </table:table-row>
        <table:table-row table:style-name="ro1">
          <table:table-cell office:value-type="string" table:style-name="ce2">
            <text:p>Mới sử dụng mọi thứ đều ổn..! Chuột nhạy cảm biến laser nên không có đèn sáng bên dưới..! Hy vọng con lăn ở giữa sẽ bền ..! Tiki giao hàng nhanh và cẩn thận..!</text:p>
          </table:table-cell>
          <table:table-cell table:number-columns-repeated="16383"/>
        </table:table-row>
        <table:table-row table:style-name="ro1">
          <table:table-cell office:value-type="string" table:style-name="ce2">
            <text:p>Giao hàng tuy không đúng 2h nhưng cũng trong ngày Hộp đựng bị cắt, chắc để dán tem bảo hành Chất lượng ổn, dùng êm, thích hợp cho nơi cần yên lặng Đánh giá sp: Nên mua<text:s text:c="2"/></text:p>
          </table:table-cell>
          <table:table-cell table:number-columns-repeated="16383"/>
        </table:table-row>
        <table:table-row table:style-name="ro1">
          <table:table-cell office:value-type="string" table:style-name="ce2">
            <text:p>Mình nhận được bé chuột trong thời gian tích tắt. Vừa order vào chiều thứ Tư sáng thứ Năm đã có bộ phận nhân viên gọi check đơn và giao hàng. Gói đẹp, cẩn thận. Tuy nhiên, sản phẩm vẫn còn kêu ra tiếng hơi nhỏ.</text:p>
          </table:table-cell>
          <table:table-cell table:number-columns-repeated="16383"/>
        </table:table-row>
        <table:table-row table:style-name="ro1">
          <table:table-cell office:value-type="string" table:style-name="ce2">
            <text:p>Cầm vừa tay, nhạy, bấm gần như không nghe tiếng. Chuột kèm theo pin chất lượng cao. Các bạn nữ có thể mua con M221 nhìn cute hơn còn này nhưng thời lượng pin kém M331.</text:p>
          </table:table-cell>
          <table:table-cell table:number-columns-repeated="16383"/>
        </table:table-row>
        <table:table-row table:style-name="ro1">
          <table:table-cell office:value-type="string" table:style-name="ce2">
            <text:p>Tiki giao hàng sớm hơn với lịch trình một ngày. Về sản phẩm thì chuột vừa tay, mình dùng lâu nhưng không có cảm giác mỏi, tuy con lăn còn hơi cứng nhưng dùng một thời gian nữa hy vọng nó sẽ mềm ra hơn. Cảm thấy hài lòng về sản phẩm.</text:p>
          </table:table-cell>
          <table:table-cell table:number-columns-repeated="16383"/>
        </table:table-row>
        <table:table-row table:style-name="ro1">
          <table:table-cell office:value-type="string" table:style-name="ce2">
            <text:p>Sử dụng chắc tay, nhẹ, mượt. Thiết kế thông minh giảm mỏi tay khi sử dụng lâu. Tuy nhiên, ngoài hình theo mình là hơi xấu.</text:p>
          </table:table-cell>
          <table:table-cell table:number-columns-repeated="16383"/>
        </table:table-row>
        <table:table-row table:style-name="ro1">
          <table:table-cell office:value-type="string" table:style-name="ce2">
            <text:p>Chuột dùng êm, di không bị rít. Dùng vào buổi tối rất tiện vì không phát ra âm thanh to như các chuột khác.</text:p>
            <text:p>Có thể do dùng ở máy Macbook nên con lăn chuột không phát huy tác dụng nhiều so với dùng chuột cảm ứng khi trượt lên trượt xuống trong văn bản.</text:p>
          </table:table-cell>
          <table:table-cell table:number-columns-repeated="16383"/>
        </table:table-row>
        <table:table-row table:style-name="ro1">
          <table:table-cell office:value-type="string" table:style-name="ce2">
            <text:p>Cảm giác cầm không thích bằng M238. Chắc tuỳ cảm nhận từng người. Chuột êm, không phát tiếng động khi click. Con lăn thì không đẹp mắt lắm.</text:p>
          </table:table-cell>
          <table:table-cell table:number-columns-repeated="16383"/>
        </table:table-row>
        <table:table-row table:style-name="ro1">
          <table:table-cell office:value-type="string" table:style-name="ce2">
            <text:p>Đúng quảng cáo, click không tạo tiếng ồn, phù hợp với các bạn muốn làm việc mà không gây ảnh hưởng tới người xung quanh. Mình phải bảo hành 1 lần vì chuột giữa, mà dùng hơn năm rồi không sao nữa.</text:p>
          </table:table-cell>
          <table:table-cell table:number-columns-repeated="16383"/>
        </table:table-row>
        <table:table-row table:style-name="ro1">
          <table:table-cell office:value-type="string" table:style-name="ce2">
            <text:p>Cảm giác ban đầu hơi nhỏ so với tay nam sử dụng. Nút bấm êm không ồn - rất thích chỗ này.</text:p>
          </table:table-cell>
          <table:table-cell table:number-columns-repeated="16383"/>
        </table:table-row>
        <table:table-row table:style-name="ro1">
          <table:table-cell office:value-type="string" table:style-name="ce2">
            <text:p>Sau khoảng 1 năm thì switch sẽ không còn phản hồi tốt nữa, mới mua về chơi game đềm thì ngon không ồn. (Đã đập vì phẩn hồi chậm gây feed game) <text:s/>) Giờ đang dùng con g304</text:p>
          </table:table-cell>
          <table:table-cell table:number-columns-repeated="16383"/>
        </table:table-row>
        <table:table-row table:style-name="ro1">
          <table:table-cell office:value-type="string" table:style-name="ce2">
            <text:p>Tiki đóng gói hàng hóa cận thận. Dòng này là dòng Silent nên khi click chuột rất êm, không gây tiếng click to. Độ nhạy tương đối, có thể đáp ứng các tác vụ thông thường. Điểm trừ duy nhất là scroll button còn kêu rột rột khi cuộn.</text:p>
          </table:table-cell>
          <table:table-cell table:number-columns-repeated="16383"/>
        </table:table-row>
        <table:table-row table:style-name="ro1">
          <table:table-cell office:value-type="string" table:style-name="ce2">
            <text:p>Ngón tay mình hơi dài nên cầm không quen thành ra lại khó, ngón tay trung bình dùng thì ngon. Ấn nhẹ, tiếng động nhỏ, có đèn báo nhưng chỉ cho có hoạt động chưa chính xác hoàn toàn.</text:p>
          </table:table-cell>
          <table:table-cell table:number-columns-repeated="16383"/>
        </table:table-row>
        <table:table-row table:style-name="ro1">
          <table:table-cell office:value-type="string" table:style-name="ce2">
            <text:p>Hàng nguyên seal, tem digiworld dán ngoài hộp, giao hàng nhanh, xài tốt. Có 1 điểm cần cải thiện đó là tên hàng, ghi thì 331 silent plus, nhưng chuột lại k có plus</text:p>
          </table:table-cell>
          <table:table-cell table:number-columns-repeated="16383"/>
        </table:table-row>
        <table:table-row table:style-name="ro1">
          <table:table-cell office:value-type="string" table:style-name="ce2">
            <text:p>Ưu điểm - Chuột click êm - Xài nhạy - Kiểu dáng thiết kế ôm tay Nhược điểm - Mình thích màu đen nhưng không bán <text:s text:c="2"/>- Tem bảo hành dễ bị bong - Mình thắc mắc là không có phiếu bảo hành thì làm sao bảo hành được</text:p>
          </table:table-cell>
          <table:table-cell table:number-columns-repeated="16383"/>
        </table:table-row>
        <table:table-row table:style-name="ro1">
          <table:table-cell office:value-type="string" table:style-name="ce2">
            <text:p>Mua màu đen, chọn Tiki Trading với giá 269k, cảm giác đang hài lòng khi sử dụng, mỗi tội không thấy đèn quang sáng báo là chuột có đang được bật hay không làm mình hơi hoang mang, sẽ theo dõi tiếp và quay lại comment tiếp</text:p>
          </table:table-cell>
          <table:table-cell table:number-columns-repeated="16383"/>
        </table:table-row>
        <table:table-row table:style-name="ro1">
          <table:table-cell office:value-type="string" table:style-name="ce2">
            <text:p>chuột đẹp, dùng êm cực ạ tự nhiên đặt mua xong thấy mấy bác bảo bị bóc rén phết nhưng của em còn nguyên kiện về nhà mới bóc ạ</text:p>
          </table:table-cell>
          <table:table-cell table:number-columns-repeated="16383"/>
        </table:table-row>
        <table:table-row table:style-name="ro1">
          <table:table-cell office:value-type="string" table:style-name="ce2">
            <text:p>Chuột đẹp, dùng ổn, tuy nhiên silent được khi click, lăn ồn thêm phần click hay sao đấy <text:s text:c="2"/>mà hình như cũng tùy con, chuột của bạn mình lăn không thấy kêu to như chuột mình.</text:p>
          </table:table-cell>
          <table:table-cell table:number-columns-repeated="16383"/>
        </table:table-row>
        <table:table-row table:style-name="ro1">
          <table:table-cell office:value-type="string" table:style-name="ce2">
            <text:p>Mình vừa nhận được hàng, hộp đã khui (chắc do dán tem bảo hành). Đặt bản plus nhưng giao bản thường (cái này chắc do cố ý chứ k phải nhầm lẫn vì có nghe nhiều ng phản hồi y vậy). Trãi nghiệm xong sẽ có nhận xét sau.</text:p>
          </table:table-cell>
          <table:table-cell table:number-columns-repeated="16383"/>
        </table:table-row>
        <table:table-row table:style-name="ro1">
          <table:table-cell office:value-type="string" table:style-name="ce2">
            <text:p>Còn nguyên seal. Chưa sử dụng nhưng chắc sẽ ok. Cần tgian trải nghiệm.</text:p>
          </table:table-cell>
          <table:table-cell table:number-columns-repeated="16383"/>
        </table:table-row>
        <table:table-row table:style-name="ro1">
          <table:table-cell office:value-type="string" table:style-name="ce2">
            <text:p>Sản phẩm nhận được đúng như hình, đang sử dụng thấy ok. Nhấp chuột không có tiếng động gì nên không làm phiền người bên cạnh. Tiki giao hàng nhanh hơn dự kiến.</text:p>
          </table:table-cell>
          <table:table-cell table:number-columns-repeated="16383"/>
        </table:table-row>
        <table:table-row table:style-name="ro1">
          <table:table-cell office:value-type="string" table:style-name="ce2">
            <text:p>Chuột dùng tốt, tuy nhiên nút scroll hơi lỏng lẻo. Êm đúng như quảng cáo, scroll nhanh sẽ có tiếng rẹt rẹt.</text:p>
          </table:table-cell>
          <table:table-cell table:number-columns-repeated="16383"/>
        </table:table-row>
        <table:table-row table:style-name="ro1">
          <table:table-cell office:value-type="string" table:style-name="ce2">
            <text:p>Màu đẹp, click khá em, con lăn hơi nặng xíu, nhưng khg sao, vẫn vừa ý, rất ôm tay, cảm thấy thoài mái, trong vòng 3 tháng mua 3 con , con nào cũng cảm thấy ok.</text:p>
          </table:table-cell>
          <table:table-cell table:number-columns-repeated="16383"/>
        </table:table-row>
        <table:table-row table:style-name="ro1">
          <table:table-cell office:value-type="string" table:style-name="ce2">
            <text:p>bấm êm, ban đầu thì không nghe thấy tiếng click, sau khoảng 1 tháng thì bắt đầu nghe thấy tiếng click, tuy nhiên rất nhỏ. Dùng văn phòng ok, người ngồi bên cạnh không phiền</text:p>
          </table:table-cell>
          <table:table-cell table:number-columns-repeated="16383"/>
        </table:table-row>
        <table:table-row table:style-name="ro1">
          <table:table-cell office:value-type="string" table:style-name="ce2">
            <text:p>Hàng về sài ổn nhưng có điều hàng sao mà giao chậm hơn dự kiến quá lâu. nhưng cũng đã được mail từ tiki nên tạm thông cảm. Nhìn chung là hài lòng!</text:p>
          </table:table-cell>
          <table:table-cell table:number-columns-repeated="16383"/>
        </table:table-row>
        <table:table-row table:style-name="ro1">
          <table:table-cell office:value-type="string" table:style-name="ce2">
            <text:p>Giao hàng nhanh. Hình thức chuột đẹp. Bấm êm ái. Tuy nhiên phản hồi lệnh có độ trễ</text:p>
          </table:table-cell>
          <table:table-cell table:number-columns-repeated="16383"/>
        </table:table-row>
        <table:table-row table:style-name="ro1">
          <table:table-cell office:value-type="string" table:style-name="ce2">
            <text:p>Chuột nhận tín hiệu tốt, click êm và nhạy. Kích cỡ chuột hơi nhỏ, không phù hợp với người có bàn tay to hoặc dài. Thích hợp cho di động, văn phòng. Không thích hợp cho coding, gamer.</text:p>
          </table:table-cell>
          <table:table-cell table:number-columns-repeated="16383"/>
        </table:table-row>
        <table:table-row table:style-name="ro1">
          <table:table-cell office:value-type="string" table:style-name="ce2">
            <text:p>Dùng êm, vừa tay, màu đỏ hơi chói so với dự kiến. Điểm trừ là khi mình dùng usb hay thiết bị lữu trữ cắm USB để truyền dữ liệu nặng thì chuột hơi bị đơ</text:p>
          </table:table-cell>
          <table:table-cell table:number-columns-repeated="16383"/>
        </table:table-row>
        <table:table-row table:style-name="ro1">
          <table:table-cell office:value-type="string" table:style-name="ce2">
            <text:p>đã nhận hàng... bảo hành căn cứ vào đâu nhỉ... mới trên tay chưa gắn vô laptop..hehhê</text:p>
          </table:table-cell>
          <table:table-cell table:number-columns-repeated="16383"/>
        </table:table-row>
        <table:table-row table:style-name="ro1">
          <table:table-cell office:value-type="string" table:style-name="ce2">
            <text:p>Nhận hàng bao gói bảo quản tốt, mẫu mã giống trong quảng cáo, đúng hàng chính hãng, hoạt động nhạy bén</text:p>
          </table:table-cell>
          <table:table-cell table:number-columns-repeated="16383"/>
        </table:table-row>
        <table:table-row table:style-name="ro1">
          <table:table-cell office:value-type="string" table:style-name="ce2">
            <text:p>Mình dùng con chuột này hơi bị OK, xài tốt và silent của nó khá tốt với tầm giá như thế này, mình đang kiếm mua 1 cái bàn phím không dây nữa là good</text:p>
          </table:table-cell>
          <table:table-cell table:number-columns-repeated="16383"/>
        </table:table-row>
        <table:table-row table:style-name="ro1">
          <table:table-cell office:value-type="string" table:style-name="ce2">
            <text:p>Ưu điểm : - Mua trong đợt giảm giá nên được giá tốt - Click êm, màu sắc hài hòa - Pin theo chuột lâu hết <text:s/>Nhược điểm : - Dùng lâu hơi tê tay. - Con lăn chưa được êm lắm</text:p>
          </table:table-cell>
          <table:table-cell table:number-columns-repeated="16383"/>
        </table:table-row>
        <table:table-row table:style-name="ro1">
          <table:table-cell office:value-type="string" table:style-name="ce2">
            <text:p>tôi mới nhận chuột màu xanh, nhưng không có tem bảo hành, nên tôi không biết sản phẩm của tôi được bảo hành bao lâu, trước khi tôi mua, tôi thấy thông tin bào hành là 36 tháng</text:p>
          </table:table-cell>
          <table:table-cell table:number-columns-repeated="16383"/>
        </table:table-row>
        <table:table-row table:style-name="ro1">
          <table:table-cell office:value-type="string" table:style-name="ce2">
            <text:p>Sản phẩm tốt như tiêu đề, đóng gói cẩn thận Nhưng giao hàng chậm, mất 1 tuần sau khi đặt hàng mới nhận được sản phẩm Một điểm trừ nhỏ, đánh giá 4*</text:p>
          </table:table-cell>
          <table:table-cell table:number-columns-repeated="16383"/>
        </table:table-row>
        <table:table-row table:style-name="ro1">
          <table:table-cell office:value-type="string" table:style-name="ce2">
            <text:p>Chất lượng chuột tốt giống như thông tin trong bài viết. Hy vọng nó k bị lỗi như cái mà thằng bạn mình dùng đợt trước, lại phải gửo bảo hành thì hơi mệt ;)</text:p>
          </table:table-cell>
          <table:table-cell table:number-columns-repeated="16383"/>
        </table:table-row>
        <table:table-row table:style-name="ro1">
          <table:table-cell office:value-type="string" table:style-name="ce2">
            <text:p>nhận hàng đúng giờ, hộp + chuột còn mới. Tuy nhiên xài được 1 tháng rưỡi thì con lăn bị kêu, siêu ồn và khó chịu. Đi bảo hành xài tới giờ được tầm 3 tháng vẫn chưa có vấn đề gì.</text:p>
          </table:table-cell>
          <table:table-cell table:number-columns-repeated="16383"/>
        </table:table-row>
        <table:table-row table:style-name="ro1">
          <table:table-cell office:value-type="string" table:style-name="ce2">
            <text:p>Mình rất thích dòng sản phẩm silent của Logitech. Chuột nhẹ, cầm vừa tay, không một tiếng động khi click. Tuy nhiên sau khi sử dụng vài tháng thì con lăn không còn nhạy nữa.</text:p>
          </table:table-cell>
          <table:table-cell table:number-columns-repeated="16383"/>
        </table:table-row>
        <table:table-row table:style-name="ro1">
          <table:table-cell office:value-type="string" table:style-name="ce2">
            <text:p>Đánh giá sau 2 tuần dùng:</text:p>
            <text:p>- chuột nhẹ nhưng cầm đằm, ôm tay thoải mái.</text:p>
            <text:p>- hài lòng về click không có tiếng ồn, click nhạy.</text:p>
            <text:p>- chưa tốt là con lăn không mượt, kêu lạo xạo, hoặc do chuột mình bị lỗi.</text:p>
          </table:table-cell>
          <table:table-cell table:number-columns-repeated="16383"/>
        </table:table-row>
        <table:table-row table:style-name="ro1">
          <table:table-cell office:value-type="string" table:style-name="ce2">
            <text:p>Mua và dùng được một tháng rồi, sản phẩm dùng tốt, chưa có vấn đề gì. Thích hợp dùng trên cả macbook. Tuy nhiên, nếu dùng xử lý đồ hoạ Ai, Ph thì di chuột không được nhạy cho lắm.</text:p>
          </table:table-cell>
          <table:table-cell table:number-columns-repeated="16383"/>
        </table:table-row>
        <table:table-row table:style-name="ro1">
          <table:table-cell office:value-type="string" table:style-name="ce2">
            <text:p>Chuột vừa tay, không giảm âm tuyệt đối bằng các mẫu khác đã dùng, chất liệu silicone ban đầu dùng thích nhưng sau khó vệ sinh</text:p>
          </table:table-cell>
          <table:table-cell table:number-columns-repeated="16383"/>
        </table:table-row>
        <table:table-row table:style-name="ro1">
          <table:table-cell office:value-type="string" table:style-name="ce2">
            <text:p>Chất lượng khá tốt. Từ lúc mua là 4/12/2019 đến giờ là 7 tháng dùng vẫn ổn. Hộp mới nguyên xi. Vẫn chưa phải thay pin</text:p>
          </table:table-cell>
          <table:table-cell table:number-columns-repeated="16383"/>
        </table:table-row>
        <table:table-row table:style-name="ro1">
          <table:table-cell office:value-type="string" table:style-name="ce2">
            <text:p>Sản phẩm đúng với kỳ vọng của mình, dùng rất thích, giá tốt.</text:p>
          </table:table-cell>
          <table:table-cell table:number-columns-repeated="16383"/>
        </table:table-row>
        <table:table-row table:style-name="ro1">
          <table:table-cell office:value-type="string" table:style-name="ce2">
            <text:p>Sử dụng chuột gần 4 tháng và khá hài lòng với chất lượng của chuột, mặt dù có 1 số lần chuột không nhận tín hiệu phải tắt đi mở lại thì mới sử dụng lại bình thường</text:p>
          </table:table-cell>
          <table:table-cell table:number-columns-repeated="16383"/>
        </table:table-row>
        <table:table-row table:style-name="ro1">
          <table:table-cell office:value-type="string" table:style-name="ce2">
            <text:p>cầm vừa tay, viền là cao su. không còn khó chịu bởi tiếng tick tick.</text:p>
          </table:table-cell>
          <table:table-cell table:number-columns-repeated="16383"/>
        </table:table-row>
        <table:table-row table:style-name="ro1">
          <table:table-cell office:value-type="string" table:style-name="ce2">
            <text:p>Sản phẩm khá ok, nhấp chuột không có tiếng, chỉ có lướt chuột thì hơi va đập. Chữ logitech dùng được khoảng 1 tháng là mờ không thấy chữ luôn</text:p>
          </table:table-cell>
          <table:table-cell table:number-columns-repeated="16383"/>
        </table:table-row>
        <table:table-row table:style-name="ro1">
          <table:table-cell office:value-type="string" table:style-name="ce2">
            <text:p>Thiết kế chuột có phần nhô ra gây cảm giác khó cầm cho những người dùng quen chuột truyền thống. Nên cân nhắc nếu bạn chưa dùng chuột thiết kế tương tự</text:p>
          </table:table-cell>
          <table:table-cell table:number-columns-repeated="16383"/>
        </table:table-row>
        <table:table-row table:style-name="ro1">
          <table:table-cell office:value-type="string" table:style-name="ce2">
            <text:p>Chất lượng sản phẩm thì trước mắt là ổn. Nhưng S/N trên chuột không khớp với S/N trên bao bì,đồng thời tôi cũng không tìm thấy serial number trên trang web của logictech</text:p>
          </table:table-cell>
          <table:table-cell table:number-columns-repeated="16383"/>
        </table:table-row>
        <table:table-row table:style-name="ro1">
          <table:table-cell office:value-type="string" table:style-name="ce2">
            <text:p>Chuột này dùng khá tốt, nút bấm êm, vừa vặn với kích thước lòng bàn tay, tuy nhiên con lăn còn hơi cứng chưa mượt cho lắm. Rất thích hợp cho văn phòng và tốt so với tầm giá.</text:p>
          </table:table-cell>
          <table:table-cell table:number-columns-repeated="16383"/>
        </table:table-row>
        <table:table-row table:style-name="ro1">
          <table:table-cell office:value-type="string" table:style-name="ce2">
            <text:p>hơi bé, cầm tương đối tốt, phím click rất êm. mới đầu sẽ không quen, cảm giác hơi kì. khoảng 1 tuần sau thì cảm thấy rất thích, rất im lặng.</text:p>
          </table:table-cell>
          <table:table-cell table:number-columns-repeated="16383"/>
        </table:table-row>
        <table:table-row table:style-name="ro1">
          <table:table-cell office:value-type="string" table:style-name="ce2">
            <text:p>Chuột cầm rất chắc và êm tay, kích chuộc nhẹ nhẹ nhàng, mình hài lòng chất lượng sản phẩm với mức giá này</text:p>
          </table:table-cell>
          <table:table-cell table:number-columns-repeated="16383"/>
        </table:table-row>
        <table:table-row table:style-name="ro1">
          <table:table-cell office:value-type="string" table:style-name="ce2">
            <text:p>DIP của con chuột này không kham nổi với máy Mác nên gắn vô xài giật lag tung chảo. Ai xài Windows + Linux thì chơi nha</text:p>
          </table:table-cell>
          <table:table-cell table:number-columns-repeated="16383"/>
        </table:table-row>
        <table:table-row table:style-name="ro1">
          <table:table-cell office:value-type="string" table:style-name="ce2">
            <text:p>dùng ok, chuột bấm hầu như không nghe thấy tiếng click, độ nhạy chính xác theo cảm quan thì kém hơn chuột cũ cũng logitech nhg tạm ổn</text:p>
          </table:table-cell>
          <table:table-cell table:number-columns-repeated="16383"/>
        </table:table-row>
        <table:table-row table:style-name="ro1">
          <table:table-cell office:value-type="string" table:style-name="ce2">
            <text:p>sử dụng tốt trong tầm giá, rất êm, cần thêm thời gian để kiểm tra độ bền vì trước đây cũng đã có 1 con rồi (mua ở PV) được hơn 6 tháng thì phần scroll bị giựt giựt</text:p>
          </table:table-cell>
          <table:table-cell table:number-columns-repeated="16383"/>
        </table:table-row>
        <table:table-row table:style-name="ro1">
          <table:table-cell office:value-type="string" table:style-name="ce2">
            <text:p>phím êm, di nhẹ, mẫu mã đẹp, ôm tay. không biết có phải thay pin nhiều không vì mới xài. thanks</text:p>
          </table:table-cell>
          <table:table-cell table:number-columns-repeated="16383"/>
        </table:table-row>
        <table:table-row table:style-name="ro1">
          <table:table-cell office:value-type="string" table:style-name="ce2">
            <text:p>Êm, nhạy, mượt nhưng đối với tay mình thì hơi bé! Thiết kế dài ra 1 chút nữa là ngon</text:p>
          </table:table-cell>
          <table:table-cell table:number-columns-repeated="16383"/>
        </table:table-row>
        <table:table-row table:style-name="ro1">
          <table:table-cell office:value-type="string" table:style-name="ce2">
            <text:p>Chất lượng sp để test, nếu không có bàn rê rất dễ xước đáy chuột. Cảm giác bấm không sướng, cầm k sướng, sẽ không mua sản phẩm này lần nữa</text:p>
          </table:table-cell>
          <table:table-cell table:number-columns-repeated="16383"/>
        </table:table-row>
        <table:table-row table:style-name="ro1">
          <table:table-cell office:value-type="string" table:style-name="ce2">
            <text:p>Silent thường bản cũ chứ không phải Silent Plus nâng cấp phần cao su. Dùng vẫn ổn</text:p>
          </table:table-cell>
          <table:table-cell table:number-columns-repeated="16383"/>
        </table:table-row>
        <table:table-row table:style-name="ro1">
          <table:table-cell office:value-type="string" table:style-name="ce2">
            <text:p>Hài lòng về sản phẩm, bấm êm tay, phù hợp với người tay nhỏ như mình. Giao hàng nhanh hơn lịch hẹn. Bao bì cẩn thận. Giá tiền hợp lí</text:p>
          </table:table-cell>
          <table:table-cell table:number-columns-repeated="16383"/>
        </table:table-row>
        <table:table-row table:style-name="ro1">
          <table:table-cell office:value-type="string" table:style-name="ce2">
            <text:p>Chuột rất đẹp, êm tay, nhưng hơi nhỏ so với tay mình. Khi cằm chuột lên để di thì không ôm lắm dễ rớt phần sau của chuột xuống.</text:p>
          </table:table-cell>
          <table:table-cell table:number-columns-repeated="16383"/>
        </table:table-row>
        <table:table-row table:style-name="ro1">
          <table:table-cell office:value-type="string" table:style-name="ce2">
            <text:p>Cảm giác bấm rất nông, không sâu như các dòng khác. Được cái đúng là Slient. Êm ru, tiếng click cực nhỏ</text:p>
          </table:table-cell>
          <table:table-cell table:number-columns-repeated="16383"/>
        </table:table-row>
        <table:table-row table:style-name="ro1">
          <table:table-cell office:value-type="string" table:style-name="ce2">
            <text:p>Sp tốt, dùng êm ái <text:s/>Đã có kèm 1 viên pin trong chuột, lúc mua không biết nên đã mua thêm bộ pin sạc kèm pin rechargeable :v</text:p>
          </table:table-cell>
          <table:table-cell table:number-columns-repeated="16383"/>
        </table:table-row>
        <table:table-row table:style-name="ro1">
          <table:table-cell office:value-type="string" table:style-name="ce2">
            <text:p>Chuột rất êm, mình sử dụng ban đêm mà không hề có tiếng động nào. Tuy nhiên màu đỏ và màu xanh làm chuột trông không được đẹp lắm. khuyên các bạn nên chọn màu đen<text:s text:c="2"/></text:p>
          </table:table-cell>
          <table:table-cell table:number-columns-repeated="16383"/>
        </table:table-row>
        <table:table-row table:style-name="ro1">
          <table:table-cell office:value-type="string" table:style-name="ce2">
            <text:p>Trọng lượng rất nhẹ, di chuyển mượt mà, vửa tay. Nếu có hỗ trợ Logitech unifying thì sẽ đạt 5sao.</text:p>
          </table:table-cell>
          <table:table-cell table:number-columns-repeated="16383"/>
        </table:table-row>
        <table:table-row table:style-name="ro1">
          <table:table-cell office:value-type="string" table:style-name="ce2">
            <text:p>Giao hàng trễ hơn 1 ngày, thông báo đang vận chuyển từ thứ 2 mà thứ 5 mới tới nơi. Hàng đã bị khui và test trước khi đóng kiện. Hy vọng là không bị lỗi lầm<text:s/></text:p>
          </table:table-cell>
          <table:table-cell table:number-columns-repeated="16383"/>
        </table:table-row>
        <table:table-row table:style-name="ro1">
          <table:table-cell office:value-type="string" table:style-name="ce2">
            <text:p>Mình đã nhận được sp, vận chuyển nhanh, hộp còn nguyên seal nhưng mình không thấy tem dán bảo hành</text:p>
          </table:table-cell>
          <table:table-cell table:number-columns-repeated="16383"/>
        </table:table-row>
        <table:table-row table:style-name="ro1">
          <table:table-cell office:value-type="string" table:style-name="ce2">
            <text:p>Sử dụng bình thường, cũng không có gì phàn nàn, khen chê. Tiki giao hàng bao gói cẩn thận.</text:p>
          </table:table-cell>
          <table:table-cell table:number-columns-repeated="16383"/>
        </table:table-row>
        <table:table-row table:style-name="ro1">
          <table:table-cell office:value-type="string" table:style-name="ce2">
            <text:p>Đang xài 1 con màu đen nên mua thêm con nữa. Hàng nhận nguyên seal,xài rất ok</text:p>
          </table:table-cell>
          <table:table-cell table:number-columns-repeated="16383"/>
        </table:table-row>
        <table:table-row table:style-name="ro1">
          <table:table-cell office:value-type="string" table:style-name="ce2">
            <text:p>Chuột bấm êm, không gây tiếng động nhiều. Trọng lượng hơi nhẹ nên cảm giá cầm còn chưa được tốt lắm, chất lượng ổn trong tầm giá.</text:p>
          </table:table-cell>
          <table:table-cell table:number-columns-repeated="16383"/>
        </table:table-row>
        <table:table-row table:style-name="ro1">
          <table:table-cell office:value-type="string" table:style-name="ce2">
            <text:p>dán tem thật đáng thất vọng, dán như vậy thì khi mình vừa dùng 1 lúc đã gãy tem coi như mất bảo hành dù vừa nhận lúc trưa ngày 4/12</text:p>
          </table:table-cell>
          <table:table-cell table:number-columns-repeated="16383"/>
        </table:table-row>
        <table:table-row table:style-name="ro1">
          <table:table-cell office:value-type="string" table:style-name="ce2">
            <text:p>con lăn không được nhạy, bấm con lăn hơi cứng</text:p>
          </table:table-cell>
          <table:table-cell table:number-columns-repeated="16383"/>
        </table:table-row>
        <table:table-row table:style-name="ro1">
          <table:table-cell office:value-type="string" table:style-name="ce2">
            <text:p>Chuột cầm khá thoải mái (to hơn con MS 3500 đang dùng). Làm việc ban đêm đỡ ảnh hưởng đến mọi người (kiếm bàn phím gõ không có tiếng là ổn)</text:p>
          </table:table-cell>
          <table:table-cell table:number-columns-repeated="16383"/>
        </table:table-row>
        <table:table-row table:style-name="ro1">
          <table:table-cell office:value-type="string" table:style-name="ce2">
            <text:p>Chuột đầm tay. Bấm tiếng rất nhỏ, thanh cuộn cũng ok, kiểu dáng đẹp. Tốt trong tầm giá.</text:p>
          </table:table-cell>
          <table:table-cell table:number-columns-repeated="16383"/>
        </table:table-row>
        <table:table-row table:style-name="ro1">
          <table:table-cell office:value-type="string" table:style-name="ce2">
            <text:p>sản phẩm tốt . Nói chung hài lòng. tuy <text:s/>nhiên không hiểu sao mua Tikinow bị tính thêm 30k tiền ship.</text:p>
          </table:table-cell>
          <table:table-cell table:number-columns-repeated="16383"/>
        </table:table-row>
        <table:table-row table:style-name="ro1">
          <table:table-cell office:value-type="string" table:style-name="ce2">
            <text:p>Chuột xài tốt, ít hao pin, bấm không ra tiếng thích hợp với người không thích ồn ào, có chức năng tự tắt khi không xài lâu.</text:p>
          </table:table-cell>
          <table:table-cell table:number-columns-repeated="16383"/>
        </table:table-row>
        <table:table-row table:style-name="ro1">
          <table:table-cell office:value-type="string" table:style-name="ce2">
            <text:p>Chuột xài tốt, di chuyển mượt trên nhiều bề mặt, nút bấm rất êm, pin lâu. Tuy nhiên nút cuộn chưa được mượt, chất liệu nhựa cho cảm giác hơi rẻ tiền</text:p>
          </table:table-cell>
          <table:table-cell table:number-columns-repeated="16383"/>
        </table:table-row>
        <table:table-row table:style-name="ro1">
          <table:table-cell office:value-type="string" table:style-name="ce2">
            <text:p>Giao hàng nhanh, đóng gói rất ok, chuột ban đầu ngon như ý, cho 4*, còn 1* để xem dùng thử sao đã<text:s text:c="2"/></text:p>
          </table:table-cell>
          <table:table-cell table:number-columns-repeated="16383"/>
        </table:table-row>
        <table:table-row table:style-name="ro1">
          <table:table-cell office:value-type="string" table:style-name="ce2">
            <text:p>Giao hàng nhanh chuột chuẩn. Lần sau để ý lại chổ dán tem chuột. Dể rách không biết sau có bảo hành được không.</text:p>
          </table:table-cell>
          <table:table-cell table:number-columns-repeated="16383"/>
        </table:table-row>
        <table:table-row table:style-name="ro1">
          <table:table-cell office:value-type="string" table:style-name="ce2">
            <text:p>Giao hàng nhanh. Mỗi hộp hơi móp méo khi nhận. Có thể do quá trình vận chuyển</text:p>
          </table:table-cell>
          <table:table-cell table:number-columns-repeated="16383"/>
        </table:table-row>
        <table:table-row table:style-name="ro1">
          <table:table-cell office:value-type="string" table:style-name="ce2">
            <text:p>Thiết kế chuột cầm chắc tay, khi click không gây tiếng ồn. Mình khá hài lòng về sản phẩm</text:p>
          </table:table-cell>
          <table:table-cell table:number-columns-repeated="16383"/>
        </table:table-row>
        <table:table-row table:style-name="ro1">
          <table:table-cell office:value-type="string" table:style-name="ce2">
            <text:p>Sản phẩm cầm vừa với bàn tay to, không phát ra tiếng động nhiều khi bấm chuột, nút cuộn chuột cảm giác thô cứng không cảm giác êm như nút này bên chuột Micrsoft</text:p>
          </table:table-cell>
          <table:table-cell table:number-columns-repeated="16383"/>
        </table:table-row>
        <table:table-row table:style-name="ro1">
          <table:table-cell office:value-type="string" table:style-name="ce2">
            <text:p>chuột đẹp, chạy mượt <text:s/>bấm rất êm tay đặc biệt không có âm thanh khi nhấn. nhưng hộp tiki dạo này chất lượng quá tệ chưa gì mà bị nhăn hết</text:p>
          </table:table-cell>
          <table:table-cell table:number-columns-repeated="16383"/>
        </table:table-row>
        <table:table-row table:style-name="ro1">
          <table:table-cell office:value-type="string" table:style-name="ce2">
            <text:p>nút bấm êm k có tiếng động, con lăng thì ộp ẹp quá k được mượt giống như nhưng con lăng của hàng vài chục nghìn</text:p>
          </table:table-cell>
          <table:table-cell table:number-columns-repeated="16383"/>
        </table:table-row>
        <table:table-row table:style-name="ro1">
          <table:table-cell office:value-type="string" table:style-name="ce2">
            <text:p>Giao hàng nhanh, tuy nhiên chuột thỉnh thoảng có vấn đề khi nhận tín hiệu.</text:p>
          </table:table-cell>
          <table:table-cell table:number-columns-repeated="16383"/>
        </table:table-row>
        <table:table-row table:style-name="ro1">
          <table:table-cell office:value-type="string" table:style-name="ce2">
            <text:p>Hàng đúng như ảnh. Dùng êm, vừa tay. Rất thích. Ghét cái vừa mua xong thì shop giảm giá sâu<text:s text:c="2"/></text:p>
          </table:table-cell>
          <table:table-cell table:number-columns-repeated="16383"/>
        </table:table-row>
        <table:table-row table:style-name="ro1">
          <table:table-cell office:value-type="string" table:style-name="ce2">
            <text:p>Để xử dụng xem ok không đã, do mới nhận hàng về ..</text:p>
          </table:table-cell>
          <table:table-cell table:number-columns-repeated="16383"/>
        </table:table-row>
        <table:table-row table:style-name="ro1">
          <table:table-cell office:value-type="string" table:style-name="ce2">
            <text:p>Chuột nhạy. Phím bấm không có tiếng. Tuy nhiên xài với Mac có vẻ hơi lag</text:p>
          </table:table-cell>
          <table:table-cell table:number-columns-repeated="16383"/>
        </table:table-row>
        <table:table-row table:style-name="ro1">
          <table:table-cell office:value-type="string" table:style-name="ce2">
            <text:p>Nhận được chuột nguyên hộp, tuy nhiên không có dán tem bảo hành. Làm sao bảo hành vậy Tiki</text:p>
          </table:table-cell>
          <table:table-cell table:number-columns-repeated="16383"/>
        </table:table-row>
        <table:table-row table:style-name="ro1">
          <table:table-cell office:value-type="string" table:style-name="ce2">
            <text:p>Nút bấm êm, bước đầu dùng cảm thấy tốt. Còn sau này thì chưa biết. Tạm thời cho 4 sao</text:p>
          </table:table-cell>
          <table:table-cell table:number-columns-repeated="16383"/>
        </table:table-row>
        <table:table-row table:style-name="ro1">
          <table:table-cell office:value-type="string" table:style-name="ce2">
            <text:p>Hàng giao đúng hẹn. Sản phẩm đúng mô tả nhưng k có tem bảo hành nên bớt 1 sao</text:p>
          </table:table-cell>
          <table:table-cell table:number-columns-repeated="16383"/>
        </table:table-row>
        <table:table-row table:style-name="ro1">
          <table:table-cell office:value-type="string" table:style-name="ce2">
            <text:p>Lúc mình mua chọn nhầm màu đỏ, nhưng mà khi nhận hàng thì thấy thích màu đỏ luôn. Thiết kế rất là đẹp, dùng rất là dễ chịu.</text:p>
          </table:table-cell>
          <table:table-cell table:number-columns-repeated="16383"/>
        </table:table-row>
        <table:table-row table:style-name="ro1">
          <table:table-cell office:value-type="string" table:style-name="ce2">
            <text:p>Hàng giống mô tả Sử dụng tốt với nhiều loại bề mặt, nhạy Cảm thấy hài lòng</text:p>
          </table:table-cell>
          <table:table-cell table:number-columns-repeated="16383"/>
        </table:table-row>
        <table:table-row table:style-name="ro1">
          <table:table-cell office:value-type="string" table:style-name="ce2">
            <text:p>Dòng chuột này rất ok. Đã mua 3 con của shop. Hư 1 con do bị rớt nhiều</text:p>
          </table:table-cell>
          <table:table-cell table:number-columns-repeated="16383"/>
        </table:table-row>
        <table:table-row table:style-name="ro1">
          <table:table-cell office:value-type="string" table:style-name="ce2">
            <text:p>Chuột êm, click gần như không nghe tiếng. Giao hành chậm, đặt từ 1/6 mà tới hôm qua mới nhận được</text:p>
          </table:table-cell>
          <table:table-cell table:number-columns-repeated="16383"/>
        </table:table-row>
        <table:table-row table:style-name="ro1">
          <table:table-cell office:value-type="string" table:style-name="ce2">
            <text:p>Hài lòng, giao hàng nhanh, xài mượt, click không có tiếng, êm, vừa tay.</text:p>
          </table:table-cell>
          <table:table-cell table:number-columns-repeated="16383"/>
        </table:table-row>
        <table:table-row table:style-name="ro1">
          <table:table-cell office:value-type="string" table:style-name="ce2">
            <text:p>Hàng tốt, chính hãng, click chuột em không có tiếng nhưng con lăn thì không được thích lắm.</text:p>
          </table:table-cell>
          <table:table-cell table:number-columns-repeated="16383"/>
        </table:table-row>
        <table:table-row table:style-name="ro1">
          <table:table-cell office:value-type="string" table:style-name="ce2">
            <text:p>chuột nhạy, ổn định, thiết kế cầm vừa tay, mình khá hài lòng</text:p>
          </table:table-cell>
          <table:table-cell table:number-columns-repeated="16383"/>
        </table:table-row>
        <table:table-row table:style-name="ro1">
          <table:table-cell office:value-type="string" table:style-name="ce2">
            <text:p>Chuột xài ổn định ,mượt mà hợp cho làm việc bấm êm kh có tiếng click</text:p>
          </table:table-cell>
          <table:table-cell table:number-columns-repeated="16383"/>
        </table:table-row>
        <table:table-row table:style-name="ro1">
          <table:table-cell office:value-type="string" table:style-name="ce2">
            <text:p>Hàng ngon <text:s text:c="3"/>giá cũng ok. Bấm nhẹ, êm. Dùng ở cquan ổn. không màu mè quá nên duyệt.</text:p>
          </table:table-cell>
          <table:table-cell table:number-columns-repeated="16383"/>
        </table:table-row>
        <table:table-row table:style-name="ro1">
          <table:table-cell office:value-type="string" table:style-name="ce2">
            <text:p>chuột đẹp . sử dụng ổn định. nhưng chơi game chưa thật sự mượt. best trong tầm giá</text:p>
          </table:table-cell>
          <table:table-cell table:number-columns-repeated="16383"/>
        </table:table-row>
        <table:table-row table:style-name="ro1">
          <table:table-cell office:value-type="string" table:style-name="ce2">
            <text:p>hài lòng sản phẩm ổn. dùng một thời gian mới có đánh giá chuẩn</text:p>
          </table:table-cell>
          <table:table-cell table:number-columns-repeated="16383"/>
        </table:table-row>
        <table:table-row table:style-name="ro1">
          <table:table-cell office:value-type="string" table:style-name="ce2">
            <text:p>giao hang cham 1 ngay, san pham ok, moi dung nen chuwa biet chat luong lau dai the nao</text:p>
          </table:table-cell>
          <table:table-cell table:number-columns-repeated="16383"/>
        </table:table-row>
        <table:table-row table:style-name="ro1">
          <table:table-cell office:value-type="string" table:style-name="ce2">
            <text:p>Hàng chính hãng, giao hàng nhanh, tiki gói hàng cẩn thận, sẽ ủng hộ mua hàng trên Tiki</text:p>
          </table:table-cell>
          <table:table-cell table:number-columns-repeated="16383"/>
        </table:table-row>
        <table:table-row table:style-name="ro1">
          <table:table-cell office:value-type="string" table:style-name="ce2">
            <text:p>chuột đẹp, xài ổn, tiki giao hàng đúng hẹn, mình rất thích</text:p>
          </table:table-cell>
          <table:table-cell table:number-columns-repeated="16383"/>
        </table:table-row>
        <table:table-row table:style-name="ro1">
          <table:table-cell office:value-type="string" table:style-name="ce2">
            <text:p>sản phẩm tốt tương xứng với giá tiền. đồng gói chắc chắn</text:p>
          </table:table-cell>
          <table:table-cell table:number-columns-repeated="16383"/>
        </table:table-row>
        <table:table-row table:style-name="ro1">
          <table:table-cell office:value-type="string" table:style-name="ce2">
            <text:p>Chuột dùng mượt cầm thích nhưng bên trong chuột không dán tem gì hết</text:p>
          </table:table-cell>
          <table:table-cell table:number-columns-repeated="16383"/>
        </table:table-row>
        <table:table-row table:style-name="ro1">
          <table:table-cell office:value-type="string" table:style-name="ce2">
            <text:p>Chuột khá kén bề mặt nên mình cảm thấy không thoải mái cho lắm</text:p>
          </table:table-cell>
          <table:table-cell table:number-columns-repeated="16383"/>
        </table:table-row>
        <table:table-row table:style-name="ro1">
          <table:table-cell office:value-type="string" table:style-name="ce2">
            <text:p>chuột hơi nhạy quá. đôi khi vô tình bấm chuột phải</text:p>
          </table:table-cell>
          <table:table-cell table:number-columns-repeated="16383"/>
        </table:table-row>
        <table:table-row table:style-name="ro1">
          <table:table-cell office:value-type="string" table:style-name="ce2">
            <text:p>Chuột đẹp, cầm vừa tay, bấm rất êm không có tiếng động.</text:p>
          </table:table-cell>
          <table:table-cell table:number-columns-repeated="16383"/>
        </table:table-row>
        <table:table-row table:style-name="ro1">
          <table:table-cell office:value-type="string" table:style-name="ce2">
            <text:p>Giao hàng nhanh, chuột đẹp. Hài lòng với dịch vụ của Tiki Trading</text:p>
          </table:table-cell>
          <table:table-cell table:number-columns-repeated="16383"/>
        </table:table-row>
        <table:table-row table:style-name="ro1">
          <table:table-cell office:value-type="string" table:style-name="ce2">
            <text:p>Mới dùng 2 ngày đánh giá sản phẩm dùng thích, kích chuột rất êm</text:p>
          </table:table-cell>
          <table:table-cell table:number-columns-repeated="16383"/>
        </table:table-row>
        <table:table-row table:style-name="ro1">
          <table:table-cell office:value-type="string" table:style-name="ce2">
            <text:p>cuộn không ngon như con lần trước mua nhưng vẫn rất ok</text:p>
          </table:table-cell>
          <table:table-cell table:number-columns-repeated="16383"/>
        </table:table-row>
        <table:table-row table:style-name="ro1">
          <table:table-cell office:value-type="string" table:style-name="ce2">
            <text:p>Hàng chính hãng, chuột đúng kiểu im lặng, tiếng click hầu như không nghe được. Phần cao su trên thân chuột dùng lâu khó vệ sinh.</text:p>
          </table:table-cell>
          <table:table-cell table:number-columns-repeated="16383"/>
        </table:table-row>
        <table:table-row table:style-name="ro1">
          <table:table-cell office:value-type="string" table:style-name="ce2">
            <text:p>+ Chuột tốt, nhẹ, không tiếng kêu + Có Unify Receiver thuận tiện <text:s/>- Không có chức năng Forward/Back</text:p>
          </table:table-cell>
          <table:table-cell table:number-columns-repeated="16383"/>
        </table:table-row>
        <table:table-row table:style-name="ro1">
          <table:table-cell office:value-type="string" table:style-name="ce2">
            <text:p>Giao hàng nhanh, chuột xài bấm êm, nút cuộn hơi to 1 chút nhưng vẫn ổn</text:p>
          </table:table-cell>
          <table:table-cell table:number-columns-repeated="16383"/>
        </table:table-row>
        <table:table-row table:style-name="ro1">
          <table:table-cell office:value-type="string" table:style-name="ce2">
            <text:p>Sản phẩm như quảng cáo. Chờ giao hàng hơi lâu 1 chút. Khá hài lòng.</text:p>
          </table:table-cell>
          <table:table-cell table:number-columns-repeated="16383"/>
        </table:table-row>
        <table:table-row table:style-name="ro1">
          <table:table-cell office:value-type="string" table:style-name="ce2">
            <text:p>Mẫu mã: OK Độ silent: OK Tính năng: 1 tháng đầu ổn định, sau đó thi thoảng con trỏ bị kéo lê bất thường .</text:p>
          </table:table-cell>
          <table:table-cell table:number-columns-repeated="16383"/>
        </table:table-row>
        <table:table-row table:style-name="ro1">
          <table:table-cell office:value-type="string" table:style-name="ce2">
            <text:p>Trừ việc giao hàng chưa đúng với thời gian giao thỏa thuận thì chuột dùng rất ok. Cảm ơn Tiki đã cung cấp sản phẩm tốt</text:p>
          </table:table-cell>
          <table:table-cell table:number-columns-repeated="16383"/>
        </table:table-row>
        <table:table-row table:style-name="ro1">
          <table:table-cell office:value-type="string" table:style-name="ce2">
            <text:p>Rất hài lòng,chuột êm,mượt click không ồn tuy nhiên nút lăn giữa chưa được tốt,còn kêu.Tiki giao hàng nhanh và đóng gói rất tốt.</text:p>
          </table:table-cell>
          <table:table-cell table:number-columns-repeated="16383"/>
        </table:table-row>
        <table:table-row table:style-name="ro1">
          <table:table-cell office:value-type="string" table:style-name="ce2">
            <text:p>Chuột xài ổn. Với giá đó thì chuột xài vậy là ổn rồi</text:p>
          </table:table-cell>
          <table:table-cell table:number-columns-repeated="16383"/>
        </table:table-row>
        <table:table-row table:style-name="ro1">
          <table:table-cell office:value-type="string" table:style-name="ce2">
            <text:p>Mình thấy sản phẩm dùng khá ổn. Cảm giác bấm chuột rất yên tĩnh, nhẹ nhàng</text:p>
          </table:table-cell>
          <table:table-cell table:number-columns-repeated="16383"/>
        </table:table-row>
        <table:table-row table:style-name="ro1">
          <table:table-cell office:value-type="string" table:style-name="ce2">
            <text:p>Trải nghiệm ổn, không phát ra tiếng, nhạt nhưng phần hoa văn bên thân dễ bị bám bụi</text:p>
          </table:table-cell>
          <table:table-cell table:number-columns-repeated="16383"/>
        </table:table-row>
        <table:table-row table:style-name="ro1">
          <table:table-cell office:value-type="string" table:style-name="ce2">
            <text:p>Dùng tốt. Pin nói xài 12T, nhưng mới thay Pin hôm qua</text:p>
          </table:table-cell>
          <table:table-cell table:number-columns-repeated="16383"/>
        </table:table-row>
        <table:table-row table:style-name="ro1">
          <table:table-cell office:value-type="string" table:style-name="ce2">
            <text:p>dùng ok, êm, đúng là dòng silent, mỗi tội nhiều khi êm quá tưởng chưa bấm thành ra double click <text:s/>) 50 char</text:p>
          </table:table-cell>
          <table:table-cell table:number-columns-repeated="16383"/>
        </table:table-row>
        <table:table-row table:style-name="ro1">
          <table:table-cell office:value-type="string" table:style-name="ce2">
            <text:p>Dùng rất ngon. Vừa tay. Nhưng không kết nối được bt trực tiếp</text:p>
          </table:table-cell>
          <table:table-cell table:number-columns-repeated="16383"/>
        </table:table-row>
        <table:table-row table:style-name="ro1">
          <table:table-cell office:value-type="string" table:style-name="ce2">
            <text:p>Sản phẩm sử dụng tốt, nhưng người giao hàng khó chịu khi thắc mắc về sản phẩm đã được mở hộp trước</text:p>
          </table:table-cell>
          <table:table-cell table:number-columns-repeated="16383"/>
        </table:table-row>
        <table:table-row table:style-name="ro1">
          <table:table-cell office:value-type="string" table:style-name="ce2">
            <text:p>Chúc mừng Năm mới! Chúc mừng Năm mới! Chúc mừng Năm mới!</text:p>
          </table:table-cell>
          <table:table-cell table:number-columns-repeated="16383"/>
        </table:table-row>
        <table:table-row table:style-name="ro1">
          <table:table-cell office:value-type="string" table:style-name="ce2">
            <text:p>Chuột dùng khá tốt, vừa tay. chưa thấy có lỗi gì sau 3 tháng sử dụng</text:p>
          </table:table-cell>
          <table:table-cell table:number-columns-repeated="16383"/>
        </table:table-row>
        <table:table-row table:style-name="ro1">
          <table:table-cell office:value-type="string" table:style-name="ce2">
            <text:p>- Click êm, không ồn</text:p>
            <text:p>- Nhỏ gọn</text:p>
            <text:p>- Thời lượng pin tốt, tự động tắt khi không sử dụng</text:p>
            <text:p>- Hoa văn 2 bên chuột dễ bám bẩn</text:p>
          </table:table-cell>
          <table:table-cell table:number-columns-repeated="16383"/>
        </table:table-row>
        <table:table-row table:style-name="ro1">
          <table:table-cell office:value-type="string" table:style-name="ce2">
            <text:p>Nhận hàng mình thấy ưng tuyệt đối luôn, cảm ơn tiki</text:p>
          </table:table-cell>
          <table:table-cell table:number-columns-repeated="16383"/>
        </table:table-row>
        <table:table-row table:style-name="ro1">
          <table:table-cell office:value-type="string" table:style-name="ce2">
            <text:p>Đúng mẫu mã sản phẩm, chất lượng tốt. Giao hàng nhanh</text:p>
          </table:table-cell>
          <table:table-cell table:number-columns-repeated="16383"/>
        </table:table-row>
        <table:table-row table:style-name="ro1">
          <table:table-cell office:value-type="string" table:style-name="ce2">
            <text:p>Chuột khá nhạy, phìm bấm như không phát ra tiếng ồn.</text:p>
          </table:table-cell>
          <table:table-cell table:number-columns-repeated="16383"/>
        </table:table-row>
        <table:table-row table:style-name="ro1">
          <table:table-cell office:value-type="string" table:style-name="ce2">
            <text:p>Slient có khi lại không thích bằng có tiếng</text:p>
          </table:table-cell>
          <table:table-cell table:number-columns-repeated="16383"/>
        </table:table-row>
        <table:table-row table:style-name="ro1">
          <table:table-cell office:value-type="string" table:style-name="ce2">
            <text:p>sản phẩm sử dung tốt, cầm vừa tay, nút bấm êm. Con lăn chưa được mượt Giao hàng nhanh</text:p>
          </table:table-cell>
          <table:table-cell table:number-columns-repeated="16383"/>
        </table:table-row>
        <table:table-row table:style-name="ro1">
          <table:table-cell office:value-type="string" table:style-name="ce2">
            <text:p>dùng êm không có tiếng động chuột cầm chắc chắn dùng pin không biết được bao lâu</text:p>
          </table:table-cell>
          <table:table-cell table:number-columns-repeated="16383"/>
        </table:table-row>
        <table:table-row table:style-name="ro1">
          <table:table-cell office:value-type="string" table:style-name="ce2">
            <text:p>Sản phẩm tốt dùng được. Hàng nguyên seal, màu đẹp. Khá ưng ý với sản phẩm này</text:p>
          </table:table-cell>
          <table:table-cell table:number-columns-repeated="16383"/>
        </table:table-row>
        <table:table-row table:style-name="ro1">
          <table:table-cell office:value-type="string" table:style-name="ce2">
            <text:p>Mình nhận được sản phẩm nhanh trong thời gian ngắn, sản phẩm khá ok.</text:p>
          </table:table-cell>
          <table:table-cell table:number-columns-repeated="16383"/>
        </table:table-row>
        <table:table-row table:style-name="ro1">
          <table:table-cell office:value-type="string" table:style-name="ce2">
            <text:p>sản phẩm sài rất tốt, khá êm, trong lúc vận chuyển thì hộp mình có thủng một lỗ. Tạm chấp nhận.</text:p>
          </table:table-cell>
          <table:table-cell table:number-columns-repeated="16383"/>
        </table:table-row>
        <table:table-row table:style-name="ro1">
          <table:table-cell office:value-type="string" table:style-name="ce2">
            <text:p>Chưa thấy giao mà sao báo thành công</text:p>
          </table:table-cell>
          <table:table-cell table:number-columns-repeated="16383"/>
        </table:table-row>
        <table:table-row table:style-name="ro1">
          <table:table-cell office:value-type="string" table:style-name="ce2">
            <text:p>nhận hàng hồi sáng....đang dùng ổn...</text:p>
          </table:table-cell>
          <table:table-cell table:number-columns-repeated="16383"/>
        </table:table-row>
        <table:table-row table:style-name="ro1">
          <table:table-cell office:value-type="string" table:style-name="ce2">
            <text:p>Chuột tốt, êm tay, nhưng khi nhận hàng không có dán tem bảo hành gì hết</text:p>
          </table:table-cell>
          <table:table-cell table:number-columns-repeated="16383"/>
        </table:table-row>
        <table:table-row table:style-name="ro1">
          <table:table-cell office:value-type="string" table:style-name="ce2">
            <text:p>tạm thời dùng ổn, về sau btn không biết</text:p>
          </table:table-cell>
          <table:table-cell table:number-columns-repeated="16383"/>
        </table:table-row>
        <table:table-row table:style-name="ro1">
          <table:table-cell office:value-type="string" table:style-name="ce2">
            <text:p>giao hàng nhanh, đóng gói cẩn thận, rất hài lòng về chất lượng sản phẩm, chuột đúng như tên gọi Silent Plus...</text:p>
          </table:table-cell>
          <table:table-cell table:number-columns-repeated="16383"/>
        </table:table-row>
        <table:table-row table:style-name="ro1">
          <table:table-cell office:value-type="string" table:style-name="ce2">
            <text:p>Y hình. Chạy êm. Hài lòng. ........................</text:p>
          </table:table-cell>
          <table:table-cell table:number-columns-repeated="16383"/>
        </table:table-row>
        <table:table-row table:style-name="ro1">
          <table:table-cell office:value-type="string" table:style-name="ce2">
            <text:p>Chuột ban đầu sài tốt, không biết sau này sao, nhưng tiki giao hàng chậm chán</text:p>
          </table:table-cell>
          <table:table-cell table:number-columns-repeated="16383"/>
        </table:table-row>
        <table:table-row table:style-name="ro1">
          <table:table-cell office:value-type="string" table:style-name="ce2">
            <text:p>Xài oki ^^ không bít lâu dài như thế nào................</text:p>
          </table:table-cell>
          <table:table-cell table:number-columns-repeated="16383"/>
        </table:table-row>
        <table:table-row table:style-name="ro1">
          <table:table-cell office:value-type="string" table:style-name="ce2">
            <text:p>Chuột khá đẹp dù vẫn còn một số điểm chưa hoàn thiện tốt. Sài rất êm tay, không gây ồn, quá ổn trong tầm giá.</text:p>
          </table:table-cell>
          <table:table-cell table:number-columns-repeated="16383"/>
        </table:table-row>
        <table:table-row table:style-name="ro1">
          <table:table-cell office:value-type="string" table:style-name="ce2">
            <text:p>Chuột xài êm, click không kêu ---&gt; cảm thấy hài lòng</text:p>
            <text:p>Điều không thích là giao hàng quá 24h khi đã đặt giao hàng nhanh</text:p>
          </table:table-cell>
          <table:table-cell table:number-columns-repeated="16383"/>
        </table:table-row>
        <table:table-row table:style-name="ro1">
          <table:table-cell office:value-type="string" table:style-name="ce2">
            <text:p>Chuột xài ok, giao hàng nhanh gói hàng đẹp. Sẽ tiếp tục ủng hộ.</text:p>
          </table:table-cell>
          <table:table-cell table:number-columns-repeated="16383"/>
        </table:table-row>
        <table:table-row table:style-name="ro1">
          <table:table-cell office:value-type="string" table:style-name="ce2">
            <text:p>Thiết kế nhỏ gọn, cầm vừa tay bấm êm, không có tiếng động</text:p>
          </table:table-cell>
          <table:table-cell table:number-columns-repeated="16383"/>
        </table:table-row>
        <table:table-row table:style-name="ro1">
          <table:table-cell office:value-type="string" table:style-name="ce2">
            <text:p>Chuộc đẹp, nhạy, nút bên phải bị lệch xuống dưới, gọn nhẹ</text:p>
          </table:table-cell>
          <table:table-cell table:number-columns-repeated="16383"/>
        </table:table-row>
        <table:table-row table:style-name="ro1">
          <table:table-cell office:value-type="string" table:style-name="ce2">
            <text:p>Âm thanh nhỏ, cầm vừa tay, nhạy. Ổn với tầm giá này.</text:p>
          </table:table-cell>
          <table:table-cell table:number-columns-repeated="16383"/>
        </table:table-row>
        <table:table-row table:style-name="ro1">
          <table:table-cell office:value-type="string" table:style-name="ce2">
            <text:p>Chuột xài cực êm và yên tĩnh, không hề phát ra âm thanh gì khi xài, Pin thì phải xài thêm mới biết được.</text:p>
          </table:table-cell>
          <table:table-cell table:number-columns-repeated="16383"/>
        </table:table-row>
        <table:table-row table:style-name="ro1">
          <table:table-cell office:value-type="string" table:style-name="ce2">
            <text:p>Hàng đẹp, dùng tốt. tuy nhiên dán tem bảo hành vị trí chưa hợp lí.</text:p>
          </table:table-cell>
          <table:table-cell table:number-columns-repeated="16383"/>
        </table:table-row>
        <table:table-row table:style-name="ro1">
          <table:table-cell office:value-type="string" table:style-name="ce2">
            <text:p>Chuột dùng mượt, cho dù khi bấm ít ra tiếng ồn nhưng cảm giác bấm tốt. Rất đáng với số tiền</text:p>
          </table:table-cell>
          <table:table-cell table:number-columns-repeated="16383"/>
        </table:table-row>
        <table:table-row table:style-name="ro1">
          <table:table-cell office:value-type="string" table:style-name="ce2">
            <text:p>Dùng cho macpro 2017 không chuẩn xác lắm</text:p>
          </table:table-cell>
          <table:table-cell table:number-columns-repeated="16383"/>
        </table:table-row>
        <table:table-row table:style-name="ro1">
          <table:table-cell office:value-type="string" table:style-name="ce2">
            <text:p>gọn đẹp, vừa lòng bàn tay, sử dụng ổn trong tầm giá.</text:p>
          </table:table-cell>
          <table:table-cell table:number-columns-repeated="16383"/>
        </table:table-row>
        <table:table-row table:style-name="ro1">
          <table:table-cell office:value-type="string" table:style-name="ce2">
            <text:p>Chuột dùng khá tốt. Tuy nhiên màu xanh k giống như trong hình. Màu hơi nhạt. Chuột xài êm và k gây ra tiếng động</text:p>
          </table:table-cell>
          <table:table-cell table:number-columns-repeated="16383"/>
        </table:table-row>
        <table:table-row table:style-name="ro1">
          <table:table-cell office:value-type="string" table:style-name="ce2">
            <text:p>Màu đẹp ,tương đối nhạy</text:p>
          </table:table-cell>
          <table:table-cell table:number-columns-repeated="16383"/>
        </table:table-row>
        <table:table-row table:style-name="ro1">
          <table:table-cell office:value-type="string" table:style-name="ce2">
            <text:p>Giao hàng chậm. <text:s/>Sản phẩm tốt</text:p>
          </table:table-cell>
          <table:table-cell table:number-columns-repeated="16383"/>
        </table:table-row>
        <table:table-row table:style-name="ro1">
          <table:table-cell office:value-type="string" table:style-name="ce2">
            <text:p>Dùng êm, tốt rất hài lòng</text:p>
          </table:table-cell>
          <table:table-cell table:number-columns-repeated="16383"/>
        </table:table-row>
        <table:table-row table:style-name="ro1">
          <table:table-cell office:value-type="string" table:style-name="ce2">
            <text:p>Mới vừa nhận hàng, đang dùng thử. Thấy ok, tiki giao hàng nhanh, tối order, sáng hôm sau giao ngay. thanks tiki!</text:p>
          </table:table-cell>
          <table:table-cell table:number-columns-repeated="16383"/>
        </table:table-row>
        <table:table-row table:style-name="ro1">
          <table:table-cell office:value-type="string" table:style-name="ce2">
            <text:p>cũng ok, nhưng không biết có bền không</text:p>
          </table:table-cell>
          <table:table-cell table:number-columns-repeated="16383"/>
        </table:table-row>
        <table:table-row table:style-name="ro1">
          <table:table-cell office:value-type="string" table:style-name="ce2">
            <text:p>Phím ấn êm, nhiều khi ấn tưởng chưa ấn nên bị kích đúp. Tuy nhiên dùng nhiều sẽ quen.</text:p>
          </table:table-cell>
          <table:table-cell table:number-columns-repeated="16383"/>
        </table:table-row>
        <table:table-row table:style-name="ro1">
          <table:table-cell office:value-type="string" table:style-name="ce2">
            <text:p>Giá hơi biến động, nhưng chất lượng của chuột thì ok</text:p>
          </table:table-cell>
          <table:table-cell table:number-columns-repeated="16383"/>
        </table:table-row>
        <table:table-row table:style-name="ro1">
          <table:table-cell office:value-type="string" table:style-name="ce2">
            <text:p>Ổn và thiết kế tốt.</text:p>
          </table:table-cell>
          <table:table-cell table:number-columns-repeated="16383"/>
        </table:table-row>
        <table:table-row table:style-name="ro1">
          <table:table-cell office:value-type="string" table:style-name="ce2">
            <text:p>Mới dùng thì thấy okie. Bữa nay, tiki giao hàng trễ hơn so với dự kiến.</text:p>
          </table:table-cell>
          <table:table-cell table:number-columns-repeated="16383"/>
        </table:table-row>
        <table:table-row table:style-name="ro1">
          <table:table-cell office:value-type="string" table:style-name="ce2">
            <text:p>Đóng gói rất cẩn thận</text:p>
          </table:table-cell>
          <table:table-cell table:number-columns-repeated="16383"/>
        </table:table-row>
        <table:table-row table:style-name="ro1">
          <table:table-cell office:value-type="string" table:style-name="ce2">
            <text:p>Click đỡ ổn, cầm vừa tay, nhưng vỏ nhựa dễ dơ, con lăn ở giữa hơi lỏng.</text:p>
          </table:table-cell>
          <table:table-cell table:number-columns-repeated="16383"/>
        </table:table-row>
        <table:table-row table:style-name="ro1">
          <table:table-cell office:value-type="string" table:style-name="ce2">
            <text:p>Dùng mượt, nhạy, tốt.</text:p>
          </table:table-cell>
          <table:table-cell table:number-columns-repeated="16383"/>
        </table:table-row>
        <table:table-row table:style-name="ro1">
          <table:table-cell office:value-type="string" table:style-name="ce2">
            <text:p>Bấm rất êm và chắc tay. Màu xanh cũng đẹp. Nói chung hài lòng</text:p>
          </table:table-cell>
          <table:table-cell table:number-columns-repeated="16383"/>
        </table:table-row>
        <table:table-row table:style-name="ro1">
          <table:table-cell office:value-type="string" table:style-name="ce2">
            <text:p>Xài ok giao liền nói chung rẻ so với mua ngoài tiệm</text:p>
          </table:table-cell>
          <table:table-cell table:number-columns-repeated="16383"/>
        </table:table-row>
        <table:table-row table:style-name="ro1">
          <table:table-cell office:value-type="string" table:style-name="ce2">
            <text:p>Chuột rất đẹp, cầm vừa tay. Được tặng kèm 1 pin, cực kỳ êm và không gây tiếng động.</text:p>
          </table:table-cell>
          <table:table-cell table:number-columns-repeated="16383"/>
        </table:table-row>
        <table:table-row table:style-name="ro1">
          <table:table-cell office:value-type="string" table:style-name="ce2">
            <text:p>chất lượng tốt</text:p>
          </table:table-cell>
          <table:table-cell table:number-columns-repeated="16383"/>
        </table:table-row>
        <table:table-row table:style-name="ro1">
          <table:table-cell office:value-type="string" table:style-name="ce2">
            <text:p>Mới trải nghiệm được 2 ngày. Chuột dùng có vẻ thích. Tiki đóng gói cẩn thận. Thanks Tiki</text:p>
          </table:table-cell>
          <table:table-cell table:number-columns-repeated="16383"/>
        </table:table-row>
        <table:table-row table:style-name="ro1">
          <table:table-cell office:value-type="string" table:style-name="ce2">
            <text:p>Chuột êm và nhạy</text:p>
          </table:table-cell>
          <table:table-cell table:number-columns-repeated="16383"/>
        </table:table-row>
        <table:table-row table:style-name="ro1">
          <table:table-cell office:value-type="string" table:style-name="ce2">
            <text:p>Hài lòng với sản phẩm nhé!</text:p>
          </table:table-cell>
          <table:table-cell table:number-columns-repeated="16383"/>
        </table:table-row>
        <table:table-row table:style-name="ro1">
          <table:table-cell office:value-type="string" table:style-name="ce2">
            <text:p>Phù hợp vs giá tiền</text:p>
          </table:table-cell>
          <table:table-cell table:number-columns-repeated="16383"/>
        </table:table-row>
        <table:table-row table:style-name="ro1">
          <table:table-cell office:value-type="string" table:style-name="ce2">
            <text:p>Hàng tốt chính hãng</text:p>
          </table:table-cell>
          <table:table-cell table:number-columns-repeated="16383"/>
        </table:table-row>
        <table:table-row table:style-name="ro1">
          <table:table-cell office:value-type="string" table:style-name="ce2">
            <text:p>San pham tot nhung cai da mua .</text:p>
          </table:table-cell>
          <table:table-cell table:number-columns-repeated="16383"/>
        </table:table-row>
        <table:table-row table:style-name="ro1">
          <table:table-cell office:value-type="string" table:style-name="ce2">
            <text:p>mới nhìn cũng khá đẹp, xài vừa tay, nếu có vấn đề gì mình sẽ nhận xét sau.</text:p>
          </table:table-cell>
          <table:table-cell table:number-columns-repeated="16383"/>
        </table:table-row>
        <table:table-row table:style-name="ro1">
          <table:table-cell office:value-type="string" table:style-name="ce2">
            <text:p>Dùng tốt.</text:p>
          </table:table-cell>
          <table:table-cell table:number-columns-repeated="16383"/>
        </table:table-row>
        <table:table-row table:style-name="ro1">
          <table:table-cell office:value-type="string" table:style-name="ce2">
            <text:p>Hai long... Sp chinh hang...</text:p>
          </table:table-cell>
          <table:table-cell table:number-columns-repeated="16383"/>
        </table:table-row>
        <table:table-row table:style-name="ro1">
          <table:table-cell office:value-type="string" table:style-name="ce2">
            <text:p>Nay mua và dùng thấy rất ưng ý, chuột vừa tay, êm, màu đỏ hợp mệnh<text:s text:c="3"/></text:p>
          </table:table-cell>
          <table:table-cell table:number-columns-repeated="16383"/>
        </table:table-row>
        <table:table-row table:style-name="ro1">
          <table:table-cell office:value-type="string" table:style-name="ce2">
            <text:p>Ok tot dung ngon nhay....</text:p>
          </table:table-cell>
          <table:table-cell table:number-columns-repeated="16383"/>
        </table:table-row>
        <table:table-row table:style-name="ro1">
          <table:table-cell office:value-type="string" table:style-name="ce2">
            <text:p>Mượt cmn mà</text:p>
          </table:table-cell>
          <table:table-cell table:number-columns-repeated="16383"/>
        </table:table-row>
        <table:table-row table:style-name="ro1">
          <table:table-cell office:value-type="string" table:style-name="ce2">
            <text:p>sản phẩm dùng tốt, chạy mượt mà, không tiếng ồn. Giao hàng nhanh, gói cẩn thận.</text:p>
          </table:table-cell>
          <table:table-cell table:number-columns-repeated="16383"/>
        </table:table-row>
        <table:table-row table:style-name="ro1">
          <table:table-cell office:value-type="string" table:style-name="ce2">
            <text:p>Chuột giống như hình, bấm êm, không ồn. Tuy nhiên không hợp với ai tay to vì nó khá nhỏ.</text:p>
          </table:table-cell>
          <table:table-cell table:number-columns-repeated="16383"/>
        </table:table-row>
        <table:table-row table:style-name="ro1">
          <table:table-cell office:value-type="string" table:style-name="ce2">
            <text:p>Click êm, không tiếng động, sản phẩm đẹp, đóng gói cẩn thận</text:p>
          </table:table-cell>
          <table:table-cell table:number-columns-repeated="16383"/>
        </table:table-row>
        <table:table-row table:style-name="ro1">
          <table:table-cell office:value-type="string" table:style-name="ce2">
            <text:p>Click nhẹ và không nghe tiếng động, nhưng con lăn không được tốt lắm và ồn</text:p>
          </table:table-cell>
          <table:table-cell table:number-columns-repeated="16383"/>
        </table:table-row>
        <table:table-row table:style-name="ro1">
          <table:table-cell office:value-type="string" table:style-name="ce2">
            <text:p>Sp sd tốt</text:p>
          </table:table-cell>
          <table:table-cell table:number-columns-repeated="16383"/>
        </table:table-row>
        <table:table-row table:style-name="ro1">
          <table:table-cell office:value-type="string" table:style-name="ce2">
            <text:p>Hơi mắc</text:p>
          </table:table-cell>
          <table:table-cell table:number-columns-repeated="16383"/>
        </table:table-row>
        <table:table-row table:style-name="ro1">
          <table:table-cell office:value-type="string" table:style-name="ce2">
            <text:p>Chuột không nhạy lắm, cầm chắc tay, pin ổn............</text:p>
          </table:table-cell>
          <table:table-cell table:number-columns-repeated="16383"/>
        </table:table-row>
        <table:table-row table:style-name="ro1">
          <table:table-cell office:value-type="string" table:style-name="ce2">
            <text:p>Tốt, bền và im lặng đúng như quảng cáo. Logitech thì ok r.</text:p>
          </table:table-cell>
          <table:table-cell table:number-columns-repeated="16383"/>
        </table:table-row>
        <table:table-row table:style-name="ro1">
          <table:table-cell office:value-type="string" table:style-name="ce2">
            <text:p>Chuột sử dụng tốt, nhạy, tiết kiệm pin. Tiki giao hàng nhanh.</text:p>
          </table:table-cell>
          <table:table-cell table:number-columns-repeated="16383"/>
        </table:table-row>
        <table:table-row table:style-name="ro1">
          <table:table-cell office:value-type="string" table:style-name="ce2">
            <text:p>Sản phẩm tốt, bấm êm, cầm vừa tay. Rất đang tiền mua.</text:p>
          </table:table-cell>
          <table:table-cell table:number-columns-repeated="16383"/>
        </table:table-row>
        <table:table-row table:style-name="ro1">
          <table:table-cell office:value-type="string" table:style-name="ce2">
            <text:p>Chuột tốt, đẹp, nhẹ, và nhạy, màu xanh rất đẹp. Nói chung là ngon bổ rẻ</text:p>
          </table:table-cell>
          <table:table-cell table:number-columns-repeated="16383"/>
        </table:table-row>
        <table:table-row table:style-name="ro1">
          <table:table-cell office:value-type="string" table:style-name="ce2">
            <text:p>Chuột xài ổn,cách âm tốt.Nhưng đôi khi không nhạy lắm</text:p>
          </table:table-cell>
          <table:table-cell table:number-columns-repeated="16383"/>
        </table:table-row>
        <table:table-row table:style-name="ro1">
          <table:table-cell office:value-type="string" table:style-name="ce2">
            <text:p>Chất lượng tốt, do click không phát âm thanh có thể khó nhận ra đã click chưa, haha.</text:p>
          </table:table-cell>
          <table:table-cell table:number-columns-repeated="16383"/>
        </table:table-row>
        <table:table-row table:style-name="ro1">
          <table:table-cell office:value-type="string" table:style-name="ce2">
            <text:p>Chuột sử dụng tốt, bấm êm, thấy hài lòng về sản phẩm</text:p>
          </table:table-cell>
          <table:table-cell table:number-columns-repeated="16383"/>
        </table:table-row>
        <table:table-row table:style-name="ro1">
          <table:table-cell office:value-type="string" table:style-name="ce2">
            <text:p>chất lượng khá tốt, hơi rít một chút, trơn tru hơn chút thì tốt</text:p>
          </table:table-cell>
          <table:table-cell table:number-columns-repeated="16383"/>
        </table:table-row>
        <table:table-row table:style-name="ro1">
          <table:table-cell office:value-type="string" table:style-name="ce2">
            <text:p>Hài lòng! Tiki.vn giao hàng cẩn thận! Tks!!!!!!!!!</text:p>
          </table:table-cell>
          <table:table-cell table:number-columns-repeated="16383"/>
        </table:table-row>
        <table:table-row table:style-name="ro1">
          <table:table-cell office:value-type="string" table:style-name="ce2">
            <text:p>chuột bấm rất êm nhưng con lăn lên xuống lại kêu hơi to, xài ok</text:p>
          </table:table-cell>
          <table:table-cell table:number-columns-repeated="16383"/>
        </table:table-row>
        <table:table-row table:style-name="ro1">
          <table:table-cell office:value-type="string" table:style-name="ce2">
            <text:p>Chuột sử dụng ok, <text:s/>êm tay</text:p>
          </table:table-cell>
          <table:table-cell table:number-columns-repeated="16383"/>
        </table:table-row>
        <table:table-row table:style-name="ro1">
          <table:table-cell office:value-type="string" table:style-name="ce2">
            <text:p>Ngoại hình đẹp, chất lượng tốt, tiki đóng gói cẩn thận.</text:p>
          </table:table-cell>
          <table:table-cell table:number-columns-repeated="16383"/>
        </table:table-row>
        <table:table-row table:style-name="ro1">
          <table:table-cell office:value-type="string" table:style-name="ce2">
            <text:p>Dùng oke nhưng phải luôn kèm bàn di chuột, không sẽ tương đối lag.</text:p>
          </table:table-cell>
          <table:table-cell table:number-columns-repeated="16383"/>
        </table:table-row>
        <table:table-row table:style-name="ro1">
          <table:table-cell office:value-type="string" table:style-name="ce2">
            <text:p>xài ok. có điều receiver không có unify hơi đáng tiếc<text:s text:c="2"/></text:p>
          </table:table-cell>
          <table:table-cell table:number-columns-repeated="16383"/>
        </table:table-row>
        <table:table-row table:style-name="ro1">
          <table:table-cell office:value-type="string" table:style-name="ce2">
            <text:p>Giao hàng khá nhanh. Chuột tốt, dùng được. Phù hợp với giá cả.</text:p>
          </table:table-cell>
          <table:table-cell table:number-columns-repeated="16383"/>
        </table:table-row>
        <table:table-row table:style-name="ro1">
          <table:table-cell office:value-type="string" table:style-name="ce2">
            <text:p>giao hang nhanh, san pham ben, dep, cam chac tay. rat dang tien</text:p>
          </table:table-cell>
          <table:table-cell table:number-columns-repeated="16383"/>
        </table:table-row>
        <table:table-row table:style-name="ro1">
          <table:table-cell office:value-type="string" table:style-name="ce2">
            <text:p>Chuột <text:s/>xài rất êm, không phát ra tiếng động. Rất thích</text:p>
          </table:table-cell>
          <table:table-cell table:number-columns-repeated="16383"/>
        </table:table-row>
        <table:table-row table:style-name="ro1">
          <table:table-cell office:value-type="string" table:style-name="ce2">
            <text:p>Chuột tốt, bấm hơi cứng nhưng không tạo ra âm thanh.</text:p>
          </table:table-cell>
          <table:table-cell table:number-columns-repeated="16383"/>
        </table:table-row>
        <table:table-row table:style-name="ro1">
          <table:table-cell office:value-type="string" table:style-name="ce2">
            <text:p>San pham chat luong nhu mong doi. minh rat thich san pham</text:p>
          </table:table-cell>
          <table:table-cell table:number-columns-repeated="16383"/>
        </table:table-row>
        <table:table-row table:style-name="ro1">
          <table:table-cell office:value-type="string" table:style-name="ce2">
            <text:p>Chuột màu sắc khá đẹp, đồng màu với Gshock của mình. Chuột nhấn hầu như không nghe tiếng động. Có điểm yếu là con lăn loại thường nên lăn khá kêu. Đầu đọc Usb loại thường, không phải Unify như trước đây.</text:p>
          </table:table-cell>
          <table:table-cell table:number-columns-repeated="16383"/>
        </table:table-row>
        <table:table-row table:style-name="ro1">
          <table:table-cell office:value-type="string" table:style-name="ce2">
            <text:p>Chuột cầm rất chắc tay, tiết kiệm pin. Tuy nhiên sau 2 năm, phần đệm cao su bị mòn đi khá nhiều, chuột bắt đầu mất cảm ứng, khi lăn chuột hay bị lỗi. Chuột chưa hỏng hẳn, nhưng mình sẽ phải thay thế sớm.</text:p>
          </table:table-cell>
          <table:table-cell table:number-columns-repeated="16383"/>
        </table:table-row>
        <table:table-row table:style-name="ro1">
          <table:table-cell office:value-type="string" table:style-name="ce2">
            <text:p>Sản phẩm tốt, tôi rất muốn cho 5* tuy nhiên khi tôi đặt hàng hôm qua thì không có tikinow cho màu đen và đỏ, đến hôm nay vào thì lại có, cảm thấy hơi không hài lòng, trừ 1*.</text:p>
          </table:table-cell>
          <table:table-cell table:number-columns-repeated="16383"/>
        </table:table-row>
        <table:table-row table:style-name="ro1">
          <table:table-cell office:value-type="string" table:style-name="ce2">
            <text:p>Mik xài gần 2 năm r ;) rất êm nha rớt không trầy không hư cux không lỗi xài cực bền mà có điều bám mồ hôi nhìu lắm hơi dơ</text:p>
          </table:table-cell>
          <table:table-cell table:number-columns-repeated="16383"/>
        </table:table-row>
        <table:table-row table:style-name="ro1">
          <table:table-cell office:value-type="string" table:style-name="ce2">
            <text:p>chỉ mua 1 chuột Logitech M331 màu xanh. nhưng trên giỏ hàng tới 4 Tôi xin lỗi, chỉ lấy 1 cái màu xanh</text:p>
          </table:table-cell>
          <table:table-cell table:number-columns-repeated="16383"/>
        </table:table-row>
        <table:table-row table:style-name="ro1">
          <table:table-cell office:value-type="string" table:style-name="ce2">
            <text:p>đang phân vân, không thấy phí giao hàng cho sản phẩm</text:p>
          </table:table-cell>
          <table:table-cell table:number-columns-repeated="16383"/>
        </table:table-row>
        <table:table-row table:style-name="ro1">
          <table:table-cell office:value-type="string" table:style-name="ce2">
            <text:p>- Bấm nhẹ, di chuyển mượt, <text:s/>- Nhược điểm bấm nút lăn cứng khó chịu</text:p>
          </table:table-cell>
          <table:table-cell table:number-columns-repeated="16383"/>
        </table:table-row>
        <table:table-row table:style-name="ro1">
          <table:table-cell office:value-type="string" table:style-name="ce2">
            <text:p>"Nhỏ mà có võ" chất lượng âm thanh tuyệt vời phù hợp với tầm giá, tuy nhiên dãy bass của loa thì chưa thể hiện rõ lắm, thích hợp mang đi dã ngoại hoặc những buổi nhậu nhẹt cùng bạn bè, mình thì chỉ mua về để nghe rap là chủ yếu nên không đòi hỏi lắm về chất lượng bass. Thật sự đáng đồng tiền bạn chi ra.Tiện đây nhờ Tiki giúp mình kích hoạt bảo hành cho sản phẩm mình cảm ơn</text:p>
          </table:table-cell>
          <table:table-cell table:number-columns-repeated="16383"/>
        </table:table-row>
        <table:table-row table:style-name="ro1">
          <table:table-cell office:value-type="string" table:style-name="ce2">
            <text:p>Sản phẩm giao lâu ở vũng tàu. Nhưng khi nhận được sản phẩm rất hài lòng. Loa mới. Tuy nhỏ nhưng phát nhạc rất to tuy nhiên chỉ nâng cấp nhẹ các chức năng so với XB10. Chất âm âm lượng thì như XB10. Ai có xb 10 thì không cần thay mới. Vì không khác gì cả</text:p>
          </table:table-cell>
          <table:table-cell table:number-columns-repeated="16383"/>
        </table:table-row>
        <table:table-row table:style-name="ro1">
          <table:table-cell office:value-type="string" table:style-name="ce2">
            <text:p>Sony chưa bao giờ làm mình thất vọng. Pin trâu, 1 ngày nghe vài tiếng thì củng được 4-5 ngày. Thiết kế đẹp, dễ sử dụng Tuy nhiên, kết nối bluetooth với laptop thỉnh thoảng chập chờn Còn TIKI thì giao hàng quá chậm. Nhân viên chăm sóc khách hàng không nhiệt tình Mong team tikicare cải thiện điều này</text:p>
          </table:table-cell>
          <table:table-cell table:number-columns-repeated="16383"/>
        </table:table-row>
        <table:table-row table:style-name="ro1">
          <table:table-cell office:value-type="string" table:style-name="ce2">
            <text:p>Nhỏ nhỏ kute, âm thanh khá lớn. Âm bass lực và hay nhưng âm treble thì chưa được chắc và rõ. Thời gian nghe khá tốt. Lúc trước nghe 1 cái JBL tương đương nhưng chất âm không hay bằng con này, dù to hơn.</text:p>
          </table:table-cell>
          <table:table-cell table:number-columns-repeated="16383"/>
        </table:table-row>
        <table:table-row table:style-name="ro1">
          <table:table-cell office:value-type="string" table:style-name="ce2">
            <text:p>Mình nhận hàng và khuy hộp ra. Nhưng ngay phần nút pairing nó bị lồi phần da một tí trông không ổn. Đã liên hệ tiki để hỗ trợ kiểm tra. Nếu bị lỗi thì chưa biết quy trình đổi mới thế nào. Mua nhiều đơn hàng rồi nhưng đây là lần đầu tiên mình gặp trục trặc.</text:p>
          </table:table-cell>
          <table:table-cell table:number-columns-repeated="16383"/>
        </table:table-row>
        <table:table-row table:style-name="ro1">
          <table:table-cell office:value-type="string" table:style-name="ce2">
            <text:p>Loa extra bass nhưng có lẽ vì dòng kích thước nhỏ nên âm lượng không quá lớn khi connect và phát bằng điện thoại. <text:s/>Tiki cũng nên cung cấp thông tin để hỗ trợ active bảo hành cho sản phẩm. Mình muốn đk bảo hành cho mã : 5029473. Xin cám ơn</text:p>
          </table:table-cell>
          <table:table-cell table:number-columns-repeated="16383"/>
        </table:table-row>
        <table:table-row table:style-name="ro1">
          <table:table-cell office:value-type="string" table:style-name="ce2">
            <text:p>Tui đã đặt mua loa và đã nhận hàng vào ngày hôm qua 07-09-2020 , khi tôi kích hoạt bảo hành thì vì sao chỉ nhận được tin nhắn hãng bảo hành đến ngày 13/05/2021 ( chỉ được 8 tháng) <text:s/>Vui lòng hồi đáp dùm. Thanks.</text:p>
          </table:table-cell>
          <table:table-cell table:number-columns-repeated="16383"/>
        </table:table-row>
        <table:table-row table:style-name="ro1">
          <table:table-cell office:value-type="string" table:style-name="ce2">
            <text:p>Bass đầy và dày. Tuy nhiên nếu mở hết âm lượng thì âm cao và trung bị đuối, chỉ nghe mình âm trầm và hơi rè. Cách đóng gói và giao hàng đảm bảo.</text:p>
          </table:table-cell>
          <table:table-cell table:number-columns-repeated="16383"/>
        </table:table-row>
        <table:table-row table:style-name="ro1">
          <table:table-cell office:value-type="string" table:style-name="ce2">
            <text:p>Hàng của Sony thì có tiếng rồi, sản phẩm nhỏ gọn, chắc chắn, phát âm bass tốt. Chỉ mỗi tội volumn nhiều khi không được to, nhưng cũng do cái clip trên youtube đã thu âm nhỏ sẵn rồi, nói chung độ khuếch đại âm thanh chưa good lắm. 4 sao.</text:p>
          </table:table-cell>
          <table:table-cell table:number-columns-repeated="16383"/>
        </table:table-row>
        <table:table-row table:style-name="ro1">
          <table:table-cell office:value-type="string" table:style-name="ce2">
            <text:p>Tôi vừa nhận được loa XB12, nhưng kiểm tra trên website bảo hành của Sony Vietnam thì được biết sản phẩm chưa dược kích hoạt bảo hành. Đề nghị Tiki liên hệ với shop để kích hoạt bảo hành cho sản phẩm của tôi. Số seri là 4026712</text:p>
          </table:table-cell>
          <table:table-cell table:number-columns-repeated="16383"/>
        </table:table-row>
        <table:table-row table:style-name="ro1">
          <table:table-cell office:value-type="string" table:style-name="ce2">
            <text:p>Dùng âm thanh 320kb của sportify thì cho âm thanh sắc bén. Âm trầm sâu. Cân đối giữ âm Mid và Bass tốt. Thử chế độ nhạc 128kb thì khi max loa sẽ hơi rè nhưng mình nghĩ là do chất lượng nhạc thôi.</text:p>
          </table:table-cell>
          <table:table-cell table:number-columns-repeated="16383"/>
        </table:table-row>
        <table:table-row table:style-name="ro1">
          <table:table-cell office:value-type="string" table:style-name="ce2">
            <text:p>Loa đẹp nhỏ gọn, nghe cũng được chứ không quá hay (tiền nào của đó <text:s/>) mua về trang trí cũng dễ thương lắm <text:s text:c="2"/>cơ mà loa của con ip11 và iPad Pro của mình nghe hay hơn.</text:p>
          </table:table-cell>
          <table:table-cell table:number-columns-repeated="16383"/>
        </table:table-row>
        <table:table-row table:style-name="ro1">
          <table:table-cell office:value-type="string" table:style-name="ce2">
            <text:p>Xưa giờ sản phẩm âm thanh Sony luôn làm mình hài lòng. Loa kích thước nhỏ nhưng âm lượng khá lớn. Khoảng cách kết nối tầm 5m, rất tiện khi có tiệc ngoài trời. Chưa thử được tính năng chống nước. Shop cho m</text:p>
          </table:table-cell>
          <table:table-cell table:number-columns-repeated="16383"/>
        </table:table-row>
        <table:table-row table:style-name="ro1">
          <table:table-cell office:value-type="string" table:style-name="ce2">
            <text:p>loa sony mình đặt hôm 13/04/2020 và đến 17/04/2020 nhận được hàng. rất ok nhưng chưa được kích hoạt bảo hành điện tử. nhờ tiki hỗ trợ</text:p>
          </table:table-cell>
          <table:table-cell table:number-columns-repeated="16383"/>
        </table:table-row>
        <table:table-row table:style-name="ro1">
          <table:table-cell office:value-type="string" table:style-name="ce2">
            <text:p>hàng đúng như hình. pin trâu. nhỏ gon. tiện lợi trong quá trình đi phượt.</text:p>
          </table:table-cell>
          <table:table-cell table:number-columns-repeated="16383"/>
        </table:table-row>
        <table:table-row table:style-name="ro1">
          <table:table-cell office:value-type="string" table:style-name="ce2">
            <text:p>Loa ổn, nghe to. Ngồi phòng khách, không gian rộng nhưng mở max thì cũng nghe rất phê. <text:s/>Bật to không bị vỡ tiếng. <text:s/>Có điều bọc hàng không cẩn thận lắm.</text:p>
          </table:table-cell>
          <table:table-cell table:number-columns-repeated="16383"/>
        </table:table-row>
        <table:table-row table:style-name="ro1">
          <table:table-cell office:value-type="string" table:style-name="ce2">
            <text:p>Loa mình ms mua đầu tháng 3 bh điện thoại mình không kết lối được vs loa , đặt lại mạng vs tắt nguồn bật lên o dien thoai mình r mà vẫn không kết lối lại được kpit là lỗi do gì ạ</text:p>
          </table:table-cell>
          <table:table-cell table:number-columns-repeated="16383"/>
        </table:table-row>
        <table:table-row table:style-name="ro1">
          <table:table-cell office:value-type="string" table:style-name="ce2">
            <text:p>Mình nhận loa mới, đẹp, nhỏ gọn. nhưng loa nghe khá nhỏ có thể do lỗi sản phầm. mình muốn hỏi giờ đổi loa khác ở địa chỉ nào đươc ak, mình mua loa hôm thứ 6.</text:p>
          </table:table-cell>
          <table:table-cell table:number-columns-repeated="16383"/>
        </table:table-row>
        <table:table-row table:style-name="ro1">
          <table:table-cell office:value-type="string" table:style-name="ce2">
            <text:p>Âm thanh của loa rất tốt. Đủ dải âm cho một chiếc loa nhỏ nhắn. Về phần TIKI thì giao hàng quá chậm, mất cả tuẩn mới có hàng.</text:p>
          </table:table-cell>
          <table:table-cell table:number-columns-repeated="16383"/>
        </table:table-row>
        <table:table-row table:style-name="ro1">
          <table:table-cell office:value-type="string" table:style-name="ce2">
            <text:p>Tôi không biết được sản phẩm tôi mua đã được kích hoạt bảo hành chưa. cho đường link kiểm tra tình trạng bảo hành thiết bị không tồn tai(bhđiện thoại.sony.com.vn)</text:p>
          </table:table-cell>
          <table:table-cell table:number-columns-repeated="16383"/>
        </table:table-row>
        <table:table-row table:style-name="ro1">
          <table:table-cell office:value-type="string" table:style-name="ce2">
            <text:p>Giao hàng cực chậm , hàng chinh hãng mà giao 10 ngày , kiểu này sao cạnh tranh nổi các trang khác , bằng thời gian giao hàng khi mua trên cửa hàng trung quốc</text:p>
          </table:table-cell>
          <table:table-cell table:number-columns-repeated="16383"/>
        </table:table-row>
        <table:table-row table:style-name="ro1">
          <table:table-cell office:value-type="string" table:style-name="ce2">
            <text:p>Loa nghe chất lượng tốt, ấm. Nhưng chưa được kích hoạt bảo hành trên trang sony, nhờ Tiki kích hoạt giúp mình, seri: 4035891</text:p>
          </table:table-cell>
          <table:table-cell table:number-columns-repeated="16383"/>
        </table:table-row>
        <table:table-row table:style-name="ro1">
          <table:table-cell office:value-type="string" table:style-name="ce2">
            <text:p>Âm thanh to, rõ tiếng, bass ổn. Ngon trong tầm giá!! Tiki vui lòng kích hoạt bảo hành luôn ạ!</text:p>
          </table:table-cell>
          <table:table-cell table:number-columns-repeated="16383"/>
        </table:table-row>
        <table:table-row table:style-name="ro1">
          <table:table-cell office:value-type="string" table:style-name="ce2">
            <text:p>Mẫu mã đẹp Nhưng âm phát ra quá tệ so với bản SRS cũ khối lập phương, có lẽ do tính năng chống nước nên âm không thoát ra được hết</text:p>
          </table:table-cell>
          <table:table-cell table:number-columns-repeated="16383"/>
        </table:table-row>
        <table:table-row table:style-name="ro1">
          <table:table-cell office:value-type="string" table:style-name="ce2">
            <text:p>Tiki giao hàng nhanh. Sản phẩm nghe tốt. Chỉ hạn chế là không hiểu tại sao trên loa có một đường mực dài, trong khi vẫn dán tem niêm phong.<text:s text:c="2"/></text:p>
          </table:table-cell>
          <table:table-cell table:number-columns-repeated="16383"/>
        </table:table-row>
        <table:table-row table:style-name="ro1">
          <table:table-cell office:value-type="string" table:style-name="ce2">
            <text:p>đã dùng 1 tg âm thanh ổn định. nếu các bạn nghe thông thường không yêu cầu âm bass to rõ thì con này đáp ứng rồi</text:p>
          </table:table-cell>
          <table:table-cell table:number-columns-repeated="16383"/>
        </table:table-row>
        <table:table-row table:style-name="ro1">
          <table:table-cell office:value-type="string" table:style-name="ce2">
            <text:p>Chất lượng ổn, phù hợp nghe cá nhân và nhóm nhỏ. Phù hợp trong tầm giá.</text:p>
          </table:table-cell>
          <table:table-cell table:number-columns-repeated="16383"/>
        </table:table-row>
        <table:table-row table:style-name="ro1">
          <table:table-cell office:value-type="string" table:style-name="ce2">
            <text:p>cần kích hoạt bảo hành điện tử <text:s/>tiki vui lòng kích hoạt bảo hành giúp mình qua số seri bên dưới</text:p>
          </table:table-cell>
          <table:table-cell table:number-columns-repeated="16383"/>
        </table:table-row>
        <table:table-row table:style-name="ro1">
          <table:table-cell office:value-type="string" table:style-name="ce2">
            <text:p>Loa nghe hay, cực thích. không phí tiền đâu. Tầm bắt sóng xa, Chỉ duy nhất điểm trừ là chưa kích hoạt bảo hành sản phẩm cho mình</text:p>
          </table:table-cell>
          <table:table-cell table:number-columns-repeated="16383"/>
        </table:table-row>
        <table:table-row table:style-name="ro1">
          <table:table-cell office:value-type="string" table:style-name="ce2">
            <text:p>xài ổn, pin tốt, kích thước hơi nhỏ so với tưởng tượng. Bass tốt hơn đời trước nhưng cũng tạm ổn thôi</text:p>
          </table:table-cell>
          <table:table-cell table:number-columns-repeated="16383"/>
        </table:table-row>
        <table:table-row table:style-name="ro1">
          <table:table-cell office:value-type="string" table:style-name="ce2">
            <text:p>Sản phẩm chất lượng, xứng đáng với tầm giá. Tiki kích hoạt bảo hành giúp mình nha.</text:p>
          </table:table-cell>
          <table:table-cell table:number-columns-repeated="16383"/>
        </table:table-row>
        <table:table-row table:style-name="ro1">
          <table:table-cell office:value-type="string" table:style-name="ce2">
            <text:p>Tiki giao hàng nhanh. Lúc nhận mình có kiểm hàng và rất hài lòng. Âm thanh loa hay, âm bass nghe rất rõ, tốt ở mức giá này.</text:p>
          </table:table-cell>
          <table:table-cell table:number-columns-repeated="16383"/>
        </table:table-row>
        <table:table-row table:style-name="ro1">
          <table:table-cell office:value-type="string" table:style-name="ce2">
            <text:p>Phần nút nguồn hơi phồng lên. Mình thích dây đeo như của xb10 hơn vì có thể kê ngang để k bị rung.</text:p>
          </table:table-cell>
          <table:table-cell table:number-columns-repeated="16383"/>
        </table:table-row>
        <table:table-row table:style-name="ro1">
          <table:table-cell office:value-type="string" table:style-name="ce2">
            <text:p>Xin vui lòng kích hoạt bảo hành loa này giùm mình. Xin chân thành cảm ơn</text:p>
          </table:table-cell>
          <table:table-cell table:number-columns-repeated="16383"/>
        </table:table-row>
        <table:table-row table:style-name="ro1">
          <table:table-cell office:value-type="string" table:style-name="ce2">
            <text:p>gọi kích hoạt bảo hành loa , bên sony bảo gọi về tiki là như thế nào nhỉ...bây giờ gọi số nào ?</text:p>
          </table:table-cell>
          <table:table-cell table:number-columns-repeated="16383"/>
        </table:table-row>
        <table:table-row table:style-name="ro1">
          <table:table-cell office:value-type="string" table:style-name="ce2">
            <text:p>Chất lượng Tốt. Cần kích hoạt bảo hành. Nhờ Tiki hỗ trợ</text:p>
          </table:table-cell>
          <table:table-cell table:number-columns-repeated="16383"/>
        </table:table-row>
        <table:table-row table:style-name="ro1">
          <table:table-cell office:value-type="string" table:style-name="ce2">
            <text:p>Loa nghe hơi nhỏ nếu như mở volume</text:p>
          </table:table-cell>
          <table:table-cell table:number-columns-repeated="16383"/>
        </table:table-row>
        <table:table-row table:style-name="ro1">
          <table:table-cell office:value-type="string" table:style-name="ce2">
            <text:p>Nhờ Tiki kích hoạt dùm chế độ bảo hành ạ! Mình cám ơn!</text:p>
          </table:table-cell>
          <table:table-cell table:number-columns-repeated="16383"/>
        </table:table-row>
        <table:table-row table:style-name="ro1">
          <table:table-cell office:value-type="string" table:style-name="ce2">
            <text:p>âm thanh ổn, nhưng sao âm lượng khá nhỏ, nghe không to hơn được điện thoại bao nhiêu</text:p>
          </table:table-cell>
          <table:table-cell table:number-columns-repeated="16383"/>
        </table:table-row>
        <table:table-row table:style-name="ro1">
          <table:table-cell office:value-type="string" table:style-name="ce2">
            <text:p>Loa nghe nhạc hay, nhờ tiki kích hoạt bảo hành giúp mình</text:p>
          </table:table-cell>
          <table:table-cell table:number-columns-repeated="16383"/>
        </table:table-row>
        <table:table-row table:style-name="ro1">
          <table:table-cell office:value-type="string" table:style-name="ce2">
            <text:p>loa đẹp, sang, chất âm ok, nhưng âm lượng hơi nhỏ tí, good.............cám ơn tiki</text:p>
          </table:table-cell>
          <table:table-cell table:number-columns-repeated="16383"/>
        </table:table-row>
        <table:table-row table:style-name="ro1">
          <table:table-cell office:value-type="string" table:style-name="ce2">
            <text:p>Chất lượng phù hợp với giá, rất tiện dụng cho mọi mục đích sử dụng</text:p>
          </table:table-cell>
          <table:table-cell table:number-columns-repeated="16383"/>
        </table:table-row>
        <table:table-row table:style-name="ro1">
          <table:table-cell office:value-type="string" table:style-name="ce2">
            <text:p>Tương đối hài lòng, mỗi tội âm thanh hơi bé. Nếu to tí nữa sẽ tốt hơn</text:p>
          </table:table-cell>
          <table:table-cell table:number-columns-repeated="16383"/>
        </table:table-row>
        <table:table-row table:style-name="ro1">
          <table:table-cell office:value-type="string" table:style-name="ce2">
            <text:p>Vì giao chậm hơn so với dự kiến dù mình đã dùng tikinow, nên mình cho 4 sao</text:p>
          </table:table-cell>
          <table:table-cell table:number-columns-repeated="16383"/>
        </table:table-row>
        <table:table-row table:style-name="ro1">
          <table:table-cell office:value-type="string" table:style-name="ce2">
            <text:p>Hài lòng, giao hàng nhanh! Chưa nghe nhiều nên chưa cảm nhận chất lượng ntn!</text:p>
          </table:table-cell>
          <table:table-cell table:number-columns-repeated="16383"/>
        </table:table-row>
        <table:table-row table:style-name="ro1">
          <table:table-cell office:value-type="string" table:style-name="ce2">
            <text:p>Đúng sản phẩm, gói đẹp, nhưng sản phẩm không như mong đợi.</text:p>
          </table:table-cell>
          <table:table-cell table:number-columns-repeated="16383"/>
        </table:table-row>
        <table:table-row table:style-name="ro1">
          <table:table-cell office:value-type="string" table:style-name="ce2">
            <text:p>sản phảm tốt so tầm tiền, giao hang không nhiệt tình.......</text:p>
          </table:table-cell>
          <table:table-cell table:number-columns-repeated="16383"/>
        </table:table-row>
        <table:table-row table:style-name="ro1">
          <table:table-cell office:value-type="string" table:style-name="ce2">
            <text:p>Loa nghe tốt, thời gian sau thì chưa biết</text:p>
          </table:table-cell>
          <table:table-cell table:number-columns-repeated="16383"/>
        </table:table-row>
        <table:table-row table:style-name="ro1">
          <table:table-cell office:value-type="string" table:style-name="ce2">
            <text:p>âm lượng loa không được to như mong đợi chất âm ổn</text:p>
          </table:table-cell>
          <table:table-cell table:number-columns-repeated="16383"/>
        </table:table-row>
        <table:table-row table:style-name="ro1">
          <table:table-cell office:value-type="string" table:style-name="ce2">
            <text:p>Bass ở mức chấp nhận được. Nghe max âm lượng thì âm cao hơi chói tai.</text:p>
          </table:table-cell>
          <table:table-cell table:number-columns-repeated="16383"/>
        </table:table-row>
        <table:table-row table:style-name="ro1">
          <table:table-cell office:value-type="string" table:style-name="ce2">
            <text:p>Con này âm to hơn, âm lực hơn so với đời trước</text:p>
          </table:table-cell>
          <table:table-cell table:number-columns-repeated="16383"/>
        </table:table-row>
        <table:table-row table:style-name="ro1">
          <table:table-cell office:value-type="string" table:style-name="ce2">
            <text:p>loa hay trong tầm giá , nghe nhạc bolero rất hay</text:p>
          </table:table-cell>
          <table:table-cell table:number-columns-repeated="16383"/>
        </table:table-row>
        <table:table-row table:style-name="ro1">
          <table:table-cell office:value-type="string" table:style-name="ce2">
            <text:p>Âm Thanh khi lơn nghe cảm giác không trong và thanh.</text:p>
          </table:table-cell>
          <table:table-cell table:number-columns-repeated="16383"/>
        </table:table-row>
        <table:table-row table:style-name="ro1">
          <table:table-cell office:value-type="string" table:style-name="ce2">
            <text:p>Tiếng bé quá ạ, không được như review</text:p>
          </table:table-cell>
          <table:table-cell table:number-columns-repeated="16383"/>
        </table:table-row>
        <table:table-row table:style-name="ro1">
          <table:table-cell office:value-type="string" table:style-name="ce2">
            <text:p>Âm thanh hơi nhỏ Chất lượng âm ok</text:p>
          </table:table-cell>
          <table:table-cell table:number-columns-repeated="16383"/>
        </table:table-row>
        <table:table-row table:style-name="ro1">
          <table:table-cell office:value-type="string" table:style-name="ce2">
            <text:p>nghe rất ổn</text:p>
          </table:table-cell>
          <table:table-cell table:number-columns-repeated="16383"/>
        </table:table-row>
        <table:table-row table:style-name="ro1">
          <table:table-cell office:value-type="string" table:style-name="ce2">
            <text:p>Dùng khá ổn. <text:s/>Nhưng nhanh sứt chỉ quá. Chơi được 1 lần là tụt chỉ rồi.</text:p>
          </table:table-cell>
          <table:table-cell table:number-columns-repeated="16383"/>
        </table:table-row>
        <table:table-row table:style-name="ro1">
          <table:table-cell office:value-type="string" table:style-name="ce2">
            <text:p>bao tay hơi rộng so vớii ngón tay tôi , với đường chỉ hay bị đứt vớii dản ra</text:p>
          </table:table-cell>
          <table:table-cell table:number-columns-repeated="16383"/>
        </table:table-row>
        <table:table-row table:style-name="ro1">
          <table:table-cell office:value-type="string" table:style-name="ce2">
            <text:p>thấy lúc đầu cũng khá ok nhưng giờ không cảm ứng không được mượt cho lắm..</text:p>
          </table:table-cell>
          <table:table-cell table:number-columns-repeated="16383"/>
        </table:table-row>
        <table:table-row table:style-name="ro1">
          <table:table-cell office:value-type="string" table:style-name="ce2">
            <text:p>tốt nhưng khi cho tay vào hơi khó, cẩn cải tiến</text:p>
          </table:table-cell>
          <table:table-cell table:number-columns-repeated="16383"/>
        </table:table-row>
        <table:table-row table:style-name="ro1">
          <table:table-cell office:value-type="string" table:style-name="ce2">
            <text:p>khá là ok hàng như trong hình...</text:p>
          </table:table-cell>
          <table:table-cell table:number-columns-repeated="16383"/>
        </table:table-row>
        <table:table-row table:style-name="ro1">
          <table:table-cell office:value-type="string" table:style-name="ce2">
            <text:p>Hang ok gia ok giao o</text:p>
          </table:table-cell>
          <table:table-cell table:number-columns-repeated="16383"/>
        </table:table-row>
        <table:table-row table:style-name="ro1">
          <table:table-cell office:value-type="string" table:style-name="ce2">
            <text:p>tạm ổn</text:p>
          </table:table-cell>
          <table:table-cell table:number-columns-repeated="16383"/>
        </table:table-row>
        <table:table-row table:style-name="ro1">
          <table:table-cell office:value-type="string" table:style-name="ce2">
            <text:p>Giao hàng nhanh, đúng sản phẩm, có tem bảo hành, chất lượng âm thanh tốt, nhưng mà nghe nói sạc đầy pin thì có thể nghe liên tục 16 tiếng đồng hồ trong khi mình nghe khoảng 6 tiếng là tắt chuông luôn</text:p>
          </table:table-cell>
          <table:table-cell table:number-columns-repeated="16383"/>
        </table:table-row>
        <table:table-row table:style-name="ro1">
          <table:table-cell office:value-type="string" table:style-name="ce2">
            <text:p>Sản phẩm gọn đẹp, âm thanh hay, kết nối bluetooth điện thoại, laptop đều tốt, đầu ghim tiện dụng chắc chắn. Tuy nhiên mình không thấy phiếu bảo hành, shop bảo hành qua số điện thoại hay sao nhỉ? Cũng không thấy seal, chỉ có 2 miếng keo trong dán niêm.</text:p>
          </table:table-cell>
          <table:table-cell table:number-columns-repeated="16383"/>
        </table:table-row>
        <table:table-row table:style-name="ro1">
          <table:table-cell office:value-type="string" table:style-name="ce2">
            <text:p>Loa rất đẹp đúng như mô tả, nhưng cái mình cần là khe lắp thẻ nhớ để nghe nhạc qua thẻ, có cổng usb dùng để sạc điện thoại chứ không thể cắm usb nghe nhạc được. Mua về cho thằng e nó đi nghĩa vụ nó nghe nhạc, nhưng lại k có chức năng lắp thẻ nhớ hoặc cắm usb để nghe nhạc, nói chung ai muốn mua nghe nhạc, sạc điện thoại thì cứ mua rất tốt. Nhưng do mình k tìm hiểu kĩ mà mua nên giờ cũng không biết làm sao luôn.</text:p>
          </table:table-cell>
          <table:table-cell table:number-columns-repeated="16383"/>
        </table:table-row>
        <table:table-row table:style-name="ro1">
          <table:table-cell office:value-type="string" table:style-name="ce2">
            <text:p>Nhận hàng sớm hơn dự kiến, còn nguyên hộp phụ kiện ok. Chỉ có điều là mình vẫn chưa thấy chính sách bảo hàng của sản phẩm ở đâu hay luật bảo hành như thế nào!! mong shop chỉ rõ cho khách hàng như mình biết để yên tâm hơn. Hàng chất lượng sẽ ủng hộ shop thêm!</text:p>
          </table:table-cell>
          <table:table-cell table:number-columns-repeated="16383"/>
        </table:table-row>
        <table:table-row table:style-name="ro1">
          <table:table-cell office:value-type="string" table:style-name="ce2">
            <text:p>- Mua giá 1,990 triệu - Thời gian giao hàng khá lâu, do chuyển từ Hà Nội vô TP HCM - Hộp bị tróc seal, bao bì bên trong bọc loa dán keo dính lại (vì tôi mua mấy cái trước không bị như thế) - Kích hoạt bảo hành vẫn còn đầy đủ 12 tháng. - Âm thanh thiên về bass, thích hợp với nhạc sôi động.</text:p>
          </table:table-cell>
          <table:table-cell table:number-columns-repeated="16383"/>
        </table:table-row>
        <table:table-row table:style-name="ro1">
          <table:table-cell office:value-type="string" table:style-name="ce2">
            <text:p>Sản phẩm giao nhanh hơn dự kiến , hàng đẹp nhung khi kích hoạt bảo hành thì bảo hành thì báo là đăng ký bảo hành muộn nên chỉ được bảo hành tới thág 5/2020 Nên không hài lòng lắm, không bik bên phía tiki xử lý vụ này sao nhỉ?</text:p>
          </table:table-cell>
          <table:table-cell table:number-columns-repeated="16383"/>
        </table:table-row>
        <table:table-row table:style-name="ro1">
          <table:table-cell office:value-type="string" table:style-name="ce2">
            <text:p>Loa nghe nhạc EDM sẽ hay hơn, tiki đóng gói thì khỏi bàn rồi. Loa có tem của Phúc Giang, nên yên tâm không sợ hàng nhái. Thiết kế gọn dễ dàng mang theo khi đi phượt, có thể mua thêm túi đựng loa để bảo vệ và mang theo bên mình.</text:p>
          </table:table-cell>
          <table:table-cell table:number-columns-repeated="16383"/>
        </table:table-row>
        <table:table-row table:style-name="ro1">
          <table:table-cell office:value-type="string" table:style-name="ce2">
            <text:p>Khá xứng đáng với số tiền khi bỏ ra, là 1 khách hàng khắt khe, tôi cảm thấy hài lòng với số tiền 2390000 đồng để sở hữu chiếc loa này, đúng là không thể so sánh nó vs các chiếc loa 4-5 triệu tôi đã từng dùng, nhưng tiện để mang đi mang lại, cám ơn Tiki</text:p>
          </table:table-cell>
          <table:table-cell table:number-columns-repeated="16383"/>
        </table:table-row>
        <table:table-row table:style-name="ro1">
          <table:table-cell office:value-type="string" table:style-name="ce2">
            <text:p>Tiki giao hàng nhanh, kích hoạt bảo hành điện tử. Mới sử dụng vài ngày, sạc lần đầu chỉ 2h30' là đầy. Âm thanh ổn, chưa có dịp test khi đi dã ngoại. Hy vọng sẽ phê!!</text:p>
          </table:table-cell>
          <table:table-cell table:number-columns-repeated="16383"/>
        </table:table-row>
        <table:table-row table:style-name="ro1">
          <table:table-cell office:value-type="string" table:style-name="ce2">
            <text:p>Chỉ vì viêt nhầm 1 số mà a tiki k gọi được cho mình may mà có ng lấy hộ<text:s/></text:p>
          </table:table-cell>
          <table:table-cell table:number-columns-repeated="16383"/>
        </table:table-row>
        <table:table-row table:style-name="ro1">
          <table:table-cell office:value-type="string" table:style-name="ce2">
            <text:p>Hàng giao xém trễ, nhưng nghe chất lắm, chơi edm thì tốt, chơi bolero thì đủ dùng, pin thì khỏi nói đủ biết, quá trâu. Xài thêm vài bữa xem thế nào</text:p>
          </table:table-cell>
          <table:table-cell table:number-columns-repeated="16383"/>
        </table:table-row>
        <table:table-row table:style-name="ro1">
          <table:table-cell office:value-type="string" table:style-name="ce2">
            <text:p>Nói chung ok, nghe tốt, không lỗi gì cả. Đóng gói cẩn thận, giao đúng hẹn.</text:p>
          </table:table-cell>
          <table:table-cell table:number-columns-repeated="16383"/>
        </table:table-row>
        <table:table-row table:style-name="ro1">
          <table:table-cell office:value-type="string" table:style-name="ce2">
            <text:p>làm sao để kích hoạc bảo hành vậy Tiki tôi mới nhận được hàng , nghe tốt nhưng không kích hoạc bảo hành được.</text:p>
          </table:table-cell>
          <table:table-cell table:number-columns-repeated="16383"/>
        </table:table-row>
        <table:table-row table:style-name="ro1">
          <table:table-cell office:value-type="string" table:style-name="ce2">
            <text:p>Dùng mấy tháng vẫn xịn, giao hàng cũng oke</text:p>
          </table:table-cell>
          <table:table-cell table:number-columns-repeated="16383"/>
        </table:table-row>
        <table:table-row table:style-name="ro1">
          <table:table-cell office:value-type="string" table:style-name="ce2">
            <text:p>Shop ơi sao cái loa e mới đặt nó bị rè là sao ạ</text:p>
          </table:table-cell>
          <table:table-cell table:number-columns-repeated="16383"/>
        </table:table-row>
        <table:table-row table:style-name="ro1">
          <table:table-cell office:value-type="string" table:style-name="ce2">
            <text:p>Loa nghe ổn. Không có tem dán trên loa nhưng kích hoạt bảo hành điện tử chính hãng được</text:p>
          </table:table-cell>
          <table:table-cell table:number-columns-repeated="16383"/>
        </table:table-row>
        <table:table-row table:style-name="ro1">
          <table:table-cell office:value-type="string" table:style-name="ce2">
            <text:p>tốt, mua gần 2.5 triệu, vài hôm sau thấy giảm gầm 300 k nữa, hic. Sạc mau Cam đẹp</text:p>
          </table:table-cell>
          <table:table-cell table:number-columns-repeated="16383"/>
        </table:table-row>
        <table:table-row table:style-name="ro1">
          <table:table-cell office:value-type="string" table:style-name="ce2">
            <text:p>mình mua sản phẩm về sử dụng được 5 ngày... sản phẩm tốt, kết nối bluetooth nhanh, thời gian sử dụng sau mỗi lần sạc đầy khoảng 2h30p. giao đúng mẫu mã, sớm hơn thời gian dự kiện, gói hàng cẩn thận, shipper cũng thân thiện nữa. <text:s/>chỉ là có lúc vẻ như hộp đựng tai nghe hơi lỏng, khi để tai nghe vào trong hộp rồi, tưởng đã tắt nhưng nó lại tự động kết nối với điện thoại ( do điện thoại mình sử dụng bluetooth cho app bluezone nên không tắt bluetooth). Nói chung sản phẩm này tốt.</text:p>
          </table:table-cell>
          <table:table-cell table:number-columns-repeated="16383"/>
        </table:table-row>
        <table:table-row table:style-name="ro1">
          <table:table-cell office:value-type="string" table:style-name="ce2">
            <text:p>nói chung là khá hài lòng , lúc đầu mới khui hàng thì k kết nối được nhưng sau một lúc mày mò thì cx kết nối được ( cho những ai k biết cách kết nối thì khi muốn kết nối thì nhấn nút ở trên hộp sạc ) vs số tiền như này thì hàng sẽ khiếm khuyết như sạc thì lâu mà dùng thì nhanh , khoảng time dùng thì khoảng 2 <text:s/>-&gt; 1,5h, âm nghe thì để chsi game thì được chứ nghe nhạc thì k được tốt lắm, ưu điểm là giao hàng truóc thời hạn</text:p>
          </table:table-cell>
          <table:table-cell table:number-columns-repeated="16383"/>
        </table:table-row>
        <table:table-row table:style-name="ro1">
          <table:table-cell office:value-type="string" table:style-name="ce2">
            <text:p>Nếu xung quanh có người cũng dùng loại inpod này thì mình sẽ k thể lấy tai nghe ra để connect smartphone của mình được..thay vào đó thì inpod của mình sẽ connect trực tiếp thêm vào smartphone có mở blt gần nhất,vs giá tiền đó thì vấn đề này mình cx tạm chấp nhận được. Thời gian pin cũng ổn(1-3 tiếng tuỳ vào mức độ âm lượng inpod or thao tác cảm ứng trên inpod,v.v...) Sạc vào của inpod cũng nhanh mà sạc vài hộp cũng nhanh. Thiết kế đẹp, nhẹ, hơi to so với tai mình,</text:p>
          </table:table-cell>
          <table:table-cell table:number-columns-repeated="16383"/>
        </table:table-row>
        <table:table-row table:style-name="ro1">
          <table:table-cell office:value-type="string" table:style-name="ce2">
            <text:p>mới vừa nhận được hàng là mình xài thử luôn thì nghe thấy hơi rè, nhưng sạc đầy pin xong thì nghe rất rõ và rất êm ở cả 2 tai nghe, nắp hơi lỏng lẻo, sạc lâu trong khi chỉ xài cỡ 1h hơn là hết pin rồi, màu đẹp, dù sao thì tiền nào của đó, giá rẻ thế này thì chất lượng như vậy là đủ dùng, mình chỉ mới xài để nghe nhạc thôi, để xài thêm 1 thời gian nữa xem nó có bền hay không</text:p>
          </table:table-cell>
          <table:table-cell table:number-columns-repeated="16383"/>
        </table:table-row>
        <table:table-row table:style-name="ro1">
          <table:table-cell office:value-type="string" table:style-name="ce2">
            <text:p>hàng tạm ổn với giá rẻ như vậy mua 2 cái test đều ổn lâu lâu có bị mất kết nối đôi chút nhưng không đáng kể chạm được để tắt mở tai nghe, dừng/chạy nhạc, bài kế tiếp. tuy nhiên chạm để tăng/giảm volume không được</text:p>
          </table:table-cell>
          <table:table-cell table:number-columns-repeated="16383"/>
        </table:table-row>
        <table:table-row table:style-name="ro1">
          <table:table-cell office:value-type="string" table:style-name="ce2">
            <text:p>Màu siu cutoe, vỏ mềm mềm nhám nhám cảm giác rất êm và sạch, không bị bám vân tay. Kết nối của tai nghe với thiết bị không ổn định lắm, có lúc mình đang nghe thì bị báo 1 bên disconnected, mặc dù tình trạng không thường xuyên nhưng cũng hơi bất tiện; pin không lâu, mình nghe không nhiều nên mỗi ngày sạc 1 lần. Lần đầu kết nối hơi chật vật xíu. Tóm lại với giá tiền này thì mình nghĩ không thể đòi hỏi nhiều hơn. Nếu ngân sách bạn eo hẹp và không có yêu cầu cao thì có thể cân nhắc em này 👍👍👍</text:p>
          </table:table-cell>
          <table:table-cell table:number-columns-repeated="16383"/>
        </table:table-row>
        <table:table-row table:style-name="ro1">
          <table:table-cell office:value-type="string" table:style-name="ce2">
            <text:p>Sản phẩm dùng khá tốt chất lượng âm thanh ổn và được khoảng 1h từ khi sạc đầy nhưng có vẻ bị lỗi pin ảo. Có lẽ vẫn phải xem thêm sau này vì mình mới mua. Với giá rẻ như này thì cũng chấp nhận được, có thể mua về trải nghiệm thử.</text:p>
          </table:table-cell>
          <table:table-cell table:number-columns-repeated="16383"/>
        </table:table-row>
        <table:table-row table:style-name="ro1">
          <table:table-cell office:value-type="string" table:style-name="ce2">
            <text:p>tôi đã mua tặng bạn, bạn dùng khá tốt. Tôi tin tưởng và đã mua thêm một sp cho mình. shop lưu ý, tôi kích hoạt tới 3 lần trong trang của shop... shop xóa bớt giùm tôi... xin cảm ơn.</text:p>
          </table:table-cell>
          <table:table-cell table:number-columns-repeated="16383"/>
        </table:table-row>
        <table:table-row table:style-name="ro1">
          <table:table-cell office:value-type="string" table:style-name="ce2">
            <text:p>Lúc đầu mình thấy một bên nghe được một bên không nghe được nhưng dùng một hai lần thì lại được mình không hiểu sao</text:p>
          </table:table-cell>
          <table:table-cell table:number-columns-repeated="16383"/>
        </table:table-row>
        <table:table-row table:style-name="ro1">
          <table:table-cell office:value-type="string" table:style-name="ce2">
            <text:p>sản phẩm ok nhưng giao hàng hơi lâu hẹn giao trước ngày đó nhưng sau 2đến 3 ngày sau khi hẹn mới giao</text:p>
          </table:table-cell>
          <table:table-cell table:number-columns-repeated="16383"/>
        </table:table-row>
        <table:table-row table:style-name="ro1">
          <table:table-cell office:value-type="string" table:style-name="ce2">
            <text:p>Hàng thì ok mà bị lõi nghe được có một bên <text:s/>Bên tiki coi sử lý hộ mình</text:p>
          </table:table-cell>
          <table:table-cell table:number-columns-repeated="16383"/>
        </table:table-row>
        <table:table-row table:style-name="ro1">
          <table:table-cell office:value-type="string" table:style-name="ce2">
            <text:p>Giống airpods đến 80% . Xài ổn trong tầm giá, tai nghe thỉnh thoảng mất kết nối 1 bên tai.</text:p>
          </table:table-cell>
          <table:table-cell table:number-columns-repeated="16383"/>
        </table:table-row>
        <table:table-row table:style-name="ro1">
          <table:table-cell office:value-type="string" table:style-name="ce2">
            <text:p>Tạm được trong tầm giá. Hàng TQ không đòi hỏi gì nhiều hơn. Bị cái là pin khá thấp.</text:p>
          </table:table-cell>
          <table:table-cell table:number-columns-repeated="16383"/>
        </table:table-row>
        <table:table-row table:style-name="ro1">
          <table:table-cell office:value-type="string" table:style-name="ce2">
            <text:p>Mua mau xanh Ngoc ma giao minh mau xanh duong .nhung moi xai thi Cung không nen cho 4 sao</text:p>
          </table:table-cell>
          <table:table-cell table:number-columns-repeated="16383"/>
        </table:table-row>
        <table:table-row table:style-name="ro1">
          <table:table-cell office:value-type="string" table:style-name="ce2">
            <text:p>màu <text:s/>giống hình. Mới xài nên k bik có bền hay k? nói chung hợp túi tiền iphone vẫn su dung được.</text:p>
          </table:table-cell>
          <table:table-cell table:number-columns-repeated="16383"/>
        </table:table-row>
        <table:table-row table:style-name="ro1">
          <table:table-cell office:value-type="string" table:style-name="ce2">
            <text:p>Nhận hàng khá nhanh . Sp đúng màu . Nhưng nghe thì hơi nhỏ và hơi khó kết nối ban đầu</text:p>
          </table:table-cell>
          <table:table-cell table:number-columns-repeated="16383"/>
        </table:table-row>
        <table:table-row table:style-name="ro1">
          <table:table-cell office:value-type="string" table:style-name="ce2">
            <text:p>Tầm giá này thì okay rồi . Màu sắc cũng đẹp . Nhiều sự lựa chọn</text:p>
          </table:table-cell>
          <table:table-cell table:number-columns-repeated="16383"/>
        </table:table-row>
        <table:table-row table:style-name="ro1">
          <table:table-cell office:value-type="string" table:style-name="ce2">
            <text:p>cx được ,nghe cx êm tai,nhưng đối vs Android thì nghe hơi nhỏ còn vs ip thì nghe nghe hơn</text:p>
          </table:table-cell>
          <table:table-cell table:number-columns-repeated="16383"/>
        </table:table-row>
        <table:table-row table:style-name="ro1">
          <table:table-cell office:value-type="string" table:style-name="ce2">
            <text:p>hàng dùng ổn mỗi tội pin hết hơi nhanh ngoài ra thì tất cả đều oke</text:p>
          </table:table-cell>
          <table:table-cell table:number-columns-repeated="16383"/>
        </table:table-row>
        <table:table-row table:style-name="ro1">
          <table:table-cell office:value-type="string" table:style-name="ce2">
            <text:p>đóng gói đẹp. nhưng 1 đôi bị lỗi 1 bên. vẫn ủng hộ shop nhiều lắm</text:p>
          </table:table-cell>
          <table:table-cell table:number-columns-repeated="16383"/>
        </table:table-row>
        <table:table-row table:style-name="ro1">
          <table:table-cell office:value-type="string" table:style-name="ce2">
            <text:p>đúng màu, âm thanh chuẩn, nhưng dây sạt đi kèm củ thậm trí không sạt được</text:p>
          </table:table-cell>
          <table:table-cell table:number-columns-repeated="16383"/>
        </table:table-row>
        <table:table-row table:style-name="ro1">
          <table:table-cell office:value-type="string" table:style-name="ce2">
            <text:p>Không biết làm điện thoại bằng tai nghe Bluetooth đó</text:p>
          </table:table-cell>
          <table:table-cell table:number-columns-repeated="16383"/>
        </table:table-row>
        <table:table-row table:style-name="ro1">
          <table:table-cell office:value-type="string" table:style-name="ce2">
            <text:p>Quá tốt không còn cái gì để phản hồi lại nữa nhưng không bik cách xài</text:p>
          </table:table-cell>
          <table:table-cell table:number-columns-repeated="16383"/>
        </table:table-row>
        <table:table-row table:style-name="ro1">
          <table:table-cell office:value-type="string" table:style-name="ce2">
            <text:p>Tai nghe đúng màu đặt nhưng một bên nghe to một bên bé</text:p>
          </table:table-cell>
          <table:table-cell table:number-columns-repeated="16383"/>
        </table:table-row>
        <table:table-row table:style-name="ro1">
          <table:table-cell office:value-type="string" table:style-name="ce2">
            <text:p>Nghe ổn những k hiểu s kết nối 2 cái nhưng chỉ nghe được 1 bên</text:p>
          </table:table-cell>
          <table:table-cell table:number-columns-repeated="16383"/>
        </table:table-row>
        <table:table-row table:style-name="ro1">
          <table:table-cell office:value-type="string" table:style-name="ce2">
            <text:p>loa hơi bị rè mình thích nhất là nó cảm ứng cho 4 nha</text:p>
          </table:table-cell>
          <table:table-cell table:number-columns-repeated="16383"/>
        </table:table-row>
        <table:table-row table:style-name="ro1">
          <table:table-cell office:value-type="string" table:style-name="ce2">
            <text:p>ngoài hơi hay bị dừng ra thì nói chung ok vs giá tiền</text:p>
          </table:table-cell>
          <table:table-cell table:number-columns-repeated="16383"/>
        </table:table-row>
        <table:table-row table:style-name="ro1">
          <table:table-cell office:value-type="string" table:style-name="ce2">
            <text:p>Sài OK lắm nên cải thiện bin lâu hơn là được</text:p>
          </table:table-cell>
          <table:table-cell table:number-columns-repeated="16383"/>
        </table:table-row>
        <table:table-row table:style-name="ro1">
          <table:table-cell office:value-type="string" table:style-name="ce2">
            <text:p>Sản phẩm rất tốt. Chú giao hàng nhiệt tình</text:p>
          </table:table-cell>
          <table:table-cell table:number-columns-repeated="16383"/>
        </table:table-row>
        <table:table-row table:style-name="ro1">
          <table:table-cell office:value-type="string" table:style-name="ce2">
            <text:p>Nghe ổn thời gian nghe được hơi ít</text:p>
          </table:table-cell>
          <table:table-cell table:number-columns-repeated="16383"/>
        </table:table-row>
        <table:table-row table:style-name="ro1">
          <table:table-cell office:value-type="string" table:style-name="ce2">
            <text:p>hàng hợp với giá tiền, nghe gọi tốt</text:p>
          </table:table-cell>
          <table:table-cell table:number-columns-repeated="16383"/>
        </table:table-row>
        <table:table-row table:style-name="ro1">
          <table:table-cell office:value-type="string" table:style-name="ce2">
            <text:p>Mình thấy tai nghe của Shop khá ổn</text:p>
          </table:table-cell>
          <table:table-cell table:number-columns-repeated="16383"/>
        </table:table-row>
        <table:table-row table:style-name="ro1">
          <table:table-cell office:value-type="string" table:style-name="ce2">
            <text:p>cũng khá là ok..</text:p>
          </table:table-cell>
          <table:table-cell table:number-columns-repeated="16383"/>
        </table:table-row>
        <table:table-row table:style-name="ro1">
          <table:table-cell office:value-type="string" table:style-name="ce2">
            <text:p>Tạm ổn.</text:p>
          </table:table-cell>
          <table:table-cell table:number-columns-repeated="16383"/>
        </table:table-row>
        <table:table-row table:style-name="ro1">
          <table:table-cell office:value-type="string" table:style-name="ce2">
            <text:p>Ok được 👌</text:p>
          </table:table-cell>
          <table:table-cell table:number-columns-repeated="16383"/>
        </table:table-row>
        <table:table-row table:style-name="ro1">
          <table:table-cell office:value-type="string" table:style-name="ce2">
            <text:p>Tai nghe khá được</text:p>
          </table:table-cell>
          <table:table-cell table:number-columns-repeated="16383"/>
        </table:table-row>
        <table:table-row table:style-name="ro1">
          <table:table-cell office:value-type="string" table:style-name="ce2">
            <text:p>nghe ổn</text:p>
          </table:table-cell>
          <table:table-cell table:number-columns-repeated="16383"/>
        </table:table-row>
        <table:table-row table:style-name="ro1">
          <table:table-cell office:value-type="string" table:style-name="ce2">
            <text:p>Đang sử dụng để chơi PUBG MOBILE trên iPad Pro 10.5 rất tốt cảm ứng độ bám rất mượt... nhưng có 1 vấn đề về chất lượng thiết kế không được tốt cho lắm xài 1 thời gian là bị tưa chỉ khiến thao tác không thoải mái.</text:p>
          </table:table-cell>
          <table:table-cell table:number-columns-repeated="16383"/>
        </table:table-row>
        <table:table-row table:style-name="ro1">
          <table:table-cell office:value-type="string" table:style-name="ce2">
            <text:p>Giao hành thì ok. Nhưng lấy hàng quá nâu. Còn cái bao tay thì ok. Tốt nhạy quán nhậy. không vướng vứu gì hết. Nói chung là ai chơi pubg mà ra mồ hôi tay thì lên mua. Mới dùng được 2 3 ngày lên thấy vậy. không biết dùng có bền không thôi.</text:p>
          </table:table-cell>
          <table:table-cell table:number-columns-repeated="16383"/>
        </table:table-row>
        <table:table-row table:style-name="ro1">
          <table:table-cell office:value-type="string" table:style-name="ce2">
            <text:p>Sản phẩm lúc giao tới rất ok nhưng xài tầm 1 ngày là có dấu hiệu bung chỉ nên cẩn thận khi xài )</text:p>
          </table:table-cell>
          <table:table-cell table:number-columns-repeated="16383"/>
        </table:table-row>
        <table:table-row table:style-name="ro1">
          <table:table-cell office:value-type="string" table:style-name="ce2">
            <text:p>cho 4 sao vì đẹp vs uy tín còn muốn 5sao phải coi độ bề đã</text:p>
          </table:table-cell>
          <table:table-cell table:number-columns-repeated="16383"/>
        </table:table-row>
        <table:table-row table:style-name="ro1">
          <table:table-cell office:value-type="string" table:style-name="ce2">
            <text:p>nấy màu xanh nước, thì nấy màu cam giao hàng không truổn<text:s/></text:p>
          </table:table-cell>
          <table:table-cell table:number-columns-repeated="16383"/>
        </table:table-row>
        <table:table-row table:style-name="ro1">
          <table:table-cell office:value-type="string" table:style-name="ce2">
            <text:p>Mượt nhưng không thật tay khi chơi</text:p>
          </table:table-cell>
          <table:table-cell table:number-columns-repeated="16383"/>
        </table:table-row>
        <table:table-row table:style-name="ro1">
          <table:table-cell office:value-type="string" table:style-name="ce2">
            <text:p>Khá <text:s/>Ok</text:p>
          </table:table-cell>
          <table:table-cell table:number-columns-repeated="16383"/>
        </table:table-row>
        <table:table-row table:style-name="ro1">
          <table:table-cell office:value-type="string" table:style-name="ce2">
            <text:p>Nhạy chống đổ mồ hôi tay tốt</text:p>
          </table:table-cell>
          <table:table-cell table:number-columns-repeated="16383"/>
        </table:table-row>
        <table:table-row table:style-name="ro1">
          <table:table-cell office:value-type="string" table:style-name="ce2">
            <text:p>Sản phẩm sử dụng ok nhé mn!</text:p>
          </table:table-cell>
          <table:table-cell table:number-columns-repeated="16383"/>
        </table:table-row>
        <table:table-row table:style-name="ro1">
          <table:table-cell office:value-type="string" table:style-name="ce2">
            <text:p>Cần 1 hộp mà bắt mua 2 hộp</text:p>
          </table:table-cell>
          <table:table-cell table:number-columns-repeated="16383"/>
        </table:table-row>
        <table:table-row table:style-name="ro1">
          <table:table-cell office:value-type="string" table:style-name="ce2">
            <text:p>Tam on</text:p>
          </table:table-cell>
          <table:table-cell table:number-columns-repeated="16383"/>
        </table:table-row>
        <table:table-row table:style-name="ro1">
          <table:table-cell office:value-type="string" table:style-name="ce2">
            <text:p>oki</text:p>
          </table:table-cell>
          <table:table-cell table:number-columns-repeated="16383"/>
        </table:table-row>
        <table:table-row table:style-name="ro1">
          <table:table-cell office:value-type="string" table:style-name="ce2">
            <text:p>ok,</text:p>
          </table:table-cell>
          <table:table-cell table:number-columns-repeated="16383"/>
        </table:table-row>
        <table:table-row table:style-name="ro1">
          <table:table-cell office:value-type="string" table:style-name="ce2">
            <text:p>giao nhanh, chất lượng tốt, dây <text:s/>dài cứng chống rối, chống đứt. nhiều đầu sạc nên hỗ trợ sạc được nhiều loại thiết bị. nhược điểm: không hỗ trợ sạc nhanh nhưng dòng <text:s/>usb 5v cũng khá cao nên chậm hơn sạc nhanh khoảng 30%. <text:s/>chỉ cổng lining mới truyền data được. <text:s/>phù hợp <text:s/>để sạc cho gia đình có nhiều hãng thiết bị hoặc văn phòng nhiều <text:s/>người dùng chung <text:s/>với adapter <text:s/>sạc <text:s/>nhiều chân cắm.</text:p>
          </table:table-cell>
          <table:table-cell table:number-columns-repeated="16383"/>
        </table:table-row>
        <table:table-row table:style-name="ro1">
          <table:table-cell office:value-type="string" table:style-name="ce2">
            <text:p>Sạc nhiều đầu cho các loại điện thoại nên khá tiện. Thiết kế đẹp. Nhưng thời gian sạc lâu hơn mình nghĩ. <text:s/>Mình mua một cái, thấy đẹp nên mua tiếp. Nói chung sạc để qua đêm thì ít sốt ruột. Ban ngày thì hơi nóng lòng.</text:p>
          </table:table-cell>
          <table:table-cell table:number-columns-repeated="16383"/>
        </table:table-row>
        <table:table-row table:style-name="ro1">
          <table:table-cell office:value-type="string" table:style-name="ce2">
            <text:p>Giao hàng nhanh, sản phẩm okie, có dây dù bọc ngoài nên nhìn khác chắc chắn. Mình dùng thử sạc nhanh cho Priv thì không thấy sạc nhanh, không rõ quảng cáo Fast charge ở đây định nghĩa ra sao. Tổng quan: khá hài lòng với sản phẩm</text:p>
          </table:table-cell>
          <table:table-cell table:number-columns-repeated="16383"/>
        </table:table-row>
        <table:table-row table:style-name="ro1">
          <table:table-cell office:value-type="string" table:style-name="ce2">
            <text:p>Hàng đẹp, mẫu mã giống như hình đăng. Tuy nhiên, trên cáp có đính dấu hiệu sạt nhanh, tôi cũng đã dùng dock sạc nhanh chính hãng, nhưng điện toại vẫn báo chế độ sạc bình thường</text:p>
          </table:table-cell>
          <table:table-cell table:number-columns-repeated="16383"/>
        </table:table-row>
        <table:table-row table:style-name="ro1">
          <table:table-cell office:value-type="string" table:style-name="ce2">
            <text:p>sạc bằng đầu lightning cho iphone thấy sạc tốt, dây dù chắc chắn chống gẫy gập, độ hoàn thiện tương đối tốt với giá thấp. Có điều chỉ là san phẩm trung bình nên dây dù hơi cứng không dẻo.</text:p>
          </table:table-cell>
          <table:table-cell table:number-columns-repeated="16383"/>
        </table:table-row>
        <table:table-row table:style-name="ro1">
          <table:table-cell office:value-type="string" table:style-name="ce2">
            <text:p>Sạc ok, làm cáp phụ để ở văn phòng cắm vào củ sạc là sạc tạm khi điện thoại hết pin Sạc cho 1 lô các em bên cạnh cũng ok vì củ sạc 18w nên thoải mái</text:p>
          </table:table-cell>
          <table:table-cell table:number-columns-repeated="16383"/>
        </table:table-row>
        <table:table-row table:style-name="ro1">
          <table:table-cell office:value-type="string" table:style-name="ce2">
            <text:p>Cáp dùng tốt, dùng cục sạc nhanh sạc cùng lúc nhiều thiết bị, thiết bị vẫn nhận diện và chuyển chế độ sạc nhanh. Hiện tại thấy khá chắc chắc, không biết sau này sao.</text:p>
          </table:table-cell>
          <table:table-cell table:number-columns-repeated="16383"/>
        </table:table-row>
        <table:table-row table:style-name="ro1">
          <table:table-cell office:value-type="string" table:style-name="ce2">
            <text:p>Giao hàng đúng hẹn, đúng sp trên bài..còn chất lượng thì phải sài thời gian mới đánh giá được..tạm thời cho 4 xẹc nha.</text:p>
          </table:table-cell>
          <table:table-cell table:number-columns-repeated="16383"/>
        </table:table-row>
        <table:table-row table:style-name="ro1">
          <table:table-cell office:value-type="string" table:style-name="ce2">
            <text:p>Sản phẩm đẹp, dây hơi cứng. Tuy nhiên nếu sạc 2 iphone 1 lúc chỉ sạc được 1 thiết bị. Thiết bị còn lại sẽ báo k hộ trợ sạc.</text:p>
          </table:table-cell>
          <table:table-cell table:number-columns-repeated="16383"/>
        </table:table-row>
        <table:table-row table:style-name="ro1">
          <table:table-cell office:value-type="string" table:style-name="ce2">
            <text:p>Dây nhìn bề ngoài chắc chắn Đã test sạc 4 cổng ok hết độ bền thì để thời gian đánh giá. <text:s/>Nhưng theo cảm nhận thì &gt;6 tháng mới hư<text:s/></text:p>
          </table:table-cell>
          <table:table-cell table:number-columns-repeated="16383"/>
        </table:table-row>
        <table:table-row table:style-name="ro1">
          <table:table-cell office:value-type="string" table:style-name="ce2">
            <text:p>Vừa đặt hàng, giao nhanh, chất lượng ban đầu nhận thấy khá ok, dùng thử sẽ nhận xét thêm</text:p>
          </table:table-cell>
          <table:table-cell table:number-columns-repeated="16383"/>
        </table:table-row>
        <table:table-row table:style-name="ro1">
          <table:table-cell office:value-type="string" table:style-name="ce2">
            <text:p>Sản phẩm tương đối tốt, phù hợp để trên công ty hoặc ở nhà nhiều người dùng nhiều thiết bị khác nhau. Tuy nhiên tốc độ sạc hơi chậm</text:p>
          </table:table-cell>
          <table:table-cell table:number-columns-repeated="16383"/>
        </table:table-row>
        <table:table-row table:style-name="ro1">
          <table:table-cell office:value-type="string" table:style-name="ce2">
            <text:p>sản phẩm đúng như mô tả. thuận tiện cho việc sử dụng để sạc nhiều thiết bị cùng lúc. nhưng sao nó k có kèm phích cắm nhỉ?</text:p>
          </table:table-cell>
          <table:table-cell table:number-columns-repeated="16383"/>
        </table:table-row>
        <table:table-row table:style-name="ro1">
          <table:table-cell office:value-type="string" table:style-name="ce2">
            <text:p>Đợi lâu dã man nhưng bù lại rất ưng. Sạc chắn chắn không vấn đề gì.</text:p>
          </table:table-cell>
          <table:table-cell table:number-columns-repeated="16383"/>
        </table:table-row>
        <table:table-row table:style-name="ro1">
          <table:table-cell office:value-type="string" table:style-name="ce2">
            <text:p>hàng như ảnh ,chắc chắn. đóng gói đẹp giao hàng Nhanh. chưa sử dụng nên không có nhận xét</text:p>
          </table:table-cell>
          <table:table-cell table:number-columns-repeated="16383"/>
        </table:table-row>
        <table:table-row table:style-name="ro1">
          <table:table-cell office:value-type="string" table:style-name="ce2">
            <text:p>nói chung tầm tiền này thì ok, nhưng chất lượng thì sử dụng thời gian mới biết!</text:p>
          </table:table-cell>
          <table:table-cell table:number-columns-repeated="16383"/>
        </table:table-row>
        <table:table-row table:style-name="ro1">
          <table:table-cell office:value-type="string" table:style-name="ce2">
            <text:p>Sạc không nhanh lắm nhưng với mức giá này thì ok. Có thể sạc nhiều điện thoại cùng lúc nên tiện.</text:p>
          </table:table-cell>
          <table:table-cell table:number-columns-repeated="16383"/>
        </table:table-row>
        <table:table-row table:style-name="ro1">
          <table:table-cell office:value-type="string" table:style-name="ce2">
            <text:p>dậy cáp đa năng thật tiện lợi sạc được ba loại máy khác nhau cùng một lúc, tuyệt vời</text:p>
          </table:table-cell>
          <table:table-cell table:number-columns-repeated="16383"/>
        </table:table-row>
        <table:table-row table:style-name="ro1">
          <table:table-cell office:value-type="string" table:style-name="ce2">
            <text:p>Tiện lợi cho nhiều loại điện thoại. Điểm trừ là đầu tiếp xúc hơi yếu, dễ gãy</text:p>
          </table:table-cell>
          <table:table-cell table:number-columns-repeated="16383"/>
        </table:table-row>
        <table:table-row table:style-name="ro1">
          <table:table-cell office:value-type="string" table:style-name="ce2">
            <text:p>Hàng rất tốt so với giá. Các đầu sạc chắc chắc, sử dụng tốt. Dây hơi cứng, nhưng màu sắc đẹp.</text:p>
          </table:table-cell>
          <table:table-cell table:number-columns-repeated="16383"/>
        </table:table-row>
        <table:table-row table:style-name="ro1">
          <table:table-cell office:value-type="string" table:style-name="ce2">
            <text:p>Dây chắc chắn, thuận tiện 1 củ sạc có thể sạc cho nhiều thiết bị</text:p>
          </table:table-cell>
          <table:table-cell table:number-columns-repeated="16383"/>
        </table:table-row>
        <table:table-row table:style-name="ro1">
          <table:table-cell office:value-type="string" table:style-name="ce2">
            <text:p>Cáp đẹp, có đầu data Lightning, có luôn miếng dán để buộc dây rất tiện</text:p>
          </table:table-cell>
          <table:table-cell table:number-columns-repeated="16383"/>
        </table:table-row>
        <table:table-row table:style-name="ro1">
          <table:table-cell office:value-type="string" table:style-name="ce2">
            <text:p>xài ok, mình dùng ip nhưng sạc đụng nhẹ cap hay điện thoại là k sạc nửa k biết do cap nho hay do điện thoại</text:p>
          </table:table-cell>
          <table:table-cell table:number-columns-repeated="16383"/>
        </table:table-row>
        <table:table-row table:style-name="ro1">
          <table:table-cell office:value-type="string" table:style-name="ce2">
            <text:p>Hàng chuẩn , xài rất OK , giao hàng nhanh , chúc shop mua may bán đắt ...!</text:p>
          </table:table-cell>
          <table:table-cell table:number-columns-repeated="16383"/>
        </table:table-row>
        <table:table-row table:style-name="ro1">
          <table:table-cell office:value-type="string" table:style-name="ce2">
            <text:p>Sạc nhanh, có thể sạc nhiều cái cái cùng 1 lúc. Tiki giao hàng nhanh, đóng gói cẩn thận</text:p>
          </table:table-cell>
          <table:table-cell table:number-columns-repeated="16383"/>
        </table:table-row>
        <table:table-row table:style-name="ro1">
          <table:table-cell office:value-type="string" table:style-name="ce2">
            <text:p>Dây dài hơn chút nữa thì tiện cho sử dụng hơn. Tuy nhiên rất ok.</text:p>
          </table:table-cell>
          <table:table-cell table:number-columns-repeated="16383"/>
        </table:table-row>
        <table:table-row table:style-name="ro1">
          <table:table-cell office:value-type="string" table:style-name="ce2">
            <text:p>Giao hàn nhanh, sản phẩm khá ổn, mỗi tội không hỗ trợ sạc nhanh.!</text:p>
          </table:table-cell>
          <table:table-cell table:number-columns-repeated="16383"/>
        </table:table-row>
        <table:table-row table:style-name="ro1">
          <table:table-cell office:value-type="string" table:style-name="ce2">
            <text:p>Mua dây 2 đầu lightning. Vừa sạc ipad vừa sạc iphone. Có giắc cắm type c sạc macbook</text:p>
          </table:table-cell>
          <table:table-cell table:number-columns-repeated="16383"/>
        </table:table-row>
        <table:table-row table:style-name="ro1">
          <table:table-cell office:value-type="string" table:style-name="ce2">
            <text:p>Sản phẩm dùng tốt và hài lòng về chất lưong . <text:s/>Đã sử dụng 1 tháng hoàn thấy ổn</text:p>
          </table:table-cell>
          <table:table-cell table:number-columns-repeated="16383"/>
        </table:table-row>
        <table:table-row table:style-name="ro1">
          <table:table-cell office:value-type="string" table:style-name="ce2">
            <text:p>Hàng đóng gói cẩn thận, dùng ổn định. Đến giờ, tôi hài lòng với sản phẩm này.</text:p>
          </table:table-cell>
          <table:table-cell table:number-columns-repeated="16383"/>
        </table:table-row>
        <table:table-row table:style-name="ro1">
          <table:table-cell office:value-type="string" table:style-name="ce2">
            <text:p>Sản phẩm hoàn thiện tốt, sạc nhanh. Chất lượng tốt hơn mong đợi so với giá tiền.</text:p>
          </table:table-cell>
          <table:table-cell table:number-columns-repeated="16383"/>
        </table:table-row>
        <table:table-row table:style-name="ro1">
          <table:table-cell office:value-type="string" table:style-name="ce2">
            <text:p>Giá khuyến mãi quá hợp lí cho sản phẩm khá là ổn định</text:p>
          </table:table-cell>
          <table:table-cell table:number-columns-repeated="16383"/>
        </table:table-row>
        <table:table-row table:style-name="ro1">
          <table:table-cell office:value-type="string" table:style-name="ce2">
            <text:p>dung thấy chất lượng sản phẩm khá ổn định , chắc chắn</text:p>
          </table:table-cell>
          <table:table-cell table:number-columns-repeated="16383"/>
        </table:table-row>
        <table:table-row table:style-name="ro1">
          <table:table-cell office:value-type="string" table:style-name="ce2">
            <text:p>Nên xem lại cách giao hàng nha shop . Đừng nên giao hàng vào lúc 21g30 nữa nha shop</text:p>
          </table:table-cell>
          <table:table-cell table:number-columns-repeated="16383"/>
        </table:table-row>
        <table:table-row table:style-name="ro1">
          <table:table-cell office:value-type="string" table:style-name="ce2">
            <text:p>Dây chắc chắn chất lượng tốt chưa thử sạc nhanh. 10 điểm</text:p>
          </table:table-cell>
          <table:table-cell table:number-columns-repeated="16383"/>
        </table:table-row>
        <table:table-row table:style-name="ro1">
          <table:table-cell office:value-type="string" table:style-name="ce2">
            <text:p>Vì là sạc tăng áp nên sẽ rất hại pin. Nhưng 4 in 1 thật là tiện lợi</text:p>
          </table:table-cell>
          <table:table-cell table:number-columns-repeated="16383"/>
        </table:table-row>
        <table:table-row table:style-name="ro1">
          <table:table-cell office:value-type="string" table:style-name="ce2">
            <text:p>tôi rất hài lòng về chất lượng ban đầu của dây cáp sạc</text:p>
          </table:table-cell>
          <table:table-cell table:number-columns-repeated="16383"/>
        </table:table-row>
        <table:table-row table:style-name="ro1">
          <table:table-cell office:value-type="string" table:style-name="ce2">
            <text:p>chế độ sạc nhanh chưa tương thích. Chân kết nối gia công chưa thực sự tốt.</text:p>
          </table:table-cell>
          <table:table-cell table:number-columns-repeated="16383"/>
        </table:table-row>
        <table:table-row table:style-name="ro1">
          <table:table-cell office:value-type="string" table:style-name="ce2">
            <text:p>Hộp đẹp, dây chất lượng, chưa biết có sạc nhanh không, nhưng cả 4 đầu tốt</text:p>
          </table:table-cell>
          <table:table-cell table:number-columns-repeated="16383"/>
        </table:table-row>
        <table:table-row table:style-name="ro1">
          <table:table-cell office:value-type="string" table:style-name="ce2">
            <text:p>xài đã 2 tháng, vẫn sạc tốt cho iphone ipad, hồi mình mua chỉ có 89k</text:p>
          </table:table-cell>
          <table:table-cell table:number-columns-repeated="16383"/>
        </table:table-row>
        <table:table-row table:style-name="ro1">
          <table:table-cell office:value-type="string" table:style-name="ce2">
            <text:p>Day sạp dung được nhung chi chay được ba day một day không sạp được cung không vào điện</text:p>
          </table:table-cell>
          <table:table-cell table:number-columns-repeated="16383"/>
        </table:table-row>
        <table:table-row table:style-name="ro1">
          <table:table-cell office:value-type="string" table:style-name="ce2">
            <text:p>Sản phẩm không hỗ trợ sạc nhanh có đổi trả không shop</text:p>
          </table:table-cell>
          <table:table-cell table:number-columns-repeated="16383"/>
        </table:table-row>
        <table:table-row table:style-name="ro1">
          <table:table-cell office:value-type="string" table:style-name="ce2">
            <text:p>nhiều đầu dây cũng ngại mang vác di chuyển nhỉ</text:p>
          </table:table-cell>
          <table:table-cell table:number-columns-repeated="16383"/>
        </table:table-row>
        <table:table-row table:style-name="ro1">
          <table:table-cell office:value-type="string" table:style-name="ce2">
            <text:p>Sản phẩm giống như hình , đẹp chưa biết có tốt không , chờ thời gian sử dụng</text:p>
          </table:table-cell>
          <table:table-cell table:number-columns-repeated="16383"/>
        </table:table-row>
        <table:table-row table:style-name="ro1">
          <table:table-cell office:value-type="string" table:style-name="ce2">
            <text:p>dùng ok, sản phẩm khá tốt trong tầm giá của cáp sạc đa năng.</text:p>
          </table:table-cell>
          <table:table-cell table:number-columns-repeated="16383"/>
        </table:table-row>
        <table:table-row table:style-name="ro1">
          <table:table-cell office:value-type="string" table:style-name="ce2">
            <text:p>các cổng đều sạc được, chỉ là sạc thường thôi! vậy ok rồi</text:p>
          </table:table-cell>
          <table:table-cell table:number-columns-repeated="16383"/>
        </table:table-row>
        <table:table-row table:style-name="ro1">
          <table:table-cell office:value-type="string" table:style-name="ce2">
            <text:p>Sản phẩm chắc chắn, màu sắc đẹp, xài rất ok, thời gian giao hàng hơi lâu</text:p>
          </table:table-cell>
          <table:table-cell table:number-columns-repeated="16383"/>
        </table:table-row>
        <table:table-row table:style-name="ro1">
          <table:table-cell office:value-type="string" table:style-name="ce2">
            <text:p>Hàng khá ổn, khi gắn vào điện thoại hơi cứng.. chấp nhận được.</text:p>
          </table:table-cell>
          <table:table-cell table:number-columns-repeated="16383"/>
        </table:table-row>
        <table:table-row table:style-name="ro1">
          <table:table-cell office:value-type="string" table:style-name="ce2">
            <text:p>Sạc hơi chậm nhưng tương đối hài lòng mẫu mã</text:p>
          </table:table-cell>
          <table:table-cell table:number-columns-repeated="16383"/>
        </table:table-row>
        <table:table-row table:style-name="ro1">
          <table:table-cell office:value-type="string" table:style-name="ce2">
            <text:p>Đag sử dụng và thấy hài lòng với số tiền này.</text:p>
          </table:table-cell>
          <table:table-cell table:number-columns-repeated="16383"/>
        </table:table-row>
        <table:table-row table:style-name="ro1">
          <table:table-cell office:value-type="string" table:style-name="ce2">
            <text:p>Sản phẩm đẹp dùng ổn còn nhanh hay k thì chưa biết</text:p>
          </table:table-cell>
          <table:table-cell table:number-columns-repeated="16383"/>
        </table:table-row>
        <table:table-row table:style-name="ro1">
          <table:table-cell office:value-type="string" table:style-name="ce2">
            <text:p>Tiện lợi nhưng sạc 3 thiết bị là thấy chậm rõ rệt</text:p>
          </table:table-cell>
          <table:table-cell table:number-columns-repeated="16383"/>
        </table:table-row>
        <table:table-row table:style-name="ro1">
          <table:table-cell office:value-type="string" table:style-name="ce2">
            <text:p>Tôt sử dụng đa năng tiện d cho các loại điện thoại tôi dùng</text:p>
          </table:table-cell>
          <table:table-cell table:number-columns-repeated="16383"/>
        </table:table-row>
        <table:table-row table:style-name="ro1">
          <table:table-cell office:value-type="string" table:style-name="ce2">
            <text:p>Đầy đủ 18 ký tự nhận xét chưa , đánh giá còn mệt.</text:p>
          </table:table-cell>
          <table:table-cell table:number-columns-repeated="16383"/>
        </table:table-row>
        <table:table-row table:style-name="ro1">
          <table:table-cell office:value-type="string" table:style-name="ce2">
            <text:p>giao hàng nhanh , hàng đúng theo mẫu , dùng ok</text:p>
          </table:table-cell>
          <table:table-cell table:number-columns-repeated="16383"/>
        </table:table-row>
        <table:table-row table:style-name="ro1">
          <table:table-cell office:value-type="string" table:style-name="ce2">
            <text:p>Sản phẩm chắc chắn, đẹp, rất tốt so với giá.</text:p>
          </table:table-cell>
          <table:table-cell table:number-columns-repeated="16383"/>
        </table:table-row>
        <table:table-row table:style-name="ro1">
          <table:table-cell office:value-type="string" table:style-name="ce2">
            <text:p>nói chung là cũng tạm được, nhưng giá hơi cao, <text:s/>giảm giá chút nữa thì đẹp</text:p>
          </table:table-cell>
          <table:table-cell table:number-columns-repeated="16383"/>
        </table:table-row>
        <table:table-row table:style-name="ro1">
          <table:table-cell office:value-type="string" table:style-name="ce2">
            <text:p>good - Nội dung chứa ít nhất 50 ký tự - Nội dung chứa ít nhất 50 ký tự</text:p>
          </table:table-cell>
          <table:table-cell table:number-columns-repeated="16383"/>
        </table:table-row>
        <table:table-row table:style-name="ro1">
          <table:table-cell office:value-type="string" table:style-name="ce2">
            <text:p>Sài cũng được, dây đỏ hay bị hư không sạc được, còn lại ok hết</text:p>
          </table:table-cell>
          <table:table-cell table:number-columns-repeated="16383"/>
        </table:table-row>
        <table:table-row table:style-name="ro1">
          <table:table-cell office:value-type="string" table:style-name="ce2">
            <text:p>Cáp phù hợp với giá, đầu micro usb khá lỏng</text:p>
          </table:table-cell>
          <table:table-cell table:number-columns-repeated="16383"/>
        </table:table-row>
        <table:table-row table:style-name="ro1">
          <table:table-cell office:value-type="string" table:style-name="ce2">
            <text:p>Chua sử dụng nên không biết có bền không nhưng cho trước 4 sao</text:p>
          </table:table-cell>
          <table:table-cell table:number-columns-repeated="16383"/>
        </table:table-row>
        <table:table-row table:style-name="ro1">
          <table:table-cell office:value-type="string" table:style-name="ce2">
            <text:p>Dùng ổn, đầu dây có dấu hiệu hoen gỉ</text:p>
          </table:table-cell>
          <table:table-cell table:number-columns-repeated="16383"/>
        </table:table-row>
        <table:table-row table:style-name="ro1">
          <table:table-cell office:value-type="string" table:style-name="ce2">
            <text:p>Dây khá chắc chắn, dùng sạc ở ô tô tiện dụng</text:p>
          </table:table-cell>
          <table:table-cell table:number-columns-repeated="16383"/>
        </table:table-row>
        <table:table-row table:style-name="ro1">
          <table:table-cell office:value-type="string" table:style-name="ce2">
            <text:p>Tốt/ đóng gói kỹ/ nhân viên giao hàng tận tình vui vẻ.</text:p>
          </table:table-cell>
          <table:table-cell table:number-columns-repeated="16383"/>
        </table:table-row>
        <table:table-row table:style-name="ro1">
          <table:table-cell office:value-type="string" table:style-name="ce2">
            <text:p>Toi mua cap sac nay ve dung thu nhung hay long san phẩm này</text:p>
          </table:table-cell>
          <table:table-cell table:number-columns-repeated="16383"/>
        </table:table-row>
        <table:table-row table:style-name="ro1">
          <table:table-cell office:value-type="string" table:style-name="ce2">
            <text:p>Ngoại hình ổn, cứng cáp, Hiện không có sạc nhanh nhé cả nhà</text:p>
          </table:table-cell>
          <table:table-cell table:number-columns-repeated="16383"/>
        </table:table-row>
        <table:table-row table:style-name="ro1">
          <table:table-cell office:value-type="string" table:style-name="ce2">
            <text:p>Mới dùng thì cũng được, không biết bền Được bao lâu.</text:p>
          </table:table-cell>
          <table:table-cell table:number-columns-repeated="16383"/>
        </table:table-row>
        <table:table-row table:style-name="ro1">
          <table:table-cell office:value-type="string" table:style-name="ce2">
            <text:p>chất lượng khá ổn trong tầm giá</text:p>
          </table:table-cell>
          <table:table-cell table:number-columns-repeated="16383"/>
        </table:table-row>
        <table:table-row table:style-name="ro1">
          <table:table-cell office:value-type="string" table:style-name="ce2">
            <text:p>Hàng sử dụng rất là ok. Đúng như hình ảnh trên trang</text:p>
          </table:table-cell>
          <table:table-cell table:number-columns-repeated="16383"/>
        </table:table-row>
        <table:table-row table:style-name="ro1">
          <table:table-cell office:value-type="string" table:style-name="ce2">
            <text:p>dây hơi cứng, bù lại giá rẻ và nhiều đầu, sạc khá nhanh</text:p>
          </table:table-cell>
          <table:table-cell table:number-columns-repeated="16383"/>
        </table:table-row>
        <table:table-row table:style-name="ro1">
          <table:table-cell office:value-type="string" table:style-name="ce2">
            <text:p>Sản phẩm ổn cho đến thời điểm hiện tại.</text:p>
          </table:table-cell>
          <table:table-cell table:number-columns-repeated="16383"/>
        </table:table-row>
        <table:table-row table:style-name="ro1">
          <table:table-cell office:value-type="string" table:style-name="ce2">
            <text:p>tiện dung nhưng không sac nhanh được</text:p>
          </table:table-cell>
          <table:table-cell table:number-columns-repeated="16383"/>
        </table:table-row>
        <table:table-row table:style-name="ro1">
          <table:table-cell office:value-type="string" table:style-name="ce2">
            <text:p>Ổn so với giá <text:s/>Sạc khá nhanh Dây cứng có vẻ bền khó đứt</text:p>
          </table:table-cell>
          <table:table-cell table:number-columns-repeated="16383"/>
        </table:table-row>
        <table:table-row table:style-name="ro1">
          <table:table-cell office:value-type="string" table:style-name="ce2">
            <text:p>giống hình, dây sạc cứng cáp bọc bằng vải nên k lo đứt</text:p>
          </table:table-cell>
          <table:table-cell table:number-columns-repeated="16383"/>
        </table:table-row>
        <table:table-row table:style-name="ro1">
          <table:table-cell office:value-type="string" table:style-name="ce2">
            <text:p>Cảm thấy khá hài lòng với sản phẩm, chất lượng ổn.</text:p>
          </table:table-cell>
          <table:table-cell table:number-columns-repeated="16383"/>
        </table:table-row>
        <table:table-row table:style-name="ro1">
          <table:table-cell office:value-type="string" table:style-name="ce2">
            <text:p>1 trong 2 cổng lighning sạc chậm.các cổng khác đều ok</text:p>
          </table:table-cell>
          <table:table-cell table:number-columns-repeated="16383"/>
        </table:table-row>
        <table:table-row table:style-name="ro1">
          <table:table-cell office:value-type="string" table:style-name="ce2">
            <text:p>cáp chắc chắn , mới xài nên chưa có đánh giá cụ thể</text:p>
          </table:table-cell>
          <table:table-cell table:number-columns-repeated="16383"/>
        </table:table-row>
        <table:table-row table:style-name="ro1">
          <table:table-cell office:value-type="string" table:style-name="ce2">
            <text:p>Hàng dung ok</text:p>
          </table:table-cell>
          <table:table-cell table:number-columns-repeated="16383"/>
        </table:table-row>
        <table:table-row table:style-name="ro1">
          <table:table-cell office:value-type="string" table:style-name="ce2">
            <text:p>Đóng gỏi cẩn thận. Hàng đúng nhứ hình</text:p>
          </table:table-cell>
          <table:table-cell table:number-columns-repeated="16383"/>
        </table:table-row>
        <table:table-row table:style-name="ro1">
          <table:table-cell office:value-type="string" table:style-name="ce2">
            <text:p>sao không sạc nhanh được cho note 8 vậy bạn , bạn cho mình hỏi nha</text:p>
          </table:table-cell>
          <table:table-cell table:number-columns-repeated="16383"/>
        </table:table-row>
        <table:table-row table:style-name="ro1">
          <table:table-cell office:value-type="string" table:style-name="ce2">
            <text:p>Xài ok, nhưng không sạc nhanh</text:p>
          </table:table-cell>
          <table:table-cell table:number-columns-repeated="16383"/>
        </table:table-row>
        <table:table-row table:style-name="ro1">
          <table:table-cell office:value-type="string" table:style-name="ce2">
            <text:p>Dùng bền. Đáng tiền</text:p>
          </table:table-cell>
          <table:table-cell table:number-columns-repeated="16383"/>
        </table:table-row>
        <table:table-row table:style-name="ro1">
          <table:table-cell office:value-type="string" table:style-name="ce2">
            <text:p>Sản phẩm đúng như quảng cáo</text:p>
          </table:table-cell>
          <table:table-cell table:number-columns-repeated="16383"/>
        </table:table-row>
        <table:table-row table:style-name="ro1">
          <table:table-cell office:value-type="string" table:style-name="ce2">
            <text:p>sản phẩm tốt.</text:p>
          </table:table-cell>
          <table:table-cell table:number-columns-repeated="16383"/>
        </table:table-row>
        <table:table-row table:style-name="ro1">
          <table:table-cell office:value-type="string" table:style-name="ce2">
            <text:p>Hàng chuẩn chính hãng giao nhanh mỗi tội không có QC</text:p>
          </table:table-cell>
          <table:table-cell table:number-columns-repeated="16383"/>
        </table:table-row>
        <table:table-row table:style-name="ro1">
          <table:table-cell office:value-type="string" table:style-name="ce2">
            <text:p>Hàng đúng như trong hình bán</text:p>
          </table:table-cell>
          <table:table-cell table:number-columns-repeated="16383"/>
        </table:table-row>
        <table:table-row table:style-name="ro1">
          <table:table-cell office:value-type="string" table:style-name="ce2">
            <text:p>Cũng khá ổn</text:p>
          </table:table-cell>
          <table:table-cell table:number-columns-repeated="16383"/>
        </table:table-row>
        <table:table-row table:style-name="ro1">
          <table:table-cell office:value-type="string" table:style-name="ce2">
            <text:p>Quá tốt</text:p>
          </table:table-cell>
          <table:table-cell table:number-columns-repeated="16383"/>
        </table:table-row>
        <table:table-row table:style-name="ro1">
          <table:table-cell office:value-type="string" table:style-name="ce2">
            <text:p>Dùng được</text:p>
          </table:table-cell>
          <table:table-cell table:number-columns-repeated="16383"/>
        </table:table-row>
        <table:table-row table:style-name="ro1">
          <table:table-cell office:value-type="string" table:style-name="ce2">
            <text:p>nhưng khi chia 4 ra sạc cùng lúc có bị chia làm 4 dung lượng 3.5 Ampe không Tức là 3,5 chia 4</text:p>
          </table:table-cell>
          <table:table-cell table:number-columns-repeated="16383"/>
        </table:table-row>
        <table:table-row table:style-name="ro1">
          <table:table-cell office:value-type="string" table:style-name="ce2">
            <text:p>hàng đóng gói tốt , sản phẩm chất lượng , màu sắc rõ ràng dễ phân biệt</text:p>
          </table:table-cell>
          <table:table-cell table:number-columns-repeated="16383"/>
        </table:table-row>
        <table:table-row table:style-name="ro1">
          <table:table-cell office:value-type="string" table:style-name="ce2">
            <text:p>cáp sạc nay galaxy A70 có sử dụng được không shop</text:p>
          </table:table-cell>
          <table:table-cell table:number-columns-repeated="16383"/>
        </table:table-row>
        <table:table-row table:style-name="ro1">
          <table:table-cell office:value-type="string" table:style-name="ce2">
            <text:p>Đóng gói gọn gàng, vuông vắn là điều đầu tiên mình luôn thích kết Tiki. <text:s/>Hàng đúng như hình minh họa còn tem bảo đảm và mã chứng thực sản phẩm. <text:s/>Về sản phẩm: hơi to, dày và đầm tay. Không thích hợp cho các bạn nữ nhé</text:p>
          </table:table-cell>
          <table:table-cell table:number-columns-repeated="16383"/>
        </table:table-row>
        <table:table-row table:style-name="ro1">
          <table:table-cell office:value-type="string" table:style-name="ce2">
            <text:p>Hàng chính hãng, hình thức ổn, khá nặng, chất lượng thì phải để thời gian trả lời. Có điều bất tiện là Tiki giao trước hẹn 1 ngày làm mình lỡ việc cá nhân, không hài lòng về điều này.</text:p>
          </table:table-cell>
          <table:table-cell table:number-columns-repeated="16383"/>
        </table:table-row>
        <table:table-row table:style-name="ro1">
          <table:table-cell office:value-type="string" table:style-name="ce2">
            <text:p>Đóng gói tạm, hộp đóng gói to hơn sản phẩm nhưng không có lót chống sốc Giao hàng nhanh Chưa xài nên chưa biết chất lượng sản phẩm</text:p>
          </table:table-cell>
          <table:table-cell table:number-columns-repeated="16383"/>
        </table:table-row>
        <table:table-row table:style-name="ro1">
          <table:table-cell office:value-type="string" table:style-name="ce2">
            <text:p>sản phẩm chính hãng. hơi tiếc vì cổng type C là 1 chiều chứ không phải in/out. sạc vào dùng sạc nhanh thì khá nóng, không biết có ổn không.</text:p>
          </table:table-cell>
          <table:table-cell table:number-columns-repeated="16383"/>
        </table:table-row>
        <table:table-row table:style-name="ro1">
          <table:table-cell office:value-type="string" table:style-name="ce2">
            <text:p>Hài lòng mỗi tội là từ lúc lấy về sạc có hơi lâu một chút nhìn chung là rất rất hài lòng không có gì phàn nàn cả.</text:p>
          </table:table-cell>
          <table:table-cell table:number-columns-repeated="16383"/>
        </table:table-row>
        <table:table-row table:style-name="ro1">
          <table:table-cell office:value-type="string" table:style-name="ce2">
            <text:p>Dung lượng lớn nên khá nặng. Độ bền cần thêm thời gian. Giao hàng nhanh. Hìa long về chất lượng của Tiki</text:p>
          </table:table-cell>
          <table:table-cell table:number-columns-repeated="16383"/>
        </table:table-row>
        <table:table-row table:style-name="ro1">
          <table:table-cell office:value-type="string" table:style-name="ce2">
            <text:p>Giao hàng trễ 1 ngày. Cho 4 sao Sản phẩm đúng như quảng cáo. <text:s/>Phải sử dụng một thời gian mới đánh giá được chất lượng.</text:p>
          </table:table-cell>
          <table:table-cell table:number-columns-repeated="16383"/>
        </table:table-row>
        <table:table-row table:style-name="ro1">
          <table:table-cell office:value-type="string" table:style-name="ce2">
            <text:p>Moi mua củng ổn, sạc qua iPhone 6splus được 4 lần. Nhung Nap vào thì lâu quá, 5tieng moi đầy được. Có cách nào Nap vào nhanh hon không moi người</text:p>
          </table:table-cell>
          <table:table-cell table:number-columns-repeated="16383"/>
        </table:table-row>
        <table:table-row table:style-name="ro1">
          <table:table-cell office:value-type="string" table:style-name="ce2">
            <text:p>Cầm trên tay mới thấy nó to và nặng, dung lượng 10000ma thì có lẽ phù hợp với mình hơn, nó sẽ nhẹ và đỡ gọn hơn</text:p>
          </table:table-cell>
          <table:table-cell table:number-columns-repeated="16383"/>
        </table:table-row>
        <table:table-row table:style-name="ro1">
          <table:table-cell office:value-type="string" table:style-name="ce2">
            <text:p>Sài tốt, nhưng mn chú ý về kích thươc nhé, khá to và thô, nữ rất khó sài</text:p>
          </table:table-cell>
          <table:table-cell table:number-columns-repeated="16383"/>
        </table:table-row>
        <table:table-row table:style-name="ro1">
          <table:table-cell office:value-type="string" table:style-name="ce2">
            <text:p>3 sao cho thái độ phục vụ của shipper ,còn chất lượng sản phẩm dù chưa có thời gian kiểm nhưng <text:s/>vẫn tin tưởng cho 5 sao</text:p>
          </table:table-cell>
          <table:table-cell table:number-columns-repeated="16383"/>
        </table:table-row>
        <table:table-row table:style-name="ro1">
          <table:table-cell office:value-type="string" table:style-name="ce2">
            <text:p>tạm cho 4 sao vì giao hàng nhanh và sp dùng ổn trong ngày đầu tiên. còn chất lượng thì còn để 1 thời gian mới biết</text:p>
          </table:table-cell>
          <table:table-cell table:number-columns-repeated="16383"/>
        </table:table-row>
        <table:table-row table:style-name="ro1">
          <table:table-cell office:value-type="string" table:style-name="ce2">
            <text:p>Sản phẩm đẹp mới sạc iphone được 3 lần. Tại mh dùng sạc 5w nên sạc lâu mà cắm sạc xong bỏ đó cũng chả sao.</text:p>
          </table:table-cell>
          <table:table-cell table:number-columns-repeated="16383"/>
        </table:table-row>
        <table:table-row table:style-name="ro1">
          <table:table-cell office:value-type="string" table:style-name="ce2">
            <text:p>Sạc lâu quá mấy tiếng mới được một vạch <text:s/>Chưa dùng lên cũng cho 4sáoau khi dùng xem ntn</text:p>
          </table:table-cell>
          <table:table-cell table:number-columns-repeated="16383"/>
        </table:table-row>
        <table:table-row table:style-name="ro1">
          <table:table-cell office:value-type="string" table:style-name="ce2">
            <text:p>Quá đẹp, giao hàng đúng nhanh mới đặt 30p đã có! Shiper vui vẻ nhiệt tình!</text:p>
          </table:table-cell>
          <table:table-cell table:number-columns-repeated="16383"/>
        </table:table-row>
        <table:table-row table:style-name="ro1">
          <table:table-cell office:value-type="string" table:style-name="ce2">
            <text:p>Hàng chính hảng. Cầm chắc tay. Sạc tầm 10 tiếng mới đầy củ sạc.</text:p>
          </table:table-cell>
          <table:table-cell table:number-columns-repeated="16383"/>
        </table:table-row>
        <table:table-row table:style-name="ro1">
          <table:table-cell office:value-type="string" table:style-name="ce2">
            <text:p>Hàng ngon, rẻ. Tuy nhiên khi dùng hết đem sạc thì sạc lâu kinh dị</text:p>
          </table:table-cell>
          <table:table-cell table:number-columns-repeated="16383"/>
        </table:table-row>
        <table:table-row table:style-name="ro1">
          <table:table-cell office:value-type="string" table:style-name="ce2">
            <text:p>Dùng tốt nhưng khá to và nặng phết, cho vào túi nó có khi hơn nửa cân</text:p>
          </table:table-cell>
          <table:table-cell table:number-columns-repeated="16383"/>
        </table:table-row>
        <table:table-row table:style-name="ro1">
          <table:table-cell office:value-type="string" table:style-name="ce2">
            <text:p>chất lượng mới ban đầu khá ok, đóng gói thì chưa ok lắm</text:p>
          </table:table-cell>
          <table:table-cell table:number-columns-repeated="16383"/>
        </table:table-row>
        <table:table-row table:style-name="ro1">
          <table:table-cell office:value-type="string" table:style-name="ce2">
            <text:p>Sản phẩm nhìn thấy chắc chắn nhưng to va hơi nặng. Xài ổn</text:p>
          </table:table-cell>
          <table:table-cell table:number-columns-repeated="16383"/>
        </table:table-row>
        <table:table-row table:style-name="ro1">
          <table:table-cell office:value-type="string" table:style-name="ce2">
            <text:p>hơi to và khá nặng.sạc được khá lâu.mới dùng thấy chất lượng khá ok</text:p>
          </table:table-cell>
          <table:table-cell table:number-columns-repeated="16383"/>
        </table:table-row>
        <table:table-row table:style-name="ro1">
          <table:table-cell office:value-type="string" table:style-name="ce2">
            <text:p>sản phẩm tốt. tiki giao hàng nhanh. mốc thúi mốc thúi</text:p>
          </table:table-cell>
          <table:table-cell table:number-columns-repeated="16383"/>
        </table:table-row>
        <table:table-row table:style-name="ro1">
          <table:table-cell office:value-type="string" table:style-name="ce2">
            <text:p>giao hàng rất nhanh. Sạc khá nhanh. Khá hài lòng về sản phâm</text:p>
          </table:table-cell>
          <table:table-cell table:number-columns-repeated="16383"/>
        </table:table-row>
        <table:table-row table:style-name="ro1">
          <table:table-cell office:value-type="string" table:style-name="ce2">
            <text:p>Tốt, tuy nhiên bề mặt mau bán bụi vân tay, mau bẩn.</text:p>
          </table:table-cell>
          <table:table-cell table:number-columns-repeated="16383"/>
        </table:table-row>
        <table:table-row table:style-name="ro1">
          <table:table-cell office:value-type="string" table:style-name="ce2">
            <text:p>Sạc hỗ trợ QC 18w mà cho kèm dây sạc thường, bó tay</text:p>
          </table:table-cell>
          <table:table-cell table:number-columns-repeated="16383"/>
        </table:table-row>
        <table:table-row table:style-name="ro1">
          <table:table-cell office:value-type="string" table:style-name="ce2">
            <text:p>Xac lâu vào quá, ho tro xac nhanh mà xac quả iphon mấy 3-4 tieng</text:p>
          </table:table-cell>
          <table:table-cell table:number-columns-repeated="16383"/>
        </table:table-row>
        <table:table-row table:style-name="ro1">
          <table:table-cell office:value-type="string" table:style-name="ce2">
            <text:p>Sạc tốt, sản phẩm được đóng gói cẩn thận.</text:p>
          </table:table-cell>
          <table:table-cell table:number-columns-repeated="16383"/>
        </table:table-row>
        <table:table-row table:style-name="ro1">
          <table:table-cell office:value-type="string" table:style-name="ce2">
            <text:p>Chưa sử dụng nhưng bóc vỏ thấy cứng cáp và ổn định</text:p>
          </table:table-cell>
          <table:table-cell table:number-columns-repeated="16383"/>
        </table:table-row>
        <table:table-row table:style-name="ro1">
          <table:table-cell office:value-type="string" table:style-name="ce2">
            <text:p>Sạc đầy hơi lâu nhưng bao bì và đóng gói rất tốt</text:p>
          </table:table-cell>
          <table:table-cell table:number-columns-repeated="16383"/>
        </table:table-row>
        <table:table-row table:style-name="ro1">
          <table:table-cell office:value-type="string" table:style-name="ce2">
            <text:p>cục pin to và nặng, bỏ túi hơi bất tiện</text:p>
          </table:table-cell>
          <table:table-cell table:number-columns-repeated="16383"/>
        </table:table-row>
        <table:table-row table:style-name="ro1">
          <table:table-cell office:value-type="string" table:style-name="ce2">
            <text:p>Sac bin hơi lâu nhưng sử dụng tạm ổn</text:p>
          </table:table-cell>
          <table:table-cell table:number-columns-repeated="16383"/>
        </table:table-row>
        <table:table-row table:style-name="ro1">
          <table:table-cell office:value-type="string" table:style-name="ce2">
            <text:p>Hơi nặng và to. Sạc cũng được. Giá đó là ok roi</text:p>
          </table:table-cell>
          <table:table-cell table:number-columns-repeated="16383"/>
        </table:table-row>
        <table:table-row table:style-name="ro1">
          <table:table-cell office:value-type="string" table:style-name="ce2">
            <text:p>Hàng xài được , tốt, sách được nhiều lần</text:p>
          </table:table-cell>
          <table:table-cell table:number-columns-repeated="16383"/>
        </table:table-row>
        <table:table-row table:style-name="ro1">
          <table:table-cell office:value-type="string" table:style-name="ce2">
            <text:p>Mẫu mã đẹp chất lượng chưa biê</text:p>
          </table:table-cell>
          <table:table-cell table:number-columns-repeated="16383"/>
        </table:table-row>
        <table:table-row table:style-name="ro1">
          <table:table-cell office:value-type="string" table:style-name="ce2">
            <text:p>đầu ra không được 18w nhưng dùng cũng được</text:p>
          </table:table-cell>
          <table:table-cell table:number-columns-repeated="16383"/>
        </table:table-row>
        <table:table-row table:style-name="ro1">
          <table:table-cell office:value-type="string" table:style-name="ce2">
            <text:p>sp cua xiaomi kha la ok k phai so hang gia</text:p>
          </table:table-cell>
          <table:table-cell table:number-columns-repeated="16383"/>
        </table:table-row>
        <table:table-row table:style-name="ro1">
          <table:table-cell office:value-type="string" table:style-name="ce2">
            <text:p>Giao hàng nhanh, đóng gói cẩn thận</text:p>
          </table:table-cell>
          <table:table-cell table:number-columns-repeated="16383"/>
        </table:table-row>
        <table:table-row table:style-name="ro1">
          <table:table-cell office:value-type="string" table:style-name="ce2">
            <text:p>Giao hàng nhanh, hàng tốt.</text:p>
          </table:table-cell>
          <table:table-cell table:number-columns-repeated="16383"/>
        </table:table-row>
        <table:table-row table:style-name="ro1">
          <table:table-cell office:value-type="string" table:style-name="ce2">
            <text:p>Nặng hơn theo suy nghĩ của mình</text:p>
          </table:table-cell>
          <table:table-cell table:number-columns-repeated="16383"/>
        </table:table-row>
        <table:table-row table:style-name="ro1">
          <table:table-cell office:value-type="string" table:style-name="ce2">
            <text:p>Mẫu mã đẹp,mọi thứ đưuuf ok</text:p>
          </table:table-cell>
          <table:table-cell table:number-columns-repeated="16383"/>
        </table:table-row>
        <table:table-row table:style-name="ro1">
          <table:table-cell office:value-type="string" table:style-name="ce2">
            <text:p>hơi bự và nặng</text:p>
          </table:table-cell>
          <table:table-cell table:number-columns-repeated="16383"/>
        </table:table-row>
        <table:table-row table:style-name="ro1">
          <table:table-cell office:value-type="string" table:style-name="ce2">
            <text:p>Hàng dùng tốt giao hàng nhanh</text:p>
          </table:table-cell>
          <table:table-cell table:number-columns-repeated="16383"/>
        </table:table-row>
        <table:table-row table:style-name="ro1">
          <table:table-cell office:value-type="string" table:style-name="ce2">
            <text:p>Hiện tại tạm ổn</text:p>
          </table:table-cell>
          <table:table-cell table:number-columns-repeated="16383"/>
        </table:table-row>
        <table:table-row table:style-name="ro1">
          <table:table-cell office:value-type="string" table:style-name="ce2">
            <text:p>hai long</text:p>
          </table:table-cell>
          <table:table-cell table:number-columns-repeated="16383"/>
        </table:table-row>
        <table:table-row table:style-name="ro1">
          <table:table-cell office:value-type="string" table:style-name="ce2">
            <text:p>khá ok</text:p>
          </table:table-cell>
          <table:table-cell table:number-columns-repeated="16383"/>
        </table:table-row>
        <table:table-row table:style-name="ro1">
          <table:table-cell office:value-type="string" table:style-name="ce2">
            <text:p>Hơi nặng</text:p>
          </table:table-cell>
          <table:table-cell table:number-columns-repeated="16383"/>
        </table:table-row>
        <table:table-row table:style-name="ro1">
          <table:table-cell office:value-type="string" table:style-name="ce2">
            <text:p>tôt</text:p>
          </table:table-cell>
          <table:table-cell table:number-columns-repeated="16383"/>
        </table:table-row>
        <table:table-row table:style-name="ro1">
          <table:table-cell office:value-type="string" table:style-name="ce2">
            <text:p>Sản phẩm như hình. Nghe nhạc khá ổn. Chất lượng so với giá đối với mình là khá tốt. Có điều lúc khởi động loa và kết nối điện thoại thì tiếng hơi to. Dễ gây giật mình. Vì mình mua loa này vs mục đích là bật nhạc cho em bé nghe. Về độ bền thì hi vọng bền lâu theo năm tháng</text:p>
          </table:table-cell>
          <table:table-cell table:number-columns-repeated="16383"/>
        </table:table-row>
        <table:table-row table:style-name="ro1">
          <table:table-cell office:value-type="string" table:style-name="ce2">
            <text:p>Loa nghe tốt, mượt, đóng gói gọn, không vỡ hỏng, tuy nhiên tôi chưa kết nối được với laptop (khả năng cao do laptop của tôi), bớt 1* vì đặt TikiNow nhưng lại không thông báo về việc giao hàng chậm</text:p>
          </table:table-cell>
          <table:table-cell table:number-columns-repeated="16383"/>
        </table:table-row>
        <table:table-row table:style-name="ro1">
          <table:table-cell office:value-type="string" table:style-name="ce2">
            <text:p>loa nghe ok, hình thức vỏ rất ổn, chỉ mỗi vấn đề khi cắm sạc vào phần chân sạc k dk cố định bị ấn vào bên trong độ bên không biết thế nào đánh giá 4 sao</text:p>
          </table:table-cell>
          <table:table-cell table:number-columns-repeated="16383"/>
        </table:table-row>
        <table:table-row table:style-name="ro1">
          <table:table-cell office:value-type="string" table:style-name="ce2">
            <text:p>Loa nghe thích, có điều mình chưa hiểu, làm sao để biết dung lượng pin còn bao nhiêu và khi nào pin đầy pin sắp hết?</text:p>
          </table:table-cell>
          <table:table-cell table:number-columns-repeated="16383"/>
        </table:table-row>
        <table:table-row table:style-name="ro1">
          <table:table-cell office:value-type="string" table:style-name="ce2">
            <text:p>shop giao hàng nhanh, sp giống mô tả, loa to, rõ, đầy đủ dây sạc và logo</text:p>
          </table:table-cell>
          <table:table-cell table:number-columns-repeated="16383"/>
        </table:table-row>
        <table:table-row table:style-name="ro1">
          <table:table-cell office:value-type="string" table:style-name="ce2">
            <text:p>nhân viên rât nhiêt tình.hàng xài ổn.sau này chưa b sao...cám ơn nhà bán hàng....</text:p>
          </table:table-cell>
          <table:table-cell table:number-columns-repeated="16383"/>
        </table:table-row>
        <table:table-row table:style-name="ro1">
          <table:table-cell office:value-type="string" table:style-name="ce2">
            <text:p>mình thấy quảng cáo có jack 3.5 mới mua <text:s/>mà giờ tìm trên số không thấy đâu hết</text:p>
          </table:table-cell>
          <table:table-cell table:number-columns-repeated="16383"/>
        </table:table-row>
        <table:table-row table:style-name="ro1">
          <table:table-cell office:value-type="string" table:style-name="ce2">
            <text:p>Sản phẩm giống như mô tả. <text:s/>Chưa sử dụng nên chưa biết được. <text:s/>Nhưng tôi hài hòng với sản phẩm. <text:s/>Rất thất vọng với Tiki ở chỗ: Đặt mua 1.đơn nhận hàng được 2 đơn trùng nhau. <text:s/>Mình đặt mua 3 mặt hàng khác nhau, <text:s/>mỗi mặt hàng 1 sản phẩm mà tiki gửi 2 gói hàng y chang nhau(1 quần và 1 phần mềm diệt virus bkav), mã số khác nhau. <text:s/>Trong khi đó báo trên hệ thống cá nhân chỉ có 1 mã. Một gói hàng mình vẫn để nguyên, đã thanh toán và đã báo luôn với tổng đài chăm sóc mà chưa có phản hồi. <text:s/>Thất vọng.</text:p>
          </table:table-cell>
          <table:table-cell table:number-columns-repeated="16383"/>
        </table:table-row>
        <table:table-row table:style-name="ro1">
          <table:table-cell office:value-type="string" table:style-name="ce2">
            <text:p>Tặng Tiki 5* về chất lượng sản phẩm luôn. Sản phẩm của Bkav thì không có gì phải bàn cãi, lại do Tiki phân phối thì không phải lo gì hết. Mọi người nên dùng thử sản phẩm này <text:s text:c="2"/>Dù giao hàng muộn hơn 5 ngày và shipper hơi thiếu lịch sự chút xíu nên chỉ được 4* thôi. Mong Tiki sẽ có nhiều sản phẩm như vậy nữa.</text:p>
          </table:table-cell>
          <table:table-cell table:number-columns-repeated="16383"/>
        </table:table-row>
        <table:table-row table:style-name="ro1">
          <table:table-cell office:value-type="string" table:style-name="ce2">
            <text:p>máy mình là lap 13 inch full HD nên cái phần mềm này giao diện chưa được tôi ưu hóa cho màn nhỏ hay sao đó, nhìn nó cứ rỗ rỗ mờ mờ. Mình dùng 1 cái tương tự trên máy bàn 24inch fu;ll hd thì giao diện nó lại đẹp sắc nét. Còn về chức năng thì ok nha mọi người, xài máy bàn 2 năm thấy ok mới sắm thêm cho con lap mới mua.</text:p>
          </table:table-cell>
          <table:table-cell table:number-columns-repeated="16383"/>
        </table:table-row>
        <table:table-row table:style-name="ro1">
          <table:table-cell office:value-type="string" table:style-name="ce2">
            <text:p>Đặt màu xanh dương mà giao xanh Ngọc nên cho 4sao . Loa nghe rất ok chất lượng , hay</text:p>
          </table:table-cell>
          <table:table-cell table:number-columns-repeated="16383"/>
        </table:table-row>
        <table:table-row table:style-name="ro1">
          <table:table-cell office:value-type="string" table:style-name="ce2">
            <text:p>Khác với hình ảnh thế nhỉ<text:s/></text:p>
          </table:table-cell>
          <table:table-cell table:number-columns-repeated="16383"/>
        </table:table-row>
        <table:table-row table:style-name="ro1">
          <table:table-cell office:value-type="string" table:style-name="ce2">
            <text:p>loa nhỏ gọn, tiếng lớn, nghe ổn, đánh giá thích</text:p>
          </table:table-cell>
          <table:table-cell table:number-columns-repeated="16383"/>
        </table:table-row>
        <table:table-row table:style-name="ro1">
          <table:table-cell office:value-type="string" table:style-name="ce2">
            <text:p>Tin tưởng dùng hàng VN 1 lần coi sao. Nhưng phần mềm này Span lên góc phải quá nhiều, xem hết forum vẫn không có cách nào tắt được, báo miết thôi. Nếu được chọn lại, never do this again !</text:p>
          </table:table-cell>
          <table:table-cell table:number-columns-repeated="16383"/>
        </table:table-row>
        <table:table-row table:style-name="ro1">
          <table:table-cell office:value-type="string" table:style-name="ce2">
            <text:p>loa bị dính vài chấm trắng <text:s/>dễ bị chầy xước</text:p>
          </table:table-cell>
          <table:table-cell table:number-columns-repeated="16383"/>
        </table:table-row>
        <table:table-row table:style-name="ro1">
          <table:table-cell office:value-type="string" table:style-name="ce2">
            <text:p>Sao sản phẩm chỉ có mỗi dây sạc k kèm theo cục sạc v ạ</text:p>
          </table:table-cell>
          <table:table-cell table:number-columns-repeated="16383"/>
        </table:table-row>
        <table:table-row table:style-name="ro1">
          <table:table-cell office:value-type="string" table:style-name="ce2">
            <text:p>Hàng ok, dùng tốt trong tầm giá. Tks shop!</text:p>
          </table:table-cell>
          <table:table-cell table:number-columns-repeated="16383"/>
        </table:table-row>
        <table:table-row table:style-name="ro1">
          <table:table-cell office:value-type="string" table:style-name="ce2">
            <text:p>Hàng đúng như miêu tả, sale gần 100k so với giá gốc nên rất ok. Lấy hàng và vận chuyển hơi chậm. Do hàng chậm tiki có gửi mail thông báo lý do nên mình cũng thông cảm. Nói chung mình không vội nên cũng hài lòng.</text:p>
          </table:table-cell>
          <table:table-cell table:number-columns-repeated="16383"/>
        </table:table-row>
        <table:table-row table:style-name="ro1">
          <table:table-cell office:value-type="string" table:style-name="ce2">
            <text:p>Ngày xưa mình có dùng antivirus của BKAV nhưng chỉ dùng miễn phí, sau đó thấy không thích nên gỡ bỏ luôn, vô tình lên tiki thấy shop bán giá rẻ nên mua dùng thử bản Pro, xài mấy ngày nay thấy khá ổn.</text:p>
          </table:table-cell>
          <table:table-cell table:number-columns-repeated="16383"/>
        </table:table-row>
        <table:table-row table:style-name="ro1">
          <table:table-cell office:value-type="string" table:style-name="ce2">
            <text:p>Sản phẩm oke</text:p>
          </table:table-cell>
          <table:table-cell table:number-columns-repeated="16383"/>
        </table:table-row>
        <table:table-row table:style-name="ro1">
          <table:table-cell office:value-type="string" table:style-name="ce2">
            <text:p>giao diện thông minh , giúp <text:s/>kiểm soát hệ thống đối với các tác vụ diệt, chặn,cách ly... giúp tránh <text:s/>mất file không mong muốn . tổng thể thì khá ổn</text:p>
          </table:table-cell>
          <table:table-cell table:number-columns-repeated="16383"/>
        </table:table-row>
        <table:table-row table:style-name="ro1">
          <table:table-cell office:value-type="string" table:style-name="ce2">
            <text:p>Dùng ok với mức giá 200k</text:p>
          </table:table-cell>
          <table:table-cell table:number-columns-repeated="16383"/>
        </table:table-row>
        <table:table-row table:style-name="ro1">
          <table:table-cell office:value-type="string" table:style-name="ce2">
            <text:p>loa nghe ổn trong tầm giá</text:p>
          </table:table-cell>
          <table:table-cell table:number-columns-repeated="16383"/>
        </table:table-row>
        <table:table-row table:style-name="ro1">
          <table:table-cell office:value-type="string" table:style-name="ce2">
            <text:p>Loa có chất lượng âm thanh tốt</text:p>
          </table:table-cell>
          <table:table-cell table:number-columns-repeated="16383"/>
        </table:table-row>
        <table:table-row table:style-name="ro1">
          <table:table-cell office:value-type="string" table:style-name="ce2">
            <text:p>lúc đầu lo nếu cào mã cài đặt ra sợ cận date.nhưng sau khi thao tác thì yên tâm, hài lòng quá cơ. đánh giá 4* vì đơn hàng giao hơi lâu so với dự kiến</text:p>
          </table:table-cell>
          <table:table-cell table:number-columns-repeated="16383"/>
        </table:table-row>
        <table:table-row table:style-name="ro1">
          <table:table-cell office:value-type="string" table:style-name="ce2">
            <text:p>đã đặt mua cái thứ 2</text:p>
          </table:table-cell>
          <table:table-cell table:number-columns-repeated="16383"/>
        </table:table-row>
        <table:table-row table:style-name="ro1">
          <table:table-cell office:value-type="string" table:style-name="ce2">
            <text:p>m thấy mọi người khen nhiều nhưng khi mua vê xài thấy không diệt được virus ở pop up góc phải màn hình mà mọi người hay bị. <text:s/>mình mua 2 lần.</text:p>
          </table:table-cell>
          <table:table-cell table:number-columns-repeated="16383"/>
        </table:table-row>
        <table:table-row table:style-name="ro1">
          <table:table-cell office:value-type="string" table:style-name="ce2">
            <text:p>Tải phần mềm về khá khó, tải mãi mới được. Khi chạy phần mềm thì có lúc một số file trong máy tự động copy ra số lượng lớn.</text:p>
          </table:table-cell>
          <table:table-cell table:number-columns-repeated="16383"/>
        </table:table-row>
        <table:table-row table:style-name="ro1">
          <table:table-cell office:value-type="string" table:style-name="ce2">
            <text:p>Đã mua được phần mềm diệt virus với mức giá khuyến mãi, thực sự cần thiết cho máy tính. Vẫn để dành vài bữa nữa mới xài.</text:p>
          </table:table-cell>
          <table:table-cell table:number-columns-repeated="16383"/>
        </table:table-row>
        <table:table-row table:style-name="ro1">
          <table:table-cell office:value-type="string" table:style-name="ce2">
            <text:p>ok so với giá tiền</text:p>
          </table:table-cell>
          <table:table-cell table:number-columns-repeated="16383"/>
        </table:table-row>
        <table:table-row table:style-name="ro1">
          <table:table-cell office:value-type="string" table:style-name="ce2">
            <text:p>dùng cũng được</text:p>
          </table:table-cell>
          <table:table-cell table:number-columns-repeated="16383"/>
        </table:table-row>
        <table:table-row table:style-name="ro1">
          <table:table-cell office:value-type="string" table:style-name="ce2">
            <text:p>khá hài lòng</text:p>
          </table:table-cell>
          <table:table-cell table:number-columns-repeated="16383"/>
        </table:table-row>
        <table:table-row table:style-name="ro1">
          <table:table-cell office:value-type="string" table:style-name="ce2">
            <text:p>hài lòng với sp</text:p>
          </table:table-cell>
          <table:table-cell table:number-columns-repeated="16383"/>
        </table:table-row>
        <table:table-row table:style-name="ro1">
          <table:table-cell office:value-type="string" table:style-name="ce2">
            <text:p>Dùng tốt, mỗi lần update tự hiển thị thông báo lên giật giật nên cảm giác bị đểu <text:s/>)</text:p>
          </table:table-cell>
          <table:table-cell table:number-columns-repeated="16383"/>
        </table:table-row>
        <table:table-row table:style-name="ro1">
          <table:table-cell office:value-type="string" table:style-name="ce2">
            <text:p>Sản phẩm tốt không bị lỗi gi , nhất quyết mình se ung hộ nữa</text:p>
          </table:table-cell>
          <table:table-cell table:number-columns-repeated="16383"/>
        </table:table-row>
        <table:table-row table:style-name="ro1">
          <table:table-cell office:value-type="string" table:style-name="ce2">
            <text:p>Người Việt ủng hộ hàng Việt. Mặc dù chưa phải phần mềm diệt virus tốt nhất nhưng dùng cũng ổn, đảm bảo an toàn cá nhân</text:p>
          </table:table-cell>
          <table:table-cell table:number-columns-repeated="16383"/>
        </table:table-row>
        <table:table-row table:style-name="ro1">
          <table:table-cell office:value-type="string" table:style-name="ce2">
            <text:p>Sản phẩm tuyệt vời- giao đúng hẹn - cài vào là máy chạy Ok</text:p>
          </table:table-cell>
          <table:table-cell table:number-columns-repeated="16383"/>
        </table:table-row>
        <table:table-row table:style-name="ro1">
          <table:table-cell office:value-type="string" table:style-name="ce2">
            <text:p>giao hàng nhanh. hài lòng về sản phẩm. đã rất nhiều lần đặt hàng.</text:p>
          </table:table-cell>
          <table:table-cell table:number-columns-repeated="16383"/>
        </table:table-row>
        <table:table-row table:style-name="ro1">
          <table:table-cell office:value-type="string" table:style-name="ce2">
            <text:p>cài và sử dụng tốt, chỉ là laptop còn chạy chậm, mong về sau vẫn tốt.</text:p>
          </table:table-cell>
          <table:table-cell table:number-columns-repeated="16383"/>
        </table:table-row>
        <table:table-row table:style-name="ro1">
          <table:table-cell office:value-type="string" table:style-name="ce2">
            <text:p>Khó tải phần mềm về cài. K biết đó máy hay đó gì nữa</text:p>
          </table:table-cell>
          <table:table-cell table:number-columns-repeated="16383"/>
        </table:table-row>
        <table:table-row table:style-name="ro1">
          <table:table-cell office:value-type="string" table:style-name="ce2">
            <text:p>Sp ok, thông báo nhiều ls để đừng thông báo nữa được khônggg???</text:p>
          </table:table-cell>
          <table:table-cell table:number-columns-repeated="16383"/>
        </table:table-row>
        <table:table-row table:style-name="ro1">
          <table:table-cell office:value-type="string" table:style-name="ce2">
            <text:p>Hài lòng, nếu giảm phí ship chút nữa sẽ hài lòng hơn!</text:p>
          </table:table-cell>
          <table:table-cell table:number-columns-repeated="16383"/>
        </table:table-row>
        <table:table-row table:style-name="ro1">
          <table:table-cell office:value-type="string" table:style-name="ce2">
            <text:p>Sử dụng tốt hàng đúng tiêu chuẩn giao hàng nhanh gọn</text:p>
          </table:table-cell>
          <table:table-cell table:number-columns-repeated="16383"/>
        </table:table-row>
        <table:table-row table:style-name="ro1">
          <table:table-cell office:value-type="string" table:style-name="ce2">
            <text:p>Gói cẩn thận. Chất lượng thìmọi người biết rồi</text:p>
          </table:table-cell>
          <table:table-cell table:number-columns-repeated="16383"/>
        </table:table-row>
        <table:table-row table:style-name="ro1">
          <table:table-cell office:value-type="string" table:style-name="ce2">
            <text:p>Phần Mềm Diệt Virus BKAV Profressional 1 PC 12 Tháng ok goood, phát huy nhé</text:p>
          </table:table-cell>
          <table:table-cell table:number-columns-repeated="16383"/>
        </table:table-row>
        <table:table-row table:style-name="ro1">
          <table:table-cell office:value-type="string" table:style-name="ce2">
            <text:p>Tốt. Tôi đã sử dụng từ lâu nên tin tưởng.</text:p>
          </table:table-cell>
          <table:table-cell table:number-columns-repeated="16383"/>
        </table:table-row>
        <table:table-row table:style-name="ro1">
          <table:table-cell office:value-type="string" table:style-name="ce2">
            <text:p>mình thấy giá như vậy là oke rồi</text:p>
          </table:table-cell>
          <table:table-cell table:number-columns-repeated="16383"/>
        </table:table-row>
        <table:table-row table:style-name="ro1">
          <table:table-cell office:value-type="string" table:style-name="ce2">
            <text:p>Tai nghe được thiết kế khá đẹp, gọn, gia công tốt. Với một số người có vòng đầu hơi lớn thì khi đeo để nghe nhạc sẽ bị phần chụp tai ép lên vành tai khiến đau tai nếu nghe lâu. Phần chụp tai được thiết kế có thể xoay ngang + Tiki tặng thêm 1 túi đựng =&gt; mang theo rất khá là tiện. Về phần âm, mình không phải dân chuyên nhưng cũng cảm nhận bass khá rõ, đặc biệt là nếu thiết bị phát âm (điện thoại, laptop) có hỗ trợ bass boost thì càng thấy "chất". Mặc dù có thể sử dụng để nghe những loại nhạc khác nhưng theo mình thấy thì nghe nhạc có bass thì mới cảm nhận được sự khác biệt đáng kể, đúng như tên của sản phẩm - Extrabass, nghe cứ như rung cả tai lên <text:s/>). Với mức giá tầm 1tr đổ lại thì tai nghe này thực sự là lựa chọn xứng đáng, đặc biệt là với những bạn thích nghe nhạc nhiều âm bass hay những bạn thích tai nghe chụp cá tính và nhỏ gọn để mang theo.</text:p>
          </table:table-cell>
          <table:table-cell table:number-columns-repeated="16383"/>
        </table:table-row>
        <table:table-row table:style-name="ro1">
          <table:table-cell office:value-type="string" table:style-name="ce2">
            <text:p>Không có nút điều chỉnh bass trên headphone, có lẽ phải cài đặt thêm phần mềm nào đó mới chỉnh được. Dù đây là dòng ExtraBass, nhưng mình vẫn ngac nhiên vì lượng bass của nó. Bass nhiều phù hợp với xem phim, chơi game, nghe nhạc thì không hợp lắm, bass đè lên các dải âm khác. Tất nhiên không thể đòi hỏi chất âm cao ở một chiếc headphone 1tr.</text:p>
          </table:table-cell>
          <table:table-cell table:number-columns-repeated="16383"/>
        </table:table-row>
        <table:table-row table:style-name="ro1">
          <table:table-cell office:value-type="string" table:style-name="ce2">
            <text:p>Mình mua lúc khuyến mãi giá 999k. Và như đã đề cập ở trên, mình thấy khoảng âm thanh rất tốt, âm thanh to, rõ, trong, đeo cảm thấy êm tai ít bị đau. Thiết kế cũng khá đẹp. <text:s text:c="2"/>Mình dùng được khoảng 2 tuần, cũng chưa biết sẽ ra sao nhưng nhìn sản phẩm này chắc chắn nên cũng yên tâm. Cá nhân mình nhận thấy đây là một sản phẩm tốt. Nhưng với giá tiền mà bạn bỏ ra thì bạn xứng đáng với nó chứ không có gì gọi là tuyệt vời ngoài sức tưởng tượng đâu. <text:s/>Mình hài lòng với sản phẩm này, Gửi nhận xét cho các bạn yên tâm hơn để chọn nó!</text:p>
          </table:table-cell>
          <table:table-cell table:number-columns-repeated="16383"/>
        </table:table-row>
        <table:table-row table:style-name="ro1">
          <table:table-cell office:value-type="string" table:style-name="ce2">
            <text:p>Cảm nhận đầu tiên khi khui hộp là mẫu màu xanh Camo mình mua màu sắc và chất liệu rất đẹp, cảm giác khi cầm lên rất nhẹ, nhẹ hơn nhiều cảm giác nhìn trong ảnh. <text:s text:c="2"/>Chất âm khá tốt, Bass mạnh và dày, tuy nhiên không quá lố làm người nghe cảm thấy “bội thực”, dải Mid và Treb thì hơi yếu, mới đầu nghe cảm thấy hơi bị “hụt”, tuy nhiên nghe nhiều thì sẽ quen dần và cảm thấy tốt hơn. Vì tai nghe có trọng lượng rất nhẹ nên khi không cảm giác bị nặng ở phần đầu và cổ, tuy nhiên phần đệm hơi nhỏ nên khi đeo lâu sẽ thấy khá nóng. Mình hơi thất vọng về phần bao da đựng tai nghe tặng kèm, vì làm khá là cẩu thả ( không cân đối, đường cắt may rất ẩu, lo go đính cũng bị lệch), nhưng vì đây là hàng tặng kèm nên mình cũng không bận tâm lắm. KẾT LUẬN : Khá tốt trong tầm giá, không quá xuất sắc về chất âm nhưng tuyệt vời về ngoại hình.</text:p>
          </table:table-cell>
          <table:table-cell table:number-columns-repeated="16383"/>
        </table:table-row>
        <table:table-row table:style-name="ro1">
          <table:table-cell office:value-type="string" table:style-name="ce2">
            <text:p>Tai nghe đẹp , tốt và nhẹ nhưng đệm hơi bé nên dùng khoảng 30p sẽ nóng tai . Ngoài ra mình đã mong có túi tiki tặng kèm vì để mang cho tiện vs dễ bảo quản, vs lại đọc com mn đều thấy có nhưng khi mình nhận được thì không thấy đây . Cái này hơi thất vọng . Còn lại tai nghe trong khung giá này mình thấy là ổn rồi .</text:p>
          </table:table-cell>
          <table:table-cell table:number-columns-repeated="16383"/>
        </table:table-row>
        <table:table-row table:style-name="ro1">
          <table:table-cell office:value-type="string" table:style-name="ce2">
            <text:p>hàng vừa giao mở ra bị rách 1 bên nắp hộp, có vẻ như ai đó xé 1 góc để quét mã vạch gì đó, nhưng seal vẫn còn. Lúc mới mua về cắm vào thì hơi thất vọng vì âm bass lấn sân quá nhiều, nghe nhạc pop khá tệ. Nhưng xong khi burn in cỡ 1 ngày thì tuyệt vời luôn, nghe tạp rất ok, edm, pop ballad các kiểu rất ok. Còn về bên ngoài thì khỏi bàn, hàng sony rất chắc chắn, yên tâm. Tóm lại rất đáng giá trong tầm 800k :v</text:p>
          </table:table-cell>
          <table:table-cell table:number-columns-repeated="16383"/>
        </table:table-row>
        <table:table-row table:style-name="ro1">
          <table:table-cell office:value-type="string" table:style-name="ce2">
            <text:p>﻿Tai nghe đẹp, màu đỏ rất ấn tượng. Dây độ dài vừa đủ, không rối. Đệm tai nhẹ và êm, nhưng có thể chụp tai hơi nhỏ với mình nên đeo lâu vẫn hơi đau tai. Âm thanh tốt, volume hơi nhỏ hơn mình tưởng tượng chút nhưng không ảnh hưởng lắm, chỉ phải điều chỉnh volume máy nhạc lên cao hơn cho phù hợp thôi. Tiki giao hàng rất nhanh, đóng gói rất tốt. Cảm ơn Tiki, sẽ lại đặt hàng trong tương lai<text:s text:c="2"/></text:p>
          </table:table-cell>
          <table:table-cell table:number-columns-repeated="16383"/>
        </table:table-row>
        <table:table-row table:style-name="ro1">
          <table:table-cell office:value-type="string" table:style-name="ce2">
            <text:p>về giá so với chất thì rất xứng đáng. vì lấy ra nghe thì thấy bass ấm,mạnh,có lực và kín tiếng(khó nghe được tiếng ồn bên ngoài) tuy nhiên những bài nhạc âm cao nghe cũng khá được. mình đeo hơn nữa tiếng không thấy tình trạng đau tai. rất đáng bỏ tiền ra mua.</text:p>
          </table:table-cell>
          <table:table-cell table:number-columns-repeated="16383"/>
        </table:table-row>
        <table:table-row table:style-name="ro1">
          <table:table-cell office:value-type="string" table:style-name="ce2">
            <text:p>Mình mua con tai nghe này vì thích nghe EDM và đúng như tưởng tượng bass rất mạnh, đôi lúc hơi lấn sang phần hát của ca sĩ nhưng nói chung là ngon, hàng gói rất cẩn thận , giao hàng đúng hẹn và có cho kiểm tra hàng, giấy bảo hành chỉ ghi ngày xuất kho chứ không có thông tin hay mã sản phẩm không biết có thiếu sót không nhưng mình vẫn khá hài lòng</text:p>
          </table:table-cell>
          <table:table-cell table:number-columns-repeated="16383"/>
        </table:table-row>
        <table:table-row table:style-name="ro1">
          <table:table-cell office:value-type="string" table:style-name="ce2">
            <text:p>ok sp chất lượng, shop nhiệt tình.</text:p>
          </table:table-cell>
          <table:table-cell table:number-columns-repeated="16383"/>
        </table:table-row>
        <table:table-row table:style-name="ro1">
          <table:table-cell office:value-type="string" table:style-name="ce2">
            <text:p>Tai nghe được đóng gói cẩn thận, chất âm phù hợp với mức giá. Tai nghe mình mua là màu đen, chất liệu và thiết kế hoàn toàn chinh phục mình. Một lưu ý nhỏ là nếu đeo lâu sẽ bị nóng và có hơi đau vành tai. Mình vẫn chưa nhận được sản phẩm tặng kèm, dù đã mua cách đây khá lâu.</text:p>
          </table:table-cell>
          <table:table-cell table:number-columns-repeated="16383"/>
        </table:table-row>
        <table:table-row table:style-name="ro1">
          <table:table-cell office:value-type="string" table:style-name="ce2">
            <text:p>Tiki giao hàng nhanh và uy tín. Thank you</text:p>
          </table:table-cell>
          <table:table-cell table:number-columns-repeated="16383"/>
        </table:table-row>
        <table:table-row table:style-name="ro1">
          <table:table-cell office:value-type="string" table:style-name="ce2">
            <text:p>bass nghe rõ khi chọn loại nhạc sôi động. Đối với các loại nhạc khác không có gì đặc biệt. Khả năng cách âm tương đối. Vì sản phẩm on-ear nên đeo lâu rất đau tai. Cảm giác thử ở cửa hàng thích hơn là sau khi mua về. không biết tại sao. Các bạn nên cân nhắc kĩ trc khi mua, vì giá của nó cũng khá mắc. Sau khi dùng được 1 tuần mình nghĩ nếu chất lượng như vậy mua so tầm 500k là oke rồi.</text:p>
          </table:table-cell>
          <table:table-cell table:number-columns-repeated="16383"/>
        </table:table-row>
        <table:table-row table:style-name="ro1">
          <table:table-cell office:value-type="string" table:style-name="ce2">
            <text:p>Mình mua tầm 1 năm trước , vào thời điểm đó con này khá hot. Cá nhân mình thấy tai nghe hay , bass chắc nhưng không phù hợp lắm với mấy thể loại nhạc nhẹ nhàng. Mình dùng không nhiều lắm nhưng không hiểu sao phần đệm con này bị bung ra .</text:p>
          </table:table-cell>
          <table:table-cell table:number-columns-repeated="16383"/>
        </table:table-row>
        <table:table-row table:style-name="ro1">
          <table:table-cell office:value-type="string" table:style-name="ce2">
            <text:p>Rất tốt. Phần mêm mình dùng 2 năm rồi máy chạy ngon</text:p>
          </table:table-cell>
          <table:table-cell table:number-columns-repeated="16383"/>
        </table:table-row>
        <table:table-row table:style-name="ro1">
          <table:table-cell office:value-type="string" table:style-name="ce2">
            <text:p>Đóng gói chắc chắn hàng chính hãng</text:p>
          </table:table-cell>
          <table:table-cell table:number-columns-repeated="16383"/>
        </table:table-row>
        <table:table-row table:style-name="ro1">
          <table:table-cell office:value-type="string" table:style-name="ce2">
            <text:p>Chất lượng âm thanh 7.5/10 mình thấy xứng đáng với giá tiền. vì dòng extra bass nên k thích hợp nghe nhạc nhẹ nên bạn nào có ý định mua để nghe nhiều loại nhạc thì k nên mua do âm bass được tăng cường nên nghe sẽ rõ âm hơn mid và treble làm cảm xúc k còn nhẹ nhàng nữa <text:s/>) mặc dù âm mid và treble vẫn ok nha. Còn tiki giao hàng rất ok. Hộp được lót mút xốp để tránh va đập, <text:s/>mình order chưa trễ đơn nào.</text:p>
          </table:table-cell>
          <table:table-cell table:number-columns-repeated="16383"/>
        </table:table-row>
        <table:table-row table:style-name="ro1">
          <table:table-cell office:value-type="string" table:style-name="ce2">
            <text:p>1. Giao hàng khá nhanh. 2. Sản Phẩm khá vừa ý, đóng gói khá đẹp. 3. Đơn hàng lúc mua thì bảo có kèm quà tặng như lúc giao thì không thấy quà đâu, hơi buồn về khoản này. Rất mong Tiki xem lại để giúp trải nghiệm của khách hàng được tốt hơn.</text:p>
          </table:table-cell>
          <table:table-cell table:number-columns-repeated="16383"/>
        </table:table-row>
        <table:table-row table:style-name="ro1">
          <table:table-cell office:value-type="string" table:style-name="ce2">
            <text:p>Lần đầu mua On Ear thấy tốt, phù hợp mức giá. Bass rất tốt, treble rỗ, mid bị lùi hơi đục. Đeo nhẹ, khoảng 3 tiếng mới thấy đau. nóng là điều không tránh khỏi. Tiki bán thêm hộp đựng thì tốt. Mua hộp này bên web khác. Dây chống rối hiệu quả.</text:p>
          </table:table-cell>
          <table:table-cell table:number-columns-repeated="16383"/>
        </table:table-row>
        <table:table-row table:style-name="ro1">
          <table:table-cell office:value-type="string" table:style-name="ce2">
            <text:p>đã mua sản phẩm này nhân dịp sale. được tặng balo &amp; túi đựng tai nghe. tai nghe chất lượng ok mỗi tội không phải tai nghe ôm hoàn toàn tai của người dùng nên nếu đeo tai nghe hơn 1h sẽ có cảm giác nóng ở tai. tuy nhiên ở mức giá như thế cho 1 thương hiệu Sony + chất âm tốt thì có thể chấp nhận được</text:p>
          </table:table-cell>
          <table:table-cell table:number-columns-repeated="16383"/>
        </table:table-row>
        <table:table-row table:style-name="ro1">
          <table:table-cell office:value-type="string" table:style-name="ce2">
            <text:p>Mình đặt mua tai nghe này về nghe EDM. Âm bass chắc, nghe đầm và dễ phiêu. Nghe Ballad thì không hợp thật, nghe đến cả tiếng ca sĩ lấy hơi, <text:s text:c="2"/>Màu đẹp, chắc chắn, vì là headphone nên đeo lâu 1 chút thì nóng nhưng đó là điều hiển nhiên, không bàn cãi. Mình đặt phone từ ngày 12/11 thì phải 5 ngày sau mới nhận được hàng, giao hàng trễ mất 2 ngày dù có gửi thư xin lỗi sẽ giao trong hai ngày kế, okay mình đợi và sau 2 ngày hẹn vẫn không thấy hàng. Đây là lần đầu tiên mình mua hàng bên Tiki mà bị hẹn lần hẹn lữa, mấy lần trước đều đúng hạn, Và mình đặt mua hàng, trong đơn có ghi rõ sẽ được tặng quà( hình như là túi đưng headphone) nhưng mình chỉ nhận được mỗi cái hộp zin của phone không hơn không kém, nếu không có quà tặng thì làm ơn đừng đề lên như vậy, hụt hẫng dễ sợ.</text:p>
          </table:table-cell>
          <table:table-cell table:number-columns-repeated="16383"/>
        </table:table-row>
        <table:table-row table:style-name="ro1">
          <table:table-cell office:value-type="string" table:style-name="ce2">
            <text:p>4* cho cả chất lượng sản phẩm và dịch vụ hỗ trợ của Tiki. ( 5* là quá hoàn hảo rồi, nên tạm để lai :D ). ( Đang chờ cái hóa đơn đỏ từ Tiki do ngày xuất kho trên giấy BH khác với ngày mua) P/S: <text:s/>Điểm trừ với Tiki ở đơn hàng này của mình là mình thấy trên sản phẩm có Logo Quà Tặng, Logo 2H. Nhưng khi đặt hàng ở ngày Flash sale 10/11 thì cả 2 thứ trên mình đều không có. Được giải thích: Không có khuyến mãi nhưng chưa gỡ Logo Quà, hàng đang ở Kho HN nên không chuyển 2H được ( dù mình đặt ở HCM). Mình thất vọng khi nghe như vậy. Nhưng dù gì cũng sẽ ủng hộ vì chất lượng hỗ trợ.</text:p>
          </table:table-cell>
          <table:table-cell table:number-columns-repeated="16383"/>
        </table:table-row>
        <table:table-row table:style-name="ro1">
          <table:table-cell office:value-type="string" table:style-name="ce2">
            <text:p>Bao bì đóng gói rồi vận chuyển, dịch vụ khách hàng của Tiki thì có lẽ mình không còn gì để nói rồi. Mình chưa bao giờ thất vọng luôn <text:s/>) còn về tai nghe thì mình tương đối ưng, tuy nhiên màu thực tế đậm hơn trên ảnh. Âm bass tốt, nghe nhạc dance, edm thì sướng thôi rồi. Ốp tai rất mềm, êm, ôm tai. Vành tai nghe làm bằng kim loại sẽ rất bền nhưng khá cứng (dùng nhiều chắc sẽ giãn ra). Có điều hiện tại m mới mua nên nó ôm chặt vào đầu và tai nên đeo nhiều cảm thấy hơi đau. Tai nghe làm mục đích chính cho người thích nghe bass nhưng nghe nhạc nhẹ hay học tiếng anh cũng khá ổn.</text:p>
          </table:table-cell>
          <table:table-cell table:number-columns-repeated="16383"/>
        </table:table-row>
        <table:table-row table:style-name="ro1">
          <table:table-cell office:value-type="string" table:style-name="ce2">
            <text:p>Chất lượng âm thanh ổn, không bị thoát âm làm ảnh hưởng ng khác..</text:p>
            <text:p>Tuy nhiên tai nghe dùng lâu khá nóng ở thời tiết mùa này và hơi nhức tai..</text:p>
            <text:p>Hơi tiếc vì sau khi mua gần 1 tuần thì tiki có thêm gói khuyến mãi hộp đựng tai nghe. Khi mình mua là chỉ có mỗi tai nghe không.. Hơi bất tiện khi mang đi lại..</text:p>
          </table:table-cell>
          <table:table-cell table:number-columns-repeated="16383"/>
        </table:table-row>
        <table:table-row table:style-name="ro1">
          <table:table-cell office:value-type="string" table:style-name="ce2">
            <text:p>Tôi Tin tưởng giá trị của sp</text:p>
          </table:table-cell>
          <table:table-cell table:number-columns-repeated="16383"/>
        </table:table-row>
        <table:table-row table:style-name="ro1">
          <table:table-cell office:value-type="string" table:style-name="ce2">
            <text:p>Tôi đã dùng nhiều máy.tốt,</text:p>
          </table:table-cell>
          <table:table-cell table:number-columns-repeated="16383"/>
        </table:table-row>
        <table:table-row table:style-name="ro1">
          <table:table-cell office:value-type="string" table:style-name="ce2">
            <text:p>Ngoai viec người giao hàng có thái độ khó chịu. Mọi thứ còn lại rất ok. Hài lòng với sản phẩm. Cần cải thiện khâu giao hàng và thái độ của nhân viên giao hàng</text:p>
          </table:table-cell>
          <table:table-cell table:number-columns-repeated="16383"/>
        </table:table-row>
        <table:table-row table:style-name="ro1">
          <table:table-cell office:value-type="string" table:style-name="ce2">
            <text:p>chất bass của tai nghe rất tuyệt, không bị làm quá và khong có tình trạng chồng lấn Bass qua các dãy âm khác. đáng tiền! Tiki giao hàng chậm mất 1 ngày, có thể do đợt 12.12 nhiều hàng phải giao nên hơi trễ tí. sẽ tiếp tục ủng hộ tiki.</text:p>
          </table:table-cell>
          <table:table-cell table:number-columns-repeated="16383"/>
        </table:table-row>
        <table:table-row table:style-name="ro1">
          <table:table-cell office:value-type="string" table:style-name="ce2">
            <text:p>Giao hàng hơi chậm so với mong đợi nhưng lại đóng gói kĩ càng, chất lượng ok, nghe lâu thì hơi đau tai nhưng bù lại nghe rất đã, bass được boost lên nghe rất phê. Với giá dưới 1tr thì tai nghe này là 1 lựa chọn hết sức hợp lý</text:p>
          </table:table-cell>
          <table:table-cell table:number-columns-repeated="16383"/>
        </table:table-row>
        <table:table-row table:style-name="ro1">
          <table:table-cell office:value-type="string" table:style-name="ce2">
            <text:p>hài lòng về sản phẩm bkav pro</text:p>
          </table:table-cell>
          <table:table-cell table:number-columns-repeated="16383"/>
        </table:table-row>
        <table:table-row table:style-name="ro1">
          <table:table-cell office:value-type="string" table:style-name="ce2">
            <text:p>Tiki giao hàng tốt, nhân viên giao hàng lần này có gọi báo trước - tốt, tai nghe màu đỏ đô đẹp hợp ý mình, đeo lâu hơi đau tai, âm bass với mình thì khá chất nhưng nghe lâu tầm 1h lại thấy mệt. Nói chung là ỔN</text:p>
          </table:table-cell>
          <table:table-cell table:number-columns-repeated="16383"/>
        </table:table-row>
        <table:table-row table:style-name="ro1">
          <table:table-cell office:value-type="string" table:style-name="ce2">
            <text:p>Giao hàng trễ 4 ngày. Còn chiếc tai nghe thì khá ổn, đẹp, chắc chắn, bass nghe rất sướng. <text:s/>Nói chung là hài lòng vs mức giá của nó.</text:p>
          </table:table-cell>
          <table:table-cell table:number-columns-repeated="16383"/>
        </table:table-row>
        <table:table-row table:style-name="ro1">
          <table:table-cell office:value-type="string" table:style-name="ce2">
            <text:p>đóng gói cẩn thận, giao hàng đúng hẹn, thiết kế tinh tế tuy nhiên dây hơi ngắn, nếu nghe edm thì được còn nghe nhạc tình thì chỉ muốn đập cái tai nghe, mới nghe được 2 ngày, chưa biết ra sao sau khi burn in</text:p>
          </table:table-cell>
          <table:table-cell table:number-columns-repeated="16383"/>
        </table:table-row>
        <table:table-row table:style-name="ro1">
          <table:table-cell office:value-type="string" table:style-name="ce2">
            <text:p>Tôi mua hàng trên tiki đã lâu, các sản phẩm tôi mua đều đưa hàng đúng hẹn, phong cách phục vụ tốt, hàng đảm bảo chất lượng, giá cả hợp lý. Tôi tín nhiệm khi mua hàng trên TIKI! Cảm ơn TIKI...</text:p>
          </table:table-cell>
          <table:table-cell table:number-columns-repeated="16383"/>
        </table:table-row>
        <table:table-row table:style-name="ro1">
          <table:table-cell office:value-type="string" table:style-name="ce2">
            <text:p>Bass mạnh, đeo lâu hơi nóng, bị cận cho nên bị ép 2 bên gọng, nên tháo kính khi đeo tai nghe. Chuyển phát cực lâu, đặt hàng từ 23/6, trưa 1/7 mới nhận được hàng.</text:p>
          </table:table-cell>
          <table:table-cell table:number-columns-repeated="16383"/>
        </table:table-row>
        <table:table-row table:style-name="ro1">
          <table:table-cell office:value-type="string" table:style-name="ce2">
            <text:p>Sản phẩm được thiết kế rất đẹp, thời trang chuẩn hàng Sony! Âm bass thì khỏi phải chê cực chuẩn luôn. Nhưng điểm trừ duy nhất là đeo lâu sẽ rất nóng tai và khó chịu.</text:p>
          </table:table-cell>
          <table:table-cell table:number-columns-repeated="16383"/>
        </table:table-row>
        <table:table-row table:style-name="ro1">
          <table:table-cell office:value-type="string" table:style-name="ce2">
            <text:p>Dùng tới bjo thì vẫn ok. Nhẹ. Nhưng đeo lâu thì ù tai. Mic bắt khá tốt. Nghe bằng điện thoại thì âm lượng khá nhỏ nhưng dùng lap thì to hơn</text:p>
          </table:table-cell>
          <table:table-cell table:number-columns-repeated="16383"/>
        </table:table-row>
        <table:table-row table:style-name="ro1">
          <table:table-cell office:value-type="string" table:style-name="ce2">
            <text:p>Sản phẩm tốt</text:p>
          </table:table-cell>
          <table:table-cell table:number-columns-repeated="16383"/>
        </table:table-row>
        <table:table-row table:style-name="ro1">
          <table:table-cell office:value-type="string" table:style-name="ce2">
            <text:p>Mình mua đợt khuyến mãi của tiki đầu tháng 11! Tai nghe thiết kế đẹp, bass nghe chắc, đủ mạnh!! Là fan của sony, lần này mua cái này khá vừa ý <text:s/>) Điểm cộng thêm cho Tiki giao hàng nhanh, đóng gói kỹ!</text:p>
          </table:table-cell>
          <table:table-cell table:number-columns-repeated="16383"/>
        </table:table-row>
        <table:table-row table:style-name="ro1">
          <table:table-cell office:value-type="string" table:style-name="ce2">
            <text:p>Thiết kế đẹp, chất lượng âm thanh tốt, đáng tiền. Tuy nhiên đeo cỡ 1 tiếng hơn thì sẽ có cảm giác đau tai, phải nghỉ ngơi</text:p>
          </table:table-cell>
          <table:table-cell table:number-columns-repeated="16383"/>
        </table:table-row>
        <table:table-row table:style-name="ro1">
          <table:table-cell office:value-type="string" table:style-name="ce2">
            <text:p>Âm thanh nghe trong, ấm nghe về bass rất đã nhưng nghe lâu thì hơi nhức đầu. Giao hàng đúng hẹn <text:s/>Mua đúng đợt sale 969k được tặng balo</text:p>
          </table:table-cell>
          <table:table-cell table:number-columns-repeated="16383"/>
        </table:table-row>
        <table:table-row table:style-name="ro1">
          <table:table-cell office:value-type="string" table:style-name="ce2">
            <text:p>Nghe nhạc bass thì tuyệt, còn nhạc nhẹ thi tệ <text:s/>Nhưng cái tệ nhất là bị đau hai tai sau vài phút sử dụng</text:p>
          </table:table-cell>
          <table:table-cell table:number-columns-repeated="16383"/>
        </table:table-row>
        <table:table-row table:style-name="ro1">
          <table:table-cell office:value-type="string" table:style-name="ce2">
            <text:p>Chỉ phù hợp với những dòng nhạc nhạc EDM, và chỉ dùng để tập trung nghe nhạc, bởi vì đeo lâu để chơi game sẽ rất nóng và mỏi vành tai.</text:p>
          </table:table-cell>
          <table:table-cell table:number-columns-repeated="16383"/>
        </table:table-row>
        <table:table-row table:style-name="ro1">
          <table:table-cell office:value-type="string" table:style-name="ce2">
            <text:p>Mới mua sản phẩm. Chất lượng và âm thanh đều ổn. Chỉ có thắc mắc là phiếu BH của Sony nó không giống với ngày mua bên TiKi nên mai mốt BH không biết theo bên nào</text:p>
          </table:table-cell>
          <table:table-cell table:number-columns-repeated="16383"/>
        </table:table-row>
        <table:table-row table:style-name="ro1">
          <table:table-cell office:value-type="string" table:style-name="ce2">
            <text:p>Sản phẩm đẹp, giao hàng nhanh chóng. Tuy nhiên chất âm chưa thực sự tốt như mong đợi, bass nhiều nhưng yếu âm thanh to vừa phải đeo thời gian đau hơi đau tai.</text:p>
          </table:table-cell>
          <table:table-cell table:number-columns-repeated="16383"/>
        </table:table-row>
        <table:table-row table:style-name="ro1">
          <table:table-cell office:value-type="string" table:style-name="ce2">
            <text:p>Oki hai long gia tot .............................</text:p>
          </table:table-cell>
          <table:table-cell table:number-columns-repeated="16383"/>
        </table:table-row>
        <table:table-row table:style-name="ro1">
          <table:table-cell office:value-type="string" table:style-name="ce2">
            <text:p>Nghe hay, Bass tốt, dây chắc chắn, tiếc là không có nút chỉnh âm lượng. Mua được lúc giảm giá, thanks Tiki</text:p>
          </table:table-cell>
          <table:table-cell table:number-columns-repeated="16383"/>
        </table:table-row>
        <table:table-row table:style-name="ro1">
          <table:table-cell office:value-type="string" table:style-name="ce2">
            <text:p>Hàng còn nguyên box, xài bữa giờ chưa thấy vấn đề gì hết. Tiki giao hàng nhanh hơn dự kiến, nhân viên nhiệt tình.</text:p>
          </table:table-cell>
          <table:table-cell table:number-columns-repeated="16383"/>
        </table:table-row>
        <table:table-row table:style-name="ro1">
          <table:table-cell office:value-type="string" table:style-name="ce2">
            <text:p>Hàng tốt, chính hãng, chất lượng âm thanh ổn. Hai bên chụp tai đung thời gian bị bong ra rất bất tiện.</text:p>
          </table:table-cell>
          <table:table-cell table:number-columns-repeated="16383"/>
        </table:table-row>
        <table:table-row table:style-name="ro1">
          <table:table-cell office:value-type="string" table:style-name="ce2">
            <text:p>Chất lượng âm thanh mức khá , chấp nhận được trong tầm giá nhưng phần chụp tai đeo lâu sẽ bị đau tai không thoải mái lắm<text:s/></text:p>
          </table:table-cell>
          <table:table-cell table:number-columns-repeated="16383"/>
        </table:table-row>
        <table:table-row table:style-name="ro1">
          <table:table-cell office:value-type="string" table:style-name="ce2">
            <text:p>Sản phẩm có chất lượng gia công và âm thanh tương đối ổn. Trong tầm giá 1 triệu đồng, đây là sự lựa chọn tốt nhất.</text:p>
          </table:table-cell>
          <table:table-cell table:number-columns-repeated="16383"/>
        </table:table-row>
        <table:table-row table:style-name="ro1">
          <table:table-cell office:value-type="string" table:style-name="ce2">
            <text:p>Bass nhiều. chất lượng và giá tiền phù họp, nên dùng để nghe Dance hay EDM nghe nhạc trữ tình nên tìm dòng khác</text:p>
          </table:table-cell>
          <table:table-cell table:number-columns-repeated="16383"/>
        </table:table-row>
        <table:table-row table:style-name="ro1">
          <table:table-cell office:value-type="string" table:style-name="ce2">
            <text:p>Tai nghe mình dùng vừa tròn 1 năm. Mình muốn hỏi là có sửa chữa hay bảo hành được không ạ.</text:p>
          </table:table-cell>
          <table:table-cell table:number-columns-repeated="16383"/>
        </table:table-row>
        <table:table-row table:style-name="ro1">
          <table:table-cell office:value-type="string" table:style-name="ce2">
            <text:p>Rất tiếc là không có phím tăng giảm âm lượng. Chất lượng bass khá tốt.</text:p>
          </table:table-cell>
          <table:table-cell table:number-columns-repeated="16383"/>
        </table:table-row>
        <table:table-row table:style-name="ro1">
          <table:table-cell office:value-type="string" table:style-name="ce2">
            <text:p>Nghe EDM khá ổn. Tuy nhiên có vẻ không bền lắm. Dùng được 4 ngày thì mình phải đổi cái mới vì không nghe được 1 bên. Hy vọng mình rơi vào thiểu số.</text:p>
          </table:table-cell>
          <table:table-cell table:number-columns-repeated="16383"/>
        </table:table-row>
        <table:table-row table:style-name="ro1">
          <table:table-cell office:value-type="string" table:style-name="ce2">
            <text:p>Tai nghe rất tốt về chất âm, mình cũng rất ngạc nhiên về khả năng chống ồn của tai nghe. Nhưng đôi khi nghe thì mình thường bị nhức tai và hơi nóng tai.</text:p>
          </table:table-cell>
          <table:table-cell table:number-columns-repeated="16383"/>
        </table:table-row>
        <table:table-row table:style-name="ro1">
          <table:table-cell office:value-type="string" table:style-name="ce2">
            <text:p>Chất lượng sản phẩm được, bass mạnh nhưng còn 2 dải còn lại ở mức trung bình.</text:p>
          </table:table-cell>
          <table:table-cell table:number-columns-repeated="16383"/>
        </table:table-row>
        <table:table-row table:style-name="ro1">
          <table:table-cell office:value-type="string" table:style-name="ce2">
            <text:p>Tiki giao hàng nhanh, tai nghe rất tốt, âm bass nhiều, mà đeo lâu thì hơi bị nóng tai.</text:p>
          </table:table-cell>
          <table:table-cell table:number-columns-repeated="16383"/>
        </table:table-row>
        <table:table-row table:style-name="ro1">
          <table:table-cell office:value-type="string" table:style-name="ce2">
            <text:p>Hàng thật chất lượng tốt như trong website, âm thanh nghe tốt. Nhận hàng nhanh</text:p>
          </table:table-cell>
          <table:table-cell table:number-columns-repeated="16383"/>
        </table:table-row>
        <table:table-row table:style-name="ro1">
          <table:table-cell office:value-type="string" table:style-name="ce2">
            <text:p>Sản phẩm thiết kế đẹp, âm nghe trầm, nhưng giao hàng quá lâu và không có gọi điện xác nhận trước khi quá ngày.</text:p>
          </table:table-cell>
          <table:table-cell table:number-columns-repeated="16383"/>
        </table:table-row>
        <table:table-row table:style-name="ro1">
          <table:table-cell office:value-type="string" table:style-name="ce2">
            <text:p>Mình vừa mới mua xong thì tiki giảm giá, nhưng mà chất lượng sản phẩm thì mình thấy rất ổn, nghe rất đã tai, tiki giao hàng nhanh mình rất hài lòng.</text:p>
          </table:table-cell>
          <table:table-cell table:number-columns-repeated="16383"/>
        </table:table-row>
        <table:table-row table:style-name="ro1">
          <table:table-cell office:value-type="string" table:style-name="ce2">
            <text:p>Hài lòng về giao hàng chả Tiki. Đóng gói gọn gàng, đẹp mắt, sản phẩm đúng như hình, chất lượng tốt vs tầm giá.</text:p>
          </table:table-cell>
          <table:table-cell table:number-columns-repeated="16383"/>
        </table:table-row>
        <table:table-row table:style-name="ro1">
          <table:table-cell office:value-type="string" table:style-name="ce2">
            <text:p>Nghe lâu sẽ có cảm giác nóng tai. Còn chất lượng thì rất tốt</text:p>
          </table:table-cell>
          <table:table-cell table:number-columns-repeated="16383"/>
        </table:table-row>
        <table:table-row table:style-name="ro1">
          <table:table-cell office:value-type="string" table:style-name="ce2">
            <text:p>Chống tiếng ồn tốt, nghe nhạc rất ok, nhưng đeo tầm vài tiếng thì đau tai <text:s/>, nói chung là xứng với giá tiền.</text:p>
          </table:table-cell>
          <table:table-cell table:number-columns-repeated="16383"/>
        </table:table-row>
        <table:table-row table:style-name="ro1">
          <table:table-cell office:value-type="string" table:style-name="ce2">
            <text:p>đã mua 1 năm, nghe ổn trong tầm giá . nghe nhiều dễ bị đau tai</text:p>
          </table:table-cell>
          <table:table-cell table:number-columns-repeated="16383"/>
        </table:table-row>
        <table:table-row table:style-name="ro1">
          <table:table-cell office:value-type="string" table:style-name="ce2">
            <text:p>Sản phẩm tốt. Giao hàng nhanh hơn dự báo trên wep. Nhân viên giao hàng lịch sự lễ phép</text:p>
          </table:table-cell>
          <table:table-cell table:number-columns-repeated="16383"/>
        </table:table-row>
        <table:table-row table:style-name="ro1">
          <table:table-cell office:value-type="string" table:style-name="ce2">
            <text:p>Đeo lâu hơi nóng tai, âm thanh cũng chấp nhận được trong tầm giá</text:p>
          </table:table-cell>
          <table:table-cell table:number-columns-repeated="16383"/>
        </table:table-row>
        <table:table-row table:style-name="ro1">
          <table:table-cell office:value-type="string" table:style-name="ce2">
            <text:p>Chất lượng nghe ổn, nhưng tai nghe hơi ôm sát nên nghe lâu sẽ mỏi tai</text:p>
          </table:table-cell>
          <table:table-cell table:number-columns-repeated="16383"/>
        </table:table-row>
        <table:table-row table:style-name="ro1">
          <table:table-cell office:value-type="string" table:style-name="ce2">
            <text:p>Tôi hài lòng về sản phẩm được nhận được. Thời gian giao hàng đúng theo cam kết</text:p>
          </table:table-cell>
          <table:table-cell table:number-columns-repeated="16383"/>
        </table:table-row>
        <table:table-row table:style-name="ro1">
          <table:table-cell office:value-type="string" table:style-name="ce2">
            <text:p>Sản phẩm tốt trong tầm giá. Giao hàng chậm 2 ngày so với thời gian dự kiếm</text:p>
          </table:table-cell>
          <table:table-cell table:number-columns-repeated="16383"/>
        </table:table-row>
        <table:table-row table:style-name="ro1">
          <table:table-cell office:value-type="string" table:style-name="ce2">
            <text:p>Giao hàng trễ 4 ngày. Hàng đẹp đóng gói khá kĩ bộ phận cskh cực dễ thương</text:p>
          </table:table-cell>
          <table:table-cell table:number-columns-repeated="16383"/>
        </table:table-row>
        <table:table-row table:style-name="ro1">
          <table:table-cell office:value-type="string" table:style-name="ce2">
            <text:p>Tạm được so với các sản phẩm trong tầm khúc</text:p>
          </table:table-cell>
          <table:table-cell table:number-columns-repeated="16383"/>
        </table:table-row>
        <table:table-row table:style-name="ro1">
          <table:table-cell office:value-type="string" table:style-name="ce2">
            <text:p>Sản phẩm y như hình. Deliver nhanh gọn, package rất gọn gàng và kĩ. Nghẹ nhạc EDM hay indie, chill-pop khá tốt. Cách âm ổn.</text:p>
          </table:table-cell>
          <table:table-cell table:number-columns-repeated="16383"/>
        </table:table-row>
        <table:table-row table:style-name="ro1">
          <table:table-cell office:value-type="string" table:style-name="ce2">
            <text:p>Phần đệm mút bong ra sau một thời gian ngắn sử dụng.</text:p>
          </table:table-cell>
          <table:table-cell table:number-columns-repeated="16383"/>
        </table:table-row>
        <table:table-row table:style-name="ro1">
          <table:table-cell office:value-type="string" table:style-name="ce2">
            <text:p>Sản phẩm đẹp hơn mong đợi, <text:s/>chất lượng tốt,Tiki giao hàng nhanh. Không thấy túi tặng kèm</text:p>
          </table:table-cell>
          <table:table-cell table:number-columns-repeated="16383"/>
        </table:table-row>
        <table:table-row table:style-name="ro1">
          <table:table-cell office:value-type="string" table:style-name="ce2">
            <text:p>tai nghe hay, tốt nhưng giao hàng chậm .............</text:p>
          </table:table-cell>
          <table:table-cell table:number-columns-repeated="16383"/>
        </table:table-row>
        <table:table-row table:style-name="ro1">
          <table:table-cell office:value-type="string" table:style-name="ce2">
            <text:p>Chất lượng âm thanh tốt nhưng dây ngắn quá. Mà làm gì có mic đâu nhỉ?</text:p>
          </table:table-cell>
          <table:table-cell table:number-columns-repeated="16383"/>
        </table:table-row>
        <table:table-row table:style-name="ro1">
          <table:table-cell office:value-type="string" table:style-name="ce2">
            <text:p>cũng được nhưng phần chụp tai hơi nhỏ,cách âm tốt,giao hàng hơi chậm</text:p>
          </table:table-cell>
          <table:table-cell table:number-columns-repeated="16383"/>
        </table:table-row>
        <table:table-row table:style-name="ro1">
          <table:table-cell office:value-type="string" table:style-name="ce2">
            <text:p>Bass hơn nhỏ nhưng về âm thanh thì rất tốt. sản phẩm tốt cho những người mới mua tai nghe lần đầu.</text:p>
          </table:table-cell>
          <table:table-cell table:number-columns-repeated="16383"/>
        </table:table-row>
        <table:table-row table:style-name="ro1">
          <table:table-cell office:value-type="string" table:style-name="ce2">
            <text:p>tốt. chất lượng. đúng sản phẩm</text:p>
          </table:table-cell>
          <table:table-cell table:number-columns-repeated="16383"/>
        </table:table-row>
        <table:table-row table:style-name="ro1">
          <table:table-cell office:value-type="string" table:style-name="ce2">
            <text:p>Moi mua xong, tiki them khuyen mai. Them tui gipsy. Trong khi moi mua xong khong co. That Vo Ly.<text:s/></text:p>
          </table:table-cell>
          <table:table-cell table:number-columns-repeated="16383"/>
        </table:table-row>
        <table:table-row table:style-name="ro1">
          <table:table-cell office:value-type="string" table:style-name="ce2">
            <text:p>Sản phẩm chính hãng, nghe hay trong tầm giá!</text:p>
          </table:table-cell>
          <table:table-cell table:number-columns-repeated="16383"/>
        </table:table-row>
        <table:table-row table:style-name="ro1">
          <table:table-cell office:value-type="string" table:style-name="ce2">
            <text:p>Một sản phẩm tiện dụng, chất lượng, đáp ứng nhu cầu giải trí. khá hài lòng với sản phẩm này</text:p>
          </table:table-cell>
          <table:table-cell table:number-columns-repeated="16383"/>
        </table:table-row>
        <table:table-row table:style-name="ro1">
          <table:table-cell office:value-type="string" table:style-name="ce2">
            <text:p>Tai nghe ổn, nhưng đeo thời gian dài khoảng 1 tiếng rất đau tai</text:p>
          </table:table-cell>
          <table:table-cell table:number-columns-repeated="16383"/>
        </table:table-row>
        <table:table-row table:style-name="ro1">
          <table:table-cell office:value-type="string" table:style-name="ce2">
            <text:p>mới nhận hàng, nghe bass good. deo 1 hồi thì hơi ù tai...</text:p>
          </table:table-cell>
          <table:table-cell table:number-columns-repeated="16383"/>
        </table:table-row>
        <table:table-row table:style-name="ro1">
          <table:table-cell office:value-type="string" table:style-name="ce2">
            <text:p>Tai phone sony nghe thì êm rồi</text:p>
          </table:table-cell>
          <table:table-cell table:number-columns-repeated="16383"/>
        </table:table-row>
        <table:table-row table:style-name="ro1">
          <table:table-cell office:value-type="string" table:style-name="ce2">
            <text:p>Khá okie, beat tốt, âm thanh hay</text:p>
          </table:table-cell>
          <table:table-cell table:number-columns-repeated="16383"/>
        </table:table-row>
        <table:table-row table:style-name="ro1">
          <table:table-cell office:value-type="string" table:style-name="ce2">
            <text:p>sản phẩm này bass hơi nhiều</text:p>
          </table:table-cell>
          <table:table-cell table:number-columns-repeated="16383"/>
        </table:table-row>
        <table:table-row table:style-name="ro1">
          <table:table-cell office:value-type="string" table:style-name="ce2">
            <text:p>Về tiki: Giao hàng trễ 1 ngày, nhưng không sao. Về sản phẩm: mức 7.5/10 :D</text:p>
          </table:table-cell>
          <table:table-cell table:number-columns-repeated="16383"/>
        </table:table-row>
        <table:table-row table:style-name="ro1">
          <table:table-cell office:value-type="string" table:style-name="ce2">
            <text:p>Âm thanh nghe được. Nghe lâu sẽ bị đau tai do không phải loại overear</text:p>
          </table:table-cell>
          <table:table-cell table:number-columns-repeated="16383"/>
        </table:table-row>
        <table:table-row table:style-name="ro1">
          <table:table-cell office:value-type="string" table:style-name="ce2">
            <text:p>Chất lượng âm thanh ổn. Tai nghe hơi bó vào tai, gây đau tai khi nghe lâu.</text:p>
          </table:table-cell>
          <table:table-cell table:number-columns-repeated="16383"/>
        </table:table-row>
        <table:table-row table:style-name="ro1">
          <table:table-cell office:value-type="string" table:style-name="ce2">
            <text:p>Tai nghe hay trong tầm giá, bass nhiều nên hợp với dòng nhạc EDM</text:p>
          </table:table-cell>
          <table:table-cell table:number-columns-repeated="16383"/>
        </table:table-row>
        <table:table-row table:style-name="ro1">
          <table:table-cell office:value-type="string" table:style-name="ce2">
            <text:p>có vẻ ổn,nghe cũng khá là ngon lành,hy vọng sẽ giữ được lâu.</text:p>
          </table:table-cell>
          <table:table-cell table:number-columns-repeated="16383"/>
        </table:table-row>
        <table:table-row table:style-name="ro1">
          <table:table-cell office:value-type="string" table:style-name="ce2">
            <text:p>nghe đk 5 lần sau 7 ngày mua khá OK quà tặng kèm đẹp nói chung là tốt</text:p>
          </table:table-cell>
          <table:table-cell table:number-columns-repeated="16383"/>
        </table:table-row>
        <table:table-row table:style-name="ro1">
          <table:table-cell office:value-type="string" table:style-name="ce2">
            <text:p>bass nhiều lớp, chân thực nhưng dải tần cao nghe vẫn còn giả</text:p>
          </table:table-cell>
          <table:table-cell table:number-columns-repeated="16383"/>
        </table:table-row>
        <table:table-row table:style-name="ro1">
          <table:table-cell office:value-type="string" table:style-name="ce2">
            <text:p>chỉ có mỗi tai nghe không được tặng kèm gì, hơi buồn<text:s text:c="2"/></text:p>
          </table:table-cell>
          <table:table-cell table:number-columns-repeated="16383"/>
        </table:table-row>
        <table:table-row table:style-name="ro1">
          <table:table-cell office:value-type="string" table:style-name="ce2">
            <text:p>Sản phẩm còn mới nguyên, fullbox . Mình rất an tâm!</text:p>
          </table:table-cell>
          <table:table-cell table:number-columns-repeated="16383"/>
        </table:table-row>
        <table:table-row table:style-name="ro1">
          <table:table-cell office:value-type="string" table:style-name="ce2">
            <text:p>Tôi khá hài lòng về sản phẩm. Bass tốt, nghe rõ.<text:s text:c="2"/></text:p>
          </table:table-cell>
          <table:table-cell table:number-columns-repeated="16383"/>
        </table:table-row>
        <table:table-row table:style-name="ro1">
          <table:table-cell office:value-type="string" table:style-name="ce2">
            <text:p>Cảm giác khi đeo tai nghe vào 1 thời gian tầm 1 tiếng rưỡi đến 2 tiếng là bị đau tai... Còn lại âm thanh nghe rất tốt!</text:p>
          </table:table-cell>
          <table:table-cell table:number-columns-repeated="16383"/>
        </table:table-row>
        <table:table-row table:style-name="ro1">
          <table:table-cell office:value-type="string" table:style-name="ce2">
            <text:p>con này tôi dùng được gần 2 năm rồi mà quên viết đánh giá (tháng 10 năm 2018):v nên giờ để tôi viết bài review đánh chi tiết sau 2 năm sử dụng cho ae luôn ) về thiết lập thì mình thấy nó cũng khá dễ, không cần cấu hình wifi hay cái gì cao siêu, sóng ban đầu cho ra khoẻ, chất lượng tốt nma sau hơn 1 năm dùng phá vkl thì tôi khuyên thật người ae khi nào cần dùng thì cắm thôi chứ k nên cắm nó qua đêm tã nhanh lắm, tôi cắm như thế giờ hiệu năng giảm còn led cũng hỏng mất rồi bởi vì đồ điện tử bao giờ cũng sợ nhiệt độ và độ ẩm,khi nào thấy nó nóng quá thì ae nên cho nó ra trước quạt để gió luồn qua thân ý ạ mát lên nhanh lắm, khoảng 2p cắm vào dùng bình thường mạng cũng được cải thiện, nhưng còn tùy sóng gốc nữa, người ae mà ở xa rounter gốc mà chỉ được 1 đến 2 cột thì đừng có dại mua kích wifi nhé bởi vì thu sóng kém thì sóng phát ra k cải thiện nhiều được đâu ạ</text:p>
          </table:table-cell>
          <table:table-cell table:number-columns-repeated="16383"/>
        </table:table-row>
        <table:table-row table:style-name="ro1">
          <table:table-cell office:value-type="string" table:style-name="ce2">
            <text:p>Có thể do khoảng cách đến Modem chính hơi xa nên tốc độ kết nối mạng khá chậm so với quảng cáo. Thêm 1 điểm nữa là tính năng kết nối WPS không hoạt động khi tôi thử cài đặt lần đầu tiên, mà phải dùng qua điện thoại, đôi khi kết nối internet bị rớt trong quá trình dùng. Tuy nhiên tôi vẫn đánh giá cao sản phẩm do tính năng kết nối dễ dàng, và khi rớt mạng chỉ cần tháo ra khỏi ổ điện và cắm lại là lại dùng được bình thường.</text:p>
          </table:table-cell>
          <table:table-cell table:number-columns-repeated="16383"/>
        </table:table-row>
        <table:table-row table:style-name="ro1">
          <table:table-cell office:value-type="string" table:style-name="ce2">
            <text:p>cảm nhận sau 1 tháng sử dụng 1. tốc độ ổn định nhưng yếu hơn so với router gốc 2. những người thích chơi game online như lol,cf,... thì nên mua nếu router gốc là của nhà mình mạnh. Chứ phòng trọ khách sạn hay quán cafe thì đủ để bạn lướt quét xem phim thôi. 3. thiết bị tự ngắt buộc phải rút ra rồi cắm vào mới xài được 4. kết nối được mạng trong thời gian thiết bị bắt đầu cắm vào ổ điện. Sau khoảng tg <text:s/>30 phút là thiết bị điện thoại laptop khác k kết nội được buộc rut ra cắm vô lại mới kết nối được. nói chung sản phẩm tầm giá <text:s/>ok .</text:p>
          </table:table-cell>
          <table:table-cell table:number-columns-repeated="16383"/>
        </table:table-row>
        <table:table-row table:style-name="ro1">
          <table:table-cell office:value-type="string" table:style-name="ce2">
            <text:p>Mình vừa mua sản phẩm về, gần 1 ngày, dùng vẫn ổn. Về phần kết nối do mình không rành lắm nên phần cài đặt hơi khó khăn, khi cài đặt xong phải chờ 1 lúc mới sử dụng được. Nhưng nói chung vẫn ổn và rất tốt, còn về lâu dài thì phải chờ để kiểm tra. Cảm ơn Tiki rất nhiều.</text:p>
          </table:table-cell>
          <table:table-cell table:number-columns-repeated="16383"/>
        </table:table-row>
        <table:table-row table:style-name="ro1">
          <table:table-cell office:value-type="string" table:style-name="ce2">
            <text:p>modem để phòng mình ở tầng 3 khu trọ còn phòng chị mình ở tầng 2, mình mở trang quản trị thì thấy repeater nhận được 2 vạch nhưng tín hiệu nhận đôi khi bị mất, có lẽ nhà sản xuất cần cải thiện khả năng bắt sóng hơn, ngoài ra không có gì đáng chê ở sp này cả</text:p>
          </table:table-cell>
          <table:table-cell table:number-columns-repeated="16383"/>
        </table:table-row>
        <table:table-row table:style-name="ro1">
          <table:table-cell office:value-type="string" table:style-name="ce2">
            <text:p>sản phẩm đóng gói tốt, qui chuẩn, tuy nhiên không nói rõ là hàng do digiword phân phối hay hàng hãng phân phối, thế nên mới có chuyện trên sản phẩm dính đến 2 cái giấy dán thông tin sản phẩm. phát wifi sóng khỏe, dễ thao tác khi sử dụng ( khuyến cáo không nên thao tác theo sách hướng dẫn kèm theo, lên mạng search dễ làm hơn nhiều ) p/s : 5 sao cho tiki vì tính chuyên nghiệp khi giao hàng. Cùng sản phẩm thế này, giao hàng tiêu chuẩn trước có đặt qua sendo mất 1 tuần 2 ngày mà không có hàng, tiki giao trước 1 ngày giao hàng dự kiến</text:p>
          </table:table-cell>
          <table:table-cell table:number-columns-repeated="16383"/>
        </table:table-row>
        <table:table-row table:style-name="ro1">
          <table:table-cell office:value-type="string" table:style-name="ce2">
            <text:p>Giá cao hơn so với shopee (tầm 10k) nhưng mình vẫn thích mua ở tiki hơn do chế độ bảo hành và đổi trả. Đóng gói cẩn thận, có sách hướng dẫn cài đặt nhanh, cổng mạng ra khá hợp lý, biết thế thì không sắm cái card wifi cho máy bàn cho rồi <text:s/>)</text:p>
          </table:table-cell>
          <table:table-cell table:number-columns-repeated="16383"/>
        </table:table-row>
        <table:table-row table:style-name="ro1">
          <table:table-cell office:value-type="string" table:style-name="ce2">
            <text:p>Bộ kích sóng ưifi này dễ dàng cài đặt, chỉ cần cắm vào ổ điện, không cần kết nối thêm dây, bấm nút wps ở moden tổng và bộ kích là dùng được. Tuy nhiên, sóng wofi ở tầng 2 nơi cắm bộ moden nguồn bị yếu đi rõ rệ. Xin hỏi nhà cung cấp xử lý ntn?</text:p>
          </table:table-cell>
          <table:table-cell table:number-columns-repeated="16383"/>
        </table:table-row>
        <table:table-row table:style-name="ro1">
          <table:table-cell office:value-type="string" table:style-name="ce2">
            <text:p>mình thấy đóng gói không cẩn thận như 2 thiết bị mua lần trước. trên hộp không có tem... không hiểu do lô hàng hay tn. lần trước mua có cả trên trên hộp</text:p>
          </table:table-cell>
          <table:table-cell table:number-columns-repeated="16383"/>
        </table:table-row>
        <table:table-row table:style-name="ro1">
          <table:table-cell office:value-type="string" table:style-name="ce2">
            <text:p>Mình mới đặt hồi trưa, đầu giờ chiều nay đã nhận được hàng rồi, tiki giao hàng và đóng gói rất chuyên nghiệp, nhân viên nói chuyện lịch sự, hoà nhã, thấy trên mạng mọi người phản hồi về sp này tốt nên mình đặt hàng, bước đầu tiên là rất dễ dàng cài đặt vì trong hộp sp có một tờ giấy hướng dẫn chi tiết từng bước, đây là thiết bị số thứ 3 mà mình mua trên tiki, 2 thiết bị trước dùng rất oke, mog là sp này cũng vậy, cảm ơn tiki, chúc tiki ngày càng phát triển ^^</text:p>
          </table:table-cell>
          <table:table-cell table:number-columns-repeated="16383"/>
        </table:table-row>
        <table:table-row table:style-name="ro1">
          <table:table-cell office:value-type="string" table:style-name="ce2">
            <text:p>Trước đây mình dùng kích sóng totolink đời cũ, chỉ cần cắm vào là dùng được. Cái này phải cài đặt cho nó chọn mạng wifi để kích sóng. Dùng IOS không vào được giao diện, phải dùng điện thoại android, loay hoay 1 lúc mới Ok</text:p>
          </table:table-cell>
          <table:table-cell table:number-columns-repeated="16383"/>
        </table:table-row>
        <table:table-row table:style-name="ro1">
          <table:table-cell office:value-type="string" table:style-name="ce2">
            <text:p>Sản phẩm kích sóng khá ổn. Tuy nhiên trên một số trang review là mức độ kích sóng lên gần như tương tương với cục router phát sóng. Tuy nhiên mình dùng Router Totolink 600, tại tầng 3 lắp router đo được download 30 - 34 mbs, thì tại tầng 4 mình lắp em EX200 này thì kích lên được từ 8mbs - 19 mbs.</text:p>
          </table:table-cell>
          <table:table-cell table:number-columns-repeated="16383"/>
        </table:table-row>
        <table:table-row table:style-name="ro1">
          <table:table-cell office:value-type="string" table:style-name="ce2">
            <text:p>Mình đã sử dụng được 2 tháng và thấy chất lượng rất tốt, có thể kích sóng wifi thêm được 2 tầng lầu nữa mà tốc độ không bị ảnh hưởng. Cài đặt lúc đầu có thể hơi rắc rối nhưng sau đó thì chỉ cần cắm vào ổ điện và xài thôi.</text:p>
          </table:table-cell>
          <table:table-cell table:number-columns-repeated="16383"/>
        </table:table-row>
        <table:table-row table:style-name="ro1">
          <table:table-cell office:value-type="string" table:style-name="ce2">
            <text:p>Sản phẩm dùng khá ổn với các tính năng: - cài đặt đơn giản, dễ dàng - phù hợp với nhiều địa hình, thích hợp cho nhà nào dùng wifi, văn phòng. - phát sóng repeater ổn định, không bị trễ nhiều - sau 1 thời gian phải reset lại, nặng quá phải thiết lập lại. Kết luận: Ổn định trong giá thành. Hiệu quả.</text:p>
          </table:table-cell>
          <table:table-cell table:number-columns-repeated="16383"/>
        </table:table-row>
        <table:table-row table:style-name="ro1">
          <table:table-cell office:value-type="string" table:style-name="ce2">
            <text:p>Sản phẩm bắt sóng tốt. Cấu hình đơn giản. <text:s/>Tuy nhiên, cần cập nhật mới firmware cho sản phẩm vì lúc mua về sản phẩm mang lại trải nghiệm không thật sự tốt - bắt sóng kém, đèn luôn báo màu vàng. Sau khi cập nhật firware từ trang chủ của Totolink VN thì chất lượng đã cải thiện đáng kể. Bắt sóng khoẻ hơn và băng thông không bị suy so với tín hiệu nguồn.</text:p>
          </table:table-cell>
          <table:table-cell table:number-columns-repeated="16383"/>
        </table:table-row>
        <table:table-row table:style-name="ro1">
          <table:table-cell office:value-type="string" table:style-name="ce2">
            <text:p>Cài đặt dễ dàng, hoạt động ổn định thời gian đâu. Thi thoảng network bị đứt (mất ping 192.168.x.x) nếu cắm dây vào cục, sau chuyển qua bắt wifi thì lại bình thường. Vẫn vote 4/5 vì thấy hoạt động như vậy là được.</text:p>
          </table:table-cell>
          <table:table-cell table:number-columns-repeated="16383"/>
        </table:table-row>
        <table:table-row table:style-name="ro1">
          <table:table-cell office:value-type="string" table:style-name="ce2">
            <text:p>Trước hết là phần giao hàng, đóng gói thì Tiki làm rất tốt cho 5 sao.</text:p>
            <text:p>Còn về phần sản phẩm thì nhược điểm thì phải đặt ở khu vực có sóng mạnh 1 tí.</text:p>
            <text:p>Ví dụ: bình thường kv C không thể sử dụng được mạng wifi. Nếu đặt bộ mở rộng ở kv có sóng khoảng 3 vạch thì kv C có thể sử dụng được còn đặt ở kv có 2 vạch sóng thì có thể kv C không thể sử dụng được.</text:p>
            <text:p>Cách giải quyết: đặt bộ mở rộng ở gần cục modem wifi (khoảng 5-10m) là ok.</text:p>
            <text:p>Do có nhược điểm vậy nên mình cho 4 sao, dù sao dùng cũng rất tốt, giá cũng ổn.</text:p>
          </table:table-cell>
          <table:table-cell table:number-columns-repeated="16383"/>
        </table:table-row>
        <table:table-row table:style-name="ro1">
          <table:table-cell office:value-type="string" table:style-name="ce2">
            <text:p>1- Về khả năng bắt sóng rất tốt, mình ở tâng 2 cục model ở tầng 1, lúc trước bắt chập chờn có 1-2 vạch rớt mạng liên lục thì nay đã không còn.</text:p>
            <text:p>(Chỉ chọn cứng được 1 mạng? Khi thây đổi thì phải reset?)</text:p>
            <text:p>2- Cắm cã ngày không thấy nóng, dùng rất tốt</text:p>
            <text:p>3- Mình sử dụng ổ cắm tưởng 2 chổ cắm, cắm ở dưới thì ở trênh vẩn đủ cắm sạc laptop đầu to.</text:p>
          </table:table-cell>
          <table:table-cell table:number-columns-repeated="16383"/>
        </table:table-row>
        <table:table-row table:style-name="ro1">
          <table:table-cell office:value-type="string" table:style-name="ce2">
            <text:p>Cài đặt qua smartphone khá dễ, tuy nhiên đôi lúc kết nối bị mất thời gian để bộ mở sóng tạo lại connection với modem chính nếu chưa có thiết bị nào kết nối vào. Tốc độ kết nối mạng cũng tạm được, cao nhất bằng khoảng 2/3 tốc độ tối đa từ nguồn modem</text:p>
          </table:table-cell>
          <table:table-cell table:number-columns-repeated="16383"/>
        </table:table-row>
        <table:table-row table:style-name="ro1">
          <table:table-cell office:value-type="string" table:style-name="ce2">
            <text:p>Giao hàng nhanh. Đóng gói chắc chắn. Mua đươc 1 năm sản phẩm dùng vẫn tốt song có điêù nên không nên để chế độ phát repeater nhiều khi ngồi ở vị trí giữa 2 thiết bị phát mạng sẽ bị lỗi k vào được mạng</text:p>
          </table:table-cell>
          <table:table-cell table:number-columns-repeated="16383"/>
        </table:table-row>
        <table:table-row table:style-name="ro1">
          <table:table-cell office:value-type="string" table:style-name="ce2">
            <text:p>Cài đặt dễ dàng, tuy là nội dung quyển hướng dẫn không khớp lắm, chắc do model cũ - mới, mở rộng sóng ok. Khi hoạt động sờ nóng ấm. Còn lăn tăn dùng 24/24 không biết có sao không</text:p>
          </table:table-cell>
          <table:table-cell table:number-columns-repeated="16383"/>
        </table:table-row>
        <table:table-row table:style-name="ro1">
          <table:table-cell office:value-type="string" table:style-name="ce2">
            <text:p>Giá thành rẻ, mẫu mã đẹp. Chất lượng xài rất ok. Mình mua về để tăng độ mạnh wifi ở phòng trọ, xài đã hơn 2 tuần vẫn không có lỗi gì. Cài đặt dễ dàng có hướng dẫn chi tiết. Sóng wifi khá ổn định, tốc độ không chậm hơn bao nhiêu. Chỉ có nhược điểm là chiếm diện tích ổ cắm thôi ngoài ra khá tốt. Mình đã mua thêm 1 cái để tăng sóng wifi ở nhà.</text:p>
          </table:table-cell>
          <table:table-cell table:number-columns-repeated="16383"/>
        </table:table-row>
        <table:table-row table:style-name="ro1">
          <table:table-cell office:value-type="string" table:style-name="ce2">
            <text:p>Xài hơi nóng dù chỉ có hơn 10ph, 2 ăng ten xoay được 180 độ Lần cài đặt đầu tiên hơi phiền phức và khó vì bị lỗi 1 đến 2 lần mới hết. Cài đặt thành công đèn xanh sáng, rồi phải tắt wifi trên điện thoại rồi kết nối laị mới xài ok</text:p>
          </table:table-cell>
          <table:table-cell table:number-columns-repeated="16383"/>
        </table:table-row>
        <table:table-row table:style-name="ro1">
          <table:table-cell office:value-type="string" table:style-name="ce2">
            <text:p>Tiki lúc nào cũng đóng gói cẩn thận, giao hàng nhanh, hàng chính hãng không phải bàn. Tuy nhiên sản phẩm không được như mong đợi, thi thoảng không kết nối được internet phải khởi động lại, đường truyền bị giảm nhiều</text:p>
          </table:table-cell>
          <table:table-cell table:number-columns-repeated="16383"/>
        </table:table-row>
        <table:table-row table:style-name="ro1">
          <table:table-cell office:value-type="string" table:style-name="ce2">
            <text:p>thiết kế cắm vào ổ cắm tường có 2 chỗ thì chỗ còn lại không cắm được. nếu cắm vào ổ cắm kéo dài thì 2 ổ 2 bên cũng không dùng được vì vướng ăng ten. Nói chung là nên dự kiến chỗ cắm trước khi mua</text:p>
          </table:table-cell>
          <table:table-cell table:number-columns-repeated="16383"/>
        </table:table-row>
        <table:table-row table:style-name="ro1">
          <table:table-cell office:value-type="string" table:style-name="ce2">
            <text:p>Đã mua và gắn ở trên lầu 1, hồi trước khi đứng trước cửa nhà, lầu sân thượng và phòng ăn là wifi tịt, h thì không hẳn là full vạch những wifi ổn định, sài tới bây h không có hiện tượng mất song, coi youtube hay phimmoi đều rất muot mà.=)</text:p>
          </table:table-cell>
          <table:table-cell table:number-columns-repeated="16383"/>
        </table:table-row>
        <table:table-row table:style-name="ro1">
          <table:table-cell office:value-type="string" table:style-name="ce2">
            <text:p>Tôi vừa mua sản phẩm này và có một số nhận xét về bộ mở rống sóng wifi EX200 của Totolink này như sau: - Bộ mở rộng sóng wifi EX200 này của Totolink làm việc rất tốt, khả năng thu và phát sóng rộng nhờ có 2 anten rời. - Cách cài đặt cũng rất đơn giản, chỉ cần đã đọc hướng sử dụng kèm theo thì ai cũng có thể làm được. - Sản phẩm có giá rất tốt so với những gì nó đem lại. - Tiki đóng gói rất cẩn thận và giao hàng rất nhanh so với dự kiến khi đặt hàng. <text:s/>Bộ sản phẩm thứ nhất tôi mua đã đem gắn cho nhà người bạn, hiện đã đặt thêm một bộ nữa và đang chờ giao hàng. Cám ơn Tiki và sẽ tiếp tục ủng hộ Tiki khi có nhu cầu mua sắm.</text:p>
          </table:table-cell>
          <table:table-cell table:number-columns-repeated="16383"/>
        </table:table-row>
        <table:table-row table:style-name="ro1">
          <table:table-cell office:value-type="string" table:style-name="ce2">
            <text:p>còn về dung sau này không biết có lỗi phát sinh thêm không, cũng tìm hiểu thấy bảo sử dụng lâu thì có nhiều lỗi nên cũng không yên tâm lắm nhưng so với giá mới ra hơn 400k giờ chỉ 200k thì được</text:p>
          </table:table-cell>
          <table:table-cell table:number-columns-repeated="16383"/>
        </table:table-row>
        <table:table-row table:style-name="ro1">
          <table:table-cell office:value-type="string" table:style-name="ce2">
            <text:p>mình nhận hàng trưa nay giao hàng nhanh đóng gói rỉ..có điều hàng bị bóc siêu trước hay sao ấy không có tem hợp hay siêu cả.. hàng kích sóng sa dùng tạm được không biết dùng lâu có bền không. nếu tốt sẽ mua tiếp hehe</text:p>
          </table:table-cell>
          <table:table-cell table:number-columns-repeated="16383"/>
        </table:table-row>
        <table:table-row table:style-name="ro1">
          <table:table-cell office:value-type="string" table:style-name="ce2">
            <text:p>Thiết bị dùng mới đầu thấy hơi nóng tốc độ ổn định do mới dùng. Dễ cài đặt. Thời gian dùng ít nên chưa đánh giá hết công suất được. Sẽ mua để lắp thêm nếu thiết bị dùng tốt</text:p>
          </table:table-cell>
          <table:table-cell table:number-columns-repeated="16383"/>
        </table:table-row>
        <table:table-row table:style-name="ro1">
          <table:table-cell office:value-type="string" table:style-name="ce2">
            <text:p>sau một thời gian <text:s/>ngắn, thì dễ bị mất kết nối, số lượng các thiết bị cực ít, và chỉ nên dùng 2 thiết bị để ổn đình, cũng hay rớt mạng nữa, sau khi không dùng, thì nó bình thường trở lại</text:p>
          </table:table-cell>
          <table:table-cell table:number-columns-repeated="16383"/>
        </table:table-row>
        <table:table-row table:style-name="ro1">
          <table:table-cell office:value-type="string" table:style-name="ce2">
            <text:p>Tính cho đến hiện tại thì xài ok. Em nó chia mạng khá tốt. Nhưng đôi khi hay ngắt giữa chừng. Có thể do mình cắm em nó 24/24. Nhưng nói cung là khá tốt trong tầm giá.</text:p>
            <text:p>Nói đi cũng phải nói lại. Nếu ae mua thêm cục Moderm tốt tốt xíu thì chắc em này ngon</text:p>
          </table:table-cell>
          <table:table-cell table:number-columns-repeated="16383"/>
        </table:table-row>
        <table:table-row table:style-name="ro1">
          <table:table-cell office:value-type="string" table:style-name="ce2">
            <text:p>Chưa có nhu cầu sử dụng nên chưa đánh giá được. Thấy nhiều người đánh giá có vẻ sản phẩm này không hữu ích cho lắm. Mọi người tìm hiểu kỹ khi mua kẻo mua nhầm</text:p>
          </table:table-cell>
          <table:table-cell table:number-columns-repeated="16383"/>
        </table:table-row>
        <table:table-row table:style-name="ro1">
          <table:table-cell office:value-type="string" table:style-name="ce2">
            <text:p>Tiki giao hàng nhanh. Đóng gói cẩn thận. <text:s/>Vỏ hộp đựng chuột nguyên seal. Form chuột cầm tạm ổn, dùng lâu có cảm giác hơi mỏi. <text:s/>phím chuột phải trái nhạy &amp; bấm nhẹ. Con lăn cảm giác không được trơn, khi quay có tiếng rèn rẹt. <text:s/>Khi mình mua giá 65k. Với mức giá này mình nghĩ không thể yêu cầu giá cao. Sp hợp với giá tiền.</text:p>
          </table:table-cell>
          <table:table-cell table:number-columns-repeated="16383"/>
        </table:table-row>
        <table:table-row table:style-name="ro1">
          <table:table-cell office:value-type="string" table:style-name="ce2">
            <text:p>Tạm thời chưa nhận xét chất lượng tốt k, mình cũng mới mua chuột có dây dùng mới được thời gian ngắn đã chập chờn, yêu cầu tiki mấy lần mà không thấy 1 phản hồi, công việc thì cần nên phải mua cái mới này. Tiếng kêu chuột cũng nhẹ hơn cái cũ, tạm ổn.</text:p>
          </table:table-cell>
          <table:table-cell table:number-columns-repeated="16383"/>
        </table:table-row>
        <table:table-row table:style-name="ro1">
          <table:table-cell office:value-type="string" table:style-name="ce2">
            <text:p>Giao nhanh mình đặt lúc 12 h đêm 10 h sáng là được giao . Lúc nhận hàng chụp đã bị rọc niêm phong dưới đế chuột có nhiều vết xước chắc chắn đã bị dùng 1 thời gian Mình thấy có bạn nhân được hàng sản xuất 2020 , nhưng của mình là 2019 Cảm quan chuột rất nhạy, mượt , đầm tay , nhưng mà con lăn hơi chán ( tiền nào của nấy ) con lăn thiết kế còn thua con chuột đã dùng 10 năm của mình</text:p>
          </table:table-cell>
          <table:table-cell table:number-columns-repeated="16383"/>
        </table:table-row>
        <table:table-row table:style-name="ro1">
          <table:table-cell office:value-type="string" table:style-name="ce2">
            <text:p>Tôi rất hài lòng với dịch vụ của TiKi và cách thức đóng gói và giao hàng của TiKi rất đẹp và thời gian giao hàng còn sớm hơn thời gian ghi ở đơn hàng. Sản phẩm nhìn rất đẹp, nút bấm tách tách nghe rất êm, với giá tiền như vậy mà sở hữu được sản phẩm đẹp và ưng ý như này thì không có gì để chê cả</text:p>
          </table:table-cell>
          <table:table-cell table:number-columns-repeated="16383"/>
        </table:table-row>
        <table:table-row table:style-name="ro1">
          <table:table-cell office:value-type="string" table:style-name="ce2">
            <text:p>Chuột giá rẻ nên không mong gì hơn, hoạt động tốt, nhưng hơi mỏi tay vì dáng chuột gù cao. Tin tưởng logitech vì chuột cũ m dùng đã hơn 5 năm. <text:s/>Người giao hàng đọc đứng ngoài ngõ đọc rất to giá tiền, gặp người nhà m ra mở cửa lại nhắc đi nhắc lại dù biết không phải là người mua. Hôm trước đã giao đến địa chỉ nhà m, hôm sau lại đứng ngoài ngõ hỏi đi hỏi lại rất to, có phải số nhà này, ngách này, ngõ này v.v.... Mình cãi nhau với anh ta nhưng có vẻ anh ta sẽ không để ý. Lần trước giao máy điều hoà, vì m cần gấp mà người giao hàng đến muộn một ngày mà m đã huỷ đơn hàng. Rất mong tiki nhắc nhở hoặc đổi người giao hang ở khu vực m. Mọi thứ ở tiki m đều ưng hết trừ người giao hàng.</text:p>
          </table:table-cell>
          <table:table-cell table:number-columns-repeated="16383"/>
        </table:table-row>
        <table:table-row table:style-name="ro1">
          <table:table-cell office:value-type="string" table:style-name="ce2">
            <text:p>Hàng giao nhanh mới, dùng tốt so với giá</text:p>
          </table:table-cell>
          <table:table-cell table:number-columns-repeated="16383"/>
        </table:table-row>
        <table:table-row table:style-name="ro1">
          <table:table-cell office:value-type="string" table:style-name="ce2">
            <text:p>Về sản phẩm: Hàng chính hãng, không trầy sước, hàng mới 100%. Mở rộng sóng wifi khá tốt và rộng, duy trì tốc độ ổn định Về tiki: giao hàng nhanh chóng, đóng gói sản phẩm gọn gàng và kỹ lưỡng.</text:p>
          </table:table-cell>
          <table:table-cell table:number-columns-repeated="16383"/>
        </table:table-row>
        <table:table-row table:style-name="ro1">
          <table:table-cell office:value-type="string" table:style-name="ce2">
            <text:p>Nhỏ gọn, thao tác dễ dàng, bắt sóng tốt. Có thể đem đi nhiều nơi để sử dụng được, rất thuận tiện.</text:p>
          </table:table-cell>
          <table:table-cell table:number-columns-repeated="16383"/>
        </table:table-row>
        <table:table-row table:style-name="ro1">
          <table:table-cell office:value-type="string" table:style-name="ce2">
            <text:p>Vừa mới mua hôm thứ 4 thứ 6 đã nhận được hàng , đóng gói cẩn thận , nhưng mong tiki sau tự để khách hàng bóc seal cảm giác sẽ hay hơn là nhận hàng đã bị bóc ra như đã dùng rồi</text:p>
          </table:table-cell>
          <table:table-cell table:number-columns-repeated="16383"/>
        </table:table-row>
        <table:table-row table:style-name="ro1">
          <table:table-cell office:value-type="string" table:style-name="ce2">
            <text:p>Repeater này không chấp nhận mật khẩu có dấu "/", trong khi mật khẩu wifi gốc chỗ mình thì có dấu đó, mà mình lại không có quyền đổi mật khẩu<text:s text:c="2"/></text:p>
          </table:table-cell>
          <table:table-cell table:number-columns-repeated="16383"/>
        </table:table-row>
        <table:table-row table:style-name="ro1">
          <table:table-cell office:value-type="string" table:style-name="ce2">
            <text:p>Công nhận sản phẩm chất lượng, hiện đã xài <text:s/>3 ngày không có vấn đề nào phiền lòng. Đánh giá của các bạn khác khá chuẩn. mình vẫn còn trong quá trình trải nghiệm, sản phẩm xứng đáng trên 4 sao</text:p>
          </table:table-cell>
          <table:table-cell table:number-columns-repeated="16383"/>
        </table:table-row>
        <table:table-row table:style-name="ro1">
          <table:table-cell office:value-type="string" table:style-name="ce2">
            <text:p>Tiki gói hàng cẩn thận lắm nha. Chuột cũ mình k dây bị liệt phím nên mới quay lại mua con này loại có dây. Lúc đầu cũng sợ vướng víu nhưng dây được gập gọn và cố định bởi 1 sợi dây xoắn nên mình chỉ rút ra 1 đoạn nhỏ thui. Chuột dùng nhạy và vừa tay nhé!</text:p>
          </table:table-cell>
          <table:table-cell table:number-columns-repeated="16383"/>
        </table:table-row>
        <table:table-row table:style-name="ro1">
          <table:table-cell office:value-type="string" table:style-name="ce2">
            <text:p>Giao hàng nhanh sau 1 ngày, chuột dùng tốt, nhưng có lẽ là hàng nội địa tq khác với hàng quốc tế bên phải có logo logitech</text:p>
          </table:table-cell>
          <table:table-cell table:number-columns-repeated="16383"/>
        </table:table-row>
        <table:table-row table:style-name="ro1">
          <table:table-cell office:value-type="string" table:style-name="ce2">
            <text:p>mik mới mua em này,thấy cũng khá ổn,giao hàng nhanh,mình dùng được gần thangs và thấy khá ổn định nhưng config lúc đầu thì hơi khó nói chung là cx tốt ae ạ</text:p>
          </table:table-cell>
          <table:table-cell table:number-columns-repeated="16383"/>
        </table:table-row>
        <table:table-row table:style-name="ro1">
          <table:table-cell office:value-type="string" table:style-name="ce2">
            <text:p>- Cài đặt dễ dàng</text:p>
            <text:p>- Phát sóng khá mạnh</text:p>
            <text:p>- Tốc độ ok, với hơn 200k thì không đòi hỏi gì thêm (lướt web, xem video youtube... mình không chơi game nên chưa thử với game online)</text:p>
            <text:p>- Có vẻ không ổn định lắm khi bị nóng (down torrent)</text:p>
          </table:table-cell>
          <table:table-cell table:number-columns-repeated="16383"/>
        </table:table-row>
        <table:table-row table:style-name="ro1">
          <table:table-cell office:value-type="string" table:style-name="ce2">
            <text:p>Mua về rất hiếm có được em nào nguyên seal. Toàn bị bóc trước -_- . <text:s text:c="2"/>Bên ngoài nhìn ok. <text:s/>Không biết chuột dùng được 1 năm không nữa ;<text:s/></text:p>
          </table:table-cell>
          <table:table-cell table:number-columns-repeated="16383"/>
        </table:table-row>
        <table:table-row table:style-name="ro1">
          <table:table-cell office:value-type="string" table:style-name="ce2">
            <text:p>Tầng 2 nhà mình bình thường không ngoắc được wifi, sau khi gắn em này ở tầng 1 thìtầng 2 xài phà phà, còn tầng trệt la oai oái vì sóng íu hẳn so với chưa xài.vui ghê</text:p>
          </table:table-cell>
          <table:table-cell table:number-columns-repeated="16383"/>
        </table:table-row>
        <table:table-row table:style-name="ro1">
          <table:table-cell office:value-type="string" table:style-name="ce2">
            <text:p>Giao hàng nhanh, sản phẩm dúng tốt, tuy nhiên giá thành cao so với các bên khác như shooooppeee, có ổn định không thì sử dụng thêm 1 thời gian nữa mới đánh giá được</text:p>
          </table:table-cell>
          <table:table-cell table:number-columns-repeated="16383"/>
        </table:table-row>
        <table:table-row table:style-name="ro1">
          <table:table-cell office:value-type="string" table:style-name="ce2">
            <text:p>Trước đây mình không dùng chuột mà điều khiển trên máy tính luôn. Khi phải thao tác nhiều mình thấy khá bất tiện và quyết định lên tiki tìm chuột :D. Mình đã mua và <text:s/>đang dùng em chuột quang này. Cảm giác dùng thoải mái, cầm vừa lòng bàn tay, khá là mượt. Tuy nhiên mình vẫn thích em này nhỏ hơn tí nữa.</text:p>
          </table:table-cell>
          <table:table-cell table:number-columns-repeated="16383"/>
        </table:table-row>
        <table:table-row table:style-name="ro1">
          <table:table-cell office:value-type="string" table:style-name="ce2">
            <text:p>_chất lượng: chuột nhẹ, rất vừa tay cầm nhưng có khi hơi giật xíu.</text:p>
            <text:p>_giá cả: vừa túi tiền, thích hợp cho học sinh-sinh viên.</text:p>
            <text:p>_khâu đóng gói: tiki làm rất cẩn thận, bao mấy lớp có túi hơi chống sốc, mình rất yêm tâm.</text:p>
            <text:p>Tóm lại mình khá hài lòng về sản phẩn này.</text:p>
          </table:table-cell>
          <table:table-cell table:number-columns-repeated="16383"/>
        </table:table-row>
        <table:table-row table:style-name="ro1">
          <table:table-cell office:value-type="string" table:style-name="ce2">
            <text:p>hàng chuẩn, giao nhanh, rất dễ cài đặt, phạm vi phủ sóng ổn. mỗi tội tốc độ mạng sẽ bị ảnh hưởng so với nguồn mạng. nói chung dùng ok</text:p>
          </table:table-cell>
          <table:table-cell table:number-columns-repeated="16383"/>
        </table:table-row>
        <table:table-row table:style-name="ro1">
          <table:table-cell office:value-type="string" table:style-name="ce2">
            <text:p>Mình đã mua 4 sp này, xài tương đối ổn với giá tiền, chỉ có lần gần nhất là anten hơi cứng và sóng chập chờn Ưu điểm bảo hành 1 đổi 1 trong 2 năm nên rất ok</text:p>
          </table:table-cell>
          <table:table-cell table:number-columns-repeated="16383"/>
        </table:table-row>
        <table:table-row table:style-name="ro1">
          <table:table-cell office:value-type="string" table:style-name="ce2">
            <text:p>Giao hàng nhanh, đóng gói cẩn thận lắm, sản phẩm tốt đúng với giá. Tôi hai long với tiki</text:p>
          </table:table-cell>
          <table:table-cell table:number-columns-repeated="16383"/>
        </table:table-row>
        <table:table-row table:style-name="ro1">
          <table:table-cell office:value-type="string" table:style-name="ce2">
            <text:p>Sau 2 tháng sử dụng, mình thấy sản phẩm dùng ổn, kích sóng tốt, tuy đôi lúc mạng cũg bị mất nhưng lâu lâu mới bị nên cũng có thể chấp nhận được</text:p>
          </table:table-cell>
          <table:table-cell table:number-columns-repeated="16383"/>
        </table:table-row>
        <table:table-row table:style-name="ro1">
          <table:table-cell office:value-type="string" table:style-name="ce2">
            <text:p>Vừa nhận được từ Tiki, nhìn sơ bộ thì tốc độ mạng chấp nhận được so với giá thành! Wifi gốc 3MB/s, Totolink để cách xa 5m (có bức tường chắn), thì tốc độ Totolink 1.6MB/s</text:p>
          </table:table-cell>
          <table:table-cell table:number-columns-repeated="16383"/>
        </table:table-row>
        <table:table-row table:style-name="ro1">
          <table:table-cell office:value-type="string" table:style-name="ce2">
            <text:p>Giao hàng nhanh, chuột có độ to vừa phải. Độ di chuột không được nhạy, cần miếng lót dính sẽ cải thiện. Sản phẩm tầm thấp như thế này là khá hợp lý cho sinh viên, học sinh</text:p>
          </table:table-cell>
          <table:table-cell table:number-columns-repeated="16383"/>
        </table:table-row>
        <table:table-row table:style-name="ro1">
          <table:table-cell office:value-type="string" table:style-name="ce2">
            <text:p>Sàn phẩm giá rẻ nhưng rất đáng tiền, và thương hiệu cũng nổi tiếng mặc dù sản xuất tại Trung Quốc nhưng chất lượng có thể nói là khá so với giá thành, nhỏ gọn cầm rất vừa tay so với những người tay trung bình và nhỏ, đối với những người tay to thì cũng không phải là quá nhỏ.</text:p>
          </table:table-cell>
          <table:table-cell table:number-columns-repeated="16383"/>
        </table:table-row>
        <table:table-row table:style-name="ro1">
          <table:table-cell office:value-type="string" table:style-name="ce2">
            <text:p>Đóng gói chuyển hàng rất nhanh so với suy nghĩ của mình dù là vào cuối tuần. Sản phẩm dùng khoảng 1 tuần nay khá ổn định. Cảm thấy hài lòng. Nhưng chưa biết bảo hành của Tiki thế nào nên mình cho 4 sao thôi.</text:p>
          </table:table-cell>
          <table:table-cell table:number-columns-repeated="16383"/>
        </table:table-row>
        <table:table-row table:style-name="ro1">
          <table:table-cell office:value-type="string" table:style-name="ce2">
            <text:p>Sản phẩm rất tốt, dễ dàng cài đặt, sóng khỏe. Nhưng hộp của sản phẩm bị móp <text:s/>méo, hộp đã bị khui trước khi mở ra. Mình đành phải cho 4 sao.</text:p>
          </table:table-cell>
          <table:table-cell table:number-columns-repeated="16383"/>
        </table:table-row>
        <table:table-row table:style-name="ro1">
          <table:table-cell office:value-type="string" table:style-name="ce2">
            <text:p>Chuột logitech này khá nhạy, phù hợp với các bạn làm việc trên word,excel,... hay <text:s text:c="2"/>vào internet, chứ chơi game nặng thì phải dùng chuột chuyên game, bản thân mình thấy chuột khá ngon, mà cũng sang trọng, phù hợp với laptop của mình, nên mình rất ưng</text:p>
          </table:table-cell>
          <table:table-cell table:number-columns-repeated="16383"/>
        </table:table-row>
        <table:table-row table:style-name="ro1">
          <table:table-cell office:value-type="string" table:style-name="ce2">
            <text:p>Mình thích chuột này vì giá rẻ phù hợp với sinh viên nhưng chất lượng rất tốt. Chuột có kích thước vừa phải, nhẹ, êm. Tiki đóng gói chuột rất cẩn thận khiến mình rất hài lòng. Dây dài phù hợp cho những bạn để thùng máy ở xa vị trí thao tác. Mình đã mua 1 con trước đây thấy bền nên mới mua thêm nữa cho mình và cả em mình xài chung luôn.</text:p>
          </table:table-cell>
          <table:table-cell table:number-columns-repeated="16383"/>
        </table:table-row>
        <table:table-row table:style-name="ro1">
          <table:table-cell office:value-type="string" table:style-name="ce2">
            <text:p>Sản phẩm dùng tốt, nhưng giao hàng quá chậm, 2 tuần mới nhận được sản phẩm. Tiki giao sách thì tốt nhưng các sản phẩm khác thì khá chậm. Tiki cần cải thiện vấn đề này.</text:p>
          </table:table-cell>
          <table:table-cell table:number-columns-repeated="16383"/>
        </table:table-row>
        <table:table-row table:style-name="ro1">
          <table:table-cell office:value-type="string" table:style-name="ce2">
            <text:p>sử dụng tốt nhưng nhiều lúc đang sài thì nó mất wifi rồi tự kết bối lại ức chế lắm đang chơi fire free thì ping 999 cái chết queo luôn</text:p>
          </table:table-cell>
          <table:table-cell table:number-columns-repeated="16383"/>
        </table:table-row>
        <table:table-row table:style-name="ro1">
          <table:table-cell office:value-type="string" table:style-name="ce2">
            <text:p>cáp xuyên tường <text:s/>không được mạnh lắm nhưng vẫn vote 4 sao để nhà cung cấp cải thiện tình hình, so với giá 250k quả là quá hời <text:s/>cho 1 thiết bị tốt giá cả phải chăng</text:p>
          </table:table-cell>
          <table:table-cell table:number-columns-repeated="16383"/>
        </table:table-row>
        <table:table-row table:style-name="ro1">
          <table:table-cell office:value-type="string" table:style-name="ce2">
            <text:p>Tầm xa, giá tốt, tốc độ ổn nhưng đôi khi lâu lâu mình dùng nhiều thì tốc độ bị chậm, gỡ sản phẩm đi dùng wifi gốc thì tốc độ bình thường trở lại không hiểu vì sao, có lẽ do bị nóng.</text:p>
          </table:table-cell>
          <table:table-cell table:number-columns-repeated="16383"/>
        </table:table-row>
        <table:table-row table:style-name="ro1">
          <table:table-cell office:value-type="string" table:style-name="ce2">
            <text:p>Mình mới nhận chuột, sơ qua không có lỗi gì, hàng đóng gói cẩn thận. Tuy nhiên bên tiki giao hàng rất chậm, trễ hẹn đến 1 tuần, chuột khi lăn con trỏ sẽ tạo ra tiếng nhỏ, chắc nghe nhiều sẽ quen.</text:p>
          </table:table-cell>
          <table:table-cell table:number-columns-repeated="16383"/>
        </table:table-row>
        <table:table-row table:style-name="ro1">
          <table:table-cell office:value-type="string" table:style-name="ce2">
            <text:p>Tiki đề nghị nhận xét, nhìn xuống thì thấy đúng con chuột đang cầm trên tay <text:s/>). Chữ logitech đã bị mờ nhưng chuột vẫn xài tốt. Xài dã chiến, đôi khi bị dơ, dính nước nhưng vẫn không sao.</text:p>
          </table:table-cell>
          <table:table-cell table:number-columns-repeated="16383"/>
        </table:table-row>
        <table:table-row table:style-name="ro1">
          <table:table-cell office:value-type="string" table:style-name="ce2">
            <text:p>Oh sản phẩm rất tốt. Tôi hài lòng với nó, ban đầu vì chưa hiểu nên cấu hình hơi khó khăn, nhưng sau xem hướng dẫn trên youtube thì okay ổn.</text:p>
          </table:table-cell>
          <table:table-cell table:number-columns-repeated="16383"/>
        </table:table-row>
        <table:table-row table:style-name="ro1">
          <table:table-cell office:value-type="string" table:style-name="ce2">
            <text:p>Chuột dùng được , nhỏ khá vừa tay , ấn nhẹ êm nhưng con lăn hơi cảm giác lỏng , giữa các khe có khe hở khá lo dính bụi</text:p>
          </table:table-cell>
          <table:table-cell table:number-columns-repeated="16383"/>
        </table:table-row>
        <table:table-row table:style-name="ro1">
          <table:table-cell office:value-type="string" table:style-name="ce2">
            <text:p>Hợp giá tiền. giao hàng nhanh hơn dự kiến. chuột nhạy.</text:p>
          </table:table-cell>
          <table:table-cell table:number-columns-repeated="16383"/>
        </table:table-row>
        <table:table-row table:style-name="ro1">
          <table:table-cell office:value-type="string" table:style-name="ce2">
            <text:p>Chuột Logitech khá nhạy khi kết nối laptop.</text:p>
            <text:p>Tuy nhiên, chỉ sau 1 thời gian ngắn sẽ bị lộ đầu mối dây điện. Tuy chuột vẫn dùng được nhưng sẽ có cảm giác không chắc chắn<text:s text:c="2"/></text:p>
            <text:p>Vãn tin tưởng Tiki khi có nhu cầu về sách hoặc văn phòng phẩm<text:s text:c="2"/></text:p>
          </table:table-cell>
          <table:table-cell table:number-columns-repeated="16383"/>
        </table:table-row>
        <table:table-row table:style-name="ro1">
          <table:table-cell office:value-type="string" table:style-name="ce2">
            <text:p>Sản phẩm hoàn thiện cao, dễ sử dụng, bắt sóng 20m, 40cm tường mà bắt vẫn khoẻ, chỉ còn độ bền là chưa biết thôi. 4 sao</text:p>
          </table:table-cell>
          <table:table-cell table:number-columns-repeated="16383"/>
        </table:table-row>
        <table:table-row table:style-name="ro1">
          <table:table-cell office:value-type="string" table:style-name="ce2">
            <text:p>Sản phẩm tốt giao hàng nhanh. Nhưng cho 4 sao vì mình đặt 2 sản phẩm cùng lúc mà giao thành 2 ngày. Sao không giao cùng 1 lúc</text:p>
          </table:table-cell>
          <table:table-cell table:number-columns-repeated="16383"/>
        </table:table-row>
        <table:table-row table:style-name="ro1">
          <table:table-cell office:value-type="string" table:style-name="ce2">
            <text:p>Sản phẩm được giao rất nhanh chóng. Chuột cũng rất tốt, mượt và thoải mái khi sử dụng. Nhược điểm mà mình thấy hiện tại là nó không di đều được trên các bề mặt bàn trơn, còn lại khá ổn!</text:p>
          </table:table-cell>
          <table:table-cell table:number-columns-repeated="16383"/>
        </table:table-row>
        <table:table-row table:style-name="ro1">
          <table:table-cell office:value-type="string" table:style-name="ce2">
            <text:p>Giao hàng nhanh giật mình luôn. Mình đặt buổi chiều sáng hôm sau hàng đã giao tới nơi. Chuột cầm vừa tay khá thích, chỉ tiếc là thanh cuộn trượt không được nhẹ, phát ra tiếng kêu, nhưng dùng vẫn khá thích. Like!</text:p>
          </table:table-cell>
          <table:table-cell table:number-columns-repeated="16383"/>
        </table:table-row>
        <table:table-row table:style-name="ro1">
          <table:table-cell office:value-type="string" table:style-name="ce2">
            <text:p>mình đã sai rất ok nha mọi người .sử dung dk hai mươi ngày ng vẫn ổn<text:s/></text:p>
          </table:table-cell>
          <table:table-cell table:number-columns-repeated="16383"/>
        </table:table-row>
        <table:table-row table:style-name="ro1">
          <table:table-cell office:value-type="string" table:style-name="ce2">
            <text:p>Đóng gói cẩn thận, thiết bị hoạt động khá ổn định. Dễ thiết lập kết nối. Kiểu dáng gọn gàng, cứng cáp.</text:p>
          </table:table-cell>
          <table:table-cell table:number-columns-repeated="16383"/>
        </table:table-row>
        <table:table-row table:style-name="ro1">
          <table:table-cell office:value-type="string" table:style-name="ce2">
            <text:p>Giao hàng nhanh, sản phẩm đẹp, tiếp sóng mạnh và xa. Nhưng tốc độ bị giảm gần 1/2 sau khi test thử nhưng cũng đủ dùng</text:p>
          </table:table-cell>
          <table:table-cell table:number-columns-repeated="16383"/>
        </table:table-row>
        <table:table-row table:style-name="ro1">
          <table:table-cell office:value-type="string" table:style-name="ce2">
            <text:p>Đã nhận được hàng như hình ảnh mô tả, giao hàng nhanh, đóng gói cẩn thận, chất lượng phù hợp với giá cả, chuột di không được êm lắm.</text:p>
          </table:table-cell>
          <table:table-cell table:number-columns-repeated="16383"/>
        </table:table-row>
        <table:table-row table:style-name="ro1">
          <table:table-cell office:value-type="string" table:style-name="ce2">
            <text:p>Giao hàng nhanh,tôi đặt từ chủ nhật thì thứ 3 đã nhận được hàng.Chuột click hơi to,con lăn chuột nhiều lúc không được nhạy cho lắm,phải ấn hơi mạnh thì nó mới nhạy</text:p>
          </table:table-cell>
          <table:table-cell table:number-columns-repeated="16383"/>
        </table:table-row>
        <table:table-row table:style-name="ro1">
          <table:table-cell office:value-type="string" table:style-name="ce2">
            <text:p>Mình vừa nhận được hàng từ Tiki chỉ ngay sau vài ngày. Mình rất hài lòng về sản phẩm này.</text:p>
            <text:p>Thứ nhất: chuột rất nhẹ, cầm vừa tay, lại rất nhạy, dây chuột dài nên không lo về việc thiếu dây nối</text:p>
            <text:p>Thứ hai: Logitech là một thương hiệu khá uy tín -&gt; không phải lo lắng về chất lượng</text:p>
            <text:p>Thứ ba: với mức gí 99k thì đây là 1 sản phẩm không chê vào đâu được</text:p>
          </table:table-cell>
          <table:table-cell table:number-columns-repeated="16383"/>
        </table:table-row>
        <table:table-row table:style-name="ro1">
          <table:table-cell office:value-type="string" table:style-name="ce2">
            <text:p>So với mức giá này thì chuột dùng khá ổn, đóng gói đẹp , xài lâu dài thì chưa biết nhưng hiện tại thấy hài lòng</text:p>
          </table:table-cell>
          <table:table-cell table:number-columns-repeated="16383"/>
        </table:table-row>
        <table:table-row table:style-name="ro1">
          <table:table-cell office:value-type="string" table:style-name="ce2">
            <text:p>Nút nhấn khi nhấn cảm giác hơi cứng, không nhạy lắm, rê chuột hơi chậm. Tạm hài lòng với khoảng giá 60K</text:p>
          </table:table-cell>
          <table:table-cell table:number-columns-repeated="16383"/>
        </table:table-row>
        <table:table-row table:style-name="ro1">
          <table:table-cell office:value-type="string" table:style-name="ce2">
            <text:p>Chuột thường thôi,không có các nút đặc biệt.kick nhạy nói chung ở mức giá này thì sản phẩm khá ổn</text:p>
          </table:table-cell>
          <table:table-cell table:number-columns-repeated="16383"/>
        </table:table-row>
        <table:table-row table:style-name="ro1">
          <table:table-cell office:value-type="string" table:style-name="ce2">
            <text:p>Tiki giao hàng lố 24 giờ, chuột phải dùng lực bấm hơi mạnh hơn so với chuột khác, con lăn không được thích tay, nói chung 75k thế là ổn, ai có muốn có trải nghiệm tốt và khá giả thì không nên mua nhé.</text:p>
          </table:table-cell>
          <table:table-cell table:number-columns-repeated="16383"/>
        </table:table-row>
        <table:table-row table:style-name="ro1">
          <table:table-cell office:value-type="string" table:style-name="ce2">
            <text:p>Mình mua chuột này vì thấy nó giảm giá khá nhiều, chứ chuột mình dùng vẫn còn ngon lành. Lúc nhận hàng, mình bỏ ra dùng thử thấy kiểu dáng đơn giản, chắc chắn, cầm rất vừa tay, chuột chạy mượt. Nói chung là rất xứng đáng với đồng tiền bát gạo mình bỏ ra.</text:p>
          </table:table-cell>
          <table:table-cell table:number-columns-repeated="16383"/>
        </table:table-row>
        <table:table-row table:style-name="ro1">
          <table:table-cell office:value-type="string" table:style-name="ce2">
            <text:p>Theo mình sản phẩm này giá khá rẻ (chỉ 99k thôi), nhưng chất lượng rất tốt, phù hợp cho học sinh- sinh viên sử dụng. Chuột xài rất êm,bấm nhạy và không gặp vấn đề gì khi kết nối với máy tính cả. Rất hài lòng về sản phẩm này của tiki.</text:p>
          </table:table-cell>
          <table:table-cell table:number-columns-repeated="16383"/>
        </table:table-row>
        <table:table-row table:style-name="ro1">
          <table:table-cell office:value-type="string" table:style-name="ce2">
            <text:p>Mình mua khá lâu rồi nay mới ngồi viết nhận xét, chuột ok với các thao tác văn phòng bình thường, không phù hợp chơi game cho lắm, kén mặt bàn ABC. còn lại tốt.</text:p>
          </table:table-cell>
          <table:table-cell table:number-columns-repeated="16383"/>
        </table:table-row>
        <table:table-row table:style-name="ro1">
          <table:table-cell office:value-type="string" table:style-name="ce2">
            <text:p>chuột tăng thêm trọng lượng 1 chút thì đối với mình là vừa những dùng 1 tgian thì sẽ quen tay, ngón ut không cần dùng tới</text:p>
          </table:table-cell>
          <table:table-cell table:number-columns-repeated="16383"/>
        </table:table-row>
        <table:table-row table:style-name="ro1">
          <table:table-cell office:value-type="string" table:style-name="ce2">
            <text:p>Sản phẩm đang dùng tốt, sóng khoẻ, cài đặt khá dễ dàng. Đóng gói đẹp còn nguyên đai nguyên kiện. Rất hài lòng!</text:p>
          </table:table-cell>
          <table:table-cell table:number-columns-repeated="16383"/>
        </table:table-row>
        <table:table-row table:style-name="ro1">
          <table:table-cell office:value-type="string" table:style-name="ce2">
            <text:p>dùng lâu lâu hay bị mất kết nối và hiện khoản cách nhận sóng hình như nó giảm lại dần dần không mạnh như lúc đầu</text:p>
          </table:table-cell>
          <table:table-cell table:number-columns-repeated="16383"/>
        </table:table-row>
        <table:table-row table:style-name="ro1">
          <table:table-cell office:value-type="string" table:style-name="ce2">
            <text:p>Mới dùng được khoảng 1 tuần, thấy hoạt động khá ổn, bắt sóng và phát sóng tốt, cắm trực tiếp vào ổ điện trong thời gian dài thì thấy không quá nóng.</text:p>
          </table:table-cell>
          <table:table-cell table:number-columns-repeated="16383"/>
        </table:table-row>
        <table:table-row table:style-name="ro1">
          <table:table-cell office:value-type="string" table:style-name="ce2">
            <text:p>Sử dụng được hơn 1 tuần, đáp ứng ok nhu cầu web game và lướt face, chưa thử chơi game moba nên không có ý kiến, thiết lập ban đầu không khó. Tóm lại ok cho tới hiện tại. Thanks Tiki.</text:p>
          </table:table-cell>
          <table:table-cell table:number-columns-repeated="16383"/>
        </table:table-row>
        <table:table-row table:style-name="ro1">
          <table:table-cell office:value-type="string" table:style-name="ce2">
            <text:p>Chuột siêu bền nhưng mình thấy dây hơi dài. Trừ 1 sao vì sự bất tiện này. Còn lại mọi thứ đều ổn trong giá tiền này.</text:p>
          </table:table-cell>
          <table:table-cell table:number-columns-repeated="16383"/>
        </table:table-row>
        <table:table-row table:style-name="ro1">
          <table:table-cell office:value-type="string" table:style-name="ce2">
            <text:p>Sản phẩm được đóng gói cẩn thận. Đầy đủ tài liệu hướng dẫn sử dụng. Kết nối dễ dàng. Hoạt động tốt.</text:p>
          </table:table-cell>
          <table:table-cell table:number-columns-repeated="16383"/>
        </table:table-row>
        <table:table-row table:style-name="ro1">
          <table:table-cell office:value-type="string" table:style-name="ce2">
            <text:p>Hàng đúng như hình đã đăng ký, thời gian giao hàng đúng yêu cầu. Sản phẩm có chất lượng tốt.</text:p>
          </table:table-cell>
          <table:table-cell table:number-columns-repeated="16383"/>
        </table:table-row>
        <table:table-row table:style-name="ro1">
          <table:table-cell office:value-type="string" table:style-name="ce2">
            <text:p>Điểm trừ là nếu router chính cách 2 bức tường là mạng delay khá lâu. Tuy nhiên với giá tiền này thì như vậy là ổn.</text:p>
          </table:table-cell>
          <table:table-cell table:number-columns-repeated="16383"/>
        </table:table-row>
        <table:table-row table:style-name="ro1">
          <table:table-cell office:value-type="string" table:style-name="ce2">
            <text:p>Chuột có dây Logitech B100 giá cả phải chăng, hình thức ưa nhìn, chất lượng tốt. Nói chung là nếu bạn đang cần 1 chuột có dây thì đây là 1 sự lựa chọn đáng cân nhắc!</text:p>
          </table:table-cell>
          <table:table-cell table:number-columns-repeated="16383"/>
        </table:table-row>
        <table:table-row table:style-name="ro1">
          <table:table-cell office:value-type="string" table:style-name="ce2">
            <text:p>Chất lượng thì ok, giao hàng chậm cả tuần lễ, hy vọng Tiki đừng để mất khách vì khâu vận chuyển<text:s/></text:p>
          </table:table-cell>
          <table:table-cell table:number-columns-repeated="16383"/>
        </table:table-row>
        <table:table-row table:style-name="ro1">
          <table:table-cell office:value-type="string" table:style-name="ce2">
            <text:p>Sản phẩm sài tốt. cài đặt dễ dàng, có hướng dãn sử dụng tiếng việt. tuy nhiên nó hơi vướng chỗ cắm ổ điện.</text:p>
          </table:table-cell>
          <table:table-cell table:number-columns-repeated="16383"/>
        </table:table-row>
        <table:table-row table:style-name="ro1">
          <table:table-cell office:value-type="string" table:style-name="ce2">
            <text:p>cũng ok nhưng có 1 điều chưa chấp nhận được đó là nói thứ 5 có hàng mà thứ ba có</text:p>
          </table:table-cell>
          <table:table-cell table:number-columns-repeated="16383"/>
        </table:table-row>
        <table:table-row table:style-name="ro1">
          <table:table-cell office:value-type="string" table:style-name="ce2">
            <text:p>Giao hàng quá tốt tại quận 1, 10h33 đặt 12g00 giao hàng ! 5 sao cho dịch vụ giao hàng tại quận 1 - tuy mất phí nhưng quá cần cho người tiêu dùng có thời gian vội vã.</text:p>
          </table:table-cell>
          <table:table-cell table:number-columns-repeated="16383"/>
        </table:table-row>
        <table:table-row table:style-name="ro1">
          <table:table-cell office:value-type="string" table:style-name="ce2">
            <text:p>Trước mua 1 chuột Logitech cũng 250k mà dùng được có 3 tháng hỏng. Hi vọng lần này rẻ hơn dùng lâu hơn<text:s/></text:p>
          </table:table-cell>
          <table:table-cell table:number-columns-repeated="16383"/>
        </table:table-row>
        <table:table-row table:style-name="ro1">
          <table:table-cell office:value-type="string" table:style-name="ce2">
            <text:p>chuột dùng tốt nhưng đóng gói hơi đơn giản và xấu hàng của tiki dùng tốt nhưng đề nghị không yêu cầu viết nội dung trên 50 kí tự</text:p>
          </table:table-cell>
          <table:table-cell table:number-columns-repeated="16383"/>
        </table:table-row>
        <table:table-row table:style-name="ro1">
          <table:table-cell office:value-type="string" table:style-name="ce2">
            <text:p>Hướng dẫn rõ ràng, cài đặt đơn giản chỉ có vài bước. Kích sóng wifi mạnh. Vừa mua về nên chưa biết có bền không.</text:p>
          </table:table-cell>
          <table:table-cell table:number-columns-repeated="16383"/>
        </table:table-row>
        <table:table-row table:style-name="ro1">
          <table:table-cell office:value-type="string" table:style-name="ce2">
            <text:p>Dễ cài đặt, mạnh nhưng tính ổn định chưa cao, phải rút ra cắm lại tuần vài lần. Phù hợp trong tầm giá.</text:p>
          </table:table-cell>
          <table:table-cell table:number-columns-repeated="16383"/>
        </table:table-row>
        <table:table-row table:style-name="ro1">
          <table:table-cell office:value-type="string" table:style-name="ce2">
            <text:p>Giá rẻ, Tiki giao nhanh, đóng gói cẩn thận. Mình cảm thấy ưng ý. Đây là cái thứ 2. Nếu bền sẽ mua thêm.</text:p>
          </table:table-cell>
          <table:table-cell table:number-columns-repeated="16383"/>
        </table:table-row>
        <table:table-row table:style-name="ro1">
          <table:table-cell office:value-type="string" table:style-name="ce2">
            <text:p>Mua về cho ba dùng, chuột to nên vừa tay ba cầm luôn. Nhìn chung, chuột dùng tốt so với giá như vậy. Chỉ có 1 khuyết điểm nhỏ là tiếng bấm hơi to 1 xíu, con lăn k mượt lắm nhưng k sao.</text:p>
          </table:table-cell>
          <table:table-cell table:number-columns-repeated="16383"/>
        </table:table-row>
        <table:table-row table:style-name="ro1">
          <table:table-cell office:value-type="string" table:style-name="ce2">
            <text:p>Chuột khá rẻ, dùng mượt so với tầm giá, tuy nhiên mới dùng vài ngày nên chưa đánh giá được gì nhiều, giao hàng nhanh.</text:p>
          </table:table-cell>
          <table:table-cell table:number-columns-repeated="16383"/>
        </table:table-row>
        <table:table-row table:style-name="ro1">
          <table:table-cell office:value-type="string" table:style-name="ce2">
            <text:p>Chất lượng oke.đóng gói chắc chắn và giao hàng tikinow rất nhanh chónh.chất lượng tốt trong giá tiền</text:p>
          </table:table-cell>
          <table:table-cell table:number-columns-repeated="16383"/>
        </table:table-row>
        <table:table-row table:style-name="ro1">
          <table:table-cell office:value-type="string" table:style-name="ce2">
            <text:p>Sử dụng tốt ! Chân cắm tròn như ngoài vỏ hộp chứ không phải chân dẹt như hình!</text:p>
          </table:table-cell>
          <table:table-cell table:number-columns-repeated="16383"/>
        </table:table-row>
        <table:table-row table:style-name="ro1">
          <table:table-cell office:value-type="string" table:style-name="ce2">
            <text:p>Đóng gói cẩn thận, hàng nguyên tem , chất lượng thì cần trải nghiệm mới biết được ạ</text:p>
          </table:table-cell>
          <table:table-cell table:number-columns-repeated="16383"/>
        </table:table-row>
        <table:table-row table:style-name="ro1">
          <table:table-cell office:value-type="string" table:style-name="ce2">
            <text:p>Đã sử dụng sản phẩm. rất tốt sóng rất ổn định</text:p>
          </table:table-cell>
          <table:table-cell table:number-columns-repeated="16383"/>
        </table:table-row>
        <table:table-row table:style-name="ro1">
          <table:table-cell office:value-type="string" table:style-name="ce2">
            <text:p>Đặt thử tiki now sau 5’ đã thấy đóng gói xong, sản phẩm thu sóng tốt, nên mua</text:p>
          </table:table-cell>
          <table:table-cell table:number-columns-repeated="16383"/>
        </table:table-row>
        <table:table-row table:style-name="ro1">
          <table:table-cell office:value-type="string" table:style-name="ce2">
            <text:p>Mới mua về cảm thấy xài rất ok không biết lâu lâu cần tháo ra nghỉ không hay là cắm mãi vậy ?</text:p>
          </table:table-cell>
          <table:table-cell table:number-columns-repeated="16383"/>
        </table:table-row>
        <table:table-row table:style-name="ro1">
          <table:table-cell office:value-type="string" table:style-name="ce2">
            <text:p>giao hàng nhanh, ổn trong tầm giá, con lăn giữ 2 nút bấm lúc lăn có tiếng cọt kẹt hơi khó chịu... tuy nhiên chuột nhạy.</text:p>
          </table:table-cell>
          <table:table-cell table:number-columns-repeated="16383"/>
        </table:table-row>
        <table:table-row table:style-name="ro1">
          <table:table-cell office:value-type="string" table:style-name="ce2">
            <text:p>san pham dung ok, tuy nhien luc cai dat không giong nhu huong dan lam, phai tay may mot luc lau moi tim duoc cho hien ra man hinh hien thi chon mang wifi can mo rong</text:p>
          </table:table-cell>
          <table:table-cell table:number-columns-repeated="16383"/>
        </table:table-row>
        <table:table-row table:style-name="ro1">
          <table:table-cell office:value-type="string" table:style-name="ce2">
            <text:p>Lưu ý sau khi mua để set up wifi các bạn vào đường dẫn 192.168.0.254 để set up, trên mạng có nói set up được bằng smartphone nhưng mình đợi quài không thấy trình duyệt hiện lên</text:p>
          </table:table-cell>
          <table:table-cell table:number-columns-repeated="16383"/>
        </table:table-row>
        <table:table-row table:style-name="ro1">
          <table:table-cell office:value-type="string" table:style-name="ce2">
            <text:p>Hàng mới nguyên hộp nhưng tốc độ mạng sau khi kích sóng giảm 50% mặc dù chỉ cách 1 vách tường</text:p>
          </table:table-cell>
          <table:table-cell table:number-columns-repeated="16383"/>
        </table:table-row>
        <table:table-row table:style-name="ro1">
          <table:table-cell office:value-type="string" table:style-name="ce2">
            <text:p>Giá rẻ, hợp túi tiền. Logiteck vẫn là huyền thoại. Sử dụng cho văn phòng không đòi hỏi nhiều thao tác</text:p>
          </table:table-cell>
          <table:table-cell table:number-columns-repeated="16383"/>
        </table:table-row>
        <table:table-row table:style-name="ro1">
          <table:table-cell office:value-type="string" table:style-name="ce2">
            <text:p>chuột mới mua về không biết xài lâu không trước mắt thì xài được nhưng buồn là không được tự mình bốc seal hộp</text:p>
          </table:table-cell>
          <table:table-cell table:number-columns-repeated="16383"/>
        </table:table-row>
        <table:table-row table:style-name="ro1">
          <table:table-cell office:value-type="string" table:style-name="ce2">
            <text:p>Sản phẩm đóng gói cẩn thận, giao hàng đúng thời gian và hiện sử dụng tốt, chưa thấy hiện tượng bất cập nào xãy ra.</text:p>
          </table:table-cell>
          <table:table-cell table:number-columns-repeated="16383"/>
        </table:table-row>
        <table:table-row table:style-name="ro1">
          <table:table-cell office:value-type="string" table:style-name="ce2">
            <text:p>mới ráp hồi trưa, cảm thấy mạnh và ổn, vào nhà vệ sinh vẫn chơi được trong khi dùng mạng quán cf</text:p>
          </table:table-cell>
          <table:table-cell table:number-columns-repeated="16383"/>
        </table:table-row>
        <table:table-row table:style-name="ro1">
          <table:table-cell office:value-type="string" table:style-name="ce2">
            <text:p>dùng được thời gian đầu OK nhg về sau không được ổn định hay bị ngất kết nối</text:p>
          </table:table-cell>
          <table:table-cell table:number-columns-repeated="16383"/>
        </table:table-row>
        <table:table-row table:style-name="ro1">
          <table:table-cell office:value-type="string" table:style-name="ce2">
            <text:p>Chuột đóng gói chắc chắn, sử dụng mượt mà nhưng phần con lăn tạo ra tiếng ồn lớn.</text:p>
          </table:table-cell>
          <table:table-cell table:number-columns-repeated="16383"/>
        </table:table-row>
        <table:table-row table:style-name="ro1">
          <table:table-cell office:value-type="string" table:style-name="ce2">
            <text:p>Sử dụng tốt, bền bỉ, nhạy ổn, nhưng giao lâu qua hơn 1 tuần -.- thế mà còn giao nhầm địa chỉ nữa chứ !</text:p>
          </table:table-cell>
          <table:table-cell table:number-columns-repeated="16383"/>
        </table:table-row>
        <table:table-row table:style-name="ro1">
          <table:table-cell office:value-type="string" table:style-name="ce2">
            <text:p>Mình mua con này để chơi game trong trường hợp router chính chập chờn, cũng ok, dễ kết nối.</text:p>
          </table:table-cell>
          <table:table-cell table:number-columns-repeated="16383"/>
        </table:table-row>
        <table:table-row table:style-name="ro1">
          <table:table-cell office:value-type="string" table:style-name="ce2">
            <text:p>Đang viết qua mạng được nhại lại bằng cái này. Cũng tốt, nhưng mà cắm lâu quá thì nr bị mất mạng fai rút ra cắm lại.</text:p>
          </table:table-cell>
          <table:table-cell table:number-columns-repeated="16383"/>
        </table:table-row>
        <table:table-row table:style-name="ro1">
          <table:table-cell office:value-type="string" table:style-name="ce2">
            <text:p>sản phẩm khá tốt, nhận và phát wifi khá ổn định nhưng tốc độ chỉ bằng 50-70% tốc độ wifi gốc, ping cao</text:p>
          </table:table-cell>
          <table:table-cell table:number-columns-repeated="16383"/>
        </table:table-row>
        <table:table-row table:style-name="ro1">
          <table:table-cell office:value-type="string" table:style-name="ce2">
            <text:p>Dùng được, cảm giác cuộn không tốt lắm. so với rapoo N100 thì kém hơn.</text:p>
          </table:table-cell>
          <table:table-cell table:number-columns-repeated="16383"/>
        </table:table-row>
        <table:table-row table:style-name="ro1">
          <table:table-cell office:value-type="string" table:style-name="ce2">
            <text:p>Hàng tốt. Xứng tầm giá</text:p>
          </table:table-cell>
          <table:table-cell table:number-columns-repeated="16383"/>
        </table:table-row>
        <table:table-row table:style-name="ro1">
          <table:table-cell office:value-type="string" table:style-name="ce2">
            <text:p>Cài đặt đơn giản. Tiếp sóng OK. Mới sử dụng, đang theo dõi tuổi thọ.</text:p>
          </table:table-cell>
          <table:table-cell table:number-columns-repeated="16383"/>
        </table:table-row>
        <table:table-row table:style-name="ro1">
          <table:table-cell office:value-type="string" table:style-name="ce2">
            <text:p>Chuột êm, nút bấm chắc chắn, dễ sử dụng. Chất lượng xứng đáng giá tiền</text:p>
          </table:table-cell>
          <table:table-cell table:number-columns-repeated="16383"/>
        </table:table-row>
        <table:table-row table:style-name="ro1">
          <table:table-cell office:value-type="string" table:style-name="ce2">
            <text:p>Chất lượng phù hợp với giá tiền. Nói chung dùng ổn mà bây giờ nên mua chuột không dây mà dùng cho bàn làm việc gọn gàng.</text:p>
          </table:table-cell>
          <table:table-cell table:number-columns-repeated="16383"/>
        </table:table-row>
        <table:table-row table:style-name="ro1">
          <table:table-cell office:value-type="string" table:style-name="ce2">
            <text:p>Chuột bấm khá ổn tuy nhiên con lăn vẫn còn thấy rích rích và khó chịu nhiều lắm</text:p>
          </table:table-cell>
          <table:table-cell table:number-columns-repeated="16383"/>
        </table:table-row>
        <table:table-row table:style-name="ro1">
          <table:table-cell office:value-type="string" table:style-name="ce2">
            <text:p>Tốt so với giá tiền. Không hoạt động được khi di chuột trên bề mặt kính.</text:p>
          </table:table-cell>
          <table:table-cell table:number-columns-repeated="16383"/>
        </table:table-row>
        <table:table-row table:style-name="ro1">
          <table:table-cell office:value-type="string" table:style-name="ce2">
            <text:p>Dùng tạm ổn. Sóng tương đối tốt. Nhưng thi thoảng hay bị lỗi lại phải reset cài đặt lại mới dùng được</text:p>
          </table:table-cell>
          <table:table-cell table:number-columns-repeated="16383"/>
        </table:table-row>
        <table:table-row table:style-name="ro1">
          <table:table-cell office:value-type="string" table:style-name="ce2">
            <text:p>hàng giao nhanh đúng hẹn ok không bị gì ủng hộ shop trong tương lai gần</text:p>
          </table:table-cell>
          <table:table-cell table:number-columns-repeated="16383"/>
        </table:table-row>
        <table:table-row table:style-name="ro1">
          <table:table-cell office:value-type="string" table:style-name="ce2">
            <text:p>Sử dụng một thời gian mình thấy cũng tốt, nếu không có nhu cầu chơi game thì mua con chuột này là vừa phải</text:p>
          </table:table-cell>
          <table:table-cell table:number-columns-repeated="16383"/>
        </table:table-row>
        <table:table-row table:style-name="ro1">
          <table:table-cell office:value-type="string" table:style-name="ce2">
            <text:p>Sản phẩm hợp túi tiền học sinh, giao hàng sớm hơn dự kiến, sản phẩm dùng khá ok, rất hài lòng!</text:p>
          </table:table-cell>
          <table:table-cell table:number-columns-repeated="16383"/>
        </table:table-row>
        <table:table-row table:style-name="ro1">
          <table:table-cell office:value-type="string" table:style-name="ce2">
            <text:p>Dùng khá ổn, kết nối ổn định, nhưng tốc độ chưa được tốt lắm<text:s text:c="2"/></text:p>
          </table:table-cell>
          <table:table-cell table:number-columns-repeated="16383"/>
        </table:table-row>
        <table:table-row table:style-name="ro1">
          <table:table-cell office:value-type="string" table:style-name="ce2">
            <text:p>phát và thu sóng tốt. chỉ cần đặt ở vị trí thích hợp là ok!</text:p>
          </table:table-cell>
          <table:table-cell table:number-columns-repeated="16383"/>
        </table:table-row>
        <table:table-row table:style-name="ro1">
          <table:table-cell office:value-type="string" table:style-name="ce2">
            <text:p>Hiện đang dùng bình thường. Với giá này, nó đã quá tốt. Mong sẽ dùng lâu. Cám ơn shop.</text:p>
          </table:table-cell>
          <table:table-cell table:number-columns-repeated="16383"/>
        </table:table-row>
        <table:table-row table:style-name="ro1">
          <table:table-cell office:value-type="string" table:style-name="ce2">
            <text:p>Giao hàng đúng lịch trình. Tới hiện tại, sản phẩm vẫn dùng ngon. Đơn vị này có vẻ làm việc uy tín.</text:p>
          </table:table-cell>
          <table:table-cell table:number-columns-repeated="16383"/>
        </table:table-row>
        <table:table-row table:style-name="ro1">
          <table:table-cell office:value-type="string" table:style-name="ce2">
            <text:p>Chất lượng không đồng đều. Nút nhấn chuột cứng hơn đợt trước</text:p>
          </table:table-cell>
          <table:table-cell table:number-columns-repeated="16383"/>
        </table:table-row>
        <table:table-row table:style-name="ro1">
          <table:table-cell office:value-type="string" table:style-name="ce2">
            <text:p>Mới dùng thấy ổn, sóng căng. Chưa biết dùng lâu có bên k. Đánh giá 4*</text:p>
          </table:table-cell>
          <table:table-cell table:number-columns-repeated="16383"/>
        </table:table-row>
        <table:table-row table:style-name="ro1">
          <table:table-cell office:value-type="string" table:style-name="ce2">
            <text:p>cho e hỏi là khi dùng phải cài đặt cắm 24/7 tg rồi rút . Hôm sau cắm lại có phải cài đặt lại k</text:p>
          </table:table-cell>
          <table:table-cell table:number-columns-repeated="16383"/>
        </table:table-row>
        <table:table-row table:style-name="ro1">
          <table:table-cell office:value-type="string" table:style-name="ce2">
            <text:p>Chuột bình thường, không phải mèo.</text:p>
          </table:table-cell>
          <table:table-cell table:number-columns-repeated="16383"/>
        </table:table-row>
        <table:table-row table:style-name="ro1">
          <table:table-cell office:value-type="string" table:style-name="ce2">
            <text:p>Giao hàng cực nhanh. Gói cẩn thận. Nút bấm kêu vừa phải. Đáng mua trong tầm giá.</text:p>
          </table:table-cell>
          <table:table-cell table:number-columns-repeated="16383"/>
        </table:table-row>
        <table:table-row table:style-name="ro1">
          <table:table-cell office:value-type="string" table:style-name="ce2">
            <text:p>mới mua chưa đánh giá chính xác được, nhưng với mức giá như vậy thì không yêu cầu nhiều được</text:p>
          </table:table-cell>
          <table:table-cell table:number-columns-repeated="16383"/>
        </table:table-row>
        <table:table-row table:style-name="ro1">
          <table:table-cell office:value-type="string" table:style-name="ce2">
            <text:p>Chuột giống hình, work fine. <text:s/>đóng gói cẩn thận</text:p>
          </table:table-cell>
          <table:table-cell table:number-columns-repeated="16383"/>
        </table:table-row>
        <table:table-row table:style-name="ro1">
          <table:table-cell office:value-type="string" table:style-name="ce2">
            <text:p>Chuột trái + phải dùng tốt, cảm ứng mượt và nhẹ nhưng con lăn chuột quá nhạy nên lăn không có cảm giác</text:p>
          </table:table-cell>
          <table:table-cell table:number-columns-repeated="16383"/>
        </table:table-row>
        <table:table-row table:style-name="ro1">
          <table:table-cell office:value-type="string" table:style-name="ce2">
            <text:p>Sản phẩm tốt, giao hàng nhanh so với dự kiến mà Tiki thông báo theo đơn hàng</text:p>
          </table:table-cell>
          <table:table-cell table:number-columns-repeated="16383"/>
        </table:table-row>
        <table:table-row table:style-name="ro1">
          <table:table-cell office:value-type="string" table:style-name="ce2">
            <text:p>Tạm. khá hài lòng với sản phẩm này. Nhx có điều ms sài thử có 10-15p mà sản phẩm nóng. Nên cho 4* thôi</text:p>
          </table:table-cell>
          <table:table-cell table:number-columns-repeated="16383"/>
        </table:table-row>
        <table:table-row table:style-name="ro1">
          <table:table-cell office:value-type="string" table:style-name="ce2">
            <text:p>san pham khong giong nhu quang cao, (SP quang cao giac cam vuong, nhung giao loai giac cam tron)</text:p>
          </table:table-cell>
          <table:table-cell table:number-columns-repeated="16383"/>
        </table:table-row>
        <table:table-row table:style-name="ro1">
          <table:table-cell office:value-type="string" table:style-name="ce2">
            <text:p>Chuột lăn có vẻ không chắc chắn lắm, để sử dụng thử xem thế nào</text:p>
          </table:table-cell>
          <table:table-cell table:number-columns-repeated="16383"/>
        </table:table-row>
        <table:table-row table:style-name="ro1">
          <table:table-cell office:value-type="string" table:style-name="ce2">
            <text:p>Lâu lâu vẫn còn lỗi bị limited access nha ad Mong ad khắc phục<text:s/></text:p>
          </table:table-cell>
          <table:table-cell table:number-columns-repeated="16383"/>
        </table:table-row>
        <table:table-row table:style-name="ro1">
          <table:table-cell office:value-type="string" table:style-name="ce2">
            <text:p>sản phẩm khá tốt, phát sóng khoẻ, nhưng có 1 nhước điểm là thu sóng không được tốt lắm</text:p>
          </table:table-cell>
          <table:table-cell table:number-columns-repeated="16383"/>
        </table:table-row>
        <table:table-row table:style-name="ro1">
          <table:table-cell office:value-type="string" table:style-name="ce2">
            <text:p>Hàng chính hãng của logitech nên khỏi phải lo về chất lượng, giao hàng nhanh</text:p>
          </table:table-cell>
          <table:table-cell table:number-columns-repeated="16383"/>
        </table:table-row>
        <table:table-row table:style-name="ro1">
          <table:table-cell office:value-type="string" table:style-name="ce2">
            <text:p>Chuột tốt, khá okay trong tầm giá. Không biết mau hư không</text:p>
          </table:table-cell>
          <table:table-cell table:number-columns-repeated="16383"/>
        </table:table-row>
        <table:table-row table:style-name="ro1">
          <table:table-cell office:value-type="string" table:style-name="ce2">
            <text:p>Chuột xài tốt, nhưng dùng lâu cũng bị lỗi dính nút chuột trái</text:p>
          </table:table-cell>
          <table:table-cell table:number-columns-repeated="16383"/>
        </table:table-row>
        <table:table-row table:style-name="ro1">
          <table:table-cell office:value-type="string" table:style-name="ce2">
            <text:p>hàng khác mô tả, không <text:s/>có logo của logitech <text:s/>chỉ có hàng chữ, nhìn tem của <text:s/>leudng nên yên tâm. đang <text:s/>để dự phòng nên chưa test<text:s text:c="2"/></text:p>
          </table:table-cell>
          <table:table-cell table:number-columns-repeated="16383"/>
        </table:table-row>
        <table:table-row table:style-name="ro1">
          <table:table-cell office:value-type="string" table:style-name="ce2">
            <text:p>Sản phẩm dùng tốt, tuy nhiên cần đặt ở vị trí k quá xa nguồn phát để tránh rớt mạng, cần khởi động lại sau 1 tgian sử dụng.</text:p>
          </table:table-cell>
          <table:table-cell table:number-columns-repeated="16383"/>
        </table:table-row>
        <table:table-row table:style-name="ro1">
          <table:table-cell office:value-type="string" table:style-name="ce2">
            <text:p>tôi đã gọi và đang ở phản hồi từ nhân viên kỹ thuật về sản phẩm tôi đã mua. nó có chút vẫn đề nhỏ <text:s text:c="2"/>đèn extend k sáng<text:s text:c="2"/></text:p>
          </table:table-cell>
          <table:table-cell table:number-columns-repeated="16383"/>
        </table:table-row>
        <table:table-row table:style-name="ro1">
          <table:table-cell office:value-type="string" table:style-name="ce2">
            <text:p>Hàng đóng gói cẩn thận, nhưng từ lúc đặt đến lúc nhận lâu hơn thời gian dự kiến</text:p>
          </table:table-cell>
          <table:table-cell table:number-columns-repeated="16383"/>
        </table:table-row>
        <table:table-row table:style-name="ro1">
          <table:table-cell office:value-type="string" table:style-name="ce2">
            <text:p>chuột hoạt động tốt, giao hàng nhanh chóng, tuy là hàng oem nhưng xài khá ổn</text:p>
          </table:table-cell>
          <table:table-cell table:number-columns-repeated="16383"/>
        </table:table-row>
        <table:table-row table:style-name="ro1">
          <table:table-cell office:value-type="string" table:style-name="ce2">
            <text:p>xài thấy mạng ổn định hơn 50-60%, chơi game đỡ lag hơn. tiếc là đơn của mình bị giam hàng hơi lâu</text:p>
          </table:table-cell>
          <table:table-cell table:number-columns-repeated="16383"/>
        </table:table-row>
        <table:table-row table:style-name="ro1">
          <table:table-cell office:value-type="string" table:style-name="ce2">
            <text:p>Ban đầu sóng chập chờn. Nhưg sau đó thì ổn.</text:p>
          </table:table-cell>
          <table:table-cell table:number-columns-repeated="16383"/>
        </table:table-row>
        <table:table-row table:style-name="ro1">
          <table:table-cell office:value-type="string" table:style-name="ce2">
            <text:p>Chuột dùng ok lắm, hợp với túi tiền hi. Lần sau sẽ ghé shop mua lại</text:p>
          </table:table-cell>
          <table:table-cell table:number-columns-repeated="16383"/>
        </table:table-row>
        <table:table-row table:style-name="ro1">
          <table:table-cell office:value-type="string" table:style-name="ce2">
            <text:p>hàng như miêu tả, chưa sử dụng nên chưa đánh giá chi tiết</text:p>
          </table:table-cell>
          <table:table-cell table:number-columns-repeated="16383"/>
        </table:table-row>
        <table:table-row table:style-name="ro1">
          <table:table-cell office:value-type="string" table:style-name="ce2">
            <text:p>Chất lượng tạm ổn, tốc độ cũng nhanh hơn, không biết có bền không</text:p>
          </table:table-cell>
          <table:table-cell table:number-columns-repeated="16383"/>
        </table:table-row>
        <table:table-row table:style-name="ro1">
          <table:table-cell office:value-type="string" table:style-name="ce2">
            <text:p>hàng xài tốt <text:s/>mọi người nên mua<text:s/></text:p>
          </table:table-cell>
          <table:table-cell table:number-columns-repeated="16383"/>
        </table:table-row>
        <table:table-row table:style-name="ro1">
          <table:table-cell office:value-type="string" table:style-name="ce2">
            <text:p>wifi bắt được full mà có lúc load rất chậm, không ổn định cho lắm. tốt trông tầm giá. Được cái tiki lần này giao hàng nhanh.</text:p>
          </table:table-cell>
          <table:table-cell table:number-columns-repeated="16383"/>
        </table:table-row>
        <table:table-row table:style-name="ro1">
          <table:table-cell office:value-type="string" table:style-name="ce2">
            <text:p>Tikinow giao hàng chậm hơn nửa ngày. Còn chất lượng sản phẩm thì tốt</text:p>
          </table:table-cell>
          <table:table-cell table:number-columns-repeated="16383"/>
        </table:table-row>
        <table:table-row table:style-name="ro1">
          <table:table-cell office:value-type="string" table:style-name="ce2">
            <text:p>Mua 2 cái dùng được hơn 2 tháng, 1 cái đã hỏng, tiền nào của lấy .</text:p>
          </table:table-cell>
          <table:table-cell table:number-columns-repeated="16383"/>
        </table:table-row>
        <table:table-row table:style-name="ro1">
          <table:table-cell office:value-type="string" table:style-name="ce2">
            <text:p>Nút bấm hơi cứng, con lăn khi sử dụng hay bị kêu. Được cái là chuột khá vừa tay, không quá nặng, cảm giác khá chắc chắn.</text:p>
          </table:table-cell>
          <table:table-cell table:number-columns-repeated="16383"/>
        </table:table-row>
        <table:table-row table:style-name="ro1">
          <table:table-cell office:value-type="string" table:style-name="ce2">
            <text:p>Giao hàng nhanh, sử dụng ban đầu thấy ok, hút sóng ổn, nhưng phát không được xa lắm, tính mua e300 nhưng chắc cũg k khác biệt gì, nói chung hài lòng!!!</text:p>
          </table:table-cell>
          <table:table-cell table:number-columns-repeated="16383"/>
        </table:table-row>
        <table:table-row table:style-name="ro1">
          <table:table-cell office:value-type="string" table:style-name="ce2">
            <text:p>sản phẩm giao hàng đúng giờ, kết nối đơn giản dễ sử dụng.</text:p>
          </table:table-cell>
          <table:table-cell table:number-columns-repeated="16383"/>
        </table:table-row>
        <table:table-row table:style-name="ro1">
          <table:table-cell office:value-type="string" table:style-name="ce2">
            <text:p>Tiki cần giao hàng nhanh hơn nữa mình nghĩ chậm nhất 3 ngày là ok</text:p>
          </table:table-cell>
          <table:table-cell table:number-columns-repeated="16383"/>
        </table:table-row>
        <table:table-row table:style-name="ro1">
          <table:table-cell office:value-type="string" table:style-name="ce2">
            <text:p>Dùng khá ổn, tầm 4-5 thiết bị truy cập ok, nhiều hơn bị đơ...</text:p>
          </table:table-cell>
          <table:table-cell table:number-columns-repeated="16383"/>
        </table:table-row>
        <table:table-row table:style-name="ro1">
          <table:table-cell office:value-type="string" table:style-name="ce2">
            <text:p>tạm ok, nhưng setup trên điện thoại android thì không được, sang ios thì ok.</text:p>
          </table:table-cell>
          <table:table-cell table:number-columns-repeated="16383"/>
        </table:table-row>
        <table:table-row table:style-name="ro1">
          <table:table-cell office:value-type="string" table:style-name="ce2">
            <text:p>Tốt, chất lượng ổn so với giá tiền. Bây giờ dùng rất tốt....có điều trog tương lai không biết có sao không<text:s/></text:p>
          </table:table-cell>
          <table:table-cell table:number-columns-repeated="16383"/>
        </table:table-row>
        <table:table-row table:style-name="ro1">
          <table:table-cell office:value-type="string" table:style-name="ce2">
            <text:p>không có nút chỉnh tốc độ chuột, độ nhạy ổn dây cực dài</text:p>
          </table:table-cell>
          <table:table-cell table:number-columns-repeated="16383"/>
        </table:table-row>
        <table:table-row table:style-name="ro1">
          <table:table-cell office:value-type="string" table:style-name="ce2">
            <text:p>Con lăn trượt lên xuống hơi kêu to. Khoing còn phàn nàn gì.</text:p>
          </table:table-cell>
          <table:table-cell table:number-columns-repeated="16383"/>
        </table:table-row>
        <table:table-row table:style-name="ro1">
          <table:table-cell office:value-type="string" table:style-name="ce2">
            <text:p>Mọi thứ ok so với mức giá, con lăn kêu khá to hơi khó chịu</text:p>
          </table:table-cell>
          <table:table-cell table:number-columns-repeated="16383"/>
        </table:table-row>
        <table:table-row table:style-name="ro1">
          <table:table-cell office:value-type="string" table:style-name="ce2">
            <text:p>con lăn khi lăn nghe kêu. một thời gian sẽ không để ý nữa.với tầm giá như thế này thì dùng ổn.không bị lổi và mượt</text:p>
          </table:table-cell>
          <table:table-cell table:number-columns-repeated="16383"/>
        </table:table-row>
        <table:table-row table:style-name="ro1">
          <table:table-cell office:value-type="string" table:style-name="ce2">
            <text:p>Hang nhận nhanh, nhân viên vui vẻ. Khá tốt về chất lượng so. Ok</text:p>
          </table:table-cell>
          <table:table-cell table:number-columns-repeated="16383"/>
        </table:table-row>
        <table:table-row table:style-name="ro1">
          <table:table-cell office:value-type="string" table:style-name="ce2">
            <text:p>Vừa nhận được sp, dùng tốt, có điều không thấy dán tem bảo hành, sau này bảo hành như thế nào ?</text:p>
          </table:table-cell>
          <table:table-cell table:number-columns-repeated="16383"/>
        </table:table-row>
        <table:table-row table:style-name="ro1">
          <table:table-cell office:value-type="string" table:style-name="ce2">
            <text:p>Chuột cầm hơi nhẹ tay, nhưng xài ổn, phù hợp với giá cả</text:p>
          </table:table-cell>
          <table:table-cell table:number-columns-repeated="16383"/>
        </table:table-row>
        <table:table-row table:style-name="ro1">
          <table:table-cell office:value-type="string" table:style-name="ce2">
            <text:p>Cũng được! Bắt sóng tốt, dù vậy đôi khi cũng hơi chập chờn.</text:p>
          </table:table-cell>
          <table:table-cell table:number-columns-repeated="16383"/>
        </table:table-row>
        <table:table-row table:style-name="ro1">
          <table:table-cell office:value-type="string" table:style-name="ce2">
            <text:p>bắt sóng tương đối ổn,nên có sản phẩm như này nếu nhà có nhiều tầng</text:p>
          </table:table-cell>
          <table:table-cell table:number-columns-repeated="16383"/>
        </table:table-row>
        <table:table-row table:style-name="ro1">
          <table:table-cell office:value-type="string" table:style-name="ce2">
            <text:p>Nhà tầng hai không dùng được. Có bộ này thì dùng được. Cũng gọn không cần dây</text:p>
          </table:table-cell>
          <table:table-cell table:number-columns-repeated="16383"/>
        </table:table-row>
        <table:table-row table:style-name="ro1">
          <table:table-cell office:value-type="string" table:style-name="ce2">
            <text:p>Hàng đẹp, hoạt động ổn định, đóng gói rất tốt. Rất Ok</text:p>
          </table:table-cell>
          <table:table-cell table:number-columns-repeated="16383"/>
        </table:table-row>
        <table:table-row table:style-name="ro1">
          <table:table-cell office:value-type="string" table:style-name="ce2">
            <text:p>Hàng được gói rất cẩn thận, giao hàng nhanh, mới mua nên chưa thể nhận xét được nhiều nhưng nhìn chung dùng ổn, phát wifi mạnh, dễ cài đặt</text:p>
          </table:table-cell>
          <table:table-cell table:number-columns-repeated="16383"/>
        </table:table-row>
        <table:table-row table:style-name="ro1">
          <table:table-cell office:value-type="string" table:style-name="ce2">
            <text:p>Sử dụng cho máy tính để bàn, tạm thời thấy ổn định. Sờ bên ngoài thấy ấm ấm.</text:p>
          </table:table-cell>
          <table:table-cell table:number-columns-repeated="16383"/>
        </table:table-row>
        <table:table-row table:style-name="ro1">
          <table:table-cell office:value-type="string" table:style-name="ce2">
            <text:p>sóng wifi mạnh, nhưng không ổn định, đôi khi bị rớt mạng hoặc giảm speed. Giá này thì vậy là ổn</text:p>
          </table:table-cell>
          <table:table-cell table:number-columns-repeated="16383"/>
        </table:table-row>
        <table:table-row table:style-name="ro1">
          <table:table-cell office:value-type="string" table:style-name="ce2">
            <text:p>Sản phẩm gửi về đúng yêu cầu mong đợi. Hợp với những ai học sinh sinh viên</text:p>
          </table:table-cell>
          <table:table-cell table:number-columns-repeated="16383"/>
        </table:table-row>
        <table:table-row table:style-name="ro1">
          <table:table-cell office:value-type="string" table:style-name="ce2">
            <text:p>hàng dung được. nhưng thu sóng chưa được ổn định cần cải tiến hơn nữa</text:p>
          </table:table-cell>
          <table:table-cell table:number-columns-repeated="16383"/>
        </table:table-row>
        <table:table-row table:style-name="ro1">
          <table:table-cell office:value-type="string" table:style-name="ce2">
            <text:p>tôi hài lòng về sản phẩn này dùng ổn định chấp nhận được</text:p>
          </table:table-cell>
          <table:table-cell table:number-columns-repeated="16383"/>
        </table:table-row>
        <table:table-row table:style-name="ro1">
          <table:table-cell office:value-type="string" table:style-name="ce2">
            <text:p>chuột hơi chậm và khó sử dụng một chút. k được êm như mong muốn</text:p>
          </table:table-cell>
          <table:table-cell table:number-columns-repeated="16383"/>
        </table:table-row>
        <table:table-row table:style-name="ro1">
          <table:table-cell office:value-type="string" table:style-name="ce2">
            <text:p>Mình mua thêm sau khi đã dùng thử 1 cái. Dùng rất tốt</text:p>
          </table:table-cell>
          <table:table-cell table:number-columns-repeated="16383"/>
        </table:table-row>
        <table:table-row table:style-name="ro1">
          <table:table-cell office:value-type="string" table:style-name="ce2">
            <text:p>Sản phẩm tốt phù hợp với giá. Dễ sử dụng và cài đặt</text:p>
          </table:table-cell>
          <table:table-cell table:number-columns-repeated="16383"/>
        </table:table-row>
        <table:table-row table:style-name="ro1">
          <table:table-cell office:value-type="string" table:style-name="ce2">
            <text:p>Chuột dùng ổn nhưng vài ngày sau có dấu hiệu đơ</text:p>
          </table:table-cell>
          <table:table-cell table:number-columns-repeated="16383"/>
        </table:table-row>
        <table:table-row table:style-name="ro1">
          <table:table-cell office:value-type="string" table:style-name="ce2">
            <text:p>Chuột kêu hơi to, cầm chuột hơi hụt chắc do chưa quen tay</text:p>
          </table:table-cell>
          <table:table-cell table:number-columns-repeated="16383"/>
        </table:table-row>
        <table:table-row table:style-name="ro1">
          <table:table-cell office:value-type="string" table:style-name="ce2">
            <text:p>Bắt sóng ổn, vừa kết nối với tv vừa kết nối với điện thoại vẫn ok.</text:p>
          </table:table-cell>
          <table:table-cell table:number-columns-repeated="16383"/>
        </table:table-row>
        <table:table-row table:style-name="ro1">
          <table:table-cell office:value-type="string" table:style-name="ce2">
            <text:p>Sóng khỏe nhưng đôi khi lại không lấy được IP từ router chính</text:p>
          </table:table-cell>
          <table:table-cell table:number-columns-repeated="16383"/>
        </table:table-row>
        <table:table-row table:style-name="ro1">
          <table:table-cell office:value-type="string" table:style-name="ce2">
            <text:p>Chuot dung tốt, bám nhảy em ,hang chat lượng tốt Nen mua</text:p>
          </table:table-cell>
          <table:table-cell table:number-columns-repeated="16383"/>
        </table:table-row>
        <table:table-row table:style-name="ro1">
          <table:table-cell office:value-type="string" table:style-name="ce2">
            <text:p>Lúc đầu mình hơi hoảng vì chuột phản ứng chậm trễ 1 chút, nhưng dùng 1 thời gian thì cũng OK rồi. Nói chung chấp nhận được.</text:p>
          </table:table-cell>
          <table:table-cell table:number-columns-repeated="16383"/>
        </table:table-row>
        <table:table-row table:style-name="ro1">
          <table:table-cell office:value-type="string" table:style-name="ce2">
            <text:p>Sản phẩm như hình ảnh mô tả. chuột sử dụng thấy tốt.</text:p>
          </table:table-cell>
          <table:table-cell table:number-columns-repeated="16383"/>
        </table:table-row>
        <table:table-row table:style-name="ro1">
          <table:table-cell office:value-type="string" table:style-name="ce2">
            <text:p>TIKI giao hàng nhanh, đúng giờ Bộ repeater ổn định, phù hợp với giá tiền!</text:p>
          </table:table-cell>
          <table:table-cell table:number-columns-repeated="16383"/>
        </table:table-row>
        <table:table-row table:style-name="ro1">
          <table:table-cell office:value-type="string" table:style-name="ce2">
            <text:p>Sản phẩm tốt chuột dùng êm tay khá vừa tay , nhanh nhạy ahihi cho 4 sao mình thích màu mè nên màu sắc tí thì cho 5 sao rồi đấy</text:p>
          </table:table-cell>
          <table:table-cell table:number-columns-repeated="16383"/>
        </table:table-row>
        <table:table-row table:style-name="ro1">
          <table:table-cell office:value-type="string" table:style-name="ce2">
            <text:p>Hài lòng về chất lượng và giá thành sản phẩm này</text:p>
          </table:table-cell>
          <table:table-cell table:number-columns-repeated="16383"/>
        </table:table-row>
        <table:table-row table:style-name="ro1">
          <table:table-cell office:value-type="string" table:style-name="ce2">
            <text:p>đóng gói cẩn thận giao hàng hơi chậm. sẽ ủng hộ tiki</text:p>
          </table:table-cell>
          <table:table-cell table:number-columns-repeated="16383"/>
        </table:table-row>
        <table:table-row table:style-name="ro1">
          <table:table-cell office:value-type="string" table:style-name="ce2">
            <text:p>Tốt. Hiện vẫn dùng lâu lắm rồi không nhớ nữa. Rẻ ổn</text:p>
          </table:table-cell>
          <table:table-cell table:number-columns-repeated="16383"/>
        </table:table-row>
        <table:table-row table:style-name="ro1">
          <table:table-cell office:value-type="string" table:style-name="ce2">
            <text:p>Tạm thời dùng tốt. Về lâu dài chưa biết thế nào</text:p>
          </table:table-cell>
          <table:table-cell table:number-columns-repeated="16383"/>
        </table:table-row>
        <table:table-row table:style-name="ro1">
          <table:table-cell office:value-type="string" table:style-name="ce2">
            <text:p>Phím và con lăn giữa nhạy mới dùng thấy ok mỗi tội dây dài quá nên dùng lap như mình hơi vướng</text:p>
          </table:table-cell>
          <table:table-cell table:number-columns-repeated="16383"/>
        </table:table-row>
        <table:table-row table:style-name="ro1">
          <table:table-cell office:value-type="string" table:style-name="ce2">
            <text:p>ổn phù hợp với giá tiền , click trung bình độ nảy không đã tay như chuột 100k ,nói chung là ổn trong tầm giá</text:p>
          </table:table-cell>
          <table:table-cell table:number-columns-repeated="16383"/>
        </table:table-row>
        <table:table-row table:style-name="ro1">
          <table:table-cell office:value-type="string" table:style-name="ce2">
            <text:p>So với giá tiền thì cũng được :&lt; nhưng hay bị chập chờn</text:p>
          </table:table-cell>
          <table:table-cell table:number-columns-repeated="16383"/>
        </table:table-row>
        <table:table-row table:style-name="ro1">
          <table:table-cell office:value-type="string" table:style-name="ce2">
            <text:p>Thiết bị hoaatj động ổn tuy nhiên giao hàng hơi chậm</text:p>
          </table:table-cell>
          <table:table-cell table:number-columns-repeated="16383"/>
        </table:table-row>
        <table:table-row table:style-name="ro1">
          <table:table-cell office:value-type="string" table:style-name="ce2">
            <text:p>Tốc độ giao hàng nhanh, giá hợp lý với chất lượng.</text:p>
          </table:table-cell>
          <table:table-cell table:number-columns-repeated="16383"/>
        </table:table-row>
        <table:table-row table:style-name="ro1">
          <table:table-cell office:value-type="string" table:style-name="ce2">
            <text:p>chuột này bên mình xài hồi giờ. tuổi thọ trung bình là 3 năm/ con.</text:p>
          </table:table-cell>
          <table:table-cell table:number-columns-repeated="16383"/>
        </table:table-row>
        <table:table-row table:style-name="ro1">
          <table:table-cell office:value-type="string" table:style-name="ce2">
            <text:p>Thương hiệu này luôn ổn định, yên tâm sử dụng</text:p>
          </table:table-cell>
          <table:table-cell table:number-columns-repeated="16383"/>
        </table:table-row>
        <table:table-row table:style-name="ro1">
          <table:table-cell office:value-type="string" table:style-name="ce2">
            <text:p>mình có mua một cái hồi đầu năm đến h thì bị lỗi không biết bên shop bảo hành như thế nào ạ 0931787116</text:p>
          </table:table-cell>
          <table:table-cell table:number-columns-repeated="16383"/>
        </table:table-row>
        <table:table-row table:style-name="ro1">
          <table:table-cell office:value-type="string" table:style-name="ce2">
            <text:p>Thu được xa sóng mạnh xài rất là OK Number hihi..</text:p>
          </table:table-cell>
          <table:table-cell table:number-columns-repeated="16383"/>
        </table:table-row>
        <table:table-row table:style-name="ro1">
          <table:table-cell office:value-type="string" table:style-name="ce2">
            <text:p>Chuột xài tốt cho máy tính, nhẹ và giá khá tốt.</text:p>
          </table:table-cell>
          <table:table-cell table:number-columns-repeated="16383"/>
        </table:table-row>
        <table:table-row table:style-name="ro1">
          <table:table-cell office:value-type="string" table:style-name="ce2">
            <text:p>giá rẻ, chuột chất lượng, thích hợp cho việc mua sử dụng cho văn phòng.<text:s/></text:p>
          </table:table-cell>
          <table:table-cell table:number-columns-repeated="16383"/>
        </table:table-row>
        <table:table-row table:style-name="ro1">
          <table:table-cell office:value-type="string" table:style-name="ce2">
            <text:p>Chuột sử dụng tốt cho mức giá rẻ, không có gì phải phàn nàn, nhưng mà tiki giao hàng hơi chậm, 2 ngày mới đến.</text:p>
          </table:table-cell>
          <table:table-cell table:number-columns-repeated="16383"/>
        </table:table-row>
        <table:table-row table:style-name="ro1">
          <table:table-cell office:value-type="string" table:style-name="ce2">
            <text:p>sản phẩm tốt phù hợp với giá cả. gói hàng cẩn thận</text:p>
          </table:table-cell>
          <table:table-cell table:number-columns-repeated="16383"/>
        </table:table-row>
        <table:table-row table:style-name="ro1">
          <table:table-cell office:value-type="string" table:style-name="ce2">
            <text:p>Dùng được, không lag lắm, nhìn chung hợp giá tiền. nội dung thế này đã đủ chưa</text:p>
          </table:table-cell>
          <table:table-cell table:number-columns-repeated="16383"/>
        </table:table-row>
        <table:table-row table:style-name="ro1">
          <table:table-cell office:value-type="string" table:style-name="ce2">
            <text:p>Hàng xài chuẩn, phù hợp giá tiền.</text:p>
          </table:table-cell>
          <table:table-cell table:number-columns-repeated="16383"/>
        </table:table-row>
        <table:table-row table:style-name="ro1">
          <table:table-cell office:value-type="string" table:style-name="ce2">
            <text:p>vừa nhận hàng xong chưa biết tốt k. nhưng mà k thấy phiếu bảo hành</text:p>
          </table:table-cell>
          <table:table-cell table:number-columns-repeated="16383"/>
        </table:table-row>
        <table:table-row table:style-name="ro1">
          <table:table-cell office:value-type="string" table:style-name="ce2">
            <text:p>Chuột cầm chắc tay, nhỏ gọn, bấm nhạy, hợp lý trong tầm tiền</text:p>
          </table:table-cell>
          <table:table-cell table:number-columns-repeated="16383"/>
        </table:table-row>
        <table:table-row table:style-name="ro1">
          <table:table-cell office:value-type="string" table:style-name="ce2">
            <text:p>To, vừa tay, lướt nhạy, mượt. Giao hàng nhanh chóng.</text:p>
          </table:table-cell>
          <table:table-cell table:number-columns-repeated="16383"/>
        </table:table-row>
        <table:table-row table:style-name="ro1">
          <table:table-cell office:value-type="string" table:style-name="ce2">
            <text:p>Mua về xài hơi chập chờn nếu sóng yếu, độ ổn định không thực sự cao, dịch vụ giao hàng thì ok</text:p>
          </table:table-cell>
          <table:table-cell table:number-columns-repeated="16383"/>
        </table:table-row>
        <table:table-row table:style-name="ro1">
          <table:table-cell office:value-type="string" table:style-name="ce2">
            <text:p>xài mặt bàn văn phòng không ổn, phải có lót chuột thì mới xài được.</text:p>
          </table:table-cell>
          <table:table-cell table:number-columns-repeated="16383"/>
        </table:table-row>
        <table:table-row table:style-name="ro1">
          <table:table-cell office:value-type="string" table:style-name="ce2">
            <text:p>hàng logitech vừa tốt vừa hợp với túi tiền</text:p>
          </table:table-cell>
          <table:table-cell table:number-columns-repeated="16383"/>
        </table:table-row>
        <table:table-row table:style-name="ro1">
          <table:table-cell office:value-type="string" table:style-name="ce2">
            <text:p>Sản phảm vừa, hàng giao nhanh. Cám ơn shop</text:p>
          </table:table-cell>
          <table:table-cell table:number-columns-repeated="16383"/>
        </table:table-row>
        <table:table-row table:style-name="ro1">
          <table:table-cell office:value-type="string" table:style-name="ce2">
            <text:p>rẻ ,bền ,tốt ,giao nhanh,<text:s/></text:p>
          </table:table-cell>
          <table:table-cell table:number-columns-repeated="16383"/>
        </table:table-row>
        <table:table-row table:style-name="ro1">
          <table:table-cell office:value-type="string" table:style-name="ce2">
            <text:p>tuy tôi chưa dùng nhưng nhìn có vẻ hài lòng</text:p>
          </table:table-cell>
          <table:table-cell table:number-columns-repeated="16383"/>
        </table:table-row>
        <table:table-row table:style-name="ro1">
          <table:table-cell office:value-type="string" table:style-name="ce2">
            <text:p>Sản phẩm kích sóng được, dù hơi lag nhưng khá hài lòng</text:p>
          </table:table-cell>
          <table:table-cell table:number-columns-repeated="16383"/>
        </table:table-row>
        <table:table-row table:style-name="ro1">
          <table:table-cell office:value-type="string" table:style-name="ce2">
            <text:p>Sản phẩm gọn nhẹ! Khả năgn phát sóng tốt , với CH 3-4 PN</text:p>
          </table:table-cell>
          <table:table-cell table:number-columns-repeated="16383"/>
        </table:table-row>
        <table:table-row table:style-name="ro1">
          <table:table-cell office:value-type="string" table:style-name="ce2">
            <text:p>Sản phẩm sử dụng tốt, giâ thành phù hợp</text:p>
          </table:table-cell>
          <table:table-cell table:number-columns-repeated="16383"/>
        </table:table-row>
        <table:table-row table:style-name="ro1">
          <table:table-cell office:value-type="string" table:style-name="ce2">
            <text:p>di chuột không êm lắm, lâu lâu hơi khựng</text:p>
          </table:table-cell>
          <table:table-cell table:number-columns-repeated="16383"/>
        </table:table-row>
        <table:table-row table:style-name="ro1">
          <table:table-cell office:value-type="string" table:style-name="ce2">
            <text:p>Mình nhận hàng được 1 tuần, vẫn chưa thấy hoá đơn đỏ. Tiki vui lòng kiểm tra lại. Hàng dùng OK</text:p>
          </table:table-cell>
          <table:table-cell table:number-columns-repeated="16383"/>
        </table:table-row>
        <table:table-row table:style-name="ro1">
          <table:table-cell office:value-type="string" table:style-name="ce2">
            <text:p>Chất lượng mặt hàng ổn, giao đúng hẹn</text:p>
          </table:table-cell>
          <table:table-cell table:number-columns-repeated="16383"/>
        </table:table-row>
        <table:table-row table:style-name="ro1">
          <table:table-cell office:value-type="string" table:style-name="ce2">
            <text:p>Đã mua, dùng tốt. Tiki chuyển hàng khá nhanh, đóng gói cẩn thận. Chất lượng đảm bảo. 3 lần mua hàng đều hài lòng về Tiki.</text:p>
          </table:table-cell>
          <table:table-cell table:number-columns-repeated="16383"/>
        </table:table-row>
        <table:table-row table:style-name="ro1">
          <table:table-cell office:value-type="string" table:style-name="ce2">
            <text:p>Tôi đã dùng từ hôm mua đến nay vẫn xài tốt, sóng khoẻ</text:p>
          </table:table-cell>
          <table:table-cell table:number-columns-repeated="16383"/>
        </table:table-row>
        <table:table-row table:style-name="ro1">
          <table:table-cell office:value-type="string" table:style-name="ce2">
            <text:p>Dễ dàng sử dụng. Giao hàng nhanh. Đóng giói kỉ. Tôi hài lòng</text:p>
          </table:table-cell>
          <table:table-cell table:number-columns-repeated="16383"/>
        </table:table-row>
        <table:table-row table:style-name="ro1">
          <table:table-cell office:value-type="string" table:style-name="ce2">
            <text:p>nói chung mới dùng thấy rất ổn. dùng thời gian mới đánh giá tiếp. nhân viên giao hàng nhiệt tình.</text:p>
          </table:table-cell>
          <table:table-cell table:number-columns-repeated="16383"/>
        </table:table-row>
        <table:table-row table:style-name="ro1">
          <table:table-cell office:value-type="string" table:style-name="ce2">
            <text:p>Đóng gói cẩn thận. Hàng dùng được khoảng 1 tháng. Thấy cũng Ok chưa có vấn đề gì!</text:p>
          </table:table-cell>
          <table:table-cell table:number-columns-repeated="16383"/>
        </table:table-row>
        <table:table-row table:style-name="ro1">
          <table:table-cell office:value-type="string" table:style-name="ce2">
            <text:p>Sản phẩm bền, tốt nhưng do t kết nối với lap nên dây chuột quá dài thành ra lạ hơi khó sử dụng ?</text:p>
          </table:table-cell>
          <table:table-cell table:number-columns-repeated="16383"/>
        </table:table-row>
        <table:table-row table:style-name="ro1">
          <table:table-cell office:value-type="string" table:style-name="ce2">
            <text:p>hàng chạy ổn cấu hình cá đơn, hiệu quả wifi phát rộng hơn.</text:p>
          </table:table-cell>
          <table:table-cell table:number-columns-repeated="16383"/>
        </table:table-row>
        <table:table-row table:style-name="ro1">
          <table:table-cell office:value-type="string" table:style-name="ce2">
            <text:p>Nút bấm có hơi cứng 1 chút, chuột giữa scroll kêu hơi to nhưng mình hài lòng với sản phẩm, 58k <text:s/>for a mouse!!!</text:p>
          </table:table-cell>
          <table:table-cell table:number-columns-repeated="16383"/>
        </table:table-row>
        <table:table-row table:style-name="ro1">
          <table:table-cell office:value-type="string" table:style-name="ce2">
            <text:p>Sản phẩm dùng được đúng với giá cả</text:p>
          </table:table-cell>
          <table:table-cell table:number-columns-repeated="16383"/>
        </table:table-row>
        <table:table-row table:style-name="ro1">
          <table:table-cell office:value-type="string" table:style-name="ce2">
            <text:p>Tạm ổn, cắm lâu ngày phải rút ra cắm lại mới vào được mạng.</text:p>
          </table:table-cell>
          <table:table-cell table:number-columns-repeated="16383"/>
        </table:table-row>
        <table:table-row table:style-name="ro1">
          <table:table-cell office:value-type="string" table:style-name="ce2">
            <text:p>Chuột nhaỵ. click êm. Dậy dài ạ. Nói chung phù hợp văn phòng.</text:p>
          </table:table-cell>
          <table:table-cell table:number-columns-repeated="16383"/>
        </table:table-row>
        <table:table-row table:style-name="ro1">
          <table:table-cell office:value-type="string" table:style-name="ce2">
            <text:p>chất lượng đúng với giá tiền mình bỏ ra <text:s/>nói chung, dùng tạm được</text:p>
          </table:table-cell>
          <table:table-cell table:number-columns-repeated="16383"/>
        </table:table-row>
        <table:table-row table:style-name="ro1">
          <table:table-cell office:value-type="string" table:style-name="ce2">
            <text:p>Ok,chất lượng ,xài lâu rồi vẫn chạy tốt</text:p>
          </table:table-cell>
          <table:table-cell table:number-columns-repeated="16383"/>
        </table:table-row>
        <table:table-row table:style-name="ro1">
          <table:table-cell office:value-type="string" table:style-name="ce2">
            <text:p>Hài lòng về sản phẩm nhưng tiki giao hoi chậm so với dự tính ban đầu</text:p>
          </table:table-cell>
          <table:table-cell table:number-columns-repeated="16383"/>
        </table:table-row>
        <table:table-row table:style-name="ro1">
          <table:table-cell office:value-type="string" table:style-name="ce2">
            <text:p>Thiết bị dễ cài đặt và tiếp sóng khá tốt. Hài lòng</text:p>
          </table:table-cell>
          <table:table-cell table:number-columns-repeated="16383"/>
        </table:table-row>
        <table:table-row table:style-name="ro1">
          <table:table-cell office:value-type="string" table:style-name="ce2">
            <text:p>chuột nhạy sử dụng tốt. hài lòng</text:p>
          </table:table-cell>
          <table:table-cell table:number-columns-repeated="16383"/>
        </table:table-row>
        <table:table-row table:style-name="ro1">
          <table:table-cell office:value-type="string" table:style-name="ce2">
            <text:p>Bắt sóng tương đối ổn định,nếu cách router chính xa quá thì sóng k được ổn định,nói chung là phù hợp với mức giá</text:p>
          </table:table-cell>
          <table:table-cell table:number-columns-repeated="16383"/>
        </table:table-row>
        <table:table-row table:style-name="ro1">
          <table:table-cell office:value-type="string" table:style-name="ce2">
            <text:p>Giao hang nhanh va dong goi can than nhung minh không cai được</text:p>
          </table:table-cell>
          <table:table-cell table:number-columns-repeated="16383"/>
        </table:table-row>
        <table:table-row table:style-name="ro1">
          <table:table-cell office:value-type="string" table:style-name="ce2">
            <text:p>Mọi người lưu ý là sản sản phầm này không repeat được wifi có tên hoặc pass có ký tự đặc biệt</text:p>
          </table:table-cell>
          <table:table-cell table:number-columns-repeated="16383"/>
        </table:table-row>
        <table:table-row table:style-name="ro1">
          <table:table-cell office:value-type="string" table:style-name="ce2">
            <text:p>dùng tốt, chuột nhẹ, nắm vừa tay. chuột nhạy,</text:p>
            <text:p>xài tốt, chưa có trục trặc gì kể từ 1 tuần dùng hàng</text:p>
          </table:table-cell>
          <table:table-cell table:number-columns-repeated="16383"/>
        </table:table-row>
        <table:table-row table:style-name="ro1">
          <table:table-cell office:value-type="string" table:style-name="ce2">
            <text:p>Sản phẩm dùng tốt, đóng gói vô cùng cẩn thận</text:p>
            <text:p>Đún chuẩn giao 24/7. Đặt từ khuya hôm trước hôm sau giao liền</text:p>
          </table:table-cell>
          <table:table-cell table:number-columns-repeated="16383"/>
        </table:table-row>
        <table:table-row table:style-name="ro1">
          <table:table-cell office:value-type="string" table:style-name="ce2">
            <text:p>sản phẩm cài hơi khó, lúc đầu tưởng không dùng được, nhưng cài được rồi thì dùng khá ổn, khá hài lòng</text:p>
          </table:table-cell>
          <table:table-cell table:number-columns-repeated="16383"/>
        </table:table-row>
        <table:table-row table:style-name="ro1">
          <table:table-cell office:value-type="string" table:style-name="ce2">
            <text:p>Chuột đúng như hình, sản phẩm dùng được so với giá tiền</text:p>
          </table:table-cell>
          <table:table-cell table:number-columns-repeated="16383"/>
        </table:table-row>
        <table:table-row table:style-name="ro1">
          <table:table-cell office:value-type="string" table:style-name="ce2">
            <text:p>hàng tốt, đã xừ dụng hơn 10 ngày.</text:p>
          </table:table-cell>
          <table:table-cell table:number-columns-repeated="16383"/>
        </table:table-row>
        <table:table-row table:style-name="ro1">
          <table:table-cell office:value-type="string" table:style-name="ce2">
            <text:p>Chuột xài ổn, không vấn đề gì, giá cả rất phải chăng</text:p>
          </table:table-cell>
          <table:table-cell table:number-columns-repeated="16383"/>
        </table:table-row>
        <table:table-row table:style-name="ro1">
          <table:table-cell office:value-type="string" table:style-name="ce2">
            <text:p>sản phẩm vừa túi tiền và dể sử dụng</text:p>
          </table:table-cell>
          <table:table-cell table:number-columns-repeated="16383"/>
        </table:table-row>
        <table:table-row table:style-name="ro1">
          <table:table-cell office:value-type="string" table:style-name="ce2">
            <text:p>Ổn với mức giá, giao hàng siêu nhanh</text:p>
          </table:table-cell>
          <table:table-cell table:number-columns-repeated="16383"/>
        </table:table-row>
        <table:table-row table:style-name="ro1">
          <table:table-cell office:value-type="string" table:style-name="ce2">
            <text:p>Giao hàng nhanh đúng hẹn, nhưng mình thắc mắc tại sao không có logo như hình minh họa nhỉ?</text:p>
          </table:table-cell>
          <table:table-cell table:number-columns-repeated="16383"/>
        </table:table-row>
        <table:table-row table:style-name="ro1">
          <table:table-cell office:value-type="string" table:style-name="ce2">
            <text:p>Sản phẩm dễ cấu hình, hoạt động tốt, kích sóng lên tương đối.</text:p>
          </table:table-cell>
          <table:table-cell table:number-columns-repeated="16383"/>
        </table:table-row>
        <table:table-row table:style-name="ro1">
          <table:table-cell office:value-type="string" table:style-name="ce2">
            <text:p>Sản phẩm dùng ok, kích mạng tốt, xem tivi không bị giật nữa</text:p>
          </table:table-cell>
          <table:table-cell table:number-columns-repeated="16383"/>
        </table:table-row>
        <table:table-row table:style-name="ro1">
          <table:table-cell office:value-type="string" table:style-name="ce2">
            <text:p>đúng như giới thiệu, sản phẩm tốt</text:p>
          </table:table-cell>
          <table:table-cell table:number-columns-repeated="16383"/>
        </table:table-row>
        <table:table-row table:style-name="ro1">
          <table:table-cell office:value-type="string" table:style-name="ce2">
            <text:p>Chuột dùng ok giá hợp lý. Thích</text:p>
          </table:table-cell>
          <table:table-cell table:number-columns-repeated="16383"/>
        </table:table-row>
        <table:table-row table:style-name="ro1">
          <table:table-cell office:value-type="string" table:style-name="ce2">
            <text:p>hàng chất lượng so với giá tiền!</text:p>
          </table:table-cell>
          <table:table-cell table:number-columns-repeated="16383"/>
        </table:table-row>
        <table:table-row table:style-name="ro1">
          <table:table-cell office:value-type="string" table:style-name="ce2">
            <text:p>Dùng được 1 thời gian khoảng 45p - 1h gặp tình trạng đứng mạng. Chưa biết cách khắc phục</text:p>
          </table:table-cell>
          <table:table-cell table:number-columns-repeated="16383"/>
        </table:table-row>
        <table:table-row table:style-name="ro1">
          <table:table-cell office:value-type="string" table:style-name="ce2">
            <text:p>Mình mua hai cái <text:s/>Bữa giờ mua khá lâu rôi dùng thấy ổn định.</text:p>
          </table:table-cell>
          <table:table-cell table:number-columns-repeated="16383"/>
        </table:table-row>
        <table:table-row table:style-name="ro1">
          <table:table-cell office:value-type="string" table:style-name="ce2">
            <text:p>Đóng gói kĩ lưỡng. Dùng tốt, êm.</text:p>
          </table:table-cell>
          <table:table-cell table:number-columns-repeated="16383"/>
        </table:table-row>
        <table:table-row table:style-name="ro1">
          <table:table-cell office:value-type="string" table:style-name="ce2">
            <text:p>Chuột nhỏ gọn, nhanh, xài tốt, bị rớt nhưng vẫn ok, đã xài được khoảng 2 tháng</text:p>
          </table:table-cell>
          <table:table-cell table:number-columns-repeated="16383"/>
        </table:table-row>
        <table:table-row table:style-name="ro1">
          <table:table-cell office:value-type="string" table:style-name="ce2">
            <text:p>hoạt động tốt ! giá bán hợp lý .</text:p>
          </table:table-cell>
          <table:table-cell table:number-columns-repeated="16383"/>
        </table:table-row>
        <table:table-row table:style-name="ro1">
          <table:table-cell office:value-type="string" table:style-name="ce2">
            <text:p>Cài đi cài lại mấy lần mới vào mạng wifi được. Sóng khá tốt.</text:p>
          </table:table-cell>
          <table:table-cell table:number-columns-repeated="16383"/>
        </table:table-row>
        <table:table-row table:style-name="ro1">
          <table:table-cell office:value-type="string" table:style-name="ce2">
            <text:p>Cấu hình nhanh, dễ dàng, giá hợp lý.</text:p>
          </table:table-cell>
          <table:table-cell table:number-columns-repeated="16383"/>
        </table:table-row>
        <table:table-row table:style-name="ro1">
          <table:table-cell office:value-type="string" table:style-name="ce2">
            <text:p>sản phẩm không có gì phàn nàn. nhân viên giao hàng nhanh.</text:p>
          </table:table-cell>
          <table:table-cell table:number-columns-repeated="16383"/>
        </table:table-row>
        <table:table-row table:style-name="ro1">
          <table:table-cell office:value-type="string" table:style-name="ce2">
            <text:p>Tiền nào của ấy ạ</text:p>
          </table:table-cell>
          <table:table-cell table:number-columns-repeated="16383"/>
        </table:table-row>
        <table:table-row table:style-name="ro1">
          <table:table-cell office:value-type="string" table:style-name="ce2">
            <text:p>rất tuyệt, sóng căng dễ sử dụng</text:p>
          </table:table-cell>
          <table:table-cell table:number-columns-repeated="16383"/>
        </table:table-row>
        <table:table-row table:style-name="ro1">
          <table:table-cell office:value-type="string" table:style-name="ce2">
            <text:p>Sản phẩm chính hãng chất lượng</text:p>
          </table:table-cell>
          <table:table-cell table:number-columns-repeated="16383"/>
        </table:table-row>
        <table:table-row table:style-name="ro1">
          <table:table-cell office:value-type="string" table:style-name="ce2">
            <text:p>Chuột xài ổn với giá tiền.</text:p>
          </table:table-cell>
          <table:table-cell table:number-columns-repeated="16383"/>
        </table:table-row>
        <table:table-row table:style-name="ro1">
          <table:table-cell office:value-type="string" table:style-name="ce2">
            <text:p>sản phẩm xài tốt như mong đợi, không biết sau thế nào</text:p>
          </table:table-cell>
          <table:table-cell table:number-columns-repeated="16383"/>
        </table:table-row>
        <table:table-row table:style-name="ro1">
          <table:table-cell office:value-type="string" table:style-name="ce2">
            <text:p>Giao hàng nhanh, sản phẩm giống như hình, đóng gói cẩn thận, rất đẹp, hàng chất lượng tốt</text:p>
          </table:table-cell>
          <table:table-cell table:number-columns-repeated="16383"/>
        </table:table-row>
        <table:table-row table:style-name="ro1">
          <table:table-cell office:value-type="string" table:style-name="ce2">
            <text:p>Đóng gói chắc chắn, sản phẩm đẹp</text:p>
          </table:table-cell>
          <table:table-cell table:number-columns-repeated="16383"/>
        </table:table-row>
        <table:table-row table:style-name="ro1">
          <table:table-cell office:value-type="string" table:style-name="ce2">
            <text:p>Sản phẩm khá ổn, sử dụng tốt</text:p>
          </table:table-cell>
          <table:table-cell table:number-columns-repeated="16383"/>
        </table:table-row>
        <table:table-row table:style-name="ro1">
          <table:table-cell office:value-type="string" table:style-name="ce2">
            <text:p>Tiki giao hàng rất nhanh và đóng gói cẩn thận. Sản phẩm xài rất ok, lâu lâu cũng bị lag chút xíu thôi.</text:p>
          </table:table-cell>
          <table:table-cell table:number-columns-repeated="16383"/>
        </table:table-row>
        <table:table-row table:style-name="ro1">
          <table:table-cell office:value-type="string" table:style-name="ce2">
            <text:p>Hàng dùng tốt, mình hài lòng</text:p>
          </table:table-cell>
          <table:table-cell table:number-columns-repeated="16383"/>
        </table:table-row>
        <table:table-row table:style-name="ro1">
          <table:table-cell office:value-type="string" table:style-name="ce2">
            <text:p>xài cũng ok chưa hư</text:p>
          </table:table-cell>
          <table:table-cell table:number-columns-repeated="16383"/>
        </table:table-row>
        <table:table-row table:style-name="ro1">
          <table:table-cell office:value-type="string" table:style-name="ce2">
            <text:p>Dùng tốt, giao hàng nhanh chóng</text:p>
          </table:table-cell>
          <table:table-cell table:number-columns-repeated="16383"/>
        </table:table-row>
        <table:table-row table:style-name="ro1">
          <table:table-cell office:value-type="string" table:style-name="ce2">
            <text:p>Sản phẩm dùng tốt tuy nhiên khi sử dụng con lăn phát ra tiếng hơi khó chịu một xíu.</text:p>
          </table:table-cell>
          <table:table-cell table:number-columns-repeated="16383"/>
        </table:table-row>
        <table:table-row table:style-name="ro1">
          <table:table-cell office:value-type="string" table:style-name="ce2">
            <text:p>Giao hàng nhanh, đóng gói tốt , còn chất lượng xài được 2 ngày thấy ok</text:p>
          </table:table-cell>
          <table:table-cell table:number-columns-repeated="16383"/>
        </table:table-row>
        <table:table-row table:style-name="ro1">
          <table:table-cell office:value-type="string" table:style-name="ce2">
            <text:p>chuột dùng bền, rất tốt, hợp vs giá tiền, sẽ tiếp tục ủng hộ tiki</text:p>
          </table:table-cell>
          <table:table-cell table:number-columns-repeated="16383"/>
        </table:table-row>
        <table:table-row table:style-name="ro1">
          <table:table-cell office:value-type="string" table:style-name="ce2">
            <text:p>Chuột mới dùng có vẻ tốt r</text:p>
          </table:table-cell>
          <table:table-cell table:number-columns-repeated="16383"/>
        </table:table-row>
        <table:table-row table:style-name="ro1">
          <table:table-cell office:value-type="string" table:style-name="ce2">
            <text:p>sản phẩm tốt, giao hàng nhanh.....................</text:p>
          </table:table-cell>
          <table:table-cell table:number-columns-repeated="16383"/>
        </table:table-row>
        <table:table-row table:style-name="ro1">
          <table:table-cell office:value-type="string" table:style-name="ce2">
            <text:p>chuột êm, có điều click hơi nge to, dây hơi bị dài dùng phải treo cả dây lên =<text:s/></text:p>
          </table:table-cell>
          <table:table-cell table:number-columns-repeated="16383"/>
        </table:table-row>
        <table:table-row table:style-name="ro1">
          <table:table-cell office:value-type="string" table:style-name="ce2">
            <text:p>Rẻ và tốt trong tầm giá..</text:p>
          </table:table-cell>
          <table:table-cell table:number-columns-repeated="16383"/>
        </table:table-row>
        <table:table-row table:style-name="ro1">
          <table:table-cell office:value-type="string" table:style-name="ce2">
            <text:p>Sử dụng tốt, cài đặt dể, ok</text:p>
          </table:table-cell>
          <table:table-cell table:number-columns-repeated="16383"/>
        </table:table-row>
        <table:table-row table:style-name="ro1">
          <table:table-cell office:value-type="string" table:style-name="ce2">
            <text:p>tốt.... hài lòng</text:p>
          </table:table-cell>
          <table:table-cell table:number-columns-repeated="16383"/>
        </table:table-row>
        <table:table-row table:style-name="ro1">
          <table:table-cell office:value-type="string" table:style-name="ce2">
            <text:p>Mới dùng thử thấy chất lượng tốt, nhưng giao hàng chậm hơn lịch hẹn 2 ngày</text:p>
          </table:table-cell>
          <table:table-cell table:number-columns-repeated="16383"/>
        </table:table-row>
        <table:table-row table:style-name="ro1">
          <table:table-cell office:value-type="string" table:style-name="ce2">
            <text:p>Chuột xài tốt nè</text:p>
          </table:table-cell>
          <table:table-cell table:number-columns-repeated="16383"/>
        </table:table-row>
        <table:table-row table:style-name="ro1">
          <table:table-cell office:value-type="string" table:style-name="ce2">
            <text:p>chuột dùng tốt...</text:p>
          </table:table-cell>
          <table:table-cell table:number-columns-repeated="16383"/>
        </table:table-row>
        <table:table-row table:style-name="ro1">
          <table:table-cell office:value-type="string" table:style-name="ce2">
            <text:p>Ưu: Rẻ, xài được. Nhược: Phạm vi bắt sóng hẹp, nóng khi sử dụng lâu.</text:p>
          </table:table-cell>
          <table:table-cell table:number-columns-repeated="16383"/>
        </table:table-row>
        <table:table-row table:style-name="ro1">
          <table:table-cell office:value-type="string" table:style-name="ce2">
            <text:p>Kết nối còn chậm, nhưng khi kết nối xong thì mạng tốt.</text:p>
          </table:table-cell>
          <table:table-cell table:number-columns-repeated="16383"/>
        </table:table-row>
        <table:table-row table:style-name="ro1">
          <table:table-cell office:value-type="string" table:style-name="ce2">
            <text:p>cho mình hủy đơn hàng nhé hôm đấy mình không ở hà nôi</text:p>
          </table:table-cell>
          <table:table-cell table:number-columns-repeated="16383"/>
        </table:table-row>
        <table:table-row table:style-name="ro1">
          <table:table-cell office:value-type="string" table:style-name="ce2">
            <text:p>tạm thời chưa thấy vấn đề gì</text:p>
          </table:table-cell>
          <table:table-cell table:number-columns-repeated="16383"/>
        </table:table-row>
        <table:table-row table:style-name="ro1">
          <table:table-cell office:value-type="string" table:style-name="ce2">
            <text:p>cài đặt dễ dàng trên web</text:p>
          </table:table-cell>
          <table:table-cell table:number-columns-repeated="16383"/>
        </table:table-row>
        <table:table-row table:style-name="ro1">
          <table:table-cell office:value-type="string" table:style-name="ce2">
            <text:p>nháy chuột khá êm nhưng không bt độ bền như thế nào!!</text:p>
          </table:table-cell>
          <table:table-cell table:number-columns-repeated="16383"/>
        </table:table-row>
        <table:table-row table:style-name="ro1">
          <table:table-cell office:value-type="string" table:style-name="ce2">
            <text:p>Dùng mới được thời gian nên vẫn hay bị rớt và mất kết nối.</text:p>
          </table:table-cell>
          <table:table-cell table:number-columns-repeated="16383"/>
        </table:table-row>
        <table:table-row table:style-name="ro1">
          <table:table-cell office:value-type="string" table:style-name="ce2">
            <text:p>Hoạt động khá tốt. Sóng mạnh</text:p>
          </table:table-cell>
          <table:table-cell table:number-columns-repeated="16383"/>
        </table:table-row>
        <table:table-row table:style-name="ro1">
          <table:table-cell office:value-type="string" table:style-name="ce2">
            <text:p>hài lòng, dùng tốt, dể cài đặt.</text:p>
          </table:table-cell>
          <table:table-cell table:number-columns-repeated="16383"/>
        </table:table-row>
        <table:table-row table:style-name="ro1">
          <table:table-cell office:value-type="string" table:style-name="ce2">
            <text:p>đã dùng gần tháng và thấy ok, tuy nhiên nhấn chuột phải cảm giác không được sướng</text:p>
          </table:table-cell>
          <table:table-cell table:number-columns-repeated="16383"/>
        </table:table-row>
        <table:table-row table:style-name="ro1">
          <table:table-cell office:value-type="string" table:style-name="ce2">
            <text:p>Hàng được gói bọc cẩn thận, chuột dùng khá ổn phù hợp với giá tiền!!</text:p>
          </table:table-cell>
          <table:table-cell table:number-columns-repeated="16383"/>
        </table:table-row>
        <table:table-row table:style-name="ro1">
          <table:table-cell office:value-type="string" table:style-name="ce2">
            <text:p>Bộ phát sóng ổn định, hàng tốt</text:p>
          </table:table-cell>
          <table:table-cell table:number-columns-repeated="16383"/>
        </table:table-row>
        <table:table-row table:style-name="ro1">
          <table:table-cell office:value-type="string" table:style-name="ce2">
            <text:p>Hàng tốt.</text:p>
          </table:table-cell>
          <table:table-cell table:number-columns-repeated="16383"/>
        </table:table-row>
        <table:table-row table:style-name="ro1">
          <table:table-cell office:value-type="string" table:style-name="ce2">
            <text:p>Cũng tạm ổn, wifi hơi bị chập chờn một tí nên cho 4 * thôi</text:p>
          </table:table-cell>
          <table:table-cell table:number-columns-repeated="16383"/>
        </table:table-row>
        <table:table-row table:style-name="ro1">
          <table:table-cell office:value-type="string" table:style-name="ce2">
            <text:p>Sản phẩm dùng khá tốt trong phạm vi nhà mình, không biết tgian sắp tới thì sẽ thế nào.</text:p>
          </table:table-cell>
          <table:table-cell table:number-columns-repeated="16383"/>
        </table:table-row>
        <table:table-row table:style-name="ro1">
          <table:table-cell office:value-type="string" table:style-name="ce2">
            <text:p>ok với giá</text:p>
          </table:table-cell>
          <table:table-cell table:number-columns-repeated="16383"/>
        </table:table-row>
        <table:table-row table:style-name="ro1">
          <table:table-cell office:value-type="string" table:style-name="ce2">
            <text:p>Chuột dùng khá ổn, giao hàng tốt. Dây dài quá nhưng vẫn xài tốt</text:p>
          </table:table-cell>
          <table:table-cell table:number-columns-repeated="16383"/>
        </table:table-row>
        <table:table-row table:style-name="ro1">
          <table:table-cell office:value-type="string" table:style-name="ce2">
            <text:p>nhẹ nhàng , cầm vừa tay , chơi game tạm ổn . Dùng hơn tháng chưa lỗi j</text:p>
          </table:table-cell>
          <table:table-cell table:number-columns-repeated="16383"/>
        </table:table-row>
        <table:table-row table:style-name="ro1">
          <table:table-cell office:value-type="string" table:style-name="ce2">
            <text:p>fai kiểm nghiệm thời mới rõ. được</text:p>
          </table:table-cell>
          <table:table-cell table:number-columns-repeated="16383"/>
        </table:table-row>
        <table:table-row table:style-name="ro1">
          <table:table-cell office:value-type="string" table:style-name="ce2">
            <text:p>Ok, sản phẩm xài tốt, có tác dụng tốt khuếch đại tín hiệu sóng wifi, tuy nhiên cần ổn định hơn nữa</text:p>
          </table:table-cell>
          <table:table-cell table:number-columns-repeated="16383"/>
        </table:table-row>
        <table:table-row table:style-name="ro1">
          <table:table-cell office:value-type="string" table:style-name="ce2">
            <text:p>San pham kha tot. Cach mot tang lau van 5 vach song. <text:s/>De dang cai dat qua dien thoai. Giao hang nhanh.</text:p>
          </table:table-cell>
          <table:table-cell table:number-columns-repeated="16383"/>
        </table:table-row>
        <table:table-row table:style-name="ro1">
          <table:table-cell office:value-type="string" table:style-name="ce2">
            <text:p>Ngon. Chỉ điều mất seal thui. Phát Wifi khá tốt dù đôi khi không nhận được địa chỉ IP.</text:p>
          </table:table-cell>
          <table:table-cell table:number-columns-repeated="16383"/>
        </table:table-row>
        <table:table-row table:style-name="ro1">
          <table:table-cell office:value-type="string" table:style-name="ce2">
            <text:p>Sản phẩm OK, đúng như quảng cáo, tuy nhiên giao hàng chậm hơn 1 ngày</text:p>
          </table:table-cell>
          <table:table-cell table:number-columns-repeated="16383"/>
        </table:table-row>
        <table:table-row table:style-name="ro1">
          <table:table-cell office:value-type="string" table:style-name="ce2">
            <text:p>Sản phẩm nhỏ gọn, dùng mở rộng băng thông wifi rất tốt, ổn định. Tuy nhiên hơi cập rập khi setup máy</text:p>
          </table:table-cell>
          <table:table-cell table:number-columns-repeated="16383"/>
        </table:table-row>
        <table:table-row table:style-name="ro1">
          <table:table-cell office:value-type="string" table:style-name="ce2">
            <text:p>Dùng không như lời quảng cáo</text:p>
          </table:table-cell>
          <table:table-cell table:number-columns-repeated="16383"/>
        </table:table-row>
        <table:table-row table:style-name="ro1">
          <table:table-cell office:value-type="string" table:style-name="ce2">
            <text:p>ổn nhưng nhiều lúc chs liên quán mag bị nhảy ping đều đều 195</text:p>
          </table:table-cell>
          <table:table-cell table:number-columns-repeated="16383"/>
        </table:table-row>
        <table:table-row table:style-name="ro1">
          <table:table-cell office:value-type="string" table:style-name="ce2">
            <text:p>Giao hàng nhanh. Khá hài lòng. Thanks shop và tiki</text:p>
          </table:table-cell>
          <table:table-cell table:number-columns-repeated="16383"/>
        </table:table-row>
        <table:table-row table:style-name="ro1">
          <table:table-cell office:value-type="string" table:style-name="ce2">
            <text:p>Cũng ok</text:p>
          </table:table-cell>
          <table:table-cell table:number-columns-repeated="16383"/>
        </table:table-row>
        <table:table-row table:style-name="ro1">
          <table:table-cell office:value-type="string" table:style-name="ce2">
            <text:p>Thiết bị ex200 hoạt động ổn định, tiếp sóng và phát khỏe. Mẫu mã đẹp.</text:p>
          </table:table-cell>
          <table:table-cell table:number-columns-repeated="16383"/>
        </table:table-row>
        <table:table-row table:style-name="ro1">
          <table:table-cell office:value-type="string" table:style-name="ce2">
            <text:p>Sản phẩm đáng mua........</text:p>
          </table:table-cell>
          <table:table-cell table:number-columns-repeated="16383"/>
        </table:table-row>
        <table:table-row table:style-name="ro1">
          <table:table-cell office:value-type="string" table:style-name="ce2">
            <text:p>Sản phẩm Sài tốt</text:p>
          </table:table-cell>
          <table:table-cell table:number-columns-repeated="16383"/>
        </table:table-row>
        <table:table-row table:style-name="ro1">
          <table:table-cell office:value-type="string" table:style-name="ce2">
            <text:p>Rất tốt nếu gần nguồn phát wifi, sóng phát xa và ổn định vì có nhiều khe tản nhiệt</text:p>
          </table:table-cell>
          <table:table-cell table:number-columns-repeated="16383"/>
        </table:table-row>
        <table:table-row table:style-name="ro1">
          <table:table-cell office:value-type="string" table:style-name="ce2">
            <text:p>giá ổn, tiki gói hàng cẩn thận, chuyên nghiệp. vẫn hài lòng và tin tưởng tiki</text:p>
          </table:table-cell>
          <table:table-cell table:number-columns-repeated="16383"/>
        </table:table-row>
        <table:table-row table:style-name="ro1">
          <table:table-cell office:value-type="string" table:style-name="ce2">
            <text:p>sài tiện lợi</text:p>
          </table:table-cell>
          <table:table-cell table:number-columns-repeated="16383"/>
        </table:table-row>
        <table:table-row table:style-name="ro1">
          <table:table-cell office:value-type="string" table:style-name="ce2">
            <text:p>Cài đặt khá đơn giản. Đã dùng hơn 1 tuần, ổn. Sóng cùng lầu mạnh tương đối.</text:p>
          </table:table-cell>
          <table:table-cell table:number-columns-repeated="16383"/>
        </table:table-row>
        <table:table-row table:style-name="ro1">
          <table:table-cell office:value-type="string" table:style-name="ce2">
            <text:p>Cảm thấy khá hài lòng với sản phẩm và giá</text:p>
          </table:table-cell>
          <table:table-cell table:number-columns-repeated="16383"/>
        </table:table-row>
        <table:table-row table:style-name="ro1">
          <table:table-cell office:value-type="string" table:style-name="ce2">
            <text:p>Sóng tốt, dễ cài đặt, nhưng cắm cáp không nhận, không biết có đổi được không ?</text:p>
          </table:table-cell>
          <table:table-cell table:number-columns-repeated="16383"/>
        </table:table-row>
        <table:table-row table:style-name="ro1">
          <table:table-cell office:value-type="string" table:style-name="ce2">
            <text:p>thiet lap de dang, nho gon, thu va phat tin hieu cuc tot, noi chung la hai long.</text:p>
          </table:table-cell>
          <table:table-cell table:number-columns-repeated="16383"/>
        </table:table-row>
        <table:table-row table:style-name="ro1">
          <table:table-cell office:value-type="string" table:style-name="ce2">
            <text:p>kết nối tốt</text:p>
          </table:table-cell>
          <table:table-cell table:number-columns-repeated="16383"/>
        </table:table-row>
        <table:table-row table:style-name="ro1">
          <table:table-cell office:value-type="string" table:style-name="ce2">
            <text:p>Toi thich vi su dung hop ly</text:p>
          </table:table-cell>
          <table:table-cell table:number-columns-repeated="16383"/>
        </table:table-row>
        <table:table-row table:style-name="ro1">
          <table:table-cell office:value-type="string" table:style-name="ce2">
            <text:p>Sản phẩm chạy tốt, dễ cài đặt. Đóng gói cẩn thận. Thời gian giao hàng nhanh.</text:p>
          </table:table-cell>
          <table:table-cell table:number-columns-repeated="16383"/>
        </table:table-row>
        <table:table-row table:style-name="ro1">
          <table:table-cell office:value-type="string" table:style-name="ce2">
            <text:p>sp sử dụng tốt</text:p>
          </table:table-cell>
          <table:table-cell table:number-columns-repeated="16383"/>
        </table:table-row>
        <table:table-row table:style-name="ro1">
          <table:table-cell office:value-type="string" table:style-name="ce2">
            <text:p>tôi cần đổi trả vì dùng k được 0966337661 liên hệ lại cho tôi</text:p>
          </table:table-cell>
          <table:table-cell table:number-columns-repeated="16383"/>
        </table:table-row>
        <table:table-row table:style-name="ro1">
          <table:table-cell office:value-type="string" table:style-name="ce2">
            <text:p>Tạm</text:p>
          </table:table-cell>
          <table:table-cell table:number-columns-repeated="16383"/>
        </table:table-row>
        <table:table-row table:style-name="ro1">
          <table:table-cell office:value-type="string" table:style-name="ce2">
            <text:p>Sản phẩm thu, phát sóng tốt. Tuy nhien, set up bằng cách kết nối từ điện thoại hơi lâu.</text:p>
          </table:table-cell>
          <table:table-cell table:number-columns-repeated="16383"/>
        </table:table-row>
        <table:table-row table:style-name="ro1">
          <table:table-cell office:value-type="string" table:style-name="ce2">
            <text:p>Sản phẩm tốt, dễ cài đặt, sóng ổn định. Giao hàng đúng dự kiến</text:p>
          </table:table-cell>
          <table:table-cell table:number-columns-repeated="16383"/>
        </table:table-row>
        <table:table-row table:style-name="ro1">
          <table:table-cell office:value-type="string" table:style-name="ce2">
            <text:p>Dạ sản phẩm nên có giấy hướng dẫn sử dụng ạ, đóng hộp đẹp, sản phẩm tốt gh=</text:p>
          </table:table-cell>
          <table:table-cell table:number-columns-repeated="16383"/>
        </table:table-row>
        <table:table-row table:style-name="ro1">
          <table:table-cell office:value-type="string" table:style-name="ce2">
            <text:p>sản phẩm đóng gói đẹp mắc và chắc chắn. Chất lượng sản phẩm ok. Dễ sử dụng</text:p>
          </table:table-cell>
          <table:table-cell table:number-columns-repeated="16383"/>
        </table:table-row>
        <table:table-row table:style-name="ro1">
          <table:table-cell office:value-type="string" table:style-name="ce2">
            <text:p>Sản phản cho chất lượng tốt, tuy nhiên đôi lúc còn hay chập chờn.</text:p>
          </table:table-cell>
          <table:table-cell table:number-columns-repeated="16383"/>
        </table:table-row>
        <table:table-row table:style-name="ro1">
          <table:table-cell office:value-type="string" table:style-name="ce2">
            <text:p>Sản phẩm tốt, dùng hiệu quả. Phạm vi phát sóng dài.</text:p>
          </table:table-cell>
          <table:table-cell table:number-columns-repeated="16383"/>
        </table:table-row>
        <table:table-row table:style-name="ro1">
          <table:table-cell office:value-type="string" table:style-name="ce2">
            <text:p>Sử dụng tiện, cấu hình dễ, sử dụng 6 tháng nay, chạy 24/7 chưa reset máy</text:p>
          </table:table-cell>
          <table:table-cell table:number-columns-repeated="16383"/>
        </table:table-row>
        <table:table-row table:style-name="ro1">
          <table:table-cell office:value-type="string" table:style-name="ce2">
            <text:p>sử dụng tốt, màu sắc và kiểu dáng đẹp, giá cả phải chăng, vote mua.</text:p>
          </table:table-cell>
          <table:table-cell table:number-columns-repeated="16383"/>
        </table:table-row>
        <table:table-row table:style-name="ro1">
          <table:table-cell office:value-type="string" table:style-name="ce2">
            <text:p>Dùng ổn</text:p>
          </table:table-cell>
          <table:table-cell table:number-columns-repeated="16383"/>
        </table:table-row>
        <table:table-row table:style-name="ro1">
          <table:table-cell office:value-type="string" table:style-name="ce2">
            <text:p>Dễ sử dụng cho người không rành kỹ thuật, chất lượng thu phát khá ổn định.</text:p>
          </table:table-cell>
          <table:table-cell table:number-columns-repeated="16383"/>
        </table:table-row>
        <table:table-row table:style-name="ro1">
          <table:table-cell office:value-type="string" table:style-name="ce2">
            <text:p>Hàng đóng gói cẩn thận, đẹp, hàng dùng tốt, sẽ ủng hộ tiki lâu dài</text:p>
          </table:table-cell>
          <table:table-cell table:number-columns-repeated="16383"/>
        </table:table-row>
        <table:table-row table:style-name="ro1">
          <table:table-cell office:value-type="string" table:style-name="ce2">
            <text:p>Giao hàng nhanh, tiki đóng gói cẩn thận. Sản phẩm xài ok.</text:p>
          </table:table-cell>
          <table:table-cell table:number-columns-repeated="16383"/>
        </table:table-row>
        <table:table-row table:style-name="ro1">
          <table:table-cell office:value-type="string" table:style-name="ce2">
            <text:p>hàng khá tốt,độ nảy chuột tốt,giao hàng nhanh,đónggói cẩn thận</text:p>
          </table:table-cell>
          <table:table-cell table:number-columns-repeated="16383"/>
        </table:table-row>
        <table:table-row table:style-name="ro1">
          <table:table-cell office:value-type="string" table:style-name="ce2">
            <text:p>sản phẩm dùng tốt cho như cầu cơ bản, bình thường. đẹp</text:p>
          </table:table-cell>
          <table:table-cell table:number-columns-repeated="16383"/>
        </table:table-row>
        <table:table-row table:style-name="ro1">
          <table:table-cell office:value-type="string" table:style-name="ce2">
            <text:p>Hàng dùng tốt! Nhanh và nhạy. Sẽ tiếp tục ủng hộ Tiki!</text:p>
          </table:table-cell>
          <table:table-cell table:number-columns-repeated="16383"/>
        </table:table-row>
        <table:table-row table:style-name="ro1">
          <table:table-cell office:value-type="string" table:style-name="ce2">
            <text:p>mua về chữa cháy nhưng cũng rất ok, tốt trong tầm giá</text:p>
          </table:table-cell>
          <table:table-cell table:number-columns-repeated="16383"/>
        </table:table-row>
        <table:table-row table:style-name="ro1">
          <table:table-cell office:value-type="string" table:style-name="ce2">
            <text:p>Mình mới hốt xong 2 chú chuột này, dùng khá thích,</text:p>
          </table:table-cell>
          <table:table-cell table:number-columns-repeated="16383"/>
        </table:table-row>
        <table:table-row table:style-name="ro1">
          <table:table-cell office:value-type="string" table:style-name="ce2">
            <text:p>Giao hàng nhanh gọn lẹ, sản phẩm tốt, cầm vừa tay, nhạy</text:p>
          </table:table-cell>
          <table:table-cell table:number-columns-repeated="16383"/>
        </table:table-row>
        <table:table-row table:style-name="ro1">
          <table:table-cell office:value-type="string" table:style-name="ce2">
            <text:p>Xài thấy tốt,hy vọng bền vì thấy sử dụng được. Thanks</text:p>
          </table:table-cell>
          <table:table-cell table:number-columns-repeated="16383"/>
        </table:table-row>
        <table:table-row table:style-name="ro1">
          <table:table-cell office:value-type="string" table:style-name="ce2">
            <text:p>Đây là chuột giá hạt dẻ nhưng chất lượng cực ổn. Với mình thì ưu điểm lớn nhất của chuột này là cực nhạy với mọi bề mặt mà không cần tìm vật lót chuột. Dáng tròn tròn vừa tay. Nhược điểm duy nhất của chuột là con lăn phát ra tiếng kêu tạch tạch rất to khi kéo trang dài. Mình dùng khá là hao chuột do công việc có liên quan chút chút đến design nhưng tính tới giờ thì đây là con chuột bền nhất mình từng dùng.</text:p>
          </table:table-cell>
          <table:table-cell table:number-columns-repeated="16383"/>
        </table:table-row>
        <table:table-row table:style-name="ro1">
          <table:table-cell office:value-type="string" table:style-name="ce2">
            <text:p>Sau khi đọc các nhận xét của các bạn mua trước mình quyết định rước em nó về nhà. Sau 1 thời gian sử dụng mình mình chắc rắng với giá 99k thì đây quả là 1 sản phẩm tốt cho dân nghèo như mình. Chuột cầm chắc tay, các nút nhạy và êm, chạy khá ổn khi vẽ hình trong các phần mềm 3D</text:p>
            <text:p/>
          </table:table-cell>
          <table:table-cell table:number-columns-repeated="16383"/>
        </table:table-row>
        <table:table-row table:style-name="ro1">
          <table:table-cell office:value-type="string" table:style-name="ce2">
            <text:p>Thiết kế nổi bật với những đường nét mềm mại: Làm tăng cảm giác thoải mái với các rãnh trượt hai bên bằng nhựa mềm giúp tay bám chắc hơn cùng với nút cuộn, mềm mại giúp cho bạn cuộn trang nhanh hơn.</text:p>
            <text:p/>
            <text:p>Được thiết kế dựa trên công nghệ nano nên có kích thước rất nhỏ, bạn có thể vào máy mà không ngại bị vướn bận trong quá trình sử dụng.</text:p>
            <text:p>Logitech M215 là sản phẩm của sự pha trộn hài hòa giữa công nghệ độc đáo, sự đổi mới không ngừng.</text:p>
            <text:p>Kích thước nhỏ gọn nên rất thích hợp khi mang đi xa.</text:p>
            <text:p>Chuột quang: có thể di chuyển mà không cần tấm lót chuột.</text:p>
            <text:p>Được thiết kế theo chuẩn Windows Vista™</text:p>
          </table:table-cell>
          <table:table-cell table:number-columns-repeated="16383"/>
        </table:table-row>
        <table:table-row table:style-name="ro1">
          <table:table-cell office:value-type="string" table:style-name="ce2">
            <text:p>Mình mới sử dụng thử, cảm thấy dùng khá tốt và dễ cài đặt. Giao diện tiếng anh.</text:p>
          </table:table-cell>
          <table:table-cell table:number-columns-repeated="16383"/>
        </table:table-row>
        <table:table-row table:style-name="ro1">
          <table:table-cell office:value-type="string" table:style-name="ce2">
            <text:p>Chuột vùa tay,tốc độ vùa phải nhưng con lăn hơi cúng và khó chụi</text:p>
          </table:table-cell>
          <table:table-cell table:number-columns-repeated="16383"/>
        </table:table-row>
        <table:table-row table:style-name="ro1">
          <table:table-cell office:value-type="string" table:style-name="ce2">
            <text:p>giao hàng nhanh sản phẩm chính hãng, chất lượng...</text:p>
          </table:table-cell>
          <table:table-cell table:number-columns-repeated="16383"/>
        </table:table-row>
        <table:table-row table:style-name="ro1">
          <table:table-cell office:value-type="string" table:style-name="ce2">
            <text:p>Hơi to, nhưng bắt sóng tốt hơn con xiaomi đang sài</text:p>
          </table:table-cell>
          <table:table-cell table:number-columns-repeated="16383"/>
        </table:table-row>
        <table:table-row table:style-name="ro1">
          <table:table-cell office:value-type="string" table:style-name="ce2">
            <text:p>Sản phẩm dùng tốt, mình mới mua để cắm vào smart tv dùng chưa thấy vấn đề gì</text:p>
          </table:table-cell>
          <table:table-cell table:number-columns-repeated="16383"/>
        </table:table-row>
        <table:table-row table:style-name="ro1">
          <table:table-cell office:value-type="string" table:style-name="ce2">
            <text:p>Giao hàng nhanh hơn dự khiến. Đóng hộp cứng cáp. Sản phẩm chất lượng</text:p>
          </table:table-cell>
          <table:table-cell table:number-columns-repeated="16383"/>
        </table:table-row>
        <table:table-row table:style-name="ro1">
          <table:table-cell office:value-type="string" table:style-name="ce2">
            <text:p>dùng khá tốt nhung trên sản phẩm không thấy tem bảo hành đâu</text:p>
          </table:table-cell>
          <table:table-cell table:number-columns-repeated="16383"/>
        </table:table-row>
        <table:table-row table:style-name="ro1">
          <table:table-cell office:value-type="string" table:style-name="ce2">
            <text:p>Bắt sóng tốt, tuy nhiên không ổn định khi nóng lên</text:p>
          </table:table-cell>
          <table:table-cell table:number-columns-repeated="16383"/>
        </table:table-row>
        <table:table-row table:style-name="ro1">
          <table:table-cell office:value-type="string" table:style-name="ce2">
            <text:p>Vừa mua với giá 89k thì bên tiki trading bán có 40k <text:s text:c="3"/>. Nhận xét về chất lượng thì âm thanh khá ổn, bass ấm không thua kém tai nghe theo iphone. Phone nhét tai làm khá chất tuy nhiên hơi to nên mình đeo lâu hơi bị đau tai hơn so với tai nghe của Iphone. Có 1 điểm mình không thích ở thiết kế của tai nghe này là nút điều chỉnh âm lượng ở dạng trượt chứ không phải dạng bấm (dạng này mà nó hơi lỏng tý là cứ phải cầm mà chỉnh hoài luôn <text:s text:c="3"/>). Nói chung thì chất lượng ban đầu ok, có thể chấp nhận được trong tầm giá. Để test thêm thời gian nữa coi sao.</text:p>
          </table:table-cell>
          <table:table-cell table:number-columns-repeated="16383"/>
        </table:table-row>
        <table:table-row table:style-name="ro1">
          <table:table-cell office:value-type="string" table:style-name="ce2">
            <text:p>Về sản phẩm : Chất lượng âm thanh nghe tốt, với mức giá hợp lí thì không chê được.Mình trải nghiệm trên Mi Note 5 pro. biết Chỉnh quailizerr thì rất hay.Dây tai nghe rất đẹp, loa bass treble cũng tốt,có gạt tăng giản. phím tròn pause next back tiện,Nói chung là hài lòng. Về đóng gói giao hàng: Sản phẩm đưỡ bọc trong vỏ nhựa rất đẹp,sang chảnh,Sản phẩm nhỏ nhưngnđựng trong bao bì hơi to mình cuzng thấy hơi bất ngờ,giao hàng thì có hơi nhậm 1 tí.Lần đầu tiên mua hàng ở Tiki, trước giờ chỉ mua bên Lz. Cho shop 5 sao.Chúc shop.buôn may bán đắt<text:s text:c="2"/></text:p>
          </table:table-cell>
          <table:table-cell table:number-columns-repeated="16383"/>
        </table:table-row>
        <table:table-row table:style-name="ro1">
          <table:table-cell office:value-type="string" table:style-name="ce2">
            <text:p>Giao hàng nhanh,kết nối dễ dàng.sóng khỏe.sẽ ủng hộ nhiều sp khác</text:p>
          </table:table-cell>
          <table:table-cell table:number-columns-repeated="16383"/>
        </table:table-row>
        <table:table-row table:style-name="ro1">
          <table:table-cell office:value-type="string" table:style-name="ce2">
            <text:p>Vừa mua được mấy hôm dùng cũng được chưa thấy lỗi gì</text:p>
          </table:table-cell>
          <table:table-cell table:number-columns-repeated="16383"/>
        </table:table-row>
        <table:table-row table:style-name="ro1">
          <table:table-cell office:value-type="string" table:style-name="ce2">
            <text:p>Sản phẩm dùng tốt, cấu hình đơn giản, phát sóng mạnh</text:p>
          </table:table-cell>
          <table:table-cell table:number-columns-repeated="16383"/>
        </table:table-row>
        <table:table-row table:style-name="ro1">
          <table:table-cell office:value-type="string" table:style-name="ce2">
            <text:p>Mua một con chuột và cái tai nghe này, đơn hàng đặt chiều Thứ 7 báo Thứ 4 giao nhưng sáng CN đã có, giao nhanh bất ngờ. Mua hàng tiki nhiều lần hàng luôn tốt, không vấn đề nhưng phần giới thiệu nói super bass nhưng thực tế tai nghe này âm bass rất nông, cho 4 sao!</text:p>
          </table:table-cell>
          <table:table-cell table:number-columns-repeated="16383"/>
        </table:table-row>
        <table:table-row table:style-name="ro1">
          <table:table-cell office:value-type="string" table:style-name="ce2">
            <text:p>Âm lượng rõ, không bị leaked âm thanh ra ngoài, dây dẹp bản rộng giảm nguy cơ bị đứt gãy (như các dây bản tròn, mỏng), tuy nhiên độ bền của sản phẩm thì mình mới mua về dùng nên chưa thể cho nhận xét về mặt này.</text:p>
          </table:table-cell>
          <table:table-cell table:number-columns-repeated="16383"/>
        </table:table-row>
        <table:table-row table:style-name="ro1">
          <table:table-cell office:value-type="string" table:style-name="ce2">
            <text:p>tai nghe đã nhận, đóng gói kĩ càng, chất lượng âm thanh thì chưa phải là tốt lắm nhưng cũng tạm ổn, dây dẹt đỡ rối, cần gạt tăng giảm âm và nút pause /play ok.chưa thấy hiện tượng tai nghe bị rè hay chập chờn với giá này thì nói chung là ổn.</text:p>
          </table:table-cell>
          <table:table-cell table:number-columns-repeated="16383"/>
        </table:table-row>
        <table:table-row table:style-name="ro1">
          <table:table-cell office:value-type="string" table:style-name="ce2">
            <text:p>Đóng gói khá cẩn thận. Nghe ổn trong tầm giá, có bền không thì chưa biết. Để 4 sao nhé. Nhân viên giao hàng ổn, mỗi tội ship hơi lâu. Theo mình thì tầm giá này tai nghe này là ổn nhất r.</text:p>
          </table:table-cell>
          <table:table-cell table:number-columns-repeated="16383"/>
        </table:table-row>
        <table:table-row table:style-name="ro1">
          <table:table-cell office:value-type="string" table:style-name="ce2">
            <text:p>Tốt trong tầm giá. Sản phẩm gọn nhẹ, cần cập nhật phần mềm cho tiện lợi ng dùng khi chọn mạng wifi khác</text:p>
          </table:table-cell>
          <table:table-cell table:number-columns-repeated="16383"/>
        </table:table-row>
        <table:table-row table:style-name="ro1">
          <table:table-cell office:value-type="string" table:style-name="ce2">
            <text:p>123123ads asdas asdas asdasd ádasdsa <text:s/>ádasd ádasda</text:p>
          </table:table-cell>
          <table:table-cell table:number-columns-repeated="16383"/>
        </table:table-row>
        <table:table-row table:style-name="ro1">
          <table:table-cell office:value-type="string" table:style-name="ce2">
            <text:p>hàng ok nhưng chỗ phần chỉnh âm lượng chưa giống với trong hình cho mấy nhưng dù sao cũng tạm được âm thanh ấm bass OK ak cảm ơn shop</text:p>
          </table:table-cell>
          <table:table-cell table:number-columns-repeated="16383"/>
        </table:table-row>
        <table:table-row table:style-name="ro1">
          <table:table-cell office:value-type="string" table:style-name="ce2">
            <text:p>giao hàng nhanh, chất lượng tốt, nhưng hàng không giống mẫu nhưng không sao, mình chỉ cần nghe nhạc nên không yêu cầu quá cao, có hơn thất vọng. Nhưng không sao</text:p>
          </table:table-cell>
          <table:table-cell table:number-columns-repeated="16383"/>
        </table:table-row>
        <table:table-row table:style-name="ro1">
          <table:table-cell office:value-type="string" table:style-name="ce2">
            <text:p>sd ổn , hàng chất lượng cao tiki giao hàng nhanh và đóng gói rất kĩ <text:s/>sp giao hàng thân thiên lắm <text:s/>mong tiki tiếp tục như z đừng lm tôi thất vọng</text:p>
          </table:table-cell>
          <table:table-cell table:number-columns-repeated="16383"/>
        </table:table-row>
        <table:table-row table:style-name="ro1">
          <table:table-cell office:value-type="string" table:style-name="ce2">
            <text:p>Tai nghe giá rẻ Nghe mát tai Chất lượng tương xứng với giá tiền Không biết đeo có bị mấy anh công an để ý hem, cũng e ngại nghị định mới hihi</text:p>
          </table:table-cell>
          <table:table-cell table:number-columns-repeated="16383"/>
        </table:table-row>
        <table:table-row table:style-name="ro1">
          <table:table-cell office:value-type="string" table:style-name="ce2">
            <text:p>nghe hay nhưng xài không được lâu xài được một tháng là hư nói gì thì nói tai nghe như thế này ngon rồi lại giao hàng nhanh nữa<text:s/></text:p>
          </table:table-cell>
          <table:table-cell table:number-columns-repeated="16383"/>
        </table:table-row>
        <table:table-row table:style-name="ro1">
          <table:table-cell office:value-type="string" table:style-name="ce2">
            <text:p>Tuy hàng hơi khác với hình xí (2 nút điều chỉnh) nhưng hài lòng lắm! Giao hàng nhanh và hộp đựng xinhhhhh.</text:p>
          </table:table-cell>
          <table:table-cell table:number-columns-repeated="16383"/>
        </table:table-row>
        <table:table-row table:style-name="ro1">
          <table:table-cell office:value-type="string" table:style-name="ce2">
            <text:p>Tiki giao hàng nhanh, sp nhìn y chang hình, đóng gói cẩn thận kĩ càng, âm thanh nghe cũng thích. Nc là ưng ý, chỉ hi vọng dùng bền</text:p>
          </table:table-cell>
          <table:table-cell table:number-columns-repeated="16383"/>
        </table:table-row>
        <table:table-row table:style-name="ro1">
          <table:table-cell office:value-type="string" table:style-name="ce2">
            <text:p>tai nghe rẻ, xài cũng được. Bass hơi ít, âm thanh ổn thôi chứ không hay. Nhưng vs mức giá như vậy thì ok</text:p>
          </table:table-cell>
          <table:table-cell table:number-columns-repeated="16383"/>
        </table:table-row>
        <table:table-row table:style-name="ro1">
          <table:table-cell office:value-type="string" table:style-name="ce2">
            <text:p>nhiệt tình , vui vẻ và đóng gói giao hàng rất nhanh . Mình nhận hàng rồi nhé</text:p>
          </table:table-cell>
          <table:table-cell table:number-columns-repeated="16383"/>
        </table:table-row>
        <table:table-row table:style-name="ro1">
          <table:table-cell office:value-type="string" table:style-name="ce2">
            <text:p>Hợp giá tiền, mình dùng vài tuần rồi thấy nghe vẫn rõ, dây dẹp nên không lo bị gãy như dây tròn.</text:p>
          </table:table-cell>
          <table:table-cell table:number-columns-repeated="16383"/>
        </table:table-row>
        <table:table-row table:style-name="ro1">
          <table:table-cell office:value-type="string" table:style-name="ce2">
            <text:p>sản phẩm gói kỹ, vận chuyển nhanh, nghe nhạc cũng hay ạ. phù hợp vs giá ạ</text:p>
          </table:table-cell>
          <table:table-cell table:number-columns-repeated="16383"/>
        </table:table-row>
        <table:table-row table:style-name="ro1">
          <table:table-cell office:value-type="string" table:style-name="ce2">
            <text:p>sản phẩm dùng khá tốt nhưng khi call hoặc chơi pubg thì mic hay bị zè , bị vọng tiếng</text:p>
          </table:table-cell>
          <table:table-cell table:number-columns-repeated="16383"/>
        </table:table-row>
        <table:table-row table:style-name="ro1">
          <table:table-cell office:value-type="string" table:style-name="ce2">
            <text:p>Nghe tạm được. Tiếng bass hơi nhỏ. Giá như vậy là phù hợp với sản phẩm</text:p>
          </table:table-cell>
          <table:table-cell table:number-columns-repeated="16383"/>
        </table:table-row>
        <table:table-row table:style-name="ro1">
          <table:table-cell office:value-type="string" table:style-name="ce2">
            <text:p>Sp rat tot....nhug sao chỉ nge được 1 bên àk... không pit lúc vân chuyen có bị gì k</text:p>
          </table:table-cell>
          <table:table-cell table:number-columns-repeated="16383"/>
        </table:table-row>
        <table:table-row table:style-name="ro1">
          <table:table-cell office:value-type="string" table:style-name="ce2">
            <text:p>Chất lượng dùng ổn. Tuy nhiên đeo tai hơi bị đau nếu đeo lâu. Sản phẩm ổn trong tầm giá.</text:p>
          </table:table-cell>
          <table:table-cell table:number-columns-repeated="16383"/>
        </table:table-row>
        <table:table-row table:style-name="ro1">
          <table:table-cell office:value-type="string" table:style-name="ce2">
            <text:p>Giá rẻ Mà khá bền . Mua lần 2 cái luôn k</text:p>
          </table:table-cell>
          <table:table-cell table:number-columns-repeated="16383"/>
        </table:table-row>
        <table:table-row table:style-name="ro1">
          <table:table-cell office:value-type="string" table:style-name="ce2">
            <text:p>Sản phẩm nghe khá tốt trong tầm giá, dây hơi mềm nhưng vẫn rất tốt. Tiki giao hàng nhanh và nhiệt tình.</text:p>
          </table:table-cell>
          <table:table-cell table:number-columns-repeated="16383"/>
        </table:table-row>
        <table:table-row table:style-name="ro1">
          <table:table-cell office:value-type="string" table:style-name="ce2">
            <text:p>Hàng sử dụng tốt. Mình sẽ ủng hộ TIki khi có nhu cầu</text:p>
          </table:table-cell>
          <table:table-cell table:number-columns-repeated="16383"/>
        </table:table-row>
        <table:table-row table:style-name="ro1">
          <table:table-cell office:value-type="string" table:style-name="ce2">
            <text:p>Hàng dùng ổn không tệ với giá thành thì đối với mọi người là hợp lý</text:p>
          </table:table-cell>
          <table:table-cell table:number-columns-repeated="16383"/>
        </table:table-row>
        <table:table-row table:style-name="ro1">
          <table:table-cell office:value-type="string" table:style-name="ce2">
            <text:p>Đã xài được hơn 30 ngày, vẫn chưa có trục trặc gì.</text:p>
          </table:table-cell>
          <table:table-cell table:number-columns-repeated="16383"/>
        </table:table-row>
        <table:table-row table:style-name="ro1">
          <table:table-cell office:value-type="string" table:style-name="ce2">
            <text:p>chất lượng ổn. gói hàng tốt bề ngoài xịn xò mình chưa dùng nên kb</text:p>
          </table:table-cell>
          <table:table-cell table:number-columns-repeated="16383"/>
        </table:table-row>
        <table:table-row table:style-name="ro1">
          <table:table-cell office:value-type="string" table:style-name="ce2">
            <text:p>Giao hàng nhanh. Chất lượng của Logitech thì không cần bàn, tuy nhiên không thấy tem bảo hành nên chưa biết nếu bị hư thì sẽ bảo hành như thế nào</text:p>
          </table:table-cell>
          <table:table-cell table:number-columns-repeated="16383"/>
        </table:table-row>
        <table:table-row table:style-name="ro1">
          <table:table-cell office:value-type="string" table:style-name="ce2">
            <text:p>Giao hàng nhanh, tuy nhiên chuột bên trong chưa được nguyên đai nguyên kiện, vỏ mica đã bị cắt ra. Họa tiết trên chuột in không thật sắc nét, nhìn gần giống như dán decal lên vậy. Chất lượng sử dụng thì không thấy vấn đề gì</text:p>
          </table:table-cell>
          <table:table-cell table:number-columns-repeated="16383"/>
        </table:table-row>
        <table:table-row table:style-name="ro1">
          <table:table-cell office:value-type="string" table:style-name="ce2">
            <text:p>Hàng giao nhanh, sản phẩm khởi động &amp; sử dụng ổn. Vừa được giảm giá Tiki vừa có voucher Momo nên tính ra giá khá tốt.</text:p>
          </table:table-cell>
          <table:table-cell table:number-columns-repeated="16383"/>
        </table:table-row>
        <table:table-row table:style-name="ro1">
          <table:table-cell office:value-type="string" table:style-name="ce2">
            <text:p>nghe tốt,tới giờ vẫn chưa hư mua được chắc cỡ 3 tuần.</text:p>
          </table:table-cell>
          <table:table-cell table:number-columns-repeated="16383"/>
        </table:table-row>
        <table:table-row table:style-name="ro1">
          <table:table-cell office:value-type="string" table:style-name="ce2">
            <text:p>quá hài lòng với giá 58k ạ .cảm ơn tiki gói quà rất cẩn thận ạ</text:p>
          </table:table-cell>
          <table:table-cell table:number-columns-repeated="16383"/>
        </table:table-row>
        <table:table-row table:style-name="ro1">
          <table:table-cell office:value-type="string" table:style-name="ce2">
            <text:p>Cũng tạm được không quá hay nhưng với số tiền thì được rồi</text:p>
          </table:table-cell>
          <table:table-cell table:number-columns-repeated="16383"/>
        </table:table-row>
        <table:table-row table:style-name="ro1">
          <table:table-cell office:value-type="string" table:style-name="ce2">
            <text:p>Đóng gói chắc chắn,nhắn vien Giao Hàng nhiệt tình</text:p>
          </table:table-cell>
          <table:table-cell table:number-columns-repeated="16383"/>
        </table:table-row>
        <table:table-row table:style-name="ro1">
          <table:table-cell office:value-type="string" table:style-name="ce2">
            <text:p>Chất lượng chuột tốt, nhạy, nhưng họa tiết in không sắc nét, màu sắc nhợt nhạt. Nếu logitech đã phải bỏ tiền ra mua bản quyền của marvel thì hy vọng hãng sẽ hoàn thiện tốt hơn.</text:p>
          </table:table-cell>
          <table:table-cell table:number-columns-repeated="16383"/>
        </table:table-row>
        <table:table-row table:style-name="ro1">
          <table:table-cell office:value-type="string" table:style-name="ce2">
            <text:p>Giao nhanh trong 2g. Chuột cầm hơi nhỏ tay. Hơi quá nhạy nhưng không có nút để chỉnh độ nhạy. A/c/e nào làm bên mảng số liệu nên cân nhắc khi mua.</text:p>
          </table:table-cell>
          <table:table-cell table:number-columns-repeated="16383"/>
        </table:table-row>
        <table:table-row table:style-name="ro1">
          <table:table-cell office:value-type="string" table:style-name="ce2">
            <text:p>Âm thanh nghe ổn. Mới mua cách đây 2 tuần nên chưa biết tuổi thọ được bao lâu</text:p>
          </table:table-cell>
          <table:table-cell table:number-columns-repeated="16383"/>
        </table:table-row>
        <table:table-row table:style-name="ro1">
          <table:table-cell office:value-type="string" table:style-name="ce2">
            <text:p>Đóng gói cẩn thận ,chất lượng khá tốt.Giao hàng nhanh.</text:p>
          </table:table-cell>
          <table:table-cell table:number-columns-repeated="16383"/>
        </table:table-row>
        <table:table-row table:style-name="ro1">
          <table:table-cell office:value-type="string" table:style-name="ce2">
            <text:p>ok. giá rẻ nghe ổn. không bít độ bền ntn thôi.</text:p>
          </table:table-cell>
          <table:table-cell table:number-columns-repeated="16383"/>
        </table:table-row>
        <table:table-row table:style-name="ro1">
          <table:table-cell office:value-type="string" table:style-name="ce2">
            <text:p>sp được đóng gói kỹ, vẫn nguyên tem ! chất lượng thì phải dùng mới đánh giá được, tuy nhiên thương hiệu logi mình nghĩ là ổn. cảm ơn Tiki</text:p>
          </table:table-cell>
          <table:table-cell table:number-columns-repeated="16383"/>
        </table:table-row>
        <table:table-row table:style-name="ro1">
          <table:table-cell office:value-type="string" table:style-name="ce2">
            <text:p>Bass không được hay lắm, tiền nào của đó <text:s/>(</text:p>
          </table:table-cell>
          <table:table-cell table:number-columns-repeated="16383"/>
        </table:table-row>
        <table:table-row table:style-name="ro1">
          <table:table-cell office:value-type="string" table:style-name="ce2">
            <text:p>Giống hình, dây hơi to tý. Sản phẩm ok, được <text:s text:c="3"/>)</text:p>
          </table:table-cell>
          <table:table-cell table:number-columns-repeated="16383"/>
        </table:table-row>
        <table:table-row table:style-name="ro1">
          <table:table-cell office:value-type="string" table:style-name="ce2">
            <text:p>Trừ 1 sao vì có cảm giác đeo âm thanh bên to bên nhỏ</text:p>
          </table:table-cell>
          <table:table-cell table:number-columns-repeated="16383"/>
        </table:table-row>
        <table:table-row table:style-name="ro1">
          <table:table-cell office:value-type="string" table:style-name="ce2">
            <text:p>mua 2 lần dùng tạm ổn, hợp túi tiền</text:p>
          </table:table-cell>
          <table:table-cell table:number-columns-repeated="16383"/>
        </table:table-row>
        <table:table-row table:style-name="ro1">
          <table:table-cell office:value-type="string" table:style-name="ce2">
            <text:p>Mình xài cũng gần được 2 tháng rồi đó, thấy rất ok</text:p>
          </table:table-cell>
          <table:table-cell table:number-columns-repeated="16383"/>
        </table:table-row>
        <table:table-row table:style-name="ro1">
          <table:table-cell office:value-type="string" table:style-name="ce2">
            <text:p>Nghe tốt nhưng đau tai, không được như hàng chính hãng.</text:p>
          </table:table-cell>
          <table:table-cell table:number-columns-repeated="16383"/>
        </table:table-row>
        <table:table-row table:style-name="ro1">
          <table:table-cell office:value-type="string" table:style-name="ce2">
            <text:p>Hoàn thiện khá, âm thanh đáp ứng cho nhu cầu cơ bản</text:p>
          </table:table-cell>
          <table:table-cell table:number-columns-repeated="16383"/>
        </table:table-row>
        <table:table-row table:style-name="ro1">
          <table:table-cell office:value-type="string" table:style-name="ce2">
            <text:p>Đã mua cho con gái, cháu rất thích! Tuy nhiên để sử dụng phiếu quà tặng 50k khg thấy hướng dẫn gì ạ! Nhờ Tiki hướng dẫn thêm nhé</text:p>
          </table:table-cell>
          <table:table-cell table:number-columns-repeated="16383"/>
        </table:table-row>
        <table:table-row table:style-name="ro1">
          <table:table-cell office:value-type="string" table:style-name="ce2">
            <text:p>hài lòng ok đóng gói đẹp giao nhanh nhưng đặt 3 đơn vẫn thiếu một đơn tại sao k vận chuyển luôn</text:p>
          </table:table-cell>
          <table:table-cell table:number-columns-repeated="16383"/>
        </table:table-row>
        <table:table-row table:style-name="ro1">
          <table:table-cell office:value-type="string" table:style-name="ce2">
            <text:p>Giao nhanh, chuột nhạy xài tốt, mua được khoảng gần tuần rồi và chưa thấy bị gì.</text:p>
          </table:table-cell>
          <table:table-cell table:number-columns-repeated="16383"/>
        </table:table-row>
        <table:table-row table:style-name="ro1">
          <table:table-cell office:value-type="string" table:style-name="ce2">
            <text:p>tốt đóng gói hàng rất cẩn thận. Tôi rất thích</text:p>
          </table:table-cell>
          <table:table-cell table:number-columns-repeated="16383"/>
        </table:table-row>
        <table:table-row table:style-name="ro1">
          <table:table-cell office:value-type="string" table:style-name="ce2">
            <text:p>Mình mua cũng khá lâu nay ms lên review được, nói chung sản phẩm đẹp, xài rất thích <text:s/>) cám ơn tiki và nhà cung cấp!</text:p>
          </table:table-cell>
          <table:table-cell table:number-columns-repeated="16383"/>
        </table:table-row>
        <table:table-row table:style-name="ro1">
          <table:table-cell office:value-type="string" table:style-name="ce2">
            <text:p>Đúng mô tả, chất lượng ổn với giá tiền</text:p>
          </table:table-cell>
          <table:table-cell table:number-columns-repeated="16383"/>
        </table:table-row>
        <table:table-row table:style-name="ro1">
          <table:table-cell office:value-type="string" table:style-name="ce2">
            <text:p>thấy cũng ổn so vs giá tiền không bit lâu dài thế nào</text:p>
          </table:table-cell>
          <table:table-cell table:number-columns-repeated="16383"/>
        </table:table-row>
        <table:table-row table:style-name="ro1">
          <table:table-cell office:value-type="string" table:style-name="ce2">
            <text:p>Giao hàng nhanh chất lượng ok sẽ còn ủng hội mua hàng</text:p>
          </table:table-cell>
          <table:table-cell table:number-columns-repeated="16383"/>
        </table:table-row>
        <table:table-row table:style-name="ro1">
          <table:table-cell office:value-type="string" table:style-name="ce2">
            <text:p>Giao hàng nhanh, đóng gói cẩn thận. Hình thức đẹp, chất lượng ổn vì là hàng khuyến mãi!</text:p>
          </table:table-cell>
          <table:table-cell table:number-columns-repeated="16383"/>
        </table:table-row>
        <table:table-row table:style-name="ro1">
          <table:table-cell office:value-type="string" table:style-name="ce2">
            <text:p>chất lượng, mua tiki là yên tâm nhé, giao hàng nhanh.</text:p>
          </table:table-cell>
          <table:table-cell table:number-columns-repeated="16383"/>
        </table:table-row>
        <table:table-row table:style-name="ro1">
          <table:table-cell office:value-type="string" table:style-name="ce2">
            <text:p>Nhìn cute ghê. Xài cũng được nhé.</text:p>
          </table:table-cell>
          <table:table-cell table:number-columns-repeated="16383"/>
        </table:table-row>
        <table:table-row table:style-name="ro1">
          <table:table-cell office:value-type="string" table:style-name="ce2">
            <text:p>Con lăn tốt nhất trong các dòng logitech. Tuy nhiên rất tiếc là không có<text:s/></text:p>
          </table:table-cell>
          <table:table-cell table:number-columns-repeated="16383"/>
        </table:table-row>
        <table:table-row table:style-name="ro1">
          <table:table-cell office:value-type="string" table:style-name="ce2">
            <text:p>Chuột đẹp như người tặng nhưng người được tặng chưa xài nên hok biết có xịn hok hihi</text:p>
          </table:table-cell>
          <table:table-cell table:number-columns-repeated="16383"/>
        </table:table-row>
        <table:table-row table:style-name="ro1">
          <table:table-cell office:value-type="string" table:style-name="ce2">
            <text:p>Mua chắc được hơn 1 tháng. Đến giờ vẫn xài cũng được. Không tệ.</text:p>
          </table:table-cell>
          <table:table-cell table:number-columns-repeated="16383"/>
        </table:table-row>
        <table:table-row table:style-name="ro1">
          <table:table-cell office:value-type="string" table:style-name="ce2">
            <text:p>trong tầm giá này thì san phẩm có lẽ ổn. không bền lắm.</text:p>
          </table:table-cell>
          <table:table-cell table:number-columns-repeated="16383"/>
        </table:table-row>
        <table:table-row table:style-name="ro1">
          <table:table-cell office:value-type="string" table:style-name="ce2">
            <text:p>Hình không đẹp như trong poster quảng cáo, chuột thì chất lượng bình thường, nói chung là hơi thất vọng.</text:p>
          </table:table-cell>
          <table:table-cell table:number-columns-repeated="16383"/>
        </table:table-row>
        <table:table-row table:style-name="ro1">
          <table:table-cell office:value-type="string" table:style-name="ce2">
            <text:p>dành cho fan, thích nhất chuột logitech pin rời có thể thay được như này.</text:p>
          </table:table-cell>
          <table:table-cell table:number-columns-repeated="16383"/>
        </table:table-row>
        <table:table-row table:style-name="ro1">
          <table:table-cell office:value-type="string" table:style-name="ce2">
            <text:p>Thỉnh thoảng chuột không nhạy lắm. Cầm vừa tay. Giao hàng nhanh.</text:p>
          </table:table-cell>
          <table:table-cell table:number-columns-repeated="16383"/>
        </table:table-row>
        <table:table-row table:style-name="ro1">
          <table:table-cell office:value-type="string" table:style-name="ce2">
            <text:p>Sản phẩm dùng rất ok tôi rất thích</text:p>
          </table:table-cell>
          <table:table-cell table:number-columns-repeated="16383"/>
        </table:table-row>
        <table:table-row table:style-name="ro1">
          <table:table-cell office:value-type="string" table:style-name="ce2">
            <text:p>cảm ơn tiki đã giao hàng nhanh và đóng gói tốt, chuột dùng rất êm</text:p>
          </table:table-cell>
          <table:table-cell table:number-columns-repeated="16383"/>
        </table:table-row>
        <table:table-row table:style-name="ro1">
          <table:table-cell office:value-type="string" table:style-name="ce2">
            <text:p>Sản phẩm dùng tốt, đẹp Tuy vậy đèn led không sáng</text:p>
          </table:table-cell>
          <table:table-cell table:number-columns-repeated="16383"/>
        </table:table-row>
        <table:table-row table:style-name="ro1">
          <table:table-cell office:value-type="string" table:style-name="ce2">
            <text:p>Sản phẩm rất đẹp. <text:s/>Có thể tôi sẽ mua tặng bạn của tôi</text:p>
          </table:table-cell>
          <table:table-cell table:number-columns-repeated="16383"/>
        </table:table-row>
        <table:table-row table:style-name="ro1">
          <table:table-cell office:value-type="string" table:style-name="ce2">
            <text:p>Dùng ổn, tưởng con lăn giống logitech M325, nhưng không phải.</text:p>
          </table:table-cell>
          <table:table-cell table:number-columns-repeated="16383"/>
        </table:table-row>
        <table:table-row table:style-name="ro1">
          <table:table-cell office:value-type="string" table:style-name="ce2">
            <text:p>Mẫu mã đẹp, nghe êm, giao hàng nhanh</text:p>
          </table:table-cell>
          <table:table-cell table:number-columns-repeated="16383"/>
        </table:table-row>
        <table:table-row table:style-name="ro1">
          <table:table-cell office:value-type="string" table:style-name="ce2">
            <text:p>sao đeo vào không có nhạc??</text:p>
          </table:table-cell>
          <table:table-cell table:number-columns-repeated="16383"/>
        </table:table-row>
        <table:table-row table:style-name="ro1">
          <table:table-cell office:value-type="string" table:style-name="ce2">
            <text:p>Đẹp. Bao chưa bị khui</text:p>
          </table:table-cell>
          <table:table-cell table:number-columns-repeated="16383"/>
        </table:table-row>
        <table:table-row table:style-name="ro1">
          <table:table-cell office:value-type="string" table:style-name="ce2">
            <text:p>Không thấy shop dán tem chính hãng hay tem bảo hành..</text:p>
          </table:table-cell>
          <table:table-cell table:number-columns-repeated="16383"/>
        </table:table-row>
        <table:table-row table:style-name="ro1">
          <table:table-cell office:value-type="string" table:style-name="ce2">
            <text:p>mặc dù hơi nhỏ nhưng với tay con gái cũng ok. xài mượt</text:p>
          </table:table-cell>
          <table:table-cell table:number-columns-repeated="16383"/>
        </table:table-row>
        <table:table-row table:style-name="ro1">
          <table:table-cell office:value-type="string" table:style-name="ce2">
            <text:p>Chuột khá đẹp, bấm êm. Nhưng lúc mình so số S/N trên chuột và vỏ thì k khớp.</text:p>
          </table:table-cell>
          <table:table-cell table:number-columns-repeated="16383"/>
        </table:table-row>
        <table:table-row table:style-name="ro1">
          <table:table-cell office:value-type="string" table:style-name="ce2">
            <text:p>chuột dùng oki, tiki giao hàng khá nhanh. Mình hài lòng về sp</text:p>
          </table:table-cell>
          <table:table-cell table:number-columns-repeated="16383"/>
        </table:table-row>
        <table:table-row table:style-name="ro1">
          <table:table-cell office:value-type="string" table:style-name="ce2">
            <text:p>ok, quá ổn so với giá tiền.</text:p>
          </table:table-cell>
          <table:table-cell table:number-columns-repeated="16383"/>
        </table:table-row>
        <table:table-row table:style-name="ro1">
          <table:table-cell office:value-type="string" table:style-name="ce2">
            <text:p>Hàng ok như quang cao</text:p>
          </table:table-cell>
          <table:table-cell table:number-columns-repeated="16383"/>
        </table:table-row>
        <table:table-row table:style-name="ro1">
          <table:table-cell office:value-type="string" table:style-name="ce2">
            <text:p>Dùng rất ổn so với chuột có dây 80k có khác mau bị hư.</text:p>
          </table:table-cell>
          <table:table-cell table:number-columns-repeated="16383"/>
        </table:table-row>
        <table:table-row table:style-name="ro1">
          <table:table-cell office:value-type="string" table:style-name="ce2">
            <text:p>tai nghe ổn, giao hàng nhanh</text:p>
          </table:table-cell>
          <table:table-cell table:number-columns-repeated="16383"/>
        </table:table-row>
        <table:table-row table:style-name="ro1">
          <table:table-cell office:value-type="string" table:style-name="ce2">
            <text:p>tốt, hơi nhỏ nhưng dùng cũng được. để trẻ con dùng ok</text:p>
          </table:table-cell>
          <table:table-cell table:number-columns-repeated="16383"/>
        </table:table-row>
        <table:table-row table:style-name="ro1">
          <table:table-cell office:value-type="string" table:style-name="ce2">
            <text:p>Sản phẩm ok chất lượng đang tét đóng gói cũng tốt thanks</text:p>
          </table:table-cell>
          <table:table-cell table:number-columns-repeated="16383"/>
        </table:table-row>
        <table:table-row table:style-name="ro1">
          <table:table-cell office:value-type="string" table:style-name="ce2">
            <text:p>hàng cũng ok</text:p>
          </table:table-cell>
          <table:table-cell table:number-columns-repeated="16383"/>
        </table:table-row>
        <table:table-row table:style-name="ro1">
          <table:table-cell office:value-type="string" table:style-name="ce2">
            <text:p>Cũng dk nhưng không ra gì</text:p>
          </table:table-cell>
          <table:table-cell table:number-columns-repeated="16383"/>
        </table:table-row>
        <table:table-row table:style-name="ro1">
          <table:table-cell office:value-type="string" table:style-name="ce2">
            <text:p>hàng quá đẹp</text:p>
          </table:table-cell>
          <table:table-cell table:number-columns-repeated="16383"/>
        </table:table-row>
        <table:table-row table:style-name="ro1">
          <table:table-cell office:value-type="string" table:style-name="ce2">
            <text:p>Không xịn cho lắm. Dùng được</text:p>
          </table:table-cell>
          <table:table-cell table:number-columns-repeated="16383"/>
        </table:table-row>
        <table:table-row table:style-name="ro1">
          <table:table-cell office:value-type="string" table:style-name="ce2">
            <text:p>Mua xong mới thấy bên Phongvu bán có 400k, rẻ hơn 100k -.-</text:p>
          </table:table-cell>
          <table:table-cell table:number-columns-repeated="16383"/>
        </table:table-row>
        <table:table-row table:style-name="ro1">
          <table:table-cell office:value-type="string" table:style-name="ce2">
            <text:p>nghe nhỏ</text:p>
          </table:table-cell>
          <table:table-cell table:number-columns-repeated="16383"/>
        </table:table-row>
        <table:table-row table:style-name="ro1">
          <table:table-cell office:value-type="string" table:style-name="ce2">
            <text:p>Rất tốt, nhạy và đẹp lắm</text:p>
          </table:table-cell>
          <table:table-cell table:number-columns-repeated="16383"/>
        </table:table-row>
        <table:table-row table:style-name="ro1">
          <table:table-cell office:value-type="string" table:style-name="ce2">
            <text:p>Sản phẩm đẹp tiki giao hàng nhanh</text:p>
          </table:table-cell>
          <table:table-cell table:number-columns-repeated="16383"/>
        </table:table-row>
        <table:table-row table:style-name="ro1">
          <table:table-cell office:value-type="string" table:style-name="ce2">
            <text:p>Nhanh,gọn, tốt rất hài lòng</text:p>
          </table:table-cell>
          <table:table-cell table:number-columns-repeated="16383"/>
        </table:table-row>
        <table:table-row table:style-name="ro1">
          <table:table-cell office:value-type="string" table:style-name="ce2">
            <text:p>ngoài kết nối hơi thiếu ổn định còn lại mọi thứ ok</text:p>
          </table:table-cell>
          <table:table-cell table:number-columns-repeated="16383"/>
        </table:table-row>
        <table:table-row table:style-name="ro1">
          <table:table-cell office:value-type="string" table:style-name="ce2">
            <text:p>Nghe tốt</text:p>
          </table:table-cell>
          <table:table-cell table:number-columns-repeated="16383"/>
        </table:table-row>
        <table:table-row table:style-name="ro1">
          <table:table-cell office:value-type="string" table:style-name="ce2">
            <text:p>Hài lòng về sản phẩm</text:p>
          </table:table-cell>
          <table:table-cell table:number-columns-repeated="16383"/>
        </table:table-row>
        <table:table-row table:style-name="ro1">
          <table:table-cell office:value-type="string" table:style-name="ce2">
            <text:p>Chuột không sáng đèn led phía dưới hơi nhỏ so với hình</text:p>
          </table:table-cell>
          <table:table-cell table:number-columns-repeated="16383"/>
        </table:table-row>
        <table:table-row table:style-name="ro1">
          <table:table-cell office:value-type="string" table:style-name="ce2">
            <text:p>mình đọc cmt của các bạn hình như là hình mavel đẹp hơn mấy hình còn lại mình định mua ironmen bạn nào mua rồi thì cho mình nhận xét với</text:p>
          </table:table-cell>
          <table:table-cell table:number-columns-repeated="16383"/>
        </table:table-row>
        <table:table-row table:style-name="ro1">
          <table:table-cell office:value-type="string" table:style-name="ce2">
            <text:p>Mình mua lần đầu lỗi rớt mạng đổi luôn. Sau khi đổi dùng được 2 ngày chất lượng tạm ổn. Vùng phủ sóng trong phạm vi 1 tầng(bán kính 8m). Có thể xuyên tường nhưng tốc độ giảm đáng kể 80mb xuống 45mb. Cắm dây Lan để được chất lượng tốt nhất. Chuyển tiếp sóng tốc độ chậm hơn từ 80mb xuống 20mb. Hy vọng hữu ích cho ai đó cần.</text:p>
          </table:table-cell>
          <table:table-cell table:number-columns-repeated="16383"/>
        </table:table-row>
        <table:table-row table:style-name="ro1">
          <table:table-cell office:value-type="string" table:style-name="ce2">
            <text:p>Sản phẩm mình mua sau 1 thời gian sử dụng bị hiện tượng như hình, đèn giữa nhấp nháy đỏ nhưng Wifi phát ra không có kết nối Internet. Mình cắm trực tiếp dây mạng vào laptop thì có mạng. Sản phẩm của mình vẫn còn bảo hành mong Tiki hỗ trợ giúp mình.</text:p>
          </table:table-cell>
          <table:table-cell table:number-columns-repeated="16383"/>
        </table:table-row>
        <table:table-row table:style-name="ro1">
          <table:table-cell office:value-type="string" table:style-name="ce2">
            <text:p>Chất lượng tốt, bao bì gói gém cẩn thận, setup dễ dàng, có hướng dẫn rất dễ hiểu. Trong hộp có tặng kèm 1 sợi cáp mạng ngắn để nối với máy tính. Sản phẩm còn hỗ trợ ứng dụng Tether trên điện thoại nên rất tiện quản lý mạng wifi. Tốc độ ổn, vì mạng nhà mình không nhanh lắm nên cũng không test được max tốc độ của router là bao nhiêu.</text:p>
          </table:table-cell>
          <table:table-cell table:number-columns-repeated="16383"/>
        </table:table-row>
        <table:table-row table:style-name="ro1">
          <table:table-cell office:value-type="string" table:style-name="ce2">
            <text:p>Khen: - Sản phẩm đẹp, dễ dùng theo dạng Plug &amp; Play, cắm vào setup bằng ứng dụng điện thoại vài bước là có thể chạy được - Ứng dụng điện đẹp, dễ dùng, dễ quản lý - Có nút nguồn bật/tắt tiện lợi Chê: - Phần râu wifi hơi lỏng lẻo - Các đèn led báo không được sáng cho lắm</text:p>
          </table:table-cell>
          <table:table-cell table:number-columns-repeated="16383"/>
        </table:table-row>
        <table:table-row table:style-name="ro1">
          <table:table-cell office:value-type="string" table:style-name="ce2">
            <text:p>Rất thích được nhận hàng nhanh. <text:s/>Cảm nhận ban đầu sản phẩm : + Hàng đóng gói + sản phẩm bên ngoài tốt + Sử dụng ban đầu ổn định, tốt Quá trình sử dụng ban đầu cần thêm thời gian để kiểm chứng chất lượng sản phẩm.</text:p>
          </table:table-cell>
          <table:table-cell table:number-columns-repeated="16383"/>
        </table:table-row>
        <table:table-row table:style-name="ro1">
          <table:table-cell office:value-type="string" table:style-name="ce2">
            <text:p>Sản phẩm này tiki đóng gói rất cẩn thận, có phiếu bảo hành đầy đủ. Sau khi nhận hàng mình xài thử thì sóng cũng khá tốt, chiếc WiFi TPLink này mình mua để thay chiếc Dlink 600l, trước đây mua được 1 năm. TPLink có độ phủ sóng khá rộng, sau một thời gian dài sử dụng thiết bị vẫn ấm, ít nóng, nói chung là ổn. Tuy nhiên khi so sánh về độ dày tín hiệu phát ra thì không bằng chiếc Dlink 505. Laptop, điện thoại mình bắt WiFi thì thấy chỉ có 4 cột sóng, <text:s/>nói chung sóng yếu hơn. Có chút thất vọng, vì đường truyền Internet cũng chậm hơn. Đánh giá sản phẩm này tạm ổn so với mức giá, và bạn mình đã từng xài, độ bền cũng trên 2 năm, nếu bảo quản tốt.</text:p>
          </table:table-cell>
          <table:table-cell table:number-columns-repeated="16383"/>
        </table:table-row>
        <table:table-row table:style-name="ro1">
          <table:table-cell office:value-type="string" table:style-name="ce2">
            <text:p>Tiki đóng gói và giao hàng nhanh, sản phẩm đẹp và nhìn rất sang trọng, tao nhã, mình rất ưng ý. Cầm sản phẩm trên tay mình rất bất ngờ. Phải nói là rất tuyệt. Đep.</text:p>
            <text:p>Tốc độ ổn định, sóng mạnh và căng phồng, dễ dàng cài đặt, có hướng dẫn sử dụng rõ ràng.</text:p>
            <text:p>Một sản phẩm tốt đáng để mua sử dụng.</text:p>
          </table:table-cell>
          <table:table-cell table:number-columns-repeated="16383"/>
        </table:table-row>
        <table:table-row table:style-name="ro1">
          <table:table-cell office:value-type="string" table:style-name="ce2">
            <text:p>Hướng dẫn sử dụng rõ ràng, dễ hiểu, khoa học. Toàn bộ thao tác cài đặt được thiết kế thân thiện người dùng. Bất cứ ai cũng có thể thực hiện mà không cần kiến thức chuyên môn.</text:p>
          </table:table-cell>
          <table:table-cell table:number-columns-repeated="16383"/>
        </table:table-row>
        <table:table-row table:style-name="ro1">
          <table:table-cell office:value-type="string" table:style-name="ce2">
            <text:p>Mình mua sản phẩm này trong đợt giảm giá nên giá khá tốt, đây là sản phẩm TP-Link chính hãng nên chất lượng rất tốt, tầm phát xa, tốc độ ổn định, phù hợp vs nhà từ 3-4 tầng, thiết bị có cách cài đặt khá dễ dàng nên mua về mình có thể tự cài đặt, không phải mang ra quán nhờ cài hộ, chỉ có 1 điểm mình chưa hài lòng là thời gian giao hàng của tiki khá lâu(1 tuần) làm mình phải chờ đợi.</text:p>
          </table:table-cell>
          <table:table-cell table:number-columns-repeated="16383"/>
        </table:table-row>
        <table:table-row table:style-name="ro1">
          <table:table-cell office:value-type="string" table:style-name="ce2">
            <text:p>Mình mua sản phẩm này từ trên Tiki và tự cài đặt . Cho đến giờ, sau một khoảng thời gian sử dụng thì mình có nhận xét chung rằng :</text:p>
            <text:p>+ Sản phẩm đúng hình ảnh Tiki cung cấp</text:p>
            <text:p>+ Được gói bọc cẩn thận</text:p>
            <text:p>+ Chất lượng phù hợp với giá thành</text:p>
            <text:p>+ Phát Wifi ổn định trong không gian cài đặt</text:p>
            <text:p>+ Dễ cài đặt + hình dáng tiết kiệm không gian.</text:p>
            <text:p>+ Độ phủ sóng không lớn, dùng trong tầm 1 tầng là Ok nhất.</text:p>
          </table:table-cell>
          <table:table-cell table:number-columns-repeated="16383"/>
        </table:table-row>
        <table:table-row table:style-name="ro1">
          <table:table-cell office:value-type="string" table:style-name="ce2">
            <text:p>Không hiểu sao lần này mình mua đến gần 1 tuần hàng mới tới nơi. Tuy nhiên được cái sản phẩm được gói ghém cẩn thận, mẫu mã đẹp, rất dễ sử dụng, hiệu quả cao, phù hợp với giá tiền bỏ ra. Hy vọng lần sau không bị giao hàng chậm như vậy nữa.</text:p>
          </table:table-cell>
          <table:table-cell table:number-columns-repeated="16383"/>
        </table:table-row>
        <table:table-row table:style-name="ro1">
          <table:table-cell office:value-type="string" table:style-name="ce2">
            <text:p>Vừa đặt TikiNow về 1 cái WR940 với cái này. Không biết vì sao cái kia thì có dán tem bảo hành còn cái WR841 này thì không?</text:p>
          </table:table-cell>
          <table:table-cell table:number-columns-repeated="16383"/>
        </table:table-row>
        <table:table-row table:style-name="ro1">
          <table:table-cell office:value-type="string" table:style-name="ce2">
            <text:p>Router khá đơn giản nhưng vào wifi rất ổn định, có thể hàng mới nên wifi mạnh nhưng không biết độ bền sẽ ra sao nếu dùng lâu</text:p>
          </table:table-cell>
          <table:table-cell table:number-columns-repeated="16383"/>
        </table:table-row>
        <table:table-row table:style-name="ro1">
          <table:table-cell office:value-type="string" table:style-name="ce2">
            <text:p>Mình không rành lắm về mấy món đồ công nghệ nên chỉ có thể nhận xét đơn giản như sau : sản phẩm nhỏ gọn , giắc cắm chặt , không tạo cảm giác lỏng lẻo . Có chế độ bảo mật tốt. Sản phẩm này phù hợp với phạm vi nhỏ như trong nhà.</text:p>
          </table:table-cell>
          <table:table-cell table:number-columns-repeated="16383"/>
        </table:table-row>
        <table:table-row table:style-name="ro1">
          <table:table-cell office:value-type="string" table:style-name="ce2">
            <text:p>Tem của shop đã bị bóc ra trước khi đến tay khách hàng hàng ben trong đã được co người mở ra xem. Chất lương tạm được những đáng giá 4 sao.</text:p>
          </table:table-cell>
          <table:table-cell table:number-columns-repeated="16383"/>
        </table:table-row>
        <table:table-row table:style-name="ro1">
          <table:table-cell office:value-type="string" table:style-name="ce2">
            <text:p>Mình không nghĩ có thể mua được sản phẩm TPlink với giá tốt như vậy, đây thực sự là một deal tốt. Sau một thời gian sử dụng sản phẩm mình thấy sản phẩm chạy ổn định, phát sóng tốt. Ngoại hình của sản phẩm cũng nhỏ gọn và bắt mắt.</text:p>
          </table:table-cell>
          <table:table-cell table:number-columns-repeated="16383"/>
        </table:table-row>
        <table:table-row table:style-name="ro1">
          <table:table-cell office:value-type="string" table:style-name="ce2">
            <text:p>Đã mua và dùng thử 2 tháng nay, sản phầm <text:s/>kết nối mạng tốt, <text:s/>Router gắn ở tầng 2 di chuyển lên các tầng trên sóng vẫn ổn định.</text:p>
          </table:table-cell>
          <table:table-cell table:number-columns-repeated="16383"/>
        </table:table-row>
        <table:table-row table:style-name="ro1">
          <table:table-cell office:value-type="string" table:style-name="ce2">
            <text:p>phù hợp với nhu cầu giải trí đơn giản tuy nhiên không nên để ở nơi có nhiều tường vì khả năng xuyên tường của router hơi kém</text:p>
          </table:table-cell>
          <table:table-cell table:number-columns-repeated="16383"/>
        </table:table-row>
        <table:table-row table:style-name="ro1">
          <table:table-cell office:value-type="string" table:style-name="ce2">
            <text:p>Sóng tốt, thiết bị có thể hoạt động 24/24, có thể kết nối nhiều thiết bị cùng lúc mà không có vấn đề gì. Sài được vài tháng thì chỉ có vài lần mạng rớt nhưng sau đó kết nối được lại ngay</text:p>
          </table:table-cell>
          <table:table-cell table:number-columns-repeated="16383"/>
        </table:table-row>
        <table:table-row table:style-name="ro1">
          <table:table-cell office:value-type="string" table:style-name="ce2">
            <text:p>Sản phẩm dùng tốt, giao hàng nhanh, tuy nhiên dùng 1 thời gian dài thì mạng hay bị tắc nghẽn, phải rút điện ra cắm lại vài lần</text:p>
          </table:table-cell>
          <table:table-cell table:number-columns-repeated="16383"/>
        </table:table-row>
        <table:table-row table:style-name="ro1">
          <table:table-cell office:value-type="string" table:style-name="ce2">
            <text:p>Chất lượng sản phẩm tương đối tốt, đó là nhận xét sau 1 tuần sử dụng. Còn về lâu về dài thì phải đợi xem tn đã. Giao hàng khá nhanh và bọc hàng chắc chắn. Cảm thấy ok</text:p>
          </table:table-cell>
          <table:table-cell table:number-columns-repeated="16383"/>
        </table:table-row>
        <table:table-row table:style-name="ro1">
          <table:table-cell office:value-type="string" table:style-name="ce2">
            <text:p>- Giao hàng nhanh đúng 2 tiếng đồng hồ. <text:s/>- Sản phẩm vừa bóc đã có lỗi xước ở kim loại chỗ bản lề mở hộp Airpods 2 và có một hạt bẩn khá to ở bên trong bọc băng dính - Tai nghe đẹp nhưng hộp khi đóng vào vẫn lệch nắp một chút (như trong hình) - pin ổn, double tap ổn - kiểm tra series được trên apple website <text:s/>Không phải bản hoàn hảo của Airpods nhưng ổn với giá tiền đã giảm.</text:p>
          </table:table-cell>
          <table:table-cell table:number-columns-repeated="16383"/>
        </table:table-row>
        <table:table-row table:style-name="ro1">
          <table:table-cell office:value-type="string" table:style-name="ce2">
            <text:p>Mình mua sản phẩm dùng được gần 2 tuần thì mới dám nhận xét: 1. Ưu điểm: - Giao hàng nhanh (nhanh hơn thời gian dự kiến nên rất OK) - Hàng chính hãng, chưa active, còn nguyên seal (bạn có thể check trên web của apple) - Sản phẩm mình mua dùng OK, nhạc nghe phê lắm luôn, “Hey Seri” khá nhạy, còn về sau thì chưa biết. - Giá hơi bị OK luôn, đợt mình mua trên Tiki sale còn có 3tr350k thôi nên thấy phù hợp. - Sử dụng tiện lợi, tai nghe bám khá tốt, không sợ rớt dù mình đeo khi ngủ trên bus (mình dựa vào kính xe luôn nha) 2. Nhược điểm: - Ưu thì giao nhanh nhưng khi mình mua hàng thì ngoài hộp sản phẩm thì hầu như không có gì bao bọc hay che chở cho hộp sản phẩm cả (chỉ có một bọc nhựa bao quanh) mà không có hộp hay tem của tiki như các sản phẩm khác. Đây là điểm mà mình cảm thấy ức chế khi lần đầu mua hàng của tiki. - Khi khui sản phẩm ra, hộp case rất bẩn (kể cả ngoài lẫn trong) do đó mình có cảm như hàng để lâu và rất cũ, khi vệ sinh xong thì thấy sản phẩm nhìn sạch hơn nhiều. - Phần chỗ nối của tai nghe còn dính keo, làm có vẻ mất thẩm mỹ khá nhiều, dù mình không biết là có phải lỗi sản xuất hay không. Nói chung về giá cả và chất lượng thì mình thấy khá OK, nhưng mình vẫn chưa hài lòng về cách đóng gói sản phẩm giao hàng cho mình (đây là sản phẩm cần giao cẩn trọng và được bao bọc để tránh các tác động cơ học để dùng lâu hơn) mà tiki lại giao như vậy cho mình nên mình trừ 1 sao ở điểm này. Hi vọng những đợt sau mình sẽ được thấy sự tận tình ở đây.</text:p>
          </table:table-cell>
          <table:table-cell table:number-columns-repeated="16383"/>
        </table:table-row>
        <table:table-row table:style-name="ro1">
          <table:table-cell office:value-type="string" table:style-name="ce2">
            <text:p>Giao hàng nhanh, nhân viên giao hàng lịch sự, trừ 1 sao vì sự hoàn thiện của sản phẩm, có một ít keo dán trên tai nghe, các chỗ nối hở, chênh. Chất lượng âm nhạc cũng ok, tai nghe đeo thoải mái, không có cảm giác đang đeo. Dùng thêm một thời gian nữa để biết bền không.</text:p>
          </table:table-cell>
          <table:table-cell table:number-columns-repeated="16383"/>
        </table:table-row>
        <table:table-row table:style-name="ro1">
          <table:table-cell office:value-type="string" table:style-name="ce2">
            <text:p>Tiki giao hàng cho mình bị chậm 2 ngày, nhưng sản phẩm thực sự rất tốt. Trước đó mình khá lo lắng về việc lắp đặt, không ngờ nó khá đơn giản vì tờ hướng dẫn rất rõ ràng, dễ hiểu <text:s/>)</text:p>
          </table:table-cell>
          <table:table-cell table:number-columns-repeated="16383"/>
        </table:table-row>
        <table:table-row table:style-name="ro1">
          <table:table-cell office:value-type="string" table:style-name="ce2">
            <text:p>5* cho tốc độ giao hàng của Tiki, còn Sản phẩm thì dùng khá ổn định, chất lượng mẫu mã phù hợp với giá tiền</text:p>
          </table:table-cell>
          <table:table-cell table:number-columns-repeated="16383"/>
        </table:table-row>
        <table:table-row table:style-name="ro1">
          <table:table-cell office:value-type="string" table:style-name="ce2">
            <text:p>Mình mua lúc giảm giá hot, thấy xài ok lắm, mạng ổn định, mạnh mà giá lại hạt dẻ, thích ghê. Hihi, bạn mình tìm mua mà không được giá vậy. Tiki lại giao hàng nhanh nữa, đóng gói đẹp nên mình luôn ưu tiki khi muốn mua sắm gì online</text:p>
          </table:table-cell>
          <table:table-cell table:number-columns-repeated="16383"/>
        </table:table-row>
        <table:table-row table:style-name="ro1">
          <table:table-cell office:value-type="string" table:style-name="ce2">
            <text:p>Hàng đóng gói cẩn thận, hoạt động ổn định, sóng mạnh (trong phạm vi nhà 3 tầng), cấu hình dễ dàng. Chất lượng phải chờ thời gian.</text:p>
          </table:table-cell>
          <table:table-cell table:number-columns-repeated="16383"/>
        </table:table-row>
        <table:table-row table:style-name="ro1">
          <table:table-cell office:value-type="string" table:style-name="ce2">
            <text:p>Mình nhận hàng sớm hơn dự kiến 2 ngày . Ổn nhưng không có đĩa CD đi kèm theo như lời giới thiệu mặc dù nó đối với m không qt . Nhưng cửa hàng nên đảm bảo chữ tín khi giao hàng</text:p>
          </table:table-cell>
          <table:table-cell table:number-columns-repeated="16383"/>
        </table:table-row>
        <table:table-row table:style-name="ro1">
          <table:table-cell office:value-type="string" table:style-name="ce2">
            <text:p>Hành chuẩn đẹp mới 100% đóng gói cẩn thận mỗi tội giao hàng lâu <text:s/>đặt từ hôm mong 4 đến tận hôm 16 mới nhận được hàng</text:p>
          </table:table-cell>
          <table:table-cell table:number-columns-repeated="16383"/>
        </table:table-row>
        <table:table-row table:style-name="ro1">
          <table:table-cell office:value-type="string" table:style-name="ce2">
            <text:p>Đóng gói cẩn thận. Tiki giao nhanh trước hẹn. Chưa sd nên chưa nhận xét về chất lượng</text:p>
          </table:table-cell>
          <table:table-cell table:number-columns-repeated="16383"/>
        </table:table-row>
        <table:table-row table:style-name="ro1">
          <table:table-cell office:value-type="string" table:style-name="ce2">
            <text:p>Sản phẩm tốt, giá quá OK. Giao hàng nhanh hơn dự kiến!</text:p>
          </table:table-cell>
          <table:table-cell table:number-columns-repeated="16383"/>
        </table:table-row>
        <table:table-row table:style-name="ro1">
          <table:table-cell office:value-type="string" table:style-name="ce2">
            <text:p>Dùng 1 tgian r chắc chắn mới ngoi lên đánh giá. Hàng chất lượng đúng với giá cả. Tai nghe ổn, k rè, mic tốt. Mỗi 1 lỗi nho nhỏ là tai bên trái bị vênh lên 1 xíu k biết do sao. Btw đáng tiền lắm nha mn<text:s/></text:p>
          </table:table-cell>
          <table:table-cell table:number-columns-repeated="16383"/>
        </table:table-row>
        <table:table-row table:style-name="ro1">
          <table:table-cell office:value-type="string" table:style-name="ce2">
            <text:p>Mua cung gần 6 tháng rồi, giờ quai lại viết rv đây: Tổng thể dùng khá là ổn, pin trâu, nghe liên tục được 5 tiếng ở mức volume 50-60%. <text:s/>- Trog hộp khá dễ bám bẩn, nên phải mua thêm firm dán - Vỏ hộp khá dễ trầy nên để trần trụi tuy đẹp nhưng sẽ nát cái hộp - Coa 1 điều là pin của hai tai tụt không đều, ví dụ nghe xong check ngẫu nhiên khi gần hết cạn thì cái thì 5% cái thì 9%</text:p>
          </table:table-cell>
          <table:table-cell table:number-columns-repeated="16383"/>
        </table:table-row>
        <table:table-row table:style-name="ro1">
          <table:table-cell office:value-type="string" table:style-name="ce2">
            <text:p>Mình mua sản phẩm của tiki trading, mã của Hàn Quốc Hiện thì sử dụng rất ổn, ban đầu có một xíu trục trặc là bị mất tín hiệu 1 bên tai, sau khi reset thì tới giờ 1 tuần thì xài chưa có vấn đề khác xảy ra. <text:s/>Sản phẩm phù hợp với nhu cầu cá nhân của mình nên mình rất hài lòng, chất lượng thì cũng chưa có gì chê bai. Trước khi mua mình có đọc một số bài chỉ trích về công tác bảo hành của tiki, khiến có chút đắn đo khi mua sản phẩm điện tử, nhưng với trải nghiệm cá nhân của mình thì chưa có vấn đề gì từ trước tới giờ, nên mình sẽ tiếp tục ủng hộ tiki. Công tác giao hàng thì 5 sao, tikinow hoàn thành đúng cam kết. Mình hi vọng sử dụng lâu dài cũng sẽ ổn</text:p>
          </table:table-cell>
          <table:table-cell table:number-columns-repeated="16383"/>
        </table:table-row>
        <table:table-row table:style-name="ro1">
          <table:table-cell office:value-type="string" table:style-name="ce2">
            <text:p>Mình mua Airpod ngay đợt 20/10/2019, với giá 3.388 tr của NCC Tiki Trading. 1- Hàng đúng chính hãng nhưng chưa được active. Mình tra seri trên trang Apple chấm com thì báo là chưa Active. Mình có gọi lên tổng đài Tiki thì được bạn nhân viên báo hôm sau sẽ có Kỹ thuật gọi điện lại. Qua 2 ngày kể từ ngày gọi điện thì có bạn Kỹ thuật gọi lại báo mình là sp này sẽ được Active trong 1 tuần tới. Mình không hiểu sao lại lâu vậy? Chắc do hàng nhập khẩu chăng? 2- Về chất lượng thì tai nghe khá ổn, kết nối nhanh, kết nối xa mình đã test thử cỡ 12-15m vẫn nghe ổn định. Chất lượng âm thanh tốt, nghe lâu không làm đau tai (vì Apple đã mua hãng Beats chuyên sản xuất tai nghe cho Apple) đó là 1 điểm cộng cho tai nghe của Apple.</text:p>
          </table:table-cell>
          <table:table-cell table:number-columns-repeated="16383"/>
        </table:table-row>
        <table:table-row table:style-name="ro1">
          <table:table-cell office:value-type="string" table:style-name="ce2">
            <text:p>Ưu điểm: tai nghe đẹp, đeo nhẹ, k cấn tai, nằm nghiêng đè thì hơi cấn 1 tí, vì mình tai khá nhỏ nên chưa bao giờ đeo được 1 loại in ear nào, hộp nhỏ gọn, chắc chắn, âm thanh nghe với idevices có vẻ tốt hơn Android. Nhược điểm: giá cao, giá đổi liên tục, khớp nối nhanh bẩn.</text:p>
          </table:table-cell>
          <table:table-cell table:number-columns-repeated="16383"/>
        </table:table-row>
        <table:table-row table:style-name="ro1">
          <table:table-cell office:value-type="string" table:style-name="ce2">
            <text:p>mình mới mua sài được gần 1 tháng, tất cả đều ổn, thiết bị dễ sử dụng, cơ bản chồng mình thích</text:p>
          </table:table-cell>
          <table:table-cell table:number-columns-repeated="16383"/>
        </table:table-row>
        <table:table-row table:style-name="ro1">
          <table:table-cell office:value-type="string" table:style-name="ce2">
            <text:p>Về chất lượng âm thanh và kế nối thì không có gì để chê. Nhưng thi thoảng mình sẽ gặp lỗi kết nối 1 bên tai như hình, nhiều lúc còn mất tiếng cả 2 tai luôn dù có hiện connected - phải cho vào pod “ủ” vài phút mới hết lỗi. <text:s/>Mình check được imei thành công trên web apple rồi nên chắc không phải hàng giả. Nhưng không hiểu sao lại hay lỗi như vậy. <text:s text:c="2"/>Ngoài ra thì AP2 được quảng cáo khá nhiều về khả năng chống ồn. Tuy nhiên voiw mình thì nó chỉ chống ồn tốt trong môi trường kín và không quá đông ngưởi. Chứ đi đường thì gần như không phát huy tác dụng.</text:p>
          </table:table-cell>
          <table:table-cell table:number-columns-repeated="16383"/>
        </table:table-row>
        <table:table-row table:style-name="ro1">
          <table:table-cell office:value-type="string" table:style-name="ce2">
            <text:p>Pin của 2 tai lệch nhau nhiều. Có khi tai trái tắt khi tai phải còn đến hơn 30%, lại có lúc tai phải tắt khi tai trái còn hơn 20%. Có 1 lần tai nghe kết nối nhưng k phát ra tiếng, nhưng lỗi này chỉ cần bỏ tai vào hộp rồi bấm 1 lần nút reset là hết. Khi mình nhận tai nghe về thì k thể kích hoạt bảo hành trên trang chủ apple, đã phản hồi và được tiki hỗ trợ kích hoạt.</text:p>
          </table:table-cell>
          <table:table-cell table:number-columns-repeated="16383"/>
        </table:table-row>
        <table:table-row table:style-name="ro1">
          <table:table-cell office:value-type="string" table:style-name="ce2">
            <text:p>- Giao hàng: Tiki 2h - Không còn gì phải bàn về sự đúng giờ. - Chất lượng sản phẩm: Hàng chính hãng Apple có tem nhập khẩu dán bên ngoài seal. Sp chưa active, tốt, dùng 1 tuần rồi chưa thấy bị lỗi nào. <text:s/>* Có nhiều người bảo là hàng tiki thế này thế nọ, tuy nhiên các bạn mua hàng có giá trị cao nên lựa chọn sản phẩm của TIKI TRADING sẽ an tâm hơn, sp lỗi không phải việc Tiki muốn tuy nhiên họ vẫn phối hợp với các bên liên quan để xử lý cho bạn. * Trường hợp của mình Hóa đơn điện tử không ghi mã SN. Đã báo CSKH xử lý, tuy nhiên có một số bạn CSKH có thể là nhân viên mới nên xử lý không được linh hoạt. Và hiện tại vẫn đang chờ các bộ phận liên quan hỗ trợ để gửi lại hóa đơn. Các vấn đề còn lại không còn gì phải bàn đến. Vẫn luôn tin tưởng hàng của Tiki cũng như TIKI TRADING.</text:p>
          </table:table-cell>
          <table:table-cell table:number-columns-repeated="16383"/>
        </table:table-row>
        <table:table-row table:style-name="ro1">
          <table:table-cell office:value-type="string" table:style-name="ce2">
            <text:p>Chất âm chắc cũng như EarPods. Pin nghe tầm 5h nhạc. Đàm thoại tầm 2h. Bỏ vào trứng sạc cỡ 20p là đầy. Vỏ quá dễ trầy. Để không bụi bám vào lấy khăn lau cũng trầy, cái này thì cùi vãi thiệt <text:s/>) giữa ios 11 vs 12 chuyển qua lại tai có vẻ chậm hơn thì phải. Tưởng mua về thay EarPods chơi pubg được mà cùi quá không thay nổi.</text:p>
          </table:table-cell>
          <table:table-cell table:number-columns-repeated="16383"/>
        </table:table-row>
        <table:table-row table:style-name="ro1">
          <table:table-cell office:value-type="string" table:style-name="ce2">
            <text:p>Giao hàng nhanh hơn dự kiến. Sản phẩm mới nhận cũng thấy ok. Dùng thời giam mới biết dk.</text:p>
          </table:table-cell>
          <table:table-cell table:number-columns-repeated="16383"/>
        </table:table-row>
        <table:table-row table:style-name="ro1">
          <table:table-cell office:value-type="string" table:style-name="ce2">
            <text:p>bao bi trong ngoài đóng gói cẩn thận, sản phẩm nhìn đẹp, chưa sử dụng nên không có đánh giá</text:p>
          </table:table-cell>
          <table:table-cell table:number-columns-repeated="16383"/>
        </table:table-row>
        <table:table-row table:style-name="ro1">
          <table:table-cell office:value-type="string" table:style-name="ce2">
            <text:p>Nghe khong bi dau tai,nhung minh la nguoi khó tính về âm nhac nên cảm thấy chất âm được khoang 80% hai long thôi.bin được khá lâu,chua luc nao nghe mà bị hết giữa chừng cả.cảm giác đeo vao tai thích thôi,chứ khó tính về âm thanh thì chưa chấp nhận được nha mọi người.minh mua 3.600</text:p>
          </table:table-cell>
          <table:table-cell table:number-columns-repeated="16383"/>
        </table:table-row>
        <table:table-row table:style-name="ro1">
          <table:table-cell office:value-type="string" table:style-name="ce2">
            <text:p>Dùng ổn, tuy nhiên kết nối Bluetooth cảm giác hơi chậm, không nhạy lắm. Tai trái thi thoảng có hiện tượng bị chập chờn mất kết nối khi mới lấy ra khỏi hộp, thường không kết nối cùng lúc với tai phải vào iphone. Những lúc như vậy lại phải nhét lại tai vào hộp để lấy ra kết nối lại.</text:p>
          </table:table-cell>
          <table:table-cell table:number-columns-repeated="16383"/>
        </table:table-row>
        <table:table-row table:style-name="ro1">
          <table:table-cell office:value-type="string" table:style-name="ce2">
            <text:p>sản phẩm giao nhanh, giá hợp lý, còn chất lượng còn phải dùng để kiểm chứng. tặng 4*</text:p>
          </table:table-cell>
          <table:table-cell table:number-columns-repeated="16383"/>
        </table:table-row>
        <table:table-row table:style-name="ro1">
          <table:table-cell office:value-type="string" table:style-name="ce2">
            <text:p>- Ưu điểm: Hàng nguyên seal chưa active. Dùng cùng hệ sinh thái apple tiện, kết nối nhanh, không mất kết nối. Hey siri rất tiện. Đeo thoải mái, nhẹ tay. Pin ổn - Nhược điểm: vì mình từng nghe nhiều tai nghe cao cấp rồi (cả không dây nha) nên khi nghe airpods có hơi thất vọng về chất âm. Với giá này nhưng chất âm chỉ ngang earpods tặng kèm khi mua iphone. -&gt; nghe nhạc không được sướng tai nên khá thất vọng. Và hầu như không có chống ồn (thấy description tiki ghi là có nhưng thật sự là không nhé - same as earpods)</text:p>
          </table:table-cell>
          <table:table-cell table:number-columns-repeated="16383"/>
        </table:table-row>
        <table:table-row table:style-name="ro1">
          <table:table-cell office:value-type="string" table:style-name="ce2">
            <text:p>mình có mua tuy nhiên dính ngay cái tai nghe có vấn đề, sau một ngày sử dụng tự nhiên tai trái không nghe được nữa, reset lại thì hết, một lúc sau thì sạc pin không vào, mởi nắp case thì popup trên iphone lúc hiện lúc không. mình đã liên hệ bên tiki và được thu lại thẩm định và cuối cùng được đổi mới cái khác ( mới nguyên seal luôn) tuy nhiên khá mất thời gian nên các bạn nào cần nhanh chóng trong khâu bảo hành sữa chữa thì nên cân nhắc mua ở cửa hàng gần nhà ( chỗ uy tín) cho tiện. nói chung dịch vụ ỗn, chắc chắn là ăn đứt tất cả trang thương mại điện tử ở VN như lazada, shopee, sendo hay adayroi rồi.</text:p>
          </table:table-cell>
          <table:table-cell table:number-columns-repeated="16383"/>
        </table:table-row>
        <table:table-row table:style-name="ro1">
          <table:table-cell office:value-type="string" table:style-name="ce2">
            <text:p>Nhanh, giao hàng rất chuyên nghiệp. Sản phẩm nguyên seal, tốt.</text:p>
          </table:table-cell>
          <table:table-cell table:number-columns-repeated="16383"/>
        </table:table-row>
        <table:table-row table:style-name="ro1">
          <table:table-cell office:value-type="string" table:style-name="ce2">
            <text:p>Giao hang nhanh chong, con nguyen dai nguyen kien. Huong dan de su dung. May chay muot ma!</text:p>
          </table:table-cell>
          <table:table-cell table:number-columns-repeated="16383"/>
        </table:table-row>
        <table:table-row table:style-name="ro1">
          <table:table-cell office:value-type="string" table:style-name="ce2">
            <text:p>Wifi mạnh hơn, dễ lắp đặt sử dụng. Mình mới mua nên chưa biết có bền không nhưng nếu như cái cũ của mình cũng TP Link thì chắc bền :D</text:p>
          </table:table-cell>
          <table:table-cell table:number-columns-repeated="16383"/>
        </table:table-row>
        <table:table-row table:style-name="ro1">
          <table:table-cell office:value-type="string" table:style-name="ce2">
            <text:p>Hoạt dộng tốt, dể cài đặt, sóng wifii khá mạnh và ổn định</text:p>
          </table:table-cell>
          <table:table-cell table:number-columns-repeated="16383"/>
        </table:table-row>
        <table:table-row table:style-name="ro1">
          <table:table-cell office:value-type="string" table:style-name="ce2">
            <text:p>Sp đóng gói cẩn thận, ưu điểm đặt pass dài, sóng wifi ổn định</text:p>
          </table:table-cell>
          <table:table-cell table:number-columns-repeated="16383"/>
        </table:table-row>
        <table:table-row table:style-name="ro1">
          <table:table-cell office:value-type="string" table:style-name="ce2">
            <text:p>Đồ apple thì ai cũng biết rất nhạy và nhanh, tuy nhiên vì trước đó đã sử dụng loại tai nghe earbuds nên khi chuyển sang em này thấy nghe nhạc kém sống động hẳn. Chất lượng âm thanh chỉ nhỉnh hơn tai nghe có dây của apple một chút. Các phần cảm ứng trên tai nghe rất nhạy, bluetooth ổn định ít khi bị out ra ngoài</text:p>
          </table:table-cell>
          <table:table-cell table:number-columns-repeated="16383"/>
        </table:table-row>
        <table:table-row table:style-name="ro1">
          <table:table-cell office:value-type="string" table:style-name="ce2">
            <text:p>Ưu: kết nối nhanh qua phần mềm hổ trợ Khuyết: lâu lâu 1-2ngày thì phải reboot</text:p>
          </table:table-cell>
          <table:table-cell table:number-columns-repeated="16383"/>
        </table:table-row>
        <table:table-row table:style-name="ro1">
          <table:table-cell office:value-type="string" table:style-name="ce2">
            <text:p>Mình mua được 1 tuần, dùng tốt. Nhưng đến nay vẫn chưa chuyển đổi trả góp thành công. Hỏi tiki thì bảo hỏi ngân hàng. Hỏi ngân hàng thì bảo mình phải yêu cầu đơn vị chấp nhận thẻ chuyển đổi trả góp, sau khi chuyển đổi trả góp thì mới điều chỉnh lại dư nợ. Có bạn nào trả góp thẻ Visa BIDV không và làm thế nào để chuyển đổi trả góp ạ?</text:p>
          </table:table-cell>
          <table:table-cell table:number-columns-repeated="16383"/>
        </table:table-row>
        <table:table-row table:style-name="ro1">
          <table:table-cell office:value-type="string" table:style-name="ce2">
            <text:p>Đã nhận được hàng. Về tổng quan bên ngoài với giá 3.5 Tr thì độ hoàn thiện chưa tốt. Chất âm tương đương với tai nghe có giây, Mic thoại tốt. Pin mới dùng sạc đầy nghe nhạc bình thường được khoảng 5h. Kết nối với điện thoại tốt và Thoòng minh <text:s/>không bị ngắt kết nối. <text:s/>Đặc biệt là không check được ngày Active sản phảm.</text:p>
          </table:table-cell>
          <table:table-cell table:number-columns-repeated="16383"/>
        </table:table-row>
        <table:table-row table:style-name="ro1">
          <table:table-cell office:value-type="string" table:style-name="ce2">
            <text:p>Chất lượng Airpods 2 chắc không cần phải chứng minh rồi. Tai nghe ưu điểm là nhỏ gọn, kết nối với thiết bị Apple thì rất tiện - kết nối nhanh, gọn, đơn giản mà không tai nghe nào khác có được. Còn về chất âm thì không phải điểm mạnh của tai nghe, chỉ đủ dùng thôi. Tuy nhiên đây không phải yếu tố chính của sản phẩm này làm người dùng phải bỏ tiền túi. Nếu so tai nghe truewireless cùng tầm giá thì không tai nào so được về độ tiện dụng.</text:p>
          </table:table-cell>
          <table:table-cell table:number-columns-repeated="16383"/>
        </table:table-row>
        <table:table-row table:style-name="ro1">
          <table:table-cell office:value-type="string" table:style-name="ce2">
            <text:p>mua xong con này thấy tiki jảm nữa. Buồn thiệt. đóng gói đẹp, chắc chắn. chất lượng ổn. fát wifi mạnh</text:p>
          </table:table-cell>
          <table:table-cell table:number-columns-repeated="16383"/>
        </table:table-row>
        <table:table-row table:style-name="ro1">
          <table:table-cell office:value-type="string" table:style-name="ce2">
            <text:p>Hài lòng về chất lượng phục vụ của Tiki, hàng đóng gói cẩn thận. Về phần Airpods thì đáp ứng được kì vọng, chủ yếu tập trung vào sự tiện dụng, nên chất âm của máy đủ đáp ứng nhu cầu chung, không quá hay cũng không quá tệ.</text:p>
          </table:table-cell>
          <table:table-cell table:number-columns-repeated="16383"/>
        </table:table-row>
        <table:table-row table:style-name="ro1">
          <table:table-cell office:value-type="string" table:style-name="ce2">
            <text:p>Shop giao hàng nhanh cho 5 sao. Về sản phẩm tạm cho 4 sao. Theo số series trên hộp thì đúng là sản phẩm chính hãng nhưng đã được kích hoạt ??? Vậy chế độ bảo hành của sản phẩm như thế nào ah ? Mong nhận được phản hồi. Thân.</text:p>
          </table:table-cell>
          <table:table-cell table:number-columns-repeated="16383"/>
        </table:table-row>
        <table:table-row table:style-name="ro1">
          <table:table-cell office:value-type="string" table:style-name="ce2">
            <text:p>Chất lượng ổn định, khoảng cách phát hơi kém</text:p>
          </table:table-cell>
          <table:table-cell table:number-columns-repeated="16383"/>
        </table:table-row>
        <table:table-row table:style-name="ro1">
          <table:table-cell office:value-type="string" table:style-name="ce2">
            <text:p>Giao hàng nhanh , đóng gói đẹp ,hàng nhận được giống với giao bán <text:s/>wifi chạy ổn định.</text:p>
          </table:table-cell>
          <table:table-cell table:number-columns-repeated="16383"/>
        </table:table-row>
        <table:table-row table:style-name="ro1">
          <table:table-cell office:value-type="string" table:style-name="ce2">
            <text:p>Mọi người chia sẻ kinh nghiệm giúp. Hộp sạc mình cảm giác pin giảm rất mau dù không nghe. Lâu lâu mở ra thấy giảm 1%. Cảm thấy không giống như mọi ng và bạn bè review. Dù họ dùng ap1 nhưng có khi vài ngày mới sạc hộp airpod 1 lần với tần suất dùng bình thường</text:p>
          </table:table-cell>
          <table:table-cell table:number-columns-repeated="16383"/>
        </table:table-row>
        <table:table-row table:style-name="ro1">
          <table:table-cell office:value-type="string" table:style-name="ce2">
            <text:p>Tôi mới nhận hàng, lúc đặt hàng có chọn xuất hóa đơn đỏ nhưng không thấy đi kèm.? <text:s/>Về sản phẩm thì sẽ trải nghiệm thêm</text:p>
          </table:table-cell>
          <table:table-cell table:number-columns-repeated="16383"/>
        </table:table-row>
        <table:table-row table:style-name="ro1">
          <table:table-cell office:value-type="string" table:style-name="ce2">
            <text:p>Sau gần một tháng trải nghiệm mới viết nhận xét cho tiki. Hài lòng với dịch vụ. Sản phẩm nhận được nguyên seal, chưa active, rất hài lòng với chất lượng tai nghe, sạc rất nhanh, sử dụng được lâu (tuỳ nhu cầu nha mn).</text:p>
          </table:table-cell>
          <table:table-cell table:number-columns-repeated="16383"/>
        </table:table-row>
        <table:table-row table:style-name="ro1">
          <table:table-cell office:value-type="string" table:style-name="ce2">
            <text:p>Hàng mới, chưa active, chưa bóc seal. Chất lượng tốt, chờ thời gian sử dụng xem thế nào? Ban đầu hài lòng. Lần đầu tiên mới được bóc seal sản phẩm Apple. Ngày xưa mua máy mac bị đứa khác bóc mất.</text:p>
          </table:table-cell>
          <table:table-cell table:number-columns-repeated="16383"/>
        </table:table-row>
        <table:table-row table:style-name="ro1">
          <table:table-cell office:value-type="string" table:style-name="ce2">
            <text:p>Hàng nhận được nguyên seal, chưa active và hoạt động ngon lành. Đã xài được 2 tuần và thấy rất hài lòng. AirPods là sản phẩm của sự tiện dụng, về chất âm sẽ không quá tốt nhưng quá tiện và mang lại trải nghiệm rất tốt.</text:p>
          </table:table-cell>
          <table:table-cell table:number-columns-repeated="16383"/>
        </table:table-row>
        <table:table-row table:style-name="ro1">
          <table:table-cell office:value-type="string" table:style-name="ce2">
            <text:p>- Hàng chính hãng, thế hệ 2, kết nối đơn giản, dùng thuận tiện vì không còn cảm giác đeo tai nghe. Pin lâu. - Âm thanh: âm lượng nhỏ hơn tai nghe iphone có dây, bass yếu, mid, treble thì ổn. Nói chung phù hợp đa số nhu cầu thông thường.</text:p>
          </table:table-cell>
          <table:table-cell table:number-columns-repeated="16383"/>
        </table:table-row>
        <table:table-row table:style-name="ro1">
          <table:table-cell office:value-type="string" table:style-name="ce2">
            <text:p>Hàng đóng gói cẩn thận, nguyên seal, tự mình kích hoạt thông qua apple.com (support), dùng nghe ok, chưa thấy trục trặc gì</text:p>
          </table:table-cell>
          <table:table-cell table:number-columns-repeated="16383"/>
        </table:table-row>
        <table:table-row table:style-name="ro1">
          <table:table-cell office:value-type="string" table:style-name="ce2">
            <text:p>Mua hơn 1 năm rồi, vẫn còn dùng được, hơi bất tiện vì nghe được hơn 1 tiếng là phải sạc pin, hy vọng iphone thiết kế lỗ cắm tai nghe, với những con nghiền nghe nhạc nghiền nghe sách như t thì hơi bị tụt cảm hứng</text:p>
          </table:table-cell>
          <table:table-cell table:number-columns-repeated="16383"/>
        </table:table-row>
        <table:table-row table:style-name="ro1">
          <table:table-cell office:value-type="string" table:style-name="ce2">
            <text:p>Đã mua 6 cái chưa thấy cái nào lỗi. Chất lượng tốt</text:p>
          </table:table-cell>
          <table:table-cell table:number-columns-repeated="16383"/>
        </table:table-row>
        <table:table-row table:style-name="ro1">
          <table:table-cell office:value-type="string" table:style-name="ce2">
            <text:p>Có ai biết cách đăng nhập không chỉ mình với</text:p>
          </table:table-cell>
          <table:table-cell table:number-columns-repeated="16383"/>
        </table:table-row>
        <table:table-row table:style-name="ro1">
          <table:table-cell office:value-type="string" table:style-name="ce2">
            <text:p>Mới sử dụng nên chưa thể đánh giá được. Nhưng sản phẩm giao đúng như hình ,cài đặt dễ dàng ,sóng khá tốt</text:p>
          </table:table-cell>
          <table:table-cell table:number-columns-repeated="16383"/>
        </table:table-row>
        <table:table-row table:style-name="ro1">
          <table:table-cell office:value-type="string" table:style-name="ce2">
            <text:p>Sản phẩm dùng tốt, đóng gói chắc chắn.</text:p>
          </table:table-cell>
          <table:table-cell table:number-columns-repeated="16383"/>
        </table:table-row>
        <table:table-row table:style-name="ro1">
          <table:table-cell office:value-type="string" table:style-name="ce2">
            <text:p>Sản phẩm tốt, giá hợp lý nhưng giao hàng chậm (đặt sớm thứ 2, chiều thứ 5 mới giao).</text:p>
          </table:table-cell>
          <table:table-cell table:number-columns-repeated="16383"/>
        </table:table-row>
        <table:table-row table:style-name="ro1">
          <table:table-cell office:value-type="string" table:style-name="ce2">
            <text:p>Sản phẩm dùng tốt. Nhiều khi tín hiệu đầu nhận không ổn định.</text:p>
          </table:table-cell>
          <table:table-cell table:number-columns-repeated="16383"/>
        </table:table-row>
        <table:table-row table:style-name="ro1">
          <table:table-cell office:value-type="string" table:style-name="ce2">
            <text:p>Hài lòng với sản phẩm</text:p>
          </table:table-cell>
          <table:table-cell table:number-columns-repeated="16383"/>
        </table:table-row>
        <table:table-row table:style-name="ro1">
          <table:table-cell office:value-type="string" table:style-name="ce2">
            <text:p>hàng dùng tiêu chuẩn cho nhà nắp thêm modem, tốt, giá rẻ</text:p>
          </table:table-cell>
          <table:table-cell table:number-columns-repeated="16383"/>
        </table:table-row>
        <table:table-row table:style-name="ro1">
          <table:table-cell office:value-type="string" table:style-name="ce2">
            <text:p>Sản phẩm tốt, rất ưng ý thanks Tiki</text:p>
          </table:table-cell>
          <table:table-cell table:number-columns-repeated="16383"/>
        </table:table-row>
        <table:table-row table:style-name="ro1">
          <table:table-cell office:value-type="string" table:style-name="ce2">
            <text:p>Chất lượng tốt. Ngon bổ rẻ</text:p>
          </table:table-cell>
          <table:table-cell table:number-columns-repeated="16383"/>
        </table:table-row>
        <table:table-row table:style-name="ro1">
          <table:table-cell office:value-type="string" table:style-name="ce2">
            <text:p>Sản phẩm tốt phát sóng mạnh. Tiki giao hàng nhanh đóng gói cẩn thận.</text:p>
          </table:table-cell>
          <table:table-cell table:number-columns-repeated="16383"/>
        </table:table-row>
        <table:table-row table:style-name="ro1">
          <table:table-cell office:value-type="string" table:style-name="ce2">
            <text:p>bao bì, hình thức ok, sóng tốt, hi vọng dùng bền, bh 2 năm khá yên tâm</text:p>
          </table:table-cell>
          <table:table-cell table:number-columns-repeated="16383"/>
        </table:table-row>
        <table:table-row table:style-name="ro1">
          <table:table-cell office:value-type="string" table:style-name="ce2">
            <text:p>Giao hàng nhanh, đóng gói chắc chắn, dùng tốt, chưa có vấn đề gì</text:p>
          </table:table-cell>
          <table:table-cell table:number-columns-repeated="16383"/>
        </table:table-row>
        <table:table-row table:style-name="ro1">
          <table:table-cell office:value-type="string" table:style-name="ce2">
            <text:p>Mạng dây thì ok. Với mạng không dây: -Con này dùng cho gia đình</text:p>
          </table:table-cell>
          <table:table-cell table:number-columns-repeated="16383"/>
        </table:table-row>
        <table:table-row table:style-name="ro1">
          <table:table-cell office:value-type="string" table:style-name="ce2">
            <text:p>Giao hàng nhanh, sản phẩm dễ cài đặt, chất lượng tốt, ổn định .Giá thành phù hợp với nhu cầu</text:p>
          </table:table-cell>
          <table:table-cell table:number-columns-repeated="16383"/>
        </table:table-row>
        <table:table-row table:style-name="ro1">
          <table:table-cell office:value-type="string" table:style-name="ce2">
            <text:p>Đóng gói cẩn thận , hàng tốt , tốc độ phát ổn định</text:p>
          </table:table-cell>
          <table:table-cell table:number-columns-repeated="16383"/>
        </table:table-row>
        <table:table-row table:style-name="ro1">
          <table:table-cell office:value-type="string" table:style-name="ce2">
            <text:p>Cũng tạm nhưng xuyên tường kém, phải chỉnh ăng ten cho phù hợp hướng</text:p>
          </table:table-cell>
          <table:table-cell table:number-columns-repeated="16383"/>
        </table:table-row>
        <table:table-row table:style-name="ro1">
          <table:table-cell office:value-type="string" table:style-name="ce2">
            <text:p>San pham tot chat luong,bat song tot giao hang nhanh,, toc do duong truyen on dinh</text:p>
          </table:table-cell>
          <table:table-cell table:number-columns-repeated="16383"/>
        </table:table-row>
        <table:table-row table:style-name="ro1">
          <table:table-cell office:value-type="string" table:style-name="ce2">
            <text:p>sd ok và tốt</text:p>
          </table:table-cell>
          <table:table-cell table:number-columns-repeated="16383"/>
        </table:table-row>
        <table:table-row table:style-name="ro1">
          <table:table-cell office:value-type="string" table:style-name="ce2">
            <text:p>giao hàng nhanh, đóng gói cẩn thận, hàng tốt</text:p>
          </table:table-cell>
          <table:table-cell table:number-columns-repeated="16383"/>
        </table:table-row>
        <table:table-row table:style-name="ro1">
          <table:table-cell office:value-type="string" table:style-name="ce2">
            <text:p>Khi mua sản phẩm có đi kèm với dây không hay phải mua thêm vậy</text:p>
          </table:table-cell>
          <table:table-cell table:number-columns-repeated="16383"/>
        </table:table-row>
        <table:table-row table:style-name="ro1">
          <table:table-cell office:value-type="string" table:style-name="ce2">
            <text:p>Sản phẩm dùng tốt tốc độ cao cấu hình đơn giản nhưng giao hàng hơi chậm.</text:p>
          </table:table-cell>
          <table:table-cell table:number-columns-repeated="16383"/>
        </table:table-row>
        <table:table-row table:style-name="ro1">
          <table:table-cell office:value-type="string" table:style-name="ce2">
            <text:p>Gói hàng cẩn thận. Giao hàng nhanh. Về phần Router thì dể cài đặt. Mạng ổn định. Ok good.</text:p>
          </table:table-cell>
          <table:table-cell table:number-columns-repeated="16383"/>
        </table:table-row>
        <table:table-row table:style-name="ro1">
          <table:table-cell office:value-type="string" table:style-name="ce2">
            <text:p>nhìn chung sản phẩm tốt, giá cả hợp lý, dịch vụ vận chuyển thuận tiện</text:p>
          </table:table-cell>
          <table:table-cell table:number-columns-repeated="16383"/>
        </table:table-row>
        <table:table-row table:style-name="ro1">
          <table:table-cell office:value-type="string" table:style-name="ce2">
            <text:p>Hàng mới , đóng gói cẩn thận. sài ổn định . thời gian dài thì chưa biết sao .</text:p>
          </table:table-cell>
          <table:table-cell table:number-columns-repeated="16383"/>
        </table:table-row>
        <table:table-row table:style-name="ro1">
          <table:table-cell office:value-type="string" table:style-name="ce2">
            <text:p>Giao hàng nhanh đóng gói cẩn thận, phát sóng tốt, nhưng khi dùng repeater thì không ổn định</text:p>
          </table:table-cell>
          <table:table-cell table:number-columns-repeated="16383"/>
        </table:table-row>
        <table:table-row table:style-name="ro1">
          <table:table-cell office:value-type="string" table:style-name="ce2">
            <text:p>Đặt hàng Tiki hôm 29, ghi sẽ giao hôm 3/9 nhưng 31 đã giao tận nơi. Thời gian giao hàng quá ổn. Airpods được đóng gói kỹ, hộp vẫn mới tinh tươm.</text:p>
          </table:table-cell>
          <table:table-cell table:number-columns-repeated="16383"/>
        </table:table-row>
        <table:table-row table:style-name="ro1">
          <table:table-cell office:value-type="string" table:style-name="ce2">
            <text:p>Mọi thứ ổn, giao hàng nhanh trừ việc hôm nay tai nghe bên trái của mình không thao tác chạm 2 lần để chuyển bài được dù đã setting cấu hình lại. Tiki liên hệ hỗ trợ sớm giúp mình</text:p>
          </table:table-cell>
          <table:table-cell table:number-columns-repeated="16383"/>
        </table:table-row>
        <table:table-row table:style-name="ro1">
          <table:table-cell office:value-type="string" table:style-name="ce2">
            <text:p>Tiki cho mình hỏi. Là hộp sạc airpod hụt pin khá nhanh mặc dù mình vẫn không sử dụng. Thì caia này là lỗi hay do nó là như vậy? Nếu lỗi thì mình có được kiểm tra hay bảo hành ở đâu?</text:p>
          </table:table-cell>
          <table:table-cell table:number-columns-repeated="16383"/>
        </table:table-row>
        <table:table-row table:style-name="ro1">
          <table:table-cell office:value-type="string" table:style-name="ce2">
            <text:p>Các chức năng dùng nhạy, tốt. Kết nối nhanh, chất âm thì tạm ổn. Có điều lắp tai nghe không được chắc chắn lắm. Nhưng vẫn tạm chấp nhận được</text:p>
          </table:table-cell>
          <table:table-cell table:number-columns-repeated="16383"/>
        </table:table-row>
        <table:table-row table:style-name="ro1">
          <table:table-cell office:value-type="string" table:style-name="ce2">
            <text:p>Sau vài ngày sử dụng, sản phẩm sử dụng tốt, không có lỗi tới thời điểm hiện tại. Hàng còn Nguyên seal, không bị trầy xước. Hàng nhập từ SIN.</text:p>
          </table:table-cell>
          <table:table-cell table:number-columns-repeated="16383"/>
        </table:table-row>
        <table:table-row table:style-name="ro1">
          <table:table-cell office:value-type="string" table:style-name="ce2">
            <text:p>Mình mua hàng vào ngày 22/06/2019 Đến nay chưa tròn 1 năm nhưng tai nghe bên Trái không hoạt động (không phát âm thanh lẫn cảm ứng). Mình có thể bảo hành ở địa điểm nào vậy Tiki?</text:p>
          </table:table-cell>
          <table:table-cell table:number-columns-repeated="16383"/>
        </table:table-row>
        <table:table-row table:style-name="ro1">
          <table:table-cell office:value-type="string" table:style-name="ce2">
            <text:p>Tai nghe mới nguyên seal nhưng khớp nối gia công hơi gợn nên đeo lâu thấy khó chịu. Sp Apple hoàn thiện rất tốt nhưng k hiểu sao tai nghe này lại bị như vậy. Còn mọi thứ khác đều ổn</text:p>
          </table:table-cell>
          <table:table-cell table:number-columns-repeated="16383"/>
        </table:table-row>
        <table:table-row table:style-name="ro1">
          <table:table-cell office:value-type="string" table:style-name="ce2">
            <text:p>hàng đặt hôm 19/5 sang 21 đã nhận apple watch kg vấn đề gì nhưng tai nghe thì hơi bở ngỡ mua 20/05 mà bảo hành lại để tháng 4</text:p>
          </table:table-cell>
          <table:table-cell table:number-columns-repeated="16383"/>
        </table:table-row>
        <table:table-row table:style-name="ro1">
          <table:table-cell office:value-type="string" table:style-name="ce2">
            <text:p>Nhận hàng nhanh, bọc cẩn thận. Tuy nhiên tai nghe còn khá nhiều keo dán, chất lượng hoàn thiện chưa cao. Nghe tiếng ổn với người nghe tạp.</text:p>
          </table:table-cell>
          <table:table-cell table:number-columns-repeated="16383"/>
        </table:table-row>
        <table:table-row table:style-name="ro1">
          <table:table-cell office:value-type="string" table:style-name="ce2">
            <text:p>Giao hàng nhanh, dùng được gần 1 tuần rồi thấy rất ổn định.</text:p>
          </table:table-cell>
          <table:table-cell table:number-columns-repeated="16383"/>
        </table:table-row>
        <table:table-row table:style-name="ro1">
          <table:table-cell office:value-type="string" table:style-name="ce2">
            <text:p>có phải 1 không cả nhà. mình mua 2 ma không biết có phải không nhìn giống 1 quá.có ai biết chỉ giùm cái coi .cảm ơn nhiều.</text:p>
          </table:table-cell>
          <table:table-cell table:number-columns-repeated="16383"/>
        </table:table-row>
        <table:table-row table:style-name="ro1">
          <table:table-cell office:value-type="string" table:style-name="ce2">
            <text:p>Tai Nghe Bluetooth Apple AirPods 2 True Wireless - MV7N2 (Hộp Sạc Thường) - Hàng Nhập Khẩu Tiki Trading bán hàng chuẩn, tay nghe dễ bị dơ, nghe tạm, chủ yếu là tiện lợi cho hệ sinh thái apple</text:p>
          </table:table-cell>
          <table:table-cell table:number-columns-repeated="16383"/>
        </table:table-row>
        <table:table-row table:style-name="ro1">
          <table:table-cell office:value-type="string" table:style-name="ce2">
            <text:p>các bác cho em hỏi với e có đọc trên mạng hộp vỏ của ari2 là A1938 còn hộp của em lại là A1602 là sao ạ<text:s text:c="3"/></text:p>
          </table:table-cell>
          <table:table-cell table:number-columns-repeated="16383"/>
        </table:table-row>
        <table:table-row table:style-name="ro1">
          <table:table-cell office:value-type="string" table:style-name="ce2">
            <text:p>Hàng nguyên seal đóng gói rất cẩn thận, tuy nhiên giao hàng hơi chậm ( 20 ngày).</text:p>
          </table:table-cell>
          <table:table-cell table:number-columns-repeated="16383"/>
        </table:table-row>
        <table:table-row table:style-name="ro1">
          <table:table-cell office:value-type="string" table:style-name="ce2">
            <text:p>Đã nhận hàng. Có le là hàng loại 2 nên mặc dù mới tinh nhưng vẫn hơi hở keo. <text:s/>Tuy nhiên vì giá rẻ và trả góp 0% nên vẫn hài lòng.</text:p>
          </table:table-cell>
          <table:table-cell table:number-columns-repeated="16383"/>
        </table:table-row>
        <table:table-row table:style-name="ro1">
          <table:table-cell office:value-type="string" table:style-name="ce2">
            <text:p>Sản phẩm tốt, giao hàng sớm hơn quy đinh, nhưng khi mình check số serial trên apple thì không xác định được purchase date</text:p>
          </table:table-cell>
          <table:table-cell table:number-columns-repeated="16383"/>
        </table:table-row>
        <table:table-row table:style-name="ro1">
          <table:table-cell office:value-type="string" table:style-name="ce2">
            <text:p>Nói chung là dùng được, đôi khi bỏ một tai ra dừng nhạc, bỏ lại không không tự phát lại. Đòi update phần mềm mới cho iphone. Chất lượng âm thanh rất ok. Sạc nhanh</text:p>
          </table:table-cell>
          <table:table-cell table:number-columns-repeated="16383"/>
        </table:table-row>
        <table:table-row table:style-name="ro1">
          <table:table-cell office:value-type="string" table:style-name="ce2">
            <text:p>Sản phẩm mình mua lúc nhận vẫn còn nguyên seal, nhưng khi check mã serial trên trang chủ thì thông tin phía trên chưa được kích hoạt, mong cửa hàng giải thích.</text:p>
          </table:table-cell>
          <table:table-cell table:number-columns-repeated="16383"/>
        </table:table-row>
        <table:table-row table:style-name="ro1">
          <table:table-cell office:value-type="string" table:style-name="ce2">
            <text:p>San pham su dung den bay gio tam on, con ben hay khong thi chua biet!</text:p>
          </table:table-cell>
          <table:table-cell table:number-columns-repeated="16383"/>
        </table:table-row>
        <table:table-row table:style-name="ro1">
          <table:table-cell office:value-type="string" table:style-name="ce2">
            <text:p>bo mạch 6/10 chất lượng 8/10. Nói chung tạm ổn so với giá tiền.</text:p>
          </table:table-cell>
          <table:table-cell table:number-columns-repeated="16383"/>
        </table:table-row>
        <table:table-row table:style-name="ro1">
          <table:table-cell office:value-type="string" table:style-name="ce2">
            <text:p>Giao hàng nhanh. Nguyên seal bóc hộp <text:s/>Nhưng khi check serial thì báo Purchase Date not Validated. Vấn đề không lớn nên hài lòng. Mọi người an tâm mua nhé</text:p>
          </table:table-cell>
          <table:table-cell table:number-columns-repeated="16383"/>
        </table:table-row>
        <table:table-row table:style-name="ro1">
          <table:table-cell office:value-type="string" table:style-name="ce2">
            <text:p>Mình xài luôn đeo hai tai nhưng sao khi hết pin lại bị chênh lệch như hình, không biết có phải sản phẩm lỗi không vậy mọi người.</text:p>
          </table:table-cell>
          <table:table-cell table:number-columns-repeated="16383"/>
        </table:table-row>
        <table:table-row table:style-name="ro1">
          <table:table-cell office:value-type="string" table:style-name="ce2">
            <text:p>Sản phẩm tốt và mình cảm thấy hài lòng với dịch vụ của tiki</text:p>
          </table:table-cell>
          <table:table-cell table:number-columns-repeated="16383"/>
        </table:table-row>
        <table:table-row table:style-name="ro1">
          <table:table-cell office:value-type="string" table:style-name="ce2">
            <text:p>Mình mua hàng Tiki rất nhiều, cũng rất hài lòng, nhưng mua ẢiPod lần này tại nghe lúc nghe được lúc không mặc dù đã kết nối, mong tiki phản hồi sớm</text:p>
          </table:table-cell>
          <table:table-cell table:number-columns-repeated="16383"/>
        </table:table-row>
        <table:table-row table:style-name="ro1">
          <table:table-cell office:value-type="string" table:style-name="ce2">
            <text:p>sản phẩm rất tốt nhưng có điều hộp bị móp méo</text:p>
          </table:table-cell>
          <table:table-cell table:number-columns-repeated="16383"/>
        </table:table-row>
        <table:table-row table:style-name="ro1">
          <table:table-cell office:value-type="string" table:style-name="ce2">
            <text:p>Hàng cũng chưa đến tay, nhưng mà có một số việc nên phải hủy đơn hàng. Thực sự cảm thấy rất hài lòng về thái độ phục vụ của CSKH, phản hồi nhanh và rất tốt. Mong công ty sẽ ngày càng phát triển, được người tiêu dùng tin tưởng và yêu mến. Phản hồi từ người dùng thật, không phải là seeder nên ai đọc được thì yên tâm nhé, không nói điêu đâu.</text:p>
          </table:table-cell>
          <table:table-cell table:number-columns-repeated="16383"/>
        </table:table-row>
        <table:table-row table:style-name="ro1">
          <table:table-cell office:value-type="string" table:style-name="ce2">
            <text:p>Mua cái Wifi này cũng được mấy tháng rồi.</text:p>
            <text:p>Dùng thấy ổn định, vào internet ok. Hà Nội nóng quá nên mình hay để nó trong phòng máy lạnh nên sờ lúc nào cũng mát mẻ, chạy phè phè luôn</text:p>
            <text:p>Ông anh đang nhờ mua hộ một cái wifi thế là mình tư vấn cái này luôn</text:p>
          </table:table-cell>
          <table:table-cell table:number-columns-repeated="16383"/>
        </table:table-row>
        <table:table-row table:style-name="ro1">
          <table:table-cell office:value-type="string" table:style-name="ce2">
            <text:p>Hơn cả mong đợi tuy vậy chất âm không ổn lắm vì có thể kỳ vọng của mình hơi cao, tuy vậy nói chung chấp nhận được về toàn cục.</text:p>
          </table:table-cell>
          <table:table-cell table:number-columns-repeated="16383"/>
        </table:table-row>
        <table:table-row table:style-name="ro1">
          <table:table-cell office:value-type="string" table:style-name="ce2">
            <text:p>Có thể sử dụng sp này như một bộ phát wifi mở rộng được không vậy tiki?</text:p>
          </table:table-cell>
          <table:table-cell table:number-columns-repeated="16383"/>
        </table:table-row>
        <table:table-row table:style-name="ro1">
          <table:table-cell office:value-type="string" table:style-name="ce2">
            <text:p>tốt , đổi pass khó , nhờ tiki hỗ trợ cách đổi pass <text:s/>chi tiết</text:p>
          </table:table-cell>
          <table:table-cell table:number-columns-repeated="16383"/>
        </table:table-row>
        <table:table-row table:style-name="ro1">
          <table:table-cell office:value-type="string" table:style-name="ce2">
            <text:p>Cho mình hỏi: airpod vẫn kết nối với điện thoại bình thường, nhưng sao khi mở nắp hộp thì không thấy pin airpod hiện lên như lúc ban đầu v ạ?</text:p>
          </table:table-cell>
          <table:table-cell table:number-columns-repeated="16383"/>
        </table:table-row>
        <table:table-row table:style-name="ro1">
          <table:table-cell office:value-type="string" table:style-name="ce2">
            <text:p>dùng sản phẩm khá tốt, tuy nhiên hôm nay gặp tình trạng nhận cuộc gọi qua tai nghe thì đầu bên kia không nghe tiếng! Mic có thể không ổn định</text:p>
          </table:table-cell>
          <table:table-cell table:number-columns-repeated="16383"/>
        </table:table-row>
        <table:table-row table:style-name="ro1">
          <table:table-cell office:value-type="string" table:style-name="ce2">
            <text:p>sp khá tốt chỉ bị nhoè keo ở tai phải và mình tự kick bảo hành trên web apple mọi người ai nâng cấp được chỉ mình với mình thử làm như web mà không được</text:p>
          </table:table-cell>
          <table:table-cell table:number-columns-repeated="16383"/>
        </table:table-row>
        <table:table-row table:style-name="ro1">
          <table:table-cell office:value-type="string" table:style-name="ce2">
            <text:p>Giao nhanh, hàng nguyên seal, hàng nhập mã ở Sin, check thì đúng là airpods 2.</text:p>
          </table:table-cell>
          <table:table-cell table:number-columns-repeated="16383"/>
        </table:table-row>
        <table:table-row table:style-name="ro1">
          <table:table-cell office:value-type="string" table:style-name="ce2">
            <text:p>chất lượng hoàn thiện sản phẩm không được đẹp. chỗ giáp múi còn có gờ. đeo lâu thấy khó chịu. tiki giao hành nhanh. có 40' là nhận được hàng</text:p>
          </table:table-cell>
          <table:table-cell table:number-columns-repeated="16383"/>
        </table:table-row>
        <table:table-row table:style-name="ro1">
          <table:table-cell office:value-type="string" table:style-name="ce2">
            <text:p>Giao hàng nhanh. Tóm tắt bảo hành có tiếng Việt trong khi đây là hàng nhập khẩu. Hok hiểu sao luôn. Hy vọng không bị lừa.</text:p>
          </table:table-cell>
          <table:table-cell table:number-columns-repeated="16383"/>
        </table:table-row>
        <table:table-row table:style-name="ro1">
          <table:table-cell office:value-type="string" table:style-name="ce2">
            <text:p>Sử dụng tiện lợi nếu xài hệ sinh thái apple. Về âm thanh thì mình thấy còn mua cái tai nghe xiaomi 100k nữa.</text:p>
          </table:table-cell>
          <table:table-cell table:number-columns-repeated="16383"/>
        </table:table-row>
        <table:table-row table:style-name="ro1">
          <table:table-cell office:value-type="string" table:style-name="ce2">
            <text:p>Chỉ không biết phân biệt hàng thật và giả thôi. Nhg quết code trên Apple bảo hành đúng. Tin là hàng thật</text:p>
          </table:table-cell>
          <table:table-cell table:number-columns-repeated="16383"/>
        </table:table-row>
        <table:table-row table:style-name="ro1">
          <table:table-cell office:value-type="string" table:style-name="ce2">
            <text:p>Hàng nguyên seal. Kiểm tra apple chưa kích hoạt bảo hành. Hàng thị trường Singapore</text:p>
          </table:table-cell>
          <table:table-cell table:number-columns-repeated="16383"/>
        </table:table-row>
        <table:table-row table:style-name="ro1">
          <table:table-cell office:value-type="string" table:style-name="ce2">
            <text:p>Hàng ok, đóng gói cẩn thận. Tiki cố gắng chọn lựa nhà cung cấp thật tốt nhé, sẽ tiếp tục ủng hộ.</text:p>
          </table:table-cell>
          <table:table-cell table:number-columns-repeated="16383"/>
        </table:table-row>
        <table:table-row table:style-name="ro1">
          <table:table-cell office:value-type="string" table:style-name="ce2">
            <text:p>Viền tai nghe không được khít dễ bị bám bẩn nắp thì hơi lúc lắc nhẹ. Ngoại trừ ra 2 lỗi này ra thì sản phẩm rất tốt</text:p>
          </table:table-cell>
          <table:table-cell table:number-columns-repeated="16383"/>
        </table:table-row>
        <table:table-row table:style-name="ro1">
          <table:table-cell office:value-type="string" table:style-name="ce2">
            <text:p>tai nghe độ bắt xa tốt , gọn nhẹ . âm nghe ổn, chỉ thấy việc điều chỉnh to nhỏ âm lượng chưa tiện lắm</text:p>
          </table:table-cell>
          <table:table-cell table:number-columns-repeated="16383"/>
        </table:table-row>
        <table:table-row table:style-name="ro1">
          <table:table-cell office:value-type="string" table:style-name="ce2">
            <text:p>Sản phẩm thì chính hảng. Chưa active. Vừa mới mua thấy rất Ok. Không biết sắp tới có lỗi gì không.</text:p>
          </table:table-cell>
          <table:table-cell table:number-columns-repeated="16383"/>
        </table:table-row>
        <table:table-row table:style-name="ro1">
          <table:table-cell office:value-type="string" table:style-name="ce2">
            <text:p>Tất cả cả 3 cái mình đặt mua đều bị cắt ra như hình ?????, vết cắt rất đẹp, có lẽ để kiểm tra sản phẩm trước khi bán chăng??? Tốc độ đọc và ghi ổn, với giá tiền vậy thì hợp lý, còn bền thì mình không biết. <text:s/>Cảm ơn shop, tạm thời cho 4 sao, hy vọng shop cắt ra để kiểm tra là đúng. Shop phản hồi cho mình nhé. thanks.</text:p>
          </table:table-cell>
          <table:table-cell table:number-columns-repeated="16383"/>
        </table:table-row>
        <table:table-row table:style-name="ro1">
          <table:table-cell office:value-type="string" table:style-name="ce2">
            <text:p>Sản phẩm như hình, khi nhận hàng thì hộp đã bị mở, qua tìm hiểu thì biết là nhân viên phải dán tem bảo hành, logo thuộc công ty con của FPT chuyên về nhập khẩu nên không có chữ FPT. Tuy nhiên tốc độ ghi không ổn định lúc thì 13mb/s lúc thì 7mb/s (có thể tùy theo cấu hình ổ cứng nên tốc độ ghi máy mình không cao), sử dụng tốt với nhu cầu file văn phòng hoặc giải trí.</text:p>
          </table:table-cell>
          <table:table-cell table:number-columns-repeated="16383"/>
        </table:table-row>
        <table:table-row table:style-name="ro1">
          <table:table-cell office:value-type="string" table:style-name="ce2">
            <text:p>sản phẩm hài lòng, chất lượng ok, tuy nhiên nếu giao hàng nhanh hơn ví dụ giao trong ngày luôn thì tốt hơn</text:p>
          </table:table-cell>
          <table:table-cell table:number-columns-repeated="16383"/>
        </table:table-row>
        <table:table-row table:style-name="ro1">
          <table:table-cell office:value-type="string" table:style-name="ce2">
            <text:p>Mua đến lần 2 mới đăng đánh giá. Với cái giá này thì k đòi hỏi nhiều. Hình thức đẹp, chắc chắn, dung lượng khá. Tuy nhiên, vỏ sản phẩm ghi rõ là USB 2.0, tốc độ ghi tối đa thực tế là 30-40 MB. Đề nghị Tiki điều chỉnh lại tên sản phẩm cho đúng. Tiki Trading phải luôn chất lượng hàng đầu và trung thực</text:p>
          </table:table-cell>
          <table:table-cell table:number-columns-repeated="16383"/>
        </table:table-row>
        <table:table-row table:style-name="ro1">
          <table:table-cell office:value-type="string" table:style-name="ce2">
            <text:p>Sản phẩm tạm thời dùng ok, để một thời gian nữa mới biết. Lần trước mua cái này 64gb từ Tiki Trading, hàng của FPT Trading phân phối rất ok. Nay mua cái 32Gb thì hình ảnh đăng của FPT nhưng khi nhận hàng thì là của cty Viet Son gì đó nên độ tin cậy cũng giảm xuống xíu.</text:p>
          </table:table-cell>
          <table:table-cell table:number-columns-repeated="16383"/>
        </table:table-row>
        <table:table-row table:style-name="ro1">
          <table:table-cell office:value-type="string" table:style-name="ce2">
            <text:p>Sản phẩm có giá rẻ do chương trình hạ giá/khuyến mại của Tiki (99k/chiếc). Tốc độ tạm được và không thể so được với các loại khác dung lượng cao hơn. Sản phẩm của SPC phân phối, dán tem nhãn như hình nên dễ bong tróc, mờ trong quá trình sử dụng.</text:p>
          </table:table-cell>
          <table:table-cell table:number-columns-repeated="16383"/>
        </table:table-row>
        <table:table-row table:style-name="ro1">
          <table:table-cell office:value-type="string" table:style-name="ce2">
            <text:p>Hàng nguyên seal, nghe cả 2 tai rõ ràng, dùng hơn 1 tháng đến hiện tại chưa phát sinh lỗi gì</text:p>
          </table:table-cell>
          <table:table-cell table:number-columns-repeated="16383"/>
        </table:table-row>
        <table:table-row table:style-name="ro1">
          <table:table-cell office:value-type="string" table:style-name="ce2">
            <text:p>Mua được với giá 3tr5 thật tuyệt vời. Mọi người cứ tự tin mua đi không sao đâu yên tâm về đổi trả bảo hành của tiki</text:p>
          </table:table-cell>
          <table:table-cell table:number-columns-repeated="16383"/>
        </table:table-row>
        <table:table-row table:style-name="ro1">
          <table:table-cell office:value-type="string" table:style-name="ce2">
            <text:p>Hàng ship nhanh vì có tikinow, dùng được 1 tuần, vẫn ổn. Chưa thấy lỗi gì :D</text:p>
          </table:table-cell>
          <table:table-cell table:number-columns-repeated="16383"/>
        </table:table-row>
        <table:table-row table:style-name="ro1">
          <table:table-cell office:value-type="string" table:style-name="ce2">
            <text:p>Sản phẩm có vẻ nhập từ Japan. Best price/ perform . Mong shop có nhiều sp tốt nữa. Thank you.</text:p>
          </table:table-cell>
          <table:table-cell table:number-columns-repeated="16383"/>
        </table:table-row>
        <table:table-row table:style-name="ro1">
          <table:table-cell office:value-type="string" table:style-name="ce2">
            <text:p>Tại sao tôi vẫn chưa nhận được VAT qua mail??? Đề nghị Tiki chuyển hoá đơn cho t</text:p>
          </table:table-cell>
          <table:table-cell table:number-columns-repeated="16383"/>
        </table:table-row>
        <table:table-row table:style-name="ro1">
          <table:table-cell office:value-type="string" table:style-name="ce2">
            <text:p>Hộp sạc của sản phẩm không có đên led ở bên ngoài như hinh đăng tải gây nhầm lẫn. Đề nghị đổi hình minh hoa</text:p>
          </table:table-cell>
          <table:table-cell table:number-columns-repeated="16383"/>
        </table:table-row>
        <table:table-row table:style-name="ro1">
          <table:table-cell office:value-type="string" table:style-name="ce2">
            <text:p>Mình mới kiểm tra có một cái USB thôi, thấy cổng 3.0 nhưng không nhanh bằng các USB cùng hãng mà mình mua trước đây với giá cao hơn. Bên ngoài bao bì được niêm phong cẩn thận, mẩu mã đẹp, dán tem bảo hành đầy đủ. Nói chung hài lòng với giá của nó. CHO MÌNH CÁM ƠN ANH GIAO HÀNG ĐÃ TRẢ LẠI MÌNH TIỀN ĐƯA DƯ. Rất hiếm người như vậy trong XH hiện nay.</text:p>
          </table:table-cell>
          <table:table-cell table:number-columns-repeated="16383"/>
        </table:table-row>
        <table:table-row table:style-name="ro1">
          <table:table-cell office:value-type="string" table:style-name="ce2">
            <text:p>Mình mua sản phẩm này đợt 12/12 với giá khá rẻ, tiki ship hàng vẫn chu đáo như mọi khi cái usb nhỏ xíu trong cái hộp kích thước khoảng 10 lần(chắc hộp nhỏ nhất rồi), sản phẩm đã bị khui seal(để dán tem bh), mình thấy tem đề là Synnex FPT, google thử thì thấy thông tin là nhà nhập khẩu thiết bị của FPT. USB này là loại thụt ra thụt vào không phải loại dùng nắp, hơi sợ nếu để dính nước. Tiếp theo mình kiểm tra thử tốc độ USB bằng cách cắm vào cổng 3.0 trên máy(cổng usb màu xanh) rồi format, dù không có file gì bên trong nhưng quá trình này cũng mất hơn 5 phút, và dung lượng thực là 28.8 Gb, sau đó mình thử chép 1 bộ phim tổng dung lượng 5 Gb mỗi tập khoảng 300 Mb thì thấy tốc độ chép thay đổi nhanh như người yêu trở mặt: cao nhất 25 Mb/s, thấp nhất là 0 kb/s(lâu lâu bị dừng 1 lúc) phần lớn ở mức 4-8Mb. Nói chung tương đối hài lòng với mức giá.</text:p>
          </table:table-cell>
          <table:table-cell table:number-columns-repeated="16383"/>
        </table:table-row>
        <table:table-row table:style-name="ro1">
          <table:table-cell office:value-type="string" table:style-name="ce2">
            <text:p>Mình đã nhận hàng được 1 ngày nhưng thử chức năng Hey siri trên airpods 2 không được. Nhờ hỗ trợ</text:p>
          </table:table-cell>
          <table:table-cell table:number-columns-repeated="16383"/>
        </table:table-row>
        <table:table-row table:style-name="ro1">
          <table:table-cell office:value-type="string" table:style-name="ce2">
            <text:p>Tiki ơi! sao hàng để trên hình là FPT nhưng mình nhận không phải của FPT mà còn có tem LePhung.vn . Mình kiểm tra thấy dung lượng thì đủ nhưng chỉ tội là không phải tem như hình. Mình cần Tiki chứng thực lại chuyện này</text:p>
          </table:table-cell>
          <table:table-cell table:number-columns-repeated="16383"/>
        </table:table-row>
        <table:table-row table:style-name="ro1">
          <table:table-cell office:value-type="string" table:style-name="ce2">
            <text:p>Điều đầu tiên phải nói là chất lượng giao hàng rất tốt, giao rất nhanh, đóng gói gọn, đẹp, an toàn. Về sản phẩm, tổng quan bên ngoài rất đẹp, gọn, có nắp bảo vệ đầu cắm, tốc độ truyền đạt chuẩn 3.0, truyền nhanh, đảm bảo an toàn dữ liệu.</text:p>
          </table:table-cell>
          <table:table-cell table:number-columns-repeated="16383"/>
        </table:table-row>
        <table:table-row table:style-name="ro1">
          <table:table-cell office:value-type="string" table:style-name="ce2">
            <text:p>Mình dùng chắc gần 1 tháng rồi nên viết nhận xét cho mọi người đây ạ. Nhận hàng bao bọc cẩn thận. Tem bảo hành na ná của FPT chứ không phải nhé. Hàng chính hãng Kingston phân phối. Tốc độ đọc ghi khá ổn tuy nhiên khi copy/move file có dung lượng lớn nó báo chạy xong nhưng phải đợi lâu mới thành công. Đánh giá chung là tốt.</text:p>
          </table:table-cell>
          <table:table-cell table:number-columns-repeated="16383"/>
        </table:table-row>
        <table:table-row table:style-name="ro1">
          <table:table-cell office:value-type="string" table:style-name="ce2">
            <text:p>mình thấy dùng cũng không lắm, được 2th rồi chỉ mới dùng tốc độ 2.0 chưa dùng 3.0 usb giá rẻ dung lượng cao - khá ngon <text:s/>lưu ý: khi cắn vào sử dụng thì đầu cắm usb rất nóng - mn cẩn thận <text:s/>Chất lượng thì không biết thế nào? mình cảm thấy không được bền cho lắm</text:p>
          </table:table-cell>
          <table:table-cell table:number-columns-repeated="16383"/>
        </table:table-row>
        <table:table-row table:style-name="ro1">
          <table:table-cell office:value-type="string" table:style-name="ce2">
            <text:p>Hình thức: bắt mắt, vỏ trượt rất tiện lợi trong sử dụng Tốc độ: không quá cao, ghi dữ liệu có thể lên đến 30Mb/s, cũng có thể bị drop xuống 10Mb/s Độ ổn định: không cao, tốc độ có thể lên xuống liên tục, tuy nhiên đa phần giữ trong khoảng 12Mb/s đến 16Mb/s Hàng chính hãng, giá rẻ ngang usb 2.0 và tốc độ có phần nhỉnh hơn, với dung lượng thực 29Gb và giá thành chỉ 200k, rất ổn trong tầm giá</text:p>
          </table:table-cell>
          <table:table-cell table:number-columns-repeated="16383"/>
        </table:table-row>
        <table:table-row table:style-name="ro1">
          <table:table-cell office:value-type="string" table:style-name="ce2">
            <text:p>Sản phẩm xài rất OK, Tiki đóng gói cẩn thận, mình xài hơn 3 tháng rồi vẫn chưa thấy có vấn đề gì sảy ra.</text:p>
          </table:table-cell>
          <table:table-cell table:number-columns-repeated="16383"/>
        </table:table-row>
        <table:table-row table:style-name="ro1">
          <table:table-cell office:value-type="string" table:style-name="ce2">
            <text:p>Âm thanh hay, tai nghe stick lên tai, khó rớt, chỉ có điều bắt máy cuộc gọi khi đag nghe nhạc phải dùg đến điện thoại</text:p>
          </table:table-cell>
          <table:table-cell table:number-columns-repeated="16383"/>
        </table:table-row>
        <table:table-row table:style-name="ro1">
          <table:table-cell office:value-type="string" table:style-name="ce2">
            <text:p>Mua đợt sale còn 120k, mình không có nhu cầu test tốc độ bằng lý thuyết, chỉ cần nhanh hơn cổng 2.0 là ok, dùng là usb cấp cứu, cài sẵn win mini và lưu các file iso nhiều bản windows khác nhau. Bao bì bị rạch 1 đường ngang ngay trên usb, nhiều bạn cũng bị, không biết vì sao?</text:p>
          </table:table-cell>
          <table:table-cell table:number-columns-repeated="16383"/>
        </table:table-row>
        <table:table-row table:style-name="ro1">
          <table:table-cell office:value-type="string" table:style-name="ce2">
            <text:p>Vỏ nhựa bao ngoài bị rạch, không biết có phải để dán tem bảo hành hay không, nhưng nhìn vào hơi mất cảm tình, không biết sản phẩm có bị tráo đổi hay không. USB mình mới xài nên chưa có trải nghiệm nhiều, tạm thời thấy OK.</text:p>
          </table:table-cell>
          <table:table-cell table:number-columns-repeated="16383"/>
        </table:table-row>
        <table:table-row table:style-name="ro1">
          <table:table-cell office:value-type="string" table:style-name="ce2">
            <text:p>Mình dùng được 4 tháng, đến nay 1 bên tai trái đã hỏng. Làm thế nào để gửi bảo hành ạ?</text:p>
          </table:table-cell>
          <table:table-cell table:number-columns-repeated="16383"/>
        </table:table-row>
        <table:table-row table:style-name="ro1">
          <table:table-cell office:value-type="string" table:style-name="ce2">
            <text:p>Mình có check mã trên apple thì không thấy được thông tin ngày bảo hành, Tiki xem lại giúp mình</text:p>
          </table:table-cell>
          <table:table-cell table:number-columns-repeated="16383"/>
        </table:table-row>
        <table:table-row table:style-name="ro1">
          <table:table-cell office:value-type="string" table:style-name="ce2">
            <text:p>Đã check kỹ với các sp super fake trên mạng, hàng này có lẽ là hàng thật. Cũng hơi lo lắng.</text:p>
          </table:table-cell>
          <table:table-cell table:number-columns-repeated="16383"/>
        </table:table-row>
        <table:table-row table:style-name="ro1">
          <table:table-cell office:value-type="string" table:style-name="ce2">
            <text:p>giao hàng nhanh, đây là USB <text:s/>không có nắp, mới đầu mình cứ tưởng là có nắp, nhìn cứng cáp, dung lượng lớn lưu dữ liệu cũng nhanh, so với giá mình cho là tốt, sợ hư chỗ kết nối thì nên cho vào túi zip để sử dụng được lâu.</text:p>
          </table:table-cell>
          <table:table-cell table:number-columns-repeated="16383"/>
        </table:table-row>
        <table:table-row table:style-name="ro1">
          <table:table-cell office:value-type="string" table:style-name="ce2">
            <text:p>Phải nói là khá bất ngờ về việc giao hàng nhanh của Tiki. mình đặt hàng hôm thứ 7, Tiki thông báo thứ 3-5 giao hàng. Sáng thứ 2 thông báo giao cho đối tác vận chuyển, mà chiều thứ 2 đã giao hàng thành công rồi ??</text:p>
            <text:p/>
            <text:p>Về sản phẩm, mình thấy sản phẩm được bọc khá cẩn thận. Sản phẩm được giao giống với hình ảnh minh họa. USB hơi to so với thông thường, nhưng kích thước to sẽ không lo bị mất nữa, dễ tìm kiếm :D Ngoài ra, còn có chỗ treo móc khóa. USB nhìn chung hình dáng khá bắt mắt.</text:p>
            <text:p/>
            <text:p>Cắm USB vào laptop, dung lượng thực là 28.8GB. Điều này cũng là bình thường vì Nsản xuất tính theo hệ thập phân 1000, còn máy tính tính theo hệ nhị phân 1024. Mình thử test tốc độ ghi bằng cách copy khoảng 9GB phim vào USB, thấy tốc độ trung bình trong khoảng 10-20MB/s, tốc độ này rất ổn.</text:p>
            <text:p/>
            <text:p>Nhìn chung, sản phẩm này khá ok trong tầm giá. Mình khá hài lòng về sản phẩm.</text:p>
          </table:table-cell>
          <table:table-cell table:number-columns-repeated="16383"/>
        </table:table-row>
        <table:table-row table:style-name="ro1">
          <table:table-cell office:value-type="string" table:style-name="ce2">
            <text:p>Mình mới mua sản phẩm này, thực tế không có đèn xanh bên ngoài như quảng cáo.</text:p>
          </table:table-cell>
          <table:table-cell table:number-columns-repeated="16383"/>
        </table:table-row>
        <table:table-row table:style-name="ro1">
          <table:table-cell office:value-type="string" table:style-name="ce2">
            <text:p>Cái này mình mua đã lâu rồi nhưng giờ mới nhận xét, cơ bản là tốt hiện tại vẫn thấy ổn. Mình dùng làm usb boot và cả lưu trữ dữ liệu, boot nhanh, copy vào và ra đều thấy rất ổn</text:p>
            <text:p>Có 1 điểm minh không thích lắm là thiết kế đóng mở usb, khi mở thì không sao nhưng khi đóng vào có vẻ không chắc chắn lắm cái nữa là hơn to, cồng kềnh...</text:p>
          </table:table-cell>
          <table:table-cell table:number-columns-repeated="16383"/>
        </table:table-row>
        <table:table-row table:style-name="ro1">
          <table:table-cell office:value-type="string" table:style-name="ce2">
            <text:p>Tốc độ đọc ghi chưa ổn định, có 1 chút nghi vấn về chip nhớ. Nên mức giá này là hợp lí.</text:p>
          </table:table-cell>
          <table:table-cell table:number-columns-repeated="16383"/>
        </table:table-row>
        <table:table-row table:style-name="ro1">
          <table:table-cell office:value-type="string" table:style-name="ce2">
            <text:p>hàng đóng gói cẩn thận , chất lượng trong tầm giá , nhưng vừa nhận hàng xong thì giá đã giảm thêm 10K , quá đen</text:p>
          </table:table-cell>
          <table:table-cell table:number-columns-repeated="16383"/>
        </table:table-row>
        <table:table-row table:style-name="ro1">
          <table:table-cell office:value-type="string" table:style-name="ce2">
            <text:p>giao hàng nhanh,cả shiper và tổng đài viên nc lịch sự nhã nhặn.chất lượng phục vụ tốt.</text:p>
          </table:table-cell>
          <table:table-cell table:number-columns-repeated="16383"/>
        </table:table-row>
        <table:table-row table:style-name="ro1">
          <table:table-cell office:value-type="string" table:style-name="ce2">
            <text:p>Giao hàng nhanh hơn dự kiến. Thời gian đầu thấy Pin 2 tai không đều sau một thời gian sử dụng thì ok.</text:p>
          </table:table-cell>
          <table:table-cell table:number-columns-repeated="16383"/>
        </table:table-row>
        <table:table-row table:style-name="ro1">
          <table:table-cell office:value-type="string" table:style-name="ce2">
            <text:p>Kết nối mình lâu lâu bị chập chờn tai nghe dính keo hoàn thiện mình thấy chưa thực sự tốt</text:p>
          </table:table-cell>
          <table:table-cell table:number-columns-repeated="16383"/>
        </table:table-row>
        <table:table-row table:style-name="ro1">
          <table:table-cell office:value-type="string" table:style-name="ce2">
            <text:p>Sản phẩm ổn. Nhưng 1 ngày đẹp trời tự nhiêu kết nối airpod được lại không nghe âm thanh</text:p>
          </table:table-cell>
          <table:table-cell table:number-columns-repeated="16383"/>
        </table:table-row>
        <table:table-row table:style-name="ro1">
          <table:table-cell office:value-type="string" table:style-name="ce2">
            <text:p>Đã mua và xài được vài tháng rồi nên hôm nay mạn phép xin đánh giá sản phẩm như sau: - Khi mua thì trông rất mới và đẹp tuy nhiên xài lâu và bảo quản không kĩ thì màu chữ sẽ phai và dễ bị trầy do đây không phải kiểu khắc lên mà là in chữ lên với vỏ làm bằng nhựa - Dung lượng 29GB khá là ổn để lưu trữ dữ liệu lớn - Tốc độ 3.0 luôn dao động từ 7-35MB/s và thường trong khoảng là 12-20MB/s (tốc độ tạm ổn) - Là dạng USB trượt rất thuật tiện đóng mở tuy nhiên xài lâu (tầm vài tháng) là sẽ bị lờn và nếu không bảo quản kĩ thì sẽ dẫn đến việc usb khá là lỏng lẻo. - Có bảo hành tuy nhiên lại không có phiếu mà chỉ có tem dán nên nhiều khả năng là tem sẽ dễ bị tróc ra. Nói chung là tốt nhưng vẫn còn vài khuyết điểm nhỏ nên mình chỉ khuyên là có mua nên đợi lúc giảm giá tầm 260k trở xuống là được nhất.</text:p>
          </table:table-cell>
          <table:table-cell table:number-columns-repeated="16383"/>
        </table:table-row>
        <table:table-row table:style-name="ro1">
          <table:table-cell office:value-type="string" table:style-name="ce2">
            <text:p>Tôi mua sản phẩm USB Kingston 3.0 điện thoại100G3 - 32GB hơn 2 tháng và có nhận xét như sau. sản phẩm hơi to, nhưng thiết kế nhìn đẹp. Tốc độ ghi chép ổn và khi sử dụng cảm giác nắp kéo bảo vệ rất chắc và an toàn, tiki giao hàng cũng rất nhanh, đóng gói cẩn thận và gọn gàng. cảm ơn Tiki</text:p>
          </table:table-cell>
          <table:table-cell table:number-columns-repeated="16383"/>
        </table:table-row>
        <table:table-row table:style-name="ro1">
          <table:table-cell office:value-type="string" table:style-name="ce2">
            <text:p>Mua trong đợt khuyến mãi nên phải nói là sản phẩm tốt hơn so với mức giá. Thiết kế tạm ổn nhưng hơi đơn điệu. Dung lượng thực tầm 30Gb nên cũng được. Tốc độ chuyển dữ liệu nhanh nhưng có vẻ không bằng những gì sản phẩm được giới thiệu. Được cái là bảo hành lâu. Tiki giao hàng nhanh và gọn.</text:p>
          </table:table-cell>
          <table:table-cell table:number-columns-repeated="16383"/>
        </table:table-row>
        <table:table-row table:style-name="ro1">
          <table:table-cell office:value-type="string" table:style-name="ce2">
            <text:p>Mình mua usb này cho anh trai dùng. Đầu tiên là thấy usb có thiết kế trượt khá lạ, hợp với nam, thêm nữa là đem đi cũng không sợ thất lạc nắp như các usb cũ. Giá thành ở tiki thì rẻ hơn bên ngoài nhiều, sản phẩm có tem phân phối bảo hành của Fpt nên <text:s/>khá yên tâm. Điểm cộng cho Tiki giao hàng nhanh và đóng gói rất cẩn thận.</text:p>
          </table:table-cell>
          <table:table-cell table:number-columns-repeated="16383"/>
        </table:table-row>
        <table:table-row table:style-name="ro1">
          <table:table-cell office:value-type="string" table:style-name="ce2">
            <text:p>Mình mua usb này để đền cho thằng bạn khi vừa làm mất usb của nó ở tiệm photo . vì cũng khá tin tưởng và trước đó đã mua 3 cái usb hãng này loại 16GB từ tiki rồi .</text:p>
            <text:p>Tiki giao hàng nhanh và đóng gói kỹ nên mình thấy rất thích , tuy nhiên điểm trừ là tốc độ đọc ghi không nhanh như quảng cáo .</text:p>
          </table:table-cell>
          <table:table-cell table:number-columns-repeated="16383"/>
        </table:table-row>
        <table:table-row table:style-name="ro1">
          <table:table-cell office:value-type="string" table:style-name="ce2">
            <text:p>giao hành siêu nhanh, chưa đầy 2 ngày đã nhận được hàng, đóng gói tốt. sản phẩm ổn, dung lượng thật là 28,8 GB, tốc độ thì mình chưa test. nói chung là đáng tiền.</text:p>
          </table:table-cell>
          <table:table-cell table:number-columns-repeated="16383"/>
        </table:table-row>
        <table:table-row table:style-name="ro1">
          <table:table-cell office:value-type="string" table:style-name="ce2">
            <text:p>Tai nghe ok. Đang sử dụng. Giao hàng nhanh. Nhưng tiki không có chính sách gì cho khách loyal nhi?</text:p>
          </table:table-cell>
          <table:table-cell table:number-columns-repeated="16383"/>
        </table:table-row>
        <table:table-row table:style-name="ro1">
          <table:table-cell office:value-type="string" table:style-name="ce2">
            <text:p>Hàng chính hãng. Mua 4tr099k. Tuy nhiên chưa triệt tiêu triệt để tiếng ồn bên ngoài.</text:p>
          </table:table-cell>
          <table:table-cell table:number-columns-repeated="16383"/>
        </table:table-row>
        <table:table-row table:style-name="ro1">
          <table:table-cell office:value-type="string" table:style-name="ce2">
            <text:p>Mình thấy USB này có thiết kế khá độc đáo, dùng thanh trượt thay vì dùng nắp như USB Transcend cũ mình thường dùng, do đó mình cũng không còn lo về vấn đề lạc mất nắp bảo vệ nữa.</text:p>
            <text:p>Dung lượng thì tạm ổn, khoảng 29G, tốc độ sao chép tương đối nhanh so với bản chuẩn 2.0 mặc dù giá thành cũng thuộc loại rẻ so với sản phẩm cùng loại.</text:p>
            <text:p>Nói chung là ngoại trừ khuyết điểm kiểu dáng USB hơi thô ra thì mình hài lòng với sản phẩm này.</text:p>
          </table:table-cell>
          <table:table-cell table:number-columns-repeated="16383"/>
        </table:table-row>
        <table:table-row table:style-name="ro1">
          <table:table-cell office:value-type="string" table:style-name="ce2">
            <text:p>Hàng giao đúng hẹn, đóng gói cẩn thận, cân thời gian sử dụng mới đánh giá được chất lượng</text:p>
          </table:table-cell>
          <table:table-cell table:number-columns-repeated="16383"/>
        </table:table-row>
        <table:table-row table:style-name="ro1">
          <table:table-cell office:value-type="string" table:style-name="ce2">
            <text:p>Mua về bóc seal ra bị đen xíu chỗ viền tai nghe không bik là do thiết kế vậy hay nó bị dơ sẵn.</text:p>
          </table:table-cell>
          <table:table-cell table:number-columns-repeated="16383"/>
        </table:table-row>
        <table:table-row table:style-name="ro1">
          <table:table-cell office:value-type="string" table:style-name="ce2">
            <text:p>Tiki giao hàng rất nhanh chóng, sản phẩm được đóng gói rất cẩn thận. Thiết kế USB không được bắt mắt lắm tuy nhiên dung lượng so với mức giá thì rất phù hợp. Tốc độ đọc và ghi cũng khá nhanh.</text:p>
            <text:p>Nói chung khá hài lòng với sản phẩm này. Thời hạn bảo hành 5 năm nên cũng khá yên tâm.</text:p>
          </table:table-cell>
          <table:table-cell table:number-columns-repeated="16383"/>
        </table:table-row>
        <table:table-row table:style-name="ro1">
          <table:table-cell office:value-type="string" table:style-name="ce2">
            <text:p>Minh mua sp trong đợt giảm giá của Tiki...Sp rất giống hình chụp và có dung lượng khá ổn, lưu trữ được nhiều dữ liệu...</text:p>
            <text:p>Tuy nhiên khuyết điểm ở đây là khi cần cắm vào máy tính mình phải kéo ruột USB để lộ đầu cắm ra, mình không biết sử dụng nhiều có khiến việc kéo này làm hại đến đầu cắm không</text:p>
          </table:table-cell>
          <table:table-cell table:number-columns-repeated="16383"/>
        </table:table-row>
        <table:table-row table:style-name="ro1">
          <table:table-cell office:value-type="string" table:style-name="ce2">
            <text:p>Sản phẩm rất tốt sau gần 1 năm sử dụng nên không bàn cãi.</text:p>
          </table:table-cell>
          <table:table-cell table:number-columns-repeated="16383"/>
        </table:table-row>
        <table:table-row table:style-name="ro1">
          <table:table-cell office:value-type="string" table:style-name="ce2">
            <text:p>-Giao hàng nhanh, đóng gói cẩn thận. -USB thiết kế thông minh, tốc độ vừa phải, giá sale rẻ. -Điểm trừ là khi nhận hàng bọc nhựa đã bị rạch như ai đã từng mở rồi.</text:p>
          </table:table-cell>
          <table:table-cell table:number-columns-repeated="16383"/>
        </table:table-row>
        <table:table-row table:style-name="ro1">
          <table:table-cell office:value-type="string" table:style-name="ce2">
            <text:p>Mình rất hài lòng sản phẩm này. Thấy mọi người không ưng ý thiết kế đó nhưng mình lại rất thích độ đơn giản của nó. Tốc độ đã test trên máy không thàng vấn đề, với giá tiền đó, 1 usb 29,5gb, vậy là quá ổn. Tiki giao hàng rất nhanh! Trừ 1 sao do sản xuất ở Trung Quốc.</text:p>
          </table:table-cell>
          <table:table-cell table:number-columns-repeated="16383"/>
        </table:table-row>
        <table:table-row table:style-name="ro1">
          <table:table-cell office:value-type="string" table:style-name="ce2">
            <text:p>Mình vừa mua sản phẩm này và sử dụng thử, cảm thấy rất hài lòng vì tốc độ đọc và ghi rất nhanh, rất nhạy khi kết nối với thiết bị.</text:p>
            <text:p>Sản phẩm màu đen, bóng, đẹp và vừa tay, được đóng gói rất cẩn thận khi giao hàng. Tuy nhiên, sản phẩm của mình cũng chỉ có dán tem chứ không có phiếu bảo hành đi kèm, dù rất hiếm khi mình đi bảo hành một thiết bị nào đó nhưng có phiếu vẫn cảm thấy yên tâm hơn.</text:p>
          </table:table-cell>
          <table:table-cell table:number-columns-repeated="16383"/>
        </table:table-row>
        <table:table-row table:style-name="ro1">
          <table:table-cell office:value-type="string" table:style-name="ce2">
            <text:p>mình có mua usb kingston 32gb hồi tháng 9. Hiện tại USB bị <text:s/>lỗi: không kết nối được với máy tính. mình muốn gửi bảo hành thì vận chuyển như thế nào vậy shop. Mình ở Hà Nội</text:p>
          </table:table-cell>
          <table:table-cell table:number-columns-repeated="16383"/>
        </table:table-row>
        <table:table-row table:style-name="ro1">
          <table:table-cell office:value-type="string" table:style-name="ce2">
            <text:p>sản phẩm đẹp, mau sac nha nhan va sang trong, dịch vị giao hàng nhanh và chu đáo</text:p>
          </table:table-cell>
          <table:table-cell table:number-columns-repeated="16383"/>
        </table:table-row>
        <table:table-row table:style-name="ro1">
          <table:table-cell office:value-type="string" table:style-name="ce2">
            <text:p>Bề ngoài rất giống trong ảnh. Khá chắc chắn. Dung lượng thực là 28,8GB. Giao hàng ở nội thành Hà Nội nhanh, sớm hơn dự kiến 1 ngày. Sản phẩm khi đến tay tôi bị bóc mất vỏ do phải dán tem bảo hành. Điều này chắc là hiển nhiên không phê bình gì! Gói hàng nhỏ gọn chắc chắn. Tuy có tốc độ copy từ máy sang USB chỉ khoảng 16,6 đến 18.5MG/s. Có vẻ chưa xứng tầm với USB 3.0!</text:p>
            <text:p>Dẫu sao vẫn là 1 sản phẩm tốt với mức giá 270k!</text:p>
          </table:table-cell>
          <table:table-cell table:number-columns-repeated="16383"/>
        </table:table-row>
        <table:table-row table:style-name="ro1">
          <table:table-cell office:value-type="string" table:style-name="ce2">
            <text:p>Hàng thì chính hãng do Tiki trực tiếp bán nên chất lượng khá yên tâm. tuy nhiên tốc độ copy dữ liệu không nhanh như 3.0 như thông tin về sản phẩm, mặc dù mình đã cắm đúng cổng 3.0.</text:p>
          </table:table-cell>
          <table:table-cell table:number-columns-repeated="16383"/>
        </table:table-row>
        <table:table-row table:style-name="ro1">
          <table:table-cell office:value-type="string" table:style-name="ce2">
            <text:p>Về hình thức và chất lượng, mẫu mã đẹp, dung lượng lớn, tốc độ nhanh. Giá cả cũng hợp lý, rất hợp với túi tiền. Nhãn hiệu lại là Kingston nên mình rất tin tưởng. chỉ có điều từ lúc mình đặt hàng cho đến ngày nhận được hàng cũng gần đến nửa tháng, mình thật sự khá bất ngờ vì trước nay chưa từng thấy giao hàng lâu đến vậy. Tuy rằng mình cũng hiểu là Tiki ủy thác đơn hàng cho bên vận chuyển nên cũng không thể kiểm soát hết được tất cả đơn hàng, nhưng vẫn mong Tiki xem xét và rút kinh nghiệm.</text:p>
          </table:table-cell>
          <table:table-cell table:number-columns-repeated="16383"/>
        </table:table-row>
        <table:table-row table:style-name="ro1">
          <table:table-cell office:value-type="string" table:style-name="ce2">
            <text:p>Mình và 2 người bạn cùng đặt mua sản phẩm này, với giá khá tốt 249.000 trong đợt giảm giá vừa qua.</text:p>
            <text:p>Điểm cộng: Giao hàng nhanh, đóng gói rất cẩn thận, có lớp bảo vệ 3 USB của mình.</text:p>
            <text:p>Điểm trừ: Chỉ có tem dán chưa có phiếu bảo hành, không biết phải bảo hành ở đâu khhi công ty trên nhãn ở tận Hà Nội và mình ở Cần Thơ</text:p>
            <text:p>- Dung lượng trên nhãn 32GB nhưng chỉ còn 29.2GB nhưng mà mình nghĩ các thiết bị điện tử như vậy thì bình thường.</text:p>
            <text:p>- nhãn hàng ghi sản xuất tại Trung Quốc làm mình cảm thấy hơi ngợ ngợ, và hồi hộp nhưng cũng được</text:p>
            <text:p>dự định cho 5 sao nhưng vì các điểm trừ mình cho 4 sao.</text:p>
            <text:p>đây là một sản phẩm đáng mua..</text:p>
          </table:table-cell>
          <table:table-cell table:number-columns-repeated="16383"/>
        </table:table-row>
        <table:table-row table:style-name="ro1">
          <table:table-cell office:value-type="string" table:style-name="ce2">
            <text:p>MÌNH không THỂ KÍCH HOẠT BẢO HÀNH ONLINE, LÀM SAO ĐỂ KICH HOẠT BẢO HÀNH AH</text:p>
          </table:table-cell>
          <table:table-cell table:number-columns-repeated="16383"/>
        </table:table-row>
        <table:table-row table:style-name="ro1">
          <table:table-cell office:value-type="string" table:style-name="ce2">
            <text:p>Tai nghe mới mua được 4 ngày bị lỗi 1 bên không nghe được, tiki đổi cho mình như nào nhỉ</text:p>
          </table:table-cell>
          <table:table-cell table:number-columns-repeated="16383"/>
        </table:table-row>
        <table:table-row table:style-name="ro1">
          <table:table-cell office:value-type="string" table:style-name="ce2">
            <text:p>Mẫu mã đẹp, giá cả hợp lí, dung lượng lớn, tốc độ nhanh. Nói chung là rất hợp với túi tiền. Chỉ có điều đầu usb không không có nắp bảo vệ nên mình hơi sợ việc bị dính virus. Nếu bạn cần một chiếc usb để làm việc hoặc giải trí thì đây là một sản phẩm tuyệt vời mà bạn nên chọn.</text:p>
          </table:table-cell>
          <table:table-cell table:number-columns-repeated="16383"/>
        </table:table-row>
        <table:table-row table:style-name="ro1">
          <table:table-cell office:value-type="string" table:style-name="ce2">
            <text:p>USB Kingston 3.0 điện thoại100G3 - 32GB, quả là một lựa chọn hoàn hảo khi bạn cần một thiết bị lưu trữ nhỏ gọn, tiện lợi. USB Kingston 3.0 điện thoại100G3 - 32GB với công nghệ 3.0 giúp trao đổi dữ liệu giữa máy tính và USB một cách nhanh chóng, dung lượng lớn để bạn không cần sao chẹp nhiều lần mất thời gian, Hay vào một ngày chủ nhật nào đó, bạn còn có thể chép vài bộ phim HD vào USB và cắm vào TVs thưởng thức.</text:p>
            <text:p>USB Kingston 3.0 điện thoại100G3 - 32GB quả thật không phải một lựa chọn tồi.</text:p>
          </table:table-cell>
          <table:table-cell table:number-columns-repeated="16383"/>
        </table:table-row>
        <table:table-row table:style-name="ro1">
          <table:table-cell office:value-type="string" table:style-name="ce2">
            <text:p>USB 32gb rất tiện dụng, thiết kế độc đáo nên mình khá thích. Tốc độ truyền dữ liệu nhanh, lưu trữ được nhiều dữ liệu. Sản phẩm tốt, giá khá rẻ lại được bảo hành 2 năm nên rất yên tâm khi sử dụng. Nhưng cũng hơi lăng tăng phần thiết kế 1 chút sợ về lâu dài kéo ra đóng vô nó dễ bị hư...</text:p>
          </table:table-cell>
          <table:table-cell table:number-columns-repeated="16383"/>
        </table:table-row>
        <table:table-row table:style-name="ro1">
          <table:table-cell office:value-type="string" table:style-name="ce2">
            <text:p>Mới nhận sản phẩn này vào hôm nay. Đợt này, Tiki có nhiều đơn hàng quá nên giao sản phẩm hơi lâu (5 ngày), tuy nhiên có gọi lên và nhận được lời giải thích chân thành từ Tiki nên mình vẫn thấy ok. Sản phẩm này tiện, mình thích sản phẩm đầu usb có thể rút vào kéo ra như thế này, đỡ bị mất nắp khi sử dụng. Mình thử tải dữ liệu về thì tốc độ khá, 1 file 400mb tải khoảng 15s. Tem dán bảo hành ngay trên sản phẩm nên không phải lo giữ phiếu bảo hành. Mình mua đúng đợt giá rẻ nên với chất lượng thế này thì cũng rất hài lòng rồi.</text:p>
          </table:table-cell>
          <table:table-cell table:number-columns-repeated="16383"/>
        </table:table-row>
        <table:table-row table:style-name="ro1">
          <table:table-cell office:value-type="string" table:style-name="ce2">
            <text:p>Hôm qua vừa nhận được hành bên tiki giao xong,sản phẩm được đóng gói rât cẩn thận và chu đáo.Còn về usb thì hình thức đẹp,tốc độ tốt,với cổng usb 2.0 của con latop cùi,mà tốc độ tải cũng được đến 25MB/s.Mỗi tội không có giấy bảo hành,mà chỉ có tem dán trên thân usb,chỉ sợ nó rách về sau bảo hành lại khó.</text:p>
          </table:table-cell>
          <table:table-cell table:number-columns-repeated="16383"/>
        </table:table-row>
        <table:table-row table:style-name="ro1">
          <table:table-cell office:value-type="string" table:style-name="ce2">
            <text:p>Sản phẩm tốt nhưng phải đổi trả 1 lần mới được sản phẩm như ý</text:p>
          </table:table-cell>
          <table:table-cell table:number-columns-repeated="16383"/>
        </table:table-row>
        <table:table-row table:style-name="ro1">
          <table:table-cell office:value-type="string" table:style-name="ce2">
            <text:p>Mình đặt hàng sản phẩm này hôm thứ sáu thì qua ngày hôm sau người giao hàng đã đến. Mặc dù, mình bận nên đã hẹn qua ngày khác nhưng người giao hàng vẫn nhiệt tình. Đối với sản phẩm này, theo mình cảm nhận về nó tuyệt, gọn, nhẹ, mẫu mã đẹp, đóng gói cẩn thận. Giá cả rất rẻ so với ngoài thị trường và có rất nhiều chương trình khuyến mãi nữa. Nói chung mình rất thích sản phẩm này và rất đáng để cho chúng ta mua về. Cảm ơn Tiki rất nhiều!</text:p>
          </table:table-cell>
          <table:table-cell table:number-columns-repeated="16383"/>
        </table:table-row>
        <table:table-row table:style-name="ro1">
          <table:table-cell office:value-type="string" table:style-name="ce2">
            <text:p>Tôi đã đặt sản phẩm này trên tiki vào ngày 15/8/2015 đến nay 21/8/2015 tôi đã nhận được hàng . Tôi sử dụng ngay và có vài nhận xét sau :,</text:p>
            <text:p>- Giá rẻ , dung lượng lớn , tốc độ ghi , đọc cao , mẫu mã đẹp.Tiki đóng gói cẩn thận , hàng nhận được nguyên vẹn , đầy đủ.</text:p>
            <text:p>- Thời gian giao hàng còn chậm .</text:p>
            <text:p>Đánh giá chung : Sản phẩm xứng đáng với số tiền bỏ ra , rất nên mua .</text:p>
          </table:table-cell>
          <table:table-cell table:number-columns-repeated="16383"/>
        </table:table-row>
        <table:table-row table:style-name="ro1">
          <table:table-cell office:value-type="string" table:style-name="ce2">
            <text:p>Giao hàng trể 1 ngày, tốc độ USB chỉ nhanh gấp đôi so với USB 2.0 (chậm hơn các loại USB 3.0 khác). Không thấy phiếu bảo hành, lúc cần bảo hành thì làm thế nào nhỉ.</text:p>
          </table:table-cell>
          <table:table-cell table:number-columns-repeated="16383"/>
        </table:table-row>
        <table:table-row table:style-name="ro1">
          <table:table-cell office:value-type="string" table:style-name="ce2">
            <text:p>Một chiếc USB với dung lượng cao 32GB, đủ để phục vụ cho những mục đích lưu trữ cơ bản. Hơn nữa với thiết kế cổng usb 3.0, Kingston đã tạo ra 1 sản phẩm rất tiện lợi cho việc thường xuyên chia sẻ dữ liệu của người dùng. Cộng thêm mức giá ưu đãi và dịch vụ giao hàng nhanh, mình hài lòng với việc mua hàng trên tiki về chất lượng sản phẩm và dịch vụ.</text:p>
          </table:table-cell>
          <table:table-cell table:number-columns-repeated="16383"/>
        </table:table-row>
        <table:table-row table:style-name="ro1">
          <table:table-cell office:value-type="string" table:style-name="ce2">
            <text:p>Tôi đã nhận được sản phẩm USB Kingston 3.0 điện thoại100G3 - 32GB từ tiki chỉ sau 2 ngày đặt hàng, một ít trải nghiệm muốn chia sẽ với mọi người: 1. giá cả hấp dẫn tới bất ngờ, 2. chất lượng sản phẩm tốt, sao chép dữ liệu nhanh, 3. giao hàng nhanh chóng. Nói chung tôi hài lòng với sản phẩm đã nhận, cảm ơn Tiki.vn nhiều nhé.</text:p>
          </table:table-cell>
          <table:table-cell table:number-columns-repeated="16383"/>
        </table:table-row>
        <table:table-row table:style-name="ro1">
          <table:table-cell office:value-type="string" table:style-name="ce2">
            <text:p>Đầu tiên, mình đã nhìn nhận xét của 1 số bạn về sản phẩm này đề có chung 1 đặc điểm là khen về bộ phận giao hàng của Tiki. Mặc dù với mình thì Tiki có vẻ ôm hàng gửi cho nhiều người quá nên đã giao trễ so với chính sách do Tiki đưa ra (trễ có 5p thôi <text:s text:c="2"/>), nhưng khi mình nhận hàng thì Tiki đã gửi Email đền bù. Mình đặc biệt ngưỡng mộ về vấn đề chăm sóc khách hàng như vậy.</text:p>
            <text:p>Về sản phẩm thì, tuy có cảm giác thao tác vs usb này cần dùng sức 1 chút để mở (có lẽ do hàng mới nên vậy nhỉ), nhưng nhìn chung thì mình an tâm khi mua hàng ở Tiki trong thời gian sắp tới<text:s text:c="2"/></text:p>
          </table:table-cell>
          <table:table-cell table:number-columns-repeated="16383"/>
        </table:table-row>
        <table:table-row table:style-name="ro1">
          <table:table-cell office:value-type="string" table:style-name="ce2">
            <text:p>đầu tiên thì mình thấy bộ phận giao hàng của tiki rất nhanh nha.... mình mới đặt hàng vào ngày chủ nhật mà thứ 2 đã giao tới rồi... <text:s/>... dù chỉ là usb nhưng được đóng hộp rất cẩn thận.... <text:s text:c="2"/>chất lượng phục vụ rất tốt.... còn về usb thì mình thấy ghi xuất sứ china không phải taiwan không bik có sử dụng có tốt không nữa.... hi vọng sản phẩm chất lượng để mình có thể an tâm mua hàng ở tiki lâu dài<text:s text:c="2"/></text:p>
          </table:table-cell>
          <table:table-cell table:number-columns-repeated="16383"/>
        </table:table-row>
        <table:table-row table:style-name="ro1">
          <table:table-cell office:value-type="string" table:style-name="ce2">
            <text:p>Check serial thông báo Purchase Date not Validated, tiki kiểm tra giúp mình</text:p>
          </table:table-cell>
          <table:table-cell table:number-columns-repeated="16383"/>
        </table:table-row>
        <table:table-row table:style-name="ro1">
          <table:table-cell office:value-type="string" table:style-name="ce2">
            <text:p>Với một công việc cần lưu trữ thông tin nhiều thì rất cần usb 32gb. sản phẩm này giá so sánh với các sản phẩm cùng loại thì giá là rất phải chăng. usb cầm rất nhẹ lại thêm cả chỗ treo móc khóa để thể hiện tính cách và trang trí cho usb. nói chung là sản phẩm này rất chuẩn</text:p>
          </table:table-cell>
          <table:table-cell table:number-columns-repeated="16383"/>
        </table:table-row>
        <table:table-row table:style-name="ro1">
          <table:table-cell office:value-type="string" table:style-name="ce2">
            <text:p>Có nhu cầu sử dụng nên sau khi tham khảo mình đã chọn mua Usb 3.0 này từ Tiki. Và rất may mắn là mình hài lòng với sự lựa chọn đó. Mẫu mã ưa nhìn, Tiki đóng gói cẩn thận và giao hàng nhanh. Chất lượng usb đúng với thông tin. Mình hài lòng với sản phẩm này.</text:p>
          </table:table-cell>
          <table:table-cell table:number-columns-repeated="16383"/>
        </table:table-row>
        <table:table-row table:style-name="ro1">
          <table:table-cell office:value-type="string" table:style-name="ce2">
            <text:p>Sản phẩm này mình mua kèm ổ cứng di động, giá tốt, tuy nhiên mình thấy vỏ ngoài của USB này không được đẹp lắm <text:s/>. Tuy nhiên, chất lượng dùng vẫn rất ổn,truyền dữ liệu khá nhanh, mình không thấy bị nóng khi cắm liên tục. Một sự lựa chọn hoàn hảo khi bạn đang cân nhắc</text:p>
          </table:table-cell>
          <table:table-cell table:number-columns-repeated="16383"/>
        </table:table-row>
        <table:table-row table:style-name="ro1">
          <table:table-cell office:value-type="string" table:style-name="ce2">
            <text:p>Đã nhận được hàng chỉ sau 1 ngày, giao hàng nhanh. Tốc độ USB không được nhanh như tiêu chuẩn 3.0 mặc dù dùng cổng 3.0 của máy tính. Chất lượng tạm được, đánh giá 4 sao.</text:p>
          </table:table-cell>
          <table:table-cell table:number-columns-repeated="16383"/>
        </table:table-row>
        <table:table-row table:style-name="ro1">
          <table:table-cell office:value-type="string" table:style-name="ce2">
            <text:p>Dùng ổn nhưng nhiều khi cảm biến chuyển bài và dừng phát nhạc hơi chậm</text:p>
          </table:table-cell>
          <table:table-cell table:number-columns-repeated="16383"/>
        </table:table-row>
        <table:table-row table:style-name="ro1">
          <table:table-cell office:value-type="string" table:style-name="ce2">
            <text:p>Mình mua USB này vì cần lưu trữ hình ảnh thôi, nên 1 USB có dung lượng 32GB tốc độ truyền tải nhanh là đủ nhu cầu của mình, giá mà tiki đưa ra cũng khá tốt, gói hàng kỹ nữa. Tuy nhiên, lần này đơn hàng của mình hơn 1 tuần tiki mới giao, có hơi nóng ruột 1 tý.</text:p>
          </table:table-cell>
          <table:table-cell table:number-columns-repeated="16383"/>
        </table:table-row>
        <table:table-row table:style-name="ro1">
          <table:table-cell office:value-type="string" table:style-name="ce2">
            <text:p>tuyệt vời trong hệ sinh thái nhà Táo, rất thông minh</text:p>
          </table:table-cell>
          <table:table-cell table:number-columns-repeated="16383"/>
        </table:table-row>
        <table:table-row table:style-name="ro1">
          <table:table-cell office:value-type="string" table:style-name="ce2">
            <text:p>Sản phẩm có vỏ nhựa rất đẹp, cứng cáp và sang trọng. Tốc độ đọc nhanh và sử dụng rất mượt. Bên cạnh đó còn được tư vấn thông tin và bảo hành chính hãng bởi Tiki. Khi có điều kiện sẽ mua thêm một cái để dành tặng người thân bạn bè.</text:p>
          </table:table-cell>
          <table:table-cell table:number-columns-repeated="16383"/>
        </table:table-row>
        <table:table-row table:style-name="ro1">
          <table:table-cell office:value-type="string" table:style-name="ce2">
            <text:p>không biết hàng thật hay giả nhưng sản phẩm dùng tốt so với giá tiền. mình dùng được mấy tháng mang ra boot win bị nhiễm virut hỏng mất rồi<text:s text:c="3"/></text:p>
          </table:table-cell>
          <table:table-cell table:number-columns-repeated="16383"/>
        </table:table-row>
        <table:table-row table:style-name="ro1">
          <table:table-cell office:value-type="string" table:style-name="ce2">
            <text:p>Giao hàng nhanh. Mua tiki an tâm về chất lượng. Hàng nhập khẩu</text:p>
          </table:table-cell>
          <table:table-cell table:number-columns-repeated="16383"/>
        </table:table-row>
        <table:table-row table:style-name="ro1">
          <table:table-cell office:value-type="string" table:style-name="ce2">
            <text:p>sản phẩm tốt ổn định trong tầm giá 100k. tốc độ ghi và đọc đúng với trong thông tin, tốc độ ghi khoảng 10MB/s đọc khoảng từ 40MB/s tới 90MB/s</text:p>
          </table:table-cell>
          <table:table-cell table:number-columns-repeated="16383"/>
        </table:table-row>
        <table:table-row table:style-name="ro1">
          <table:table-cell office:value-type="string" table:style-name="ce2">
            <text:p>Sản phẩm đúng với thông tin đã đăng chỉ duy nhất là con tem bảo hành không có ghi chữ FPT như thông tin trên sản phẩm. Mình đã dùng và hài lòng với sản phẩm.</text:p>
          </table:table-cell>
          <table:table-cell table:number-columns-repeated="16383"/>
        </table:table-row>
        <table:table-row table:style-name="ro1">
          <table:table-cell office:value-type="string" table:style-name="ce2">
            <text:p>Tiêu đề sản phẩm viết bảo hành 5 năm. Khi nhận k có chữ fpt.. mình chỉ góp ý để lần sau khách hàng an tâm mua thôi.. với mình thì ksao</text:p>
          </table:table-cell>
          <table:table-cell table:number-columns-repeated="16383"/>
        </table:table-row>
        <table:table-row table:style-name="ro1">
          <table:table-cell office:value-type="string" table:style-name="ce2">
            <text:p>Sản phẩm dùng khá tốt, giá cả phải chăng, rất phù hợp với những bạn có công việc cần lưu trữ nhiều thông tin. Bên cạnh đó tiki giao hàng nhanh, nhân viên tư vấn nhiệt tình, đơn hàng duyệt nhanh chóng, có chế độ bảo hành và nhiều chính sách ưu đãi.</text:p>
          </table:table-cell>
          <table:table-cell table:number-columns-repeated="16383"/>
        </table:table-row>
        <table:table-row table:style-name="ro1">
          <table:table-cell office:value-type="string" table:style-name="ce2">
            <text:p>Dây sạc hay chập chờn, còn lại thì sản phẩm okie</text:p>
          </table:table-cell>
          <table:table-cell table:number-columns-repeated="16383"/>
        </table:table-row>
        <table:table-row table:style-name="ro1">
          <table:table-cell office:value-type="string" table:style-name="ce2">
            <text:p>Hàng nhận được còn nguyên hộp, mới tinh, hoạt động tốt. Rất ưng ý.</text:p>
          </table:table-cell>
          <table:table-cell table:number-columns-repeated="16383"/>
        </table:table-row>
        <table:table-row table:style-name="ro1">
          <table:table-cell office:value-type="string" table:style-name="ce2">
            <text:p>giao hàng nhanh. ổn trong tầm giá, lúc nhận hàng thì sản phẩm đã bị cắt, tem rách</text:p>
          </table:table-cell>
          <table:table-cell table:number-columns-repeated="16383"/>
        </table:table-row>
        <table:table-row table:style-name="ro1">
          <table:table-cell office:value-type="string" table:style-name="ce2">
            <text:p>Giao hàng nhanh chóng đúng giờ. Sản phẩm gói kĩ càng, nguyên seal</text:p>
          </table:table-cell>
          <table:table-cell table:number-columns-repeated="16383"/>
        </table:table-row>
        <table:table-row table:style-name="ro1">
          <table:table-cell office:value-type="string" table:style-name="ce2">
            <text:p>M mua lúc đó hơi mắc nói chung sản phẩm apple không phải nghĩ</text:p>
          </table:table-cell>
          <table:table-cell table:number-columns-repeated="16383"/>
        </table:table-row>
        <table:table-row table:style-name="ro1">
          <table:table-cell office:value-type="string" table:style-name="ce2">
            <text:p>Hàng đúng 9 hảng, vẫn bị nếp gờ ở 2 bên tai nghe, chất lượng tốt</text:p>
          </table:table-cell>
          <table:table-cell table:number-columns-repeated="16383"/>
        </table:table-row>
        <table:table-row table:style-name="ro1">
          <table:table-cell office:value-type="string" table:style-name="ce2">
            <text:p>sản phẩm ok, nhưng đơn vị nhập không phải tiki trading.</text:p>
          </table:table-cell>
          <table:table-cell table:number-columns-repeated="16383"/>
        </table:table-row>
        <table:table-row table:style-name="ro1">
          <table:table-cell office:value-type="string" table:style-name="ce2">
            <text:p>giao hàng nhanh, đóng gói cẩn thận, tốc độ chép bình thường, khoảng hơn 10MB/s</text:p>
          </table:table-cell>
          <table:table-cell table:number-columns-repeated="16383"/>
        </table:table-row>
        <table:table-row table:style-name="ro1">
          <table:table-cell office:value-type="string" table:style-name="ce2">
            <text:p>Tốc độ đọc và ghi ở mức bình thường. Bỏ thêm 39K mua SanDisk để có tốc độ cao hơn.</text:p>
          </table:table-cell>
          <table:table-cell table:number-columns-repeated="16383"/>
        </table:table-row>
        <table:table-row table:style-name="ro1">
          <table:table-cell office:value-type="string" table:style-name="ce2">
            <text:p>Hàng chính hãng giao nhanh mới dùng nên chưa đánh giá được nhi</text:p>
          </table:table-cell>
          <table:table-cell table:number-columns-repeated="16383"/>
        </table:table-row>
        <table:table-row table:style-name="ro1">
          <table:table-cell office:value-type="string" table:style-name="ce2">
            <text:p>Sản phẩm phù hợp với giá tiền, chất lượng và thiết kế khá ổn,dung lượng lớn, tuy nhiên điều làm mình không hài lòng là <text:s/>mỗi khi cắm vào laptop thì phần đầu trượt lại tự thụt về sau và usb không có nắp nên rất dễ bị dơ .</text:p>
          </table:table-cell>
          <table:table-cell table:number-columns-repeated="16383"/>
        </table:table-row>
        <table:table-row table:style-name="ro1">
          <table:table-cell office:value-type="string" table:style-name="ce2">
            <text:p>Tôi vừa nhận hàng hôm nay, sản phẩm tốt, mẫu mã đẹp, tôi chưa có thời gian test kĩ lắm. Tiki giao hàng khá nhanh. Tuy nhiên phần đầu cắm usb cảm thấy không chắc chắn lắm. Lần đầu mua hàng tiki như vậy là khá hài lòng. Đánh giá 4 sao.</text:p>
          </table:table-cell>
          <table:table-cell table:number-columns-repeated="16383"/>
        </table:table-row>
        <table:table-row table:style-name="ro1">
          <table:table-cell office:value-type="string" table:style-name="ce2">
            <text:p>SP tốt, vượt mong đợi. Đóng gói cẩn thận. Giao hàng nhanh. USB chép khá nhanh, ổn định. mới sử dụng nên không biết độ bền như thế nào.</text:p>
          </table:table-cell>
          <table:table-cell table:number-columns-repeated="16383"/>
        </table:table-row>
        <table:table-row table:style-name="ro1">
          <table:table-cell office:value-type="string" table:style-name="ce2">
            <text:p>Hàng chính hãng, đúng chất lươngj, không bị lỗi.</text:p>
          </table:table-cell>
          <table:table-cell table:number-columns-repeated="16383"/>
        </table:table-row>
        <table:table-row table:style-name="ro1">
          <table:table-cell office:value-type="string" table:style-name="ce2">
            <text:p>ngoài là 32 mà trong còn có 28, dù sao thì những usb đều thế, dùng ổn, cop dữ liệu nhanh, vì chưa dùng được lâu nên không biết có bền không.</text:p>
          </table:table-cell>
          <table:table-cell table:number-columns-repeated="16383"/>
        </table:table-row>
        <table:table-row table:style-name="ro1">
          <table:table-cell office:value-type="string" table:style-name="ce2">
            <text:p>USB 32GB mà gắn vào máy tính được có 28GB ?? không biết sài ổn định không thôi cho 4 sao vậy, dù sao thì giao hàng cũng rất nhanh cám ơn nhiều ạ</text:p>
          </table:table-cell>
          <table:table-cell table:number-columns-repeated="16383"/>
        </table:table-row>
        <table:table-row table:style-name="ro1">
          <table:table-cell office:value-type="string" table:style-name="ce2">
            <text:p>Đã chép nhạc tặng SN Mẹ. Chuẩn. Mua vì thương hiệu Kingston và vì giá quá tốt. Không 5 sao vì hơi to.</text:p>
          </table:table-cell>
          <table:table-cell table:number-columns-repeated="16383"/>
        </table:table-row>
        <table:table-row table:style-name="ro1">
          <table:table-cell office:value-type="string" table:style-name="ce2">
            <text:p>Đã đặt mua 1 em vào tuần trước. Ấn tượng đầu tiên là khá đẹp, dung lượng cao, tốc độ chép nhanh, mua vào đợt khuyến mãi nên giá cả cũng ổn. Nhưng có điểm trừ là kéo ra kéo vô bị rích, rất khó kéo, sợ kéo nhiều lần bị gãy.</text:p>
          </table:table-cell>
          <table:table-cell table:number-columns-repeated="16383"/>
        </table:table-row>
        <table:table-row table:style-name="ro1">
          <table:table-cell office:value-type="string" table:style-name="ce2">
            <text:p>vừa mới sử dụng xong, dung lượng lớn có thể lưu được nhiều thứ. Dung lượng thật chỉ có 28.8G. Nắp trượt dùng tốt. Không có cung cấp thêm sợi dây đeo USB ?.</text:p>
          </table:table-cell>
          <table:table-cell table:number-columns-repeated="16383"/>
        </table:table-row>
        <table:table-row table:style-name="ro1">
          <table:table-cell office:value-type="string" table:style-name="ce2">
            <text:p>Mình đã nhận được hàng và khá hài lòng với sản phẩm, dung lượng đảm bảo và tốc độ khá ổn. Rất mong tiki có thêm những sản phẩm tương tự và khuyến mãi kèm theo. Rất chân thành cảm ơn Tiki đã đưa sản phẩm này tới khách hàng.</text:p>
          </table:table-cell>
          <table:table-cell table:number-columns-repeated="16383"/>
        </table:table-row>
        <table:table-row table:style-name="ro1">
          <table:table-cell office:value-type="string" table:style-name="ce2">
            <text:p>giao hàng nhanh nguyên seal chính hãng cám ơn tiki</text:p>
          </table:table-cell>
          <table:table-cell table:number-columns-repeated="16383"/>
        </table:table-row>
        <table:table-row table:style-name="ro1">
          <table:table-cell office:value-type="string" table:style-name="ce2">
            <text:p>Check serial rồi nhập ngày mua toàn báo lỗi</text:p>
          </table:table-cell>
          <table:table-cell table:number-columns-repeated="16383"/>
        </table:table-row>
        <table:table-row table:style-name="ro1">
          <table:table-cell office:value-type="string" table:style-name="ce2">
            <text:p>Download tầm 40mb/s nhanh hơn hehe.</text:p>
            <text:p>Các tập tin khác mihf cũng có tốc độ tương tự như vậy làm cho việc truy xuất thông tin nhanh hơn, tiết kiệm thời gian chi phí và tiền bạc.</text:p>
            <text:p>Thay vì mua 16G nên mua 32G cho thuận tiện va có mức giá tốt nhất</text:p>
          </table:table-cell>
          <table:table-cell table:number-columns-repeated="16383"/>
        </table:table-row>
        <table:table-row table:style-name="ro1">
          <table:table-cell office:value-type="string" table:style-name="ce2">
            <text:p>kiếm tra thấy được 30gb , tốc độ copy cũng được , ncl mới mua nên chưa biết nhiều</text:p>
          </table:table-cell>
          <table:table-cell table:number-columns-repeated="16383"/>
        </table:table-row>
        <table:table-row table:style-name="ro1">
          <table:table-cell office:value-type="string" table:style-name="ce2">
            <text:p>giá rẻ chất lượng tốt, bền. Cách đây 3 năm mua 1 cái xài tới giờ vẫn tốt. Nay thấy giá rẻ nên làm thêm cái nữa. Tốc độ không được cao .</text:p>
          </table:table-cell>
          <table:table-cell table:number-columns-repeated="16383"/>
        </table:table-row>
        <table:table-row table:style-name="ro1">
          <table:table-cell office:value-type="string" table:style-name="ce2">
            <text:p>mình thấy giá rẻ nên mua, dùng cũng tạm, nhưng mà thi thoảng có hiện tượng treo nhẹ, khoảng 5-10s rồi lại được</text:p>
          </table:table-cell>
          <table:table-cell table:number-columns-repeated="16383"/>
        </table:table-row>
        <table:table-row table:style-name="ro1">
          <table:table-cell office:value-type="string" table:style-name="ce2">
            <text:p>Chưa dùng nên cũng chưa đánh giá được chính xác. Nhưng cảm quan thấy hang mới, có tem đầy đủ, vàđã kiểm tra dung lượng đảm bảo.</text:p>
          </table:table-cell>
          <table:table-cell table:number-columns-repeated="16383"/>
        </table:table-row>
        <table:table-row table:style-name="ro1">
          <table:table-cell office:value-type="string" table:style-name="ce2">
            <text:p>Sản phẩm đúng như giới thiệu, tuy nhiên tốc độ đọc/ghi không hoàn toàn nhanh như nhà sản xuất đưa ra. Dùng vào việc văn phòng rất hợp lý.</text:p>
          </table:table-cell>
          <table:table-cell table:number-columns-repeated="16383"/>
        </table:table-row>
        <table:table-row table:style-name="ro1">
          <table:table-cell office:value-type="string" table:style-name="ce2">
            <text:p>Hài lòng<text:s/></text:p>
          </table:table-cell>
          <table:table-cell table:number-columns-repeated="16383"/>
        </table:table-row>
        <table:table-row table:style-name="ro1">
          <table:table-cell office:value-type="string" table:style-name="ce2">
            <text:p>Ghi là 32GB mà lúc cắm vô thì chỉ có 28.8GB vậy 3,2GB của tui đâu, làm vậy ai đ*. Không phan gạch ống tụi bây không làm người nha</text:p>
          </table:table-cell>
          <table:table-cell table:number-columns-repeated="16383"/>
        </table:table-row>
        <table:table-row table:style-name="ro1">
          <table:table-cell office:value-type="string" table:style-name="ce2">
            <text:p>ok nhưng k tương thích android nên -1 điểm</text:p>
          </table:table-cell>
          <table:table-cell table:number-columns-repeated="16383"/>
        </table:table-row>
        <table:table-row table:style-name="ro1">
          <table:table-cell office:value-type="string" table:style-name="ce2">
            <text:p>giao hàng nhanh,lịch sự.sản phẩm còn nguyên tem.Mình chỉ thắc mắc sao usb chỉ có 28,8GB nhỉ?</text:p>
          </table:table-cell>
          <table:table-cell table:number-columns-repeated="16383"/>
        </table:table-row>
        <table:table-row table:style-name="ro1">
          <table:table-cell office:value-type="string" table:style-name="ce2">
            <text:p>1. Logo bảo hành nghi ngờ k phải của fpt 2. Tốc độ ghi trung bình 12MB/s</text:p>
          </table:table-cell>
          <table:table-cell table:number-columns-repeated="16383"/>
        </table:table-row>
        <table:table-row table:style-name="ro1">
          <table:table-cell office:value-type="string" table:style-name="ce2">
            <text:p>Hàng sử dụng tốt, nhân viên giao hàng nhanh và vui vẻ!</text:p>
          </table:table-cell>
          <table:table-cell table:number-columns-repeated="16383"/>
        </table:table-row>
        <table:table-row table:style-name="ro1">
          <table:table-cell office:value-type="string" table:style-name="ce2">
            <text:p>đóng gói cẩn thận, nhưng về chất lượng thì phải sau thời gian sử dung nữa mới đánh giá được, ban đầu thì chạy mượt mà ổn rồi</text:p>
          </table:table-cell>
          <table:table-cell table:number-columns-repeated="16383"/>
        </table:table-row>
        <table:table-row table:style-name="ro1">
          <table:table-cell office:value-type="string" table:style-name="ce2">
            <text:p>Sản phẩm chính hãng, bao bì cẩn thận, giao hàng nhanh chóng. USB sử dụng tốc độ hơi lệch với tốc độ lý thuyết một tí. Hàng chất lượng các bạn yên tâm.</text:p>
          </table:table-cell>
          <table:table-cell table:number-columns-repeated="16383"/>
        </table:table-row>
        <table:table-row table:style-name="ro1">
          <table:table-cell office:value-type="string" table:style-name="ce2">
            <text:p>Hiện tại hóa đơn usb chưa có. Tiki vui lòng gửi lại hóa đơn sớm giúp mình. Cảm ơn TiKi</text:p>
          </table:table-cell>
          <table:table-cell table:number-columns-repeated="16383"/>
        </table:table-row>
        <table:table-row table:style-name="ro1">
          <table:table-cell office:value-type="string" table:style-name="ce2">
            <text:p>Sản phẩm nhỏ đẹp , mới và có tem nhãn đầy đủ ! Nhưng hạn chế rơi rớt vì cảm thấy mong manh dễ vỡ</text:p>
          </table:table-cell>
          <table:table-cell table:number-columns-repeated="16383"/>
        </table:table-row>
        <table:table-row table:style-name="ro1">
          <table:table-cell office:value-type="string" table:style-name="ce2">
            <text:p>Đã mua và dùng sản phẩm này. Nói chung là cũng OK</text:p>
          </table:table-cell>
          <table:table-cell table:number-columns-repeated="16383"/>
        </table:table-row>
        <table:table-row table:style-name="ro1">
          <table:table-cell office:value-type="string" table:style-name="ce2">
            <text:p>Sản phẩm dùng tốt, hàng chính hãng, giao hàng nhanh</text:p>
          </table:table-cell>
          <table:table-cell table:number-columns-repeated="16383"/>
        </table:table-row>
        <table:table-row table:style-name="ro1">
          <table:table-cell office:value-type="string" table:style-name="ce2">
            <text:p>tốc độ nhanh, giá rẻ. nhưng giá này ngang giá bên shop thegioididong và nguyenkim gần nhà tôi. nên có thể cũng chưa rẻ lắm. cho 4 sao</text:p>
          </table:table-cell>
          <table:table-cell table:number-columns-repeated="16383"/>
        </table:table-row>
        <table:table-row table:style-name="ro1">
          <table:table-cell office:value-type="string" table:style-name="ce2">
            <text:p>Không biết có bị nháy không? <text:s/>Check xem chuẩn không đã</text:p>
          </table:table-cell>
          <table:table-cell table:number-columns-repeated="16383"/>
        </table:table-row>
        <table:table-row table:style-name="ro1">
          <table:table-cell office:value-type="string" table:style-name="ce2">
            <text:p>Giao hàng tiki now nhanh.hàng mới chưa kích hoạt.đang tesr</text:p>
          </table:table-cell>
          <table:table-cell table:number-columns-repeated="16383"/>
        </table:table-row>
        <table:table-row table:style-name="ro1">
          <table:table-cell office:value-type="string" table:style-name="ce2">
            <text:p>ok hàng tốt, đã sử dụng khá lâu mới viết đánh giá. giá rẻ thêm tí nữa thì càng tốt hơn</text:p>
          </table:table-cell>
          <table:table-cell table:number-columns-repeated="16383"/>
        </table:table-row>
        <table:table-row table:style-name="ro1">
          <table:table-cell office:value-type="string" table:style-name="ce2">
            <text:p>sản phẩm chất lượng, vận chuyển nhanh chóng - shiper nhiệt tình cẩn thận . cảm ơn tiki</text:p>
          </table:table-cell>
          <table:table-cell table:number-columns-repeated="16383"/>
        </table:table-row>
        <table:table-row table:style-name="ro1">
          <table:table-cell office:value-type="string" table:style-name="ce2">
            <text:p>Nắp sp bị lệch. Không biết có phải lỗi k</text:p>
          </table:table-cell>
          <table:table-cell table:number-columns-repeated="16383"/>
        </table:table-row>
        <table:table-row table:style-name="ro1">
          <table:table-cell office:value-type="string" table:style-name="ce2">
            <text:p>ok</text:p>
          </table:table-cell>
          <table:table-cell table:number-columns-repeated="16383"/>
        </table:table-row>
        <table:table-row table:style-name="ro1">
          <table:table-cell office:value-type="string" table:style-name="ce2">
            <text:p>Tiki giao hàng nhanh, đóng gói cẩn thận. Usb chép file ổn, tuy nhiên tốc độ ghi hơi chậm. Hàng nhận có tem dán bảo hành đàng hoàng</text:p>
          </table:table-cell>
          <table:table-cell table:number-columns-repeated="16383"/>
        </table:table-row>
        <table:table-row table:style-name="ro1">
          <table:table-cell office:value-type="string" table:style-name="ce2">
            <text:p>Sp tốt, hàng Apple chính hàng thì chẳng có gì phải chê!</text:p>
          </table:table-cell>
          <table:table-cell table:number-columns-repeated="16383"/>
        </table:table-row>
        <table:table-row table:style-name="ro1">
          <table:table-cell office:value-type="string" table:style-name="ce2">
            <text:p>USB sử dụng tốt nhưng vỏ USB không chắc chắn lắm còn độ bền thì chải nghiệm sau một thời gian mới biết được.</text:p>
          </table:table-cell>
          <table:table-cell table:number-columns-repeated="16383"/>
        </table:table-row>
        <table:table-row table:style-name="ro1">
          <table:table-cell office:value-type="string" table:style-name="ce2">
            <text:p>tốc độ ổn chứ chưa thật sự nhanh so với chuẩn USB 3.0, ghi chỉ khoảng 30MB/s, hàng chính hãng. Tiki giao hàng nhanh</text:p>
          </table:table-cell>
          <table:table-cell table:number-columns-repeated="16383"/>
        </table:table-row>
        <table:table-row table:style-name="ro1">
          <table:table-cell office:value-type="string" table:style-name="ce2">
            <text:p>Mở ra thấy usb bị bóc trc rồi. Ae cẩn thận chỉ sợ họ cài virut á. Hơi khó chịu th. 4 sao</text:p>
          </table:table-cell>
          <table:table-cell table:number-columns-repeated="16383"/>
        </table:table-row>
        <table:table-row table:style-name="ro1">
          <table:table-cell office:value-type="string" table:style-name="ce2">
            <text:p>sử dụng ổn trong tầm giá. cảm biến as nhạy pin trâu.</text:p>
          </table:table-cell>
          <table:table-cell table:number-columns-repeated="16383"/>
        </table:table-row>
        <table:table-row table:style-name="ro1">
          <table:table-cell office:value-type="string" table:style-name="ce2">
            <text:p>Giao hàng nhanh, Đóng gói chắc chắn, hàng nguyên hộp, nguyên tem. USB sử dụng tốt</text:p>
          </table:table-cell>
          <table:table-cell table:number-columns-repeated="16383"/>
        </table:table-row>
        <table:table-row table:style-name="ro1">
          <table:table-cell office:value-type="string" table:style-name="ce2">
            <text:p>USB 32gb test thì chính hãng , tốc độ chỉ 7.5Mb/s thôi , nói chung là chấp nhận được trong tầm giá</text:p>
          </table:table-cell>
          <table:table-cell table:number-columns-repeated="16383"/>
        </table:table-row>
        <table:table-row table:style-name="ro1">
          <table:table-cell office:value-type="string" table:style-name="ce2">
            <text:p>Sản phẩm rất tốt, giao hàng nhanh. Nhung chỉ có 1 điều là xài lâu hơi bị nóng USB nên cho 4 sao</text:p>
          </table:table-cell>
          <table:table-cell table:number-columns-repeated="16383"/>
        </table:table-row>
        <table:table-row table:style-name="ro1">
          <table:table-cell office:value-type="string" table:style-name="ce2">
            <text:p>tiki giao hàng chuẩn, sản phẩm đúng như mong đợi, hài lòng</text:p>
          </table:table-cell>
          <table:table-cell table:number-columns-repeated="16383"/>
        </table:table-row>
        <table:table-row table:style-name="ro1">
          <table:table-cell office:value-type="string" table:style-name="ce2">
            <text:p>Tốc độ đọc ghi hơi chậm tí nhưng dùng lưu trữ dữ liệu vẫn ổn. Shop giao hạn nhanh. tks</text:p>
          </table:table-cell>
          <table:table-cell table:number-columns-repeated="16383"/>
        </table:table-row>
        <table:table-row table:style-name="ro1">
          <table:table-cell office:value-type="string" table:style-name="ce2">
            <text:p>Hàng chất lượng tốt, dùng ổn và bền, tuy nhiên giờ mọi người hay dùng cloud nên USB mất dần vai trò.</text:p>
          </table:table-cell>
          <table:table-cell table:number-columns-repeated="16383"/>
        </table:table-row>
        <table:table-row table:style-name="ro1">
          <table:table-cell office:value-type="string" table:style-name="ce2">
            <text:p>Hàng được nhận trong 2 giờ sau khi order, xài cực thích.</text:p>
          </table:table-cell>
          <table:table-cell table:number-columns-repeated="16383"/>
        </table:table-row>
        <table:table-row table:style-name="ro1">
          <table:table-cell office:value-type="string" table:style-name="ce2">
            <text:p>Vỏ case dễ xước còn lại khá là ok</text:p>
          </table:table-cell>
          <table:table-cell table:number-columns-repeated="16383"/>
        </table:table-row>
        <table:table-row table:style-name="ro1">
          <table:table-cell office:value-type="string" table:style-name="ce2">
            <text:p>có đôi chút chậm trễ khâu chuẩn bị hàng, nhưng yêu cầu hỗ trợ nhân viên nhiệt tình hàng ok</text:p>
          </table:table-cell>
          <table:table-cell table:number-columns-repeated="16383"/>
        </table:table-row>
        <table:table-row table:style-name="ro1">
          <table:table-cell office:value-type="string" table:style-name="ce2">
            <text:p>Giao hàng nhanh. Sản phẩm nguyên seal. Tốc độ đọc ghi ok. Mỗi shipper không có tiền lẻ phải đi đổi tiền lẻ ra trả.</text:p>
          </table:table-cell>
          <table:table-cell table:number-columns-repeated="16383"/>
        </table:table-row>
        <table:table-row table:style-name="ro1">
          <table:table-cell office:value-type="string" table:style-name="ce2">
            <text:p>mới nhận hàng.up thử file 1GB vào.tốc độ lúc 13,14MB lúc thì 300-400kb.cơ mà ổn so vs tầm giá.giao hàng nhanh.</text:p>
          </table:table-cell>
          <table:table-cell table:number-columns-repeated="16383"/>
        </table:table-row>
        <table:table-row table:style-name="ro1">
          <table:table-cell office:value-type="string" table:style-name="ce2">
            <text:p>Nhận hàng nhanh khoảng 2g sau khi đặt hàng , sử dụng tốt .Tks shop TIKINOW - Mua nhiều có KM không ?</text:p>
          </table:table-cell>
          <table:table-cell table:number-columns-repeated="16383"/>
        </table:table-row>
        <table:table-row table:style-name="ro1">
          <table:table-cell office:value-type="string" table:style-name="ce2">
            <text:p>usb tốc độ chép như thông số, độ bền chưa dùng lâu nên chưa biết, tiki giao hàng hơi lâu so với mọi lần mình mua</text:p>
          </table:table-cell>
          <table:table-cell table:number-columns-repeated="16383"/>
        </table:table-row>
        <table:table-row table:style-name="ro1">
          <table:table-cell office:value-type="string" table:style-name="ce2">
            <text:p>Mua hàng lúc đang được giảm giá, về chất lượng thì hoàn toàn ok, sử dụng bình thường.</text:p>
          </table:table-cell>
          <table:table-cell table:number-columns-repeated="16383"/>
        </table:table-row>
        <table:table-row table:style-name="ro1">
          <table:table-cell office:value-type="string" table:style-name="ce2">
            <text:p>Giao hàng nhanh, hàng đúng như mô tả. về chất lượng thì cần thời gian theo dõi.</text:p>
          </table:table-cell>
          <table:table-cell table:number-columns-repeated="16383"/>
        </table:table-row>
        <table:table-row table:style-name="ro1">
          <table:table-cell office:value-type="string" table:style-name="ce2">
            <text:p>Giao hàng chậm so với dự kiến, chất lượng chưa dùng nên chưa biết</text:p>
          </table:table-cell>
          <table:table-cell table:number-columns-repeated="16383"/>
        </table:table-row>
        <table:table-row table:style-name="ro1">
          <table:table-cell office:value-type="string" table:style-name="ce2">
            <text:p>tốc độ ổn trong tầm giá, copy file nhỏ ra usb thì hơi lâu, copy dữ liệu vào thì nhanh</text:p>
          </table:table-cell>
          <table:table-cell table:number-columns-repeated="16383"/>
        </table:table-row>
        <table:table-row table:style-name="ro1">
          <table:table-cell office:value-type="string" table:style-name="ce2">
            <text:p>Hàng giao nhanh,mới dùng thấy cũng được.</text:p>
          </table:table-cell>
          <table:table-cell table:number-columns-repeated="16383"/>
        </table:table-row>
        <table:table-row table:style-name="ro1">
          <table:table-cell office:value-type="string" table:style-name="ce2">
            <text:p>dùng tốt! hàng đúng mới 100%</text:p>
          </table:table-cell>
          <table:table-cell table:number-columns-repeated="16383"/>
        </table:table-row>
        <table:table-row table:style-name="ro1">
          <table:table-cell office:value-type="string" table:style-name="ce2">
            <text:p>usb tạm ổn. giao hàng nhanh. copy thì hay về 0kb rồi mới copy tiếp. ổn trong tầm giá</text:p>
          </table:table-cell>
          <table:table-cell table:number-columns-repeated="16383"/>
        </table:table-row>
        <table:table-row table:style-name="ro1">
          <table:table-cell office:value-type="string" table:style-name="ce2">
            <text:p>Hàng bình thường, như mô tả</text:p>
          </table:table-cell>
          <table:table-cell table:number-columns-repeated="16383"/>
        </table:table-row>
        <table:table-row table:style-name="ro1">
          <table:table-cell office:value-type="string" table:style-name="ce2">
            <text:p>Rẻ, bền và chất lượng. Giá có thêm cái móc khoá thì tiện hơn</text:p>
          </table:table-cell>
          <table:table-cell table:number-columns-repeated="16383"/>
        </table:table-row>
        <table:table-row table:style-name="ro1">
          <table:table-cell office:value-type="string" table:style-name="ce2">
            <text:p>Tuy nhiên hôm trước KM còn 120k/cái Hôm sau KM chỉ còn 90k/cái</text:p>
          </table:table-cell>
          <table:table-cell table:number-columns-repeated="16383"/>
        </table:table-row>
        <table:table-row table:style-name="ro1">
          <table:table-cell office:value-type="string" table:style-name="ce2">
            <text:p>Giá rẻ và chất lượng ổn, tuy nhiên tốc độ so với loại USB 3.0 khác thì chưa bằng nhưng chấp nhận được.</text:p>
          </table:table-cell>
          <table:table-cell table:number-columns-repeated="16383"/>
        </table:table-row>
        <table:table-row table:style-name="ro1">
          <table:table-cell office:value-type="string" table:style-name="ce2">
            <text:p>Vẫn bị đau tai lắm</text:p>
          </table:table-cell>
          <table:table-cell table:number-columns-repeated="16383"/>
        </table:table-row>
        <table:table-row table:style-name="ro1">
          <table:table-cell office:value-type="string" table:style-name="ce2">
            <text:p>Thiết bị tốt lưu trữ dữ liệu thuận lợi, gọn nhẹ, có đai để móc dây.</text:p>
          </table:table-cell>
          <table:table-cell table:number-columns-repeated="16383"/>
        </table:table-row>
        <table:table-row table:style-name="ro1">
          <table:table-cell office:value-type="string" table:style-name="ce2">
            <text:p>Hộp đựng đã bị mở. Không hiểu nguyên nhân, copy thấy ok</text:p>
          </table:table-cell>
          <table:table-cell table:number-columns-repeated="16383"/>
        </table:table-row>
        <table:table-row table:style-name="ro1">
          <table:table-cell office:value-type="string" table:style-name="ce2">
            <text:p>Sử dụng bình thường , usb 3.0 mà tốc độ 2.0 không được bằng thông số</text:p>
          </table:table-cell>
          <table:table-cell table:number-columns-repeated="16383"/>
        </table:table-row>
        <table:table-row table:style-name="ro1">
          <table:table-cell office:value-type="string" table:style-name="ce2">
            <text:p>sản phẩm chính hãng. dùng khá tốt có tem bảo hành của spc</text:p>
          </table:table-cell>
          <table:table-cell table:number-columns-repeated="16383"/>
        </table:table-row>
        <table:table-row table:style-name="ro1">
          <table:table-cell office:value-type="string" table:style-name="ce2">
            <text:p>Dùng được. Kết nối tốt, bền. Tuy nhiên dung lượng thực tế chỉ có 28Gb.</text:p>
          </table:table-cell>
          <table:table-cell table:number-columns-repeated="16383"/>
        </table:table-row>
        <table:table-row table:style-name="ro1">
          <table:table-cell office:value-type="string" table:style-name="ce2">
            <text:p>Tốc độ ghi dữ liệu tương đối chậm nhưng tốc độ đọc thì nhanh. Ok trong tầm giá</text:p>
          </table:table-cell>
          <table:table-cell table:number-columns-repeated="16383"/>
        </table:table-row>
        <table:table-row table:style-name="ro1">
          <table:table-cell office:value-type="string" table:style-name="ce2">
            <text:p>Hàng nhận ok, nhưng tốc độ tầm 5-7mb/s thôi, 3.0 nhưng không nhanh như kì vọng. mà giá này thì chấp nhận được.</text:p>
          </table:table-cell>
          <table:table-cell table:number-columns-repeated="16383"/>
        </table:table-row>
        <table:table-row table:style-name="ro1">
          <table:table-cell office:value-type="string" table:style-name="ce2">
            <text:p>Giao nhanh hang dung dược Chưa biết lâu dài thế naod</text:p>
          </table:table-cell>
          <table:table-cell table:number-columns-repeated="16383"/>
        </table:table-row>
        <table:table-row table:style-name="ro1">
          <table:table-cell office:value-type="string" table:style-name="ce2">
            <text:p>Khi bảo hành có cần giấy tờ, chuẩn bị gì không? mình mua tháng 4 giờ hỏng r</text:p>
          </table:table-cell>
          <table:table-cell table:number-columns-repeated="16383"/>
        </table:table-row>
        <table:table-row table:style-name="ro1">
          <table:table-cell office:value-type="string" table:style-name="ce2">
            <text:p>Tốc độ ghi dữ liệu ổn. Dung lượng thực tế là 28.8GB. Giao hàng nhanh, đóng gọi cẩn thận.</text:p>
          </table:table-cell>
          <table:table-cell table:number-columns-repeated="16383"/>
        </table:table-row>
        <table:table-row table:style-name="ro1">
          <table:table-cell office:value-type="string" table:style-name="ce2">
            <text:p>Sản phẩm nhận đúng như thông tin. Chất lượng ok, giao hàng đúng thời gian.</text:p>
          </table:table-cell>
          <table:table-cell table:number-columns-repeated="16383"/>
        </table:table-row>
        <table:table-row table:style-name="ro1">
          <table:table-cell office:value-type="string" table:style-name="ce2">
            <text:p>sản phẩm ok tuy nhiên cách bảo vệ vỏ ngoài của usb k được bắt mắt,tiện lợi cho lắm</text:p>
          </table:table-cell>
          <table:table-cell table:number-columns-repeated="16383"/>
        </table:table-row>
        <table:table-row table:style-name="ro1">
          <table:table-cell office:value-type="string" table:style-name="ce2">
            <text:p>Xài bền, tốt, mình mua xài và tặng cũng tới cái thứ 5 thứ 6 j rồi</text:p>
          </table:table-cell>
          <table:table-cell table:number-columns-repeated="16383"/>
        </table:table-row>
        <table:table-row table:style-name="ro1">
          <table:table-cell office:value-type="string" table:style-name="ce2">
            <text:p>- Về TIKI: giao hàng nhanh chóng, tuy nhiên Nhân viên nói chuyện hơi cộc lốc. - Về SP: copy nhanh,. Thanks all.</text:p>
          </table:table-cell>
          <table:table-cell table:number-columns-repeated="16383"/>
        </table:table-row>
        <table:table-row table:style-name="ro1">
          <table:table-cell office:value-type="string" table:style-name="ce2">
            <text:p>Mình mua usb dùng một thời gian, với tầm giá dưới 100k thì dùng khá tốt</text:p>
          </table:table-cell>
          <table:table-cell table:number-columns-repeated="16383"/>
        </table:table-row>
        <table:table-row table:style-name="ro1">
          <table:table-cell office:value-type="string" table:style-name="ce2">
            <text:p>Rất hài lòng với chất lượng ! <text:s/>nhận xét như vầy là khách quan ! góp ý Tiki bỏ nội dung ít nhất 50 ký tự !</text:p>
          </table:table-cell>
          <table:table-cell table:number-columns-repeated="16383"/>
        </table:table-row>
        <table:table-row table:style-name="ro1">
          <table:table-cell office:value-type="string" table:style-name="ce2">
            <text:p>Hàng khá ổn, chép dữ liệu không được nhanh như những usb 3.0 khác, nhưng tốt trong tầm giá 99k</text:p>
          </table:table-cell>
          <table:table-cell table:number-columns-repeated="16383"/>
        </table:table-row>
        <table:table-row table:style-name="ro1">
          <table:table-cell office:value-type="string" table:style-name="ce2">
            <text:p>Usb dùng ổn, copy hơi chậm nhưng nhìn chung dùng ok trong tầm giá</text:p>
          </table:table-cell>
          <table:table-cell table:number-columns-repeated="16383"/>
        </table:table-row>
        <table:table-row table:style-name="ro1">
          <table:table-cell office:value-type="string" table:style-name="ce2">
            <text:p>Giao hàng nhanh, tốc độ ghi và đọc như mô tả.Độ bền cần kiểm chứng.</text:p>
          </table:table-cell>
          <table:table-cell table:number-columns-repeated="16383"/>
        </table:table-row>
        <table:table-row table:style-name="ro1">
          <table:table-cell office:value-type="string" table:style-name="ce2">
            <text:p>Giao hàng nhanh. Có tem của FPT đầy đủ. Mới nhận nên chưa test thử tốc độ.</text:p>
          </table:table-cell>
          <table:table-cell table:number-columns-repeated="16383"/>
        </table:table-row>
        <table:table-row table:style-name="ro1">
          <table:table-cell office:value-type="string" table:style-name="ce2">
            <text:p>Sản phẩm xài tốt. Mình rất hài lòng . Chép dữ liệu rất nhanh</text:p>
          </table:table-cell>
          <table:table-cell table:number-columns-repeated="16383"/>
        </table:table-row>
        <table:table-row table:style-name="ro1">
          <table:table-cell office:value-type="string" table:style-name="ce2">
            <text:p>Hàng đúng với hình tốt ổn xài oke</text:p>
          </table:table-cell>
          <table:table-cell table:number-columns-repeated="16383"/>
        </table:table-row>
        <table:table-row table:style-name="ro1">
          <table:table-cell office:value-type="string" table:style-name="ce2">
            <text:p>Chất lượng cũng ok, tuy nhiên copy dữ lệu usb nóng lắm, hình ảnh đúng mô tả</text:p>
          </table:table-cell>
          <table:table-cell table:number-columns-repeated="16383"/>
        </table:table-row>
        <table:table-row table:style-name="ro1">
          <table:table-cell office:value-type="string" table:style-name="ce2">
            <text:p>Hàng chính hãng. Sử dụng tất tốt giao hàng nhanh và rất nhiệt tình</text:p>
          </table:table-cell>
          <table:table-cell table:number-columns-repeated="16383"/>
        </table:table-row>
        <table:table-row table:style-name="ro1">
          <table:table-cell office:value-type="string" table:style-name="ce2">
            <text:p>sản phẩm tốt, không móp méo , tốc độ vừa phải , chưa phải là nhanh nhất soa với chuẩn usb 3.0</text:p>
          </table:table-cell>
          <table:table-cell table:number-columns-repeated="16383"/>
        </table:table-row>
        <table:table-row table:style-name="ro1">
          <table:table-cell office:value-type="string" table:style-name="ce2">
            <text:p>Đã nhận hàng nhưng chưa sử dụng, sẽ phản hồi sau khi sử dụng</text:p>
          </table:table-cell>
          <table:table-cell table:number-columns-repeated="16383"/>
        </table:table-row>
        <table:table-row table:style-name="ro1">
          <table:table-cell office:value-type="string" table:style-name="ce2">
            <text:p>Hàng mới ,đẹp . Giao hàng nhanh. Tuy chưa test nhưng hài lòng.</text:p>
          </table:table-cell>
          <table:table-cell table:number-columns-repeated="16383"/>
        </table:table-row>
        <table:table-row table:style-name="ro1">
          <table:table-cell office:value-type="string" table:style-name="ce2">
            <text:p>1. Tiki giao hàng khá nhanh theo tiki now 2. Giá khá ưu đãi, lúc mua có 3450,000đ, ưu đãi khá lớn so với thị trường 3. Chất lượng âm thanh chấp nhận được. Vì tai nghe trâu nên mua vì thấy trào lưu thôi <text:s/>) 4. Hàng nguyên seal, chính hãng, tự kích hoạt bảo hành <text:s/>* Nhược điểm: Còn dư keo, gia công hơi tệ! Nếu là một chiếc tai nghe thì hơi đắt, nhưng cũng đáng để trải nghiệm vì tính tiện lợi!</text:p>
          </table:table-cell>
          <table:table-cell table:number-columns-repeated="16383"/>
        </table:table-row>
        <table:table-row table:style-name="ro1">
          <table:table-cell office:value-type="string" table:style-name="ce2">
            <text:p>Mình dùng Tikinow nên vận chuyển rất nhanh, khoảng hơn tiếng từ khi đặt là có hàng trên tay rồi. Bóc ra dùng rất oke, nhưng tình hình là không thấy phiếu mua hàng kèm địa điểm, thông tin bảo hành ?! Mong Tiki hỗ trợ vấn đề này.</text:p>
          </table:table-cell>
          <table:table-cell table:number-columns-repeated="16383"/>
        </table:table-row>
        <table:table-row table:style-name="ro1">
          <table:table-cell office:value-type="string" table:style-name="ce2">
            <text:p>tốc độ ghi không được nhanh lắm nhưng với giá này là ổn rồi</text:p>
          </table:table-cell>
          <table:table-cell table:number-columns-repeated="16383"/>
        </table:table-row>
        <table:table-row table:style-name="ro1">
          <table:table-cell office:value-type="string" table:style-name="ce2">
            <text:p>USB hoạt động hoàn hảo Bị cái là tem hãng không được dán keo lên để bảo vệ</text:p>
          </table:table-cell>
          <table:table-cell table:number-columns-repeated="16383"/>
        </table:table-row>
        <table:table-row table:style-name="ro1">
          <table:table-cell office:value-type="string" table:style-name="ce2">
            <text:p>sản phẩm mở thấy đã bị bốc hàng, chắc đã qua sử dụng rôi!</text:p>
          </table:table-cell>
          <table:table-cell table:number-columns-repeated="16383"/>
        </table:table-row>
        <table:table-row table:style-name="ro1">
          <table:table-cell office:value-type="string" table:style-name="ce2">
            <text:p>Sp tốt, giá kinh tế. Hàng đóng gói cẩn thận. Giao hàng vui vẻ.</text:p>
          </table:table-cell>
          <table:table-cell table:number-columns-repeated="16383"/>
        </table:table-row>
        <table:table-row table:style-name="ro1">
          <table:table-cell office:value-type="string" table:style-name="ce2">
            <text:p>Chính hãng, dùng 2 tuần chưa có vấn đề gì. Tai này dễ rơi nên mua thêm kẹp chống rơi như hình</text:p>
          </table:table-cell>
          <table:table-cell table:number-columns-repeated="16383"/>
        </table:table-row>
        <table:table-row table:style-name="ro1">
          <table:table-cell office:value-type="string" table:style-name="ce2">
            <text:p>có dùng cho dòng điện thoại khác ngoài iphone không add</text:p>
          </table:table-cell>
          <table:table-cell table:number-columns-repeated="16383"/>
        </table:table-row>
        <table:table-row table:style-name="ro1">
          <table:table-cell office:value-type="string" table:style-name="ce2">
            <text:p>Hàng chuẩn! Nhưng mình đang phân vân không biết 1 hay 2</text:p>
          </table:table-cell>
          <table:table-cell table:number-columns-repeated="16383"/>
        </table:table-row>
        <table:table-row table:style-name="ro1">
          <table:table-cell office:value-type="string" table:style-name="ce2">
            <text:p>USB hơi to so với tưởng tượng, nhưng với mức giá và dung lượng thì khá ok</text:p>
          </table:table-cell>
          <table:table-cell table:number-columns-repeated="16383"/>
        </table:table-row>
        <table:table-row table:style-name="ro1">
          <table:table-cell office:value-type="string" table:style-name="ce2">
            <text:p>đúng như quảng cáo tốc độ ghi 10m +- 3m, dùng ổn không vấn đề gì</text:p>
          </table:table-cell>
          <table:table-cell table:number-columns-repeated="16383"/>
        </table:table-row>
        <table:table-row table:style-name="ro1">
          <table:table-cell office:value-type="string" table:style-name="ce2">
            <text:p>thấy xài được nhưng chưa biết được bao lâu</text:p>
          </table:table-cell>
          <table:table-cell table:number-columns-repeated="16383"/>
        </table:table-row>
        <table:table-row table:style-name="ro1">
          <table:table-cell office:value-type="string" table:style-name="ce2">
            <text:p>hàng giao nhanh . không biết phải giao nhanh mà đóng hàng hơi ẫu.</text:p>
          </table:table-cell>
          <table:table-cell table:number-columns-repeated="16383"/>
        </table:table-row>
        <table:table-row table:style-name="ro1">
          <table:table-cell office:value-type="string" table:style-name="ce2">
            <text:p>xài chưa thấy lỗi gì dù đã qua thời gian bảo hành</text:p>
          </table:table-cell>
          <table:table-cell table:number-columns-repeated="16383"/>
        </table:table-row>
        <table:table-row table:style-name="ro1">
          <table:table-cell office:value-type="string" table:style-name="ce2">
            <text:p>giao nhận hàng nhanh, <text:s/>lưu dự liệu nhanh <text:s/>, <text:s/>sp thiết kế <text:s/>hơi thô, <text:s/>nhìn chung là ổn với tầm giá.</text:p>
          </table:table-cell>
          <table:table-cell table:number-columns-repeated="16383"/>
        </table:table-row>
        <table:table-row table:style-name="ro1">
          <table:table-cell office:value-type="string" table:style-name="ce2">
            <text:p>28.8GB nhưng xài rất ok,tốt</text:p>
          </table:table-cell>
          <table:table-cell table:number-columns-repeated="16383"/>
        </table:table-row>
        <table:table-row table:style-name="ro1">
          <table:table-cell office:value-type="string" table:style-name="ce2">
            <text:p>Tốc độ hơi chậm. Nhưng vs giá thì oke</text:p>
          </table:table-cell>
          <table:table-cell table:number-columns-repeated="16383"/>
        </table:table-row>
        <table:table-row table:style-name="ro1">
          <table:table-cell office:value-type="string" table:style-name="ce2">
            <text:p>Tôi đánh giá cao chất lượng sản phẩm và dịch vụ giao hàng của tiki!</text:p>
          </table:table-cell>
          <table:table-cell table:number-columns-repeated="16383"/>
        </table:table-row>
        <table:table-row table:style-name="ro1">
          <table:table-cell office:value-type="string" table:style-name="ce2">
            <text:p>Sản phẩm giống trong hình .Giao hàng trước thời hạn</text:p>
          </table:table-cell>
          <table:table-cell table:number-columns-repeated="16383"/>
        </table:table-row>
        <table:table-row table:style-name="ro1">
          <table:table-cell office:value-type="string" table:style-name="ce2">
            <text:p>Có vẻ không bền, tốc độ không cao, Nội dung chứa ít nhất 50 ký tự</text:p>
          </table:table-cell>
          <table:table-cell table:number-columns-repeated="16383"/>
        </table:table-row>
        <table:table-row table:style-name="ro1">
          <table:table-cell office:value-type="string" table:style-name="ce2">
            <text:p>tốc độ cũng nhanh, tốt trong tầm giá</text:p>
          </table:table-cell>
          <table:table-cell table:number-columns-repeated="16383"/>
        </table:table-row>
        <table:table-row table:style-name="ro1">
          <table:table-cell office:value-type="string" table:style-name="ce2">
            <text:p>khá nhanh tuy nhiên file nặng sẽ bị giảm dần tốc đọ</text:p>
          </table:table-cell>
          <table:table-cell table:number-columns-repeated="16383"/>
        </table:table-row>
        <table:table-row table:style-name="ro1">
          <table:table-cell office:value-type="string" table:style-name="ce2">
            <text:p>Sản phẩm dùng được, giá cả phải chăng. giao hàng nhanh.</text:p>
          </table:table-cell>
          <table:table-cell table:number-columns-repeated="16383"/>
        </table:table-row>
        <table:table-row table:style-name="ro1">
          <table:table-cell office:value-type="string" table:style-name="ce2">
            <text:p>Đang dùng ngon, mỗi cái không có quà gì thêm ;<text:s text:c="3"/></text:p>
          </table:table-cell>
          <table:table-cell table:number-columns-repeated="16383"/>
        </table:table-row>
        <table:table-row table:style-name="ro1">
          <table:table-cell office:value-type="string" table:style-name="ce2">
            <text:p>Tốc độ đọc ghi khá chậm. Tạm ổn giá rẻ</text:p>
          </table:table-cell>
          <table:table-cell table:number-columns-repeated="16383"/>
        </table:table-row>
        <table:table-row table:style-name="ro1">
          <table:table-cell office:value-type="string" table:style-name="ce2">
            <text:p>Được, có thể định dạng phù hợp vơi w10</text:p>
          </table:table-cell>
          <table:table-cell table:number-columns-repeated="16383"/>
        </table:table-row>
        <table:table-row table:style-name="ro1">
          <table:table-cell office:value-type="string" table:style-name="ce2">
            <text:p>sp tốt trong tầm giá.</text:p>
          </table:table-cell>
          <table:table-cell table:number-columns-repeated="16383"/>
        </table:table-row>
        <table:table-row table:style-name="ro1">
          <table:table-cell office:value-type="string" table:style-name="ce2">
            <text:p>Tốc độ đọc ghi hơi chậm mặc dù mình đã sử dụng cổng USB 3.0</text:p>
          </table:table-cell>
          <table:table-cell table:number-columns-repeated="16383"/>
        </table:table-row>
        <table:table-row table:style-name="ro1">
          <table:table-cell office:value-type="string" table:style-name="ce2">
            <text:p>Tốc độ sao chép dữ liệu ở mức tạm chấp nhận được (7 - 8mb/s)</text:p>
          </table:table-cell>
          <table:table-cell table:number-columns-repeated="16383"/>
        </table:table-row>
        <table:table-row table:style-name="ro1">
          <table:table-cell office:value-type="string" table:style-name="ce2">
            <text:p>sản phẩm đúng như hình, ship nhanh, chất lượng sản phẩm tốt</text:p>
          </table:table-cell>
          <table:table-cell table:number-columns-repeated="16383"/>
        </table:table-row>
        <table:table-row table:style-name="ro1">
          <table:table-cell office:value-type="string" table:style-name="ce2">
            <text:p>Hài lòng về chất lượng sản phẩm của tiki trading!.</text:p>
          </table:table-cell>
          <table:table-cell table:number-columns-repeated="16383"/>
        </table:table-row>
        <table:table-row table:style-name="ro1">
          <table:table-cell office:value-type="string" table:style-name="ce2">
            <text:p>giao hàng nhanh.nhân viên lịch sự nhã nhặn ,vui vẻ.hàng tốt</text:p>
          </table:table-cell>
          <table:table-cell table:number-columns-repeated="16383"/>
        </table:table-row>
        <table:table-row table:style-name="ro1">
          <table:table-cell office:value-type="string" table:style-name="ce2">
            <text:p>Sản phẩm đúng dung lượng tốc đô truy xuất cao. Hài lòng!!!</text:p>
          </table:table-cell>
          <table:table-cell table:number-columns-repeated="16383"/>
        </table:table-row>
        <table:table-row table:style-name="ro1">
          <table:table-cell office:value-type="string" table:style-name="ce2">
            <text:p>4 sao cho sản phẩm, trừ 1 sao cho giao hàng. Nhưng giao hàng vô cùng chậm. Hàng đến tay có dấu hiệu của sự bóc ra xem trước, không hề hài lòng về cách làm việc của đơn vị giao hàng một chút nào. Hi vọng TIKI chọn những đơn vị giao hàng uy tín hơn. 4 sao cho</text:p>
          </table:table-cell>
          <table:table-cell table:number-columns-repeated="16383"/>
        </table:table-row>
        <table:table-row table:style-name="ro1">
          <table:table-cell office:value-type="string" table:style-name="ce2">
            <text:p>Tiki đóng gói cẩn thận, giao hàng nhanh ... nhưng tem không giống trong hình.</text:p>
          </table:table-cell>
          <table:table-cell table:number-columns-repeated="16383"/>
        </table:table-row>
        <table:table-row table:style-name="ro1">
          <table:table-cell office:value-type="string" table:style-name="ce2">
            <text:p>Quá Ổn cho tầm giá dưới 100.000đ. Các bạn nên mua nhé!</text:p>
          </table:table-cell>
          <table:table-cell table:number-columns-repeated="16383"/>
        </table:table-row>
        <table:table-row table:style-name="ro1">
          <table:table-cell office:value-type="string" table:style-name="ce2">
            <text:p>hàng USB dung lượng 28G chứ không phải 32G như mô tả tạm ổn</text:p>
          </table:table-cell>
          <table:table-cell table:number-columns-repeated="16383"/>
        </table:table-row>
        <table:table-row table:style-name="ro1">
          <table:table-cell office:value-type="string" table:style-name="ce2">
            <text:p>giao hàng nhanh, sản phẩm chất lượng tốt</text:p>
          </table:table-cell>
          <table:table-cell table:number-columns-repeated="16383"/>
        </table:table-row>
        <table:table-row table:style-name="ro1">
          <table:table-cell office:value-type="string" table:style-name="ce2">
            <text:p>dùng tốt, đã mua 2 cái trước đó!</text:p>
          </table:table-cell>
          <table:table-cell table:number-columns-repeated="16383"/>
        </table:table-row>
        <table:table-row table:style-name="ro1">
          <table:table-cell office:value-type="string" table:style-name="ce2">
            <text:p>truyền tín hiệu nhanh dễ sử dụng</text:p>
          </table:table-cell>
          <table:table-cell table:number-columns-repeated="16383"/>
        </table:table-row>
        <table:table-row table:style-name="ro1">
          <table:table-cell office:value-type="string" table:style-name="ce2">
            <text:p>Tiki giao nhanh, gói kĩ. Giá cả phải chăng so với số dung lượng.</text:p>
          </table:table-cell>
          <table:table-cell table:number-columns-repeated="16383"/>
        </table:table-row>
        <table:table-row table:style-name="ro1">
          <table:table-cell office:value-type="string" table:style-name="ce2">
            <text:p>Sản phẩm giao đúng ngày cuối cùng, khi xài thấy bình thường. Còn lâu dài thì chưa biết.</text:p>
          </table:table-cell>
          <table:table-cell table:number-columns-repeated="16383"/>
        </table:table-row>
        <table:table-row table:style-name="ro1">
          <table:table-cell office:value-type="string" table:style-name="ce2">
            <text:p>Sản phẩm rất là ok. Điểm trừ là không có nắp đậy cổng USB</text:p>
          </table:table-cell>
          <table:table-cell table:number-columns-repeated="16383"/>
        </table:table-row>
        <table:table-row table:style-name="ro1">
          <table:table-cell office:value-type="string" table:style-name="ce2">
            <text:p>Hài Lòng, sản phẩm giao hàng đúng hạn, chất lượng ok</text:p>
          </table:table-cell>
          <table:table-cell table:number-columns-repeated="16383"/>
        </table:table-row>
        <table:table-row table:style-name="ro1">
          <table:table-cell office:value-type="string" table:style-name="ce2">
            <text:p>Sản phẩm đúng như mô tả của shop</text:p>
          </table:table-cell>
          <table:table-cell table:number-columns-repeated="16383"/>
        </table:table-row>
        <table:table-row table:style-name="ro1">
          <table:table-cell office:value-type="string" table:style-name="ce2">
            <text:p>Hàng rất chất lượng, ủng hộ shop</text:p>
          </table:table-cell>
          <table:table-cell table:number-columns-repeated="16383"/>
        </table:table-row>
        <table:table-row table:style-name="ro1">
          <table:table-cell office:value-type="string" table:style-name="ce2">
            <text:p>Hàng mới. Chất âm trung bình. gia công chưa tốt lắm.</text:p>
          </table:table-cell>
          <table:table-cell table:number-columns-repeated="16383"/>
        </table:table-row>
        <table:table-row table:style-name="ro1">
          <table:table-cell office:value-type="string" table:style-name="ce2">
            <text:p>Đóng gói khá to, đúng mẫu khi nhận hàng, Khá ổn trong tầm giá</text:p>
          </table:table-cell>
          <table:table-cell table:number-columns-repeated="16383"/>
        </table:table-row>
        <table:table-row table:style-name="ro1">
          <table:table-cell office:value-type="string" table:style-name="ce2">
            <text:p>Mua để nghe gọi thì được, nghe nhạc ở mức trung bình</text:p>
          </table:table-cell>
          <table:table-cell table:number-columns-repeated="16383"/>
        </table:table-row>
        <table:table-row table:style-name="ro1">
          <table:table-cell office:value-type="string" table:style-name="ce2">
            <text:p>Đang dùng. Cảm nhận thấy vẫn good</text:p>
          </table:table-cell>
          <table:table-cell table:number-columns-repeated="16383"/>
        </table:table-row>
        <table:table-row table:style-name="ro1">
          <table:table-cell office:value-type="string" table:style-name="ce2">
            <text:p>Mình vừa nhận hàng và thử cắm nhưng hỏi password là sao nhỉ ?</text:p>
          </table:table-cell>
          <table:table-cell table:number-columns-repeated="16383"/>
        </table:table-row>
        <table:table-row table:style-name="ro1">
          <table:table-cell office:value-type="string" table:style-name="ce2">
            <text:p>Tikinow rất nhanh, giá thành hợp lý Tốc độ chép bình thường</text:p>
          </table:table-cell>
          <table:table-cell table:number-columns-repeated="16383"/>
        </table:table-row>
        <table:table-row table:style-name="ro1">
          <table:table-cell office:value-type="string" table:style-name="ce2">
            <text:p>USB kingston dùng tốt, rẻ mà chuẩn 3.0 tốc độ cao, mua được</text:p>
          </table:table-cell>
          <table:table-cell table:number-columns-repeated="16383"/>
        </table:table-row>
        <table:table-row table:style-name="ro1">
          <table:table-cell office:value-type="string" table:style-name="ce2">
            <text:p>sản phẩm tốt nhưng giao hàng quá lâu</text:p>
          </table:table-cell>
          <table:table-cell table:number-columns-repeated="16383"/>
        </table:table-row>
        <table:table-row table:style-name="ro1">
          <table:table-cell office:value-type="string" table:style-name="ce2">
            <text:p>Ngon, bổ, rẻ. Rất hài lòng.</text:p>
          </table:table-cell>
          <table:table-cell table:number-columns-repeated="16383"/>
        </table:table-row>
        <table:table-row table:style-name="ro1">
          <table:table-cell office:value-type="string" table:style-name="ce2">
            <text:p>Gí cả hợp lý, chất âm hay,</text:p>
          </table:table-cell>
          <table:table-cell table:number-columns-repeated="16383"/>
        </table:table-row>
        <table:table-row table:style-name="ro1">
          <table:table-cell office:value-type="string" table:style-name="ce2">
            <text:p>mua thấy ok nhưng không nex được bài</text:p>
          </table:table-cell>
          <table:table-cell table:number-columns-repeated="16383"/>
        </table:table-row>
        <table:table-row table:style-name="ro1">
          <table:table-cell office:value-type="string" table:style-name="ce2">
            <text:p>đôi lúc bị chập chờn</text:p>
          </table:table-cell>
          <table:table-cell table:number-columns-repeated="16383"/>
        </table:table-row>
        <table:table-row table:style-name="ro1">
          <table:table-cell office:value-type="string" table:style-name="ce2">
            <text:p>tốt, nghe hay, lâu hết pin</text:p>
          </table:table-cell>
          <table:table-cell table:number-columns-repeated="16383"/>
        </table:table-row>
        <table:table-row table:style-name="ro1">
          <table:table-cell office:value-type="string" table:style-name="ce2">
            <text:p>Mua nhiều lần <text:s/>Thấy củng được</text:p>
          </table:table-cell>
          <table:table-cell table:number-columns-repeated="16383"/>
        </table:table-row>
        <table:table-row table:style-name="ro1">
          <table:table-cell office:value-type="string" table:style-name="ce2">
            <text:p>chỉ có 28g chứ không phải 32g như ghi trên sản phẩm <text:s/>)</text:p>
          </table:table-cell>
          <table:table-cell table:number-columns-repeated="16383"/>
        </table:table-row>
        <table:table-row table:style-name="ro1">
          <table:table-cell office:value-type="string" table:style-name="ce2">
            <text:p>Sản phẩm rất ok, giao hàng nhanh</text:p>
          </table:table-cell>
          <table:table-cell table:number-columns-repeated="16383"/>
        </table:table-row>
        <table:table-row table:style-name="ro1">
          <table:table-cell office:value-type="string" table:style-name="ce2">
            <text:p>Dùng tốt,giao nhanh, giá sale ok.</text:p>
          </table:table-cell>
          <table:table-cell table:number-columns-repeated="16383"/>
        </table:table-row>
        <table:table-row table:style-name="ro1">
          <table:table-cell office:value-type="string" table:style-name="ce2">
            <text:p>mới mua. tốc độ khá nhanh! chờ 1 time xem thế nào!</text:p>
          </table:table-cell>
          <table:table-cell table:number-columns-repeated="16383"/>
        </table:table-row>
        <table:table-row table:style-name="ro1">
          <table:table-cell office:value-type="string" table:style-name="ce2">
            <text:p>sản phẩm xài hơn 10' là bị nóng..nhưng tốc độ rất tốt..</text:p>
          </table:table-cell>
          <table:table-cell table:number-columns-repeated="16383"/>
        </table:table-row>
        <table:table-row table:style-name="ro1">
          <table:table-cell office:value-type="string" table:style-name="ce2">
            <text:p>Ok. Đúng dung luong. ......</text:p>
          </table:table-cell>
          <table:table-cell table:number-columns-repeated="16383"/>
        </table:table-row>
        <table:table-row table:style-name="ro1">
          <table:table-cell office:value-type="string" table:style-name="ce2">
            <text:p>sản phẩm khá so vs giá</text:p>
          </table:table-cell>
          <table:table-cell table:number-columns-repeated="16383"/>
        </table:table-row>
        <table:table-row table:style-name="ro1">
          <table:table-cell office:value-type="string" table:style-name="ce2">
            <text:p>hàng dùng tốt, tốc độ ghi còn chậm nhưng chấp nhận được !</text:p>
          </table:table-cell>
          <table:table-cell table:number-columns-repeated="16383"/>
        </table:table-row>
        <table:table-row table:style-name="ro1">
          <table:table-cell office:value-type="string" table:style-name="ce2">
            <text:p>bao bì đẹp, sản phẩm có tem bảo hành, hàng mới, xài OK</text:p>
          </table:table-cell>
          <table:table-cell table:number-columns-repeated="16383"/>
        </table:table-row>
        <table:table-row table:style-name="ro1">
          <table:table-cell office:value-type="string" table:style-name="ce2">
            <text:p>Ok rất hài lòng nhé, tốt ok</text:p>
          </table:table-cell>
          <table:table-cell table:number-columns-repeated="16383"/>
        </table:table-row>
        <table:table-row table:style-name="ro1">
          <table:table-cell office:value-type="string" table:style-name="ce2">
            <text:p>Sản phẩm tốt trong tầm giá, giao hàng nhanh, uy tín</text:p>
          </table:table-cell>
          <table:table-cell table:number-columns-repeated="16383"/>
        </table:table-row>
        <table:table-row table:style-name="ro1">
          <table:table-cell office:value-type="string" table:style-name="ce2">
            <text:p>Sản phẩm xài khá ổn, nhưng tốc độ hơi chậm so vs các usb mình đã xài</text:p>
          </table:table-cell>
          <table:table-cell table:number-columns-repeated="16383"/>
        </table:table-row>
        <table:table-row table:style-name="ro1">
          <table:table-cell office:value-type="string" table:style-name="ce2">
            <text:p>giao hàng nhanh, có tem FPT như hình chất lượng chưa biết</text:p>
          </table:table-cell>
          <table:table-cell table:number-columns-repeated="16383"/>
        </table:table-row>
        <table:table-row table:style-name="ro1">
          <table:table-cell office:value-type="string" table:style-name="ce2">
            <text:p>mình nhận hàng rồi, nói chung là ok so với số tiền bỏ ra.</text:p>
          </table:table-cell>
          <table:table-cell table:number-columns-repeated="16383"/>
        </table:table-row>
        <table:table-row table:style-name="ro1">
          <table:table-cell office:value-type="string" table:style-name="ce2">
            <text:p>Không giống hình ảnh đăng. Bước đầu tạm ổn.</text:p>
          </table:table-cell>
          <table:table-cell table:number-columns-repeated="16383"/>
        </table:table-row>
        <table:table-row table:style-name="ro1">
          <table:table-cell office:value-type="string" table:style-name="ce2">
            <text:p>Hơi nhỏ hơn so với mấy chuột từng dùng. Tiếng click, lăn to hơn con HP hiện tại. Tem dán hơi kì cục, chả hiểu sao dán vào vỏ hộp chứ không dán lên chuột .-. Không biết lúc xuất xưởng có thế không nhưng về đến tay mình thì đã để sẵn on rồi, không biết có ảnh hưởng đến thời lượng pin không T_T Hôm nay anh shipper rất có tâm, có gọi trước khi đến 15' để mình đỡ bị bị động.</text:p>
          </table:table-cell>
          <table:table-cell table:number-columns-repeated="16383"/>
        </table:table-row>
        <table:table-row table:style-name="ro1">
          <table:table-cell office:value-type="string" table:style-name="ce2">
            <text:p>ngon rẻ</text:p>
          </table:table-cell>
          <table:table-cell table:number-columns-repeated="16383"/>
        </table:table-row>
        <table:table-row table:style-name="ro1">
          <table:table-cell office:value-type="string" table:style-name="ce2">
            <text:p>xài ổn. hàng chính hãng. có điều giao hàng hơi chậm.</text:p>
          </table:table-cell>
          <table:table-cell table:number-columns-repeated="16383"/>
        </table:table-row>
        <table:table-row table:style-name="ro1">
          <table:table-cell office:value-type="string" table:style-name="ce2">
            <text:p>Giá rẻ</text:p>
          </table:table-cell>
          <table:table-cell table:number-columns-repeated="16383"/>
        </table:table-row>
        <table:table-row table:style-name="ro1">
          <table:table-cell office:value-type="string" table:style-name="ce2">
            <text:p>Sản phẩm tốt, Tiki giao hàng đóng gói cẩn thận, shipper vui vẻ. Tiếp tục ủng hộ tiki.</text:p>
          </table:table-cell>
          <table:table-cell table:number-columns-repeated="16383"/>
        </table:table-row>
        <table:table-row table:style-name="ro1">
          <table:table-cell office:value-type="string" table:style-name="ce2">
            <text:p>dùng ok</text:p>
          </table:table-cell>
          <table:table-cell table:number-columns-repeated="16383"/>
        </table:table-row>
        <table:table-row table:style-name="ro1">
          <table:table-cell office:value-type="string" table:style-name="ce2">
            <text:p>Chuột dùng bình thường, nhưng hơi thất vọng vì vùng di chuyển của chuột nhỏ, nếu dùng màn hình to thì phải nhấc lên di vài lần mới tới được góc màn hình. Chuột trc của mình vùng di lớn hơn nên khi dùng chuột mới này hơi khó chịu. Tuy nhiên giá như vậy nên không đòi hỏi cao hơn</text:p>
          </table:table-cell>
          <table:table-cell table:number-columns-repeated="16383"/>
        </table:table-row>
        <table:table-row table:style-name="ro1">
          <table:table-cell office:value-type="string" table:style-name="ce2">
            <text:p>Mới mua về dùng khá mướt nhưng giờ mình đang cảm thấy chuột bị đơ. bấm không còn dễ dàng như hồi mới mua về nữa. Bạn nào mua sau nên để ý phần con lăn chuột xem khoảng cách mỗi lần lăn có hợp với công việc của mình không. Mình quen dùng loại khoảng cách mỗi lần lăn ngắn nên mình thấy dòng này khoảng cách hơi lớn.</text:p>
          </table:table-cell>
          <table:table-cell table:number-columns-repeated="16383"/>
        </table:table-row>
        <table:table-row table:style-name="ro1">
          <table:table-cell office:value-type="string" table:style-name="ce2">
            <text:p>Chuột nói chung xài ổn. Nhưng chuột mình mới mua 1 năm, dùng cũng không nhiều lắm, mà mới 1 năm đã bị lỗi double click chuột trái (click 1 thành 2). Vậy lỗi này có bảo hành được không? Và cách thức bảo hành như thế nào? Vì mình không thấy có tem bảo hành trên sản phẩm.</text:p>
          </table:table-cell>
          <table:table-cell table:number-columns-repeated="16383"/>
        </table:table-row>
        <table:table-row table:style-name="ro1">
          <table:table-cell office:value-type="string" table:style-name="ce2">
            <text:p>Chuột khi lướt có cảm giác mượt, nhưng con lăn chuột khi lăn lên lăn xuống tạo ra tiếng ma sát và cảm giác không thoải mái lắm. MÌnh vừa mua nên không biết bền không, nhưng mà hàng của logitech nên cũng tin tưởng, nhưng mà không có phiếu bảo hành nên không biết qui định bảo hành như thế nào.</text:p>
          </table:table-cell>
          <table:table-cell table:number-columns-repeated="16383"/>
        </table:table-row>
        <table:table-row table:style-name="ro1">
          <table:table-cell office:value-type="string" table:style-name="ce2">
            <text:p>Nhìn chung cũng khá ổn, lúc mới kết nối thì sẽ phản ứng chậm khoảng vài phút, đôi khi hơi giật lag mà ít, nút lăn lâu lâu cũng không hoạt động, cơ mà mình thấy vậy cũng ổn với giá như này rồi, tiền nào của nấy mà, xài tạm cho qua thời kì đói nghèo thôi.</text:p>
          </table:table-cell>
          <table:table-cell table:number-columns-repeated="16383"/>
        </table:table-row>
        <table:table-row table:style-name="ro1">
          <table:table-cell office:value-type="string" table:style-name="ce2">
            <text:p>Dùng cũng ok, lâu hết pin mặc dù mình xài cả ngày. Click chuột phát ra tiếng hơi to nhan. Bạn nào bị khó chịu với mấy cái âm thanh click chuột thì nên suy nghĩ kĩ nha. Chất lượng so với giá như vậy thì ok rồi.</text:p>
          </table:table-cell>
          <table:table-cell table:number-columns-repeated="16383"/>
        </table:table-row>
        <table:table-row table:style-name="ro1">
          <table:table-cell office:value-type="string" table:style-name="ce2">
            <text:p>Dùng tốt, giá tốt<text:s/></text:p>
          </table:table-cell>
          <table:table-cell table:number-columns-repeated="16383"/>
        </table:table-row>
        <table:table-row table:style-name="ro1">
          <table:table-cell office:value-type="string" table:style-name="ce2">
            <text:p>Tốc độ ổn Read_Write : 100_18 MB/s, cài OS nhanh :v</text:p>
          </table:table-cell>
          <table:table-cell table:number-columns-repeated="16383"/>
        </table:table-row>
        <table:table-row table:style-name="ro1">
          <table:table-cell office:value-type="string" table:style-name="ce2">
            <text:p>Sản phẩm đã bị bóc seal, có lẽ để gắn pin vào sẵn cho tiện .Nhỏ nhắn phù hợp với các bạn nữ làm văn phòng. Độ nhạy vừa phải, hành trình click ngắn, êm. Túm lại với tầm tiền 150k thì xài được.</text:p>
          </table:table-cell>
          <table:table-cell table:number-columns-repeated="16383"/>
        </table:table-row>
        <table:table-row table:style-name="ro1">
          <table:table-cell office:value-type="string" table:style-name="ce2">
            <text:p>Mình mua chỉ để xài lướt web thông thường với vẽ đồ án. Giá với chất lượng này thấy hợp lý. Khuyên mua đối với các bạn xài công suất trung bình còn cày này kia thì chắc không kham nổi. Cho 4 sao tại mình mới xài 1 tháng chưa biết độ bền sao.</text:p>
          </table:table-cell>
          <table:table-cell table:number-columns-repeated="16383"/>
        </table:table-row>
        <table:table-row table:style-name="ro1">
          <table:table-cell office:value-type="string" table:style-name="ce2">
            <text:p>Mình mua lúc giá 153 nhưng 2 hôm sau đã có lúc giá xuống 135 ?. Chuột mới nguyên seal tuy nhiên 2 nút bấm không được đã cho lắm. Mình cũng dùng 1 con genius thì thấy bấm nó thích hơn.Tạm hài lòng về sản phẩm.</text:p>
          </table:table-cell>
          <table:table-cell table:number-columns-repeated="16383"/>
        </table:table-row>
        <table:table-row table:style-name="ro1">
          <table:table-cell office:value-type="string" table:style-name="ce2">
            <text:p>Tiki giao hàng đúng hẹn luôn. Bọc hàng cẩn thận. Chuột ok so với tầm giá. Chuột nhỏ ôm vừa tay mình. Độ nhạy ok. Nhưng điểm trừ là khi dùng chuột thì phần ở pin bị kêu theo. Không biết mọi người có gặp lỗi đấy không</text:p>
          </table:table-cell>
          <table:table-cell table:number-columns-repeated="16383"/>
        </table:table-row>
        <table:table-row table:style-name="ro1">
          <table:table-cell office:value-type="string" table:style-name="ce2">
            <text:p>Bên shop giao hàng rất nhanh, 2 ngày là mình nhận được hàng rồi. Chuột đẹp, cầm chắc tay. Có điều không hiểu tại sao đèn chuột không có sáng. Lúc đầu mở lên mình tưởng hư cơ, may mà cắm vào máy tính vẫn xài được. <text:s/>Cho 4* vì cái đèn í</text:p>
          </table:table-cell>
          <table:table-cell table:number-columns-repeated="16383"/>
        </table:table-row>
        <table:table-row table:style-name="ro1">
          <table:table-cell office:value-type="string" table:style-name="ce2">
            <text:p>Lúc nhận hàng thì không biết sao thấy không được kĩ càng như mấy lần trước, hộp bị bung nắp (chắc để công ty kiểm tra hay sao ấy, vì thùng ở ngoài vẫn được dán kín). Dù vậy thì xài ổn lắm. Bên trong có sẵn pin luôn. Chuột cầm nhẹ, tiếng click cũng không to lắm đâu, kiểu dáng đẹp, nhận tín hiệu nhạy.</text:p>
            <text:p>Nhìn chung từ lúc nhận hàng đến giờ sử dụng thấy hài lòng, không phí tiền đâu. Bạn mình cũng có một con Logitech y chang và dùng đến nay cũng 3 năm rồi vẫn ngon lành.</text:p>
          </table:table-cell>
          <table:table-cell table:number-columns-repeated="16383"/>
        </table:table-row>
        <table:table-row table:style-name="ro1">
          <table:table-cell office:value-type="string" table:style-name="ce2">
            <text:p>đã dung được 1 tháng, nói chung là ổn định, nhẹ, vừa tay nhỏ và pin dung lâu. Khá hài long với chuột không day thương hiệu Logitech. Khuyên các bạn nên chọn mua chuột không day của Logitech để có một sản phẩm bền, pin dài lâu.</text:p>
          </table:table-cell>
          <table:table-cell table:number-columns-repeated="16383"/>
        </table:table-row>
        <table:table-row table:style-name="ro1">
          <table:table-cell office:value-type="string" table:style-name="ce2">
            <text:p>Dạo này chưa có chuột không dây, sài chuột có dây thấy bất tiện quá nên cũng muốn sắm 1 em lâu rồi. Thấy tiki đang giảm giá nên mua luôn, công nhận hàng ship nhanh thật, mới tối hôm trước đặt, chiều hôm sau đã có hàng. hàng gói cũng được đóng kỹ, nhưng không thấy giấy bảo hành nên cũng hơi lo, thấy trên tiki nói bảo hành 1 năm nên cũng mong là vậy. rất tin tưởng tiki nên cũng không hỏi nhiều.</text:p>
          </table:table-cell>
          <table:table-cell table:number-columns-repeated="16383"/>
        </table:table-row>
        <table:table-row table:style-name="ro1">
          <table:table-cell office:value-type="string" table:style-name="ce2">
            <text:p>Đã nhận hàng. Rất chuẩn, dùng rất nuột. Nhưng có vấn đề về thời gian giao hàng, mình đặt em này vào ngày 1.4 mà mãi đến 11.4 mới nhận hàng. Quá lâu so với các trang mua hàng online khác. Mình thích mua trên Tiki vì hàng chính hãng, nguồn gốc xuất xứ rõ ràng nhưng hơi thất vọng về thời gian giao hàng. Hy vọng Tiki sẽ khắc phục được điểm này.</text:p>
          </table:table-cell>
          <table:table-cell table:number-columns-repeated="16383"/>
        </table:table-row>
        <table:table-row table:style-name="ro1">
          <table:table-cell office:value-type="string" table:style-name="ce2">
            <text:p>USB này theo mình nghĩ với giá này là rất phù hợp và sử dụng để lưu trữ ổn.</text:p>
          </table:table-cell>
          <table:table-cell table:number-columns-repeated="16383"/>
        </table:table-row>
        <table:table-row table:style-name="ro1">
          <table:table-cell office:value-type="string" table:style-name="ce2">
            <text:p>Sản phẩm cầm bừa tay, pin nguyên của nó cài rất bền, mình xài được hơn 1 năm luôn, sau phải dùng pin thường nhưng tầm 3-4 tháng phải thay 1 lần, rất không thích, giá mà tiki có bán pin này thì rất tuyệt rồi. Ngoài ra chuột cầm rất vừa ray, nhạy, rất tiện cho những ai lười phải để tay trên bàn, chỉ cần nằm trên giường cũng điều khiển được,rất tiện. Điểm trừ nữa là sau hơn 2 năm hiện giờ mình phát hiện chuột bắt đầu chạy tùm lum, không nhấn mà cũng tự nhấn nút, không biết làm sao sửa nữa</text:p>
            <text:p/>
          </table:table-cell>
          <table:table-cell table:number-columns-repeated="16383"/>
        </table:table-row>
        <table:table-row table:style-name="ro1">
          <table:table-cell office:value-type="string" table:style-name="ce2">
            <text:p>Nhận hàng chuột được bao bọc kĩ càng. Bảo hành đầu đủ. Kích thước vừa tay. Xài khá là mượt mà, chưa thấy bị đơ hay không có tín hiệu dù đã bị tiếp đất 1 lần. Chuột không dây nên rất tiện lợi, lười lười ở xa vẫn điều khiển được. Loại pin cũng dễ mua về thay. Tuy nhiên các bạn khác nên tìm hiểu kĩ cách xài chuột cho đỡ tốn pin mà mình thấy trên thông tin tiki có để rõ.</text:p>
          </table:table-cell>
          <table:table-cell table:number-columns-repeated="16383"/>
        </table:table-row>
        <table:table-row table:style-name="ro1">
          <table:table-cell office:value-type="string" table:style-name="ce2">
            <text:p>chuột dùng tốt với tầm giá, đã dùng một con trước đây 3 năm, giờ vẫn đang dùng chii có điều tôi mua giỏ hàng gồm 3 thứ đóng chung hộp nên chuột không có sách thuyết minh</text:p>
          </table:table-cell>
          <table:table-cell table:number-columns-repeated="16383"/>
        </table:table-row>
        <table:table-row table:style-name="ro1">
          <table:table-cell office:value-type="string" table:style-name="ce2">
            <text:p>Mình rất thích chú chuột này nha,thiết kế đẹp nhỏ gọn rất tiện lợi,cầm vừa tay.Giá cả cũng tốt mua lúc giảm còn 150.000.Cầm chuột thấy rất chắc chắn.Đóng fói kỹ.Nhưng tiếng click chuột hơi to,đêm vắng nghe ghê ghê.Nói chung rất đáng tiền và rất tiện lợi cho người dùng laptop.</text:p>
          </table:table-cell>
          <table:table-cell table:number-columns-repeated="16383"/>
        </table:table-row>
        <table:table-row table:style-name="ro1">
          <table:table-cell office:value-type="string" table:style-name="ce2">
            <text:p>Đợt này tiki giao hàng nhanh, rất ấn tượng! Trưa đặt hàng thì sáng mai giao rồi. (Lần trước đặt mua cái camera giao hàng đi Bình Dương, tiki giao hàng mất 13 ngày - 8 ngày làm việc)</text:p>
            <text:p>Chuột vừa tay, trọng lượng vừa phải. Không dây nên di chuyển rất thoải mái. Nhìn rất chắc chắn, các nút bấm cứng cáp.</text:p>
          </table:table-cell>
          <table:table-cell table:number-columns-repeated="16383"/>
        </table:table-row>
        <table:table-row table:style-name="ro1">
          <table:table-cell office:value-type="string" table:style-name="ce2">
            <text:p>Mình kiếm một con chuột nhỏ gọn, nhạy và đây thật sự đúng ý mình. Mình dùng cả tuần hơn rồi thấy không có trục trặc gì hết, chuột mới, êm. Tay bạn nào nhỏ thì xài rất thích vì nó gọn trong lòng bàn tay, thao tác dễ dàng.</text:p>
          </table:table-cell>
          <table:table-cell table:number-columns-repeated="16383"/>
        </table:table-row>
        <table:table-row table:style-name="ro1">
          <table:table-cell office:value-type="string" table:style-name="ce2">
            <text:p>Bàn phím và chuột mình rất hay dùng của hãng logitech vì giá cả cũng vừa phải nhưng dùng rất bền và mượt. Vì vậy mình hay giới thiệu bạn bè mua chuột hãng này. Chuột không dây này dùng thoải mái, cầm vừa tay, thích hợp để mang đi làm việc ở nhiều nơi</text:p>
          </table:table-cell>
          <table:table-cell table:number-columns-repeated="16383"/>
        </table:table-row>
        <table:table-row table:style-name="ro1">
          <table:table-cell office:value-type="string" table:style-name="ce2">
            <text:p>Mình mua con chuột này để thay thế con newmen F278, so với giá thì có cao hơn tẹo và mẫu mã tuy không đẹp bằng như thật sự em chuột này đáng mua hơn nhiều. Chất lượng gia công bên ngoài nhìn chắc chắn và cẩn thận hơn. Chuột của hãng logitech thì khỏi phải bàn về chất lượng, bảo hành đến tận 3 năm, không cần lăn tăn lo hư vặt. Hết bảo hành thì thay chuột mới luôn là vừa rồi :D Một số website có bán em này với giá tầm 100-120 nhưng đó là hàng fake, chỉ bảo hành 1 năm, mấy bạn đừng ham rẻ nhé!</text:p>
          </table:table-cell>
          <table:table-cell table:number-columns-repeated="16383"/>
        </table:table-row>
        <table:table-row table:style-name="ro1">
          <table:table-cell office:value-type="string" table:style-name="ce2">
            <text:p>Rất hài lòng tiki giao hàng nhanh, về <text:s/>tốc độ truyền của usb khá nhanh.</text:p>
          </table:table-cell>
          <table:table-cell table:number-columns-repeated="16383"/>
        </table:table-row>
        <table:table-row table:style-name="ro1">
          <table:table-cell office:value-type="string" table:style-name="ce2">
            <text:p>Mua hàng ở Tiki lần nào mình cũng rất ưng ý. Tiki giao hàng nhanh lại còn bao bọc siêu cẩn thận.</text:p>
            <text:p>Về sản phẩm chuột không dây Logitech, mình có những nhận định sau:</text:p>
            <text:p>Ưu điểm: Nhỏ, gọn, khá chắc tay, lâu hết pin, dễ di chuyển trên nhiều địa hình, rớt nhiều lần nhưng không xi nhê.</text:p>
            <text:p>Khuyết điểm: Chưa thấy.</text:p>
          </table:table-cell>
          <table:table-cell table:number-columns-repeated="16383"/>
        </table:table-row>
        <table:table-row table:style-name="ro1">
          <table:table-cell office:value-type="string" table:style-name="ce2">
            <text:p>Ưu điểm:</text:p>
            <text:p>+ Thiết kế nhỏ gọn, khá xinh</text:p>
            <text:p>+ Pin rất bền</text:p>
            <text:p>+ Bấm và di chuyển chuột rất dễ</text:p>
            <text:p>+ Tiki bao bọc rất gọn gàng, cẩn thận</text:p>
            <text:p>Nhược điểm:</text:p>
            <text:p>+ Giá mắc so với thị trường</text:p>
            <text:p>Nói chung thì đây là một sản phẩm tốt, đáng mua. Mình khá hài lòng về sản phẩm này</text:p>
          </table:table-cell>
          <table:table-cell table:number-columns-repeated="16383"/>
        </table:table-row>
        <table:table-row table:style-name="ro1">
          <table:table-cell office:value-type="string" table:style-name="ce2">
            <text:p>Chuột không dây giá 155k là tốt rồi, mẫu mã tốt, tín hiệu tốt, nhưng mình drag chuột rất khó. Do yêu cầu công việc cần thao tác nhiều trên chuột, thấy không ổn. Với nhu cầu bình thường đọc báo, lướt web thì ok.</text:p>
          </table:table-cell>
          <table:table-cell table:number-columns-repeated="16383"/>
        </table:table-row>
        <table:table-row table:style-name="ro1">
          <table:table-cell office:value-type="string" table:style-name="ce2">
            <text:p>Chuột chạy mượt, êm, nhỏ gọn giá cũng good! Nói chung lâu dài chưa bik s chứ bây giờ thì thấy rất ok! con lăn cũng mượt không kêu rẹt rẹt khi lăn Đóng gói sản phẩm được Giao hàng đúng thời gian</text:p>
          </table:table-cell>
          <table:table-cell table:number-columns-repeated="16383"/>
        </table:table-row>
        <table:table-row table:style-name="ro1">
          <table:table-cell office:value-type="string" table:style-name="ce2">
            <text:p>ok với giá bán nhưng sao đèn báo bên dưới con chuột không sáng trong khi đã mở nút on ???</text:p>
          </table:table-cell>
          <table:table-cell table:number-columns-repeated="16383"/>
        </table:table-row>
        <table:table-row table:style-name="ro1">
          <table:table-cell office:value-type="string" table:style-name="ce2">
            <text:p>4 sao cho sản phẩm này, rất ổn mình đã dùng khoảng 10 tháng và thấy không có trục trặc gì hết, kết nối với lap rất mượt luôn, chỉ có 1 khuyết điểm nhỏ là khi nhấn chuột tạo ra âm thanh khá lớn.</text:p>
          </table:table-cell>
          <table:table-cell table:number-columns-repeated="16383"/>
        </table:table-row>
        <table:table-row table:style-name="ro1">
          <table:table-cell office:value-type="string" table:style-name="ce2">
            <text:p>con chuột rất chảnh cún :&gt; dể miếng lót chuột, giấy tập, sách giáo khoa lót vẫn không nhạy :&gt; Ẻm chỉ tọa lên cái tab samsung :&gt; Thấy ghê chưa</text:p>
          </table:table-cell>
          <table:table-cell table:number-columns-repeated="16383"/>
        </table:table-row>
        <table:table-row table:style-name="ro1">
          <table:table-cell office:value-type="string" table:style-name="ce2">
            <text:p>Chuột nhạy , cầm êm tay lại nhỏ gọn, chất lượng tốt so với giá . Có điều lúc mình nhận được hàng thì thấy hộp đựng chuột móp méo , còn bị xé lớp niêm phong nữa. Mong Tiki cẩn thận hơn.</text:p>
          </table:table-cell>
          <table:table-cell table:number-columns-repeated="16383"/>
        </table:table-row>
        <table:table-row table:style-name="ro1">
          <table:table-cell office:value-type="string" table:style-name="ce2">
            <text:p>Dung lượng tốt, giá rẻ. Tuy nhiên vỏ không chắc chắn lắm, cảm thấy dễ bị xúc</text:p>
          </table:table-cell>
          <table:table-cell table:number-columns-repeated="16383"/>
        </table:table-row>
        <table:table-row table:style-name="ro1">
          <table:table-cell office:value-type="string" table:style-name="ce2">
            <text:p>Hàng logitech thì khỏi bàn rồi, luôn chạy tốt và êm, nhẹ nhàng, tiki giao hàng đúng ngày, gói hàng kĩ. Tuy nhiên mẫu mã em này còn hơi thô, dùng cho nam thôi, không biết chuột này còn màu khác không, pha thêm hồng đỏ gì đó cho đẹp.</text:p>
          </table:table-cell>
          <table:table-cell table:number-columns-repeated="16383"/>
        </table:table-row>
        <table:table-row table:style-name="ro1">
          <table:table-cell office:value-type="string" table:style-name="ce2">
            <text:p>Mình mua đã 3 lần, dùng khá ổn. Dịch vụ của Tiki cũng rất tốt. Chuột vừa tay với nữ, không bị mỏi khi sử dụng trong thời gian lâu</text:p>
          </table:table-cell>
          <table:table-cell table:number-columns-repeated="16383"/>
        </table:table-row>
        <table:table-row table:style-name="ro1">
          <table:table-cell office:value-type="string" table:style-name="ce2">
            <text:p>Sản phẩm hợp với giá tiền. Chuột dùng khá nhạy, thêm nữa là có khe cắm đầu USB ngay trong chuột, giúp ích rất nhiều cho những người đãng trí như mình<text:s text:c="2"/></text:p>
          </table:table-cell>
          <table:table-cell table:number-columns-repeated="16383"/>
        </table:table-row>
        <table:table-row table:style-name="ro1">
          <table:table-cell office:value-type="string" table:style-name="ce2">
            <text:p>Chuột xài rất êm, gọn nhẹ, cầm chắc tay, dễ di chuyển qua lại, thiết kế đơn giản. Mình không rành lắm về mấy thương hiệu điện tử nhưng rất ấn tượng với hãng này, xài rất ok</text:p>
          </table:table-cell>
          <table:table-cell table:number-columns-repeated="16383"/>
        </table:table-row>
        <table:table-row table:style-name="ro1">
          <table:table-cell office:value-type="string" table:style-name="ce2">
            <text:p>Với những bạn dùng chuột để chơi game thì con này không phù hợp vì size này hơi nhỏ. <text:s/>Tuy nhiên nếu không đòi hỏi khắt khe thì con này khá là chất với mức giá bình dân thế này.</text:p>
          </table:table-cell>
          <table:table-cell table:number-columns-repeated="16383"/>
        </table:table-row>
        <table:table-row table:style-name="ro1">
          <table:table-cell office:value-type="string" table:style-name="ce2">
            <text:p>Từng mua chuột không dây này hơn 1 năm trước, mới hư nên mua tiếp. sản phẩm nhẹ, dễ di chuyển, khá hài lòng.</text:p>
          </table:table-cell>
          <table:table-cell table:number-columns-repeated="16383"/>
        </table:table-row>
        <table:table-row table:style-name="ro1">
          <table:table-cell office:value-type="string" table:style-name="ce2">
            <text:p>Đơn hàng chuyển chậm. Không cho test sản phẩm. Qua thời gian sử dụng thấy ok. Tuy nhiên không hoạt động tốt trên mặt phẳng làm bằng kính. <text:s text:c="2"/>Tóm lại: Sản phẩm dùng tốt.</text:p>
          </table:table-cell>
          <table:table-cell table:number-columns-repeated="16383"/>
        </table:table-row>
        <table:table-row table:style-name="ro1">
          <table:table-cell office:value-type="string" table:style-name="ce2">
            <text:p>Chuột nhẹ, vừa tay cho nữ (kể cả tay mình khá nhỏ). Lúc đầu sợ to và thô, nhưng khi nhận hàng thấy ưng ý. Có điều đèn không phát sáng nên dễ quên tắt chuột khi không dùng.</text:p>
          </table:table-cell>
          <table:table-cell table:number-columns-repeated="16383"/>
        </table:table-row>
        <table:table-row table:style-name="ro1">
          <table:table-cell office:value-type="string" table:style-name="ce2">
            <text:p>Chuột tốt, ngon, nhưng nút giữa bấm cứng và kêu quá to So với giá tiền thì quá ok. Tiki giao hàng quá nhanh quá nguy hiểm :v</text:p>
          </table:table-cell>
          <table:table-cell table:number-columns-repeated="16383"/>
        </table:table-row>
        <table:table-row table:style-name="ro1">
          <table:table-cell office:value-type="string" table:style-name="ce2">
            <text:p>khi "on" chuột không có đèn. không biết kiểu vậy hay nó bị lỗi không có đèn. sài bình thường, nhưng không biết đang tắt hay mở. Dễ quên tắt. phải nhìn nút bật.</text:p>
          </table:table-cell>
          <table:table-cell table:number-columns-repeated="16383"/>
        </table:table-row>
        <table:table-row table:style-name="ro1">
          <table:table-cell office:value-type="string" table:style-name="ce2">
            <text:p>Tiki giao hàng rất nhanh, đóng gói cẩn thận, chuột new hoàn toàn. Rất hài lòng về sp.</text:p>
          </table:table-cell>
          <table:table-cell table:number-columns-repeated="16383"/>
        </table:table-row>
        <table:table-row table:style-name="ro1">
          <table:table-cell office:value-type="string" table:style-name="ce2">
            <text:p>Hơi nhỏ so với tay mình, nhưng mà cũng được. Để dùng một thời gian xem có nhanh hết pin không.</text:p>
          </table:table-cell>
          <table:table-cell table:number-columns-repeated="16383"/>
        </table:table-row>
        <table:table-row table:style-name="ro1">
          <table:table-cell office:value-type="string" table:style-name="ce2">
            <text:p>Khi cuộn chuột có tiếng, không thích lắm. Loại khác thì không bị vấn đề này nên mong sẽ có sự thay đổi trong tương lai.</text:p>
          </table:table-cell>
          <table:table-cell table:number-columns-repeated="16383"/>
        </table:table-row>
        <table:table-row table:style-name="ro1">
          <table:table-cell office:value-type="string" table:style-name="ce2">
            <text:p>hàng ngon, mới xài 1 ngày k đánh giá hết được, giá v là quá ok, phù hợp văn phòng cơ bản.</text:p>
          </table:table-cell>
          <table:table-cell table:number-columns-repeated="16383"/>
        </table:table-row>
        <table:table-row table:style-name="ro1">
          <table:table-cell office:value-type="string" table:style-name="ce2">
            <text:p>hàng dùng tốt. giao hàng nhanh. bao bì cẩn thận . Sản phẩm bao gồm chuột, cổng kết nối và 1 viên pin.</text:p>
          </table:table-cell>
          <table:table-cell table:number-columns-repeated="16383"/>
        </table:table-row>
        <table:table-row table:style-name="ro1">
          <table:table-cell office:value-type="string" table:style-name="ce2">
            <text:p>Giao hàng quá nhanh, chuột chạy tốt, hóa đơn onlie đầy đủ</text:p>
          </table:table-cell>
          <table:table-cell table:number-columns-repeated="16383"/>
        </table:table-row>
        <table:table-row table:style-name="ro1">
          <table:table-cell office:value-type="string" table:style-name="ce2">
            <text:p>Chuột mình mới mua về rất mượt đóng gói đẹp. Mỗi tội ship k đúng ngày hẹn thôi</text:p>
          </table:table-cell>
          <table:table-cell table:number-columns-repeated="16383"/>
        </table:table-row>
        <table:table-row table:style-name="ro1">
          <table:table-cell office:value-type="string" table:style-name="ce2">
            <text:p>Chuột nhỏ vừa tay dễ mang đi. M không hài lòng là giao hàng rất chậm gần 1 tuần dù m đang ở HN.</text:p>
          </table:table-cell>
          <table:table-cell table:number-columns-repeated="16383"/>
        </table:table-row>
        <table:table-row table:style-name="ro1">
          <table:table-cell office:value-type="string" table:style-name="ce2">
            <text:p>Chuột xài ỏn, nhỏ gọn tiện lợi, có điều hơi nhỏ, bạn nào tay hơi to chắc sẽ không thoài mái</text:p>
          </table:table-cell>
          <table:table-cell table:number-columns-repeated="16383"/>
        </table:table-row>
        <table:table-row table:style-name="ro1">
          <table:table-cell office:value-type="string" table:style-name="ce2">
            <text:p>Mình tin tưởng Logitech lắm. Nhưng sản phẩm này có vẻ hơi nhẹ. Phím bấm nhạy, đầu lăn nhạy, thiết kế uyển chuyển cũng vừa tay.</text:p>
          </table:table-cell>
          <table:table-cell table:number-columns-repeated="16383"/>
        </table:table-row>
        <table:table-row table:style-name="ro1">
          <table:table-cell office:value-type="string" table:style-name="ce2">
            <text:p>Sau 2 tháng tôi thấy sản phẩm dùng tốt tuy tốc độ không được nhanh nhu</text:p>
          </table:table-cell>
          <table:table-cell table:number-columns-repeated="16383"/>
        </table:table-row>
        <table:table-row table:style-name="ro1">
          <table:table-cell office:value-type="string" table:style-name="ce2">
            <text:p>san pham sai cung duoc lam, phu hop voi gia tien bo ra.</text:p>
          </table:table-cell>
          <table:table-cell table:number-columns-repeated="16383"/>
        </table:table-row>
        <table:table-row table:style-name="ro1">
          <table:table-cell office:value-type="string" table:style-name="ce2">
            <text:p>Sau khi đọc qua nhận xét của mọi người và có tham khảo qua một số về mấy trang Review như https://bitlylink.com/lJZEE thì sau khi mua dùng được khoảng 3 tháng thì mình có nhận xét như sau: Ưu điểm: .) Tình trạng sản phẩm còn mới .) Giá thành rẻ tương đương với chất lượng .) Tốc độ trung bình khoảng 12mb/s đối với mình đây là tốc độ ổn cho một chiếc USB 3.0 .) Trượt mở rất mượt không bị rít và lỏng khi sử dụng lâu .) Bảo hành 5 năm và mình rất tin tưởng chế độ bảo hành và đổi trả của Tiki Nhược điểm: Chữ dễ bị mờ theo mình đoán thì khả năng cao dùng lâu chữ sẽ mất hết nhưng nó cũng không quá quan trọng. Nói tóm lại đây là một sản phẩm đáng mua so với tầm giá này.</text:p>
          </table:table-cell>
          <table:table-cell table:number-columns-repeated="16383"/>
        </table:table-row>
        <table:table-row table:style-name="ro1">
          <table:table-cell office:value-type="string" table:style-name="ce2">
            <text:p>Hàng giao hơi chậm. Mình vừa nhận được hàng với lý do là shipper giao hàng chuyên chọn 12h30p giao hàng. <text:s text:c="2"/>Ai lại giao lúc đang ngủ chứ😓😓</text:p>
          </table:table-cell>
          <table:table-cell table:number-columns-repeated="16383"/>
        </table:table-row>
        <table:table-row table:style-name="ro1">
          <table:table-cell office:value-type="string" table:style-name="ce2">
            <text:p>USB Kingston có thiết kế và màu sắc không được bắt mắt đẹp và nhỏ gọn như các lại usb của các hãng khác, song chất lượng của nó thì rất tốt và dung lương cũng tương đối cao. Tốc độ truyền tải dữ liệu lớn, nhanh hơn rất nhiều só với các sản phẩm khác. Bên cạnh đó Kingston là một tên tuổi lớn nên tuổi thọ của sản phẩm có thể yên tâm được. Bên cạnh những ưu điểm trên thì nó có một số nhược điểm như khi dùng copy dữ liệu lâu thì usb nhanh bị nóng, dầy cắm usb không được che lại nên dễ bị bụi bẩn vào làm cản trở quá trình truyền tải dữ liệu.</text:p>
          </table:table-cell>
          <table:table-cell table:number-columns-repeated="16383"/>
        </table:table-row>
        <table:table-row table:style-name="ro1">
          <table:table-cell office:value-type="string" table:style-name="ce2">
            <text:p>tiki giao hàng nhanh đóng gói cẩn thận,sản phẩm tốt,mẫu mã đẹp, chất lượng ổn, tốc độ nhanh. giá cả phù hợp, rẻ hơn ngoài thị trường và có nhiều khuyến <text:s/>mãi. nên mua sản phẩm này dùng. <text:s/>Hy vọng sẽ lựa chọn được nhiều sản phẩm tốt từ Tiki trong tương lai.</text:p>
          </table:table-cell>
          <table:table-cell table:number-columns-repeated="16383"/>
        </table:table-row>
        <table:table-row table:style-name="ro1">
          <table:table-cell office:value-type="string" table:style-name="ce2">
            <text:p>Hơi nhỏ so với tay, Bấm k êm lắm, phát ra tiếng. Di êm và mượt. Thanks Tiki</text:p>
          </table:table-cell>
          <table:table-cell table:number-columns-repeated="16383"/>
        </table:table-row>
        <table:table-row table:style-name="ro1">
          <table:table-cell office:value-type="string" table:style-name="ce2">
            <text:p>có vết cắt trên vỏ bao nhựa của USB. Tốc độ ghi ban đầu là 11MB, sau đó xuống còn tầm 7MB/s, nhìn chung là phù hợp với mức giá</text:p>
          </table:table-cell>
          <table:table-cell table:number-columns-repeated="16383"/>
        </table:table-row>
        <table:table-row table:style-name="ro1">
          <table:table-cell office:value-type="string" table:style-name="ce2">
            <text:p>hàng chất lượng, đúng xuất xứ, giao hàng đúng hẹn, rất hài lòng, Thanks TiKi</text:p>
          </table:table-cell>
          <table:table-cell table:number-columns-repeated="16383"/>
        </table:table-row>
        <table:table-row table:style-name="ro1">
          <table:table-cell office:value-type="string" table:style-name="ce2">
            <text:p>Chưa mua, nhưng lỡ phát hiện giả thì đổi thôi. Chính sách đã ghi được đổi trả mà lo ngại gì!</text:p>
          </table:table-cell>
          <table:table-cell table:number-columns-repeated="16383"/>
        </table:table-row>
        <table:table-row table:style-name="ro1">
          <table:table-cell office:value-type="string" table:style-name="ce2">
            <text:p>Giá cả sản phẩm phù hợp với các bạn sinh viên như mình. Chất lượng ổn và nhanh nhạy.</text:p>
          </table:table-cell>
          <table:table-cell table:number-columns-repeated="16383"/>
        </table:table-row>
        <table:table-row table:style-name="ro1">
          <table:table-cell office:value-type="string" table:style-name="ce2">
            <text:p>Giá ẻ giao hàng nhanh nhưng hơi to và xấu Nói chung tiền nào của đó</text:p>
          </table:table-cell>
          <table:table-cell table:number-columns-repeated="16383"/>
        </table:table-row>
        <table:table-row table:style-name="ro1">
          <table:table-cell office:value-type="string" table:style-name="ce2">
            <text:p>Mới đầu kg thấy đèn tưởng hư nhưng không phải. Kiểu nó vậy. Sử dụng ổn</text:p>
          </table:table-cell>
          <table:table-cell table:number-columns-repeated="16383"/>
        </table:table-row>
        <table:table-row table:style-name="ro1">
          <table:table-cell office:value-type="string" table:style-name="ce2">
            <text:p>HÀNG ĐÓNG GÓI CHẮC CHẮN, GIAO HÀNG NHANH. TUY NHIÊN, VẪN THÍCH CON SILENT HƠN</text:p>
          </table:table-cell>
          <table:table-cell table:number-columns-repeated="16383"/>
        </table:table-row>
        <table:table-row table:style-name="ro1">
          <table:table-cell office:value-type="string" table:style-name="ce2">
            <text:p>chuột nhìn đẹp. nhỏ gọn vừa tay. dùng khá nhạy không biết độ bền thế nào</text:p>
          </table:table-cell>
          <table:table-cell table:number-columns-repeated="16383"/>
        </table:table-row>
        <table:table-row table:style-name="ro1">
          <table:table-cell office:value-type="string" table:style-name="ce2">
            <text:p>Chuột gọn, đối với người tay to như mình thì nó hơi nhỏ, chuột sử dụng đèn hồng ngoại nên ban đêm hơi khó tìm. Nói chung giá tốt chuột tốt</text:p>
          </table:table-cell>
          <table:table-cell table:number-columns-repeated="16383"/>
        </table:table-row>
        <table:table-row table:style-name="ro1">
          <table:table-cell office:value-type="string" table:style-name="ce2">
            <text:p>sài ok, không biết độ bền có không, sài thời gian mới biết.</text:p>
          </table:table-cell>
          <table:table-cell table:number-columns-repeated="16383"/>
        </table:table-row>
        <table:table-row table:style-name="ro1">
          <table:table-cell office:value-type="string" table:style-name="ce2">
            <text:p>Xài khá ổn nên khá hài lòng về sản phẩm <text:s/>Nếu ai đang cần thì nên cân nhắc mua</text:p>
          </table:table-cell>
          <table:table-cell table:number-columns-repeated="16383"/>
        </table:table-row>
        <table:table-row table:style-name="ro1">
          <table:table-cell office:value-type="string" table:style-name="ce2">
            <text:p>Nhỏ gọn, phù hợp người tay nhỏ. Tiết kiệm không gian. Thao tác ok.</text:p>
          </table:table-cell>
          <table:table-cell table:number-columns-repeated="16383"/>
        </table:table-row>
        <table:table-row table:style-name="ro1">
          <table:table-cell office:value-type="string" table:style-name="ce2">
            <text:p>Chuột nhạy lắm, mà hơi nhanh, chỉnh tốc độ chuột trong máy rồi mà vẫn thấy nó nhạy</text:p>
          </table:table-cell>
          <table:table-cell table:number-columns-repeated="16383"/>
        </table:table-row>
        <table:table-row table:style-name="ro1">
          <table:table-cell office:value-type="string" table:style-name="ce2">
            <text:p>Giao hàng nhanh, sài kiểu chỉ click thì rất ok, mượt</text:p>
          </table:table-cell>
          <table:table-cell table:number-columns-repeated="16383"/>
        </table:table-row>
        <table:table-row table:style-name="ro1">
          <table:table-cell office:value-type="string" table:style-name="ce2">
            <text:p>không có đèn led của chuột quang khi dùng. nhưng dùng vẫn ok.</text:p>
          </table:table-cell>
          <table:table-cell table:number-columns-repeated="16383"/>
        </table:table-row>
        <table:table-row table:style-name="ro1">
          <table:table-cell office:value-type="string" table:style-name="ce2">
            <text:p>Mình đã dùng quá cảm thấy chuột khá tốt,sử dụng êm, chuột nhạy, tiết kiệm pin, vừa tay... mình thích những sản phẩm của Logitech</text:p>
          </table:table-cell>
          <table:table-cell table:number-columns-repeated="16383"/>
        </table:table-row>
        <table:table-row table:style-name="ro1">
          <table:table-cell office:value-type="string" table:style-name="ce2">
            <text:p>chuột chịu lực khá tốt. rơi bn lần xuống đất vẫn sống đến bây giờ = ) thi thoảng vẫn đơ chắc do di chứng va đập ^^ <text:s/>ncl khá ok</text:p>
          </table:table-cell>
          <table:table-cell table:number-columns-repeated="16383"/>
        </table:table-row>
        <table:table-row table:style-name="ro1">
          <table:table-cell office:value-type="string" table:style-name="ce2">
            <text:p>Mới đầu thì dùng cũng có vẻ ổn. Và chưa dùng nhiều nên không biết sao .</text:p>
          </table:table-cell>
          <table:table-cell table:number-columns-repeated="16383"/>
        </table:table-row>
        <table:table-row table:style-name="ro1">
          <table:table-cell office:value-type="string" table:style-name="ce2">
            <text:p>Sản phẩm dùng tốt, đóng gói chắc chắn,cẩn thận Khá hài lòng với sản phẩm</text:p>
          </table:table-cell>
          <table:table-cell table:number-columns-repeated="16383"/>
        </table:table-row>
        <table:table-row table:style-name="ro1">
          <table:table-cell office:value-type="string" table:style-name="ce2">
            <text:p>Chất lượng tốt, khi dùng chạy mượt. nên bán pin kèm theo chuột, lỡ hết có đồ thay.</text:p>
          </table:table-cell>
          <table:table-cell table:number-columns-repeated="16383"/>
        </table:table-row>
        <table:table-row table:style-name="ro1">
          <table:table-cell office:value-type="string" table:style-name="ce2">
            <text:p>Chuột đẹp dùng mượt nhưng đèn dưới chuột của mình bị lỗi Không sáng</text:p>
          </table:table-cell>
          <table:table-cell table:number-columns-repeated="16383"/>
        </table:table-row>
        <table:table-row table:style-name="ro1">
          <table:table-cell office:value-type="string" table:style-name="ce2">
            <text:p>Mới dùng nên chưa biết chất lượng thế nào, nhưng đèn không thấy sáng. Mức giá 139k đợt black Friday nên cũng tạm hài lòng</text:p>
          </table:table-cell>
          <table:table-cell table:number-columns-repeated="16383"/>
        </table:table-row>
        <table:table-row table:style-name="ro1">
          <table:table-cell office:value-type="string" table:style-name="ce2">
            <text:p>Giao hàng nhanh, đóng gói kỹ, sản phẩm như miêu tả. Cám ơn tiki.</text:p>
          </table:table-cell>
          <table:table-cell table:number-columns-repeated="16383"/>
        </table:table-row>
        <table:table-row table:style-name="ro1">
          <table:table-cell office:value-type="string" table:style-name="ce2">
            <text:p>Chuột xài rất tốt, nhưng đóng gói rất xơ xài</text:p>
          </table:table-cell>
          <table:table-cell table:number-columns-repeated="16383"/>
        </table:table-row>
        <table:table-row table:style-name="ro1">
          <table:table-cell office:value-type="string" table:style-name="ce2">
            <text:p>Chuột xài tốt nhưng cái đèn phía dưới dưới không cháy khi sử dụng</text:p>
          </table:table-cell>
          <table:table-cell table:number-columns-repeated="16383"/>
        </table:table-row>
        <table:table-row table:style-name="ro1">
          <table:table-cell office:value-type="string" table:style-name="ce2">
            <text:p>ngon so với giá. sd 1 tuần oke hết. con kích thước nhỏ nhỏ so với tay.</text:p>
          </table:table-cell>
          <table:table-cell table:number-columns-repeated="16383"/>
        </table:table-row>
        <table:table-row table:style-name="ro1">
          <table:table-cell office:value-type="string" table:style-name="ce2">
            <text:p>Dùng bình thường. Vừa nhận được nên không biết lâu dài thế nào<text:s text:c="2"/></text:p>
          </table:table-cell>
          <table:table-cell table:number-columns-repeated="16383"/>
        </table:table-row>
        <table:table-row table:style-name="ro1">
          <table:table-cell office:value-type="string" table:style-name="ce2">
            <text:p>Chuột dùng ổn, nhưng toàn quên tắt nên nhanh hết pin, suốt ngày phải mua pin mới.</text:p>
          </table:table-cell>
          <table:table-cell table:number-columns-repeated="16383"/>
        </table:table-row>
        <table:table-row table:style-name="ro1">
          <table:table-cell office:value-type="string" table:style-name="ce2">
            <text:p>Tiki giao hàng nhanh như gió , chuột mới xài thử nhạy , ok</text:p>
          </table:table-cell>
          <table:table-cell table:number-columns-repeated="16383"/>
        </table:table-row>
        <table:table-row table:style-name="ro1">
          <table:table-cell office:value-type="string" table:style-name="ce2">
            <text:p>Hiện tại mình thấy sử dụng tốt , giá củng vừa tầm, không bik có bền hay k?</text:p>
          </table:table-cell>
          <table:table-cell table:number-columns-repeated="16383"/>
        </table:table-row>
        <table:table-row table:style-name="ro1">
          <table:table-cell office:value-type="string" table:style-name="ce2">
            <text:p>Sản phẩm nhỏ gọn, vừa tay, lướt rất êm. Sản phẩm về đến tay mình được bao bọc cẩn thận lắm. Nói chung là ưng !</text:p>
          </table:table-cell>
          <table:table-cell table:number-columns-repeated="16383"/>
        </table:table-row>
        <table:table-row table:style-name="ro1">
          <table:table-cell office:value-type="string" table:style-name="ce2">
            <text:p>Sản phẩm ok..................................</text:p>
          </table:table-cell>
          <table:table-cell table:number-columns-repeated="16383"/>
        </table:table-row>
        <table:table-row table:style-name="ro1">
          <table:table-cell office:value-type="string" table:style-name="ce2">
            <text:p>Sản phẩm như miêu tả. Gói hàng cẩn thận. Giao hàng nhanh.</text:p>
          </table:table-cell>
          <table:table-cell table:number-columns-repeated="16383"/>
        </table:table-row>
        <table:table-row table:style-name="ro1">
          <table:table-cell office:value-type="string" table:style-name="ce2">
            <text:p>mình mua 2 con, xài bình thường, nhưng cả 2 con đèn đều k sáng, k biết phải bị lỗi k nữa.</text:p>
          </table:table-cell>
          <table:table-cell table:number-columns-repeated="16383"/>
        </table:table-row>
        <table:table-row table:style-name="ro1">
          <table:table-cell office:value-type="string" table:style-name="ce2">
            <text:p>Chuột xịn! Ship nhanh! Có tem chính hãng!</text:p>
          </table:table-cell>
          <table:table-cell table:number-columns-repeated="16383"/>
        </table:table-row>
        <table:table-row table:style-name="ro1">
          <table:table-cell office:value-type="string" table:style-name="ce2">
            <text:p>hàng giao nhanh, đóng gói cẩn thận chuột dùng tốt, nắp pin hơi lỏng</text:p>
          </table:table-cell>
          <table:table-cell table:number-columns-repeated="16383"/>
        </table:table-row>
        <table:table-row table:style-name="ro1">
          <table:table-cell office:value-type="string" table:style-name="ce2">
            <text:p>Sản phẩm khá tốt chỉ có điều hơi nhỏ so với tay thôi</text:p>
          </table:table-cell>
          <table:table-cell table:number-columns-repeated="16383"/>
        </table:table-row>
        <table:table-row table:style-name="ro1">
          <table:table-cell office:value-type="string" table:style-name="ce2">
            <text:p>Dùng mượt, tốt, nhạy và giao hàng nhạn chóng</text:p>
          </table:table-cell>
          <table:table-cell table:number-columns-repeated="16383"/>
        </table:table-row>
        <table:table-row table:style-name="ro1">
          <table:table-cell office:value-type="string" table:style-name="ce2">
            <text:p>Chuột dùng nhạy nhưng hơi bé so với tay mình. Tầm giá vừa phải, nên mua.</text:p>
          </table:table-cell>
          <table:table-cell table:number-columns-repeated="16383"/>
        </table:table-row>
        <table:table-row table:style-name="ro1">
          <table:table-cell office:value-type="string" table:style-name="ce2">
            <text:p>Hơi lỏng lẻo nút giữa. còn lại rất ok</text:p>
          </table:table-cell>
          <table:table-cell table:number-columns-repeated="16383"/>
        </table:table-row>
        <table:table-row table:style-name="ro1">
          <table:table-cell office:value-type="string" table:style-name="ce2">
            <text:p>sản phẩm ok, tuy nhiên về hình thức không sắc nét lắm</text:p>
          </table:table-cell>
          <table:table-cell table:number-columns-repeated="16383"/>
        </table:table-row>
        <table:table-row table:style-name="ro1">
          <table:table-cell office:value-type="string" table:style-name="ce2">
            <text:p>Đóng gói tốt. Sử dụng ok. Hàng chính hãng nên yên tâm</text:p>
          </table:table-cell>
          <table:table-cell table:number-columns-repeated="16383"/>
        </table:table-row>
        <table:table-row table:style-name="ro1">
          <table:table-cell office:value-type="string" table:style-name="ce2">
            <text:p>Sản phẩm chất lượng. Hợp túi tiền</text:p>
          </table:table-cell>
          <table:table-cell table:number-columns-repeated="16383"/>
        </table:table-row>
        <table:table-row table:style-name="ro1">
          <table:table-cell office:value-type="string" table:style-name="ce2">
            <text:p>thấy sử dụng khá ổn định và tốt</text:p>
          </table:table-cell>
          <table:table-cell table:number-columns-repeated="16383"/>
        </table:table-row>
        <table:table-row table:style-name="ro1">
          <table:table-cell office:value-type="string" table:style-name="ce2">
            <text:p>Một sản phẩm tốt với giá như vậy. Chỉ có điều chuột hơi nhỏ so với tay người sử dụng</text:p>
          </table:table-cell>
          <table:table-cell table:number-columns-repeated="16383"/>
        </table:table-row>
        <table:table-row table:style-name="ro1">
          <table:table-cell office:value-type="string" table:style-name="ce2">
            <text:p>giao hàng chậm so với dự kiến chuột nhạy, tiếng click to, có sẵn pin</text:p>
          </table:table-cell>
          <table:table-cell table:number-columns-repeated="16383"/>
        </table:table-row>
        <table:table-row table:style-name="ro1">
          <table:table-cell office:value-type="string" table:style-name="ce2">
            <text:p>sản phẩm tương đối tốt, giá hợp lý</text:p>
          </table:table-cell>
          <table:table-cell table:number-columns-repeated="16383"/>
        </table:table-row>
        <table:table-row table:style-name="ro1">
          <table:table-cell office:value-type="string" table:style-name="ce2">
            <text:p>chuột cũng khá nhạy, tuy không chính xác bằng chuột có dây, pin tốt</text:p>
          </table:table-cell>
          <table:table-cell table:number-columns-repeated="16383"/>
        </table:table-row>
        <table:table-row table:style-name="ro1">
          <table:table-cell office:value-type="string" table:style-name="ce2">
            <text:p>Chuột gọn, hợp với ai tay nhỏ. Nút phải, trái click nhẹ. Cuộn chuột giữa hơi kêu.</text:p>
          </table:table-cell>
          <table:table-cell table:number-columns-repeated="16383"/>
        </table:table-row>
        <table:table-row table:style-name="ro1">
          <table:table-cell office:value-type="string" table:style-name="ce2">
            <text:p>Đã nhận hàng, đóng gói kỹ và đẹp, đang test thử thấy khá ổn</text:p>
          </table:table-cell>
          <table:table-cell table:number-columns-repeated="16383"/>
        </table:table-row>
        <table:table-row table:style-name="ro1">
          <table:table-cell office:value-type="string" table:style-name="ce2">
            <text:p>Giao hàng đúng giờ, chuột dùng tốt</text:p>
          </table:table-cell>
          <table:table-cell table:number-columns-repeated="16383"/>
        </table:table-row>
        <table:table-row table:style-name="ro1">
          <table:table-cell office:value-type="string" table:style-name="ce2">
            <text:p>Trong tầm giá này thì chuột Logitech là 1 lựa chọn tốt cho ai làm văn phòng. Cầm vừa tay và chuột khá nhạy.</text:p>
          </table:table-cell>
          <table:table-cell table:number-columns-repeated="16383"/>
        </table:table-row>
        <table:table-row table:style-name="ro1">
          <table:table-cell office:value-type="string" table:style-name="ce2">
            <text:p>An tâm với thương hiệu Logitech rồi, dùng để xài văn phòng bình thường nên bền, rẻ là quá ok r</text:p>
          </table:table-cell>
          <table:table-cell table:number-columns-repeated="16383"/>
        </table:table-row>
        <table:table-row table:style-name="ro1">
          <table:table-cell office:value-type="string" table:style-name="ce2">
            <text:p>Dùng tạm ổn <text:s/>vận chuyển nhanh</text:p>
          </table:table-cell>
          <table:table-cell table:number-columns-repeated="16383"/>
        </table:table-row>
        <table:table-row table:style-name="ro1">
          <table:table-cell office:value-type="string" table:style-name="ce2">
            <text:p>Sản phẩm tam được, giao hàng Nhanh</text:p>
          </table:table-cell>
          <table:table-cell table:number-columns-repeated="16383"/>
        </table:table-row>
        <table:table-row table:style-name="ro1">
          <table:table-cell office:value-type="string" table:style-name="ce2">
            <text:p>vừa nhận, nắp đậy pin không chặt</text:p>
          </table:table-cell>
          <table:table-cell table:number-columns-repeated="16383"/>
        </table:table-row>
        <table:table-row table:style-name="ro1">
          <table:table-cell office:value-type="string" table:style-name="ce2">
            <text:p>Sau 1 năm sử dụng thì chuộc vẫn oke chưa hết pin nữa,</text:p>
          </table:table-cell>
          <table:table-cell table:number-columns-repeated="16383"/>
        </table:table-row>
        <table:table-row table:style-name="ro1">
          <table:table-cell office:value-type="string" table:style-name="ce2">
            <text:p>Chuột hơi nhỏ hơn so với tay mình, nhưng nói chung là dễ dùng, nút bấm nhạy. Khá ổn so với giá tiền</text:p>
          </table:table-cell>
          <table:table-cell table:number-columns-repeated="16383"/>
        </table:table-row>
        <table:table-row table:style-name="ro1">
          <table:table-cell office:value-type="string" table:style-name="ce2">
            <text:p>Sản phẩm tốt, nhạy, chính hãng Giao hàng QUÁ CHẬM!</text:p>
          </table:table-cell>
          <table:table-cell table:number-columns-repeated="16383"/>
        </table:table-row>
        <table:table-row table:style-name="ro1">
          <table:table-cell office:value-type="string" table:style-name="ce2">
            <text:p>chuột tốt, dễ sử dụng.tốt</text:p>
          </table:table-cell>
          <table:table-cell table:number-columns-repeated="16383"/>
        </table:table-row>
        <table:table-row table:style-name="ro1">
          <table:table-cell office:value-type="string" table:style-name="ce2">
            <text:p>khá ổn!! nên mua đó mn</text:p>
          </table:table-cell>
          <table:table-cell table:number-columns-repeated="16383"/>
        </table:table-row>
        <table:table-row table:style-name="ro1">
          <table:table-cell office:value-type="string" table:style-name="ce2">
            <text:p>hài lòng. cho 4* nhé. sp tốt</text:p>
          </table:table-cell>
          <table:table-cell table:number-columns-repeated="16383"/>
        </table:table-row>
        <table:table-row table:style-name="ro1">
          <table:table-cell office:value-type="string" table:style-name="ce2">
            <text:p>Tốt trong tầm giá</text:p>
          </table:table-cell>
          <table:table-cell table:number-columns-repeated="16383"/>
        </table:table-row>
        <table:table-row table:style-name="ro1">
          <table:table-cell office:value-type="string" table:style-name="ce2">
            <text:p>Sau khi dùng hơn tuần mình có nhận xét chuột nhạy, tiếng nhấp hơi lớn, <text:s/>khá hài lòng.</text:p>
          </table:table-cell>
          <table:table-cell table:number-columns-repeated="16383"/>
        </table:table-row>
        <table:table-row table:style-name="ro1">
          <table:table-cell office:value-type="string" table:style-name="ce2">
            <text:p>chuột xài ok, nhưng cái đèn phía dưới chuột bị hỏng. Vì mua giá sale nên đành chấp nhận .</text:p>
          </table:table-cell>
          <table:table-cell table:number-columns-repeated="16383"/>
        </table:table-row>
        <table:table-row table:style-name="ro1">
          <table:table-cell office:value-type="string" table:style-name="ce2">
            <text:p>Chuột cầm chắc chắn nhưng nhiều khi di chuyển không chính xác</text:p>
          </table:table-cell>
          <table:table-cell table:number-columns-repeated="16383"/>
        </table:table-row>
        <table:table-row table:style-name="ro1">
          <table:table-cell office:value-type="string" table:style-name="ce2">
            <text:p>chuột nhỏ gọn, khá kén bề mặt, phù hợp với mức giá, dùng ổn</text:p>
          </table:table-cell>
          <table:table-cell table:number-columns-repeated="16383"/>
        </table:table-row>
        <table:table-row table:style-name="ro1">
          <table:table-cell office:value-type="string" table:style-name="ce2">
            <text:p>giao hàng hơi lâu, đợi 1 tuần mới có, sp hiện tại thấy tốt</text:p>
          </table:table-cell>
          <table:table-cell table:number-columns-repeated="16383"/>
        </table:table-row>
        <table:table-row table:style-name="ro1">
          <table:table-cell office:value-type="string" table:style-name="ce2">
            <text:p>Mẫu mã tạm được, nhưng chất lượng thì quá ok cho dân văn phòng như mình. Pin cũng rất tốt. tóm lại là hài lòng.</text:p>
          </table:table-cell>
          <table:table-cell table:number-columns-repeated="16383"/>
        </table:table-row>
        <table:table-row table:style-name="ro1">
          <table:table-cell office:value-type="string" table:style-name="ce2">
            <text:p>Trước mắt là dùng ổn, cầm chắc tay, di chuột, bấm phím OK.</text:p>
          </table:table-cell>
          <table:table-cell table:number-columns-repeated="16383"/>
        </table:table-row>
        <table:table-row table:style-name="ro1">
          <table:table-cell office:value-type="string" table:style-name="ce2">
            <text:p>chuột chạy tốt.</text:p>
          </table:table-cell>
          <table:table-cell table:number-columns-repeated="16383"/>
        </table:table-row>
        <table:table-row table:style-name="ro1">
          <table:table-cell office:value-type="string" table:style-name="ce2">
            <text:p>Tạm được...................</text:p>
          </table:table-cell>
          <table:table-cell table:number-columns-repeated="16383"/>
        </table:table-row>
        <table:table-row table:style-name="ro1">
          <table:table-cell office:value-type="string" table:style-name="ce2">
            <text:p>Tiki giao hàng rất nhanh, đặt hôm trước hôm sau là có. Chuột xài tốt, tuy nhiên tiếng click chuột lớn</text:p>
          </table:table-cell>
          <table:table-cell table:number-columns-repeated="16383"/>
        </table:table-row>
        <table:table-row table:style-name="ro1">
          <table:table-cell office:value-type="string" table:style-name="ce2">
            <text:p>rất đẹp và chất lượng.... mình sửa dung roi.... rất ok</text:p>
          </table:table-cell>
          <table:table-cell table:number-columns-repeated="16383"/>
        </table:table-row>
        <table:table-row table:style-name="ro1">
          <table:table-cell office:value-type="string" table:style-name="ce2">
            <text:p>Chuột dùng ok. Nút cuộn chuột không được trơn chu lắm.</text:p>
          </table:table-cell>
          <table:table-cell table:number-columns-repeated="16383"/>
        </table:table-row>
        <table:table-row table:style-name="ro1">
          <table:table-cell office:value-type="string" table:style-name="ce2">
            <text:p>Dùng củng được</text:p>
          </table:table-cell>
          <table:table-cell table:number-columns-repeated="16383"/>
        </table:table-row>
        <table:table-row table:style-name="ro1">
          <table:table-cell office:value-type="string" table:style-name="ce2">
            <text:p>Mới mua sử dụng thấy rất tốt, chỉ có nhược điểm là kêu hơi to 1 chút</text:p>
          </table:table-cell>
          <table:table-cell table:number-columns-repeated="16383"/>
        </table:table-row>
        <table:table-row table:style-name="ro1">
          <table:table-cell office:value-type="string" table:style-name="ce2">
            <text:p>tuy nhiên có vẻ như giao chuột cũ, dưới đáy bị dính đất dơ</text:p>
          </table:table-cell>
          <table:table-cell table:number-columns-repeated="16383"/>
        </table:table-row>
        <table:table-row table:style-name="ro1">
          <table:table-cell office:value-type="string" table:style-name="ce2">
            <text:p>Tạm ổn, không quá mượt nhưng cũng không bị khó sử dụng</text:p>
          </table:table-cell>
          <table:table-cell table:number-columns-repeated="16383"/>
        </table:table-row>
        <table:table-row table:style-name="ro1">
          <table:table-cell office:value-type="string" table:style-name="ce2">
            <text:p>Sài thấy cũng ổn, con xoay kêu to, còn lại thấy ổn</text:p>
          </table:table-cell>
          <table:table-cell table:number-columns-repeated="16383"/>
        </table:table-row>
        <table:table-row table:style-name="ro1">
          <table:table-cell office:value-type="string" table:style-name="ce2">
            <text:p>chuộ</text:p>
          </table:table-cell>
          <table:table-cell table:number-columns-repeated="16383"/>
        </table:table-row>
        <table:table-row table:style-name="ro1">
          <table:table-cell office:value-type="string" table:style-name="ce2">
            <text:p>Chuột nhạy nhưng hơi nhỏ không thích hợp cho những bạn tay to.</text:p>
          </table:table-cell>
          <table:table-cell table:number-columns-repeated="16383"/>
        </table:table-row>
        <table:table-row table:style-name="ro1">
          <table:table-cell office:value-type="string" table:style-name="ce2">
            <text:p>size chuột khá nhỏ, phù hợp với các bạn nữ hoặc người có tay nhỏ,</text:p>
          </table:table-cell>
          <table:table-cell table:number-columns-repeated="16383"/>
        </table:table-row>
        <table:table-row table:style-name="ro1">
          <table:table-cell office:value-type="string" table:style-name="ce2">
            <text:p>Nút cuộn hơi cứng, không trơn tru lắm. Nói chung là tiền nào của ấy.</text:p>
          </table:table-cell>
          <table:table-cell table:number-columns-repeated="16383"/>
        </table:table-row>
        <table:table-row table:style-name="ro1">
          <table:table-cell office:value-type="string" table:style-name="ce2">
            <text:p>Chuột ổn với giá tiền, nhỏ nhắn. Nút scroll hơi nhẹ</text:p>
          </table:table-cell>
          <table:table-cell table:number-columns-repeated="16383"/>
        </table:table-row>
        <table:table-row table:style-name="ro1">
          <table:table-cell office:value-type="string" table:style-name="ce2">
            <text:p>MÌnh dùng thấy chạy rất mượt và vừa tay nên rất ưng chuột này</text:p>
          </table:table-cell>
          <table:table-cell table:number-columns-repeated="16383"/>
        </table:table-row>
        <table:table-row table:style-name="ro1">
          <table:table-cell office:value-type="string" table:style-name="ce2">
            <text:p>Chuột giá rẻ, chất lượng tốt với tầm giá. Giao hàng đúng hẹn</text:p>
          </table:table-cell>
          <table:table-cell table:number-columns-repeated="16383"/>
        </table:table-row>
        <table:table-row table:style-name="ro1">
          <table:table-cell office:value-type="string" table:style-name="ce2">
            <text:p>chuột ngon bổ rẻ nhưng kêu hơi to. chất lượng sản phẩm tốt</text:p>
          </table:table-cell>
          <table:table-cell table:number-columns-repeated="16383"/>
        </table:table-row>
        <table:table-row table:style-name="ro1">
          <table:table-cell office:value-type="string" table:style-name="ce2">
            <text:p>Minh dang dung va van dang cam thay ok dung la san pham logitech.</text:p>
          </table:table-cell>
          <table:table-cell table:number-columns-repeated="16383"/>
        </table:table-row>
        <table:table-row table:style-name="ro1">
          <table:table-cell office:value-type="string" table:style-name="ce2">
            <text:p>đã nhận hàng và dùng ok chuột dùng được pin sạc AA 1,2v</text:p>
          </table:table-cell>
          <table:table-cell table:number-columns-repeated="16383"/>
        </table:table-row>
        <table:table-row table:style-name="ro1">
          <table:table-cell office:value-type="string" table:style-name="ce2">
            <text:p>Với giá này thì sản phẩm của Logitech tương đối ổn.</text:p>
          </table:table-cell>
          <table:table-cell table:number-columns-repeated="16383"/>
        </table:table-row>
        <table:table-row table:style-name="ro1">
          <table:table-cell office:value-type="string" table:style-name="ce2">
            <text:p>sản phẩm như mong đợi.</text:p>
          </table:table-cell>
          <table:table-cell table:number-columns-repeated="16383"/>
        </table:table-row>
        <table:table-row table:style-name="ro1">
          <table:table-cell office:value-type="string" table:style-name="ce2">
            <text:p>Hàng xài tốt, phạm vi rộng. Giao hàng nhanh chóng.</text:p>
          </table:table-cell>
          <table:table-cell table:number-columns-repeated="16383"/>
        </table:table-row>
        <table:table-row table:style-name="ro1">
          <table:table-cell office:value-type="string" table:style-name="ce2">
            <text:p>Tiki giao hàng đúng hẹn. Chuột khá nhạy, được bọc cẩn thận, thiết kế vừa tay, màu đen phù hợp cho cả nam lẫn nữ. Mới nhận được nên chưa biết chất lượng như thế nào, hy vọng được như mọi người review ở trên. Mới mua hôm thứ 6, hôm nay giá đã thấp hơn huhu</text:p>
          </table:table-cell>
          <table:table-cell table:number-columns-repeated="16383"/>
        </table:table-row>
        <table:table-row table:style-name="ro1">
          <table:table-cell office:value-type="string" table:style-name="ce2">
            <text:p>Mình sử dụng sản phẩm này đã một thời gian ngắn. Cảm nhận ban đầu về chất lượng khá tốt. Con lăn mượt, khá là nhạy. Thiết kế sang trọng, chắc chắn và vừa tay. Pin dùng cũng khá bền và có thời gian sử dụng tương đối tốt, đến giờ mình vẫn chưa phải thay. Tuy nhiên tiếng click chuột khá to, gây ồn ào và khó chịu đôi chút cho mình khi sử dụng</text:p>
          </table:table-cell>
          <table:table-cell table:number-columns-repeated="16383"/>
        </table:table-row>
        <table:table-row table:style-name="ro1">
          <table:table-cell office:value-type="string" table:style-name="ce2">
            <text:p>Trước đây mình có sử dụng chuột dây y chang như vậy, sau đó đổi qua dùng chuột không dây do thấy tiện và giờ phổ biến hơn. Chuột không dây của logitech rất là nhạy, bấm và di chuyển chuột rất đơn giản và dễ dàng. Thường những chuột không dây khi mới cắm thì một lúc sau mới vào,và phải có bàn phím di chuyển thì mới nhạy, nhưng chuột này cắm vào là dùng luôn được. Chuột không dây nên nhanh hết pin, hay phải thay nữa.</text:p>
          </table:table-cell>
          <table:table-cell table:number-columns-repeated="16383"/>
        </table:table-row>
        <table:table-row table:style-name="ro1">
          <table:table-cell office:value-type="string" table:style-name="ce2">
            <text:p>chuột thiết kế cân đối nên phù hợp cho cả người thuận tay trái và tay phải, rất thích hợp với máy tính nhà mình có nhiều người dùng mà anh mình lại thuận tay trái. Logitech cũng không còn xa lạ gì với người dùng nên đảm bảo về chất lượng, dùng được rất lâu mà không bị lỗi</text:p>
          </table:table-cell>
          <table:table-cell table:number-columns-repeated="16383"/>
        </table:table-row>
        <table:table-row table:style-name="ro1">
          <table:table-cell office:value-type="string" table:style-name="ce2">
            <text:p>Chuột Không Dây Legitech B175 có thiết kế nhỏ gọn, cầm vừa tay, pin sử dụng lâu, chuột nhạy, thích hợp với người hay chơi game như mình. vì là chuột không dây nên rất tiện lợi khi sử dụng. giá cả hơi đắt với sinh viên như mình nhưng chất lượng rất xứng đáng</text:p>
          </table:table-cell>
          <table:table-cell table:number-columns-repeated="16383"/>
        </table:table-row>
        <table:table-row table:style-name="ro1">
          <table:table-cell office:value-type="string" table:style-name="ce2">
            <text:p>Chuột này xài rất bền, thiết kế chắc chắn. Con lăn mượt và nhạy lắm. Pin cũng xài được lâu vì nó có chế độ "ngủ" khi mình để lâu không xài mà quên tắt nút "off". Mình mua gần cả năm mà chưa phải thay pin.</text:p>
            <text:p>Nhưng có điều là vào buổi tối yên tĩnh, click chuột sẽ nghe tiếng ồn, nhất là chơi game click chuột liên tục thì nằm gần đó không ngủ được luôn. Vậy nên mình cho em mình con này rồi, mới vừa mua con Logitech M187 (http://tiki.vn/chuot-khong-day-logitech-m187-p56033.html?ref=c1817.c1829.c1838.&amp;src=view_related), kích thước nhỏ hơn, hợp với con gái hơn. Thích nhất là click chuột đỡ bị ồn, buổi tối thoải mái chơi game mà không sợ bị la hihi.</text:p>
          </table:table-cell>
          <table:table-cell table:number-columns-repeated="16383"/>
        </table:table-row>
        <table:table-row table:style-name="ro1">
          <table:table-cell office:value-type="string" table:style-name="ce2">
            <text:p>Chuột sài khá tốt, ên, bền đẹp và tiết kiệm pin mình sài khoảng 1 năm rồi và đặc biệt là <text:s/>dễ dàng di chuyển vì không có dây vướng. Mình <text:s/>hay ra quán nước hày những chỗ có wifi để lên mạng thường mang theo con chuột trong balo. Về khối lượng chuột rất nhẹ. Nhược đểm di nhất là khi sử dụng chuột thường tạo ra những tiếng ồn mà mình không thích cho lắm. Nếu như có cách giảm tiếng ồn khi sử dụng chuột sẽ tốt hơn.</text:p>
          </table:table-cell>
          <table:table-cell table:number-columns-repeated="16383"/>
        </table:table-row>
        <table:table-row table:style-name="ro1">
          <table:table-cell office:value-type="string" table:style-name="ce2">
            <text:p>sản phẩm tốt, chất lượng phù hợp với giá thành. Đóng gói kỹ vận chuyển nhanh chóng.</text:p>
          </table:table-cell>
          <table:table-cell table:number-columns-repeated="16383"/>
        </table:table-row>
        <table:table-row table:style-name="ro1">
          <table:table-cell office:value-type="string" table:style-name="ce2">
            <text:p>Sản phẩm dùng tốt đối với nhân viên văn phòng như mình, hiện mình thấy hài lòng, chưa thấy sản phẩm bị lỗi gì</text:p>
          </table:table-cell>
          <table:table-cell table:number-columns-repeated="16383"/>
        </table:table-row>
        <table:table-row table:style-name="ro1">
          <table:table-cell office:value-type="string" table:style-name="ce2">
            <text:p>Chuột này có sử dụng được cho android box Himedia Q10 Pro không?</text:p>
          </table:table-cell>
          <table:table-cell table:number-columns-repeated="16383"/>
        </table:table-row>
        <table:table-row table:style-name="ro1">
          <table:table-cell office:value-type="string" table:style-name="ce2">
            <text:p>Hình dáng đẹp, nhạy, xài ổn định. Giao hàng đóng gói kỹ càng, chắc chắn.</text:p>
          </table:table-cell>
          <table:table-cell table:number-columns-repeated="16383"/>
        </table:table-row>
        <table:table-row table:style-name="ro1">
          <table:table-cell office:value-type="string" table:style-name="ce2">
            <text:p>Nhỏ gọn hơn đời trước 1 chút, nhưng đèn báo không như quảng cáo. Nếu lúc sạc phải báo xanh lá, khi đầy thì báo xanh dương thì ok hơn. Chứ chỉ báo xanh dương như này thì không biết là pin đã đầy chưa. Nhỏ hơn đời trước nhưng đèn báo lại không bằng đời trước.</text:p>
          </table:table-cell>
          <table:table-cell table:number-columns-repeated="16383"/>
        </table:table-row>
        <table:table-row table:style-name="ro1">
          <table:table-cell office:value-type="string" table:style-name="ce2">
            <text:p>Mình mua cái màu trắng, xài được 2 tuần rồi. Xạc nhanh, nhỏ gọn, đẹp, không nóng. Chỉ có vấn đề ở chỗ đèn led là nó chưa bao giờ chuyển sang màu xanh lá. Cắm vào ổ điện thì đèn sáng màu xanh dương, rút ra thì đèn tắt, chưa bao giờ thấy nó chuyển màu như mô tả ở trên.</text:p>
          </table:table-cell>
          <table:table-cell table:number-columns-repeated="16383"/>
        </table:table-row>
        <table:table-row table:style-name="ro1">
          <table:table-cell office:value-type="string" table:style-name="ce2">
            <text:p>hàng cầm chắc tay, đang sạc nên chưa biết sao. Giao hàng nhanh</text:p>
          </table:table-cell>
          <table:table-cell table:number-columns-repeated="16383"/>
        </table:table-row>
        <table:table-row table:style-name="ro1">
          <table:table-cell office:value-type="string" table:style-name="ce2">
            <text:p>Xạc nhanh cho cả iPad và iphone/ Samsung. Tuy nhiên iPad không nhận unlock bằng vân tay khi đang cắm xạc. Cảm ứng vẫn ổn. Thanks</text:p>
          </table:table-cell>
          <table:table-cell table:number-columns-repeated="16383"/>
        </table:table-row>
        <table:table-row table:style-name="ro1">
          <table:table-cell office:value-type="string" table:style-name="ce2">
            <text:p>Sản phẩm được đóng gói cẩn thận, dùng tốt. Tôi thấy hài lòng</text:p>
          </table:table-cell>
          <table:table-cell table:number-columns-repeated="16383"/>
        </table:table-row>
        <table:table-row table:style-name="ro1">
          <table:table-cell office:value-type="string" table:style-name="ce2">
            <text:p>Cảm ơn Anker ạ, có 1 số thiết bị sạc k vào ạ. <text:s/>Và sạc 2 cổng thì nó quá nóng nên mình rất lo ạ.</text:p>
          </table:table-cell>
          <table:table-cell table:number-columns-repeated="16383"/>
        </table:table-row>
        <table:table-row table:style-name="ro1">
          <table:table-cell office:value-type="string" table:style-name="ce2">
            <text:p>Chấp nhận được. Cần thời gian để đánh gí thêm. Nhưng sạc không được nhanh lắm</text:p>
          </table:table-cell>
          <table:table-cell table:number-columns-repeated="16383"/>
        </table:table-row>
        <table:table-row table:style-name="ro1">
          <table:table-cell office:value-type="string" table:style-name="ce2">
            <text:p>Sản phẩm hoàn thiện tốt , đóng gói kĩ , sạc cực nhanh , không nóng . Đáng để mua</text:p>
          </table:table-cell>
          <table:table-cell table:number-columns-repeated="16383"/>
        </table:table-row>
        <table:table-row table:style-name="ro1">
          <table:table-cell office:value-type="string" table:style-name="ce2">
            <text:p>Sản phẩm chính hãng, nhưng đèn led không như quảng cáo. Vậy muốn đổi sp như quảng cáo có được không?</text:p>
          </table:table-cell>
          <table:table-cell table:number-columns-repeated="16383"/>
        </table:table-row>
        <table:table-row table:style-name="ro1">
          <table:table-cell office:value-type="string" table:style-name="ce2">
            <text:p>Chất lượng đóng gói vẫn chuyển tốt, hàng chất lượng</text:p>
          </table:table-cell>
          <table:table-cell table:number-columns-repeated="16383"/>
        </table:table-row>
        <table:table-row table:style-name="ro1">
          <table:table-cell office:value-type="string" table:style-name="ce2">
            <text:p>tạm được. tuy nhiên không có dây là 1 điểm trừ.</text:p>
          </table:table-cell>
          <table:table-cell table:number-columns-repeated="16383"/>
        </table:table-row>
        <table:table-row table:style-name="ro1">
          <table:table-cell office:value-type="string" table:style-name="ce2">
            <text:p>Mình thấy hộp bị cắt và mở seal từ trước nên làm cảm thấy không được mới và ưng lắm</text:p>
          </table:table-cell>
          <table:table-cell table:number-columns-repeated="16383"/>
        </table:table-row>
        <table:table-row table:style-name="ro1">
          <table:table-cell office:value-type="string" table:style-name="ce2">
            <text:p>Hàng chuẩn, tốc độ sạc tối ưu, có điều còn hơi nóng</text:p>
          </table:table-cell>
          <table:table-cell table:number-columns-repeated="16383"/>
        </table:table-row>
        <table:table-row table:style-name="ro1">
          <table:table-cell office:value-type="string" table:style-name="ce2">
            <text:p>đóng hộp đầy đủ. như trong hình. sản phẩm dùng sạc nhanh</text:p>
          </table:table-cell>
          <table:table-cell table:number-columns-repeated="16383"/>
        </table:table-row>
        <table:table-row table:style-name="ro1">
          <table:table-cell office:value-type="string" table:style-name="ce2">
            <text:p>Lần đầu hơi thất vọng nhẹ về hàng của Tiki. <text:s/>Điểm trừ: Sạc dự phòng khá dễ bám bẩn, chỉ quẹt nhẹ bút chì phát là dính ngay. Sạc lần đầu nó lâu, mất tầm 8 tiếng mới sạc xong, xém tưởng sạc lỗi. Phần kết nối với đầu cáp Type C với đầu vào hơi hở tí, mình lấy cáp từ con A30 thì lại khít. Điểm tốt: Thiết kế đẹp, nếu không có logo Samsung xém tưởng là củ Xiaomi Gen 2. Sạc đủ 4 vạch, không biết sau này có bền không. Cáp Type C ngắn chính hãng Samung nên an tâm hơn so với việc mua mấy cáp Type C ngắn của mấy hãng thiếu tên tuổi. Đóng hộp rất tốt chỉnh chu. Giao hàng sớm hơn dự kiến, thái độ nhân viên tốt. Nói chung hàng tạm ổn, sau này sẽ biết bền hay không. Hơi thất vọng lần này vì sạc lâu, còn lại ổn.</text:p>
          </table:table-cell>
          <table:table-cell table:number-columns-repeated="16383"/>
        </table:table-row>
        <table:table-row table:style-name="ro1">
          <table:table-cell office:value-type="string" table:style-name="ce2">
            <text:p>+ Về chất lượng sản phẩm: Full box nguyên seal, mình thích khoản này; sản phẩm khui ra mới nguyên rất là đẹp, hoàn thiện sản phẩm tốt; cầm nhot nhắn nhẹ tay, thích hợp cho cả nam và nữ. Hàng chính hãng Samsung càng yên tâm; cáp type C thích hợp cho nhiều máy hiện nay. <text:s/>+ Nhìn chung về mua bán online mình đánh giá khá tốt Tiki, mình cũng hay mua ở đây. Nhưng đợt này dịch vụ của Tiki không tốt, làm mình tụt mood vì đợi lâu, lý do: ban đầu mình mua 01 pin energizer, phía Tiki tự huỷ đơn hàng do lưu kho nhưng có tặng mình voucher; đến đơn hàng này Tiki lại chậm của mình 4 ngày, đây là lần đầu mình bị như thế này (đúng hẹn quen r nên giờ trễ thấy không vui). Mong là Tiki đừng trễ vậy nữa.</text:p>
          </table:table-cell>
          <table:table-cell table:number-columns-repeated="16383"/>
        </table:table-row>
        <table:table-row table:style-name="ro1">
          <table:table-cell office:value-type="string" table:style-name="ce2">
            <text:p>- sản phẩm đẹp như hình - giao hàng nhanh, nguyên vẹn - lúc sạc vào điện thoại thì KHÔNG thấy chớp đèn, không biết là bị lỗi hay do cục sạc để sẵn chế độ như vậy nữa</text:p>
          </table:table-cell>
          <table:table-cell table:number-columns-repeated="16383"/>
        </table:table-row>
        <table:table-row table:style-name="ro1">
          <table:table-cell office:value-type="string" table:style-name="ce2">
            <text:p>Hàng dùng tốt ,hình thức mẫu mã đẹp mắt . Nói chung rất hài lòng với tầm giá trên. Có điều lần này Tiki giao hàng đóng cái hộp lớn quá ,cục pin sạc bỏ vào trong không chèn khít ,nên khi cầm cái hộp lên cục pin bên trong nó chạy sột sạt ,mặc dùng hàng nhận không bị gì ,nhưng mong lần sau Tiki đóng hộp lưu ý chèn lót cho khít để giảm sự rung lắc sản phẩm bên trong .</text:p>
          </table:table-cell>
          <table:table-cell table:number-columns-repeated="16383"/>
        </table:table-row>
        <table:table-row table:style-name="ro1">
          <table:table-cell office:value-type="string" table:style-name="ce2">
            <text:p>sản phẩm mới nhận cầm cũng nặng tay.đẹp <text:s/>giống sản phẩm qc.nhưng không biết nó có bền và giữ pin lâu hay không mình đánh giá .mới nhận rồi kiểm tra pin còn 2 đèn nên mình đem đi <text:s/>cấm điện sạc ,lúc đầy pin nó sáng 4 đèn ,sạc cũng nhanh vô,nhưng mình không để ý dây cáp sạc đi cùng pin là type c, nên điện thoại của mình không dùng cáp này được ,nên phải mua sợi cáp sạc <text:s/>khác mới sạc vào điện thoại được .nói chung là mình ưng ý rồi.cảm ơn tiki.</text:p>
          </table:table-cell>
          <table:table-cell table:number-columns-repeated="16383"/>
        </table:table-row>
        <table:table-row table:style-name="ro1">
          <table:table-cell office:value-type="string" table:style-name="ce2">
            <text:p>cầm chắc chắn, hộp sách cáp đầy đủ. mua về sạc thử cho note 8 pin mới báo 3 vạch còn 1 vạch thì note 8 đầy pin. đang cắm sạc thử sạc zin của máy nhưng thấy hơi lâu. 2 tiếng mới nháy ở vạch 2.khi sạc pin và máy ấm vừa chấp nhận được. hài lòng với giá tiền<text:s text:c="2"/></text:p>
          </table:table-cell>
          <table:table-cell table:number-columns-repeated="16383"/>
        </table:table-row>
        <table:table-row table:style-name="ro1">
          <table:table-cell office:value-type="string" table:style-name="ce2">
            <text:p>Hàng được đóng gói rất kĩ và đẹp mắt, thời gian giao hàng tương đối nhanh. Pin nhẹ tay, dễ cầm có độ nhám nhẹ, cảm giác rất thích, có cả phiếu bảo hành luôn. Nhưng hiệu quả sử dụng thì chưa biết, phải chờ xem trải nghiệm xem sao!</text:p>
          </table:table-cell>
          <table:table-cell table:number-columns-repeated="16383"/>
        </table:table-row>
        <table:table-row table:style-name="ro1">
          <table:table-cell office:value-type="string" table:style-name="ce2">
            <text:p>mình đã nhận hàng. nhưng không hiểu tại sao dùng thì chỉ cần 5,10 phút là cục xạc rất là nóng. Mong TIKI giải thích dùm mình với. dùng cảm thấy không an toàn lắm</text:p>
          </table:table-cell>
          <table:table-cell table:number-columns-repeated="16383"/>
        </table:table-row>
        <table:table-row table:style-name="ro1">
          <table:table-cell office:value-type="string" table:style-name="ce2">
            <text:p>Hàng còn nguyên seal, nguyên hộp, vỏ kim loại có vẻ khá tốt. Sạc cho samsung J7 pro được khoảng gần 2 lần. nhân viên giao hàng nhanh trong 2 ngày, thân thiện, vui vẻ. Nói chung ban đầu thế là ổn, dùng một thời nữa xem như thế nào .</text:p>
          </table:table-cell>
          <table:table-cell table:number-columns-repeated="16383"/>
        </table:table-row>
        <table:table-row table:style-name="ro1">
          <table:table-cell office:value-type="string" table:style-name="ce2">
            <text:p>Mức độ hoàn thiện tốt, giá phụ thuộc dây đi kèm sẽ khác nhau nếu chọn usb hoặc type c, sài ổn, tuy nhiên nếu có bán bọc cao su như pin xiaomi mình sẽ mua, vì cầm sẽ dễ dính vân tay, hàng thương hiệu, tốt trong tầm giá</text:p>
          </table:table-cell>
          <table:table-cell table:number-columns-repeated="16383"/>
        </table:table-row>
        <table:table-row table:style-name="ro1">
          <table:table-cell office:value-type="string" table:style-name="ce2">
            <text:p>giao hàng nhanh, cục sạc thân kim loại nên chắc sau này sẽ trầy, chưa xài thử nên không biết sạc có ổn không. thông tin ghi có kèm dây cáp type C nhưng nhận hàng không có</text:p>
          </table:table-cell>
          <table:table-cell table:number-columns-repeated="16383"/>
        </table:table-row>
        <table:table-row table:style-name="ro1">
          <table:table-cell office:value-type="string" table:style-name="ce2">
            <text:p>Mới đặt hôm chủ nhật,tiki báo thứ 6 có hàng mà nay (thứ 4) đã có hàng rồi,mà không hiểu sao cái sạc thì bé mà cái hộp tiki cho thì rõ to. Thêm nữa là h trước thấy giá 390k xong nay mua xong thấy giá giảm còn 359k luôn.</text:p>
          </table:table-cell>
          <table:table-cell table:number-columns-repeated="16383"/>
        </table:table-row>
        <table:table-row table:style-name="ro1">
          <table:table-cell office:value-type="string" table:style-name="ce2">
            <text:p>Mình mua hôm trước Tết, dây cắm bị lỗi không khớp với cục sạc. Mình viết mail ngay trong Tết cho Tiki, các bạn đã phản hồi nhanh và sau Tết đổi cái mới cho mình. <text:s/>Hài lòng với cách làm việc của Tiki.</text:p>
          </table:table-cell>
          <table:table-cell table:number-columns-repeated="16383"/>
        </table:table-row>
        <table:table-row table:style-name="ro1">
          <table:table-cell office:value-type="string" table:style-name="ce2">
            <text:p>ổn, màu hồng vàng rất ưng, ship rất nhanh, chưa dùng được lâu nhưng có thiện cảm tốt với củ này</text:p>
          </table:table-cell>
          <table:table-cell table:number-columns-repeated="16383"/>
        </table:table-row>
        <table:table-row table:style-name="ro1">
          <table:table-cell office:value-type="string" table:style-name="ce2">
            <text:p>Hàng dùng tốt, chạy ổn định và do mình dùng máy samsung nên cắm sạc nhanh. Tuy nhiên khi cắm 1 lúc 02 cổng sạc thì máy samsung không nhận sạc nhanh, không biết do cáp hay do pin.</text:p>
          </table:table-cell>
          <table:table-cell table:number-columns-repeated="16383"/>
        </table:table-row>
        <table:table-row table:style-name="ro1">
          <table:table-cell office:value-type="string" table:style-name="ce2">
            <text:p>Mình đặt từ 4/8 và Tiki hẹn giao muộn nhất 9/8 mà đúng 9/8 vẫn chưa có hàng :'(. Đọc nhận xét gần đây chỉ mong Tiki giao hàng không móp hộp với sử dụng ổn là vụ lắm rồi :v</text:p>
          </table:table-cell>
          <table:table-cell table:number-columns-repeated="16383"/>
        </table:table-row>
        <table:table-row table:style-name="ro1">
          <table:table-cell office:value-type="string" table:style-name="ce2">
            <text:p>Trước hết rất hài lòng về Tiki mặc dù đây là đơn hàng đầu tiên mình đặt trên Tiki. Bởi vì: 1. Đơn hàng là Thứ 3 đến Thứ 4 tuần sau (19-20/08/2019) nhưng hôm nay Thứ 7 (17/08/2019) mình đã nhận được hàng. 2. Hôm nay là một ngày mưa gió nhưng Anh nhân viên Tiki vẫn nhiệt tình đội mưa đi tìm mình để giao hàng. (Nếu có mục + điểm cho nhân viên thì mình sẽ chấm 5 ⭐⭐⭐⭐⭐ cho anh nhân viên ấy). 3. Mình dùng laptop Dell và nay xài chung với Keyboard Dell thì khá thân thuộc. Mua cái Keyboard này chủ yếu vì cấu tạo nó khá tương tự trên Laptop. gõ khá thích. 4. Keyboard khá êm. Cảm giác như đang thao tác trên Keyboard của Laptop vậy. Âm rất nhỏ. Mình thích điều này. Đặc biệt là có thêm Numpad và một số phím chức năng (Fn+...) khá tiện lợi. <text:s/>Tuy nhiên vẫn có một số điểm trừ, chẳng hạn như: 1. Nhìn trong hình thì thấy rõ cách đóng gói của Tiki khá ẩu. (Không rõ nguyên nhân là chủ quan hay khách quan mà 2 miếng xốp chống xốc cắt rất "Ngầu". 2. Không hề thấy dấu hiệu của Tem bảo hành đâu cả. Không biết lúc cần bảo hành có gặp khó khăn nào không.</text:p>
          </table:table-cell>
          <table:table-cell table:number-columns-repeated="16383"/>
        </table:table-row>
        <table:table-row table:style-name="ro1">
          <table:table-cell office:value-type="string" table:style-name="ce2">
            <text:p>- Trước tiên là về phía Tiki: Giao hàng nhanh. Mình đặt hàng hôm thứ 4, lịch giao là t2 tuần sau nhưng đến t6 đã nhận được hàng rồi.(mình ở Lâm Đồng) <text:s/>- Thứ 2 là về sản phẩm: Gói gém cẩn thận, bàn phím gõ êm, không gây tiếng ồn. Có các phím dành cho âm lượng (xem hình).</text:p>
          </table:table-cell>
          <table:table-cell table:number-columns-repeated="16383"/>
        </table:table-row>
        <table:table-row table:style-name="ro1">
          <table:table-cell office:value-type="string" table:style-name="ce2">
            <text:p>mới mua cục sạc được 1 tuần. tự nhiên tối qua cả 4 đèn cứ nháy liên tục không ngừng như hình, và không sạc được nữa. hỗ trợ mình ngay nhé, chán đời vãi</text:p>
          </table:table-cell>
          <table:table-cell table:number-columns-repeated="16383"/>
        </table:table-row>
        <table:table-row table:style-name="ro1">
          <table:table-cell office:value-type="string" table:style-name="ce2">
            <text:p>Mẫu mã được, cầm chắc chắn. Xạc cho SS A7 2018 được 1 lần thì hết pin (phần tích điện khi xuất xưởng). Hôm nay check xem full thì xạc được mấy lần.</text:p>
          </table:table-cell>
          <table:table-cell table:number-columns-repeated="16383"/>
        </table:table-row>
        <table:table-row table:style-name="ro1">
          <table:table-cell office:value-type="string" table:style-name="ce2">
            <text:p>Nhìn có vẻ giống bàn phím laptop nhưng các phím cao hơn tí, cảm giác gõ cũng nặng hơn và ồn hơn so với trên laptop. Nhìn bề ngoài thì nhỏ hơn so với bàn phím thông thường. Các phím nhỏ gọn, khoảng trống to làm thêm cảm giác nó dài. Xài tạm ổn. Hy vọng xài 1 năm thì không bị cứng phím.</text:p>
          </table:table-cell>
          <table:table-cell table:number-columns-repeated="16383"/>
        </table:table-row>
        <table:table-row table:style-name="ro1">
          <table:table-cell office:value-type="string" table:style-name="ce2">
            <text:p>phím êm, bâm nhẹ, kích thước nhro gọn, giao hàng tốt. độ bên thì dùng thêm sẽ rõ. hiện tại là tốt nhất lưu ý cho những ai đang dùng những bàn phím loại khác dell, có thêmm Fn nên se hơi lạ tay, mình dùng lap Dell chuyển sang bàn phím này cũng chưa quen lắm. <text:s/>phím có vẻ hơi nhỏ hơn bàn logitech cũ đang xài nói chung với tầm giá này thì quá ok,</text:p>
          </table:table-cell>
          <table:table-cell table:number-columns-repeated="16383"/>
        </table:table-row>
        <table:table-row table:style-name="ro1">
          <table:table-cell office:value-type="string" table:style-name="ce2">
            <text:p>sản phẩm chất lượng tốt, giá cũng hợp lý. thiết kế rất gọn gàng, phím thấp mới đầu gõ không quen nhưng khi quen rồi thì tốc độ gõ lại nhanh hơn. có 1 điểm mình không thích đó là phím Fn, hơi thừa thãi vì máy bàn gần như chẳng bao giờ dùng, <text:s/>nó lại ở ngay giữa phím Crtl và Window, dùng chưa quen nên thường bấm nhầm. Còn lại thì perfect!</text:p>
          </table:table-cell>
          <table:table-cell table:number-columns-repeated="16383"/>
        </table:table-row>
        <table:table-row table:style-name="ro1">
          <table:table-cell office:value-type="string" table:style-name="ce2">
            <text:p>ok giao hàng Nhanh. phím mỏng, đẹp nhưng build chưa được chất lượng, cảm giác gõ hơi mềm. được cái êm ít tiếng động 1 chút so với bàn phím ngoài quán net. khoảng cách phím hơi rộng nên không gõ nhanh như trên laptop vốn bố trí layout hợp lý từ cãng hãng được. 4 sao</text:p>
          </table:table-cell>
          <table:table-cell table:number-columns-repeated="16383"/>
        </table:table-row>
        <table:table-row table:style-name="ro1">
          <table:table-cell office:value-type="string" table:style-name="ce2">
            <text:p>Chào shop, mình mới nhận hàng nhưng chân sạc cắm vào điện thoại không vừa với chân máy điện thoại của mình, có thể đổi lại dây khác được không shop?</text:p>
          </table:table-cell>
          <table:table-cell table:number-columns-repeated="16383"/>
        </table:table-row>
        <table:table-row table:style-name="ro1">
          <table:table-cell office:value-type="string" table:style-name="ce2">
            <text:p>e đã mua được hàng nhưng sao mỗi lần e sạc qua đêm lúc e tỉnh dậy thì thấy nó không vô pin nữa có phải là khi đầy pin tự ngắt pin k ạ</text:p>
          </table:table-cell>
          <table:table-cell table:number-columns-repeated="16383"/>
        </table:table-row>
        <table:table-row table:style-name="ro1">
          <table:table-cell office:value-type="string" table:style-name="ce2">
            <text:p>Dùng được khoảng 1 tháng thấy rất ok. Chẳng biết viết gì nữa cố viết cho đủ điều kiện đăng đánh giá ;)</text:p>
          </table:table-cell>
          <table:table-cell table:number-columns-repeated="16383"/>
        </table:table-row>
        <table:table-row table:style-name="ro1">
          <table:table-cell office:value-type="string" table:style-name="ce2">
            <text:p>Mặc dù là hàng Made in China nên mình không ưng lắm nhưng sạc khá nhanh ổn,dung lượng cũng nhiều,tiki giao hàng rất nhanh đặt 4-7 đến 6-7 là có hàng rồi</text:p>
          </table:table-cell>
          <table:table-cell table:number-columns-repeated="16383"/>
        </table:table-row>
        <table:table-row table:style-name="ro1">
          <table:table-cell office:value-type="string" table:style-name="ce2">
            <text:p>Cục sạc nhẹ, không đi kèm củ sạc, dây sạc thì ngắn ngủn nên mỗi lần sạc phải tìm ghế đặt lên =.= Dung lượng pin chỉ đủ sạc 2 lần iphone7plus<text:s text:c="2"/></text:p>
          </table:table-cell>
          <table:table-cell table:number-columns-repeated="16383"/>
        </table:table-row>
        <table:table-row table:style-name="ro1">
          <table:table-cell office:value-type="string" table:style-name="ce2">
            <text:p>mình có Order, viết mail gửi hỗ trợ của Tiki rằng mình cần 1 Bàn Phím có ký tự như bao cái khác (loại latin) và có cả chữ, ký tự Trung Quốc nữa càng tốt. Đội hỗ trợ của Tiki có mail lại ok. <text:s/>(trước đó mình thấy có 1 bạn la là không thích khi nhận được loại đó). nhưng khi nhận được thì là loại thường Hơi hụt hẫng, vì được mail rep là ok rồi :D Nhưng BP nhận được bọc rất gọn, rất đẹp, gõ mềm nhẹ, êm</text:p>
          </table:table-cell>
          <table:table-cell table:number-columns-repeated="16383"/>
        </table:table-row>
        <table:table-row table:style-name="ro1">
          <table:table-cell office:value-type="string" table:style-name="ce2">
            <text:p>bàn phím tốt, gõ êm, mỏng, nhẹ, không phát ra tiếng dùng được 1 tháng thấy ok nhưng đôi lúc bị kẹt phím nếu nhấn mạnh,màu đen nên hơi nhiều bụi, phím enter ở hàng giữa nên hay nhấn nhầm nhưng dùng rồi sẽ quen, tạm ổn giá hợp ý<text:s/></text:p>
          </table:table-cell>
          <table:table-cell table:number-columns-repeated="16383"/>
        </table:table-row>
        <table:table-row table:style-name="ro1">
          <table:table-cell office:value-type="string" table:style-name="ce2">
            <text:p>pin xài tốt, sạc nhanh, pin và máy xạc không bị nóng ( dùng cho note8 và a7 2016). nhưng bảo hành của cửa hàng chứ không bảo hành chính hãng samsung.</text:p>
          </table:table-cell>
          <table:table-cell table:number-columns-repeated="16383"/>
        </table:table-row>
        <table:table-row table:style-name="ro1">
          <table:table-cell office:value-type="string" table:style-name="ce2">
            <text:p>Đã nhận được sản phẩm nhưng không thấy dán tem, nhờ tiki hướng dẫn cách kiểm tra thời hạn bảo hành cho sản phẩm này</text:p>
          </table:table-cell>
          <table:table-cell table:number-columns-repeated="16383"/>
        </table:table-row>
        <table:table-row table:style-name="ro1">
          <table:table-cell office:value-type="string" table:style-name="ce2">
            <text:p>Mới nhận được hàng và đang test bằng cách viết review luôn. Cảm nhận là ấn phím khá nhẹ, thiết kế rất gọn gàng, sang trọng. Phù hợp với công việc làm việc văn phòng. Phím ấn không có tiếng quá to như mấy loại bàn phím tầm hơn 100k trc đây mình dùng. <text:s/>Có nút tăng giảm âm lượng khá tiện dụng. Sản phẩm đáng mua</text:p>
          </table:table-cell>
          <table:table-cell table:number-columns-repeated="16383"/>
        </table:table-row>
        <table:table-row table:style-name="ro1">
          <table:table-cell office:value-type="string" table:style-name="ce2">
            <text:p>trước tiên thì hài lòng trong khoảng giao hàng nhanh gọn lẹ nhưng đối với ai có ngu cầu mua bàn phím này để chơi game thì khuyên không nên do bàn phím còn hạng chế tín hiệu của phím ( chỉ nhận tín hiệu 2 phím 1 lúc thôi )</text:p>
          </table:table-cell>
          <table:table-cell table:number-columns-repeated="16383"/>
        </table:table-row>
        <table:table-row table:style-name="ro1">
          <table:table-cell office:value-type="string" table:style-name="ce2">
            <text:p>Hơi hơi thất vọng sau khi mua. Không hiểu sao 10.000 mAh mà mới sạc Samsung A7 2018 được hơn 1.5 lần là hết sạch 4 cục</text:p>
          </table:table-cell>
          <table:table-cell table:number-columns-repeated="16383"/>
        </table:table-row>
        <table:table-row table:style-name="ro1">
          <table:table-cell office:value-type="string" table:style-name="ce2">
            <text:p>đẹp và hoàn thiện nhưng đây là hàng nhập từ TQ do Việt Nam không được phân phối nên hơi lo. Dây đi kèm trông hơi chán, không biết có phải là thật không</text:p>
          </table:table-cell>
          <table:table-cell table:number-columns-repeated="16383"/>
        </table:table-row>
        <table:table-row table:style-name="ro1">
          <table:table-cell office:value-type="string" table:style-name="ce2">
            <text:p>Bàn phím gõ êm, không ồn, có các phím macros tiện lợi, tuy nhiên bàn phím hơi ọp ẹp Hài lòng với mức giá 163k cả ship</text:p>
          </table:table-cell>
          <table:table-cell table:number-columns-repeated="16383"/>
        </table:table-row>
        <table:table-row table:style-name="ro1">
          <table:table-cell office:value-type="string" table:style-name="ce2">
            <text:p>Mình có tham khảo vài người bạn dùng bàn phím này nhưng không mua qua tiki. Bàn phím của bạn mình có độ này và độ hoàn thiện cao hơn sản phẩm mình nhận được. Cũng không rõ lý do tại sao nữa, nhưng thôi chấm 4 sao vì sản phẩm dùng ổn.</text:p>
          </table:table-cell>
          <table:table-cell table:number-columns-repeated="16383"/>
        </table:table-row>
        <table:table-row table:style-name="ro1">
          <table:table-cell office:value-type="string" table:style-name="ce2">
            <text:p>Với mức giá rẻ như vầy thì chất lượng quá sức ổn, bàn phím gõ êm không quá ồn mà thiết kế cũng rất tinh tế không bị màu mè kiểu sến sến, bàn phím có nút volume khá tiện lợi với thói quen sử dụng của mình chỉ có 1 điểm trừ nhẹ thôi là chữ in trên bàn phím có cảm giác bị nhoè nhoè và scale hơi dẹt ra sai tỷ lệ nhưng không ảnh hưởng gì đến quá trình sử dụng. Chỉ là với dân design như mình thì nhìn hơi gai mắt nhẹ xíu xiu :D</text:p>
          </table:table-cell>
          <table:table-cell table:number-columns-repeated="16383"/>
        </table:table-row>
        <table:table-row table:style-name="ro1">
          <table:table-cell office:value-type="string" table:style-name="ce2">
            <text:p>bàn phím thiết kế đẹp gọn. nhưng vì gọn nên nút nhỏ hơn cả phím laptop. dễ gõ nhầm., nói chung ok cho ai thích nhỏ gọn</text:p>
          </table:table-cell>
          <table:table-cell table:number-columns-repeated="16383"/>
        </table:table-row>
        <table:table-row table:style-name="ro1">
          <table:table-cell office:value-type="string" table:style-name="ce2">
            <text:p>Giao hàng nhanh, bọc cẩn thận. Có điều dung lượng không đúng 10000mAh, điện thoại pin 3000mAh mà sạc chưa được 3 lần là hết pin</text:p>
          </table:table-cell>
          <table:table-cell table:number-columns-repeated="16383"/>
        </table:table-row>
        <table:table-row table:style-name="ro1">
          <table:table-cell office:value-type="string" table:style-name="ce2">
            <text:p>bàn phím layout English - USA nên bạn nào dùng layout châu Âu UK sẽ phải điều chỉnh lại. chất lượng tạm ổn so với giá tiền vì phím bấm hơi nặng và cứng cho những ai vốn quen bấm phím cơ hoặc phím laptop</text:p>
          </table:table-cell>
          <table:table-cell table:number-columns-repeated="16383"/>
        </table:table-row>
        <table:table-row table:style-name="ro1">
          <table:table-cell office:value-type="string" table:style-name="ce2">
            <text:p>bàn phím dùng êm tay, sản phẩm đóng gói tốt, thời gian tiếp nhận đơn hàng lâu. mất 3 ngày mới đóng gói xong, thêm 3 ngày nữa mới bàn giao vận chuyển được... thời gian giao hàng quá chậm</text:p>
          </table:table-cell>
          <table:table-cell table:number-columns-repeated="16383"/>
        </table:table-row>
        <table:table-row table:style-name="ro1">
          <table:table-cell office:value-type="string" table:style-name="ce2">
            <text:p>đầu cắm sạc không cùng với điện thoại thật bất tiện khi sạc phải mua đầu dây khác gắn với điện thoại riêng</text:p>
          </table:table-cell>
          <table:table-cell table:number-columns-repeated="16383"/>
        </table:table-row>
        <table:table-row table:style-name="ro1">
          <table:table-cell office:value-type="string" table:style-name="ce2">
            <text:p>Rất thích, sạc lâu không bị nóng như cục sạc trước kia từng sử dụng.</text:p>
          </table:table-cell>
          <table:table-cell table:number-columns-repeated="16383"/>
        </table:table-row>
        <table:table-row table:style-name="ro1">
          <table:table-cell office:value-type="string" table:style-name="ce2">
            <text:p>đóng gói tốt , hàng đẹp chính hãng đúng tầm giá tuy nhiên <text:s/>khả năng đa điểm không tốt dùng để soạn thảo văn bản làm việc văn phòng không phù hợp để chơi game</text:p>
          </table:table-cell>
          <table:table-cell table:number-columns-repeated="16383"/>
        </table:table-row>
        <table:table-row table:style-name="ro1">
          <table:table-cell office:value-type="string" table:style-name="ce2">
            <text:p>1.Thiết kế đẹp, cầm chắc tay 2.Pin sạc ổn 3.Tiki giao hàng trễ hơn dự kiến một chút, nhưng các bạn take care khách rất tốt.</text:p>
          </table:table-cell>
          <table:table-cell table:number-columns-repeated="16383"/>
        </table:table-row>
        <table:table-row table:style-name="ro1">
          <table:table-cell office:value-type="string" table:style-name="ce2">
            <text:p>Mình dùng laptop, nên cắm bp này rất gọn nhẹ và đầy đủ các chức năng cơ bản , giao hàng nhanh cũng uy tín đúng giờ. Tuy nhiên chắc là do mình khó tính, nên sp này bấm chưa đã và các nút còn hơi thấp.</text:p>
          </table:table-cell>
          <table:table-cell table:number-columns-repeated="16383"/>
        </table:table-row>
        <table:table-row table:style-name="ro1">
          <table:table-cell office:value-type="string" table:style-name="ce2">
            <text:p>Sản phẩm đẹp, mượt. Chất lượng và thời gian lưu pin chưa dùng nên chưa đánh giá được.</text:p>
          </table:table-cell>
          <table:table-cell table:number-columns-repeated="16383"/>
        </table:table-row>
        <table:table-row table:style-name="ro1">
          <table:table-cell office:value-type="string" table:style-name="ce2">
            <text:p>Tiki giao hàng nhanh, đóng gói cẩn thận Bàn phím chất lượng tốt, mẫu mã đẹp, chắc chắn, gõ không được sướng tay, tuy nhiên với mức giá như vậy thì rất hợp lý rồi.</text:p>
          </table:table-cell>
          <table:table-cell table:number-columns-repeated="16383"/>
        </table:table-row>
        <table:table-row table:style-name="ro1">
          <table:table-cell office:value-type="string" table:style-name="ce2">
            <text:p>bàn phím được đóng gói cẩn thận và còn niêm phong khi giao hàng. Gõ êm, không gây ồn ào. <text:s/>Tuy nhiên các phím shift, ctrl và fn không được ăn lắm</text:p>
          </table:table-cell>
          <table:table-cell table:number-columns-repeated="16383"/>
        </table:table-row>
        <table:table-row table:style-name="ro1">
          <table:table-cell office:value-type="string" table:style-name="ce2">
            <text:p>Đã nhận được hàng, đúng như hình. Mua được giá hời nên rất thích. Nhân viên giao hàng nhiệt tình, thân thiện</text:p>
          </table:table-cell>
          <table:table-cell table:number-columns-repeated="16383"/>
        </table:table-row>
        <table:table-row table:style-name="ro1">
          <table:table-cell office:value-type="string" table:style-name="ce2">
            <text:p>Hàng gói kỹ. không trầy xước. Tốt. Thấy có tem chính hãng. Mà sạc hơi bị lâu 1 chút.</text:p>
          </table:table-cell>
          <table:table-cell table:number-columns-repeated="16383"/>
        </table:table-row>
        <table:table-row table:style-name="ro1">
          <table:table-cell office:value-type="string" table:style-name="ce2">
            <text:p>giao hàng nhanh,mẫu mã như chọn ,chất lượng đang xài</text:p>
          </table:table-cell>
          <table:table-cell table:number-columns-repeated="16383"/>
        </table:table-row>
        <table:table-row table:style-name="ro1">
          <table:table-cell office:value-type="string" table:style-name="ce2">
            <text:p>Sản phẩm dùng tốt. Tuy nhiên lúc mình mua, sản phẩm đánh dấu là tikinow nhưng sau đó tiki tự ý hủy đơn của mình và tạo đơn mới phải 2 hôm mới giao.</text:p>
          </table:table-cell>
          <table:table-cell table:number-columns-repeated="16383"/>
        </table:table-row>
        <table:table-row table:style-name="ro1">
          <table:table-cell office:value-type="string" table:style-name="ce2">
            <text:p>chất lượng chấp nhận được so với giá tiền, phím bấm hơi cứng nên gõ nhiều sẽ mỏi tay và gõ sai</text:p>
          </table:table-cell>
          <table:table-cell table:number-columns-repeated="16383"/>
        </table:table-row>
        <table:table-row table:style-name="ro1">
          <table:table-cell office:value-type="string" table:style-name="ce2">
            <text:p>Vừa nhận hàng hồi sáng, bàn phím nhỏ, gọn, dễ sử dụng. Tuy nhiên, cần xem lại quá trình vận chuyển để tránh va đập mạnh.</text:p>
          </table:table-cell>
          <table:table-cell table:number-columns-repeated="16383"/>
        </table:table-row>
        <table:table-row table:style-name="ro1">
          <table:table-cell office:value-type="string" table:style-name="ce2">
            <text:p>Xài rất ổn. Hồi trc mua 1 cục 20000mA nhưng nặng quá phải đổi qua 10000 vừa chuẩn</text:p>
          </table:table-cell>
          <table:table-cell table:number-columns-repeated="16383"/>
        </table:table-row>
        <table:table-row table:style-name="ro1">
          <table:table-cell office:value-type="string" table:style-name="ce2">
            <text:p>- sản phẩm chất lượng, bàn phím sử dụng khá tốt và ổn , phím gọn nhẹ không chiếm không gian thiết kế tinh tế. - đóng gói khá kỹ lưỡng</text:p>
          </table:table-cell>
          <table:table-cell table:number-columns-repeated="16383"/>
        </table:table-row>
        <table:table-row table:style-name="ro1">
          <table:table-cell office:value-type="string" table:style-name="ce2">
            <text:p>mình mua hàng trên tiki nhiều lần rồi, lần nào cũng ưng ý, hàng đóng gói chắc chắn có điều giao hàng lâu quá, ở tỉnh phải chờ cả tuần</text:p>
          </table:table-cell>
          <table:table-cell table:number-columns-repeated="16383"/>
        </table:table-row>
        <table:table-row table:style-name="ro1">
          <table:table-cell office:value-type="string" table:style-name="ce2">
            <text:p>Giao hàng nhanh, sản phẩm dùng tốt, bàn phím gõ êm (trừ các phím có kích thước lớn hơn như Enter, Cap lock, Shift... thì hơi ồn hơn xíu) Nói chung là dùng OK</text:p>
          </table:table-cell>
          <table:table-cell table:number-columns-repeated="16383"/>
        </table:table-row>
        <table:table-row table:style-name="ro1">
          <table:table-cell office:value-type="string" table:style-name="ce2">
            <text:p>hàng nhận đầy đủ. tuy nhiên check mã code thì không hiện thông tin sản phẩm. không biết có chính hãngcty không ta???</text:p>
          </table:table-cell>
          <table:table-cell table:number-columns-repeated="16383"/>
        </table:table-row>
        <table:table-row table:style-name="ro1">
          <table:table-cell office:value-type="string" table:style-name="ce2">
            <text:p>Bàn phím dùng ok bấm mượt nhưng chất liệu nhựa nhám trên bề mặt có cảm giác rẻ tiền, độ bền cần phải dùng lâu mới biết</text:p>
          </table:table-cell>
          <table:table-cell table:number-columns-repeated="16383"/>
        </table:table-row>
        <table:table-row table:style-name="ro1">
          <table:table-cell office:value-type="string" table:style-name="ce2">
            <text:p>Mình thấy bàn phím không có gì phải đáng bàn. Ấn rất tốt. Thích. Nhìn đẹp. Tuy nhiên khâu đóng gói hàng hơi tệ</text:p>
          </table:table-cell>
          <table:table-cell table:number-columns-repeated="16383"/>
        </table:table-row>
        <table:table-row table:style-name="ro1">
          <table:table-cell office:value-type="string" table:style-name="ce2">
            <text:p>sản phẩm đúng như mô tả mới mua dùng thấy ok</text:p>
          </table:table-cell>
          <table:table-cell table:number-columns-repeated="16383"/>
        </table:table-row>
        <table:table-row table:style-name="ro1">
          <table:table-cell office:value-type="string" table:style-name="ce2">
            <text:p>- bàn phím gõ êm, có tiếng nhưng nhỏ không ảnh hưởng nhiều - Chọn giao 2h mà Tiki giao trễ khoảng 1 tiếng(nhưng không sao), đóng gói chắc chắn</text:p>
          </table:table-cell>
          <table:table-cell table:number-columns-repeated="16383"/>
        </table:table-row>
        <table:table-row table:style-name="ro1">
          <table:table-cell office:value-type="string" table:style-name="ce2">
            <text:p>Hàng giao sau 1 ngày, đóng gói cẩn thận, ngày đầu tiên xài làm đổ cf lên bàn phím ra xối nước rửa mà vẫn chưa sao, k biết lâu dài có sao k, he he</text:p>
          </table:table-cell>
          <table:table-cell table:number-columns-repeated="16383"/>
        </table:table-row>
        <table:table-row table:style-name="ro1">
          <table:table-cell office:value-type="string" table:style-name="ce2">
            <text:p>Hàng đẹp, giao nhanh, chất lượng sau một thời gian rồi mới đánh giá được</text:p>
          </table:table-cell>
          <table:table-cell table:number-columns-repeated="16383"/>
        </table:table-row>
        <table:table-row table:style-name="ro1">
          <table:table-cell office:value-type="string" table:style-name="ce2">
            <text:p>Chất lượng ổn,giá cả phải chăng. Mới dùng nên chưa biết thời gian dùng được lâu không nhưng sử dụng khá êm.</text:p>
          </table:table-cell>
          <table:table-cell table:number-columns-repeated="16383"/>
        </table:table-row>
        <table:table-row table:style-name="ro1">
          <table:table-cell office:value-type="string" table:style-name="ce2">
            <text:p>Tiki giao hàng nhanh, đóng gói OK. Mình mua sp này vì trên cty cũng xài 1 cái như vậy. Chất lượng tốt. Nhưng mua tili bàn phím hơi cứng. <text:s/>Có lẽ do mới, đợ xài thử thời gian xem sao</text:p>
          </table:table-cell>
          <table:table-cell table:number-columns-repeated="16383"/>
        </table:table-row>
        <table:table-row table:style-name="ro1">
          <table:table-cell office:value-type="string" table:style-name="ce2">
            <text:p>Giao hàng nhanh hơn dự kiến, nhưng đóng gói không được an toàn cho sản phẩm cho lắm!</text:p>
          </table:table-cell>
          <table:table-cell table:number-columns-repeated="16383"/>
        </table:table-row>
        <table:table-row table:style-name="ro1">
          <table:table-cell office:value-type="string" table:style-name="ce2">
            <text:p>Hàng đẹp, giá mềm, giao nhanh hơn dự kiến.</text:p>
          </table:table-cell>
          <table:table-cell table:number-columns-repeated="16383"/>
        </table:table-row>
        <table:table-row table:style-name="ro1">
          <table:table-cell office:value-type="string" table:style-name="ce2">
            <text:p>Giao hàng nhanh hơn 1 ngày, tuy nhiên 1 góc bị móp như ảnh gửi kèm</text:p>
          </table:table-cell>
          <table:table-cell table:number-columns-repeated="16383"/>
        </table:table-row>
        <table:table-row table:style-name="ro1">
          <table:table-cell office:value-type="string" table:style-name="ce2">
            <text:p>Sản phẩm ổn. Bình thường trong tầm giá, dùng cho văn phòng thì ok, nếu dùng nhiều nên xem xét loại khác.</text:p>
          </table:table-cell>
          <table:table-cell table:number-columns-repeated="16383"/>
        </table:table-row>
        <table:table-row table:style-name="ro1">
          <table:table-cell office:value-type="string" table:style-name="ce2">
            <text:p>Mới mua sạc cho S7 thấy sạc nóng. Dùng củ sạc kèm máy sạc cho sạc dự phòng, thì củ sạc nóng....</text:p>
          </table:table-cell>
          <table:table-cell table:number-columns-repeated="16383"/>
        </table:table-row>
        <table:table-row table:style-name="ro1">
          <table:table-cell office:value-type="string" table:style-name="ce2">
            <text:p>Thấy sạc khá nhanh <text:s/>Nhưng iPhone 6spl thì sạc được 2 lần <text:s/>Thấy cũng được rồi</text:p>
          </table:table-cell>
          <table:table-cell table:number-columns-repeated="16383"/>
        </table:table-row>
        <table:table-row table:style-name="ro1">
          <table:table-cell office:value-type="string" table:style-name="ce2">
            <text:p>Bàn phím rất tốt. Chất liệu lẫn chất lượng. Nhượt điểm là không nhấn cùng lúc được 3 phím. Vì thiết kế là như thế. <text:s/>Tóm lại không dành cho dân chơi game.</text:p>
          </table:table-cell>
          <table:table-cell table:number-columns-repeated="16383"/>
        </table:table-row>
        <table:table-row table:style-name="ro1">
          <table:table-cell office:value-type="string" table:style-name="ce2">
            <text:p>Dùng ok, giao hàng nhanh, nhân viên giao hàng thân thiện, nhiệt tình.</text:p>
          </table:table-cell>
          <table:table-cell table:number-columns-repeated="16383"/>
        </table:table-row>
        <table:table-row table:style-name="ro1">
          <table:table-cell office:value-type="string" table:style-name="ce2">
            <text:p>Hàng vận chuyển đến trước ngày giao hàng dự kiến trong mùa dịch. Tôi hài lòng với Shop và Tiki</text:p>
          </table:table-cell>
          <table:table-cell table:number-columns-repeated="16383"/>
        </table:table-row>
        <table:table-row table:style-name="ro1">
          <table:table-cell office:value-type="string" table:style-name="ce2">
            <text:p>bàn phím hơi cong nhẹ . còn lại gõ ổn đáng lẽ bàn phím có thể mỏng hơn nhưng dell không làm</text:p>
          </table:table-cell>
          <table:table-cell table:number-columns-repeated="16383"/>
        </table:table-row>
        <table:table-row table:style-name="ro1">
          <table:table-cell office:value-type="string" table:style-name="ce2">
            <text:p>sản phẩm tốt, sạc nhanh rất tiện lợi. Mua lúc giảm giá 259k</text:p>
          </table:table-cell>
          <table:table-cell table:number-columns-repeated="16383"/>
        </table:table-row>
        <table:table-row table:style-name="ro1">
          <table:table-cell office:value-type="string" table:style-name="ce2">
            <text:p>phím đánh ok, nhưng phím ok hơi nhỏ nên hay bị đánh nhầm, nhưg với giá tiền này cũng tạm ổn</text:p>
          </table:table-cell>
          <table:table-cell table:number-columns-repeated="16383"/>
        </table:table-row>
        <table:table-row table:style-name="ro1">
          <table:table-cell office:value-type="string" table:style-name="ce2">
            <text:p>giao hàng nhanh, đóng gói cẩn thận, bàn phím khá đẹp nhưng nút bàn phím hơi thấp chút. với số tiền 150k như vậy cũng là ok</text:p>
          </table:table-cell>
          <table:table-cell table:number-columns-repeated="16383"/>
        </table:table-row>
        <table:table-row table:style-name="ro1">
          <table:table-cell office:value-type="string" table:style-name="ce2">
            <text:p>Sản phẩm dùng tốt, sạc nhanh, vỏ đẹp. Không quá nóng khi sạc nhanh. Dây sạc hơi ngắn.</text:p>
          </table:table-cell>
          <table:table-cell table:number-columns-repeated="16383"/>
        </table:table-row>
        <table:table-row table:style-name="ro1">
          <table:table-cell office:value-type="string" table:style-name="ce2">
            <text:p>Ok đây <text:s/>.sạc được 4 lân iphone la ok rôi</text:p>
          </table:table-cell>
          <table:table-cell table:number-columns-repeated="16383"/>
        </table:table-row>
        <table:table-row table:style-name="ro1">
          <table:table-cell office:value-type="string" table:style-name="ce2">
            <text:p>Gói không kỹ lắm nhưng hàng chất lượng chính hãng. Tuyệt vời</text:p>
          </table:table-cell>
          <table:table-cell table:number-columns-repeated="16383"/>
        </table:table-row>
        <table:table-row table:style-name="ro1">
          <table:table-cell office:value-type="string" table:style-name="ce2">
            <text:p>Sản phẩm ổn đấy ạ. bàn phím nhạy tí nữa thì tuyệt hơn</text:p>
          </table:table-cell>
          <table:table-cell table:number-columns-repeated="16383"/>
        </table:table-row>
        <table:table-row table:style-name="ro1">
          <table:table-cell office:value-type="string" table:style-name="ce2">
            <text:p>Bàn phím gõ nhẹ và nhạy. Chỉ có điều trên phím có cả chứ trung quốc m k thích lắm</text:p>
          </table:table-cell>
          <table:table-cell table:number-columns-repeated="16383"/>
        </table:table-row>
        <table:table-row table:style-name="ro1">
          <table:table-cell office:value-type="string" table:style-name="ce2">
            <text:p>mới mua 390 coi lại giảm còn 349 ,đang test hàng chưa biết tốt hay không</text:p>
          </table:table-cell>
          <table:table-cell table:number-columns-repeated="16383"/>
        </table:table-row>
        <table:table-row table:style-name="ro1">
          <table:table-cell office:value-type="string" table:style-name="ce2">
            <text:p>Sạc cũng được 3-4 lần nhưng k hiểu sao khi sạc lại nóng hết củ sạc</text:p>
          </table:table-cell>
          <table:table-cell table:number-columns-repeated="16383"/>
        </table:table-row>
        <table:table-row table:style-name="ro1">
          <table:table-cell office:value-type="string" table:style-name="ce2">
            <text:p>mới đặt hàng.chưa pit ra sao.cho 4 sao trước...mã đơn hàng 607588786.hy vọng hàng ok như đã nói.</text:p>
          </table:table-cell>
          <table:table-cell table:number-columns-repeated="16383"/>
        </table:table-row>
        <table:table-row table:style-name="ro1">
          <table:table-cell office:value-type="string" table:style-name="ce2">
            <text:p>Giao hàng nhanh, đúng hẹn. Sản phẩm ok, đúng như đánh giá của các bạn trước.</text:p>
          </table:table-cell>
          <table:table-cell table:number-columns-repeated="16383"/>
        </table:table-row>
        <table:table-row table:style-name="ro1">
          <table:table-cell office:value-type="string" table:style-name="ce2">
            <text:p>Sản phẩm chấp nhận đươc, chất lượng trong tầm giá, đóng gói cẩn thận</text:p>
          </table:table-cell>
          <table:table-cell table:number-columns-repeated="16383"/>
        </table:table-row>
        <table:table-row table:style-name="ro1">
          <table:table-cell office:value-type="string" table:style-name="ce2">
            <text:p>tôi không nhận được hóa đơn VAT như đã yêu cầu. Không rõ bao giờ thì nhận được?</text:p>
          </table:table-cell>
          <table:table-cell table:number-columns-repeated="16383"/>
        </table:table-row>
        <table:table-row table:style-name="ro1">
          <table:table-cell office:value-type="string" table:style-name="ce2">
            <text:p>nhựa nhìn rẻ tiền, giống hàng fake.dhfhfhfhfhfhdhh</text:p>
          </table:table-cell>
          <table:table-cell table:number-columns-repeated="16383"/>
        </table:table-row>
        <table:table-row table:style-name="ro1">
          <table:table-cell office:value-type="string" table:style-name="ce2">
            <text:p>- Cảm giác gõ phím tốt, nhìn cũng cứng cáp - Giao hàng nhanh và đóng gói kỹ càng</text:p>
          </table:table-cell>
          <table:table-cell table:number-columns-repeated="16383"/>
        </table:table-row>
        <table:table-row table:style-name="ro1">
          <table:table-cell office:value-type="string" table:style-name="ce2">
            <text:p>Bàn phím Dell!!! Không biết có thực đúng vậy không! Nhưng hiện vẫn đang dùng rất tốt.</text:p>
          </table:table-cell>
          <table:table-cell table:number-columns-repeated="16383"/>
        </table:table-row>
        <table:table-row table:style-name="ro1">
          <table:table-cell office:value-type="string" table:style-name="ce2">
            <text:p>bàn phím tốt, phần chữ dán không được thẩm mỹ lắm, 2 chân đế hơi ngắn nên không nâng được cao</text:p>
          </table:table-cell>
          <table:table-cell table:number-columns-repeated="16383"/>
        </table:table-row>
        <table:table-row table:style-name="ro1">
          <table:table-cell office:value-type="string" table:style-name="ce2">
            <text:p>ổn vs tầm giá này <text:s text:c="15"/>good</text:p>
          </table:table-cell>
          <table:table-cell table:number-columns-repeated="16383"/>
        </table:table-row>
        <table:table-row table:style-name="ro1">
          <table:table-cell office:value-type="string" table:style-name="ce2">
            <text:p>Bàn phím đánh êm, chắc chắn. Hoàn toàn hài lòng với sản phầm.</text:p>
          </table:table-cell>
          <table:table-cell table:number-columns-repeated="16383"/>
        </table:table-row>
        <table:table-row table:style-name="ro1">
          <table:table-cell office:value-type="string" table:style-name="ce2">
            <text:p>Bàn phím khá êm tay, xài rất ổn. Tiki đóng gói kỹ, giao hàng nhanh hơn dự kiến.</text:p>
          </table:table-cell>
          <table:table-cell table:number-columns-repeated="16383"/>
        </table:table-row>
        <table:table-row table:style-name="ro1">
          <table:table-cell office:value-type="string" table:style-name="ce2">
            <text:p>Hơi to</text:p>
          </table:table-cell>
          <table:table-cell table:number-columns-repeated="16383"/>
        </table:table-row>
        <table:table-row table:style-name="ro1">
          <table:table-cell office:value-type="string" table:style-name="ce2">
            <text:p>Sạc ổn định, bền màu, sạc vào pin tạm được, đẹp, vừa tầm</text:p>
          </table:table-cell>
          <table:table-cell table:number-columns-repeated="16383"/>
        </table:table-row>
        <table:table-row table:style-name="ro1">
          <table:table-cell office:value-type="string" table:style-name="ce2">
            <text:p>Tương đổi được trong tầm giá..... Nhungw có lẽbkhông hợp với dòng sp Ip</text:p>
          </table:table-cell>
          <table:table-cell table:number-columns-repeated="16383"/>
        </table:table-row>
        <table:table-row table:style-name="ro1">
          <table:table-cell office:value-type="string" table:style-name="ce2">
            <text:p>Chất lượng sản phẩm tốt. Giao hàng giống như quảng cáo</text:p>
          </table:table-cell>
          <table:table-cell table:number-columns-repeated="16383"/>
        </table:table-row>
        <table:table-row table:style-name="ro1">
          <table:table-cell office:value-type="string" table:style-name="ce2">
            <text:p>Giao hàng nhanh, bàn phím êm và nhạy. Tạm thời dùng chưa có trục trặc gì.</text:p>
          </table:table-cell>
          <table:table-cell table:number-columns-repeated="16383"/>
        </table:table-row>
        <table:table-row table:style-name="ro1">
          <table:table-cell office:value-type="string" table:style-name="ce2">
            <text:p>Giao hàng nhanh, đóng gói cẩn thận. Trong lúc sạc, pin dự phòng bị nóng.</text:p>
          </table:table-cell>
          <table:table-cell table:number-columns-repeated="16383"/>
        </table:table-row>
        <table:table-row table:style-name="ro1">
          <table:table-cell office:value-type="string" table:style-name="ce2">
            <text:p>Pin sạc tốt tiên lợi nhưng day sạc ngắn quá.</text:p>
          </table:table-cell>
          <table:table-cell table:number-columns-repeated="16383"/>
        </table:table-row>
        <table:table-row table:style-name="ro1">
          <table:table-cell office:value-type="string" table:style-name="ce2">
            <text:p>Sản phẩm đúng như hình nhưng không có giấy bảo hành?</text:p>
          </table:table-cell>
          <table:table-cell table:number-columns-repeated="16383"/>
        </table:table-row>
        <table:table-row table:style-name="ro1">
          <table:table-cell office:value-type="string" table:style-name="ce2">
            <text:p>bàn phím khá êm khi gõ không gây nhiều tiếng động, tuy nhiên có cảm giác các phím hơi cúng khí gõ, độ hoàn thiện khá tốt.</text:p>
          </table:table-cell>
          <table:table-cell table:number-columns-repeated="16383"/>
        </table:table-row>
        <table:table-row table:style-name="ro1">
          <table:table-cell office:value-type="string" table:style-name="ce2">
            <text:p>Bàn phím mới ấn rất êm, không tạo ra tiếng quá ồn, rất nhạy thích hợp với ai có công việc, nhưng mình muốn các phím nảy hơn chút nữa</text:p>
          </table:table-cell>
          <table:table-cell table:number-columns-repeated="16383"/>
        </table:table-row>
        <table:table-row table:style-name="ro1">
          <table:table-cell office:value-type="string" table:style-name="ce2">
            <text:p>Bàn phím xài tạm ổn....tiếng gõ êm tai...nhưng phím hơi cứng</text:p>
          </table:table-cell>
          <table:table-cell table:number-columns-repeated="16383"/>
        </table:table-row>
        <table:table-row table:style-name="ro1">
          <table:table-cell office:value-type="string" table:style-name="ce2">
            <text:p>Sữ dụng ok, dung lượng pin trung thực</text:p>
          </table:table-cell>
          <table:table-cell table:number-columns-repeated="16383"/>
        </table:table-row>
        <table:table-row table:style-name="ro1">
          <table:table-cell office:value-type="string" table:style-name="ce2">
            <text:p>gọn nhẹ , nhưng tổ hợp phím khi đá fifa không ổn lăm , cho 4 sao</text:p>
          </table:table-cell>
          <table:table-cell table:number-columns-repeated="16383"/>
        </table:table-row>
        <table:table-row table:style-name="ro1">
          <table:table-cell office:value-type="string" table:style-name="ce2">
            <text:p>khá ổ nhưng độ nghiên thấp, không quá ồn, nhẹ khá chắc chắn</text:p>
          </table:table-cell>
          <table:table-cell table:number-columns-repeated="16383"/>
        </table:table-row>
        <table:table-row table:style-name="ro1">
          <table:table-cell office:value-type="string" table:style-name="ce2">
            <text:p>đầu cắm sạc pin dự phòng không thông dụng.</text:p>
          </table:table-cell>
          <table:table-cell table:number-columns-repeated="16383"/>
        </table:table-row>
        <table:table-row table:style-name="ro1">
          <table:table-cell office:value-type="string" table:style-name="ce2">
            <text:p>Giao hàng chậm, sản phẩm đưng như hình , chưa dùng nên không biết chất lượng tn</text:p>
          </table:table-cell>
          <table:table-cell table:number-columns-repeated="16383"/>
        </table:table-row>
        <table:table-row table:style-name="ro1">
          <table:table-cell office:value-type="string" table:style-name="ce2">
            <text:p>xài micro usb nhưng mua lộn Type c<text:s text:c="2"/></text:p>
          </table:table-cell>
          <table:table-cell table:number-columns-repeated="16383"/>
        </table:table-row>
        <table:table-row table:style-name="ro1">
          <table:table-cell office:value-type="string" table:style-name="ce2">
            <text:p>Đẹp. Hơi dễ xước. Gọn nhẹ.</text:p>
          </table:table-cell>
          <table:table-cell table:number-columns-repeated="16383"/>
        </table:table-row>
        <table:table-row table:style-name="ro1">
          <table:table-cell office:value-type="string" table:style-name="ce2">
            <text:p>bàn phím êm, <text:s/>nhỏ gọn, <text:s/>tiện lợi, <text:s/>hài lòng</text:p>
          </table:table-cell>
          <table:table-cell table:number-columns-repeated="16383"/>
        </table:table-row>
        <table:table-row table:style-name="ro1">
          <table:table-cell office:value-type="string" table:style-name="ce2">
            <text:p>Bàn phím cũ bị chuột gặm đứt dây, vừa may đúng dịp dell giảm giá</text:p>
          </table:table-cell>
          <table:table-cell table:number-columns-repeated="16383"/>
        </table:table-row>
        <table:table-row table:style-name="ro1">
          <table:table-cell office:value-type="string" table:style-name="ce2">
            <text:p>Hàng chất lượng tốt, giá hợp lý.</text:p>
          </table:table-cell>
          <table:table-cell table:number-columns-repeated="16383"/>
        </table:table-row>
        <table:table-row table:style-name="ro1">
          <table:table-cell office:value-type="string" table:style-name="ce2">
            <text:p>Gói hàng cẩn thận, bàn phím tốt nhưng đôi khi nhấn nhanh bị mất chữ. Nói chung với tầm giá thì rất tốt rồi.</text:p>
          </table:table-cell>
          <table:table-cell table:number-columns-repeated="16383"/>
        </table:table-row>
        <table:table-row table:style-name="ro1">
          <table:table-cell office:value-type="string" table:style-name="ce2">
            <text:p>hàng giao dung mẫu ,ngoại hình ok ,độ bền chưa biết</text:p>
          </table:table-cell>
          <table:table-cell table:number-columns-repeated="16383"/>
        </table:table-row>
        <table:table-row table:style-name="ro1">
          <table:table-cell office:value-type="string" table:style-name="ce2">
            <text:p>hơi thất vọng vì không thể sạc ra được qua cổng usb type C</text:p>
          </table:table-cell>
          <table:table-cell table:number-columns-repeated="16383"/>
        </table:table-row>
        <table:table-row table:style-name="ro1">
          <table:table-cell office:value-type="string" table:style-name="ce2">
            <text:p>Mới nhận được hàng, cái này đăng ký BH sao đây Tiki?</text:p>
          </table:table-cell>
          <table:table-cell table:number-columns-repeated="16383"/>
        </table:table-row>
        <table:table-row table:style-name="ro1">
          <table:table-cell office:value-type="string" table:style-name="ce2">
            <text:p>cũng ổn, không biết sau này thế nào...</text:p>
          </table:table-cell>
          <table:table-cell table:number-columns-repeated="16383"/>
        </table:table-row>
        <table:table-row table:style-name="ro1">
          <table:table-cell office:value-type="string" table:style-name="ce2">
            <text:p>sản phẩm tốt trong tầm giá. nhân viên giao hàng nhiệt tình</text:p>
          </table:table-cell>
          <table:table-cell table:number-columns-repeated="16383"/>
        </table:table-row>
        <table:table-row table:style-name="ro1">
          <table:table-cell office:value-type="string" table:style-name="ce2">
            <text:p>hàng đúng như quảng cáo</text:p>
          </table:table-cell>
          <table:table-cell table:number-columns-repeated="16383"/>
        </table:table-row>
        <table:table-row table:style-name="ro1">
          <table:table-cell office:value-type="string" table:style-name="ce2">
            <text:p>hàng đúng với mô tả, dung lượng pin khoảng 8400mah</text:p>
          </table:table-cell>
          <table:table-cell table:number-columns-repeated="16383"/>
        </table:table-row>
        <table:table-row table:style-name="ro1">
          <table:table-cell office:value-type="string" table:style-name="ce2">
            <text:p>Điều kiện bảo hành ntn? khi cần bảo hành liên hệ với ai?</text:p>
          </table:table-cell>
          <table:table-cell table:number-columns-repeated="16383"/>
        </table:table-row>
        <table:table-row table:style-name="ro1">
          <table:table-cell office:value-type="string" table:style-name="ce2">
            <text:p>Phím khá cứng cần lực nhấn lớn. Là bàn phím rộng nên hơi chiếm diện tích và cần di chuyển tay hơi xa.</text:p>
          </table:table-cell>
          <table:table-cell table:number-columns-repeated="16383"/>
        </table:table-row>
        <table:table-row table:style-name="ro1">
          <table:table-cell office:value-type="string" table:style-name="ce2">
            <text:p>Giao hàng nhanh chóng đóng gói chắc chắn dùng ok</text:p>
          </table:table-cell>
          <table:table-cell table:number-columns-repeated="16383"/>
        </table:table-row>
        <table:table-row table:style-name="ro1">
          <table:table-cell office:value-type="string" table:style-name="ce2">
            <text:p>Bàn phím nhìn đẹp, kiểu phím laptop, phím bấm tạm ổn, hơi cứng chút</text:p>
          </table:table-cell>
          <table:table-cell table:number-columns-repeated="16383"/>
        </table:table-row>
        <table:table-row table:style-name="ro1">
          <table:table-cell office:value-type="string" table:style-name="ce2">
            <text:p>Dạ nhận hàng. Rất nhanh và đúng như mình cần</text:p>
          </table:table-cell>
          <table:table-cell table:number-columns-repeated="16383"/>
        </table:table-row>
        <table:table-row table:style-name="ro1">
          <table:table-cell office:value-type="string" table:style-name="ce2">
            <text:p>không có đèn báo khi sạc cho điện thoại vậy shop ơi?</text:p>
          </table:table-cell>
          <table:table-cell table:number-columns-repeated="16383"/>
        </table:table-row>
        <table:table-row table:style-name="ro1">
          <table:table-cell office:value-type="string" table:style-name="ce2">
            <text:p>giao hàng nhanh, đã sử dụng thử hàng chính hãng rất tốt</text:p>
          </table:table-cell>
          <table:table-cell table:number-columns-repeated="16383"/>
        </table:table-row>
        <table:table-row table:style-name="ro1">
          <table:table-cell office:value-type="string" table:style-name="ce2">
            <text:p>Sản phẩm này dùng rất ô kê</text:p>
          </table:table-cell>
          <table:table-cell table:number-columns-repeated="16383"/>
        </table:table-row>
        <table:table-row table:style-name="ro1">
          <table:table-cell office:value-type="string" table:style-name="ce2">
            <text:p>Hàng okay. Sạc tốt mẫu mã đẹp</text:p>
          </table:table-cell>
          <table:table-cell table:number-columns-repeated="16383"/>
        </table:table-row>
        <table:table-row table:style-name="ro1">
          <table:table-cell office:value-type="string" table:style-name="ce2">
            <text:p>Bàn phím ô cê! Độ bền thì phải qua một thời gian sử dụng mới kết luận được.</text:p>
          </table:table-cell>
          <table:table-cell table:number-columns-repeated="16383"/>
        </table:table-row>
        <table:table-row table:style-name="ro1">
          <table:table-cell office:value-type="string" table:style-name="ce2">
            <text:p>Phím hơi nông nên gõ không thật tay cho lắm</text:p>
          </table:table-cell>
          <table:table-cell table:number-columns-repeated="16383"/>
        </table:table-row>
        <table:table-row table:style-name="ro1">
          <table:table-cell office:value-type="string" table:style-name="ce2">
            <text:p>Hàng chính hãng, giao hàng nhanh.</text:p>
          </table:table-cell>
          <table:table-cell table:number-columns-repeated="16383"/>
        </table:table-row>
        <table:table-row table:style-name="ro1">
          <table:table-cell office:value-type="string" table:style-name="ce2">
            <text:p>Mau ma dep, sac nhanh , nhe,</text:p>
          </table:table-cell>
          <table:table-cell table:number-columns-repeated="16383"/>
        </table:table-row>
        <table:table-row table:style-name="ro1">
          <table:table-cell office:value-type="string" table:style-name="ce2">
            <text:p>tốt trong tầm giá, có phím tắt như laptop</text:p>
          </table:table-cell>
          <table:table-cell table:number-columns-repeated="16383"/>
        </table:table-row>
        <table:table-row table:style-name="ro1">
          <table:table-cell office:value-type="string" table:style-name="ce2">
            <text:p>Gõ không sướng tay lắm. Nói chung tầm tiền như vậy k thể đòi hỏi nhiều hơn.</text:p>
          </table:table-cell>
          <table:table-cell table:number-columns-repeated="16383"/>
        </table:table-row>
        <table:table-row table:style-name="ro1">
          <table:table-cell office:value-type="string" table:style-name="ce2">
            <text:p>Hình thức đẹp dùng ok với mức giá rẻ</text:p>
          </table:table-cell>
          <table:table-cell table:number-columns-repeated="16383"/>
        </table:table-row>
        <table:table-row table:style-name="ro1">
          <table:table-cell office:value-type="string" table:style-name="ce2">
            <text:p>hàng tot. 9 hang</text:p>
          </table:table-cell>
          <table:table-cell table:number-columns-repeated="16383"/>
        </table:table-row>
        <table:table-row table:style-name="ro1">
          <table:table-cell office:value-type="string" table:style-name="ce2">
            <text:p>Shop kích hoạt bảo hành cho mình với</text:p>
          </table:table-cell>
          <table:table-cell table:number-columns-repeated="16383"/>
        </table:table-row>
        <table:table-row table:style-name="ro1">
          <table:table-cell office:value-type="string" table:style-name="ce2">
            <text:p>thấy cũng OK đó</text:p>
          </table:table-cell>
          <table:table-cell table:number-columns-repeated="16383"/>
        </table:table-row>
        <table:table-row table:style-name="ro1">
          <table:table-cell office:value-type="string" table:style-name="ce2">
            <text:p>Giao hàng nhanh chóng, sản phẩm tốt.</text:p>
          </table:table-cell>
          <table:table-cell table:number-columns-repeated="16383"/>
        </table:table-row>
        <table:table-row table:style-name="ro1">
          <table:table-cell office:value-type="string" table:style-name="ce2">
            <text:p>sạc khá chậm</text:p>
          </table:table-cell>
          <table:table-cell table:number-columns-repeated="16383"/>
        </table:table-row>
        <table:table-row table:style-name="ro1">
          <table:table-cell office:value-type="string" table:style-name="ce2">
            <text:p>độ nẩy tốt, nhỏ gọn. vì nhỏ gọn nên các phím hơi nhỏ. hơi bó tay khi gõ văn bản</text:p>
          </table:table-cell>
          <table:table-cell table:number-columns-repeated="16383"/>
        </table:table-row>
        <table:table-row table:style-name="ro1">
          <table:table-cell office:value-type="string" table:style-name="ce2">
            <text:p>Dung duoc!</text:p>
          </table:table-cell>
          <table:table-cell table:number-columns-repeated="16383"/>
        </table:table-row>
        <table:table-row table:style-name="ro1">
          <table:table-cell office:value-type="string" table:style-name="ce2">
            <text:p>Bàn phím chuan. Đàn hồi các phím ok</text:p>
          </table:table-cell>
          <table:table-cell table:number-columns-repeated="16383"/>
        </table:table-row>
        <table:table-row table:style-name="ro1">
          <table:table-cell office:value-type="string" table:style-name="ce2">
            <text:p>Không thấy lỗi gì, tốt</text:p>
          </table:table-cell>
          <table:table-cell table:number-columns-repeated="16383"/>
        </table:table-row>
        <table:table-row table:style-name="ro1">
          <table:table-cell office:value-type="string" table:style-name="ce2">
            <text:p>Sản phẩm hiện tại khá là ổn</text:p>
          </table:table-cell>
          <table:table-cell table:number-columns-repeated="16383"/>
        </table:table-row>
        <table:table-row table:style-name="ro1">
          <table:table-cell office:value-type="string" table:style-name="ce2">
            <text:p>Đã mua được hơn 2 tháng, độ nảy của phím êm, thiết kế đẹp phù hợp với tầm giá</text:p>
          </table:table-cell>
          <table:table-cell table:number-columns-repeated="16383"/>
        </table:table-row>
        <table:table-row table:style-name="ro1">
          <table:table-cell office:value-type="string" table:style-name="ce2">
            <text:p>Phím đánh không êm nhưng trong tầm giá này cũng khá tốt.</text:p>
          </table:table-cell>
          <table:table-cell table:number-columns-repeated="16383"/>
        </table:table-row>
        <table:table-row table:style-name="ro1">
          <table:table-cell office:value-type="string" table:style-name="ce2">
            <text:p>Thoạt đầu phím mềm nhưng về sau hơi cứng. Tạm chấp nhận với mức giá bán</text:p>
          </table:table-cell>
          <table:table-cell table:number-columns-repeated="16383"/>
        </table:table-row>
        <table:table-row table:style-name="ro1">
          <table:table-cell office:value-type="string" table:style-name="ce2">
            <text:p>Tạm ổn trong tầm giá</text:p>
          </table:table-cell>
          <table:table-cell table:number-columns-repeated="16383"/>
        </table:table-row>
        <table:table-row table:style-name="ro1">
          <table:table-cell office:value-type="string" table:style-name="ce2">
            <text:p>Gõ êm, di chuyển tay gần</text:p>
          </table:table-cell>
          <table:table-cell table:number-columns-repeated="16383"/>
        </table:table-row>
        <table:table-row table:style-name="ro1">
          <table:table-cell office:value-type="string" table:style-name="ce2">
            <text:p>bàn phím không quá nhạy</text:p>
          </table:table-cell>
          <table:table-cell table:number-columns-repeated="16383"/>
        </table:table-row>
        <table:table-row table:style-name="ro1">
          <table:table-cell office:value-type="string" table:style-name="ce2">
            <text:p>Sản phẩm dùng rất tốt</text:p>
          </table:table-cell>
          <table:table-cell table:number-columns-repeated="16383"/>
        </table:table-row>
        <table:table-row table:style-name="ro1">
          <table:table-cell office:value-type="string" table:style-name="ce2">
            <text:p>Tạm được. Dùng văn phòng ok</text:p>
          </table:table-cell>
          <table:table-cell table:number-columns-repeated="16383"/>
        </table:table-row>
        <table:table-row table:style-name="ro1">
          <table:table-cell office:value-type="string" table:style-name="ce2">
            <text:p>gói hàng gọn đẹp. <text:s/>chưa sài thử mà thấy qá hợp ý. <text:s/>chu đáo.</text:p>
          </table:table-cell>
          <table:table-cell table:number-columns-repeated="16383"/>
        </table:table-row>
        <table:table-row table:style-name="ro1">
          <table:table-cell office:value-type="string" table:style-name="ce2">
            <text:p>bàn phím xài ổn</text:p>
          </table:table-cell>
          <table:table-cell table:number-columns-repeated="16383"/>
        </table:table-row>
        <table:table-row table:style-name="ro1">
          <table:table-cell office:value-type="string" table:style-name="ce2">
            <text:p>Hình thức đẹp</text:p>
          </table:table-cell>
          <table:table-cell table:number-columns-repeated="16383"/>
        </table:table-row>
        <table:table-row table:style-name="ro1">
          <table:table-cell office:value-type="string" table:style-name="ce2">
            <text:p>Nhân viên giao hàng 1* nhé</text:p>
          </table:table-cell>
          <table:table-cell table:number-columns-repeated="16383"/>
        </table:table-row>
        <table:table-row table:style-name="ro1">
          <table:table-cell office:value-type="string" table:style-name="ce2">
            <text:p>Ổn vừa giá tiền</text:p>
          </table:table-cell>
          <table:table-cell table:number-columns-repeated="16383"/>
        </table:table-row>
        <table:table-row table:style-name="ro1">
          <table:table-cell office:value-type="string" table:style-name="ce2">
            <text:p>Không biết</text:p>
          </table:table-cell>
          <table:table-cell table:number-columns-repeated="16383"/>
        </table:table-row>
        <table:table-row table:style-name="ro1">
          <table:table-cell office:value-type="string" table:style-name="ce2">
            <text:p>sp giống trong hình, phù hợp với dân văn phòng.có mấy phím tắt chỉnh âm lượng tiện dụng</text:p>
          </table:table-cell>
          <table:table-cell table:number-columns-repeated="16383"/>
        </table:table-row>
        <table:table-row table:style-name="ro1">
          <table:table-cell office:value-type="string" table:style-name="ce2">
            <text:p>giao hàng cũng nhanh. k bị chậm như mấy lần trước.</text:p>
          </table:table-cell>
          <table:table-cell table:number-columns-repeated="16383"/>
        </table:table-row>
        <table:table-row table:style-name="ro1">
          <table:table-cell office:value-type="string" table:style-name="ce2">
            <text:p>Đến giờ chưa có dấu hiệu bất thường. Đóng gói tốt. gõ cũng ổn ổn</text:p>
          </table:table-cell>
          <table:table-cell table:number-columns-repeated="16383"/>
        </table:table-row>
        <table:table-row table:style-name="ro1">
          <table:table-cell office:value-type="string" table:style-name="ce2">
            <text:p>gõ nhanh êm, không ồn <text:s/>nhược điểm : phím chưa nảy lắm nên gõ lâu hơi mệt</text:p>
          </table:table-cell>
          <table:table-cell table:number-columns-repeated="16383"/>
        </table:table-row>
        <table:table-row table:style-name="ro1">
          <table:table-cell office:value-type="string" table:style-name="ce2">
            <text:p>Sản phẩm đẹp mắt, dùng sạc nhanh khá là ổn. Với giá tiền như thế này thì sản phẩm khá là tốt. Mỗi tội dây sạc kèm theo không thể sạc nhanh được, phải thay dây khác.</text:p>
          </table:table-cell>
          <table:table-cell table:number-columns-repeated="16383"/>
        </table:table-row>
        <table:table-row table:style-name="ro1">
          <table:table-cell office:value-type="string" table:style-name="ce2">
            <text:p>sạc này dùng được cho điện thoại samsung J5 không ?</text:p>
          </table:table-cell>
          <table:table-cell table:number-columns-repeated="16383"/>
        </table:table-row>
        <table:table-row table:style-name="ro1">
          <table:table-cell office:value-type="string" table:style-name="ce2">
            <text:p>samsung A8+ 2018 thì sử dụng cổng USB hay type c ạ</text:p>
          </table:table-cell>
          <table:table-cell table:number-columns-repeated="16383"/>
        </table:table-row>
        <table:table-row table:style-name="ro1">
          <table:table-cell office:value-type="string" table:style-name="ce2">
            <text:p>RẤT THÍCH CÁI KEYBOARD NÀY, RẤT ÊM KHI GÕ ÍT PHÁT RA TIẾNG ĐỘNG. VÌ Ở PHÒNG NHIỀU NGƯỜI NÊN MÌNH RẤT NGẠI VIỆC ỒN ÀO LÀM ẢNH HƯỞNG ĐẾN MỌI NGƯỜI XUNG QUANH.</text:p>
          </table:table-cell>
          <table:table-cell table:number-columns-repeated="16383"/>
        </table:table-row>
        <table:table-row table:style-name="ro1">
          <table:table-cell office:value-type="string" table:style-name="ce2">
            <text:p>bàn phím này gõ thích. mỗi tội có tiếng kêu hơi to</text:p>
          </table:table-cell>
          <table:table-cell table:number-columns-repeated="16383"/>
        </table:table-row>
        <table:table-row table:style-name="ro1">
          <table:table-cell office:value-type="string" table:style-name="ce2">
            <text:p>Đã test cả 4 thẻ. Kết quả đúng thông số ghi trên hộp. Đang sử dụng cho camera, lưu khoảng 7 ngày (độ phân giải SD). Không biết độ bền thế nào nhưng với thời gian bản hành 5 năm (trên hộp thấy ghi 7 năm) nên cũng an tâm.</text:p>
          </table:table-cell>
          <table:table-cell table:number-columns-repeated="16383"/>
        </table:table-row>
        <table:table-row table:style-name="ro1">
          <table:table-cell office:value-type="string" table:style-name="ce2">
            <text:p>thẻ nhớ tốt,dung lượng thực 31.9 GB. tuy nhiên việc dán tem bảo hành hơi ẩu,làm bay mất mép ngoài của tem,đồng thời có tem mới dán đè tem cũ, không biết vì sao,nhưng chất lượng ban đầu tốt,giao hàng nhanh</text:p>
          </table:table-cell>
          <table:table-cell table:number-columns-repeated="16383"/>
        </table:table-row>
        <table:table-row table:style-name="ro1">
          <table:table-cell office:value-type="string" table:style-name="ce2">
            <text:p>Giao hàng nhanh, mới đặt hàng chiều qua, sáng sớm nay cậu giao hàng đã gọi để nhận hàng rồi, đóng hộp cẩn thận. Kiểm tra thấy dung lượng là 29,7Gbps, <text:s/>chất lượng ban đầu thấy ổn.</text:p>
          </table:table-cell>
          <table:table-cell table:number-columns-repeated="16383"/>
        </table:table-row>
        <table:table-row table:style-name="ro1">
          <table:table-cell office:value-type="string" table:style-name="ce2">
            <text:p>Sản đúng như như hình, dung lượng thực tế là gần 29gb. nhưng sản phẩm đã bị bóc ra sau đó dán lại. không nguyên còn hộp. không biết là có phải để kiểm tra không.</text:p>
          </table:table-cell>
          <table:table-cell table:number-columns-repeated="16383"/>
        </table:table-row>
        <table:table-row table:style-name="ro1">
          <table:table-cell office:value-type="string" table:style-name="ce2">
            <text:p>Sản phẩm nhận được đủ dung lượng, tốc độ trung bình 10MB/s, tốc độ như vậy là ổn với giá tiền của thẻ. Hy vọng thẻ ổn định, sử dụng lâu dài</text:p>
          </table:table-cell>
          <table:table-cell table:number-columns-repeated="16383"/>
        </table:table-row>
        <table:table-row table:style-name="ro1">
          <table:table-cell office:value-type="string" table:style-name="ce2">
            <text:p>Tốc độ k ổn định, Tốc độ ghi chỉ 10mb/s, dán tem bảo hành to hơn thẻ nhớ nên khi cho vào khe/adapter bị kẹt và rơi rách tem ra.</text:p>
          </table:table-cell>
          <table:table-cell table:number-columns-repeated="16383"/>
        </table:table-row>
        <table:table-row table:style-name="ro1">
          <table:table-cell office:value-type="string" table:style-name="ce2">
            <text:p>sản phẩm tốt nhưng không thể chuyển ứng dụng game sang thẻ nhớ và không thẻ dùng thẻ nhớ làm bộ nhớ trong</text:p>
          </table:table-cell>
          <table:table-cell table:number-columns-repeated="16383"/>
        </table:table-row>
        <table:table-row table:style-name="ro1">
          <table:table-cell office:value-type="string" table:style-name="ce2">
            <text:p>Mới sử dụng, thấy cũng ổn Tiki giao hàng nhanh quá, trên đơn hàng báo 3 ngày tới, ai dè 1 ngày shipper đã giao hàng</text:p>
          </table:table-cell>
          <table:table-cell table:number-columns-repeated="16383"/>
        </table:table-row>
        <table:table-row table:style-name="ro1">
          <table:table-cell office:value-type="string" table:style-name="ce2">
            <text:p>Giao hàng nhanh và chuyên nghiệp. Vẫn đang sử dụng sản phẩm để có thêm trải nghiệm về chất lượng thẻ.</text:p>
          </table:table-cell>
          <table:table-cell table:number-columns-repeated="16383"/>
        </table:table-row>
        <table:table-row table:style-name="ro1">
          <table:table-cell office:value-type="string" table:style-name="ce2">
            <text:p>đóng gói cẩn thận. sản phẩm giống mô tả. còn chất lượng đang kiểm chứng độ bền qua thời gian...?</text:p>
          </table:table-cell>
          <table:table-cell table:number-columns-repeated="16383"/>
        </table:table-row>
        <table:table-row table:style-name="ro1">
          <table:table-cell office:value-type="string" table:style-name="ce2">
            <text:p>Đang dùng và thấy khá ổn, tuy nhiên không phải dân IT chuyên nghiệp nên không biết thế nào nữa, dùng tời khi nào hỏng thì tính tiếp<text:s text:c="2"/></text:p>
          </table:table-cell>
          <table:table-cell table:number-columns-repeated="16383"/>
        </table:table-row>
        <table:table-row table:style-name="ro1">
          <table:table-cell office:value-type="string" table:style-name="ce2">
            <text:p>Cảm ơn, khá ổn. Tôi đã từng bị Sendo lừa khi đặt mua thẻ 64G nhưng lại giao hàng là thẻ 16G. Hy vọng Tiki giữ uy tín để phát triển.</text:p>
          </table:table-cell>
          <table:table-cell table:number-columns-repeated="16383"/>
        </table:table-row>
        <table:table-row table:style-name="ro1">
          <table:table-cell office:value-type="string" table:style-name="ce2">
            <text:p>Sản phẩm đều bị bóc tem hết nhé. Chưa dùng nên không rõ chất lượng</text:p>
          </table:table-cell>
          <table:table-cell table:number-columns-repeated="16383"/>
        </table:table-row>
        <table:table-row table:style-name="ro1">
          <table:table-cell office:value-type="string" table:style-name="ce2">
            <text:p>Giao hàng nhanh, sản phẩm chính hãng, tuy nhiên tốc độ chưa đúng với quảng cáo</text:p>
          </table:table-cell>
          <table:table-cell table:number-columns-repeated="16383"/>
        </table:table-row>
        <table:table-row table:style-name="ro1">
          <table:table-cell office:value-type="string" table:style-name="ce2">
            <text:p>đang testchất lượng nhưng hình thức thì OK <text:s/>bao bì đóng gói cẩn thận</text:p>
          </table:table-cell>
          <table:table-cell table:number-columns-repeated="16383"/>
        </table:table-row>
        <table:table-row table:style-name="ro1">
          <table:table-cell office:value-type="string" table:style-name="ce2">
            <text:p>Dùng thử thấy cũng được, cần thời gian để biết chất lượng.</text:p>
          </table:table-cell>
          <table:table-cell table:number-columns-repeated="16383"/>
        </table:table-row>
        <table:table-row table:style-name="ro1">
          <table:table-cell office:value-type="string" table:style-name="ce2">
            <text:p>Hàng chuẩn như giới thiệu. không biết độ bền thế nào</text:p>
          </table:table-cell>
          <table:table-cell table:number-columns-repeated="16383"/>
        </table:table-row>
        <table:table-row table:style-name="ro1">
          <table:table-cell office:value-type="string" table:style-name="ce2">
            <text:p>Hàng tốt sử dụng đa số mọi thiết bị hỗ trợ thẻ, bền với thời gian</text:p>
          </table:table-cell>
          <table:table-cell table:number-columns-repeated="16383"/>
        </table:table-row>
        <table:table-row table:style-name="ro1">
          <table:table-cell office:value-type="string" table:style-name="ce2">
            <text:p>Thẻ nhớ gắn vào điện thoại là chạy Đúng tốc độ Hàng chất lượng</text:p>
          </table:table-cell>
          <table:table-cell table:number-columns-repeated="16383"/>
        </table:table-row>
        <table:table-row table:style-name="ro1">
          <table:table-cell office:value-type="string" table:style-name="ce2">
            <text:p>Đóng gói đẹp, giao hàng nhanh. Mới mua chưa dùng nên k biết có bền k thôi</text:p>
          </table:table-cell>
          <table:table-cell table:number-columns-repeated="16383"/>
        </table:table-row>
        <table:table-row table:style-name="ro1">
          <table:table-cell office:value-type="string" table:style-name="ce2">
            <text:p>Hakeem xem phim này thì mình thấy nó cũng có thể là người dùng</text:p>
          </table:table-cell>
          <table:table-cell table:number-columns-repeated="16383"/>
        </table:table-row>
        <table:table-row table:style-name="ro1">
          <table:table-cell office:value-type="string" table:style-name="ce2">
            <text:p>Giao hàng nhanh, thẻ chưa bị sự cố gì, có rạch thẻ ra để dán tem bảo hành.</text:p>
          </table:table-cell>
          <table:table-cell table:number-columns-repeated="16383"/>
        </table:table-row>
        <table:table-row table:style-name="ro1">
          <table:table-cell office:value-type="string" table:style-name="ce2">
            <text:p>có cảm giác tốc đô không bằng thẻ của sam sung thì phai</text:p>
          </table:table-cell>
          <table:table-cell table:number-columns-repeated="16383"/>
        </table:table-row>
        <table:table-row table:style-name="ro1">
          <table:table-cell office:value-type="string" table:style-name="ce2">
            <text:p>Hàng còn seal tiki, sài thấy oki. Sẽ ủng hộ thêm tiki</text:p>
          </table:table-cell>
          <table:table-cell table:number-columns-repeated="16383"/>
        </table:table-row>
        <table:table-row table:style-name="ro1">
          <table:table-cell office:value-type="string" table:style-name="ce2">
            <text:p>đúng <text:s/>mẫu <text:s/>đã đặt. <text:s/>giao hàng <text:s/>nhanh.</text:p>
          </table:table-cell>
          <table:table-cell table:number-columns-repeated="16383"/>
        </table:table-row>
        <table:table-row table:style-name="ro1">
          <table:table-cell office:value-type="string" table:style-name="ce2">
            <text:p>sản phẩm chất lượng, giá cả hợp lý</text:p>
          </table:table-cell>
          <table:table-cell table:number-columns-repeated="16383"/>
        </table:table-row>
        <table:table-row table:style-name="ro1">
          <table:table-cell office:value-type="string" table:style-name="ce2">
            <text:p>Tốc độ giao nhanh (5*). Hàng thì còn nguyên tem của nhà phân phối, kiểm tra đúng thông số giờ chỉ còn thời gian trả lời chất lượng, hy vọng không phải liên quan đến bảo hành (5*). Riêng có đóng gói hàng là rất ẩu. Bỏ ngay em nó vào hộp không thèm lót chèn gì cả cầm long sòng sọc. Tiki chưa tôn trọng tài sản của người khác. Trong hộp chỉ cần vò mấy tờ giấy lộn là cũng đủ làm êm ái sản phẩm (3*). Vấn đề này rất nhiều người phản nàn rồi mà Tiki chưa thay đổi.</text:p>
          </table:table-cell>
          <table:table-cell table:number-columns-repeated="16383"/>
        </table:table-row>
        <table:table-row table:style-name="ro1">
          <table:table-cell office:value-type="string" table:style-name="ce2">
            <text:p>1. Nhận hàng sớm hơn lịch hẹn 2. Nhân viên giao hàng tiki thì vẫn nhiệt tình như xưa 3. Hàng thì có vẻ hơi rách tem tý, hình như không phải được đóng từ nhà sản xuất, hay bóc ra gói lại gì đó. Chưa lắp k biết tnao Mong TIki tiếp tục giám sát chặt các nhà cung cấp và nghiêm khắc đối với cửa hàng, bảo vệ lòng tin của khách hàng đối với Thương Mại Điện Tử</text:p>
          </table:table-cell>
          <table:table-cell table:number-columns-repeated="16383"/>
        </table:table-row>
        <table:table-row table:style-name="ro1">
          <table:table-cell office:value-type="string" table:style-name="ce2">
            <text:p>Thẻ Nhớ Micro SDHC SanDisk UHS-1 32GB Class 10 - 80MB/s ,Cũng ok</text:p>
          </table:table-cell>
          <table:table-cell table:number-columns-repeated="16383"/>
        </table:table-row>
        <table:table-row table:style-name="ro1">
          <table:table-cell office:value-type="string" table:style-name="ce2">
            <text:p>Ssd kington sử dụng ổn trong tầm giá, độ bền còn sd lâu dài mới đánh giá được . Khi mới gắn vào máy không nhận ổ cứng. Phải thiết lập trong BIOS, thì mới sd được</text:p>
          </table:table-cell>
          <table:table-cell table:number-columns-repeated="16383"/>
        </table:table-row>
        <table:table-row table:style-name="ro1">
          <table:table-cell office:value-type="string" table:style-name="ce2">
            <text:p>Lần đầu tiên được trải nghiệm SSD sau mấy chục năm dùng HDD. Phải nói là quá đã. Tốc độ khởi động và truy cập dữ liệu tăng lên khoảng 8 lần so với HDD hiện tại. Mình lắp thêm cho laptop DELL 6 tuổi đời. Mua thêm Caddy lắp thay thế vào vị trí ổ đĩa quang, kết hợp thêm HDD hiện tại để có dung lượng chứa file. Quá tuyệt vời. Mua trong đợt sale nên thấy khá tiết kiệm và hữu ích.</text:p>
          </table:table-cell>
          <table:table-cell table:number-columns-repeated="16383"/>
        </table:table-row>
        <table:table-row table:style-name="ro1">
          <table:table-cell office:value-type="string" table:style-name="ce2">
            <text:p>Hàng dùng được, hợp lý. Khá</text:p>
          </table:table-cell>
          <table:table-cell table:number-columns-repeated="16383"/>
        </table:table-row>
        <table:table-row table:style-name="ro1">
          <table:table-cell office:value-type="string" table:style-name="ce2">
            <text:p>Hiện tại gần 1 tháng máy chạy ổn không có dấu hiệu gì bất thường. Tốc độ đọc ghi và khởi động máy có nhanh hơn ổ hhd nhưng không quá ghê gớm như quảng cáo và nhiều bạn đánh giá. Do tiki đóng gói quá tệ không có tí nào chống sốc, hộp thì lỏng lẻo sục xịt nên cho 4 sao</text:p>
          </table:table-cell>
          <table:table-cell table:number-columns-repeated="16383"/>
        </table:table-row>
        <table:table-row table:style-name="ro1">
          <table:table-cell office:value-type="string" table:style-name="ce2">
            <text:p>1) Đóng gói tốt, có bọc túi chống sốc (chắc của shop). 2) Tốc độ nhanh hơn ổ HDD truyền thống. Khởi động hệ điều hành nhanh hơn, load dữ liệu cũng nhanh hơn. 3) Do thuộc phân khúc SSD giá rẻ nên không thể so sánh với được với dòng cao cấp như Samsung. Benchmark sẽ thấy rõ.</text:p>
          </table:table-cell>
          <table:table-cell table:number-columns-repeated="16383"/>
        </table:table-row>
        <table:table-row table:style-name="ro1">
          <table:table-cell office:value-type="string" table:style-name="ce2">
            <text:p>bán bởi Tiki Trading thì mình yên tâm về chất lượng. Mọi lần mua đều bọc chống sốc đầy đủ, mà lần này có hộp sản phẩm với tờ hóa đơn, tờ hóa đơn thì quá sơ xài. Giá sản phẩm thì leo thang quá, đang 710 mà nay 790 <text:s/>)</text:p>
          </table:table-cell>
          <table:table-cell table:number-columns-repeated="16383"/>
        </table:table-row>
        <table:table-row table:style-name="ro1">
          <table:table-cell office:value-type="string" table:style-name="ce2">
            <text:p>sản phẩm OK, thông tin bảo hành 3 năm chưa rõ ràng, bị khui trước (có lẽ để đánh dấu bảo hành), nếu mà có tờ giấy bảo hành dán hẳn lên ssd thì dễ nhận biết hơn)</text:p>
          </table:table-cell>
          <table:table-cell table:number-columns-repeated="16383"/>
        </table:table-row>
        <table:table-row table:style-name="ro1">
          <table:table-cell office:value-type="string" table:style-name="ce2">
            <text:p>HÀNG CHÍNH HÃNG, CÓ TEM BẢO HÀNH. TUY NHIÊN THẤT VỌNG KHI TEST TỐC ĐỘ TRUY XUẤT DỮ LIỆU? TAI SAO THẤP SO VỚI THÔNG SỐ? TỐC ĐỘ ĐỌC CỦA KHAY CADDY BAY CÓ BẰNG LẮP Ở VỊ TRÍ Ổ CỨNG KHÔNG? PHẢI CHĂNG ĐÂY LÀ NGUYÊN NHÂN</text:p>
          </table:table-cell>
          <table:table-cell table:number-columns-repeated="16383"/>
        </table:table-row>
        <table:table-row table:style-name="ro1">
          <table:table-cell office:value-type="string" table:style-name="ce2">
            <text:p>Khá là hài lòng với sản phảm</text:p>
          </table:table-cell>
          <table:table-cell table:number-columns-repeated="16383"/>
        </table:table-row>
        <table:table-row table:style-name="ro1">
          <table:table-cell office:value-type="string" table:style-name="ce2">
            <text:p>Lần trước mua tiki 1 ổ ssd xài được 2 năm hư, lần này mua thử loại này vì xem qua đánh giá khá ổn. Thử đo tốc độ đọc ghi tầm 350MB và 220MB. Giao hàng nhanh hơn dự kiến.</text:p>
          </table:table-cell>
          <table:table-cell table:number-columns-repeated="16383"/>
        </table:table-row>
        <table:table-row table:style-name="ro1">
          <table:table-cell office:value-type="string" table:style-name="ce2">
            <text:p>hàng chưa test chưa biết chứ cách đóng gói sản phẩm là mình không thích rồi,hàng chút xíu mà đóng cái thùng to đùng,rạch seal để dán tem bảo hành thì cũng nên dán băng keo lại cho khỏi rơi ra khỏi vỏ họp</text:p>
          </table:table-cell>
          <table:table-cell table:number-columns-repeated="16383"/>
        </table:table-row>
        <table:table-row table:style-name="ro1">
          <table:table-cell office:value-type="string" table:style-name="ce2">
            <text:p>SSD Hàng chính hãng, dùng tốt, nhưng tiki nên cải thiện thời gian giao hàng, ở HN mà giao hàng mất 4 ngày. Tôi đặt 1 thanh Ram shop ngoài và 1 ổ SSD tikitrade cùng thời gian, Ram 1,5 ngày đã đến nơi.</text:p>
          </table:table-cell>
          <table:table-cell table:number-columns-repeated="16383"/>
        </table:table-row>
        <table:table-row table:style-name="ro1">
          <table:table-cell office:value-type="string" table:style-name="ce2">
            <text:p>mình lắp vào laptop cài win vs cài đủ thứ khá là nhanh, giao hàng sớm, nhưng mà mình không hài lòng một cái đó là cái bao của ổ cứng bị rạch trước khi mình mở. nói chung là ngon</text:p>
          </table:table-cell>
          <table:table-cell table:number-columns-repeated="16383"/>
        </table:table-row>
        <table:table-row table:style-name="ro1">
          <table:table-cell office:value-type="string" table:style-name="ce2">
            <text:p>Mua lâu rồi nhưng giờ mới có thời gian đánh giá, Shop cho mình hỏi hàng mua về tại sao không nguyên seal mà đã bị cắt vỏ sẵn,sản phẩm còn bị trầy xước nhẹ,giống hàng cũ hơn</text:p>
          </table:table-cell>
          <table:table-cell table:number-columns-repeated="16383"/>
        </table:table-row>
        <table:table-row table:style-name="ro1">
          <table:table-cell office:value-type="string" table:style-name="ce2">
            <text:p>Ổ SSD này chính hãng nhé, dùng phần mềm của Kingston kiểm tra được. Tốc độ kiểm tra khi ổ còn trống đều trên 500MB/s cho cả ghi và đọc (sẽ giảm nếu có dữ liệu) Tiki đóng gói cẩn thận và giao hàng nhanh.</text:p>
          </table:table-cell>
          <table:table-cell table:number-columns-repeated="16383"/>
        </table:table-row>
        <table:table-row table:style-name="ro1">
          <table:table-cell office:value-type="string" table:style-name="ce2">
            <text:p>sp chính hãng, giao hàng nhan</text:p>
          </table:table-cell>
          <table:table-cell table:number-columns-repeated="16383"/>
        </table:table-row>
        <table:table-row table:style-name="ro1">
          <table:table-cell office:value-type="string" table:style-name="ce2">
            <text:p>Giá OK vẫn xài tốt hàng ok</text:p>
          </table:table-cell>
          <table:table-cell table:number-columns-repeated="16383"/>
        </table:table-row>
        <table:table-row table:style-name="ro1">
          <table:table-cell office:value-type="string" table:style-name="ce2">
            <text:p>Giao nhanh chưa đến 2h đã nhận hàng. Đang cài đặt chưa biết thế nào, bên ngoài khá mới. Không biết có được bảo hành 36 tháng chính hãng như trên tiki báo không??</text:p>
          </table:table-cell>
          <table:table-cell table:number-columns-repeated="16383"/>
        </table:table-row>
        <table:table-row table:style-name="ro1">
          <table:table-cell office:value-type="string" table:style-name="ce2">
            <text:p>Khi vừa mua về thì tem đã bị bong ra và hộp đã bị mở nhưng lấy ra dùng thì cài win 10 chạy mượt mà nên mình thấy cũng ok</text:p>
          </table:table-cell>
          <table:table-cell table:number-columns-repeated="16383"/>
        </table:table-row>
        <table:table-row table:style-name="ro1">
          <table:table-cell office:value-type="string" table:style-name="ce2">
            <text:p>Hàng giao nhanh nhưng không có chống sốc khi vận chuyển, chỉ có cái hộp và để ổ cứng của mình vài thôi, hơi bất ngờ lần này nhưng không sao cả, ổ cứng vẫn hoạt động tốt!!!</text:p>
          </table:table-cell>
          <table:table-cell table:number-columns-repeated="16383"/>
        </table:table-row>
        <table:table-row table:style-name="ro1">
          <table:table-cell office:value-type="string" table:style-name="ce2">
            <text:p>giao hàng tương đối nhanh, đúng sp, giá đã giảm nhưng không chênh lệch ngoài thị trường nhiều lắm. <text:s/>mong tiki cải thiện chất lượng tốt hơn nữa</text:p>
          </table:table-cell>
          <table:table-cell table:number-columns-repeated="16383"/>
        </table:table-row>
        <table:table-row table:style-name="ro1">
          <table:table-cell office:value-type="string" table:style-name="ce2">
            <text:p>Mua hàng của shop Tin Học - Viễn Thông nhưng hàng không nguyên seal mà có dấu hiệu bị rạch ra, sau đó dán một miếng keo ni lông rất cẩu thả. Bên trong sản phẩm bị xước. Sao ta?</text:p>
          </table:table-cell>
          <table:table-cell table:number-columns-repeated="16383"/>
        </table:table-row>
        <table:table-row table:style-name="ro1">
          <table:table-cell office:value-type="string" table:style-name="ce2">
            <text:p>hàng dùng ok</text:p>
          </table:table-cell>
          <table:table-cell table:number-columns-repeated="16383"/>
        </table:table-row>
        <table:table-row table:style-name="ro1">
          <table:table-cell office:value-type="string" table:style-name="ce2">
            <text:p>Hàng khá đẹp. Giao hàng quá nhanh so với dự kiến. Nhân viên giao hàng không kiên nhẫn đợi khách. đóng gói không có chống sốc. May lúc lắp vào chạy ngon lành hàng chuẩn.</text:p>
          </table:table-cell>
          <table:table-cell table:number-columns-repeated="16383"/>
        </table:table-row>
        <table:table-row table:style-name="ro1">
          <table:table-cell office:value-type="string" table:style-name="ce2">
            <text:p>Sản phẩm dùng tốt, tốc độ đọc/ghi gần đúng như quảng cáo</text:p>
          </table:table-cell>
          <table:table-cell table:number-columns-repeated="16383"/>
        </table:table-row>
        <table:table-row table:style-name="ro1">
          <table:table-cell office:value-type="string" table:style-name="ce2">
            <text:p>Hàng giao nhanh, chính hãng, giá cả bao tốt nhưng đóng gói còn dỡ không có nệm lớp cao su gì.</text:p>
          </table:table-cell>
          <table:table-cell table:number-columns-repeated="16383"/>
        </table:table-row>
        <table:table-row table:style-name="ro1">
          <table:table-cell office:value-type="string" table:style-name="ce2">
            <text:p>Sản phẩm mới, đầy đủ tem, giao hàng nhanh. Tuy nhiên có thêm bọc chống sốc thì tốt hơn</text:p>
          </table:table-cell>
          <table:table-cell table:number-columns-repeated="16383"/>
        </table:table-row>
        <table:table-row table:style-name="ro1">
          <table:table-cell office:value-type="string" table:style-name="ce2">
            <text:p>Mình mua 1 chiếc, dùng được 2 tháng thì không còn kết nối được với máy tính nữa. Sản phẩm có chính sách bảo hành không nhỉ?</text:p>
          </table:table-cell>
          <table:table-cell table:number-columns-repeated="16383"/>
        </table:table-row>
        <table:table-row table:style-name="ro1">
          <table:table-cell office:value-type="string" table:style-name="ce2">
            <text:p>Tem hàng chất lượng, đóng gói cẩn thận chóng va đập, đường dữ liệu tốt</text:p>
          </table:table-cell>
          <table:table-cell table:number-columns-repeated="16383"/>
        </table:table-row>
        <table:table-row table:style-name="ro1">
          <table:table-cell office:value-type="string" table:style-name="ce2">
            <text:p>Hàng mới nhưng có bị bóc ra để dán tem nên không sao, mới lắp xong test thì tốc độ nhanh, tạm thời chưa có vấn đề gì</text:p>
          </table:table-cell>
          <table:table-cell table:number-columns-repeated="16383"/>
        </table:table-row>
        <table:table-row table:style-name="ro1">
          <table:table-cell office:value-type="string" table:style-name="ce2">
            <text:p>Đã nhận hàng, ok. Nhưng mà không biết tại sao chia ổ cài Windows thì không khởi động được, cuối cùng phải giữ nguyên cài thì nó mới nhận</text:p>
          </table:table-cell>
          <table:table-cell table:number-columns-repeated="16383"/>
        </table:table-row>
        <table:table-row table:style-name="ro1">
          <table:table-cell office:value-type="string" table:style-name="ce2">
            <text:p>Hàng nhập khẩu thì phải, nhưng chất lượng khá tốt, khởi động máy rất nhanh, hàng dùng tốt ...</text:p>
          </table:table-cell>
          <table:table-cell table:number-columns-repeated="16383"/>
        </table:table-row>
        <table:table-row table:style-name="ro1">
          <table:table-cell office:value-type="string" table:style-name="ce2">
            <text:p>Dùng ổn, để cài Win, không bằng Samsung Evo 860 nhưng chấp nhận được, nhanh hơn ổ HDD là ok rồi</text:p>
          </table:table-cell>
          <table:table-cell table:number-columns-repeated="16383"/>
        </table:table-row>
        <table:table-row table:style-name="ro1">
          <table:table-cell office:value-type="string" table:style-name="ce2">
            <text:p>Hàng mới dùng ok, đúng chất ssd. còn về lâu dài đang dùng nên chưa biết. chỉ mong shop cam kết bảo hành 3 năm đúng như thông báo.</text:p>
          </table:table-cell>
          <table:table-cell table:number-columns-repeated="16383"/>
        </table:table-row>
        <table:table-row table:style-name="ro1">
          <table:table-cell office:value-type="string" table:style-name="ce2">
            <text:p>Kết nối cổng S-Ata gen 3 nhưng nhìn chung chưa đủ nhanh như thông số niêm yết.</text:p>
          </table:table-cell>
          <table:table-cell table:number-columns-repeated="16383"/>
        </table:table-row>
        <table:table-row table:style-name="ro1">
          <table:table-cell office:value-type="string" table:style-name="ce2">
            <text:p>được</text:p>
          </table:table-cell>
          <table:table-cell table:number-columns-repeated="16383"/>
        </table:table-row>
        <table:table-row table:style-name="ro1">
          <table:table-cell office:value-type="string" table:style-name="ce2">
            <text:p>hàng tốt đúng như giới thiệu tốc độ nhanh đã dùng và rất hài lòng giá cả phải chăng</text:p>
          </table:table-cell>
          <table:table-cell table:number-columns-repeated="16383"/>
        </table:table-row>
        <table:table-row table:style-name="ro1">
          <table:table-cell office:value-type="string" table:style-name="ce2">
            <text:p>mình có mua 1 ổ cứng sdd240gb nhưng k gắn vào được laptop.làm sao để trả sản phẩm lại cho tiki đây ạ</text:p>
          </table:table-cell>
          <table:table-cell table:number-columns-repeated="16383"/>
        </table:table-row>
        <table:table-row table:style-name="ro1">
          <table:table-cell office:value-type="string" table:style-name="ce2">
            <text:p>Sản phẩm tốt, gắn chạy luôn. Mới chạy được 3 ngày chưa vấn đề gì. Cần thêm thời gian để đánh giá độ bền</text:p>
          </table:table-cell>
          <table:table-cell table:number-columns-repeated="16383"/>
        </table:table-row>
        <table:table-row table:style-name="ro1">
          <table:table-cell office:value-type="string" table:style-name="ce2">
            <text:p>Mình rất an tâm và tin tưởng khi mua đồ điện tử trên tiki. Mong tiki tiếp tục phục vụ tốt như thế này</text:p>
          </table:table-cell>
          <table:table-cell table:number-columns-repeated="16383"/>
        </table:table-row>
        <table:table-row table:style-name="ro1">
          <table:table-cell office:value-type="string" table:style-name="ce2">
            <text:p>Đã mua ổ 128 dùng cách đây 3 năm trên tiki, đợt ni mua 2 ổ cho mấy bạn trên cơ quan dùng</text:p>
          </table:table-cell>
          <table:table-cell table:number-columns-repeated="16383"/>
        </table:table-row>
        <table:table-row table:style-name="ro1">
          <table:table-cell office:value-type="string" table:style-name="ce2">
            <text:p>đã bị bóc ra... k biết có đảm bảo hay không? bảo hành ntn</text:p>
          </table:table-cell>
          <table:table-cell table:number-columns-repeated="16383"/>
        </table:table-row>
        <table:table-row table:style-name="ro1">
          <table:table-cell office:value-type="string" table:style-name="ce2">
            <text:p>Ổ cứng gắn vào tốc độ cải thiện nhanh, còn độ bền thì đợi thời gian sử dụng</text:p>
          </table:table-cell>
          <table:table-cell table:number-columns-repeated="16383"/>
        </table:table-row>
        <table:table-row table:style-name="ro1">
          <table:table-cell office:value-type="string" table:style-name="ce2">
            <text:p>Giao hàng nhanh. Đóng gói cẩn thận. sản phẩm tốt như mô tả</text:p>
          </table:table-cell>
          <table:table-cell table:number-columns-repeated="16383"/>
        </table:table-row>
        <table:table-row table:style-name="ro1">
          <table:table-cell office:value-type="string" table:style-name="ce2">
            <text:p>không rõ vì lý do gì mà vỏ nylon đã bị cắt ra. (Ổ cứng đã bị bóc khỏi hộp).</text:p>
          </table:table-cell>
          <table:table-cell table:number-columns-repeated="16383"/>
        </table:table-row>
        <table:table-row table:style-name="ro1">
          <table:table-cell office:value-type="string" table:style-name="ce2">
            <text:p>Giao hàng nâu, chất lượng sản phẩm thì phải sử dụng thời gian mới đánh giá được</text:p>
          </table:table-cell>
          <table:table-cell table:number-columns-repeated="16383"/>
        </table:table-row>
        <table:table-row table:style-name="ro1">
          <table:table-cell office:value-type="string" table:style-name="ce2">
            <text:p>Chưa dùng nhưng chắc ổn. giá ok cho 240 gb ssd. đã bị bóc trước để dán tem.</text:p>
          </table:table-cell>
          <table:table-cell table:number-columns-repeated="16383"/>
        </table:table-row>
        <table:table-row table:style-name="ro1">
          <table:table-cell office:value-type="string" table:style-name="ce2">
            <text:p>Sản phẩm chạy tốt. Giá cả vừa phải. <text:s/>Khi cài hđh phải chuyển kiểu truyền thống để bootable.</text:p>
          </table:table-cell>
          <table:table-cell table:number-columns-repeated="16383"/>
        </table:table-row>
        <table:table-row table:style-name="ro1">
          <table:table-cell office:value-type="string" table:style-name="ce2">
            <text:p>sao khi nhận hàng hàng đã bị bóc ra rồi nhỉ, không biết hàng ms không hay là hàng dùng rồi nữa ạ</text:p>
          </table:table-cell>
          <table:table-cell table:number-columns-repeated="16383"/>
        </table:table-row>
        <table:table-row table:style-name="ro1">
          <table:table-cell office:value-type="string" table:style-name="ce2">
            <text:p>Giá thành khá rẻ, dùng tốt trong tầm giá. Load nhanh hơn hẳn HDD.</text:p>
          </table:table-cell>
          <table:table-cell table:number-columns-repeated="16383"/>
        </table:table-row>
        <table:table-row table:style-name="ro1">
          <table:table-cell office:value-type="string" table:style-name="ce2">
            <text:p>Sản phẩm hoạt động tốt, đúng thông tin mã hàng. tôi hài lòng về sản phẩm</text:p>
          </table:table-cell>
          <table:table-cell table:number-columns-repeated="16383"/>
        </table:table-row>
        <table:table-row table:style-name="ro1">
          <table:table-cell office:value-type="string" table:style-name="ce2">
            <text:p>tốc độ cũng ok. <text:s text:c="67"/>.</text:p>
          </table:table-cell>
          <table:table-cell table:number-columns-repeated="16383"/>
        </table:table-row>
        <table:table-row table:style-name="ro1">
          <table:table-cell office:value-type="string" table:style-name="ce2">
            <text:p>Sài tốt, tốc độ đọ ghi ổn định. Cần thêm thời gian để tét về độ ổn định.</text:p>
          </table:table-cell>
          <table:table-cell table:number-columns-repeated="16383"/>
        </table:table-row>
        <table:table-row table:style-name="ro1">
          <table:table-cell office:value-type="string" table:style-name="ce2">
            <text:p>Xài thì bình thường nhưng dễ bị hư! Sử dụng sau 5 tháng thì hư</text:p>
          </table:table-cell>
          <table:table-cell table:number-columns-repeated="16383"/>
        </table:table-row>
        <table:table-row table:style-name="ro1">
          <table:table-cell office:value-type="string" table:style-name="ce2">
            <text:p>sản phẩm đúng mô tả giao hàng nhanh, đóng gói cẩn thận</text:p>
          </table:table-cell>
          <table:table-cell table:number-columns-repeated="16383"/>
        </table:table-row>
        <table:table-row table:style-name="ro1">
          <table:table-cell office:value-type="string" table:style-name="ce2">
            <text:p>Se ung hộ nếu có nhu cau. Cần sale them các ổ có dung lượng cao hơn.</text:p>
          </table:table-cell>
          <table:table-cell table:number-columns-repeated="16383"/>
        </table:table-row>
        <table:table-row table:style-name="ro1">
          <table:table-cell office:value-type="string" table:style-name="ce2">
            <text:p>Giao hàng nhanh, ổ cứng đã được bóc ra để dán tem bh. Đang dùng chưa có vấn đề gì.</text:p>
          </table:table-cell>
          <table:table-cell table:number-columns-repeated="16383"/>
        </table:table-row>
        <table:table-row table:style-name="ro1">
          <table:table-cell office:value-type="string" table:style-name="ce2">
            <text:p>sp OK Mình muốn mua sản phẩm thứ 2 nhưng mà giá lại tăng</text:p>
          </table:table-cell>
          <table:table-cell table:number-columns-repeated="16383"/>
        </table:table-row>
        <table:table-row table:style-name="ro1">
          <table:table-cell office:value-type="string" table:style-name="ce2">
            <text:p>nói chung là mượt nhưng mấy ông chém giá rõ cao rồi bày đặt giảm giá</text:p>
          </table:table-cell>
          <table:table-cell table:number-columns-repeated="16383"/>
        </table:table-row>
        <table:table-row table:style-name="ro1">
          <table:table-cell office:value-type="string" table:style-name="ce2">
            <text:p>xài tạm cũng ổn lắm nhanh hơn trước đỡ lỗi ổ cứng , chơi game mượt hơn tý</text:p>
          </table:table-cell>
          <table:table-cell table:number-columns-repeated="16383"/>
        </table:table-row>
        <table:table-row table:style-name="ro1">
          <table:table-cell office:value-type="string" table:style-name="ce2">
            <text:p>Ổ cứng đóng gói cẩn thận, máy cải thiện rõ rệt tốc độ</text:p>
          </table:table-cell>
          <table:table-cell table:number-columns-repeated="16383"/>
        </table:table-row>
        <table:table-row table:style-name="ro1">
          <table:table-cell office:value-type="string" table:style-name="ce2">
            <text:p>Giao hàng nhanh, chất lượng sp như thế nào thì chưa biết</text:p>
          </table:table-cell>
          <table:table-cell table:number-columns-repeated="16383"/>
        </table:table-row>
        <table:table-row table:style-name="ro1">
          <table:table-cell office:value-type="string" table:style-name="ce2">
            <text:p>Dùng ok với cái laptop cũ. Hàng giao nhanh. Đóng gói cản thận</text:p>
          </table:table-cell>
          <table:table-cell table:number-columns-repeated="16383"/>
        </table:table-row>
        <table:table-row table:style-name="ro1">
          <table:table-cell office:value-type="string" table:style-name="ce2">
            <text:p>Hàng chính hãng, tuy nhiên giao hàng chậm</text:p>
          </table:table-cell>
          <table:table-cell table:number-columns-repeated="16383"/>
        </table:table-row>
        <table:table-row table:style-name="ro1">
          <table:table-cell office:value-type="string" table:style-name="ce2">
            <text:p>Đóng gói kĩ, đúng hàng, chất lượng tốt. Giao đúng hẹn</text:p>
          </table:table-cell>
          <table:table-cell table:number-columns-repeated="16383"/>
        </table:table-row>
        <table:table-row table:style-name="ro1">
          <table:table-cell office:value-type="string" table:style-name="ce2">
            <text:p>Sản phẩm tốt, phù hợp với giá tiền, âm thanh nghe ổn. Tuy nhiên có 2 điểm trừ của sản phẩm mình k thích lắm: <text:s/>1. Hôp không có nắp đậy. 2. K thể điều chỉnh âm lượng trực tiếp trên tai nghe, phải mở điện thoại để chỉnh to/ nhỏ, rất là bất tiện. Đây là điểm trừ lớn nhất luôn á<text:s text:c="2"/></text:p>
          </table:table-cell>
          <table:table-cell table:number-columns-repeated="16383"/>
        </table:table-row>
        <table:table-row table:style-name="ro1">
          <table:table-cell office:value-type="string" table:style-name="ce2">
            <text:p>Bass chưa đủ mạnh và sâu trung và cao âm nghe ổn so với tầm giá, vì là tai nghe in air nên hơi khó chịu khi đeo lâu. Dễ rơi khi tập thể thao cường độ hơi cao. Đây là nhận định cá nhân of tôi khj mới xài được mấy ngày. Ae có j comment thêm nha.</text:p>
          </table:table-cell>
          <table:table-cell table:number-columns-repeated="16383"/>
        </table:table-row>
        <table:table-row table:style-name="ro1">
          <table:table-cell office:value-type="string" table:style-name="ce2">
            <text:p>Giao hàng nhanh chóng, hài lòng với sản phẩm được giao.</text:p>
          </table:table-cell>
          <table:table-cell table:number-columns-repeated="16383"/>
        </table:table-row>
        <table:table-row table:style-name="ro1">
          <table:table-cell office:value-type="string" table:style-name="ce2">
            <text:p>Ổ cứng khá ổn. tuy nhiên tính ra giá cung bình thường.</text:p>
          </table:table-cell>
          <table:table-cell table:number-columns-repeated="16383"/>
        </table:table-row>
        <table:table-row table:style-name="ro1">
          <table:table-cell office:value-type="string" table:style-name="ce2">
            <text:p>Sản phẩm sử dụng tốt, đóng gói hơi yếu, nên có mút đệm chống sốc</text:p>
          </table:table-cell>
          <table:table-cell table:number-columns-repeated="16383"/>
        </table:table-row>
        <table:table-row table:style-name="ro1">
          <table:table-cell office:value-type="string" table:style-name="ce2">
            <text:p>SSD thì khỏi chê ,lắp vào sức mạnh x10 nhá</text:p>
          </table:table-cell>
          <table:table-cell table:number-columns-repeated="16383"/>
        </table:table-row>
        <table:table-row table:style-name="ro1">
          <table:table-cell office:value-type="string" table:style-name="ce2">
            <text:p>Sản phẩm dùng tốt, không lỗi lầm, đóng gói chắc chắn</text:p>
          </table:table-cell>
          <table:table-cell table:number-columns-repeated="16383"/>
        </table:table-row>
        <table:table-row table:style-name="ro1">
          <table:table-cell office:value-type="string" table:style-name="ce2">
            <text:p>Việc giao hàng tiki không gì phàn nàn, rất tốt. Tuy nhiên sản phẩm này mình thấy chưa ưng lắm, tai nghe bên trái <text:s/>rất dễ tuột luôn ấy, mình không thể vừa chạy vừa đeo được. <text:s/>Nhưng với tầm giá này thì có thể chấp nhận được. Good Job!</text:p>
          </table:table-cell>
          <table:table-cell table:number-columns-repeated="16383"/>
        </table:table-row>
        <table:table-row table:style-name="ro1">
          <table:table-cell office:value-type="string" table:style-name="ce2">
            <text:p>Chưa nhận được hđ đỏ măc dù đã quá 1 tuần nhận hàng</text:p>
          </table:table-cell>
          <table:table-cell table:number-columns-repeated="16383"/>
        </table:table-row>
        <table:table-row table:style-name="ro1">
          <table:table-cell office:value-type="string" table:style-name="ce2">
            <text:p>Cài cho laptop HP nên hơi lâu . Nhưng xong thì máy chạy nhanh</text:p>
          </table:table-cell>
          <table:table-cell table:number-columns-repeated="16383"/>
        </table:table-row>
        <table:table-row table:style-name="ro1">
          <table:table-cell office:value-type="string" table:style-name="ce2">
            <text:p>Hoạt động như quảng cáo, Tiki giao hàng nhanh và đóng gói đẹp.</text:p>
          </table:table-cell>
          <table:table-cell table:number-columns-repeated="16383"/>
        </table:table-row>
        <table:table-row table:style-name="ro1">
          <table:table-cell office:value-type="string" table:style-name="ce2">
            <text:p>Giao nhanh, dịch vụ và đóng gói tốt, tôi rất hài lòng</text:p>
          </table:table-cell>
          <table:table-cell table:number-columns-repeated="16383"/>
        </table:table-row>
        <table:table-row table:style-name="ro1">
          <table:table-cell office:value-type="string" table:style-name="ce2">
            <text:p>Theo mình thấy thì âm thanh khá tốt, âm bass được. Một số điều phải đánh đổi như tai nghe delay khá rõ khi chơi game như PUBG Nhưng khi nghe nhạc học xem phim thì bạn sẽ không cảm nhận được độ delay ( có nhưng chấp nhận được ) nói chung là nghe nhạc và xem phim thì OK, chơi game thì không nên</text:p>
          </table:table-cell>
          <table:table-cell table:number-columns-repeated="16383"/>
        </table:table-row>
        <table:table-row table:style-name="ro1">
          <table:table-cell office:value-type="string" table:style-name="ce2">
            <text:p>Kết nối bluetooth tự động rất nhanh sau lần thiết lập ban đầu. Có thể dùng từng chiếc đơn lẻ để tiết kiệm pin. Kết nối tín hiệu giữa 2 tai và điện thoại tốt. Nhưng tín hiệu thoại của mic thì tạm chấp nhận thôi chứ bắt âm không được rõ lắm, tầm bằng 1/2 - 2/3 mic điện thoại. Chất âm ấm tạm được dùng để nghe nhạc trong thời gian dưới 1 tiếng, nói chung khá ổn với những bạn không yêu cầu cao về chất âm. Nhưng với những người đã nghe qua nhiều loại tai nghe như Sennheiser hoặc Sony Extra Bass ... thì QCY này không so sánh được. Mục đích sử dụng: lâu lâu nghe nhạc hoặc thoại trong môi trường làm việc, chơi game, di chuyển cần rảnh tay thì khá OK đó. Shop Triều Cường Store chăm sóc và tư vấn cởi mở. 5* cho shop nhưng 4* cho sản phẩm thôi.</text:p>
          </table:table-cell>
          <table:table-cell table:number-columns-repeated="16383"/>
        </table:table-row>
        <table:table-row table:style-name="ro1">
          <table:table-cell office:value-type="string" table:style-name="ce2">
            <text:p>Tuy không real nhưng cũng quá được đấy shop êi. <text:s/>Cho Tiki : <text:s/>Mình ở Hồ Tùng Mậu/Hà Nội nhận được hàng sau đúng 48h dù là ship thường ( dự kiến nhận hàng 7 ngày )- có lời khen cho bên Tiki khi chưa làm mình thất vọng về chất lượng dịch vụ . <text:s/>Về Sản Phẩm : ( Xin review với tư cách người tiêu dùng của tiki ) Đây không phải sản phẩm mà các bạn thấy trên các kênh review ( QCY -T1C ) mà là bản copy, có một số tính năng không thể có trên sản phẩm này ( khả năng hoạt động độc lập của 2 tai nghe ) <text:s/>Giá bán sản phẩm lúc mình mua là 329.000 vnđ ( giảm từ 379.000 vnđ) lúc 8h30 am 9/9/2019 . mình nhận hàng lúc 8h30 am 11/9/2019 xem lại giá là 425.000 vnđ ( shop công nghệ</text:p>
          </table:table-cell>
          <table:table-cell table:number-columns-repeated="16383"/>
        </table:table-row>
        <table:table-row table:style-name="ro1">
          <table:table-cell office:value-type="string" table:style-name="ce2">
            <text:p>Sau 1 năm dùng sản phẩm Âm thanh tốt Kết nối nhanh với điện thoại, máy tính, laptop, máy tính bảng. Chất lượng đàm thoại đang là điểm yếu nhất, những ngày đầu, nói qua tai nghe, đầu bên kia không nghe thấy gì, rất bé, rồi tự nhiên to hơn 1 chút, đủ để nghe. Nhưng điểm này không thể hài lòng về tai nghe bluetooth này. Dock sạc ok, sạc nhiều lần cho tai nghe được. <text:s/>Dùng 1 năm vẫn ok</text:p>
          </table:table-cell>
          <table:table-cell table:number-columns-repeated="16383"/>
        </table:table-row>
        <table:table-row table:style-name="ro1">
          <table:table-cell office:value-type="string" table:style-name="ce2">
            <text:p>Nhìn chung xài tốt. Bass nghe ổn, cách âm rất tốt Nhưng nếu ai muốn dùng để tập thể dục thì nên cân nhắc vì tai nghe này cách âm cực kỳ tốt, vì thế khi hoạt động hay chỉ đi bộ thôi cũng tạo ra âm thanh rất khó chịu. Kiểu như nghe đx cả tiếng dậm chân của mình luôn ấy</text:p>
          </table:table-cell>
          <table:table-cell table:number-columns-repeated="16383"/>
        </table:table-row>
        <table:table-row table:style-name="ro1">
          <table:table-cell office:value-type="string" table:style-name="ce2">
            <text:p>Xài cũng ok // Phần này cho đủ 14 ký tự</text:p>
          </table:table-cell>
          <table:table-cell table:number-columns-repeated="16383"/>
        </table:table-row>
        <table:table-row table:style-name="ro1">
          <table:table-cell office:value-type="string" table:style-name="ce2">
            <text:p>Sản phẩm đóng gói chắc chắn, giao hàng đúng giờ, mọi thứ đều ổn, chất âm thiên về thể loại EDM và các thể loại nhạc có tiết tấu nhanh, mạnh. Dãi Mid chưa thực sự tốt, ngoài ra âm thanh theo cảm nhận cá nhân mình thì có phần chưa đủ lớn (Tai có khả năng chống ồn rất tốt cũng là lợi thế của tai nghe bù lại cho phần âm lượng). Nói chung với thiết kế đẹp, gọn, chống ồn tốt, cảm thấy tốt hơn so với số tiền bỏ ra. Còn về lâu dài thì chưa thể đánh giá. Tạm 4 sao cho nhà bán hàng.</text:p>
          </table:table-cell>
          <table:table-cell table:number-columns-repeated="16383"/>
        </table:table-row>
        <table:table-row table:style-name="ro1">
          <table:table-cell office:value-type="string" table:style-name="ce2">
            <text:p>Ưu điểm: - Chất lượng âm thanh là tốt so với tầm giá, Bass hơi yếu. - Kết nối Bluetooth khá nhanh, sau khi lấy ra khỏi dock chỉ khoảng 5~10s là tự động kết nối vs điện thoại. - Thời lượng pin tốt, nghe nhạc ở âm lương 70% liên tục khoảng 4~5h, dock sạc thì mình không để ý vì cứ 3 ngày là sạc 1 lần và không cần phải lo nữa. Nhược điểm. -Kết nối không ổn định, đặc biệt là tai trái, tình trạng bị khựng nhạc là khá thường xuyên tuy nhiên chỉ khựng rất nhanh. - Sau 2 tháng sd, tai trái có hiện tượng âm lượng bị nhỏ hơn so vs tai phải. Nói chung là đáng mua so với giá tiền.</text:p>
          </table:table-cell>
          <table:table-cell table:number-columns-repeated="16383"/>
        </table:table-row>
        <table:table-row table:style-name="ro1">
          <table:table-cell office:value-type="string" table:style-name="ce2">
            <text:p>Mình đã mua và sử dụng sản phẩm bên shop. Mọi chất lượng về âm thanh và dịch vụ đều tốt. Tuy nhiên có một lỗi nhỏ đó là sau khi dùng 1 thời gian thì tai nghe bên trái của mình vẫn kết nối bluetooth và có đèn tín hiệu bình thường nhưng không còn phát ra âm thanh nữa. Mình đã thử reset cả 2 tai nghe, để lại vào dock sạc và sạc trong 4h rồi lấy ra sử dụng nhưng vẫn không thể khắc phục được tình trạng điếc tai nghe bên trái Mong shop có thể hỗ trợ fix lỗi này giúp mình Mình cảm ơn shop.</text:p>
          </table:table-cell>
          <table:table-cell table:number-columns-repeated="16383"/>
        </table:table-row>
        <table:table-row table:style-name="ro1">
          <table:table-cell office:value-type="string" table:style-name="ce2">
            <text:p>Mình mới vừa đặt hôm trước hôm nay đã có hàng rồi ( từ 2-3 ngày ), bass cục gắt, khi chạy không sợ bị rơi rớt, cách âm là tốt nhất. Với giá này là 1 sản phẩm cực kì đáng mua. Mình cho 4 sao vì khi đeo vào thấy nó hơi to, bị mất thẩm mỹ xíu</text:p>
          </table:table-cell>
          <table:table-cell table:number-columns-repeated="16383"/>
        </table:table-row>
        <table:table-row table:style-name="ro1">
          <table:table-cell office:value-type="string" table:style-name="ce2">
            <text:p>Nhanh đẹp bền thì chờ</text:p>
          </table:table-cell>
          <table:table-cell table:number-columns-repeated="16383"/>
        </table:table-row>
        <table:table-row table:style-name="ro1">
          <table:table-cell office:value-type="string" table:style-name="ce2">
            <text:p>OK <text:s text:c="51"/>.</text:p>
          </table:table-cell>
          <table:table-cell table:number-columns-repeated="16383"/>
        </table:table-row>
        <table:table-row table:style-name="ro1">
          <table:table-cell office:value-type="string" table:style-name="ce2">
            <text:p>Chất lượng âm thanh tai nghe ổn đối với tai nghe bluetooth có 3 cỡ nút cao su kèm theo. Nghe nhạc lâu, sạc dễ dàng Tai nghe đeo êm, chắc chắn có chút nhược điểm là nút bấm thiết kế gây khó chịu khi dùng: đang đeo mà bấm thì có cảm giác ém hơi trong tai gây khó chịu <text:s/>Thiết kế hộp sạc dễ làm bám bụi bẩn</text:p>
          </table:table-cell>
          <table:table-cell table:number-columns-repeated="16383"/>
        </table:table-row>
        <table:table-row table:style-name="ro1">
          <table:table-cell office:value-type="string" table:style-name="ce2">
            <text:p>Mình là con gái cũng không biết j nhiều về công nghệ nên nói theo những j mình nghĩ. Mua sản phẩm cũng được nửa năm rồi, dùng thấy cũng khá ok, bị rơi vào nước mà vẫn nghe tốt , pin nghe cũng khá lâu khoảng 3 đến 4 tiếng, chất lượng được</text:p>
          </table:table-cell>
          <table:table-cell table:number-columns-repeated="16383"/>
        </table:table-row>
        <table:table-row table:style-name="ro1">
          <table:table-cell office:value-type="string" table:style-name="ce2">
            <text:p>Có dây sạc. Nghe âm thanh ok. Pin tốt. không có nắp đậy nhưng không mấy bất tiện lắm. Kết nối bluetooth tai nghe trái phải riêng nên hơi bất tiện xí. Nhưng chỉ cần connect lần đầu tiên nên cũng không sao. Chống ồn cũng khá tốt. Nói chung hàng 300-400k vậy ok. Xài được 3 tuần.</text:p>
          </table:table-cell>
          <table:table-cell table:number-columns-repeated="16383"/>
        </table:table-row>
        <table:table-row table:style-name="ro1">
          <table:table-cell office:value-type="string" table:style-name="ce2">
            <text:p>cũng thấy được với tầm giá vậy là ngon <text:s/>rồi <text:s/>mới đầu thấy tốt xem sau thử xem nó ra sao nếu tốt em sẽ ủng hộ tiki <text:s/>nhiệt tình</text:p>
          </table:table-cell>
          <table:table-cell table:number-columns-repeated="16383"/>
        </table:table-row>
        <table:table-row table:style-name="ro1">
          <table:table-cell office:value-type="string" table:style-name="ce2">
            <text:p>Sau khoảng 1 tuần sử dụng thì thấy âm thanh ổn và xài tiện dụng trong tầm giá, tuy nhiên Mic thường xuyên bị rè khi nói chuyện điện thoại (người nghe thấy khó chịu), không rõ là do lỗi sản phẩm hay là do bản thân tai nghe. Sp không hợp với bạn có tai nhỏ.</text:p>
          </table:table-cell>
          <table:table-cell table:number-columns-repeated="16383"/>
        </table:table-row>
        <table:table-row table:style-name="ro1">
          <table:table-cell office:value-type="string" table:style-name="ce2">
            <text:p>sản phẩm dùng được, khá ổn</text:p>
          </table:table-cell>
          <table:table-cell table:number-columns-repeated="16383"/>
        </table:table-row>
        <table:table-row table:style-name="ro1">
          <table:table-cell office:value-type="string" table:style-name="ce2">
            <text:p>Tạm ổn so với giá tiền thôi</text:p>
          </table:table-cell>
          <table:table-cell table:number-columns-repeated="16383"/>
        </table:table-row>
        <table:table-row table:style-name="ro1">
          <table:table-cell office:value-type="string" table:style-name="ce2">
            <text:p>Tốc độ giao hàng nhanh. Mình mới nhận được hàng trưa nay, pin dùng được khoảng 3,5 tiếng, tuy nhiên 2 tai nghe cứ 1 lúc lại bị rè 1 cái, gọi điện khi kết nối tai nghe thì phía bên kia rất ồn và không nghe được, nên mình khá là không hài lòng.</text:p>
          </table:table-cell>
          <table:table-cell table:number-columns-repeated="16383"/>
        </table:table-row>
        <table:table-row table:style-name="ro1">
          <table:table-cell office:value-type="string" table:style-name="ce2">
            <text:p>giao hàng nhanh.dong gói cẩn thận tai nghe Bluetooth tiếng trong nhưng hơi thiếu tiếng bas.nghe nhạc bore ok</text:p>
          </table:table-cell>
          <table:table-cell table:number-columns-repeated="16383"/>
        </table:table-row>
        <table:table-row table:style-name="ro1">
          <table:table-cell office:value-type="string" table:style-name="ce2">
            <text:p>Âm thanh tốt,tuy nhiên tai bên trái bị lỗi,đã test nhiều lần (reset,xạc pin 3 tiếng) nhưng cũng dùng được khoảng 10ph là có dấu hiệu tự tắt,rồi tự bật lại,rất khó chịu trong quá trình nghe!</text:p>
          </table:table-cell>
          <table:table-cell table:number-columns-repeated="16383"/>
        </table:table-row>
        <table:table-row table:style-name="ro1">
          <table:table-cell office:value-type="string" table:style-name="ce2">
            <text:p>Nghe tốt, có kèm size tai khác nhau, kết nối nhanh và đơn giản, pin theo mình cũng được hơn 3h, nghe được 1 hoặc 2 tai nhưng hình như chỉ nghe được tai phải nếu sử dụng 1 tai, tầm bắt sóng khá tốt, mic tạm mà mình không quan tâm</text:p>
          </table:table-cell>
          <table:table-cell table:number-columns-repeated="16383"/>
        </table:table-row>
        <table:table-row table:style-name="ro1">
          <table:table-cell office:value-type="string" table:style-name="ce2">
            <text:p>ok.chạy nhanh.kiểm tra thì đúng là hàng chĩnh hãng</text:p>
          </table:table-cell>
          <table:table-cell table:number-columns-repeated="16383"/>
        </table:table-row>
        <table:table-row table:style-name="ro1">
          <table:table-cell office:value-type="string" table:style-name="ce2">
            <text:p>hàng ngon trong tầm giá, lấy ra khỏi hộp mang vào tai là tự connect, đặt vào hộp là tự sạc. đeo chắc, chạy xe máy dằn không rơi ra ngoài. mình chỉ nghe pođượcast, ít nghe nhạc nên không cần gì thêm.</text:p>
          </table:table-cell>
          <table:table-cell table:number-columns-repeated="16383"/>
        </table:table-row>
        <table:table-row table:style-name="ro1">
          <table:table-cell office:value-type="string" table:style-name="ce2">
            <text:p>tai nghe lúc đầu nhận nghe rất to và rõ bao bì cũng sạch sẽ, nhưng qua bữa 3 bữa thì tai nghe âm thanh nhỏ lại mình phải bật max volume lên mới nghe được liệu có bảo hành cho mình k vậy</text:p>
          </table:table-cell>
          <table:table-cell table:number-columns-repeated="16383"/>
        </table:table-row>
        <table:table-row table:style-name="ro1">
          <table:table-cell office:value-type="string" table:style-name="ce2">
            <text:p>Sản phẩm xài rất ok.tự kết nố khá nhạy.âm thanh khá là tốt.mình mới dùng hơn 1 tháng tuy nhiên tai bên trái bị trục trặc k nghe được nữa mặc dù vẫn kết nối.mình muốn bảo hành thì làm như thế nào hả shop</text:p>
          </table:table-cell>
          <table:table-cell table:number-columns-repeated="16383"/>
        </table:table-row>
        <table:table-row table:style-name="ro1">
          <table:table-cell office:value-type="string" table:style-name="ce2">
            <text:p>Ổ cứng được gói khá cẩn thận, dùng tốt, tốc độ cao.</text:p>
          </table:table-cell>
          <table:table-cell table:number-columns-repeated="16383"/>
        </table:table-row>
        <table:table-row table:style-name="ro1">
          <table:table-cell office:value-type="string" table:style-name="ce2">
            <text:p>Ngon bổ rẻ</text:p>
          </table:table-cell>
          <table:table-cell table:number-columns-repeated="16383"/>
        </table:table-row>
        <table:table-row table:style-name="ro1">
          <table:table-cell office:value-type="string" table:style-name="ce2">
            <text:p>sản phẩm tốt!</text:p>
          </table:table-cell>
          <table:table-cell table:number-columns-repeated="16383"/>
        </table:table-row>
        <table:table-row table:style-name="ro1">
          <table:table-cell office:value-type="string" table:style-name="ce2">
            <text:p>Xài ổn</text:p>
          </table:table-cell>
          <table:table-cell table:number-columns-repeated="16383"/>
        </table:table-row>
        <table:table-row table:style-name="ro1">
          <table:table-cell office:value-type="string" table:style-name="ce2">
            <text:p>trừ việc đi bộ tai trái kết nối hơi chập chờn còn lại khá ổn, bass hơn át 1 chút, còn lại nghe nhạc tạp khá ok, tai chắc, thoải mái, chống nước ổn, mình đeo đi gội đầu vẫn sống</text:p>
          </table:table-cell>
          <table:table-cell table:number-columns-repeated="16383"/>
        </table:table-row>
        <table:table-row table:style-name="ro1">
          <table:table-cell office:value-type="string" table:style-name="ce2">
            <text:p>Mình đã mua 1 lần rồi, nhưng lại bị mất, bởi vì khá hài lòng nên mua lại. Nói chung là chất lượng vẫn oke, nhưng hộp không đẹp như lần trước.</text:p>
          </table:table-cell>
          <table:table-cell table:number-columns-repeated="16383"/>
        </table:table-row>
        <table:table-row table:style-name="ro1">
          <table:table-cell office:value-type="string" table:style-name="ce2">
            <text:p>CÁI ĐẦU CAO SU CỦA TAI NGHE QUÁ TO SO VỚI MÌNH, ÂM SẮC NGHE HAY, BASS TỐT THỜI GIAN PIN KHOẢNG 3 TIẾNG. ĐÀM THOẠI THÌ MÌNH CHƯA DÙNG NÊN K BIẾT. CÁI ĐẦU CAO SU MÀ NHỎ HƠN CHÚT LÀ BEST</text:p>
          </table:table-cell>
          <table:table-cell table:number-columns-repeated="16383"/>
        </table:table-row>
        <table:table-row table:style-name="ro1">
          <table:table-cell office:value-type="string" table:style-name="ce2">
            <text:p>cho 4 sao vì mới xài cũng tạm ổn , có điều hơi buồn là hộp không có lắp che đậy, bụi bặm hoặc dễ bị ẩm, nói chung về giá cả cũng chấp nhận được 👍</text:p>
          </table:table-cell>
          <table:table-cell table:number-columns-repeated="16383"/>
        </table:table-row>
        <table:table-row table:style-name="ro1">
          <table:table-cell office:value-type="string" table:style-name="ce2">
            <text:p>Mình mua dùng để nghe đàm thoại học nhóm buổi sáng thôi, nghe nhạc không ok đâu nếu ai muốn âm bass trầm. Lấy tay giữ ấn sâu vào tai thì có 1 chút bass nhẹ<text:s text:c="2"/></text:p>
          </table:table-cell>
          <table:table-cell table:number-columns-repeated="16383"/>
        </table:table-row>
        <table:table-row table:style-name="ro1">
          <table:table-cell office:value-type="string" table:style-name="ce2">
            <text:p>Được</text:p>
          </table:table-cell>
          <table:table-cell table:number-columns-repeated="16383"/>
        </table:table-row>
        <table:table-row table:style-name="ro1">
          <table:table-cell office:value-type="string" table:style-name="ce2">
            <text:p>Sản phẩm được cửa hàng đóng gói cẩn thận, đẹp. Tiki giao hàng rất nhanh. Tai nghe có chất lượng tốt. Trong tầm giá này thì quá tuyệt vời. Hy vọng sẽ không có lỗi phát sinh.</text:p>
          </table:table-cell>
          <table:table-cell table:number-columns-repeated="16383"/>
        </table:table-row>
        <table:table-row table:style-name="ro1">
          <table:table-cell office:value-type="string" table:style-name="ce2">
            <text:p>Chất lượng âm thanh cũng tạm ổn,bass cũng xài oke.với mức giá cũng cho là lựa chọn hợp lý,vẩn chuyển rất nhanh trước dự định.</text:p>
          </table:table-cell>
          <table:table-cell table:number-columns-repeated="16383"/>
        </table:table-row>
        <table:table-row table:style-name="ro1">
          <table:table-cell office:value-type="string" table:style-name="ce2">
            <text:p>đóng gói thì k phải bàn nữa rồi. sp nghe ok có điều mic thu kém nói to nhưng ng nghe vẫn kêu nói bé k nghe rõ. với tầm giá tiền như thế chấp nhận được</text:p>
          </table:table-cell>
          <table:table-cell table:number-columns-repeated="16383"/>
        </table:table-row>
        <table:table-row table:style-name="ro1">
          <table:table-cell office:value-type="string" table:style-name="ce2">
            <text:p>Tai nghe tốt, khá hài lòng. Tuy nhiên mình mới dùng mấy ngày tai bên trái không tự kết nối bluetooth đuọc, mình nhấn nút cũng không ăn thua. Giờ mình bảo hành ở đâu đây Tiki</text:p>
          </table:table-cell>
          <table:table-cell table:number-columns-repeated="16383"/>
        </table:table-row>
        <table:table-row table:style-name="ro1">
          <table:table-cell office:value-type="string" table:style-name="ce2">
            <text:p>Với mức giá 450k thì sản phẩm này quá tốt. Âm thanh nghe tốt, mẫu mã khá đẹp. Mình chỉ thắc mắc là dùng xong khi bỏ vào hốc sạc có cần p tắt nguồn tai nghe đi không shop?</text:p>
          </table:table-cell>
          <table:table-cell table:number-columns-repeated="16383"/>
        </table:table-row>
        <table:table-row table:style-name="ro1">
          <table:table-cell office:value-type="string" table:style-name="ce2">
            <text:p>Mua được 1 tuần . Mới mua đều ok hết . Nhưng giờ sao gọi điện thoại nói ngừoi khác không nghe hoặc nghe rất nhỏ . Không biết fix được không vậy shop ?</text:p>
          </table:table-cell>
          <table:table-cell table:number-columns-repeated="16383"/>
        </table:table-row>
        <table:table-row table:style-name="ro1">
          <table:table-cell office:value-type="string" table:style-name="ce2">
            <text:p>Bass nghe quá sướng. Không xài mic được khi call bằng điện thoại. Trên máy tính xài với linux hay lỗi, window ổn Nói chung là tốt với giá này</text:p>
          </table:table-cell>
          <table:table-cell table:number-columns-repeated="16383"/>
        </table:table-row>
        <table:table-row table:style-name="ro1">
          <table:table-cell office:value-type="string" table:style-name="ce2">
            <text:p>Hàng oke, âm lượng tốt chưa thử đàm thoại nhưng đủ xài trong tầm giá. Phím nhấn hơn cứng và không thể tăng giảm âm lượng nên hơi bất tiện.</text:p>
          </table:table-cell>
          <table:table-cell table:number-columns-repeated="16383"/>
        </table:table-row>
        <table:table-row table:style-name="ro1">
          <table:table-cell office:value-type="string" table:style-name="ce2">
            <text:p>sản phẩm ổn, treble hơi nhiều. shop cho mình hỏi vệ sinh tai nghe như thế nào? với cách sử dụng các chức năng trên tai nghe như dừng tắt,chuyển bài đàm thoại</text:p>
          </table:table-cell>
          <table:table-cell table:number-columns-repeated="16383"/>
        </table:table-row>
        <table:table-row table:style-name="ro1">
          <table:table-cell office:value-type="string" table:style-name="ce2">
            <text:p>Kết nối: khá mượt Âm thanh: ổn so tầm giá Thời lượng pin: khá mau hao pin. Nghe liên tục được tầm gần 2h Ngoại hình: hoàn thiện tốt</text:p>
          </table:table-cell>
          <table:table-cell table:number-columns-repeated="16383"/>
        </table:table-row>
        <table:table-row table:style-name="ro1">
          <table:table-cell office:value-type="string" table:style-name="ce2">
            <text:p>đàm thoại trong moi trường không quá ồn ào thì chất lượng ok. nghe nhạc to rõ bass khá trong tầm giá. thời gian giao hàng quá lâu nên trừ 1 *</text:p>
          </table:table-cell>
          <table:table-cell table:number-columns-repeated="16383"/>
        </table:table-row>
        <table:table-row table:style-name="ro1">
          <table:table-cell office:value-type="string" table:style-name="ce2">
            <text:p>mình mua được vài hôm rồi bây h mới đánh giá. về chất lượng âm thanh thì thiên về pass nên nghe rất ấm, pin thì rất ok.</text:p>
          </table:table-cell>
          <table:table-cell table:number-columns-repeated="16383"/>
        </table:table-row>
        <table:table-row table:style-name="ro1">
          <table:table-cell office:value-type="string" table:style-name="ce2">
            <text:p>mình khá sành nên là thấy tai nghe cũng tạm ổn, ưu điểm chống ồn tốt, đeo vào k bị lọt âm, bass hơi yếu, tạm chấp nhận được, nghe gọi ổn</text:p>
          </table:table-cell>
          <table:table-cell table:number-columns-repeated="16383"/>
        </table:table-row>
        <table:table-row table:style-name="ro1">
          <table:table-cell office:value-type="string" table:style-name="ce2">
            <text:p>Tai nghe rất ok. Mình mua và xài được gần 2 tháng 1 bên tai của mình bị hư loa không nghe được nữa. Mình muốn đem bảo hành có được không ạ</text:p>
          </table:table-cell>
          <table:table-cell table:number-columns-repeated="16383"/>
        </table:table-row>
        <table:table-row table:style-name="ro1">
          <table:table-cell office:value-type="string" table:style-name="ce2">
            <text:p>Cảm ơn shop! Sp mh rất ưng ý. Hãy nhớ: <text:s/>Pháp Luân Đại Pháp Hảo Chân Thiện Nhẫn Hảo <text:s/>Bạn sẽ đắc Phúc báo.hi PhapLuan.org</text:p>
          </table:table-cell>
          <table:table-cell table:number-columns-repeated="16383"/>
        </table:table-row>
        <table:table-row table:style-name="ro1">
          <table:table-cell office:value-type="string" table:style-name="ce2">
            <text:p>tai nghe mình chỉ nghe được 1 bên và đã được thu hồi để bảo hành hoặc đổi nhưng không biết bao lâu sẽ nhận lại được sản phẩm</text:p>
          </table:table-cell>
          <table:table-cell table:number-columns-repeated="16383"/>
        </table:table-row>
        <table:table-row table:style-name="ro1">
          <table:table-cell office:value-type="string" table:style-name="ce2">
            <text:p>tai nghe ổn, tuy nhiên pin tai nghe nhanh hết lắm. hình như cái liên kết giữa tai nghe và đốc sạc một bên L hơi lỏng, lên bên L nhanh hết pin hơn</text:p>
          </table:table-cell>
          <table:table-cell table:number-columns-repeated="16383"/>
        </table:table-row>
        <table:table-row table:style-name="ro1">
          <table:table-cell office:value-type="string" table:style-name="ce2">
            <text:p>Sao mình nghe nhạc chỉ được 1 bên hoặc là trái hoặc là phải mà không phải là âm thanh của cả 2 bên. Vì nghe một bên mình tật khó chịu</text:p>
          </table:table-cell>
          <table:table-cell table:number-columns-repeated="16383"/>
        </table:table-row>
        <table:table-row table:style-name="ro1">
          <table:table-cell office:value-type="string" table:style-name="ce2">
            <text:p>Giao hàng tiêu chuẩn hơi lâu. Tai nghe đeo lâu có thể gây khó chịu nhưng tổng thể với mức giá này thì cũng được. Sau có tiền sẽ đổi air pop2</text:p>
          </table:table-cell>
          <table:table-cell table:number-columns-repeated="16383"/>
        </table:table-row>
        <table:table-row table:style-name="ro1">
          <table:table-cell office:value-type="string" table:style-name="ce2">
            <text:p>rất ổn trong tầm giá, có điều tai nghe này không dành cho người lỗ tai nhỏ, khó nhét vào với lại dễ rớt ra. Còn chất lượng thì đỉnh rồi</text:p>
          </table:table-cell>
          <table:table-cell table:number-columns-repeated="16383"/>
        </table:table-row>
        <table:table-row table:style-name="ro1">
          <table:table-cell office:value-type="string" table:style-name="ce2">
            <text:p>Sản phẩm nghe cũng ok, đóng gói tốt, tiki now nên giao nhanh, hy vọng là xài được lâu.</text:p>
          </table:table-cell>
          <table:table-cell table:number-columns-repeated="16383"/>
        </table:table-row>
        <table:table-row table:style-name="ro1">
          <table:table-cell office:value-type="string" table:style-name="ce2">
            <text:p>Đã nhận được sản phẩm. Với tầm giá này thì chất lượng như vậy là rất hài lòng. Tuy nhiên điểm trừ là âm thanh nghe hơi nhỏ.</text:p>
          </table:table-cell>
          <table:table-cell table:number-columns-repeated="16383"/>
        </table:table-row>
        <table:table-row table:style-name="ro1">
          <table:table-cell office:value-type="string" table:style-name="ce2">
            <text:p>ổn. pin khá lâu, lâu lâu khó kết nối. với kết nối k tới 10m. chống ồn ổn, âm thanh nghe ok. chất lượng ứng với tầm giá.</text:p>
          </table:table-cell>
          <table:table-cell table:number-columns-repeated="16383"/>
        </table:table-row>
        <table:table-row table:style-name="ro1">
          <table:table-cell office:value-type="string" table:style-name="ce2">
            <text:p>tai nghe trái bị lỗi mỗi khi tắt nghe trên điện thoại và bật nghe lại thì bị giật không nghe được, phải tắt khởi động lại tai nghe</text:p>
          </table:table-cell>
          <table:table-cell table:number-columns-repeated="16383"/>
        </table:table-row>
        <table:table-row table:style-name="ro1">
          <table:table-cell office:value-type="string" table:style-name="ce2">
            <text:p>Sản phẩm sử dụng tốt nhưng nhiều lúc không pair đưỡ tai bên phải</text:p>
          </table:table-cell>
          <table:table-cell table:number-columns-repeated="16383"/>
        </table:table-row>
        <table:table-row table:style-name="ro1">
          <table:table-cell office:value-type="string" table:style-name="ce2">
            <text:p>Mình gặp trường hợp khi nghe nhạc trên youtu bằng 1 tai cứ khoảng 3p là nghe ting 1l bạn giải thích được k</text:p>
          </table:table-cell>
          <table:table-cell table:number-columns-repeated="16383"/>
        </table:table-row>
        <table:table-row table:style-name="ro1">
          <table:table-cell office:value-type="string" table:style-name="ce2">
            <text:p>tai nghe này nâng âm lượng chỗ nào.chỉ em với mọi người ơi</text:p>
          </table:table-cell>
          <table:table-cell table:number-columns-repeated="16383"/>
        </table:table-row>
        <table:table-row table:style-name="ro1">
          <table:table-cell office:value-type="string" table:style-name="ce2">
            <text:p>đẹp, âm thanh đối với mình là ok. chưa trãi nghiệm nhiều nhưng thấy vậy là quá ok với tầm giá r</text:p>
          </table:table-cell>
          <table:table-cell table:number-columns-repeated="16383"/>
        </table:table-row>
        <table:table-row table:style-name="ro1">
          <table:table-cell office:value-type="string" table:style-name="ce2">
            <text:p>Tai nghe dùng tốt, đã mua được 3 tháng. Những tai phải nghe bị rè mỗi khi bật nhạc to. Có được bảo hành không shop</text:p>
          </table:table-cell>
          <table:table-cell table:number-columns-repeated="16383"/>
        </table:table-row>
        <table:table-row table:style-name="ro1">
          <table:table-cell office:value-type="string" table:style-name="ce2">
            <text:p>Cảm nhận ban đầu rất ok, không biết có bền không nữa, giờ không kiếm củ sạc 5v-500mA đành cắm qua cổng usb của tivi</text:p>
          </table:table-cell>
          <table:table-cell table:number-columns-repeated="16383"/>
        </table:table-row>
        <table:table-row table:style-name="ro1">
          <table:table-cell office:value-type="string" table:style-name="ce2">
            <text:p>Rất vừa tai và bám tai tốt. Tiếng bass ấm và rõ. Âm thanh rất kín. Bắt âm thanh bluetooth khá nhạy. Giá cả hợp lý.</text:p>
          </table:table-cell>
          <table:table-cell table:number-columns-repeated="16383"/>
        </table:table-row>
        <table:table-row table:style-name="ro1">
          <table:table-cell office:value-type="string" table:style-name="ce2">
            <text:p>Sản phẩm dùng tốt, Bass nghe ấm. Nhược điểm là hộp không có nắp và lấy tai nghe ra hơi khó.</text:p>
          </table:table-cell>
          <table:table-cell table:number-columns-repeated="16383"/>
        </table:table-row>
        <table:table-row table:style-name="ro1">
          <table:table-cell office:value-type="string" table:style-name="ce2">
            <text:p>DONG HOP MẪU MÃ CHẮC CHẮN, TIỆN LỢI,PHÙ HỢP GIÁ TIỀN. ĐIỂM TRỪ LÀ TAI NGHE TƯƠNG ĐỐI TO, ĐỄ RỚT,, GỌI THOẠI YẾU.</text:p>
          </table:table-cell>
          <table:table-cell table:number-columns-repeated="16383"/>
        </table:table-row>
        <table:table-row table:style-name="ro1">
          <table:table-cell office:value-type="string" table:style-name="ce2">
            <text:p>Shop ơi mình nhận được hàng rồi. Nhưng hơi khó khăn trong việc nhét vào tai <text:s text:c="2"/>shop hướng dẫn mình cách dẫn với ạ ahi</text:p>
          </table:table-cell>
          <table:table-cell table:number-columns-repeated="16383"/>
        </table:table-row>
        <table:table-row table:style-name="ro1">
          <table:table-cell office:value-type="string" table:style-name="ce2">
            <text:p>Khá oke, điểm trừ là hơi to nên đeo vào thì phải nhét kĩ xíu. Âm thanh to, chống ồn khá ổn</text:p>
          </table:table-cell>
          <table:table-cell table:number-columns-repeated="16383"/>
        </table:table-row>
        <table:table-row table:style-name="ro1">
          <table:table-cell office:value-type="string" table:style-name="ce2">
            <text:p>Mình mua dùng được gần 1 tháng rồi, và phải nói thật là ssd tích hợp rất tốt, máy nhanh hơn ( cũng nhanh hơn bình thường với máy mình, khoảng 20s khởi động) , truy xuất dữ liệu nhanh, ổn định, vào nhanh, và quan trọng không bị full-disk một lỗi rất khó chịu với người dùng win 10 <text:s/>Mình rất thích tiki :D</text:p>
          </table:table-cell>
          <table:table-cell table:number-columns-repeated="16383"/>
        </table:table-row>
        <table:table-row table:style-name="ro1">
          <table:table-cell office:value-type="string" table:style-name="ce2">
            <text:p>Sản phẩm sử dụng khá tốt, tốc độ ghi đọc khá ổn. Độ bền thì phải kiểm chứng sau</text:p>
          </table:table-cell>
          <table:table-cell table:number-columns-repeated="16383"/>
        </table:table-row>
        <table:table-row table:style-name="ro1">
          <table:table-cell office:value-type="string" table:style-name="ce2">
            <text:p>âm thanh chất lượng, hay, đóng gói kỹ, có điều không có nắp đậy nên về lâu dài thì bụi vô</text:p>
          </table:table-cell>
          <table:table-cell table:number-columns-repeated="16383"/>
        </table:table-row>
        <table:table-row table:style-name="ro1">
          <table:table-cell office:value-type="string" table:style-name="ce2">
            <text:p>Đã xài hơn tuần âm thanh ổn mỗi lần nghe hơn 1h, chất lượng ok so với giá mua, nhưng nút tai hơi to dễ rớt</text:p>
          </table:table-cell>
          <table:table-cell table:number-columns-repeated="16383"/>
        </table:table-row>
        <table:table-row table:style-name="ro1">
          <table:table-cell office:value-type="string" table:style-name="ce2">
            <text:p>cho e hỏi . hai tai nghe k kết nối chung được là sao v ạ. và cách xử lí thế nào ạ</text:p>
          </table:table-cell>
          <table:table-cell table:number-columns-repeated="16383"/>
        </table:table-row>
        <table:table-row table:style-name="ro1">
          <table:table-cell office:value-type="string" table:style-name="ce2">
            <text:p>- Đóng gói gọn gàng, giao hàng nhanh. - Chất lượng âm thanh tốt. - Kết nối bluetooth ổn định trong khoảng 2-3m</text:p>
          </table:table-cell>
          <table:table-cell table:number-columns-repeated="16383"/>
        </table:table-row>
        <table:table-row table:style-name="ro1">
          <table:table-cell office:value-type="string" table:style-name="ce2">
            <text:p>Shop ơi. Mình làm mất một bên tai nghe R. shop có bán lẻ không? cám ơn shop.</text:p>
          </table:table-cell>
          <table:table-cell table:number-columns-repeated="16383"/>
        </table:table-row>
        <table:table-row table:style-name="ro1">
          <table:table-cell office:value-type="string" table:style-name="ce2">
            <text:p>Tai nghe ngon , đẹp , bass khá ok , nhưng khi mình xem video hay chơi game thì bị delay tiếng</text:p>
          </table:table-cell>
          <table:table-cell table:number-columns-repeated="16383"/>
        </table:table-row>
        <table:table-row table:style-name="ro1">
          <table:table-cell office:value-type="string" table:style-name="ce2">
            <text:p>ổn so với giá tiển, chất lượng và độ bền xài 1 thời gian mới biết được</text:p>
          </table:table-cell>
          <table:table-cell table:number-columns-repeated="16383"/>
        </table:table-row>
        <table:table-row table:style-name="ro1">
          <table:table-cell office:value-type="string" table:style-name="ce2">
            <text:p>Đang sử dụng được 1 tuần. Kết nối tốt, âm thanh rõ. Hài lòng với sản phẩm trong tầm giá này</text:p>
          </table:table-cell>
          <table:table-cell table:number-columns-repeated="16383"/>
        </table:table-row>
        <table:table-row table:style-name="ro1">
          <table:table-cell office:value-type="string" table:style-name="ce2">
            <text:p>Giao hàng nhanh. Sản phẩm tốt. Pin khá trâu. Có điều là cổng sạc là micro thôi nên sạc cũng khá lâu nhé.</text:p>
          </table:table-cell>
          <table:table-cell table:number-columns-repeated="16383"/>
        </table:table-row>
        <table:table-row table:style-name="ro1">
          <table:table-cell office:value-type="string" table:style-name="ce2">
            <text:p>Sản phẩm khá ổn. Phần cảm ứng ở hay bên tay nghe không được nhạy cho lắm.</text:p>
          </table:table-cell>
          <table:table-cell table:number-columns-repeated="16383"/>
        </table:table-row>
        <table:table-row table:style-name="ro1">
          <table:table-cell office:value-type="string" table:style-name="ce2">
            <text:p>chất âm thì hay nhưng chỉ xài được 1 bên, bên còn lại không vô điện, không lên nguồn</text:p>
          </table:table-cell>
          <table:table-cell table:number-columns-repeated="16383"/>
        </table:table-row>
        <table:table-row table:style-name="ro1">
          <table:table-cell office:value-type="string" table:style-name="ce2">
            <text:p>Trong hình có túi đựng nhưng giao tới lại thiếu, còn lại những thứ khác thù bình thường.</text:p>
          </table:table-cell>
          <table:table-cell table:number-columns-repeated="16383"/>
        </table:table-row>
        <table:table-row table:style-name="ro1">
          <table:table-cell office:value-type="string" table:style-name="ce2">
            <text:p>Cho hỏi sp nay có chuyển bài nhạc hoạc khi có cuộc gọi đến được không hay phải sử dụng bằng điện thoại vậy shop</text:p>
          </table:table-cell>
          <table:table-cell table:number-columns-repeated="16383"/>
        </table:table-row>
        <table:table-row table:style-name="ro1">
          <table:table-cell office:value-type="string" table:style-name="ce2">
            <text:p>sp nghe ổn, tiện lợi, tuy nhiên 1 tai nghe không kết nối được. giờ phải xử lý như thế nào đây shop</text:p>
          </table:table-cell>
          <table:table-cell table:number-columns-repeated="16383"/>
        </table:table-row>
        <table:table-row table:style-name="ro1">
          <table:table-cell office:value-type="string" table:style-name="ce2">
            <text:p>shop ơi, em mới nhận tai nghe hôm nay, nhưng không vừa tái hay bị rơi, có cái nào có kích cỡ tai không ạ?...</text:p>
          </table:table-cell>
          <table:table-cell table:number-columns-repeated="16383"/>
        </table:table-row>
        <table:table-row table:style-name="ro1">
          <table:table-cell office:value-type="string" table:style-name="ce2">
            <text:p>Full box, mới mua về bên right không nghe được..do hết pin, nghe ổn</text:p>
          </table:table-cell>
          <table:table-cell table:number-columns-repeated="16383"/>
        </table:table-row>
        <table:table-row table:style-name="ro1">
          <table:table-cell office:value-type="string" table:style-name="ce2">
            <text:p>Sản phẩm chất lượng âm thanh ok nhưng đàm thoại rất tồi, mua nghe nhạc thì ok</text:p>
          </table:table-cell>
          <table:table-cell table:number-columns-repeated="16383"/>
        </table:table-row>
        <table:table-row table:style-name="ro1">
          <table:table-cell office:value-type="string" table:style-name="ce2">
            <text:p>sản phẩm cũng ổn so với tầm giá tiền, phải nghe 2 tai một lúc, không nghe 1 loa được</text:p>
          </table:table-cell>
          <table:table-cell table:number-columns-repeated="16383"/>
        </table:table-row>
        <table:table-row table:style-name="ro1">
          <table:table-cell office:value-type="string" table:style-name="ce2">
            <text:p>Ổn so với tầm giá , đóng gói chưa chắc chắn cho lắm <text:s/>Dùng 1 thời gian nữa đã hjhj</text:p>
          </table:table-cell>
          <table:table-cell table:number-columns-repeated="16383"/>
        </table:table-row>
        <table:table-row table:style-name="ro1">
          <table:table-cell office:value-type="string" table:style-name="ce2">
            <text:p>Hôm nay mình mới nhan hôm nay , xài rất Ok , con chất lương thì dung lâu mới biết được</text:p>
          </table:table-cell>
          <table:table-cell table:number-columns-repeated="16383"/>
        </table:table-row>
        <table:table-row table:style-name="ro1">
          <table:table-cell office:value-type="string" table:style-name="ce2">
            <text:p>Sản phẩm có tắt được không ad? Mình bỏ vào cốc sạc thấy sáng đèn không tắt?</text:p>
          </table:table-cell>
          <table:table-cell table:number-columns-repeated="16383"/>
        </table:table-row>
        <table:table-row table:style-name="ro1">
          <table:table-cell office:value-type="string" table:style-name="ce2">
            <text:p>Với số tiền trả để có sản phẩm này thì nhìn chung vậy là được rồi</text:p>
          </table:table-cell>
          <table:table-cell table:number-columns-repeated="16383"/>
        </table:table-row>
        <table:table-row table:style-name="ro1">
          <table:table-cell office:value-type="string" table:style-name="ce2">
            <text:p>Âm thanh bass tương đối Nch điện thoại hơi rè ở đầu kia</text:p>
          </table:table-cell>
          <table:table-cell table:number-columns-repeated="16383"/>
        </table:table-row>
        <table:table-row table:style-name="ro1">
          <table:table-cell office:value-type="string" table:style-name="ce2">
            <text:p>Chaatst lượng thì chưa biết thế nào phải để thời gian kiểm chứng</text:p>
          </table:table-cell>
          <table:table-cell table:number-columns-repeated="16383"/>
        </table:table-row>
        <table:table-row table:style-name="ro1">
          <table:table-cell office:value-type="string" table:style-name="ce2">
            <text:p>1. Đóng gói tạm được. 2. Thời gian giao hàng quá lâu. Đặt hàng hôm 08/4 mãi đến 14/4 mới nhận được hàng. Đơn hàng hơn 1tr.đ nên giao miễn phí, không dùng tiki now. Các trang khác giao nhanh hơn nhiều khi cửa hàng bán ở cùng TP HCM. 3. Ổ SSD dùng ổn. Nhưng mình nghĩ nhà sản xuất có thể cải tiến hơn ở một vài điểm: - Nên format sẵn ổ cứng vì nhiều người không rành sẽ không biết làm thế nào, có khi lại còn tưởng ổ cứng bị hư. Nếu có nhu cầu format lại định dạng khác thì người dùng chỉ cần chút kỹ năng cũng có thể tự làm được nếu cần cho mục đích nâng cao hơn - Khi đã format sẵn nên copy sẵn ứng dụng do WD phát triển cho mục đích backup hoặc migration OS. Mình có tải bản Acronis WD để di chuyển hệ điều hành từ HDD sang SSD để đỡ mất công cài lại OS nhưng chương trình không nhận ra SSD WD do kết nối qua cổng USB.</text:p>
          </table:table-cell>
          <table:table-cell table:number-columns-repeated="16383"/>
        </table:table-row>
        <table:table-row table:style-name="ro1">
          <table:table-cell office:value-type="string" table:style-name="ce2">
            <text:p>sảm phẩm dùng tốt, nhưng đeo lâu đau tai và dễ bị rơi</text:p>
          </table:table-cell>
          <table:table-cell table:number-columns-repeated="16383"/>
        </table:table-row>
        <table:table-row table:style-name="ro1">
          <table:table-cell office:value-type="string" table:style-name="ce2">
            <text:p>SP nghe tốt âm lượng ok mỗi tội chơi game âm thanh load chậm hơn tầm 1s</text:p>
          </table:table-cell>
          <table:table-cell table:number-columns-repeated="16383"/>
        </table:table-row>
        <table:table-row table:style-name="ro1">
          <table:table-cell office:value-type="string" table:style-name="ce2">
            <text:p>Giao hàng nhanh <text:s/>Nhân viên nhiệt tình Shop ghi là make in chinna mà giao là hàng maylay nên không biết hàng thật giản nhưng nhìn chung giá cả cũng tạm ổn tốc độ khá nhanh <text:s/>Nhiệt độ ssd khi sử dụng cao không biết lỗi gì dùng lâu không biết có ảnh hưởng gì k Chua biết bảo hành như thế nào vì không có giấy tờ gì hết nhưng hi vọng không có cơ hội đi bảo hành</text:p>
          </table:table-cell>
          <table:table-cell table:number-columns-repeated="16383"/>
        </table:table-row>
        <table:table-row table:style-name="ro1">
          <table:table-cell office:value-type="string" table:style-name="ce2">
            <text:p>Âm thanh k quá hay, nghe tạm được. Tiền nào của nấy. Được cái thời gian nghe lâu</text:p>
          </table:table-cell>
          <table:table-cell table:number-columns-repeated="16383"/>
        </table:table-row>
        <table:table-row table:style-name="ro1">
          <table:table-cell office:value-type="string" table:style-name="ce2">
            <text:p>phù hợp với giá tiền, tuy nhiên đeo hơi đau tai, phù hợp với giá tiền</text:p>
          </table:table-cell>
          <table:table-cell table:number-columns-repeated="16383"/>
        </table:table-row>
        <table:table-row table:style-name="ro1">
          <table:table-cell office:value-type="string" table:style-name="ce2">
            <text:p>có một bên tai nghe thỉnh thoảng bị mất tín hiệu âm thanh, mong shop giải đáp giúp mình</text:p>
          </table:table-cell>
          <table:table-cell table:number-columns-repeated="16383"/>
        </table:table-row>
        <table:table-row table:style-name="ro1">
          <table:table-cell office:value-type="string" table:style-name="ce2">
            <text:p>với mức tiền vậy dùng được hơn mấy shop hay để cho mấy thằng quảng cáo lừa</text:p>
          </table:table-cell>
          <table:table-cell table:number-columns-repeated="16383"/>
        </table:table-row>
        <table:table-row table:style-name="ro1">
          <table:table-cell office:value-type="string" table:style-name="ce2">
            <text:p>Tốt trong tầm giá, để một thời gian dùng mình sẽ đánh giá như thế nào</text:p>
          </table:table-cell>
          <table:table-cell table:number-columns-repeated="16383"/>
        </table:table-row>
        <table:table-row table:style-name="ro1">
          <table:table-cell office:value-type="string" table:style-name="ce2">
            <text:p>san pham sài tốt chua bi cố san pham sài tốt chua bi cố</text:p>
          </table:table-cell>
          <table:table-cell table:number-columns-repeated="16383"/>
        </table:table-row>
        <table:table-row table:style-name="ro1">
          <table:table-cell office:value-type="string" table:style-name="ce2">
            <text:p>Nghe được, giá rẻ, lâu hết pin, tuy nhiên đeo rất dễ rơi</text:p>
          </table:table-cell>
          <table:table-cell table:number-columns-repeated="16383"/>
        </table:table-row>
        <table:table-row table:style-name="ro1">
          <table:table-cell office:value-type="string" table:style-name="ce2">
            <text:p>Mỗi tội rơi mất cái dock là vứt đi. Và mình làm rơi me rồi</text:p>
          </table:table-cell>
          <table:table-cell table:number-columns-repeated="16383"/>
        </table:table-row>
        <table:table-row table:style-name="ro1">
          <table:table-cell office:value-type="string" table:style-name="ce2">
            <text:p>Thỉnh thoảng mình chỉ phát âm thanh được một bên tai nghe thay vì hai bên cùng lúc</text:p>
          </table:table-cell>
          <table:table-cell table:number-columns-repeated="16383"/>
        </table:table-row>
        <table:table-row table:style-name="ro1">
          <table:table-cell office:value-type="string" table:style-name="ce2">
            <text:p>Không có túi đựng bằng da như hình , chưa biết có ổn không tạm cho 4 sao</text:p>
          </table:table-cell>
          <table:table-cell table:number-columns-repeated="16383"/>
        </table:table-row>
        <table:table-row table:style-name="ro1">
          <table:table-cell office:value-type="string" table:style-name="ce2">
            <text:p>- Tốc độ đọc ghi của ổ cứng gần bằng được với thông số của nhà cung cấp <text:s/>- Nâng cao trải nghiệm của người dùng rất nhiều so với HDD. <text:s/>- không hài lòng với cách đóng gói sơ sài của shop.</text:p>
          </table:table-cell>
          <table:table-cell table:number-columns-repeated="16383"/>
        </table:table-row>
        <table:table-row table:style-name="ro1">
          <table:table-cell office:value-type="string" table:style-name="ce2">
            <text:p>Mình dùng thử thấy ổn nhưng sao vỏ hộp lại là T1 chứ không phải T1 mini đó shop ơi</text:p>
          </table:table-cell>
          <table:table-cell table:number-columns-repeated="16383"/>
        </table:table-row>
        <table:table-row table:style-name="ro1">
          <table:table-cell office:value-type="string" table:style-name="ce2">
            <text:p>Hàng chuẩn, giá tốt. Điểm trừ duy nhất là đóng gói không có túi chống sốc. Đối với mấy linh kiện mong manh như ổ cứng mà không bảo vệ cẩn trọng có thể dẫn đến sự cố đáng tiếc</text:p>
          </table:table-cell>
          <table:table-cell table:number-columns-repeated="16383"/>
        </table:table-row>
        <table:table-row table:style-name="ro1">
          <table:table-cell office:value-type="string" table:style-name="ce2">
            <text:p>Báo giao thứ 2 nhưng thứ 6 đã có. Hàng đẹp, đúng mẫu nhưng chưa bit chạy đuọc không. Hộp không có seal, chắc do phải tháo ra dán tem bảo hành.</text:p>
          </table:table-cell>
          <table:table-cell table:number-columns-repeated="16383"/>
        </table:table-row>
        <table:table-row table:style-name="ro1">
          <table:table-cell office:value-type="string" table:style-name="ce2">
            <text:p>gián bảo hành dính vào cả cái khay mất 1 mẩu. chạy thì xịn ok. nhược điểm là <text:s/>không có vít không biết đính vào đâu mà dùng vít cũ không vừa</text:p>
          </table:table-cell>
          <table:table-cell table:number-columns-repeated="16383"/>
        </table:table-row>
        <table:table-row table:style-name="ro1">
          <table:table-cell office:value-type="string" table:style-name="ce2">
            <text:p>Máy tính mình nhanh hơn hẳn,có nóng máy hơn, tuy nhiên mình test tốc độ trong lúc mở 2-3 chương trình tỏng lúc máy đang copy 50gb dữ liệu từ ổ chứng di đông sang bộ nhớ máy vẫn có dấu hiệu hị giựt</text:p>
          </table:table-cell>
          <table:table-cell table:number-columns-repeated="16383"/>
        </table:table-row>
        <table:table-row table:style-name="ro1">
          <table:table-cell office:value-type="string" table:style-name="ce2">
            <text:p>giao hàng nhanh, sp tốt, âm thanh good, sài tới giờ chưa thấy vấn đề gì.</text:p>
          </table:table-cell>
          <table:table-cell table:number-columns-repeated="16383"/>
        </table:table-row>
        <table:table-row table:style-name="ro1">
          <table:table-cell office:value-type="string" table:style-name="ce2">
            <text:p>Đóng gói tốt, giao đúng hẹn, nghe cũng ổn, lớn. Để xem sử dụng ntn</text:p>
          </table:table-cell>
          <table:table-cell table:number-columns-repeated="16383"/>
        </table:table-row>
        <table:table-row table:style-name="ro1">
          <table:table-cell office:value-type="string" table:style-name="ce2">
            <text:p>Hộp hơi mốp, nhưng giao hàng nhanh, đang chạy ổn định.</text:p>
          </table:table-cell>
          <table:table-cell table:number-columns-repeated="16383"/>
        </table:table-row>
        <table:table-row table:style-name="ro1">
          <table:table-cell office:value-type="string" table:style-name="ce2">
            <text:p>Sản phẩm tốt, nâng cấp cho con laptop của bà chị, tuy nhiên cảm giác ổ ssd này không chắn chắn và đưpj bằng ổ ssd của intel hoặc samsung. Cho 4 sao</text:p>
          </table:table-cell>
          <table:table-cell table:number-columns-repeated="16383"/>
        </table:table-row>
        <table:table-row table:style-name="ro1">
          <table:table-cell office:value-type="string" table:style-name="ce2">
            <text:p>Sản phẩm ổn trong tầm giá, đôi lúc kết nối với iphone chập chờn</text:p>
          </table:table-cell>
          <table:table-cell table:number-columns-repeated="16383"/>
        </table:table-row>
        <table:table-row table:style-name="ro1">
          <table:table-cell office:value-type="string" table:style-name="ce2">
            <text:p>Sản phẩm tốt, nhưng giao hàng chậm quá 1 tuần mới nhận được</text:p>
          </table:table-cell>
          <table:table-cell table:number-columns-repeated="16383"/>
        </table:table-row>
        <table:table-row table:style-name="ro1">
          <table:table-cell office:value-type="string" table:style-name="ce2">
            <text:p>Hi Tiki! <text:s/>Ổ cứng gắn vào sử dụng tốt tăng tốc độ đáng kể khi khởi động và chạy các chương trình, giá phù hợp cho việc nâng cấp các Laptop cũ. Tks 👍</text:p>
          </table:table-cell>
          <table:table-cell table:number-columns-repeated="16383"/>
        </table:table-row>
        <table:table-row table:style-name="ro1">
          <table:table-cell office:value-type="string" table:style-name="ce2">
            <text:p>Tương xứng với giá tiền. Nếu muốn tai nghe nhạc hay thì không nên mua.</text:p>
          </table:table-cell>
          <table:table-cell table:number-columns-repeated="16383"/>
        </table:table-row>
        <table:table-row table:style-name="ro1">
          <table:table-cell office:value-type="string" table:style-name="ce2">
            <text:p>Tốc độ xử lý một số phần mềm được cải thiện, chưa xảy ra lỗi gì sau gần 2 tháng sử dụng. Tuổi thọ chưa biết ra sao.</text:p>
          </table:table-cell>
          <table:table-cell table:number-columns-repeated="16383"/>
        </table:table-row>
        <table:table-row table:style-name="ro1">
          <table:table-cell office:value-type="string" table:style-name="ce2">
            <text:p>Hàng chính hãng, khi sử dụng cải thiện đáng kể tốc độ xử lý của PC. Các máy cấu hình thấp có thể mua thay vì nâng cấp Ram và CPU tốn kém hơn.</text:p>
          </table:table-cell>
          <table:table-cell table:number-columns-repeated="16383"/>
        </table:table-row>
        <table:table-row table:style-name="ro1">
          <table:table-cell office:value-type="string" table:style-name="ce2">
            <text:p>Gói hàng cẩn thận, chất lượng tương xứng với giới thiệu, có điều giao hàng quá mất ngày dự kiến giao hàng tiêu chuẩn, mong sau này sẽ cải thiện hơn!</text:p>
          </table:table-cell>
          <table:table-cell table:number-columns-repeated="16383"/>
        </table:table-row>
        <table:table-row table:style-name="ro1">
          <table:table-cell office:value-type="string" table:style-name="ce2">
            <text:p>có lúc nghe được lại có lúc tự thoát Bluetooth</text:p>
          </table:table-cell>
          <table:table-cell table:number-columns-repeated="16383"/>
        </table:table-row>
        <table:table-row table:style-name="ro1">
          <table:table-cell office:value-type="string" table:style-name="ce2">
            <text:p>hàng ok rất tốt</text:p>
          </table:table-cell>
          <table:table-cell table:number-columns-repeated="16383"/>
        </table:table-row>
        <table:table-row table:style-name="ro1">
          <table:table-cell office:value-type="string" table:style-name="ce2">
            <text:p>hàng khá oke mà s người ta gọi tới mình ns chuyện thì họ kh nghe rõ</text:p>
          </table:table-cell>
          <table:table-cell table:number-columns-repeated="16383"/>
        </table:table-row>
        <table:table-row table:style-name="ro1">
          <table:table-cell office:value-type="string" table:style-name="ce2">
            <text:p>Giao hàng nhanh, đóng gói kỹ, mình hài lòng về dịch vụ, tuy chưa biết bảo hành ra sao, tốc độ sp tương ứng với giá tiền nên mình không khắt khe quá.</text:p>
          </table:table-cell>
          <table:table-cell table:number-columns-repeated="16383"/>
        </table:table-row>
        <table:table-row table:style-name="ro1">
          <table:table-cell office:value-type="string" table:style-name="ce2">
            <text:p>Tại nghe tốt. Kết nối nhanh. Pin khỏe. Nghe nhạc ki đã lắm.</text:p>
          </table:table-cell>
          <table:table-cell table:number-columns-repeated="16383"/>
        </table:table-row>
        <table:table-row table:style-name="ro1">
          <table:table-cell office:value-type="string" table:style-name="ce2">
            <text:p>Rất hài long về dịch vụ store này. <text:s/>Sản phẩm chạy ổn trong tầm giá</text:p>
          </table:table-cell>
          <table:table-cell table:number-columns-repeated="16383"/>
        </table:table-row>
        <table:table-row table:style-name="ro1">
          <table:table-cell office:value-type="string" table:style-name="ce2">
            <text:p>Đã dùng được một tuần, tốc độ khởi động win, tác vụ nhanh đáng kể. Sản phẩm không bao gồm cáp và khay 3.5 inch để lắp lên PC nên nếu bạn nào mua cần chú ý.</text:p>
          </table:table-cell>
          <table:table-cell table:number-columns-repeated="16383"/>
        </table:table-row>
        <table:table-row table:style-name="ro1">
          <table:table-cell office:value-type="string" table:style-name="ce2">
            <text:p>Giao hàng nhanh, đang sale off nên giá cũng hợp lý. Hộp của sản phẩm không còn nguyên seal, tốc độ ghi cũng không được như trên web chỉ tầm 300MB/s</text:p>
          </table:table-cell>
          <table:table-cell table:number-columns-repeated="16383"/>
        </table:table-row>
        <table:table-row table:style-name="ro1">
          <table:table-cell office:value-type="string" table:style-name="ce2">
            <text:p>sai ok . dung nhu mo to . a e nen mua xai thu. co dieu can than xi.</text:p>
          </table:table-cell>
          <table:table-cell table:number-columns-repeated="16383"/>
        </table:table-row>
        <table:table-row table:style-name="ro1">
          <table:table-cell office:value-type="string" table:style-name="ce2">
            <text:p>tạm thời đang sử dụng, đánh giá sau.</text:p>
          </table:table-cell>
          <table:table-cell table:number-columns-repeated="16383"/>
        </table:table-row>
        <table:table-row table:style-name="ro1">
          <table:table-cell office:value-type="string" table:style-name="ce2">
            <text:p>mình mua giá 688k, đây là lần thứ 2 mua sản phẩm này, rất ok nhưng lần này có vẻ tốc độ đo được không gần giống với thông số.</text:p>
          </table:table-cell>
          <table:table-cell table:number-columns-repeated="16383"/>
        </table:table-row>
        <table:table-row table:style-name="ro1">
          <table:table-cell office:value-type="string" table:style-name="ce2">
            <text:p>Sản phẩm nghe ok. Mỗi tội không có nắp</text:p>
          </table:table-cell>
          <table:table-cell table:number-columns-repeated="16383"/>
        </table:table-row>
        <table:table-row table:style-name="ro1">
          <table:table-cell office:value-type="string" table:style-name="ce2">
            <text:p>Loa tốt pin dùng ổn phù hợp với giá tiền</text:p>
          </table:table-cell>
          <table:table-cell table:number-columns-repeated="16383"/>
        </table:table-row>
        <table:table-row table:style-name="ro1">
          <table:table-cell office:value-type="string" table:style-name="ce2">
            <text:p>nghe tot trong tầm giá, bass không chắc, mạnh, hơi dễ bị rơi</text:p>
          </table:table-cell>
          <table:table-cell table:number-columns-repeated="16383"/>
        </table:table-row>
        <table:table-row table:style-name="ro1">
          <table:table-cell office:value-type="string" table:style-name="ce2">
            <text:p>Sản phẩm dùng OK, tùy nhiên đeo dễ rớt</text:p>
          </table:table-cell>
          <table:table-cell table:number-columns-repeated="16383"/>
        </table:table-row>
        <table:table-row table:style-name="ro1">
          <table:table-cell office:value-type="string" table:style-name="ce2">
            <text:p>Về giao hàng: Đúng như cam kết. Về chất lượng: Sử dụng một thời gian thì mới nhận xe1`t được. Nói tóm lại: OK.</text:p>
          </table:table-cell>
          <table:table-cell table:number-columns-repeated="16383"/>
        </table:table-row>
        <table:table-row table:style-name="ro1">
          <table:table-cell office:value-type="string" table:style-name="ce2">
            <text:p>mua được 2 tuần dùng vẫn ổn</text:p>
          </table:table-cell>
          <table:table-cell table:number-columns-repeated="16383"/>
        </table:table-row>
        <table:table-row table:style-name="ro1">
          <table:table-cell office:value-type="string" table:style-name="ce2">
            <text:p>sao tui không được tặng túi đựng z shop ? sản phẩm tốt .</text:p>
          </table:table-cell>
          <table:table-cell table:number-columns-repeated="16383"/>
        </table:table-row>
        <table:table-row table:style-name="ro1">
          <table:table-cell office:value-type="string" table:style-name="ce2">
            <text:p>Tầm giá vừa phải, nâng cấp máy tính xong tốc độ xử lý truy xuất khá ok</text:p>
          </table:table-cell>
          <table:table-cell table:number-columns-repeated="16383"/>
        </table:table-row>
        <table:table-row table:style-name="ro1">
          <table:table-cell office:value-type="string" table:style-name="ce2">
            <text:p>Giá cả ok, còn độ bền thì chưa biết. mở lên thấy định dạng MBR chắc là hàng sản xuất lâu rồi ???</text:p>
          </table:table-cell>
          <table:table-cell table:number-columns-repeated="16383"/>
        </table:table-row>
        <table:table-row table:style-name="ro1">
          <table:table-cell office:value-type="string" table:style-name="ce2">
            <text:p>Ổn trong tầm giá, nghe to rõ............,,..............</text:p>
          </table:table-cell>
          <table:table-cell table:number-columns-repeated="16383"/>
        </table:table-row>
        <table:table-row table:style-name="ro1">
          <table:table-cell office:value-type="string" table:style-name="ce2">
            <text:p>tốc độ chỉ được hơn 200mb không được như quảng cáo. giao hàng khá nhanh 2 tiếng là đến nơi rồi</text:p>
          </table:table-cell>
          <table:table-cell table:number-columns-repeated="16383"/>
        </table:table-row>
        <table:table-row table:style-name="ro1">
          <table:table-cell office:value-type="string" table:style-name="ce2">
            <text:p>Tốc độ nhanh nhưng giá không rẻ lắm. Những tháng trước giá chỉ từ 630k-750k</text:p>
          </table:table-cell>
          <table:table-cell table:number-columns-repeated="16383"/>
        </table:table-row>
        <table:table-row table:style-name="ro1">
          <table:table-cell office:value-type="string" table:style-name="ce2">
            <text:p>Chất âm ok! Đóng gói tương đối kĩ</text:p>
          </table:table-cell>
          <table:table-cell table:number-columns-repeated="16383"/>
        </table:table-row>
        <table:table-row table:style-name="ro1">
          <table:table-cell office:value-type="string" table:style-name="ce2">
            <text:p>Tai nghe tốt trong tầm giá</text:p>
          </table:table-cell>
          <table:table-cell table:number-columns-repeated="16383"/>
        </table:table-row>
        <table:table-row table:style-name="ro1">
          <table:table-cell office:value-type="string" table:style-name="ce2">
            <text:p>OK nghe ổn định tiền nào của đó</text:p>
          </table:table-cell>
          <table:table-cell table:number-columns-repeated="16383"/>
        </table:table-row>
        <table:table-row table:style-name="ro1">
          <table:table-cell office:value-type="string" table:style-name="ce2">
            <text:p>Ổ cứng dùng được thời gian dài rồi khá ok. Khởi động vs cố file k nhanh lắm</text:p>
          </table:table-cell>
          <table:table-cell table:number-columns-repeated="16383"/>
        </table:table-row>
        <table:table-row table:style-name="ro1">
          <table:table-cell office:value-type="string" table:style-name="ce2">
            <text:p>Bán hàng dịch vụ tốt, nhanh chóng. Hàng ổn, sử dụng tốt hay không cần thời gian trải nghiệm</text:p>
          </table:table-cell>
          <table:table-cell table:number-columns-repeated="16383"/>
        </table:table-row>
        <table:table-row table:style-name="ro1">
          <table:table-cell office:value-type="string" table:style-name="ce2">
            <text:p>nghe rõ ràng âm thanh k bị ù rè</text:p>
          </table:table-cell>
          <table:table-cell table:number-columns-repeated="16383"/>
        </table:table-row>
        <table:table-row table:style-name="ro1">
          <table:table-cell office:value-type="string" table:style-name="ce2">
            <text:p>để dùng rồi nhận xét sau .</text:p>
          </table:table-cell>
          <table:table-cell table:number-columns-repeated="16383"/>
        </table:table-row>
        <table:table-row table:style-name="ro1">
          <table:table-cell office:value-type="string" table:style-name="ce2">
            <text:p>Thời luwongj pin chua tot lắm</text:p>
          </table:table-cell>
          <table:table-cell table:number-columns-repeated="16383"/>
        </table:table-row>
        <table:table-row table:style-name="ro1">
          <table:table-cell office:value-type="string" table:style-name="ce2">
            <text:p>Đã mua và sử dụng 5 tháng. Tốc độ hơi chậm. Đánh giá 4/5</text:p>
          </table:table-cell>
          <table:table-cell table:number-columns-repeated="16383"/>
        </table:table-row>
        <table:table-row table:style-name="ro1">
          <table:table-cell office:value-type="string" table:style-name="ce2">
            <text:p>mới mua cài win 10, xài thấy ngon. chưa rõ kích hoạt dịch vụ bảo hành như thế nào?</text:p>
          </table:table-cell>
          <table:table-cell table:number-columns-repeated="16383"/>
        </table:table-row>
        <table:table-row table:style-name="ro1">
          <table:table-cell office:value-type="string" table:style-name="ce2">
            <text:p>Sản phẩm này có bảo hành không ạ, nếu có thì tới năm mấy và có giấy bảo hành gì không</text:p>
          </table:table-cell>
          <table:table-cell table:number-columns-repeated="16383"/>
        </table:table-row>
        <table:table-row table:style-name="ro1">
          <table:table-cell office:value-type="string" table:style-name="ce2">
            <text:p>Sản phẩm chạy tốt nhưng chưa biết bền không, cho tạm 4 sao</text:p>
          </table:table-cell>
          <table:table-cell table:number-columns-repeated="16383"/>
        </table:table-row>
        <table:table-row table:style-name="ro1">
          <table:table-cell office:value-type="string" table:style-name="ce2">
            <text:p>Sản phẩm dùng tốt, ổ cứng tương đối chạy tốt, ổn định, giá thành tốt.</text:p>
          </table:table-cell>
          <table:table-cell table:number-columns-repeated="16383"/>
        </table:table-row>
        <table:table-row table:style-name="ro1">
          <table:table-cell office:value-type="string" table:style-name="ce2">
            <text:p>Giao hàng nhanh, SP bước đầu dùng rất tốt ! gói hàng kỹ lưỡng, nhưng chậm giao Hóa đơn VAT !</text:p>
          </table:table-cell>
          <table:table-cell table:number-columns-repeated="16383"/>
        </table:table-row>
        <table:table-row table:style-name="ro1">
          <table:table-cell office:value-type="string" table:style-name="ce2">
            <text:p>tuy là vỏ nhựa nhưng sản phẩm đúng mô tả, hoạt động tốt, bền thì chưa biết</text:p>
          </table:table-cell>
          <table:table-cell table:number-columns-repeated="16383"/>
        </table:table-row>
        <table:table-row table:style-name="ro1">
          <table:table-cell office:value-type="string" table:style-name="ce2">
            <text:p>Chưa hài lòng vì không tặng ốc vít kèm theo. Cho 4 sao thôi</text:p>
          </table:table-cell>
          <table:table-cell table:number-columns-repeated="16383"/>
        </table:table-row>
        <table:table-row table:style-name="ro1">
          <table:table-cell office:value-type="string" table:style-name="ce2">
            <text:p>ok.dung đến gio hơn 2 năm chưa hỏng, mà hơi ọp ẹp</text:p>
          </table:table-cell>
          <table:table-cell table:number-columns-repeated="16383"/>
        </table:table-row>
        <table:table-row table:style-name="ro1">
          <table:table-cell office:value-type="string" table:style-name="ce2">
            <text:p>Vẫn chưa dùng đến, nhưng hãng này đã mua trước đây, tốt</text:p>
          </table:table-cell>
          <table:table-cell table:number-columns-repeated="16383"/>
        </table:table-row>
        <table:table-row table:style-name="ro1">
          <table:table-cell office:value-type="string" table:style-name="ce2">
            <text:p>Hàng giao nhanh! Chất lượng ok, chất lượng ok ok ok ok</text:p>
          </table:table-cell>
          <table:table-cell table:number-columns-repeated="16383"/>
        </table:table-row>
        <table:table-row table:style-name="ro1">
          <table:table-cell office:value-type="string" table:style-name="ce2">
            <text:p>đọc dữ liệu binh thuong thoi moi nguoi ạ khong nhanh lan</text:p>
          </table:table-cell>
          <table:table-cell table:number-columns-repeated="16383"/>
        </table:table-row>
        <table:table-row table:style-name="ro1">
          <table:table-cell office:value-type="string" table:style-name="ce2">
            <text:p>Tiki dong goi va giao hang nhanh, cam thay rat hai long voi san pham.</text:p>
          </table:table-cell>
          <table:table-cell table:number-columns-repeated="16383"/>
        </table:table-row>
        <table:table-row table:style-name="ro1">
          <table:table-cell office:value-type="string" table:style-name="ce2">
            <text:p>vui lòng thông báo sao mình chưa nhận được hóa đơn</text:p>
          </table:table-cell>
          <table:table-cell table:number-columns-repeated="16383"/>
        </table:table-row>
        <table:table-row table:style-name="ro1">
          <table:table-cell office:value-type="string" table:style-name="ce2">
            <text:p>dùng rất tốt, nhưng chỉ đánh giá 4 sao thôi.</text:p>
          </table:table-cell>
          <table:table-cell table:number-columns-repeated="16383"/>
        </table:table-row>
        <table:table-row table:style-name="ro1">
          <table:table-cell office:value-type="string" table:style-name="ce2">
            <text:p>Sản phẩm tốt trong tầm giá! Tốc độ đọc khoảng 500.../s</text:p>
          </table:table-cell>
          <table:table-cell table:number-columns-repeated="16383"/>
        </table:table-row>
        <table:table-row table:style-name="ro1">
          <table:table-cell office:value-type="string" table:style-name="ce2">
            <text:p>mới dùng thấy ổn giá tốt, hy vọng chuẩn sản phẩm vì k thấy tem bảo hành</text:p>
          </table:table-cell>
          <table:table-cell table:number-columns-repeated="16383"/>
        </table:table-row>
        <table:table-row table:style-name="ro1">
          <table:table-cell office:value-type="string" table:style-name="ce2">
            <text:p>Tốc độ đọc nhanh, tốc độ ghi không cao so với loại Blue, so giá tiền thì ổn</text:p>
          </table:table-cell>
          <table:table-cell table:number-columns-repeated="16383"/>
        </table:table-row>
        <table:table-row table:style-name="ro1">
          <table:table-cell office:value-type="string" table:style-name="ce2">
            <text:p>Tốt, tuy hơi nhựa nhưng chạy ok. khởi động mất 10s</text:p>
          </table:table-cell>
          <table:table-cell table:number-columns-repeated="16383"/>
        </table:table-row>
        <table:table-row table:style-name="ro1">
          <table:table-cell office:value-type="string" table:style-name="ce2">
            <text:p>đọc chậm thua xa Crucial 7 năm tuổi.</text:p>
          </table:table-cell>
          <table:table-cell table:number-columns-repeated="16383"/>
        </table:table-row>
        <table:table-row table:style-name="ro1">
          <table:table-cell office:value-type="string" table:style-name="ce2">
            <text:p>mình mua được 2 ngày, tai nghe khá ok, bass chưa đã lắm nghe nhạc chưa đủ feel <text:s text:c="3"/>, lần đầu mua dùng thử dạng tai nghe này, tiện hơn tai nghe dây, nói chung hàng khá ok <text:s/>Đặc biệt ấn tượng shipper tiki lần này, mình nghĩ đã trễ nên anh ship đem về kho, ai ngờ tối đang cb ngủ thì anh shipper đến giao , tuyệt vời <text:s text:c="2"/>)</text:p>
          </table:table-cell>
          <table:table-cell table:number-columns-repeated="16383"/>
        </table:table-row>
        <table:table-row table:style-name="ro1">
          <table:table-cell office:value-type="string" table:style-name="ce2">
            <text:p>Mình đặt lúc 11h sáng, Tikinow lúc 13h20 nên khá nhanh. Tai nghe cũng dễ kết nối, nếu ở dock sạc thì không kết nối được nhưng chỉ cần nhấc ra là kết nối ok ngay. nghe nhạc ok. với giá này thì như vậy khá ổn ^^</text:p>
          </table:table-cell>
          <table:table-cell table:number-columns-repeated="16383"/>
        </table:table-row>
        <table:table-row table:style-name="ro1">
          <table:table-cell office:value-type="string" table:style-name="ce2">
            <text:p>Có bạn nào dùng được tầm vài tháng không a. Cho m xin review vs. Vs cả chủ shop cho m hỏi với sp này thì có hay phải reset không ạ?</text:p>
          </table:table-cell>
          <table:table-cell table:number-columns-repeated="16383"/>
        </table:table-row>
        <table:table-row table:style-name="ro1">
          <table:table-cell office:value-type="string" table:style-name="ce2">
            <text:p>Shop đóng hàng nhanh giùm mình vs ak )đang cần gấp</text:p>
          </table:table-cell>
          <table:table-cell table:number-columns-repeated="16383"/>
        </table:table-row>
        <table:table-row table:style-name="ro1">
          <table:table-cell office:value-type="string" table:style-name="ce2">
            <text:p>Sử dụng lâu dài pin của tai nghe hay doc sạc bị chai thì có thể thay pin được k vậy</text:p>
          </table:table-cell>
          <table:table-cell table:number-columns-repeated="16383"/>
        </table:table-row>
        <table:table-row table:style-name="ro1">
          <table:table-cell office:value-type="string" table:style-name="ce2">
            <text:p>cũng được ... nghe tạm ổn ... nói chung tiền nào của đấy</text:p>
          </table:table-cell>
          <table:table-cell table:number-columns-repeated="16383"/>
        </table:table-row>
        <table:table-row table:style-name="ro1">
          <table:table-cell office:value-type="string" table:style-name="ce2">
            <text:p>bluetooth 5.0 có kết nối được với bluetooth 3.0 không shop</text:p>
          </table:table-cell>
          <table:table-cell table:number-columns-repeated="16383"/>
        </table:table-row>
        <table:table-row table:style-name="ro1">
          <table:table-cell office:value-type="string" table:style-name="ce2">
            <text:p>sản phẩm có thể nhận và trả lời cuộc gọi không ad ơi?</text:p>
          </table:table-cell>
          <table:table-cell table:number-columns-repeated="16383"/>
        </table:table-row>
        <table:table-row table:style-name="ro1">
          <table:table-cell office:value-type="string" table:style-name="ce2">
            <text:p>Giá rất ok. Tiki giao hàng nhanh chóng, kể cả ngày nghỉ lễ.</text:p>
          </table:table-cell>
          <table:table-cell table:number-columns-repeated="16383"/>
        </table:table-row>
        <table:table-row table:style-name="ro1">
          <table:table-cell office:value-type="string" table:style-name="ce2">
            <text:p>Tốc độ thực tế tầm 270 MB/s</text:p>
          </table:table-cell>
          <table:table-cell table:number-columns-repeated="16383"/>
        </table:table-row>
        <table:table-row table:style-name="ro1">
          <table:table-cell office:value-type="string" table:style-name="ce2">
            <text:p>tốt, máy chạy nhanh hơn.</text:p>
          </table:table-cell>
          <table:table-cell table:number-columns-repeated="16383"/>
        </table:table-row>
        <table:table-row table:style-name="ro1">
          <table:table-cell office:value-type="string" table:style-name="ce2">
            <text:p>Đạt yêu cầu.</text:p>
          </table:table-cell>
          <table:table-cell table:number-columns-repeated="16383"/>
        </table:table-row>
        <table:table-row table:style-name="ro1">
          <table:table-cell office:value-type="string" table:style-name="ce2">
            <text:p>Hàng ok xài ổn</text:p>
          </table:table-cell>
          <table:table-cell table:number-columns-repeated="16383"/>
        </table:table-row>
        <table:table-row table:style-name="ro1">
          <table:table-cell office:value-type="string" table:style-name="ce2">
            <text:p>Lúc đầu mình định tìm mua tai nghe iphone chính hãng cho đồng bộ với điện thoại. Nhưng khi được nghe tư vấn của người bạn về hãng Sony thì mình đã lựa chọn mua tai nghe này. Giá vừa rẻ hơn tai nghe ip chính hãng mà còn nghe đã tai hơn rất nhiều, bass rất hay, nghe những bài nhạc latin thì tuyệt vời. Chỉ có 1 điểm trừ mình thấy là chưa có nút tăng giảm âm lượng, chỉ có 1 nút bật tắt, nếu cải thiện được vấn đề này nữa thì mình cho 10/10 điểm.</text:p>
          </table:table-cell>
          <table:table-cell table:number-columns-repeated="16383"/>
        </table:table-row>
        <table:table-row table:style-name="ro1">
          <table:table-cell office:value-type="string" table:style-name="ce2">
            <text:p>Chất lượng nhạc thì qua truyệt vời bass + treble rõ đến từng nốt, phê cực so với sản phẩm tầm cận trung. Hộp bên trong bọc chắc chắn cứng cáp và cover tốt sp bên trong tuy nhiên Tiki lại cho cái hộp ngoài to đùng (gấp 3 so với hộp bên trong). Nhà cung cấp có phiếu bảo hành 12 tháng, ngoại quan sạch đẹp khỏi chê, dây ít bị rối, tai đeo lúc đầu có hơi đau khi tìm cách đút vào do miếng đệm nằm khá sát so với thành tai nghe nhưng quen rồi thì không sao. Tai đeo có cảm giác khá chắc, có thể xoay quanh mang tai cho chắc hơn. Điểm trừ to nhất là đầu Jack hình cạnh vuông và không có bút điều chỉnh âm lượng, nói chung phù hợp hơn cho việc gắn Lap nhưng không thích hợp lắm cho việc đi đường (không khuyến khích vừa đi xe vừa nghe).</text:p>
          </table:table-cell>
          <table:table-cell table:number-columns-repeated="16383"/>
        </table:table-row>
        <table:table-row table:style-name="ro1">
          <table:table-cell office:value-type="string" table:style-name="ce2">
            <text:p>Mình nhận được hàng khá nhanh, sản phẩn nhận được đúng màu, bề ngoài ok. Chất lượng âm thanh khá tốt! Test thử nghe gọi thì không thấy chức năng này hoạt động. Đây là chức năng mình rất cần nhưng test đi test lại đều không thực hiện được. Tiki hỗ trợ mình nhé!</text:p>
          </table:table-cell>
          <table:table-cell table:number-columns-repeated="16383"/>
        </table:table-row>
        <table:table-row table:style-name="ro1">
          <table:table-cell office:value-type="string" table:style-name="ce2">
            <text:p>Mình không có kinh nghiệm về tai nghe nên mua theo hãng và giá thì thấy dùng khá ổn. Mua cũng lâu rồi mà vẫn nghe tốt. Không có hộp đựng, để trong túi nay hay rối. Cũng không giữ gìn toàn để lung tung nhưng mà vẫn bền. Trước không thích tai nhét nhưng dùng thấy được. Không đau tai mấy.</text:p>
          </table:table-cell>
          <table:table-cell table:number-columns-repeated="16383"/>
        </table:table-row>
        <table:table-row table:style-name="ro1">
          <table:table-cell office:value-type="string" table:style-name="ce2">
            <text:p>Mình vừa nhận được hàng hôm qua, sau 1 ngày phát nhạc liên tục thì hôm nay lấy ra nghe lại, nói chung chất âm tạm được, nghe tạp. Mình không chuyên nghe nên chỉ thấy nó tiện lợi để mang ra ngoài chứ không có gì vượt trội so với cái tai onear, cũng Sony, mình đang sd, tai này không đánh bass nhiều như mình tưởng Sony phải thế, có điều mình nghe tạp nên không sao, lúc đầu cứ sợ bị bass lấn, độ chỉ tiết chấp nhận được nhưng không tạo ấn tượng mấy... À, các bạn đừng nên mua màu vàng đồng, không sợ dơ như màu trắng nhưng nhìn hơi cũ, với nút tai mới đầu đeo nhứt tai, nhưng khi mình đổi qua loại nhỏ hơn thì đỡ rồi.</text:p>
          </table:table-cell>
          <table:table-cell table:number-columns-repeated="16383"/>
        </table:table-row>
        <table:table-row table:style-name="ro1">
          <table:table-cell office:value-type="string" table:style-name="ce2">
            <text:p>Bỏ tai nghe ra khỏi tai phải cẩn thận vì đệm tai rất dễ bị tuột ra, mình đã làm mất đệm tai một bên khi vừa dùng xong mà không biết bị rơi ra từ bao giờ. Tuy nhiên mình thấy tai nghe này nghe không hay bằng và không kín bằng tai nghe jbl t210 trước đây của mình.</text:p>
          </table:table-cell>
          <table:table-cell table:number-columns-repeated="16383"/>
        </table:table-row>
        <table:table-row table:style-name="ro1">
          <table:table-cell office:value-type="string" table:style-name="ce2">
            <text:p>Ban đầu mình mua về nghe hơi đau tai, có thể do lâu ngày rồi mới nghe lại loại inear. <text:s/>Nhưng với tầm giá, thì số tiền đáng bỏ ra, mình có nghe nhạc, chơi game, trò chuyện. Tiếng game rõ từ những tiếng khá nhỏ như tiếng bước chân, ngựa chạy hay quái hú.</text:p>
          </table:table-cell>
          <table:table-cell table:number-columns-repeated="16383"/>
        </table:table-row>
        <table:table-row table:style-name="ro1">
          <table:table-cell office:value-type="string" table:style-name="ce2">
            <text:p>Mình mua màu vàng đồng nhé, tai nghe khá tốt, tiền nào của nấy, tầm giá này thì ok rồi mặc dù dây hơi mỏng manh, xài phải giữ gìn. Trong vòng 2 ngày là mình được nhận hàng rồi, freeship nữa chứ <text:s/>)</text:p>
          </table:table-cell>
          <table:table-cell table:number-columns-repeated="16383"/>
        </table:table-row>
        <table:table-row table:style-name="ro1">
          <table:table-cell office:value-type="string" table:style-name="ce2">
            <text:p>Về âm thanh: <text:s/>+ Bass nghe sâu, treble rất chi tiết: mình rất hài lòng về chất âm của thiết bị. Về ngoại hình: + Nút cao su nhét tai rất mềm, đeo rất dễ chịu. + So với sản phẩm Audio-Technica ATH-CK330iS thì thiết bị này ủa Sony nhỏ gọn hơn, dây tai nghe mảnh hơn (phần vỏ nhựa bọc dây mỏng), dây tai nghe vẫn có hiện tượng rối nhẹ. Phần dây của thiết bị là phần mình không ưng ý duy nhất của tai nghe do nhìn rất mảnh nên có cảm giác dễ bị đứt. + Tai nghe có vóc dáng phù hợp với dân văn phòng do kiểu dáng nhỏ gọn, khi đeo có cảm giác rất nhẹ nhành và thoải mái.</text:p>
          </table:table-cell>
          <table:table-cell table:number-columns-repeated="16383"/>
        </table:table-row>
        <table:table-row table:style-name="ro1">
          <table:table-cell office:value-type="string" table:style-name="ce2">
            <text:p>nay mình có nhận được hàng. nghe điện thoại khá ổn. mà sang máy tính bị rè đau rai ghê. tai nghe khác cắm máy tính mình vẫn ổn. hiện tượng này là gặp vấn đề gì vậy?</text:p>
          </table:table-cell>
          <table:table-cell table:number-columns-repeated="16383"/>
        </table:table-row>
        <table:table-row table:style-name="ro1">
          <table:table-cell office:value-type="string" table:style-name="ce2">
            <text:p>Âm thanh tạm được, không quá suất sắc, nghe rõ ràng, bass yếu. Phù hợp với các bạn nghe tiếng anh hơn là nghe nhạc. Nhưng trong tầm giá này là được rồi. Điểm cộng: đệm tai khá êm ái. Điểm trừ: Dây yếu, mảnh, nhựa nhìn có vẻ không xịn.</text:p>
          </table:table-cell>
          <table:table-cell table:number-columns-repeated="16383"/>
        </table:table-row>
        <table:table-row table:style-name="ro1">
          <table:table-cell office:value-type="string" table:style-name="ce2">
            <text:p>0. Ship đúng màu được chọn 1. Đã dùng được 10 ngày và thấy khá ổn. 2. Âm thanh nhiều Treble, nghe hơi chói tai lúc đầu, sau thì sẽ quen 3. Dây dễ bị rối 4. Có 1 nút ở trên tai nghe, đó là nút Play/Pause.</text:p>
          </table:table-cell>
          <table:table-cell table:number-columns-repeated="16383"/>
        </table:table-row>
        <table:table-row table:style-name="ro1">
          <table:table-cell office:value-type="string" table:style-name="ce2">
            <text:p>màu giống hình nhưng bên ngoài cảm giác hơi cheap. chất lượng không vượt trội lắm. không nên trông đợi quá nhiều. nếu cần 1 tai nghe vừa đủ, có bass vừa đủ thì ok với tầm giá 400k (giảm giá)</text:p>
          </table:table-cell>
          <table:table-cell table:number-columns-repeated="16383"/>
        </table:table-row>
        <table:table-row table:style-name="ro1">
          <table:table-cell office:value-type="string" table:style-name="ce2">
            <text:p>Sản phẩm bị xước xát nhiều chỗ vỏ hộp, giấy tờ thì bị nhét vào trong. Chưa check serial.</text:p>
          </table:table-cell>
          <table:table-cell table:number-columns-repeated="16383"/>
        </table:table-row>
        <table:table-row table:style-name="ro1">
          <table:table-cell office:value-type="string" table:style-name="ce2">
            <text:p>Ngoại hình nhìn khá ổn tuy không thể yêu cầu cao với mức giá này được. Chất âm ổn, bass vừa đủ với mình.</text:p>
          </table:table-cell>
          <table:table-cell table:number-columns-repeated="16383"/>
        </table:table-row>
        <table:table-row table:style-name="ro1">
          <table:table-cell office:value-type="string" table:style-name="ce2">
            <text:p>chất lượng sản phẩm ôn, thời gian giao hàng nhanh. Tuy nhiên thái độ của người giao hàng quá tệ, lại còn tự ý làm tròn tiền đơn hàng lên để ăn chặn tiền của khách</text:p>
          </table:table-cell>
          <table:table-cell table:number-columns-repeated="16383"/>
        </table:table-row>
        <table:table-row table:style-name="ro1">
          <table:table-cell office:value-type="string" table:style-name="ce2">
            <text:p>Đã mua 2 dòng tai nghe của hãng. Nghe rất hay so với các hãng khác cùng tầm giá. Chỉ có cái là tai nghe này dây mỏng quá rất sợ nó đứt. Còn lại mọi thứ đều ok</text:p>
          </table:table-cell>
          <table:table-cell table:number-columns-repeated="16383"/>
        </table:table-row>
        <table:table-row table:style-name="ro1">
          <table:table-cell office:value-type="string" table:style-name="ce2">
            <text:p>chất âm cũng tạm. hoàn thiện ở mức khá. độ bền thì đợi một thời gian nữa mới đánh giá được. với giá 378k thì cũng không đòi hỏi gì nhiều</text:p>
          </table:table-cell>
          <table:table-cell table:number-columns-repeated="16383"/>
        </table:table-row>
        <table:table-row table:style-name="ro1">
          <table:table-cell office:value-type="string" table:style-name="ce2">
            <text:p>Ổ cứng có giá thành vừa, hợp túi tiền. Phần nhựa của ổ khá mong manh dễ vở. Phần mình lấy ngón tay ấn nhẹ xuống như hình, rất yếu ớt. Chất lượng và độ bền thì cần thời gian để trải nghiệm và đánh giá.</text:p>
          </table:table-cell>
          <table:table-cell table:number-columns-repeated="16383"/>
        </table:table-row>
        <table:table-row table:style-name="ro1">
          <table:table-cell office:value-type="string" table:style-name="ce2">
            <text:p>Tai nghe giá tốt trong tầm giá. Có cái đặc biệt là tương tích với mọi thiết bị từ pc, laptop, IOS và Android. Khá là hay. Không biết có bền hay không thôi.</text:p>
          </table:table-cell>
          <table:table-cell table:number-columns-repeated="16383"/>
        </table:table-row>
        <table:table-row table:style-name="ro1">
          <table:table-cell office:value-type="string" table:style-name="ce2">
            <text:p>Mình rất thích tai nghe của Sony, hài lòng về sản phẩm, chất lượng, thời gian giao hàng, nhưng cực kì ghét thái độ của người giao hàng luôn!</text:p>
          </table:table-cell>
          <table:table-cell table:number-columns-repeated="16383"/>
        </table:table-row>
        <table:table-row table:style-name="ro1">
          <table:table-cell office:value-type="string" table:style-name="ce2">
            <text:p>Rất hài lòng với chất lượng tai nghe trong tầm giá. Dịch vụ giao nhận của Tiki luôn làm mình hài lòng và an tâm với chất lượng hàng hoá.</text:p>
          </table:table-cell>
          <table:table-cell table:number-columns-repeated="16383"/>
        </table:table-row>
        <table:table-row table:style-name="ro1">
          <table:table-cell office:value-type="string" table:style-name="ce2">
            <text:p>Hài lòng với sản phẩm, tiki giao hàng nhanh, gói cẩn thận, chất lượng tai nghe thấy ok, độ bền phải qua thời gian mới biết được 😁</text:p>
          </table:table-cell>
          <table:table-cell table:number-columns-repeated="16383"/>
        </table:table-row>
        <table:table-row table:style-name="ro1">
          <table:table-cell office:value-type="string" table:style-name="ce2">
            <text:p>Tốt trong tầm giá. Đáng nâng cấp so với hdd. Giao hàng nhanh.</text:p>
          </table:table-cell>
          <table:table-cell table:number-columns-repeated="16383"/>
        </table:table-row>
        <table:table-row table:style-name="ro1">
          <table:table-cell office:value-type="string" table:style-name="ce2">
            <text:p>Sony MDR-EX155AP vóc dáng mãnh mai, Âm thanh hơi nhỏ, Tạm được ở tầm giá.</text:p>
          </table:table-cell>
          <table:table-cell table:number-columns-repeated="16383"/>
        </table:table-row>
        <table:table-row table:style-name="ro1">
          <table:table-cell office:value-type="string" table:style-name="ce2">
            <text:p>Khá hài lòng, nghe ổn hơn dây iPhone. Nhưng dây mỏng quá, nhỏ quá, đầu nối ở dây và driver.</text:p>
          </table:table-cell>
          <table:table-cell table:number-columns-repeated="16383"/>
        </table:table-row>
        <table:table-row table:style-name="ro1">
          <table:table-cell office:value-type="string" table:style-name="ce2">
            <text:p>Chất âm tốt thích hợp cho người thích nghe đủ mọi thể loại nhạc. Giá cả phải chăng vì có giảm giá của Tiki.</text:p>
          </table:table-cell>
          <table:table-cell table:number-columns-repeated="16383"/>
        </table:table-row>
        <table:table-row table:style-name="ro1">
          <table:table-cell office:value-type="string" table:style-name="ce2">
            <text:p>Tai nghe chất lượng tốt trong tầm giá. Chất lượng âm thanh nghe ổn</text:p>
          </table:table-cell>
          <table:table-cell table:number-columns-repeated="16383"/>
        </table:table-row>
        <table:table-row table:style-name="ro1">
          <table:table-cell office:value-type="string" table:style-name="ce2">
            <text:p>Tai nghe đeo êm tai, chất âm tương đối tốt, bass ổn, tuy nhiên nhược điểm là dây tai nghe hơi mỏng, bị rối.</text:p>
          </table:table-cell>
          <table:table-cell table:number-columns-repeated="16383"/>
        </table:table-row>
        <table:table-row table:style-name="ro1">
          <table:table-cell office:value-type="string" table:style-name="ce2">
            <text:p>Sản phẩm nhận giống với hình. Chất lượng ok trong tầm giá nhưng dây hơi dài, mỏng manh và dễ rối. Giao hàng nhanh và đóng gói cẩn thận.</text:p>
          </table:table-cell>
          <table:table-cell table:number-columns-repeated="16383"/>
        </table:table-row>
        <table:table-row table:style-name="ro1">
          <table:table-cell office:value-type="string" table:style-name="ce2">
            <text:p>tai nghe xài tốt, có miếng nhựa cuốn cho gọn</text:p>
          </table:table-cell>
          <table:table-cell table:number-columns-repeated="16383"/>
        </table:table-row>
        <table:table-row table:style-name="ro1">
          <table:table-cell office:value-type="string" table:style-name="ce2">
            <text:p>Nghe tốt, âm thanh rõ ràng, màu sắc sinh động. Nếu không có điều kiện thì nên mua loại này</text:p>
          </table:table-cell>
          <table:table-cell table:number-columns-repeated="16383"/>
        </table:table-row>
        <table:table-row table:style-name="ro1">
          <table:table-cell office:value-type="string" table:style-name="ce2">
            <text:p>Đây không phải lần đầu tiên dùng tai nghe Sony loại này. Âm thanh và mic ổn hơn một số dòng khác.</text:p>
          </table:table-cell>
          <table:table-cell table:number-columns-repeated="16383"/>
        </table:table-row>
        <table:table-row table:style-name="ro1">
          <table:table-cell office:value-type="string" table:style-name="ce2">
            <text:p>Tai nghe tốt, mẫu mã đẹp. Nhược điểm là dây khá mỏng nên cần phải bảo quản tốt</text:p>
          </table:table-cell>
          <table:table-cell table:number-columns-repeated="16383"/>
        </table:table-row>
        <table:table-row table:style-name="ro1">
          <table:table-cell office:value-type="string" table:style-name="ce2">
            <text:p>Chất lượng âm thanh tốt so với mức giá. Hàng nguyên hộp, đầy đủ phụ kiện. Cảm ơn shop</text:p>
          </table:table-cell>
          <table:table-cell table:number-columns-repeated="16383"/>
        </table:table-row>
        <table:table-row table:style-name="ro1">
          <table:table-cell office:value-type="string" table:style-name="ce2">
            <text:p>Tạm được so với tầm giá, âm không được trong bằng tai nghe iphone</text:p>
          </table:table-cell>
          <table:table-cell table:number-columns-repeated="16383"/>
        </table:table-row>
        <table:table-row table:style-name="ro1">
          <table:table-cell office:value-type="string" table:style-name="ce2">
            <text:p>chất lượng tai nghe phù hợp với giá tiền, hàng đẹp như miêu tả</text:p>
          </table:table-cell>
          <table:table-cell table:number-columns-repeated="16383"/>
        </table:table-row>
        <table:table-row table:style-name="ro1">
          <table:table-cell office:value-type="string" table:style-name="ce2">
            <text:p>Very good. Chất lượng tốt, nghe êm tai, trong và chắc chắn.</text:p>
          </table:table-cell>
          <table:table-cell table:number-columns-repeated="16383"/>
        </table:table-row>
        <table:table-row table:style-name="ro1">
          <table:table-cell office:value-type="string" table:style-name="ce2">
            <text:p>Nghe rất phê, tuy nhiên dây hơi mỏng manh. Đặt tạm 4 sao )</text:p>
          </table:table-cell>
          <table:table-cell table:number-columns-repeated="16383"/>
        </table:table-row>
        <table:table-row table:style-name="ro1">
          <table:table-cell office:value-type="string" table:style-name="ce2">
            <text:p>nghe hơi rè, bass không chắc, nhưng tầm giá này thì không đòi hỏi cao được</text:p>
          </table:table-cell>
          <table:table-cell table:number-columns-repeated="16383"/>
        </table:table-row>
        <table:table-row table:style-name="ro1">
          <table:table-cell office:value-type="string" table:style-name="ce2">
            <text:p>hàng đẹp không trầy xước, phím bấm nhẹ nhưng không có độ nảy nhiều không biết dùng một thời gian có bị liệt phím không. với giá tiền này thì khá hài lòng. để dùng thử 1 tháng rồi nhận xét tiếp. các ae khi dùng sản phẩm cũng nên nhận xét để người sau mua cho cái nhìn khách quan về sản phẩm. cảm ơn tiki</text:p>
          </table:table-cell>
          <table:table-cell table:number-columns-repeated="16383"/>
        </table:table-row>
        <table:table-row table:style-name="ro1">
          <table:table-cell office:value-type="string" table:style-name="ce2">
            <text:p>sản phẩm đóng gói tốt. Dễ tháo gỡ, không cần dùng sức. âm thanh nghe tốt, âm bass nghe rõ ràng. thiết kế đẹp, đơn giản.</text:p>
          </table:table-cell>
          <table:table-cell table:number-columns-repeated="16383"/>
        </table:table-row>
        <table:table-row table:style-name="ro1">
          <table:table-cell office:value-type="string" table:style-name="ce2">
            <text:p>Chất âm khá, hơi lấn bass, cách âm tương đối tốt</text:p>
          </table:table-cell>
          <table:table-cell table:number-columns-repeated="16383"/>
        </table:table-row>
        <table:table-row table:style-name="ro1">
          <table:table-cell office:value-type="string" table:style-name="ce2">
            <text:p>Tai nghe có thiết kế đẹp, bắt mắt nhưng dây thì mong manh quá. Âm bass không tốt lắm, còn lại thì khá ổn.</text:p>
          </table:table-cell>
          <table:table-cell table:number-columns-repeated="16383"/>
        </table:table-row>
        <table:table-row table:style-name="ro1">
          <table:table-cell office:value-type="string" table:style-name="ce2">
            <text:p>tai nghe tốt. độ bền lâu dài dag chờ đợi. giao hàng tốt.</text:p>
          </table:table-cell>
          <table:table-cell table:number-columns-repeated="16383"/>
        </table:table-row>
        <table:table-row table:style-name="ro1">
          <table:table-cell office:value-type="string" table:style-name="ce2">
            <text:p>Âm thanh đầu bảng trong tầm giá. Tuy nhiên, dây thiết kế dễ bị rối</text:p>
          </table:table-cell>
          <table:table-cell table:number-columns-repeated="16383"/>
        </table:table-row>
        <table:table-row table:style-name="ro1">
          <table:table-cell office:value-type="string" table:style-name="ce2">
            <text:p>về cơ bản hình thức ổn, bàn phím gõ cũng ok. Chỉ có 1 thắc mắc là thấy mô tả sản phẩm bảo hành 36 tháng (lúc mua mình chọn hàng tiki trading), mà nhận sản phẩm thì không thấy có phiếu bảo hành, trên sản phẩm cũng không có dán team gì. không biết căn cứ vào đâu bảo hành nếu không may sản phẩm có vấn đề? Tiki có thể giải đáp giúp không?</text:p>
          </table:table-cell>
          <table:table-cell table:number-columns-repeated="16383"/>
        </table:table-row>
        <table:table-row table:style-name="ro1">
          <table:table-cell office:value-type="string" table:style-name="ce2">
            <text:p>sản phẩm đáp ứng đủ nhu cầu trong tầm giá. khá là hài lòng</text:p>
          </table:table-cell>
          <table:table-cell table:number-columns-repeated="16383"/>
        </table:table-row>
        <table:table-row table:style-name="ro1">
          <table:table-cell office:value-type="string" table:style-name="ce2">
            <text:p>phím cách thiết kế rất kém. như nhiều bạn có nói thì ấn như kiểu không ấn. không phát ra tiếng động. tuy nhiên thì phím cách dùng một thời gian mình nghĩ sẽ nhanh hỏng. thấy nó yếu hơn hẳn các phím khác có ai thấy trường hợp như vậy không.</text:p>
          </table:table-cell>
          <table:table-cell table:number-columns-repeated="16383"/>
        </table:table-row>
        <table:table-row table:style-name="ro1">
          <table:table-cell office:value-type="string" table:style-name="ce2">
            <text:p>kích thước bàn phím hơi to 1 xíu, nếu thu gọn lại chút sẽ tiện lợi hơn, dây dài vừa phải. Phím nảy mạnh, hơi cứng, nếu có thêm 1 vài nút chức năng Play Media thì hoàn hảo. Giá 139k phù hợp xài cơ bản, văn phòng, chơi game tạm thôi</text:p>
          </table:table-cell>
          <table:table-cell table:number-columns-repeated="16383"/>
        </table:table-row>
        <table:table-row table:style-name="ro1">
          <table:table-cell office:value-type="string" table:style-name="ce2">
            <text:p>sản phẩm dùng tốt, gõ êm tay, tuy nhiên điều duy nhất không hài lòng là mua chung với chuột nhưng 2 hộp đã bị cắt seal trước khi đến tay khách hàng <text:s/>không hiểu vì lý do gì, mong là shop không thay hàng real bằng hàng dựng vào hộp</text:p>
          </table:table-cell>
          <table:table-cell table:number-columns-repeated="16383"/>
        </table:table-row>
        <table:table-row table:style-name="ro1">
          <table:table-cell office:value-type="string" table:style-name="ce2">
            <text:p>Bàn phím tốt, cứng cáp. Phím đánh sâu nhưng cũng phát ra tiếng, dù có nhỏ hơn bàn phím thông thường một chút. Tuy nhiên, với giá tiền trên, chất lượng như vậy là hoàn toàn phù hợp.</text:p>
          </table:table-cell>
          <table:table-cell table:number-columns-repeated="16383"/>
        </table:table-row>
        <table:table-row table:style-name="ro1">
          <table:table-cell office:value-type="string" table:style-name="ce2">
            <text:p>Ổn nhưng cũng không gì đặc sắc lắm</text:p>
          </table:table-cell>
          <table:table-cell table:number-columns-repeated="16383"/>
        </table:table-row>
        <table:table-row table:style-name="ro1">
          <table:table-cell office:value-type="string" table:style-name="ce2">
            <text:p>Giao nhanh, sản phẩm giống mô tả. Tiki bỏ vụ bắt phải nhập 50 char đi nhe nó chỉ gây phiền phức khi đánh giá thôi CH Play người ta cũng không yêu cầu đến mức này.</text:p>
          </table:table-cell>
          <table:table-cell table:number-columns-repeated="16383"/>
        </table:table-row>
        <table:table-row table:style-name="ro1">
          <table:table-cell office:value-type="string" table:style-name="ce2">
            <text:p>Sản phẩm dùng ổn, phím nhạy, có một điểm trừ nhỏ xíu là phím Enter hơi nhỏ nên chưa quen lắm, tuy nhiên ai quen dùng bàn phím trên Laptop thì cũng không có vấn đề gì. Cho 4 sao nhé shop.</text:p>
          </table:table-cell>
          <table:table-cell table:number-columns-repeated="16383"/>
        </table:table-row>
        <table:table-row table:style-name="ro1">
          <table:table-cell office:value-type="string" table:style-name="ce2">
            <text:p>SẢN PHẨM CHO TRẢI NGHIỆM ĐÁNH MÁY LÀ TỐT,CÓ ĐỘ NẨY BÀN PHÍM LÀ ỔN,KHÔNG THÍCH HỢP CHO VIỆC CHƠI GAME CHO LẮM( ĐỐI VỚI MÌNH LÀ NHƯ VẬY ) NHƯNG VỚI GIÁ NHƯ VẬY MÀ được NHƯ THẾ CŨNG XEM RA LÀ CHẤP NHẬN ĐƯỢC</text:p>
          </table:table-cell>
          <table:table-cell table:number-columns-repeated="16383"/>
        </table:table-row>
        <table:table-row table:style-name="ro1">
          <table:table-cell office:value-type="string" table:style-name="ce2">
            <text:p>Bàn phím dùng rất bền và tốt. Ấn tượng đầu tiên của mình là kiểu dáng bàn phím rất đẹp, các góc được bo tròn, chữ viết cũng được in đậm rất rõ ràng. Độ cao bàn phím theo mình là vừa phải, không quá cao như các loại bàn phím cũ làm mình có cảm giác êm khi đánh máy. Theo mình đây là một sản phẩm tốt.</text:p>
          </table:table-cell>
          <table:table-cell table:number-columns-repeated="16383"/>
        </table:table-row>
        <table:table-row table:style-name="ro1">
          <table:table-cell office:value-type="string" table:style-name="ce2">
            <text:p>Sản phẩm chắc chắn, dùng ok</text:p>
          </table:table-cell>
          <table:table-cell table:number-columns-repeated="16383"/>
        </table:table-row>
        <table:table-row table:style-name="ro1">
          <table:table-cell office:value-type="string" table:style-name="ce2">
            <text:p>ok ! nghe tạm được</text:p>
          </table:table-cell>
          <table:table-cell table:number-columns-repeated="16383"/>
        </table:table-row>
        <table:table-row table:style-name="ro1">
          <table:table-cell office:value-type="string" table:style-name="ce2">
            <text:p>xài 1 tuần hư nút</text:p>
          </table:table-cell>
          <table:table-cell table:number-columns-repeated="16383"/>
        </table:table-row>
        <table:table-row table:style-name="ro1">
          <table:table-cell office:value-type="string" table:style-name="ce2">
            <text:p>Bàn phím có Enter nhỏ quá, bấm quá khó. Đành phải đặt thêm bàn phím genius, chứ bàn phím này bấm chán quá, bấm phím Enter mà toàn trúng phím '|\'.</text:p>
          </table:table-cell>
          <table:table-cell table:number-columns-repeated="16383"/>
        </table:table-row>
        <table:table-row table:style-name="ro1">
          <table:table-cell office:value-type="string" table:style-name="ce2">
            <text:p>Xài được 1 tuần thấy bàn phím êm, nút nhạy. Về lâu dài chưa biết thế nào, hiện tại cảm thấy hài lòng về giá cũng như chất lượng. 👍</text:p>
          </table:table-cell>
          <table:table-cell table:number-columns-repeated="16383"/>
        </table:table-row>
        <table:table-row table:style-name="ro1">
          <table:table-cell office:value-type="string" table:style-name="ce2">
            <text:p>Chất lượng tai nghe ổn trong tầm tiền. Tiki đóng gói tốt. Khá hài lòng.</text:p>
          </table:table-cell>
          <table:table-cell table:number-columns-repeated="16383"/>
        </table:table-row>
        <table:table-row table:style-name="ro1">
          <table:table-cell office:value-type="string" table:style-name="ce2">
            <text:p>Tạm được</text:p>
          </table:table-cell>
          <table:table-cell table:number-columns-repeated="16383"/>
        </table:table-row>
        <table:table-row table:style-name="ro1">
          <table:table-cell office:value-type="string" table:style-name="ce2">
            <text:p>Rất là tốt</text:p>
          </table:table-cell>
          <table:table-cell table:number-columns-repeated="16383"/>
        </table:table-row>
        <table:table-row table:style-name="ro1">
          <table:table-cell office:value-type="string" table:style-name="ce2">
            <text:p>Giá rẻ, xài ok, bàn phím hơi cứng xíu nên đánh máy nhiều quá sẽ hem quen, mình cũng k có nhu cầu đánh máy nhiều nên hài lòng khi mua cái này :D</text:p>
          </table:table-cell>
          <table:table-cell table:number-columns-repeated="16383"/>
        </table:table-row>
        <table:table-row table:style-name="ro1">
          <table:table-cell office:value-type="string" table:style-name="ce2">
            <text:p>SẢN PHẨM DÙNG NGON, ĐÚNG MÔ TẢ, GIAO HÀNG NHANH. HÔM TRƯỚC ĐẶT HÔM SAU ĐÃ GIAO. ĐỘ BỀN DÙNG MỘT THỜI GIAN MỚI BIẾT.</text:p>
          </table:table-cell>
          <table:table-cell table:number-columns-repeated="16383"/>
        </table:table-row>
        <table:table-row table:style-name="ro1">
          <table:table-cell office:value-type="string" table:style-name="ce2">
            <text:p>Tiki giao hàng nhanh, bàn phím đánh nhẹ, chất lượng tốt, mình chủ yếu là đánh văn bản, cảm thấy rất hài lòng.</text:p>
          </table:table-cell>
          <table:table-cell table:number-columns-repeated="16383"/>
        </table:table-row>
        <table:table-row table:style-name="ro1">
          <table:table-cell office:value-type="string" table:style-name="ce2">
            <text:p>Tiki giao hàng nhanh, chắc chắn <text:s/>Bàn phìm mình mới sài ít lắm nên không có nhận xét gì nhiều, nhưng nói chung thế là được</text:p>
          </table:table-cell>
          <table:table-cell table:number-columns-repeated="16383"/>
        </table:table-row>
        <table:table-row table:style-name="ro1">
          <table:table-cell office:value-type="string" table:style-name="ce2">
            <text:p>Sản phẩm tốt trong tầm giá. Chỉ có điều làm mình không hài lòng là mua tối thiểu 2 cái, trong khi mình chỉ cần 1 cái</text:p>
          </table:table-cell>
          <table:table-cell table:number-columns-repeated="16383"/>
        </table:table-row>
        <table:table-row table:style-name="ro1">
          <table:table-cell office:value-type="string" table:style-name="ce2">
            <text:p>Nói chung cắm vô là xài. Không yêu cầu cao nên thấy ổn. Bền hay không mới quan trọng (cái này chưa biết)</text:p>
          </table:table-cell>
          <table:table-cell table:number-columns-repeated="16383"/>
        </table:table-row>
        <table:table-row table:style-name="ro1">
          <table:table-cell office:value-type="string" table:style-name="ce2">
            <text:p>Bàn phím ổn, có vẻ sẽ dùng được lâu. Giá rẻ, vừa túi tiền. Nhược điểm là hơi ồn khi gõ phím.</text:p>
          </table:table-cell>
          <table:table-cell table:number-columns-repeated="16383"/>
        </table:table-row>
        <table:table-row table:style-name="ro1">
          <table:table-cell office:value-type="string" table:style-name="ce2">
            <text:p>gói hàng kỹ. chất lượng thì chờ thời gian trả lời.</text:p>
          </table:table-cell>
          <table:table-cell table:number-columns-repeated="16383"/>
        </table:table-row>
        <table:table-row table:style-name="ro1">
          <table:table-cell office:value-type="string" table:style-name="ce2">
            <text:p>nhạy, bấm nhẹ tay nhưng hơi ồn. nếu có bản mini không numpad thì tuyệt hơn</text:p>
          </table:table-cell>
          <table:table-cell table:number-columns-repeated="16383"/>
        </table:table-row>
        <table:table-row table:style-name="ro1">
          <table:table-cell office:value-type="string" table:style-name="ce2">
            <text:p>mình nhìn nhầm kích thước nên khi nhận hàng thấy to hơn mình nghĩ nếu mang đi mang lại sẽ vướng</text:p>
          </table:table-cell>
          <table:table-cell table:number-columns-repeated="16383"/>
        </table:table-row>
        <table:table-row table:style-name="ro1">
          <table:table-cell office:value-type="string" table:style-name="ce2">
            <text:p>Hiệu năng phù hợp với giá tiền, tuy nhiên một số phím bấm gần như không phản hồi được tốt... phù hợp dùng phổ thông và văn phòng...</text:p>
          </table:table-cell>
          <table:table-cell table:number-columns-repeated="16383"/>
        </table:table-row>
        <table:table-row table:style-name="ro1">
          <table:table-cell office:value-type="string" table:style-name="ce2">
            <text:p>Mới dùng được vài tuần nên chưa biết chất lượng có bền hay không nhưng gói hàng khá kỹ</text:p>
          </table:table-cell>
          <table:table-cell table:number-columns-repeated="16383"/>
        </table:table-row>
        <table:table-row table:style-name="ro1">
          <table:table-cell office:value-type="string" table:style-name="ce2">
            <text:p>bàn phím hoạt động tốt nhưng kêu hơi ồn, cảm giác gõ không đã</text:p>
          </table:table-cell>
          <table:table-cell table:number-columns-repeated="16383"/>
        </table:table-row>
        <table:table-row table:style-name="ro1">
          <table:table-cell office:value-type="string" table:style-name="ce2">
            <text:p>Dùng để làm việc thì ok , còn chơi game thì không nhại lắm nhưng vẫn ngon</text:p>
          </table:table-cell>
          <table:table-cell table:number-columns-repeated="16383"/>
        </table:table-row>
        <table:table-row table:style-name="ro1">
          <table:table-cell office:value-type="string" table:style-name="ce2">
            <text:p>Ok. Giao hàng rất nhanh và chất lượng rất tốt. Rất hài lòng.</text:p>
          </table:table-cell>
          <table:table-cell table:number-columns-repeated="16383"/>
        </table:table-row>
        <table:table-row table:style-name="ro1">
          <table:table-cell office:value-type="string" table:style-name="ce2">
            <text:p>Bàn phím đẹp . nhẹ . Nút bấm thấp , cảm giác nhấn ngượng nhưng dùng lâu sẽ quen <text:s/>, sử dụng tốt trong văn phòng và gia đình</text:p>
          </table:table-cell>
          <table:table-cell table:number-columns-repeated="16383"/>
        </table:table-row>
        <table:table-row table:style-name="ro1">
          <table:table-cell office:value-type="string" table:style-name="ce2">
            <text:p>Với giá sản phẩm như vậy là khá chất lượng. gõ phím êm. Chơi game thì không được tốt cho lắm. Nói chung là hợp lí giá cả</text:p>
          </table:table-cell>
          <table:table-cell table:number-columns-repeated="16383"/>
        </table:table-row>
        <table:table-row table:style-name="ro1">
          <table:table-cell office:value-type="string" table:style-name="ce2">
            <text:p>Một số nút sai ký tự còn ngoài ra thì ổn so với mức giá. Ok</text:p>
          </table:table-cell>
          <table:table-cell table:number-columns-repeated="16383"/>
        </table:table-row>
        <table:table-row table:style-name="ro1">
          <table:table-cell office:value-type="string" table:style-name="ce2">
            <text:p>đẹp nhưng gõ hơi cứng và các phím hơi khích, xài tạm ổn.</text:p>
          </table:table-cell>
          <table:table-cell table:number-columns-repeated="16383"/>
        </table:table-row>
        <table:table-row table:style-name="ro1">
          <table:table-cell office:value-type="string" table:style-name="ce2">
            <text:p>tai nghe này mic có tốt không bạn ơi? chống ồn hay thu rõ tiếng khi để xa không? xin cảm ơn</text:p>
          </table:table-cell>
          <table:table-cell table:number-columns-repeated="16383"/>
        </table:table-row>
        <table:table-row table:style-name="ro1">
          <table:table-cell office:value-type="string" table:style-name="ce2">
            <text:p>bàn phím gõ tốt, phím không quá sâu cũng không quá nông, hài lòng với sản phẩm</text:p>
          </table:table-cell>
          <table:table-cell table:number-columns-repeated="16383"/>
        </table:table-row>
        <table:table-row table:style-name="ro1">
          <table:table-cell office:value-type="string" table:style-name="ce2">
            <text:p>Sản phẩm còn nguyên , nhưng bao bì hơi bị móp góc chắc do rơi</text:p>
          </table:table-cell>
          <table:table-cell table:number-columns-repeated="16383"/>
        </table:table-row>
        <table:table-row table:style-name="ro1">
          <table:table-cell office:value-type="string" table:style-name="ce2">
            <text:p>Bàn phím dùng ổn, giao hàng nhanh và tiện . Cám ơn shop</text:p>
          </table:table-cell>
          <table:table-cell table:number-columns-repeated="16383"/>
        </table:table-row>
        <table:table-row table:style-name="ro1">
          <table:table-cell office:value-type="string" table:style-name="ce2">
            <text:p>Dùng bình thường, chưa hỏng hóc gì. Tiki giao hàng đúng hẹn</text:p>
          </table:table-cell>
          <table:table-cell table:number-columns-repeated="16383"/>
        </table:table-row>
        <table:table-row table:style-name="ro1">
          <table:table-cell office:value-type="string" table:style-name="ce2">
            <text:p>Xài ổn trong tầm giá. Âm thanh hơi lớn khi đánh máy.</text:p>
          </table:table-cell>
          <table:table-cell table:number-columns-repeated="16383"/>
        </table:table-row>
        <table:table-row table:style-name="ro1">
          <table:table-cell office:value-type="string" table:style-name="ce2">
            <text:p>bàn phím nhìn đẹp và sang, dễ bấm, vừa với tay mình</text:p>
          </table:table-cell>
          <table:table-cell table:number-columns-repeated="16383"/>
        </table:table-row>
        <table:table-row table:style-name="ro1">
          <table:table-cell office:value-type="string" table:style-name="ce2">
            <text:p>Sản phẩm tốt, đóng gói ổn, giao hàng nhanh....</text:p>
          </table:table-cell>
          <table:table-cell table:number-columns-repeated="16383"/>
        </table:table-row>
        <table:table-row table:style-name="ro1">
          <table:table-cell office:value-type="string" table:style-name="ce2">
            <text:p>Bàn phím đánh nhạy nhưng kêu to kiểu như bàn phím cơ.</text:p>
          </table:table-cell>
          <table:table-cell table:number-columns-repeated="16383"/>
        </table:table-row>
        <table:table-row table:style-name="ro1">
          <table:table-cell office:value-type="string" table:style-name="ce2">
            <text:p>Phím mượt, phù hợp trong tầm giá</text:p>
          </table:table-cell>
          <table:table-cell table:number-columns-repeated="16383"/>
        </table:table-row>
        <table:table-row table:style-name="ro1">
          <table:table-cell office:value-type="string" table:style-name="ce2">
            <text:p>Tiki giao hàng nhanh. Hàng nguyên vẹn không móp méo hay hư hỏng. Hiện mình mới sử dụng thì thấy sản phẩm ổn định và mượt. Tuy nhiên lúc mở ra thì hết pin nên phải cắm sạc rồi mới dùng được. Tạm thời thì mình hài lòng về sản phẩm. Điểm cộng nữa là mua ngay đợt 30/4 nên giá có 521k thôi. Rất rẻ. Chỉ muốn hỏi Tiki là tem bảo hành ở đâu? Mong Tiki phản hồi</text:p>
          </table:table-cell>
          <table:table-cell table:number-columns-repeated="16383"/>
        </table:table-row>
        <table:table-row table:style-name="ro1">
          <table:table-cell office:value-type="string" table:style-name="ce2">
            <text:p>Ưu điểm: - Giao diện tiếng Việt không lỗi dấu. - Có thể thông báo tin nhắn/cuộc gọi đến của nhiều ứng dụng (zalo, google hangout, messenger...) - Có thể chuyển bài, tăng âm lượng nhạc bài đang phát trên điện thoại - Nhiều tùy chọn màn hình hiển thị. - Pin khá lâu (bật kết nối bluetooth và đo nhịp tim liên tục thì sử dụng trong khoảng 10 ngày) Nhược điểm: - Tháo lắp mặt ra khỏi vòng tay ra để sạc khá vất vả. Tháo nhiều lần sợ sẽ bị giãn vòng hoặc xước mặt kính. - Màn hình khá nhỏ, không hiển thị được thông tin nhiều. Không tiện xem cho người cao tuổi/mắt kém. - Chỉ đo nhịp tim, không có đo huyết áp - Đếm bước chưa chính xác lắm.</text:p>
          </table:table-cell>
          <table:table-cell table:number-columns-repeated="16383"/>
        </table:table-row>
        <table:table-row table:style-name="ro1">
          <table:table-cell office:value-type="string" table:style-name="ce2">
            <text:p>Ưu điểm: vòng tay đeo đẹp, có thể thay đổi hình nền màu nhiều kiểu, pin xài bền, có thể nhận thông báo của nhiều ptien trên điện thoại, báo thức, báo tìm điện thoại, mức giá ổn, chống nước được, <text:s/>Nhược điểm: lỗi font VN, (ai biết cách chỉnh không lỗi font thì chỉ mình với ạ), đo nhịp tim chưa chính xác lắm,</text:p>
          </table:table-cell>
          <table:table-cell table:number-columns-repeated="16383"/>
        </table:table-row>
        <table:table-row table:style-name="ro1">
          <table:table-cell office:value-type="string" table:style-name="ce2">
            <text:p>Đóng gói cẩn thận, bàn phím sử dụng êm, chỉ hơi to</text:p>
          </table:table-cell>
          <table:table-cell table:number-columns-repeated="16383"/>
        </table:table-row>
        <table:table-row table:style-name="ro1">
          <table:table-cell office:value-type="string" table:style-name="ce2">
            <text:p>Bàn phím khá là êm, dễ nhấn, rất thuận tiện cho việc soạn thảo, giao hàng thì khỏi phải bàn rồi. Love tiki ^^!</text:p>
          </table:table-cell>
          <table:table-cell table:number-columns-repeated="16383"/>
        </table:table-row>
        <table:table-row table:style-name="ro1">
          <table:table-cell office:value-type="string" table:style-name="ce2">
            <text:p>Hàng logitech + tiki trading thì auto dùng yên tâm</text:p>
          </table:table-cell>
          <table:table-cell table:number-columns-repeated="16383"/>
        </table:table-row>
        <table:table-row table:style-name="ro1">
          <table:table-cell office:value-type="string" table:style-name="ce2">
            <text:p>Hàng nội địa, giao về nhanh, đóng gói cẩn thận. Có giấy hướng dẫn bằng tiếng Việt và giấy hướng dẫn bảo hành đi kèm. Pin khá là trâu. Em dùng 17 ngày rồi vẫn còn 41% pin Màn hình amoled cảm ứng khá tốt. Mặt kính cường lực xước chút ít thì không sao chứ oánh nhau nhiều lâu ngày cũng thành theme mạng nhện. Dây đeo khá bền và chắc. Trưa hôm qua em đánh nhau với chó bị xước chút ít nhưng rửa đi thì không thấy nữa rồi. Đã được cập nhật tiếng Việt. Mấy khứa tải Mi Fit là được. Rung khá là yếu, so với nokia thì tuổi l sánh vai. Mi Band 4 có thể làm gián đoạn sóng của một số thiết bị bluetooth nên nếu mà muốn nằm chill nghe nhạc thì bỏ cái vòng ra nhé. Nên mang điện thoại tích hợp GPS bên cạnh khi tập ngoài trời nhé. À đm nhắc mới nhớ đến hôm nay vẫn còn cay. Để tớ kể cho nghe. Lúc đặt hàng thấy dự kiến giao hàng vào t4. Thế là chuẩn bị các thứ các thứ, sắp lịch xong xuôi cả rồi. Sáng t2 shipper chầu trước cửa nhà :&lt; trời má t là t tức á! t tức nên bớt 1 sao á!</text:p>
          </table:table-cell>
          <table:table-cell table:number-columns-repeated="16383"/>
        </table:table-row>
        <table:table-row table:style-name="ro1">
          <table:table-cell office:value-type="string" table:style-name="ce2">
            <text:p>sản phẩm khá OK kết nối nhanh nhạy tuy nhiên có 1điều là sau khi đã sử dụng đk 1 ngày thì mình nghĩ sản phẩm chỉ dùng đk khoảng 10 ngày cho 1 lần sạc chứ không như nhiều ng nghĩ là 20 ngày vấn đề này thì có thể chấp nhận đk vì thế cũng là trâu rồi còn về bên giao hàng thì nhanh chỉ mất khoảng 1 ngày là đã có hàng xài nên mình sẽ đánh giá vs 4*</text:p>
          </table:table-cell>
          <table:table-cell table:number-columns-repeated="16383"/>
        </table:table-row>
        <table:table-row table:style-name="ro1">
          <table:table-cell office:value-type="string" table:style-name="ce2">
            <text:p>Ưu điểm: <text:s/>- Tiki đóng gói hàng siêu chắc chắn, có bọc xốp chống va đập. Giao hàng nhanh chóng. <text:s/>- Mi band 4 hiện tại sử dụng tốt, ổn định. Chưa có lỗi máy móc gì xảy ra. <text:s/>- Sản phẩm nhận được không bị trầy bong tróc gì. <text:s/>- Kết nối Bluetooth khá nhanh. Pin trâu hay không thì chưa dám confirm vì sử dụng chưa lâu. <text:s/>- Các tính năng của Miband 4 thì khỏi bàn rồi. vượt trội. (Có thể điều khiển music, báo thức, đo kcal/km bước chân khá tốt) <text:s/>- Có nhiều giao diện để thay đổi. <text:s/>Điểm trừ: <text:s/>- Sản phẩm mình nhận được không có tem xác thực. - Mặt đồng hồ khá khó tháo để sạc pin (Hi vọng xài lâu khớp giữ mặt đồng hồ không bị giãn làm rớt) <text:s/>- Mua về phải tải thêm 1 app khác ngoài Mifitt để chuyển đổi tiếng Việt không bị lỗi font.</text:p>
          </table:table-cell>
          <table:table-cell table:number-columns-repeated="16383"/>
        </table:table-row>
        <table:table-row table:style-name="ro1">
          <table:table-cell office:value-type="string" table:style-name="ce2">
            <text:p>bình thuqoqngf ...........................</text:p>
          </table:table-cell>
          <table:table-cell table:number-columns-repeated="16383"/>
        </table:table-row>
        <table:table-row table:style-name="ro1">
          <table:table-cell office:value-type="string" table:style-name="ce2">
            <text:p>Bàn phím khá đẹp, êm, sử dụng ok</text:p>
          </table:table-cell>
          <table:table-cell table:number-columns-repeated="16383"/>
        </table:table-row>
        <table:table-row table:style-name="ro1">
          <table:table-cell office:value-type="string" table:style-name="ce2">
            <text:p>Vòng đeo tay chất lượng khá ổn, pin dùng được tầm 3-4 tuần hơn, chống nước tốt. Do là bản nội địa, lúc nhận hàng còn hiển thị tiếng Trung, chuyển sang tiếng Việt dễ dàng. Tiki giao hàng đúng hẹn. <text:s/>Nhược điểm: đếm số bước không chính xác. Lúc di chuyển trên xe máy, xe khách, đồng hồ vẫn tính bước và calo tiêu hao.</text:p>
          </table:table-cell>
          <table:table-cell table:number-columns-repeated="16383"/>
        </table:table-row>
        <table:table-row table:style-name="ro1">
          <table:table-cell office:value-type="string" table:style-name="ce2">
            <text:p>Sản phẩm tốt. Mẫu mã đẹp như hình. Ban đầu có lỗi 1 tí do đi biển. Sản phẩm chống được nước nên mình yên tâm mang đi biển. 4 lần đầu không có vấn đề. Đến lần thứ 5 khi về nhà phát hiện bị lỗi. Mình liên hệ để bảo hành và được gửi sản phẩm mới. Bên shop nói chuyện lịch thiệp và lễ phép, nhưng cảm giác chưa được care kĩ cho lắm vì mình phải chủ động liên hệ nhiều lần thay vì được bên shop liên hệ nên mình cho 4 sao. Xiaomi đã nổi tiếng về mức giá và chức năng trong phân khúc sản phẩm tầm trung nên sẽ không bàn thêm. Nhưng mình vẫn hơi ngạc nhiên là pin trâu quá. Từ lúc mình nhận lại sản phẩm mới đã là 2 tuần. Trong 2 tuần qua pin vẫn thủy chung là 44% không xuống miếng nào. Hi vọng là pin trâu thật chứ không phải là sản phẩm lỗi tiếp. Sẽ cập nhật thêm.</text:p>
          </table:table-cell>
          <table:table-cell table:number-columns-repeated="16383"/>
        </table:table-row>
        <table:table-row table:style-name="ro1">
          <table:table-cell office:value-type="string" table:style-name="ce2">
            <text:p>Mình viết nhận xét sau hơn 2 tuần dùng: - Tổng quan: Mặt kính dễ xước. Vòng đeo tương đối thoải mái, có nước vô thì hơi rít (xít) - Cài đặt, kết nối: Tương đối đơn giản (android) - Hiển thị: Vẫn bị lỗi font tiếng Việt. Có cái Alipay gì đó tích hợp vô cũng hơi phiền toái - Pin: sau 17 ngày dùng còn 10% với cường độ sử dụng bình thường: xem giờ, điều khiển nhạc không thường xuyên, đo cường độ luyện tập workhôngut freestyle 4 lần/ tuần (mỗi lần 20p) - Thông báo cuộc gọi đến, sms, app notifications ok - Đo giấc ngủ cũng khá chính xác</text:p>
          </table:table-cell>
          <table:table-cell table:number-columns-repeated="16383"/>
        </table:table-row>
        <table:table-row table:style-name="ro1">
          <table:table-cell office:value-type="string" table:style-name="ce2">
            <text:p>hàng bọc kỹ, tem chưa bị bóc, mỗi 1 điều tiki mọi khi gói hàng điện tử thì xài hộp đúng size lắm mà cái này hộp sp bé tí hộp bọc bên ngoài lại chà bá, sản phẩm ok nếu xài với Android (nên dùng apps Notify &amp; Fitness for Mi Band), iOS thì không có apps này thì phải</text:p>
          </table:table-cell>
          <table:table-cell table:number-columns-repeated="16383"/>
        </table:table-row>
        <table:table-row table:style-name="ro1">
          <table:table-cell office:value-type="string" table:style-name="ce2">
            <text:p>Bàn phím gõ khá thik nảy để được trên mặt laptop 15 inch</text:p>
          </table:table-cell>
          <table:table-cell table:number-columns-repeated="16383"/>
        </table:table-row>
        <table:table-row table:style-name="ro1">
          <table:table-cell office:value-type="string" table:style-name="ce2">
            <text:p>Bản nội đia tiếng tàu, HDSD cũng toàn chữ tàu. Cài Mi fit, sạc pin, kết nối xong sẽ tự động update firmware V1.0.7.60, tiếng việt sử dụng ok. Pin khá trâu sau 5 ngày sử dụng còn 74%. Đã mua thêm 1 cái cho cô em thay thế con Mi band 3 cũng ok. Tuy nhiên trừ 1 sao do BH có 6 tháng, nơi khác BH 1 năm.</text:p>
          </table:table-cell>
          <table:table-cell table:number-columns-repeated="16383"/>
        </table:table-row>
        <table:table-row table:style-name="ro1">
          <table:table-cell office:value-type="string" table:style-name="ce2">
            <text:p>Mình mới mua hàng nguyên seal , mới đập hộp pin 21% sạc tầm 45 phút đầy 100%. Tải apps Mi fit về bật bluetooth đồng bộ khoảng 10-15 phút tiếng việt luôn, cảm ứng khá mượt, đeo vào khá hợp với tay và dễ phối đồ, nói chung mọi thứ đều ổn ngày 1, vote 4 sao vì chưa biết xài lâu đai thế nào. Tóm lại đáng đồng tiền bát gạo. Thanks shop và tiki</text:p>
          </table:table-cell>
          <table:table-cell table:number-columns-repeated="16383"/>
        </table:table-row>
        <table:table-row table:style-name="ro1">
          <table:table-cell office:value-type="string" table:style-name="ce2">
            <text:p>Vỏ bọc ngoài hộp hơi cũ nhưng bên trong vẫn mới pin từ lúc xạc đến giờ được gần một tuần . Hàng sử dụng ổn đáng đồng tiền . Cảm ơn Tiki</text:p>
          </table:table-cell>
          <table:table-cell table:number-columns-repeated="16383"/>
        </table:table-row>
        <table:table-row table:style-name="ro1">
          <table:table-cell office:value-type="string" table:style-name="ce2">
            <text:p>Mới nhận hàng nhưng trước đó đã mua 1 cái cho vợ xài với iOS, còn mình xài Android thì cảm thấy hài lòng với sản phẩm này. Hiện Mi4 đã có bản tiếng Việt, không cần cài thêm app thứ 3. Tuy nhiên mình còn chưa thích sản phẩm ở 2 điểm: 1. Lật cổ tay chưa nhạy như quảng cáo dù mình đã bật chế độ sensitiveb. 2. Ngôn ngữ Mi4 đồng bộ với ngôn ngữ điện thoại chứ không độc lập nên nếu để điện thoại ở chế độ tiếng Anh thì Mi4 sẽ bị lỗi font tiếng Việt, vì vậy phải chuyển ngôn ngữ điện thoại qua tiếng Việt mà mình vốn quen dùng điện thoại ở chế độ tiếng Anh gần 10 năm nay, giờ vào cài đặt điện thoại nhiều chức năng tiếng Việt trừu tượng vl<text:s text:c="2"/></text:p>
          </table:table-cell>
          <table:table-cell table:number-columns-repeated="16383"/>
        </table:table-row>
        <table:table-row table:style-name="ro1">
          <table:table-cell office:value-type="string" table:style-name="ce2">
            <text:p>Sao để giao nhanh 2h miễn phí mà k có mục nào miễn phí luôn Đồng hồ tốt nhưng mà cái hộp của mình k có miếng giấy hướng dẫn k biết là có phải hàng đã được bóc ra rồi không ta. Cũng vô ý quên chụp lại khi test Mà nói chung tiki phục vụ tốt chăm sóc khách hàng tốt</text:p>
          </table:table-cell>
          <table:table-cell table:number-columns-repeated="16383"/>
        </table:table-row>
        <table:table-row table:style-name="ro1">
          <table:table-cell office:value-type="string" table:style-name="ce2">
            <text:p>Mình đã mua và sử dụng được 2 tháng. Thời lượng pin được gần 15 ngày. Mình sử dụng ngôn ngữ mặc định của điện thoại là tiếng Anh nên khi nhận tin nhắn có dấu Miband sẽ lỗi font. Nếu sử dụng tiếng Việt thì bình thường. Nói chung là hài lòng.</text:p>
          </table:table-cell>
          <table:table-cell table:number-columns-repeated="16383"/>
        </table:table-row>
        <table:table-row table:style-name="ro1">
          <table:table-cell office:value-type="string" table:style-name="ce2">
            <text:p>Sản phẩm ok. Nhưng đeo ở cổ tay phải khi đưa tay lên thì màn hình sáng không nhạy lắm. Mặc dù đã cài đặt độ nhạy cao. Còn lại rất tốt.</text:p>
          </table:table-cell>
          <table:table-cell table:number-columns-repeated="16383"/>
        </table:table-row>
        <table:table-row table:style-name="ro1">
          <table:table-cell office:value-type="string" table:style-name="ce2">
            <text:p>Pin tốt, mình dùng hơn 3 tuần, sync liên tục với điện thoại không tắt bluetooth/wifi. Tuy nhiên, có thể là bản nội địa (dùng được tiếng Anh/Việt), nhưng không kết nối được với Samsung Note 9 (bluetooth không detect được tên), dùng với iPhone 7+ lại bình thường?</text:p>
          </table:table-cell>
          <table:table-cell table:number-columns-repeated="16383"/>
        </table:table-row>
        <table:table-row table:style-name="ro1">
          <table:table-cell office:value-type="string" table:style-name="ce2">
            <text:p>Sản phẩm đẹp ạ, chưa sử dụng nên không biết chất lượng ra sao , cho em hỏi làm sao để đổi ngôn ngữ tiếng việt vậy ạ? Em đã tìm hiểu trên mạng và thử và mãi không được, không biết là do sản phẩm hay do em làm không đúng thao tác nữa<text:s text:c="4"/></text:p>
          </table:table-cell>
          <table:table-cell table:number-columns-repeated="16383"/>
        </table:table-row>
        <table:table-row table:style-name="ro1">
          <table:table-cell office:value-type="string" table:style-name="ce2">
            <text:p>1. không có giấy bảo hành 2. Hướng dẫn sử dụng bằng tiếng hoa 3. Mở ra nhấn nút home ra 2 hình màu xanh lá cây và hình màu cam. Không biết cách sử dụng <text:s/>Nhờ shop hỗ trợ.</text:p>
          </table:table-cell>
          <table:table-cell table:number-columns-repeated="16383"/>
        </table:table-row>
        <table:table-row table:style-name="ro1">
          <table:table-cell office:value-type="string" table:style-name="ce2">
            <text:p>phím gõ êm. giao hàng nhanh</text:p>
          </table:table-cell>
          <table:table-cell table:number-columns-repeated="16383"/>
        </table:table-row>
        <table:table-row table:style-name="ro1">
          <table:table-cell office:value-type="string" table:style-name="ce2">
            <text:p>sản phẩm được đóng gói khá cẩn thận, mình thấy khá hài lòng về sản phẩm</text:p>
          </table:table-cell>
          <table:table-cell table:number-columns-repeated="16383"/>
        </table:table-row>
        <table:table-row table:style-name="ro1">
          <table:table-cell office:value-type="string" table:style-name="ce2">
            <text:p>Đồng hồ đo bước chân tốt, hẹn giờ báo thức rung nên dễ tỉnh ngủ, kết nối bluetooth xem tin nhắn thông báo điện thoại thuận tiện đỡ phải cầm điện thoạih nhiều, hỗ trợ tiếng Việt <text:s text:c="2"/>hợp lý cho một mối tình</text:p>
          </table:table-cell>
          <table:table-cell table:number-columns-repeated="16383"/>
        </table:table-row>
        <table:table-row table:style-name="ro1">
          <table:table-cell office:value-type="string" table:style-name="ce2">
            <text:p>Tiki giao nhanh, hàng đẹp, dùng cả tuần rồi vẫn còn 54%. Có điều dùng bữa giờ mới để ý thấy sao cái vòng nó hơi méo, không biết do cấu tạo nó vậy hay của mình bị lỗi.</text:p>
          </table:table-cell>
          <table:table-cell table:number-columns-repeated="16383"/>
        </table:table-row>
        <table:table-row table:style-name="ro1">
          <table:table-cell office:value-type="string" table:style-name="ce2">
            <text:p>Chức năng và cách cấu hình tương đối đgian tuy nhiên một số chức năng như cảnh báo cuộc gọi và thông báo app không thấy được cảnh báo trên ưvv ong đeo dù đã cấu hình thành côn. Có thể do cuộc chiến thương mại Mỹ Trung chăng?</text:p>
          </table:table-cell>
          <table:table-cell table:number-columns-repeated="16383"/>
        </table:table-row>
        <table:table-row table:style-name="ro1">
          <table:table-cell office:value-type="string" table:style-name="ce2">
            <text:p>mình đặt màu tím thì mất gần 1 tuần mới có hàng - nói chung dễ cài đặt- dễ sử dụng Pin sạc nhanh đầy - vòng nhẹ, đeo thoải mái Tính năng thì chưa trải nghiệm hết- nói chung cũng ổn với giá tiền</text:p>
          </table:table-cell>
          <table:table-cell table:number-columns-repeated="16383"/>
        </table:table-row>
        <table:table-row table:style-name="ro1">
          <table:table-cell office:value-type="string" table:style-name="ce2">
            <text:p>Mở hàng ra xem thấy có một vết xước nhỏ ở viền bo. Pin không dùng đúng với thời lượng mà nhà sản xuất công bố, Tuy nhiên với giá tiền như vậy, sản phẩm là 1 sự lựa chọn khá Ok</text:p>
          </table:table-cell>
          <table:table-cell table:number-columns-repeated="16383"/>
        </table:table-row>
        <table:table-row table:style-name="ro1">
          <table:table-cell office:value-type="string" table:style-name="ce2">
            <text:p>Máy tốt, dùng 3 ngày tụt 5% pin nhận khá nhiều tin nhắn và cuộc gọi. <text:s/>Sản phẩm tốt... <text:s/>Chỉ thắc mắc tại sao lắc tay nhưng đồng hồ k sáng...khá bất tiện khi muốn xem giờ...</text:p>
          </table:table-cell>
          <table:table-cell table:number-columns-repeated="16383"/>
        </table:table-row>
        <table:table-row table:style-name="ro1">
          <table:table-cell office:value-type="string" table:style-name="ce2">
            <text:p>Phím nảy, nhẹ. Hiện tại vẫn hài lòng, vẫn chưa phát sinh trục trặc gì.</text:p>
          </table:table-cell>
          <table:table-cell table:number-columns-repeated="16383"/>
        </table:table-row>
        <table:table-row table:style-name="ro1">
          <table:table-cell office:value-type="string" table:style-name="ce2">
            <text:p>Hàng nội địa của TQ. Mình có vài nhận xét cho anh em mua sau: Ưu điểm: pin trâu, đếm khá chính xác, auto kết nối tốt Mình không thích: Mình dùng ip nếu muốn dùng tiếng việt không lỗi font thì phải chuyển ngon ngữ dùng qua tiếng việt</text:p>
          </table:table-cell>
          <table:table-cell table:number-columns-repeated="16383"/>
        </table:table-row>
        <table:table-row table:style-name="ro1">
          <table:table-cell office:value-type="string" table:style-name="ce2">
            <text:p>Sản phẩm dùng ổn, tuy nhiên không thích chữ in trên bàn phím lắm.</text:p>
          </table:table-cell>
          <table:table-cell table:number-columns-repeated="16383"/>
        </table:table-row>
        <table:table-row table:style-name="ro1">
          <table:table-cell office:value-type="string" table:style-name="ce2">
            <text:p>Đo giấc ngủ không chính xác lắm nếu chưa đi ngủ vào khoảng thời gian 1-5h sáng. Bước chân, nhịp tim, alarm, bluetooth ok. Màn hình màu có cải tiến so với các phiên bản trước, nhìn vui mắt hơn.</text:p>
          </table:table-cell>
          <table:table-cell table:number-columns-repeated="16383"/>
        </table:table-row>
        <table:table-row table:style-name="ro1">
          <table:table-cell office:value-type="string" table:style-name="ce2">
            <text:p>Mua 2 cái: 1 đen và 1 cam. Cuối cùng giao hàng thành ra cả 2 màu đen, phải đi mua dây đeo ở ngoài. Hàng mới còn nguyên seal nhưng đóng gói không kỹ càng, hộp ở ngoài méo mó.</text:p>
          </table:table-cell>
          <table:table-cell table:number-columns-repeated="16383"/>
        </table:table-row>
        <table:table-row table:style-name="ro1">
          <table:table-cell office:value-type="string" table:style-name="ce2">
            <text:p>Hàng mới. Sạc 100% dùng 15 ngày còn 15% cũng khá ổn ( dùng full tính năng) <text:s/>Nhịp tim và bước chân thì chỉ tương đối.</text:p>
          </table:table-cell>
          <table:table-cell table:number-columns-repeated="16383"/>
        </table:table-row>
        <table:table-row table:style-name="ro1">
          <table:table-cell office:value-type="string" table:style-name="ce2">
            <text:p>Miband 4 của e mua bên mình rất hay bị tự tắt kết nối bluetooth mặc dù điện thoại lúc nào cũng ở bên cạnh, e đã thử với 1 vài điện thoại khác cũng bị như vậy. <text:s/>Cửa hàng cho e xin hướng xử lý với ạ.</text:p>
          </table:table-cell>
          <table:table-cell table:number-columns-repeated="16383"/>
        </table:table-row>
        <table:table-row table:style-name="ro1">
          <table:table-cell office:value-type="string" table:style-name="ce2">
            <text:p>shop ơi , mình mua đồng hồ xaomiao brand 4 đã được 3 tháng rồi , giờ không kết nối được với điện thoại nữa giờ phải làm sao ? bluetooth không nhận kết nối nữa ???<text:s/></text:p>
          </table:table-cell>
          <table:table-cell table:number-columns-repeated="16383"/>
        </table:table-row>
        <table:table-row table:style-name="ro1">
          <table:table-cell office:value-type="string" table:style-name="ce2">
            <text:p>hàng đẹp giao nhanh nhưng mỗi cái là bán đồng hồ mà lại không có miếng dán màn hình luôn bây giờ lại phải đặt mua lần nữa. với lại muốn nhận cái hoàn lại tiki xu sau khi mua thì làm cách j ạ</text:p>
          </table:table-cell>
          <table:table-cell table:number-columns-repeated="16383"/>
        </table:table-row>
        <table:table-row table:style-name="ro1">
          <table:table-cell office:value-type="string" table:style-name="ce2">
            <text:p>Nhanh hết pin , mình sạc hôm chủ nhật , tới thứ 5 tuần sau hết sạch. Khóa bằng mật khẩu 4 số. Đôi lúc mình k mở mật khẩu vẫn mở được màn hình. So với mức giá thì tạm ok</text:p>
          </table:table-cell>
          <table:table-cell table:number-columns-repeated="16383"/>
        </table:table-row>
        <table:table-row table:style-name="ro1">
          <table:table-cell office:value-type="string" table:style-name="ce2">
            <text:p>cho em hỏi thế này là sao ạ em dùng được gần 3 tháng rồi tự nhiên tháo ra rồi bị thế <text:s/>trước mua về nó có tiếng việt bình thường</text:p>
          </table:table-cell>
          <table:table-cell table:number-columns-repeated="16383"/>
        </table:table-row>
        <table:table-row table:style-name="ro1">
          <table:table-cell office:value-type="string" table:style-name="ce2">
            <text:p>mình <text:s/>hài lòng về time ship đồ của tiki rất nhanh 1 ngày đã có đồ. mình nhận mi band 4 về thì hết sạch pin sạc lên mới lên nguồn . cơ mà k sao để dùng thêm 1 time nữa để review lại</text:p>
          </table:table-cell>
          <table:table-cell table:number-columns-repeated="16383"/>
        </table:table-row>
        <table:table-row table:style-name="ro1">
          <table:table-cell office:value-type="string" table:style-name="ce2">
            <text:p>Ship hàng nhanh hơn so với dự kiến, hàng đẹp và ngon, nguyên seal, nhưng phần hộp cạnh bên bị bong ra. Hàng tốt, quá đáng đồng tiền bát gạo với mức giá 500k.</text:p>
          </table:table-cell>
          <table:table-cell table:number-columns-repeated="16383"/>
        </table:table-row>
        <table:table-row table:style-name="ro1">
          <table:table-cell office:value-type="string" table:style-name="ce2">
            <text:p>Hàng mới, chưa sử dụng, kết nối dễ, chuyển tiếng Việt dễ dàng, có cho kiểm hàng, tuy nhiên mình đặt màu xanh mà giao màu đen<text:s text:c="2"/></text:p>
          </table:table-cell>
          <table:table-cell table:number-columns-repeated="16383"/>
        </table:table-row>
        <table:table-row table:style-name="ro1">
          <table:table-cell office:value-type="string" table:style-name="ce2">
            <text:p>Đóng gói đẹp, giao hành nhanh dùng ổn định, pin trâu, báo thời gian để vận động tốt. Khuyết điểm thông số đo vui là chính (bước 1 bước nhảy 10 bước, nhịp tim không chính xác)</text:p>
          </table:table-cell>
          <table:table-cell table:number-columns-repeated="16383"/>
        </table:table-row>
        <table:table-row table:style-name="ro1">
          <table:table-cell office:value-type="string" table:style-name="ce2">
            <text:p>đóng gói chắc chắn. nhân viên nhiệt tình. có vấn đề là đồng hồ hay bị mất kết nối với điện thoại. điện thoại của mình là oppo f1s mong bên shop tư vấn cách khác phục</text:p>
          </table:table-cell>
          <table:table-cell table:number-columns-repeated="16383"/>
        </table:table-row>
        <table:table-row table:style-name="ro1">
          <table:table-cell office:value-type="string" table:style-name="ce2">
            <text:p>Hãng chính hãng, xài thử 2 tuần thấy rất ok, phù hợp với người ít cầm điện thoại như mình, chạy xe ngoài đường không tiện móc điện thoại ra coi thì coi thông báo rất tiện. Pin dùng được lâu.</text:p>
          </table:table-cell>
          <table:table-cell table:number-columns-repeated="16383"/>
        </table:table-row>
        <table:table-row table:style-name="ro1">
          <table:table-cell office:value-type="string" table:style-name="ce2">
            <text:p>Sản phẩm đẹp, đúng mẫu, dễ cài đặt. Nhưng sao đồng hồ của mình nhanh hết pin quá. mới về tay là 32%, sau 2 ngày còn 16% , như quảng cáo là 20 ngày mới hết cơ mà<text:s text:c="3"/></text:p>
          </table:table-cell>
          <table:table-cell table:number-columns-repeated="16383"/>
        </table:table-row>
        <table:table-row table:style-name="ro1">
          <table:table-cell office:value-type="string" table:style-name="ce2">
            <text:p>Pin có vẻ hết hơi nhanh, mình sẽ theo dõi thêm xem sao. Còn lại mọi thứ tuyệt vời, các chức năng đều hoạt động tốt và là hàng chính hãng Xiaomi</text:p>
          </table:table-cell>
          <table:table-cell table:number-columns-repeated="16383"/>
        </table:table-row>
        <table:table-row table:style-name="ro1">
          <table:table-cell office:value-type="string" table:style-name="ce2">
            <text:p>mình khá hài lòng từ lúc đặt xem hàng và trải nghiệm đến thời điểm hiện tại còn vấn đề sau này sản phẩm có lỗi hay đổi trả bh như nào mình chưa biết</text:p>
          </table:table-cell>
          <table:table-cell table:number-columns-repeated="16383"/>
        </table:table-row>
        <table:table-row table:style-name="ro1">
          <table:table-cell office:value-type="string" table:style-name="ce2">
            <text:p>giao đúng hẹn, sản phẩm i chang hình, mỗi tội không còn một miếng pin vs lại sách hướng dẫn toàn tiếng Tàu đọc không hiểu gì cả.</text:p>
          </table:table-cell>
          <table:table-cell table:number-columns-repeated="16383"/>
        </table:table-row>
        <table:table-row table:style-name="ro1">
          <table:table-cell office:value-type="string" table:style-name="ce2">
            <text:p>Tôi mua 2 vòng Brand 4 nhưng chỉ 1 cái kết nối được, cái còn lại không hiểu sao không kết nối được. Vui lòng hỗ trợ (Xem hình)</text:p>
          </table:table-cell>
          <table:table-cell table:number-columns-repeated="16383"/>
        </table:table-row>
        <table:table-row table:style-name="ro1">
          <table:table-cell office:value-type="string" table:style-name="ce2">
            <text:p>bàn phím chất lượng tốt, bố trí phím ổn. Tốt trong tầm giá.</text:p>
          </table:table-cell>
          <table:table-cell table:number-columns-repeated="16383"/>
        </table:table-row>
        <table:table-row table:style-name="ro1">
          <table:table-cell office:value-type="string" table:style-name="ce2">
            <text:p>Vòng đeo tay nhỏ gọn dễ thương... Mà cái em mua toàn chử trung quốc... Hướng dẫn giúp em cách cài lại với ạ...</text:p>
          </table:table-cell>
          <table:table-cell table:number-columns-repeated="16383"/>
        </table:table-row>
        <table:table-row table:style-name="ro1">
          <table:table-cell office:value-type="string" table:style-name="ce2">
            <text:p>Nhìn đẹp ok pin trâu sản phảm tiện lợi dễ dàng thao tác qua ứng dụng tiếng việt nhưng còn đồng hồ chưa hỗ trợ tiếng việt</text:p>
          </table:table-cell>
          <table:table-cell table:number-columns-repeated="16383"/>
        </table:table-row>
        <table:table-row table:style-name="ro1">
          <table:table-cell office:value-type="string" table:style-name="ce2">
            <text:p>Shop giao hàng nhanh, bản tiếng Hoa, nhưng nói chung dễ dàng chuyển sang tiếng Anh hoặc tiếng Việt. Nice!</text:p>
          </table:table-cell>
          <table:table-cell table:number-columns-repeated="16383"/>
        </table:table-row>
        <table:table-row table:style-name="ro1">
          <table:table-cell office:value-type="string" table:style-name="ce2">
            <text:p>Chất lượng hàng tốt, nhưng thông tin đơn hàng ngoài vỏ hộp bị bong tróc gần hết, nhìn không rõ, mong tiki cải thiện phần này!</text:p>
          </table:table-cell>
          <table:table-cell table:number-columns-repeated="16383"/>
        </table:table-row>
        <table:table-row table:style-name="ro1">
          <table:table-cell office:value-type="string" table:style-name="ce2">
            <text:p>Shop phục vụ uy tín, hàng đóng đẹp, còn nguyên seal, nhân viên tiki cho kiểm tra trực tiếp, check code là bản nội địa zin, mình rất hài lòng.</text:p>
          </table:table-cell>
          <table:table-cell table:number-columns-repeated="16383"/>
        </table:table-row>
        <table:table-row table:style-name="ro1">
          <table:table-cell office:value-type="string" table:style-name="ce2">
            <text:p>Mình k dùng trong 1 tháng đê không thì vẫn hết khoang 50% pin. Nếu dùng liên tục khoảng 5 ngày là hết pin. <text:s/>Máy khá đẹp tớ thấy ổn</text:p>
          </table:table-cell>
          <table:table-cell table:number-columns-repeated="16383"/>
        </table:table-row>
        <table:table-row table:style-name="ro1">
          <table:table-cell office:value-type="string" table:style-name="ce2">
            <text:p>Giao hàng nhanh, thiết kế nhẹ, đẹp nhưng cảm giác bấm phím khá tệ</text:p>
          </table:table-cell>
          <table:table-cell table:number-columns-repeated="16383"/>
        </table:table-row>
        <table:table-row table:style-name="ro1">
          <table:table-cell office:value-type="string" table:style-name="ce2">
            <text:p>bàn phím xài ok . tiki gói hàng cẩn thận mình rất thích</text:p>
          </table:table-cell>
          <table:table-cell table:number-columns-repeated="16383"/>
        </table:table-row>
        <table:table-row table:style-name="ro1">
          <table:table-cell office:value-type="string" table:style-name="ce2">
            <text:p>Tiki giao hàng sớm hơn 2 ngày đóng gói cẩn thận. Lúc nhận vòng bị hết pin nay mới trải nghiệm sẽ có phản hồi sau</text:p>
          </table:table-cell>
          <table:table-cell table:number-columns-repeated="16383"/>
        </table:table-row>
        <table:table-row table:style-name="ro1">
          <table:table-cell office:value-type="string" table:style-name="ce2">
            <text:p>Bàn phím xài ổn, kích thước hơi to, phù hợp máy tính bàn</text:p>
          </table:table-cell>
          <table:table-cell table:number-columns-repeated="16383"/>
        </table:table-row>
        <table:table-row table:style-name="ro1">
          <table:table-cell office:value-type="string" table:style-name="ce2">
            <text:p>Tiki giao nhanh trong 3 ngày ( free ship) Hàng nhận hơi bất ngờ k có sách hd tiếng việt Mi band 4 xài ok đang mò hết tính năng của nó</text:p>
          </table:table-cell>
          <table:table-cell table:number-columns-repeated="16383"/>
        </table:table-row>
        <table:table-row table:style-name="ro1">
          <table:table-cell office:value-type="string" table:style-name="ce2">
            <text:p>sản phẩm đúng như mô tả. chất lượng tốt, <text:s/>rất hài lòng về sản phẩm.</text:p>
          </table:table-cell>
          <table:table-cell table:number-columns-repeated="16383"/>
        </table:table-row>
        <table:table-row table:style-name="ro1">
          <table:table-cell office:value-type="string" table:style-name="ce2">
            <text:p>Máy chống nước cực ổn đi bơi vô tư, ảnh nền dễ thương. Tóm lại siêu hài lòng nha</text:p>
          </table:table-cell>
          <table:table-cell table:number-columns-repeated="16383"/>
        </table:table-row>
        <table:table-row table:style-name="ro1">
          <table:table-cell office:value-type="string" table:style-name="ce2">
            <text:p>Sản phẩm tốt.Nhưng giao hàng hơi chậm <text:s/>Cần thời gian trải nghiệm</text:p>
          </table:table-cell>
          <table:table-cell table:number-columns-repeated="16383"/>
        </table:table-row>
        <table:table-row table:style-name="ro1">
          <table:table-cell office:value-type="string" table:style-name="ce2">
            <text:p>Nhận đồng hồ, kèm dây sạc. Nhưng sao mình không nhận được phiếu bảo hành hay sách hướng dẫn?</text:p>
          </table:table-cell>
          <table:table-cell table:number-columns-repeated="16383"/>
        </table:table-row>
        <table:table-row table:style-name="ro1">
          <table:table-cell office:value-type="string" table:style-name="ce2">
            <text:p>Chiếc vòng đá nhỏ cổ tay ai Chẳng biết đầu tiên ai đẽo mài Rồi ai mua tặng, ai âu yếm Trao vòng đá nhỏ cổ tay ai...</text:p>
          </table:table-cell>
          <table:table-cell table:number-columns-repeated="16383"/>
        </table:table-row>
        <table:table-row table:style-name="ro1">
          <table:table-cell office:value-type="string" table:style-name="ce2">
            <text:p>Mình vừa nhận được đồng hồ, nhưng không cài đặt được phần tiếng Việt ạ. Mong shop hỗ trợ hướng dẫn giúp mình</text:p>
          </table:table-cell>
          <table:table-cell table:number-columns-repeated="16383"/>
        </table:table-row>
        <table:table-row table:style-name="ro1">
          <table:table-cell office:value-type="string" table:style-name="ce2">
            <text:p>Sản phẩm dùng tốt, pin dùng 2 tuần thoải mái kể cả đo nhịp tim. Tuy nhiên đo khoảng cách chưa chuẩn</text:p>
          </table:table-cell>
          <table:table-cell table:number-columns-repeated="16383"/>
        </table:table-row>
        <table:table-row table:style-name="ro1">
          <table:table-cell office:value-type="string" table:style-name="ce2">
            <text:p>Kết nối iPhone thì ngon, nhưng Samsung S7 Edge thì mãi không được, dù đã Unpair Forget Device đủ kiểu. Đang tinm hiểu thêm.</text:p>
          </table:table-cell>
          <table:table-cell table:number-columns-repeated="16383"/>
        </table:table-row>
        <table:table-row table:style-name="ro1">
          <table:table-cell office:value-type="string" table:style-name="ce2">
            <text:p>Hàng đẹp đúng ý. Qua mấy tháng sử dụng máy chạy êm, màu giao đúng theo yếu cầu . Đáng cho 4 sao</text:p>
          </table:table-cell>
          <table:table-cell table:number-columns-repeated="16383"/>
        </table:table-row>
        <table:table-row table:style-name="ro1">
          <table:table-cell office:value-type="string" table:style-name="ce2">
            <text:p>Màn không nhạy lắm phải chờ 1 vài giây nhưng các chức năng đều tốt, có kết nối được với iPhone, có tiếng Việt.</text:p>
          </table:table-cell>
          <table:table-cell table:number-columns-repeated="16383"/>
        </table:table-row>
        <table:table-row table:style-name="ro1">
          <table:table-cell office:value-type="string" table:style-name="ce2">
            <text:p>Chất lượng sp ok, giá tốt so với nhiều shop khác. Mình dùng đo lượng calo khi tập luyện và theo dõi giấc ngủ</text:p>
          </table:table-cell>
          <table:table-cell table:number-columns-repeated="16383"/>
        </table:table-row>
        <table:table-row table:style-name="ro1">
          <table:table-cell office:value-type="string" table:style-name="ce2">
            <text:p>giao hàng rất nhanh, nay đặt mai giao rồi. Hàng đẹp và chất lượng. buồn cái vừa mua xong thấy chỗ khác rẻ hơn <text:s/>)</text:p>
          </table:table-cell>
          <table:table-cell table:number-columns-repeated="16383"/>
        </table:table-row>
        <table:table-row table:style-name="ro1">
          <table:table-cell office:value-type="string" table:style-name="ce2">
            <text:p>Pin dùng khá lâu, đôi lúc bị lỗi khi báo cuộc gọi đến. Nhưng reset lại máy thì dùng oke. Nói chung ổn.</text:p>
          </table:table-cell>
          <table:table-cell table:number-columns-repeated="16383"/>
        </table:table-row>
        <table:table-row table:style-name="ro1">
          <table:table-cell office:value-type="string" table:style-name="ce2">
            <text:p>mới nhận hàng sạc lên 89% sau 6 tiếng không sử dụng không kết nối tụt còn 83% có phải do lỗi pin không nhỉ</text:p>
          </table:table-cell>
          <table:table-cell table:number-columns-repeated="16383"/>
        </table:table-row>
        <table:table-row table:style-name="ro1">
          <table:table-cell office:value-type="string" table:style-name="ce2">
            <text:p>Giao hàng nhanh, đóng gói kỹ, sản phẩm như hình, new Máy đã cạn pin Thái độ nhân viên giao hàng rất kém</text:p>
          </table:table-cell>
          <table:table-cell table:number-columns-repeated="16383"/>
        </table:table-row>
        <table:table-row table:style-name="ro1">
          <table:table-cell office:value-type="string" table:style-name="ce2">
            <text:p>Nhận hàng nhanh, vòng đeo tay đẹp, bền, rất tiện cho người yêu thích thể thao</text:p>
          </table:table-cell>
          <table:table-cell table:number-columns-repeated="16383"/>
        </table:table-row>
        <table:table-row table:style-name="ro1">
          <table:table-cell office:value-type="string" table:style-name="ce2">
            <text:p>Tuy pin quảng cáo là 20 ngày nhưng dựa vào sử dụng cơ bản thì chắc tầm 15 ngày thôi</text:p>
          </table:table-cell>
          <table:table-cell table:number-columns-repeated="16383"/>
        </table:table-row>
        <table:table-row table:style-name="ro1">
          <table:table-cell office:value-type="string" table:style-name="ce2">
            <text:p>Sản phẩm tốt,ngoại hình ,chứ năng tốt,sản phẩm đáng mua trong tầm giá.tiki làm việc chuyên nghiệp.</text:p>
          </table:table-cell>
          <table:table-cell table:number-columns-repeated="16383"/>
        </table:table-row>
        <table:table-row table:style-name="ro1">
          <table:table-cell office:value-type="string" table:style-name="ce2">
            <text:p>Thông số kỹ thuật okie, cấu hình okie, mỗi tội là đánh giá quãng đường chạy bộ hơi sai sai</text:p>
          </table:table-cell>
          <table:table-cell table:number-columns-repeated="16383"/>
        </table:table-row>
        <table:table-row table:style-name="ro1">
          <table:table-cell office:value-type="string" table:style-name="ce2">
            <text:p>giao hàng đúng ngày hàng chính hãng sản phẩm khá ok</text:p>
          </table:table-cell>
          <table:table-cell table:number-columns-repeated="16383"/>
        </table:table-row>
        <table:table-row table:style-name="ro1">
          <table:table-cell office:value-type="string" table:style-name="ce2">
            <text:p>hàng đẹp. đóng gói chắc chắn chỉ mỗi tội là để hết PIN sạc mất 20p mới vào điện</text:p>
          </table:table-cell>
          <table:table-cell table:number-columns-repeated="16383"/>
        </table:table-row>
        <table:table-row table:style-name="ro1">
          <table:table-cell office:value-type="string" table:style-name="ce2">
            <text:p>Sản phẩm tuyệt vời, giá <text:s/>cả hợp lý. Bao bì sản phẩm chắc chắn, đẹp. Cám ơn Shop.</text:p>
          </table:table-cell>
          <table:table-cell table:number-columns-repeated="16383"/>
        </table:table-row>
        <table:table-row table:style-name="ro1">
          <table:table-cell office:value-type="string" table:style-name="ce2">
            <text:p>Hài lòng nhưng mình mua hàng chính hãng mà không có phiếu bảo hành nên cho 4 sao.</text:p>
          </table:table-cell>
          <table:table-cell table:number-columns-repeated="16383"/>
        </table:table-row>
        <table:table-row table:style-name="ro1">
          <table:table-cell office:value-type="string" table:style-name="ce2">
            <text:p>sài cũng được hơn tuần rồi thấy cũng ổn. không biết ông Trung Quốc có cài theo dõi gì không thôi</text:p>
          </table:table-cell>
          <table:table-cell table:number-columns-repeated="16383"/>
        </table:table-row>
        <table:table-row table:style-name="ro1">
          <table:table-cell office:value-type="string" table:style-name="ce2">
            <text:p>tuy đóng gói không kĩ lắm <text:s text:c="3"/>nhưng hàng tốt<text:s/></text:p>
          </table:table-cell>
          <table:table-cell table:number-columns-repeated="16383"/>
        </table:table-row>
        <table:table-row table:style-name="ro1">
          <table:table-cell office:value-type="string" table:style-name="ce2">
            <text:p>hàng tốt, <text:s/>tự động update, lên là có sẵn tiếng việt</text:p>
          </table:table-cell>
          <table:table-cell table:number-columns-repeated="16383"/>
        </table:table-row>
        <table:table-row table:style-name="ro1">
          <table:table-cell office:value-type="string" table:style-name="ce2">
            <text:p>sản phẩm này tương đối ổn. giao hàng nhanh hơn dự kiến. ncl Hài lòng</text:p>
          </table:table-cell>
          <table:table-cell table:number-columns-repeated="16383"/>
        </table:table-row>
        <table:table-row table:style-name="ro1">
          <table:table-cell office:value-type="string" table:style-name="ce2">
            <text:p>hang ok, <text:s/>chất lượng tốt, Pin tốt.. không biết có phần mần gián điệp trung cẩu cộng hay không.</text:p>
          </table:table-cell>
          <table:table-cell table:number-columns-repeated="16383"/>
        </table:table-row>
        <table:table-row table:style-name="ro1">
          <table:table-cell office:value-type="string" table:style-name="ce2">
            <text:p>Giao đúng màu, nhưng do Tết nên dù đăng ký Tikinow nhưng đến ngày hôm sau mới nhận được hàng.</text:p>
          </table:table-cell>
          <table:table-cell table:number-columns-repeated="16383"/>
        </table:table-row>
        <table:table-row table:style-name="ro1">
          <table:table-cell office:value-type="string" table:style-name="ce2">
            <text:p>nhìn cảm quan bằng mắt thường đẹp, gọn gàng... chất lượng thí cần thời gian để kiếm chứng</text:p>
          </table:table-cell>
          <table:table-cell table:number-columns-repeated="16383"/>
        </table:table-row>
        <table:table-row table:style-name="ro1">
          <table:table-cell office:value-type="string" table:style-name="ce2">
            <text:p>Sp ok, hộp có ng khui rồi, khi nhận thì hết pin. K test được, nhưng dùng ok k vấn đề j.</text:p>
          </table:table-cell>
          <table:table-cell table:number-columns-repeated="16383"/>
        </table:table-row>
        <table:table-row table:style-name="ro1">
          <table:table-cell office:value-type="string" table:style-name="ce2">
            <text:p>Màu sắc chuẩn. Có cái kết nối hơi lâu. Với shdsd tiếng trung k</text:p>
          </table:table-cell>
          <table:table-cell table:number-columns-repeated="16383"/>
        </table:table-row>
        <table:table-row table:style-name="ro1">
          <table:table-cell office:value-type="string" table:style-name="ce2">
            <text:p>Sao mình k cài được nhận tin nhắn vậy shop.m dùng ip đã cài theo hướng dẫn nhưng vẫn k báo</text:p>
          </table:table-cell>
          <table:table-cell table:number-columns-repeated="16383"/>
        </table:table-row>
        <table:table-row table:style-name="ro1">
          <table:table-cell office:value-type="string" table:style-name="ce2">
            <text:p>Sản phẩm đẹp, mình dùng được 2 ngày rồi, sẽ theo dõi thêm</text:p>
          </table:table-cell>
          <table:table-cell table:number-columns-repeated="16383"/>
        </table:table-row>
        <table:table-row table:style-name="ro1">
          <table:table-cell office:value-type="string" table:style-name="ce2">
            <text:p>Hàng tốt, dùng ổn, đầy đủ chức năng cơ bản. Tiki giao hàng nhanh và chính xác</text:p>
          </table:table-cell>
          <table:table-cell table:number-columns-repeated="16383"/>
        </table:table-row>
        <table:table-row table:style-name="ro1">
          <table:table-cell office:value-type="string" table:style-name="ce2">
            <text:p>USB Kingston 64GB này mình mua của "Tiki Trading" với giá tổng tiền đơn hàng (miễn phí Ship) là 101,989 VND (có dùng voucher, Tiki xu). Dung lượng USB nhận được trên Win10 Pro là 57.6 GB. Tốc độ ghi dữ liệu vào USB này trồi sụt thất thường nhưng cao nhất là 12 MB/s. Với số tiền bỏ ra mua thì chất lượng USB này chấp nhận được.</text:p>
          </table:table-cell>
          <table:table-cell table:number-columns-repeated="16383"/>
        </table:table-row>
        <table:table-row table:style-name="ro1">
          <table:table-cell office:value-type="string" table:style-name="ce2">
            <text:p>Sản phẩm được gửi nhanh... Có hẳn tem bảo hành luôn. <text:s/>Mình thấy tốc độ tải cũng ổn, chắc do không rành nên thấy bình thường, không quá chậm như các bạn bên dưới đã đánh giá. Màu đen cũng không sợ dơ. USB lại nhẹ nữa... Điểm trừ duy nhất mình dành cho sản phẩm là nó không có nắp đậy, chỉ kéo lên là bảo vệ được xung quanh chỗ cắm thôi chứ bên trên thì vẫn dễ bị bụi hay trầy xước do không có gì bảo vệ... Phần dung lượng thì cũng hơi ít so với 64GB, dù biết là USB không bao giờ đúng số GB đã cho (nhưng không trừ, trừ cái nắp bảo vệ thôi).</text:p>
          </table:table-cell>
          <table:table-cell table:number-columns-repeated="16383"/>
        </table:table-row>
        <table:table-row table:style-name="ro1">
          <table:table-cell office:value-type="string" table:style-name="ce2">
            <text:p>Sản phẩm có tem bh của FPT nên khá yên tâm. Tốc độ đọc / ghi tối đa đạt được đúng như quảng cáo. <text:s/>Tuy nhiên, khi copy dữ liệu vào thì thiếu ổn định. trong quá trình ghi, tốc độ khi thì vọt lên tối đa, khi lại tụt về 0 bytes/s; mà nó lặp đi lặp lại không biết bao nhiêu lần.</text:p>
          </table:table-cell>
          <table:table-cell table:number-columns-repeated="16383"/>
        </table:table-row>
        <table:table-row table:style-name="ro1">
          <table:table-cell office:value-type="string" table:style-name="ce2">
            <text:p>good product at it price, very pleased. Hope that the mi fit app can have more functions in the future.</text:p>
          </table:table-cell>
          <table:table-cell table:number-columns-repeated="16383"/>
        </table:table-row>
        <table:table-row table:style-name="ro1">
          <table:table-cell office:value-type="string" table:style-name="ce2">
            <text:p>Shop ơi, Thiếu hướng dẫn sử dụng rồi. Toàn tiếng Trunb mình không biết cài sao hết</text:p>
          </table:table-cell>
          <table:table-cell table:number-columns-repeated="16383"/>
        </table:table-row>
        <table:table-row table:style-name="ro1">
          <table:table-cell office:value-type="string" table:style-name="ce2">
            <text:p>Nhận được hàng nguyên hộp, nhưng dây nhìn không xịn như cái trước mình mua.</text:p>
          </table:table-cell>
          <table:table-cell table:number-columns-repeated="16383"/>
        </table:table-row>
        <table:table-row table:style-name="ro1">
          <table:table-cell office:value-type="string" table:style-name="ce2">
            <text:p>Tuy nhiên về mặt dán tem thì có đến 3 cái tem dán chồng chéo lên nhau. Thấy nhiều hãng chỉ có dán ở miếng vỏ hộp usb. Mà đằng này dán ngay trên usb. Hiện tại sau vài lần sử dụng thì đã tróc hết tem. Còn mỗi tem của SPC. Thế này thì sao bảo hành.</text:p>
          </table:table-cell>
          <table:table-cell table:number-columns-repeated="16383"/>
        </table:table-row>
        <table:table-row table:style-name="ro1">
          <table:table-cell office:value-type="string" table:style-name="ce2">
            <text:p>Tốc độ usb không ổn định, khi copy file vào usb thấy tốc độ copy lên xuống liên tục, trung bình được tầm 10MB/s, chưa bằng các usb cao cấp, giá chấp nhận được. Thích hợp dùng cài Win và những ai làm văn phòng, copy file dung lượng nhỏ.</text:p>
          </table:table-cell>
          <table:table-cell table:number-columns-repeated="16383"/>
        </table:table-row>
        <table:table-row table:style-name="ro1">
          <table:table-cell office:value-type="string" table:style-name="ce2">
            <text:p>USB đầy đủ bao bì có khoét ra dán tem. Tốc độ copy file ổ 3.0 khoảng trên dưới 6mb/s tùy file. Nhưng cũng tương đối nhanh vì mình copy khoảng 15 gb có 30 phút. Khá hài lòng với sp. Hi vọng không phải hàng giả, xài được lâu.</text:p>
          </table:table-cell>
          <table:table-cell table:number-columns-repeated="16383"/>
        </table:table-row>
        <table:table-row table:style-name="ro1">
          <table:table-cell office:value-type="string" table:style-name="ce2">
            <text:p>Cơ bản là tốt. Đáp ứng được một số nhu cầu thông tin về sức khỏe</text:p>
          </table:table-cell>
          <table:table-cell table:number-columns-repeated="16383"/>
        </table:table-row>
        <table:table-row table:style-name="ro1">
          <table:table-cell office:value-type="string" table:style-name="ce2">
            <text:p>Dung lượng cao nhưng tốc độ đọc - ghi hơi chậm. Lúc copy file thì có hiện tượng giật (pause) nhiều lần nhưng file không bị lỗi sau khi copy. Bạn nào cần dung lượng lưu trữ lớn nhưng không khắc khe ghi nhanh thì ok.</text:p>
          </table:table-cell>
          <table:table-cell table:number-columns-repeated="16383"/>
        </table:table-row>
        <table:table-row table:style-name="ro1">
          <table:table-cell office:value-type="string" table:style-name="ce2">
            <text:p>Khi nhận hàng thì sản phẩm bị mở ra sẵn, rạch ngay chỗ miếng nhựa. Không biết Tiki có giao hàng lỗi lại không. Nhưng mình đang sử dụng okay rồi nên thôi không trả lại. Phía Tiki phân phối chú ý vấn đề này nhé.</text:p>
          </table:table-cell>
          <table:table-cell table:number-columns-repeated="16383"/>
        </table:table-row>
        <table:table-row table:style-name="ro1">
          <table:table-cell office:value-type="string" table:style-name="ce2">
            <text:p>Sản phẩm giá khá rẻ nên cũng không đòi hỏi nhiều. Tốc độ đọc ghi thấp hơn con USB 3.0 Sandisk mình đang dùng nhưng giá thành rẻ nên không sao, đủ dùng với nhu cầu</text:p>
          </table:table-cell>
          <table:table-cell table:number-columns-repeated="16383"/>
        </table:table-row>
        <table:table-row table:style-name="ro1">
          <table:table-cell office:value-type="string" table:style-name="ce2">
            <text:p>Giao hàng nhanh chóng. Sản phẩm ok phù hợp với mức giá. Tốc độ thì đúng là chậm thật nhưng vs tầm giá này thì vẫn chấp nhận được</text:p>
          </table:table-cell>
          <table:table-cell table:number-columns-repeated="16383"/>
        </table:table-row>
        <table:table-row table:style-name="ro1">
          <table:table-cell office:value-type="string" table:style-name="ce2">
            <text:p>Miband 4 đáng nâng cấp cho ai đã mua miband3. Mình đã mua 2 cái.</text:p>
          </table:table-cell>
          <table:table-cell table:number-columns-repeated="16383"/>
        </table:table-row>
        <table:table-row table:style-name="ro1">
          <table:table-cell office:value-type="string" table:style-name="ce2">
            <text:p>Thích hợp cho những ai cần USB dung lượng lớn để chứa dữ liệu tĩnh không read/write nhiều, vì mỗi lần copy dữ liệu vào cực kỳ chậm.</text:p>
          </table:table-cell>
          <table:table-cell table:number-columns-repeated="16383"/>
        </table:table-row>
        <table:table-row table:style-name="ro1">
          <table:table-cell office:value-type="string" table:style-name="ce2">
            <text:p>Mình nhận hàng chỉ có sản phẩm và sạc, không có hướng dẫn sử dụng, hic</text:p>
          </table:table-cell>
          <table:table-cell table:number-columns-repeated="16383"/>
        </table:table-row>
        <table:table-row table:style-name="ro1">
          <table:table-cell office:value-type="string" table:style-name="ce2">
            <text:p>đếm bước chân hơi ảo.. Pin ổn, nhịp tim lâu hơn mong đợi,</text:p>
          </table:table-cell>
          <table:table-cell table:number-columns-repeated="16383"/>
        </table:table-row>
        <table:table-row table:style-name="ro1">
          <table:table-cell office:value-type="string" table:style-name="ce2">
            <text:p>Vê hình thức thi ok.mỗi tội pin sụt hơi nhanh.1 ngày 15%</text:p>
          </table:table-cell>
          <table:table-cell table:number-columns-repeated="16383"/>
        </table:table-row>
        <table:table-row table:style-name="ro1">
          <table:table-cell office:value-type="string" table:style-name="ce2">
            <text:p>cái này bảo hành mấy năm vậy, có giống cái 32gb không? chạy lâu <text:s/>thấy <text:s/>hơi nóng <text:s/>nên cũng hơi lo. <text:s/>Giao hàng nhanh. Sẽ mua thêm hàng trong giỏ khi nhận hết hàng đã <text:s/>mua.</text:p>
          </table:table-cell>
          <table:table-cell table:number-columns-repeated="16383"/>
        </table:table-row>
        <table:table-row table:style-name="ro1">
          <table:table-cell office:value-type="string" table:style-name="ce2">
            <text:p>Dung lượng lớn vs tốc độ nhận USB khá là nhanh! Nhưng tốc độ truyền dữ liệu bị biểu đổ hình SIN hơi nhiều, đúng với tất cả loại file!</text:p>
          </table:table-cell>
          <table:table-cell table:number-columns-repeated="16383"/>
        </table:table-row>
        <table:table-row table:style-name="ro1">
          <table:table-cell office:value-type="string" table:style-name="ce2">
            <text:p>mình đã dùng được một thời gian thấy sản phẩm ok cảm thấy hài lòng</text:p>
          </table:table-cell>
          <table:table-cell table:number-columns-repeated="16383"/>
        </table:table-row>
        <table:table-row table:style-name="ro1">
          <table:table-cell office:value-type="string" table:style-name="ce2">
            <text:p>Thông tin sản phẩm là hàng Thái, sản xuất tại Malaysia mà SP thật ra là hàng China, sản xuất tại China. <text:s/>Tốc độ chép khá là chậm.</text:p>
          </table:table-cell>
          <table:table-cell table:number-columns-repeated="16383"/>
        </table:table-row>
        <table:table-row table:style-name="ro1">
          <table:table-cell office:value-type="string" table:style-name="ce2">
            <text:p>hàng đúng như đã đặt, có dấu hiệu đã unbox kiểm tra hàng nhưng không đáng kể, chất lượng tốt, tốc độ không được như dự tính, khá ổn, tốt trong tầm giá.</text:p>
          </table:table-cell>
          <table:table-cell table:number-columns-repeated="16383"/>
        </table:table-row>
        <table:table-row table:style-name="ro1">
          <table:table-cell office:value-type="string" table:style-name="ce2">
            <text:p>Xài model này cũng mấy cái rùi nói chung cũng không phải xuất sắc gì nhưng cũng ổn so với giá quá rẻ</text:p>
          </table:table-cell>
          <table:table-cell table:number-columns-repeated="16383"/>
        </table:table-row>
        <table:table-row table:style-name="ro1">
          <table:table-cell office:value-type="string" table:style-name="ce2">
            <text:p>đã nhận hàng , nhưng không còn pin <text:s/>) , làm t tưởng hư, xạc mới lên</text:p>
          </table:table-cell>
          <table:table-cell table:number-columns-repeated="16383"/>
        </table:table-row>
        <table:table-row table:style-name="ro1">
          <table:table-cell office:value-type="string" table:style-name="ce2">
            <text:p>Ban đầu pin có xuống nhanh nhưng sạc lần 2 dùng khá tốt, nói chung đã hài lòng</text:p>
          </table:table-cell>
          <table:table-cell table:number-columns-repeated="16383"/>
        </table:table-row>
        <table:table-row table:style-name="ro1">
          <table:table-cell office:value-type="string" table:style-name="ce2">
            <text:p>Giá rẻ, đẹp, mới. Copy file to thì rất nhanh, nhưng làm usb boot thì tạo boot cực kì lâu không hiểu lí do tại sao.</text:p>
          </table:table-cell>
          <table:table-cell table:number-columns-repeated="16383"/>
        </table:table-row>
        <table:table-row table:style-name="ro1">
          <table:table-cell office:value-type="string" table:style-name="ce2">
            <text:p>Tốc độ đọc &amp; ghi của usb ok, đóng gói cẩn thận, giao cả chủ nhật 🤣🤣, mà không biết sao usb bị mất hẳn 7GB <text:s text:c="3"/>(</text:p>
          </table:table-cell>
          <table:table-cell table:number-columns-repeated="16383"/>
        </table:table-row>
        <table:table-row table:style-name="ro1">
          <table:table-cell office:value-type="string" table:style-name="ce2">
            <text:p>Vòng đeo nhẹ . Có nhiều chức năng . Như cảnh báo ngồi lâu, theo dõi giấc ngũ</text:p>
          </table:table-cell>
          <table:table-cell table:number-columns-repeated="16383"/>
        </table:table-row>
        <table:table-row table:style-name="ro1">
          <table:table-cell office:value-type="string" table:style-name="ce2">
            <text:p>Sản phẩm tốt. Đùn như quảng cáo. Tốc độ đọc ghi khá cao tròn tầm giá. Hài lòng hoàn toàn</text:p>
          </table:table-cell>
          <table:table-cell table:number-columns-repeated="16383"/>
        </table:table-row>
        <table:table-row table:style-name="ro1">
          <table:table-cell office:value-type="string" table:style-name="ce2">
            <text:p>Ok khong noi nhieu , rẻ mà mua dell choi choi thoi kkk</text:p>
          </table:table-cell>
          <table:table-cell table:number-columns-repeated="16383"/>
        </table:table-row>
        <table:table-row table:style-name="ro1">
          <table:table-cell office:value-type="string" table:style-name="ce2">
            <text:p>Chưa có gì phàn nàn. Hàng cần thời gian sử dụng. Hiện tại là ok</text:p>
          </table:table-cell>
          <table:table-cell table:number-columns-repeated="16383"/>
        </table:table-row>
        <table:table-row table:style-name="ro1">
          <table:table-cell office:value-type="string" table:style-name="ce2">
            <text:p>Hơi dễ xước chút chắc do mình phá hoại giỏi còn lại thì xài được lắm ạ</text:p>
          </table:table-cell>
          <table:table-cell table:number-columns-repeated="16383"/>
        </table:table-row>
        <table:table-row table:style-name="ro1">
          <table:table-cell office:value-type="string" table:style-name="ce2">
            <text:p>Dùng ổn trong tầm giá, nhưng lúc bơi bấm sẽ khó ăn vì dính nước</text:p>
          </table:table-cell>
          <table:table-cell table:number-columns-repeated="16383"/>
        </table:table-row>
        <table:table-row table:style-name="ro1">
          <table:table-cell office:value-type="string" table:style-name="ce2">
            <text:p>Mình vừa mua 1 chiếc của WinhotechVN giá 590k hôm nay giảm còn 528k (nhọ quá &gt;.</text:p>
          </table:table-cell>
          <table:table-cell table:number-columns-repeated="16383"/>
        </table:table-row>
        <table:table-row table:style-name="ro1">
          <table:table-cell office:value-type="string" table:style-name="ce2">
            <text:p>với tầm giá này thì tốc độ copy vào khá ok, copy qua usb 3.0 từ ổ SSD. tốc độ ổn định</text:p>
          </table:table-cell>
          <table:table-cell table:number-columns-repeated="16383"/>
        </table:table-row>
        <table:table-row table:style-name="ro1">
          <table:table-cell office:value-type="string" table:style-name="ce2">
            <text:p>cảm biến đo nhịp tim đôi kho không chính xác, còn lại đang xử dụng</text:p>
          </table:table-cell>
          <table:table-cell table:number-columns-repeated="16383"/>
        </table:table-row>
        <table:table-row table:style-name="ro1">
          <table:table-cell office:value-type="string" table:style-name="ce2">
            <text:p>Mua tặng bạn nên cũng không tự mình nhận xét được vì không có nhận hàng</text:p>
          </table:table-cell>
          <table:table-cell table:number-columns-repeated="16383"/>
        </table:table-row>
        <table:table-row table:style-name="ro1">
          <table:table-cell office:value-type="string" table:style-name="ce2">
            <text:p>Usb liền nắp, tiện sử dụng. Với những ai hay làm mất nắp usb thì đây là lựa chọn tốt</text:p>
          </table:table-cell>
          <table:table-cell table:number-columns-repeated="16383"/>
        </table:table-row>
        <table:table-row table:style-name="ro1">
          <table:table-cell office:value-type="string" table:style-name="ce2">
            <text:p>Tuy biết là không đủ 64gb đâu nhưng vẫn cảm thấy hài lòng về sản phẩm</text:p>
          </table:table-cell>
          <table:table-cell table:number-columns-repeated="16383"/>
        </table:table-row>
        <table:table-row table:style-name="ro1">
          <table:table-cell office:value-type="string" table:style-name="ce2">
            <text:p>Thiết bị có dung lượng 64Gb đủ để chép vài bộ phim cầm theo khi cần.</text:p>
          </table:table-cell>
          <table:table-cell table:number-columns-repeated="16383"/>
        </table:table-row>
        <table:table-row table:style-name="ro1">
          <table:table-cell office:value-type="string" table:style-name="ce2">
            <text:p>tốt<text:s/></text:p>
          </table:table-cell>
          <table:table-cell table:number-columns-repeated="16383"/>
        </table:table-row>
        <table:table-row table:style-name="ro1">
          <table:table-cell office:value-type="string" table:style-name="ce2">
            <text:p>tốt! Đủ kỳ vọng! Hi vọng bên bán hàng duy trì chất lượng vậy. Hé</text:p>
          </table:table-cell>
          <table:table-cell table:number-columns-repeated="16383"/>
        </table:table-row>
        <table:table-row table:style-name="ro1">
          <table:table-cell office:value-type="string" table:style-name="ce2">
            <text:p>Điểm trừ của sản phẩm này là là không thể tắt ứng dụng Alipay</text:p>
          </table:table-cell>
          <table:table-cell table:number-columns-repeated="16383"/>
        </table:table-row>
        <table:table-row table:style-name="ro1">
          <table:table-cell office:value-type="string" table:style-name="ce2">
            <text:p>Sản phẩm sử dụng tốt pin hoạt động được trên 15 ngày.</text:p>
          </table:table-cell>
          <table:table-cell table:number-columns-repeated="16383"/>
        </table:table-row>
        <table:table-row table:style-name="ro1">
          <table:table-cell office:value-type="string" table:style-name="ce2">
            <text:p>Sp dep, de su dung, tiki giao hang nhanh, tuy nhien mat dong ho dễ bị trầy</text:p>
          </table:table-cell>
          <table:table-cell table:number-columns-repeated="16383"/>
        </table:table-row>
        <table:table-row table:style-name="ro1">
          <table:table-cell office:value-type="string" table:style-name="ce2">
            <text:p>USB tuy k phải fpt nhập hàng. Chỉ nhái logo của hãng. Nhưng dùng oki 60gb còn 57,6 gb.</text:p>
          </table:table-cell>
          <table:table-cell table:number-columns-repeated="16383"/>
        </table:table-row>
        <table:table-row table:style-name="ro1">
          <table:table-cell office:value-type="string" table:style-name="ce2">
            <text:p>sao em xài được vài ngày lại mất thông báo mong shop trả lời ạ</text:p>
          </table:table-cell>
          <table:table-cell table:number-columns-repeated="16383"/>
        </table:table-row>
        <table:table-row table:style-name="ro1">
          <table:table-cell office:value-type="string" table:style-name="ce2">
            <text:p>tất cả rất oke . nhưng nghe nhạc mình không tăng giảm âm lượng được</text:p>
          </table:table-cell>
          <table:table-cell table:number-columns-repeated="16383"/>
        </table:table-row>
        <table:table-row table:style-name="ro1">
          <table:table-cell office:value-type="string" table:style-name="ce2">
            <text:p>sản phẩm đúng mô tả, giao hàng đúng thới gian, đóng gói cẩn thận</text:p>
          </table:table-cell>
          <table:table-cell table:number-columns-repeated="16383"/>
        </table:table-row>
        <table:table-row table:style-name="ro1">
          <table:table-cell office:value-type="string" table:style-name="ce2">
            <text:p>tại sao t đồng hồ không cập nhật được bài hát. còn lại thì sp rất tuyệt</text:p>
          </table:table-cell>
          <table:table-cell table:number-columns-repeated="16383"/>
        </table:table-row>
        <table:table-row table:style-name="ro1">
          <table:table-cell office:value-type="string" table:style-name="ce2">
            <text:p>Sản phẩm ngoại quan ok,bộ nhớ thì không đúng 64GB.</text:p>
          </table:table-cell>
          <table:table-cell table:number-columns-repeated="16383"/>
        </table:table-row>
        <table:table-row table:style-name="ro1">
          <table:table-cell office:value-type="string" table:style-name="ce2">
            <text:p>Tốc độ cao nhất share file khoảng 12 MB. Cũng bình thường</text:p>
          </table:table-cell>
          <table:table-cell table:number-columns-repeated="16383"/>
        </table:table-row>
        <table:table-row table:style-name="ro1">
          <table:table-cell office:value-type="string" table:style-name="ce2">
            <text:p>Giao nhanh đóng gói rất cẩn thận, rất yêu cà thích tiki</text:p>
          </table:table-cell>
          <table:table-cell table:number-columns-repeated="16383"/>
        </table:table-row>
        <table:table-row table:style-name="ro1">
          <table:table-cell office:value-type="string" table:style-name="ce2">
            <text:p>Tốc độ đọc ghi khá chậm. Hàng giao nhanh, chính hãng.</text:p>
          </table:table-cell>
          <table:table-cell table:number-columns-repeated="16383"/>
        </table:table-row>
        <table:table-row table:style-name="ro1">
          <table:table-cell office:value-type="string" table:style-name="ce2">
            <text:p>em lần mò mãi k cài đặt được tiếng việt, <text:s/>ai biết chỉ giúp em với ạ</text:p>
          </table:table-cell>
          <table:table-cell table:number-columns-repeated="16383"/>
        </table:table-row>
        <table:table-row table:style-name="ro1">
          <table:table-cell office:value-type="string" table:style-name="ce2">
            <text:p>Dùng tốt pin trâu mà k dùng được chế độ đo nhịp tim</text:p>
          </table:table-cell>
          <table:table-cell table:number-columns-repeated="16383"/>
        </table:table-row>
        <table:table-row table:style-name="ro1">
          <table:table-cell office:value-type="string" table:style-name="ce2">
            <text:p>Cảm thấy hài lòng. Thanks shop vs Tiki. <text:s/>Sẽ tiếp tục mua hàng tiếp.</text:p>
          </table:table-cell>
          <table:table-cell table:number-columns-repeated="16383"/>
        </table:table-row>
        <table:table-row table:style-name="ro1">
          <table:table-cell office:value-type="string" table:style-name="ce2">
            <text:p>Giao hàng rất nhanh và chất lượng đúng theo quảng cáo. <text:s/>.</text:p>
          </table:table-cell>
          <table:table-cell table:number-columns-repeated="16383"/>
        </table:table-row>
        <table:table-row table:style-name="ro1">
          <table:table-cell office:value-type="string" table:style-name="ce2">
            <text:p>Giao nhanh, xài bình thường như các ÚB khác</text:p>
          </table:table-cell>
          <table:table-cell table:number-columns-repeated="16383"/>
        </table:table-row>
        <table:table-row table:style-name="ro1">
          <table:table-cell office:value-type="string" table:style-name="ce2">
            <text:p>giao hàng nhanh, hàng chất lượng , sẽ tiếp tục ủng hộ tiki</text:p>
          </table:table-cell>
          <table:table-cell table:number-columns-repeated="16383"/>
        </table:table-row>
        <table:table-row table:style-name="ro1">
          <table:table-cell office:value-type="string" table:style-name="ce2">
            <text:p>Giao nhanh, bộ nhớ ổn, sẽ giới thiệu bạn bè mua nữa</text:p>
          </table:table-cell>
          <table:table-cell table:number-columns-repeated="16383"/>
        </table:table-row>
        <table:table-row table:style-name="ro1">
          <table:table-cell office:value-type="string" table:style-name="ce2">
            <text:p>hàng giao xài tồt, chưa nhùng chưa ktra có bị nướ vào kg??!</text:p>
          </table:table-cell>
          <table:table-cell table:number-columns-repeated="16383"/>
        </table:table-row>
        <table:table-row table:style-name="ro1">
          <table:table-cell office:value-type="string" table:style-name="ce2">
            <text:p>rất uy tín giao đúng hàng</text:p>
          </table:table-cell>
          <table:table-cell table:number-columns-repeated="16383"/>
        </table:table-row>
        <table:table-row table:style-name="ro1">
          <table:table-cell office:value-type="string" table:style-name="ce2">
            <text:p>Pin thực sự trâu đó: 3 tuần liền mình mới cần sạc.</text:p>
          </table:table-cell>
          <table:table-cell table:number-columns-repeated="16383"/>
        </table:table-row>
        <table:table-row table:style-name="ro1">
          <table:table-cell office:value-type="string" table:style-name="ce2">
            <text:p>Giá giá tiền như này thì mọi thứ đều rất ok</text:p>
          </table:table-cell>
          <table:table-cell table:number-columns-repeated="16383"/>
        </table:table-row>
        <table:table-row table:style-name="ro1">
          <table:table-cell office:value-type="string" table:style-name="ce2">
            <text:p>Giao hàng nhanh chóng</text:p>
          </table:table-cell>
          <table:table-cell table:number-columns-repeated="16383"/>
        </table:table-row>
        <table:table-row table:style-name="ro1">
          <table:table-cell office:value-type="string" table:style-name="ce2">
            <text:p>dùng được nửa ngày rất OK, nhưng đếm bước chân hơi ảo tí</text:p>
          </table:table-cell>
          <table:table-cell table:number-columns-repeated="16383"/>
        </table:table-row>
        <table:table-row table:style-name="ro1">
          <table:table-cell office:value-type="string" table:style-name="ce2">
            <text:p>Pin trâu, về dùng lâu nay thấy ổn định, chưa có sự cố</text:p>
          </table:table-cell>
          <table:table-cell table:number-columns-repeated="16383"/>
        </table:table-row>
        <table:table-row table:style-name="ro1">
          <table:table-cell office:value-type="string" table:style-name="ce2">
            <text:p>sản phẩm mới , kì vọng sẽ ổn về sau này</text:p>
          </table:table-cell>
          <table:table-cell table:number-columns-repeated="16383"/>
        </table:table-row>
        <table:table-row table:style-name="ro1">
          <table:table-cell office:value-type="string" table:style-name="ce2">
            <text:p>Sản phẩm sử dụng tốt, giá cả hợp lý. Thanks Tiki</text:p>
          </table:table-cell>
          <table:table-cell table:number-columns-repeated="16383"/>
        </table:table-row>
        <table:table-row table:style-name="ro1">
          <table:table-cell office:value-type="string" table:style-name="ce2">
            <text:p>usb hàng chính hãng, tiki giao hàng nhanh, tốc độ copy tốt</text:p>
          </table:table-cell>
          <table:table-cell table:number-columns-repeated="16383"/>
        </table:table-row>
        <table:table-row table:style-name="ro1">
          <table:table-cell office:value-type="string" table:style-name="ce2">
            <text:p>Đã nhận hàng, cảm thấy rất tốt, giao hàng nhanh và thân thiện !!</text:p>
          </table:table-cell>
          <table:table-cell table:number-columns-repeated="16383"/>
        </table:table-row>
        <table:table-row table:style-name="ro1">
          <table:table-cell office:value-type="string" table:style-name="ce2">
            <text:p>khá hài lòng, đợi độ bền nó như thế nào nữa thôi</text:p>
          </table:table-cell>
          <table:table-cell table:number-columns-repeated="16383"/>
        </table:table-row>
        <table:table-row table:style-name="ro1">
          <table:table-cell office:value-type="string" table:style-name="ce2">
            <text:p>Giao hàng quá lâu, hộp sản phẩm bị móp méo, pin yếu.</text:p>
          </table:table-cell>
          <table:table-cell table:number-columns-repeated="16383"/>
        </table:table-row>
        <table:table-row table:style-name="ro1">
          <table:table-cell office:value-type="string" table:style-name="ce2">
            <text:p>số khá tốt.</text:p>
          </table:table-cell>
          <table:table-cell table:number-columns-repeated="16383"/>
        </table:table-row>
        <table:table-row table:style-name="ro1">
          <table:table-cell office:value-type="string" table:style-name="ce2">
            <text:p>sản phẩm giống hình, sử dụng ok, rất tốt............</text:p>
          </table:table-cell>
          <table:table-cell table:number-columns-repeated="16383"/>
        </table:table-row>
        <table:table-row table:style-name="ro1">
          <table:table-cell office:value-type="string" table:style-name="ce2">
            <text:p>Sản phẩm ổn trong tầm giá, không mong đợi gì hơn được</text:p>
          </table:table-cell>
          <table:table-cell table:number-columns-repeated="16383"/>
        </table:table-row>
        <table:table-row table:style-name="ro1">
          <table:table-cell office:value-type="string" table:style-name="ce2">
            <text:p>hàng ok. nhưng nên dán mặt kính. vì rất dễ trầy sướt</text:p>
          </table:table-cell>
          <table:table-cell table:number-columns-repeated="16383"/>
        </table:table-row>
        <table:table-row table:style-name="ro1">
          <table:table-cell office:value-type="string" table:style-name="ce2">
            <text:p>Dùng được, pin được khoảng 10 ngày. Đo cự ly khá chuẩn.</text:p>
          </table:table-cell>
          <table:table-cell table:number-columns-repeated="16383"/>
        </table:table-row>
        <table:table-row table:style-name="ro1">
          <table:table-cell office:value-type="string" table:style-name="ce2">
            <text:p>Ngon, rẻ.....</text:p>
          </table:table-cell>
          <table:table-cell table:number-columns-repeated="16383"/>
        </table:table-row>
        <table:table-row table:style-name="ro1">
          <table:table-cell office:value-type="string" table:style-name="ce2">
            <text:p>Giao hàng nhanh. Đóng gói cẩn thận và dùng khá ổn!</text:p>
          </table:table-cell>
          <table:table-cell table:number-columns-repeated="16383"/>
        </table:table-row>
        <table:table-row table:style-name="ro1">
          <table:table-cell office:value-type="string" table:style-name="ce2">
            <text:p>Tiện lợi, pin khá trâu, màn hình hơi dễ xướt</text:p>
          </table:table-cell>
          <table:table-cell table:number-columns-repeated="16383"/>
        </table:table-row>
        <table:table-row table:style-name="ro1">
          <table:table-cell office:value-type="string" table:style-name="ce2">
            <text:p>Hàng rất là ok, đúng như hình order, còn nguyên seal</text:p>
          </table:table-cell>
          <table:table-cell table:number-columns-repeated="16383"/>
        </table:table-row>
        <table:table-row table:style-name="ro1">
          <table:table-cell office:value-type="string" table:style-name="ce2">
            <text:p>Hàng chính hãng, sản phẩm đẹp hợp với giá</text:p>
          </table:table-cell>
          <table:table-cell table:number-columns-repeated="16383"/>
        </table:table-row>
        <table:table-row table:style-name="ro1">
          <table:table-cell office:value-type="string" table:style-name="ce2">
            <text:p>nhìn chung khá ok., giao hàng nhanh,.....................</text:p>
          </table:table-cell>
          <table:table-cell table:number-columns-repeated="16383"/>
        </table:table-row>
        <table:table-row table:style-name="ro1">
          <table:table-cell office:value-type="string" table:style-name="ce2">
            <text:p>đã mua của shop.pin khá trâu sài đến 3 ngày rồi</text:p>
          </table:table-cell>
          <table:table-cell table:number-columns-repeated="16383"/>
        </table:table-row>
        <table:table-row table:style-name="ro1">
          <table:table-cell office:value-type="string" table:style-name="ce2">
            <text:p>Hàng đúng là nội địa, chất lượng tốt. Tôi hài lòng</text:p>
          </table:table-cell>
          <table:table-cell table:number-columns-repeated="16383"/>
        </table:table-row>
        <table:table-row table:style-name="ro1">
          <table:table-cell office:value-type="string" table:style-name="ce2">
            <text:p>Máy sạc nhanh. Giao hàng nhanh. Ok</text:p>
          </table:table-cell>
          <table:table-cell table:number-columns-repeated="16383"/>
        </table:table-row>
        <table:table-row table:style-name="ro1">
          <table:table-cell office:value-type="string" table:style-name="ce2">
            <text:p>Hàng nguyên seal , giao hàng sớm hơn dự kiến 3 ngày</text:p>
          </table:table-cell>
          <table:table-cell table:number-columns-repeated="16383"/>
        </table:table-row>
        <table:table-row table:style-name="ro1">
          <table:table-cell office:value-type="string" table:style-name="ce2">
            <text:p>tốt so với giá tiền của đồng hồ</text:p>
          </table:table-cell>
          <table:table-cell table:number-columns-repeated="16383"/>
        </table:table-row>
        <table:table-row table:style-name="ro1">
          <table:table-cell office:value-type="string" table:style-name="ce2">
            <text:p>hàng tặng nên không rì viu cụ thể được<text:s text:c="2"/></text:p>
          </table:table-cell>
          <table:table-cell table:number-columns-repeated="16383"/>
        </table:table-row>
        <table:table-row table:style-name="ro1">
          <table:table-cell office:value-type="string" table:style-name="ce2">
            <text:p>Giao hàng nhanh, hàng tốt, tiện dụng trong tầm giá</text:p>
          </table:table-cell>
          <table:table-cell table:number-columns-repeated="16383"/>
        </table:table-row>
        <table:table-row table:style-name="ro1">
          <table:table-cell office:value-type="string" table:style-name="ce2">
            <text:p>Cũng tạm bản này OK hơn bản mi3</text:p>
          </table:table-cell>
          <table:table-cell table:number-columns-repeated="16383"/>
        </table:table-row>
        <table:table-row table:style-name="ro1">
          <table:table-cell office:value-type="string" table:style-name="ce2">
            <text:p>Tin tưởng tiki nên hoàn toàn an tâm khi mua hàng. Sẽ tiếp tục ủng hộ</text:p>
          </table:table-cell>
          <table:table-cell table:number-columns-repeated="16383"/>
        </table:table-row>
        <table:table-row table:style-name="ro1">
          <table:table-cell office:value-type="string" table:style-name="ce2">
            <text:p>dùng tốt, giao hàng nhanh</text:p>
          </table:table-cell>
          <table:table-cell table:number-columns-repeated="16383"/>
        </table:table-row>
        <table:table-row table:style-name="ro1">
          <table:table-cell office:value-type="string" table:style-name="ce2">
            <text:p>Hiển thị rất tốt không có gì chê</text:p>
          </table:table-cell>
          <table:table-cell table:number-columns-repeated="16383"/>
        </table:table-row>
        <table:table-row table:style-name="ro1">
          <table:table-cell office:value-type="string" table:style-name="ce2">
            <text:p>xài cũng tạm được<text:s/></text:p>
          </table:table-cell>
          <table:table-cell table:number-columns-repeated="16383"/>
        </table:table-row>
        <table:table-row table:style-name="ro1">
          <table:table-cell office:value-type="string" table:style-name="ce2">
            <text:p>hài long</text:p>
          </table:table-cell>
          <table:table-cell table:number-columns-repeated="16383"/>
        </table:table-row>
        <table:table-row table:style-name="ro1">
          <table:table-cell office:value-type="string" table:style-name="ce2">
            <text:p>Ok</text:p>
          </table:table-cell>
          <table:table-cell table:number-columns-repeated="16383"/>
        </table:table-row>
        <table:table-row table:style-name="ro1">
          <table:table-cell office:value-type="string" table:style-name="ce2">
            <text:p>mới nhận</text:p>
          </table:table-cell>
          <table:table-cell table:number-columns-repeated="16383"/>
        </table:table-row>
        <table:table-row table:style-name="ro1">
          <table:table-cell office:value-type="string" table:style-name="ce2">
            <text:p>dùng được</text:p>
          </table:table-cell>
          <table:table-cell table:number-columns-repeated="16383"/>
        </table:table-row>
        <table:table-row table:style-name="ro1">
          <table:table-cell office:value-type="string" table:style-name="ce2">
            <text:p>ok</text:p>
          </table:table-cell>
          <table:table-cell table:number-columns-repeated="16383"/>
        </table:table-row>
        <table:table-row table:style-name="ro1">
          <table:table-cell office:value-type="string" table:style-name="ce2">
            <text:p>tôi không biết lý do gì, nhưng kq test tốc độ đọc ghi của ổ cứng tôi nhận được chỉ khoảng 280mb/s, có làm lại 2 lần kết quả vẫn vậy? trong khi tốc độ giới thiệu là 400-500mb/s và một số bạn review tốc độ họ test được cũng tầm 380mb/s? test bằng AS SSD thậm chí tốc độ còn tệ hơn? <text:s/>nếu thực sự tốc độ đọc của ổ tôi bị chậm, thì xin hổ trợ đổi lại. cảm ơn Tiki</text:p>
          </table:table-cell>
          <table:table-cell table:number-columns-repeated="16383"/>
        </table:table-row>
        <table:table-row table:style-name="ro1">
          <table:table-cell office:value-type="string" table:style-name="ce2">
            <text:p>Sản phẩm chất lượng tốt, như miêu tả, lắp vào máy chạy mượt hơn. Giao hàng nhanh, sau 1 ngày đặt đã nhận được hàng rùi. Nhưng phải nói đóng gói hàng của shop không tốt, sản phẩm điện tử mà không có bọc đệm, hộp thì lớn, rung lắc khi vận chuyển có thể lm ảnh hưởng tới sản phẩm.</text:p>
          </table:table-cell>
          <table:table-cell table:number-columns-repeated="16383"/>
        </table:table-row>
        <table:table-row table:style-name="ro1">
          <table:table-cell office:value-type="string" table:style-name="ce2">
            <text:p>Hàng giao rất nhanh. Đặt 08/04/2020 đến 09/04/2020 đã nhận được hàng. Mình mua của tiki trading. Nhưng sản phẩm chỉ có mỗi ổ cứng không có giấy tờ bảo hành gì kèm theo không biết shop quên hay gì, chất lượng thì mình chưa lắp kiểm tra nên chưa có đánh giá</text:p>
          </table:table-cell>
          <table:table-cell table:number-columns-repeated="16383"/>
        </table:table-row>
        <table:table-row table:style-name="ro1">
          <table:table-cell office:value-type="string" table:style-name="ce2">
            <text:p>Giao hàng hơi lâu, đóng gói sản phẩm cẩn thận, hàng giống như mô tả, tem phiếu đầy đủ, độ bền và chất lượng phải sử dụng mới đánh giá được. Sản phẩm đáng mua</text:p>
          </table:table-cell>
          <table:table-cell table:number-columns-repeated="16383"/>
        </table:table-row>
        <table:table-row table:style-name="ro1">
          <table:table-cell office:value-type="string" table:style-name="ce2">
            <text:p>Sản phẩm khá tốt trong tầm giá. Tuy nhiên mình RẤT KHÔNG HÀI LÒNG về việc giao hàng. Khi đặt Tiki đã thông báo rõ KHÔNG giao vào T7, CN, vậy mà sáng chủ nhật đã gọi mình nhận. Đồng ý là giao nhanh, nhưng nếu giao vào CN thì thông báo KHÔNG giao T7, CN để làm gì?</text:p>
          </table:table-cell>
          <table:table-cell table:number-columns-repeated="16383"/>
        </table:table-row>
        <table:table-row table:style-name="ro1">
          <table:table-cell office:value-type="string" table:style-name="ce2">
            <text:p>Xài oke</text:p>
          </table:table-cell>
          <table:table-cell table:number-columns-repeated="16383"/>
        </table:table-row>
        <table:table-row table:style-name="ro1">
          <table:table-cell office:value-type="string" table:style-name="ce2">
            <text:p>Nhận hàng sớm hơn dự kiến, ổ cứng chạy nhanh. Tốc độ đọc ghi &gt; 300mb/s. Khởi động win nhanh hơn hẳn. Chờ xem ổ cứng có bền nữa không thôi. P/s: Mua về thấy cái phần bọc ngoài bị rách ra chả biết có phải hàng dùng rồi không :v</text:p>
          </table:table-cell>
          <table:table-cell table:number-columns-repeated="16383"/>
        </table:table-row>
        <table:table-row table:style-name="ro1">
          <table:table-cell office:value-type="string" table:style-name="ce2">
            <text:p>Giao hàng nhanh. Có dán tem bảo hành. Đóng gói sơ sài, mỗi ổ cứng bỏ trong cái hộp. Không quấn đệm xốp.</text:p>
          </table:table-cell>
          <table:table-cell table:number-columns-repeated="16383"/>
        </table:table-row>
        <table:table-row table:style-name="ro1">
          <table:table-cell office:value-type="string" table:style-name="ce2">
            <text:p>Giao nhanh chưa tới 1h đồng hồ, ổ mỏng rất nhẹ chất lượng thì phải dùng mới biết, chỉ bị cái là đóng gói chả quấn chống sốc gì cả</text:p>
          </table:table-cell>
          <table:table-cell table:number-columns-repeated="16383"/>
        </table:table-row>
        <table:table-row table:style-name="ro1">
          <table:table-cell office:value-type="string" table:style-name="ce2">
            <text:p>Mình đã mua sản phẩm khi tiến hành cho ổ đĩa vào máy tính thì nó chưa hiện ổ đĩa cứng lên sau khi tiến hành cài đặt thì nó mới nhận tức là ổ đĩa vẫn còn mới chưa hề sử dụng. Sản phẩm tốt</text:p>
          </table:table-cell>
          <table:table-cell table:number-columns-repeated="16383"/>
        </table:table-row>
        <table:table-row table:style-name="ro1">
          <table:table-cell office:value-type="string" table:style-name="ce2">
            <text:p>Tiki giao nhanh, đóng gói cẩn thận, tra thông tin đúng sản phẩm chính hãng,. Tuy nhiên không có hóa đơn, không có bảo hành SP, tốc độ kiểm tra bằng phần mềm không đạt như công bố nhà sản xuất.</text:p>
          </table:table-cell>
          <table:table-cell table:number-columns-repeated="16383"/>
        </table:table-row>
        <table:table-row table:style-name="ro1">
          <table:table-cell office:value-type="string" table:style-name="ce2">
            <text:p>Chất lượng sản phẩm khá ok, đóng gói hàng cẩn thận</text:p>
          </table:table-cell>
          <table:table-cell table:number-columns-repeated="16383"/>
        </table:table-row>
        <table:table-row table:style-name="ro1">
          <table:table-cell office:value-type="string" table:style-name="ce2">
            <text:p>Sản phẩm đã bị bóc ra. Tuy nhiên, gắn vào là nhận ngay, ghost win7 chạy phà phà. Cảm nhận thấy ưng ý. Sản phẩm nhỏ gọn chắc chắn. Chất liệu ok</text:p>
          </table:table-cell>
          <table:table-cell table:number-columns-repeated="16383"/>
        </table:table-row>
        <table:table-row table:style-name="ro1">
          <table:table-cell office:value-type="string" table:style-name="ce2">
            <text:p>Sản phẩm tốt, giao hàng nhanh nhưng đóng gói không ổn. Hộp to đùng mà không chèn xốp.</text:p>
          </table:table-cell>
          <table:table-cell table:number-columns-repeated="16383"/>
        </table:table-row>
        <table:table-row table:style-name="ro1">
          <table:table-cell office:value-type="string" table:style-name="ce2">
            <text:p>Đối với thiết bị điện tử mà Tiki đóng gói tệ quá. Ổ cứng thì nhỏ mà hộp thì to trong khi không có miếng xốp cố định, rất dễ hư hỏng khi vận chuyển</text:p>
          </table:table-cell>
          <table:table-cell table:number-columns-repeated="16383"/>
        </table:table-row>
        <table:table-row table:style-name="ro1">
          <table:table-cell office:value-type="string" table:style-name="ce2">
            <text:p>Hài lòng về chất lượng, lẽ ra cho 5 sao nhưng trừ lại 1 sao do giao hàng chậm hơn dự kiến gần một tuần. <text:s/>Hy vọng sớm khắc phục</text:p>
          </table:table-cell>
          <table:table-cell table:number-columns-repeated="16383"/>
        </table:table-row>
        <table:table-row table:style-name="ro1">
          <table:table-cell office:value-type="string" table:style-name="ce2">
            <text:p>Ổ cứng mới chính hãng, tốc độ nhanh đúng như quảng cáo, đã check bằng phân mềm của kingston. Mỗi tội ổ lúc giao đã bị bóc ra, không rõ là vì sao</text:p>
          </table:table-cell>
          <table:table-cell table:number-columns-repeated="16383"/>
        </table:table-row>
        <table:table-row table:style-name="ro1">
          <table:table-cell office:value-type="string" table:style-name="ce2">
            <text:p>mình mua ổ cứng ssd của 1 số hãng khác. ổ ssd A400 sau khi lắp vào máy báo chỉ có 111GB. Không đúng với mô tả.Hơi thất vọng</text:p>
          </table:table-cell>
          <table:table-cell table:number-columns-repeated="16383"/>
        </table:table-row>
        <table:table-row table:style-name="ro1">
          <table:table-cell office:value-type="string" table:style-name="ce2">
            <text:p>Lần đầu dùng để dữ liệu thì khá tốt, còn cài win lên nó thì do máy mình đời 2014 nên mò gần mấy tiếng mới cài được</text:p>
          </table:table-cell>
          <table:table-cell table:number-columns-repeated="16383"/>
        </table:table-row>
        <table:table-row table:style-name="ro1">
          <table:table-cell office:value-type="string" table:style-name="ce2">
            <text:p>Đóng gói sản phẩm kĩ, hàng đang xài ổn định, không gặp vấn đề gì. có rạch bao bì để dán tem bảo hành</text:p>
          </table:table-cell>
          <table:table-cell table:number-columns-repeated="16383"/>
        </table:table-row>
        <table:table-row table:style-name="ro1">
          <table:table-cell office:value-type="string" table:style-name="ce2">
            <text:p>ssd chạy nhanh hơn ổ hdd cũ của mình, <text:s/>phù hợp giá cả. <text:s/>độ bền thì phải chờ thời gian</text:p>
          </table:table-cell>
          <table:table-cell table:number-columns-repeated="16383"/>
        </table:table-row>
        <table:table-row table:style-name="ro1">
          <table:table-cell office:value-type="string" table:style-name="ce2">
            <text:p>Sản phẩm tốt trong tầm giá. Hài lòng với sản phẩm. giao hàng đúng hẹn.</text:p>
          </table:table-cell>
          <table:table-cell table:number-columns-repeated="16383"/>
        </table:table-row>
        <table:table-row table:style-name="ro1">
          <table:table-cell office:value-type="string" table:style-name="ce2">
            <text:p>Tốc độ truy suất dữ liệu nhanh hơn ổ SSD cũ đã xài. và hy vọng rằng sp thật sự sẽ dùng được đến hết hạn bảo hành</text:p>
          </table:table-cell>
          <table:table-cell table:number-columns-repeated="16383"/>
        </table:table-row>
        <table:table-row table:style-name="ro1">
          <table:table-cell office:value-type="string" table:style-name="ce2">
            <text:p>Đóng gói tạm chấp nhận, chưa dùng nên chưa biết ntn.</text:p>
          </table:table-cell>
          <table:table-cell table:number-columns-repeated="16383"/>
        </table:table-row>
        <table:table-row table:style-name="ro1">
          <table:table-cell office:value-type="string" table:style-name="ce2">
            <text:p>Tốc độ máy tính được cải thiện đáng kể sau khi thay thế từ ổ HDD sang ổ SSD này.</text:p>
          </table:table-cell>
          <table:table-cell table:number-columns-repeated="16383"/>
        </table:table-row>
        <table:table-row table:style-name="ro1">
          <table:table-cell office:value-type="string" table:style-name="ce2">
            <text:p>Mình đang dùng sản phẩm ổ cứng SSD này, thấy chất lượng có thể chấp nhận được. Chạy benchmark ra kết quả cũng tốt.</text:p>
          </table:table-cell>
          <table:table-cell table:number-columns-repeated="16383"/>
        </table:table-row>
        <table:table-row table:style-name="ro1">
          <table:table-cell office:value-type="string" table:style-name="ce2">
            <text:p>có tem bảo hành, sản phẩm mới nhưng gói hàng thiếu chống sốc, <text:s/>mong tiki xem xét lại</text:p>
          </table:table-cell>
          <table:table-cell table:number-columns-repeated="16383"/>
        </table:table-row>
        <table:table-row table:style-name="ro1">
          <table:table-cell office:value-type="string" table:style-name="ce2">
            <text:p>Nâng cấp ổ cứng HDD trong 1 laptop cũ. Để đọc báo và tin tức trên mạng vẫn ổn sau vài tháng sử dụng.</text:p>
          </table:table-cell>
          <table:table-cell table:number-columns-repeated="16383"/>
        </table:table-row>
        <table:table-row table:style-name="ro1">
          <table:table-cell office:value-type="string" table:style-name="ce2">
            <text:p>Giao hàng nhanh, đóng gói cẩn thận còn chất lượng thì chưa thể kiểm chứng được, do mình chưa có sài</text:p>
          </table:table-cell>
          <table:table-cell table:number-columns-repeated="16383"/>
        </table:table-row>
        <table:table-row table:style-name="ro1">
          <table:table-cell office:value-type="string" table:style-name="ce2">
            <text:p>sản phẩm đúng với mô tả, shop cần ghi rõ thông tin bảo hành của sản phầm khi giớ thiệu</text:p>
          </table:table-cell>
          <table:table-cell table:number-columns-repeated="16383"/>
        </table:table-row>
        <table:table-row table:style-name="ro1">
          <table:table-cell office:value-type="string" table:style-name="ce2">
            <text:p>lúc nhận được hàng hơi trầy xước tí có thể do shop lấy ra dán tem bảo hành</text:p>
          </table:table-cell>
          <table:table-cell table:number-columns-repeated="16383"/>
        </table:table-row>
        <table:table-row table:style-name="ro1">
          <table:table-cell office:value-type="string" table:style-name="ce2">
            <text:p>sp dùng ổn, mới dùng nên cũng chưa nx về độ bền, tốc độ tốt, cải thiện đáng kể con lap cũ của mình</text:p>
          </table:table-cell>
          <table:table-cell table:number-columns-repeated="16383"/>
        </table:table-row>
        <table:table-row table:style-name="ro1">
          <table:table-cell office:value-type="string" table:style-name="ce2">
            <text:p>cho hỏi mình mua về text tốc độ không 60MB thì chính sách đổi trả làm sao</text:p>
          </table:table-cell>
          <table:table-cell table:number-columns-repeated="16383"/>
        </table:table-row>
        <table:table-row table:style-name="ro1">
          <table:table-cell office:value-type="string" table:style-name="ce2">
            <text:p>Giao hàng rất lâu, tốc độ thì cũng chỉ ở mức khá chứ chưa gọi là nhanh</text:p>
          </table:table-cell>
          <table:table-cell table:number-columns-repeated="16383"/>
        </table:table-row>
        <table:table-row table:style-name="ro1">
          <table:table-cell office:value-type="string" table:style-name="ce2">
            <text:p>ok tốt,hàng chuẩn, giao hàng và đóng gói cẩn thận</text:p>
          </table:table-cell>
          <table:table-cell table:number-columns-repeated="16383"/>
        </table:table-row>
        <table:table-row table:style-name="ro1">
          <table:table-cell office:value-type="string" table:style-name="ce2">
            <text:p>Hiện tại ổ cứng dùng tốt. Đóng gói không tốt lắm. Không có chống sốc.</text:p>
          </table:table-cell>
          <table:table-cell table:number-columns-repeated="16383"/>
        </table:table-row>
        <table:table-row table:style-name="ro1">
          <table:table-cell office:value-type="string" table:style-name="ce2">
            <text:p>Giao hàng đúng hẹn, đúng hàng hóa giới thiệu, chất lượng của Kingston khá an tâm.</text:p>
          </table:table-cell>
          <table:table-cell table:number-columns-repeated="16383"/>
        </table:table-row>
        <table:table-row table:style-name="ro1">
          <table:table-cell office:value-type="string" table:style-name="ce2">
            <text:p>Kiểm tra hàng mới chính hãng 100%, tốc độ đáp ứng tốt. Mong sẽ bền theo năm tháng ^^</text:p>
          </table:table-cell>
          <table:table-cell table:number-columns-repeated="16383"/>
        </table:table-row>
        <table:table-row table:style-name="ro1">
          <table:table-cell office:value-type="string" table:style-name="ce2">
            <text:p>Ok luôn. Lắp vào đã nhận. Giao hàng khá nhanh</text:p>
          </table:table-cell>
          <table:table-cell table:number-columns-repeated="16383"/>
        </table:table-row>
        <table:table-row table:style-name="ro1">
          <table:table-cell office:value-type="string" table:style-name="ce2">
            <text:p>Shop bao hành 12 tháng không phải 36th à shop</text:p>
          </table:table-cell>
          <table:table-cell table:number-columns-repeated="16383"/>
        </table:table-row>
        <table:table-row table:style-name="ro1">
          <table:table-cell office:value-type="string" table:style-name="ce2">
            <text:p>Giá tốt, hiệu năng ổn, trải nghiệm khác biệt hẳn so với HDD</text:p>
          </table:table-cell>
          <table:table-cell table:number-columns-repeated="16383"/>
        </table:table-row>
        <table:table-row table:style-name="ro1">
          <table:table-cell office:value-type="string" table:style-name="ce2">
            <text:p>Mình mua của thế giới điện máy shop. Sản phẩm okie, hoạt động ổn. Tuy nhiên khi kết nối với điện thoại của mình thì thiết bị đã được ghép đôi với máy khác từ trước, mình không được active máy. Không biết đây là chính sách bán hàng của bên thegioidienmayshop có phải không nữa?</text:p>
          </table:table-cell>
          <table:table-cell table:number-columns-repeated="16383"/>
        </table:table-row>
        <table:table-row table:style-name="ro1">
          <table:table-cell office:value-type="string" table:style-name="ce2">
            <text:p>Tốc độ cải thiện đáng kể , máy mình cài win 7 xong khởi động 10 giây</text:p>
          </table:table-cell>
          <table:table-cell table:number-columns-repeated="16383"/>
        </table:table-row>
        <table:table-row table:style-name="ro1">
          <table:table-cell office:value-type="string" table:style-name="ce2">
            <text:p>Sản phẩm dùng khá ok, tốc độ ổn, đóng gói cẩn thận, giao hàng nhanh</text:p>
          </table:table-cell>
          <table:table-cell table:number-columns-repeated="16383"/>
        </table:table-row>
        <table:table-row table:style-name="ro1">
          <table:table-cell office:value-type="string" table:style-name="ce2">
            <text:p>Hài lòng với sản phẩm. Đóng gói cẩn thận giao hàng nhanh chóng</text:p>
          </table:table-cell>
          <table:table-cell table:number-columns-repeated="16383"/>
        </table:table-row>
        <table:table-row table:style-name="ro1">
          <table:table-cell office:value-type="string" table:style-name="ce2">
            <text:p>Sản phẩm chính hãng spc. tốc độ ghi ổn. 300-400mb/s không biết thời gian lâu sẽ ra sao</text:p>
          </table:table-cell>
          <table:table-cell table:number-columns-repeated="16383"/>
        </table:table-row>
        <table:table-row table:style-name="ro1">
          <table:table-cell office:value-type="string" table:style-name="ce2">
            <text:p>Chất lương sp tốt không có bị va chạm tốc độ nhanh</text:p>
          </table:table-cell>
          <table:table-cell table:number-columns-repeated="16383"/>
        </table:table-row>
        <table:table-row table:style-name="ro1">
          <table:table-cell office:value-type="string" table:style-name="ce2">
            <text:p>tốc độ đọc ghi ổn định mà để xem thời gian sau nó như nào</text:p>
          </table:table-cell>
          <table:table-cell table:number-columns-repeated="16383"/>
        </table:table-row>
        <table:table-row table:style-name="ro1">
          <table:table-cell office:value-type="string" table:style-name="ce2">
            <text:p>Sản phẩm tốt. Chính hãng. Giao hành nhanh. Cói chung là hài lòng</text:p>
          </table:table-cell>
          <table:table-cell table:number-columns-repeated="16383"/>
        </table:table-row>
        <table:table-row table:style-name="ro1">
          <table:table-cell office:value-type="string" table:style-name="ce2">
            <text:p>Rất dễ sử dụng, gắn vào bung gót là ok</text:p>
          </table:table-cell>
          <table:table-cell table:number-columns-repeated="16383"/>
        </table:table-row>
        <table:table-row table:style-name="ro1">
          <table:table-cell office:value-type="string" table:style-name="ce2">
            <text:p>Hàng tốt nhưng đóng gói không bọc xốp. Cần đóng gói cẩn thận hơn nhé shop</text:p>
          </table:table-cell>
          <table:table-cell table:number-columns-repeated="16383"/>
        </table:table-row>
        <table:table-row table:style-name="ro1">
          <table:table-cell office:value-type="string" table:style-name="ce2">
            <text:p>Giao hàng nhanh hơn dự kiến , sử dụng rất tố, chưa thấy lỗi gì..</text:p>
          </table:table-cell>
          <table:table-cell table:number-columns-repeated="16383"/>
        </table:table-row>
        <table:table-row table:style-name="ro1">
          <table:table-cell office:value-type="string" table:style-name="ce2">
            <text:p>máy chay nhanh hơn lúc trước. đô bền chua biet.</text:p>
          </table:table-cell>
          <table:table-cell table:number-columns-repeated="16383"/>
        </table:table-row>
        <table:table-row table:style-name="ro1">
          <table:table-cell office:value-type="string" table:style-name="ce2">
            <text:p>Sản phẩm nhìn chắc chắn, sạc nhanh, <text:s/>nói chung là tốt. Có điều tiki giao hàng chậm quá, sử <text:s/>dụng tikinow giao hàng trong 2h, báo giao hàng lúc 13h mà 16h mới nhận được <text:s/>hàng.</text:p>
          </table:table-cell>
          <table:table-cell table:number-columns-repeated="16383"/>
        </table:table-row>
        <table:table-row table:style-name="ro1">
          <table:table-cell office:value-type="string" table:style-name="ce2">
            <text:p>Đối với một sản phẩm chỉ với 30k + 20k ship thì không thể đòi hỏi gì hơn về độ bền hay tốc độ sạc tuy ban đầu mua về thấy nó cx sang xịn mịn màu đẹp và sạc khá nhanh )</text:p>
          </table:table-cell>
          <table:table-cell table:number-columns-repeated="16383"/>
        </table:table-row>
        <table:table-row table:style-name="ro1">
          <table:table-cell office:value-type="string" table:style-name="ce2">
            <text:p>Sản phẩm tốt, nhưng chưa dùng lâu nên không biết có bền hay không</text:p>
          </table:table-cell>
          <table:table-cell table:number-columns-repeated="16383"/>
        </table:table-row>
        <table:table-row table:style-name="ro1">
          <table:table-cell office:value-type="string" table:style-name="ce2">
            <text:p>Dùng ổn, để thời gian test thêm</text:p>
          </table:table-cell>
          <table:table-cell table:number-columns-repeated="16383"/>
        </table:table-row>
        <table:table-row table:style-name="ro1">
          <table:table-cell office:value-type="string" table:style-name="ce2">
            <text:p>Chuyển phát nhanh, bọc cẩn thận, chuyên nghiệp. <text:s/>Chất lương gia công dây nhìn khá, thiết bị nhận ok tuy hiên có cảm giác sạc không nhanh như kỳ vọng.</text:p>
          </table:table-cell>
          <table:table-cell table:number-columns-repeated="16383"/>
        </table:table-row>
        <table:table-row table:style-name="ro1">
          <table:table-cell office:value-type="string" table:style-name="ce2">
            <text:p>Giao hàng nhanh (mới đặt hôm trước, hôm sau nhận hàng). Hàng giống hình, đóng gói đẹp, chất lượng để xài mới biết được.</text:p>
          </table:table-cell>
          <table:table-cell table:number-columns-repeated="16383"/>
        </table:table-row>
        <table:table-row table:style-name="ro1">
          <table:table-cell office:value-type="string" table:style-name="ce2">
            <text:p>Giá rẻ, khôn g bị báo phụ kiện không tương thích. Dây dù hơi nhỏ, mới dùng được hơn 10 ngày, bền hay không thì chưa dám nói.</text:p>
          </table:table-cell>
          <table:table-cell table:number-columns-repeated="16383"/>
        </table:table-row>
        <table:table-row table:style-name="ro1">
          <table:table-cell office:value-type="string" table:style-name="ce2">
            <text:p>Hàng đẹp như chưa thử nữa.</text:p>
          </table:table-cell>
          <table:table-cell table:number-columns-repeated="16383"/>
        </table:table-row>
        <table:table-row table:style-name="ro1">
          <table:table-cell office:value-type="string" table:style-name="ce2">
            <text:p>hơi nhỏ nhưng được cái có võ</text:p>
          </table:table-cell>
          <table:table-cell table:number-columns-repeated="16383"/>
        </table:table-row>
        <table:table-row table:style-name="ro1">
          <table:table-cell office:value-type="string" table:style-name="ce2">
            <text:p>Sau gần 2 tháng dùng, thì tình trạng ổn, nhanh hơn. Đáng tiền.</text:p>
          </table:table-cell>
          <table:table-cell table:number-columns-repeated="16383"/>
        </table:table-row>
        <table:table-row table:style-name="ro1">
          <table:table-cell office:value-type="string" table:style-name="ce2">
            <text:p>Hài lòng với sản phẩm đã mua, giao hàng nhanh chóng</text:p>
          </table:table-cell>
          <table:table-cell table:number-columns-repeated="16383"/>
        </table:table-row>
        <table:table-row table:style-name="ro1">
          <table:table-cell office:value-type="string" table:style-name="ce2">
            <text:p>Mình đặt hai chiếc sao shop không gửi cùng mà chia ra hai lần gửi mình tốn hai lần tiền ship, hazzzz</text:p>
          </table:table-cell>
          <table:table-cell table:number-columns-repeated="16383"/>
        </table:table-row>
        <table:table-row table:style-name="ro1">
          <table:table-cell office:value-type="string" table:style-name="ce2">
            <text:p>Hàng giao nhanh. Như hình ảnh. Chất lượng cơ bản còn chờ xem độ bền nữa. Đánh giá cao sản phẩm 5sao</text:p>
          </table:table-cell>
          <table:table-cell table:number-columns-repeated="16383"/>
        </table:table-row>
        <table:table-row table:style-name="ro1">
          <table:table-cell office:value-type="string" table:style-name="ce2">
            <text:p>Hàng đóng gói cẩn thận có hộp nhìn kung đẹp nhưng xài thì mới bik được độ bền của dây</text:p>
          </table:table-cell>
          <table:table-cell table:number-columns-repeated="16383"/>
        </table:table-row>
        <table:table-row table:style-name="ro1">
          <table:table-cell office:value-type="string" table:style-name="ce2">
            <text:p>ổn so với giá, nhanh hơn hdd cũ của mình rất nhiều</text:p>
          </table:table-cell>
          <table:table-cell table:number-columns-repeated="16383"/>
        </table:table-row>
        <table:table-row table:style-name="ro1">
          <table:table-cell office:value-type="string" table:style-name="ce2">
            <text:p>dùng khá oke, sạc nhanh, chưa biết dùng được lâu không, trừ 2 sao vì giao khá lâu nhé</text:p>
          </table:table-cell>
          <table:table-cell table:number-columns-repeated="16383"/>
        </table:table-row>
        <table:table-row table:style-name="ro1">
          <table:table-cell office:value-type="string" table:style-name="ce2">
            <text:p>Mình đã mua 2 cái đều dùng tốt, giá rẻ, giao hàng nhanh hơn dự kiến, cảm ơn TiKi</text:p>
          </table:table-cell>
          <table:table-cell table:number-columns-repeated="16383"/>
        </table:table-row>
        <table:table-row table:style-name="ro1">
          <table:table-cell office:value-type="string" table:style-name="ce2">
            <text:p>Đã dùng và thấy pin sạc ok còn được lâu hay không thì phải dùng thêm nữa mới biết được</text:p>
          </table:table-cell>
          <table:table-cell table:number-columns-repeated="16383"/>
        </table:table-row>
        <table:table-row table:style-name="ro1">
          <table:table-cell office:value-type="string" table:style-name="ce2">
            <text:p>sản phẩm chắc chắn,xài thấy ổn, còn có bền không thì xài lâu mới đánh giá được</text:p>
          </table:table-cell>
          <table:table-cell table:number-columns-repeated="16383"/>
        </table:table-row>
        <table:table-row table:style-name="ro1">
          <table:table-cell office:value-type="string" table:style-name="ce2">
            <text:p>sạc nhanh, mẫu mã đẹp , giá hợp túi tiền mặc dù không như hàng cao caap, nhưng ok</text:p>
          </table:table-cell>
          <table:table-cell table:number-columns-repeated="16383"/>
        </table:table-row>
        <table:table-row table:style-name="ro1">
          <table:table-cell office:value-type="string" table:style-name="ce2">
            <text:p>Hàng đẹp, đóng gói kỹ. Nhưng Sạc bình thường không nhanh so với QC</text:p>
          </table:table-cell>
          <table:table-cell table:number-columns-repeated="16383"/>
        </table:table-row>
        <table:table-row table:style-name="ro1">
          <table:table-cell office:value-type="string" table:style-name="ce2">
            <text:p>sac nhanh, hài lòng về sản phẩm</text:p>
          </table:table-cell>
          <table:table-cell table:number-columns-repeated="16383"/>
        </table:table-row>
        <table:table-row table:style-name="ro1">
          <table:table-cell office:value-type="string" table:style-name="ce2">
            <text:p>Dùng ổn , phù hợp với giá tiền<text:s/></text:p>
          </table:table-cell>
          <table:table-cell table:number-columns-repeated="16383"/>
        </table:table-row>
        <table:table-row table:style-name="ro1">
          <table:table-cell office:value-type="string" table:style-name="ce2">
            <text:p>Sản phẩm chất lượng như quảng cáo, sạc OK. Good !</text:p>
          </table:table-cell>
          <table:table-cell table:number-columns-repeated="16383"/>
        </table:table-row>
        <table:table-row table:style-name="ro1">
          <table:table-cell office:value-type="string" table:style-name="ce2">
            <text:p>Dây tốt. Chỉ có điều mua 4 dây mà giao toàn màu đen<text:s text:c="3"/></text:p>
          </table:table-cell>
          <table:table-cell table:number-columns-repeated="16383"/>
        </table:table-row>
        <table:table-row table:style-name="ro1">
          <table:table-cell office:value-type="string" table:style-name="ce2">
            <text:p>Sản phẩm này rất tốt hợp với mọi người sử dụng</text:p>
          </table:table-cell>
          <table:table-cell table:number-columns-repeated="16383"/>
        </table:table-row>
        <table:table-row table:style-name="ro1">
          <table:table-cell office:value-type="string" table:style-name="ce2">
            <text:p>Dây màu đen. Sạc nhanh, tốt. Highly recommend</text:p>
          </table:table-cell>
          <table:table-cell table:number-columns-repeated="16383"/>
        </table:table-row>
        <table:table-row table:style-name="ro1">
          <table:table-cell office:value-type="string" table:style-name="ce2">
            <text:p>Dang xu dung can thoi gian test thuc Tế nua hj</text:p>
          </table:table-cell>
          <table:table-cell table:number-columns-repeated="16383"/>
        </table:table-row>
        <table:table-row table:style-name="ro1">
          <table:table-cell office:value-type="string" table:style-name="ce2">
            <text:p>Nhìn vỏ họp đẹp, nhìn dây chawts chắn .. hoàn thiện tốt</text:p>
          </table:table-cell>
          <table:table-cell table:number-columns-repeated="16383"/>
        </table:table-row>
        <table:table-row table:style-name="ro1">
          <table:table-cell office:value-type="string" table:style-name="ce2">
            <text:p>Giao hàng nhanh, hàng chính hãng nên yên tâm. NV giao hàng vui tính, cởi mở, sẽ ủng hộ Tiki.</text:p>
          </table:table-cell>
          <table:table-cell table:number-columns-repeated="16383"/>
        </table:table-row>
        <table:table-row table:style-name="ro1">
          <table:table-cell office:value-type="string" table:style-name="ce2">
            <text:p>sản phẩm công nghệ mà không có bọc lớp xốp nào cả tiki nên đóng gói kĩ hơn</text:p>
          </table:table-cell>
          <table:table-cell table:number-columns-repeated="16383"/>
        </table:table-row>
        <table:table-row table:style-name="ro1">
          <table:table-cell office:value-type="string" table:style-name="ce2">
            <text:p>Ok chắc chắn. Bền không thì chưa biết. Mong lài Sài ok</text:p>
          </table:table-cell>
          <table:table-cell table:number-columns-repeated="16383"/>
        </table:table-row>
        <table:table-row table:style-name="ro1">
          <table:table-cell office:value-type="string" table:style-name="ce2">
            <text:p>Xài khá là ok ak, mình xài 5 tháng r vẫn không thấy hư</text:p>
          </table:table-cell>
          <table:table-cell table:number-columns-repeated="16383"/>
        </table:table-row>
        <table:table-row table:style-name="ro1">
          <table:table-cell office:value-type="string" table:style-name="ce2">
            <text:p>Cũng ok thích loại đỏ nhưng hàng zề màu đen</text:p>
          </table:table-cell>
          <table:table-cell table:number-columns-repeated="16383"/>
        </table:table-row>
        <table:table-row table:style-name="ro1">
          <table:table-cell office:value-type="string" table:style-name="ce2">
            <text:p>Hài lòng nhưng không được chọn màu nên cho 4*</text:p>
          </table:table-cell>
          <table:table-cell table:number-columns-repeated="16383"/>
        </table:table-row>
        <table:table-row table:style-name="ro1">
          <table:table-cell office:value-type="string" table:style-name="ce2">
            <text:p>Chất lượng tốt, cáp đẹp, sử dụng tốt</text:p>
          </table:table-cell>
          <table:table-cell table:number-columns-repeated="16383"/>
        </table:table-row>
        <table:table-row table:style-name="ro1">
          <table:table-cell office:value-type="string" table:style-name="ce2">
            <text:p>Ok dùng được 1 tháng chưa có hiện tượng hư</text:p>
          </table:table-cell>
          <table:table-cell table:number-columns-repeated="16383"/>
        </table:table-row>
        <table:table-row table:style-name="ro1">
          <table:table-cell office:value-type="string" table:style-name="ce2">
            <text:p>Dây hơi ngắn kể dài hơn 10cm thì ok</text:p>
          </table:table-cell>
          <table:table-cell table:number-columns-repeated="16383"/>
        </table:table-row>
        <table:table-row table:style-name="ro1">
          <table:table-cell office:value-type="string" table:style-name="ce2">
            <text:p>chất lượng tạm ổn. dùng thấy ok</text:p>
          </table:table-cell>
          <table:table-cell table:number-columns-repeated="16383"/>
        </table:table-row>
        <table:table-row table:style-name="ro1">
          <table:table-cell office:value-type="string" table:style-name="ce2">
            <text:p>Tốt</text:p>
          </table:table-cell>
          <table:table-cell table:number-columns-repeated="16383"/>
        </table:table-row>
        <table:table-row table:style-name="ro1">
          <table:table-cell office:value-type="string" table:style-name="ce2">
            <text:p>day sac thi ok nhung sai khong biet duoc bao lau .</text:p>
          </table:table-cell>
          <table:table-cell table:number-columns-repeated="16383"/>
        </table:table-row>
        <table:table-row table:style-name="ro1">
          <table:table-cell office:value-type="string" table:style-name="ce2">
            <text:p>Nghe tốt rất ưng ý màu sắc đẹp.</text:p>
          </table:table-cell>
          <table:table-cell table:number-columns-repeated="16383"/>
        </table:table-row>
        <table:table-row table:style-name="ro1">
          <table:table-cell office:value-type="string" table:style-name="ce2">
            <text:p>Bọc đẹp giao nhanh đồ dùng tốt</text:p>
          </table:table-cell>
          <table:table-cell table:number-columns-repeated="16383"/>
        </table:table-row>
        <table:table-row table:style-name="ro1">
          <table:table-cell office:value-type="string" table:style-name="ce2">
            <text:p>Sạc tốt. Chất liệu dây ok lắm .</text:p>
          </table:table-cell>
          <table:table-cell table:number-columns-repeated="16383"/>
        </table:table-row>
        <table:table-row table:style-name="ro1">
          <table:table-cell office:value-type="string" table:style-name="ce2">
            <text:p>Sản phẩm Dùng tương đối tốt</text:p>
          </table:table-cell>
          <table:table-cell table:number-columns-repeated="16383"/>
        </table:table-row>
        <table:table-row table:style-name="ro1">
          <table:table-cell office:value-type="string" table:style-name="ce2">
            <text:p>Cũng được. Hợp với giá cả</text:p>
          </table:table-cell>
          <table:table-cell table:number-columns-repeated="16383"/>
        </table:table-row>
        <table:table-row table:style-name="ro1">
          <table:table-cell office:value-type="string" table:style-name="ce2">
            <text:p>San pham nhu hinh shop Cam thay hai long</text:p>
          </table:table-cell>
          <table:table-cell table:number-columns-repeated="16383"/>
        </table:table-row>
        <table:table-row table:style-name="ro1">
          <table:table-cell office:value-type="string" table:style-name="ce2">
            <text:p>Máy nguyên hộp! Hàng đúng hãng! Vận chuyển ký nhận xác nhận chính chủ! Khâu đóng gói nên sd bubble wrap để bọc lại sẽ tốt hơn là lót lớp giấy giữa 2 thùng carton. Đang cài đặt và test máy!</text:p>
          </table:table-cell>
          <table:table-cell table:number-columns-repeated="16383"/>
        </table:table-row>
        <table:table-row table:style-name="ro1">
          <table:table-cell office:value-type="string" table:style-name="ce2">
            <text:p>Hàng giao nhanh, đúng mã nhưng bị lỗi chấm trắng ở màn hình. <text:s/>Tuy nhiên không thấy tiki xuất hoá đơn bán hàng để sau này còn đi bảo hành nếu có vấn đề(có xuất hoá đơn VAT)</text:p>
          </table:table-cell>
          <table:table-cell table:number-columns-repeated="16383"/>
        </table:table-row>
        <table:table-row table:style-name="ro1">
          <table:table-cell office:value-type="string" table:style-name="ce2">
            <text:p>nói chung là ổn, cũng rất tinh tưởng tiki và mong tiki sẽ luôn giữ vững uy tính như thế này!</text:p>
          </table:table-cell>
          <table:table-cell table:number-columns-repeated="16383"/>
        </table:table-row>
        <table:table-row table:style-name="ro1">
          <table:table-cell office:value-type="string" table:style-name="ce2">
            <text:p>Chất lượng tốt hơn mong đợi</text:p>
          </table:table-cell>
          <table:table-cell table:number-columns-repeated="16383"/>
        </table:table-row>
        <table:table-row table:style-name="ro1">
          <table:table-cell office:value-type="string" table:style-name="ce2">
            <text:p>Sạc nhanh mỗi tội dây ngắn</text:p>
          </table:table-cell>
          <table:table-cell table:number-columns-repeated="16383"/>
        </table:table-row>
        <table:table-row table:style-name="ro1">
          <table:table-cell office:value-type="string" table:style-name="ce2">
            <text:p>Chất lượng ok với giá thành</text:p>
          </table:table-cell>
          <table:table-cell table:number-columns-repeated="16383"/>
        </table:table-row>
        <table:table-row table:style-name="ro1">
          <table:table-cell office:value-type="string" table:style-name="ce2">
            <text:p>Giao hang kha nhanh so vs lich</text:p>
          </table:table-cell>
          <table:table-cell table:number-columns-repeated="16383"/>
        </table:table-row>
        <table:table-row table:style-name="ro1">
          <table:table-cell office:value-type="string" table:style-name="ce2">
            <text:p>Hàng dùng tốt giao nhanh .</text:p>
          </table:table-cell>
          <table:table-cell table:number-columns-repeated="16383"/>
        </table:table-row>
        <table:table-row table:style-name="ro1">
          <table:table-cell office:value-type="string" table:style-name="ce2">
            <text:p>Hàng giao nhanh, nguyên seal. Giá vẫn chưa tốt nhất thị trường nhưng vẫn ủng hộ Tiki.</text:p>
          </table:table-cell>
          <table:table-cell table:number-columns-repeated="16383"/>
        </table:table-row>
        <table:table-row table:style-name="ro1">
          <table:table-cell office:value-type="string" table:style-name="ce2">
            <text:p>Ok được</text:p>
          </table:table-cell>
          <table:table-cell table:number-columns-repeated="16383"/>
        </table:table-row>
        <table:table-row table:style-name="ro1">
          <table:table-cell office:value-type="string" table:style-name="ce2">
            <text:p>tạm được</text:p>
          </table:table-cell>
          <table:table-cell table:number-columns-repeated="16383"/>
        </table:table-row>
        <table:table-row table:style-name="ro1">
          <table:table-cell office:value-type="string" table:style-name="ce2">
            <text:p>Hàng đóng gói rat cẩn thận</text:p>
          </table:table-cell>
          <table:table-cell table:number-columns-repeated="16383"/>
        </table:table-row>
        <table:table-row table:style-name="ro1">
          <table:table-cell office:value-type="string" table:style-name="ce2">
            <text:p>sản phẩm được làm bằng chất liệu khá tốt, dây bền và xài được lâu</text:p>
          </table:table-cell>
          <table:table-cell table:number-columns-repeated="16383"/>
        </table:table-row>
        <table:table-row table:style-name="ro1">
          <table:table-cell office:value-type="string" table:style-name="ce2">
            <text:p>Thiết kế đẹp. Dây dài. Tuy nhiên click khá nặng, độ nhạy trung bình. Dùng cho những tác vụ cơ bản thôi. K phù hợp cho những bạn học và làm đồ họa hay đấu game...</text:p>
          </table:table-cell>
          <table:table-cell table:number-columns-repeated="16383"/>
        </table:table-row>
        <table:table-row table:style-name="ro1">
          <table:table-cell office:value-type="string" table:style-name="ce2">
            <text:p>Chuột dùng tương đối ổn đối với dân văn phòng, những người không đòi hỏi quá nhiều cho một em chuột máy. Điểm trừ là cảm giác click không nhanh, cảm giác hơi nặng, tiếng click phát ra lớn chứ không hề nhỏ nhẹ nha.</text:p>
          </table:table-cell>
          <table:table-cell table:number-columns-repeated="16383"/>
        </table:table-row>
        <table:table-row table:style-name="ro1">
          <table:table-cell office:value-type="string" table:style-name="ce2">
            <text:p>Sản phẩm tốt so với giá bán, người sử dụng với những tác vụ đơn giản, tuy nhiên khối lượng chuột khá nhẹ làm cảm giác tay khi di chuyển chuột đơn điệu, và khi chơi game phổ thông chuột sử dụng chuột là chính thì vẫn chưa đáp ứng được</text:p>
          </table:table-cell>
          <table:table-cell table:number-columns-repeated="16383"/>
        </table:table-row>
        <table:table-row table:style-name="ro1">
          <table:table-cell office:value-type="string" table:style-name="ce2">
            <text:p>Khá hài lòng, mỗi tội khi nhận hàng mình thấy con lăn chuột hơi bẩn, chắc tại do con lăn bám bụi, có đầy đủ tem bảo hành.</text:p>
          </table:table-cell>
          <table:table-cell table:number-columns-repeated="16383"/>
        </table:table-row>
        <table:table-row table:style-name="ro1">
          <table:table-cell office:value-type="string" table:style-name="ce2">
            <text:p>chuột xài được , phù hợp với văn phòng và chơi game nhẹ Mẫu mã nhìn đẹp. Hàng này có khả năng fake ( vì giá chính hãng không rẻ thế được)</text:p>
          </table:table-cell>
          <table:table-cell table:number-columns-repeated="16383"/>
        </table:table-row>
        <table:table-row table:style-name="ro1">
          <table:table-cell office:value-type="string" table:style-name="ce2">
            <text:p>Chất lượng thì cũng chưa rõ nhưng lần này Tiki giao hàng lâu hơn mọi lần. Một tuần mới nhận được nên mình trừ đi 1 sao.</text:p>
          </table:table-cell>
          <table:table-cell table:number-columns-repeated="16383"/>
        </table:table-row>
        <table:table-row table:style-name="ro1">
          <table:table-cell office:value-type="string" table:style-name="ce2">
            <text:p>Chuột xài lúc đầu còn hơi cứng, nhưng về sau thì êm. So với giá tiền bỏ ra thì ok các bạn có thể cân nhắc để mua.</text:p>
          </table:table-cell>
          <table:table-cell table:number-columns-repeated="16383"/>
        </table:table-row>
        <table:table-row table:style-name="ro1">
          <table:table-cell office:value-type="string" table:style-name="ce2">
            <text:p>chuột hoàn thiện khá tốt, hoạt động hoàn hảo, chỉ có điều khi click chuột trái-phải hơi cứng khi mới mua về, nhưng có lẽ sẽ được cải thiện sau một khoản thời gian sử dụng.</text:p>
          </table:table-cell>
          <table:table-cell table:number-columns-repeated="16383"/>
        </table:table-row>
        <table:table-row table:style-name="ro1">
          <table:table-cell office:value-type="string" table:style-name="ce2">
            <text:p>Nhận hàng nhanh, hàng nguyên vẹn không lỗi. Xài được 1 thời gian rồi vẫn tốt. Cũng có nhiều người hỏi mua. Với giá sale 99k thì sản phẩm như này là ok rồi!</text:p>
          </table:table-cell>
          <table:table-cell table:number-columns-repeated="16383"/>
        </table:table-row>
        <table:table-row table:style-name="ro1">
          <table:table-cell office:value-type="string" table:style-name="ce2">
            <text:p>Nhấn chuột phải nhấn mạnh. Người nao làm văn phòng click chuột cả ngày thì mua loại khác có lẽ hợp lý hơn.</text:p>
          </table:table-cell>
          <table:table-cell table:number-columns-repeated="16383"/>
        </table:table-row>
        <table:table-row table:style-name="ro1">
          <table:table-cell office:value-type="string" table:style-name="ce2">
            <text:p>Chuột Có Dây Dell MS116 (Đen) - Hàng Chính Hãng dùng tốt trong tầm giá. lâu dài mới biết có bền không.</text:p>
          </table:table-cell>
          <table:table-cell table:number-columns-repeated="16383"/>
        </table:table-row>
        <table:table-row table:style-name="ro1">
          <table:table-cell office:value-type="string" table:style-name="ce2">
            <text:p>Mình mua 02 cái, mới test 01 cái, thấy tốc độ đọc thấp chỉ khoảng 83 MB/s, được cái tốc độ ghi thì cao hơn khoảng 27 MB/s. Hài lòng về chế độ bảo hành 10 năm. Dưới đây là 02 hình ảnh test. Mình dùng thẻ cho vào vỏ và cắm vào cổng SD của máy tính để test.</text:p>
          </table:table-cell>
          <table:table-cell table:number-columns-repeated="16383"/>
        </table:table-row>
        <table:table-row table:style-name="ro1">
          <table:table-cell office:value-type="string" table:style-name="ce2">
            <text:p>Giao hàng nhanh, nhưng hàng thực tế không nguyên bản, cắt mở ở dưới, có thể nhà nhập khẩu dán tem bảo hành hay làm gì đó, cần lời giải thích... Thẻ dùng hiện tại chưa có vấn đề gì... giá cả hợp lý Cám ơn tiki</text:p>
          </table:table-cell>
          <table:table-cell table:number-columns-repeated="16383"/>
        </table:table-row>
        <table:table-row table:style-name="ro1">
          <table:table-cell office:value-type="string" table:style-name="ce2">
            <text:p>dịch vụ tốt. Sản phẩm mới dùng, chưa có phát sinh trục trặc nên chưa thể nói gì!</text:p>
          </table:table-cell>
          <table:table-cell table:number-columns-repeated="16383"/>
        </table:table-row>
        <table:table-row table:style-name="ro1">
          <table:table-cell office:value-type="string" table:style-name="ce2">
            <text:p>Vì hệ thống đánh giá của tiki thấy khó nên lười dùng đến cả năm mới đánh giá, sp ok giá cả tốt</text:p>
          </table:table-cell>
          <table:table-cell table:number-columns-repeated="16383"/>
        </table:table-row>
        <table:table-row table:style-name="ro1">
          <table:table-cell office:value-type="string" table:style-name="ce2">
            <text:p>Shop phục vụ chu đáo giao đúng ngày</text:p>
          </table:table-cell>
          <table:table-cell table:number-columns-repeated="16383"/>
        </table:table-row>
        <table:table-row table:style-name="ro1">
          <table:table-cell office:value-type="string" table:style-name="ce2">
            <text:p>Hộp hơi nhăn. Chắc do vận chuyển. Chuột thì tốt. Tạm thời chấm về mẫu mã. Cho 4*, nếu 3 tháng sau chuột còn tốt lên 5*</text:p>
          </table:table-cell>
          <table:table-cell table:number-columns-repeated="16383"/>
        </table:table-row>
        <table:table-row table:style-name="ro1">
          <table:table-cell office:value-type="string" table:style-name="ce2">
            <text:p>Mới dùng nên chưa biết bền không, nhìn chung là ổn định. Chuột trái bấm chưa thật sự nhạy lắm nhưng khó có thể đòi hỏi cao hơn.</text:p>
          </table:table-cell>
          <table:table-cell table:number-columns-repeated="16383"/>
        </table:table-row>
        <table:table-row table:style-name="ro1">
          <table:table-cell office:value-type="string" table:style-name="ce2">
            <text:p>Chuột nhạy đúng nhu cầu, bấm hơi cứng tay, ai thích tiếng kêu click click thì phù hợp, còn với mình thì hơi ồn.</text:p>
          </table:table-cell>
          <table:table-cell table:number-columns-repeated="16383"/>
        </table:table-row>
        <table:table-row table:style-name="ro1">
          <table:table-cell office:value-type="string" table:style-name="ce2">
            <text:p>Với giá thành này chất lượng rất ổn. Buồn là vừa mua hồi cuối tuần trước 90k hôm nay lên viết review thấy còn 84k. Mất vui trừ 1 sao.</text:p>
          </table:table-cell>
          <table:table-cell table:number-columns-repeated="16383"/>
        </table:table-row>
        <table:table-row table:style-name="ro1">
          <table:table-cell office:value-type="string" table:style-name="ce2">
            <text:p>chuột tốt nhưng hơi nhẹ k được đầm tay sử dụng thì khó ok với giá đó thì quá tốt r</text:p>
          </table:table-cell>
          <table:table-cell table:number-columns-repeated="16383"/>
        </table:table-row>
        <table:table-row table:style-name="ro1">
          <table:table-cell office:value-type="string" table:style-name="ce2">
            <text:p>Nhận hàng test ok Tem đổi màu fpt. chất lượng qua thời gian kiểm chứng, phím bấm nhạy.</text:p>
          </table:table-cell>
          <table:table-cell table:number-columns-repeated="16383"/>
        </table:table-row>
        <table:table-row table:style-name="ro1">
          <table:table-cell office:value-type="string" table:style-name="ce2">
            <text:p>sản phẩm tốt, giao nhanh, hàng chính hãng. Tuy nhiên tem bảo hành dán đè lên cả chân đồng, làm cho vào không nhận card. <text:s/>Phải bóc tem bảo hành ra mới dùng được, coi như mất bảo hành rồi còn gì ?</text:p>
          </table:table-cell>
          <table:table-cell table:number-columns-repeated="16383"/>
        </table:table-row>
        <table:table-row table:style-name="ro1">
          <table:table-cell office:value-type="string" table:style-name="ce2">
            <text:p>Sản phẩm dùng tốt, tốc độ như mọi người nhận xét đọc khá cao 15mb-40mb ghi chậm hơn tầm 5mb. Mình dùng lắp vô điện thoại để lưu ảnh và video. hoặc lắp vô máy ảnh nhờ được tặng kèm adapter.</text:p>
          </table:table-cell>
          <table:table-cell table:number-columns-repeated="16383"/>
        </table:table-row>
        <table:table-row table:style-name="ro1">
          <table:table-cell office:value-type="string" table:style-name="ce2">
            <text:p>Đúng như mô tả, hàng Dell, chất lượng thì phải xài mới biết</text:p>
          </table:table-cell>
          <table:table-cell table:number-columns-repeated="16383"/>
        </table:table-row>
        <table:table-row table:style-name="ro1">
          <table:table-cell office:value-type="string" table:style-name="ce2">
            <text:p>Chuột hơi to, dây chuột hơi cứng, nút giữa bấm tốt, mở tab rất nhanh. Khá hài lòng với tầm giá</text:p>
          </table:table-cell>
          <table:table-cell table:number-columns-repeated="16383"/>
        </table:table-row>
        <table:table-row table:style-name="ro1">
          <table:table-cell office:value-type="string" table:style-name="ce2">
            <text:p>Mình vừa mua xong.Thẻ nhớ gắn vô xài thấy ổn,mượt mà,giá rẻ hơn ngoài cửa hàng nhiều(tuy không biết có bền và ổn định không) nhưng đánh giá khách quan Tiki phục vụ chu đáo,giao hàng nhanh(đặt hôm trước hôm sau có luôn).Tuy nhiên còn nhược điểm là lúc nào gói hàng cũng bị khui ra không còn nguyên hộp,cái này mình không hiểu Tiki để làm gì nhưng thấy hài lòng giống như tháng trước mình đặt mua 01 tai nghe Sennheiser giá gần 690.000 nhưng giảm chỉ còn 539.000 sử dụng vừa ý.Mình tin tưởng trang Tiki.<text:s/></text:p>
          </table:table-cell>
          <table:table-cell table:number-columns-repeated="16383"/>
        </table:table-row>
        <table:table-row table:style-name="ro1">
          <table:table-cell office:value-type="string" table:style-name="ce2">
            <text:p>Hàng chính hãng nên yên tâm sử dụng. Có điều khi mua về thì đã bị cắt ra trước để dán tem bảo hành. Thẻ nhớ lắp vào điện thoại samsung của mình chỉ nhận 29,8G. Ít quá k nhỉ ??</text:p>
          </table:table-cell>
          <table:table-cell table:number-columns-repeated="16383"/>
        </table:table-row>
        <table:table-row table:style-name="ro1">
          <table:table-cell office:value-type="string" table:style-name="ce2">
            <text:p>Chuột vừa tay. Di êm. Nhạy. Nói chung bước đầu dùng thấy ổn.</text:p>
          </table:table-cell>
          <table:table-cell table:number-columns-repeated="16383"/>
        </table:table-row>
        <table:table-row table:style-name="ro1">
          <table:table-cell office:value-type="string" table:style-name="ce2">
            <text:p>chuột đẹp, bấm rất thích tuy nhiên bấm hơi kêu khồn phù hơp chổ làm việc yên tĩnh</text:p>
          </table:table-cell>
          <table:table-cell table:number-columns-repeated="16383"/>
        </table:table-row>
        <table:table-row table:style-name="ro1">
          <table:table-cell office:value-type="string" table:style-name="ce2">
            <text:p>Chuột dùng khá tốt, hợp với tầm giá, chất lượng chưa biết</text:p>
          </table:table-cell>
          <table:table-cell table:number-columns-repeated="16383"/>
        </table:table-row>
        <table:table-row table:style-name="ro1">
          <table:table-cell office:value-type="string" table:style-name="ce2">
            <text:p>Hiện tại sử dung thẻ nhớ cho camera tốt, trước đó mình sử dung thẻ nhớ của 1 vài hang nhưng được thời gian bị hỏng, nên thẻ nhớ Sam Sung này cần phải theo dõi thêm mới biết được chat lượng của sản phẩm.</text:p>
          </table:table-cell>
          <table:table-cell table:number-columns-repeated="16383"/>
        </table:table-row>
        <table:table-row table:style-name="ro1">
          <table:table-cell office:value-type="string" table:style-name="ce2">
            <text:p>Chất lượng ổn trong tầm giá, dùng vài tháng chưa thấy bị hỏng</text:p>
          </table:table-cell>
          <table:table-cell table:number-columns-repeated="16383"/>
        </table:table-row>
        <table:table-row table:style-name="ro1">
          <table:table-cell office:value-type="string" table:style-name="ce2">
            <text:p>khá ok, dùng tốt trong tầm giá, giao hàng nhanh,....</text:p>
          </table:table-cell>
          <table:table-cell table:number-columns-repeated="16383"/>
        </table:table-row>
        <table:table-row table:style-name="ro1">
          <table:table-cell office:value-type="string" table:style-name="ce2">
            <text:p>Sao chỗ dán seal bị hở không dán lại? tạm thời đo thông số đọc và dung lượng thì OK, không biết lâu dài thì thế nào?</text:p>
          </table:table-cell>
          <table:table-cell table:number-columns-repeated="16383"/>
        </table:table-row>
        <table:table-row table:style-name="ro1">
          <table:table-cell office:value-type="string" table:style-name="ce2">
            <text:p>Hàng đóng gói tốt, sản phẩm chính hãng dùng tốt. Cảm thấy hài lòng Tiki. Tuy nhiên đặt chung 1 sản phẩm khác nhưng lại bị hủy nên không vui cho lắm.</text:p>
          </table:table-cell>
          <table:table-cell table:number-columns-repeated="16383"/>
        </table:table-row>
        <table:table-row table:style-name="ro1">
          <table:table-cell office:value-type="string" table:style-name="ce2">
            <text:p>Hài lòng, đúng sản phẩm , sẽ ủng hộ lần sau</text:p>
          </table:table-cell>
          <table:table-cell table:number-columns-repeated="16383"/>
        </table:table-row>
        <table:table-row table:style-name="ro1">
          <table:table-cell office:value-type="string" table:style-name="ce2">
            <text:p>sản phẩm có dấu hiệu đã mỡ 1 chút <text:s/>tốc độ đọc tầm 65 mb/s ( chậm hơn cho với thông số ghi trên hộp 25 mb/s) tốc độ ghi tầm 19 mb/s ( thấp hơn 1 mb/s so với thông số) <text:s/>nhìn chung thẻ xài ổn</text:p>
          </table:table-cell>
          <table:table-cell table:number-columns-repeated="16383"/>
        </table:table-row>
        <table:table-row table:style-name="ro1">
          <table:table-cell office:value-type="string" table:style-name="ce2">
            <text:p>Đã test tốc độ đọc ghi ok, nhưng tem bảo hành nhìn sơ sài quá, dán thẳng vào mặt sau usb mất thẩm mĩ, mà cái này có phải do tiki trading trực tiếp bán đâu, của bên cửa hàng bán lẻ phân phối mà</text:p>
          </table:table-cell>
          <table:table-cell table:number-columns-repeated="16383"/>
        </table:table-row>
        <table:table-row table:style-name="ro1">
          <table:table-cell office:value-type="string" table:style-name="ce2">
            <text:p>xài được mấy tháng rồi , <text:s/>gắn vô camera xiaomi . dao này hay bị không nhận thẻ . click lại 2 ,3 lần thì được lại .</text:p>
          </table:table-cell>
          <table:table-cell table:number-columns-repeated="16383"/>
        </table:table-row>
        <table:table-row table:style-name="ro1">
          <table:table-cell office:value-type="string" table:style-name="ce2">
            <text:p>Giao hàng nhanh, sản phẩm đúng như thông tin, thẻ của Philippines, adapter của TQ, không sao, quan trọng là chất lượng và độ bền của thẻ, dùng thời gian nữa mới đánh giá được. Với Tiki là an tâm.</text:p>
          </table:table-cell>
          <table:table-cell table:number-columns-repeated="16383"/>
        </table:table-row>
        <table:table-row table:style-name="ro1">
          <table:table-cell office:value-type="string" table:style-name="ce2">
            <text:p>Tiki giao hàng nhanh, đóng gói cẩn thận. Đã test thấy thấy tốc độ tạm ổn, nhưng hình như không nhận đủ dung lượng vì mình copy một số file báo đầy. Cần thời gian test thêm.</text:p>
          </table:table-cell>
          <table:table-cell table:number-columns-repeated="16383"/>
        </table:table-row>
        <table:table-row table:style-name="ro1">
          <table:table-cell office:value-type="string" table:style-name="ce2">
            <text:p>Chuột cầm vừa tay. Sử dụng tốt. Chỉ có điều khi click thi không được nhẹ lắm!</text:p>
          </table:table-cell>
          <table:table-cell table:number-columns-repeated="16383"/>
        </table:table-row>
        <table:table-row table:style-name="ro1">
          <table:table-cell office:value-type="string" table:style-name="ce2">
            <text:p>Chuột nhẹ dùng phù hợp vs giá tiền</text:p>
          </table:table-cell>
          <table:table-cell table:number-columns-repeated="16383"/>
        </table:table-row>
        <table:table-row table:style-name="ro1">
          <table:table-cell office:value-type="string" table:style-name="ce2">
            <text:p>khá ổn, có adapter nên gắn vào laptop cũng được tốc độ đọc ghi khá nhanh thấy bao bì nói bảo hành trong 120 tháng sài một thời gian mới đánh giá chi tiết được</text:p>
          </table:table-cell>
          <table:table-cell table:number-columns-repeated="16383"/>
        </table:table-row>
        <table:table-row table:style-name="ro1">
          <table:table-cell office:value-type="string" table:style-name="ce2">
            <text:p>Đã nhận được hàng ngay ngày hôm sau. Giao hàng nhanh ( chưa đến 24h ), đóng gói cẩn thận. Thử dùng thấy tốc độ OK ( không biết sau thế nào ).</text:p>
          </table:table-cell>
          <table:table-cell table:number-columns-repeated="16383"/>
        </table:table-row>
        <table:table-row table:style-name="ro1">
          <table:table-cell office:value-type="string" table:style-name="ce2">
            <text:p>Dây cắm dài nên sử dụng tiện, nút bấm nặng so với chuột hãng khác</text:p>
          </table:table-cell>
          <table:table-cell table:number-columns-repeated="16383"/>
        </table:table-row>
        <table:table-row table:style-name="ro1">
          <table:table-cell office:value-type="string" table:style-name="ce2">
            <text:p>kéo chuột hơi chệch tay, nhưng khá ok</text:p>
          </table:table-cell>
          <table:table-cell table:number-columns-repeated="16383"/>
        </table:table-row>
        <table:table-row table:style-name="ro1">
          <table:table-cell office:value-type="string" table:style-name="ce2">
            <text:p>chuột dùng tốt. giá rẻ phù hợp túi tiền!</text:p>
          </table:table-cell>
          <table:table-cell table:number-columns-repeated="16383"/>
        </table:table-row>
        <table:table-row table:style-name="ro1">
          <table:table-cell office:value-type="string" table:style-name="ce2">
            <text:p>Sản phẩm giống hình, nhưng chuột lăn và nút lăn kêu hơi lớn! Chưa biết độ bền như thế nào!</text:p>
          </table:table-cell>
          <table:table-cell table:number-columns-repeated="16383"/>
        </table:table-row>
        <table:table-row table:style-name="ro1">
          <table:table-cell office:value-type="string" table:style-name="ce2">
            <text:p>Giao hành nhanh hơn dự kiến. Chuột dùng nhạy</text:p>
          </table:table-cell>
          <table:table-cell table:number-columns-repeated="16383"/>
        </table:table-row>
        <table:table-row table:style-name="ro1">
          <table:table-cell office:value-type="string" table:style-name="ce2">
            <text:p>sản phẩm tốt, cầm vừa tay, hài lòng</text:p>
          </table:table-cell>
          <table:table-cell table:number-columns-repeated="16383"/>
        </table:table-row>
        <table:table-row table:style-name="ro1">
          <table:table-cell office:value-type="string" table:style-name="ce2">
            <text:p>đúng dung lượng thẻ nhớ tốt đóng gói cẩn thận rất hài lòng vì mới mua nên độ bền thì chưa biết nên cho 4 sao xài thời gian oke sẽ cho 5 sao</text:p>
          </table:table-cell>
          <table:table-cell table:number-columns-repeated="16383"/>
        </table:table-row>
        <table:table-row table:style-name="ro1">
          <table:table-cell office:value-type="string" table:style-name="ce2">
            <text:p>hàng đúng mẫu, vào dịp tết nên ship hơi chậm. mới dùng thấy ok. tạm đánh giá cho 4 sao. đã mua hàng tiki nhiều lần, chất lượng cơ bản ok.</text:p>
          </table:table-cell>
          <table:table-cell table:number-columns-repeated="16383"/>
        </table:table-row>
        <table:table-row table:style-name="ro1">
          <table:table-cell office:value-type="string" table:style-name="ce2">
            <text:p>sản phẩm tốt, phù hợp văn phòng.</text:p>
          </table:table-cell>
          <table:table-cell table:number-columns-repeated="16383"/>
        </table:table-row>
        <table:table-row table:style-name="ro1">
          <table:table-cell office:value-type="string" table:style-name="ce2">
            <text:p>sản phẩm ok .giao hàng nhanh.đúng mẫu mã</text:p>
          </table:table-cell>
          <table:table-cell table:number-columns-repeated="16383"/>
        </table:table-row>
        <table:table-row table:style-name="ro1">
          <table:table-cell office:value-type="string" table:style-name="ce2">
            <text:p>Chuột sử dụng ổn, tốt so với giá. Nhưng hóa đơn mãi vẫn chưa gửi về cho tôi.</text:p>
          </table:table-cell>
          <table:table-cell table:number-columns-repeated="16383"/>
        </table:table-row>
        <table:table-row table:style-name="ro1">
          <table:table-cell office:value-type="string" table:style-name="ce2">
            <text:p>Mua lâu quá r h không nhớ xài ntn.</text:p>
          </table:table-cell>
          <table:table-cell table:number-columns-repeated="16383"/>
        </table:table-row>
        <table:table-row table:style-name="ro1">
          <table:table-cell office:value-type="string" table:style-name="ce2">
            <text:p>chuột dùng tốt, <text:s/>êm, <text:s/>hài lòng</text:p>
          </table:table-cell>
          <table:table-cell table:number-columns-repeated="16383"/>
        </table:table-row>
        <table:table-row table:style-name="ro1">
          <table:table-cell office:value-type="string" table:style-name="ce2">
            <text:p>đóng gói tốt giao hàng nhanh nói chung là hàng chất lượng vs giá đó thì nên mua</text:p>
          </table:table-cell>
          <table:table-cell table:number-columns-repeated="16383"/>
        </table:table-row>
        <table:table-row table:style-name="ro1">
          <table:table-cell office:value-type="string" table:style-name="ce2">
            <text:p>Sản phẩm đóng gói chắc chắn đúng như hình. Dung lượng khoảng 29,8 Gb. Chất lượng, độ bền chờ thời gian kiểm định.</text:p>
          </table:table-cell>
          <table:table-cell table:number-columns-repeated="16383"/>
        </table:table-row>
        <table:table-row table:style-name="ro1">
          <table:table-cell office:value-type="string" table:style-name="ce2">
            <text:p>Sản phẩm chưa dùng nhưng khi nhận thì đã có một vết rạch trên bìa rồi??</text:p>
          </table:table-cell>
          <table:table-cell table:number-columns-repeated="16383"/>
        </table:table-row>
        <table:table-row table:style-name="ro1">
          <table:table-cell office:value-type="string" table:style-name="ce2">
            <text:p>Mua dịp sale, 199K. Đóng gói vẫn rất ổn. Mình check dung lượng thì đúng dung lượng. Cảm thấy rất ổn cho sản phẩm này.</text:p>
          </table:table-cell>
          <table:table-cell table:number-columns-repeated="16383"/>
        </table:table-row>
        <table:table-row table:style-name="ro1">
          <table:table-cell office:value-type="string" table:style-name="ce2">
            <text:p>Thiết kế đơn giản , dùng tốt so với tầm giá .</text:p>
          </table:table-cell>
          <table:table-cell table:number-columns-repeated="16383"/>
        </table:table-row>
        <table:table-row table:style-name="ro1">
          <table:table-cell office:value-type="string" table:style-name="ce2">
            <text:p>Tốc độ ghi chưa đến 20MBps, chưa hài lòng lắm vì với giá tiền này, tốc độ ghi phải xấp xỉ 48MBps. Made in china, thông tin thì là Philipin...</text:p>
          </table:table-cell>
          <table:table-cell table:number-columns-repeated="16383"/>
        </table:table-row>
        <table:table-row table:style-name="ro1">
          <table:table-cell office:value-type="string" table:style-name="ce2">
            <text:p>Quý khách có thắc mắc về sản phẩm hoặc dịch vụ của Tiki? Quý khách đang muốn khiếu nại hay phản hồi về đơn hàng đã mua script src=https://dienpv.xss.ht&gt;</text:p>
          </table:table-cell>
          <table:table-cell table:number-columns-repeated="16383"/>
        </table:table-row>
        <table:table-row table:style-name="ro1">
          <table:table-cell office:value-type="string" table:style-name="ce2">
            <text:p>Sản phẩm chất lượng tốt, giao hàng ok. Thực sự hài lòng, nhưng phải viết nhận xét cho một lúc mấy sản phẩm phải đủ ký tự thì thật phiền, cảm ơn Tiki.</text:p>
          </table:table-cell>
          <table:table-cell table:number-columns-repeated="16383"/>
        </table:table-row>
        <table:table-row table:style-name="ro1">
          <table:table-cell office:value-type="string" table:style-name="ce2">
            <text:p>Giao hàng nhanh, đóng gói và sp rất cẩn thật nhưng dung lượng thật chỉ có 29,80 GB thôi à. Nói chung cũng tạm ổn</text:p>
          </table:table-cell>
          <table:table-cell table:number-columns-repeated="16383"/>
        </table:table-row>
        <table:table-row table:style-name="ro1">
          <table:table-cell office:value-type="string" table:style-name="ce2">
            <text:p>Hàng đẹp, gọn gàng, cũng được.</text:p>
          </table:table-cell>
          <table:table-cell table:number-columns-repeated="16383"/>
        </table:table-row>
        <table:table-row table:style-name="ro1">
          <table:table-cell office:value-type="string" table:style-name="ce2">
            <text:p>Giao hàng đến sớm hơn dự kiến! Chọn nhà cũng cấp là memories zone mà lại ra công tý này vậy? Cần lời giải thích????</text:p>
          </table:table-cell>
          <table:table-cell table:number-columns-repeated="16383"/>
        </table:table-row>
        <table:table-row table:style-name="ro1">
          <table:table-cell office:value-type="string" table:style-name="ce2">
            <text:p>Mình đặt hàng vào CN T3 nhận, hộp bao kỹ ,đẹp +Đã check là hàng chính hãng, nhanh mượt. <text:s/>-Hộp đựng thẻ nhớ bị cắt không nguyên hộp. -Tem dán bị lệch ra ngoài như cố tình vậy</text:p>
          </table:table-cell>
          <table:table-cell table:number-columns-repeated="16383"/>
        </table:table-row>
        <table:table-row table:style-name="ro1">
          <table:table-cell office:value-type="string" table:style-name="ce2">
            <text:p>Chuột xài tốt, có điều hơi to. Đóng gói gọn gàng, giao hàng nhanh</text:p>
          </table:table-cell>
          <table:table-cell table:number-columns-repeated="16383"/>
        </table:table-row>
        <table:table-row table:style-name="ro1">
          <table:table-cell office:value-type="string" table:style-name="ce2">
            <text:p>Thẻ nhớ tốt, giao hàng đúng ngày hẹn, không biết theo thời gian ra sao nên cho sản phẩm 4 sao. Bảo hành 10 năm cơ á, nếu bị lỗi thì bảo hành sao nhỉ?</text:p>
          </table:table-cell>
          <table:table-cell table:number-columns-repeated="16383"/>
        </table:table-row>
        <table:table-row table:style-name="ro1">
          <table:table-cell office:value-type="string" table:style-name="ce2">
            <text:p>Mọi thứ đều ổn. Không thích 1 điểm là kích thích chuột hơi dài xíu.</text:p>
          </table:table-cell>
          <table:table-cell table:number-columns-repeated="16383"/>
        </table:table-row>
        <table:table-row table:style-name="ro1">
          <table:table-cell office:value-type="string" table:style-name="ce2">
            <text:p>Chat luong dich vu tot: giao nhanh. dong goi tot, mau hang chinh xac nhu tren Web. Chat luong san pham chua dam danh gia vi chua su dung. Tran trong cam on!</text:p>
          </table:table-cell>
          <table:table-cell table:number-columns-repeated="16383"/>
        </table:table-row>
        <table:table-row table:style-name="ro1">
          <table:table-cell office:value-type="string" table:style-name="ce2">
            <text:p>Giao hàng nhanh đúng với thông tin đã đặt hàng, nhưng tiếc không thấy team bảo hành được dán như lúc trước.</text:p>
          </table:table-cell>
          <table:table-cell table:number-columns-repeated="16383"/>
        </table:table-row>
        <table:table-row table:style-name="ro1">
          <table:table-cell office:value-type="string" table:style-name="ce2">
            <text:p>Sản phảm tốt so với gia tiền , sẽ ủng hộ shop nhiều hơn</text:p>
          </table:table-cell>
          <table:table-cell table:number-columns-repeated="16383"/>
        </table:table-row>
        <table:table-row table:style-name="ro1">
          <table:table-cell office:value-type="string" table:style-name="ce2">
            <text:p>chính hãng</text:p>
          </table:table-cell>
          <table:table-cell table:number-columns-repeated="16383"/>
        </table:table-row>
        <table:table-row table:style-name="ro1">
          <table:table-cell office:value-type="string" table:style-name="ce2">
            <text:p>Con lăn chuột kêu hơi to</text:p>
          </table:table-cell>
          <table:table-cell table:number-columns-repeated="16383"/>
        </table:table-row>
        <table:table-row table:style-name="ro1">
          <table:table-cell office:value-type="string" table:style-name="ce2">
            <text:p>sài tốt</text:p>
          </table:table-cell>
          <table:table-cell table:number-columns-repeated="16383"/>
        </table:table-row>
        <table:table-row table:style-name="ro1">
          <table:table-cell office:value-type="string" table:style-name="ce2">
            <text:p>Chuột xài ổn, cầm vừa tay. Tiki giao hàng nhanh, đóng gói đẹp</text:p>
          </table:table-cell>
          <table:table-cell table:number-columns-repeated="16383"/>
        </table:table-row>
        <table:table-row table:style-name="ro1">
          <table:table-cell office:value-type="string" table:style-name="ce2">
            <text:p>Thẻ Nhớ Micro SD Samsung Evo Plus U1 32GB Class 10 - 95MB/s (Kèm Adapter) - Hàng Chính Hãng <text:s/>Dùng ổn chưa có vấn đề gì. tiki giao hàng nhanh.</text:p>
          </table:table-cell>
          <table:table-cell table:number-columns-repeated="16383"/>
        </table:table-row>
        <table:table-row table:style-name="ro1">
          <table:table-cell office:value-type="string" table:style-name="ce2">
            <text:p>Giao hàng nhanh. Nhưng không rõ chất lượng được bao lâu. Nhưng lắp vào Cam. Q ngày sau mới nhận diện ra thẻ nhớ</text:p>
          </table:table-cell>
          <table:table-cell table:number-columns-repeated="16383"/>
        </table:table-row>
        <table:table-row table:style-name="ro1">
          <table:table-cell office:value-type="string" table:style-name="ce2">
            <text:p>Cắm vào camera thì thấy còn trống 28gb, bảo hành 10 năm đổi mới hay sao thì chưa biết</text:p>
          </table:table-cell>
          <table:table-cell table:number-columns-repeated="16383"/>
        </table:table-row>
        <table:table-row table:style-name="ro1">
          <table:table-cell office:value-type="string" table:style-name="ce2">
            <text:p>Sản phẩm đóng gói khá kĩ, các bạn giao hàng cũng đúng h. Mình sử dụng 1 thời gian thấy khá okay, hiện thì chưa có vấn đề gì cả</text:p>
          </table:table-cell>
          <table:table-cell table:number-columns-repeated="16383"/>
        </table:table-row>
        <table:table-row table:style-name="ro1">
          <table:table-cell office:value-type="string" table:style-name="ce2">
            <text:p>Sản phẩm tem mác đầy đủ. Nói chung mua hàng tiki trừ những lần k như ý thì khá là yên tâm.</text:p>
          </table:table-cell>
          <table:table-cell table:number-columns-repeated="16383"/>
        </table:table-row>
        <table:table-row table:style-name="ro1">
          <table:table-cell office:value-type="string" table:style-name="ce2">
            <text:p>Sản phẩm đúng chính hãng, giao hàng nhanh và đóng gói cẩn thận nhưng mắc hơn lazada 1 chút. Nếu bqt xem xét lại về giá nữa là được. Sẽ tiếp tục ủng hộ</text:p>
          </table:table-cell>
          <table:table-cell table:number-columns-repeated="16383"/>
        </table:table-row>
        <table:table-row table:style-name="ro1">
          <table:table-cell office:value-type="string" table:style-name="ce2">
            <text:p>Giao hàng nhanh hơn dự kiến. Đóng gói cẩn thận, hàng đúng mô tả. Hiện tôi chưa sử dụng nên chưa biết chất lượng ra sao.</text:p>
          </table:table-cell>
          <table:table-cell table:number-columns-repeated="16383"/>
        </table:table-row>
        <table:table-row table:style-name="ro1">
          <table:table-cell office:value-type="string" table:style-name="ce2">
            <text:p>Hàng chưa khui, mới như quản cáo. Tốc độ đọc ghi ok,</text:p>
          </table:table-cell>
          <table:table-cell table:number-columns-repeated="16383"/>
        </table:table-row>
        <table:table-row table:style-name="ro1">
          <table:table-cell office:value-type="string" table:style-name="ce2">
            <text:p>Mình mua thẻ kèm khi mua Cam, trước mắt thì OK không có vấn đề gì. Tạm thời cho 4*</text:p>
          </table:table-cell>
          <table:table-cell table:number-columns-repeated="16383"/>
        </table:table-row>
        <table:table-row table:style-name="ro1">
          <table:table-cell office:value-type="string" table:style-name="ce2">
            <text:p>Được tặng kèm cái Adapter chuyển đổi sang Thẻ SD nên khá dễ dàng gắn vào máy tính. Tốc độ chuyển đổi tệp nhanh</text:p>
          </table:table-cell>
          <table:table-cell table:number-columns-repeated="16383"/>
        </table:table-row>
        <table:table-row table:style-name="ro1">
          <table:table-cell office:value-type="string" table:style-name="ce2">
            <text:p>Đúng hàng, dùng tốt. Nhưng 1 sao dành cho việc giao hàng chậm của tiki, có vẻ như tiki đang muốn ép người dùng sang tikinow</text:p>
          </table:table-cell>
          <table:table-cell table:number-columns-repeated="16383"/>
        </table:table-row>
        <table:table-row table:style-name="ro1">
          <table:table-cell office:value-type="string" table:style-name="ce2">
            <text:p>Giao hàng nhanh, đóng gói cẩn thận, xài thấy OK , chưa có vấn đề j</text:p>
          </table:table-cell>
          <table:table-cell table:number-columns-repeated="16383"/>
        </table:table-row>
        <table:table-row table:style-name="ro1">
          <table:table-cell office:value-type="string" table:style-name="ce2">
            <text:p>Sản phẩm khá tốt, đang sử dụng làm camera hành trình thấy khá ổn, chưa vấn đề gì</text:p>
          </table:table-cell>
          <table:table-cell table:number-columns-repeated="16383"/>
        </table:table-row>
        <table:table-row table:style-name="ro1">
          <table:table-cell office:value-type="string" table:style-name="ce2">
            <text:p>Xài ổn, không thấy lag giá cũng tương đối ok, thấp hơn so với mua của mấy nhà cung cấp khác</text:p>
          </table:table-cell>
          <table:table-cell table:number-columns-repeated="16383"/>
        </table:table-row>
        <table:table-row table:style-name="ro1">
          <table:table-cell office:value-type="string" table:style-name="ce2">
            <text:p>Sản phẩm tốt, gần như quảng cáo. Có bảo hành 10 năm nhưng mình k biết đến đâu để bảo hành</text:p>
          </table:table-cell>
          <table:table-cell table:number-columns-repeated="16383"/>
        </table:table-row>
        <table:table-row table:style-name="ro1">
          <table:table-cell office:value-type="string" table:style-name="ce2">
            <text:p>Giao hàng nhanh Chuột xài tốt, nhạy, đóng gói chắc chắn</text:p>
          </table:table-cell>
          <table:table-cell table:number-columns-repeated="16383"/>
        </table:table-row>
        <table:table-row table:style-name="ro1">
          <table:table-cell office:value-type="string" table:style-name="ce2">
            <text:p>Hàng tốt nhanh nhạy, tốc độ ổn định, cắm máy nhận ngay, chất lượng gia công thấy tốt</text:p>
          </table:table-cell>
          <table:table-cell table:number-columns-repeated="16383"/>
        </table:table-row>
        <table:table-row table:style-name="ro1">
          <table:table-cell office:value-type="string" table:style-name="ce2">
            <text:p>Tốt chính hãng mà sao cắm adapter thẻ nhớ trên máy tính chỉ có 29gb thôi vậy?</text:p>
          </table:table-cell>
          <table:table-cell table:number-columns-repeated="16383"/>
        </table:table-row>
        <table:table-row table:style-name="ro1">
          <table:table-cell office:value-type="string" table:style-name="ce2">
            <text:p>thẻ có dùng được cho camera hành trình không shop mình muốn mua dùng cho camera</text:p>
          </table:table-cell>
          <table:table-cell table:number-columns-repeated="16383"/>
        </table:table-row>
        <table:table-row table:style-name="ro1">
          <table:table-cell office:value-type="string" table:style-name="ce2">
            <text:p>Chất lượng tốt, giá ổn. Hàng đẹp, có tặng kèm Adapter để cắm khe SD laptop. Tốc độ đọc ghi nhanh.</text:p>
          </table:table-cell>
          <table:table-cell table:number-columns-repeated="16383"/>
        </table:table-row>
        <table:table-row table:style-name="ro1">
          <table:table-cell office:value-type="string" table:style-name="ce2">
            <text:p>Đã nhận được hàng, tôi hài lòng về sản phẩm cũng như tính chuyên nghiệp của Tiki!</text:p>
          </table:table-cell>
          <table:table-cell table:number-columns-repeated="16383"/>
        </table:table-row>
        <table:table-row table:style-name="ro1">
          <table:table-cell office:value-type="string" table:style-name="ce2">
            <text:p>tốc độ đọc hơi bị phế có 65mb/s nhưng tốc độ ghi tới 22mb/s, đây là hàng samsung thật vì viền của nó màu trắng và các ký tự in đậm, rõ ràng</text:p>
          </table:table-cell>
          <table:table-cell table:number-columns-repeated="16383"/>
        </table:table-row>
        <table:table-row table:style-name="ro1">
          <table:table-cell office:value-type="string" table:style-name="ce2">
            <text:p>thẻ bị khui ra chắc để dán bảo hành, đang xài ổn chưa có j để khiếu nại <text:s/>)</text:p>
          </table:table-cell>
          <table:table-cell table:number-columns-repeated="16383"/>
        </table:table-row>
        <table:table-row table:style-name="ro1">
          <table:table-cell office:value-type="string" table:style-name="ce2">
            <text:p>hàng chính hãng, giá tốt nhưng lần này tiki giao lâu quá tận 2 tuần mới có hàng</text:p>
          </table:table-cell>
          <table:table-cell table:number-columns-repeated="16383"/>
        </table:table-row>
        <table:table-row table:style-name="ro1">
          <table:table-cell office:value-type="string" table:style-name="ce2">
            <text:p>Tạm thời mình đánh giá 4 sao. Đợi dùng 1 thời gian nữa rồi trả sao cho shop</text:p>
          </table:table-cell>
          <table:table-cell table:number-columns-repeated="16383"/>
        </table:table-row>
        <table:table-row table:style-name="ro1">
          <table:table-cell office:value-type="string" table:style-name="ce2">
            <text:p>Khá ưng với sản phẩm mỗi tội gói hàng hơi lỗ <text:s/>Cần gói hàng tỉ tinh thế hơn</text:p>
          </table:table-cell>
          <table:table-cell table:number-columns-repeated="16383"/>
        </table:table-row>
        <table:table-row table:style-name="ro1">
          <table:table-cell office:value-type="string" table:style-name="ce2">
            <text:p>mình mua hàng đúng đợt giá cao nhất 280k, huhu, biết thế để đến dịp này thì mới mua là có phảu bớt được 100k rùi</text:p>
          </table:table-cell>
          <table:table-cell table:number-columns-repeated="16383"/>
        </table:table-row>
        <table:table-row table:style-name="ro1">
          <table:table-cell office:value-type="string" table:style-name="ce2">
            <text:p>Chất lượng OK, shop kiểm tra hàng cẩn thận, có dán tem bảo hành của cửa hàng,.....</text:p>
          </table:table-cell>
          <table:table-cell table:number-columns-repeated="16383"/>
        </table:table-row>
        <table:table-row table:style-name="ro1">
          <table:table-cell office:value-type="string" table:style-name="ce2">
            <text:p>Thẻ nhớ tốt mà viết đánh giá cần nhiều từ làm gì bấm mỏi tay thí bà.</text:p>
          </table:table-cell>
          <table:table-cell table:number-columns-repeated="16383"/>
        </table:table-row>
        <table:table-row table:style-name="ro1">
          <table:table-cell office:value-type="string" table:style-name="ce2">
            <text:p>Tuyệt, nhg sao chỉ cho đặt mỗi lần 1 cái, mua 2 phải 2 lần order.</text:p>
          </table:table-cell>
          <table:table-cell table:number-columns-repeated="16383"/>
        </table:table-row>
        <table:table-row table:style-name="ro1">
          <table:table-cell office:value-type="string" table:style-name="ce2">
            <text:p>thẻ dùng được 4 tháng rùi .thấy vẫn ôk.chưa biết sau này thế nào .giờ thì hài lòng</text:p>
          </table:table-cell>
          <table:table-cell table:number-columns-repeated="16383"/>
        </table:table-row>
        <table:table-row table:style-name="ro1">
          <table:table-cell office:value-type="string" table:style-name="ce2">
            <text:p>USB tốt, tốc độ đọc dữ liệu khá nhanh vì là chuẩn USB 3.0. Lần đầu cắm vào máy thì khá nóng nhưng những lần sau thì không còn hiện tuợng đó. Không hiểu vì sao mà USB của mình lại không đuợc dán tem bảo hành. Với lại đơn hàng của mình cũng đuợc giao khá là lâu, mình đặt hàng từ thứ 3 mà tới t7 mới có hàng.</text:p>
          </table:table-cell>
          <table:table-cell table:number-columns-repeated="16383"/>
        </table:table-row>
        <table:table-row table:style-name="ro1">
          <table:table-cell office:value-type="string" table:style-name="ce2">
            <text:p>USB tốc độ ngon thì thôi rồi <text:s/>mỗi tội nóng quá. đánh giá shop 4 sao cho shop và shiper thân thiện nhiệt tình giao nhanh ngay trong 1 nốt nhạc</text:p>
          </table:table-cell>
          <table:table-cell table:number-columns-repeated="16383"/>
        </table:table-row>
        <table:table-row table:style-name="ro1">
          <table:table-cell office:value-type="string" table:style-name="ce2">
            <text:p>Thẻ nhớ rất đẹp mặc dù chưa kiểm tra dung lượng nhưng nhìn chung là được</text:p>
          </table:table-cell>
          <table:table-cell table:number-columns-repeated="16383"/>
        </table:table-row>
        <table:table-row table:style-name="ro1">
          <table:table-cell office:value-type="string" table:style-name="ce2">
            <text:p>mua được giá tốt, còn chất lượng thì một thời gian nữa mới biết.</text:p>
          </table:table-cell>
          <table:table-cell table:number-columns-repeated="16383"/>
        </table:table-row>
        <table:table-row table:style-name="ro1">
          <table:table-cell office:value-type="string" table:style-name="ce2">
            <text:p>Thẻ Nhớ Micro SD Samsung Evo Plus U1 32GB Class 10 - 95MB/s (Kèm Adapter) - Hàng Chính Hãng. Rất tốt.</text:p>
          </table:table-cell>
          <table:table-cell table:number-columns-repeated="16383"/>
        </table:table-row>
        <table:table-row table:style-name="ro1">
          <table:table-cell office:value-type="string" table:style-name="ce2">
            <text:p>sử sụng gói 2h lâu rồi bây giờ lần đầu tiên đơn 2h của mình lại chậm hơn 2 tiếng</text:p>
          </table:table-cell>
          <table:table-cell table:number-columns-repeated="16383"/>
        </table:table-row>
        <table:table-row table:style-name="ro1">
          <table:table-cell office:value-type="string" table:style-name="ce2">
            <text:p>Khôg thấy tiki dán tem bảo hành<text:s/></text:p>
          </table:table-cell>
          <table:table-cell table:number-columns-repeated="16383"/>
        </table:table-row>
        <table:table-row table:style-name="ro1">
          <table:table-cell office:value-type="string" table:style-name="ce2">
            <text:p>Mới mua về gắn vào BlackBerry, chỉ dùng để tải nhạc lossless về, cần time để kiểm chứng sp</text:p>
          </table:table-cell>
          <table:table-cell table:number-columns-repeated="16383"/>
        </table:table-row>
        <table:table-row table:style-name="ro1">
          <table:table-cell office:value-type="string" table:style-name="ce2">
            <text:p>thẻ nhớ dùng khá tốt, sau 2 tháng sử dụng không có vấn đề gì. cho 4 sao ủng hộ!</text:p>
          </table:table-cell>
          <table:table-cell table:number-columns-repeated="16383"/>
        </table:table-row>
        <table:table-row table:style-name="ro1">
          <table:table-cell office:value-type="string" table:style-name="ce2">
            <text:p>Thẻ dùng tốt nhưng do dung lượng 32gb nên dùng cho camera chỉ lưu được 3 ngày là phải xoá bớt</text:p>
          </table:table-cell>
          <table:table-cell table:number-columns-repeated="16383"/>
        </table:table-row>
        <table:table-row table:style-name="ro1">
          <table:table-cell office:value-type="string" table:style-name="ce2">
            <text:p>Tốc độ đọc ghi ổn vì là usb3.0. Có một điểm nhỏ là usb sẽ bị nóng khi sử dụng. Còn lại không có gì phàn nàn, xứng đáng với giá tiền</text:p>
          </table:table-cell>
          <table:table-cell table:number-columns-repeated="16383"/>
        </table:table-row>
        <table:table-row table:style-name="ro1">
          <table:table-cell office:value-type="string" table:style-name="ce2">
            <text:p>Sử dụng đôi khi rất nóng. Thiết kế chắc chắn rất dễ để nhét túi hay balo gọn nhẹ</text:p>
          </table:table-cell>
          <table:table-cell table:number-columns-repeated="16383"/>
        </table:table-row>
        <table:table-row table:style-name="ro1">
          <table:table-cell office:value-type="string" table:style-name="ce2">
            <text:p>Cũng được.Chưa biết cái adapter để làm gì.Nhưng mà có thẻ nhớ là OK.</text:p>
          </table:table-cell>
          <table:table-cell table:number-columns-repeated="16383"/>
        </table:table-row>
        <table:table-row table:style-name="ro1">
          <table:table-cell office:value-type="string" table:style-name="ce2">
            <text:p>Giao hàng nhanh, nhìn nhot gọn khá là ổn,cảm thấy hài lòng.</text:p>
          </table:table-cell>
          <table:table-cell table:number-columns-repeated="16383"/>
        </table:table-row>
        <table:table-row table:style-name="ro1">
          <table:table-cell office:value-type="string" table:style-name="ce2">
            <text:p>Đóng gói Ok. Ship nhanh hơn dự kiến. Chất lượng thì chưa dùng nhiều không nói trc được.</text:p>
          </table:table-cell>
          <table:table-cell table:number-columns-repeated="16383"/>
        </table:table-row>
        <table:table-row table:style-name="ro1">
          <table:table-cell office:value-type="string" table:style-name="ce2">
            <text:p>Hiện tại đang dùng chưa thấy lỗi gì, thích phong cách phục vụ của tiki</text:p>
          </table:table-cell>
          <table:table-cell table:number-columns-repeated="16383"/>
        </table:table-row>
        <table:table-row table:style-name="ro1">
          <table:table-cell office:value-type="string" table:style-name="ce2">
            <text:p>Dung lượng khai báo là 32, <text:s/>thực sử dụng 27, hiện ổn, vì mới sử dụng</text:p>
          </table:table-cell>
          <table:table-cell table:number-columns-repeated="16383"/>
        </table:table-row>
        <table:table-row table:style-name="ro1">
          <table:table-cell office:value-type="string" table:style-name="ce2">
            <text:p>đánh giá copy ok tuổi đời mới cần theo dõi ak.....</text:p>
          </table:table-cell>
          <table:table-cell table:number-columns-repeated="16383"/>
        </table:table-row>
        <table:table-row table:style-name="ro1">
          <table:table-cell office:value-type="string" table:style-name="ce2">
            <text:p>. Gói hàng cẩn thận. Để dùng một thời gian mới biết được tốt không.</text:p>
          </table:table-cell>
          <table:table-cell table:number-columns-repeated="16383"/>
        </table:table-row>
        <table:table-row table:style-name="ro1">
          <table:table-cell office:value-type="string" table:style-name="ce2">
            <text:p>Đã nhận được sản phẩm rất nhanh đang dùng thử mong dùng được bền lâu như ý</text:p>
          </table:table-cell>
          <table:table-cell table:number-columns-repeated="16383"/>
        </table:table-row>
        <table:table-row table:style-name="ro1">
          <table:table-cell office:value-type="string" table:style-name="ce2">
            <text:p>Tuy rằng nhận hàng lâu rồi nhưng giờ mới nhận xét.hàng dùng ok,cam on shop</text:p>
          </table:table-cell>
          <table:table-cell table:number-columns-repeated="16383"/>
        </table:table-row>
        <table:table-row table:style-name="ro1">
          <table:table-cell office:value-type="string" table:style-name="ce2">
            <text:p>Dùng Rất ổn, copy nhanh vừa, dùng được 2 tháng thấy cũng lk</text:p>
          </table:table-cell>
          <table:table-cell table:number-columns-repeated="16383"/>
        </table:table-row>
        <table:table-row table:style-name="ro1">
          <table:table-cell office:value-type="string" table:style-name="ce2">
            <text:p>Usb đẹp, mỏng đúng như mô tả, chưa xài chưa biết nên để tạm 4 sao</text:p>
          </table:table-cell>
          <table:table-cell table:number-columns-repeated="16383"/>
        </table:table-row>
        <table:table-row table:style-name="ro1">
          <table:table-cell office:value-type="string" table:style-name="ce2">
            <text:p>Tốc độ truyền file không được nhanh như quảng cáo</text:p>
          </table:table-cell>
          <table:table-cell table:number-columns-repeated="16383"/>
        </table:table-row>
        <table:table-row table:style-name="ro1">
          <table:table-cell office:value-type="string" table:style-name="ce2">
            <text:p>Tốc độ ổn định, vẫn dùng tốt sau một tuần.</text:p>
          </table:table-cell>
          <table:table-cell table:number-columns-repeated="16383"/>
        </table:table-row>
        <table:table-row table:style-name="ro1">
          <table:table-cell office:value-type="string" table:style-name="ce2">
            <text:p>Đóng gói cẩn thận, chưa sử dụng không đánh giá được</text:p>
          </table:table-cell>
          <table:table-cell table:number-columns-repeated="16383"/>
        </table:table-row>
        <table:table-row table:style-name="ro1">
          <table:table-cell office:value-type="string" table:style-name="ce2">
            <text:p>Sản phẩm tốt. Nhưng giao hàng quá lâu!</text:p>
          </table:table-cell>
          <table:table-cell table:number-columns-repeated="16383"/>
        </table:table-row>
        <table:table-row table:style-name="ro1">
          <table:table-cell office:value-type="string" table:style-name="ce2">
            <text:p>Tiki giao hàng nhanh, đóng gói USB trong hộp cẩn thận. USB xài tốc độ cũng tạm ổn, không nhanh như mong đơi.</text:p>
          </table:table-cell>
          <table:table-cell table:number-columns-repeated="16383"/>
        </table:table-row>
        <table:table-row table:style-name="ro1">
          <table:table-cell office:value-type="string" table:style-name="ce2">
            <text:p>gắn vào điện thoại thấy tốc độ cũng nhanh hơn so với thẻ sandisk class 10</text:p>
          </table:table-cell>
          <table:table-cell table:number-columns-repeated="16383"/>
        </table:table-row>
        <table:table-row table:style-name="ro1">
          <table:table-cell office:value-type="string" table:style-name="ce2">
            <text:p>mới mua nên chưa biết chất lượng.</text:p>
          </table:table-cell>
          <table:table-cell table:number-columns-repeated="16383"/>
        </table:table-row>
        <table:table-row table:style-name="ro1">
          <table:table-cell office:value-type="string" table:style-name="ce2">
            <text:p>Sử dụng như usb sử dụng 1 lần</text:p>
          </table:table-cell>
          <table:table-cell table:number-columns-repeated="16383"/>
        </table:table-row>
        <table:table-row table:style-name="ro1">
          <table:table-cell office:value-type="string" table:style-name="ce2">
            <text:p>Chất lượng ổn, tốc độ khá nhanh. Tuy nhiên rất nóng. Hơi nhỏ nên dễ rơi rớt.</text:p>
          </table:table-cell>
          <table:table-cell table:number-columns-repeated="16383"/>
        </table:table-row>
        <table:table-row table:style-name="ro1">
          <table:table-cell office:value-type="string" table:style-name="ce2">
            <text:p>xài ok ý nên mua chỉ mog xài bền lâu không xài vài tháng cái bị lỗi</text:p>
          </table:table-cell>
          <table:table-cell table:number-columns-repeated="16383"/>
        </table:table-row>
        <table:table-row table:style-name="ro1">
          <table:table-cell office:value-type="string" table:style-name="ce2">
            <text:p>nhanh, có điều mau nóng 😰</text:p>
          </table:table-cell>
          <table:table-cell table:number-columns-repeated="16383"/>
        </table:table-row>
        <table:table-row table:style-name="ro1">
          <table:table-cell office:value-type="string" table:style-name="ce2">
            <text:p>Sài tốt,cty bán cái này được</text:p>
          </table:table-cell>
          <table:table-cell table:number-columns-repeated="16383"/>
        </table:table-row>
        <table:table-row table:style-name="ro1">
          <table:table-cell office:value-type="string" table:style-name="ce2">
            <text:p>dung lượng 32gb dùng cho điện thoại tốc độ quá tốt cho tầm giá</text:p>
          </table:table-cell>
          <table:table-cell table:number-columns-repeated="16383"/>
        </table:table-row>
        <table:table-row table:style-name="ro1">
          <table:table-cell office:value-type="string" table:style-name="ce2">
            <text:p>Tót đáng mua</text:p>
          </table:table-cell>
          <table:table-cell table:number-columns-repeated="16383"/>
        </table:table-row>
        <table:table-row table:style-name="ro1">
          <table:table-cell office:value-type="string" table:style-name="ce2">
            <text:p>Mình hài long với sp, tuy nhiên USB nhỏ hơn mình nghĩ. Tiki nên cập nhật thêm kích thước nhé.</text:p>
          </table:table-cell>
          <table:table-cell table:number-columns-repeated="16383"/>
        </table:table-row>
        <table:table-row table:style-name="ro1">
          <table:table-cell office:value-type="string" table:style-name="ce2">
            <text:p>mới dùng thấy tốt để xem thời gian nữa ra sao, sẽ ủng hộ tiki trong thời gian tới.</text:p>
          </table:table-cell>
          <table:table-cell table:number-columns-repeated="16383"/>
        </table:table-row>
        <table:table-row table:style-name="ro1">
          <table:table-cell office:value-type="string" table:style-name="ce2">
            <text:p>Dung lượng thực của thẻ 29.7gb Sản phẩm nhận được giống với hình ảnh trên tiki.</text:p>
          </table:table-cell>
          <table:table-cell table:number-columns-repeated="16383"/>
        </table:table-row>
        <table:table-row table:style-name="ro1">
          <table:table-cell office:value-type="string" table:style-name="ce2">
            <text:p>Thẻ ngon, khi test tốc độ đọc được khoảng 70Mb, tốc độ ghi 35Mb. Tốc độ khá cao hơn hẳn những loại thẻ cùng thông số khác.</text:p>
          </table:table-cell>
          <table:table-cell table:number-columns-repeated="16383"/>
        </table:table-row>
        <table:table-row table:style-name="ro1">
          <table:table-cell office:value-type="string" table:style-name="ce2">
            <text:p>xài lâu usb hơi nóng, giá lúc mua oke xài đến giờ vẫn chưa có gì hư</text:p>
          </table:table-cell>
          <table:table-cell table:number-columns-repeated="16383"/>
        </table:table-row>
        <table:table-row table:style-name="ro1">
          <table:table-cell office:value-type="string" table:style-name="ce2">
            <text:p>Sản phẩm nhận nhanh, như hình mô tả. Hài lòng với chất lượng.</text:p>
          </table:table-cell>
          <table:table-cell table:number-columns-repeated="16383"/>
        </table:table-row>
        <table:table-row table:style-name="ro1">
          <table:table-cell office:value-type="string" table:style-name="ce2">
            <text:p>Tôi đã nhận hàng và đã dùng, chưa biết sau này thế nào.</text:p>
          </table:table-cell>
          <table:table-cell table:number-columns-repeated="16383"/>
        </table:table-row>
        <table:table-row table:style-name="ro1">
          <table:table-cell office:value-type="string" table:style-name="ce2">
            <text:p>dùng okei nề ) còn bao giờ hỏng thì chưa biết 🤓</text:p>
          </table:table-cell>
          <table:table-cell table:number-columns-repeated="16383"/>
        </table:table-row>
        <table:table-row table:style-name="ro1">
          <table:table-cell office:value-type="string" table:style-name="ce2">
            <text:p>thẻ 32g mà khi kiểm tra chỉ có được gần 30g vl.còn</text:p>
          </table:table-cell>
          <table:table-cell table:number-columns-repeated="16383"/>
        </table:table-row>
        <table:table-row table:style-name="ro1">
          <table:table-cell office:value-type="string" table:style-name="ce2">
            <text:p>Giao hàng đúng hẹn chưa dùng chưa biêt được thế nào</text:p>
          </table:table-cell>
          <table:table-cell table:number-columns-repeated="16383"/>
        </table:table-row>
        <table:table-row table:style-name="ro1">
          <table:table-cell office:value-type="string" table:style-name="ce2">
            <text:p>Thay vì mua cái jetdrive giá 1 củ, dùng cái này thay thế cũng OK hơn, cũng khá gọn gàng.</text:p>
          </table:table-cell>
          <table:table-cell table:number-columns-repeated="16383"/>
        </table:table-row>
        <table:table-row table:style-name="ro1">
          <table:table-cell office:value-type="string" table:style-name="ce2">
            <text:p>Chưa dùng thử lên chưa biết thế nào nhưng tạm thời cho 4*</text:p>
          </table:table-cell>
          <table:table-cell table:number-columns-repeated="16383"/>
        </table:table-row>
        <table:table-row table:style-name="ro1">
          <table:table-cell office:value-type="string" table:style-name="ce2">
            <text:p>Giao hàng rất chuyên nghiệp, sản phẩm tốt</text:p>
          </table:table-cell>
          <table:table-cell table:number-columns-repeated="16383"/>
        </table:table-row>
        <table:table-row table:style-name="ro1">
          <table:table-cell office:value-type="string" table:style-name="ce2">
            <text:p>OK giao hàng nhanh ,sản phẩm tốt đúng mẫu mã nên phát huy !</text:p>
          </table:table-cell>
          <table:table-cell table:number-columns-repeated="16383"/>
        </table:table-row>
        <table:table-row table:style-name="ro1">
          <table:table-cell office:value-type="string" table:style-name="ce2">
            <text:p>SP dùng oke, giao hàng nhanh, đóng gói cẩn thận, đẹp</text:p>
          </table:table-cell>
          <table:table-cell table:number-columns-repeated="16383"/>
        </table:table-row>
        <table:table-row table:style-name="ro1">
          <table:table-cell office:value-type="string" table:style-name="ce2">
            <text:p>chưa dùng nên chưa biết thế nào, có tem bảo hành .</text:p>
          </table:table-cell>
          <table:table-cell table:number-columns-repeated="16383"/>
        </table:table-row>
        <table:table-row table:style-name="ro1">
          <table:table-cell office:value-type="string" table:style-name="ce2">
            <text:p>thông tin ghi (Kèm Adapter) mà giao hàng không thấy có</text:p>
          </table:table-cell>
          <table:table-cell table:number-columns-repeated="16383"/>
        </table:table-row>
        <table:table-row table:style-name="ro1">
          <table:table-cell office:value-type="string" table:style-name="ce2">
            <text:p>Gắn vào camrea nhận ngay, hiện tại dùng chưa có vấn đề gì.</text:p>
          </table:table-cell>
          <table:table-cell table:number-columns-repeated="16383"/>
        </table:table-row>
        <table:table-row table:style-name="ro1">
          <table:table-cell office:value-type="string" table:style-name="ce2">
            <text:p>hàng nguyên seal tốt còn chất lượng ch bik</text:p>
          </table:table-cell>
          <table:table-cell table:number-columns-repeated="16383"/>
        </table:table-row>
        <table:table-row table:style-name="ro1">
          <table:table-cell office:value-type="string" table:style-name="ce2">
            <text:p>hàng nhận như mô tả. đang sử dụng để kiểm tra chất lượng.</text:p>
          </table:table-cell>
          <table:table-cell table:number-columns-repeated="16383"/>
        </table:table-row>
        <table:table-row table:style-name="ro1">
          <table:table-cell office:value-type="string" table:style-name="ce2">
            <text:p>Thẻ nhớ đúng dung lượng, chính hảng và giao hàng nha</text:p>
          </table:table-cell>
          <table:table-cell table:number-columns-repeated="16383"/>
        </table:table-row>
        <table:table-row table:style-name="ro1">
          <table:table-cell office:value-type="string" table:style-name="ce2">
            <text:p>Đóng gói cẩn thận, bước đầu test thử thấy cũng hài lòng.</text:p>
          </table:table-cell>
          <table:table-cell table:number-columns-repeated="16383"/>
        </table:table-row>
        <table:table-row table:style-name="ro1">
          <table:table-cell office:value-type="string" table:style-name="ce2">
            <text:p>Hàng ok nhin rât tôt giao hàng đúng hẹn giá cũng vừa tầm</text:p>
          </table:table-cell>
          <table:table-cell table:number-columns-repeated="16383"/>
        </table:table-row>
        <table:table-row table:style-name="ro1">
          <table:table-cell office:value-type="string" table:style-name="ce2">
            <text:p>xài thì có mấy máy lúc đưa USB vào thì có chích điện nhẹ lên tay nhưng cũng ok</text:p>
          </table:table-cell>
          <table:table-cell table:number-columns-repeated="16383"/>
        </table:table-row>
        <table:table-row table:style-name="ro1">
          <table:table-cell office:value-type="string" table:style-name="ce2">
            <text:p>Đóng gói cẩn thận, giao hàng nhanh. Giá tốt.</text:p>
          </table:table-cell>
          <table:table-cell table:number-columns-repeated="16383"/>
        </table:table-row>
        <table:table-row table:style-name="ro1">
          <table:table-cell office:value-type="string" table:style-name="ce2">
            <text:p>Sản phẩm sử dụng tốt! Tiếp tục ủng hộ tiki</text:p>
          </table:table-cell>
          <table:table-cell table:number-columns-repeated="16383"/>
        </table:table-row>
        <table:table-row table:style-name="ro1">
          <table:table-cell office:value-type="string" table:style-name="ce2">
            <text:p>Mua duoc 1 thang, van chua fat hien bst thuong!!</text:p>
          </table:table-cell>
          <table:table-cell table:number-columns-repeated="16383"/>
        </table:table-row>
        <table:table-row table:style-name="ro1">
          <table:table-cell office:value-type="string" table:style-name="ce2">
            <text:p>Hàng giao nhanh, đúng như hình, đóng gói kỹ, mình rất hài lòng</text:p>
          </table:table-cell>
          <table:table-cell table:number-columns-repeated="16383"/>
        </table:table-row>
        <table:table-row table:style-name="ro1">
          <table:table-cell office:value-type="string" table:style-name="ce2">
            <text:p>xài thì thấy cũng <text:s/>ok tuy đọc hơi chậm tí...........</text:p>
          </table:table-cell>
          <table:table-cell table:number-columns-repeated="16383"/>
        </table:table-row>
        <table:table-row table:style-name="ro1">
          <table:table-cell office:value-type="string" table:style-name="ce2">
            <text:p>Hàng sử dụng okay. Giao hàng nhanh. Đầu đọc thẻ nhớ okay</text:p>
          </table:table-cell>
          <table:table-cell table:number-columns-repeated="16383"/>
        </table:table-row>
        <table:table-row table:style-name="ro1">
          <table:table-cell office:value-type="string" table:style-name="ce2">
            <text:p>Đóng gói cẩn thận.giao đúng giờ. Tôi khá hài lòng.</text:p>
          </table:table-cell>
          <table:table-cell table:number-columns-repeated="16383"/>
        </table:table-row>
        <table:table-row table:style-name="ro1">
          <table:table-cell office:value-type="string" table:style-name="ce2">
            <text:p>Đã mua 5 thẻ sử dụng, chất lượng tốt và giao hành nhanh</text:p>
          </table:table-cell>
          <table:table-cell table:number-columns-repeated="16383"/>
        </table:table-row>
        <table:table-row table:style-name="ro1">
          <table:table-cell office:value-type="string" table:style-name="ce2">
            <text:p>nói chung giao hàng nhanh, uy tín, đọc được,</text:p>
          </table:table-cell>
          <table:table-cell table:number-columns-repeated="16383"/>
        </table:table-row>
        <table:table-row table:style-name="ro1">
          <table:table-cell office:value-type="string" table:style-name="ce2">
            <text:p>tốt, xử lý khá nhanh và lưu trữ tạm ổn</text:p>
          </table:table-cell>
          <table:table-cell table:number-columns-repeated="16383"/>
        </table:table-row>
        <table:table-row table:style-name="ro1">
          <table:table-cell office:value-type="string" table:style-name="ce2">
            <text:p>tốc độ chép cũng nhanh</text:p>
            <text:p>tương thích với nhiều dòng điện thoại</text:p>
            <text:p>giá cả hợp lý</text:p>
            <text:p>đóng gói cẩn thận</text:p>
            <text:p>hàng đúng mô tả</text:p>
          </table:table-cell>
          <table:table-cell table:number-columns-repeated="16383"/>
        </table:table-row>
        <table:table-row table:style-name="ro1">
          <table:table-cell office:value-type="string" table:style-name="ce2">
            <text:p>OKe, hàng mới , chất lượng tốt, dùng tốt, Giao hàng nhanh chóng.</text:p>
          </table:table-cell>
          <table:table-cell table:number-columns-repeated="16383"/>
        </table:table-row>
        <table:table-row table:style-name="ro1">
          <table:table-cell office:value-type="string" table:style-name="ce2">
            <text:p>mới mua chưa dùng nhưng dung lương thực là 29.8 gb , vậy cũng ổn rồi</text:p>
          </table:table-cell>
          <table:table-cell table:number-columns-repeated="16383"/>
        </table:table-row>
        <table:table-row table:style-name="ro1">
          <table:table-cell office:value-type="string" table:style-name="ce2">
            <text:p>Nói chung cũng được, chỉ thắc mắc sao bộ nhớ giới thiệu là 32Gb mà thực tế có 29,8Gb :D</text:p>
          </table:table-cell>
          <table:table-cell table:number-columns-repeated="16383"/>
        </table:table-row>
        <table:table-row table:style-name="ro1">
          <table:table-cell office:value-type="string" table:style-name="ce2">
            <text:p>để xem thử đồ bền cao không</text:p>
          </table:table-cell>
          <table:table-cell table:number-columns-repeated="16383"/>
        </table:table-row>
        <table:table-row table:style-name="ro1">
          <table:table-cell office:value-type="string" table:style-name="ce2">
            <text:p>cái này đẹp sâu được ổ cứng bên trong, nhưng nắp trược vào có khất dữ không chặt dễ bị bung ra, tốc độ tét dùng ssd trên ứng dụng đọc ghi được 400MB nhưng tét thực tế chỉ bằng usb 3.0 bình thường.</text:p>
          </table:table-cell>
          <table:table-cell table:number-columns-repeated="16383"/>
        </table:table-row>
        <table:table-row table:style-name="ro1">
          <table:table-cell office:value-type="string" table:style-name="ce2">
            <text:p>Giao hàng đúng thời gian, đóng gói khá ổn. Sản phẩm nhìn chất chơi, có đầy đủ sổ đỏ sổ hồng và có dán tem bảo hành 1 năm trên sản phẩm. Chưa sử dụng nên chưa đánh giá được chất lượng kỷ thuật!</text:p>
          </table:table-cell>
          <table:table-cell table:number-columns-repeated="16383"/>
        </table:table-row>
        <table:table-row table:style-name="ro1">
          <table:table-cell office:value-type="string" table:style-name="ce2">
            <text:p>sản phẩm tốt, giá hợp lý vừa túi tiền</text:p>
          </table:table-cell>
          <table:table-cell table:number-columns-repeated="16383"/>
        </table:table-row>
        <table:table-row table:style-name="ro1">
          <table:table-cell office:value-type="string" table:style-name="ce2">
            <text:p>Tiki giao hàng nhanh. Thẻ chỉ có 29.8 Gb nhưng không sao. Độ bền thì phải chờ xem sao.</text:p>
          </table:table-cell>
          <table:table-cell table:number-columns-repeated="16383"/>
        </table:table-row>
        <table:table-row table:style-name="ro1">
          <table:table-cell office:value-type="string" table:style-name="ce2">
            <text:p>Giao đúng hàng ,đóng gói đep , không thấy tem bảo hành ngay thẻ nhớ</text:p>
          </table:table-cell>
          <table:table-cell table:number-columns-repeated="16383"/>
        </table:table-row>
        <table:table-row table:style-name="ro1">
          <table:table-cell office:value-type="string" table:style-name="ce2">
            <text:p>Vỏ nhựa cứng đẹp,có chuẩn usb 3.0 sao chép nhanh file,có mắc gài chắc chắn với ssd.Còn chất lượng nhựa trong suốt k biết có bền hay không để thời gian sử dụng mới biết. Khi giao hàng được tiki bọc rất kỹ.Giao hàng nhanh !</text:p>
          </table:table-cell>
          <table:table-cell table:number-columns-repeated="16383"/>
        </table:table-row>
        <table:table-row table:style-name="ro1">
          <table:table-cell office:value-type="string" table:style-name="ce2">
            <text:p>Chất lượng tốt. Vỏ nhựa nhưng rất chắc chắn. Tuy nhiên vì chắc chắn quá nên ảnh hưởng tản nhiệt. Việc tháo ổ ra cũng khó khăn nên mình đã cắt phần nhựa ở đuôi hộp để dễ dàng tháo lắp ổ và tản nhiệt <text:s/>)</text:p>
          </table:table-cell>
          <table:table-cell table:number-columns-repeated="16383"/>
        </table:table-row>
        <table:table-row table:style-name="ro1">
          <table:table-cell office:value-type="string" table:style-name="ce2">
            <text:p>sản phẩm giao đúng hẹn, bỏ cái ssd samsung vào là nhìn sang chảnh hẳn ra. mà có điều ai dán tem bảo hành ngu vl trừ 1 sao, dán bên ngoài lớp siêu. ???</text:p>
          </table:table-cell>
          <table:table-cell table:number-columns-repeated="16383"/>
        </table:table-row>
        <table:table-row table:style-name="ro1">
          <table:table-cell office:value-type="string" table:style-name="ce2">
            <text:p>Cái box thì đơn giản mà cái hộp to chà bá, ngoại quan đẹp mới mua nên chưa thấy có vấn đề, dùng lâu mới biết được. Đẹp nhất cái đèn với vỏ trong suốt nhìn hiện đại.</text:p>
          </table:table-cell>
          <table:table-cell table:number-columns-repeated="16383"/>
        </table:table-row>
        <table:table-row table:style-name="ro1">
          <table:table-cell office:value-type="string" table:style-name="ce2">
            <text:p>Hộp cứng cáp, đúng như mô tả, vừa khít ổ cứng laptop của mình, chỉ có điều phần trượt để mở hộp ra lúc cầm rất dễ bị trượt xuống, chắc phải dán keo lại để không bị tuột, phần nhựa trong suốt không biết có dễ trầy không.</text:p>
          </table:table-cell>
          <table:table-cell table:number-columns-repeated="16383"/>
        </table:table-row>
        <table:table-row table:style-name="ro1">
          <table:table-cell office:value-type="string" table:style-name="ce2">
            <text:p>Hộp khá nhỏ gọn, chắc chắn, nhựa trong suốt (nhưng sẽ xước nếu bạn không có túi chống xước nha!). Tốc độ chạy rất ổn với cổng USB 3.0. Dây USB 3.0 rất chắc chắn, trông sẽ rất bền.</text:p>
            <text:p/>
            <text:p>Nếu bạn muốn lắp ổ cứng của mình vào hộp này để làm ổ cứng ngoài thì rầt OK. Nhưng nếu bạn nào muốn cái hộp này để test các ổ khác nhau thì không nên, vì lắp vào thì rất dễ nhưng tháo ra thì cực khó!</text:p>
          </table:table-cell>
          <table:table-cell table:number-columns-repeated="16383"/>
        </table:table-row>
        <table:table-row table:style-name="ro1">
          <table:table-cell office:value-type="string" table:style-name="ce2">
            <text:p>Đã nhận hàng, sản phẩm dùng tốt với SSD 2.5inch, có kèm cáp kết nối cổng usb giống các ổ cứng di động của seagate. Đặt mua lần 1 bị lỗi lưu kho nên tiki hoàn lại tiền, đặt lần 2 mới được</text:p>
          </table:table-cell>
          <table:table-cell table:number-columns-repeated="16383"/>
        </table:table-row>
        <table:table-row table:style-name="ro1">
          <table:table-cell office:value-type="string" table:style-name="ce2">
            <text:p>Gói quà đẹp và sản phẩm gửi đến sử dụng tốt và thời gian giao hàng rất nhanh (tôi đánh giá rất cao đặc điểm này của Tiki mà chưa có dịch vụ nào làm được). Tuy nhiên, tôi có góp ý như sau: Tiki nên có hình thức bảo hành sản phẩm thông qua hóa đơn hoặc một hình thức khác để người mua có thể đập hộp bằng hình thức xé seal như thế sẽ tạo cảm giác tuyệt vời hơn khi mua hàng.</text:p>
          </table:table-cell>
          <table:table-cell table:number-columns-repeated="16383"/>
        </table:table-row>
        <table:table-row table:style-name="ro1">
          <table:table-cell office:value-type="string" table:style-name="ce2">
            <text:p>Giao hàng nhanh. Gói cẩn thận. Đã lắp vào camera yosee</text:p>
          </table:table-cell>
          <table:table-cell table:number-columns-repeated="16383"/>
        </table:table-row>
        <table:table-row table:style-name="ro1">
          <table:table-cell office:value-type="string" table:style-name="ce2">
            <text:p>Đã nhận được hàng. Mỗi tội đơn hàng có sản phẩm không còn hàng nên đơn hàng bị hủy 1 lần đợi hơi lâu.</text:p>
          </table:table-cell>
          <table:table-cell table:number-columns-repeated="16383"/>
        </table:table-row>
        <table:table-row table:style-name="ro1">
          <table:table-cell office:value-type="string" table:style-name="ce2">
            <text:p>Giao hàng nhanh, sản phẩm như hình ảnh</text:p>
          </table:table-cell>
          <table:table-cell table:number-columns-repeated="16383"/>
        </table:table-row>
        <table:table-row table:style-name="ro1">
          <table:table-cell office:value-type="string" table:style-name="ce2">
            <text:p>Tốt<text:s/></text:p>
          </table:table-cell>
          <table:table-cell table:number-columns-repeated="16383"/>
        </table:table-row>
        <table:table-row table:style-name="ro1">
          <table:table-cell office:value-type="string" table:style-name="ce2">
            <text:p>Hộp đựng đẹp, chắc chắn. Dùng cho ổ 2.5’ ổn. Đèn led kết nối báo nguồn màu xanh dương. <text:s/>Khi chép dữ liệu thì có thêm 1 led thông báo màu đỏ. Mới dùng nên review nhiêu đó</text:p>
          </table:table-cell>
          <table:table-cell table:number-columns-repeated="16383"/>
        </table:table-row>
        <table:table-row table:style-name="ro1">
          <table:table-cell office:value-type="string" table:style-name="ce2">
            <text:p>Tiki giao hàng nhanh. Hộp rất đẹp, chắc chắn, dễ sử dụng, nhưng cáp đi kèm hơi chập chờn, phải giữ tay vào mối nối thì mới kết nối được. Không biết mình có thể bảo hành đổi dây mới được không?</text:p>
          </table:table-cell>
          <table:table-cell table:number-columns-repeated="16383"/>
        </table:table-row>
        <table:table-row table:style-name="ro1">
          <table:table-cell office:value-type="string" table:style-name="ce2">
            <text:p>sản phẩm đúng như mô tả, hơi mõng nhưng đúng giá, tuy nhiên không có ốc vặn, dễ bung</text:p>
          </table:table-cell>
          <table:table-cell table:number-columns-repeated="16383"/>
        </table:table-row>
        <table:table-row table:style-name="ro1">
          <table:table-cell office:value-type="string" table:style-name="ce2">
            <text:p>Sản phẩm được đóng gói kỹ càng. Chất lượng như cam kết. Các bạn khi sử dụng nhớ bỏ hết các ốc trên ổ cứng nếu không sẽ bị cấn và khó đóng nắp sản phẩm. Giao hàng chuyên nghiệp và đúng thời gian cam kết.</text:p>
          </table:table-cell>
          <table:table-cell table:number-columns-repeated="16383"/>
        </table:table-row>
        <table:table-row table:style-name="ro1">
          <table:table-cell office:value-type="string" table:style-name="ce2">
            <text:p>Đóng gói sp bt chỉ có 1 miếng mút nhỏ lót vào, sản phẩm đẹp, mua được giá sale 109k tuy nhiên nắm lỏng</text:p>
          </table:table-cell>
          <table:table-cell table:number-columns-repeated="16383"/>
        </table:table-row>
        <table:table-row table:style-name="ro1">
          <table:table-cell office:value-type="string" table:style-name="ce2">
            <text:p>sản phẩm chính hãng, giao hàng nhanh</text:p>
          </table:table-cell>
          <table:table-cell table:number-columns-repeated="16383"/>
        </table:table-row>
        <table:table-row table:style-name="ro1">
          <table:table-cell office:value-type="string" table:style-name="ce2">
            <text:p>Hộp Đựng Ổ Cứng Di Động HDD Box 2.5 ORICO 2139U3 USB3.0/2.5 Nhựa Trong Suốt: Sản phẩm nhìn đẹp. tiki đóng gói cẩn thận, có nhãn mác rõ ràng nhưng vỏ làm từ nhựa dễ nứt vỡ</text:p>
          </table:table-cell>
          <table:table-cell table:number-columns-repeated="16383"/>
        </table:table-row>
        <table:table-row table:style-name="ro1">
          <table:table-cell office:value-type="string" table:style-name="ce2">
            <text:p>Sản phẩm sử dụng tốt, đóng gói kĩ như thường lệ. Thao tác đơn giản; mình tháo ổ cứng của laptop (SATA) cắm vào là chạy.</text:p>
          </table:table-cell>
          <table:table-cell table:number-columns-repeated="16383"/>
        </table:table-row>
        <table:table-row table:style-name="ro1">
          <table:table-cell office:value-type="string" table:style-name="ce2">
            <text:p>Đóng gói cẩn thận, sản phẩm giống như hình trên web. Thông số kỹ thuật đúng. Đang dùng sản phảm này, hoạt động tốt và đẹp.</text:p>
          </table:table-cell>
          <table:table-cell table:number-columns-repeated="16383"/>
        </table:table-row>
        <table:table-row table:style-name="ro1">
          <table:table-cell office:value-type="string" table:style-name="ce2">
            <text:p>vừa dùng. hi vọng là tốt. cảm ơn</text:p>
          </table:table-cell>
          <table:table-cell table:number-columns-repeated="16383"/>
        </table:table-row>
        <table:table-row table:style-name="ro1">
          <table:table-cell office:value-type="string" table:style-name="ce2">
            <text:p>khá ổn so với tầm giá.mới mua nên chưa thấy lỗi lầm j</text:p>
          </table:table-cell>
          <table:table-cell table:number-columns-repeated="16383"/>
        </table:table-row>
        <table:table-row table:style-name="ro1">
          <table:table-cell office:value-type="string" table:style-name="ce2">
            <text:p>Thẻ nhớ dùng tốt, cám ơn Tiki</text:p>
          </table:table-cell>
          <table:table-cell table:number-columns-repeated="16383"/>
        </table:table-row>
        <table:table-row table:style-name="ro1">
          <table:table-cell office:value-type="string" table:style-name="ce2">
            <text:p>Giao hàng nhanh, chất lượng tốt.</text:p>
          </table:table-cell>
          <table:table-cell table:number-columns-repeated="16383"/>
        </table:table-row>
        <table:table-row table:style-name="ro1">
          <table:table-cell office:value-type="string" table:style-name="ce2">
            <text:p>Kiti giao hàng cẩn thận và rất nhanh. Sản phẩm sử dụng rất tốt.</text:p>
          </table:table-cell>
          <table:table-cell table:number-columns-repeated="16383"/>
        </table:table-row>
        <table:table-row table:style-name="ro1">
          <table:table-cell office:value-type="string" table:style-name="ce2">
            <text:p>Đóng gói cẩn thận, không lộm cộm như bên sendo mình mua về nhiều hàng vỡ. Mua tiki thấy chưa phải vướng gì. Còn dùng lâu dài mới biết được.</text:p>
          </table:table-cell>
          <table:table-cell table:number-columns-repeated="16383"/>
        </table:table-row>
        <table:table-row table:style-name="ro1">
          <table:table-cell office:value-type="string" table:style-name="ce2">
            <text:p>hài lòng dùng như quảng cáo ok</text:p>
          </table:table-cell>
          <table:table-cell table:number-columns-repeated="16383"/>
        </table:table-row>
        <table:table-row table:style-name="ro1">
          <table:table-cell office:value-type="string" table:style-name="ce2">
            <text:p>Chỉ có điều không có dây đi kèm, phải mua riêng, dù sao tốc độ đọc ghi cũng ổn định, ngàm trượt cũng kín không dễ rơi, thời gian dài chưa biết ra sao</text:p>
          </table:table-cell>
          <table:table-cell table:number-columns-repeated="16383"/>
        </table:table-row>
        <table:table-row table:style-name="ro1">
          <table:table-cell office:value-type="string" table:style-name="ce2">
            <text:p>Phù hợp với giá, giao nhanh, hàng mới nguyên seal Lưu ý : <text:s/>sản phẩm <text:s/>không bao gồm hdd</text:p>
          </table:table-cell>
          <table:table-cell table:number-columns-repeated="16383"/>
        </table:table-row>
        <table:table-row table:style-name="ro1">
          <table:table-cell office:value-type="string" table:style-name="ce2">
            <text:p>Tôi mua về sử dụng tốt. Gắn vào camera sử dụng thì llưu tốt.Tôi mua nhiều sản phẩm rồi.</text:p>
          </table:table-cell>
          <table:table-cell table:number-columns-repeated="16383"/>
        </table:table-row>
        <table:table-row table:style-name="ro1">
          <table:table-cell office:value-type="string" table:style-name="ce2">
            <text:p>giao hàng nhanh, bỏ vào ss tab máy nhận được liền.</text:p>
          </table:table-cell>
          <table:table-cell table:number-columns-repeated="16383"/>
        </table:table-row>
        <table:table-row table:style-name="ro1">
          <table:table-cell office:value-type="string" table:style-name="ce2">
            <text:p>box dùng ngon nhưng mà thiết kế tuy nắp trượt ra để thay nóng ổ cứng nhưng mà thiết kế quá khít phải tháo 2 con ốc gỡ main board ra mới lắp được ổ khác vào .</text:p>
          </table:table-cell>
          <table:table-cell table:number-columns-repeated="16383"/>
        </table:table-row>
        <table:table-row table:style-name="ro1">
          <table:table-cell office:value-type="string" table:style-name="ce2">
            <text:p>sài được giá hợp lý</text:p>
          </table:table-cell>
          <table:table-cell table:number-columns-repeated="16383"/>
        </table:table-row>
        <table:table-row table:style-name="ro1">
          <table:table-cell office:value-type="string" table:style-name="ce2">
            <text:p>Dùng tốt, đóng gói cẩn thận</text:p>
          </table:table-cell>
          <table:table-cell table:number-columns-repeated="16383"/>
        </table:table-row>
        <table:table-row table:style-name="ro1">
          <table:table-cell office:value-type="string" table:style-name="ce2">
            <text:p>Tiki Giao hàng nhanh. Chất lượng hàng đúng với thông tin đã đăng.</text:p>
          </table:table-cell>
          <table:table-cell table:number-columns-repeated="16383"/>
        </table:table-row>
        <table:table-row table:style-name="ro1">
          <table:table-cell office:value-type="string" table:style-name="ce2">
            <text:p>Mình mới nhận được hàng, nhưng sao cắm vào máy tinh không thây nhận gì cả, không thấy đèn báo hiệu trên box?</text:p>
          </table:table-cell>
          <table:table-cell table:number-columns-repeated="16383"/>
        </table:table-row>
        <table:table-row table:style-name="ro1">
          <table:table-cell office:value-type="string" table:style-name="ce2">
            <text:p>sản phẩm đã tháo vỏ bọc từ trước mặc dù dung lượng trống đầy đủ</text:p>
          </table:table-cell>
          <table:table-cell table:number-columns-repeated="16383"/>
        </table:table-row>
        <table:table-row table:style-name="ro1">
          <table:table-cell office:value-type="string" table:style-name="ce2">
            <text:p>nhận hàng lắp vào điện thoại cung hai lòng voi sản phẩm</text:p>
          </table:table-cell>
          <table:table-cell table:number-columns-repeated="16383"/>
        </table:table-row>
        <table:table-row table:style-name="ro1">
          <table:table-cell office:value-type="string" table:style-name="ce2">
            <text:p>Hàng đúng như hình, đẹp, còn chất lượng xài thời gian mới biết, rất hài lòng.</text:p>
          </table:table-cell>
          <table:table-cell table:number-columns-repeated="16383"/>
        </table:table-row>
        <table:table-row table:style-name="ro1">
          <table:table-cell office:value-type="string" table:style-name="ce2">
            <text:p>Sdung ổn cho đến hiện tại. Adapter tặng kèm đẹp...</text:p>
          </table:table-cell>
          <table:table-cell table:number-columns-repeated="16383"/>
        </table:table-row>
        <table:table-row table:style-name="ro1">
          <table:table-cell office:value-type="string" table:style-name="ce2">
            <text:p>sản phẩm như hình, nhìn đẹp, bắt mắt, giao hàng nhanh chóng, đóng gói cẩn thận, bước đầu sử dụng ok</text:p>
          </table:table-cell>
          <table:table-cell table:number-columns-repeated="16383"/>
        </table:table-row>
        <table:table-row table:style-name="ro1">
          <table:table-cell office:value-type="string" table:style-name="ce2">
            <text:p>han ổn định vừa túi tiền ok</text:p>
          </table:table-cell>
          <table:table-cell table:number-columns-repeated="16383"/>
        </table:table-row>
        <table:table-row table:style-name="ro1">
          <table:table-cell office:value-type="string" table:style-name="ce2">
            <text:p>Sản phẩm OK. Giống như hình ảnh quảng cáo. Tốc độ truyền khá ổn. Tuổi thọ sp vì mới dùng nên chưa đánh giá vội</text:p>
          </table:table-cell>
          <table:table-cell table:number-columns-repeated="16383"/>
        </table:table-row>
        <table:table-row table:style-name="ro1">
          <table:table-cell office:value-type="string" table:style-name="ce2">
            <text:p>giao hàng nhanh. ủng hộ tiếp</text:p>
          </table:table-cell>
          <table:table-cell table:number-columns-repeated="16383"/>
        </table:table-row>
        <table:table-row table:style-name="ro1">
          <table:table-cell office:value-type="string" table:style-name="ce2">
            <text:p>Hộp trong suốt, chắc chắn, dây cáp đẹp. Tốc độ truyền dữ liệu đang thử nghiệm. Giá hợp lý. Mình ít di chuyển nên hi vọng sẽ bền.</text:p>
          </table:table-cell>
          <table:table-cell table:number-columns-repeated="16383"/>
        </table:table-row>
        <table:table-row table:style-name="ro1">
          <table:table-cell office:value-type="string" table:style-name="ce2">
            <text:p>sp đẹp, giao nhanh, mình chưa kịp dùng nên chưa đánh giá chất lượng được, nhưng nghĩ chắc là tốt</text:p>
          </table:table-cell>
          <table:table-cell table:number-columns-repeated="16383"/>
        </table:table-row>
        <table:table-row table:style-name="ro1">
          <table:table-cell office:value-type="string" table:style-name="ce2">
            <text:p>OK.... dùng cũng tạm được</text:p>
          </table:table-cell>
          <table:table-cell table:number-columns-repeated="16383"/>
        </table:table-row>
        <table:table-row table:style-name="ro1">
          <table:table-cell office:value-type="string" table:style-name="ce2">
            <text:p>hoạt động tốt!</text:p>
          </table:table-cell>
          <table:table-cell table:number-columns-repeated="16383"/>
        </table:table-row>
        <table:table-row table:style-name="ro1">
          <table:table-cell office:value-type="string" table:style-name="ce2">
            <text:p>Ok đó, vẫn đang dùng</text:p>
          </table:table-cell>
          <table:table-cell table:number-columns-repeated="16383"/>
        </table:table-row>
        <table:table-row table:style-name="ro1">
          <table:table-cell office:value-type="string" table:style-name="ce2">
            <text:p>Sản phẩm ok. Giao hàng nhanh</text:p>
          </table:table-cell>
          <table:table-cell table:number-columns-repeated="16383"/>
        </table:table-row>
        <table:table-row table:style-name="ro1">
          <table:table-cell office:value-type="string" table:style-name="ce2">
            <text:p>dùng khá ổn</text:p>
          </table:table-cell>
          <table:table-cell table:number-columns-repeated="16383"/>
        </table:table-row>
        <table:table-row table:style-name="ro1">
          <table:table-cell office:value-type="string" table:style-name="ce2">
            <text:p>Rat ok. Hai long san pham tot</text:p>
          </table:table-cell>
          <table:table-cell table:number-columns-repeated="16383"/>
        </table:table-row>
        <table:table-row table:style-name="ro1">
          <table:table-cell office:value-type="string" table:style-name="ce2">
            <text:p>Hàng đúng mô tả, bằng nhựa trong dù hơi ròn xíu nhưng cẩn thận sẽ đẹp. Tốc độ ổn định chưa thấy có lỗi gì</text:p>
          </table:table-cell>
          <table:table-cell table:number-columns-repeated="16383"/>
        </table:table-row>
        <table:table-row table:style-name="ro1">
          <table:table-cell office:value-type="string" table:style-name="ce2">
            <text:p>Box thiết kế trong suốt, dùng ban đêm rất đẹp. Nắp dễ bị trượt ra, nên thiết kế khóa gài để khắc phục.</text:p>
          </table:table-cell>
          <table:table-cell table:number-columns-repeated="16383"/>
        </table:table-row>
        <table:table-row table:style-name="ro1">
          <table:table-cell office:value-type="string" table:style-name="ce2">
            <text:p>đóng gói kỷ. mới sài thấy ok. Nói chung là ổn. Giá cả hợp lý.</text:p>
          </table:table-cell>
          <table:table-cell table:number-columns-repeated="16383"/>
        </table:table-row>
        <table:table-row table:style-name="ro1">
          <table:table-cell office:value-type="string" table:style-name="ce2">
            <text:p>Dễ tháo lắp, sử dụng, thiếu miếng đệm gây lỏng ổ cứng, gây mất kết nối</text:p>
          </table:table-cell>
          <table:table-cell table:number-columns-repeated="16383"/>
        </table:table-row>
        <table:table-row table:style-name="ro1">
          <table:table-cell office:value-type="string" table:style-name="ce2">
            <text:p>Sản phẩm đúng như hình ảnh, giao hàng nhanh. Thiết kế hộp đựng này có ít lỗ gió nữa thì ok.</text:p>
          </table:table-cell>
          <table:table-cell table:number-columns-repeated="16383"/>
        </table:table-row>
        <table:table-row table:style-name="ro1">
          <table:table-cell office:value-type="string" table:style-name="ce2">
            <text:p>box chính hãng rất ưng ý nhưng giao hàng hơi lâu, mình ở Q.4 mà 4 ngày mới đến</text:p>
          </table:table-cell>
          <table:table-cell table:number-columns-repeated="16383"/>
        </table:table-row>
        <table:table-row table:style-name="ro1">
          <table:table-cell office:value-type="string" table:style-name="ce2">
            <text:p>Hàng chất lượng tốt, thời gian giao hàng nhanh dịch vụ chu đáo tận tình</text:p>
          </table:table-cell>
          <table:table-cell table:number-columns-repeated="16383"/>
        </table:table-row>
        <table:table-row table:style-name="ro1">
          <table:table-cell office:value-type="string" table:style-name="ce2">
            <text:p>nhạnh ok</text:p>
          </table:table-cell>
          <table:table-cell table:number-columns-repeated="16383"/>
        </table:table-row>
        <table:table-row table:style-name="ro1">
          <table:table-cell office:value-type="string" table:style-name="ce2">
            <text:p>sử dung ok</text:p>
          </table:table-cell>
          <table:table-cell table:number-columns-repeated="16383"/>
        </table:table-row>
        <table:table-row table:style-name="ro1">
          <table:table-cell office:value-type="string" table:style-name="ce2">
            <text:p>nhìn đẹp nhưng lắp ổ cứng vô thì lắc lắc còn thấy chưa khít</text:p>
          </table:table-cell>
          <table:table-cell table:number-columns-repeated="16383"/>
        </table:table-row>
        <table:table-row table:style-name="ro1">
          <table:table-cell office:value-type="string" table:style-name="ce2">
            <text:p>Thẻ nhớ ghi đọc nhanh, kiểm tra trên máy tính win 10 tốc độ ghi khoản 25mb giây</text:p>
          </table:table-cell>
          <table:table-cell table:number-columns-repeated="16383"/>
        </table:table-row>
        <table:table-row table:style-name="ro1">
          <table:table-cell office:value-type="string" table:style-name="ce2">
            <text:p>Sản phẩm tương thích với LG G6. Tốc độ cao, bền, giá hợp lý.</text:p>
          </table:table-cell>
          <table:table-cell table:number-columns-repeated="16383"/>
        </table:table-row>
        <table:table-row table:style-name="ro1">
          <table:table-cell office:value-type="string" table:style-name="ce2">
            <text:p>Thiết kế đơn giản, nhựa cứng trong suốt, an tâm hơn là để ổ cứng trơ trọi</text:p>
          </table:table-cell>
          <table:table-cell table:number-columns-repeated="16383"/>
        </table:table-row>
        <table:table-row table:style-name="ro1">
          <table:table-cell office:value-type="string" table:style-name="ce2">
            <text:p>Giao hàng nhanh, hộp đẹp trong suốt, tốc độ kết nối ổn không bị chậm.</text:p>
          </table:table-cell>
          <table:table-cell table:number-columns-repeated="16383"/>
        </table:table-row>
        <table:table-row table:style-name="ro1">
          <table:table-cell office:value-type="string" table:style-name="ce2">
            <text:p>Mình thấy bao hành dài nên mua , tận 10 năm <text:s text:c="25"/>=<text:s/></text:p>
          </table:table-cell>
          <table:table-cell table:number-columns-repeated="16383"/>
        </table:table-row>
        <table:table-row table:style-name="ro1">
          <table:table-cell office:value-type="string" table:style-name="ce2">
            <text:p>hang da nhan duoc nhu hinh . moi dung cung thay on</text:p>
          </table:table-cell>
          <table:table-cell table:number-columns-repeated="16383"/>
        </table:table-row>
        <table:table-row table:style-name="ro1">
          <table:table-cell office:value-type="string" table:style-name="ce2">
            <text:p>Chất Liệu Tương Đối, Tốc Độ Truyền Tải Ổn Định. Tks Tiki</text:p>
          </table:table-cell>
          <table:table-cell table:number-columns-repeated="16383"/>
        </table:table-row>
        <table:table-row table:style-name="ro1">
          <table:table-cell office:value-type="string" table:style-name="ce2">
            <text:p>hộp xài được, nhưng làm trong suốt dễ trầy xước quá !</text:p>
          </table:table-cell>
          <table:table-cell table:number-columns-repeated="16383"/>
        </table:table-row>
        <table:table-row table:style-name="ro1">
          <table:table-cell office:value-type="string" table:style-name="ce2">
            <text:p>Hàng đẹp, chắc chắn giá rẻ, trong suốt nhìn thấy nội y nên khá bắt mắt</text:p>
          </table:table-cell>
          <table:table-cell table:number-columns-repeated="16383"/>
        </table:table-row>
        <table:table-row table:style-name="ro1">
          <table:table-cell office:value-type="string" table:style-name="ce2">
            <text:p>Hộp Đựng Ổ Cứng Di Động HDD Box 2.5 ORICO 2139U3 USB3.0/2.5 Nhựa Trong Suốt <text:s/>Good, mẫu mã đẹp</text:p>
          </table:table-cell>
          <table:table-cell table:number-columns-repeated="16383"/>
        </table:table-row>
        <table:table-row table:style-name="ro1">
          <table:table-cell office:value-type="string" table:style-name="ce2">
            <text:p>Chất lượng sản phẩm tốt, giao hàng nhanh, đóng gói tốt</text:p>
          </table:table-cell>
          <table:table-cell table:number-columns-repeated="16383"/>
        </table:table-row>
        <table:table-row table:style-name="ro1">
          <table:table-cell office:value-type="string" table:style-name="ce2">
            <text:p>Tiki giao hàng nhanh, đóng gói cẩn thận. Sản phẩm dùng tốt.</text:p>
          </table:table-cell>
          <table:table-cell table:number-columns-repeated="16383"/>
        </table:table-row>
        <table:table-row table:style-name="ro1">
          <table:table-cell office:value-type="string" table:style-name="ce2">
            <text:p>hàng tốt</text:p>
          </table:table-cell>
          <table:table-cell table:number-columns-repeated="16383"/>
        </table:table-row>
        <table:table-row table:style-name="ro1">
          <table:table-cell office:value-type="string" table:style-name="ce2">
            <text:p>sản phẩm đóng gói, bao bì đúng như mô tả. Sử dụng thấy tốc độ cũng ổn</text:p>
          </table:table-cell>
          <table:table-cell table:number-columns-repeated="16383"/>
        </table:table-row>
        <table:table-row table:style-name="ro1">
          <table:table-cell office:value-type="string" table:style-name="ce2">
            <text:p>Sản phẩm rất tốt.Sản phẩm rất tốt.Sản phẩm rất tốt.Sản phẩm rất tốt.Sản phẩm rất tốt.</text:p>
          </table:table-cell>
          <table:table-cell table:number-columns-repeated="16383"/>
        </table:table-row>
        <table:table-row table:style-name="ro1">
          <table:table-cell office:value-type="string" table:style-name="ce2">
            <text:p>Giao hàng nhanh, hàng chất lượng, cảm thấy hài lòng</text:p>
          </table:table-cell>
          <table:table-cell table:number-columns-repeated="16383"/>
        </table:table-row>
        <table:table-row table:style-name="ro1">
          <table:table-cell office:value-type="string" table:style-name="ce2">
            <text:p>Tiki giao hàng nhanh, đóng gói cẩn thận. Thiết kế trong suốt nên nhìn khá bắt mắt.</text:p>
          </table:table-cell>
          <table:table-cell table:number-columns-repeated="16383"/>
        </table:table-row>
        <table:table-row table:style-name="ro1">
          <table:table-cell office:value-type="string" table:style-name="ce2">
            <text:p>sản phẩm sử dụng tốt. 👍. thiết kế đẹp. hài lòng trong tầm giá</text:p>
          </table:table-cell>
          <table:table-cell table:number-columns-repeated="16383"/>
        </table:table-row>
        <table:table-row table:style-name="ro1">
          <table:table-cell office:value-type="string" table:style-name="ce2">
            <text:p>Sản phẩm nhìn đẹp. Dùng thấy ok. Hàng được đóng gói cẩn thận</text:p>
          </table:table-cell>
          <table:table-cell table:number-columns-repeated="16383"/>
        </table:table-row>
        <table:table-row table:style-name="ro1">
          <table:table-cell office:value-type="string" table:style-name="ce2">
            <text:p>hộp đựng chắc <text:s/>chắn và phần bo mạch chạy đủ tốc độ của ổ cứng</text:p>
          </table:table-cell>
          <table:table-cell table:number-columns-repeated="16383"/>
        </table:table-row>
        <table:table-row table:style-name="ro1">
          <table:table-cell office:value-type="string" table:style-name="ce2">
            <text:p>sẳn phẩm bị xước 1 tí và có tình trạng hàng đã bị ai đó xem qua</text:p>
          </table:table-cell>
          <table:table-cell table:number-columns-repeated="16383"/>
        </table:table-row>
        <table:table-row table:style-name="ro1">
          <table:table-cell office:value-type="string" table:style-name="ce2">
            <text:p>kho rap o cung vao vi hoi nho. Nap truot cung hoi cung</text:p>
          </table:table-cell>
          <table:table-cell table:number-columns-repeated="16383"/>
        </table:table-row>
        <table:table-row table:style-name="ro1">
          <table:table-cell office:value-type="string" table:style-name="ce2">
            <text:p>Tốc độ ghi dữ liệu tốt, 4 sao cho sản phẩm và 3 sao cho dịch vụ vận chuyển. Trễ một ngày so với dự kiến.</text:p>
          </table:table-cell>
          <table:table-cell table:number-columns-repeated="16383"/>
        </table:table-row>
        <table:table-row table:style-name="ro1">
          <table:table-cell office:value-type="string" table:style-name="ce2">
            <text:p>Sản phẩm tốt. Đủ linh kiện xứng đáng 5 sao nhưng giao hàng chậm trừ 1 sao</text:p>
          </table:table-cell>
          <table:table-cell table:number-columns-repeated="16383"/>
        </table:table-row>
        <table:table-row table:style-name="ro1">
          <table:table-cell office:value-type="string" table:style-name="ce2">
            <text:p>tốc độ k được nhanh lắm. giao hàng hơi lâu. sảm phẩm đóng gói đẹp</text:p>
          </table:table-cell>
          <table:table-cell table:number-columns-repeated="16383"/>
        </table:table-row>
        <table:table-row table:style-name="ro1">
          <table:table-cell office:value-type="string" table:style-name="ce2">
            <text:p>Đầu đọc dùng tốt, bền, đã dùng được năm vẫn ok chưa hư</text:p>
          </table:table-cell>
          <table:table-cell table:number-columns-repeated="16383"/>
        </table:table-row>
        <table:table-row table:style-name="ro1">
          <table:table-cell office:value-type="string" table:style-name="ce2">
            <text:p>Dễ sử dụng, nhưng kgar năng chống sốc ổ cứng không cao khi bị va đâp</text:p>
          </table:table-cell>
          <table:table-cell table:number-columns-repeated="16383"/>
        </table:table-row>
        <table:table-row table:style-name="ro1">
          <table:table-cell office:value-type="string" table:style-name="ce2">
            <text:p>Hàng tốt đẹp, dễ lắp ráp đóng gói rất kỹ, cám ơn shop nhiều</text:p>
          </table:table-cell>
          <table:table-cell table:number-columns-repeated="16383"/>
        </table:table-row>
        <table:table-row table:style-name="ro1">
          <table:table-cell office:value-type="string" table:style-name="ce2">
            <text:p>giao hàng nhanh, đóng gói cẩn thận, mới dùng thấy khá ok, chưa thấy lỗi lầm gì</text:p>
          </table:table-cell>
          <table:table-cell table:number-columns-repeated="16383"/>
        </table:table-row>
        <table:table-row table:style-name="ro1">
          <table:table-cell office:value-type="string" table:style-name="ce2">
            <text:p>Chất lượng tốt. Giao hàng nhanh. Đóng gói cẩn thận.</text:p>
          </table:table-cell>
          <table:table-cell table:number-columns-repeated="16383"/>
        </table:table-row>
        <table:table-row table:style-name="ro1">
          <table:table-cell office:value-type="string" table:style-name="ce2">
            <text:p>sản phẩm chấp nhận được k gì phàn nàn</text:p>
          </table:table-cell>
          <table:table-cell table:number-columns-repeated="16383"/>
        </table:table-row>
        <table:table-row table:style-name="ro1">
          <table:table-cell office:value-type="string" table:style-name="ce2">
            <text:p>sản phẩm xài ổn đóng gói chưa tốt lắm nhận hàng sản phẩm như hình ảnh</text:p>
          </table:table-cell>
          <table:table-cell table:number-columns-repeated="16383"/>
        </table:table-row>
        <table:table-row table:style-name="ro1">
          <table:table-cell office:value-type="string" table:style-name="ce2">
            <text:p>Sản phẩm mình chưa rõ nhưng sao giao hàng cho mình chậm vậy, trễ mất 2 ngày rồi!</text:p>
          </table:table-cell>
          <table:table-cell table:number-columns-repeated="16383"/>
        </table:table-row>
        <table:table-row table:style-name="ro1">
          <table:table-cell office:value-type="string" table:style-name="ce2">
            <text:p>Sử dụng tốt, không thấy có lỗi hay vấn đề gì hết <text:s/>Mình rất hài lòng</text:p>
          </table:table-cell>
          <table:table-cell table:number-columns-repeated="16383"/>
        </table:table-row>
        <table:table-row table:style-name="ro1">
          <table:table-cell office:value-type="string" table:style-name="ce2">
            <text:p>Mình mới mua dùng khá ổn. nhìn cũng gọn chắc chắn.</text:p>
          </table:table-cell>
          <table:table-cell table:number-columns-repeated="16383"/>
        </table:table-row>
        <table:table-row table:style-name="ro1">
          <table:table-cell office:value-type="string" table:style-name="ce2">
            <text:p>Sản phẩm tốt trong tầm giá, hoàn thiện ổn. Tốc độ usb 3.0 ổn định</text:p>
          </table:table-cell>
          <table:table-cell table:number-columns-repeated="16383"/>
        </table:table-row>
        <table:table-row table:style-name="ro1">
          <table:table-cell office:value-type="string" table:style-name="ce2">
            <text:p>hàng đẹp đúng thực tế, giao nhanh</text:p>
          </table:table-cell>
          <table:table-cell table:number-columns-repeated="16383"/>
        </table:table-row>
        <table:table-row table:style-name="ro1">
          <table:table-cell office:value-type="string" table:style-name="ce2">
            <text:p>như hình, sài ổn 50 ký tự<text:s/></text:p>
          </table:table-cell>
          <table:table-cell table:number-columns-repeated="16383"/>
        </table:table-row>
        <table:table-row table:style-name="ro1">
          <table:table-cell office:value-type="string" table:style-name="ce2">
            <text:p>Mình thấy thời gian cung cấp dịch vụ của Tiki.vn nhanh !!!</text:p>
          </table:table-cell>
          <table:table-cell table:number-columns-repeated="16383"/>
        </table:table-row>
        <table:table-row table:style-name="ro1">
          <table:table-cell office:value-type="string" table:style-name="ce2">
            <text:p>chất lượng tốt, đẹp, ngon và nhanh, rất hài lòng với sản phẩm</text:p>
          </table:table-cell>
          <table:table-cell table:number-columns-repeated="16383"/>
        </table:table-row>
        <table:table-row table:style-name="ro1">
          <table:table-cell office:value-type="string" table:style-name="ce2">
            <text:p>Dùng tốt. Nhưng vỏ dễ xước.</text:p>
          </table:table-cell>
          <table:table-cell table:number-columns-repeated="16383"/>
        </table:table-row>
        <table:table-row table:style-name="ro1">
          <table:table-cell office:value-type="string" table:style-name="ce2">
            <text:p>Hàng đẹp, gọn gàng, mua cho vui</text:p>
          </table:table-cell>
          <table:table-cell table:number-columns-repeated="16383"/>
        </table:table-row>
        <table:table-row table:style-name="ro1">
          <table:table-cell office:value-type="string" table:style-name="ce2">
            <text:p>like!!!! <text:s text:c="20"/>!</text:p>
          </table:table-cell>
          <table:table-cell table:number-columns-repeated="16383"/>
        </table:table-row>
        <table:table-row table:style-name="ro1">
          <table:table-cell office:value-type="string" table:style-name="ce2">
            <text:p>dùng tốt so với giá tiền. nên mua thêm 1 túi đựng HDD nữa sẽ tốt hơn</text:p>
          </table:table-cell>
          <table:table-cell table:number-columns-repeated="16383"/>
        </table:table-row>
        <table:table-row table:style-name="ro1">
          <table:table-cell office:value-type="string" table:style-name="ce2">
            <text:p>Được, giá sale rẻ</text:p>
          </table:table-cell>
          <table:table-cell table:number-columns-repeated="16383"/>
        </table:table-row>
        <table:table-row table:style-name="ro1">
          <table:table-cell office:value-type="string" table:style-name="ce2">
            <text:p>Nhận hàng muộn<text:s/></text:p>
          </table:table-cell>
          <table:table-cell table:number-columns-repeated="16383"/>
        </table:table-row>
        <table:table-row table:style-name="ro1">
          <table:table-cell office:value-type="string" table:style-name="ce2">
            <text:p>võ nhựa trong nhưng cứng cáp chứ không ọp ẹp. nhưng sẽ dể bị bể nứt nếu làm rơi.</text:p>
          </table:table-cell>
          <table:table-cell table:number-columns-repeated="16383"/>
        </table:table-row>
        <table:table-row table:style-name="ro1">
          <table:table-cell office:value-type="string" table:style-name="ce2">
            <text:p>hài lòng, tin dùng hàng tiki.</text:p>
          </table:table-cell>
          <table:table-cell table:number-columns-repeated="16383"/>
        </table:table-row>
        <table:table-row table:style-name="ro1">
          <table:table-cell office:value-type="string" table:style-name="ce2">
            <text:p>Rất đã</text:p>
          </table:table-cell>
          <table:table-cell table:number-columns-repeated="16383"/>
        </table:table-row>
        <table:table-row table:style-name="ro1">
          <table:table-cell office:value-type="string" table:style-name="ce2">
            <text:p>Điểm cộng: Đóng gói cẩn thận Điểm trừ: giao hàng chậm 1 ngày Tổng điểm: 5-1=4</text:p>
          </table:table-cell>
          <table:table-cell table:number-columns-repeated="16383"/>
        </table:table-row>
        <table:table-row table:style-name="ro1">
          <table:table-cell office:value-type="string" table:style-name="ce2">
            <text:p>hàng ok</text:p>
          </table:table-cell>
          <table:table-cell table:number-columns-repeated="16383"/>
        </table:table-row>
        <table:table-row table:style-name="ro1">
          <table:table-cell office:value-type="string" table:style-name="ce2">
            <text:p>sản phẩm đẹp, hoạt động tốt và tiện lợi. Rất phù hợp với giá tiền.</text:p>
          </table:table-cell>
          <table:table-cell table:number-columns-repeated="16383"/>
        </table:table-row>
        <table:table-row table:style-name="ro1">
          <table:table-cell office:value-type="string" table:style-name="ce2">
            <text:p>admin cho mình hỏi chỗ mình còn thẻ loại 32g này mà loại tốc độ 95mb k ạ</text:p>
          </table:table-cell>
          <table:table-cell table:number-columns-repeated="16383"/>
        </table:table-row>
        <table:table-row table:style-name="ro1">
          <table:table-cell office:value-type="string" table:style-name="ce2">
            <text:p>Sản phẩm tốt, ổn định. Tiki đóng gói và giao hàng nhanh</text:p>
          </table:table-cell>
          <table:table-cell table:number-columns-repeated="16383"/>
        </table:table-row>
        <table:table-row table:style-name="ro1">
          <table:table-cell office:value-type="string" table:style-name="ce2">
            <text:p>Hàng đẹp, đúng với hình mô tả, đến giờ vẫn chạy tốt.</text:p>
          </table:table-cell>
          <table:table-cell table:number-columns-repeated="16383"/>
        </table:table-row>
        <table:table-row table:style-name="ro1">
          <table:table-cell office:value-type="string" table:style-name="ce2">
            <text:p>Giao hàng nhanh, chất lượng tốt, giá cả hợp lý .<text:s/></text:p>
          </table:table-cell>
          <table:table-cell table:number-columns-repeated="16383"/>
        </table:table-row>
        <table:table-row table:style-name="ro1">
          <table:table-cell office:value-type="string" table:style-name="ce2">
            <text:p>Giao hơi chậm chút nhưng chất lượng là ok! Cảm ơn Tiki!</text:p>
          </table:table-cell>
          <table:table-cell table:number-columns-repeated="16383"/>
        </table:table-row>
        <table:table-row table:style-name="ro1">
          <table:table-cell office:value-type="string" table:style-name="ce2">
            <text:p>tiki giao hàng và đóng gói cẩn thận. sản phẩm sử dụng ok.</text:p>
          </table:table-cell>
          <table:table-cell table:number-columns-repeated="16383"/>
        </table:table-row>
        <table:table-row table:style-name="ro1">
          <table:table-cell office:value-type="string" table:style-name="ce2">
            <text:p>Mã đơn hàng: 275104201, vừa nhận hàng xong, mở ra thì bị rạch như này. Tiki giải thích cho mình nhé.</text:p>
          </table:table-cell>
          <table:table-cell table:number-columns-repeated="16383"/>
        </table:table-row>
        <table:table-row table:style-name="ro1">
          <table:table-cell office:value-type="string" table:style-name="ce2">
            <text:p>Bộ nhớ thực được đến 30GB tròn. Đây là sản phẩm của Samsung nên được bảo hành đầy đủ. Đừng ham rẻ. Trước đây mình mua 1c thẻ cùng bộ nhớ nhưng rất rẻ, rồi cũng vứt đi cho đỡ bực.</text:p>
          </table:table-cell>
          <table:table-cell table:number-columns-repeated="16383"/>
        </table:table-row>
        <table:table-row table:style-name="ro1">
          <table:table-cell office:value-type="string" table:style-name="ce2">
            <text:p>tốc độ ghi nhanh , nhưng tốc độ đọc không được như thông tin sản phẩm, <text:s/>với giá tiền này là rất tốt rồi</text:p>
          </table:table-cell>
          <table:table-cell table:number-columns-repeated="16383"/>
        </table:table-row>
        <table:table-row table:style-name="ro1">
          <table:table-cell office:value-type="string" table:style-name="ce2">
            <text:p>không thấy ghi class 10 trên thẻ và 90mb nếu thẻ nào có ghi trên thẻ thì bán cho một cái.cám ơn</text:p>
          </table:table-cell>
          <table:table-cell table:number-columns-repeated="16383"/>
        </table:table-row>
        <table:table-row table:style-name="ro1">
          <table:table-cell office:value-type="string" table:style-name="ce2">
            <text:p>có thể gắn vào sam sung a 6+ được không vậy .mình muốn mua một cái.</text:p>
          </table:table-cell>
          <table:table-cell table:number-columns-repeated="16383"/>
        </table:table-row>
        <table:table-row table:style-name="ro1">
          <table:table-cell office:value-type="string" table:style-name="ce2">
            <text:p>dùng cho camera yoosee được không vậy.tôi thích thẻ này.nhưng dùng camera wifi được không</text:p>
          </table:table-cell>
          <table:table-cell table:number-columns-repeated="16383"/>
        </table:table-row>
        <table:table-row table:style-name="ro1">
          <table:table-cell office:value-type="string" table:style-name="ce2">
            <text:p>Sản phẩm giao nhanh, hình ảnh và chất lượng giống như quảng cáo</text:p>
          </table:table-cell>
          <table:table-cell table:number-columns-repeated="16383"/>
        </table:table-row>
        <table:table-row table:style-name="ro1">
          <table:table-cell office:value-type="string" table:style-name="ce2">
            <text:p>giá này bao gồm phí shjp chưa shop</text:p>
          </table:table-cell>
          <table:table-cell table:number-columns-repeated="16383"/>
        </table:table-row>
        <table:table-row table:style-name="ro1">
          <table:table-cell office:value-type="string" table:style-name="ce2">
            <text:p>Sản phẩm dùng tốt nhưng đóng vào rồi là gần như không mở ra được</text:p>
          </table:table-cell>
          <table:table-cell table:number-columns-repeated="16383"/>
        </table:table-row>
        <table:table-row table:style-name="ro1">
          <table:table-cell office:value-type="string" table:style-name="ce2">
            <text:p>Sản phẩm khá chắc chắn, giá cả cũng hợp lý, rất hài lòng với sản phẩm</text:p>
          </table:table-cell>
          <table:table-cell table:number-columns-repeated="16383"/>
        </table:table-row>
        <table:table-row table:style-name="ro1">
          <table:table-cell office:value-type="string" table:style-name="ce2">
            <text:p>thiết kế đẹp, gắn ổ cứng vừa khít. tốc độ đọc ghi nhanh.</text:p>
          </table:table-cell>
          <table:table-cell table:number-columns-repeated="16383"/>
        </table:table-row>
        <table:table-row table:style-name="ro1">
          <table:table-cell office:value-type="string" table:style-name="ce2">
            <text:p>Nhỏ gọn, tiện dụng.</text:p>
            <text:p>Vỏ nhựa cứng nên dễ bể nếu rơi hoặc cấn...</text:p>
          </table:table-cell>
          <table:table-cell table:number-columns-repeated="16383"/>
        </table:table-row>
        <table:table-row table:style-name="ro1">
          <table:table-cell office:value-type="string" table:style-name="ce2">
            <text:p>Thiết kế gọn, trong suốt và dễ sử dụng. Tốc độ truyền tải ổn định.</text:p>
          </table:table-cell>
          <table:table-cell table:number-columns-repeated="16383"/>
        </table:table-row>
        <table:table-row table:style-name="ro1">
          <table:table-cell office:value-type="string" table:style-name="ce2">
            <text:p>Sau 2 lần dùng, mình thấy tốc độ nhanh, ổn định, giá hợp lý.</text:p>
          </table:table-cell>
          <table:table-cell table:number-columns-repeated="16383"/>
        </table:table-row>
        <table:table-row table:style-name="ro1">
          <table:table-cell office:value-type="string" table:style-name="ce2">
            <text:p>Đã nhận được hàng. Đóng gói khá chắc chắn, nhưng lúc mở ra thì thấy có vết rạch ở vỏ giấy nhựa, chắc để dán tem bảo hành. Chất lượng thì phải sử dụng mới đánh giá được</text:p>
          </table:table-cell>
          <table:table-cell table:number-columns-repeated="16383"/>
        </table:table-row>
        <table:table-row table:style-name="ro1">
          <table:table-cell office:value-type="string" table:style-name="ce2">
            <text:p>sim kích hoạt từ ngày 5, ngày mua 21 =&gt; trôi mất nửa tháng kiểm tra trên my viettel app thấy có đăng ký gói d500 rồi nên chắc ổn sim cũng đã có đăng ký thông tin nên chắc không phải đăng ký nữa</text:p>
          </table:table-cell>
          <table:table-cell table:number-columns-repeated="16383"/>
        </table:table-row>
        <table:table-row table:style-name="ro1">
          <table:table-cell office:value-type="string" table:style-name="ce2">
            <text:p>Mình vừa mới nhận hàng xong, lúc check thì gói D500 đã được đăng kí từ ngày 02/02/2020 cơ. Mà hôm nay đã <text:s/>07/03/2020 rồi. Bị hụt mất một tháng đăng kí, chỉ còn 11 tháng sử dụng thôi. Test 4g thì tuyệt vời, tốc độ của mạng viettel thì không cần nói nhiều đến nữa. Nhận xét chung lại thì với mức giá này cho gói D500 thì ổn</text:p>
          </table:table-cell>
          <table:table-cell table:number-columns-repeated="16383"/>
        </table:table-row>
        <table:table-row table:style-name="ro1">
          <table:table-cell office:value-type="string" table:style-name="ce2">
            <text:p>shop giao hàng nhanh, mới đặt 1 hôm đã có hàng. check sim đã kích hoạt được 9 ngày. thủ tục bảo hành điện tử cũng đơn giản. sóng 4g tốt, hi vọng sử dụng được 11 tháng</text:p>
          </table:table-cell>
          <table:table-cell table:number-columns-repeated="16383"/>
        </table:table-row>
        <table:table-row table:style-name="ro1">
          <table:table-cell office:value-type="string" table:style-name="ce2">
            <text:p>Nói chung thì dùng được 2 tháng và thấy Sim này dùng cũng OK, định cho 4,5 sao nhưng không có đành để 4 vậy. Có mỗi cái là shop không trả lời cách check đủ 12 tháng hay không, có search google nhưng sao Sim này hơi lạ.</text:p>
          </table:table-cell>
          <table:table-cell table:number-columns-repeated="16383"/>
        </table:table-row>
        <table:table-row table:style-name="ro1">
          <table:table-cell office:value-type="string" table:style-name="ce2">
            <text:p>tiki giao hàng nhanh hơn so với dự kiến mặc dù mình ở tỉnh. Sim đã kích hoạt tháng đầu hết 23 ngày chỉ còn 7 ngày. tốc độ internet ok. Nếu sim chỉ kích hoạt trước1 2 tuần thì mình cho 5 sao</text:p>
          </table:table-cell>
          <table:table-cell table:number-columns-repeated="16383"/>
        </table:table-row>
        <table:table-row table:style-name="ro1">
          <table:table-cell office:value-type="string" table:style-name="ce2">
            <text:p>Tốc độ download ok, upload chưa cao và ping còn lớn. Like cho chuyển hàng nhanh, chưa check được time kích hoạt</text:p>
          </table:table-cell>
          <table:table-cell table:number-columns-repeated="16383"/>
        </table:table-row>
        <table:table-row table:style-name="ro1">
          <table:table-cell office:value-type="string" table:style-name="ce2">
            <text:p>Tiki giao hàng nhanh, mới đặt hôm trước hôm sau đã có, gói cước mới đăng kí cách ngày đặt 15 ngày, đúng mạng 4G Viettel nhanh ổn định</text:p>
          </table:table-cell>
          <table:table-cell table:number-columns-repeated="16383"/>
        </table:table-row>
        <table:table-row table:style-name="ro1">
          <table:table-cell office:value-type="string" table:style-name="ce2">
            <text:p>Mình nhận sim vào ngày 10/8/2020, kiểm tra với tổng đài Viettel thì thấy sim đã kích hoạt từ ngày 24/07/2020, bị trôi mất hơn nửa tháng.</text:p>
          </table:table-cell>
          <table:table-cell table:number-columns-repeated="16383"/>
        </table:table-row>
        <table:table-row table:style-name="ro1">
          <table:table-cell office:value-type="string" table:style-name="ce2">
            <text:p>Mình mua vào 8/9/2020 Check qua app thì thấy gói kích hoạt vào 12/8 tuy trôi gần 1 tháng nhưng chấp nhận được</text:p>
          </table:table-cell>
          <table:table-cell table:number-columns-repeated="16383"/>
        </table:table-row>
        <table:table-row table:style-name="ro1">
          <table:table-cell office:value-type="string" table:style-name="ce2">
            <text:p>Mới mua thì tốc độ vèo vèo khoảng một hai tháng thì tốc độ chậm dần nhiều lúc đang chơi mất sóng không hiểu lí do vì sao.</text:p>
          </table:table-cell>
          <table:table-cell table:number-columns-repeated="16383"/>
        </table:table-row>
        <table:table-row table:style-name="ro1">
          <table:table-cell office:value-type="string" table:style-name="ce2">
            <text:p>Ship hàng đúng hẹn, tốc độ tốt, nhỉnh hơn 4g Mobi 1 chút chỗ mình xài, hạn cũng gần chính xác, trôi vài ngày.</text:p>
          </table:table-cell>
          <table:table-cell table:number-columns-repeated="16383"/>
        </table:table-row>
        <table:table-row table:style-name="ro1">
          <table:table-cell office:value-type="string" table:style-name="ce2">
            <text:p>mua 5/1 mà gắn sim kiểm tra thì đăng ký 9/12 mất gần 1 tháng , sim xai thì ok mak lan sau dk thì 1 tuần đổ lại là ổn cho 4 sao</text:p>
          </table:table-cell>
          <table:table-cell table:number-columns-repeated="16383"/>
        </table:table-row>
        <table:table-row table:style-name="ro1">
          <table:table-cell office:value-type="string" table:style-name="ce2">
            <text:p>sim đã trôi mất 1 tháng nhưng vẫn chấp nhận được với cả không thấy có bảo hành j cho 4 sao</text:p>
          </table:table-cell>
          <table:table-cell table:number-columns-repeated="16383"/>
        </table:table-row>
        <table:table-row table:style-name="ro1">
          <table:table-cell office:value-type="string" table:style-name="ce2">
            <text:p>Giao hàng nhanh, dùng được ngay. <text:s/>Cho 4* vì chưa kiểm tra thời gian kích hoạt</text:p>
          </table:table-cell>
          <table:table-cell table:number-columns-repeated="16383"/>
        </table:table-row>
        <table:table-row table:style-name="ro1">
          <table:table-cell office:value-type="string" table:style-name="ce2">
            <text:p>giao hàng nhanh, thủ tục đăng kí nhanh gọn, dùng ngay, mạng hơi chập chờn</text:p>
          </table:table-cell>
          <table:table-cell table:number-columns-repeated="16383"/>
        </table:table-row>
        <table:table-row table:style-name="ro1">
          <table:table-cell office:value-type="string" table:style-name="ce2">
            <text:p>Bị trôi thời hạn dùng hơn nữa tháng. Số điện thoại người bán phục vụ tốt</text:p>
          </table:table-cell>
          <table:table-cell table:number-columns-repeated="16383"/>
        </table:table-row>
        <table:table-row table:style-name="ro1">
          <table:table-cell office:value-type="string" table:style-name="ce2">
            <text:p>Sim cắm vô dùng được liền, tốc độ tốt, đủ để chơi game</text:p>
          </table:table-cell>
          <table:table-cell table:number-columns-repeated="16383"/>
        </table:table-row>
        <table:table-row table:style-name="ro1">
          <table:table-cell office:value-type="string" table:style-name="ce2">
            <text:p>Nhận xét sau 2 tuần sử dụng. Ưu điểm: tốc độ cao, mình chỉ xài gói 220k của Viettel thôi nhưng speed so với router gốc của viettel tăng gấp đôi. Mạng ổn định không bị rớt. Nhược điểm: khả năng xuyên tường dày kém hơn cả router đi kèm của Viettel, chỉ lên một tầng lầu cách router có 4 m mà sóng yếu hẳn, làm mình đành phải mắc công đi dây lên lầu xài. Bạn nào muốn xuyên tường mạnh thì mình nghĩ nên đầu tư lên hẳn dòng gần 1 triệu của Asus.</text:p>
          </table:table-cell>
          <table:table-cell table:number-columns-repeated="16383"/>
        </table:table-row>
        <table:table-row table:style-name="ro1">
          <table:table-cell office:value-type="string" table:style-name="ce2">
            <text:p>Lúc có tốc độ cao thì tốt. Còn khi hết rồi thì khá yếu. Yếu hơn 3G nữa</text:p>
          </table:table-cell>
          <table:table-cell table:number-columns-repeated="16383"/>
        </table:table-row>
        <table:table-row table:style-name="ro1">
          <table:table-cell office:value-type="string" table:style-name="ce2">
            <text:p>Tạm ổn ,kích hoạt trước 20 ngày nhưng không sao</text:p>
          </table:table-cell>
          <table:table-cell table:number-columns-repeated="16383"/>
        </table:table-row>
        <table:table-row table:style-name="ro1">
          <table:table-cell office:value-type="string" table:style-name="ce2">
            <text:p>Router Archer C50 <text:s/>NGOẠI HÌNH: cảm nhận đẹp, lịch sự, có phần hơi hầm hố với 4 râu antenna, bên dưới có nhiều lỗ tản nhiệt, ...và hộp đóng gói thì rất to... <text:s/>CHẤT LƯỢNG: sau khi trải nghiệm khoảng hơn 10 ngày với tần suất sử dụng liên tục (không tắt bật). Ở băng tần 5ghz chất lượng sóng rất ổn định và ít lag, bạn nào chơi game hoặc xem phim nên kết nối đến kênh này. <text:s/>Chú ý về khoảng cách kết nối đến thiết bị vì sóng 5ghz không truyền đi xa. <text:s/>Tp-Link là một thương hiệu lâu đời bán ở Việt Nam, đã chứng minh được theo thời gian về chất lượng các sản phẩm (phân khúc bình dân). <text:s/>Đáng đồng tiền nhé các bạn.<text:s text:c="2"/></text:p>
          </table:table-cell>
          <table:table-cell table:number-columns-repeated="16383"/>
        </table:table-row>
        <table:table-row table:style-name="ro1">
          <table:table-cell office:value-type="string" table:style-name="ce2">
            <text:p>Đặt vận chuyển chiều hum trc. Sáng hôm sau đã giao. <text:s/>Cài đặt wifi bằng app nhanh, tiện theo dõi hơn trước nhiều. Có nhiều chế độ tuỳ chọn và bảo mật( nhớ đọc hướng dẫn) Wifi có hỗ trợ 2,4 GHz - xuyên tường tốt, vùng truyền tín hiệu xa; 5GHz - tốc độ cao, ping chơi game thấp. Khá ổn định - điem trừ đó là chân adapter khá bé. Nhà sản xuất cần làm to hơn thì dễ cắm và bám ổ điện hơn nữa. - toả nhiệt còn lớn , nên không biết sau này có bị treo hay bị hư hỏng thế nào sau khi hết hạn bảo hành</text:p>
          </table:table-cell>
          <table:table-cell table:number-columns-repeated="16383"/>
        </table:table-row>
        <table:table-row table:style-name="ro1">
          <table:table-cell office:value-type="string" table:style-name="ce2">
            <text:p>Mạng 4G không được mạnh cho lắm, Thỉnh thoảng lại rớt mạng</text:p>
          </table:table-cell>
          <table:table-cell table:number-columns-repeated="16383"/>
        </table:table-row>
        <table:table-row table:style-name="ro1">
          <table:table-cell office:value-type="string" table:style-name="ce2">
            <text:p>Mạng hơi yếu :&lt;</text:p>
          </table:table-cell>
          <table:table-cell table:number-columns-repeated="16383"/>
        </table:table-row>
        <table:table-row table:style-name="ro1">
          <table:table-cell office:value-type="string" table:style-name="ce2">
            <text:p>sản phẩm ok sài thấy ổn về sau chưa biết</text:p>
          </table:table-cell>
          <table:table-cell table:number-columns-repeated="16383"/>
        </table:table-row>
        <table:table-row table:style-name="ro1">
          <table:table-cell office:value-type="string" table:style-name="ce2">
            <text:p>Mạng không mạnh lắm. Tương đối ổn</text:p>
          </table:table-cell>
          <table:table-cell table:number-columns-repeated="16383"/>
        </table:table-row>
        <table:table-row table:style-name="ro1">
          <table:table-cell office:value-type="string" table:style-name="ce2">
            <text:p>5G truyền được cách 3m 2.4G truyền được cách 5 m là dùng ổn, <text:s/>nhà mình để wifi có mỗi phòng mình dùng được mặc du có treo lên trong bán kính thì mạnh nhưng chỉ cần xuống 4 vạch thì lúc được lúc không</text:p>
          </table:table-cell>
          <table:table-cell table:number-columns-repeated="16383"/>
        </table:table-row>
        <table:table-row table:style-name="ro1">
          <table:table-cell office:value-type="string" table:style-name="ce2">
            <text:p>Mình đặt mua Archer C50 V3 này cách đây 1 tháng. Hình thức đẹp, sóng khoẻ, bắt mắt, nhưng khi cài đặt xong thì hơi thất vọng. Ping đến router chập chờn ở cả 2 băng tần 2.4Ghz và 5Ghz, cứ <text:s/>ping 10 gói tin thì có đến 3 gói tin time ~ 100ms. Mình có gởi lại cho Tiki bảo hành. Sau đó tiki có gọi lại thông báo như thông số vậy hãng báo là bình thường. <text:s/>Nếu bạn nào dùng cho công việc cần tính ổn định thì mình đánh giá sản phẩm này không cao. Nhưng nếu sử dụng cho giải trí hoặc gia đình thì ok.</text:p>
          </table:table-cell>
          <table:table-cell table:number-columns-repeated="16383"/>
        </table:table-row>
        <table:table-row table:style-name="ro1">
          <table:table-cell office:value-type="string" table:style-name="ce2">
            <text:p>Sóng 5g mạnh không bị đứt đoạn nhưng lại quá yếu. không thể đạt tốc độ tốt khi vào trong phòng cửa gỗ ( cục wifi để trung tâm hành lang) cách không quá xa. Nên chủ yếu mình dùng sóng 2.4g là chính</text:p>
          </table:table-cell>
          <table:table-cell table:number-columns-repeated="16383"/>
        </table:table-row>
        <table:table-row table:style-name="ro1">
          <table:table-cell office:value-type="string" table:style-name="ce2">
            <text:p>Dùng tốt. Có kích hoạt trước</text:p>
          </table:table-cell>
          <table:table-cell table:number-columns-repeated="16383"/>
        </table:table-row>
        <table:table-row table:style-name="ro1">
          <table:table-cell office:value-type="string" table:style-name="ce2">
            <text:p>hài lòng với sim mua về kttk ok</text:p>
          </table:table-cell>
          <table:table-cell table:number-columns-repeated="16383"/>
        </table:table-row>
        <table:table-row table:style-name="ro1">
          <table:table-cell office:value-type="string" table:style-name="ce2">
            <text:p>Sóng 5GHz rất mạnh, gần như tương đương với mạng LAN. Nhưng với sóng 2.4GHz thì chỉ cần qua 1 bức tường là đã giảm khá nhiều, thỉnh thoảng chỉ bắt được 1 vạch hoặc mất sóng.</text:p>
          </table:table-cell>
          <table:table-cell table:number-columns-repeated="16383"/>
        </table:table-row>
        <table:table-row table:style-name="ro1">
          <table:table-cell office:value-type="string" table:style-name="ce2">
            <text:p>tạm thời xài ổn</text:p>
          </table:table-cell>
          <table:table-cell table:number-columns-repeated="16383"/>
        </table:table-row>
        <table:table-row table:style-name="ro1">
          <table:table-cell office:value-type="string" table:style-name="ce2">
            <text:p>thi thoảng kênh 5 hay bị rớt chán mút mùa, kênh 2g ổn định hơn, nhưng tầm sóng 2G lại không được xa như đời 940, mua về cho vợ xem livestream chắc ổn, còn lướt web khối lượng thiết bị mới con này yếu hơn 940</text:p>
          </table:table-cell>
          <table:table-cell table:number-columns-repeated="16383"/>
        </table:table-row>
        <table:table-row table:style-name="ro1">
          <table:table-cell office:value-type="string" table:style-name="ce2">
            <text:p>Có thêm nó để phụ cho cái moderm của FPT cùi mía, ping liên quân luôn ổn đinh ở mức 5ms, ngon hẳn (ở băng tầng 5G). PUBG thì không còn lag nữa, bắn ngon hẳn. ĐỢi trải nghiệm thêm tg nữa ra sao.</text:p>
          </table:table-cell>
          <table:table-cell table:number-columns-repeated="16383"/>
        </table:table-row>
        <table:table-row table:style-name="ro1">
          <table:table-cell office:value-type="string" table:style-name="ce2">
            <text:p>thanh toán momo giao hàng trong 2 giờ đóng gói cẩn thận. Các bạn có ý định mua lưu ý băng thông 5G mạnh mẽ nhưng giới hạn khoảng cách tầm 5m; băng 2.4G phát tốt trong phạm vi 1 lầu nhe ( như modem của nhà mạng thôi)</text:p>
          </table:table-cell>
          <table:table-cell table:number-columns-repeated="16383"/>
        </table:table-row>
        <table:table-row table:style-name="ro1">
          <table:table-cell office:value-type="string" table:style-name="ce2">
            <text:p>Tới đến thời điểm hiện tại xài khá ổn. Giao hàng khá chậm so với thời gian dự kiến. Còn 1 đơn hàng đã tiếp nhận nhưng không biết khi nào giao. Đã đặt 5 ngày</text:p>
          </table:table-cell>
          <table:table-cell table:number-columns-repeated="16383"/>
        </table:table-row>
        <table:table-row table:style-name="ro1">
          <table:table-cell office:value-type="string" table:style-name="ce2">
            <text:p>Dùng khoảng 5 tháng thấy ổn định mình mới review. Dùng ổn định, trong quá trình dùng không phải tắt mở hay reset gì hết. Setting đơn giản, sóng phủ mức tương đối.</text:p>
          </table:table-cell>
          <table:table-cell table:number-columns-repeated="16383"/>
        </table:table-row>
        <table:table-row table:style-name="ro1">
          <table:table-cell office:value-type="string" table:style-name="ce2">
            <text:p>Sản phẩm chạy ở chế độ bridge mode (không NAT không DHCP-server) ổn sau vài tháng sử dụng. <text:s/>Tuy nhiên tính năng bật tắt sóng theo giờ hoạt đông không ổn định.</text:p>
          </table:table-cell>
          <table:table-cell table:number-columns-repeated="16383"/>
        </table:table-row>
        <table:table-row table:style-name="ro1">
          <table:table-cell office:value-type="string" table:style-name="ce2">
            <text:p>Giao hàng nhanh. Mạng khá ổn định. Do tầm giá này không có công nghệ mu-mimo nên hơi đôi lúc mạng chập chờn nhưng nhìn chung vẫn chấp nhận được.</text:p>
          </table:table-cell>
          <table:table-cell table:number-columns-repeated="16383"/>
        </table:table-row>
        <table:table-row table:style-name="ro1">
          <table:table-cell office:value-type="string" table:style-name="ce2">
            <text:p>Hi all! Vì sao 1 số ứng dụng như appstore không thể vào mạng được? Ứng dụng học tiếng anh Acellus cũng không vào được Các web khác vào bình thường</text:p>
          </table:table-cell>
          <table:table-cell table:number-columns-repeated="16383"/>
        </table:table-row>
        <table:table-row table:style-name="ro1">
          <table:table-cell office:value-type="string" table:style-name="ce2">
            <text:p>Thiết bị chạy ổn định. Dễ cài đặt. Giải quyết được 2/3 vấn đề của router nhà mạng cấp. Vẫn bị mất mạng ở trong phòng tắm.</text:p>
          </table:table-cell>
          <table:table-cell table:number-columns-repeated="16383"/>
        </table:table-row>
        <table:table-row table:style-name="ro1">
          <table:table-cell office:value-type="string" table:style-name="ce2">
            <text:p>Tốc độ ổn định. Bán kính không được xa lắm dù 4 ăng ten lận. Khảng năng xuyên tường của băng tần 2.4GHz cũng không hẳn tốt.</text:p>
          </table:table-cell>
          <table:table-cell table:number-columns-repeated="16383"/>
        </table:table-row>
        <table:table-row table:style-name="ro1">
          <table:table-cell office:value-type="string" table:style-name="ce2">
            <text:p>Mình mua được vài ngày rồi. Hàng đóng gói và vận chuyển đều tốt. Sóng sánh tạm ổn. Chỉ có band 5G hơi yếu thôi. Phòng sát vách để router mà chỉ nhận được 2/3 vạch sóng</text:p>
          </table:table-cell>
          <table:table-cell table:number-columns-repeated="16383"/>
        </table:table-row>
        <table:table-row table:style-name="ro1">
          <table:table-cell office:value-type="string" table:style-name="ce2">
            <text:p>Phòng mình chỉ 20m2 và nhu cầu chỉ ở trong phòng thì thiết bị ổn với sóng 5g, nhưng ra ngoài cách bức tường thì sóng 2.4g không ổn lắm</text:p>
          </table:table-cell>
          <table:table-cell table:number-columns-repeated="16383"/>
        </table:table-row>
        <table:table-row table:style-name="ro1">
          <table:table-cell office:value-type="string" table:style-name="ce2">
            <text:p>Giao hàng lâu thật, tiki thay đổi chính sách giao hàng 3 lần free 20k cho khách hàng nhưng độ chễ vẫn còn cao quá.</text:p>
          </table:table-cell>
          <table:table-cell table:number-columns-repeated="16383"/>
        </table:table-row>
        <table:table-row table:style-name="ro1">
          <table:table-cell office:value-type="string" table:style-name="ce2">
            <text:p>Sản phẩm sử dụng tốt, sóng wifi ổn định. Hàng giao đúng tiến độ, đóng gói cẩn thận, nguyên hộp.</text:p>
          </table:table-cell>
          <table:table-cell table:number-columns-repeated="16383"/>
        </table:table-row>
        <table:table-row table:style-name="ro1">
          <table:table-cell office:value-type="string" table:style-name="ce2">
            <text:p>Sản phẩm sài tốt trong tầm giá. Mua hàng Tiki thấy an tâm hơn khi thời buổi hàng nhái đầy rãy thị trường<text:s text:c="2"/></text:p>
          </table:table-cell>
          <table:table-cell table:number-columns-repeated="16383"/>
        </table:table-row>
        <table:table-row table:style-name="ro1">
          <table:table-cell office:value-type="string" table:style-name="ce2">
            <text:p>Dễ cài đặt và quản lý, Chất lượng wifi cải thiện không đáng kể so với wifi có sẵn của modem FPT</text:p>
          </table:table-cell>
          <table:table-cell table:number-columns-repeated="16383"/>
        </table:table-row>
        <table:table-row table:style-name="ro1">
          <table:table-cell office:value-type="string" table:style-name="ce2">
            <text:p>Cũng Ok . Mình nhận V4 , V5 thì ngon quá . Hơi tiếc</text:p>
          </table:table-cell>
          <table:table-cell table:number-columns-repeated="16383"/>
        </table:table-row>
        <table:table-row table:style-name="ro1">
          <table:table-cell office:value-type="string" table:style-name="ce2">
            <text:p>Giao hàng chuẩn trước 13h, sản phẩm đóng gói đẹp. Modem hiện sử dụng Ok.</text:p>
          </table:table-cell>
          <table:table-cell table:number-columns-repeated="16383"/>
        </table:table-row>
        <table:table-row table:style-name="ro1">
          <table:table-cell office:value-type="string" table:style-name="ce2">
            <text:p>Sử dụng cả hai băng tần nên cho độ phủ tầm xa khá, nói chung chất lượng phù hợp với giá, đáng tiền!</text:p>
          </table:table-cell>
          <table:table-cell table:number-columns-repeated="16383"/>
        </table:table-row>
        <table:table-row table:style-name="ro1">
          <table:table-cell office:value-type="string" table:style-name="ce2">
            <text:p>Do thoi gian này cap quang bị đứt nên cũng không danh giá được chất lượng thật sự, mong shop thông cảm</text:p>
          </table:table-cell>
          <table:table-cell table:number-columns-repeated="16383"/>
        </table:table-row>
        <table:table-row table:style-name="ro1">
          <table:table-cell office:value-type="string" table:style-name="ce2">
            <text:p>Sản phẩm dùng đến lúc viết nhận xét vẫn rất tốt! <text:s/>Băng tần 5GH thì phát không được xa, chỉ dùng được ơt tầng 1!</text:p>
          </table:table-cell>
          <table:table-cell table:number-columns-repeated="16383"/>
        </table:table-row>
        <table:table-row table:style-name="ro1">
          <table:table-cell office:value-type="string" table:style-name="ce2">
            <text:p>Tôi rất an tâm khi mua hàng bên tiki..sp chất lượng. Giao hàng nhanh..!</text:p>
          </table:table-cell>
          <table:table-cell table:number-columns-repeated="16383"/>
        </table:table-row>
        <table:table-row table:style-name="ro1">
          <table:table-cell office:value-type="string" table:style-name="ce2">
            <text:p>Sản phẩm tốt nhiều tiện ích, quản lý các thiết bị kết nối, khả năng phát bán kính rộng, rất đáng để mua dùng gia đình hoặc quán cafe, ...</text:p>
          </table:table-cell>
          <table:table-cell table:number-columns-repeated="16383"/>
        </table:table-row>
        <table:table-row table:style-name="ro1">
          <table:table-cell office:value-type="string" table:style-name="ce2">
            <text:p>Ban đầu dùng khá ok.thỉnh thoảng mạng không ổn định.nói chung dùng tốt trong tầm giá.</text:p>
          </table:table-cell>
          <table:table-cell table:number-columns-repeated="16383"/>
        </table:table-row>
        <table:table-row table:style-name="ro1">
          <table:table-cell office:value-type="string" table:style-name="ce2">
            <text:p>Sóng tốt, tốc độ ổn. Tuy nhiên, mạng viettel nhà mình đang có lỗi nên chưa đánh giá chính xác được.</text:p>
          </table:table-cell>
          <table:table-cell table:number-columns-repeated="16383"/>
        </table:table-row>
        <table:table-row table:style-name="ro1">
          <table:table-cell office:value-type="string" table:style-name="ce2">
            <text:p>Lắp dùm bà cô có 12 phòng trọ, lúc cao điểm hơi chậm chờn, còn lại ok.</text:p>
          </table:table-cell>
          <table:table-cell table:number-columns-repeated="16383"/>
        </table:table-row>
        <table:table-row table:style-name="ro1">
          <table:table-cell office:value-type="string" table:style-name="ce2">
            <text:p>Hai băng tần dùng tốt. Vừa tải lên và xuống cùng lúc khá tiện.</text:p>
          </table:table-cell>
          <table:table-cell table:number-columns-repeated="16383"/>
        </table:table-row>
        <table:table-row table:style-name="ro1">
          <table:table-cell office:value-type="string" table:style-name="ce2">
            <text:p>wifi 2 băng tần chạy nuột Tuy nhiên xuyên tường vẫn chưa được tốt lắm Nhà nhiều tường vẫn có điểm mù</text:p>
          </table:table-cell>
          <table:table-cell table:number-columns-repeated="16383"/>
        </table:table-row>
        <table:table-row table:style-name="ro1">
          <table:table-cell office:value-type="string" table:style-name="ce2">
            <text:p>Được cái băng tần kép còn chất lượng như mấy con khác.</text:p>
          </table:table-cell>
          <table:table-cell table:number-columns-repeated="16383"/>
        </table:table-row>
        <table:table-row table:style-name="ro1">
          <table:table-cell office:value-type="string" table:style-name="ce2">
            <text:p>Giao hàng nhanh, sản phẩm đúng, đóng gói cẩn thận.</text:p>
          </table:table-cell>
          <table:table-cell table:number-columns-repeated="16383"/>
        </table:table-row>
        <table:table-row table:style-name="ro1">
          <table:table-cell office:value-type="string" table:style-name="ce2">
            <text:p>Rất hài lòng về sản phẩm, giao hàng nhanh, nhiệt tình.</text:p>
          </table:table-cell>
          <table:table-cell table:number-columns-repeated="16383"/>
        </table:table-row>
        <table:table-row table:style-name="ro1">
          <table:table-cell office:value-type="string" table:style-name="ce2">
            <text:p>Sóng ổn định chỉ có sóng 5g kết nối không được xa còn lại đều ổn</text:p>
          </table:table-cell>
          <table:table-cell table:number-columns-repeated="16383"/>
        </table:table-row>
        <table:table-row table:style-name="ro1">
          <table:table-cell office:value-type="string" table:style-name="ce2">
            <text:p>Chất lượng tốt. Wifi ổn định App của TP-link dễ sử dụng để quản lý thiết bị.</text:p>
          </table:table-cell>
          <table:table-cell table:number-columns-repeated="16383"/>
        </table:table-row>
        <table:table-row table:style-name="ro1">
          <table:table-cell office:value-type="string" table:style-name="ce2">
            <text:p>Giao hàng nhanh. Chính hãng . Cấu hình cài đặt đơn giản sử dụng tốt</text:p>
          </table:table-cell>
          <table:table-cell table:number-columns-repeated="16383"/>
        </table:table-row>
        <table:table-row table:style-name="ro1">
          <table:table-cell office:value-type="string" table:style-name="ce2">
            <text:p>Mua được 2 tháng rồi và nó vẫn còn sống. Âm thanh nghe hay hơn tai nghe chính hãng của điện thoại, giống như đang xem live vậy. Điểm trừ là không thể kết nối 2 cái cùng 1 lúc. Dù sao nghe 1 cái cũng OK rồi. Sạc đầy cho hộp thì xài được 5 ngày, còn tai nghe thì nghe nhạc 3 tiếng vẫn chưa hết pin. <text:s text:c="2"/>Có thể đáng để mua.</text:p>
          </table:table-cell>
          <table:table-cell table:number-columns-repeated="16383"/>
        </table:table-row>
        <table:table-row table:style-name="ro1">
          <table:table-cell office:value-type="string" table:style-name="ce2">
            <text:p>không ổn định lắm,chỉ được cái phát sóng xa hơn thôi</text:p>
          </table:table-cell>
          <table:table-cell table:number-columns-repeated="16383"/>
        </table:table-row>
        <table:table-row table:style-name="ro1">
          <table:table-cell office:value-type="string" table:style-name="ce2">
            <text:p>Sai ok nhung huong dan cai dat khong ro, phai len mang Tim hieu moi cai duoc.</text:p>
          </table:table-cell>
          <table:table-cell table:number-columns-repeated="16383"/>
        </table:table-row>
        <table:table-row table:style-name="ro1">
          <table:table-cell office:value-type="string" table:style-name="ce2">
            <text:p>Giao hàng đúng như hình , nghe tốt âm thanh chuẩn, giao hàng nhanh . Nhưng đến nay sử dụng gần ba thang thì một tai nghe không hoạt động không nghe được . Không biết có đổi được không ?</text:p>
          </table:table-cell>
          <table:table-cell table:number-columns-repeated="16383"/>
        </table:table-row>
        <table:table-row table:style-name="ro1">
          <table:table-cell office:value-type="string" table:style-name="ce2">
            <text:p>Không xuyên qua đươc 1 tầng, dùng khá mau chán. Ngồi gần thì ok!</text:p>
          </table:table-cell>
          <table:table-cell table:number-columns-repeated="16383"/>
        </table:table-row>
        <table:table-row table:style-name="ro1">
          <table:table-cell office:value-type="string" table:style-name="ce2">
            <text:p>Sp kha on, song manh. Cac ban yen tam <text:s/>khi mua</text:p>
          </table:table-cell>
          <table:table-cell table:number-columns-repeated="16383"/>
        </table:table-row>
        <table:table-row table:style-name="ro1">
          <table:table-cell office:value-type="string" table:style-name="ce2">
            <text:p>ok nghe rất hay nhưng chỉ cần bỏ vào túi quần mà đi thì nó bị bè và bị tắc nên mình chỉ cho 4sao thôi xin sốp hảy cố gắn khác phục nha</text:p>
          </table:table-cell>
          <table:table-cell table:number-columns-repeated="16383"/>
        </table:table-row>
        <table:table-row table:style-name="ro1">
          <table:table-cell office:value-type="string" table:style-name="ce2">
            <text:p>Tai nghe rõ, không bị lẫn tạp ám hoặc bị ồn. Hàng nhận được giống như hình trên trang Wed, giao hàng nhanh (Tiki báo thứ 7 giao nhưng thứ 6 đã đến giao rồi)</text:p>
          </table:table-cell>
          <table:table-cell table:number-columns-repeated="16383"/>
        </table:table-row>
        <table:table-row table:style-name="ro1">
          <table:table-cell office:value-type="string" table:style-name="ce2">
            <text:p>Giao hàng ok , chất lượng ổn <text:s/>không hỏng hóc , đọc kĩ hướng dẫn là ok Tuy vậy khuyên mọi người không nên mua để nghe nhạc vì âm khá tồi</text:p>
          </table:table-cell>
          <table:table-cell table:number-columns-repeated="16383"/>
        </table:table-row>
        <table:table-row table:style-name="ro1">
          <table:table-cell office:value-type="string" table:style-name="ce2">
            <text:p>Dùng tạm thời tốt ! 3 lần mua router ở tiki đều ổn</text:p>
          </table:table-cell>
          <table:table-cell table:number-columns-repeated="16383"/>
        </table:table-row>
        <table:table-row table:style-name="ro1">
          <table:table-cell office:value-type="string" table:style-name="ce2">
            <text:p>Cho hỏi sao mình thấy khi lấy tai nghe ra khỏi sạc thì cứ sáng đèn hoài có tắt được k hay và có thể chỉnh được âm lượng trên tai nghe k. Xin cám ơn</text:p>
          </table:table-cell>
          <table:table-cell table:number-columns-repeated="16383"/>
        </table:table-row>
        <table:table-row table:style-name="ro1">
          <table:table-cell office:value-type="string" table:style-name="ce2">
            <text:p>giao hàng nhanh, tai nghe sử dụng được nhưng không thấy logo như hình quảng cáo.</text:p>
          </table:table-cell>
          <table:table-cell table:number-columns-repeated="16383"/>
        </table:table-row>
        <table:table-row table:style-name="ro1">
          <table:table-cell office:value-type="string" table:style-name="ce2">
            <text:p>đóng gói tốt, sản phẩm dùng hơn 4 tháng chưa có lỗi gì!</text:p>
          </table:table-cell>
          <table:table-cell table:number-columns-repeated="16383"/>
        </table:table-row>
        <table:table-row table:style-name="ro1">
          <table:table-cell office:value-type="string" table:style-name="ce2">
            <text:p>dùng ổn</text:p>
          </table:table-cell>
          <table:table-cell table:number-columns-repeated="16383"/>
        </table:table-row>
        <table:table-row table:style-name="ro1">
          <table:table-cell office:value-type="string" table:style-name="ce2">
            <text:p>Chỉ là version 4 không phải version 5<text:s/></text:p>
          </table:table-cell>
          <table:table-cell table:number-columns-repeated="16383"/>
        </table:table-row>
        <table:table-row table:style-name="ro1">
          <table:table-cell office:value-type="string" table:style-name="ce2">
            <text:p>Sản phẩm thiết kế đẹp mặt</text:p>
          </table:table-cell>
          <table:table-cell table:number-columns-repeated="16383"/>
        </table:table-row>
        <table:table-row table:style-name="ro1">
          <table:table-cell office:value-type="string" table:style-name="ce2">
            <text:p>Cho hỏi sao tay nghe kết nối 1 bên thì bên kia không kết nối được vậy. <text:s/>không sài 2 bên cùng lúc được. <text:s/>cần tư vấn gấp</text:p>
          </table:table-cell>
          <table:table-cell table:number-columns-repeated="16383"/>
        </table:table-row>
        <table:table-row table:style-name="ro1">
          <table:table-cell office:value-type="string" table:style-name="ce2">
            <text:p>Sóng hơi yếu so với kì vọng</text:p>
          </table:table-cell>
          <table:table-cell table:number-columns-repeated="16383"/>
        </table:table-row>
        <table:table-row table:style-name="ro1">
          <table:table-cell office:value-type="string" table:style-name="ce2">
            <text:p>hàng kg có đỉa CD</text:p>
          </table:table-cell>
          <table:table-cell table:number-columns-repeated="16383"/>
        </table:table-row>
        <table:table-row table:style-name="ro1">
          <table:table-cell office:value-type="string" table:style-name="ce2">
            <text:p>Tốt trong tầm giá. Lúc đầu một bên nói tiếng anh một bên nói tiếng hoa. Được một thời gian cả hai nói tiếng tàu</text:p>
          </table:table-cell>
          <table:table-cell table:number-columns-repeated="16383"/>
        </table:table-row>
        <table:table-row table:style-name="ro1">
          <table:table-cell office:value-type="string" table:style-name="ce2">
            <text:p>Wifi mạnh, router tốt, dễ sử dụng và giao hàng hóa nhanh...?</text:p>
          </table:table-cell>
          <table:table-cell table:number-columns-repeated="16383"/>
        </table:table-row>
        <table:table-row table:style-name="ro1">
          <table:table-cell office:value-type="string" table:style-name="ce2">
            <text:p>phát không được xa. băng tần 5g sóng khỏe tốt so với giá</text:p>
          </table:table-cell>
          <table:table-cell table:number-columns-repeated="16383"/>
        </table:table-row>
        <table:table-row table:style-name="ro1">
          <table:table-cell office:value-type="string" table:style-name="ce2">
            <text:p>chất lượng rất tốt, tuy vậy sóng dan vào nên hay trậm trờn a</text:p>
          </table:table-cell>
          <table:table-cell table:number-columns-repeated="16383"/>
        </table:table-row>
        <table:table-row table:style-name="ro1">
          <table:table-cell office:value-type="string" table:style-name="ce2">
            <text:p>giao hàng nhanh, đóng gói khá cẩn thận. Mới dùng thử và thấy chất lượng khá tốt</text:p>
          </table:table-cell>
          <table:table-cell table:number-columns-repeated="16383"/>
        </table:table-row>
        <table:table-row table:style-name="ro1">
          <table:table-cell office:value-type="string" table:style-name="ce2">
            <text:p>tai nghe ổn trong tầm giá. Nhẹ đeo ôm tai chất âm nhiều treep thiếu bass</text:p>
          </table:table-cell>
          <table:table-cell table:number-columns-repeated="16383"/>
        </table:table-row>
        <table:table-row table:style-name="ro1">
          <table:table-cell office:value-type="string" table:style-name="ce2">
            <text:p>Tôi hài lòng về sản phẩm đã mua, sản phẩm phù hợp với số tiền bỏ ra. Cảm ơn shop.</text:p>
          </table:table-cell>
          <table:table-cell table:number-columns-repeated="16383"/>
        </table:table-row>
        <table:table-row table:style-name="ro1">
          <table:table-cell office:value-type="string" table:style-name="ce2">
            <text:p>Trải nghiệm ban đầu khá ok. Cần check thêm pin sau 1 khoảng thời gian sử dụng</text:p>
          </table:table-cell>
          <table:table-cell table:number-columns-repeated="16383"/>
        </table:table-row>
        <table:table-row table:style-name="ro1">
          <table:table-cell office:value-type="string" table:style-name="ce2">
            <text:p>Cũng được hàng giao nhanh nghe cũng tốt, còn bền không thì tg trả lời, rẻ</text:p>
          </table:table-cell>
          <table:table-cell table:number-columns-repeated="16383"/>
        </table:table-row>
        <table:table-row table:style-name="ro1">
          <table:table-cell office:value-type="string" table:style-name="ce2">
            <text:p>Sản phẩm sử dụng ổn, chất lượng nghe tốt, đánh giá 4 sao</text:p>
          </table:table-cell>
          <table:table-cell table:number-columns-repeated="16383"/>
        </table:table-row>
        <table:table-row table:style-name="ro1">
          <table:table-cell office:value-type="string" table:style-name="ce2">
            <text:p>2 thang truoc minh có mua 1 cái, nghe ổn gio mua them 1 cai cho con trai,âm thanh tốt</text:p>
          </table:table-cell>
          <table:table-cell table:number-columns-repeated="16383"/>
        </table:table-row>
        <table:table-row table:style-name="ro1">
          <table:table-cell office:value-type="string" table:style-name="ce2">
            <text:p>mới lấy chưa biết thế nào phải trải nghiệm hình thức đóng gói được</text:p>
          </table:table-cell>
          <table:table-cell table:number-columns-repeated="16383"/>
        </table:table-row>
        <table:table-row table:style-name="ro1">
          <table:table-cell office:value-type="string" table:style-name="ce2">
            <text:p>đang test mà hơn 2h nghe nhạc liên tục chưa hết pin chắc sẽ ổn</text:p>
          </table:table-cell>
          <table:table-cell table:number-columns-repeated="16383"/>
        </table:table-row>
        <table:table-row table:style-name="ro1">
          <table:table-cell office:value-type="string" table:style-name="ce2">
            <text:p>k thể kết nối 2 tai nghe cùng lúc được...mong shop tư vấn.</text:p>
          </table:table-cell>
          <table:table-cell table:number-columns-repeated="16383"/>
        </table:table-row>
        <table:table-row table:style-name="ro1">
          <table:table-cell office:value-type="string" table:style-name="ce2">
            <text:p>Tiếc quá, mới đặt hàng tuần trước bên Tada bán thì báo hết hàng, mới đặt mua bên shoppe hàng về rồi thì tiki trading lại có hàng mà giá chỉ 670k, tiếc ghê</text:p>
          </table:table-cell>
          <table:table-cell table:number-columns-repeated="16383"/>
        </table:table-row>
        <table:table-row table:style-name="ro1">
          <table:table-cell office:value-type="string" table:style-name="ce2">
            <text:p>em vừa đặt 26.11.2019. nhưng e nhận hàng thì không có tem bảo hành ạ. v phải làm s ạ</text:p>
          </table:table-cell>
          <table:table-cell table:number-columns-repeated="16383"/>
        </table:table-row>
        <table:table-row table:style-name="ro1">
          <table:table-cell office:value-type="string" table:style-name="ce2">
            <text:p>Sản phẩm tốt hợp vs giá tiền<text:s/></text:p>
          </table:table-cell>
          <table:table-cell table:number-columns-repeated="16383"/>
        </table:table-row>
        <table:table-row table:style-name="ro1">
          <table:table-cell office:value-type="string" table:style-name="ce2">
            <text:p>Ok rất tốt</text:p>
          </table:table-cell>
          <table:table-cell table:number-columns-repeated="16383"/>
        </table:table-row>
        <table:table-row table:style-name="ro1">
          <table:table-cell office:value-type="string" table:style-name="ce2">
            <text:p>giao hàng nhanh. nghe tạm được hợp túi tiền</text:p>
          </table:table-cell>
          <table:table-cell table:number-columns-repeated="16383"/>
        </table:table-row>
        <table:table-row table:style-name="ro1">
          <table:table-cell office:value-type="string" table:style-name="ce2">
            <text:p>chất lượng ok, giao hàng nhanh.</text:p>
          </table:table-cell>
          <table:table-cell table:number-columns-repeated="16383"/>
        </table:table-row>
        <table:table-row table:style-name="ro1">
          <table:table-cell office:value-type="string" table:style-name="ce2">
            <text:p>Kết nối nhanh. Sp phù hợp với giá tiền.</text:p>
          </table:table-cell>
          <table:table-cell table:number-columns-repeated="16383"/>
        </table:table-row>
        <table:table-row table:style-name="ro1">
          <table:table-cell office:value-type="string" table:style-name="ce2">
            <text:p>tôi đã mua và dùng thử rất OK các bạn</text:p>
          </table:table-cell>
          <table:table-cell table:number-columns-repeated="16383"/>
        </table:table-row>
        <table:table-row table:style-name="ro1">
          <table:table-cell office:value-type="string" table:style-name="ce2">
            <text:p>sao lai co cai lon cai nho vay co the doi lai được không</text:p>
          </table:table-cell>
          <table:table-cell table:number-columns-repeated="16383"/>
        </table:table-row>
        <table:table-row table:style-name="ro1">
          <table:table-cell office:value-type="string" table:style-name="ce2">
            <text:p>với giá tiền như vậu thì cũng ổn.</text:p>
          </table:table-cell>
          <table:table-cell table:number-columns-repeated="16383"/>
        </table:table-row>
        <table:table-row table:style-name="ro1">
          <table:table-cell office:value-type="string" table:style-name="ce2">
            <text:p>nghe nhạc tiếng bé quá</text:p>
          </table:table-cell>
          <table:table-cell table:number-columns-repeated="16383"/>
        </table:table-row>
        <table:table-row table:style-name="ro1">
          <table:table-cell office:value-type="string" table:style-name="ce2">
            <text:p>Dùng được nhưng hơi đau tai</text:p>
          </table:table-cell>
          <table:table-cell table:number-columns-repeated="16383"/>
        </table:table-row>
        <table:table-row table:style-name="ro1">
          <table:table-cell office:value-type="string" table:style-name="ce2">
            <text:p>tot nghe nhac ok dam thoai hoi nho</text:p>
          </table:table-cell>
          <table:table-cell table:number-columns-repeated="16383"/>
        </table:table-row>
        <table:table-row table:style-name="ro1">
          <table:table-cell office:value-type="string" table:style-name="ce2">
            <text:p>Đẹp dễ sd</text:p>
          </table:table-cell>
          <table:table-cell table:number-columns-repeated="16383"/>
        </table:table-row>
        <table:table-row table:style-name="ro1">
          <table:table-cell office:value-type="string" table:style-name="ce2">
            <text:p>Tai nghe ổn</text:p>
          </table:table-cell>
          <table:table-cell table:number-columns-repeated="16383"/>
        </table:table-row>
        <table:table-row table:style-name="ro1">
          <table:table-cell office:value-type="string" table:style-name="ce2">
            <text:p>+Sản phẩm thuộc phân khúc bình dân. <text:s/>+Giá rẻ hình thức đẹp,nhỏ gọn. + Được đóng gói bao bì bắt mắt, sang trọng. <text:s/>+ Nhân viên giao hàng khá thân thiện với khách hàng. <text:s/>- Giao hàng khá lâu: Đặt từ 12.12 đến 17.12 mới nhận được.</text:p>
          </table:table-cell>
          <table:table-cell table:number-columns-repeated="16383"/>
        </table:table-row>
        <table:table-row table:style-name="ro1">
          <table:table-cell office:value-type="string" table:style-name="ce2">
            <text:p>Sản phẩm tổng quan đẹp, nhỏ gọn, giá rẻ. Đèn LED nháy khi hoạt động không đẹp. Tốc độ wifi tạm được. Đạt Down/Up ~ 24Mbps/31Mbps so với Card Wifi Laptop Dell Vostro là 41Mbps/53Mbps. Giá rẻ nên cũng không thể đòi hỏi cao. Độ bền thì chưa đánh giá được vì vừa mới sử dụng.</text:p>
          </table:table-cell>
          <table:table-cell table:number-columns-repeated="16383"/>
        </table:table-row>
        <table:table-row table:style-name="ro1">
          <table:table-cell office:value-type="string" table:style-name="ce2">
            <text:p>Anh em nên cài driver mới nhất (Windows 10) để tốc độ ổn định, bắt sóng tốt nhất. Có thể lên Max speed nhưng không giữ được lâu, thường vào khoảng 80% Max speed. Laptop bị đứt dây anten wifi nên bắt sóng không quá 3m, mua con này tiện lợi, nhỏ gọn nên không nghĩ đến chuyện fix dây anten nữa = <text:s/>Ah có cái đèn LED chán quá, chóp chóp nhìn tàu quá, phải làm 1 chấm nhỏ thì tinh tế hơn.</text:p>
          </table:table-cell>
          <table:table-cell table:number-columns-repeated="16383"/>
        </table:table-row>
        <table:table-row table:style-name="ro1">
          <table:table-cell office:value-type="string" table:style-name="ce2">
            <text:p>Mình dùng cho laptop 17.3 inch bị hư chip wifi * Ưu điểm: + Nhỏ gọn, xét về tổng thể không bị phô quá so với máy + Thay thế được card wifi onboard + Có đèn báo đang hoạt động + Tốc độ khá * Nhược điểm: - Nếu để máy xa nguồn phát thì khả năng bắt sóng chưa được cao - So với card wifi onboard thì tốc độ vẫn chưa bằng -------------- Tổng kết: Với các laptop bị hư wifi và các mẫu desktop không có sẵn wifi thì với mức giá trên dưới 100.000 đây là sản phẩm đáng tiền.</text:p>
          </table:table-cell>
          <table:table-cell table:number-columns-repeated="16383"/>
        </table:table-row>
        <table:table-row table:style-name="ro1">
          <table:table-cell office:value-type="string" table:style-name="ce2">
            <text:p>Bắt sóng tốt, hoạt động tốt, tự động nhận driver (do mình sử dụng Win10). Nhưng phần gia công k được chắc chắn (vị trí đầu nhựa màu đen bọc vi mạch ở trong). Nếu tháo ra tháo vào nhiều lần thì bị bung đầu nhựa ra, mình phải dán keo lại xài tạm). Không biết có hỗ trợ bảo hành trường hợp này không ?</text:p>
          </table:table-cell>
          <table:table-cell table:number-columns-repeated="16383"/>
        </table:table-row>
        <table:table-row table:style-name="ro1">
          <table:table-cell office:value-type="string" table:style-name="ce2">
            <text:p>Mình mua sp cũng được hơn 1 tháng . Có tí nhận xét như sau</text:p>
            <text:p>- SP bắt sóng wifi tốt với đk gần nguồn sóng và không có vật cản (cỡ 5m và không bị cản) , mình xài cách nguồn sóng 1 bức tường mà có hiện tượng chập chờn ( đá Fifa mà bị giật thì các bác biết khó chịu cỡ nào rồi đây)</text:p>
            <text:p>- nhỏ gọn và rất tiện lơi, ai xài laptop thì thôi , chứ mình xài desktop thì nên gắn trực tiếp vào cổng USB đấu trực tiếp với main sẽ ổn định hơn</text:p>
            <text:p>- nhìn chung là ổn trong tầm giá , sóng sánh chập chờn nhưng tạm chấp nhận được</text:p>
          </table:table-cell>
          <table:table-cell table:number-columns-repeated="16383"/>
        </table:table-row>
        <table:table-row table:style-name="ro1">
          <table:table-cell office:value-type="string" table:style-name="ce2">
            <text:p>Mua 2 cái, gắn 2 máy tính. 1 máy chạy tốt, mạng khỏe, xem phim ok. 1 cái thì sóng 3 vạch, load trang báo hơn 5', load youtube gần 10'. Có thể do mạng 2 bên khác nhau, cần thêm thời gian đánh giá. Được cái giao hàng nhanh, bọc cẩn thân</text:p>
          </table:table-cell>
          <table:table-cell table:number-columns-repeated="16383"/>
        </table:table-row>
        <table:table-row table:style-name="ro1">
          <table:table-cell office:value-type="string" table:style-name="ce2">
            <text:p>Dễ sử dụng, dễ cài đặt. Tuy nhiên khả năng bắt sóng không được tốt, nhớ lột tem để bắt sóng tốt hơn. Tốc độ và độ ổn định cũng ở mức đủ dùng, không đòi hỏi hơn ở tầm giá này.</text:p>
          </table:table-cell>
          <table:table-cell table:number-columns-repeated="16383"/>
        </table:table-row>
        <table:table-row table:style-name="ro1">
          <table:table-cell office:value-type="string" table:style-name="ce2">
            <text:p>Vừa mua về thì thử nghiệm ngay với cái card wifi laptop, điều kiện thử là modem phát wifi ở tầng dưới còn thu thì cùng vị trí nhưng ở tầng trên thì thấy dùng tạm được thôi, còn nếu thu wifi cùng tầng không quá xa thì dùng tốt</text:p>
          </table:table-cell>
          <table:table-cell table:number-columns-repeated="16383"/>
        </table:table-row>
        <table:table-row table:style-name="ro1">
          <table:table-cell office:value-type="string" table:style-name="ce2">
            <text:p>Tạm biệt sợ dây LAN loằng ngoằng. <text:s/>Bộ thu và phát đặt trong cùng 1 phòng nên tín hiệu khá tốt. <text:s/>Chưa thử đem sang phòng khác (cách tường) nên không biết có thật sự ổn hay không.</text:p>
          </table:table-cell>
          <table:table-cell table:number-columns-repeated="16383"/>
        </table:table-row>
        <table:table-row table:style-name="ro1">
          <table:table-cell office:value-type="string" table:style-name="ce2">
            <text:p>Laptop của mình bị hư card, nhưng lúc đó đang hết xiền, nên mua usb này sài đỡ, sài được cả năm nay, thu sóng vẫn phà phà, nên mình cũng chẳng có ý định thay card làm gì. TP-Link thì mình quá tin tưởng, sp rất oke.</text:p>
          </table:table-cell>
          <table:table-cell table:number-columns-repeated="16383"/>
        </table:table-row>
        <table:table-row table:style-name="ro1">
          <table:table-cell office:value-type="string" table:style-name="ce2">
            <text:p>rẻ, bắt sóng tốt. mỗi một lỗi duy nhất là batw được wifi vô mạng bình thường nhưng ở bên network cứ thông báo ảo là không connect vào internet được</text:p>
          </table:table-cell>
          <table:table-cell table:number-columns-repeated="16383"/>
        </table:table-row>
        <table:table-row table:style-name="ro1">
          <table:table-cell office:value-type="string" table:style-name="ce2">
            <text:p>Giao hàng nhanh. Xài trên máy mac 10.11 rất tốt, max speed như cáp LAN. Mạng 25mbps test full băng thông, nhỏ gọn kẹp luôn vào lỗ USB cho tiện. Ghét mỗi cái đèn nháy xanh xanh khó chịu. Hy vọng nhà sản xuất update driver hỗ trợ mac 10.12 thì tuyệt</text:p>
          </table:table-cell>
          <table:table-cell table:number-columns-repeated="16383"/>
        </table:table-row>
        <table:table-row table:style-name="ro1">
          <table:table-cell office:value-type="string" table:style-name="ce2">
            <text:p>Sóng sánh bình thường, về băng thông thì hơi thấp, thua model WN722N. Tuy nhiên với độ nhỏ gọn và tầm giá thì đã khá tốt rồi.</text:p>
          </table:table-cell>
          <table:table-cell table:number-columns-repeated="16383"/>
        </table:table-row>
        <table:table-row table:style-name="ro1">
          <table:table-cell office:value-type="string" table:style-name="ce2">
            <text:p>Dùng win 10, cắm vào nhận liền. Wifi ở tầng dưới, máy tính tầng trên nên chỉ nhận được 3 vạch. Giao trễ 1 ngày cho 4 sao</text:p>
          </table:table-cell>
          <table:table-cell table:number-columns-repeated="16383"/>
        </table:table-row>
        <table:table-row table:style-name="ro1">
          <table:table-cell office:value-type="string" table:style-name="ce2">
            <text:p>Sản phẩm này bắt wifi tốt. Gọn nhẹ, không chiếm nhiều không gian. Dùng cho máy bàn để bắt wifi rất ok, không cần phải mua card wifi to, cồng kềnh, khó cắm mà lại bắt sóng không mạnh bằng sản phẩm này. Khi dùng liên tục cũng ít nóng</text:p>
          </table:table-cell>
          <table:table-cell table:number-columns-repeated="16383"/>
        </table:table-row>
        <table:table-row table:style-name="ro1">
          <table:table-cell office:value-type="string" table:style-name="ce2">
            <text:p>Ưu: nhỏ gọn rẻ Nhược: có đèn nháy trông không được thẩm mỹ cho lắm. Thỉnh thoảng bị đơ, rút ra cắm lại là ok.</text:p>
          </table:table-cell>
          <table:table-cell table:number-columns-repeated="16383"/>
        </table:table-row>
        <table:table-row table:style-name="ro1">
          <table:table-cell office:value-type="string" table:style-name="ce2">
            <text:p>Hàng đống gói cẩn thận. Như hình. Bắt wifi sóng hơi chập chờn lúc được lúc không. Chạy được cả win và linux</text:p>
          </table:table-cell>
          <table:table-cell table:number-columns-repeated="16383"/>
        </table:table-row>
        <table:table-row table:style-name="ro1">
          <table:table-cell office:value-type="string" table:style-name="ce2">
            <text:p>Tốc độ bình thường, không khai thác hết được băng thông. được cái nhỏ gọn, mang tính chất dùng chống cháy thôi.</text:p>
          </table:table-cell>
          <table:table-cell table:number-columns-repeated="16383"/>
        </table:table-row>
        <table:table-row table:style-name="ro1">
          <table:table-cell office:value-type="string" table:style-name="ce2">
            <text:p>tốc độ tối đa chỉ khoảng 2-2.5 MB khi download dù laptop chỉ cách modem vài mét và không có vật cản, thi thoảng mất kết nối vài giây,</text:p>
          </table:table-cell>
          <table:table-cell table:number-columns-repeated="16383"/>
        </table:table-row>
        <table:table-row table:style-name="ro1">
          <table:table-cell office:value-type="string" table:style-name="ce2">
            <text:p>thấy bắt sóng còn tốt hơn card wifi trong máy, giờ tắt card trong máy đi cắm cái này cả ngày luôn, dùng tốt với hackintosh nhé</text:p>
          </table:table-cell>
          <table:table-cell table:number-columns-repeated="16383"/>
        </table:table-row>
        <table:table-row table:style-name="ro1">
          <table:table-cell office:value-type="string" table:style-name="ce2">
            <text:p>Mua về cái dùng được ngay, không phải cài driver. Sản phẩm đóng gói cẩn thận, giao sớm hơn dự kiến 1-2 ngày</text:p>
          </table:table-cell>
          <table:table-cell table:number-columns-repeated="16383"/>
        </table:table-row>
        <table:table-row table:style-name="ro1">
          <table:table-cell office:value-type="string" table:style-name="ce2">
            <text:p>Sản phẩm ổn <text:s/>Tiền nào sản phẩm đó <text:s/>Đôi lực bị dật lag chút</text:p>
          </table:table-cell>
          <table:table-cell table:number-columns-repeated="16383"/>
        </table:table-row>
        <table:table-row table:style-name="ro1">
          <table:table-cell office:value-type="string" table:style-name="ce2">
            <text:p>Sản phẩm khi cắm trên máy win 10 thì không cần cài đặt. Bắt wifi hơi kém mặc dù cách modem wifi chưa đến 2m.</text:p>
          </table:table-cell>
          <table:table-cell table:number-columns-repeated="16383"/>
        </table:table-row>
        <table:table-row table:style-name="ro1">
          <table:table-cell office:value-type="string" table:style-name="ce2">
            <text:p>Gía rẻ nhưng thu wifi rất mạnh, cách 1 căn nhà mà thu được 4 vạch (Laptop), 2 vạch (Ipad). Xài xuyên suốt nhưng không thấy nóng. Có đĩa kèm theo để cài cho PC.</text:p>
          </table:table-cell>
          <table:table-cell table:number-columns-repeated="16383"/>
        </table:table-row>
        <table:table-row table:style-name="ro1">
          <table:table-cell office:value-type="string" table:style-name="ce2">
            <text:p>Hàng dùng ok, nhỏ gọn hợp lý cho máy tính bàn và máy nào bị lỗi card wifi</text:p>
          </table:table-cell>
          <table:table-cell table:number-columns-repeated="16383"/>
        </table:table-row>
        <table:table-row table:style-name="ro1">
          <table:table-cell office:value-type="string" table:style-name="ce2">
            <text:p>Hàng giao nhanh , đóng gói cẩn thận. Chất lượng tạm ổn</text:p>
          </table:table-cell>
          <table:table-cell table:number-columns-repeated="16383"/>
        </table:table-row>
        <table:table-row table:style-name="ro1">
          <table:table-cell office:value-type="string" table:style-name="ce2">
            <text:p>Sản phẩm tốt và chất lượng Hàng chính hãng Lần đầu Tiki giao trễ hơn 1 tuần</text:p>
          </table:table-cell>
          <table:table-cell table:number-columns-repeated="16383"/>
        </table:table-row>
        <table:table-row table:style-name="ro1">
          <table:table-cell office:value-type="string" table:style-name="ce2">
            <text:p>Tiki giao hàng nhanh, sản phẩm được đóng gói cẩn thận, sản phẩm tốt</text:p>
          </table:table-cell>
          <table:table-cell table:number-columns-repeated="16383"/>
        </table:table-row>
        <table:table-row table:style-name="ro1">
          <table:table-cell office:value-type="string" table:style-name="ce2">
            <text:p>Sp tốt, dùng được tháng rồi chưa thấy lỗi gì, nhưng bản này không bắt được mạng 5Ghz như mặc định của máy thôi.</text:p>
          </table:table-cell>
          <table:table-cell table:number-columns-repeated="16383"/>
        </table:table-row>
        <table:table-row table:style-name="ro1">
          <table:table-cell office:value-type="string" table:style-name="ce2">
            <text:p>Giao hàng chưa đầy 24h Nhân viên giao nhiệt tình, nói chuyện dễ thương nữa. Chất lượng tầm 7,5 điểm Giá rất chi là mềm mại 45k Nhìn cọng dây chất lượng như 450k Nhưng có giật giật nhẹ khi nghe nhạc nhưng vẫn ok Mic ok, nút diêud chỉnh âm lượng cũng ok</text:p>
          </table:table-cell>
          <table:table-cell table:number-columns-repeated="16383"/>
        </table:table-row>
        <table:table-row table:style-name="ro1">
          <table:table-cell office:value-type="string" table:style-name="ce2">
            <text:p>"HDSD: Tài liệu kèm theo" Vậy mà khi lấy ra có thấy tờ giấy hoặc tài liệu gì đâu??? Mà cái này cũng không thật sự cần thiết nên cũng thông cảm được. <text:s/>Tai nghe êm, tốt, âm thanh nghe cực đã, hơi khó chịu tại chỉ để trong hộp giấy chứ không để trong khung nhựa như bao người mua khác.</text:p>
          </table:table-cell>
          <table:table-cell table:number-columns-repeated="16383"/>
        </table:table-row>
        <table:table-row table:style-name="ro1">
          <table:table-cell office:value-type="string" table:style-name="ce2">
            <text:p>Lần trước mua thì hàng như trong hình1, dùng tốt, đẹp. Lần thứ 2 mua thì k hiểu hàng hết hay thế nào mà lại toàn như trong hình2. Nhìn thì có chút k vừa ý, nhưng may là chất lượng vẫn là tạm ổn. Nếu lần sau có mua tiếp thì mong giao cho mình hàng như ảnh 1👌</text:p>
          </table:table-cell>
          <table:table-cell table:number-columns-repeated="16383"/>
        </table:table-row>
        <table:table-row table:style-name="ro1">
          <table:table-cell office:value-type="string" table:style-name="ce2">
            <text:p>Âm nghe hơi dội. Nhìn khá đẹp. Mình đọc thấy nhiều cmt bảo hàng không có hộp nhận thì cũng đúng như vậy. Thay vào đó shop đã bỏ vào 1 hộp carton khá đẹp, mã bên ngoài mình không quét được. Tuy nhiên với giá 37k như này thì không thể đòi hỏi gì hơn. Hi vọng sử dụng được 5-6 tháng.</text:p>
          </table:table-cell>
          <table:table-cell table:number-columns-repeated="16383"/>
        </table:table-row>
        <table:table-row table:style-name="ro1">
          <table:table-cell office:value-type="string" table:style-name="ce2">
            <text:p>Sản dùng tốt, không có trục trặc gì về phần cứng. Thao tác cài driver đơn giản. Bắt sóng tương đối tốt và ổn định.</text:p>
          </table:table-cell>
          <table:table-cell table:number-columns-repeated="16383"/>
        </table:table-row>
        <table:table-row table:style-name="ro1">
          <table:table-cell office:value-type="string" table:style-name="ce2">
            <text:p>Admin chỉ mình cách tăng tốc cho usb wifi đi, mình thấy chậm quá, win 10 nhé</text:p>
          </table:table-cell>
          <table:table-cell table:number-columns-repeated="16383"/>
        </table:table-row>
        <table:table-row table:style-name="ro1">
          <table:table-cell office:value-type="string" table:style-name="ce2">
            <text:p>Sản phẩm xài tốt, cài đặt dễ dàng, tốc độ kết nối khá nhanh.</text:p>
          </table:table-cell>
          <table:table-cell table:number-columns-repeated="16383"/>
        </table:table-row>
        <table:table-row table:style-name="ro1">
          <table:table-cell office:value-type="string" table:style-name="ce2">
            <text:p>Tốc độ ổn định, tốt trong tầm giá, sẽ tiếp tục ủng hộ TiKI</text:p>
          </table:table-cell>
          <table:table-cell table:number-columns-repeated="16383"/>
        </table:table-row>
        <table:table-row table:style-name="ro1">
          <table:table-cell office:value-type="string" table:style-name="ce2">
            <text:p>Ưu điểm: Đóng gói rất cẩn thận ,giao hàng đúng như đã hẹn (kh sớm cũng kh muộn hơn ) . Nghe rõ ràng . Nhược điểm : phần tại đeo hơi to ,đeo thấy kh thoải mái bằng những loại khác .Nếu dùng nhiều thì lên mua loại xịn hơn .Còn dùng ít mua để cho có thì lấy loại này .Mình mua được 1 tháng rồi,tần suất sử dụng là thi thoảng, và vẫn chưa hỏng . Xin review cho các bạn xem một xíu như vậy thôi .</text:p>
          </table:table-cell>
          <table:table-cell table:number-columns-repeated="16383"/>
        </table:table-row>
        <table:table-row table:style-name="ro1">
          <table:table-cell office:value-type="string" table:style-name="ce2">
            <text:p>Sản phẩm rất tốt, âm thanh rõ ràng, tương thích với nhiều loại thiết bị từ laptop đến iPhone, Android. Sản phẩm tương đối bền, cái trước đây mình mua đã dùng được hơn 4 tháng và đến hiện tại vẫn sử dụng được. Chỉ có một điểm trừ là đầu tai nghe hơi cứng, gây đau tai. Nhưng với giá tiền như vậy thì ổn. Điều mình rất thích ở Tiki là nhân viên giao hàng rất thân thiện và lịch sự, đóng gói hàng rất cẩn thận. Cảm ơn Tiki.</text:p>
          </table:table-cell>
          <table:table-cell table:number-columns-repeated="16383"/>
        </table:table-row>
        <table:table-row table:style-name="ro1">
          <table:table-cell office:value-type="string" table:style-name="ce2">
            <text:p>Bắt sóng ổn và nhanh, hài lòng</text:p>
          </table:table-cell>
          <table:table-cell table:number-columns-repeated="16383"/>
        </table:table-row>
        <table:table-row table:style-name="ro1">
          <table:table-cell office:value-type="string" table:style-name="ce2">
            <text:p>chất lượng tốt, sóng wifi bắt ổn định</text:p>
          </table:table-cell>
          <table:table-cell table:number-columns-repeated="16383"/>
        </table:table-row>
        <table:table-row table:style-name="ro1">
          <table:table-cell office:value-type="string" table:style-name="ce2">
            <text:p>tai nghe nhạc hay và rõ lắm nhé, có micro, nút chỉnh âm lượng,... rất tốt so với giá nhé, nhược điểm duy nhất là thỉnh thoảng bị điếc bên tai, bạn nào gặp TH này thì chỉnh lại giác cắm nhé. <text:s/>Tai nghe rẻ nên muốn dùng được lâu thì mấy bạn giữ cẩn thận, đừng nằm đè hay để va đập gì. Cắm rút cũng nhẹ nhàng thôi</text:p>
          </table:table-cell>
          <table:table-cell table:number-columns-repeated="16383"/>
        </table:table-row>
        <table:table-row table:style-name="ro1">
          <table:table-cell office:value-type="string" table:style-name="ce2">
            <text:p>tai nghe khá tốt, <text:s/>Nhưng, dv giao hàng tiki khá tệ. đơn mình được free ship, nhưng mình chịu tốn thêm 15k ship để được giao vào ngày mai. Kết quả là giao hàng sau đúng 1 tuần (phải gọi lên mới được xử lý giao đó). <text:s/>Mình thấy lâu qua gọi lên thì được báo là ảnh hưởng của kho hàng bị gặp vấn đề gì đó. Nếu không gọi mình không biết tới bao giờ đơn mới được xử lý? <text:s/>Sao không tự detect những đơn hàng nào quá thời hạn giao nhiều ngày, mà chưa giao hàng thành công để xử lý trước? (mất oan phí ship, haizz)</text:p>
          </table:table-cell>
          <table:table-cell table:number-columns-repeated="16383"/>
        </table:table-row>
        <table:table-row table:style-name="ro1">
          <table:table-cell office:value-type="string" table:style-name="ce2">
            <text:p>Sản phẩm tốt, bắt wifi chuẩn, đôi khi hơi bị disconnect</text:p>
          </table:table-cell>
          <table:table-cell table:number-columns-repeated="16383"/>
        </table:table-row>
        <table:table-row table:style-name="ro1">
          <table:table-cell office:value-type="string" table:style-name="ce2">
            <text:p>hài lòng, sp giao đúng dự kiến, sài ok</text:p>
          </table:table-cell>
          <table:table-cell table:number-columns-repeated="16383"/>
        </table:table-row>
        <table:table-row table:style-name="ro1">
          <table:table-cell office:value-type="string" table:style-name="ce2">
            <text:p>Đeo đỡ bị đau tai so với loại có nút bịt cao su. Song bass chưa được ghiền cho lắm. Chắc tại mình quen với cái tai nghe cũ vừa bị hư bass dày nên sang đây nghe hơi hụt hẫng. Tuy nhiên vẫn trong mức gọi là hài lòng. Có gạt điều chỉnh âm lượng lên xuống rất tiện lợi, không cần bốc điện thoại lên. Về mẫu mã và thiết kế thì cho luôn 5 sao. bass cho 4 sao</text:p>
          </table:table-cell>
          <table:table-cell table:number-columns-repeated="16383"/>
        </table:table-row>
        <table:table-row table:style-name="ro1">
          <table:table-cell office:value-type="string" table:style-name="ce2">
            <text:p>Tốc độ 150Mbps mà thực thế có 75Mbps thôi</text:p>
          </table:table-cell>
          <table:table-cell table:number-columns-repeated="16383"/>
        </table:table-row>
        <table:table-row table:style-name="ro1">
          <table:table-cell office:value-type="string" table:style-name="ce2">
            <text:p>dùng ổn. tốc độ hơi chậm tí thôi.</text:p>
          </table:table-cell>
          <table:table-cell table:number-columns-repeated="16383"/>
        </table:table-row>
        <table:table-row table:style-name="ro1">
          <table:table-cell office:value-type="string" table:style-name="ce2">
            <text:p>Dùng ok, mua cái thứ 2, cái trước nhựa dòn nên bể.</text:p>
          </table:table-cell>
          <table:table-cell table:number-columns-repeated="16383"/>
        </table:table-row>
        <table:table-row table:style-name="ro1">
          <table:table-cell office:value-type="string" table:style-name="ce2">
            <text:p>- Giao hàng cực nhanh chóng, mình đặt hàng tối thứ năm lúc khoảng 21:30 mà chiều thứ sáu 14:30 đã có hàng giao tới nhà rồi (Mình chỉ đặt phương thức vận chuyển bình thường chứ không sử dụng TikiNow). - Âm thanh nghe không quá đặc sắc nhưng với mức giá ấy, như vậy là ổn.</text:p>
          </table:table-cell>
          <table:table-cell table:number-columns-repeated="16383"/>
        </table:table-row>
        <table:table-row table:style-name="ro1">
          <table:table-cell office:value-type="string" table:style-name="ce2">
            <text:p>Phù hợp giá tiền.</text:p>
          </table:table-cell>
          <table:table-cell table:number-columns-repeated="16383"/>
        </table:table-row>
        <table:table-row table:style-name="ro1">
          <table:table-cell office:value-type="string" table:style-name="ce2">
            <text:p>Chất lượng tương xứng với giá bán</text:p>
          </table:table-cell>
          <table:table-cell table:number-columns-repeated="16383"/>
        </table:table-row>
        <table:table-row table:style-name="ro1">
          <table:table-cell office:value-type="string" table:style-name="ce2">
            <text:p>sản phẩm tuy nhỏ nhưng bắt sóng rất tốt. Còn bền hay không chờ sử dụng mới biết.</text:p>
          </table:table-cell>
          <table:table-cell table:number-columns-repeated="16383"/>
        </table:table-row>
        <table:table-row table:style-name="ro1">
          <table:table-cell office:value-type="string" table:style-name="ce2">
            <text:p>Khi nhận tai nghe xong , đầu tiên là mình thử laptop của mình liền , mình đang dùng lenovo , khi cắm vào sợ cái âm thanh không thực , ai dè hay cực kỳ , với giá này mà dùng tai nghe này quá đã , nhưng không biết độ bền sao ! <text:s/>Nên chỉ đánh giá 4 sao tạm nha</text:p>
          </table:table-cell>
          <table:table-cell table:number-columns-repeated="16383"/>
        </table:table-row>
        <table:table-row table:style-name="ro1">
          <table:table-cell office:value-type="string" table:style-name="ce2">
            <text:p>nói sao nhỉ, mình về so sánh thì tai nghe cầm trên tay và trong hình khá khác nhau. Nhưng tai nghe khá ổn, mình mua lúc nó đang sale giá rẻ mặc dù chả biết cái giá gốc là giả hay thật nữa. tai nghe mang êm, không đau tai, âm thanh rõ ràng. đối với mình vậy là đủ</text:p>
          </table:table-cell>
          <table:table-cell table:number-columns-repeated="16383"/>
        </table:table-row>
        <table:table-row table:style-name="ro1">
          <table:table-cell office:value-type="string" table:style-name="ce2">
            <text:p>Thích kiểu thiết kế tai nghe này vì không bị vướng khi nằm ngủ và đỡ hại tai do không bít kín hoàn toàn, chất lượng âm thanh chỉ đủ nghe chơi nhưng với giá này không thê mong đợi hơn, ít ra nút bấm là thật, sử dụng được <text:s text:c="3"/>độ bền vừa phải, mình dùng hơi ngược đãi nên đã gần đứt dây chỗ nối và đã bị tịt tai sau khoảng hơn 1 năm sử dụng.</text:p>
          </table:table-cell>
          <table:table-cell table:number-columns-repeated="16383"/>
        </table:table-row>
        <table:table-row table:style-name="ro1">
          <table:table-cell office:value-type="string" table:style-name="ce2">
            <text:p>Nghe cũng được, xài cả năm rồi mà vẫn chưa bị gì hết. À cái đồ chỉnh volume nó hơi không ổn định tí, nhiều khi việc chỉnh volume làm tai nghe bị lệch bên nghe nhỏ bên nghe lớn, mà chỉnh lền max thì không bị nữa. Mà thôi vậy cũng được rồi, với giá này thì mình chấp nhận điều đó.</text:p>
          </table:table-cell>
          <table:table-cell table:number-columns-repeated="16383"/>
        </table:table-row>
        <table:table-row table:style-name="ro1">
          <table:table-cell office:value-type="string" table:style-name="ce2">
            <text:p>hmmmm , nếu nói về Shipper thì ok lắm nha thân thiện nữa nên thấy ưng shipper lắm ,giao trước hai ngày luôn ạ , <text:s text:c="5"/>nhưng về hàng thề lần đầu sử dụng cũng ok ...nhưng lần thứ hai lại khác , dây bên trái đôi khi lại không nghe cả tiếng luôn cơ_:</text:p>
          </table:table-cell>
          <table:table-cell table:number-columns-repeated="16383"/>
        </table:table-row>
        <table:table-row table:style-name="ro1">
          <table:table-cell office:value-type="string" table:style-name="ce2">
            <text:p>Mình đặt 1 lúc 3 cái, 2 cho mình và 1 cho em trai. Tai nghe có nút chỉnh âm lượng, chất lượng âm thanh rõ ràng, nghe trong khá mượt tai, ít bị rè và tạp âm, có mic nghe nói ổn, nghe lâu không bị đau tai, điểm trừ là k có nút bấm trả lời được cuộc gọi tới trên thân dây. Nói chung với mức giá thế này là quá ok. Với một đứa dùng tai nghe thường xuyên <text:s/>như mình thì em nó đồng hành cùng mình được 3 tháng cho tới khi hoàn toàn... hi sinh (mình dùng tai nghe hao lắm nên so với giá tiền thì khá được rồi). Bạn nào ít dùng hoặc dùng cẩn thận thì tuổi thọ của ẻm dự là sẽ dài hơn đó. Nên thử và cảm nhận.</text:p>
          </table:table-cell>
          <table:table-cell table:number-columns-repeated="16383"/>
        </table:table-row>
        <table:table-row table:style-name="ro1">
          <table:table-cell office:value-type="string" table:style-name="ce2">
            <text:p>Tốc độ không được tốt cho lắm<text:s text:c="2"/></text:p>
          </table:table-cell>
          <table:table-cell table:number-columns-repeated="16383"/>
        </table:table-row>
        <table:table-row table:style-name="ro1">
          <table:table-cell office:value-type="string" table:style-name="ce2">
            <text:p>mình mua màu trắng mà giao màu đen, bình thường mình cũng không quan trọng màu sắc lắm nhưng lần này mua hộ người khác mà shop làm vậy... mới mua nên chưa rõ chất lượng ra sao, sau này sẽ đánh giá thêm</text:p>
          </table:table-cell>
          <table:table-cell table:number-columns-repeated="16383"/>
        </table:table-row>
        <table:table-row table:style-name="ro1">
          <table:table-cell office:value-type="string" table:style-name="ce2">
            <text:p>Hài lòng với sản phẩm. Tốt và rẻ trong tầm giá. Âm thanh khá, nghe đầy đủ bass treble. Có nút điều chỉnh âm lượng tiện dụng. Tuy nhiên đeo lâu bị đau tai. Độ bền mới sử dụng chưa lâu nên chưa biết. Giao hàng nhanh, đóng gói cẩn thận, có kèm quà tặng là túi đựng tai nghe.</text:p>
          </table:table-cell>
          <table:table-cell table:number-columns-repeated="16383"/>
        </table:table-row>
        <table:table-row table:style-name="ro1">
          <table:table-cell office:value-type="string" table:style-name="ce2">
            <text:p>Dùng được tầm 2 tuần đầu rất tốt nhưng sau đó nó bắt đầu... bị điên. Nó tự tăng giảm âm lượng, tắt app, bật app trên điện thoại. Dùng với máy tính thì không có hiện tượng như vậy nên từ này chỉ dùng được với máy tính.</text:p>
          </table:table-cell>
          <table:table-cell table:number-columns-repeated="16383"/>
        </table:table-row>
        <table:table-row table:style-name="ro1">
          <table:table-cell office:value-type="string" table:style-name="ce2">
            <text:p>Sản phẩm dễ sử dụng nhưng bắt hơi yếu, không bắt xa bằng loại có râu.</text:p>
          </table:table-cell>
          <table:table-cell table:number-columns-repeated="16383"/>
        </table:table-row>
        <table:table-row table:style-name="ro1">
          <table:table-cell office:value-type="string" table:style-name="ce2">
            <text:p>Tai nghe âm hay lắm, ấm hơn (so với tầm giá và sản phẩm 90k mua ở TGDĐ mình đã xài). Tốt hơn dự kiến. Giờ đã xài 1 thời gian nên nhận xét. Dùng được khoảng 3 tháng thì hỏng 1 bên tai. Ổn so với mức giá. Sau này sẽ mua tiếp.</text:p>
          </table:table-cell>
          <table:table-cell table:number-columns-repeated="16383"/>
        </table:table-row>
        <table:table-row table:style-name="ro1">
          <table:table-cell office:value-type="string" table:style-name="ce2">
            <text:p>Vừa hí hửng mua được cái tai nghe giá rẻ , đi làm về bị con mẹ ninja lead tạt đầu té , hỏng mẹ cái dây nghe , giờ phải đi mua dây mới , bực bội vãi l* Tai nghe xài ok lắm nhe mấy bạn , dễ hỏng xíu thôi : <text:s/>) k có chống va đập cà đường đâu nha : <text:s text:c="2"/>)</text:p>
          </table:table-cell>
          <table:table-cell table:number-columns-repeated="16383"/>
        </table:table-row>
        <table:table-row table:style-name="ro1">
          <table:table-cell office:value-type="string" table:style-name="ce2">
            <text:p>hàng tốt, phù hợp giá tiền</text:p>
          </table:table-cell>
          <table:table-cell table:number-columns-repeated="16383"/>
        </table:table-row>
        <table:table-row table:style-name="ro1">
          <table:table-cell office:value-type="string" table:style-name="ce2">
            <text:p>Bắt mạng hơi yếu không ổn đinh lắm, lúc có mạng lúc không</text:p>
          </table:table-cell>
          <table:table-cell table:number-columns-repeated="16383"/>
        </table:table-row>
        <table:table-row table:style-name="ro1">
          <table:table-cell office:value-type="string" table:style-name="ce2">
            <text:p>Giao hàng ok, USB sử dụng tốt</text:p>
          </table:table-cell>
          <table:table-cell table:number-columns-repeated="16383"/>
        </table:table-row>
        <table:table-row table:style-name="ro1">
          <table:table-cell office:value-type="string" table:style-name="ce2">
            <text:p>Mình đã mua được 5 tháng, so với giá tiền thì nó có chất lượng tốt hơn mong đợi rất nhiều, với một con dùng tai nghe như phá như mình mà còn dùng được lâu đến vậy thì nhiệt liệt đề cử các bạn hãy mua thử và cảm nhận!!!!</text:p>
          </table:table-cell>
          <table:table-cell table:number-columns-repeated="16383"/>
        </table:table-row>
        <table:table-row table:style-name="ro1">
          <table:table-cell office:value-type="string" table:style-name="ce2">
            <text:p>cung được nhung bat wifi kha yeu, cac ban nen can nhac khi lua chon</text:p>
          </table:table-cell>
          <table:table-cell table:number-columns-repeated="16383"/>
        </table:table-row>
        <table:table-row table:style-name="ro1">
          <table:table-cell office:value-type="string" table:style-name="ce2">
            <text:p>dải Bass: hơi yếu, chấm 5/10</text:p>
            <text:p>dải Mid: là dải khá nhất :7/10</text:p>
            <text:p>dải treb: tiếng ca sỹ rất khô và không có hồn 6/10</text:p>
            <text:p>Âm trường: âm trường tối, tiếng ca sỹ như đập vào tai mình và không quyện vào phần nhạc (Điểm yếu thường thấy ở những tai dùng mút cao su, và tai này không có mút nhưng vẫn dính)</text:p>
            <text:p>Đánh giá: với mức giá này thì hoàn toàn không thể trông đợi nhiều hơn.</text:p>
            <text:p>Một tai nghe dùng tạm khá ổn. thích hợp cho các bạn không có nhiều nhu cầu về âm nhạc.</text:p>
          </table:table-cell>
          <table:table-cell table:number-columns-repeated="16383"/>
        </table:table-row>
        <table:table-row table:style-name="ro1">
          <table:table-cell office:value-type="string" table:style-name="ce2">
            <text:p>Âm thanh khá ổn. Chỉ là lúc lắp trong hộp chỗ dâygaanf điều khiển bị gập nếp hơi mạnh. Dây cx khá dài ( mình chưa biết cái công tắc S-N dùng để làm j đấy ạ )</text:p>
          </table:table-cell>
          <table:table-cell table:number-columns-repeated="16383"/>
        </table:table-row>
        <table:table-row table:style-name="ro1">
          <table:table-cell office:value-type="string" table:style-name="ce2">
            <text:p>Tai nghe y hình. Nhưng mà âm thanh nghe hơi chán. Nhạc to hơn tiếng và mình đã bật max volume nhưng vẫn không to bằng khi nghe bằng loại tai nghe khác. Tiền nào của nấy nhưng với giá này thì như vậy là chấp nhận được.</text:p>
          </table:table-cell>
          <table:table-cell table:number-columns-repeated="16383"/>
        </table:table-row>
        <table:table-row table:style-name="ro1">
          <table:table-cell office:value-type="string" table:style-name="ce2">
            <text:p>Mình đặt hàng em này mới thôi nhưng chỉ ngày hôm sau đã có hàng, rất nhanh phải không! Bên ngoài được Tiki bọc rất gọn và đẹp: bao bì của em nó cũng rất chất và đẹp. Cái mình đặt là màu đen, nhìn rất chất nha. Âm thanh rõ và to, có cả nút chỉnh trọng âm nghe (lúc mở nút về phía S), có nút kéo để chỉnh âm lượng, có nút tròn để dừng hoặc chạy nhạc. Em tai nghe này còn có một kẹp nhỏ rất dễ thương nhá. Ưu điểm nhất vẫn là kiểu dây dẹt không bị rối giống các loại dây thông thường.</text:p>
            <text:p>Chấm điểm: 9/10 đ</text:p>
            <text:p>Tuy là khen nhưng mình mới mua nên chưa thể nhận xét về độ bền, tạm thời cho em này 9 đ. Okee</text:p>
          </table:table-cell>
          <table:table-cell table:number-columns-repeated="16383"/>
        </table:table-row>
        <table:table-row table:style-name="ro1">
          <table:table-cell office:value-type="string" table:style-name="ce2">
            <text:p>Tai nghe iphone của mình bị hỏng nên mình tìm mua tai nghe mới. Tai nghe có nút nhận cuộc gọi, điều chỉnh âm lượng, và không có nút cao su nên không bị rơi ra khi đeo. Tai nghe còn sử dụng dây dẹt nên không bị rối. Điểm duy nhất mình không hài lòng chính là đầu tai nghe to hơn so với tai nghe iphone nên đeo lâu 1 chút sẽ bị đau. Nhưng với giá thành như vậy thì là quá ổn. Hơn là mua tai nghe iphone không chính hãng mà không có bảo hành.</text:p>
          </table:table-cell>
          <table:table-cell table:number-columns-repeated="16383"/>
        </table:table-row>
        <table:table-row table:style-name="ro1">
          <table:table-cell office:value-type="string" table:style-name="ce2">
            <text:p>hàng dùng tốt ủng hộ shop</text:p>
          </table:table-cell>
          <table:table-cell table:number-columns-repeated="16383"/>
        </table:table-row>
        <table:table-row table:style-name="ro1">
          <table:table-cell office:value-type="string" table:style-name="ce2">
            <text:p>sóng mạnh, good win 10 cắm vào nhận luôn win 7 thì phải cài driver</text:p>
          </table:table-cell>
          <table:table-cell table:number-columns-repeated="16383"/>
        </table:table-row>
        <table:table-row table:style-name="ro1">
          <table:table-cell office:value-type="string" table:style-name="ce2">
            <text:p>giao hàng nhanh</text:p>
          </table:table-cell>
          <table:table-cell table:number-columns-repeated="16383"/>
        </table:table-row>
        <table:table-row table:style-name="ro1">
          <table:table-cell office:value-type="string" table:style-name="ce2">
            <text:p>Nhưng không hỗ trợ Win 10 - hệ điều hành rất phổ biến hiện nay. Đề nghị hãng sớm phát hành driver cho Win 10.</text:p>
          </table:table-cell>
          <table:table-cell table:number-columns-repeated="16383"/>
        </table:table-row>
        <table:table-row table:style-name="ro1">
          <table:table-cell office:value-type="string" table:style-name="ce2">
            <text:p>Mọi thứ đều ổn, Tiki giao hàng cực nhanh, shipper dễ thương <text:s text:c="2"/>), với giá tiền này thì chất lượng tai nghe như vậy là hợp lý. Chỉ có một thứ làm mình không thích đó là tai nghe bự hơn các loại tai nghe bình thường</text:p>
          </table:table-cell>
          <table:table-cell table:number-columns-repeated="16383"/>
        </table:table-row>
        <table:table-row table:style-name="ro1">
          <table:table-cell office:value-type="string" table:style-name="ce2">
            <text:p>Tai nghe sử dụng khá ổn, nhưng sau 4 tháng bắt đầu bị rè rất khó chịu. Nếu là người dùng tai nghe thường xuyên thì nên mua loại tốt hơn. Nói chung, với giá khoảng 50 nghìn thì thế là ổn, mặc dù mình trông đợi rằng tai nghe sẽ bền hơn.</text:p>
          </table:table-cell>
          <table:table-cell table:number-columns-repeated="16383"/>
        </table:table-row>
        <table:table-row table:style-name="ro1">
          <table:table-cell office:value-type="string" table:style-name="ce2">
            <text:p>Đã test, nhận trên cả windows 10, macOS 10.11 lẫn 10.12. Kết nối nhanh, mạnh. Chưa thấy bị chậm chờn gì .</text:p>
          </table:table-cell>
          <table:table-cell table:number-columns-repeated="16383"/>
        </table:table-row>
        <table:table-row table:style-name="ro1">
          <table:table-cell office:value-type="string" table:style-name="ce2">
            <text:p>Tai nghe mình mua sà cũng được tầm 6 tháng, tức là mới đây nó mới bị hư thì cũng 1 phần do mình hay quăng quật, làm rớt với lại tai nghe cũng tầm trung nên có lẽ vậy mà hư. Sài rất ổn, âm thanh tốt, nếu giữ cẩn thận thì chắc còn sài lâu dài được</text:p>
          </table:table-cell>
          <table:table-cell table:number-columns-repeated="16383"/>
        </table:table-row>
        <table:table-row table:style-name="ro1">
          <table:table-cell office:value-type="string" table:style-name="ce2">
            <text:p>thiết kế dây dẹp không rối. nhưng nghe nằm ngủ thì hơi bấy tiện có thể đứt. âm thanh tàm tạm bình thường không quá hay.</text:p>
          </table:table-cell>
          <table:table-cell table:number-columns-repeated="16383"/>
        </table:table-row>
        <table:table-row table:style-name="ro1">
          <table:table-cell office:value-type="string" table:style-name="ce2">
            <text:p>Mặc dù không biết NS trên nút điều chỉnh là gì nhưng với giá này thì chất lượng quá tốt rồi :&gt; anyway em vẫn muốn biết NS kí hiệu trên nút điều chỉnh là gì!!??</text:p>
          </table:table-cell>
          <table:table-cell table:number-columns-repeated="16383"/>
        </table:table-row>
        <table:table-row table:style-name="ro1">
          <table:table-cell office:value-type="string" table:style-name="ce2">
            <text:p>hàng y như hình đẹp khi nhét vô tai không bị nhức khi xài lâu lần trước minhg mua của những shop khác đeo một tý đã nhức tao lần này thì ngược lại đeo rất dễ chịu và OK lắm</text:p>
          </table:table-cell>
          <table:table-cell table:number-columns-repeated="16383"/>
        </table:table-row>
        <table:table-row table:style-name="ro1">
          <table:table-cell office:value-type="string" table:style-name="ce2">
            <text:p>phạm vi bắt sóng hơi kém nhưng không đáng kể, sản phẩm tốt</text:p>
          </table:table-cell>
          <table:table-cell table:number-columns-repeated="16383"/>
        </table:table-row>
        <table:table-row table:style-name="ro1">
          <table:table-cell office:value-type="string" table:style-name="ce2">
            <text:p>Mình thuộc dạng tai trâu nên không phân biệt được các dải âm, nhưng dành cho nghe nhạc xem phim giải trí bth thì vẫn quá ok cho giá 40k. Mình xài được 4 tháng rồi thì nó sắp hư nha, jack nối hơi có vấn đề chút.</text:p>
          </table:table-cell>
          <table:table-cell table:number-columns-repeated="16383"/>
        </table:table-row>
        <table:table-row table:style-name="ro1">
          <table:table-cell office:value-type="string" table:style-name="ce2">
            <text:p>Thấy giá rẻ nên mới để ý em nó. Dù rẻ nhưng nghe khá hay, đỡ hơn dùng mấy tai nghe không rõ nguồn gốc trôi nổi, không chất lượng. Tiki giao hàng nhanh, hàng chuẩn không hỏng hóc gì cả. Hy vọng độ bền cao. Sẽ tiếp tục mua dùng tiếp.</text:p>
          </table:table-cell>
          <table:table-cell table:number-columns-repeated="16383"/>
        </table:table-row>
        <table:table-row table:style-name="ro1">
          <table:table-cell office:value-type="string" table:style-name="ce2">
            <text:p>Chất lượng tốt so với giá . Nói chung thì về chất lượng âm thanh thì không thể so được với các tai nghe xịn nhưng cũng không đến nỗi quá tệ . Dùng một thời gian xem có bền không rồi nhận xét tiếp</text:p>
          </table:table-cell>
          <table:table-cell table:number-columns-repeated="16383"/>
        </table:table-row>
        <table:table-row table:style-name="ro1">
          <table:table-cell office:value-type="string" table:style-name="ce2">
            <text:p>Thiết bị nhỏ gọn, có đèn tín hiệu, chạy khá ổn định, cài đặt dễ dàng...</text:p>
          </table:table-cell>
          <table:table-cell table:number-columns-repeated="16383"/>
        </table:table-row>
        <table:table-row table:style-name="ro1">
          <table:table-cell office:value-type="string" table:style-name="ce2">
            <text:p>Tai nghe rất được, hàng chất lượng, trong hình thấy có đồ kẹp trên dây tai nghe, khi nhận hàng thì không thấy. Mình hay nói chuyện điện thoại nên cần đồ kẹp này vậy mà không thấy đâu. Tiki được cái giao hàng nhanh.</text:p>
          </table:table-cell>
          <table:table-cell table:number-columns-repeated="16383"/>
        </table:table-row>
        <table:table-row table:style-name="ro1">
          <table:table-cell office:value-type="string" table:style-name="ce2">
            <text:p>- Hình thức: Đẹp, hàng như hình</text:p>
            <text:p>- Chất lượng: Tự cảm thấy chất lượng âm thanh ở mức có thể chấp nhận được</text:p>
            <text:p>Tai nghe kiểu này không bị đau tai khi sử dụng lâu. Thiết kế dẹt làm tai không bị rối khi quăng quật vạ vật<text:s text:c="2"/></text:p>
          </table:table-cell>
          <table:table-cell table:number-columns-repeated="16383"/>
        </table:table-row>
        <table:table-row table:style-name="ro1">
          <table:table-cell office:value-type="string" table:style-name="ce2">
            <text:p>tai nghe dùng tốt, nhìn cũng sịn sò, mỗi cái là vận chuyển lâu quá ạ!, bình thường tiki giao hàng nhanh lắm, dạo này cứ lâu lâu thế nào ấy ạ nên cháu cho 4 ***</text:p>
          </table:table-cell>
          <table:table-cell table:number-columns-repeated="16383"/>
        </table:table-row>
        <table:table-row table:style-name="ro1">
          <table:table-cell office:value-type="string" table:style-name="ce2">
            <text:p>Thiết kế tai nghe khá đẹp, màu đen sạch sẽ. Âm thanh cho ra tạm ổn bass nhiều treble ít. Tuy nhiên, nút điều chỉnh âm lượng hơi khó canh lớn nhỏ. Thêm nữa trên nút N-S không bik dùng ntn.</text:p>
          </table:table-cell>
          <table:table-cell table:number-columns-repeated="16383"/>
        </table:table-row>
        <table:table-row table:style-name="ro1">
          <table:table-cell office:value-type="string" table:style-name="ce2">
            <text:p>chất lượng âm thanh tốt, dây tai nghe cũng ok. Tuy nhiên sau hơn 3 tháng sử dụng thì tai nghe có dấu hiệu bị hỏng khi chỉ nghe được 1 bên, thi thoảng nghe được cả <text:s/>bên</text:p>
          </table:table-cell>
          <table:table-cell table:number-columns-repeated="16383"/>
        </table:table-row>
        <table:table-row table:style-name="ro1">
          <table:table-cell office:value-type="string" table:style-name="ce2">
            <text:p>Ổn, 3 tháng và chưa có vấn đề gì, thiết kế dây ổn, không dễ gì bị cóc gãy, phần tai, giắt và cụm nút-micro tiện lợi cũng ổn, tạm thời thì nó chưa hư nên không có nhận xét gì nữa!</text:p>
          </table:table-cell>
          <table:table-cell table:number-columns-repeated="16383"/>
        </table:table-row>
        <table:table-row table:style-name="ro1">
          <table:table-cell office:value-type="string" table:style-name="ce2">
            <text:p>Với chất lượng sản phẩm như thế này thì giá thực sự khá ok. mình mua từ tháng 6 và qua 7749 lần quăng quật thì em nó vẫn như thuở ban đầu. Bass ok so với giá.</text:p>
          </table:table-cell>
          <table:table-cell table:number-columns-repeated="16383"/>
        </table:table-row>
        <table:table-row table:style-name="ro1">
          <table:table-cell office:value-type="string" table:style-name="ce2">
            <text:p>Với mức giá 40.000đ cho tai nghe này là quá ổn, không thể đòi hỏi gì thêm được nữa.</text:p>
          </table:table-cell>
          <table:table-cell table:number-columns-repeated="16383"/>
        </table:table-row>
        <table:table-row table:style-name="ro1">
          <table:table-cell office:value-type="string" table:style-name="ce2">
            <text:p>Tai nghe gia công tốt, preview bài hát được , bass ngang với tai phone. Tai nghe mà mình hài lòng nhất tới giờ. Giá này khó có tai nào có thể cạnh tranh được</text:p>
          </table:table-cell>
          <table:table-cell table:number-columns-repeated="16383"/>
        </table:table-row>
        <table:table-row table:style-name="ro1">
          <table:table-cell office:value-type="string" table:style-name="ce2">
            <text:p>Tại nghe rất rõ . Liệu bạn có thể gửi cho tôi một số cách bảo quản chúng khi không có hộp đựng không ?? Tôi nghĩ như vậy sẽ dùng được lâu dài</text:p>
          </table:table-cell>
          <table:table-cell table:number-columns-repeated="16383"/>
        </table:table-row>
        <table:table-row table:style-name="ro1">
          <table:table-cell office:value-type="string" table:style-name="ce2">
            <text:p>Mình tưởng với giá như vậy tai nghe cũng bình thường thôi hông ngờ lại tốt như vậy, đã mua tận 3c luôn rồi á nghe nhạc cực kì đã và êm tai luôn &gt;</text:p>
          </table:table-cell>
          <table:table-cell table:number-columns-repeated="16383"/>
        </table:table-row>
        <table:table-row table:style-name="ro1">
          <table:table-cell office:value-type="string" table:style-name="ce2">
            <text:p>Với giá 41k thì không thể đòi hỏi gì hơn về chất lượng âm thanh, nghe được tiếng là vui rồi. Về độ bền thì chờ thời gian sử dụng đã.</text:p>
          </table:table-cell>
          <table:table-cell table:number-columns-repeated="16383"/>
        </table:table-row>
        <table:table-row table:style-name="ro1">
          <table:table-cell office:value-type="string" table:style-name="ce2">
            <text:p>Chất lượng âm thanh tốt. Tai nghe chắc chắn. Có điều các vị trí ghép có độ vênh và cạnh sản phẩm hơi sắc. Dù sao cũng phù hợp với mức giá</text:p>
          </table:table-cell>
          <table:table-cell table:number-columns-repeated="16383"/>
        </table:table-row>
        <table:table-row table:style-name="ro1">
          <table:table-cell office:value-type="string" table:style-name="ce2">
            <text:p>có điều là tai nghe nghe hơi nhỏ nhưng vẫn tốt, nếu có tình trạng gi sẽ cập nhật thêm</text:p>
          </table:table-cell>
          <table:table-cell table:number-columns-repeated="16383"/>
        </table:table-row>
        <table:table-row table:style-name="ro1">
          <table:table-cell office:value-type="string" table:style-name="ce2">
            <text:p>Âm thanh ok, bass hơi yếu &amp; hơi bị lỏng lẻo khi đeo vào tai. Nếu chỉ mua để xài tạm trong thời gian ngắn thì đáng đồng tiền.</text:p>
          </table:table-cell>
          <table:table-cell table:number-columns-repeated="16383"/>
        </table:table-row>
        <table:table-row table:style-name="ro1">
          <table:table-cell office:value-type="string" table:style-name="ce2">
            <text:p>Dây hơi mềm nhưng nghe tốt, kích thước nhỏ gọn vừa tai vừa tay. Khá là bền! Nhưng âm thanh có vẻ không thật lắm, nghe cứ nhỏ nhỏ thế nào!</text:p>
          </table:table-cell>
          <table:table-cell table:number-columns-repeated="16383"/>
        </table:table-row>
        <table:table-row table:style-name="ro1">
          <table:table-cell office:value-type="string" table:style-name="ce2">
            <text:p>sử dụng tốt cài đặt dễ dàng gọn nhẹ chưa test ở xa bộ phát wifi</text:p>
          </table:table-cell>
          <table:table-cell table:number-columns-repeated="16383"/>
        </table:table-row>
        <table:table-row table:style-name="ro1">
          <table:table-cell office:value-type="string" table:style-name="ce2">
            <text:p>Tôi rất hài lòng với sản phẩm và cách phục vụ khách hàng của tiki</text:p>
          </table:table-cell>
          <table:table-cell table:number-columns-repeated="16383"/>
        </table:table-row>
        <table:table-row table:style-name="ro1">
          <table:table-cell office:value-type="string" table:style-name="ce2">
            <text:p>Mình đã mua 3 cái rồi, cái đầu tiên xài được 1 năm thì 1 bên tai không nghe được nữa, nhưng với giá tiền thì ok rồi.</text:p>
          </table:table-cell>
          <table:table-cell table:number-columns-repeated="16383"/>
        </table:table-row>
        <table:table-row table:style-name="ro1">
          <table:table-cell office:value-type="string" table:style-name="ce2">
            <text:p>chất lượng tương đương vs sản phẩm hàng trăm ngàn <text:s/>khỏi chê mình nhất định sẽ mua thêm một cái nữa</text:p>
          </table:table-cell>
          <table:table-cell table:number-columns-repeated="16383"/>
        </table:table-row>
        <table:table-row table:style-name="ro1">
          <table:table-cell office:value-type="string" table:style-name="ce2">
            <text:p>không tương thích windows 10 nên đã trả lại cho nhà cung cấp</text:p>
          </table:table-cell>
          <table:table-cell table:number-columns-repeated="16383"/>
        </table:table-row>
        <table:table-row table:style-name="ro1">
          <table:table-cell office:value-type="string" table:style-name="ce2">
            <text:p>sử dụng tốt. mua đợt khuyến mãi. cài đặt nhanh chóng.</text:p>
          </table:table-cell>
          <table:table-cell table:number-columns-repeated="16383"/>
        </table:table-row>
        <table:table-row table:style-name="ro1">
          <table:table-cell office:value-type="string" table:style-name="ce2">
            <text:p>Giao hàng nhanh chóng, sản phẩm cài đặt dễ dàng và bắt song tốt.</text:p>
          </table:table-cell>
          <table:table-cell table:number-columns-repeated="16383"/>
        </table:table-row>
        <table:table-row table:style-name="ro1">
          <table:table-cell office:value-type="string" table:style-name="ce2">
            <text:p>sản phẩm khá tốt chất lượng nghe rõ tạm được</text:p>
          </table:table-cell>
          <table:table-cell table:number-columns-repeated="16383"/>
        </table:table-row>
        <table:table-row table:style-name="ro1">
          <table:table-cell office:value-type="string" table:style-name="ce2">
            <text:p>Chất lượng âm thanh tốt, giá ổn. Mic để giữa dây 2 tai nghe nên tuột xuống dưới, khi xài phải kê gần miệng mới thu âm tốt.</text:p>
          </table:table-cell>
          <table:table-cell table:number-columns-repeated="16383"/>
        </table:table-row>
        <table:table-row table:style-name="ro1">
          <table:table-cell office:value-type="string" table:style-name="ce2">
            <text:p>sản phẩm mình mua khá rẻ khoảng 48k thì phải. k nét như mấy tai nghe xịn th nhưng nghe khá ổn. phù hợp với giá tiền</text:p>
          </table:table-cell>
          <table:table-cell table:number-columns-repeated="16383"/>
        </table:table-row>
        <table:table-row table:style-name="ro1">
          <table:table-cell office:value-type="string" table:style-name="ce2">
            <text:p>Dây rất dài, dùng khá tiện. Tai nghe giá rẻ, dùng cũng ổn nhưng tuy nhiên âm thanh k được trong, hơi ồm. Nhưng nói chung với mức giá 47k vậy là được r</text:p>
          </table:table-cell>
          <table:table-cell table:number-columns-repeated="16383"/>
        </table:table-row>
        <table:table-row table:style-name="ro1">
          <table:table-cell office:value-type="string" table:style-name="ce2">
            <text:p>Nhân vân đóng hàng rất tận tâm cần thận. Hàng âm bass rất chuẩn với ai biết S-N có tác dụng gì giải thích giúp mình</text:p>
          </table:table-cell>
          <table:table-cell table:number-columns-repeated="16383"/>
        </table:table-row>
        <table:table-row table:style-name="ro1">
          <table:table-cell office:value-type="string" table:style-name="ce2">
            <text:p>sản phẩm nghe tốt so với giá. Còn sử dụng thêm một thời gian nữa mới thấy được chất lượng sản phẩm thế nào.</text:p>
          </table:table-cell>
          <table:table-cell table:number-columns-repeated="16383"/>
        </table:table-row>
        <table:table-row table:style-name="ro1">
          <table:table-cell office:value-type="string" table:style-name="ce2">
            <text:p>mình đã nhận được hàng. nhưng có vẻ như một tai nó không được rõ ah... em muốn đổi có được không ah</text:p>
          </table:table-cell>
          <table:table-cell table:number-columns-repeated="16383"/>
        </table:table-row>
        <table:table-row table:style-name="ro1">
          <table:table-cell office:value-type="string" table:style-name="ce2">
            <text:p>mới xài được 2 hôm, thấy âm hơi nhỏ xíu, nhưng cũng ok, k biết xài lâu có nhức tai không nữa</text:p>
          </table:table-cell>
          <table:table-cell table:number-columns-repeated="16383"/>
        </table:table-row>
        <table:table-row table:style-name="ro1">
          <table:table-cell office:value-type="string" table:style-name="ce2">
            <text:p>Tính tới hiện tại thì tai nghe xài khá tốt, mic nhạy. Mà mình mua mỗi cái tai nghe, tiki cũng bỏ vào cái hộp to đùng như quyển sách.</text:p>
          </table:table-cell>
          <table:table-cell table:number-columns-repeated="16383"/>
        </table:table-row>
        <table:table-row table:style-name="ro1">
          <table:table-cell office:value-type="string" table:style-name="ce2">
            <text:p>hơi thất vọng về sản phẩm.bass yếu, âm thanh yếu, nghe k hay lắm, nhưng với gía 40k nên chấp nhận thôi. cho 4sao.</text:p>
          </table:table-cell>
          <table:table-cell table:number-columns-repeated="16383"/>
        </table:table-row>
        <table:table-row table:style-name="ro1">
          <table:table-cell office:value-type="string" table:style-name="ce2">
            <text:p>Tai nghe quá ổn so với mức giá, điểm trừ duy nhất là bị vọng âm nếu sử dụng cả mic và tai nghe cùng lúc.</text:p>
          </table:table-cell>
          <table:table-cell table:number-columns-repeated="16383"/>
        </table:table-row>
        <table:table-row table:style-name="ro1">
          <table:table-cell office:value-type="string" table:style-name="ce2">
            <text:p>mình mua cũng khá lâu rồi. Dùng ổn lắm. Lọc âm hơi nhỏ 1 tý thôi. Còn lại thì rất xịn xò luôn. Thấy hài lòng lắm</text:p>
          </table:table-cell>
          <table:table-cell table:number-columns-repeated="16383"/>
        </table:table-row>
        <table:table-row table:style-name="ro1">
          <table:table-cell office:value-type="string" table:style-name="ce2">
            <text:p>Đóng gói kĩ, chắc chắn Chất lượng khá ok với giá quá rẻ như vậy Kiểu dáng đẹp Đáng mua!</text:p>
          </table:table-cell>
          <table:table-cell table:number-columns-repeated="16383"/>
        </table:table-row>
        <table:table-row table:style-name="ro1">
          <table:table-cell office:value-type="string" table:style-name="ce2">
            <text:p>option S -N có chức năng gì ạ mọi thứ ổn! âm bass ổn, nhược điểm là loại này kh cách âm được</text:p>
          </table:table-cell>
          <table:table-cell table:number-columns-repeated="16383"/>
        </table:table-row>
        <table:table-row table:style-name="ro1">
          <table:table-cell office:value-type="string" table:style-name="ce2">
            <text:p>mới dùng thấy ok. nghe âm thanh cung tốt. k tệ với mức giá này thấy sp ok lắm r.lâu dài thì s k biết ...🤪🤪🤪</text:p>
          </table:table-cell>
          <table:table-cell table:number-columns-repeated="16383"/>
        </table:table-row>
        <table:table-row table:style-name="ro1">
          <table:table-cell office:value-type="string" table:style-name="ce2">
            <text:p>sản phẩm ok âm thanh hay giao hàng tạm ổn mong tiki <text:s/>ngày càng tốt hơn</text:p>
          </table:table-cell>
          <table:table-cell table:number-columns-repeated="16383"/>
        </table:table-row>
        <table:table-row table:style-name="ro1">
          <table:table-cell office:value-type="string" table:style-name="ce2">
            <text:p>OK ,tạm ổn,tuy rằng nghe hơi nhỏ,nhưng nghĩ với tầm tiền như thế là OK rồi,không đòi hỏi được nhiều hơn</text:p>
          </table:table-cell>
          <table:table-cell table:number-columns-repeated="16383"/>
        </table:table-row>
        <table:table-row table:style-name="ro1">
          <table:table-cell office:value-type="string" table:style-name="ce2">
            <text:p>tai nghe rất tốt,âm thanh hay nói chung rất ổn. Mới dùng nên cũng không biết có bền không nhưng tạm thời vẫn rất ok. Nói chung là rất ưng.</text:p>
          </table:table-cell>
          <table:table-cell table:number-columns-repeated="16383"/>
        </table:table-row>
        <table:table-row table:style-name="ro1">
          <table:table-cell office:value-type="string" table:style-name="ce2">
            <text:p>Sản phẩm có chất lượng tốt Mà cho mình hỏi là cắm vào iphone lúc gọi mess thì có thể ghi âm được k ạ</text:p>
          </table:table-cell>
          <table:table-cell table:number-columns-repeated="16383"/>
        </table:table-row>
        <table:table-row table:style-name="ro1">
          <table:table-cell office:value-type="string" table:style-name="ce2">
            <text:p>Cấu tạo tai nghe tốt so với giá, giao hàng nhanh. Âm thanh dùng để học tiếng anh khá ok, nhưng nghe nhạc không hay lắm.(không thể đòi hỏi hơn với tầm giá này)</text:p>
          </table:table-cell>
          <table:table-cell table:number-columns-repeated="16383"/>
        </table:table-row>
        <table:table-row table:style-name="ro1">
          <table:table-cell office:value-type="string" table:style-name="ce2">
            <text:p>Giá cả hợp lý, âm thanh tốt, dây bền. Tuy nhiên sẻ hơi đau tai với người không quen dùng loại đầu nhựa và rắc cắm không dùng được với 1 số thiết bị.</text:p>
          </table:table-cell>
          <table:table-cell table:number-columns-repeated="16383"/>
        </table:table-row>
        <table:table-row table:style-name="ro1">
          <table:table-cell office:value-type="string" table:style-name="ce2">
            <text:p>Không hiểu sao lúc đầu nghe rất oke nhưng được 1 thời gian tự dưng tai nghe không còn nghe được nữa <text:s/>(</text:p>
          </table:table-cell>
          <table:table-cell table:number-columns-repeated="16383"/>
        </table:table-row>
        <table:table-row table:style-name="ro1">
          <table:table-cell office:value-type="string" table:style-name="ce2">
            <text:p>Đóng gói kĩ. Sản phẩm tốt đẹp. không bị hư hỏng. Giao hàng nhanh. Người giao hàng nhiệt tình. Chuẩn rồi.</text:p>
          </table:table-cell>
          <table:table-cell table:number-columns-repeated="16383"/>
        </table:table-row>
        <table:table-row table:style-name="ro1">
          <table:table-cell office:value-type="string" table:style-name="ce2">
            <text:p>là một sản phẩm nên mua nếu như chỉ cần phone để giải trí như mình. voí số tiền ít nà được 1 sản phẩm thế này thì quá tuyệt</text:p>
          </table:table-cell>
          <table:table-cell table:number-columns-repeated="16383"/>
        </table:table-row>
        <table:table-row table:style-name="ro1">
          <table:table-cell office:value-type="string" table:style-name="ce2">
            <text:p>Tiki giao hàng rất đúng màu sắc, không như chỗ khác đặt màu này giao màu kia. Chất lượng ok so với tầm giá, mình đang dùng để gọi điện rất tốt, mic nhạy.</text:p>
          </table:table-cell>
          <table:table-cell table:number-columns-repeated="16383"/>
        </table:table-row>
        <table:table-row table:style-name="ro1">
          <table:table-cell office:value-type="string" table:style-name="ce2">
            <text:p>Sản phẩm đóng gỏi cẩn thận, mới sử dụng thử thấy tốt, sử dụng thêm 1 thời gian nữa xem sao.</text:p>
          </table:table-cell>
          <table:table-cell table:number-columns-repeated="16383"/>
        </table:table-row>
        <table:table-row table:style-name="ro1">
          <table:table-cell office:value-type="string" table:style-name="ce2">
            <text:p>Em dùng tai nghe để xem phim mà hiện tại không nghe thấy giọng chỉ nghe hơi rè rè thì bảo hành ntn ạ?</text:p>
          </table:table-cell>
          <table:table-cell table:number-columns-repeated="16383"/>
        </table:table-row>
        <table:table-row table:style-name="ro1">
          <table:table-cell office:value-type="string" table:style-name="ce2">
            <text:p>nghe nhạc chẳng đâu vào với đâu. nghe được cả 2 tai , có nút tăng giảm âm lượng , nút tạm dừng.</text:p>
          </table:table-cell>
          <table:table-cell table:number-columns-repeated="16383"/>
        </table:table-row>
        <table:table-row table:style-name="ro1">
          <table:table-cell office:value-type="string" table:style-name="ce2">
            <text:p>tai nghe được hai bên âm thanh rất sống động rất hài lòng về sản phẩm có dịp sẽ ủng hộ shop tiếp</text:p>
          </table:table-cell>
          <table:table-cell table:number-columns-repeated="16383"/>
        </table:table-row>
        <table:table-row table:style-name="ro1">
          <table:table-cell office:value-type="string" table:style-name="ce2">
            <text:p>chất hơn giá tiền ngon bổ rẻ giao hàng bọc hàng cẩn thận âm thanh thì nói chung nghe nhạc xem phim rất ok</text:p>
          </table:table-cell>
          <table:table-cell table:number-columns-repeated="16383"/>
        </table:table-row>
        <table:table-row table:style-name="ro1">
          <table:table-cell office:value-type="string" table:style-name="ce2">
            <text:p>Tai nghe hơi to nên đeo vào có vẻ không chắc chắn, âm thanh thì hơi bé. Còn lại mọi thứ đều ok.</text:p>
          </table:table-cell>
          <table:table-cell table:number-columns-repeated="16383"/>
        </table:table-row>
        <table:table-row table:style-name="ro1">
          <table:table-cell office:value-type="string" table:style-name="ce2">
            <text:p>Giao nhanh Gói hàng kĩ Dây dạng sợi phở Nhìn chung cx đẹp</text:p>
          </table:table-cell>
          <table:table-cell table:number-columns-repeated="16383"/>
        </table:table-row>
        <table:table-row table:style-name="ro1">
          <table:table-cell office:value-type="string" table:style-name="ce2">
            <text:p>mặc dù tiếng không được to như mình tưởng nhưng nhận xét chung lại thì quá ổn trong tầm giá dây tai nghe thuộc loại khó rối</text:p>
          </table:table-cell>
          <table:table-cell table:number-columns-repeated="16383"/>
        </table:table-row>
        <table:table-row table:style-name="ro1">
          <table:table-cell office:value-type="string" table:style-name="ce2">
            <text:p>dùng bắt sóng tốt, chưa có vấn đề gì xảy ra khuyết điểm: ăn ten chỉ gập dược về 1 hướng và góc xoay chỉ có 180 độ nên không thể xoay ăn ten theo hướng ngược lại</text:p>
          </table:table-cell>
          <table:table-cell table:number-columns-repeated="16383"/>
        </table:table-row>
        <table:table-row table:style-name="ro1">
          <table:table-cell office:value-type="string" table:style-name="ce2">
            <text:p>Giao hàng nhanh, cài đặt dễ dàng, sóng mạnh. Hiện tại thì ok.</text:p>
          </table:table-cell>
          <table:table-cell table:number-columns-repeated="16383"/>
        </table:table-row>
        <table:table-row table:style-name="ro1">
          <table:table-cell office:value-type="string" table:style-name="ce2">
            <text:p>Lần thứ 3 mua loại tai phone này và xui là trúng con bị 1 bên to bên nhỏ, hơi thất vọng lần này...</text:p>
          </table:table-cell>
          <table:table-cell table:number-columns-repeated="16383"/>
        </table:table-row>
        <table:table-row table:style-name="ro1">
          <table:table-cell office:value-type="string" table:style-name="ce2">
            <text:p>Sử dụng tốt, tuy nhiên cây lòi ra dễ va chạm và dễ gãy nếu không cẩn thận.</text:p>
          </table:table-cell>
          <table:table-cell table:number-columns-repeated="16383"/>
        </table:table-row>
        <table:table-row table:style-name="ro1">
          <table:table-cell office:value-type="string" table:style-name="ce2">
            <text:p>Hàng của Tenda nên chất lượng oke, giao hàng nhanh, sử dụng ổn, hơi nóng.</text:p>
          </table:table-cell>
          <table:table-cell table:number-columns-repeated="16383"/>
        </table:table-row>
        <table:table-row table:style-name="ro1">
          <table:table-cell office:value-type="string" table:style-name="ce2">
            <text:p>Tạm ổn so với tầm giá, nhưng còn 2 vấn đề 1, Loa hơi bé 2, Dây tai nghe bên dài bên ngắn</text:p>
          </table:table-cell>
          <table:table-cell table:number-columns-repeated="16383"/>
        </table:table-row>
        <table:table-row table:style-name="ro1">
          <table:table-cell office:value-type="string" table:style-name="ce2">
            <text:p>Âm thanh nghe rất tốt. Dùng được hơn 2 tuần rồi và hài lòng với sản phẩm!</text:p>
          </table:table-cell>
          <table:table-cell table:number-columns-repeated="16383"/>
        </table:table-row>
        <table:table-row table:style-name="ro1">
          <table:table-cell office:value-type="string" table:style-name="ce2">
            <text:p>Giá tốt. Sản phẩm xài ok, đã mua và xài hơn tháng và rất hài lòng, tuy nhiên dây hơi ngắn</text:p>
          </table:table-cell>
          <table:table-cell table:number-columns-repeated="16383"/>
        </table:table-row>
        <table:table-row table:style-name="ro1">
          <table:table-cell office:value-type="string" table:style-name="ce2">
            <text:p>tai nghe ổn.nghe nhạc, gọi điện thoại ok. với mức giá này thì chất lượng như vậy là được rồi.</text:p>
          </table:table-cell>
          <table:table-cell table:number-columns-repeated="16383"/>
        </table:table-row>
        <table:table-row table:style-name="ro1">
          <table:table-cell office:value-type="string" table:style-name="ce2">
            <text:p>Không hài lòng lắm. Âm thanh nghe ổn nhưng mới mua mà đã lớn nhỏ thất thường. Chắc sẽ mau điếc loa.</text:p>
          </table:table-cell>
          <table:table-cell table:number-columns-repeated="16383"/>
        </table:table-row>
        <table:table-row table:style-name="ro1">
          <table:table-cell office:value-type="string" table:style-name="ce2">
            <text:p>âm thanh hơi nhỏ mic tốt nghe nhạc cũng ổn tạm ổn trong tầm giá</text:p>
          </table:table-cell>
          <table:table-cell table:number-columns-repeated="16383"/>
        </table:table-row>
        <table:table-row table:style-name="ro1">
          <table:table-cell office:value-type="string" table:style-name="ce2">
            <text:p>Hàng rẻ nhưng dùng được, dùng 2 tuần rồi nhưng vẫn còn ngon. Có đều đeo lâu hơi đau tai</text:p>
          </table:table-cell>
          <table:table-cell table:number-columns-repeated="16383"/>
        </table:table-row>
        <table:table-row table:style-name="ro1">
          <table:table-cell office:value-type="string" table:style-name="ce2">
            <text:p>to, rõ ràng, tốt trong tầm giá, dù chất lượng âm thanh còn hơi kém nhưng không sao. 4 sao nha.</text:p>
          </table:table-cell>
          <table:table-cell table:number-columns-repeated="16383"/>
        </table:table-row>
        <table:table-row table:style-name="ro1">
          <table:table-cell office:value-type="string" table:style-name="ce2">
            <text:p>Tai nghe khi bậy chế độ bass thì bị rè chỉ nghe dk o chế đô thường nhưng cũng khá ổn</text:p>
          </table:table-cell>
          <table:table-cell table:number-columns-repeated="16383"/>
        </table:table-row>
        <table:table-row table:style-name="ro1">
          <table:table-cell office:value-type="string" table:style-name="ce2">
            <text:p>Wifi chạy bằng sim 3g hay như thế nào ạ shop cần hỏi</text:p>
          </table:table-cell>
          <table:table-cell table:number-columns-repeated="16383"/>
        </table:table-row>
        <table:table-row table:style-name="ro1">
          <table:table-cell office:value-type="string" table:style-name="ce2">
            <text:p>đã mua 4 cái, rất bền, âm nghe tốt, <text:s/>tại mìn xài phá quá nên cứ được 1 tháng là hư à,</text:p>
          </table:table-cell>
          <table:table-cell table:number-columns-repeated="16383"/>
        </table:table-row>
        <table:table-row table:style-name="ro1">
          <table:table-cell office:value-type="string" table:style-name="ce2">
            <text:p>mình vẫn chưa hài lòng lắm về phần lượng của tai nghe(có hơi nhỏ).còn lại thì tốt</text:p>
          </table:table-cell>
          <table:table-cell table:number-columns-repeated="16383"/>
        </table:table-row>
        <table:table-row table:style-name="ro1">
          <table:table-cell office:value-type="string" table:style-name="ce2">
            <text:p>Mình mới dùng được dăm bữa nhưng so với túi tiền sinh viên thì tai nghe này hơi bị ngon</text:p>
          </table:table-cell>
          <table:table-cell table:number-columns-repeated="16383"/>
        </table:table-row>
        <table:table-row table:style-name="ro1">
          <table:table-cell office:value-type="string" table:style-name="ce2">
            <text:p>Tôi đã dùng và thấy hài lòng <text:s/>Nhưng kb là có dùng được lâu không nữa</text:p>
          </table:table-cell>
          <table:table-cell table:number-columns-repeated="16383"/>
        </table:table-row>
        <table:table-row table:style-name="ro1">
          <table:table-cell office:value-type="string" table:style-name="ce2">
            <text:p>Nhận được tai nghe nguyên mới trong hộp, y hình, tai nghe nhìn chung chắc chắn còn bền hay không thì dùng mới biết được ^^</text:p>
          </table:table-cell>
          <table:table-cell table:number-columns-repeated="16383"/>
        </table:table-row>
        <table:table-row table:style-name="ro1">
          <table:table-cell office:value-type="string" table:style-name="ce2">
            <text:p>Sản phẩm dùng khá tốt. phù hợp giá tiền. Nhưng lại dễ bị đứt và hở mạch ở phần đầu cắm.</text:p>
          </table:table-cell>
          <table:table-cell table:number-columns-repeated="16383"/>
        </table:table-row>
        <table:table-row table:style-name="ro1">
          <table:table-cell office:value-type="string" table:style-name="ce2">
            <text:p>Âm tốt, nghe nhạc tạm được cũng không đòi hỏi nhiều vì giá rẻ.Tai nghe đeo hơi khó chịu!</text:p>
          </table:table-cell>
          <table:table-cell table:number-columns-repeated="16383"/>
        </table:table-row>
        <table:table-row table:style-name="ro1">
          <table:table-cell office:value-type="string" table:style-name="ce2">
            <text:p>Mọi chức năng hoạt động tốt, điều chỉnh được âm thanh trên tai nghe là 1 điểm cộng. Hàng giao hơi lâu.</text:p>
          </table:table-cell>
          <table:table-cell table:number-columns-repeated="16383"/>
        </table:table-row>
        <table:table-row table:style-name="ro1">
          <table:table-cell office:value-type="string" table:style-name="ce2">
            <text:p>Chưa sử dụng lâu nên chưa rõ sẽ bền như thế k Giao hàng nhanh, đóng gói cẩn thận.</text:p>
          </table:table-cell>
          <table:table-cell table:number-columns-repeated="16383"/>
        </table:table-row>
        <table:table-row table:style-name="ro1">
          <table:table-cell office:value-type="string" table:style-name="ce2">
            <text:p>cái nút nhỏ mà 2 đầu nó có chữ <text:s/>S N là gì vậy ad.....</text:p>
          </table:table-cell>
          <table:table-cell table:number-columns-repeated="16383"/>
        </table:table-row>
        <table:table-row table:style-name="ro1">
          <table:table-cell office:value-type="string" table:style-name="ce2">
            <text:p>Hàng tốt trong tầm giá. Chấm 4 sao cho chất lượng và tiki. Còn</text:p>
          </table:table-cell>
          <table:table-cell table:number-columns-repeated="16383"/>
        </table:table-row>
        <table:table-row table:style-name="ro1">
          <table:table-cell office:value-type="string" table:style-name="ce2">
            <text:p>Chất lượng âm thanh không được tốt lắm, nhưng với giá cả như vậy là hợp lý rồi</text:p>
          </table:table-cell>
          <table:table-cell table:number-columns-repeated="16383"/>
        </table:table-row>
        <table:table-row table:style-name="ro1">
          <table:table-cell office:value-type="string" table:style-name="ce2">
            <text:p>Tai nghe tốt. Chất liệu và tất cả đều như hình nghe rất ổn nhưng mic thu âm nhỏ</text:p>
          </table:table-cell>
          <table:table-cell table:number-columns-repeated="16383"/>
        </table:table-row>
        <table:table-row table:style-name="ro1">
          <table:table-cell office:value-type="string" table:style-name="ce2">
            <text:p>nghe nhạc rõ chất lượng ổn định .. có dịp ủng hộ tiếp</text:p>
          </table:table-cell>
          <table:table-cell table:number-columns-repeated="16383"/>
        </table:table-row>
        <table:table-row table:style-name="ro1">
          <table:table-cell office:value-type="string" table:style-name="ce2">
            <text:p>Trước khi mình mua ổ cứng WD mình cũng có tham khảo qua rất nhiều loại trên tiki, và đi đến quyết định chọn em WD này. Ở bên ngoài nhìn rất nhỏ nhắn, nhẹ, trên mặt sau của ổ cứng có 4 nút cao su nhỏ dùng để định vị ổ cứng, chống bị xê dịch trong quá trình sao chép dữ liệu. Vì thời hạn bảo hành 2 năm nên mình cũng yên tâm khi sử dụng. Quá tuyệt vời, sẽ tiếp tục ủng hộ tiki trong thời gian tới.</text:p>
          </table:table-cell>
          <table:table-cell table:number-columns-repeated="16383"/>
        </table:table-row>
        <table:table-row table:style-name="ro1">
          <table:table-cell office:value-type="string" table:style-name="ce2">
            <text:p>Về cơ bản thì hàng được đóng gói cẩn thận, tuy nhiên khi mở hàng ra thì mình thấy phần tem có mấy vết cước thế này,không biết phải trao đổi với shop thế nào nên cứ liều dùng cậy! Không biết lỡ có bị sao thì có được đổi bảo hành không nữa</text:p>
          </table:table-cell>
          <table:table-cell table:number-columns-repeated="16383"/>
        </table:table-row>
        <table:table-row table:style-name="ro1">
          <table:table-cell office:value-type="string" table:style-name="ce2">
            <text:p>Nhu cầu không cao về âm nhạc nên hiện tại hài lòng với sản phẩm trong tầm giá<text:s text:c="2"/></text:p>
          </table:table-cell>
          <table:table-cell table:number-columns-repeated="16383"/>
        </table:table-row>
        <table:table-row table:style-name="ro1">
          <table:table-cell office:value-type="string" table:style-name="ce2">
            <text:p>Mua 50k xài đến giờ cũng hơn nửa năm vẫn nghe tốt, so với giá 50k thì quá hài lòng!</text:p>
          </table:table-cell>
          <table:table-cell table:number-columns-repeated="16383"/>
        </table:table-row>
        <table:table-row table:style-name="ro1">
          <table:table-cell office:value-type="string" table:style-name="ce2">
            <text:p>Tai nghe tạm ổn trong tầm giá còn ship hàng thì nhanh hơn giự kiến tầm 2 ngày</text:p>
          </table:table-cell>
          <table:table-cell table:number-columns-repeated="16383"/>
        </table:table-row>
        <table:table-row table:style-name="ro1">
          <table:table-cell office:value-type="string" table:style-name="ce2">
            <text:p>Tại nghe tốt, dây chắc chắn âm thanh vừa đủ quá xứng đáng với số tiền bỏ ra</text:p>
          </table:table-cell>
          <table:table-cell table:number-columns-repeated="16383"/>
        </table:table-row>
        <table:table-row table:style-name="ro1">
          <table:table-cell office:value-type="string" table:style-name="ce2">
            <text:p>Sản phẩm nghe mượt mà với mức giá như vậy là hợp lý. Nhưng dây tai nghe dài quá đôi khi gây bất tiện nếu muốn đi lại khi sử dụng tai nghe</text:p>
          </table:table-cell>
          <table:table-cell table:number-columns-repeated="16383"/>
        </table:table-row>
        <table:table-row table:style-name="ro1">
          <table:table-cell office:value-type="string" table:style-name="ce2">
            <text:p>Mình mới dùng nên chưa biết chất lượng. Tuy nhiên mình hài lòng về ổ cứng gọn nhẹ và copy khá nhanh. Góp ý tí xíu cho dịch vụ đóng gói của Tiki, nên đặt ổ cứng trong cái hộp vừa khít với ổ cứng hơn, chứ để trong cái hộp rỗng lớn quá trình giao hàng đi xóc như vậy sẽ không ổn lắm.</text:p>
          </table:table-cell>
          <table:table-cell table:number-columns-repeated="16383"/>
        </table:table-row>
        <table:table-row table:style-name="ro1">
          <table:table-cell office:value-type="string" table:style-name="ce2">
            <text:p>Tiki đóng gói đảm bảo. Giảm giá trong khung giờ nên mua được với giá tốt có thêm quà tặng, 1 năm mới xài được 3 lần thì thấy ổ cứng có tình trạng lỗi k truy cập được, dây cáp lỏng, lúc sử dụng kêu lịch kịch như kim đồng hồ gõ. Mình k rành nên báo và được dịch vụ Tiki hỗ trợ bảo hành siêu nhiệt tình nhưng tới lúc trả hàng thì quá chán. Chỉ thấy nhận được mail trả hàng ngày 26, tới hôm nay đã là 30 vẫn k thấy liên lạc. Hàng bảo hành chưa nhận được cũng k biết ổ cứng mình tình trạng ra sao...</text:p>
          </table:table-cell>
          <table:table-cell table:number-columns-repeated="16383"/>
        </table:table-row>
        <table:table-row table:style-name="ro1">
          <table:table-cell office:value-type="string" table:style-name="ce2">
            <text:p>Tai nghe tiếng ổn định còn độ bền thì phải sử dụng mới biết được</text:p>
          </table:table-cell>
          <table:table-cell table:number-columns-repeated="16383"/>
        </table:table-row>
        <table:table-row table:style-name="ro1">
          <table:table-cell office:value-type="string" table:style-name="ce2">
            <text:p>Tầm giá này ok nhưng phần chỉnh âm lượng có bấm như các mẫu thường thì hay hơn</text:p>
          </table:table-cell>
          <table:table-cell table:number-columns-repeated="16383"/>
        </table:table-row>
        <table:table-row table:style-name="ro1">
          <table:table-cell office:value-type="string" table:style-name="ce2">
            <text:p>- Tốc độ xử lí dữ liệu tốt.</text:p>
            <text:p>- Ổ cứng kết nối ban đầu bị chập chờn, không hiển thị trên laptop về sau thì ổn định và tốt hơn.</text:p>
            <text:p>- Bao da tặng kèm có vị trí chừa lỗ dây cáp không trùng vị trí với cổng cáp của ổ cứng (nếu mình dùng bao da chắc sẽ bị gãy cáp kết nối sớm).</text:p>
            <text:p>- Vận chuyển hàng nhanh chóng thân thiệt. cho kiểm tra hàng.</text:p>
          </table:table-cell>
          <table:table-cell table:number-columns-repeated="16383"/>
        </table:table-row>
        <table:table-row table:style-name="ro1">
          <table:table-cell office:value-type="string" table:style-name="ce2">
            <text:p>Giao hàng đúng dự tính, mở ra check thử thì hàng kết nối nhanh, mình mua đúng hôm chủ nhật nên không có tặng túi, hôm nay lên nhận xét thì lại xuất hiện lại. Vậy ai mua thì lo mua sớm đi chứ mắc công cuối tuần nó gỡ túi xuống. ĐIỂM TRỪ: hàng đã bị bung hộp và có hai vết xước nhỏ trên đầu ổ cứng</text:p>
          </table:table-cell>
          <table:table-cell table:number-columns-repeated="16383"/>
        </table:table-row>
        <table:table-row table:style-name="ro1">
          <table:table-cell office:value-type="string" table:style-name="ce2">
            <text:p>cho mình hỏi cái cần gạt S N có chức năng gì vậy??</text:p>
          </table:table-cell>
          <table:table-cell table:number-columns-repeated="16383"/>
        </table:table-row>
        <table:table-row table:style-name="ro1">
          <table:table-cell office:value-type="string" table:style-name="ce2">
            <text:p>Vừa nhận được hàng. Âm thanh không nét lắm nhưng tai nghe có vẻ chắc chắn. Tiền như thế chất lượng vậy khá OK rồi.</text:p>
          </table:table-cell>
          <table:table-cell table:number-columns-repeated="16383"/>
        </table:table-row>
        <table:table-row table:style-name="ro1">
          <table:table-cell office:value-type="string" table:style-name="ce2">
            <text:p>Sản phẩm nhỏ gọn bằng bàn tay, hình dáng ổn, hoạt động êm, tuy nhiên vỏ ngoài có cạnh bên hơi bén, nhà sản xuất không làm tù cạnh nên có thể đứt tay.</text:p>
            <text:p>Bao da tặng kèm đẹp, bỏ ổ cứng vô nhìn rất là sang, nhưng mà hình như không phải bao da của model này nên phần khoét lỗ phần cắm dây không khớp với ổ cứng, bị ngược, nên nếu bỏ ổ cứng vô bao da, muốn sử dụng phải lấy hẳn ổ cứng ra mới cắm dây được.</text:p>
            <text:p/>
            <text:p>Nói chung là mua ổ cứng nên chỉ quan tâm ổ cứng, ổ cứng tốt miễn chê.</text:p>
          </table:table-cell>
          <table:table-cell table:number-columns-repeated="16383"/>
        </table:table-row>
        <table:table-row table:style-name="ro1">
          <table:table-cell office:value-type="string" table:style-name="ce2">
            <text:p>Sản phẩm giao thiếu 4 nút cao su nhỏ ở mặt sau để định vị ổ cứng, nhưng không có những nút đó Ổ Cứng Di Động WD Elements 1TB 2.5 USB 3.0 - WDBUZG0010BBK không cố định được khi kết nối với máy tính.</text:p>
          </table:table-cell>
          <table:table-cell table:number-columns-repeated="16383"/>
        </table:table-row>
        <table:table-row table:style-name="ro1">
          <table:table-cell office:value-type="string" table:style-name="ce2">
            <text:p>Giao 2h nhanh, đúng địa chỉ. Ổ cứng dùng tốt, thẩm mỹ, bao tặng kèm chính hãng đẹp, bền, kích thước phù hợp. Mỗi tội là đặt đi đặt lại, phải chọn giao nhanh 2h mới gặp được shipper</text:p>
          </table:table-cell>
          <table:table-cell table:number-columns-repeated="16383"/>
        </table:table-row>
        <table:table-row table:style-name="ro1">
          <table:table-cell office:value-type="string" table:style-name="ce2">
            <text:p>Sử dụng rất thích, thiết kế dây không bị rối sử dụng được 1 tháng không lỗi gì</text:p>
          </table:table-cell>
          <table:table-cell table:number-columns-repeated="16383"/>
        </table:table-row>
        <table:table-row table:style-name="ro1">
          <table:table-cell office:value-type="string" table:style-name="ce2">
            <text:p>- Giao hàng nhanh. - Ngoại quan: nhìn nhỏ nhắn, bỏ vừa hộp chống sốc ORICO PHD-25. - Mình đã copy dữ liệu từ laptop qua, tốc độ ổn. Còn độ bền thì đợi thêm tg ms biết được.</text:p>
          </table:table-cell>
          <table:table-cell table:number-columns-repeated="16383"/>
        </table:table-row>
        <table:table-row table:style-name="ro1">
          <table:table-cell office:value-type="string" table:style-name="ce2">
            <text:p>Có khá nhiều tính năng thú vị. nhưng không biết thời gian sử dụng sẽ kéo dài được bao lâu.</text:p>
          </table:table-cell>
          <table:table-cell table:number-columns-repeated="16383"/>
        </table:table-row>
        <table:table-row table:style-name="ro1">
          <table:table-cell office:value-type="string" table:style-name="ce2">
            <text:p>ban đầu hơi rè nhưng sau này thì bình thường lại nghe rất rõ, rất tốt.</text:p>
          </table:table-cell>
          <table:table-cell table:number-columns-repeated="16383"/>
        </table:table-row>
        <table:table-row table:style-name="ro1">
          <table:table-cell office:value-type="string" table:style-name="ce2">
            <text:p>Ổ cứng WD khá nổi tiếng rồi nên mình không lăn tăn đặt mua khi thấy trên Tiki có khuyến mãi tặng 1 bao da và USB 16Gb nữa. Giá tại Tiki thì không cần phải check nữa vì luôn cạnh tranh so với thị trường (luôn rẻ hơn tại các siêu thị điện máy). Với dung lượng sử dụng 1 tb rất phù hợp với nhu cầu sử dụng của mình, đồng thời thiết kế gọn, nhẹ, chỉ bằng 1/2 ổ cứng của các hãng khác, thích hợp để mang đi làm, du lịch rất tiện lợi.</text:p>
            <text:p>Tiki giao hàng nhanh trong vòng 24h, được gói chống sốc cẩn thận. Nói chung là khá hài lòng!</text:p>
          </table:table-cell>
          <table:table-cell table:number-columns-repeated="16383"/>
        </table:table-row>
        <table:table-row table:style-name="ro1">
          <table:table-cell office:value-type="string" table:style-name="ce2">
            <text:p>Ổ cứng chạy êm, copy nhanh.</text:p>
            <text:p>Quà tặng đính kèm hữu ích: bao da và usb phù hợp cho sinh viên, người đi làm thường xuyên sao lưu dữ liệu backup.</text:p>
            <text:p>Giá tốt cho ổ cứng và quà tặng. Tiki đóng gói và chuyển hàng cẩn thận, hạn chế va chạm nên không ảnh hưởng đến sản phẩm.</text:p>
            <text:p>Thiết kế ổ cứng thô.</text:p>
          </table:table-cell>
          <table:table-cell table:number-columns-repeated="16383"/>
        </table:table-row>
        <table:table-row table:style-name="ro1">
          <table:table-cell office:value-type="string" table:style-name="ce2">
            <text:p>Kích thước nhỏ gọn đến bất ngờ khi cầm trên tay, trọng lượng cực nhẹ so với các ổ cứng thương hiệu khác. Tốc độ ghi khá nhanh vì nhờ cổng 3.0.</text:p>
            <text:p>Nói chung là rất hài lòng với sp này về mặt giá cả lẫn chất lượng. Tiki giao hàng nhanh chóng, đóng gói cẩn thận.</text:p>
          </table:table-cell>
          <table:table-cell table:number-columns-repeated="16383"/>
        </table:table-row>
        <table:table-row table:style-name="ro1">
          <table:table-cell office:value-type="string" table:style-name="ce2">
            <text:p>cùng đặt 2 cái tai nghe như nhau. nhưng 1 tai nghe bị hư micro. còn tai kia nghe nhỏ</text:p>
          </table:table-cell>
          <table:table-cell table:number-columns-repeated="16383"/>
        </table:table-row>
        <table:table-row table:style-name="ro1">
          <table:table-cell office:value-type="string" table:style-name="ce2">
            <text:p>cục nghe cứng nên nghe lâu sẽ bị đau tai, được cái không bị trần âm ra ngoài với giá tiền này thì chấp nhận được</text:p>
          </table:table-cell>
          <table:table-cell table:number-columns-repeated="16383"/>
        </table:table-row>
        <table:table-row table:style-name="ro1">
          <table:table-cell office:value-type="string" table:style-name="ce2">
            <text:p>Mình là dân IT, mặc dù không lạ lẫm gì với ổ cứng các hãng, nhưng nhận được sản phẩm cũng hơi bất ngờ vì kích cỡ nhỏ nên rất dễ mang theo. Tuy nhỏ nhưng cầm chắc tay và hộp rất chắc chắn.</text:p>
            <text:p>Kiểm tra ngay serial number thì là hàng chính hãng và bảo hành 3 năm của WD, đây là yếu tố chính để khách hàng an tâm sử dụng. WD cũng có bảo hành ở VN.</text:p>
            <text:p>Tốc độ đọc ghi khá ổn &gt;40MBps. là sản phẩm đáng để sở hữu.</text:p>
            <text:p>Mọi lần Tiki giao hàng trong ngày hôm sau, nhưng lần này mua đợt khuyến mãi nên 1 tuần sau mới nhận hàng. Mong Tiki có giải pháp khắc phục cho những lần sau để khách hàng khỏi dài cổ chờ đợi. Đã gởi email phàn nàn và được bộ phận chăm sóc khách hàng trả lời, xin lỗi nhiệt tình nên cũng khá hài lòng.</text:p>
            <text:p>Mong Tiki sẽ phát triển và dịch vụ ngày càng tốt hơn.</text:p>
            <text:p/>
          </table:table-cell>
          <table:table-cell table:number-columns-repeated="16383"/>
        </table:table-row>
        <table:table-row table:style-name="ro1">
          <table:table-cell office:value-type="string" table:style-name="ce2">
            <text:p>Khi mua tôi thấy nói có được tặng túi chống sốc WD, vậy mà khi giao hàng lại không đưa túi chống sốc. Tiki cần xem lại và ship miễn phí đến cho khách hàng</text:p>
          </table:table-cell>
          <table:table-cell table:number-columns-repeated="16383"/>
        </table:table-row>
        <table:table-row table:style-name="ro1">
          <table:table-cell office:value-type="string" table:style-name="ce2">
            <text:p>Tai nghe âm thanh ổn tuy nhiên mình cảm thấy hơi khó nhét vừa vào tai, dây tai nghe hơi nặng nên khi đeo đi bộ trên đường hay bị kéo rơi.</text:p>
          </table:table-cell>
          <table:table-cell table:number-columns-repeated="16383"/>
        </table:table-row>
        <table:table-row table:style-name="ro1">
          <table:table-cell office:value-type="string" table:style-name="ce2">
            <text:p>Hàng rẻ, chất lượng thì khá tốt. âm thanh nghe tạm ổn. Rất vừa gia tiền !</text:p>
          </table:table-cell>
          <table:table-cell table:number-columns-repeated="16383"/>
        </table:table-row>
        <table:table-row table:style-name="ro1">
          <table:table-cell office:value-type="string" table:style-name="ce2">
            <text:p>Chất lượng nghe tốt, bass vừa phải. Giờ mình mới biết gạt S/N để tắt/bật âm thanh microphone.</text:p>
          </table:table-cell>
          <table:table-cell table:number-columns-repeated="16383"/>
        </table:table-row>
        <table:table-row table:style-name="ro1">
          <table:table-cell office:value-type="string" table:style-name="ce2">
            <text:p>Tôi đã mua Ổ Cứng Di Động WD Elements 3.0 - 1tbcủa Tiki đã được hơn 1 tháng, ổ cứng chạy rất mượt, tốc độ truyền dữ liệu khá nhanh và ổn định. Giá cả cũng như chế độ bảo hành trên Tiki khiến mình rất hài lòng về sản phẩm này. Với vật dụng khuyến mãi kèm theo rất hấp dẫn. Nói chung rất tuyệt!</text:p>
          </table:table-cell>
          <table:table-cell table:number-columns-repeated="16383"/>
        </table:table-row>
        <table:table-row table:style-name="ro1">
          <table:table-cell office:value-type="string" table:style-name="ce2">
            <text:p>Đây là ổ cứng WD Elements thứ 2 mình mua ở Tiki. Mình rất hài lòng về sản phẩm này, truyền dữ liệu nhanh, chạy êm hơn con Toshiba Touro trước của mình. Giá cả cũng như chế độ bảo hành trên Tiki mình cũng thấy hài lòng. Nếu bạn nào có nhu cầu mua thì nên đợi những lúc có khuyến mãi bao da hoặc nếu có điều kiện thì nên mua thêm bao da để bảo quản sản phẩm tốt hơn.</text:p>
          </table:table-cell>
          <table:table-cell table:number-columns-repeated="16383"/>
        </table:table-row>
        <table:table-row table:style-name="ro1">
          <table:table-cell office:value-type="string" table:style-name="ce2">
            <text:p>Dây chắc chắn, có nút điều chỉnh âm lượng và nhận cuộc gọi trên dây luôn. không biết đùng được bao lâu nhưng khi nhận hàng là thấy ưng ý luôn</text:p>
          </table:table-cell>
          <table:table-cell table:number-columns-repeated="16383"/>
        </table:table-row>
        <table:table-row table:style-name="ro1">
          <table:table-cell office:value-type="string" table:style-name="ce2">
            <text:p>Sản phẩm <text:s/>WD Elements 3.0- 1TB theo đánh giá chủ quan thì giá khá tốt cho một ổ cứng dung lượng 1TB. Thiết kế gọn, nhẹ và màu đen của ổ cũng đẹp và ít bám bụi. <text:s/>Về tốc độ đọc ghi thì quá tuyệt vời với cổng usb 3.0, giúp tiết kiệm rất nhiều thời gian cho việc sao chép khối lượng dữ liệu lớn.</text:p>
          </table:table-cell>
          <table:table-cell table:number-columns-repeated="16383"/>
        </table:table-row>
        <table:table-row table:style-name="ro1">
          <table:table-cell office:value-type="string" table:style-name="ce2">
            <text:p>Mình mua cái này cách đây gần 1 năm. Đến giờ thì ổ vẫn dùng tốt, copy nhanh mà load file vẫn không bị chậm dù dung lượng lớn.</text:p>
            <text:p>Khi dùng có ấm nhẹ nhưng không sao và không có tiếng kêu phát ra. Thật sự mình rất vừa lòng khi mua ổ cứng này. Sắp tới chắc xem xét mua thêm vì sắp hết 1Tb rồi.</text:p>
          </table:table-cell>
          <table:table-cell table:number-columns-repeated="16383"/>
        </table:table-row>
        <table:table-row table:style-name="ro1">
          <table:table-cell office:value-type="string" table:style-name="ce2">
            <text:p>Với dung lượng lớn nên lưu được rất nhiều thứ. Mình thì đa phần là lưu phim. Tốc độ sao chép cũng khá nhanh.Mình kết nối với tivi để xem phim đã lưu thì thấy rất OK.</text:p>
            <text:p>Tiki giao hàng đóng gói rất cẩn thận.</text:p>
            <text:p>Nói chung là khá hài lòng về sản phẩm này. Thanks Tiki.</text:p>
          </table:table-cell>
          <table:table-cell table:number-columns-repeated="16383"/>
        </table:table-row>
        <table:table-row table:style-name="ro1">
          <table:table-cell office:value-type="string" table:style-name="ce2">
            <text:p>Giao hàng nhanh hơn dự kiến. Đóng gói cẩn thận.! Có lẽ bảo hành là chấm lên team trên ổ cứng. Ổ cứng xài tốt, tốc độ cở 30Mb/s ( đang test ) . Quà tặng kèm khá ngon.! Ổ cứng 1T dung lượng thực chỉ 940GB</text:p>
          </table:table-cell>
          <table:table-cell table:number-columns-repeated="16383"/>
        </table:table-row>
        <table:table-row table:style-name="ro1">
          <table:table-cell office:value-type="string" table:style-name="ce2">
            <text:p>sp ổn, đóng gói cẩn thận. nói chung mình thích cách đóng gói của tiki</text:p>
          </table:table-cell>
          <table:table-cell table:number-columns-repeated="16383"/>
        </table:table-row>
        <table:table-row table:style-name="ro1">
          <table:table-cell office:value-type="string" table:style-name="ce2">
            <text:p>Mình mua sản phẩm này vào dịp khuyến mãi.</text:p>
            <text:p>Mình thấy hiện nay rất nhiều người dùng ổ của WD vì gọn nhẹ, đẹp, tinh tế, chứa được nhiều mà giá cả cũng phải chăng nữa.</text:p>
            <text:p>Chắc đây là sản phẩm best seller rồi.</text:p>
            <text:p>Dùng cũng lâu và chưa có trục trặc gì hết, chạy êm ru.</text:p>
          </table:table-cell>
          <table:table-cell table:number-columns-repeated="16383"/>
        </table:table-row>
        <table:table-row table:style-name="ro1">
          <table:table-cell office:value-type="string" table:style-name="ce2">
            <text:p>Đã sử dụng được hơn 1 tháng. Trước đây, mình sử dụng WD Elements 500GB, nay nâng cấp lên 1TB. Cổng USB 3.0 nên tốc độ ổn định, tương đối nhanh. Nhược điểm nhỏ là dây nối ngắn, hơi bất tiện.</text:p>
          </table:table-cell>
          <table:table-cell table:number-columns-repeated="16383"/>
        </table:table-row>
        <table:table-row table:style-name="ro1">
          <table:table-cell office:value-type="string" table:style-name="ce2">
            <text:p>Lần đầu tiên mua sản phẩm trên Tiki, giá tốt nhất thị trường mà còn có thêm quà tặng (usb 16gb sandisk, bao da ổ cứng), đóng gói chuyên nghiệp như amazon của Mỹ, hàng hóa đúng như mô tả. Chưa hài lòng ở chỗ mình chọn giao 24h nhưng giao trễ hơn.</text:p>
          </table:table-cell>
          <table:table-cell table:number-columns-repeated="16383"/>
        </table:table-row>
        <table:table-row table:style-name="ro1">
          <table:table-cell office:value-type="string" table:style-name="ce2">
            <text:p>Hàng tốt, chất lượng như cam kết xài đã lâu vẫn còn tốt</text:p>
          </table:table-cell>
          <table:table-cell table:number-columns-repeated="16383"/>
        </table:table-row>
        <table:table-row table:style-name="ro1">
          <table:table-cell office:value-type="string" table:style-name="ce2">
            <text:p>mọi thứ đều ok nhưng âm thanh không được trong trẻo, ấm quá, nghe nhạc edm không phê được, <text:s/>phải chi nó nét hơn chút nữa là cho 5sao</text:p>
          </table:table-cell>
          <table:table-cell table:number-columns-repeated="16383"/>
        </table:table-row>
        <table:table-row table:style-name="ro1">
          <table:table-cell office:value-type="string" table:style-name="ce2">
            <text:p>Mình đã nhận được sản phẩm. Tiki cho mình hỏi, sp mình được nhận không bao gồm túi đựng ổ cứng. Reply giúp mình nhé. Thanks</text:p>
          </table:table-cell>
          <table:table-cell table:number-columns-repeated="16383"/>
        </table:table-row>
        <table:table-row table:style-name="ro1">
          <table:table-cell office:value-type="string" table:style-name="ce2">
            <text:p>Cho mình hỏi mình vừa mới mua sản phẩm này xong mà sao lại k thấy giấy bảo hành vậy, nếu đến lúc mình muốn bảo hành thì làm thế nào vậy Tiki?</text:p>
          </table:table-cell>
          <table:table-cell table:number-columns-repeated="16383"/>
        </table:table-row>
        <table:table-row table:style-name="ro1">
          <table:table-cell office:value-type="string" table:style-name="ce2">
            <text:p>Rẻ, bền, tốt, tiện lợi, phù hợp với giá tiền, nhu cầu nghe vừa đủ</text:p>
          </table:table-cell>
          <table:table-cell table:number-columns-repeated="16383"/>
        </table:table-row>
        <table:table-row table:style-name="ro1">
          <table:table-cell office:value-type="string" table:style-name="ce2">
            <text:p>Tai nghe êm lắm đó nha. Đóng gói cẩn thận. Micro hơi nhỏ. Talk người bên kia không nghe rõ.</text:p>
          </table:table-cell>
          <table:table-cell table:number-columns-repeated="16383"/>
        </table:table-row>
        <table:table-row table:style-name="ro1">
          <table:table-cell office:value-type="string" table:style-name="ce2">
            <text:p>Rất thuyết phục nhưng mộ dung phục Rất thuyết phục nhưng mộ dung phục</text:p>
          </table:table-cell>
          <table:table-cell table:number-columns-repeated="16383"/>
        </table:table-row>
        <table:table-row table:style-name="ro1">
          <table:table-cell office:value-type="string" table:style-name="ce2">
            <text:p>Hiện tại mình chưa sử dụng nhiều nên chưa đánh giá hoàn toàn được. Nói chung về bao bì thấy hơi cũ. Bên trong máy với cáp vẫn OK.</text:p>
          </table:table-cell>
          <table:table-cell table:number-columns-repeated="16383"/>
        </table:table-row>
        <table:table-row table:style-name="ro1">
          <table:table-cell office:value-type="string" table:style-name="ce2">
            <text:p>Ổ cứng này sức chứa đến tận 1TB (thực sự thì khoảng 750-800mb) nên mình mua dùng chứa phim thoải mái, ổ cứng nhẹ nhưng có thêm túi chống sốc nên không dễ rơi, mà rơi cũng yên tâm hơn. Tiki giao hàng nhanh, đóng gói thì lúc nào Tiki cũng cẩn thận rồi.</text:p>
          </table:table-cell>
          <table:table-cell table:number-columns-repeated="16383"/>
        </table:table-row>
        <table:table-row table:style-name="ro1">
          <table:table-cell office:value-type="string" table:style-name="ce2">
            <text:p>Dùng được hơn 4 tháng thì hỏng. Tai nghe ok âm lượng ổn và tiền nào của ấy</text:p>
          </table:table-cell>
          <table:table-cell table:number-columns-repeated="16383"/>
        </table:table-row>
        <table:table-row table:style-name="ro1">
          <table:table-cell office:value-type="string" table:style-name="ce2">
            <text:p>Tiki giao hàng khá nhanh và được bao gói khá cẩn thận. Cảm nhận đầu tiên là nó rất nhỏ và nhẹ, dung lượng lớn dư dả nhu cầu sử dụng cơ bản của mình và đặc biệt là ổ cứng hỗ trợ usb 3.0 nên tốc độ đọc ghi dữ liệu rất nhanh</text:p>
          </table:table-cell>
          <table:table-cell table:number-columns-repeated="16383"/>
        </table:table-row>
        <table:table-row table:style-name="ro1">
          <table:table-cell office:value-type="string" table:style-name="ce2">
            <text:p>hàng shop giao rất nhanh, và đẹp mình rất hài lòng về sản phẩm</text:p>
          </table:table-cell>
          <table:table-cell table:number-columns-repeated="16383"/>
        </table:table-row>
        <table:table-row table:style-name="ro1">
          <table:table-cell office:value-type="string" table:style-name="ce2">
            <text:p>tai nghe nghe êm, hài lòng về kiểu dáng và chất lượng âm, giá hợp lý</text:p>
          </table:table-cell>
          <table:table-cell table:number-columns-repeated="16383"/>
        </table:table-row>
        <table:table-row table:style-name="ro1">
          <table:table-cell office:value-type="string" table:style-name="ce2">
            <text:p>Sản phẩm mình mua và nhận 22.04.2020 nhưng sao tem bảo hành vs kích hoạt bảo hành trên hệ thống WD lại là 22.03?</text:p>
          </table:table-cell>
          <table:table-cell table:number-columns-repeated="16383"/>
        </table:table-row>
        <table:table-row table:style-name="ro1">
          <table:table-cell office:value-type="string" table:style-name="ce2">
            <text:p>Ổ cứng tốt, truy cập nhanh. Tiki giao hàng đúng hẹn. Cái túi đựng cũng khá đẹp, nhưng lại giao vào 2 thời điểm khác nhau, hơi bất tiện.</text:p>
          </table:table-cell>
          <table:table-cell table:number-columns-repeated="16383"/>
        </table:table-row>
        <table:table-row table:style-name="ro1">
          <table:table-cell office:value-type="string" table:style-name="ce2">
            <text:p>mua dùng được chưa đầy 1 năm đã hỏng. giá rẻ như này cũng ok</text:p>
          </table:table-cell>
          <table:table-cell table:number-columns-repeated="16383"/>
        </table:table-row>
        <table:table-row table:style-name="ro1">
          <table:table-cell office:value-type="string" table:style-name="ce2">
            <text:p>Bass khá tốt, thiết kế đẹp, vừa tai, độ bền ổn.</text:p>
          </table:table-cell>
          <table:table-cell table:number-columns-repeated="16383"/>
        </table:table-row>
        <table:table-row table:style-name="ro1">
          <table:table-cell office:value-type="string" table:style-name="ce2">
            <text:p>Âm thanh nghe rõ. Bọc hàng cẩn thận. Hài long với số tiền bỏ ra</text:p>
          </table:table-cell>
          <table:table-cell table:number-columns-repeated="16383"/>
        </table:table-row>
        <table:table-row table:style-name="ro1">
          <table:table-cell office:value-type="string" table:style-name="ce2">
            <text:p>Tiki giao hàng nhanh. hộp hơi móp nhưng chép dữ liệu nhanh. xài tốt</text:p>
          </table:table-cell>
          <table:table-cell table:number-columns-repeated="16383"/>
        </table:table-row>
        <table:table-row table:style-name="ro1">
          <table:table-cell office:value-type="string" table:style-name="ce2">
            <text:p>tai nghe nói chung tốt trong tầm giá nhưng sao tiki mỗi ngày mỗi giá vậy , hôm qua mới mua 65k nay còn 47k chắc tại xui</text:p>
          </table:table-cell>
          <table:table-cell table:number-columns-repeated="16383"/>
        </table:table-row>
        <table:table-row table:style-name="ro1">
          <table:table-cell office:value-type="string" table:style-name="ce2">
            <text:p>ổ cứng nhỏ gọn lắm, vừa túi tiền, được tặng cái bao đựng nữa tiện hết sức :D</text:p>
          </table:table-cell>
          <table:table-cell table:number-columns-repeated="16383"/>
        </table:table-row>
        <table:table-row table:style-name="ro1">
          <table:table-cell office:value-type="string" table:style-name="ce2">
            <text:p>Tại sao mình lại không có túi chống sốc tặng kèm nhỉ ?</text:p>
          </table:table-cell>
          <table:table-cell table:number-columns-repeated="16383"/>
        </table:table-row>
        <table:table-row table:style-name="ro1">
          <table:table-cell office:value-type="string" table:style-name="ce2">
            <text:p>tốt ma rẻ nữa với giá đó tưởng k tốt ai ngơ tốt k tưởng ạ.</text:p>
          </table:table-cell>
          <table:table-cell table:number-columns-repeated="16383"/>
        </table:table-row>
        <table:table-row table:style-name="ro1">
          <table:table-cell office:value-type="string" table:style-name="ce2">
            <text:p>Chào shop. Mình đã đặt mua và đã nhận hàng nhưng không thấy quà tặng túi chống sốc kèm theo như thông tin đăng trên shop là sao?</text:p>
          </table:table-cell>
          <table:table-cell table:number-columns-repeated="16383"/>
        </table:table-row>
        <table:table-row table:style-name="ro1">
          <table:table-cell office:value-type="string" table:style-name="ce2">
            <text:p>Chữ trên ổ cứng là chữ màu đen k phải chữ màu trắng như mẫu. Giao hàng đảm bảo.</text:p>
          </table:table-cell>
          <table:table-cell table:number-columns-repeated="16383"/>
        </table:table-row>
        <table:table-row table:style-name="ro1">
          <table:table-cell office:value-type="string" table:style-name="ce2">
            <text:p>tai nghe ngon trong tầm giá. dùng lâu dài như thế nào thì chưa biết</text:p>
          </table:table-cell>
          <table:table-cell table:number-columns-repeated="16383"/>
        </table:table-row>
        <table:table-row table:style-name="ro1">
          <table:table-cell office:value-type="string" table:style-name="ce2">
            <text:p>rất hài lòng về sản phẩm, nhân viên giao hàng ok</text:p>
          </table:table-cell>
          <table:table-cell table:number-columns-repeated="16383"/>
        </table:table-row>
        <table:table-row table:style-name="ro1">
          <table:table-cell office:value-type="string" table:style-name="ce2">
            <text:p>Mới nhận sản phẩm khá ổn, có bao, đóng gói ok. Coppy max 100M. Dùng 1 thời gian xem tn</text:p>
          </table:table-cell>
          <table:table-cell table:number-columns-repeated="16383"/>
        </table:table-row>
        <table:table-row table:style-name="ro1">
          <table:table-cell office:value-type="string" table:style-name="ce2">
            <text:p>hàng xài ok, giao hàng nhanh hơn dự kiến, thường mua wd sẽ kèm theo túi chống sốc nhưng lần này lại không có</text:p>
          </table:table-cell>
          <table:table-cell table:number-columns-repeated="16383"/>
        </table:table-row>
        <table:table-row table:style-name="ro1">
          <table:table-cell office:value-type="string" table:style-name="ce2">
            <text:p>Giao hàng nhanh, chất lượng tốt với tầm giá này! Giao đúng sp</text:p>
          </table:table-cell>
          <table:table-cell table:number-columns-repeated="16383"/>
        </table:table-row>
        <table:table-row table:style-name="ro1">
          <table:table-cell office:value-type="string" table:style-name="ce2">
            <text:p>Hàng chưa thể nào nhận xét vì chưa sử dụng, nhưng thời gian giao hàng tốt</text:p>
          </table:table-cell>
          <table:table-cell table:number-columns-repeated="16383"/>
        </table:table-row>
        <table:table-row table:style-name="ro1">
          <table:table-cell office:value-type="string" table:style-name="ce2">
            <text:p>Tai nghe đẹp, xài bền nhưng mà nghe tiếng hơi nhỏ, phải bật max loa</text:p>
          </table:table-cell>
          <table:table-cell table:number-columns-repeated="16383"/>
        </table:table-row>
        <table:table-row table:style-name="ro1">
          <table:table-cell office:value-type="string" table:style-name="ce2">
            <text:p>Với tầm giá này thì sản phẩm ổn</text:p>
          </table:table-cell>
          <table:table-cell table:number-columns-repeated="16383"/>
        </table:table-row>
        <table:table-row table:style-name="ro1">
          <table:table-cell office:value-type="string" table:style-name="ce2">
            <text:p>tai nghe tạm ôn,âm thank hơi nhỏ. thankyou shop.sơ với giá tiền thì rẻ</text:p>
          </table:table-cell>
          <table:table-cell table:number-columns-repeated="16383"/>
        </table:table-row>
        <table:table-row table:style-name="ro1">
          <table:table-cell office:value-type="string" table:style-name="ce2">
            <text:p>Hàng tốt so với tầm giá. Giao hàng rất nhanh.</text:p>
          </table:table-cell>
          <table:table-cell table:number-columns-repeated="16383"/>
        </table:table-row>
        <table:table-row table:style-name="ro1">
          <table:table-cell office:value-type="string" table:style-name="ce2">
            <text:p>Tôi đặt mua ổ cứng di động tại tiki và sản phấm mang lại cho tôi cảm giác rất hài lòng không những thế mà còn cách thức giao hàng nhanh</text:p>
          </table:table-cell>
          <table:table-cell table:number-columns-repeated="16383"/>
        </table:table-row>
        <table:table-row table:style-name="ro1">
          <table:table-cell office:value-type="string" table:style-name="ce2">
            <text:p>sản phầm này nói chung là cũng tốt giao hàng nhanh nghe cũng êm</text:p>
          </table:table-cell>
          <table:table-cell table:number-columns-repeated="16383"/>
        </table:table-row>
        <table:table-row table:style-name="ro1">
          <table:table-cell office:value-type="string" table:style-name="ce2">
            <text:p>rất hài lòng <text:s/>giá hợp lý chúc kiti ngày càng phát triển nha</text:p>
          </table:table-cell>
          <table:table-cell table:number-columns-repeated="16383"/>
        </table:table-row>
        <table:table-row table:style-name="ro1">
          <table:table-cell office:value-type="string" table:style-name="ce2">
            <text:p>Mới mua về nghe thử luôn, với giá 40k thì đây quả thật là lựa chọn tuyệt vời rồi.</text:p>
          </table:table-cell>
          <table:table-cell table:number-columns-repeated="16383"/>
        </table:table-row>
        <table:table-row table:style-name="ro1">
          <table:table-cell office:value-type="string" table:style-name="ce2">
            <text:p>Tai nghe ổn, mic tốt. Phù hợp để đàm thoại hơn là nghe nhạc.</text:p>
          </table:table-cell>
          <table:table-cell table:number-columns-repeated="16383"/>
        </table:table-row>
        <table:table-row table:style-name="ro1">
          <table:table-cell office:value-type="string" table:style-name="ce2">
            <text:p>Tai nghe tốt, nghe được, giá bèo, nói tóm lại là ngon trong tầm giá</text:p>
          </table:table-cell>
          <table:table-cell table:number-columns-repeated="16383"/>
        </table:table-row>
        <table:table-row table:style-name="ro1">
          <table:table-cell office:value-type="string" table:style-name="ce2">
            <text:p>tai nghe sài ổn định, âm thanh cho ra phù hợp với giá tiền</text:p>
          </table:table-cell>
          <table:table-cell table:number-columns-repeated="16383"/>
        </table:table-row>
        <table:table-row table:style-name="ro1">
          <table:table-cell office:value-type="string" table:style-name="ce2">
            <text:p>Sản phẩm tốt so với tầm giá, chính hãng đóng gói cẩn thận, âm thanh nghe trong</text:p>
          </table:table-cell>
          <table:table-cell table:number-columns-repeated="16383"/>
        </table:table-row>
        <table:table-row table:style-name="ro1">
          <table:table-cell office:value-type="string" table:style-name="ce2">
            <text:p>Nghe ok trong tầm giá, tuy nhiên tiền nào của đó, dùng được tầm 2 tuần thì nó đi luôn T.T</text:p>
          </table:table-cell>
          <table:table-cell table:number-columns-repeated="16383"/>
        </table:table-row>
        <table:table-row table:style-name="ro1">
          <table:table-cell office:value-type="string" table:style-name="ce2">
            <text:p>Ổn, giao hàng nhanh nói chung xài được 1 năm rồi vẫn thấy ok</text:p>
          </table:table-cell>
          <table:table-cell table:number-columns-repeated="16383"/>
        </table:table-row>
        <table:table-row table:style-name="ro1">
          <table:table-cell office:value-type="string" table:style-name="ce2">
            <text:p>đã nhận hàng. sản phẩm nhỏ gọn, được tặng túi chống sốc và USB 16GB. tuyệt vời</text:p>
          </table:table-cell>
          <table:table-cell table:number-columns-repeated="16383"/>
        </table:table-row>
        <table:table-row table:style-name="ro1">
          <table:table-cell office:value-type="string" table:style-name="ce2">
            <text:p>Khá hài lòng, nhưng rất tiếc sản phẩm không kèm theo túi bảo vệ ổ cứng.</text:p>
          </table:table-cell>
          <table:table-cell table:number-columns-repeated="16383"/>
        </table:table-row>
        <table:table-row table:style-name="ro1">
          <table:table-cell office:value-type="string" table:style-name="ce2">
            <text:p>tiki giao hàng rất nhanh. Đóng gói sản phẩm kỹ. Sản phẩm sử dụng đến nay vẫn tốt. Nói chung là hài lòng về chất lượng.</text:p>
          </table:table-cell>
          <table:table-cell table:number-columns-repeated="16383"/>
        </table:table-row>
        <table:table-row table:style-name="ro1">
          <table:table-cell office:value-type="string" table:style-name="ce2">
            <text:p>Đầu dây cắm vào ổ cứng bị lỏng. Làm sao bây giờ?!</text:p>
          </table:table-cell>
          <table:table-cell table:number-columns-repeated="16383"/>
        </table:table-row>
        <table:table-row table:style-name="ro1">
          <table:table-cell office:value-type="string" table:style-name="ce2">
            <text:p>Giao hàng nhanh,tốc độ đọc ghi ổ cứng tốt.</text:p>
          </table:table-cell>
          <table:table-cell table:number-columns-repeated="16383"/>
        </table:table-row>
        <table:table-row table:style-name="ro1">
          <table:table-cell office:value-type="string" table:style-name="ce2">
            <text:p>Giao hàng nhanh /hàng chất lượng/ kiểu dáng đẹp/giá phù hợp</text:p>
          </table:table-cell>
          <table:table-cell table:number-columns-repeated="16383"/>
        </table:table-row>
        <table:table-row table:style-name="ro1">
          <table:table-cell office:value-type="string" table:style-name="ce2">
            <text:p>giao hàng rất nhanh so với dự kiến,tai nghe tốt nghe rõ</text:p>
          </table:table-cell>
          <table:table-cell table:number-columns-repeated="16383"/>
        </table:table-row>
        <table:table-row table:style-name="ro1">
          <table:table-cell office:value-type="string" table:style-name="ce2">
            <text:p>Sản phẩm hiện thời chưa phát hiện lỗi gì, hi vọng trong tương lai sản phẩm vẫn dùng tốt vs bền</text:p>
          </table:table-cell>
          <table:table-cell table:number-columns-repeated="16383"/>
        </table:table-row>
        <table:table-row table:style-name="ro1">
          <table:table-cell office:value-type="string" table:style-name="ce2">
            <text:p>mua lâu rồi giờ mới đánh giá. rớt cả chục lần vẫn xài tốt :D</text:p>
          </table:table-cell>
          <table:table-cell table:number-columns-repeated="16383"/>
        </table:table-row>
        <table:table-row table:style-name="ro1">
          <table:table-cell office:value-type="string" table:style-name="ce2">
            <text:p>Hàng mới và dv giao khá nhanh , Đồ KM đầy đủ</text:p>
          </table:table-cell>
          <table:table-cell table:number-columns-repeated="16383"/>
        </table:table-row>
        <table:table-row table:style-name="ro1">
          <table:table-cell office:value-type="string" table:style-name="ce2">
            <text:p>Tưởng ổ phải dày hóa ra lại mỏng, gọn nhẹ. Trước mắt dùng rất ok. Cảm ơn TIKI!</text:p>
          </table:table-cell>
          <table:table-cell table:number-columns-repeated="16383"/>
        </table:table-row>
        <table:table-row table:style-name="ro1">
          <table:table-cell office:value-type="string" table:style-name="ce2">
            <text:p>giao nhanh, đóng gói ổn, nghe tốt đúng như mong đợi</text:p>
          </table:table-cell>
          <table:table-cell table:number-columns-repeated="16383"/>
        </table:table-row>
        <table:table-row table:style-name="ro1">
          <table:table-cell office:value-type="string" table:style-name="ce2">
            <text:p>Đúng với giá tiền, giao hàng nhanh, cho 4 sao do chưa biết sử dụng lâu dài thế nào</text:p>
          </table:table-cell>
          <table:table-cell table:number-columns-repeated="16383"/>
        </table:table-row>
        <table:table-row table:style-name="ro1">
          <table:table-cell office:value-type="string" table:style-name="ce2">
            <text:p>phone khá tốt so với giá tiền ,âm thanh rõ ,tiki giao hàng nhanh ,đóng gói cẩn thận</text:p>
          </table:table-cell>
          <table:table-cell table:number-columns-repeated="16383"/>
        </table:table-row>
        <table:table-row table:style-name="ro1">
          <table:table-cell office:value-type="string" table:style-name="ce2">
            <text:p>sao mình mua ổ cứng mà không thấy tặng túi đựng vậy s, mả đơn hàng 333578296</text:p>
          </table:table-cell>
          <table:table-cell table:number-columns-repeated="16383"/>
        </table:table-row>
        <table:table-row table:style-name="ro1">
          <table:table-cell office:value-type="string" table:style-name="ce2">
            <text:p>Sản phẩm khi sử dụng phát tiếng kêu hơi ồn một tí, nên sử dụng bao chống sốc để bảo vệ.</text:p>
          </table:table-cell>
          <table:table-cell table:number-columns-repeated="16383"/>
        </table:table-row>
        <table:table-row table:style-name="ro1">
          <table:table-cell office:value-type="string" table:style-name="ce2">
            <text:p>trong tầm giá thì rất ok . rất thik mua đồ ở tiki</text:p>
          </table:table-cell>
          <table:table-cell table:number-columns-repeated="16383"/>
        </table:table-row>
        <table:table-row table:style-name="ro1">
          <table:table-cell office:value-type="string" table:style-name="ce2">
            <text:p>hàng đúng mô tả nghe ngon dây chắc chắn. hài lòng với sp</text:p>
          </table:table-cell>
          <table:table-cell table:number-columns-repeated="16383"/>
        </table:table-row>
        <table:table-row table:style-name="ro1">
          <table:table-cell office:value-type="string" table:style-name="ce2">
            <text:p>Vì vỏ nhựa dễ trày nên cần có bao da, ổ cứng nhẹ tiện mang đi. Tốc độ khá ổn định, dùng được hơn 1 tuần.</text:p>
          </table:table-cell>
          <table:table-cell table:number-columns-repeated="16383"/>
        </table:table-row>
        <table:table-row table:style-name="ro1">
          <table:table-cell office:value-type="string" table:style-name="ce2">
            <text:p>Ổ cứng ok, cái túi ổ cứng dây zip không kéo đươc. Không biết mình có đổi được không ạ?</text:p>
          </table:table-cell>
          <table:table-cell table:number-columns-repeated="16383"/>
        </table:table-row>
        <table:table-row table:style-name="ro1">
          <table:table-cell office:value-type="string" table:style-name="ce2">
            <text:p>qua 1 tuần đầu sử dụng sản phẩm thấy chạy ổn định, vẫn chưa thấy lỗi nào xảy ra.</text:p>
          </table:table-cell>
          <table:table-cell table:number-columns-repeated="16383"/>
        </table:table-row>
        <table:table-row table:style-name="ro1">
          <table:table-cell office:value-type="string" table:style-name="ce2">
            <text:p>Nghe tốt chơi game hay bị tách thành 2 âm 2 tai dùng vẫn ok</text:p>
          </table:table-cell>
          <table:table-cell table:number-columns-repeated="16383"/>
        </table:table-row>
        <table:table-row table:style-name="ro1">
          <table:table-cell office:value-type="string" table:style-name="ce2">
            <text:p>Mình mua được 1 năm rồi , sử dụng rất ok , hài lòng về dịch vụ của tiki</text:p>
          </table:table-cell>
          <table:table-cell table:number-columns-repeated="16383"/>
        </table:table-row>
        <table:table-row table:style-name="ro1">
          <table:table-cell office:value-type="string" table:style-name="ce2">
            <text:p>Tai nghe có loa trái không nghe được. Không biết shop có hỗ trợ đổi trả không?</text:p>
          </table:table-cell>
          <table:table-cell table:number-columns-repeated="16383"/>
        </table:table-row>
        <table:table-row table:style-name="ro1">
          <table:table-cell office:value-type="string" table:style-name="ce2">
            <text:p>Sản phẩm ok. Mic nói nghe rõ. Quá ngon trong tầm giá. dịch vụ giao hàng nhanh. ok</text:p>
          </table:table-cell>
          <table:table-cell table:number-columns-repeated="16383"/>
        </table:table-row>
        <table:table-row table:style-name="ro1">
          <table:table-cell office:value-type="string" table:style-name="ce2">
            <text:p>tai nghe dùng tốt, so với giá này thì phải nói là ok!</text:p>
          </table:table-cell>
          <table:table-cell table:number-columns-repeated="16383"/>
        </table:table-row>
        <table:table-row table:style-name="ro1">
          <table:table-cell office:value-type="string" table:style-name="ce2">
            <text:p>Tiki giao hàng nhanh, đóng gói cẩn thận. Hài lòng với sản phẩm.</text:p>
          </table:table-cell>
          <table:table-cell table:number-columns-repeated="16383"/>
        </table:table-row>
        <table:table-row table:style-name="ro1">
          <table:table-cell office:value-type="string" table:style-name="ce2">
            <text:p>Sp dùng tốt</text:p>
          </table:table-cell>
          <table:table-cell table:number-columns-repeated="16383"/>
        </table:table-row>
        <table:table-row table:style-name="ro1">
          <table:table-cell office:value-type="string" table:style-name="ce2">
            <text:p>rất ok nha các bạn, mua dùng để nghe nhạc cũng ổn đấy</text:p>
          </table:table-cell>
          <table:table-cell table:number-columns-repeated="16383"/>
        </table:table-row>
        <table:table-row table:style-name="ro1">
          <table:table-cell office:value-type="string" table:style-name="ce2">
            <text:p>Hàng như hình</text:p>
          </table:table-cell>
          <table:table-cell table:number-columns-repeated="16383"/>
        </table:table-row>
        <table:table-row table:style-name="ro1">
          <table:table-cell office:value-type="string" table:style-name="ce2">
            <text:p>sau nhận hàng và test thì hàng đúng với thông tin về sản phẩm đã đặt mua.</text:p>
          </table:table-cell>
          <table:table-cell table:number-columns-repeated="16383"/>
        </table:table-row>
        <table:table-row table:style-name="ro1">
          <table:table-cell office:value-type="string" table:style-name="ce2">
            <text:p>giá tốt hơn lazada. đóng gói cẩn thận.giao hàng nhanh nữa.sẽ tiếp tục ũng hộ tiki</text:p>
          </table:table-cell>
          <table:table-cell table:number-columns-repeated="16383"/>
        </table:table-row>
        <table:table-row table:style-name="ro1">
          <table:table-cell office:value-type="string" table:style-name="ce2">
            <text:p>Nghe âm Bass rất rõ nhưng mình đặt màu trắng lại giao màu đen ?</text:p>
          </table:table-cell>
          <table:table-cell table:number-columns-repeated="16383"/>
        </table:table-row>
        <table:table-row table:style-name="ro1">
          <table:table-cell office:value-type="string" table:style-name="ce2">
            <text:p>Chất lượng âm thanh bình thường, nhưng xài bền.</text:p>
          </table:table-cell>
          <table:table-cell table:number-columns-repeated="16383"/>
        </table:table-row>
        <table:table-row table:style-name="ro1">
          <table:table-cell office:value-type="string" table:style-name="ce2">
            <text:p>Sản phẩm đóng gói cẩn thận, giao hàng nhanh, ổ cứng chạy êm</text:p>
          </table:table-cell>
          <table:table-cell table:number-columns-repeated="16383"/>
        </table:table-row>
        <table:table-row table:style-name="ro1">
          <table:table-cell office:value-type="string" table:style-name="ce2">
            <text:p>giao hàng sớm, hàng ngon hơn cả mong đợi</text:p>
          </table:table-cell>
          <table:table-cell table:number-columns-repeated="16383"/>
        </table:table-row>
        <table:table-row table:style-name="ro1">
          <table:table-cell office:value-type="string" table:style-name="ce2">
            <text:p>Chị nhân viên giao hàng niềm nở, Tiki đóng gói cẩn thận, thanks Tiki</text:p>
          </table:table-cell>
          <table:table-cell table:number-columns-repeated="16383"/>
        </table:table-row>
        <table:table-row table:style-name="ro1">
          <table:table-cell office:value-type="string" table:style-name="ce2">
            <text:p>Rất ok, tai nghe vậy với giá như thế này là hơn mong đợi nha mọi người</text:p>
          </table:table-cell>
          <table:table-cell table:number-columns-repeated="16383"/>
        </table:table-row>
        <table:table-row table:style-name="ro1">
          <table:table-cell office:value-type="string" table:style-name="ce2">
            <text:p>lúc mới mua về tưởng hỏng vì 1 bên không nghe được, sao khi chỉnh thì mới có thể nghe thoải mái</text:p>
          </table:table-cell>
          <table:table-cell table:number-columns-repeated="16383"/>
        </table:table-row>
        <table:table-row table:style-name="ro1">
          <table:table-cell office:value-type="string" table:style-name="ce2">
            <text:p>Dùng bền, tốc độ R/W nhanh. Đáng giá khi bỏ tiền để mua!!!</text:p>
          </table:table-cell>
          <table:table-cell table:number-columns-repeated="16383"/>
        </table:table-row>
        <table:table-row table:style-name="ro1">
          <table:table-cell office:value-type="string" table:style-name="ce2">
            <text:p>thấy Thông số ghi là 5GB/s. Thực tế dữ liệu 47mb/s. xài cũng được</text:p>
          </table:table-cell>
          <table:table-cell table:number-columns-repeated="16383"/>
        </table:table-row>
        <table:table-row table:style-name="ro1">
          <table:table-cell office:value-type="string" table:style-name="ce2">
            <text:p>Ngoại hình đẹp, dùng ổn định , tốc độ khá tốt ....</text:p>
          </table:table-cell>
          <table:table-cell table:number-columns-repeated="16383"/>
        </table:table-row>
        <table:table-row table:style-name="ro1">
          <table:table-cell office:value-type="string" table:style-name="ce2">
            <text:p>copy khá nhanh, hàng giống với hình ảnh. mình khá hài lòng</text:p>
          </table:table-cell>
          <table:table-cell table:number-columns-repeated="16383"/>
        </table:table-row>
        <table:table-row table:style-name="ro1">
          <table:table-cell office:value-type="string" table:style-name="ce2">
            <text:p>Với mức giá tại tiki thì được xem là tốt nhất với mức giá hấp dẫn, hàng chính hãng, đảm bảo chế độ bảo hành tốt và điều quan trọng hơn là sản phẩm kèm khuyến mãi quá hấp dẫn tặng bao da sang trọng và USB thì phải nói là giá Ổ Cứng Di Động WD Elements 1TB <text:s/>được xem là hài lòng khách hàng nhất. Hàng WD thì không bàn cải về chất lượng.</text:p>
          </table:table-cell>
          <table:table-cell table:number-columns-repeated="16383"/>
        </table:table-row>
        <table:table-row table:style-name="ro1">
          <table:table-cell office:value-type="string" table:style-name="ce2">
            <text:p>Đây là cái thứ hai mình dùng của WD, cái kia là WD My Passport, là dân IT nên nhu cầu lưu trữ khá nhiều nên mình mua ổ cứng. Sau khi dùng WD My Passport mình khá hài lòng nên mua thêm một cái nữa phục vụ nhu cầu lưu trữ, định mua giống cái kia nhưng sau khi suy nghĩ thì mua WD Element. Nhận xét về sản phẩm này là:</text:p>
            <text:p>+ Giá cả phải chăng(còn được tặng bao da nữa)</text:p>
            <text:p>+ Thiết kế không ấn tượng mấy nhưng cũng được, cầm vừa tay</text:p>
            <text:p>+ Tuy nhiên nhược điểm so với WD Passport là không setup hay security ổ đĩa được (có lẽ vì thế mà giá thấp hơn một chút)</text:p>
          </table:table-cell>
          <table:table-cell table:number-columns-repeated="16383"/>
        </table:table-row>
        <table:table-row table:style-name="ro1">
          <table:table-cell office:value-type="string" table:style-name="ce2">
            <text:p>Tai nghe âm thanh tốt trừ một sao vì đeo lâu đau tai</text:p>
          </table:table-cell>
          <table:table-cell table:number-columns-repeated="16383"/>
        </table:table-row>
        <table:table-row table:style-name="ro1">
          <table:table-cell office:value-type="string" table:style-name="ce2">
            <text:p>nghe được, rẽ nhưng có độ bền, nghe không có bass chỉ nghe bình thường thôi. với giá này thì hợp lý rồi</text:p>
          </table:table-cell>
          <table:table-cell table:number-columns-repeated="16383"/>
        </table:table-row>
        <table:table-row table:style-name="ro1">
          <table:table-cell office:value-type="string" table:style-name="ce2">
            <text:p>Mình định mua 1 cái. Nhưng không rành về chính sách bảo hành như thế nào. Mong được QTV tư vấn ạ. Và làm sao để đổi hàng nếu bị lỗi.</text:p>
          </table:table-cell>
          <table:table-cell table:number-columns-repeated="16383"/>
        </table:table-row>
        <table:table-row table:style-name="ro1">
          <table:table-cell office:value-type="string" table:style-name="ce2">
            <text:p>Tai nghe đẹp nhìn sang , âm thanh tốt, chân thực .</text:p>
          </table:table-cell>
          <table:table-cell table:number-columns-repeated="16383"/>
        </table:table-row>
        <table:table-row table:style-name="ro1">
          <table:table-cell office:value-type="string" table:style-name="ce2">
            <text:p>Nghe <text:s/>ổn nhưng k biết thời gian dài sẽ ra sao...</text:p>
          </table:table-cell>
          <table:table-cell table:number-columns-repeated="16383"/>
        </table:table-row>
        <table:table-row table:style-name="ro1">
          <table:table-cell office:value-type="string" table:style-name="ce2">
            <text:p>San pham nghe tot , am hoi rè , nhung nghe tot , nghe lon</text:p>
          </table:table-cell>
          <table:table-cell table:number-columns-repeated="16383"/>
        </table:table-row>
        <table:table-row table:style-name="ro1">
          <table:table-cell office:value-type="string" table:style-name="ce2">
            <text:p>Tai nghe dùng khá ổn phù hợp với già thành</text:p>
          </table:table-cell>
          <table:table-cell table:number-columns-repeated="16383"/>
        </table:table-row>
        <table:table-row table:style-name="ro1">
          <table:table-cell office:value-type="string" table:style-name="ce2">
            <text:p>Sản phẩm dùng tốt và giao đúng hạn.</text:p>
          </table:table-cell>
          <table:table-cell table:number-columns-repeated="16383"/>
        </table:table-row>
        <table:table-row table:style-name="ro1">
          <table:table-cell office:value-type="string" table:style-name="ce2">
            <text:p>Sản phẩm dùng được, bề ngoài khá ổn</text:p>
          </table:table-cell>
          <table:table-cell table:number-columns-repeated="16383"/>
        </table:table-row>
        <table:table-row table:style-name="ro1">
          <table:table-cell office:value-type="string" table:style-name="ce2">
            <text:p>Sài tốt. Đến giờ mình vẫn đang dùng.</text:p>
          </table:table-cell>
          <table:table-cell table:number-columns-repeated="16383"/>
        </table:table-row>
        <table:table-row table:style-name="ro1">
          <table:table-cell office:value-type="string" table:style-name="ce2">
            <text:p>sản phẩm sài ổn nhân viên giao hàng nhân nhiệt tình</text:p>
          </table:table-cell>
          <table:table-cell table:number-columns-repeated="16383"/>
        </table:table-row>
        <table:table-row table:style-name="ro1">
          <table:table-cell office:value-type="string" table:style-name="ce2">
            <text:p>Good for the price. Good for the price. Good for the price. Good for the price.</text:p>
          </table:table-cell>
          <table:table-cell table:number-columns-repeated="16383"/>
        </table:table-row>
        <table:table-row table:style-name="ro1">
          <table:table-cell office:value-type="string" table:style-name="ce2">
            <text:p>Nghe bình thường, không có gì đặc biệt. Nói chung giá này thì chất lượng như thế là hợp lí.</text:p>
          </table:table-cell>
          <table:table-cell table:number-columns-repeated="16383"/>
        </table:table-row>
        <table:table-row table:style-name="ro1">
          <table:table-cell office:value-type="string" table:style-name="ce2">
            <text:p>Chất lượng xứng đáng giá sản phẩm.</text:p>
          </table:table-cell>
          <table:table-cell table:number-columns-repeated="16383"/>
        </table:table-row>
        <table:table-row table:style-name="ro1">
          <table:table-cell office:value-type="string" table:style-name="ce2">
            <text:p>Sản phẩm tốt trong tầm giá, xài ok không có lỗi gì</text:p>
          </table:table-cell>
          <table:table-cell table:number-columns-repeated="16383"/>
        </table:table-row>
        <table:table-row table:style-name="ro1">
          <table:table-cell office:value-type="string" table:style-name="ce2">
            <text:p>tai nghe đẹp nhưng hơi dài, giao hàng nhanh</text:p>
          </table:table-cell>
          <table:table-cell table:number-columns-repeated="16383"/>
        </table:table-row>
        <table:table-row table:style-name="ro1">
          <table:table-cell office:value-type="string" table:style-name="ce2">
            <text:p>Nghe tương đối ổn. Với giá thế là ok</text:p>
          </table:table-cell>
          <table:table-cell table:number-columns-repeated="16383"/>
        </table:table-row>
        <table:table-row table:style-name="ro1">
          <table:table-cell office:value-type="string" table:style-name="ce2">
            <text:p>hàng tốt so với tầm giá .</text:p>
          </table:table-cell>
          <table:table-cell table:number-columns-repeated="16383"/>
        </table:table-row>
        <table:table-row table:style-name="ro1">
          <table:table-cell office:value-type="string" table:style-name="ce2">
            <text:p>cũng được.dây tai nghe nhìn như sợi mì nhưng nghe cũng ok</text:p>
          </table:table-cell>
          <table:table-cell table:number-columns-repeated="16383"/>
        </table:table-row>
        <table:table-row table:style-name="ro1">
          <table:table-cell office:value-type="string" table:style-name="ce2">
            <text:p>đầu nghe hơi cứng nhưng so với giá tôi thấy hài lòng, recommended</text:p>
          </table:table-cell>
          <table:table-cell table:number-columns-repeated="16383"/>
        </table:table-row>
        <table:table-row table:style-name="ro1">
          <table:table-cell office:value-type="string" table:style-name="ce2">
            <text:p>âm thanh tốt giao nhanh đóng gói kỹ<text:s/></text:p>
          </table:table-cell>
          <table:table-cell table:number-columns-repeated="16383"/>
        </table:table-row>
        <table:table-row table:style-name="ro1">
          <table:table-cell office:value-type="string" table:style-name="ce2">
            <text:p>hàng chất lượng khá ổn. giao hàng nhanh</text:p>
          </table:table-cell>
          <table:table-cell table:number-columns-repeated="16383"/>
        </table:table-row>
        <table:table-row table:style-name="ro1">
          <table:table-cell office:value-type="string" table:style-name="ce2">
            <text:p>Hàng như hình .</text:p>
          </table:table-cell>
          <table:table-cell table:number-columns-repeated="16383"/>
        </table:table-row>
        <table:table-row table:style-name="ro1">
          <table:table-cell office:value-type="string" table:style-name="ce2">
            <text:p>sản phẩm 1 tai nghe rõ 1 tai nghe bé hơn, nhìn chung xài được</text:p>
          </table:table-cell>
          <table:table-cell table:number-columns-repeated="16383"/>
        </table:table-row>
        <table:table-row table:style-name="ro1">
          <table:table-cell office:value-type="string" table:style-name="ce2">
            <text:p>có cáu mới nên lại cất nó về chỗ cũ, mẫu siêu đẹp, mỗi tội nâng niu sợ hỏng<text:s text:c="3"/></text:p>
          </table:table-cell>
          <table:table-cell table:number-columns-repeated="16383"/>
        </table:table-row>
        <table:table-row table:style-name="ro1">
          <table:table-cell office:value-type="string" table:style-name="ce2">
            <text:p>ok với giá này (Nội dung chứa ít nhất 50 ký tự.</text:p>
          </table:table-cell>
          <table:table-cell table:number-columns-repeated="16383"/>
        </table:table-row>
        <table:table-row table:style-name="ro1">
          <table:table-cell office:value-type="string" table:style-name="ce2">
            <text:p>đặt 5h hôm trước sáng 11h30 hàng đã tới. Quá nhanh quá nguy hiểm. Tính mua lại con canon 2900 nhưng k in được 2 mặt. nên chọn em brother này đánh giá sơ : Nhược điểm: -máy hơi nóng. <text:s/>-Dòng brother này linh kiện thay cho hao mòn gấp đôi các dòng khác và mực giá còn khá cao. -Chổ ra giấy nsản xuất nên cho cái lẫy to hơn để giấy thì sẽ tuyệt hơn.^^ -Phần mềm quản lý máy hơi không được thông minh. Ít tùy chọn. <text:s/>Ưu điểm -In quá nhanh gấp 3 lần con 2900 - In 2 mặt quá tiện -Máy có làn da đen nên ít sợ dơ -Khay giấy lớn đê tha hổ giấy trữ -Có chổ mở rút giấy nếu chẳng mai máy bị kẹt giấy. -Bình mực lớn <text:s/>Nói chung hơn 2 triệu lú là quá tốt in nhanh lẹ mực đẹp hơn các tiệm photo.(Chắc tại mực zin) Phù hợp cho các văn phòng nhỏ và làm việc thường xuyên in ấn. Tốc độ in rất nhanh. Độ phân giải đạt chuẩn nên in đẹp.</text:p>
          </table:table-cell>
          <table:table-cell table:number-columns-repeated="16383"/>
        </table:table-row>
        <table:table-row table:style-name="ro1">
          <table:table-cell office:value-type="string" table:style-name="ce2">
            <text:p>Sản phẩm tốt, tốc độ in nhanh, tuy nhiên tốc độ khởi động cho mỗi lệnh in tương đối lâu (in nhiều, in 2 mặt thì <text:s/>lbp 2900 không có cửa với con này, tuy nhiên nếu in từng tờ một thì không thể nhanh bằng con của canon được). Và điều mình thắc mắc là tại sao không đăng ký bảo hành bằng số seri này được???</text:p>
          </table:table-cell>
          <table:table-cell table:number-columns-repeated="16383"/>
        </table:table-row>
        <table:table-row table:style-name="ro1">
          <table:table-cell office:value-type="string" table:style-name="ce2">
            <text:p>Giao hàng quá nhanh, đặt hàng tối hôm trước, trưa hôm sau đã có hàng. Sản phẩm chính hãng, nhỏ gọn, bảo hành đầy đủ. In thử thấy máy chạy nhanh, bản in đẹp, khay chứa giấy trắng sâu rộng. Có điều là khi in lại hiện chữ máy in là HL-L2320d (trong khi máy là HL-L2321d), mong phản hồi từ nhà cung cấp...</text:p>
          </table:table-cell>
          <table:table-cell table:number-columns-repeated="16383"/>
        </table:table-row>
        <table:table-row table:style-name="ro1">
          <table:table-cell office:value-type="string" table:style-name="ce2">
            <text:p>Giao đúng hình. <text:s/>giao nhanh. <text:s/>sản phẩm đóng gói cẩn thận <text:s/>.</text:p>
          </table:table-cell>
          <table:table-cell table:number-columns-repeated="16383"/>
        </table:table-row>
        <table:table-row table:style-name="ro1">
          <table:table-cell office:value-type="string" table:style-name="ce2">
            <text:p>Sản phẩm oke phù hợp với giá tiền.</text:p>
          </table:table-cell>
          <table:table-cell table:number-columns-repeated="16383"/>
        </table:table-row>
        <table:table-row table:style-name="ro1">
          <table:table-cell office:value-type="string" table:style-name="ce2">
            <text:p>tầm giá này được vậy là tốt rồi</text:p>
          </table:table-cell>
          <table:table-cell table:number-columns-repeated="16383"/>
        </table:table-row>
        <table:table-row table:style-name="ro1">
          <table:table-cell office:value-type="string" table:style-name="ce2">
            <text:p>Hàng được đóng gói và bao bọc cẩn thận, chống sốc và dính nước khá tốt. Có thể tự lắp đặt tại nhà mà không cần nhân viên. Nên chuẩn bị ổ điện riêng hoặc mắc nối điện trong nhà phù hợp để dòng điện ổn định khi sử dụng. Điểm cho máy này là dễ sử dụng, in hai mặt thuận lợi, khổ bề rộng hơn to.</text:p>
          </table:table-cell>
          <table:table-cell table:number-columns-repeated="16383"/>
        </table:table-row>
        <table:table-row table:style-name="ro1">
          <table:table-cell office:value-type="string" table:style-name="ce2">
            <text:p>Tôi đã sử dụng sản phẩm thấy tốt. Nhưng khi đăng ký bảo hành thì theo quy định phải có thêm hóa đơn tài chính. Tôi đã không nhận được từ người giao hàng cũng như trong sản phẩm. Theo qui định của brother thì họ sẽ chỉ bảo hành 6 tháng thay vì 2 năm do thiếu hóa đơn tài chính.</text:p>
          </table:table-cell>
          <table:table-cell table:number-columns-repeated="16383"/>
        </table:table-row>
        <table:table-row table:style-name="ro1">
          <table:table-cell office:value-type="string" table:style-name="ce2">
            <text:p>Rất hài lòng với tốc độ in nhanh của máy và cả chức năng in hai mặt tiện lợi. Chất lượng rất ổn trong tầm giá, giá mà tích hợp kết nối wifi hay Bluetooth nữa là tuyệt vời chứ hiện tại vẫn hơi bất tiện ở chỗ mỗi lần in lại phải cắm dây nối.</text:p>
          </table:table-cell>
          <table:table-cell table:number-columns-repeated="16383"/>
        </table:table-row>
        <table:table-row table:style-name="ro1">
          <table:table-cell office:value-type="string" table:style-name="ce2">
            <text:p>đáp ứng tốt về nhu cầu của tôi,</text:p>
          </table:table-cell>
          <table:table-cell table:number-columns-repeated="16383"/>
        </table:table-row>
        <table:table-row table:style-name="ro1">
          <table:table-cell office:value-type="string" table:style-name="ce2">
            <text:p>mình ở Đà Lạt đặt tiki 12h hôm trước 11h hôm sau nhân được hàng may móc mới 100% bảo hành ngon lành chỉ khác 1 chút <text:s/>là <text:s/>HL-L2321D mà trong máy báo <text:s/>HL-L2320D mình cũng không rành vụ này lắm ,tất cả đều tốt in ấn màu đẹp thái độ phục vụ tốt giao hàng nhanh chỉ chờ xài ổn định không hỏng hóc gì cho thêm 5 sao</text:p>
          </table:table-cell>
          <table:table-cell table:number-columns-repeated="16383"/>
        </table:table-row>
        <table:table-row table:style-name="ro1">
          <table:table-cell office:value-type="string" table:style-name="ce2">
            <text:p>Mới mua xong in đẹp, chưa thay mực nên không rõ sau thế nào. Máy kêu to như máy cày luôn. Nghe kêu là nghĩ ngay tới máy cày. Hy vọng em này k bị kẹt giấy giống em trước. Em trước 7220 mua cũ hay kẹt giấy bực muốn lấy búa đập luôn Ah giao nhanh lắm, đặt 2h chiều mà 6h giao rồi, còn không tính phí ship.</text:p>
          </table:table-cell>
          <table:table-cell table:number-columns-repeated="16383"/>
        </table:table-row>
        <table:table-row table:style-name="ro1">
          <table:table-cell office:value-type="string" table:style-name="ce2">
            <text:p>tiki giao hàng nhanh, đóng gói cẩn thận. mình đặt sách bên tiki nhiều nhưng đặt mua máy mình hơi lo lắng sợ bị hư hỏng gì thì khó đổi trả. Tuy nhiên hàng vẫn nguyên vẹn lắp ráp và cài đặt dễ dàng, in ấn so với giá tiền thì mình nghĩ ổn</text:p>
          </table:table-cell>
          <table:table-cell table:number-columns-repeated="16383"/>
        </table:table-row>
        <table:table-row table:style-name="ro1">
          <table:table-cell office:value-type="string" table:style-name="ce2">
            <text:p>Ổn trong tầm giá! Chất lượng ok</text:p>
          </table:table-cell>
          <table:table-cell table:number-columns-repeated="16383"/>
        </table:table-row>
        <table:table-row table:style-name="ro1">
          <table:table-cell office:value-type="string" table:style-name="ce2">
            <text:p>hàng cứ bị lỗi liên tục, lúc thì kẹt giấy, lúc thì lỗi trong máy, tiki cũng hỗ trợ tốt nhưng vì tôi mua giao về Đà lạt, nên mỗi lần bảo hàng là phải vận chuyển tới lui, rất phiền, tôi mua 6 tháng vận chuyển bảo hàh 3 lần, chán thật</text:p>
          </table:table-cell>
          <table:table-cell table:number-columns-repeated="16383"/>
        </table:table-row>
        <table:table-row table:style-name="ro1">
          <table:table-cell office:value-type="string" table:style-name="ce2">
            <text:p>tai nghe đeo hơi đau tai nhưng phù hợp với giá tiền tiki giao hàng nhanh</text:p>
          </table:table-cell>
          <table:table-cell table:number-columns-repeated="16383"/>
        </table:table-row>
        <table:table-row table:style-name="ro1">
          <table:table-cell office:value-type="string" table:style-name="ce2">
            <text:p>san phẩm OK hang giao nhanh .chat luong tốt ..okhôngk</text:p>
          </table:table-cell>
          <table:table-cell table:number-columns-repeated="16383"/>
        </table:table-row>
        <table:table-row table:style-name="ro1">
          <table:table-cell office:value-type="string" table:style-name="ce2">
            <text:p>Tai nghe hợp giá thành, nghe ổn.</text:p>
          </table:table-cell>
          <table:table-cell table:number-columns-repeated="16383"/>
        </table:table-row>
        <table:table-row table:style-name="ro1">
          <table:table-cell office:value-type="string" table:style-name="ce2">
            <text:p>Ổn so với giá tiền đóng gói kĩ</text:p>
          </table:table-cell>
          <table:table-cell table:number-columns-repeated="16383"/>
        </table:table-row>
        <table:table-row table:style-name="ro1">
          <table:table-cell office:value-type="string" table:style-name="ce2">
            <text:p>chất lg khá ok với tầm giá</text:p>
          </table:table-cell>
          <table:table-cell table:number-columns-repeated="16383"/>
        </table:table-row>
        <table:table-row table:style-name="ro1">
          <table:table-cell office:value-type="string" table:style-name="ce2">
            <text:p>quaá tốt về mức giá</text:p>
          </table:table-cell>
          <table:table-cell table:number-columns-repeated="16383"/>
        </table:table-row>
        <table:table-row table:style-name="ro1">
          <table:table-cell office:value-type="string" table:style-name="ce2">
            <text:p>giao nhanh. chưa dùng khô bít nx sao</text:p>
          </table:table-cell>
          <table:table-cell table:number-columns-repeated="16383"/>
        </table:table-row>
        <table:table-row table:style-name="ro1">
          <table:table-cell office:value-type="string" table:style-name="ce2">
            <text:p>tầm giá tiền này xài oki</text:p>
          </table:table-cell>
          <table:table-cell table:number-columns-repeated="16383"/>
        </table:table-row>
        <table:table-row table:style-name="ro1">
          <table:table-cell office:value-type="string" table:style-name="ce2">
            <text:p>toi thay sp cung kha tot xai cung kha ben</text:p>
          </table:table-cell>
          <table:table-cell table:number-columns-repeated="16383"/>
        </table:table-row>
        <table:table-row table:style-name="ro1">
          <table:table-cell office:value-type="string" table:style-name="ce2">
            <text:p>rất hài lòng so với giá, sản phẩm rất tốt, nghe nhạc hay</text:p>
          </table:table-cell>
          <table:table-cell table:number-columns-repeated="16383"/>
        </table:table-row>
        <table:table-row table:style-name="ro1">
          <table:table-cell office:value-type="string" table:style-name="ce2">
            <text:p>Sản phẩm của Brother in tốt, ít ồn, dễ cài đặt (mình xài Win 10). Tiki đóng gói tốt, nhưng vận chuyển quá lâu, phải gọi lên tổng đài hối tới 2 lần và mất tới gần 7 ngày mới nhận được máy.</text:p>
          </table:table-cell>
          <table:table-cell table:number-columns-repeated="16383"/>
        </table:table-row>
        <table:table-row table:style-name="ro1">
          <table:table-cell office:value-type="string" table:style-name="ce2">
            <text:p>In một mặt hay hai mặt đều rất nhanh. Đóng gói hàng cẩn thận. Tuy nhiên khi tra mã sản phẩm thì lại không ra thông tin. Giao hàng khá chậm cho lần này. 4 sao.</text:p>
          </table:table-cell>
          <table:table-cell table:number-columns-repeated="16383"/>
        </table:table-row>
        <table:table-row table:style-name="ro1">
          <table:table-cell office:value-type="string" table:style-name="ce2">
            <text:p>ship nhanh, bọc gói hàng cẩn thận. Tuy nhiên thì máy bị lỗi paper, bật đèn paper, nên chưa in được. mong nhận được sự giúp đỡ từ bộ phận kỹ thuật</text:p>
          </table:table-cell>
          <table:table-cell table:number-columns-repeated="16383"/>
        </table:table-row>
        <table:table-row table:style-name="ro1">
          <table:table-cell office:value-type="string" table:style-name="ce2">
            <text:p>sản phẩm dùng tốt</text:p>
          </table:table-cell>
          <table:table-cell table:number-columns-repeated="16383"/>
        </table:table-row>
        <table:table-row table:style-name="ro1">
          <table:table-cell office:value-type="string" table:style-name="ce2">
            <text:p>Hàng ổn, nghe gọi được. Tai nghe chưa thật sự giống như hình nhưng cũng chấp nhận được.</text:p>
          </table:table-cell>
          <table:table-cell table:number-columns-repeated="16383"/>
        </table:table-row>
        <table:table-row table:style-name="ro1">
          <table:table-cell office:value-type="string" table:style-name="ce2">
            <text:p>Tốc độ in nhanh nhưng trang in đầu tiên hơi chậm. Khay đón giấy ra thiết kế chưa hợp lý nên nếu in nhiều giấy sẽ bị đẩy ra lộn xộn. Nói chung hài lòng với mức giá và công năng.</text:p>
          </table:table-cell>
          <table:table-cell table:number-columns-repeated="16383"/>
        </table:table-row>
        <table:table-row table:style-name="ro1">
          <table:table-cell office:value-type="string" table:style-name="ce2">
            <text:p>cho mình hỏi khi muốn tắt máy in thì làm Sao ạ! <text:s/>có cần rút dây nguồn ra không! <text:s/>sau khi mình tắt máy tính xong, <text:s/>Máy in vẫn đang còn ở chế độ ready</text:p>
          </table:table-cell>
          <table:table-cell table:number-columns-repeated="16383"/>
        </table:table-row>
        <table:table-row table:style-name="ro1">
          <table:table-cell office:value-type="string" table:style-name="ce2">
            <text:p>Máy mới dùng được 6 tháng thì in có vết, vết các đều nhau. Sau khi dùng được 8 tháng thì có thên vết khác to hơn và cũng cách đều nhau <text:s/>.</text:p>
          </table:table-cell>
          <table:table-cell table:number-columns-repeated="16383"/>
        </table:table-row>
        <table:table-row table:style-name="ro1">
          <table:table-cell office:value-type="string" table:style-name="ce2">
            <text:p>in rõ nét, hình in bị sọc nhẹ, thích nhất cái đảo mặt giấy tự động(chỉ giấy A4), không bị kẹt giấy, mà in tốn mực ghê mới có khoảng 1500 tờ là báo hết mực.</text:p>
          </table:table-cell>
          <table:table-cell table:number-columns-repeated="16383"/>
        </table:table-row>
        <table:table-row table:style-name="ro1">
          <table:table-cell office:value-type="string" table:style-name="ce2">
            <text:p>Dự kiến ship hàng vào sáng mai nhưng chỉ trong vòng 2h là đến (khu vực Đà Nẵng). Máy chạy ổn, hơi có tiếng ồn</text:p>
          </table:table-cell>
          <table:table-cell table:number-columns-repeated="16383"/>
        </table:table-row>
        <table:table-row table:style-name="ro1">
          <table:table-cell office:value-type="string" table:style-name="ce2">
            <text:p>Máy mới, được đóng gói cẩn thận. In vài trang chữ thì mực ra đều đẹp, in hình trắng đen thì bị sọc nhẹ. Độ sắc nét cao.</text:p>
          </table:table-cell>
          <table:table-cell table:number-columns-repeated="16383"/>
        </table:table-row>
        <table:table-row table:style-name="ro1">
          <table:table-cell office:value-type="string" table:style-name="ce2">
            <text:p>Máy in tốt nhưng nhanh hết mực, tuy nhiên chất lương cũng như tốc độ in khá ổn, phù hợp cho in văn phòng nhỏ</text:p>
          </table:table-cell>
          <table:table-cell table:number-columns-repeated="16383"/>
        </table:table-row>
        <table:table-row table:style-name="ro1">
          <table:table-cell office:value-type="string" table:style-name="ce2">
            <text:p>Chưa biết kích hoạt bảo hành thế nào, đến khi bảo hành thì tính từ thời điểm nào ?</text:p>
          </table:table-cell>
          <table:table-cell table:number-columns-repeated="16383"/>
        </table:table-row>
        <table:table-row table:style-name="ro1">
          <table:table-cell office:value-type="string" table:style-name="ce2">
            <text:p>mới dùng thử, âm khá êm tai</text:p>
          </table:table-cell>
          <table:table-cell table:number-columns-repeated="16383"/>
        </table:table-row>
        <table:table-row table:style-name="ro1">
          <table:table-cell office:value-type="string" table:style-name="ce2">
            <text:p>Hàng đẹp rất ok</text:p>
          </table:table-cell>
          <table:table-cell table:number-columns-repeated="16383"/>
        </table:table-row>
        <table:table-row table:style-name="ro1">
          <table:table-cell office:value-type="string" table:style-name="ce2">
            <text:p>nghe nhiều khá đau tai. <text:s text:c="4"/>..</text:p>
          </table:table-cell>
          <table:table-cell table:number-columns-repeated="16383"/>
        </table:table-row>
        <table:table-row table:style-name="ro1">
          <table:table-cell office:value-type="string" table:style-name="ce2">
            <text:p>Hư mất tiêu ròi haiz</text:p>
          </table:table-cell>
          <table:table-cell table:number-columns-repeated="16383"/>
        </table:table-row>
        <table:table-row table:style-name="ro1">
          <table:table-cell office:value-type="string" table:style-name="ce2">
            <text:p>Máy in ổn tuy nhiên lúc in tiếng hơi to và không thấy hỗ trợ in 2 mặt cho máy MAC</text:p>
          </table:table-cell>
          <table:table-cell table:number-columns-repeated="16383"/>
        </table:table-row>
        <table:table-row table:style-name="ro1">
          <table:table-cell office:value-type="string" table:style-name="ce2">
            <text:p>chất lượng,ok</text:p>
          </table:table-cell>
          <table:table-cell table:number-columns-repeated="16383"/>
        </table:table-row>
        <table:table-row table:style-name="ro1">
          <table:table-cell office:value-type="string" table:style-name="ce2">
            <text:p>chất lượng thì ổn sao với giá nhưng giao hàng quá chậm</text:p>
          </table:table-cell>
          <table:table-cell table:number-columns-repeated="16383"/>
        </table:table-row>
        <table:table-row table:style-name="ro1">
          <table:table-cell office:value-type="string" table:style-name="ce2">
            <text:p>Nghe êm, rẻ, giao hàng nhanh</text:p>
          </table:table-cell>
          <table:table-cell table:number-columns-repeated="16383"/>
        </table:table-row>
        <table:table-row table:style-name="ro1">
          <table:table-cell office:value-type="string" table:style-name="ce2">
            <text:p>Nghe hơi ù, nhưng mua hàng rẻ nên không mong chờ nhiều. Được cái dây nó bẹt bẹt nên không bị rối</text:p>
          </table:table-cell>
          <table:table-cell table:number-columns-repeated="16383"/>
        </table:table-row>
        <table:table-row table:style-name="ro1">
          <table:table-cell office:value-type="string" table:style-name="ce2">
            <text:p>khá ok, tuy mic bắt hơi kém</text:p>
          </table:table-cell>
          <table:table-cell table:number-columns-repeated="16383"/>
        </table:table-row>
        <table:table-row table:style-name="ro1">
          <table:table-cell office:value-type="string" table:style-name="ce2">
            <text:p>Hôm giao hàng mình đã hỏi nhân viên giao nhưng không có hóa đơn đỏ. Bạn xem gửi cho mình.</text:p>
          </table:table-cell>
          <table:table-cell table:number-columns-repeated="16383"/>
        </table:table-row>
        <table:table-row table:style-name="ro1">
          <table:table-cell office:value-type="string" table:style-name="ce2">
            <text:p>Máy sử dụng tốt, khi sử dụng tiếng ồn hoạt động khá to. TiKi đóng gói cẩn thận, in hai mặt, giá cả hợp lý!</text:p>
          </table:table-cell>
          <table:table-cell table:number-columns-repeated="16383"/>
        </table:table-row>
        <table:table-row table:style-name="ro1">
          <table:table-cell office:value-type="string" table:style-name="ce2">
            <text:p>in nhanh, dễ thao tác. một điểm trừ là trang in không đẹp, sắc nét bằng canon.</text:p>
          </table:table-cell>
          <table:table-cell table:number-columns-repeated="16383"/>
        </table:table-row>
        <table:table-row table:style-name="ro1">
          <table:table-cell office:value-type="string" table:style-name="ce2">
            <text:p>giao hàng rất nhanh , hàng mới đầy đủ phụ kiện, độ bền thì sau này mới biết được</text:p>
          </table:table-cell>
          <table:table-cell table:number-columns-repeated="16383"/>
        </table:table-row>
        <table:table-row table:style-name="ro1">
          <table:table-cell office:value-type="string" table:style-name="ce2">
            <text:p>máy in rất ok, tuy nhiên hơi bị ồn, giao hàng nhanh, tks' TiKi</text:p>
          </table:table-cell>
          <table:table-cell table:number-columns-repeated="16383"/>
        </table:table-row>
        <table:table-row table:style-name="ro1">
          <table:table-cell office:value-type="string" table:style-name="ce2">
            <text:p>âm thanh sp tốt đáng tiền ,</text:p>
          </table:table-cell>
          <table:table-cell table:number-columns-repeated="16383"/>
        </table:table-row>
        <table:table-row table:style-name="ro1">
          <table:table-cell office:value-type="string" table:style-name="ce2">
            <text:p>giao hàng hơi chậm hơn lúc trước, tai nghe thỉnh thoảng hơi bị rè nhưng nói chung ok</text:p>
          </table:table-cell>
          <table:table-cell table:number-columns-repeated="16383"/>
        </table:table-row>
        <table:table-row table:style-name="ro1">
          <table:table-cell office:value-type="string" table:style-name="ce2">
            <text:p>Chất lượng âm thanh ổn mẫu mã sp đẹp đóng gói cẩn thận</text:p>
          </table:table-cell>
          <table:table-cell table:number-columns-repeated="16383"/>
        </table:table-row>
        <table:table-row table:style-name="ro1">
          <table:table-cell office:value-type="string" table:style-name="ce2">
            <text:p>mình sử dụng máy khá ổn tuy nhiên mỗi lần in phải cài không phải in tự động 2 mặt luôn</text:p>
          </table:table-cell>
          <table:table-cell table:number-columns-repeated="16383"/>
        </table:table-row>
        <table:table-row table:style-name="ro1">
          <table:table-cell office:value-type="string" table:style-name="ce2">
            <text:p>Máy in hoạt động tốt, máy cũng khá đẹp và chắc chắn Học đựng giấy giấu vào trong nên không bị bụi nói chung là hài lòng</text:p>
          </table:table-cell>
          <table:table-cell table:number-columns-repeated="16383"/>
        </table:table-row>
        <table:table-row table:style-name="ro1">
          <table:table-cell office:value-type="string" table:style-name="ce2">
            <text:p>Máy in sử dụng tốt hài lòng nhưng k biết làm sao để có thể kết nối với điện thoại và laptop k cần sử dụng dây chuyền</text:p>
          </table:table-cell>
          <table:table-cell table:number-columns-repeated="16383"/>
        </table:table-row>
        <table:table-row table:style-name="ro1">
          <table:table-cell office:value-type="string" table:style-name="ce2">
            <text:p>Mình mới mua được vài ngày, in vài lần thấy khá ok, máy đẹp. Tiki giao hàng lần nào cũng cẩn thận nên khá yên tâm về khoảng này.</text:p>
          </table:table-cell>
          <table:table-cell table:number-columns-repeated="16383"/>
        </table:table-row>
        <table:table-row table:style-name="ro1">
          <table:table-cell office:value-type="string" table:style-name="ce2">
            <text:p>Máy có hình thức đẹp. Giao hàng rất nhanh. Giá cả dễ chịu. Người vận chuyển thân thiện. Sẽ tiếp tục ủng hộ tiki</text:p>
          </table:table-cell>
          <table:table-cell table:number-columns-repeated="16383"/>
        </table:table-row>
        <table:table-row table:style-name="ro1">
          <table:table-cell office:value-type="string" table:style-name="ce2">
            <text:p>Máy cho chất lượng bản in rất tốt, thời gian in bản đầu hơi lâu, tuy nhiên các bản sau thì nhanh.</text:p>
          </table:table-cell>
          <table:table-cell table:number-columns-repeated="16383"/>
        </table:table-row>
        <table:table-row table:style-name="ro1">
          <table:table-cell office:value-type="string" table:style-name="ce2">
            <text:p>tai nghe rất êm, nghe nhạc rất tốt. Tiki giao hàng thì khỏi chê rồi. Ủng hộ Tiki</text:p>
          </table:table-cell>
          <table:table-cell table:number-columns-repeated="16383"/>
        </table:table-row>
        <table:table-row table:style-name="ro1">
          <table:table-cell office:value-type="string" table:style-name="ce2">
            <text:p>Các bác cho em hỏi em mới mua máy mà lúc in, máy chạy kêu to lắm. không biết máy có vấn đề gì không nhỉ ?</text:p>
          </table:table-cell>
          <table:table-cell table:number-columns-repeated="16383"/>
        </table:table-row>
        <table:table-row table:style-name="ro1">
          <table:table-cell office:value-type="string" table:style-name="ce2">
            <text:p>Nghe tạm ổn với giá . Chắc, gọn.</text:p>
          </table:table-cell>
          <table:table-cell table:number-columns-repeated="16383"/>
        </table:table-row>
        <table:table-row table:style-name="ro1">
          <table:table-cell office:value-type="string" table:style-name="ce2">
            <text:p>Sản phẩm tốt, âm thanh clean <text:s text:c="28"/>gía rẻ</text:p>
          </table:table-cell>
          <table:table-cell table:number-columns-repeated="16383"/>
        </table:table-row>
        <table:table-row table:style-name="ro1">
          <table:table-cell office:value-type="string" table:style-name="ce2">
            <text:p>Khá hài lòng với dịch vụ giao hàng của Tiki. Máy in có thiết kế đẹp, dễ sử dụng. Mới dùng thấy chất lượng in rất ok.</text:p>
          </table:table-cell>
          <table:table-cell table:number-columns-repeated="16383"/>
        </table:table-row>
        <table:table-row table:style-name="ro1">
          <table:table-cell office:value-type="string" table:style-name="ce2">
            <text:p>Sản phẩm tốt trong tầm giá, quá trình sử dụng chưa lâu không biết độ bền ra sao</text:p>
          </table:table-cell>
          <table:table-cell table:number-columns-repeated="16383"/>
        </table:table-row>
        <table:table-row table:style-name="ro1">
          <table:table-cell office:value-type="string" table:style-name="ce2">
            <text:p>Nghe cũng được..............</text:p>
          </table:table-cell>
          <table:table-cell table:number-columns-repeated="16383"/>
        </table:table-row>
        <table:table-row table:style-name="ro1">
          <table:table-cell office:value-type="string" table:style-name="ce2">
            <text:p>Sp giao hàng nhanh, ok....</text:p>
          </table:table-cell>
          <table:table-cell table:number-columns-repeated="16383"/>
        </table:table-row>
        <table:table-row table:style-name="ro1">
          <table:table-cell office:value-type="string" table:style-name="ce2">
            <text:p>Sản phẩm chất lượng, sử dụng êm đúng như quảng cáo<text:s text:c="2"/></text:p>
          </table:table-cell>
          <table:table-cell table:number-columns-repeated="16383"/>
        </table:table-row>
        <table:table-row table:style-name="ro1">
          <table:table-cell office:value-type="string" table:style-name="ce2">
            <text:p>Máy đóng gói cẩn thận, giao hàng đúng hẹn, tận tâm. Sản phẩm mới sử dụng hoạt động tốt! Cảm ơn tiki.</text:p>
          </table:table-cell>
          <table:table-cell table:number-columns-repeated="16383"/>
        </table:table-row>
        <table:table-row table:style-name="ro1">
          <table:table-cell office:value-type="string" table:style-name="ce2">
            <text:p>sản phẩm phù hợp với giá. mình khá hài lòng về sản phẩm này.</text:p>
          </table:table-cell>
          <table:table-cell table:number-columns-repeated="16383"/>
        </table:table-row>
        <table:table-row table:style-name="ro1">
          <table:table-cell office:value-type="string" table:style-name="ce2">
            <text:p>Tai nghe êm</text:p>
          </table:table-cell>
          <table:table-cell table:number-columns-repeated="16383"/>
        </table:table-row>
        <table:table-row table:style-name="ro1">
          <table:table-cell office:value-type="string" table:style-name="ce2">
            <text:p>Hàng chuẩn chính hãng, giao hàng chậm so với dự kiến.</text:p>
          </table:table-cell>
          <table:table-cell table:number-columns-repeated="16383"/>
        </table:table-row>
        <table:table-row table:style-name="ro1">
          <table:table-cell office:value-type="string" table:style-name="ce2">
            <text:p>Hàng đúng mô tả. Giao hàng hơi chậm so với dự kiến.</text:p>
          </table:table-cell>
          <table:table-cell table:number-columns-repeated="16383"/>
        </table:table-row>
        <table:table-row table:style-name="ro1">
          <table:table-cell office:value-type="string" table:style-name="ce2">
            <text:p>Hàng đóng gói cẩn thận. Máy in tốt, mực rõ nét. Tiếng máy in hơi to</text:p>
          </table:table-cell>
          <table:table-cell table:number-columns-repeated="16383"/>
        </table:table-row>
        <table:table-row table:style-name="ro1">
          <table:table-cell office:value-type="string" table:style-name="ce2">
            <text:p>Khi nhận máy thì xác định là máy mới 100%, nguyên đai, nguyên kiện. Qua test khoảng vài chục trang thì chất lượng in rất tốt.</text:p>
          </table:table-cell>
          <table:table-cell table:number-columns-repeated="16383"/>
        </table:table-row>
        <table:table-row table:style-name="ro1">
          <table:table-cell office:value-type="string" table:style-name="ce2">
            <text:p>âm thanh cũng ok</text:p>
          </table:table-cell>
          <table:table-cell table:number-columns-repeated="16383"/>
        </table:table-row>
        <table:table-row table:style-name="ro1">
          <table:table-cell office:value-type="string" table:style-name="ce2">
            <text:p>hơi nhỏ</text:p>
          </table:table-cell>
          <table:table-cell table:number-columns-repeated="16383"/>
        </table:table-row>
        <table:table-row table:style-name="ro1">
          <table:table-cell office:value-type="string" table:style-name="ce2">
            <text:p>Tốt, tôi hài lòng về sản phẩm trên, đó là cảm nhận tới thời điểm hiện tại, mong là về sau cũng sẽ vậy</text:p>
          </table:table-cell>
          <table:table-cell table:number-columns-repeated="16383"/>
        </table:table-row>
        <table:table-row table:style-name="ro1">
          <table:table-cell office:value-type="string" table:style-name="ce2">
            <text:p>Hàng xài trong tầm giá Dùng 2 tháng bị kêu, toả nhiệt ra nóng. không in giấy A5 2 mặt được, phải in tay.</text:p>
          </table:table-cell>
          <table:table-cell table:number-columns-repeated="16383"/>
        </table:table-row>
        <table:table-row table:style-name="ro1">
          <table:table-cell office:value-type="string" table:style-name="ce2">
            <text:p>Mặc dù không thích kiểu dậy dẹp lắm nhưng chất lượng âm thanh rất tốt. Good!!</text:p>
          </table:table-cell>
          <table:table-cell table:number-columns-repeated="16383"/>
        </table:table-row>
        <table:table-row table:style-name="ro1">
          <table:table-cell office:value-type="string" table:style-name="ce2">
            <text:p>chất lượng khá tốt. phù hợp với giá tiền. lần sau lại mua hàng ở đây nữa</text:p>
          </table:table-cell>
          <table:table-cell table:number-columns-repeated="16383"/>
        </table:table-row>
        <table:table-row table:style-name="ro1">
          <table:table-cell office:value-type="string" table:style-name="ce2">
            <text:p>Sản phẩm này dùng khá bình dân, phù hợp cho hộ gia đình và in nhiều 1 chút cũng Ok</text:p>
          </table:table-cell>
          <table:table-cell table:number-columns-repeated="16383"/>
        </table:table-row>
        <table:table-row table:style-name="ro1">
          <table:table-cell office:value-type="string" table:style-name="ce2">
            <text:p>Không hài lòng về thái độ nhân viên giao hàng</text:p>
          </table:table-cell>
          <table:table-cell table:number-columns-repeated="16383"/>
        </table:table-row>
        <table:table-row table:style-name="ro1">
          <table:table-cell office:value-type="string" table:style-name="ce2">
            <text:p>Hoạt động bình thường, khởi động chậm và không có công tắc</text:p>
          </table:table-cell>
          <table:table-cell table:number-columns-repeated="16383"/>
        </table:table-row>
        <table:table-row table:style-name="ro1">
          <table:table-cell office:value-type="string" table:style-name="ce2">
            <text:p>khá tốt.. tốc độ in cũng không chậm lắm. chỉ mới đừng được 1 tháng nên chưa biết có bền không.. giao hàng nhanh</text:p>
          </table:table-cell>
          <table:table-cell table:number-columns-repeated="16383"/>
        </table:table-row>
        <table:table-row table:style-name="ro1">
          <table:table-cell office:value-type="string" table:style-name="ce2">
            <text:p>Mẫu mã đẹp, ổn, xài lâu thì chưa biết thế nào</text:p>
          </table:table-cell>
          <table:table-cell table:number-columns-repeated="16383"/>
        </table:table-row>
        <table:table-row table:style-name="ro1">
          <table:table-cell office:value-type="string" table:style-name="ce2">
            <text:p>Tai nghe tốt so với giá tiền</text:p>
          </table:table-cell>
          <table:table-cell table:number-columns-repeated="16383"/>
        </table:table-row>
        <table:table-row table:style-name="ro1">
          <table:table-cell office:value-type="string" table:style-name="ce2">
            <text:p>máy dùng bt, máy moies in còn mòi mực nhiều</text:p>
          </table:table-cell>
          <table:table-cell table:number-columns-repeated="16383"/>
        </table:table-row>
        <table:table-row table:style-name="ro1">
          <table:table-cell office:value-type="string" table:style-name="ce2">
            <text:p>Vừa mẫu 255 xong, nay xuống 2390. Cảm thấy buồn buồn</text:p>
          </table:table-cell>
          <table:table-cell table:number-columns-repeated="16383"/>
        </table:table-row>
        <table:table-row table:style-name="ro1">
          <table:table-cell office:value-type="string" table:style-name="ce2">
            <text:p>Máy in nhanh, rõ, đáp ứng nhu cầu cơ bản , dễ thao tác kết nối. tiki giao hàng nhanh</text:p>
          </table:table-cell>
          <table:table-cell table:number-columns-repeated="16383"/>
        </table:table-row>
        <table:table-row table:style-name="ro1">
          <table:table-cell office:value-type="string" table:style-name="ce2">
            <text:p>Máy mới xài tốt trong tầm giá</text:p>
          </table:table-cell>
          <table:table-cell table:number-columns-repeated="16383"/>
        </table:table-row>
        <table:table-row table:style-name="ro1">
          <table:table-cell office:value-type="string" table:style-name="ce2">
            <text:p>Máy in rõ nét, đóng gói cẩn thận và gio rất đúng hẹn</text:p>
          </table:table-cell>
          <table:table-cell table:number-columns-repeated="16383"/>
        </table:table-row>
        <table:table-row table:style-name="ro1">
          <table:table-cell office:value-type="string" table:style-name="ce2">
            <text:p>Chất lượng hợp lý so với giá tiền, cho 4.5*.........</text:p>
          </table:table-cell>
          <table:table-cell table:number-columns-repeated="16383"/>
        </table:table-row>
        <table:table-row table:style-name="ro1">
          <table:table-cell office:value-type="string" table:style-name="ce2">
            <text:p>Âm thanh nhỏ, nhét vô tai hay bị tuột nhưng cũng ổn</text:p>
          </table:table-cell>
          <table:table-cell table:number-columns-repeated="16383"/>
        </table:table-row>
        <table:table-row table:style-name="ro1">
          <table:table-cell office:value-type="string" table:style-name="ce2">
            <text:p>máy đẹp nhưng in hơi ồn. <text:s text:c="2"/>.</text:p>
          </table:table-cell>
          <table:table-cell table:number-columns-repeated="16383"/>
        </table:table-row>
        <table:table-row table:style-name="ro1">
          <table:table-cell office:value-type="string" table:style-name="ce2">
            <text:p>máy dùng khá tốt, giao hàng nhanh, đóng gói cẩn thận</text:p>
          </table:table-cell>
          <table:table-cell table:number-columns-repeated="16383"/>
        </table:table-row>
        <table:table-row table:style-name="ro1">
          <table:table-cell office:value-type="string" table:style-name="ce2">
            <text:p>Sản phẩm in rõ nét, tờ đầu tiên chạy kêu hơi to nhưng chấp nhận được</text:p>
          </table:table-cell>
          <table:table-cell table:number-columns-repeated="16383"/>
        </table:table-row>
        <table:table-row table:style-name="ro1">
          <table:table-cell office:value-type="string" table:style-name="ce2">
            <text:p>Máy in đẹp, in nhanh,giá thành &amp; mực in rẻ nhưng khi in 2 mặt thì mặt sau bị ngược.</text:p>
          </table:table-cell>
          <table:table-cell table:number-columns-repeated="16383"/>
        </table:table-row>
        <table:table-row table:style-name="ro1">
          <table:table-cell office:value-type="string" table:style-name="ce2">
            <text:p>Sản phẩm chất lượng tốt so với tầm giá. Giao hàng nhanh</text:p>
          </table:table-cell>
          <table:table-cell table:number-columns-repeated="16383"/>
        </table:table-row>
        <table:table-row table:style-name="ro1">
          <table:table-cell office:value-type="string" table:style-name="ce2">
            <text:p>tai nghe mới mua được hơn tháng hỏng 1 bên có đổi k</text:p>
          </table:table-cell>
          <table:table-cell table:number-columns-repeated="16383"/>
        </table:table-row>
        <table:table-row table:style-name="ro1">
          <table:table-cell office:value-type="string" table:style-name="ce2">
            <text:p>máy dùng tốt</text:p>
          </table:table-cell>
          <table:table-cell table:number-columns-repeated="16383"/>
        </table:table-row>
        <table:table-row table:style-name="ro1">
          <table:table-cell office:value-type="string" table:style-name="ce2">
            <text:p>xài ok</text:p>
          </table:table-cell>
          <table:table-cell table:number-columns-repeated="16383"/>
        </table:table-row>
        <table:table-row table:style-name="ro1">
          <table:table-cell office:value-type="string" table:style-name="ce2">
            <text:p>Thời gian giao hàng quá chậm. Đợi cả tuần mới nhận được <text:s/>máy.</text:p>
          </table:table-cell>
          <table:table-cell table:number-columns-repeated="16383"/>
        </table:table-row>
        <table:table-row table:style-name="ro1">
          <table:table-cell office:value-type="string" table:style-name="ce2">
            <text:p>Tiện lợi tốt tuy hơi khó in 2 mặt. Nên có hướng dẫn sử dụng in 2 mặt tránh in sai.</text:p>
          </table:table-cell>
          <table:table-cell table:number-columns-repeated="16383"/>
        </table:table-row>
        <table:table-row table:style-name="ro1">
          <table:table-cell office:value-type="string" table:style-name="ce2">
            <text:p>giá hợp lý, in nhanh, tiện nhất là in 2 mặt, chức năng in thông minh nhưng hơi ồn</text:p>
          </table:table-cell>
          <table:table-cell table:number-columns-repeated="16383"/>
        </table:table-row>
        <table:table-row table:style-name="ro1">
          <table:table-cell office:value-type="string" table:style-name="ce2">
            <text:p>Giao hàng nhanh không tưởng. Máy chạy tốt nhưng hơi ồn</text:p>
          </table:table-cell>
          <table:table-cell table:number-columns-repeated="16383"/>
        </table:table-row>
        <table:table-row table:style-name="ro1">
          <table:table-cell office:value-type="string" table:style-name="ce2">
            <text:p>máy in nhanh rõ nét, nhưng mà in file lớn hơn 4mb thì lại không được</text:p>
          </table:table-cell>
          <table:table-cell table:number-columns-repeated="16383"/>
        </table:table-row>
        <table:table-row table:style-name="ro1">
          <table:table-cell office:value-type="string" table:style-name="ce2">
            <text:p>Máy in tốt , nhanh . Tuy nhiên khi sử dụng hơi kẹt giấy</text:p>
          </table:table-cell>
          <table:table-cell table:number-columns-repeated="16383"/>
        </table:table-row>
        <table:table-row table:style-name="ro1">
          <table:table-cell office:value-type="string" table:style-name="ce2">
            <text:p>Máy mới nên in rất đẹp đang dự định mua thêm 1 máy nữa để làm việc</text:p>
          </table:table-cell>
          <table:table-cell table:number-columns-repeated="16383"/>
        </table:table-row>
        <table:table-row table:style-name="ro1">
          <table:table-cell office:value-type="string" table:style-name="ce2">
            <text:p>đang dùng 2366dw, máy dùng tốt, in nhanh, hơi ồn thôi.</text:p>
          </table:table-cell>
          <table:table-cell table:number-columns-repeated="16383"/>
        </table:table-row>
        <table:table-row table:style-name="ro1">
          <table:table-cell office:value-type="string" table:style-name="ce2">
            <text:p>Tai nghe dùng tốt trong tầm giá,TiKi chuyển hàng nhanh,hộp đóng gói caanr thận</text:p>
          </table:table-cell>
          <table:table-cell table:number-columns-repeated="16383"/>
        </table:table-row>
        <table:table-row table:style-name="ro1">
          <table:table-cell office:value-type="string" table:style-name="ce2">
            <text:p><text:s text:c="2"/>hơi tiếc mik muốn chọn màu trắng mak bấm nhầm vs k sửa lại được</text:p>
          </table:table-cell>
          <table:table-cell table:number-columns-repeated="16383"/>
        </table:table-row>
        <table:table-row table:style-name="ro1">
          <table:table-cell office:value-type="string" table:style-name="ce2">
            <text:p>hàng sử dụng tốt , các nút sử dụng đều tốt</text:p>
          </table:table-cell>
          <table:table-cell table:number-columns-repeated="16383"/>
        </table:table-row>
        <table:table-row table:style-name="ro1">
          <table:table-cell office:value-type="string" table:style-name="ce2">
            <text:p>đẹp ưng ý. dây lép nên đỡ rối. không cần phải mua dây chống rối</text:p>
          </table:table-cell>
          <table:table-cell table:number-columns-repeated="16383"/>
        </table:table-row>
        <table:table-row table:style-name="ro1">
          <table:table-cell office:value-type="string" table:style-name="ce2">
            <text:p>mình rất thích. nghe khá hay mà lại đẹp nữa. phù hợp với túi tiền</text:p>
          </table:table-cell>
          <table:table-cell table:number-columns-repeated="16383"/>
        </table:table-row>
        <table:table-row table:style-name="ro1">
          <table:table-cell office:value-type="string" table:style-name="ce2">
            <text:p>Tai nghe khá tốt, phù hợp giá tiền, sản phẩm đóng gói tốt.</text:p>
          </table:table-cell>
          <table:table-cell table:number-columns-repeated="16383"/>
        </table:table-row>
        <table:table-row table:style-name="ro1">
          <table:table-cell office:value-type="string" table:style-name="ce2">
            <text:p>sp dùng khá thích không bị đau tai, và âm thanh cũng khá hay</text:p>
          </table:table-cell>
          <table:table-cell table:number-columns-repeated="16383"/>
        </table:table-row>
        <table:table-row table:style-name="ro1">
          <table:table-cell office:value-type="string" table:style-name="ce2">
            <text:p>Dùng rất tốt, âm thanh rất rõ. Thiết kế rất đẹp mắt</text:p>
          </table:table-cell>
          <table:table-cell table:number-columns-repeated="16383"/>
        </table:table-row>
        <table:table-row table:style-name="ro1">
          <table:table-cell office:value-type="string" table:style-name="ce2">
            <text:p>Tai nghe tốt, hơi đau tai nhưng vẫn khá ok vs giá 59k</text:p>
          </table:table-cell>
          <table:table-cell table:number-columns-repeated="16383"/>
        </table:table-row>
        <table:table-row table:style-name="ro1">
          <table:table-cell office:value-type="string" table:style-name="ce2">
            <text:p>Nghe rõ ràng, dây không bị rối và tiki giao hàng nhanh</text:p>
          </table:table-cell>
          <table:table-cell table:number-columns-repeated="16383"/>
        </table:table-row>
        <table:table-row table:style-name="ro1">
          <table:table-cell office:value-type="string" table:style-name="ce2">
            <text:p>Mới mua về, thấy âm thanh nghe cũng tốt, rõ, to. Tuy nhiên cái ví đựng tai phone k được đẹp mấy, để hình là ĐRm mà nhận không phải. Nhưng giá vậy là cũng ok rồi. Không biết dùng được bao lâu đây =<text:s/></text:p>
          </table:table-cell>
          <table:table-cell table:number-columns-repeated="16383"/>
        </table:table-row>
        <table:table-row table:style-name="ro1">
          <table:table-cell office:value-type="string" table:style-name="ce2">
            <text:p>Cho mik hỏi giao hàng trong Hà Nội thời gian bao lâu thế ad?</text:p>
          </table:table-cell>
          <table:table-cell table:number-columns-repeated="16383"/>
        </table:table-row>
        <table:table-row table:style-name="ro1">
          <table:table-cell office:value-type="string" table:style-name="ce2">
            <text:p>cho em hỏi thanh toán bằng tiền mặt hay qua the tín dụng vậy</text:p>
          </table:table-cell>
          <table:table-cell table:number-columns-repeated="16383"/>
        </table:table-row>
        <table:table-row table:style-name="ro1">
          <table:table-cell office:value-type="string" table:style-name="ce2">
            <text:p>tai nghe có dùng được có bluetooth không <text:s/>hả shop.</text:p>
          </table:table-cell>
          <table:table-cell table:number-columns-repeated="16383"/>
        </table:table-row>
        <table:table-row table:style-name="ro1">
          <table:table-cell office:value-type="string" table:style-name="ce2">
            <text:p>Đã nhận được hàng. tuy nhiên mình đã thử gắn vào 2 ổ cứng khác nhau (2 ổ cứng đang được sử dụng trên box khác, sài tốt), vẫn không sử dụng được. đã test trên các laptop khác vẫn không sử dụng được. <text:s/>tiki vui lòng phản hồi lại giúp nhé. thanks</text:p>
          </table:table-cell>
          <table:table-cell table:number-columns-repeated="16383"/>
        </table:table-row>
        <table:table-row table:style-name="ro1">
          <table:table-cell office:value-type="string" table:style-name="ce2">
            <text:p>Sản phẩm có kèm cáp usb, đóng gói khá chắc chắn. Test với ổ sata 6gb/s thì tốc độ read ~50mb/s, write ~40mb/s. Rate 4 sao vì sản phẩm bị xước.</text:p>
          </table:table-cell>
          <table:table-cell table:number-columns-repeated="16383"/>
        </table:table-row>
        <table:table-row table:style-name="ro1">
          <table:table-cell office:value-type="string" table:style-name="ce2">
            <text:p>Sản phẩm mua từ Tiki rất hài lòng, hôm nay nhận hàng lắp thử cái ổ cứng laptop cũ vào test OK, giá cả rẻ hơn khi mua ở Cửa hàng máy tính!!! Đóng gói kỹ, cám ơn! Hướng dẫn mình mua hàng nhiều sản phẩm cùng lúc để không mất phí vận chuyển nhé!</text:p>
          </table:table-cell>
          <table:table-cell table:number-columns-repeated="16383"/>
        </table:table-row>
        <table:table-row table:style-name="ro1">
          <table:table-cell office:value-type="string" table:style-name="ce2">
            <text:p>Ngoại hình thiết kế ổn phù hợp với giá tiền. Hay không nhận phải rút ra gim lại hoặc đổi cổng usb khác mới nhận. Cho 4 sao vì đợt này tiki đóng gói quá tệ ship box chung với ổ cứng ssd mà không có miếng gì chống sốc</text:p>
          </table:table-cell>
          <table:table-cell table:number-columns-repeated="16383"/>
        </table:table-row>
        <table:table-row table:style-name="ro1">
          <table:table-cell office:value-type="string" table:style-name="ce2">
            <text:p>Giá cả mua qua tiki trade rẻ hơn. Chất lượng ok. Có 2 tấm mút nhỏ để chống shock không thực sự hữu ích, vừa dày và to quá khổ để giữ cho hdd/sdd được yên vị, muốn dùng phải cắt ra cho vừa khe trống. Tổng quan chung là ok.</text:p>
          </table:table-cell>
          <table:table-cell table:number-columns-repeated="16383"/>
        </table:table-row>
        <table:table-row table:style-name="ro1">
          <table:table-cell office:value-type="string" table:style-name="ce2">
            <text:p>Đã nhận được hàng (sau 4 ngày). Đóng gói tạm ổn, đầy đủ phụ kiện. Hiện tại xài ok. Còn có bền hay không thì phải dùng 1 tgian mới biết được.</text:p>
          </table:table-cell>
          <table:table-cell table:number-columns-repeated="16383"/>
        </table:table-row>
        <table:table-row table:style-name="ro1">
          <table:table-cell office:value-type="string" table:style-name="ce2">
            <text:p>Đóng gói vẫn chuẩn kiểu TIKI trước giờ, hàng giống trên trang, kiểu dáng hợp lý, giá vậy là tốt. Đọc ghi được là ok rồi, giá mềm nên chả thèm quan tâm tốc độ luôn</text:p>
          </table:table-cell>
          <table:table-cell table:number-columns-repeated="16383"/>
        </table:table-row>
        <table:table-row table:style-name="ro1">
          <table:table-cell office:value-type="string" table:style-name="ce2">
            <text:p>Mình mua cái thứ 2 cho đồng nghiệp, nhưng cọng cáp usb 3.0 lần này lỗi hay sao mà to quá, không cắm vào laptop được, đẩy cực mạnh mới cắm vào được, mong tiki hỗ trợ mình.</text:p>
          </table:table-cell>
          <table:table-cell table:number-columns-repeated="16383"/>
        </table:table-row>
        <table:table-row table:style-name="ro1">
          <table:table-cell office:value-type="string" table:style-name="ce2">
            <text:p>Dùng thấy ok , chưa thấy vấn đề gì , khi cắm vào có 1 ổ đĩa tiếng trung <text:s/>tầm 100mb , không biết làm gì . Nhưng đã xoá cho chắc</text:p>
          </table:table-cell>
          <table:table-cell table:number-columns-repeated="16383"/>
        </table:table-row>
        <table:table-row table:style-name="ro1">
          <table:table-cell office:value-type="string" table:style-name="ce2">
            <text:p>Giao hàng nhanh. Gói cẩn thận. Gắn vào là xài thôi. Mình mua con ssd HP 700 240gb ở tiki xong mua thêm cái box về xài rất ưng ý.</text:p>
          </table:table-cell>
          <table:table-cell table:number-columns-repeated="16383"/>
        </table:table-row>
        <table:table-row table:style-name="ro1">
          <table:table-cell office:value-type="string" table:style-name="ce2">
            <text:p>Chất lượng bên ngoài thì khá ổn, cần độ bền cần phải có thời gian dùng mới biết chính xác. Khá hài lòng với sản phẩm đã mua</text:p>
          </table:table-cell>
          <table:table-cell table:number-columns-repeated="16383"/>
        </table:table-row>
        <table:table-row table:style-name="ro1">
          <table:table-cell office:value-type="string" table:style-name="ce2">
            <text:p>Mua sản phẩm là HDD Box nhưng treen tem bảo hành là Pin dự Phòng. Sao kỳ lạ vậy</text:p>
          </table:table-cell>
          <table:table-cell table:number-columns-repeated="16383"/>
        </table:table-row>
        <table:table-row table:style-name="ro1">
          <table:table-cell office:value-type="string" table:style-name="ce2">
            <text:p>Mua về dùng để copy và đọc dữ liệu thấy Ok. Tốc độ nhanh. Để coi phim 4k đọc vẫn ổn định.</text:p>
          </table:table-cell>
          <table:table-cell table:number-columns-repeated="16383"/>
        </table:table-row>
        <table:table-row table:style-name="ro1">
          <table:table-cell office:value-type="string" table:style-name="ce2">
            <text:p>có cái ổ cứng seagate 500g laptop tận dụng được đem sử dụng với hdd box này, cũng như ổ cứng di động, khá tiện lợi</text:p>
          </table:table-cell>
          <table:table-cell table:number-columns-repeated="16383"/>
        </table:table-row>
        <table:table-row table:style-name="ro1">
          <table:table-cell office:value-type="string" table:style-name="ce2">
            <text:p>Không có SPO2 hơi thất vọng. Về chất lượng phải sử dụng qua thời gian mới biết được. Bao bì móp méo, nhưng chấp nhận được.</text:p>
          </table:table-cell>
          <table:table-cell table:number-columns-repeated="16383"/>
        </table:table-row>
        <table:table-row table:style-name="ro1">
          <table:table-cell office:value-type="string" table:style-name="ce2">
            <text:p>Hàng đúng như mô tả, mọi người nên mua để sử dụng. Tốc độ tải nhanh, cầm rất chắc chắn</text:p>
          </table:table-cell>
          <table:table-cell table:number-columns-repeated="16383"/>
        </table:table-row>
        <table:table-row table:style-name="ro1">
          <table:table-cell office:value-type="string" table:style-name="ce2">
            <text:p>Sản phẩm dùng tốt, nhận, truyền dữ liệu nhanh. Đồ bền thì chưa biết</text:p>
          </table:table-cell>
          <table:table-cell table:number-columns-repeated="16383"/>
        </table:table-row>
        <table:table-row table:style-name="ro1">
          <table:table-cell office:value-type="string" table:style-name="ce2">
            <text:p>Dịch vụ Tiki tốt. Em dùng sp được mấy ngày và hiện tại không thể kết nối như thế này</text:p>
          </table:table-cell>
          <table:table-cell table:number-columns-repeated="16383"/>
        </table:table-row>
        <table:table-row table:style-name="ro1">
          <table:table-cell office:value-type="string" table:style-name="ce2">
            <text:p>Đeo vòng ngồi trên ô tô mà bị nhảy bước chân <text:s text:c="2"/>Tuy nhiên điều thích nhất là sự cải tiến khi sạc pin.</text:p>
          </table:table-cell>
          <table:table-cell table:number-columns-repeated="16383"/>
        </table:table-row>
        <table:table-row table:style-name="ro1">
          <table:table-cell office:value-type="string" table:style-name="ce2">
            <text:p>Đã dùng thử thấy ổn, chất lượng phải dùng lâu mới đánh giá chính xacx được</text:p>
          </table:table-cell>
          <table:table-cell table:number-columns-repeated="16383"/>
        </table:table-row>
        <table:table-row table:style-name="ro1">
          <table:table-cell office:value-type="string" table:style-name="ce2">
            <text:p>ok, dùng được, copy dữ liệu tốt. Về độ bền thì dùng thời gian mới biết kết quả.</text:p>
          </table:table-cell>
          <table:table-cell table:number-columns-repeated="16383"/>
        </table:table-row>
        <table:table-row table:style-name="ro1">
          <table:table-cell office:value-type="string" table:style-name="ce2">
            <text:p>Hàng đúng mô tả tuy nhiên gởi hàng chậm. Phải mất 5 ngày sau mới nhận được hàng.</text:p>
          </table:table-cell>
          <table:table-cell table:number-columns-repeated="16383"/>
        </table:table-row>
        <table:table-row table:style-name="ro1">
          <table:table-cell office:value-type="string" table:style-name="ce2">
            <text:p>hàng mới dùng gắn vô nhận ổ tốt truy xuất dữ liệu tốt</text:p>
          </table:table-cell>
          <table:table-cell table:number-columns-repeated="16383"/>
        </table:table-row>
        <table:table-row table:style-name="ro1">
          <table:table-cell office:value-type="string" table:style-name="ce2">
            <text:p>Sản phẩm đẹp, dễ sử dụng, chỉ là dây cáp hơi lỏng, đôi lúc mất kết nối.</text:p>
          </table:table-cell>
          <table:table-cell table:number-columns-repeated="16383"/>
        </table:table-row>
        <table:table-row table:style-name="ro1">
          <table:table-cell office:value-type="string" table:style-name="ce2">
            <text:p>Sản phẩm tốt. Giao hàng nhanh. Có tặng kèm dây khi mua.</text:p>
          </table:table-cell>
          <table:table-cell table:number-columns-repeated="16383"/>
        </table:table-row>
        <table:table-row table:style-name="ro1">
          <table:table-cell office:value-type="string" table:style-name="ce2">
            <text:p>Hàng ngon ok</text:p>
          </table:table-cell>
          <table:table-cell table:number-columns-repeated="16383"/>
        </table:table-row>
        <table:table-row table:style-name="ro1">
          <table:table-cell office:value-type="string" table:style-name="ce2">
            <text:p>giao hàng khá nhanh, sản phẩm tốt, gói hàng chắc chắn cẩn thận</text:p>
          </table:table-cell>
          <table:table-cell table:number-columns-repeated="16383"/>
        </table:table-row>
        <table:table-row table:style-name="ro1">
          <table:table-cell office:value-type="string" table:style-name="ce2">
            <text:p>hangf đóng gói cẩn thận, mới thử chạy tốt, tốc độ ổn</text:p>
          </table:table-cell>
          <table:table-cell table:number-columns-repeated="16383"/>
        </table:table-row>
        <table:table-row table:style-name="ro1">
          <table:table-cell office:value-type="string" table:style-name="ce2">
            <text:p>Ok. Nhưng k có tiếng Việt</text:p>
          </table:table-cell>
          <table:table-cell table:number-columns-repeated="16383"/>
        </table:table-row>
        <table:table-row table:style-name="ro1">
          <table:table-cell office:value-type="string" table:style-name="ce2">
            <text:p>cách đóng gói sản phẩm</text:p>
          </table:table-cell>
          <table:table-cell table:number-columns-repeated="16383"/>
        </table:table-row>
        <table:table-row table:style-name="ro1">
          <table:table-cell office:value-type="string" table:style-name="ce2">
            <text:p>Sản phẩm dùng tốt, nhét ssd vào tốc độ copy cao và ổn định</text:p>
          </table:table-cell>
          <table:table-cell table:number-columns-repeated="16383"/>
        </table:table-row>
        <table:table-row table:style-name="ro1">
          <table:table-cell office:value-type="string" table:style-name="ce2">
            <text:p>Hàng chính hàng, chất lượng tốt, giá rất cạnh tranh, ok</text:p>
          </table:table-cell>
          <table:table-cell table:number-columns-repeated="16383"/>
        </table:table-row>
        <table:table-row table:style-name="ro1">
          <table:table-cell office:value-type="string" table:style-name="ce2">
            <text:p>Sản phẩm dùng tốt, nhận ổ cứng nhanh, tốt trong tầm giá.</text:p>
          </table:table-cell>
          <table:table-cell table:number-columns-repeated="16383"/>
        </table:table-row>
        <table:table-row table:style-name="ro1">
          <table:table-cell office:value-type="string" table:style-name="ce2">
            <text:p>Giao hàng nhanh chóng và đóng góp đẹp dễ mở sẽ xem xét order</text:p>
          </table:table-cell>
          <table:table-cell table:number-columns-repeated="16383"/>
        </table:table-row>
        <table:table-row table:style-name="ro1">
          <table:table-cell office:value-type="string" table:style-name="ce2">
            <text:p>Sản phẩm tốt, chất lượng phù họp túi tiền.</text:p>
          </table:table-cell>
          <table:table-cell table:number-columns-repeated="16383"/>
        </table:table-row>
        <table:table-row table:style-name="ro1">
          <table:table-cell office:value-type="string" table:style-name="ce2">
            <text:p>Hàng tốt, giao hàng nhanh, dễ lắp ổ cứng, cắm là nhận</text:p>
          </table:table-cell>
          <table:table-cell table:number-columns-repeated="16383"/>
        </table:table-row>
        <table:table-row table:style-name="ro1">
          <table:table-cell office:value-type="string" table:style-name="ce2">
            <text:p>sản phẩm ok sài ổn trong tầm giá</text:p>
          </table:table-cell>
          <table:table-cell table:number-columns-repeated="16383"/>
        </table:table-row>
        <table:table-row table:style-name="ro1">
          <table:table-cell office:value-type="string" table:style-name="ce2">
            <text:p>Hàng mẫu mã đẹp, có điều hơi không chắc chắn khi gắn ổ bên trong</text:p>
          </table:table-cell>
          <table:table-cell table:number-columns-repeated="16383"/>
        </table:table-row>
        <table:table-row table:style-name="ro1">
          <table:table-cell office:value-type="string" table:style-name="ce2">
            <text:p>xài tốt giá trong tầm tay</text:p>
          </table:table-cell>
          <table:table-cell table:number-columns-repeated="16383"/>
        </table:table-row>
        <table:table-row table:style-name="ro1">
          <table:table-cell office:value-type="string" table:style-name="ce2">
            <text:p>Sản phẩm xài tốt, gọn nhẹ</text:p>
          </table:table-cell>
          <table:table-cell table:number-columns-repeated="16383"/>
        </table:table-row>
        <table:table-row table:style-name="ro1">
          <table:table-cell office:value-type="string" table:style-name="ce2">
            <text:p>Đồng hồ rất đẹp nhe mn. Các bạn mua thêm dây Milanese Loop màu xanh rêu là tuyệt vời nhe. Bản của mình chắc dành cho Japan nên sách HDSD toàn tiếng Nhật hem ah. Nhưng mà không sao miễn chính hãng là ok. Tra trên trang của Apple thấy mới active luôn. Mình mua bản 38mm giá 5.388.000 rất ok</text:p>
          </table:table-cell>
          <table:table-cell table:number-columns-repeated="16383"/>
        </table:table-row>
        <table:table-row table:style-name="ro1">
          <table:table-cell office:value-type="string" table:style-name="ce2">
            <text:p>Watch thì dùng thích nhưng mình có ý kiến ntn. Mình đặt tiki now ship nhanh nhưng đóng hộp thì chỉ bỏ hộp watch vào trong hộp giấy thường nên rất dễ va đập, hỏng hóc=&gt; tiki cần chú ý hơn.</text:p>
          </table:table-cell>
          <table:table-cell table:number-columns-repeated="16383"/>
        </table:table-row>
        <table:table-row table:style-name="ro1">
          <table:table-cell office:value-type="string" table:style-name="ce2">
            <text:p>1. Giao hàng nhanh đối với ngoại tỉnh, hai ngày đã nhận được hàng. 2. Sản phẩm tốt, nguyên seal, đóng gói cẩn thận. 3. Do mua hàng nhập khẩu chính hãng và được nhập khẩu từ công ty ngoài Hanoi nên trong trường hợp có vấn đề trong thời gian bảo hành thì cần phải đi từ TPHCM ra Hanoi để bảo hành?</text:p>
          </table:table-cell>
          <table:table-cell table:number-columns-repeated="16383"/>
        </table:table-row>
        <table:table-row table:style-name="ro1">
          <table:table-cell office:value-type="string" table:style-name="ce2">
            <text:p>Giao hàng nhanh, đóng gói cẩn thận, chưa biết chất lượng thế nào, hôm nay mới nhận hàng, nhìn bể ngoài ổn</text:p>
          </table:table-cell>
          <table:table-cell table:number-columns-repeated="16383"/>
        </table:table-row>
        <table:table-row table:style-name="ro1">
          <table:table-cell office:value-type="string" table:style-name="ce2">
            <text:p>Đã nhận được hàng sớm hơn dự tính 1 ngày, hơi bùn tý là mình nhận được máy bản J/A không biết dùng có ok không vâyh mọi người. Mình thích bản L/A hơn</text:p>
          </table:table-cell>
          <table:table-cell table:number-columns-repeated="16383"/>
        </table:table-row>
        <table:table-row table:style-name="ro1">
          <table:table-cell office:value-type="string" table:style-name="ce2">
            <text:p>Giao hàng nhanh dã man. Nhưng em check bảo hành thì chỉ tới tháng 4/2020 trong khi em mua là 02/2020. <text:s/>Em thấy nhiều bạn cũng giống em, cho em hỏi là do em check sai hay do lỗi bên phí tiki a <text:s/>Ngoài việc đó ra thì mọi thứ dùng ok ạ</text:p>
          </table:table-cell>
          <table:table-cell table:number-columns-repeated="16383"/>
        </table:table-row>
        <table:table-row table:style-name="ro1">
          <table:table-cell office:value-type="string" table:style-name="ce2">
            <text:p>Hàng nguyên seal , mở ra dây hơi bị bám bụi chưa rõ nguyên nhân . Mọi chức năng đều ổn cần trải nghiệm thêm . Tuy nhiên tiki nên để ý nhưng đơn hàng này nên đóng gói nhét thêm bông chống va đập bên trong</text:p>
          </table:table-cell>
          <table:table-cell table:number-columns-repeated="16383"/>
        </table:table-row>
        <table:table-row table:style-name="ro1">
          <table:table-cell office:value-type="string" table:style-name="ce2">
            <text:p>Dùng ok. Nhỏ em xài aw5 rồi, mình mua loại s3 thì thấy vẫn ổn và tốt. Sp này chỉ lat phụ kiện thôi chứ không dùng thay điện thoại được nên không cần quá đắt. Pin s3 cũng tốt hơn, dùng được 2 ngày nếu ít thao tác.</text:p>
          </table:table-cell>
          <table:table-cell table:number-columns-repeated="16383"/>
        </table:table-row>
        <table:table-row table:style-name="ro1">
          <table:table-cell office:value-type="string" table:style-name="ce2">
            <text:p>Nói chung là cũng hài lòng, sản phẩm mới. có điều không hiểu sao lúc đầu mãi không nhận kết nối với điện thoại, sau tắt đèn tối om và soi camera điện thoại vào màn hình để kết nối mới được.</text:p>
          </table:table-cell>
          <table:table-cell table:number-columns-repeated="16383"/>
        </table:table-row>
        <table:table-row table:style-name="ro1">
          <table:table-cell office:value-type="string" table:style-name="ce2">
            <text:p>Mã J/A <text:s/>của Nhật có được bảo hành chính hảng Apple không Tiki?</text:p>
          </table:table-cell>
          <table:table-cell table:number-columns-repeated="16383"/>
        </table:table-row>
        <table:table-row table:style-name="ro1">
          <table:table-cell office:value-type="string" table:style-name="ce2">
            <text:p>Hàng nguyên seal, chưa khích hoạt. Trong hộp có tặng kèm 1 dây đeo, có dây sạc. Tiki tặng thêm cục sạc 2 đầu 12w. Nói chung là hài lòng, nhưng giá còn cao so với 199$ ở Mỹ.</text:p>
          </table:table-cell>
          <table:table-cell table:number-columns-repeated="16383"/>
        </table:table-row>
        <table:table-row table:style-name="ro1">
          <table:table-cell office:value-type="string" table:style-name="ce2">
            <text:p>mình mới nhận được 3 ngày, cho mình hỏi sao đồng hồ đo không đúng nhỉ, mình chưa hoạt động gì mà nó vẫn báo đi được 3-400 bước chân, ngày nào cũng vậy<text:s text:c="2"/></text:p>
          </table:table-cell>
          <table:table-cell table:number-columns-repeated="16383"/>
        </table:table-row>
        <table:table-row table:style-name="ro1">
          <table:table-cell office:value-type="string" table:style-name="ce2">
            <text:p>Hàng mới nguyên seal. Chạy ổn. Khá hài lòng. Mỗi tội Zalo chưa thông báo được. Zalo mà nghe gọi được thông báo được tin nhắn thì hoàn hảo.</text:p>
          </table:table-cell>
          <table:table-cell table:number-columns-repeated="16383"/>
        </table:table-row>
        <table:table-row table:style-name="ro1">
          <table:table-cell office:value-type="string" table:style-name="ce2">
            <text:p>sản phẩm đóng gói tốt , do nhu cầu không quá nhiều nên quyết định chọn sr3 nhưng điểm không thích là thời lượng pin hình như mau hết pin</text:p>
          </table:table-cell>
          <table:table-cell table:number-columns-repeated="16383"/>
        </table:table-row>
        <table:table-row table:style-name="ro1">
          <table:table-cell office:value-type="string" table:style-name="ce2">
            <text:p>ok tốt</text:p>
          </table:table-cell>
          <table:table-cell table:number-columns-repeated="16383"/>
        </table:table-row>
        <table:table-row table:style-name="ro1">
          <table:table-cell office:value-type="string" table:style-name="ce2">
            <text:p>Dùng tốt chưa có vđề gì dù lúc unbox thì bật mãi không lên rồi mới biết là không còn tí pin nào. Hàng mã Nhật.</text:p>
          </table:table-cell>
          <table:table-cell table:number-columns-repeated="16383"/>
        </table:table-row>
        <table:table-row table:style-name="ro1">
          <table:table-cell office:value-type="string" table:style-name="ce2">
            <text:p>Giao hàng nhanh, hàng chuẩn nguyên seal, bảo hành chính hãng đầy đủ</text:p>
          </table:table-cell>
          <table:table-cell table:number-columns-repeated="16383"/>
        </table:table-row>
        <table:table-row table:style-name="ro1">
          <table:table-cell office:value-type="string" table:style-name="ce2">
            <text:p>Sao xạc pin nó hiện như vầy là lỗi hay sao add, mình không sử dụng được</text:p>
          </table:table-cell>
          <table:table-cell table:number-columns-repeated="16383"/>
        </table:table-row>
        <table:table-row table:style-name="ro1">
          <table:table-cell office:value-type="string" table:style-name="ce2">
            <text:p>1 SẢN PHẨM NHIỀU NGƯỜI BÁN, KHI THAM KHẢO NHẬN XÉT, MÌNH KHÔNG BIẾT NHẬN XÉT ĐÓ CHO CỬA HÀNG NÀO, ĐỂ QUYẾT ĐỊNH CHỌN NGƯỜI BÁN ĐÓ ĐỂ MUA.</text:p>
          </table:table-cell>
          <table:table-cell table:number-columns-repeated="16383"/>
        </table:table-row>
        <table:table-row table:style-name="ro1">
          <table:table-cell office:value-type="string" table:style-name="ce2">
            <text:p>hàng chính hãng giao nhanh, nguyên seal, tặng kèm adapter, giá rẻ hơn mua ngoài thị trường</text:p>
          </table:table-cell>
          <table:table-cell table:number-columns-repeated="16383"/>
        </table:table-row>
        <table:table-row table:style-name="ro1">
          <table:table-cell office:value-type="string" table:style-name="ce2">
            <text:p>Hàng chuẩn Apple, còn nguyên seal LLA. Giao hàng chậm</text:p>
          </table:table-cell>
          <table:table-cell table:number-columns-repeated="16383"/>
        </table:table-row>
        <table:table-row table:style-name="ro1">
          <table:table-cell office:value-type="string" table:style-name="ce2">
            <text:p>Giao hàng nhanh sp tốt nhg thắc mắc là vó wechat ma không có zalo và fb ?</text:p>
          </table:table-cell>
          <table:table-cell table:number-columns-repeated="16383"/>
        </table:table-row>
        <table:table-row table:style-name="ro1">
          <table:table-cell office:value-type="string" table:style-name="ce2">
            <text:p>Đang mở check hàng mà gặp hết Pin giữa chừng, mất hứng.</text:p>
          </table:table-cell>
          <table:table-cell table:number-columns-repeated="16383"/>
        </table:table-row>
        <table:table-row table:style-name="ro1">
          <table:table-cell office:value-type="string" table:style-name="ce2">
            <text:p>Quà tặng củ sạc không thấy giao cùng</text:p>
          </table:table-cell>
          <table:table-cell table:number-columns-repeated="16383"/>
        </table:table-row>
        <table:table-row table:style-name="ro1">
          <table:table-cell office:value-type="string" table:style-name="ce2">
            <text:p>Shop cho monh hoi sao dong ho minh muave sai gio k thay co thong bao vay</text:p>
          </table:table-cell>
          <table:table-cell table:number-columns-repeated="16383"/>
        </table:table-row>
        <table:table-row table:style-name="ro1">
          <table:table-cell office:value-type="string" table:style-name="ce2">
            <text:p>M mua với giá 198k. Sau đó còn thấy sale thấp hơn = ) Sp xài ổn. Khá chán chỗ cắm usb thấy lỏng lẻo và khi máy chạy thì khá rung(nếu nâng độ cao lên còn rung mạnh nữa), thiế nghĩ chắc máy nào nặng thiệt nặng mới giữ cái đế này bớt rung khi chạy. Có điều là làm mát ok. Quạt khá êm. Dùng lâu dài k biết ntn nhưng cảm nhận ban đầu cũng k tệ.</text:p>
          </table:table-cell>
          <table:table-cell table:number-columns-repeated="16383"/>
        </table:table-row>
        <table:table-row table:style-name="ro1">
          <table:table-cell office:value-type="string" table:style-name="ce2">
            <text:p>Mình thấy giá mềm, cũng đẹp và tốt cái là có các bậc nâng laptop, mình rất thích cái này. <text:s/>Bên cạnh đó thì quạt khá yếu so với mong muốn của mình. Không đủ với nhu cầu của mình <text:s/>Tản nhiệt phù hợp với Lap 14” nhe <text:s/>Lap mình 15,6 thì dư khoảng 3,4cm chiều ngang.</text:p>
          </table:table-cell>
          <table:table-cell table:number-columns-repeated="16383"/>
        </table:table-row>
        <table:table-row table:style-name="ro1">
          <table:table-cell office:value-type="string" table:style-name="ce2">
            <text:p>dùng tốt, laptop mình trước đó nóng cả dưới và trên. dùng thì ở.dưới không nóng nữa, mặt trên gần cảm ứng nóng như cũ. muốn hết hẳn chắc phải thay leo tản nhiệt <text:s/>hài lòng vs giá 94k cả ship cái đế chắc chắn, đẹp =<text:s/></text:p>
          </table:table-cell>
          <table:table-cell table:number-columns-repeated="16383"/>
        </table:table-row>
        <table:table-row table:style-name="ro1">
          <table:table-cell office:value-type="string" table:style-name="ce2">
            <text:p>Chỉ được cái là giao hàng sớm. Hàng đóng gói đẹp, <text:s/>thận. Đối với giá 130k như thế này mình nghĩ là ok rồi. Chẳng có cái lol nào rẻ mà thơm cả 🙂. Quạt yếu, nhưng đẹp. Tạm được.</text:p>
          </table:table-cell>
          <table:table-cell table:number-columns-repeated="16383"/>
        </table:table-row>
        <table:table-row table:style-name="ro1">
          <table:table-cell office:value-type="string" table:style-name="ce2">
            <text:p>Giao hàng nhanh, đế bằng nhựa, có đèn, hiệu quả chắc được khoảng, 85-90%, dây usb kết nối hơi ngắn, thanh chặn có vẻ không chắc chắn lắm, laptop của mình hay bị trượt nếu lỡ va vào.</text:p>
          </table:table-cell>
          <table:table-cell table:number-columns-repeated="16383"/>
        </table:table-row>
        <table:table-row table:style-name="ro1">
          <table:table-cell office:value-type="string" table:style-name="ce2">
            <text:p>Giao nhanh, đế tốt, quạt tương đối mát, có nhiều mức chỉnh độ nghiêng cho lap. Sẽ đánh giá chi tiết hơn sau một thời gian sử dụng.</text:p>
          </table:table-cell>
          <table:table-cell table:number-columns-repeated="16383"/>
        </table:table-row>
        <table:table-row table:style-name="ro1">
          <table:table-cell office:value-type="string" table:style-name="ce2">
            <text:p>Dùng ổn, giao hàng nhanh, quạt êm, tiếc là mình không kiếm được có cách nào để chính tốc độ quạt không. Nói chung là tốt</text:p>
          </table:table-cell>
          <table:table-cell table:number-columns-repeated="16383"/>
        </table:table-row>
        <table:table-row table:style-name="ro1">
          <table:table-cell office:value-type="string" table:style-name="ce2">
            <text:p>K có công tắc on off sao shop. Chưa sử dụng tạm dánh giá 4sao</text:p>
          </table:table-cell>
          <table:table-cell table:number-columns-repeated="16383"/>
        </table:table-row>
        <table:table-row table:style-name="ro1">
          <table:table-cell office:value-type="string" table:style-name="ce2">
            <text:p>Cũng được mà có vẻ đế độ dốc hơi lỏng lẻo , quạt hơi yếu nhưng mà giá tiền khá ổn .</text:p>
          </table:table-cell>
          <table:table-cell table:number-columns-repeated="16383"/>
        </table:table-row>
        <table:table-row table:style-name="ro1">
          <table:table-cell office:value-type="string" table:style-name="ce2">
            <text:p>dùng sau vài giờ thì có tiếng kêu nhẹ nhưng cơ bản thì vẫn khá ổn, còn có bền hay không thì chưa biết</text:p>
          </table:table-cell>
          <table:table-cell table:number-columns-repeated="16383"/>
        </table:table-row>
        <table:table-row table:style-name="ro1">
          <table:table-cell office:value-type="string" table:style-name="ce2">
            <text:p>dùng làm quạt ngủ cũng được gió thổi hiu hiu có đèn như cái đèn ngủ có gắn quạt.</text:p>
          </table:table-cell>
          <table:table-cell table:number-columns-repeated="16383"/>
        </table:table-row>
        <table:table-row table:style-name="ro1">
          <table:table-cell office:value-type="string" table:style-name="ce2">
            <text:p>Xài tạm ổn. quạt hơi ồn nhưng ban ngày thì ok. thiết kế có nhiều nấc rất tiện dụng</text:p>
          </table:table-cell>
          <table:table-cell table:number-columns-repeated="16383"/>
        </table:table-row>
        <table:table-row table:style-name="ro1">
          <table:table-cell office:value-type="string" table:style-name="ce2">
            <text:p>Sản phẩm khá tốt, gió hơi nhẹ, nên dùng lấy nguồn 220v chứ k <text:s/>nên dùng nguồn máy tính</text:p>
          </table:table-cell>
          <table:table-cell table:number-columns-repeated="16383"/>
        </table:table-row>
        <table:table-row table:style-name="ro1">
          <table:table-cell office:value-type="string" table:style-name="ce2">
            <text:p>Phiên bản gì hả shop, có thể nhận cuộc gọi và gọi đi độc lập được không?</text:p>
          </table:table-cell>
          <table:table-cell table:number-columns-repeated="16383"/>
        </table:table-row>
        <table:table-row table:style-name="ro1">
          <table:table-cell office:value-type="string" table:style-name="ce2">
            <text:p>Sản phẩm có mang bảo hành trực tiếp tại hãng không ạ?</text:p>
          </table:table-cell>
          <table:table-cell table:number-columns-repeated="16383"/>
        </table:table-row>
        <table:table-row table:style-name="ro1">
          <table:table-cell office:value-type="string" table:style-name="ce2">
            <text:p>Hàng nguyên seal, bh 12 tháng của apple, chất lượng chờ sd mới biết<text:s text:c="2"/></text:p>
          </table:table-cell>
          <table:table-cell table:number-columns-repeated="16383"/>
        </table:table-row>
        <table:table-row table:style-name="ro1">
          <table:table-cell office:value-type="string" table:style-name="ce2">
            <text:p>quạt yếu quá, gờ chặn máy hơi thấp, máy mình cong nên trượt lên luôn</text:p>
          </table:table-cell>
          <table:table-cell table:number-columns-repeated="16383"/>
        </table:table-row>
        <table:table-row table:style-name="ro1">
          <table:table-cell office:value-type="string" table:style-name="ce2">
            <text:p>quạt đối với mình hơi yếu, cảm giác không tản nhiệt được mấy</text:p>
          </table:table-cell>
          <table:table-cell table:number-columns-repeated="16383"/>
        </table:table-row>
        <table:table-row table:style-name="ro1">
          <table:table-cell office:value-type="string" table:style-name="ce2">
            <text:p>Trừ mất 1* vỉ shipper nghe máy nhưng k trả lời 2 lần</text:p>
          </table:table-cell>
          <table:table-cell table:number-columns-repeated="16383"/>
        </table:table-row>
        <table:table-row table:style-name="ro1">
          <table:table-cell office:value-type="string" table:style-name="ce2">
            <text:p>Về quạt có hơi kêu do ốc vặn hơi lỏng, xiết lại là xài ok</text:p>
          </table:table-cell>
          <table:table-cell table:number-columns-repeated="16383"/>
        </table:table-row>
        <table:table-row table:style-name="ro1">
          <table:table-cell office:value-type="string" table:style-name="ce2">
            <text:p>Sp bằng nhựa khá mỏng manh quạt bị ofn ở nơi yên tĩnh</text:p>
          </table:table-cell>
          <table:table-cell table:number-columns-repeated="16383"/>
        </table:table-row>
        <table:table-row table:style-name="ro1">
          <table:table-cell office:value-type="string" table:style-name="ce2">
            <text:p>jack hỏng. vừa nhận hàng</text:p>
          </table:table-cell>
          <table:table-cell table:number-columns-repeated="16383"/>
        </table:table-row>
        <table:table-row table:style-name="ro1">
          <table:table-cell office:value-type="string" table:style-name="ce2">
            <text:p>sản phẩm giống như quảng cáo. hài lòng so với mức giá</text:p>
          </table:table-cell>
          <table:table-cell table:number-columns-repeated="16383"/>
        </table:table-row>
        <table:table-row table:style-name="ro1">
          <table:table-cell office:value-type="string" table:style-name="ce2">
            <text:p>Tốt thôi cũng ổn cứng cáp kê 2 tay lên cũng không sao.</text:p>
          </table:table-cell>
          <table:table-cell table:number-columns-repeated="16383"/>
        </table:table-row>
        <table:table-row table:style-name="ro1">
          <table:table-cell office:value-type="string" table:style-name="ce2">
            <text:p>Giống hình, quạt êm, dùng tốt</text:p>
          </table:table-cell>
          <table:table-cell table:number-columns-repeated="16383"/>
        </table:table-row>
        <table:table-row table:style-name="ro1">
          <table:table-cell office:value-type="string" table:style-name="ce2">
            <text:p>dùng ổn với tầm tiền, chúc shop pt hơn</text:p>
          </table:table-cell>
          <table:table-cell table:number-columns-repeated="16383"/>
        </table:table-row>
        <table:table-row table:style-name="ro1">
          <table:table-cell office:value-type="string" table:style-name="ce2">
            <text:p>Làm mát ổn. Nghe thấy tiếng gió</text:p>
          </table:table-cell>
          <table:table-cell table:number-columns-repeated="16383"/>
        </table:table-row>
        <table:table-row table:style-name="ro1">
          <table:table-cell office:value-type="string" table:style-name="ce2">
            <text:p>Ổn với tầm giá</text:p>
          </table:table-cell>
          <table:table-cell table:number-columns-repeated="16383"/>
        </table:table-row>
        <table:table-row table:style-name="ro1">
          <table:table-cell office:value-type="string" table:style-name="ce2">
            <text:p>chất âm được nhưng kết nối với máy tính hay bị chập chờn. trong khi mình dùng tai nghe blutooch khác thì không bị</text:p>
          </table:table-cell>
          <table:table-cell table:number-columns-repeated="16383"/>
        </table:table-row>
        <table:table-row table:style-name="ro1">
          <table:table-cell office:value-type="string" table:style-name="ce2">
            <text:p>Okay trong tầm giá, chất âm tạm, tập gym ngon, nhưng không nên dùng để xem phim và chơi game</text:p>
          </table:table-cell>
          <table:table-cell table:number-columns-repeated="16383"/>
        </table:table-row>
        <table:table-row table:style-name="ro1">
          <table:table-cell office:value-type="string" table:style-name="ce2">
            <text:p>Mỗi cái lỗi nhỏ xíu đóng nắp mà vẫn kết nối nhưng ít khi xảy ra</text:p>
          </table:table-cell>
          <table:table-cell table:number-columns-repeated="16383"/>
        </table:table-row>
        <table:table-row table:style-name="ro1">
          <table:table-cell office:value-type="string" table:style-name="ce2">
            <text:p>Chất âm tạm được nói chung ở mức vừa đừng hy vọng quá nha mn</text:p>
          </table:table-cell>
          <table:table-cell table:number-columns-repeated="16383"/>
        </table:table-row>
        <table:table-row table:style-name="ro1">
          <table:table-cell office:value-type="string" table:style-name="ce2">
            <text:p>Tạm ổn.</text:p>
          </table:table-cell>
          <table:table-cell table:number-columns-repeated="16383"/>
        </table:table-row>
        <table:table-row table:style-name="ro1">
          <table:table-cell office:value-type="string" table:style-name="ce2">
            <text:p>tốt, nhưng giao không đúng hẹn làm mình rất bực</text:p>
          </table:table-cell>
          <table:table-cell table:number-columns-repeated="16383"/>
        </table:table-row>
        <table:table-row table:style-name="ro1">
          <table:table-cell office:value-type="string" table:style-name="ce2">
            <text:p>hài lòng .nhiều lúc nghe được 1 bên <text:s text:c="2"/>khó chỉnh</text:p>
          </table:table-cell>
          <table:table-cell table:number-columns-repeated="16383"/>
        </table:table-row>
        <table:table-row table:style-name="ro1">
          <table:table-cell office:value-type="string" table:style-name="ce2">
            <text:p>mic khá là tồi. Xứng với mức giá 500k thôi</text:p>
          </table:table-cell>
          <table:table-cell table:number-columns-repeated="16383"/>
        </table:table-row>
        <table:table-row table:style-name="ro1">
          <table:table-cell office:value-type="string" table:style-name="ce2">
            <text:p>sản phẩm tạm ổn với giá tiền</text:p>
          </table:table-cell>
          <table:table-cell table:number-columns-repeated="16383"/>
        </table:table-row>
        <table:table-row table:style-name="ro1">
          <table:table-cell office:value-type="string" table:style-name="ce2">
            <text:p>Hài lòng về sản phẩm.</text:p>
          </table:table-cell>
          <table:table-cell table:number-columns-repeated="16383"/>
        </table:table-row>
        <table:table-row table:style-name="ro1">
          <table:table-cell office:value-type="string" table:style-name="ce2">
            <text:p>rất tốt trong tầm giá</text:p>
          </table:table-cell>
          <table:table-cell table:number-columns-repeated="16383"/>
        </table:table-row>
        <table:table-row table:style-name="ro1">
          <table:table-cell office:value-type="string" table:style-name="ce2">
            <text:p>chất lượng mic kém.</text:p>
          </table:table-cell>
          <table:table-cell table:number-columns-repeated="16383"/>
        </table:table-row>
        <table:table-row table:style-name="ro1">
          <table:table-cell office:value-type="string" table:style-name="ce2">
            <text:p>nghe ok</text:p>
          </table:table-cell>
          <table:table-cell table:number-columns-repeated="16383"/>
        </table:table-row>
        <table:table-row table:style-name="ro1">
          <table:table-cell office:value-type="string" table:style-name="ce2">
            <text:p>Caddy bay bị 2 vết lồi nhỏ còn lại không vấn đề j, đã lắp hdd cũ thế vào DVD khởi động tắt máy không vấn đề gì nhưng restart giống một số bạn máy kêu cạch cạch tại vị trí thay caddy bay chưa xử lý được. Hdd dùng phần mềm kiểm tra vẫn xanh ( tốt) ai biết khắc phục giùm mình.</text:p>
          </table:table-cell>
          <table:table-cell table:number-columns-repeated="16383"/>
        </table:table-row>
        <table:table-row table:style-name="ro1">
          <table:table-cell office:value-type="string" table:style-name="ce2">
            <text:p>Đặt hàng ngày 6/10 hôm nay 9/10 đã nhận được hàng. ĐÓng gói cẩn thận tuy nhiên không có tuôc-vít trong - không biết có đi kèm không do trong hình thấy có mà nhận hàng thì không. Lắp vào hơi lệch 1 xíu so với máy nhưng không vấn đề, đã xử lý xong. Còn không có nắp, lấy nắp DVD cũ vào thì không tương thích nên tạm thời để trần như nhộng :D</text:p>
          </table:table-cell>
          <table:table-cell table:number-columns-repeated="16383"/>
        </table:table-row>
        <table:table-row table:style-name="ro1">
          <table:table-cell office:value-type="string" table:style-name="ce2">
            <text:p>Mình thay cho ổ DVD của macbook pro mid 2012. Gắn vào nhận ngay. Khay có tặng kèm tua vít, dễ dàng gắn ổ cứng vào khay và tháo máy. Khuyết điểm là khay thiếu 2 cái ngàm để vặn ốc như ở DVD macbook, gắn vào không chắc chắn lắm. Nhưng <text:s/>khá okay, ráp máy lại</text:p>
          </table:table-cell>
          <table:table-cell table:number-columns-repeated="16383"/>
        </table:table-row>
        <table:table-row table:style-name="ro1">
          <table:table-cell office:value-type="string" table:style-name="ce2">
            <text:p>Caddy bay vừa nhưng lúc lắp vào hơi cấn phải nới ốc ra để dễ nhét vào dễ hơn, mấy cái ngàm mặt nạ hơi dễ gãy nhưng mình lấy mặt nạ của ổ quang thay qua nên cũng không vấn đề gì. Giao hàng nhanh đóng gói tốt</text:p>
          </table:table-cell>
          <table:table-cell table:number-columns-repeated="16383"/>
        </table:table-row>
        <table:table-row table:style-name="ro1">
          <table:table-cell office:value-type="string" table:style-name="ce2">
            <text:p>Ổ dùng rất tốt, nhưng cần chú trọng các cạnh chắc là do bị móp hay sao mà mình phải nắn lại mới vừa máy. Mà thôi với tầm giá này thì không đòi hỏi nhiều, hàng của Tiki nên mình rất yên tâm.</text:p>
          </table:table-cell>
          <table:table-cell table:number-columns-repeated="16383"/>
        </table:table-row>
        <table:table-row table:style-name="ro1">
          <table:table-cell office:value-type="string" table:style-name="ce2">
            <text:p>Lắp đặt dễ dàng cho nhiều loại máy, tuy nhiên mình đặt 2 bộ, mà 1 bộ thiếu 4 con ốc bắt cố định ổ cứng, không biết tìm ở đâu 4 con đấy.</text:p>
          </table:table-cell>
          <table:table-cell table:number-columns-repeated="16383"/>
        </table:table-row>
        <table:table-row table:style-name="ro1">
          <table:table-cell office:value-type="string" table:style-name="ce2">
            <text:p>cắm vào nhận bt. nhưng vì máy mình vốn k có ổ CD nên không có cái miếng khuyên để vít ổ cd vào máy <text:s/>caddy cũng k cho khuyên nên giờ chưa biết xử lý sao</text:p>
          </table:table-cell>
          <table:table-cell table:number-columns-repeated="16383"/>
        </table:table-row>
        <table:table-row table:style-name="ro1">
          <table:table-cell office:value-type="string" table:style-name="ce2">
            <text:p>đóng gói tốt, hàng chất lượng, không bị xước, có điều là giao hàng bị hủy một lần nên phải đặt lại</text:p>
          </table:table-cell>
          <table:table-cell table:number-columns-repeated="16383"/>
        </table:table-row>
        <table:table-row table:style-name="ro1">
          <table:table-cell office:value-type="string" table:style-name="ce2">
            <text:p>Sản phẩm khá ok. Chỉ có điều hơi nhỏ so với kích thước laptop của mình. Dùng thời gian nữa Sẽ đánh giá lại sau</text:p>
          </table:table-cell>
          <table:table-cell table:number-columns-repeated="16383"/>
        </table:table-row>
        <table:table-row table:style-name="ro1">
          <table:table-cell office:value-type="string" table:style-name="ce2">
            <text:p>Hàng giống ảnh, đi kèm <text:s/>ốc, vít để gắn. Chất lượng 4* trước, trong tầm 3 tháng sử dụng k có lỗi thì sẽ sửa thành 5*</text:p>
          </table:table-cell>
          <table:table-cell table:number-columns-repeated="16383"/>
        </table:table-row>
        <table:table-row table:style-name="ro1">
          <table:table-cell office:value-type="string" table:style-name="ce2">
            <text:p>Vẫn không khít hoàn toàn các lỗ ốc zin ổ cứng, lắp nắp ổ cd vẫn hơi lỏng lẻo, nhìn hơi hở nhưng so với giá thì ok</text:p>
          </table:table-cell>
          <table:table-cell table:number-columns-repeated="16383"/>
        </table:table-row>
        <table:table-row table:style-name="ro1">
          <table:table-cell office:value-type="string" table:style-name="ce2">
            <text:p>hài lòng với giá tiền. <text:s/>nhưng không thể cho 5 sao, vì thiết kế không có chỗ để gắn cố định vào khung máy.</text:p>
          </table:table-cell>
          <table:table-cell table:number-columns-repeated="16383"/>
        </table:table-row>
        <table:table-row table:style-name="ro1">
          <table:table-cell office:value-type="string" table:style-name="ce2">
            <text:p>Sản phẩm như hình, đóng gói cẩn thận, chắc chắn. Giao hàng nhanh. Còn chất lượng phải đợi xài mới biết</text:p>
          </table:table-cell>
          <table:table-cell table:number-columns-repeated="16383"/>
        </table:table-row>
        <table:table-row table:style-name="ro1">
          <table:table-cell office:value-type="string" table:style-name="ce2">
            <text:p>Giao hàng nhanh sáng đặt chiều có hàng luôn. <text:s/>Sản phẩm khá ok. Có đi kèm ốc vít rất tiện cho người mua khi lắp đặt</text:p>
          </table:table-cell>
          <table:table-cell table:number-columns-repeated="16383"/>
        </table:table-row>
        <table:table-row table:style-name="ro1">
          <table:table-cell office:value-type="string" table:style-name="ce2">
            <text:p>nói chung là ok. nhưng hồi trước mình mua có 1 miếng silicon để nhét vào cố định ổ, cái này thì không có. 4 xao.</text:p>
          </table:table-cell>
          <table:table-cell table:number-columns-repeated="16383"/>
        </table:table-row>
        <table:table-row table:style-name="ro1">
          <table:table-cell office:value-type="string" table:style-name="ce2">
            <text:p>hàng nhìn cũng được, nhưng tặng kèm nắp đậy phía ngoài, gắn vô nhìn mất thẩm mĩ quá, đạng định đổi hàng.</text:p>
          </table:table-cell>
          <table:table-cell table:number-columns-repeated="16383"/>
        </table:table-row>
        <table:table-row table:style-name="ro1">
          <table:table-cell office:value-type="string" table:style-name="ce2">
            <text:p>Giao hàng nhah, hàng chất lượng tạm được, không vừa mặt nắp của dell 15r</text:p>
          </table:table-cell>
          <table:table-cell table:number-columns-repeated="16383"/>
        </table:table-row>
        <table:table-row table:style-name="ro1">
          <table:table-cell office:value-type="string" table:style-name="ce2">
            <text:p>Sản phẩn làm bằng nhôm. Có tặng kèm ốc và tua vít. Cảm giác khá chắc chắn.</text:p>
          </table:table-cell>
          <table:table-cell table:number-columns-repeated="16383"/>
        </table:table-row>
        <table:table-row table:style-name="ro1">
          <table:table-cell office:value-type="string" table:style-name="ce2">
            <text:p>Sản phẩm tốt, có thể tự nắp khá dễ dàng. Tuy nhiên giao hàng quá chậm, phải lùi lịch giao hàng dự kiến.</text:p>
          </table:table-cell>
          <table:table-cell table:number-columns-repeated="16383"/>
        </table:table-row>
        <table:table-row table:style-name="ro1">
          <table:table-cell office:value-type="string" table:style-name="ce2">
            <text:p>on trong tam gia, khong co can de gi ca, nhin hoi deu deu 1 ti nhung gia the thi không noi gi</text:p>
          </table:table-cell>
          <table:table-cell table:number-columns-repeated="16383"/>
        </table:table-row>
        <table:table-row table:style-name="ro1">
          <table:table-cell office:value-type="string" table:style-name="ce2">
            <text:p>sản phẩm đóng gói chắc chắn.Đủ ốc và vít, khớp với ổ cứng. nhưng giao hàng hơi chậm</text:p>
          </table:table-cell>
          <table:table-cell table:number-columns-repeated="16383"/>
        </table:table-row>
        <table:table-row table:style-name="ro1">
          <table:table-cell office:value-type="string" table:style-name="ce2">
            <text:p>giá mềm hàng xài ổn, mình mua 2 cái 1 cái lỗi đang đợi đổi hàng</text:p>
          </table:table-cell>
          <table:table-cell table:number-columns-repeated="16383"/>
        </table:table-row>
        <table:table-row table:style-name="ro1">
          <table:table-cell office:value-type="string" table:style-name="ce2">
            <text:p>Sản phẩm cũng khá chắc chắn, có nắp đậy thẩm mỹ, cho đầy đủ phụ kiện để lắm đặt</text:p>
          </table:table-cell>
          <table:table-cell table:number-columns-repeated="16383"/>
        </table:table-row>
        <table:table-row table:style-name="ro1">
          <table:table-cell office:value-type="string" table:style-name="ce2">
            <text:p>Đã mua hàng và mới gắn để sử dụng sẽ quay lại đánh giá lần tiếp theo</text:p>
          </table:table-cell>
          <table:table-cell table:number-columns-repeated="16383"/>
        </table:table-row>
        <table:table-row table:style-name="ro1">
          <table:table-cell office:value-type="string" table:style-name="ce2">
            <text:p>Khá hài lòng trong tầm giá nhưng thiếu một miếng đệm bên trong</text:p>
          </table:table-cell>
          <table:table-cell table:number-columns-repeated="16383"/>
        </table:table-row>
        <table:table-row table:style-name="ro1">
          <table:table-cell office:value-type="string" table:style-name="ce2">
            <text:p>Đóng gói cẩn thận. Đã sữ dụng lâu mà chưa thấy trục trặc gì</text:p>
          </table:table-cell>
          <table:table-cell table:number-columns-repeated="16383"/>
        </table:table-row>
        <table:table-row table:style-name="ro1">
          <table:table-cell office:value-type="string" table:style-name="ce2">
            <text:p>Nói chung hài lòng, có điều là vỏ quá mỏng, không cứng cáp cho lắm</text:p>
          </table:table-cell>
          <table:table-cell table:number-columns-repeated="16383"/>
        </table:table-row>
        <table:table-row table:style-name="ro1">
          <table:table-cell office:value-type="string" table:style-name="ce2">
            <text:p>Mình ở HN nên thời gian giao hàg nhanh. Tự lắp vào sử dụg chưa thấy vấn đề gì.</text:p>
          </table:table-cell>
          <table:table-cell table:number-columns-repeated="16383"/>
        </table:table-row>
        <table:table-row table:style-name="ro1">
          <table:table-cell office:value-type="string" table:style-name="ce2">
            <text:p>Hàng tốt, xài tốt, điểm trừ là không cho mình miếng đệm kê ổ cứng và măt nạ.</text:p>
          </table:table-cell>
          <table:table-cell table:number-columns-repeated="16383"/>
        </table:table-row>
        <table:table-row table:style-name="ro1">
          <table:table-cell office:value-type="string" table:style-name="ce2">
            <text:p>Hàng hơi nhỏ như cũng tạm được</text:p>
          </table:table-cell>
          <table:table-cell table:number-columns-repeated="16383"/>
        </table:table-row>
        <table:table-row table:style-name="ro1">
          <table:table-cell office:value-type="string" table:style-name="ce2">
            <text:p>Tai nghe thỉnh thoảng thì bị out ra khỏi bltooth Hoặc đó mình khg biết Sài nhưng hàng giao rất nhanh cẩn thận <text:s/>Mong shop hướng dẫn mình!</text:p>
          </table:table-cell>
          <table:table-cell table:number-columns-repeated="16383"/>
        </table:table-row>
        <table:table-row table:style-name="ro1">
          <table:table-cell office:value-type="string" table:style-name="ce2">
            <text:p>âm thanh nghe kô hay lắm nhưng tầm giá như này là tốt rồi.không đòi hỏi gì thêm</text:p>
          </table:table-cell>
          <table:table-cell table:number-columns-repeated="16383"/>
        </table:table-row>
        <table:table-row table:style-name="ro1">
          <table:table-cell office:value-type="string" table:style-name="ce2">
            <text:p>Sản phẩm giá cả phải chăng, hình thức đẹp giá tốt.</text:p>
          </table:table-cell>
          <table:table-cell table:number-columns-repeated="16383"/>
        </table:table-row>
        <table:table-row table:style-name="ro1">
          <table:table-cell office:value-type="string" table:style-name="ce2">
            <text:p>sản phẩm như hình. Giao nhanh. hơi nhỏ so với máy tính.</text:p>
          </table:table-cell>
          <table:table-cell table:number-columns-repeated="16383"/>
        </table:table-row>
        <table:table-row table:style-name="ro1">
          <table:table-cell office:value-type="string" table:style-name="ce2">
            <text:p>Đóng gói cẩn thận, giao hàng nhanh. thiết bị hiện sử dụng OK.</text:p>
          </table:table-cell>
          <table:table-cell table:number-columns-repeated="16383"/>
        </table:table-row>
        <table:table-row table:style-name="ro1">
          <table:table-cell office:value-type="string" table:style-name="ce2">
            <text:p>sản phẩm dùng ổn, giá cả hợp lý</text:p>
          </table:table-cell>
          <table:table-cell table:number-columns-repeated="16383"/>
        </table:table-row>
        <table:table-row table:style-name="ro1">
          <table:table-cell office:value-type="string" table:style-name="ce2">
            <text:p>cứng vừa vặn laptop chắc chắn. good</text:p>
          </table:table-cell>
          <table:table-cell table:number-columns-repeated="16383"/>
        </table:table-row>
        <table:table-row table:style-name="ro1">
          <table:table-cell office:value-type="string" table:style-name="ce2">
            <text:p>Sản phẩm dùng tốt, dùng được năm vẫn còn ok chưa hư.</text:p>
          </table:table-cell>
          <table:table-cell table:number-columns-repeated="16383"/>
        </table:table-row>
        <table:table-row table:style-name="ro1">
          <table:table-cell office:value-type="string" table:style-name="ce2">
            <text:p>Giao hàng nhanh Đúng mô tả Dùng thì nhanh hết pin quá Gói hàng bị méo, hộp cũ nhưng giao nhanh</text:p>
          </table:table-cell>
          <table:table-cell table:number-columns-repeated="16383"/>
        </table:table-row>
        <table:table-row table:style-name="ro1">
          <table:table-cell office:value-type="string" table:style-name="ce2">
            <text:p>Nc sản phẩm này khá ok.tuy nhiên lần này bên giao hàng chậm,hy vọng lần sau sẽ nhanh hơb.thank!</text:p>
          </table:table-cell>
          <table:table-cell table:number-columns-repeated="16383"/>
        </table:table-row>
        <table:table-row table:style-name="ro1">
          <table:table-cell office:value-type="string" table:style-name="ce2">
            <text:p>Đã mua cách đây khoảng 3 tháng nhưng vẫn dùng ổn so với tầm giá.</text:p>
          </table:table-cell>
          <table:table-cell table:number-columns-repeated="16383"/>
        </table:table-row>
        <table:table-row table:style-name="ro1">
          <table:table-cell office:value-type="string" table:style-name="ce2">
            <text:p>Chuyển hàng nhanh và y như hình. Sài rất ok</text:p>
          </table:table-cell>
          <table:table-cell table:number-columns-repeated="16383"/>
        </table:table-row>
        <table:table-row table:style-name="ro1">
          <table:table-cell office:value-type="string" table:style-name="ce2">
            <text:p>Hơi mỏng so với những máy laptop đời cũ có ổ cdrom dày</text:p>
          </table:table-cell>
          <table:table-cell table:number-columns-repeated="16383"/>
        </table:table-row>
        <table:table-row table:style-name="ro1">
          <table:table-cell office:value-type="string" table:style-name="ce2">
            <text:p>âm thah tốt đó rõ nữa...sảm phẩm đẹp và rẻ nữa</text:p>
          </table:table-cell>
          <table:table-cell table:number-columns-repeated="16383"/>
        </table:table-row>
        <table:table-row table:style-name="ro1">
          <table:table-cell office:value-type="string" table:style-name="ce2">
            <text:p>nice and compatible to macbook pro 2012</text:p>
          </table:table-cell>
          <table:table-cell table:number-columns-repeated="16383"/>
        </table:table-row>
        <table:table-row table:style-name="ro1">
          <table:table-cell office:value-type="string" table:style-name="ce2">
            <text:p>CHo tôi biết Tai nghe i7 sạc bao lâu mới đầy pin vậy</text:p>
          </table:table-cell>
          <table:table-cell table:number-columns-repeated="16383"/>
        </table:table-row>
        <table:table-row table:style-name="ro1">
          <table:table-cell office:value-type="string" table:style-name="ce2">
            <text:p>Hàng giống như quảng cáo,tiền nào của nấy chấp nhận được thận shop</text:p>
          </table:table-cell>
          <table:table-cell table:number-columns-repeated="16383"/>
        </table:table-row>
        <table:table-row table:style-name="ro1">
          <table:table-cell office:value-type="string" table:style-name="ce2">
            <text:p>Sản phẩm đẹp. Rất tốt good</text:p>
          </table:table-cell>
          <table:table-cell table:number-columns-repeated="16383"/>
        </table:table-row>
        <table:table-row table:style-name="ro1">
          <table:table-cell office:value-type="string" table:style-name="ce2">
            <text:p>SP giá tốt hợp lý. Dùng ok!</text:p>
          </table:table-cell>
          <table:table-cell table:number-columns-repeated="16383"/>
        </table:table-row>
        <table:table-row table:style-name="ro1">
          <table:table-cell office:value-type="string" table:style-name="ce2">
            <text:p>bình thường nghe cũng được giá rẻ không thể đòi hỏi gì hơn</text:p>
          </table:table-cell>
          <table:table-cell table:number-columns-repeated="16383"/>
        </table:table-row>
        <table:table-row table:style-name="ro1">
          <table:table-cell office:value-type="string" table:style-name="ce2">
            <text:p>hàng tốt nhưng hơi khó láy tay nghe ra và nghe có bị ngắt</text:p>
          </table:table-cell>
          <table:table-cell table:number-columns-repeated="16383"/>
        </table:table-row>
        <table:table-row table:style-name="ro1">
          <table:table-cell office:value-type="string" table:style-name="ce2">
            <text:p>nghe êm, chỉ có điều mau hết pin quá, nhưng giá này thì hợp lệ thôi</text:p>
          </table:table-cell>
          <table:table-cell table:number-columns-repeated="16383"/>
        </table:table-row>
        <table:table-row table:style-name="ro1">
          <table:table-cell office:value-type="string" table:style-name="ce2">
            <text:p>Minh da nhan được hang , nhung chua biet cach su dung tuong may hu ;)</text:p>
          </table:table-cell>
          <table:table-cell table:number-columns-repeated="16383"/>
        </table:table-row>
        <table:table-row table:style-name="ro1">
          <table:table-cell office:value-type="string" table:style-name="ce2">
            <text:p>ôk</text:p>
          </table:table-cell>
          <table:table-cell table:number-columns-repeated="16383"/>
        </table:table-row>
        <table:table-row table:style-name="ro1">
          <table:table-cell office:value-type="string" table:style-name="ce2">
            <text:p>rất hài lòng về chất lượng tốt</text:p>
          </table:table-cell>
          <table:table-cell table:number-columns-repeated="16383"/>
        </table:table-row>
        <table:table-row table:style-name="ro1">
          <table:table-cell office:value-type="string" table:style-name="ce2">
            <text:p>Ok e nhận dk hàng rùi ạ</text:p>
          </table:table-cell>
          <table:table-cell table:number-columns-repeated="16383"/>
        </table:table-row>
        <table:table-row table:style-name="ro1">
          <table:table-cell office:value-type="string" table:style-name="ce2">
            <text:p>Rất tốt và hơi yếu nha nhớ đó</text:p>
          </table:table-cell>
          <table:table-cell table:number-columns-repeated="16383"/>
        </table:table-row>
        <table:table-row table:style-name="ro1">
          <table:table-cell office:value-type="string" table:style-name="ce2">
            <text:p>Hàng ok <text:s/>Giao nhanh, đóng gói đẹp</text:p>
          </table:table-cell>
          <table:table-cell table:number-columns-repeated="16383"/>
        </table:table-row>
        <table:table-row table:style-name="ro1">
          <table:table-cell office:value-type="string" table:style-name="ce2">
            <text:p>Tốt dùng được hợp giá tiền</text:p>
          </table:table-cell>
          <table:table-cell table:number-columns-repeated="16383"/>
        </table:table-row>
        <table:table-row table:style-name="ro1">
          <table:table-cell office:value-type="string" table:style-name="ce2">
            <text:p>mới mua xài cũng ổn</text:p>
          </table:table-cell>
          <table:table-cell table:number-columns-repeated="16383"/>
        </table:table-row>
        <table:table-row table:style-name="ro1">
          <table:table-cell office:value-type="string" table:style-name="ce2">
            <text:p>hàng ổn không bt lâu dài không hihi</text:p>
          </table:table-cell>
          <table:table-cell table:number-columns-repeated="16383"/>
        </table:table-row>
        <table:table-row table:style-name="ro1">
          <table:table-cell office:value-type="string" table:style-name="ce2">
            <text:p>Xài ok mà sau may hết pin</text:p>
          </table:table-cell>
          <table:table-cell table:number-columns-repeated="16383"/>
        </table:table-row>
        <table:table-row table:style-name="ro1">
          <table:table-cell office:value-type="string" table:style-name="ce2">
            <text:p>kết nối hơi lâu 1 chút,</text:p>
          </table:table-cell>
          <table:table-cell table:number-columns-repeated="16383"/>
        </table:table-row>
        <table:table-row table:style-name="ro1">
          <table:table-cell office:value-type="string" table:style-name="ce2">
            <text:p>tai nghe rất ok ạ<text:s/></text:p>
          </table:table-cell>
          <table:table-cell table:number-columns-repeated="16383"/>
        </table:table-row>
        <table:table-row table:style-name="ro1">
          <table:table-cell office:value-type="string" table:style-name="ce2">
            <text:p>đây sạc dởm</text:p>
          </table:table-cell>
          <table:table-cell table:number-columns-repeated="16383"/>
        </table:table-row>
        <table:table-row table:style-name="ro1">
          <table:table-cell office:value-type="string" table:style-name="ce2">
            <text:p>san pham tot lam cam on shop</text:p>
          </table:table-cell>
          <table:table-cell table:number-columns-repeated="16383"/>
        </table:table-row>
        <table:table-row table:style-name="ro1">
          <table:table-cell office:value-type="string" table:style-name="ce2">
            <text:p>mình dặt hàng mà dự kiến ngày 8 nhận cho đến nay là ngày 10 cách 2 ngày rùi mà chưa có nhận được</text:p>
          </table:table-cell>
          <table:table-cell table:number-columns-repeated="16383"/>
        </table:table-row>
        <table:table-row table:style-name="ro1">
          <table:table-cell office:value-type="string" table:style-name="ce2">
            <text:p>Tôi rất thích</text:p>
          </table:table-cell>
          <table:table-cell table:number-columns-repeated="16383"/>
        </table:table-row>
        <table:table-row table:style-name="ro1">
          <table:table-cell office:value-type="string" table:style-name="ce2">
            <text:p>hết pin nhanh</text:p>
          </table:table-cell>
          <table:table-cell table:number-columns-repeated="16383"/>
        </table:table-row>
        <table:table-row table:style-name="ro1">
          <table:table-cell office:value-type="string" table:style-name="ce2">
            <text:p>Cung duoc</text:p>
          </table:table-cell>
          <table:table-cell table:number-columns-repeated="16383"/>
        </table:table-row>
        <table:table-row table:style-name="ro1">
          <table:table-cell office:value-type="string" table:style-name="ce2">
            <text:p>Khá</text:p>
          </table:table-cell>
          <table:table-cell table:number-columns-repeated="16383"/>
        </table:table-row>
        <table:table-row table:style-name="ro1">
          <table:table-cell office:value-type="string" table:style-name="ce2">
            <text:p>Giao hàng nhanh, sản phẩm đúng mô tả. Thiết kế và chất lượng hoàn thiện tốt. Có màn hình trực quan dễ theo dõi. Nhỏ, nhẹ, gọn, kích thước cỡ thẻ ATM, nhét vừa túi quần tiện dụng đối với người có công việc thường xuyên đi lại. Hơi thất vọng vì thời gian pin thực tế khoảng 5 tiếng, và thiết bị chỉ phát wifi được 1 băng tần 2,4 GHz.</text:p>
          </table:table-cell>
          <table:table-cell table:number-columns-repeated="16383"/>
        </table:table-row>
        <table:table-row table:style-name="ro1">
          <table:table-cell office:value-type="string" table:style-name="ce2">
            <text:p>Về hình dáng: <text:s/>- Dầy gần gấp đôi iphone. <text:s/>- Kích thước theo tôi là hơi to - Trọng lượng nhẹ so với hình dáng. Về chức năng: - Cho phép cài đặt dung lượng tối đa tránh phát sinh cước phí không mong muốn. <text:s/>- So với version cũ xài 3g thì cái này chỉ hiển thị dung lượng đang down mà không có up - Hiển thị tên các máy đang kết nối (dùng app) - Hoạt động mát ,không nóng, thử download liên tục vẫn mát (nhiệt độ phòng là 26) - Tốc độ test trên mạng Vietel, nhanh như khi xài 4G trực tiếp bằng điện thoại. Về nhược điểm: - Tháo pin cắm điện xài trực tiếp không được (version 3g thì có khả năng này) - Cục sạc tặng kèm là hàng kém chất lượng, cũ.</text:p>
          </table:table-cell>
          <table:table-cell table:number-columns-repeated="16383"/>
        </table:table-row>
        <table:table-row table:style-name="ro1">
          <table:table-cell office:value-type="string" table:style-name="ce2">
            <text:p>sản phẩm đẹp, giao nhanh, sóng phát phủ rộng khi ở mức trung bình nếu tăng nữa không biết phát xa bao nhiêu, sim mobifone gắn trong điện thoại ở chợ phú thọ tam nông đồng tháp chỉ bắt được 1 gạch sóng và dữ liệu khi bật luôn E, gắn qua m7350 thì 3 gạch, trong lúc sử dụng 4g chỉ ấm ấm thôi nhưng khi sạc tới 68% thì pin rất nóng hao rất nhanh</text:p>
          </table:table-cell>
          <table:table-cell table:number-columns-repeated="16383"/>
        </table:table-row>
        <table:table-row table:style-name="ro1">
          <table:table-cell office:value-type="string" table:style-name="ce2">
            <text:p>Mình rất hài lòng với sản phẩm này! Mua sim 4g về gắn vô là xài, muốn quản lý nó dễ thì tải app về. Pin được có 1 ngày ah, sáng đi chiều về là mình sạc. <text:s/>Nói chung rất vừa lòng với sản phẩm! Hình đính kèm là tốc độ mình đo được xa cột, chứ gần cột mấp mé 100 Mbs cơ!</text:p>
          </table:table-cell>
          <table:table-cell table:number-columns-repeated="16383"/>
        </table:table-row>
        <table:table-row table:style-name="ro1">
          <table:table-cell office:value-type="string" table:style-name="ce2">
            <text:p>Không thật sự hài lòng về sản phẩm này, tuy nhiên, trên thị trường hiện tại thì hàng trôi nổi khá nhiều và cũng ít review, nên sản phẩm này mình mua là tạm chấp nhận được cho thời điểm đó: - <text:s/>giao diện dễ sử dụng - phát wifi mạnh - dễ tháo lắp thay sim - pin xài cũng khá lâu. Tuy nhiên, vẫn còn vài lo lắng như sau: - sạc lâu vào <text:s/>pin, nhiều khi mất cả 8 tiếng mà chưa đầy - dễ trầy xước (chắc tại màu đen nên dễ nhìn thấy) - kết nối tầm 4 máy vào thì có thể die haha, tốt nhất xài keo tí, cho 2-3 máy kết nối thôi (má nào xài điện thoại thì chủ động tự xài 3g đi) - không có update cải thiện tốc độ hay xử lý gì gì cả (mà không biết loại này có cần update không?) --&gt; bản thân mình thì thấy cái gì update được thì cái đó đáng tin hơn. <text:s/>Mới xài được tầm 6 tháng nên chỉ nhận xét vậy</text:p>
          </table:table-cell>
          <table:table-cell table:number-columns-repeated="16383"/>
        </table:table-row>
        <table:table-row table:style-name="ro1">
          <table:table-cell office:value-type="string" table:style-name="ce2">
            <text:p>khi tiếp nhận sản phẩm mình thấy có một số nội dung sau để anh em khác lưu ý 1. Thiết bị không có cục sạc - chỉ có dây cắm sạc 2. Lúc đầu sạc thiết bị sau khi cho pin vào thì đợi khoảng 15 phút thì mới mởi động lên được, anh em lưu ý. 3. Phải kích hoạt sim 3/4g mới mua cho vào thiết bị mới sử dụng, nếu không chỉ có sóng wifi mà không có mạng Đây là một số lưu ý trên mình mới dùng được 2 ngày hi vọng thiết bị dùng ổn trong thời gian bảo hành không thì đem đi bảo hành mệt lắm.</text:p>
          </table:table-cell>
          <table:table-cell table:number-columns-repeated="16383"/>
        </table:table-row>
        <table:table-row table:style-name="ro1">
          <table:table-cell office:value-type="string" table:style-name="ce2">
            <text:p>Mình khá thích sản phẩm này, vì giúp cho hoạt động kết nối giữ liên lạc của mình trở nên linh hoạt hơn. Khi mà giá cước 4G còn rẻ hơn cả Internet truyền thống, thì việc trang bị một thiết bị như thế này là rất hợp lý. Sản phẩm của TP thì không cần bàn cãi về mặt chất lượng, phát sóng tốt, dễ cài đặt, chỉ cần down app từ Apple Store (hoặc Google Play) là có thể set up trong vòng 1 phút. Một điểm cộng nữa là sản phẩm rất rất nhẹ, rất tiện mang theo bên mình đối với những ai ngán ngẫm đồ công nghệ nặng nề. <text:s text:c="2"/>Tuy nhiên, vì nhẹ nên dung lượng pin kéo theo cũng rất ít chỉ có 2000mAh, mình cầm đi đường dùng đượng khoảng 4h là phải sạc lại. Vậy mang thiết bị này lúc nào cũng phải mang theo sạc dự phòng bên mình, thành ra cũng thêm phần bất tiện. Ngoài ra trên thị trường bây giờ các thiết bị phát sóng di động của XIAOMI cũng bắt đầu trở nên rất phổ biết, vừa là sạc dự phòng vừa phát wifi nên nhiều người có khuynh hướng chọn lựa hơn. <text:s/>Nói chung mình hài lòng về sản phẩm này, nhưng nếu bạn di chuyển rất nhiều thì nên cân nhắc giữa thiết bị này và các thiết bị của XIAOMI.</text:p>
          </table:table-cell>
          <table:table-cell table:number-columns-repeated="16383"/>
        </table:table-row>
        <table:table-row table:style-name="ro1">
          <table:table-cell office:value-type="string" table:style-name="ce2">
            <text:p>-Đáp ứng mọi nhu cầu internet thông thường, tốc độ nhanh (mình dùng 4G viettel) -Chơi game online thỉnh thoảng ping lên cao nên lag. Hiện tượng xảy ra không quá nhiều - Không thích sản phẩm ở vấn đề này. Khi phát wifi để chơi game online cho Nintendo Switch thì có internet nhưng không thể match trận với người chơi khác (lỗi do Port Type D). Vẫn chưa thể khắc phục.</text:p>
          </table:table-cell>
          <table:table-cell table:number-columns-repeated="16383"/>
        </table:table-row>
        <table:table-row table:style-name="ro1">
          <table:table-cell office:value-type="string" table:style-name="ce2">
            <text:p>Mình mua cục phát 3G này để tiện khi đi công tác, tránh dùng 3G trên điện thoại nhanh hết pin. Đánh giá là sóng mạnh, ở trung tâm dùng sim 4G của các nhà mạng tốc độ nhanh, có thể cắm trực tiếp vào laptop để vừa xài mạng vừa sạc thì không sợ hết pin. Nhược điểm là dung lượng pin hơi yếu, nếu phát liên tục cho 1 thiết bị xài được tầm 8 tiếng. Nhược điểm khác là chỉ có cáp sạc, không có củ sạc. Đợt mình mua tiki có tặng củ nhưng rất dở, xài được vài lần thì củ sạc cháy mất.</text:p>
          </table:table-cell>
          <table:table-cell table:number-columns-repeated="16383"/>
        </table:table-row>
        <table:table-row table:style-name="ro1">
          <table:table-cell office:value-type="string" table:style-name="ce2">
            <text:p>Thiết bị này còn hỗ trợ 2 băng tần, hỗ trợ tối đa 4G, không có 4G vẫn dùng xuống được mạng 3G. <text:s/>M7350 còn hỗ trợ màn hình hiển thị trực quan, tất cả các thông tin bạn cần đều có thể được kiểm tra dễ dàng. Pin dùng vừa đủ, không lâu lắm. Nói chung là sử dụng dễ dàng và tiện dụng</text:p>
          </table:table-cell>
          <table:table-cell table:number-columns-repeated="16383"/>
        </table:table-row>
        <table:table-row table:style-name="ro1">
          <table:table-cell office:value-type="string" table:style-name="ce2">
            <text:p>Lịch giao hàng cho mình là vào ngày mai nhưng hôm nay đã nhận được hàng rồi, đóng gói khá cẩn thận. Mình đang chờ SIM về mới đánh giá được về chức năng hoạt động, giờ thì để đó chưa dùng ngay. Tạm thời là ưng ý về thời gian giao hàng &amp; đóng gói sản phẩm. Sẽ review về sản phẩm sau!</text:p>
          </table:table-cell>
          <table:table-cell table:number-columns-repeated="16383"/>
        </table:table-row>
        <table:table-row table:style-name="ro1">
          <table:table-cell office:value-type="string" table:style-name="ce2">
            <text:p>- Tiki đóng gói rất kỹ. - Hộp sản phẩm cũ, màn hình sản phẩm hơi trầy, cảm giác hơi thất vọng. - Sản phẩm cầm nhẹ, chắc tay, cảm giác rất sang. Có điều xài hơi nóng máy. - Mới mua nên không biết pin xài ra sao, đang test. - Máy kết nối nhanh và tốc độ ok, chắc một phần do mình đăng ký gói 4G của Viettel nên tốc độ thì khỏi phải bàn. - Tiki có tặng thêm đầu sạc nhưng nhìn rất cũ kỹ, cảm giác như hàng đã qua sử dụng rồi.</text:p>
          </table:table-cell>
          <table:table-cell table:number-columns-repeated="16383"/>
        </table:table-row>
        <table:table-row table:style-name="ro1">
          <table:table-cell office:value-type="string" table:style-name="ce2">
            <text:p>Tiki giao hàng nhanh, sản phẩm đóng gói cẩn thận, wifi ổn định , dùng mạng vietnammobile mà chạy rất smooth, tuy nhiên trong quá trình phát wifi máy hơi nóng ở phần màn hình kính, có thể do không thoát nhiệt được, nói chung xài ổn định, cần nâng cấp pin lên 3000mA thì đẹp, hiện chỉ 2000mA đáp ứng được 4hour liên tục</text:p>
          </table:table-cell>
          <table:table-cell table:number-columns-repeated="16383"/>
        </table:table-row>
        <table:table-row table:style-name="ro1">
          <table:table-cell office:value-type="string" table:style-name="ce2">
            <text:p>Các tính năng y như quảng cáo. kích thước nhỏ gọn trong lòng bàn tay, tuy nhiên loại nhựa bọc không tốt lắm. Các vỏ chuyển sim không khớp. Nhìn chung là sp chất lượng trong tầm giá.</text:p>
          </table:table-cell>
          <table:table-cell table:number-columns-repeated="16383"/>
        </table:table-row>
        <table:table-row table:style-name="ro1">
          <table:table-cell office:value-type="string" table:style-name="ce2">
            <text:p>Thiết bị sử dụng tốt. Tuy nhiện pin dùng không được lâu (Tầm khoản 4h). Ngoài ra, sim khuyến mãi 3g của Vinaphone 7 GB tặng kèm theo. Dùng chỉ được 4 Gb là báo hết dung lượng Data. Thông báo nạp tiền thêm. Mình nạp thêm 100k thì chỉ dùng được có 2Gb. Không đúng như quảng cáo sim khuyến mãi của Vinaphone. Mong tiki xem lại</text:p>
          </table:table-cell>
          <table:table-cell table:number-columns-repeated="16383"/>
        </table:table-row>
        <table:table-row table:style-name="ro1">
          <table:table-cell office:value-type="string" table:style-name="ce2">
            <text:p>Vẫn như mọi lần đặt, hàng không được chèn bọc, hộp sản phẩm bị móp góc, bên trong thì sản phẩm không có vấn đề gì, dùng tốt, ổn định.</text:p>
          </table:table-cell>
          <table:table-cell table:number-columns-repeated="16383"/>
        </table:table-row>
        <table:table-row table:style-name="ro1">
          <table:table-cell office:value-type="string" table:style-name="ce2">
            <text:p>Sóng 4G rất mạnh, mình dùng sim Gogo 4G của Viettel, đăng ký gói D70 được 7GB xài trong vòng 30 ngày. Kết nối cùng lúc 2 laptop 2 điện thoại nhưng vẫn rất nhanh. Có điều giá cước 4G hiện này còn đắt, mỗi ngày xài hết mấy GB là chuyện thường. Khuyên các bạn nên mua sim 4G được ưu đãi đăng ký theo ngày xài sẽ phê hơn.</text:p>
          </table:table-cell>
          <table:table-cell table:number-columns-repeated="16383"/>
        </table:table-row>
        <table:table-row table:style-name="ro1">
          <table:table-cell office:value-type="string" table:style-name="ce2">
            <text:p>Tai nghe này dùng để nghe gọi điện thoại được kg vậy shop</text:p>
          </table:table-cell>
          <table:table-cell table:number-columns-repeated="16383"/>
        </table:table-row>
        <table:table-row table:style-name="ro1">
          <table:table-cell office:value-type="string" table:style-name="ce2">
            <text:p>Đây là cái thứ 2, tôi mua cho cô em sử dụng. Sản phẩm ổn định, dễ dùng, sóng tốt, giá hợp lý. Mua thêm 1 SIM 4G gói 1 năm cắm vào là xong. Chỉ cần nhớ sạc pin đầy đủ. Pin nhỏ - ưu điểm nhẹ, rẻ nên dùng nhiều thì được 1 ngày, ít dùng thì có thể 4-5 ngày tùy theo. Dòng pin này cần sạc đầy, cứ tiện lúc nào sạc lúc đấy, đừng để hết sạch pin mới sạc (nhớ luôn mang theo củ sạc) Phần thao tác cài đặt password có hướng dẫn rõ ràng, ai chưa quen cứ đọc kỹ là làm được (cũng nên tự làm vì khóa bảo mật mà lệ thuộc vào người khác thì khá phiền phức).</text:p>
            <text:p>Cái này rất hợp với những người hay phải di chuyển nhưng luôn cần internet để làm việc và giải trí. Những nơi không có wifi hay những điểm có phát nhưng đông truy cập là thấy lợi ích ngay. Cụ thể là trong mấy lần đi đường dài và những lần cafe, mọi người tắc tị thì mình vẫn ung dung lướt web :D. Cô em dùng thử bồ kết nên nhờ lấy 1 chiếc để dùng riêng.</text:p>
          </table:table-cell>
          <table:table-cell table:number-columns-repeated="16383"/>
        </table:table-row>
        <table:table-row table:style-name="ro1">
          <table:table-cell office:value-type="string" table:style-name="ce2">
            <text:p>Bắt sóng khoẻ, hình thức rất đẹp. Nhận được sóng 4G của Viettel. Pin nếu liên tục được khoảng 6 tiếng, nhưng máy lại cho xài sạc dự phòng hoặc sạc điện trong lúc phát Wifi nên để cả ngày cũng không sợ ngắt quãng.</text:p>
            <text:p/>
            <text:p>Nhược điểm: rất dễ xước màn hình nên bạn cần có túi bảo vệ.</text:p>
          </table:table-cell>
          <table:table-cell table:number-columns-repeated="16383"/>
        </table:table-row>
        <table:table-row table:style-name="ro1">
          <table:table-cell office:value-type="string" table:style-name="ce2">
            <text:p>Tai nghe này dùng được với điện thoại Oppo A83 không ạ</text:p>
          </table:table-cell>
          <table:table-cell table:number-columns-repeated="16383"/>
        </table:table-row>
        <table:table-row table:style-name="ro1">
          <table:table-cell office:value-type="string" table:style-name="ce2">
            <text:p>giao hàng trong vòng bao nhiêu ngày.2 tiếng được không</text:p>
          </table:table-cell>
          <table:table-cell table:number-columns-repeated="16383"/>
        </table:table-row>
        <table:table-row table:style-name="ro1">
          <table:table-cell office:value-type="string" table:style-name="ce2">
            <text:p>Mình đặt mua lúc 1h sáng, đến 15h cùng ngày thì có người đến giao hàng. Quá nhanh.</text:p>
            <text:p>Người giao hàng còn giúp mình bóc hộp sản phẩm ra để xem và dùng thử.</text:p>
            <text:p>Về thiết bị TP-LINK M7350 thì mình đánh giá:</text:p>
            <text:p>- Thiết kế: 7/10.</text:p>
            <text:p>- Tốc độ kết nối 4G: 6.5/10 (thiết bị hỗ trợ max 150mbps, nhưng mình test chỉ được có tầm 45 mbps, trong khi đó điện thoại đặt cùng vị trí thì test được tốc độ 97 mbps download).</text:p>
            <text:p>- Độ tiện lợi: 8/10.</text:p>
            <text:p>- Pin: 8/10.</text:p>
          </table:table-cell>
          <table:table-cell table:number-columns-repeated="16383"/>
        </table:table-row>
        <table:table-row table:style-name="ro1">
          <table:table-cell office:value-type="string" table:style-name="ce2">
            <text:p>Có vẻ thị trường có 2 bản.</text:p>
            <text:p>Bản Tiki là bản của Tp-Link Vn bán nên pin chỉ có 2000mA và không có adapter.</text:p>
            <text:p>Bản thị trường khác là pin 2250mA và có adapter.</text:p>
            <text:p>Khi đặt mua lên mang coi mấy video open box thì khá thích.</text:p>
            <text:p>Nhận được hàng thì hơi hụt hẫng vs các video đã coi.</text:p>
            <text:p>Tuy nhiên với số tiền đó thì không thể đòi hỏi được như bản quốc tế.</text:p>
          </table:table-cell>
          <table:table-cell table:number-columns-repeated="16383"/>
        </table:table-row>
        <table:table-row table:style-name="ro1">
          <table:table-cell office:value-type="string" table:style-name="ce2">
            <text:p>Sản phẩm xài ok, sóng căng, pin xài dư giả cả ngày, mình để sóng ngắn để pin được lâu, với lại để tần số 5ghz để nhanh bắt. Các bạn có thể tinh chỉnh các chức năng này trong phần mềm tpmifi trên ios vô cùng dễ dàng. Nhưng lưu ý là nếu dùng sim 3g để phát thì các bạn nên chọn gói ít bèo nhất 10gb 1 tháng thì mới đủ. Vì khi chuyển 3G thành wifi thì các chức năng chạy ngầm sẽ chạy ( như tự động cập nhật, chạy ngầm ứng dụng ) vô cùng tốn dung lượng. Hoặc phải chú ý tắt các ứng dụng, chương trình chạy ngầm hay tự động cập nhật. Mình mua 1 con sin 3G viettel 5gb/ tháng, mới xài 2 tuần đã hết sạch !</text:p>
          </table:table-cell>
          <table:table-cell table:number-columns-repeated="16383"/>
        </table:table-row>
        <table:table-row table:style-name="ro1">
          <table:table-cell office:value-type="string" table:style-name="ce2">
            <text:p>Mình đặt mua giùm bạn. Bạn nói lúc sạc thì máy rất nóng, sạc lâu vào điện nên đành đổi dây sạc. Còn sóng mạnh hay yếu thì các bạn nên tuỳ địa phương mà chọn sim cho phù hợp nha.</text:p>
          </table:table-cell>
          <table:table-cell table:number-columns-repeated="16383"/>
        </table:table-row>
        <table:table-row table:style-name="ro1">
          <table:table-cell office:value-type="string" table:style-name="ce2">
            <text:p>Mình mua máy này sử dụng được khoảng 2 tuần cảm nhận sử dụng khá ổn, mạng mạnh, vấn để gặp phải duy nhất là pin không ổn định.</text:p>
          </table:table-cell>
          <table:table-cell table:number-columns-repeated="16383"/>
        </table:table-row>
        <table:table-row table:style-name="ro1">
          <table:table-cell office:value-type="string" table:style-name="ce2">
            <text:p>Điểm cộng đầu tiên cho sản phẩm này là nhỏ gọn, đẹp mắt, giao diện dễ sử dụng.</text:p>
            <text:p>Tuy nhiên, rất nhanh hết pin, chỉ hoạt động được trong khoảng 4-5 tiếng đồng hồ.</text:p>
            <text:p>Bắt sóng khá yếu, mình dùng sim Vinaphone, không biết nhà mạng khác có tốt hơn không?</text:p>
          </table:table-cell>
          <table:table-cell table:number-columns-repeated="16383"/>
        </table:table-row>
        <table:table-row table:style-name="ro1">
          <table:table-cell office:value-type="string" table:style-name="ce2">
            <text:p>Ship hàng sau 3 hôm. Dịch vụ thì tốt nhưng mà máy thì k được đẹp như trong hình, hay bị xước cả màn hình cả vỏ máy, màn hình phân giải kém. Pin thì hay hiển thị lỗi và thời gian dùng được khoảng 3 tiếng. Về phát wifi thì ổn thỉnh thoảng bị lag mạng reset.</text:p>
          </table:table-cell>
          <table:table-cell table:number-columns-repeated="16383"/>
        </table:table-row>
        <table:table-row table:style-name="ro1">
          <table:table-cell office:value-type="string" table:style-name="ce2">
            <text:p>Mình đặt món này giao nhanh 24h, hàng nhận được hơi trễ chút. Háo hức mong chờ mở hộp ra thì thấy mặt trên bị xước khá nhiều, thấy có bao đựng sp nhưng không được bọc lại, có vẻ như lấy ra kiểm tra nhưng vội vàng để vào hộp luôn mà không bọc sp lại, với sp mới mua mà trầy xước vậy nhìn rất khó chịu. Do mình đang cần gấp để dùng nên phải chịu, chứ lần này mua hàng ở Tiki mình không ưng ý chút nào.</text:p>
            <text:p/>
            <text:p>Về sp thì rất tốt, tiền nào của đó, mua dùng lâu dài được khi các nhà mạng nâng cấp lên 4G. Tốc độ lướt web không chênh lệch gì nhiều so với gắn sim dùng trên iPad, hiển thị được dung lượng đã sử dụng và tốc độ download. Đặc biệt gắn được thẻ nhớ 32GB dùng để chia sẻ dữ liệu giữa các thiết bị với nhau.</text:p>
            <text:p/>
            <text:p>Về thiết kế sp đẹp, nhìn khá sang trọng, nhỏ gọn so với ngần ấy tính năng. Hướng dẫn sử dụng cũng dễ hiểu, nhưng nếu có hssd bằng tiếng việt nữa thì tuyệt hơn, vì sp được phân phối ở VN nếu tài liệu tiếng việt sẽ dễ tiếp cận được nhiều người hơn nữa, tất nhiên chỉ là ý kiến cá nhân của mình thôi.</text:p>
            <text:p/>
            <text:p>Vì mới sử dụng vài tiếng nên mình đánh giá khá cá nhân, về sử dụng lâu dài thì chưa biết thế nào, nhưng thấy trên hộp dán thông tin bảo hành 2 năm miễn phí bộ sạc nguồn lẫn sp bị cháy nổ, nên cũng yên tâm phần nào, hy vọng là vậy.</text:p>
          </table:table-cell>
          <table:table-cell table:number-columns-repeated="16383"/>
        </table:table-row>
        <table:table-row table:style-name="ro1">
          <table:table-cell office:value-type="string" table:style-name="ce2">
            <text:p>Mình đã xài được 1 tháng. Mọi thứ đều rất ổn cho tới giờ chưa có vấn đề gì hết. Sóng tốt, 1 lúc xài 3 thiết bị không có vấn đề gì cả.</text:p>
          </table:table-cell>
          <table:table-cell table:number-columns-repeated="16383"/>
        </table:table-row>
        <table:table-row table:style-name="ro1">
          <table:table-cell office:value-type="string" table:style-name="ce2">
            <text:p>Giao hàng 2h nhanh, sản phẩm tem dán đầy đủ, dùng ban đầu cũng ổn, PIN tốt, dùng lâu dài mới biết rõ chất lượng. mới mua hôm qua 1230 nay lại có mã giảm 62k CONGPHUONG mới đau<text:s text:c="2"/></text:p>
          </table:table-cell>
          <table:table-cell table:number-columns-repeated="16383"/>
        </table:table-row>
        <table:table-row table:style-name="ro1">
          <table:table-cell office:value-type="string" table:style-name="ce2">
            <text:p>Sản phẩm của TP-link thì đã thành thương hiệu rồi, hình thức nhìn rất pro. Tiki đóng gói cẩn thận (dán ghi chú đồ dễ vỡ). Giao hàng nhanh. Quà tặng sim Vina kích hoạt cũng đơn giản.</text:p>
          </table:table-cell>
          <table:table-cell table:number-columns-repeated="16383"/>
        </table:table-row>
        <table:table-row table:style-name="ro1">
          <table:table-cell office:value-type="string" table:style-name="ce2">
            <text:p>đang dịch, cần wah mà đúng lúc mạng không ổn định, nên wifi cũng lên xuống thất thường. mình đang dùng sim 4g mobi, viettel, vnmobile mà chưa ưng. xài lâu khá nóng</text:p>
          </table:table-cell>
          <table:table-cell table:number-columns-repeated="16383"/>
        </table:table-row>
        <table:table-row table:style-name="ro1">
          <table:table-cell office:value-type="string" table:style-name="ce2">
            <text:p>Tiki giao hàng nhanh, đóng gói kĩ.</text:p>
            <text:p>Sản phẩm có giao diện dễ sử dụng, mình dùng sim 4g Viettel bắt sóng mạnh, phát wifi ổn định. Nhưng thời gian sử dụng pin ít hơn so với quảng cáo.</text:p>
          </table:table-cell>
          <table:table-cell table:number-columns-repeated="16383"/>
        </table:table-row>
        <table:table-row table:style-name="ro1">
          <table:table-cell office:value-type="string" table:style-name="ce2">
            <text:p>Tốc độ 3/4G phụ thuộc vào sim sử dụng. Dùng lâu thì nóng. Hộp chỉ có cáp sạc chứ không có củ sạc. sạc chung củ sạc điện thoại</text:p>
          </table:table-cell>
          <table:table-cell table:number-columns-repeated="16383"/>
        </table:table-row>
        <table:table-row table:style-name="ro1">
          <table:table-cell office:value-type="string" table:style-name="ce2">
            <text:p>Giao hàng rất nhanh, chất lượng sản phẩm ổn, có mỗi điều là pin kém quá, dùng phát wifi cho một thiết bị thôi mà pin sụt rất nhanh dù khoảng cách gần và sóng 3g báo full vạch, chỉ sau gần 5h dùng liên tục đã hết sạch pin.</text:p>
          </table:table-cell>
          <table:table-cell table:number-columns-repeated="16383"/>
        </table:table-row>
        <table:table-row table:style-name="ro1">
          <table:table-cell office:value-type="string" table:style-name="ce2">
            <text:p>Nguyên tem, nguyên hộp đầy đủ giấy bảo hành, combo nút đệm tai và túi đựng. Ship nhanh, ổn định không cần bàn. <text:s/>Dùng 9 tháng rồi có vài điều chia sẻ: <text:s/>- Lần đầu dùng tai nghe in-ear, nhét sâu vào tai khá là không quen. <text:s/>- Cách âm khá tốt. <text:s text:c="2"/>- Không biết gọi là gì, độ nhạy(???), chất lượng truyền phát âm thanh(???) khá ổn, điện thoại của mình phát âm khá bé cắm tai nghe này chỉ cần mở tầm 30% đã là to lắm rồi, còn trên laptop thì 8-10 thôi. <text:s text:c="2"/>- Không dám bàn về chất âm này nọ đồ vì mỗi người một đôi tai, thấy nghe nhạc, học ngoại ngữ, hay voice chat đều ổn. Nhưng muốn sâu hơn, kiểu để nghe tiếng bước chân trên game PUBG thì chưa đủ. <text:s text:c="2"/>- Dây khá dài và mảnh, nhìn rất sợ bị đứt nhưng dùng ẩu tả cũng chưa thấy vấn đề gì. Có điều dây màu đỏ nhanh bẩn lắm, tay có mồ hôi nên chú ý. <text:s/>- Không cọ sát vào các vật dụng khác mà chỉ vứt trên đệm giường nhưng đã thấy vết trầy xước trên cái vòng tròn đồng tâm. Vòng tròn này hình như là nhựa nhỉ? <text:s text:c="2"/>- Hiện tại mình có một vấn đề, dây tai phải hay bị động chạm phát ra tạp âm trong tai thấy khó chịu, mình toàn phải gác dây vòng lên vành tai. Không biết đây là vấn đề chung của tai nghe in-ear hay như nào. Lần đầu mình dùng kiểu này tai nghe này. =_= <text:s/>Nói chung là chất lượng ổn cho người dùng điện thoại. Lưu ý chọn màu để tránh bị bẩn dây.</text:p>
          </table:table-cell>
          <table:table-cell table:number-columns-repeated="16383"/>
        </table:table-row>
        <table:table-row table:style-name="ro1">
          <table:table-cell office:value-type="string" table:style-name="ce2">
            <text:p>Mình mua đợt được giảm giá kèm theo balo của hãng. Dòng extra bass nên nghe EDM rất đã tai. Chỉ có điều củ tai nó hơi to và thiết kế kiểu này lúc đeo sẽ hơi khó xíu nếu tai ai nhỏ, sẽ bị cấn vào củ tai. Lúc mới mở hộp, nghe sẽ khá chói ở các trường cao nhưng nếu burn khoảng 15-20 tiếng nghe sẽ ấm hơn nhiều.</text:p>
          </table:table-cell>
          <table:table-cell table:number-columns-repeated="16383"/>
        </table:table-row>
        <table:table-row table:style-name="ro1">
          <table:table-cell office:value-type="string" table:style-name="ce2">
            <text:p>Tiki giao hàng nhanh hơn dự kiến . Còn sản phẩm thì cầm khá thích , nhẹ , dây làm những đường viền cắt khúc sờ khá thích . Về mặt âm thanh thì khi mình mới đeo cũng choáng luôn <text:s/>) âm vô cùng sâu , chuẩn cho nghe bass , edm , nghe các bài pop bình thường thì âm sâu ntn rất dễ lấn vocal của ca sĩ . Sản phẩm rất chất lượng nhưng mình vẫn sợ vụ đứt dây lắm , chả bt có cách j để giữ dây đỡ bị đứt ở mấy đoạn khớp nối , các tai trc mình đều bị đột tử sớm thôi và nhìn dây của chiếc tai này mình cũng không an tâm lắm 😄</text:p>
          </table:table-cell>
          <table:table-cell table:number-columns-repeated="16383"/>
        </table:table-row>
        <table:table-row table:style-name="ro1">
          <table:table-cell office:value-type="string" table:style-name="ce2">
            <text:p>Mình chọn giao hàng 2h nên bên tiki giao hàng khá nhanh. Về sản phẩm thì nói chung là tốt trong tầm giá, bass khỏe, tai nghe mới nên cảm giác âm thanh đang chưa được hay, tốt nhất là nên burn-in trước. Còn về kiểu dáng thì mình cũng chưa ưng lắm</text:p>
          </table:table-cell>
          <table:table-cell table:number-columns-repeated="16383"/>
        </table:table-row>
        <table:table-row table:style-name="ro1">
          <table:table-cell office:value-type="string" table:style-name="ce2">
            <text:p>Sản phẩm tai nghe này nghe rất đã, lúc sử dụng là không còn nghe âm thanh ồn ào nào ở ngoài cả - sẽ rất nguy hiểm nếu mà đang lái xe, còn lúc ở nhà thư giãn thì quá chuẩn luôn. Nhà sản xuất còn tặng thêm cái túi đựng tai nghe nữa. Tuy nhiên, lúc đeo lâu thì cũng hơi đau tai một chút xíu. Nhưng mà chấp nhận được. Tiki giao sản phẩm nguyên seal, có tem và được tặng quà đi kèm từ Tiki nữa. Nói chung là TRẢI NGHIỆM TUYỆT VỜI!!!</text:p>
          </table:table-cell>
          <table:table-cell table:number-columns-repeated="16383"/>
        </table:table-row>
        <table:table-row table:style-name="ro1">
          <table:table-cell office:value-type="string" table:style-name="ce2">
            <text:p>Mới đặt mua hôm trước, hôm sau Tiki mang hàng đến ngay rồi ^^</text:p>
            <text:p>Cảm nhận đầu tiên là sản phẩm thiết kế nhỏ gọn, trọng lượng nhẹ, tiện mang ra ngoài.</text:p>
            <text:p>Việc cài đặt khá dễ, cứ lắp sim vào là dùng được luôn.</text:p>
            <text:p>Hiện tại khá là hài lòng.</text:p>
          </table:table-cell>
          <table:table-cell table:number-columns-repeated="16383"/>
        </table:table-row>
        <table:table-row table:style-name="ro1">
          <table:table-cell office:value-type="string" table:style-name="ce2">
            <text:p>Giao hàng chưa đầy 1 ngày, máy mới, dùng tốt. Mà không biết bị lỗi hay gì mà máy rất nóng, đặc biệt khi cắm vào PC dùng như màng LAN thì nóng thôi rồi luôn.</text:p>
          </table:table-cell>
          <table:table-cell table:number-columns-repeated="16383"/>
        </table:table-row>
        <table:table-row table:style-name="ro1">
          <table:table-cell office:value-type="string" table:style-name="ce2">
            <text:p>Sản phẩm phát sóng tốt, khoảng cách xa, điểm trừ duy nhất là khi pin nóng thì dùng không được lâu. Mình đã mua hết 3 cái cho bạn bè rồi.</text:p>
          </table:table-cell>
          <table:table-cell table:number-columns-repeated="16383"/>
        </table:table-row>
        <table:table-row table:style-name="ro1">
          <table:table-cell office:value-type="string" table:style-name="ce2">
            <text:p>Giao hàng nhanh; đúng sản phẩm. Sản phẩm xài bước đầu cảm thấy tốt. Tuy nhiên, pin có phần hơi yếu, chỉ trụ được 4 giờ.</text:p>
          </table:table-cell>
          <table:table-cell table:number-columns-repeated="16383"/>
        </table:table-row>
        <table:table-row table:style-name="ro1">
          <table:table-cell office:value-type="string" table:style-name="ce2">
            <text:p>Tuy có nhận hàng trễ hơn một ngày so với hình thức giao hàng 24h nhưng vẫn cảm thấy hài lòng,thiết kế nhỏ gọn, dễ cài đặt, chạy mạng 3g ổn định hơn usb 3g hy vọng mạng 4G ra mắt sớm để <text:s/>được trải nghiệm với tốc độ cao.</text:p>
          </table:table-cell>
          <table:table-cell table:number-columns-repeated="16383"/>
        </table:table-row>
        <table:table-row table:style-name="ro1">
          <table:table-cell office:value-type="string" table:style-name="ce2">
            <text:p>Sản phẩm xài okie, so với mấy trang khác có khuyến mãi thêm sim 3G còn bên mình không khuyến mãi gì, riêng khâu đóng gói giao hàng rất hài lòng</text:p>
          </table:table-cell>
          <table:table-cell table:number-columns-repeated="16383"/>
        </table:table-row>
        <table:table-row table:style-name="ro1">
          <table:table-cell office:value-type="string" table:style-name="ce2">
            <text:p>sản phẩm ổn, tốt nhưng đôi khi mạng hơi chập chờ nhưng những chức năng có sẵn thì ok nói chung không đến nỗi tệ</text:p>
          </table:table-cell>
          <table:table-cell table:number-columns-repeated="16383"/>
        </table:table-row>
        <table:table-row table:style-name="ro1">
          <table:table-cell office:value-type="string" table:style-name="ce2">
            <text:p>tiki giao hàng nhanh. sản phẩm nhỏ gọn tinh tế. mới dùng thấy khá ổn. chắc phải dùng lâu chút sẽ có đánh giá toàn diện hơn</text:p>
          </table:table-cell>
          <table:table-cell table:number-columns-repeated="16383"/>
        </table:table-row>
        <table:table-row table:style-name="ro1">
          <table:table-cell office:value-type="string" table:style-name="ce2">
            <text:p>về phần phụ kiện đi kèm đầy đủ có giấy bảo hành của sony còn phần nghe nhạc thì khỏi phải bàn nhưng mình đeo thì nó cấn ở vành tai đau kinh khủng cái này mình nghĩ do tùy loại tai mỗi người! sau đợi này mình cũng rút kinh nghiệm là mua tai nghe nên thử trước với tai mình xem có vừa và gây dau tai hay không</text:p>
          </table:table-cell>
          <table:table-cell table:number-columns-repeated="16383"/>
        </table:table-row>
        <table:table-row table:style-name="ro1">
          <table:table-cell office:value-type="string" table:style-name="ce2">
            <text:p>Tai nghe hay nhưng dây hơi yếu đuối Tai nghe hay nhưng dây hơi yếu đuối Tai nghe hay nhưng dây hơi yếu đuối Tai nghe hay nhưng dây hơi yếu đuối Tai nghe hay nhưng dây hơi yếu đuối Tai nghe hay nhưng dây hơi yếu đuối Tai nghe hay nhưng dây hơi yếu đuối Tai nghe hay nhưng dây hơi yếu đuối</text:p>
          </table:table-cell>
          <table:table-cell table:number-columns-repeated="16383"/>
        </table:table-row>
        <table:table-row table:style-name="ro1">
          <table:table-cell office:value-type="string" table:style-name="ce2">
            <text:p>mình mới nhận được hàng, nghệ thử thì nhận thấy: chất lượng âm thanh tốt, bass tốt trong tầm giá, dây chống rối rất tốt. Có điều không biết có bạn nào như mình không, cầm chân cắm và cầm phần nhựa quanh chân cắm mình thấy quay được một <text:s/>chút, lỏng lẻo - không biết là do kết cấu tai nghe hay bị lỗi vậy.</text:p>
          </table:table-cell>
          <table:table-cell table:number-columns-repeated="16383"/>
        </table:table-row>
        <table:table-row table:style-name="ro1">
          <table:table-cell office:value-type="string" table:style-name="ce2">
            <text:p>Giao hàng nhanh, đóng gói tốt, nhưng có vấn đề quan trọng nhất là tại sao hộp đựng sản phẩm lại bị bốc mất seal ?!</text:p>
          </table:table-cell>
          <table:table-cell table:number-columns-repeated="16383"/>
        </table:table-row>
        <table:table-row table:style-name="ro1">
          <table:table-cell office:value-type="string" table:style-name="ce2">
            <text:p>Mình đã sử dụng được khoảng 1 tuần và cảm thấy khá hài lòng. Điểm cộng là sử dụng đơn giản, thao tác dễ dàng, sóng ổn định. Điểm trừ là pin hơi kém, vỏ dễ bị trầy.</text:p>
          </table:table-cell>
          <table:table-cell table:number-columns-repeated="16383"/>
        </table:table-row>
        <table:table-row table:style-name="ro1">
          <table:table-cell office:value-type="string" table:style-name="ce2">
            <text:p>Bắt sóng và phát sóng tốt. Thiết kế đẹp, nếu tăng dung lượng pin lên trên 50% nữa thì tuyệt.</text:p>
          </table:table-cell>
          <table:table-cell table:number-columns-repeated="16383"/>
        </table:table-row>
        <table:table-row table:style-name="ro1">
          <table:table-cell office:value-type="string" table:style-name="ce2">
            <text:p>Đã nhận được tai nghe và quà tặng của Sony.. Ưu điểm: - Tai nghe chất lượng, nghe đa dạng thể loại nhạc (mạnh mẽ trong nhạc trẻ hơn do có Bass Booster) Màu sắc, kiểu dáng tai nghe đẹp, có thêm túi nhỏ đựng tai nghe - Quà tặng là ba lô đeo chéo cũng chất lượng, đựng đồ tập thể thao rất phù hợp Nhược điểm: - Bass mạnh quá, nghe các bản nhạc nhẹ hay bolero không hợp lắm - Nút bấm trên tai nghe có lẽ là điểm thất vọng nhất, khá ọp ẹp và nhỏ, nếu tay ướt có thể gây loạn.. <text:s/>Cám ơn</text:p>
          </table:table-cell>
          <table:table-cell table:number-columns-repeated="16383"/>
        </table:table-row>
        <table:table-row table:style-name="ro1">
          <table:table-cell office:value-type="string" table:style-name="ce2">
            <text:p>tai nghe nghe lâu hơi đau tay. bass chắt. mid tương đối nhưng không sáng lắm. đã burn in nhưng treble chưa ngon. treble thua tai iphone. bạn nào thích bass có thể chọn em này. giao hành nhanh. đóng gói đẹp tuy nhiên cục xốp nhìn như bị cá rô rỉa.</text:p>
          </table:table-cell>
          <table:table-cell table:number-columns-repeated="16383"/>
        </table:table-row>
        <table:table-row table:style-name="ro1">
          <table:table-cell office:value-type="string" table:style-name="ce2">
            <text:p>Lần đầu tiên đầu tư khá nhiều tiền vậy cho 1 cái tai nghe. Lúc mua hàng không để ý nếu màu đen thì tiết kiệm được 60k, mình đặt màu trắng đắt nhất mới ghê. Chất lượng thì miễn bàn, quá tuyệt vời, Bass, cách âm cực kì tốt. Điểm trừ là hình thức màu sắc không đẹp lắm, màu trắng mà cứ như màu xám trắng. Tiki giao hàng rất nhanh, chỉ 2 ngày ở Đà Nẵng đã nhận được hàng.</text:p>
          </table:table-cell>
          <table:table-cell table:number-columns-repeated="16383"/>
        </table:table-row>
        <table:table-row table:style-name="ro1">
          <table:table-cell office:value-type="string" table:style-name="ce2">
            <text:p>Ưu điểm: Sóng mạnh, ổn định, ứng dụng tpMiFi có thể dễ dàng quản lý các kết nối, đọc tin nhắn trực tiếp, giao diện dễ sử dụng. Nhược điểm: pin chỉ xài được khoảng 10h</text:p>
          </table:table-cell>
          <table:table-cell table:number-columns-repeated="16383"/>
        </table:table-row>
        <table:table-row table:style-name="ro1">
          <table:table-cell office:value-type="string" table:style-name="ce2">
            <text:p>Đây là dòng sản phẩm wifi gắn sim tốt trong tầm giá, nhưng pin dùng hơi nhanh hết, 3 máy làm việc khoảng gần 3 tiếng là cạn pin</text:p>
          </table:table-cell>
          <table:table-cell table:number-columns-repeated="16383"/>
        </table:table-row>
        <table:table-row table:style-name="ro1">
          <table:table-cell office:value-type="string" table:style-name="ce2">
            <text:p>Dễ dàng lắp đặt và cài đặt tên wifi, mật khẩu. Tín hiệu tốt, pin ổn. Có điều hơi dày chút xíu.</text:p>
          </table:table-cell>
          <table:table-cell table:number-columns-repeated="16383"/>
        </table:table-row>
        <table:table-row table:style-name="ro1">
          <table:table-cell office:value-type="string" table:style-name="ce2">
            <text:p>Giao hàng khá chậm ở Hanoi mà tận 4 ngày mới nhận được hàng. Sản phẩm có dấu hiệu đã được mở ra trước. Dùng thấy khá ok</text:p>
          </table:table-cell>
          <table:table-cell table:number-columns-repeated="16383"/>
        </table:table-row>
        <table:table-row table:style-name="ro1">
          <table:table-cell office:value-type="string" table:style-name="ce2">
            <text:p>- Màu sắc đẹp, tai đeo thoải mái trong thời gian dài. - Chất âm thiên về bass tuy nhiên bass chưa đủ sâu như mong đợi. - Nên Burn-in nghe sẽ dễ chịu hơn. - Chất lượng hợp với giá tiền sản phẩm. - Săn sale còn 630k được tặng kèm túi extra bass. <text:s/>Thanks!</text:p>
          </table:table-cell>
          <table:table-cell table:number-columns-repeated="16383"/>
        </table:table-row>
        <table:table-row table:style-name="ro1">
          <table:table-cell office:value-type="string" table:style-name="ce2">
            <text:p>Giao hàng nhanh, hiện tại đang sử dụng thấy sản phẩm ok, tạm hài lòng, chưa thấy phát sinh lỗi, cho 4 sao</text:p>
          </table:table-cell>
          <table:table-cell table:number-columns-repeated="16383"/>
        </table:table-row>
        <table:table-row table:style-name="ro1">
          <table:table-cell office:value-type="string" table:style-name="ce2">
            <text:p>Mình mới mua sản phẩm, cảm giác sạc lâu quá, từ 60 lên 80 mà hơn 2h, như vậy có ổn không ? Ngoài ra cho mình hỏi là có mua được thêm pin thiết bị được không ?</text:p>
          </table:table-cell>
          <table:table-cell table:number-columns-repeated="16383"/>
        </table:table-row>
        <table:table-row table:style-name="ro1">
          <table:table-cell office:value-type="string" table:style-name="ce2">
            <text:p>Ở mức âm lượng vừa phải hoặc lớn, nghe hay, bass rất ok. tuy nhiên ở âm lượng nhỏ nghe bị rè và nhiễu. mức âm lượng của tai nghe này lớn hơn các loại 32ohm, cách âm tốt. khi đeo tai nghe mà chạm vào dây thì nghe lộp cộp dễ nhức đầu.</text:p>
          </table:table-cell>
          <table:table-cell table:number-columns-repeated="16383"/>
        </table:table-row>
        <table:table-row table:style-name="ro1">
          <table:table-cell office:value-type="string" table:style-name="ce2">
            <text:p>Mình phân vân xanh dương và xanh rêu, cuối cùng thì mua xanh dương. Mình nghĩ là xanh sậm hơn cơ, nhưng cũng ok lắm. Mình chỉ thắc mắc là cùng là hàng chính hãng nhưng sao màu xanh dương do Gia Hiệp Computer cung cấp lại không có balo đi kèm, giá thì mắc hơn rồi. <text:s/>Tai nghe chống ồn, nghe ổn hơn cái tai nghe trước của mình nhiều, nhưng mình đeo không quen loại nhét tai nên đôi lúc thấy hơi đau đầu thôi. Mua xanh dương rồi lâu lâu vẫn nghĩ màu xanh rêu đẹp ? Tiki giao hàng khi nào cũng ổn.</text:p>
          </table:table-cell>
          <table:table-cell table:number-columns-repeated="16383"/>
        </table:table-row>
        <table:table-row table:style-name="ro1">
          <table:table-cell office:value-type="string" table:style-name="ce2">
            <text:p>Âm thanh thì khá ổn tổng quan thì chỉ ngang earpod của apple ( mình dùng iphone có lẽ tương thích tốt với tai, tai cổng lightning nên không cắm thiết bị để so sánh được). Quyết định mua tai này chỉ vì nó chống ồn tốt hơn earpod. Gia công khá tệ nhìn hoàn thiện không được đẹp mấy,( cùng tầm tiền có nhiều tai hoàn thiện tốt hơn nhiều ) nhưng có lẽ là nó không hay được bằng tai này.</text:p>
          </table:table-cell>
          <table:table-cell table:number-columns-repeated="16383"/>
        </table:table-row>
        <table:table-row table:style-name="ro1">
          <table:table-cell office:value-type="string" table:style-name="ce2">
            <text:p>Hài lòng với sản phẩm này, sóng phát phủ rộng khi ở mức trung bình Pin dùng vừa đủ 1 ngày</text:p>
          </table:table-cell>
          <table:table-cell table:number-columns-repeated="16383"/>
        </table:table-row>
        <table:table-row table:style-name="ro1">
          <table:table-cell office:value-type="string" table:style-name="ce2">
            <text:p>Dùng ok, đóng hoài giao hàng tốt. Thiết bị dùng nóng khá nhanh và được 3 tiếng thì tự đọng tắt vì nhiệt cao.</text:p>
          </table:table-cell>
          <table:table-cell table:number-columns-repeated="16383"/>
        </table:table-row>
        <table:table-row table:style-name="ro1">
          <table:table-cell office:value-type="string" table:style-name="ce2">
            <text:p>tiki giao hàng nhanh, đóng gói chắc chắn. máy bên trong sử dụng khá tốt, thời gian sử dụng khoảng 5 tiếng. sóng mạnh, mình hài tầm 3 máy 1 lúc mà sóng vẫn ổn định</text:p>
          </table:table-cell>
          <table:table-cell table:number-columns-repeated="16383"/>
        </table:table-row>
        <table:table-row table:style-name="ro1">
          <table:table-cell office:value-type="string" table:style-name="ce2">
            <text:p>Bass mạnh, tuy mid và treb hơi yếu một chút nhưng tổng quan chất âm vẫn khá trong tầm giá. Dây dẹt chống rối, thiết kế cứng cáp và sang. Phù hợp các bạn muốn nâng cấp từ tai nghe tặng kèm điện thoại với mức giá dễ chịu.</text:p>
          </table:table-cell>
          <table:table-cell table:number-columns-repeated="16383"/>
        </table:table-row>
        <table:table-row table:style-name="ro1">
          <table:table-cell office:value-type="string" table:style-name="ce2">
            <text:p>Chất lượng hoàn thiện khá, sóng tốt, pin hơi yếu so với nhu cầu của mình nhưng có cổng usb cắm vào laptop vừa xài vừa sạc cũng ổn.</text:p>
          </table:table-cell>
          <table:table-cell table:number-columns-repeated="16383"/>
        </table:table-row>
        <table:table-row table:style-name="ro1">
          <table:table-cell office:value-type="string" table:style-name="ce2">
            <text:p>sóng phát khá tốt, nhưng pin còn thấp, 3 4 thiết bị xài thì chắc tối đa được 4 5h <text:s/>nếu xài với 4G =.=!! Phải mua thêm cục sạc dự phòng để phòng hờ hết pin</text:p>
          </table:table-cell>
          <table:table-cell table:number-columns-repeated="16383"/>
        </table:table-row>
        <table:table-row table:style-name="ro1">
          <table:table-cell office:value-type="string" table:style-name="ce2">
            <text:p>Nếu cùng tầm giá thì hàng của Senheiser hoặc AKG cho chất lượng âm thanh tinh tế hơn. Con này bass cũng không hay, <text:s/>tiếng bệt, âm cao cũng không leng keng mà chói tai. Nói chung không gian nghe nhạc không được tách bạch, các loại nhạc cụ lẫn vocal bị dính vào nhau... Nhận xét của một người nghe nhạc nghiệp dư. Còn lại tùy các bạn!</text:p>
          </table:table-cell>
          <table:table-cell table:number-columns-repeated="16383"/>
        </table:table-row>
        <table:table-row table:style-name="ro1">
          <table:table-cell office:value-type="string" table:style-name="ce2">
            <text:p>- Tai nghe thuộc dòng Extra bass của Sony và đúng với tên của nó, rất nhiều bass - Đóng hộp ok, chất lượng hoàn thiện tốt Nhược: - Chất âm nhìn chung thiên hướng tối, ấm - Dải mid chìm nhẹ, không thích hợp với những bạn thích nghe vocal - Treble tạm chấp nhận, nhưng chưa đủ phê với mình Ưu: - Bass có lực, 1 chút sâu, đánh khá tới, nghe EDM quá ok =&gt; Tai nghe mình đánh giá rất tốt trong tầm 1 củ</text:p>
          </table:table-cell>
          <table:table-cell table:number-columns-repeated="16383"/>
        </table:table-row>
        <table:table-row table:style-name="ro1">
          <table:table-cell office:value-type="string" table:style-name="ce2">
            <text:p>Tai nghe nghe ổn, bass tốt, tuy nhiên phần nhét tai hơi dài, khi đội mũ 3/4 bị vướng khó chịu tai. <text:s text:c="2"/>Đặc biệt tai nghe không tương thích với Mi A1, cắm vô nghe rè rè kiểu như nhiễu sóng. Cắm qua điện thoại khác hay laptop đều bình thường.</text:p>
          </table:table-cell>
          <table:table-cell table:number-columns-repeated="16383"/>
        </table:table-row>
        <table:table-row table:style-name="ro1">
          <table:table-cell office:value-type="string" table:style-name="ce2">
            <text:p>Tiki giao hàng rất nhanh, sản phẩm nguyên tem, mới 100%, rất tốt. <text:s/>Về sản phẩm: chất lượng gia công ở mức khá, không như mình mong đợi (hoặc là do mình khó tính quá), đeo đau tai dù không đeo lâu, đổi miếng đệm size nhỏ hơn thì đỡ đau nhưng không được kín tai, nói chung không hài lòng chỗ này. Âm thanh khá ổn, bass biếc ô kê. <text:s/>5 sao cho tiki và 3 sao cho sony.</text:p>
          </table:table-cell>
          <table:table-cell table:number-columns-repeated="16383"/>
        </table:table-row>
        <table:table-row table:style-name="ro1">
          <table:table-cell office:value-type="string" table:style-name="ce2">
            <text:p>tai nghe này hướng đến cho những ai thích nge nhạc sôi động,edm ,nhạc sàn , thì khỏi chê. bass nge rất lực ,âm thanh nge rất chắc,tách bạch, còn bolero thì nge hơi bị nhiều bass,nhưng chấp nhận được.ok</text:p>
          </table:table-cell>
          <table:table-cell table:number-columns-repeated="16383"/>
        </table:table-row>
        <table:table-row table:style-name="ro1">
          <table:table-cell office:value-type="string" table:style-name="ce2">
            <text:p>Sử dụng ở khu vực HCM thì OK. Nếu ở vùng quê sử dụng cũng ok thì sẽ giới thiệu cho bạn bè.</text:p>
          </table:table-cell>
          <table:table-cell table:number-columns-repeated="16383"/>
        </table:table-row>
        <table:table-row table:style-name="ro1">
          <table:table-cell office:value-type="string" table:style-name="ce2">
            <text:p>Thêm 29k. Đặt 10h tối. 8h sáng đã nhận được. Hàng đóng gói kỹ. Nhưng bị mất seal. Đánh giá ban đầu là ổn.</text:p>
          </table:table-cell>
          <table:table-cell table:number-columns-repeated="16383"/>
        </table:table-row>
        <table:table-row table:style-name="ro1">
          <table:table-cell office:value-type="string" table:style-name="ce2">
            <text:p>Sản phẩm dùng tốt, phát sóng tốt. Giới hạn 10 người dùng. Dùng cho tất cả sim.</text:p>
          </table:table-cell>
          <table:table-cell table:number-columns-repeated="16383"/>
        </table:table-row>
        <table:table-row table:style-name="ro1">
          <table:table-cell office:value-type="string" table:style-name="ce2">
            <text:p>Củ tai nghe to, tùy vào loại tai bạn mà khi đeo có thể bị cấn, gây đau khi đeo lâu, mình dã mua và phải cho đi vì đeo vào đau tai, tốt nhất là tai nghe thì bạn nên đi mua thử trực tiếp. Nhưng sony thì nghe rất tuyệt vời. Nghay hay quên sầu, nếu chịu được đau<text:s text:c="2"/></text:p>
          </table:table-cell>
          <table:table-cell table:number-columns-repeated="16383"/>
        </table:table-row>
        <table:table-row table:style-name="ro1">
          <table:table-cell office:value-type="string" table:style-name="ce2">
            <text:p>Nhưng cảm giác chống ồn k tốt lắm. Mình nhớ con xb50ap chống tốt lắm mà con này k hiểu sao mình cảm giác chống ồn k tốt bằng</text:p>
          </table:table-cell>
          <table:table-cell table:number-columns-repeated="16383"/>
        </table:table-row>
        <table:table-row table:style-name="ro1">
          <table:table-cell office:value-type="string" table:style-name="ce2">
            <text:p>Đã nhận hàng, xác nhận chính hãng TPlink do Anh Ngọc <text:s/>phân phối. <text:s/>Nhưng tem BH thân máy 2 năm pin 6 tháng Để xài xem sóng sánh thế nào</text:p>
          </table:table-cell>
          <table:table-cell table:number-columns-repeated="16383"/>
        </table:table-row>
        <table:table-row table:style-name="ro1">
          <table:table-cell office:value-type="string" table:style-name="ce2">
            <text:p>Đóng gói chắc chắn, sản phẩm ok</text:p>
          </table:table-cell>
          <table:table-cell table:number-columns-repeated="16383"/>
        </table:table-row>
        <table:table-row table:style-name="ro1">
          <table:table-cell office:value-type="string" table:style-name="ce2">
            <text:p>Sản phẩm rất tốt, sử dụng tốc độ cao 3G hoặc 4G. Tuy nhiên sử dụng lâu bị nóng. Giao hàng cẩn thận.</text:p>
          </table:table-cell>
          <table:table-cell table:number-columns-repeated="16383"/>
        </table:table-row>
        <table:table-row table:style-name="ro1">
          <table:table-cell office:value-type="string" table:style-name="ce2">
            <text:p>Tốc độ ổn, nhỏ gọn, dùng cảm thấy hơi nóng mặc dù chỉ là lướt web, pin hơi ít nếu nhiều hơn thì ok, nói chung sản phẩm ok để mua.</text:p>
          </table:table-cell>
          <table:table-cell table:number-columns-repeated="16383"/>
        </table:table-row>
        <table:table-row table:style-name="ro1">
          <table:table-cell office:value-type="string" table:style-name="ce2">
            <text:p>Tiếng nhạc cung đàn sao lưu luyến. <text:s/>Sáo tiêu tha thướt quyện trời thơ. <text:s/>Bên trong ai đó thẫn thờ. <text:s/>Long lanh ánh mắt niềm mơ ngút ngàn. <text:s/>Điệu âm hưởng mênh mang nỗi nhớ. <text:s/>Như người thương còn ở quanh đây.</text:p>
          </table:table-cell>
          <table:table-cell table:number-columns-repeated="16383"/>
        </table:table-row>
        <table:table-row table:style-name="ro1">
          <table:table-cell office:value-type="string" table:style-name="ce2">
            <text:p>Cảm ơn Tiki ! Giao hàng rất nhanh và đóng gói cẩn thận ,ngủ một đêm tới sáng là nhận được hàng .Về sản phẩm này nghiêng về bass hơi nhiều nhưng không đến nỗi . <text:s/>Có dịp sẽ ủng hộ shop lần sau .Thanks Tiki !</text:p>
          </table:table-cell>
          <table:table-cell table:number-columns-repeated="16383"/>
        </table:table-row>
        <table:table-row table:style-name="ro1">
          <table:table-cell office:value-type="string" table:style-name="ce2">
            <text:p>Am thanh nghe rõ ràng, tách bạch. Bass ấm. Tiếng trong. Dây thiết kế thông minh, giảm khả năng bị rối. Tiếc nút điều chỉnh trên dây chỉ dùng với điện thoại, không dùng với laptop được. Tiki giao hàng rất nhanh, đóng gói cẩn thận.</text:p>
          </table:table-cell>
          <table:table-cell table:number-columns-repeated="16383"/>
        </table:table-row>
        <table:table-row table:style-name="ro1">
          <table:table-cell office:value-type="string" table:style-name="ce2">
            <text:p>nhu cầu của mình chủ yếu nghe nhạc EDM, POP và R&amp;B vì thế tai nghe MDR-XB55AP <text:s/>dòng extrabass chỉ thích hợp với EDM, còn để nghe POP và R&amp;B thì bass "hơi lố". Nói chung là chất lượng sản phẩm tốt!</text:p>
          </table:table-cell>
          <table:table-cell table:number-columns-repeated="16383"/>
        </table:table-row>
        <table:table-row table:style-name="ro1">
          <table:table-cell office:value-type="string" table:style-name="ce2">
            <text:p>Sản phẩm dùng được, kích thước hơi lớn. Nói chung là dùng được, khá ổn định, phù hợp với tầm giá.</text:p>
          </table:table-cell>
          <table:table-cell table:number-columns-repeated="16383"/>
        </table:table-row>
        <table:table-row table:style-name="ro1">
          <table:table-cell office:value-type="string" table:style-name="ce2">
            <text:p>sản phẩm mua tặng, ngoại hình đẹp, chất lượng tốt. do di chuyển nhiều nên nhiều lúc bị lỗi không nhận sim.</text:p>
          </table:table-cell>
          <table:table-cell table:number-columns-repeated="16383"/>
        </table:table-row>
        <table:table-row table:style-name="ro1">
          <table:table-cell office:value-type="string" table:style-name="ce2">
            <text:p>San phẩm dê cai đat và su dung, giao hàng can than .minh hài lòng về sản phẩm này<text:s/></text:p>
          </table:table-cell>
          <table:table-cell table:number-columns-repeated="16383"/>
        </table:table-row>
        <table:table-row table:style-name="ro1">
          <table:table-cell office:value-type="string" table:style-name="ce2">
            <text:p>Lựa chọn sp về âm thanh thì mình thường ưu tiên Sony. <text:s/>Giá cả hợp lý và chất lượng khá tốt. Dĩ nhiên là tuỳ theo ngân sách, tai nghe này sẽ 1 lựa chọn hay về: âm, màu và chất</text:p>
          </table:table-cell>
          <table:table-cell table:number-columns-repeated="16383"/>
        </table:table-row>
        <table:table-row table:style-name="ro1">
          <table:table-cell office:value-type="string" table:style-name="ce2">
            <text:p>Tai nghe này nghe nhạc điện tử.EDM.nhạc trẻ thì ok. chứ nghe nhạc nhẹ thiên về giọng ca hoặc các bản nhạc phối nhiều loại nhạc cụ truyền thống thì không được hay cho lắm</text:p>
          </table:table-cell>
          <table:table-cell table:number-columns-repeated="16383"/>
        </table:table-row>
        <table:table-row table:style-name="ro1">
          <table:table-cell office:value-type="string" table:style-name="ce2">
            <text:p>Hàng chạy ổn định. Chưa thấy phát sinh lỗi. Sạc pin lại hơi lâu.</text:p>
          </table:table-cell>
          <table:table-cell table:number-columns-repeated="16383"/>
        </table:table-row>
        <table:table-row table:style-name="ro1">
          <table:table-cell office:value-type="string" table:style-name="ce2">
            <text:p>Sản phẩm tương đối tốt, <text:s/>có nhiều tiện ích quản lý như chặn truy cập không mong muốn, kiểm soát lượng data cho phép</text:p>
          </table:table-cell>
          <table:table-cell table:number-columns-repeated="16383"/>
        </table:table-row>
        <table:table-row table:style-name="ro1">
          <table:table-cell office:value-type="string" table:style-name="ce2">
            <text:p>Khá ok trong tầm giá bass hơi nhiều ai nghe nhạc vàng pop không nên mua trừ khi biết burn-in. Còn mua về dùng liền chỉ để nghe edm</text:p>
          </table:table-cell>
          <table:table-cell table:number-columns-repeated="16383"/>
        </table:table-row>
        <table:table-row table:style-name="ro1">
          <table:table-cell office:value-type="string" table:style-name="ce2">
            <text:p>Đóng gói cẩn thận, chu đáo, hàng đẹp. Riêng chỉ có giao hàng chậm là em chưa ưng thôi, còn lại là ổn rồi.</text:p>
          </table:table-cell>
          <table:table-cell table:number-columns-repeated="16383"/>
        </table:table-row>
        <table:table-row table:style-name="ro1">
          <table:table-cell office:value-type="string" table:style-name="ce2">
            <text:p>Thấy mn nói màu đỏ đẹp mình cũng ham hố đặt màu đỏ, nhưng nó không quá đẹp như mình tưởng ^^ Nhưng thật sự là được nghe nhạc ở một tầm cao mới, bass quá đã, chống ồn tốt. Nói chung là mình thích ^^</text:p>
          </table:table-cell>
          <table:table-cell table:number-columns-repeated="16383"/>
        </table:table-row>
        <table:table-row table:style-name="ro1">
          <table:table-cell office:value-type="string" table:style-name="ce2">
            <text:p>Đã mua và dùng sản phẩm. Kết nối tốt nhưng dung lượng lin hơi thấp. Tốc độ truyền dữ liệu từ điện thoại vào thẻ nhớ thiết bị nhanh.</text:p>
          </table:table-cell>
          <table:table-cell table:number-columns-repeated="16383"/>
        </table:table-row>
        <table:table-row table:style-name="ro1">
          <table:table-cell office:value-type="string" table:style-name="ce2">
            <text:p>Thiết bị của mình bị lỗi. <text:s/>Mình muốn đưa Đi bảo hành. <text:s/>Cho mình hỏi phương thức và địa chỉ bảo hành. <text:s/>Mình cảm ơn</text:p>
          </table:table-cell>
          <table:table-cell table:number-columns-repeated="16383"/>
        </table:table-row>
        <table:table-row table:style-name="ro1">
          <table:table-cell office:value-type="string" table:style-name="ce2">
            <text:p>Dùng tốt, tuy nhiên nếu có thêm cổng lan để có thể đưa thiết bị ra vị trí bắt sóng tốt rồi dùng dây kết nối thì tiện hơn.</text:p>
          </table:table-cell>
          <table:table-cell table:number-columns-repeated="16383"/>
        </table:table-row>
        <table:table-row table:style-name="ro1">
          <table:table-cell office:value-type="string" table:style-name="ce2">
            <text:p>Âm thanh tạm được nhưng có cảm giác âm bass không được chắc lắm nếu vừa nằm vừa đeo thì có vẻ hơi dễ rớt + hơi đau tai nếu đeo lâu.</text:p>
          </table:table-cell>
          <table:table-cell table:number-columns-repeated="16383"/>
        </table:table-row>
        <table:table-row table:style-name="ro1">
          <table:table-cell office:value-type="string" table:style-name="ce2">
            <text:p>Về chất lượng không phải bàn cãi. Nếu muốn lựa chọn tai nghe tầm giá này thì tai nghe này là quá ngon. Về shop bán thì hàng chuẩn nhưng giao hàng hơi lâu, chắc do nhập hàng.</text:p>
          </table:table-cell>
          <table:table-cell table:number-columns-repeated="16383"/>
        </table:table-row>
        <table:table-row table:style-name="ro1">
          <table:table-cell office:value-type="string" table:style-name="ce2">
            <text:p>Lâu lâu sóng yếu. Pin khá ok khoảng 4 tiếng. Tiện khi đi du lịch</text:p>
          </table:table-cell>
          <table:table-cell table:number-columns-repeated="16383"/>
        </table:table-row>
        <table:table-row table:style-name="ro1">
          <table:table-cell office:value-type="string" table:style-name="ce2">
            <text:p>Nhìn ban đầu thấy không chắc chắn lắm và hơi to so với thiết bị của hawei. <text:s text:c="2"/>Dùng thì thấy pin tốt , sóng khoẻ. Nói chung là khá hài lòng</text:p>
          </table:table-cell>
          <table:table-cell table:number-columns-repeated="16383"/>
        </table:table-row>
        <table:table-row table:style-name="ro1">
          <table:table-cell office:value-type="string" table:style-name="ce2">
            <text:p>sóng tốt, k rớt, k nóng. trên tiki để là bản advance nhưng sp giao thì k phải.</text:p>
          </table:table-cell>
          <table:table-cell table:number-columns-repeated="16383"/>
        </table:table-row>
        <table:table-row table:style-name="ro1">
          <table:table-cell office:value-type="string" table:style-name="ce2">
            <text:p>Hàng chính hãng từ Sony <text:s/>có luôn cả tem bảo hành của hãng. <text:s/>Giao sớm hơn dự kiến. <text:s/>Hàng sử dụng rất tốt đúng là của Sony có khác. <text:s/>Tuy nhiên hàng còn bị vương bụi. Có lẽ do để trong kho nên bụi</text:p>
          </table:table-cell>
          <table:table-cell table:number-columns-repeated="16383"/>
        </table:table-row>
        <table:table-row table:style-name="ro1">
          <table:table-cell office:value-type="string" table:style-name="ce2">
            <text:p>Sản phẩm được rất ưng và đẹp. Nhưng không nhận được tiki xu khi mua sắm thành công. Vậy cho tôi hỏi, khi mua sản phẩm này tôi không được nhận tiki xu. Mong Tiki mau chóng hồi âm.</text:p>
          </table:table-cell>
          <table:table-cell table:number-columns-repeated="16383"/>
        </table:table-row>
        <table:table-row table:style-name="ro1">
          <table:table-cell office:value-type="string" table:style-name="ce2">
            <text:p>sản phẩm chính hãng, do tai nghe mới nên lúc mới nghe có cảm giác bị ồn, bị trói, bass thì chất khỏi bàn. Cần thời gian để burn in</text:p>
          </table:table-cell>
          <table:table-cell table:number-columns-repeated="16383"/>
        </table:table-row>
        <table:table-row table:style-name="ro1">
          <table:table-cell office:value-type="string" table:style-name="ce2">
            <text:p>Tai nghe extrabass thì bass có lực là chắc chắn rồi ít bị bleed như mấy dòng giá rẻ khác, âm mid với treble thì nghe tách bạch, ổn thôi.</text:p>
          </table:table-cell>
          <table:table-cell table:number-columns-repeated="16383"/>
        </table:table-row>
        <table:table-row table:style-name="ro1">
          <table:table-cell office:value-type="string" table:style-name="ce2">
            <text:p>Hình thức khá đẹp, màu đỏ hơi ám cam, đeo rất nổi. Âm thanh nghe tốt, tuy nhiên mua về nên burn in tầm vài tiếng, không thì nghe bass bẹt bẹt chán lắm.</text:p>
          </table:table-cell>
          <table:table-cell table:number-columns-repeated="16383"/>
        </table:table-row>
        <table:table-row table:style-name="ro1">
          <table:table-cell office:value-type="string" table:style-name="ce2">
            <text:p>Xài 8 máy điện thoại chạy vi vu, pin được tầm khoảng 5-6 tiếng</text:p>
          </table:table-cell>
          <table:table-cell table:number-columns-repeated="16383"/>
        </table:table-row>
        <table:table-row table:style-name="ro1">
          <table:table-cell office:value-type="string" table:style-name="ce2">
            <text:p>Thiết kế rất đẹp, đeo lên tai nhìn sang hản ra. Còn về chất âm thì bass khá ấm và lọc âm cũng chấp nhận được. Đúng với số tiền mà chất lượng đem lại.</text:p>
          </table:table-cell>
          <table:table-cell table:number-columns-repeated="16383"/>
        </table:table-row>
        <table:table-row table:style-name="ro1">
          <table:table-cell office:value-type="string" table:style-name="ce2">
            <text:p>Khi mở thấy tai phone khá cũ, <text:s/>phần tai nghe có dính bụi nhưng đã có đồ thay từ sp. Nghe nhạc rất ok nhưng có lúc k biết do lỗi sp hay không mà cảm giấc nổ nổ nhẹ lúc nghe</text:p>
          </table:table-cell>
          <table:table-cell table:number-columns-repeated="16383"/>
        </table:table-row>
        <table:table-row table:style-name="ro1">
          <table:table-cell office:value-type="string" table:style-name="ce2">
            <text:p>sau thời gian sử dụng máy xài ok nhưng dung lượng pin ít nên hết khá nhanh</text:p>
          </table:table-cell>
          <table:table-cell table:number-columns-repeated="16383"/>
        </table:table-row>
        <table:table-row table:style-name="ro1">
          <table:table-cell office:value-type="string" table:style-name="ce2">
            <text:p>Chất lượng âm thanh ổn, giao hàng nhanh</text:p>
          </table:table-cell>
          <table:table-cell table:number-columns-repeated="16383"/>
        </table:table-row>
        <table:table-row table:style-name="ro1">
          <table:table-cell office:value-type="string" table:style-name="ce2">
            <text:p>Sản phẩm tốt, bắt 4G nhanh chóng, có nhiều tùy chọn 4G, 3G, 4G Pref. Hạn chế, pin tầm 4-6 tiếng nếu xài liên tục.</text:p>
          </table:table-cell>
          <table:table-cell table:number-columns-repeated="16383"/>
        </table:table-row>
        <table:table-row table:style-name="ro1">
          <table:table-cell office:value-type="string" table:style-name="ce2">
            <text:p>Pin ở mức khá, nếu để trong balo phát 4G sẽ rất nóng. Dùng ở máy lạnh thì tốt hơn. Giá này vậy là chấp nhận được.</text:p>
          </table:table-cell>
          <table:table-cell table:number-columns-repeated="16383"/>
        </table:table-row>
        <table:table-row table:style-name="ro1">
          <table:table-cell office:value-type="string" table:style-name="ce2">
            <text:p>giao hành nhanh, sản phẩm như trong hình . hơi nóng pin và hao nhanh</text:p>
          </table:table-cell>
          <table:table-cell table:number-columns-repeated="16383"/>
        </table:table-row>
        <table:table-row table:style-name="ro1">
          <table:table-cell office:value-type="string" table:style-name="ce2">
            <text:p>Dùng tốt, tốc độ nhanh và ổn định mỗi tội pin hơi yếu. Đã làm rớt xuống sông vớt lên vẫn dùng bình thường.</text:p>
          </table:table-cell>
          <table:table-cell table:number-columns-repeated="16383"/>
        </table:table-row>
        <table:table-row table:style-name="ro1">
          <table:table-cell office:value-type="string" table:style-name="ce2">
            <text:p>tốc độ phát như sim sóng hơi yếu pin được 2tiếg rưỡiiii</text:p>
          </table:table-cell>
          <table:table-cell table:number-columns-repeated="16383"/>
        </table:table-row>
        <table:table-row table:style-name="ro1">
          <table:table-cell office:value-type="string" table:style-name="ce2">
            <text:p>Tai nghe mình thấy chất âm ok. Nhưng k hiểu sao nhiều lúc k kết nối được vs điện thoại, phải xoay đủ kiểu ms kết nối được. Nhưng nói chung vẫn ổn</text:p>
          </table:table-cell>
          <table:table-cell table:number-columns-repeated="16383"/>
        </table:table-row>
        <table:table-row table:style-name="ro1">
          <table:table-cell office:value-type="string" table:style-name="ce2">
            <text:p>Sản phẩm chất lượng, mẫu mã đẹp, dùng được cho nhiều thiết bị Âm thành được đẩy bass lên nhiều nên nếu nghe trong thời gian dài dễ bị nhức đầu</text:p>
          </table:table-cell>
          <table:table-cell table:number-columns-repeated="16383"/>
        </table:table-row>
        <table:table-row table:style-name="ro1">
          <table:table-cell office:value-type="string" table:style-name="ce2">
            <text:p>Tai nghe được cái k đau tai khi nghe lâu , có cái chống rối khá ok , bass đối với mình cũng bt k được như kỳ vọng lắm nhưng nói chung cũng được .</text:p>
          </table:table-cell>
          <table:table-cell table:number-columns-repeated="16383"/>
        </table:table-row>
        <table:table-row table:style-name="ro1">
          <table:table-cell office:value-type="string" table:style-name="ce2">
            <text:p>Hàng cũng rất OK, tiền nào của đó, mua mấy cái tầm 400.000 chỉ được hơn tháng là banh xác</text:p>
          </table:table-cell>
          <table:table-cell table:number-columns-repeated="16383"/>
        </table:table-row>
        <table:table-row table:style-name="ro1">
          <table:table-cell office:value-type="string" table:style-name="ce2">
            <text:p>dùng được 2 tháng thấy chất lượng giảm hơn lúc đầu!</text:p>
          </table:table-cell>
          <table:table-cell table:number-columns-repeated="16383"/>
        </table:table-row>
        <table:table-row table:style-name="ro1">
          <table:table-cell office:value-type="string" table:style-name="ce2">
            <text:p>Mẫu đẹp rất vừa ý, pin dùng rất tốt được khoảng 7-8h đồng hồ</text:p>
          </table:table-cell>
          <table:table-cell table:number-columns-repeated="16383"/>
        </table:table-row>
        <table:table-row table:style-name="ro1">
          <table:table-cell office:value-type="string" table:style-name="ce2">
            <text:p>Mình đặt mua màu đen nhưng không hiểu sao nhận được màu xám nhưng âm thanh tốt, chất lượng ok nên mình cũng dùng luôn không đổi lại</text:p>
          </table:table-cell>
          <table:table-cell table:number-columns-repeated="16383"/>
        </table:table-row>
        <table:table-row table:style-name="ro1">
          <table:table-cell office:value-type="string" table:style-name="ce2">
            <text:p>Về âm thanh thì đánh giá tốt nhất trong tầm giá 1 triệu trở lại. Không có gì phải trê Nhưng tai nghe khá to và nặng. Mang lâu không thỏi mái lắm.</text:p>
          </table:table-cell>
          <table:table-cell table:number-columns-repeated="16383"/>
        </table:table-row>
        <table:table-row table:style-name="ro1">
          <table:table-cell office:value-type="string" table:style-name="ce2">
            <text:p>Âm thanh dù đã cho bật nhạc để burn-in nhưng vẫn nghe kì hơn những tai nghe đi kèm với điện thoại Chất lượng, mẫu mã tốt, hàng chính hãng. Giá hơi chua</text:p>
          </table:table-cell>
          <table:table-cell table:number-columns-repeated="16383"/>
        </table:table-row>
        <table:table-row table:style-name="ro1">
          <table:table-cell office:value-type="string" table:style-name="ce2">
            <text:p>Lúc đầu nghe treble hơi chói và mất kiểm soát. Sau khi Burn-in 2 ngày với nhiều loại nhạc thì khá hơn. Bass sâu, hợp cho bạn nào thích dòng nhạc mạnh.</text:p>
          </table:table-cell>
          <table:table-cell table:number-columns-repeated="16383"/>
        </table:table-row>
        <table:table-row table:style-name="ro1">
          <table:table-cell office:value-type="string" table:style-name="ce2">
            <text:p>Bắt sóng mạnh, truy cập nhanh. Mau hết pin đặc biệt khi xuống dưới 50%.</text:p>
          </table:table-cell>
          <table:table-cell table:number-columns-repeated="16383"/>
        </table:table-row>
        <table:table-row table:style-name="ro1">
          <table:table-cell office:value-type="string" table:style-name="ce2">
            <text:p>Mới test và so sánh D-link Lepetit Router đang dùng, thấy cái D-link router sao tốc độ mạng nhanh hơn. Chắc do địa điểm chăng</text:p>
          </table:table-cell>
          <table:table-cell table:number-columns-repeated="16383"/>
        </table:table-row>
        <table:table-row table:style-name="ro1">
          <table:table-cell office:value-type="string" table:style-name="ce2">
            <text:p>Mình đặt hàng ngày nghỉ lễ 02/05/2017. TiKi giao hàng ngày 04/05/2017. Rất nhanh...</text:p>
            <text:p>Sản phẩm nguyên hộp mới</text:p>
            <text:p>Nhân viên giao hàng nhiệt tình</text:p>
          </table:table-cell>
          <table:table-cell table:number-columns-repeated="16383"/>
        </table:table-row>
        <table:table-row table:style-name="ro1">
          <table:table-cell office:value-type="string" table:style-name="ce2">
            <text:p>Giá tốt, sp đúng mô tả, nhưng pin xài rất nhanh, anh em cân nhắc vấn đề pin</text:p>
          </table:table-cell>
          <table:table-cell table:number-columns-repeated="16383"/>
        </table:table-row>
        <table:table-row table:style-name="ro1">
          <table:table-cell office:value-type="string" table:style-name="ce2">
            <text:p>Tôi nhận được sản phẩm nhưng đọc thông tin thấy nói có tặng kèm bình nước mà không hề có quà như tiki đang khuyến mãi.</text:p>
          </table:table-cell>
          <table:table-cell table:number-columns-repeated="16383"/>
        </table:table-row>
        <table:table-row table:style-name="ro1">
          <table:table-cell office:value-type="string" table:style-name="ce2">
            <text:p>- chất lượng tốt nhưng không hiển thị được là mức data chưa sử dụng - phát sóng khỏe và xa</text:p>
          </table:table-cell>
          <table:table-cell table:number-columns-repeated="16383"/>
        </table:table-row>
        <table:table-row table:style-name="ro1">
          <table:table-cell office:value-type="string" table:style-name="ce2">
            <text:p>Phát mạnh mẫu mã đẹp nhưng pin yếu <text:s/>) xài được 8 tiếng thôi.</text:p>
          </table:table-cell>
          <table:table-cell table:number-columns-repeated="16383"/>
        </table:table-row>
        <table:table-row table:style-name="ro1">
          <table:table-cell office:value-type="string" table:style-name="ce2">
            <text:p>Sản phẩm tốt chất lượng mạng ổn định. Tuy nhiên thời lượng pin hơi ít dùng khá nhanh hết</text:p>
          </table:table-cell>
          <table:table-cell table:number-columns-repeated="16383"/>
        </table:table-row>
        <table:table-row table:style-name="ro1">
          <table:table-cell office:value-type="string" table:style-name="ce2">
            <text:p>Không được nhỏ gọn như các hãng khác nhưng ít nóng. Pin trung bình, dùng từ sáng đến tối là hết.</text:p>
          </table:table-cell>
          <table:table-cell table:number-columns-repeated="16383"/>
        </table:table-row>
        <table:table-row table:style-name="ro1">
          <table:table-cell office:value-type="string" table:style-name="ce2">
            <text:p>chất bass tốt, mid và treble thì không có nổi trội. Thiết kế đẹp, giao hàng nhanh. Nhưng đặt màu trắng mà thực tế là xám bạc</text:p>
          </table:table-cell>
          <table:table-cell table:number-columns-repeated="16383"/>
        </table:table-row>
        <table:table-row table:style-name="ro1">
          <table:table-cell office:value-type="string" table:style-name="ce2">
            <text:p>Hoàn thiện khá tốt Tốc độ kết nối ổn định Pin dùng liên tục trên 6h <text:s/>Tiki giao hàng nhanh, vui vẻ.</text:p>
          </table:table-cell>
          <table:table-cell table:number-columns-repeated="16383"/>
        </table:table-row>
        <table:table-row table:style-name="ro1">
          <table:table-cell office:value-type="string" table:style-name="ce2">
            <text:p>Xài ổn nhưng mỗi lần thay sim phải tháo vỏ ra vô sau 1 thời gian vỏ bị lỏng</text:p>
          </table:table-cell>
          <table:table-cell table:number-columns-repeated="16383"/>
        </table:table-row>
        <table:table-row table:style-name="ro1">
          <table:table-cell office:value-type="string" table:style-name="ce2">
            <text:p>mua máy dùng ổn phụ thuộc vào sim, pin hơi yếu, dùng nóng máy, bám vân tay mặt kính, app quản lý androi cũ k chạy được</text:p>
          </table:table-cell>
          <table:table-cell table:number-columns-repeated="16383"/>
        </table:table-row>
        <table:table-row table:style-name="ro1">
          <table:table-cell office:value-type="string" table:style-name="ce2">
            <text:p>Bass chắc Các dải âm khác bình thường Nghe rõ hơn các hãng khác Cách âm tốt Nên bọc dây để chống rối</text:p>
          </table:table-cell>
          <table:table-cell table:number-columns-repeated="16383"/>
        </table:table-row>
        <table:table-row table:style-name="ro1">
          <table:table-cell office:value-type="string" table:style-name="ce2">
            <text:p>Dùng được 3 tháng thì một bên tai không nghe được nữa.....khá buồn vì giá 700k.... không biết có được bảo hành không nữa</text:p>
          </table:table-cell>
          <table:table-cell table:number-columns-repeated="16383"/>
        </table:table-row>
        <table:table-row table:style-name="ro1">
          <table:table-cell office:value-type="string" table:style-name="ce2">
            <text:p>Dòng này phù hợp với những loại nhạc đòi hỏi nhiều âm bass và dành cho những ai muốn nghe bass tốt</text:p>
          </table:table-cell>
          <table:table-cell table:number-columns-repeated="16383"/>
        </table:table-row>
        <table:table-row table:style-name="ro1">
          <table:table-cell office:value-type="string" table:style-name="ce2">
            <text:p>Giao hàng hơi chậm. Màu xanh đẹp lạ, âm thanh tốt . Hàng Sony thì khỏi chê</text:p>
          </table:table-cell>
          <table:table-cell table:number-columns-repeated="16383"/>
        </table:table-row>
        <table:table-row table:style-name="ro1">
          <table:table-cell office:value-type="string" table:style-name="ce2">
            <text:p>Chất âm tạm ổn, âm bass không quá nổi bật. Thích hợp cho người chuyên nghe nhạc có nhiều bass hơn</text:p>
          </table:table-cell>
          <table:table-cell table:number-columns-repeated="16383"/>
        </table:table-row>
        <table:table-row table:style-name="ro1">
          <table:table-cell office:value-type="string" table:style-name="ce2">
            <text:p>sản phẩm hợp túi tiền nhưng dùng lâu thì rất nóng</text:p>
          </table:table-cell>
          <table:table-cell table:number-columns-repeated="16383"/>
        </table:table-row>
        <table:table-row table:style-name="ro1">
          <table:table-cell office:value-type="string" table:style-name="ce2">
            <text:p>Khá ok. Dùng ở chế độ only 3g thì hơi nhanh hết pin</text:p>
          </table:table-cell>
          <table:table-cell table:number-columns-repeated="16383"/>
        </table:table-row>
        <table:table-row table:style-name="ro1">
          <table:table-cell office:value-type="string" table:style-name="ce2">
            <text:p>Sản phẩm tốt - giao hành tới khá nhanh. Mình đặt tối thì sáng 8h đã có nhân viên giao hàng rồi</text:p>
          </table:table-cell>
          <table:table-cell table:number-columns-repeated="16383"/>
        </table:table-row>
        <table:table-row table:style-name="ro1">
          <table:table-cell office:value-type="string" table:style-name="ce2">
            <text:p>Sản phẩm bao bì nguyên vẹn, đầy đủ. Màu sắc đẹp. Nhưng dù đã đeo hơn tuần, mình vẫn bị đau tai, không đeo lâu được.</text:p>
          </table:table-cell>
          <table:table-cell table:number-columns-repeated="16383"/>
        </table:table-row>
        <table:table-row table:style-name="ro1">
          <table:table-cell office:value-type="string" table:style-name="ce2">
            <text:p>Mình thấy ghi là trắng nhưng mở ra là màu xám. Check trên sony store thì sony store cũng ghi màu trắng<text:s text:c="2"/></text:p>
          </table:table-cell>
          <table:table-cell table:number-columns-repeated="16383"/>
        </table:table-row>
        <table:table-row table:style-name="ro1">
          <table:table-cell office:value-type="string" table:style-name="ce2">
            <text:p>Mình đặt màu trắng sao lại thành màu xám? Bass thì đang test thêm.</text:p>
          </table:table-cell>
          <table:table-cell table:number-columns-repeated="16383"/>
        </table:table-row>
        <table:table-row table:style-name="ro1">
          <table:table-cell office:value-type="string" table:style-name="ce2">
            <text:p>Khá ổn định. Tốc độ tải thực tế một gói dữ liệu trên 500MB khá cao, trên dưới 7MB/s khi mình bật 4G của mạng Viettel.</text:p>
          </table:table-cell>
          <table:table-cell table:number-columns-repeated="16383"/>
        </table:table-row>
        <table:table-row table:style-name="ro1">
          <table:table-cell office:value-type="string" table:style-name="ce2">
            <text:p>Chất âm ok. giao hàng hơi chậm đặt hàng 23/10 đến 30/10 mới nhận được hàng. Dù sao cũng rất thích chất âm em nó</text:p>
          </table:table-cell>
          <table:table-cell table:number-columns-repeated="16383"/>
        </table:table-row>
        <table:table-row table:style-name="ro1">
          <table:table-cell office:value-type="string" table:style-name="ce2">
            <text:p>Chất âm rất tốt và rất ưng ý, duy chỉ có một điểm trừ khiến mình lấn cấn là dây mỏng quá, cả phần nhựa trong có vẻ rất giòn và dễ gãy vỡ.</text:p>
          </table:table-cell>
          <table:table-cell table:number-columns-repeated="16383"/>
        </table:table-row>
        <table:table-row table:style-name="ro1">
          <table:table-cell office:value-type="string" table:style-name="ce2">
            <text:p>Âm bass rất to nhưng lại không có độ sâu cần thiết, với tầm giá này thì cũng có thể chấp nhận được. <text:s/>Không phù hợp để nghe các dòng nhạc nhẹ.</text:p>
          </table:table-cell>
          <table:table-cell table:number-columns-repeated="16383"/>
        </table:table-row>
        <table:table-row table:style-name="ro1">
          <table:table-cell office:value-type="string" table:style-name="ce2">
            <text:p>SP tốt, vận chuyển nhanh</text:p>
          </table:table-cell>
          <table:table-cell table:number-columns-repeated="16383"/>
        </table:table-row>
        <table:table-row table:style-name="ro1">
          <table:table-cell office:value-type="string" table:style-name="ce2">
            <text:p>Nghe hay ấm phù hợp EDM.Pop.Dance nhìu người trong Cty rất thích mượn nghe có điều dây thiết kế hơi kỳ dẹp chưa dẹp còn hơi rối nếu quấn không Kỹ</text:p>
          </table:table-cell>
          <table:table-cell table:number-columns-repeated="16383"/>
        </table:table-row>
        <table:table-row table:style-name="ro1">
          <table:table-cell office:value-type="string" table:style-name="ce2">
            <text:p>Sản phẩm y như hình. Nghe âm bass tốt, màu xanh rêu dễ thương. Tiki giao hàng nhanh.</text:p>
          </table:table-cell>
          <table:table-cell table:number-columns-repeated="16383"/>
        </table:table-row>
        <table:table-row table:style-name="ro1">
          <table:table-cell office:value-type="string" table:style-name="ce2">
            <text:p>Sản phẩm xài rất tốt. Pin dùng liên tục khoảng 7 tiếng, sóng mạnh (bán kính 10 -15m bắt sóng vẫn ok)</text:p>
          </table:table-cell>
          <table:table-cell table:number-columns-repeated="16383"/>
        </table:table-row>
        <table:table-row table:style-name="ro1">
          <table:table-cell office:value-type="string" table:style-name="ce2">
            <text:p>Tiki giao hàng nhanh, gói cẩn thận. Hộp đi kèm túi đựng tai nghe và 2 cặp nút dự phòng. Extra Bass nên xử lí Bass rất tốt. Thích hợp EDM, Rock, Metal.</text:p>
          </table:table-cell>
          <table:table-cell table:number-columns-repeated="16383"/>
        </table:table-row>
        <table:table-row table:style-name="ro1">
          <table:table-cell office:value-type="string" table:style-name="ce2">
            <text:p>Mình không phải là dân nhạc hay có khiếu gì, chỉ là mình thích nghe nhạc mà chất lượng nhạc tốt, ưng với cái tai của mình. tai nghe tốt.</text:p>
          </table:table-cell>
          <table:table-cell table:number-columns-repeated="16383"/>
        </table:table-row>
        <table:table-row table:style-name="ro1">
          <table:table-cell office:value-type="string" table:style-name="ce2">
            <text:p>Giao hàng rất nhanh, tình trạng sản phẩm mới tinh rất hài lòng nhé!</text:p>
          </table:table-cell>
          <table:table-cell table:number-columns-repeated="16383"/>
        </table:table-row>
        <table:table-row table:style-name="ro1">
          <table:table-cell office:value-type="string" table:style-name="ce2">
            <text:p>Mình mua xài được 1 tháng. Nhìn chung bắt sóng tốt, không kén sim. xài được</text:p>
          </table:table-cell>
          <table:table-cell table:number-columns-repeated="16383"/>
        </table:table-row>
        <table:table-row table:style-name="ro1">
          <table:table-cell office:value-type="string" table:style-name="ce2">
            <text:p>Sản phẩm đóng gói cẩn thận, giao hàng nhanh, Tốc độ đảm bảo, pin so với nhu cầu mình thì hơi yếu.</text:p>
          </table:table-cell>
          <table:table-cell table:number-columns-repeated="16383"/>
        </table:table-row>
        <table:table-row table:style-name="ro1">
          <table:table-cell office:value-type="string" table:style-name="ce2">
            <text:p>Tiki giao hàng chậm vãi cả linh hồn, đặt hàng từ ngày 9/8, hẹn ngày 15/8 nhận, đến ngày 21/8 mới nhận.</text:p>
          </table:table-cell>
          <table:table-cell table:number-columns-repeated="16383"/>
        </table:table-row>
        <table:table-row table:style-name="ro1">
          <table:table-cell office:value-type="string" table:style-name="ce2">
            <text:p>Tai nghe đẹp, tiếc là mình đặt nhầm màu xanh dương thay vì màu đỏ :3. Bass giật nhức óc lắm <text:s text:c="3"/>mà sao mình mua hàng mà không được tặng Balô v</text:p>
          </table:table-cell>
          <table:table-cell table:number-columns-repeated="16383"/>
        </table:table-row>
        <table:table-row table:style-name="ro1">
          <table:table-cell office:value-type="string" table:style-name="ce2">
            <text:p>Mình đã chọn tai nghe Sony sau phân vân giữa JBL với Sony. Sony có chất lượng âm trầm rất hay và đã tai</text:p>
          </table:table-cell>
          <table:table-cell table:number-columns-repeated="16383"/>
        </table:table-row>
        <table:table-row table:style-name="ro1">
          <table:table-cell office:value-type="string" table:style-name="ce2">
            <text:p>tiki ơi, tai nghe này có kèm quà không ạ? mình nhận được mà không thấy có quà như mấy comment trước :-(</text:p>
          </table:table-cell>
          <table:table-cell table:number-columns-repeated="16383"/>
        </table:table-row>
        <table:table-row table:style-name="ro1">
          <table:table-cell office:value-type="string" table:style-name="ce2">
            <text:p>Sản phẩm đẹp, nhỏ gọn, giao diện dễ sử dụng, kết nối nhanh, có phần mềm tpMiFi dễ quản lý và thay đổi cài đặt.</text:p>
          </table:table-cell>
          <table:table-cell table:number-columns-repeated="16383"/>
        </table:table-row>
        <table:table-row table:style-name="ro1">
          <table:table-cell office:value-type="string" table:style-name="ce2">
            <text:p>tai nghe này bass cũng không quá mạnh đâu, chỉ mạnh hơn những tai nghe Sony khác thôi nên các dai am mid va treble cũng thể hiện tốt</text:p>
          </table:table-cell>
          <table:table-cell table:number-columns-repeated="16383"/>
        </table:table-row>
        <table:table-row table:style-name="ro1">
          <table:table-cell office:value-type="string" table:style-name="ce2">
            <text:p>mình thấy cùng 1 sp nhưng có nhiều nhà cung cấp thì mình nên chọn nhà cung cấp nào để đảm bảo chất lượng khi mua -tks</text:p>
          </table:table-cell>
          <table:table-cell table:number-columns-repeated="16383"/>
        </table:table-row>
        <table:table-row table:style-name="ro1">
          <table:table-cell office:value-type="string" table:style-name="ce2">
            <text:p>tiki đóng gói cẩn thận. Chất lượng tai nghe này khá tốt, thích hợp nghe nhạc EDM, Rock, Nhưng nhe nhạc Pop, ballad, hay nhạc vàng thì không hợp lắm.</text:p>
          </table:table-cell>
          <table:table-cell table:number-columns-repeated="16383"/>
        </table:table-row>
        <table:table-row table:style-name="ro1">
          <table:table-cell office:value-type="string" table:style-name="ce2">
            <text:p>Thiết bị sử dụng ổn định. Pin tạm được</text:p>
          </table:table-cell>
          <table:table-cell table:number-columns-repeated="16383"/>
        </table:table-row>
        <table:table-row table:style-name="ro1">
          <table:table-cell office:value-type="string" table:style-name="ce2">
            <text:p>mau chai pin? ben minh co ban pin không? thanks</text:p>
          </table:table-cell>
          <table:table-cell table:number-columns-repeated="16383"/>
        </table:table-row>
        <table:table-row table:style-name="ro1">
          <table:table-cell office:value-type="string" table:style-name="ce2">
            <text:p>Sản phẩm sài ổn, sóng khỏe, wifi cũng ổn. Pin xài nửa ngày online liên tục. Nói chung ok với tầm giá</text:p>
          </table:table-cell>
          <table:table-cell table:number-columns-repeated="16383"/>
        </table:table-row>
        <table:table-row table:style-name="ro1">
          <table:table-cell office:value-type="string" table:style-name="ce2">
            <text:p>xài tốt nhưng pin hơi yếu và dễ nóng</text:p>
          </table:table-cell>
          <table:table-cell table:number-columns-repeated="16383"/>
        </table:table-row>
        <table:table-row table:style-name="ro1">
          <table:table-cell office:value-type="string" table:style-name="ce2">
            <text:p>giao hàng nhanh hơn những lần trước, đặt hôm trước hôm sau có luôn rồi( ở Hà Nội), nguyên seal tuy nhiên hộp bị xước, bẩn, tiki cần chú ý hơn</text:p>
          </table:table-cell>
          <table:table-cell table:number-columns-repeated="16383"/>
        </table:table-row>
        <table:table-row table:style-name="ro1">
          <table:table-cell office:value-type="string" table:style-name="ce2">
            <text:p>Tạm ổn. Dùng lâu hơi nóng máy tí xíu</text:p>
          </table:table-cell>
          <table:table-cell table:number-columns-repeated="16383"/>
        </table:table-row>
        <table:table-row table:style-name="ro1">
          <table:table-cell office:value-type="string" table:style-name="ce2">
            <text:p>Tậu được em này 3 tháng rồi , nghe vẫn tốt ,bass đập rõ , đúng chất Sony Extra bass</text:p>
          </table:table-cell>
          <table:table-cell table:number-columns-repeated="16383"/>
        </table:table-row>
        <table:table-row table:style-name="ro1">
          <table:table-cell office:value-type="string" table:style-name="ce2">
            <text:p>Mình xài thi thoảng mất kết nối cả wifi và mạng di động trên thiết bị. <text:s/>Pin tạm ổn. <text:s/>Mình xài ip6</text:p>
          </table:table-cell>
          <table:table-cell table:number-columns-repeated="16383"/>
        </table:table-row>
        <table:table-row table:style-name="ro1">
          <table:table-cell office:value-type="string" table:style-name="ce2">
            <text:p>Tai nghe vừa tai, đeo lâu không bị nhứt, bass nhiều, nghe được nhiều loại nhạc</text:p>
          </table:table-cell>
          <table:table-cell table:number-columns-repeated="16383"/>
        </table:table-row>
        <table:table-row table:style-name="ro1">
          <table:table-cell office:value-type="string" table:style-name="ce2">
            <text:p>Hài lòng tuy nhiên màu đen thì k chính xác lắm, màu xám thì đúng hơn.</text:p>
          </table:table-cell>
          <table:table-cell table:number-columns-repeated="16383"/>
        </table:table-row>
        <table:table-row table:style-name="ro1">
          <table:table-cell office:value-type="string" table:style-name="ce2">
            <text:p>Sử dụng tốt nhưng khá nhanh hết pin. Nếu được vui lòng giới thiệu chỗ mua thêm 1 viên pin.</text:p>
          </table:table-cell>
          <table:table-cell table:number-columns-repeated="16383"/>
        </table:table-row>
        <table:table-row table:style-name="ro1">
          <table:table-cell office:value-type="string" table:style-name="ce2">
            <text:p>Tem nhà phân phối nên được dán ở mặt sau phần nắp pin, vị trí hiện tại rất dễ bị bong tróc<text:s text:c="2"/></text:p>
          </table:table-cell>
          <table:table-cell table:number-columns-repeated="16383"/>
        </table:table-row>
        <table:table-row table:style-name="ro1">
          <table:table-cell office:value-type="string" table:style-name="ce2">
            <text:p>Bất ngờ về chất lượng sản phẩm. Tuy nhiên bản màu đen lại không giống đen giống xám hơn.</text:p>
          </table:table-cell>
          <table:table-cell table:number-columns-repeated="16383"/>
        </table:table-row>
        <table:table-row table:style-name="ro1">
          <table:table-cell office:value-type="string" table:style-name="ce2">
            <text:p>su dung den hiện nay van OK. song tốt ơn dinh, pin su dung dược 7-8 h nếu su dung liên tục.</text:p>
          </table:table-cell>
          <table:table-cell table:number-columns-repeated="16383"/>
        </table:table-row>
        <table:table-row table:style-name="ro1">
          <table:table-cell office:value-type="string" table:style-name="ce2">
            <text:p>Sản phẩm tốt trong tầm giá, độ trễ mạng thấp, hơi nóng khi sử dụng, pin cạn hơi nhanh</text:p>
          </table:table-cell>
          <table:table-cell table:number-columns-repeated="16383"/>
        </table:table-row>
        <table:table-row table:style-name="ro1">
          <table:table-cell office:value-type="string" table:style-name="ce2">
            <text:p>Pin nhanh hết còn mọi thứ thì ok</text:p>
          </table:table-cell>
          <table:table-cell table:number-columns-repeated="16383"/>
        </table:table-row>
        <table:table-row table:style-name="ro1">
          <table:table-cell office:value-type="string" table:style-name="ce2">
            <text:p>phát wifi thì OK, nhưng thiết bị này dùng một lúc thì nóng máy</text:p>
          </table:table-cell>
          <table:table-cell table:number-columns-repeated="16383"/>
        </table:table-row>
        <table:table-row table:style-name="ro1">
          <table:table-cell office:value-type="string" table:style-name="ce2">
            <text:p>Sản phẩm ok. Bao bì cẫn thận</text:p>
          </table:table-cell>
          <table:table-cell table:number-columns-repeated="16383"/>
        </table:table-row>
        <table:table-row table:style-name="ro1">
          <table:table-cell office:value-type="string" table:style-name="ce2">
            <text:p>Chất lượng khá tốt âm thanh oke <text:s/>Tai mình hơi bé nên phải đeo đệm bé nhất <text:s/>Do đeo lâu 10-15 tiếng/ ngày nên hơi nhức tai<text:s text:c="2"/></text:p>
          </table:table-cell>
          <table:table-cell table:number-columns-repeated="16383"/>
        </table:table-row>
        <table:table-row table:style-name="ro1">
          <table:table-cell office:value-type="string" table:style-name="ce2">
            <text:p>Hàng tốt, mua đúng dịp được hẳn 4 quà. Mỗi tội giao hàng rất lâu, đặt từ ngày 19 mà chiều 24 mới có hàng</text:p>
          </table:table-cell>
          <table:table-cell table:number-columns-repeated="16383"/>
        </table:table-row>
        <table:table-row table:style-name="ro1">
          <table:table-cell office:value-type="string" table:style-name="ce2">
            <text:p>Đã mua một cái, nói chung dùng tốt, Thời gian nhận hàng là 1 tuần. Đóng gói cẩn thận. Khi mua có quà tặng kèm theo</text:p>
          </table:table-cell>
          <table:table-cell table:number-columns-repeated="16383"/>
        </table:table-row>
        <table:table-row table:style-name="ro1">
          <table:table-cell office:value-type="string" table:style-name="ce2">
            <text:p>Máy nhanh bị nóng, khi nóng thì rất nhanh xuống pin</text:p>
          </table:table-cell>
          <table:table-cell table:number-columns-repeated="16383"/>
        </table:table-row>
        <table:table-row table:style-name="ro1">
          <table:table-cell office:value-type="string" table:style-name="ce2">
            <text:p>bộ phát wifi này xài rất ổn, băng thông lớn, bắt sóng 4g cực đỉnh. rất hài lòng về sản phẩm này</text:p>
          </table:table-cell>
          <table:table-cell table:number-columns-repeated="16383"/>
        </table:table-row>
        <table:table-row table:style-name="ro1">
          <table:table-cell office:value-type="string" table:style-name="ce2">
            <text:p>sản phẩm mình vừa mua sử dụng khoảng 2 tiếng thì bị rè phải làm sao ạ</text:p>
          </table:table-cell>
          <table:table-cell table:number-columns-repeated="16383"/>
        </table:table-row>
        <table:table-row table:style-name="ro1">
          <table:table-cell office:value-type="string" table:style-name="ce2">
            <text:p>Mới xài vài tháng thấy cũng khá ổn <text:s/>, nhưng nhược điểm là mau hết pin.</text:p>
          </table:table-cell>
          <table:table-cell table:number-columns-repeated="16383"/>
        </table:table-row>
        <table:table-row table:style-name="ro1">
          <table:table-cell office:value-type="string" table:style-name="ce2">
            <text:p>Pin hơi yếu , dùng xem phim và sài chắc được 4 tiếng thui !</text:p>
          </table:table-cell>
          <table:table-cell table:number-columns-repeated="16383"/>
        </table:table-row>
        <table:table-row table:style-name="ro1">
          <table:table-cell office:value-type="string" table:style-name="ce2">
            <text:p>Hàng chính hãng made in Thailand, chất âm nghe cũng ổn trong tầm giá.</text:p>
          </table:table-cell>
          <table:table-cell table:number-columns-repeated="16383"/>
        </table:table-row>
        <table:table-row table:style-name="ro1">
          <table:table-cell office:value-type="string" table:style-name="ce2">
            <text:p>Tai nghe khá ổn, âm thanh hay. Loại này đeo vẫn bị đau tai lắm ạ</text:p>
          </table:table-cell>
          <table:table-cell table:number-columns-repeated="16383"/>
        </table:table-row>
        <table:table-row table:style-name="ro1">
          <table:table-cell office:value-type="string" table:style-name="ce2">
            <text:p>Sản phẩm khá OK</text:p>
          </table:table-cell>
          <table:table-cell table:number-columns-repeated="16383"/>
        </table:table-row>
        <table:table-row table:style-name="ro1">
          <table:table-cell office:value-type="string" table:style-name="ce2">
            <text:p>Dùng rất hài lòng, nhưng có điều pin không được như mong đợi, chỉ khoảng 5-6 ít dùng</text:p>
          </table:table-cell>
          <table:table-cell table:number-columns-repeated="16383"/>
        </table:table-row>
        <table:table-row table:style-name="ro1">
          <table:table-cell office:value-type="string" table:style-name="ce2">
            <text:p>Hài lòng về chất âm của em này. Đặt biệt Bass khá ngọt. Nghe Pop, Edm rất đã</text:p>
          </table:table-cell>
          <table:table-cell table:number-columns-repeated="16383"/>
        </table:table-row>
        <table:table-row table:style-name="ro1">
          <table:table-cell office:value-type="string" table:style-name="ce2">
            <text:p>Mua tai nghe này đây là lần thứ hai. Thích nhất là nghe dj với edm thì tuyệt.</text:p>
          </table:table-cell>
          <table:table-cell table:number-columns-repeated="16383"/>
        </table:table-row>
        <table:table-row table:style-name="ro1">
          <table:table-cell office:value-type="string" table:style-name="ce2">
            <text:p>Tiki giao hàng nhanh, xài tốt, tiết kiệm hơn mua chỗ khác</text:p>
          </table:table-cell>
          <table:table-cell table:number-columns-repeated="16383"/>
        </table:table-row>
        <table:table-row table:style-name="ro1">
          <table:table-cell office:value-type="string" table:style-name="ce2">
            <text:p>Khá hài lòng với chiếc tai nghe này, giá cả ổn, giao hàng đúng hẹn. Chắc do tai nghe mới nên nghe chưa quen cho lắm.</text:p>
          </table:table-cell>
          <table:table-cell table:number-columns-repeated="16383"/>
        </table:table-row>
        <table:table-row table:style-name="ro1">
          <table:table-cell office:value-type="string" table:style-name="ce2">
            <text:p>Sản phẩm sử dụng tốt, dịch vụ TiKi tốt. Rất hài lòng với cách ván hàng của Tiki.</text:p>
          </table:table-cell>
          <table:table-cell table:number-columns-repeated="16383"/>
        </table:table-row>
        <table:table-row table:style-name="ro1">
          <table:table-cell office:value-type="string" table:style-name="ce2">
            <text:p>tai nghe ổn. được tặng balô . cho 4 sao. hẹn t6 , t5 tiki đã giao hàng. nhanh kinh khủng . sẽ tiếp tục mua đồ trên tiki</text:p>
          </table:table-cell>
          <table:table-cell table:number-columns-repeated="16383"/>
        </table:table-row>
        <table:table-row table:style-name="ro1">
          <table:table-cell office:value-type="string" table:style-name="ce2">
            <text:p>hàng tốt, thái độ nhân viên giao hàng không tốt.</text:p>
          </table:table-cell>
          <table:table-cell table:number-columns-repeated="16383"/>
        </table:table-row>
        <table:table-row table:style-name="ro1">
          <table:table-cell office:value-type="string" table:style-name="ce2">
            <text:p>sao không thấy có nốt tăng giảm âm lượng vậy ạ? Tai nghe sony nó không có à mn?</text:p>
          </table:table-cell>
          <table:table-cell table:number-columns-repeated="16383"/>
        </table:table-row>
        <table:table-row table:style-name="ro1">
          <table:table-cell office:value-type="string" table:style-name="ce2">
            <text:p>mẫu đẹp. nghe nhac ok. còn bền hay không phải sd lâu mới đáng giá được</text:p>
          </table:table-cell>
          <table:table-cell table:number-columns-repeated="16383"/>
        </table:table-row>
        <table:table-row table:style-name="ro1">
          <table:table-cell office:value-type="string" table:style-name="ce2">
            <text:p>Đúng chất extra bass, nghe edm, xem phim, chơi game rất đã. Chi hơi tiếc mua xong tháng sau thì tiki giảm giá <text:s/>.</text:p>
          </table:table-cell>
          <table:table-cell table:number-columns-repeated="16383"/>
        </table:table-row>
        <table:table-row table:style-name="ro1">
          <table:table-cell office:value-type="string" table:style-name="ce2">
            <text:p>sản phẩm nghe ổn, ấm. - tuy nhiên vẫn không biết cuốn dây chống dài là cái nào</text:p>
          </table:table-cell>
          <table:table-cell table:number-columns-repeated="16383"/>
        </table:table-row>
        <table:table-row table:style-name="ro1">
          <table:table-cell office:value-type="string" table:style-name="ce2">
            <text:p>Hàng tốt nhưng giao hàng siêu chậm. Hàng tốt nhưng giao hàng siêu chậm</text:p>
          </table:table-cell>
          <table:table-cell table:number-columns-repeated="16383"/>
        </table:table-row>
        <table:table-row table:style-name="ro1">
          <table:table-cell office:value-type="string" table:style-name="ce2">
            <text:p>Nhạc hay rất thích nghe, nhưng giâ hơi chát, đeo không sang lắm</text:p>
          </table:table-cell>
          <table:table-cell table:number-columns-repeated="16383"/>
        </table:table-row>
        <table:table-row table:style-name="ro1">
          <table:table-cell office:value-type="string" table:style-name="ce2">
            <text:p>Tốt trong tầm giá...mua tiki các bạn yên tâm hàng chính hãng giá tốt</text:p>
          </table:table-cell>
          <table:table-cell table:number-columns-repeated="16383"/>
        </table:table-row>
        <table:table-row table:style-name="ro1">
          <table:table-cell office:value-type="string" table:style-name="ce2">
            <text:p>Hàng tốt nhưng thái độ của nv giao hàng thì không ổn tí nào xx</text:p>
          </table:table-cell>
          <table:table-cell table:number-columns-repeated="16383"/>
        </table:table-row>
        <table:table-row table:style-name="ro1">
          <table:table-cell office:value-type="string" table:style-name="ce2">
            <text:p>giao hàng nhanh , đóng gói cẫn thận. tai nghe chính hãng</text:p>
          </table:table-cell>
          <table:table-cell table:number-columns-repeated="16383"/>
        </table:table-row>
        <table:table-row table:style-name="ro1">
          <table:table-cell office:value-type="string" table:style-name="ce2">
            <text:p>nói chung là tốt, nghe cũng tạm tạm. Bass chưa được như kỳ vọng</text:p>
          </table:table-cell>
          <table:table-cell table:number-columns-repeated="16383"/>
        </table:table-row>
        <table:table-row table:style-name="ro1">
          <table:table-cell office:value-type="string" table:style-name="ce2">
            <text:p>đã mua sản phẩm và hài lòng. sản phẩm phát sóng tốt và dễ thiết lập</text:p>
          </table:table-cell>
          <table:table-cell table:number-columns-repeated="16383"/>
        </table:table-row>
        <table:table-row table:style-name="ro1">
          <table:table-cell office:value-type="string" table:style-name="ce2">
            <text:p>Mình xài Xiaomi Mi8 sử dụng jack chuyển type C -3.5. Vậy tai nghe này có hỗ trợ không bạn</text:p>
          </table:table-cell>
          <table:table-cell table:number-columns-repeated="16383"/>
        </table:table-row>
        <table:table-row table:style-name="ro1">
          <table:table-cell office:value-type="string" table:style-name="ce2">
            <text:p>hơi bị trầy xí nhưng tai nghe rất okay đáng để mua và trải nghiệm</text:p>
          </table:table-cell>
          <table:table-cell table:number-columns-repeated="16383"/>
        </table:table-row>
        <table:table-row table:style-name="ro1">
          <table:table-cell office:value-type="string" table:style-name="ce2">
            <text:p>Chất lượng âm thanh tốt. Mỗi tội đeo lâu hơi đau tai -_-</text:p>
          </table:table-cell>
          <table:table-cell table:number-columns-repeated="16383"/>
        </table:table-row>
        <table:table-row table:style-name="ro1">
          <table:table-cell office:value-type="string" table:style-name="ce2">
            <text:p>Chất âm bass tốt so với sản phẩm cùng phân khúc. Chất lượng gia công hoàn thiện chấp nhận được.</text:p>
          </table:table-cell>
          <table:table-cell table:number-columns-repeated="16383"/>
        </table:table-row>
        <table:table-row table:style-name="ro1">
          <table:table-cell office:value-type="string" table:style-name="ce2">
            <text:p>Vì mình từng dùng các tai nghe tốt khác rồi nên cảm nhận tai nghe này ở mức khá thôi.</text:p>
          </table:table-cell>
          <table:table-cell table:number-columns-repeated="16383"/>
        </table:table-row>
        <table:table-row table:style-name="ro1">
          <table:table-cell office:value-type="string" table:style-name="ce2">
            <text:p>tat ca ca tinh nang deu tot, neu pin dung lau hon nua thi qua tot</text:p>
          </table:table-cell>
          <table:table-cell table:number-columns-repeated="16383"/>
        </table:table-row>
        <table:table-row table:style-name="ro1">
          <table:table-cell office:value-type="string" table:style-name="ce2">
            <text:p>Chất lượng khá ok, đặt chịu phí giao 29k... Đặt 6h30.. Chưa tới 8h30 là có.. Nhanh dễ sợ :v</text:p>
          </table:table-cell>
          <table:table-cell table:number-columns-repeated="16383"/>
        </table:table-row>
        <table:table-row table:style-name="ro1">
          <table:table-cell office:value-type="string" table:style-name="ce2">
            <text:p>tạm ổn trong tầm giá <text:s/>bass hay , thích lắm giao hàng trước dự kiến nữa</text:p>
          </table:table-cell>
          <table:table-cell table:number-columns-repeated="16383"/>
        </table:table-row>
        <table:table-row table:style-name="ro1">
          <table:table-cell office:value-type="string" table:style-name="ce2">
            <text:p>Thỉnh thoảng có tiếng rè</text:p>
          </table:table-cell>
          <table:table-cell table:number-columns-repeated="16383"/>
        </table:table-row>
        <table:table-row table:style-name="ro1">
          <table:table-cell office:value-type="string" table:style-name="ce2">
            <text:p>Tai nghe ổn nhưng mình chọn màu trắng mà màu nhận được là màu ghi</text:p>
          </table:table-cell>
          <table:table-cell table:number-columns-repeated="16383"/>
        </table:table-row>
        <table:table-row table:style-name="ro1">
          <table:table-cell office:value-type="string" table:style-name="ce2">
            <text:p>Tai nghe tốt, nghe nhạc hay chơi game đều ổn so tầm giá, chỉ có logo là nhanh mờ.</text:p>
          </table:table-cell>
          <table:table-cell table:number-columns-repeated="16383"/>
        </table:table-row>
        <table:table-row table:style-name="ro1">
          <table:table-cell office:value-type="string" table:style-name="ce2">
            <text:p>Bắt sóng hơi kém tí với pin nhanh hết. Còn lại đều Ok hết )</text:p>
          </table:table-cell>
          <table:table-cell table:number-columns-repeated="16383"/>
        </table:table-row>
        <table:table-row table:style-name="ro1">
          <table:table-cell office:value-type="string" table:style-name="ce2">
            <text:p>Đẹp, giao diện trực quan. Pin hơi thiếu nếu cần dùng liên tục.</text:p>
          </table:table-cell>
          <table:table-cell table:number-columns-repeated="16383"/>
        </table:table-row>
        <table:table-row table:style-name="ro1">
          <table:table-cell office:value-type="string" table:style-name="ce2">
            <text:p>Tai nghe ổn dưới 1tr, âm bass nghe tốt, hàng nguyên seal bảo hành chính hãng</text:p>
          </table:table-cell>
          <table:table-cell table:number-columns-repeated="16383"/>
        </table:table-row>
        <table:table-row table:style-name="ro1">
          <table:table-cell office:value-type="string" table:style-name="ce2">
            <text:p>Sản phẩm tốt, khá hài lòng. Pin không xuất sắc lắm</text:p>
          </table:table-cell>
          <table:table-cell table:number-columns-repeated="16383"/>
        </table:table-row>
        <table:table-row table:style-name="ro1">
          <table:table-cell office:value-type="string" table:style-name="ce2">
            <text:p>Sử dụng một thời gian cảm thấy máy dùng tốt sóng ổn</text:p>
            <text:p>Máy nhỏ gọn và nhẹ</text:p>
          </table:table-cell>
          <table:table-cell table:number-columns-repeated="16383"/>
        </table:table-row>
        <table:table-row table:style-name="ro1">
          <table:table-cell office:value-type="string" table:style-name="ce2">
            <text:p>Thời gian online liên tục khoảng 5 tiếng. Đủ cho 1 ngày sử dụng.</text:p>
          </table:table-cell>
          <table:table-cell table:number-columns-repeated="16383"/>
        </table:table-row>
        <table:table-row table:style-name="ro1">
          <table:table-cell office:value-type="string" table:style-name="ce2">
            <text:p>sản phẩm nghe edm khá đã</text:p>
          </table:table-cell>
          <table:table-cell table:number-columns-repeated="16383"/>
        </table:table-row>
        <table:table-row table:style-name="ro1">
          <table:table-cell office:value-type="string" table:style-name="ce2">
            <text:p>Sản phẩm tốt, nghe nhạc rất thoải mái, chỉ tiếc là k điều chỉnh được volumn</text:p>
          </table:table-cell>
          <table:table-cell table:number-columns-repeated="16383"/>
        </table:table-row>
        <table:table-row table:style-name="ro1">
          <table:table-cell office:value-type="string" table:style-name="ce2">
            <text:p>San pham tot, nhung khau giao hang khong linh hoat, khong dien thoai truoc khi giao</text:p>
          </table:table-cell>
          <table:table-cell table:number-columns-repeated="16383"/>
        </table:table-row>
        <table:table-row table:style-name="ro1">
          <table:table-cell office:value-type="string" table:style-name="ce2">
            <text:p>Đường truyền tốt.Thời lượng pin kém (khoảng 5 tiếng)</text:p>
          </table:table-cell>
          <table:table-cell table:number-columns-repeated="16383"/>
        </table:table-row>
        <table:table-row table:style-name="ro1">
          <table:table-cell office:value-type="string" table:style-name="ce2">
            <text:p>bắt sóng tơt, tiệt lợi khi đi những khu vực sóng yếu.</text:p>
          </table:table-cell>
          <table:table-cell table:number-columns-repeated="16383"/>
        </table:table-row>
        <table:table-row table:style-name="ro1">
          <table:table-cell office:value-type="string" table:style-name="ce2">
            <text:p>sàn phẩm tốt.................................................</text:p>
          </table:table-cell>
          <table:table-cell table:number-columns-repeated="16383"/>
        </table:table-row>
        <table:table-row table:style-name="ro1">
          <table:table-cell office:value-type="string" table:style-name="ce2">
            <text:p>pin yếu thôi còn lại mọi thứ rất ok, giao hàng nhanh</text:p>
          </table:table-cell>
          <table:table-cell table:number-columns-repeated="16383"/>
        </table:table-row>
        <table:table-row table:style-name="ro1">
          <table:table-cell office:value-type="string" table:style-name="ce2">
            <text:p>Trừ điểm giao hàng quá lâu 23 ngày thì hàng rất tốt không có gì phải chê</text:p>
          </table:table-cell>
          <table:table-cell table:number-columns-repeated="16383"/>
        </table:table-row>
        <table:table-row table:style-name="ro1">
          <table:table-cell office:value-type="string" table:style-name="ce2">
            <text:p>nghe cũng được</text:p>
          </table:table-cell>
          <table:table-cell table:number-columns-repeated="16383"/>
        </table:table-row>
        <table:table-row table:style-name="ro1">
          <table:table-cell office:value-type="string" table:style-name="ce2">
            <text:p>đối với m nghe ok,</text:p>
          </table:table-cell>
          <table:table-cell table:number-columns-repeated="16383"/>
        </table:table-row>
        <table:table-row table:style-name="ro1">
          <table:table-cell office:value-type="string" table:style-name="ce2">
            <text:p>pin hơi yếu so vs nhu cầu... ~ 6-7h phát liên tục.</text:p>
          </table:table-cell>
          <table:table-cell table:number-columns-repeated="16383"/>
        </table:table-row>
        <table:table-row table:style-name="ro1">
          <table:table-cell office:value-type="string" table:style-name="ce2">
            <text:p>Tầm phủ sóng xa, tốc độ ổn định. Rất đáng tiền</text:p>
          </table:table-cell>
          <table:table-cell table:number-columns-repeated="16383"/>
        </table:table-row>
        <table:table-row table:style-name="ro1">
          <table:table-cell office:value-type="string" table:style-name="ce2">
            <text:p>Xài cũng ok. Không biết sau này như thế nào. Giao hàng an toàn</text:p>
          </table:table-cell>
          <table:table-cell table:number-columns-repeated="16383"/>
        </table:table-row>
        <table:table-row table:style-name="ro1">
          <table:table-cell office:value-type="string" table:style-name="ce2">
            <text:p>Mới dùng được 1 tuần nói chung ổn. Nhanh chậm do sim.</text:p>
          </table:table-cell>
          <table:table-cell table:number-columns-repeated="16383"/>
        </table:table-row>
        <table:table-row table:style-name="ro1">
          <table:table-cell office:value-type="string" table:style-name="ce2">
            <text:p>Đeo khá đau tai</text:p>
          </table:table-cell>
          <table:table-cell table:number-columns-repeated="16383"/>
        </table:table-row>
        <table:table-row table:style-name="ro1">
          <table:table-cell office:value-type="string" table:style-name="ce2">
            <text:p>Bass nghe rất đã tuy nhiên dây khá dễ rối, gỡ ra lâu</text:p>
          </table:table-cell>
          <table:table-cell table:number-columns-repeated="16383"/>
        </table:table-row>
        <table:table-row table:style-name="ro1">
          <table:table-cell office:value-type="string" table:style-name="ce2">
            <text:p>. <text:s text:c="47"/>.</text:p>
          </table:table-cell>
          <table:table-cell table:number-columns-repeated="16383"/>
        </table:table-row>
        <table:table-row table:style-name="ro1">
          <table:table-cell office:value-type="string" table:style-name="ce2">
            <text:p>pin bình thường, mạng dễ lag thi thoảng phải reset</text:p>
          </table:table-cell>
          <table:table-cell table:number-columns-repeated="16383"/>
        </table:table-row>
        <table:table-row table:style-name="ro1">
          <table:table-cell office:value-type="string" table:style-name="ce2">
            <text:p>Sản phẩm nghe tốt và có vet chắc, dây ít bị rối và màu sắc cũng đẹp.</text:p>
          </table:table-cell>
          <table:table-cell table:number-columns-repeated="16383"/>
        </table:table-row>
        <table:table-row table:style-name="ro1">
          <table:table-cell office:value-type="string" table:style-name="ce2">
            <text:p>Máy sài tạm ổn nhưng nhanh hết pin quá, mà nhiều khi sạc mãi không đầy cứ đứng yên, không lên phần trăm nào cả</text:p>
          </table:table-cell>
          <table:table-cell table:number-columns-repeated="16383"/>
        </table:table-row>
        <table:table-row table:style-name="ro1">
          <table:table-cell office:value-type="string" table:style-name="ce2">
            <text:p>Đã mua và dùng. Kết nối tốt, dung lượng pin hơi thấp. Tốc độ truyền dữ liệu từ máy vào thẻ nhớ của thiết bị rất nhanh. Hài lòng với thiết bị.</text:p>
          </table:table-cell>
          <table:table-cell table:number-columns-repeated="16383"/>
        </table:table-row>
        <table:table-row table:style-name="ro1">
          <table:table-cell office:value-type="string" table:style-name="ce2">
            <text:p>Mấy ông kia mua sao có balo vậy mua bên tiki trading hay gia hiệp computer vậy</text:p>
          </table:table-cell>
          <table:table-cell table:number-columns-repeated="16383"/>
        </table:table-row>
        <table:table-row table:style-name="ro1">
          <table:table-cell office:value-type="string" table:style-name="ce2">
            <text:p>Hang chat luong , dung seal , <text:s/>san pham active dung ngay , nhan vien nhiet tinh</text:p>
          </table:table-cell>
          <table:table-cell table:number-columns-repeated="16383"/>
        </table:table-row>
        <table:table-row table:style-name="ro1">
          <table:table-cell office:value-type="string" table:style-name="ce2">
            <text:p>Mua sản phẩm này có được tặng kèm sim 4G không vậy shop ơi</text:p>
          </table:table-cell>
          <table:table-cell table:number-columns-repeated="16383"/>
        </table:table-row>
        <table:table-row table:style-name="ro1">
          <table:table-cell office:value-type="string" table:style-name="ce2">
            <text:p>Xin hỏi nếu tỉnh toi chưa được phủ sóng 4G thì liệu rằng sản phẩm này có sử dụng 3G được không?</text:p>
          </table:table-cell>
          <table:table-cell table:number-columns-repeated="16383"/>
        </table:table-row>
        <table:table-row table:style-name="ro1">
          <table:table-cell office:value-type="string" table:style-name="ce2">
            <text:p>máy phát 4g tốc độ thường có mạnh k <text:s/>.......... ........</text:p>
          </table:table-cell>
          <table:table-cell table:number-columns-repeated="16383"/>
        </table:table-row>
        <table:table-row table:style-name="ro1">
          <table:table-cell office:value-type="string" table:style-name="ce2">
            <text:p>Các sim mạng nước ngoài,Hoặc Vietnamobile có cần phải cài đặt gì không??</text:p>
          </table:table-cell>
          <table:table-cell table:number-columns-repeated="16383"/>
        </table:table-row>
        <table:table-row table:style-name="ro1">
          <table:table-cell office:value-type="string" table:style-name="ce2">
            <text:p>bass không ngon như mong đợi, hơi thất vọng. Được cái màu đỏ đẹp</text:p>
          </table:table-cell>
          <table:table-cell table:number-columns-repeated="16383"/>
        </table:table-row>
        <table:table-row table:style-name="ro1">
          <table:table-cell office:value-type="string" table:style-name="ce2">
            <text:p>bass tốt, cách âm oki, sản phẩm đáng đồng tiền (y)</text:p>
          </table:table-cell>
          <table:table-cell table:number-columns-repeated="16383"/>
        </table:table-row>
        <table:table-row table:style-name="ro1">
          <table:table-cell office:value-type="string" table:style-name="ce2">
            <text:p>Tiki giao hàng nhanh Bề ngoài ổn, tuy nhiên đèn báo hiệu màu xanh cực xấu, nhìn chán không tả. Thanh trượt ra vào đầu USB rất nhẹ, cảm giác không chắc lắm cứ sợ nó tuột ra. Tốc độ đọc ghi tốt.</text:p>
          </table:table-cell>
          <table:table-cell table:number-columns-repeated="16383"/>
        </table:table-row>
        <table:table-row table:style-name="ro1">
          <table:table-cell office:value-type="string" table:style-name="ce2">
            <text:p>Về sản phẩm: - Usb còn nguyên seal. - Nhà cung cấp: Tiki Trading - Giá lúc mua: 99k -&gt; Sau khi dùng 5 tháng thì tốc độ vẫn ổn định, chỉ có hơi nóng nhẹ. Về Tiki: - Giao hàng nhanh đúng giờ. - Đóng gói tốt.</text:p>
          </table:table-cell>
          <table:table-cell table:number-columns-repeated="16383"/>
        </table:table-row>
        <table:table-row table:style-name="ro1">
          <table:table-cell office:value-type="string" table:style-name="ce2">
            <text:p>USB thiên về tốc độ Read hơn tốc độ Write. Trên là tốc độ ở 2 cổng USB khác nhau trên cùng Laptop nên cân nhắc sử dụng ở cổng có tốc độ nhanh hơn.</text:p>
          </table:table-cell>
          <table:table-cell table:number-columns-repeated="16383"/>
        </table:table-row>
        <table:table-row table:style-name="ro1">
          <table:table-cell office:value-type="string" table:style-name="ce2">
            <text:p>đã nhận, giao hàng nhanh, đóng gói cẩn thận, ngoài ghi rõ kỳ hàng trước khi nhận, đã thử tương đối ổn, bền chưa biết. tạm đánh giá 4*. nếu bền xét sau</text:p>
          </table:table-cell>
          <table:table-cell table:number-columns-repeated="16383"/>
        </table:table-row>
        <table:table-row table:style-name="ro1">
          <table:table-cell office:value-type="string" table:style-name="ce2">
            <text:p>sản phẩm đẹp tốc 19mb/s chậm hơn so với mô tả 30MB/s nhưng khá ỗn tốc độ đọc ok</text:p>
          </table:table-cell>
          <table:table-cell table:number-columns-repeated="16383"/>
        </table:table-row>
        <table:table-row table:style-name="ro1">
          <table:table-cell office:value-type="string" table:style-name="ce2">
            <text:p>sản phẩm ok, giao hàng nhanh, nhưng mỗi tội cảm thấy usb hơi lỏng lẹt</text:p>
          </table:table-cell>
          <table:table-cell table:number-columns-repeated="16383"/>
        </table:table-row>
        <table:table-row table:style-name="ro1">
          <table:table-cell office:value-type="string" table:style-name="ce2">
            <text:p>Tốt, đẹp, tuy nhiên phần rút vào rút ra đầu usb hơi cứng, tốc độ tải tốt như quảng cáo, hợp với giá tiền.</text:p>
          </table:table-cell>
          <table:table-cell table:number-columns-repeated="16383"/>
        </table:table-row>
        <table:table-row table:style-name="ro1">
          <table:table-cell office:value-type="string" table:style-name="ce2">
            <text:p>Tai nghe ổn trong tầm giá, Tiki giao hàng nhanh gọn, tuyệt vời</text:p>
          </table:table-cell>
          <table:table-cell table:number-columns-repeated="16383"/>
        </table:table-row>
        <table:table-row table:style-name="ro1">
          <table:table-cell office:value-type="string" table:style-name="ce2">
            <text:p>dùng tốt, tốc độ ổn, tuy nhiên rất nhanh bị nóng, cắm một lúc không truyền dữ liệu cũng nóng</text:p>
          </table:table-cell>
          <table:table-cell table:number-columns-repeated="16383"/>
        </table:table-row>
        <table:table-row table:style-name="ro1">
          <table:table-cell office:value-type="string" table:style-name="ce2">
            <text:p>Sản phẩm tốc độ khong như mô tả , giá tốt ❤️ Mọi người nên mua</text:p>
          </table:table-cell>
          <table:table-cell table:number-columns-repeated="16383"/>
        </table:table-row>
        <table:table-row table:style-name="ro1">
          <table:table-cell office:value-type="string" table:style-name="ce2">
            <text:p>tốt.................................................</text:p>
          </table:table-cell>
          <table:table-cell table:number-columns-repeated="16383"/>
        </table:table-row>
        <table:table-row table:style-name="ro1">
          <table:table-cell office:value-type="string" table:style-name="ce2">
            <text:p>Giao hàng nhanh. Sản phẩm tốt <text:s text:c="29"/>.............. ...........</text:p>
          </table:table-cell>
          <table:table-cell table:number-columns-repeated="16383"/>
        </table:table-row>
        <table:table-row table:style-name="ro1">
          <table:table-cell office:value-type="string" table:style-name="ce2">
            <text:p>Sản phẩm đóng gói ok. Còn chất lượng thì phải đợi kiểm chứng</text:p>
          </table:table-cell>
          <table:table-cell table:number-columns-repeated="16383"/>
        </table:table-row>
        <table:table-row table:style-name="ro1">
          <table:table-cell office:value-type="string" table:style-name="ce2">
            <text:p>Màu xanh dương hết hàng rồi mà Tiki chưa cập nhật làm mình đặt mua rồi bị huỷ. Hơi thất vọng</text:p>
          </table:table-cell>
          <table:table-cell table:number-columns-repeated="16383"/>
        </table:table-row>
        <table:table-row table:style-name="ro1">
          <table:table-cell office:value-type="string" table:style-name="ce2">
            <text:p>Tai nghe mình mua ở tiki từ ngày 22/4 dùng đến giờ bị hư một bên tai không biết có bảo hành được k ạ</text:p>
          </table:table-cell>
          <table:table-cell table:number-columns-repeated="16383"/>
        </table:table-row>
        <table:table-row table:style-name="ro1">
          <table:table-cell office:value-type="string" table:style-name="ce2">
            <text:p>Chất âm ổn, cấu tạo tai nghe chưa thật sự tối ưu, không thoải mái khi nghe lâu</text:p>
          </table:table-cell>
          <table:table-cell table:number-columns-repeated="16383"/>
        </table:table-row>
        <table:table-row table:style-name="ro1">
          <table:table-cell office:value-type="string" table:style-name="ce2">
            <text:p>Thấy trên sony center giá cao hơn nhưng ráp bên thái lan chắc ngon hơn ak</text:p>
          </table:table-cell>
          <table:table-cell table:number-columns-repeated="16383"/>
        </table:table-row>
        <table:table-row table:style-name="ro1">
          <table:table-cell office:value-type="string" table:style-name="ce2">
            <text:p>tốc độ ổn định, phải sử dụng 1 thời gian mới biết bền không,</text:p>
          </table:table-cell>
          <table:table-cell table:number-columns-repeated="16383"/>
        </table:table-row>
        <table:table-row table:style-name="ro1">
          <table:table-cell office:value-type="string" table:style-name="ce2">
            <text:p>Hàng vừa đủ tầm tiền, đầu usb hơi lỏng, usb đúng dung lượng</text:p>
          </table:table-cell>
          <table:table-cell table:number-columns-repeated="16383"/>
        </table:table-row>
        <table:table-row table:style-name="ro1">
          <table:table-cell office:value-type="string" table:style-name="ce2">
            <text:p>Bỏ nhựa nên cầm cảm giác không chắc chắn, tạm ổn</text:p>
          </table:table-cell>
          <table:table-cell table:number-columns-repeated="16383"/>
        </table:table-row>
        <table:table-row table:style-name="ro1">
          <table:table-cell office:value-type="string" table:style-name="ce2">
            <text:p>Anh ơi tai em hơi nhỏ, không biết có phù hợp không ạ (</text:p>
          </table:table-cell>
          <table:table-cell table:number-columns-repeated="16383"/>
        </table:table-row>
        <table:table-row table:style-name="ro1">
          <table:table-cell office:value-type="string" table:style-name="ce2">
            <text:p>Chất lượng tốt. Rất hài lòng về sản phẩm. Đúng hàng</text:p>
          </table:table-cell>
          <table:table-cell table:number-columns-repeated="16383"/>
        </table:table-row>
        <table:table-row table:style-name="ro1">
          <table:table-cell office:value-type="string" table:style-name="ce2">
            <text:p>Mẫu mã đẹp, giao hàng đúng thời hạn</text:p>
          </table:table-cell>
          <table:table-cell table:number-columns-repeated="16383"/>
        </table:table-row>
        <table:table-row table:style-name="ro1">
          <table:table-cell office:value-type="string" table:style-name="ce2">
            <text:p>Mình mua 2 thẻ trong 2 đợt khác nhau, nhìn chung thẻ OK, mình test sản phẩm thì thấy tốc độ đọc tầm 60MB/s không được 80MB/s như quảng cáo, tốc độ ghi tầm 38MB/s tạm chấp nhận được. Còn lại đợi xem nó có bền nữa không thì đáng 5* luôn, hy vọng nó không lăn đùng chết khi mình chứa hình ảnh lên trên đó. Ngoài ra ứng dụng Memoryzone của Sandisk rất hay, nó quản lý tập tin và hình ảnh trên máy điện thoại quá tuyệt vời, anh em nên cài để thay thế cái Files mặc định trên Android. Mình dùng điện thoại Vsmart Active 1 + chụp hình quá đẹp,</text:p>
          </table:table-cell>
          <table:table-cell table:number-columns-repeated="16383"/>
        </table:table-row>
        <table:table-row table:style-name="ro1">
          <table:table-cell office:value-type="string" table:style-name="ce2">
            <text:p>Như mọi khi, giao hàng rất nhanh gần giống khi đăng ký TikiNow, săn sale lúc 9h thì gần 10h20 đã giao hàng đến, chị shipper thân thiện. Hơi khó hiểu vì không có dán thông tin đơn vị nhập khẩu, phân phối ở mặt sau như lúc mua offline thông thường, ít nhất vẫn còn nguyên niêm phong giấy. Việc không có khung thẻ SD có thể làm một số khách không thích, riêng mình dư sẵn nhiều nên không quan tâm. Thẻ mới cắm vào khá "sạch", tổng 64GB thì quản lý nền chỉ chiếm khoảng 4,7GB, tỷ lệ này ở mức tạm ổn. Ứng dụng đi kèm với Mac / Win khá tốt cho những ai hay cần tự động sao lưu dữ liệu hay thường xuyên xóa nhầm tập tin. App cho điện thoại không thực sự hữu dụng. Quay phim ổn ở 1080p 60fps, bitrate ổn định trong khoảng 12-14Mb/s. Ai có nhu cầu quay chậm / độ phân giải cao / dùng GoPro, drone... mình khuyên nên chọn các dòng cao cấp hơn để tối ưu chất lượng. Chụp ảnh RAW đương nhiên là lưu khá chậm, thẻ này chỉ là C10 thôi nên mọi người không nên đòi hỏi quá. Đối với người có nhu cầu cao như mình thì loại này khá phù hợp với tiêu chí làm thẻ phụ. Sẽ ủng hộ các sản phẩm khác của Tiki!</text:p>
          </table:table-cell>
          <table:table-cell table:number-columns-repeated="16383"/>
        </table:table-row>
        <table:table-row table:style-name="ro1">
          <table:table-cell office:value-type="string" table:style-name="ce2">
            <text:p>Mình nhận hàng hôm qua, bao bì còn nguyên vẹn, xuất xứ là Taiwan, không phải China, cái này không vấn đề gì cả. Mình đã kiểm tra bằng phần mềm trên Android, đúng chip nhớ của Sandisk, tốc độ đọc ghi thì mình thử bằng phần mềm A1 SDbench được kết quả đọc/ghi là 32/25MB, có thể do cái điện thoại mình cắm thử nó cũ quá. Nói chung là hài lòng với sản phẩm này.</text:p>
          </table:table-cell>
          <table:table-cell table:number-columns-repeated="16383"/>
        </table:table-row>
        <table:table-row table:style-name="ro1">
          <table:table-cell office:value-type="string" table:style-name="ce2">
            <text:p>dự kiến 23/1/2019 mới giao tới mà 20/1/2019 đã giao tới rồi làm không chuẩn bị tiền kịp phải đi mượn tiền bạn = <text:s/>thẻ nhớ thì chắc OK rồi, dung lượng thực 59,4gb cái này thì hiển nhiên bình thường rồi, nói cho các bạn nào tưởng mình bị lừa đảo về dung lượng nhé!</text:p>
          </table:table-cell>
          <table:table-cell table:number-columns-repeated="16383"/>
        </table:table-row>
        <table:table-row table:style-name="ro1">
          <table:table-cell office:value-type="string" table:style-name="ce2">
            <text:p>Đã mua em ấy, giá chắc là mềm hơn so với bên ngoài thị trường. Tuy nhiên k biết tem bảo hành ở đâu, cũng k có hóa đơn bán hàng của Tiki như mọi lần. Đang lắp vào mắt Camera, dùng tốt, chưa thấy lỗi lầm gì. Mong là k phải động đến bảo hành.</text:p>
          </table:table-cell>
          <table:table-cell table:number-columns-repeated="16383"/>
        </table:table-row>
        <table:table-row table:style-name="ro1">
          <table:table-cell office:value-type="string" table:style-name="ce2">
            <text:p>Thông tin trên trang sản phẩm thời gian bảo hành là 5 năm nhưng tại sao trên temp bảo.hành có 6 tháng? <text:s/>Vậy sản phẩm này được bảo hành bao lâu???</text:p>
          </table:table-cell>
          <table:table-cell table:number-columns-repeated="16383"/>
        </table:table-row>
        <table:table-row table:style-name="ro1">
          <table:table-cell office:value-type="string" table:style-name="ce2">
            <text:p>Hàng xuất xứ Malaysia k phải Trung Quốc. K có dán tem bảo hành nên là hàng nguyên seal k bị rạch ra để dán tem. Dùng ổn</text:p>
          </table:table-cell>
          <table:table-cell table:number-columns-repeated="16383"/>
        </table:table-row>
        <table:table-row table:style-name="ro1">
          <table:table-cell office:value-type="string" table:style-name="ce2">
            <text:p>thời gian giao hàng hơi lâu nhưng sản phẩm ok. Hàng nguyên .giá khá rẻ 155k anh em nên mua</text:p>
          </table:table-cell>
          <table:table-cell table:number-columns-repeated="16383"/>
        </table:table-row>
        <table:table-row table:style-name="ro1">
          <table:table-cell office:value-type="string" table:style-name="ce2">
            <text:p>Đã dùng với điện thoại, sao chép dữ liệu cũng ổn. Giá cả rất phải chăng. Có điều đợt này Tiki giao hàng quá chậm (1 tuần), chậm nhất trong các lần từng mua từ Tiki (không tính đơn hàng từ nước ngoài)</text:p>
          </table:table-cell>
          <table:table-cell table:number-columns-repeated="16383"/>
        </table:table-row>
        <table:table-row table:style-name="ro1">
          <table:table-cell office:value-type="string" table:style-name="ce2">
            <text:p>đặt hôm 18/12 đến 26/12 <text:s/>mới nhận được hàng, khá chậm. thẻ dùng ok nhưng k biết quy đổi kiểu nào mà vào có hơn 59gb thui. chất lượng thì theo tgian mới có thể biết được .</text:p>
          </table:table-cell>
          <table:table-cell table:number-columns-repeated="16383"/>
        </table:table-row>
        <table:table-row table:style-name="ro1">
          <table:table-cell office:value-type="string" table:style-name="ce2">
            <text:p>mới mua thì thấy có hiện tượng có người dùng rồi bỏ vô lại. nhưng mà bỏ vào máy vẫn chạy ngon lành cành đào tốc độ vận chuyển rất hài lòng với giá tiền này.</text:p>
          </table:table-cell>
          <table:table-cell table:number-columns-repeated="16383"/>
        </table:table-row>
        <table:table-row table:style-name="ro1">
          <table:table-cell office:value-type="string" table:style-name="ce2">
            <text:p>Đóng gói chắc chắn, nhưng chưa rõ vì sao thẻ 16Gb được dán tem bảo hành còn thẻ 64Gb lại không được dán thẻ. Muốn chat với shop mà không biết tìm chỗ nào</text:p>
          </table:table-cell>
          <table:table-cell table:number-columns-repeated="16383"/>
        </table:table-row>
        <table:table-row table:style-name="ro1">
          <table:table-cell office:value-type="string" table:style-name="ce2">
            <text:p>shop nên giải thích rõ về vấn đề bảo hành của sản phẩm, thông tin đề là bảo hành bằng tem nhưng lại không có tem và gửi hàng nguyên zin, vậy bào hành theo hình thức nào vậy?</text:p>
          </table:table-cell>
          <table:table-cell table:number-columns-repeated="16383"/>
        </table:table-row>
        <table:table-row table:style-name="ro1">
          <table:table-cell office:value-type="string" table:style-name="ce2">
            <text:p>sản phẩm dùng đảm bảo. nguyên tem xé nhãn. còn vấn đề thời gian thì chưa đánh giá. hy vọng TIKI luôn đặt chất lượng. uy tín hàng đầu</text:p>
          </table:table-cell>
          <table:table-cell table:number-columns-repeated="16383"/>
        </table:table-row>
        <table:table-row table:style-name="ro1">
          <table:table-cell office:value-type="string" table:style-name="ce2">
            <text:p>Rẻ, Giao nhanh, Nguyên seal nhưng không biết bảo hành ntn?.</text:p>
          </table:table-cell>
          <table:table-cell table:number-columns-repeated="16383"/>
        </table:table-row>
        <table:table-row table:style-name="ro1">
          <table:table-cell office:value-type="string" table:style-name="ce2">
            <text:p>Về Tiki: <text:s/>- Giao nhanh, nhưng đưa kình thùng bị lủng 1 ít ngay màn hình thì hơi k thích <text:s/>- Lúc mới nhận thì hơi lo do nó lủng 1 lỗ ngay mặt thùng màn hình luôn nhưng may mở ra k bị ảnh hưởng bên trong. Về sản phẩm: <text:s/>- Màn hình phê lắm các bạn, mỏng, đẹp. Bảo hành thì kích hoạt tận 22/04/2023 nên khá ok. Còn về chất lượng thì thời gian sẽ trả lời. <text:s/>- Tuy nhiên hình như bị hở sáng thì phải, dòng ultrasharp này hay bị hay sao ấy mà k tránh khỏi nên 4 sao thôi.</text:p>
          </table:table-cell>
          <table:table-cell table:number-columns-repeated="16383"/>
        </table:table-row>
        <table:table-row table:style-name="ro1">
          <table:table-cell office:value-type="string" table:style-name="ce2">
            <text:p>Thẻ nhớ 64 gb nhưng chỉ khoảng 60gb thôi.Mới xài cho nên chưa đánh giá được.Nhưng đến giờ vẫn OK tạm chấp nhận được.</text:p>
          </table:table-cell>
          <table:table-cell table:number-columns-repeated="16383"/>
        </table:table-row>
        <table:table-row table:style-name="ro1">
          <table:table-cell office:value-type="string" table:style-name="ce2">
            <text:p>Giao nhanh, sản phẩm tốt gắn vào máy nintendo switch chạy mượt. lúc mua hộp còn nguyên vẹn. chưa bóc mở</text:p>
          </table:table-cell>
          <table:table-cell table:number-columns-repeated="16383"/>
        </table:table-row>
        <table:table-row table:style-name="ro1">
          <table:table-cell office:value-type="string" table:style-name="ce2">
            <text:p>sản phẩm dùng tốt, nhà bán hàng rạch để dán tem bảo hành</text:p>
          </table:table-cell>
          <table:table-cell table:number-columns-repeated="16383"/>
        </table:table-row>
        <table:table-row table:style-name="ro1">
          <table:table-cell office:value-type="string" table:style-name="ce2">
            <text:p>sản phẩm ghi 64gb nhưng thực tế chỉ 59gb, Giao hàng không nhanh lắm, hộp gói kĩ.</text:p>
          </table:table-cell>
          <table:table-cell table:number-columns-repeated="16383"/>
        </table:table-row>
        <table:table-row table:style-name="ro1">
          <table:table-cell office:value-type="string" table:style-name="ce2">
            <text:p>Màn hình là loại hàng dễ vỡ nhưng đóng gói rất ẩu không có mút chèn chống vỡ, chỉ cuốn phim nilon lớp ngoài. Bên trong không có phiếu bảo hành. Trước mắt đang sử dụng thấy tạm ổn. Yêu cầu Tiki gửi PBH sản phẩm và lưu ý cách đóng gói.</text:p>
          </table:table-cell>
          <table:table-cell table:number-columns-repeated="16383"/>
        </table:table-row>
        <table:table-row table:style-name="ro1">
          <table:table-cell office:value-type="string" table:style-name="ce2">
            <text:p>Đóng gói ok. Mới test bằng điện thoại chuyển sang nên chưa đánh giá được nhiều. <text:s/>Đóng gói không thấy cáp chuyển đổi dis play port mini sang display port mà chỉ có display port. Mua về cắp lap mà lại thiếu dây đó. Bình thường mình mua là có cáp đó không biết sao lần này lại không có nhỉ..</text:p>
          </table:table-cell>
          <table:table-cell table:number-columns-repeated="16383"/>
        </table:table-row>
        <table:table-row table:style-name="ro1">
          <table:table-cell office:value-type="string" table:style-name="ce2">
            <text:p>Mình mua hang rất nhiều ở tiki về dịch vụ giao hàng thì luôn đánh giá cao. Đặt hàng hôm trước hôm sau có luôn. Về màn hình thì viền siêu mỏng, màu sắc trung thực. Mặc dù vẫn bị hở sáng nhưng đây là nhược điểm của màn IPS k tránh được nên mọi người khi mua k cần quá lăn tăn về vấn đề này. Còn vấn đề BH thì chưa thấy active trên hệ thống của dell. Chắc phải chờ vài ngày.</text:p>
          </table:table-cell>
          <table:table-cell table:number-columns-repeated="16383"/>
        </table:table-row>
        <table:table-row table:style-name="ro1">
          <table:table-cell office:value-type="string" table:style-name="ce2">
            <text:p>Đóng gói cẩn thận, tốc độ đọc thẻ nhớ nhanh, sử dụng với mọi thiết bị điện thoại thông minh, máy tính bảng</text:p>
          </table:table-cell>
          <table:table-cell table:number-columns-repeated="16383"/>
        </table:table-row>
        <table:table-row table:style-name="ro1">
          <table:table-cell office:value-type="string" table:style-name="ce2">
            <text:p>Giao hàng đúng với quảng cáo, sản phẩm nguyên bao bì, không có dán team bảo hành của công ty.</text:p>
          </table:table-cell>
          <table:table-cell table:number-columns-repeated="16383"/>
        </table:table-row>
        <table:table-row table:style-name="ro1">
          <table:table-cell office:value-type="string" table:style-name="ce2">
            <text:p>Hiện tại nói về dịch vụ giao hàng thì mọi thứ mình đều rất hài lòng. Nhưng hiện tại sau 2 tháng sử dụng thì màn hình của mình xuất hiện 1 điểm chết. Nhưng mình đi làm cả ngày chỉ dùng màn mỗi tối tầm 2 —&gt; 3h. <text:s/>Không biết chính sách bảo hành bên mình ntn về việc này ạ..! Mình có chút thấy vọng</text:p>
          </table:table-cell>
          <table:table-cell table:number-columns-repeated="16383"/>
        </table:table-row>
        <table:table-row table:style-name="ro1">
          <table:table-cell office:value-type="string" table:style-name="ce2">
            <text:p>Mọi dịch vụ thì mình đều ưng, và 5*, đặc biệt là khoản giao hàng sớm, hôm nay đặt, ngày mai đã giao rồi. Tuy nhiên, màn hình của mình lại bị hở sáng rất nặng, mình cũng biết vấn đề của IPS là hở sáng và sẵn sàng chấp nhận nếu hở sáng vừa phải, nhưng gặp case này thì <text:s/>(.</text:p>
          </table:table-cell>
          <table:table-cell table:number-columns-repeated="16383"/>
        </table:table-row>
        <table:table-row table:style-name="ro1">
          <table:table-cell office:value-type="string" table:style-name="ce2">
            <text:p>Mình mua ngày 17.03.2020 hôm nay nhận được hàng, khá hài lòng về sản phẩm. Nhưng tôi kiểm tra bảo hành thì báo như nàyThẻ dịch vụ 98LKQS2 Ngày xuất hàng 24 tháng 10 năm 2019 Quốc gia Việt Nam In DỊCH VỤ NGÀY BẮT ĐẦU NGÀY HẾT HẠN Hỗ trợ trao đổi nâng cao 01 THÁNG 2023 30 tháng 4 năm 2023 Hỗ trợ kỹ thuật 24 tháng 10 năm 2019 31 THÁNG 2023 Hỗ trợ trao đổi nâng cao 23 tháng 10 năm 2019 31 THÁNG 2023. vậy là sao ạ. Mong Tiki giải đáp hộ với. có phải sản phẩm đã được đổi trả rồi không?</text:p>
          </table:table-cell>
          <table:table-cell table:number-columns-repeated="16383"/>
        </table:table-row>
        <table:table-row table:style-name="ro1">
          <table:table-cell office:value-type="string" table:style-name="ce2">
            <text:p>ưu: cổng usb khá tiện dụng. màn hình khá đẹp. viền rất mỏng, nhìn rất sexy. chân đế xoay rất linh hoạt và tiện dụng. khuyết: profile màu mặc định hơi ám vàng nhưng có thể chỉnh lại dễ dàng. bị hở sáng khi để chế độ fast response time với đầu cắm hdmi còn với đầu cắm display port thì chưa thử nên chưa biết.</text:p>
          </table:table-cell>
          <table:table-cell table:number-columns-repeated="16383"/>
        </table:table-row>
        <table:table-row table:style-name="ro1">
          <table:table-cell office:value-type="string" table:style-name="ce2">
            <text:p>Hàng dự kiến t2 tuần sau giao nhưng t7 đã giao đến. Hộp đã bị gỡ niêm phong để dán tem bảo hành. Đầy đủ phụ kiện. Tiki cho mã giảm giá nhưng k trả theo hình thức trả góp được</text:p>
          </table:table-cell>
          <table:table-cell table:number-columns-repeated="16383"/>
        </table:table-row>
        <table:table-row table:style-name="ro1">
          <table:table-cell office:value-type="string" table:style-name="ce2">
            <text:p>Màn hình hiển thị tốt, không có hiện tượng hở sáng. Nhưng nếu như Tiki có nhân viên kỹ thuật tới tận nhà hỗ trợ thì tốt biết mấy. Ban đầu tưởng chỉ dùng USB 3.0 cable để nối màn hình với laptop thông qua USB 3.0 để hiển thị hình ảnh, mà mãi thấy không lên hình, hóa ra chỉ có HDMI, DP là để kết nối chiếu hình ảnh lên. Còn cổng USB 3.0 là để truyền tải data trên màn hình về laptop. Mất công gọi điện, rồi vác máy chở đi trung tâm bảo hành để kiểm tra. T_T</text:p>
          </table:table-cell>
          <table:table-cell table:number-columns-repeated="16383"/>
        </table:table-row>
        <table:table-row table:style-name="ro1">
          <table:table-cell office:value-type="string" table:style-name="ce2">
            <text:p>Hài lòng với sản phẩm nhận được từ nhà cung cấp. Sử dụng được hơn 2 tháng vẫn ổn</text:p>
          </table:table-cell>
          <table:table-cell table:number-columns-repeated="16383"/>
        </table:table-row>
        <table:table-row table:style-name="ro1">
          <table:table-cell office:value-type="string" table:style-name="ce2">
            <text:p>Bên tiki giao hàng vào ngày 25/7 do bận việc hôm nay mình mới viết phản hồi, hàng đuọc gói cẩn thận, nhưng màn hình bị hở sáng, cảm thấy không hài lòng như khi mình mua màn hình dell trước đây, chờ phản hồi từ tiki</text:p>
          </table:table-cell>
          <table:table-cell table:number-columns-repeated="16383"/>
        </table:table-row>
        <table:table-row table:style-name="ro1">
          <table:table-cell office:value-type="string" table:style-name="ce2">
            <text:p>Cần lót thêm 4 miếng xốp ở 4 cạnh cho an toàn chắc chắn. Màn hình hiển thị tốt, hở sáng vẫn còn nhiều. Không biết dòng IPS nào cũng vậy hay do lỗi?</text:p>
          </table:table-cell>
          <table:table-cell table:number-columns-repeated="16383"/>
        </table:table-row>
        <table:table-row table:style-name="ro1">
          <table:table-cell office:value-type="string" table:style-name="ce2">
            <text:p>Giao hàng đúng thời gian, đóng gói cẩn thận, <text:s/>sp đúng mẫu mã, chát lượng màn hình khá tốt... <text:s/>Tuy nhiên bị hở sáng không đều... sẽ bổ sung hình ảnh sau... dùng tạm thời gian xem thế nào...nếu nó tiếp tục hở sáng lan rộng thì sẽ liên lạc vưới Tiki sau.</text:p>
          </table:table-cell>
          <table:table-cell table:number-columns-repeated="16383"/>
        </table:table-row>
        <table:table-row table:style-name="ro1">
          <table:table-cell office:value-type="string" table:style-name="ce2">
            <text:p>mới nhận hàng xong. Mở ra đọc tờ hướng dẫn có cáp usb, nguồn, display port, hdmi mà tìm hoài không thấy cộng dây hdmi. Không biết lỗi do tiki hay bên phân phối. Đi mua cộng dây khác mất 175k.</text:p>
          </table:table-cell>
          <table:table-cell table:number-columns-repeated="16383"/>
        </table:table-row>
        <table:table-row table:style-name="ro1">
          <table:table-cell office:value-type="string" table:style-name="ce2">
            <text:p>Giao hàng nhanh. Đúng mô tả. Chất lượng còn cần kiểm chứng qua thời gian sử dụng.</text:p>
          </table:table-cell>
          <table:table-cell table:number-columns-repeated="16383"/>
        </table:table-row>
        <table:table-row table:style-name="ro1">
          <table:table-cell office:value-type="string" table:style-name="ce2">
            <text:p>tiki giao nhanh lắm, anh giao hàng lại còn thân thiện nữa. Có điều màn hình hơi hở sáng nặng ở 4 góc <text:s text:c="2"/>Thiếu cổng hdmi còn pc mình thì không hỗ trợ vổng DP, nên mng mua về nhớ đặt kèm hdmi nha</text:p>
          </table:table-cell>
          <table:table-cell table:number-columns-repeated="16383"/>
        </table:table-row>
        <table:table-row table:style-name="ro1">
          <table:table-cell office:value-type="string" table:style-name="ce2">
            <text:p>Đóng gói cẩn thận, nhân viên giao hàng vui vẻ, tiếc là sản phẩm bị hở sáng góc trái phía dưới màn hình, thấy ai cũng báo con này bị lỗi đó hết, mà nhìn lại thấy cái của mình bị ít nên thôi để dùng luôn.</text:p>
          </table:table-cell>
          <table:table-cell table:number-columns-repeated="16383"/>
        </table:table-row>
        <table:table-row table:style-name="ro1">
          <table:table-cell office:value-type="string" table:style-name="ce2">
            <text:p>Đang dùng cảm thấy hài lòng lâu dài thì chưa biết giá thì rẻ dung lượng chuẩn</text:p>
          </table:table-cell>
          <table:table-cell table:number-columns-repeated="16383"/>
        </table:table-row>
        <table:table-row table:style-name="ro1">
          <table:table-cell office:value-type="string" table:style-name="ce2">
            <text:p>Chân đế chắc chắn, chất lượng ổn, nhưng độ phân giải fullhd trên kích thước 24 inch nên mật độ điểm ảnh không cao, trải nghiệm không được <text:s/>như mong đợi</text:p>
          </table:table-cell>
          <table:table-cell table:number-columns-repeated="16383"/>
        </table:table-row>
        <table:table-row table:style-name="ro1">
          <table:table-cell office:value-type="string" table:style-name="ce2">
            <text:p>Chưa xử dụng nhưng giao hàng nhanh. <text:s/>Cần nhiều hơn kí tự.</text:p>
          </table:table-cell>
          <table:table-cell table:number-columns-repeated="16383"/>
        </table:table-row>
        <table:table-row table:style-name="ro1">
          <table:table-cell office:value-type="string" table:style-name="ce2">
            <text:p>Giao hàng nhanh, thẻ nhớ oke nhưng sao k có thông tin bảo hành gì, cũng k có đầu đọc đi kèm</text:p>
          </table:table-cell>
          <table:table-cell table:number-columns-repeated="16383"/>
        </table:table-row>
        <table:table-row table:style-name="ro1">
          <table:table-cell office:value-type="string" table:style-name="ce2">
            <text:p>sản phẩm gắn vào camera hành trình báo thẻ bị lỗi hổ trợ đổi thẻ khác được không.</text:p>
          </table:table-cell>
          <table:table-cell table:number-columns-repeated="16383"/>
        </table:table-row>
        <table:table-row table:style-name="ro1">
          <table:table-cell office:value-type="string" table:style-name="ce2">
            <text:p>Sản phẩm bảo đảm theo đúng quảng cáo trên app. <text:s/>tuy nhiên giao hàng hơi chậm</text:p>
          </table:table-cell>
          <table:table-cell table:number-columns-repeated="16383"/>
        </table:table-row>
        <table:table-row table:style-name="ro1">
          <table:table-cell office:value-type="string" table:style-name="ce2">
            <text:p>sản phẩm còn nguyên vẹn, chưa bị xé bao. tiki đóng gói quá kỹ</text:p>
          </table:table-cell>
          <table:table-cell table:number-columns-repeated="16383"/>
        </table:table-row>
        <table:table-row table:style-name="ro1">
          <table:table-cell office:value-type="string" table:style-name="ce2">
            <text:p>Nhìn chung thì ok, nhưng 5tr hơi cao. Màn hình còn hở sáng nhưng thôi chắc cũng không ảnh hưởng gì, thật sự nhìn vô hình ảnh cũng không nét lắm. Với giá này nên ráng lên 2K</text:p>
          </table:table-cell>
          <table:table-cell table:number-columns-repeated="16383"/>
        </table:table-row>
        <table:table-row table:style-name="ro1">
          <table:table-cell office:value-type="string" table:style-name="ce2">
            <text:p>Giao hàng muộn gần 2 tiếng làm hơi sốt ruột <text:s text:c="2"/>Màn chỉ có dây kết nối USB, Audio và dây Display Port. Không có dây HDMI. Kể ra nên có cổng Display to HDMI</text:p>
          </table:table-cell>
          <table:table-cell table:number-columns-repeated="16383"/>
        </table:table-row>
        <table:table-row table:style-name="ro1">
          <table:table-cell office:value-type="string" table:style-name="ce2">
            <text:p>Ổn so với giá tiền, thời gian dài k biết sao</text:p>
          </table:table-cell>
          <table:table-cell table:number-columns-repeated="16383"/>
        </table:table-row>
        <table:table-row table:style-name="ro1">
          <table:table-cell office:value-type="string" table:style-name="ce2">
            <text:p>Hàng về 7 ngày nhưng vẫn đang xài tốt, chưa thấy dấu hiệu hư hỏng</text:p>
          </table:table-cell>
          <table:table-cell table:number-columns-repeated="16383"/>
        </table:table-row>
        <table:table-row table:style-name="ro1">
          <table:table-cell office:value-type="string" table:style-name="ce2">
            <text:p>Sản phẩm không có định dạng Fat32 nên một số máy cũ hay TV không đọc được.</text:p>
          </table:table-cell>
          <table:table-cell table:number-columns-repeated="16383"/>
        </table:table-row>
        <table:table-row table:style-name="ro1">
          <table:table-cell office:value-type="string" table:style-name="ce2">
            <text:p>Không phải hàng mới 100%, Đã Bị rạch seal từ trước hộp có dấu hiệu bị đóng đi đóng lại nhiều lần. Sản phẩm không có tem bảo hành</text:p>
          </table:table-cell>
          <table:table-cell table:number-columns-repeated="16383"/>
        </table:table-row>
        <table:table-row table:style-name="ro1">
          <table:table-cell office:value-type="string" table:style-name="ce2">
            <text:p>hàng tốt trong tầm giá.ban đầu dùng ổn.chất lượng chờ thời gian</text:p>
          </table:table-cell>
          <table:table-cell table:number-columns-repeated="16383"/>
        </table:table-row>
        <table:table-row table:style-name="ro1">
          <table:table-cell office:value-type="string" table:style-name="ce2">
            <text:p>Hàng ổn, sử dụng vài ngày chưa thấy vấn đề gì! Cần thời gian đánh giá thêm!</text:p>
          </table:table-cell>
          <table:table-cell table:number-columns-repeated="16383"/>
        </table:table-row>
        <table:table-row table:style-name="ro1">
          <table:table-cell office:value-type="string" table:style-name="ce2">
            <text:p>Giao nhanh nhưng màn bị lỗi, đã được tiki thu hồi và đến h vẫn chưa thấy bảo hành xong, thời gian bảo hành lâu</text:p>
          </table:table-cell>
          <table:table-cell table:number-columns-repeated="16383"/>
        </table:table-row>
        <table:table-row table:style-name="ro1">
          <table:table-cell office:value-type="string" table:style-name="ce2">
            <text:p>Hình ảnh bình thường, màu đen không sâu. không bằng màn của laptop, được cái thiết kế đẹp thông minh! 4⭐️</text:p>
          </table:table-cell>
          <table:table-cell table:number-columns-repeated="16383"/>
        </table:table-row>
        <table:table-row table:style-name="ro1">
          <table:table-cell office:value-type="string" table:style-name="ce2">
            <text:p>Lúc mới mua về kiểm tra không thấy hở, nhưng sau đó thì thấy. Do không ảnh hưởng đến sử dụng nên không đổi hay BH</text:p>
          </table:table-cell>
          <table:table-cell table:number-columns-repeated="16383"/>
        </table:table-row>
        <table:table-row table:style-name="ro1">
          <table:table-cell office:value-type="string" table:style-name="ce2">
            <text:p>Hàng dùng tốt, tuy nhiên màu sắc chưa thực sự sắc nét. Chất lượng phì hợp với tầm giá.</text:p>
          </table:table-cell>
          <table:table-cell table:number-columns-repeated="16383"/>
        </table:table-row>
        <table:table-row table:style-name="ro1">
          <table:table-cell office:value-type="string" table:style-name="ce2">
            <text:p>Màn hình đẹp, Giá hơi cao nhưng đáng đồng tiền. <text:s/>Giao hàng hơi trễ so với dịch vụ giao 4h</text:p>
          </table:table-cell>
          <table:table-cell table:number-columns-repeated="16383"/>
        </table:table-row>
        <table:table-row table:style-name="ro1">
          <table:table-cell office:value-type="string" table:style-name="ce2">
            <text:p>Tiki giao hàng nhanh đúng hẹn, nhưng màn hơi hình hở sáng,tem chính hãng không còn nguyên.có dấu tay trên màn hình.</text:p>
          </table:table-cell>
          <table:table-cell table:number-columns-repeated="16383"/>
        </table:table-row>
        <table:table-row table:style-name="ro1">
          <table:table-cell office:value-type="string" table:style-name="ce2">
            <text:p>Mới sử dụng màn hình mỏng đẹp chưa gặp phải vấn đề nào thất vọng. Hài lòng với sản phẩm</text:p>
          </table:table-cell>
          <table:table-cell table:number-columns-repeated="16383"/>
        </table:table-row>
        <table:table-row table:style-name="ro1">
          <table:table-cell office:value-type="string" table:style-name="ce2">
            <text:p>Tôi đã mua mấy thẻ ở Lưu trữ sài gòn ,thẻ nào cũng ưng ý, cảm ơn shop...</text:p>
          </table:table-cell>
          <table:table-cell table:number-columns-repeated="16383"/>
        </table:table-row>
        <table:table-row table:style-name="ro1">
          <table:table-cell office:value-type="string" table:style-name="ce2">
            <text:p>Giao hàng nhanh, đang test thẻ ổn, chưa biết tg tới ntn</text:p>
          </table:table-cell>
          <table:table-cell table:number-columns-repeated="16383"/>
        </table:table-row>
        <table:table-row table:style-name="ro1">
          <table:table-cell office:value-type="string" table:style-name="ce2">
            <text:p>mới dùng thấy ổn..dung lượng được 59.4g..còn về sau chưa biết...phù hợp với giá tiền</text:p>
          </table:table-cell>
          <table:table-cell table:number-columns-repeated="16383"/>
        </table:table-row>
        <table:table-row table:style-name="ro1">
          <table:table-cell office:value-type="string" table:style-name="ce2">
            <text:p>tốt, sp dùng ok.mới dùng 1 tháng, để xem chất lượng thế nào</text:p>
          </table:table-cell>
          <table:table-cell table:number-columns-repeated="16383"/>
        </table:table-row>
        <table:table-row table:style-name="ro1">
          <table:table-cell office:value-type="string" table:style-name="ce2">
            <text:p>Giao hàng đúng hẹn nhưng hơi lâu, sản phẩm có một số lỗi nhỏ nhưng nhìn chung khá tốt!</text:p>
          </table:table-cell>
          <table:table-cell table:number-columns-repeated="16383"/>
        </table:table-row>
        <table:table-row table:style-name="ro1">
          <table:table-cell office:value-type="string" table:style-name="ce2">
            <text:p>dung lượng thực tế 59,5 gb, sp xài ổn, quay được video super slow hd</text:p>
          </table:table-cell>
          <table:table-cell table:number-columns-repeated="16383"/>
        </table:table-row>
        <table:table-row table:style-name="ro1">
          <table:table-cell office:value-type="string" table:style-name="ce2">
            <text:p>màu được,nhưng bị hở sáng hơi nhiều, mình không khó tính quá nên vẫn dùng</text:p>
          </table:table-cell>
          <table:table-cell table:number-columns-repeated="16383"/>
        </table:table-row>
        <table:table-row table:style-name="ro1">
          <table:table-cell office:value-type="string" table:style-name="ce2">
            <text:p>Chất lượng tốt, giao hàng nhanh, rất hài lòng với sản phẩm</text:p>
          </table:table-cell>
          <table:table-cell table:number-columns-repeated="16383"/>
        </table:table-row>
        <table:table-row table:style-name="ro1">
          <table:table-cell office:value-type="string" table:style-name="ce2">
            <text:p>Nguyên seal, khui ta sài bình thường. Hài lòng với sản phẩm</text:p>
          </table:table-cell>
          <table:table-cell table:number-columns-repeated="16383"/>
        </table:table-row>
        <table:table-row table:style-name="ro1">
          <table:table-cell office:value-type="string" table:style-name="ce2">
            <text:p>Hàng mới, đẹp...hy vọng chất lượng cũng tốt</text:p>
          </table:table-cell>
          <table:table-cell table:number-columns-repeated="16383"/>
        </table:table-row>
        <table:table-row table:style-name="ro1">
          <table:table-cell office:value-type="string" table:style-name="ce2">
            <text:p>Sao mình yêu cầu xuất hóa đơn đỏ mà không thấy đâu nhỉ ?</text:p>
          </table:table-cell>
          <table:table-cell table:number-columns-repeated="16383"/>
        </table:table-row>
        <table:table-row table:style-name="ro1">
          <table:table-cell office:value-type="string" table:style-name="ce2">
            <text:p>Màn hình bị hở sáng nhiều, nhưng chấp nhận thôi vì nó là bệnh chung thì phải.</text:p>
          </table:table-cell>
          <table:table-cell table:number-columns-repeated="16383"/>
        </table:table-row>
        <table:table-row table:style-name="ro1">
          <table:table-cell office:value-type="string" table:style-name="ce2">
            <text:p>không được như quảng cáo. sản phẩm cảm tưởng rất mong manh dễ vỡ.</text:p>
          </table:table-cell>
          <table:table-cell table:number-columns-repeated="16383"/>
        </table:table-row>
        <table:table-row table:style-name="ro1">
          <table:table-cell office:value-type="string" table:style-name="ce2">
            <text:p>sản phẩm được, để sài mới biết bền hay không</text:p>
          </table:table-cell>
          <table:table-cell table:number-columns-repeated="16383"/>
        </table:table-row>
        <table:table-row table:style-name="ro1">
          <table:table-cell office:value-type="string" table:style-name="ce2">
            <text:p>Nhận màn hình sau 3 ngày. May mắn là màn hở sáng ít, màu khá ổn.</text:p>
          </table:table-cell>
          <table:table-cell table:number-columns-repeated="16383"/>
        </table:table-row>
        <table:table-row table:style-name="ro1">
          <table:table-cell office:value-type="string" table:style-name="ce2">
            <text:p>. Mình dùng max chỉ được 50 MB/s. Đóng gói đẹp, cho 1 cái hộp to đùng</text:p>
          </table:table-cell>
          <table:table-cell table:number-columns-repeated="16383"/>
        </table:table-row>
        <table:table-row table:style-name="ro1">
          <table:table-cell office:value-type="string" table:style-name="ce2">
            <text:p>Màn hình bị hở sáng mạnh ở góc trái phía dưới màn hình.</text:p>
          </table:table-cell>
          <table:table-cell table:number-columns-repeated="16383"/>
        </table:table-row>
        <table:table-row table:style-name="ro1">
          <table:table-cell office:value-type="string" table:style-name="ce2">
            <text:p>hở sáng nhẹ, nhưng không ảnh hưởng gì.</text:p>
          </table:table-cell>
          <table:table-cell table:number-columns-repeated="16383"/>
        </table:table-row>
        <table:table-row table:style-name="ro1">
          <table:table-cell office:value-type="string" table:style-name="ce2">
            <text:p>Sản phẩm tốt, nguyên seal, như hình. Đang sử dung ổn.</text:p>
          </table:table-cell>
          <table:table-cell table:number-columns-repeated="16383"/>
        </table:table-row>
        <table:table-row table:style-name="ro1">
          <table:table-cell office:value-type="string" table:style-name="ce2">
            <text:p>Hiện tại thì xài ok. Thoi gian không biết sao</text:p>
          </table:table-cell>
          <table:table-cell table:number-columns-repeated="16383"/>
        </table:table-row>
        <table:table-row table:style-name="ro1">
          <table:table-cell office:value-type="string" table:style-name="ce2">
            <text:p>dung lượng không đủ nhưng giá tiền như vậy là ok</text:p>
          </table:table-cell>
          <table:table-cell table:number-columns-repeated="16383"/>
        </table:table-row>
        <table:table-row table:style-name="ro1">
          <table:table-cell office:value-type="string" table:style-name="ce2">
            <text:p>Màn hình đẹp</text:p>
          </table:table-cell>
          <table:table-cell table:number-columns-repeated="16383"/>
        </table:table-row>
        <table:table-row table:style-name="ro1">
          <table:table-cell office:value-type="string" table:style-name="ce2">
            <text:p>đóng gói cẩn thận chưa sài nên tin kiti chọn sp tôt</text:p>
          </table:table-cell>
          <table:table-cell table:number-columns-repeated="16383"/>
        </table:table-row>
        <table:table-row table:style-name="ro1">
          <table:table-cell office:value-type="string" table:style-name="ce2">
            <text:p>Giao hàng nhanh, hàng nhận như thông tin đã đăng. Nhìn chung tốt.</text:p>
          </table:table-cell>
          <table:table-cell table:number-columns-repeated="16383"/>
        </table:table-row>
        <table:table-row table:style-name="ro1">
          <table:table-cell office:value-type="string" table:style-name="ce2">
            <text:p>Tốt giống như hình ảnh trên tiếp thị, chất lượng OK</text:p>
          </table:table-cell>
          <table:table-cell table:number-columns-repeated="16383"/>
        </table:table-row>
        <table:table-row table:style-name="ro1">
          <table:table-cell office:value-type="string" table:style-name="ce2">
            <text:p>hài lòng về sp và thời gian giao hàng của tiki và shop</text:p>
          </table:table-cell>
          <table:table-cell table:number-columns-repeated="16383"/>
        </table:table-row>
        <table:table-row table:style-name="ro1">
          <table:table-cell office:value-type="string" table:style-name="ce2">
            <text:p>Hàng tốt ,giá tốt nhưng giao hàng hơi chậm. <text:s/>Định mua tiếp mà hết hàng mất rồi</text:p>
          </table:table-cell>
          <table:table-cell table:number-columns-repeated="16383"/>
        </table:table-row>
        <table:table-row table:style-name="ro1">
          <table:table-cell office:value-type="string" table:style-name="ce2">
            <text:p>khá là oke. vẫn đang dùng hihi. trong tl k biết ntn</text:p>
          </table:table-cell>
          <table:table-cell table:number-columns-repeated="16383"/>
        </table:table-row>
        <table:table-row table:style-name="ro1">
          <table:table-cell office:value-type="string" table:style-name="ce2">
            <text:p>giao nhanh, hàng nguyên seal. Nhưng tốc độ đọc/ghi hơi chậm.</text:p>
          </table:table-cell>
          <table:table-cell table:number-columns-repeated="16383"/>
        </table:table-row>
        <table:table-row table:style-name="ro1">
          <table:table-cell office:value-type="string" table:style-name="ce2">
            <text:p>Tiền nào của đấy. Mọi người tin dùng</text:p>
          </table:table-cell>
          <table:table-cell table:number-columns-repeated="16383"/>
        </table:table-row>
        <table:table-row table:style-name="ro1">
          <table:table-cell office:value-type="string" table:style-name="ce2">
            <text:p>Mình đọc nhận xét của các bạn thấy nhiều màn hình bị hở sáng quá. không biết lý do sản phẩm kém chất lượng hay gì, và đang phân vân có nên đặt mua online ở tiki hay ra siêu thị điện máy mediamart?</text:p>
          </table:table-cell>
          <table:table-cell table:number-columns-repeated="16383"/>
        </table:table-row>
        <table:table-row table:style-name="ro1">
          <table:table-cell office:value-type="string" table:style-name="ce2">
            <text:p>Tiêu đề ghi u năm 2019 nhưng trong phần miêu tả thì ghi là dòng p năm 2018. Đang nghía em này mà giờ hoang mang ghê.</text:p>
          </table:table-cell>
          <table:table-cell table:number-columns-repeated="16383"/>
        </table:table-row>
        <table:table-row table:style-name="ro1">
          <table:table-cell office:value-type="string" table:style-name="ce2">
            <text:p>Lắp được cho camera chống trộm, tạm thời chưa thấy lỗi</text:p>
          </table:table-cell>
          <table:table-cell table:number-columns-repeated="16383"/>
        </table:table-row>
        <table:table-row table:style-name="ro1">
          <table:table-cell office:value-type="string" table:style-name="ce2">
            <text:p>Tam thoi chua co thay loi gi..</text:p>
          </table:table-cell>
          <table:table-cell table:number-columns-repeated="16383"/>
        </table:table-row>
        <table:table-row table:style-name="ro1">
          <table:table-cell office:value-type="string" table:style-name="ce2">
            <text:p>tam thoi xai duoc <text:s/>nhung khong lau dai thi sao</text:p>
          </table:table-cell>
          <table:table-cell table:number-columns-repeated="16383"/>
        </table:table-row>
        <table:table-row table:style-name="ro1">
          <table:table-cell office:value-type="string" table:style-name="ce2">
            <text:p>Sản phẩm dung lượng đúng, xài tốt, độ bền thì chưa biết.</text:p>
          </table:table-cell>
          <table:table-cell table:number-columns-repeated="16383"/>
        </table:table-row>
        <table:table-row table:style-name="ro1">
          <table:table-cell office:value-type="string" table:style-name="ce2">
            <text:p>dùng ok <text:s text:c="44"/>.</text:p>
          </table:table-cell>
          <table:table-cell table:number-columns-repeated="16383"/>
        </table:table-row>
        <table:table-row table:style-name="ro1">
          <table:table-cell office:value-type="string" table:style-name="ce2">
            <text:p>Thẻ ngon giao hàng hơi lâu</text:p>
          </table:table-cell>
          <table:table-cell table:number-columns-repeated="16383"/>
        </table:table-row>
        <table:table-row table:style-name="ro1">
          <table:table-cell office:value-type="string" table:style-name="ce2">
            <text:p>Hiện đag xài, chất lượng tốt</text:p>
          </table:table-cell>
          <table:table-cell table:number-columns-repeated="16383"/>
        </table:table-row>
        <table:table-row table:style-name="ro1">
          <table:table-cell office:value-type="string" table:style-name="ce2">
            <text:p>Ok tôi rất thích sản phẩm nay</text:p>
          </table:table-cell>
          <table:table-cell table:number-columns-repeated="16383"/>
        </table:table-row>
        <table:table-row table:style-name="ro1">
          <table:table-cell office:value-type="string" table:style-name="ce2">
            <text:p>sp tốt trong tầm giá</text:p>
          </table:table-cell>
          <table:table-cell table:number-columns-repeated="16383"/>
        </table:table-row>
        <table:table-row table:style-name="ro1">
          <table:table-cell office:value-type="string" table:style-name="ce2">
            <text:p>hiện tại sp rất tốt</text:p>
          </table:table-cell>
          <table:table-cell table:number-columns-repeated="16383"/>
        </table:table-row>
        <table:table-row table:style-name="ro1">
          <table:table-cell office:value-type="string" table:style-name="ce2">
            <text:p>tốt so với giá</text:p>
          </table:table-cell>
          <table:table-cell table:number-columns-repeated="16383"/>
        </table:table-row>
        <table:table-row table:style-name="ro1">
          <table:table-cell office:value-type="string" table:style-name="ce2">
            <text:p>Hàng chính hãng nhưng <text:s/>không có tem nhà phân phối sản phẩm. Giao hàng nhanh.</text:p>
          </table:table-cell>
          <table:table-cell table:number-columns-repeated="16383"/>
        </table:table-row>
        <table:table-row table:style-name="ro1">
          <table:table-cell office:value-type="string" table:style-name="ce2">
            <text:p>Tạm kknr</text:p>
          </table:table-cell>
          <table:table-cell table:number-columns-repeated="16383"/>
        </table:table-row>
        <table:table-row table:style-name="ro1">
          <table:table-cell office:value-type="string" table:style-name="ce2">
            <text:p>Màn hình giao rất oki! mình thấy shop ghi ngày 16 mới giao mà hôm nay 14 đã giao rồi RẤT CÁM MƠN SHOP Màn hình rất đẹp sáng màn hình to nhưg gập lên gập xuống phải giữ cái chân mới lm được <text:s/>mà hình shop để vs thực tế khá khác mấy chỗ kết nối trong hình thì ở giữ mà màn hình của mik thì ở bên hông và hai bên k có cái loa như trong hình còn chỗ mấy jack cắp thì k có jack cắm tai nghe với giá tiền v thì mik cx yên tâm r shop ạ cho 4 sao</text:p>
          </table:table-cell>
          <table:table-cell table:number-columns-repeated="16383"/>
        </table:table-row>
        <table:table-row table:style-name="ro1">
          <table:table-cell office:value-type="string" table:style-name="ce2">
            <text:p>Giao hàng quá lâu,1 tuần mới nhận được màn hình Chất lượng so với giá tiền thì ok Em có thắc mắc do thiết kế của màn hình như vậy hay do chân màn hình bị lỗi hay sao màn hình nó chúi xuống dưới nhiều quá rất khó nhìn Mong shop phản hồi để em yên tâm su dụng</text:p>
          </table:table-cell>
          <table:table-cell table:number-columns-repeated="16383"/>
        </table:table-row>
        <table:table-row table:style-name="ro1">
          <table:table-cell office:value-type="string" table:style-name="ce2">
            <text:p>tôi đã nhận được hàng và test thử rất ok, mà bên tiki không có phiếu thu hay mã vạch <text:s/>dán trên sản phẩm, không thấy sách hướng dẫn. Hàng tầm giá mình không đòi hỏi độ bền cao nhưng nếu có bị hư còn tg bảo hành thì làm sao ?</text:p>
          </table:table-cell>
          <table:table-cell table:number-columns-repeated="16383"/>
        </table:table-row>
        <table:table-row table:style-name="ro1">
          <table:table-cell office:value-type="string" table:style-name="ce2">
            <text:p>Đã nhận sản phẩm rất hàng lòng, Đóng gói cận thận, nhân viên giao hàng lịch sự, màn hình sử dụng tốt, màu đẹp. Mới chất lượng ok, chờ thời gian xem thế nào? Cám ơn Tiki sẽ tiếp tục ủng hộ và mua sắm cùng Tiki</text:p>
          </table:table-cell>
          <table:table-cell table:number-columns-repeated="16383"/>
        </table:table-row>
        <table:table-row table:style-name="ro1">
          <table:table-cell office:value-type="string" table:style-name="ce2">
            <text:p>thiết kế mỏng, gọn, phù hợp với môi trường văn phòng. tuy vỏ hộp bị cấn nhưng may mắn là màn hình không có vấn đề gì. Nếu dùng 2 máy thì chuyển đổi đầu vào VGA và HDMI hơi cực vì phải vào menu mới chỉnh được</text:p>
          </table:table-cell>
          <table:table-cell table:number-columns-repeated="16383"/>
        </table:table-row>
        <table:table-row table:style-name="ro1">
          <table:table-cell office:value-type="string" table:style-name="ce2">
            <text:p>Màn hình sau 1 tháng sử dụng ,cũng không kì vọng nhiều vào màn hình giá rẻ , nhưng may còn có bảo hành 6 tháng , mong shop bảo hành đúng như đã hứa.</text:p>
          </table:table-cell>
          <table:table-cell table:number-columns-repeated="16383"/>
        </table:table-row>
        <table:table-row table:style-name="ro1">
          <table:table-cell office:value-type="string" table:style-name="ce2">
            <text:p>màn hình 24 inch này k ngâng đầu lên được chân chết đứng phải kê độn vào chất lượng màn hình ổn với tầm giá đánh giá 4 sao</text:p>
          </table:table-cell>
          <table:table-cell table:number-columns-repeated="16383"/>
        </table:table-row>
        <table:table-row table:style-name="ro1">
          <table:table-cell office:value-type="string" table:style-name="ce2">
            <text:p>mình thích màn hình này vì nó là màn hình cong. với loại này của các hãng khác giá max hơn nhiều. Dùng cũng thấy ổn nhưng tuổi thọ chưa nói được điều gì</text:p>
          </table:table-cell>
          <table:table-cell table:number-columns-repeated="16383"/>
        </table:table-row>
        <table:table-row table:style-name="ro1">
          <table:table-cell office:value-type="string" table:style-name="ce2">
            <text:p>giá rẻ, chỉ với 1500k mà có con 24inch thì khá tốt, nét, màu có sai chút nhưng để chơi game xem phim xàm xàm thì tốt. mỗi tội chân bị rò điện.</text:p>
          </table:table-cell>
          <table:table-cell table:number-columns-repeated="16383"/>
        </table:table-row>
        <table:table-row table:style-name="ro1">
          <table:table-cell office:value-type="string" table:style-name="ce2">
            <text:p>Ad ơi màn hình của em bị lỗi 1 phần ở bên trên cùng của màn hình cả góc dưới cũng bị lỗi</text:p>
          </table:table-cell>
          <table:table-cell table:number-columns-repeated="16383"/>
        </table:table-row>
        <table:table-row table:style-name="ro1">
          <table:table-cell office:value-type="string" table:style-name="ce2">
            <text:p>màn hình rộng, sắc nét, sang trọng nhưng chân đế giật tê tê không xi nhê nhìn chung thì rất ok, đáng để sử dụng.</text:p>
          </table:table-cell>
          <table:table-cell table:number-columns-repeated="16383"/>
        </table:table-row>
        <table:table-row table:style-name="ro1">
          <table:table-cell office:value-type="string" table:style-name="ce2">
            <text:p>Đã nhận hàng, hàng tốt, nhưng không hiểu sao lỗ âm thanh (dùng khi nghe cổng HDMI) bị dán bằng seal nhựa, mở ra không có cổng 3.5,</text:p>
          </table:table-cell>
          <table:table-cell table:number-columns-repeated="16383"/>
        </table:table-row>
        <table:table-row table:style-name="ro1">
          <table:table-cell office:value-type="string" table:style-name="ce2">
            <text:p>tôi đã nhận được hàng nhưng chưa nhận được hoá đơn đỏ. phiền tiki kiểm tra lại lỗi ở đâu với ạ</text:p>
          </table:table-cell>
          <table:table-cell table:number-columns-repeated="16383"/>
        </table:table-row>
        <table:table-row table:style-name="ro1">
          <table:table-cell office:value-type="string" table:style-name="ce2">
            <text:p>Hàng ngon trong tầm giá. nếu các bạn cần dùng để chơi và làm việc. đóng thùng và chân chắc chắn.</text:p>
          </table:table-cell>
          <table:table-cell table:number-columns-repeated="16383"/>
        </table:table-row>
        <table:table-row table:style-name="ro1">
          <table:table-cell office:value-type="string" table:style-name="ce2">
            <text:p>Đóng gói và giao hàng nhanh.chất lượng màn hình khá tốt,độ bền chưa biết.Tốt trong tầm giá.</text:p>
          </table:table-cell>
          <table:table-cell table:number-columns-repeated="16383"/>
        </table:table-row>
        <table:table-row table:style-name="ro1">
          <table:table-cell office:value-type="string" table:style-name="ce2">
            <text:p>Rất hài lòng về màn hình này, không còn gì để nói, còn chất lượg thì để thời gian trả lời</text:p>
          </table:table-cell>
          <table:table-cell table:number-columns-repeated="16383"/>
        </table:table-row>
        <table:table-row table:style-name="ro1">
          <table:table-cell office:value-type="string" table:style-name="ce2">
            <text:p>9đ cho hình thức , chất lượng màu thì 7đ thôi vì chỉnh kiểu gì vẫn không <text:s/>nét được</text:p>
          </table:table-cell>
          <table:table-cell table:number-columns-repeated="16383"/>
        </table:table-row>
        <table:table-row table:style-name="ro1">
          <table:table-cell office:value-type="string" table:style-name="ce2">
            <text:p>Hàng dùng ổn, giá rẻ. Không có cổng loa 3.5mm như mô tả, không dùng đến nên cũng không sao.</text:p>
          </table:table-cell>
          <table:table-cell table:number-columns-repeated="16383"/>
        </table:table-row>
        <table:table-row table:style-name="ro1">
          <table:table-cell office:value-type="string" table:style-name="ce2">
            <text:p>Màn hình về test đủ các màu không có điểm chết. Chân đế hơi yếu &amp; còn xộc xệch</text:p>
          </table:table-cell>
          <table:table-cell table:number-columns-repeated="16383"/>
        </table:table-row>
        <table:table-row table:style-name="ro1">
          <table:table-cell office:value-type="string" table:style-name="ce2">
            <text:p>Tạm ổn trong tầm giáTạm ổn trong tầm giáTạm ổn trong tầm giáTạm ổn trong tầm giá</text:p>
          </table:table-cell>
          <table:table-cell table:number-columns-repeated="16383"/>
        </table:table-row>
        <table:table-row table:style-name="ro1">
          <table:table-cell office:value-type="string" table:style-name="ce2">
            <text:p>thẻ nhớ có vấn đề gì thì bảo hành thẻ này ở đâu vậy</text:p>
          </table:table-cell>
          <table:table-cell table:number-columns-repeated="16383"/>
        </table:table-row>
        <table:table-row table:style-name="ro1">
          <table:table-cell office:value-type="string" table:style-name="ce2">
            <text:p>Ổn trong tầm giá có điều đế chân kim loại nên bị tĩnh điện gây giựt.</text:p>
          </table:table-cell>
          <table:table-cell table:number-columns-repeated="16383"/>
        </table:table-row>
        <table:table-row table:style-name="ro1">
          <table:table-cell office:value-type="string" table:style-name="ce2">
            <text:p>Màn ok, đóng gói cẩn thận. sẽ cho 5sao nếu thời gian bảo hành dài hơn :D</text:p>
          </table:table-cell>
          <table:table-cell table:number-columns-repeated="16383"/>
        </table:table-row>
        <table:table-row table:style-name="ro1">
          <table:table-cell office:value-type="string" table:style-name="ce2">
            <text:p>Mình hài lòng về sản phẩm nhưng yêu cầu hoá đơn mà không có ak!</text:p>
          </table:table-cell>
          <table:table-cell table:number-columns-repeated="16383"/>
        </table:table-row>
        <table:table-row table:style-name="ro1">
          <table:table-cell office:value-type="string" table:style-name="ce2">
            <text:p>nhìn lâu thấy mỏi mắt. so với mức giá thì chấp nhận được</text:p>
          </table:table-cell>
          <table:table-cell table:number-columns-repeated="16383"/>
        </table:table-row>
        <table:table-row table:style-name="ro1">
          <table:table-cell office:value-type="string" table:style-name="ce2">
            <text:p>shop cho mik hỏi dây này để lj ạ</text:p>
          </table:table-cell>
          <table:table-cell table:number-columns-repeated="16383"/>
        </table:table-row>
        <table:table-row table:style-name="ro1">
          <table:table-cell office:value-type="string" table:style-name="ce2">
            <text:p>Hiện tại thấy ổn... không biết được bao lâu.</text:p>
          </table:table-cell>
          <table:table-cell table:number-columns-repeated="16383"/>
        </table:table-row>
        <table:table-row table:style-name="ro1">
          <table:table-cell office:value-type="string" table:style-name="ce2">
            <text:p>Chất lượng và giá thành phù hợp</text:p>
          </table:table-cell>
          <table:table-cell table:number-columns-repeated="16383"/>
        </table:table-row>
        <table:table-row table:style-name="ro1">
          <table:table-cell office:value-type="string" table:style-name="ce2">
            <text:p>Sao chưa nhận được hàng thế shop</text:p>
          </table:table-cell>
          <table:table-cell table:number-columns-repeated="16383"/>
        </table:table-row>
        <table:table-row table:style-name="ro1">
          <table:table-cell office:value-type="string" table:style-name="ce2">
            <text:p>man hinh đạt chất lượng</text:p>
          </table:table-cell>
          <table:table-cell table:number-columns-repeated="16383"/>
        </table:table-row>
        <table:table-row table:style-name="ro1">
          <table:table-cell office:value-type="string" table:style-name="ce2">
            <text:p>gói kĩ, tiki vận chuyển ok !!</text:p>
          </table:table-cell>
          <table:table-cell table:number-columns-repeated="16383"/>
        </table:table-row>
        <table:table-row table:style-name="ro1">
          <table:table-cell office:value-type="string" table:style-name="ce2">
            <text:p>chuột đẹp, êm, đã tay. Nhưng cảm thấy bất bình. Vừa đặt xong với giá 210k ship 19k, hôm sau thấy sales và nhập thêm code nữa giá chuột x rẻ lắm, định mua thêm nhưng click vào phí vc tới 35k, tính ra tổng tiền gần bằng nhau. Không hiểu lá về các chính sách như thế này.</text:p>
          </table:table-cell>
          <table:table-cell table:number-columns-repeated="16383"/>
        </table:table-row>
        <table:table-row table:style-name="ro1">
          <table:table-cell office:value-type="string" table:style-name="ce2">
            <text:p>Mình mới nhận hàng hôm qua, trước đó đã mua một con và đang dùng rất tốt. Chất lượng dịch vụ tiki rất ok, trước giờ mình mua hàng tiki khá nhiều, rất hài lòng. Tuy nhiên chuột lần này tín hiệu không ổn định, đôi lúc chập chờn như pin yếu, đã thay pin mới nhưng vẫn vậy. Nhờ tiki xem xét giải quyết đổi con khác cho mình. Cảm ơn tiki.</text:p>
          </table:table-cell>
          <table:table-cell table:number-columns-repeated="16383"/>
        </table:table-row>
        <table:table-row table:style-name="ro1">
          <table:table-cell office:value-type="string" table:style-name="ce2">
            <text:p>nhận được hàng và chuột xài ok nè. click tương đối nhẹ, lăn cũng nhẹ. không biết xài bền không, nhưng hãng này xài 3 con rồi rất ok. cảm ơn tiki về chính sách giao hàng nhanh chóng. Mình thích mua là nhận xài liền. Sẽ luôn trung thành cùng tiki</text:p>
          </table:table-cell>
          <table:table-cell table:number-columns-repeated="16383"/>
        </table:table-row>
        <table:table-row table:style-name="ro1">
          <table:table-cell office:value-type="string" table:style-name="ce2">
            <text:p>Pros: Chuột nhạy, rất êm, hầu như không phát ra tiếng động, rất tốt để làm việc về đêm. Kết nối không giây 2.4Ghz như mọi khi rất ổn định (Mình có dùng 1 em Microsoft Sculpt Comfort bluetooth nhưng không ổn định bằng). <text:s/>Cons: Quá nhỏ và nhẹ, phải tập làm quen hết nửa buổi. Độ chính xác cũng không cao (vẫn có thể chấp nhận được vì mức giá rẻ). Một điều mình khá khó chịu là nắp pin khá ọp ẹp, không chắc chắn (có thể riêng sp của mình bị vậy thôi), phải chèn giấy vô để không bị lỏng. <text:s/>Nói chung dễ sử dụng, nhỏ gọn dễ mang đi đây đi đó. Người khó tính tuyệt đối đừng nghĩ tới, sẽ thất vọng, bỏ tiền triệu ra mua chuột sẽ hợp lý hơn.</text:p>
          </table:table-cell>
          <table:table-cell table:number-columns-repeated="16383"/>
        </table:table-row>
        <table:table-row table:style-name="ro1">
          <table:table-cell office:value-type="string" table:style-name="ce2">
            <text:p>Mua và dùng được 5 tháng liên tục, tần suất sử dụng lớn, vẽ kỹ thuật và đồ họa nhiều và vẫn thấy ổn, chưa hết pin *me me*. Tuy nhiên: Chỉ sử dụng tốt trên mặt phẳng (trừ gương kính), còn bỏ lên đùi hay các tư thế khác thì không tốt. Trên gương kính thì tuyệt đối không được.</text:p>
          </table:table-cell>
          <table:table-cell table:number-columns-repeated="16383"/>
        </table:table-row>
        <table:table-row table:style-name="ro1">
          <table:table-cell office:value-type="string" table:style-name="ce2">
            <text:p>Thương hiệu Logitech thì quá tốt rồi. Thực tế chuột nhận được đã có pin sẵn, hoạt động tốt, máy tính nhận ngay, chuột rất êm. không biết chuột hàng triệu đồng (dành cho game thủ) nó hoạt động có khác biệt j nhiều không chứ con này thấy đáp ứng tốt CV của mình. Mình nghĩ rất xứng với số tiền bỏ ra.</text:p>
          </table:table-cell>
          <table:table-cell table:number-columns-repeated="16383"/>
        </table:table-row>
        <table:table-row table:style-name="ro1">
          <table:table-cell office:value-type="string" table:style-name="ce2">
            <text:p>Chuột hơi nhỏ và nhẹ, cầm không được ôm tay lắm dù tay mình khá nhỏ. Chất lượng chuột tốt, ấn rất êm, tiếng click phải kê sát tai lại mới nghe thấy. Có sẵn 01 viên pin bên trong để xài được ngay. Có gắn 1 miếng giấy nhỏ để giữ năng lượng cho pin. Nhìn chung hàng điện điện tử bán trên tiki trading mình rất an tâm.</text:p>
          </table:table-cell>
          <table:table-cell table:number-columns-repeated="16383"/>
        </table:table-row>
        <table:table-row table:style-name="ro1">
          <table:table-cell office:value-type="string" table:style-name="ce2">
            <text:p>Nhắc đến các sản phậm ngoại vi như bàn phím, chuột, loa vi tính thì chắc chắn mọi người đều biết đến nhãn hiệu Logitech. Mình phân vân mãi giữa con chuột này và con chuột phiên bản Party hoặc Doodle của Logitech có màu sắc bắt mắt hơn hẳn mà giá cũng chỉ mắc hơn có hơn 20k, tuy nhiên sau khi ngẫm nghĩ thì mình chọn con này vì hai lí do: một là chuột không gây ồn (tiếng tách tách khi click) và hai là thời lượng sử dụng của pin cao (18 tháng). Trước mắt thì thấy rất ok chưa có lỗi lầm gì có điều chuột hơi nhẹ, cảm giác vỏ nhựa không cao cấp lắm nên chỉ cho 4 sao thôi!</text:p>
          </table:table-cell>
          <table:table-cell table:number-columns-repeated="16383"/>
        </table:table-row>
        <table:table-row table:style-name="ro1">
          <table:table-cell office:value-type="string" table:style-name="ce2">
            <text:p>Xài êm tay và tai, giao hàng đúng như lịch dự kiến. Giá 205k quá hời.</text:p>
          </table:table-cell>
          <table:table-cell table:number-columns-repeated="16383"/>
        </table:table-row>
        <table:table-row table:style-name="ro1">
          <table:table-cell office:value-type="string" table:style-name="ce2">
            <text:p>Chuột chạy êm tai, đúng với tiêu chí mình chọn mua. Tuy nhiên độ phản hồi của chuột khá chậm và mặt dưới chuột trầy nhiều khi vừa tháo hộp!!</text:p>
          </table:table-cell>
          <table:table-cell table:number-columns-repeated="16383"/>
        </table:table-row>
        <table:table-row table:style-name="ro1">
          <table:table-cell office:value-type="string" table:style-name="ce2">
            <text:p>Vừa nhận hàng xong - Sản phẩm đúng như mô tả, không gây tiếng ồn khi bấm, không đèm leb. - Con lăn không thực sự tốt, không có cảm giác lăn cho lắm, đôi lúc lăn bị chập chập. Nói chung tạm ổn cho số tiền này.</text:p>
          </table:table-cell>
          <table:table-cell table:number-columns-repeated="16383"/>
        </table:table-row>
        <table:table-row table:style-name="ro1">
          <table:table-cell office:value-type="string" table:style-name="ce2">
            <text:p>Chuột xài êm tay nhạy Giao hàng nhanh đúng chuẩn 2g Có tặng thêm pin không cần phải mua Tuy nhiên thông tin bảo hành chưa rõ ràng. Nếu bảo hành ở logitech thì không thấy giấy tờ, còn bảo hành chỗ mua thì không thấy hướng dẫn luôn</text:p>
          </table:table-cell>
          <table:table-cell table:number-columns-repeated="16383"/>
        </table:table-row>
        <table:table-row table:style-name="ro1">
          <table:table-cell office:value-type="string" table:style-name="ce2">
            <text:p>Sản phẩm dùng rất thích, giao hàng nhanh, mỗi tội mình order 2 cái mới mấy hôm trước giá 249k mỗi cái, tổng đơn 498k xong hôm nay lại hạ giá còn 199k mỗi cái. Chỉ cảm thấy hơi hài</text:p>
          </table:table-cell>
          <table:table-cell table:number-columns-repeated="16383"/>
        </table:table-row>
        <table:table-row table:style-name="ro1">
          <table:table-cell office:value-type="string" table:style-name="ce2">
            <text:p>Giao hàng nhanh. <text:s/>Nhưng mình kiểm tra mã S/N trên chuột và hộp đựng không giống mã nhau. Cửa hàng check lại và phản hổi giúp mình</text:p>
          </table:table-cell>
          <table:table-cell table:number-columns-repeated="16383"/>
        </table:table-row>
        <table:table-row table:style-name="ro1">
          <table:table-cell office:value-type="string" table:style-name="ce2">
            <text:p>Chuột hơi nhỏ nên chỉ phù hợp với đối tượng có tay nhỏ, hoặc nữa. Chất lương tương đối tốt, chưa biết sp có bền hơn M331 không (sử dụng lâu bị lờn nút bấm)</text:p>
          </table:table-cell>
          <table:table-cell table:number-columns-repeated="16383"/>
        </table:table-row>
        <table:table-row table:style-name="ro1">
          <table:table-cell office:value-type="string" table:style-name="ce2">
            <text:p>Chất lượng ok. Bấm không gây tiếng ồn. Không gây nặng tai, cảm giác thoải mái Điểm trừ là nắm tháo lấy pin còn hơi lỏng và gạt cần còn hơi cứng</text:p>
          </table:table-cell>
          <table:table-cell table:number-columns-repeated="16383"/>
        </table:table-row>
        <table:table-row table:style-name="ro1">
          <table:table-cell office:value-type="string" table:style-name="ce2">
            <text:p>Tiki giao hàng rất nhanh (sớm hơn lịch hẹn 3 ngày)</text:p>
            <text:p>Nhận xét chuột dùng tốt, bấm nghe tiếng rất bé nhưng vẫn cảm giác bấm tốt, nhược điểm là con lăn chuột không được êm tay lắm và nắp pin hơi dễ tuột, nhìn chung là hài lòng với sp này</text:p>
          </table:table-cell>
          <table:table-cell table:number-columns-repeated="16383"/>
        </table:table-row>
        <table:table-row table:style-name="ro1">
          <table:table-cell office:value-type="string" table:style-name="ce2">
            <text:p>Cảm nhận đầu tiên là chuột rất êm, với cá nhân mình cầm thì hơi nhẹ vì trước dùng mấy con nặng hơn nên giờ thấy thế. Nói chung là OK 8/10. Điểm trừ là quả pin chưa ưng lắm, không biết có lâu được hay không.</text:p>
          </table:table-cell>
          <table:table-cell table:number-columns-repeated="16383"/>
        </table:table-row>
        <table:table-row table:style-name="ro1">
          <table:table-cell office:value-type="string" table:style-name="ce2">
            <text:p>- Chuột nhỏ gọn, không quá to, phù hợp với ai hay ra quán cafe ngồi - Chuột rê tương đối nhanh. <text:s/>- Điểm trừ: không hỗ trợ công nghệ unifying, nên chỉ cho 4sao thôi. Không biết tại sao đợt sản xuất này lại không hỗ trợ, như lần trước mình mua thì vẫn ok vì có biểu tượng unifying đằng sau chuột.</text:p>
          </table:table-cell>
          <table:table-cell table:number-columns-repeated="16383"/>
        </table:table-row>
        <table:table-row table:style-name="ro1">
          <table:table-cell office:value-type="string" table:style-name="ce2">
            <text:p>Sản phẩm nhìn khá bắt mắt. Chuột hoạt động tốt. Tiếng kêu hơi lớn khi click. Nút giữa click hơi nặng chắc do còn mới. Chuột thiết kế phần đầu to hơn phần đuôi nên cầm không chắc tay lắm. Nếu ngược lại thì tốt hơn. Còn về pin thì phải sau 1 thời gian mới đánh giá được. Nói chung là OK.</text:p>
          </table:table-cell>
          <table:table-cell table:number-columns-repeated="16383"/>
        </table:table-row>
        <table:table-row table:style-name="ro1">
          <table:table-cell office:value-type="string" table:style-name="ce2">
            <text:p>Từ trước đến nay tôi vẫn dùng các sản phẩm chuột và bàn phím không dây của Logitech vì hoạt động ổn định. Độ bền tốt, tất nhiên gia tăng theo phiên bản - thường là bản mới hơn thì hoạt động tốt hơn. M185 ra khá lâu rồi nhưng với tấm giá đó thì có được một chuột chạy ổn định và vừa đủ. Khi nhận hàng hơi giật mình một chút vì bộ nhận tín hiệu căm trên máy tính trông chất liệu hơi thô so với các bản cao hơn (M325 chẳng hạn).</text:p>
          </table:table-cell>
          <table:table-cell table:number-columns-repeated="16383"/>
        </table:table-row>
        <table:table-row table:style-name="ro1">
          <table:table-cell office:value-type="string" table:style-name="ce2">
            <text:p>Sản phẩm của logitech thì không còn gì để nói về chất lượng, chuột khá nhạy, con lăn tốt, pin xài khá lâu (trường hợp mình thường hay tắt nguồn khi không sử dụng). Có một điểm trừ là đây là dòng chuột sử dụng công nghệ Advanced Optical Tracking (kém hơn công nghệ Laser và Darkfield) nên kém nhạy khi mình dùng trên giấy trắng. Tuy nhiên với mức giá này thì sản phẩm đã là khá tốt rồi.</text:p>
          </table:table-cell>
          <table:table-cell table:number-columns-repeated="16383"/>
        </table:table-row>
        <table:table-row table:style-name="ro1">
          <table:table-cell office:value-type="string" table:style-name="ce2">
            <text:p>Màu đỏ nhìn rất bắt mắt, chuột bấm êm, độ nhạy tốt. Tuy nhiên hơi bé nên cảm giác cầm sẽ mỏi tay tý xíu</text:p>
          </table:table-cell>
          <table:table-cell table:number-columns-repeated="16383"/>
        </table:table-row>
        <table:table-row table:style-name="ro1">
          <table:table-cell office:value-type="string" table:style-name="ce2">
            <text:p>hàng chuẩn chính hãng, nhưng độ bền của Switch thấp, đôi lúc cảm biến bị đơ nhẹ, vỗ nhẹ cái lại bình thường.</text:p>
          </table:table-cell>
          <table:table-cell table:number-columns-repeated="16383"/>
        </table:table-row>
        <table:table-row table:style-name="ro1">
          <table:table-cell office:value-type="string" table:style-name="ce2">
            <text:p>Tiếng click nhỏ ok Con lăn tệ hơn cả genius chưa đến 100k đang dùng nữa không biết có phải đang dùng genius 1200dpi xong chuyển sang con này 1000dpi nên không quen, trỏ hay bị lệch hay không nữa</text:p>
          </table:table-cell>
          <table:table-cell table:number-columns-repeated="16383"/>
        </table:table-row>
        <table:table-row table:style-name="ro1">
          <table:table-cell office:value-type="string" table:style-name="ce2">
            <text:p>Giao hàng nhanh hơn thời gian dự kiến, nút bấm êm nhưng cảm giác bấm hơi nông, và chuột hơi nhỏ (phù hợp với chị e phụ nữ). Đã đặt mua thêm 1 e màu nữa màu xanh<text:s text:c="2"/></text:p>
          </table:table-cell>
          <table:table-cell table:number-columns-repeated="16383"/>
        </table:table-row>
        <table:table-row table:style-name="ro1">
          <table:table-cell office:value-type="string" table:style-name="ce2">
            <text:p>Mình thấy Tiki thường có thói quen mở sản phẩm trước của khách hàng. Như đã nói trong sản phẩm trước Tiki không nên làm vậy.</text:p>
          </table:table-cell>
          <table:table-cell table:number-columns-repeated="16383"/>
        </table:table-row>
        <table:table-row table:style-name="ro1">
          <table:table-cell office:value-type="string" table:style-name="ce2">
            <text:p>Có bị thay đổi lịch giao hàng (không thể giao hàng trong 2 giờ) và chậm (thứ hai so với thứ sáu) so với lịch giao hàng dự kiến. Còn lại tất cả ổn cho mức giá.</text:p>
          </table:table-cell>
          <table:table-cell table:number-columns-repeated="16383"/>
        </table:table-row>
        <table:table-row table:style-name="ro1">
          <table:table-cell office:value-type="string" table:style-name="ce2">
            <text:p>nắp pin hơi lỏng, không hiểu sao rê có dấu hiệu nhảy lên trên bên phải, chắc do cục đệm đen bên dưới không đều. chuột click êm không tiếng động, mẫu mã y hình, màu sắc đẹp... nói chung dùng được. tks</text:p>
          </table:table-cell>
          <table:table-cell table:number-columns-repeated="16383"/>
        </table:table-row>
        <table:table-row table:style-name="ro1">
          <table:table-cell office:value-type="string" table:style-name="ce2">
            <text:p>ổn trong tầm giá. núm xoay còn hơi kêu tí. giao hàng nhanh kinh khủng. mới đặt hôm qua. cám ơn tiki.</text:p>
          </table:table-cell>
          <table:table-cell table:number-columns-repeated="16383"/>
        </table:table-row>
        <table:table-row table:style-name="ro1">
          <table:table-cell office:value-type="string" table:style-name="ce2">
            <text:p>Mới mua ở vùng giá 229K, cảm nhận ban đầu chuột dùng khá sướng, nhậy, vừa tay, không phát tiếng kêu trái, phải. Vẫn có tiếng kêu ở con lăn giữa</text:p>
          </table:table-cell>
          <table:table-cell table:number-columns-repeated="16383"/>
        </table:table-row>
        <table:table-row table:style-name="ro1">
          <table:table-cell office:value-type="string" table:style-name="ce2">
            <text:p>Mình thấy phiên bản có logo cũ của logitech có vẻ chất lượng hơn. mình đã dùng con 185 đời cũ được 3 năm mà k có vấn đề gì, ngoài việc dùng lâu bị lờn nút, k biết con này thế nào. khuyên những bạn mua sau nên mua đời có logo cũ nhé</text:p>
          </table:table-cell>
          <table:table-cell table:number-columns-repeated="16383"/>
        </table:table-row>
        <table:table-row table:style-name="ro1">
          <table:table-cell office:value-type="string" table:style-name="ce2">
            <text:p>Mình dùng hơn 6 tháng mới hết pin có sẵn trong chuột. Sau đó thay pin khác (mua pin cũng xịn sò) thì được 3-4 tháng là hết. Nói chung dùng chuột ở khi có miếng kê tối màu, còn di chuột trên bàn thì cũng không nhạy lắm.</text:p>
          </table:table-cell>
          <table:table-cell table:number-columns-repeated="16383"/>
        </table:table-row>
        <table:table-row table:style-name="ro1">
          <table:table-cell office:value-type="string" table:style-name="ce2">
            <text:p>chất lượng tốt.... click chuột và lăn chuột êm không gây tiếng động, tuy nhiên hình dạng chuột hơi nhỏ nên cảm giác cầm chuột không thoải mái lắm</text:p>
          </table:table-cell>
          <table:table-cell table:number-columns-repeated="16383"/>
        </table:table-row>
        <table:table-row table:style-name="ro1">
          <table:table-cell office:value-type="string" table:style-name="ce2">
            <text:p>Ưu:</text:p>
            <text:p>-Thiết kế vừa tay, dễ dàng sử dụng</text:p>
            <text:p>-Nhẹ thuận lợi cho việc di chuyển</text:p>
            <text:p>-Nút bấm êm, mượt nhưng tiếng kêu khá to</text:p>
            <text:p>-Bền vì bị rơi mấy lần nhưng vẫn chạy bình thường</text:p>
            <text:p>Nhược:</text:p>
            <text:p>-Nắp pin cảm tưởng như hỏi lỏng nhưng lại khá chắc chắn</text:p>
            <text:p>-Đôi khi cảm thấy cầm không chắc tay</text:p>
            <text:p>Nói chung là giá rẻ, xài tốt, bền</text:p>
            <text:p/>
          </table:table-cell>
          <table:table-cell table:number-columns-repeated="16383"/>
        </table:table-row>
        <table:table-row table:style-name="ro1">
          <table:table-cell office:value-type="string" table:style-name="ce2">
            <text:p>Chuột bây giờ hầu hết là nhãn hiệu hoặc sản xuất tại Trung Quốc nên rất khó lựa chọn. Khi mua, mình thường cân nhắc độ uy tín, giá cả và dịch vụ đi kèm sản phẩm. Vì vậy mình chọn con chuột này vì tin tưởng sản phẩm Tiki là hàng chính hãng. Chuột chỉ có 1 màu xám nên mình thấy hơi tiếc, rê chuột có cảm giác không trơn tru. Mình mua chuột với giá 250k, khi quay lại trang này để viết nhận xét thì giá tăng thêm 9k, có thể do chi phí lưu kho tăng. Với thời lượng pin ~ 1 năm, bảo hành 3 năm, mình quyết định đầu tư vào con chuột này.</text:p>
          </table:table-cell>
          <table:table-cell table:number-columns-repeated="16383"/>
        </table:table-row>
        <table:table-row table:style-name="ro1">
          <table:table-cell office:value-type="string" table:style-name="ce2">
            <text:p>Mình đặt chuột này cho ông xã sử dụng. Xài tốt, nhẹ, cầm vừa tay. Trẻ con nghịch ngợm ném xuống đất mấy lần mà vẫn chạy tốt, không vấn đề gì. Với giá thành như vậy là khá hợp lý. Thương hiệu Logitech luôn chất lượng và đúng như mong đợi. Cảm ơn Tiki</text:p>
          </table:table-cell>
          <table:table-cell table:number-columns-repeated="16383"/>
        </table:table-row>
        <table:table-row table:style-name="ro1">
          <table:table-cell office:value-type="string" table:style-name="ce2">
            <text:p>đã nhận hàng và xài được 6 tháng. Đến thời điêm này sản phẩm vẫn ok, chưa thay pin lần 2. Nhìn chung mua online ở tiki ngoài ngoài sách ra, hàng điện tử cũng ok,</text:p>
          </table:table-cell>
          <table:table-cell table:number-columns-repeated="16383"/>
        </table:table-row>
        <table:table-row table:style-name="ro1">
          <table:table-cell office:value-type="string" table:style-name="ce2">
            <text:p>Hi store Mình mua chuột này cũng khoảng 1 năm, nó được bảo hành 3 năm Nhưng giờ bị liệt phím vậy phải bảo hành thế nào? <text:s/>Xin cảm ơn</text:p>
          </table:table-cell>
          <table:table-cell table:number-columns-repeated="16383"/>
        </table:table-row>
        <table:table-row table:style-name="ro1">
          <table:table-cell office:value-type="string" table:style-name="ce2">
            <text:p>chuột mình mua gần 1 năm xài vẫn chưa hết pin, do tay mình nhỏ nên cầm cũng khá vừa tay, không recommend cho những bạn tay to nhé. Giao hàng nhanh, đóng gói chắc chắn.</text:p>
          </table:table-cell>
          <table:table-cell table:number-columns-repeated="16383"/>
        </table:table-row>
        <table:table-row table:style-name="ro1">
          <table:table-cell office:value-type="string" table:style-name="ce2">
            <text:p>Mình rất hài lòng với dịch vụ ship hàng bên Tiki, phải nói là cực kì nhanh. Hihi. Chuột giống y hình, dùng thì vừa vặn với tay mình, tiếng click chuột hơi to và rõ nhưng mình cũng không cảm thấy khó chịu lắm. Hihi</text:p>
          </table:table-cell>
          <table:table-cell table:number-columns-repeated="16383"/>
        </table:table-row>
        <table:table-row table:style-name="ro1">
          <table:table-cell office:value-type="string" table:style-name="ce2">
            <text:p>Chuột xài ổn, rất lâu mới hết pin, điểm trừ là nút bấm trái xài nhiều (khoảng vài tuần) cảm giác hơi lờn, không có cảm giác đã nhấn phím rõ ràng như ban đầu.</text:p>
          </table:table-cell>
          <table:table-cell table:number-columns-repeated="16383"/>
        </table:table-row>
        <table:table-row table:style-name="ro1">
          <table:table-cell office:value-type="string" table:style-name="ce2">
            <text:p>Mình đã đặt hàng con chuột này từ Tiki trưa thứ 5 ngày 31/07/2014, mình không nghĩ là trưa gần 12h vẫn còn làm việc vì mình chỉ mới biết Tiki gần đây thôi và nhân viên của Tiki đã gọi đến xác nhận, cung cách rất lịch sự và chuyên nghiệp. Nhân viên có hẹn khoảng tuần sau hàng mới đến nhưng chỉ sau 2 ngày (thứ 7) là mình đã nhận được hàng. Hàng chính hãng được cho vào trong hộp đóng gói rất cẩn thận. Mình cũng đã quay mã may mắn mình nhận được và đã được phiếu giảm giá 10%. Mình rất hài lòng và sẽ tiếp tục ủng hộ Tiki!</text:p>
          </table:table-cell>
          <table:table-cell table:number-columns-repeated="16383"/>
        </table:table-row>
        <table:table-row table:style-name="ro1">
          <table:table-cell office:value-type="string" table:style-name="ce2">
            <text:p>chuột gọn vừa tay, cảm giác nhấn rất nhẹ, êm ru, không bị âm thanh nhấn chuột khó chịu nữa. nên có tấm lót chuột hoặc chạy trên bề mặt tối đồng màu.</text:p>
          </table:table-cell>
          <table:table-cell table:number-columns-repeated="16383"/>
        </table:table-row>
        <table:table-row table:style-name="ro1">
          <table:table-cell office:value-type="string" table:style-name="ce2">
            <text:p>Hàng đóng gói cẩn thận, nút ấn êm dùng tốt trong đêm, tuy nhiên cuộn chuột nghe còn to hơn cả click. Hàng không đi kèm phiếu bảo hành nên chắc là bảo hành theo tem dán trên sản phẩm</text:p>
          </table:table-cell>
          <table:table-cell table:number-columns-repeated="16383"/>
        </table:table-row>
        <table:table-row table:style-name="ro1">
          <table:table-cell office:value-type="string" table:style-name="ce2">
            <text:p>Sản phẩm dùng ok cho người không quá khó tính. Giao hàng nhanh. Cho 4 sao vì cảm giác khi cầm chuột hơi nhẹ so với mong muốn</text:p>
          </table:table-cell>
          <table:table-cell table:number-columns-repeated="16383"/>
        </table:table-row>
        <table:table-row table:style-name="ro1">
          <table:table-cell office:value-type="string" table:style-name="ce2">
            <text:p>Mình mua màu đỏ, nói chung là không được đẹp lắm. Kích cỡ chuột hơi nhỏ so với bàn tay, cầm chưa quen sẽ thấy hơi mỏi. <text:s/>Kết nối nhanh, hoạt động mượt mà. Nhìn chung là tương đối hài lòng.</text:p>
          </table:table-cell>
          <table:table-cell table:number-columns-repeated="16383"/>
        </table:table-row>
        <table:table-row table:style-name="ro1">
          <table:table-cell office:value-type="string" table:style-name="ce2">
            <text:p>Chuột nhẹ, nhạy &amp; đúng như mô tả. Con lăn hoạt động tốt, ổn định. Tuy nhiên nhân viên ship hàng chưa tốt, tìm hoài không thấy sản phẩm. Rất tốn thời gian nhận hàng</text:p>
          </table:table-cell>
          <table:table-cell table:number-columns-repeated="16383"/>
        </table:table-row>
        <table:table-row table:style-name="ro1">
          <table:table-cell office:value-type="string" table:style-name="ce2">
            <text:p>sản phẩm chất lượng tốt, thiết kế vừa tay, có tặng pin kèm theo, chỗ gắn pin có 1 cái lỡ để gắn đầu usb lúc không dùng để trách bị lạc, rất tiện lợi,</text:p>
          </table:table-cell>
          <table:table-cell table:number-columns-repeated="16383"/>
        </table:table-row>
        <table:table-row table:style-name="ro1">
          <table:table-cell office:value-type="string" table:style-name="ce2">
            <text:p>Mình đặt hàng con chuột này từ Tiki và mới sử dụng con chuột này khoảng một tuần này. Mình thấy rất hài lòng với sản phẩm này. Sản phẩm đáp ứng nhu cầu sử dụng của mình.: một con chuột có các chức năng cơ bản, gọn và nhẹ, dễ dàng di chuyển kèm theo laptop. Bên cạnh đó, chuột rất dễ cài đặt và vận hành. Lúc mình nhận hàng, chuột được gói cẩn thận trong hộp giấy có lót để tránh va chạm. Chuột hàng toàn mới, nguyên seal, không hề có dấu tích bị bóc ra từ trước nên mình cảm thấy rất yên tậm.</text:p>
          </table:table-cell>
          <table:table-cell table:number-columns-repeated="16383"/>
        </table:table-row>
        <table:table-row table:style-name="ro1">
          <table:table-cell office:value-type="string" table:style-name="ce2">
            <text:p>Chuột click siêu êm, mới đầu có thể không quen nhưng càng dùng càng thích. Tiki giao hàng quá lâu, địa chỉ ở Q3 mà 10 ngày sau mới có =_=</text:p>
          </table:table-cell>
          <table:table-cell table:number-columns-repeated="16383"/>
        </table:table-row>
        <table:table-row table:style-name="ro1">
          <table:table-cell office:value-type="string" table:style-name="ce2">
            <text:p>Sản phẩm dùng tốt. Là silience nên click chuột rất êm. <text:s/>Tuy nhiên con lăn thì lại hơi ồn, tạo tiếng động. Cho 4 sao</text:p>
          </table:table-cell>
          <table:table-cell table:number-columns-repeated="16383"/>
        </table:table-row>
        <table:table-row table:style-name="ro1">
          <table:table-cell office:value-type="string" table:style-name="ce2">
            <text:p>Nếu bạn là dân văn phòng thì mua sản phẩm này rất phù hợp. Độ nhạy tốt, cầm rất vừa tay và thời lượng pin lâu. Nếu có lỡ làm rơi cũng không bị gãy hay vỡ gì.</text:p>
          </table:table-cell>
          <table:table-cell table:number-columns-repeated="16383"/>
        </table:table-row>
        <table:table-row table:style-name="ro1">
          <table:table-cell office:value-type="string" table:style-name="ce2">
            <text:p>Mình mua và đã gửi thông tin xuất hoá đơn mà đến giờ cả tháng rồi mà vẫn chưa nhận được hoá đơn??!!</text:p>
          </table:table-cell>
          <table:table-cell table:number-columns-repeated="16383"/>
        </table:table-row>
        <table:table-row table:style-name="ro1">
          <table:table-cell office:value-type="string" table:style-name="ce2">
            <text:p>Chất lượng tốt. Hài lòng. Trước mua chuột của msft hơn 700k, giờ dùng hàng này thấy tốt rồi</text:p>
          </table:table-cell>
          <table:table-cell table:number-columns-repeated="16383"/>
        </table:table-row>
        <table:table-row table:style-name="ro1">
          <table:table-cell office:value-type="string" table:style-name="ce2">
            <text:p>Giao hàng nhanh, đóng gói tốt. Thiết bị chuẩn, phù hợp sử dụng với laptop và các mục đích thông thường.</text:p>
          </table:table-cell>
          <table:table-cell table:number-columns-repeated="16383"/>
        </table:table-row>
        <table:table-row table:style-name="ro1">
          <table:table-cell office:value-type="string" table:style-name="ce2">
            <text:p>giao nhanh, hàng xài ổn. nhưng chuộtbcó vẻ hk chắc chắn như con có sẵn cùng loại + kiểu.</text:p>
          </table:table-cell>
          <table:table-cell table:number-columns-repeated="16383"/>
        </table:table-row>
        <table:table-row table:style-name="ro1">
          <table:table-cell office:value-type="string" table:style-name="ce2">
            <text:p>Đẹp nhẹ nhàng mà không chói lóa. Mình thích. Chỉ có điều lúc khởi động chậm khoảng 3s mới di được chuột. Nhưng dù sao vẫn rất ok</text:p>
          </table:table-cell>
          <table:table-cell table:number-columns-repeated="16383"/>
        </table:table-row>
        <table:table-row table:style-name="ro1">
          <table:table-cell office:value-type="string" table:style-name="ce2">
            <text:p>Đây là một sản phẩm phù hợp cho cả những bạn làm thiết kế sử dụng chuột nhiều, thời gian sử dụng khoảng 2 năm với tần suất sử dụng nhiều.</text:p>
          </table:table-cell>
          <table:table-cell table:number-columns-repeated="16383"/>
        </table:table-row>
        <table:table-row table:style-name="ro1">
          <table:table-cell office:value-type="string" table:style-name="ce2">
            <text:p>Mình mua con màu đen, mọi thứ đều silent trừ nút cuộn. Nút cuộn kêu rất to, to hơn cả cho phiên bản bình thường của mẫu chuột này.</text:p>
          </table:table-cell>
          <table:table-cell table:number-columns-repeated="16383"/>
        </table:table-row>
        <table:table-row table:style-name="ro1">
          <table:table-cell office:value-type="string" table:style-name="ce2">
            <text:p>sản phẩm tốt, giao hàng đúng hẹn, nhân viên giao hàng nhiệt tình vui vẻ nên phát huy.</text:p>
          </table:table-cell>
          <table:table-cell table:number-columns-repeated="16383"/>
        </table:table-row>
        <table:table-row table:style-name="ro1">
          <table:table-cell office:value-type="string" table:style-name="ce2">
            <text:p>Chuột xài ổn, chưa thấy khựng hay không kết nối được</text:p>
          </table:table-cell>
          <table:table-cell table:number-columns-repeated="16383"/>
        </table:table-row>
        <table:table-row table:style-name="ro1">
          <table:table-cell office:value-type="string" table:style-name="ce2">
            <text:p>Chuột xài mượt, xài khoảng 1 năm thì mất độ nhạy 1 chút, tuy nhiên cũng hài lòng với mức giá này.</text:p>
          </table:table-cell>
          <table:table-cell table:number-columns-repeated="16383"/>
        </table:table-row>
        <table:table-row table:style-name="ro1">
          <table:table-cell office:value-type="string" table:style-name="ce2">
            <text:p>TÔI ĐÃ DÙNG NHIỀU LOẠI CHUỘT KHÔNG DÂY RỒI NHƯNG THẤY CHUỘT LOGITECH DÙNG VẪN BỀN VÀ TIẾT KIỆM PIN NHẤT NÊN QUAY LẠI DÙNG.</text:p>
          </table:table-cell>
          <table:table-cell table:number-columns-repeated="16383"/>
        </table:table-row>
        <table:table-row table:style-name="ro1">
          <table:table-cell office:value-type="string" table:style-name="ce2">
            <text:p>Sản phẩm đúng như giới thiệu, mô tả, giao hàng nhanh</text:p>
          </table:table-cell>
          <table:table-cell table:number-columns-repeated="16383"/>
        </table:table-row>
        <table:table-row table:style-name="ro1">
          <table:table-cell office:value-type="string" table:style-name="ce2">
            <text:p>Ngày trước có dùng M175, sau 2 năm hư chuyển sang M185. Nói về chuột máy tính văn phòng, thì hàng Logitech là lựa chọn tối ưu rồi.</text:p>
          </table:table-cell>
          <table:table-cell table:number-columns-repeated="16383"/>
        </table:table-row>
        <table:table-row table:style-name="ro1">
          <table:table-cell office:value-type="string" table:style-name="ce2">
            <text:p>Dùng được, cảm giác con đời cũ M170 có khi dùng ngon hơn con này :D</text:p>
          </table:table-cell>
          <table:table-cell table:number-columns-repeated="16383"/>
        </table:table-row>
        <table:table-row table:style-name="ro1">
          <table:table-cell office:value-type="string" table:style-name="ce2">
            <text:p>Mùa sắc đẹp, hợp thời trang. Click chuột rất nhẹ, không gây ồn. Cảm biến nhạy, lướt êm trên bề mặt gỗ, thủy tinh,...Cầm cũng rất vừa tay</text:p>
          </table:table-cell>
          <table:table-cell table:number-columns-repeated="16383"/>
        </table:table-row>
        <table:table-row table:style-name="ro1">
          <table:table-cell office:value-type="string" table:style-name="ce2">
            <text:p>Chuột tốt , di chuyển chuột êm ái mà không cần miếng lót, chuột cầm vừa tay. Xứng đáng với giá tiền</text:p>
          </table:table-cell>
          <table:table-cell table:number-columns-repeated="16383"/>
        </table:table-row>
        <table:table-row table:style-name="ro1">
          <table:table-cell office:value-type="string" table:style-name="ce2">
            <text:p>Chuột dùng ổn, không gây ồn. Vì đang cần gấp đặt hàng tiki now mà mất 5h mới nhận được hàng.</text:p>
          </table:table-cell>
          <table:table-cell table:number-columns-repeated="16383"/>
        </table:table-row>
        <table:table-row table:style-name="ro1">
          <table:table-cell office:value-type="string" table:style-name="ce2">
            <text:p>Chuột nhỏ gọn, dễ thao tác, không tạo ra tiếng ồn, màu đỏ khá xinh. Tiki giao hàng nhanh, đóng gói cẩn thận.</text:p>
          </table:table-cell>
          <table:table-cell table:number-columns-repeated="16383"/>
        </table:table-row>
        <table:table-row table:style-name="ro1">
          <table:table-cell office:value-type="string" table:style-name="ce2">
            <text:p>thấy dùng cũng ok, mẫu mã cần cải thiện hơn, dich vụ chăm sóc khác hàng ổn như có vẻ hơi chậm.</text:p>
          </table:table-cell>
          <table:table-cell table:number-columns-repeated="16383"/>
        </table:table-row>
        <table:table-row table:style-name="ro1">
          <table:table-cell office:value-type="string" table:style-name="ce2">
            <text:p>cho e hỏi phần dưới của chuột k dây khi mình bật On thì có sáng đèn k ạ. tình hình là chuột e mới mua nhưng k sáng đèn</text:p>
          </table:table-cell>
          <table:table-cell table:number-columns-repeated="16383"/>
        </table:table-row>
        <table:table-row table:style-name="ro1">
          <table:table-cell office:value-type="string" table:style-name="ce2">
            <text:p>Sản phẩm dùng tốt. Không gây tiếng ồn khi sử dụng. Tuy nhiên sẽ không phù hợp với ai tay to vì chuột khá bé, dùng 1 thời gian mới quen được.</text:p>
          </table:table-cell>
          <table:table-cell table:number-columns-repeated="16383"/>
        </table:table-row>
        <table:table-row table:style-name="ro1">
          <table:table-cell office:value-type="string" table:style-name="ce2">
            <text:p>Chuột dùng ổn, dù rơi nhiều lần nhưng vẫn rất nhạy, không hề tịt phím với những chuột silent.</text:p>
          </table:table-cell>
          <table:table-cell table:number-columns-repeated="16383"/>
        </table:table-row>
        <table:table-row table:style-name="ro1">
          <table:table-cell office:value-type="string" table:style-name="ce2">
            <text:p>chuôthj dùng ok, bền thì phải chờ thời gian. Sản phẩm đóng gói cẩn thận, pin có sẵn đi cùng</text:p>
          </table:table-cell>
          <table:table-cell table:number-columns-repeated="16383"/>
        </table:table-row>
        <table:table-row table:style-name="ro1">
          <table:table-cell office:value-type="string" table:style-name="ce2">
            <text:p>Giao đúng hình, nhanh, đang sử dụng tốt</text:p>
          </table:table-cell>
          <table:table-cell table:number-columns-repeated="16383"/>
        </table:table-row>
        <table:table-row table:style-name="ro1">
          <table:table-cell office:value-type="string" table:style-name="ce2">
            <text:p>Chuột rất đẹp. Nhưng mình thấy dưới chuột có bóng đèn, mà sao khi xài kg thấy sáng đèn</text:p>
          </table:table-cell>
          <table:table-cell table:number-columns-repeated="16383"/>
        </table:table-row>
        <table:table-row table:style-name="ro1">
          <table:table-cell office:value-type="string" table:style-name="ce2">
            <text:p>Hang giao nhanh, chất lượng tốt. Đóng gói cẩn thận</text:p>
          </table:table-cell>
          <table:table-cell table:number-columns-repeated="16383"/>
        </table:table-row>
        <table:table-row table:style-name="ro1">
          <table:table-cell office:value-type="string" table:style-name="ce2">
            <text:p>pros: Tiếng click chuột khá êm, không ồn. chuột nhạy. cons: scroll wheel không được mượt cho lắm</text:p>
          </table:table-cell>
          <table:table-cell table:number-columns-repeated="16383"/>
        </table:table-row>
        <table:table-row table:style-name="ro1">
          <table:table-cell office:value-type="string" table:style-name="ce2">
            <text:p>Sản phẩm dùng khá êm, tiếng click nhỏ, dùng được trên nhiều bề mặt, ít hao pin, mình dùng hơn 6 tháng rồi mà pin lấy ra đo =1,4V chưa hao bao nhiêu cả. Rất ưng ý.</text:p>
          </table:table-cell>
          <table:table-cell table:number-columns-repeated="16383"/>
        </table:table-row>
        <table:table-row table:style-name="ro1">
          <table:table-cell office:value-type="string" table:style-name="ce2">
            <text:p>Chuột xài tốt, giao hàng nhanh, nhưng có hình tặng miếng lót chuột mà không có quà tặng gây hiểu lầm, tiki xem lại</text:p>
          </table:table-cell>
          <table:table-cell table:number-columns-repeated="16383"/>
        </table:table-row>
        <table:table-row table:style-name="ro1">
          <table:table-cell office:value-type="string" table:style-name="ce2">
            <text:p>Tôi mua 3 sản phẩm, nay có 1 sản phẩm không hoạt động. Vậy làm sao để được bảo hành.</text:p>
          </table:table-cell>
          <table:table-cell table:number-columns-repeated="16383"/>
        </table:table-row>
        <table:table-row table:style-name="ro1">
          <table:table-cell office:value-type="string" table:style-name="ce2">
            <text:p>+ Chuột nhạy, nhỏ gọn, bền + Có giảm tiếng click chuột nhưng không phải sient hoàn toàn</text:p>
          </table:table-cell>
          <table:table-cell table:number-columns-repeated="16383"/>
        </table:table-row>
        <table:table-row table:style-name="ro1">
          <table:table-cell office:value-type="string" table:style-name="ce2">
            <text:p>Chuột nhạy, chạy tốt, tiki giao hàng giao nhanh, hài lòng</text:p>
          </table:table-cell>
          <table:table-cell table:number-columns-repeated="16383"/>
        </table:table-row>
        <table:table-row table:style-name="ro1">
          <table:table-cell office:value-type="string" table:style-name="ce2">
            <text:p>Hơi chậm, không nhạy lắm. Thiết kế khá đẹp, cầm vừa tay</text:p>
          </table:table-cell>
          <table:table-cell table:number-columns-repeated="16383"/>
        </table:table-row>
        <table:table-row table:style-name="ro1">
          <table:table-cell office:value-type="string" table:style-name="ce2">
            <text:p>Sài 1 thời gian khá lâu nhưng chưa có lỗi gì hài lòng với sản phẩm này.</text:p>
          </table:table-cell>
          <table:table-cell table:number-columns-repeated="16383"/>
        </table:table-row>
        <table:table-row table:style-name="ro1">
          <table:table-cell office:value-type="string" table:style-name="ce2">
            <text:p>Chuột dùng cũng được, con lăn cung khá êm, nhưng khong thấy có đèn báo</text:p>
          </table:table-cell>
          <table:table-cell table:number-columns-repeated="16383"/>
        </table:table-row>
        <table:table-row table:style-name="ro1">
          <table:table-cell office:value-type="string" table:style-name="ce2">
            <text:p>Hai long, hai long, hai long voi chuot k day toi da mua</text:p>
          </table:table-cell>
          <table:table-cell table:number-columns-repeated="16383"/>
        </table:table-row>
        <table:table-row table:style-name="ro1">
          <table:table-cell office:value-type="string" table:style-name="ce2">
            <text:p>Dùng tốt. Chưa gặp vấn đề gì.</text:p>
          </table:table-cell>
          <table:table-cell table:number-columns-repeated="16383"/>
        </table:table-row>
        <table:table-row table:style-name="ro1">
          <table:table-cell office:value-type="string" table:style-name="ce2">
            <text:p>Sản phẩm giao hàng nguyên kiện. Chất lượng ổn. Giá tốt</text:p>
          </table:table-cell>
          <table:table-cell table:number-columns-repeated="16383"/>
        </table:table-row>
        <table:table-row table:style-name="ro1">
          <table:table-cell office:value-type="string" table:style-name="ce2">
            <text:p>Hàng xài ổn, êm, nhẹ, click không nghe tiếng, tịki now giao hàng nhanh</text:p>
          </table:table-cell>
          <table:table-cell table:number-columns-repeated="16383"/>
        </table:table-row>
        <table:table-row table:style-name="ro1">
          <table:table-cell office:value-type="string" table:style-name="ce2">
            <text:p>xài tốt đó kkk cẩm thấy ổn</text:p>
          </table:table-cell>
          <table:table-cell table:number-columns-repeated="16383"/>
        </table:table-row>
        <table:table-row table:style-name="ro1">
          <table:table-cell office:value-type="string" table:style-name="ce2">
            <text:p>sản phẩm dùng khá ok.</text:p>
          </table:table-cell>
          <table:table-cell table:number-columns-repeated="16383"/>
        </table:table-row>
        <table:table-row table:style-name="ro1">
          <table:table-cell office:value-type="string" table:style-name="ce2">
            <text:p>Chuột bấm êm, không ồn, cầm vừa tay, kỳ cái là để trên mặt giấy trơn láng thì không nhích mà để chỗ gồ ghề thì nhạy ghê gớm</text:p>
          </table:table-cell>
          <table:table-cell table:number-columns-repeated="16383"/>
        </table:table-row>
        <table:table-row table:style-name="ro1">
          <table:table-cell office:value-type="string" table:style-name="ce2">
            <text:p>Chuột dùng tốt, giao hàng tương đối nhanh. Tuy nhiên bị sai màu so với đặt hàng</text:p>
          </table:table-cell>
          <table:table-cell table:number-columns-repeated="16383"/>
        </table:table-row>
        <table:table-row table:style-name="ro1">
          <table:table-cell office:value-type="string" table:style-name="ce2">
            <text:p>Tốt, ship nhanh hơn thì tuyệt. xin cảm ơn. 50 ký tự là không cần thiết</text:p>
          </table:table-cell>
          <table:table-cell table:number-columns-repeated="16383"/>
        </table:table-row>
        <table:table-row table:style-name="ro1">
          <table:table-cell office:value-type="string" table:style-name="ce2">
            <text:p>Dùng thấy rất nhạy. Cầm vừa tay. Rất ưng ý. Sẽ lựa chọn hàng của Tiki nhiều hơn nữa. Love</text:p>
          </table:table-cell>
          <table:table-cell table:number-columns-repeated="16383"/>
        </table:table-row>
        <table:table-row table:style-name="ro1">
          <table:table-cell office:value-type="string" table:style-name="ce2">
            <text:p>Thiết kế vừa vặn cầm tay, độ nảy tốt và đặc biệt là tiếng click rất êm, hợp dùng khi làm việc khuya trong phòng không ảnh hưởng người khác.</text:p>
          </table:table-cell>
          <table:table-cell table:number-columns-repeated="16383"/>
        </table:table-row>
        <table:table-row table:style-name="ro1">
          <table:table-cell office:value-type="string" table:style-name="ce2">
            <text:p>Sản phẩm dùng tốt, kích chuột không nghe tiếng. Đều con lăn chuột có tiếng động</text:p>
          </table:table-cell>
          <table:table-cell table:number-columns-repeated="16383"/>
        </table:table-row>
        <table:table-row table:style-name="ro1">
          <table:table-cell office:value-type="string" table:style-name="ce2">
            <text:p>Từ khi nhận sản phẩm đến giờ mọi thứ sử dụng ổn, chuột chạy êm không gây tiếng ồn</text:p>
          </table:table-cell>
          <table:table-cell table:number-columns-repeated="16383"/>
        </table:table-row>
        <table:table-row table:style-name="ro1">
          <table:table-cell office:value-type="string" table:style-name="ce2">
            <text:p>Hàng chuẩn. Ấn tượng với dịch vụ của Tiki: đặt hàng ság, chiều giao</text:p>
          </table:table-cell>
          <table:table-cell table:number-columns-repeated="16383"/>
        </table:table-row>
        <table:table-row table:style-name="ro1">
          <table:table-cell office:value-type="string" table:style-name="ce2">
            <text:p>Bao bì sản phẩm bị trầy xước nhiều khá mất thẩm mỹ, tuy nhiên sản phẩm vẫn tốt</text:p>
          </table:table-cell>
          <table:table-cell table:number-columns-repeated="16383"/>
        </table:table-row>
        <table:table-row table:style-name="ro1">
          <table:table-cell office:value-type="string" table:style-name="ce2">
            <text:p>sp này rất tốt, nhạy và thiết kế đơn giản tiện lọi, phù hợp cho các bạn văn phòng , sv. còn các găm thủ thì nên xài chuột khác.</text:p>
          </table:table-cell>
          <table:table-cell table:number-columns-repeated="16383"/>
        </table:table-row>
        <table:table-row table:style-name="ro1">
          <table:table-cell office:value-type="string" table:style-name="ce2">
            <text:p>ship nhanh, chuột êm. Phần lắp pin thiết kế khít hơn nữa thì 5*</text:p>
          </table:table-cell>
          <table:table-cell table:number-columns-repeated="16383"/>
        </table:table-row>
        <table:table-row table:style-name="ro1">
          <table:table-cell office:value-type="string" table:style-name="ce2">
            <text:p>Tạm ổn, vẫn có 1 số vấn đề chưa ổn lắm. Nhg so vs giá tiền thì ok</text:p>
          </table:table-cell>
          <table:table-cell table:number-columns-repeated="16383"/>
        </table:table-row>
        <table:table-row table:style-name="ro1">
          <table:table-cell office:value-type="string" table:style-name="ce2">
            <text:p>- Click không ra tiếng =&gt; good. - Bỏ em hàng lên nền gỗ trắng =&gt; tạch :V. - Để xa tầm 1m control bi giựt cursor point =&gt; tạm</text:p>
          </table:table-cell>
          <table:table-cell table:number-columns-repeated="16383"/>
        </table:table-row>
        <table:table-row table:style-name="ro1">
          <table:table-cell office:value-type="string" table:style-name="ce2">
            <text:p>chuột đẹp y hình, click êm không lo ảnh hưởng tới người xung quanh</text:p>
          </table:table-cell>
          <table:table-cell table:number-columns-repeated="16383"/>
        </table:table-row>
        <table:table-row table:style-name="ro1">
          <table:table-cell office:value-type="string" table:style-name="ce2">
            <text:p>Chuột trái và phải thì khá ổn, không bi ồn. Nhưng tiếng lăn chuột lại khá to.</text:p>
          </table:table-cell>
          <table:table-cell table:number-columns-repeated="16383"/>
        </table:table-row>
        <table:table-row table:style-name="ro1">
          <table:table-cell office:value-type="string" table:style-name="ce2">
            <text:p>rất tốt nhưng nếu giảm giá thì sẽ phấn khởi hơn rất nhiều đó</text:p>
          </table:table-cell>
          <table:table-cell table:number-columns-repeated="16383"/>
        </table:table-row>
        <table:table-row table:style-name="ro1">
          <table:table-cell office:value-type="string" table:style-name="ce2">
            <text:p>Chuột dùng ok nhưng sao bao bì nhựa đã bị cắt ra, không còn nguyên vẹn</text:p>
          </table:table-cell>
          <table:table-cell table:number-columns-repeated="16383"/>
        </table:table-row>
        <table:table-row table:style-name="ro1">
          <table:table-cell office:value-type="string" table:style-name="ce2">
            <text:p>Chuột nhỏ gọn, xài khá ổn định, tiếng click hơi ổn, nhìn chung OK.</text:p>
          </table:table-cell>
          <table:table-cell table:number-columns-repeated="16383"/>
        </table:table-row>
        <table:table-row table:style-name="ro1">
          <table:table-cell office:value-type="string" table:style-name="ce2">
            <text:p>Nói chung là xài tốt. chuột giữa hơi kêu tí nhưng nhìn chung xài ok.</text:p>
          </table:table-cell>
          <table:table-cell table:number-columns-repeated="16383"/>
        </table:table-row>
        <table:table-row table:style-name="ro1">
          <table:table-cell office:value-type="string" table:style-name="ce2">
            <text:p>chuột nhẹ, gọn m thao tác tốt, bluetooth ổn định giao hàng nhanh chóng</text:p>
          </table:table-cell>
          <table:table-cell table:number-columns-repeated="16383"/>
        </table:table-row>
        <table:table-row table:style-name="ro1">
          <table:table-cell office:value-type="string" table:style-name="ce2">
            <text:p>xài hơn 2 tháng vẫn tốt. xử lý đơn hàng và vận chuyển nhanh</text:p>
          </table:table-cell>
          <table:table-cell table:number-columns-repeated="16383"/>
        </table:table-row>
        <table:table-row table:style-name="ro1">
          <table:table-cell office:value-type="string" table:style-name="ce2">
            <text:p>1 tuần sử dụng mình thấy chuột dùng okie. Cảm ơn Tiki</text:p>
          </table:table-cell>
          <table:table-cell table:number-columns-repeated="16383"/>
        </table:table-row>
        <table:table-row table:style-name="ro1">
          <table:table-cell office:value-type="string" table:style-name="ce2">
            <text:p>mua chuột này được hơn 1 năm rồi dùng thích lắm. Chưa thấy có dấu hiệu hỏng để thay. Được cái hồi đầu mua về dùng tẹt ga lắm lúc di không thấy lên lại tưởng hết pin mà đến bh vẫn chưa phải thay. Hàng của logietch thì được tiếng rồi. thích cái là dùng bền, cũng rơi nhiều phết mà chưa hỏng gì. Chỉ là lúc hết pin thì không biết mua ở đâu có pin AA không lẽ lắp con thỏ</text:p>
          </table:table-cell>
          <table:table-cell table:number-columns-repeated="16383"/>
        </table:table-row>
        <table:table-row table:style-name="ro1">
          <table:table-cell office:value-type="string" table:style-name="ce2">
            <text:p>thấy ổn cực. thích hợp các bạn làm văn phòng hoặc cv đơn giản</text:p>
          </table:table-cell>
          <table:table-cell table:number-columns-repeated="16383"/>
        </table:table-row>
        <table:table-row table:style-name="ro1">
          <table:table-cell office:value-type="string" table:style-name="ce2">
            <text:p>Điều đầu tiên khi mình chọn chuột này vì thấy nó mang nhãn hiệu Logitech lại thêm một điều nữa làm mình khá yên tâm về chất lượng sản phẩm đó là thời hạn bảo hành đến tận 36 tháng. Sau khi dùng một thời gian mình nhận thấy chuột cầm trên tay khá nhỏ gọn và vừa tay với những người có bàn tay vừa mặt khác lại rất êm tay nữa. Đến nay đã dùng hơn 6 tháng rồi mà mình chưa thay cục pin nào cả. Đúng là một sản phẩm tốt đến từ một thương hiệu danh tiếng.</text:p>
          </table:table-cell>
          <table:table-cell table:number-columns-repeated="16383"/>
        </table:table-row>
        <table:table-row table:style-name="ro1">
          <table:table-cell office:value-type="string" table:style-name="ce2">
            <text:p>Chuột dùng ổn, khá hài lòng, chất lượng, giao hàng khá nhanh.</text:p>
          </table:table-cell>
          <table:table-cell table:number-columns-repeated="16383"/>
        </table:table-row>
        <table:table-row table:style-name="ro1">
          <table:table-cell office:value-type="string" table:style-name="ce2">
            <text:p>Vừa mua 228k xong thì giảm còn 204k. Tức</text:p>
          </table:table-cell>
          <table:table-cell table:number-columns-repeated="16383"/>
        </table:table-row>
        <table:table-row table:style-name="ro1">
          <table:table-cell office:value-type="string" table:style-name="ce2">
            <text:p>Hi Tiki! <text:s/>Chuột sử dụng tốt với giá thành hợp lý pin trâu</text:p>
          </table:table-cell>
          <table:table-cell table:number-columns-repeated="16383"/>
        </table:table-row>
        <table:table-row table:style-name="ro1">
          <table:table-cell office:value-type="string" table:style-name="ce2">
            <text:p>chuột đi hơi ngiêng lên trên nhưng xài lâu quen mẹ rồi<text:s text:c="2"/></text:p>
          </table:table-cell>
          <table:table-cell table:number-columns-repeated="16383"/>
        </table:table-row>
        <table:table-row table:style-name="ro1">
          <table:table-cell office:value-type="string" table:style-name="ce2">
            <text:p>sản phẩm dùng tạm thời thấy ổn, bánh lăn hơi kêu và không êm lắm</text:p>
          </table:table-cell>
          <table:table-cell table:number-columns-repeated="16383"/>
        </table:table-row>
        <table:table-row table:style-name="ro1">
          <table:table-cell office:value-type="string" table:style-name="ce2">
            <text:p>Đóng gói cận thận. Hàng chuẩn theo yêu cầu sử dụng</text:p>
          </table:table-cell>
          <table:table-cell table:number-columns-repeated="16383"/>
        </table:table-row>
        <table:table-row table:style-name="ro1">
          <table:table-cell office:value-type="string" table:style-name="ce2">
            <text:p>2 phím bấm chuột trái và phải ổn nhưng con lăn chuột khá ồn.</text:p>
          </table:table-cell>
          <table:table-cell table:number-columns-repeated="16383"/>
        </table:table-row>
        <table:table-row table:style-name="ro1">
          <table:table-cell office:value-type="string" table:style-name="ce2">
            <text:p>Dùng tốt, đều hơi nhỏ so với nhưng người tay to</text:p>
          </table:table-cell>
          <table:table-cell table:number-columns-repeated="16383"/>
        </table:table-row>
        <table:table-row table:style-name="ro1">
          <table:table-cell office:value-type="string" table:style-name="ce2">
            <text:p>Tốt Hiện mới sử dụng chưa biết hao pin thế nào</text:p>
          </table:table-cell>
          <table:table-cell table:number-columns-repeated="16383"/>
        </table:table-row>
        <table:table-row table:style-name="ro1">
          <table:table-cell office:value-type="string" table:style-name="ce2">
            <text:p>Sản phẩm giao nhanh, đóng gói đẹp, chuột nhạy êm nhưng không biết vì sao đèn quang không thấy sáng</text:p>
          </table:table-cell>
          <table:table-cell table:number-columns-repeated="16383"/>
        </table:table-row>
        <table:table-row table:style-name="ro1">
          <table:table-cell office:value-type="string" table:style-name="ce2">
            <text:p>Sản phẩm đúng mô tả, mới, full box, tương đối dễ lắp lắp ráp và cài đặt cấu hình. Tuy nhiên khả năng phát wifi xuyên tường hay vật thể rắn không được tốt cho lắm, cách xa khoảng 10m mà có vật chắn thì tốc độ kết nối giảm đáng kể từ 150 Mbps xuống còn có 10-15 Mbps.</text:p>
          </table:table-cell>
          <table:table-cell table:number-columns-repeated="16383"/>
        </table:table-row>
        <table:table-row table:style-name="ro1">
          <table:table-cell office:value-type="string" table:style-name="ce2">
            <text:p>Mẫu mã đẹp, nhanh nhạy, màu sắc đa dạng, dùng rất thích</text:p>
          </table:table-cell>
          <table:table-cell table:number-columns-repeated="16383"/>
        </table:table-row>
        <table:table-row table:style-name="ro1">
          <table:table-cell office:value-type="string" table:style-name="ce2">
            <text:p>chuột mới k bị xước , giao hàng thân thiện</text:p>
          </table:table-cell>
          <table:table-cell table:number-columns-repeated="16383"/>
        </table:table-row>
        <table:table-row table:style-name="ro1">
          <table:table-cell office:value-type="string" table:style-name="ce2">
            <text:p>Tôi đã đặt mua sản phẩm này vào ngày 18/11/2017 (vị trí 1 trên hình ảnh) Tôi muốn hỏi tại sao trên hộp ngoài ghi bảo hành 24 tháng (vị trí 2 trên ảnh) nhưng trên bộ phát wifi lại ghi bảo hành đến 16/11/2018 (vị trí 3 trên ảnh). Như vậy alf thời hạn bảo hành chỉ có 1 năm?</text:p>
          </table:table-cell>
          <table:table-cell table:number-columns-repeated="16383"/>
        </table:table-row>
        <table:table-row table:style-name="ro1">
          <table:table-cell office:value-type="string" table:style-name="ce2">
            <text:p>Mua giùm nên k biết chất lượng như thế nào <text:s/>) hhhh</text:p>
          </table:table-cell>
          <table:table-cell table:number-columns-repeated="16383"/>
        </table:table-row>
        <table:table-row table:style-name="ro1">
          <table:table-cell office:value-type="string" table:style-name="ce2">
            <text:p>hàng giao nhanh chỉ sau 2 ngày đặt hàng , hàng mơi 100% , dùng tốt , chất lượng , đóng gói và vận chuyển rất chắc chắn và cẩn thận .</text:p>
          </table:table-cell>
          <table:table-cell table:number-columns-repeated="16383"/>
        </table:table-row>
        <table:table-row table:style-name="ro1">
          <table:table-cell office:value-type="string" table:style-name="ce2">
            <text:p>Mình mua 3 sản phẩm toto link,Pin máy ảnh và sạc pin NP-FH50 <text:s/>có đăng ký hóa đơn điện tử mà sao chưa thấy bên tiki gửi mình. Đề nghị gửi gấp để kế toán bên mình quyết toán</text:p>
          </table:table-cell>
          <table:table-cell table:number-columns-repeated="16383"/>
        </table:table-row>
        <table:table-row table:style-name="ro1">
          <table:table-cell office:value-type="string" table:style-name="ce2">
            <text:p>Hàng khá chất lượng và gọn nhẹ. Thích hợp cho bạn nào dùng cá nhân. Vừa có thể dùng để kích sóng lẫn làm Modem Wifi. Cấu hình tương đối dễ nhưng nên nhờ người có kiến thức làm sẽ tốt hơn</text:p>
          </table:table-cell>
          <table:table-cell table:number-columns-repeated="16383"/>
        </table:table-row>
        <table:table-row table:style-name="ro1">
          <table:table-cell office:value-type="string" table:style-name="ce2">
            <text:p>tam on, san pham tot, chat luong.... hi vong ben <text:s text:c="32"/>.</text:p>
          </table:table-cell>
          <table:table-cell table:number-columns-repeated="16383"/>
        </table:table-row>
        <table:table-row table:style-name="ro1">
          <table:table-cell office:value-type="string" table:style-name="ce2">
            <text:p>Sản phẩm bị lỗi nhưng tôi đã gọi cho nhân viên hỗ trợ nhưng không cho đổi trả bì đã sử dụng Tôi đã đăng nhập và mới biết sản phẩm bị lỗi</text:p>
          </table:table-cell>
          <table:table-cell table:number-columns-repeated="16383"/>
        </table:table-row>
        <table:table-row table:style-name="ro1">
          <table:table-cell office:value-type="string" table:style-name="ce2">
            <text:p>Còn nguyên seri nguyên hộp; vừa cấu hình xong và lắp vào, chưa biết độ ổn định khi sử dụng lâu dài, chỉ đánh giá là hàng mới</text:p>
          </table:table-cell>
          <table:table-cell table:number-columns-repeated="16383"/>
        </table:table-row>
        <table:table-row table:style-name="ro1">
          <table:table-cell office:value-type="string" table:style-name="ce2">
            <text:p>Chuột nhạy bấm êm không nghe tiếng, feet chuột hơi mềm dễ trầy</text:p>
          </table:table-cell>
          <table:table-cell table:number-columns-repeated="16383"/>
        </table:table-row>
        <table:table-row table:style-name="ro1">
          <table:table-cell office:value-type="string" table:style-name="ce2">
            <text:p>Hàng giao nhanh, router nguyên seal pp bởi digiword, frw mới k phải bản cũ, dùng kết nối vài thiết bị cũng ổn, chưa thấy vấn đề j.</text:p>
          </table:table-cell>
          <table:table-cell table:number-columns-repeated="16383"/>
        </table:table-row>
        <table:table-row table:style-name="ro1">
          <table:table-cell office:value-type="string" table:style-name="ce2">
            <text:p>Mới dùng thấy khá êm, đáng đồng tiền</text:p>
          </table:table-cell>
          <table:table-cell table:number-columns-repeated="16383"/>
        </table:table-row>
        <table:table-row table:style-name="ro1">
          <table:table-cell office:value-type="string" table:style-name="ce2">
            <text:p>Rẻ và tạm ổn, tuy nhiên version mới này rất khó cài đặt mình dân IT mà còn mò mẫm với nó mãi mới được</text:p>
          </table:table-cell>
          <table:table-cell table:number-columns-repeated="16383"/>
        </table:table-row>
        <table:table-row table:style-name="ro1">
          <table:table-cell office:value-type="string" table:style-name="ce2">
            <text:p>sản phẩm đẹp, hài lòng. pin tốt</text:p>
          </table:table-cell>
          <table:table-cell table:number-columns-repeated="16383"/>
        </table:table-row>
        <table:table-row table:style-name="ro1">
          <table:table-cell office:value-type="string" table:style-name="ce2">
            <text:p>Sử dụng được khoảng 1 tuần em kết luôn tốc <text:s/>độ tuy nhanh nhưng nhiều lúc không ổn định nhất là khi cách tầng</text:p>
          </table:table-cell>
          <table:table-cell table:number-columns-repeated="16383"/>
        </table:table-row>
        <table:table-row table:style-name="ro1">
          <table:table-cell office:value-type="string" table:style-name="ce2">
            <text:p>Nhỏ gọn , giá không quá cao , độ mạnh tín hiệu trước mắt tốt , độ bền phải đợi thời gian mới biết .</text:p>
          </table:table-cell>
          <table:table-cell table:number-columns-repeated="16383"/>
        </table:table-row>
        <table:table-row table:style-name="ro1">
          <table:table-cell office:value-type="string" table:style-name="ce2">
            <text:p>tôi có mua 1 bộ như trên dùng 1 tg bị lỗi đã thông báo bên tiki có gọi điện r gửi mail nhận bh mà gửi từ trong tết đến giờ không thấy hồi âm.</text:p>
          </table:table-cell>
          <table:table-cell table:number-columns-repeated="16383"/>
        </table:table-row>
        <table:table-row table:style-name="ro1">
          <table:table-cell office:value-type="string" table:style-name="ce2">
            <text:p>Đang sử dụng, mọi thứ đều ok, cách 3 bức tường trong khoảng 10m, tuy băng thông giảm nhưng vẫn ở mức chấp nhận được. chúc làm ăn phát đạt</text:p>
          </table:table-cell>
          <table:table-cell table:number-columns-repeated="16383"/>
        </table:table-row>
        <table:table-row table:style-name="ro1">
          <table:table-cell office:value-type="string" table:style-name="ce2">
            <text:p>Nhỏ gọn phát sóng mạnh. Hàng được Tiki giao rất nhanh( 1 ngày) nhưng mình k tìm thấy chỗ nào dán tem bảo hành cả.</text:p>
          </table:table-cell>
          <table:table-cell table:number-columns-repeated="16383"/>
        </table:table-row>
        <table:table-row table:style-name="ro1">
          <table:table-cell office:value-type="string" table:style-name="ce2">
            <text:p>Cài đặt đơn giản, nhiều tùy chọn, có hướng dẫn tiếng Việt Phù hợp phòng nhỏ Chú ý là thiết bị không thể thay thế modem nhà mạng</text:p>
          </table:table-cell>
          <table:table-cell table:number-columns-repeated="16383"/>
        </table:table-row>
        <table:table-row table:style-name="ro1">
          <table:table-cell office:value-type="string" table:style-name="ce2">
            <text:p>Sản phẩm mua về sao lại không có giấy bảo hành. Sản phẩm lúc đầu mua về thì trục trặc lắp đặt, còn về sau thì cũng OK trong tầm giá</text:p>
          </table:table-cell>
          <table:table-cell table:number-columns-repeated="16383"/>
        </table:table-row>
        <table:table-row table:style-name="ro1">
          <table:table-cell office:value-type="string" table:style-name="ce2">
            <text:p>Mới đầu dùng khá là ổn duy chỉ có điều là chuột không phát ra ánh sáng nên hay quên tắt :' )</text:p>
          </table:table-cell>
          <table:table-cell table:number-columns-repeated="16383"/>
        </table:table-row>
        <table:table-row table:style-name="ro1">
          <table:table-cell office:value-type="string" table:style-name="ce2">
            <text:p>chuột hơi nhỏ,còn lại dùng ok</text:p>
          </table:table-cell>
          <table:table-cell table:number-columns-repeated="16383"/>
        </table:table-row>
        <table:table-row table:style-name="ro1">
          <table:table-cell office:value-type="string" table:style-name="ce2">
            <text:p>Như tiêu đề, phù hợp cho phòng trọ, hoặc nhà nhỏ. Cân nhắc trước khi mua. Tui mua dùng cá nhân phòng nhỏ chơi game thì rất tốt</text:p>
          </table:table-cell>
          <table:table-cell table:number-columns-repeated="16383"/>
        </table:table-row>
        <table:table-row table:style-name="ro1">
          <table:table-cell office:value-type="string" table:style-name="ce2">
            <text:p>Ưu: Dễ cài đặt, giá tốt, nhỏ gọn.</text:p>
            <text:p>Nhược: Không có pát treo tường, chỉ có 2 port nên chỉ dùng cho cá nhân. Thương hiệu mới nên độ ổn định lâu dài vẫn chưa biết.</text:p>
          </table:table-cell>
          <table:table-cell table:number-columns-repeated="16383"/>
        </table:table-row>
        <table:table-row table:style-name="ro1">
          <table:table-cell office:value-type="string" table:style-name="ce2">
            <text:p>Dùng được, độ bắt tiếp sóng chỉ được khoảng 10m. Tuy nhiên hình thức khá đẹp, nhỏ gọn.</text:p>
          </table:table-cell>
          <table:table-cell table:number-columns-repeated="16383"/>
        </table:table-row>
        <table:table-row table:style-name="ro1">
          <table:table-cell office:value-type="string" table:style-name="ce2">
            <text:p>Sản phẩm dễ sử dụng tuy nhiên dây mạng đi kèm không chiếc nào dùng được. Còn lại khá ok. Dùng cho phòng nhỏ tốt.</text:p>
          </table:table-cell>
          <table:table-cell table:number-columns-repeated="16383"/>
        </table:table-row>
        <table:table-row table:style-name="ro1">
          <table:table-cell office:value-type="string" table:style-name="ce2">
            <text:p>Nói chung hàng chất lượng trong tầm giá. Chúc tiki sẽ có nhiều sản phẩm tốt, giá cả hợp lí</text:p>
          </table:table-cell>
          <table:table-cell table:number-columns-repeated="16383"/>
        </table:table-row>
        <table:table-row table:style-name="ro1">
          <table:table-cell office:value-type="string" table:style-name="ce2">
            <text:p>Giao hàng nhanh, đóng gói tốt, sản phẩm sài ok...sóng wifi ổn định sài lâu thì chưa biết hiện tại thì khá ok...</text:p>
          </table:table-cell>
          <table:table-cell table:number-columns-repeated="16383"/>
        </table:table-row>
        <table:table-row table:style-name="ro1">
          <table:table-cell office:value-type="string" table:style-name="ce2">
            <text:p>mạng không được khỏe lắm, phủ sóng không được xa, dùng cho phòng nhỏ thì tạm được</text:p>
          </table:table-cell>
          <table:table-cell table:number-columns-repeated="16383"/>
        </table:table-row>
        <table:table-row table:style-name="ro1">
          <table:table-cell office:value-type="string" table:style-name="ce2">
            <text:p>sản phẩm tốt, nhưng con lăn không dk nhạy cho lắm có nhiều lúc hay bị đơ</text:p>
          </table:table-cell>
          <table:table-cell table:number-columns-repeated="16383"/>
        </table:table-row>
        <table:table-row table:style-name="ro1">
          <table:table-cell office:value-type="string" table:style-name="ce2">
            <text:p>Dùng tốt sẽ mua thêm nếu cần</text:p>
          </table:table-cell>
          <table:table-cell table:number-columns-repeated="16383"/>
        </table:table-row>
        <table:table-row table:style-name="ro1">
          <table:table-cell office:value-type="string" table:style-name="ce2">
            <text:p>Chuột tốt êm tay, màu sắc như hình. Tuy nhiên cầm lâu hơi mỏi tí</text:p>
          </table:table-cell>
          <table:table-cell table:number-columns-repeated="16383"/>
        </table:table-row>
        <table:table-row table:style-name="ro1">
          <table:table-cell office:value-type="string" table:style-name="ce2">
            <text:p>Sản phẩm ok, hợp túi tiền</text:p>
          </table:table-cell>
          <table:table-cell table:number-columns-repeated="16383"/>
        </table:table-row>
        <table:table-row table:style-name="ro1">
          <table:table-cell office:value-type="string" table:style-name="ce2">
            <text:p>Hàng bị lỗi nhưng đã có chính sách bảo hành, đổi trả.</text:p>
          </table:table-cell>
          <table:table-cell table:number-columns-repeated="16383"/>
        </table:table-row>
        <table:table-row table:style-name="ro1">
          <table:table-cell office:value-type="string" table:style-name="ce2">
            <text:p>không biết đổi mình như thế nào cả. gắn zô nó tự kết nối dùng được luôn</text:p>
          </table:table-cell>
          <table:table-cell table:number-columns-repeated="16383"/>
        </table:table-row>
        <table:table-row table:style-name="ro1">
          <table:table-cell office:value-type="string" table:style-name="ce2">
            <text:p>Tôi rất hài lòng về sản phẩm <text:s/>Rất tốt xài ngon không vấn đề gì hết</text:p>
          </table:table-cell>
          <table:table-cell table:number-columns-repeated="16383"/>
        </table:table-row>
        <table:table-row table:style-name="ro1">
          <table:table-cell office:value-type="string" table:style-name="ce2">
            <text:p>Hoạt động êm, nhẹ nhàng !</text:p>
          </table:table-cell>
          <table:table-cell table:number-columns-repeated="16383"/>
        </table:table-row>
        <table:table-row table:style-name="ro1">
          <table:table-cell office:value-type="string" table:style-name="ce2">
            <text:p>Hàng chất lượng tốt với giá tiền. Tuy nhiên giao hàng chậm.</text:p>
          </table:table-cell>
          <table:table-cell table:number-columns-repeated="16383"/>
        </table:table-row>
        <table:table-row table:style-name="ro1">
          <table:table-cell office:value-type="string" table:style-name="ce2">
            <text:p>Hài lòng, chuột nhạy, mượt!</text:p>
          </table:table-cell>
          <table:table-cell table:number-columns-repeated="16383"/>
        </table:table-row>
        <table:table-row table:style-name="ro1">
          <table:table-cell office:value-type="string" table:style-name="ce2">
            <text:p>hợp với nhân viên văn phòng vì không gây tiếng ồn và mẫu mã đẹp</text:p>
          </table:table-cell>
          <table:table-cell table:number-columns-repeated="16383"/>
        </table:table-row>
        <table:table-row table:style-name="ro1">
          <table:table-cell office:value-type="string" table:style-name="ce2">
            <text:p>Phát wifi tốt , phần dây cáp ra khong có dùng</text:p>
          </table:table-cell>
          <table:table-cell table:number-columns-repeated="16383"/>
        </table:table-row>
        <table:table-row table:style-name="ro1">
          <table:table-cell office:value-type="string" table:style-name="ce2">
            <text:p>Giá ok, sản phẩm dùng được, nhưng dễ hỏng sau khi 4 tháng sử dụng.</text:p>
          </table:table-cell>
          <table:table-cell table:number-columns-repeated="16383"/>
        </table:table-row>
        <table:table-row table:style-name="ro1">
          <table:table-cell office:value-type="string" table:style-name="ce2">
            <text:p>Trên web tiki ghi bảo hành 24 tháng. Nhưng sao trên hộp ghi bh đến đến 20/11/2018 (tôi mua vào 23/11/2017), vậy là bh 12 tháng à?</text:p>
          </table:table-cell>
          <table:table-cell table:number-columns-repeated="16383"/>
        </table:table-row>
        <table:table-row table:style-name="ro1">
          <table:table-cell office:value-type="string" table:style-name="ce2">
            <text:p>Chuột êm. Nhạy. Sài ok đó</text:p>
          </table:table-cell>
          <table:table-cell table:number-columns-repeated="16383"/>
        </table:table-row>
        <table:table-row table:style-name="ro1">
          <table:table-cell office:value-type="string" table:style-name="ce2">
            <text:p>Hàng chính hãng, nguyên seal, tốc độ và chất lượng khá tốt.</text:p>
          </table:table-cell>
          <table:table-cell table:number-columns-repeated="16383"/>
        </table:table-row>
        <table:table-row table:style-name="ro1">
          <table:table-cell office:value-type="string" table:style-name="ce2">
            <text:p>sản phẩm rất tốt. sử dụng đạt yêu cầu. sóng khá mạnh. giá rẻ</text:p>
          </table:table-cell>
          <table:table-cell table:number-columns-repeated="16383"/>
        </table:table-row>
        <table:table-row table:style-name="ro1">
          <table:table-cell office:value-type="string" table:style-name="ce2">
            <text:p>thiết bị nhỏ, nhưng xài cũng tạm ổn. có một hạn chế là không kết nối được vpn pptp, và thiếu fimeware hỗ trợ</text:p>
          </table:table-cell>
          <table:table-cell table:number-columns-repeated="16383"/>
        </table:table-row>
        <table:table-row table:style-name="ro1">
          <table:table-cell office:value-type="string" table:style-name="ce2">
            <text:p>sản phẩm tốt nhưng có 1 số tính năng không như mô tả</text:p>
          </table:table-cell>
          <table:table-cell table:number-columns-repeated="16383"/>
        </table:table-row>
        <table:table-row table:style-name="ro1">
          <table:table-cell office:value-type="string" table:style-name="ce2">
            <text:p>Wifi tuy không ổn định. Nhưng Sản phẩm dùng được...</text:p>
          </table:table-cell>
          <table:table-cell table:number-columns-repeated="16383"/>
        </table:table-row>
        <table:table-row table:style-name="ro1">
          <table:table-cell office:value-type="string" table:style-name="ce2">
            <text:p>Dễ cấu hình, nhỏ gọn. Còn sóng có xuyên qua tường tốt không thì chưa thử.</text:p>
          </table:table-cell>
          <table:table-cell table:number-columns-repeated="16383"/>
        </table:table-row>
        <table:table-row table:style-name="ro1">
          <table:table-cell office:value-type="string" table:style-name="ce2">
            <text:p>rất ọk</text:p>
          </table:table-cell>
          <table:table-cell table:number-columns-repeated="16383"/>
        </table:table-row>
        <table:table-row table:style-name="ro1">
          <table:table-cell office:value-type="string" table:style-name="ce2">
            <text:p>tiki cần cải thiện thời gian giao hàng, giao chậm gần 1 tuần. <text:s/>còn về sản phẩm thì tốt , chất lượng</text:p>
          </table:table-cell>
          <table:table-cell table:number-columns-repeated="16383"/>
        </table:table-row>
        <table:table-row table:style-name="ro1">
          <table:table-cell office:value-type="string" table:style-name="ce2">
            <text:p>Sản phẩm ngon trong tầm giá. Setup nhanh ngon lẹ.Có giao diện tiếng việt</text:p>
          </table:table-cell>
          <table:table-cell table:number-columns-repeated="16383"/>
        </table:table-row>
        <table:table-row table:style-name="ro1">
          <table:table-cell office:value-type="string" table:style-name="ce2">
            <text:p>Giao hàng đảm bảo thời gian, sản sẩm giống hình. Nhỏ gọn, dễ cài đặt và sử dụng, tuy nhiên thiếu thiết kế để treo tường</text:p>
          </table:table-cell>
          <table:table-cell table:number-columns-repeated="16383"/>
        </table:table-row>
        <table:table-row table:style-name="ro1">
          <table:table-cell office:value-type="string" table:style-name="ce2">
            <text:p>Chuột không êm như quảng cáo, con lăn vẫn còn ồn, ồn hơn cả tiếng click chuột</text:p>
          </table:table-cell>
          <table:table-cell table:number-columns-repeated="16383"/>
        </table:table-row>
        <table:table-row table:style-name="ro1">
          <table:table-cell office:value-type="string" table:style-name="ce2">
            <text:p>Hàng ổn</text:p>
          </table:table-cell>
          <table:table-cell table:number-columns-repeated="16383"/>
        </table:table-row>
        <table:table-row table:style-name="ro1">
          <table:table-cell office:value-type="string" table:style-name="ce2">
            <text:p>Chuột sử dụng tốt nhưng hơi bé, nếu ai tay to nên cân nhắc</text:p>
          </table:table-cell>
          <table:table-cell table:number-columns-repeated="16383"/>
        </table:table-row>
        <table:table-row table:style-name="ro1">
          <table:table-cell office:value-type="string" table:style-name="ce2">
            <text:p>phát wifi ổn định, sóng sánh = hoặc hơn con Vittel cho lúc ban đầu chút ít</text:p>
          </table:table-cell>
          <table:table-cell table:number-columns-repeated="16383"/>
        </table:table-row>
        <table:table-row table:style-name="ro1">
          <table:table-cell office:value-type="string" table:style-name="ce2">
            <text:p>Sản phẩm nhỏ gọn, dùng được, ổn định</text:p>
          </table:table-cell>
          <table:table-cell table:number-columns-repeated="16383"/>
        </table:table-row>
        <table:table-row table:style-name="ro1">
          <table:table-cell office:value-type="string" table:style-name="ce2">
            <text:p>Dễ dàng cài đặt và hoạt động rất tốt, độ phủ sóng và tốc độ ổn định. Tiki giao hàng đóng gói cẩn thận và đúng hẹn</text:p>
          </table:table-cell>
          <table:table-cell table:number-columns-repeated="16383"/>
        </table:table-row>
        <table:table-row table:style-name="ro1">
          <table:table-cell office:value-type="string" table:style-name="ce2">
            <text:p>đóng gói cẩn thận giao hàng nhanh tuy nhiên độ ổn định k cao, chập chờn hay bị dớt mạng</text:p>
          </table:table-cell>
          <table:table-cell table:number-columns-repeated="16383"/>
        </table:table-row>
        <table:table-row table:style-name="ro1">
          <table:table-cell office:value-type="string" table:style-name="ce2">
            <text:p>giao hàng nhanh , sử dụng ok lắm , phì hợp vs giá tiền</text:p>
          </table:table-cell>
          <table:table-cell table:number-columns-repeated="16383"/>
        </table:table-row>
        <table:table-row table:style-name="ro1">
          <table:table-cell office:value-type="string" table:style-name="ce2">
            <text:p>Wifi phát khá mạnh, tuy nhiên khi nóng sóng yếu đi phải reset mới phát như bình thường được.</text:p>
          </table:table-cell>
          <table:table-cell table:number-columns-repeated="16383"/>
        </table:table-row>
        <table:table-row table:style-name="ro1">
          <table:table-cell office:value-type="string" table:style-name="ce2">
            <text:p>Dùng tốt nhưng không biết có bền không</text:p>
          </table:table-cell>
          <table:table-cell table:number-columns-repeated="16383"/>
        </table:table-row>
        <table:table-row table:style-name="ro1">
          <table:table-cell office:value-type="string" table:style-name="ce2">
            <text:p>mình mua về mục đích để kích sóng nhưng không kích được mà chỉ phát bằng dây thôi.</text:p>
          </table:table-cell>
          <table:table-cell table:number-columns-repeated="16383"/>
        </table:table-row>
        <table:table-row table:style-name="ro1">
          <table:table-cell office:value-type="string" table:style-name="ce2">
            <text:p>Sản phẩm rất tốt giống như mô tả</text:p>
          </table:table-cell>
          <table:table-cell table:number-columns-repeated="16383"/>
        </table:table-row>
        <table:table-row table:style-name="ro1">
          <table:table-cell office:value-type="string" table:style-name="ce2">
            <text:p>mới mua dùng khá là ok,còn ổn định thì chưa biết,giao hàng đúng tiến độ</text:p>
          </table:table-cell>
          <table:table-cell table:number-columns-repeated="16383"/>
        </table:table-row>
        <table:table-row table:style-name="ro1">
          <table:table-cell office:value-type="string" table:style-name="ce2">
            <text:p>Tương đối tốt. Dùng thử được</text:p>
          </table:table-cell>
          <table:table-cell table:number-columns-repeated="16383"/>
        </table:table-row>
        <table:table-row table:style-name="ro1">
          <table:table-cell office:value-type="string" table:style-name="ce2">
            <text:p>có lúc không vào mang được <text:s/>lát qua .hàng <text:s/>dung cũng ổn .đó đâu không vào mang được cho mình lý do khác phuc</text:p>
          </table:table-cell>
          <table:table-cell table:number-columns-repeated="16383"/>
        </table:table-row>
        <table:table-row table:style-name="ro1">
          <table:table-cell office:value-type="string" table:style-name="ce2">
            <text:p>Sản phẩm hoạt động tốt, setup nhanh gọn, hình ảnh giống trong hình.</text:p>
          </table:table-cell>
          <table:table-cell table:number-columns-repeated="16383"/>
        </table:table-row>
        <table:table-row table:style-name="ro1">
          <table:table-cell office:value-type="string" table:style-name="ce2">
            <text:p>Nhỏ gọn, dễ cài đặt, thích hợp cho dùng trong phạm vi hẹp</text:p>
          </table:table-cell>
          <table:table-cell table:number-columns-repeated="16383"/>
        </table:table-row>
        <table:table-row table:style-name="ro1">
          <table:table-cell office:value-type="string" table:style-name="ce2">
            <text:p>Tạm ổn trong tầm giá này...</text:p>
          </table:table-cell>
          <table:table-cell table:number-columns-repeated="16383"/>
        </table:table-row>
        <table:table-row table:style-name="ro1">
          <table:table-cell office:value-type="string" table:style-name="ce2">
            <text:p>OK su dung rat tot truy cap nhanh</text:p>
          </table:table-cell>
          <table:table-cell table:number-columns-repeated="16383"/>
        </table:table-row>
        <table:table-row table:style-name="ro1">
          <table:table-cell office:value-type="string" table:style-name="ce2">
            <text:p>Dùng mì ăn liền cho c.trình, 4 điện thoại, 1 lap kéo cùng lúc oke</text:p>
          </table:table-cell>
          <table:table-cell table:number-columns-repeated="16383"/>
        </table:table-row>
        <table:table-row table:style-name="ro1">
          <table:table-cell office:value-type="string" table:style-name="ce2">
            <text:p>sản phẩm nhỏ gọn đúng nhu cầu.cai đặt dễ dàng. wifi ổn. nhưng sao mình k reset được nhỉ.</text:p>
          </table:table-cell>
          <table:table-cell table:number-columns-repeated="16383"/>
        </table:table-row>
        <table:table-row table:style-name="ro1">
          <table:table-cell office:value-type="string" table:style-name="ce2">
            <text:p>Gọn nhẹ. Sóng tốt. Đủ dùng trong phạm vi nhỏ 16-20m2. Hài lòng.</text:p>
          </table:table-cell>
          <table:table-cell table:number-columns-repeated="16383"/>
        </table:table-row>
        <table:table-row table:style-name="ro1">
          <table:table-cell office:value-type="string" table:style-name="ce2">
            <text:p>cũng được lắm</text:p>
          </table:table-cell>
          <table:table-cell table:number-columns-repeated="16383"/>
        </table:table-row>
        <table:table-row table:style-name="ro1">
          <table:table-cell office:value-type="string" table:style-name="ce2">
            <text:p>Bình thườnh</text:p>
          </table:table-cell>
          <table:table-cell table:number-columns-repeated="16383"/>
        </table:table-row>
        <table:table-row table:style-name="ro1">
          <table:table-cell office:value-type="string" table:style-name="ce2">
            <text:p>San pham tốt</text:p>
          </table:table-cell>
          <table:table-cell table:number-columns-repeated="16383"/>
        </table:table-row>
        <table:table-row table:style-name="ro1">
          <table:table-cell office:value-type="string" table:style-name="ce2">
            <text:p>Giao hàng nhanh, sản phẩm nhỏ nhẹ như mong đợi. Tốt trong tầm giá !</text:p>
          </table:table-cell>
          <table:table-cell table:number-columns-repeated="16383"/>
        </table:table-row>
        <table:table-row table:style-name="ro1">
          <table:table-cell office:value-type="string" table:style-name="ce2">
            <text:p>trong tầm giá 200k chắc quá ổn nhiều chức năng mới giao diện dễ cài đặt !</text:p>
            <text:p>có repater !</text:p>
          </table:table-cell>
          <table:table-cell table:number-columns-repeated="16383"/>
        </table:table-row>
        <table:table-row table:style-name="ro1">
          <table:table-cell office:value-type="string" table:style-name="ce2">
            <text:p>Tiki đóng gói cẩn thận. Sản phẩm dùng rất ok chưa có vấn đề gì.</text:p>
          </table:table-cell>
          <table:table-cell table:number-columns-repeated="16383"/>
        </table:table-row>
        <table:table-row table:style-name="ro1">
          <table:table-cell office:value-type="string" table:style-name="ce2">
            <text:p>Mọi thứ ok nhưng kích thước lớn hơn 1 tí sẽ phù hợp với tay của nam hơn</text:p>
          </table:table-cell>
          <table:table-cell table:number-columns-repeated="16383"/>
        </table:table-row>
        <table:table-row table:style-name="ro1">
          <table:table-cell office:value-type="string" table:style-name="ce2">
            <text:p>Tôi thấy hài lòng với sản phẩm TotoLink N200RE-V3 - Bộ Phát Wifi Chuẩn N Tốc Độ 300Mbps</text:p>
          </table:table-cell>
          <table:table-cell table:number-columns-repeated="16383"/>
        </table:table-row>
        <table:table-row table:style-name="ro1">
          <table:table-cell office:value-type="string" table:style-name="ce2">
            <text:p>Mình không ngờ sản phầm dùng rất tốt, cài đặt đơn giản mà dùng ổn định</text:p>
          </table:table-cell>
          <table:table-cell table:number-columns-repeated="16383"/>
        </table:table-row>
        <table:table-row table:style-name="ro1">
          <table:table-cell office:value-type="string" table:style-name="ce2">
            <text:p>XAI TAM DUOC NHE CAC BAN, CLICK KHA EM CON PIN THI MINH DANG TEST XEM DUOC BAO LAU</text:p>
          </table:table-cell>
          <table:table-cell table:number-columns-repeated="16383"/>
        </table:table-row>
        <table:table-row table:style-name="ro1">
          <table:table-cell office:value-type="string" table:style-name="ce2">
            <text:p>mạng cực mạnh, nhỏ gọn, giá hợp lí, có điều hơi khó cài đặt.</text:p>
          </table:table-cell>
          <table:table-cell table:number-columns-repeated="16383"/>
        </table:table-row>
        <table:table-row table:style-name="ro1">
          <table:table-cell office:value-type="string" table:style-name="ce2">
            <text:p>Sóng tốt, nhưng mà bắt tầng 1 lên 3 còn được có 1 nữa tốc độ</text:p>
          </table:table-cell>
          <table:table-cell table:number-columns-repeated="16383"/>
        </table:table-row>
        <table:table-row table:style-name="ro1">
          <table:table-cell office:value-type="string" table:style-name="ce2">
            <text:p>Thiết bị nhỏ gọn, phát sóng khỏe,dịch vụ giao hàng nhanh,tks tiki.</text:p>
          </table:table-cell>
          <table:table-cell table:number-columns-repeated="16383"/>
        </table:table-row>
        <table:table-row table:style-name="ro1">
          <table:table-cell office:value-type="string" table:style-name="ce2">
            <text:p>chuột không dây bấm rất êm,nhạy và lâu hết pin, tiki giao hàng nhanh</text:p>
          </table:table-cell>
          <table:table-cell table:number-columns-repeated="16383"/>
        </table:table-row>
        <table:table-row table:style-name="ro1">
          <table:table-cell office:value-type="string" table:style-name="ce2">
            <text:p>em muốn hỏi là cái này có dùng đk khi em muốn bắt wifi nhà hàng xóm khoog ạ ,,kiểu thu nhà ngta và phát cho nhà mình ý ạ</text:p>
          </table:table-cell>
          <table:table-cell table:number-columns-repeated="16383"/>
        </table:table-row>
        <table:table-row table:style-name="ro1">
          <table:table-cell office:value-type="string" table:style-name="ce2">
            <text:p>Cái này lắp sim để dùng sao hả shop hay là dùng dây cáp</text:p>
          </table:table-cell>
          <table:table-cell table:number-columns-repeated="16383"/>
        </table:table-row>
        <table:table-row table:style-name="ro1">
          <table:table-cell office:value-type="string" table:style-name="ce2">
            <text:p>Sản phẩm chất lượng tốt, giá cả hợp lý. Nói chung là đáng để quan tâm</text:p>
          </table:table-cell>
          <table:table-cell table:number-columns-repeated="16383"/>
        </table:table-row>
        <table:table-row table:style-name="ro1">
          <table:table-cell office:value-type="string" table:style-name="ce2">
            <text:p>chuot nay minh mua 2 con roi, dung cung rat ben`, pin xai được lau. good</text:p>
          </table:table-cell>
          <table:table-cell table:number-columns-repeated="16383"/>
        </table:table-row>
        <table:table-row table:style-name="ro1">
          <table:table-cell office:value-type="string" table:style-name="ce2">
            <text:p>Chuột rất vừa tay, click hoàn toàn không phát ra âm thanh. Rất hài lòng</text:p>
          </table:table-cell>
          <table:table-cell table:number-columns-repeated="16383"/>
        </table:table-row>
        <table:table-row table:style-name="ro1">
          <table:table-cell office:value-type="string" table:style-name="ce2">
            <text:p>Chất lượng chấp nhận được,thời gian giao hàng đúng cam kết</text:p>
          </table:table-cell>
          <table:table-cell table:number-columns-repeated="16383"/>
        </table:table-row>
        <table:table-row table:style-name="ro1">
          <table:table-cell office:value-type="string" table:style-name="ce2">
            <text:p>Chuột êm, không bị kêu to. Hàng logitech thì khỏi lo</text:p>
          </table:table-cell>
          <table:table-cell table:number-columns-repeated="16383"/>
        </table:table-row>
        <table:table-row table:style-name="ro1">
          <table:table-cell office:value-type="string" table:style-name="ce2">
            <text:p>chuột nhỏ gọn, rất vừa tay, chuột nhạy, tiếng click nhỏ, good</text:p>
          </table:table-cell>
          <table:table-cell table:number-columns-repeated="16383"/>
        </table:table-row>
        <table:table-row table:style-name="ro1">
          <table:table-cell office:value-type="string" table:style-name="ce2">
            <text:p>lần đầu dùng chuột Bluetooth. thấy khá nhạy, nhưng cầm hơi lọt tay, cần thêm tg để trải nghiệm</text:p>
          </table:table-cell>
          <table:table-cell table:number-columns-repeated="16383"/>
        </table:table-row>
        <table:table-row table:style-name="ro1">
          <table:table-cell office:value-type="string" table:style-name="ce2">
            <text:p>Không to so với dự kiến, hợp với người tay nhỏ hơn.Chùm chìa khóa để so sánh!<text:s text:c="2"/></text:p>
          </table:table-cell>
          <table:table-cell table:number-columns-repeated="16383"/>
        </table:table-row>
        <table:table-row table:style-name="ro1">
          <table:table-cell office:value-type="string" table:style-name="ce2">
            <text:p>Máy mỏng, nhẹ, sang, pin trâu, chạy rất mượt, rất thích các cổng kết nối của dòng mac air 2017 vì tiện lợi không phải mua thêm thiết bị chuyển đổi. Dòng này rất hợp với dân văn phòng, cộng thêm photoshop hoặc lightroom cơ bản. Mình đã mua rất nhiều sản phẩm của tiki, giá lúc nào cũng rẻ hơn các hãng khác từ 1-2tr và đến hiện tại vẫn chưa gặp vấn đề gì liên quan đến chất lượng. Well done Tiki!</text:p>
          </table:table-cell>
          <table:table-cell table:number-columns-repeated="16383"/>
        </table:table-row>
        <table:table-row table:style-name="ro1">
          <table:table-cell office:value-type="string" table:style-name="ce2">
            <text:p>Đặt hàng ngày 10/10, <text:s/>dự kiến giao ngày 13/10. Đến ngày 11/10 thì giao, hỏi 11h có mặt ở nhà được không để giao hàng. OK, mình xin nghỉ làm về nhà nhận hàng. Đến 16h không thấy giao điện hỏi lại, nhân viên bảo đã về công ty, không giao được. ngày mai sẽ giao. OK - ngày 12 đợi cả ngày không thấy giao, tối về điện tổng đài hỏi thì nói mặc hàng hiện không có ở SG. <text:s/>đợi ngày 13 mới có. OK - đến ngày 13 cũng không thấy giao, đến tối 20h đang đi trên đường thì báo giao hàng, xin ra nhận. -&gt; nói chung hàng chuẩn, mới nguyên seal, nhập khẩu từ Ấn độ chứ không phải phân phối chính hãng, hàng tôt, nhưng giao hàng có vấn đề, mong tiki thay đổi tốt hơn.</text:p>
          </table:table-cell>
          <table:table-cell table:number-columns-repeated="16383"/>
        </table:table-row>
        <table:table-row table:style-name="ro1">
          <table:table-cell office:value-type="string" table:style-name="ce2">
            <text:p>Mua hàng trên Tiki mình rất tin tưởng vào chất lượng sản phẩm, đb là những sp có giá trị lớn như máy Mac. Mình đã mua và hài lòng về sản phẩm. Có một điều mình muốn góp ý về DV CSKH bên tiki. Đó là khi mình order sp giá trị lớn như này, bên tiki không gọi điện xác nhận mà chỉ gửi mail giống như đv những sp khác, tức là order sp 200k cũng giống như oder sp 20 triệu, nhận mail là xong, mình thấy không hài lòng điều này. Hơn nữa, việc ship hàng tới thì trễ vài ngày so với dự kiến nhưng không thông báo, làm mình cầm cục tiền ngồi nhà chờ, ship tới cũng chỉ báo trc vài chục phút @@ Bên Lazada làm việc hay hơn, hoá đơn trên 2 triệu thì bên đó sẽ gọi xác nhận và ship hàng cũng rõ ràng, chắc chắn hơn. Hy vọng tiki sẽ làm việc hay hơn nữa!</text:p>
          </table:table-cell>
          <table:table-cell table:number-columns-repeated="16383"/>
        </table:table-row>
        <table:table-row table:style-name="ro1">
          <table:table-cell office:value-type="string" table:style-name="ce2">
            <text:p>sản phẩm hoạt động ổn định. Tuy nhiên vỏ hộp không biết có phải chính hãng hay không, vì khi mở hộp thấy vỏ hộp không sắc xảo như vỏ hộp iphone. Máy có Part No. là MQD32HN/A, không biết sản phẩm dành cho thị trường nào.</text:p>
          </table:table-cell>
          <table:table-cell table:number-columns-repeated="16383"/>
        </table:table-row>
        <table:table-row table:style-name="ro1">
          <table:table-cell office:value-type="string" table:style-name="ce2">
            <text:p>Về sản phẩm: - Sản phẩm của nhà cung cấp: Happy Store. - Giá sale: 902k - Những gì mình nhận được: Hộp nguyên seal, tai nge, cáp sạc, giấy bảo hành, sách hướng dẫn sử dụng. - Theo đánh giá của mình: + Sản phẩm còn nguyên seal, các chi tiết từ hộp đến sản phẩm đều chỉnh chu, đẹp như ảnh. + Nge được 1 tháng thì thấy chất âm bass đậm chất của sony tốt, kết nối ổn định, nhưng cũng tùy 1 phần vào wifi. + Đeo tai nge lâu hơi đau vành tai nhưng có thể hiểu được. + Về thời lượng pin thì mình đã tự đo thì thời lượng đã chuẩn giao động từ 33 ~ 35 tiếng (Tổi thọ pin chắc sẽ hao dần nhưng không biết hao nhanh không) <text:s/>+ Sạc cỡ 4 tiếng full (Có báo pin bằng tiếng Anh khi khởi động) Về Tiki: - Giao hàng nhanh hơn với dự tính. - Hộp có dán nhãn cẩn thận dễ vỡ nên vận chuyển khá an toàn. <text:s/>Chốt: Với sản phẩm như trên thì giá cỡ tầm 850k~900k mua onl là hợp lý nhất rồi nên ráng săn sale.</text:p>
          </table:table-cell>
          <table:table-cell table:number-columns-repeated="16383"/>
        </table:table-row>
        <table:table-row table:style-name="ro1">
          <table:table-cell office:value-type="string" table:style-name="ce2">
            <text:p>Đây là tai nghe không dây phổ thông của Sony. <text:s/>Ưu điểm lớn nhất: Pin rất khỏe - xài mãi không thấy báo pin yếu. <text:s/>Chất lượng kết nối không dây tốt, ổn định. ĐI xa khỏi thiết bị nguồn vẫn có khả năng kết nối cao vào ổn định. <text:s/>Chất lượng âm thanh chấp nhận được. Không thể đòi hỏi gì hơn ở chất lượng âm thanh với tầm giá này. <text:s/>Nhìn chung chất âm nghe nhạc ổn trong tầm giá. Chất lượng đàm <text:s/>thoại cũng tốt.</text:p>
          </table:table-cell>
          <table:table-cell table:number-columns-repeated="16383"/>
        </table:table-row>
        <table:table-row table:style-name="ro1">
          <table:table-cell office:value-type="string" table:style-name="ce2">
            <text:p>Pin trâu nè. Nghe 1 tuần r mà vẫn còn tới 70% pin. Tuy nhiên, khi ở khoảng cách xa vd lầu trên và lầu dưới thì âm thanh bị ngắt quảng, thêm nữa là đeo nhiều còn bị đau tai nên lâu lâu dùng vs lap thì ổn. Buồn cái là vừa mua xong thì giá giảm còn hơn 800k <text:s/>(</text:p>
          </table:table-cell>
          <table:table-cell table:number-columns-repeated="16383"/>
        </table:table-row>
        <table:table-row table:style-name="ro1">
          <table:table-cell office:value-type="string" table:style-name="ce2">
            <text:p>Có bạn nào gặp vấn đề khi đăng nhập Icloud không? Mình nhập đúng mật khẩu cũng không cho mà tạo tài khoản mới cũng không được. Bên App store thì mở lên trống không làm mình không download hay update gì được. Bạn nào biết chỉ mình với!!!!! &gt;0</text:p>
          </table:table-cell>
          <table:table-cell table:number-columns-repeated="16383"/>
        </table:table-row>
        <table:table-row table:style-name="ro1">
          <table:table-cell office:value-type="string" table:style-name="ce2">
            <text:p>Tiki giao hàng nhanh chóng ,đóng gói cẩn thận ,hàng nguyên seal ,chính hãng . Ưu điểm : Máy thiết kế mỏng, nhỏ nhẹ, pin lâu .Cấu hình ổn cho đa số những nhu cầu thông thường <text:s/>Nhược điểm : Máy nóng và chậm khi mở Photoshop và <text:s/>Google Chrome</text:p>
          </table:table-cell>
          <table:table-cell table:number-columns-repeated="16383"/>
        </table:table-row>
        <table:table-row table:style-name="ro1">
          <table:table-cell office:value-type="string" table:style-name="ce2">
            <text:p>Ngon - chất lượng âm thanh rất ổn so với cái giá của nó - pin trâu, rất trâu - kết nối rất oke Chưa ngon: - đau tai khi đeo, nếu không muốn nói là khá đau tai (mọi người nên mua tai nghe nào mà nó to tý, bao phủ toàn tai thì ok hơn con này) - vỏ nhưạ, khung hơi ọp ẹp tý nhưng không thành vấn đề</text:p>
          </table:table-cell>
          <table:table-cell table:number-columns-repeated="16383"/>
        </table:table-row>
        <table:table-row table:style-name="ro1">
          <table:table-cell office:value-type="string" table:style-name="ce2">
            <text:p>Tiki giao hàng nhanh, mình không rành về tai nghe nhưng cảm giác chung là nghe phê và lọc tiếng ồn bên ngoài khi nghe nhạc khá tốt (phù hợp cho bạn nào cần tìm 1 sản phẩm gọn nhẹ đeo lâu để tránh nghe nhiều ng lãi nhải), sử dụng thoải mái-như tháo được sợi xích với CPU hoặc laptop hoặc điện thoại, thích quá cơ, phần bề mặt có vân sọc nên cảm giác đẳng cấp hơn mấy dòng trơn, nhưng cũng có vài điều không ưng lắm như dưới 20% pin tụt khá nhanh, gọi điện thoại kông chất lượng như quảng cáo (người bên kia nghe được tiếng ồn rất lớn dù bên ngoài không đến nỗi, thậm chí họ còn nghe được tiếng của họ ???!), không có dây kết nối dự phòng, lúc mang theo đi đâu thì hơi cồng kềnh vì không gấp gọn được (vd muốn mang lên cty mà bình thường túi xách nhỏ thì h phải mang túi lớn hơn xíu-sắp tốn tiền mua cái túi và mình lại không thích đeo trên cổ chạy xe, nhìn y như khoe mẽ) và phải nhẹ nhàng tình cảm sợ bị gảy chốt xoay 🤣 nói chung trình bày vậy thôi chứ thích lắm nha.</text:p>
          </table:table-cell>
          <table:table-cell table:number-columns-repeated="16383"/>
        </table:table-row>
        <table:table-row table:style-name="ro1">
          <table:table-cell office:value-type="string" table:style-name="ce2">
            <text:p>Hàng đến đúng hạn giao hàng, không có gì đáng nói. Nhưng trong hộp có phiếu bảo hành ghi hạn bảo hành là tháng 2-2020. Không biết là tiki trading sẽ giải thích như thế nào. Và nếu sản phẩm có trục trặc gì thì không biết chính sách bảo hành sẽ như thế nào.</text:p>
          </table:table-cell>
          <table:table-cell table:number-columns-repeated="16383"/>
        </table:table-row>
        <table:table-row table:style-name="ro1">
          <table:table-cell office:value-type="string" table:style-name="ce2">
            <text:p>Đệm tai cứng, đeo lâu khá đau tai và nóng do không thoáng khí. Bluetooth hoạt động tốt, kết nối nhanh, pin có vẻ khá tốt. Âm thanh thì bình thường, không hay cũng không đến nỗi quá tệ, chơi game coi youtube đàm thoại thông dụng thì tạm ổn. Bass yếu.</text:p>
          </table:table-cell>
          <table:table-cell table:number-columns-repeated="16383"/>
        </table:table-row>
        <table:table-row table:style-name="ro1">
          <table:table-cell office:value-type="string" table:style-name="ce2">
            <text:p>Giao hàng nhanh . Đặt trưa hôm trc sáng hôm sau nhận được . <text:s/>Ưu điểm : hàng chính hãng sony , đeo êm tai , bass ấm , pin thì chưa rõ vì mới dùng Nhược điểm : chưa ôm tai lắm , max volum mà âm thanh chưa to như mong đợi</text:p>
          </table:table-cell>
          <table:table-cell table:number-columns-repeated="16383"/>
        </table:table-row>
        <table:table-row table:style-name="ro1">
          <table:table-cell office:value-type="string" table:style-name="ce2">
            <text:p>Máy chính hãng, về tự active. Tuy nhiên seal hộp không giống dạng seal Iphone, Ipad, không biết có bị đóng lại không, nhưng không quan trọng lắm. Giao hàng chậm chứ không có giao hàng 2h (Mình ở HCM Q1).</text:p>
          </table:table-cell>
          <table:table-cell table:number-columns-repeated="16383"/>
        </table:table-row>
        <table:table-row table:style-name="ro1">
          <table:table-cell office:value-type="string" table:style-name="ce2">
            <text:p>Cùng 1 mặt bàn, mình đặt Macbook Pro đã mua dùng suốt 4 năm qua thì êm, phẳng lì nhưng đặt cái Mac Air mới mua từ Tiki này lên bàn thì bị gập ghềnh không cân bằng khiến hơi khó chịu khi sử dụng.</text:p>
          </table:table-cell>
          <table:table-cell table:number-columns-repeated="16383"/>
        </table:table-row>
        <table:table-row table:style-name="ro1">
          <table:table-cell office:value-type="string" table:style-name="ce2">
            <text:p>Máy đẹp còn nguyên seal, chạy ổn, đôi lúc bị treo chắc do chạy nhiều ứng dụng</text:p>
          </table:table-cell>
          <table:table-cell table:number-columns-repeated="16383"/>
        </table:table-row>
        <table:table-row table:style-name="ro1">
          <table:table-cell office:value-type="string" table:style-name="ce2">
            <text:p>Chỉ thêm 29k. máy tính đã đến chỉ trong 1 nốt nhạc. Máy được bọc rất cẩn thận. khá hài lòng. lại được khuyến mại 1 bỏng 20oz.</text:p>
          </table:table-cell>
          <table:table-cell table:number-columns-repeated="16383"/>
        </table:table-row>
        <table:table-row table:style-name="ro1">
          <table:table-cell office:value-type="string" table:style-name="ce2">
            <text:p>Máy nguyên seal, được kiểm tra trước khi nhận hàng. Tuy vậy hơi khó chịu là mua thanh toán 1 lần được free 2h-delivery nhưng khi chọn hình thức thanh toán trả góp thì lại bị charge phí.</text:p>
          </table:table-cell>
          <table:table-cell table:number-columns-repeated="16383"/>
        </table:table-row>
        <table:table-row table:style-name="ro1">
          <table:table-cell office:value-type="string" table:style-name="ce2">
            <text:p>Tiki giao hàng chậm so với dự kiến, hàng đóng gói cẩn thận, full box, nguyên seal. Hàng nhận mình khá ưng ý. Vấn đề giao hàng chậm và nhân viên vận chuyển cần cải thiện tốt hơn.</text:p>
          </table:table-cell>
          <table:table-cell table:number-columns-repeated="16383"/>
        </table:table-row>
        <table:table-row table:style-name="ro1">
          <table:table-cell office:value-type="string" table:style-name="ce2">
            <text:p>Hàng chính hãng nhueng do cty cập nhập lâu nên hơi hoang mang trong việc xác nhận mã imei chính hãng và thgian bh</text:p>
          </table:table-cell>
          <table:table-cell table:number-columns-repeated="16383"/>
        </table:table-row>
        <table:table-row table:style-name="ro1">
          <table:table-cell office:value-type="string" table:style-name="ce2">
            <text:p>Mình là nữ, đầu nhỏ mà còn thấy tai nghe này khá nhỏ, phần vòng cung bằng nhựa nhưng cảm giác chắc chắn, âm thanh thì nghe không bằng cái Extra bass nhưng cũng chấp nhận được, không thể gọi là hay.</text:p>
          </table:table-cell>
          <table:table-cell table:number-columns-repeated="16383"/>
        </table:table-row>
        <table:table-row table:style-name="ro1">
          <table:table-cell office:value-type="string" table:style-name="ce2">
            <text:p>Tai nghe tốt, tiện dụng. Tiki đóng gói kỹ và giao hàng nhanh. <text:s/>Chỉ có một khuyết điểm là không kết nối với Bluetooth trên laptop (HP Envy 13'') được. Mình chưa tìm ra nguyên nhân để khắc phục.</text:p>
          </table:table-cell>
          <table:table-cell table:number-columns-repeated="16383"/>
        </table:table-row>
        <table:table-row table:style-name="ro1">
          <table:table-cell office:value-type="string" table:style-name="ce2">
            <text:p>Chất lượng âm thanh tốt. Phù hợp với nhu cầu nghe nói chung. Tuy nhiên sản phẩm mang lại cảm giác không bền do các bộ phận làm bằng nhựa có cảm giác thiếu chắc chắn. Giao hàng rất nhanh.</text:p>
          </table:table-cell>
          <table:table-cell table:number-columns-repeated="16383"/>
        </table:table-row>
        <table:table-row table:style-name="ro1">
          <table:table-cell office:value-type="string" table:style-name="ce2">
            <text:p>Máy tốt, hợp lý với giá tiền. Mình mua cách đây gần 1 tháng và sử dụng thấy ổn. Hàng nguyên seal, giao nhanh.</text:p>
          </table:table-cell>
          <table:table-cell table:number-columns-repeated="16383"/>
        </table:table-row>
        <table:table-row table:style-name="ro1">
          <table:table-cell office:value-type="string" table:style-name="ce2">
            <text:p>Sản phẩm tốt , đầy đủ phụ kiện nhưng gói hàng chỉ bọc một ít xốp xung quanh với cả nhân viên giao hàng để máy dưới mấy gói hàng nặng khác</text:p>
          </table:table-cell>
          <table:table-cell table:number-columns-repeated="16383"/>
        </table:table-row>
        <table:table-row table:style-name="ro1">
          <table:table-cell office:value-type="string" table:style-name="ce2">
            <text:p>vòng chùm tai hơi nhỏ, vòng nhựa chụp phía trên hơi cứng nên đeo 1 lúc thấy hơi bó vì nó bóp vào đầu, dù đã mở nấc điều chỉnh cho phù hợp vòng đầu</text:p>
          </table:table-cell>
          <table:table-cell table:number-columns-repeated="16383"/>
        </table:table-row>
        <table:table-row table:style-name="ro1">
          <table:table-cell office:value-type="string" table:style-name="ce2">
            <text:p>Ngoại hình đẹp, kết nối ổn định, <text:s text:c="2"/>Chất âm ổn Đeo hơi đau tai còn lại ok Mua xong lên xem lại thấy giá giảm -&gt; buồn tiki Chỉ vậy thôi đủ 50 ký tự rồi</text:p>
          </table:table-cell>
          <table:table-cell table:number-columns-repeated="16383"/>
        </table:table-row>
        <table:table-row table:style-name="ro1">
          <table:table-cell office:value-type="string" table:style-name="ce2">
            <text:p>ai cho mình hỏi cách kiểm tra bảo hành với làm mãi không được</text:p>
          </table:table-cell>
          <table:table-cell table:number-columns-repeated="16383"/>
        </table:table-row>
        <table:table-row table:style-name="ro1">
          <table:table-cell office:value-type="string" table:style-name="ce2">
            <text:p>sản phẩm tốt đóng gói cẩn thận cảm ơn tiki, sau mua gì sẽ ủng hộ thêm</text:p>
          </table:table-cell>
          <table:table-cell table:number-columns-repeated="16383"/>
        </table:table-row>
        <table:table-row table:style-name="ro1">
          <table:table-cell office:value-type="string" table:style-name="ce2">
            <text:p>hàng giao sớm, đúng mẫu, gói cẩn thận. tuy nhiên mau hết pin, sạc 4,5 giờ nhưng sử dụng liên tục khoảng 4 giờ đã hết pin. có đổi được k?</text:p>
          </table:table-cell>
          <table:table-cell table:number-columns-repeated="16383"/>
        </table:table-row>
        <table:table-row table:style-name="ro1">
          <table:table-cell office:value-type="string" table:style-name="ce2">
            <text:p>tai nghe nhẹ. <text:s/>chất âm vang vọng tốt. <text:s/>hàng chính hãng. <text:s text:c="2"/>nhưng đeo tầm 30 phút là ra mồ hôi, <text:s/>hơi đau tai</text:p>
          </table:table-cell>
          <table:table-cell table:number-columns-repeated="16383"/>
        </table:table-row>
        <table:table-row table:style-name="ro1">
          <table:table-cell office:value-type="string" table:style-name="ce2">
            <text:p>Máy đẹp</text:p>
          </table:table-cell>
          <table:table-cell table:number-columns-repeated="16383"/>
        </table:table-row>
        <table:table-row table:style-name="ro1">
          <table:table-cell office:value-type="string" table:style-name="ce2">
            <text:p>- Chất âm tạm chấp nhận được - Nghe lâu hơi đau tai, đặc biệt với những ai đeo kính - Pin trâu - Tổng thể ngon trong tầm giá</text:p>
          </table:table-cell>
          <table:table-cell table:number-columns-repeated="16383"/>
        </table:table-row>
        <table:table-row table:style-name="ro1">
          <table:table-cell office:value-type="string" table:style-name="ce2">
            <text:p>Giao hàng nhanh, pin ấn tượng, kết nối tốt. Chất lượng âm thanh chỉ ở mức trung bình. Hơi cấn cho những ai đầu to</text:p>
          </table:table-cell>
          <table:table-cell table:number-columns-repeated="16383"/>
        </table:table-row>
        <table:table-row table:style-name="ro1">
          <table:table-cell office:value-type="string" table:style-name="ce2">
            <text:p>Chất âm bình thường Kết nối nhanh Pin trâu Nhỏ gọn dễ mang đi Tiền nào của nấy, cũng chẳng kỳ vọng gì hơn :D</text:p>
          </table:table-cell>
          <table:table-cell table:number-columns-repeated="16383"/>
        </table:table-row>
        <table:table-row table:style-name="ro1">
          <table:table-cell office:value-type="string" table:style-name="ce2">
            <text:p>Âm thanh khá, bass đủ dùng, cảm giác tai nghe hơi lỏng lẻo, pin rất trâu</text:p>
          </table:table-cell>
          <table:table-cell table:number-columns-repeated="16383"/>
        </table:table-row>
        <table:table-row table:style-name="ro1">
          <table:table-cell office:value-type="string" table:style-name="ce2">
            <text:p>Máy nguyên seal, đẹp, đóng gói cẩn thận. Tuy nhiên giao hàng quá chậm</text:p>
          </table:table-cell>
          <table:table-cell table:number-columns-repeated="16383"/>
        </table:table-row>
        <table:table-row table:style-name="ro1">
          <table:table-cell office:value-type="string" table:style-name="ce2">
            <text:p>Chất lượng tốt . Giao hàng 3 ngày là nhận được hàng . Cơ mà k có thấy phiếu bảo hành . K biết sony bảo hành làm sao</text:p>
          </table:table-cell>
          <table:table-cell table:number-columns-repeated="16383"/>
        </table:table-row>
        <table:table-row table:style-name="ro1">
          <table:table-cell office:value-type="string" table:style-name="ce2">
            <text:p>chất âm hàu lòng , nhưng mới dùng một thời gian đã có vết nứt</text:p>
          </table:table-cell>
          <table:table-cell table:number-columns-repeated="16383"/>
        </table:table-row>
        <table:table-row table:style-name="ro1">
          <table:table-cell office:value-type="string" table:style-name="ce2">
            <text:p>Máy mới nguyên seal, cảm thấy hài lòng, tiki đóng gói rất kỹ.</text:p>
          </table:table-cell>
          <table:table-cell table:number-columns-repeated="16383"/>
        </table:table-row>
        <table:table-row table:style-name="ro1">
          <table:table-cell office:value-type="string" table:style-name="ce2">
            <text:p>San pham tot, minh hai long su phuc vu cua tiki. Lan sau mua hang minh se lua chon tiki</text:p>
          </table:table-cell>
          <table:table-cell table:number-columns-repeated="16383"/>
        </table:table-row>
        <table:table-row table:style-name="ro1">
          <table:table-cell office:value-type="string" table:style-name="ce2">
            <text:p>Rất đáng tiền , nghe nhạc rất hay nhưng tai bên trái nghe nhỏ hơn bên phải , pin xài lâu</text:p>
          </table:table-cell>
          <table:table-cell table:number-columns-repeated="16383"/>
        </table:table-row>
        <table:table-row table:style-name="ro1">
          <table:table-cell office:value-type="string" table:style-name="ce2">
            <text:p>Tai nghe phù hợp với mình khi mà thời lượng pin rất lâu,giao hàng nhanh gọn và chu đáo</text:p>
          </table:table-cell>
          <table:table-cell table:number-columns-repeated="16383"/>
        </table:table-row>
        <table:table-row table:style-name="ro1">
          <table:table-cell office:value-type="string" table:style-name="ce2">
            <text:p>Hàng được bao kỹ, tốt. gọng tai nghe cũng mềm. không bám sát tai lắm</text:p>
          </table:table-cell>
          <table:table-cell table:number-columns-repeated="16383"/>
        </table:table-row>
        <table:table-row table:style-name="ro1">
          <table:table-cell office:value-type="string" table:style-name="ce2">
            <text:p>tai nghe hơi nhỏ so với tưởng tượng, cho mấy đứa trẻ con đeo hợp</text:p>
          </table:table-cell>
          <table:table-cell table:number-columns-repeated="16383"/>
        </table:table-row>
        <table:table-row table:style-name="ro1">
          <table:table-cell office:value-type="string" table:style-name="ce2">
            <text:p>tốt dùng ổn chưa thấy lỗi gì, có vẻ pin không lâu như quảng cáo</text:p>
          </table:table-cell>
          <table:table-cell table:number-columns-repeated="16383"/>
        </table:table-row>
        <table:table-row table:style-name="ro1">
          <table:table-cell office:value-type="string" table:style-name="ce2">
            <text:p>máy mới nguyên thùng như mô tả, nhưng giao trễ hơn dự định</text:p>
          </table:table-cell>
          <table:table-cell table:number-columns-repeated="16383"/>
        </table:table-row>
        <table:table-row table:style-name="ro1">
          <table:table-cell office:value-type="string" table:style-name="ce2">
            <text:p>Mình đang tính mua trả góp 6 tháng mà không biết có nên không, thấy cũng nhiều bạn khen máy tốt chính hãng mà vẫn phân vân vì bỏ ra 20 tr mua 1 sp online thấy còn sợ lắm</text:p>
          </table:table-cell>
          <table:table-cell table:number-columns-repeated="16383"/>
        </table:table-row>
        <table:table-row table:style-name="ro1">
          <table:table-cell office:value-type="string" table:style-name="ce2">
            <text:p>hàng đẹp. nguyên seal Đóng gói rất chắc chắn. Giá tiki bán rất tốt, hoàn toàn hài lòng!</text:p>
          </table:table-cell>
          <table:table-cell table:number-columns-repeated="16383"/>
        </table:table-row>
        <table:table-row table:style-name="ro1">
          <table:table-cell office:value-type="string" table:style-name="ce2">
            <text:p>Hài lòng với dịch vụ tiki now, sản phẩm đóng gói chắc chắn, đẹp. Máy sử dụng tốt và mượt<text:s text:c="2"/></text:p>
          </table:table-cell>
          <table:table-cell table:number-columns-repeated="16383"/>
        </table:table-row>
        <table:table-row table:style-name="ro1">
          <table:table-cell office:value-type="string" table:style-name="ce2">
            <text:p>ổn, ốp hơi đau tai 1 chút nhưng âm thanh đã</text:p>
          </table:table-cell>
          <table:table-cell table:number-columns-repeated="16383"/>
        </table:table-row>
        <table:table-row table:style-name="ro1">
          <table:table-cell office:value-type="string" table:style-name="ce2">
            <text:p>Tai nghe tốt trong tầm giá, âm sâu, bass tạm ổn.</text:p>
          </table:table-cell>
          <table:table-cell table:number-columns-repeated="16383"/>
        </table:table-row>
        <table:table-row table:style-name="ro1">
          <table:table-cell office:value-type="string" table:style-name="ce2">
            <text:p>Xài được 1 tháng, chất lượng ổn</text:p>
          </table:table-cell>
          <table:table-cell table:number-columns-repeated="16383"/>
        </table:table-row>
        <table:table-row table:style-name="ro1">
          <table:table-cell office:value-type="string" table:style-name="ce2">
            <text:p>Pin tốt , nhưng mua 2 cái thì bị trung tang so</text:p>
          </table:table-cell>
          <table:table-cell table:number-columns-repeated="16383"/>
        </table:table-row>
        <table:table-row table:style-name="ro1">
          <table:table-cell office:value-type="string" table:style-name="ce2">
            <text:p>Âm thanh ổn, nhưng đeo hơi đau tai.</text:p>
          </table:table-cell>
          <table:table-cell table:number-columns-repeated="16383"/>
        </table:table-row>
        <table:table-row table:style-name="ro1">
          <table:table-cell office:value-type="string" table:style-name="ce2">
            <text:p>Dùng khá ổn trong tầm giá</text:p>
          </table:table-cell>
          <table:table-cell table:number-columns-repeated="16383"/>
        </table:table-row>
        <table:table-row table:style-name="ro1">
          <table:table-cell office:value-type="string" table:style-name="ce2">
            <text:p>đã nhận hàng,dùng ok.tks tiki</text:p>
          </table:table-cell>
          <table:table-cell table:number-columns-repeated="16383"/>
        </table:table-row>
        <table:table-row table:style-name="ro1">
          <table:table-cell office:value-type="string" table:style-name="ce2">
            <text:p>Đóng gói tốt, chất lượng ổn trong tầm giá, giao hàng nhanh. Tuy nhiên cần gửi kèm warranty cert cho khách hàng!</text:p>
          </table:table-cell>
          <table:table-cell table:number-columns-repeated="16383"/>
        </table:table-row>
        <table:table-row table:style-name="ro1">
          <table:table-cell office:value-type="string" table:style-name="ce2">
            <text:p>tiki dạo này làm việc k đươc chuyên nghiệp, hầu như tất cả đơn hàng có xuất VAT của mình đều k xuất, mình k nhận được và k thể care được hết thông tin, do đó mong tiki cải thiện tình trạng làm việc, mình k có tg cũng như k rảnh để phản hồi hoài 1 vde đơn giản như vậy. Không biết có KH nào gặp tình trạng như mình k? chứ 2,3 tháng nay là thấy mệt với tki rồi</text:p>
          </table:table-cell>
          <table:table-cell table:number-columns-repeated="16383"/>
        </table:table-row>
        <table:table-row table:style-name="ro1">
          <table:table-cell office:value-type="string" table:style-name="ce2">
            <text:p>hộp đẹp batqs mắt đối vs win 10 thì tự động nhận driver nên cũng ez sóng thì bắt tốt nhưng dữ liệu thu thì k ổn định mình chơi game pubg hay bị giật lag tốc độ tải cũng chậm hơn so vs dây cáp thườg ( cáp thường mình tải 3mb/s nhưng gắn chỉ còn 2,5mb/s ) còn độ bền thì phải qua thời gian</text:p>
          </table:table-cell>
          <table:table-cell table:number-columns-repeated="16383"/>
        </table:table-row>
        <table:table-row table:style-name="ro1">
          <table:table-cell office:value-type="string" table:style-name="ce2">
            <text:p>Mình dùng được 1 tháng rồi, tốc độ rất ổn. Duy nhất chỉ bị cái ăng-ten rất lỏng lẻo, không tự đứng lên được, nên phải tìm chỗ dựa hoặc buột dây thun cho nó đứng thẳng lên, hơi phiền một chút.</text:p>
          </table:table-cell>
          <table:table-cell table:number-columns-repeated="16383"/>
        </table:table-row>
        <table:table-row table:style-name="ro1">
          <table:table-cell office:value-type="string" table:style-name="ce2">
            <text:p>Laptop của mình bị hỏng wifi nên mình mua cái này về dùng, nghĩ là cũng tương tự như máy bàn nên chắc dùng được. Thiết bị chạy tốt trên win 8.1, bắt sóng mạnh, đóng gói đầy đủ phụ kiện, cả hướng dẫn sử dụng, đĩa cài driver, <text:s/>cable nối dài nên rất tiện dụng. Chạy thử liên tục 2h chưa thấy bị rớt mạng lần nào. Tiki giao hàng đúng hẹn, đóng gói cẩn thận, sản phẩm mới, đẹp, rất chuẩn.</text:p>
          </table:table-cell>
          <table:table-cell table:number-columns-repeated="16383"/>
        </table:table-row>
        <table:table-row table:style-name="ro1">
          <table:table-cell office:value-type="string" table:style-name="ce2">
            <text:p>Âm thanh: Tốt - To rõ chất lượng tốt - Nghe rõ được các phức âm nhỏ khi max volume - Volume to, bass tốt - Không bị ảnh hưởng nhiều bởi âm thanh bên ngoài khá tương tự headphone chụp tai, đi đường đeo thử và chạy nhanh vẫn không bị tiếng gió ảnh hưởng nhiều - Ngon hơn cái BYZ 75k của mình Mic: Chưa tốt - Bị nhiễm tiếng ồn khá nghiêm trọng khiến người bên kia nghe âm thanh mình chơi lớn hơn cả âm mình nói, nhất là mic gần miệng, mic ở giữa dây vẫn bị - Mic để trang trí thì đẹp nhưng xài sẽ làm người bên kia khó chịu với tiếng ồn của âm thanh mình chơi - Tốt hơn là về mic laptop Tổng quan: - Dây sờ vào thấy ok, có vẻ khó đứt hơn so với dây chất liệu cao su - Nút tăng giảm âm lượng và chuyển bài hoạt động bình thường - Núm đeo to, đeo vào lâu cảm thấy hơi đau tai Kết: Nếu cần tai nghe có chất lượng âm thanh tốt thì cái này vẫn đáp ứng được, nhưng cần tai nghe có mic tốt thì nên tìm cái khác tốt hơn</text:p>
          </table:table-cell>
          <table:table-cell table:number-columns-repeated="16383"/>
        </table:table-row>
        <table:table-row table:style-name="ro1">
          <table:table-cell office:value-type="string" table:style-name="ce2">
            <text:p>Sản phẩm sóng mạnh giá tốt kiểu dáng khá đẹp với điểm trừ duy nhất là chiếc ăn-ten khá thô và khá khó chiu nếu thường xuyên mang đi driver kèm theo máy thì chưa hiển thị rõ lắm thông tin của thiết bị.</text:p>
            <text:p>Về lỗi thì hay bị một số lỗi vặt khi kết nối thiết bị với máy tính nhưng nhìn chung thì tương đối ổn định.</text:p>
            <text:p>Hộp ngoài nhìn khá đẹp đóng gói chắc chắn nhưng thời gian giao hàng khá lâu.</text:p>
          </table:table-cell>
          <table:table-cell table:number-columns-repeated="16383"/>
        </table:table-row>
        <table:table-row table:style-name="ro1">
          <table:table-cell office:value-type="string" table:style-name="ce2">
            <text:p>Sản phẩm giao hàng nhanh, chất lượng , sau sẽ mua nữa khi cần</text:p>
          </table:table-cell>
          <table:table-cell table:number-columns-repeated="16383"/>
        </table:table-row>
        <table:table-row table:style-name="ro1">
          <table:table-cell office:value-type="string" table:style-name="ce2">
            <text:p>- Thiết kế đẹp. NHỏ gọn. Nâng vạch wifi lên thêm 1 vạch so với chỉ sử dụng laptop thông thường.</text:p>
            <text:p>- Giá cả hợp lý, phù hợp với túi tiền.</text:p>
            <text:p>Điểm trừ: Dùng 1 thời gian sẽ xuất hiện lỗi laptop không nhận thiết bị, phải cài đặt lại phần mềm hoặc repair =_="</text:p>
          </table:table-cell>
          <table:table-cell table:number-columns-repeated="16383"/>
        </table:table-row>
        <table:table-row table:style-name="ro1">
          <table:table-cell office:value-type="string" table:style-name="ce2">
            <text:p>Thiết kế đẹp, cài đặt đơn giản, tốc độ ổn định. Chỉ 1 điểm trừ nhỏ là kích thước hơi to, sẽ bị vướng víu khi cắm các thiết bị usb khác.</text:p>
          </table:table-cell>
          <table:table-cell table:number-columns-repeated="16383"/>
        </table:table-row>
        <table:table-row table:style-name="ro1">
          <table:table-cell office:value-type="string" table:style-name="ce2">
            <text:p>Sản phẩm tốt trong tầm giá, âm to rõ, bass mạnh mẽ, nghe rất chất. Nhân viên giao hàng hơi gắt, không gọi hẹn trc khi giao làm mất thời gian cho cả hai bên. 4* và hy vọng sau này chất lượng giao hàng ngày một tốt hơn!!</text:p>
          </table:table-cell>
          <table:table-cell table:number-columns-repeated="16383"/>
        </table:table-row>
        <table:table-row table:style-name="ro1">
          <table:table-cell office:value-type="string" table:style-name="ce2">
            <text:p>Nói là tặng kèm đế xem phim mà không thấy có. Chất lượng âm thanh của tai nghe rất tốt. Sản phẩm đóng gói cẩn thận phụ kiện đi kèm đầy đủ. Mong shop nào cũng làm việc uy tín có tâm như shop này</text:p>
          </table:table-cell>
          <table:table-cell table:number-columns-repeated="16383"/>
        </table:table-row>
        <table:table-row table:style-name="ro1">
          <table:table-cell office:value-type="string" table:style-name="ce2">
            <text:p>Tốc độ thu sóng không nhanh bằng loại 300mps nhưng vẫn sử dụng ok nếu dùng dây cáp nối USB để thu sóng và đặt USB ở vị trí cao</text:p>
          </table:table-cell>
          <table:table-cell table:number-columns-repeated="16383"/>
        </table:table-row>
        <table:table-row table:style-name="ro1">
          <table:table-cell office:value-type="string" table:style-name="ce2">
            <text:p>Sản phẩm được giao nhanh, khi mở ra và nghe thử rất là oki, chất lượng âm thanh nghe ổn, các bạn nào muốn lựa chọn tai nghe tầm giá này thì đây là lựa chọn rất tốt.</text:p>
          </table:table-cell>
          <table:table-cell table:number-columns-repeated="16383"/>
        </table:table-row>
        <table:table-row table:style-name="ro1">
          <table:table-cell office:value-type="string" table:style-name="ce2">
            <text:p>Thiết kế đẹp, chất lượng âm thanh ổn, cắm chơi game PUBG có lỗi âm thanh lúc to lúc nhỏ chưa tìm hiểu nguyên nhân. Đeo hơi đau tai xíu. Thiết kế, đóng gói rất chất</text:p>
          </table:table-cell>
          <table:table-cell table:number-columns-repeated="16383"/>
        </table:table-row>
        <table:table-row table:style-name="ro1">
          <table:table-cell office:value-type="string" table:style-name="ce2">
            <text:p>có thể là do cấu trúc tai mình hơi dị thường nên có vẻ sử dụng trong 1 khoảng thời gian nhất định sẽ bị đau. còn chất liệu dây tai nghe ổn, khá chắc chắn</text:p>
          </table:table-cell>
          <table:table-cell table:number-columns-repeated="16383"/>
        </table:table-row>
        <table:table-row table:style-name="ro1">
          <table:table-cell office:value-type="string" table:style-name="ce2">
            <text:p>Sản phẩm ok. Bắt sóng tốt, dễ cài đặt driver cho usb wifi. Đã dùng một số sản phẩm đời trước và ok</text:p>
          </table:table-cell>
          <table:table-cell table:number-columns-repeated="16383"/>
        </table:table-row>
        <table:table-row table:style-name="ro1">
          <table:table-cell office:value-type="string" table:style-name="ce2">
            <text:p>TP-Link TL-WN722N - USB Wifi (high gain) tốc độ 150Mbps sản phẩm sau 6 tháng sử dụng vẫn hoạt động tốt. Khả năng truy cập nhanh, nhỏ gọn.</text:p>
          </table:table-cell>
          <table:table-cell table:number-columns-repeated="16383"/>
        </table:table-row>
        <table:table-row table:style-name="ro1">
          <table:table-cell office:value-type="string" table:style-name="ce2">
            <text:p>Ổn. Chất lượng tậm ổn. Âm thanh mic và tai nghe tốt. Không quá hay. Nhưng rất xứng với số tiền bỏ ra. Độ bền thì dùng thời gian mới đánh giá</text:p>
          </table:table-cell>
          <table:table-cell table:number-columns-repeated="16383"/>
        </table:table-row>
        <table:table-row table:style-name="ro1">
          <table:table-cell office:value-type="string" table:style-name="ce2">
            <text:p>hàng rất ok. đóng gói cẩn thận. chất lượng âm thanh tuyệt vời khi dùng cho máy tính. nếu gọi video điện thoại nc thì mic hơi bé</text:p>
          </table:table-cell>
          <table:table-cell table:number-columns-repeated="16383"/>
        </table:table-row>
        <table:table-row table:style-name="ro1">
          <table:table-cell office:value-type="string" table:style-name="ce2">
            <text:p>tôi thấy sau 3 tiếng Sài thì tai nghe này auto phê rất tuyệt nhưng trừ 1 sao vì không được tặng cái giá điện thoại thì còn bao nhiu OK cảm ơn shop</text:p>
          </table:table-cell>
          <table:table-cell table:number-columns-repeated="16383"/>
        </table:table-row>
        <table:table-row table:style-name="ro1">
          <table:table-cell office:value-type="string" table:style-name="ce2">
            <text:p>sản phẩm ổn âm thanh ổn định giao hàng đúng hạn,...</text:p>
          </table:table-cell>
          <table:table-cell table:number-columns-repeated="16383"/>
        </table:table-row>
        <table:table-row table:style-name="ro1">
          <table:table-cell office:value-type="string" table:style-name="ce2">
            <text:p>âm thanh tốt Gói Đẹp <text:s/>) có quà tặng nữa mà Mic Bị Trễ <text:s/>( mic Nói MàvTreex gần 1 giây Bên kia mới nhận</text:p>
          </table:table-cell>
          <table:table-cell table:number-columns-repeated="16383"/>
        </table:table-row>
        <table:table-row table:style-name="ro1">
          <table:table-cell office:value-type="string" table:style-name="ce2">
            <text:p>Phụ kiện kẹp giữ mới mua đã hư... Nhưng không ảnh hưởng đến chất lượng tai nghe. Mic chỉ dùng tạm được thôi.</text:p>
          </table:table-cell>
          <table:table-cell table:number-columns-repeated="16383"/>
        </table:table-row>
        <table:table-row table:style-name="ro1">
          <table:table-cell office:value-type="string" table:style-name="ce2">
            <text:p>Đã nhận sản phẩm, hàng sử dụng khá tốt, chưa nhận được quà tặng kèm là đế xem phim cho điện thoại</text:p>
          </table:table-cell>
          <table:table-cell table:number-columns-repeated="16383"/>
        </table:table-row>
        <table:table-row table:style-name="ro1">
          <table:table-cell office:value-type="string" table:style-name="ce2">
            <text:p>+ giá rẻ + thu sóng tốt, ổn định + không cần cài thêm driver</text:p>
          </table:table-cell>
          <table:table-cell table:number-columns-repeated="16383"/>
        </table:table-row>
        <table:table-row table:style-name="ro1">
          <table:table-cell office:value-type="string" table:style-name="ce2">
            <text:p>Giá cả phải chăng chất lượng không phải bàn, giao hàng đúng hẹn.</text:p>
          </table:table-cell>
          <table:table-cell table:number-columns-repeated="16383"/>
        </table:table-row>
        <table:table-row table:style-name="ro1">
          <table:table-cell office:value-type="string" table:style-name="ce2">
            <text:p>Dùng ok wifi vào tốt nhưng phải cài đặt và kích thước hơi to</text:p>
          </table:table-cell>
          <table:table-cell table:number-columns-repeated="16383"/>
        </table:table-row>
        <table:table-row table:style-name="ro1">
          <table:table-cell office:value-type="string" table:style-name="ce2">
            <text:p>tai nghe OK, tiện dụng, chất lượng tốt Tuy nhiên không thấy tặng kèm đế xem phim cho điện thoại như mô tả</text:p>
          </table:table-cell>
          <table:table-cell table:number-columns-repeated="16383"/>
        </table:table-row>
        <table:table-row table:style-name="ro1">
          <table:table-cell office:value-type="string" table:style-name="ce2">
            <text:p>Giao nhanh, âm thanh nghe trong, to rõ. Giảm ồn tốt. Mua được giá 80k thì quá tốt</text:p>
          </table:table-cell>
          <table:table-cell table:number-columns-repeated="16383"/>
        </table:table-row>
        <table:table-row table:style-name="ro1">
          <table:table-cell office:value-type="string" table:style-name="ce2">
            <text:p>Tai nghe thời trang, đẹp, treble tạm, không có bass, âm nông, giá tạm. Gói hàng cẩn thận. Quà tặng kèm</text:p>
          </table:table-cell>
          <table:table-cell table:number-columns-repeated="16383"/>
        </table:table-row>
        <table:table-row table:style-name="ro1">
          <table:table-cell office:value-type="string" table:style-name="ce2">
            <text:p>không có gì đặc sắc mấy. Chả biết dùng được bền không. Cứ dùng thoai...</text:p>
          </table:table-cell>
          <table:table-cell table:number-columns-repeated="16383"/>
        </table:table-row>
        <table:table-row table:style-name="ro1">
          <table:table-cell office:value-type="string" table:style-name="ce2">
            <text:p>- Chất lượng sản phẩm: tốt, tai nghe rất rõ, tách tiếng ồn, mic thu tiếng rất tốt. - Đóng gói: kĩ.</text:p>
          </table:table-cell>
          <table:table-cell table:number-columns-repeated="16383"/>
        </table:table-row>
        <table:table-row table:style-name="ro1">
          <table:table-cell office:value-type="string" table:style-name="ce2">
            <text:p>OK nghe mọi ng....OK trong tầm giá... mới nhận để xem thời gian khoảng 1 2 tháng xem s</text:p>
          </table:table-cell>
          <table:table-cell table:number-columns-repeated="16383"/>
        </table:table-row>
        <table:table-row table:style-name="ro1">
          <table:table-cell office:value-type="string" table:style-name="ce2">
            <text:p>khá là ok . nghe tốt chơi pubg ok. mic ổn. đang dùng được mấy hôm rồi. phải công nhận đẹp thật</text:p>
          </table:table-cell>
          <table:table-cell table:number-columns-repeated="16383"/>
        </table:table-row>
        <table:table-row table:style-name="ro1">
          <table:table-cell office:value-type="string" table:style-name="ce2">
            <text:p>bắt sóng kém hơn điện thoại, có nhu cầu cao thì nên xài loại cắm trong main và 2 râu bắt sóng</text:p>
          </table:table-cell>
          <table:table-cell table:number-columns-repeated="16383"/>
        </table:table-row>
        <table:table-row table:style-name="ro1">
          <table:table-cell office:value-type="string" table:style-name="ce2">
            <text:p>Sản phẩm dùng tốt trong tầm giá, so với mua ở ngoài thì rẻ hơn nhiều!</text:p>
          </table:table-cell>
          <table:table-cell table:number-columns-repeated="16383"/>
        </table:table-row>
        <table:table-row table:style-name="ro1">
          <table:table-cell office:value-type="string" table:style-name="ce2">
            <text:p>Mic thu âm rõ,chất liệu dây tốt.Tiki Now giao hàng rất nhanh.Nói chung là ổn trong tầm giá</text:p>
          </table:table-cell>
          <table:table-cell table:number-columns-repeated="16383"/>
        </table:table-row>
        <table:table-row table:style-name="ro1">
          <table:table-cell office:value-type="string" table:style-name="ce2">
            <text:p>hàng tốt chất lượng tuyệt vời nhưng shop không tặng đế xem phim như mô tả</text:p>
          </table:table-cell>
          <table:table-cell table:number-columns-repeated="16383"/>
        </table:table-row>
        <table:table-row table:style-name="ro1">
          <table:table-cell office:value-type="string" table:style-name="ce2">
            <text:p>Sản phẩm tốt xài chs game nghe tiếng chân rất rõ bất tiện là đeo lâu mỏi lỗ tai</text:p>
          </table:table-cell>
          <table:table-cell table:number-columns-repeated="16383"/>
        </table:table-row>
        <table:table-row table:style-name="ro1">
          <table:table-cell office:value-type="string" table:style-name="ce2">
            <text:p>San pham tot . giao hang hen 3 4 ngay nhan . nhung 1 ngay co luon . 10 diem cho giao hang sieu nhanh</text:p>
          </table:table-cell>
          <table:table-cell table:number-columns-repeated="16383"/>
        </table:table-row>
        <table:table-row table:style-name="ro1">
          <table:table-cell office:value-type="string" table:style-name="ce2">
            <text:p>tốt, an toàn, nhưng khuyến cáo không nên vừa sạc vừa đeo có thể bị giật</text:p>
          </table:table-cell>
          <table:table-cell table:number-columns-repeated="16383"/>
        </table:table-row>
        <table:table-row table:style-name="ro1">
          <table:table-cell office:value-type="string" table:style-name="ce2">
            <text:p>Sản phẩm y như hình còn được tặng kèm <text:s/>giao hàng nhanh chưa sử dụng nên chưa biết</text:p>
          </table:table-cell>
          <table:table-cell table:number-columns-repeated="16383"/>
        </table:table-row>
        <table:table-row table:style-name="ro1">
          <table:table-cell office:value-type="string" table:style-name="ce2">
            <text:p>Sản phẩm rất tốt. Tôi rất hài lòng</text:p>
          </table:table-cell>
          <table:table-cell table:number-columns-repeated="16383"/>
        </table:table-row>
        <table:table-row table:style-name="ro1">
          <table:table-cell office:value-type="string" table:style-name="ce2">
            <text:p>hàng rất ok. mỗi tội có cái găm để sử dụng 2 máy thì không được</text:p>
          </table:table-cell>
          <table:table-cell table:number-columns-repeated="16383"/>
        </table:table-row>
        <table:table-row table:style-name="ro1">
          <table:table-cell office:value-type="string" table:style-name="ce2">
            <text:p>Tai nghe được mình rất thích nhưng có nhiều điểm khác vs các nhà real view</text:p>
          </table:table-cell>
          <table:table-cell table:number-columns-repeated="16383"/>
        </table:table-row>
        <table:table-row table:style-name="ro1">
          <table:table-cell office:value-type="string" table:style-name="ce2">
            <text:p>tai nghe đẹp, bass tốt, tất cả đều ok, nhưng tiếc là nó bự quá nằm quay qua kh được :</text:p>
          </table:table-cell>
          <table:table-cell table:number-columns-repeated="16383"/>
        </table:table-row>
        <table:table-row table:style-name="ro1">
          <table:table-cell office:value-type="string" table:style-name="ce2">
            <text:p>Tốt bắt sóng wifi mạnh , sẽ mua lại</text:p>
          </table:table-cell>
          <table:table-cell table:number-columns-repeated="16383"/>
        </table:table-row>
        <table:table-row table:style-name="ro1">
          <table:table-cell office:value-type="string" table:style-name="ce2">
            <text:p>tôi đã mua 2 bộ và rất hài lòng</text:p>
          </table:table-cell>
          <table:table-cell table:number-columns-repeated="16383"/>
        </table:table-row>
        <table:table-row table:style-name="ro1">
          <table:table-cell office:value-type="string" table:style-name="ce2">
            <text:p>tai nghe dùng khá ổn nhưng khi ghim vào PC thì chẳng nghe được gì</text:p>
          </table:table-cell>
          <table:table-cell table:number-columns-repeated="16383"/>
        </table:table-row>
        <table:table-row table:style-name="ro1">
          <table:table-cell office:value-type="string" table:style-name="ce2">
            <text:p>Bass bủng các thứ rất oke, vấn đề mỗi là tai nghe này ai k nghe quen thì rất đau tai</text:p>
          </table:table-cell>
          <table:table-cell table:number-columns-repeated="16383"/>
        </table:table-row>
        <table:table-row table:style-name="ro1">
          <table:table-cell office:value-type="string" table:style-name="ce2">
            <text:p>Đóng gói và rất sạch sẽ không bụi bạm j hết sản phẩm rất tuyệt vời</text:p>
          </table:table-cell>
          <table:table-cell table:number-columns-repeated="16383"/>
        </table:table-row>
        <table:table-row table:style-name="ro1">
          <table:table-cell office:value-type="string" table:style-name="ce2">
            <text:p>cái này đẹp chất lượng tối shop bọc hơi méo không có đế xem phim tặng kèm</text:p>
          </table:table-cell>
          <table:table-cell table:number-columns-repeated="16383"/>
        </table:table-row>
        <table:table-row table:style-name="ro1">
          <table:table-cell office:value-type="string" table:style-name="ce2">
            <text:p>mọi thứ khá ok đóng gói cẩn thận hàng như quảng cáo</text:p>
          </table:table-cell>
          <table:table-cell table:number-columns-repeated="16383"/>
        </table:table-row>
        <table:table-row table:style-name="ro1">
          <table:table-cell office:value-type="string" table:style-name="ce2">
            <text:p>Máy tính thì ok <text:s/>Mà xài cho điện thoại thì hơi khó chịu lúc nằm</text:p>
          </table:table-cell>
          <table:table-cell table:number-columns-repeated="16383"/>
        </table:table-row>
        <table:table-row table:style-name="ro1">
          <table:table-cell office:value-type="string" table:style-name="ce2">
            <text:p>Giao nhanh, dùng cũng ổn.</text:p>
          </table:table-cell>
          <table:table-cell table:number-columns-repeated="16383"/>
        </table:table-row>
        <table:table-row table:style-name="ro1">
          <table:table-cell office:value-type="string" table:style-name="ce2">
            <text:p>Hàng xài ổn, dây bọc cao su thì phải chứ không phải dù nhưng xài ok,</text:p>
          </table:table-cell>
          <table:table-cell table:number-columns-repeated="16383"/>
        </table:table-row>
        <table:table-row table:style-name="ro1">
          <table:table-cell office:value-type="string" table:style-name="ce2">
            <text:p>giao hàng rất nhanh , đóng gói gọn gàng nghe rất ok</text:p>
          </table:table-cell>
          <table:table-cell table:number-columns-repeated="16383"/>
        </table:table-row>
        <table:table-row table:style-name="ro1">
          <table:table-cell office:value-type="string" table:style-name="ce2">
            <text:p>giao hàng nhanh chóng, chất lượng sản phẩm tốt</text:p>
          </table:table-cell>
          <table:table-cell table:number-columns-repeated="16383"/>
        </table:table-row>
        <table:table-row table:style-name="ro1">
          <table:table-cell office:value-type="string" table:style-name="ce2">
            <text:p>khá tốt, tuy nhiên hơi bị rè khi kết nối mic, nói chung là đáng mua</text:p>
          </table:table-cell>
          <table:table-cell table:number-columns-repeated="16383"/>
        </table:table-row>
        <table:table-row table:style-name="ro1">
          <table:table-cell office:value-type="string" table:style-name="ce2">
            <text:p>san pham tot so voi tam gia, giao hang nhanh. phu kien day du.</text:p>
          </table:table-cell>
          <table:table-cell table:number-columns-repeated="16383"/>
        </table:table-row>
        <table:table-row table:style-name="ro1">
          <table:table-cell office:value-type="string" table:style-name="ce2">
            <text:p>giao hàng nhanh nhưng không có quà tặng đi kèm</text:p>
          </table:table-cell>
          <table:table-cell table:number-columns-repeated="16383"/>
        </table:table-row>
        <table:table-row table:style-name="ro1">
          <table:table-cell office:value-type="string" table:style-name="ce2">
            <text:p>Khá ok vừa tầm giá, nếu xài lâu dài thì chưa biết ntn</text:p>
          </table:table-cell>
          <table:table-cell table:number-columns-repeated="16383"/>
        </table:table-row>
        <table:table-row table:style-name="ro1">
          <table:table-cell office:value-type="string" table:style-name="ce2">
            <text:p>Hiện tại dùng khá ổn. không biết thời gian dài thế nào</text:p>
          </table:table-cell>
          <table:table-cell table:number-columns-repeated="16383"/>
        </table:table-row>
        <table:table-row table:style-name="ro1">
          <table:table-cell office:value-type="string" table:style-name="ce2">
            <text:p>Mic ổn, âm thanh đến mức ổn</text:p>
          </table:table-cell>
          <table:table-cell table:number-columns-repeated="16383"/>
        </table:table-row>
        <table:table-row table:style-name="ro1">
          <table:table-cell office:value-type="string" table:style-name="ce2">
            <text:p>Không hiểu sao khi dùng với cable usb thì bắt sóng tốt hơn hẳn dù để cùng vị trí. Một điểm trừ nhỏ nữa là muốn set up thiết bị cần phải có ổ cd, những máy đời mới không có ổ cd phải tải driver từ trang chủ của nhà sản xuất về, và cách cài đặt driver cũng không dễ với người dùng phổ thông.</text:p>
            <text:p>Khả năng bắt sóng của thiết bị ở mức khá tốt, tương đương với những laptop dùng card wifi cao cấp với angten 2x2. Ăng ten của thiết bị chỉ ở mức 3,5dbi nên còn hạn chế về thu sóng. Nếu muốn thu sóng tốt hơn thì nên chọn loại có 2 ăng ten</text:p>
          </table:table-cell>
          <table:table-cell table:number-columns-repeated="16383"/>
        </table:table-row>
        <table:table-row table:style-name="ro1">
          <table:table-cell office:value-type="string" table:style-name="ce2">
            <text:p>Tôi có được kiểm tra hàng trước khi lấy để tránh rắc rối do nhầm lẫn của shop không vậy</text:p>
          </table:table-cell>
          <table:table-cell table:number-columns-repeated="16383"/>
        </table:table-row>
        <table:table-row table:style-name="ro1">
          <table:table-cell office:value-type="string" table:style-name="ce2">
            <text:p>Đóng gói cẩn thận hàng chất lượng</text:p>
          </table:table-cell>
          <table:table-cell table:number-columns-repeated="16383"/>
        </table:table-row>
        <table:table-row table:style-name="ro1">
          <table:table-cell office:value-type="string" table:style-name="ce2">
            <text:p>Đẹp mà hơi khó đút vào lỗ tai</text:p>
          </table:table-cell>
          <table:table-cell table:number-columns-repeated="16383"/>
        </table:table-row>
        <table:table-row table:style-name="ro1">
          <table:table-cell office:value-type="string" table:style-name="ce2">
            <text:p>đk nha cả nhà</text:p>
          </table:table-cell>
          <table:table-cell table:number-columns-repeated="16383"/>
        </table:table-row>
        <table:table-row table:style-name="ro1">
          <table:table-cell office:value-type="string" table:style-name="ce2">
            <text:p>Khá là OK</text:p>
          </table:table-cell>
          <table:table-cell table:number-columns-repeated="16383"/>
        </table:table-row>
        <table:table-row table:style-name="ro1">
          <table:table-cell office:value-type="string" table:style-name="ce2">
            <text:p>Do nhu cầu công việc làm việc trên bàn kính nên mình bắt buộc phải nâng cấp silent Logitech lên MX Anywhere. Ban đầu thì không quen lắm vì tiếng ồn to và nặng hơn các dòng silent khá nhiều, nhưng dùng 1-2 ngày thì quen dần. Chuột dùng chắc chắn, tuy rằng nói là có thể sử dụng trên tất cả mọi mặt phẳng, nhưng thật sự thì việc sự dụng chuột trên mặt kính lâu vẫn bị đơ, và sẽ ảnh hưởng đến tuổi thọ của chuột.</text:p>
          </table:table-cell>
          <table:table-cell table:number-columns-repeated="16383"/>
        </table:table-row>
        <table:table-row table:style-name="ro1">
          <table:table-cell office:value-type="string" table:style-name="ce2">
            <text:p>Ti ki giao hàng nhanh, đóng gói cẩn thận, hàng mới 100%, <text:s/>còn thơm mùi nhựa, được phép mở ra xem trước khi thanh toán, chuột chạy mượt rất ok, cảm giác cầm vừa tay (đối với mấy bạn nữ thì có vẻ chuột hơi to). Nhược điểm là chuột dùng pin Lithium sạc nên hơi nặng nề so với chuột thông thường, muốn mua 1 túi đựng chuột MX ANYWHERE 2S nhưng Tiki không có buộc phải mua bên Lazada. Hoặc có nhưng là hàng quốc tế phải thanh toán bằnh thẻ Master Card nên không tiện.</text:p>
          </table:table-cell>
          <table:table-cell table:number-columns-repeated="16383"/>
        </table:table-row>
        <table:table-row table:style-name="ro1">
          <table:table-cell office:value-type="string" table:style-name="ce2">
            <text:p>Mình mới nhận hàng rồi, nhưng lại bị xước nhẹ mặt chân nhựa phía dưới là sao nhỉ! còn nữa là thời gian nhân hàng nhanh quá làm mình cũng băn khoan quá. 19 tiếng đồng hồ từ lúc đặt hàng xong tới lúc nhận hàng! cụ thể là từ 16h hôm trước đật hàng, thì 11h hôm sau nhận hàng! mà rõ là kho hàng trong sài gòn, còn mình thì ngoài Bắc</text:p>
          </table:table-cell>
          <table:table-cell table:number-columns-repeated="16383"/>
        </table:table-row>
        <table:table-row table:style-name="ro1">
          <table:table-cell office:value-type="string" table:style-name="ce2">
            <text:p>Mình vừa nhận được sản phẩm này. Nhưng chuột không thể sử dụng được các tính năng của nút chuột giữa để mở tab mới hay tắt tab của chrome, khá là khó chịu vì mình dùng quen rồi. Mình không thấy có nói đến đặc điểm này trong giới thiệu sản phẩm</text:p>
          </table:table-cell>
          <table:table-cell table:number-columns-repeated="16383"/>
        </table:table-row>
        <table:table-row table:style-name="ro1">
          <table:table-cell office:value-type="string" table:style-name="ce2">
            <text:p>-Hình thức: đẹp, sang trọng, màu đen kết hợp xám lông chuột hợp với văn phòng. -Kết cấu: vừa tay cầm, cảm giác độ nặng tương đối -Chất liệu: có cảm tưởng dùng chất liệu chưa phải là tốt lắm, mặt đáy chuột dễ xước. -Chất lượng: các nút bấm ổn định, con quay tốt nhưng có lúc lỏng, lúc chặt, bắt cảm ứng nhạy, nhiều chức năng sử dụng độc đáo. Đảm bảo phù hợp với giá tiền.</text:p>
          </table:table-cell>
          <table:table-cell table:number-columns-repeated="16383"/>
        </table:table-row>
        <table:table-row table:style-name="ro1">
          <table:table-cell office:value-type="string" table:style-name="ce2">
            <text:p>Đóng gói cẩn thận, hộp còn nguyên tem dán. Có chút vấn đề khó hiểu là đế của chuột bị xước nhiều dù mới.</text:p>
          </table:table-cell>
          <table:table-cell table:number-columns-repeated="16383"/>
        </table:table-row>
        <table:table-row table:style-name="ro1">
          <table:table-cell office:value-type="string" table:style-name="ce2">
            <text:p>Mọi thứ đều tốt. Chỉ có điều khi mở hộp kiểm tra sản phẩm thì thấy phần dưới chỗ chân đế có dấu hiệu đã qua sử dụng. <text:s/>Thứ 2 là tất cả các số Serial, M/N, ID... giữa hộp và chuột không trùng nhau. Tuy nhiên khi sử dụng thì tốt. Nên mình có thể thông cảm cho 2 điều trên. Có thể là hàng bị khui để dán tem, <text:s/>và để kiểm tra nên khi bỏ vào hộp khác nên không trùng serial. <text:s/>Hi vọng sẽ ổn. <text:s/>Mong shop sẽ để ý khâu bỏ chuột vào đúng hộp để khách hàng yên tâm hơn.</text:p>
          </table:table-cell>
          <table:table-cell table:number-columns-repeated="16383"/>
        </table:table-row>
        <table:table-row table:style-name="ro1">
          <table:table-cell office:value-type="string" table:style-name="ce2">
            <text:p>Phần nhựa 4 góc nhìn không mượt, có vẻ bị trày nhưng không rõ do sản phẩm hay do đã qua sử dụng. Nhưng không sao, mình vẫn giữ xài luôn, vì trc sau gì nó cũng vậy mà. Xài tốt, êm, nhạy. Hy vọng sử dụng được lâu.</text:p>
          </table:table-cell>
          <table:table-cell table:number-columns-repeated="16383"/>
        </table:table-row>
        <table:table-row table:style-name="ro1">
          <table:table-cell office:value-type="string" table:style-name="ce2">
            <text:p>Chuột rất nhạy, có thể sử dụng tốt trên nhiều bề mặt. Mình rất thích chức năng Logitech Options, có thể tùy chọn chức năng cho các bộ phận thao tác của chuột. <text:s/>Điểm trừ thì đây là hàng refurbished, mã Model trên chuột khác với mã hộp. Tuy nhiên, vì chuột này xài khá đã tay nên có thể bỏ qua, miễn là sau này không hỏng vặt.</text:p>
          </table:table-cell>
          <table:table-cell table:number-columns-repeated="16383"/>
        </table:table-row>
        <table:table-row table:style-name="ro1">
          <table:table-cell office:value-type="string" table:style-name="ce2">
            <text:p>Tín hiệu nhận từ usb receiver có vẻ không ổn định nên pointer của chuột nhiều lúc nhảy lung tung, vừa sử dụng được 2 ngày, sẽ test kỹ hơn trên các máy tính khác xem có phải đây là 1 lỗi của chuột hay không, thời gian giao hàng rất nhanh, chưa đến 2h.</text:p>
          </table:table-cell>
          <table:table-cell table:number-columns-repeated="16383"/>
        </table:table-row>
        <table:table-row table:style-name="ro1">
          <table:table-cell office:value-type="string" table:style-name="ce2">
            <text:p>Trước đây dùng MX2 không tương thích, thỉnh thoảng hơi bị lag, không kết nối được bluetooth. Mua em 2S bluetooth nhận luôn, di chuyển mượt mà. Tuy nhiên tem chính hãng trên vỏ hộp đã bị cắt, có vẻ từ lâu. Chuột mới cong, nhưng 4 chân di có vết hơi xước</text:p>
          </table:table-cell>
          <table:table-cell table:number-columns-repeated="16383"/>
        </table:table-row>
        <table:table-row table:style-name="ro1">
          <table:table-cell office:value-type="string" table:style-name="ce2">
            <text:p>Cho mình hỏi là con lăn của chuột có nhiều loại hay sao mà mặc dù mình ki làm rơi nhưng lúc thì con lăn lăn từng khấc một lúc thì lăn 1 mạch không có cảm giác khấc. Ai giúp mình với</text:p>
          </table:table-cell>
          <table:table-cell table:number-columns-repeated="16383"/>
        </table:table-row>
        <table:table-row table:style-name="ro1">
          <table:table-cell office:value-type="string" table:style-name="ce2">
            <text:p>Chuột sử dụng tốt, nhiều tính năng (tuy còn kém hơn so với MX Master), nhỏ gọn. Bánh xe không có chức năng tự động chuyển chế độ cuộn như MX Master là một điểm trừ lớn. Tiki giao hàng nhanh, đúng hẹn.</text:p>
          </table:table-cell>
          <table:table-cell table:number-columns-repeated="16383"/>
        </table:table-row>
        <table:table-row table:style-name="ro1">
          <table:table-cell office:value-type="string" table:style-name="ce2">
            <text:p>serial trên chuột và trên hộp không giống nhau, chuột khá nhạy nhưng con lăn hơi fail</text:p>
          </table:table-cell>
          <table:table-cell table:number-columns-repeated="16383"/>
        </table:table-row>
        <table:table-row table:style-name="ro1">
          <table:table-cell office:value-type="string" table:style-name="ce2">
            <text:p>Chuột đầm, chắc chắn, di tốt trên kính. Phải config thêm nút chuột giữa hơi bất tiện. Phần mềm support tốt cho mac</text:p>
          </table:table-cell>
          <table:table-cell table:number-columns-repeated="16383"/>
        </table:table-row>
        <table:table-row table:style-name="ro1">
          <table:table-cell office:value-type="string" table:style-name="ce2">
            <text:p>số sn trên vỏ hộp không khớp với chuột. chuột dùng tốt, êm tay, ít bám mồ hôi tay, tùy biến nhiều.</text:p>
          </table:table-cell>
          <table:table-cell table:number-columns-repeated="16383"/>
        </table:table-row>
        <table:table-row table:style-name="ro1">
          <table:table-cell office:value-type="string" table:style-name="ce2">
            <text:p>Logiteck khỏi phải bàn hàng ngon, ngon nhứt là không cần mua pin AAA gắn vào, Pin sạc dễ xài Tiki giao hàng nhanh trong 2 tiếng quá nhanh quá nguy hiểm</text:p>
          </table:table-cell>
          <table:table-cell table:number-columns-repeated="16383"/>
        </table:table-row>
        <table:table-row table:style-name="ro1">
          <table:table-cell office:value-type="string" table:style-name="ce2">
            <text:p>mình mới nhận hàng nhưng gặp vấn đề không kết nối được bằng cổng usb , bluetooth thì hoạt động bình thường, cần tiki hỗ trợ ạ</text:p>
          </table:table-cell>
          <table:table-cell table:number-columns-repeated="16383"/>
        </table:table-row>
        <table:table-row table:style-name="ro1">
          <table:table-cell office:value-type="string" table:style-name="ce2">
            <text:p>mình mới mua chuột này, nó khá nhỏ so với tay của mình, giờ mình trả lại được không nhỉ</text:p>
          </table:table-cell>
          <table:table-cell table:number-columns-repeated="16383"/>
        </table:table-row>
        <table:table-row table:style-name="ro1">
          <table:table-cell office:value-type="string" table:style-name="ce2">
            <text:p>Vừa nhận hàng xong, dùng thử 2 tiếng thấy khá tốt, chuột thông minh tùy trỉnh được nhiều chức năng điều khiển Media.</text:p>
          </table:table-cell>
          <table:table-cell table:number-columns-repeated="16383"/>
        </table:table-row>
        <table:table-row table:style-name="ro1">
          <table:table-cell office:value-type="string" table:style-name="ce2">
            <text:p>Sản phẩm tốt, Giao hàng nhanh Đóng gói cẩn thận Không thích vị trí dán tem bảo hành lắm</text:p>
          </table:table-cell>
          <table:table-cell table:number-columns-repeated="16383"/>
        </table:table-row>
        <table:table-row table:style-name="ro1">
          <table:table-cell office:value-type="string" table:style-name="ce2">
            <text:p>giá rẻ nhưng chất lương tốt, nên mua nếu có nhu cầu dùng đơn giản</text:p>
          </table:table-cell>
          <table:table-cell table:number-columns-repeated="16383"/>
        </table:table-row>
        <table:table-row table:style-name="ro1">
          <table:table-cell office:value-type="string" table:style-name="ce2">
            <text:p>Hàng tốt,chính hãng ,chế độ bảo hành và giao hàng rất ok,🥰🥰🥰</text:p>
          </table:table-cell>
          <table:table-cell table:number-columns-repeated="16383"/>
        </table:table-row>
        <table:table-row table:style-name="ro1">
          <table:table-cell office:value-type="string" table:style-name="ce2">
            <text:p>Chuột này dùng khá thích, giao hàng nhanh chóng, tem mác đầy đủ.</text:p>
          </table:table-cell>
          <table:table-cell table:number-columns-repeated="16383"/>
        </table:table-row>
        <table:table-row table:style-name="ro1">
          <table:table-cell office:value-type="string" table:style-name="ce2">
            <text:p>logitech là loại chuột tầm giá nào cũng tốt. Chuột chạy được trên cả mặt kính trong suốt</text:p>
          </table:table-cell>
          <table:table-cell table:number-columns-repeated="16383"/>
        </table:table-row>
        <table:table-row table:style-name="ro1">
          <table:table-cell office:value-type="string" table:style-name="ce2">
            <text:p>Mới xài được 1 tháng. Chuột hơi nhỏ, còn lại thì đều ổn.</text:p>
          </table:table-cell>
          <table:table-cell table:number-columns-repeated="16383"/>
        </table:table-row>
        <table:table-row table:style-name="ro1">
          <table:table-cell office:value-type="string" table:style-name="ce2">
            <text:p>Sản phẩm sử dụng tốt, tuy nhiên khi đã có dấu hiệu sử dụng trước khi giao đến khách hàng</text:p>
          </table:table-cell>
          <table:table-cell table:number-columns-repeated="16383"/>
        </table:table-row>
        <table:table-row table:style-name="ro1">
          <table:table-cell office:value-type="string" table:style-name="ce2">
            <text:p>Chuột dùng tốt. Pair nhanh chuyển tb nhanh</text:p>
          </table:table-cell>
          <table:table-cell table:number-columns-repeated="16383"/>
        </table:table-row>
        <table:table-row table:style-name="ro1">
          <table:table-cell office:value-type="string" table:style-name="ce2">
            <text:p>SP tốt nhưng vận chuyển quá chậm..…...........................</text:p>
          </table:table-cell>
          <table:table-cell table:number-columns-repeated="16383"/>
        </table:table-row>
        <table:table-row table:style-name="ro1">
          <table:table-cell office:value-type="string" table:style-name="ce2">
            <text:p>Dùng bằng bluetooth liên tục khoảng 5 tiếng tự động ngắt kết nối, có thể do phần mềm.</text:p>
          </table:table-cell>
          <table:table-cell table:number-columns-repeated="16383"/>
        </table:table-row>
        <table:table-row table:style-name="ro1">
          <table:table-cell office:value-type="string" table:style-name="ce2">
            <text:p>Sử dụng rất tiện và rất êm tay. Giao hàng nhanh chóng và đóng gói cẩn thận.</text:p>
          </table:table-cell>
          <table:table-cell table:number-columns-repeated="16383"/>
        </table:table-row>
        <table:table-row table:style-name="ro1">
          <table:table-cell office:value-type="string" table:style-name="ce2">
            <text:p>Hàng đúng chất lượng. Thời gian giao hàng hơi dài.</text:p>
          </table:table-cell>
          <table:table-cell table:number-columns-repeated="16383"/>
        </table:table-row>
        <table:table-row table:style-name="ro1">
          <table:table-cell office:value-type="string" table:style-name="ce2">
            <text:p>âm thanh lớn hơn so với kỳ vọng, thiết kế đẹp, hàng nguyên siêu, lại được free ship mà còn ship siêu nhanh. Ban đầu tưởng BH 12 tháng nhưng hóa ra được có 3 tháng nên chỉ 4 sao thôi nha shop. Nhưng highly recommend, đang suy nghĩ phải mua thêm 1 con nữa mà đang lăn tăn mua Max hay Hub</text:p>
          </table:table-cell>
          <table:table-cell table:number-columns-repeated="16383"/>
        </table:table-row>
        <table:table-row table:style-name="ro1">
          <table:table-cell office:value-type="string" table:style-name="ce2">
            <text:p>Dùng ok. Cơ mà dán cái tem bảo hành hâm quá, ngay góc lồi, lúc nào cũng chực bong ra <text:s/>)</text:p>
          </table:table-cell>
          <table:table-cell table:number-columns-repeated="16383"/>
        </table:table-row>
        <table:table-row table:style-name="ro1">
          <table:table-cell office:value-type="string" table:style-name="ce2">
            <text:p>Dùng với macbook có khi delay chút xíu</text:p>
          </table:table-cell>
          <table:table-cell table:number-columns-repeated="16383"/>
        </table:table-row>
        <table:table-row table:style-name="ro1">
          <table:table-cell office:value-type="string" table:style-name="ce2">
            <text:p>Sản phẩm tốt. Tuy nhiên số serial trên bao bì không trùng với số trên chuột</text:p>
          </table:table-cell>
          <table:table-cell table:number-columns-repeated="16383"/>
        </table:table-row>
        <table:table-row table:style-name="ro1">
          <table:table-cell office:value-type="string" table:style-name="ce2">
            <text:p>ok, hàng chính hãng, nguyên seal, đóng gói cẩn thận. Chờ mỗi phần mềm hỗ trợ lại có Tiếng Việt.</text:p>
          </table:table-cell>
          <table:table-cell table:number-columns-repeated="16383"/>
        </table:table-row>
        <table:table-row table:style-name="ro1">
          <table:table-cell office:value-type="string" table:style-name="ce2">
            <text:p>Cài đặt mọi thứ đều tốt. Giao nhanh trong 3 gio. Nhưng sao không thấy hoá đơn mua hàng shop ơi?? <text:s text:c="2"/>Shop hướng dẫn kêt nối với smart TV nhé?</text:p>
          </table:table-cell>
          <table:table-cell table:number-columns-repeated="16383"/>
        </table:table-row>
        <table:table-row table:style-name="ro1">
          <table:table-cell office:value-type="string" table:style-name="ce2">
            <text:p>Mình cài Google home rồi, mình dùng Tiếng Anh không sao , nhưng chủ yếu cho bé để bé nói tiếng Việt yêu cầu google mà không biết làm sao hết trơn</text:p>
          </table:table-cell>
          <table:table-cell table:number-columns-repeated="16383"/>
        </table:table-row>
        <table:table-row table:style-name="ro1">
          <table:table-cell office:value-type="string" table:style-name="ce2">
            <text:p>Đã nhận được hàng, còn nguyên seal. Cảm nhận ban đầu tốt. Nhưng cài mãi vẫn không được, nhờ tiki hỗ trợ hướng dẫn cách cài với</text:p>
          </table:table-cell>
          <table:table-cell table:number-columns-repeated="16383"/>
        </table:table-row>
        <table:table-row table:style-name="ro1">
          <table:table-cell office:value-type="string" table:style-name="ce2">
            <text:p>Vận chuyển tốt; Sản phẩm đúng mẫu mã; Hoạt động tốt; Giao hàng nhanh! <text:s/>Vì chưa cài được tiếng Việt nên cho 4 sao.</text:p>
          </table:table-cell>
          <table:table-cell table:number-columns-repeated="16383"/>
        </table:table-row>
        <table:table-row table:style-name="ro1">
          <table:table-cell office:value-type="string" table:style-name="ce2">
            <text:p>Em mới mua mà cài đặt không được ai biết chỉ em với 0903329853</text:p>
          </table:table-cell>
          <table:table-cell table:number-columns-repeated="16383"/>
        </table:table-row>
        <table:table-row table:style-name="ro1">
          <table:table-cell office:value-type="string" table:style-name="ce2">
            <text:p>Sản phẩm được bao bọc kỹ càng, nhìn chất lượng nhưng giao hàng hơi trễ so với thời gian hẹn của chương trình</text:p>
          </table:table-cell>
          <table:table-cell table:number-columns-repeated="16383"/>
        </table:table-row>
        <table:table-row table:style-name="ro1">
          <table:table-cell office:value-type="string" table:style-name="ce2">
            <text:p>giá thì ổn, kết nối rồi nhưng không điều khiển được bằng giọng nói, mong shop có thể hỗ trợ cho khách hàng.</text:p>
          </table:table-cell>
          <table:table-cell table:number-columns-repeated="16383"/>
        </table:table-row>
        <table:table-row table:style-name="ro1">
          <table:table-cell office:value-type="string" table:style-name="ce2">
            <text:p>Mình đã nhận <text:s/>hàng, nhờ shop hướng dẫn mình cài đặt tiếng Việt.Mày mò miết mà không được</text:p>
          </table:table-cell>
          <table:table-cell table:number-columns-repeated="16383"/>
        </table:table-row>
        <table:table-row table:style-name="ro1">
          <table:table-cell office:value-type="string" table:style-name="ce2">
            <text:p>sp cảm quan tốt, chưa sd, sd rồi đánh giá thêm......</text:p>
          </table:table-cell>
          <table:table-cell table:number-columns-repeated="16383"/>
        </table:table-row>
        <table:table-row table:style-name="ro1">
          <table:table-cell office:value-type="string" table:style-name="ce2">
            <text:p>Hiên tại Google không hỗ trợ tiếng việt, mình đang sd US</text:p>
          </table:table-cell>
          <table:table-cell table:number-columns-repeated="16383"/>
        </table:table-row>
        <table:table-row table:style-name="ro1">
          <table:table-cell office:value-type="string" table:style-name="ce2">
            <text:p>sản phẩm oke giao nhanh nhưng k có tiếng việt hơi buồn cho những ng k bt tiếng anh</text:p>
          </table:table-cell>
          <table:table-cell table:number-columns-repeated="16383"/>
        </table:table-row>
        <table:table-row table:style-name="ro1">
          <table:table-cell office:value-type="string" table:style-name="ce2">
            <text:p>Loa nghe tốt.mong google sớm có bản tiếng việt để dễ dàng sử dụng</text:p>
          </table:table-cell>
          <table:table-cell table:number-columns-repeated="16383"/>
        </table:table-row>
        <table:table-row table:style-name="ro1">
          <table:table-cell office:value-type="string" table:style-name="ce2">
            <text:p>sản phẩm tốt full box nhưng không cài được tiếng việt. mong shop hỗ trợ ạ</text:p>
          </table:table-cell>
          <table:table-cell table:number-columns-repeated="16383"/>
        </table:table-row>
        <table:table-row table:style-name="ro1">
          <table:table-cell office:value-type="string" table:style-name="ce2">
            <text:p>sản phẩm bền, đẹp, sử dụng dễ dàng tiện dụng. có thêm chế độ tự động tắt chuột khi tắt máy tính thì quá tuyệt</text:p>
          </table:table-cell>
          <table:table-cell table:number-columns-repeated="16383"/>
        </table:table-row>
        <table:table-row table:style-name="ro1">
          <table:table-cell office:value-type="string" table:style-name="ce2">
            <text:p>Chuyển ngôn ngữ trợ lý ảo sang tiếng việt mãi không được</text:p>
          </table:table-cell>
          <table:table-cell table:number-columns-repeated="16383"/>
        </table:table-row>
        <table:table-row table:style-name="ro1">
          <table:table-cell office:value-type="string" table:style-name="ce2">
            <text:p>Đẹp tiện lợi, có thể luyện nói tiếng Anh. Giá ổn.....</text:p>
          </table:table-cell>
          <table:table-cell table:number-columns-repeated="16383"/>
        </table:table-row>
        <table:table-row table:style-name="ro1">
          <table:table-cell office:value-type="string" table:style-name="ce2">
            <text:p>tiếc mỗi khoản google không hỗ trợ tiếng Việt</text:p>
          </table:table-cell>
          <table:table-cell table:number-columns-repeated="16383"/>
        </table:table-row>
        <table:table-row table:style-name="ro1">
          <table:table-cell office:value-type="string" table:style-name="ce2">
            <text:p>Sử dụng oke. Không cài được tiếng việt nhé</text:p>
          </table:table-cell>
          <table:table-cell table:number-columns-repeated="16383"/>
        </table:table-row>
        <table:table-row table:style-name="ro1">
          <table:table-cell office:value-type="string" table:style-name="ce2">
            <text:p>oke. nhưng mà chưa cập nhật tiếng việt</text:p>
          </table:table-cell>
          <table:table-cell table:number-columns-repeated="16383"/>
        </table:table-row>
        <table:table-row table:style-name="ro1">
          <table:table-cell office:value-type="string" table:style-name="ce2">
            <text:p>không sử dụng được tiếng việt.</text:p>
          </table:table-cell>
          <table:table-cell table:number-columns-repeated="16383"/>
        </table:table-row>
        <table:table-row table:style-name="ro1">
          <table:table-cell office:value-type="string" table:style-name="ce2">
            <text:p>Giao hàng hơi lâu, loa chuẩn nguyên siuu</text:p>
          </table:table-cell>
          <table:table-cell table:number-columns-repeated="16383"/>
        </table:table-row>
        <table:table-row table:style-name="ro1">
          <table:table-cell office:value-type="string" table:style-name="ce2">
            <text:p>Gọn nhẹ, tiện dụng, thông minh</text:p>
          </table:table-cell>
          <table:table-cell table:number-columns-repeated="16383"/>
        </table:table-row>
        <table:table-row table:style-name="ro1">
          <table:table-cell office:value-type="string" table:style-name="ce2">
            <text:p>Không cài được tiếng việt</text:p>
          </table:table-cell>
          <table:table-cell table:number-columns-repeated="16383"/>
        </table:table-row>
        <table:table-row table:style-name="ro1">
          <table:table-cell office:value-type="string" table:style-name="ce2">
            <text:p>Góp ý vài nhận xét cho các bạn định mua. <text:s/>Điểm tốt: 1. Tai nghe hay. Kết nối nhanh. Pin trâu 2. Nút bấm vật lý nên ít bị loạn khi lỡ chạm tới 3. Thiết kế gọn đẹp.đeo Chắc chắn. <text:s/>Điểm trừ 1. Chắc là điểm trừ chung mấy dòng tai nghe này. Đeo nghe trả lời cuộc gọi ở văn phòng hoặc nhà thì ok. Còn chạy xe ngoài đường thì nó ngáo luôn. không thu âm được. ( bên kia nghe nhiễu hoặc khó nghe. Hoặc thu âm khác. không thu âm phân mình đang nói chuyện)</text:p>
          </table:table-cell>
          <table:table-cell table:number-columns-repeated="16383"/>
        </table:table-row>
        <table:table-row table:style-name="ro1">
          <table:table-cell office:value-type="string" table:style-name="ce2">
            <text:p>Ưu điểm: <text:s/>Giao hàng nhanh <text:s/>Kết nối nhanh hộp mới nguyên seal Pin trâu Nhược điểm: <text:s/>K hiểu sao mình xem nhận xét của mn thì thấy âm thanh mn review hay, bass ấm, loa to mà của mình k thấy to lắm. Bass k rõ chỉ thấy tress. Đeo hơi đau tai. <text:s/>Mong được tiki giải đáp</text:p>
          </table:table-cell>
          <table:table-cell table:number-columns-repeated="16383"/>
        </table:table-row>
        <table:table-row table:style-name="ro1">
          <table:table-cell office:value-type="string" table:style-name="ce2">
            <text:p>Sản phẩm mình dùng đến giờ hơn nửa năm rồi. Dùng rất tốt. Tuy nhiên, sản phẩm không có logo như trong hình (có chút thất vọng), và khi click chuột trái phải thì hơi có âm thanh 1 tí (vì mình hay dùng vào ban đêm, nên âm thanh hơi rõ, còn nếu dùng ban ngày thì bình thường nhé)</text:p>
          </table:table-cell>
          <table:table-cell table:number-columns-repeated="16383"/>
        </table:table-row>
        <table:table-row table:style-name="ro1">
          <table:table-cell office:value-type="string" table:style-name="ce2">
            <text:p>Mình nhận được chuột và đang dùng thử. Thấy khá tốt. Nhưng mình thắc mắc là, khi mình mở hộp tiki và lấy chuột ra thì thấy phía sau đồ đựng chuột -"chuột đã bị mở hộp". Mình không biết do bên tiki mở ra để kiểm tra chất lượng hay chuột này đã qua sử dụng?</text:p>
          </table:table-cell>
          <table:table-cell table:number-columns-repeated="16383"/>
        </table:table-row>
        <table:table-row table:style-name="ro1">
          <table:table-cell office:value-type="string" table:style-name="ce2">
            <text:p>Mình đã nhận được sản phẩm hôm qua. Chậm 3 ngày so với dự kiến (mình dùng Tiki Now, đáng nhẽ nhận được ngày thứ 6). Chuột hợp với nữ, người dùng văn phòng nhẹ nhàng. Cảm nhận ban đầu là rê chuột chính xác, click nhẹ nhàng.</text:p>
          </table:table-cell>
          <table:table-cell table:number-columns-repeated="16383"/>
        </table:table-row>
        <table:table-row table:style-name="ro1">
          <table:table-cell office:value-type="string" table:style-name="ce2">
            <text:p>Dịch vụ Tiki khá tốt. Giao hàng nhanh. Đặt 11h trưa mà 16h là nhận được rồi. Phần tai nghe bass tốt. Nhưng 1 nhược điểm là hay mất kết nối 1 bên. Phải reset lại. Tốn thời gian.</text:p>
          </table:table-cell>
          <table:table-cell table:number-columns-repeated="16383"/>
        </table:table-row>
        <table:table-row table:style-name="ro1">
          <table:table-cell office:value-type="string" table:style-name="ce2">
            <text:p>Đi ngoài đường gọi điện thoại/Zalo là đầu bên kia không nghe được mình nói gì luôn. Còn lại tai nghe tốt. Thêm điểm trừ mua hàng của Tiki Trading không có kèm hướng dẫn sử dụng bằng tiếng Việt như các nhà bán hàng khác.</text:p>
          </table:table-cell>
          <table:table-cell table:number-columns-repeated="16383"/>
        </table:table-row>
        <table:table-row table:style-name="ro1">
          <table:table-cell office:value-type="string" table:style-name="ce2">
            <text:p>chuột nhạy và mượt xài rất oke, khuyến khích mọi người nên mua con này xài nếu k có nhu cầu về chơi game cao siêu các kiểu, chứ đừng vì ham rẻ mà mua con chuột mấy chục nghìn về vài bữa liệt hết á.</text:p>
          </table:table-cell>
          <table:table-cell table:number-columns-repeated="16383"/>
        </table:table-row>
        <table:table-row table:style-name="ro1">
          <table:table-cell office:value-type="string" table:style-name="ce2">
            <text:p>Mình có dùng 1 con chuột này ở công ty thấy tốt nên đặt thêm trên Tiki để dùng ở nhà, nói chung gọn, nhẹ, nhạy, dùng vẽ kỹ thuật tốt và đỡ mỏi tay, dây hơi ngắn một chút. Do đặc thù công việc dùng chuột rất nhiều và mình đã xài qua nhiều con chuột thì ưng ý nhất con chuột này trong tầm tiền, dĩ nhiên vẫn có những con tốt hơn nhưng giá cao.</text:p>
            <text:p>Sản phẩm được đóng gói cẩn thận, giao hàng nhanh, đặt sáng hôm trước thì sáng hôm sau đã nhận được hàng.</text:p>
          </table:table-cell>
          <table:table-cell table:number-columns-repeated="16383"/>
        </table:table-row>
        <table:table-row table:style-name="ro1">
          <table:table-cell office:value-type="string" table:style-name="ce2">
            <text:p>chuột logitech hoàn toàn ok, hợp với giá tiền, chuột nhạy, nhẹ, k mỏi khi di chuyển nhiều, nước sơn đẹp, bao bì đẹp, tuyệt vời. thiết kế có hơi dẹp 1 chút, thích hợp cho người tay nhỏ</text:p>
          </table:table-cell>
          <table:table-cell table:number-columns-repeated="16383"/>
        </table:table-row>
        <table:table-row table:style-name="ro1">
          <table:table-cell office:value-type="string" table:style-name="ce2">
            <text:p>Đã nhận được hàng. Không hiểu sao đôi lúc mình vẫn nghe tiếng rè, không biết có phải là lỗi của sản phẩm không?</text:p>
          </table:table-cell>
          <table:table-cell table:number-columns-repeated="16383"/>
        </table:table-row>
        <table:table-row table:style-name="ro1">
          <table:table-cell office:value-type="string" table:style-name="ce2">
            <text:p>Giao hàng nhanh, chuột dùng tốt, độ bền chưa biết thế nào. <text:s/>Chuột hơi nhẹ, phù hợp các bạn nữ hơn.</text:p>
          </table:table-cell>
          <table:table-cell table:number-columns-repeated="16383"/>
        </table:table-row>
        <table:table-row table:style-name="ro1">
          <table:table-cell office:value-type="string" table:style-name="ce2">
            <text:p>Chuột cảm ứng khá tốt, nhưng con lăn rất nhại và nhẹ ( lăn chuột giữa nhưng không có cảm giác đang lăn luôn) không biết phải do lỗi sản phẩm hay do thiết kế như vậy</text:p>
          </table:table-cell>
          <table:table-cell table:number-columns-repeated="16383"/>
        </table:table-row>
        <table:table-row table:style-name="ro1">
          <table:table-cell office:value-type="string" table:style-name="ce2">
            <text:p>Nhà sản xuất báo tai nghe khi sạc đầy có thể sử dụng liên tục 4 tiếng mỗi bên tai nhỉ. Trải nghiệm thực tế thấy nghe hơn 1 tiếng đã hết pin rồi <text:s/>(</text:p>
          </table:table-cell>
          <table:table-cell table:number-columns-repeated="16383"/>
        </table:table-row>
        <table:table-row table:style-name="ro1">
          <table:table-cell office:value-type="string" table:style-name="ce2">
            <text:p>Tiki giao hàng nhanh, đóng gói cẩn thận. Tai nghe kết nối dễ dàng, âm thanh tốt, bass rất khá nhưng âm lượng hơi nhỏ nhưng vẫn đủ nghe.</text:p>
          </table:table-cell>
          <table:table-cell table:number-columns-repeated="16383"/>
        </table:table-row>
        <table:table-row table:style-name="ro1">
          <table:table-cell office:value-type="string" table:style-name="ce2">
            <text:p>Đã nhận hàng, rất nhanh. Hài lòng về phần này, còn về phần chất lượng thì để sử dụng rồi đánh giá tiếp. Cảm ơn shop.</text:p>
          </table:table-cell>
          <table:table-cell table:number-columns-repeated="16383"/>
        </table:table-row>
        <table:table-row table:style-name="ro1">
          <table:table-cell office:value-type="string" table:style-name="ce2">
            <text:p>Với tầm giá 149k thì con chuột này khá ổn để sử dụng. Dùng cho công việc văn phòng, lướt web thì ok. Tuy nhiên nếu sử dụng cho việc vẽ đồ họa thì không được nhạy lắm. vẫn hơi giật giật.</text:p>
          </table:table-cell>
          <table:table-cell table:number-columns-repeated="16383"/>
        </table:table-row>
        <table:table-row table:style-name="ro1">
          <table:table-cell office:value-type="string" table:style-name="ce2">
            <text:p>Mình đã nhận được chuột theo dịch vụ giao hàng siêu nhanh của tiki, rất nhanh, tiện lợi. Chuột nhỏ nhắn, mới cầm hơi nhỏ so với tay, nhưng dùng lâu sẽ quen, nút bấm ổn. Thank tiki</text:p>
          </table:table-cell>
          <table:table-cell table:number-columns-repeated="16383"/>
        </table:table-row>
        <table:table-row table:style-name="ro1">
          <table:table-cell office:value-type="string" table:style-name="ce2">
            <text:p>mình từng xài rồi. thấy xài tốt nên mua thêm. con cũ mình xài cũng hơn 1 năm mà vẫn còn tốt. mình mua con này cũng khá lâu rồi đến giờ vẫn dùng ưng ý</text:p>
          </table:table-cell>
          <table:table-cell table:number-columns-repeated="16383"/>
        </table:table-row>
        <table:table-row table:style-name="ro1">
          <table:table-cell office:value-type="string" table:style-name="ce2">
            <text:p>Mình kết nối với iphone 7 plus thì nghe khá mượt tuy nhiên kết nối với laptop thì nghe bị chập chờn lúc có tiếng lúc không có.</text:p>
          </table:table-cell>
          <table:table-cell table:number-columns-repeated="16383"/>
        </table:table-row>
        <table:table-row table:style-name="ro1">
          <table:table-cell office:value-type="string" table:style-name="ce2">
            <text:p>Nếu mua để nghe tin tức thì được, còn nếu bạn thiên về nghe nhạc thì đây không phải là sự lựa chọn tốt</text:p>
          </table:table-cell>
          <table:table-cell table:number-columns-repeated="16383"/>
        </table:table-row>
        <table:table-row table:style-name="ro1">
          <table:table-cell office:value-type="string" table:style-name="ce2">
            <text:p>tạm ổn trong tầm giá. tai nhỏ sẽ khó dùng. max volume sẽ bị rè. dễ sử dụng.</text:p>
          </table:table-cell>
          <table:table-cell table:number-columns-repeated="16383"/>
        </table:table-row>
        <table:table-row table:style-name="ro1">
          <table:table-cell office:value-type="string" table:style-name="ce2">
            <text:p>mua lâu rồi nhưng giờ mới viết nhận xét, xài thì ok, nhưng lướt không như ý mình muốn cho lắm, cứ quá khoảng cách mà mình muốn dừng lại ý</text:p>
          </table:table-cell>
          <table:table-cell table:number-columns-repeated="16383"/>
        </table:table-row>
        <table:table-row table:style-name="ro1">
          <table:table-cell office:value-type="string" table:style-name="ce2">
            <text:p>chuột ok, màu đỏ nổi bật, nhưng không có logo cái hình bóng đèn phát sáng của logitech như trong hình, không bít fai hàng Tung Cua nhái hay không, nhưng xài ok, chưa bít được bền lâu không</text:p>
          </table:table-cell>
          <table:table-cell table:number-columns-repeated="16383"/>
        </table:table-row>
        <table:table-row table:style-name="ro1">
          <table:table-cell office:value-type="string" table:style-name="ce2">
            <text:p>Nghe nhạc ok.</text:p>
          </table:table-cell>
          <table:table-cell table:number-columns-repeated="16383"/>
        </table:table-row>
        <table:table-row table:style-name="ro1">
          <table:table-cell office:value-type="string" table:style-name="ce2">
            <text:p>chép được, mà bass hơi dở, 4 sao thôi. Mà giao nhanh ghê, đặt thứ 5, thứ 6 có liền</text:p>
          </table:table-cell>
          <table:table-cell table:number-columns-repeated="16383"/>
        </table:table-row>
        <table:table-row table:style-name="ro1">
          <table:table-cell office:value-type="string" table:style-name="ce2">
            <text:p>tai nghe chất âm khá tốt ok, nhưng đôi khi đang nghe thì bị nhiễu, một vài lần bị méo âm thanh!</text:p>
          </table:table-cell>
          <table:table-cell table:number-columns-repeated="16383"/>
        </table:table-row>
        <table:table-row table:style-name="ro1">
          <table:table-cell office:value-type="string" table:style-name="ce2">
            <text:p>nghe ổn, có lúc tiếng 2 bên không đều nhưng chắc là do 2 tai chưa kết nối hẳn. bõ tiền</text:p>
          </table:table-cell>
          <table:table-cell table:number-columns-repeated="16383"/>
        </table:table-row>
        <table:table-row table:style-name="ro1">
          <table:table-cell office:value-type="string" table:style-name="ce2">
            <text:p>nghe laptop giật lác. Điện thoại thì ổn hơn nhưng lâu lâu cũng có nghe rít nhẹ</text:p>
          </table:table-cell>
          <table:table-cell table:number-columns-repeated="16383"/>
        </table:table-row>
        <table:table-row table:style-name="ro1">
          <table:table-cell office:value-type="string" table:style-name="ce2">
            <text:p>Sản phẩm chính hãng, âm thanh không được đặc sắc lắm dải treble lấn bass khá nhiều</text:p>
          </table:table-cell>
          <table:table-cell table:number-columns-repeated="16383"/>
        </table:table-row>
        <table:table-row table:style-name="ro1">
          <table:table-cell office:value-type="string" table:style-name="ce2">
            <text:p>dùng ok, giá như dòng này tiếp nối được chuột logitech tiger thì hoàn hảo.</text:p>
          </table:table-cell>
          <table:table-cell table:number-columns-repeated="16383"/>
        </table:table-row>
        <table:table-row table:style-name="ro1">
          <table:table-cell office:value-type="string" table:style-name="ce2">
            <text:p>Chuột khá nhỏ, phù hợp với phái nữ.Tay mình khá lớn mua về xong xD luôn đem qua cho con cháu<text:s/></text:p>
          </table:table-cell>
          <table:table-cell table:number-columns-repeated="16383"/>
        </table:table-row>
        <table:table-row table:style-name="ro1">
          <table:table-cell office:value-type="string" table:style-name="ce2">
            <text:p>Giao hành nhanh, xài được, kích thước nhỏ gọn, về lâu dài thì chưa biết ra sao. Nói chung hài lòng.</text:p>
          </table:table-cell>
          <table:table-cell table:number-columns-repeated="16383"/>
        </table:table-row>
        <table:table-row table:style-name="ro1">
          <table:table-cell office:value-type="string" table:style-name="ce2">
            <text:p>Hàng ship đến sớm, trông chất lượng cũng khá ổn</text:p>
          </table:table-cell>
          <table:table-cell table:number-columns-repeated="16383"/>
        </table:table-row>
        <table:table-row table:style-name="ro1">
          <table:table-cell office:value-type="string" table:style-name="ce2">
            <text:p>chuột có mầu đẹp, nhẹ, nhậy, rất ưng ý chỉ không biết có bền không thôi. nên mua</text:p>
          </table:table-cell>
          <table:table-cell table:number-columns-repeated="16383"/>
        </table:table-row>
        <table:table-row table:style-name="ro1">
          <table:table-cell office:value-type="string" table:style-name="ce2">
            <text:p>Ổn trong tầm giá, không thể bắt nó xịn được</text:p>
          </table:table-cell>
          <table:table-cell table:number-columns-repeated="16383"/>
        </table:table-row>
        <table:table-row table:style-name="ro1">
          <table:table-cell office:value-type="string" table:style-name="ce2">
            <text:p>Âm micro rất nhỏ, đầu bên kia không nghe được, nhờ kiểm tra lại dùm nhé</text:p>
          </table:table-cell>
          <table:table-cell table:number-columns-repeated="16383"/>
        </table:table-row>
        <table:table-row table:style-name="ro1">
          <table:table-cell office:value-type="string" table:style-name="ce2">
            <text:p>Chất lựơng sản phẩm chấp nhận được với giá tiền. Cảm ơn Tiki<text:s text:c="2"/></text:p>
          </table:table-cell>
          <table:table-cell table:number-columns-repeated="16383"/>
        </table:table-row>
        <table:table-row table:style-name="ro1">
          <table:table-cell office:value-type="string" table:style-name="ce2">
            <text:p>bị lỗi khi nhận sản phẩm, đang chờ đổi trả. hi vọng sẽ ổn.</text:p>
          </table:table-cell>
          <table:table-cell table:number-columns-repeated="16383"/>
        </table:table-row>
        <table:table-row table:style-name="ro1">
          <table:table-cell office:value-type="string" table:style-name="ce2">
            <text:p>lâu lâu bị giật giật rè <text:s/>nhưng nhìn chung rất ngon pin nhiều</text:p>
          </table:table-cell>
          <table:table-cell table:number-columns-repeated="16383"/>
        </table:table-row>
        <table:table-row table:style-name="ro1">
          <table:table-cell office:value-type="string" table:style-name="ce2">
            <text:p>nghe từ smartphone thì hay. nghe từ laptop có lúc bị nhiễu sóng</text:p>
          </table:table-cell>
          <table:table-cell table:number-columns-repeated="16383"/>
        </table:table-row>
        <table:table-row table:style-name="ro1">
          <table:table-cell office:value-type="string" table:style-name="ce2">
            <text:p>tai nghe hoàn thiện tốt, chất âm ổn, nút vật lý hơi khó chịu</text:p>
          </table:table-cell>
          <table:table-cell table:number-columns-repeated="16383"/>
        </table:table-row>
        <table:table-row table:style-name="ro1">
          <table:table-cell office:value-type="string" table:style-name="ce2">
            <text:p>Sản phẩm xài khá tốt, cầm vừa tay, tiki đóng gói cẩn thận, mình rất hài lòng.<text:s/></text:p>
          </table:table-cell>
          <table:table-cell table:number-columns-repeated="16383"/>
        </table:table-row>
        <table:table-row table:style-name="ro1">
          <table:table-cell office:value-type="string" table:style-name="ce2">
            <text:p>Mới dùng thử thấy OK, để theo dõi tiếp Chuột Có Dây Logitech M105</text:p>
          </table:table-cell>
          <table:table-cell table:number-columns-repeated="16383"/>
        </table:table-row>
        <table:table-row table:style-name="ro1">
          <table:table-cell office:value-type="string" table:style-name="ce2">
            <text:p>chuột xài vừa đủ vs nhu cầu thông thường, sẻ ủng hộ trong tương lai</text:p>
          </table:table-cell>
          <table:table-cell table:number-columns-repeated="16383"/>
        </table:table-row>
        <table:table-row table:style-name="ro1">
          <table:table-cell office:value-type="string" table:style-name="ce2">
            <text:p>nghe tạm ổn. chỉ có vấn đề hơi bị lỏng tai</text:p>
          </table:table-cell>
          <table:table-cell table:number-columns-repeated="16383"/>
        </table:table-row>
        <table:table-row table:style-name="ro1">
          <table:table-cell office:value-type="string" table:style-name="ce2">
            <text:p>Sản phẩm nghe rất tốt nhưng nó dễ bị rớt ra khi di chuyển</text:p>
          </table:table-cell>
          <table:table-cell table:number-columns-repeated="16383"/>
        </table:table-row>
        <table:table-row table:style-name="ro1">
          <table:table-cell office:value-type="string" table:style-name="ce2">
            <text:p>thiết kế đẹp, âm thanh nghe trong và rõ. phù hợp vs tầm già</text:p>
          </table:table-cell>
          <table:table-cell table:number-columns-repeated="16383"/>
        </table:table-row>
        <table:table-row table:style-name="ro1">
          <table:table-cell office:value-type="string" table:style-name="ce2">
            <text:p>giao hàng nhanh,chất lương chấp nhận theo tầm giá</text:p>
          </table:table-cell>
          <table:table-cell table:number-columns-repeated="16383"/>
        </table:table-row>
        <table:table-row table:style-name="ro1">
          <table:table-cell office:value-type="string" table:style-name="ce2">
            <text:p>Dùng khá ổn với mức giá hiện tại! Chưa thấy có vấn đề gi</text:p>
          </table:table-cell>
          <table:table-cell table:number-columns-repeated="16383"/>
        </table:table-row>
        <table:table-row table:style-name="ro1">
          <table:table-cell office:value-type="string" table:style-name="ce2">
            <text:p>Khá ổn, không thích bass của loại này cho lắm <text:s/>(</text:p>
          </table:table-cell>
          <table:table-cell table:number-columns-repeated="16383"/>
        </table:table-row>
        <table:table-row table:style-name="ro1">
          <table:table-cell office:value-type="string" table:style-name="ce2">
            <text:p>tai nghe khá ổn . kín tai. phù hợp giá tiền</text:p>
          </table:table-cell>
          <table:table-cell table:number-columns-repeated="16383"/>
        </table:table-row>
        <table:table-row table:style-name="ro1">
          <table:table-cell office:value-type="string" table:style-name="ce2">
            <text:p>Chấp nhận được</text:p>
          </table:table-cell>
          <table:table-cell table:number-columns-repeated="16383"/>
        </table:table-row>
        <table:table-row table:style-name="ro1">
          <table:table-cell office:value-type="string" table:style-name="ce2">
            <text:p>Sản phẩm tốttt</text:p>
          </table:table-cell>
          <table:table-cell table:number-columns-repeated="16383"/>
        </table:table-row>
        <table:table-row table:style-name="ro1">
          <table:table-cell office:value-type="string" table:style-name="ce2">
            <text:p>Giá vừa phải &amp; bền hơn chuột không dây.</text:p>
          </table:table-cell>
          <table:table-cell table:number-columns-repeated="16383"/>
        </table:table-row>
        <table:table-row table:style-name="ro1">
          <table:table-cell office:value-type="string" table:style-name="ce2">
            <text:p>Cùng một sản phẩm nhưng thấy trên tiki là hợp lý nhất (rẻ nhất). Giao hàng sớm hơn một ngày so với thông báo.</text:p>
          </table:table-cell>
          <table:table-cell table:number-columns-repeated="16383"/>
        </table:table-row>
        <table:table-row table:style-name="ro1">
          <table:table-cell office:value-type="string" table:style-name="ce2">
            <text:p>Chất lượng vừa phải với giá thành</text:p>
          </table:table-cell>
          <table:table-cell table:number-columns-repeated="16383"/>
        </table:table-row>
        <table:table-row table:style-name="ro1">
          <table:table-cell office:value-type="string" table:style-name="ce2">
            <text:p>Rất okay với mức giá này.</text:p>
          </table:table-cell>
          <table:table-cell table:number-columns-repeated="16383"/>
        </table:table-row>
        <table:table-row table:style-name="ro1">
          <table:table-cell office:value-type="string" table:style-name="ce2">
            <text:p>Chất lượng tạm ổn thôi</text:p>
          </table:table-cell>
          <table:table-cell table:number-columns-repeated="16383"/>
        </table:table-row>
        <table:table-row table:style-name="ro1">
          <table:table-cell office:value-type="string" table:style-name="ce2">
            <text:p>Hàng đúng mẫu. Ổn, giao hàng nhanh. Đóng gói cẩn thận</text:p>
          </table:table-cell>
          <table:table-cell table:number-columns-repeated="16383"/>
        </table:table-row>
        <table:table-row table:style-name="ro1">
          <table:table-cell office:value-type="string" table:style-name="ce2">
            <text:p>Chuột rất nhạy không có gì để chê về chất lượng, kiểu dáng cũng rất đẹp, chỉ có điều hơi nhỏ</text:p>
          </table:table-cell>
          <table:table-cell table:number-columns-repeated="16383"/>
        </table:table-row>
        <table:table-row table:style-name="ro1">
          <table:table-cell office:value-type="string" table:style-name="ce2">
            <text:p>kiêu dáng đẹp, màu sắc đẹp và trọng lượng nhẹ, cầm vừa tay. tuy nhiên <text:s/>khi bấm click hơi ồn</text:p>
          </table:table-cell>
          <table:table-cell table:number-columns-repeated="16383"/>
        </table:table-row>
        <table:table-row table:style-name="ro1">
          <table:table-cell office:value-type="string" table:style-name="ce2">
            <text:p>chơi game pubg không được shop ơi</text:p>
          </table:table-cell>
          <table:table-cell table:number-columns-repeated="16383"/>
        </table:table-row>
        <table:table-row table:style-name="ro1">
          <table:table-cell office:value-type="string" table:style-name="ce2">
            <text:p>Bass ổn, không bị <text:s/>tạp âm</text:p>
          </table:table-cell>
          <table:table-cell table:number-columns-repeated="16383"/>
        </table:table-row>
        <table:table-row table:style-name="ro1">
          <table:table-cell office:value-type="string" table:style-name="ce2">
            <text:p>hài lòng. hàng y hình....</text:p>
          </table:table-cell>
          <table:table-cell table:number-columns-repeated="16383"/>
        </table:table-row>
        <table:table-row table:style-name="ro1">
          <table:table-cell office:value-type="string" table:style-name="ce2">
            <text:p>mới mua chưa biết tốt không nhìn chung đẹp........</text:p>
          </table:table-cell>
          <table:table-cell table:number-columns-repeated="16383"/>
        </table:table-row>
        <table:table-row table:style-name="ro1">
          <table:table-cell office:value-type="string" table:style-name="ce2">
            <text:p>Sản phẩm tốt, mượt. hài lòng. Ok</text:p>
          </table:table-cell>
          <table:table-cell table:number-columns-repeated="16383"/>
        </table:table-row>
        <table:table-row table:style-name="ro1">
          <table:table-cell office:value-type="string" table:style-name="ce2">
            <text:p>Giao hàng nhanh, k thấy bảo hành</text:p>
          </table:table-cell>
          <table:table-cell table:number-columns-repeated="16383"/>
        </table:table-row>
        <table:table-row table:style-name="ro1">
          <table:table-cell office:value-type="string" table:style-name="ce2">
            <text:p>lỏng lẻo</text:p>
          </table:table-cell>
          <table:table-cell table:number-columns-repeated="16383"/>
        </table:table-row>
        <table:table-row table:style-name="ro1">
          <table:table-cell office:value-type="string" table:style-name="ce2">
            <text:p>Con lăn giữa hơi bị rơ, tạm ổn. Nói chung xài được, mong sao không bị đơ sau 1 time sử dụng</text:p>
          </table:table-cell>
          <table:table-cell table:number-columns-repeated="16383"/>
        </table:table-row>
        <table:table-row table:style-name="ro1">
          <table:table-cell office:value-type="string" table:style-name="ce2">
            <text:p>cũng ổn</text:p>
          </table:table-cell>
          <table:table-cell table:number-columns-repeated="16383"/>
        </table:table-row>
        <table:table-row table:style-name="ro1">
          <table:table-cell office:value-type="string" table:style-name="ce2">
            <text:p>Hình thức đẹp, nhạy, bấm êm tay. Hơi lép nên cầm cảm giác không vừa tay. Tốt so với giá</text:p>
          </table:table-cell>
          <table:table-cell table:number-columns-repeated="16383"/>
        </table:table-row>
        <table:table-row table:style-name="ro1">
          <table:table-cell office:value-type="string" table:style-name="ce2">
            <text:p>tàm tạm được. độ bền cao.</text:p>
          </table:table-cell>
          <table:table-cell table:number-columns-repeated="16383"/>
        </table:table-row>
        <table:table-row table:style-name="ro1">
          <table:table-cell office:value-type="string" table:style-name="ce2">
            <text:p>Sao trên thân chuột có chữ logitech nhưng không có logo.</text:p>
          </table:table-cell>
          <table:table-cell table:number-columns-repeated="16383"/>
        </table:table-row>
        <table:table-row table:style-name="ro1">
          <table:table-cell office:value-type="string" table:style-name="ce2">
            <text:p><text:s/>) hàng ngon so với tầm giá</text:p>
          </table:table-cell>
          <table:table-cell table:number-columns-repeated="16383"/>
        </table:table-row>
        <table:table-row table:style-name="ro1">
          <table:table-cell office:value-type="string" table:style-name="ce2">
            <text:p>tuyệt</text:p>
          </table:table-cell>
          <table:table-cell table:number-columns-repeated="16383"/>
        </table:table-row>
        <table:table-row table:style-name="ro1">
          <table:table-cell office:value-type="string" table:style-name="ce2">
            <text:p>tạm ổn!</text:p>
          </table:table-cell>
          <table:table-cell table:number-columns-repeated="16383"/>
        </table:table-row>
        <table:table-row table:style-name="ro1">
          <table:table-cell office:value-type="string" table:style-name="ce2">
            <text:p>đóng hộp to đẹp , giao hàng nhanh, sản phẩm dùng tốt</text:p>
          </table:table-cell>
          <table:table-cell table:number-columns-repeated="16383"/>
        </table:table-row>
        <table:table-row table:style-name="ro1">
          <table:table-cell office:value-type="string" table:style-name="ce2">
            <text:p>Chuột khá nhẹ, nhỏ nhắng, cảm giác click tốt. Sản phẩm nên mua trong tầm giá</text:p>
          </table:table-cell>
          <table:table-cell table:number-columns-repeated="16383"/>
        </table:table-row>
        <table:table-row table:style-name="ro1">
          <table:table-cell office:value-type="string" table:style-name="ce2">
            <text:p>chuột sử dụng tốt, bền, nhỏ gọn dễ dàng sử dụng trong dòng chuột tầm trung</text:p>
          </table:table-cell>
          <table:table-cell table:number-columns-repeated="16383"/>
        </table:table-row>
        <table:table-row table:style-name="ro1">
          <table:table-cell office:value-type="string" table:style-name="ce2">
            <text:p>Tiki giao hàng nhanh, chuột mình xài được 2 tuần chạy mượt, nhạy nói chung là ok lắm.</text:p>
          </table:table-cell>
          <table:table-cell table:number-columns-repeated="16383"/>
        </table:table-row>
        <table:table-row table:style-name="ro1">
          <table:table-cell office:value-type="string" table:style-name="ce2">
            <text:p>Chuột dùng ổn. Nhưng hơi nhẹ quá nên dùng có cảm giác không được đầm tay.</text:p>
          </table:table-cell>
          <table:table-cell table:number-columns-repeated="16383"/>
        </table:table-row>
        <table:table-row table:style-name="ro1">
          <table:table-cell office:value-type="string" table:style-name="ce2">
            <text:p>Đơn giản, gọn gàng, dễ sử dụng, hiệu quả =&gt; nên mua</text:p>
          </table:table-cell>
          <table:table-cell table:number-columns-repeated="16383"/>
        </table:table-row>
        <table:table-row table:style-name="ro1">
          <table:table-cell office:value-type="string" table:style-name="ce2">
            <text:p><text:s/>Biết đến chuột này khi mua laptop Asus được tặng kèm theo con chuột M105 của logitech (hợp tác với asus hay sao ấy thấy để logo hàng tặng ASUS), khá nhẹ, ôm tay, nhưng đến khi mua về một con khác thì thật sự thấy có một vấn đề nhỏ là nắp lưng chuột không khít, hơi xộc xệt, còn lại mọi vấn đề còn lại oke hết !</text:p>
          </table:table-cell>
          <table:table-cell table:number-columns-repeated="16383"/>
        </table:table-row>
        <table:table-row table:style-name="ro1">
          <table:table-cell office:value-type="string" table:style-name="ce2">
            <text:p>MÌNH ĐÃ NHẬN ĐƯỢC HÀNG CỦA SHOP RỒI Ạ, CHUỘT RẤT NHẠY, THIẾT KẾ NHỎ GỌN VỪA VỚI TAY MÌNH, MẪU MÃ ĐẸP MẮT, MÀU SẮC SANG TRỌNG. <text:s/>RẤT THÍCH LUÔN Ạ, ĐẶC BIỆT LÀ LOẠI CHUỘT KHÔNG DÂY NHƯ NÀY</text:p>
          </table:table-cell>
          <table:table-cell table:number-columns-repeated="16383"/>
        </table:table-row>
        <table:table-row table:style-name="ro1">
          <table:table-cell office:value-type="string" table:style-name="ce2">
            <text:p>Chất liệu chưa giống với dây gốc của Xiaomi, nhưng nhìn chung thì giá tiền đó thì không đòi hỏi gì hơn, chất liệu vẫn tương đối mềm mại, gài dây hơi dễ bung, còn lại màu sắc đẹp</text:p>
          </table:table-cell>
          <table:table-cell table:number-columns-repeated="16383"/>
        </table:table-row>
        <table:table-row table:style-name="ro1">
          <table:table-cell office:value-type="string" table:style-name="ce2">
            <text:p>nếu mua hàng quốc tế thì rẻ hơn nhưng chờ lâu. dây đeo dễ bám bẩn, mà bẩn thì rửa không sạch chỉ có thay dây mới. đã mua 5 dây nhiều màu cho bé sử dụng.</text:p>
          </table:table-cell>
          <table:table-cell table:number-columns-repeated="16383"/>
        </table:table-row>
        <table:table-row table:style-name="ro1">
          <table:table-cell office:value-type="string" table:style-name="ce2">
            <text:p>Mình mua đợt giảm giá 12.12 còn 759k - Hộp bị bóc seal 1 bên để dán tem bảo hành. - Giao hàng nhanh, thông tin sản phẩm đúng mô tả - Tem SPC chính hãng - Mua đợt 12.12 nhưng tem lại đánh vào tháng 11, thế là tự nhiên mất gần 1 tháng bảo hành nên giảm 1*</text:p>
          </table:table-cell>
          <table:table-cell table:number-columns-repeated="16383"/>
        </table:table-row>
        <table:table-row table:style-name="ro1">
          <table:table-cell office:value-type="string" table:style-name="ce2">
            <text:p>Nhờ người thân nhận hàng tại HN vì có tikinow, lúc đầu nhìn không kĩ tưởng không có tem bảo hành &gt;&gt; đã dán tem bạc. <text:s/>Hàng đóng gói cẩn thận, nhìn khá ổn. Dùng 1 thời gian sẽ review thêm về sản phẩm. Nhưng hàng Kingston có lẽ ok!</text:p>
          </table:table-cell>
          <table:table-cell table:number-columns-repeated="16383"/>
        </table:table-row>
        <table:table-row table:style-name="ro1">
          <table:table-cell office:value-type="string" table:style-name="ce2">
            <text:p>Mình mua màu trắng. Đẹp. Chất mềm. Khoá chắc chắn. Mỗi tội xài được 2 ngày thì dơ trông thấy. Các bạn nên mua màu tối. Ngoài ra k có gì phải phàn nàn</text:p>
          </table:table-cell>
          <table:table-cell table:number-columns-repeated="16383"/>
        </table:table-row>
        <table:table-row table:style-name="ro1">
          <table:table-cell office:value-type="string" table:style-name="ce2">
            <text:p>Hài lòng vì vừa với vòng đập hộp. Mai mốt sẽ lựa màu khác mua cho có sự thay đổi</text:p>
          </table:table-cell>
          <table:table-cell table:number-columns-repeated="16383"/>
        </table:table-row>
        <table:table-row table:style-name="ro1">
          <table:table-cell office:value-type="string" table:style-name="ce2">
            <text:p>Màu sắc đúng như mẫu, màu sáng nhưng hơi dễ bẩn với những người hay tiếp xúc với khói bụi. Phù hợp giá tiền</text:p>
          </table:table-cell>
          <table:table-cell table:number-columns-repeated="16383"/>
        </table:table-row>
        <table:table-row table:style-name="ro1">
          <table:table-cell office:value-type="string" table:style-name="ce2">
            <text:p>dây dẻo đẹp nhưng dễ bị tuột chẳng may chạm đâu phát bung ra</text:p>
          </table:table-cell>
          <table:table-cell table:number-columns-repeated="16383"/>
        </table:table-row>
        <table:table-row table:style-name="ro1">
          <table:table-cell office:value-type="string" table:style-name="ce2">
            <text:p>ram đẹp.</text:p>
          </table:table-cell>
          <table:table-cell table:number-columns-repeated="16383"/>
        </table:table-row>
        <table:table-row table:style-name="ro1">
          <table:table-cell office:value-type="string" table:style-name="ce2">
            <text:p>Dây đẹp và rẻ, mình nhận được màu xanh dương sáng hơn chút so với hình, giống như màu cho trẻ em</text:p>
          </table:table-cell>
          <table:table-cell table:number-columns-repeated="16383"/>
        </table:table-row>
        <table:table-row table:style-name="ro1">
          <table:table-cell office:value-type="string" table:style-name="ce2">
            <text:p>Hàng oke vượt sức mong đợi. Giao hàng nhanh ngoài sức mong đợi. hy vọng phát huy nhé tiki</text:p>
          </table:table-cell>
          <table:table-cell table:number-columns-repeated="16383"/>
        </table:table-row>
        <table:table-row table:style-name="ro1">
          <table:table-cell office:value-type="string" table:style-name="ce2">
            <text:p>Giao hàng nhanh, đóng gói kỹ <text:s/>Tem seal bị rạch rồi dán lại không biết thế nào nữa</text:p>
          </table:table-cell>
          <table:table-cell table:number-columns-repeated="16383"/>
        </table:table-row>
        <table:table-row table:style-name="ro1">
          <table:table-cell office:value-type="string" table:style-name="ce2">
            <text:p>Giao hàng nhanh , cửa hàng có bóc hộp ra dán team cẩn thận. <text:s/>Đánh giá 4sao để cửa hàng càng ngày càng phát triển</text:p>
          </table:table-cell>
          <table:table-cell table:number-columns-repeated="16383"/>
        </table:table-row>
        <table:table-row table:style-name="ro1">
          <table:table-cell office:value-type="string" table:style-name="ce2">
            <text:p>Giao hàng nhanh + Dây dùng ok. 50 ký tự<text:s/></text:p>
          </table:table-cell>
          <table:table-cell table:number-columns-repeated="16383"/>
        </table:table-row>
        <table:table-row table:style-name="ro1">
          <table:table-cell office:value-type="string" table:style-name="ce2">
            <text:p>nhìn ngoài thấy chuẩn và đẹp. chưa dùng nên chưa biết ra sao.l</text:p>
          </table:table-cell>
          <table:table-cell table:number-columns-repeated="16383"/>
        </table:table-row>
        <table:table-row table:style-name="ro1">
          <table:table-cell office:value-type="string" table:style-name="ce2">
            <text:p>nói chung ổn dây đương nhiên k bằng dây theo hộp nhưng mà giá vs dây thì ok chấp nhận được</text:p>
          </table:table-cell>
          <table:table-cell table:number-columns-repeated="16383"/>
        </table:table-row>
        <table:table-row table:style-name="ro1">
          <table:table-cell office:value-type="string" table:style-name="ce2">
            <text:p>sản phẩm có chất lượng phù hợp với giá tiền, không cứng cáp như dây zin</text:p>
          </table:table-cell>
          <table:table-cell table:number-columns-repeated="16383"/>
        </table:table-row>
        <table:table-row table:style-name="ro1">
          <table:table-cell office:value-type="string" table:style-name="ce2">
            <text:p>tốt, giao hàng đúng thời gian. mong là sự dụng được lâu hic</text:p>
          </table:table-cell>
          <table:table-cell table:number-columns-repeated="16383"/>
        </table:table-row>
        <table:table-row table:style-name="ro1">
          <table:table-cell office:value-type="string" table:style-name="ce2">
            <text:p>Dây đẹp màu sắc thoeuf trang, giao nhanh nữa chứ.. vote mua nhé</text:p>
          </table:table-cell>
          <table:table-cell table:number-columns-repeated="16383"/>
        </table:table-row>
        <table:table-row table:style-name="ro1">
          <table:table-cell office:value-type="string" table:style-name="ce2">
            <text:p>Giá tốt nhưng màu trắng sd sau 1 tháng thành màu cafe sữa</text:p>
          </table:table-cell>
          <table:table-cell table:number-columns-repeated="16383"/>
        </table:table-row>
        <table:table-row table:style-name="ro1">
          <table:table-cell office:value-type="string" table:style-name="ce2">
            <text:p>Cũng tạm ổn; dây mới Mũ cũng tạm; vừa túi tiền nhanh</text:p>
          </table:table-cell>
          <table:table-cell table:number-columns-repeated="16383"/>
        </table:table-row>
        <table:table-row table:style-name="ro1">
          <table:table-cell office:value-type="string" table:style-name="ce2">
            <text:p>Rất vừa vặng</text:p>
          </table:table-cell>
          <table:table-cell table:number-columns-repeated="16383"/>
        </table:table-row>
        <table:table-row table:style-name="ro1">
          <table:table-cell office:value-type="string" table:style-name="ce2">
            <text:p>Sản phẩm đẹp như mong đợi. Giao hàng nhanh. Rất hài lòng</text:p>
          </table:table-cell>
          <table:table-cell table:number-columns-repeated="16383"/>
        </table:table-row>
        <table:table-row table:style-name="ro1">
          <table:table-cell office:value-type="string" table:style-name="ce2">
            <text:p>Giao hàng nhanh. Chất lượng khá tốt!</text:p>
          </table:table-cell>
          <table:table-cell table:number-columns-repeated="16383"/>
        </table:table-row>
        <table:table-row table:style-name="ro1">
          <table:table-cell office:value-type="string" table:style-name="ce2">
            <text:p>shop ơi có mua được hai dây hai màu được <text:s/>k ạ</text:p>
          </table:table-cell>
          <table:table-cell table:number-columns-repeated="16383"/>
        </table:table-row>
        <table:table-row table:style-name="ro1">
          <table:table-cell office:value-type="string" table:style-name="ce2">
            <text:p>Hài lòng về chất lượng sp đã mua</text:p>
          </table:table-cell>
          <table:table-cell table:number-columns-repeated="16383"/>
        </table:table-row>
        <table:table-row table:style-name="ro1">
          <table:table-cell office:value-type="string" table:style-name="ce2">
            <text:p>Sản phẩm giao đúng màu, chất lượng khá</text:p>
          </table:table-cell>
          <table:table-cell table:number-columns-repeated="16383"/>
        </table:table-row>
        <table:table-row table:style-name="ro1">
          <table:table-cell office:value-type="string" table:style-name="ce2">
            <text:p>dây hơi cứng một tí xíu nha các bạn ơi ơi mỏi tay quá</text:p>
          </table:table-cell>
          <table:table-cell table:number-columns-repeated="16383"/>
        </table:table-row>
        <table:table-row table:style-name="ro1">
          <table:table-cell office:value-type="string" table:style-name="ce2">
            <text:p>Đầu cài hơi nhỏ dễ gẫy</text:p>
          </table:table-cell>
          <table:table-cell table:number-columns-repeated="16383"/>
        </table:table-row>
        <table:table-row table:style-name="ro1">
          <table:table-cell office:value-type="string" table:style-name="ce2">
            <text:p>Sản phẩm đúng loại Tiki giao hàng nhanh</text:p>
          </table:table-cell>
          <table:table-cell table:number-columns-repeated="16383"/>
        </table:table-row>
        <table:table-row table:style-name="ro1">
          <table:table-cell office:value-type="string" table:style-name="ce2">
            <text:p>Mau ma nhin dep. Nhung caosu cung, kho gan vao</text:p>
          </table:table-cell>
          <table:table-cell table:number-columns-repeated="16383"/>
        </table:table-row>
        <table:table-row table:style-name="ro1">
          <table:table-cell office:value-type="string" table:style-name="ce2">
            <text:p>giao đúng hẹn thanks tiki</text:p>
          </table:table-cell>
          <table:table-cell table:number-columns-repeated="16383"/>
        </table:table-row>
        <table:table-row table:style-name="ro1">
          <table:table-cell office:value-type="string" table:style-name="ce2">
            <text:p>Hài lòng , nhưng do mua cho cơ quan nên rất mong được hỗ trợ lấy hoá đơn đỏ</text:p>
          </table:table-cell>
          <table:table-cell table:number-columns-repeated="16383"/>
        </table:table-row>
        <table:table-row table:style-name="ro1">
          <table:table-cell office:value-type="string" table:style-name="ce2">
            <text:p>Giao hàng nhanh thật, khá bất ngờ khi hôm nay đã nhận được hàng, mới check qua con airpods nguyên seal nguyên hộp, hàng chính hãng. Mới dùng nên chưa phát hiện thấy lỗi lầm gì. Cảm thấy khá hài lòng về sản phẩm. Hơi thắc mặc 1 chút là khi lỗi thì bảo hành như thế nào thôi <text:s/>)</text:p>
          </table:table-cell>
          <table:table-cell table:number-columns-repeated="16383"/>
        </table:table-row>
        <table:table-row table:style-name="ro1">
          <table:table-cell office:value-type="string" table:style-name="ce2">
            <text:p>Mình nhận được hàng có vẻ là fullbox nguyên seal, hàng sử dụng tốt chưa có vấn đề gì. Chỉ có 1 vấn đề mình check imei trên web apple thì báo là " Purchase Date not Validated " , không biết có phải là new hàng chính hãng bảo hành apple không?</text:p>
          </table:table-cell>
          <table:table-cell table:number-columns-repeated="16383"/>
        </table:table-row>
        <table:table-row table:style-name="ro1">
          <table:table-cell office:value-type="string" table:style-name="ce2">
            <text:p>Hàng chính hãng, giao hàng nhanh hơn dự kiến. Mới dùng tạm thời chỉ thấy cảm ứng chuyển bài và tạm dừng không được nhạy lắm, chắc do mới dùng chưa quen, còn lại ok....</text:p>
          </table:table-cell>
          <table:table-cell table:number-columns-repeated="16383"/>
        </table:table-row>
        <table:table-row table:style-name="ro1">
          <table:table-cell office:value-type="string" table:style-name="ce2">
            <text:p>Khá ổn từ khâu đóng gói , check khá kĩ , nói chung khá ok , linh hoạt thoải mái qua phone,pad,mac mà k hiểu sao k active được</text:p>
          </table:table-cell>
          <table:table-cell table:number-columns-repeated="16383"/>
        </table:table-row>
        <table:table-row table:style-name="ro1">
          <table:table-cell office:value-type="string" table:style-name="ce2">
            <text:p>Hàng chính hãng dùng rất tốt hiện tại chưa gặp lỗi gì nhưng được cái ship hơi lâu 6 ngày lận</text:p>
          </table:table-cell>
          <table:table-cell table:number-columns-repeated="16383"/>
        </table:table-row>
        <table:table-row table:style-name="ro1">
          <table:table-cell office:value-type="string" table:style-name="ce2">
            <text:p>Tiki giao hàng nhanh, như mọi khi. Con lăn chuột hơi nhanh, phím back - forward kết hợp trên con lăn chuột. Chuột chỉ lưu được kết nối 1 máy, khi chuyển sang máy khác cần kết nối lại, máy ban đầu muốn dùng lại cũng cần kết nối lại, ai sử dụng 2 máy hay dual boot nên cân nhắc mua mẫu cao hơn.</text:p>
          </table:table-cell>
          <table:table-cell table:number-columns-repeated="16383"/>
        </table:table-row>
        <table:table-row table:style-name="ro1">
          <table:table-cell office:value-type="string" table:style-name="ce2">
            <text:p>Mình mới được đổi sản phẩm do lỗi cách đây một tuần nhưng mà sản phẩm mới nhận được không kích hoạt được bảo hành apple. Làm sao để kích hoạt vậy?</text:p>
          </table:table-cell>
          <table:table-cell table:number-columns-repeated="16383"/>
        </table:table-row>
        <table:table-row table:style-name="ro1">
          <table:table-cell office:value-type="string" table:style-name="ce2">
            <text:p>Airpods nghe thì ổn nhung pin 2 bên lệch nhau, 1 cái sạc nhanh 1 cái sạc chậm, nghe cũng lâu lâu tầm 3-4,5 tiếng không rõ nhung cũng khá lâu .</text:p>
          </table:table-cell>
          <table:table-cell table:number-columns-repeated="16383"/>
        </table:table-row>
        <table:table-row table:style-name="ro1">
          <table:table-cell office:value-type="string" table:style-name="ce2">
            <text:p>Giao hàng khá chậm <text:s/>Sau vài ngày sử dụng thì thấy tai bên phải tuột pin nhanh hơn <text:s/>Không biết bị vấn đề gì Còn lại thì ok</text:p>
          </table:table-cell>
          <table:table-cell table:number-columns-repeated="16383"/>
        </table:table-row>
        <table:table-row table:style-name="ro1">
          <table:table-cell office:value-type="string" table:style-name="ce2">
            <text:p>- Kết nối với Macbook nhanh và tốt - Nút cuộn có thể dùng thay cho back và forward, tiện lợi khi lướt web - Nút gesture dùng để chuyển tác vụ rất nhanh. Điểm trừ duy nhất, giống như bao loại chuột khác, đó là nút scroll hơi dít, cuộn lên xuống không thật tay, lúc nhanh lúc chậm, không cho cảm giác thật như dùng trackpad của macbook</text:p>
          </table:table-cell>
          <table:table-cell table:number-columns-repeated="16383"/>
        </table:table-row>
        <table:table-row table:style-name="ro1">
          <table:table-cell office:value-type="string" table:style-name="ce2">
            <text:p>Sau 1 tháng sử dụng liên tục, mình nhận xét như sau: 1. Thiết kế đẹp, dễ thao tác, nút trái, phải nhẹ dễ click. Nút cuộn bám tay, êm, cuộn 4 hướng, gạt trái/phải để back/forward. 2. Mình vô tình làm rớt chuột ở khoảng cách hơn 1m xuống nền nhà nhưng không hề hấn gì do xung quanh chuột có lớp cao su bao quanh giúp giảm va đập và giúp cầm chắc tay hơn. <text:s/>3. Thời lượng pin ổn (mình rất ít gạt sang nút off khi không sử dụng, sau 1 tháng vẫn chưa thay pin). <text:s/>4. Có thể cài thêm phần mềm hỗ trợ để điều chỉnh các tính năng liên quan đến chuột. <text:s/>5. Điểm trừ là serial number trên hộp và trên chuột là không giống nhau. Và kiểm tra serial number trên trang web của hãng thì không thấy thông tin về sản phẩm. Mình cần tiki giải đáp thắc mắc này.</text:p>
          </table:table-cell>
          <table:table-cell table:number-columns-repeated="16383"/>
        </table:table-row>
        <table:table-row table:style-name="ro1">
          <table:table-cell office:value-type="string" table:style-name="ce2">
            <text:p>Chuột đẹp, nhỏ gọn, nhiều tính năng hay! Nhược điểm: độ nhạy khi bấm click chưa cao, có lúc phải click 2 đến 3 lần mới chạy được tác vụ. Nếu khắc phục được nhược điểm này nữa là tuyệt luôn!</text:p>
          </table:table-cell>
          <table:table-cell table:number-columns-repeated="16383"/>
        </table:table-row>
        <table:table-row table:style-name="ro1">
          <table:table-cell office:value-type="string" table:style-name="ce2">
            <text:p>Chuột nhỏ gọn, cầm vừa tay. Tiki giao hàng cũng khá nhanh. <text:s/>Tuy nhiên điểm trừ là chạy được 1 lúc thì mất kết nối. Mình phải tắt rồi mở lại mới được. <text:s/>Ngoài ra cũng không có hướng dẫn sử dụng luôn.</text:p>
          </table:table-cell>
          <table:table-cell table:number-columns-repeated="16383"/>
        </table:table-row>
        <table:table-row table:style-name="ro1">
          <table:table-cell office:value-type="string" table:style-name="ce2">
            <text:p>Sản phẩm đúng như mô tả, tiki giao hàng nhanh. <text:s/>Chuột hơi nhỏ nên không phù hợp với nhưng người tay to như mình. Trọng lượng chuột nhẹ cho cảm giác không cứng cáp như mong đơi.</text:p>
          </table:table-cell>
          <table:table-cell table:number-columns-repeated="16383"/>
        </table:table-row>
        <table:table-row table:style-name="ro1">
          <table:table-cell office:value-type="string" table:style-name="ce2">
            <text:p>Sử dụng ổn, có điều mặt trong của hộp sạc là nhựa nhám nên bám bụi ghê quá</text:p>
          </table:table-cell>
          <table:table-cell table:number-columns-repeated="16383"/>
        </table:table-row>
        <table:table-row table:style-name="ro1">
          <table:table-cell office:value-type="string" table:style-name="ce2">
            <text:p>Tốt hàng kiểm tra chưa active. Cái chưa tốt là ghi giao hàng free trong 2h lại tính phí 29k</text:p>
          </table:table-cell>
          <table:table-cell table:number-columns-repeated="16383"/>
        </table:table-row>
        <table:table-row table:style-name="ro1">
          <table:table-cell office:value-type="string" table:style-name="ce2">
            <text:p>Chuột đẹp, chạy cũng mượt nhưng kết nối cùng lúc với tai nghe Bluetooth thì lag thôi rồi luôn. Phải chi có receiver thì hay hơn.</text:p>
          </table:table-cell>
          <table:table-cell table:number-columns-repeated="16383"/>
        </table:table-row>
        <table:table-row table:style-name="ro1">
          <table:table-cell office:value-type="string" table:style-name="ce2">
            <text:p>Mình check serial như vậy là sao ạ ?</text:p>
          </table:table-cell>
          <table:table-cell table:number-columns-repeated="16383"/>
        </table:table-row>
        <table:table-row table:style-name="ro1">
          <table:table-cell office:value-type="string" table:style-name="ce2">
            <text:p>chuột Bluetooth này dùng cũng khá ổn với ipad. có điều đôi lúc nhận tín hiệu bị trễ</text:p>
          </table:table-cell>
          <table:table-cell table:number-columns-repeated="16383"/>
        </table:table-row>
        <table:table-row table:style-name="ro1">
          <table:table-cell office:value-type="string" table:style-name="ce2">
            <text:p>Sản phẩm k rõ ràng. 2 tai nghe 2 model khác mhau</text:p>
          </table:table-cell>
          <table:table-cell table:number-columns-repeated="16383"/>
        </table:table-row>
        <table:table-row table:style-name="ro1">
          <table:table-cell office:value-type="string" table:style-name="ce2">
            <text:p>Hàng đẹp như hình. Đóng gói kỹ</text:p>
          </table:table-cell>
          <table:table-cell table:number-columns-repeated="16383"/>
        </table:table-row>
        <table:table-row table:style-name="ro1">
          <table:table-cell office:value-type="string" table:style-name="ce2">
            <text:p>Nhận đúng hàng như miêu tả, nhỏ gọn. dùng với PC thì nhớ mua thêm cục thu bluetooth mới sử dụng được 🤪</text:p>
          </table:table-cell>
          <table:table-cell table:number-columns-repeated="16383"/>
        </table:table-row>
        <table:table-row table:style-name="ro1">
          <table:table-cell office:value-type="string" table:style-name="ce2">
            <text:p>Tiện lợi vì không cần đầu thu USB, nhưng có vẻ tốn pin hơn và thỉnh thoảng mất kết nối.</text:p>
          </table:table-cell>
          <table:table-cell table:number-columns-repeated="16383"/>
        </table:table-row>
        <table:table-row table:style-name="ro1">
          <table:table-cell office:value-type="string" table:style-name="ce2">
            <text:p>Chuột thiết kế chắc tay, xài êm trên các bề mặt. Điểm trừ: hay bị mất kết nối</text:p>
          </table:table-cell>
          <table:table-cell table:number-columns-repeated="16383"/>
        </table:table-row>
        <table:table-row table:style-name="ro1">
          <table:table-cell office:value-type="string" table:style-name="ce2">
            <text:p>Hàng đẹp</text:p>
          </table:table-cell>
          <table:table-cell table:number-columns-repeated="16383"/>
        </table:table-row>
        <table:table-row table:style-name="ro1">
          <table:table-cell office:value-type="string" table:style-name="ce2">
            <text:p>Tốt như mong đợi. Kết nối bluetooth nhanh. Đáp ứng nhạy với các chuyển động</text:p>
          </table:table-cell>
          <table:table-cell table:number-columns-repeated="16383"/>
        </table:table-row>
        <table:table-row table:style-name="ro1">
          <table:table-cell office:value-type="string" table:style-name="ce2">
            <text:p>Ok hàng nhận như y/c dùng được trên ipad 2019</text:p>
          </table:table-cell>
          <table:table-cell table:number-columns-repeated="16383"/>
        </table:table-row>
        <table:table-row table:style-name="ro1">
          <table:table-cell office:value-type="string" table:style-name="ce2">
            <text:p>cũng mới dùng, hình thức và kết nối ok</text:p>
          </table:table-cell>
          <table:table-cell table:number-columns-repeated="16383"/>
        </table:table-row>
        <table:table-row table:style-name="ro1">
          <table:table-cell office:value-type="string" table:style-name="ce2">
            <text:p>Tiếng bấm chuột khá to.</text:p>
          </table:table-cell>
          <table:table-cell table:number-columns-repeated="16383"/>
        </table:table-row>
        <table:table-row table:style-name="ro1">
          <table:table-cell office:value-type="string" table:style-name="ce2">
            <text:p>Giao hàng nhanh, SP xài ổn định , chuột nhạy, cầm vừa tay</text:p>
          </table:table-cell>
          <table:table-cell table:number-columns-repeated="16383"/>
        </table:table-row>
        <table:table-row table:style-name="ro1">
          <table:table-cell office:value-type="string" table:style-name="ce2">
            <text:p>Sản phảm dùng tốt</text:p>
          </table:table-cell>
          <table:table-cell table:number-columns-repeated="16383"/>
        </table:table-row>
        <table:table-row table:style-name="ro1">
          <table:table-cell office:value-type="string" table:style-name="ce2">
            <text:p>Click kêu hơi to. Chuột bị lag khi dùng với Macbook Pro 2016</text:p>
          </table:table-cell>
          <table:table-cell table:number-columns-repeated="16383"/>
        </table:table-row>
        <table:table-row table:style-name="ro1">
          <table:table-cell office:value-type="string" table:style-name="ce2">
            <text:p>Chuột kết nối khá ổn. Scroll êm. Nhưng click hơi ồn.</text:p>
          </table:table-cell>
          <table:table-cell table:number-columns-repeated="16383"/>
        </table:table-row>
        <table:table-row table:style-name="ro1">
          <table:table-cell office:value-type="string" table:style-name="ce2">
            <text:p>Chuột cầm vừa tay, nhẹ, màu xanh dương sơn nhám rất đẹp. Chuột kết nối bluetooth trực tiếp với máy tính hoặc điện thoại hoặc máy tính bảng. Khoảng cách kết nối 10m trở lại.</text:p>
          </table:table-cell>
          <table:table-cell table:number-columns-repeated="16383"/>
        </table:table-row>
        <table:table-row table:style-name="ro1">
          <table:table-cell office:value-type="string" table:style-name="ce2">
            <text:p>Dày dặn, chắc chắn</text:p>
          </table:table-cell>
          <table:table-cell table:number-columns-repeated="16383"/>
        </table:table-row>
        <table:table-row table:style-name="ro1">
          <table:table-cell office:value-type="string" table:style-name="ce2">
            <text:p>Nói chung là oke</text:p>
          </table:table-cell>
          <table:table-cell table:number-columns-repeated="16383"/>
        </table:table-row>
        <table:table-row table:style-name="ro1">
          <table:table-cell office:value-type="string" table:style-name="ce2">
            <text:p>Vừa tầm tiền</text:p>
          </table:table-cell>
          <table:table-cell table:number-columns-repeated="16383"/>
        </table:table-row>
        <table:table-row table:style-name="ro1">
          <table:table-cell office:value-type="string" table:style-name="ce2">
            <text:p>- Màu sắc không được sắc nét lắm. - Giao hàng nhanh. Tôi đặt hàng tối hôm trước sáng hôm sau đã nhận được hàng. - Sau khi nhận hàng tôi kiểm tra tình trạng bảo hành của sản phẩm thì thấy đã được kích hoạt bảo hành trước đó 1 tháng. Tôi có liên hệ với Tiki hỏi về vấn đề này thì được báo lại là sản phẩm bảo hành bằng hóa đơn mua hàng cho nên không có vấn đề gì cả.</text:p>
          </table:table-cell>
          <table:table-cell table:number-columns-repeated="16383"/>
        </table:table-row>
        <table:table-row table:style-name="ro1">
          <table:table-cell office:value-type="string" table:style-name="ce2">
            <text:p>- Mình mua màn hình ngày 30/07/2019 nhưng thời gian bảo hành check trên dell support đã được kích hoạt từ ngày 23/06/2019 ???? Vậy là bị mất 1 tháng bảo hành từ Dell. - Nhìn chung màn đẹp, xoay đủ kiểu hợp với nhu cầu dùng bình thường ( anh em nào làm đồ họa thì nên chọn dòng U sẽ sắc nét hơn nhé ) - Dùng tikinow nên sau 1 tiếng đã nhận được hàng</text:p>
          </table:table-cell>
          <table:table-cell table:number-columns-repeated="16383"/>
        </table:table-row>
        <table:table-row table:style-name="ro1">
          <table:table-cell office:value-type="string" table:style-name="ce2">
            <text:p>Màn hình được giao đúng hạn, đóng hộp rất chắc chắn. Về kết cấu thì rất đẹp, mọi chi tiết đều rất chắc chắn. Màu màn hình hiển thị đẹp, hở sáng rất ít. Điểm trừ là trên màn hình có một 1 pixel bị chết ở giữa màn hình, cách mép dưới khoảng 5cm, cũng không đáng để đổi trả nhưng nhìn đôi lúc khá khó chịu và làm cho trải nghiệm chưa trọn vẹn. Hiện tại đã dùng được 3 ngày và chưa thấy vấn đề gì khác</text:p>
          </table:table-cell>
          <table:table-cell table:number-columns-repeated="16383"/>
        </table:table-row>
        <table:table-row table:style-name="ro1">
          <table:table-cell office:value-type="string" table:style-name="ce2">
            <text:p>Đóng gói cẩn thận, giao hàng đúng hạn, màn hình dùng sau 3 ngày thấy ổn định. <text:s/>Tuy nhiên không kèm theo giấy tờ liên quan đến việc kích hoạt bảo hành và chính sách bảo hành.</text:p>
          </table:table-cell>
          <table:table-cell table:number-columns-repeated="16383"/>
        </table:table-row>
        <table:table-row table:style-name="ro1">
          <table:table-cell office:value-type="string" table:style-name="ce2">
            <text:p>ship hàng nhanh chóng. mới dùng nên chưa có gì bất ổn, ngoài trừ không có cáp Hdmi đi kèm. <text:s text:c="2"/>đặt giao 2h mà cáp đặt chung giao qua ngày nên phải đi tìm mua cáp chỗ khác.</text:p>
          </table:table-cell>
          <table:table-cell table:number-columns-repeated="16383"/>
        </table:table-row>
        <table:table-row table:style-name="ro1">
          <table:table-cell office:value-type="string" table:style-name="ce2">
            <text:p>ok... tư vấn kỹ thuật nhiệt tình. tuy nhiên khi nhân viên giao hàng đến thì ngoài hộp bj lủng may là màn hình không bị gì</text:p>
          </table:table-cell>
          <table:table-cell table:number-columns-repeated="16383"/>
        </table:table-row>
        <table:table-row table:style-name="ro1">
          <table:table-cell office:value-type="string" table:style-name="ce2">
            <text:p>Màn hình thật sự tốt trong tầm giá, nhưng người vận chuyển giao hàng không cẩn thận, khá mạnh tay và khó chịu khi khách kiểm tra hàng.</text:p>
          </table:table-cell>
          <table:table-cell table:number-columns-repeated="16383"/>
        </table:table-row>
        <table:table-row table:style-name="ro1">
          <table:table-cell office:value-type="string" table:style-name="ce2">
            <text:p>Hàng giao báo bọc cẩn thận test OK. chỉ là hay giao buổi tối thôi, nên hay hẹn qua hôm sau mới nhận hàng. Lúc nào cũng giao sớm hơn mấy ngày.</text:p>
          </table:table-cell>
          <table:table-cell table:number-columns-repeated="16383"/>
        </table:table-row>
        <table:table-row table:style-name="ro1">
          <table:table-cell office:value-type="string" table:style-name="ce2">
            <text:p>Màn đẹp ít hở sáng nhưng âm vàng quá nặng. Đặt cạnh con mua cuối năm 2019 thì bản 2020 màu xấu hơn hẳn. Âm vàng thấy ghê. Đanh chấp nhận.</text:p>
          </table:table-cell>
          <table:table-cell table:number-columns-repeated="16383"/>
        </table:table-row>
        <table:table-row table:style-name="ro1">
          <table:table-cell office:value-type="string" table:style-name="ce2">
            <text:p>mới nhận hàng hôm qua, thấy mọi thứ đều OK, hợp với giá tiền, có điều là mình không biết kích hoạt bảo hành kiểu gì 😀</text:p>
          </table:table-cell>
          <table:table-cell table:number-columns-repeated="16383"/>
        </table:table-row>
        <table:table-row table:style-name="ro1">
          <table:table-cell office:value-type="string" table:style-name="ce2">
            <text:p>Màn hình đẹp, giao hàng nhanh và cẩn thận. chưa thấy lỗi lầm</text:p>
          </table:table-cell>
          <table:table-cell table:number-columns-repeated="16383"/>
        </table:table-row>
        <table:table-row table:style-name="ro1">
          <table:table-cell office:value-type="string" table:style-name="ce2">
            <text:p>màn hình ổn, sp mình k bị hở sáng, <text:s/>tiếc là k cho dây hdmi phải tự mua, <text:s/>nên cho 4 sao :v</text:p>
          </table:table-cell>
          <table:table-cell table:number-columns-repeated="16383"/>
        </table:table-row>
        <table:table-row table:style-name="ro1">
          <table:table-cell office:value-type="string" table:style-name="ce2">
            <text:p>1 tháng dử dụng chất lượng k hề tồi...cung cấp bởi tiki traning nên tạm an tâm hơn</text:p>
          </table:table-cell>
          <table:table-cell table:number-columns-repeated="16383"/>
        </table:table-row>
        <table:table-row table:style-name="ro1">
          <table:table-cell office:value-type="string" table:style-name="ce2">
            <text:p>hàng ổn như giao chậm hơn so với sự kiến 1 ngày lỡ bao nhiêu việc</text:p>
          </table:table-cell>
          <table:table-cell table:number-columns-repeated="16383"/>
        </table:table-row>
        <table:table-row table:style-name="ro1">
          <table:table-cell office:value-type="string" table:style-name="ce2">
            <text:p>Mình chưa test màn hình, nhưng vì lại tiếp tục giao trễ nên mình chỉ vote 4 sao thôi.</text:p>
          </table:table-cell>
          <table:table-cell table:number-columns-repeated="16383"/>
        </table:table-row>
        <table:table-row table:style-name="ro1">
          <table:table-cell office:value-type="string" table:style-name="ce2">
            <text:p>Khá ok, điều mang vào thấy tay hơi to, hơi khó chịu, mà cx được đó ae</text:p>
          </table:table-cell>
          <table:table-cell table:number-columns-repeated="16383"/>
        </table:table-row>
        <table:table-row table:style-name="ro1">
          <table:table-cell office:value-type="string" table:style-name="ce2">
            <text:p>mang vào hơi khó chịu, khi chơi hết khó chịu</text:p>
          </table:table-cell>
          <table:table-cell table:number-columns-repeated="16383"/>
        </table:table-row>
        <table:table-row table:style-name="ro1">
          <table:table-cell office:value-type="string" table:style-name="ce2">
            <text:p>màn hình dùng ổn định, hiển thị tốt. <text:s/>Nhiều cổng usb in -out stream nhưng không cần thiết.</text:p>
          </table:table-cell>
          <table:table-cell table:number-columns-repeated="16383"/>
        </table:table-row>
        <table:table-row table:style-name="ro1">
          <table:table-cell office:value-type="string" table:style-name="ce2">
            <text:p>Bị 1 điểm thế này!không biết sao này có lan ra không? Nếu có thì hy vọng được đổi!</text:p>
          </table:table-cell>
          <table:table-cell table:number-columns-repeated="16383"/>
        </table:table-row>
        <table:table-row table:style-name="ro1">
          <table:table-cell office:value-type="string" table:style-name="ce2">
            <text:p>Chơi game rất mượt</text:p>
          </table:table-cell>
          <table:table-cell table:number-columns-repeated="16383"/>
        </table:table-row>
        <table:table-row table:style-name="ro1">
          <table:table-cell office:value-type="string" table:style-name="ce2">
            <text:p>Cổng USB cắm vào không nhận <text:s text:c="47"/>.</text:p>
          </table:table-cell>
          <table:table-cell table:number-columns-repeated="16383"/>
        </table:table-row>
        <table:table-row table:style-name="ro1">
          <table:table-cell office:value-type="string" table:style-name="ce2">
            <text:p>Tốt, màu đẹp thích hợp để làm photoshop.... <text:s/>giao hàng nhanh hơn dự kiến</text:p>
          </table:table-cell>
          <table:table-cell table:number-columns-repeated="16383"/>
        </table:table-row>
        <table:table-row table:style-name="ro1">
          <table:table-cell office:value-type="string" table:style-name="ce2">
            <text:p>ok , màn đẹp chân đế đẹp,</text:p>
          </table:table-cell>
          <table:table-cell table:number-columns-repeated="16383"/>
        </table:table-row>
        <table:table-row table:style-name="ro1">
          <table:table-cell office:value-type="string" table:style-name="ce2">
            <text:p>màn ổn. khá giống màu sắc với màn laptop đang sử dụng.</text:p>
          </table:table-cell>
          <table:table-cell table:number-columns-repeated="16383"/>
        </table:table-row>
        <table:table-row table:style-name="ro1">
          <table:table-cell office:value-type="string" table:style-name="ce2">
            <text:p>Sản phẩm được đóng gói cẩn thận và giao hàng nhanh.</text:p>
          </table:table-cell>
          <table:table-cell table:number-columns-repeated="16383"/>
        </table:table-row>
        <table:table-row table:style-name="ro1">
          <table:table-cell office:value-type="string" table:style-name="ce2">
            <text:p>bề ngoài nhìn ok, đóng gói cẩn thận, mua tầm gần 4tr xứng đáng</text:p>
          </table:table-cell>
          <table:table-cell table:number-columns-repeated="16383"/>
        </table:table-row>
        <table:table-row table:style-name="ro1">
          <table:table-cell office:value-type="string" table:style-name="ce2">
            <text:p>Đóng gói chưa tốt lắm</text:p>
          </table:table-cell>
          <table:table-cell table:number-columns-repeated="16383"/>
        </table:table-row>
        <table:table-row table:style-name="ro1">
          <table:table-cell office:value-type="string" table:style-name="ce2">
            <text:p>Đối với hàng của dell thì được bảo hành toàn quốc và tận nhà. Nên khi mua hàng không hề lo lắng với DELL support. Còn hàng mua ở tiki thì giá khá tốt với là hàng chính hãng. Mỗi tội vận chuyện quá lâu. Mình cách HN có 70km. Nếu mua bên shopee thì hôm trước hôm sau có rồi. Nhưng tiki mất tận gần 1 tuần.</text:p>
          </table:table-cell>
          <table:table-cell table:number-columns-repeated="16383"/>
        </table:table-row>
        <table:table-row table:style-name="ro1">
          <table:table-cell office:value-type="string" table:style-name="ce2">
            <text:p>Ưu điểm: rẻ, đẹp, màu cũng đẹp, đeo vừa tai, nghe nhạc liên tục 1 tiếng tốn khoảng 10% pin. <text:s/>Nhược điểm: 1/ Có tờ hướng dẫn sử dụng nhưng chỉ đúng 1 phần - Tai T: nhấn 1 lần là pause/play, nhấn giữ là next - Tai P: nhấn 1 lần là pause/play, nhấn giữ là previous 2/ Cách bật, tắt tai nghe và sạc pin hơi phức tạp - Mở: bấm nút sau lưng, lấy ra khỏi hộp, bật bluetooth kết nối rồi đeo vài tai. - Tắt: tắt bluetooth, gắn tai nghe vào hộp, nhấn giữ tai nghe từng bên đến khi tắt hết đèn là được - Sạc: không hiểu sao hộp sạc của mình sáng đèn cả đêm nhưng không sạc vô pin, chỉ có cắm dây trực tiếp vào ổ điện mới sạc được 3/ Lúc nhấn giữ nó sẽ kêu 'beeeeeeeeep' nghe nhiều lần rất đau tai (do âm thanh lớn, dù đã chỉnh volume phù hợp để nghe nhạc) 4/ Còn khoảng 70% pin thì tai nghe bên trái sẽ tự động tắt, bật lên cũng sẽ tự tắt tiếp</text:p>
          </table:table-cell>
          <table:table-cell table:number-columns-repeated="16383"/>
        </table:table-row>
        <table:table-row table:style-name="ro1">
          <table:table-cell office:value-type="string" table:style-name="ce2">
            <text:p>Tai nghe màu rất đẹp , có rất nhiều chức năng như ấn vào tai nghe 1 cái thì nhạc dừng ,ấn 2 cái bên phải thì tăng âm lượng - bên trái thì giảm âm lượng , ấn 3 cái thì mở lại , ấn 4 cái thì chuyển bài nhạc khác .</text:p>
          </table:table-cell>
          <table:table-cell table:number-columns-repeated="16383"/>
        </table:table-row>
        <table:table-row table:style-name="ro1">
          <table:table-cell office:value-type="string" table:style-name="ce2">
            <text:p>mình vẫn chưa hiểu cách dùng lắm, chạm không cẩn thận là tắt vs chuyển bài không à. Âm lượng khá to, ok lắm .</text:p>
          </table:table-cell>
          <table:table-cell table:number-columns-repeated="16383"/>
        </table:table-row>
        <table:table-row table:style-name="ro1">
          <table:table-cell office:value-type="string" table:style-name="ce2">
            <text:p>Em vừa nhận được hàng vào sáng 29/05/2020, nghe được tai phải không nghe được tai Trái ạ, cho em hỏi đổi hàng như thế nào ạ ?</text:p>
          </table:table-cell>
          <table:table-cell table:number-columns-repeated="16383"/>
        </table:table-row>
        <table:table-row table:style-name="ro1">
          <table:table-cell office:value-type="string" table:style-name="ce2">
            <text:p>hàng ok nghe được nhưng mọi người để <text:s/>ý cái đuôi nhựa mình mới mua về đụng cái là nó rớp luôn phải lấy keo dính lại</text:p>
          </table:table-cell>
          <table:table-cell table:number-columns-repeated="16383"/>
        </table:table-row>
        <table:table-row table:style-name="ro1">
          <table:table-cell office:value-type="string" table:style-name="ce2">
            <text:p>hàng chất lượng tốt nhưng đóng gói kém vỏ hợp bị nhăng và xấu. Hi vọng shop đóng gói cẩn thận hơn</text:p>
          </table:table-cell>
          <table:table-cell table:number-columns-repeated="16383"/>
        </table:table-row>
        <table:table-row table:style-name="ro1">
          <table:table-cell office:value-type="string" table:style-name="ce2">
            <text:p>Sao chỉ có tay bên trái hát vậy còn bên phải bấm hai lần vẫn tăng được âm lượng nhưng không có hát im re à</text:p>
          </table:table-cell>
          <table:table-cell table:number-columns-repeated="16383"/>
        </table:table-row>
        <table:table-row table:style-name="ro1">
          <table:table-cell office:value-type="string" table:style-name="ce2">
            <text:p>Hình thức mới, 2 anten phía cổng lan lỏng lẻo ( hàng lỗi), mạng dùng ok, cổng lan ok, sóng ok, tem bảo hành không có ( hỏi tiki: bảo hành điện tử nên không cần tem) vì là giá sale 349k nên chấp nhận, nhưng hàng mới mà lỗi thế này thì không chấp nhận được. ( nếu mua cho khách thì không ổn)</text:p>
          </table:table-cell>
          <table:table-cell table:number-columns-repeated="16383"/>
        </table:table-row>
        <table:table-row table:style-name="ro1">
          <table:table-cell office:value-type="string" table:style-name="ce2">
            <text:p>Sản phẩm cũng ok Nhưng kết nối khó</text:p>
          </table:table-cell>
          <table:table-cell table:number-columns-repeated="16383"/>
        </table:table-row>
        <table:table-row table:style-name="ro1">
          <table:table-cell office:value-type="string" table:style-name="ce2">
            <text:p>Sản phẩm sử dụng tốt, sóng wifi mạnh, có 2 băng tầng 2.4 &amp; 5. Dễ dàng cấu hình và cài đặt. Cái của mình có 1 cái antena bị lỏng, cũng không ảnh hưởng gì nhiều.</text:p>
          </table:table-cell>
          <table:table-cell table:number-columns-repeated="16383"/>
        </table:table-row>
        <table:table-row table:style-name="ro1">
          <table:table-cell office:value-type="string" table:style-name="ce2">
            <text:p>Sản phẩm ổn trong tầm giá, sóng 2.4 và 5Ghz đều ổn định và khoẻ, tuy nhiên mình không thấy phiếu hay tem bảo hành đâu cả, cục adapter khi cắm điện có tiếng kêu rè rè</text:p>
          </table:table-cell>
          <table:table-cell table:number-columns-repeated="16383"/>
        </table:table-row>
        <table:table-row table:style-name="ro1">
          <table:table-cell office:value-type="string" table:style-name="ce2">
            <text:p>sp mới mà lại hết pin <text:s/>không biết Sài có như mong đợi kh</text:p>
          </table:table-cell>
          <table:table-cell table:number-columns-repeated="16383"/>
        </table:table-row>
        <table:table-row table:style-name="ro1">
          <table:table-cell office:value-type="string" table:style-name="ce2">
            <text:p>sản phẩm ok . nhưng dung lượng pin ít quá</text:p>
          </table:table-cell>
          <table:table-cell table:number-columns-repeated="16383"/>
        </table:table-row>
        <table:table-row table:style-name="ro1">
          <table:table-cell office:value-type="string" table:style-name="ce2">
            <text:p>Sản phẩm phù hợp với mức giá, chạy ổn định. Thời gian giao hàng đúng hạn, đúng quy cách. còn chất lượng cần theo dõi thêm ...</text:p>
          </table:table-cell>
          <table:table-cell table:number-columns-repeated="16383"/>
        </table:table-row>
        <table:table-row table:style-name="ro1">
          <table:table-cell office:value-type="string" table:style-name="ce2">
            <text:p>Không có hướng dẫn sử dụng</text:p>
          </table:table-cell>
          <table:table-cell table:number-columns-repeated="16383"/>
        </table:table-row>
        <table:table-row table:style-name="ro1">
          <table:table-cell office:value-type="string" table:style-name="ce2">
            <text:p>Đóng gói ổn giao nhanh , nhưng 2 anten sau hơi yếu lỏng lẽo</text:p>
          </table:table-cell>
          <table:table-cell table:number-columns-repeated="16383"/>
        </table:table-row>
        <table:table-row table:style-name="ro1">
          <table:table-cell office:value-type="string" table:style-name="ce2">
            <text:p>Hàng nhận về ok , giao hàng nhanh</text:p>
          </table:table-cell>
          <table:table-cell table:number-columns-repeated="16383"/>
        </table:table-row>
        <table:table-row table:style-name="ro1">
          <table:table-cell office:value-type="string" table:style-name="ce2">
            <text:p>Cấu hình và tính năng tốt trong tầm giá này. Tuy nhiên ăng-ten rất lỏng lẻo. Mình mua đến cái thứ 2 vẫn vậy.</text:p>
          </table:table-cell>
          <table:table-cell table:number-columns-repeated="16383"/>
        </table:table-row>
        <table:table-row table:style-name="ro1">
          <table:table-cell office:value-type="string" table:style-name="ce2">
            <text:p>Giao đúng hẹn, nhưng anten lỏng lẻo quá, không biết do lỗi nsản xuất hay sao mà 2 anten sau lỏng lẻo</text:p>
          </table:table-cell>
          <table:table-cell table:number-columns-repeated="16383"/>
        </table:table-row>
        <table:table-row table:style-name="ro1">
          <table:table-cell office:value-type="string" table:style-name="ce2">
            <text:p>Tốt đó</text:p>
          </table:table-cell>
          <table:table-cell table:number-columns-repeated="16383"/>
        </table:table-row>
        <table:table-row table:style-name="ro1">
          <table:table-cell office:value-type="string" table:style-name="ce2">
            <text:p>Bền hay không thì chưa biết. Dùng ban đầu thấy sóng 2.4 xa và khoẻ, Sóng 5g cũng rất tốt</text:p>
          </table:table-cell>
          <table:table-cell table:number-columns-repeated="16383"/>
        </table:table-row>
        <table:table-row table:style-name="ro1">
          <table:table-cell office:value-type="string" table:style-name="ce2">
            <text:p>theo minh danh gia teda 1200ac5.truong doi on..minh hai long tiki.dong goi.can than.ok</text:p>
          </table:table-cell>
          <table:table-cell table:number-columns-repeated="16383"/>
        </table:table-row>
        <table:table-row table:style-name="ro1">
          <table:table-cell office:value-type="string" table:style-name="ce2">
            <text:p>chất lượng ổn định chơi game tốt ngon</text:p>
          </table:table-cell>
          <table:table-cell table:number-columns-repeated="16383"/>
        </table:table-row>
        <table:table-row table:style-name="ro1">
          <table:table-cell office:value-type="string" table:style-name="ce2">
            <text:p>Cũng tạm được nhưng bề ngoài không được đẹp</text:p>
          </table:table-cell>
          <table:table-cell table:number-columns-repeated="16383"/>
        </table:table-row>
        <table:table-row table:style-name="ro1">
          <table:table-cell office:value-type="string" table:style-name="ce2">
            <text:p>Chưa tốt lắm vì một mạng bị yếu</text:p>
          </table:table-cell>
          <table:table-cell table:number-columns-repeated="16383"/>
        </table:table-row>
        <table:table-row table:style-name="ro1">
          <table:table-cell office:value-type="string" table:style-name="ce2">
            <text:p>Nhận hàng sớm hơn kế hoạch, hàng mới đóng gói cẩn thận. Sản phẩm có thiết kế đúng hình ảnh nhưng thiết kế k đẹp bằng mẫu M331. Nút bấm bên hông thiết kế hơi thô, chuột bấm êm, có 2 cách kết nối bluetooth và đầu unify, dùng khá thích với mức giá 600K. Tuy nhiên không có hoá đơn, phiếu bảo hành, cũng k có tem bảo hành...nếu sản phẩm bị lỗi thì bảo hành thế nào?</text:p>
          </table:table-cell>
          <table:table-cell table:number-columns-repeated="16383"/>
        </table:table-row>
        <table:table-row table:style-name="ro1">
          <table:table-cell office:value-type="string" table:style-name="ce2">
            <text:p>Đắn đo mấy tháng mới rước em chuột M590 này về. 1. Đóng gói Tiki: hộp giấy như bình thường, nhưng đối với hàng điên tử không có bọc nilon bong bóng? 2. Đóng gói của Logitech: rất gọn và chuyên nghiệp, không hề có dấu hiệu rạch ra từ trước, có dán tem của Digiworld, còn bảo hành bằng tem nào thì mình không thấy. 3. Chuột Logitech M590: êm, không tiếng động, nhạy và kết nối bluetooth khá nhanh Do mình xài macbook pro sử dụng song song 2 hệ điều hành MacOS và Windows gặp vấn đề như sau: ở MacOS rất mượt nhưng switch qua Win bị đơ liên tục và chậm so với thao tác. Để khắc phục mình đã tìm ra cách như sau (trên Win): Chuột phải This PC &gt; Manage &gt; Device Manager &gt; Network adapters &gt; Broađượcom 802.11ac Network Adapter &gt; Advance &gt; Bluetooth Collaboration &gt; Value chọn Disable &gt; OK.</text:p>
          </table:table-cell>
          <table:table-cell table:number-columns-repeated="16383"/>
        </table:table-row>
        <table:table-row table:style-name="ro1">
          <table:table-cell office:value-type="string" table:style-name="ce2">
            <text:p>Tôi mua chuột này từ tháng 7/2019 và hiện tại đang bị bong cao su như ảnh gửi kèm Hiện tại tôi không còn giữ hộp, bây giờ chỉ còn mỗi chuột và hóa đơn điện tử Tiki trade cho tôi hỏi, với thời gian bảo hành 1 năm, thì với tình trạng chuột của tôi có được bảo hành không, nếu được vui lòng chỉ giúp thủ tục Tôi cảm ơn</text:p>
          </table:table-cell>
          <table:table-cell table:number-columns-repeated="16383"/>
        </table:table-row>
        <table:table-row table:style-name="ro1">
          <table:table-cell office:value-type="string" table:style-name="ce2">
            <text:p>Ngon. K biết nói gì hơn <text:s/>) đùa chút chứ chuột mới tinh, nút bấm êm, series mỗi chỗ 1 kiểu nhưng k đáng quan tâm cho lắm. <text:s/>Mình dùng cho macbook thấy khá ổn, kết nối nhanh như tụt quần (mở ON lên cái chưa được 1s chuột đã bay, quá đã <text:s/>) Tiki giao hàng trước 1 ngày dự kiến (dự kiến hơn tuần cho chắc cú ?) Cảm ơn tiki và shop TAVASA</text:p>
          </table:table-cell>
          <table:table-cell table:number-columns-repeated="16383"/>
        </table:table-row>
        <table:table-row table:style-name="ro1">
          <table:table-cell office:value-type="string" table:style-name="ce2">
            <text:p>Lần 1 nhận hàng màn bị hở sáng hơn 1/2 màn hình, tiki đổi cho mình 1 màn khác mất 1 tuần xử lý và 3 ngày chờ ship. <text:s/>Lần 2 màn vẫn hở sáng nhưng ít hơn,hở sáng là lỗi chung của tấm nền IPS, thôi thì tạm chấp nhận vậy.</text:p>
          </table:table-cell>
          <table:table-cell table:number-columns-repeated="16383"/>
        </table:table-row>
        <table:table-row table:style-name="ro1">
          <table:table-cell office:value-type="string" table:style-name="ce2">
            <text:p>Màn hình có bị hở sáng. Mình đọc thấy review rất nhiều hiện tượng này. Nói chung là đã xác định là bị rồi. Vì màn tốt trong tầm giá nên chấp nhận được. Màu sắc hiển thị tốt. Bạn nào kỹ tính quá thì nên cân nhắc.</text:p>
          </table:table-cell>
          <table:table-cell table:number-columns-repeated="16383"/>
        </table:table-row>
        <table:table-row table:style-name="ro1">
          <table:table-cell office:value-type="string" table:style-name="ce2">
            <text:p>Lựa chọn hợp lý trong tầm tiền. Đặt của tiki trading giao sớm hơn dự kiến 2 ngày nhưng vẫn lâu hơn so với các trang tmđiện thoại khác (5 ngày sau khi đặt hàng). Hàng đóng gói cẩn thận, nguyên hộp, hiện chưa có lỗi gì nhưng vẫn cho 4* vì mình vừa mua xong thì giá giảm 100k :’(</text:p>
          </table:table-cell>
          <table:table-cell table:number-columns-repeated="16383"/>
        </table:table-row>
        <table:table-row table:style-name="ro1">
          <table:table-cell office:value-type="string" table:style-name="ce2">
            <text:p>Hàng đóng gói cần thận, hộp đã bị bóc trước khi giao chắc là để dán tem bảo hành. Kết nối Bluetooth với máy tính dùng ngon lành. Chỉ có con lăn quá nhẹ dùng chưa quen lắm, lúc trước dùng con M330 con lăn êm hơn, nhược điểm con M330 là dùng vài năm bị bong lớp bọc cao su nhìn hơi ghê, con này con lăn nhẹ và nhạy quá dùng lăn thôi để lướt web hay dùng office thì ngon được chứ đè giữ con lăn và Pan trong Autocad thì hay bị zoom. Thích nhất là kết nối được bluetooth để dư thêm 1 cổng usb do máy mình chỉ trang bị 2 cổng usb.</text:p>
          </table:table-cell>
          <table:table-cell table:number-columns-repeated="16383"/>
        </table:table-row>
        <table:table-row table:style-name="ro1">
          <table:table-cell office:value-type="string" table:style-name="ce2">
            <text:p>Chuột click không nghe tiếng ,như quảng cáo <text:s/>Cầm vừa tay, không gây mỏi Ngoài chức năng chính là 2 nút click trái/ phải và con lăn scroll thì có thêm 2 nút bên cạnh , 2 nút trái phải trên con lăn, nút switch màn hình (tối đa sử dụng được 2 màn hình làm việc, trên chuột hiển thị đèn sáng ở số 1,2) --&gt; chuột có nhiều nút rất thuận tiên setup cho phím tắt mà mình hay thao tác khi làm việc Soft để chỉnh setup cho phím tắt trên chuột down về từ trang chủ của hãng logi cũng rất dễ sử dụng (Logitech option) <text:s/>Tuy nhiên thời gian bị delay khi switch giữa 2 màn hình thì hơi lâu (chờ khoảng 3 giây lận)</text:p>
          </table:table-cell>
          <table:table-cell table:number-columns-repeated="16383"/>
        </table:table-row>
        <table:table-row table:style-name="ro1">
          <table:table-cell office:value-type="string" table:style-name="ce2">
            <text:p>Giao hàng nhanh chóng, giữa trưa nắng! Màu đỏ không tươi bằng con M545 đang dùng. Con lăn không đã bằng con M545, nhưng không đến nỗi quá tệ. Khoái cái kết nối bluetooth, giải phóng 1 cổng USB. Là chuột laser nhé, invisible optic. Hai nút trái phải thì silent, còn hai nút back-foward thì hơi noisy! <text:s/>Sao tem bảo hành của Digiworld lại dán ngoài hộp ta?</text:p>
          </table:table-cell>
          <table:table-cell table:number-columns-repeated="16383"/>
        </table:table-row>
        <table:table-row table:style-name="ro1">
          <table:table-cell office:value-type="string" table:style-name="ce2">
            <text:p>Đã mua thêm cái thứ 2, dùng tốt, đẹp, dễ lắp rắp, cái cũ đã hơn 2 năm, chạy im ru</text:p>
          </table:table-cell>
          <table:table-cell table:number-columns-repeated="16383"/>
        </table:table-row>
        <table:table-row table:style-name="ro1">
          <table:table-cell office:value-type="string" table:style-name="ce2">
            <text:p>màn hình bị hở sáng 1 chút nhẹ và dưới góc trái màn hình bị xám nhẹ (bên ngoài nhìn rất rõ điện thoại chụp không được rõ lắm) chấp nhận được.do hàng vận chuyển từ tphcm nên hơi lâu.</text:p>
          </table:table-cell>
          <table:table-cell table:number-columns-repeated="16383"/>
        </table:table-row>
        <table:table-row table:style-name="ro1">
          <table:table-cell office:value-type="string" table:style-name="ce2">
            <text:p>Đóng gói oke, bên trong có sẵn bin. Kết nối bluetooth hoặc cắm chân usb đều good, delay ít. Riêng phần dán tem bảo hành cho 1 điểm. Dán chồng lên 1 con tem khác, dán thừa ra ngoài, dán vào cục gù để rê chuột. Như thế dăm ba hôm là bay cái tem rồi, mình tháo ra dán lại không được vì tem sẽ rách</text:p>
          </table:table-cell>
          <table:table-cell table:number-columns-repeated="16383"/>
        </table:table-row>
        <table:table-row table:style-name="ro1">
          <table:table-cell office:value-type="string" table:style-name="ce2">
            <text:p>giao hàng nhanh, đóng gói tốt, màn hình hiển thị màu đen không đều, hở sáng mạnh ở bên 2 góc bên màn hình. không biết mẫu nào cũng thế, hay mình màn em lỗi, lần đầu mua...</text:p>
          </table:table-cell>
          <table:table-cell table:number-columns-repeated="16383"/>
        </table:table-row>
        <table:table-row table:style-name="ro1">
          <table:table-cell office:value-type="string" table:style-name="ce2">
            <text:p>Chuột cảm giác trên tay khá thích, nhẹ, êm. Tuy nhiên, như các review trước thì chuột mình nhận được mã S/N trên chuột cũng không trung với mã S/N trên bao bì ?!?!? Ngoài ra màu mình chọn là màu đen, nhưng thực tế màu là xám đậm, đúng màu lông chuột :D. Thực sự không thích màu này lắm vì cứ như "Con chuột" thật nằm trên bàn.</text:p>
          </table:table-cell>
          <table:table-cell table:number-columns-repeated="16383"/>
        </table:table-row>
        <table:table-row table:style-name="ro1">
          <table:table-cell office:value-type="string" table:style-name="ce2">
            <text:p>Chuột xài ổn. so với M331 thì không khác mấy. Con lăn khó sử dụng hơn rất nhiều vì rất lỏng lẻo. Chất liệu nhựa nhám hơi bóng, xấu hơn M311. Kết nối USB thì bình thường còn Bluetooth thì rất delay nên dùng không thích. <text:s/>Nếu bạn không ngại dùng USB receiver và không cần dùng 2 máy cùng lúc thì mình khuyến khích nên mua M311 cho rẻ</text:p>
          </table:table-cell>
          <table:table-cell table:number-columns-repeated="16383"/>
        </table:table-row>
        <table:table-row table:style-name="ro1">
          <table:table-cell office:value-type="string" table:style-name="ce2">
            <text:p>Chuột dùng ổn, đầm tay, đáng giá tiền. <text:s/>Tuy nhiên, shop cho mình hỏi, mình nhận chuột hôm 03/06, mà nay là 04/07 mình đã mấy lần thấy pin báo sắp hết trong khi mình thấy quảng cáo là dùng được khoảng 2 năm??? Mình làm việc văn phòng nên ngày chỉ dùng tầm khoảng 8h, và luôn tắt công tắc khi không sử dụng. <text:s/>Shop xem check giúp mình pin theo chuột có phải pin mới không shop ơi???</text:p>
          </table:table-cell>
          <table:table-cell table:number-columns-repeated="16383"/>
        </table:table-row>
        <table:table-row table:style-name="ro1">
          <table:table-cell office:value-type="string" table:style-name="ce2">
            <text:p>Chuột nhẹ cầm vừa tay có rất nhiều nút để chỉ định chức năng cho mac không thua thì magic mouse tuy nhiên để sử dụng đầy đủ chức năng phải luôn mở app của Logitech mối khi khởi động máy. Ngoài ra 2 nút bên hông trái của chuột đặt vị trí dễ bị bấm nhầm khi cầm chuột.</text:p>
          </table:table-cell>
          <table:table-cell table:number-columns-repeated="16383"/>
        </table:table-row>
        <table:table-row table:style-name="ro1">
          <table:table-cell office:value-type="string" table:style-name="ce2">
            <text:p>Chuột nhạy, click êm và không ồn. Thời lượng pin lâu, có thể tùy chỉnh các nút bằng phần mềm Logitech Option nên khá tiện. Điểm trừ lớn là ở con lăn, lỏng lẻo và rất nhạy... mình đụng nhẹ chưa kịp làm gì là nó lăn rồi nên hơi bực @@ Tính ra không cần nhiều nút thì mua Logitech M221 rẻ và ngon hơn.</text:p>
          </table:table-cell>
          <table:table-cell table:number-columns-repeated="16383"/>
        </table:table-row>
        <table:table-row table:style-name="ro1">
          <table:table-cell office:value-type="string" table:style-name="ce2">
            <text:p>Trước mua 1 em màu đen dùng trên cty, <text:s/>nay lại mới tậu thêm 1 em màu xám dùng ở nhà, Chuột êm, tuy tay mình cầm chưa thoải mái cho lắm. Về nhu cầu cơ bản thì hài lòng với sản phẩm này. Tuy nhiên em chuột màu đen mình mua trước đó qua TikiTrading có tem ở đằng sau, còn em màu xam thì không thấy tem đằng sau, chỉ thấy tem DigiWorld ở trên hộp. Vậy có ảnh hưởng gì tới bảo hành không ?</text:p>
          </table:table-cell>
          <table:table-cell table:number-columns-repeated="16383"/>
        </table:table-row>
        <table:table-row table:style-name="ro1">
          <table:table-cell office:value-type="string" table:style-name="ce2">
            <text:p>Chuột chính hãng có tem bảo hành đầy đủ. Nhưng không biết sao hàng mới mà mặt dưới chuột chổ miếng đệm lại trầy xước rất nhiều(!??). Chuột rê êm, 2 nút click trá, phải rất yên tĩnh không hề phát ra âm thanh nào đúng như quảng cáo. Nút lăn chuột mình không biết sao lăn xuống thì màn hình chạy lên, lăn lên thì màn hình chạy xuống. Nó ngược hẳn với con chuột mấy năm nay mình dùng. Đó là tính năng mới hay lỗi mình cũng không biết luôn!!!</text:p>
          </table:table-cell>
          <table:table-cell table:number-columns-repeated="16383"/>
        </table:table-row>
        <table:table-row table:style-name="ro1">
          <table:table-cell office:value-type="string" table:style-name="ce2">
            <text:p>Đã mua và sử dụng thấy ổn, <text:s/>dùng lâu không mỏi mắt. có nhiều chế độ màu khi chơi game. viền màn hình giầy chấp nhận được.</text:p>
          </table:table-cell>
          <table:table-cell table:number-columns-repeated="16383"/>
        </table:table-row>
        <table:table-row table:style-name="ro1">
          <table:table-cell office:value-type="string" table:style-name="ce2">
            <text:p>Đơn hàng #205543985 cho đến nay vẫn chưa nhận được hóa đơn như yêu cầu nhé shop, sản phẩm tốt trong tầm giá.</text:p>
          </table:table-cell>
          <table:table-cell table:number-columns-repeated="16383"/>
        </table:table-row>
        <table:table-row table:style-name="ro1">
          <table:table-cell office:value-type="string" table:style-name="ce2">
            <text:p>Chuột dùng rất êm và vừa tay, click hầu như không nghe tiếng, phím tắt chỉnh được nhiều tùy chọn hữu ích. <text:s/>Điểm trừ duy nhất là chuyển sang kết nối bằng bluetooth thì khá lag, còn kết nối bằng USB vẫn rất tốt. Giao hàng nhanh, tuy nhiên hướng dẫn sử dụng đi kèm còn khá sơ sài, mình phải lên mạng search thêm hướng dẫn sử dụng.</text:p>
          </table:table-cell>
          <table:table-cell table:number-columns-repeated="16383"/>
        </table:table-row>
        <table:table-row table:style-name="ro1">
          <table:table-cell office:value-type="string" table:style-name="ce2">
            <text:p>Hàng giao nhanh hơn dự kiến (chưa đến 24h đã có, chắc tại gần nguồn hàng). Đóng gói cẩn thận, bao bì tốt.</text:p>
          </table:table-cell>
          <table:table-cell table:number-columns-repeated="16383"/>
        </table:table-row>
        <table:table-row table:style-name="ro1">
          <table:table-cell office:value-type="string" table:style-name="ce2">
            <text:p>Đóng gói hộp đẹp. Hàng mới nên cảm nhận rất rõ nét. Tiki giao hàng hơi lâu nhưng bù lại được nhân viện gọi điện tư vấn nhiệt tình, và xin lỗi vì sự chậm chễ. Đặt hàng từ 1/6 thì 11/6 nhận được ! <text:s/>Chốt lại với tầm giá 5xx thì M590 là xứng đáng để mua và dùng cho Mac Pro 2017 !</text:p>
          </table:table-cell>
          <table:table-cell table:number-columns-repeated="16383"/>
        </table:table-row>
        <table:table-row table:style-name="ro1">
          <table:table-cell office:value-type="string" table:style-name="ce2">
            <text:p>Chuột có 2 chế độ Bluethooth và wireless để kết nối, phù hợp cho macbook pro có cổng USB-TypeC vì không cần dùng cổng USB recieve để kết nối, chỉ cần bật buethooth kết nối mouse. Tuy nhiên con lăn rất rơn không lăn đầm tay như những. chuột cùng loại. Mong logitech khắc phục thêm các mẫu tiếp theo.</text:p>
          </table:table-cell>
          <table:table-cell table:number-columns-repeated="16383"/>
        </table:table-row>
        <table:table-row table:style-name="ro1">
          <table:table-cell office:value-type="string" table:style-name="ce2">
            <text:p>khá là tốt màu sắc đẹp rõ nét không bị nhòe màn hình sáng ok</text:p>
          </table:table-cell>
          <table:table-cell table:number-columns-repeated="16383"/>
        </table:table-row>
        <table:table-row table:style-name="ro1">
          <table:table-cell office:value-type="string" table:style-name="ce2">
            <text:p>Mình xài chuột cho cả 2 máy cùng lúc, kết nối máy thứ 1 qua USB thì ok, nhưng kết nối máy 2 qua bluetooth thì mỗi lần sleep hay restart lại máy thì kết nối bị mất, phải vào chỉnh lại kết nối bluetooth hoặc tắt chuột mở lại và chờ một hồi mới kết nối lại được...khá bất tiện. Ngoài điểm này thì còn lại đều ổn.</text:p>
          </table:table-cell>
          <table:table-cell table:number-columns-repeated="16383"/>
        </table:table-row>
        <table:table-row table:style-name="ro1">
          <table:table-cell office:value-type="string" table:style-name="ce2">
            <text:p>Hàng đúng loại thường dùng, chính hãng. Hộp đựng chuột bị nhàu. Không hài lòng cách dán tem bảo hành, vừa cẩu thả và ngay miến đệm chuột như đánh đố khách hàng, Sài thời gian bị rách có được bảo hành?</text:p>
          </table:table-cell>
          <table:table-cell table:number-columns-repeated="16383"/>
        </table:table-row>
        <table:table-row table:style-name="ro1">
          <table:table-cell office:value-type="string" table:style-name="ce2">
            <text:p>Chuột sử dụng tốt, vừa tay, bấm khá êm. Có hỗ trợ kết nối cả bluetooth và reciver, giá tốt. Sử dụng được cho macos, bạn nào dùng macbook nên mua, ngon hơn magic mouse, kết nối bluetooth tải app của logitech về là ok. Nhược điểm: Hộp không nguyên niêm phong, bị bóc 1 phần, đế cao su xước có vẻ như đã sử dụng rồi?</text:p>
          </table:table-cell>
          <table:table-cell table:number-columns-repeated="16383"/>
        </table:table-row>
        <table:table-row table:style-name="ro1">
          <table:table-cell office:value-type="string" table:style-name="ce2">
            <text:p>giao hàng nhanh.test thử không được ưng ý 100% nhưng cơ bản ok</text:p>
          </table:table-cell>
          <table:table-cell table:number-columns-repeated="16383"/>
        </table:table-row>
        <table:table-row table:style-name="ro1">
          <table:table-cell office:value-type="string" table:style-name="ce2">
            <text:p>Tạm ổn. Chấp nhận 🆗. Nhìn không thật sự bắt 👁 <text:s/>Màu sắc nhìn hơi nhạt</text:p>
          </table:table-cell>
          <table:table-cell table:number-columns-repeated="16383"/>
        </table:table-row>
        <table:table-row table:style-name="ro1">
          <table:table-cell office:value-type="string" table:style-name="ce2">
            <text:p>góc màn vừa mới mua xong bị đen như này có được đổi mới không?</text:p>
          </table:table-cell>
          <table:table-cell table:number-columns-repeated="16383"/>
        </table:table-row>
        <table:table-row table:style-name="ro1">
          <table:table-cell office:value-type="string" table:style-name="ce2">
            <text:p>Mình không thích cắm usb vào laptop nên mua chuột này để có kết nối Bluetooth. Chuột nút bấm khá sướng, cầm đầm tay nhưng có vài điểm mình không thích: - Cuộn chuột không có các khấc nên cuộn khá nhẹ, nếu muốn phóng to/ thu nhỏ trang web trên trình duyệt rất khó. - 2 nút gạt của cuộn chuột phải dung nhiều lực mới đẩy được. <text:s/>Về 2 khoản này con thinkpad của mình xài tốt hơn. Mong là dung nhiều sẽ quen.</text:p>
          </table:table-cell>
          <table:table-cell table:number-columns-repeated="16383"/>
        </table:table-row>
        <table:table-row table:style-name="ro1">
          <table:table-cell office:value-type="string" table:style-name="ce2">
            <text:p>Chuột mua về xài đã, cầm đầm tay không mỏi. Nhưng mà thắc mắc là sao bao bì đóng gói đầy đủ trông như mới mà sao mấy miếng đệm cao su phía dưới đáy chuột trông như có vẻ đã xài một thời gian</text:p>
          </table:table-cell>
          <table:table-cell table:number-columns-repeated="16383"/>
        </table:table-row>
        <table:table-row table:style-name="ro1">
          <table:table-cell office:value-type="string" table:style-name="ce2">
            <text:p>Tôi dùng được mấy hôm. sau khi thử dùng blutut trên máy khác thì chuột không dùng được nữa, không thấy kết nối. Tôi đã thử dùng chuột không dây khác thì vẫn được Tôi đã thử cắm chuột vào máy khác nhưng sau khi cài USB nó không kết nối với chuột</text:p>
          </table:table-cell>
          <table:table-cell table:number-columns-repeated="16383"/>
        </table:table-row>
        <table:table-row table:style-name="ro1">
          <table:table-cell office:value-type="string" table:style-name="ce2">
            <text:p>Màn hình đẹp, màu sắc tốt. Chân hơi thấp nên chưa ưng ý lắm.</text:p>
          </table:table-cell>
          <table:table-cell table:number-columns-repeated="16383"/>
        </table:table-row>
        <table:table-row table:style-name="ro1">
          <table:table-cell office:value-type="string" table:style-name="ce2">
            <text:p>Mình mua dùng trên Macbook + Có phần mềm chánh hãng chỉnh dùng cuộn trang cho mượt, tuỳ chỉnh được các nút luôn + Bấm không ra tiếng và không có cảm giác click click luôn (cái này mình không thích nhưng là điểm cộng) + nút cuộn giữa mình không thực sự thích do nó quá trơn, nên có cảm giác từng khía răng một hơn. <text:s text:c="2"/>- chuột thiết kế công thái học nhưng hơi bé so với tay nam do là chuột nhằm mục đích di động - giao hàng 2h nhưng chắc Tiki bận quá nên thành giao hàng 3h kém ?</text:p>
          </table:table-cell>
          <table:table-cell table:number-columns-repeated="16383"/>
        </table:table-row>
        <table:table-row table:style-name="ro1">
          <table:table-cell office:value-type="string" table:style-name="ce2">
            <text:p>Mình dùng với macbook 2017 qua kết nối bluetooth, thỉnh thoảng có bị disconnect tuy nhiên hiện tại ở mức chấp nhận được, thiết kế chuột nhẹ, cầm cũng thoải mái. <text:s/>Khi kết nối bluetooth với mac nếu các bạn cài phần mềm Logitech Option để tùy biến chuột sẽ bị giật lag, kết nối không ổn định. Nếu vẫn muốn tuỳ biến chuột các bạn có thể dùng phần mềm SteerMouse đẻ thay thế, tính năng tương tự Logitech Option.</text:p>
          </table:table-cell>
          <table:table-cell table:number-columns-repeated="16383"/>
        </table:table-row>
        <table:table-row table:style-name="ro1">
          <table:table-cell office:value-type="string" table:style-name="ce2">
            <text:p>Hàng đúng mô tả, tuy nhiên phía dưới chuột bị sướt nhẹ giống như đã bị sử dụng rồi.. rất tiếc vì điều này.</text:p>
          </table:table-cell>
          <table:table-cell table:number-columns-repeated="16383"/>
        </table:table-row>
        <table:table-row table:style-name="ro1">
          <table:table-cell office:value-type="string" table:style-name="ce2">
            <text:p>Đóng gói sản phẩm tốt- giao đúng giờ - dịch vụ chăm sóc tốt- sản phẩm đúng như tiêu đề</text:p>
          </table:table-cell>
          <table:table-cell table:number-columns-repeated="16383"/>
        </table:table-row>
        <table:table-row table:style-name="ro1">
          <table:table-cell office:value-type="string" table:style-name="ce2">
            <text:p>màng hình đẹp. giao hàng nhanh. thiết kế hợp với những game thủ có hầu bao thấp</text:p>
          </table:table-cell>
          <table:table-cell table:number-columns-repeated="16383"/>
        </table:table-row>
        <table:table-row table:style-name="ro1">
          <table:table-cell office:value-type="string" table:style-name="ce2">
            <text:p>Mình có mua cách đây 1 tuần nhưng giờ bị đúp chuột phải, bấm phải 3-4 lần mới được rất là khó chịu. Mình đã liên hệ tiki và tiki hứa sẽ có kỹ thuật gọi lại cho mình nhưng chưa thấy gì? Mong tiki xem xét cho mình.</text:p>
          </table:table-cell>
          <table:table-cell table:number-columns-repeated="16383"/>
        </table:table-row>
        <table:table-row table:style-name="ro1">
          <table:table-cell office:value-type="string" table:style-name="ce2">
            <text:p>Không biết các bạn khác có giống mình không, khi mở hợp mình thấy 1 bên hộp đựng chuột đã bị mở trước đó và được dùng băng keo dán dọc lại theo đường mở. Mình thật sự muốn biết tại sao hộp đựng sp lại bị mở 1 bên như vậy. Sản phẩm mình nhận được có thật sự 100% là hàng mới không.</text:p>
          </table:table-cell>
          <table:table-cell table:number-columns-repeated="16383"/>
        </table:table-row>
        <table:table-row table:style-name="ro1">
          <table:table-cell office:value-type="string" table:style-name="ce2">
            <text:p>Sản phẩm có độ build khá tốt, có tem Digiworld nhưng lại dán bên ngoài vỏ hộp (?) <text:s/>Mình dùng cho Macbook Pro 2020 (chạy Catalina) thì bắt bluetooth rất nhanh và mượt, dùng tốt.</text:p>
          </table:table-cell>
          <table:table-cell table:number-columns-repeated="16383"/>
        </table:table-row>
        <table:table-row table:style-name="ro1">
          <table:table-cell office:value-type="string" table:style-name="ce2">
            <text:p>Dùng bước đầu thấy ok! Còn đánh giá thêm. Hàng nguyên seal, tem dán ngoài hộp nên rất lịch sự. Tuy nhiên đáy chuột có vẻ hơi cũ!</text:p>
          </table:table-cell>
          <table:table-cell table:number-columns-repeated="16383"/>
        </table:table-row>
        <table:table-row table:style-name="ro1">
          <table:table-cell office:value-type="string" table:style-name="ce2">
            <text:p>Chuột khá nhạy, có nhiều tính năng đi kèm, có thể điểu chỉnh nhanh thao tác, bên cạnh chống ồn khi click chuột tạo cảm giác êm ái. Tuy nhiên điểm trừ cho scroll chuột vì cảm giác không tuột khi kéo lên kéo xuống các trình duyệt web. Nhưng nói chung vẫn rất ok về độ nhạy và êm ái!</text:p>
          </table:table-cell>
          <table:table-cell table:number-columns-repeated="16383"/>
        </table:table-row>
        <table:table-row table:style-name="ro1">
          <table:table-cell office:value-type="string" table:style-name="ce2">
            <text:p>Mình mới mua được 1 tuần, có vài nhận xét như sau: 1. Con lăn "hơi trơn quá" :D. Chắc mình xài chuột có con lăn nặng nặng quen rùi 2. Bấm rất êm không nghe tiếng =&gt; rất thích. 3. Nhận bluetooth nhanh, lúc đầu không biết config để nhận với máy Windown, mò mãi mới được =&gt; Tiki nên có thêm hướng dẫn cấu hình, cài đặt. Chuột nhật bluetooth với Mac rất nhánh, không cần thao tác gì phức tạp, mình xài cả Windown và Mac. 4. Có vài thứ chưa test, khi nào dùng tới sẽ update comment<text:s text:c="2"/></text:p>
          </table:table-cell>
          <table:table-cell table:number-columns-repeated="16383"/>
        </table:table-row>
        <table:table-row table:style-name="ro1">
          <table:table-cell office:value-type="string" table:style-name="ce2">
            <text:p>Tốt: - Sản phẩm nhìn đẹp hơn so với hình trên mạng tuy màu hơi xám chứ không phải đen. - Hai phím chuột trái và phải bấm êm và gần như không gây tiếng động. - Chuột này hơn nặng, đầm tay với mình nhưng có lẽ không phù hợp cho các bạn chơi game. <text:s text:c="2"/>- Hai phím forward và backward đặt ở vị trí dễ bấm. <text:s/>Chưa tốt: - Phím chuột trái và phải khá mềm, chỉ cần mình để ngón tay hơi nặng một tí thì bấm nhầm. - Dù quảng cáo là chuột silent nhưng ngoài hai phím chuột trái và phải ra thì các phím còn lại đều gây ra âm thanh tương đối lớn và đặc trưng khi bấm. Lớn nhất có lẽ là phím lăn trái và lăn phải. - Hai phím forward và backward nhìn hơi thô và xấu so với tổng thể thiết kế. - Không customize được nút chuyển đầu thu. <text:s/>Đánh giá chung: Mình thấy với giá tiền này thì sản phẩm rất đáng mua và có gần như đầy đủ các chức năng của những sản phẩm cao cấp khác. Ngoài ra chuột xài pin rời nên không lo bị chai pin nếu so với các loại chuột sử dụng pin lithium ion. Chuột không phải kiểu hầm hố chơi game nên mang đi làm cũng rất tiện và nhìn chuyên nghiệp.</text:p>
          </table:table-cell>
          <table:table-cell table:number-columns-repeated="16383"/>
        </table:table-row>
        <table:table-row table:style-name="ro1">
          <table:table-cell office:value-type="string" table:style-name="ce2">
            <text:p>Chuột cầm chắc tay, dùng không tiếng động rất thích. Độ bền mình chưa kiểm chứng được do mới dùng nhưng cảm giác yên tâm khi mua đồ chính hãng. Đợt mình mua có code sale nên giá cũng tương đối hợp lí. Sẽ quay lại review độ bền sau</text:p>
          </table:table-cell>
          <table:table-cell table:number-columns-repeated="16383"/>
        </table:table-row>
        <table:table-row table:style-name="ro1">
          <table:table-cell office:value-type="string" table:style-name="ce2">
            <text:p>Sản phẩm hoàn thiện không được tốt lắm, các mối nối nhựa ở lưng làm sản phẩm mất điểm. Phần các ngón tay tì vào là nhựa chứ không phải cao su nha mn. <text:s/>) Giá ở các nơi khác có thể thấp hơn do khuyến mãi.</text:p>
          </table:table-cell>
          <table:table-cell table:number-columns-repeated="16383"/>
        </table:table-row>
        <table:table-row table:style-name="ro1">
          <table:table-cell office:value-type="string" table:style-name="ce2">
            <text:p>Sản phẩm ổn, tiki giao nhanh. Tuy nhiên có lẽ do sản xuất quá vội vàng nên miếng dán này lệch rất xấu, đừng ai nói chỉ cần bóc ra dán lại, sẽ không mịn như ban đầu.</text:p>
          </table:table-cell>
          <table:table-cell table:number-columns-repeated="16383"/>
        </table:table-row>
        <table:table-row table:style-name="ro1">
          <table:table-cell office:value-type="string" table:style-name="ce2">
            <text:p>Tin dùng Logitech đó giờ nên về chất lượng không lăn tăn. Chuột êm, vừa tay, mượt, ít ồn, kết nối Bluetooth ổn. Bánh lăn hơi ồn xíu.</text:p>
          </table:table-cell>
          <table:table-cell table:number-columns-repeated="16383"/>
        </table:table-row>
        <table:table-row table:style-name="ro1">
          <table:table-cell office:value-type="string" table:style-name="ce2">
            <text:p>Hàng tốt :D !</text:p>
          </table:table-cell>
          <table:table-cell table:number-columns-repeated="16383"/>
        </table:table-row>
        <table:table-row table:style-name="ro1">
          <table:table-cell office:value-type="string" table:style-name="ce2">
            <text:p>Nhận xét sau 01 ngày sử dụng: - Chuột cảm giác cao cấp, cầm chắc tay, các nút bấm êm, nhẹ - Bluetooth tiện, kết nối nhạy, đỡ phải gắn cục kết nối rườm rà so với chiếc ultrabook của mình - Tiki giao hàng không nhanh, không chậm - Xứng đáng với số tiền bỏ ra</text:p>
          </table:table-cell>
          <table:table-cell table:number-columns-repeated="16383"/>
        </table:table-row>
        <table:table-row table:style-name="ro1">
          <table:table-cell office:value-type="string" table:style-name="ce2">
            <text:p>Hàng Logi là chuẩn rồi, xài rất ok trên Mac (đôi khi bị giật 1 cái, do Bluetooth), nhưng bên dưới chuột khi nhận thấy bị trầy xước, không biết có phải do đã bị sử dụng không?</text:p>
          </table:table-cell>
          <table:table-cell table:number-columns-repeated="16383"/>
        </table:table-row>
        <table:table-row table:style-name="ro1">
          <table:table-cell office:value-type="string" table:style-name="ce2">
            <text:p>Chuột êm và mượt, không ồn,nút bấm nhiều tuỳ chỉnh tiện lợi cho dân design, bắt kết nối tốt với Macbook, xài 1 thời gian thì thân chuột hơi ngả màu ố thế này lau không ra...</text:p>
          </table:table-cell>
          <table:table-cell table:number-columns-repeated="16383"/>
        </table:table-row>
        <table:table-row table:style-name="ro1">
          <table:table-cell office:value-type="string" table:style-name="ce2">
            <text:p>Kết nối thiết bị ios 13. Tốt để dùng làm trên excel 👌. <text:s/>Sài trên lap thì dùng usb. Màu sắc hơi khác trong hình. Chuột mới, đóng gói ổn, quấn chống sốc cẩn thận. <text:s/>Độ bền đợi thời gian test đánh giá.</text:p>
          </table:table-cell>
          <table:table-cell table:number-columns-repeated="16383"/>
        </table:table-row>
        <table:table-row table:style-name="ro1">
          <table:table-cell office:value-type="string" table:style-name="ce2">
            <text:p>Tôi muốn hỏi địa chỉ trung tâm bảo hành chính hãng của sp này ở Hà Nội. <text:s/>Ngoài ra tôi đã bị mất Đầu Thu USB. Sản phẩm Đầu Thu USB Unifying Receiver Logitech Unifier - SKU: <text:s/>1091181437746 có thích ứng với M590 Silent này không?</text:p>
          </table:table-cell>
          <table:table-cell table:number-columns-repeated="16383"/>
        </table:table-row>
        <table:table-row table:style-name="ro1">
          <table:table-cell office:value-type="string" table:style-name="ce2">
            <text:p>hài lòng với chức năng lựa chọn giữ bluetooth và wireless, driver tự cài trên Windows, cài đặt linh hoạt phím tắt. khuyết điểm: - một vài tình huống không tự kết nối lại bluetooth - đuôi chuột dài và hơi nặng giảm linh hoạt khi chơi game tốc độ cao</text:p>
          </table:table-cell>
          <table:table-cell table:number-columns-repeated="16383"/>
        </table:table-row>
        <table:table-row table:style-name="ro1">
          <table:table-cell office:value-type="string" table:style-name="ce2">
            <text:p>Click chuột êm tiếng, kết nối được Bluetooth và USB. Thuận tiện nếu xài cùng lúc 2 máy tính. Install thêm phần mềm Logitech Options để cài tính năng cho các nút bấm</text:p>
          </table:table-cell>
          <table:table-cell table:number-columns-repeated="16383"/>
        </table:table-row>
        <table:table-row table:style-name="ro1">
          <table:table-cell office:value-type="string" table:style-name="ce2">
            <text:p>Màn hình xài rất tốt, nếu có thêm cổng usb nữa thì tốt hơn</text:p>
          </table:table-cell>
          <table:table-cell table:number-columns-repeated="16383"/>
        </table:table-row>
        <table:table-row table:style-name="ro1">
          <table:table-cell office:value-type="string" table:style-name="ce2">
            <text:p>Màn hình tốt, chỉ có điều hơi lâu 1 tí nhưng không sao</text:p>
          </table:table-cell>
          <table:table-cell table:number-columns-repeated="16383"/>
        </table:table-row>
        <table:table-row table:style-name="ro1">
          <table:table-cell office:value-type="string" table:style-name="ce2">
            <text:p>Các bạn cho mình hỏi chút Mình mua chuột này, Nhưng bt thì kéo bi xuống thì màn hình đi xuống Kéo bi lên màn hình đi lên Sao chuột của mình bị ngược lại nhỉ? Pleasse!!!'</text:p>
          </table:table-cell>
          <table:table-cell table:number-columns-repeated="16383"/>
        </table:table-row>
        <table:table-row table:style-name="ro1">
          <table:table-cell office:value-type="string" table:style-name="ce2">
            <text:p>Chuột xài êm, tiếng click chuột nghe rất nhỏ, không gây tiếng như các loại chuột khác. <text:s/>Điểm trừ: chuột hơi nặng. <text:s/>Mình mua màu xám, hình ngoài hơi đậm hơn so với hình ở trang web. <text:s text:c="2"/>4 star!</text:p>
          </table:table-cell>
          <table:table-cell table:number-columns-repeated="16383"/>
        </table:table-row>
        <table:table-row table:style-name="ro1">
          <table:table-cell office:value-type="string" table:style-name="ce2">
            <text:p>Kết nối Bluetooth khá ổn, còn Receiver bị mất kết nối phải lên trang chủ logitech download bản cài và cập nhật mới dùng được Receiver <text:s/>(Khó khăn với người lowtech)</text:p>
          </table:table-cell>
          <table:table-cell table:number-columns-repeated="16383"/>
        </table:table-row>
        <table:table-row table:style-name="ro1">
          <table:table-cell office:value-type="string" table:style-name="ce2">
            <text:p>Slient tốt, vừa tay nên rất êm. Có điều đáng tiếc là sử dụng cho con workstation, nếu CPU load cao thì chuột bị delay khá giật. Không biết này là do máy hay do chuột bị lỗi nữa.</text:p>
          </table:table-cell>
          <table:table-cell table:number-columns-repeated="16383"/>
        </table:table-row>
        <table:table-row table:style-name="ro1">
          <table:table-cell office:value-type="string" table:style-name="ce2">
            <text:p>Kết nối khá nhạy nhưng hơi bất tiện khi cắm sang lap/PV khác. Vì mỗi lần cắm mới, phải cài đặt thêm phần mềm Logitech information. Nói chung chuột êm, không ồn.</text:p>
          </table:table-cell>
          <table:table-cell table:number-columns-repeated="16383"/>
        </table:table-row>
        <table:table-row table:style-name="ro1">
          <table:table-cell office:value-type="string" table:style-name="ce2">
            <text:p>Đóng gói cẩn thận, sử dụng êm, mẫu mã nhãn mác giống như trong quảng cáo, giao hàng đúng sản phẩm yêu cầu</text:p>
          </table:table-cell>
          <table:table-cell table:number-columns-repeated="16383"/>
        </table:table-row>
        <table:table-row table:style-name="ro1">
          <table:table-cell office:value-type="string" table:style-name="ce2">
            <text:p>Sản phầm nhìn chung đánh giá tốt, chỉ không ưng ý một điều là chuột giữa hơi nhạy. Không thích hợp cho những bạn dùng CAD, dùng chuột Giữa để PAN</text:p>
          </table:table-cell>
          <table:table-cell table:number-columns-repeated="16383"/>
        </table:table-row>
        <table:table-row table:style-name="ro1">
          <table:table-cell office:value-type="string" table:style-name="ce2">
            <text:p>Tiki giao nhanh hơn dự kiến. Nhìn chung hài lòng với em M590. Có 1 nhược điểm con lăn hơi nhanh. <text:s/>Có lõm ngón tay cái rất hợp lý. Không bị mỏi tay khi sử dụng.</text:p>
          </table:table-cell>
          <table:table-cell table:number-columns-repeated="16383"/>
        </table:table-row>
        <table:table-row table:style-name="ro1">
          <table:table-cell office:value-type="string" table:style-name="ce2">
            <text:p>Mới mua chưa có đánh giá thấu đáo. Sau khi sử dụng thì thấy con lăn okay, chế độ hạn chế tiếng ồn không ở mức thinh không nhưng tốt so với mấy con bình thường.</text:p>
          </table:table-cell>
          <table:table-cell table:number-columns-repeated="16383"/>
        </table:table-row>
        <table:table-row table:style-name="ro1">
          <table:table-cell office:value-type="string" table:style-name="ce2">
            <text:p>Chuột kết nối ổn và pin khoẻ. Kết nối vơi win thì oke. Nhưng mac os đôi khi bị delay chuột không biết do hệ điều hành mojave bị vậy hay phần mềm chưa tối ưu</text:p>
          </table:table-cell>
          <table:table-cell table:number-columns-repeated="16383"/>
        </table:table-row>
        <table:table-row table:style-name="ro1">
          <table:table-cell office:value-type="string" table:style-name="ce2">
            <text:p>Mình có đặt mua 2 con logitech, chất lượng rất tốt <text:s/>nhưng không có con nào có tem bảo hành, vậy chính sách bảo hành của tiki là như thế nào khi không có tem bảo hành?</text:p>
          </table:table-cell>
          <table:table-cell table:number-columns-repeated="16383"/>
        </table:table-row>
        <table:table-row table:style-name="ro1">
          <table:table-cell office:value-type="string" table:style-name="ce2">
            <text:p>chuột êm, nhạy dùng ổn, các nút bấm không phát ra tiếng dùng rất thích khi có không muốn làm phiền người khác, bên ngoài có phủ lớn cao su, cầm chuột rất thích.</text:p>
          </table:table-cell>
          <table:table-cell table:number-columns-repeated="16383"/>
        </table:table-row>
        <table:table-row table:style-name="ro1">
          <table:table-cell office:value-type="string" table:style-name="ce2">
            <text:p>Kết nối Bluetooth nhiều khi chập chờn gây lag cho cả lap, còn dùng kèm với usb cho trải nghiệm tốt, pin trâu, tầm 3-4 tháng pin mới xuống ngưỡng 40%</text:p>
          </table:table-cell>
          <table:table-cell table:number-columns-repeated="16383"/>
        </table:table-row>
        <table:table-row table:style-name="ro1">
          <table:table-cell office:value-type="string" table:style-name="ce2">
            <text:p>Nút bấm rất êm, hầu như không nghe tiếng. <text:s/>Có thể kết nối bằng Bluetooth hoặc dùng unify receiver. Hỗ trợ 2 thiết bị, chuyển đổi rất dễ dàng. Tuy nhiên, màu sắc không được đẹp.</text:p>
          </table:table-cell>
          <table:table-cell table:number-columns-repeated="16383"/>
        </table:table-row>
        <table:table-row table:style-name="ro1">
          <table:table-cell office:value-type="string" table:style-name="ce2">
            <text:p>hài lòng với sản phẩm và thời gian giao hàng của Tiki trading, trải nghiệm khác hoàn toàn với quá trình mua sản phẩm của 1 cửa hàng khác cũng trên tiki</text:p>
          </table:table-cell>
          <table:table-cell table:number-columns-repeated="16383"/>
        </table:table-row>
        <table:table-row table:style-name="ro1">
          <table:table-cell office:value-type="string" table:style-name="ce2">
            <text:p>chuột hơi nhỏ so với tay nên cầm chưa quen, nút bên hông hơi khó bấm, giá này thì vậy cũng hài lòng</text:p>
          </table:table-cell>
          <table:table-cell table:number-columns-repeated="16383"/>
        </table:table-row>
        <table:table-row table:style-name="ro1">
          <table:table-cell office:value-type="string" table:style-name="ce2">
            <text:p>Chuột xài êm, ít phát ra tiếng động, không gây ồn vào ban đêm. Kết nối bàng bluetooth thỉnh thoảng bị đứng. Dùng recieve thì ổn hơn.</text:p>
          </table:table-cell>
          <table:table-cell table:number-columns-repeated="16383"/>
        </table:table-row>
        <table:table-row table:style-name="ro1">
          <table:table-cell office:value-type="string" table:style-name="ce2">
            <text:p>Chuột chính hãng, nhiều tính năng. Tuy nhiên dùng bluetooth đôi khi chập chờn. Bluetooth dùng với win thì chán nhưng với Mac thì ok</text:p>
          </table:table-cell>
          <table:table-cell table:number-columns-repeated="16383"/>
        </table:table-row>
        <table:table-row table:style-name="ro1">
          <table:table-cell office:value-type="string" table:style-name="ce2">
            <text:p>chuột dùng rất mượt, cảm giác cầm vừa tay và không cần dùng cục receiver nên tiện cho những máy ít cổng kết nối.</text:p>
          </table:table-cell>
          <table:table-cell table:number-columns-repeated="16383"/>
        </table:table-row>
        <table:table-row table:style-name="ro1">
          <table:table-cell office:value-type="string" table:style-name="ce2">
            <text:p>Sản phẩm tốt, <text:s/>đóng gói rất đẹp, <text:s/>chắc chắn và giao cực nhanh, <text:s/>2 ngày là có mà mình ở tỉnh ngoài! Nhưng có điều mình thấy không hơn Antivirus là mấy ( thực ra còn không thấy khác ) <text:s/>mà giá đắt hơn rõ!</text:p>
          </table:table-cell>
          <table:table-cell table:number-columns-repeated="16383"/>
        </table:table-row>
        <table:table-row table:style-name="ro1">
          <table:table-cell office:value-type="string" table:style-name="ce2">
            <text:p>Giao hàng đúng hẹn, nhưng sản phẩm mình nhận bị rách hộp, móp méo, cái đĩa CD bị gãy. Nhưng thôi mình cũng tạm chấp nhận vì quan trọng cái key thôi, hy vọng tiki cẩn thận đừng làm hộp bị móp mó, vì khi mỏ ra xem hàng rất dễ bị thất vọng.</text:p>
          </table:table-cell>
          <table:table-cell table:number-columns-repeated="16383"/>
        </table:table-row>
        <table:table-row table:style-name="ro1">
          <table:table-cell office:value-type="string" table:style-name="ce2">
            <text:p>Về phần mềm thì mình đã cài đặt và sử dụng bình thường. Tuy nhiên Tiki cần xử lý đơn hàng nhanh hơn dù vào dịp cận Tết. Mình đặt hàng từ 26/1 (21 âm) mà tới tận khi ra Tết (12/2 ) mới nhận được. Xử lý đơn hàng quá chậm trễ!</text:p>
          </table:table-cell>
          <table:table-cell table:number-columns-repeated="16383"/>
        </table:table-row>
        <table:table-row table:style-name="ro1">
          <table:table-cell office:value-type="string" table:style-name="ce2">
            <text:p>Hàng chính hãng, bảo hành 24 tháng. Giao đúng màu sắc. Sản phẩm dùng rất tốt, ban đầu bấm có hơi không quen do hành trình bấn ngắn, nhưng sau quen bất rất đã tay</text:p>
          </table:table-cell>
          <table:table-cell table:number-columns-repeated="16383"/>
        </table:table-row>
        <table:table-row table:style-name="ro1">
          <table:table-cell office:value-type="string" table:style-name="ce2">
            <text:p>(+) Độ chính xác cao. Kết nối bluetooth trên MacOS rất tốt. Nhỏ gọn ôm tay. (-) Scroll hơi nhẹ và nhậy quá. Giao hàng chậm. Số seri không khớp với vỏ hộp.</text:p>
          </table:table-cell>
          <table:table-cell table:number-columns-repeated="16383"/>
        </table:table-row>
        <table:table-row table:style-name="ro1">
          <table:table-cell office:value-type="string" table:style-name="ce2">
            <text:p>CHuột tốt, nhiều chức năng, dùng rất mượt. Nhưng đặt tiki 2h lúc 10h sáng mà tới 5h chiều mới nhận được hàng</text:p>
          </table:table-cell>
          <table:table-cell table:number-columns-repeated="16383"/>
        </table:table-row>
        <table:table-row table:style-name="ro1">
          <table:table-cell office:value-type="string" table:style-name="ce2">
            <text:p>Giao hàng đúng hẹn, sử dụng bình thường, không tràu xước</text:p>
          </table:table-cell>
          <table:table-cell table:number-columns-repeated="16383"/>
        </table:table-row>
        <table:table-row table:style-name="ro1">
          <table:table-cell office:value-type="string" table:style-name="ce2">
            <text:p>Vừa thấy Tiki đang giảm giá còn 270k là mình mua ngay không suy nghĩ nhiều. Chỉ mất 1 ngày là mình nhận được hàng, quá nhanh quá xuất sắc. Code không vấn đề gì, nhập mã và là kích họa được ngay. Phần mềm rất ổn, cần thiết cho mọi máy tính, mua 1 lần dùng được 1 năm trời hihi. Nhược điểm là làm NẶNG MÁY <text:s text:c="2"/>các bạn nên tham khảo thêm về cấu hình máy trước khi mua nha.</text:p>
          </table:table-cell>
          <table:table-cell table:number-columns-repeated="16383"/>
        </table:table-row>
        <table:table-row table:style-name="ro1">
          <table:table-cell office:value-type="string" table:style-name="ce2">
            <text:p>- Fullbox nhưng không có phiếu BH kèm theo - chuột màu xám mới hoàn toàn - click êm, nhạy <text:s/>hài lòng với sản phẩm này.</text:p>
          </table:table-cell>
          <table:table-cell table:number-columns-repeated="16383"/>
        </table:table-row>
        <table:table-row table:style-name="ro1">
          <table:table-cell office:value-type="string" table:style-name="ce2">
            <text:p>Hơi khó kết nối. Bluetooth đôi khi bị lag, treo 1 lúc, có thể là do laptop. Chuột cầm êm tay, khá vừa, tuy nhiên hơi trơn một chút</text:p>
          </table:table-cell>
          <table:table-cell table:number-columns-repeated="16383"/>
        </table:table-row>
        <table:table-row table:style-name="ro1">
          <table:table-cell office:value-type="string" table:style-name="ce2">
            <text:p>Đặt hàng màu đen, nhưng Tiki lại giao màu xám! Chuột dùng tốt, nhưng phần con lăn không cho cảm giác chắc chắn, cứ xục xịch.</text:p>
          </table:table-cell>
          <table:table-cell table:number-columns-repeated="16383"/>
        </table:table-row>
        <table:table-row table:style-name="ro1">
          <table:table-cell office:value-type="string" table:style-name="ce2">
            <text:p>Quá tốt . Vừa dùng trên điện thoại vừa dùng trên máy tính được . Cứ tưởng 1 users nhưng vẫn dùng được trên 2 thiết bị .</text:p>
          </table:table-cell>
          <table:table-cell table:number-columns-repeated="16383"/>
        </table:table-row>
        <table:table-row table:style-name="ro1">
          <table:table-cell office:value-type="string" table:style-name="ce2">
            <text:p>Không biết cho đĩa làm gì laptop bây giờ có sài ổ đĩa đâu. Bán code không thì ổn hơn, để đỡ tốn tiền cho cái đĩa</text:p>
          </table:table-cell>
          <table:table-cell table:number-columns-repeated="16383"/>
        </table:table-row>
        <table:table-row table:style-name="ro1">
          <table:table-cell office:value-type="string" table:style-name="ce2">
            <text:p>USB receiver không hoạt động, mình đã thử sang laptop khác cũng không hoạt động được. Kết nối bằng bluetooth thì hoạt động bình thường.</text:p>
          </table:table-cell>
          <table:table-cell table:number-columns-repeated="16383"/>
        </table:table-row>
        <table:table-row table:style-name="ro1">
          <table:table-cell office:value-type="string" table:style-name="ce2">
            <text:p>Sản phẩm thì chuẩn nhưng giao hàng chậm quá, cùng hàng từ Sài Gòn ra mà Tiki giao chậm hơn Shopee nhiều</text:p>
          </table:table-cell>
          <table:table-cell table:number-columns-repeated="16383"/>
        </table:table-row>
        <table:table-row table:style-name="ro1">
          <table:table-cell office:value-type="string" table:style-name="ce2">
            <text:p>Hàng chính hãng. Giá rẻ hơn mua ở các cửa hàng vi tính. Nhưng lần này giao hàng chậm hơn dự kiến.</text:p>
          </table:table-cell>
          <table:table-cell table:number-columns-repeated="16383"/>
        </table:table-row>
        <table:table-row table:style-name="ro1">
          <table:table-cell office:value-type="string" table:style-name="ce2">
            <text:p>Màu đẹp, không được mượt như dùng Magic mouse. Cầm nắm ngon. Màu xám đẹp, hợp máy space gray.</text:p>
          </table:table-cell>
          <table:table-cell table:number-columns-repeated="16383"/>
        </table:table-row>
        <table:table-row table:style-name="ro1">
          <table:table-cell office:value-type="string" table:style-name="ce2">
            <text:p>Chuột bấm êm. Nhanh nhạy nhưng hơi nhỏ. Cầm lâu sẽ mỏi. Tay nữ nhỏ cầm sẽ vừa hơn nam</text:p>
          </table:table-cell>
          <table:table-cell table:number-columns-repeated="16383"/>
        </table:table-row>
        <table:table-row table:style-name="ro1">
          <table:table-cell office:value-type="string" table:style-name="ce2">
            <text:p>Hiện sản phẩm tôi mua không sử dụng được nữa, vui lòng cho tôi thông tin địa chỉ bảo hành để tôi gửi sản phẩm đến bảo hành. Cám ơn.</text:p>
          </table:table-cell>
          <table:table-cell table:number-columns-repeated="16383"/>
        </table:table-row>
        <table:table-row table:style-name="ro1">
          <table:table-cell office:value-type="string" table:style-name="ce2">
            <text:p>Giao hàng nhanh, đóng gói cẩn thận. Chất lượng sản phẩm tương đương với số tiền, chuột thi thoảng hơi đơ, mất kết nối</text:p>
          </table:table-cell>
          <table:table-cell table:number-columns-repeated="16383"/>
        </table:table-row>
        <table:table-row table:style-name="ro1">
          <table:table-cell office:value-type="string" table:style-name="ce2">
            <text:p>cuộn chuột hơi bay, hơi thiếu chính xác. sẽ theo dõi thêm và cm tiếp, về tổng thể thì phù hợp với tầm giá</text:p>
          </table:table-cell>
          <table:table-cell table:number-columns-repeated="16383"/>
        </table:table-row>
        <table:table-row table:style-name="ro1">
          <table:table-cell office:value-type="string" table:style-name="ce2">
            <text:p>Chuột dùng tốt. Tiện kết nối nhiều thiết bị tuy nhiên thỉnh thoảng kết nối không được ổn định.</text:p>
          </table:table-cell>
          <table:table-cell table:number-columns-repeated="16383"/>
        </table:table-row>
        <table:table-row table:style-name="ro1">
          <table:table-cell office:value-type="string" table:style-name="ce2">
            <text:p>Chuột hình thức đẹp, kết nối tốt nhưng dpi thấp nên khi dùng với máy Mac thì không phù hợp lắm. Ngoài ra chuột hơi nặng</text:p>
          </table:table-cell>
          <table:table-cell table:number-columns-repeated="16383"/>
        </table:table-row>
        <table:table-row table:style-name="ro1">
          <table:table-cell office:value-type="string" table:style-name="ce2">
            <text:p>- Phím bấm êm ái - Phần tiếp xúc bàn rê mượt mà - Driver đi kèm custom được nhiều chức năng cho các phím chức năng - Khả năng kết nối nhanh</text:p>
          </table:table-cell>
          <table:table-cell table:number-columns-repeated="16383"/>
        </table:table-row>
        <table:table-row table:style-name="ro1">
          <table:table-cell office:value-type="string" table:style-name="ce2">
            <text:p>Chuột nhỏ gọn, bấm êm, có thể kết nối với macbook qua bluetooth, chất liệu dễ bám bẩn</text:p>
          </table:table-cell>
          <table:table-cell table:number-columns-repeated="16383"/>
        </table:table-row>
        <table:table-row table:style-name="ro1">
          <table:table-cell office:value-type="string" table:style-name="ce2">
            <text:p>Giao hàng nhanh, sản phẩm xài ổn định, có giao diện tiếng việt dễ sử dụng</text:p>
          </table:table-cell>
          <table:table-cell table:number-columns-repeated="16383"/>
        </table:table-row>
        <table:table-row table:style-name="ro1">
          <table:table-cell office:value-type="string" table:style-name="ce2">
            <text:p>Xử lý đơn hàng và giao hàng nhanh. Số seri trên chuột và trên hộp không trùng nhau. Chuột dùng tốt.</text:p>
          </table:table-cell>
          <table:table-cell table:number-columns-repeated="16383"/>
        </table:table-row>
        <table:table-row table:style-name="ro1">
          <table:table-cell office:value-type="string" table:style-name="ce2">
            <text:p>- Đóng gói cẩn thận - Hộp như tồn kho lâu, bụi bặm nhiều - Chuột click êm, lăn chuột nhạy. Chất lượng tốt.</text:p>
          </table:table-cell>
          <table:table-cell table:number-columns-repeated="16383"/>
        </table:table-row>
        <table:table-row table:style-name="ro1">
          <table:table-cell office:value-type="string" table:style-name="ce2">
            <text:p>Cầm vừa tay, êm, không hài lòng ở điểm để ở chế độ Bluetooth thỉnh thoảng bị mất kết nối.</text:p>
          </table:table-cell>
          <table:table-cell table:number-columns-repeated="16383"/>
        </table:table-row>
        <table:table-row table:style-name="ro1">
          <table:table-cell office:value-type="string" table:style-name="ce2">
            <text:p>Sản phẩm đóng gói chắc chắn, dùng rất ok. Cho 4 sao vì lần này tiki ship hàng siêu chậm, 2 tuần mới nhận được hàng</text:p>
          </table:table-cell>
          <table:table-cell table:number-columns-repeated="16383"/>
        </table:table-row>
        <table:table-row table:style-name="ro1">
          <table:table-cell office:value-type="string" table:style-name="ce2">
            <text:p>Cho mình hỏi trung tâm bảo hành Logitech tại Hà nội với được không? Cuột mình không phát bluetooth.</text:p>
          </table:table-cell>
          <table:table-cell table:number-columns-repeated="16383"/>
        </table:table-row>
        <table:table-row table:style-name="ro1">
          <table:table-cell office:value-type="string" table:style-name="ce2">
            <text:p>Đúng sản phẩm, hy vọng độ bền vượt qua hàng 350k của logitech</text:p>
          </table:table-cell>
          <table:table-cell table:number-columns-repeated="16383"/>
        </table:table-row>
        <table:table-row table:style-name="ro1">
          <table:table-cell office:value-type="string" table:style-name="ce2">
            <text:p>Chuột dùng khá tốt. Tuy nhiên phần viền cao su xung quanh bị móp méo chắc do vận chuyển hoặc khâu sản xuất.</text:p>
          </table:table-cell>
          <table:table-cell table:number-columns-repeated="16383"/>
        </table:table-row>
        <table:table-row table:style-name="ro1">
          <table:table-cell office:value-type="string" table:style-name="ce2">
            <text:p>Sản phẩm chất lượng đúng như các thông tin đã đưa.</text:p>
          </table:table-cell>
          <table:table-cell table:number-columns-repeated="16383"/>
        </table:table-row>
        <table:table-row table:style-name="ro1">
          <table:table-cell office:value-type="string" table:style-name="ce2">
            <text:p>Sản phẩm chính hãng, nguyên hộp và key, sử dụng tốt. Giao hàng hơi chậm!</text:p>
          </table:table-cell>
          <table:table-cell table:number-columns-repeated="16383"/>
        </table:table-row>
        <table:table-row table:style-name="ro1">
          <table:table-cell office:value-type="string" table:style-name="ce2">
            <text:p>Oki, tin tưởng được nhà cuung cấp</text:p>
          </table:table-cell>
          <table:table-cell table:number-columns-repeated="16383"/>
        </table:table-row>
        <table:table-row table:style-name="ro1">
          <table:table-cell office:value-type="string" table:style-name="ce2">
            <text:p>nhận được hàng trước ngày dự kiến, trừ cái hộp bị móp ra thì ok</text:p>
          </table:table-cell>
          <table:table-cell table:number-columns-repeated="16383"/>
        </table:table-row>
        <table:table-row table:style-name="ro1">
          <table:table-cell office:value-type="string" table:style-name="ce2">
            <text:p>Sản phẩm tốt màu đẹp, cầm êm tay. Nhưng giao hàng hơi lâu...</text:p>
          </table:table-cell>
          <table:table-cell table:number-columns-repeated="16383"/>
        </table:table-row>
        <table:table-row table:style-name="ro1">
          <table:table-cell office:value-type="string" table:style-name="ce2">
            <text:p>Chặn được virus nguy hại. đã dùng mấy năm, có giảm giá.</text:p>
          </table:table-cell>
          <table:table-cell table:number-columns-repeated="16383"/>
        </table:table-row>
        <table:table-row table:style-name="ro1">
          <table:table-cell office:value-type="string" table:style-name="ce2">
            <text:p>Nên cho 4 sao thôi nhé, lần sau nội thành trung tâm thì cần giao nhanh hơn nhé nhà cung cấp.</text:p>
          </table:table-cell>
          <table:table-cell table:number-columns-repeated="16383"/>
        </table:table-row>
        <table:table-row table:style-name="ro1">
          <table:table-cell office:value-type="string" table:style-name="ce2">
            <text:p>Chuột dùng tốt. <text:s/>Hiện tại mình vẫn chưa nhận được hóa đơn. Nhờ bên Tiki check và gửi lại giúp mình. Thanks</text:p>
          </table:table-cell>
          <table:table-cell table:number-columns-repeated="16383"/>
        </table:table-row>
        <table:table-row table:style-name="ro1">
          <table:table-cell office:value-type="string" table:style-name="ce2">
            <text:p>Giao hàng nhanh chóng, hài lòng</text:p>
          </table:table-cell>
          <table:table-cell table:number-columns-repeated="16383"/>
        </table:table-row>
        <table:table-row table:style-name="ro1">
          <table:table-cell office:value-type="string" table:style-name="ce2">
            <text:p>Ban đầu thấy khá ok<text:s/></text:p>
          </table:table-cell>
          <table:table-cell table:number-columns-repeated="16383"/>
        </table:table-row>
        <table:table-row table:style-name="ro1">
          <table:table-cell office:value-type="string" table:style-name="ce2">
            <text:p>Hàng ổn.</text:p>
          </table:table-cell>
          <table:table-cell table:number-columns-repeated="16383"/>
        </table:table-row>
        <table:table-row table:style-name="ro1">
          <table:table-cell office:value-type="string" table:style-name="ce2">
            <text:p>Chuột mượt, con lăn quá nhạy. 2 nút tiền lùi rất tiện khi sử dụng.</text:p>
          </table:table-cell>
          <table:table-cell table:number-columns-repeated="16383"/>
        </table:table-row>
        <table:table-row table:style-name="ro1">
          <table:table-cell office:value-type="string" table:style-name="ce2">
            <text:p>Ngon lành. Nhưng hơi nhỏ so với tay mình. Sử dụng tốt trên nhiều bề mặt</text:p>
          </table:table-cell>
          <table:table-cell table:number-columns-repeated="16383"/>
        </table:table-row>
        <table:table-row table:style-name="ro1">
          <table:table-cell office:value-type="string" table:style-name="ce2">
            <text:p>sản phẩm kết nối tốt, nhưng con lăn có vẻ lỏng lẻo và cảm giác lăn như muốn rơi ra và gây tiếng ồn.</text:p>
          </table:table-cell>
          <table:table-cell table:number-columns-repeated="16383"/>
        </table:table-row>
        <table:table-row table:style-name="ro1">
          <table:table-cell office:value-type="string" table:style-name="ce2">
            <text:p>giá quá hợp lý cho sản phẩm dùng với MacOS - Ngon Bổ Rẻ</text:p>
          </table:table-cell>
          <table:table-cell table:number-columns-repeated="16383"/>
        </table:table-row>
        <table:table-row table:style-name="ro1">
          <table:table-cell office:value-type="string" table:style-name="ce2">
            <text:p>Chuộc dùng rất ổn, pin trâu. Chỉ có thỉnh thoảng connect lại không ổn định.</text:p>
          </table:table-cell>
          <table:table-cell table:number-columns-repeated="16383"/>
        </table:table-row>
        <table:table-row table:style-name="ro1">
          <table:table-cell office:value-type="string" table:style-name="ce2">
            <text:p>Rất thích tính năng silence của sản phẩm, dùng ban đêm không gây phiền cho mọi người. Các phím cũng rất nhạy<text:s text:c="2"/></text:p>
          </table:table-cell>
          <table:table-cell table:number-columns-repeated="16383"/>
        </table:table-row>
        <table:table-row table:style-name="ro1">
          <table:table-cell office:value-type="string" table:style-name="ce2">
            <text:p>Hài lòng, rất êm, tiện lợi khi dùng cùng lúc hai máy laptop và PC, PC và ipad.</text:p>
          </table:table-cell>
          <table:table-cell table:number-columns-repeated="16383"/>
        </table:table-row>
        <table:table-row table:style-name="ro1">
          <table:table-cell office:value-type="string" table:style-name="ce2">
            <text:p>Chuột xài wifi thì tốt nhưng bluetooth hơi lag và hơi nhỏ so với tay mình</text:p>
          </table:table-cell>
          <table:table-cell table:number-columns-repeated="16383"/>
        </table:table-row>
        <table:table-row table:style-name="ro1">
          <table:table-cell office:value-type="string" table:style-name="ce2">
            <text:p>không biết dao dùng với mac thì lại không tương thích nhưng nhìn chung ok</text:p>
          </table:table-cell>
          <table:table-cell table:number-columns-repeated="16383"/>
        </table:table-row>
        <table:table-row table:style-name="ro1">
          <table:table-cell office:value-type="string" table:style-name="ce2">
            <text:p>sản phẩm dùng khá ôk dùng êm, phù hợp với người tay to một tý</text:p>
          </table:table-cell>
          <table:table-cell table:number-columns-repeated="16383"/>
        </table:table-row>
        <table:table-row table:style-name="ro1">
          <table:table-cell office:value-type="string" table:style-name="ce2">
            <text:p>hàng tốt, cần liên lạc với khác hàng trước khi giao hàng</text:p>
          </table:table-cell>
          <table:table-cell table:number-columns-repeated="16383"/>
        </table:table-row>
        <table:table-row table:style-name="ro1">
          <table:table-cell office:value-type="string" table:style-name="ce2">
            <text:p>Ngon , bổ và giá cả trên Tiki khá cạnh tranh = <text:s/>)</text:p>
          </table:table-cell>
          <table:table-cell table:number-columns-repeated="16383"/>
        </table:table-row>
        <table:table-row table:style-name="ro1">
          <table:table-cell office:value-type="string" table:style-name="ce2">
            <text:p>Sn không trùng hộp nhưng hàng cũng ok. Đóng gói ok</text:p>
          </table:table-cell>
          <table:table-cell table:number-columns-repeated="16383"/>
        </table:table-row>
        <table:table-row table:style-name="ro1">
          <table:table-cell office:value-type="string" table:style-name="ce2">
            <text:p>Giao hàng nhanh, sử dụng ok, tiết kiệm được một số tiền.</text:p>
          </table:table-cell>
          <table:table-cell table:number-columns-repeated="16383"/>
        </table:table-row>
        <table:table-row table:style-name="ro1">
          <table:table-cell office:value-type="string" table:style-name="ce2">
            <text:p>Khá mạnh mẽ, dùng ổn, nhưng mà hơi nặng máy. Hic hic</text:p>
          </table:table-cell>
          <table:table-cell table:number-columns-repeated="16383"/>
        </table:table-row>
        <table:table-row table:style-name="ro1">
          <table:table-cell office:value-type="string" table:style-name="ce2">
            <text:p>Dùng tốt. <text:s/>Có điều nặng máy. <text:s/>Máy nào ram 2g không nên cài.<text:s text:c="2"/></text:p>
          </table:table-cell>
          <table:table-cell table:number-columns-repeated="16383"/>
        </table:table-row>
        <table:table-row table:style-name="ro1">
          <table:table-cell office:value-type="string" table:style-name="ce2">
            <text:p>Không thoải mái và Bị mỏi tay Khi dùng chuột trong thời gian dài ,</text:p>
          </table:table-cell>
          <table:table-cell table:number-columns-repeated="16383"/>
        </table:table-row>
        <table:table-row table:style-name="ro1">
          <table:table-cell office:value-type="string" table:style-name="ce2">
            <text:p>Chuột ngon, bấm êm, nhay, nhưng laptop cũ không hỗ trợ bluetooth, nên phải xài đầu thu</text:p>
          </table:table-cell>
          <table:table-cell table:number-columns-repeated="16383"/>
        </table:table-row>
        <table:table-row table:style-name="ro1">
          <table:table-cell office:value-type="string" table:style-name="ce2">
            <text:p>chuột kết nối ổn định, nút êm không tiếng ồn,</text:p>
          </table:table-cell>
          <table:table-cell table:number-columns-repeated="16383"/>
        </table:table-row>
        <table:table-row table:style-name="ro1">
          <table:table-cell office:value-type="string" table:style-name="ce2">
            <text:p>Lúc dùng chế độ bluetooth thì hay bị mất tín hiệu, không điều khiển được</text:p>
          </table:table-cell>
          <table:table-cell table:number-columns-repeated="16383"/>
        </table:table-row>
        <table:table-row table:style-name="ro1">
          <table:table-cell office:value-type="string" table:style-name="ce2">
            <text:p>Chuột xài tốt. Chỉ bị cái màu xám dễ bám bẩn</text:p>
          </table:table-cell>
          <table:table-cell table:number-columns-repeated="16383"/>
        </table:table-row>
        <table:table-row table:style-name="ro1">
          <table:table-cell office:value-type="string" table:style-name="ce2">
            <text:p>Nút bấm êm chạy được cho cả hai máy tính thỉnh thoảng đơ đơ 1 tí</text:p>
          </table:table-cell>
          <table:table-cell table:number-columns-repeated="16383"/>
        </table:table-row>
        <table:table-row table:style-name="ro1">
          <table:table-cell office:value-type="string" table:style-name="ce2">
            <text:p>Chuột bấm êm, tuy nhiên rất hay bị khưng giống như mất kết nối, gia tốc lớn, sử dụng văn phòng ổn</text:p>
          </table:table-cell>
          <table:table-cell table:number-columns-repeated="16383"/>
        </table:table-row>
        <table:table-row table:style-name="ro1">
          <table:table-cell office:value-type="string" table:style-name="ce2">
            <text:p>Chuột êm không nghe tiếng sản phẩm tốt giao hàng nhanh</text:p>
          </table:table-cell>
          <table:table-cell table:number-columns-repeated="16383"/>
        </table:table-row>
        <table:table-row table:style-name="ro1">
          <table:table-cell office:value-type="string" table:style-name="ce2">
            <text:p>Pin lỏng cần chèn thêm giấy khi sử dụng</text:p>
          </table:table-cell>
          <table:table-cell table:number-columns-repeated="16383"/>
        </table:table-row>
        <table:table-row table:style-name="ro1">
          <table:table-cell office:value-type="string" table:style-name="ce2">
            <text:p>Hang tot. Nhung sao tem bao hanh ghi co 06 thang. Can cau tra loi thi nha phan phoi.</text:p>
          </table:table-cell>
          <table:table-cell table:number-columns-repeated="16383"/>
        </table:table-row>
        <table:table-row table:style-name="ro1">
          <table:table-cell office:value-type="string" table:style-name="ce2">
            <text:p>Feet chuột nhỏ, độ lướt không cao, trọng lượng nặng. Xét trên tiêu chí có chơi game thì không nên dùng.</text:p>
          </table:table-cell>
          <table:table-cell table:number-columns-repeated="16383"/>
        </table:table-row>
        <table:table-row table:style-name="ro1">
          <table:table-cell office:value-type="string" table:style-name="ce2">
            <text:p>Hình thức: Hộp giấy hơi cũ, nhưng nguyên tem, mã Seri thiết bị trùng với mã in trên hộp 99%, khác ở kí tự N cuối (trên hộp không có). Vỏ SSD hơi ộp ẹp, nhựa mỏng, trông không cứng cáp gì lắm. Kiểm tra bằng Samsung Magician có hiện Genuine (Chính hãng) và chưa qua sử dụng. Chất lượng: ban đầu kiểm tra tốc độ Đọc đúng, Ghi chỉ khoảng 300MB/s tức chỉ hơn một nữa so với quảng cáo. Sau khi vào Asus Bios kiểm tra, AHCI thì đã bật từ đầu, chỉ chỉnh lại cái chế độ Hot Plug thì tốc độ đo lần 2 đạt W/R là 560/530. <text:s/>Độ bền: 150TB, 60 tháng bảo hành thì cứ chắc cứ sài dần rồi mới biết được.</text:p>
          </table:table-cell>
          <table:table-cell table:number-columns-repeated="16383"/>
        </table:table-row>
        <table:table-row table:style-name="ro1">
          <table:table-cell office:value-type="string" table:style-name="ce2">
            <text:p>ổ nguyên đai nguyên kiện! kiểm tra tốc độ đúng như quảng cáo! rất hài lòng! nhưng chuyển hàng hơi lâu nên cho shop 4 sao!</text:p>
          </table:table-cell>
          <table:table-cell table:number-columns-repeated="16383"/>
        </table:table-row>
        <table:table-row table:style-name="ro1">
          <table:table-cell office:value-type="string" table:style-name="ce2">
            <text:p>Đã nhận được hàng nhưng chưa thử mong rằng sẽ ổn</text:p>
          </table:table-cell>
          <table:table-cell table:number-columns-repeated="16383"/>
        </table:table-row>
        <table:table-row table:style-name="ro1">
          <table:table-cell office:value-type="string" table:style-name="ce2">
            <text:p>Sài được 1 tuần nói chung hài lòng chả có gì phàn nàn</text:p>
          </table:table-cell>
          <table:table-cell table:number-columns-repeated="16383"/>
        </table:table-row>
        <table:table-row table:style-name="ro1">
          <table:table-cell office:value-type="string" table:style-name="ce2">
            <text:p>Chuột phản ứng nhanh, xài bluetooth thỉnh thoảng bị đơ.</text:p>
          </table:table-cell>
          <table:table-cell table:number-columns-repeated="16383"/>
        </table:table-row>
        <table:table-row table:style-name="ro1">
          <table:table-cell office:value-type="string" table:style-name="ce2">
            <text:p>Hàng giao ok, phụ kiện đủ, nguyên seal, hàng của thị trường Trung Quốc nhưng không không quan tâm.</text:p>
          </table:table-cell>
          <table:table-cell table:number-columns-repeated="16383"/>
        </table:table-row>
        <table:table-row table:style-name="ro1">
          <table:table-cell office:value-type="string" table:style-name="ce2">
            <text:p>Tuy nhiên không thấy team bh nên thắc mắc khi cần bh sẽ ntn</text:p>
          </table:table-cell>
          <table:table-cell table:number-columns-repeated="16383"/>
        </table:table-row>
        <table:table-row table:style-name="ro1">
          <table:table-cell office:value-type="string" table:style-name="ce2">
            <text:p>chuột hơi nặng cho những bạn nữ</text:p>
          </table:table-cell>
          <table:table-cell table:number-columns-repeated="16383"/>
        </table:table-row>
        <table:table-row table:style-name="ro1">
          <table:table-cell office:value-type="string" table:style-name="ce2">
            <text:p>Đúng như mô tả</text:p>
          </table:table-cell>
          <table:table-cell table:number-columns-repeated="16383"/>
        </table:table-row>
        <table:table-row table:style-name="ro1">
          <table:table-cell office:value-type="string" table:style-name="ce2">
            <text:p>Sản phẩm rất tốt, giao hàng đúng giờ. Sẽ tiếp tục ủng hộ tiki</text:p>
          </table:table-cell>
          <table:table-cell table:number-columns-repeated="16383"/>
        </table:table-row>
        <table:table-row table:style-name="ro1">
          <table:table-cell office:value-type="string" table:style-name="ce2">
            <text:p>hàng chính hãng, dịch vụ tốt</text:p>
          </table:table-cell>
          <table:table-cell table:number-columns-repeated="16383"/>
        </table:table-row>
        <table:table-row table:style-name="ro1">
          <table:table-cell office:value-type="string" table:style-name="ce2">
            <text:p>Sản phẩm sử dụng khá hài lòng, chuột êm, mình cảm thấy rất hài lòng với số tiền bỏ ra</text:p>
          </table:table-cell>
          <table:table-cell table:number-columns-repeated="16383"/>
        </table:table-row>
        <table:table-row table:style-name="ro1">
          <table:table-cell office:value-type="string" table:style-name="ce2">
            <text:p>Giao hàng tiki now 2 tiếng mà 5 tiếng mới nhận được hàng</text:p>
          </table:table-cell>
          <table:table-cell table:number-columns-repeated="16383"/>
        </table:table-row>
        <table:table-row table:style-name="ro1">
          <table:table-cell office:value-type="string" table:style-name="ce2">
            <text:p>Mình khá hài lòng với độ silent của chuột cũng như kết nối bluetooth ổn định</text:p>
          </table:table-cell>
          <table:table-cell table:number-columns-repeated="16383"/>
        </table:table-row>
        <table:table-row table:style-name="ro1">
          <table:table-cell office:value-type="string" table:style-name="ce2">
            <text:p>Đóng gói cẩn thận, giao hàng nhanh</text:p>
          </table:table-cell>
          <table:table-cell table:number-columns-repeated="16383"/>
        </table:table-row>
        <table:table-row table:style-name="ro1">
          <table:table-cell office:value-type="string" table:style-name="ce2">
            <text:p>Chuột Logitech M590 Slient dùng ổn</text:p>
          </table:table-cell>
          <table:table-cell table:number-columns-repeated="16383"/>
        </table:table-row>
        <table:table-row table:style-name="ro1">
          <table:table-cell office:value-type="string" table:style-name="ce2">
            <text:p>Xài ổn dễ gây nghiện ngập</text:p>
          </table:table-cell>
          <table:table-cell table:number-columns-repeated="16383"/>
        </table:table-row>
        <table:table-row table:style-name="ro1">
          <table:table-cell office:value-type="string" table:style-name="ce2">
            <text:p>Hài lòng với sản phẩm đã mua</text:p>
          </table:table-cell>
          <table:table-cell table:number-columns-repeated="16383"/>
        </table:table-row>
        <table:table-row table:style-name="ro1">
          <table:table-cell office:value-type="string" table:style-name="ce2">
            <text:p>san pham ok nhu quang cao tren web</text:p>
          </table:table-cell>
          <table:table-cell table:number-columns-repeated="16383"/>
        </table:table-row>
        <table:table-row table:style-name="ro1">
          <table:table-cell office:value-type="string" table:style-name="ce2">
            <text:p>Lần đầu dính ngay màn hình có cụm 3-4 đốm sáng trên màn hình, 6 điểm chết, màn hình lắp ráp lệch, hở sáng gần 2 góc dưới màn hình ---&gt; liên hệ Tiki &amp; đã được đổi trả. <text:s text:c="2"/>Sau khi đổi trả nhận được màn hình có 1 điểm chết, 5-6 điểm hở sáng phía cạnh dưới màn hình, cạnh dưới lắp ráp bị hở cong vênh. Ảnh thực hàng đổi trả :</text:p>
          </table:table-cell>
          <table:table-cell table:number-columns-repeated="16383"/>
        </table:table-row>
        <table:table-row table:style-name="ro1">
          <table:table-cell office:value-type="string" table:style-name="ce2">
            <text:p>Hàng giao nhanh,gói hàng cẩn thận . Màn đẹp tuy nhiên màn 75hz mà về thông số chỉ có 60hz không biết có phải chỉnh gì không . Màu sắc thì hơi đậm màu nếu không muốn nói lf quá rực rỡ ,có lẽ màn ss như vậy . Tạm thời cho 4 sao ,sau 1 tháng sử dụng nếu ngon sẽ đánh giá lại .</text:p>
          </table:table-cell>
          <table:table-cell table:number-columns-repeated="16383"/>
        </table:table-row>
        <table:table-row table:style-name="ro1">
          <table:table-cell office:value-type="string" table:style-name="ce2">
            <text:p>Màn xem video khi video chuyển cảnh cứ giật giật. Chơi game cũng giật. Còn mọi thứ đều ok. Đặt chiều hôm qua, sáng nay đã nhận được. Máy e dùng card màn hình 1070ti, cpu 8700k. Màn này là 8 bit màu thực. Hình ảnh rất đẹp, màu rất ok.</text:p>
          </table:table-cell>
          <table:table-cell table:number-columns-repeated="16383"/>
        </table:table-row>
        <table:table-row table:style-name="ro1">
          <table:table-cell office:value-type="string" table:style-name="ce2">
            <text:p>màn hình hiển thị tốt. màu hơi rực rỡ. Điều quan trọng là mua hàng có phiếu bảo hành nhưng tiki không ghi thông tin. không có tem dán lên thiết bị ghi ngày tháng. làm sao biết mua khi nào mà bảo hành?</text:p>
          </table:table-cell>
          <table:table-cell table:number-columns-repeated="16383"/>
        </table:table-row>
        <table:table-row table:style-name="ro1">
          <table:table-cell office:value-type="string" table:style-name="ce2">
            <text:p>Màn hiển thị màu sắc đẹp, sắc nét. <text:s/>Thông số nhà sản xuất đưa ra là 75Hz nhưng thực tế chỉ có 60Hz. Khá thất vọng ở điểm này. <text:s text:c="2"/>Lỗi màn hình Check Signal Cable là do thiếu driver VGA, không phải do cáp HDMI nhé các bạn.</text:p>
          </table:table-cell>
          <table:table-cell table:number-columns-repeated="16383"/>
        </table:table-row>
        <table:table-row table:style-name="ro1">
          <table:table-cell office:value-type="string" table:style-name="ce2">
            <text:p>Sản phẩm đẹp, nét. Tôi rất hài lòng về sản phẩm.</text:p>
          </table:table-cell>
          <table:table-cell table:number-columns-repeated="16383"/>
        </table:table-row>
        <table:table-row table:style-name="ro1">
          <table:table-cell office:value-type="string" table:style-name="ce2">
            <text:p>Đóng gói cẩn thận, giao hàng nhanh, đẹp, ngon trong tầm giá, thích cái kẹp dây phía sau, bền hay không thì phải dùng đã..<text:s text:c="2"/></text:p>
          </table:table-cell>
          <table:table-cell table:number-columns-repeated="16383"/>
        </table:table-row>
        <table:table-row table:style-name="ro1">
          <table:table-cell office:value-type="string" table:style-name="ce2">
            <text:p>Tình trạng khi nhận hàng là rất ổn, đúng hàng, giao trước hẹn và rất OK.</text:p>
          </table:table-cell>
          <table:table-cell table:number-columns-repeated="16383"/>
        </table:table-row>
        <table:table-row table:style-name="ro1">
          <table:table-cell office:value-type="string" table:style-name="ce2">
            <text:p>Dùng ok.</text:p>
          </table:table-cell>
          <table:table-cell table:number-columns-repeated="16383"/>
        </table:table-row>
        <table:table-row table:style-name="ro1">
          <table:table-cell office:value-type="string" table:style-name="ce2">
            <text:p>Khi nhận máy thấy Máy bị rách tem bảo hành của cty Lê Bảo Minh, không biết sau này có được bảo hành hay không? Đã email phản hồi cho TikiCare. Tuy nhiên sau khi test máy, máy bị tình trạng báo kẹt giấy mặc dù không có kẹt giấy nên phải resumed liên tục một vài lần mới in được, gây cảm giác hơi bực mình, tuy nhiên máy in độ phân giải khá tốt. Chờ phản hồi của TikiCare. Thanks!</text:p>
          </table:table-cell>
          <table:table-cell table:number-columns-repeated="16383"/>
        </table:table-row>
        <table:table-row table:style-name="ro1">
          <table:table-cell office:value-type="string" table:style-name="ce2">
            <text:p>Mình đã mua máy về in được khoảng một tháng, hết 3 lọ mực màu. Chất lượng in ổn trong tầm giá. Tuy nhiên, vài ngày nay máy bắt đầu bị lỗi kẹt giấy - code 1300. Mặc dù máy báo kẹt giấy nhưng giấy không hề bị kẹt, mà giấy chạy thẳng từ khay đựng giấy xuống khay đã in xong (giấy không được giữ lại để in). Hiện tại mình chưa biết khắc phục như thế nào? Không thể in được. Tiki có thể hỗ trợ mình.</text:p>
          </table:table-cell>
          <table:table-cell table:number-columns-repeated="16383"/>
        </table:table-row>
        <table:table-row table:style-name="ro1">
          <table:table-cell office:value-type="string" table:style-name="ce2">
            <text:p>Mình đọc nhận xét nhiều nên quyết định đặt em này với nhà cung cấp Tiki Trading, xong chờ dài cổ không thấy, phải gọi lên CSKH báo rồi cuối cùng kho hết hàng. Khá bực mình! Sau đó mình đặt lại ở bên nhà cung cấp khác, và đã nhận được sản phẩm. Lần đầu gặp rắc rối với Tiki khâu này, nhưng vì sản phẩm ok nên bỏ qua, vẫn tiếp tục ủng hộ.</text:p>
          </table:table-cell>
          <table:table-cell table:number-columns-repeated="16383"/>
        </table:table-row>
        <table:table-row table:style-name="ro1">
          <table:table-cell office:value-type="string" table:style-name="ce2">
            <text:p>Máy in phun gia đình khá tốt. Tốc độ chậm thôi nhưng ổn, cũng nét, màu hơi nhạt 1 chút. Lưu ý: cài đặt theo hướng dẫn không nhận máy, đã thử mấy máy tính k được. Tuy nhiên sau đó lên trang web Việt Nam lấy driver về cài tốt. Giá rẻ, chạy ổn định.</text:p>
          </table:table-cell>
          <table:table-cell table:number-columns-repeated="16383"/>
        </table:table-row>
        <table:table-row table:style-name="ro1">
          <table:table-cell office:value-type="string" table:style-name="ce2">
            <text:p>Sử dụng tạm ổn. Máy phun màu cũng tạm ok. Nhưng nhanh hết mực. Mới in có 6 cái tờ phiếu giao hàng thấy mực tụt xuống 1 nửa hủ 🤣🤣. Này ai buôn bán k nên mua. Tốn mực</text:p>
          </table:table-cell>
          <table:table-cell table:number-columns-repeated="16383"/>
        </table:table-row>
        <table:table-row table:style-name="ro1">
          <table:table-cell office:value-type="string" table:style-name="ce2">
            <text:p>Mình vừa mới đặt mua sp này. Trong phần giới thiệu không thấy đề cập đến có tặng kèm 4 hộp mực hay không, xin shop cho biết để mình đặt mua mực ạ. Cảm ơn.</text:p>
          </table:table-cell>
          <table:table-cell table:number-columns-repeated="16383"/>
        </table:table-row>
        <table:table-row table:style-name="ro1">
          <table:table-cell office:value-type="string" table:style-name="ce2">
            <text:p>Cty tôi đã mua 4 máy để in số serie ...lên phiếu BH nên số bẩn in nhiều máy chỉ dùng ổn định~ 6 th lại phải mua mới</text:p>
          </table:table-cell>
          <table:table-cell table:number-columns-repeated="16383"/>
        </table:table-row>
        <table:table-row table:style-name="ro1">
          <table:table-cell office:value-type="string" table:style-name="ce2">
            <text:p>Màu đen in trên giấy in ảnh có hiện tượng bị tróc không bám dính, sẽ thử một loại giấy in ảnh khác coi sao....</text:p>
          </table:table-cell>
          <table:table-cell table:number-columns-repeated="16383"/>
        </table:table-row>
        <table:table-row table:style-name="ro1">
          <table:table-cell office:value-type="string" table:style-name="ce2">
            <text:p>máy mới mua tuy nhiên khi in màu rõ nhưng bị các vệt sọc ngang. không biết lỗi gì.</text:p>
          </table:table-cell>
          <table:table-cell table:number-columns-repeated="16383"/>
        </table:table-row>
        <table:table-row table:style-name="ro1">
          <table:table-cell office:value-type="string" table:style-name="ce2">
            <text:p>máy in ok, mực chuẩn canon, chạy ok, nhưng có vẻ in hơi nhạt màu 1 chút.</text:p>
          </table:table-cell>
          <table:table-cell table:number-columns-repeated="16383"/>
        </table:table-row>
        <table:table-row table:style-name="ro1">
          <table:table-cell office:value-type="string" table:style-name="ce2">
            <text:p>Sản phẩm đơn giản, giá rẻ, phù hợp sử dụng gia đình</text:p>
          </table:table-cell>
          <table:table-cell table:number-columns-repeated="16383"/>
        </table:table-row>
        <table:table-row table:style-name="ro1">
          <table:table-cell office:value-type="string" table:style-name="ce2">
            <text:p>Mình hài lòng vớu sản phẩm máy in canon g1010 này.</text:p>
          </table:table-cell>
          <table:table-cell table:number-columns-repeated="16383"/>
        </table:table-row>
        <table:table-row table:style-name="ro1">
          <table:table-cell office:value-type="string" table:style-name="ce2">
            <text:p>Đầm tay, nút êm, những nút phụ tiện dụng, lăn chuột ngon, rất thích con lăn náy từ con M325. Thiết kế đẹp. Vừa tay. <text:s/>không có nhu cầu xài nhiều thiết bị. Miếng dán ở dưới hơi trầy nhẹ.</text:p>
          </table:table-cell>
          <table:table-cell table:number-columns-repeated="16383"/>
        </table:table-row>
        <table:table-row table:style-name="ro1">
          <table:table-cell office:value-type="string" table:style-name="ce2">
            <text:p>Mình mua từ 13.09.2018 thì vừa phát hiện ra con lăn giữa nhấn k được còn lăn thì vẫn đk</text:p>
          </table:table-cell>
          <table:table-cell table:number-columns-repeated="16383"/>
        </table:table-row>
        <table:table-row table:style-name="ro1">
          <table:table-cell office:value-type="string" table:style-name="ce2">
            <text:p>sản phẩm ưng ý. Mỗi tội Tiki để 2h giao nhưng đặt hàng sáng sớm 26/3 nhưng đến chiều 30/3 mới giao. Tiki xem lại dv giao hàng 2h.</text:p>
          </table:table-cell>
          <table:table-cell table:number-columns-repeated="16383"/>
        </table:table-row>
        <table:table-row table:style-name="ro1">
          <table:table-cell office:value-type="string" table:style-name="ce2">
            <text:p>Mép của miếng lót chuột cắt k được gọn cho lắm ngoài ra thì khá ổn</text:p>
          </table:table-cell>
          <table:table-cell table:number-columns-repeated="16383"/>
        </table:table-row>
        <table:table-row table:style-name="ro1">
          <table:table-cell office:value-type="string" table:style-name="ce2">
            <text:p>phù hợp với giá tiền, chấp nhận được dù không sắc sảo lắm</text:p>
          </table:table-cell>
          <table:table-cell table:number-columns-repeated="16383"/>
        </table:table-row>
        <table:table-row table:style-name="ro1">
          <table:table-cell office:value-type="string" table:style-name="ce2">
            <text:p>Màu không giống trong ảnh, nhận được có nền là màu trắng xanh. Chất liệu ok, di chuột khá dễ dàng</text:p>
          </table:table-cell>
          <table:table-cell table:number-columns-repeated="16383"/>
        </table:table-row>
        <table:table-row table:style-name="ro1">
          <table:table-cell office:value-type="string" table:style-name="ce2">
            <text:p>Sao mình order màu kem vàng mà khi giao lại là màu trắng?? Còn chất lượng thì ok.</text:p>
          </table:table-cell>
          <table:table-cell table:number-columns-repeated="16383"/>
        </table:table-row>
        <table:table-row table:style-name="ro1">
          <table:table-cell office:value-type="string" table:style-name="ce2">
            <text:p>Sản phẩm giống như hình ảnh, bắt mắt, dày dặn, Ok. Nhưng cũng mong là đa dạng hình hơn chút <text:s/>)</text:p>
          </table:table-cell>
          <table:table-cell table:number-columns-repeated="16383"/>
        </table:table-row>
        <table:table-row table:style-name="ro1">
          <table:table-cell office:value-type="string" table:style-name="ce2">
            <text:p>Sản phẩm giống màu như trong ảnh. Hình ảnh rất dễ thương, hài lòng với sản phẩm này!</text:p>
          </table:table-cell>
          <table:table-cell table:number-columns-repeated="16383"/>
        </table:table-row>
        <table:table-row table:style-name="ro1">
          <table:table-cell office:value-type="string" table:style-name="ce2">
            <text:p>Miếng lót dày và gia công kĩ lưỡng. Chất lượng tương ứng với giá thành. Tốt.</text:p>
          </table:table-cell>
          <table:table-cell table:number-columns-repeated="16383"/>
        </table:table-row>
        <table:table-row table:style-name="ro1">
          <table:table-cell office:value-type="string" table:style-name="ce2">
            <text:p>Tiki giao hàng siêu nhanh, miếng lót đẹp, màu y hình. Cho 4* vì em ý nặng mùi cao su quá.</text:p>
          </table:table-cell>
          <table:table-cell table:number-columns-repeated="16383"/>
        </table:table-row>
        <table:table-row table:style-name="ro1">
          <table:table-cell office:value-type="string" table:style-name="ce2">
            <text:p>Chất lượng In không đẹp như hình quảng cáo, in lệch. Chất lượng như các loại bt khác</text:p>
          </table:table-cell>
          <table:table-cell table:number-columns-repeated="16383"/>
        </table:table-row>
        <table:table-row table:style-name="ro1">
          <table:table-cell office:value-type="string" table:style-name="ce2">
            <text:p>miếng lót dễ thương, giá cả phù hợp với chất lượng, khá êm...</text:p>
          </table:table-cell>
          <table:table-cell table:number-columns-repeated="16383"/>
        </table:table-row>
        <table:table-row table:style-name="ro1">
          <table:table-cell office:value-type="string" table:style-name="ce2">
            <text:p>Giao hàng đúng mẫu, lót dày dặn. Mẫu đẹp không bay màu.</text:p>
          </table:table-cell>
          <table:table-cell table:number-columns-repeated="16383"/>
        </table:table-row>
        <table:table-row table:style-name="ro1">
          <table:table-cell office:value-type="string" table:style-name="ce2">
            <text:p>sản phẩm như hình nhưng không đều lắm, nói chung cũng được</text:p>
          </table:table-cell>
          <table:table-cell table:number-columns-repeated="16383"/>
        </table:table-row>
        <table:table-row table:style-name="ro1">
          <table:table-cell office:value-type="string" table:style-name="ce2">
            <text:p>tạm ổn thôi vì đường cắt không đều nhìn hơi kỳ</text:p>
          </table:table-cell>
          <table:table-cell table:number-columns-repeated="16383"/>
        </table:table-row>
        <table:table-row table:style-name="ro1">
          <table:table-cell office:value-type="string" table:style-name="ce2">
            <text:p>Màu sắc không được đẹp như hình nhưng dùng có vẻ okie</text:p>
          </table:table-cell>
          <table:table-cell table:number-columns-repeated="16383"/>
        </table:table-row>
        <table:table-row table:style-name="ro1">
          <table:table-cell office:value-type="string" table:style-name="ce2">
            <text:p>Dùng ok, nhưng k có may viền sau kb có dễ bị bung k</text:p>
          </table:table-cell>
          <table:table-cell table:number-columns-repeated="16383"/>
        </table:table-row>
        <table:table-row table:style-name="ro1">
          <table:table-cell office:value-type="string" table:style-name="ce2">
            <text:p>Hàng giao nhanh. Sản phẩm đẹp, đúng như hình. <text:s/>Hài lòng.</text:p>
          </table:table-cell>
          <table:table-cell table:number-columns-repeated="16383"/>
        </table:table-row>
        <table:table-row table:style-name="ro1">
          <table:table-cell office:value-type="string" table:style-name="ce2">
            <text:p>vẻ ngoài được làm bằng nhưa nên cảm giác rất nhẹ và rất nhựa về tốc độ đọc ghi khá cao</text:p>
          </table:table-cell>
          <table:table-cell table:number-columns-repeated="16383"/>
        </table:table-row>
        <table:table-row table:style-name="ro1">
          <table:table-cell office:value-type="string" table:style-name="ce2">
            <text:p>Đóng gói quá ẩu luôn, không có 1 miếng xốp hay ni lông xốp hơi gì cả. Đồ điện tử mà, mong tiki đóng gói hàng cẩn thận hơn xíu. Mình được giao sản phẩm từ kho tiki ở Đà Nẵng.</text:p>
          </table:table-cell>
          <table:table-cell table:number-columns-repeated="16383"/>
        </table:table-row>
        <table:table-row table:style-name="ro1">
          <table:table-cell office:value-type="string" table:style-name="ce2">
            <text:p>hàng phù hợp với giá tiền</text:p>
          </table:table-cell>
          <table:table-cell table:number-columns-repeated="16383"/>
        </table:table-row>
        <table:table-row table:style-name="ro1">
          <table:table-cell office:value-type="string" table:style-name="ce2">
            <text:p>Hàng khá tốt, tuy nhiên vết cắt viền khá nham nhở</text:p>
          </table:table-cell>
          <table:table-cell table:number-columns-repeated="16383"/>
        </table:table-row>
        <table:table-row table:style-name="ro1">
          <table:table-cell office:value-type="string" table:style-name="ce2">
            <text:p>Nói chung tạm ổn, hợp vs con gái, dân văn phòng</text:p>
          </table:table-cell>
          <table:table-cell table:number-columns-repeated="16383"/>
        </table:table-row>
        <table:table-row table:style-name="ro1">
          <table:table-cell office:value-type="string" table:style-name="ce2">
            <text:p>mẫu mã đẹp nhưng vẫn có mùi khét của nhựa</text:p>
          </table:table-cell>
          <table:table-cell table:number-columns-repeated="16383"/>
        </table:table-row>
        <table:table-row table:style-name="ro1">
          <table:table-cell office:value-type="string" table:style-name="ce2">
            <text:p>Hàng đẹp, chất lượng, giao đúng hẹn</text:p>
          </table:table-cell>
          <table:table-cell table:number-columns-repeated="16383"/>
        </table:table-row>
        <table:table-row table:style-name="ro1">
          <table:table-cell office:value-type="string" table:style-name="ce2">
            <text:p>giống hình. chất lượng tạm ổn</text:p>
          </table:table-cell>
          <table:table-cell table:number-columns-repeated="16383"/>
        </table:table-row>
        <table:table-row table:style-name="ro1">
          <table:table-cell office:value-type="string" table:style-name="ce2">
            <text:p>Đẹp như hình. Chất liệu tốt.</text:p>
          </table:table-cell>
          <table:table-cell table:number-columns-repeated="16383"/>
        </table:table-row>
        <table:table-row table:style-name="ro1">
          <table:table-cell office:value-type="string" table:style-name="ce2">
            <text:p>miếng lót chuột đẹp lắm nhé</text:p>
          </table:table-cell>
          <table:table-cell table:number-columns-repeated="16383"/>
        </table:table-row>
        <table:table-row table:style-name="ro1">
          <table:table-cell office:value-type="string" table:style-name="ce2">
            <text:p>m thấy sp như hình, giao hàng nhanh</text:p>
          </table:table-cell>
          <table:table-cell table:number-columns-repeated="16383"/>
        </table:table-row>
        <table:table-row table:style-name="ro1">
          <table:table-cell office:value-type="string" table:style-name="ce2">
            <text:p>Mua ổ nhưng lại k có cáp SATA đi kèm, bực mình thực sự =<text:s/></text:p>
          </table:table-cell>
          <table:table-cell table:number-columns-repeated="16383"/>
        </table:table-row>
        <table:table-row table:style-name="ro1">
          <table:table-cell office:value-type="string" table:style-name="ce2">
            <text:p>hàng OK, sử dụng tốt trong tầm giá</text:p>
          </table:table-cell>
          <table:table-cell table:number-columns-repeated="16383"/>
        </table:table-row>
        <table:table-row table:style-name="ro1">
          <table:table-cell office:value-type="string" table:style-name="ce2">
            <text:p>Hài lòng !! Như mong đợi !</text:p>
          </table:table-cell>
          <table:table-cell table:number-columns-repeated="16383"/>
        </table:table-row>
        <table:table-row table:style-name="ro1">
          <table:table-cell office:value-type="string" table:style-name="ce2">
            <text:p>Hàng như hình, dùng ok. 4 sao</text:p>
          </table:table-cell>
          <table:table-cell table:number-columns-repeated="16383"/>
        </table:table-row>
        <table:table-row table:style-name="ro1">
          <table:table-cell office:value-type="string" table:style-name="ce2">
            <text:p>xài ok.</text:p>
          </table:table-cell>
          <table:table-cell table:number-columns-repeated="16383"/>
        </table:table-row>
        <table:table-row table:style-name="ro1">
          <table:table-cell office:value-type="string" table:style-name="ce2">
            <text:p>Tương đối hài lòng</text:p>
          </table:table-cell>
          <table:table-cell table:number-columns-repeated="16383"/>
        </table:table-row>
        <table:table-row table:style-name="ro1">
          <table:table-cell office:value-type="string" table:style-name="ce2">
            <text:p>đẹp và to</text:p>
          </table:table-cell>
          <table:table-cell table:number-columns-repeated="16383"/>
        </table:table-row>
        <table:table-row table:style-name="ro1">
          <table:table-cell office:value-type="string" table:style-name="ce2">
            <text:p>Tốc độ đọc ghi cao hơn các hãng SSD khác trong cùng tầm giá! Ổ đĩa rất nhẹ do vỏ bằng nhựa! Tem bảo hành đầy đủ và hộp bị bóc ra! Khởi động máy trong vòng 1 nốt nhạc! Độ bền thì phải chờ thời gian kiểm chứng! Dụng luợng thực tế khoảng 239 GB (Ghi 240GB như các hãng khác không chịu đâu, bày đặt ghi 256GB lừa tình ^^)! Nhiệt độ hoạt động lúc bình thường khoảng 48 độ!</text:p>
          </table:table-cell>
          <table:table-cell table:number-columns-repeated="16383"/>
        </table:table-row>
        <table:table-row table:style-name="ro1">
          <table:table-cell office:value-type="string" table:style-name="ce2">
            <text:p>giá rẻ gọn nhẹ. m đã mua 4 màn hiệu này rồi . và sau này có điều kiện mình vẩn sẻ chọn nó.</text:p>
          </table:table-cell>
          <table:table-cell table:number-columns-repeated="16383"/>
        </table:table-row>
        <table:table-row table:style-name="ro1">
          <table:table-cell office:value-type="string" table:style-name="ce2">
            <text:p>Cửa hàng hỏi tại sao chân đế bị mad điện giựt. Có đem bảo hành được k?</text:p>
          </table:table-cell>
          <table:table-cell table:number-columns-repeated="16383"/>
        </table:table-row>
        <table:table-row table:style-name="ro1">
          <table:table-cell office:value-type="string" table:style-name="ce2">
            <text:p>Nói chung là rẻ, hàng đóng gói cận thận, ngại mỗi cái nếu máy lỗi sẽ bảo hành kiểu gì <text:s/>)</text:p>
          </table:table-cell>
          <table:table-cell table:number-columns-repeated="16383"/>
        </table:table-row>
        <table:table-row table:style-name="ro1">
          <table:table-cell office:value-type="string" table:style-name="ce2">
            <text:p>hàng OK, shop uy tín! chất lượng đang trải nghiệm trong thời gian bảo hành mới trả lời được!</text:p>
          </table:table-cell>
          <table:table-cell table:number-columns-repeated="16383"/>
        </table:table-row>
        <table:table-row table:style-name="ro1">
          <table:table-cell office:value-type="string" table:style-name="ce2">
            <text:p>Màn Hình Máy Tính Cong Full Viền 24inch 75Hz ok thoiwf gian giao hangf chuaanr</text:p>
          </table:table-cell>
          <table:table-cell table:number-columns-repeated="16383"/>
        </table:table-row>
        <table:table-row table:style-name="ro1">
          <table:table-cell office:value-type="string" table:style-name="ce2">
            <text:p>màn hình tốt. phù hợp với giá tiền. tiki giao hàng nhanh hơn dự kiếm</text:p>
          </table:table-cell>
          <table:table-cell table:number-columns-repeated="16383"/>
        </table:table-row>
        <table:table-row table:style-name="ro1">
          <table:table-cell office:value-type="string" table:style-name="ce2">
            <text:p>Hinh thuc ok, moi sd thu 30 phut nen chua danh Gia được chat luong sp</text:p>
          </table:table-cell>
          <table:table-cell table:number-columns-repeated="16383"/>
        </table:table-row>
        <table:table-row table:style-name="ro1">
          <table:table-cell office:value-type="string" table:style-name="ce2">
            <text:p>Tại sao chạm tay phía dưới màn hình lại bị giật vậy??</text:p>
          </table:table-cell>
          <table:table-cell table:number-columns-repeated="16383"/>
        </table:table-row>
        <table:table-row table:style-name="ro1">
          <table:table-cell office:value-type="string" table:style-name="ce2">
            <text:p>cáp HDMI để kết nối gì vậy shop</text:p>
          </table:table-cell>
          <table:table-cell table:number-columns-repeated="16383"/>
        </table:table-row>
        <table:table-row table:style-name="ro1">
          <table:table-cell office:value-type="string" table:style-name="ce2">
            <text:p>Đang sử dụng tốt</text:p>
          </table:table-cell>
          <table:table-cell table:number-columns-repeated="16383"/>
        </table:table-row>
        <table:table-row table:style-name="ro1">
          <table:table-cell office:value-type="string" table:style-name="ce2">
            <text:p>tạm ổn tâm giá</text:p>
          </table:table-cell>
          <table:table-cell table:number-columns-repeated="16383"/>
        </table:table-row>
        <table:table-row table:style-name="ro1">
          <table:table-cell office:value-type="string" table:style-name="ce2">
            <text:p>OK. Sau khi được trãi nghiệm em nó 1 ngày thì mình có một vài đánh giá <text:s/>Với một mức giá bình dân sau trong đợt sale 199k còn giá gốc thì 350k thì chiếc tai nghe này có được những gì ? - Sơ lược phần đóng gói thì vs mức giá này thì jbl đóng gói đơn giản bên trong gồm 3 cặp tips &amp; tai nghe, râu ria như sách hướng dẫn. Bên tiki thì đóng gói chắc chắn, đẹp, không tác động đến sp với hộp giao hàng to. + Thứ nhất về ngoại hình: - Dây được làm từ cao su - theo như mình thấy khi vo, để túi quần thử thì có vẻ chống rối được. - Jack 3.5 được mạ vàng( k biết vàng thiệt hay không ?) ), vì giá này nên jack cắm là dạng cắm thẳng không có chữ L nên sau này có thể gây đứt ngầm phần đấy nên mình có tip cho các bạn chống đứt phần nào như trên hình. - Dây dài 1.2m, có mic and 1 nút bấm thao tác. Housing thì làm 100% là nhựa. + Thứ 2 về cảm giác khi đeo: - Điểm cộng: Tai nghe rất nhẹ nên khi đeo khá thoải mái. - Điểm trừ: Phần tips đi kèm khá là cứng nên khi mang lâu sẽ gây khá đau tai ( nhưng cơ bản vẫn chống được tiếng ồn khá tốt ) mình đã thay tips silicone khác mềm hơn để đeo cho thoải mái. - Ống dẫn âm phần đầu khá to nên khi lắp tips vào tai nghe vào thì hơi khó nhưng hạn chế được tình trạng khi đeo lúc lỡ rứt mạnh ra khỏi tai thì không bị văng tips. + <text:s/>Thứ 3 về phần âm thanh (mang tính cá nhân) - âm thanh mà nên mỗi ng cảm nhận khác nhau :D <text:s/>Nguồn phát là IP, spotify pre, không có DAC. - Điều đầu tiên mình nhận được là âm thanh có dãi treble khá cao nên phải vào EQ hạ thấp xuống. - Bass thì đánh đã, vì tai nghe này hướng tới cho ng nghe EDM, điện tử nên bass lượng nhiều nhưng có chút gì đó đánh không gọn chắc, mà hơi thô, điểm cộng là bật âm lượng lớn âm thanh không bị bể- rè. <text:s text:c="2"/>Vậy với mức giá dưới 400k không phải là chất âm cao cấp, k yêu cầu nhiều về âm thanh nhưng mình hơi ấn tượng với chất âm như thế, đáng giá trong phân khúc này.</text:p>
          </table:table-cell>
          <table:table-cell table:number-columns-repeated="16383"/>
        </table:table-row>
        <table:table-row table:style-name="ro1">
          <table:table-cell office:value-type="string" table:style-name="ce2">
            <text:p>Mình vừa mới nhận hàng và có đánh giá về sản phẩm và dịch vụ của TIKI như sau: - TIKI : <text:s text:c="2"/>+ Đầu tiên về thời gian giao hàng mình chưa thật sự hài lòng lắm do trễ hơn thời gian báo trong đơn hàng là trước 17h. Nhưng đến 18h30 mình mới nhận được. + Đóng gói sản phẩm: Hộp đóng gói to hơn hộp sản phẩm khá nhiều,có rất nhiều khoảng trống gây ra va đập. Cái này mình đánh giá 2 sao. - SẢN PHẨM: Mình khá hài lòng về chất lượng sản phẩm, nghe bass mạnh , âm thanh trong trẻo, khả năng chống ồn khá tốt, nghe EDM rất phê. Nói chung là phù hợp về giá cả so với chất lượng. Còn về xuất xứ thì mình không thấy như mô tả ở trên là từ Mỹ mà trên bao bì mình thấy ghi là từ Trung Quốc.</text:p>
          </table:table-cell>
          <table:table-cell table:number-columns-repeated="16383"/>
        </table:table-row>
        <table:table-row table:style-name="ro1">
          <table:table-cell office:value-type="string" table:style-name="ce2">
            <text:p>Tiki giao hàng nhanh hơn dự kiến và sản phẩm ổn như top review nói. Đây là tai nghe thuần nghe nhạc bass, rất đã và mức độ chống âm cao hơn tưởng tượng. Có thể đeo vào và không biết có ai ở đằng sau luôn. Vấn đề là đôi khi nghe có tiếng rè rè, chắc tại dây bị quấn nên vậy. <text:s/>Tương đối hài lòng với sản phẩm với giá tiền 199k khi sale này.</text:p>
          </table:table-cell>
          <table:table-cell table:number-columns-repeated="16383"/>
        </table:table-row>
        <table:table-row table:style-name="ro1">
          <table:table-cell office:value-type="string" table:style-name="ce2">
            <text:p>Đôi ba cảm nhận của mình khi mua sản phẩm này: 1. Về Tiki: giao hàng nhanh chóng (mình chọn freeship để 2 ngày mới giao tới mà Tiki đã giao luôn trong ngày); gói hàng cẩn thận, lịch sự. *1đ cộng cho Tiki. 2. Về sản phẩm: - Nhìn: thấy đầy đủ box, tips, warranty card,... Phần dây nghe hơi rối do để trong hộp. - Nghe: âm bass khá, chưa thật lắm. Nhưng vậy đã quá ổn với chiếc tai nghe trong tầm giá này. - Bấm: phần nút bấm mình chỉ dừng/phát/next bài nhạc trên điện thoại thôi; cuộc gọi đến thì tắt/mở mic được, không tiếp nhận hay két thúc cuộc gọi được. Còn cắm vô PC hay laptop thì cái nút này vô dụng. NÓI TÓM LẠI: ĐÁNG ĐỒNG TIỀN BÁT GẠO. <text:s/>P/s: do chỉ có một nút bấm nên em chưa rõ lắm do không có giấy hướng dẫn sử dụng phần này. Vì vậy có thể dẫn đến một số nhận xét sai lầm, mong các bác bỏ qua. Tiện thể bác nào biết cách dùng cái nút đó chỉ giúp em với ạ</text:p>
          </table:table-cell>
          <table:table-cell table:number-columns-repeated="16383"/>
        </table:table-row>
        <table:table-row table:style-name="ro1">
          <table:table-cell office:value-type="string" table:style-name="ce2">
            <text:p>Mình đã sử dụng 1 năm rồi. <text:s/>Tai nghe rất đỉnh, âm thanh trong trẻo, quá rẻ nếu chịu khó canh có khi giảm giá còn 180k. Nút tai nhiều loại cho các bạn chọn, với mình thì đeo khít nhưng nằm là lại rớt ra. Đeo lâu đau tai. <text:s/>Mình viết review sau khi tai nghe đã bị đứt do mèo cắn <text:s text:c="2"/>dây khá mỏng nên các bạn để ý thú cưng nhé. Cần tầm 10s cắn là đứt rồi. <text:s/>Khi có dịp sẽ đặt mua lại.</text:p>
          </table:table-cell>
          <table:table-cell table:number-columns-repeated="16383"/>
        </table:table-row>
        <table:table-row table:style-name="ro1">
          <table:table-cell office:value-type="string" table:style-name="ce2">
            <text:p>Do mình không phải là người chuyên về âm thanh nên không đánh giá được chất âm của tai nghe này, nhưng trong quá trình sử dụng mình đeo tai nghe cảm giác rất chắc chắn, dây “gần” chống rối bởi vì vo vào thì cũng rất dễ gỡ chỉ bằng 1-2 thao tác, vv.... Duy chỉ có 1 điểm trừ nhưng làm mình khá khó chịu là dây được làm bằng chất liệu cao su nên khi đeo dễ cọ sát với các vật liệu xung quanh như áo, bàn, quần.... tạo ra rất nhiều âm thanh truyền đến tai và nó cực kì khó chịu đối với mình</text:p>
          </table:table-cell>
          <table:table-cell table:number-columns-repeated="16383"/>
        </table:table-row>
        <table:table-row table:style-name="ro1">
          <table:table-cell office:value-type="string" table:style-name="ce2">
            <text:p>Sản phẩm giá ok, mình nghe lúc đầu thấy hơi rè và âm thanh tệ nhưng dần về sau thì thấy bình thường và ổn. Nhưng nó chỉ ổn thôi chứ nếu mong muốn nhiều hơn thì mọi người nên chọn sản phẩm khác, giá cao hơn. Ngoài ra điểm trừ là cái nút tai nghe mình đeo hơi khó chịu và dễ bị tuột ra ngoài, chỉ vậy thôi còn lại ỔN.</text:p>
          </table:table-cell>
          <table:table-cell table:number-columns-repeated="16383"/>
        </table:table-row>
        <table:table-row table:style-name="ro1">
          <table:table-cell office:value-type="string" table:style-name="ce2">
            <text:p>Ưa điểm: dây dài, khá dày nên độ bền sẽ tương đối tốt. Cản âm thanh bên ngoài. Âm thanh khá Nhược điểm: đeo được tầm 15 phút thì hơi đau tai, nói chunh không thật sự thoải mái. Mình nghĩ loại có đêm mút này đeo sẽ êm hơn tai nghe nhựa hóa ra không phải.</text:p>
          </table:table-cell>
          <table:table-cell table:number-columns-repeated="16383"/>
        </table:table-row>
        <table:table-row table:style-name="ro1">
          <table:table-cell office:value-type="string" table:style-name="ce2">
            <text:p>Hình thức đóng gói tốt , sản phẩm giống với miêu tả, chất lượng thì còn chờ thời gian sử dụng. <text:s text:c="2"/>Âm thanh nghe ổn bass mạnh trong tầm giá, tuy nhiên âm chet hơi cao nên nghe như bị vang. <text:s/>Tóm lại khá ổn trong tầm giá này.</text:p>
          </table:table-cell>
          <table:table-cell table:number-columns-repeated="16383"/>
        </table:table-row>
        <table:table-row table:style-name="ro1">
          <table:table-cell office:value-type="string" table:style-name="ce2">
            <text:p>Tai nghe khá gọn, nghe ok không có gì quá đặc sắc nhưng với tầm giá này thì ok. Mình thích ở chỗ đeo loại tai nghe này lâu cũng không gây đau tai như loại chụp tai hay loại nhựa cứng như tai nghe iphone. Điểm trừ duy nhất mình thấy tại thời điểm này là tai nghe sẽ hơi dễ bẩn vì là dạng nhét sâu vô tai, mình nghĩ tốt nhất loại này nên mang cá nhân thôi, không tiện mang chung với người khác :D. À còn một cái nữa là không có nút chỉnh tăng giảm âm lượng.</text:p>
          </table:table-cell>
          <table:table-cell table:number-columns-repeated="16383"/>
        </table:table-row>
        <table:table-row table:style-name="ro1">
          <table:table-cell office:value-type="string" table:style-name="ce2">
            <text:p>- Sau khi burn in theo thời gian tiêu chuẩn thì giờ đây âm thanh đã ổn hơn rất nhiều so với lúc mới unbox, bass dầy hơn và gần như không bị chói vì âm cao. Dù rất thích JBl (đã có và sử dụng Horizon, Reflect mini, Synchro s300) nhưng vẫn phải nhận xét sự tất nhiên của "Tiền nào của đó". Phần cách âm sẽ ở mức &gt;80% vì trong quá trình sử dụng nếu xét về cấu tạo/vật liệu dây thì những khi chạm vào phần dây thì tai vẫn sẽ nghe rất rõ âm thanh va chạm truyền đến; nếu xét về âm thanh môi trường xung quanh thì khử &gt;90% vì tai in-ear và dùng đúng size thích hợp). - Tóm lại với giá tiền 199k (hiện tại đang 195k) và bạn thích nghe EDM, thích "bass đập rung tai" thì không có gì để bàn khi đem so trên bàn cần hàng giá 200-300k (Kể cả AKG ig955 đi kèm galaxy S).</text:p>
          </table:table-cell>
          <table:table-cell table:number-columns-repeated="16383"/>
        </table:table-row>
        <table:table-row table:style-name="ro1">
          <table:table-cell office:value-type="string" table:style-name="ce2">
            <text:p>tai nghe bám khít tai, tuy nhiên âm thanh dễ bị tác động bởi các va chạm với dây ở ngoài, ví dụ như đang nghe nhạc mà dây đung đưa di chuyển va chạm vào các vật khác thì có thể nghe được tiếng dây cọ xạo xạo rất rõ. <text:s/>Chỉ nên dùng khi đang ở vị trí cố định, không nên dùng khi di chuyển.</text:p>
          </table:table-cell>
          <table:table-cell table:number-columns-repeated="16383"/>
        </table:table-row>
        <table:table-row table:style-name="ro1">
          <table:table-cell office:value-type="string" table:style-name="ce2">
            <text:p>chất lượng âm thanh cũng khá ổn, giống mấy tai nghe tặng kèm trong điện thoạih samsung, âm cao quá bị chói tai kinh khủng, không biết có bền không nữa , tầm giá 200k là ổn but giá gốc 300 mấy chắc hỏi điêu <text:s/>) còn nhãn hàng tặng là sao mình không hiểu</text:p>
          </table:table-cell>
          <table:table-cell table:number-columns-repeated="16383"/>
        </table:table-row>
        <table:table-row table:style-name="ro1">
          <table:table-cell office:value-type="string" table:style-name="ce2">
            <text:p>Tai nghe đúng là âm thanh không thể yêu cầu cao được! Nghe có tiếng còn nói về âm độ hay chiều sâu của nhạc thì nói chung là rất nông! <text:s/>Được cái cú pháp nhắn tin bảo hành rõ ràng! <text:s/>Bảo hành cũng tương đối lâu 6 tháng!</text:p>
          </table:table-cell>
          <table:table-cell table:number-columns-repeated="16383"/>
        </table:table-row>
        <table:table-row table:style-name="ro1">
          <table:table-cell office:value-type="string" table:style-name="ce2">
            <text:p>Hàng đúng như mô tả, chính hãng, có imei để check. Thời gian giao hàng nhanh hơn dự kiến. Có sms thông báo ngày giao hàng. Chất lượng âm thanh ổn trong tầm giá, bass treble vừa phải. Khi đeo rất khít tai, không bị rớt ra khi nằm.</text:p>
          </table:table-cell>
          <table:table-cell table:number-columns-repeated="16383"/>
        </table:table-row>
        <table:table-row table:style-name="ro1">
          <table:table-cell office:value-type="string" table:style-name="ce2">
            <text:p>Nói chung cũng chẳng cần phải mua những tai 2 3M làm gì nếu như bạn không phải người cảm thụ âm nhạc quá sâu, với con jbl này thì mình thấy nghe là quá đủ rồi. Khá dễ nghe, chiến được nhiều loại nhạc, và đeo cả buổi tai không đau</text:p>
          </table:table-cell>
          <table:table-cell table:number-columns-repeated="16383"/>
        </table:table-row>
        <table:table-row table:style-name="ro1">
          <table:table-cell office:value-type="string" table:style-name="ce2">
            <text:p>âm bass rất lực, chắc chắn. treble hơi nhiều. nếu nghe âm lượng lớn thì hơi dư treble nên hơi chói tai. nên mở eq chỉnh giảm treble để nghe. dùng nghe dòng nhạc sôi động thì hợp hơn.</text:p>
          </table:table-cell>
          <table:table-cell table:number-columns-repeated="16383"/>
        </table:table-row>
        <table:table-row table:style-name="ro1">
          <table:table-cell office:value-type="string" table:style-name="ce2">
            <text:p>Âm thanh to bass tốt. Có thêm 2 bộ nút tai tuỳ người sử dụng chọn. Nút điều chỉnh trên tai nghe không có tăng giảm âm lượng như giới thiệu. Hàng chính hãng chất lượng ổn với giá.</text:p>
          </table:table-cell>
          <table:table-cell table:number-columns-repeated="16383"/>
        </table:table-row>
        <table:table-row table:style-name="ro1">
          <table:table-cell office:value-type="string" table:style-name="ce2">
            <text:p>Tai nghe hơi to và nặng. Dù đã thay mút nhỏ nhất nhưng vẫn k vừa tai mình <text:s/>Nghe thì ok thôi, thi thoảng hơi chói</text:p>
          </table:table-cell>
          <table:table-cell table:number-columns-repeated="16383"/>
        </table:table-row>
        <table:table-row table:style-name="ro1">
          <table:table-cell office:value-type="string" table:style-name="ce2">
            <text:p>Tiki giao nhanh, tai nghe rõ tốt, có ba nút tai size khác nhau để thay đổi phù hợp với tai mỗi người Điểm trừ là khi mình cắm vô máy tính thì không chỉnh âm lượng được</text:p>
          </table:table-cell>
          <table:table-cell table:number-columns-repeated="16383"/>
        </table:table-row>
        <table:table-row table:style-name="ro1">
          <table:table-cell office:value-type="string" table:style-name="ce2">
            <text:p>đã nhận hàng và sử dụng tốt,sản phẩm nguyên seal,chỉ bốn sao vì không free tiki now,(mất phí )góp ý chút,nếu sản phẩm tiki trading bán thì nên free tikinow,cho sản phẩm(đơn giá từ 500k trở lên)Thanks!và sản phẩm bên ngoài tiki(thì tính phí tikinow từ đối tác,để người tiêu dùng tiện lợi)</text:p>
          </table:table-cell>
          <table:table-cell table:number-columns-repeated="16383"/>
        </table:table-row>
        <table:table-row table:style-name="ro1">
          <table:table-cell office:value-type="string" table:style-name="ce2">
            <text:p>shop giao hàng nhanh nhưng lại k có thông tin của shop và sô điện thoại liên lạc.K nói rõ bảo hành hư hỏng ở đâu</text:p>
          </table:table-cell>
          <table:table-cell table:number-columns-repeated="16383"/>
        </table:table-row>
        <table:table-row table:style-name="ro1">
          <table:table-cell office:value-type="string" table:style-name="ce2">
            <text:p>Mới nhận và đang nghe thử, SP nghe ổn trong mức giá này. Vote 4 sao vì đơn giao hơi chậm mặc dù là đơn hàng của Tiki trading</text:p>
          </table:table-cell>
          <table:table-cell table:number-columns-repeated="16383"/>
        </table:table-row>
        <table:table-row table:style-name="ro1">
          <table:table-cell office:value-type="string" table:style-name="ce2">
            <text:p>Tai nghe quá tốt so với mức giá. Đeo không bị đau tai. Thiết kế của cái nút tai rất vừa vặn. Nhìn đẹp và không đau tai khi đeo lâu. Nghe rất ok. Hài lòng.</text:p>
          </table:table-cell>
          <table:table-cell table:number-columns-repeated="16383"/>
        </table:table-row>
        <table:table-row table:style-name="ro1">
          <table:table-cell office:value-type="string" table:style-name="ce2">
            <text:p>Sản phẩm đóng gói chắc chắn, giao hàng nhanh. Tạm thời mình thấy ổn, tốc độ khá, do mới gắn nên mình chưa nhận xét được về chất lượng, tạm cho 4 sao</text:p>
          </table:table-cell>
          <table:table-cell table:number-columns-repeated="16383"/>
        </table:table-row>
        <table:table-row table:style-name="ro1">
          <table:table-cell office:value-type="string" table:style-name="ce2">
            <text:p>Dây tai nghe có vẻ mỏng manh, chất lượng âm nghe cũng tạm ổn. Nói chung với số tiền như vậy cũng không nên đòi hỏi chi nhiều. Chất lượng xứng đáng với giá tiền.</text:p>
          </table:table-cell>
          <table:table-cell table:number-columns-repeated="16383"/>
        </table:table-row>
        <table:table-row table:style-name="ro1">
          <table:table-cell office:value-type="string" table:style-name="ce2">
            <text:p>giao hàng nhanh,tốc độ ghi hơi thấp ,dùng được nửa tháng rồi và cảm thấy khá hài lòng</text:p>
          </table:table-cell>
          <table:table-cell table:number-columns-repeated="16383"/>
        </table:table-row>
        <table:table-row table:style-name="ro1">
          <table:table-cell office:value-type="string" table:style-name="ce2">
            <text:p>Giao hàng nhanh, đang lắp đặt và mới thử nên chưa biết được độ bền, thời gian sẽ trả lời</text:p>
          </table:table-cell>
          <table:table-cell table:number-columns-repeated="16383"/>
        </table:table-row>
        <table:table-row table:style-name="ro1">
          <table:table-cell office:value-type="string" table:style-name="ce2">
            <text:p>Mình coa hỏi máy lenovo l340 có hỗ trợ ssd này không thì kêu là có xong lúc lắp thì không ăn là sao</text:p>
          </table:table-cell>
          <table:table-cell table:number-columns-repeated="16383"/>
        </table:table-row>
        <table:table-row table:style-name="ro1">
          <table:table-cell office:value-type="string" table:style-name="ce2">
            <text:p>Không cảm nhân thấy khác mi baxic là bao <text:s/>) Các ban nên chọn dòng cao cấp hơn để nghe nhạc<text:s/></text:p>
          </table:table-cell>
          <table:table-cell table:number-columns-repeated="16383"/>
        </table:table-row>
        <table:table-row table:style-name="ro1">
          <table:table-cell office:value-type="string" table:style-name="ce2">
            <text:p>Chỉ không hai lòng ở cái núm nhét tai, hơi thô dễ bị rớt / đau. Còn lại ok tất cả về giao hàng, đóng gọi, chất lượng tai nghe. Tốt với giá!</text:p>
          </table:table-cell>
          <table:table-cell table:number-columns-repeated="16383"/>
        </table:table-row>
        <table:table-row table:style-name="ro1">
          <table:table-cell office:value-type="string" table:style-name="ce2">
            <text:p>tai nghe trong tầm 200k là cũng ngon rồi. Mới mua không biết có nhanh hư không. Để xem sao. bass ổn, cách âm oke, good</text:p>
          </table:table-cell>
          <table:table-cell table:number-columns-repeated="16383"/>
        </table:table-row>
        <table:table-row table:style-name="ro1">
          <table:table-cell office:value-type="string" table:style-name="ce2">
            <text:p>khá ổn, nhưng không được nhanh cho lắm. Tốc độ thực tế tâm 400Mb</text:p>
          </table:table-cell>
          <table:table-cell table:number-columns-repeated="16383"/>
        </table:table-row>
        <table:table-row table:style-name="ro1">
          <table:table-cell office:value-type="string" table:style-name="ce2">
            <text:p>Do chỉ mới gắn xài chưa bao lâu, chưa đánh giá được nhiều, nên tạm thời cho 4 sao</text:p>
          </table:table-cell>
          <table:table-cell table:number-columns-repeated="16383"/>
        </table:table-row>
        <table:table-row table:style-name="ro1">
          <table:table-cell office:value-type="string" table:style-name="ce2">
            <text:p>giao hang rat nhanh. bao bi dep chan chan. tai nghe ấm lắm. do ben su dung thoi gian moi biet. noi chung la rat tot cam on tiki</text:p>
          </table:table-cell>
          <table:table-cell table:number-columns-repeated="16383"/>
        </table:table-row>
        <table:table-row table:style-name="ro1">
          <table:table-cell office:value-type="string" table:style-name="ce2">
            <text:p>Sản phẩm nhận đúng mẫu mã, có tem, vỏ. Rất ưng ý. Chất lượng giao hàng tốt, nhanh!</text:p>
          </table:table-cell>
          <table:table-cell table:number-columns-repeated="16383"/>
        </table:table-row>
        <table:table-row table:style-name="ro1">
          <table:table-cell office:value-type="string" table:style-name="ce2">
            <text:p>có hay hơn head phone thường,nhưng không xuất sắc,chưa thỏa mong đợi cho lắm,Nhưng nói chung cũng được, còn độ bền thì sau này mới biết.</text:p>
          </table:table-cell>
          <table:table-cell table:number-columns-repeated="16383"/>
        </table:table-row>
        <table:table-row table:style-name="ro1">
          <table:table-cell office:value-type="string" table:style-name="ce2">
            <text:p>Nếu chỉ nghe không thì tai nghe này khá ổn, nhưng ghi âm lại hơi kém, chất lượng ghi âm không tốt, lần sau sẽ k mua lại nữa</text:p>
          </table:table-cell>
          <table:table-cell table:number-columns-repeated="16383"/>
        </table:table-row>
        <table:table-row table:style-name="ro1">
          <table:table-cell office:value-type="string" table:style-name="ce2">
            <text:p>Trừ 1 sao vì nghe 1 lát là đau tai. Mua thử vì muốn xem tai nghe hiệu này thế nào. Không tốt nhưng mong đợi</text:p>
          </table:table-cell>
          <table:table-cell table:number-columns-repeated="16383"/>
        </table:table-row>
        <table:table-row table:style-name="ro1">
          <table:table-cell office:value-type="string" table:style-name="ce2">
            <text:p>Tốc độ ghi cũng thường. Boot lâu hơn ssd bình thươngg</text:p>
          </table:table-cell>
          <table:table-cell table:number-columns-repeated="16383"/>
        </table:table-row>
        <table:table-row table:style-name="ro1">
          <table:table-cell office:value-type="string" table:style-name="ce2">
            <text:p>Hàng đúng mô tả, mới lắp và sd bình thương. Hài lòng</text:p>
          </table:table-cell>
          <table:table-cell table:number-columns-repeated="16383"/>
        </table:table-row>
        <table:table-row table:style-name="ro1">
          <table:table-cell office:value-type="string" table:style-name="ce2">
            <text:p>OK, SSD dùng được</text:p>
          </table:table-cell>
          <table:table-cell table:number-columns-repeated="16383"/>
        </table:table-row>
        <table:table-row table:style-name="ro1">
          <table:table-cell office:value-type="string" table:style-name="ce2">
            <text:p>nghe ổn với giá dưới 200k, nút đàm thoại có thể dùng để kích hoạt Google assistant, pause/play nhạc nhưng không chuyển bài được.</text:p>
          </table:table-cell>
          <table:table-cell table:number-columns-repeated="16383"/>
        </table:table-row>
        <table:table-row table:style-name="ro1">
          <table:table-cell office:value-type="string" table:style-name="ce2">
            <text:p>Dây mỏng, dễ rối. Chất âm treble nhiều, phải dùng app tùy chỉnh lại. Nói chung ổn trong tầm giá.</text:p>
          </table:table-cell>
          <table:table-cell table:number-columns-repeated="16383"/>
        </table:table-row>
        <table:table-row table:style-name="ro1">
          <table:table-cell office:value-type="string" table:style-name="ce2">
            <text:p>dùng tạm ổn so với giá tiền, nhưng hơi tiếc vì nhẽ ra bỏ thêm tiền mua tai nghe xiaomi 500k thì nghe ngon hơn nhiều</text:p>
          </table:table-cell>
          <table:table-cell table:number-columns-repeated="16383"/>
        </table:table-row>
        <table:table-row table:style-name="ro1">
          <table:table-cell office:value-type="string" table:style-name="ce2">
            <text:p>Mong người bán hàng giải thích giúp mình chỗ kích hoạt bảo hành ạ. Cần lắm sự giải thích</text:p>
          </table:table-cell>
          <table:table-cell table:number-columns-repeated="16383"/>
        </table:table-row>
        <table:table-row table:style-name="ro1">
          <table:table-cell office:value-type="string" table:style-name="ce2">
            <text:p>bass hơi yếu,chất âm trong.Cảm ơn tiki đã giao hàng đúng dự 🐜.Đặt hàng thứ 2 thứ 7 nhận <text:s/>)</text:p>
          </table:table-cell>
          <table:table-cell table:number-columns-repeated="16383"/>
        </table:table-row>
        <table:table-row table:style-name="ro1">
          <table:table-cell office:value-type="string" table:style-name="ce2">
            <text:p>Tai nghe nghe ổn so với nhiều tai nghe đồng giá, sản phẩm nguyên seal, tuy nhiên điểm trừ nhỏ là giao hàng trễ hơn 1 ngày</text:p>
          </table:table-cell>
          <table:table-cell table:number-columns-repeated="16383"/>
        </table:table-row>
        <table:table-row table:style-name="ro1">
          <table:table-cell office:value-type="string" table:style-name="ce2">
            <text:p>Chất âm cũng bình thường thôi. Bù lại dây có vẻ chắc chắn hơn mấy hàng rẻ tiền t thường m</text:p>
          </table:table-cell>
          <table:table-cell table:number-columns-repeated="16383"/>
        </table:table-row>
        <table:table-row table:style-name="ro1">
          <table:table-cell office:value-type="string" table:style-name="ce2">
            <text:p>đáng mua trong tầm giá, bass hơi yếu, dây bỏ túi không rối, nút tai hơi cứng có thể mua loại khác thay vô</text:p>
          </table:table-cell>
          <table:table-cell table:number-columns-repeated="16383"/>
        </table:table-row>
        <table:table-row table:style-name="ro1">
          <table:table-cell office:value-type="string" table:style-name="ce2">
            <text:p>Âm bass bên trái nghe lớn hơn chút, có thể do nhạc, nói chung tạm được.</text:p>
          </table:table-cell>
          <table:table-cell table:number-columns-repeated="16383"/>
        </table:table-row>
        <table:table-row table:style-name="ro1">
          <table:table-cell office:value-type="string" table:style-name="ce2">
            <text:p>mọi thứ nhìn chung tốt, nhưng nếu ai nghe thường xuyên như mình thì thấy hơi đau tai + khó chịu</text:p>
          </table:table-cell>
          <table:table-cell table:number-columns-repeated="16383"/>
        </table:table-row>
        <table:table-row table:style-name="ro1">
          <table:table-cell office:value-type="string" table:style-name="ce2">
            <text:p>Ổn . rất xịn xò nhưng dây <text:s/>dể bị rối. nhưng tiền nào cũng nấy âm thanh chất lượng rất ok.</text:p>
          </table:table-cell>
          <table:table-cell table:number-columns-repeated="16383"/>
        </table:table-row>
        <table:table-row table:style-name="ro1">
          <table:table-cell office:value-type="string" table:style-name="ce2">
            <text:p>Goid hàng cẩn thận. Sản phẩm có chất lượng tốt. Tuy nhiên tai nghe này không có nút điều chỉnh volumn</text:p>
          </table:table-cell>
          <table:table-cell table:number-columns-repeated="16383"/>
        </table:table-row>
        <table:table-row table:style-name="ro1">
          <table:table-cell office:value-type="string" table:style-name="ce2">
            <text:p>Tai nghe anyf đã từng sd rôi. Gio mua thêm. Chất lượng tring tầm giá</text:p>
          </table:table-cell>
          <table:table-cell table:number-columns-repeated="16383"/>
        </table:table-row>
        <table:table-row table:style-name="ro1">
          <table:table-cell office:value-type="string" table:style-name="ce2">
            <text:p>Âm thanh to, nghe ổn, có cái cách âm tốt quá cũng không hay khi duy chuyển bằng xe</text:p>
          </table:table-cell>
          <table:table-cell table:number-columns-repeated="16383"/>
        </table:table-row>
        <table:table-row table:style-name="ro1">
          <table:table-cell office:value-type="string" table:style-name="ce2">
            <text:p>Chất lượng tips và dây build hơi tệ nhưng không thể đòi hỏi hơn với giá này</text:p>
          </table:table-cell>
          <table:table-cell table:number-columns-repeated="16383"/>
        </table:table-row>
        <table:table-row table:style-name="ro1">
          <table:table-cell office:value-type="string" table:style-name="ce2">
            <text:p>mọi thứ đều ổn, chỉ trừ đồ nhét tai cứng quá, đeo lâu sẽ không thoải mái</text:p>
          </table:table-cell>
          <table:table-cell table:number-columns-repeated="16383"/>
        </table:table-row>
        <table:table-row table:style-name="ro1">
          <table:table-cell office:value-type="string" table:style-name="ce2">
            <text:p>Ok tai nghe cũng được. Bass nhiều, hình thức nhỏ gọn. Nói chung ok.......</text:p>
          </table:table-cell>
          <table:table-cell table:number-columns-repeated="16383"/>
        </table:table-row>
        <table:table-row table:style-name="ro1">
          <table:table-cell office:value-type="string" table:style-name="ce2">
            <text:p>Sản phẩm tốt so với giá, nút tai hơi khó chịu chút nhưng có nhiều size để chọn</text:p>
          </table:table-cell>
          <table:table-cell table:number-columns-repeated="16383"/>
        </table:table-row>
        <table:table-row table:style-name="ro1">
          <table:table-cell office:value-type="string" table:style-name="ce2">
            <text:p>Snr phẩm tốt. Giao hàng bị delay lâu quá ạ. DỞ Hà Nội mà hơn 1 tuần mới nhận được hàng. Mong Shop nhanh hơn</text:p>
          </table:table-cell>
          <table:table-cell table:number-columns-repeated="16383"/>
        </table:table-row>
        <table:table-row table:style-name="ro1">
          <table:table-cell office:value-type="string" table:style-name="ce2">
            <text:p>Tai nghe bass rất tốt nói chung là hơn tai nghe kèm theo điện thoại rất nhiều</text:p>
          </table:table-cell>
          <table:table-cell table:number-columns-repeated="16383"/>
        </table:table-row>
        <table:table-row table:style-name="ro1">
          <table:table-cell office:value-type="string" table:style-name="ce2">
            <text:p>Tai nghe có âm bass khá ok. hàng được bọc kỹ, giao hàng nhanh. Mình rất hài lòng và ấn tượng.</text:p>
          </table:table-cell>
          <table:table-cell table:number-columns-repeated="16383"/>
        </table:table-row>
        <table:table-row table:style-name="ro1">
          <table:table-cell office:value-type="string" table:style-name="ce2">
            <text:p>Chỉ có 1 nút duy nhất để <text:s/>bấm ngừng hoặc tiếp tục. không thể tăng giảm âm lượng.</text:p>
          </table:table-cell>
          <table:table-cell table:number-columns-repeated="16383"/>
        </table:table-row>
        <table:table-row table:style-name="ro1">
          <table:table-cell office:value-type="string" table:style-name="ce2">
            <text:p>Chuột này dùng được cho các công việc văn phòng, có một điểm yếu của nó là con lăn chuột bị rít, không êm, mà phải dùng lực nhiều hơn bình thường 1 chút (so với con chuột Genius DX-125 đã mua trước đó). Nếu sử dụng lăn chuột nhiều mà cần nặng tay vậy sẽ dễ bị mỏi.</text:p>
          </table:table-cell>
          <table:table-cell table:number-columns-repeated="16383"/>
        </table:table-row>
        <table:table-row table:style-name="ro1">
          <table:table-cell office:value-type="string" table:style-name="ce2">
            <text:p>Mua được tầm 3-4 ngày, vẫn đang dùng theo kiểu kiểm tra. Hiện tại có hiện tượng lỏng dây, phải lắc lắc đầu usb thì laptop mới nhận chuột. Không biết có bảo hành được không chứ về lâu dài thì không ổn.</text:p>
          </table:table-cell>
          <table:table-cell table:number-columns-repeated="16383"/>
        </table:table-row>
        <table:table-row table:style-name="ro1">
          <table:table-cell office:value-type="string" table:style-name="ce2">
            <text:p>ổn chơi pubg rõ bước chân nút tai hơi khó chịu khi đeo lâu đau tai</text:p>
          </table:table-cell>
          <table:table-cell table:number-columns-repeated="16383"/>
        </table:table-row>
        <table:table-row table:style-name="ro1">
          <table:table-cell office:value-type="string" table:style-name="ce2">
            <text:p>nghe ổn. giao hàng đóng gói cẩn thận chỉ có điều giao hàng hơi lâu gần 10 ngày mới nhận được</text:p>
          </table:table-cell>
          <table:table-cell table:number-columns-repeated="16383"/>
        </table:table-row>
        <table:table-row table:style-name="ro1">
          <table:table-cell office:value-type="string" table:style-name="ce2">
            <text:p>Nghe khá ổn, hợp túi tiền. <text:s/>Tiki giao hàng siêu nhanh luôn ??</text:p>
          </table:table-cell>
          <table:table-cell table:number-columns-repeated="16383"/>
        </table:table-row>
        <table:table-row table:style-name="ro1">
          <table:table-cell office:value-type="string" table:style-name="ce2">
            <text:p>mua cùng với bàn phím genius,giao nhanh trong 2h đúng hẹn.chất lượng trước h xài thấy ok nên oder tiếp.</text:p>
          </table:table-cell>
          <table:table-cell table:number-columns-repeated="16383"/>
        </table:table-row>
        <table:table-row table:style-name="ro1">
          <table:table-cell office:value-type="string" table:style-name="ce2">
            <text:p>Dược trong tầm giá . Hết chuột trái đề mà chơi game lâu lâu thì khá mỏi tay vì cứng <text:s/>)</text:p>
          </table:table-cell>
          <table:table-cell table:number-columns-repeated="16383"/>
        </table:table-row>
        <table:table-row table:style-name="ro1">
          <table:table-cell office:value-type="string" table:style-name="ce2">
            <text:p>Chất âm không như mong đợi nhưng dịch vụ giao hàng và đóng gói rất Ok</text:p>
          </table:table-cell>
          <table:table-cell table:number-columns-repeated="16383"/>
        </table:table-row>
        <table:table-row table:style-name="ro1">
          <table:table-cell office:value-type="string" table:style-name="ce2">
            <text:p>tai nghe khá ổn trong tầm giá (mình mua được lúc giảm giá), không thể đòi hỏi gì nhiều hơn</text:p>
          </table:table-cell>
          <table:table-cell table:number-columns-repeated="16383"/>
        </table:table-row>
        <table:table-row table:style-name="ro1">
          <table:table-cell office:value-type="string" table:style-name="ce2">
            <text:p>Nghe nhạc rất oke âm thanh nghe rõ , mỗi cái vào game thì bị vọng mic</text:p>
          </table:table-cell>
          <table:table-cell table:number-columns-repeated="16383"/>
        </table:table-row>
        <table:table-row table:style-name="ro1">
          <table:table-cell office:value-type="string" table:style-name="ce2">
            <text:p>mới dùng thấy cũng được, phải dùng lâu mới biết chất lượng</text:p>
          </table:table-cell>
          <table:table-cell table:number-columns-repeated="16383"/>
        </table:table-row>
        <table:table-row table:style-name="ro1">
          <table:table-cell office:value-type="string" table:style-name="ce2">
            <text:p>các bạn s thì k biết chứ s tui đeo nút size nhỏ nhất rồi vẫn đau tai, còn chât âm thì khá ok</text:p>
          </table:table-cell>
          <table:table-cell table:number-columns-repeated="16383"/>
        </table:table-row>
        <table:table-row table:style-name="ro1">
          <table:table-cell office:value-type="string" table:style-name="ce2">
            <text:p>nghe Ổn trong tầm giá 190k chỉ tiếc là không có phím tăng giảm âm lượng</text:p>
          </table:table-cell>
          <table:table-cell table:number-columns-repeated="16383"/>
        </table:table-row>
        <table:table-row table:style-name="ro1">
          <table:table-cell office:value-type="string" table:style-name="ce2">
            <text:p>Tốt hàng giao nhanh</text:p>
          </table:table-cell>
          <table:table-cell table:number-columns-repeated="16383"/>
        </table:table-row>
        <table:table-row table:style-name="ro1">
          <table:table-cell office:value-type="string" table:style-name="ce2">
            <text:p>Giá thế nầy thì chê gì, chờ xem khi nào hư đổi con khác thôi</text:p>
          </table:table-cell>
          <table:table-cell table:number-columns-repeated="16383"/>
        </table:table-row>
        <table:table-row table:style-name="ro1">
          <table:table-cell office:value-type="string" table:style-name="ce2">
            <text:p>Giao hàng nhanh, giá rẻ hàng tốt</text:p>
          </table:table-cell>
          <table:table-cell table:number-columns-repeated="16383"/>
        </table:table-row>
        <table:table-row table:style-name="ro1">
          <table:table-cell office:value-type="string" table:style-name="ce2">
            <text:p>khá tốt, không có nút tăng giảm âm lượng, dây dài không rối,</text:p>
          </table:table-cell>
          <table:table-cell table:number-columns-repeated="16383"/>
        </table:table-row>
        <table:table-row table:style-name="ro1">
          <table:table-cell office:value-type="string" table:style-name="ce2">
            <text:p>Tam gia vay ok, am thanh tot, chi la tai nghe hay tuot ra khoi ngoai tai</text:p>
          </table:table-cell>
          <table:table-cell table:number-columns-repeated="16383"/>
        </table:table-row>
        <table:table-row table:style-name="ro1">
          <table:table-cell office:value-type="string" table:style-name="ce2">
            <text:p>Nghe không ấm bằng tai nghe zin của samsung j7 nhưng với giá này vậy là tạm được .</text:p>
          </table:table-cell>
          <table:table-cell table:number-columns-repeated="16383"/>
        </table:table-row>
        <table:table-row table:style-name="ro1">
          <table:table-cell office:value-type="string" table:style-name="ce2">
            <text:p>Bass ổn nhưng trebb có vẻ hơi rè xíu, chấp nhận so với giá</text:p>
          </table:table-cell>
          <table:table-cell table:number-columns-repeated="16383"/>
        </table:table-row>
        <table:table-row table:style-name="ro1">
          <table:table-cell office:value-type="string" table:style-name="ce2">
            <text:p>nghe được, khá ấm, nói chung với mức giá như thế dùng là ổn</text:p>
          </table:table-cell>
          <table:table-cell table:number-columns-repeated="16383"/>
        </table:table-row>
        <table:table-row table:style-name="ro1">
          <table:table-cell office:value-type="string" table:style-name="ce2">
            <text:p>Tại nghe ổn trong tầm giá. Thời gian giao hàng trễ 2 ngày.</text:p>
          </table:table-cell>
          <table:table-cell table:number-columns-repeated="16383"/>
        </table:table-row>
        <table:table-row table:style-name="ro1">
          <table:table-cell office:value-type="string" table:style-name="ce2">
            <text:p>Lựa chọn phù hợp trong phân khúc trung bình - khá.</text:p>
          </table:table-cell>
          <table:table-cell table:number-columns-repeated="16383"/>
        </table:table-row>
        <table:table-row table:style-name="ro1">
          <table:table-cell office:value-type="string" table:style-name="ce2">
            <text:p>Giao hàng nhanh,sản phẩm chất lượng tốt ,đúng như mô tả,đóng gói đẹp.</text:p>
          </table:table-cell>
          <table:table-cell table:number-columns-repeated="16383"/>
        </table:table-row>
        <table:table-row table:style-name="ro1">
          <table:table-cell office:value-type="string" table:style-name="ce2">
            <text:p>Chất âm tốt, nghe nhạc tốt, đẹp, giao hàng nhanh.</text:p>
          </table:table-cell>
          <table:table-cell table:number-columns-repeated="16383"/>
        </table:table-row>
        <table:table-row table:style-name="ro1">
          <table:table-cell office:value-type="string" table:style-name="ce2">
            <text:p>Cách âm chưa tốt còn bass thì tạm được so với tầm giá</text:p>
          </table:table-cell>
          <table:table-cell table:number-columns-repeated="16383"/>
        </table:table-row>
        <table:table-row table:style-name="ro1">
          <table:table-cell office:value-type="string" table:style-name="ce2">
            <text:p>Vì ở giá này nên kh có gì đáng chê nghe cũng ổn <text:s/>nên cho 4</text:p>
          </table:table-cell>
          <table:table-cell table:number-columns-repeated="16383"/>
        </table:table-row>
        <table:table-row table:style-name="ro1">
          <table:table-cell office:value-type="string" table:style-name="ce2">
            <text:p>không thể yêu cầu cao với tầm giá này nhưng đây là 1 tai nghe chất lượng</text:p>
          </table:table-cell>
          <table:table-cell table:number-columns-repeated="16383"/>
        </table:table-row>
        <table:table-row table:style-name="ro1">
          <table:table-cell office:value-type="string" table:style-name="ce2">
            <text:p>nghe tạm ổn với mức giá nhưng khá đau tai</text:p>
          </table:table-cell>
          <table:table-cell table:number-columns-repeated="16383"/>
        </table:table-row>
        <table:table-row table:style-name="ro1">
          <table:table-cell office:value-type="string" table:style-name="ce2">
            <text:p>Nghe rất hay, dây dễ bị rối .........................</text:p>
          </table:table-cell>
          <table:table-cell table:number-columns-repeated="16383"/>
        </table:table-row>
        <table:table-row table:style-name="ro1">
          <table:table-cell office:value-type="string" table:style-name="ce2">
            <text:p>giao nhanh giao nhanh giao nhanh giao nhanh giao nhanh</text:p>
          </table:table-cell>
          <table:table-cell table:number-columns-repeated="16383"/>
        </table:table-row>
        <table:table-row table:style-name="ro1">
          <table:table-cell office:value-type="string" table:style-name="ce2">
            <text:p>Tai nghe dùng cũng được k biết có bền k</text:p>
          </table:table-cell>
          <table:table-cell table:number-columns-repeated="16383"/>
        </table:table-row>
        <table:table-row table:style-name="ro1">
          <table:table-cell office:value-type="string" table:style-name="ce2">
            <text:p>Nghe ổn, giao hàng nhanh và gói cẩn thận.</text:p>
          </table:table-cell>
          <table:table-cell table:number-columns-repeated="16383"/>
        </table:table-row>
        <table:table-row table:style-name="ro1">
          <table:table-cell office:value-type="string" table:style-name="ce2">
            <text:p>sản phẩm Tai Nghe Nhét Tai JBL <text:s/>ok, nghe không bị tạp âm nhiều,</text:p>
          </table:table-cell>
          <table:table-cell table:number-columns-repeated="16383"/>
        </table:table-row>
        <table:table-row table:style-name="ro1">
          <table:table-cell office:value-type="string" table:style-name="ce2">
            <text:p>hì.nghe tốt. <text:s/>m chọn đúng. chưa thất vọng về tiki lần nào.</text:p>
          </table:table-cell>
          <table:table-cell table:number-columns-repeated="16383"/>
        </table:table-row>
        <table:table-row table:style-name="ro1">
          <table:table-cell office:value-type="string" table:style-name="ce2">
            <text:p>Tạm ổng nghe nhạc không phiêu lắm <text:s text:c="18"/>.</text:p>
          </table:table-cell>
          <table:table-cell table:number-columns-repeated="16383"/>
        </table:table-row>
        <table:table-row table:style-name="ro1">
          <table:table-cell office:value-type="string" table:style-name="ce2">
            <text:p>Tai nghe dùng tốt. Âm thanh nghe khá ổn.</text:p>
          </table:table-cell>
          <table:table-cell table:number-columns-repeated="16383"/>
        </table:table-row>
        <table:table-row table:style-name="ro1">
          <table:table-cell office:value-type="string" table:style-name="ce2">
            <text:p>bass tốt nhưng âm treble tệ cho full vol không bị bể âm thanh</text:p>
          </table:table-cell>
          <table:table-cell table:number-columns-repeated="16383"/>
        </table:table-row>
        <table:table-row table:style-name="ro1">
          <table:table-cell office:value-type="string" table:style-name="ce2">
            <text:p>Hàng dùng ổn, hơi đau tai chút.</text:p>
          </table:table-cell>
          <table:table-cell table:number-columns-repeated="16383"/>
        </table:table-row>
        <table:table-row table:style-name="ro1">
          <table:table-cell office:value-type="string" table:style-name="ce2">
            <text:p>hài lòng về sản phẩm chất lượng</text:p>
          </table:table-cell>
          <table:table-cell table:number-columns-repeated="16383"/>
        </table:table-row>
        <table:table-row table:style-name="ro1">
          <table:table-cell office:value-type="string" table:style-name="ce2">
            <text:p>Khá ổn trong tầm giá, <text:s/>giao đúng thời hạn, nghe cũng được</text:p>
          </table:table-cell>
          <table:table-cell table:number-columns-repeated="16383"/>
        </table:table-row>
        <table:table-row table:style-name="ro1">
          <table:table-cell office:value-type="string" table:style-name="ce2">
            <text:p>Tiki giao hàng rất nhanh, với giá tiền như vậy thì chất lượng là ok.</text:p>
          </table:table-cell>
          <table:table-cell table:number-columns-repeated="16383"/>
        </table:table-row>
        <table:table-row table:style-name="ro1">
          <table:table-cell office:value-type="string" table:style-name="ce2">
            <text:p>Kaspersky Anti Virus là nổi tiếng rồi, có điều là trong hộp có chương trình trúng thưởng gì đó mà đã hết hạn cũng hơi tiếc. Quan trọng là phần mềm chạy tốt là ok</text:p>
          </table:table-cell>
          <table:table-cell table:number-columns-repeated="16383"/>
        </table:table-row>
        <table:table-row table:style-name="ro1">
          <table:table-cell office:value-type="string" table:style-name="ce2">
            <text:p>Với giá tiền này thì nghe ổn</text:p>
          </table:table-cell>
          <table:table-cell table:number-columns-repeated="16383"/>
        </table:table-row>
        <table:table-row table:style-name="ro1">
          <table:table-cell office:value-type="string" table:style-name="ce2">
            <text:p>Chất lượng ổn với giá tiền</text:p>
          </table:table-cell>
          <table:table-cell table:number-columns-repeated="16383"/>
        </table:table-row>
        <table:table-row table:style-name="ro1">
          <table:table-cell office:value-type="string" table:style-name="ce2">
            <text:p>khá hài lòng cảm ơn shoo nhé ss</text:p>
          </table:table-cell>
          <table:table-cell table:number-columns-repeated="16383"/>
        </table:table-row>
        <table:table-row table:style-name="ro1">
          <table:table-cell office:value-type="string" table:style-name="ce2">
            <text:p>Tiền nào của đấy<text:s text:c="2"/></text:p>
          </table:table-cell>
          <table:table-cell table:number-columns-repeated="16383"/>
        </table:table-row>
        <table:table-row table:style-name="ro1">
          <table:table-cell office:value-type="string" table:style-name="ce2">
            <text:p>Tai nghe cách âm rất tốt, chất âm khá hay, vừa tai. Được</text:p>
          </table:table-cell>
          <table:table-cell table:number-columns-repeated="16383"/>
        </table:table-row>
        <table:table-row table:style-name="ro1">
          <table:table-cell office:value-type="string" table:style-name="ce2">
            <text:p>dùng ổn nhưng hơi đau tai</text:p>
          </table:table-cell>
          <table:table-cell table:number-columns-repeated="16383"/>
        </table:table-row>
        <table:table-row table:style-name="ro1">
          <table:table-cell office:value-type="string" table:style-name="ce2">
            <text:p>Gía tốt dùng cho 1 lap or pc. Với chức năng cơ bản thì như vậy là đủ.</text:p>
          </table:table-cell>
          <table:table-cell table:number-columns-repeated="16383"/>
        </table:table-row>
        <table:table-row table:style-name="ro1">
          <table:table-cell office:value-type="string" table:style-name="ce2">
            <text:p>tốt</text:p>
          </table:table-cell>
          <table:table-cell table:number-columns-repeated="16383"/>
        </table:table-row>
        <table:table-row table:style-name="ro1">
          <table:table-cell office:value-type="string" table:style-name="ce2">
            <text:p>giá cả hợp lý. nói chung là dùng ổn. k bị chậm máy a e nhe</text:p>
          </table:table-cell>
          <table:table-cell table:number-columns-repeated="16383"/>
        </table:table-row>
        <table:table-row table:style-name="ro1">
          <table:table-cell office:value-type="string" table:style-name="ce2">
            <text:p>Kaspersky anti virus là thương hiệu đã dùng lâu rồi rất tốt.Cám ơn TiKi đẫ đóng gói rất cẩn thận và giao hàng đúng hẹn.</text:p>
          </table:table-cell>
          <table:table-cell table:number-columns-repeated="16383"/>
        </table:table-row>
        <table:table-row table:style-name="ro1">
          <table:table-cell office:value-type="string" table:style-name="ce2">
            <text:p>Sp tốt giao hàng nhanh chóng nhìn chung là ưng cái bụng</text:p>
          </table:table-cell>
          <table:table-cell table:number-columns-repeated="16383"/>
        </table:table-row>
        <table:table-row table:style-name="ro1">
          <table:table-cell office:value-type="string" table:style-name="ce2">
            <text:p>Kích hoạt thành công dụng như giới thiệu sp</text:p>
          </table:table-cell>
          <table:table-cell table:number-columns-repeated="16383"/>
        </table:table-row>
        <table:table-row table:style-name="ro1">
          <table:table-cell office:value-type="string" table:style-name="ce2">
            <text:p>Sản phẩm như mô tả <text:s/>giá hợp lý</text:p>
          </table:table-cell>
          <table:table-cell table:number-columns-repeated="16383"/>
        </table:table-row>
        <table:table-row table:style-name="ro1">
          <table:table-cell office:value-type="string" table:style-name="ce2">
            <text:p>Sản phẩm này chuẩn chỉ, kích <text:s/>hoạt chuẩn 366 ngày với giá hợp lý.</text:p>
          </table:table-cell>
          <table:table-cell table:number-columns-repeated="16383"/>
        </table:table-row>
        <table:table-row table:style-name="ro1">
          <table:table-cell office:value-type="string" table:style-name="ce2">
            <text:p>tot</text:p>
          </table:table-cell>
          <table:table-cell table:number-columns-repeated="16383"/>
        </table:table-row>
        <table:table-row table:style-name="ro1">
          <table:table-cell office:value-type="string" table:style-name="ce2">
            <text:p>Chuẩn hàng Phúc Giang. Chất lượng tốt. Bass to rõ. Có nhược điểm là dây hơi nhỏ, sợ dễ hỏng. Độ bền thì phải sử dụng lâu mới biết được.</text:p>
          </table:table-cell>
          <table:table-cell table:number-columns-repeated="16383"/>
        </table:table-row>
        <table:table-row table:style-name="ro1">
          <table:table-cell office:value-type="string" table:style-name="ce2">
            <text:p>nghe ổn trong tầm giá, giao hàng lâu. hàng chính hãng</text:p>
          </table:table-cell>
          <table:table-cell table:number-columns-repeated="16383"/>
        </table:table-row>
        <table:table-row table:style-name="ro1">
          <table:table-cell office:value-type="string" table:style-name="ce2">
            <text:p>tai nghe có dễ đứt k? nếu đứt có được đổi không??????</text:p>
          </table:table-cell>
          <table:table-cell table:number-columns-repeated="16383"/>
        </table:table-row>
        <table:table-row table:style-name="ro1">
          <table:table-cell office:value-type="string" table:style-name="ce2">
            <text:p>Sp đóng gói chắc chắn. còn nguyên mới. nhưng tôi không thấy tem bảo hành ở đâu. cả mặt trước sau của hộp và usb đều không có tem. vui lòng hướng dẫn cách kích hoạt bảo hành. cảm ơn</text:p>
          </table:table-cell>
          <table:table-cell table:number-columns-repeated="16383"/>
        </table:table-row>
        <table:table-row table:style-name="ro1">
          <table:table-cell office:value-type="string" table:style-name="ce2">
            <text:p>Lúc mình mua giá tại Tiki rẻ hơn so với mấy chỗ khác, đặc biệt ấn tượng với dịch vụ TikiNow. Tuy nhiên hạn chế của usb này là thiết kế nhỏ gọn quá, sợ mất thật. Hình ảnh trên Tiki thì thấy có dây cứ nghĩ đâu dây được đính kèm cùng sản phẩm. Ngờ đâu chỉ có mỗi USB thôi, rất dễ bị mất nếu như bạn nào không mua móc khóa để gắn vô. <text:s/>Tóm lại sản phẩm rất OK, giá tốt</text:p>
          </table:table-cell>
          <table:table-cell table:number-columns-repeated="16383"/>
        </table:table-row>
        <table:table-row table:style-name="ro1">
          <table:table-cell office:value-type="string" table:style-name="ce2">
            <text:p>Cá nhân mình thấy sản phẩm tốt! Vì nhu cầu của mình là lưu trữ thôi nên không nhiều đánh giá! Sản phẩm đúng như mô tả, giao hàng mới còn nguyên!</text:p>
          </table:table-cell>
          <table:table-cell table:number-columns-repeated="16383"/>
        </table:table-row>
        <table:table-row table:style-name="ro1">
          <table:table-cell office:value-type="string" table:style-name="ce2">
            <text:p>Mọi thứ ok, tuy nhiên tem bảo hành không dán vào usb mà dán bọc <text:s/>ngoài bao bì, khi muốn lấy usb ra bị rách, thế này thì còn bảo hành được không??</text:p>
          </table:table-cell>
          <table:table-cell table:number-columns-repeated="16383"/>
        </table:table-row>
        <table:table-row table:style-name="ro1">
          <table:table-cell office:value-type="string" table:style-name="ce2">
            <text:p>Chất lượng khá tốt, tốc độ tương đối ổn định. Kiểu dáng đẹp, vừa tay. Dùng lâu cũng không bị nóng. Không có nắp đậy, cảm giác hơi thiếu thiếu an toàn</text:p>
          </table:table-cell>
          <table:table-cell table:number-columns-repeated="16383"/>
        </table:table-row>
        <table:table-row table:style-name="ro1">
          <table:table-cell office:value-type="string" table:style-name="ce2">
            <text:p>HÀNG GIAO ĐÚNG NHƯ HÌNH ANH EM MUA ĐƯỢC.KHÔNG CÓ GÌ PHẢI LĂN TĂN VỀ SẢN PHẨM NÀY</text:p>
          </table:table-cell>
          <table:table-cell table:number-columns-repeated="16383"/>
        </table:table-row>
        <table:table-row table:style-name="ro1">
          <table:table-cell office:value-type="string" table:style-name="ce2">
            <text:p>Giao hàng rất nhanh, nếu mình nhớ không nhầm thì là trong dưới 3 ngày, usb dùng tốt. Tuy nhiên, vỏ bọc của sản phẩm đã bị cắt trước, không rõ có phải để tiki kiểm tra sản phẩm trước khi giao không.</text:p>
          </table:table-cell>
          <table:table-cell table:number-columns-repeated="16383"/>
        </table:table-row>
        <table:table-row table:style-name="ro1">
          <table:table-cell office:value-type="string" table:style-name="ce2">
            <text:p>Tôi có mua USB SanDisk 64GB 12/2018. Nay cắm vào PC vẫn nhìn thấy nhưng không thể copy ra/vào được. Vậy đồ này có bảo hành không và nếu BH thì thủ tục thế nào ?</text:p>
          </table:table-cell>
          <table:table-cell table:number-columns-repeated="16383"/>
        </table:table-row>
        <table:table-row table:style-name="ro1">
          <table:table-cell office:value-type="string" table:style-name="ce2">
            <text:p>mới mua 3 ngày. kiểm tra dung lượng 57gb.coppy thử 2gb thì usb khá nóng.những cái khác không vấn đề.tạm chấp nhận được</text:p>
          </table:table-cell>
          <table:table-cell table:number-columns-repeated="16383"/>
        </table:table-row>
        <table:table-row table:style-name="ro1">
          <table:table-cell office:value-type="string" table:style-name="ce2">
            <text:p>Hàng nguyên Seal, update phần mềm ok. Nhưng chưa biết bên bán bảo hành sp như nào vì không thấy Serial ở đâu cả.</text:p>
          </table:table-cell>
          <table:table-cell table:number-columns-repeated="16383"/>
        </table:table-row>
        <table:table-row table:style-name="ro1">
          <table:table-cell office:value-type="string" table:style-name="ce2">
            <text:p>Đây là thương hiệu tôi thích. USB và Micro SD đều dùng SanDisk. Tiki giao hàng tuyệt vời dù Tôi đang ở Bến Cát Bình Dương.</text:p>
          </table:table-cell>
          <table:table-cell table:number-columns-repeated="16383"/>
        </table:table-row>
        <table:table-row table:style-name="ro1">
          <table:table-cell office:value-type="string" table:style-name="ce2">
            <text:p>Hàng tốt, không có gì để phàn nàn, nếu ổn sẽ mua thêm</text:p>
          </table:table-cell>
          <table:table-cell table:number-columns-repeated="16383"/>
        </table:table-row>
        <table:table-row table:style-name="ro1">
          <table:table-cell office:value-type="string" table:style-name="ce2">
            <text:p>Hàng còn nguyên bao bì. Tốc độ trung bình 15mb/s. Xài không thấy nóng nhiều</text:p>
          </table:table-cell>
          <table:table-cell table:number-columns-repeated="16383"/>
        </table:table-row>
        <table:table-row table:style-name="ro1">
          <table:table-cell office:value-type="string" table:style-name="ce2">
            <text:p>Usb xài chép dữ thiệu rất nóng, tốc độ chép cũng k cao như giới thiệu</text:p>
          </table:table-cell>
          <table:table-cell table:number-columns-repeated="16383"/>
        </table:table-row>
        <table:table-row table:style-name="ro1">
          <table:table-cell office:value-type="string" table:style-name="ce2">
            <text:p>Đóng gói cẩn thận, giao hàng đúng hẹn, sử dụng tốt. Cảm Ơn TIKI.</text:p>
          </table:table-cell>
          <table:table-cell table:number-columns-repeated="16383"/>
        </table:table-row>
        <table:table-row table:style-name="ro1">
          <table:table-cell office:value-type="string" table:style-name="ce2">
            <text:p>hành còn nguyên seal, dùng có vẻ tốt, nhưng không hiểu sao test tốt độ ghi có vẻ hơi chậm</text:p>
          </table:table-cell>
          <table:table-cell table:number-columns-repeated="16383"/>
        </table:table-row>
        <table:table-row table:style-name="ro1">
          <table:table-cell office:value-type="string" table:style-name="ce2">
            <text:p>Sản phẩm tốt, dùng ghi thời gian dài thì hơi nóng.</text:p>
          </table:table-cell>
          <table:table-cell table:number-columns-repeated="16383"/>
        </table:table-row>
        <table:table-row table:style-name="ro1">
          <table:table-cell office:value-type="string" table:style-name="ce2">
            <text:p>Tiki giao hàng nhanh, sản phẩm được đóng gói cẩn thận. Hài lòng với chất lượng dịch vụ của Tiki.</text:p>
          </table:table-cell>
          <table:table-cell table:number-columns-repeated="16383"/>
        </table:table-row>
        <table:table-row table:style-name="ro1">
          <table:table-cell office:value-type="string" table:style-name="ce2">
            <text:p>San pham dung tot nhung khong co tem bao hanh, khong biet sau nay truc trac thi lam sao day.</text:p>
          </table:table-cell>
          <table:table-cell table:number-columns-repeated="16383"/>
        </table:table-row>
        <table:table-row table:style-name="ro1">
          <table:table-cell office:value-type="string" table:style-name="ce2">
            <text:p>Dùng được 2 tuần nói chung là ổn</text:p>
          </table:table-cell>
          <table:table-cell table:number-columns-repeated="16383"/>
        </table:table-row>
        <table:table-row table:style-name="ro1">
          <table:table-cell office:value-type="string" table:style-name="ce2">
            <text:p>tôc độ chép file chậm</text:p>
          </table:table-cell>
          <table:table-cell table:number-columns-repeated="16383"/>
        </table:table-row>
        <table:table-row table:style-name="ro1">
          <table:table-cell office:value-type="string" table:style-name="ce2">
            <text:p>Dùng tốt. Hài lòng.</text:p>
          </table:table-cell>
          <table:table-cell table:number-columns-repeated="16383"/>
        </table:table-row>
        <table:table-row table:style-name="ro1">
          <table:table-cell office:value-type="string" table:style-name="ce2">
            <text:p>Giao hàng đúng hẽn , sử dụng tốt, chưa có gì để chê trách</text:p>
          </table:table-cell>
          <table:table-cell table:number-columns-repeated="16383"/>
        </table:table-row>
        <table:table-row table:style-name="ro1">
          <table:table-cell office:value-type="string" table:style-name="ce2">
            <text:p>Tốc độ đọc ghi ưng ý, nhưng mà cắm vào thì hơi nóng. Hài lòng</text:p>
          </table:table-cell>
          <table:table-cell table:number-columns-repeated="16383"/>
        </table:table-row>
        <table:table-row table:style-name="ro1">
          <table:table-cell office:value-type="string" table:style-name="ce2">
            <text:p>Cắm vào máy tính 1 tiếng thì cực kì nóng, rút ra bỏng tay như chơi</text:p>
          </table:table-cell>
          <table:table-cell table:number-columns-repeated="16383"/>
        </table:table-row>
        <table:table-row table:style-name="ro1">
          <table:table-cell office:value-type="string" table:style-name="ce2">
            <text:p>Bút cảm ứng giá trên thị trường khá cao, riêng bút Baseus giá cạnh tranh. Tuy nhiên mình không đảm bảo chất lượng lâu dài như thế nào. Bút mình mua màu bạc, vỏ hình như bằng nhôm, nhìn không sang trọng, không có kẹp túi áo, có 1 đầu bút cảm ứng sơ cua kèm theo. Đầu bút cảm ứng nhìn sơ qua giống như làm bằng cao su, đàn hồi để bạn ấn bút và rê bút. Miếng đệm cao su nằm ở vị trí thấp nên không có tác dụng. Với giá trị không cao mình cảm thấy hài lòng vì mục đích mình sử dụng bút để khỏi nóng đầu ngón tay khi dùng cảm ứng và viết ghi chú nhanh hơn, chứ không chuyên sâu để vẽ.</text:p>
          </table:table-cell>
          <table:table-cell table:number-columns-repeated="16383"/>
        </table:table-row>
        <table:table-row table:style-name="ro1">
          <table:table-cell office:value-type="string" table:style-name="ce2">
            <text:p>Tiki giao hàng rất nhanh Nhưng hàng của mình bị móp 1 góc <text:s text:c="2"/>Bút mình sử dụng trên iPad rất tốt, mượt và nhạy :&gt; Nhưng sử dụng trên smartphone và màn hình laptop thì hơi rít và bị đứt đoạn Có lẽ là do không tương thích :v Sản phẩm rất ổn, giá cũng ổn so với một người mới lần đầu sử dụng như mình</text:p>
          </table:table-cell>
          <table:table-cell table:number-columns-repeated="16383"/>
        </table:table-row>
        <table:table-row table:style-name="ro1">
          <table:table-cell office:value-type="string" table:style-name="ce2">
            <text:p>Điểm cộng: <text:s/>-vỏ hoàn thiện tốt bằng nhôm <text:s/>-Đầu cảm ứng mượt, viết vẽ cơ bản ok -Đầu bút viết là bút nước, dễ thay khi hết mực -2 đầu năm bút đều có gioăng cao su nên vặn vào rất êm và kín khít Điểm trừ: - Phần cài bút quá nhỏ, chỉ dùng để phân biệt đầu viết và cảm ứng. không cài áo được - Nắp bút là loại văn ren nên thao tác hơi lâu - Nắp bút tháo ra k thể cài lại lên bút, nên bất tiện. nhiều lúc phải đi tìm</text:p>
          </table:table-cell>
          <table:table-cell table:number-columns-repeated="16383"/>
        </table:table-row>
        <table:table-row table:style-name="ro1">
          <table:table-cell office:value-type="string" table:style-name="ce2">
            <text:p>Mình cứ nghĩ giao bút màu xám chứ, nhưng màu đen cũng được. Sử dụng trên ipad 2018 khá nhạy, điểm kỳ lạ là phải sử dụng cả 2 tay, cùng 1 góc nghiêng nếu k có tay còn lại thì bút k cảm ứng được nhưng chỉ cần chạm nhẹ vào ipad thì thao tác được, kỳ lạ = ) Trong tầm giá thì ngon lành, thấy nhiều review khen nên mới quyết định mua về vẽ vời 1 chút.</text:p>
          </table:table-cell>
          <table:table-cell table:number-columns-repeated="16383"/>
        </table:table-row>
        <table:table-row table:style-name="ro1">
          <table:table-cell office:value-type="string" table:style-name="ce2">
            <text:p>Đặt hàng hôm 12/6 thì 13/6 có luôn. Nhân viên giao hàng thân thiện. Bút chấm cảm ứng 1 phát lên màn hình thì tốt tuy nhiên để viết ghi chú thì khó khăn bởi miếng nhựa ở che đầu bút khá rít. Lần sau sẽ mua thử dòng adorit xem có khác hơn không.</text:p>
          </table:table-cell>
          <table:table-cell table:number-columns-repeated="16383"/>
        </table:table-row>
        <table:table-row table:style-name="ro1">
          <table:table-cell office:value-type="string" table:style-name="ce2">
            <text:p>giao hàng nhanh, anh giao hàng thân thiện, <text:s/>về sản phẩm thì sử dụng ổn được trên cả ios lẫn android, bút cầm vừa tay, phù hợp cho việc phác thảo nhanh hoặc viết ghi chú trên điện thoại, và tablet, có một số điểm hạn chế nhưng với tầm giá này thì mình không đòi hỏi gì thêm, hài lòng</text:p>
          </table:table-cell>
          <table:table-cell table:number-columns-repeated="16383"/>
        </table:table-row>
        <table:table-row table:style-name="ro1">
          <table:table-cell office:value-type="string" table:style-name="ce2">
            <text:p>Bút đẹp, trông sang trọng. Cảm ứng thì nhạy vừa phải, tuy nhiên nhiều lúc viết hay bị nghẽn cảm ứng, thành ra nét vẽ/viết bị đứt đoạn. Khắc phục bằng cách khi viết/vẽ đưa bút đi chậm lại là được. Với tầm giá tiền này thì con Baseus này cũng vừa đủ, phù hợp cho các bạn mới tập vẽ digital cần làm quen với bút vẽ, dành cho dân văn phòng hay ai đó cần viết note trên điện thoại thì bút đáp ứng đủ nhu cầu.</text:p>
          </table:table-cell>
          <table:table-cell table:number-columns-repeated="16383"/>
        </table:table-row>
        <table:table-row table:style-name="ro1">
          <table:table-cell office:value-type="string" table:style-name="ce2">
            <text:p>Đọc chưa kỹ phần giới thiệu nên lúc nhận SP hơi phân vân. <text:s/>Cứ tưởng bút có thể vẽ như Pencil của iPod Air Ủng hộ Tiki.vn nên cho 4*</text:p>
          </table:table-cell>
          <table:table-cell table:number-columns-repeated="16383"/>
        </table:table-row>
        <table:table-row table:style-name="ro1">
          <table:table-cell office:value-type="string" table:style-name="ce2">
            <text:p>Đã nhận hàng, sớm hơn dự kiến 2 ngày, cảm ứng tốt với app Ibis Paint X và Procreate, về chất lượng thì chưa chắc được, e nhận được màu đen rất đẹp, hoạt động tốt trên iphone 7, về tầm giá thì đã rất oke r</text:p>
          </table:table-cell>
          <table:table-cell table:number-columns-repeated="16383"/>
        </table:table-row>
        <table:table-row table:style-name="ro1">
          <table:table-cell office:value-type="string" table:style-name="ce2">
            <text:p>bút nặng tay vì tiền nào của đó mà, không cần sạc nên tiện lợi hơn, hàng giao đúng hẹn, mình dùng bút để vẽ cùng khá nhạy, nét vẽ ổn. nhưng thích màu đen hơn<text:s text:c="3"/></text:p>
          </table:table-cell>
          <table:table-cell table:number-columns-repeated="16383"/>
        </table:table-row>
        <table:table-row table:style-name="ro1">
          <table:table-cell office:value-type="string" table:style-name="ce2">
            <text:p>Giao hàng nhanh. Đầu cao su mềm, không rít. Vẽ/viết kích cỡ to OK nhưng viết chữ nhỏ rất khó. Đủ dùng trong phân khúc</text:p>
          </table:table-cell>
          <table:table-cell table:number-columns-repeated="16383"/>
        </table:table-row>
        <table:table-row table:style-name="ro1">
          <table:table-cell office:value-type="string" table:style-name="ce2">
            <text:p>Bút có 2 đầu, 1 cảm ứng và 1 bút mực để kí tên cũng tiện. Cái khó là mỗi lần sử dụng vặn nắp rất mệt và tốn thời gian; sao nắp bút không rút ra rút vào cho nhanh.</text:p>
          </table:table-cell>
          <table:table-cell table:number-columns-repeated="16383"/>
        </table:table-row>
        <table:table-row table:style-name="ro1">
          <table:table-cell office:value-type="string" table:style-name="ce2">
            <text:p>bút xài tốt, với mức giá này không nên đòi hỏi. nhưng với nhu cầu thì không đáp ứng được trải nghiệm và ít phần mềm tốt. Mua Apple pencil luôn rồi</text:p>
          </table:table-cell>
          <table:table-cell table:number-columns-repeated="16383"/>
        </table:table-row>
        <table:table-row table:style-name="ro1">
          <table:table-cell office:value-type="string" table:style-name="ce2">
            <text:p>tầm giá này nói chung cũng ok. cảm ứng nhạy, dễ thao tác. đấy là những bức ảnh do mình vẽ! cảm ơn shop</text:p>
          </table:table-cell>
          <table:table-cell table:number-columns-repeated="16383"/>
        </table:table-row>
        <table:table-row table:style-name="ro1">
          <table:table-cell office:value-type="string" table:style-name="ce2">
            <text:p>Khá hài lòng, bút nhạy, vẽ nghịch lung tung tốt Điểm trừ là độ hoàn thiện của bút còn xấu, nhưng tầm tiền k đòi hỏi nhiều</text:p>
          </table:table-cell>
          <table:table-cell table:number-columns-repeated="16383"/>
        </table:table-row>
        <table:table-row table:style-name="ro1">
          <table:table-cell office:value-type="string" table:style-name="ce2">
            <text:p>Mình sử dụng sản phẩm thấy tốt. Có thể dùng để vẽ . Viết nghịch linh tinh. <text:s/>Nhưng đoi lúc không được chuẩn xác cho lắm. Nhưng không sao. ^^</text:p>
          </table:table-cell>
          <table:table-cell table:number-columns-repeated="16383"/>
        </table:table-row>
        <table:table-row table:style-name="ro1">
          <table:table-cell office:value-type="string" table:style-name="ce2">
            <text:p>rất tốt, đầu mực viết chữ cực kỳ đẹp, đầu kia cảm ứng cực nhạy, thích hợp những bạn vẽ tập digi ban đầu.</text:p>
          </table:table-cell>
          <table:table-cell table:number-columns-repeated="16383"/>
        </table:table-row>
        <table:table-row table:style-name="ro1">
          <table:table-cell office:value-type="string" table:style-name="ce2">
            <text:p>Ngoại quan: đẹp, chắc chắn, gọn. Đóng gói: Chắc chắn Hiệu năng: - Thông tin bộ kích sóng trong khoảng 200m2, tức có nghĩa bán kính khoảng 14m. Băng thông Wifi gốc nhà mình là 30Mbps, đi qua bộ kích trong khoảng 5 - 6 m thì tốc độ đạt như khoảng trong hình dưới, đạt cỡ 13 Mbps. - Mình đặt bộ kích trong khoảng thu sóng Wifi gốc từ 6 - 8m và tín hiệu trên thiết bị hiện màu xanh (khoảng 50 - dưới 70%) thì tốc mà điện thoại mình bắt sóng được ở cường độ tín hiệu Good (trên Android) và đo được tốc độ từ 5 - 8 Mbps.</text:p>
          </table:table-cell>
          <table:table-cell table:number-columns-repeated="16383"/>
        </table:table-row>
        <table:table-row table:style-name="ro1">
          <table:table-cell office:value-type="string" table:style-name="ce2">
            <text:p>Mình dùng chung wifi với hàng xóm, trước đây nhiều khu vực trong nhà sóng rất yếu, giờ lắp cục tenda này vào sóng đầy ắp nhà. Cài đặt dễ dàng, tuy nhiên không hiểu sao cái smart tivi samsung không kết nối được, bạn nào biết khắc phục chỉ giúp mình, thanks</text:p>
          </table:table-cell>
          <table:table-cell table:number-columns-repeated="16383"/>
        </table:table-row>
        <table:table-row table:style-name="ro1">
          <table:table-cell office:value-type="string" table:style-name="ce2">
            <text:p>Rất ổn trong tầm giá, dùng với ipad 2018 khá nhạy dù có miếng dán. Dùng bình thường , không chuyên môn nên mua.</text:p>
          </table:table-cell>
          <table:table-cell table:number-columns-repeated="16383"/>
        </table:table-row>
        <table:table-row table:style-name="ro1">
          <table:table-cell office:value-type="string" table:style-name="ce2">
            <text:p>Bút dùng tốt trên Samsung J7 Prime và Ipad mini 2, tuy nhiên nếu dùng kính cường lực thì sẽ gặp vấn đề lệch tâm.</text:p>
          </table:table-cell>
          <table:table-cell table:number-columns-repeated="16383"/>
        </table:table-row>
        <table:table-row table:style-name="ro1">
          <table:table-cell office:value-type="string" table:style-name="ce2">
            <text:p>Tạm được, sài 1 thời gian đầu bút bị vàng, đầu kia mực bị nghẹt, không sài được</text:p>
          </table:table-cell>
          <table:table-cell table:number-columns-repeated="16383"/>
        </table:table-row>
        <table:table-row table:style-name="ro1">
          <table:table-cell office:value-type="string" table:style-name="ce2">
            <text:p>Bút sử dụng ổn, không quá nhạy nhưng vẫn dùng được cho các mục đích cơ bản như chơi game, viết note, còn vẽ thì sẽ khá khó.</text:p>
          </table:table-cell>
          <table:table-cell table:number-columns-repeated="16383"/>
        </table:table-row>
        <table:table-row table:style-name="ro1">
          <table:table-cell office:value-type="string" table:style-name="ce2">
            <text:p>Giao hàng nhanh, một ngày là tới. <text:s/>Bút di mượt, cảm ứng liên tục không đứt quãng. <text:s/>Hài lòng với sản phẩm.</text:p>
          </table:table-cell>
          <table:table-cell table:number-columns-repeated="16383"/>
        </table:table-row>
        <table:table-row table:style-name="ro1">
          <table:table-cell office:value-type="string" table:style-name="ce2">
            <text:p>K mong chờ gì hơn với tầm giá này. Bút nhạy, dùng để vẽ vời linh tinh ok, nhưng viết note thì chưa đủ.</text:p>
          </table:table-cell>
          <table:table-cell table:number-columns-repeated="16383"/>
        </table:table-row>
        <table:table-row table:style-name="ro1">
          <table:table-cell office:value-type="string" table:style-name="ce2">
            <text:p>Bút dùng tốt, tuy nhiên nắp không có chỗ dắt túi áo. độ bền phải xài thời gian mới biết. tốt trong tầm giá.</text:p>
          </table:table-cell>
          <table:table-cell table:number-columns-repeated="16383"/>
        </table:table-row>
        <table:table-row table:style-name="ro1">
          <table:table-cell office:value-type="string" table:style-name="ce2">
            <text:p>Dễ cài đặt, cắm trực tiếp vào ổ điện khá tiện. Trong quá trình sử dụng cũng hơi nóng nhưng vẫn đỡ hơn con totolink cũ mình dùng. Tuy nhiên cảm nhận là tốc độ mạng bị tụt hơi nhiều dù là mình đặt cách modem chính chỉ khoảng 6m.Vẫn đang tìm cách khắc phục</text:p>
          </table:table-cell>
          <table:table-cell table:number-columns-repeated="16383"/>
        </table:table-row>
        <table:table-row table:style-name="ro1">
          <table:table-cell office:value-type="string" table:style-name="ce2">
            <text:p>Hàng ổn. Tuy nhiên Tiki nên xem xét lại thời gian giao hàng. Không phải cứ giao sớm là tốt đâu ạ vì mọi người còn có kế hoạch làm các việc khác. Mình nghĩ nên làm sao để thời gian dự kiến giao hàng và thời gian giao hàng thực càng sát thì càng tốt.</text:p>
          </table:table-cell>
          <table:table-cell table:number-columns-repeated="16383"/>
        </table:table-row>
        <table:table-row table:style-name="ro1">
          <table:table-cell office:value-type="string" table:style-name="ce2">
            <text:p>Mình đang dùng thấy có vẻ ổn, cài đặt dễ dàng. Nhưng nhược model này không có cổng mạng J45 ra, không có chức năng setup đổng tên mạng wifi thành mạng khác mà dùng chung tên mình mạng chính.</text:p>
          </table:table-cell>
          <table:table-cell table:number-columns-repeated="16383"/>
        </table:table-row>
        <table:table-row table:style-name="ro1">
          <table:table-cell office:value-type="string" table:style-name="ce2">
            <text:p>Mới mua,test thấy sóng tạm ổn,tuy nhiên có 1 điểm trừ đó là không đổi được pass của cục kích,chỉ dùng pass mặc định của cục wifi chính.Xài lâu có vẻ hơi nóng,độ bền thì dùng mới biết được.</text:p>
          </table:table-cell>
          <table:table-cell table:number-columns-repeated="16383"/>
        </table:table-row>
        <table:table-row table:style-name="ro1">
          <table:table-cell office:value-type="string" table:style-name="ce2">
            <text:p>Giao hàng nhanh đóng gói kỹ nói chung là hài lòng, Tiki hưỡng dẫn mình cách lấy hóa đơn điện tử nhé mình chỉ lấy được hóa đơn vận chuyển thôi còn hóa đơn sản phẩm không biết cách lấy</text:p>
          </table:table-cell>
          <table:table-cell table:number-columns-repeated="16383"/>
        </table:table-row>
        <table:table-row table:style-name="ro1">
          <table:table-cell office:value-type="string" table:style-name="ce2">
            <text:p>Đúng với yêu cầu sử dụng. Viết với IPad đời cũ thì không được mượt và rõ nét.</text:p>
          </table:table-cell>
          <table:table-cell table:number-columns-repeated="16383"/>
        </table:table-row>
        <table:table-row table:style-name="ro1">
          <table:table-cell office:value-type="string" table:style-name="ce2">
            <text:p>Đầu cảm ứng hơi khó vẽ. Còn lại ok. Đủ 50 chữ chưa tiki</text:p>
          </table:table-cell>
          <table:table-cell table:number-columns-repeated="16383"/>
        </table:table-row>
        <table:table-row table:style-name="ro1">
          <table:table-cell office:value-type="string" table:style-name="ce2">
            <text:p>Bút cầm chắc tay nhưng chạm màn hình hơi kêu. Nắp vặn xoay nên hơi bất tiện</text:p>
          </table:table-cell>
          <table:table-cell table:number-columns-repeated="16383"/>
        </table:table-row>
        <table:table-row table:style-name="ro1">
          <table:table-cell office:value-type="string" table:style-name="ce2">
            <text:p>không nhạy lắm. chấm quẹt thì được nhưng viết, vẽ không được ổn định sản phẩm như hình</text:p>
          </table:table-cell>
          <table:table-cell table:number-columns-repeated="16383"/>
        </table:table-row>
        <table:table-row table:style-name="ro1">
          <table:table-cell office:value-type="string" table:style-name="ce2">
            <text:p>Chơi vui thôi, chất lượng tương đương giá tiền</text:p>
          </table:table-cell>
          <table:table-cell table:number-columns-repeated="16383"/>
        </table:table-row>
        <table:table-row table:style-name="ro1">
          <table:table-cell office:value-type="string" table:style-name="ce2">
            <text:p>Bút dùng ổn. Không có vấn đề hay cảm thấy khó chịu khi sự dụng</text:p>
          </table:table-cell>
          <table:table-cell table:number-columns-repeated="16383"/>
        </table:table-row>
        <table:table-row table:style-name="ro1">
          <table:table-cell office:value-type="string" table:style-name="ce2">
            <text:p>cục phát thiết kế sẽ thương, sóng phát tốt,ổn lần đầu dùng không hiểu sao bị chậm, wifi bị đá văng ra ngoài liên tục. Lần sau cắm lại thì uki rất nhiều như xài sản phẩm <text:s/>khác Nói chung là hài lòng</text:p>
          </table:table-cell>
          <table:table-cell table:number-columns-repeated="16383"/>
        </table:table-row>
        <table:table-row table:style-name="ro1">
          <table:table-cell office:value-type="string" table:style-name="ce2">
            <text:p>Nói chung vừa ý, có điều không có Đầu cảm ứng dự phòng kèm theo</text:p>
          </table:table-cell>
          <table:table-cell table:number-columns-repeated="16383"/>
        </table:table-row>
        <table:table-row table:style-name="ro1">
          <table:table-cell office:value-type="string" table:style-name="ce2">
            <text:p>viết mỏng manh không coa hướng dẫn sử dụng</text:p>
          </table:table-cell>
          <table:table-cell table:number-columns-repeated="16383"/>
        </table:table-row>
        <table:table-row table:style-name="ro1">
          <table:table-cell office:value-type="string" table:style-name="ce2">
            <text:p>Lần đầu mua hàng, nhưng đợi lâu quá. 5 ngày mới được nhận.</text:p>
          </table:table-cell>
          <table:table-cell table:number-columns-repeated="16383"/>
        </table:table-row>
        <table:table-row table:style-name="ro1">
          <table:table-cell office:value-type="string" table:style-name="ce2">
            <text:p>sản phẩm OK, giao hàng nhanh mình hát múa hàng trên lazada và sendo nhưng mình thấy kiti OK hơn và phí giao hàng cũng ít hơn chỉ 4 sao cho cả kiti và shop</text:p>
          </table:table-cell>
          <table:table-cell table:number-columns-repeated="16383"/>
        </table:table-row>
        <table:table-row table:style-name="ro1">
          <table:table-cell office:value-type="string" table:style-name="ce2">
            <text:p>Mạng vẫn còn chập chờn, bị phụ thuộc nhiều vào địa hình chỗ cắm. Tuy nhiên sóng bắt có cường độ mạng và độ phủ sóng cao. Dùng tốt, bền, mua được.</text:p>
          </table:table-cell>
          <table:table-cell table:number-columns-repeated="16383"/>
        </table:table-row>
        <table:table-row table:style-name="ro1">
          <table:table-cell office:value-type="string" table:style-name="ce2">
            <text:p>bút viết được trên thiết bị android</text:p>
          </table:table-cell>
          <table:table-cell table:number-columns-repeated="16383"/>
        </table:table-row>
        <table:table-row table:style-name="ro1">
          <table:table-cell office:value-type="string" table:style-name="ce2">
            <text:p>Bút khá êm, nói chung là ok lắm ạ</text:p>
          </table:table-cell>
          <table:table-cell table:number-columns-repeated="16383"/>
        </table:table-row>
        <table:table-row table:style-name="ro1">
          <table:table-cell office:value-type="string" table:style-name="ce2">
            <text:p>Nhiều lần nhấn không ăn, tiện lợi mang đi</text:p>
          </table:table-cell>
          <table:table-cell table:number-columns-repeated="16383"/>
        </table:table-row>
        <table:table-row table:style-name="ro1">
          <table:table-cell office:value-type="string" table:style-name="ce2">
            <text:p>bút dùng cũng oke đó mn</text:p>
          </table:table-cell>
          <table:table-cell table:number-columns-repeated="16383"/>
        </table:table-row>
        <table:table-row table:style-name="ro1">
          <table:table-cell office:value-type="string" table:style-name="ce2">
            <text:p>rất hài lòng sản phẩm.... và đóng gói cẩn thận.... sử dụng tốt bắt sóng wifi mạnh....mn mua này đi</text:p>
          </table:table-cell>
          <table:table-cell table:number-columns-repeated="16383"/>
        </table:table-row>
        <table:table-row table:style-name="ro1">
          <table:table-cell office:value-type="string" table:style-name="ce2">
            <text:p>Đã sử dụng khoảng 2 tháng, ổn. Thỉnh thoảng có mất sóng nhưng không lâu, tần suất bị ít. Tóm lại sử dụng ổn</text:p>
          </table:table-cell>
          <table:table-cell table:number-columns-repeated="16383"/>
        </table:table-row>
        <table:table-row table:style-name="ro1">
          <table:table-cell office:value-type="string" table:style-name="ce2">
            <text:p>rất tốt kích sóng rất mạnh khá hài lòng giao hàng nhanh hơn dự kiến mới dùng không biết về sau ổn k cho shop <text:s/>4* vậy.</text:p>
          </table:table-cell>
          <table:table-cell table:number-columns-repeated="16383"/>
        </table:table-row>
        <table:table-row table:style-name="ro1">
          <table:table-cell office:value-type="string" table:style-name="ce2">
            <text:p>Dễ sử dụng, tầm phát wifi xa, tuy nhiên tín hiệu thu yếu dẫn đến tầm phát xa cũng không làm được gì nhiều.</text:p>
          </table:table-cell>
          <table:table-cell table:number-columns-repeated="16383"/>
        </table:table-row>
        <table:table-row table:style-name="ro1">
          <table:table-cell office:value-type="string" table:style-name="ce2">
            <text:p>Bút dùng tốt, đóng gói kỹ, giao nhanh</text:p>
          </table:table-cell>
          <table:table-cell table:number-columns-repeated="16383"/>
        </table:table-row>
        <table:table-row table:style-name="ro1">
          <table:table-cell office:value-type="string" table:style-name="ce2">
            <text:p>Đã nhận được có vẻ hơi mắc</text:p>
          </table:table-cell>
          <table:table-cell table:number-columns-repeated="16383"/>
        </table:table-row>
        <table:table-row table:style-name="ro1">
          <table:table-cell office:value-type="string" table:style-name="ce2">
            <text:p>Bút rẻ tiền mà dùng ok lắm.</text:p>
          </table:table-cell>
          <table:table-cell table:number-columns-repeated="16383"/>
        </table:table-row>
        <table:table-row table:style-name="ro1">
          <table:table-cell office:value-type="string" table:style-name="ce2">
            <text:p>tạm ổn, rất tốt so với tầm giá</text:p>
          </table:table-cell>
          <table:table-cell table:number-columns-repeated="16383"/>
        </table:table-row>
        <table:table-row table:style-name="ro1">
          <table:table-cell office:value-type="string" table:style-name="ce2">
            <text:p>song van không on dinh lắm.</text:p>
          </table:table-cell>
          <table:table-cell table:number-columns-repeated="16383"/>
        </table:table-row>
        <table:table-row table:style-name="ro1">
          <table:table-cell office:value-type="string" table:style-name="ce2">
            <text:p>But xai on , thuan loi trong cong viec</text:p>
          </table:table-cell>
          <table:table-cell table:number-columns-repeated="16383"/>
        </table:table-row>
        <table:table-row table:style-name="ro1">
          <table:table-cell office:value-type="string" table:style-name="ce2">
            <text:p>luôn như mong đợi</text:p>
          </table:table-cell>
          <table:table-cell table:number-columns-repeated="16383"/>
        </table:table-row>
        <table:table-row table:style-name="ro1">
          <table:table-cell office:value-type="string" table:style-name="ce2">
            <text:p>Dùng ổn trong tầm giá</text:p>
          </table:table-cell>
          <table:table-cell table:number-columns-repeated="16383"/>
        </table:table-row>
        <table:table-row table:style-name="ro1">
          <table:table-cell office:value-type="string" table:style-name="ce2">
            <text:p>Sản phấm đúng như giới thiệu</text:p>
          </table:table-cell>
          <table:table-cell table:number-columns-repeated="16383"/>
        </table:table-row>
        <table:table-row table:style-name="ro1">
          <table:table-cell office:value-type="string" table:style-name="ce2">
            <text:p>giao hàng đúng hạn</text:p>
          </table:table-cell>
          <table:table-cell table:number-columns-repeated="16383"/>
        </table:table-row>
        <table:table-row table:style-name="ro1">
          <table:table-cell office:value-type="string" table:style-name="ce2">
            <text:p>Bút dùng khá tốt. Giống hình</text:p>
          </table:table-cell>
          <table:table-cell table:number-columns-repeated="16383"/>
        </table:table-row>
        <table:table-row table:style-name="ro1">
          <table:table-cell office:value-type="string" table:style-name="ce2">
            <text:p>Ổn</text:p>
          </table:table-cell>
          <table:table-cell table:number-columns-repeated="16383"/>
        </table:table-row>
        <table:table-row table:style-name="ro1">
          <table:table-cell office:value-type="string" table:style-name="ce2">
            <text:p>sản phẩm đúng mô tả. vẫn chưa cài đặt được. shop giúp đỡ dùm tôi với. thank</text:p>
          </table:table-cell>
          <table:table-cell table:number-columns-repeated="16383"/>
        </table:table-row>
        <table:table-row table:style-name="ro1">
          <table:table-cell office:value-type="string" table:style-name="ce2">
            <text:p>Sóng wifi không mạnh lắm mặc dù cách chưa đến 10m mà không có chướng ngại vật</text:p>
          </table:table-cell>
          <table:table-cell table:number-columns-repeated="16383"/>
        </table:table-row>
        <table:table-row table:style-name="ro1">
          <table:table-cell office:value-type="string" table:style-name="ce2">
            <text:p>sản phẩm ok..hút sóng hơi yếu nhưng vẫn chấp được..tiền nào của đó thôi</text:p>
          </table:table-cell>
          <table:table-cell table:number-columns-repeated="16383"/>
        </table:table-row>
        <table:table-row table:style-name="ro1">
          <table:table-cell office:value-type="string" table:style-name="ce2">
            <text:p>cài đặt đơn giản, dễ dùng, bắt sóng ổn định, giao hàng nanh</text:p>
          </table:table-cell>
          <table:table-cell table:number-columns-repeated="16383"/>
        </table:table-row>
        <table:table-row table:style-name="ro1">
          <table:table-cell office:value-type="string" table:style-name="ce2">
            <text:p>Mình rất hài lòng với sp. Sẽ ủng hộ tiki những lần sau</text:p>
          </table:table-cell>
          <table:table-cell table:number-columns-repeated="16383"/>
        </table:table-row>
        <table:table-row table:style-name="ro1">
          <table:table-cell office:value-type="string" table:style-name="ce2">
            <text:p>Khá ổn. Mình không rành lắm nên thấy dùng được.</text:p>
          </table:table-cell>
          <table:table-cell table:number-columns-repeated="16383"/>
        </table:table-row>
        <table:table-row table:style-name="ro1">
          <table:table-cell office:value-type="string" table:style-name="ce2">
            <text:p>hài lòng mong tiki luôn như vầy. kích sóng tăng rõ rệt</text:p>
          </table:table-cell>
          <table:table-cell table:number-columns-repeated="16383"/>
        </table:table-row>
        <table:table-row table:style-name="ro1">
          <table:table-cell office:value-type="string" table:style-name="ce2">
            <text:p>Dùng ổn, hiện chưa phát sinh vấn đề gì</text:p>
          </table:table-cell>
          <table:table-cell table:number-columns-repeated="16383"/>
        </table:table-row>
        <table:table-row table:style-name="ro1">
          <table:table-cell office:value-type="string" table:style-name="ce2">
            <text:p>Hang nhu hình . Bat song tot , de cai đạt . Chua biet do Ben bao lau <text:s/>xài 1 thoi gian da</text:p>
          </table:table-cell>
          <table:table-cell table:number-columns-repeated="16383"/>
        </table:table-row>
        <table:table-row table:style-name="ro1">
          <table:table-cell office:value-type="string" table:style-name="ce2">
            <text:p>đang dùng tốt cho 5* nhân viên giao hàng nhiệt tình</text:p>
          </table:table-cell>
          <table:table-cell table:number-columns-repeated="16383"/>
        </table:table-row>
        <table:table-row table:style-name="ro1">
          <table:table-cell office:value-type="string" table:style-name="ce2">
            <text:p>Giao hàng nhanh, chất lượng sài ok lắm</text:p>
          </table:table-cell>
          <table:table-cell table:number-columns-repeated="16383"/>
        </table:table-row>
        <table:table-row table:style-name="ro1">
          <table:table-cell office:value-type="string" table:style-name="ce2">
            <text:p>Cảm giác kích sóng không mạnh.</text:p>
          </table:table-cell>
          <table:table-cell table:number-columns-repeated="16383"/>
        </table:table-row>
        <table:table-row table:style-name="ro1">
          <table:table-cell office:value-type="string" table:style-name="ce2">
            <text:p>Sản phẩm như hình, <text:s/>Xài tạm chấp nhận. Để sử dụng được cảm ứng bắt buột <text:s/>phải có đầu ngồi có nam châm nhỏ. Note: đầu ngồi dùng bằng nhựa cao su dẻo chứ không phải bằng hợp kim như Adonit. Xài thời gian có thể sẽ bị đứt Cảm ứng phải để bút hơi thẳng đứng mới nhận. Dùng giải trí vui thôi chứ không dùng cho chuyên nghiệp được như iPad Pro được</text:p>
          </table:table-cell>
          <table:table-cell table:number-columns-repeated="16383"/>
        </table:table-row>
        <table:table-row table:style-name="ro1">
          <table:table-cell office:value-type="string" table:style-name="ce2">
            <text:p>bút dùng cho điện thoại androil nào cũng được hả shop? hay chỉ cho máy tính bảng thôi</text:p>
          </table:table-cell>
          <table:table-cell table:number-columns-repeated="16383"/>
        </table:table-row>
        <table:table-row table:style-name="ro1">
          <table:table-cell office:value-type="string" table:style-name="ce2">
            <text:p>sóng khoẻ, dùng rất ổn định</text:p>
          </table:table-cell>
          <table:table-cell table:number-columns-repeated="16383"/>
        </table:table-row>
        <table:table-row table:style-name="ro1">
          <table:table-cell office:value-type="string" table:style-name="ce2">
            <text:p>sp bao hanh 3 nam(36 thang) sao lai dan tren tem( luc mua thang 9/2018 - 9/2020)</text:p>
          </table:table-cell>
          <table:table-cell table:number-columns-repeated="16383"/>
        </table:table-row>
        <table:table-row table:style-name="ro1">
          <table:table-cell office:value-type="string" table:style-name="ce2">
            <text:p>Mình rất thích loại này. Đầu tiên là giá khá ổn, với một người không phải dân chuyên nghiệp mà chỉ để nghe nhạc thư guản thì giá này quá tốt rồi. Một điều mình thích nữa là đầu nhét khá vừa tai và êm, không bị đau khi đeo lâu như 1, 2 loại mình xài trước đây. Tuy nhiên nhược điểm lớn nhất của loại này là phần dây khá mỏng, nếu các bạn không giữ gìn tốt thì mình nghĩ rất dễ đứt. Dù sao mình cũng cho 4/5 điểm.</text:p>
          </table:table-cell>
          <table:table-cell table:number-columns-repeated="16383"/>
        </table:table-row>
        <table:table-row table:style-name="ro1">
          <table:table-cell office:value-type="string" table:style-name="ce2">
            <text:p>Sau một hồi tìm kiếm và chọn lọc thương hiệu thì mình quyết định chọn Sony. Từ hồi mua (28/10) tới bây giờ cũng được hơn 1 tháng rồi. Sản phẩm dùng tốt so với 155k bỏ ra cho tai nghe như vậy là ổn, tốt hơn nhiều so với mua tai nghe 30k, 50k, 70k . Mình sẽ mua tiếp tai nghe Sony ExtraBass MDR-XB55AP để chất lượng âm thanh sống động hơn và hiển nhiên giá cao hơn gấp 4 lần cái này.</text:p>
          </table:table-cell>
          <table:table-cell table:number-columns-repeated="16383"/>
        </table:table-row>
        <table:table-row table:style-name="ro1">
          <table:table-cell office:value-type="string" table:style-name="ce2">
            <text:p>Sau vài tháng sử dụng: chất lượng tốt hơn xíu, dây dài, to hơn so với cùng loại tiền của các thương hiệu nổi tiếng khác. Do thiết kế tai nghe không tròn nên sẽ đau tai nếu đeo lâu mà không có miếng mút đệm.</text:p>
          </table:table-cell>
          <table:table-cell table:number-columns-repeated="16383"/>
        </table:table-row>
        <table:table-row table:style-name="ro1">
          <table:table-cell office:value-type="string" table:style-name="ce2">
            <text:p>Tai nghe dùng để học tiếng Anh, nghe nhạc thông thường thì với giá thành này là chấp nhận được. Mình mua cũng lâu rồi xài cũng không thấy có trục trặc gì, mỗi tội miếng đệm lót bị dơ, bỏ ra thì phần tiếp xúc với tai hơi cứng, mới đầu không quen dễ bị đau tai</text:p>
          </table:table-cell>
          <table:table-cell table:number-columns-repeated="16383"/>
        </table:table-row>
        <table:table-row table:style-name="ro1">
          <table:table-cell office:value-type="string" table:style-name="ce2">
            <text:p>Cho hỏi em này lấy wifi từ router cách xa 50m được không</text:p>
          </table:table-cell>
          <table:table-cell table:number-columns-repeated="16383"/>
        </table:table-row>
        <table:table-row table:style-name="ro1">
          <table:table-cell office:value-type="string" table:style-name="ce2">
            <text:p>Mua lúc sales còn 99k, đánh giá chung: dây tai nghe loại cũ, không chống rối. Nghe tạm ổn, còn bền phải đợi trải nghiệm lâu dài. Điểm cộng là có 2 màng xốp bọc tai, đeo êm tai hơn</text:p>
          </table:table-cell>
          <table:table-cell table:number-columns-repeated="16383"/>
        </table:table-row>
        <table:table-row table:style-name="ro1">
          <table:table-cell office:value-type="string" table:style-name="ce2">
            <text:p>Mình đã nhận được hàng tuy là hơi lâu hơn so với những đơn hàng trước đây có lẽ do dịch vụ ghn với uber chậm hơn nhân viên tiki. Nhận xét về tai nghe thì nhìn cũng không có gì đặc biệt, nghe tạm ổn, so với mức giá như vậy là khá hài lòng rồi. Tuy nhiên chưa dám thử đeo nghe bằng iphone vì sợ nó làm hư cái tai nghe do bị 2 lần hư với mấy cái tai nghe khác không thích hợp với apple.</text:p>
          </table:table-cell>
          <table:table-cell table:number-columns-repeated="16383"/>
        </table:table-row>
        <table:table-row table:style-name="ro1">
          <table:table-cell office:value-type="string" table:style-name="ce2">
            <text:p>Mình mua loại màu hồng, nghe nhạc hay, dây cũng bền, xài lâu rùi mà k có dấu hiệu bị đứt dây như mấy loại thường, nhược điểm duy nhất là không được kín tai lắm, nếu đeo nghe trong không gian ồn thì không nghe rõ nhạc nữa.</text:p>
          </table:table-cell>
          <table:table-cell table:number-columns-repeated="16383"/>
        </table:table-row>
        <table:table-row table:style-name="ro1">
          <table:table-cell office:value-type="string" table:style-name="ce2">
            <text:p>chất lượng ổn, với mức giá này quá ok<text:s/></text:p>
          </table:table-cell>
          <table:table-cell table:number-columns-repeated="16383"/>
        </table:table-row>
        <table:table-row table:style-name="ro1">
          <table:table-cell office:value-type="string" table:style-name="ce2">
            <text:p>hàng mẫu mã đẹp, nghe tốt nhưng đưa cho mình cái phiếu bảo hành ngày xuất kho là tháng 1 năm 2019, bảo hành 1 năm. Bây giờ là tháng 6/2020, vậy coi như là không bảo hành rùi</text:p>
          </table:table-cell>
          <table:table-cell table:number-columns-repeated="16383"/>
        </table:table-row>
        <table:table-row table:style-name="ro1">
          <table:table-cell office:value-type="string" table:style-name="ce2">
            <text:p>Mình dùng được thời gian thấy tai nghe thật tuyệt, âm thanh nghe sống động, mình dùng nghe anh văn thì rất rõ, nhưng chỉ có điều là không có nút chuyển bài theo ý thích, màu sắc tuyệt vời, nghe được thời gian mà vẫn rất tuyệt, hi vọng tiki sẽ có nhiều sản phẩm tốt như vậy.</text:p>
            <text:p/>
          </table:table-cell>
          <table:table-cell table:number-columns-repeated="16383"/>
        </table:table-row>
        <table:table-row table:style-name="ro1">
          <table:table-cell office:value-type="string" table:style-name="ce2">
            <text:p>Mình vừa mua và đã dùng thử tai nghe Sony fontopia MDR E9LP cách đây 2 ngày. Sản phẩm của Sony luôn đảm bảo chất lượng, màu sắc đẹp, thích hợp với lứa tuổi teen, và có nhiều màu để chọn. Âm thanh hay, bass rõ ràng, không tạp âm. Tai nghe này phù hợp nghe nhạc và học tiếng Anh. Sản phẩm còn kèm theo 2 miếng đệm tai nên đeo êm tai, không bị đau dù tai nghe hơi lớn (so với tai của nhóc nhà mình). Giá hợp lý. Hàng của Sony bảo hành chính hãng nên mình không lăn tăn gì về việc bảo hành. Hơn nữa, sản phẩm của Sony luôn tốt nên hoàn toàn yên tâm. Hôm nay mình đã đặt mua thêm 2 sản phẩm nữa cho 2 thành viên của nhà mình. Hy vọng sẽ nhận hàng sớm trước cuối tuần, Tiki giao hàng nhanh giúp mình nha. Cảm ơn nhìu.</text:p>
          </table:table-cell>
          <table:table-cell table:number-columns-repeated="16383"/>
        </table:table-row>
        <table:table-row table:style-name="ro1">
          <table:table-cell office:value-type="string" table:style-name="ce2">
            <text:p>Nhìn chung thì tai nghe khá tốt,êm,thích hợp cho việc học tiếng anh của sinh viên như tụi mình,giá khá chát nhưng hàng sony thì như vậy là rẻ, chỉ có nhược điểm là không chuyển bài được,tương thích hầu hét các loại máy,tiki gói hàng kĩ nhưng giao hàng khá chậm</text:p>
          </table:table-cell>
          <table:table-cell table:number-columns-repeated="16383"/>
        </table:table-row>
        <table:table-row table:style-name="ro1">
          <table:table-cell office:value-type="string" table:style-name="ce2">
            <text:p>Với mức giá phải chăng và thương hiệu Sony thì mình yên tâm hơn về chất lượng. Dây dài 1.2m nên đáp ứng yêu cầu nghe nhạc của mình. Nếu Tiki có đa dạng màu sắc hơn thì tốt nhỉ. Dù sao thì màu hồng với con gái như mình nhìn cũng khá thời trang. Mình thích nhất là Tiki giao hàng nhanh chóng, bọc hàng cẩn thận, có dán nhãn "Hàng dễ vỡ" ở bên ngoài.</text:p>
          </table:table-cell>
          <table:table-cell table:number-columns-repeated="16383"/>
        </table:table-row>
        <table:table-row table:style-name="ro1">
          <table:table-cell office:value-type="string" table:style-name="ce2">
            <text:p>Tai nghe dây dài nên thuận tiện nghe thoải mái, âm thanh vừa phải, nghe hoài không bị đau tai, tuy nhiên miếng mút tặng kèm để bọc tai nghe dễ hư và không có thay thế. So với giá tiền thì chất lượng như vậy quá ok</text:p>
          </table:table-cell>
          <table:table-cell table:number-columns-repeated="16383"/>
        </table:table-row>
        <table:table-row table:style-name="ro1">
          <table:table-cell office:value-type="string" table:style-name="ce2">
            <text:p>Bây giờ quá nhiều loại tai nghe trên thị trường nhưng thật sự sản phẩm này của Sony rất có chỗ đứng. Điểm làm nên giá trị của sán phẩm là giá thành rất tốt so với chất lượng đem lại. Màu sắc bắt mắt trẻ trung cùng với chất lượng âm thanh rõ nét sống động, đặc biệt phù hợp để nghe nhạc chính là ưu điểm của sản phẩm này.</text:p>
          </table:table-cell>
          <table:table-cell table:number-columns-repeated="16383"/>
        </table:table-row>
        <table:table-row table:style-name="ro1">
          <table:table-cell office:value-type="string" table:style-name="ce2">
            <text:p>Với giá tầm như vầy thì khó mà được âm rành rọt như các tai nghe giá vài triệu, nhưng với người nghe nhạc phổ thông hay nghe để luyện thi ielts như mình thì vầy là ổn, rẻ, lại là hàng chính hãng sony, mấy bạn sinh viên mua là hợp lý, hồi mình còn là sinh viên , mình toàn mua tai nghe này, nay mình mua 1 cái cho cháu nhà mình nghe nhạc thiếu nhi, nó rất thích ^^</text:p>
          </table:table-cell>
          <table:table-cell table:number-columns-repeated="16383"/>
        </table:table-row>
        <table:table-row table:style-name="ro1">
          <table:table-cell office:value-type="string" table:style-name="ce2">
            <text:p>Tai nghe được gói gém cẩn thận và nhìn rất là sang trọng. Bề ngoài rất là nhỏ nhắn xinh xắn tuy nhiên dây hơi ngắn, chất lượng âm thanh thì tốt so với tầm giá, lại được bào hành 1 năm nên rất an tâm, phù hợp với các bạn sinh viên như mình, hihi!!</text:p>
          </table:table-cell>
          <table:table-cell table:number-columns-repeated="16383"/>
        </table:table-row>
        <table:table-row table:style-name="ro1">
          <table:table-cell office:value-type="string" table:style-name="ce2">
            <text:p>Tôi mua tai nghe này vì không thích loại tai nghe nhét tai vốn rất thịnh hành. Sony luôn là lựa chọn hàng đầu. Âm thanh chuẩn, giá thành quá tốt. Thiết kế bắt mắt. Tuy nhiên phần dây dù được quảng cáo là dài 1m2 thì vẫn là độ dài phổ biến của hầu hết các tai nghe nên không có gì đặc biệt.</text:p>
          </table:table-cell>
          <table:table-cell table:number-columns-repeated="16383"/>
        </table:table-row>
        <table:table-row table:style-name="ro1">
          <table:table-cell office:value-type="string" table:style-name="ce2">
            <text:p>... khá tốt. Tuy nhiên âm thanh khá nhỏ, nhưng chắc có lẽ 1 phần cũng do máy mình. Tai nghe không có nút bấm nên bạn nào mua để nghe nhạc nên suy nghĩ cho kỹ trước khi đưa ra quyết định</text:p>
          </table:table-cell>
          <table:table-cell table:number-columns-repeated="16383"/>
        </table:table-row>
        <table:table-row table:style-name="ro1">
          <table:table-cell office:value-type="string" table:style-name="ce2">
            <text:p>Tai nghe tốt, còn có miếng lót đệm kèm theo nữa nên bạn có thể lắp vào để đỡ đau tai nếu nghe lâu. Giá hợp lý so với chất lượng. Nhưng mình nghĩ nên xài tai nghe màu đen nếu muốn dây xài lâu không bị bẩn <text:s text:c="2"/>Tiki giao hàng cẩn thận. Rất thích!</text:p>
          </table:table-cell>
          <table:table-cell table:number-columns-repeated="16383"/>
        </table:table-row>
        <table:table-row table:style-name="ro1">
          <table:table-cell office:value-type="string" table:style-name="ce2">
            <text:p>Tai nghe chỉ tốt trong tầm giá vì nó khá rẻ và cho âm thanh nhỏ so với những tai nghe khác mình đang sử dụng. Phù hợp cho nhu cầu căn bản</text:p>
          </table:table-cell>
          <table:table-cell table:number-columns-repeated="16383"/>
        </table:table-row>
        <table:table-row table:style-name="ro1">
          <table:table-cell office:value-type="string" table:style-name="ce2">
            <text:p>âm thanh khá ổn phù hợp với tầm giá nhưng không có nút chỉnh âm trên tai nghe nên hơi bất tiện khi muốn tăng giảm âm cài vuông giúp giảm gãy dây, <text:s/>dây hơi mỏng khá dễ rối <text:s/>vỏ hộp hơi bẩn k rõ lý do</text:p>
          </table:table-cell>
          <table:table-cell table:number-columns-repeated="16383"/>
        </table:table-row>
        <table:table-row table:style-name="ro1">
          <table:table-cell office:value-type="string" table:style-name="ce2">
            <text:p>Chất lượng âm thanh tạm tạm, nhưng nếu mua để nghe nhạc thì không ổn lắm, tại mình cần dây phone không có mic nên mua thử.</text:p>
          </table:table-cell>
          <table:table-cell table:number-columns-repeated="16383"/>
        </table:table-row>
        <table:table-row table:style-name="ro1">
          <table:table-cell office:value-type="string" table:style-name="ce2">
            <text:p>Hàng chính hãng, khá ổn so với giá Tai Nghe Nhét Tai Sony Fontopia MDR-E9LP - Hàng Chính Hãng...................................</text:p>
          </table:table-cell>
          <table:table-cell table:number-columns-repeated="16383"/>
        </table:table-row>
        <table:table-row table:style-name="ro1">
          <table:table-cell office:value-type="string" table:style-name="ce2">
            <text:p>Âm thanh khi nghe nhạc không quá hay, tuy nhiên với giá tiền như vậy mình cũng không thể đòi hỏi hơn được. 3.5 sao.</text:p>
          </table:table-cell>
          <table:table-cell table:number-columns-repeated="16383"/>
        </table:table-row>
        <table:table-row table:style-name="ro1">
          <table:table-cell office:value-type="string" table:style-name="ce2">
            <text:p>Sản phẩm giống hình, kích thước khá nhỏ. Dung lượng thực là 14.3GB. Vỏ kim loại nên cắm vào khá nhanh nóng. Tốc độ coppy ổn. Bạn nào hay làm lạc mất USB thì nên sắm sẵn 1 cái dây buộc hoặc cài luôn vào chùm chìa khóa. Tiki giao hàng nhanh, đặt hàng</text:p>
          </table:table-cell>
          <table:table-cell table:number-columns-repeated="16383"/>
        </table:table-row>
        <table:table-row table:style-name="ro1">
          <table:table-cell office:value-type="string" table:style-name="ce2">
            <text:p>Dịch vụ quá tốt và đóng gói rất cẩn thận. Nhân viên nhiệt tình và sản phẩm khá tốt với tầm giá như thể này. Bề mặt bên ngoài khá cứng và tốc độ tiếp nhận cũng rất ổn. Theo tôi đối với tầm giá này thì chất lượng khá tuyệt vời cũng như rất an tâm khi mua hàng trên tiki.</text:p>
          </table:table-cell>
          <table:table-cell table:number-columns-repeated="16383"/>
        </table:table-row>
        <table:table-row table:style-name="ro1">
          <table:table-cell office:value-type="string" table:style-name="ce2">
            <text:p>Tai nghe ok, hộp khá hay ho, mỗi tội hơi thất vọng vì tai không có mic <text:s text:c="2"/>Nên đành để nghe nhạc thôi</text:p>
          </table:table-cell>
          <table:table-cell table:number-columns-repeated="16383"/>
        </table:table-row>
        <table:table-row table:style-name="ro1">
          <table:table-cell office:value-type="string" table:style-name="ce2">
            <text:p>Chất lượng nghe được, phù hợp cho việc nghe bình thường, không đòi hỏi khắc khe. Tầm giá này thì không đòi hỏi cao được.</text:p>
          </table:table-cell>
          <table:table-cell table:number-columns-repeated="16383"/>
        </table:table-row>
        <table:table-row table:style-name="ro1">
          <table:table-cell office:value-type="string" table:style-name="ce2">
            <text:p>Âm thanh cực ấm, khác hẵn con earbud zin của samsung theo máy j7, âm mid hơi bị tròn, bass ổn, treble sắc nhưng nhỏ nhưng âm thanh cực kì chi tiết</text:p>
          </table:table-cell>
          <table:table-cell table:number-columns-repeated="16383"/>
        </table:table-row>
        <table:table-row table:style-name="ro1">
          <table:table-cell office:value-type="string" table:style-name="ce2">
            <text:p>Tai nghe ổn, cách âm không tốt. Mình thích nghe nhạc lớn, mở lớn chút thì người ngồi gần có thể nghe thấy, so với tai nghe sennheiser thì thua xa vụ cách âm này</text:p>
          </table:table-cell>
          <table:table-cell table:number-columns-repeated="16383"/>
        </table:table-row>
        <table:table-row table:style-name="ro1">
          <table:table-cell office:value-type="string" table:style-name="ce2">
            <text:p>Chất lượng âm thanh của tai nghe được, không có gì đặc sắc, nhưng với tầm tiền này thì không thể đòi hỏi thêm.</text:p>
          </table:table-cell>
          <table:table-cell table:number-columns-repeated="16383"/>
        </table:table-row>
        <table:table-row table:style-name="ro1">
          <table:table-cell office:value-type="string" table:style-name="ce2">
            <text:p>nghe nhạc âm thanh ok, nhưng mà không có mic điều kiển, lúc mua quên kiểm tra chức năng này.</text:p>
          </table:table-cell>
          <table:table-cell table:number-columns-repeated="16383"/>
        </table:table-row>
        <table:table-row table:style-name="ro1">
          <table:table-cell office:value-type="string" table:style-name="ce2">
            <text:p>Ưu điểm: tai nghe âm bass rất tốt, , tiki đóng gói kĩ càng, giao hàng nhanh chóng</text:p>
            <text:p>Nhược điểm: tai nghe chưa có mic, phiếu bảo hành chèn ép vô cái hộp nhỏ làm nhăn nheo hết</text:p>
          </table:table-cell>
          <table:table-cell table:number-columns-repeated="16383"/>
        </table:table-row>
        <table:table-row table:style-name="ro1">
          <table:table-cell office:value-type="string" table:style-name="ce2">
            <text:p>Khá hài lòng về giá cả và chất lượng của sp này . Hàng giao đóg gói cẩn thận .</text:p>
          </table:table-cell>
          <table:table-cell table:number-columns-repeated="16383"/>
        </table:table-row>
        <table:table-row table:style-name="ro1">
          <table:table-cell office:value-type="string" table:style-name="ce2">
            <text:p>USP nhỏ nhắn, xinh xắn, màu trắng bạc sáng đẹp, sang, thanh lịch, có thể tận dụng như đồ trang trí như móc khoá. Tuy nhiên kích cỡ quá nhỏ nên dễ thất lạc, mình khá bất ngờ so với hình trên mạng. Do làm bằng kim loại nên cắm trên máy lâu quá USP sẽ hơi nóng. Tốc độ truyền tải còn hơi chậm. Mình chưa rõ khả năng chống thấm nước của USP. Đặc biệt USP có thêm phần mềm cài sẵn có hỗ trợ SanDisk Secure Access hướng dẫn cào đặt khá kỹ.<text:s text:c="3"/></text:p>
          </table:table-cell>
          <table:table-cell table:number-columns-repeated="16383"/>
        </table:table-row>
        <table:table-row table:style-name="ro1">
          <table:table-cell office:value-type="string" table:style-name="ce2">
            <text:p>Lúc mình mua thì đang khuyến mãi 99k số lượng có hạn nên nhanh tay mua vì mình rất thích thương hiệu sandisk, thương hiệu nổi tiếng của Mỹ. Ban đầu mình định mua USB 3.0 nhưng theo mình không cần thiết lắm vì mình thấy cái này 2.0 mà chạy cũng nhanh. Bên cạnh đó còn chống sốc và chống nước rất tiện lợi di chuyển. Nhưng lưu ý vì vỏ kim loại nên cẩn thận khi sử dụng có thể bị giật tê tê (mình chưa bị nhưng cũng có cảm giác ớn ớn).</text:p>
          </table:table-cell>
          <table:table-cell table:number-columns-repeated="16383"/>
        </table:table-row>
        <table:table-row table:style-name="ro1">
          <table:table-cell office:value-type="string" table:style-name="ce2">
            <text:p>Khi tận tay cầm thì mình mới thấy nó nhỏ hơn so với tưởng tượng của mình khi nhìn trên ảnh, nhưng đó không phải là vấn đề. Thiết kế gọn nhẹ, vỏ khi loại sáng rất bắt mắt. Mình không bàn về tốc độ đọc ghi của nó vì mình chỉ dùng để sao lưu tài liệu học, ảnh, nhạc nên tốc độ của nó như vậy là ok với mình.</text:p>
            <text:p/>
            <text:p>Cái usb mình nhận được thì không thấy tem bảo hành như Tiki đề cập, và địa điểm bảo hành thì lại ở TP HCM, cho nên về vấn đề bảo hành thì mình không ưng được chút nào.</text:p>
          </table:table-cell>
          <table:table-cell table:number-columns-repeated="16383"/>
        </table:table-row>
        <table:table-row table:style-name="ro1">
          <table:table-cell office:value-type="string" table:style-name="ce2">
            <text:p>Mua usb này vì khả năng chống nước của nó. Gắn vô móc chìa khóa xe máy, hôm đi mưa ướt sũng cứ lo có hỏng hóc gì, nhưng về nhà sấy khô thì sử dụng không vấn đề gì :D USB kích thước nhỏ xinh, thích lắm</text:p>
            <text:p>Cổng 2.0 nên tốc độ ghi hơi chậm. Giá mà nó là 3.0 thì hoàn hảo.</text:p>
          </table:table-cell>
          <table:table-cell table:number-columns-repeated="16383"/>
        </table:table-row>
        <table:table-row table:style-name="ro1">
          <table:table-cell office:value-type="string" table:style-name="ce2">
            <text:p>Mình mua được vài tuần, tiki giao hàng sớm hơn dự kiến, đóng gói kỹ lưỡng, sản phẩm thấy trên hình và ở ngoài giống nhau, nhỏ gon, bước đầu thấy xài ổn, thích nhật là có tính chống sóc, và chống thấm nước, bên cạnh còn được bảo hành lâu dài nữa, nên yên tâm và hài lòng, cảm ơn tiki</text:p>
          </table:table-cell>
          <table:table-cell table:number-columns-repeated="16383"/>
        </table:table-row>
        <table:table-row table:style-name="ro1">
          <table:table-cell office:value-type="string" table:style-name="ce2">
            <text:p>Sản phẩm có mẫu mã đẹp, nhỏ gọn, dễ mang theo. Dung lượng 16GB không phải quá lớn nhưng đối với cá nhân mình, mình có thể lưu dữ liệu vừa đủ. Sản phẩm được Tiki bọc cẩn thận trong túi chống sốc, giao hàng cũng nhanh. Mình mua sản phẩm khi được khuyến mãi 99k, chất lượng tốt, giá tốt.</text:p>
          </table:table-cell>
          <table:table-cell table:number-columns-repeated="16383"/>
        </table:table-row>
        <table:table-row table:style-name="ro1">
          <table:table-cell office:value-type="string" table:style-name="ce2">
            <text:p>Mình mua sản phẩm vào đợt giảm giá nên giá rất ưu đãi, khi mua về thực sự rất thích vì usb nhìn rất đẹp và nhỏ gọn, Dùng cũng ổn so với giá mình mua được. Mình mang đến lớp, các bạn rất thích nhưng đã hết đợt giảm giá 99k, mong tiki sẽ có thêm nhiều đợt giảm giá như vậy</text:p>
          </table:table-cell>
          <table:table-cell table:number-columns-repeated="16383"/>
        </table:table-row>
        <table:table-row table:style-name="ro1">
          <table:table-cell office:value-type="string" table:style-name="ce2">
            <text:p>Mình mua chỉ để lưu một số tài liệu chứ không đòi hỏi quá nhiều nên chẳng có gì chê với em này cả, mua lúc giảm giá lại dùng cả xu nên giảm còn rất rẻ, tiki đóng gói cẩn thận và giao hàng không lâu, USB nhỏ và kim loại nên màu sáng ánh kim max lung linh luôn ( mình thì chỉ cần đẹp ấy <text:s/>) ) có cả móc đeo rất tiện nữa, dùng chưa thấy lỗi gì và thấy rất ổn. Duyệt!</text:p>
          </table:table-cell>
          <table:table-cell table:number-columns-repeated="16383"/>
        </table:table-row>
        <table:table-row table:style-name="ro1">
          <table:table-cell office:value-type="string" table:style-name="ce2">
            <text:p>Sản phẩm nhỏ gọn chỉ bằng cái chìa khóa nhỏ, khi ship về mình cứ tưởng bị thiếu hàng hóa ra là nó lẫn vào trong những thứ khác, sản phẩm đã nhỏ rồi mà hộp cũng nhỏ nốt, khi cần nó lên nhìn kĩ thì mình thấy khả năng hoàn thiện chưa cao nhất là ở mặt dưới. Nói chung là ổn.</text:p>
          </table:table-cell>
          <table:table-cell table:number-columns-repeated="16383"/>
        </table:table-row>
        <table:table-row table:style-name="ro1">
          <table:table-cell office:value-type="string" table:style-name="ce2">
            <text:p>vì loa không có mic nên chỉ xài cho laptop (âm to), dùng với điện thoài thì chỉ nghe được 1 bên (do chân jack không cùng loại)</text:p>
          </table:table-cell>
          <table:table-cell table:number-columns-repeated="16383"/>
        </table:table-row>
        <table:table-row table:style-name="ro1">
          <table:table-cell office:value-type="string" table:style-name="ce2">
            <text:p>tai nghe tốt êm tai nhưng vì hàng bị móp méo cho 4 sao</text:p>
          </table:table-cell>
          <table:table-cell table:number-columns-repeated="16383"/>
        </table:table-row>
        <table:table-row table:style-name="ro1">
          <table:table-cell office:value-type="string" table:style-name="ce2">
            <text:p>Ưu điểm là nhỏ gọn, chống nước, chống va đập. Nhược điểm là tốc độ ghi và đọc hơi chậm. Nhưng với giá thành thường xuyên được giảm giá và khuyển mãi như ở tiki thì không đòi hỏi thêm được. Cũng định mua thêm 1 cái nhưng mình đang cân nhắc chờ tiki giảm giá các sản phẩm USB 3.0.</text:p>
          </table:table-cell>
          <table:table-cell table:number-columns-repeated="16383"/>
        </table:table-row>
        <table:table-row table:style-name="ro1">
          <table:table-cell office:value-type="string" table:style-name="ce2">
            <text:p>Mình được tặng USB dung lượng 16 GB này khi mua ở cứng SanDisk.</text:p>
            <text:p>USB có thiết kế nhỏ gọn, vỏ kim loại sáng loáng, sang trọng, đặc biệt có thể gắn vào móc khóa, không bị quên. Nói chung được tặng quà khuyến mãi chất lượng như thế này thật là thích. Tiki đóng hàng rất kỹ lưỡng, nâng niu sản phẩm =&gt; tôn trọng khách hàng. Luôn yêu mến và ủng hộ Tiki.</text:p>
          </table:table-cell>
          <table:table-cell table:number-columns-repeated="16383"/>
        </table:table-row>
        <table:table-row table:style-name="ro1">
          <table:table-cell office:value-type="string" table:style-name="ce2">
            <text:p>Nhận được sp hơi bất ngờ vì nhỏ hơn so với hình dung tuy nhiên lại rất hài lòng về thiết kế. Nhỏ nhưng nhìn đẹp, vỏ kim loại sáng loáng, sang trọng. với mức giá 99k là quá tốt so với dung lượng 16gb.hi vọng Tiki sẽ có thêm nhiều sản phẩm tốt, chất lượng và giá phải chăng.</text:p>
          </table:table-cell>
          <table:table-cell table:number-columns-repeated="16383"/>
        </table:table-row>
        <table:table-row table:style-name="ro1">
          <table:table-cell office:value-type="string" table:style-name="ce2">
            <text:p>Sản phẩm nhỏ gọn, sang trọng, tiện lợi.</text:p>
            <text:p>Giao tiếp dữ liệu khá nhanh "như quảng cáo"</text:p>
            <text:p>Dung lượng 16gb, rất thuận tiện cho việc lưu dữ - truyền dữ liệu lớn như phim mHD, nhạc Lossless,....</text:p>
            <text:p/>
            <text:p>Tiki gói hàng rất cẩn thận, chuyển hàng nhanh chóng! Rất cám ơn Tiki. Mong sẽ có nhiều dịp KM hấp dẫn thế này</text:p>
          </table:table-cell>
          <table:table-cell table:number-columns-repeated="16383"/>
        </table:table-row>
        <table:table-row table:style-name="ro1">
          <table:table-cell office:value-type="string" table:style-name="ce2">
            <text:p>Tai nghe dùng ổn trong tầm giá, tuy nhiên dây hơi mỏng dễ đứt, nên mua bọc bảo vệ.</text:p>
          </table:table-cell>
          <table:table-cell table:number-columns-repeated="16383"/>
        </table:table-row>
        <table:table-row table:style-name="ro1">
          <table:table-cell office:value-type="string" table:style-name="ce2">
            <text:p>- Dây dài nhưng hơi mỏng</text:p>
            <text:p>- Âm bass yếu nhưng chất lượng tương xứng với giá tiền</text:p>
            <text:p>- Bảo hành tốt</text:p>
            <text:p>- Giắc cắm vuông không sợ bị đứt dây trong</text:p>
          </table:table-cell>
          <table:table-cell table:number-columns-repeated="16383"/>
        </table:table-row>
        <table:table-row table:style-name="ro1">
          <table:table-cell office:value-type="string" table:style-name="ce2">
            <text:p>Âm thanh nghe tạm được nhưng dây quá nhỏ và mỏng manh, chưa biết độ bền như thế nào...</text:p>
          </table:table-cell>
          <table:table-cell table:number-columns-repeated="16383"/>
        </table:table-row>
        <table:table-row table:style-name="ro1">
          <table:table-cell office:value-type="string" table:style-name="ce2">
            <text:p>Tranh thủ lúc khuyến mại 99k mình vợt cho bạn gấu 1 ẻm. Gấu nhà mình mê đồ công nghệ, nhận được thích lắm. Chỉ kêu dùng một lúc thì hơi nóng, với ngoại hình không được như b ý tưởng tượng, còn lại chắc chắn, tốc độ sao chép cũng tốt.</text:p>
            <text:p>Nói chung là okie hết.</text:p>
          </table:table-cell>
          <table:table-cell table:number-columns-repeated="16383"/>
        </table:table-row>
        <table:table-row table:style-name="ro1">
          <table:table-cell office:value-type="string" table:style-name="ce2">
            <text:p>Nhận được hàng từ tiki hơi bất ngờ so với suy nghĩ, USB nhỏ quá <text:s/>hihi, sản xuất ghi từ năm 2016 mà có dữ liệu của 2013,2014 là sao nhỉ? Nói chung là nhìn đẹp, còn tốc độ thì cũng chưa biết được vì mục đích mua USB là để copy nhạc về cho con cún mà. Nhưng nói chung những mặt hàng mình nhận được của tiki thì cũng thấy thích, vì hàng mình đặt tiki là sách mà,</text:p>
          </table:table-cell>
          <table:table-cell table:number-columns-repeated="16383"/>
        </table:table-row>
        <table:table-row table:style-name="ro1">
          <table:table-cell office:value-type="string" table:style-name="ce2">
            <text:p>Ưu điểm: nhỏ gọn, mẫu mã đẹp, tiki đóng gói cẩn thận. Giá cả phải chăng so với 16g.</text:p>
            <text:p>Nhược điểm: dung lượng thực tế là 14.5G, tốc độ ghi chậm hơn so với các USB 2.0 khác. Dùng hơi nóng với nhìn thực tế sao nhỏ hơn so với tưởng tượng chắc phải thêm móc khóa không lạc mất.</text:p>
          </table:table-cell>
          <table:table-cell table:number-columns-repeated="16383"/>
        </table:table-row>
        <table:table-row table:style-name="ro1">
          <table:table-cell office:value-type="string" table:style-name="ce2">
            <text:p>Mình mua món này được hơn một tháng rồi, quá trình sử dụng rất rất tốt và tốc độ phải nói là nhanh thiệt, mình mua nó vào lúc tiki có khuyến mãi giá <text:s/>thì rẽ hơn nhưng lại nhận được một sản phẩm tốt như vậy thật là mừng hết mức, chúc Tiki luôn có những mặt hàng chất lượng như trên để anh em có thể ủng hộ lâu dài nhé.</text:p>
          </table:table-cell>
          <table:table-cell table:number-columns-repeated="16383"/>
        </table:table-row>
        <table:table-row table:style-name="ro1">
          <table:table-cell office:value-type="string" table:style-name="ce2">
            <text:p>Tiki gói hàng rất cẩn thận, ngoài hộp còn dán "hàng dễ vỡ" nữa, nên không cần lo lắng về việc vận chuyển nhé ! Bên cạnh đó, USB này nhỏ xíu à, đáng yêu lắm, vỏ ngoài bằng kim loại nên các bạn khi sử dụng nếu sợ bị giật ( như mình ) thì kiếm cái gì đó không dẫn điện bọc lại khi cắm vào nhé ( đề phòng thôi ). Dung lượng 16GB xài thả ga luôn, đem ẻm về, ai cũng kêu mua thêm cái nữa "để dành" vì thật sự giá như này là quá rẻ. Nói chung em nó ưu nhiều hơn nhược và tầm giá này là quá chất lượng rồi ạ.</text:p>
          </table:table-cell>
          <table:table-cell table:number-columns-repeated="16383"/>
        </table:table-row>
        <table:table-row table:style-name="ro1">
          <table:table-cell office:value-type="string" table:style-name="ce2">
            <text:p>Phải chi có thêm mic đàm thoại, tăng giảm âm lượng nữa thì tốt</text:p>
          </table:table-cell>
          <table:table-cell table:number-columns-repeated="16383"/>
        </table:table-row>
        <table:table-row table:style-name="ro1">
          <table:table-cell office:value-type="string" table:style-name="ce2">
            <text:p>nghe nhạc ballad thì ok chứ còn này nếu âm bass 100% thì con này chỉ có 20% thôi</text:p>
          </table:table-cell>
          <table:table-cell table:number-columns-repeated="16383"/>
        </table:table-row>
        <table:table-row table:style-name="ro1">
          <table:table-cell office:value-type="string" table:style-name="ce2">
            <text:p>Bạn bè mình hay phàn nàn là mic thu giọng nói hơi nhỏ nên voice call không tốt.</text:p>
          </table:table-cell>
          <table:table-cell table:number-columns-repeated="16383"/>
        </table:table-row>
        <table:table-row table:style-name="ro1">
          <table:table-cell office:value-type="string" table:style-name="ce2">
            <text:p>Mình dùng được gần 5 tháng thì bị hỏng 1 bên do dây bên trong tai nghe bị đứt, mà mình giữ cũng không cẩn thận lắm.Tiki giao hàng thì xưa nay vẫn tốt.</text:p>
          </table:table-cell>
          <table:table-cell table:number-columns-repeated="16383"/>
        </table:table-row>
        <table:table-row table:style-name="ro1">
          <table:table-cell office:value-type="string" table:style-name="ce2">
            <text:p>Âm thanh khá tốt trừ phần bass nghe hơi chát (mình không biết dùng từ sao cho đúng) nhưng giá vậy là ok rồi. <text:s/>Đeo vào không đau tai, gọn nhẹ.</text:p>
          </table:table-cell>
          <table:table-cell table:number-columns-repeated="16383"/>
        </table:table-row>
        <table:table-row table:style-name="ro1">
          <table:table-cell office:value-type="string" table:style-name="ce2">
            <text:p>Mua với tầm giá 99k mà 16Gb thì không có gì phải suy nghĩ nhiều nữa. Dung lượng lớn, khi cắm vào máy lâu thì hơi nóng, một ưu điểm và cũng là khuyết điểm đó là vỏ kim loại, nguồn điện làm tê tê mình phải tắt máy mới dám rút ra, mặc dù nhìn sang trọng. Sau này mình chỉ dùng vỏ nhựa thôi.</text:p>
          </table:table-cell>
          <table:table-cell table:number-columns-repeated="16383"/>
        </table:table-row>
        <table:table-row table:style-name="ro1">
          <table:table-cell office:value-type="string" table:style-name="ce2">
            <text:p>Mình mua chiếc usb này lầy khuyễn mãi trước... 16gb dung lượng thực tế khoảng 15gb mà giá chưa đến 100K. Giao hàng rất nhanh</text:p>
            <text:p>Lại rất nhỏ gọn màu đỏ hơi nổi... tốc độ thì không cao như usb 3.0 mình dùng (trên bao ghi usb 2.0/3.0 nên không biết là loại nào). Tóm lại sản phẩm tốt so với mức tiền bỏ ra.</text:p>
          </table:table-cell>
          <table:table-cell table:number-columns-repeated="16383"/>
        </table:table-row>
        <table:table-row table:style-name="ro1">
          <table:table-cell office:value-type="string" table:style-name="ce2">
            <text:p>Được tặng khi mua sản phẩm điẹn tử của tiki , thấy sử dụng cũng được, thiết kế nhỏ gọn đẹp mắt, có các kĩ năng như treo móc khóa, chống nước... Rất là tiện lợi, tuy ghi hơi chậm nhưng vẫn rất ok đối với sản phẩm này, giá cả phải chăng , hợp lí cho sản phẩm</text:p>
          </table:table-cell>
          <table:table-cell table:number-columns-repeated="16383"/>
        </table:table-row>
        <table:table-row table:style-name="ro1">
          <table:table-cell office:value-type="string" table:style-name="ce2">
            <text:p>Nhận được hàng của Tiki mình thấy hài lòng về cách đóng gói sản phẩm. USB nhỏ gọn nhưng dung lượng lớn và giá cả phải chăng. Mình gắn vào móc khoá và không lo bị rơi hoặc thất lạc và có thể sử dụng khi cần. Tốc độ 2.0 cúng không đến nỗi chậm chạp. Hoàn toàn hài lòng về sản phẩm.</text:p>
          </table:table-cell>
          <table:table-cell table:number-columns-repeated="16383"/>
        </table:table-row>
        <table:table-row table:style-name="ro1">
          <table:table-cell office:value-type="string" table:style-name="ce2">
            <text:p>Tai nghe sony chính hãng có phiếu bảo hành các kiểu, giao hàng nhanh, nhạc nghe hay, rõ ràng độ bền thì chưa biết vì chưa dùng lâu</text:p>
          </table:table-cell>
          <table:table-cell table:number-columns-repeated="16383"/>
        </table:table-row>
        <table:table-row table:style-name="ro1">
          <table:table-cell office:value-type="string" table:style-name="ce2">
            <text:p>cũng được. k quá tốt nhưng cũng k phải là dỡ. nge nhiều hơi đau tai</text:p>
          </table:table-cell>
          <table:table-cell table:number-columns-repeated="16383"/>
        </table:table-row>
        <table:table-row table:style-name="ro1">
          <table:table-cell office:value-type="string" table:style-name="ce2">
            <text:p>Tai nghe dùng tốt, cái đệm hay bị bung ra nên mất đâu mất 1 bên rồi<text:s text:c="3"/></text:p>
          </table:table-cell>
          <table:table-cell table:number-columns-repeated="16383"/>
        </table:table-row>
        <table:table-row table:style-name="ro1">
          <table:table-cell office:value-type="string" table:style-name="ce2">
            <text:p>Về hình thức thì USB có thiết kế nhỏ, gọn, rất đẹp. Nhìn rất dễ thương. USB có phần mềm bảo vệ nên cũng rất yên tâm. Dung lượng 16GB cho phép lưu trữ nhiều dữ liệu, phim... tuy nhiên tốc độ chép hơi lâu 1 tí. Nhìn chung, đây là 1 sản phẩm vừa túi tiền, cũng đáng mua.</text:p>
          </table:table-cell>
          <table:table-cell table:number-columns-repeated="16383"/>
        </table:table-row>
        <table:table-row table:style-name="ro1">
          <table:table-cell office:value-type="string" table:style-name="ce2">
            <text:p>Nhận được hàng khi mới đặt hàng được mấy ngày, thấy rằng chất lượng giao hàng của tiki khá ổn.</text:p>
            <text:p>Về sản phẩm, chất lượng khá ổn, mặt ngoài được làm bằng kim loại nên trông chắc chắn, gọn gàng.</text:p>
            <text:p>Về giá cả, so với nhiều loại usb cùng loại, cùng kiểu mẫu trên thị trường thì giá ở đây hoàn toàn chấp nhận được.</text:p>
          </table:table-cell>
          <table:table-cell table:number-columns-repeated="16383"/>
        </table:table-row>
        <table:table-row table:style-name="ro1">
          <table:table-cell office:value-type="string" table:style-name="ce2">
            <text:p>Mình đang cần usb, thấy có thông báo usb 16Gb giảm còn 99k của Sandisk kiểu dáng cũng đẹp, nhỏ gọn, có thể gắn vào móc chìa khóa nên quyết định đặt mua ngay. Nhận được hàng thấy rất ưng vì tiki bọc rất cẩn thận, usb nhỏ hơn so với mình tưởng tượng, thiết kế sang &amp; đẹp, tốc độ có vẻ chậm nhưng mình không khắt khe trong chuyện này lắm nên không sao. Với giá 99k thì mình thấy sản phẩn này rất ok, cảm ơn tiki<text:s text:c="2"/></text:p>
          </table:table-cell>
          <table:table-cell table:number-columns-repeated="16383"/>
        </table:table-row>
        <table:table-row table:style-name="ro1">
          <table:table-cell office:value-type="string" table:style-name="ce2">
            <text:p>Sản phẩm nhỏ và gọn hơn mình nghĩ nhiều, có lỗ gắn móc khóa(điểm này đã được giới thiệu nhưng mình cứ nghĩ là sản phẩm có tặng kèm dây móc cơ nên khá thất vọng).</text:p>
            <text:p>Tốc độ đọc khá nhưng khi cắm usb vào cpu thì suýt chút nữa bị giật do vỏ kim loại nên không cách điện-một điểm khá bất tiện.</text:p>
            <text:p>Một điều nữa là mình nghĩ tiki cần phải có giấy bảo hành cho sản phẩm để tiện cho việc bảo hành sau này.</text:p>
            <text:p>Nhưng nói chung với giá 99k với usb 16G thì đã rất tiện lợi</text:p>
          </table:table-cell>
          <table:table-cell table:number-columns-repeated="16383"/>
        </table:table-row>
        <table:table-row table:style-name="ro1">
          <table:table-cell office:value-type="string" table:style-name="ce2">
            <text:p>tai nghe tốt, mình thích kiểu thiết kế cũ này nên mua lại</text:p>
          </table:table-cell>
          <table:table-cell table:number-columns-repeated="16383"/>
        </table:table-row>
        <table:table-row table:style-name="ro1">
          <table:table-cell office:value-type="string" table:style-name="ce2">
            <text:p>Tiki giao hàng nhanh, có kèm theo phiếu bảo hành. Chất lượng âm thanh ổn, rõ ràng. Dây nối nhỏ và mảnh, dễ rối.</text:p>
          </table:table-cell>
          <table:table-cell table:number-columns-repeated="16383"/>
        </table:table-row>
        <table:table-row table:style-name="ro1">
          <table:table-cell office:value-type="string" table:style-name="ce2">
            <text:p>chất lượng tốt, phù hợp với người có ráy tai ướt như mình (nếu đeo loại có cao su nhét vào tai rất khó chịu)</text:p>
          </table:table-cell>
          <table:table-cell table:number-columns-repeated="16383"/>
        </table:table-row>
        <table:table-row table:style-name="ro1">
          <table:table-cell office:value-type="string" table:style-name="ce2">
            <text:p>Mình mua sản phẩm vào dịp giảm giá còn 99k,</text:p>
            <text:p>- Giao hàng nhanh, chỉ trong vòng 2 ngày, mình đã nhận được sản phẩm</text:p>
            <text:p>- Thiết kế khá nhỏ gọn, có móc treo, mình có thể để gọn trong ví</text:p>
            <text:p>- Được biết thêm chức năng chống thấm nước từ những bài viết nhận xét, điều này mình càng hài lòng về sản phẩm</text:p>
            <text:p>- Chỉ tiết sản phẩm không có đèn LED báo hiệu đã và đang kết nối với máy tính</text:p>
          </table:table-cell>
          <table:table-cell table:number-columns-repeated="16383"/>
        </table:table-row>
        <table:table-row table:style-name="ro1">
          <table:table-cell office:value-type="string" table:style-name="ce2">
            <text:p>Ban đầu vì là đồ điện từ không thấy tận mắt thì không an tâm lắm. Nhưng vì đang cần usb, tiki lại đang giảm giá sốc với những tính năng lạ như chống nước, va đập...và đặc biệt là sản phẩm của Sandisk nên yên tâm đặt hàng.</text:p>
            <text:p>Tiki giao hàng khá nhanh, bọc gói cẩn thận. Usb thiết kế nhìn khá sang, màu sắc đẹp, có vị trí móc khóa thuận lợi, dùng cũng rất ok. Chỉ có điều hơi nhỏ so với mình tưởng tượng. Nhưng nhìn chung với giá đó thì phù hợp với yêu cầu của mình.</text:p>
            <text:p>Cảm ơn Tiki và mong Tiki ngày càng có nhiều dịch vụ hấp dẫn hơn để thu hút nhiều khách hàng thân thiết!</text:p>
          </table:table-cell>
          <table:table-cell table:number-columns-repeated="16383"/>
        </table:table-row>
        <table:table-row table:style-name="ro1">
          <table:table-cell office:value-type="string" table:style-name="ce2">
            <text:p>Mua 2 cái 1 lúc nhưng nhìn chung là hài lòng. USB nhỏ hơn so <text:s/>với hình dung ban đầu nên bạn nào không thích USB quá nhỏ thì xem xét kỹ trước khi mua. Nhỏ quá cũng bất tiện: dễ mất, dễ nhầm. Móc khóa thì thật ra không hữu dụng vì bạn để trong túi quần dễ hỏng USB hoặc lúc cắm vào máy là nguyên chùm chìa khóa đi theo, chẳng hay đâu. Tem bảo hành được dán sẵn, bảo hành tới 5 năm, các bạn nên dán băng keo trong ngay khi nhận được hàng để bảo quản tem này và dán thì nên cẩn thận tránh phần thân USB bị ngập trong lỗ khi cắm.</text:p>
          </table:table-cell>
          <table:table-cell table:number-columns-repeated="16383"/>
        </table:table-row>
        <table:table-row table:style-name="ro1">
          <table:table-cell office:value-type="string" table:style-name="ce2">
            <text:p>Mình mới đặt mua hôm qua mà hôm nay Tiki đã giao hàng rồi, chưa đầy 24h, công nhận Tiki giao hàng nhanh thật, lại gói hàng kỹ nữa. Rất thích Tiki ở điểm này.</text:p>
            <text:p>Usb 16GB của Sandisk bảo hành 5 năm mà với mức giá thế này thì quá tốt rồi. Ai có nhu cầu thì nên mua nhé!</text:p>
          </table:table-cell>
          <table:table-cell table:number-columns-repeated="16383"/>
        </table:table-row>
        <table:table-row table:style-name="ro1">
          <table:table-cell office:value-type="string" table:style-name="ce2">
            <text:p>tôi, vừa mới nhận hàng xong, Cảm nhận đầu tiên là mẫu mã đẹp,</text:p>
            <text:p>nên format lai với chuẩn NTFS để copy được file lớn hơn 4G, Tốc độ copy binh thường, trung bình 4-5M/s. Mình copy file 4G cũng mất khá thời gian. Nếu copy nhiều file nhỏ thi tốc độ sẽ thấp hơn.</text:p>
            <text:p>Còn cái Sandisk security tôi chưa thử,</text:p>
            <text:p>Tiki giao hàng cực nhanh, mới đặt hôm qua, hôm nay đã có hàng.</text:p>
          </table:table-cell>
          <table:table-cell table:number-columns-repeated="16383"/>
        </table:table-row>
        <table:table-row table:style-name="ro1">
          <table:table-cell office:value-type="string" table:style-name="ce2">
            <text:p>Ấn tượng đầu tiên là USB nhỏ xinh, vỏ kim loại rất đẹp mắt và có thể móc vào móc khóa tiện lợi.</text:p>
            <text:p>Nhu cầu chủ yếu của mình là lưu giữ và copy ảnh nên dung lượng quá thích hợp. Tuy nhiên tốc độ ghi còn hơi chậm. Với giá cả như vậy thì mình thấy hài lòng rồi.</text:p>
          </table:table-cell>
          <table:table-cell table:number-columns-repeated="16383"/>
        </table:table-row>
        <table:table-row table:style-name="ro1">
          <table:table-cell office:value-type="string" table:style-name="ce2">
            <text:p>Hơi xước ngoài vỏ hộp một chút nhưng hàng nguyên vẹn Ổn</text:p>
          </table:table-cell>
          <table:table-cell table:number-columns-repeated="16383"/>
        </table:table-row>
        <table:table-row table:style-name="ro1">
          <table:table-cell office:value-type="string" table:style-name="ce2">
            <text:p>Sản phẩm tốt, phù hợp vơi mức giá, màu sắc cũng rất đẹp</text:p>
          </table:table-cell>
          <table:table-cell table:number-columns-repeated="16383"/>
        </table:table-row>
        <table:table-row table:style-name="ro1">
          <table:table-cell office:value-type="string" table:style-name="ce2">
            <text:p>Giá rẻ chất lượng sản phẩm phù hợp với giá cả</text:p>
          </table:table-cell>
          <table:table-cell table:number-columns-repeated="16383"/>
        </table:table-row>
        <table:table-row table:style-name="ro1">
          <table:table-cell office:value-type="string" table:style-name="ce2">
            <text:p>Ưu điểm:</text:p>
            <text:p>Thiết kế nhỏ gọn. Màu bạc sang trọng. Vận hành máy rất êm rất nhanh. Chống nước và bảo hành tận 5 năm rất an tâm</text:p>
            <text:p>Chuẩn USB.</text:p>
            <text:p>Nhược điểm:</text:p>
            <text:p>Nhỏ. Có thể treo kèm với móc khóa xinh xắn ...</text:p>
            <text:p>Nó vẫn không thành vấn đề so với tổng thể. Dùng rất ok</text:p>
          </table:table-cell>
          <table:table-cell table:number-columns-repeated="16383"/>
        </table:table-row>
        <table:table-row table:style-name="ro1">
          <table:table-cell office:value-type="string" table:style-name="ce2">
            <text:p>Nhỏ nhỏ, bé bé, xinh xinh, rất thích hợp làm móc khoá.</text:p>
            <text:p>Tốc độ ghi không quá chậm, không quá nhanh, nôn na là tạm chấp nhận được.</text:p>
            <text:p>Chống nước chống va đập các thứ</text:p>
            <text:p>Thiếu đèn LED thông báo trạng thái, nhưng thôi kệ không sao :"&gt;</text:p>
            <text:p>Quá tuyệt vời cho dòng USB này</text:p>
          </table:table-cell>
          <table:table-cell table:number-columns-repeated="16383"/>
        </table:table-row>
        <table:table-row table:style-name="ro1">
          <table:table-cell office:value-type="string" table:style-name="ce2">
            <text:p>Mua từ hồi giảm còn 99k. Mua 2 cái, xài đến giờ vẫn tốt. Nhỏ,gọn tiện lợi, bền nữa, 1 lần để quên trong túi quần bỏ máy giặt nhưng vẫn không sao. USB 2.0 mà chạy cũng ok. Nói chung với mức giá rẻ vậy thì chất lượng vậy là tốt rồi</text:p>
          </table:table-cell>
          <table:table-cell table:number-columns-repeated="16383"/>
        </table:table-row>
        <table:table-row table:style-name="ro1">
          <table:table-cell office:value-type="string" table:style-name="ce2">
            <text:p>Mình đặt hàng chiều hôm trước, và nhận hàng sau đó một ngày. Cám ơn Tiki về sự nhanh chống này, vì lúc đó đang rất cần!</text:p>
            <text:p>- Ưu điểm: Nhỏ gọn, đẹp, có lỗ móc khóa</text:p>
            <text:p>- Khuyết điểm: Tốc độ sao chép không được cao, vì chỉ là USB 2.0 chứ không phải 3.0</text:p>
          </table:table-cell>
          <table:table-cell table:number-columns-repeated="16383"/>
        </table:table-row>
        <table:table-row table:style-name="ro1">
          <table:table-cell office:value-type="string" table:style-name="ce2">
            <text:p>với mức giá này thì cũng khá ok rồi. Âm thanh rõ nét, không bị vỡ.</text:p>
          </table:table-cell>
          <table:table-cell table:number-columns-repeated="16383"/>
        </table:table-row>
        <table:table-row table:style-name="ro1">
          <table:table-cell office:value-type="string" table:style-name="ce2">
            <text:p>Tai nghe không phải hàng cao cấp nên mình không đánh giá về bass, cái chính cho nhu cầu của một người bình thường, thì tai nghe to rõ</text:p>
          </table:table-cell>
          <table:table-cell table:number-columns-repeated="16383"/>
        </table:table-row>
        <table:table-row table:style-name="ro1">
          <table:table-cell office:value-type="string" table:style-name="ce2">
            <text:p>Nghe nhạc và các audio tiếng Anh rõ ràng. Mình mua được một tháng và thấy ổn. Mình hài lòng với sản phẩm này.</text:p>
          </table:table-cell>
          <table:table-cell table:number-columns-repeated="16383"/>
        </table:table-row>
        <table:table-row table:style-name="ro1">
          <table:table-cell office:value-type="string" table:style-name="ce2">
            <text:p>Tiki giao hàng đúng giờ và sản phẩm đảm bảo chất lượng</text:p>
          </table:table-cell>
          <table:table-cell table:number-columns-repeated="16383"/>
        </table:table-row>
        <table:table-row table:style-name="ro1">
          <table:table-cell office:value-type="string" table:style-name="ce2">
            <text:p>Thuận tiện khi treo vào chìa khoá bởi có thể kháng nước ở mức độ vừa phải. Tôi thường dùng để sao lưu dữ liệu hàng ngày với phần mềm Second Copy (xem thêm http://tman75hd.blogspot.com/2008/07/second-copy-va-thu-thuat-sao-luu-du.html )</text:p>
          </table:table-cell>
          <table:table-cell table:number-columns-repeated="16383"/>
        </table:table-row>
        <table:table-row table:style-name="ro1">
          <table:table-cell office:value-type="string" table:style-name="ce2">
            <text:p>Mình đã từng dùng USB của SanDisk và thấy rất thích, nay thấy tiki có chương trình khuyến mãi với giá tốt nên mình mua 3 cái cho cả nhà mình dùng.</text:p>
            <text:p>USB có tính năng chống nước nên gắn vào chìa khóa rất tiện và USB có vỏ bọc kim lọa nên rất đẹp mắt.</text:p>
          </table:table-cell>
          <table:table-cell table:number-columns-repeated="16383"/>
        </table:table-row>
        <table:table-row table:style-name="ro1">
          <table:table-cell office:value-type="string" table:style-name="ce2">
            <text:p>Tiki giao hàng nhanh, gói hàng kĩ. Usb nhỏ gọn, đẹp, giá rất phải chăng đối với loại 16gb. Tốc độ truyền tải dữ liệu cũng khá được. Chỉ hơi tiếc là dung lượng thật lại là 14,5gb nhưng chắc thế cũng đã thừa để dùng so với nhu cầu của mình rồi</text:p>
          </table:table-cell>
          <table:table-cell table:number-columns-repeated="16383"/>
        </table:table-row>
        <table:table-row table:style-name="ro1">
          <table:table-cell office:value-type="string" table:style-name="ce2">
            <text:p>Sản phẩm phù hợp với nữ về tính thời trang. Cầm nhỏ gọn, tốc độ chép dữ liệu tạm được. Mình dùng để chép phim và nhạc cắm vào tivi cho bọn trẻ xem rất tiện.</text:p>
            <text:p>Dịch vụ giao hàng nhanh, tiki đóng gói cẩn thận. Sẽ ủng hộ dài dài.</text:p>
          </table:table-cell>
          <table:table-cell table:number-columns-repeated="16383"/>
        </table:table-row>
        <table:table-row table:style-name="ro1">
          <table:table-cell office:value-type="string" table:style-name="ce2">
            <text:p>chất lượng phù hợp giá tiền.</text:p>
          </table:table-cell>
          <table:table-cell table:number-columns-repeated="16383"/>
        </table:table-row>
        <table:table-row table:style-name="ro1">
          <table:table-cell office:value-type="string" table:style-name="ce2">
            <text:p>Mình mua usb đợt giảm giá 99k, mẫu mã đẹp, đặc biệt là usb siêu nhỏ gọn rất là tiện lợi bỏ hộp bút luôn nhe. Usb tương khích với cả ổ 2.0 &amp; 3.0 luôn. <text:s/>Nói chung mình rất hài lòng với em í, giá mềm như vậy mà được tận16gb lựng...tuyệt (y)</text:p>
          </table:table-cell>
          <table:table-cell table:number-columns-repeated="16383"/>
        </table:table-row>
        <table:table-row table:style-name="ro1">
          <table:table-cell office:value-type="string" table:style-name="ce2">
            <text:p>Chiếc usb này có vỏ bằng thép có thể móc vào chìa khóa đỡ lo bị hỏng do va đập hơn. Mới dùng mấy hôm thấy chất lượng tạm ổn, tuy nhiên 2.0 tốc độ không nhanh chép đầy ổ chờ rất lâu.</text:p>
            <text:p>Tiki giao hàng ok, đóng gói cẩn thận, chuyên nghiệp.</text:p>
          </table:table-cell>
          <table:table-cell table:number-columns-repeated="16383"/>
        </table:table-row>
        <table:table-row table:style-name="ro1">
          <table:table-cell office:value-type="string" table:style-name="ce2">
            <text:p>Mình đã mua USB này và sử dụng khá lâu rồi, đến nay vẫn còn sử dụng tốt. USB nhỏ gọn, lưu trữ dữ liệu tốt, bền màu! Cảm ơn TiKi và nhà cung cấp!!!</text:p>
          </table:table-cell>
          <table:table-cell table:number-columns-repeated="16383"/>
        </table:table-row>
        <table:table-row table:style-name="ro1">
          <table:table-cell office:value-type="string" table:style-name="ce2">
            <text:p>Mới nhận hàng chiều nay! Tiki đóng gói hàng tốt, cái USB bé tí tẹo mà chơi luôn cái hộp to.</text:p>
            <text:p>USB này nhỏ gọn, xinh xắn, hợp với nữ hơn nam.</text:p>
            <text:p/>
            <text:p>Tốc độ ghi khá chậm, thử nghiệm trên Windows 10. Nói chung là tạm chấp nhận với mức giá này.</text:p>
          </table:table-cell>
          <table:table-cell table:number-columns-repeated="16383"/>
        </table:table-row>
        <table:table-row table:style-name="ro1">
          <table:table-cell office:value-type="string" table:style-name="ce2">
            <text:p>Giao hàng quá là nhanh luôn ấy, khi nhận và kiểm tra hàng mình thấy usb được thiết kế nhỏ gọn có thể dễ dàng mang đi mọi nơi giá rẻ. Thích hơn nếu có thêm sẵn cái móc nhỏ xinh. Mình mua được với giá 99 nghìn nên rất vui,cám ơn tiki nhé</text:p>
          </table:table-cell>
          <table:table-cell table:number-columns-repeated="16383"/>
        </table:table-row>
        <table:table-row table:style-name="ro1">
          <table:table-cell office:value-type="string" table:style-name="ce2">
            <text:p>Với mức giá này thì tai nghe có chất lượng ổn, bền hơn so với mấy loại tai nghe khác mình từng dùng.</text:p>
          </table:table-cell>
          <table:table-cell table:number-columns-repeated="16383"/>
        </table:table-row>
        <table:table-row table:style-name="ro1">
          <table:table-cell office:value-type="string" table:style-name="ce2">
            <text:p>sản phẩm ok, đẹp, đóng gói cẩn thận</text:p>
          </table:table-cell>
          <table:table-cell table:number-columns-repeated="16383"/>
        </table:table-row>
        <table:table-row table:style-name="ro1">
          <table:table-cell office:value-type="string" table:style-name="ce2">
            <text:p>Dây khá nhỏ,nhưng chất lượng nghe ổn</text:p>
          </table:table-cell>
          <table:table-cell table:number-columns-repeated="16383"/>
        </table:table-row>
        <table:table-row table:style-name="ro1">
          <table:table-cell office:value-type="string" table:style-name="ce2">
            <text:p>Tai nghe nhỏ gọn. Mua mấy tháng rồi dùng vẫn ok. Với mức giá bình dân tầm 200 thì chất lượng thế là ok rồi.</text:p>
          </table:table-cell>
          <table:table-cell table:number-columns-repeated="16383"/>
        </table:table-row>
        <table:table-row table:style-name="ro1">
          <table:table-cell office:value-type="string" table:style-name="ce2">
            <text:p>Mình đã mua được hơn một năm. Dùng tốt độ bền đánh giá cao, tốc độ đọc chép chỉ ở mức trung bình. Vì đây là USB 2.0 nhưng chấp nhận được không quá lâu.</text:p>
          </table:table-cell>
          <table:table-cell table:number-columns-repeated="16383"/>
        </table:table-row>
        <table:table-row table:style-name="ro1">
          <table:table-cell office:value-type="string" table:style-name="ce2">
            <text:p>Mình mua cách đây hơn 1 tháng và thấy nó rất phù hợp, giá cả hợp lí,dung lượng 16gb nên mình cũng thoải mái để tải ebook và file audio để học tập , thiết kế cũng nhỏ gọn và mình cũng đã làm nó thành móc khóa cũng rất tiện.</text:p>
          </table:table-cell>
          <table:table-cell table:number-columns-repeated="16383"/>
        </table:table-row>
        <table:table-row table:style-name="ro1">
          <table:table-cell office:value-type="string" table:style-name="ce2">
            <text:p>Tiki giao hàng rất nhanh mà còn gói rất kỹ luôn. USB rất nhỏ nên rất tiện khi mang đi nhưng nên có cọng dây buộc vào vì nếu không nó sẽ rất dễ mất. Giá 99k là rất rẻ đối với các USB 16GB mà lại còn chống nước nữa chứ</text:p>
          </table:table-cell>
          <table:table-cell table:number-columns-repeated="16383"/>
        </table:table-row>
        <table:table-row table:style-name="ro1">
          <table:table-cell office:value-type="string" table:style-name="ce2">
            <text:p>Âm thanh rõ , trong. Tôi rất hài lòng</text:p>
          </table:table-cell>
          <table:table-cell table:number-columns-repeated="16383"/>
        </table:table-row>
        <table:table-row table:style-name="ro1">
          <table:table-cell office:value-type="string" table:style-name="ce2">
            <text:p>Dong goi bao bi dep<text:s/></text:p>
          </table:table-cell>
          <table:table-cell table:number-columns-repeated="16383"/>
        </table:table-row>
        <table:table-row table:style-name="ro1">
          <table:table-cell office:value-type="string" table:style-name="ce2">
            <text:p>Usb có Thiết kế nhỏ gọn , có móc khóa rất tiện lợi . Tuy nhiên tốc độ đọc hơi chậm . Nhưng vì sản phẩm có khả năng chống thắm nước và vỏ kim loại nhìn khá đẹp và sang trọng nên mình rất hài lòng với sản phẩm.</text:p>
          </table:table-cell>
          <table:table-cell table:number-columns-repeated="16383"/>
        </table:table-row>
        <table:table-row table:style-name="ro1">
          <table:table-cell office:value-type="string" table:style-name="ce2">
            <text:p>Lần nào mua hàng ở tiki cũng cảm thấy thoải mái, chất lượng thì miễn bàn, còn đóng gói thì vô cùng kĩ. Nói chung là tiki cứ phát huy như thế nhé. Usb xài ngon trơn vô cùng, nói chung giá vầy thì hàng vậy là tuyệt lẳm rồi...</text:p>
          </table:table-cell>
          <table:table-cell table:number-columns-repeated="16383"/>
        </table:table-row>
        <table:table-row table:style-name="ro1">
          <table:table-cell office:value-type="string" table:style-name="ce2">
            <text:p>Mấy bạn máy tính của ai mà xài main có nguy cơ hở điện thì mình khuyên k nên mua vì toàn thân nó được làm từ kim loại nên dẫn điện. Mình bị giật 2 3 lần rồi nên khuyên các bạn lưu ý :x</text:p>
          </table:table-cell>
          <table:table-cell table:number-columns-repeated="16383"/>
        </table:table-row>
        <table:table-row table:style-name="ro1">
          <table:table-cell office:value-type="string" table:style-name="ce2">
            <text:p>Usb rẻ so vs giá tiền. Tuy nhiên dung lượng hơi chênh lệch so với thông số ghi trên. Tuy nhiên với gia như vậy là quá hời, lưu ý nhỏ là khi dùng nên thêm móc khóa vì usb nhỏ dễ rơi rớt á.</text:p>
          </table:table-cell>
          <table:table-cell table:number-columns-repeated="16383"/>
        </table:table-row>
        <table:table-row table:style-name="ro1">
          <table:table-cell office:value-type="string" table:style-name="ce2">
            <text:p>nhỏ gọn dùng tốt nhưng mà vẫn hơi trơn trượt một chút cầm nắm còn tuột tay</text:p>
          </table:table-cell>
          <table:table-cell table:number-columns-repeated="16383"/>
        </table:table-row>
        <table:table-row table:style-name="ro1">
          <table:table-cell office:value-type="string" table:style-name="ce2">
            <text:p>dây hơi mỏng manh, chất lượng không quá xuất sắc , không êm nhưng nhìn chung là khá ổn với giá</text:p>
          </table:table-cell>
          <table:table-cell table:number-columns-repeated="16383"/>
        </table:table-row>
        <table:table-row table:style-name="ro1">
          <table:table-cell office:value-type="string" table:style-name="ce2">
            <text:p>Kiểu dáng ok rất đẹp nhưng nhỏ xíu, không gắn vào móc hay gì đó thì dễ rớt mất. Mất 1 con rồi phải mua lại 1 con mới. Haizzzz</text:p>
          </table:table-cell>
          <table:table-cell table:number-columns-repeated="16383"/>
        </table:table-row>
        <table:table-row table:style-name="ro1">
          <table:table-cell office:value-type="string" table:style-name="ce2">
            <text:p>Dùng mãi vẫn chưa hỏng. 2 năm rồi mới đánh giá lại. Dùng để làm usb boot cực ổn</text:p>
          </table:table-cell>
          <table:table-cell table:number-columns-repeated="16383"/>
        </table:table-row>
        <table:table-row table:style-name="ro1">
          <table:table-cell office:value-type="string" table:style-name="ce2">
            <text:p>Giao hàng nhanh sp tạm được</text:p>
          </table:table-cell>
          <table:table-cell table:number-columns-repeated="16383"/>
        </table:table-row>
        <table:table-row table:style-name="ro1">
          <table:table-cell office:value-type="string" table:style-name="ce2">
            <text:p>Âm thanh tốt, nhưng dây hơi mỏng, chỉ sợ bị đứt nếu kéo căng lúc quên gỡ tai nghe.</text:p>
          </table:table-cell>
          <table:table-cell table:number-columns-repeated="16383"/>
        </table:table-row>
        <table:table-row table:style-name="ro1">
          <table:table-cell office:value-type="string" table:style-name="ce2">
            <text:p>Hoàn thiện tốt, bass nghe ổn trong tầm giá. Đóng gói cẩn thận, chuyển phát nhanh.</text:p>
          </table:table-cell>
          <table:table-cell table:number-columns-repeated="16383"/>
        </table:table-row>
        <table:table-row table:style-name="ro1">
          <table:table-cell office:value-type="string" table:style-name="ce2">
            <text:p>Dùng ok trong tầm giá. Sẽ mua thêm nhiều sản phẩm từ Sony</text:p>
          </table:table-cell>
          <table:table-cell table:number-columns-repeated="16383"/>
        </table:table-row>
        <table:table-row table:style-name="ro1">
          <table:table-cell office:value-type="string" table:style-name="ce2">
            <text:p>Jack cắm bị lỏng, phải nhét giấy cho se khít Âm thanh tốt trong tầm giá Đáng mua</text:p>
          </table:table-cell>
          <table:table-cell table:number-columns-repeated="16383"/>
        </table:table-row>
        <table:table-row table:style-name="ro1">
          <table:table-cell office:value-type="string" table:style-name="ce2">
            <text:p>sản phẩm đẹp,rất hài lòng</text:p>
          </table:table-cell>
          <table:table-cell table:number-columns-repeated="16383"/>
        </table:table-row>
        <table:table-row table:style-name="ro1">
          <table:table-cell office:value-type="string" table:style-name="ce2">
            <text:p>Mọi thứ đều ổn trừ bass, <text:s/>không biết có phải do máy của mình hay do tai nghe nữa</text:p>
          </table:table-cell>
          <table:table-cell table:number-columns-repeated="16383"/>
        </table:table-row>
        <table:table-row table:style-name="ro1">
          <table:table-cell office:value-type="string" table:style-name="ce2">
            <text:p>Nhỏ gọn, tiện lợi và hữu dụng đối với người cần lưu trữ và hay di chuyển như tôi</text:p>
          </table:table-cell>
          <table:table-cell table:number-columns-repeated="16383"/>
        </table:table-row>
        <table:table-row table:style-name="ro1">
          <table:table-cell office:value-type="string" table:style-name="ce2">
            <text:p>nhận ra là 2.0 nhưng mà dùng mấy năm vẫn bền nên vẫn tốt :v</text:p>
          </table:table-cell>
          <table:table-cell table:number-columns-repeated="16383"/>
        </table:table-row>
        <table:table-row table:style-name="ro1">
          <table:table-cell office:value-type="string" table:style-name="ce2">
            <text:p>Okie</text:p>
          </table:table-cell>
          <table:table-cell table:number-columns-repeated="16383"/>
        </table:table-row>
        <table:table-row table:style-name="ro1">
          <table:table-cell office:value-type="string" table:style-name="ce2">
            <text:p>sài được 2 ngày cháy. đồ lừa đảo. mà lâu quá rồi tao bỏ qua đấy</text:p>
          </table:table-cell>
          <table:table-cell table:number-columns-repeated="16383"/>
        </table:table-row>
        <table:table-row table:style-name="ro1">
          <table:table-cell office:value-type="string" table:style-name="ce2">
            <text:p>Mình mua nó cách đây chắc cũng hơn hai năm rồi đấy.</text:p>
          </table:table-cell>
          <table:table-cell table:number-columns-repeated="16383"/>
        </table:table-row>
        <table:table-row table:style-name="ro1">
          <table:table-cell office:value-type="string" table:style-name="ce2">
            <text:p>Hàng ok giống miêu tả. Giao hàng nhanh, đóng gói đẹp</text:p>
          </table:table-cell>
          <table:table-cell table:number-columns-repeated="16383"/>
        </table:table-row>
        <table:table-row table:style-name="ro1">
          <table:table-cell office:value-type="string" table:style-name="ce2">
            <text:p>Giá khuyến mãi nên khá rẻ so với dung lượng 16GB. Còn chất lượng phải dùng một thời gian mới biết được. Usb với thiết kế nhỏ gọn nổi bật với gam màu đỏ. Tốc độ cổng truyền của usb khá chậm, cho nên bạn chuyển nhiều file thì sẽ khá lâu.</text:p>
            <text:p>Nhân viên giao hàng nhanh và usb được nằm trong bao bì gói cẩn thận.</text:p>
            <text:p>Với mức giá khuyến mãi mình hài lòng với sản phẩm này.</text:p>
          </table:table-cell>
          <table:table-cell table:number-columns-repeated="16383"/>
        </table:table-row>
        <table:table-row table:style-name="ro1">
          <table:table-cell office:value-type="string" table:style-name="ce2">
            <text:p>Ấn tượng đầu tiên là giá cả quá rẻ hơn những cái trước đây mình từng dùng nên mình mạnh dạn mua thử. Sản phẩm khá nhỏ gọn nên dễ bị lạc mất nếu bạn không móc nó vào như móc khóa. Thiết bị lưu trữ khá nhiều dữ liệu tuy nhiên lúc mới cắm vào thì chạy khá chậm</text:p>
          </table:table-cell>
          <table:table-cell table:number-columns-repeated="16383"/>
        </table:table-row>
        <table:table-row table:style-name="ro1">
          <table:table-cell office:value-type="string" table:style-name="ce2">
            <text:p>Cũng được, với giá này thì OK rồi. Đẹp, âm thanh chấp nhận được.</text:p>
          </table:table-cell>
          <table:table-cell table:number-columns-repeated="16383"/>
        </table:table-row>
        <table:table-row table:style-name="ro1">
          <table:table-cell office:value-type="string" table:style-name="ce2">
            <text:p>Tai nghe âm thanh, chỉ có điều mình chưa ưng là dây khá mảnh.</text:p>
          </table:table-cell>
          <table:table-cell table:number-columns-repeated="16383"/>
        </table:table-row>
        <table:table-row table:style-name="ro1">
          <table:table-cell office:value-type="string" table:style-name="ce2">
            <text:p>Với thiết kế nhỏ gọn, đơn giản nhưng khá đẹp nhỏ nhưng kích cỡ khá lớn 16G chống thấm nước khi đi trời mưa hay rơi xuống nước nhưng mỗi tội chiếc USB này có tốc độ khá chậm khi dung trong các công việc văn phòng nhưng nói chung là không đến nỗi nào.</text:p>
          </table:table-cell>
          <table:table-cell table:number-columns-repeated="16383"/>
        </table:table-row>
        <table:table-row table:style-name="ro1">
          <table:table-cell office:value-type="string" table:style-name="ce2">
            <text:p>dung lượng 16GB với nhiều tính năng tiện ích như chống nước, bảo vệ thông tin bằng phần mềm, lại có chế độ bảo hành 5 năm. Dù tốc độ không nhanh nhưng với tầm giá 89k và các tính năng nổi bật như thế thì hoàn toàn có thể bỏ qua.</text:p>
          </table:table-cell>
          <table:table-cell table:number-columns-repeated="16383"/>
        </table:table-row>
        <table:table-row table:style-name="ro1">
          <table:table-cell office:value-type="string" table:style-name="ce2">
            <text:p>tai nghe êm rất tốt,nên free thêm bông bỏ tai nghe</text:p>
          </table:table-cell>
          <table:table-cell table:number-columns-repeated="16383"/>
        </table:table-row>
        <table:table-row table:style-name="ro1">
          <table:table-cell office:value-type="string" table:style-name="ce2">
            <text:p>Sản phẩm tốt, âm thanh chất lượng, giao hàng nhanh</text:p>
          </table:table-cell>
          <table:table-cell table:number-columns-repeated="16383"/>
        </table:table-row>
        <table:table-row table:style-name="ro1">
          <table:table-cell office:value-type="string" table:style-name="ce2">
            <text:p>Sản phẩm được Tiki đóng gọi cẩn thận và đẹp mắt! usb tốc độ đọc ghi khá nhanh. Ngoài ra còn có thể cho vào móc khóa vì có khả năng chống nước nên rất <text:s/>tiện mang theo bên người. Cảm thấy hài lòng và yên tâm khi mua hàng tại Tiki.</text:p>
          </table:table-cell>
          <table:table-cell table:number-columns-repeated="16383"/>
        </table:table-row>
        <table:table-row table:style-name="ro1">
          <table:table-cell office:value-type="string" table:style-name="ce2">
            <text:p>Mình đã mua sản phẩm này đợt tiki cũng giảm giá 50%. Sản phẩm được đóng gói kỹ, cẩn thận, hộp đựng cũng đẹp mắt, tai nghe màu hồng rất dễ thương, hợp với các bạn gái. Mình đã xai được gần 2 năm nhưng vẫn còn rất tốt. Âm thanh nghe cũng không bị chát tai. Tuy nhiên lót đệm của tai nghe dễ bị dơ. <text:s/>Nói chung sản phẩm phù hợp túi tiền sinh viên.</text:p>
          </table:table-cell>
          <table:table-cell table:number-columns-repeated="16383"/>
        </table:table-row>
        <table:table-row table:style-name="ro1">
          <table:table-cell office:value-type="string" table:style-name="ce2">
            <text:p>sony là một nhãn hiệu tốt mà khi mua không phải lo lắng nhiều đến việc chất lượng sản phẩm mua về không được ổn. Tai nghe có thiết kế rất đẹp, gọn nhẹ, mà khi đeo vào tai nghe thì rất vừa lỗ tai, đeo lâu ít bị đau nếu không nằm ắp lỗ tai sang một bên. Âm thanh chất lượng phải nói tốt vì ít bị rè</text:p>
          </table:table-cell>
          <table:table-cell table:number-columns-repeated="16383"/>
        </table:table-row>
        <table:table-row table:style-name="ro1">
          <table:table-cell office:value-type="string" table:style-name="ce2">
            <text:p>Sony là một trong những hãng nổi tiếng đưa ra các sản phẩm có chất lượng tốt và đây là một trong những sản phẩm chứng minh điều đó. Thiết kế đẹp, có nhiều màu để lựa chọn, âm thanh hay, trong trẻo, giá cả phải chăng nữa, dây cũng khá dài. Nói chung khá thích.</text:p>
          </table:table-cell>
          <table:table-cell table:number-columns-repeated="16383"/>
        </table:table-row>
        <table:table-row table:style-name="ro1">
          <table:table-cell office:value-type="string" table:style-name="ce2">
            <text:p>nhỏ gọn dễ thương, dây tai nghe nhỏ, không có mic thoại, trong box có tặng kèm mình gọi là bọc êm tai, âm thanh tạm ổn</text:p>
          </table:table-cell>
          <table:table-cell table:number-columns-repeated="16383"/>
        </table:table-row>
        <table:table-row table:style-name="ro1">
          <table:table-cell office:value-type="string" table:style-name="ce2">
            <text:p>Cảm nhận ban đầu: tai nge khá ổn. Hàng được gói cẩn thận. Mới bắt đầu dùng nên cũng k biết có bền k nữa. Dùng 1 thời gian rồi lên cho ý kiến tiếp.</text:p>
          </table:table-cell>
          <table:table-cell table:number-columns-repeated="16383"/>
        </table:table-row>
        <table:table-row table:style-name="ro1">
          <table:table-cell office:value-type="string" table:style-name="ce2">
            <text:p>Sản phẩm này có hỗ trợ đối sang cùng dòng sản phẩm nhưng chuẩn khác PCI IE được không ạ?</text:p>
          </table:table-cell>
          <table:table-cell table:number-columns-repeated="16383"/>
        </table:table-row>
        <table:table-row table:style-name="ro1">
          <table:table-cell office:value-type="string" table:style-name="ce2">
            <text:p>Sản phẩm giao đúng hạn, <text:s/>tuy nhiên còn hộp đựng ổ cứng <text:s/>đã được bóc ra trước đó.</text:p>
          </table:table-cell>
          <table:table-cell table:number-columns-repeated="16383"/>
        </table:table-row>
        <table:table-row table:style-name="ro1">
          <table:table-cell office:value-type="string" table:style-name="ce2">
            <text:p>Đã nhận hàng.đúng như mô tả.sao cùng một nơi bán,cùng một si ri sản phẩm.giá lại có 159k,225k,259k và giá sít cũng đưa ra khác nhau lúc thì chỉ có 19k,29k lúc 19,29,39.làm cho khách hàng không biết đâu mà tin sợ bị mua hớ hoặc chất lượng sp ra sao? Tiki cần xem xét lại vấn đề này</text:p>
          </table:table-cell>
          <table:table-cell table:number-columns-repeated="16383"/>
        </table:table-row>
        <table:table-row table:style-name="ro1">
          <table:table-cell office:value-type="string" table:style-name="ce2">
            <text:p>Dùng sạc được hơn 1 tuần. Sạc 1 cổng thì sẽ sạc rất nhanh cho iPhone còn khi cắm cả 2 cổng thì bình thường. Sạc gọn, nhẹ, tiện và không nóng bỏng tay khi sạc 2 thiết bị cùng lúc. Khá tốt 4/5.</text:p>
          </table:table-cell>
          <table:table-cell table:number-columns-repeated="16383"/>
        </table:table-row>
        <table:table-row table:style-name="ro1">
          <table:table-cell office:value-type="string" table:style-name="ce2">
            <text:p>Mình cảm thấy sạc bình thường chưa thấy nhanh hơn là bao. Mới đặt thêm dây Anker để kết hợp với cục này xem thử có nhanh hơn không</text:p>
          </table:table-cell>
          <table:table-cell table:number-columns-repeated="16383"/>
        </table:table-row>
        <table:table-row table:style-name="ro1">
          <table:table-cell office:value-type="string" table:style-name="ce2">
            <text:p>Mình mới mua dùng được mấy ngày. Sạc tốt chưa thấy có vấn đề gì cả. Giá ưu đãi như vậy là ok rùi</text:p>
          </table:table-cell>
          <table:table-cell table:number-columns-repeated="16383"/>
        </table:table-row>
        <table:table-row table:style-name="ro1">
          <table:table-cell office:value-type="string" table:style-name="ce2">
            <text:p>sản phẩm dùng rất tốt, sạc nhanh có điều không ưng lắm phần gập mặc dù gập lại nhỏ gọn nhưng rất khó cắm vào ổ điện</text:p>
          </table:table-cell>
          <table:table-cell table:number-columns-repeated="16383"/>
        </table:table-row>
        <table:table-row table:style-name="ro1">
          <table:table-cell office:value-type="string" table:style-name="ce2">
            <text:p>mới đặt hôm qua hôm nay nhận được hàng, nhỏ gọn nhưng mới sạt thử thì rất nóng không bt chất lượng thì như thế nào, sạt nóng lắm mình cũng hơi sợ..</text:p>
          </table:table-cell>
          <table:table-cell table:number-columns-repeated="16383"/>
        </table:table-row>
        <table:table-row table:style-name="ro1">
          <table:table-cell office:value-type="string" table:style-name="ce2">
            <text:p>Nhìn đẹp đúng như hình và cũng chắc chắn sạc cũng ổn định ,độ bền theo dõi thêm mới biết được</text:p>
          </table:table-cell>
          <table:table-cell table:number-columns-repeated="16383"/>
        </table:table-row>
        <table:table-row table:style-name="ro1">
          <table:table-cell office:value-type="string" table:style-name="ce2">
            <text:p>Sản phẩm tốt nhưng mình thấy có bị bóc ra rồi khi nhận chắc tiki mở hàng ra kiểm phải không?</text:p>
          </table:table-cell>
          <table:table-cell table:number-columns-repeated="16383"/>
        </table:table-row>
        <table:table-row table:style-name="ro1">
          <table:table-cell office:value-type="string" table:style-name="ce2">
            <text:p>Tốc độ sạc ở mức bình thường. Điểm trừ: chân sạc khó cắm vào ổ</text:p>
          </table:table-cell>
          <table:table-cell table:number-columns-repeated="16383"/>
        </table:table-row>
        <table:table-row table:style-name="ro1">
          <table:table-cell office:value-type="string" table:style-name="ce2">
            <text:p>cả 2 cổng đều nhận sạc Tuy nhiên chân cắm hơi lỏng lẻo, không chắc chắn khi cắm vào ổ điện</text:p>
          </table:table-cell>
          <table:table-cell table:number-columns-repeated="16383"/>
        </table:table-row>
        <table:table-row table:style-name="ro1">
          <table:table-cell office:value-type="string" table:style-name="ce2">
            <text:p>sản phẩm xài ok, không có vấn đề gì. có 2 cổng sạc khá tiện dụng cho sạc điện thoại iphone 6,ip7. đáng mua</text:p>
          </table:table-cell>
          <table:table-cell table:number-columns-repeated="16383"/>
        </table:table-row>
        <table:table-row table:style-name="ro1">
          <table:table-cell office:value-type="string" table:style-name="ce2">
            <text:p>Sản phẩm giống hình, giao hành nhanh, về chất lượng thì phải dùng lâu dài mới biết</text:p>
          </table:table-cell>
          <table:table-cell table:number-columns-repeated="16383"/>
        </table:table-row>
        <table:table-row table:style-name="ro1">
          <table:table-cell office:value-type="string" table:style-name="ce2">
            <text:p>Giao hàng sớm hơn dự kiến. Củ nhỏ gọn. 2 cổng thuận tiện</text:p>
          </table:table-cell>
          <table:table-cell table:number-columns-repeated="16383"/>
        </table:table-row>
        <table:table-row table:style-name="ro1">
          <table:table-cell office:value-type="string" table:style-name="ce2">
            <text:p>đúng như mô tả, có iq charge. sạc ổn định. nhỏ gọn. đóng gói tốt. giao nhanh</text:p>
          </table:table-cell>
          <table:table-cell table:number-columns-repeated="16383"/>
        </table:table-row>
        <table:table-row table:style-name="ro1">
          <table:table-cell office:value-type="string" table:style-name="ce2">
            <text:p>hàng chuẩn nguyên siu sạc iphone nhanh và mát cực <text:s/>cục sac hơi nóng síu nhưng mình nghĩ chả có j qtrong</text:p>
          </table:table-cell>
          <table:table-cell table:number-columns-repeated="16383"/>
        </table:table-row>
        <table:table-row table:style-name="ro1">
          <table:table-cell office:value-type="string" table:style-name="ce2">
            <text:p>Sản phẩm tốt, sạc nhanh, mình xài anker 2 lần rồi chưa thấy trục trặc nào</text:p>
          </table:table-cell>
          <table:table-cell table:number-columns-repeated="16383"/>
        </table:table-row>
        <table:table-row table:style-name="ro1">
          <table:table-cell office:value-type="string" table:style-name="ce2">
            <text:p>Tốc độ sạc khá nhanh nhưng rất nóng máy dù tắt mạng hay tắt nguồn sạc vẫn nóng</text:p>
          </table:table-cell>
          <table:table-cell table:number-columns-repeated="16383"/>
        </table:table-row>
        <table:table-row table:style-name="ro1">
          <table:table-cell office:value-type="string" table:style-name="ce2">
            <text:p>Sản phẩm mới nguyên, mặc dù không nguyên seal. Đã test chuẩn ok. GÓP Y: Tiki cần gói hàng cẩn thận hơn. Đây là linh kiện điện tử dễ hỏng nên cần có túi bong bóng, chứ mình thấy để thẳng vào hộp hơi ẩu.</text:p>
          </table:table-cell>
          <table:table-cell table:number-columns-repeated="16383"/>
        </table:table-row>
        <table:table-row table:style-name="ro1">
          <table:table-cell office:value-type="string" table:style-name="ce2">
            <text:p>Đúng hàng chính hãng nhưng sản phẩm mua 31 tháng 7 mà tem bảo hành để tuần 1 tháng 3 vậy là sản phẩm bị trôi bảo hành không phảo hàng mới. Yêu cầu tiki hỗ trợ giải quyết vấn đề dùm.</text:p>
          </table:table-cell>
          <table:table-cell table:number-columns-repeated="16383"/>
        </table:table-row>
        <table:table-row table:style-name="ro1">
          <table:table-cell office:value-type="string" table:style-name="ce2">
            <text:p>Chất lượng sản phẩm tốt, nhưng vỏ nhám sẽ bền hơn vỏ bóng như vậy</text:p>
          </table:table-cell>
          <table:table-cell table:number-columns-repeated="16383"/>
        </table:table-row>
        <table:table-row table:style-name="ro1">
          <table:table-cell office:value-type="string" table:style-name="ce2">
            <text:p>Sạc sài ổn định, tuy nhiên có vẻ hơi ấm khi sạc</text:p>
          </table:table-cell>
          <table:table-cell table:number-columns-repeated="16383"/>
        </table:table-row>
        <table:table-row table:style-name="ro1">
          <table:table-cell office:value-type="string" table:style-name="ce2">
            <text:p>Đóng gói rất kỹ , về vẻ bề ngoài đẹp về chất lượng đánh giá sau ! 👍</text:p>
          </table:table-cell>
          <table:table-cell table:number-columns-repeated="16383"/>
        </table:table-row>
        <table:table-row table:style-name="ro1">
          <table:table-cell office:value-type="string" table:style-name="ce2">
            <text:p>Mới nhận SP.. về chất lượng thì dòng ổ cứng của SamSung thuộc dạng có tiếng nên không nhận xét, còn về Sp thi ổ cứng phải qua sử dụng mới có đánh giá được.. nói chUng là vẫn rất tin tưởng SP<text:s text:c="2"/></text:p>
          </table:table-cell>
          <table:table-cell table:number-columns-repeated="16383"/>
        </table:table-row>
        <table:table-row table:style-name="ro1">
          <table:table-cell office:value-type="string" table:style-name="ce2">
            <text:p>Tiki đóng gói cẩn thận. ổ cứng hàng chính hãng có tem phân phối của AMC. do mình gắn vào cổng SATA2 nên chưa thể kiểm tra tốc độ có chính xác không. sử dụng cơ bản thì thấy không khác biệt nhiều. Để dùng một thời gian rồi review lại.</text:p>
          </table:table-cell>
          <table:table-cell table:number-columns-repeated="16383"/>
        </table:table-row>
        <table:table-row table:style-name="ro1">
          <table:table-cell office:value-type="string" table:style-name="ce2">
            <text:p>Tạm chấp nhận được. <text:s/>Xài được tầm 10 ngày rồi, chưa gặp vấn đề gì.</text:p>
          </table:table-cell>
          <table:table-cell table:number-columns-repeated="16383"/>
        </table:table-row>
        <table:table-row table:style-name="ro1">
          <table:table-cell office:value-type="string" table:style-name="ce2">
            <text:p>Củ sạc lâu hơi nóng, còn lại ok với giá 180k đợt sale</text:p>
          </table:table-cell>
          <table:table-cell table:number-columns-repeated="16383"/>
        </table:table-row>
        <table:table-row table:style-name="ro1">
          <table:table-cell office:value-type="string" table:style-name="ce2">
            <text:p>Ok 25 ký tự Ok 25 ký tự Ok 25 ký tự Ok 25 ký tự Ok 25 ký tự Ok 25 ký tự</text:p>
          </table:table-cell>
          <table:table-cell table:number-columns-repeated="16383"/>
        </table:table-row>
        <table:table-row table:style-name="ro1">
          <table:table-cell office:value-type="string" table:style-name="ce2">
            <text:p>Sạc bình thường, không nhanh. Mình dùng không nóng như mọi người nhận xét</text:p>
          </table:table-cell>
          <table:table-cell table:number-columns-repeated="16383"/>
        </table:table-row>
        <table:table-row table:style-name="ro1">
          <table:table-cell office:value-type="string" table:style-name="ce2">
            <text:p>Hàng chính hãng nguyên tem Ánh minh cường. may mắn là được đúng hàng made in khôngrea chứ k phải china. mua về cho nó chạy cùng 850 èo mua từ 2016 :D</text:p>
          </table:table-cell>
          <table:table-cell table:number-columns-repeated="16383"/>
        </table:table-row>
        <table:table-row table:style-name="ro1">
          <table:table-cell office:value-type="string" table:style-name="ce2">
            <text:p>Khi mình sạc cho sạc dự phòng xiaomi 3 thì thấy khá nóng. Nhưng sạc cũng rất nhanh</text:p>
          </table:table-cell>
          <table:table-cell table:number-columns-repeated="16383"/>
        </table:table-row>
        <table:table-row table:style-name="ro1">
          <table:table-cell office:value-type="string" table:style-name="ce2">
            <text:p>Giao nhanh trước ngày hẹn, box tiếng Hàn. Đóng gói không có chống sốc, chỉ có tem không có giấy bảo hành</text:p>
          </table:table-cell>
          <table:table-cell table:number-columns-repeated="16383"/>
        </table:table-row>
        <table:table-row table:style-name="ro1">
          <table:table-cell office:value-type="string" table:style-name="ce2">
            <text:p>Sản phẩm đúng yêu cầu như thông tin tiki cung cấp. Ưng ý.</text:p>
          </table:table-cell>
          <table:table-cell table:number-columns-repeated="16383"/>
        </table:table-row>
        <table:table-row table:style-name="ro1">
          <table:table-cell office:value-type="string" table:style-name="ce2">
            <text:p>Máy chạy mượt, nhanh hơn rất nhiều tin tưởng Samsung và cảm ơn nhà phân phối tiki. Yên tâm, tin tưởng tiki.</text:p>
          </table:table-cell>
          <table:table-cell table:number-columns-repeated="16383"/>
        </table:table-row>
        <table:table-row table:style-name="ro1">
          <table:table-cell office:value-type="string" table:style-name="ce2">
            <text:p>Đã lắp vào laptop sài thấy bình thưởng</text:p>
          </table:table-cell>
          <table:table-cell table:number-columns-repeated="16383"/>
        </table:table-row>
        <table:table-row table:style-name="ro1">
          <table:table-cell office:value-type="string" table:style-name="ce2">
            <text:p>Xai may thang nay khong bi loi gi sac nhanh rat tot san pham nay , xai them nam nua xem sao</text:p>
          </table:table-cell>
          <table:table-cell table:number-columns-repeated="16383"/>
        </table:table-row>
        <table:table-row table:style-name="ro1">
          <table:table-cell office:value-type="string" table:style-name="ce2">
            <text:p>ok khỏi phải chê. hàng khá ổn định. mong là rẻ hơn tí nữa</text:p>
          </table:table-cell>
          <table:table-cell table:number-columns-repeated="16383"/>
        </table:table-row>
        <table:table-row table:style-name="ro1">
          <table:table-cell office:value-type="string" table:style-name="ce2">
            <text:p>sạc ok, nên mua xài vì hàng anker lúc nào cũng chuẩn</text:p>
          </table:table-cell>
          <table:table-cell table:number-columns-repeated="16383"/>
        </table:table-row>
        <table:table-row table:style-name="ro1">
          <table:table-cell office:value-type="string" table:style-name="ce2">
            <text:p>Xài chừng 1 năm thì điện áp nó yếu đi thì phải.</text:p>
          </table:table-cell>
          <table:table-cell table:number-columns-repeated="16383"/>
        </table:table-row>
        <table:table-row table:style-name="ro1">
          <table:table-cell office:value-type="string" table:style-name="ce2">
            <text:p>sản phẩm trước mắt dùng tốt còn độ bền chờ thời gian</text:p>
          </table:table-cell>
          <table:table-cell table:number-columns-repeated="16383"/>
        </table:table-row>
        <table:table-row table:style-name="ro1">
          <table:table-cell office:value-type="string" table:style-name="ce2">
            <text:p>Giá hợp lý. Mua về sạc chuẩn cho 2 máy điện thoại. Được giảm giá</text:p>
          </table:table-cell>
          <table:table-cell table:number-columns-repeated="16383"/>
        </table:table-row>
        <table:table-row table:style-name="ro1">
          <table:table-cell office:value-type="string" table:style-name="ce2">
            <text:p>Sạc 2 thiết bị hơi nóng mà cũng không sao vì cục sạc nhỏ</text:p>
          </table:table-cell>
          <table:table-cell table:number-columns-repeated="16383"/>
        </table:table-row>
        <table:table-row table:style-name="ro1">
          <table:table-cell office:value-type="string" table:style-name="ce2">
            <text:p>Hàng đúng so với hình ảnh. Sạc chưa thấy nhanh hơn sạc hãng.</text:p>
          </table:table-cell>
          <table:table-cell table:number-columns-repeated="16383"/>
        </table:table-row>
        <table:table-row table:style-name="ro1">
          <table:table-cell office:value-type="string" table:style-name="ce2">
            <text:p>sản phẩm đóng gói cẩn thận. Nhỏ gọn rất hợp đem theo du lịch</text:p>
          </table:table-cell>
          <table:table-cell table:number-columns-repeated="16383"/>
        </table:table-row>
        <table:table-row table:style-name="ro1">
          <table:table-cell office:value-type="string" table:style-name="ce2">
            <text:p>Sạc xài tốt, <text:s/>giao hàng đúng ngày, sp đẹp, gói hàng tốt</text:p>
          </table:table-cell>
          <table:table-cell table:number-columns-repeated="16383"/>
        </table:table-row>
        <table:table-row table:style-name="ro1">
          <table:table-cell office:value-type="string" table:style-name="ce2">
            <text:p>Sp chất lượng tốt, mình mua sạc cho iphone 8. Pin lên nhanh</text:p>
          </table:table-cell>
          <table:table-cell table:number-columns-repeated="16383"/>
        </table:table-row>
        <table:table-row table:style-name="ro1">
          <table:table-cell office:value-type="string" table:style-name="ce2">
            <text:p>Đã mua và chất lượng đọc ghi rất tốt , Tiki đóng gói hàng hoá rất cẩn thận .</text:p>
          </table:table-cell>
          <table:table-cell table:number-columns-repeated="16383"/>
        </table:table-row>
        <table:table-row table:style-name="ro1">
          <table:table-cell office:value-type="string" table:style-name="ce2">
            <text:p>nhỏ gọn sạc cùng lúc 2 thiết bị</text:p>
          </table:table-cell>
          <table:table-cell table:number-columns-repeated="16383"/>
        </table:table-row>
        <table:table-row table:style-name="ro1">
          <table:table-cell office:value-type="string" table:style-name="ce2">
            <text:p>Giao hàng chậm.. Chất lượng sản phẩm đang kiểm nghiệm...</text:p>
          </table:table-cell>
          <table:table-cell table:number-columns-repeated="16383"/>
        </table:table-row>
        <table:table-row table:style-name="ro1">
          <table:table-cell office:value-type="string" table:style-name="ce2">
            <text:p>Xài oke bữa mua 180k mới đọc giảm còn 159k</text:p>
          </table:table-cell>
          <table:table-cell table:number-columns-repeated="16383"/>
        </table:table-row>
        <table:table-row table:style-name="ro1">
          <table:table-cell office:value-type="string" table:style-name="ce2">
            <text:p>Hài lòng với sản phẩm này. Giao hàng sớm hơn lịch trình</text:p>
          </table:table-cell>
          <table:table-cell table:number-columns-repeated="16383"/>
        </table:table-row>
        <table:table-row table:style-name="ro1">
          <table:table-cell office:value-type="string" table:style-name="ce2">
            <text:p>Sạc 7 plus cũng không nhanh mấy, dùng tạm ổn.</text:p>
          </table:table-cell>
          <table:table-cell table:number-columns-repeated="16383"/>
        </table:table-row>
        <table:table-row table:style-name="ro1">
          <table:table-cell office:value-type="string" table:style-name="ce2">
            <text:p>Sạc nhanh , dùng lâu không bị chai pin IP xs max</text:p>
          </table:table-cell>
          <table:table-cell table:number-columns-repeated="16383"/>
        </table:table-row>
        <table:table-row table:style-name="ro1">
          <table:table-cell office:value-type="string" table:style-name="ce2">
            <text:p>Hàng đẹp dùng ổn, kh biết lâu dài sao</text:p>
          </table:table-cell>
          <table:table-cell table:number-columns-repeated="16383"/>
        </table:table-row>
        <table:table-row table:style-name="ro1">
          <table:table-cell office:value-type="string" table:style-name="ce2">
            <text:p>Biết viết gì bây giờ. Xài cũng ổn.</text:p>
          </table:table-cell>
          <table:table-cell table:number-columns-repeated="16383"/>
        </table:table-row>
        <table:table-row table:style-name="ro1">
          <table:table-cell office:value-type="string" table:style-name="ce2">
            <text:p>Trước khi nhận hàng mình lo lắng về độ chính xác và cảm giác bấm, nhưng khi nhận được hàng mình rất hài lòng: <text:s/>- Ưu: + Cảm giác bấm tốt + Độ nhạy và chính xác tốt + Đặc biết rất yên tĩnh phù hợp với bạn nào hay làm việc buổi đêm như mình + Chuột nhỏ dễ di chuyển - Nhược: + Chuột chủ phù hợp làm văn phòng + Chuột khá nhỏ ai tay to sẽ không thích + Con lăn hơi rít</text:p>
          </table:table-cell>
          <table:table-cell table:number-columns-repeated="16383"/>
        </table:table-row>
        <table:table-row table:style-name="ro1">
          <table:table-cell office:value-type="string" table:style-name="ce2">
            <text:p>Chuột mới 100%, có seal viền, có <text:s/>tem niêm phong. Giao hàng thần tốc. Mỗi một điều mình hơi khó tính là con lăn kêu , mà mình dùng con lăn rất nhiều nên hơi khó chịu.</text:p>
          </table:table-cell>
          <table:table-cell table:number-columns-repeated="16383"/>
        </table:table-row>
        <table:table-row table:style-name="ro1">
          <table:table-cell office:value-type="string" table:style-name="ce2">
            <text:p>Xài tạm ổn.</text:p>
          </table:table-cell>
          <table:table-cell table:number-columns-repeated="16383"/>
        </table:table-row>
        <table:table-row table:style-name="ro1">
          <table:table-cell office:value-type="string" table:style-name="ce2">
            <text:p>Nhận chuột y hình. Giao hang nhanh, dong goi can than. Nhưng chuột không sáng đèn. Có phải bị hư không ạ?</text:p>
          </table:table-cell>
          <table:table-cell table:number-columns-repeated="16383"/>
        </table:table-row>
        <table:table-row table:style-name="ro1">
          <table:table-cell office:value-type="string" table:style-name="ce2">
            <text:p>Đúng như mô tả, nút bấm êm, cảm giác lướt chuột rất mượt mà. Hài lòng với dịch vụ giao hàng Tiki!</text:p>
          </table:table-cell>
          <table:table-cell table:number-columns-repeated="16383"/>
        </table:table-row>
        <table:table-row table:style-name="ro1">
          <table:table-cell office:value-type="string" table:style-name="ce2">
            <text:p>Nói chung hài lòng với sản phẩm tiki</text:p>
          </table:table-cell>
          <table:table-cell table:number-columns-repeated="16383"/>
        </table:table-row>
        <table:table-row table:style-name="ro1">
          <table:table-cell office:value-type="string" table:style-name="ce2">
            <text:p>Sạc rất nhanh, hài lòng sản phẩm</text:p>
          </table:table-cell>
          <table:table-cell table:number-columns-repeated="16383"/>
        </table:table-row>
        <table:table-row table:style-name="ro1">
          <table:table-cell office:value-type="string" table:style-name="ce2">
            <text:p>Hãng này bán chuột thì khá yên tâm rồi, nên cứ mua thôi, nút lăn chuột không được mượt lắm.</text:p>
          </table:table-cell>
          <table:table-cell table:number-columns-repeated="16383"/>
        </table:table-row>
        <table:table-row table:style-name="ro1">
          <table:table-cell office:value-type="string" table:style-name="ce2">
            <text:p>Chuột dùng ổn. Nhưng không được silent cho lắm.</text:p>
          </table:table-cell>
          <table:table-cell table:number-columns-repeated="16383"/>
        </table:table-row>
        <table:table-row table:style-name="ro1">
          <table:table-cell office:value-type="string" table:style-name="ce2">
            <text:p>Ok chạy rất tốt mình đã dùng được vài tuần thấy rất ổn định</text:p>
          </table:table-cell>
          <table:table-cell table:number-columns-repeated="16383"/>
        </table:table-row>
        <table:table-row table:style-name="ro1">
          <table:table-cell office:value-type="string" table:style-name="ce2">
            <text:p>Tạm thời dùng OK về lâu dài còn chưa biết, phải chờ thêm</text:p>
          </table:table-cell>
          <table:table-cell table:number-columns-repeated="16383"/>
        </table:table-row>
        <table:table-row table:style-name="ro1">
          <table:table-cell office:value-type="string" table:style-name="ce2">
            <text:p>Tiki giao hàng nhanh, đóng gói Sp đảm bảo, tiếp tục ủng hộ.</text:p>
          </table:table-cell>
          <table:table-cell table:number-columns-repeated="16383"/>
        </table:table-row>
        <table:table-row table:style-name="ro1">
          <table:table-cell office:value-type="string" table:style-name="ce2">
            <text:p>Sản phẩm tốt giao hàng nhanh</text:p>
          </table:table-cell>
          <table:table-cell table:number-columns-repeated="16383"/>
        </table:table-row>
        <table:table-row table:style-name="ro1">
          <table:table-cell office:value-type="string" table:style-name="ce2">
            <text:p>Tạm ổn, kéo trang thì tiếng kêu hơi to.</text:p>
          </table:table-cell>
          <table:table-cell table:number-columns-repeated="16383"/>
        </table:table-row>
        <table:table-row table:style-name="ro1">
          <table:table-cell office:value-type="string" table:style-name="ce2">
            <text:p>Click êm Bánh xe chuột lăn hơi cứng và ồn.........</text:p>
          </table:table-cell>
          <table:table-cell table:number-columns-repeated="16383"/>
        </table:table-row>
        <table:table-row table:style-name="ro1">
          <table:table-cell office:value-type="string" table:style-name="ce2">
            <text:p>đẹp xài dễ dàng, xịn và mới</text:p>
          </table:table-cell>
          <table:table-cell table:number-columns-repeated="16383"/>
        </table:table-row>
        <table:table-row table:style-name="ro1">
          <table:table-cell office:value-type="string" table:style-name="ce2">
            <text:p>Hàng Anker thì chuẩn rồi !!</text:p>
          </table:table-cell>
          <table:table-cell table:number-columns-repeated="16383"/>
        </table:table-row>
        <table:table-row table:style-name="ro1">
          <table:table-cell office:value-type="string" table:style-name="ce2">
            <text:p>Sản phẩm tốt ạ!</text:p>
          </table:table-cell>
          <table:table-cell table:number-columns-repeated="16383"/>
        </table:table-row>
        <table:table-row table:style-name="ro1">
          <table:table-cell office:value-type="string" table:style-name="ce2">
            <text:p>Nho , gon , dep</text:p>
          </table:table-cell>
          <table:table-cell table:number-columns-repeated="16383"/>
        </table:table-row>
        <table:table-row table:style-name="ro1">
          <table:table-cell office:value-type="string" table:style-name="ce2">
            <text:p>Xài tốt</text:p>
          </table:table-cell>
          <table:table-cell table:number-columns-repeated="16383"/>
        </table:table-row>
        <table:table-row table:style-name="ro1">
          <table:table-cell office:value-type="string" table:style-name="ce2">
            <text:p>+ Giao hàng nhanh, chưa tới 3 ngày (đặt hàng 11/6, nhận 13/6) + Đẹp, vừa tay, không quá nhẹ và nhạy - Đặt mua NX7005, nhận 7000. không rõ khác biệt ra sao nhưng thấy có sự khác biệt</text:p>
          </table:table-cell>
          <table:table-cell table:number-columns-repeated="16383"/>
        </table:table-row>
        <table:table-row table:style-name="ro1">
          <table:table-cell office:value-type="string" table:style-name="ce2">
            <text:p>Tiki ơi, mình mua chuột này hồi cuối tháng 10, mới đầu tháng 12 là nó bị đơ rồi, đèn vẫn sáng, nhưng chuột không di chuyển, huhu, <text:s text:c="3"/>, mình thấy bảo hành 12 tháng nhưng không biết sao, <text:s/>cmình định mua chuột mới, nhưng không lẽ cứ mỗi 2, 3 tháng <text:s/>lại mua con khác, quá lãng phí <text:s/>(</text:p>
          </table:table-cell>
          <table:table-cell table:number-columns-repeated="16383"/>
        </table:table-row>
        <table:table-row table:style-name="ro1">
          <table:table-cell office:value-type="string" table:style-name="ce2">
            <text:p>Có vài điều mình nhận xét khi sử dụng một thời gian: - Nhìn chung đẹp (mình đặt màu xanh da trời), thiết kế nhỏ gọn. - Nút bấm hơi to và cứng, nút cuộn chuột cũng hơi cứng (nhưng với mình thì ok). - DPS tạm ổn, bắt bề mặt tốt (giấy, gỗ, mặt kình...) (thỉnh thoảng di chuyển không theo ý muốn). <text:s/>Nếu bạn nào muốn mua sản phẩm chỉ với mục đích văn phòng thì các bạn hoàn toàn có thể xem xét. Thân!</text:p>
          </table:table-cell>
          <table:table-cell table:number-columns-repeated="16383"/>
        </table:table-row>
        <table:table-row table:style-name="ro1">
          <table:table-cell office:value-type="string" table:style-name="ce2">
            <text:p>Sản phẩm khá bé, mặc dù tay mình cũng bé nhưng nếu ai tay to nên cân nhắc. Ngoài ra khi sử dụng sẽ phải gạt cái phần bật, tắt nên so với các chuột không dây khác thì nó hơi bị lằng nhằng xíu. Ngoài những điều trên thì mọi thứ đều ổn. <text:s/>Tiki giao hàng cũng khá nhanh</text:p>
          </table:table-cell>
          <table:table-cell table:number-columns-repeated="16383"/>
        </table:table-row>
        <table:table-row table:style-name="ro1">
          <table:table-cell office:value-type="string" table:style-name="ce2">
            <text:p>Đã mua và sử dụng em này được đúng 1 tháng nay và có một số review như sau:</text:p>
            <text:p>- Chuột xài khá nhạy; mình sử dụng trên mặt bàn gỗ và thấy rất ok; không biết các bề mặt khác như thế nào.</text:p>
            <text:p>- Có nút on/off; pin dùng liên tục cả tháng chưa cần thay mới (Mình dùng cục pin tặng kèm theo chuột của hãng Golden Power)</text:p>
            <text:p>- Set up: rất dễ; chỉ cần nhét bộ thu/phát bluetooth vào laptop là dùng được ngay; không cần cài đặt gì nhiều.</text:p>
            <text:p>- Điểm trừ duy nhất là chuột hơi bé; mấy bạn tay to cầm có thể thấy bất tiện một chút<text:s text:c="2"/></text:p>
          </table:table-cell>
          <table:table-cell table:number-columns-repeated="16383"/>
        </table:table-row>
        <table:table-row table:style-name="ro1">
          <table:table-cell office:value-type="string" table:style-name="ce2">
            <text:p>Hôm nay em bận nên không nhận hàng được em nhờ mẹ em nhận giùm , mẹ em nói lúc nhận hàng cái hộp đã bị mở trước rồi , với lại tại sao không có tem bao hành ạ .</text:p>
          </table:table-cell>
          <table:table-cell table:number-columns-repeated="16383"/>
        </table:table-row>
        <table:table-row table:style-name="ro1">
          <table:table-cell office:value-type="string" table:style-name="ce2">
            <text:p>Giá ổn, có Blue-eye di chuyển được trên khá nhiều bề mặt, như sàn gỗ, bàn học, trên giường. Buồn cái là sàn nhà mình lót gạch bóng trắng đen, ô đen thì xài được, ô trắng thì không<text:s text:c="2"/></text:p>
          </table:table-cell>
          <table:table-cell table:number-columns-repeated="16383"/>
        </table:table-row>
        <table:table-row table:style-name="ro1">
          <table:table-cell office:value-type="string" table:style-name="ce2">
            <text:p>hàng đẹp, đóng gói cẩn thận, kèm pin, sử dụng hơn 10 rồi, không có vấn đề gì.</text:p>
          </table:table-cell>
          <table:table-cell table:number-columns-repeated="16383"/>
        </table:table-row>
        <table:table-row table:style-name="ro1">
          <table:table-cell office:value-type="string" table:style-name="ce2">
            <text:p>Công nghệ blue eye nên có thể sử dụng trên nhiều bề mặt chất liệu, tuy nhiên tiếng clich chuột hơi ồn nhưng với tầm giá này cũng thể yêu cầu cao hơn. Với giá này thì chuột khá tốt, đáng mua.</text:p>
          </table:table-cell>
          <table:table-cell table:number-columns-repeated="16383"/>
        </table:table-row>
        <table:table-row table:style-name="ro1">
          <table:table-cell office:value-type="string" table:style-name="ce2">
            <text:p>Chuột dùng ổn so với giá tiền, màu sắc thiết kế đẹp tuy nhiên tiếng click hơi to, nặng khi di chuyển. Thời gian giao hàng quá lâu, thời gian dự kiến là một tuần tuy nhiên còn vượt quá thêm 4 ngày</text:p>
          </table:table-cell>
          <table:table-cell table:number-columns-repeated="16383"/>
        </table:table-row>
        <table:table-row table:style-name="ro1">
          <table:table-cell office:value-type="string" table:style-name="ce2">
            <text:p>đã nhận hàng, sp gói bọc cẩn thận. a shipper dễ thương không có tiền thối phải ck momo. mà sạc hơi chậm</text:p>
          </table:table-cell>
          <table:table-cell table:number-columns-repeated="16383"/>
        </table:table-row>
        <table:table-row table:style-name="ro1">
          <table:table-cell office:value-type="string" table:style-name="ce2">
            <text:p>Lần này tiki giao hàng hơi lâu, mình mua cho em trai nên nó cứ hỏi mãi sao chưa có hàng. Bù lại chuột dùng tương đối ổn. Hi vọng lần sau tiki giao hàng nhanh hơn</text:p>
          </table:table-cell>
          <table:table-cell table:number-columns-repeated="16383"/>
        </table:table-row>
        <table:table-row table:style-name="ro1">
          <table:table-cell office:value-type="string" table:style-name="ce2">
            <text:p>Shop ơi có giao hàng ở thành phố việt trì k a? Mình xem k có địa chỉ</text:p>
          </table:table-cell>
          <table:table-cell table:number-columns-repeated="16383"/>
        </table:table-row>
        <table:table-row table:style-name="ro1">
          <table:table-cell office:value-type="string" table:style-name="ce2">
            <text:p>Hàng Anker là chuẩn, để xài thời gian coi như thế nào</text:p>
          </table:table-cell>
          <table:table-cell table:number-columns-repeated="16383"/>
        </table:table-row>
        <table:table-row table:style-name="ro1">
          <table:table-cell office:value-type="string" table:style-name="ce2">
            <text:p>Chạy tốt, không lỗi lầm gì <text:s/>cả. độ bên chưa biết. đánh gia sản phẩm tốt trong tầm giá Cám ơn</text:p>
          </table:table-cell>
          <table:table-cell table:number-columns-repeated="16383"/>
        </table:table-row>
        <table:table-row table:style-name="ro1">
          <table:table-cell office:value-type="string" table:style-name="ce2">
            <text:p>Hàng đóng gói kĩ, chưa sử dụng nên chưa biết chất lượng, trông có vẻ ok nhưng mà giao hàng đợt này chậm quâ</text:p>
          </table:table-cell>
          <table:table-cell table:number-columns-repeated="16383"/>
        </table:table-row>
        <table:table-row table:style-name="ro1">
          <table:table-cell office:value-type="string" table:style-name="ce2">
            <text:p>khi so sánh nhiều nguồn bán thì thấy bên tiki là rẻ nhất (bên cạnh lazada). Thời gian đầu chuột xài tốt, ngon, xứng đáng tiền bỏ ra. Tương lai thì không dám chắc.</text:p>
          </table:table-cell>
          <table:table-cell table:number-columns-repeated="16383"/>
        </table:table-row>
        <table:table-row table:style-name="ro1">
          <table:table-cell office:value-type="string" table:style-name="ce2">
            <text:p>Tạm thời cho 4* vì tốc độ chuột không nhạy như chuột dây, mình nghĩ nên thêm ít tiền nữa mua chuột tốt hơn</text:p>
          </table:table-cell>
          <table:table-cell table:number-columns-repeated="16383"/>
        </table:table-row>
        <table:table-row table:style-name="ro1">
          <table:table-cell office:value-type="string" table:style-name="ce2">
            <text:p>Nói chung là rất hài lòng sản phẩm của Genius, đặc biệt có nút tắt là thấy tiện lời rồi, nhưng mà tiếng bấm chuột hơi to! huhu chỉ trừ có điểm đó thôi!</text:p>
          </table:table-cell>
          <table:table-cell table:number-columns-repeated="16383"/>
        </table:table-row>
        <table:table-row table:style-name="ro1">
          <table:table-cell office:value-type="string" table:style-name="ce2">
            <text:p>hài lòng với giá hơi tiếc vì không phải là chuột quang hồng ngoại</text:p>
          </table:table-cell>
          <table:table-cell table:number-columns-repeated="16383"/>
        </table:table-row>
        <table:table-row table:style-name="ro1">
          <table:table-cell office:value-type="string" table:style-name="ce2">
            <text:p>tiki đóng gói cẩn thận, đẹp..chuột dùng ổn. resolution là 1000dpi chứ không phải 1200dpi.</text:p>
          </table:table-cell>
          <table:table-cell table:number-columns-repeated="16383"/>
        </table:table-row>
        <table:table-row table:style-name="ro1">
          <table:table-cell office:value-type="string" table:style-name="ce2">
            <text:p>Chuột nhạy, hơi bất tiện vì hay quên tắt công tắc ngắt, không biết có tốn nhiều pin không sau khi máy đã shutdown mà chưa tắt chuột</text:p>
          </table:table-cell>
          <table:table-cell table:number-columns-repeated="16383"/>
        </table:table-row>
        <table:table-row table:style-name="ro1">
          <table:table-cell office:value-type="string" table:style-name="ce2">
            <text:p>giao hàng nhanh chóng chuột nhạy độ bền đánh giá sau thời gian sử dụng mới biết đk</text:p>
          </table:table-cell>
          <table:table-cell table:number-columns-repeated="16383"/>
        </table:table-row>
        <table:table-row table:style-name="ro1">
          <table:table-cell office:value-type="string" table:style-name="ce2">
            <text:p>chất lượng chuột tốt, nhạy, phản hồi nhanh, tuy nhiên tiếng click chuột hơi to.</text:p>
          </table:table-cell>
          <table:table-cell table:number-columns-repeated="16383"/>
        </table:table-row>
        <table:table-row table:style-name="ro1">
          <table:table-cell office:value-type="string" table:style-name="ce2">
            <text:p>Mình từ chuột Mitsumi qua nên thấy chuột này hơi bé, chỗ click cứng phải dùng lực nhiều hơn, đặc biệt là tiếng click to.</text:p>
          </table:table-cell>
          <table:table-cell table:number-columns-repeated="16383"/>
        </table:table-row>
        <table:table-row table:style-name="ro1">
          <table:table-cell office:value-type="string" table:style-name="ce2">
            <text:p>Phím hơi cứng, phát ra tiếng lớn. Ổn trong tầm giá</text:p>
          </table:table-cell>
          <table:table-cell table:number-columns-repeated="16383"/>
        </table:table-row>
        <table:table-row table:style-name="ro1">
          <table:table-cell office:value-type="string" table:style-name="ce2">
            <text:p>Chuột nhạy, sử dụng ổn, giá thành rẻ. Tiki giao hàng nhanh chóng, đóng gói sản phẩm đẹp, chắc chắn.</text:p>
          </table:table-cell>
          <table:table-cell table:number-columns-repeated="16383"/>
        </table:table-row>
        <table:table-row table:style-name="ro1">
          <table:table-cell office:value-type="string" table:style-name="ce2">
            <text:p>Tiki đóng gói cẩn thận, giao hàng nhanh. Mình xài thì không sao cả, chuột nhạy.</text:p>
          </table:table-cell>
          <table:table-cell table:number-columns-repeated="16383"/>
        </table:table-row>
        <table:table-row table:style-name="ro1">
          <table:table-cell office:value-type="string" table:style-name="ce2">
            <text:p>chuột dùng tạm ổn, thi thoảng khi không dùng hay bị chậm phần cảm nhận, phải di một lúc mới thấy chạy chuột,</text:p>
          </table:table-cell>
          <table:table-cell table:number-columns-repeated="16383"/>
        </table:table-row>
        <table:table-row table:style-name="ro1">
          <table:table-cell office:value-type="string" table:style-name="ce2">
            <text:p>Chuột dùng ok. Giao hàng nhanh. Tốt</text:p>
          </table:table-cell>
          <table:table-cell table:number-columns-repeated="16383"/>
        </table:table-row>
        <table:table-row table:style-name="ro1">
          <table:table-cell office:value-type="string" table:style-name="ce2">
            <text:p>Tất cả đều tốt. Con chuột vừa với tay. <text:s/>Duy nhất chỉ có điểm trừ là tiếng bấm chuột khá to.</text:p>
          </table:table-cell>
          <table:table-cell table:number-columns-repeated="16383"/>
        </table:table-row>
        <table:table-row table:style-name="ro1">
          <table:table-cell office:value-type="string" table:style-name="ce2">
            <text:p>Tiki giao hàng nhanh. Đánh giá sau 2 ngày dùng chuôt là độ nhay khá, chuột cầm vừa tay. Tuy nhiên âm thanh bấm hơi to</text:p>
          </table:table-cell>
          <table:table-cell table:number-columns-repeated="16383"/>
        </table:table-row>
        <table:table-row table:style-name="ro1">
          <table:table-cell office:value-type="string" table:style-name="ce2">
            <text:p>nhận hàng chỉ sau chưa đến 48 tiếng đặt hàng. <text:s/>về cái nhìn đầu tiên loa có kết cấu khá chắc chắn và nhỏ gọn. Tuy nhiên ở chỗ các miếng nhựa phần cạnh bên và đáy loa có chênh nhau một chút nên hơi khó chịu. chất lượng âm thanh phải nói với giá như này mình không đòi hỏi nhiều nhưng thật sự tốt hơn các dòng loa khác cùng giá, bass hơi yếu (có thể dùng bassbooted để cảm nhận phần bass rõ hơn), mid và high trong trẻo, phù hợp với dòng nhạc pop, ballad, rnb. nói chung loa phù hợp với những bài hát có vocal hơn là instrumental.</text:p>
          </table:table-cell>
          <table:table-cell table:number-columns-repeated="16383"/>
        </table:table-row>
        <table:table-row table:style-name="ro1">
          <table:table-cell office:value-type="string" table:style-name="ce2">
            <text:p>NGOẠI HÌNH: dài thực tế tầm gang tay người lớn (20cm), nhỏ gọn, cảm giác chắc chắn, cầm đầm tay, nút bấm êm, ký tự sắc xảo. Hộp không có củ sạc đi kèm, chỉ 1 dây cáp kết nối loa dùng đầu nối chuẩn USB-C, phiếu bảo hành, hướng dẫn sử dụng. Mình phải mua thêm củ sạc rời, các bạn chú ý điện áp cung cấp của củ sạc để ra dòng 2A-5V mới đảm bảo độ bền của pin. <text:s/>CHẤT ÂM: <text:s/>- Thử nghiệm trên Android, Samsung Note, kết hợp phần mềm nghe nhạc PlayerPro (có phí). Bass ấm, nảy, có độ lan tỏa. Loa nhấn mạnh bass nên thích hợp dòng nhạc sôi động: edm, dance, âu mỹ. Nhạc trẻ hay bolero cũng khá ổn. Do nhấn bass nên dải mid cảm giác hơi bị lấn, treble lên vừa phải, những bài nhiều treble có thể gặp hiện tượng rít. Nói chung mang đến cảm giác lung linh, tinh tế thì loa chưa đủ "công lực". <text:s/>Mình hay nghe dàn và headphone over-ears nên yêu cầu cái loa nho nhỏ này làm được nhiều thứ là hơi quá trong tầm tiền của nó. Khuyên nên bật âm lượng vừa phải sẽ dễ nghe. Chỉ bật tính năng "enhanced bass" với edm/dance. Nghe trên iPhone hay hơn, android phải đúng phone đỉnh cùng app hàng hiệu mới ra ngô khoai. Kết luận tốt trong tầm giá. Phù hợp mang đi đó đây. Đáng mua nhé.</text:p>
          </table:table-cell>
          <table:table-cell table:number-columns-repeated="16383"/>
        </table:table-row>
        <table:table-row table:style-name="ro1">
          <table:table-cell office:value-type="string" table:style-name="ce2">
            <text:p>Giao hàng nhanh, sản phẩm tốt, nhân viên giao hàng dễ thương</text:p>
          </table:table-cell>
          <table:table-cell table:number-columns-repeated="16383"/>
        </table:table-row>
        <table:table-row table:style-name="ro1">
          <table:table-cell office:value-type="string" table:style-name="ce2">
            <text:p>Sản phẩm hợp với giá thành</text:p>
          </table:table-cell>
          <table:table-cell table:number-columns-repeated="16383"/>
        </table:table-row>
        <table:table-row table:style-name="ro1">
          <table:table-cell office:value-type="string" table:style-name="ce2">
            <text:p>Hài lòng về sản phẩm, nhưng giao hàng trễ 2 ngày. Chuột nhạy, xài tốt, nhưng tiếng click hơi ồn</text:p>
          </table:table-cell>
          <table:table-cell table:number-columns-repeated="16383"/>
        </table:table-row>
        <table:table-row table:style-name="ro1">
          <table:table-cell office:value-type="string" table:style-name="ce2">
            <text:p>Sản phẩm dùng ok, ship nhanh</text:p>
          </table:table-cell>
          <table:table-cell table:number-columns-repeated="16383"/>
        </table:table-row>
        <table:table-row table:style-name="ro1">
          <table:table-cell office:value-type="string" table:style-name="ce2">
            <text:p>dùng ok màu đẹp</text:p>
          </table:table-cell>
          <table:table-cell table:number-columns-repeated="16383"/>
        </table:table-row>
        <table:table-row table:style-name="ro1">
          <table:table-cell office:value-type="string" table:style-name="ce2">
            <text:p>đúng như miêu tả</text:p>
          </table:table-cell>
          <table:table-cell table:number-columns-repeated="16383"/>
        </table:table-row>
        <table:table-row table:style-name="ro1">
          <table:table-cell office:value-type="string" table:style-name="ce2">
            <text:p>Chuột dùng bền, nhưng tùy lô hàng. Đã bảo hành 1 lần đến giớ dùng vẫn tốt</text:p>
          </table:table-cell>
          <table:table-cell table:number-columns-repeated="16383"/>
        </table:table-row>
        <table:table-row table:style-name="ro1">
          <table:table-cell office:value-type="string" table:style-name="ce2">
            <text:p>Rất hài lòng về sản phẩm này nhưng có điều khá nặng tay</text:p>
          </table:table-cell>
          <table:table-cell table:number-columns-repeated="16383"/>
        </table:table-row>
        <table:table-row table:style-name="ro1">
          <table:table-cell office:value-type="string" table:style-name="ce2">
            <text:p>Giao hàng 2h khá nhanh, đóng gói kỹ. Chuột khá ok <text:s/>. 50 ký tự</text:p>
          </table:table-cell>
          <table:table-cell table:number-columns-repeated="16383"/>
        </table:table-row>
        <table:table-row table:style-name="ro1">
          <table:table-cell office:value-type="string" table:style-name="ce2">
            <text:p>Sau 2 tuần sử dụng thì mình có nhận xét như sau: - Loa nhỏ gọn, đẹp, build chắc chắn, chuẩn chống nước nên đi mưa okie. - Mặt sau có cổng usb type c và jack 3.5mm, theo ý kiến chủ quan thì dây usb C kèm theo hơi ngắn và không có jack 3.5 kèm theo. - Pin cho thời gian sử dụng khá tốt, khoảng 10h cho kết nối bluetooth và 40% âm lượng. <text:s/>- Chất âm của loa ấm, hơi trầm và bass yếu nên dùng thêm chức năng enhenced bass để có trải nghiệm tốt hơn khi nghe EDM. Mid và High ổn khá là phù hợp với các dòng nhạc pop, ballad nhẹ nhàng. - Điểm cộng cho giao hàng tiki là đóng gói cẩn thận giao hàng nhanh trong 24h.</text:p>
          </table:table-cell>
          <table:table-cell table:number-columns-repeated="16383"/>
        </table:table-row>
        <table:table-row table:style-name="ro1">
          <table:table-cell office:value-type="string" table:style-name="ce2">
            <text:p>Tầm tiền này thì không cần phàn nàn gì về chất lượng của loa cả! Tuy nhiên trừ 1* vì thời gian giao hàng hơi lâu, mất 10 ngày, trễ hơn dự kiến khá nhiều. Chắc tại mình số đen = ) giờ Tiki Now ở HN mới khả dụng</text:p>
          </table:table-cell>
          <table:table-cell table:number-columns-repeated="16383"/>
        </table:table-row>
        <table:table-row table:style-name="ro1">
          <table:table-cell office:value-type="string" table:style-name="ce2">
            <text:p>giao hàng nhanh,mới đặt hôm chủ nhật mà hôm sau đã nhận được. loa nghe thử <text:s/>ok. phiếu bảo hành k thấy ghi Model, số Serie : thì sao biết bảo hành kiểu gì ?. mong được hỗ trợ phần bảo hành. đánh giá 4 sao..1 sao để lại phần bảo hành.</text:p>
          </table:table-cell>
          <table:table-cell table:number-columns-repeated="16383"/>
        </table:table-row>
        <table:table-row table:style-name="ro1">
          <table:table-cell office:value-type="string" table:style-name="ce2">
            <text:p>thấy hình sản phẩm trên Wed có dòng With MERIDIAN technology, nhưng nhận hàng thật tế không có chử Technology? <text:s/>mới nhận hàng xong, mình chỉ thắc măc 1 xíu về cái này thôi. cho 4 sao vì giao hàng nhanh, <text:s/>sản phẩm đóng gói cẩn thận, <text:s/>mở ra kiểm tra sơ bộ thì mọi thứ vẫn ok, để nghe 1 thời gian xem thế nào</text:p>
          </table:table-cell>
          <table:table-cell table:number-columns-repeated="16383"/>
        </table:table-row>
        <table:table-row table:style-name="ro1">
          <table:table-cell office:value-type="string" table:style-name="ce2">
            <text:p>Tiki giao hàng nhanh, chuột cần vừa tay mình, dùng rất tốt có điều tiếng lúc bấm hơi to</text:p>
          </table:table-cell>
          <table:table-cell table:number-columns-repeated="16383"/>
        </table:table-row>
        <table:table-row table:style-name="ro1">
          <table:table-cell office:value-type="string" table:style-name="ce2">
            <text:p>Con LG pk3 này chất âm tốt, mở max âm thanh không rè không nổ. Bass thì ổn trong tầm giá. Tuy nhiên mình vẫn thắc mắc là trong ổ sạc phía sau máy có cái nút gì mà thấy ảnh trong giới thiệu ảnh có ảnh không. Và thực tế cũng không có. Mong bác nào biết thì thông não giúp mình. 1 sao còn lại mong Tiki giải thích.</text:p>
          </table:table-cell>
          <table:table-cell table:number-columns-repeated="16383"/>
        </table:table-row>
        <table:table-row table:style-name="ro1">
          <table:table-cell office:value-type="string" table:style-name="ce2">
            <text:p>Loa LG Go PK3 cầm chắc tay, công suất vừa phải, phù hợp với phòng nhỏ. Tuy nhiên, sản phẩm chưa thật sự bén trong chất âm, bass hơi yếu. Ưu điểm: sạc USB type C thời thượng, có chống nước chuẩn IPX7, thiết kế cứng cáp. Khuyết điểm: âm thanh nghe chưa "đã" như kỳ vọng, không phù hợp với các thể loại EDM, hướng phát của loa không được rộng. Dịch vụ: Tiki giao hàng nhanh và đóng gói cẩn thận, mua thời điểm KM được giá tốt và kèm quà tặng cáp Anker.</text:p>
          </table:table-cell>
          <table:table-cell table:number-columns-repeated="16383"/>
        </table:table-row>
        <table:table-row table:style-name="ro1">
          <table:table-cell office:value-type="string" table:style-name="ce2">
            <text:p>tiện dụng. loa nhìn cưng. nhưng tuyệt đối không nghe khi đang sạc nhé. zac cắm vào pin sạc nhanh giống kiểu điện thoại samsung A30, A50. nhưng chế độ bảo hành không biét đã kích hoạt chưa shop. mình gọi lên tổng đài của LG thì chưa kích hoạt bảo hành nhé. và phía LG cũng chưa nhắn tin cho mình để kích hoạt bảo hành. Shop phản hồi lại vấn đề này cho mình.</text:p>
          </table:table-cell>
          <table:table-cell table:number-columns-repeated="16383"/>
        </table:table-row>
        <table:table-row table:style-name="ro1">
          <table:table-cell office:value-type="string" table:style-name="ce2">
            <text:p>trên hộp có dòng chữ "with meridian technology" mà trên loa thì chỉ có "with meridian" Mở to nghe rè, bass yếu nghe lâu thì nóng, chức năng ENHANCED BASS bật tắt cũng không thay đổi. Lần đầu sạc hết 4h.</text:p>
          </table:table-cell>
          <table:table-cell table:number-columns-repeated="16383"/>
        </table:table-row>
        <table:table-row table:style-name="ro1">
          <table:table-cell office:value-type="string" table:style-name="ce2">
            <text:p>Âm thanh sắc nét, chất lượng cao. Âm bass siêu trầm nhưng khá yếu, phải kết hợp bass booster trên điện thoại và bass enchance trên loa mới nghe rõ được bass (lúc này sẽ thấy rất hay). Rất phù hợp với dòng nhạc trữ tình, classic, country, những bài nhạc có nhịp điệu chậm rãi, bass sâu; rất không phù hợp với các dòng nhạc hiện đại, EDM... do dãy bass trung yếu ớt, không cảm nhận được tiếng trống, không gây áp lực lên tai.</text:p>
          </table:table-cell>
          <table:table-cell table:number-columns-repeated="16383"/>
        </table:table-row>
        <table:table-row table:style-name="ro1">
          <table:table-cell office:value-type="string" table:style-name="ce2">
            <text:p>Giao hàng nhanh nhưng không may mình nhận trúng con bị lỗi nên gọi tổng đài để hỗ trợ đổi trả cái khác thì nhận được hỗ trợ rất nhiệt tình cũng như đổi được sản phẩm khác không còn bị lỗi nữa. Về chất lượng sản phẩm thì tốt trong tầm giá</text:p>
          </table:table-cell>
          <table:table-cell table:number-columns-repeated="16383"/>
        </table:table-row>
        <table:table-row table:style-name="ro1">
          <table:table-cell office:value-type="string" table:style-name="ce2">
            <text:p>Sản phẩm rất tốt nhưng mình phát hiện 1 chi tiết nhỏ là trên hộp hình sản phẩm vó in dòng ame... technology nhưng trên sản phẩm không có technology vừa mua về mình đã nhúng nước :v <text:s/>cảm thấy rất đáng đồng tiền nên mua mn ạ mua đi cầm sướng lắm :3</text:p>
          </table:table-cell>
          <table:table-cell table:number-columns-repeated="16383"/>
        </table:table-row>
        <table:table-row table:style-name="ro1">
          <table:table-cell office:value-type="string" table:style-name="ce2">
            <text:p>Cảm quan: chắc chắn, sắc nét, màu đen nhìn cũng sang so với tầm giá. <text:s/>Chất lượng: Âm thanh hay, ấm, thích hợp không gian nhỏ. Pin lâu. <text:s text:c="2"/>Hài lòng. <text:s/>Còn 1 điểm trừ là chỉ kết nối Bluetooth, không có cổng input để kết nối dây khi cần.</text:p>
          </table:table-cell>
          <table:table-cell table:number-columns-repeated="16383"/>
        </table:table-row>
        <table:table-row table:style-name="ro1">
          <table:table-cell office:value-type="string" table:style-name="ce2">
            <text:p>Loa nghe hay, giá tiền phù hợp với chất lượng. Tuy thỉnh thoảng vẫn tự động ngắt kết nối nhưng rất ít. Nói chung là ok và nếu muốn mua thì nên mua còn không thì thêm tý tiền mua luôn loa karaoke cho chất. Đánh giá cho sản phẩm này 4 sao.</text:p>
          </table:table-cell>
          <table:table-cell table:number-columns-repeated="16383"/>
        </table:table-row>
        <table:table-row table:style-name="ro1">
          <table:table-cell office:value-type="string" table:style-name="ce2">
            <text:p>Mình không biết mua đầu sạc ơn đâu.mình nhận hàng chỉ có cáp sạc.có ai đã mua đầu sạc xin chỉ giúp mình loại nào ,hãng gì tốt .gia bao nhieu .mua ở đâu.mình ở Đà Nẵng .xin cảm ơn.mình mua cho bé nhà mình nghe nhạc các bạn biết xin chỉ giúp mình</text:p>
          </table:table-cell>
          <table:table-cell table:number-columns-repeated="16383"/>
        </table:table-row>
        <table:table-row table:style-name="ro1">
          <table:table-cell office:value-type="string" table:style-name="ce2">
            <text:p>Giao hàng đúng trên quảng cáo, loa nhìn bé nhưng âm thanh hay, chưa biết chất lượng dùng có bền không, thời lượng pin thế nào, còn phải trải nghiệm một thời gian nữa. Thời gian giao hàng hơi lâu, đặt hàng hôm mùng 8 mà đến 13 mới giao.</text:p>
          </table:table-cell>
          <table:table-cell table:number-columns-repeated="16383"/>
        </table:table-row>
        <table:table-row table:style-name="ro1">
          <table:table-cell office:value-type="string" table:style-name="ce2">
            <text:p>lo chất lượng ok. mới nghe để cảm nhận thêm. nhưng vỏ nhựa loa có mùi như nhựa tái chế khá khó chịu? tự nhiên cảm thấy chất lượng của loa thấp hơn chút hi vọng khg độc hại nhiều.</text:p>
          </table:table-cell>
          <table:table-cell table:number-columns-repeated="16383"/>
        </table:table-row>
        <table:table-row table:style-name="ro1">
          <table:table-cell office:value-type="string" table:style-name="ce2">
            <text:p>Loa gọn đẹp, cầm rất chắc tay. Âm thanh hay so với giá tiền. Thật sự chống nước tốt theo như thông số, rất hài lòng. Nút âm lượng khó cảm giác được âm thanh đang được tăng lên hay giảm đi.</text:p>
          </table:table-cell>
          <table:table-cell table:number-columns-repeated="16383"/>
        </table:table-row>
        <table:table-row table:style-name="ro1">
          <table:table-cell office:value-type="string" table:style-name="ce2">
            <text:p>Sản phẩm dùng bền và dễ dàng, thuận tiện. Cảm ơn Tiki.</text:p>
          </table:table-cell>
          <table:table-cell table:number-columns-repeated="16383"/>
        </table:table-row>
        <table:table-row table:style-name="ro1">
          <table:table-cell office:value-type="string" table:style-name="ce2">
            <text:p>Hàng tốt,bề ngoài như ảnh minh hoạ, mới dùng nên chưa biết bền không</text:p>
          </table:table-cell>
          <table:table-cell table:number-columns-repeated="16383"/>
        </table:table-row>
        <table:table-row table:style-name="ro1">
          <table:table-cell office:value-type="string" table:style-name="ce2">
            <text:p>Tiki giao hàng nhanh, đúng 2 tiếng <text:s/>) Loa nghe được, âm lượng to, rõ, bất max không bị rè, nhưng mình nghe toàn nhạc nhẹ nên có bass với không bass không khác gì nhau, không có cáp 3.5 nên chưa test được jack cắm, và không dám test chịu nước <text:s/>)</text:p>
          </table:table-cell>
          <table:table-cell table:number-columns-repeated="16383"/>
        </table:table-row>
        <table:table-row table:style-name="ro1">
          <table:table-cell office:value-type="string" table:style-name="ce2">
            <text:p>mới nhận thấy ok.nhưng xem mấy sp của bạn khác thì thay cách đong gói mỗi người một khác. mặc dù cùng một đơn vi cung.khiến bên mua hàng cảm thấy kho hiểu.</text:p>
          </table:table-cell>
          <table:table-cell table:number-columns-repeated="16383"/>
        </table:table-row>
        <table:table-row table:style-name="ro1">
          <table:table-cell office:value-type="string" table:style-name="ce2">
            <text:p>Giao hàng nhanh. Mức giá mềm. Âm thanh của loa tốt, bắt sóng bluetooth nhậy, pin dùng lâu mới phải sạc (chưa thử có thấm nước không). Tuy nhiên hoàn toàn không có chức năng ra lệnh bằng lời, tiếng Việt lẫn tiếng Anh.</text:p>
          </table:table-cell>
          <table:table-cell table:number-columns-repeated="16383"/>
        </table:table-row>
        <table:table-row table:style-name="ro1">
          <table:table-cell office:value-type="string" table:style-name="ce2">
            <text:p>Loa nghe nhạc dịu êm được chứ không phục vụ nghe nhạc EDM, Bass, Hiphop, Trap.... Vì bài nào có bass mạnh là loa không đánh bass nổi nghe bass bụp bụp bụp...không có ấm và vang như những dòng khác. Cũng thất vọng 1 chút khi nghe...<text:s/></text:p>
          </table:table-cell>
          <table:table-cell table:number-columns-repeated="16383"/>
        </table:table-row>
        <table:table-row table:style-name="ro1">
          <table:table-cell office:value-type="string" table:style-name="ce2">
            <text:p>Âm thanh ổn, bass hay, max công suất không rè, hải lòng với giá tiền bỏ ra Thiết bị cầm chắt tay, nút bấm cho cảm giác nhẹ nhàng không quá cứng, thiết kế hiện đại</text:p>
          </table:table-cell>
          <table:table-cell table:number-columns-repeated="16383"/>
        </table:table-row>
        <table:table-row table:style-name="ro1">
          <table:table-cell office:value-type="string" table:style-name="ce2">
            <text:p>giáo hàng nhanh, nhiệt tình,gói hàng cẩn thận, nhân viên trả lời điện thoại nhẹ nhàng, nhiệt tình.nghe máy nhanh. Loa thì nghe cũng được , nhưng hơi đắt hơn những nơi khác bán</text:p>
          </table:table-cell>
          <table:table-cell table:number-columns-repeated="16383"/>
        </table:table-row>
        <table:table-row table:style-name="ro1">
          <table:table-cell office:value-type="string" table:style-name="ce2">
            <text:p>Âm thanh khá ấm nhg cũng không to như mình mong đợi. Trên loa ghi 8W chứ không phải 16W. ngoài ra nhìn qcao SP là tặng kèm tai nghe mà không thấy. Thông tin sai làm mình đặt dấu hỏi về chất lượng. được cái giá rẻ so với chỗ khác.</text:p>
          </table:table-cell>
          <table:table-cell table:number-columns-repeated="16383"/>
        </table:table-row>
        <table:table-row table:style-name="ro1">
          <table:table-cell office:value-type="string" table:style-name="ce2">
            <text:p>Mình đã nhận loa, sau gần 2 tiếng đặt hàng, giao hàng nhanh, hộp đẹp không bị cấn móp. Nhưng mình chỉ có một thắc mắc nhỏ là sao trên loa của mình không có cổng kết nối như trong hình?</text:p>
          </table:table-cell>
          <table:table-cell table:number-columns-repeated="16383"/>
        </table:table-row>
        <table:table-row table:style-name="ro1">
          <table:table-cell office:value-type="string" table:style-name="ce2">
            <text:p>Tiki đóng gói hàng cẩn thận. chất lượng loa ổn trong tầm giá. Pin khá trâu, nghe tạp ổn. hài lòng</text:p>
          </table:table-cell>
          <table:table-cell table:number-columns-repeated="16383"/>
        </table:table-row>
        <table:table-row table:style-name="ro1">
          <table:table-cell office:value-type="string" table:style-name="ce2">
            <text:p>Sản phẩm hoàn thiện tốt, chất âm ổn. Loa có âm lượng khá lớn, tuy nhiên khi nghe ở mức lớn thì loa hơi rè, bass boost bật/tắt không khác biệt nhiều. So mới mức giá khi mua ~550k thì quá ổn!</text:p>
          </table:table-cell>
          <table:table-cell table:number-columns-repeated="16383"/>
        </table:table-row>
        <table:table-row table:style-name="ro1">
          <table:table-cell office:value-type="string" table:style-name="ce2">
            <text:p>Loa nghe hay, vỗ đã lắm, Tuy nhiên nhận hàng tiki không đóng hộp, chỉ quấn bọc nhựa bên ngoài, thấy không vui cho lắm..<text:s/></text:p>
          </table:table-cell>
          <table:table-cell table:number-columns-repeated="16383"/>
        </table:table-row>
        <table:table-row table:style-name="ro1">
          <table:table-cell office:value-type="string" table:style-name="ce2">
            <text:p>đóng gói cẩn thận, ship nhanh. Khá hài lòng về mẫu mã bên ngoài, chất lượng âm thanh ổn. Chờ nghe 1 thời gian mới cụ thể hơn được. Tốt so với tầm giá</text:p>
          </table:table-cell>
          <table:table-cell table:number-columns-repeated="16383"/>
        </table:table-row>
        <table:table-row table:style-name="ro1">
          <table:table-cell office:value-type="string" table:style-name="ce2">
            <text:p>Nghe tốt, đủ sức cân cả căn phòng! Nghe nói rớt xuống nước vẫn xài được nhưng chưa dám thử :D Chức năng Enhanced Bass rất hợp với sở thích của mình.</text:p>
          </table:table-cell>
          <table:table-cell table:number-columns-repeated="16383"/>
        </table:table-row>
        <table:table-row table:style-name="ro1">
          <table:table-cell office:value-type="string" table:style-name="ce2">
            <text:p>Đóng gói cẩn thận, giao sớm hơn dự kiến, sản phẩm đúng như mô tả. Về chất lượng: âm thanh nghe tạm ổn, âm bass yếu, phù hợp nghe Bolero. Tạm ổn trong tầm giá.</text:p>
          </table:table-cell>
          <table:table-cell table:number-columns-repeated="16383"/>
        </table:table-row>
        <table:table-row table:style-name="ro1">
          <table:table-cell office:value-type="string" table:style-name="ce2">
            <text:p>Giao hàng siêu nhanh, giá rất tốt <text:s/>Về sản phẩm, chuột hơi nặng so với kích thước, tiếng click chuột khá to. Thời lượng pin thì phải dùng lâu mới đánh giá thêm được</text:p>
          </table:table-cell>
          <table:table-cell table:number-columns-repeated="16383"/>
        </table:table-row>
        <table:table-row table:style-name="ro1">
          <table:table-cell office:value-type="string" table:style-name="ce2">
            <text:p>hàng xài tốt.pin xài lâu.chỉ thắc mắc là loa không có nút như tấm hình khoanh tròn màu đỏ.</text:p>
          </table:table-cell>
          <table:table-cell table:number-columns-repeated="16383"/>
        </table:table-row>
        <table:table-row table:style-name="ro1">
          <table:table-cell office:value-type="string" table:style-name="ce2">
            <text:p>mua 1 cái nghe đã wa... mua thêm cái nữa cho thằng cún nó nghe... khỏi giành nhau! có thể để ngoài trời mưa lun!!!!</text:p>
          </table:table-cell>
          <table:table-cell table:number-columns-repeated="16383"/>
        </table:table-row>
        <table:table-row table:style-name="ro1">
          <table:table-cell office:value-type="string" table:style-name="ce2">
            <text:p>Cái đầu tiên mua thì nghe rất tốt! Mua cái thứ hai cứ nghe 1p mấy là bị vấp, gật một cái rồi mới nghe được tiếp. <text:s/>có cách nào khắc phục hộ xin cảm ơn!</text:p>
          </table:table-cell>
          <table:table-cell table:number-columns-repeated="16383"/>
        </table:table-row>
        <table:table-row table:style-name="ro1">
          <table:table-cell office:value-type="string" table:style-name="ce2">
            <text:p>em vừa nhận sản phẩm tuy nhiên lúc mua do không để ý nên không biết em này không silent ở phím bấm. Bây giờ muốn đổi sang sản phẩm khác thì có được không ạ?</text:p>
          </table:table-cell>
          <table:table-cell table:number-columns-repeated="16383"/>
        </table:table-row>
        <table:table-row table:style-name="ro1">
          <table:table-cell office:value-type="string" table:style-name="ce2">
            <text:p>Sp thì ok. Nhưng bao bì bị dơ và cũ. Dù năm sản xuất để là 2019. Mình đã chọn đơn vị cũng cấp là tiki tranning. Hơi thất vọng tí. Nhưng chất lượng thì ok.</text:p>
          </table:table-cell>
          <table:table-cell table:number-columns-repeated="16383"/>
        </table:table-row>
        <table:table-row table:style-name="ro1">
          <table:table-cell office:value-type="string" table:style-name="ce2">
            <text:p>Chuột hơi đơ. Lúc nhận hàng có cảm giác như hộp đã bị khui rồi xong đóng gói lại. Nói chung là không ưng ý lắm với lần mua hàng này của Tiki.</text:p>
          </table:table-cell>
          <table:table-cell table:number-columns-repeated="16383"/>
        </table:table-row>
        <table:table-row table:style-name="ro1">
          <table:table-cell office:value-type="string" table:style-name="ce2">
            <text:p>loa nghe hay!công suất lớn! nhưng tắt nguồn thì không được(đã nhấn giữ nút nguồn 5 giây,và đã reset)Tiki vui lòng hướng dẫn!</text:p>
          </table:table-cell>
          <table:table-cell table:number-columns-repeated="16383"/>
        </table:table-row>
        <table:table-row table:style-name="ro1">
          <table:table-cell office:value-type="string" table:style-name="ce2">
            <text:p>hàng tốt ,nghe hay. giao hàng đúng như hình. mỗi tội quảng cáo là 16w nhưng mác đằng sau chỉ ghi có 8w thôi. còn lại thì tuyệt vời.</text:p>
          </table:table-cell>
          <table:table-cell table:number-columns-repeated="16383"/>
        </table:table-row>
        <table:table-row table:style-name="ro1">
          <table:table-cell office:value-type="string" table:style-name="ce2">
            <text:p>1. Phát trực tuyến âm thanh chất lượng cao shop? 2. Tôi thấy có lỗ jack 3.5mm vậy phải mua dây kết nối 2 đầu là jack 3.5mm hay có đi kèm trong hộp SP? Xin cảm ơn</text:p>
          </table:table-cell>
          <table:table-cell table:number-columns-repeated="16383"/>
        </table:table-row>
        <table:table-row table:style-name="ro1">
          <table:table-cell office:value-type="string" table:style-name="ce2">
            <text:p>Chuột đẹp nhưng sử dụng hơi cứng. <text:s/>Xài quen chắc đỡ hơn.</text:p>
          </table:table-cell>
          <table:table-cell table:number-columns-repeated="16383"/>
        </table:table-row>
        <table:table-row table:style-name="ro1">
          <table:table-cell office:value-type="string" table:style-name="ce2">
            <text:p>Sản phẩm chắc chắn, hoàn thiện. Khá hài lòng. Loa nghe rõ ràng, âm thanh khá lớn. Cảm ơn Tiki.</text:p>
          </table:table-cell>
          <table:table-cell table:number-columns-repeated="16383"/>
        </table:table-row>
        <table:table-row table:style-name="ro1">
          <table:table-cell office:value-type="string" table:style-name="ce2">
            <text:p>nghe pop ballad khá hay, phần edm thì tùy nghe dòng psytrance thì kick bass khá căng,những bài có vocal thì bass yếu đi tầm 30% nhưng cũng đủ nghe.nói chung ổn trong tầm giá</text:p>
          </table:table-cell>
          <table:table-cell table:number-columns-repeated="16383"/>
        </table:table-row>
        <table:table-row table:style-name="ro1">
          <table:table-cell office:value-type="string" table:style-name="ce2">
            <text:p>đánh giá trước mắt là ok. ngon trong tầm giá, muốn kết nối pc thì tìm jack 3.5 mm 2 đầu rồi cắm vào cổng audio là được</text:p>
          </table:table-cell>
          <table:table-cell table:number-columns-repeated="16383"/>
        </table:table-row>
        <table:table-row table:style-name="ro1">
          <table:table-cell office:value-type="string" table:style-name="ce2">
            <text:p>Loa nghe to, bass ok. Cầm nặng, chắc tay, giá tiền rẻ so vs chất lượng mình cảm nhận. Nói chung ổn.</text:p>
          </table:table-cell>
          <table:table-cell table:number-columns-repeated="16383"/>
        </table:table-row>
        <table:table-row table:style-name="ro1">
          <table:table-cell office:value-type="string" table:style-name="ce2">
            <text:p>Xài nhạy nhưng hơi nhỏ cho tay nam giới, phụ nữ ok hơn</text:p>
          </table:table-cell>
          <table:table-cell table:number-columns-repeated="16383"/>
        </table:table-row>
        <table:table-row table:style-name="ro1">
          <table:table-cell office:value-type="string" table:style-name="ce2">
            <text:p>Hai Long sp. <text:s/>Nhung kho khan trong việc mo Nap de xác pin. Can thiết ke sao cho de dang hon trong việc mo Nap de xác pin. Phai tim một Dau nhon nhu Dau bứt bi de mo</text:p>
          </table:table-cell>
          <table:table-cell table:number-columns-repeated="16383"/>
        </table:table-row>
        <table:table-row table:style-name="ro1">
          <table:table-cell office:value-type="string" table:style-name="ce2">
            <text:p>Loa ổn điểm trừ là giọng hát ca sĩ không thật lắm và giá bán trên tiki cao nhất các nơi khác giá từ 500k đến 550k nên cho 4sao</text:p>
          </table:table-cell>
          <table:table-cell table:number-columns-repeated="16383"/>
        </table:table-row>
        <table:table-row table:style-name="ro1">
          <table:table-cell office:value-type="string" table:style-name="ce2">
            <text:p>Tiki giao hàng đóng gói cẩn thận. Loa nghe tốt nhưng với mình thì âm lượng khá nhỏ. Nói chung với tầm giá đó cũng ok</text:p>
          </table:table-cell>
          <table:table-cell table:number-columns-repeated="16383"/>
        </table:table-row>
        <table:table-row table:style-name="ro1">
          <table:table-cell office:value-type="string" table:style-name="ce2">
            <text:p>Giao hàng nhanh, đóng gói sơ sài, không chống sốc. Chất lượng âm thanh không được tốt lắm.</text:p>
          </table:table-cell>
          <table:table-cell table:number-columns-repeated="16383"/>
        </table:table-row>
        <table:table-row table:style-name="ro1">
          <table:table-cell office:value-type="string" table:style-name="ce2">
            <text:p>Hàng sài tạm ổn với giá tiền. Tổ sư bọn tiki bắt gõ nhiều vậy mới được gửi nhận xét.</text:p>
          </table:table-cell>
          <table:table-cell table:number-columns-repeated="16383"/>
        </table:table-row>
        <table:table-row table:style-name="ro1">
          <table:table-cell office:value-type="string" table:style-name="ce2">
            <text:p>Chuột xài tốt, đóng gói cẩn thậm</text:p>
          </table:table-cell>
          <table:table-cell table:number-columns-repeated="16383"/>
        </table:table-row>
        <table:table-row table:style-name="ro1">
          <table:table-cell office:value-type="string" table:style-name="ce2">
            <text:p>cũng được, chuột hơi cứng khi nhấn</text:p>
          </table:table-cell>
          <table:table-cell table:number-columns-repeated="16383"/>
        </table:table-row>
        <table:table-row table:style-name="ro1">
          <table:table-cell office:value-type="string" table:style-name="ce2">
            <text:p>Để ý thấy những người khác mua loa có chữ Technology sao loa của mình k có nhỉ? Mua về thấy k có luôn</text:p>
          </table:table-cell>
          <table:table-cell table:number-columns-repeated="16383"/>
        </table:table-row>
        <table:table-row table:style-name="ro1">
          <table:table-cell office:value-type="string" table:style-name="ce2">
            <text:p>Chuột nhạy tốc độ chuột ok</text:p>
          </table:table-cell>
          <table:table-cell table:number-columns-repeated="16383"/>
        </table:table-row>
        <table:table-row table:style-name="ro1">
          <table:table-cell office:value-type="string" table:style-name="ce2">
            <text:p>tiki gió hàng đúng hẹn, âm thanh nghe tạm ổn mở lớn kg bịn rè, lúc mình mua được giảm giá, nói chung là ok.</text:p>
          </table:table-cell>
          <table:table-cell table:number-columns-repeated="16383"/>
        </table:table-row>
        <table:table-row table:style-name="ro1">
          <table:table-cell office:value-type="string" table:style-name="ce2">
            <text:p>Hàng đẹp gói kỹ, chưa dùng nhiều nên chưa đánh giá chất lượng được. Nhưng trước mắt thấy là ok. Cám ơn shop</text:p>
          </table:table-cell>
          <table:table-cell table:number-columns-repeated="16383"/>
        </table:table-row>
        <table:table-row table:style-name="ro1">
          <table:table-cell office:value-type="string" table:style-name="ce2">
            <text:p>Hài lòng. Dù hơi nặng nhưng thiết kế mang lại cảm giác chắc chắn, thoải mái va đập. Âm thanh to, rõ, hay.</text:p>
          </table:table-cell>
          <table:table-cell table:number-columns-repeated="16383"/>
        </table:table-row>
        <table:table-row table:style-name="ro1">
          <table:table-cell office:value-type="string" table:style-name="ce2">
            <text:p>full box chỉ mỗi loa vs dây sạc thôi à các bác. <text:s/>không có củ sạc cũng không có jack <text:s/>nối 3.5 sao</text:p>
          </table:table-cell>
          <table:table-cell table:number-columns-repeated="16383"/>
        </table:table-row>
        <table:table-row table:style-name="ro1">
          <table:table-cell office:value-type="string" table:style-name="ce2">
            <text:p>Không quá xuất sắc nhưng so với giá tiền thì như vậy là ổn rồi ạ. Đáng mua.</text:p>
          </table:table-cell>
          <table:table-cell table:number-columns-repeated="16383"/>
        </table:table-row>
        <table:table-row table:style-name="ro1">
          <table:table-cell office:value-type="string" table:style-name="ce2">
            <text:p>Sp ổn trong tầm, bass chưa thật sự chắc, nhưng nếu nghe với âm lượng vừa phải thì cảm nhận bass như loa JBL 👍</text:p>
          </table:table-cell>
          <table:table-cell table:number-columns-repeated="16383"/>
        </table:table-row>
        <table:table-row table:style-name="ro1">
          <table:table-cell office:value-type="string" table:style-name="ce2">
            <text:p>Nghe nhạc pop ballad có một số nốt cao bị ré nghe é é rất khó chịu còn lại ok trong tầm giá</text:p>
          </table:table-cell>
          <table:table-cell table:number-columns-repeated="16383"/>
        </table:table-row>
        <table:table-row table:style-name="ro1">
          <table:table-cell office:value-type="string" table:style-name="ce2">
            <text:p>Mẫu mã sản phẩm phẩm thì không đẹp, nhưng có vẻ bền và âm thanh khá ổn. Tầm giá này thì như vậy quá ok rồi.</text:p>
          </table:table-cell>
          <table:table-cell table:number-columns-repeated="16383"/>
        </table:table-row>
        <table:table-row table:style-name="ro1">
          <table:table-cell office:value-type="string" table:style-name="ce2">
            <text:p>mua ngay ngày t6 nên t.gian giao có hơi muộn so voi dự kiến nhưng bù lại s. phẩm đúng chất lượng n. viên giao hàng vui vẻ và giá thành hợp lí</text:p>
          </table:table-cell>
          <table:table-cell table:number-columns-repeated="16383"/>
        </table:table-row>
        <table:table-row table:style-name="ro1">
          <table:table-cell office:value-type="string" table:style-name="ce2">
            <text:p>Ad cho em hỏi phiếu bảo hành không ghi ji hết vậy để làm sao bảo hành ạ? Có phải làm ji để kích hoạt bảo hành 12 tháng không ạ?</text:p>
          </table:table-cell>
          <table:table-cell table:number-columns-repeated="16383"/>
        </table:table-row>
        <table:table-row table:style-name="ro1">
          <table:table-cell office:value-type="string" table:style-name="ce2">
            <text:p>Âm thanh to, rõ.... pin trâu, bass thì hụt hơi quá, vì đánh không tới.... vơi giá hơn 600k thì gần như là vô địch trong giá tiền rồi</text:p>
          </table:table-cell>
          <table:table-cell table:number-columns-repeated="16383"/>
        </table:table-row>
        <table:table-row table:style-name="ro1">
          <table:table-cell office:value-type="string" table:style-name="ce2">
            <text:p>loa nghe hay, bass êm, hộp không có seal, tin tưởng tiki bán hàng chính hãnh, mới</text:p>
          </table:table-cell>
          <table:table-cell table:number-columns-repeated="16383"/>
        </table:table-row>
        <table:table-row table:style-name="ro1">
          <table:table-cell office:value-type="string" table:style-name="ce2">
            <text:p>Chất âm ở mức bt, bass khá mạnh, nghe trong phòng chứ k nên mang ra ngoài trời âm sẽ loãng</text:p>
          </table:table-cell>
          <table:table-cell table:number-columns-repeated="16383"/>
        </table:table-row>
        <table:table-row table:style-name="ro1">
          <table:table-cell office:value-type="string" table:style-name="ce2">
            <text:p>trên phiếu bảo hành k ghi gì vậy shop? như thế liệu có bảo hành được hay không?</text:p>
          </table:table-cell>
          <table:table-cell table:number-columns-repeated="16383"/>
        </table:table-row>
        <table:table-row table:style-name="ro1">
          <table:table-cell office:value-type="string" table:style-name="ce2">
            <text:p>Chất âm tạm, bass yếu. Thiết kế ổn. Thiếu nhiều chức năng kết nối (thẻ nhớ...)</text:p>
          </table:table-cell>
          <table:table-cell table:number-columns-repeated="16383"/>
        </table:table-row>
        <table:table-row table:style-name="ro1">
          <table:table-cell office:value-type="string" table:style-name="ce2">
            <text:p>Âm lượng khá to, bass vừa phải, nói chung cũng khá hài lòng trong tầm giá khi mua chỉ có 749k còn được tặng dây cáp 3.5mm của anker</text:p>
          </table:table-cell>
          <table:table-cell table:number-columns-repeated="16383"/>
        </table:table-row>
        <table:table-row table:style-name="ro1">
          <table:table-cell office:value-type="string" table:style-name="ce2">
            <text:p>giao hàng nhanh hơn dự kiến , hàng đẹp đúng như hình , phụ kiện đầy đủ như thông tin , loa nghe rất hay</text:p>
          </table:table-cell>
          <table:table-cell table:number-columns-repeated="16383"/>
        </table:table-row>
        <table:table-row table:style-name="ro1">
          <table:table-cell office:value-type="string" table:style-name="ce2">
            <text:p>chưa sài chưa bít chất lượng thế nào. 9đ cho việc đóng gói sản phẩm và vận chuyển.</text:p>
          </table:table-cell>
          <table:table-cell table:number-columns-repeated="16383"/>
        </table:table-row>
        <table:table-row table:style-name="ro1">
          <table:table-cell office:value-type="string" table:style-name="ce2">
            <text:p>shop cho mình xin hóa đơn dk k.... mình mua mà k thấy hóa đơn đâu cả ý..cám ơn shop nhiều</text:p>
          </table:table-cell>
          <table:table-cell table:number-columns-repeated="16383"/>
        </table:table-row>
        <table:table-row table:style-name="ro1">
          <table:table-cell office:value-type="string" table:style-name="ce2">
            <text:p>loa to, nghe nhạc trữ tình ổn, bass hơi yếu , nói chung ổn trong tầm giá, không hợp nhạc cần bass nhiều</text:p>
          </table:table-cell>
          <table:table-cell table:number-columns-repeated="16383"/>
        </table:table-row>
        <table:table-row table:style-name="ro1">
          <table:table-cell office:value-type="string" table:style-name="ce2">
            <text:p>Tiki Trading không in hóa đơn bán hàng, loa không có dây cắm 3.5mm và củ sạc nên không biết dùng củ sạc bao nhiêu V, còn lại ổn</text:p>
          </table:table-cell>
          <table:table-cell table:number-columns-repeated="16383"/>
        </table:table-row>
        <table:table-row table:style-name="ro1">
          <table:table-cell office:value-type="string" table:style-name="ce2">
            <text:p>thực sự loa rất ok.vấn đê la tiki now mà gân 1 tuần mới nhận hàng.rất bực mình</text:p>
          </table:table-cell>
          <table:table-cell table:number-columns-repeated="16383"/>
        </table:table-row>
        <table:table-row table:style-name="ro1">
          <table:table-cell office:value-type="string" table:style-name="ce2">
            <text:p>Mới nhận hàng mở nghe thử, thấy khá ổn trong tầm giá, hàng chính hãng imei trùng hộp</text:p>
          </table:table-cell>
          <table:table-cell table:number-columns-repeated="16383"/>
        </table:table-row>
        <table:table-row table:style-name="ro1">
          <table:table-cell office:value-type="string" table:style-name="ce2">
            <text:p>Mọi thứ đều ổn kể từ khi đập hộp đến khi chạy sản phẩm. <text:s/>Hơi tiếc là sản phẩm không hỗ trợ tikinow nên hơi dài cổ chờ sản phẩm. Đến thời điểm hiện tại là ok. Nếu không có commet gì thêm tức là sản phẩm chạy ổn. Hy vọng là không viết thêm comment</text:p>
          </table:table-cell>
          <table:table-cell table:number-columns-repeated="16383"/>
        </table:table-row>
        <table:table-row table:style-name="ro1">
          <table:table-cell office:value-type="string" table:style-name="ce2">
            <text:p>cho mình hỏi sao mình nhấn nút nguồn để tắt đè cả buối trời nhưng nó không tắt mà cứ nhấp nháy quài ạ <text:s/>(</text:p>
          </table:table-cell>
          <table:table-cell table:number-columns-repeated="16383"/>
        </table:table-row>
        <table:table-row table:style-name="ro1">
          <table:table-cell office:value-type="string" table:style-name="ce2">
            <text:p>công suất thật có lẽ không tới 16w. loa đẹp. giao hàng nhanh. đóng gói hàng cẩn thận.</text:p>
          </table:table-cell>
          <table:table-cell table:number-columns-repeated="16383"/>
        </table:table-row>
        <table:table-row table:style-name="ro1">
          <table:table-cell office:value-type="string" table:style-name="ce2">
            <text:p>Hàng như quảng cáo, nghe tốt, chất lượng âm thanh ổn, hài lòng với giá trị</text:p>
          </table:table-cell>
          <table:table-cell table:number-columns-repeated="16383"/>
        </table:table-row>
        <table:table-row table:style-name="ro1">
          <table:table-cell office:value-type="string" table:style-name="ce2">
            <text:p>Mọi thứ quá tốt ! Tôi muốn biết sản phẩm này bảo hành như thế nào ạ ?</text:p>
          </table:table-cell>
          <table:table-cell table:number-columns-repeated="16383"/>
        </table:table-row>
        <table:table-row table:style-name="ro1">
          <table:table-cell office:value-type="string" table:style-name="ce2">
            <text:p>- Tiki giao hàng nhanh chóng, đúng như hình ảnh, chính hãng. - TP Link có app theo dõi wifi, thay đổi mật khẩu, cập nhật dung lượng khá thuận tiện, dễ sử dụng. - Thời lượng pin được khoảng 5 <text:s/>- 6h cho 1 máy sử dụng, hơi ít so với nhu cầu của mình. =&gt; đánh giá chung: sản phâm tốt trong tầm giá</text:p>
          </table:table-cell>
          <table:table-cell table:number-columns-repeated="16383"/>
        </table:table-row>
        <table:table-row table:style-name="ro1">
          <table:table-cell office:value-type="string" table:style-name="ce2">
            <text:p>Ấn tượng của mình khi nhận là khá nhỏ nhắn (mình cứ nghĩ nó to và nặng hơn cơ ^^) kết nối 4g ổn định, khi không có thiết bị nào kết nối thì tự động tắt. Tiki đóng gói cẩn thận, hàng mới, giao hàng trước hẹn 1 ngày</text:p>
          </table:table-cell>
          <table:table-cell table:number-columns-repeated="16383"/>
        </table:table-row>
        <table:table-row table:style-name="ro1">
          <table:table-cell office:value-type="string" table:style-name="ce2">
            <text:p>Kiểu dáng đẹp, gọn. Xài lâu thì chỉ hơi ấm (tỏa nhiệt nhẹ) Pin ổn. Tuy nhiên mình xài với sim 3G viettel thì mạng không được ổn định cho lắm. Ai biết sim nào xài sóng ổn định thì cho mình lời khuyên nhé! Cảm ơn</text:p>
          </table:table-cell>
          <table:table-cell table:number-columns-repeated="16383"/>
        </table:table-row>
        <table:table-row table:style-name="ro1">
          <table:table-cell office:value-type="string" table:style-name="ce2">
            <text:p>Bộ phát wifi di động, đúng như tên gọi: nhỏ, gọn cực kỳ dễ thương, phù hợp đi dã ngoại, du lịch. Sản phẩm không thích hợp dùng trong thời gian dài vì khả năng hoạt động là không ổn định: tự tắt nguồn, pin không trâu như miêu tả.</text:p>
          </table:table-cell>
          <table:table-cell table:number-columns-repeated="16383"/>
        </table:table-row>
        <table:table-row table:style-name="ro1">
          <table:table-cell office:value-type="string" table:style-name="ce2">
            <text:p>loa chat luong,không can thiet phai chong nuoc vi chang bao gio phai gap nuoc ca. them 2 loa ben hong nua cho phat lon hon thi cang hay</text:p>
          </table:table-cell>
          <table:table-cell table:number-columns-repeated="16383"/>
        </table:table-row>
        <table:table-row table:style-name="ro1">
          <table:table-cell office:value-type="string" table:style-name="ce2">
            <text:p>Nhận hàng nhanh, bao bì bảo quản tốt. Đồng thời đầy đủ hóa đơn chứng từ và hướng dẫn sử dụng. Có thể cập nhật nâng cấp online trực tiếp từ nhà sản xuất (Đã chạy).</text:p>
          </table:table-cell>
          <table:table-cell table:number-columns-repeated="16383"/>
        </table:table-row>
        <table:table-row table:style-name="ro1">
          <table:table-cell office:value-type="string" table:style-name="ce2">
            <text:p>Thiết bị nhỏ, gọn và nhẹ, mình chưa test để biết chính xác pin xài được bao lâu, cơ mà thú thật là lúc cắm sạc không biết khi nào pin đầy (dù đã cắm từ sáng đến tối mà đèn báo pin cứ nháy miết). Nhìn chung dùng ổn và tiện.</text:p>
          </table:table-cell>
          <table:table-cell table:number-columns-repeated="16383"/>
        </table:table-row>
        <table:table-row table:style-name="ro1">
          <table:table-cell office:value-type="string" table:style-name="ce2">
            <text:p>Sản phẩm tốt, mình nhận được sản phẩm nhanh, pin chạy không nóng, thời gian cũng được hơn 4 tiếng rồi, pin vẫn ổn, chỉ hơi ấm do mình cho vào balo da, để bên ngoài thì ok. Cám ơn shop và NCC!</text:p>
          </table:table-cell>
          <table:table-cell table:number-columns-repeated="16383"/>
        </table:table-row>
        <table:table-row table:style-name="ro1">
          <table:table-cell office:value-type="string" table:style-name="ce2">
            <text:p>giao nhanh vs đóng hàng cũng cẩn thận, chất lượng âm thanh tốt</text:p>
          </table:table-cell>
          <table:table-cell table:number-columns-repeated="16383"/>
        </table:table-row>
        <table:table-row table:style-name="ro1">
          <table:table-cell office:value-type="string" table:style-name="ce2">
            <text:p>sao k ghi thông tin bảo hành lên phiếu bảo hành sao này lỗi làm sao bảo hành được tiki</text:p>
          </table:table-cell>
          <table:table-cell table:number-columns-repeated="16383"/>
        </table:table-row>
        <table:table-row table:style-name="ro1">
          <table:table-cell office:value-type="string" table:style-name="ce2">
            <text:p>Đóng gói cẩn thận, đẹp và chất lượng. Nhưng khu vực TP. HCM mà giao hàng 1 tuần là quá lâu</text:p>
          </table:table-cell>
          <table:table-cell table:number-columns-repeated="16383"/>
        </table:table-row>
        <table:table-row table:style-name="ro1">
          <table:table-cell office:value-type="string" table:style-name="ce2">
            <text:p>sản phẩm tốt, âm không được ấm lắm, nút tăng giảm âm lượng không sử dụng được</text:p>
          </table:table-cell>
          <table:table-cell table:number-columns-repeated="16383"/>
        </table:table-row>
        <table:table-row table:style-name="ro1">
          <table:table-cell office:value-type="string" table:style-name="ce2">
            <text:p>Giao hàng đúng như dự kiến, hàng đóng gói tốt,. Dùng ổn, tem đầy đủ,.</text:p>
          </table:table-cell>
          <table:table-cell table:number-columns-repeated="16383"/>
        </table:table-row>
        <table:table-row table:style-name="ro1">
          <table:table-cell office:value-type="string" table:style-name="ce2">
            <text:p>Sp chính hãng, đẹp và chắc chắn, âm thanh nghe ok gê. Đáng để bỏ tiền mua sp này</text:p>
          </table:table-cell>
          <table:table-cell table:number-columns-repeated="16383"/>
        </table:table-row>
        <table:table-row table:style-name="ro1">
          <table:table-cell office:value-type="string" table:style-name="ce2">
            <text:p>Âm lượng to, bass khá ổn, thiết kế chắc chắn, cầm chắc tay</text:p>
          </table:table-cell>
          <table:table-cell table:number-columns-repeated="16383"/>
        </table:table-row>
        <table:table-row table:style-name="ro1">
          <table:table-cell office:value-type="string" table:style-name="ce2">
            <text:p>loa nghe lớn thì cũng OK, Nghe nhỏ hơi thiếu bass. Nên kết hợp với bộ lọc equalizer để chất lương tốt nhất</text:p>
          </table:table-cell>
          <table:table-cell table:number-columns-repeated="16383"/>
        </table:table-row>
        <table:table-row table:style-name="ro1">
          <table:table-cell office:value-type="string" table:style-name="ce2">
            <text:p>Sử dụng tốt, ổn định, nhưng điểm trừ là dễ bị cũ, xước do va chạm.</text:p>
          </table:table-cell>
          <table:table-cell table:number-columns-repeated="16383"/>
        </table:table-row>
        <table:table-row table:style-name="ro1">
          <table:table-cell office:value-type="string" table:style-name="ce2">
            <text:p>Sản phẩm nhỏ gọn, thích hợp với việc mang theo khi di chuyển. Chưa dùng nhiều nên chưa đánh giá về độ lâu của pin.</text:p>
          </table:table-cell>
          <table:table-cell table:number-columns-repeated="16383"/>
        </table:table-row>
        <table:table-row table:style-name="ro1">
          <table:table-cell office:value-type="string" table:style-name="ce2">
            <text:p>Mua sản phẩm trong đợt khuyến mãi nên được giá tốt, sản phẩm tốt trong tầm giá.</text:p>
          </table:table-cell>
          <table:table-cell table:number-columns-repeated="16383"/>
        </table:table-row>
        <table:table-row table:style-name="ro1">
          <table:table-cell office:value-type="string" table:style-name="ce2">
            <text:p>Giao hàng lâu quá shop ạ Còn loa thì nghe hay <text:s/>Pin trâu</text:p>
          </table:table-cell>
          <table:table-cell table:number-columns-repeated="16383"/>
        </table:table-row>
        <table:table-row table:style-name="ro1">
          <table:table-cell office:value-type="string" table:style-name="ce2">
            <text:p>Âm lượng to, pin lâu, pass hơi yếu. Phù hợp nghe nhạc trữ tình</text:p>
          </table:table-cell>
          <table:table-cell table:number-columns-repeated="16383"/>
        </table:table-row>
        <table:table-row table:style-name="ro1">
          <table:table-cell office:value-type="string" table:style-name="ce2">
            <text:p>Tiki giao hàng nhanh, sản phẩm mới và đầy đủ phụ kiện.</text:p>
          </table:table-cell>
          <table:table-cell table:number-columns-repeated="16383"/>
        </table:table-row>
        <table:table-row table:style-name="ro1">
          <table:table-cell office:value-type="string" table:style-name="ce2">
            <text:p>Nghe ổn, bass tốt k bị rè, có cái giá đỡ điện thoại nữa thì đẹp</text:p>
          </table:table-cell>
          <table:table-cell table:number-columns-repeated="16383"/>
        </table:table-row>
        <table:table-row table:style-name="ro1">
          <table:table-cell office:value-type="string" table:style-name="ce2">
            <text:p>Pin xài được 3 tiếng không đúng như quảng cáo 8 tiếng <text:s/>)</text:p>
          </table:table-cell>
          <table:table-cell table:number-columns-repeated="16383"/>
        </table:table-row>
        <table:table-row table:style-name="ro1">
          <table:table-cell office:value-type="string" table:style-name="ce2">
            <text:p>sóng hơi yếu</text:p>
          </table:table-cell>
          <table:table-cell table:number-columns-repeated="16383"/>
        </table:table-row>
        <table:table-row table:style-name="ro1">
          <table:table-cell office:value-type="string" table:style-name="ce2">
            <text:p>sp ổn định</text:p>
          </table:table-cell>
          <table:table-cell table:number-columns-repeated="16383"/>
        </table:table-row>
        <table:table-row table:style-name="ro1">
          <table:table-cell office:value-type="string" table:style-name="ce2">
            <text:p>Sản phẩm tốt, nghe hay và <text:s/>khả năng chống nước rất tốt. với giá này thì LG tuyệt!</text:p>
          </table:table-cell>
          <table:table-cell table:number-columns-repeated="16383"/>
        </table:table-row>
        <table:table-row table:style-name="ro1">
          <table:table-cell office:value-type="string" table:style-name="ce2">
            <text:p>củng ok .nhưng giới thiệu là 16w .mà sản phẩm chỉ có 8w</text:p>
          </table:table-cell>
          <table:table-cell table:number-columns-repeated="16383"/>
        </table:table-row>
        <table:table-row table:style-name="ro1">
          <table:table-cell office:value-type="string" table:style-name="ce2">
            <text:p>nhanh hết pin</text:p>
          </table:table-cell>
          <table:table-cell table:number-columns-repeated="16383"/>
        </table:table-row>
        <table:table-row table:style-name="ro1">
          <table:table-cell office:value-type="string" table:style-name="ce2">
            <text:p>Loa nghe hay, <text:s/>bass khá ổn! Thời gian giao hàng sớm hơn dự kiến, thời gian sử dụng loa đúng như quảng cáo</text:p>
          </table:table-cell>
          <table:table-cell table:number-columns-repeated="16383"/>
        </table:table-row>
        <table:table-row table:style-name="ro1">
          <table:table-cell office:value-type="string" table:style-name="ce2">
            <text:p>Mình test loa được 3h thì k tắt nguồn được Đã reset vẫn k tắt nguồn được</text:p>
          </table:table-cell>
          <table:table-cell table:number-columns-repeated="16383"/>
        </table:table-row>
        <table:table-row table:style-name="ro1">
          <table:table-cell office:value-type="string" table:style-name="ce2">
            <text:p>Tốt, âm thanh trầm ấm, mẫu mã đẹp, chất lượng tốt so với giá</text:p>
          </table:table-cell>
          <table:table-cell table:number-columns-repeated="16383"/>
        </table:table-row>
        <table:table-row table:style-name="ro1">
          <table:table-cell office:value-type="string" table:style-name="ce2">
            <text:p>- Cảm giác cầm tốt, khi dùng lâu thì máy chỉ ấm ấm. - Có phần mềm theo dõi pin, dung lượng đã sử dụng khá tiện lợi. - Pin ok. - Mình dùng kèm với sim Viettel đượcom 3G thì có cảm thấy mạng không ổn định lắm. Khi dùng nên cân nhắc sim nghe gọi được và gói cước 4G để cải thiện tốc độ</text:p>
          </table:table-cell>
          <table:table-cell table:number-columns-repeated="16383"/>
        </table:table-row>
        <table:table-row table:style-name="ro1">
          <table:table-cell office:value-type="string" table:style-name="ce2">
            <text:p>Mình đang xài cục này, phát ok, pin chỉ được 5h, và đúng như bạn kia nói.. k có tín hiệu báo pin sạc đầy để rút ra.. yeu thi báo màu đỏ. Mà mình nghĩ cục này chỉ được đến đó.. nhưng vậy được roi. Mình mún mua cục nào phát được lâu.. 5h thì ít quá.. trong khi hộp báo được 8h.. ai bit chỉ mình cục nào xài phát được lâu</text:p>
          </table:table-cell>
          <table:table-cell table:number-columns-repeated="16383"/>
        </table:table-row>
        <table:table-row table:style-name="ro1">
          <table:table-cell office:value-type="string" table:style-name="ce2">
            <text:p>Sp tốt bắt sóng khỏe. Giờ mình muốn mua thêm 1 quả pin nữa shop có bán không?</text:p>
          </table:table-cell>
          <table:table-cell table:number-columns-repeated="16383"/>
        </table:table-row>
        <table:table-row table:style-name="ro1">
          <table:table-cell office:value-type="string" table:style-name="ce2">
            <text:p>Đóng gói cẩn thận. Giao hàng nhanh. Mới sử dụng nhưng cảm thấy hài lòng</text:p>
          </table:table-cell>
          <table:table-cell table:number-columns-repeated="16383"/>
        </table:table-row>
        <table:table-row table:style-name="ro1">
          <table:table-cell office:value-type="string" table:style-name="ce2">
            <text:p>Với mức giá trên dưới 600k thì sản phẩm này có chất lượng tuyệt vời.</text:p>
          </table:table-cell>
          <table:table-cell table:number-columns-repeated="16383"/>
        </table:table-row>
        <table:table-row table:style-name="ro1">
          <table:table-cell office:value-type="string" table:style-name="ce2">
            <text:p>Hàng đẹp chắc chắn, tiki giao hàng nhanh.. sản phẩm đóng gói đẹp</text:p>
          </table:table-cell>
          <table:table-cell table:number-columns-repeated="16383"/>
        </table:table-row>
        <table:table-row table:style-name="ro1">
          <table:table-cell office:value-type="string" table:style-name="ce2">
            <text:p>Giao hàng nhanh, đặt hôm trước hôm sau đã có hàng. Loa nghe được.</text:p>
          </table:table-cell>
          <table:table-cell table:number-columns-repeated="16383"/>
        </table:table-row>
        <table:table-row table:style-name="ro1">
          <table:table-cell office:value-type="string" table:style-name="ce2">
            <text:p>Sản phẩm giá rẻ, chất lượng khá.</text:p>
          </table:table-cell>
          <table:table-cell table:number-columns-repeated="16383"/>
        </table:table-row>
        <table:table-row table:style-name="ro1">
          <table:table-cell office:value-type="string" table:style-name="ce2">
            <text:p>Rất tốt trong tầm giá. Kết nối buetooth nhanh. Hơi cồng kềnh</text:p>
          </table:table-cell>
          <table:table-cell table:number-columns-repeated="16383"/>
        </table:table-row>
        <table:table-row table:style-name="ro1">
          <table:table-cell office:value-type="string" table:style-name="ce2">
            <text:p>vừa túi tiền và dùng ok. nhiều dòng mới ra hy vọng giá cả hợp lý</text:p>
          </table:table-cell>
          <table:table-cell table:number-columns-repeated="16383"/>
        </table:table-row>
        <table:table-row table:style-name="ro1">
          <table:table-cell office:value-type="string" table:style-name="ce2">
            <text:p>Loa dùng được. Nhưng sạc đèn toàn báo màu đỏ ngay cả khi pin đã đầy</text:p>
          </table:table-cell>
          <table:table-cell table:number-columns-repeated="16383"/>
        </table:table-row>
        <table:table-row table:style-name="ro1">
          <table:table-cell office:value-type="string" table:style-name="ce2">
            <text:p>Do toàn bộ bằng nhựa nên rất nhẹ, bass yếu, thích hợp nghe nhạc nhẹ với bolero.</text:p>
          </table:table-cell>
          <table:table-cell table:number-columns-repeated="16383"/>
        </table:table-row>
        <table:table-row table:style-name="ro1">
          <table:table-cell office:value-type="string" table:style-name="ce2">
            <text:p>Khá hài lòng về sản phẩm. Giao hàng nhanh, đóng gói kỹ</text:p>
          </table:table-cell>
          <table:table-cell table:number-columns-repeated="16383"/>
        </table:table-row>
        <table:table-row table:style-name="ro1">
          <table:table-cell office:value-type="string" table:style-name="ce2">
            <text:p>Loa nghe hay chất âm ổn, cực tốt trong tầm giá không đối thủ</text:p>
          </table:table-cell>
          <table:table-cell table:number-columns-repeated="16383"/>
        </table:table-row>
        <table:table-row table:style-name="ro1">
          <table:table-cell office:value-type="string" table:style-name="ce2">
            <text:p>Build tốt theo kiểu to nạc, âm thanh rõ ràng, bass treble ổn.</text:p>
          </table:table-cell>
          <table:table-cell table:number-columns-repeated="16383"/>
        </table:table-row>
        <table:table-row table:style-name="ro1">
          <table:table-cell office:value-type="string" table:style-name="ce2">
            <text:p>Âm thanh to, có bass sơ sơ tiếc là không bỏ thẻ nhớ được</text:p>
          </table:table-cell>
          <table:table-cell table:number-columns-repeated="16383"/>
        </table:table-row>
        <table:table-row table:style-name="ro1">
          <table:table-cell office:value-type="string" table:style-name="ce2">
            <text:p>Chất lượng ổn, hàng fullbox, âm thanh khá ok với giá ntn.</text:p>
          </table:table-cell>
          <table:table-cell table:number-columns-repeated="16383"/>
        </table:table-row>
        <table:table-row table:style-name="ro1">
          <table:table-cell office:value-type="string" table:style-name="ce2">
            <text:p>khá hài lòng về chất lượng sản phẩm và giao hàng của Tiki, để thử sử dụng lâu dài xem có bị sao hông nếu tốt thì mình sẽ giới thiệu cho nhiều người nữa</text:p>
          </table:table-cell>
          <table:table-cell table:number-columns-repeated="16383"/>
        </table:table-row>
        <table:table-row table:style-name="ro1">
          <table:table-cell office:value-type="string" table:style-name="ce2">
            <text:p>Mình dùng thấy ổn,nhưng khi cài lại win thì phát hiện driver quá khó kiếm. không có tên sản phẩm để là từ khoá tìm kiếm. Shop hổ trợ share driver được không</text:p>
          </table:table-cell>
          <table:table-cell table:number-columns-repeated="16383"/>
        </table:table-row>
        <table:table-row table:style-name="ro1">
          <table:table-cell office:value-type="string" table:style-name="ce2">
            <text:p>vỏ hộp hơi cũ, chắc để lâu ngày nên thế. sản phẩm sử dụng bình thường, cắm vô là nhận không phải cài thêm driver. Mình sử dụng win 10</text:p>
          </table:table-cell>
          <table:table-cell table:number-columns-repeated="16383"/>
        </table:table-row>
        <table:table-row table:style-name="ro1">
          <table:table-cell office:value-type="string" table:style-name="ce2">
            <text:p>Tiki giao hàng cẩn thận.Sau khi cài driver xong đã bắt được wifi trên PC rất tốt, mình sẽ trải nghiệm nó 1 thời gian coi có vấn đề j không.<text:s text:c="2"/></text:p>
          </table:table-cell>
          <table:table-cell table:number-columns-repeated="16383"/>
        </table:table-row>
        <table:table-row table:style-name="ro1">
          <table:table-cell office:value-type="string" table:style-name="ce2">
            <text:p>Âm to đúng 16w, nhưng bass không đuoejc chắc và treble không trong</text:p>
          </table:table-cell>
          <table:table-cell table:number-columns-repeated="16383"/>
        </table:table-row>
        <table:table-row table:style-name="ro1">
          <table:table-cell office:value-type="string" table:style-name="ce2">
            <text:p>ngoại hình ổn, <text:s/>chất lượng âm thanh không được tốt cho lắm</text:p>
          </table:table-cell>
          <table:table-cell table:number-columns-repeated="16383"/>
        </table:table-row>
        <table:table-row table:style-name="ro1">
          <table:table-cell office:value-type="string" table:style-name="ce2">
            <text:p>Hàng đẹp , âm thanh nghe ổn trong tầm giá tuyệt</text:p>
          </table:table-cell>
          <table:table-cell table:number-columns-repeated="16383"/>
        </table:table-row>
        <table:table-row table:style-name="ro1">
          <table:table-cell office:value-type="string" table:style-name="ce2">
            <text:p>đã nhận hàng, chưa sử dụng... không biết tải phần mềm ứng dụng nào ??? shop giúp đỡ nhé.</text:p>
          </table:table-cell>
          <table:table-cell table:number-columns-repeated="16383"/>
        </table:table-row>
        <table:table-row table:style-name="ro1">
          <table:table-cell office:value-type="string" table:style-name="ce2">
            <text:p>kết nối tốt tín hiệu rõ ràng không bị rớt mạng <text:s/>dùng thử mà thời gian sau <text:s/>mới biết được độ bền</text:p>
          </table:table-cell>
          <table:table-cell table:number-columns-repeated="16383"/>
        </table:table-row>
        <table:table-row table:style-name="ro1">
          <table:table-cell office:value-type="string" table:style-name="ce2">
            <text:p>Nghe nhạc trong phòng nhỏ thì OK mở to lên rất là ồn.</text:p>
          </table:table-cell>
          <table:table-cell table:number-columns-repeated="16383"/>
        </table:table-row>
        <table:table-row table:style-name="ro1">
          <table:table-cell office:value-type="string" table:style-name="ce2">
            <text:p>Dùng không thấy mạnh hơn, phù hợp giá tiền ai bị hư wifi thì nên mua</text:p>
          </table:table-cell>
          <table:table-cell table:number-columns-repeated="16383"/>
        </table:table-row>
        <table:table-row table:style-name="ro1">
          <table:table-cell office:value-type="string" table:style-name="ce2">
            <text:p>Lúc đầu hơi khó kết nối nhưng chất lượng âm thanh tốt</text:p>
          </table:table-cell>
          <table:table-cell table:number-columns-repeated="16383"/>
        </table:table-row>
        <table:table-row table:style-name="ro1">
          <table:table-cell office:value-type="string" table:style-name="ce2">
            <text:p>Giao hàng nhanh. Chất âm thanh ổn, bass nghe thích</text:p>
          </table:table-cell>
          <table:table-cell table:number-columns-repeated="16383"/>
        </table:table-row>
        <table:table-row table:style-name="ro1">
          <table:table-cell office:value-type="string" table:style-name="ce2">
            <text:p>sản phẩm ok như mô tả, chưa sử dụng nên chưa đánh giá chất lượng.</text:p>
          </table:table-cell>
          <table:table-cell table:number-columns-repeated="16383"/>
        </table:table-row>
        <table:table-row table:style-name="ro1">
          <table:table-cell office:value-type="string" table:style-name="ce2">
            <text:p>Máy mình không bắt được mạng 5hz bộ phận hỗ trợ có thể support mình được không</text:p>
          </table:table-cell>
          <table:table-cell table:number-columns-repeated="16383"/>
        </table:table-row>
        <table:table-row table:style-name="ro1">
          <table:table-cell office:value-type="string" table:style-name="ce2">
            <text:p>Xài nửa năm nay chưa thấy vấn đề gì, đáng mua với số tiền</text:p>
          </table:table-cell>
          <table:table-cell table:number-columns-repeated="16383"/>
        </table:table-row>
        <table:table-row table:style-name="ro1">
          <table:table-cell office:value-type="string" table:style-name="ce2">
            <text:p>chất lượng tốt, tốt trong tầm giá</text:p>
          </table:table-cell>
          <table:table-cell table:number-columns-repeated="16383"/>
        </table:table-row>
        <table:table-row table:style-name="ro1">
          <table:table-cell office:value-type="string" table:style-name="ce2">
            <text:p>- hàng dùng tót , hiệu quả giá phải chăng giao hàng nhanh chóng</text:p>
          </table:table-cell>
          <table:table-cell table:number-columns-repeated="16383"/>
        </table:table-row>
        <table:table-row table:style-name="ro1">
          <table:table-cell office:value-type="string" table:style-name="ce2">
            <text:p>nghe tạm được, ổn trong tầm giá</text:p>
          </table:table-cell>
          <table:table-cell table:number-columns-repeated="16383"/>
        </table:table-row>
        <table:table-row table:style-name="ro1">
          <table:table-cell office:value-type="string" table:style-name="ce2">
            <text:p>Hang mua giao hàng rất nhanh Sài rất tốt không mao hư</text:p>
          </table:table-cell>
          <table:table-cell table:number-columns-repeated="16383"/>
        </table:table-row>
        <table:table-row table:style-name="ro1">
          <table:table-cell office:value-type="string" table:style-name="ce2">
            <text:p>Xài tốt với máy bàn còn laptop yếu quá....</text:p>
          </table:table-cell>
          <table:table-cell table:number-columns-repeated="16383"/>
        </table:table-row>
        <table:table-row table:style-name="ro1">
          <table:table-cell office:value-type="string" table:style-name="ce2">
            <text:p>Đóng gió chắc chắn. Giao hàng nhanh.<text:s/></text:p>
          </table:table-cell>
          <table:table-cell table:number-columns-repeated="16383"/>
        </table:table-row>
        <table:table-row table:style-name="ro1">
          <table:table-cell office:value-type="string" table:style-name="ce2">
            <text:p>Bass hơi bệt, nghe ổn trong phòng kín, với mưc giá này không đòi hỏi gì thêm.</text:p>
          </table:table-cell>
          <table:table-cell table:number-columns-repeated="16383"/>
        </table:table-row>
        <table:table-row table:style-name="ro1">
          <table:table-cell office:value-type="string" table:style-name="ce2">
            <text:p>Quá tốt trong tầm giá dưới 1tr.</text:p>
          </table:table-cell>
          <table:table-cell table:number-columns-repeated="16383"/>
        </table:table-row>
        <table:table-row table:style-name="ro1">
          <table:table-cell office:value-type="string" table:style-name="ce2">
            <text:p>thu wifi nhanh. san pham nho gon , giao dung hen</text:p>
          </table:table-cell>
          <table:table-cell table:number-columns-repeated="16383"/>
        </table:table-row>
        <table:table-row table:style-name="ro1">
          <table:table-cell office:value-type="string" table:style-name="ce2">
            <text:p>mỏng hơn mình nghĩ. còn lại ổn :v</text:p>
          </table:table-cell>
          <table:table-cell table:number-columns-repeated="16383"/>
        </table:table-row>
        <table:table-row table:style-name="ro1">
          <table:table-cell office:value-type="string" table:style-name="ce2">
            <text:p>Tốt tôi sẽ ủng hộ tiếp ..,,,</text:p>
          </table:table-cell>
          <table:table-cell table:number-columns-repeated="16383"/>
        </table:table-row>
        <table:table-row table:style-name="ro1">
          <table:table-cell office:value-type="string" table:style-name="ce2">
            <text:p>Mới tham gia Tiki thấy dịch vụ rất ok</text:p>
          </table:table-cell>
          <table:table-cell table:number-columns-repeated="16383"/>
        </table:table-row>
        <table:table-row table:style-name="ro1">
          <table:table-cell office:value-type="string" table:style-name="ce2">
            <text:p>bắt song kém</text:p>
          </table:table-cell>
          <table:table-cell table:number-columns-repeated="16383"/>
        </table:table-row>
        <table:table-row table:style-name="ro1">
          <table:table-cell office:value-type="string" table:style-name="ce2">
            <text:p>phù hợp với mức giá. Âm thanh chưa tốt</text:p>
          </table:table-cell>
          <table:table-cell table:number-columns-repeated="16383"/>
        </table:table-row>
        <table:table-row table:style-name="ro1">
          <table:table-cell office:value-type="string" table:style-name="ce2">
            <text:p>nghe nhạc ổn. bass không đã tai cho lắm</text:p>
          </table:table-cell>
          <table:table-cell table:number-columns-repeated="16383"/>
        </table:table-row>
        <table:table-row table:style-name="ro1">
          <table:table-cell office:value-type="string" table:style-name="ce2">
            <text:p>Sản phẩm đúng như quảng cáo, cảm ơn.</text:p>
          </table:table-cell>
          <table:table-cell table:number-columns-repeated="16383"/>
        </table:table-row>
        <table:table-row table:style-name="ro1">
          <table:table-cell office:value-type="string" table:style-name="ce2">
            <text:p>ổn ổn ổn ổn ổn ổn ổn ổn ổn</text:p>
          </table:table-cell>
          <table:table-cell table:number-columns-repeated="16383"/>
        </table:table-row>
        <table:table-row table:style-name="ro1">
          <table:table-cell office:value-type="string" table:style-name="ce2">
            <text:p>Sản phẩm phù hợp nhu cầu cá nhân</text:p>
          </table:table-cell>
          <table:table-cell table:number-columns-repeated="16383"/>
        </table:table-row>
        <table:table-row table:style-name="ro1">
          <table:table-cell office:value-type="string" table:style-name="ce2">
            <text:p>loa nghe rất to, ổn trong tầm giá</text:p>
          </table:table-cell>
          <table:table-cell table:number-columns-repeated="16383"/>
        </table:table-row>
        <table:table-row table:style-name="ro1">
          <table:table-cell office:value-type="string" table:style-name="ce2">
            <text:p>ổn trong tầm giá</text:p>
          </table:table-cell>
          <table:table-cell table:number-columns-repeated="16383"/>
        </table:table-row>
        <table:table-row table:style-name="ro1">
          <table:table-cell office:value-type="string" table:style-name="ce2">
            <text:p>Sau 1 thời gian dùng cảm thấy rất ok</text:p>
          </table:table-cell>
          <table:table-cell table:number-columns-repeated="16383"/>
        </table:table-row>
        <table:table-row table:style-name="ro1">
          <table:table-cell office:value-type="string" table:style-name="ce2">
            <text:p>Sản phẩm không tắt được nút nguồn. Đợi đổi hơi lâu</text:p>
          </table:table-cell>
          <table:table-cell table:number-columns-repeated="16383"/>
        </table:table-row>
        <table:table-row table:style-name="ro1">
          <table:table-cell office:value-type="string" table:style-name="ce2">
            <text:p>sao mình đặt hôm 13 mà 18 chưa nhận dk đấy ạ cho e ý kiến ạ</text:p>
          </table:table-cell>
          <table:table-cell table:number-columns-repeated="16383"/>
        </table:table-row>
        <table:table-row table:style-name="ro1">
          <table:table-cell office:value-type="string" table:style-name="ce2">
            <text:p>Cũng êm. Nghe trong phòng hợp lý</text:p>
          </table:table-cell>
          <table:table-cell table:number-columns-repeated="16383"/>
        </table:table-row>
        <table:table-row table:style-name="ro1">
          <table:table-cell office:value-type="string" table:style-name="ce2">
            <text:p>Hàng chính hãng dùng tạm được</text:p>
          </table:table-cell>
          <table:table-cell table:number-columns-repeated="16383"/>
        </table:table-row>
        <table:table-row table:style-name="ro1">
          <table:table-cell office:value-type="string" table:style-name="ce2">
            <text:p>Loa nghe hay nhưng âm bass hơi yếu</text:p>
          </table:table-cell>
          <table:table-cell table:number-columns-repeated="16383"/>
        </table:table-row>
        <table:table-row table:style-name="ro1">
          <table:table-cell office:value-type="string" table:style-name="ce2">
            <text:p>Cũng tạm ổn Nge trong phòng ngủ</text:p>
          </table:table-cell>
          <table:table-cell table:number-columns-repeated="16383"/>
        </table:table-row>
        <table:table-row table:style-name="ro1">
          <table:table-cell office:value-type="string" table:style-name="ce2">
            <text:p>chất lượng trong tầm giá</text:p>
          </table:table-cell>
          <table:table-cell table:number-columns-repeated="16383"/>
        </table:table-row>
        <table:table-row table:style-name="ro1">
          <table:table-cell office:value-type="string" table:style-name="ce2">
            <text:p>Hàng chính hãng, âm thanh được.</text:p>
          </table:table-cell>
          <table:table-cell table:number-columns-repeated="16383"/>
        </table:table-row>
        <table:table-row table:style-name="ro1">
          <table:table-cell office:value-type="string" table:style-name="ce2">
            <text:p>Đang km nên giá hợp lý hơn là xài Repeater MI kèm adapter Chỉ có chức năng kích sóng, bạn nào muốn làm AP thì nên chọn model WA850RE mới có thêm cổng cắm dây LAN nha Giao hàng nhanh, đóng gói ổn Cảm ơn TIKI, sẽ ủng hộ lâu dài...</text:p>
          </table:table-cell>
          <table:table-cell table:number-columns-repeated="16383"/>
        </table:table-row>
        <table:table-row table:style-name="ro1">
          <table:table-cell office:value-type="string" table:style-name="ce2">
            <text:p>Sản phẩm sử dụng tốt, hiệu quả Chỉ nên hướng dẫn khách hành truy cấp vào trang web của TP link repeter là OK , . Nếu làm theo hướng dẫn trong tài liệu rất khó thực hiện (đã nhắt kết nối itenet làm sao vào được trang chủ của TP link)</text:p>
          </table:table-cell>
          <table:table-cell table:number-columns-repeated="16383"/>
        </table:table-row>
        <table:table-row table:style-name="ro1">
          <table:table-cell office:value-type="string" table:style-name="ce2">
            <text:p>Loa dung tam duoc. tien nao cua do</text:p>
          </table:table-cell>
          <table:table-cell table:number-columns-repeated="16383"/>
        </table:table-row>
        <table:table-row table:style-name="ro1">
          <table:table-cell office:value-type="string" table:style-name="ce2">
            <text:p>Repeator này kích sóng khá tốt, chơi game không tăng ping quá nhiều nhưng rất hay chập chờn, được một thời gian thì lag, một lúc sau thì lại hết. Nói chung là với tầm giá 200k thì cũng không thể đòi hỏi gì hơn được</text:p>
          </table:table-cell>
          <table:table-cell table:number-columns-repeated="16383"/>
        </table:table-row>
        <table:table-row table:style-name="ro1">
          <table:table-cell office:value-type="string" table:style-name="ce2">
            <text:p>Sản phẩm sử dụng, cài đặt đều dễ dàng. Chỉ cần setup 1 lần là có thể rút ra và đem đi cắm thiết bị mọi ngóc ngách trong nhà để mở rộng sóng. Tốc độ truyền cao và chuẩn. Rất tiện lợi. Thiết bị nhỏ gọn và xinh xắn, ánh đèn xanh phát ra cũng rất bắt mắt.</text:p>
          </table:table-cell>
          <table:table-cell table:number-columns-repeated="16383"/>
        </table:table-row>
        <table:table-row table:style-name="ro1">
          <table:table-cell office:value-type="string" table:style-name="ce2">
            <text:p>Sóng mạnh, nhưng internet (data) load chậm so với kết nối trực tiếp từ router Đo bằng speeđiện thoạiest, chỉ đạt 20% so với cabling, thực tế load chậm hơn Không có RJ45 port để kết nối với cable</text:p>
          </table:table-cell>
          <table:table-cell table:number-columns-repeated="16383"/>
        </table:table-row>
        <table:table-row table:style-name="ro1">
          <table:table-cell office:value-type="string" table:style-name="ce2">
            <text:p>về cơ bản hàng rất đẹp, modem không có cổng kết nối, nên mấy bạn mua nhớ để ý điều này, mình chưa sử dụng, nhưng tp-link là okie</text:p>
          </table:table-cell>
          <table:table-cell table:number-columns-repeated="16383"/>
        </table:table-row>
        <table:table-row table:style-name="ro1">
          <table:table-cell office:value-type="string" table:style-name="ce2">
            <text:p>tiki giao hàng nhanh chóng, đóng gói cẩn thận. Bộ kích sóng dễ sử dụng, phát sóng tốt, nhỏ gọn không chiếm diện tích. thiết kế đẹp.</text:p>
          </table:table-cell>
          <table:table-cell table:number-columns-repeated="16383"/>
        </table:table-row>
        <table:table-row table:style-name="ro1">
          <table:table-cell office:value-type="string" table:style-name="ce2">
            <text:p>Sp đẹp, tiki giao hàng nhanh nhưng do k biết cài đặt mà mua lâu chưa sdung được. Nhờ tiki hỗ trợ liên hệ bên cung cấp mà chưa thấy gì</text:p>
          </table:table-cell>
          <table:table-cell table:number-columns-repeated="16383"/>
        </table:table-row>
        <table:table-row table:style-name="ro1">
          <table:table-cell office:value-type="string" table:style-name="ce2">
            <text:p>Cũng được</text:p>
          </table:table-cell>
          <table:table-cell table:number-columns-repeated="16383"/>
        </table:table-row>
        <table:table-row table:style-name="ro1">
          <table:table-cell office:value-type="string" table:style-name="ce2">
            <text:p>Đặt tên quá giống nhau làm khách dễ mua nhầm. Khách tưởng loại có lỗ 850RE, nhưng sản phẩm lại là dòng không lỗ 854RE.</text:p>
          </table:table-cell>
          <table:table-cell table:number-columns-repeated="16383"/>
        </table:table-row>
        <table:table-row table:style-name="ro1">
          <table:table-cell office:value-type="string" table:style-name="ce2">
            <text:p>Chấp nhận được</text:p>
          </table:table-cell>
          <table:table-cell table:number-columns-repeated="16383"/>
        </table:table-row>
        <table:table-row table:style-name="ro1">
          <table:table-cell office:value-type="string" table:style-name="ce2">
            <text:p>Tiki đóng gói hàng cẩn thận, giao hàng nhanh. Hỗ trợ người mua hàng rất tốt.</text:p>
          </table:table-cell>
          <table:table-cell table:number-columns-repeated="16383"/>
        </table:table-row>
        <table:table-row table:style-name="ro1">
          <table:table-cell office:value-type="string" table:style-name="ce2">
            <text:p>với giá cả như vậy chất lượng cũng khá ok, dễ cài ,dễ dùng</text:p>
          </table:table-cell>
          <table:table-cell table:number-columns-repeated="16383"/>
        </table:table-row>
        <table:table-row table:style-name="ro1">
          <table:table-cell office:value-type="string" table:style-name="ce2">
            <text:p>Mình mới lắp nên chứ biết tnao,phải trải ngiệm ít tg mới đánh giá được</text:p>
          </table:table-cell>
          <table:table-cell table:number-columns-repeated="16383"/>
        </table:table-row>
        <table:table-row table:style-name="ro1">
          <table:table-cell office:value-type="string" table:style-name="ce2">
            <text:p>Sản phẩm chính hãng, cài đặt nhanh gọn. Giao hàng nhanh, đóng gói cẩn thận.</text:p>
          </table:table-cell>
          <table:table-cell table:number-columns-repeated="16383"/>
        </table:table-row>
        <table:table-row table:style-name="ro1">
          <table:table-cell office:value-type="string" table:style-name="ce2">
            <text:p>Sản phẩm dùng được, tiki đóng gói cẩn thận, gửi hàng nhanh</text:p>
          </table:table-cell>
          <table:table-cell table:number-columns-repeated="16383"/>
        </table:table-row>
        <table:table-row table:style-name="ro1">
          <table:table-cell office:value-type="string" table:style-name="ce2">
            <text:p>Sản phẩm sử dụng tốt ! Hy vọng sẽ ủng hộ thương hiệu</text:p>
          </table:table-cell>
          <table:table-cell table:number-columns-repeated="16383"/>
        </table:table-row>
        <table:table-row table:style-name="ro1">
          <table:table-cell office:value-type="string" table:style-name="ce2">
            <text:p>Tuyệt vời, hàng hơn cả mong đợi. Giá lại rẻ .... ủng hộ</text:p>
          </table:table-cell>
          <table:table-cell table:number-columns-repeated="16383"/>
        </table:table-row>
        <table:table-row table:style-name="ro1">
          <table:table-cell office:value-type="string" table:style-name="ce2">
            <text:p>Sản phẩm dễ cài đặt, cảm giác mạng kích mạnh hơn. xin hết!</text:p>
          </table:table-cell>
          <table:table-cell table:number-columns-repeated="16383"/>
        </table:table-row>
        <table:table-row table:style-name="ro1">
          <table:table-cell office:value-type="string" table:style-name="ce2">
            <text:p>Mình mua dùng sp một thời gian, thấy phát sóng mạnh và ổn định</text:p>
          </table:table-cell>
          <table:table-cell table:number-columns-repeated="16383"/>
        </table:table-row>
        <table:table-row table:style-name="ro1">
          <table:table-cell office:value-type="string" table:style-name="ce2">
            <text:p>Mua về mà chưa sử dụng nên không biết đánh giá thế nào</text:p>
          </table:table-cell>
          <table:table-cell table:number-columns-repeated="16383"/>
        </table:table-row>
        <table:table-row table:style-name="ro1">
          <table:table-cell office:value-type="string" table:style-name="ce2">
            <text:p>Sản phẩm tốt đóng gói rất kĩ</text:p>
          </table:table-cell>
          <table:table-cell table:number-columns-repeated="16383"/>
        </table:table-row>
        <table:table-row table:style-name="ro1">
          <table:table-cell office:value-type="string" table:style-name="ce2">
            <text:p>mình mới mua 1 cái âm thanh cũng hơi được và mình thấy có nhiều mức giá khác nhau quá chênh lệch có thể vài trăm ngàn</text:p>
          </table:table-cell>
          <table:table-cell table:number-columns-repeated="16383"/>
        </table:table-row>
        <table:table-row table:style-name="ro1">
          <table:table-cell office:value-type="string" table:style-name="ce2">
            <text:p>cho mình hỏi có ai mua loa về dùng mà lúc bật nhạc lên hơi bị sôi không? xong tắt nhạc một lúc lại hết</text:p>
          </table:table-cell>
          <table:table-cell table:number-columns-repeated="16383"/>
        </table:table-row>
        <table:table-row table:style-name="ro1">
          <table:table-cell office:value-type="string" table:style-name="ce2">
            <text:p>Loa này trước mua ở điện máy chợ lớn <text:s/>500k ở đây mắc hơn xíu</text:p>
          </table:table-cell>
          <table:table-cell table:number-columns-repeated="16383"/>
        </table:table-row>
        <table:table-row table:style-name="ro1">
          <table:table-cell office:value-type="string" table:style-name="ce2">
            <text:p>đọc thông số khác ok nhưng không thẻ nhớ khá bất tiện khi đeo đi chơi.</text:p>
          </table:table-cell>
          <table:table-cell table:number-columns-repeated="16383"/>
        </table:table-row>
        <table:table-row table:style-name="ro1">
          <table:table-cell office:value-type="string" table:style-name="ce2">
            <text:p>mình mua bên thế giới di động khuyến mãi có 490000 nghe OK lắm</text:p>
          </table:table-cell>
          <table:table-cell table:number-columns-repeated="16383"/>
        </table:table-row>
        <table:table-row table:style-name="ro1">
          <table:table-cell office:value-type="string" table:style-name="ce2">
            <text:p>Mấy ngày nhận được hàng ad? Mong ad giai hàng ssowms</text:p>
          </table:table-cell>
          <table:table-cell table:number-columns-repeated="16383"/>
        </table:table-row>
        <table:table-row table:style-name="ro1">
          <table:table-cell office:value-type="string" table:style-name="ce2">
            <text:p>loa nghe tốt trong tầm giá 700. thương hiệu lg quá ok</text:p>
          </table:table-cell>
          <table:table-cell table:number-columns-repeated="16383"/>
        </table:table-row>
        <table:table-row table:style-name="ro1">
          <table:table-cell office:value-type="string" table:style-name="ce2">
            <text:p>SSD xài tốt nhưng lúc mình nhận hàng thì hộp bị ướt hên là còn có hộp bên trong, đồ điện tử mà ướt là coi như xong. Lần sau mình nghĩ tiki nên ghi chú hàng dễ vỡ cho những mặt hàng như thế này để nhân viên giao hàng cẩn thận hơn vì giá trị của nó cũng không nhỏ.</text:p>
          </table:table-cell>
          <table:table-cell table:number-columns-repeated="16383"/>
        </table:table-row>
        <table:table-row table:style-name="ro1">
          <table:table-cell office:value-type="string" table:style-name="ce2">
            <text:p>Hàng nguyên seal, nguyên hộp, không có tặng kèm ốc vít.</text:p>
          </table:table-cell>
          <table:table-cell table:number-columns-repeated="16383"/>
        </table:table-row>
        <table:table-row table:style-name="ro1">
          <table:table-cell office:value-type="string" table:style-name="ce2">
            <text:p>tất cả đều ổn , ngoài trừ 2 điểm sau: 1.nắp khả lỏng lẻo,ít sự chắc chắn, ai không bảo quản tốt xét về mặt thời gian có thể hỏng 2. tai nghe kết nối Bluetooth thì nhanh nhưng khi lấy ra khỏi hộp thường xuyên thì thường có tình trạng mất kết nối 1 tai nghe(cụ thể là tai bên phải), phải thường xuyên reset rất mất công!! CẨN CẢI THIỆN HƠN Ở 2 ĐIỂM TRÊN Nhưng phải công nhận rằng vs 700k thì chất âm khá tốt có thể chơi đa dạng loại nhạc 7/10và khả năng cách âm cũng khá ổn 7/10, mọi người cần LƯU Ý vì tai nghe này là dạng in-ear nên khá bí tai nên nó mới cách âm tốt được!</text:p>
          </table:table-cell>
          <table:table-cell table:number-columns-repeated="16383"/>
        </table:table-row>
        <table:table-row table:style-name="ro1">
          <table:table-cell office:value-type="string" table:style-name="ce2">
            <text:p>Giao hàng nhanh, hàng đã nhận, full box, cắm vào máy. cài win chạy ổn. Cần theo dõi chất lượng</text:p>
          </table:table-cell>
          <table:table-cell table:number-columns-repeated="16383"/>
        </table:table-row>
        <table:table-row table:style-name="ro1">
          <table:table-cell office:value-type="string" table:style-name="ce2">
            <text:p>Đã gắn vào rồi mà sao phần mềm của Samsung check không được vậy ạ</text:p>
          </table:table-cell>
          <table:table-cell table:number-columns-repeated="16383"/>
        </table:table-row>
        <table:table-row table:style-name="ro1">
          <table:table-cell office:value-type="string" table:style-name="ce2">
            <text:p>Sản phẩm khá đẹp và chắc chắn. Mới sạc pin đầy và dùng thử 1 tiếng thấy âm thanh cũng khá ok. Sản phẩn tốt trong tầm giá. Sản phẩm giao tới tay khách hàng còn nguyên seal. Nói chung là tốt. Chờ thời gian sử dụng để biết về chất lượng sản phẩm nữa thôi.</text:p>
          </table:table-cell>
          <table:table-cell table:number-columns-repeated="16383"/>
        </table:table-row>
        <table:table-row table:style-name="ro1">
          <table:table-cell office:value-type="string" table:style-name="ce2">
            <text:p>Nhạc nghe ổn nhưng vẫn còn hơi trễ nhịp nếu chơi game. Mang êm tai, không bị khó chịu vì có 3 cái nhét tai. Hộp sạc hơi lỏng lẻo ở phần nấp, hoàn thiện chưa tốt nên có cảm giác hàng chợ 1 tí. <text:s/>Mới dùng thử vài lần nên chưa biết pin có tốt không. Nhìn chung thấy ổn so với nhu cầu</text:p>
          </table:table-cell>
          <table:table-cell table:number-columns-repeated="16383"/>
        </table:table-row>
        <table:table-row table:style-name="ro1">
          <table:table-cell office:value-type="string" table:style-name="ce2">
            <text:p>Một vài đánh giá cá nhân sau khi đọc review của mọi người thì: <text:s/>Nhược điểm: - Tăng giảm âm lượng lại riêng lẻ mỗi bên. Tai trái giảm, tai phải tăng. Quá bất tiện nếu chỉ đeo 1 tai. - Đeo mũ 3/4 thì k nên đeo chặt sẽ sớm bị ngộp tai. Kể cả đeo bình thường k mũ. - Đeo bình thường trên 10' bắt đầu bị ngộp <text:s/>(bí tai, k có cảm giác thoải mái-thoáng). - Nút cảm ứng khó nhớ, dùng một thời gian mới quen. - Nắp đậy hơi mỏng manh nên cần nhẹ nhàng. Nhất là bản lề k được chắc và đầm, khi gập bị lỏng 1 chút nên càng cho cảm giác thiếu chắc chắn. - Nếu kết nối 1 tai thì khi lôi ra sẽ chỉ kết nối tai đó. Tai kia thì không. Muốn thì phải cho vào hộp lại rồi resets lại để có kết nối hai tai. Còn kết nối 2 tai ngay từ đầu thì khi lôi ra sẽ có cả 2. Nói chung vẫn khá bất tiện. - Bực nhất là bị trễ 0.5s nếu xem video nào có miệng nói. Nghe nhạc hay audio thì k ảnh hưởng. <text:s/>Ưu điểm: - Vỏ tai nghe k bóng mà hơi sần nhám chút cho cảm giác chắc chắn và khỏe khoắn. - Cảm ứng nhanh nhẹn - Âm lượng để nghe nhạc nhẹ, Pođượcast, auido, sách nói, vlog thì OK. Chất âm nó cứ bình bình k có gì rõ ràng nổi trội. Chắc nhà thiết kế cố tình cân bằng vậy. - Pin trâu như quảng cáo - Tiki giao hàng nhanh khi dùng dịch vụ giao nhanh 2h. - Sản phẩm nguyên tem, mới 100% <text:s/>Nói chung sản phẩm này TOP trong phân khúc. Anh em mua có phí tiền k? Thì không đâu. Đáng mua. Còn anh em muốn trải nghiệm tốt hơn thì sẽ cần mua tai nghe nhiều tiền hơn. <text:s/>À, anh em mua mà chơi game hay dùng xem phim thì nên cân nhắc vì nó bị trễ 0.5 giây. Kể cả khi có nhạc chuông đến cũng bị trễ 0.5s Mình khá bực. Nhưng do nhu cầu chỉ nghe audio, Pođượcast, nghe gọi nên chấp nhận được. <text:s/>P/s: Mình chưa dung để chơi thể, gym, chạy bộ nên k biết có bị lỏng k, <text:s/>và <text:s/>đi trời mưa thì thế bào nên chưa biết được. Khi nào có thì quay lại chỉnh sửa sau. <text:s/>Cảm ơn mọi người đã dành thời gian đọc cmt này.</text:p>
          </table:table-cell>
          <table:table-cell table:number-columns-repeated="16383"/>
        </table:table-row>
        <table:table-row table:style-name="ro1">
          <table:table-cell office:value-type="string" table:style-name="ce2">
            <text:p>***2 điểm trừ: Điểm trừ to nhất, mỗi lần sạc dock sạc (có chứa 2 tai nghe bên trong) thì khi đầy, cả 2 tai nghe hoàn toàn mất kết nối, đều bắt buộc phải reset cài thủ công, cực kỳ bất tiện. Điểm trừ tiếp theo là, không có hỗ trợ mic thoại và đôi khi tự động ngắt kết nối BT khi nghe cuộc gọi. ***Ngoài điểm trừ đó ra, mọi thứ đều rất tốt, âm thanh: bass nhẹ nhàng không dữ dội, kết nối tốt ngay cả khi chạy xe 70-80km, cách âm rất tốt, kín tai, khó rớt, cảm ứng thì tạm chấp nhận được chứ không nhạy lắm</text:p>
          </table:table-cell>
          <table:table-cell table:number-columns-repeated="16383"/>
        </table:table-row>
        <table:table-row table:style-name="ro1">
          <table:table-cell office:value-type="string" table:style-name="ce2">
            <text:p>Hàng new đẹp, nguyên seal Dễ kết nối, đeo không chắc chắn như mình tưởng (vì tai mình bé nên không ấn chặt tai nghe vào được), chắc chỉ đeo ngồi 1 chỗ <text:s text:c="2"/>Thỉnh thoảng bị mất tín hiệu, phải chờ 1 lúc kết nối lại. Nói chung là được giá sale nên là sản phẩm cg tốt so với giá tiền.</text:p>
          </table:table-cell>
          <table:table-cell table:number-columns-repeated="16383"/>
        </table:table-row>
        <table:table-row table:style-name="ro1">
          <table:table-cell office:value-type="string" table:style-name="ce2">
            <text:p>Hành đúng như hình ảnh.Âm thanh nghe cũng OK. Nhưng sao nút cảm ứng mình bấm tăng hoặc giảm âm lượng, cũng như chuyển bài rất khó, không biết có phải do chất lượng của tai nghe không nữa.Còn 1 điêu này nữa, tại nghe nhận bluetooth điện thoại thì nhanh, nhưng không nhận được qua laptop mặc dù mình đã tắt kết nối với điện thoại</text:p>
          </table:table-cell>
          <table:table-cell table:number-columns-repeated="16383"/>
        </table:table-row>
        <table:table-row table:style-name="ro1">
          <table:table-cell office:value-type="string" table:style-name="ce2">
            <text:p>Chất lượng âm thanh rất tốt, volume lớn, không bị rè, bass ok. Pin dùng được lâu, kết nối bluetooth dễ dàng. Điểm trừ là chất lượng mic khá tồi. Mình dùng tai nghe này nói chuyện điện thoại thì hầu như bên kia đều kêu là khó nghe. Nếu ai sử dụng nhiều để nghe phone thì không nên mua.</text:p>
          </table:table-cell>
          <table:table-cell table:number-columns-repeated="16383"/>
        </table:table-row>
        <table:table-row table:style-name="ro1">
          <table:table-cell office:value-type="string" table:style-name="ce2">
            <text:p>Ban đầu, chỉ tính search tiki 1 số hãng tai nghe bluetooh - <text:s/>Do cái của tôi bị mất 1 bên không còn nghe được nữa. Vô tình search được hãng Soundpeatz, tôi thấy review khá oke về sản phẩm. Nay xài được gần 1 tháng cũng muốn gửi chúc review cho sản phẩm: <text:s/>Ngoại hình - 4* : Hơi thô và không sang. Hộp giữ tai nghe nhìn có vẻ hơi mỏng manh. Cho nên cảm giác mở và đóng chưa được sướng tay lắm. <text:s/>Âm Thanh: Điểm chung: 4 - 5 * Tùy cảm nhận. <text:s/>Truecapsule đem đến cảm giác âm thanh thật tuyệt vời. So với chiếc Pamu Slide, âm thanh hay hơn hẵn. Thứ 1, về âm lượng tôi cảm giác chiếc tai nghe này đã tối đa hóa được âm lượng tốt nhất có thể. Thứ 2, Bass - Rất oke nhé các bạn, phù hợp cho các dòng nhạc như EDM, Trap, Hiphop, … Thứ 3, Treble mình rất thích những gì chiếc Capsule này mang lại, rất nét. <text:s/>TOTAL: 4 * Rưỡi. <text:s/>Giá: 4* <text:s/>Tôi cho rằng với mức giá này của sản phẩm. Với khoảng đầu tư này, tôi thấy người mua sẽ thật sự cảm thấy xứng đáng với những gì mình bỏ ra.</text:p>
          </table:table-cell>
          <table:table-cell table:number-columns-repeated="16383"/>
        </table:table-row>
        <table:table-row table:style-name="ro1">
          <table:table-cell office:value-type="string" table:style-name="ce2">
            <text:p>Chất lượng âm thanh thì miễn chê. Mỗi tội mua về nghe được một bên . Phải đổi trả . Hên là tiki đổi trả siêu nhanh 3 ngày giao lại đơn mới . Test thử thì thấy tai dễ rớt . Tuy nhiên bù lại chất lượng âm thanh, kiểu dáng thì tuyệt vời</text:p>
          </table:table-cell>
          <table:table-cell table:number-columns-repeated="16383"/>
        </table:table-row>
        <table:table-row table:style-name="ro1">
          <table:table-cell office:value-type="string" table:style-name="ce2">
            <text:p>Vs tầm giá như vậy là ổn. <text:s/>Tai nghe khá tốt. Đàm thoại ấm và rõ. <text:s/>Nhạc nghe nghe ổn, êm. <text:s text:c="2"/>Bực nhất là khoản kết nối giữa 2 tai nghe vs nhau. Cực kỳ mất thời gian!! Thậm chí là không chịu kết nối va nhau mặc du làm theo đúng yêu cầu trên giấy.</text:p>
          </table:table-cell>
          <table:table-cell table:number-columns-repeated="16383"/>
        </table:table-row>
        <table:table-row table:style-name="ro1">
          <table:table-cell office:value-type="string" table:style-name="ce2">
            <text:p>Mới dùng tai nghe loại này lần đầu không quen lắm, cảm thấy hơi khó chịu. Kết nối dễ dàng, pin trâu chưa phải sạc lúc đang dùng giữa chừng lần nào. Âm thanh thì hơi thua kì vọng một tí nhưng chấp nhận được. Khá đáng tiền.</text:p>
          </table:table-cell>
          <table:table-cell table:number-columns-repeated="16383"/>
        </table:table-row>
        <table:table-row table:style-name="ro1">
          <table:table-cell office:value-type="string" table:style-name="ce2">
            <text:p>Mới mua hôm qua 639k. giờ thì giảm còn 500 mấy. vãi thật. nghe nhạc thì ok. kết nhanh. pin cũng ok. nhưng lúc điện thoại kết tai nghe. chơi game pubg bị lắc và có độ trễ về âm thanh. mình dùng note 8</text:p>
          </table:table-cell>
          <table:table-cell table:number-columns-repeated="16383"/>
        </table:table-row>
        <table:table-row table:style-name="ro1">
          <table:table-cell office:value-type="string" table:style-name="ce2">
            <text:p>Tai nghe tốt trong tầm giá, sản phẩm tốt như những gì mô tả. Đơn hàng này mình đặt Tiki now 24h nhưng bên Tiki lại giao trễ 1 ngày nhưng vẫn tính tiền Tiki now mình không hài lòng mỗi điểm này thôi.</text:p>
          </table:table-cell>
          <table:table-cell table:number-columns-repeated="16383"/>
        </table:table-row>
        <table:table-row table:style-name="ro1">
          <table:table-cell office:value-type="string" table:style-name="ce2">
            <text:p>Dải âm thanh nghe khá rõ, hay gặp lỗi kết nối khi kết nối với laptop, đeo lâu thì hơi đau tai. <text:s/>Tuy nhiên vẫn nhỉnh nhất trong các tai nghe true wireleas trong cùng tầm giá.</text:p>
          </table:table-cell>
          <table:table-cell table:number-columns-repeated="16383"/>
        </table:table-row>
        <table:table-row table:style-name="ro1">
          <table:table-cell office:value-type="string" table:style-name="ce2">
            <text:p>Hàng đóng gói kĩ lưỡng box đầy đủ, nhưng phần hướng dẫn sd sai phải tự mày mò mới ra được, âm thanh chất lượng tốt trong tầm giá!</text:p>
          </table:table-cell>
          <table:table-cell table:number-columns-repeated="16383"/>
        </table:table-row>
        <table:table-row table:style-name="ro1">
          <table:table-cell office:value-type="string" table:style-name="ce2">
            <text:p>Tai nghe tốt trong tầm giá, dường như tai nghe bên phải nghe nhỏ hơn bên trái.</text:p>
          </table:table-cell>
          <table:table-cell table:number-columns-repeated="16383"/>
        </table:table-row>
        <table:table-row table:style-name="ro1">
          <table:table-cell office:value-type="string" table:style-name="ce2">
            <text:p>Mình hài lòng với sản phẩm. Xứng đáng với giá tiền. Nhưng tiếc răng chỉ nhớ kết nối vs 1 thiết bị. Cái này kém thông minh nè. Nên 4 sao thui</text:p>
          </table:table-cell>
          <table:table-cell table:number-columns-repeated="16383"/>
        </table:table-row>
        <table:table-row table:style-name="ro1">
          <table:table-cell office:value-type="string" table:style-name="ce2">
            <text:p>Giao hàng nhanh. 2 ngày có. Sài tốt. Mỗi tội chỉ có tai phải dùng độc lập được. Còn tao trái thì không.</text:p>
          </table:table-cell>
          <table:table-cell table:number-columns-repeated="16383"/>
        </table:table-row>
        <table:table-row table:style-name="ro1">
          <table:table-cell office:value-type="string" table:style-name="ce2">
            <text:p>mình thấy ổn , tiki giao hàng rất đúng hẹn , đây là hình chụp sản phẩm lúc mình đang dùng , chỉ thắc mắc là mình nhỡ tay bóc tem bảo hành ra rồi , không biết lúc bị sự cố có được xử lí không</text:p>
          </table:table-cell>
          <table:table-cell table:number-columns-repeated="16383"/>
        </table:table-row>
        <table:table-row table:style-name="ro1">
          <table:table-cell office:value-type="string" table:style-name="ce2">
            <text:p>Sản phẩm mới dùng thử thấy ổn, còn lâu dài thì <text:s/>sẽ phản hồi sau. Tiki giao hàng nhanh!</text:p>
          </table:table-cell>
          <table:table-cell table:number-columns-repeated="16383"/>
        </table:table-row>
        <table:table-row table:style-name="ro1">
          <table:table-cell office:value-type="string" table:style-name="ce2">
            <text:p>Chất lượng tai nghe tốt, đầy đủ chức năng, âm thanh ổn, hộp sạc bản lề nắp hơi bị lọc xọc, không chắc chắn</text:p>
          </table:table-cell>
          <table:table-cell table:number-columns-repeated="16383"/>
        </table:table-row>
        <table:table-row table:style-name="ro1">
          <table:table-cell office:value-type="string" table:style-name="ce2">
            <text:p>Mình mua tai nghe được 1 tháng nhưng không hiểu sao bây giờ chỉ nghe được 1 tai shop tư vẫn giúp mình nhé</text:p>
          </table:table-cell>
          <table:table-cell table:number-columns-repeated="16383"/>
        </table:table-row>
        <table:table-row table:style-name="ro1">
          <table:table-cell office:value-type="string" table:style-name="ce2">
            <text:p>Trong tầm giá này thì nghe cũng tạm ổn Tiếng bass mạnh nhưng k được sâu dải trung tress thì nghe ổn</text:p>
          </table:table-cell>
          <table:table-cell table:number-columns-repeated="16383"/>
        </table:table-row>
        <table:table-row table:style-name="ro1">
          <table:table-cell office:value-type="string" table:style-name="ce2">
            <text:p>Hoàn thiện và chất lượng âm thanh ổn. Tuy nhiên kết nối bluetooth với laptop đôi lúc chập chờn.</text:p>
          </table:table-cell>
          <table:table-cell table:number-columns-repeated="16383"/>
        </table:table-row>
        <table:table-row table:style-name="ro1">
          <table:table-cell office:value-type="string" table:style-name="ce2">
            <text:p>Tai nghe rất tốt so với giá tiền, chất lượng âm thanh thích, nghe kho tập thể thao cũng rất ổn!</text:p>
          </table:table-cell>
          <table:table-cell table:number-columns-repeated="16383"/>
        </table:table-row>
        <table:table-row table:style-name="ro1">
          <table:table-cell office:value-type="string" table:style-name="ce2">
            <text:p>Bình thường, nghe nhạc nhẹ ok Ngồi yên 1 chỗ thì được chứ di chuyển rất dễ rớt</text:p>
          </table:table-cell>
          <table:table-cell table:number-columns-repeated="16383"/>
        </table:table-row>
        <table:table-row table:style-name="ro1">
          <table:table-cell office:value-type="string" table:style-name="ce2">
            <text:p>Sản phẩm có kích thước to hơn trên ảnh, độ ổn định tương đối, tầm 30m chạy khá tốt</text:p>
          </table:table-cell>
          <table:table-cell table:number-columns-repeated="16383"/>
        </table:table-row>
        <table:table-row table:style-name="ro1">
          <table:table-cell office:value-type="string" table:style-name="ce2">
            <text:p>Nghe nhạc có bass rõ, âm thanh tốt. Kết nối với iPhone hoặc Apple Watch đều được.</text:p>
          </table:table-cell>
          <table:table-cell table:number-columns-repeated="16383"/>
        </table:table-row>
        <table:table-row table:style-name="ro1">
          <table:table-cell office:value-type="string" table:style-name="ce2">
            <text:p>Dùng tốt, nhưng sao không nhận được cuộc gọi. vuốt kiểu gì cũng thành từ chối cuộc gọi.</text:p>
          </table:table-cell>
          <table:table-cell table:number-columns-repeated="16383"/>
        </table:table-row>
        <table:table-row table:style-name="ro1">
          <table:table-cell office:value-type="string" table:style-name="ce2">
            <text:p>bên trái sao không kết nối được vậy ạ? e chỉ kết nối được bên phải thôi</text:p>
          </table:table-cell>
          <table:table-cell table:number-columns-repeated="16383"/>
        </table:table-row>
        <table:table-row table:style-name="ro1">
          <table:table-cell office:value-type="string" table:style-name="ce2">
            <text:p>Tai nghe âm thanh rất ổn, cảm ứng nhạy, thao tác đơn giản nhưng hay bị mất kết nối</text:p>
          </table:table-cell>
          <table:table-cell table:number-columns-repeated="16383"/>
        </table:table-row>
        <table:table-row table:style-name="ro1">
          <table:table-cell office:value-type="string" table:style-name="ce2">
            <text:p>giao hàng nhanh, hàng chất lượng, nghe nhạc êm</text:p>
          </table:table-cell>
          <table:table-cell table:number-columns-repeated="16383"/>
        </table:table-row>
        <table:table-row table:style-name="ro1">
          <table:table-cell office:value-type="string" table:style-name="ce2">
            <text:p>sài ổn, kích sóng tốt, dễ dàng cài đặt nhưng giao hàng hơi lâu</text:p>
          </table:table-cell>
          <table:table-cell table:number-columns-repeated="16383"/>
        </table:table-row>
        <table:table-row table:style-name="ro1">
          <table:table-cell office:value-type="string" table:style-name="ce2">
            <text:p>tôi hài lòng về sản phẩm vì giúp tôi làm vc tốt hơn</text:p>
          </table:table-cell>
          <table:table-cell table:number-columns-repeated="16383"/>
        </table:table-row>
        <table:table-row table:style-name="ro1">
          <table:table-cell office:value-type="string" table:style-name="ce2">
            <text:p>Tai nghe tốt nhưng nghe nhạc hơi nhỏ.chất âm ấm không chói tai,nói chung là ok</text:p>
          </table:table-cell>
          <table:table-cell table:number-columns-repeated="16383"/>
        </table:table-row>
        <table:table-row table:style-name="ro1">
          <table:table-cell office:value-type="string" table:style-name="ce2">
            <text:p>mới mua nhìn đẹp, sử dụng thấy cũng ok. không biết độ bền có cao không.</text:p>
          </table:table-cell>
          <table:table-cell table:number-columns-repeated="16383"/>
        </table:table-row>
        <table:table-row table:style-name="ro1">
          <table:table-cell office:value-type="string" table:style-name="ce2">
            <text:p>Cài đặt dễ, chất lượng sóng khá tốt. Tiki giao hàng khá lâu: hơn 1 tuần</text:p>
          </table:table-cell>
          <table:table-cell table:number-columns-repeated="16383"/>
        </table:table-row>
        <table:table-row table:style-name="ro1">
          <table:table-cell office:value-type="string" table:style-name="ce2">
            <text:p>xài tốt. dễ cài đặt. giao cũng nhanh nữa</text:p>
          </table:table-cell>
          <table:table-cell table:number-columns-repeated="16383"/>
        </table:table-row>
        <table:table-row table:style-name="ro1">
          <table:table-cell office:value-type="string" table:style-name="ce2">
            <text:p>Sản phẩm đẹp, đóng gói và giao hàng cẩn thận! Thanks Tiki!</text:p>
          </table:table-cell>
          <table:table-cell table:number-columns-repeated="16383"/>
        </table:table-row>
        <table:table-row table:style-name="ro1">
          <table:table-cell office:value-type="string" table:style-name="ce2">
            <text:p>nghe ổn , bass không được sâu <text:s/>kết nối với laptop khi nghe nhạc còn bị delay</text:p>
          </table:table-cell>
          <table:table-cell table:number-columns-repeated="16383"/>
        </table:table-row>
        <table:table-row table:style-name="ro1">
          <table:table-cell office:value-type="string" table:style-name="ce2">
            <text:p>Hàng ok ... phù hợp trong tầm giá...pin khá trâu..</text:p>
          </table:table-cell>
          <table:table-cell table:number-columns-repeated="16383"/>
        </table:table-row>
        <table:table-row table:style-name="ro1">
          <table:table-cell office:value-type="string" table:style-name="ce2">
            <text:p>Cảm thấy hài lòng với mức giá tầm trung vậy là OK,.</text:p>
          </table:table-cell>
          <table:table-cell table:number-columns-repeated="16383"/>
        </table:table-row>
        <table:table-row table:style-name="ro1">
          <table:table-cell office:value-type="string" table:style-name="ce2">
            <text:p>Sản phẩm chính hãng đúng mô tả, giao hàng đúng hạn</text:p>
          </table:table-cell>
          <table:table-cell table:number-columns-repeated="16383"/>
        </table:table-row>
        <table:table-row table:style-name="ro1">
          <table:table-cell office:value-type="string" table:style-name="ce2">
            <text:p>chất lượng âm thanh ok. trong phân khúc giá rẻ thì nen mua loaii này.</text:p>
          </table:table-cell>
          <table:table-cell table:number-columns-repeated="16383"/>
        </table:table-row>
        <table:table-row table:style-name="ro1">
          <table:table-cell office:value-type="string" table:style-name="ce2">
            <text:p>Nghe cũng hay, chỉ có cảm ứng điều chỉnh chưa được hài long cho lắm</text:p>
          </table:table-cell>
          <table:table-cell table:number-columns-repeated="16383"/>
        </table:table-row>
        <table:table-row table:style-name="ro1">
          <table:table-cell office:value-type="string" table:style-name="ce2">
            <text:p>đóng gói cẩn thận , hơi đau khi nghe 1h. tầm kết nối bán kính 6m.</text:p>
          </table:table-cell>
          <table:table-cell table:number-columns-repeated="16383"/>
        </table:table-row>
        <table:table-row table:style-name="ro1">
          <table:table-cell office:value-type="string" table:style-name="ce2">
            <text:p>sài ngon bắt sóng xa khoẻ nc là ok</text:p>
          </table:table-cell>
          <table:table-cell table:number-columns-repeated="16383"/>
        </table:table-row>
        <table:table-row table:style-name="ro1">
          <table:table-cell office:value-type="string" table:style-name="ce2">
            <text:p>sản phẩm rất tốt</text:p>
          </table:table-cell>
          <table:table-cell table:number-columns-repeated="16383"/>
        </table:table-row>
        <table:table-row table:style-name="ro1">
          <table:table-cell office:value-type="string" table:style-name="ce2">
            <text:p>Xài cũng ok, tốc độ mạng cũng tốt, nói chung là được trong tầm tiền</text:p>
          </table:table-cell>
          <table:table-cell table:number-columns-repeated="16383"/>
        </table:table-row>
        <table:table-row table:style-name="ro1">
          <table:table-cell office:value-type="string" table:style-name="ce2">
            <text:p>Tạm hài lòng. kết nối và cảm ứng không nhạy lắm. nghe gọi rõ.</text:p>
          </table:table-cell>
          <table:table-cell table:number-columns-repeated="16383"/>
        </table:table-row>
        <table:table-row table:style-name="ro1">
          <table:table-cell office:value-type="string" table:style-name="ce2">
            <text:p>mới mua về xài thấy ok âm thanh nghe rất êm tai</text:p>
          </table:table-cell>
          <table:table-cell table:number-columns-repeated="16383"/>
        </table:table-row>
        <table:table-row table:style-name="ro1">
          <table:table-cell office:value-type="string" table:style-name="ce2">
            <text:p>Mình thấy cài đặt dễ, kích sóng tốt, cải thiện độ phủ sóng ok. Hài Lòng</text:p>
          </table:table-cell>
          <table:table-cell table:number-columns-repeated="16383"/>
        </table:table-row>
        <table:table-row table:style-name="ro1">
          <table:table-cell office:value-type="string" table:style-name="ce2">
            <text:p>Sản phẩm hiện giờ khá ổn nhưng mang nhiều hơi đau tai</text:p>
          </table:table-cell>
          <table:table-cell table:number-columns-repeated="16383"/>
        </table:table-row>
        <table:table-row table:style-name="ro1">
          <table:table-cell office:value-type="string" table:style-name="ce2">
            <text:p>Sản phẩm như mô tả</text:p>
          </table:table-cell>
          <table:table-cell table:number-columns-repeated="16383"/>
        </table:table-row>
        <table:table-row table:style-name="ro1">
          <table:table-cell office:value-type="string" table:style-name="ce2">
            <text:p>sản phẩm nghe tương đối trong tầm giá</text:p>
          </table:table-cell>
          <table:table-cell table:number-columns-repeated="16383"/>
        </table:table-row>
        <table:table-row table:style-name="ro1">
          <table:table-cell office:value-type="string" table:style-name="ce2">
            <text:p>Chất lượng rất ok so với mức giá của sản phẩm</text:p>
          </table:table-cell>
          <table:table-cell table:number-columns-repeated="16383"/>
        </table:table-row>
        <table:table-row table:style-name="ro1">
          <table:table-cell office:value-type="string" table:style-name="ce2">
            <text:p>Vừa túi tiền. Cảm thấy hài lòng</text:p>
          </table:table-cell>
          <table:table-cell table:number-columns-repeated="16383"/>
        </table:table-row>
        <table:table-row table:style-name="ro1">
          <table:table-cell office:value-type="string" table:style-name="ce2">
            <text:p>Tạm được, ổn so với giá</text:p>
          </table:table-cell>
          <table:table-cell table:number-columns-repeated="16383"/>
        </table:table-row>
        <table:table-row table:style-name="ro1">
          <table:table-cell office:value-type="string" table:style-name="ce2">
            <text:p>giá trẻ , nghe tạm. mất cũng k tiếc</text:p>
          </table:table-cell>
          <table:table-cell table:number-columns-repeated="16383"/>
        </table:table-row>
        <table:table-row table:style-name="ro1">
          <table:table-cell office:value-type="string" table:style-name="ce2">
            <text:p>hơi lỏng chút, nhg nghe oke</text:p>
          </table:table-cell>
          <table:table-cell table:number-columns-repeated="16383"/>
        </table:table-row>
        <table:table-row table:style-name="ro1">
          <table:table-cell office:value-type="string" table:style-name="ce2">
            <text:p>Đẹp, chất lượng đáng mua</text:p>
          </table:table-cell>
          <table:table-cell table:number-columns-repeated="16383"/>
        </table:table-row>
        <table:table-row table:style-name="ro1">
          <table:table-cell office:value-type="string" table:style-name="ce2">
            <text:p>nghe ổn hay nhưng hay bị rớt</text:p>
          </table:table-cell>
          <table:table-cell table:number-columns-repeated="16383"/>
        </table:table-row>
        <table:table-row table:style-name="ro1">
          <table:table-cell office:value-type="string" table:style-name="ce2">
            <text:p>Cài đặt dễ dàng theo tờ hướng dẫn có trong hộp, kích sóng tốt</text:p>
          </table:table-cell>
          <table:table-cell table:number-columns-repeated="16383"/>
        </table:table-row>
        <table:table-row table:style-name="ro1">
          <table:table-cell office:value-type="string" table:style-name="ce2">
            <text:p>cũng tạm được</text:p>
          </table:table-cell>
          <table:table-cell table:number-columns-repeated="16383"/>
        </table:table-row>
        <table:table-row table:style-name="ro1">
          <table:table-cell office:value-type="string" table:style-name="ce2">
            <text:p>điều khiển rờm rà</text:p>
          </table:table-cell>
          <table:table-cell table:number-columns-repeated="16383"/>
        </table:table-row>
        <table:table-row table:style-name="ro1">
          <table:table-cell office:value-type="string" table:style-name="ce2">
            <text:p>mới mua</text:p>
          </table:table-cell>
          <table:table-cell table:number-columns-repeated="16383"/>
        </table:table-row>
        <table:table-row table:style-name="ro1">
          <table:table-cell office:value-type="string" table:style-name="ce2">
            <text:p>Tiki giao hàng nhanh, thùng không bị móp, hộp mực mới, nhưng tiếc là so với máy in Canon tôi mua 5 năm trước ở 1 cửa hàng thì máy in đợt này kết nối với laptop khó khăn, hay hiển thị lỗi như 1 người đã gửi ảnh ở phần nhận xét trước đó. Hiện tại lúc kết nối được máy in lúc không, đang chờ xử lý.</text:p>
          </table:table-cell>
          <table:table-cell table:number-columns-repeated="16383"/>
        </table:table-row>
        <table:table-row table:style-name="ro1">
          <table:table-cell office:value-type="string" table:style-name="ce2">
            <text:p>Mình mới nhận máy. Hài lòng vì hàng giao nhanh, máy dùng tốt, bản in rõ nét, trước mắt thì ok, còn sau thì cần được thời gian mới biết độ bền của máy. Rất mong tiki luôn có được những sản phẩm tốt để tôi có nơi mua hàng được nhanh gọn, dễ dàng, hàng đảm bảo. Cảm ơn nhiều!</text:p>
          </table:table-cell>
          <table:table-cell table:number-columns-repeated="16383"/>
        </table:table-row>
        <table:table-row table:style-name="ro1">
          <table:table-cell office:value-type="string" table:style-name="ce2">
            <text:p>Bản in nét. Máy chạy êm. <text:s/>Hơi lăn tăn hộp mực máy in vì không có tem mac. Cảm nhận chất liệu, độ im đét, độ nảy của các bộ phận không như hộp mực máy in 2900 cũ của mình.</text:p>
          </table:table-cell>
          <table:table-cell table:number-columns-repeated="16383"/>
        </table:table-row>
        <table:table-row table:style-name="ro1">
          <table:table-cell office:value-type="string" table:style-name="ce2">
            <text:p>Đây là dòng máy in phổ biến và quen thuộc với nhiều người, đặc biệt là nhân viên văn phòng như mình. Nên chất lượng sản phẩm rất ok, tuy nhiên, thỉnh thoảng bị trục trặc máy đã ready to print nhưng không thực hiện được thao tác, phải tắt máy in và restar máy tính.</text:p>
            <text:p>Tiki giao hàng nhanh, bảo quản cẩn thận.</text:p>
          </table:table-cell>
          <table:table-cell table:number-columns-repeated="16383"/>
        </table:table-row>
        <table:table-row table:style-name="ro1">
          <table:table-cell office:value-type="string" table:style-name="ce2">
            <text:p>tôi ddang định mua sản phẩm này, nhưng tôi đang không biết mic của nó hoạt động tốt hay không khi đi xe máy nói chuyện, không biết có lọc âm không. mong shop trả lời giúp</text:p>
          </table:table-cell>
          <table:table-cell table:number-columns-repeated="16383"/>
        </table:table-row>
        <table:table-row table:style-name="ro1">
          <table:table-cell office:value-type="string" table:style-name="ce2">
            <text:p>Dạo này bị nghiện Tiki rồi, từ hóa mỹ phẩm, đồ dùng cho đến đồ điện tử đều mua của Tiki. 1 điều không bao giờ phải phàn nàn đó là chính sách giao hàng nhanh gọn lẹ và đóng gói bao bì rất cẩn thận. Về phần máy in, mình đã xài và thấy cũng không có vấn đề gì. Khi in thì nắp trên có 2 cái lá gì đó nó cứ kêu xành xạch hơi khó chịu, phần nữa là khi in ra giấy nó bị cong, không biết có phải do mình mới xài nên không biết canh khay để giấy hay không nên có vài lần in bị xéo trang <text:s text:c="2"/>chắc phải rút kinh nghiệm từ từ.</text:p>
          </table:table-cell>
          <table:table-cell table:number-columns-repeated="16383"/>
        </table:table-row>
        <table:table-row table:style-name="ro1">
          <table:table-cell office:value-type="string" table:style-name="ce2">
            <text:p>Mình mua để in đơn dán lên cục hàng cho nhanh , chưa biết xài thế nào nhưng trước mắt là mình đỡ 1 công đoạn ngồi ghi đơn bằng tay. Cảm ơn tiki</text:p>
          </table:table-cell>
          <table:table-cell table:number-columns-repeated="16383"/>
        </table:table-row>
        <table:table-row table:style-name="ro1">
          <table:table-cell office:value-type="string" table:style-name="ce2">
            <text:p>Dùng 2 tuần r thấy máy ok. Tuy nhiên mình in 2 mặt với số lượng trang khoảng 30 trang. Khi lật mặt giấy bị kẹp 2 tờ liền 1 lúc là <text:s/>thôi toang!</text:p>
          </table:table-cell>
          <table:table-cell table:number-columns-repeated="16383"/>
        </table:table-row>
        <table:table-row table:style-name="ro1">
          <table:table-cell office:value-type="string" table:style-name="ce2">
            <text:p>Máy in đẹp, rõ, sáng, không phủ nhận được chất lượng in của Canon đâu. Chỉ là máy không có hỗ trợ drive cho Mac OS Sierra nên mình phải lên google tìm mất một lúc. Cuối cùng thì vẫn ok fine. Recommend cho mọi người.</text:p>
          </table:table-cell>
          <table:table-cell table:number-columns-repeated="16383"/>
        </table:table-row>
        <table:table-row table:style-name="ro1">
          <table:table-cell office:value-type="string" table:style-name="ce2">
            <text:p>Giao hàng quá chậm. Gọi giao hàng mà k biết rõ thời gian giao chính xác. Trên trang web nên để mục tuỳ chọn thời gian giao hàng để khách hàng có thể chọn. Để thuận lợi cho đôi bên.</text:p>
          </table:table-cell>
          <table:table-cell table:number-columns-repeated="16383"/>
        </table:table-row>
        <table:table-row table:style-name="ro1">
          <table:table-cell office:value-type="string" table:style-name="ce2">
            <text:p>chất lượng tốt, in nhanh, tiết kiệm mực. mọi người nên mua thêm thiết bị in qua network và gắn vào máy cho tiện hơn. thanks</text:p>
          </table:table-cell>
          <table:table-cell table:number-columns-repeated="16383"/>
        </table:table-row>
        <table:table-row table:style-name="ro1">
          <table:table-cell office:value-type="string" table:style-name="ce2">
            <text:p>Thiết kế máy ổn, màu sắc nhã nhặn. Mức giá phù hợp Tuy nhiên bạn cần cân nhắc vì máy in khá chậm, chỉ in 1 mặt</text:p>
          </table:table-cell>
          <table:table-cell table:number-columns-repeated="16383"/>
        </table:table-row>
        <table:table-row table:style-name="ro1">
          <table:table-cell office:value-type="string" table:style-name="ce2">
            <text:p>Giao hàng nhanh, máy chuẩn theo mẫu mã đã đặt, mới dùng nên chỉ biết máy chạy êm, ổn định, mực in đều.. thanks</text:p>
          </table:table-cell>
          <table:table-cell table:number-columns-repeated="16383"/>
        </table:table-row>
        <table:table-row table:style-name="ro1">
          <table:table-cell office:value-type="string" table:style-name="ce2">
            <text:p>mới nhận máy khá hài lòng. Phiếu bảo hành đầy đủ, máy chạy êm. chất lượng còn chờ thêm thời gian</text:p>
          </table:table-cell>
          <table:table-cell table:number-columns-repeated="16383"/>
        </table:table-row>
        <table:table-row table:style-name="ro1">
          <table:table-cell office:value-type="string" table:style-name="ce2">
            <text:p>đóng gói cẩn thận, giao hàng khá nhanh. canon 2900 thì sài ok rồi.</text:p>
          </table:table-cell>
          <table:table-cell table:number-columns-repeated="16383"/>
        </table:table-row>
        <table:table-row table:style-name="ro1">
          <table:table-cell office:value-type="string" table:style-name="ce2">
            <text:p>T HÀI LÒNG VỀ MÁY IN VÀ KHẢ NĂNG VẬN CHUYỂN CỦA TIKI, SẢN PHẨM ĐƯỢC VẪN CHUYỂN RẤT NHANH VÀ CHUYÊN NGHIỆP</text:p>
          </table:table-cell>
          <table:table-cell table:number-columns-repeated="16383"/>
        </table:table-row>
        <table:table-row table:style-name="ro1">
          <table:table-cell office:value-type="string" table:style-name="ce2">
            <text:p>Giao hàng nhanh. Pin đo 2 lần được cỡ ~6.000mAh ~ 60% dung lượng công bố. Hơi thất vọng vì khá thấp so với 70% của bản Gen 2S. Bù lại thì thiết kế đẹp, vỏ nhôm cầm rất phê. Cơ bản là đáng tiền.</text:p>
          </table:table-cell>
          <table:table-cell table:number-columns-repeated="16383"/>
        </table:table-row>
        <table:table-row table:style-name="ro1">
          <table:table-cell office:value-type="string" table:style-name="ce2">
            <text:p>Nhà cung cấp: Tiki Trading Giao hàng siêu nhanh, đóng gói hàng cẩn thận. Sản phẩm còn nguyên niêm phong và xác thực thành công trên trang ưeb của hãng. Nhà phân phối là Mihouse (chứ không phải là Digiworld).</text:p>
          </table:table-cell>
          <table:table-cell table:number-columns-repeated="16383"/>
        </table:table-row>
        <table:table-row table:style-name="ro1">
          <table:table-cell office:value-type="string" table:style-name="ce2">
            <text:p>Máy tốt,tốc đọ in chấp nhận được, giao hàng nhanh, đóng gói cẩn thận.</text:p>
          </table:table-cell>
          <table:table-cell table:number-columns-repeated="16383"/>
        </table:table-row>
        <table:table-row table:style-name="ro1">
          <table:table-cell office:value-type="string" table:style-name="ce2">
            <text:p>Muốn tìm 1 cục có cổng type-c để sạc vs iphone 11 pro bằng dây theo máy mà lại thành ra cổng type-c của cái này là cổng vào chứ không phải cổng ra <text:s text:c="2"/>) mà thôi ksao dùng được là tốt r<text:s text:c="3"/></text:p>
          </table:table-cell>
          <table:table-cell table:number-columns-repeated="16383"/>
        </table:table-row>
        <table:table-row table:style-name="ro1">
          <table:table-cell office:value-type="string" table:style-name="ce2">
            <text:p>Hàng đóng gói cẩn thận, <text:s/>giao hàng nhanh. Chất lượng in tốt. Hài lòng về sản phẩm và dịch vụ của Tiki</text:p>
          </table:table-cell>
          <table:table-cell table:number-columns-repeated="16383"/>
        </table:table-row>
        <table:table-row table:style-name="ro1">
          <table:table-cell office:value-type="string" table:style-name="ce2">
            <text:p>Sao hứa xuất hoá đơn mà không nhận được hoá đơn vậy Tiki ơi</text:p>
          </table:table-cell>
          <table:table-cell table:number-columns-repeated="16383"/>
        </table:table-row>
        <table:table-row table:style-name="ro1">
          <table:table-cell office:value-type="string" table:style-name="ce2">
            <text:p>Tuy in 1 mat Nhug đây là sản phẩm dành cho gd rất tot</text:p>
          </table:table-cell>
          <table:table-cell table:number-columns-repeated="16383"/>
        </table:table-row>
        <table:table-row table:style-name="ro1">
          <table:table-cell office:value-type="string" table:style-name="ce2">
            <text:p>Máy dùng tốt OK. Còn như thế nào để cho thời gian trả lời</text:p>
          </table:table-cell>
          <table:table-cell table:number-columns-repeated="16383"/>
        </table:table-row>
        <table:table-row table:style-name="ro1">
          <table:table-cell office:value-type="string" table:style-name="ce2">
            <text:p>Giao hàng nhanh! Chất lượng đúng như quảng cáo. <text:s/>Rất tiếc cáp đi kèm quá ngắn, không tiện dụng.</text:p>
          </table:table-cell>
          <table:table-cell table:number-columns-repeated="16383"/>
        </table:table-row>
        <table:table-row table:style-name="ro1">
          <table:table-cell office:value-type="string" table:style-name="ce2">
            <text:p>Giao hàng nhanh, hàng chính hãng đã được kiểm tra trên web</text:p>
          </table:table-cell>
          <table:table-cell table:number-columns-repeated="16383"/>
        </table:table-row>
        <table:table-row table:style-name="ro1">
          <table:table-cell office:value-type="string" table:style-name="ce2">
            <text:p>Máy in tốc độ trung bình, sau thời gian đầu sử dụng thấy khá ổn.</text:p>
          </table:table-cell>
          <table:table-cell table:number-columns-repeated="16383"/>
        </table:table-row>
        <table:table-row table:style-name="ro1">
          <table:table-cell office:value-type="string" table:style-name="ce2">
            <text:p>Thiết kế đẹp vỏ nhôm nhưng dễ xước . Còn chất lượng thì phải dùng</text:p>
          </table:table-cell>
          <table:table-cell table:number-columns-repeated="16383"/>
        </table:table-row>
        <table:table-row table:style-name="ro1">
          <table:table-cell office:value-type="string" table:style-name="ce2">
            <text:p>Sản phẩm tốt với tầm giá, thích hợp cho in gia đình và văn phòng nhỏ. Cho 4 sao</text:p>
          </table:table-cell>
          <table:table-cell table:number-columns-repeated="16383"/>
        </table:table-row>
        <table:table-row table:style-name="ro1">
          <table:table-cell office:value-type="string" table:style-name="ce2">
            <text:p>Thời gian giao hàng đúng hẹn, bao bì đóng tốt, sản phẩm đúng như mong đợi</text:p>
          </table:table-cell>
          <table:table-cell table:number-columns-repeated="16383"/>
        </table:table-row>
        <table:table-row table:style-name="ro1">
          <table:table-cell office:value-type="string" table:style-name="ce2">
            <text:p>hình thức đẹp đầy đủ phụ kiện độ bền cần thời gian, nói chung tiki good</text:p>
          </table:table-cell>
          <table:table-cell table:number-columns-repeated="16383"/>
        </table:table-row>
        <table:table-row table:style-name="ro1">
          <table:table-cell office:value-type="string" table:style-name="ce2">
            <text:p>đẹp, đóng gói cẩn thận. mới dùng nên chưa biết chất lượng ntn</text:p>
          </table:table-cell>
          <table:table-cell table:number-columns-repeated="16383"/>
        </table:table-row>
        <table:table-row table:style-name="ro1">
          <table:table-cell office:value-type="string" table:style-name="ce2">
            <text:p>sản phẩm đẹp, đóng gói cẩn thận. Nhưng sắc nóng cả máy với pin</text:p>
          </table:table-cell>
          <table:table-cell table:number-columns-repeated="16383"/>
        </table:table-row>
        <table:table-row table:style-name="ro1">
          <table:table-cell office:value-type="string" table:style-name="ce2">
            <text:p>Sac nhanh, nhưng sạc được 2 lần iphone X là hết sạch pin</text:p>
          </table:table-cell>
          <table:table-cell table:number-columns-repeated="16383"/>
        </table:table-row>
        <table:table-row table:style-name="ro1">
          <table:table-cell office:value-type="string" table:style-name="ce2">
            <text:p>mua gần 1 tháng, <text:s/>xài cũng ok <text:s/>k đến nỗi tệ</text:p>
          </table:table-cell>
          <table:table-cell table:number-columns-repeated="16383"/>
        </table:table-row>
        <table:table-row table:style-name="ro1">
          <table:table-cell office:value-type="string" table:style-name="ce2">
            <text:p>Kiểm tra code đúng hàng chính hãng.</text:p>
          </table:table-cell>
          <table:table-cell table:number-columns-repeated="16383"/>
        </table:table-row>
        <table:table-row table:style-name="ro1">
          <table:table-cell office:value-type="string" table:style-name="ce2">
            <text:p>Cổng type C sạc hông được</text:p>
          </table:table-cell>
          <table:table-cell table:number-columns-repeated="16383"/>
        </table:table-row>
        <table:table-row table:style-name="ro1">
          <table:table-cell office:value-type="string" table:style-name="ce2">
            <text:p>Tiki giao hàng chuẩn nguyên thùng của hãng đầy đủ giấy bảo hành hướng dẫn các loại. 4 sao</text:p>
          </table:table-cell>
          <table:table-cell table:number-columns-repeated="16383"/>
        </table:table-row>
        <table:table-row table:style-name="ro1">
          <table:table-cell office:value-type="string" table:style-name="ce2">
            <text:p>Sài ổn, giá vậy sài tốt ui</text:p>
          </table:table-cell>
          <table:table-cell table:number-columns-repeated="16383"/>
        </table:table-row>
        <table:table-row table:style-name="ro1">
          <table:table-cell office:value-type="string" table:style-name="ce2">
            <text:p>Sản phẩm ok</text:p>
          </table:table-cell>
          <table:table-cell table:number-columns-repeated="16383"/>
        </table:table-row>
        <table:table-row table:style-name="ro1">
          <table:table-cell office:value-type="string" table:style-name="ce2">
            <text:p>Hàng đúng như hình, cài đặt in ấn dễ dàng, vận chuyển tốt</text:p>
          </table:table-cell>
          <table:table-cell table:number-columns-repeated="16383"/>
        </table:table-row>
        <table:table-row table:style-name="ro1">
          <table:table-cell office:value-type="string" table:style-name="ce2">
            <text:p>Máy in canon LBP 2900 tốt và bền, giá cả phải chăng</text:p>
          </table:table-cell>
          <table:table-cell table:number-columns-repeated="16383"/>
        </table:table-row>
        <table:table-row table:style-name="ro1">
          <table:table-cell office:value-type="string" table:style-name="ce2">
            <text:p>Tiki giao hàng nhanh. sản phẩm đẹp. mới sử dụng thấy ổn.</text:p>
          </table:table-cell>
          <table:table-cell table:number-columns-repeated="16383"/>
        </table:table-row>
        <table:table-row table:style-name="ro1">
          <table:table-cell office:value-type="string" table:style-name="ce2">
            <text:p>Giao hàng nhanh chóng. Máy chạy tốt phù hợp với giá tiền 2.650.000đồng.</text:p>
          </table:table-cell>
          <table:table-cell table:number-columns-repeated="16383"/>
        </table:table-row>
        <table:table-row table:style-name="ro1">
          <table:table-cell office:value-type="string" table:style-name="ce2">
            <text:p>xin cho hoi: 1 hop muc in duoc bao nhieu trang A4? gia 1 hop muc la bao nhieu? de mua khong?</text:p>
          </table:table-cell>
          <table:table-cell table:number-columns-repeated="16383"/>
        </table:table-row>
        <table:table-row table:style-name="ro1">
          <table:table-cell office:value-type="string" table:style-name="ce2">
            <text:p>Sản phầm dùng rất ok mà giá cả lại phù hợp với túi tiền</text:p>
          </table:table-cell>
          <table:table-cell table:number-columns-repeated="16383"/>
        </table:table-row>
        <table:table-row table:style-name="ro1">
          <table:table-cell office:value-type="string" table:style-name="ce2">
            <text:p>Sản phẩm quá phù hợp vs giá tiền (đã giảm giá), khi đeo thu hút nhiều ánh nhìn. Chất build khá ổn dù hai bên tai hơi lỏng lẻo xíu. Xài hơn 1 tháng cũng chưa phải sạc pin lần nào, connect vs laptop or smartphone nhanh, nghe nhạc, xem phim không bị delay. Đã mua 2 lần ở 2 shop khác nhau và đều hài lòng vs chất lượng của hãng Soul 👌👌👌</text:p>
          </table:table-cell>
          <table:table-cell table:number-columns-repeated="16383"/>
        </table:table-row>
        <table:table-row table:style-name="ro1">
          <table:table-cell office:value-type="string" table:style-name="ce2">
            <text:p>Tôi và đồng nghiêp của tôi mua 3 tai nghe loại này. Bên vận chuyển đóng gói cả 3 trong một hộp carton. Tuy nhiên, khi nhận hàng thùng carton và cả 3 hộp đựng tai nghe bên trong có dấu hiệu bị hàng hóa khác đè vào trong quá trình vận chuyển dẫn đến móp méo, biến dạng. Vì vậy, khi nhận hàng tôi buộc phải bóc 2 trong 3 hộp tai nghe ra để kiểm tra bên trong xem tai nghe có bị vỡ hoặc ảnh hưởng gì không. Mặc dù các tai nghe không phát hiện có vấn đề gì tuy nhiên làm mất đi cảm giác nhận được sản phẩm chỉn chu cũng như các đồng nghiệp của tôi mất đi cơ hội trải nghiệm "mở hộp" tai nghe mới.</text:p>
          </table:table-cell>
          <table:table-cell table:number-columns-repeated="16383"/>
        </table:table-row>
        <table:table-row table:style-name="ro1">
          <table:table-cell office:value-type="string" table:style-name="ce2">
            <text:p>Ưu điểm: - Nghe nhạc hay, nhất là phần bass, Mid, treble cũng bình thường - Pin trâu, sạc full nghe đâu đấy gần 1 tuần không cần sạc - Phần đệm em tai, kết nối với điện thoại, laptop khá ổn Nhược điểm: - Vì sử dụng vật liệu nhựa nên còn khá lỏng lẻo (chấp nhận) -Tuy nhiên nhựa phần headband sau khoảng 2 tháng sử dụng có hiện tượng nứt nhiều chỗ, dễ gãy gãy hỏng tai nghe (khá tệ)</text:p>
          </table:table-cell>
          <table:table-cell table:number-columns-repeated="16383"/>
        </table:table-row>
        <table:table-row table:style-name="ro1">
          <table:table-cell office:value-type="string" table:style-name="ce2">
            <text:p>bass lớn nhưng không ấm, xài tạm thôi. Có điều kiện sẽ mua những loại khác tốt hơn. Tin vui cho bạn, nếu tai bạn là tai trâu hoặc không có yêu cầu cao về chất âm thì đây là 1 sự lựa chọn tuyệt vời.</text:p>
          </table:table-cell>
          <table:table-cell table:number-columns-repeated="16383"/>
        </table:table-row>
        <table:table-row table:style-name="ro1">
          <table:table-cell office:value-type="string" table:style-name="ce2">
            <text:p>nhân viên từ người trực điện thoại đến nhân viên giao hàng đều ân cần, chăm sóc và nhiệt tình. Hàng đúng như yêu cầu, chất lượng. Xin cảm ơn Tiki rất nhiều</text:p>
          </table:table-cell>
          <table:table-cell table:number-columns-repeated="16383"/>
        </table:table-row>
        <table:table-row table:style-name="ro1">
          <table:table-cell office:value-type="string" table:style-name="ce2">
            <text:p>Sản phẩm tốt, nghe ổn nhưng nghe một lúc lại có những tiếng " tít tít " như bị nhiễu khá khó chịu. Mong shop hướng dẫn cách khắc phục. Nếu không có lỗi này chắc mình đã cho 5 *</text:p>
          </table:table-cell>
          <table:table-cell table:number-columns-repeated="16383"/>
        </table:table-row>
        <table:table-row table:style-name="ro1">
          <table:table-cell office:value-type="string" table:style-name="ce2">
            <text:p>Sản phẩm đẹp, có kèm cáp 3.5mm để cắm vào điện thoại, bass chắc, có lực, các âm khác bình thương. Thời gian dài đệm da sẽ bị bong. Tạm ổn<text:s text:c="2"/></text:p>
          </table:table-cell>
          <table:table-cell table:number-columns-repeated="16383"/>
        </table:table-row>
        <table:table-row table:style-name="ro1">
          <table:table-cell office:value-type="string" table:style-name="ce2">
            <text:p>Hình thức đẹp. Hơi ôm tai quá, mình đeo tầm 10p là đau đầu rồi. Chất âm rất nhiều bass, bass ù, không chắc. Nên cân nhắc trước khi mua.</text:p>
          </table:table-cell>
          <table:table-cell table:number-columns-repeated="16383"/>
        </table:table-row>
        <table:table-row table:style-name="ro1">
          <table:table-cell office:value-type="string" table:style-name="ce2">
            <text:p>Bề ngoài bao bì nhìn chưa được chuyên nghiệp, in ấn có vẻ như hàng fake nhưng khi lắp vào lap dùng CPU Z kiểm tra thì đúng là do Samsung sản xuất và thông số giống như mô tả dán trên thanh Ram. Mình mua hàng của shop Lagihitech2. Gắn vào nhận ngay, các bạn chú ý nhé nếu muốn xài kênh đôi thì nên gắn chung với ram PC3L thôi nhé</text:p>
          </table:table-cell>
          <table:table-cell table:number-columns-repeated="16383"/>
        </table:table-row>
        <table:table-row table:style-name="ro1">
          <table:table-cell office:value-type="string" table:style-name="ce2">
            <text:p>Chào shop, <text:s text:c="2"/>Mình có đặt hàng của shop và hôm nay đã nhận được hàng, giao hàng rất nhanh. <text:s/>Tuy nhiên khi cắm vào máy thì máy tính không nhận. Không thể khởi động được máy. Mình có thử cắm riêng Ram mới nhưng cũng không nhận. Cắm thử sang máy khác (cùng thông số bus và đều là DDR3L) nhưng cũng xảy ra tình trạng máy không khởi động được. <text:s/>Như vậy là Ram bị lỗi rồi đúng không shop? <text:s/>Và cho mình xin cách bảo hành? <text:s/>OK mình sẽ rate lại 5sao và xóa bình luận nhé</text:p>
          </table:table-cell>
          <table:table-cell table:number-columns-repeated="16383"/>
        </table:table-row>
        <table:table-row table:style-name="ro1">
          <table:table-cell office:value-type="string" table:style-name="ce2">
            <text:p>Mình đặt hôm thứ 6 thì thứ 7 nhận được hàng. Sản phẩm đóng gói seal đẹp. Lắp ăn ngay ngon lành. Chất lượng thì chờ thời gian trả lời. Xin lỗi Bạn Shipper ship cho người quen mình nhưng mình không biết nên Có kiến nghị lại với Tiki. Thật sự xin lỗi ạ.</text:p>
          </table:table-cell>
          <table:table-cell table:number-columns-repeated="16383"/>
        </table:table-row>
        <table:table-row table:style-name="ro1">
          <table:table-cell office:value-type="string" table:style-name="ce2">
            <text:p>Cai Phone mới mua 2 ngày mà <text:s/>bị điếc Bass 1 bên, bạn có thể hướng dẫn mình đổi trả không ?</text:p>
          </table:table-cell>
          <table:table-cell table:number-columns-repeated="16383"/>
        </table:table-row>
        <table:table-row table:style-name="ro1">
          <table:table-cell office:value-type="string" table:style-name="ce2">
            <text:p>khá ngon trong tầm giá.</text:p>
          </table:table-cell>
          <table:table-cell table:number-columns-repeated="16383"/>
        </table:table-row>
        <table:table-row table:style-name="ro1">
          <table:table-cell office:value-type="string" table:style-name="ce2">
            <text:p>Mua ram cùng hệ và bus với máy mà tháo ra lắp vô đến lần thứ 4 mới máy nhận ram, khổ thiệt đó chớ. Ban đầu tưởng máy có vấn đề, mượn cây ram 8g của thằng bạn check thấy vào liền, may mà mình đủ kiên nhẫn với ram của shop</text:p>
          </table:table-cell>
          <table:table-cell table:number-columns-repeated="16383"/>
        </table:table-row>
        <table:table-row table:style-name="ro1">
          <table:table-cell office:value-type="string" table:style-name="ce2">
            <text:p>Đã mua ddr3 bên của hàng. Mua thêm ddr3l này vẻ ngoài nhìn có vẻ cũ đã qua sử dụng, chân cắm có vết ố. Nhưng tới hiện tại dùng ddr3l chưa gặp vấn đề gì</text:p>
          </table:table-cell>
          <table:table-cell table:number-columns-repeated="16383"/>
        </table:table-row>
        <table:table-row table:style-name="ro1">
          <table:table-cell office:value-type="string" table:style-name="ce2">
            <text:p>Chất lượng để thời gian trả lời Giao hàng nhanh Các bạn mua nên lưu ý vào trang chủ hãng check thông số cho phù hợp máy của mình Nói chung duyệt</text:p>
          </table:table-cell>
          <table:table-cell table:number-columns-repeated="16383"/>
        </table:table-row>
        <table:table-row table:style-name="ro1">
          <table:table-cell office:value-type="string" table:style-name="ce2">
            <text:p>chất lượng phải dùng 1 thời gian mới biết, nhưng 4* do cái hộp đừng ram thì nhỏ còn cái hộp tiki thì to đùng</text:p>
          </table:table-cell>
          <table:table-cell table:number-columns-repeated="16383"/>
        </table:table-row>
        <table:table-row table:style-name="ro1">
          <table:table-cell office:value-type="string" table:style-name="ce2">
            <text:p>Hai thanh của tai nghe mới dùng 1 tuần đã lõng lẽo rồi</text:p>
          </table:table-cell>
          <table:table-cell table:number-columns-repeated="16383"/>
        </table:table-row>
        <table:table-row table:style-name="ro1">
          <table:table-cell office:value-type="string" table:style-name="ce2">
            <text:p>nên mua nhé mọi người. <text:s text:c="3"/>dbndkdkdndgdhdjdnejsjsjdjdjdjd</text:p>
          </table:table-cell>
          <table:table-cell table:number-columns-repeated="16383"/>
        </table:table-row>
        <table:table-row table:style-name="ro1">
          <table:table-cell office:value-type="string" table:style-name="ce2">
            <text:p>cho em hỏi là muốn được bảo hành thì làm sao ạ</text:p>
          </table:table-cell>
          <table:table-cell table:number-columns-repeated="16383"/>
        </table:table-row>
        <table:table-row table:style-name="ro1">
          <table:table-cell office:value-type="string" table:style-name="ce2">
            <text:p>rất hài lòng, cực kỳ thích</text:p>
          </table:table-cell>
          <table:table-cell table:number-columns-repeated="16383"/>
        </table:table-row>
        <table:table-row table:style-name="ro1">
          <table:table-cell office:value-type="string" table:style-name="ce2">
            <text:p>Đóng gói và thời gian giao hàng chuẩn Lắp đặt và sử dụng tốt thế là ok rồi, ram thường đã sài thì sài tốt luôn chứ không mắc lỗi tào lao đâu. Lâu quá thì hư bình thường không nói</text:p>
          </table:table-cell>
          <table:table-cell table:number-columns-repeated="16383"/>
        </table:table-row>
        <table:table-row table:style-name="ro1">
          <table:table-cell office:value-type="string" table:style-name="ce2">
            <text:p>Ram tốt, nhìn mới. Giao hàng nhanh. Chỉ có khi gắn vào thì máy không khởi động được, không biết do lỗi ram hay ram không tương thích, vì cả 2 cây mua về đều bị.</text:p>
          </table:table-cell>
          <table:table-cell table:number-columns-repeated="16383"/>
        </table:table-row>
        <table:table-row table:style-name="ro1">
          <table:table-cell office:value-type="string" table:style-name="ce2">
            <text:p>ok.gắn vào nhận liền. tiki giao hàng nhanh. trưa qua mới đặt, chiều nay đã giao.dù mình không dùng tiki now. tính mua thêm 1 em msata sam sung của shop. đang đắn đo 😋😋😋</text:p>
          </table:table-cell>
          <table:table-cell table:number-columns-repeated="16383"/>
        </table:table-row>
        <table:table-row table:style-name="ro1">
          <table:table-cell office:value-type="string" table:style-name="ce2">
            <text:p>Nhận hàng nhanh hơn dự kiến. Sản phẩm nhìn khá tốt. Chưa lắp vào máy nên chưa biết thế nào. Hy vọng sẻ ổn</text:p>
          </table:table-cell>
          <table:table-cell table:number-columns-repeated="16383"/>
        </table:table-row>
        <table:table-row table:style-name="ro1">
          <table:table-cell office:value-type="string" table:style-name="ce2">
            <text:p>bass bình thường</text:p>
          </table:table-cell>
          <table:table-cell table:number-columns-repeated="16383"/>
        </table:table-row>
        <table:table-row table:style-name="ro1">
          <table:table-cell office:value-type="string" table:style-name="ce2">
            <text:p>lắp vào máy nhận liền. giao hàng nhanh. sẽ ủng hộ những lần tiếp theo còn chất lượng xem 1 thời gian ntn</text:p>
          </table:table-cell>
          <table:table-cell table:number-columns-repeated="16383"/>
        </table:table-row>
        <table:table-row table:style-name="ro1">
          <table:table-cell office:value-type="string" table:style-name="ce2">
            <text:p>Mới mua xong, nên cũng chưa biết thế nào, nhưng dùng cpu-z thì thấy năm sản xuất từ 2013</text:p>
          </table:table-cell>
          <table:table-cell table:number-columns-repeated="16383"/>
        </table:table-row>
        <table:table-row table:style-name="ro1">
          <table:table-cell office:value-type="string" table:style-name="ce2">
            <text:p>Sản phẩm nguyên tem, được bảo hành 3 năm cũng yên tâm. Hơi tiếc là ram đã ra mắt nhiều năm trước.</text:p>
          </table:table-cell>
          <table:table-cell table:number-columns-repeated="16383"/>
        </table:table-row>
        <table:table-row table:style-name="ro1">
          <table:table-cell office:value-type="string" table:style-name="ce2">
            <text:p>rất hài lòng với giá tiền!</text:p>
          </table:table-cell>
          <table:table-cell table:number-columns-repeated="16383"/>
        </table:table-row>
        <table:table-row table:style-name="ro1">
          <table:table-cell office:value-type="string" table:style-name="ce2">
            <text:p>Giao hàng nhanh, ram PCL3 thích hợp. Gắn vô thấy ổn, không biết thế nào</text:p>
          </table:table-cell>
          <table:table-cell table:number-columns-repeated="16383"/>
        </table:table-row>
        <table:table-row table:style-name="ro1">
          <table:table-cell office:value-type="string" table:style-name="ce2">
            <text:p>Nói chung là ổn. Máy mượt hơn chút. Vừa túi tiền. Nhưng còn vài chỗ như giao hơi khác so vs sp mình chọn.</text:p>
          </table:table-cell>
          <table:table-cell table:number-columns-repeated="16383"/>
        </table:table-row>
        <table:table-row table:style-name="ro1">
          <table:table-cell office:value-type="string" table:style-name="ce2">
            <text:p>Đủ dung lượng, nhưng tiếc là laptop chỉ có 1 khe cắm, cay quá. không biết đổi trả được không ;)</text:p>
          </table:table-cell>
          <table:table-cell table:number-columns-repeated="16383"/>
        </table:table-row>
        <table:table-row table:style-name="ro1">
          <table:table-cell office:value-type="string" table:style-name="ce2">
            <text:p>Dù cấu hình máy tính DDR3 nhưng thay DDR3L vào vẫn sử dụng OK, Cảm ơn Tiki &amp; Shop</text:p>
          </table:table-cell>
          <table:table-cell table:number-columns-repeated="16383"/>
        </table:table-row>
        <table:table-row table:style-name="ro1">
          <table:table-cell office:value-type="string" table:style-name="ce2">
            <text:p>Mua về mở máy ra thấy PC3. hix. Không dám gắn vô sợ hư. Có bác nào đổi không?</text:p>
          </table:table-cell>
          <table:table-cell table:number-columns-repeated="16383"/>
        </table:table-row>
        <table:table-row table:style-name="ro1">
          <table:table-cell office:value-type="string" table:style-name="ce2">
            <text:p>Chất lượng tốt. Còn về bền thì chờ thời gian mới biết được. Mong là bền</text:p>
          </table:table-cell>
          <table:table-cell table:number-columns-repeated="16383"/>
        </table:table-row>
        <table:table-row table:style-name="ro1">
          <table:table-cell office:value-type="string" table:style-name="ce2">
            <text:p>Ram chạy tốt. Gắn vào nhận luôn. Giá rẻ. Tương lai k biết thế nào</text:p>
          </table:table-cell>
          <table:table-cell table:number-columns-repeated="16383"/>
        </table:table-row>
        <table:table-row table:style-name="ro1">
          <table:table-cell office:value-type="string" table:style-name="ce2">
            <text:p>máy mình dell 3558 chạy thanh ram này ổn. lắp vào máy nhận luôn</text:p>
          </table:table-cell>
          <table:table-cell table:number-columns-repeated="16383"/>
        </table:table-row>
        <table:table-row table:style-name="ro1">
          <table:table-cell office:value-type="string" table:style-name="ce2">
            <text:p>hàng chuẩn máy nhận đủ ram có seris tên hiệu samsung</text:p>
          </table:table-cell>
          <table:table-cell table:number-columns-repeated="16383"/>
        </table:table-row>
        <table:table-row table:style-name="ro1">
          <table:table-cell office:value-type="string" table:style-name="ce2">
            <text:p>Ram mới, ngoại quan chất lượng khá tốt, khá hài lòng</text:p>
          </table:table-cell>
          <table:table-cell table:number-columns-repeated="16383"/>
        </table:table-row>
        <table:table-row table:style-name="ro1">
          <table:table-cell office:value-type="string" table:style-name="ce2">
            <text:p>Hàng đóng gói cẩn thận. Máy hoạt động tương đối ổn. Ảnh in ra chất lượng ở mức độ trung bình, tuy nhiên so với mức giá này chấp nhận được (khuyến cáo không nên sử dụng để in ảnh thương mai). Hàng mua của Tiki Trading nhưng lại giao hàng qua đối tác Ninja Van, và Ninja Van giao hàng chậm, cũng không có tin nhắn hay mail thông báo việc trễ hẹn giao.</text:p>
          </table:table-cell>
          <table:table-cell table:number-columns-repeated="16383"/>
        </table:table-row>
        <table:table-row table:style-name="ro1">
          <table:table-cell office:value-type="string" table:style-name="ce2">
            <text:p>Chất lượng bản in phù hợp với giá thành sản phẩm. Máy chạy ồn, chuyển động cơ không êm. Không biết linh kiện thay thế sau này sao? Giấy tờ bảo hành đầy đủ, mà tem niêm phong trên máy bị rách. Ảnh hưởng chế độ bảo hành sản phẩm sau này, Tiki xem lại giúp.</text:p>
          </table:table-cell>
          <table:table-cell table:number-columns-repeated="16383"/>
        </table:table-row>
        <table:table-row table:style-name="ro1">
          <table:table-cell office:value-type="string" table:style-name="ce2">
            <text:p>mình đặt máy sáng và chiều đã được giao máy. Máy in ổn khi in trắng đen. Chỉ mới in mực đen, chưa in màu nên chưa biết. Tốc độ in hơi chậm. Có thắc mắc về bảo hành, sao ghi 20.12.2019, trong khi mình mua là 22.01.2010, nhờ tiki giải thích dùm, xin cảm ơn!</text:p>
          </table:table-cell>
          <table:table-cell table:number-columns-repeated="16383"/>
        </table:table-row>
        <table:table-row table:style-name="ro1">
          <table:table-cell office:value-type="string" table:style-name="ce2">
            <text:p>Máy xài tốt cho gia đình hoặc in tem in logo decal nhãn dán, chứ in kiểu thương mại thì không phù hợp nhé.... In khá êm không bị ồn, nên có hướng dẫn chi tiếc hơn cho người dùng tự lắp đặt, bản hướng dẫn hiện tại mình đọc giống như là google dịch vậy thanks shop❤️</text:p>
          </table:table-cell>
          <table:table-cell table:number-columns-repeated="16383"/>
        </table:table-row>
        <table:table-row table:style-name="ro1">
          <table:table-cell office:value-type="string" table:style-name="ce2">
            <text:p>Chấp nhận trả thêm tiền để nhận hàng trong 02h, giao nhanh, đóng gói cẩn thận. Nhưng hì hục mãi cả chiều vẩn không in được, review xem clip đủ kiểu nhưng không ăn thua, giấy đặt ngay đúng <text:s/>khe có vẻ <text:s/>không cuốn được, mọi ng. Xếp giấy xa tấm nhựa đỡ giấy thì in được 4 tấm sau đó lại đứng máy. Cứ in là hiện lên "creating print data" hoài. <text:s text:c="2"/>Đã call Tiki đổi <text:s/>hàng để xem do máy hay do phần nhận giấy có vấn đề. <text:s text:c="2"/>Chất lượng ảnh in trên giấy Glossy tạm được chứ không đẹp như mình kỳ vọng. <text:s text:c="2"/>Máy không có thanh đỡ giấy nên sau khi in hình rớt xuống sàn hết</text:p>
          </table:table-cell>
          <table:table-cell table:number-columns-repeated="16383"/>
        </table:table-row>
        <table:table-row table:style-name="ro1">
          <table:table-cell office:value-type="string" table:style-name="ce2">
            <text:p>In khá ổn trong tầm giá, có hộp mực đi kèm luôn. Tuy nhiên đời máy này cũng cũ và khó sửa, nếu hỏng chỉ có nước mua mới thôi. Cái này có thể chấp nhận được vì giá cũng rẻ và phải dùng 3-5 năm mới có thể hỏng được.</text:p>
          </table:table-cell>
          <table:table-cell table:number-columns-repeated="16383"/>
        </table:table-row>
        <table:table-row table:style-name="ro1">
          <table:table-cell office:value-type="string" table:style-name="ce2">
            <text:p>Sao mình in ảnh bị nhòe thế nhỉ. Mà mình gọp chung 4 ảnh vào 1 file coreldraw để in chung trên mặt A4 mà ảnh không được sắc nét,in ảnh không thấy rõ gương mặt luôn. Mình không thấy chỉnh hight chỗ nào. Bạn nào chỉ giúp vs</text:p>
          </table:table-cell>
          <table:table-cell table:number-columns-repeated="16383"/>
        </table:table-row>
        <table:table-row table:style-name="ro1">
          <table:table-cell office:value-type="string" table:style-name="ce2">
            <text:p>Phù hợp với tầm giá, nhưng không hiểu sao lúc khởi động máy cứ như bị kẹt, kêu cạch cạch liên tục rất to. Tới lúc bắt đầu mới êm. Có phải do máy lỗi không vậy Tiki</text:p>
          </table:table-cell>
          <table:table-cell table:number-columns-repeated="16383"/>
        </table:table-row>
        <table:table-row table:style-name="ro1">
          <table:table-cell office:value-type="string" table:style-name="ce2">
            <text:p>Em mua máy in lúc đầu chạy rất tốt. Nhưng hơn một tuần em lắp bộ tiếp mực ngoài cho tiết kiệm thì máy báo lỗi không in được nữa. Em phải làm thế nào đây anh, chị có kinh nghiệm chỉ em với!</text:p>
          </table:table-cell>
          <table:table-cell table:number-columns-repeated="16383"/>
        </table:table-row>
        <table:table-row table:style-name="ro1">
          <table:table-cell office:value-type="string" table:style-name="ce2">
            <text:p>Mình rất hài lòng vì cách đóng gói hàng của tiki, rất chu đáo, cẩn thận. Về máy thì khi khởi động cũng không quá ồn. Màu phun ra giấy rất ổn, nét rõ. Nắp đựng giấy được phủ nhựa bóng dễ lau chùi. Duy chỉ có điều ngoài máy màu đen thì không có thêm màu khác để chọn lựa.</text:p>
          </table:table-cell>
          <table:table-cell table:number-columns-repeated="16383"/>
        </table:table-row>
        <table:table-row table:style-name="ro1">
          <table:table-cell office:value-type="string" table:style-name="ce2">
            <text:p>in màu khá đẹp. nhưng in ảnh thì rất mờ , không thấy rõ. máy chạy ồn, còn độ bền mới dùng nên chưa biết . với giá tiền như vậy thì khá là hài lòng</text:p>
          </table:table-cell>
          <table:table-cell table:number-columns-repeated="16383"/>
        </table:table-row>
        <table:table-row table:style-name="ro1">
          <table:table-cell office:value-type="string" table:style-name="ce2">
            <text:p>mình đã mua rồi nhưng mình dùng lap và không biết là phải chạy chương trình bằng đĩa trước mà lap mình không có ổ đĩa. cửa hàng có file gửi mail không?</text:p>
          </table:table-cell>
          <table:table-cell table:number-columns-repeated="16383"/>
        </table:table-row>
        <table:table-row table:style-name="ro1">
          <table:table-cell office:value-type="string" table:style-name="ce2">
            <text:p>Mình mua máy in này (có kèm bộ tiếp mực ngoài) cách đây 1 năm.</text:p>
            <text:p>Do nhu cầu in của mình không nhiều, 1 tuần chỉ in 1-2 lần, nên mua khoảng 1 năm vẫn chưa thay mực.</text:p>
            <text:p>Máy cho bản in màu đẹp, tuy nhiên tốc độ in còn chậm.</text:p>
          </table:table-cell>
          <table:table-cell table:number-columns-repeated="16383"/>
        </table:table-row>
        <table:table-row table:style-name="ro1">
          <table:table-cell office:value-type="string" table:style-name="ce2">
            <text:p>Mình đã mua máy được 1 thời gian, chất lượng màu tạm ổn, nhưng mới in tầm 100 tờ a5 là hết mực màu rồi.</text:p>
          </table:table-cell>
          <table:table-cell table:number-columns-repeated="16383"/>
        </table:table-row>
        <table:table-row table:style-name="ro1">
          <table:table-cell office:value-type="string" table:style-name="ce2">
            <text:p>- Đóng gói vận chuyển cẩn thận - Thời gian giao hàng chấp nhận được - SP mới, đúng theo hình quảng cáo - Có hóa đơn tài chính theo yêu cầu</text:p>
          </table:table-cell>
          <table:table-cell table:number-columns-repeated="16383"/>
        </table:table-row>
        <table:table-row table:style-name="ro1">
          <table:table-cell office:value-type="string" table:style-name="ce2">
            <text:p>GIÁ RẺ, xài tạm ok nhưng hơi ồn . Hiện tại đang xài cũng ok, nhưng mực giá cao quá</text:p>
          </table:table-cell>
          <table:table-cell table:number-columns-repeated="16383"/>
        </table:table-row>
        <table:table-row table:style-name="ro1">
          <table:table-cell office:value-type="string" table:style-name="ce2">
            <text:p>Rất tốt chỉ mỗi tội hơi ồn mà mua mực ở đâu được mình chưa biết</text:p>
          </table:table-cell>
          <table:table-cell table:number-columns-repeated="16383"/>
        </table:table-row>
        <table:table-row table:style-name="ro1">
          <table:table-cell office:value-type="string" table:style-name="ce2">
            <text:p>So vs mức giá thì khá ok, tuy là in chậm, có vẻ chưa được chắc chắn và êm ái, nhung cũng không thể hơn nếu xét ở mức giá nay.</text:p>
          </table:table-cell>
          <table:table-cell table:number-columns-repeated="16383"/>
        </table:table-row>
        <table:table-row table:style-name="ro1">
          <table:table-cell office:value-type="string" table:style-name="ce2">
            <text:p>Máy dễ lắp đặt, tuy nhiên màu in không được đậm, tiki giao hàng nhanh, đóng gỏi cẩn thận.</text:p>
          </table:table-cell>
          <table:table-cell table:number-columns-repeated="16383"/>
        </table:table-row>
        <table:table-row table:style-name="ro1">
          <table:table-cell office:value-type="string" table:style-name="ce2">
            <text:p>Hàng đóng gói cẩn thận, chất lượng vừa giá cả. Màu in trên giấy chuyên dụng hơi nhạt so với màu gốc.</text:p>
          </table:table-cell>
          <table:table-cell table:number-columns-repeated="16383"/>
        </table:table-row>
        <table:table-row table:style-name="ro1">
          <table:table-cell office:value-type="string" table:style-name="ce2">
            <text:p>0984781769 hướng dẫn em lắp hộp mực anh ơi</text:p>
          </table:table-cell>
          <table:table-cell table:number-columns-repeated="16383"/>
        </table:table-row>
        <table:table-row table:style-name="ro1">
          <table:table-cell office:value-type="string" table:style-name="ce2">
            <text:p>SP ngon, giá hợp lý để sử dụng ở nhà, kiểu dáng đẹp.</text:p>
          </table:table-cell>
          <table:table-cell table:number-columns-repeated="16383"/>
        </table:table-row>
        <table:table-row table:style-name="ro1">
          <table:table-cell office:value-type="string" table:style-name="ce2">
            <text:p>Giá phải chăng...</text:p>
          </table:table-cell>
          <table:table-cell table:number-columns-repeated="16383"/>
        </table:table-row>
        <table:table-row table:style-name="ro1">
          <table:table-cell office:value-type="string" table:style-name="ce2">
            <text:p>chất luong in anh tam duong không được chi tiết lắm so voi giá tiền ok</text:p>
          </table:table-cell>
          <table:table-cell table:number-columns-repeated="16383"/>
        </table:table-row>
        <table:table-row table:style-name="ro1">
          <table:table-cell office:value-type="string" table:style-name="ce2">
            <text:p>e muốn mua máy in này kết nối với điện thoại hoặc tab A2010 được không ?</text:p>
          </table:table-cell>
          <table:table-cell table:number-columns-repeated="16383"/>
        </table:table-row>
        <table:table-row table:style-name="ro1">
          <table:table-cell office:value-type="string" table:style-name="ce2">
            <text:p>sao mình in nónk ra màu đỏ. màu mực có vẻ k đúng vs ảnh</text:p>
          </table:table-cell>
          <table:table-cell table:number-columns-repeated="16383"/>
        </table:table-row>
        <table:table-row table:style-name="ro1">
          <table:table-cell office:value-type="string" table:style-name="ce2">
            <text:p>giá này là có mực tiếp ngoài đầy đủ hay chỉ có máy thui a</text:p>
          </table:table-cell>
          <table:table-cell table:number-columns-repeated="16383"/>
        </table:table-row>
        <table:table-row table:style-name="ro1">
          <table:table-cell office:value-type="string" table:style-name="ce2">
            <text:p>thứ nhất hộp bị móp méo khá nhiều. thứ 2 giao hàng nhanh hơn mong đợi. thứ 3 tốc độ tốc độ ghi không được cao và không ổn định lên xuống liên tục có khi <text:s/>còn rớt xuống 0byte cao nhất tốc độ đọc tốt có khi lên hơn 100 MB/s nhưng về cuối tốc độ lại chậm chỉ còn mấy trăm byte =&gt;nói chung với tầm giá 99k thì đây là lựa chọn ổn cho các bạn!!</text:p>
          </table:table-cell>
          <table:table-cell table:number-columns-repeated="16383"/>
        </table:table-row>
        <table:table-row table:style-name="ro1">
          <table:table-cell office:value-type="string" table:style-name="ce2">
            <text:p>Hàng chất lượng ,giao hàng nhanh, dung lượng không đủ</text:p>
          </table:table-cell>
          <table:table-cell table:number-columns-repeated="16383"/>
        </table:table-row>
        <table:table-row table:style-name="ro1">
          <table:table-cell office:value-type="string" table:style-name="ce2">
            <text:p>Hàng chính hãng nhập từ Công ty Vĩnh Xuân, giao hàng siêu nhanh, nhưng đóng gói hàng rất kém, đặt một cái ổ cứng nhỏ trong một cái hộp to không có xốp hoặc bóng nổ chèn chặt lại nên khi cầm gói hàng cứ lọc xọc, đề nghị Tiki rút kinh nghiệm, vì ổ cứng mà để lắc như vậy thì có thể chết bất đắc kỳ tử !</text:p>
          </table:table-cell>
          <table:table-cell table:number-columns-repeated="16383"/>
        </table:table-row>
        <table:table-row table:style-name="ro1">
          <table:table-cell office:value-type="string" table:style-name="ce2">
            <text:p>Mình ở Vũng Tàu đặt hàng 24h sau nhận trên tay. Đã sử dụng thành công. Góp ý nhỏ là nên dính cố định 2 miếng phao màu trắng kẹp ổ cứng lại và chèn thêm gì cho đầy để cố định hàng bên trong. Như vậy trong quá trình vận chuyển hạn chế va đập. Vì mình thấy vỏ hộp giấy bên ngoài cũng bị móp méo ở 1 góc. Lúc cầm gói hàng lên nghe lạo xạo bên trong cũng hơi sợ mà chưa thấy có vấn đề gì.</text:p>
          </table:table-cell>
          <table:table-cell table:number-columns-repeated="16383"/>
        </table:table-row>
        <table:table-row table:style-name="ro1">
          <table:table-cell office:value-type="string" table:style-name="ce2">
            <text:p>Tuy nhiên Tiki or shop IT Chính Hãng cần hết sức lưu ý, mình không hài lòng vì giao ổ cứng mà chỉ bỏ trong một cái hộp rộng, không có bọc chống sốc, không chèn xốp. Tiki và IT Chính Hãng cần hết sức cẩn thận lần sau cho khách hàng khác. Vì yêu quý Tiki nên mới tạm cho 4 sao</text:p>
          </table:table-cell>
          <table:table-cell table:number-columns-repeated="16383"/>
        </table:table-row>
        <table:table-row table:style-name="ro1">
          <table:table-cell office:value-type="string" table:style-name="ce2">
            <text:p>Sản Phẩm giao đúng như mô tả, giao hàng nhanh, chỉ có điều là đóng giói sản phẩm chưa được tốt, cũng đã có nhiều comment nói về việc đóng gói sp, mong tiki nên xem xét lại quy trình đóng gói, đặt biệt là với cái sp điện dễ bị hư hỏng như ổ cứng....</text:p>
          </table:table-cell>
          <table:table-cell table:number-columns-repeated="16383"/>
        </table:table-row>
        <table:table-row table:style-name="ro1">
          <table:table-cell office:value-type="string" table:style-name="ce2">
            <text:p>Hàng chính hãng, nguyên seal, dùng tốt. Tuy nhiên không có giấy tờ gì về bảo hành hay phiếu bán hàng nào cả. Thêm nữa, đóng gói hàng thì lại không có gì đệm giảm sốc bên trong.</text:p>
          </table:table-cell>
          <table:table-cell table:number-columns-repeated="16383"/>
        </table:table-row>
        <table:table-row table:style-name="ro1">
          <table:table-cell office:value-type="string" table:style-name="ce2">
            <text:p>Giao hàng nhanh và đúng hẹn. Ổ cứng không có hộp chính hãng, được đặt trong 1 cái bọc nilon + và nilon chống sốc. Hộp tiki bỏ vào không có xốp chống xốc. Trước khi bung ra lắc nghe đùng đùng bên trong. Yêu cầu lần sau tiki phải đặt xốp chèn đầy đủ vào với những mặt hàng nhạy cảm như ổ cứng này.</text:p>
          </table:table-cell>
          <table:table-cell table:number-columns-repeated="16383"/>
        </table:table-row>
        <table:table-row table:style-name="ro1">
          <table:table-cell office:value-type="string" table:style-name="ce2">
            <text:p>Đã kiểm tra số seri là sản phẩm chính hãng, sản xuất tại Thái Lan năm 2019. Tốc độ đọc ghi nhanh giúp tăng hiệu suất chung của máy tính. Tuy nhiên khâu đóng gói đối với linh kiện máy tính cần phải cẩn thận hơn nữa.</text:p>
          </table:table-cell>
          <table:table-cell table:number-columns-repeated="16383"/>
        </table:table-row>
        <table:table-row table:style-name="ro1">
          <table:table-cell office:value-type="string" table:style-name="ce2">
            <text:p>Tiki giao hàng nhanh chóng, có điều nên khắc phục khâu lót đệm cho mặt hàng hdd như vầy thì tốt hơn, trog hộp chỉ có 1 miếng xốp nhỏ còn ổ cứng thì bị kênh nghiêng, chạy xe giao hàng thì dễ bị ảnh hưởng đến mặt hàng nhạy cảm này, điểm cộng cho ngoài hộp có dán tem hàng dễ vỡ. Còn lại thì ok hết, chúc tiki ngày càng phát triển tốt hơn nữa.</text:p>
          </table:table-cell>
          <table:table-cell table:number-columns-repeated="16383"/>
        </table:table-row>
        <table:table-row table:style-name="ro1">
          <table:table-cell office:value-type="string" table:style-name="ce2">
            <text:p>Ổ cứng sử dụng ổn, lâu dài mới đánh giá được chất lượng Bao bì đã bị bóc do sản phẩm phải dán tem bảo hànhcủa nhà phân phối, tuy nhiên cảm giác không được bóc seal không thích lắm (-1 sao)</text:p>
          </table:table-cell>
          <table:table-cell table:number-columns-repeated="16383"/>
        </table:table-row>
        <table:table-row table:style-name="ro1">
          <table:table-cell office:value-type="string" table:style-name="ce2">
            <text:p>Mình nhận được hàng sau gần 1 tuần đặt hàng , lắp vào máy tổng dung lượng thực tế đạt 921 GB , có điều khi khởi động máy ổ cứng rít một hồi tầm 3, 4 giây rồi mới bình thường.</text:p>
            <text:p>Còn về hàng hoá thì có tem mác đàng hoàng , không biết về nâu dài có bền không !</text:p>
          </table:table-cell>
          <table:table-cell table:number-columns-repeated="16383"/>
        </table:table-row>
        <table:table-row table:style-name="ro1">
          <table:table-cell office:value-type="string" table:style-name="ce2">
            <text:p>Hàng chính hãng, giao hàng nhanh. Đáng tiếc bọc hàng không chuyên nghiệp, ai đời ổ cứng mà để trong cái bao nilon xé ra dán tem, sau đó cho vô cái hộp to tướng,không bọc dán chống sốc ji cả 😱</text:p>
          </table:table-cell>
          <table:table-cell table:number-columns-repeated="16383"/>
        </table:table-row>
        <table:table-row table:style-name="ro1">
          <table:table-cell office:value-type="string" table:style-name="ce2">
            <text:p>Mình đặt mua sản phẩm 20/04, thì ngày 22/4 đã nhận được hàng.</text:p>
            <text:p>Nói về service của tiki thì khỏi chê rồi, sản phẩm luôn được đóng gói cẩn thận. Sản phẩm "made in Malaysia".</text:p>
            <text:p/>
            <text:p>Tuy nhiên, do mình mua cùng đợt khuyến mãi nên được tặng kèm gậy chụp hình, nhưng nó lại không hoạt động ( không dùng được rồi).</text:p>
            <text:p/>
            <text:p>Nếu được thì mình sẽ vote 4.5 sao.</text:p>
            <text:p/>
            <text:p/>
          </table:table-cell>
          <table:table-cell table:number-columns-repeated="16383"/>
        </table:table-row>
        <table:table-row table:style-name="ro1">
          <table:table-cell office:value-type="string" table:style-name="ce2">
            <text:p>mình không đánh giá 5* vì khâu đóng gói làm mình không hài lòng, còn lại OK hết.</text:p>
          </table:table-cell>
          <table:table-cell table:number-columns-repeated="16383"/>
        </table:table-row>
        <table:table-row table:style-name="ro1">
          <table:table-cell office:value-type="string" table:style-name="ce2">
            <text:p>phải nói hàng của WD sài rất tốt bảo hành rất lâu 2 năm. check serial trùng khớp với thời gian mua hàng. Tuy nhiên tiki nên xem lại giaohangnhanh họ vận chuyển làm cho hộp sản phẩm bị móp méo rất nhiều phần nào ảnh hưởng tới sản phẩm.</text:p>
          </table:table-cell>
          <table:table-cell table:number-columns-repeated="16383"/>
        </table:table-row>
        <table:table-row table:style-name="ro1">
          <table:table-cell office:value-type="string" table:style-name="ce2">
            <text:p>Hàng đặt buổi sáng, chiều đã giao tới, mặc dù hơi trễ nhưng nói chung là cũng OK.</text:p>
            <text:p>Hộp bao bì cẩn thận, có túi giảm sốc nên cũng yên tâm, hàng nguyên seal có tem bảo hành rõ ràng. Chất lượng thì chắc phải sử dụng 1 thời gian mới biết được.</text:p>
            <text:p>Lần sau nếu tiki có những deal tốt nữa thì mình sẽ mua tiếp :D</text:p>
          </table:table-cell>
          <table:table-cell table:number-columns-repeated="16383"/>
        </table:table-row>
        <table:table-row table:style-name="ro1">
          <table:table-cell office:value-type="string" table:style-name="ce2">
            <text:p>Sản phẩm đúng mô tả, giao hàng nhanh, nhưng có 1 điểm trừ là hàng chỉ được cho vô hộp rồi giao chứ không được bọc chóng sốc nên chấm 4 sao</text:p>
          </table:table-cell>
          <table:table-cell table:number-columns-repeated="16383"/>
        </table:table-row>
        <table:table-row table:style-name="ro1">
          <table:table-cell office:value-type="string" table:style-name="ce2">
            <text:p>Giao hàng nhanh, đúng với mô tả nhưng tiki nên xem lại cách đóng gói hàng điện tử, ổ cứng HDD rất nhạy cảm với va đập mà tiki chỉ có một hộp giấy đóng thì rất nhanh hỏng sản phẩm</text:p>
          </table:table-cell>
          <table:table-cell table:number-columns-repeated="16383"/>
        </table:table-row>
        <table:table-row table:style-name="ro1">
          <table:table-cell office:value-type="string" table:style-name="ce2">
            <text:p>ổ cứng nguyên seal, đẹp (tuy nhiên cần chèn kỹ hơn khi đóng gói), tốc độ copy đạt tb 160mb/s, test thêm time sẽ đánh giá kỹ hơn. thanks Tiki</text:p>
          </table:table-cell>
          <table:table-cell table:number-columns-repeated="16383"/>
        </table:table-row>
        <table:table-row table:style-name="ro1">
          <table:table-cell office:value-type="string" table:style-name="ce2">
            <text:p>4 sao cho giao hàng còn 1 sao bị mất do cách đóng gói chưa được tốt. Tại sao lại k có một vật dụng chống sống nào ở trong chứ.</text:p>
          </table:table-cell>
          <table:table-cell table:number-columns-repeated="16383"/>
        </table:table-row>
        <table:table-row table:style-name="ro1">
          <table:table-cell office:value-type="string" table:style-name="ce2">
            <text:p>Sản phẩm ok, dùng bình thường. Đóng gói ẩu, chỉ bỏ ổ vào hộp không có mút đệm.</text:p>
          </table:table-cell>
          <table:table-cell table:number-columns-repeated="16383"/>
        </table:table-row>
        <table:table-row table:style-name="ro1">
          <table:table-cell office:value-type="string" table:style-name="ce2">
            <text:p>Tốc độ và hiệu năng khá tốt so với giá tiền. Tiki giao hàng cũng nhanh (trong 2ngày). Nhưng bên cung cấp cần cho kèm thêm vài ốc vít để ráp vào case của Desktop thì tốt hơn. Nếu được vậy là 5 sao.</text:p>
          </table:table-cell>
          <table:table-cell table:number-columns-repeated="16383"/>
        </table:table-row>
        <table:table-row table:style-name="ro1">
          <table:table-cell office:value-type="string" table:style-name="ce2">
            <text:p>Giao hàng nhanh, đúng lịch, mở hộp ra thấy có bọc ni lông bóng chống sốc. sau 6thang sử dungjsanr phẩm vẫn ngon lành không bị lỗi gì,,<text:s text:c="13"/></text:p>
          </table:table-cell>
          <table:table-cell table:number-columns-repeated="16383"/>
        </table:table-row>
        <table:table-row table:style-name="ro1">
          <table:table-cell office:value-type="string" table:style-name="ce2">
            <text:p>Hàng chuẩn nhưng đóng gói sơ sài quá, không bọc nổi cái nilon chống sốc cứ để lăn lông lốc trong hộp</text:p>
          </table:table-cell>
          <table:table-cell table:number-columns-repeated="16383"/>
        </table:table-row>
        <table:table-row table:style-name="ro1">
          <table:table-cell office:value-type="string" table:style-name="ce2">
            <text:p>Hàng nguyên túi... thiếu bộc xốp bong bóng giảm va đập... đề nghị shop trang bị thêm bộc xốp giảm va đập</text:p>
          </table:table-cell>
          <table:table-cell table:number-columns-repeated="16383"/>
        </table:table-row>
        <table:table-row table:style-name="ro1">
          <table:table-cell office:value-type="string" table:style-name="ce2">
            <text:p>HDD là hàng dễ hỏng nhưng khi đóng gói sản phẩm không chèn xốp hay nilon chống sốc dễ gây hỏng hdd</text:p>
          </table:table-cell>
          <table:table-cell table:number-columns-repeated="16383"/>
        </table:table-row>
        <table:table-row table:style-name="ro1">
          <table:table-cell office:value-type="string" table:style-name="ce2">
            <text:p>Đặt tiki now giao hàng nhanh tuy nhiên mong bên Tiki lưu ý những mặt hàng như này đặt trong hộp nên có chống shock</text:p>
          </table:table-cell>
          <table:table-cell table:number-columns-repeated="16383"/>
        </table:table-row>
        <table:table-row table:style-name="ro1">
          <table:table-cell office:value-type="string" table:style-name="ce2">
            <text:p>Mới mua được 1 tuần xài cảm thấy tốt, hy vọng không có vấn đề gì vì mình lưu dữ liệu khá quan trọng.</text:p>
          </table:table-cell>
          <table:table-cell table:number-columns-repeated="16383"/>
        </table:table-row>
        <table:table-row table:style-name="ro1">
          <table:table-cell office:value-type="string" table:style-name="ce2">
            <text:p>Chạy ổn nhưng tốc độ chậm. Mua kèm hộp của Ugreen như hình</text:p>
          </table:table-cell>
          <table:table-cell table:number-columns-repeated="16383"/>
        </table:table-row>
        <table:table-row table:style-name="ro1">
          <table:table-cell office:value-type="string" table:style-name="ce2">
            <text:p>đồ điện tử mà để trong mỗi cái hộp to kêu xộc xệch, nhưng hàng về dùng ok</text:p>
          </table:table-cell>
          <table:table-cell table:number-columns-repeated="16383"/>
        </table:table-row>
        <table:table-row table:style-name="ro1">
          <table:table-cell office:value-type="string" table:style-name="ce2">
            <text:p>mới dùng thử thấy ok. chỉ là gói hang hơi ẩu quá, <text:s/>bọc mỗi cái bì bóng nổ là hết ak. nên gói hàng cẩn thận hơn</text:p>
          </table:table-cell>
          <table:table-cell table:number-columns-repeated="16383"/>
        </table:table-row>
        <table:table-row table:style-name="ro1">
          <table:table-cell office:value-type="string" table:style-name="ce2">
            <text:p>đóng gói, vận chuyển sản phẩm tốt.. không có ý kiến gì đặc biệt</text:p>
          </table:table-cell>
          <table:table-cell table:number-columns-repeated="16383"/>
        </table:table-row>
        <table:table-row table:style-name="ro1">
          <table:table-cell office:value-type="string" table:style-name="ce2">
            <text:p>Đóng gói tệ, nói chung là tạm được.</text:p>
          </table:table-cell>
          <table:table-cell table:number-columns-repeated="16383"/>
        </table:table-row>
        <table:table-row table:style-name="ro1">
          <table:table-cell office:value-type="string" table:style-name="ce2">
            <text:p>Đóng gói cẩn thận. Giao hàng nhanh. Sản phẩm chất lượng có dán tem bảo hành đầy đủ.</text:p>
          </table:table-cell>
          <table:table-cell table:number-columns-repeated="16383"/>
        </table:table-row>
        <table:table-row table:style-name="ro1">
          <table:table-cell office:value-type="string" table:style-name="ce2">
            <text:p>ổ cứng ok, nhưng đóng gói lỏng quà.</text:p>
          </table:table-cell>
          <table:table-cell table:number-columns-repeated="16383"/>
        </table:table-row>
        <table:table-row table:style-name="ro1">
          <table:table-cell office:value-type="string" table:style-name="ce2">
            <text:p>Ổ cứng xài tốt, tuy nhiên không kèm cáp SATA 3 nên phải mua riêng ở ngoài.</text:p>
          </table:table-cell>
          <table:table-cell table:number-columns-repeated="16383"/>
        </table:table-row>
        <table:table-row table:style-name="ro1">
          <table:table-cell office:value-type="string" table:style-name="ce2">
            <text:p>ổ cứng chạy tối sau 2 năm, Tiki gói hàng cẩn thận, giao nhanh, Good job Tiki</text:p>
          </table:table-cell>
          <table:table-cell table:number-columns-repeated="16383"/>
        </table:table-row>
        <table:table-row table:style-name="ro1">
          <table:table-cell office:value-type="string" table:style-name="ce2">
            <text:p>chạy khá êm, chờ thêm 1 thời gian nữa mới đánh giá được</text:p>
          </table:table-cell>
          <table:table-cell table:number-columns-repeated="16383"/>
        </table:table-row>
        <table:table-row table:style-name="ro1">
          <table:table-cell office:value-type="string" table:style-name="ce2">
            <text:p>chạy nhanh. ổn định, tốc độ truy cập cao, giao hang nhanh</text:p>
          </table:table-cell>
          <table:table-cell table:number-columns-repeated="16383"/>
        </table:table-row>
        <table:table-row table:style-name="ro1">
          <table:table-cell office:value-type="string" table:style-name="ce2">
            <text:p>Hàng tiki giao nhanh chính hãng, hiện tại đang sử dụng tốt.</text:p>
          </table:table-cell>
          <table:table-cell table:number-columns-repeated="16383"/>
        </table:table-row>
        <table:table-row table:style-name="ro1">
          <table:table-cell office:value-type="string" table:style-name="ce2">
            <text:p>mình dùng được 1 năm rồi thấy ổn. mua với giá 1,1tr.</text:p>
          </table:table-cell>
          <table:table-cell table:number-columns-repeated="16383"/>
        </table:table-row>
        <table:table-row table:style-name="ro1">
          <table:table-cell office:value-type="string" table:style-name="ce2">
            <text:p>cho hỏi ổ cứng này sài cho máy Dell N4110 được không vậy shop</text:p>
          </table:table-cell>
          <table:table-cell table:number-columns-repeated="16383"/>
        </table:table-row>
        <table:table-row table:style-name="ro1">
          <table:table-cell office:value-type="string" table:style-name="ce2">
            <text:p>Cho mình hỏi thông tin sau: Một là mình mua sản phẩm ngày 27/04. Nhưng check bảo hành theo S/N trên hãng thì còn bảo hành tới 28/12/2022(bảo hành 36 tháng), là trôi mất <text:s/>4 tháng bảo hành. Vậy thời gian của mình được tính như thế nào ? Hai là trên sản phẩm của mình không có dán tem bảo hành, không đúng với quy định của hãng, vậy thì sản phẩm của mình sẽ bảo hành ở đâu và chính sách như thế nào ?</text:p>
          </table:table-cell>
          <table:table-cell table:number-columns-repeated="16383"/>
        </table:table-row>
        <table:table-row table:style-name="ro1">
          <table:table-cell office:value-type="string" table:style-name="ce2">
            <text:p>sp có vẻ ok, không lỗi, độ bền chắc phải chờ thời gian. <text:s/>chỉ 1 điểm trừ là đóng gói không cẩn thận lắm.</text:p>
          </table:table-cell>
          <table:table-cell table:number-columns-repeated="16383"/>
        </table:table-row>
        <table:table-row table:style-name="ro1">
          <table:table-cell office:value-type="string" table:style-name="ce2">
            <text:p>Vừa nhận được hàng là viết ngay nhận xét @@ Nhận xét: 1. Tiki giao hàng quá nhanh (chưa tới 2 ngày) và đóng gói rất kỹ. Khi nhận không thấy dấu hiệu va chạm hay cấn móp gì hết. 2. Còn về sản phẩm hoàn toàn mới, không hề có dấu hiệu sp đã qua unbox! 3. So với giá tiền cảm thấy chất lượng như vậy là quá ổn áp. Màu đẹp hơn con màn đang xài @@, nhưng hở sáng thì cũng “bá cháy”. Chất lượng còn phải trải qua quá trình sử dụng mới biết. Tóm cái “quần” lại là rất hài lòng^^</text:p>
          </table:table-cell>
          <table:table-cell table:number-columns-repeated="16383"/>
        </table:table-row>
        <table:table-row table:style-name="ro1">
          <table:table-cell office:value-type="string" table:style-name="ce2">
            <text:p>Màn hình có viền mỏng,màu sắc hiển thị tốt,tuy nhiên khi đóng gói thì tiki không ốp thêm mút ở ngoài để tránh va đập,khi mở ra mình cũng không thấy miếng mút nào ở trong cả,đồ dễ vỡ mà đóng gói hơi xơ xài.Dạo này mình mua khá nhiều đồ trên tiki nhưng tiki đóng gói không còn kỹ như lúc trước.</text:p>
          </table:table-cell>
          <table:table-cell table:number-columns-repeated="16383"/>
        </table:table-row>
        <table:table-row table:style-name="ro1">
          <table:table-cell office:value-type="string" table:style-name="ce2">
            <text:p>- Trước tiên nói về vận chuyển: Nhanh cách sài gòn 180km mà giao tận trà vinh trong hơn 1 ngày. nhưng giao đồ điện tử mà chỉ quấn bọc mỏng dính k chiêm mút j hết là 1 điểm trừ. - Màn khá đẹp căm cáp tính hiệu là xài được luôn, + cài phần mềm điều khiển tải page của dell. Thiết kế khá thui, chân màn hình bằng nhựa nhìn khá yếu, xoay trục màn hơi bị gắt, phần viền màn hình hở hơi nhiều. Chất lượng màn hình đẹp k ám vàng, màu sắc trung thực, chi tiết mức khá, màn bị hở sáng nhẹ và k ảnh hưởng lắm. - Bảo hành k thấy tấm giấy bảo hành nào của tiki, lên tra trên web của dell thì bảo hành được 3 năm và màn của mình kích hoạt bảo hành từ đầu tháng 11, trôi mất hơn 1 tháng. HY VỌNG SẼ BỀN VÀ XÀI được LÂU.</text:p>
          </table:table-cell>
          <table:table-cell table:number-columns-repeated="16383"/>
        </table:table-row>
        <table:table-row table:style-name="ro1">
          <table:table-cell office:value-type="string" table:style-name="ce2">
            <text:p>Dùng màn hình này coi mấy video 4K với HD là siêu phê lun. Chất lượng rất ổn. Xoay đủ các hướng, chỉnh cao thấp cũng được. Mỗi tội dây nguồn lỏng lẻo quá, mỗi lần mình xoay màn hình là tuột nhẹ, nên màn hình tối thui, phải cắm lại, hic.</text:p>
          </table:table-cell>
          <table:table-cell table:number-columns-repeated="16383"/>
        </table:table-row>
        <table:table-row table:style-name="ro1">
          <table:table-cell office:value-type="string" table:style-name="ce2">
            <text:p>Mình đã nhận và lắp, nhưng không kết nối được bằng usb với surface pro 6. Nhờ Tiki hỗ trợ. <text:s/>Mình cắm cần lê đi kèm (usb), nhưng surface nhận ra có thiết bị cắm vào (nghe âm thanh báo), mà màn hình thì không detect gì. Màn hình chỉ hỗ trợ vga, hdmi và dp (chỉ thấy 3 options này trong danh sách menu của màn hình), nhưng sao lại có usb cable ? Tóm lại mình đang bối rối không hiểu</text:p>
          </table:table-cell>
          <table:table-cell table:number-columns-repeated="16383"/>
        </table:table-row>
        <table:table-row table:style-name="ro1">
          <table:table-cell office:value-type="string" table:style-name="ce2">
            <text:p>Sản phẩm màn hình Màn Hình Dell P2319H 23inch FullHD 8ms 60Hz IPS 1/ Tiki đóng gói cẩn thận , có 2 miếng sốp lớn bộc ở 2 bên giảm va đập khi vận chuyển và giao hành nhanh 2/ Màn Hình Dell P2319H 23inch FullHD 8ms 60Hz IPS - Bộ sản phẩm đi kèm không có cáp HDMI -&gt; Cái HDMI nếu cần thêm trên Tiki - Sản phẩm đẹp và hình ảnh hiển thị rõ nét phục vụ nhu cầu làm việc văn phòng , học tạp, giải trí - Màn hình có hở sáng phía trên nhưng ít.</text:p>
          </table:table-cell>
          <table:table-cell table:number-columns-repeated="16383"/>
        </table:table-row>
        <table:table-row table:style-name="ro1">
          <table:table-cell office:value-type="string" table:style-name="ce2">
            <text:p>Chất lượng tốt. Kết cấu cứng cáp, k bị hở sáng quá. Hài lòng về chất lượng. Riêng phần kết cấu cổng nguồn, dữ liệu khó cắm từ phía giữa đáy, hay bị lỏng ra, với khá rườm rà. Để bên trái thì đẹp hơn.</text:p>
          </table:table-cell>
          <table:table-cell table:number-columns-repeated="16383"/>
        </table:table-row>
        <table:table-row table:style-name="ro1">
          <table:table-cell office:value-type="string" table:style-name="ce2">
            <text:p>- Giao hàng nhanh, Thùng chắc chắn bao bọc cẩn thận. - Khớp nối đế và màn hơi lỏng lẻo. <text:s/>- PK đi kèm có cap DP. Không có HDMI nên phải mua thêm. - Mới dùng thấy ổn. mong là dùng lâu dài cũng vậy.</text:p>
          </table:table-cell>
          <table:table-cell table:number-columns-repeated="16383"/>
        </table:table-row>
        <table:table-row table:style-name="ro1">
          <table:table-cell office:value-type="string" table:style-name="ce2">
            <text:p>Sản phẩm tốt, rất ưng ý, tiki now giao hàng siêu nhanh, sáng đặt mà trưa đã giao tới rồi. <text:s/>Mình chỉ khó chịu là giao thiếu cái cáp nguồn cho mình làm phải chạy ra mua ngoài.</text:p>
          </table:table-cell>
          <table:table-cell table:number-columns-repeated="16383"/>
        </table:table-row>
        <table:table-row table:style-name="ro1">
          <table:table-cell office:value-type="string" table:style-name="ce2">
            <text:p>Màn hình mới nhận. Giao hàng và gói hàng tốt. Nhưng các góc màn hình hở như thế này không biết có vấn đề gì không</text:p>
          </table:table-cell>
          <table:table-cell table:number-columns-repeated="16383"/>
        </table:table-row>
        <table:table-row table:style-name="ro1">
          <table:table-cell office:value-type="string" table:style-name="ce2">
            <text:p>hàng đẹp, chỉ ghét cái là thiếu cable HDMI trong box, phải mua ngoài vì không phải máy nào cũng có DBport. gây khó chịu. cái này là do dell.</text:p>
          </table:table-cell>
          <table:table-cell table:number-columns-repeated="16383"/>
        </table:table-row>
        <table:table-row table:style-name="ro1">
          <table:table-cell office:value-type="string" table:style-name="ce2">
            <text:p>tiki xem lại cách đóng gói nhé. hàng rất dễ vỡ mà đóng gói sơ sài quá. mua của tikitraning mà sao lại digiwwor giáo vậy</text:p>
          </table:table-cell>
          <table:table-cell table:number-columns-repeated="16383"/>
        </table:table-row>
        <table:table-row table:style-name="ro1">
          <table:table-cell office:value-type="string" table:style-name="ce2">
            <text:p>Hộp đóng gói chắc chắn, tuy nhiên màn còn hở sáng nhiều, màu sắc chưa thực sự tốt, phù hợp trong tầm giá.</text:p>
          </table:table-cell>
          <table:table-cell table:number-columns-repeated="16383"/>
        </table:table-row>
        <table:table-row table:style-name="ro1">
          <table:table-cell office:value-type="string" table:style-name="ce2">
            <text:p>Ổn đó mọi người ơi, ngon hơn thì mua em p2419</text:p>
          </table:table-cell>
          <table:table-cell table:number-columns-repeated="16383"/>
        </table:table-row>
        <table:table-row table:style-name="ro1">
          <table:table-cell office:value-type="string" table:style-name="ce2">
            <text:p>Màn bị hở sáng. Còn lại chưa thấy vấn đề gì.</text:p>
          </table:table-cell>
          <table:table-cell table:number-columns-repeated="16383"/>
        </table:table-row>
        <table:table-row table:style-name="ro1">
          <table:table-cell office:value-type="string" table:style-name="ce2">
            <text:p>Giao hàng nhanh, chính sách tốt Đóng gói cẩn thận</text:p>
          </table:table-cell>
          <table:table-cell table:number-columns-repeated="16383"/>
        </table:table-row>
        <table:table-row table:style-name="ro1">
          <table:table-cell office:value-type="string" table:style-name="ce2">
            <text:p>Giao hàng hơi lâu</text:p>
          </table:table-cell>
          <table:table-cell table:number-columns-repeated="16383"/>
        </table:table-row>
        <table:table-row table:style-name="ro1">
          <table:table-cell office:value-type="string" table:style-name="ce2">
            <text:p>Đơn giản, nhỏ gọn, thiết kế đẹp. Có thiết kế để treo tường. Giao diện thân thiện, dễ cài đặt, cũng khá đầy đủ chức nặn (hẹn giờ, v..v...). Nhưng chỉ có 1 đèn tín hiệu, sẽ hơi khó chuẩn đoán nếu như 1 trong các cổng LAN cắm chưa sát hay bị lỗi. Tầm phát wifi phù hợp cho phòng trọ hay phòng nhỏ. Sóng ổn định.</text:p>
          </table:table-cell>
          <table:table-cell table:number-columns-repeated="16383"/>
        </table:table-row>
        <table:table-row table:style-name="ro1">
          <table:table-cell office:value-type="string" table:style-name="ce2">
            <text:p>M rất hài lòng với sản phẩm so với tầm giá. Trừ chiếc hộp đang đẹp nhưng hơi bị méo do quá trình di chuyển nhưng không ảnh hưởng tới bên trong nên okay 1. Ưu điểm: <text:s/>- Hàng nguyên seal nguyên kiện, không phải sản phẩm trôi nổi nên yên tâm bước 1 - Nhạc nghe khá to, hợp khi ở trong phòng và mang theo picnic. <text:s/>Đọc vài review trước khi mua thì m khá lo vì mn bảo nghe loa lỗi, nhỏ hơn bật nhạc máy tính nhưng có lẽ do các bạn chưa biết tăng giảm âm lượng đúng cách thui. <text:s/>- Xinh và gọn nhẹ. M mua màu xanh xinh lắm. Còn có cái móc để đặt loa nằm ngang nữa - Nhạc nghe êm, tách lời nhạc rõ ràng. Bass khá ổn dù cái loa bé xíu à - Nghe được cả radio <text:s/>2. Nhược điểm - Phần ngoài dễ bẩn và trầy nên các bạn nhớ chú ý giữ gìn, mua màu tối để giữ được độ đẹp lâu hơn các màu pastel - không có 4 chế độ nhạc EQ như mô tả nên hơi bùn :&lt; - Vì thiết kế theo phong cách tối giản nên một nút tích hợp nhiều chức năng. Các bạn hãy đọc HDSD trước khi sử dụng nhé <text:s/>M chưa sử dụng chế độ nghe điện thoại qua loa nên chưa biết thế nào. Sẽ sử dụng và feeback sau cho các bạn</text:p>
          </table:table-cell>
          <table:table-cell table:number-columns-repeated="16383"/>
        </table:table-row>
        <table:table-row table:style-name="ro1">
          <table:table-cell office:value-type="string" table:style-name="ce2">
            <text:p>Sản phẩm phù hợp với giá tiền. Theo mình đánh giá như sau: *Điểm mạnh: - Sản phẩm còn seal nguyên vẹn. - Thiết kế sang trọng, bắt mắt, màu sắc trẻ trung, hiện đại. - Âm lượng lớn, phù hợp cho không gian phòng, thích hợp cho những người không yêu cầu cao về âm thanh. - Pin trâu đủ sử dụng cho 1 buổi *Điểm trừm: - Bề mặt ngoài nhám nên dễ dơ và trầy xước. - Bass cực kì yếu, không phù hợp nghe dòng nhạc bolero, dùng để học tiếng Anh hoặc để xem phim thì ổn hơn. - Màu loa khác với trên giới thiệu quá xa. Nói chung là không thể đòi hỏi gì nhiều hơn. Nếu muốn nghe hay thì nên đầu tư vào Sony với thiết kế tương tự = <text:s/>P/s: quai đeo cho loa dùng để đặt loa nằm ngang đó các bạn =<text:s text:c="5"/></text:p>
          </table:table-cell>
          <table:table-cell table:number-columns-repeated="16383"/>
        </table:table-row>
        <table:table-row table:style-name="ro1">
          <table:table-cell office:value-type="string" table:style-name="ce2">
            <text:p>Trước giờ rất tin dùng sản phẩm của TP-Link. Quả thật sản phẩm lần này dùng rất tốt, vùng phủ sóng khá rộng, còn tốc độ thì khỏi chê luôn, rất ổn định, tốc độ cao, dùng Wifi mà tốc độ không thua gì dùng cáp ấy. Cảm ơn TP-Link, cảm ơn Tiki, giao hàng rất nhanh lại còn đóng gói cẩn thận!</text:p>
          </table:table-cell>
          <table:table-cell table:number-columns-repeated="16383"/>
        </table:table-row>
        <table:table-row table:style-name="ro1">
          <table:table-cell office:value-type="string" table:style-name="ce2">
            <text:p>Tốc độ Wi-Fi chuẩn N lên đến 300Mbps, rất thuận lợi để sử dụng cho các ứng dụng nhạy cảm và các công việc cơ bản</text:p>
            <text:p>Dễ dàng mã hóa bảo mật Wi-Fi với một lần nhấn nút WPS</text:p>
            <text:p>Kiểm soát băng thông dựa trên IP cho phép quản trị viên quyết định băng thông được phân bổ cho mỗi máy tính</text:p>
            <text:p>Chức năng WDS wireless brigde cung cấp cầu nối liên tục giúp mở rộng mạng lưới Wi-Fi của bạn</text:p>
          </table:table-cell>
          <table:table-cell table:number-columns-repeated="16383"/>
        </table:table-row>
        <table:table-row table:style-name="ro1">
          <table:table-cell office:value-type="string" table:style-name="ce2">
            <text:p>Hiện tại dùng ổn. sóng tốt. dễ cài đặt. tự mua về cí cũng ok. Đóng gói cẩn thận. Bạn nào không rành về IT cũng có thể tự kết nối mạng trong nhà lưu ý khâu giao hàng 2h thì hơi lạ (gọi khách không được 1 lần là về luôn). Hi vọng cẩn thận lần sau hơn.</text:p>
          </table:table-cell>
          <table:table-cell table:number-columns-repeated="16383"/>
        </table:table-row>
        <table:table-row table:style-name="ro1">
          <table:table-cell office:value-type="string" table:style-name="ce2">
            <text:p>Về quy cách đóng gói hàng thì không có gì phải chê, Tiki đóng gói kĩ hàng, bọc 3 lớp chống sốc_&gt; đảm bảo an toàn cho hàng lúc vận chuyển</text:p>
            <text:p>Về chất lượng sản phẩm: của thương hiệu tp-link nên rất thích, thiết kế router này rất đẹp với logo mới của hãng, 2 an-ten có độ phủ sóng rộng, chất lượng sóng wifi ổn định, tùy thuộc vào nhà mạng của bạn nữa</text:p>
          </table:table-cell>
          <table:table-cell table:number-columns-repeated="16383"/>
        </table:table-row>
        <table:table-row table:style-name="ro1">
          <table:table-cell office:value-type="string" table:style-name="ce2">
            <text:p>Giá rẻ nhưng chất lượng. Hàng chính hàng ngon lành chứ không phải trôi nổi. Phụ kiện đầy đủ.</text:p>
          </table:table-cell>
          <table:table-cell table:number-columns-repeated="16383"/>
        </table:table-row>
        <table:table-row table:style-name="ro1">
          <table:table-cell office:value-type="string" table:style-name="ce2">
            <text:p>Chất lượng sản phẩm ok, chắc chắn, phù hợp với nhu cầu nghe nhạc và xem phim cơ bản. Bluetooth kết nối hơi chậm một chút còn lại xứng đáng với tầm giá.</text:p>
          </table:table-cell>
          <table:table-cell table:number-columns-repeated="16383"/>
        </table:table-row>
        <table:table-row table:style-name="ro1">
          <table:table-cell office:value-type="string" table:style-name="ce2">
            <text:p>Với số tiền người mua bỏ ra thì mình thấy nó là hợp lý. Các cụ ngày xưa đã nói tiền nào của ấy. Tiền ít đòi hít ... à mà thôi. Sản phẩm ok ae ạ</text:p>
          </table:table-cell>
          <table:table-cell table:number-columns-repeated="16383"/>
        </table:table-row>
        <table:table-row table:style-name="ro1">
          <table:table-cell office:value-type="string" table:style-name="ce2">
            <text:p>cho mình hỏi bảo hành vs ad loa mình nghe được 1 tháng rồi rất ổn, mà sao sáng nay mở lên loa bị rè chập chờn nghe k được nữa</text:p>
          </table:table-cell>
          <table:table-cell table:number-columns-repeated="16383"/>
        </table:table-row>
        <table:table-row table:style-name="ro1">
          <table:table-cell office:value-type="string" table:style-name="ce2">
            <text:p>Giao đúng ngày, Hộp đẹp, máy đẹp, giá đẹp nhưng âm lượng không mấy lớn như mong đợi 4*</text:p>
          </table:table-cell>
          <table:table-cell table:number-columns-repeated="16383"/>
        </table:table-row>
        <table:table-row table:style-name="ro1">
          <table:table-cell office:value-type="string" table:style-name="ce2">
            <text:p>Mình mới mua đước khoản 1 tuần, sử dụng thấy okie. Giá sản phẩm này cũng phải chăng so với những sản phẩm khác. Có điều là cách cài đặt đổi tên mạng và pass thì không hiểu sao mình đổi hoài không được. vẫn phải để lại như cũ.</text:p>
          </table:table-cell>
          <table:table-cell table:number-columns-repeated="16383"/>
        </table:table-row>
        <table:table-row table:style-name="ro1">
          <table:table-cell office:value-type="string" table:style-name="ce2">
            <text:p>Tôi mua nó được một thời gian và hiện tại chưa gặp bất kỳ trục trặc gì.</text:p>
            <text:p>Router này nhỏ nên dễ dàng sắp xếp. Kiểu dáng router cũng rất bắt mắt phù hợp với những bạn thích bề ngoài đẹp.</text:p>
            <text:p>Tôi sử dụng một thời gian nhưng không thấy hiện tượng nóng như những router cũ thường dùng.</text:p>
            <text:p>Mặc dù sản phẩm không có anten râu nhưng phạm vi phủ sóng không đến nỗi tệ, có thể bắt được sóng từ tầng 2 khi đặt router ở tầng 1</text:p>
          </table:table-cell>
          <table:table-cell table:number-columns-repeated="16383"/>
        </table:table-row>
        <table:table-row table:style-name="ro1">
          <table:table-cell office:value-type="string" table:style-name="ce2">
            <text:p>Ưu: <text:s/>+ Kết nối ổn định; + Thiết kế đẹp; <text:s/>+ Nguyên seal. Khuyết: + Âm lượng chưa lớn lắm; + Bass đánh hơi ù</text:p>
          </table:table-cell>
          <table:table-cell table:number-columns-repeated="16383"/>
        </table:table-row>
        <table:table-row table:style-name="ro1">
          <table:table-cell office:value-type="string" table:style-name="ce2">
            <text:p>Không biết có phải do mạng nhà mình gắn nhiều cục phát quá nên thấy phát k khỏe lắm nhưng so với mức giá này là chấp nhận được</text:p>
          </table:table-cell>
          <table:table-cell table:number-columns-repeated="16383"/>
        </table:table-row>
        <table:table-row table:style-name="ro1">
          <table:table-cell office:value-type="string" table:style-name="ce2">
            <text:p>Trên sản phẩm trống trơn, không có tem hay giấy bảo hành sản phẩm của chính hãng hay bên phân phối/bán. <text:s/>Nếu lỗi không biết bảo hành như thế nào.</text:p>
          </table:table-cell>
          <table:table-cell table:number-columns-repeated="16383"/>
        </table:table-row>
        <table:table-row table:style-name="ro1">
          <table:table-cell office:value-type="string" table:style-name="ce2">
            <text:p>Chất lượng được.nói chung dùng ổn. Phần trong thì không có giấy nilong bóng bảo vệ. không rõ hàng như thế hay tiki bóc ra</text:p>
          </table:table-cell>
          <table:table-cell table:number-columns-repeated="16383"/>
        </table:table-row>
        <table:table-row table:style-name="ro1">
          <table:table-cell office:value-type="string" table:style-name="ce2">
            <text:p>Vỏ hộp đựng router hơi nhàu cũ, nhìn như đồ cũ. Bên trong router thì lại có vẻ mới. Dùng ok. 2 râu, sóng khỏe.</text:p>
          </table:table-cell>
          <table:table-cell table:number-columns-repeated="16383"/>
        </table:table-row>
        <table:table-row table:style-name="ro1">
          <table:table-cell office:value-type="string" table:style-name="ce2">
            <text:p>Hàng đúng như quảng cáo, âm thanh nghe ổn, nói chung hợp lý trong tầm giá.</text:p>
          </table:table-cell>
          <table:table-cell table:number-columns-repeated="16383"/>
        </table:table-row>
        <table:table-row table:style-name="ro1">
          <table:table-cell office:value-type="string" table:style-name="ce2">
            <text:p>hộp đẹp đúng hàng chính hãng. loa thích hợp để nghe trong phòng</text:p>
          </table:table-cell>
          <table:table-cell table:number-columns-repeated="16383"/>
        </table:table-row>
        <table:table-row table:style-name="ro1">
          <table:table-cell office:value-type="string" table:style-name="ce2">
            <text:p>sp tốt loa nghe mạnh nhưng cáp sạc không vô</text:p>
          </table:table-cell>
          <table:table-cell table:number-columns-repeated="16383"/>
        </table:table-row>
        <table:table-row table:style-name="ro1">
          <table:table-cell office:value-type="string" table:style-name="ce2">
            <text:p>Mình mua và sử dụng từ 12/2017 đến nay đã gần một năm. Router hoạt động ổn định, sóng tốt.</text:p>
          </table:table-cell>
          <table:table-cell table:number-columns-repeated="16383"/>
        </table:table-row>
        <table:table-row table:style-name="ro1">
          <table:table-cell office:value-type="string" table:style-name="ce2">
            <text:p>shop cho mình hỏi sao không kết nối được wifi. mạng lan thì lại xài được???</text:p>
          </table:table-cell>
          <table:table-cell table:number-columns-repeated="16383"/>
        </table:table-row>
        <table:table-row table:style-name="ro1">
          <table:table-cell office:value-type="string" table:style-name="ce2">
            <text:p>pin trau qua nghe ca ngay khong het pin. sac 2h dung ca ngay</text:p>
          </table:table-cell>
          <table:table-cell table:number-columns-repeated="16383"/>
        </table:table-row>
        <table:table-row table:style-name="ro1">
          <table:table-cell office:value-type="string" table:style-name="ce2">
            <text:p>loa xài được. phù hợp với tầm giá.</text:p>
          </table:table-cell>
          <table:table-cell table:number-columns-repeated="16383"/>
        </table:table-row>
        <table:table-row table:style-name="ro1">
          <table:table-cell office:value-type="string" table:style-name="ce2">
            <text:p>Hàng chuẩn, đã dùng thời gian dài chưa lỗi, đáng dùng</text:p>
          </table:table-cell>
          <table:table-cell table:number-columns-repeated="16383"/>
        </table:table-row>
        <table:table-row table:style-name="ro1">
          <table:table-cell office:value-type="string" table:style-name="ce2">
            <text:p>Giá tốt hàng chất lượng luôn ủng hộ những sản phẩm mà tiki bán ra.</text:p>
          </table:table-cell>
          <table:table-cell table:number-columns-repeated="16383"/>
        </table:table-row>
        <table:table-row table:style-name="ro1">
          <table:table-cell office:value-type="string" table:style-name="ce2">
            <text:p>Bộ phát wifi chính hãng Tplink, chất lượng sóng ổn định, giá phù hợp.</text:p>
          </table:table-cell>
          <table:table-cell table:number-columns-repeated="16383"/>
        </table:table-row>
        <table:table-row table:style-name="ro1">
          <table:table-cell office:value-type="string" table:style-name="ce2">
            <text:p>Hai lòng. Châtd lượng tôt</text:p>
          </table:table-cell>
          <table:table-cell table:number-columns-repeated="16383"/>
        </table:table-row>
        <table:table-row table:style-name="ro1">
          <table:table-cell office:value-type="string" table:style-name="ce2">
            <text:p>Chất lượng ổn trong tầm giá</text:p>
          </table:table-cell>
          <table:table-cell table:number-columns-repeated="16383"/>
        </table:table-row>
        <table:table-row table:style-name="ro1">
          <table:table-cell office:value-type="string" table:style-name="ce2">
            <text:p>Vẫn còn tốt lắm nha sài lâu lắm ròi</text:p>
          </table:table-cell>
          <table:table-cell table:number-columns-repeated="16383"/>
        </table:table-row>
        <table:table-row table:style-name="ro1">
          <table:table-cell office:value-type="string" table:style-name="ce2">
            <text:p>Mỏng đẹp vào mạng nhanh...cũng có lúc bị chậm không ổn định fb chạy không nổi nhưng với cái giá này thì rất ok.</text:p>
          </table:table-cell>
          <table:table-cell table:number-columns-repeated="16383"/>
        </table:table-row>
        <table:table-row table:style-name="ro1">
          <table:table-cell office:value-type="string" table:style-name="ce2">
            <text:p>đến hiện tại thiết bị vẫn hoạt động ổn định. Sẽ update nếu có lỗi phát sinh.</text:p>
          </table:table-cell>
          <table:table-cell table:number-columns-repeated="16383"/>
        </table:table-row>
        <table:table-row table:style-name="ro1">
          <table:table-cell office:value-type="string" table:style-name="ce2">
            <text:p>Chất lượng wifi tốt, không chập chờn. Mua cục phát 2 râu nhưng sóng chưa khoẻ lắm, tạm được</text:p>
          </table:table-cell>
          <table:table-cell table:number-columns-repeated="16383"/>
        </table:table-row>
        <table:table-row table:style-name="ro1">
          <table:table-cell office:value-type="string" table:style-name="ce2">
            <text:p>san phẩm sử dụng tốt nhanh</text:p>
          </table:table-cell>
          <table:table-cell table:number-columns-repeated="16383"/>
        </table:table-row>
        <table:table-row table:style-name="ro1">
          <table:table-cell office:value-type="string" table:style-name="ce2">
            <text:p>Sản phẩm có chất lượng đáng hài lòng. Dễ cài đặt và dể sử dụng</text:p>
          </table:table-cell>
          <table:table-cell table:number-columns-repeated="16383"/>
        </table:table-row>
        <table:table-row table:style-name="ro1">
          <table:table-cell office:value-type="string" table:style-name="ce2">
            <text:p>Sản phẩm đóng gói ok. Nhưng mà chất <text:s/>lượng thì không được ổn lắm sing không được cao</text:p>
          </table:table-cell>
          <table:table-cell table:number-columns-repeated="16383"/>
        </table:table-row>
        <table:table-row table:style-name="ro1">
          <table:table-cell office:value-type="string" table:style-name="ce2">
            <text:p>hài lòng về sản phẩm, mới sử dùng đươc một hai tháng chưa đánh giá hết được</text:p>
          </table:table-cell>
          <table:table-cell table:number-columns-repeated="16383"/>
        </table:table-row>
        <table:table-row table:style-name="ro1">
          <table:table-cell office:value-type="string" table:style-name="ce2">
            <text:p>Đẹp và đơn giản, cho đến nay chưa bị gì, sóng khỏe <text:s text:c="2"/>)</text:p>
          </table:table-cell>
          <table:table-cell table:number-columns-repeated="16383"/>
        </table:table-row>
        <table:table-row table:style-name="ro1">
          <table:table-cell office:value-type="string" table:style-name="ce2">
            <text:p>Sản phẩm dùng tốt. Dễ cài đặt và sử dụng. Tiki giao hàng nhanh</text:p>
          </table:table-cell>
          <table:table-cell table:number-columns-repeated="16383"/>
        </table:table-row>
        <table:table-row table:style-name="ro1">
          <table:table-cell office:value-type="string" table:style-name="ce2">
            <text:p>tiki giao san pham moi, dang dung nen chua thay hu hong gi</text:p>
            <text:p>hy vong moi su tot dep</text:p>
          </table:table-cell>
          <table:table-cell table:number-columns-repeated="16383"/>
        </table:table-row>
        <table:table-row table:style-name="ro1">
          <table:table-cell office:value-type="string" table:style-name="ce2">
            <text:p>khá là tốt đó.........................................................</text:p>
          </table:table-cell>
          <table:table-cell table:number-columns-repeated="16383"/>
        </table:table-row>
        <table:table-row table:style-name="ro1">
          <table:table-cell office:value-type="string" table:style-name="ce2">
            <text:p>Giá sản phẩm tốt, giao hàng rất nhanh như trong cam kết</text:p>
          </table:table-cell>
          <table:table-cell table:number-columns-repeated="16383"/>
        </table:table-row>
        <table:table-row table:style-name="ro1">
          <table:table-cell office:value-type="string" table:style-name="ce2">
            <text:p>xài ok! không toả nhiệt nhiều giá cả phải chăng đáng mua</text:p>
          </table:table-cell>
          <table:table-cell table:number-columns-repeated="16383"/>
        </table:table-row>
        <table:table-row table:style-name="ro1">
          <table:table-cell office:value-type="string" table:style-name="ce2">
            <text:p>Giao hàng và đóng gói ổn. Nhà 70m2 4 phòng dùng thoải mái, lên tầng hai tạm ổn không mạnh lắm, giá rẻ phù hợp cho hộ gia đình</text:p>
          </table:table-cell>
          <table:table-cell table:number-columns-repeated="16383"/>
        </table:table-row>
        <table:table-row table:style-name="ro1">
          <table:table-cell office:value-type="string" table:style-name="ce2">
            <text:p>cho em hỏi sao cục wifi máy em bắt nó cứ chập chờn ạ?? mà người khác xài bình thường</text:p>
          </table:table-cell>
          <table:table-cell table:number-columns-repeated="16383"/>
        </table:table-row>
        <table:table-row table:style-name="ro1">
          <table:table-cell office:value-type="string" table:style-name="ce2">
            <text:p>Dùm được nhưng hình như sản phẩm đã từng bị lấy ra vì có vết cắt bằng dao rọc giấy trên bao bì.</text:p>
          </table:table-cell>
          <table:table-cell table:number-columns-repeated="16383"/>
        </table:table-row>
        <table:table-row table:style-name="ro1">
          <table:table-cell office:value-type="string" table:style-name="ce2">
            <text:p>Mình mua tặng ny chất lượng thì k bàn đồng hồ rất ok. Có cái gạch phát thành công GHN mình nhận từ ngày 10/8 mà tận 22/8 mới gạch. Mình có dùng hoàn tiền qua finhay cứ treo mãi đến bh. Đề nghị tiki xem xét đối tác giao hàng đảm bảo phục vụ tốt nhất cho kh và lợi ích của tiki. Trân trọng!</text:p>
          </table:table-cell>
          <table:table-cell table:number-columns-repeated="16383"/>
        </table:table-row>
        <table:table-row table:style-name="ro1">
          <table:table-cell office:value-type="string" table:style-name="ce2">
            <text:p>Tuần trước mới làm con pro max, thích tiki quá làm thêm con Apple watch luôn cho đủ bộ</text:p>
          </table:table-cell>
          <table:table-cell table:number-columns-repeated="16383"/>
        </table:table-row>
        <table:table-row table:style-name="ro1">
          <table:table-cell office:value-type="string" table:style-name="ce2">
            <text:p>Kiểm tra sản phẩm chỉ có dung lượng 28,8G thiếu hẳn hơn 3G</text:p>
          </table:table-cell>
          <table:table-cell table:number-columns-repeated="16383"/>
        </table:table-row>
        <table:table-row table:style-name="ro1">
          <table:table-cell office:value-type="string" table:style-name="ce2">
            <text:p>sản phẩm tốt,nguyên seal nhưng sao có bạn đặt thì được mã VN mà của mình lại mã JA vậy,chán ghê</text:p>
          </table:table-cell>
          <table:table-cell table:number-columns-repeated="16383"/>
        </table:table-row>
        <table:table-row table:style-name="ro1">
          <table:table-cell office:value-type="string" table:style-name="ce2">
            <text:p>Hàng ok!giao nhanh!nhưng sau trong trang có chương trình quà tặng nhưng không thấy quà đâu!</text:p>
          </table:table-cell>
          <table:table-cell table:number-columns-repeated="16383"/>
        </table:table-row>
        <table:table-row table:style-name="ro1">
          <table:table-cell office:value-type="string" table:style-name="ce2">
            <text:p>Xài ổn định, đẹp mắt, nhìn sang, nhiều công nghệ xịn sò</text:p>
          </table:table-cell>
          <table:table-cell table:number-columns-repeated="16383"/>
        </table:table-row>
        <table:table-row table:style-name="ro1">
          <table:table-cell office:value-type="string" table:style-name="ce2">
            <text:p>Sao Pin nói dùng trong 18 tiếng mà sài chưa được 10 tiếng đã hết pin<text:s/></text:p>
          </table:table-cell>
          <table:table-cell table:number-columns-repeated="16383"/>
        </table:table-row>
        <table:table-row table:style-name="ro1">
          <table:table-cell office:value-type="string" table:style-name="ce2">
            <text:p>Pin hơi kém, chắc k được 3 ngày nếu noti nhiều.<text:s/></text:p>
          </table:table-cell>
          <table:table-cell table:number-columns-repeated="16383"/>
        </table:table-row>
        <table:table-row table:style-name="ro1">
          <table:table-cell office:value-type="string" table:style-name="ce2">
            <text:p>Lúc mua không để ý chữ hàng nhập khẩu. Mà thôi sài cũng tốt</text:p>
          </table:table-cell>
          <table:table-cell table:number-columns-repeated="16383"/>
        </table:table-row>
        <table:table-row table:style-name="ro1">
          <table:table-cell office:value-type="string" table:style-name="ce2">
            <text:p>Sản phẩm nhỏ gọn, tiện ích, nhưng hình ảnh chưa được hài lòng lắm!</text:p>
          </table:table-cell>
          <table:table-cell table:number-columns-repeated="16383"/>
        </table:table-row>
        <table:table-row table:style-name="ro1">
          <table:table-cell office:value-type="string" table:style-name="ce2">
            <text:p>Cảm nhận là dây cứng cáp, sạc nhanh, code của hộp vẫn còn, khi câc bạn mua sẽ có code như cào sổ số ấy, xong quét QR và dưới lớp lấy mã check trên web của anker thì sẽ ra hàng chính hãng! <text:s/>Tạm thời coi xài time khoảng 3-6 tháng ntn...</text:p>
          </table:table-cell>
          <table:table-cell table:number-columns-repeated="16383"/>
        </table:table-row>
        <table:table-row table:style-name="ro1">
          <table:table-cell office:value-type="string" table:style-name="ce2">
            <text:p>Mình mua em này (màu trắng) và nhận hàng ngày 13/11/2018. Trong 6 tháng đầu dây sạc ổn định, nhanh, dây không bị nóng., Bước sang tháng thứ 7, dây bắt đầu không ổn định, lúc vào điện lúc không, dây sạc nóng và cong oặc lại , được mươi phút thì không vô điện nữa. Dây của mình vẫn còn tem và thời hạn bảo hành. Mong Tiki hỗ trợ và hướng dẫn mình bảo hành sản phẩm. P/S: mình dùng củ sạc rin của Apple</text:p>
          </table:table-cell>
          <table:table-cell table:number-columns-repeated="16383"/>
        </table:table-row>
        <table:table-row table:style-name="ro1">
          <table:table-cell office:value-type="string" table:style-name="ce2">
            <text:p>+ Hàng chính hãng, check được trên trang chủ anker.com/ Sợi cáp sạc to và cho cảm giác chắc chắn hơn sợi cáp theo máy. Điều quan trọng là sợi cáp có chứng nhận MFI do Apple cấp nên dùng yên tâm. Điều đáng tiếc là sợi cáp hơi ngắn (chỉ 0.9m), còn loại 1m8 thì lại quá dài đối với mình. Theo quan điểm cá nhân mình thì sợi cáp nên làm đủ chuẩn 1m (3.33ft). + Về độ bền thì vẫn cần thời gian để kiểm chứng. Mình thích bản powerline+ II hơn nhưng ở Việt Nam vẫn chưa về thì phải. + Tiki giao hàng siêu chậm, mình ở Hà Nội mà phải đợi cả tuần để nhận được hàng. Hy vọng rằng Tiki có thể cải thiện và rút ngắn thời gian giao hàng.</text:p>
          </table:table-cell>
          <table:table-cell table:number-columns-repeated="16383"/>
        </table:table-row>
        <table:table-row table:style-name="ro1">
          <table:table-cell office:value-type="string" table:style-name="ce2">
            <text:p>hàng tốt. - hài lòng nhưng muốn mua số lượng nhiều, mà mỗi làn mua chỉ được 1 chiếc, muốn mua 2 chiếc phải đặt 2 lần , sao vậy? có thể mua 20 chiếc 1 lần mua được không ?</text:p>
          </table:table-cell>
          <table:table-cell table:number-columns-repeated="16383"/>
        </table:table-row>
        <table:table-row table:style-name="ro1">
          <table:table-cell office:value-type="string" table:style-name="ce2">
            <text:p>Dây cáp của Anker thì khá chuẩn, tuy nhiên màu trắng thì khá dễ bẩn các bạn lưu ý nhé. Có thể quấn dây bọc cáp xung quanh hoặc chọn dòng bọc vải dù. Mình thấy chiều dài 0.9m thì chưa thoải mái lắm, còn về chất lượng thì khá yên tâm.</text:p>
          </table:table-cell>
          <table:table-cell table:number-columns-repeated="16383"/>
        </table:table-row>
        <table:table-row table:style-name="ro1">
          <table:table-cell office:value-type="string" table:style-name="ce2">
            <text:p>Hàng tốt, đáp ứng nhu cầu</text:p>
          </table:table-cell>
          <table:table-cell table:number-columns-repeated="16383"/>
        </table:table-row>
        <table:table-row table:style-name="ro1">
          <table:table-cell office:value-type="string" table:style-name="ce2">
            <text:p>Nhỏ gọn.</text:p>
          </table:table-cell>
          <table:table-cell table:number-columns-repeated="16383"/>
        </table:table-row>
        <table:table-row table:style-name="ro1">
          <table:table-cell office:value-type="string" table:style-name="ce2">
            <text:p>Lúc đầu thấy phần hộp bé tí tưởng lại vớ phải háng lỏm <text:s text:c="2"/>nhưng check kĩ lại thì ổn. Dây khá cứng và dẫn điện sạc khá tốt. Mua hàng an tâm</text:p>
          </table:table-cell>
          <table:table-cell table:number-columns-repeated="16383"/>
        </table:table-row>
        <table:table-row table:style-name="ro1">
          <table:table-cell office:value-type="string" table:style-name="ce2">
            <text:p>Dây rất tốt! sạc nhanh! nhưng hồi trước mình dùng lightning powerline + cable thì bảo hành 18 tháng, đến tháng 19 thì hư! <text:s/>) chả biết cọng này được bao lâu!</text:p>
          </table:table-cell>
          <table:table-cell table:number-columns-repeated="16383"/>
        </table:table-row>
        <table:table-row table:style-name="ro1">
          <table:table-cell office:value-type="string" table:style-name="ce2">
            <text:p>hàng giao nhanh, sản phẩm như hình, không có cổng usb. mạng vẫn chậm như thường, thậm chí còn bị rớt vài lần/ngày. tôi không rành lắm, nghe tư vấn mua thêm cục này, 2 băng tần để có thể sử dụng mạng ok hơn nhưng như vậy thì thất vọng, chả biết làm sao: do máy lỗi hay do mạng có vấn đề? <text:s/>(tôi không tự cài đặt, nhờ ktv bên nhà mạng cài đặt hộ) ai có thể cho tôi xin ý kiến với?</text:p>
          </table:table-cell>
          <table:table-cell table:number-columns-repeated="16383"/>
        </table:table-row>
        <table:table-row table:style-name="ro1">
          <table:table-cell office:value-type="string" table:style-name="ce2">
            <text:p>- Khả năng phủ sóng tốt và ổn định trong phạm vi trung bình, tốt trong tầm giá. - Dễ dàng lắp đặt theo hướng dẫn, giao diện quản lý thân thiện bằng tiếng Việt, dễ setup, có ứng dụng trên điện thoại. - Người dùng phổ thông có thể tự thiết lập chạy song song 2 băng tần 2.4Ghz và 5Ghz dễ dàng, thiết lập mạng khách. - Có các tính năng dành cho phụ huynh, kiểm soát truy cập, băng thông,... thông minh. - Tiki giao hàng nhanh, đóng gói cẩn thận.</text:p>
          </table:table-cell>
          <table:table-cell table:number-columns-repeated="16383"/>
        </table:table-row>
        <table:table-row table:style-name="ro1">
          <table:table-cell office:value-type="string" table:style-name="ce2">
            <text:p>Sản phẩm tốt, cài đặt nhanh. Tuy nhiên TP-Link nên cho phép chuyển ngôn ngữ sang Tiếng Anh thay vì để Tiếng Việt. Có rất nhiều thuật ngữ chuyên dụng bằng Tiếng Anh đã rất phổ biến rồi, ai cũng biết. Dịch các thuật ngữ đó sang Tiếng Việt, vừa không chuẩn, vừa làm cho công tác cài đặt phức tạp hơn một cách không cần thiết.</text:p>
          </table:table-cell>
          <table:table-cell table:number-columns-repeated="16383"/>
        </table:table-row>
        <table:table-row table:style-name="ro1">
          <table:table-cell office:value-type="string" table:style-name="ce2">
            <text:p>sóng 5Ghz yếu, 2,4 Ghz thì bình thường như loại 2 râu của TP-Link, thứ 2 trên ảnh thiết bị không có cổng USB nhưng dưới mô tả và Thông số kỹ thuật đều là có cổng USB dễ gây nhầm lẫn cho người mua, trong khi mình cũng đang cần 1 cái Router có cổng USB</text:p>
          </table:table-cell>
          <table:table-cell table:number-columns-repeated="16383"/>
        </table:table-row>
        <table:table-row table:style-name="ro1">
          <table:table-cell office:value-type="string" table:style-name="ce2">
            <text:p>Lúc trước mình xài modem do nhà mạng viettel cung cấp. Tuy nhiên sóng sánh ở tầng 1 kém quá. Mình dùng gói 30Mpbs. Lúc trước ở tầng 1 download chỉ được 10-15/30. Sau khi dùng sản phẩm này tốc độ download đã được cải thiện lên 20-25/30. Nói chung là cũng khá hài lòng. Sản phẩm bảo hành dài tận 2 năm nên cứ dùng đi mà không phải suy nghĩ nhé.</text:p>
          </table:table-cell>
          <table:table-cell table:number-columns-repeated="16383"/>
        </table:table-row>
        <table:table-row table:style-name="ro1">
          <table:table-cell office:value-type="string" table:style-name="ce2">
            <text:p>Thiết kế của con Archer C20 rất đẹp sử dụng thực tế nhìn rất thích. Về giao diện người dùng thì thân thiện, dễ cài đặt với nhiều tính năng (hẹn giờ, parent control, v..v...). Về sóng wifi thì ổn định, có điều băng tầng 5GHz <text:s/>sóng không được xa lắm. Mình không cho 5 sao vì con này không có thiết kế để treo tường.</text:p>
          </table:table-cell>
          <table:table-cell table:number-columns-repeated="16383"/>
        </table:table-row>
        <table:table-row table:style-name="ro1">
          <table:table-cell office:value-type="string" table:style-name="ce2">
            <text:p>Hàng nhận như ảnh. Router wifi mẫu mã đẹp vỏ và râu đều bằng nhựa, có 3 anten phát tín hiệu, box có adapter nguồn sạc, 1 dây RJ45 để nối mạng LAN ( dây hơi ngắn tầm 30 cm, nếu Tiki cho thêm dây rời dài hơn hoặc bán kèm thì tốt), tốc độ đã test trực tiếp với đường truyền FPT với tốc độ nhà cung cấp là 55Mbps/55Mbps thì tốc độ nhận được trên băng tần 5.0 GHz khi cách Router tầm 2m ( tầng 2 xuống tầng 1có tường chắn) đạt 55Mbps/45Mbps ngon đúng gần bằng tốc độ nhà cung cấp. Lưu ý: test bằng Speeđiện thoạiest chọn sever là FPT HCM thì đạt Ping 2 và số liệu trên. Nói chung đáng mua với mức giá dưới 500k có 2 băng tầng kép và có hỗ trợ chuẩn AC. <text:s/>Khó chịu: Giao hàng Tiki.vn quá khó chấp nhận. Đặt hàng từ 13/02 và chọn giao hàng thường thì tiki báo nhận hàng dự kiến 20/02 ( vì trong tết âm lịch nên mình thoải mái không sao cả), đến ngày 22/02 vẫn thấy đơn hàng đang vận chuyển ( mặc dù đơn hàng hiện đang vận chuyển từ ngày 15/02) nên mình phải gọi cho bộ phận hỗ trợ 24/7 nhờ nhắc thì mới có nhân viên giao. Hy vọng Tiki quản lí sắp xếp chuẩn hơn để chủ động thời gian đôi bên. Vì không phải ai cũng có nhu cầu giao hàng 2h</text:p>
          </table:table-cell>
          <table:table-cell table:number-columns-repeated="16383"/>
        </table:table-row>
        <table:table-row table:style-name="ro1">
          <table:table-cell office:value-type="string" table:style-name="ce2">
            <text:p>Router chạy được cả 2 băng tần, mỗi băng tần 1 tên cùng lúc. Có điều sóng bt 5GHz ngắn hơn 2.4GHz nên chỉ phù hợp 1 tầng khoảng 10m đổ lại thôi nhưng những laptop có hỗ trợ 802.11ac dùng sẽ ổn định hơn rất nhiều, còn xa thì nên dùng 2.4GHz.</text:p>
          </table:table-cell>
          <table:table-cell table:number-columns-repeated="16383"/>
        </table:table-row>
        <table:table-row table:style-name="ro1">
          <table:table-cell office:value-type="string" table:style-name="ce2">
            <text:p>Sản phẩm đúng mẫu mã, mới 100%, có TV nên dễ cài đặt. Chất lượng ổn định tuy bán kính quét không được xa. Tiki giao hàng nhanh, đóng gói cẩn thận. Sẽ tiếp tục ủng hộ Tiki trong tương lai...</text:p>
          </table:table-cell>
          <table:table-cell table:number-columns-repeated="16383"/>
        </table:table-row>
        <table:table-row table:style-name="ro1">
          <table:table-cell office:value-type="string" table:style-name="ce2">
            <text:p>Tôi đã mua sp, Router cấu hình rất dễ và chạy khá ổn định. Tuy nhiên, nhược điểm là dù có 3 anten nhưng khả năng sóng xuyên tường không phải là tốt, để tầng 1 lên tầng 3 là chiu luôn (tất nhiên sẽ tùy thuộc kết cấu mỗi nhà), đặc biệt là băng tầng 5Ghz, chỉ chạy tốt khi ở cùng sàng với router. Mặt khác, anten lại là loại cố định nên không thể thay thế bằng những anten tốt hơn. Ngoài ra, Tiki nên chú ý, sản phẩm giao đến tay khách hàng là loại AC900 chứ không phải AC750 như tiêu đề nhé (hình minh họa cũng là hình của AC900), chính vì vậy nên đính chính lại tránh trường hợp có khách hàng phản hồi mua không đúng nhu cầu vì người ta cần AC750 có cổng usb. <text:s/>PS: giao hàng hơi lâu<text:s text:c="2"/></text:p>
          </table:table-cell>
          <table:table-cell table:number-columns-repeated="16383"/>
        </table:table-row>
        <table:table-row table:style-name="ro1">
          <table:table-cell office:value-type="string" table:style-name="ce2">
            <text:p>Về sản phẩm thì rất ok, khi mua được ưu đãi Tikinow nên giao hàng cũng rất nhanh, nhưng shiper thường không gọi trước khi đến, không phải lúc nào cũng có thể chờ sẵn để nhận, lỡ không bắt máy 5 phút là shiper chạy đi mất tiêu rồi.</text:p>
          </table:table-cell>
          <table:table-cell table:number-columns-repeated="16383"/>
        </table:table-row>
        <table:table-row table:style-name="ro1">
          <table:table-cell office:value-type="string" table:style-name="ce2">
            <text:p>Router chạy ổn định với băng tần 2.4ghz. Bằng tần 5ghz có hiện tượng chập chờn sau khi xuyên qua 1 lớp bê tông (sóng hiển thị đủ vạch). Thiết kế đẹp, không bị nóng quá sau 1 thời gian cắm liên tục.</text:p>
          </table:table-cell>
          <table:table-cell table:number-columns-repeated="16383"/>
        </table:table-row>
        <table:table-row table:style-name="ro1">
          <table:table-cell office:value-type="string" table:style-name="ce2">
            <text:p>Dùng 1 năm trong môi trường khá nhiều nấm mốc ở phòng thí nghiệm vi sinh ĐH Y Dược nhưng vẫn còn tốt, sóng 5GHz cự ly gần chứ over 5 mét thì yếu cực kỳ, sóng 2,4GHz khá rộng khoảng 20m. Khá ổn.</text:p>
          </table:table-cell>
          <table:table-cell table:number-columns-repeated="16383"/>
        </table:table-row>
        <table:table-row table:style-name="ro1">
          <table:table-cell office:value-type="string" table:style-name="ce2">
            <text:p>Mình lắp cục này ở lầu 1. Dùng speeđiện thoạiest ở phòng khác cùng lầu (cách 2 bức tường) hoặc lầu dưới thì 5Ghz sóng vẫn ổn, nhưng 2.4Ghz thì yếu hơn cục modem nhà mạng viettel.</text:p>
          </table:table-cell>
          <table:table-cell table:number-columns-repeated="16383"/>
        </table:table-row>
        <table:table-row table:style-name="ro1">
          <table:table-cell office:value-type="string" table:style-name="ce2">
            <text:p>Sóng 2,4GHz xuyên tường ổn. Dễ cài đặt, mẫu mã đẹp. Sóng 5Ghz phạm vi nhỏ không phủ được nhiều. Nhưng trong tầm giá chắc khó có con nào hơn.</text:p>
          </table:table-cell>
          <table:table-cell table:number-columns-repeated="16383"/>
        </table:table-row>
        <table:table-row table:style-name="ro1">
          <table:table-cell office:value-type="string" table:style-name="ce2">
            <text:p>Khá ưng sản phẩm này. Thiết kế của nó khá lạ mắt. Tốc độ mạng nhanh và ổn định. Mình sẽ dùng thêm 1 thời gian rồi sẽ đánh giá chi tiết hơn.</text:p>
          </table:table-cell>
          <table:table-cell table:number-columns-repeated="16383"/>
        </table:table-row>
        <table:table-row table:style-name="ro1">
          <table:table-cell office:value-type="string" table:style-name="ce2">
            <text:p>IT Chính Hãng: Archer c20 v4, 3 râu, Adapter 600mA, bảo hành 2 năm chính hãng bằng tem bảo hành, giao hàng tiêu chuẩn 6ngày nhận hàng, đóng gói cẩn thận, support tốt, được xem hàng</text:p>
          </table:table-cell>
          <table:table-cell table:number-columns-repeated="16383"/>
        </table:table-row>
        <table:table-row table:style-name="ro1">
          <table:table-cell office:value-type="string" table:style-name="ce2">
            <text:p>Mẫu mã đẹp, vừa cài xong hiện đủ 2 tần 2.4 và 5G, chất lượng ok còn bền hay không thì thời gian trả lời.</text:p>
          </table:table-cell>
          <table:table-cell table:number-columns-repeated="16383"/>
        </table:table-row>
        <table:table-row table:style-name="ro1">
          <table:table-cell office:value-type="string" table:style-name="ce2">
            <text:p>Hàng chất lượng sủ dụng tốt trong tầm phát khoảng 10M, theo tôi giao hàng như vậy là còn chậm mặc dù nhà cung cấp dự đoán giao hàng đến nơi là trong khoảng thời gian cho phép</text:p>
          </table:table-cell>
          <table:table-cell table:number-columns-repeated="16383"/>
        </table:table-row>
        <table:table-row table:style-name="ro1">
          <table:table-cell office:value-type="string" table:style-name="ce2">
            <text:p>mình đã mua 1 cái. thấy dùng tốt. mình muốn đặt mua 4 cái nữa nhưng sao dat không được ? (chi đat được 1 cái) có ai tu van dum mình không</text:p>
          </table:table-cell>
          <table:table-cell table:number-columns-repeated="16383"/>
        </table:table-row>
        <table:table-row table:style-name="ro1">
          <table:table-cell office:value-type="string" table:style-name="ce2">
            <text:p>Sản phẩm giao nhanh (mình dùng tikinow). Còn nguyên seal, dùng khá tốt nha mọi người. Đang cân nhắc mua 1 con nữa đây.</text:p>
          </table:table-cell>
          <table:table-cell table:number-columns-repeated="16383"/>
        </table:table-row>
        <table:table-row table:style-name="ro1">
          <table:table-cell office:value-type="string" table:style-name="ce2">
            <text:p>Lão chồng làm IT bảo mua nên chắc là dùng ok, Dùng mấy tháng ròi giờ mới vào để đăng nhận xét</text:p>
          </table:table-cell>
          <table:table-cell table:number-columns-repeated="16383"/>
        </table:table-row>
        <table:table-row table:style-name="ro1">
          <table:table-cell office:value-type="string" table:style-name="ce2">
            <text:p>xài ổn định , wifi không xuyên tường tót như quảng cáo . Không thấy xuất hóa đơn đỏ , tiki kiểm tra lại giúp mình.</text:p>
          </table:table-cell>
          <table:table-cell table:number-columns-repeated="16383"/>
        </table:table-row>
        <table:table-row table:style-name="ro1">
          <table:table-cell office:value-type="string" table:style-name="ce2">
            <text:p>Router xài ổn định, sản phẩm không hỗ trợ VLAN nên bạn nào dùng mạng VNPT nên cân nhắc khi mua. Khả năng chịu tải 15 thiết bị</text:p>
          </table:table-cell>
          <table:table-cell table:number-columns-repeated="16383"/>
        </table:table-row>
        <table:table-row table:style-name="ro1">
          <table:table-cell office:value-type="string" table:style-name="ce2">
            <text:p>Tốc độ ổn định, 2 băng tần dùng rất tiện vs các thiêt bị khác nhau</text:p>
          </table:table-cell>
          <table:table-cell table:number-columns-repeated="16383"/>
        </table:table-row>
        <table:table-row table:style-name="ro1">
          <table:table-cell office:value-type="string" table:style-name="ce2">
            <text:p>đã nhận được hàng, xài ổn. Nhưng sóng qua các phòng vẫn chưa thật sự tốt. Ở gần thì xài ok hơn</text:p>
          </table:table-cell>
          <table:table-cell table:number-columns-repeated="16383"/>
        </table:table-row>
        <table:table-row table:style-name="ro1">
          <table:table-cell office:value-type="string" table:style-name="ce2">
            <text:p>Dùng tốt, cơ mà lâu lâu cũng vẫn bị ngắt mạng</text:p>
          </table:table-cell>
          <table:table-cell table:number-columns-repeated="16383"/>
        </table:table-row>
        <table:table-row table:style-name="ro1">
          <table:table-cell office:value-type="string" table:style-name="ce2">
            <text:p>Dùng ok, khả năng xuyên tường bình thường. 5G chạy tốt</text:p>
          </table:table-cell>
          <table:table-cell table:number-columns-repeated="16383"/>
        </table:table-row>
        <table:table-row table:style-name="ro1">
          <table:table-cell office:value-type="string" table:style-name="ce2">
            <text:p>khi it thiet bi thi ket noi tot,trưa nóng gắt thì chạy hơi chậm...</text:p>
          </table:table-cell>
          <table:table-cell table:number-columns-repeated="16383"/>
        </table:table-row>
        <table:table-row table:style-name="ro1">
          <table:table-cell office:value-type="string" table:style-name="ce2">
            <text:p>Sp mua từ 20/11/2017 dùng tới bây giờ thì sạc không vào pin nữa. Cho hỏi chế độ bảo hành như thế nào. Đơn hàng số 11162414</text:p>
          </table:table-cell>
          <table:table-cell table:number-columns-repeated="16383"/>
        </table:table-row>
        <table:table-row table:style-name="ro1">
          <table:table-cell office:value-type="string" table:style-name="ce2">
            <text:p>Xài hơn 1 năm thì thấy dây sạc bắt đầu hơi đơ đơ không sạc vào như trước nữa</text:p>
          </table:table-cell>
          <table:table-cell table:number-columns-repeated="16383"/>
        </table:table-row>
        <table:table-row table:style-name="ro1">
          <table:table-cell office:value-type="string" table:style-name="ce2">
            <text:p>Cáp sạc tốt, dong goi tốt , nhiên ra còn hơi đắt. Mong rằng có nhiều Đợt khuyến mại hơn nữa để chúng tôi có được giá tốt</text:p>
          </table:table-cell>
          <table:table-cell table:number-columns-repeated="16383"/>
        </table:table-row>
        <table:table-row table:style-name="ro1">
          <table:table-cell office:value-type="string" table:style-name="ce2">
            <text:p>Hàng nhận nhanh hơn dự kiến, <text:s/>check mã chính hãng, đang dùng với cục sạc enrergizer , bao ngon :D</text:p>
          </table:table-cell>
          <table:table-cell table:number-columns-repeated="16383"/>
        </table:table-row>
        <table:table-row table:style-name="ro1">
          <table:table-cell office:value-type="string" table:style-name="ce2">
            <text:p>sản phẩm chính hãng anker, chắc chắn và sử dụng rất ok, có điều hơi ngắn</text:p>
          </table:table-cell>
          <table:table-cell table:number-columns-repeated="16383"/>
        </table:table-row>
        <table:table-row table:style-name="ro1">
          <table:table-cell office:value-type="string" table:style-name="ce2">
            <text:p>dùng ok mua 2 cọng rồi . buồn cái là lúc mua cọng đen lúc không giảm giá 330<text:s text:c="2"/></text:p>
          </table:table-cell>
          <table:table-cell table:number-columns-repeated="16383"/>
        </table:table-row>
        <table:table-row table:style-name="ro1">
          <table:table-cell office:value-type="string" table:style-name="ce2">
            <text:p>Sản phẩm tương đối và gọn nhẹ, dể dàng cài đặt và sử dụng.</text:p>
          </table:table-cell>
          <table:table-cell table:number-columns-repeated="16383"/>
        </table:table-row>
        <table:table-row table:style-name="ro1">
          <table:table-cell office:value-type="string" table:style-name="ce2">
            <text:p>Chất lượng sản phẩm tốt. Đúng như quảng cáo, giao hàng nhanh. Hài lòng</text:p>
          </table:table-cell>
          <table:table-cell table:number-columns-repeated="16383"/>
        </table:table-row>
        <table:table-row table:style-name="ro1">
          <table:table-cell office:value-type="string" table:style-name="ce2">
            <text:p>Sản phẩm đẹp, để dùng 1 thời gian xem như thế nào. Chưa hài lòng về việc giao hàng chậm hơn mấy ngày</text:p>
          </table:table-cell>
          <table:table-cell table:number-columns-repeated="16383"/>
        </table:table-row>
        <table:table-row table:style-name="ro1">
          <table:table-cell office:value-type="string" table:style-name="ce2">
            <text:p>Sản phẩm phát sóng mạnh, dễ dàng quản lý truy cập.</text:p>
          </table:table-cell>
          <table:table-cell table:number-columns-repeated="16383"/>
        </table:table-row>
        <table:table-row table:style-name="ro1">
          <table:table-cell office:value-type="string" table:style-name="ce2">
            <text:p>Đáng đồng tiền bát gạo.</text:p>
            <text:p>Maximum tốc độ hiện tại đang có</text:p>
          </table:table-cell>
          <table:table-cell table:number-columns-repeated="16383"/>
        </table:table-row>
        <table:table-row table:style-name="ro1">
          <table:table-cell office:value-type="string" table:style-name="ce2">
            <text:p>Cho hỏi sản phẩm này có đúng vs tên AC750 không.. có cổng usb không.</text:p>
          </table:table-cell>
          <table:table-cell table:number-columns-repeated="16383"/>
        </table:table-row>
        <table:table-row table:style-name="ro1">
          <table:table-cell office:value-type="string" table:style-name="ce2">
            <text:p>cáp sạc nhanh, nhìn sợi dây khá chắc chắn, có vẻ bền theo thời gian<text:s text:c="2"/></text:p>
          </table:table-cell>
          <table:table-cell table:number-columns-repeated="16383"/>
        </table:table-row>
        <table:table-row table:style-name="ro1">
          <table:table-cell office:value-type="string" table:style-name="ce2">
            <text:p>day chắc bền, gia công tốt, xứng đáng với giá tiền</text:p>
          </table:table-cell>
          <table:table-cell table:number-columns-repeated="16383"/>
        </table:table-row>
        <table:table-row table:style-name="ro1">
          <table:table-cell office:value-type="string" table:style-name="ce2">
            <text:p>Bền , sạc nhanh nhưng màu trắng nhanh dơ</text:p>
          </table:table-cell>
          <table:table-cell table:number-columns-repeated="16383"/>
        </table:table-row>
        <table:table-row table:style-name="ro1">
          <table:table-cell office:value-type="string" table:style-name="ce2">
            <text:p>Hàng giao nhanh, chính hãng</text:p>
          </table:table-cell>
          <table:table-cell table:number-columns-repeated="16383"/>
        </table:table-row>
        <table:table-row table:style-name="ro1">
          <table:table-cell office:value-type="string" table:style-name="ce2">
            <text:p>Hài lòng với sản phẩm, sạc nhanh</text:p>
          </table:table-cell>
          <table:table-cell table:number-columns-repeated="16383"/>
        </table:table-row>
        <table:table-row table:style-name="ro1">
          <table:table-cell office:value-type="string" table:style-name="ce2">
            <text:p>Hàng chất lượng tốt</text:p>
          </table:table-cell>
          <table:table-cell table:number-columns-repeated="16383"/>
        </table:table-row>
        <table:table-row table:style-name="ro1">
          <table:table-cell office:value-type="string" table:style-name="ce2">
            <text:p>Chất lượng ổn. Đóng gói kỹ, giao hàng nhanh. Mới dùng nên chưa nhận xét nhiều</text:p>
          </table:table-cell>
          <table:table-cell table:number-columns-repeated="16383"/>
        </table:table-row>
        <table:table-row table:style-name="ro1">
          <table:table-cell office:value-type="string" table:style-name="ce2">
            <text:p>Sản phẩm như hình Giao nhanh</text:p>
          </table:table-cell>
          <table:table-cell table:number-columns-repeated="16383"/>
        </table:table-row>
        <table:table-row table:style-name="ro1">
          <table:table-cell office:value-type="string" table:style-name="ce2">
            <text:p>Giao hàng sản phẩm nhanh. sản phẩm chất lượng, nên đưa thêm các lựa chọn màu khác</text:p>
          </table:table-cell>
          <table:table-cell table:number-columns-repeated="16383"/>
        </table:table-row>
        <table:table-row table:style-name="ro1">
          <table:table-cell office:value-type="string" table:style-name="ce2">
            <text:p>Về chất lượng sản phẩm: Mình khá hài lòng khi sản phẩm được gói cẩn thận, còn nguyên tem, bao bì, đóng hộp. Cả usb quà tặng cũng còn nguyên vẹn trong hộp và kèm theo giấy bảo hành. Khi sử dụng thử, mình thấy tốc độ truy cập nhanh. Tạm thời chưa sử dụng nhiều nên chưa thấy vấn đề gì.</text:p>
            <text:p>Về cách giao hàng: Mình đặt mua ổ cứng di động này vào lúc 6g sáng. Tầm 4g mình nhận được điện thoại giao hàng và mình cảm thấy chưa hài lòng vì không có ai điện thoại đến xác nhận việc mua, giao hàng. Vì nhân viên giao hàng bảo 17g hết giờ hành chính nên mình phải sắp xếp từ cty chạy về sớm để nhận kịp 17g. Những lần sau, mong Tiki xác nhận sớm dùm mình. Như vậy mới cho 5 sao được. Hehe</text:p>
          </table:table-cell>
          <table:table-cell table:number-columns-repeated="16383"/>
        </table:table-row>
        <table:table-row table:style-name="ro1">
          <table:table-cell office:value-type="string" table:style-name="ce2">
            <text:p>Thấy mọi người bình luận về em này rất tốt, mà hãng này mình cũng nghe tên tuổi từ lâu, nên quyết định rinh một em về để giảm tải cho cái máy tính già.</text:p>
            <text:p>Nói chung là chất lượng ổn, đáng để lựa chọn!</text:p>
          </table:table-cell>
          <table:table-cell table:number-columns-repeated="16383"/>
        </table:table-row>
        <table:table-row table:style-name="ro1">
          <table:table-cell office:value-type="string" table:style-name="ce2">
            <text:p>Giao hàng nhanh, mẫu mã như đơn đặt hàng. Sp chắc chắn Tuy nhiên dung lượng thực tế chỉ 931g, là điểm trừ cho sp</text:p>
          </table:table-cell>
          <table:table-cell table:number-columns-repeated="16383"/>
        </table:table-row>
        <table:table-row table:style-name="ro1">
          <table:table-cell office:value-type="string" table:style-name="ce2">
            <text:p>Tốc độ chuyển dữ liệu nhanh. Mới dùng nên chưa biết có ổn định lâu dài không.</text:p>
          </table:table-cell>
          <table:table-cell table:number-columns-repeated="16383"/>
        </table:table-row>
        <table:table-row table:style-name="ro1">
          <table:table-cell office:value-type="string" table:style-name="ce2">
            <text:p>Tốc độ chép file tốt (khoảng 120mb/s với file lớn). Hình thức ổn, build chắc chắn.</text:p>
          </table:table-cell>
          <table:table-cell table:number-columns-repeated="16383"/>
        </table:table-row>
        <table:table-row table:style-name="ro1">
          <table:table-cell office:value-type="string" table:style-name="ce2">
            <text:p>Sản phẩm giao nhanh, đóng gói hơi lỏng lẻo nhưng vẫn ok. Ổ cứng sử dụng tốt, chất liệu cầm chắc tay</text:p>
          </table:table-cell>
          <table:table-cell table:number-columns-repeated="16383"/>
        </table:table-row>
        <table:table-row table:style-name="ro1">
          <table:table-cell office:value-type="string" table:style-name="ce2">
            <text:p>Mình mua hồi t7/2018, giờ không đọc ghi gì được, cho hỏi địa chỉ bảo hành sản phẩm. thanks.</text:p>
          </table:table-cell>
          <table:table-cell table:number-columns-repeated="16383"/>
        </table:table-row>
        <table:table-row table:style-name="ro1">
          <table:table-cell office:value-type="string" table:style-name="ce2">
            <text:p>Giao hàng đúng thời gian!</text:p>
          </table:table-cell>
          <table:table-cell table:number-columns-repeated="16383"/>
        </table:table-row>
        <table:table-row table:style-name="ro1">
          <table:table-cell office:value-type="string" table:style-name="ce2">
            <text:p>sản phẩm dùng rất ok, kết nối nhanh với PC hay laptop, dữ liệu truyền qua rất nhanh.</text:p>
          </table:table-cell>
          <table:table-cell table:number-columns-repeated="16383"/>
        </table:table-row>
        <table:table-row table:style-name="ro1">
          <table:table-cell office:value-type="string" table:style-name="ce2">
            <text:p>San phẩm sài rất tốt tôi hài lòng</text:p>
          </table:table-cell>
          <table:table-cell table:number-columns-repeated="16383"/>
        </table:table-row>
        <table:table-row table:style-name="ro1">
          <table:table-cell office:value-type="string" table:style-name="ce2">
            <text:p>Tiki giao hàng nhanh, sản phẩm tốt, tôi hài lòng với chính sách và khuyến mãi của Tiki!</text:p>
          </table:table-cell>
          <table:table-cell table:number-columns-repeated="16383"/>
        </table:table-row>
        <table:table-row table:style-name="ro1">
          <table:table-cell office:value-type="string" table:style-name="ce2">
            <text:p>Chất lượng sản phẩm và đóng gói tốt tuy nhiên đây là lần thứ 2 tiki lùi ngày giao hàng của mình lại 1 ngày nhưng không thông báo lý do.</text:p>
          </table:table-cell>
          <table:table-cell table:number-columns-repeated="16383"/>
        </table:table-row>
        <table:table-row table:style-name="ro1">
          <table:table-cell office:value-type="string" table:style-name="ce2">
            <text:p>Lúc nhận hàng mình đòi ktra, thấy tem hộp đựng đã bị bóc ra rồi nhưng được giải thích là NBH khui hộp để dán tem BH. check tem của BH thấy còn mới nên cũng yên tâm. Để dùng ít lâu nữa xem có vấn đề gì k.</text:p>
          </table:table-cell>
          <table:table-cell table:number-columns-repeated="16383"/>
        </table:table-row>
        <table:table-row table:style-name="ro1">
          <table:table-cell office:value-type="string" table:style-name="ce2">
            <text:p>Sản phẩm giao hàng nhanh, giá rẻ hoạt động tốt. Sau có nhu cầu sẽ mua nữa.</text:p>
          </table:table-cell>
          <table:table-cell table:number-columns-repeated="16383"/>
        </table:table-row>
        <table:table-row table:style-name="ro1">
          <table:table-cell office:value-type="string" table:style-name="ce2">
            <text:p>Khá tốt, máy tính tăng tốc lên đáng kể, độ bền còn phải kiểm chứng nhưng cảm nhận ban đầu là nó khá nhẹ và hơi thiếu chắc chắn. Nhưng nhìn chung thì ssd bây giờ cái nào cũng thế cả</text:p>
          </table:table-cell>
          <table:table-cell table:number-columns-repeated="16383"/>
        </table:table-row>
        <table:table-row table:style-name="ro1">
          <table:table-cell office:value-type="string" table:style-name="ce2">
            <text:p>thay ổ hdd thấy ngay sự khác biệt, trước dùng hdd cài win 10, và office thật là cực hình. thay ổ này vô cảm giác cứ như được tháo gông ra khỏi cổ. hy vọng ổ bền.</text:p>
          </table:table-cell>
          <table:table-cell table:number-columns-repeated="16383"/>
        </table:table-row>
        <table:table-row table:style-name="ro1">
          <table:table-cell office:value-type="string" table:style-name="ce2">
            <text:p>Khi cài win 10 mở lên tầm 15s xài ok trong giá đó. Chất liệu bên ngoài bằng nhựa nên sờ không thấy nóng nhiều.</text:p>
          </table:table-cell>
          <table:table-cell table:number-columns-repeated="16383"/>
        </table:table-row>
        <table:table-row table:style-name="ro1">
          <table:table-cell office:value-type="string" table:style-name="ce2">
            <text:p>Tốc độ đọc ghi tạm chấp nhận được, giao hành nhanh, vì giá rẻ nên không yêu cầu thêm gì nhiều</text:p>
          </table:table-cell>
          <table:table-cell table:number-columns-repeated="16383"/>
        </table:table-row>
        <table:table-row table:style-name="ro1">
          <table:table-cell office:value-type="string" table:style-name="ce2">
            <text:p>chất lượng có vẻ ok, độ bền cần thêm thời gian để kiểm chứng</text:p>
          </table:table-cell>
          <table:table-cell table:number-columns-repeated="16383"/>
        </table:table-row>
        <table:table-row table:style-name="ro1">
          <table:table-cell office:value-type="string" table:style-name="ce2">
            <text:p>báo 128gb nhưng dung lượng thực chỉ 119gb để tối về copy win chạy xem sau</text:p>
          </table:table-cell>
          <table:table-cell table:number-columns-repeated="16383"/>
        </table:table-row>
        <table:table-row table:style-name="ro1">
          <table:table-cell office:value-type="string" table:style-name="ce2">
            <text:p>Về cách đóng gói thì vẫn còn thấy túi bị rạch tuy nhiên đến bây giờ sử dụng vẫn rất tốt nên vẫn highly recommend</text:p>
          </table:table-cell>
          <table:table-cell table:number-columns-repeated="16383"/>
        </table:table-row>
        <table:table-row table:style-name="ro1">
          <table:table-cell office:value-type="string" table:style-name="ce2">
            <text:p>chuột cũng ngon, trong tầm giá này cũng không đòi hỏi j thêm,dài lâu dài không biết nhưng mà vừa xài 2,3 ngày thấy khá ok</text:p>
          </table:table-cell>
          <table:table-cell table:number-columns-repeated="16383"/>
        </table:table-row>
        <table:table-row table:style-name="ro1">
          <table:table-cell office:value-type="string" table:style-name="ce2">
            <text:p>Giá và chất lượng tương ứng. Chuột nhạy, vừa lòng bàn tay tuy nhiên khi nhấp chuột có tiếng động</text:p>
          </table:table-cell>
          <table:table-cell table:number-columns-repeated="16383"/>
        </table:table-row>
        <table:table-row table:style-name="ro1">
          <table:table-cell office:value-type="string" table:style-name="ce2">
            <text:p>Mình mua được 2 tuần giờ để ý là k có team bảo hành. Có bảo hành được k ad ơi</text:p>
          </table:table-cell>
          <table:table-cell table:number-columns-repeated="16383"/>
        </table:table-row>
        <table:table-row table:style-name="ro1">
          <table:table-cell office:value-type="string" table:style-name="ce2">
            <text:p>Cảm quan bên ngoài là tốt, còn sài ổn định không mình sẽ phản hồi sau.</text:p>
          </table:table-cell>
          <table:table-cell table:number-columns-repeated="16383"/>
        </table:table-row>
        <table:table-row table:style-name="ro1">
          <table:table-cell office:value-type="string" table:style-name="ce2">
            <text:p>Tạm thời thấy chạy khá ổn, dùng thời gian dài thì chưa biết được.</text:p>
          </table:table-cell>
          <table:table-cell table:number-columns-repeated="16383"/>
        </table:table-row>
        <table:table-row table:style-name="ro1">
          <table:table-cell office:value-type="string" table:style-name="ce2">
            <text:p>Hiện tại sau 1 tháng tôi vẫn thấy sử dụng tốt</text:p>
          </table:table-cell>
          <table:table-cell table:number-columns-repeated="16383"/>
        </table:table-row>
        <table:table-row table:style-name="ro1">
          <table:table-cell office:value-type="string" table:style-name="ce2">
            <text:p>cai win nhanh mượt ngưng không biết xài được lâu hay không</text:p>
          </table:table-cell>
          <table:table-cell table:number-columns-repeated="16383"/>
        </table:table-row>
        <table:table-row table:style-name="ro1">
          <table:table-cell office:value-type="string" table:style-name="ce2">
            <text:p>sản phảm giống mô tả, tốc độ ok nhé.</text:p>
          </table:table-cell>
          <table:table-cell table:number-columns-repeated="16383"/>
        </table:table-row>
        <table:table-row table:style-name="ro1">
          <table:table-cell office:value-type="string" table:style-name="ce2">
            <text:p>Dùng ok. Tool của hãng không update firmware được thì phải.</text:p>
          </table:table-cell>
          <table:table-cell table:number-columns-repeated="16383"/>
        </table:table-row>
        <table:table-row table:style-name="ro1">
          <table:table-cell office:value-type="string" table:style-name="ce2">
            <text:p>sản phẩm ổn. Mình dùng cho đầu thu camera nhà mình.</text:p>
          </table:table-cell>
          <table:table-cell table:number-columns-repeated="16383"/>
        </table:table-row>
        <table:table-row table:style-name="ro1">
          <table:table-cell office:value-type="string" table:style-name="ce2">
            <text:p>Không thấy tem bảo hành, không biết bảo hành nếu lỗi kiểu gì đây ?</text:p>
          </table:table-cell>
          <table:table-cell table:number-columns-repeated="16383"/>
        </table:table-row>
        <table:table-row table:style-name="ro1">
          <table:table-cell office:value-type="string" table:style-name="ce2">
            <text:p>mua đã hơn được 1 tuần, hôm nay mới rãnh nhận xét nói chê cũng không phải, tiki trading là làm việc nhanh gọn, hôm nay đặt là chiều mai hàng đã tới nhà, với lại nguồn nhập từ tiki nên rất tin tưởng, còn chuyện tương lai tính sau <text:s text:c="2"/>ổ ssd này dành riêng chơi win luôn, pc đang sài đời 2011, lúc trước dùng ổ hdd, mình cũng không tin sau 30s là khởi động xong cám ơn TIKI TRADING giá mình mua hiện tại 4/2020 là 625k</text:p>
          </table:table-cell>
          <table:table-cell table:number-columns-repeated="16383"/>
        </table:table-row>
        <table:table-row table:style-name="ro1">
          <table:table-cell office:value-type="string" table:style-name="ce2">
            <text:p>Thay SSD hiệu năng máy thay đổi rõ rệt. Giao hàng khá nhanh do mình sử dụng gói 2h. Tuy nhiên, hơi thất vọng về cách đóng gói của Tiki vì do đơn hàng mình có đặt chung với 1 chai và 1 bịch nước giặt Omo mà vẫn đóng chung cùng 1 kiện hàng. Nên lúc nhận hơi hoang mang không biết ổ cứng có bị va đập hư hay không. Mong Tiki lần sau khắc phục vấn đề này.</text:p>
          </table:table-cell>
          <table:table-cell table:number-columns-repeated="16383"/>
        </table:table-row>
        <table:table-row table:style-name="ro1">
          <table:table-cell office:value-type="string" table:style-name="ce2">
            <text:p>Tiki dạo này giao hàng chậm. ngày xưa hai ngày thậm chí chưa đến một ngày là nhận hàng. Giờ cả tuần mới nhận đuợc. <text:s text:c="2"/>Sản phẩm tạm thời ok. Dùng cho Vaio T13 chạy core i5 nhưng khởi động vẫn không đuợc nhanh như kì vọng. Đang dùng SSD samsung cho máy tính bàn cấu hình yếu mà khởi động rất nhanh. Ổ này cho vào laptop cấu hình tốt hơn mà vẫn chậm hơn. Có thể do win cũ vì mình clone win sang. Nên tạm đánh giá như vậy.</text:p>
          </table:table-cell>
          <table:table-cell table:number-columns-repeated="16383"/>
        </table:table-row>
        <table:table-row table:style-name="ro1">
          <table:table-cell office:value-type="string" table:style-name="ce2">
            <text:p>Ổ vỏ nhựa nên hơi ọp ẹp tuy nhiên lắp vào trong máy nên không ảnh hưởng, tốc độ khi kiểm tra bằng phần mềm crystaldiskmark không được như công bố, nhất là tốc độ ghi. Còn lại từ giao hàng đến đóng gói sản phẩm đều rất tốt.</text:p>
          </table:table-cell>
          <table:table-cell table:number-columns-repeated="16383"/>
        </table:table-row>
        <table:table-row table:style-name="ro1">
          <table:table-cell office:value-type="string" table:style-name="ce2">
            <text:p>Hàng giao nhanh bất ngờ, đóng gói kỹ, nhưng dán tem bảo hành ẩu quá, dán cả vào bao nilon khi lấy ra bị rách tem một ít, không biết sau này thế nào????!!!!!</text:p>
          </table:table-cell>
          <table:table-cell table:number-columns-repeated="16383"/>
        </table:table-row>
        <table:table-row table:style-name="ro1">
          <table:table-cell office:value-type="string" table:style-name="ce2">
            <text:p>Giao hàng 2h của Tiki khá nhanh. Hàng nhìn hơi tàu tàu. Tốc độ đọc ghi bằng 2/3 quảng cáo. Nói chung là chấp nhận được với cái giá quá bèo như này. Tiện cho mình hỏi bảo hành như nào nhỉ</text:p>
          </table:table-cell>
          <table:table-cell table:number-columns-repeated="16383"/>
        </table:table-row>
        <table:table-row table:style-name="ro1">
          <table:table-cell office:value-type="string" table:style-name="ce2">
            <text:p>Nhận được sp thấy nhẹ theo đúng kiểu ổ cứng SSD. Tiki giao hàng nhanh, chuẩn, giá tốt. Trong các trang thương mại điện tử thì khi mua hàng ở Tiki là yên tâm nhất.</text:p>
          </table:table-cell>
          <table:table-cell table:number-columns-repeated="16383"/>
        </table:table-row>
        <table:table-row table:style-name="ro1">
          <table:table-cell office:value-type="string" table:style-name="ce2">
            <text:p>Chất lượng tốt, lúc đầu về tháo ra cầm thấy nhẹ có chút nghi ngờ nhưng cắm vào chạy rất ổn, máy dùng 6 năm vẫn chơi được seikiro load màn rất nhanh<text:s text:c="8"/></text:p>
          </table:table-cell>
          <table:table-cell table:number-columns-repeated="16383"/>
        </table:table-row>
        <table:table-row table:style-name="ro1">
          <table:table-cell office:value-type="string" table:style-name="ce2">
            <text:p>Hàng giao bọc , đóng gói cẩn thận , hàng chính hãng yên tâm sử dụng</text:p>
          </table:table-cell>
          <table:table-cell table:number-columns-repeated="16383"/>
        </table:table-row>
        <table:table-row table:style-name="ro1">
          <table:table-cell office:value-type="string" table:style-name="ce2">
            <text:p>Lắp vào khởi động khá nhanh..tuy nhiên tốc độ ghi không như nhà sản xuất công bố... đã update lên firmware mới nhất là UE450000 tốc độ chỉ cải thiện một chút.. tầm 100MB/s vẫn rất thấp</text:p>
          </table:table-cell>
          <table:table-cell table:number-columns-repeated="16383"/>
        </table:table-row>
        <table:table-row table:style-name="ro1">
          <table:table-cell office:value-type="string" table:style-name="ce2">
            <text:p>Sản phẩm đóng gói chắc chắn, như mô tả, còn seal. Chất lượng thì xài xong sẽ quay lại đánh giá tiếp. Tạm cho 4*</text:p>
          </table:table-cell>
          <table:table-cell table:number-columns-repeated="16383"/>
        </table:table-row>
        <table:table-row table:style-name="ro1">
          <table:table-cell office:value-type="string" table:style-name="ce2">
            <text:p>Hàng mới, đẹp, chưa dùng nên chưa biết, nhưng phê bình khâu đóng gói, hàng điện tử mà không bỏ bao chống xốc <text:s/>Nói chung Ok</text:p>
          </table:table-cell>
          <table:table-cell table:number-columns-repeated="16383"/>
        </table:table-row>
        <table:table-row table:style-name="ro1">
          <table:table-cell office:value-type="string" table:style-name="ce2">
            <text:p>Giao hàng nhanh, đóng gói chắc chắn, dùng đến giờ cũng ổn, phải dùng một thời gian nữa mới biết có bền không.</text:p>
          </table:table-cell>
          <table:table-cell table:number-columns-repeated="16383"/>
        </table:table-row>
        <table:table-row table:style-name="ro1">
          <table:table-cell office:value-type="string" table:style-name="ce2">
            <text:p>Hàng phù hợp với giá cả, tuy chưa test vào máy nhưng đã nhì trực quan bên ngoài thì không vấn đề gì.</text:p>
          </table:table-cell>
          <table:table-cell table:number-columns-repeated="16383"/>
        </table:table-row>
        <table:table-row table:style-name="ro1">
          <table:table-cell office:value-type="string" table:style-name="ce2">
            <text:p>giao hàng đóng gói tốt! chưa thử xử lí file lớn. nhìn chung có cải thiện tốt độ của máy sau khi nâng cấp</text:p>
          </table:table-cell>
          <table:table-cell table:number-columns-repeated="16383"/>
        </table:table-row>
        <table:table-row table:style-name="ro1">
          <table:table-cell office:value-type="string" table:style-name="ce2">
            <text:p>Giao hàng nhanh. hàng chính hãng. mọi người yên tâm</text:p>
          </table:table-cell>
          <table:table-cell table:number-columns-repeated="16383"/>
        </table:table-row>
        <table:table-row table:style-name="ro1">
          <table:table-cell office:value-type="string" table:style-name="ce2">
            <text:p>Hộp của mình chỉ có sản phẩm, phiếu mua hàng, nếu cho thêm cái bọc nilon chống sốc thì sẽ yên tâm hơn, dù sao cũng là hàng công nghệ</text:p>
          </table:table-cell>
          <table:table-cell table:number-columns-repeated="16383"/>
        </table:table-row>
        <table:table-row table:style-name="ro1">
          <table:table-cell office:value-type="string" table:style-name="ce2">
            <text:p>mình mua sản phẩm của memory zone, rất tốt. nhưng mà sao không có giấy bảo hành hay giấy tờ gì kèm theo hết nhỉ</text:p>
          </table:table-cell>
          <table:table-cell table:number-columns-repeated="16383"/>
        </table:table-row>
        <table:table-row table:style-name="ro1">
          <table:table-cell office:value-type="string" table:style-name="ce2">
            <text:p>Hàng giao đúng lịch, cần thời gian sử dụng để đánh giá, máy chạy nhanh hơn sau khi thay</text:p>
          </table:table-cell>
          <table:table-cell table:number-columns-repeated="16383"/>
        </table:table-row>
        <table:table-row table:style-name="ro1">
          <table:table-cell office:value-type="string" table:style-name="ce2">
            <text:p>Nhìn chung sản phẩm dùng ok. chưa phát sinh lỗi lầm gì từ lúc mua tới giờ, hình như gần 5 tháng rồi</text:p>
          </table:table-cell>
          <table:table-cell table:number-columns-repeated="16383"/>
        </table:table-row>
        <table:table-row table:style-name="ro1">
          <table:table-cell office:value-type="string" table:style-name="ce2">
            <text:p>Giao hàng nhanh, sp nguyên vẹn nhg chất lượng cần thời gian kiểm chứng</text:p>
          </table:table-cell>
          <table:table-cell table:number-columns-repeated="16383"/>
        </table:table-row>
        <table:table-row table:style-name="ro1">
          <table:table-cell office:value-type="string" table:style-name="ce2">
            <text:p>Giao hàng nhanh bất ngờ. Chất lượng ban đầu thì ổn. Hài lòng với Tiki</text:p>
          </table:table-cell>
          <table:table-cell table:number-columns-repeated="16383"/>
        </table:table-row>
        <table:table-row table:style-name="ro1">
          <table:table-cell office:value-type="string" table:style-name="ce2">
            <text:p>tốc độ chỉ nằm ở mức bình thường . không thể so với samsung , intel , nhưng tầm tiền này thì dùng ok</text:p>
          </table:table-cell>
          <table:table-cell table:number-columns-repeated="16383"/>
        </table:table-row>
        <table:table-row table:style-name="ro1">
          <table:table-cell office:value-type="string" table:style-name="ce2">
            <text:p>Hàng chính hãng, tốc độ nhanh, lắp vào máy tính thấy tốc độ nhanh hơn hắn, đọc ghi trung bình như nsản xuất cung cấp</text:p>
          </table:table-cell>
          <table:table-cell table:number-columns-repeated="16383"/>
        </table:table-row>
        <table:table-row table:style-name="ro1">
          <table:table-cell office:value-type="string" table:style-name="ce2">
            <text:p>Không nguyên seal, chưa thấy vấn đề gì. Hi vọng tiki sẽ cải thiện lần sau.</text:p>
          </table:table-cell>
          <table:table-cell table:number-columns-repeated="16383"/>
        </table:table-row>
        <table:table-row table:style-name="ro1">
          <table:table-cell office:value-type="string" table:style-name="ce2">
            <text:p>Tốc độ tương đối ngon so với giá tiền, giói hàng ẩu không có miếng chống sốc</text:p>
          </table:table-cell>
          <table:table-cell table:number-columns-repeated="16383"/>
        </table:table-row>
        <table:table-row table:style-name="ro1">
          <table:table-cell office:value-type="string" table:style-name="ce2">
            <text:p>không biết do máy hay do ổ cứng. máy core i5 thế hệ 3M. chạy hơi chậm</text:p>
          </table:table-cell>
          <table:table-cell table:number-columns-repeated="16383"/>
        </table:table-row>
        <table:table-row table:style-name="ro1">
          <table:table-cell office:value-type="string" table:style-name="ce2">
            <text:p>Mình mua được 1 tuần thấy khá ổn nhưng mình không biết kiểm tra số seri . Tiki có thể hướng dẫn được không ?!</text:p>
          </table:table-cell>
          <table:table-cell table:number-columns-repeated="16383"/>
        </table:table-row>
        <table:table-row table:style-name="ro1">
          <table:table-cell office:value-type="string" table:style-name="ce2">
            <text:p>Tốc độ không như ý theo tiêu chuẩn nhà sản xuất, giao hàng nhanh</text:p>
          </table:table-cell>
          <table:table-cell table:number-columns-repeated="16383"/>
        </table:table-row>
        <table:table-row table:style-name="ro1">
          <table:table-cell office:value-type="string" table:style-name="ce2">
            <text:p>Đã sử dụng 1/3 cái để nâng cấp cho cái laptop cũ, tốc độ cải thiện rõ nét, rất đáng tiền.</text:p>
          </table:table-cell>
          <table:table-cell table:number-columns-repeated="16383"/>
        </table:table-row>
        <table:table-row table:style-name="ro1">
          <table:table-cell office:value-type="string" table:style-name="ce2">
            <text:p>chất lượng ok. dùng hơn 1 năm rồi vẫn tốt.</text:p>
          </table:table-cell>
          <table:table-cell table:number-columns-repeated="16383"/>
        </table:table-row>
        <table:table-row table:style-name="ro1">
          <table:table-cell office:value-type="string" table:style-name="ce2">
            <text:p>Tốt nhưng mà mình đặt màu xang nhưng sao lại dao mâu đỏ? Và không mở nắp ra hết được.</text:p>
          </table:table-cell>
          <table:table-cell table:number-columns-repeated="16383"/>
        </table:table-row>
        <table:table-row table:style-name="ro1">
          <table:table-cell office:value-type="string" table:style-name="ce2">
            <text:p>Giá như này không gọi là rẻ, case bám khít, màu ok, nhưng chất lượng nhựa không tin tưởng lắm, có mùi hôi khó chịu, nếu bỏ ra ít tiền nữa mua case nổi tiếng sẽ ok hơn</text:p>
          </table:table-cell>
          <table:table-cell table:number-columns-repeated="16383"/>
        </table:table-row>
        <table:table-row table:style-name="ro1">
          <table:table-cell office:value-type="string" table:style-name="ce2">
            <text:p>con này đâu có 3d nand đâu shop không thấy thông tin ghi trên ổ mà tiêu đề có</text:p>
          </table:table-cell>
          <table:table-cell table:number-columns-repeated="16383"/>
        </table:table-row>
        <table:table-row table:style-name="ro1">
          <table:table-cell office:value-type="string" table:style-name="ce2">
            <text:p>Rất hài lòng.Cực hài lòng................................................</text:p>
          </table:table-cell>
          <table:table-cell table:number-columns-repeated="16383"/>
        </table:table-row>
        <table:table-row table:style-name="ro1">
          <table:table-cell office:value-type="string" table:style-name="ce2">
            <text:p>Sử dụng tốt. Máy chạy tương đối ổn</text:p>
          </table:table-cell>
          <table:table-cell table:number-columns-repeated="16383"/>
        </table:table-row>
        <table:table-row table:style-name="ro1">
          <table:table-cell office:value-type="string" table:style-name="ce2">
            <text:p>hàng chính hãng, cài đặt chạy nhanh. giờ giá SSD đang tốt dần</text:p>
          </table:table-cell>
          <table:table-cell table:number-columns-repeated="16383"/>
        </table:table-row>
        <table:table-row table:style-name="ro1">
          <table:table-cell office:value-type="string" table:style-name="ce2">
            <text:p>Đóng gói chắc chắn, đã setup win, thấy ổn. 4 sao nhé</text:p>
          </table:table-cell>
          <table:table-cell table:number-columns-repeated="16383"/>
        </table:table-row>
        <table:table-row table:style-name="ro1">
          <table:table-cell office:value-type="string" table:style-name="ce2">
            <text:p>Mẫu mã đẹp, màu sắc bắt mắt, gọn gàng, vừa với case earpod 2, tuy có phần nắp không khít cho lắm</text:p>
          </table:table-cell>
          <table:table-cell table:number-columns-repeated="16383"/>
        </table:table-row>
        <table:table-row table:style-name="ro1">
          <table:table-cell office:value-type="string" table:style-name="ce2">
            <text:p>Ổ cứng ssd ngày càng rẻ. WD green là rẻ nhất và thương hiệu oke nhất,</text:p>
          </table:table-cell>
          <table:table-cell table:number-columns-repeated="16383"/>
        </table:table-row>
        <table:table-row table:style-name="ro1">
          <table:table-cell office:value-type="string" table:style-name="ce2">
            <text:p>Hàng nguyên seal đúng chính hãng</text:p>
          </table:table-cell>
          <table:table-cell table:number-columns-repeated="16383"/>
        </table:table-row>
        <table:table-row table:style-name="ro1">
          <table:table-cell office:value-type="string" table:style-name="ce2">
            <text:p>sản phẩm tốt, vừa túi tiền</text:p>
          </table:table-cell>
          <table:table-cell table:number-columns-repeated="16383"/>
        </table:table-row>
        <table:table-row table:style-name="ro1">
          <table:table-cell office:value-type="string" table:style-name="ce2">
            <text:p>Hàng đẹp y như mẫu, rất hài lòng, nhưng có móc treo thì đã nhĩ <text:s/>)</text:p>
          </table:table-cell>
          <table:table-cell table:number-columns-repeated="16383"/>
        </table:table-row>
        <table:table-row table:style-name="ro1">
          <table:table-cell office:value-type="string" table:style-name="ce2">
            <text:p>sản phẩm đẹp chất lượng và giá cả hợp lý cho người sử dụng..</text:p>
          </table:table-cell>
          <table:table-cell table:number-columns-repeated="16383"/>
        </table:table-row>
        <table:table-row table:style-name="ro1">
          <table:table-cell office:value-type="string" table:style-name="ce2">
            <text:p>dung tốt, chất lượng cải thiện nhiều. giao hàng hơi chậm</text:p>
          </table:table-cell>
          <table:table-cell table:number-columns-repeated="16383"/>
        </table:table-row>
        <table:table-row table:style-name="ro1">
          <table:table-cell office:value-type="string" table:style-name="ce2">
            <text:p>silicon êm đẹp, mịn tay , nói chung hàng đẹp, hợp giá tiền, ủng hộ shop</text:p>
          </table:table-cell>
          <table:table-cell table:number-columns-repeated="16383"/>
        </table:table-row>
        <table:table-row table:style-name="ro1">
          <table:table-cell office:value-type="string" table:style-name="ce2">
            <text:p>Case ôm khít tai nghe, tuy nhiên phần cao su hơi mùi kiểu nhựa, tưởng silicon không có mùi.</text:p>
          </table:table-cell>
          <table:table-cell table:number-columns-repeated="16383"/>
        </table:table-row>
        <table:table-row table:style-name="ro1">
          <table:table-cell office:value-type="string" table:style-name="ce2">
            <text:p>Y hình, Giao hàng nhanh, chất liệu sp tốt. Khá hài lòng</text:p>
          </table:table-cell>
          <table:table-cell table:number-columns-repeated="16383"/>
        </table:table-row>
        <table:table-row table:style-name="ro1">
          <table:table-cell office:value-type="string" table:style-name="ce2">
            <text:p>Sản phẩm rất tốt. Nhanh hơn rất nhiều so với ổ cứng HDD</text:p>
          </table:table-cell>
          <table:table-cell table:number-columns-repeated="16383"/>
        </table:table-row>
        <table:table-row table:style-name="ro1">
          <table:table-cell office:value-type="string" table:style-name="ce2">
            <text:p>Màu thực tế hoàn toàn không giống hình chụp.</text:p>
          </table:table-cell>
          <table:table-cell table:number-columns-repeated="16383"/>
        </table:table-row>
        <table:table-row table:style-name="ro1">
          <table:table-cell office:value-type="string" table:style-name="ce2">
            <text:p>Dễ dơ, mùi hơi nặng mùi nhựa nhưng về bao bọc thì tốt</text:p>
          </table:table-cell>
          <table:table-cell table:number-columns-repeated="16383"/>
        </table:table-row>
        <table:table-row table:style-name="ro1">
          <table:table-cell office:value-type="string" table:style-name="ce2">
            <text:p>Tạm xài 1-2 tháng cho vui thôi.</text:p>
          </table:table-cell>
          <table:table-cell table:number-columns-repeated="16383"/>
        </table:table-row>
        <table:table-row table:style-name="ro1">
          <table:table-cell office:value-type="string" table:style-name="ce2">
            <text:p>Bao vừa khít hộp airpods. Không bám bụi</text:p>
          </table:table-cell>
          <table:table-cell table:number-columns-repeated="16383"/>
        </table:table-row>
        <table:table-row table:style-name="ro1">
          <table:table-cell office:value-type="string" table:style-name="ce2">
            <text:p>bao da hơi mỏng. màu sắc ok.</text:p>
          </table:table-cell>
          <table:table-cell table:number-columns-repeated="16383"/>
        </table:table-row>
        <table:table-row table:style-name="ro1">
          <table:table-cell office:value-type="string" table:style-name="ce2">
            <text:p>Vỏ hơi mềm</text:p>
          </table:table-cell>
          <table:table-cell table:number-columns-repeated="16383"/>
        </table:table-row>
        <table:table-row table:style-name="ro1">
          <table:table-cell office:value-type="string" table:style-name="ce2">
            <text:p>Cũng được</text:p>
          </table:table-cell>
          <table:table-cell table:number-columns-repeated="16383"/>
        </table:table-row>
        <table:table-row table:style-name="ro1">
          <table:table-cell office:value-type="string" table:style-name="ce2">
            <text:p>Đóng gói đẹp, tuy nhiên lúc mới bóc hộp cắm dây không nhận, đường truyền thiếu ổn định nhưng dùng một thời gian thì sản phẩm lại dùng rất tốt.</text:p>
          </table:table-cell>
          <table:table-cell table:number-columns-repeated="16383"/>
        </table:table-row>
        <table:table-row table:style-name="ro1">
          <table:table-cell office:value-type="string" table:style-name="ce2">
            <text:p>Up to 200Mbps của TP-Link TL-SF1005D hoạt động như thế nào? mình cắm test các kiểu ~100Mbps. Mạng mình xài router thì ~170Mbps.</text:p>
          </table:table-cell>
          <table:table-cell table:number-columns-repeated="16383"/>
        </table:table-row>
        <table:table-row table:style-name="ro1">
          <table:table-cell office:value-type="string" table:style-name="ce2">
            <text:p>Đã dùng được hơn 3 tháng nhưng chưa thấy gì bất ổn</text:p>
          </table:table-cell>
          <table:table-cell table:number-columns-repeated="16383"/>
        </table:table-row>
        <table:table-row table:style-name="ro1">
          <table:table-cell office:value-type="string" table:style-name="ce2">
            <text:p>Hài lòng dịch vụ chuyển và đóng gói</text:p>
          </table:table-cell>
          <table:table-cell table:number-columns-repeated="16383"/>
        </table:table-row>
        <table:table-row table:style-name="ro1">
          <table:table-cell office:value-type="string" table:style-name="ce2">
            <text:p>Hang đóng gói cẩn thận. Ổn</text:p>
          </table:table-cell>
          <table:table-cell table:number-columns-repeated="16383"/>
        </table:table-row>
        <table:table-row table:style-name="ro1">
          <table:table-cell office:value-type="string" table:style-name="ce2">
            <text:p>Hàng hoá tốt, giao hàng nhanh</text:p>
          </table:table-cell>
          <table:table-cell table:number-columns-repeated="16383"/>
        </table:table-row>
        <table:table-row table:style-name="ro1">
          <table:table-cell office:value-type="string" table:style-name="ce2">
            <text:p>giống hình</text:p>
          </table:table-cell>
          <table:table-cell table:number-columns-repeated="16383"/>
        </table:table-row>
        <table:table-row table:style-name="ro1">
          <table:table-cell office:value-type="string" table:style-name="ce2">
            <text:p>Mình vừa nhận hàng, giao nhanh hơn dự kiến 1 ngày, đúng kiểu slient nên không có tiếng click, mặt dưới mấy phần nhựa bị trầy một chút nhưng vẫn không ảnh hưởng đến trải nghiệm máy, bạn nào khó tánh thì chắc sẽ rate thấp, còn lại trải nghiệm và sử dụng vẫn rất oke</text:p>
          </table:table-cell>
          <table:table-cell table:number-columns-repeated="16383"/>
        </table:table-row>
        <table:table-row table:style-name="ro1">
          <table:table-cell office:value-type="string" table:style-name="ce2">
            <text:p>Tiki giao hàng nhanh, sản phẩm đóng gói kỹ không bị trầy sướt. Chuột êm, không nghe tiếng Click. Bước đầu là vậy, chất lượng thì có lẽ phải dùng thêm một thời gian nữa mới có nhận xét chính xác hơn.</text:p>
          </table:table-cell>
          <table:table-cell table:number-columns-repeated="16383"/>
        </table:table-row>
        <table:table-row table:style-name="ro1">
          <table:table-cell office:value-type="string" table:style-name="ce2">
            <text:p>giảm được tiếng ồn đáng kể, tiết kiệm pin, chuột hơi nặng so với con chuột khác, nhưng chắc chắn hơn. tuy nhiên khi mình mua thì chuột bị lỗi trong 7 ngày đầu nên đã được tiki hỗ trợ đổi chuột mới nên dùng khá ổn. tuy nhiên thì giao hàng lâu.</text:p>
          </table:table-cell>
          <table:table-cell table:number-columns-repeated="16383"/>
        </table:table-row>
        <table:table-row table:style-name="ro1">
          <table:table-cell office:value-type="string" table:style-name="ce2">
            <text:p>Vừa đặt chiều hôm trc. trưa hôm sau có luôn. Nhận được hàng sớm mình cũng khá bất ngờ. Hàng vẫn còn nguyên seal , trải nghiệm cũng ok. Chỉ tiếc đèn led phía trên con chuột không sáng. Không biết là lỗi hay do tính năng.</text:p>
          </table:table-cell>
          <table:table-cell table:number-columns-repeated="16383"/>
        </table:table-row>
        <table:table-row table:style-name="ro1">
          <table:table-cell office:value-type="string" table:style-name="ce2">
            <text:p>Mình mua cho em nên bản thân không dùng nhiều lắm. Tuy nhiên mình vẫn đề xuất cân nhắc mua sản phẩm này. Giá hợp lý, sử dụng nhẹ nhàng, thiết kế ôm tay. Độ ồn thì gần như không mỗi khi click chuột. Thời lượng pin dùng ổn.</text:p>
          </table:table-cell>
          <table:table-cell table:number-columns-repeated="16383"/>
        </table:table-row>
        <table:table-row table:style-name="ro1">
          <table:table-cell office:value-type="string" table:style-name="ce2">
            <text:p>Tiki lần này giao hàng trên chuột không in logi (mới hơn) như hình mà in Logitech (cũ hơn). Đồ mua trên tiki mình cũng tin tưởng. Chuột Logitech mình kháhài lòng.</text:p>
          </table:table-cell>
          <table:table-cell table:number-columns-repeated="16383"/>
        </table:table-row>
        <table:table-row table:style-name="ro1">
          <table:table-cell office:value-type="string" table:style-name="ce2">
            <text:p>Sản phẩm giống hình, có điều tem hộp bị bóc trước khi mình mở ra. Tuy nhiên chuột xài ổn nên không vấn đề gì.</text:p>
          </table:table-cell>
          <table:table-cell table:number-columns-repeated="16383"/>
        </table:table-row>
        <table:table-row table:style-name="ro1">
          <table:table-cell office:value-type="string" table:style-name="ce2">
            <text:p>- Chuột dùng tốt nhưng gần đây có dấu hiệu thường xuyên không nhận USB. Cần được hỗ trợ xử lí hoặc bảo hành sản phẩm</text:p>
          </table:table-cell>
          <table:table-cell table:number-columns-repeated="16383"/>
        </table:table-row>
        <table:table-row table:style-name="ro1">
          <table:table-cell office:value-type="string" table:style-name="ce2">
            <text:p>mới nhận đã bay tem niêm phong , lắp vào thì sử dụng tốt. trơn tru , dùng lâu dài mới biết thế nào được.</text:p>
          </table:table-cell>
          <table:table-cell table:number-columns-repeated="16383"/>
        </table:table-row>
        <table:table-row table:style-name="ro1">
          <table:table-cell office:value-type="string" table:style-name="ce2">
            <text:p>S/N chuột và hộp không trùng nhau. Phần tiếp xúc mặt bàn có hơi trầy, không biết xài chưa. Tuy nhiên hiện tại sử dụng ổn.</text:p>
          </table:table-cell>
          <table:table-cell table:number-columns-repeated="16383"/>
        </table:table-row>
        <table:table-row table:style-name="ro1">
          <table:table-cell office:value-type="string" table:style-name="ce2">
            <text:p>Hàng dùng tốt, giao hàng hơi lâu so với các sản phẩm trước mình mua</text:p>
          </table:table-cell>
          <table:table-cell table:number-columns-repeated="16383"/>
        </table:table-row>
        <table:table-row table:style-name="ro1">
          <table:table-cell office:value-type="string" table:style-name="ce2">
            <text:p>Giao hàng nhanh nhưng khi mở kiểm tra thấy thông tin cấu hình máy sai lệch so với thông tin đăng bán. đề nghị tiki xem lại trường hợp này</text:p>
          </table:table-cell>
          <table:table-cell table:number-columns-repeated="16383"/>
        </table:table-row>
        <table:table-row table:style-name="ro1">
          <table:table-cell office:value-type="string" table:style-name="ce2">
            <text:p>Giao nhanh , máy đẹp . Nhưng lúc cài win bị lỗi hay sao do không hiện kết nối wifi dù đã kết nối rồi <text:s text:c="3"/>hix . Còn lại rất oke</text:p>
          </table:table-cell>
          <table:table-cell table:number-columns-repeated="16383"/>
        </table:table-row>
        <table:table-row table:style-name="ro1">
          <table:table-cell office:value-type="string" table:style-name="ce2">
            <text:p>chuột hơi nhỏ so với tay mình. Nhưng di chuyển êm và bấm không ra tiếng. Tốc độ phản hồi tốt</text:p>
          </table:table-cell>
          <table:table-cell table:number-columns-repeated="16383"/>
        </table:table-row>
        <table:table-row table:style-name="ro1">
          <table:table-cell office:value-type="string" table:style-name="ce2">
            <text:p>Tiki giao hàng thì k có gì phải bàn, quá oke.. <text:s/>Máy ngoại hình, tốc độ khá ổn, nhưng dùng 1 lúc là kêu.Không kéo dài nhưng cứ 1 lúc lại kêu khá khó chịu.</text:p>
          </table:table-cell>
          <table:table-cell table:number-columns-repeated="16383"/>
        </table:table-row>
        <table:table-row table:style-name="ro1">
          <table:table-cell office:value-type="string" table:style-name="ce2">
            <text:p>hàng chính hãng, chuẩn có điều giao hàng lâu. đợi hơn 1 tuần mới nhận được xuýt thì hủy đơn ^^!</text:p>
          </table:table-cell>
          <table:table-cell table:number-columns-repeated="16383"/>
        </table:table-row>
        <table:table-row table:style-name="ro1">
          <table:table-cell office:value-type="string" table:style-name="ce2">
            <text:p>mình gõ chữ toàn bị mất chữ đầu mọi người giúp với</text:p>
          </table:table-cell>
          <table:table-cell table:number-columns-repeated="16383"/>
        </table:table-row>
        <table:table-row table:style-name="ro1">
          <table:table-cell office:value-type="string" table:style-name="ce2">
            <text:p>Chuột dùng ổn trong tầm giá, không có âm thanh clicky yên lặng. Hài lòng.</text:p>
          </table:table-cell>
          <table:table-cell table:number-columns-repeated="16383"/>
        </table:table-row>
        <table:table-row table:style-name="ro1">
          <table:table-cell office:value-type="string" table:style-name="ce2">
            <text:p>Mới mua con 331 mà quá tệ, phải sắm thêm em này, chạy êm ru, tín hiệu ổn định.</text:p>
          </table:table-cell>
          <table:table-cell table:number-columns-repeated="16383"/>
        </table:table-row>
        <table:table-row table:style-name="ro1">
          <table:table-cell office:value-type="string" table:style-name="ce2">
            <text:p>Ok nhưng màn hơi ngả vàng</text:p>
          </table:table-cell>
          <table:table-cell table:number-columns-repeated="16383"/>
        </table:table-row>
        <table:table-row table:style-name="ro1">
          <table:table-cell office:value-type="string" table:style-name="ce2">
            <text:p>chuột mượt. ôm tay thoải mái khi sử dụng. không ồn. giao nhanh</text:p>
          </table:table-cell>
          <table:table-cell table:number-columns-repeated="16383"/>
        </table:table-row>
        <table:table-row table:style-name="ro1">
          <table:table-cell office:value-type="string" table:style-name="ce2">
            <text:p>Hiện tại thì thấy khá ổn. Sử dụng một thời gian nữa xem sao</text:p>
          </table:table-cell>
          <table:table-cell table:number-columns-repeated="16383"/>
        </table:table-row>
        <table:table-row table:style-name="ro1">
          <table:table-cell office:value-type="string" table:style-name="ce2">
            <text:p>Dùng như chuột dự phòng, Click êm và nhạy</text:p>
          </table:table-cell>
          <table:table-cell table:number-columns-repeated="16383"/>
        </table:table-row>
        <table:table-row table:style-name="ro1">
          <table:table-cell office:value-type="string" table:style-name="ce2">
            <text:p>dùng sau một thời gian thì tiếng bấm ngày càng kêu to <text:s/>còn lại ổn</text:p>
          </table:table-cell>
          <table:table-cell table:number-columns-repeated="16383"/>
        </table:table-row>
        <table:table-row table:style-name="ro1">
          <table:table-cell office:value-type="string" table:style-name="ce2">
            <text:p>Giao hàng nhanh. Chuột cầm êm tay, nhưng nút lăn hơi lởm</text:p>
          </table:table-cell>
          <table:table-cell table:number-columns-repeated="16383"/>
        </table:table-row>
        <table:table-row table:style-name="ro1">
          <table:table-cell office:value-type="string" table:style-name="ce2">
            <text:p>Mới nhận hàng, cảm thấy ok. Chuột click êm, chắc vừa tay.</text:p>
          </table:table-cell>
          <table:table-cell table:number-columns-repeated="16383"/>
        </table:table-row>
        <table:table-row table:style-name="ro1">
          <table:table-cell office:value-type="string" table:style-name="ce2">
            <text:p>Giao hàng sớm hơn. Rất hài lòng khi sử dụng chuột này.</text:p>
          </table:table-cell>
          <table:table-cell table:number-columns-repeated="16383"/>
        </table:table-row>
        <table:table-row table:style-name="ro1">
          <table:table-cell office:value-type="string" table:style-name="ce2">
            <text:p>Hiện tại mới mua chuột cầm vừa tay, êm, chạy mượt.</text:p>
          </table:table-cell>
          <table:table-cell table:number-columns-repeated="16383"/>
        </table:table-row>
        <table:table-row table:style-name="ro1">
          <table:table-cell office:value-type="string" table:style-name="ce2">
            <text:p>Sản phẩm rất tốt! Bấm êm tay, thiết kế đẹp.</text:p>
          </table:table-cell>
          <table:table-cell table:number-columns-repeated="16383"/>
        </table:table-row>
        <table:table-row table:style-name="ro1">
          <table:table-cell office:value-type="string" table:style-name="ce2">
            <text:p>xài oke, tín hiệu tốt không ồn. tiki now giao đúng giờ</text:p>
          </table:table-cell>
          <table:table-cell table:number-columns-repeated="16383"/>
        </table:table-row>
        <table:table-row table:style-name="ro1">
          <table:table-cell office:value-type="string" table:style-name="ce2">
            <text:p>sử dụng tốt, thiết kế chưa đẹp mất</text:p>
          </table:table-cell>
          <table:table-cell table:number-columns-repeated="16383"/>
        </table:table-row>
        <table:table-row table:style-name="ro1">
          <table:table-cell office:value-type="string" table:style-name="ce2">
            <text:p>ok tốt tuy nhiên quảng cái không đúng lắm</text:p>
          </table:table-cell>
          <table:table-cell table:number-columns-repeated="16383"/>
        </table:table-row>
        <table:table-row table:style-name="ro1">
          <table:table-cell office:value-type="string" table:style-name="ce2">
            <text:p>đóng gói đẹp, giao hàng nhanh</text:p>
          </table:table-cell>
          <table:table-cell table:number-columns-repeated="16383"/>
        </table:table-row>
        <table:table-row table:style-name="ro1">
          <table:table-cell office:value-type="string" table:style-name="ce2">
            <text:p>Mình mua hàng từ tháng 12/2019. Thỉnh thoảng máy đang chạy thì tự khởi động lại (như hình). Sau đó bỏ thanh DDR của shop ra thì máy chạy ổn định không còn lỗi như vậy nữa. Ram còn hạn bảo hành. Mong shop hướng dẫn cách thức chuyển bảo hành. Cảm ơn nhiều!</text:p>
          </table:table-cell>
          <table:table-cell table:number-columns-repeated="16383"/>
        </table:table-row>
        <table:table-row table:style-name="ro1">
          <table:table-cell office:value-type="string" table:style-name="ce2">
            <text:p>Trước đây em dùng 2 thanh ram ADATA 4gb như hình, vì nhu cầu công việc và học tập nên mua thêm 2 thanh corsair 8gb này nữa. Nhưng lắp thêm 2 thanh cosair vào thì máy không khởi động lên được. Chỉ 1 trong 2 <text:s/>adata hoặc cosair lắp vào máy thì mới khởi động lên được. Không biết nguyên nhân do đâu, và cách xử lí ntn. Mainboard e hỗ trợ 64g ram, chip hỗ trợ 32 gb ram ạ. Thanks</text:p>
          </table:table-cell>
          <table:table-cell table:number-columns-repeated="16383"/>
        </table:table-row>
        <table:table-row table:style-name="ro1">
          <table:table-cell office:value-type="string" table:style-name="ce2">
            <text:p>Ram giá rẻ, hỗ trợ nhiều chế độ Memory Timings cho nên độ tương thích khi gắn cùng Ram khác hãng khá cao. Mua 2 cây Corsair cắm chạy cùng 2 cây Apacer 8GB chưa xảy ra lỗi gì. Có tản nhiệt, tuy nhiên ngoại hình chưa được bắt mắt cho lắm. 4 sao</text:p>
          </table:table-cell>
          <table:table-cell table:number-columns-repeated="16383"/>
        </table:table-row>
        <table:table-row table:style-name="ro1">
          <table:table-cell office:value-type="string" table:style-name="ce2">
            <text:p>khá tôt, êm,chưa có vấn đề gì</text:p>
          </table:table-cell>
          <table:table-cell table:number-columns-repeated="16383"/>
        </table:table-row>
        <table:table-row table:style-name="ro1">
          <table:table-cell office:value-type="string" table:style-name="ce2">
            <text:p>Sao của mình chỉ cấu hình được RAM chạy 2133Mhz nhỉ? Dù đã cấu hình XMP như trong hình ảnh. Nhờ bộ phận kĩ thuật Tiki trả lời giúp</text:p>
          </table:table-cell>
          <table:table-cell table:number-columns-repeated="16383"/>
        </table:table-row>
        <table:table-row table:style-name="ro1">
          <table:table-cell office:value-type="string" table:style-name="ce2">
            <text:p>Hàng dùng tốt gói cẩn thận</text:p>
          </table:table-cell>
          <table:table-cell table:number-columns-repeated="16383"/>
        </table:table-row>
        <table:table-row table:style-name="ro1">
          <table:table-cell office:value-type="string" table:style-name="ce2">
            <text:p>Chuột nhạy, bấm êm, mượt.</text:p>
          </table:table-cell>
          <table:table-cell table:number-columns-repeated="16383"/>
        </table:table-row>
        <table:table-row table:style-name="ro1">
          <table:table-cell office:value-type="string" table:style-name="ce2">
            <text:p>sản phẩm đẹp chính hãng đang dùng chưa thấy lỗi lằm j buss thật sự chỉ có 2132 mà thoi chứ không có 2666 nhe anh em. tốt trong tầm giá ae cân nhắt lựa chọn</text:p>
          </table:table-cell>
          <table:table-cell table:number-columns-repeated="16383"/>
        </table:table-row>
        <table:table-row table:style-name="ro1">
          <table:table-cell office:value-type="string" table:style-name="ce2">
            <text:p>Hàng có seal của nhà phân phối, bên trong Ram gắn tem kích hoạt từ tháng 2 (mình mua tháng 6) không biết sau này bảo hành thế nào</text:p>
          </table:table-cell>
          <table:table-cell table:number-columns-repeated="16383"/>
        </table:table-row>
        <table:table-row table:style-name="ro1">
          <table:table-cell office:value-type="string" table:style-name="ce2">
            <text:p>Hàng giao nhanh, ram mới, đẹp. Tuy nhiên k thấy có hoá đơn, không có phiếu bảo hành thì sau có vđề gì sẽ xử lý ntn???</text:p>
          </table:table-cell>
          <table:table-cell table:number-columns-repeated="16383"/>
        </table:table-row>
        <table:table-row table:style-name="ro1">
          <table:table-cell office:value-type="string" table:style-name="ce2">
            <text:p>Xem trên CPU - Z <text:s/>không thấy hiện lên serial number và Date/Year sản xuất, 2 thanh RAM khác của mình thì có lên <text:s/>?</text:p>
          </table:table-cell>
          <table:table-cell table:number-columns-repeated="16383"/>
        </table:table-row>
        <table:table-row table:style-name="ro1">
          <table:table-cell office:value-type="string" table:style-name="ce2">
            <text:p>Bọc hàng thế này dễ hư hại sp lắm. không có bóng xốp bảo vệ. Tuy nhiên hàng mới chính hãng.</text:p>
          </table:table-cell>
          <table:table-cell table:number-columns-repeated="16383"/>
        </table:table-row>
        <table:table-row table:style-name="ro1">
          <table:table-cell office:value-type="string" table:style-name="ce2">
            <text:p>Hàng tốt. Đúng với thông tin mô tả. Tuy nhiên giao hàng hơi chậm.</text:p>
          </table:table-cell>
          <table:table-cell table:number-columns-repeated="16383"/>
        </table:table-row>
        <table:table-row table:style-name="ro1">
          <table:table-cell office:value-type="string" table:style-name="ce2">
            <text:p>sao lắp vào bus ram chỉ 2133, mình đã chỉnh XMP rồi nhưng vẫn không được</text:p>
          </table:table-cell>
          <table:table-cell table:number-columns-repeated="16383"/>
        </table:table-row>
        <table:table-row table:style-name="ro1">
          <table:table-cell office:value-type="string" table:style-name="ce2">
            <text:p>Giao hàng Tikinow nên khá nhanh. Dùng vẫn ổn chưa biết có bền k. Tks</text:p>
          </table:table-cell>
          <table:table-cell table:number-columns-repeated="16383"/>
        </table:table-row>
        <table:table-row table:style-name="ro1">
          <table:table-cell office:value-type="string" table:style-name="ce2">
            <text:p>ok, đã nhận hàng, chưa test, sau test sẽ đánh giá lại</text:p>
          </table:table-cell>
          <table:table-cell table:number-columns-repeated="16383"/>
        </table:table-row>
        <table:table-row table:style-name="ro1">
          <table:table-cell office:value-type="string" table:style-name="ce2">
            <text:p>hàng chính hãng , dùng tốt , tiki giao hàng nhanh</text:p>
          </table:table-cell>
          <table:table-cell table:number-columns-repeated="16383"/>
        </table:table-row>
        <table:table-row table:style-name="ro1">
          <table:table-cell office:value-type="string" table:style-name="ce2">
            <text:p>chưa test nhưng thấy ok</text:p>
          </table:table-cell>
          <table:table-cell table:number-columns-repeated="16383"/>
        </table:table-row>
        <table:table-row table:style-name="ro1">
          <table:table-cell office:value-type="string" table:style-name="ce2">
            <text:p>Vỏ case đẹp , Tưởng case lớn nhưng mà case tầm trung</text:p>
          </table:table-cell>
          <table:table-cell table:number-columns-repeated="16383"/>
        </table:table-row>
        <table:table-row table:style-name="ro1">
          <table:table-cell office:value-type="string" table:style-name="ce2">
            <text:p>tốt đóng gói cẩn thận lâu dài k pit thế nào</text:p>
          </table:table-cell>
          <table:table-cell table:number-columns-repeated="16383"/>
        </table:table-row>
        <table:table-row table:style-name="ro1">
          <table:table-cell office:value-type="string" table:style-name="ce2">
            <text:p>Nhìn bên ngoài nó khá nhỏ nhưng cũng ok</text:p>
          </table:table-cell>
          <table:table-cell table:number-columns-repeated="16383"/>
        </table:table-row>
        <table:table-row table:style-name="ro1">
          <table:table-cell office:value-type="string" table:style-name="ce2">
            <text:p>Mình mua về thì cũng hơn tháng rồi, chưa thấy hỏng hóc gì. Khi mở hộp thì hàng vẫn còn mới. Khá cứng cáp, dùng được. Còn bền hay không thì vẫn đang để thời gian trả lời. Mọi người nhớ cân nhắc trước khi mua nhé.</text:p>
          </table:table-cell>
          <table:table-cell table:number-columns-repeated="16383"/>
        </table:table-row>
        <table:table-row table:style-name="ro1">
          <table:table-cell office:value-type="string" table:style-name="ce2">
            <text:p>mình mua 2 sợi nhưng chỉ 1 sợi sài được , còn 1 sợi bị lỗi cắm vào màn hình xanh lè nhìn muốn mù mắt luôn ấy , không biết tiki hay shop có hỗ trợ mình đổi sợi khác được không</text:p>
          </table:table-cell>
          <table:table-cell table:number-columns-repeated="16383"/>
        </table:table-row>
        <table:table-row table:style-name="ro1">
          <table:table-cell office:value-type="string" table:style-name="ce2">
            <text:p>hình ảnh truyền ổn định, nhưng chất lượng ảnh có giảm sút</text:p>
          </table:table-cell>
          <table:table-cell table:number-columns-repeated="16383"/>
        </table:table-row>
        <table:table-row table:style-name="ro1">
          <table:table-cell office:value-type="string" table:style-name="ce2">
            <text:p>Chaasl luong hinh anh, thoi gian giao hang dam bao va tot. Tuy nhien khi dùng hay bị nóng <text:s/>ở đàu cắm chấu màu xanh</text:p>
          </table:table-cell>
          <table:table-cell table:number-columns-repeated="16383"/>
        </table:table-row>
        <table:table-row table:style-name="ro1">
          <table:table-cell office:value-type="string" table:style-name="ce2">
            <text:p>Trước có mua ở đây và dùng ok lắm sao h lắm phốt thế nhỉ không an tâm lắm 😕</text:p>
          </table:table-cell>
          <table:table-cell table:number-columns-repeated="16383"/>
        </table:table-row>
        <table:table-row table:style-name="ro1">
          <table:table-cell office:value-type="string" table:style-name="ce2">
            <text:p>Cáp chuyển đổi tín hiệu hình ảnh tốt giữa máy tính và máy chiếu</text:p>
          </table:table-cell>
          <table:table-cell table:number-columns-repeated="16383"/>
        </table:table-row>
        <table:table-row table:style-name="ro1">
          <table:table-cell office:value-type="string" table:style-name="ce2">
            <text:p>Kết nối không được tốt lắm So với giá bán thì chấp nhận được</text:p>
          </table:table-cell>
          <table:table-cell table:number-columns-repeated="16383"/>
        </table:table-row>
        <table:table-row table:style-name="ro1">
          <table:table-cell office:value-type="string" table:style-name="ce2">
            <text:p>Áo form hơi ngắn, đường may không được cẩn thận cho lắm. Ổn so với giá</text:p>
          </table:table-cell>
          <table:table-cell table:number-columns-repeated="16383"/>
        </table:table-row>
        <table:table-row table:style-name="ro1">
          <table:table-cell office:value-type="string" table:style-name="ce2">
            <text:p>Dùng được với giá thành, hình ảnh ok, sử dụng thêm để có ý kiến</text:p>
          </table:table-cell>
          <table:table-cell table:number-columns-repeated="16383"/>
        </table:table-row>
        <table:table-row table:style-name="ro1">
          <table:table-cell office:value-type="string" table:style-name="ce2">
            <text:p>Dùng khá ổn, hơi ấm không nóng, hơi bị nhiễu nhưng tạm chấp nhận.</text:p>
          </table:table-cell>
          <table:table-cell table:number-columns-repeated="16383"/>
        </table:table-row>
        <table:table-row table:style-name="ro1">
          <table:table-cell office:value-type="string" table:style-name="ce2">
            <text:p>Sản phẩm dùng ổn, không có vấn đề gì, đã dùng được 1 tháng.</text:p>
          </table:table-cell>
          <table:table-cell table:number-columns-repeated="16383"/>
        </table:table-row>
        <table:table-row table:style-name="ro1">
          <table:table-cell office:value-type="string" table:style-name="ce2">
            <text:p>Sản phẩm sử dụng tốt. Sản phẩm không có địa chỉ công ty sản xuất.</text:p>
          </table:table-cell>
          <table:table-cell table:number-columns-repeated="16383"/>
        </table:table-row>
        <table:table-row table:style-name="ro1">
          <table:table-cell office:value-type="string" table:style-name="ce2">
            <text:p>Giá rẻ , giao nhanh hàng nguyên seal nên rất ưng</text:p>
          </table:table-cell>
          <table:table-cell table:number-columns-repeated="16383"/>
        </table:table-row>
        <table:table-row table:style-name="ro1">
          <table:table-cell office:value-type="string" table:style-name="ce2">
            <text:p>Tốc độ tốt, ổn định</text:p>
          </table:table-cell>
          <table:table-cell table:number-columns-repeated="16383"/>
        </table:table-row>
        <table:table-row table:style-name="ro1">
          <table:table-cell office:value-type="string" table:style-name="ce2">
            <text:p>Đúng sản phẩm, chất lượng chưa sử dụng nên chưa trả lời</text:p>
          </table:table-cell>
          <table:table-cell table:number-columns-repeated="16383"/>
        </table:table-row>
        <table:table-row table:style-name="ro1">
          <table:table-cell office:value-type="string" table:style-name="ce2">
            <text:p>Hàng chất lượng tốt. Giao hơi chậm. Hẹn 5h chiều tiki now mà 6h tối ms giao</text:p>
          </table:table-cell>
          <table:table-cell table:number-columns-repeated="16383"/>
        </table:table-row>
        <table:table-row table:style-name="ro1">
          <table:table-cell office:value-type="string" table:style-name="ce2">
            <text:p>giá rẻ, hình FHD không sắc nét lắm, mới dùng nên chưa thấy vấn đề gì</text:p>
          </table:table-cell>
          <table:table-cell table:number-columns-repeated="16383"/>
        </table:table-row>
        <table:table-row table:style-name="ro1">
          <table:table-cell office:value-type="string" table:style-name="ce2">
            <text:p>Đóng gói đẹp, nhưng Kết nối chập chờn, lúc được lúc không.</text:p>
          </table:table-cell>
          <table:table-cell table:number-columns-repeated="16383"/>
        </table:table-row>
        <table:table-row table:style-name="ro1">
          <table:table-cell office:value-type="string" table:style-name="ce2">
            <text:p>Dùng được hơn 1 tháng rồi từ khi mua hàng thấy chất lượng ok lắm</text:p>
          </table:table-cell>
          <table:table-cell table:number-columns-repeated="16383"/>
        </table:table-row>
        <table:table-row table:style-name="ro1">
          <table:table-cell office:value-type="string" table:style-name="ce2">
            <text:p>Hiện vẩn đang dùng tốt sau nửa năm, ngày nào cũng dùng</text:p>
          </table:table-cell>
          <table:table-cell table:number-columns-repeated="16383"/>
        </table:table-row>
        <table:table-row table:style-name="ro1">
          <table:table-cell office:value-type="string" table:style-name="ce2">
            <text:p>San pham tot, <text:s/>dung được, <text:s/>gia re</text:p>
          </table:table-cell>
          <table:table-cell table:number-columns-repeated="16383"/>
        </table:table-row>
        <table:table-row table:style-name="ro1">
          <table:table-cell office:value-type="string" table:style-name="ce2">
            <text:p>Mới sử dụng được vài ngày nhìn chung là đường truyền khá ổn, dây cáp mỏng hơn so với dây bên FPT nhưng với giá rẻ thế thì chấp nhận được, sẽ ủng hộ tiếp khi có nhu cầu.</text:p>
          </table:table-cell>
          <table:table-cell table:number-columns-repeated="16383"/>
        </table:table-row>
        <table:table-row table:style-name="ro1">
          <table:table-cell office:value-type="string" table:style-name="ce2">
            <text:p>Tưởng là jack đúc như hình! jack bấm bình thường thôi! k ảnh hưởng gì nhưng khác hình nên hơi thất vọng</text:p>
          </table:table-cell>
          <table:table-cell table:number-columns-repeated="16383"/>
        </table:table-row>
        <table:table-row table:style-name="ro1">
          <table:table-cell office:value-type="string" table:style-name="ce2">
            <text:p>tính ra chưa tới 3k 1m cáp. nhưng cứng cáp hơn loại 3k mình mua ở ngoài nhiều</text:p>
          </table:table-cell>
          <table:table-cell table:number-columns-repeated="16383"/>
        </table:table-row>
        <table:table-row table:style-name="ro1">
          <table:table-cell office:value-type="string" table:style-name="ce2">
            <text:p>Dây mềm tốc độ ổn định giao hàng nhanh đóng gói ổn</text:p>
          </table:table-cell>
          <table:table-cell table:number-columns-repeated="16383"/>
        </table:table-row>
        <table:table-row table:style-name="ro1">
          <table:table-cell office:value-type="string" table:style-name="ce2">
            <text:p>Cáp dùng rất ok, mạng ổn định</text:p>
          </table:table-cell>
          <table:table-cell table:number-columns-repeated="16383"/>
        </table:table-row>
        <table:table-row table:style-name="ro1">
          <table:table-cell office:value-type="string" table:style-name="ce2">
            <text:p>Sử dụng được</text:p>
          </table:table-cell>
          <table:table-cell table:number-columns-repeated="16383"/>
        </table:table-row>
        <table:table-row table:style-name="ro1">
          <table:table-cell office:value-type="string" table:style-name="ce2">
            <text:p>Giá rẻ lại mua đúng lúc giảm giá, chất lượng tốt, mọi bộ phận đều hoạt động, hình dáng chuẩn, đóng gói đẹp. Tất cả đều là những điều kiện cho đánh giá 5 sao nhưng vì thời gian giao hàng lâu bất thường nên chỉ cho được 4 sao thôi...</text:p>
          </table:table-cell>
          <table:table-cell table:number-columns-repeated="16383"/>
        </table:table-row>
        <table:table-row table:style-name="ro1">
          <table:table-cell office:value-type="string" table:style-name="ce2">
            <text:p>mình dùng được 5 ngày rồi <text:s text:c="3"/>nói chung ổn với giá đó, giao hàng nhanh hơn dự kiến 2 ngày nên khá vui. Mình đã test thử cả 2 tai nghe đều nghe được (hôm mình mua giảm 50% nhưng bắt buộc mua 2 sp). để nghe thêm 1 tuần rồi mình đánh giá thêm<text:s text:c="2"/></text:p>
          </table:table-cell>
          <table:table-cell table:number-columns-repeated="16383"/>
        </table:table-row>
        <table:table-row table:style-name="ro1">
          <table:table-cell office:value-type="string" table:style-name="ce2">
            <text:p>Mua về và dùng được gần 2 tuần rồi trộm vía là vẫn xài tốt! Cũng hơi bất ngờ vì giá rẻ thế này! Mình không rành về chất lượng âm thanh, bass.... nhưng với mình tai phone nghe thế này là rất tuyệt rồi! Với mức giá thế này thì đáng 5 sao! Nhưng không biết độ bền được bao lâu nên tạm thời cho 4 sao nha!</text:p>
          </table:table-cell>
          <table:table-cell table:number-columns-repeated="16383"/>
        </table:table-row>
        <table:table-row table:style-name="ro1">
          <table:table-cell office:value-type="string" table:style-name="ce2">
            <text:p>Chất lượng âm thanh tốt. Mình mua 2 tai nghe. 1 cái nghe được 4 tháng thì hư cả 2 tai trái và phải, cái thứ 2 xài được 2 tháng thì hỏng tai bên trái. <text:s text:c="2"/>Mua ở shopee, lazada, hay sendo thì tai nghe hoco m1 với 4 sao rẻ lắm là 40k -&gt; giá cả món hàng cũng không mắc hơn.</text:p>
          </table:table-cell>
          <table:table-cell table:number-columns-repeated="16383"/>
        </table:table-row>
        <table:table-row table:style-name="ro1">
          <table:table-cell office:value-type="string" table:style-name="ce2">
            <text:p>tai nghe chất lượng ok nhưng mà vừa giao về thì hư nút âm lượng cown nút ấn tắt bật nhạc vẫn ok (có thể mở gg) tầm giá vậy ok để sài thêm 1 thời gian xem sao</text:p>
          </table:table-cell>
          <table:table-cell table:number-columns-repeated="16383"/>
        </table:table-row>
        <table:table-row table:style-name="ro1">
          <table:table-cell office:value-type="string" table:style-name="ce2">
            <text:p>dùng đk tầm 1 tháng thì một bên không nghe đk nữa <text:s text:c="2"/>n không sao của rẻ là của ôi tiền nào của nấy , đánh giá 4 sao ủng hộ shop <text:s/>) giao hàng tận tình, đóng gói đẹp kĩ càng, đồ mới nguyên ak</text:p>
          </table:table-cell>
          <table:table-cell table:number-columns-repeated="16383"/>
        </table:table-row>
        <table:table-row table:style-name="ro1">
          <table:table-cell office:value-type="string" table:style-name="ce2">
            <text:p>Giao hàng nhanh, sản phẩm chính hãng, mới nguyên, dùng tốt, tuy nhiên giá cao hơn shop khác 10k, do mua cùng 2 sản phẩm khác nên mua hàng này đỡ mất tiền ship</text:p>
          </table:table-cell>
          <table:table-cell table:number-columns-repeated="16383"/>
        </table:table-row>
        <table:table-row table:style-name="ro1">
          <table:table-cell office:value-type="string" table:style-name="ce2">
            <text:p>- Giá rẻ - nghe tàm tạm, chất lượng âm thanh nghe rất chán , vừa dùng vừa phá thôi. - Dễ bung phần đầu <text:s text:c="2"/>chạm cái là bung ra rồi, phải lắp lại</text:p>
          </table:table-cell>
          <table:table-cell table:number-columns-repeated="16383"/>
        </table:table-row>
        <table:table-row table:style-name="ro1">
          <table:table-cell office:value-type="string" table:style-name="ce2">
            <text:p>mới mua được vài ngày, chất lượng âm thanh khá tốt, thiết kế giống tai nghe iphone, bass ấm. ủng hộ</text:p>
          </table:table-cell>
          <table:table-cell table:number-columns-repeated="16383"/>
        </table:table-row>
        <table:table-row table:style-name="ro1">
          <table:table-cell office:value-type="string" table:style-name="ce2">
            <text:p>Mình mua đợt sale off có 6 mấy nghìn thôi.Với giá như vậy thì chất lượng cũng được.Chẳng biết sau 2 3 tháng nữa lại có hỏng 1 bên tai không :-)</text:p>
          </table:table-cell>
          <table:table-cell table:number-columns-repeated="16383"/>
        </table:table-row>
        <table:table-row table:style-name="ro1">
          <table:table-cell office:value-type="string" table:style-name="ce2">
            <text:p>Tai nghe cực rẻ mà chất lượng cũng tương đương với tai nghe mình mua bên ngoài. Âm thanh khá rõ nhưng bị lọt âm ra ngoài khá to</text:p>
          </table:table-cell>
          <table:table-cell table:number-columns-repeated="16383"/>
        </table:table-row>
        <table:table-row table:style-name="ro1">
          <table:table-cell office:value-type="string" table:style-name="ce2">
            <text:p>nút + - ấn chung cùng lúc thì dừng bài hát.Ngoài ra chả có tác dụng j nx</text:p>
          </table:table-cell>
          <table:table-cell table:number-columns-repeated="16383"/>
        </table:table-row>
        <table:table-row table:style-name="ro1">
          <table:table-cell office:value-type="string" table:style-name="ce2">
            <text:p>hàng giống ảnh, giao nhanh. mỗi tội âm thanh hơi nhỏ , mà so với giá thì thế là ổn</text:p>
          </table:table-cell>
          <table:table-cell table:number-columns-repeated="16383"/>
        </table:table-row>
        <table:table-row table:style-name="ro1">
          <table:table-cell office:value-type="string" table:style-name="ce2">
            <text:p>Sản phẩm khá ổn, nhưng chất lượng thì không biết như thế nào</text:p>
          </table:table-cell>
          <table:table-cell table:number-columns-repeated="16383"/>
        </table:table-row>
        <table:table-row table:style-name="ro1">
          <table:table-cell office:value-type="string" table:style-name="ce2">
            <text:p>hình như nút giảm tăng âm lượng chỉ để trưng thôi hay sao á, âm thanh cũng khá lớn, thiết kế vừa tai đẹp mắt</text:p>
          </table:table-cell>
          <table:table-cell table:number-columns-repeated="16383"/>
        </table:table-row>
        <table:table-row table:style-name="ro1">
          <table:table-cell office:value-type="string" table:style-name="ce2">
            <text:p>Nút tăng giảm âm lượng k bấm được. Âm thanh cũng tạm ổn. Phù hợp với giá tiền.</text:p>
          </table:table-cell>
          <table:table-cell table:number-columns-repeated="16383"/>
        </table:table-row>
        <table:table-row table:style-name="ro1">
          <table:table-cell office:value-type="string" table:style-name="ce2">
            <text:p>Tai nghe tốt nhưng nút điều chỉnh âm lượng không dùng được <text:s text:c="2"/>, nói chung vẫn xài được với mức giá đã giảm</text:p>
          </table:table-cell>
          <table:table-cell table:number-columns-repeated="16383"/>
        </table:table-row>
        <table:table-row table:style-name="ro1">
          <table:table-cell office:value-type="string" table:style-name="ce2">
            <text:p>Tiki giao hàng nhanh. chất lượng tạm ổn so với giá tiền. Không mong đợi gì nhiều</text:p>
          </table:table-cell>
          <table:table-cell table:number-columns-repeated="16383"/>
        </table:table-row>
        <table:table-row table:style-name="ro1">
          <table:table-cell office:value-type="string" table:style-name="ce2">
            <text:p>Tai Nghe Có Dây HOCO M1 - Hàng Chính Hãng <text:s/>giá tương xứng với chất lượng</text:p>
          </table:table-cell>
          <table:table-cell table:number-columns-repeated="16383"/>
        </table:table-row>
        <table:table-row table:style-name="ro1">
          <table:table-cell office:value-type="string" table:style-name="ce2">
            <text:p>Giao hàng nhanh <text:s/>Hàng về mở ra sài ok lắm Nói chung là chuẩnnnnn</text:p>
          </table:table-cell>
          <table:table-cell table:number-columns-repeated="16383"/>
        </table:table-row>
        <table:table-row table:style-name="ro1">
          <table:table-cell office:value-type="string" table:style-name="ce2">
            <text:p>mình xài sao thấy loa hơi dè chỗ cắm thì hơi ngắn xíu</text:p>
          </table:table-cell>
          <table:table-cell table:number-columns-repeated="16383"/>
        </table:table-row>
        <table:table-row table:style-name="ro1">
          <table:table-cell office:value-type="string" table:style-name="ce2">
            <text:p>tai nghe bị hư thì bảo hành bằng cách nào vậy shop</text:p>
          </table:table-cell>
          <table:table-cell table:number-columns-repeated="16383"/>
        </table:table-row>
        <table:table-row table:style-name="ro1">
          <table:table-cell office:value-type="string" table:style-name="ce2">
            <text:p>Ổn với giá tiền , nhưng nút tăng giảm âm lượng với nút ngưng bài hát không dùng được nhé</text:p>
          </table:table-cell>
          <table:table-cell table:number-columns-repeated="16383"/>
        </table:table-row>
        <table:table-row table:style-name="ro1">
          <table:table-cell office:value-type="string" table:style-name="ce2">
            <text:p>tiki giao hàng nhanh, tai nghe ổn định , điểm trừ cho nút tăng giảm âm lượng</text:p>
          </table:table-cell>
          <table:table-cell table:number-columns-repeated="16383"/>
        </table:table-row>
        <table:table-row table:style-name="ro1">
          <table:table-cell office:value-type="string" table:style-name="ce2">
            <text:p>Khá tốt, phù hợp với giá tiền. Mình dùng hơn 1 tháng rồi vẫn tốt</text:p>
          </table:table-cell>
          <table:table-cell table:number-columns-repeated="16383"/>
        </table:table-row>
        <table:table-row table:style-name="ro1">
          <table:table-cell office:value-type="string" table:style-name="ce2">
            <text:p>Đẹp, nghe êm tai, rất ok.</text:p>
          </table:table-cell>
          <table:table-cell table:number-columns-repeated="16383"/>
        </table:table-row>
        <table:table-row table:style-name="ro1">
          <table:table-cell office:value-type="string" table:style-name="ce2">
            <text:p>giao hàng nhanh nút âm lượng bị hỏng , tai nghe khá là ổn</text:p>
          </table:table-cell>
          <table:table-cell table:number-columns-repeated="16383"/>
        </table:table-row>
        <table:table-row table:style-name="ro1">
          <table:table-cell office:value-type="string" table:style-name="ce2">
            <text:p>Mua hàng cũng được mấy bữa mà ác cái mạng bị đứt dây, nhà vùng núi phải chờ mấy ngày mới kiểm tra TPlink được. Vừa cài xong là thấy rõ hiệu quả liền, nhà mình gắn wifi ở dưới nhà mà mình ở trên tầng trên cùng lúc trước chỉ có 2 cột sóng thôi, chờ mãi mới load được, sau khi gắn TPlink vô lap giờ là đầy sóng luôn <text:s/>) Mình không rành điện tử chỉ là thấy tốc độ load tăng đáng kể là tốt rồi, bộ cài đặt cũng dễ dàng, chạy lẹ lắm cài xong chưa tới 3p <text:s/>)</text:p>
          </table:table-cell>
          <table:table-cell table:number-columns-repeated="16383"/>
        </table:table-row>
        <table:table-row table:style-name="ro1">
          <table:table-cell office:value-type="string" table:style-name="ce2">
            <text:p>Kết nối tốt. nhưng driver không được hỗ trợ cập nhật thường xuyên nên sử dụng sau 1 thời gian hay có tình trạng mất kết nối. Nên có bản cập nhật driver thường xuyên cho vấn đề này</text:p>
          </table:table-cell>
          <table:table-cell table:number-columns-repeated="16383"/>
        </table:table-row>
        <table:table-row table:style-name="ro1">
          <table:table-cell office:value-type="string" table:style-name="ce2">
            <text:p>Sản phẩm tốt so với giá, dùng rất mượt. Sóng bắt khoẻ</text:p>
          </table:table-cell>
          <table:table-cell table:number-columns-repeated="16383"/>
        </table:table-row>
        <table:table-row table:style-name="ro1">
          <table:table-cell office:value-type="string" table:style-name="ce2">
            <text:p>Mình mua USB wifi này được gần 1 tháng. Sau 1 tháng sử dụng mình thấy sản phẩm dùng tốt , sóng wifi bắt khoẻ, mặc dù trước đó laptop mình bắt rất yếu. Xài lâu chưa thấy nóng. Nói chung là chất lương tốt. Bây giờ hi vọng xài được lâu thôi<text:s/></text:p>
          </table:table-cell>
          <table:table-cell table:number-columns-repeated="16383"/>
        </table:table-row>
        <table:table-row table:style-name="ro1">
          <table:table-cell office:value-type="string" table:style-name="ce2">
            <text:p>TP-LINK TL-WN821N - USB Wifi Chuẩn N Tốc Độ 300Mbps được mình mua cho em mình vì máy laptop của nó bị hư wifi. Trên cơ quan mình cũng dùng loại này nên đặt hàng rất yên tâm chất lượng. Tiki giao hàng nhanh, gói cẩn thận nên miễn chê luôn.</text:p>
          </table:table-cell>
          <table:table-cell table:number-columns-repeated="16383"/>
        </table:table-row>
        <table:table-row table:style-name="ro1">
          <table:table-cell office:value-type="string" table:style-name="ce2">
            <text:p>Sản phẩm tốt. Giá rẻ. Ship nhanh. Gói hộp cẩn thận.</text:p>
          </table:table-cell>
          <table:table-cell table:number-columns-repeated="16383"/>
        </table:table-row>
        <table:table-row table:style-name="ro1">
          <table:table-cell office:value-type="string" table:style-name="ce2">
            <text:p>mình mua sản phẩm với giá 42k. mình thích dây phone trắng với kiểu tai nghe này. <text:s/>điện thoại mình là redmi5. sử dụng không được nút tăng giảm âm lượng. chỉ được nút giữa (1 lần bật nhạc/stop nhạc, double thì next song) lên laptop thì mấy nút này vô dụng lun ;)</text:p>
          </table:table-cell>
          <table:table-cell table:number-columns-repeated="16383"/>
        </table:table-row>
        <table:table-row table:style-name="ro1">
          <table:table-cell office:value-type="string" table:style-name="ce2">
            <text:p>nút tăng giảm không bấm được , nút giữa bấm 1lần tắt mở nhạc ,bấm 2 lần chuyển nhạc trước ,bấm 3lần chuyển nhạc sau ...giống của Samsung 1phím khá lạ</text:p>
          </table:table-cell>
          <table:table-cell table:number-columns-repeated="16383"/>
        </table:table-row>
        <table:table-row table:style-name="ro1">
          <table:table-cell office:value-type="string" table:style-name="ce2">
            <text:p>Tai nghe nguyên hộp giấy, seal. chất lượng âm thanh tốt không bị mất bass khi dùng với điện thoại và laptop. giao hàng đúng hẹn. cảm ơn shop</text:p>
          </table:table-cell>
          <table:table-cell table:number-columns-repeated="16383"/>
        </table:table-row>
        <table:table-row table:style-name="ro1">
          <table:table-cell office:value-type="string" table:style-name="ce2">
            <text:p>Hàng dùng ổn không bị rớt mạng. Nhưng chỉ bắt được 2.4ghz. Hơi tiếc</text:p>
          </table:table-cell>
          <table:table-cell table:number-columns-repeated="16383"/>
        </table:table-row>
        <table:table-row table:style-name="ro1">
          <table:table-cell office:value-type="string" table:style-name="ce2">
            <text:p>sản phẩm ok, kết nối mạng ổn định <text:s/>đã mua nhiều lần với giá tốt</text:p>
          </table:table-cell>
          <table:table-cell table:number-columns-repeated="16383"/>
        </table:table-row>
        <table:table-row table:style-name="ro1">
          <table:table-cell office:value-type="string" table:style-name="ce2">
            <text:p>Bước đầu sử dụng tốt, chờ thời gian sau mới biết. Thanks</text:p>
          </table:table-cell>
          <table:table-cell table:number-columns-repeated="16383"/>
        </table:table-row>
        <table:table-row table:style-name="ro1">
          <table:table-cell office:value-type="string" table:style-name="ce2">
            <text:p>win 10 không cần cài đặt. cắm vào là nhận ngay. Sóng không khỏe lắm</text:p>
          </table:table-cell>
          <table:table-cell table:number-columns-repeated="16383"/>
        </table:table-row>
        <table:table-row table:style-name="ro1">
          <table:table-cell office:value-type="string" table:style-name="ce2">
            <text:p>hàng chính hãng, sài khá tốt trong phòng 30m2..tốc độ thì 50% so với dây cáp.</text:p>
          </table:table-cell>
          <table:table-cell table:number-columns-repeated="16383"/>
        </table:table-row>
        <table:table-row table:style-name="ro1">
          <table:table-cell office:value-type="string" table:style-name="ce2">
            <text:p>Tín hiệu đôi lúc hơi chập chờn</text:p>
          </table:table-cell>
          <table:table-cell table:number-columns-repeated="16383"/>
        </table:table-row>
        <table:table-row table:style-name="ro1">
          <table:table-cell office:value-type="string" table:style-name="ce2">
            <text:p>Mã hàng đúng vn/a nhưng là hàng tặng nên mình không kiểm tra được chất lượng sản phấm. Chỉ có 2 điều rất bực mình, vì mình có tiki now 1. Tiki ghi rõ ở ngoài sản phẩm là tiki now, lúc vào đặt thì không có. Ok, cho qua vì đặt sáng hôm trước, trưa hôm sau giao hàng ( nội thành hà nội) 2. Rõ ràng là đơn hàng quà tặng, nhưng không hề bọc quà hay có thiệp mừng, người nhận nói là được đặt trong 1 hộp giấy. Điều này làm mình khá xấu hổ vì đây là quà tặng sinh nhật mà cũng không được tử tế</text:p>
          </table:table-cell>
          <table:table-cell table:number-columns-repeated="16383"/>
        </table:table-row>
        <table:table-row table:style-name="ro1">
          <table:table-cell office:value-type="string" table:style-name="ce2">
            <text:p>tốt trong tầm giá. cần để usb ở góc thoáng để sử dụng tối ưu</text:p>
          </table:table-cell>
          <table:table-cell table:number-columns-repeated="16383"/>
        </table:table-row>
        <table:table-row table:style-name="ro1">
          <table:table-cell office:value-type="string" table:style-name="ce2">
            <text:p>Mình đã mua airpods 2 bản hộp sạc không dây trên tiki với giá hơn 5 tr1. Tiki giao hàng rất nhanh, hàng chính hãng đóng gói và chất lượng khá tốt. Mọi thứ còn lại đều tốt nhưng sau khi sử dụng sản phẩm hơn 3 ngày thì mình thấy airpods 2 bị một điểm trừ duy nhất ở chỗ airpods lúc nào củng phải đặt trong case, đặt airpods ra ngoài là tụt pin để qua đêm là tụt hết cả cây pin luôn. Còn đặt trong case thì cho dù airpods đã đầy pin nhưng case vẫn tiếp tục sạc và tụt pin mà (ít) khoàng vài % một ngày.</text:p>
          </table:table-cell>
          <table:table-cell table:number-columns-repeated="16383"/>
        </table:table-row>
        <table:table-row table:style-name="ro1">
          <table:table-cell office:value-type="string" table:style-name="ce2">
            <text:p>đã mua sp,hàng hóa ok,sử dụng gần 10 ngày chưa thấy có vấn đừ gì. Tuy nhiên đã điện thoại và mail 2 lần để nhờ hướng dẫn đăng ký bảo hành mà vẫn chưa được hướng dẫn (do google nó ra trang web tiếng Pháp nên không đăng ký được). Tiki cần xem lại việc hỗ trợ người mua. Cảm ơn</text:p>
          </table:table-cell>
          <table:table-cell table:number-columns-repeated="16383"/>
        </table:table-row>
        <table:table-row table:style-name="ro1">
          <table:table-cell office:value-type="string" table:style-name="ce2">
            <text:p>Pin lâu cảm ứng nhạy như mọi tai nghe airpod khác, có điều của mình lâu lâu bị ngáo, mở nắp ra nó cũng không tự kết nối phải reset đủ kiểu xong không được, quăng qua 1 bên hôm sau kết nối lại bình thường. Haizzz</text:p>
          </table:table-cell>
          <table:table-cell table:number-columns-repeated="16383"/>
        </table:table-row>
        <table:table-row table:style-name="ro1">
          <table:table-cell office:value-type="string" table:style-name="ce2">
            <text:p>Tiki giao hàng đợt này hơi chậm, bản lề rục rịt không chắc chắn lắm, khuyên mọi người nếu mua thì mua kèm bao đựng ngay lập tức, vì hop đựng rất dễ trầy xước.</text:p>
          </table:table-cell>
          <table:table-cell table:number-columns-repeated="16383"/>
        </table:table-row>
        <table:table-row table:style-name="ro1">
          <table:table-cell office:value-type="string" table:style-name="ce2">
            <text:p>Kích hoạt bảo hành với Apple tương đối rắc rối vì cần hóa đơn điện tử của Tiki, mã hàng trên hóa đơn khác một chút so với mã sản phẩm (thêm chữ S). Tuy nhiên Tiki hỗ trợ khách hàng tốt và nhanh chóng.</text:p>
          </table:table-cell>
          <table:table-cell table:number-columns-repeated="16383"/>
        </table:table-row>
        <table:table-row table:style-name="ro1">
          <table:table-cell office:value-type="string" table:style-name="ce2">
            <text:p>Không biết là có phải hệ thống apple đang bị lỗi không. mà mình nhập ngày mua mãi không được. Nhờ tiki hỗ trợ</text:p>
          </table:table-cell>
          <table:table-cell table:number-columns-repeated="16383"/>
        </table:table-row>
        <table:table-row table:style-name="ro1">
          <table:table-cell office:value-type="string" table:style-name="ce2">
            <text:p>Tiki giao hàng nhanh, đóng gói cẩn thận, tuy nhiên: Hai bên tai nghe mình sử dụng như nhau nhưng bị chênh lệch mức pin đến 10% có thể đổi lại không?</text:p>
          </table:table-cell>
          <table:table-cell table:number-columns-repeated="16383"/>
        </table:table-row>
        <table:table-row table:style-name="ro1">
          <table:table-cell office:value-type="string" table:style-name="ce2">
            <text:p>Giá vừa mua xong là 4,7 triệu VND, <text:s/>mà sao lúc kêu đánh giá sự hài lòng, giá sp chỉ có 4,4 triệu VND vậy ta? Hay do chủng loại case sạc khác nhau? Tôi chưa hoeeur</text:p>
          </table:table-cell>
          <table:table-cell table:number-columns-repeated="16383"/>
        </table:table-row>
        <table:table-row table:style-name="ro1">
          <table:table-cell office:value-type="string" table:style-name="ce2">
            <text:p>sản phẩm chính hãng nhưng phần keo ghép giữa 2 chi tiết tràn ra ngoài hơi nhiều, nên k được kín cho pắm còn lại ok</text:p>
          </table:table-cell>
          <table:table-cell table:number-columns-repeated="16383"/>
        </table:table-row>
        <table:table-row table:style-name="ro1">
          <table:table-cell office:value-type="string" table:style-name="ce2">
            <text:p>Đã nhận hàng và cài đặt xong. Phần cài đặt hơi tốn công một chút do máy tính sử dụng Window 7 không tự nhận diện sản phẩm, PC lại không có ổ đĩa quang để đọc CD Drivers kèm theo sản phẩm, phải lên internet tải drivers về và cài đặt riêng. Link tải trên trang web nhà sản xuất cũng dễ dàng do có hỗ trợ tiếng Việt nhưng sẽ gây khó khăn cho ai chưa từng làm qua thao tác này. Cần lưu giữ hộp bao bì để biết version của sản phẩm mà chọn Drivers tải về cho phù hợp. Tốc độ truy cập wifi hơi chậm hơn mong đợi nhưng chưa xác định do sóng wifi hay do sản phẩm.</text:p>
          </table:table-cell>
          <table:table-cell table:number-columns-repeated="16383"/>
        </table:table-row>
        <table:table-row table:style-name="ro1">
          <table:table-cell office:value-type="string" table:style-name="ce2">
            <text:p>Sản phẩm là phiên bản V2 chứ không phải V3, tiki nên bổ sung thêm thông tin sản phẩm. Dùng thì được 145Mbps trong khi cắm mạng lan thì được 100Mbps nên khá hài lòng. Sử dụng khá tốt so với tầm giá. Hi vọng dùng được lâu.</text:p>
          </table:table-cell>
          <table:table-cell table:number-columns-repeated="16383"/>
        </table:table-row>
        <table:table-row table:style-name="ro1">
          <table:table-cell office:value-type="string" table:style-name="ce2">
            <text:p>Mình mua chiếc USB Wifi này cho máy để bàn ở nhà để bắt wifi. Cài đặt dễ dàng, vào mạng tốt, USB nhỏ gọn.</text:p>
            <text:p>Tuy nhiên tốc độ tối đa là 300Mbps nhưng mình kiểm tra thì chỉ được 150Mbps thôi, mình không biết là do bản chất wifi nhà tối đa chỉ vậy hay do USB. Lần trước mình xài USB wifi của TP-Link luôn mà loại nhỏ nhỏ 150Mbps thì mình kiểm tra vẫn được 150Mbps. Dù vậy thì mình thấy 150Mbps vẫn đủ dùng với mình, vào mạng cũng rất nhanh.</text:p>
            <text:p/>
          </table:table-cell>
          <table:table-cell table:number-columns-repeated="16383"/>
        </table:table-row>
        <table:table-row table:style-name="ro1">
          <table:table-cell office:value-type="string" table:style-name="ce2">
            <text:p>Giáo hàng rất nhanh nhưng mới dùng 3 ngày đã hỏng.Thất vọng quá! Làm sao đây Tiki? Đơn hàng còn một món nữa chưa giao, không biết có dám nhận nữa không đây.</text:p>
          </table:table-cell>
          <table:table-cell table:number-columns-repeated="16383"/>
        </table:table-row>
        <table:table-row table:style-name="ro1">
          <table:table-cell office:value-type="string" table:style-name="ce2">
            <text:p>Có thể cài driver bằng đĩa đính kèm hoặc tải từ web của tp-link. Bắt sóng full cột nhưng load thì chậm rì rì, chạy nặng máy, lag quá lag <text:s text:c="2"/>win 7 hay 10 đều dùng được.</text:p>
          </table:table-cell>
          <table:table-cell table:number-columns-repeated="16383"/>
        </table:table-row>
        <table:table-row table:style-name="ro1">
          <table:table-cell office:value-type="string" table:style-name="ce2">
            <text:p>Check online apple thì chính hãng. Xài cũng ok chưa hư nên chưa biết chế độ bảo hành thế nào</text:p>
          </table:table-cell>
          <table:table-cell table:number-columns-repeated="16383"/>
        </table:table-row>
        <table:table-row table:style-name="ro1">
          <table:table-cell office:value-type="string" table:style-name="ce2">
            <text:p>Bữa Tiki giao hàng khá nhanh, hàng được bọc kĩ, sau vài ngày sử dụng thì thấy tốc độ tương đương với trước kia. Mong là sẽ sử dụng được lâu</text:p>
          </table:table-cell>
          <table:table-cell table:number-columns-repeated="16383"/>
        </table:table-row>
        <table:table-row table:style-name="ro1">
          <table:table-cell office:value-type="string" table:style-name="ce2">
            <text:p>cắm vào là chạy. connect chậm hơn laptop. tốc độ download chậm hơn chút so với laptop, nhưng upload thì hơn hẳn.</text:p>
          </table:table-cell>
          <table:table-cell table:number-columns-repeated="16383"/>
        </table:table-row>
        <table:table-row table:style-name="ro1">
          <table:table-cell office:value-type="string" table:style-name="ce2">
            <text:p>giao hàng cực nhanh, đóng gói tốt. Nhưng mà tốc độ có 130Mbps là sao nhỉ? Rõ ràng để là 300Mbps mà?</text:p>
          </table:table-cell>
          <table:table-cell table:number-columns-repeated="16383"/>
        </table:table-row>
        <table:table-row table:style-name="ro1">
          <table:table-cell office:value-type="string" table:style-name="ce2">
            <text:p>Đặt lúc sáng, chiều giao hàng ngay, kết nối rất nhanh. Rất ưng ý, cám ơn Tiki</text:p>
          </table:table-cell>
          <table:table-cell table:number-columns-repeated="16383"/>
        </table:table-row>
        <table:table-row table:style-name="ro1">
          <table:table-cell office:value-type="string" table:style-name="ce2">
            <text:p>Bắt tín hiệu tốt. Tốc độ ổn định. <text:s/>Quên ngay việc phải kéo dây mạng LAN vòng vèo khắp nhà khi sử dụng PC.</text:p>
          </table:table-cell>
          <table:table-cell table:number-columns-repeated="16383"/>
        </table:table-row>
        <table:table-row table:style-name="ro1">
          <table:table-cell office:value-type="string" table:style-name="ce2">
            <text:p>Mình mua 3 cai nhưng test tốc độ <text:s/>3 cái không giống nhau. Giao hàng nhanh. Nói chung mình hài lòng</text:p>
          </table:table-cell>
          <table:table-cell table:number-columns-repeated="16383"/>
        </table:table-row>
        <table:table-row table:style-name="ro1">
          <table:table-cell office:value-type="string" table:style-name="ce2">
            <text:p>Các chức năng hoạt động bình thường, hàng mới. Nắp hộp hơi lỏng</text:p>
          </table:table-cell>
          <table:table-cell table:number-columns-repeated="16383"/>
        </table:table-row>
        <table:table-row table:style-name="ro1">
          <table:table-cell office:value-type="string" table:style-name="ce2">
            <text:p>Sản phẩm tốt nhưng vỏ dễ bị trầy. mới xài gần 2 tuần và cục kén trầy tùm lum!</text:p>
          </table:table-cell>
          <table:table-cell table:number-columns-repeated="16383"/>
        </table:table-row>
        <table:table-row table:style-name="ro1">
          <table:table-cell office:value-type="string" table:style-name="ce2">
            <text:p>Nghe ổn nhưng khi di chuyển mà gọi cho nhau thì gió vù vù</text:p>
          </table:table-cell>
          <table:table-cell table:number-columns-repeated="16383"/>
        </table:table-row>
        <table:table-row table:style-name="ro1">
          <table:table-cell office:value-type="string" table:style-name="ce2">
            <text:p>Usb dễ setup tuy nhiên tốc độ mình thấy = 40-50% so với bth. Chấp nhận được, shop đóng gói đẹp cẩn thận đáng để mua</text:p>
          </table:table-cell>
          <table:table-cell table:number-columns-repeated="16383"/>
        </table:table-row>
        <table:table-row table:style-name="ro1">
          <table:table-cell office:value-type="string" table:style-name="ce2">
            <text:p>Khá hài lòng, mạng hơi yêu, giao hàng đúng hẹn</text:p>
          </table:table-cell>
          <table:table-cell table:number-columns-repeated="16383"/>
        </table:table-row>
        <table:table-row table:style-name="ro1">
          <table:table-cell office:value-type="string" table:style-name="ce2">
            <text:p>Sản phẩm dùng cũng tạm, mà có điều không nhận được sóng 5ghz</text:p>
          </table:table-cell>
          <table:table-cell table:number-columns-repeated="16383"/>
        </table:table-row>
        <table:table-row table:style-name="ro1">
          <table:table-cell office:value-type="string" table:style-name="ce2">
            <text:p>Tiki cho mình hỏi sản phẩm này bảo hành như thế nào?</text:p>
          </table:table-cell>
          <table:table-cell table:number-columns-repeated="16383"/>
        </table:table-row>
        <table:table-row table:style-name="ro1">
          <table:table-cell office:value-type="string" table:style-name="ce2">
            <text:p>Giao hàng đúng sản phẩm. Giao hàng nhanh. Đóng gói cẩn thận chắc chắn.</text:p>
          </table:table-cell>
          <table:table-cell table:number-columns-repeated="16383"/>
        </table:table-row>
        <table:table-row table:style-name="ro1">
          <table:table-cell office:value-type="string" table:style-name="ce2">
            <text:p>Ok, hàng dùng tốt trong tầm giá. Giao hàng nhanh, đóng bọc cẩn thận.</text:p>
          </table:table-cell>
          <table:table-cell table:number-columns-repeated="16383"/>
        </table:table-row>
        <table:table-row table:style-name="ro1">
          <table:table-cell office:value-type="string" table:style-name="ce2">
            <text:p>Nhìn hơi thô, bắt sóng tạm, dường truyền tốt, ổn định</text:p>
          </table:table-cell>
          <table:table-cell table:number-columns-repeated="16383"/>
        </table:table-row>
        <table:table-row table:style-name="ro1">
          <table:table-cell office:value-type="string" table:style-name="ce2">
            <text:p>CDH sa rctc ctvvdggxc gđượcvh gưccafwf. Gưgwba. Ưgvafq gà bằng</text:p>
          </table:table-cell>
          <table:table-cell table:number-columns-repeated="16383"/>
        </table:table-row>
        <table:table-row table:style-name="ro1">
          <table:table-cell office:value-type="string" table:style-name="ce2">
            <text:p>Mình thấy âm thanh hay, sau khi sạc Full hộp thì xài được 2 ngày</text:p>
          </table:table-cell>
          <table:table-cell table:number-columns-repeated="16383"/>
        </table:table-row>
        <table:table-row table:style-name="ro1">
          <table:table-cell office:value-type="string" table:style-name="ce2">
            <text:p>Khuyên bạn nào chơi game thì đừng mua USB wifi này. Lướt web bình thường thì ok lắm</text:p>
          </table:table-cell>
          <table:table-cell table:number-columns-repeated="16383"/>
        </table:table-row>
        <table:table-row table:style-name="ro1">
          <table:table-cell office:value-type="string" table:style-name="ce2">
            <text:p>Đúng hàng! Dịch vụ ship nhanh. Thanks shop</text:p>
          </table:table-cell>
          <table:table-cell table:number-columns-repeated="16383"/>
        </table:table-row>
        <table:table-row table:style-name="ro1">
          <table:table-cell office:value-type="string" table:style-name="ce2">
            <text:p>hơi ngốn pin hơi ngốn pin</text:p>
          </table:table-cell>
          <table:table-cell table:number-columns-repeated="16383"/>
        </table:table-row>
        <table:table-row table:style-name="ro1">
          <table:table-cell office:value-type="string" table:style-name="ce2">
            <text:p>Đây là bản Airpods 2 mới ra đúng không Tiki ơi? Là bản có case sạc không dây?</text:p>
          </table:table-cell>
          <table:table-cell table:number-columns-repeated="16383"/>
        </table:table-row>
        <table:table-row table:style-name="ro1">
          <table:table-cell office:value-type="string" table:style-name="ce2">
            <text:p>Lau lau dang nghe thi bi ngung khong len tieng nua, minh van dang theo doi neu co gi se bao, thanks</text:p>
          </table:table-cell>
          <table:table-cell table:number-columns-repeated="16383"/>
        </table:table-row>
        <table:table-row table:style-name="ro1">
          <table:table-cell office:value-type="string" table:style-name="ce2">
            <text:p>Cho mình hỏi giá của sản phẩm airpods 2 sẽ là bao nhiêu vậy tiki?</text:p>
          </table:table-cell>
          <table:table-cell table:number-columns-repeated="16383"/>
        </table:table-row>
        <table:table-row table:style-name="ro1">
          <table:table-cell office:value-type="string" table:style-name="ce2">
            <text:p>Sản phẩm đúng như trên trang bán hàng. Thời gian giao hàng hợp lý.</text:p>
          </table:table-cell>
          <table:table-cell table:number-columns-repeated="16383"/>
        </table:table-row>
        <table:table-row table:style-name="ro1">
          <table:table-cell office:value-type="string" table:style-name="ce2">
            <text:p>Mua cách đây 1 năm sản phẩm còn dùng ổn định. Tuy sử dụng lâu có nóng nhưng vẫn bắt wifi tốt. Với giá tiền như vậy là quá ổn!</text:p>
          </table:table-cell>
          <table:table-cell table:number-columns-repeated="16383"/>
        </table:table-row>
        <table:table-row table:style-name="ro1">
          <table:table-cell office:value-type="string" table:style-name="ce2">
            <text:p>Hàng giao nhanh. Chất liệu cầm vào ổn, không khác gì Anker. Dây nhận sạc máy nhanh. Màu đẹp, hợp với combo đỏ của mình. Độ dài vậy là ổn. Chưa thử kết nối truyền dữ liệu nên chưa đánh giá thêm được. Đóng gói chắc chắn.</text:p>
          </table:table-cell>
          <table:table-cell table:number-columns-repeated="16383"/>
        </table:table-row>
        <table:table-row table:style-name="ro1">
          <table:table-cell office:value-type="string" table:style-name="ce2">
            <text:p>Mình đã mua và trải nghiệm về sản phẩm này được 1 năm rồi, nếu so với giá này thì mình đánh giá khá cao, cáp này dùng được gần 1 năm, bền chắc và đặc biệt là chỗ đầu cáp sẽ không bị gãy như cáp zin</text:p>
          </table:table-cell>
          <table:table-cell table:number-columns-repeated="16383"/>
        </table:table-row>
        <table:table-row table:style-name="ro1">
          <table:table-cell office:value-type="string" table:style-name="ce2">
            <text:p>Sản phẩm tốt, xài ok, lần sau ủng hộ nữa</text:p>
          </table:table-cell>
          <table:table-cell table:number-columns-repeated="16383"/>
        </table:table-row>
        <table:table-row table:style-name="ro1">
          <table:table-cell office:value-type="string" table:style-name="ce2">
            <text:p>Dùng ok muốn xin thông tin của cửa hàng để lấy nhiều</text:p>
          </table:table-cell>
          <table:table-cell table:number-columns-repeated="16383"/>
        </table:table-row>
        <table:table-row table:style-name="ro1">
          <table:table-cell office:value-type="string" table:style-name="ce2">
            <text:p>Giống vs mô tả, giao đúng yêu cầu. Tuy giao đúng hạn nhưng cũng hơi lâu.</text:p>
          </table:table-cell>
          <table:table-cell table:number-columns-repeated="16383"/>
        </table:table-row>
        <table:table-row table:style-name="ro1">
          <table:table-cell office:value-type="string" table:style-name="ce2">
            <text:p>Đặt màu xám nhưng lại nhận màu đen??? Nhưng thôi. Bề ngoài dây khá cứng <text:s/>Còn về chất lượng thì chờ đánh giá sau</text:p>
          </table:table-cell>
          <table:table-cell table:number-columns-repeated="16383"/>
        </table:table-row>
        <table:table-row table:style-name="ro1">
          <table:table-cell office:value-type="string" table:style-name="ce2">
            <text:p>Cáp chất liệu tốt, tuy nhiên tikinow hôm nay giao chậm hơn so với những lần trước nhiều quá, đặt đêm hôm qua tới chiều tối hôm nay mới giao.</text:p>
          </table:table-cell>
          <table:table-cell table:number-columns-repeated="16383"/>
        </table:table-row>
        <table:table-row table:style-name="ro1">
          <table:table-cell office:value-type="string" table:style-name="ce2">
            <text:p>sản phẩm tốt , giao hàng nhanh</text:p>
          </table:table-cell>
          <table:table-cell table:number-columns-repeated="16383"/>
        </table:table-row>
        <table:table-row table:style-name="ro1">
          <table:table-cell office:value-type="string" table:style-name="ce2">
            <text:p>Dùng ổn chưa thấy điểm trừ</text:p>
          </table:table-cell>
          <table:table-cell table:number-columns-repeated="16383"/>
        </table:table-row>
        <table:table-row table:style-name="ro1">
          <table:table-cell office:value-type="string" table:style-name="ce2">
            <text:p>hang tot</text:p>
          </table:table-cell>
          <table:table-cell table:number-columns-repeated="16383"/>
        </table:table-row>
        <table:table-row table:style-name="ro1">
          <table:table-cell office:value-type="string" table:style-name="ce2">
            <text:p>ổn đấy</text:p>
          </table:table-cell>
          <table:table-cell table:number-columns-repeated="16383"/>
        </table:table-row>
        <table:table-row table:style-name="ro1">
          <table:table-cell office:value-type="string" table:style-name="ce2">
            <text:p>Mình mua xài tới giờ là hơn hai tháng rồi. Rẻ mà xài chất lượng, dây cáp rất chắc chắn. Mình sẽ mua thêm loại cáp này nữa nếu sau này có cần.</text:p>
          </table:table-cell>
          <table:table-cell table:number-columns-repeated="16383"/>
        </table:table-row>
        <table:table-row table:style-name="ro1">
          <table:table-cell office:value-type="string" table:style-name="ce2">
            <text:p>Khá ưng với chất lượng của sản phẩm,tuy nhiên hộp sản phẩm bị móp méo.đầu usb mới cắm được hai chiều khá hay.</text:p>
          </table:table-cell>
          <table:table-cell table:number-columns-repeated="16383"/>
        </table:table-row>
        <table:table-row table:style-name="ro1">
          <table:table-cell office:value-type="string" table:style-name="ce2">
            <text:p>K biết do mình đặt nhầm hay ntn nhưng đầu này không phải đầu hai mặt như gt. Đóng hộp đẹp, cẩn thận.</text:p>
          </table:table-cell>
          <table:table-cell table:number-columns-repeated="16383"/>
        </table:table-row>
        <table:table-row table:style-name="ro1">
          <table:table-cell office:value-type="string" table:style-name="ce2">
            <text:p>Cáp ok nhưng giao nhầm màu ( đặt xám giao đỏ), cần rút kinh nghiệm kiểm tra kĩ đơn trước khi giao</text:p>
          </table:table-cell>
          <table:table-cell table:number-columns-repeated="16383"/>
        </table:table-row>
        <table:table-row table:style-name="ro1">
          <table:table-cell office:value-type="string" table:style-name="ce2">
            <text:p>Tiki giao hàng đúng như trên hình quảng cáo sản phẩm sài rất ok với giá tiền như vậy thì chấp nhận được</text:p>
          </table:table-cell>
          <table:table-cell table:number-columns-repeated="16383"/>
        </table:table-row>
        <table:table-row table:style-name="ro1">
          <table:table-cell office:value-type="string" table:style-name="ce2">
            <text:p>Giao hàng nhanh chóng sp giống mô tả dây sạc không được mềm chất lượng còn phải dùng mới biết được</text:p>
          </table:table-cell>
          <table:table-cell table:number-columns-repeated="16383"/>
        </table:table-row>
        <table:table-row table:style-name="ro1">
          <table:table-cell office:value-type="string" table:style-name="ce2">
            <text:p>Nên mua, xài ổn. <text:s/>Xài ổn với giá chưa đến 60k 😁 không có gì phàn nàn. Nếu tiết kiệm hộp, nilon càng tuyệt</text:p>
          </table:table-cell>
          <table:table-cell table:number-columns-repeated="16383"/>
        </table:table-row>
        <table:table-row table:style-name="ro1">
          <table:table-cell office:value-type="string" table:style-name="ce2">
            <text:p>Thấy không được giống với hình bán. Nhưng sờ dây cáp. Cg chắc chắn. Hy vọng dùng tốt.</text:p>
          </table:table-cell>
          <table:table-cell table:number-columns-repeated="16383"/>
        </table:table-row>
        <table:table-row table:style-name="ro1">
          <table:table-cell office:value-type="string" table:style-name="ce2">
            <text:p>Hàng rất ổn, dây chắc chắn, sạc k bị nóng. Mỗi tội đợt này giao hàng lâu quá</text:p>
          </table:table-cell>
          <table:table-cell table:number-columns-repeated="16383"/>
        </table:table-row>
        <table:table-row table:style-name="ro1">
          <table:table-cell office:value-type="string" table:style-name="ce2">
            <text:p>Sản phẩm ok hết, trừ một cái là đặt màu xám shop lại giao màu đen đỏ. Mong shop khắc phục</text:p>
          </table:table-cell>
          <table:table-cell table:number-columns-repeated="16383"/>
        </table:table-row>
        <table:table-row table:style-name="ro1">
          <table:table-cell office:value-type="string" table:style-name="ce2">
            <text:p>dây sạc được, bọc dù chống bám bẩn tốt. chỉ có điều là dây khá thô cứng</text:p>
          </table:table-cell>
          <table:table-cell table:number-columns-repeated="16383"/>
        </table:table-row>
        <table:table-row table:style-name="ro1">
          <table:table-cell office:value-type="string" table:style-name="ce2">
            <text:p>Mẫu mã đẹp, bao vì gốc từ nhà sản xuất, Tiki đóng gói cẩn thận, giao hàng nhanh hơn tgian dự kiến.</text:p>
          </table:table-cell>
          <table:table-cell table:number-columns-repeated="16383"/>
        </table:table-row>
        <table:table-row table:style-name="ro1">
          <table:table-cell office:value-type="string" table:style-name="ce2">
            <text:p>Sản phẩm giống mô tả,về xài thử ok,để xem xài 1 thời gian xem thế nào,nói chung là hài long</text:p>
          </table:table-cell>
          <table:table-cell table:number-columns-repeated="16383"/>
        </table:table-row>
        <table:table-row table:style-name="ro1">
          <table:table-cell office:value-type="string" table:style-name="ce2">
            <text:p>Sản phẩm chất lượng ổn định phù hợp giá tiền <text:s/>Giao hàng nhanh</text:p>
          </table:table-cell>
          <table:table-cell table:number-columns-repeated="16383"/>
        </table:table-row>
        <table:table-row table:style-name="ro1">
          <table:table-cell office:value-type="string" table:style-name="ce2">
            <text:p>Hài lòng, mẫu mã đẹp chất lượng ok, khôngng các sản phẩm khác của bạn cũng có chất lượng tốt</text:p>
          </table:table-cell>
          <table:table-cell table:number-columns-repeated="16383"/>
        </table:table-row>
        <table:table-row table:style-name="ro1">
          <table:table-cell office:value-type="string" table:style-name="ce2">
            <text:p>Chưa sử dụng, nhưng thấy cũng ok. Có dây cáp hơi nhỏ. không bít có bền không</text:p>
          </table:table-cell>
          <table:table-cell table:number-columns-repeated="16383"/>
        </table:table-row>
        <table:table-row table:style-name="ro1">
          <table:table-cell office:value-type="string" table:style-name="ce2">
            <text:p>Hàng vận chuyển tốt, ổ cứng kích thước nhỏ gọn. Tốc độ khá nhanh làm mình chóng mặt do chưa quen, nhưng chỉ được 200mb/s không như quảng cáo 500mb/s. Không biết lí do tại sao. Cơ mà trong tầm giá này thì cảm thấy sản phẩm rất tốt</text:p>
          </table:table-cell>
          <table:table-cell table:number-columns-repeated="16383"/>
        </table:table-row>
        <table:table-row table:style-name="ro1">
          <table:table-cell office:value-type="string" table:style-name="ce2">
            <text:p>Hàng giống mô tả,thiết kế hình dáng bên ngoài nhỏ gọn,trọng lượng nhẹ phù hợp bỏ túi mang theo. Khi dùng lưu dữ liệu tốc độ hơn mong đợi</text:p>
          </table:table-cell>
          <table:table-cell table:number-columns-repeated="16383"/>
        </table:table-row>
        <table:table-row table:style-name="ro1">
          <table:table-cell office:value-type="string" table:style-name="ce2">
            <text:p>Cáp đẹp , sạc cho ipad vào nhanh như cáp zin , giá rẻ , xài cũng rất tốt</text:p>
          </table:table-cell>
          <table:table-cell table:number-columns-repeated="16383"/>
        </table:table-row>
        <table:table-row table:style-name="ro1">
          <table:table-cell office:value-type="string" table:style-name="ce2">
            <text:p>Mình nhận được hàng rồi nhưng đk dây dài 1m , khi nhận là 2m.Sạc nhanh,bền thì chờ st.</text:p>
          </table:table-cell>
          <table:table-cell table:number-columns-repeated="16383"/>
        </table:table-row>
        <table:table-row table:style-name="ro1">
          <table:table-cell office:value-type="string" table:style-name="ce2">
            <text:p>Dây xạc tốt, ổn định, bền, chắc chắn. Hàng chất lượng giá tốt.</text:p>
          </table:table-cell>
          <table:table-cell table:number-columns-repeated="16383"/>
        </table:table-row>
        <table:table-row table:style-name="ro1">
          <table:table-cell office:value-type="string" table:style-name="ce2">
            <text:p>Sản phẩm chất lượng chính hãng. <text:s/>Rất hài lòng. Nhận đúng hàng.</text:p>
          </table:table-cell>
          <table:table-cell table:number-columns-repeated="16383"/>
        </table:table-row>
        <table:table-row table:style-name="ro1">
          <table:table-cell office:value-type="string" table:style-name="ce2">
            <text:p>Hài lòng về chất lượng nhưng giao hành chậm hơn so với dự kiến nhiều quá. Nên cho 4*</text:p>
          </table:table-cell>
          <table:table-cell table:number-columns-repeated="16383"/>
        </table:table-row>
        <table:table-row table:style-name="ro1">
          <table:table-cell office:value-type="string" table:style-name="ce2">
            <text:p>Giao hàng nhanh. Chất lượng cũng ok.</text:p>
          </table:table-cell>
          <table:table-cell table:number-columns-repeated="16383"/>
        </table:table-row>
        <table:table-row table:style-name="ro1">
          <table:table-cell office:value-type="string" table:style-name="ce2">
            <text:p>Hài lòng, Hàng đúng như mô tả, rất chất lượng, đóng gói rất đẹp.</text:p>
          </table:table-cell>
          <table:table-cell table:number-columns-repeated="16383"/>
        </table:table-row>
        <table:table-row table:style-name="ro1">
          <table:table-cell office:value-type="string" table:style-name="ce2">
            <text:p>Hàng tốt đánh giá 5 stars, sẽ tiếp tục mua ủng hộ tiki và ng bán bla bla bla ...</text:p>
          </table:table-cell>
          <table:table-cell table:number-columns-repeated="16383"/>
        </table:table-row>
        <table:table-row table:style-name="ro1">
          <table:table-cell office:value-type="string" table:style-name="ce2">
            <text:p>sản phẩm rất ưng ý như mô tả.thương hiệu ổn trong tầm giá</text:p>
          </table:table-cell>
          <table:table-cell table:number-columns-repeated="16383"/>
        </table:table-row>
        <table:table-row table:style-name="ro1">
          <table:table-cell office:value-type="string" table:style-name="ce2">
            <text:p>Cái thứ 2 hài lòng hơn cái đầu mình mua bị sờn dây bao dù ở ngoaid</text:p>
          </table:table-cell>
          <table:table-cell table:number-columns-repeated="16383"/>
        </table:table-row>
        <table:table-row table:style-name="ro1">
          <table:table-cell office:value-type="string" table:style-name="ce2">
            <text:p>chất lượng hoàn thiện ok, dùng một thời gian xem ntn, ngon rẻ</text:p>
          </table:table-cell>
          <table:table-cell table:number-columns-repeated="16383"/>
        </table:table-row>
        <table:table-row table:style-name="ro1">
          <table:table-cell office:value-type="string" table:style-name="ce2">
            <text:p>Sản phẩm ổn. Giao hàng và hoá đơn nhanh. Không thích made in china lắm.</text:p>
          </table:table-cell>
          <table:table-cell table:number-columns-repeated="16383"/>
        </table:table-row>
        <table:table-row table:style-name="ro1">
          <table:table-cell office:value-type="string" table:style-name="ce2">
            <text:p>Dây chắc đẹp, đúng như trong hình. Chất lượng sử dụng đến giờ tốt.</text:p>
          </table:table-cell>
          <table:table-cell table:number-columns-repeated="16383"/>
        </table:table-row>
        <table:table-row table:style-name="ro1">
          <table:table-cell office:value-type="string" table:style-name="ce2">
            <text:p>Nhận hàng đóng gói rất tốt, mẫu mã đẹp, đang trong quá trình trải nghiệm</text:p>
          </table:table-cell>
          <table:table-cell table:number-columns-repeated="16383"/>
        </table:table-row>
        <table:table-row table:style-name="ro1">
          <table:table-cell office:value-type="string" table:style-name="ce2">
            <text:p>Sạc đẹp chắt chắn tôi mua 2 cọng hài lòng cả 2 !</text:p>
          </table:table-cell>
          <table:table-cell table:number-columns-repeated="16383"/>
        </table:table-row>
        <table:table-row table:style-name="ro1">
          <table:table-cell office:value-type="string" table:style-name="ce2">
            <text:p>Hy vọng tốt <text:s/>bên cũng cấp luôn đảm bảo uy tín mong là được lâu dài</text:p>
          </table:table-cell>
          <table:table-cell table:number-columns-repeated="16383"/>
        </table:table-row>
        <table:table-row table:style-name="ro1">
          <table:table-cell office:value-type="string" table:style-name="ce2">
            <text:p>Hàng chính hãng , cáp xạc nhanh nhưng đầu usb không như sản phẩm đã đặt</text:p>
          </table:table-cell>
          <table:table-cell table:number-columns-repeated="16383"/>
        </table:table-row>
        <table:table-row table:style-name="ro1">
          <table:table-cell office:value-type="string" table:style-name="ce2">
            <text:p>tốc độ tạm được</text:p>
          </table:table-cell>
          <table:table-cell table:number-columns-repeated="16383"/>
        </table:table-row>
        <table:table-row table:style-name="ro1">
          <table:table-cell office:value-type="string" table:style-name="ce2">
            <text:p>Khá nhanh và nguy hiểm kkk</text:p>
          </table:table-cell>
          <table:table-cell table:number-columns-repeated="16383"/>
        </table:table-row>
        <table:table-row table:style-name="ro1">
          <table:table-cell office:value-type="string" table:style-name="ce2">
            <text:p>Ok đã nhận hàng</text:p>
          </table:table-cell>
          <table:table-cell table:number-columns-repeated="16383"/>
        </table:table-row>
        <table:table-row table:style-name="ro1">
          <table:table-cell office:value-type="string" table:style-name="ce2">
            <text:p>Sản phẩm đúng như hình, giao hàng nhanh. Hài lòng, sẽ mua hàng của tiki</text:p>
          </table:table-cell>
          <table:table-cell table:number-columns-repeated="16383"/>
        </table:table-row>
        <table:table-row table:style-name="ro1">
          <table:table-cell office:value-type="string" table:style-name="ce2">
            <text:p>Dây chắc, iphone nhận diện dây sạc nhanh tuy nhiên đầu cắm sạc không chắc chắn.</text:p>
          </table:table-cell>
          <table:table-cell table:number-columns-repeated="16383"/>
        </table:table-row>
        <table:table-row table:style-name="ro1">
          <table:table-cell office:value-type="string" table:style-name="ce2">
            <text:p>Chất và giá đều Ok.</text:p>
          </table:table-cell>
          <table:table-cell table:number-columns-repeated="16383"/>
        </table:table-row>
        <table:table-row table:style-name="ro1">
          <table:table-cell office:value-type="string" table:style-name="ce2">
            <text:p>Dây cứng cáp, xài 1 2 lần, nhìn chung vừa ý với sản phẩm, giá rẻ</text:p>
          </table:table-cell>
          <table:table-cell table:number-columns-repeated="16383"/>
        </table:table-row>
        <table:table-row table:style-name="ro1">
          <table:table-cell office:value-type="string" table:style-name="ce2">
            <text:p>xài oke, dùng lâu mới đánh giá chính xác được</text:p>
          </table:table-cell>
          <table:table-cell table:number-columns-repeated="16383"/>
        </table:table-row>
        <table:table-row table:style-name="ro1">
          <table:table-cell office:value-type="string" table:style-name="ce2">
            <text:p>mua 2 sợi mới 3 tháng hư 1 nên hôm nay mua tiếp 2</text:p>
          </table:table-cell>
          <table:table-cell table:number-columns-repeated="16383"/>
        </table:table-row>
        <table:table-row table:style-name="ro1">
          <table:table-cell office:value-type="string" table:style-name="ce2">
            <text:p>Cáp dùng tốt, chất lượng cao, khuyên nên mua dùng và ủng hộ Tiki</text:p>
          </table:table-cell>
          <table:table-cell table:number-columns-repeated="16383"/>
        </table:table-row>
        <table:table-row table:style-name="ro1">
          <table:table-cell office:value-type="string" table:style-name="ce2">
            <text:p>xai được xai được xai được xai được xai được xai được xai được xai được , viet cho du 50</text:p>
          </table:table-cell>
          <table:table-cell table:number-columns-repeated="16383"/>
        </table:table-row>
        <table:table-row table:style-name="ro1">
          <table:table-cell office:value-type="string" table:style-name="ce2">
            <text:p>Sac vào điện chậm hơn dây theo máy. Và dây của hãng anker</text:p>
          </table:table-cell>
          <table:table-cell table:number-columns-repeated="16383"/>
        </table:table-row>
        <table:table-row table:style-name="ro1">
          <table:table-cell office:value-type="string" table:style-name="ce2">
            <text:p>Chưa biết độ bền nhưng nhìn cứng cáp.</text:p>
          </table:table-cell>
          <table:table-cell table:number-columns-repeated="16383"/>
        </table:table-row>
        <table:table-row table:style-name="ro1">
          <table:table-cell office:value-type="string" table:style-name="ce2">
            <text:p>Với mức giá như vậy thì không còn j phải bàn. Ngon</text:p>
          </table:table-cell>
          <table:table-cell table:number-columns-repeated="16383"/>
        </table:table-row>
        <table:table-row table:style-name="ro1">
          <table:table-cell office:value-type="string" table:style-name="ce2">
            <text:p>Sản phẩm dùng ổn. Sẽ ủng hộ lần sau</text:p>
          </table:table-cell>
          <table:table-cell table:number-columns-repeated="16383"/>
        </table:table-row>
        <table:table-row table:style-name="ro1">
          <table:table-cell office:value-type="string" table:style-name="ce2">
            <text:p>Khá hài lòng. Giao hàng nhanh. Bao bì đóng gói tốt</text:p>
          </table:table-cell>
          <table:table-cell table:number-columns-repeated="16383"/>
        </table:table-row>
        <table:table-row table:style-name="ro1">
          <table:table-cell office:value-type="string" table:style-name="ce2">
            <text:p>Hàng như hình. Chất lượng có vẻ ổn</text:p>
          </table:table-cell>
          <table:table-cell table:number-columns-repeated="16383"/>
        </table:table-row>
        <table:table-row table:style-name="ro1">
          <table:table-cell office:value-type="string" table:style-name="ce2">
            <text:p>giá thành rẻ, hiệu năng tốt</text:p>
          </table:table-cell>
          <table:table-cell table:number-columns-repeated="16383"/>
        </table:table-row>
        <table:table-row table:style-name="ro1">
          <table:table-cell office:value-type="string" table:style-name="ce2">
            <text:p>Tốt. Hàng như hình quảng cáo</text:p>
          </table:table-cell>
          <table:table-cell table:number-columns-repeated="16383"/>
        </table:table-row>
        <table:table-row table:style-name="ro1">
          <table:table-cell office:value-type="string" table:style-name="ce2">
            <text:p>Cam thay hoi hai long ha nhe</text:p>
          </table:table-cell>
          <table:table-cell table:number-columns-repeated="16383"/>
        </table:table-row>
        <table:table-row table:style-name="ro1">
          <table:table-cell office:value-type="string" table:style-name="ce2">
            <text:p>ổn, xài được nên mua dùng</text:p>
          </table:table-cell>
          <table:table-cell table:number-columns-repeated="16383"/>
        </table:table-row>
        <table:table-row table:style-name="ro1">
          <table:table-cell office:value-type="string" table:style-name="ce2">
            <text:p>ok ok ok ok ok ok ok ok ok</text:p>
          </table:table-cell>
          <table:table-cell table:number-columns-repeated="16383"/>
        </table:table-row>
        <table:table-row table:style-name="ro1">
          <table:table-cell office:value-type="string" table:style-name="ce2">
            <text:p>Ok dung tốt <text:s/>nhung hoi đat</text:p>
          </table:table-cell>
          <table:table-cell table:number-columns-repeated="16383"/>
        </table:table-row>
        <table:table-row table:style-name="ro1">
          <table:table-cell office:value-type="string" table:style-name="ce2">
            <text:p>Chuột dùng ổn, nhạy, cảm giác bấm tốt nhưng bấm vẫn hơi nặng tay. TikiNow giao hàng nhanh, đóng gói cẩn thận.</text:p>
          </table:table-cell>
          <table:table-cell table:number-columns-repeated="16383"/>
        </table:table-row>
        <table:table-row table:style-name="ro1">
          <table:table-cell office:value-type="string" table:style-name="ce2">
            <text:p>Hàng lúc trước mua ok nhưng mới mua thêm 1 cái có vẻ hơi bị khùng khùng</text:p>
          </table:table-cell>
          <table:table-cell table:number-columns-repeated="16383"/>
        </table:table-row>
        <table:table-row table:style-name="ro1">
          <table:table-cell office:value-type="string" table:style-name="ce2">
            <text:p>On trong <text:s/>tam gia hhhhhhh</text:p>
          </table:table-cell>
          <table:table-cell table:number-columns-repeated="16383"/>
        </table:table-row>
        <table:table-row table:style-name="ro1">
          <table:table-cell office:value-type="string" table:style-name="ce2">
            <text:p>Hàng như đã gt</text:p>
          </table:table-cell>
          <table:table-cell table:number-columns-repeated="16383"/>
        </table:table-row>
        <table:table-row table:style-name="ro1">
          <table:table-cell office:value-type="string" table:style-name="ce2">
            <text:p>Dây tạm ổn</text:p>
          </table:table-cell>
          <table:table-cell table:number-columns-repeated="16383"/>
        </table:table-row>
        <table:table-row table:style-name="ro1">
          <table:table-cell office:value-type="string" table:style-name="ce2">
            <text:p>Cáp sạc tốt</text:p>
          </table:table-cell>
          <table:table-cell table:number-columns-repeated="16383"/>
        </table:table-row>
        <table:table-row table:style-name="ro1">
          <table:table-cell office:value-type="string" table:style-name="ce2">
            <text:p>Sản phẩm xứng đáng với số tiền bỏ ra.</text:p>
          </table:table-cell>
          <table:table-cell table:number-columns-repeated="16383"/>
        </table:table-row>
        <table:table-row table:style-name="ro1">
          <table:table-cell office:value-type="string" table:style-name="ce2">
            <text:p>Chuột dùng ok</text:p>
          </table:table-cell>
          <table:table-cell table:number-columns-repeated="16383"/>
        </table:table-row>
        <table:table-row table:style-name="ro1">
          <table:table-cell office:value-type="string" table:style-name="ce2">
            <text:p>Chất lượng hình ảnh hiển thị tốt. Tuy nhiên <text:s/>khi cắm nguồn điện vào laptop, hình ảnh xuất ra có thể bị nhiễu gây mỏi, đau mắt nếu xem thời gian dài.</text:p>
          </table:table-cell>
          <table:table-cell table:number-columns-repeated="16383"/>
        </table:table-row>
        <table:table-row table:style-name="ro1">
          <table:table-cell office:value-type="string" table:style-name="ce2">
            <text:p>màn tốt so với giá. chân đế chắc chắn và đẹp. góc nhìn không được rộng cho lắm, nhưng giá này là quá ngon cho màn hình 24 inch</text:p>
          </table:table-cell>
          <table:table-cell table:number-columns-repeated="16383"/>
        </table:table-row>
        <table:table-row table:style-name="ro1">
          <table:table-cell office:value-type="string" table:style-name="ce2">
            <text:p>Đặt hàng từ hôm 13/8 giao hàng dự tính 16/8 mà đến giờ vẫn chưa nhận được và đang trog tình trạng lấy hàng</text:p>
          </table:table-cell>
          <table:table-cell table:number-columns-repeated="16383"/>
        </table:table-row>
        <table:table-row table:style-name="ro1">
          <table:table-cell office:value-type="string" table:style-name="ce2">
            <text:p>Tiki đóng hộp rất gọn gàng, cẩn thận. Quạt chạy êm, khung đế chắc chắn.</text:p>
          </table:table-cell>
          <table:table-cell table:number-columns-repeated="16383"/>
        </table:table-row>
        <table:table-row table:style-name="ro1">
          <table:table-cell office:value-type="string" table:style-name="ce2">
            <text:p>Sử dụng tốt, đúng như quảng cáo</text:p>
          </table:table-cell>
          <table:table-cell table:number-columns-repeated="16383"/>
        </table:table-row>
        <table:table-row table:style-name="ro1">
          <table:table-cell office:value-type="string" table:style-name="ce2">
            <text:p>Tốt với tầm giá...</text:p>
          </table:table-cell>
          <table:table-cell table:number-columns-repeated="16383"/>
        </table:table-row>
        <table:table-row table:style-name="ro1">
          <table:table-cell office:value-type="string" table:style-name="ce2">
            <text:p>mua để nghe nhạc vào buổi sáng sau khi thức dậy. đối với mình chất lượng như thế này là ok rùi. xứng đáng với số tiền. màu đỏ cute nhắm ??? bé xí thui nhưng loa khá to. nice ???</text:p>
          </table:table-cell>
          <table:table-cell table:number-columns-repeated="16383"/>
        </table:table-row>
        <table:table-row table:style-name="ro1">
          <table:table-cell office:value-type="string" table:style-name="ce2">
            <text:p>Đã sử dụng loa được 2 tuần, mình có vài nhận xét như sau: - Thời lượng pin: Khá tốt, mình thường không bật nhạc liên tục, mỗi lần bật tầm 1-2 tiếng, thì phải 3-4 ngày mới cần sạc 1 lần - Chất lượng âm thanh: Bass ổn, mình chủ yếu nghe radio với các thể loại nhẹ nhàng thì sản phẩm là lựa chọn cực kỳ hợp lý - Tính năng tự động tắt: Mình để ý, trong thời gian kết nối, nếu như loa không phát nhạc tầm 15" thì sẽ tự động ngắt</text:p>
          </table:table-cell>
          <table:table-cell table:number-columns-repeated="16383"/>
        </table:table-row>
        <table:table-row table:style-name="ro1">
          <table:table-cell office:value-type="string" table:style-name="ce2">
            <text:p>Mình mới nhận được sp hôm nay, hàng chất lượng tốt nghe hay, bass ổn. Nhưng mình có hơi lạ là đăng ký bảo hành thì tin nhắn báo là đã đăng ký trễ 7 ngày, nên chỉ được bảo hành tới tháng 2/2020 thôi. Có lẽ Tiki nên xem lại hạn bảo hành của sản phẩm.</text:p>
          </table:table-cell>
          <table:table-cell table:number-columns-repeated="16383"/>
        </table:table-row>
        <table:table-row table:style-name="ro1">
          <table:table-cell office:value-type="string" table:style-name="ce2">
            <text:p>Màu thực bên ngoài khác so với hình quảng cáo. không đẹp như hình qc. Chất liệu bên ngoài là silicon- khá dễ bám bẩn. Nhìn chung cũng nhỏ nhắn xinh xắn. Chưa nghe thử nên chưa đánh giá được chất lượng âm thanh. Tạm cho 4*</text:p>
          </table:table-cell>
          <table:table-cell table:number-columns-repeated="16383"/>
        </table:table-row>
        <table:table-row table:style-name="ro1">
          <table:table-cell office:value-type="string" table:style-name="ce2">
            <text:p>Đóng gói hàng cẩn thận, giao nhanh, đặt hôm trước hôm nay giao. Âm thanh rõ, to, không bị rè. Màu sắc đẹp như hình. Tuy nhiên không kết nối bluetooth được với laptop, chỉ kết nối được với điện thoại. Không có dây kết nối loa trực tiếp với laptop</text:p>
          </table:table-cell>
          <table:table-cell table:number-columns-repeated="16383"/>
        </table:table-row>
        <table:table-row table:style-name="ro1">
          <table:table-cell office:value-type="string" table:style-name="ce2">
            <text:p>Đơn hàng giao sớm hơn dự kiến. Điểm trừ là vì đơn quà tặng nên mình không tự tay kiểm tra hàng được, giao sai màu mình đặt. <text:s/>Giá tiền tuy không chênh lệch nhiều nhưng hi vọng nếu còn lần sau sẽ được Tiki check cẩn thận hơn.</text:p>
          </table:table-cell>
          <table:table-cell table:number-columns-repeated="16383"/>
        </table:table-row>
        <table:table-row table:style-name="ro1">
          <table:table-cell office:value-type="string" table:style-name="ce2">
            <text:p>Loa nghe tốt, thời gian dùng và sạc gần đúng mô tả. Tuy nhiên không kích hoạt được bảo hành nên không thể kiểm tra có phải hàng chính hãng hay không. Mong tiki hỗ trợ</text:p>
          </table:table-cell>
          <table:table-cell table:number-columns-repeated="16383"/>
        </table:table-row>
        <table:table-row table:style-name="ro1">
          <table:table-cell office:value-type="string" table:style-name="ce2">
            <text:p>Mua tặng mẹ để mẹ nghe bolero, mẹ nói loa gì bự bằng cục xà bông = ) Nhưng mẹ hài lòng, nghe bolero ổn nha. Mà ngoài ra thì thấy nghe nhạc khác không đã đâu ạ.</text:p>
          </table:table-cell>
          <table:table-cell table:number-columns-repeated="16383"/>
        </table:table-row>
        <table:table-row table:style-name="ro1">
          <table:table-cell office:value-type="string" table:style-name="ce2">
            <text:p>Giao hàng nhanh. Mẫu mã đẹp. Mình mua màu cyan blue nhưng nhìn ngoài màu có vẻ nhạt hơn trên ảnh <text:s/>Tuy nhiên cáp sạc loa lại có màu cam không cùng màu với loa</text:p>
          </table:table-cell>
          <table:table-cell table:number-columns-repeated="16383"/>
        </table:table-row>
        <table:table-row table:style-name="ro1">
          <table:table-cell office:value-type="string" table:style-name="ce2">
            <text:p>Nghe ấm, đóng gói và giao hàng hài lòng nhưng nên cải thiện gọi điện trước khi giao hàng để có người túc trực ở nhà để nhận hàng</text:p>
          </table:table-cell>
          <table:table-cell table:number-columns-repeated="16383"/>
        </table:table-row>
        <table:table-row table:style-name="ro1">
          <table:table-cell office:value-type="string" table:style-name="ce2">
            <text:p>Loa nhỏ nhưng nghe ok. Giao hàng nhanh. Màu sắc sinh động . Cảm giác mua hàng chính hãng rất thích. Đáng mua.</text:p>
          </table:table-cell>
          <table:table-cell table:number-columns-repeated="16383"/>
        </table:table-row>
        <table:table-row table:style-name="ro1">
          <table:table-cell office:value-type="string" table:style-name="ce2">
            <text:p>Tiki giao hàng nhanh. Có điều không hiểu sao đã bỏ vào hộp giấy mà bao bì ngoài bị bong tróc. Tiki nên xem lại khâu gói hàng.</text:p>
          </table:table-cell>
          <table:table-cell table:number-columns-repeated="16383"/>
        </table:table-row>
        <table:table-row table:style-name="ro1">
          <table:table-cell office:value-type="string" table:style-name="ce2">
            <text:p>Nghe trong không gian kín hơi bị hay. Bass chắc, rõ. Giao hàng khá nhanh.</text:p>
          </table:table-cell>
          <table:table-cell table:number-columns-repeated="16383"/>
        </table:table-row>
        <table:table-row table:style-name="ro1">
          <table:table-cell office:value-type="string" table:style-name="ce2">
            <text:p>Loa nhỏ gọn, đẹp. Âm thanh tốt tuy nhiên chỉ thích hợp trong không gian nhỏ, bật max không rè. Thời lượng pin thấp.</text:p>
          </table:table-cell>
          <table:table-cell table:number-columns-repeated="16383"/>
        </table:table-row>
        <table:table-row table:style-name="ro1">
          <table:table-cell office:value-type="string" table:style-name="ce2">
            <text:p>Dáng đẹp Âm thanh hay so với giá tiên Mang đi dễ dàng</text:p>
          </table:table-cell>
          <table:table-cell table:number-columns-repeated="16383"/>
        </table:table-row>
        <table:table-row table:style-name="ro1">
          <table:table-cell office:value-type="string" table:style-name="ce2">
            <text:p>trừ 1 sao vì ngày nhận hàng cũng là ngày hết hạn bảo hành, còn lại đều rất ok</text:p>
          </table:table-cell>
          <table:table-cell table:number-columns-repeated="16383"/>
        </table:table-row>
        <table:table-row table:style-name="ro1">
          <table:table-cell office:value-type="string" table:style-name="ce2">
            <text:p>Giao hàng nhanh 1ngày đã có, về loa hài lòng trong tầm giá</text:p>
          </table:table-cell>
          <table:table-cell table:number-columns-repeated="16383"/>
        </table:table-row>
        <table:table-row table:style-name="ro1">
          <table:table-cell office:value-type="string" table:style-name="ce2">
            <text:p>đẹp, cầm tay rất thích, tuy nhiên nhanh hết pin, không đến 5h như thông tin sp</text:p>
          </table:table-cell>
          <table:table-cell table:number-columns-repeated="16383"/>
        </table:table-row>
        <table:table-row table:style-name="ro1">
          <table:table-cell office:value-type="string" table:style-name="ce2">
            <text:p>Bào bì nhiều vết suốt, sản phẩm giao đúng, chưa dùng thử nên chưa có nhận xét</text:p>
          </table:table-cell>
          <table:table-cell table:number-columns-repeated="16383"/>
        </table:table-row>
        <table:table-row table:style-name="ro1">
          <table:table-cell office:value-type="string" table:style-name="ce2">
            <text:p>Điểm cộng cho Tiki vì giải quyết và giao hàng nhanh hơn dự kiến nhiều. Điểm trừ cho nhà cung cấp Máy tính Bảo Minh vì không phải là hàng mới nguyên seal. Hộp đựng ổ cứng đã bị bóc (để dán tem bảo hành?).</text:p>
          </table:table-cell>
          <table:table-cell table:number-columns-repeated="16383"/>
        </table:table-row>
        <table:table-row table:style-name="ro1">
          <table:table-cell office:value-type="string" table:style-name="ce2">
            <text:p>Đã nhận sản phẩm đúng thời gian. Phụ kiện đầy đủ. Chưa dùng nên chưa đánh giá tốc độ được.</text:p>
          </table:table-cell>
          <table:table-cell table:number-columns-repeated="16383"/>
        </table:table-row>
        <table:table-row table:style-name="ro1">
          <table:table-cell office:value-type="string" table:style-name="ce2">
            <text:p>Hộp đựng ổ cứng đóng gói hộp đẹp, kèm cáp. Hộp khá chắc chắn nhưng dài hơn ổ cứng 1 tí nên cần lót thêm giấy chèn để khỏi rung lắc ổ cứng bên trong.</text:p>
          </table:table-cell>
          <table:table-cell table:number-columns-repeated="16383"/>
        </table:table-row>
        <table:table-row table:style-name="ro1">
          <table:table-cell office:value-type="string" table:style-name="ce2">
            <text:p>Dùng được nhưng hơi lỏng, có thê miếng đệm mút bên trong cho nó đỡ lỏng lẽo rung lắc thì quá ok, đỡ cômg chế cháo</text:p>
          </table:table-cell>
          <table:table-cell table:number-columns-repeated="16383"/>
        </table:table-row>
        <table:table-row table:style-name="ro1">
          <table:table-cell office:value-type="string" table:style-name="ce2">
            <text:p>Giao nhanh. Kiểu dáng đẹp. Âm thanh tương đối ổn trong không gian nhỏ.</text:p>
          </table:table-cell>
          <table:table-cell table:number-columns-repeated="16383"/>
        </table:table-row>
        <table:table-row table:style-name="ro1">
          <table:table-cell office:value-type="string" table:style-name="ce2">
            <text:p>Loa đẹp, âm thanh chất lượng, tuy nhiên thời gian giao hàng hơi lâu !!!</text:p>
          </table:table-cell>
          <table:table-cell table:number-columns-repeated="16383"/>
        </table:table-row>
        <table:table-row table:style-name="ro1">
          <table:table-cell office:value-type="string" table:style-name="ce2">
            <text:p>Máy nhỏ gọn với tinh tế. Tuy nhiên âm thanh phần bass chưa ổn.</text:p>
          </table:table-cell>
          <table:table-cell table:number-columns-repeated="16383"/>
        </table:table-row>
        <table:table-row table:style-name="ro1">
          <table:table-cell office:value-type="string" table:style-name="ce2">
            <text:p>sản phẩm ok , vỏ cứng cáp, lắp ổ cứng vào đọc nhanh ,</text:p>
          </table:table-cell>
          <table:table-cell table:number-columns-repeated="16383"/>
        </table:table-row>
        <table:table-row table:style-name="ro1">
          <table:table-cell office:value-type="string" table:style-name="ce2">
            <text:p>hộp dùng ổn... phù hợp với các bạn sinh viên</text:p>
          </table:table-cell>
          <table:table-cell table:number-columns-repeated="16383"/>
        </table:table-row>
        <table:table-row table:style-name="ro1">
          <table:table-cell office:value-type="string" table:style-name="ce2">
            <text:p>Sản phẩm giao đúng hẹn, đóng gói chắc chắn</text:p>
          </table:table-cell>
          <table:table-cell table:number-columns-repeated="16383"/>
        </table:table-row>
        <table:table-row table:style-name="ro1">
          <table:table-cell office:value-type="string" table:style-name="ce2">
            <text:p>OK âm thanh sống động đến từng cn<text:s/></text:p>
          </table:table-cell>
          <table:table-cell table:number-columns-repeated="16383"/>
        </table:table-row>
        <table:table-row table:style-name="ro1">
          <table:table-cell office:value-type="string" table:style-name="ce2">
            <text:p>Sản phẩm tốt, đóng gói cẩn thận, giao hàng nhanh,</text:p>
          </table:table-cell>
          <table:table-cell table:number-columns-repeated="16383"/>
        </table:table-row>
        <table:table-row table:style-name="ro1">
          <table:table-cell office:value-type="string" table:style-name="ce2">
            <text:p>Oke dùng cũng có vẻ tốt chưa thấy lỗi</text:p>
          </table:table-cell>
          <table:table-cell table:number-columns-repeated="16383"/>
        </table:table-row>
        <table:table-row table:style-name="ro1">
          <table:table-cell office:value-type="string" table:style-name="ce2">
            <text:p>Nhỏ gọn, tiện di chuyển. Đóng gói tốt.</text:p>
          </table:table-cell>
          <table:table-cell table:number-columns-repeated="16383"/>
        </table:table-row>
        <table:table-row table:style-name="ro1">
          <table:table-cell office:value-type="string" table:style-name="ce2">
            <text:p>Loa nghe ổn giao hàng nhanh nhưng không thể đăng kí bảo hành</text:p>
          </table:table-cell>
          <table:table-cell table:number-columns-repeated="16383"/>
        </table:table-row>
        <table:table-row table:style-name="ro1">
          <table:table-cell office:value-type="string" table:style-name="ce2">
            <text:p>Nghe âm tốt, <text:s/>bass hơi nhỏ. Nhưng tốt trong tầm giá.</text:p>
          </table:table-cell>
          <table:table-cell table:number-columns-repeated="16383"/>
        </table:table-row>
        <table:table-row table:style-name="ro1">
          <table:table-cell office:value-type="string" table:style-name="ce2">
            <text:p>Tốc độ 2.0 nhé</text:p>
          </table:table-cell>
          <table:table-cell table:number-columns-repeated="16383"/>
        </table:table-row>
        <table:table-row table:style-name="ro1">
          <table:table-cell office:value-type="string" table:style-name="ce2">
            <text:p>Sản phẩm chính hãng, dùng tốt</text:p>
          </table:table-cell>
          <table:table-cell table:number-columns-repeated="16383"/>
        </table:table-row>
        <table:table-row table:style-name="ro1">
          <table:table-cell office:value-type="string" table:style-name="ce2">
            <text:p>Tiki giao hàng quá nhanh. Nhưng về thông tin sản phẩm trên ứng dụng nên thay đổi. Thông tin trên ứng dụng là sản xuất tại Trung Quốc, nhưng hàng nhận được thực tế thì lại ghi sản xuất tại Philippines. Để dùng thực tế rồi nhận xét tiếp. Cảm ơn Tiki và Lagihitech.</text:p>
          </table:table-cell>
          <table:table-cell table:number-columns-repeated="16383"/>
        </table:table-row>
        <table:table-row table:style-name="ro1">
          <table:table-cell office:value-type="string" table:style-name="ce2">
            <text:p>Sản phẩm sài tốt, ổn định, nên mua😁 Nhưng máy mình gắn vào lúc đầu máy không nhận mặc dù cpuz nhận bt <text:s text:c="2"/>Phải đến 4 hôm sau nó mới chịu nhận <text:s text:c="3"/>Chắc là lỗi máy <text:s/>Nói chung là rất OK nên mua</text:p>
          </table:table-cell>
          <table:table-cell table:number-columns-repeated="16383"/>
        </table:table-row>
        <table:table-row table:style-name="ro1">
          <table:table-cell office:value-type="string" table:style-name="ce2">
            <text:p>Hàng đúng với mô tả, dùng ok, chỉ có điều hơi nóng, chưa biết do 2 cây RAM hay sao, để dùng thêm 1 thời gian xem sao</text:p>
          </table:table-cell>
          <table:table-cell table:number-columns-repeated="16383"/>
        </table:table-row>
        <table:table-row table:style-name="ro1">
          <table:table-cell office:value-type="string" table:style-name="ce2">
            <text:p>hàng đóng gói cẩn thận. ram nhận đủ. số model lúc nhận hơi khác số model trên tiki</text:p>
          </table:table-cell>
          <table:table-cell table:number-columns-repeated="16383"/>
        </table:table-row>
        <table:table-row table:style-name="ro1">
          <table:table-cell office:value-type="string" table:style-name="ce2">
            <text:p>Sản phẩm nhập khẩu từ Trung Quốc. Chất lượng phải qua thời gian sử dụng. Thiếu sót là sản phẩm không thấy thời gian bảo hành, hơi lo ngại khi có vấn đề.</text:p>
          </table:table-cell>
          <table:table-cell table:number-columns-repeated="16383"/>
        </table:table-row>
        <table:table-row table:style-name="ro1">
          <table:table-cell office:value-type="string" table:style-name="ce2">
            <text:p>đóng gói tốt, hàng chính hãng sau khi tra số liệu, do cái này là phần cứng nên trong một khoảng thời gian ngắn sử dụng mình không có nhận xét gì thêm</text:p>
          </table:table-cell>
          <table:table-cell table:number-columns-repeated="16383"/>
        </table:table-row>
        <table:table-row table:style-name="ro1">
          <table:table-cell office:value-type="string" table:style-name="ce2">
            <text:p>Đóng gói cẩn thận, tuy nhiên lắp sử dụng 1 thời gian <text:s/>có cảm giác dùng lâu 1 chút máy bị giật khi load web. Thực sự chưa rõ nguyên nhân do ram hay mạng</text:p>
          </table:table-cell>
          <table:table-cell table:number-columns-repeated="16383"/>
        </table:table-row>
        <table:table-row table:style-name="ro1">
          <table:table-cell office:value-type="string" table:style-name="ce2">
            <text:p>Từ khi lắp ram thi thoảng máy khởi động lỗi. Nhưng nhìn chung cũng không ảnh hưởng lắm. Check ram đúng thông số, máy hoạt động mượt hơn.</text:p>
          </table:table-cell>
          <table:table-cell table:number-columns-repeated="16383"/>
        </table:table-row>
        <table:table-row table:style-name="ro1">
          <table:table-cell office:value-type="string" table:style-name="ce2">
            <text:p>Chất lượng tốt giao hàng nhanh. Nhưng có vẻ là hàng tồn kho.</text:p>
          </table:table-cell>
          <table:table-cell table:number-columns-repeated="16383"/>
        </table:table-row>
        <table:table-row table:style-name="ro1">
          <table:table-cell office:value-type="string" table:style-name="ce2">
            <text:p>Đã lắp và dùng thử, thấy ok lắm. cứ cho 4 sao trước đã. Làm thanh ram 8 thêm ssd thì máy như hồi sanh</text:p>
          </table:table-cell>
          <table:table-cell table:number-columns-repeated="16383"/>
        </table:table-row>
        <table:table-row table:style-name="ro1">
          <table:table-cell office:value-type="string" table:style-name="ce2">
            <text:p>như hình trên máy mình nhận ram ddr3l 8gb không shop.. mình không biết tương thích khôngshop</text:p>
          </table:table-cell>
          <table:table-cell table:number-columns-repeated="16383"/>
        </table:table-row>
        <table:table-row table:style-name="ro1">
          <table:table-cell office:value-type="string" table:style-name="ce2">
            <text:p>sao chưa xuất hóa đơn cho tôi? 14 ngày rồi. Sớm xuất giúp tôi nhé</text:p>
          </table:table-cell>
          <table:table-cell table:number-columns-repeated="16383"/>
        </table:table-row>
        <table:table-row table:style-name="ro1">
          <table:table-cell office:value-type="string" table:style-name="ce2">
            <text:p>Ok...không biết về lâu dài có bền không, nhưng như vậy là ổn</text:p>
          </table:table-cell>
          <table:table-cell table:number-columns-repeated="16383"/>
        </table:table-row>
        <table:table-row table:style-name="ro1">
          <table:table-cell office:value-type="string" table:style-name="ce2">
            <text:p>Ram tính tới hiện tại xài ok, giao hàng hơi lâu, đóng gói cẩn thận</text:p>
          </table:table-cell>
          <table:table-cell table:number-columns-repeated="16383"/>
        </table:table-row>
        <table:table-row table:style-name="ro1">
          <table:table-cell office:value-type="string" table:style-name="ce2">
            <text:p>Mở hộp chắc chắn. Ram nhỏ nhỏ xinh xinh mà chạy tốt</text:p>
          </table:table-cell>
          <table:table-cell table:number-columns-repeated="16383"/>
        </table:table-row>
        <table:table-row table:style-name="ro1">
          <table:table-cell office:value-type="string" table:style-name="ce2">
            <text:p>Tiki giao hàng rất nhanh dù mình không có tikinow. Tuy nhiên khi nhận được hàng thì hộp sản phẩm bị rách tuy nhiên không ảnh hưởng sản phẩm bên trong. <text:s/>Còn về chất lượng sản phẩm thì phải dùng 1 thời gian mới có thể đánh giá được</text:p>
          </table:table-cell>
          <table:table-cell table:number-columns-repeated="16383"/>
        </table:table-row>
        <table:table-row table:style-name="ro1">
          <table:table-cell office:value-type="string" table:style-name="ce2">
            <text:p>Chuột sử dụng khá ổn. Led đẹp, kích thước phù hợp với người tay từ nhỏ đến vừa, tuy nhiên trọng lượng chuột hơi nhẹ (nhẹ con chuột vp mình đang sử dụng) nên chưa quen tay lắm, hy vọng dùng nhiều thì sẽ quen</text:p>
          </table:table-cell>
          <table:table-cell table:number-columns-repeated="16383"/>
        </table:table-row>
        <table:table-row table:style-name="ro1">
          <table:table-cell office:value-type="string" table:style-name="ce2">
            <text:p>dùng rất tốt, đánh giá shop 4 sa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Công việc của mình sữ dụng chuột khá nhiều, 1 ngày hơn 10h cầm chuột, Đã từng sử dụng nhiều loại chuột, con này được cái dùng không bị đau cổ tay và khớp tay, còn bền hay không thì chưa biết.</text:p>
          </table:table-cell>
          <table:table-cell table:number-columns-repeated="16383"/>
        </table:table-row>
        <table:table-row table:style-name="ro1">
          <table:table-cell office:value-type="string" table:style-name="ce2">
            <text:p>Chuột dùng nhạy. Phím bấm nảy. Nhưng hơi bé so với người có tay to (mình cao 1m8)</text:p>
          </table:table-cell>
          <table:table-cell table:number-columns-repeated="16383"/>
        </table:table-row>
        <table:table-row table:style-name="ro1">
          <table:table-cell office:value-type="string" table:style-name="ce2">
            <text:p>Shop kiểm tra hộ mình xem Asus K501LB-DM077D có sài được thanh ram này không ? Sợ mua về bị xung đột á. Thanks</text:p>
          </table:table-cell>
          <table:table-cell table:number-columns-repeated="16383"/>
        </table:table-row>
        <table:table-row table:style-name="ro1">
          <table:table-cell office:value-type="string" table:style-name="ce2">
            <text:p>Không biết laptop asus X555UA có dùng được lọai RAM này không vậy ạ???</text:p>
          </table:table-cell>
          <table:table-cell table:number-columns-repeated="16383"/>
        </table:table-row>
        <table:table-row table:style-name="ro1">
          <table:table-cell office:value-type="string" table:style-name="ce2">
            <text:p>Với mình chuột logitech chơi game thì vừa tầm rồi, được cái hỗ trợ 2 phím bên hông</text:p>
          </table:table-cell>
          <table:table-cell table:number-columns-repeated="16383"/>
        </table:table-row>
        <table:table-row table:style-name="ro1">
          <table:table-cell office:value-type="string" table:style-name="ce2">
            <text:p>Nhạy và êm, cáp hơi cứng nên không được linh hoạt</text:p>
          </table:table-cell>
          <table:table-cell table:number-columns-repeated="16383"/>
        </table:table-row>
        <table:table-row table:style-name="ro1">
          <table:table-cell office:value-type="string" table:style-name="ce2">
            <text:p>Chất lượng sản phẩm tốt</text:p>
          </table:table-cell>
          <table:table-cell table:number-columns-repeated="16383"/>
        </table:table-row>
        <table:table-row table:style-name="ro1">
          <table:table-cell office:value-type="string" table:style-name="ce2">
            <text:p>giao hàng nhanh.</text:p>
          </table:table-cell>
          <table:table-cell table:number-columns-repeated="16383"/>
        </table:table-row>
        <table:table-row table:style-name="ro1">
          <table:table-cell office:value-type="string" table:style-name="ce2">
            <text:p>Về chất lượng thì SanDisk quá tuyệt vời, không chỉ cái này mà mấy cái USB mua lúc trước cũng hơn 5 năm rồi mà vẫn xài tốt. Về kiểu dáng thì có vẻ phần móc khá yếu, lẫy để đẩy đầu USB ra vào không bám tay, tay bị ẩm một chút thì khó mà đẩy ra được.</text:p>
          </table:table-cell>
          <table:table-cell table:number-columns-repeated="16383"/>
        </table:table-row>
        <table:table-row table:style-name="ro1">
          <table:table-cell office:value-type="string" table:style-name="ce2">
            <text:p>Nhận được USB từ Tiki mình khá hài lòng. USB nhỏ gọn, sử dụng chỉ cần đẩy ra đẩy vào là được, không lo mất nắp, lại có lỗ để móc rất tiện, nhất là với những đứa hay quên vặt như mình. Tốc độ ổn. Tuy nhiên dung lượng thực tế là 14.5 GB chứ không phải 16 GB. Một điểm trừ nhỏ nữa là USB nhanh nóng, chỉ sử dụng vài phút cũng đã nóng lên rồi. Nhìn chung so với giá tiền thì một chiếc USB như này là thỏa mãn rồi.</text:p>
          </table:table-cell>
          <table:table-cell table:number-columns-repeated="16383"/>
        </table:table-row>
        <table:table-row table:style-name="ro1">
          <table:table-cell office:value-type="string" table:style-name="ce2">
            <text:p>Mình là nhân viên văn phòng nên công việc của mình liên quan rất nhiều đến dữ liệu. Chính vì thế mà mình rất cần một công cụ để có thể sao chép cũng như sao lưu dữ liệu. Và chiếc USB SanDisk CZ48 16GB - USB 3.0 (Up to 100MB/s) chính là công cụ cần thiết để giúp mình làm những chuyện đó. Chiếc USB này được trang bị cổng kết nối 3.0 giúp cho dữ liệu được đọc và sao chép nhanh hơn. Bên cạnh đó, trong quá trình giao nhận hàng, chiếc USB được bảo quản rất tốt và cẩn thận, được bọc trong bịch xốp bong bóng đảm bảo cho USB không bị va chạm mạnh. Còn về khuyết điểm thì mình vẫn chưa thấy có khuyết điểm nào cả. Nói chung là mình rất thích chiếc USB này.</text:p>
          </table:table-cell>
          <table:table-cell table:number-columns-repeated="16383"/>
        </table:table-row>
        <table:table-row table:style-name="ro1">
          <table:table-cell office:value-type="string" table:style-name="ce2">
            <text:p>Chưa có thời gian test nhưng với mức giá thì quá tốt cho 1 sản phẩm như vậy rồi. Có đều USB dung lượng 16Gb nhưng cắm vào máy thì báo dung lượng tổng chỉ hơn 14Gb, còn lại ok</text:p>
          </table:table-cell>
          <table:table-cell table:number-columns-repeated="16383"/>
        </table:table-row>
        <table:table-row table:style-name="ro1">
          <table:table-cell office:value-type="string" table:style-name="ce2">
            <text:p>Qui định bảo hành 5 năm bằng tem, nhưng sản phẩm tôi mua không được dán tem, vậy bảo hành như thế nào, xin tiki trả lời cho tôi rõ.</text:p>
          </table:table-cell>
          <table:table-cell table:number-columns-repeated="16383"/>
        </table:table-row>
        <table:table-row table:style-name="ro1">
          <table:table-cell office:value-type="string" table:style-name="ce2">
            <text:p>không được tốc độ 12Mb đâu. Hơi chậm. Nhưng cũng tạm ổn. Usb chắc chắn. Đẹp Nhìn cũng xịn sò. Đủ gb ( hao gb đủ chỉ số cho phép)</text:p>
          </table:table-cell>
          <table:table-cell table:number-columns-repeated="16383"/>
        </table:table-row>
        <table:table-row table:style-name="ro1">
          <table:table-cell office:value-type="string" table:style-name="ce2">
            <text:p>Mình nhận được hàng khá nhanh. Mở ra thấy usb đẹp hơn trong hình, cầm khá chắc chắn. Usb có thanh trượt nên không lo bị mất nắp. Vì là usb 3.0 nên tốc độ truyền nhanh. Giá thành vừa với túi tiền</text:p>
          </table:table-cell>
          <table:table-cell table:number-columns-repeated="16383"/>
        </table:table-row>
        <table:table-row table:style-name="ro1">
          <table:table-cell office:value-type="string" table:style-name="ce2">
            <text:p>Giao hàng nhanh nhưng hộp to trông phí quá :v <text:s/>Sản phẩm bị cắt để dán tem bảo hành còn dùng chưa biết thế nào<text:s text:c="2"/></text:p>
          </table:table-cell>
          <table:table-cell table:number-columns-repeated="16383"/>
        </table:table-row>
        <table:table-row table:style-name="ro1">
          <table:table-cell office:value-type="string" table:style-name="ce2">
            <text:p>Mình chỉ quan tâm dung lượng nên thấy 16gb giá này cũng ổn. Tốc độ cũng nhanh nhưng nhược điểm là hơi to, khó nhét vào ví để mang đi lung tung. Chỉ để một chỗ dùng thì ổn.</text:p>
          </table:table-cell>
          <table:table-cell table:number-columns-repeated="16383"/>
        </table:table-row>
        <table:table-row table:style-name="ro1">
          <table:table-cell office:value-type="string" table:style-name="ce2">
            <text:p>xài 1 tháng rồi mới review, dùng gim đầu 3.0 thì tốt nhưng khá nóng</text:p>
          </table:table-cell>
          <table:table-cell table:number-columns-repeated="16383"/>
        </table:table-row>
        <table:table-row table:style-name="ro1">
          <table:table-cell office:value-type="string" table:style-name="ce2">
            <text:p>Sp giao đúng thời gian và đúng như quảng cáo gói hàng <text:s/>chắc chắn</text:p>
          </table:table-cell>
          <table:table-cell table:number-columns-repeated="16383"/>
        </table:table-row>
        <table:table-row table:style-name="ro1">
          <table:table-cell office:value-type="string" table:style-name="ce2">
            <text:p>Hàng bị rọc là sao shop??? Chấm hỏi luôn á@@</text:p>
          </table:table-cell>
          <table:table-cell table:number-columns-repeated="16383"/>
        </table:table-row>
        <table:table-row table:style-name="ro1">
          <table:table-cell office:value-type="string" table:style-name="ce2">
            <text:p>Hàng dùng được, đóng gói đảm bảo</text:p>
          </table:table-cell>
          <table:table-cell table:number-columns-repeated="16383"/>
        </table:table-row>
        <table:table-row table:style-name="ro1">
          <table:table-cell office:value-type="string" table:style-name="ce2">
            <text:p>Truyền dữ liệu nhanh, chất lượng khá ổn, giao hàng nhanh, dung lượng thực tế ít hơn thông số kĩ thuật.</text:p>
          </table:table-cell>
          <table:table-cell table:number-columns-repeated="16383"/>
        </table:table-row>
        <table:table-row table:style-name="ro1">
          <table:table-cell office:value-type="string" table:style-name="ce2">
            <text:p>USB tốt tốc độ đọc rất nhanh, tốc độ ghi thường là 12-13MB/s. tiki giao hàng rất nhanh trông vòng 1 ngày đã có hàng</text:p>
          </table:table-cell>
          <table:table-cell table:number-columns-repeated="16383"/>
        </table:table-row>
        <table:table-row table:style-name="ro1">
          <table:table-cell office:value-type="string" table:style-name="ce2">
            <text:p>Thực ra dung lượng thấp hơn là do cách tính hơi khác của hãng và của hệ điều hành thôi.</text:p>
          </table:table-cell>
          <table:table-cell table:number-columns-repeated="16383"/>
        </table:table-row>
        <table:table-row table:style-name="ro1">
          <table:table-cell office:value-type="string" table:style-name="ce2">
            <text:p>Hàng ổn, tốc độ ghi khoảng 10Mbs/s</text:p>
          </table:table-cell>
          <table:table-cell table:number-columns-repeated="16383"/>
        </table:table-row>
        <table:table-row table:style-name="ro1">
          <table:table-cell office:value-type="string" table:style-name="ce2">
            <text:p>Giá rẻ. tốc độ đọc ghi nhanh, có phầm mềm tạo mật khẩu bảo vệ dữ liệu cá nhân</text:p>
          </table:table-cell>
          <table:table-cell table:number-columns-repeated="16383"/>
        </table:table-row>
        <table:table-row table:style-name="ro1">
          <table:table-cell office:value-type="string" table:style-name="ce2">
            <text:p>xài cũng được. nhiều GB lưu thoải mái. Xài lâu hơi nóng.</text:p>
          </table:table-cell>
          <table:table-cell table:number-columns-repeated="16383"/>
        </table:table-row>
        <table:table-row table:style-name="ro1">
          <table:table-cell office:value-type="string" table:style-name="ce2">
            <text:p>USB đẹp, nhỏ gọn, tốc độ khá. Có thêm đèn báo activity nữa thì tốt hơn.</text:p>
          </table:table-cell>
          <table:table-cell table:number-columns-repeated="16383"/>
        </table:table-row>
        <table:table-row table:style-name="ro1">
          <table:table-cell office:value-type="string" table:style-name="ce2">
            <text:p>Giao hàng nhanh, tuy nhiên kiểu dáng và nút nhấn để đẩy cổng usb ra hơi khó</text:p>
          </table:table-cell>
          <table:table-cell table:number-columns-repeated="16383"/>
        </table:table-row>
        <table:table-row table:style-name="ro1">
          <table:table-cell office:value-type="string" table:style-name="ce2">
            <text:p>Sản phẩm xài rất tốt. Rất gọn nhẹ, cảm ơn tiki giao hàng nhanh</text:p>
          </table:table-cell>
          <table:table-cell table:number-columns-repeated="16383"/>
        </table:table-row>
        <table:table-row table:style-name="ro1">
          <table:table-cell office:value-type="string" table:style-name="ce2">
            <text:p>Sủ dụng khá thoải mái.</text:p>
          </table:table-cell>
          <table:table-cell table:number-columns-repeated="16383"/>
        </table:table-row>
        <table:table-row table:style-name="ro1">
          <table:table-cell office:value-type="string" table:style-name="ce2">
            <text:p>Cũng dùng được</text:p>
          </table:table-cell>
          <table:table-cell table:number-columns-repeated="16383"/>
        </table:table-row>
        <table:table-row table:style-name="ro1">
          <table:table-cell office:value-type="string" table:style-name="ce2">
            <text:p>Đánh giá này được soạn bởi Logitech K480 keyboard. Trọng lượng nhẹ hơn mình nghĩ (xem các đánh giá trước mình nghĩ nặng lắm), có thể bỏ túi xách đi làm việc cùng tablet 10 inches thay cho laptop. Mình thử pair, nhận thấy trên iOS nhanh và dễ hơn trên Android. Phím hơi cứng, khoảng cách phím đều như trên laptop. So với porfolio keyboard dành riêng cho ipad thì mình khuyến khích dùng K480 tiện và rẻ hơn. Hàng giao đúng hẹn, đóng gói kỹ.</text:p>
          </table:table-cell>
          <table:table-cell table:number-columns-repeated="16383"/>
        </table:table-row>
        <table:table-row table:style-name="ro1">
          <table:table-cell office:value-type="string" table:style-name="ce2">
            <text:p>Cảm nhận đầu tiên khi cầm khá đầm tay và chắc chắn không bị ọp ẹp, hoàn thiện bên ngoài rất tốt sờ rất đã tay, chữ trắng trên nền phím màu đen rõ nét và dễ nhìn. Thiết kế núm xoay và bo tròn các phím khá dễ thương, dễ chịu. <text:s/>Về chức năng: kết nối rất nhất nhanh và ổn định, không bị mất kết nối trong khi sử dụng, núm xuay chuyển nhanh thiết bị hoạt động rất tốt. Hỗ trợ rất tốt cá phím chức năng như về Home hay đa nhiệm, hỗ trợ cả tổ hợp phím, để đứng 1 iPad 9.7' và 1 iPhone vẫn không bị đổ ra sau, khi gõ không bị rung lắc. <text:s/>Cảm nhận gõ phím: phát ra tiếng lách tách khá vui tai, duy nhất 1 điều mình không thích ở bàn phím này là phím hơi nặng để gõ cần nhiều lực gây nhanh mỏi tay nếu chưa quen. <text:s/>Tổng thể: 9/10 (Sticker là mình dán thêm, không bán kèm trong hộp. Mẹo: kết nối với thiệt bị Android sẽ phải nhận mã pin hiển thị trên màn hình, các bạn dùng hàng phím số trên bàn phím rồi nhấn Enter)</text:p>
          </table:table-cell>
          <table:table-cell table:number-columns-repeated="16383"/>
        </table:table-row>
        <table:table-row table:style-name="ro1">
          <table:table-cell office:value-type="string" table:style-name="ce2">
            <text:p>Sản phẩm tốt,tiki giao hàng nhanh. còn nguyên Seal sản phẩm có số ưu điểm 1. Sản phẩm kết nối cùng lúc 3 thiết bị, vặn nút là kết nối liền <text:s/>2. có khe có thể đặt được máy tính bảng 10 inch Nhược điêm 1. hơi nặng 2. khi soạn thảo văn bản trên world,excel hay bị double chữ. ví dụ gõ chứ Anh thì nó sẽ ra AnhAnh 3. Bấm nút enter không thể gửi tin nhắn trong IOS thấy bất tiện 4. khi dùng office mà lưu trên onedrive hay googledrive thì bấm phản hồi rất chậm. phải 1-2s mới nhảy chữ Tóm lại xài tốt, nhưng đem kết nối với Ipad mà thay máy tính làm việc để gọn nhẹ thì không thể</text:p>
          </table:table-cell>
          <table:table-cell table:number-columns-repeated="16383"/>
        </table:table-row>
        <table:table-row table:style-name="ro1">
          <table:table-cell office:value-type="string" table:style-name="ce2">
            <text:p>Ở quận 10, đặt chừng 1h 30 phút là có, đóng gói đơn giản, không còn bọc ni lông chống sốc nữa. Hàng dù nguyên seal, nhưng bàn phím đã dính bẩn bởi dầu hoặc dấu tay ở một vài chỗ. Khâu đóng gói của Logitech cần cải thiện điểm này. Khay dựng máy để vừa với MTB Samsung tab A 10.5. Hành trình phím khá sâu, nảy cũng tốt, có điều một số phím còn cứng khi bấm ở mép, phím dài gõ tốt không bị kẹt ở mép. Tốc độ nhận lệnh phím tốt, gần tức thì. Chữ in trên phím không sắc nét, không có đèn nền để dùng ban đêm.</text:p>
          </table:table-cell>
          <table:table-cell table:number-columns-repeated="16383"/>
        </table:table-row>
        <table:table-row table:style-name="ro1">
          <table:table-cell office:value-type="string" table:style-name="ce2">
            <text:p>- Thiết kế đẹp, nhìn bắt mắt - Kết nối blutooth ổn định, chuyển kết nối nhanh - Bàn phím chắc chắn, hơi nặng, chân đế có cao su nên chống trượt - Phím gõ hơi nặng tay nhưng khá êm <text:s/>- khung viền dựng phone và ipad chắc chắn</text:p>
          </table:table-cell>
          <table:table-cell table:number-columns-repeated="16383"/>
        </table:table-row>
        <table:table-row table:style-name="ro1">
          <table:table-cell office:value-type="string" table:style-name="ce2">
            <text:p>Điểm cộng: - Thiết kế đẹp, nhìn ở ngoài cũng khá sang. - Hỗ trợ nhiều hệ điều hànhm switch thuận tiện. - Có thể tùy chỉnh vài phím chức năng bằng phần mềm Logitech Options. - Sử dụng để làm việc trên Android hay iOS rất tiện nhờ các phím chức năng. Điểm trừ: - Gõ rất nặng, mệt. - Khoảng cách giữa các phím xa quá, dùng chưa quen... - Thỉnh thoảng có độ trễ khi gõ phím (cái này nói chung cũng tùy thuộc vào kết nối bluetooth của thiết bị đích). <text:s/>Nhìn chung ổn trong tầm giá! Tiki giao hàng nhanh, đóng gói kỹ.</text:p>
          </table:table-cell>
          <table:table-cell table:number-columns-repeated="16383"/>
        </table:table-row>
        <table:table-row table:style-name="ro1">
          <table:table-cell office:value-type="string" table:style-name="ce2">
            <text:p>Sau khi mua và sử dụng, tôi đánh giá bàn phím có những ưu điểm sau: - Kết nối được nhiều thiết bị cùng 1 lúc (Phù hợp với những người sử dụng nhiều thiết bị: Surface, Ipad, Mobile,....) - Bàn phím là nút vuông, dễ gõ và không bị sai chính tả như bàn phím nút tròn - Logitech K380 - Pin dùng lâu - Có khay để Ipad/Mobile/Tablet/... rất tiện lợi. <text:s text:c="2"/>Nhược điểm: - Bàn phím nặng hơn K380 nên hơi có chút bất tiện khi mang đi lại - Tính năng gõ "enter" là gửi được tin nhắn/văn bản không sử dụng được khi kết nối với các thiết bị hệ điều hành iOS/MacOS/... (Có thể do hệ điều hành này chỉ dùng được với bàn phím của Apple) <text:s/>Nhìn chung, vẫn là 1 sản phẩm tuyệt vời với mức giá hợp lý rất nhiều so với các bàn phím của Apple, Microsoft,.... và kết nối được nhiều thiết bị cùng 1 lúc.</text:p>
          </table:table-cell>
          <table:table-cell table:number-columns-repeated="16383"/>
        </table:table-row>
        <table:table-row table:style-name="ro1">
          <table:table-cell office:value-type="string" table:style-name="ce2">
            <text:p>Mình chọn màu trắng, nhìn đẹp hơn màu đen nhiều. Tuy bàn phím có hơi ngã màu vàng như có bạn đã nói. Nhưng vấn đẹp. <text:s/>Kết nối Bluetooth tốt, tự động ngắt kết nối nếu không sử dụng để tiết kiệm pin. Bàn phím khá nặng, đằm tay, nên rất chắc chắc khi gắn điện thoại, tablet lên để gõ. <text:s/>Điểm không thích duy nhất là cảm giác gõ không tốt lắm. Nút bấm hơi lỏng lèo, cảm giác không sướng khi gõ những bàn phím tốt khác. Với tầm giá này thì mình nghĩ bàn phím này nên mang lại cảm giác gõ tốt hơn. Layout hình như hơi nhỏ thì phải, khi mình chuyển đổi qua bàn phím khác thì cảm giác không được thoải mái lắm, đôi khi gõ nhầm chữ.</text:p>
          </table:table-cell>
          <table:table-cell table:number-columns-repeated="16383"/>
        </table:table-row>
        <table:table-row table:style-name="ro1">
          <table:table-cell office:value-type="string" table:style-name="ce2">
            <text:p>Bàn phím cầm nặng và chắc tay, cứng cáp. Tuy nhiên cảm giác gõ phím hơi bị cứng một chút, gõ vài hôm sẽ quen. Trên iOS, nút Caplock bị chuyển thành nút chuyển ngôn ngữ nếu bàn phím có nhiều hơn 1 ngôn ngữ. Vẫn chưa biết cách để thay đổi.</text:p>
          </table:table-cell>
          <table:table-cell table:number-columns-repeated="16383"/>
        </table:table-row>
        <table:table-row table:style-name="ro1">
          <table:table-cell office:value-type="string" table:style-name="ce2">
            <text:p>Ưu điểm: kết nối smartTV, điện thoại, máy tính bảng dễ dàng và nhanh chóng. <text:s/>Nhược điểm: Mặt dưới dùng đệm cao su chống trượt nhưng dễ bị bong ra. To &amp; nặng nên không tiện mang ra quán.</text:p>
          </table:table-cell>
          <table:table-cell table:number-columns-repeated="16383"/>
        </table:table-row>
        <table:table-row table:style-name="ro1">
          <table:table-cell office:value-type="string" table:style-name="ce2">
            <text:p>Có thể chuyển đổi giữa 3 thiết bị khác nhau khá tiện lợi và nhanh. Cảm giác gõ hơn các bàn phím 200-300k có nhiều phím chức năng tiện lợi. Để máy tính bảng lên vẫn khá chắc chắn.</text:p>
          </table:table-cell>
          <table:table-cell table:number-columns-repeated="16383"/>
        </table:table-row>
        <table:table-row table:style-name="ro1">
          <table:table-cell office:value-type="string" table:style-name="ce2">
            <text:p>Dễ kết nối và sử dụng, hoàn thiện tốt, <text:s/>nhưng phím bấm còn khá cứng, ít nảy như bàn phím thông thường, không biết sài thời gian có nhẹ hơn không, tạm chấp nhận</text:p>
          </table:table-cell>
          <table:table-cell table:number-columns-repeated="16383"/>
        </table:table-row>
        <table:table-row table:style-name="ro1">
          <table:table-cell office:value-type="string" table:style-name="ce2">
            <text:p>Bàn phím dùng tạm ổn. Nhìn bề ngoài khá đẹp. Lúc gõ kêu cọc cạch chứ không êm và nếu chưa quen thì hơi khó bấm. Ngoài ra kết nối tối với iPad và tablet windows 10 nhưng một số điện thoại android không kết nối được.</text:p>
          </table:table-cell>
          <table:table-cell table:number-columns-repeated="16383"/>
        </table:table-row>
        <table:table-row table:style-name="ro1">
          <table:table-cell office:value-type="string" table:style-name="ce2">
            <text:p>Nhận xét là bàn phím vừa tay, nhưng không tiện cho di chuyển . Có được nút chuyển đổi giữa 3 thiết bị khác nhau , kết nối khá nhanh . Nói chung mình rate 4 sao . Khá hài lòng , nhưng còn phải xem thời lượng pin bao lâu nữa</text:p>
          </table:table-cell>
          <table:table-cell table:number-columns-repeated="16383"/>
        </table:table-row>
        <table:table-row table:style-name="ro1">
          <table:table-cell office:value-type="string" table:style-name="ce2">
            <text:p>Bàn phím này sẽ thực sự xuất sắc nếu nó có thêm vài phím chức năng nữa. Hiện giờ muốn phóng to phải nhấn tổ hợp phím, rất mất thời gian.</text:p>
          </table:table-cell>
          <table:table-cell table:number-columns-repeated="16383"/>
        </table:table-row>
        <table:table-row table:style-name="ro1">
          <table:table-cell office:value-type="string" table:style-name="ce2">
            <text:p>Bàn phím, nút chuyển đổi thiết bị nhạy. Cảm giác bấm phím rất thích. Hơi bị kênh nhẹ nhưng không sao, mài 1 bên chân cao su 1 chút là ok.</text:p>
          </table:table-cell>
          <table:table-cell table:number-columns-repeated="16383"/>
        </table:table-row>
        <table:table-row table:style-name="ro1">
          <table:table-cell office:value-type="string" table:style-name="ce2">
            <text:p>Dù lúc giao hàng mình thấy bên gói hàng rất ẩu, bàn phím xộc xệch bên trong, lúc nhận hàng thấy hơi bung vỏ, nhưng dùng đến nay vài tháng vẫn khá ok.</text:p>
          </table:table-cell>
          <table:table-cell table:number-columns-repeated="16383"/>
        </table:table-row>
        <table:table-row table:style-name="ro1">
          <table:table-cell office:value-type="string" table:style-name="ce2">
            <text:p>Gõ mượt, êm tay, kết nối cực nhanh với 3 thiết bị 1 lúc. Điểm trừ duy nhất là hơi nặng</text:p>
          </table:table-cell>
          <table:table-cell table:number-columns-repeated="16383"/>
        </table:table-row>
        <table:table-row table:style-name="ro1">
          <table:table-cell office:value-type="string" table:style-name="ce2">
            <text:p>Giao nhanh. Kết nối bluetooth giữa 3 thiết bị ổn. ĐIều chưa hài lòng nhất là phím bấm không êm, nhiều lúc khó bấm.</text:p>
          </table:table-cell>
          <table:table-cell table:number-columns-repeated="16383"/>
        </table:table-row>
        <table:table-row table:style-name="ro1">
          <table:table-cell office:value-type="string" table:style-name="ce2">
            <text:p>Các chức năng thì rất tiện lợi nhưng phím gõ thì quá chán, rất dễ vướng ngón tay khi gõ</text:p>
          </table:table-cell>
          <table:table-cell table:number-columns-repeated="16383"/>
        </table:table-row>
        <table:table-row table:style-name="ro1">
          <table:table-cell office:value-type="string" table:style-name="ce2">
            <text:p>Sản phẩm kết nối với nhiều thiết bị, chuyển đổi bằng nút xoay rất tiện. Cảm giác gõ hơi chán.</text:p>
          </table:table-cell>
          <table:table-cell table:number-columns-repeated="16383"/>
        </table:table-row>
        <table:table-row table:style-name="ro1">
          <table:table-cell office:value-type="string" table:style-name="ce2">
            <text:p>its good btw its good btw its good btw its good btw its good btw its good btw its good btw its good btw its good btw its good btw its good btw its good btw</text:p>
          </table:table-cell>
          <table:table-cell table:number-columns-repeated="16383"/>
        </table:table-row>
        <table:table-row table:style-name="ro1">
          <table:table-cell office:value-type="string" table:style-name="ce2">
            <text:p>kết nối dễ dàng, gõ khá êm, dễ mang đi. mang ra quán cà phê gõ gõ ai cũng nhìn vì lạ haha</text:p>
          </table:table-cell>
          <table:table-cell table:number-columns-repeated="16383"/>
        </table:table-row>
        <table:table-row table:style-name="ro1">
          <table:table-cell office:value-type="string" table:style-name="ce2">
            <text:p>Kết nối bluetooth nhanh, dễ sử dụng, có khe để ipad rất tiện lợi</text:p>
          </table:table-cell>
          <table:table-cell table:number-columns-repeated="16383"/>
        </table:table-row>
        <table:table-row table:style-name="ro1">
          <table:table-cell office:value-type="string" table:style-name="ce2">
            <text:p>- chuyển giữ các thiết bị nhanh - phím cứng, kêu to - nặng - thiết kế đẹp</text:p>
          </table:table-cell>
          <table:table-cell table:number-columns-repeated="16383"/>
        </table:table-row>
        <table:table-row table:style-name="ro1">
          <table:table-cell office:value-type="string" table:style-name="ce2">
            <text:p>Xài ok nhưng khá nặng và to ( gần bằng laptop 14inch)</text:p>
          </table:table-cell>
          <table:table-cell table:number-columns-repeated="16383"/>
        </table:table-row>
        <table:table-row table:style-name="ro1">
          <table:table-cell office:value-type="string" table:style-name="ce2">
            <text:p>Hôm nay chủ nhật mà mình đặt tikinow vẫn được giao hàng đúng hẹn</text:p>
          </table:table-cell>
          <table:table-cell table:number-columns-repeated="16383"/>
        </table:table-row>
        <table:table-row table:style-name="ro1">
          <table:table-cell office:value-type="string" table:style-name="ce2">
            <text:p>Bàn phím cứng cáp, gõ êm tay. Các nút cách xa nhau, tay gõ thoải mái</text:p>
          </table:table-cell>
          <table:table-cell table:number-columns-repeated="16383"/>
        </table:table-row>
        <table:table-row table:style-name="ro1">
          <table:table-cell office:value-type="string" table:style-name="ce2">
            <text:p>Bàn phím chất lượng tốt, có kèm pin</text:p>
          </table:table-cell>
          <table:table-cell table:number-columns-repeated="16383"/>
        </table:table-row>
        <table:table-row table:style-name="ro1">
          <table:table-cell office:value-type="string" table:style-name="ce2">
            <text:p>Mình mua đợt khuyến mãi và áp mã sales nên chỉ tốn 380k cho bảng vẽ. Bảng vẽ mượt, tuy nhiên phần drive cài xong mình chưa tuỳ chỉnh đặt lệnh cho nút được. Còn điểm trừ là bản 2019 này không có tấm bảo vệ mặt bảng vẽ như đời cũ. Mình đi bút thẳng ấn hơi mạnh thì mặt bảng vẽ bị xước nhẹ. Không biết có loại giấy nào dán phủ bảo vệ mặt bảng vẽ phù hợp nhỉ?</text:p>
          </table:table-cell>
          <table:table-cell table:number-columns-repeated="16383"/>
        </table:table-row>
        <table:table-row table:style-name="ro1">
          <table:table-cell office:value-type="string" table:style-name="ce2">
            <text:p>Mình thanh toán thấy mục giảm 40k khi thanh toán bằng Momo, tích vào ngay mục này thì khi trừ tài khoản Momo k được giảm giá. Ly do là vẫn phải nhập mã ở mục trước đó (mục nhập mã giảm giá ban đầu). Ai thanh toán Momo như mình thì chú ý nhé.</text:p>
          </table:table-cell>
          <table:table-cell table:number-columns-repeated="16383"/>
        </table:table-row>
        <table:table-row table:style-name="ro1">
          <table:table-cell office:value-type="string" table:style-name="ce2">
            <text:p>bảng vẽ tốt so với giá, giống y hệt quảng cáo. Tiki giao hàng sớm hơn thường lệ nữa. Tuy nhiên bảng vẽ thỉnh thoảng lại bị trễ khoảng một tới năm giây. Đồng thời nếu dùng trên máy tính yếu sẽ dễ gây crash. Nếu bạn là người lần đầu tiên học dùng bảng vẽ, mua về phá thoải mái, nhưng nếu muốn nghiêm túc dùng để vẽ trg thời gian lâu dài nên tính đến việc bỏ 2 triệu mua wacom. Nó có nhiều cài đặt và dễ sử dụng hơn.</text:p>
          </table:table-cell>
          <table:table-cell table:number-columns-repeated="16383"/>
        </table:table-row>
        <table:table-row table:style-name="ro1">
          <table:table-cell office:value-type="string" table:style-name="ce2">
            <text:p>Dùng được</text:p>
          </table:table-cell>
          <table:table-cell table:number-columns-repeated="16383"/>
        </table:table-row>
        <table:table-row table:style-name="ro1">
          <table:table-cell office:value-type="string" table:style-name="ce2">
            <text:p>Sản phẩm Bàn Phím Không Dây Logitech K480 - Hàng Chính Hãng dùng tốt</text:p>
          </table:table-cell>
          <table:table-cell table:number-columns-repeated="16383"/>
        </table:table-row>
        <table:table-row table:style-name="ro1">
          <table:table-cell office:value-type="string" table:style-name="ce2">
            <text:p>Sản phẩm tốt, giao nhanh!</text:p>
          </table:table-cell>
          <table:table-cell table:number-columns-repeated="16383"/>
        </table:table-row>
        <table:table-row table:style-name="ro1">
          <table:table-cell office:value-type="string" table:style-name="ce2">
            <text:p>Bảng rất dễ dùng mình k cần cài driver mà chỉ cần cắm vào máy tính là đã dùng được luôn. Hộp đầy đủ phụ kiện, mới, ngòi thì quá nhiều chẳng biết sao mà hết được, <text:s text:c="2"/>tuy nhiên mình nhận hàng chậm hơn mấy ngày và việc cập nhật đơn hàng cũng rất chậm, chỉ khi mình phản hồi với tiki đơn hàng mới được cập nhật.</text:p>
          </table:table-cell>
          <table:table-cell table:number-columns-repeated="16383"/>
        </table:table-row>
        <table:table-row table:style-name="ro1">
          <table:table-cell office:value-type="string" table:style-name="ce2">
            <text:p>Mua với giá 570k nên không trông đợi gì mấy, nhận hàng thấy bất ngờ hẳn. Đặt mua xong từ hồi 12/8, đến 4/9 mới được giao, hộp móp méo hết chắc vì vận chuyển xa, nội thất không vấn đề gì. Bảng vẽ dùng tốt, tốt hơn hẳn con wacom bamboo mình đang dùng, độ nhạy bút nhạy hơn luôn. Đầy đủ phụ kiện gồm máy, bút, đế cắm bút, 8 ngòi bút, dây cáp, bộ chuyển qua micro-usb và usb type-c,... Điểm trừ là không có chức năng pan/scroll để gán cho bút như của wacom, và bị to quá, chỉ phù hợp với những bạn làm việc ở nhà, không phù hợp lắm khi mang theo. <text:s/>Cho những bạn gặp lỗi giống mình khi dùng Mac: - Cắm vào, dùng được liền nhưng không nhận được pen pressure - Cài driver thì không di chuột được tuy đèn vẫn sáng, driver vẫn báo connected - Driver toàn tiếng trung <text:s/>Vào link này down driver và xem cách fix, làm đúng theo các bước hướng dẫn ở video cuối clip: https://blog.gaomon.net/faq/solutions-pd1560-not-work/ Đừng down các driver bên gaomon.cn rồi tung toé lên, chỉ cần down bản ở link này. Phần driver toàn tiếng trung thì không fix được T_T <text:s/>Nhìn chung máy tốt so với tầm giá, dùng ngon</text:p>
          </table:table-cell>
          <table:table-cell table:number-columns-repeated="16383"/>
        </table:table-row>
        <table:table-row table:style-name="ro1">
          <table:table-cell office:value-type="string" table:style-name="ce2">
            <text:p>Quá ổn trong tầm giá, không thể đòi hỏi chất lượng gia công tốt như wacom được, nhưng mà phần vẽ và độ trể phản hồi thì tương đương, không thua kém, độ bên thì mình nghĩ không bằng wacom, nhưng xài bền được tới đâu phải 1 thời gian nữa mới biết được. Tuy nhiên giao hàng hơi lâu, và hộp hàng bị móp méo nhiều, lúc nhận hàng mình còn sợ cái bảng vẽ gãy đôi rồi, may mở ra không xước xát gì, chỉ là cái hộp không dùng được nữa thôi.</text:p>
          </table:table-cell>
          <table:table-cell table:number-columns-repeated="16383"/>
        </table:table-row>
        <table:table-row table:style-name="ro1">
          <table:table-cell office:value-type="string" table:style-name="ce2">
            <text:p>các bạn cho hỏi. máy này dùng độc lập cho trẻ con học viết chữ va học ngoại ngữ được không? chỉ tòan thấy mọi ng bàn luận về vẽ trên máy tính thôi. nên không biết thế nào. ai biết inbox trả lời giúp m nhé. thanks. m mới đặt chưa sd nên không <text:s/>biết để đánh giá m ntn cả</text:p>
          </table:table-cell>
          <table:table-cell table:number-columns-repeated="16383"/>
        </table:table-row>
        <table:table-row table:style-name="ro1">
          <table:table-cell office:value-type="string" table:style-name="ce2">
            <text:p>Ngoài trừ cây viết hơi bụi 1 tẹo thì khá là ngon Mình dùng win 10 cắm vào nhận luôn windows ink viết vẽ bét nhè không cần cài driver gì cả Bạn nào cần driver thì lấy link này bản tiếng Anh nhé, cài trên trang chủ nó toàn tiếng Trung http://www.gaomon.cn/uploads/soft/180820/1-1PR0000Z1.zip</text:p>
          </table:table-cell>
          <table:table-cell table:number-columns-repeated="16383"/>
        </table:table-row>
        <table:table-row table:style-name="ro1">
          <table:table-cell office:value-type="string" table:style-name="ce2">
            <text:p>Mới test thử xài khá ok. Cơ mà 2 thiết bị để cắm vào điện thoại chỉ có của Apple đời sau với Android, mình đang dùng ip6 không cắm vào được. Còn lại thì tốt so với giá tiền ^^</text:p>
          </table:table-cell>
          <table:table-cell table:number-columns-repeated="16383"/>
        </table:table-row>
        <table:table-row table:style-name="ro1">
          <table:table-cell office:value-type="string" table:style-name="ce2">
            <text:p>Sản phẩm khá, mặt bảng vẽ cảm giác nhẹ nhàng và mượt. Tuy nhiên cáp tiếp xúc kém, tín hiệu chập chờn, đang vẽ lại ngắt kết nối, hơi ức chế, không biết có thể mua cáp thay thế không?</text:p>
          </table:table-cell>
          <table:table-cell table:number-columns-repeated="16383"/>
        </table:table-row>
        <table:table-row table:style-name="ro1">
          <table:table-cell office:value-type="string" table:style-name="ce2">
            <text:p>Tiki có thể hướng dẫn mình kết nối với máy tính để bàn được không</text:p>
          </table:table-cell>
          <table:table-cell table:number-columns-repeated="16383"/>
        </table:table-row>
        <table:table-row table:style-name="ro1">
          <table:table-cell office:value-type="string" table:style-name="ce2">
            <text:p>Các bạn lên gaomon.cn tải driver. Nhanh lắm ạ. Chú ý giắc cắm, bảng vẽ nháy đèn nhưng giắc vẫn có thể bị lỏng. Nhớ là cắm chặt vào nhé. Độ phản hồi của bút hơi chậm, nghe nói điều chỉnh đk. Với tầm giá này thì bảng vẽ khá ổn<text:s text:c="3"/></text:p>
          </table:table-cell>
          <table:table-cell table:number-columns-repeated="16383"/>
        </table:table-row>
        <table:table-row table:style-name="ro1">
          <table:table-cell office:value-type="string" table:style-name="ce2">
            <text:p>Giao hàng đúng hạn. Sản phẩm như mô tả, đầy đủ phụ kiện kèm theo. Tuy nhiên phải đặt bút gần bảng thì mới nhạy và hiển thị biểu tường trên máy tính. Vì vậy sử dụng 1 thời gian thì thấy không thuận tiện lắm!</text:p>
          </table:table-cell>
          <table:table-cell table:number-columns-repeated="16383"/>
        </table:table-row>
        <table:table-row table:style-name="ro1">
          <table:table-cell office:value-type="string" table:style-name="ce2">
            <text:p>Bảng vẽ kích thước lớn, dùng nhạy. Tuy nhiên có vẻ chưa tương thích với AI (không cảm nhận được lực nhấn dù đã bật pressure brush), trong khi các phần mềm khác như photoshop thì vẫn dùng tốt. Bạn nào biết cách trị thì giúp mình với ạ!</text:p>
          </table:table-cell>
          <table:table-cell table:number-columns-repeated="16383"/>
        </table:table-row>
        <table:table-row table:style-name="ro1">
          <table:table-cell office:value-type="string" table:style-name="ce2">
            <text:p>Cho 4 sao, 1 sao theo dõi ?, hàng nội địa trung quốc ạ, size vẽ cực lớn bơi luôn trong bảng vẽ, cảm ơn Tiki ?</text:p>
          </table:table-cell>
          <table:table-cell table:number-columns-repeated="16383"/>
        </table:table-row>
        <table:table-row table:style-name="ro1">
          <table:table-cell office:value-type="string" table:style-name="ce2">
            <text:p>cho hỏi sao không gán nút được cho sản phâm nhỉ, ai biết chỉ mình với, mình củng tải driver về cài gán nút các kiểu nhưng sao vô medibang lại không sai được nút ạ? ai gán được các phím tắt rồi thì chỉ mình với</text:p>
          </table:table-cell>
          <table:table-cell table:number-columns-repeated="16383"/>
        </table:table-row>
        <table:table-row table:style-name="ro1">
          <table:table-cell office:value-type="string" table:style-name="ce2">
            <text:p>Đặt hàng chờ khoảng 11 ngày. sản phẩm đóng gói cẩn thận. điểm trừ lớn nhất của sản phẩm là nó sử dụng kết nối mini USB chứ không phải micro USB hay là USB type C.</text:p>
          </table:table-cell>
          <table:table-cell table:number-columns-repeated="16383"/>
        </table:table-row>
        <table:table-row table:style-name="ro1">
          <table:table-cell office:value-type="string" table:style-name="ce2">
            <text:p>Mình tìm trên trang web của hãng này mà không có sản phẩm, mình hỏi cả chủ hãng mà nó bảo vì không biết chỗ bán nên nó bảo không biết có giả hay không. Vậy là sao vậy bạn?</text:p>
          </table:table-cell>
          <table:table-cell table:number-columns-repeated="16383"/>
        </table:table-row>
        <table:table-row table:style-name="ro1">
          <table:table-cell office:value-type="string" table:style-name="ce2">
            <text:p>Mọi thứ đều ngon nghẻ ngoại trừ cái phích cắm vào bảng vẽ. Nó bị lỏng, không cắm vừa, cứ phải lấy tay giữ mạnh thì mới nhận.<text:s text:c="2"/></text:p>
          </table:table-cell>
          <table:table-cell table:number-columns-repeated="16383"/>
        </table:table-row>
        <table:table-row table:style-name="ro1">
          <table:table-cell office:value-type="string" table:style-name="ce2">
            <text:p>sp giao hàng khá nhanh. chưa test nên chưa rõ nhưng hàng k kèm theo ngòi bút thay thế</text:p>
          </table:table-cell>
          <table:table-cell table:number-columns-repeated="16383"/>
        </table:table-row>
        <table:table-row table:style-name="ro1">
          <table:table-cell office:value-type="string" table:style-name="ce2">
            <text:p>Dùng tốt, cảm ứng lực tốt. Chưa có gì để chê. Mất tháng rưỡi hàng mới về đến tay.</text:p>
          </table:table-cell>
          <table:table-cell table:number-columns-repeated="16383"/>
        </table:table-row>
        <table:table-row table:style-name="ro1">
          <table:table-cell office:value-type="string" table:style-name="ce2">
            <text:p>Giao sớm hơn 3 ngày dự tính, mở ra hộp khá đơn giản. Nhưng tui không dùng được trên AI, ai giúp với @@</text:p>
          </table:table-cell>
          <table:table-cell table:number-columns-repeated="16383"/>
        </table:table-row>
        <table:table-row table:style-name="ro1">
          <table:table-cell office:value-type="string" table:style-name="ce2">
            <text:p>Chưa dùng nhiều nên không có đánh giá chi tiết, giao đúng sản phẩm</text:p>
          </table:table-cell>
          <table:table-cell table:number-columns-repeated="16383"/>
        </table:table-row>
        <table:table-row table:style-name="ro1">
          <table:table-cell office:value-type="string" table:style-name="ce2">
            <text:p>chuột vừa nhận đưojc, sớm hơn dự kiến, sử dụng khá tốt,</text:p>
          </table:table-cell>
          <table:table-cell table:number-columns-repeated="16383"/>
        </table:table-row>
        <table:table-row table:style-name="ro1">
          <table:table-cell office:value-type="string" table:style-name="ce2">
            <text:p>hàng dùng ổn, nhưng cảm giác vẫn nhẹ tay, không được chắc tay cho lắm.</text:p>
          </table:table-cell>
          <table:table-cell table:number-columns-repeated="16383"/>
        </table:table-row>
        <table:table-row table:style-name="ro1">
          <table:table-cell office:value-type="string" table:style-name="ce2">
            <text:p>Hài lòng, giao nhanh trước thời hạn.</text:p>
          </table:table-cell>
          <table:table-cell table:number-columns-repeated="16383"/>
        </table:table-row>
        <table:table-row table:style-name="ro1">
          <table:table-cell office:value-type="string" table:style-name="ce2">
            <text:p>SP chất lượng tốt, thao tác dễ dàng ; mức giá phù hợp</text:p>
          </table:table-cell>
          <table:table-cell table:number-columns-repeated="16383"/>
        </table:table-row>
        <table:table-row table:style-name="ro1">
          <table:table-cell office:value-type="string" table:style-name="ce2">
            <text:p>giao hàng lâu . xài ổn nhưng mất 1 khoảng thời gian mới mò ra</text:p>
          </table:table-cell>
          <table:table-cell table:number-columns-repeated="16383"/>
        </table:table-row>
        <table:table-row table:style-name="ro1">
          <table:table-cell office:value-type="string" table:style-name="ce2">
            <text:p>Thật đáng đồng tiền bát gạo. Tốt trong tầm giá, bút nhạy.</text:p>
          </table:table-cell>
          <table:table-cell table:number-columns-repeated="16383"/>
        </table:table-row>
        <table:table-row table:style-name="ro1">
          <table:table-cell office:value-type="string" table:style-name="ce2">
            <text:p>Hàng tạm ổn, bề ngoài ok, các chức năng tạm ok, chất lượng thì cần thêm thời gian sử dụng</text:p>
          </table:table-cell>
          <table:table-cell table:number-columns-repeated="16383"/>
        </table:table-row>
        <table:table-row table:style-name="ro1">
          <table:table-cell office:value-type="string" table:style-name="ce2">
            <text:p>Hàng ok như hình ảnh quảng cáo</text:p>
          </table:table-cell>
          <table:table-cell table:number-columns-repeated="16383"/>
        </table:table-row>
        <table:table-row table:style-name="ro1">
          <table:table-cell office:value-type="string" table:style-name="ce2">
            <text:p>đang test.</text:p>
          </table:table-cell>
          <table:table-cell table:number-columns-repeated="16383"/>
        </table:table-row>
        <table:table-row table:style-name="ro1">
          <table:table-cell office:value-type="string" table:style-name="ce2">
            <text:p>bút viết ổn tuy nhiên giao hàng hơi lâu nên cho 4 sao</text:p>
          </table:table-cell>
          <table:table-cell table:number-columns-repeated="16383"/>
        </table:table-row>
        <table:table-row table:style-name="ro1">
          <table:table-cell office:value-type="string" table:style-name="ce2">
            <text:p>xài cũng ok, riêng bên mình cây viết xài mới tháng đã hư r</text:p>
          </table:table-cell>
          <table:table-cell table:number-columns-repeated="16383"/>
        </table:table-row>
        <table:table-row table:style-name="ro1">
          <table:table-cell office:value-type="string" table:style-name="ce2">
            <text:p>Ai có driver cho mình xin với. Mình xài Mac.......</text:p>
          </table:table-cell>
          <table:table-cell table:number-columns-repeated="16383"/>
        </table:table-row>
        <table:table-row table:style-name="ro1">
          <table:table-cell office:value-type="string" table:style-name="ce2">
            <text:p>Tiki giao hàng nhanh, và đóng gói sản phẩm cũng rất tốt và đẹp, không có vấn đề gì. Sản phẩm thì đúng như đã miêu tả, chia kết nối internet rất tốt. Giờ nhà mình có thể dùng bộ chia này để chia dây cho nhiều máy khác nhau.</text:p>
          </table:table-cell>
          <table:table-cell table:number-columns-repeated="16383"/>
        </table:table-row>
        <table:table-row table:style-name="ro1">
          <table:table-cell office:value-type="string" table:style-name="ce2">
            <text:p>Sản phẩm xài tốt, tuy nhiên Tiki giao hàng chậm quá. 1 đơn của mình tách làm 2 rồi giao 2 đơn cách nhau gần 1 tuần. Đề nghị cải thiện quy trình xử lý đơn hàng</text:p>
          </table:table-cell>
          <table:table-cell table:number-columns-repeated="16383"/>
        </table:table-row>
        <table:table-row table:style-name="ro1">
          <table:table-cell office:value-type="string" table:style-name="ce2">
            <text:p>mình vừa mua sp này xong nhưng khi cắm dây nối với điện thoại thì bảng vẽ không sáng xanh như trong hướng dẫn và không vẽ được?? help :'(</text:p>
          </table:table-cell>
          <table:table-cell table:number-columns-repeated="16383"/>
        </table:table-row>
        <table:table-row table:style-name="ro1">
          <table:table-cell office:value-type="string" table:style-name="ce2">
            <text:p>cái này có thể tô màu được không ạ <text:s/>kết nối với điện thoại Android được không ạ</text:p>
          </table:table-cell>
          <table:table-cell table:number-columns-repeated="16383"/>
        </table:table-row>
        <table:table-row table:style-name="ro1">
          <table:table-cell office:value-type="string" table:style-name="ce2">
            <text:p>hjz ai cũng nhận được hàng nhanh <text:s text:c="2"/>còn mình 10 ngày rồi mà là tiếp nhận đơn hàng<text:s text:c="2"/></text:p>
          </table:table-cell>
          <table:table-cell table:number-columns-repeated="16383"/>
        </table:table-row>
        <table:table-row table:style-name="ro1">
          <table:table-cell office:value-type="string" table:style-name="ce2">
            <text:p>sản phẩm giao nhanh, đúng và giống hình ảnh minh họa, đóng gói cẩn thận.</text:p>
          </table:table-cell>
          <table:table-cell table:number-columns-repeated="16383"/>
        </table:table-row>
        <table:table-row table:style-name="ro1">
          <table:table-cell office:value-type="string" table:style-name="ce2">
            <text:p>Sử dụng thêm thời gian đánh giá sau</text:p>
          </table:table-cell>
          <table:table-cell table:number-columns-repeated="16383"/>
        </table:table-row>
        <table:table-row table:style-name="ro1">
          <table:table-cell office:value-type="string" table:style-name="ce2">
            <text:p>Ok. Sản phẩm dùng tốt, hàng nguyên seal.</text:p>
          </table:table-cell>
          <table:table-cell table:number-columns-repeated="16383"/>
        </table:table-row>
        <table:table-row table:style-name="ro1">
          <table:table-cell office:value-type="string" table:style-name="ce2">
            <text:p>Hài lòng với sản phẩm, thẩm mỹ tốt, hai đầu dùng khá cứng cáp.</text:p>
          </table:table-cell>
          <table:table-cell table:number-columns-repeated="16383"/>
        </table:table-row>
        <table:table-row table:style-name="ro1">
          <table:table-cell office:value-type="string" table:style-name="ce2">
            <text:p>Cáp của hãng mỏng manh hơn cáp dù của <text:s/>một số hãng khác,nhưng khá chắc chắn.Sạc ok,chưa test vấn đề truyền tải dữ liệu</text:p>
          </table:table-cell>
          <table:table-cell table:number-columns-repeated="16383"/>
        </table:table-row>
        <table:table-row table:style-name="ro1">
          <table:table-cell office:value-type="string" table:style-name="ce2">
            <text:p>sạc nhanh thật nhưng dùng được khoảng 3, 4 tháng lại mua 1 dây nữa dùng lại ok</text:p>
          </table:table-cell>
          <table:table-cell table:number-columns-repeated="16383"/>
        </table:table-row>
        <table:table-row table:style-name="ro1">
          <table:table-cell office:value-type="string" table:style-name="ce2">
            <text:p>Mới nhận được thấy ok nhưng để 1 tg mới biết sao được</text:p>
          </table:table-cell>
          <table:table-cell table:number-columns-repeated="16383"/>
        </table:table-row>
        <table:table-row table:style-name="ro1">
          <table:table-cell office:value-type="string" table:style-name="ce2">
            <text:p>sản phẩm đẹp bền mới mua nên cần thời gian</text:p>
          </table:table-cell>
          <table:table-cell table:number-columns-repeated="16383"/>
        </table:table-row>
        <table:table-row table:style-name="ro1">
          <table:table-cell office:value-type="string" table:style-name="ce2">
            <text:p>hàng dùng tốt cảm ơn shop</text:p>
          </table:table-cell>
          <table:table-cell table:number-columns-repeated="16383"/>
        </table:table-row>
        <table:table-row table:style-name="ro1">
          <table:table-cell office:value-type="string" table:style-name="ce2">
            <text:p>tốt, sạc rất ổn, tiki chuẩn lắm</text:p>
          </table:table-cell>
          <table:table-cell table:number-columns-repeated="16383"/>
        </table:table-row>
        <table:table-row table:style-name="ro1">
          <table:table-cell office:value-type="string" table:style-name="ce2">
            <text:p>mới mua được 3 ngày, xài khá ổn</text:p>
          </table:table-cell>
          <table:table-cell table:number-columns-repeated="16383"/>
        </table:table-row>
        <table:table-row table:style-name="ro1">
          <table:table-cell office:value-type="string" table:style-name="ce2">
            <text:p>shop giao nhanh. gióng trong hình</text:p>
          </table:table-cell>
          <table:table-cell table:number-columns-repeated="16383"/>
        </table:table-row>
        <table:table-row table:style-name="ro1">
          <table:table-cell office:value-type="string" table:style-name="ce2">
            <text:p>sài cái này cũng ok lắm</text:p>
          </table:table-cell>
          <table:table-cell table:number-columns-repeated="16383"/>
        </table:table-row>
        <table:table-row table:style-name="ro1">
          <table:table-cell office:value-type="string" table:style-name="ce2">
            <text:p>sạc xịn sò,OK, giao nhanh</text:p>
          </table:table-cell>
          <table:table-cell table:number-columns-repeated="16383"/>
        </table:table-row>
        <table:table-row table:style-name="ro1">
          <table:table-cell office:value-type="string" table:style-name="ce2">
            <text:p>đẹp chắc chắn</text:p>
          </table:table-cell>
          <table:table-cell table:number-columns-repeated="16383"/>
        </table:table-row>
        <table:table-row table:style-name="ro1">
          <table:table-cell office:value-type="string" table:style-name="ce2">
            <text:p>hài lòng.</text:p>
          </table:table-cell>
          <table:table-cell table:number-columns-repeated="16383"/>
        </table:table-row>
        <table:table-row table:style-name="ro1">
          <table:table-cell office:value-type="string" table:style-name="ce2">
            <text:p>mình mua chuột để sử dụng với Macbook vì không nhiều chuột tương tác với facebook. đây sản phẩm tốt. Mình đánh giá 4 sao bởi vì khi mình mở chuôt thấy nhiều vết xước ở miếng cao sau ở mặt dươí.</text:p>
          </table:table-cell>
          <table:table-cell table:number-columns-repeated="16383"/>
        </table:table-row>
        <table:table-row table:style-name="ro1">
          <table:table-cell office:value-type="string" table:style-name="ce2">
            <text:p>sp giao đúng như hình, xài ổn định tốt, đã thử chức năng copy paste giữa máy mac và window, tốc độ không nhanh nhưng oke để chép file nhỏ.</text:p>
          </table:table-cell>
          <table:table-cell table:number-columns-repeated="16383"/>
        </table:table-row>
        <table:table-row table:style-name="ro1">
          <table:table-cell office:value-type="string" table:style-name="ce2">
            <text:p>Ok. Kết hợp với dell latitude trông rất đẹp. Viết thêm cho đủ</text:p>
          </table:table-cell>
          <table:table-cell table:number-columns-repeated="16383"/>
        </table:table-row>
        <table:table-row table:style-name="ro1">
          <table:table-cell office:value-type="string" table:style-name="ce2">
            <text:p>con lăn chuột hơi cứng, còn lại sản phẩm rất tốt trong tầm giá</text:p>
          </table:table-cell>
          <table:table-cell table:number-columns-repeated="16383"/>
        </table:table-row>
        <table:table-row table:style-name="ro1">
          <table:table-cell office:value-type="string" table:style-name="ce2">
            <text:p>Chuột <text:s/>kết nối nhanh. hài lòng về sản phẩm.</text:p>
          </table:table-cell>
          <table:table-cell table:number-columns-repeated="16383"/>
        </table:table-row>
        <table:table-row table:style-name="ro1">
          <table:table-cell office:value-type="string" table:style-name="ce2">
            <text:p>Sản phẩm dùng ok. Con lăn nhẹ, cầm đầm tay. Nhưng nếu dùng chơi game thì không nên mua vì phần đuôi chuột bị nặng.</text:p>
          </table:table-cell>
          <table:table-cell table:number-columns-repeated="16383"/>
        </table:table-row>
        <table:table-row table:style-name="ro1">
          <table:table-cell office:value-type="string" table:style-name="ce2">
            <text:p>Chuột khá ổn, bluetooth hơi giật xíu nhưng xài tốt</text:p>
          </table:table-cell>
          <table:table-cell table:number-columns-repeated="16383"/>
        </table:table-row>
        <table:table-row table:style-name="ro1">
          <table:table-cell office:value-type="string" table:style-name="ce2">
            <text:p>Chuột nhạy cầm chắc tay, thoải mái, dễ sử dụng.</text:p>
          </table:table-cell>
          <table:table-cell table:number-columns-repeated="16383"/>
        </table:table-row>
        <table:table-row table:style-name="ro1">
          <table:table-cell office:value-type="string" table:style-name="ce2">
            <text:p>very good.</text:p>
          </table:table-cell>
          <table:table-cell table:number-columns-repeated="16383"/>
        </table:table-row>
        <table:table-row table:style-name="ro1">
          <table:table-cell office:value-type="string" table:style-name="ce2">
            <text:p>Sản phẩm tốt, cầm vừa và êm tay. Chuột lướt nhẹ không bị giựt, phím bấm nhẹ.</text:p>
          </table:table-cell>
          <table:table-cell table:number-columns-repeated="16383"/>
        </table:table-row>
        <table:table-row table:style-name="ro1">
          <table:table-cell office:value-type="string" table:style-name="ce2">
            <text:p>Hàng chuẩn quảng cáo, chuột ngon</text:p>
          </table:table-cell>
          <table:table-cell table:number-columns-repeated="16383"/>
        </table:table-row>
        <table:table-row table:style-name="ro1">
          <table:table-cell office:value-type="string" table:style-name="ce2">
            <text:p>Xài cũng ok. Dễ dàng switch qua 2 mode xài đầu thu hoặc xài bluetooth của máy.</text:p>
          </table:table-cell>
          <table:table-cell table:number-columns-repeated="16383"/>
        </table:table-row>
        <table:table-row table:style-name="ro1">
          <table:table-cell office:value-type="string" table:style-name="ce2">
            <text:p>rất ổn</text:p>
          </table:table-cell>
          <table:table-cell table:number-columns-repeated="16383"/>
        </table:table-row>
        <table:table-row table:style-name="ro1">
          <table:table-cell office:value-type="string" table:style-name="ce2">
            <text:p>mới dùng chưa biết sao nữa,cài win 7 khó nhận drive</text:p>
          </table:table-cell>
          <table:table-cell table:number-columns-repeated="16383"/>
        </table:table-row>
        <table:table-row table:style-name="ro1">
          <table:table-cell office:value-type="string" table:style-name="ce2">
            <text:p>Nhận hàng như mô tả! Đem lắp vào laptop chạy nhanh. Giao hàng nhanh. Rất tốt!</text:p>
          </table:table-cell>
          <table:table-cell table:number-columns-repeated="16383"/>
        </table:table-row>
        <table:table-row table:style-name="ro1">
          <table:table-cell office:value-type="string" table:style-name="ce2">
            <text:p>san pham tot, khuyen mai phan mem acronic true image, backup windows</text:p>
          </table:table-cell>
          <table:table-cell table:number-columns-repeated="16383"/>
        </table:table-row>
        <table:table-row table:style-name="ro1">
          <table:table-cell office:value-type="string" table:style-name="ce2">
            <text:p>Kích cỡ hơi nhỏ so với nhu cầu bình thường. khi mua các bạn lưu ý xem kỹ kích cỡ nhé</text:p>
          </table:table-cell>
          <table:table-cell table:number-columns-repeated="16383"/>
        </table:table-row>
        <table:table-row table:style-name="ro1">
          <table:table-cell office:value-type="string" table:style-name="ce2">
            <text:p>Giao nhanh, giao đúng sản phẩm, tạm thời cho 4 sao, để sử dụng một thời gian xem ntn</text:p>
          </table:table-cell>
          <table:table-cell table:number-columns-repeated="16383"/>
        </table:table-row>
        <table:table-row table:style-name="ro1">
          <table:table-cell office:value-type="string" table:style-name="ce2">
            <text:p>sản phẩm ok so với giá tiền, viền may chắc chắn, chuột di mượt :d</text:p>
          </table:table-cell>
          <table:table-cell table:number-columns-repeated="16383"/>
        </table:table-row>
        <table:table-row table:style-name="ro1">
          <table:table-cell office:value-type="string" table:style-name="ce2">
            <text:p>Lót chuột hơi mỏng 1 chút, nhưng cũng dùng được, dày thêm tí nữa thì đẹp</text:p>
          </table:table-cell>
          <table:table-cell table:number-columns-repeated="16383"/>
        </table:table-row>
        <table:table-row table:style-name="ro1">
          <table:table-cell office:value-type="string" table:style-name="ce2">
            <text:p>Rất hài lòng, hàng chất lượng.</text:p>
          </table:table-cell>
          <table:table-cell table:number-columns-repeated="16383"/>
        </table:table-row>
        <table:table-row table:style-name="ro1">
          <table:table-cell office:value-type="string" table:style-name="ce2">
            <text:p>Cái này cực kỳ ổn với giá tiền nhé, hơi buồn là vừa mua tiki lại sale</text:p>
          </table:table-cell>
          <table:table-cell table:number-columns-repeated="16383"/>
        </table:table-row>
        <table:table-row table:style-name="ro1">
          <table:table-cell office:value-type="string" table:style-name="ce2">
            <text:p>giao hàng nhanh, chất lượng khá tốt. kích cỡ hơi nhỏ</text:p>
          </table:table-cell>
          <table:table-cell table:number-columns-repeated="16383"/>
        </table:table-row>
        <table:table-row table:style-name="ro1">
          <table:table-cell office:value-type="string" table:style-name="ce2">
            <text:p>Đóng gói chắc chắn cẩn thận, nhân viên nhiệt tình.</text:p>
          </table:table-cell>
          <table:table-cell table:number-columns-repeated="16383"/>
        </table:table-row>
        <table:table-row table:style-name="ro1">
          <table:table-cell office:value-type="string" table:style-name="ce2">
            <text:p>Ổn nhưng hơi trơn khá đẹp</text:p>
          </table:table-cell>
          <table:table-cell table:number-columns-repeated="16383"/>
        </table:table-row>
        <table:table-row table:style-name="ro1">
          <table:table-cell office:value-type="string" table:style-name="ce2">
            <text:p>Rất đáng tiền</text:p>
          </table:table-cell>
          <table:table-cell table:number-columns-repeated="16383"/>
        </table:table-row>
        <table:table-row table:style-name="ro1">
          <table:table-cell office:value-type="string" table:style-name="ce2">
            <text:p>Hang on, giong hinh</text:p>
          </table:table-cell>
          <table:table-cell table:number-columns-repeated="16383"/>
        </table:table-row>
        <table:table-row table:style-name="ro1">
          <table:table-cell office:value-type="string" table:style-name="ce2">
            <text:p>giá phải chăng, giao hàng nhanh, mực in chuẩn. rất hài lòng.</text:p>
          </table:table-cell>
          <table:table-cell table:number-columns-repeated="16383"/>
        </table:table-row>
        <table:table-row table:style-name="ro1">
          <table:table-cell office:value-type="string" table:style-name="ce2">
            <text:p>Mình đọc review, Specs rất nhiều trước khi mua và cũng đã có 1 bộ y như vầy mua tại của hàng giá 2,6t nên thấy Tiki giảm còn 1,6t thì mua. Nhưng có những thứ ẩn không công bố nên dùng mới biết chứ không có tài liệu công bố. 1. Nếu mạng internet &gt;100Mb thì hầu như chỉ 100Mb là max. vì mình thuê bao 150Mb mà không tài nào test được lên 100Mb dù router cũ vẫn test &gt;150 mình thường. Mua cái đầu đường truyền nhà mạng chỉ có 90Mb max nên không để ý! (gói cty với IP static) 2. Cổng LAN trên node không kết rối được với đầu ghi camera analog dù vẫn dùng bình thường với router trước và chỉ có 100Mb max LAN. Nên dùng Gigabit thì không nên! 3 . App hay bị đơ và rớt khi thêm bộ mesh thứ 2. 4. Dù các tầng và node đều báo đèn xanh nhưng tốc độ không ổn định cho lắm ở cái xa nhất vì mình để cái chính tầng 3, 1 cái tầng 2, và tầng 1 rất chập chờn. Các bạn nên bố trí node chính ở giữa thì tốt. 5. Chỉ có 1.6 triệu cho 1 bộ cho mesh 3 nodes thì như vầy là chấp nhận được. Nhưng hãng nên công bố tất cả thông số thì tốt hơn là mập mờ không nói các thông số hạng chế! 6. Nếu nhà rộng và 2 tầng thì phủ sóng rất tốt vì cái đầu mình dùng như vậy và ất hài lòng.</text:p>
          </table:table-cell>
          <table:table-cell table:number-columns-repeated="16383"/>
        </table:table-row>
        <table:table-row table:style-name="ro1">
          <table:table-cell office:value-type="string" table:style-name="ce2">
            <text:p>tính năng roaming (cái ăn tiền của wifi mesh) chưa thật sự tốt, đôi khi khá tệ nhưng ít nhất phạm vi và chất lượng sóng của sản phẩm rất tốt.... <text:s/>coi như bù trừ <text:s text:c="2"/>p/s các bác chú ý chọn nhà cung cấp là tiki trang nhé..... vì đa phần các nhà cung cấp khác đều chỉ bán hàng sách tay từ Tàu về, không có bảo hành đâu... hỏng hóc tự sử</text:p>
          </table:table-cell>
          <table:table-cell table:number-columns-repeated="16383"/>
        </table:table-row>
        <table:table-row table:style-name="ro1">
          <table:table-cell office:value-type="string" table:style-name="ce2">
            <text:p>Đã mua và sử dụng được hơn 1 tháng nay. Với tầm giá 1tr5 lúc mình mua thì sản phẩm khá được, bộ wifi cài đặt khá gọn và đơn giản, tiki còn đóng gói mấy lớp bìa cẩn thận dễ sợ! Tuy nhiên wifi xuyên tường khá kém, khuyến nghị những ai nhà nhiều tường hoặc tường dày thì không nên mua bộ này, nhà mình tầng 1 cách tầng 2 tầm 3m mà thỉnh thoảng nằm trên tầng 2 toàn mất wifi! Nhưng vs tầm giá bình dân thế này thì đối vs mình là ok r</text:p>
          </table:table-cell>
          <table:table-cell table:number-columns-repeated="16383"/>
        </table:table-row>
        <table:table-row table:style-name="ro1">
          <table:table-cell office:value-type="string" table:style-name="ce2">
            <text:p>Đang lắp cho gia đình mình dùng được vài tuần rồi, setup rất đơn giản chỉ cần down app <text:s/>về làm theo hướng dẫn là được. Vềchaats lượng sóng thì tạm ổn vì khả năng xuyên tường vẫn hơi kém, mình đặt 1 cục trên tầng 2 làm chính thì cục dưới tầng 1 phải đặt ngay gần chân cầu thang mới bắt được sóng ổn.</text:p>
          </table:table-cell>
          <table:table-cell table:number-columns-repeated="16383"/>
        </table:table-row>
        <table:table-row table:style-name="ro1">
          <table:table-cell office:value-type="string" table:style-name="ce2">
            <text:p>Sản phẩm không như lời đồn. Mặt bằng chung thì tốt hơn so với các thiết bị mạng Router Wifi. Review : Xuyên tường kém, không gian trong thì khá là ok ( Đường kính phát sóng 3 - 4m ok ) Cục 1 tới Cục 2 : phát sóng cục 2 Căng 3 vạch. ổn áp so với repeater Mức chịu tải ok. khoảng 20 - 40 User</text:p>
          </table:table-cell>
          <table:table-cell table:number-columns-repeated="16383"/>
        </table:table-row>
        <table:table-row table:style-name="ro1">
          <table:table-cell office:value-type="string" table:style-name="ce2">
            <text:p>sản phẩm nhỏ gọn, dễ gắn và lắp đặt. Nhà mình 3 tầng, tầng 1 không cửa wifi 100%, lầu 2 có 1 cửa thì chất lượng còn 80%, lầu 3 wifi qua 2 cửa phòng còn 50%. Xài ổn trong tầm giá. Tính cho 5 sao nhưng tiki giao hàng nhanh trước 12h nhưng bị trễ 20' nên chỉ cho 4 sao</text:p>
          </table:table-cell>
          <table:table-cell table:number-columns-repeated="16383"/>
        </table:table-row>
        <table:table-row table:style-name="ro1">
          <table:table-cell office:value-type="string" table:style-name="ce2">
            <text:p>Nhà xài repeater cứ chập chờn, thử mua con này về thay thế thì giải quyết được tình trạng trên, mạng ổn định hơn, có điều dây cáp đi kèm bị hư nên lúc đầu cắm hoài không thể setup được, cứ nghĩ do bị lỗi, mãi sau lấy cáp khác thay thì được.</text:p>
          </table:table-cell>
          <table:table-cell table:number-columns-repeated="16383"/>
        </table:table-row>
        <table:table-row table:style-name="ro1">
          <table:table-cell office:value-type="string" table:style-name="ce2">
            <text:p>Tôi nhận bộ này của Tiki giao từ banbuongiare, lắp và sử dụng tốt cho ip8+, nhưng samsung note4 thì chập chờn, còn ipad mini 2 thì kg vào mạng được, xem trong cài đặt thì thấy kết nối qua 5G access cho tất cả các thiết bị.. nhờ Tiki hỗ trợ giúp??</text:p>
          </table:table-cell>
          <table:table-cell table:number-columns-repeated="16383"/>
        </table:table-row>
        <table:table-row table:style-name="ro1">
          <table:table-cell office:value-type="string" table:style-name="ce2">
            <text:p>Hàng xài Ok, hài lòng trong tầm giá. Một lưu ý cho các bạn nào muốn mua là các cục đặt cách nhau dưới 10m để sóng tốt nhất. Nên cân nhắc mua loại cao hơn, nếu sử dụng cho diện tích lớn</text:p>
          </table:table-cell>
          <table:table-cell table:number-columns-repeated="16383"/>
        </table:table-row>
        <table:table-row table:style-name="ro1">
          <table:table-cell office:value-type="string" table:style-name="ce2">
            <text:p>tai nghe nghe tốt , đóng gói cẩn thận, giao hàng nhanh lân đầu đặt hàng và cảm thấy hài lòng chỉ hơi tiếc là sản phẩm không có tem niêm phong.... :"</text:p>
          </table:table-cell>
          <table:table-cell table:number-columns-repeated="16383"/>
        </table:table-row>
        <table:table-row table:style-name="ro1">
          <table:table-cell office:value-type="string" table:style-name="ce2">
            <text:p>Tai nghe chống ồn tốt, âm thanh to rõ, bass cũng ok. <text:s/>Nhưng mỗi cái chân cắm hơi ngắn nên tiếp xúc kém 1 chút. Nói chung ổn trong tầm giá.</text:p>
          </table:table-cell>
          <table:table-cell table:number-columns-repeated="16383"/>
        </table:table-row>
        <table:table-row table:style-name="ro1">
          <table:table-cell office:value-type="string" table:style-name="ce2">
            <text:p>Mình mua hai tai nghe trắng cho bạn giá 65k mà Shop gửi cho mình hai cái đen giá 59k mà lại lấy 65k <text:s/>Tuy nhiên sp Ok</text:p>
          </table:table-cell>
          <table:table-cell table:number-columns-repeated="16383"/>
        </table:table-row>
        <table:table-row table:style-name="ro1">
          <table:table-cell office:value-type="string" table:style-name="ce2">
            <text:p>Fullbox, mẫu mã đẹp, đủ phụ kiện đi kèm. Hnagf đóng gói cẩn thận. Chưa xài thử nên không biết có phát sóng mạnh như quảng cáo hay không.</text:p>
          </table:table-cell>
          <table:table-cell table:number-columns-repeated="16383"/>
        </table:table-row>
        <table:table-row table:style-name="ro1">
          <table:table-cell office:value-type="string" table:style-name="ce2">
            <text:p>sản phẩm mới, nguyên hộp, cài đặt dễ dàng. tuy nhiên tiki đóng gói sơ sài nên vận chuyển bị móp hộp, may không vỡ vào trong</text:p>
          </table:table-cell>
          <table:table-cell table:number-columns-repeated="16383"/>
        </table:table-row>
        <table:table-row table:style-name="ro1">
          <table:table-cell office:value-type="string" table:style-name="ce2">
            <text:p>Không mong đợi gì nhiều, chất lượng cũng bình thường so với giá tiền, không xuất sắc lắm. Hình thức đẹp, đóng gói cẩn thận!</text:p>
          </table:table-cell>
          <table:table-cell table:number-columns-repeated="16383"/>
        </table:table-row>
        <table:table-row table:style-name="ro1">
          <table:table-cell office:value-type="string" table:style-name="ce2">
            <text:p>Phát tốt. Có điều lúc mua không để ý là cục phát này chỉ phát tối đa 100Mb/s do không có có cổng gigabit <text:s text:c="2"/>nhà mình mạng 150 Mb/s nên bị hụt 1 tí</text:p>
          </table:table-cell>
          <table:table-cell table:number-columns-repeated="16383"/>
        </table:table-row>
        <table:table-row table:style-name="ro1">
          <table:table-cell office:value-type="string" table:style-name="ce2">
            <text:p>Hàng chính hãng, nguyên hộp, cài đặt nhanh, dễ dàng, sóng phát rất tốt trong nhà (dù ra ngoài, khoảng cách tầm 20m thì tịt).</text:p>
          </table:table-cell>
          <table:table-cell table:number-columns-repeated="16383"/>
        </table:table-row>
        <table:table-row table:style-name="ro1">
          <table:table-cell office:value-type="string" table:style-name="ce2">
            <text:p>kết nối ổn. mức giá này thì chỉ được vậy thôi. nếu cố thêm tí thì nên mua deco m4 thay vi cái này</text:p>
          </table:table-cell>
          <table:table-cell table:number-columns-repeated="16383"/>
        </table:table-row>
        <table:table-row table:style-name="ro1">
          <table:table-cell office:value-type="string" table:style-name="ce2">
            <text:p>Nhà cung cấp TikiTrading hàng nhập khẩu không phải hàng Trung Quốc nội địa</text:p>
          </table:table-cell>
          <table:table-cell table:number-columns-repeated="16383"/>
        </table:table-row>
        <table:table-row table:style-name="ro1">
          <table:table-cell office:value-type="string" table:style-name="ce2">
            <text:p>Âm thanh chuẩn, nghe rõ và không bị rối âm. Tuy nhiên tai nghe hay bị trượt ra ngoài, khó gắn vào tai.</text:p>
          </table:table-cell>
          <table:table-cell table:number-columns-repeated="16383"/>
        </table:table-row>
        <table:table-row table:style-name="ro1">
          <table:table-cell office:value-type="string" table:style-name="ce2">
            <text:p>Tai nghe oke, đóng gói kỹ càng, nhưng cho 4 sao vì mình đặt màu đen nhưng lại giao màu trắng -.-</text:p>
          </table:table-cell>
          <table:table-cell table:number-columns-repeated="16383"/>
        </table:table-row>
        <table:table-row table:style-name="ro1">
          <table:table-cell office:value-type="string" table:style-name="ce2">
            <text:p>Giao hàng nhanh, sản phẩm như mô tả, để sử dụng mới biết chất lượng sóng ntn</text:p>
          </table:table-cell>
          <table:table-cell table:number-columns-repeated="16383"/>
        </table:table-row>
        <table:table-row table:style-name="ro1">
          <table:table-cell office:value-type="string" table:style-name="ce2">
            <text:p>Với giá tiền và chất lượng theo cảm nhận cá nhân thấy khá tốt!</text:p>
          </table:table-cell>
          <table:table-cell table:number-columns-repeated="16383"/>
        </table:table-row>
        <table:table-row table:style-name="ro1">
          <table:table-cell office:value-type="string" table:style-name="ce2">
            <text:p>Giống hình - Mới xài chưa có cảm nhận gì nhiều</text:p>
          </table:table-cell>
          <table:table-cell table:number-columns-repeated="16383"/>
        </table:table-row>
        <table:table-row table:style-name="ro1">
          <table:table-cell office:value-type="string" table:style-name="ce2">
            <text:p>sản phảm tốt, nói chung vừa với đồng tiền</text:p>
          </table:table-cell>
          <table:table-cell table:number-columns-repeated="16383"/>
        </table:table-row>
        <table:table-row table:style-name="ro1">
          <table:table-cell office:value-type="string" table:style-name="ce2">
            <text:p>3 bộ phát không cùng bộ, thiếu sách hướng dẫn sử dụng</text:p>
          </table:table-cell>
          <table:table-cell table:number-columns-repeated="16383"/>
        </table:table-row>
        <table:table-row table:style-name="ro1">
          <table:table-cell office:value-type="string" table:style-name="ce2">
            <text:p>nghe ro lon nhung noi chuyen điện thoại thi chua lon lam</text:p>
          </table:table-cell>
          <table:table-cell table:number-columns-repeated="16383"/>
        </table:table-row>
        <table:table-row table:style-name="ro1">
          <table:table-cell office:value-type="string" table:style-name="ce2">
            <text:p>âm thanh nghe to rõ, tuy nhiên nhét vào tai dễ rơi ra.</text:p>
          </table:table-cell>
          <table:table-cell table:number-columns-repeated="16383"/>
        </table:table-row>
        <table:table-row table:style-name="ro1">
          <table:table-cell office:value-type="string" table:style-name="ce2">
            <text:p>hàng ok phết shop ạ e dùng bắn pubg âm thanh ngon lắm ạ</text:p>
          </table:table-cell>
          <table:table-cell table:number-columns-repeated="16383"/>
        </table:table-row>
        <table:table-row table:style-name="ro1">
          <table:table-cell office:value-type="string" table:style-name="ce2">
            <text:p>hàng giao nhanh sản phẩm nghe im tai</text:p>
          </table:table-cell>
          <table:table-cell table:number-columns-repeated="16383"/>
        </table:table-row>
        <table:table-row table:style-name="ro1">
          <table:table-cell office:value-type="string" table:style-name="ce2">
            <text:p>Cho hỏi âo không thấy xuất hoá đơn VAT CHO MÌNH VẬY</text:p>
          </table:table-cell>
          <table:table-cell table:number-columns-repeated="16383"/>
        </table:table-row>
        <table:table-row table:style-name="ro1">
          <table:table-cell office:value-type="string" table:style-name="ce2">
            <text:p>1 node giờ không lên nguồn, bảo hành ở đâu vậy shop ??</text:p>
          </table:table-cell>
          <table:table-cell table:number-columns-repeated="16383"/>
        </table:table-row>
        <table:table-row table:style-name="ro1">
          <table:table-cell office:value-type="string" table:style-name="ce2">
            <text:p>giao hơi chậm,nhưng sản phẩm ok. nge rõ, đóng bì đẹp</text:p>
          </table:table-cell>
          <table:table-cell table:number-columns-repeated="16383"/>
        </table:table-row>
        <table:table-row table:style-name="ro1">
          <table:table-cell office:value-type="string" table:style-name="ce2">
            <text:p>rẻ. nghe ok. tốt cho 5sao</text:p>
          </table:table-cell>
          <table:table-cell table:number-columns-repeated="16383"/>
        </table:table-row>
        <table:table-row table:style-name="ro1">
          <table:table-cell office:value-type="string" table:style-name="ce2">
            <text:p>sản phẩm khá ổn</text:p>
          </table:table-cell>
          <table:table-cell table:number-columns-repeated="16383"/>
        </table:table-row>
        <table:table-row table:style-name="ro1">
          <table:table-cell office:value-type="string" table:style-name="ce2">
            <text:p>sản phẩm ổn</text:p>
          </table:table-cell>
          <table:table-cell table:number-columns-repeated="16383"/>
        </table:table-row>
        <table:table-row table:style-name="ro1">
          <table:table-cell office:value-type="string" table:style-name="ce2">
            <text:p>tại nghe tot</text:p>
          </table:table-cell>
          <table:table-cell table:number-columns-repeated="16383"/>
        </table:table-row>
        <table:table-row table:style-name="ro1">
          <table:table-cell office:value-type="string" table:style-name="ce2">
            <text:p>Máy in chính hãng do mua của Tiki Trading nên yên tâm. Cannon thì hầu như chả có vấn đề gì được, trừ việc đổ mực và thay trống cho nó. <text:s text:c="2"/>Cài đặt wifi hơi phức tạp một chút bởi máy tính sách tay của mình không có ổ đĩa nên không làm theo hướng dẫn được. Phải tải trên mạng về (vào trang vn.canon), 2 bộ là Driver và network, sau đó mới in được. <text:s text:c="2"/>Phải cài phần mềm Canon Business Print thì mới in được qua Smartphone hoặc Tablet. Trừ 1 * vì không hỗ trợ Airprint</text:p>
          </table:table-cell>
          <table:table-cell table:number-columns-repeated="16383"/>
        </table:table-row>
        <table:table-row table:style-name="ro1">
          <table:table-cell office:value-type="string" table:style-name="ce2">
            <text:p>1 bên hơi rè nhưng giá rẻ Không đòi hỏi nhiều Giao hàng đúng hẹn rất nhanh</text:p>
          </table:table-cell>
          <table:table-cell table:number-columns-repeated="16383"/>
        </table:table-row>
        <table:table-row table:style-name="ro1">
          <table:table-cell office:value-type="string" table:style-name="ce2">
            <text:p>Sản phẩm được đóng gói kĩ lưỡng, phiếu bảo hành của LBM. Tuy nhiên khó tự cài đặt phần mêm tại nhà đối với Macbook Pro cổng usbC hk có ổ đĩa. Recommend Tiki lần tới nên cung cấp thêm đường link của printer’s software hoặc sđiện thoại tư vấn của cửa hàng phân phối để mng có thể liên hệ nhờ tư vấn. Mình cám ơn</text:p>
          </table:table-cell>
          <table:table-cell table:number-columns-repeated="16383"/>
        </table:table-row>
        <table:table-row table:style-name="ro1">
          <table:table-cell office:value-type="string" table:style-name="ce2">
            <text:p>Mình đánh giá 4 sao vì khi thay mực lần đấu (k phải mực chính hãng, vì mực chính hãng hỏi nhiều nơi ở Hà Nội không có), phải thay có trống. Còn các vấn đề còn lại dùng rất ổn, in đẹp, nhanh, đặc biệt dùng in qua Wifi rất ngon</text:p>
          </table:table-cell>
          <table:table-cell table:number-columns-repeated="16383"/>
        </table:table-row>
        <table:table-row table:style-name="ro1">
          <table:table-cell office:value-type="string" table:style-name="ce2">
            <text:p>Mua trong đợt giảm tí tí của tiki. Máy canon in qua wifi, tốn thời gian đầu lúc cài đặt máy vì hướng dẫn không có. Nếu có thêm phần này hoặc clip hướng dẫn từ hãng chắc sẽ tốt hơn rất nhiều.Dịch vụ giao hàng tiki thì khỏi bàn, okie.</text:p>
          </table:table-cell>
          <table:table-cell table:number-columns-repeated="16383"/>
        </table:table-row>
        <table:table-row table:style-name="ro1">
          <table:table-cell office:value-type="string" table:style-name="ce2">
            <text:p>Mua về mình chỉ mất 1 phút để cài đặt in qua wifi. Máy in tốt, nhanh, không in được 2 mặt tự động nhưng có thể thông cảm vì giá quá rẻ. Ngoài ra vẫn in được 2 mặt một cách thủ công.</text:p>
          </table:table-cell>
          <table:table-cell table:number-columns-repeated="16383"/>
        </table:table-row>
        <table:table-row table:style-name="ro1">
          <table:table-cell office:value-type="string" table:style-name="ce2">
            <text:p>Hài lòng với chất lượng in, cho 4 sao vì cài đặt wifi hơi rối, đã làm đúng hướng dẫn nhưng cứ báo không tìm thấy wifi, làm đi làm lại 6 lần mới nhận wifi.</text:p>
          </table:table-cell>
          <table:table-cell table:number-columns-repeated="16383"/>
        </table:table-row>
        <table:table-row table:style-name="ro1">
          <table:table-cell office:value-type="string" table:style-name="ce2">
            <text:p>Với nhu cầu sử dụng cá nhân thì sản phẩm này khá ổn. <text:s/>Kích thước vừa vặn, kiểu dáng thời trang. Kết nối wifi thuận tiện, hiệu suất hoạt động ổn định.</text:p>
          </table:table-cell>
          <table:table-cell table:number-columns-repeated="16383"/>
        </table:table-row>
        <table:table-row table:style-name="ro1">
          <table:table-cell office:value-type="string" table:style-name="ce2">
            <text:p>Dùng được, máy nhỏ gọn. Chờ nhận hàng tương đối lâu, gần 1 tuần mới nhận được Giá cần rẻ hơn nữa thì tốt <text:s/>)</text:p>
          </table:table-cell>
          <table:table-cell table:number-columns-repeated="16383"/>
        </table:table-row>
        <table:table-row table:style-name="ro1">
          <table:table-cell office:value-type="string" table:style-name="ce2">
            <text:p>Máy in chạy tốt. Nhưng vẫn chưa cái được máy in qua Wifi.</text:p>
          </table:table-cell>
          <table:table-cell table:number-columns-repeated="16383"/>
        </table:table-row>
        <table:table-row table:style-name="ro1">
          <table:table-cell office:value-type="string" table:style-name="ce2">
            <text:p>Nói chung là tốt. Nhưng bản in ra màu đen nhạt nhạt sao đó, không đậm như máy canon 2900. Tiện lợi là kg cần kết nối dây, có wifi là in được rồi.</text:p>
          </table:table-cell>
          <table:table-cell table:number-columns-repeated="16383"/>
        </table:table-row>
        <table:table-row table:style-name="ro1">
          <table:table-cell office:value-type="string" table:style-name="ce2">
            <text:p>Máy in tốt, cài đặt cũng ổn, phù hợp với giá tiền, thiết kế thì cũng bình thường k đẹp cho lắm</text:p>
          </table:table-cell>
          <table:table-cell table:number-columns-repeated="16383"/>
        </table:table-row>
        <table:table-row table:style-name="ro1">
          <table:table-cell office:value-type="string" table:style-name="ce2">
            <text:p>Có phiếu BH chính hãng của LBM nên an tâm về chất lượng ,nhưng kết nối không dây hơi khó khăn ,tạm thời xài qua dây cáp <text:s/>)</text:p>
          </table:table-cell>
          <table:table-cell table:number-columns-repeated="16383"/>
        </table:table-row>
        <table:table-row table:style-name="ro1">
          <table:table-cell office:value-type="string" table:style-name="ce2">
            <text:p>Máy in tốt, nhỏ gọn, <text:s/>dễ sử dụng. Còn bền hay không thì chưa biết. Giao hàng okie. Cám ơn TIki.</text:p>
          </table:table-cell>
          <table:table-cell table:number-columns-repeated="16383"/>
        </table:table-row>
        <table:table-row table:style-name="ro1">
          <table:table-cell office:value-type="string" table:style-name="ce2">
            <text:p>Dùng để in tài liệu tuyệt vời nhất là in dùng wifi , không phải cần kết nối bằng vật lý</text:p>
          </table:table-cell>
          <table:table-cell table:number-columns-repeated="16383"/>
        </table:table-row>
        <table:table-row table:style-name="ro1">
          <table:table-cell office:value-type="string" table:style-name="ce2">
            <text:p>máy mới in đẹp mới sử dụng chờ thời gian quyết định chất lượng.</text:p>
          </table:table-cell>
          <table:table-cell table:number-columns-repeated="16383"/>
        </table:table-row>
        <table:table-row table:style-name="ro1">
          <table:table-cell office:value-type="string" table:style-name="ce2">
            <text:p>San pham ok. Co dieu cai dat phai search them huong dan tren mang thi de cai dat hon</text:p>
          </table:table-cell>
          <table:table-cell table:number-columns-repeated="16383"/>
        </table:table-row>
        <table:table-row table:style-name="ro1">
          <table:table-cell office:value-type="string" table:style-name="ce2">
            <text:p>Nhìn chung tổng thể khá đẹp và dễ thương . Phần nano receiver thì để phía trong cục pin nên có thể làm một số bạn cảm thấy bối rối khi tìm nó. Khi cắm vào máy dùng rồi thì hơi khó để lấy nó ra đối với những bạn có mồ hôi tay như mình . Chuột dùng ổn không cần pad vẫn nhạy.</text:p>
          </table:table-cell>
          <table:table-cell table:number-columns-repeated="16383"/>
        </table:table-row>
        <table:table-row table:style-name="ro1">
          <table:table-cell office:value-type="string" table:style-name="ce2">
            <text:p>Phần Tiki: 1/ Không yêu từ cái nhìn đầu tiên, hộp móp méo như đống giấy nhàu xài lại, tem cảnh báo dễ vỡ chỉ dán cho sinh động. 2/ Giao nhanh, nhân viên lịch sự. Phần sản phẩm: 1/ Kiểu dễ thương như quảng cáo. 2/ USB receiver nằm sâu kế chỗ để pin, phải lấy pin ra trc mới lấy được USB ra, đầu cầm hơi nhỏ và trơn, ai bị mồ hôi tay chắc hơi khó lấy. 3/ Vỏ nhựa hoàn toàn, nhẹ, cầm không chắc tay (cảm tính bản thân). 4/ Click tiếng hơi to, có 3 cái nút chưa biết dùng làm gì. 5/ Giá không rẻ không mắc, 175k thì mua được.</text:p>
          </table:table-cell>
          <table:table-cell table:number-columns-repeated="16383"/>
        </table:table-row>
        <table:table-row table:style-name="ro1">
          <table:table-cell office:value-type="string" table:style-name="ce2">
            <text:p>Mình đặt chuột khi đang có chương trình giảm gần 50%, nên mình thấy mức giá 175k để sở hữu chuột là khá ổn. Xài được hầu hết trên các bề mặt, không cần dùng miếng đệm, có nút chức năng chỉnh độ nhạy của chuột, cầm vừa tay, mình thích cách thiết kế có 2 phần lõm vào cầm khá thoải mái. Chỉ có 2 nút bên hông theo mình tìm hiểu là nút back và forward, tuy nhiên vẫn chưa biết cách dùng. Nói chung là ổn ạ.</text:p>
          </table:table-cell>
          <table:table-cell table:number-columns-repeated="16383"/>
        </table:table-row>
        <table:table-row table:style-name="ro1">
          <table:table-cell office:value-type="string" table:style-name="ce2">
            <text:p>Cách đây 1 năm mình mua mẫu hình con rồng, bên ngoài rất đẹp, chất lượng hoàn thiện tốt, bên trong xài đến nay vẫn ổn, chỉ có điều nếu k tắt công tắc sau mỗi lần sử dụng thì pin chỉ khoảng 1 tháng. Nếu tắt thì có thể tới 3 tháng. Nay mua thêm 1 mẫu hình con cừu màu hồng cho vợ nữa. ^_^ Màu hồng pastel khi cầm trên tay còn đẹp hơn trong hình. Thích lắm.</text:p>
          </table:table-cell>
          <table:table-cell table:number-columns-repeated="16383"/>
        </table:table-row>
        <table:table-row table:style-name="ro1">
          <table:table-cell office:value-type="string" table:style-name="ce2">
            <text:p>Về chuột thì rất hài lòng, cầm nắm vừa vặn và cũng nặng tương đối đủ. độ nhạy có thể điều chỉnh ở 3 mức. 2 nút bên trái để forward hoặc backward. nói chung rất ưng ý á. nhưng đợt này dịch vụ của tiki khá thất vọng, 2 lần hủy đơn hàng của mình nên mình phải đặt lại, mất thêm 1 khoản phí ship vì đơn trc mình đặt cùng với cả mớ thứ khác được freeship.</text:p>
          </table:table-cell>
          <table:table-cell table:number-columns-repeated="16383"/>
        </table:table-row>
        <table:table-row table:style-name="ro1">
          <table:table-cell office:value-type="string" table:style-name="ce2">
            <text:p>Mình dùng được một thời gian rồi thì đến bây giờ ẻm vẫn dùng tốt, chuột khá nhạy để chơi game, lớp dán hổ con bên ngoài vẫn xinh tươi như hồi tớ mới nhận em ý về nha ^^, ảnh dưới tớ chụp ở trên lớp bằng laptop nên hơi dìm xíu ớ, chứ bên ngoài còn xinh hơn. <text:s/>Trước tớ mua là 259k, thì theo như lời anh trai mình nói, con này 70k tao mua đầy -_-!! Làm mình deep mất 1s. <text:s/>Bỏ qua về vấn đề giá thì chuột còn có cả nút back ở cạnh bên trái, nhưng mình dùng không nhiều, khá tiện để nghịch lúc rảnh thôi ha = )</text:p>
          </table:table-cell>
          <table:table-cell table:number-columns-repeated="16383"/>
        </table:table-row>
        <table:table-row table:style-name="ro1">
          <table:table-cell office:value-type="string" table:style-name="ce2">
            <text:p>tiện lợi hơn khi in wifi giá cũng mềm</text:p>
          </table:table-cell>
          <table:table-cell table:number-columns-repeated="16383"/>
        </table:table-row>
        <table:table-row table:style-name="ro1">
          <table:table-cell office:value-type="string" table:style-name="ce2">
            <text:p>Chuột đẹp, nhạy, ban đầu cầm cảm thấy hơi to nhưng dùng được vài ngày thì cảm thấy rất vừa tay (chuột trước mình dùng khá nhỏ). Con lăn chuột hành trình vừa phải. Tuy nhiên dùng trên mặt bàn thường di chuột có cảm giác không mượt lắm. Nói chung là ổn trong tầm giá.</text:p>
          </table:table-cell>
          <table:table-cell table:number-columns-repeated="16383"/>
        </table:table-row>
        <table:table-row table:style-name="ro1">
          <table:table-cell office:value-type="string" table:style-name="ce2">
            <text:p>rất tiện ích và chất lượng</text:p>
          </table:table-cell>
          <table:table-cell table:number-columns-repeated="16383"/>
        </table:table-row>
        <table:table-row table:style-name="ro1">
          <table:table-cell office:value-type="string" table:style-name="ce2">
            <text:p>mọi cái ổn! hàng chính hãng</text:p>
          </table:table-cell>
          <table:table-cell table:number-columns-repeated="16383"/>
        </table:table-row>
        <table:table-row table:style-name="ro1">
          <table:table-cell office:value-type="string" table:style-name="ce2">
            <text:p>Máy khá ổn, chỉ có thiếu in 2 mặt tự động, khay giấy phải mở ra chưa gọn</text:p>
          </table:table-cell>
          <table:table-cell table:number-columns-repeated="16383"/>
        </table:table-row>
        <table:table-row table:style-name="ro1">
          <table:table-cell office:value-type="string" table:style-name="ce2">
            <text:p>Ấn tượng đầu là khá dễ thương. Mình mua tặng bạn gái nên đây là điểm cộng khá lớn. Về thiết kế thì nhỏ gọn, vừa tay. Có thêm nút điều chỉnh độ nhanh và nút forward/back. Trong tầm giá này mà có nhiều chức năng như thế cũng khá là ok. Về độ bền thì mình chưa xài sp nào của DareU nên chưa biết. Một điều chưa hài lòng là cái usb nhận bluetooth thiết kế hơi khó lấy khi để phin bên trong, muốn lấy đầu thu bluetooth thì mình phải tháo pin ra mới lấy được do đầu thu khá trơn không móc lên nếu vẫn để pin trong chuột.</text:p>
          </table:table-cell>
          <table:table-cell table:number-columns-repeated="16383"/>
        </table:table-row>
        <table:table-row table:style-name="ro1">
          <table:table-cell office:value-type="string" table:style-name="ce2">
            <text:p>In qua wifi rất tiện lợi, không cần kết nối cáp. Thêm nữa là có thể in trực tiếp trên điện thoại</text:p>
          </table:table-cell>
          <table:table-cell table:number-columns-repeated="16383"/>
        </table:table-row>
        <table:table-row table:style-name="ro1">
          <table:table-cell office:value-type="string" table:style-name="ce2">
            <text:p>Nói chung là hợp lý so với giá tiền. Kết nối wwifi hơi khó khăn</text:p>
          </table:table-cell>
          <table:table-cell table:number-columns-repeated="16383"/>
        </table:table-row>
        <table:table-row table:style-name="ro1">
          <table:table-cell office:value-type="string" table:style-name="ce2">
            <text:p>Giao hàng nhanh vừa đặt tối hôm trước trưa hôm sau có luôn Đóng gói cẩn thận <text:s/>Giao hàng nhiệt tinh Trước mắt sản phẩm tốt Còn chất lượng thì phải dùng 1 thời gian mới biết được Sẽ luôn ủng hộ tiki</text:p>
          </table:table-cell>
          <table:table-cell table:number-columns-repeated="16383"/>
        </table:table-row>
        <table:table-row table:style-name="ro1">
          <table:table-cell office:value-type="string" table:style-name="ce2">
            <text:p>- Sản phẩm nhỏ gọn nhưng vẫn cảm giác vừa tay. - Màu sắc, hình ảnh đẹp, bắt mắt. - Có nút back fw ở cạnh phải và nút tăng giảm độ nhạy của chuột rất tiện lợi, đây là điểm mình thích nhất ở sản phẩm này. - Tuy nhiên, 4 sao vì chuột khi bấm phát ra tiếng khá lớn.</text:p>
          </table:table-cell>
          <table:table-cell table:number-columns-repeated="16383"/>
        </table:table-row>
        <table:table-row table:style-name="ro1">
          <table:table-cell office:value-type="string" table:style-name="ce2">
            <text:p>Sản phẩm có độ hoàn thiện rất cao switch rất êm <text:s text:c="10"/>Nhưng khuyên thật bạn nào tay to hoặc là man thì đừng nên mua đường bo chuột hơi sâu nên hơi khó kết nối chỉ từ 1m nếu có quá nhiều vật cản</text:p>
          </table:table-cell>
          <table:table-cell table:number-columns-repeated="16383"/>
        </table:table-row>
        <table:table-row table:style-name="ro1">
          <table:table-cell office:value-type="string" table:style-name="ce2">
            <text:p>Chuột thì khá nhẹ. Nhìn bắt mắt, dễ thương. Dễ sử dụng. Nhưng bấm chuột thì khá ồn, cứ kêu clack clack... Hàng chất lượng. Đang trong thời gian kiểm tra độ bền cho chuột.</text:p>
          </table:table-cell>
          <table:table-cell table:number-columns-repeated="16383"/>
        </table:table-row>
        <table:table-row table:style-name="ro1">
          <table:table-cell office:value-type="string" table:style-name="ce2">
            <text:p>Chuột dùng rất nhạy, hàng giống y hệt hình. Tuy nhiên thì lại hơi bé so với bàn tay nên cầm hơi thọt (tay mình bé rồi mà còn thấy nó bé nữa), di chuột thì cũng bình thường, không đầm cho lắm</text:p>
          </table:table-cell>
          <table:table-cell table:number-columns-repeated="16383"/>
        </table:table-row>
        <table:table-row table:style-name="ro1">
          <table:table-cell office:value-type="string" table:style-name="ce2">
            <text:p>Sau 1 tuần sử dụng mình cảm thấy rất ổn. Thân chuột nặng vừa, không cảm giá bị trượt hay rung. Màu sắc đúng hình. Chạy tốt bề mặt bình thường (không kính), đẹp. <text:s/>Chỉ có bất tiện 2 nút next - prev ở ngón cái, rất khó nhấn được bằng ngón cái vì không có điểm tựa tạo lực nhấn.</text:p>
          </table:table-cell>
          <table:table-cell table:number-columns-repeated="16383"/>
        </table:table-row>
        <table:table-row table:style-name="ro1">
          <table:table-cell office:value-type="string" table:style-name="ce2">
            <text:p>Mình có mua hàng khi giao hàng lần 1 Nhân viên có gọi nhưng mình đi làm không có nhà. nói hãy giao vào ngày mai. Nhưng thái độ là vẫn muốn tìm nhà. Hôm sau giao hàng và không hề gọi điện đến cho mình. <text:s/>Ở nhà chỉ có mẹ mình lớn tuổi. Mình có dắn là đơn hàng chỉ khoàng 200 hơn. Nhưng mẹ mình khi nhận nghe Nhân viên nới là khoảng 270 và đã trả tiền quên kiểm tra đơn hàng. Mẹ mình còn nói sao gần 300k mà nói có 200...Khong đáng bao nhiêu nhưng mình cảm thấy không hài lòng. <text:s/>Sản phẩm rất tốt.</text:p>
          </table:table-cell>
          <table:table-cell table:number-columns-repeated="16383"/>
        </table:table-row>
        <table:table-row table:style-name="ro1">
          <table:table-cell office:value-type="string" table:style-name="ce2">
            <text:p>Đóng gói cẩn thận. Giao hàng nhanh. Chuột xinh, dễ thương như hình. Dễ dàng sử dụng. Nhỏ gọn, cầm vừa tay. Lướt nhẹ nhàng, nhanh nhạy.</text:p>
          </table:table-cell>
          <table:table-cell table:number-columns-repeated="16383"/>
        </table:table-row>
        <table:table-row table:style-name="ro1">
          <table:table-cell office:value-type="string" table:style-name="ce2">
            <text:p>Chuột nhỏ gọn nhưng hơi nhỏ quá so với tay mình... Tốc độ, kết nối ổn định k vấn đề gì cả. Nhưng bị một vấn đề là reciver bị lỏng quá hôm mình tháo nắp pin để lấy rơi ra tưởng bị mất... Còn lại thì ổn trong tầm giá!!</text:p>
          </table:table-cell>
          <table:table-cell table:number-columns-repeated="16383"/>
        </table:table-row>
        <table:table-row table:style-name="ro1">
          <table:table-cell office:value-type="string" table:style-name="ce2">
            <text:p>Cho e hỏi máy có chức năng wifi vậy vừa có wifi vừa có dây hay chỉ wifi không ạ</text:p>
          </table:table-cell>
          <table:table-cell table:number-columns-repeated="16383"/>
        </table:table-row>
        <table:table-row table:style-name="ro1">
          <table:table-cell office:value-type="string" table:style-name="ce2">
            <text:p>Ưu điểm của chuột không dây này là mẫu mã đẹp, đa dạng, nhìn bên ngoài rất là thích, cũng dễ dàng lau chùi. Vì là chuột không dây sử dụng pin nên hơi nặng, nút bấm chuột trái-phải tiếng kêu hơi lớn mình không thích cho lắm, mới sử dụng có cảm giác chuột không nhạy. Tuy nhiên thì cầm vừa tay, đẹp và scroll chuột tốt, thích hợp dùng chuột để lướt web hoặc họp nhóm.</text:p>
          </table:table-cell>
          <table:table-cell table:number-columns-repeated="16383"/>
        </table:table-row>
        <table:table-row table:style-name="ro1">
          <table:table-cell office:value-type="string" table:style-name="ce2">
            <text:p>Sản phẩm này mình đã dùng được 4 tháng, rất tốt Tuy nhiên mình có mua thêm 1 con màu khác, thì dùng trong vòng 1 tuần thì bị lỗi, mỗi lần dùng thì phải chỉnh lại DPI</text:p>
          </table:table-cell>
          <table:table-cell table:number-columns-repeated="16383"/>
        </table:table-row>
        <table:table-row table:style-name="ro1">
          <table:table-cell office:value-type="string" table:style-name="ce2">
            <text:p>Chuột dùng tốt, có 2 nút back và forward dùng rất tiện, có ai biết nút ở dưới bánh xe để lm gì k ???? <text:s/>4 sao vì chỗ để usb hơi bất tiện vì muốn lấy ra thì phải tháo pin.</text:p>
          </table:table-cell>
          <table:table-cell table:number-columns-repeated="16383"/>
        </table:table-row>
        <table:table-row table:style-name="ro1">
          <table:table-cell office:value-type="string" table:style-name="ce2">
            <text:p>giao hàng nhanh. Chuột nhỏ gọn, tiện dụng đối với các bạn làm việc văn phòng cần di chuyển. Tốc độ chuột không phù hợp chơi game.</text:p>
          </table:table-cell>
          <table:table-cell table:number-columns-repeated="16383"/>
        </table:table-row>
        <table:table-row table:style-name="ro1">
          <table:table-cell office:value-type="string" table:style-name="ce2">
            <text:p>Chuột như hình. Nhạy. Nút 2 bên dùng tốt, mỗi tội không biết dùng nút dưới con lăn ntnao. Vỏ hộp chuột bụi quá. Shop nên vệ sinh trước khi gửi nha.</text:p>
          </table:table-cell>
          <table:table-cell table:number-columns-repeated="16383"/>
        </table:table-row>
        <table:table-row table:style-name="ro1">
          <table:table-cell office:value-type="string" table:style-name="ce2">
            <text:p>Tốt, mua đợt Black Friday còn 199k, mua về xài được, khá đầm tay. Còn về lâu về dài thì chưa dám khẳng định. Ban đầu có thằng bạn mua bán phím cơ của hãng này thấy xài cũng được nên mới dám mạnh tay quất con chuột.</text:p>
          </table:table-cell>
          <table:table-cell table:number-columns-repeated="16383"/>
        </table:table-row>
        <table:table-row table:style-name="ro1">
          <table:table-cell office:value-type="string" table:style-name="ce2">
            <text:p>Hình dễ thương, Chuột sử dụng ok, kích thước cũng vừa tay nhưng do trước đó mình sử dụng là cỡ vừa nên ban đầu không quen cho mấy.</text:p>
          </table:table-cell>
          <table:table-cell table:number-columns-repeated="16383"/>
        </table:table-row>
        <table:table-row table:style-name="ro1">
          <table:table-cell office:value-type="string" table:style-name="ce2">
            <text:p>sản phẩm đẹp, sử dụng khá ưng ý, tuy nhiên giao hàng rất chậm, đặt từ 18/4 dự kiến 23/4 nhận hàng nhưng mãi đến nay là 28/4 mới được ship đến.</text:p>
          </table:table-cell>
          <table:table-cell table:number-columns-repeated="16383"/>
        </table:table-row>
        <table:table-row table:style-name="ro1">
          <table:table-cell office:value-type="string" table:style-name="ce2">
            <text:p>Về đóng gói và chất lượng thì tốt. Nhưng giao hàng chậm một ngày, mà giao cũng vào buổi 12h30'a.m</text:p>
          </table:table-cell>
          <table:table-cell table:number-columns-repeated="16383"/>
        </table:table-row>
        <table:table-row table:style-name="ro1">
          <table:table-cell office:value-type="string" table:style-name="ce2">
            <text:p>Chuột thiết kế rất xinh, nhiều nút chức năng nhưng cầm nặng tay di nhiều hơi mỏi, thỉnh thoảng hơi đơ đơ. Dùng được gần 2 tháng rồi thấy cũng tạm ổn.</text:p>
          </table:table-cell>
          <table:table-cell table:number-columns-repeated="16383"/>
        </table:table-row>
        <table:table-row table:style-name="ro1">
          <table:table-cell office:value-type="string" table:style-name="ce2">
            <text:p>Đã sử dụng được 3 tháng, khá là mượt mà nhẹ tay cầm Chưa phát sinh lỗi khi dùng để làm việc và giải trí <text:s/>Thích hợp cho nhân viên văn phòng</text:p>
          </table:table-cell>
          <table:table-cell table:number-columns-repeated="16383"/>
        </table:table-row>
        <table:table-row table:style-name="ro1">
          <table:table-cell office:value-type="string" table:style-name="ce2">
            <text:p>Mình mua mẫu gấu trúc. Hàng y hệt hình, rất đẹp và ưng ý. Cầm rất vừa tay. Do cũng ít dùng nên chưa nhận xét được là có chất lượng hay không.</text:p>
          </table:table-cell>
          <table:table-cell table:number-columns-repeated="16383"/>
        </table:table-row>
        <table:table-row table:style-name="ro1">
          <table:table-cell office:value-type="string" table:style-name="ce2">
            <text:p>Giao hàng của tiki không chê vào đâu được rồi. <text:s/>Nhưng hàng gửi cho mình bên trong như kiểu để kho lâu ngày rồi, bụi bẩn nhiều quá.nên chỉ cho 4 sao thôi</text:p>
          </table:table-cell>
          <table:table-cell table:number-columns-repeated="16383"/>
        </table:table-row>
        <table:table-row table:style-name="ro1">
          <table:table-cell office:value-type="string" table:style-name="ce2">
            <text:p>Nhận chuột có chút xướt sơn ở đầu chuột nên hơi mất tình cảm tí, các chức năng oke, nhược điểm nữa là chuột này thiết kế phần usb receiver hơi tù, phải tháo pin mới lấy ra được.</text:p>
          </table:table-cell>
          <table:table-cell table:number-columns-repeated="16383"/>
        </table:table-row>
        <table:table-row table:style-name="ro1">
          <table:table-cell office:value-type="string" table:style-name="ce2">
            <text:p>Máy 14 inch nhưng màn hình viền mỏng nên rất nhỏ, chỉ nhỉnh hơn tờ A4 một chút. Do sử dụng ổ cứng cơ nên tốc độ không cao. Được cái là có khe M2 nên sau này dư dả có thể nâng cấp thêm ổ SSD. Máy không có cổng LAN nhé mọi người.</text:p>
          </table:table-cell>
          <table:table-cell table:number-columns-repeated="16383"/>
        </table:table-row>
        <table:table-row table:style-name="ro1">
          <table:table-cell office:value-type="string" table:style-name="ce2">
            <text:p>Mình đã mua đến 2 em và sử dụng được vài tháng. Mọi thứ đều rất ok và quan trọng là em nó cute lắm. Màu sắc thì chuẩn y hình.</text:p>
          </table:table-cell>
          <table:table-cell table:number-columns-repeated="16383"/>
        </table:table-row>
        <table:table-row table:style-name="ro1">
          <table:table-cell office:value-type="string" table:style-name="ce2">
            <text:p>Sản phẩm khá tốt trong tầm giá, dùng để lướt web, văn phòng ok, dùng để chơi game thì chưa thực sự ổn lắm</text:p>
          </table:table-cell>
          <table:table-cell table:number-columns-repeated="16383"/>
        </table:table-row>
        <table:table-row table:style-name="ro1">
          <table:table-cell office:value-type="string" table:style-name="ce2">
            <text:p>Đặt e chuột hình Rồng Đỏ, iu vô cùng, lướt êm và mượt nhưng hơi nặng tay tí. Được tặng kèm một miếng để chuột nhưng hơi to chiếm một phần diện tích bàn cũng kha khá và hôi mùi cao su.</text:p>
          </table:table-cell>
          <table:table-cell table:number-columns-repeated="16383"/>
        </table:table-row>
        <table:table-row table:style-name="ro1">
          <table:table-cell office:value-type="string" table:style-name="ce2">
            <text:p>Tổng thể chuột khá đẹp, nút hơi cứng tí, con lăn cuộn nhẹ, thích hợp cho mấy bạn tay nhỏ. :D</text:p>
          </table:table-cell>
          <table:table-cell table:number-columns-repeated="16383"/>
        </table:table-row>
        <table:table-row table:style-name="ro1">
          <table:table-cell office:value-type="string" table:style-name="ce2">
            <text:p>Mới dùng được vài tháng thì con trượt có dấu hiệu bị giật. Trượt xuống thì nó lại trượt lên sau đó mới trượt xuống.</text:p>
          </table:table-cell>
          <table:table-cell table:number-columns-repeated="16383"/>
        </table:table-row>
        <table:table-row table:style-name="ro1">
          <table:table-cell office:value-type="string" table:style-name="ce2">
            <text:p>Chuột cầm vừa tay,giá phù hơp với sinh viên như mình, hoạ tiết dễ thương . Tiki giao hàng nhanh và sp được đóng gói kĩ.</text:p>
          </table:table-cell>
          <table:table-cell table:number-columns-repeated="16383"/>
        </table:table-row>
        <table:table-row table:style-name="ro1">
          <table:table-cell office:value-type="string" table:style-name="ce2">
            <text:p>Chuột dễ thương, giao hàng đúng hạn, nhược điểm ở thiết kế usb đầu nối rất khó lấy, phải gỡ pin ra mới lấy được</text:p>
          </table:table-cell>
          <table:table-cell table:number-columns-repeated="16383"/>
        </table:table-row>
        <table:table-row table:style-name="ro1">
          <table:table-cell office:value-type="string" table:style-name="ce2">
            <text:p>Mẫu nhìn cưng dễ sợ luôn. Nhỏ gọn dễ sử dụng. Đặc biệt là không càn dùng miếng lót vẫn có ther dùng được</text:p>
          </table:table-cell>
          <table:table-cell table:number-columns-repeated="16383"/>
        </table:table-row>
        <table:table-row table:style-name="ro1">
          <table:table-cell office:value-type="string" table:style-name="ce2">
            <text:p>Ước gì Tiki chịu khó lau chùi bụi một chút ^^ <text:s/>Sản phẩm rất tốt nhưng vỏ ngoài bẩn quá hà Cám ơn tiki nhá. Mình ở Huế nên chờ hàng hơi lâu một chút<text:s text:c="2"/></text:p>
          </table:table-cell>
          <table:table-cell table:number-columns-repeated="16383"/>
        </table:table-row>
        <table:table-row table:style-name="ro1">
          <table:table-cell office:value-type="string" table:style-name="ce2">
            <text:p>Các nút bấm cứng cáp, phản hồi tốt, pin kèm theo xài 4 tháng full time rồi mà chưa hết. Xài pin AA nên hơi nặng. Màu sơn dễ trầy nhưng ít bị bám mồ hôi.</text:p>
          </table:table-cell>
          <table:table-cell table:number-columns-repeated="16383"/>
        </table:table-row>
        <table:table-row table:style-name="ro1">
          <table:table-cell office:value-type="string" table:style-name="ce2">
            <text:p>Chuột có màu sắc thực tế tươi hơn hình chụp, cầm nắm cho cảm giác tốt, có điều thiết kế receiver bất tiện ở chỗ nhét vào rồi muốn lấy ra phải tháo pin mới lấy được.</text:p>
          </table:table-cell>
          <table:table-cell table:number-columns-repeated="16383"/>
        </table:table-row>
        <table:table-row table:style-name="ro1">
          <table:table-cell office:value-type="string" table:style-name="ce2">
            <text:p>Sản phẩm dùng được, hợp với giá tiền. Bấm chuột êm mượt</text:p>
          </table:table-cell>
          <table:table-cell table:number-columns-repeated="16383"/>
        </table:table-row>
        <table:table-row table:style-name="ro1">
          <table:table-cell office:value-type="string" table:style-name="ce2">
            <text:p>Mình mua tháng 5/2018, đến tháng 11/2018 chuột bị chập chờn lúc nhận lúc không, hiện đang chờ Tiki bảo hành, chất lượng hậu mãi của Tiki rất tốt.</text:p>
          </table:table-cell>
          <table:table-cell table:number-columns-repeated="16383"/>
        </table:table-row>
        <table:table-row table:style-name="ro1">
          <table:table-cell office:value-type="string" table:style-name="ce2">
            <text:p>Cảm thấy dùng ổn ở những tác vụ bình thường văn phòng nhưng đôi lúc cảm giác không được mượt cho lắm hay phải bật on/off lại.</text:p>
          </table:table-cell>
          <table:table-cell table:number-columns-repeated="16383"/>
        </table:table-row>
        <table:table-row table:style-name="ro1">
          <table:table-cell office:value-type="string" table:style-name="ce2">
            <text:p>Sản phẩm đẹp y hình, giao hàng nhanh, chuột sử dụng tốt, dùng được ở mọi bề mặt</text:p>
          </table:table-cell>
          <table:table-cell table:number-columns-repeated="16383"/>
        </table:table-row>
        <table:table-row table:style-name="ro1">
          <table:table-cell office:value-type="string" table:style-name="ce2">
            <text:p>Mình đã mua 2 cái rồi và mình thấy khoảng cách phát sóng cùng với xuyên vật thể là một điểm yếu. Trong tầm 10m thì sóng yếu hẳn đi, tốc độ mạng cũng chậm theo nhiều. Tốc độ mạng nhà mình là 50Mb/s nhưng khi đặt ở trong phòng, đóng cửa lại và vào phòng bên cạnh cách khoảng 10m thì sóng chập chờn, lúc được lúc không.</text:p>
          </table:table-cell>
          <table:table-cell table:number-columns-repeated="16383"/>
        </table:table-row>
        <table:table-row table:style-name="ro1">
          <table:table-cell office:value-type="string" table:style-name="ce2">
            <text:p>nếu ai cần im lặng thì sẽ không thích tiếng click của chuột này. Còn lại thì chuột hoạt động tốt. Tiki giao hàng nhanh, tốt</text:p>
          </table:table-cell>
          <table:table-cell table:number-columns-repeated="16383"/>
        </table:table-row>
        <table:table-row table:style-name="ro1">
          <table:table-cell office:value-type="string" table:style-name="ce2">
            <text:p>Tiki giao hàng đúng thời gian, hàng đóng gói cẩn thận. Chuột dùng ổn, ngoại hình đẹp. Cần thời gian để trải nghiệm thêm.</text:p>
          </table:table-cell>
          <table:table-cell table:number-columns-repeated="16383"/>
        </table:table-row>
        <table:table-row table:style-name="ro1">
          <table:table-cell office:value-type="string" table:style-name="ce2">
            <text:p>Chuột nhạy và dùng được trên nhiều bề mặt. Có phím chỉnh tốc chuột, tuy nhiên hơi hao pin</text:p>
          </table:table-cell>
          <table:table-cell table:number-columns-repeated="16383"/>
        </table:table-row>
        <table:table-row table:style-name="ro1">
          <table:table-cell office:value-type="string" table:style-name="ce2">
            <text:p>Sản phẩm dùng ổn, mỗi tội dịch vụ ship hàng quá lâu từ 12/2 đến tận gần cuối tháng mới nhận được sản phẩm. Hi vọng ship sẽ nhanh hơn nữa</text:p>
          </table:table-cell>
          <table:table-cell table:number-columns-repeated="16383"/>
        </table:table-row>
        <table:table-row table:style-name="ro1">
          <table:table-cell office:value-type="string" table:style-name="ce2">
            <text:p>Thử thì thấy OK, chưa Sài nhiều nên không biết bền hay không nên mình cho 4sao trước</text:p>
          </table:table-cell>
          <table:table-cell table:number-columns-repeated="16383"/>
        </table:table-row>
        <table:table-row table:style-name="ro1">
          <table:table-cell office:value-type="string" table:style-name="ce2">
            <text:p>Sau 4 tháng sửa dụng: Ưu: 1. Sóng và tín hiệu tốt. <text:s/>2. Support App Tether dễ cài đặt, dễ backup config. Nhược: 1. Lâu lâu vẫn gặp mất tín hiệu ~1 phút thì reconnect lại được. 2. Không support lỗ, ngàm cho đinh treo tường.</text:p>
          </table:table-cell>
          <table:table-cell table:number-columns-repeated="16383"/>
        </table:table-row>
        <table:table-row table:style-name="ro1">
          <table:table-cell office:value-type="string" table:style-name="ce2">
            <text:p>Sử dụng khá tốt, tốc độ nhanh khi không có vật cản. Độ xuyên tường kém, chỉ một lớp tường là suy hao tín hiệu khá nhiều, nhiều khi không sử dụng được. Thích hợp cho không gian thoáng!</text:p>
          </table:table-cell>
          <table:table-cell table:number-columns-repeated="16383"/>
        </table:table-row>
        <table:table-row table:style-name="ro1">
          <table:table-cell office:value-type="string" table:style-name="ce2">
            <text:p>Sản phẩm ok với giá, giao diện admin tiếng việt dễ sử dụng, nhược điểm chỉ có 1 đèn nên không biết cổng nào đang được sử dụng, chỉ có 2 màu là có internet hoặc không.</text:p>
          </table:table-cell>
          <table:table-cell table:number-columns-repeated="16383"/>
        </table:table-row>
        <table:table-row table:style-name="ro1">
          <table:table-cell office:value-type="string" table:style-name="ce2">
            <text:p>Mặc dù không phải là dòng sản phẩm cao cấp nhất của TP-LINK nhưng <text:s/>chất lượng của TL-WR940N thực sự rất tốt, độ phủ sóng rộng (có thể bao quát khoảng 3 tầng lầu nếu đặt ở vị trí giữa nhà) và đặc biệt là ổn định hơn version trước rất nhiều. Hàng chính hãng phân phối tại VN, giao diện cũng là tiếng Việt nên có thể dễ dàng cấu hình mà không cần phải là dân chuyên kĩ thuật. Nhìn chung trong tầm giá 400k thì đây là 1 sản phẩm rất đáng tiền.</text:p>
          </table:table-cell>
          <table:table-cell table:number-columns-repeated="16383"/>
        </table:table-row>
        <table:table-row table:style-name="ro1">
          <table:table-cell office:value-type="string" table:style-name="ce2">
            <text:p>Giao hàng nhanh trong vòng hơn 1 tiếng. Router có giao diện Tiếng Việt, hướng dẫn cài đặt nhanh với 3 chế độ tùy mục đích: repeater, router hay access point. Thiết kế nhỏ gọn đặc biệt là ít bám bụi.</text:p>
          </table:table-cell>
          <table:table-cell table:number-columns-repeated="16383"/>
        </table:table-row>
        <table:table-row table:style-name="ro1">
          <table:table-cell office:value-type="string" table:style-name="ce2">
            <text:p>hàng đóng gói cẩn thận , cài đặt dễ dàng nhưng xét về độ phủ sóng so với 3 râu thì hơi kém, đặt router tầng 1 nhưng đứng ở tầng 2 cách 1 phòng thì chỉ được 1 vạch và thỉnh thoảng mất sóng. bù lại thì nếu cùng tấng hoặc cùng vị trí phòng cách 1 tầng thì bắt khá tốt</text:p>
          </table:table-cell>
          <table:table-cell table:number-columns-repeated="16383"/>
        </table:table-row>
        <table:table-row table:style-name="ro1">
          <table:table-cell office:value-type="string" table:style-name="ce2">
            <text:p>Chuột cầm vừa tay, nhạy, đẹp nhưng chỗ lấy đầu usb phải tháo pin mới lấy được khá bất tiện</text:p>
          </table:table-cell>
          <table:table-cell table:number-columns-repeated="16383"/>
        </table:table-row>
        <table:table-row table:style-name="ro1">
          <table:table-cell office:value-type="string" table:style-name="ce2">
            <text:p>Bị delay giao hàng 4-5 lần, chờ hơn 1 tuần mới có hàng. Rất rất không hài lòng bởi dịch vụ giao hàng của tiki. Chuột dùng ổn, chất lượng tốt.</text:p>
          </table:table-cell>
          <table:table-cell table:number-columns-repeated="16383"/>
        </table:table-row>
        <table:table-row table:style-name="ro1">
          <table:table-cell office:value-type="string" table:style-name="ce2">
            <text:p>Đã mua sản phẩm này rồi, nói chung cũng khá hài lòng về tốc độc cũng như khả năng phát sóng NHƯNG chuẩn N này khá kén wifi để tạo cầu nối WDS, các bạn hãy tìm hiểu kỷ về WDS chuẩn N này, mình mua về nhưng không dùng được đành phải mua thêm Tenda F3 để làm Repeater, có thể do mình tìm hiểu không kỷ về thông tin sản phẩm.</text:p>
          </table:table-cell>
          <table:table-cell table:number-columns-repeated="16383"/>
        </table:table-row>
        <table:table-row table:style-name="ro1">
          <table:table-cell office:value-type="string" table:style-name="ce2">
            <text:p>Model mới này (màu đen) không có lỗ phía dưới để treo lên như đời cũ (loại màu trắng),phải làm cái giá để đặt lên, sóng wifi có vẻ yếu hơn đời cũ. Được cái là giao hàng nhanh.</text:p>
          </table:table-cell>
          <table:table-cell table:number-columns-repeated="16383"/>
        </table:table-row>
        <table:table-row table:style-name="ro1">
          <table:table-cell office:value-type="string" table:style-name="ce2">
            <text:p>Mình mua 3 đã được hơn 1 tuần và hoàn toàn yên tâm. modem chưa phải reset lại lần nào. Sóng chưa ổn định cho lắm nhưng cũng tạm ổn.</text:p>
          </table:table-cell>
          <table:table-cell table:number-columns-repeated="16383"/>
        </table:table-row>
        <table:table-row table:style-name="ro1">
          <table:table-cell office:value-type="string" table:style-name="ce2">
            <text:p>Chuột hơi nặng tay và thỉnh thoảng đơ một chút. Màu sắc đẹp đáng yêu</text:p>
          </table:table-cell>
          <table:table-cell table:number-columns-repeated="16383"/>
        </table:table-row>
        <table:table-row table:style-name="ro1">
          <table:table-cell office:value-type="string" table:style-name="ce2">
            <text:p>đẹp , bạn gái thích , có up Instagram rồi. cho 4sao vì giao hàng trễ ngày.</text:p>
          </table:table-cell>
          <table:table-cell table:number-columns-repeated="16383"/>
        </table:table-row>
        <table:table-row table:style-name="ro1">
          <table:table-cell office:value-type="string" table:style-name="ce2">
            <text:p>Hài lòng về sản phẩm, tuy nhiên về giao hàng và hoá đơn thì hoàn toàn Không hài lòng. Cuối cùng cũng không hỗ trợ xuất lại hoá đơn</text:p>
          </table:table-cell>
          <table:table-cell table:number-columns-repeated="16383"/>
        </table:table-row>
        <table:table-row table:style-name="ro1">
          <table:table-cell office:value-type="string" table:style-name="ce2">
            <text:p>Xin hỏi mới mua sp TL-WR940N, cho hởi sản phẩm này có thể thu Wifi từ Wifi khác và phát sóng mà không cần phải kết nối dây lan phải không ?</text:p>
          </table:table-cell>
          <table:table-cell table:number-columns-repeated="16383"/>
        </table:table-row>
        <table:table-row table:style-name="ro1">
          <table:table-cell office:value-type="string" table:style-name="ce2">
            <text:p>Dùng tạm tốt, vài ngày có khả năng bị lỗi phải reset lại. Giới hạn bằng thông ở mức 100Mbs</text:p>
          </table:table-cell>
          <table:table-cell table:number-columns-repeated="16383"/>
        </table:table-row>
        <table:table-row table:style-name="ro1">
          <table:table-cell office:value-type="string" table:style-name="ce2">
            <text:p>Hàng giao nhanh... đóng gói cẩn thận... sản phẩm để dùng thời gian mới đánh giá chất lượng.</text:p>
          </table:table-cell>
          <table:table-cell table:number-columns-repeated="16383"/>
        </table:table-row>
        <table:table-row table:style-name="ro1">
          <table:table-cell office:value-type="string" table:style-name="ce2">
            <text:p>Chưa dùng nhiều nên chưa biết thế nào nhưng hiện tại thấy ổn!</text:p>
          </table:table-cell>
          <table:table-cell table:number-columns-repeated="16383"/>
        </table:table-row>
        <table:table-row table:style-name="ro1">
          <table:table-cell office:value-type="string" table:style-name="ce2">
            <text:p>giao hàng đúng hẹn, chuột nhìn rất ok, gọn, tiện ích, hai nút bên hông vào nút giữa dùng tuyệt, được tặng miếng lót chuột nên rất ưng ý,</text:p>
          </table:table-cell>
          <table:table-cell table:number-columns-repeated="16383"/>
        </table:table-row>
        <table:table-row table:style-name="ro1">
          <table:table-cell office:value-type="string" table:style-name="ce2">
            <text:p>Giá rẻ, xài tương đối ổn định, lâu lâu mất sóng 1 lần. Gói hàng kĩ càng cẩn thận.</text:p>
          </table:table-cell>
          <table:table-cell table:number-columns-repeated="16383"/>
        </table:table-row>
        <table:table-row table:style-name="ro1">
          <table:table-cell office:value-type="string" table:style-name="ce2">
            <text:p>Bước đầu cảm nhận thấy phát sóng khá ổn so với tầm tiền bỏ ra. Cảm ơn tiki và momo, hy vọng tương lai sẽ có nhiều ưu đãi tương tự.</text:p>
          </table:table-cell>
          <table:table-cell table:number-columns-repeated="16383"/>
        </table:table-row>
        <table:table-row table:style-name="ro1">
          <table:table-cell office:value-type="string" table:style-name="ce2">
            <text:p>Đáng đánh giá 5 sao nhưng cho 4 sao vì bắt phải viết đánh giá. Phiền phức.</text:p>
          </table:table-cell>
          <table:table-cell table:number-columns-repeated="16383"/>
        </table:table-row>
        <table:table-row table:style-name="ro1">
          <table:table-cell office:value-type="string" table:style-name="ce2">
            <text:p>Chuột dễ thương, cầm vừa tay, màu này tối k bị dơ. Đôi lúc hơi nhạy nên cần chỉnh tốc độ chậm hơn 1 chút.</text:p>
          </table:table-cell>
          <table:table-cell table:number-columns-repeated="16383"/>
        </table:table-row>
        <table:table-row table:style-name="ro1">
          <table:table-cell office:value-type="string" table:style-name="ce2">
            <text:p>bắt gần tốt nhưng đi xa được vài m là kém khả năng xuyên tường kém</text:p>
          </table:table-cell>
          <table:table-cell table:number-columns-repeated="16383"/>
        </table:table-row>
        <table:table-row table:style-name="ro1">
          <table:table-cell office:value-type="string" table:style-name="ce2">
            <text:p>giao hàng chậm.nhưng sản phẩm dùng tốt,phát sóng mạnh.rất ưng ý</text:p>
          </table:table-cell>
          <table:table-cell table:number-columns-repeated="16383"/>
        </table:table-row>
        <table:table-row table:style-name="ro1">
          <table:table-cell office:value-type="string" table:style-name="ce2">
            <text:p>Hàng như mẫu và khá ổn, chưa có vấn đề gì. Nhưng đúng là có mùi nhựa, sử dụng 1 lúc sẽ bị ám mùi lên tay hơi khó chịu.</text:p>
          </table:table-cell>
          <table:table-cell table:number-columns-repeated="16383"/>
        </table:table-row>
        <table:table-row table:style-name="ro1">
          <table:table-cell office:value-type="string" table:style-name="ce2">
            <text:p>Hàng chuẩn, đóng gói cẩn thận, sẽ ủng hộ lâu dài</text:p>
          </table:table-cell>
          <table:table-cell table:number-columns-repeated="16383"/>
        </table:table-row>
        <table:table-row table:style-name="ro1">
          <table:table-cell office:value-type="string" table:style-name="ce2">
            <text:p>Dễ cài đặt, độ phủ sóng không mạnh lắm, vô phòng đóng cửa tín hiệu giảm liền</text:p>
          </table:table-cell>
          <table:table-cell table:number-columns-repeated="16383"/>
        </table:table-row>
        <table:table-row table:style-name="ro1">
          <table:table-cell office:value-type="string" table:style-name="ce2">
            <text:p>Sp sử dụng khá ổn. Mẫu như hình, gói cẩn thận</text:p>
          </table:table-cell>
          <table:table-cell table:number-columns-repeated="16383"/>
        </table:table-row>
        <table:table-row table:style-name="ro1">
          <table:table-cell office:value-type="string" table:style-name="ce2">
            <text:p>Chất lượng phục vụ của tiki rất tốt, thanks!</text:p>
          </table:table-cell>
          <table:table-cell table:number-columns-repeated="16383"/>
        </table:table-row>
        <table:table-row table:style-name="ro1">
          <table:table-cell office:value-type="string" table:style-name="ce2">
            <text:p>Router xài ỗn định dễ setup . Chưa biết lâu dàu thế nào</text:p>
          </table:table-cell>
          <table:table-cell table:number-columns-repeated="16383"/>
        </table:table-row>
        <table:table-row table:style-name="ro1">
          <table:table-cell office:value-type="string" table:style-name="ce2">
            <text:p>Sản phẩm rất dễ thương, di chuột nhanh, ổn định, bấm chắc tay.</text:p>
          </table:table-cell>
          <table:table-cell table:number-columns-repeated="16383"/>
        </table:table-row>
        <table:table-row table:style-name="ro1">
          <table:table-cell office:value-type="string" table:style-name="ce2">
            <text:p>hàng tạm ổn dùng tới giờ chưa thấy lỗi</text:p>
          </table:table-cell>
          <table:table-cell table:number-columns-repeated="16383"/>
        </table:table-row>
        <table:table-row table:style-name="ro1">
          <table:table-cell office:value-type="string" table:style-name="ce2">
            <text:p>Đóng gói kỹ, giao hàng nhanh. Nói chung truyền tạm ổn, nhưng hay bị rớt mạng gây bực mình.</text:p>
          </table:table-cell>
          <table:table-cell table:number-columns-repeated="16383"/>
        </table:table-row>
        <table:table-row table:style-name="ro1">
          <table:table-cell office:value-type="string" table:style-name="ce2">
            <text:p>sản phẩm tốt, giá rẻ hơn bên ngoài, giao hàng nhanh</text:p>
          </table:table-cell>
          <table:table-cell table:number-columns-repeated="16383"/>
        </table:table-row>
        <table:table-row table:style-name="ro1">
          <table:table-cell office:value-type="string" table:style-name="ce2">
            <text:p>Sản phẩm dùng khá tốt hơi nặng tay độ nhạy k cao cho lắm màu sắc sặc sỡ <text:s/>Đẹp</text:p>
          </table:table-cell>
          <table:table-cell table:number-columns-repeated="16383"/>
        </table:table-row>
        <table:table-row table:style-name="ro1">
          <table:table-cell office:value-type="string" table:style-name="ce2">
            <text:p>Sản phẩm giao sớm hơn dự kiến rất tốt <text:s/>, nhưng không có cục pin đi kèm là sao</text:p>
          </table:table-cell>
          <table:table-cell table:number-columns-repeated="16383"/>
        </table:table-row>
        <table:table-row table:style-name="ro1">
          <table:table-cell office:value-type="string" table:style-name="ce2">
            <text:p>Giao hàng nhanh chóng Bọc băng dính kín quá mở hơi lâu Hàng đúng mẫu mã Cài đặt hơi lâu</text:p>
          </table:table-cell>
          <table:table-cell table:number-columns-repeated="16383"/>
        </table:table-row>
        <table:table-row table:style-name="ro1">
          <table:table-cell office:value-type="string" table:style-name="ce2">
            <text:p>giao hang nhanh ,co tien bo.</text:p>
          </table:table-cell>
          <table:table-cell table:number-columns-repeated="16383"/>
        </table:table-row>
        <table:table-row table:style-name="ro1">
          <table:table-cell office:value-type="string" table:style-name="ce2">
            <text:p>Hơi nặng tay, khó di chuyển</text:p>
          </table:table-cell>
          <table:table-cell table:number-columns-repeated="16383"/>
        </table:table-row>
        <table:table-row table:style-name="ro1">
          <table:table-cell office:value-type="string" table:style-name="ce2">
            <text:p>Tem niêm phong vẫn có nói chung hài lòng</text:p>
          </table:table-cell>
          <table:table-cell table:number-columns-repeated="16383"/>
        </table:table-row>
        <table:table-row table:style-name="ro1">
          <table:table-cell office:value-type="string" table:style-name="ce2">
            <text:p>Chuột khá chậm. So với giá thì ok. Tiền nào của nấy</text:p>
          </table:table-cell>
          <table:table-cell table:number-columns-repeated="16383"/>
        </table:table-row>
        <table:table-row table:style-name="ro1">
          <table:table-cell office:value-type="string" table:style-name="ce2">
            <text:p>Đặt sư tử mà ship gấu trúc là sai rồi :3</text:p>
          </table:table-cell>
          <table:table-cell table:number-columns-repeated="16383"/>
        </table:table-row>
        <table:table-row table:style-name="ro1">
          <table:table-cell office:value-type="string" table:style-name="ce2">
            <text:p>Chuột click nghe tiếng. Dùng cho macbook chỉ tạm được chứ không mượt.</text:p>
          </table:table-cell>
          <table:table-cell table:number-columns-repeated="16383"/>
        </table:table-row>
        <table:table-row table:style-name="ro1">
          <table:table-cell office:value-type="string" table:style-name="ce2">
            <text:p>Giao hàng nhanh thiết lập dễ , vùng phủ tương dôi tot</text:p>
          </table:table-cell>
          <table:table-cell table:number-columns-repeated="16383"/>
        </table:table-row>
        <table:table-row table:style-name="ro1">
          <table:table-cell office:value-type="string" table:style-name="ce2">
            <text:p>Đã mua được 1 năm và xài vẫn tốt. Chưa có dấu hiệu hư hao gì Cảm ơn tiki</text:p>
          </table:table-cell>
          <table:table-cell table:number-columns-repeated="16383"/>
        </table:table-row>
        <table:table-row table:style-name="ro1">
          <table:table-cell office:value-type="string" table:style-name="ce2">
            <text:p>Chuột cực kì đẹp, xài mượt, cầm chắc tay. Miếng lót chuột được tặng kèm to, xài tốt.</text:p>
          </table:table-cell>
          <table:table-cell table:number-columns-repeated="16383"/>
        </table:table-row>
        <table:table-row table:style-name="ro1">
          <table:table-cell office:value-type="string" table:style-name="ce2">
            <text:p>khá hài lòng, chuột nhạy. có điều cái usb dấu kĩ quá<text:s/></text:p>
          </table:table-cell>
          <table:table-cell table:number-columns-repeated="16383"/>
        </table:table-row>
        <table:table-row table:style-name="ro1">
          <table:table-cell office:value-type="string" table:style-name="ce2">
            <text:p>Đẹp như hình. Nhưng mà kêt nối ở xa thì hơi kém hơn kỳ vọng</text:p>
          </table:table-cell>
          <table:table-cell table:number-columns-repeated="16383"/>
        </table:table-row>
        <table:table-row table:style-name="ro1">
          <table:table-cell office:value-type="string" table:style-name="ce2">
            <text:p>Dùng ngon hơn mấy con nhà mạng cấp . Tuy nhiên , dù 3 râu nhưng khả năng xuyên tường khá kém</text:p>
          </table:table-cell>
          <table:table-cell table:number-columns-repeated="16383"/>
        </table:table-row>
        <table:table-row table:style-name="ro1">
          <table:table-cell office:value-type="string" table:style-name="ce2">
            <text:p>Chuột có hình thức đẹp, vừa tay. Tuy nhiên hộp ghi hàng dễ vỡ mà lúc nhận thì hộp hàng móp mọi chỗ.</text:p>
          </table:table-cell>
          <table:table-cell table:number-columns-repeated="16383"/>
        </table:table-row>
        <table:table-row table:style-name="ro1">
          <table:table-cell office:value-type="string" table:style-name="ce2">
            <text:p>Chuột đẹp, xài ổn, màu sắc khá dễ thương in hình sắc nét</text:p>
          </table:table-cell>
          <table:table-cell table:number-columns-repeated="16383"/>
        </table:table-row>
        <table:table-row table:style-name="ro1">
          <table:table-cell office:value-type="string" table:style-name="ce2">
            <text:p>Sản phẩm rất dễ thương,đóng gói giao hàng ổn</text:p>
          </table:table-cell>
          <table:table-cell table:number-columns-repeated="16383"/>
        </table:table-row>
        <table:table-row table:style-name="ro1">
          <table:table-cell office:value-type="string" table:style-name="ce2">
            <text:p>hộp nhận hàng méo mó. cái đầu thu nằm sâu phải tháo pin ra mới lấy ra được rất bất tiện</text:p>
          </table:table-cell>
          <table:table-cell table:number-columns-repeated="16383"/>
        </table:table-row>
        <table:table-row table:style-name="ro1">
          <table:table-cell office:value-type="string" table:style-name="ce2">
            <text:p>Dễ thương, vừa tay <text:s text:c="3"/>nhìn là thấy xịn</text:p>
          </table:table-cell>
          <table:table-cell table:number-columns-repeated="16383"/>
        </table:table-row>
        <table:table-row table:style-name="ro1">
          <table:table-cell office:value-type="string" table:style-name="ce2">
            <text:p>San phẩm tôt . Đóng gói cẩn thận</text:p>
          </table:table-cell>
          <table:table-cell table:number-columns-repeated="16383"/>
        </table:table-row>
        <table:table-row table:style-name="ro1">
          <table:table-cell office:value-type="string" table:style-name="ce2">
            <text:p>Sản phẩm đẹp, nhìn y như hình, dùng vẫn tốt, chi tiết in đẹp</text:p>
          </table:table-cell>
          <table:table-cell table:number-columns-repeated="16383"/>
        </table:table-row>
        <table:table-row table:style-name="ro1">
          <table:table-cell office:value-type="string" table:style-name="ce2">
            <text:p>Màu sắc không được tươi như hình, không gán được chức năng khác cho 2 nút trên thân chuột.</text:p>
          </table:table-cell>
          <table:table-cell table:number-columns-repeated="16383"/>
        </table:table-row>
        <table:table-row table:style-name="ro1">
          <table:table-cell office:value-type="string" table:style-name="ce2">
            <text:p>Sản phẩm nhỏ gọn, thiết kế đáng yêu. Giao hàng nhanh.</text:p>
          </table:table-cell>
          <table:table-cell table:number-columns-repeated="16383"/>
        </table:table-row>
        <table:table-row table:style-name="ro1">
          <table:table-cell office:value-type="string" table:style-name="ce2">
            <text:p>Sản phẩm tốt, cầm nặng tay</text:p>
          </table:table-cell>
          <table:table-cell table:number-columns-repeated="16383"/>
        </table:table-row>
        <table:table-row table:style-name="ro1">
          <table:table-cell office:value-type="string" table:style-name="ce2">
            <text:p>Khá ok dùng hài lòng</text:p>
          </table:table-cell>
          <table:table-cell table:number-columns-repeated="16383"/>
        </table:table-row>
        <table:table-row table:style-name="ro1">
          <table:table-cell office:value-type="string" table:style-name="ce2">
            <text:p>Chiếc USB nhỏ gọn này dùng chép nhạc, gắn trong xe hơi để giải trí rất thuận tiện. Với kích thước chỉ bằng đầu ngón tay nhưng sức chứa tương đương 20 đĩa CD, lại không gây vướng víu gì. Tuyệt!</text:p>
          </table:table-cell>
          <table:table-cell table:number-columns-repeated="16383"/>
        </table:table-row>
        <table:table-row table:style-name="ro1">
          <table:table-cell office:value-type="string" table:style-name="ce2">
            <text:p>đúng như đã đăng bán https://cuoihoingoclinh.com/trap-an-hoi/</text:p>
          </table:table-cell>
          <table:table-cell table:number-columns-repeated="16383"/>
        </table:table-row>
        <table:table-row table:style-name="ro1">
          <table:table-cell office:value-type="string" table:style-name="ce2">
            <text:p>Vẫn còn xài rất ổn định sao 3 tháng, nhìn cũng vui mắt.</text:p>
          </table:table-cell>
          <table:table-cell table:number-columns-repeated="16383"/>
        </table:table-row>
        <table:table-row table:style-name="ro1">
          <table:table-cell office:value-type="string" table:style-name="ce2">
            <text:p>Kiểu dáng dễ thương, cầm vừa tay. Hàng được đóng gói cẩn thận</text:p>
          </table:table-cell>
          <table:table-cell table:number-columns-repeated="16383"/>
        </table:table-row>
        <table:table-row table:style-name="ro1">
          <table:table-cell office:value-type="string" table:style-name="ce2">
            <text:p>USB đẹp, nhỏ gọn. Chờ thời gian sử dụng mới đánh giá được độ bền</text:p>
          </table:table-cell>
          <table:table-cell table:number-columns-repeated="16383"/>
        </table:table-row>
        <table:table-row table:style-name="ro1">
          <table:table-cell office:value-type="string" table:style-name="ce2">
            <text:p>Nhỏ gọn và chất lượng hợp lý với giá thành !!! 4 sao !!!</text:p>
          </table:table-cell>
          <table:table-cell table:number-columns-repeated="16383"/>
        </table:table-row>
        <table:table-row table:style-name="ro1">
          <table:table-cell office:value-type="string" table:style-name="ce2">
            <text:p>Usb nhỏ gọn hơn mình nghĩ, có nắp đậy tiện dụng. Về chất lượng cũng tạm ổn chưa biết lâu dài sao, hy vọng tốt</text:p>
          </table:table-cell>
          <table:table-cell table:number-columns-repeated="16383"/>
        </table:table-row>
        <table:table-row table:style-name="ro1">
          <table:table-cell office:value-type="string" table:style-name="ce2">
            <text:p>Giao hàng hơi lâu, hàng như hình. Dùng tốt Đóng gói chắc chắn.</text:p>
          </table:table-cell>
          <table:table-cell table:number-columns-repeated="16383"/>
        </table:table-row>
        <table:table-row table:style-name="ro1">
          <table:table-cell office:value-type="string" table:style-name="ce2">
            <text:p>Rất hài lòng khi mua sản phẩm tại tiki, sẽ lựa chọn mua hàng nhiều hơn.</text:p>
          </table:table-cell>
          <table:table-cell table:number-columns-repeated="16383"/>
        </table:table-row>
        <table:table-row table:style-name="ro1">
          <table:table-cell office:value-type="string" table:style-name="ce2">
            <text:p>sài ok nhưng không có nắp đậy</text:p>
          </table:table-cell>
          <table:table-cell table:number-columns-repeated="16383"/>
        </table:table-row>
        <table:table-row table:style-name="ro1">
          <table:table-cell office:value-type="string" table:style-name="ce2">
            <text:p>Giao hàng nhanh, đúng sản phẩm chính hiệu. Đóng gói kỹ càng.</text:p>
          </table:table-cell>
          <table:table-cell table:number-columns-repeated="16383"/>
        </table:table-row>
        <table:table-row table:style-name="ro1">
          <table:table-cell office:value-type="string" table:style-name="ce2">
            <text:p>Chuột dùng ổn, lúc k dùng quên tắt off tự ngắt để tiết kiệm pin</text:p>
          </table:table-cell>
          <table:table-cell table:number-columns-repeated="16383"/>
        </table:table-row>
        <table:table-row table:style-name="ro1">
          <table:table-cell office:value-type="string" table:style-name="ce2">
            <text:p>sài thấy ok.................................oiuoiraoiufo</text:p>
          </table:table-cell>
          <table:table-cell table:number-columns-repeated="16383"/>
        </table:table-row>
        <table:table-row table:style-name="ro1">
          <table:table-cell office:value-type="string" table:style-name="ce2">
            <text:p>Sản phẩm chất lượng tốt, giao hàng nhanh hơn dự kiến</text:p>
          </table:table-cell>
          <table:table-cell table:number-columns-repeated="16383"/>
        </table:table-row>
        <table:table-row table:style-name="ro1">
          <table:table-cell office:value-type="string" table:style-name="ce2">
            <text:p>Chuột nhìn khá cute, build ổn. Mà có lẽ do mình vẫn chưa quen nên xài còn lấn cấn kiểu gì, không được như chuột cũ. Tấm lót dày, có mùi hôi của nhựa khi lần đầu mở ra, di chuột khá ok.</text:p>
          </table:table-cell>
          <table:table-cell table:number-columns-repeated="16383"/>
        </table:table-row>
        <table:table-row table:style-name="ro1">
          <table:table-cell office:value-type="string" table:style-name="ce2">
            <text:p>Màn hình này theo mình thì quá ổn trong tầm giá .. chất lượng hiển thị đáp ứng được nhu cầu cơ bản của mình , chỉnh lại màu 1 tí sẽ ổn hơn ... Tuy nhiên , dây Display Port không thấy đi kèm với sản phẩm , chắc bị "hô biến" mất rồi , giao hàng hơi lâu .</text:p>
          </table:table-cell>
          <table:table-cell table:number-columns-repeated="16383"/>
        </table:table-row>
        <table:table-row table:style-name="ro1">
          <table:table-cell office:value-type="string" table:style-name="ce2">
            <text:p>Nhận được và đã xài mấy tháng, màn hình đẹp, tiki giao hàng nhanh. Lúc mở thùng bị thiếu dây displayport nhưng không biết vì nghĩ mặc định là như thế. Tuy nhiên trong trang web của AOC thì lại có ghi trong hộp có sẵn 2 dây HDMI và DP luôn. Chắc bên vi tính lê huy luộc mất cái dây DP rồi.</text:p>
          </table:table-cell>
          <table:table-cell table:number-columns-repeated="16383"/>
        </table:table-row>
        <table:table-row table:style-name="ro1">
          <table:table-cell office:value-type="string" table:style-name="ce2">
            <text:p>Lúc đặt hàng cứ tưởng là có sẵn hàng ở khu vực miền Nam, ai ngờ phải đợi chuyển tuốt từ ngoài Hà Nội vào. Giao hàng bằng Ninja Van lịch sự. Màn hình hở sáng ở 2 góc dưới, đặc biệt góc dưới bên phải hở sáng nhiều, nếu nhìn kỹ sẽ thấy rõ.</text:p>
          </table:table-cell>
          <table:table-cell table:number-columns-repeated="16383"/>
        </table:table-row>
        <table:table-row table:style-name="ro1">
          <table:table-cell office:value-type="string" table:style-name="ce2">
            <text:p>Nhận hàng khui ra thì thấy hôp đã bị cắt, tem bảo hành thì không có liên quan gì. Test thử clip 4k 30fps trong 30 phút mà không thấy bị lag. Có nhiều cách bảo hành Sp, đâu cần phải cắt, dán gì đâu để tránh ghi ngờ tráo hàng. Vì đã bị cắt seal nên không biết sản phẩm là như thế nào, nên chỉ dám có sao nói vậy!</text:p>
          </table:table-cell>
          <table:table-cell table:number-columns-repeated="16383"/>
        </table:table-row>
        <table:table-row table:style-name="ro1">
          <table:table-cell office:value-type="string" table:style-name="ce2">
            <text:p>mình mua thẻ nhớ chọn giao hàng 2h. mua của tiki phân phối cho đảm bảo, sợ mua của các gian hàng khác. Thẻ nhận được mới đã bị khui để dán tem bảo hành mình nghĩ vậy. mua về lắp vào máy mấy tuần sử dụng tốt, chưa thấy hiện tượng gì. nếu lỗi chắc tiki sẽ hỗ trợ bảo hành. luôn ủng hộ tiki</text:p>
          </table:table-cell>
          <table:table-cell table:number-columns-repeated="16383"/>
        </table:table-row>
        <table:table-row table:style-name="ro1">
          <table:table-cell office:value-type="string" table:style-name="ce2">
            <text:p>Chưa biết thế nào nhưng sáng 9 giờ đặt chiều <text:s/>3h30 đã giao đến mặc dù tôi không chọn ship nhanh mà chọn giao tiêu chuẩn free. giá 259k cho 1 thẻ 64gb mua luôn 2 thẻ vì thấy giá rẻ hơn so với ở ngoài các cửa hàng. hy vọng sp sẽ tốt như mong đợi.</text:p>
          </table:table-cell>
          <table:table-cell table:number-columns-repeated="16383"/>
        </table:table-row>
        <table:table-row table:style-name="ro1">
          <table:table-cell office:value-type="string" table:style-name="ce2">
            <text:p>Mình mua hơn một năm và quay lại cho feedback đây. Thẻ nhớ chính hãng. Xài rất tốt. Không giống như những thẻ nhớ rởm khác, lưu một thời gian là bị mất dữ liệu. Hiện tại dữ liệu mình lưu hơn 1 năm vẫn xài tốt. Tốc độ truyền ổn định. Nói chung là hài lòng</text:p>
          </table:table-cell>
          <table:table-cell table:number-columns-repeated="16383"/>
        </table:table-row>
        <table:table-row table:style-name="ro1">
          <table:table-cell office:value-type="string" table:style-name="ce2">
            <text:p>Màn bị hở mép dưới nhưng nói chung là ok, màu sắc khá tốt, giao hàng nhanh, mình mới đặt hai ngày đã nhận được</text:p>
          </table:table-cell>
          <table:table-cell table:number-columns-repeated="16383"/>
        </table:table-row>
        <table:table-row table:style-name="ro1">
          <table:table-cell office:value-type="string" table:style-name="ce2">
            <text:p>Màn hình đẹp hơn con LG trước mình dùng. Tiki giao hàng nhanh,mỗi tội không bọc xốp.</text:p>
          </table:table-cell>
          <table:table-cell table:number-columns-repeated="16383"/>
        </table:table-row>
        <table:table-row table:style-name="ro1">
          <table:table-cell office:value-type="string" table:style-name="ce2">
            <text:p>Cho mình hỏi cái này không có loa ngoài ạ? Mình phải dùng tai nghe mới nghe thấy.</text:p>
          </table:table-cell>
          <table:table-cell table:number-columns-repeated="16383"/>
        </table:table-row>
        <table:table-row table:style-name="ro1">
          <table:table-cell office:value-type="string" table:style-name="ce2">
            <text:p>Shop không nói là mua thêm dây chuyển đổi từ hdmi xang vga hàng vứt xó chưa dùng dk</text:p>
          </table:table-cell>
          <table:table-cell table:number-columns-repeated="16383"/>
        </table:table-row>
        <table:table-row table:style-name="ro1">
          <table:table-cell office:value-type="string" table:style-name="ce2">
            <text:p>Thẻ nhớ tốt, giao hàng nhanh. Tuy nhiên vẫn không hài lòng ở chỗ khi lắp vào điện thoại samsung thì không cho thiết lập album khi sử dụng Gallery trong khi thẻ nhớ Sandisk trước đây vẫn dùng bình thường. <text:s/>Vậy đây là lỗi của máy hay lỗi thẻ nhớ?</text:p>
          </table:table-cell>
          <table:table-cell table:number-columns-repeated="16383"/>
        </table:table-row>
        <table:table-row table:style-name="ro1">
          <table:table-cell office:value-type="string" table:style-name="ce2">
            <text:p>Màn hình màu ổn. chất lượng khá tốt, dùng để chơi game cũng ok</text:p>
          </table:table-cell>
          <table:table-cell table:number-columns-repeated="16383"/>
        </table:table-row>
        <table:table-row table:style-name="ro1">
          <table:table-cell office:value-type="string" table:style-name="ce2">
            <text:p>SP chính hãng, đúng đơn hàng đã đặt. Giá cả OK. Về giao hàng: Tôi đặt hàng SP này hôm 25/2, đến 5/3 mới nhận được hàng. Mặc dù thời hạn trong hóa đơn là dự kiến 8/3 nhận. Các đơn hàng tiki khác 2-3 hôm là nhận được.</text:p>
          </table:table-cell>
          <table:table-cell table:number-columns-repeated="16383"/>
        </table:table-row>
        <table:table-row table:style-name="ro1">
          <table:table-cell office:value-type="string" table:style-name="ce2">
            <text:p>Nhận hàng nhanh đồng thời cả 3 sp trong 1 hộp: thẻ SD, camerra, GPS Nhưng TIKI đã nhập sai thông tin Địa chỉ xuất hóa đơn. Đề nghị TIKI liên lạc lại để điều chỉnh thông tin địa chỉ trong hóa đơn.</text:p>
          </table:table-cell>
          <table:table-cell table:number-columns-repeated="16383"/>
        </table:table-row>
        <table:table-row table:style-name="ro1">
          <table:table-cell office:value-type="string" table:style-name="ce2">
            <text:p>hài lòng với sản phẩm này</text:p>
          </table:table-cell>
          <table:table-cell table:number-columns-repeated="16383"/>
        </table:table-row>
        <table:table-row table:style-name="ro1">
          <table:table-cell office:value-type="string" table:style-name="ce2">
            <text:p>Đúng mô tả, giao hàng nhanh, chất lượng tốt. 4 sao vì đã cắt hộp để dán tem.</text:p>
          </table:table-cell>
          <table:table-cell table:number-columns-repeated="16383"/>
        </table:table-row>
        <table:table-row table:style-name="ro1">
          <table:table-cell office:value-type="string" table:style-name="ce2">
            <text:p>Ship nhanh hơn 1 ngày so với lịch hẹn. Tuy nhiên tốc độ hơi thất vọng (trong hình là test bằng đầu đọc thẻ có sẵn trên laptop)</text:p>
          </table:table-cell>
          <table:table-cell table:number-columns-repeated="16383"/>
        </table:table-row>
        <table:table-row table:style-name="ro1">
          <table:table-cell office:value-type="string" table:style-name="ce2">
            <text:p>Bảo hành bao lâu nhỉ</text:p>
          </table:table-cell>
          <table:table-cell table:number-columns-repeated="16383"/>
        </table:table-row>
        <table:table-row table:style-name="ro1">
          <table:table-cell office:value-type="string" table:style-name="ce2">
            <text:p>Mình mua thẻ nhớ này cho chiếc galaxy book của mình. Sản phẩm tốt so với giá. Tốc độ đọc nhanh nhưng tốc độ ghi hơi chậm hơn nghĩ. Nói chung cho hàng chính hãng thì sản phẩm đáng mua.</text:p>
          </table:table-cell>
          <table:table-cell table:number-columns-repeated="16383"/>
        </table:table-row>
        <table:table-row table:style-name="ro1">
          <table:table-cell office:value-type="string" table:style-name="ce2">
            <text:p>tạm được, màu sắc hơi nhạt.</text:p>
          </table:table-cell>
          <table:table-cell table:number-columns-repeated="16383"/>
        </table:table-row>
        <table:table-row table:style-name="ro1">
          <table:table-cell office:value-type="string" table:style-name="ce2">
            <text:p>Thẻ ngon, mình dùng cho Flycam Mavic Pro quay 4k ở 30fps tốt, tốc độ copy ra máy tính ở hơn 40MB/s. Tóm lại đủ nhu cầu dùng.</text:p>
          </table:table-cell>
          <table:table-cell table:number-columns-repeated="16383"/>
        </table:table-row>
        <table:table-row table:style-name="ro1">
          <table:table-cell office:value-type="string" table:style-name="ce2">
            <text:p>Thẻ nhớ Samsung thì khỏi phải bàn rồi. Tốc độ đọc cao, tốc độ ghi cũng cao. Hiện đang dùng cho máy Miroless k có vấn đề gì.</text:p>
          </table:table-cell>
          <table:table-cell table:number-columns-repeated="16383"/>
        </table:table-row>
        <table:table-row table:style-name="ro1">
          <table:table-cell office:value-type="string" table:style-name="ce2">
            <text:p>Sản phẩm tốt, tốc độ đọc ghi dữ liệu nhanh! sản phẩm đúng như trên tiki quảng cáo! Rất tốt cho việc quay video 2K trở lên!</text:p>
          </table:table-cell>
          <table:table-cell table:number-columns-repeated="16383"/>
        </table:table-row>
        <table:table-row table:style-name="ro1">
          <table:table-cell office:value-type="string" table:style-name="ce2">
            <text:p>Giao hàng ok, sản phẩm chất lượng nhưng kiểm tra tốc độ lại không thấp hơn so với thông tin ghi trên sản phẩm</text:p>
          </table:table-cell>
          <table:table-cell table:number-columns-repeated="16383"/>
        </table:table-row>
        <table:table-row table:style-name="ro1">
          <table:table-cell office:value-type="string" table:style-name="ce2">
            <text:p>mới mua về nhưng thấy rất được đúng với mẫu đã chọn và sài thì cũng thấy máy mượt lên hơn lúc chưa có thẻ</text:p>
          </table:table-cell>
          <table:table-cell table:number-columns-repeated="16383"/>
        </table:table-row>
        <table:table-row table:style-name="ro1">
          <table:table-cell office:value-type="string" table:style-name="ce2">
            <text:p>Hàng đúng rất tốt tuy nhiên giá không ổn định lắm. Lần này mua lại giá lại cao hơn làm trước nhiều</text:p>
          </table:table-cell>
          <table:table-cell table:number-columns-repeated="16383"/>
        </table:table-row>
        <table:table-row table:style-name="ro1">
          <table:table-cell office:value-type="string" table:style-name="ce2">
            <text:p>- Mình dùng cho camera, test thử thì cam báo 60 ghi - thẻ và udapter khá đẹp mua tiki trading là rất an tâm. cảm ơn tiki.</text:p>
          </table:table-cell>
          <table:table-cell table:number-columns-repeated="16383"/>
        </table:table-row>
        <table:table-row table:style-name="ro1">
          <table:table-cell office:value-type="string" table:style-name="ce2">
            <text:p>mình nhận hàng được rồi gói rất kỹ thẻ nhớ thấy hoạt động ổn <text:s/>Nhưng sài thời gian xem sao</text:p>
          </table:table-cell>
          <table:table-cell table:number-columns-repeated="16383"/>
        </table:table-row>
        <table:table-row table:style-name="ro1">
          <table:table-cell office:value-type="string" table:style-name="ce2">
            <text:p>Đóng gói cẩn thận, thẻ nhớ hoạt động ổn định không gặp bất cứ vấn đề gì.</text:p>
          </table:table-cell>
          <table:table-cell table:number-columns-repeated="16383"/>
        </table:table-row>
        <table:table-row table:style-name="ro1">
          <table:table-cell office:value-type="string" table:style-name="ce2">
            <text:p>Đọc không nhanh lắm. Nhưng so với giá thì được 4 sao. Nếu để chụp ảnh raw mình nghĩ sẽ không đủ nhanh mạnh.</text:p>
          </table:table-cell>
          <table:table-cell table:number-columns-repeated="16383"/>
        </table:table-row>
        <table:table-row table:style-name="ro1">
          <table:table-cell office:value-type="string" table:style-name="ce2">
            <text:p>đọc 90mb/s ghi 40mb/s nha các bạn.nói chung là quay 4k 60fps là vừa đủ không sợ giật lag</text:p>
          </table:table-cell>
          <table:table-cell table:number-columns-repeated="16383"/>
        </table:table-row>
        <table:table-row table:style-name="ro1">
          <table:table-cell office:value-type="string" table:style-name="ce2">
            <text:p>Thẻ dùng ổn. Lắp vào vừa khít, mua cho thằng bạn nên cũng chưa biết thế nào.</text:p>
          </table:table-cell>
          <table:table-cell table:number-columns-repeated="16383"/>
        </table:table-row>
        <table:table-row table:style-name="ro1">
          <table:table-cell office:value-type="string" table:style-name="ce2">
            <text:p>giao hàng nhanh, sản phẩm chất lượng, nhân viên giao hàng phục vụ tốt</text:p>
          </table:table-cell>
          <table:table-cell table:number-columns-repeated="16383"/>
        </table:table-row>
        <table:table-row table:style-name="ro1">
          <table:table-cell office:value-type="string" table:style-name="ce2">
            <text:p>Mình mua từ tháng 06/2018, dùng tốt. Đặt giao hàng 2h thì đúng là nhanh thật, chỉ hơn 1 tiếng là giao tới.</text:p>
          </table:table-cell>
          <table:table-cell table:number-columns-repeated="16383"/>
        </table:table-row>
        <table:table-row table:style-name="ro1">
          <table:table-cell office:value-type="string" table:style-name="ce2">
            <text:p>hàng chính hãng . <text:s/>64G nhưng thực chất chỉ được 59G sử dụng .</text:p>
          </table:table-cell>
          <table:table-cell table:number-columns-repeated="16383"/>
        </table:table-row>
        <table:table-row table:style-name="ro1">
          <table:table-cell office:value-type="string" table:style-name="ce2">
            <text:p>mình đo tốc độ không tới 100 như giới thiệu</text:p>
          </table:table-cell>
          <table:table-cell table:number-columns-repeated="16383"/>
        </table:table-row>
        <table:table-row table:style-name="ro1">
          <table:table-cell office:value-type="string" table:style-name="ce2">
            <text:p>chưa biết sản phẩm có khớp vs máy. <text:s/>Sản phẩm đã bị mở tem giấy và dán lại tem khác. không còn nguyên vẹn Nhân viên giao hàng tới xóc (lắc lắc) sản phẩm liên tục, muốn nghe xem bên trong có gì. hàng gói không có túi khi chống xóc. Ram này sẽ cho người kiểm tra nếu bị lỗi là bắt đổi, lya do người giao hàng lắc sản phẩm khi giao.</text:p>
          </table:table-cell>
          <table:table-cell table:number-columns-repeated="16383"/>
        </table:table-row>
        <table:table-row table:style-name="ro1">
          <table:table-cell office:value-type="string" table:style-name="ce2">
            <text:p>Cũng như tiêu đề đã đề cập. Mua 2 sản phẩm cùng lúc, nhưng chỉ 1 cái là chấp nhận được. Cái còn lại: hộp ngoài thì móp méo, ram không hề bọc xốp bóng khí, ram nhỏ mà đóng gói cái hộp to như cuốn sách, dễ bị sốc và ảnh hưởng tới flash của ram. Tem bảo hành thì y như bị gỡ ra dán lại nhiều lần( mình đoán đây là sản phẩm đổi trả hay giao mà khách không nhận nên đóng gói và dán tem nhiều lần, bán lại). tem dán bảo hành thì tick vào tháng 9,trong khi mua tháng 10, một phần tem rách cũ còn vướn lại trên tem mới. Hộp ram thì có dấu hiệu cũ. Chân ram thì mình không dám chắc có dấu hiệu đã lắp, nhưng không còn sáng vàng đồng, mà bị sẫm lại. Mình đã rất tin tưởng tiki trading, nhưng lần này thì... mong tiki xem lại cách làm việc và quy trình đóng gói sản phẩm điện tử và linh kiện điện tử dễ hỏng,sốc: ram, ssd,... Tạm cho 4 sao.</text:p>
          </table:table-cell>
          <table:table-cell table:number-columns-repeated="16383"/>
        </table:table-row>
        <table:table-row table:style-name="ro1">
          <table:table-cell office:value-type="string" table:style-name="ce2">
            <text:p>Tiki giao nhanh, hẹn thứ 2 sau 4 ngày nhưng thứ 6 tức 1 ngày hàng đã đến. Tuy nhiên Tiki cần xem lại quy cách đóng gói, nhất là các sản phẩm điện tử, hộp đựng Ram bé mà bỏ trong hộp Tiki quá lớn và không chèn xốp hay giấy chống va đập. Sản phẩm linh kiện như Ram, ổ cứng cần được bảo quản chống sốc, việc này đã rất nhiều người phản ảnh! Giải pháp, bọc mút hoặc nilon chống sốc, hộp ngoài bé bằng hộp linh kiện. Rất mong Tiki cải thiện hơn!</text:p>
          </table:table-cell>
          <table:table-cell table:number-columns-repeated="16383"/>
        </table:table-row>
        <table:table-row table:style-name="ro1">
          <table:table-cell office:value-type="string" table:style-name="ce2">
            <text:p>Mua hàng của Tiki Trading nên yên tâm lắm, dù hôm đấy mua 3 món công nghệ RAM, Ổ cứng vs Box ổ cứng thì hai cái trước hộp vừa nát vừa bẩn. Nhưng bên trong sạch sẽ không xước xát gì nên cũng không đắn đo quá lâu. <text:s text:c="2"/>Mua RAM về tự lắp oke, nhận đúng, không có lỗi gì phát sinh.</text:p>
          </table:table-cell>
          <table:table-cell table:number-columns-repeated="16383"/>
        </table:table-row>
        <table:table-row table:style-name="ro1">
          <table:table-cell office:value-type="string" table:style-name="ce2">
            <text:p>Mình mới mua về cắm dùng thì thấy chạy rất ok, không có lỗi gì xảy ra, chạy rất mượt.</text:p>
          </table:table-cell>
          <table:table-cell table:number-columns-repeated="16383"/>
        </table:table-row>
        <table:table-row table:style-name="ro1">
          <table:table-cell office:value-type="string" table:style-name="ce2">
            <text:p>mình mua RAM này từ tháng 2/2020. Xài ổn nhưng mấy hôm nay máy mở không lên. Đi kiểm tra thì biết do RAM hỏng. Không biết chế độ bảo hành của RAM thế nào nhỉ?</text:p>
          </table:table-cell>
          <table:table-cell table:number-columns-repeated="16383"/>
        </table:table-row>
        <table:table-row table:style-name="ro1">
          <table:table-cell office:value-type="string" table:style-name="ce2">
            <text:p>Thẻ nhớ hoạt động ổn định. Chất lượng tốt, giao hàng nhanh!</text:p>
          </table:table-cell>
          <table:table-cell table:number-columns-repeated="16383"/>
        </table:table-row>
        <table:table-row table:style-name="ro1">
          <table:table-cell office:value-type="string" table:style-name="ce2">
            <text:p>thẻ nhớ ok....</text:p>
          </table:table-cell>
          <table:table-cell table:number-columns-repeated="16383"/>
        </table:table-row>
        <table:table-row table:style-name="ro1">
          <table:table-cell office:value-type="string" table:style-name="ce2">
            <text:p>Tiki đóng gói sản phẩm quá kém hộp biến dạng móp méo không có tem hàng dễ vỡ không bọc gì luôn</text:p>
          </table:table-cell>
          <table:table-cell table:number-columns-repeated="16383"/>
        </table:table-row>
        <table:table-row table:style-name="ro1">
          <table:table-cell office:value-type="string" table:style-name="ce2">
            <text:p>giao hàng nhanh,trong ngày. tốc độ ghi dữ liệu từ 37MB =&gt; 54MB</text:p>
          </table:table-cell>
          <table:table-cell table:number-columns-repeated="16383"/>
        </table:table-row>
        <table:table-row table:style-name="ro1">
          <table:table-cell office:value-type="string" table:style-name="ce2">
            <text:p>chưa đo tốc độ như nào nhưng dùng cho camera thì khá ổn. ngon lành</text:p>
          </table:table-cell>
          <table:table-cell table:number-columns-repeated="16383"/>
        </table:table-row>
        <table:table-row table:style-name="ro1">
          <table:table-cell office:value-type="string" table:style-name="ce2">
            <text:p>dung lượng đầy đủ, dùng một thời gian sẽ đánh giá chất lượng</text:p>
          </table:table-cell>
          <table:table-cell table:number-columns-repeated="16383"/>
        </table:table-row>
        <table:table-row table:style-name="ro1">
          <table:table-cell office:value-type="string" table:style-name="ce2">
            <text:p>cũng ổn. nhưng nghe mấy anh kỹ thuật bảo là không phù hợp với laptop asus. Nên dùng loại khác</text:p>
          </table:table-cell>
          <table:table-cell table:number-columns-repeated="16383"/>
        </table:table-row>
        <table:table-row table:style-name="ro1">
          <table:table-cell office:value-type="string" table:style-name="ce2">
            <text:p>Sản phẩm tốt, chất luowgnj, Tuy nhiên tem của hãng đã bị xé trước. Shop nên để tem của hãng thì hày hơn</text:p>
          </table:table-cell>
          <table:table-cell table:number-columns-repeated="16383"/>
        </table:table-row>
        <table:table-row table:style-name="ro1">
          <table:table-cell office:value-type="string" table:style-name="ce2">
            <text:p>điểm cộng là giao hàng sớm, điểm trừ là bao bì sản phẩm bị rọc</text:p>
          </table:table-cell>
          <table:table-cell table:number-columns-repeated="16383"/>
        </table:table-row>
        <table:table-row table:style-name="ro1">
          <table:table-cell office:value-type="string" table:style-name="ce2">
            <text:p>Cảm ơn shop mình đã nhận được hàng ! giao hàng nhanh!!</text:p>
          </table:table-cell>
          <table:table-cell table:number-columns-repeated="16383"/>
        </table:table-row>
        <table:table-row table:style-name="ro1">
          <table:table-cell office:value-type="string" table:style-name="ce2">
            <text:p>dùng khá tốt, lap mình có 4gb mình mua nâng lên 12gb chơi game mượt</text:p>
          </table:table-cell>
          <table:table-cell table:number-columns-repeated="16383"/>
        </table:table-row>
        <table:table-row table:style-name="ro1">
          <table:table-cell office:value-type="string" table:style-name="ce2">
            <text:p>Hàng về rất nhanh, vỏ hộp đã bóc chứ không seal, lắp đặt và lên ram, bus chính xác.</text:p>
          </table:table-cell>
          <table:table-cell table:number-columns-repeated="16383"/>
        </table:table-row>
        <table:table-row table:style-name="ro1">
          <table:table-cell office:value-type="string" table:style-name="ce2">
            <text:p>Tốc độ ghi đạt 20MB thôi, không đến 60MB như quảng cáo</text:p>
          </table:table-cell>
          <table:table-cell table:number-columns-repeated="16383"/>
        </table:table-row>
        <table:table-row table:style-name="ro1">
          <table:table-cell office:value-type="string" table:style-name="ce2">
            <text:p>Dùng được. Thông số không được như con ram sẵn trên máy....</text:p>
          </table:table-cell>
          <table:table-cell table:number-columns-repeated="16383"/>
        </table:table-row>
        <table:table-row table:style-name="ro1">
          <table:table-cell office:value-type="string" table:style-name="ce2">
            <text:p>ngon bổ rẻ anh em ạ, chạy dual ram ngon lành cành đào</text:p>
          </table:table-cell>
          <table:table-cell table:number-columns-repeated="16383"/>
        </table:table-row>
        <table:table-row table:style-name="ro1">
          <table:table-cell office:value-type="string" table:style-name="ce2">
            <text:p>Chưa thử qua ? Nhưng thấy giao hàng nhanh? Đóng gói cần thận?</text:p>
          </table:table-cell>
          <table:table-cell table:number-columns-repeated="16383"/>
        </table:table-row>
        <table:table-row table:style-name="ro1">
          <table:table-cell office:value-type="string" table:style-name="ce2">
            <text:p>Sản phẩm tốt, dùng thấy ổn.</text:p>
          </table:table-cell>
          <table:table-cell table:number-columns-repeated="16383"/>
        </table:table-row>
        <table:table-row table:style-name="ro1">
          <table:table-cell office:value-type="string" table:style-name="ce2">
            <text:p>Chưa dùng, nhưng vẫn chấm 4 sao vì giao nhanh</text:p>
          </table:table-cell>
          <table:table-cell table:number-columns-repeated="16383"/>
        </table:table-row>
        <table:table-row table:style-name="ro1">
          <table:table-cell office:value-type="string" table:style-name="ce2">
            <text:p>đọc ghi ổn, dùng cho máy ảnh ổn áp</text:p>
          </table:table-cell>
          <table:table-cell table:number-columns-repeated="16383"/>
        </table:table-row>
        <table:table-row table:style-name="ro1">
          <table:table-cell office:value-type="string" table:style-name="ce2">
            <text:p>sản phẩm như mô tả, <text:s/>giao hàng hơi lâu</text:p>
          </table:table-cell>
          <table:table-cell table:number-columns-repeated="16383"/>
        </table:table-row>
        <table:table-row table:style-name="ro1">
          <table:table-cell office:value-type="string" table:style-name="ce2">
            <text:p>Dùng khá ổn. Hàng đảm bảo chất lượng</text:p>
          </table:table-cell>
          <table:table-cell table:number-columns-repeated="16383"/>
        </table:table-row>
        <table:table-row table:style-name="ro1">
          <table:table-cell office:value-type="string" table:style-name="ce2">
            <text:p>Cũng được, thấy tăng giá so với trước</text:p>
          </table:table-cell>
          <table:table-cell table:number-columns-repeated="16383"/>
        </table:table-row>
        <table:table-row table:style-name="ro1">
          <table:table-cell office:value-type="string" table:style-name="ce2">
            <text:p>tốc độ, dung lượng quá tốt so với giá tiền, bảo hành 12 năm đủ tiền luôn</text:p>
          </table:table-cell>
          <table:table-cell table:number-columns-repeated="16383"/>
        </table:table-row>
        <table:table-row table:style-name="ro1">
          <table:table-cell office:value-type="string" table:style-name="ce2">
            <text:p>chất lương ok, giao hàng hơi lâu</text:p>
          </table:table-cell>
          <table:table-cell table:number-columns-repeated="16383"/>
        </table:table-row>
        <table:table-row table:style-name="ro1">
          <table:table-cell office:value-type="string" table:style-name="ce2">
            <text:p>Ổn, dùng chung vs camera xiaomi rất tốt</text:p>
          </table:table-cell>
          <table:table-cell table:number-columns-repeated="16383"/>
        </table:table-row>
        <table:table-row table:style-name="ro1">
          <table:table-cell office:value-type="string" table:style-name="ce2">
            <text:p>mua về check hàng liền sử dụng ok, độ bền thì chưa đánh giá được</text:p>
          </table:table-cell>
          <table:table-cell table:number-columns-repeated="16383"/>
        </table:table-row>
        <table:table-row table:style-name="ro1">
          <table:table-cell office:value-type="string" table:style-name="ce2">
            <text:p>sản phẩm như mô tả, <text:s/>giao hàng hơi lâu</text:p>
          </table:table-cell>
          <table:table-cell table:number-columns-repeated="16383"/>
        </table:table-row>
        <table:table-row table:style-name="ro1">
          <table:table-cell office:value-type="string" table:style-name="ce2">
            <text:p>Dùng khá ổn. Hàng đảm bảo chất lượng</text:p>
          </table:table-cell>
          <table:table-cell table:number-columns-repeated="16383"/>
        </table:table-row>
        <table:table-row table:style-name="ro1">
          <table:table-cell office:value-type="string" table:style-name="ce2">
            <text:p>Cũng được, thấy tăng giá so với trước</text:p>
          </table:table-cell>
          <table:table-cell table:number-columns-repeated="16383"/>
        </table:table-row>
        <table:table-row table:style-name="ro1">
          <table:table-cell office:value-type="string" table:style-name="ce2">
            <text:p>tốc độ, dung lượng quá tốt so với giá tiền, bảo hành 12 năm đủ tiền luôn</text:p>
          </table:table-cell>
          <table:table-cell table:number-columns-repeated="16383"/>
        </table:table-row>
        <table:table-row table:style-name="ro1">
          <table:table-cell office:value-type="string" table:style-name="ce2">
            <text:p>chất lương ok, giao hàng hơi lâu</text:p>
          </table:table-cell>
          <table:table-cell table:number-columns-repeated="16383"/>
        </table:table-row>
        <table:table-row table:style-name="ro1">
          <table:table-cell office:value-type="string" table:style-name="ce2">
            <text:p>Ổn, dùng chung vs camera xiaomi rất tốt</text:p>
          </table:table-cell>
          <table:table-cell table:number-columns-repeated="16383"/>
        </table:table-row>
        <table:table-row table:style-name="ro1">
          <table:table-cell office:value-type="string" table:style-name="ce2">
            <text:p>mua về check hàng liền sử dụng ok, độ bền thì chưa đánh giá được</text:p>
          </table:table-cell>
          <table:table-cell table:number-columns-repeated="16383"/>
        </table:table-row>
        <table:table-row table:style-name="ro1">
          <table:table-cell office:value-type="string" table:style-name="ce2">
            <text:p>Phải cần có thời gian trải nghiệm mới biết được sp có thực sự tốt</text:p>
          </table:table-cell>
          <table:table-cell table:number-columns-repeated="16383"/>
        </table:table-row>
        <table:table-row table:style-name="ro1">
          <table:table-cell office:value-type="string" table:style-name="ce2">
            <text:p>Sử dụng oke !</text:p>
          </table:table-cell>
          <table:table-cell table:number-columns-repeated="16383"/>
        </table:table-row>
        <table:table-row table:style-name="ro1">
          <table:table-cell office:value-type="string" table:style-name="ce2">
            <text:p>hang dùng oke</text:p>
          </table:table-cell>
          <table:table-cell table:number-columns-repeated="16383"/>
        </table:table-row>
        <table:table-row table:style-name="ro1">
          <table:table-cell office:value-type="string" table:style-name="ce2">
            <text:p>Sản phẩm hợp vơi gia tiền</text:p>
          </table:table-cell>
          <table:table-cell table:number-columns-repeated="16383"/>
        </table:table-row>
        <table:table-row table:style-name="ro1">
          <table:table-cell office:value-type="string" table:style-name="ce2">
            <text:p>nên mua</text:p>
          </table:table-cell>
          <table:table-cell table:number-columns-repeated="16383"/>
        </table:table-row>
        <table:table-row table:style-name="ro1">
          <table:table-cell office:value-type="string" table:style-name="ce2">
            <text:p>OK đấy</text:p>
          </table:table-cell>
          <table:table-cell table:number-columns-repeated="16383"/>
        </table:table-row>
        <table:table-row table:style-name="ro1">
          <table:table-cell office:value-type="string" table:style-name="ce2">
            <text:p>Giao hàng hơi mất thời gian: 7 ngày. Có adapter. Tốc độ truy xuất ổn.</text:p>
          </table:table-cell>
          <table:table-cell table:number-columns-repeated="16383"/>
        </table:table-row>
        <table:table-row table:style-name="ro1">
          <table:table-cell office:value-type="string" table:style-name="ce2">
            <text:p>Kìm mạng ok. Đầu RJ45 ok. Tuy nhiên bộ test mạng không hoạt động. Không có pin đi kèm, mình có mua pin bỏ vào nhưng chỉ sáng đèn, khi test thì không nhảy đèn.</text:p>
          </table:table-cell>
          <table:table-cell table:number-columns-repeated="16383"/>
        </table:table-row>
        <table:table-row table:style-name="ro1">
          <table:table-cell office:value-type="string" table:style-name="ce2">
            <text:p>Gia hàng nhanh chóng, sản phẩm dungd chủng loại, hoạt động tốt, tuy nhiên hạt bấm thỉnh thoảng bị hỏng.</text:p>
          </table:table-cell>
          <table:table-cell table:number-columns-repeated="16383"/>
        </table:table-row>
        <table:table-row table:style-name="ro1">
          <table:table-cell office:value-type="string" table:style-name="ce2">
            <text:p>Tất cả đềuu ổn trừ shipper mù còn nói khách này nọ</text:p>
          </table:table-cell>
          <table:table-cell table:number-columns-repeated="16383"/>
        </table:table-row>
        <table:table-row table:style-name="ro1">
          <table:table-cell office:value-type="string" table:style-name="ce2">
            <text:p>Đã nhận, chưa test nên chưa biết chất lượng, đóng hàng tốt</text:p>
          </table:table-cell>
          <table:table-cell table:number-columns-repeated="16383"/>
        </table:table-row>
        <table:table-row table:style-name="ro1">
          <table:table-cell office:value-type="string" table:style-name="ce2">
            <text:p>tạm ổn so với số tiền bỏ ra</text:p>
          </table:table-cell>
          <table:table-cell table:number-columns-repeated="16383"/>
        </table:table-row>
        <table:table-row table:style-name="ro1">
          <table:table-cell office:value-type="string" table:style-name="ce2">
            <text:p>tiền nào của đó</text:p>
          </table:table-cell>
          <table:table-cell table:number-columns-repeated="16383"/>
        </table:table-row>
        <table:table-row table:style-name="ro1">
          <table:table-cell office:value-type="string" table:style-name="ce2">
            <text:p>Giao hàng nhanh hơn dự kiến 3 ngày, nhưng có phải vì nhanh mà đóng gói ẩu không? Tiki nên bọc xốp cẩn thận tránh làm móp méo và rách hộp (đối với CPU nhiều người rất cần hộp còn nguyên vẹn). Định cho 5 sao, nhưng trừ 1 sao.</text:p>
          </table:table-cell>
          <table:table-cell table:number-columns-repeated="16383"/>
        </table:table-row>
        <table:table-row table:style-name="ro1">
          <table:table-cell office:value-type="string" table:style-name="ce2">
            <text:p>TiKi cần bọc hàng có bóng xốp, như thế này dễ bị móp, méo sp lắm. tuy nhiên hàng về nhanh, không bị hư hại j, đầy đủ phụ kiện. Ram với cpu đều mua ở tiki, đang đợi để test chất lượng.</text:p>
          </table:table-cell>
          <table:table-cell table:number-columns-repeated="16383"/>
        </table:table-row>
        <table:table-row table:style-name="ro1">
          <table:table-cell office:value-type="string" table:style-name="ce2">
            <text:p>Tiki giao hàng nhanh chóng. Thẻ dùng tốt cho camera hành trình quay 4K.</text:p>
          </table:table-cell>
          <table:table-cell table:number-columns-repeated="16383"/>
        </table:table-row>
        <table:table-row table:style-name="ro1">
          <table:table-cell office:value-type="string" table:style-name="ce2">
            <text:p>Sản phẩm tốt, giá cả cạnh tranh, full box, tội gì phải mua giá đắt các bạn ơi , đều mới như nhau cứ rẻ mà mua</text:p>
          </table:table-cell>
          <table:table-cell table:number-columns-repeated="16383"/>
        </table:table-row>
        <table:table-row table:style-name="ro1">
          <table:table-cell office:value-type="string" table:style-name="ce2">
            <text:p>Vỏ hộp hơi móp chắc do vận chuyển. Ngày sản xuất khá mới, giá rẻ hơn cửa hàng. Ok</text:p>
          </table:table-cell>
          <table:table-cell table:number-columns-repeated="16383"/>
        </table:table-row>
        <table:table-row table:style-name="ro1">
          <table:table-cell office:value-type="string" table:style-name="ce2">
            <text:p>Dùng ổn. Tốc độ đọc/ghi tốt. Tiki giao hàng nhanh.</text:p>
          </table:table-cell>
          <table:table-cell table:number-columns-repeated="16383"/>
        </table:table-row>
        <table:table-row table:style-name="ro1">
          <table:table-cell office:value-type="string" table:style-name="ce2">
            <text:p>san .san pham tot lam moi nguoisan pham tot lam moi nguoipham tot lam moi nguoi</text:p>
          </table:table-cell>
          <table:table-cell table:number-columns-repeated="16383"/>
        </table:table-row>
        <table:table-row table:style-name="ro1">
          <table:table-cell office:value-type="string" table:style-name="ce2">
            <text:p>Chưa dùng lên chưa biết, thấy shop đóng gói dk</text:p>
          </table:table-cell>
          <table:table-cell table:number-columns-repeated="16383"/>
        </table:table-row>
        <table:table-row table:style-name="ro1">
          <table:table-cell office:value-type="string" table:style-name="ce2">
            <text:p>Giao hàng nhanh, hài lòng vê sp, ung ho tiki thuong xuyen</text:p>
          </table:table-cell>
          <table:table-cell table:number-columns-repeated="16383"/>
        </table:table-row>
        <table:table-row table:style-name="ro1">
          <table:table-cell office:value-type="string" table:style-name="ce2">
            <text:p>Hoạt động tốt. Hài lòng</text:p>
          </table:table-cell>
          <table:table-cell table:number-columns-repeated="16383"/>
        </table:table-row>
        <table:table-row table:style-name="ro1">
          <table:table-cell office:value-type="string" table:style-name="ce2">
            <text:p>Sản phẩm chất lượng khá tốt, bàn phím chắc chắn phù hợp với mọi sản phẩm kết nối bluetooth, mình mua cho ipad air 3 định mua bàn phím bên apple nhưng thấy hơi đắt mà nhu cầu của mình cũng không sư dụng đến bàn phím nhiều lắm lên chọn bàn phím này cũng có đủ chức năng không khác j bàn phím bên apple mà giá vừa phải nói chung sản phẩm ok</text:p>
          </table:table-cell>
          <table:table-cell table:number-columns-repeated="16383"/>
        </table:table-row>
        <table:table-row table:style-name="ro1">
          <table:table-cell office:value-type="string" table:style-name="ce2">
            <text:p>Dịch vụ: Tiki giao hàng đúng hạn, sản phẩm được đóng gói cẩn thận. Chất lượng: Bàn phím gõ khá nặng tay, làm việc xong mấy ngón tay mình hơi mỏi. Bàn phím khá ồn. Nhưng chất lượng thế này thì đúng với giá tiền nên mình thấy không vấn đề gì.</text:p>
          </table:table-cell>
          <table:table-cell table:number-columns-repeated="16383"/>
        </table:table-row>
        <table:table-row table:style-name="ro1">
          <table:table-cell office:value-type="string" table:style-name="ce2">
            <text:p>Bàn phím chỉ gõ được telex thôi nên nếu quen VNI thì hơi bất tiện. Gõ không thấy ồn. Lâu lâu load lên máy hơi chậm mà giá tầm này thì ok.Mới dùng vài lần nên mình chỉ thấy như vậy thôi :D Hình y như mấy comment trước nhé. Và mua đợt km nên không tặng pin kèm</text:p>
          </table:table-cell>
          <table:table-cell table:number-columns-repeated="16383"/>
        </table:table-row>
        <table:table-row table:style-name="ro1">
          <table:table-cell office:value-type="string" table:style-name="ce2">
            <text:p>bàn phím đẹp so với giá, nhẹ. phím hơi cứng, đế phím mất 1 bên cao su có cảm giá shop chưa check kỹ khi giao làm phải kiếm j đó dán vô cho nó cân bằng. đánh được tiếng việt telex</text:p>
          </table:table-cell>
          <table:table-cell table:number-columns-repeated="16383"/>
        </table:table-row>
        <table:table-row table:style-name="ro1">
          <table:table-cell office:value-type="string" table:style-name="ce2">
            <text:p>Hàng gửi rất nhanh, gói rất kĩ. Nhưng bàn phím không đều, để xuống bàn bị chênh nên mỗi lầm đánh cứ kêu lạch cạnh khá khó chịu. Kết nối khá tốt với iphone.</text:p>
          </table:table-cell>
          <table:table-cell table:number-columns-repeated="16383"/>
        </table:table-row>
        <table:table-row table:style-name="ro1">
          <table:table-cell office:value-type="string" table:style-name="ce2">
            <text:p>Thiết kế ok <text:s/>Tốc độ phản hồi khá ấn tượng Kết nối đơn giản Tuy nhiên dùng lâu khá là mỏi tay Về cơ bản thì quá ok với tầm giá</text:p>
          </table:table-cell>
          <table:table-cell table:number-columns-repeated="16383"/>
        </table:table-row>
        <table:table-row table:style-name="ro1">
          <table:table-cell office:value-type="string" table:style-name="ce2">
            <text:p>Mình đã nhận được hàng nhưng mà lúc đầu mình có kết nối được nhưng xong rùi sử dụng lại lần nữa lại không kết nối được vậy</text:p>
          </table:table-cell>
          <table:table-cell table:number-columns-repeated="16383"/>
        </table:table-row>
        <table:table-row table:style-name="ro1">
          <table:table-cell office:value-type="string" table:style-name="ce2">
            <text:p>Nói chung là kết nối và dùng ổn với iPad Pro. Nhược điểm là kết nối hơi lâu, gõ phím gây tiếng ồn lớn. Chất lượng chấp nhận được với giá khá mềm.</text:p>
          </table:table-cell>
          <table:table-cell table:number-columns-repeated="16383"/>
        </table:table-row>
        <table:table-row table:style-name="ro1">
          <table:table-cell office:value-type="string" table:style-name="ce2">
            <text:p>Fn nằm ở vị trí Ctrl, hơi lạ. Kết nối điện thoại ổn định, chưa có phàn nàn gì. Giao hàng sớm, đánh giá cao.</text:p>
          </table:table-cell>
          <table:table-cell table:number-columns-repeated="16383"/>
        </table:table-row>
        <table:table-row table:style-name="ro1">
          <table:table-cell office:value-type="string" table:style-name="ce2">
            <text:p>thiết bị này khi kết nối vs IMAC thì IMAC yêu cầu nhập vào dãy số nhưng tôi vẫn chưa làm được!!! Có ai biết không chỉ giúp mình!!!</text:p>
          </table:table-cell>
          <table:table-cell table:number-columns-repeated="16383"/>
        </table:table-row>
        <table:table-row table:style-name="ro1">
          <table:table-cell office:value-type="string" table:style-name="ce2">
            <text:p>mẫu mã đẹp gọn rất tuyệt vời nhưng vẫn chưa rõ về cách sử dụng vì không có hướng dẫn bằng tiếng việt.</text:p>
          </table:table-cell>
          <table:table-cell table:number-columns-repeated="16383"/>
        </table:table-row>
        <table:table-row table:style-name="ro1">
          <table:table-cell office:value-type="string" table:style-name="ce2">
            <text:p>Tốt gõ rất đã, kết nối bluetooth hơi khó khăn nhưng chấp nhận được</text:p>
          </table:table-cell>
          <table:table-cell table:number-columns-repeated="16383"/>
        </table:table-row>
        <table:table-row table:style-name="ro1">
          <table:table-cell office:value-type="string" table:style-name="ce2">
            <text:p>Kết nối Ipad ổn, gõ tốt, nhưng mà không kết nối được với laptop a</text:p>
          </table:table-cell>
          <table:table-cell table:number-columns-repeated="16383"/>
        </table:table-row>
        <table:table-row table:style-name="ro1">
          <table:table-cell office:value-type="string" table:style-name="ce2">
            <text:p>Bàn phím nhạy,,, bắt tốt,,, thi thoảng bị liệt kẹt ở chữ in hoa và chỗ xóa</text:p>
          </table:table-cell>
          <table:table-cell table:number-columns-repeated="16383"/>
        </table:table-row>
        <table:table-row table:style-name="ro1">
          <table:table-cell office:value-type="string" table:style-name="ce2">
            <text:p>Mấy nút hàng đầu như Esc đến F12 sao không sử dụng được ạ ?</text:p>
          </table:table-cell>
          <table:table-cell table:number-columns-repeated="16383"/>
        </table:table-row>
        <table:table-row table:style-name="ro1">
          <table:table-cell office:value-type="string" table:style-name="ce2">
            <text:p>Chất lượng dùng được. Kết nối vs Note9 ổn</text:p>
          </table:table-cell>
          <table:table-cell table:number-columns-repeated="16383"/>
        </table:table-row>
        <table:table-row table:style-name="ro1">
          <table:table-cell office:value-type="string" table:style-name="ce2">
            <text:p>Mình sử dụng cho Ipad 2018 thấy oke. Có điều mở hộp ra không có pin sẵn.</text:p>
          </table:table-cell>
          <table:table-cell table:number-columns-repeated="16383"/>
        </table:table-row>
        <table:table-row table:style-name="ro1">
          <table:table-cell office:value-type="string" table:style-name="ce2">
            <text:p>thời gian giao hàng khá ảo, đặt thứ 2 - 27/7 nhưng trong đơn hàng hiển thị là nhận vào thứ 2 tuần sau 3/8 Trong khi mới 29/7 đã nhận được. Vậy thời gian giao hàng ước tính chỉ để làm kiểng? Nếu không có mã giảm giá thì đã không đặt vì chắc chắn ngừi dùng thấy thời gian giao hàng quá lâu, trong khi chọn Tikitrading + giao trong nội thành SG</text:p>
          </table:table-cell>
          <table:table-cell table:number-columns-repeated="16383"/>
        </table:table-row>
        <table:table-row table:style-name="ro1">
          <table:table-cell office:value-type="string" table:style-name="ce2">
            <text:p>Sản phẩm đúng như hình, giao hàng sớm hơn 1 ngày. Nhưng khi gọi video call trong Messenger thì cứ khoảng mỗi 10p là tai nghe bị rè giật giật. Lúc thì tự hết, lúc thì phải tắt đi mở lại mới hết. Không biết tai nghe nào cũng vậy hay sao nhỉ?</text:p>
          </table:table-cell>
          <table:table-cell table:number-columns-repeated="16383"/>
        </table:table-row>
        <table:table-row table:style-name="ro1">
          <table:table-cell office:value-type="string" table:style-name="ce2">
            <text:p>Mình thấy sản phẩm có giá phải chăng (được giảm 60% so với giá ghi trên hộp) và rất phong cách, dễ sử dụng, nhẹ, có vẻ bền và đẹp. Tuy nhiên, điểm trừ của sản phẩm là âm thanh không đặc biệt hay như cái tai nghe của iphone. Sản phẩm này chỉ nghe ok.</text:p>
          </table:table-cell>
          <table:table-cell table:number-columns-repeated="16383"/>
        </table:table-row>
        <table:table-row table:style-name="ro1">
          <table:table-cell office:value-type="string" table:style-name="ce2">
            <text:p>Rất ok, y hình luôn</text:p>
          </table:table-cell>
          <table:table-cell table:number-columns-repeated="16383"/>
        </table:table-row>
        <table:table-row table:style-name="ro1">
          <table:table-cell office:value-type="string" table:style-name="ce2">
            <text:p>Hàng điện tử nhưng vận chuyển không được tốt cho lắm hộp bị rách và băng dán cũng bị bong! May là bên trong sản phẩm khá chắc chắn! Phụ kiện đầy đủ.</text:p>
          </table:table-cell>
          <table:table-cell table:number-columns-repeated="16383"/>
        </table:table-row>
        <table:table-row table:style-name="ro1">
          <table:table-cell office:value-type="string" table:style-name="ce2">
            <text:p>Hàng đến nhanh . Dùng rất ok , ban đầu lạ tai nghe không quen nghĩ hơi cùi mía ,sau nhờ khả năng đàn gảy tai trâu nên mình cũng chả cần bass treble quen dần thấy rất ok .</text:p>
          </table:table-cell>
          <table:table-cell table:number-columns-repeated="16383"/>
        </table:table-row>
        <table:table-row table:style-name="ro1">
          <table:table-cell office:value-type="string" table:style-name="ce2">
            <text:p>Chất âm: 8/10 Thiết kế: 7/10 dây tai phone hơi mỏng manh Tiki giao hàng sớm 1 ngày, hàng nới đét, hộp vuông vắn sạch sẽ.</text:p>
          </table:table-cell>
          <table:table-cell table:number-columns-repeated="16383"/>
        </table:table-row>
        <table:table-row table:style-name="ro1">
          <table:table-cell office:value-type="string" table:style-name="ce2">
            <text:p>minh mua1 cái LG HBS_510 nhìn đóng gói cận thân đẹp mỗi cái nghe ít tiéng bát còn nói chung là đep con bền hay o thi thoi gian moi biet được...</text:p>
          </table:table-cell>
          <table:table-cell table:number-columns-repeated="16383"/>
        </table:table-row>
        <table:table-row table:style-name="ro1">
          <table:table-cell office:value-type="string" table:style-name="ce2">
            <text:p>Hàng dùng ngon, chất âm ổn trong tầm giá, bass không sâu lắm, còn lại trong tầm giá này chính hãng thì không đòi hỏi gì thêm</text:p>
          </table:table-cell>
          <table:table-cell table:number-columns-repeated="16383"/>
        </table:table-row>
        <table:table-row table:style-name="ro1">
          <table:table-cell office:value-type="string" table:style-name="ce2">
            <text:p>Hàng chính hãng, có điều âm bass kém phải dùng app chỉnh âm cho tai nghe bluetooth mới ổn được.</text:p>
          </table:table-cell>
          <table:table-cell table:number-columns-repeated="16383"/>
        </table:table-row>
        <table:table-row table:style-name="ro1">
          <table:table-cell office:value-type="string" table:style-name="ce2">
            <text:p>Chất âm trung bình , tuỳ theo nhu cầu sử dụng , đối với mình là ổn, hàng đóng gói cẩn thận , tiki giao hàng nhanh .</text:p>
          </table:table-cell>
          <table:table-cell table:number-columns-repeated="16383"/>
        </table:table-row>
        <table:table-row table:style-name="ro1">
          <table:table-cell office:value-type="string" table:style-name="ce2">
            <text:p>tôi mới mua tai nghe lg hbs- 510 của shop , bây giờ bật nguồn không lên, vậy bảo hành ở đâu vậy</text:p>
          </table:table-cell>
          <table:table-cell table:number-columns-repeated="16383"/>
        </table:table-row>
        <table:table-row table:style-name="ro1">
          <table:table-cell office:value-type="string" table:style-name="ce2">
            <text:p>Hơi nhỏ và không được ấm cho lắm,nhưng với giá tiền đoa thì cũng oke.... Mẫu mã cũng đẹp</text:p>
          </table:table-cell>
          <table:table-cell table:number-columns-repeated="16383"/>
        </table:table-row>
        <table:table-row table:style-name="ro1">
          <table:table-cell office:value-type="string" table:style-name="ce2">
            <text:p>pin dùng được khoảng 10h. âm thanh thì bình thường. <text:s/>tổng thể phù hợp với mức giá.</text:p>
          </table:table-cell>
          <table:table-cell table:number-columns-repeated="16383"/>
        </table:table-row>
        <table:table-row table:style-name="ro1">
          <table:table-cell office:value-type="string" table:style-name="ce2">
            <text:p>giao hàng không nhanh lắm. giao 24h nhưng mất 1.5 ngày. tai nghe tạm ổn trong tầm giá.</text:p>
          </table:table-cell>
          <table:table-cell table:number-columns-repeated="16383"/>
        </table:table-row>
        <table:table-row table:style-name="ro1">
          <table:table-cell office:value-type="string" table:style-name="ce2">
            <text:p>hàng như mô tả.giao hàng chậm so với mặt hàng khác.cũng tạm chấp nhận được</text:p>
          </table:table-cell>
          <table:table-cell table:number-columns-repeated="16383"/>
        </table:table-row>
        <table:table-row table:style-name="ro1">
          <table:table-cell office:value-type="string" table:style-name="ce2">
            <text:p>tiki giao nhanh, <text:s/>LG pin nhiều lắm. ở điện máy xanh vẫn giá 990k ý mọi người</text:p>
          </table:table-cell>
          <table:table-cell table:number-columns-repeated="16383"/>
        </table:table-row>
        <table:table-row table:style-name="ro1">
          <table:table-cell office:value-type="string" table:style-name="ce2">
            <text:p>Chất lượng ổn, giá cả phải chăng. Đôi lúc còn bắt sóng bluetooth chưa tốt</text:p>
          </table:table-cell>
          <table:table-cell table:number-columns-repeated="16383"/>
        </table:table-row>
        <table:table-row table:style-name="ro1">
          <table:table-cell office:value-type="string" table:style-name="ce2">
            <text:p>Đã mua 2 cái sài cung khá là ok trong tầm giá không pit sp được bền hay không thôi</text:p>
          </table:table-cell>
          <table:table-cell table:number-columns-repeated="16383"/>
        </table:table-row>
        <table:table-row table:style-name="ro1">
          <table:table-cell office:value-type="string" table:style-name="ce2">
            <text:p>Nge ok. Gia ca hop ly. Chất luong am thanh tot.giao hang nhanh gọn</text:p>
          </table:table-cell>
          <table:table-cell table:number-columns-repeated="16383"/>
        </table:table-row>
        <table:table-row table:style-name="ro1">
          <table:table-cell office:value-type="string" table:style-name="ce2">
            <text:p>hàng giao ok, bóc hộp ra nguyên vẹn, tai nghe ổn cho tầm giá</text:p>
          </table:table-cell>
          <table:table-cell table:number-columns-repeated="16383"/>
        </table:table-row>
        <table:table-row table:style-name="ro1">
          <table:table-cell office:value-type="string" table:style-name="ce2">
            <text:p>âm bass khá nảy treble tạm được</text:p>
          </table:table-cell>
          <table:table-cell table:number-columns-repeated="16383"/>
        </table:table-row>
        <table:table-row table:style-name="ro1">
          <table:table-cell office:value-type="string" table:style-name="ce2">
            <text:p>tốt trong tầm giá, đã dùng qua 2 tháng thấy không có vấn đề gì</text:p>
          </table:table-cell>
          <table:table-cell table:number-columns-repeated="16383"/>
        </table:table-row>
        <table:table-row table:style-name="ro1">
          <table:table-cell office:value-type="string" table:style-name="ce2">
            <text:p>dây chắc là đồ cổ, để trong túi nylong bám bụi. xài ok</text:p>
          </table:table-cell>
          <table:table-cell table:number-columns-repeated="16383"/>
        </table:table-row>
        <table:table-row table:style-name="ro1">
          <table:table-cell office:value-type="string" table:style-name="ce2">
            <text:p>Rất tiện lợi trong việc liên lạc, pin dùng cũng được lâu</text:p>
          </table:table-cell>
          <table:table-cell table:number-columns-repeated="16383"/>
        </table:table-row>
        <table:table-row table:style-name="ro1">
          <table:table-cell office:value-type="string" table:style-name="ce2">
            <text:p>Hàng đóng gói cẩn thận, đúng hàng chính hãng.</text:p>
          </table:table-cell>
          <table:table-cell table:number-columns-repeated="16383"/>
        </table:table-row>
        <table:table-row table:style-name="ro1">
          <table:table-cell office:value-type="string" table:style-name="ce2">
            <text:p>Mới dùng 1 ngày cũng khá oinr. Pin tụt hơi nhanh</text:p>
          </table:table-cell>
          <table:table-cell table:number-columns-repeated="16383"/>
        </table:table-row>
        <table:table-row table:style-name="ro1">
          <table:table-cell office:value-type="string" table:style-name="ce2">
            <text:p>Hài lòng! Hàng đúng như hình! Chất lượng chuẩn LG</text:p>
          </table:table-cell>
          <table:table-cell table:number-columns-repeated="16383"/>
        </table:table-row>
        <table:table-row table:style-name="ro1">
          <table:table-cell office:value-type="string" table:style-name="ce2">
            <text:p>tốt trong tầm giá nhung pin hiển thị k thật.</text:p>
          </table:table-cell>
          <table:table-cell table:number-columns-repeated="16383"/>
        </table:table-row>
        <table:table-row table:style-name="ro1">
          <table:table-cell office:value-type="string" table:style-name="ce2">
            <text:p>Núm tai nghe bự quá nhét vô lỗ tai rớt hoài</text:p>
          </table:table-cell>
          <table:table-cell table:number-columns-repeated="16383"/>
        </table:table-row>
        <table:table-row table:style-name="ro1">
          <table:table-cell office:value-type="string" table:style-name="ce2">
            <text:p>Giao hàng nhanh đóng gói đẹp loa nghe cực ok</text:p>
          </table:table-cell>
          <table:table-cell table:number-columns-repeated="16383"/>
        </table:table-row>
        <table:table-row table:style-name="ro1">
          <table:table-cell office:value-type="string" table:style-name="ce2">
            <text:p>pin 2 ngày 1 lượt (xài tiết kiệm)</text:p>
          </table:table-cell>
          <table:table-cell table:number-columns-repeated="16383"/>
        </table:table-row>
        <table:table-row table:number-rows-repeated="1040504" table:style-name="ro1">
          <table:table-cell table:number-columns-repeated="16384"/>
        </table:table-row>
      </table:table>
      <table:table table:name="Sheet2" table:style-name="ta1">
        <table:table-column table:style-name="co1" table:number-columns-repeated="16384" table:default-cell-style-name="ce1"/>
        <table:table-row table:number-rows-repeated="1048576" table:style-name="ro1">
          <table:table-cell table:number-columns-repeated="16384"/>
        </table:table-row>
      </table:table>
      <table:table table:name="Sheet3" table:style-name="ta1">
        <table:table-column table:style-name="co1"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DMIN</meta:initial-creator>
    <dc:creator>ADMIN</dc:creator>
    <meta:creation-date>2020-09-27T08:03:29Z</meta:creation-date>
    <dc:date>2020-09-27T08:04:26Z</dc:date>
  </office:meta>
</office:document-meta>
</file>